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Helvetica" svg:font-family="Helvetica"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000000" draw:stroke-linejoin="round" svg:stroke-linecap="round" draw:fill="none" fo:padding-top="0.018cm" fo:padding-bottom="0.018cm" fo:padding-left="0.018cm" fo:padding-right="0.018cm"/>
    </style:style>
    <style:style style:name="gr2" style:family="graphic" style:parent-style-name="standard">
      <style:graphic-properties draw:stroke="solid" svg:stroke-width="0.067cm" svg:stroke-color="#000000" draw:stroke-linejoin="round" svg:stroke-linecap="round" draw:fill="none" fo:padding-top="0.033cm" fo:padding-bottom="0.033cm" fo:padding-left="0.033cm" fo:padding-right="0.033cm"/>
    </style:style>
    <style:style style:name="gr3" style:family="graphic" style:parent-style-name="standard">
      <style:graphic-properties draw:stroke="none" draw:fill="none" draw:textarea-horizontal-align="left" draw:textarea-vertical-align="top" draw:auto-grow-height="true" draw:auto-grow-width="true" fo:min-height="0.408cm" fo:min-width="11.53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08cm" fo:min-width="9.49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09cm" fo:min-width="9.492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08cm" fo:min-width="10.61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08cm" fo:min-width="9.98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08cm" fo:min-width="9.89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09cm" fo:min-width="12.06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08cm" fo:min-width="9.684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08cm" fo:min-width="12.063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8cm" fo:min-width="10.12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8cm" fo:min-width="11.538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8cm" fo:min-width="9.98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8cm" fo:min-width="9.71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8cm" fo:min-width="10.486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8cm" fo:min-width="10.472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8cm" fo:min-width="10.315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8cm" fo:min-width="10.31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8cm" fo:min-width="9.605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09cm" fo:min-width="11.195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08cm" fo:min-width="10.176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09cm" fo:min-width="9.25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08cm" fo:min-width="10.677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08cm" fo:min-width="11.169cm" fo:padding-top="0cm" fo:padding-bottom="0cm" fo:padding-left="0cm" fo:padding-right="0cm"/>
    </style:style>
    <style:style style:name="gr26" style:family="graphic" style:parent-style-name="standard">
      <style:graphic-properties draw:stroke="solid" svg:stroke-width="0.018cm" svg:stroke-color="#000000" draw:stroke-linejoin="round" svg:stroke-linecap="round" draw:fill="solid" draw:fill-color="#ffffff" fo:padding-top="0.009cm" fo:padding-bottom="0.009cm" fo:padding-left="0.009cm" fo:padding-right="0.009cm"/>
    </style:style>
    <style:style style:name="gr27" style:family="graphic" style:parent-style-name="standard">
      <style:graphic-properties draw:stroke="none" draw:fill="none" draw:textarea-horizontal-align="left" draw:textarea-vertical-align="top" draw:auto-grow-height="true" draw:auto-grow-width="true" fo:min-height="0.368cm" fo:min-width="0.615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69cm" fo:min-width="0.616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369cm" fo:min-width="0.615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368cm" fo:min-width="0.312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69cm" fo:min-width="0.4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68cm" fo:min-width="0.616cm" fo:padding-top="0cm" fo:padding-bottom="0cm" fo:padding-left="0cm" fo:padding-right="0cm"/>
    </style:style>
    <style:style style:name="gr33" style:family="graphic" style:parent-style-name="standard">
      <style:graphic-properties draw:stroke="solid" svg:stroke-width="0.075cm" svg:stroke-color="#000000" draw:stroke-linejoin="round" svg:stroke-linecap="butt" draw:fill="none" fo:padding-top="0.037cm" fo:padding-bottom="0.037cm" fo:padding-left="0.037cm" fo:padding-right="0.037cm"/>
    </style:style>
    <style:style style:name="gr34" style:family="graphic" style:parent-style-name="standard">
      <style:graphic-properties draw:stroke="solid" svg:stroke-width="0.015cm" svg:stroke-color="#000000" draw:stroke-linejoin="round" svg:stroke-linecap="butt" draw:fill="none" fo:padding-top="0.007cm" fo:padding-bottom="0.007cm" fo:padding-left="0.007cm" fo:padding-right="0.007cm"/>
    </style:style>
    <style:style style:name="gr35" style:family="graphic" style:parent-style-name="standard">
      <style:graphic-properties draw:stroke="none" draw:fill="solid" draw:fill-color="#a6cee3"/>
    </style:style>
    <style:style style:name="gr36" style:family="graphic" style:parent-style-name="standard">
      <style:graphic-properties draw:stroke="none" draw:fill="solid" draw:fill-color="#1f78b4"/>
    </style:style>
    <style:style style:name="gr37" style:family="graphic" style:parent-style-name="standard">
      <style:graphic-properties draw:stroke="none" draw:fill="solid" draw:fill-color="#b2df8a"/>
    </style:style>
    <style:style style:name="gr38" style:family="graphic" style:parent-style-name="standard">
      <style:graphic-properties draw:stroke="none" draw:fill="solid" draw:fill-color="#33a02c"/>
    </style:style>
    <style:style style:name="gr39" style:family="graphic" style:parent-style-name="standard">
      <style:graphic-properties draw:stroke="none" draw:fill="solid" draw:fill-color="#fb9a99"/>
    </style:style>
    <style:style style:name="gr40" style:family="graphic" style:parent-style-name="standard">
      <style:graphic-properties draw:stroke="none" draw:fill="solid" draw:fill-color="#fdbf6f"/>
    </style:style>
    <style:style style:name="gr41" style:family="graphic" style:parent-style-name="standard">
      <style:graphic-properties draw:stroke="none" draw:fill="solid" draw:fill-color="#ff7f00"/>
    </style:style>
    <style:style style:name="gr42" style:family="graphic" style:parent-style-name="standard">
      <style:graphic-properties draw:stroke="none" draw:fill="solid" draw:fill-color="#cab2d6"/>
    </style:style>
    <style:style style:name="gr43" style:family="graphic" style:parent-style-name="standard">
      <style:graphic-properties draw:stroke="none" draw:fill="solid" draw:fill-color="#6a3d9a"/>
    </style:style>
    <style:style style:name="gr44" style:family="graphic" style:parent-style-name="standard">
      <style:graphic-properties draw:stroke="none" draw:fill="solid" draw:fill-color="#ffff99"/>
    </style:style>
    <style:style style:name="gr45" style:family="graphic" style:parent-style-name="standard">
      <style:graphic-properties draw:stroke="none" draw:fill="solid" draw:fill-color="#e31a1c"/>
    </style:style>
    <style:style style:name="gr46" style:family="graphic" style:parent-style-name="standard">
      <style:graphic-properties draw:stroke="none" draw:fill="solid" draw:fill-color="#b15928"/>
    </style:style>
    <style:style style:name="gr47" style:family="graphic" style:parent-style-name="standard">
      <style:graphic-properties draw:stroke="none" svg:stroke-color="#000000" draw:fill="none" draw:fill-color="#ffffff" draw:textarea-horizontal-align="left" draw:auto-grow-height="true" draw:auto-grow-width="false" fo:min-height="1.2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1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0.8cm" fo:min-width="0cm"/>
    </style:style>
    <style:style style:name="P1" style:family="paragraph">
      <loext:graphic-properties draw:fill="none"/>
    </style:style>
    <style:style style:name="P2" style:family="paragraph">
      <style:paragraph-properties fo:text-align="start" style:writing-mode="lr-tb"/>
      <style:text-properties fo:font-size="10.5pt"/>
    </style:style>
    <style:style style:name="P3" style:family="paragraph">
      <loext:graphic-properties draw:fill="none"/>
      <style:paragraph-properties fo:text-align="start" style:writing-mode="lr-tb"/>
      <style:text-properties fo:font-size="10.5pt" style:font-size-asian="10pt" style:font-size-complex="10pt"/>
    </style:style>
    <style:style style:name="P4" style:family="paragraph">
      <loext:graphic-properties draw:fill="solid" draw:fill-color="#ffffff"/>
    </style:style>
    <style:style style:name="P5" style:family="paragraph">
      <style:paragraph-properties fo:text-align="start" style:writing-mode="lr-tb"/>
      <style:text-properties fo:font-size="9.5pt"/>
    </style:style>
    <style:style style:name="P6" style:family="paragraph">
      <loext:graphic-properties draw:fill="none"/>
      <style:paragraph-properties fo:text-align="start" style:writing-mode="lr-tb"/>
      <style:text-properties fo:font-size="9.5pt" style:font-size-asian="9pt" style:font-size-complex="9pt"/>
    </style:style>
    <style:style style:name="P7" style:family="paragraph">
      <loext:graphic-properties draw:fill="solid" draw:fill-color="#a6cee3"/>
    </style:style>
    <style:style style:name="P8" style:family="paragraph">
      <loext:graphic-properties draw:fill="solid" draw:fill-color="#1f78b4"/>
    </style:style>
    <style:style style:name="P9" style:family="paragraph">
      <loext:graphic-properties draw:fill="solid" draw:fill-color="#b2df8a"/>
    </style:style>
    <style:style style:name="P10" style:family="paragraph">
      <loext:graphic-properties draw:fill="solid" draw:fill-color="#33a02c"/>
    </style:style>
    <style:style style:name="P11" style:family="paragraph">
      <loext:graphic-properties draw:fill="solid" draw:fill-color="#fb9a99"/>
    </style:style>
    <style:style style:name="P12" style:family="paragraph">
      <loext:graphic-properties draw:fill="solid" draw:fill-color="#fdbf6f"/>
    </style:style>
    <style:style style:name="P13" style:family="paragraph">
      <loext:graphic-properties draw:fill="solid" draw:fill-color="#ff7f00"/>
    </style:style>
    <style:style style:name="P14" style:family="paragraph">
      <loext:graphic-properties draw:fill="solid" draw:fill-color="#cab2d6"/>
    </style:style>
    <style:style style:name="P15" style:family="paragraph">
      <loext:graphic-properties draw:fill="solid" draw:fill-color="#6a3d9a"/>
    </style:style>
    <style:style style:name="P16" style:family="paragraph">
      <loext:graphic-properties draw:fill="solid" draw:fill-color="#ffff99"/>
    </style:style>
    <style:style style:name="P17" style:family="paragraph">
      <loext:graphic-properties draw:fill="solid" draw:fill-color="#e31a1c"/>
    </style:style>
    <style:style style:name="P18" style:family="paragraph">
      <loext:graphic-properties draw:fill="solid" draw:fill-color="#b15928"/>
    </style:style>
    <style:style style:name="P19" style:family="paragraph">
      <style:text-properties fo:font-size="15pt" fo:font-weight="bold"/>
    </style:style>
    <style:style style:name="P20" style:family="paragraph">
      <loext:graphic-properties draw:fill="none" draw:fill-color="#ffffff"/>
      <style:text-properties style:font-name="Arial" fo:font-size="15pt" fo:font-weight="bold" style:font-size-asian="16pt" style:font-size-complex="16pt"/>
    </style:style>
    <style:style style:name="P21" style:family="paragraph">
      <loext:graphic-properties draw:fill="none" draw:fill-color="#ffffff"/>
      <style:text-properties style:font-name="Arial" fo:font-size="16pt" style:font-size-asian="16pt" style:font-size-complex="16pt"/>
    </style:style>
    <style:style style:name="T1" style:family="text">
      <style:text-properties fo:color="#000000" style:font-name="Helvetica1" fo:font-size="10pt" style:font-size-asian="10pt" style:font-name-complex="Helvetica1" style:font-size-complex="10pt"/>
    </style:style>
    <style:style style:name="T2" style:family="text">
      <style:text-properties fo:color="#000000" style:font-name="Helvetica1" fo:font-size="9pt" style:font-size-asian="9pt" style:font-name-complex="Helvetica1" style:font-size-complex="9pt"/>
    </style:style>
    <style:style style:name="T3" style:family="text">
      <style:text-properties style:font-name="Arial" style:font-size-asian="18pt" style:font-weight-asian="bold" style:font-size-complex="18pt" style:font-weight-complex="bold"/>
    </style:style>
    <style:style style:name="T4" style:family="text">
      <style:text-properties style:font-name="Arial"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0cm" svg:height="0cm" svg:x="2.749cm" svg:y="18.895cm" svg:viewBox="0 0 0 0" draw:points="0,0">
          <text:p/>
        </draw:polyline>
        <draw:line draw:style-name="gr1" draw:text-style-name="P1" draw:layer="layout" svg:x1="2.749cm" svg:y1="18.147cm" svg:x2="3.148cm" svg:y2="18.147cm">
          <text:p/>
        </draw:line>
        <draw:line draw:style-name="gr1" draw:text-style-name="P1" draw:layer="layout" svg:x1="2.059cm" svg:y1="19.643cm" svg:x2="2.601cm" svg:y2="19.643cm">
          <text:p/>
        </draw:line>
        <draw:line draw:style-name="gr1" draw:text-style-name="P1" draw:layer="layout" svg:x1="2.399cm" svg:y1="21.141cm" svg:x2="2.668cm" svg:y2="21.141cm">
          <text:p/>
        </draw:line>
        <draw:line draw:style-name="gr1" draw:text-style-name="P1" draw:layer="layout" svg:x1="2.399cm" svg:y1="20.392cm" svg:x2="2.47cm" svg:y2="20.392cm">
          <text:p/>
        </draw:line>
        <draw:line draw:style-name="gr1" draw:text-style-name="P1" draw:layer="layout" svg:x1="6.132cm" svg:y1="17.399cm" svg:x2="6.603cm" svg:y2="17.399cm">
          <text:p/>
        </draw:line>
        <draw:line draw:style-name="gr1" draw:text-style-name="P1" draw:layer="layout" svg:x1="6.452cm" svg:y1="16.651cm" svg:x2="6.508cm" svg:y2="16.651cm">
          <text:p/>
        </draw:line>
        <draw:polyline draw:style-name="gr1" draw:text-style-name="P1" draw:layer="layout" svg:width="0cm" svg:height="0cm" svg:x="6.452cm" svg:y="15.902cm" svg:viewBox="0 0 0 0" draw:points="0,0">
          <text:p/>
        </draw:polyline>
        <draw:polyline draw:style-name="gr1" draw:text-style-name="P1" draw:layer="layout" svg:width="0cm" svg:height="0cm" svg:x="6.452cm" svg:y="15.152cm" svg:viewBox="0 0 0 0" draw:points="0,0">
          <text:p/>
        </draw:polyline>
        <draw:polyline draw:style-name="gr1" draw:text-style-name="P1" draw:layer="layout" svg:width="0cm" svg:height="0cm" svg:x="6.569cm" svg:y="14.404cm" svg:viewBox="0 0 0 0" draw:points="0,0">
          <text:p/>
        </draw:polyline>
        <draw:polyline draw:style-name="gr1" draw:text-style-name="P1" draw:layer="layout" svg:width="0cm" svg:height="0cm" svg:x="6.569cm" svg:y="13.656cm" svg:viewBox="0 0 0 0" draw:points="0,0">
          <text:p/>
        </draw:polyline>
        <draw:polyline draw:style-name="gr1" draw:text-style-name="P1" draw:layer="layout" svg:width="0cm" svg:height="0cm" svg:x="6.569cm" svg:y="12.907cm" svg:viewBox="0 0 0 0" draw:points="0,0">
          <text:p/>
        </draw:polyline>
        <draw:polyline draw:style-name="gr1" draw:text-style-name="P1" draw:layer="layout" svg:width="0cm" svg:height="0cm" svg:x="6.512cm" svg:y="12.159cm" svg:viewBox="0 0 0 0" draw:points="0,0">
          <text:p/>
        </draw:polyline>
        <draw:polyline draw:style-name="gr1" draw:text-style-name="P1" draw:layer="layout" svg:width="0cm" svg:height="0cm" svg:x="6.512cm" svg:y="11.41cm" svg:viewBox="0 0 0 0" draw:points="0,0">
          <text:p/>
        </draw:polyline>
        <draw:line draw:style-name="gr1" draw:text-style-name="P1" draw:layer="layout" svg:x1="6.512cm" svg:y1="10.662cm" svg:x2="6.637cm" svg:y2="10.662cm">
          <text:p/>
        </draw:line>
        <draw:polyline draw:style-name="gr1" draw:text-style-name="P1" draw:layer="layout" svg:width="0cm" svg:height="0cm" svg:x="6.267cm" svg:y="9.913cm" svg:viewBox="0 0 0 0" draw:points="0,0">
          <text:p/>
        </draw:polyline>
        <draw:line draw:style-name="gr1" draw:text-style-name="P1" draw:layer="layout" svg:x1="6.337cm" svg:y1="9.165cm" svg:x2="6.418cm" svg:y2="9.165cm">
          <text:p/>
        </draw:line>
        <draw:line draw:style-name="gr1" draw:text-style-name="P1" draw:layer="layout" svg:x1="6.337cm" svg:y1="8.417cm" svg:x2="6.395cm" svg:y2="8.417cm">
          <text:p/>
        </draw:line>
        <draw:polyline draw:style-name="gr1" draw:text-style-name="P1" draw:layer="layout" svg:width="0cm" svg:height="0cm" svg:x="6.337cm" svg:y="7.669cm" svg:viewBox="0 0 0 0" draw:points="0,0">
          <text:p/>
        </draw:polyline>
        <draw:line draw:style-name="gr1" draw:text-style-name="P1" draw:layer="layout" svg:x1="6.337cm" svg:y1="6.92cm" svg:x2="6.395cm" svg:y2="6.92cm">
          <text:p/>
        </draw:line>
        <draw:polyline draw:style-name="gr1" draw:text-style-name="P1" draw:layer="layout" svg:width="0cm" svg:height="0cm" svg:x="6.509cm" svg:y="4.675cm" svg:viewBox="0 0 0 0" draw:points="0,0">
          <text:p/>
        </draw:polyline>
        <draw:polyline draw:style-name="gr1" draw:text-style-name="P1" draw:layer="layout" svg:width="0cm" svg:height="0cm" svg:x="6.509cm" svg:y="3.926cm" svg:viewBox="0 0 0 0" draw:points="0,0">
          <text:p/>
        </draw:polyline>
        <draw:polyline draw:style-name="gr1" draw:text-style-name="P1" draw:layer="layout" svg:width="0cm" svg:height="0cm" svg:x="6.568cm" svg:y="3.178cm" svg:viewBox="0 0 0 0" draw:points="0,0">
          <text:p/>
        </draw:polyline>
        <draw:polyline draw:style-name="gr1" draw:text-style-name="P1" draw:layer="layout" svg:width="0cm" svg:height="0cm" svg:x="6.568cm" svg:y="2.428cm" svg:viewBox="0 0 0 0" draw:points="0,0">
          <text:p/>
        </draw:polyline>
        <draw:polyline draw:style-name="gr1" draw:text-style-name="P1" draw:layer="layout" svg:width="0cm" svg:height="0cm" svg:x="6.568cm" svg:y="1.68cm" svg:viewBox="0 0 0 0" draw:points="0,0">
          <text:p/>
        </draw:polyline>
        <draw:polyline draw:style-name="gr1" draw:text-style-name="P1" draw:layer="layout" svg:width="0cm" svg:height="0cm" svg:x="6.394cm" svg:y="6.171cm" svg:viewBox="0 0 0 0" draw:points="0,0">
          <text:p/>
        </draw:polyline>
        <draw:polyline draw:style-name="gr1" draw:text-style-name="P1" draw:layer="layout" svg:width="0cm" svg:height="0cm" svg:x="6.394cm" svg:y="5.423cm" svg:viewBox="0 0 0 0" draw:points="0,0">
          <text:p/>
        </draw:polyline>
        <draw:polyline draw:style-name="gr1" draw:text-style-name="P1" draw:layer="layout" svg:width="0cm" svg:height="0cm" svg:x="1.863cm" svg:y="17.458cm" svg:viewBox="0 0 0 0" draw:points="0,0">
          <text:p/>
        </draw:polyline>
        <draw:line draw:style-name="gr1" draw:text-style-name="P1" draw:layer="layout" svg:x1="2.059cm" svg:y1="18.522cm" svg:x2="2.749cm" svg:y2="18.522cm">
          <text:p/>
        </draw:line>
        <draw:line draw:style-name="gr1" draw:text-style-name="P1" draw:layer="layout" svg:x1="1.863cm" svg:y1="19.083cm" svg:x2="2.059cm" svg:y2="19.083cm">
          <text:p/>
        </draw:line>
        <draw:line draw:style-name="gr1" draw:text-style-name="P1" draw:layer="layout" svg:x1="1.863cm" svg:y1="20.766cm" svg:x2="2.399cm" svg:y2="20.766cm">
          <text:p/>
        </draw:line>
        <draw:line draw:style-name="gr1" draw:text-style-name="P1" draw:layer="layout" svg:x1="1.863cm" svg:y1="12.525cm" svg:x2="5.975cm" svg:y2="12.525cm">
          <text:p/>
        </draw:line>
        <draw:line draw:style-name="gr1" draw:text-style-name="P1" draw:layer="layout" svg:x1="5.975cm" svg:y1="15.902cm" svg:x2="6.132cm" svg:y2="15.902cm">
          <text:p/>
        </draw:line>
        <draw:line draw:style-name="gr1" draw:text-style-name="P1" draw:layer="layout" svg:x1="6.132cm" svg:y1="14.404cm" svg:x2="6.308cm" svg:y2="14.404cm">
          <text:p/>
        </draw:line>
        <draw:line draw:style-name="gr1" draw:text-style-name="P1" draw:layer="layout" svg:x1="6.308cm" svg:y1="16.089cm" svg:x2="6.452cm" svg:y2="16.089cm">
          <text:p/>
        </draw:line>
        <draw:polyline draw:style-name="gr1" draw:text-style-name="P1" draw:layer="layout" svg:width="0cm" svg:height="0cm" svg:x="6.452cm" svg:y="15.528cm" svg:viewBox="0 0 0 0" draw:points="0,0">
          <text:p/>
        </draw:polyline>
        <draw:line draw:style-name="gr1" draw:text-style-name="P1" draw:layer="layout" svg:x1="6.308cm" svg:y1="12.72cm" svg:x2="6.512cm" svg:y2="12.72cm">
          <text:p/>
        </draw:line>
        <draw:line draw:style-name="gr1" draw:text-style-name="P1" draw:layer="layout" svg:x1="6.512cm" svg:y1="13.844cm" svg:x2="6.568cm" svg:y2="13.844cm">
          <text:p/>
        </draw:line>
        <draw:polyline draw:style-name="gr1" draw:text-style-name="P1" draw:layer="layout" svg:width="0cm" svg:height="0cm" svg:x="6.569cm" svg:y="13.281cm" svg:viewBox="0 0 0 0" draw:points="0,0">
          <text:p/>
        </draw:polyline>
        <draw:polyline draw:style-name="gr1" draw:text-style-name="P1" draw:layer="layout" svg:width="0cm" svg:height="0cm" svg:x="6.512cm" svg:y="11.597cm" svg:viewBox="0 0 0 0" draw:points="0,0">
          <text:p/>
        </draw:polyline>
        <draw:polyline draw:style-name="gr1" draw:text-style-name="P1" draw:layer="layout" svg:width="0cm" svg:height="0cm" svg:x="6.512cm" svg:y="11.036cm" svg:viewBox="0 0 0 0" draw:points="0,0">
          <text:p/>
        </draw:polyline>
        <draw:line draw:style-name="gr1" draw:text-style-name="P1" draw:layer="layout" svg:x1="5.975cm" svg:y1="9.148cm" svg:x2="6.267cm" svg:y2="9.148cm">
          <text:p/>
        </draw:line>
        <draw:line draw:style-name="gr1" draw:text-style-name="P1" draw:layer="layout" svg:x1="6.267cm" svg:y1="8.382cm" svg:x2="6.337cm" svg:y2="8.382cm">
          <text:p/>
        </draw:line>
        <draw:polyline draw:style-name="gr1" draw:text-style-name="P1" draw:layer="layout" svg:width="0cm" svg:height="0cm" svg:x="6.337cm" svg:y="7.602cm" svg:viewBox="0 0 0 0" draw:points="0,0">
          <text:p/>
        </draw:polyline>
        <draw:polyline draw:style-name="gr1" draw:text-style-name="P1" draw:layer="layout" svg:width="0cm" svg:height="0cm" svg:x="6.337cm" svg:y="6.785cm" svg:viewBox="0 0 0 0" draw:points="0,0">
          <text:p/>
        </draw:polyline>
        <draw:polyline draw:style-name="gr1" draw:text-style-name="P1" draw:layer="layout" svg:width="0cm" svg:height="0cm" svg:x="6.337cm" svg:y="5.902cm" svg:viewBox="0 0 0 0" draw:points="0,0">
          <text:p/>
        </draw:polyline>
        <draw:line draw:style-name="gr1" draw:text-style-name="P1" draw:layer="layout" svg:x1="6.337cm" svg:y1="4.885cm" svg:x2="6.394cm" svg:y2="4.885cm">
          <text:p/>
        </draw:line>
        <draw:line draw:style-name="gr1" draw:text-style-name="P1" draw:layer="layout" svg:x1="6.394cm" svg:y1="3.973cm" svg:x2="6.509cm" svg:y2="3.973cm">
          <text:p/>
        </draw:line>
        <draw:polyline draw:style-name="gr1" draw:text-style-name="P1" draw:layer="layout" svg:width="0cm" svg:height="0cm" svg:x="6.509cm" svg:y="3.271cm" svg:viewBox="0 0 0 0" draw:points="0,0">
          <text:p/>
        </draw:polyline>
        <draw:line draw:style-name="gr1" draw:text-style-name="P1" draw:layer="layout" svg:x1="6.509cm" svg:y1="2.615cm" svg:x2="6.567cm" svg:y2="2.615cm">
          <text:p/>
        </draw:line>
        <draw:polyline draw:style-name="gr1" draw:text-style-name="P1" draw:layer="layout" svg:width="0cm" svg:height="0cm" svg:x="6.568cm" svg:y="2.054cm" svg:viewBox="0 0 0 0" draw:points="0,0">
          <text:p/>
        </draw:polyline>
        <draw:polyline draw:style-name="gr1" draw:text-style-name="P1" draw:layer="layout" svg:width="0cm" svg:height="0cm" svg:x="6.394cm" svg:y="5.798cm" svg:viewBox="0 0 0 0" draw:points="0,0">
          <text:p/>
        </draw:polyline>
        <draw:line draw:style-name="gr1" draw:text-style-name="P1" draw:layer="layout" svg:x1="2.749cm" svg:y1="18.522cm" svg:x2="2.749cm" svg:y2="18.896cm">
          <text:p/>
        </draw:line>
        <draw:line draw:style-name="gr1" draw:text-style-name="P1" draw:layer="layout" svg:x1="2.749cm" svg:y1="18.521cm" svg:x2="2.749cm" svg:y2="18.147cm">
          <text:p/>
        </draw:line>
        <draw:line draw:style-name="gr1" draw:text-style-name="P1" draw:layer="layout" svg:x1="2.059cm" svg:y1="19.083cm" svg:x2="2.059cm" svg:y2="19.644cm">
          <text:p/>
        </draw:line>
        <draw:line draw:style-name="gr1" draw:text-style-name="P1" draw:layer="layout" svg:x1="2.399cm" svg:y1="20.766cm" svg:x2="2.399cm" svg:y2="21.14cm">
          <text:p/>
        </draw:line>
        <draw:line draw:style-name="gr1" draw:text-style-name="P1" draw:layer="layout" svg:x1="2.399cm" svg:y1="20.766cm" svg:x2="2.399cm" svg:y2="20.392cm">
          <text:p/>
        </draw:line>
        <draw:line draw:style-name="gr1" draw:text-style-name="P1" draw:layer="layout" svg:x1="6.132cm" svg:y1="15.902cm" svg:x2="6.132cm" svg:y2="17.399cm">
          <text:p/>
        </draw:line>
        <draw:line draw:style-name="gr1" draw:text-style-name="P1" draw:layer="layout" svg:x1="6.452cm" svg:y1="16.089cm" svg:x2="6.452cm" svg:y2="16.65cm">
          <text:p/>
        </draw:line>
        <draw:line draw:style-name="gr1" draw:text-style-name="P1" draw:layer="layout" svg:x1="6.452cm" svg:y1="15.528cm" svg:x2="6.452cm" svg:y2="15.902cm">
          <text:p/>
        </draw:line>
        <draw:line draw:style-name="gr1" draw:text-style-name="P1" draw:layer="layout" svg:x1="6.452cm" svg:y1="15.527cm" svg:x2="6.452cm" svg:y2="15.152cm">
          <text:p/>
        </draw:line>
        <draw:line draw:style-name="gr1" draw:text-style-name="P1" draw:layer="layout" svg:x1="6.569cm" svg:y1="13.844cm" svg:x2="6.569cm" svg:y2="14.404cm">
          <text:p/>
        </draw:line>
        <draw:line draw:style-name="gr1" draw:text-style-name="P1" draw:layer="layout" svg:x1="6.569cm" svg:y1="13.281cm" svg:x2="6.569cm" svg:y2="13.655cm">
          <text:p/>
        </draw:line>
        <draw:line draw:style-name="gr1" draw:text-style-name="P1" draw:layer="layout" svg:x1="6.569cm" svg:y1="13.281cm" svg:x2="6.569cm" svg:y2="12.907cm">
          <text:p/>
        </draw:line>
        <draw:line draw:style-name="gr1" draw:text-style-name="P1" draw:layer="layout" svg:x1="6.512cm" svg:y1="11.597cm" svg:x2="6.512cm" svg:y2="12.158cm">
          <text:p/>
        </draw:line>
        <draw:line draw:style-name="gr1" draw:text-style-name="P1" draw:layer="layout" svg:x1="6.512cm" svg:y1="11.036cm" svg:x2="6.512cm" svg:y2="11.41cm">
          <text:p/>
        </draw:line>
        <draw:line draw:style-name="gr1" draw:text-style-name="P1" draw:layer="layout" svg:x1="6.512cm" svg:y1="11.036cm" svg:x2="6.512cm" svg:y2="10.662cm">
          <text:p/>
        </draw:line>
        <draw:line draw:style-name="gr1" draw:text-style-name="P1" draw:layer="layout" svg:x1="6.267cm" svg:y1="9.148cm" svg:x2="6.267cm" svg:y2="9.913cm">
          <text:p/>
        </draw:line>
        <draw:line draw:style-name="gr1" draw:text-style-name="P1" draw:layer="layout" svg:x1="6.337cm" svg:y1="8.382cm" svg:x2="6.337cm" svg:y2="9.165cm">
          <text:p/>
        </draw:line>
        <draw:line draw:style-name="gr1" draw:text-style-name="P1" draw:layer="layout" svg:x1="6.337cm" svg:y1="7.602cm" svg:x2="6.337cm" svg:y2="8.418cm">
          <text:p/>
        </draw:line>
        <draw:line draw:style-name="gr1" draw:text-style-name="P1" draw:layer="layout" svg:x1="6.337cm" svg:y1="6.785cm" svg:x2="6.337cm" svg:y2="7.668cm">
          <text:p/>
        </draw:line>
        <draw:line draw:style-name="gr1" draw:text-style-name="P1" draw:layer="layout" svg:x1="6.337cm" svg:y1="5.902cm" svg:x2="6.337cm" svg:y2="6.92cm">
          <text:p/>
        </draw:line>
        <draw:line draw:style-name="gr1" draw:text-style-name="P1" draw:layer="layout" svg:x1="6.509cm" svg:y1="3.973cm" svg:x2="6.509cm" svg:y2="4.675cm">
          <text:p/>
        </draw:line>
        <draw:line draw:style-name="gr1" draw:text-style-name="P1" draw:layer="layout" svg:x1="6.509cm" svg:y1="3.271cm" svg:x2="6.509cm" svg:y2="3.925cm">
          <text:p/>
        </draw:line>
        <draw:line draw:style-name="gr1" draw:text-style-name="P1" draw:layer="layout" svg:x1="6.568cm" svg:y1="2.615cm" svg:x2="6.568cm" svg:y2="3.177cm">
          <text:p/>
        </draw:line>
        <draw:line draw:style-name="gr1" draw:text-style-name="P1" draw:layer="layout" svg:x1="6.568cm" svg:y1="2.054cm" svg:x2="6.568cm" svg:y2="2.428cm">
          <text:p/>
        </draw:line>
        <draw:line draw:style-name="gr1" draw:text-style-name="P1" draw:layer="layout" svg:x1="6.568cm" svg:y1="2.054cm" svg:x2="6.568cm" svg:y2="1.68cm">
          <text:p/>
        </draw:line>
        <draw:line draw:style-name="gr1" draw:text-style-name="P1" draw:layer="layout" svg:x1="6.394cm" svg:y1="5.798cm" svg:x2="6.394cm" svg:y2="6.172cm">
          <text:p/>
        </draw:line>
        <draw:line draw:style-name="gr1" draw:text-style-name="P1" draw:layer="layout" svg:x1="6.394cm" svg:y1="5.797cm" svg:x2="6.394cm" svg:y2="5.423cm">
          <text:p/>
        </draw:line>
        <draw:polyline draw:style-name="gr1" draw:text-style-name="P1" draw:layer="layout" svg:width="0cm" svg:height="0cm" svg:x="1.863cm" svg:y="17.458cm" svg:viewBox="0 0 0 0" draw:points="0,0">
          <text:p/>
        </draw:polyline>
        <draw:line draw:style-name="gr1" draw:text-style-name="P1" draw:layer="layout" svg:x1="2.059cm" svg:y1="19.083cm" svg:x2="2.059cm" svg:y2="18.522cm">
          <text:p/>
        </draw:line>
        <draw:line draw:style-name="gr1" draw:text-style-name="P1" draw:layer="layout" svg:x1="1.863cm" svg:y1="17.458cm" svg:x2="1.863cm" svg:y2="19.083cm">
          <text:p/>
        </draw:line>
        <draw:line draw:style-name="gr1" draw:text-style-name="P1" draw:layer="layout" svg:x1="1.863cm" svg:y1="17.458cm" svg:x2="1.863cm" svg:y2="20.767cm">
          <text:p/>
        </draw:line>
        <draw:line draw:style-name="gr1" draw:text-style-name="P1" draw:layer="layout" svg:x1="1.863cm" svg:y1="17.458cm" svg:x2="1.863cm" svg:y2="12.525cm">
          <text:p/>
        </draw:line>
        <draw:line draw:style-name="gr1" draw:text-style-name="P1" draw:layer="layout" svg:x1="5.975cm" svg:y1="12.525cm" svg:x2="5.975cm" svg:y2="15.902cm">
          <text:p/>
        </draw:line>
        <draw:line draw:style-name="gr1" draw:text-style-name="P1" draw:layer="layout" svg:x1="6.132cm" svg:y1="15.902cm" svg:x2="6.132cm" svg:y2="14.404cm">
          <text:p/>
        </draw:line>
        <draw:line draw:style-name="gr1" draw:text-style-name="P1" draw:layer="layout" svg:x1="6.308cm" svg:y1="14.404cm" svg:x2="6.308cm" svg:y2="16.089cm">
          <text:p/>
        </draw:line>
        <draw:line draw:style-name="gr1" draw:text-style-name="P1" draw:layer="layout" svg:x1="6.452cm" svg:y1="16.089cm" svg:x2="6.452cm" svg:y2="15.528cm">
          <text:p/>
        </draw:line>
        <draw:line draw:style-name="gr1" draw:text-style-name="P1" draw:layer="layout" svg:x1="6.308cm" svg:y1="14.404cm" svg:x2="6.308cm" svg:y2="12.72cm">
          <text:p/>
        </draw:line>
        <draw:line draw:style-name="gr1" draw:text-style-name="P1" draw:layer="layout" svg:x1="6.512cm" svg:y1="12.72cm" svg:x2="6.512cm" svg:y2="13.844cm">
          <text:p/>
        </draw:line>
        <draw:line draw:style-name="gr1" draw:text-style-name="P1" draw:layer="layout" svg:x1="6.569cm" svg:y1="13.843cm" svg:x2="6.569cm" svg:y2="13.281cm">
          <text:p/>
        </draw:line>
        <draw:line draw:style-name="gr1" draw:text-style-name="P1" draw:layer="layout" svg:x1="6.512cm" svg:y1="12.72cm" svg:x2="6.512cm" svg:y2="11.597cm">
          <text:p/>
        </draw:line>
        <draw:line draw:style-name="gr1" draw:text-style-name="P1" draw:layer="layout" svg:x1="6.512cm" svg:y1="11.597cm" svg:x2="6.512cm" svg:y2="11.036cm">
          <text:p/>
        </draw:line>
        <draw:line draw:style-name="gr1" draw:text-style-name="P1" draw:layer="layout" svg:x1="5.975cm" svg:y1="12.524cm" svg:x2="5.975cm" svg:y2="9.148cm">
          <text:p/>
        </draw:line>
        <draw:line draw:style-name="gr1" draw:text-style-name="P1" draw:layer="layout" svg:x1="6.267cm" svg:y1="9.148cm" svg:x2="6.267cm" svg:y2="8.382cm">
          <text:p/>
        </draw:line>
        <draw:line draw:style-name="gr1" draw:text-style-name="P1" draw:layer="layout" svg:x1="6.337cm" svg:y1="8.383cm" svg:x2="6.337cm" svg:y2="7.602cm">
          <text:p/>
        </draw:line>
        <draw:line draw:style-name="gr1" draw:text-style-name="P1" draw:layer="layout" svg:x1="6.337cm" svg:y1="7.601cm" svg:x2="6.337cm" svg:y2="6.785cm">
          <text:p/>
        </draw:line>
        <draw:line draw:style-name="gr1" draw:text-style-name="P1" draw:layer="layout" svg:x1="6.337cm" svg:y1="6.786cm" svg:x2="6.337cm" svg:y2="5.902cm">
          <text:p/>
        </draw:line>
        <draw:line draw:style-name="gr1" draw:text-style-name="P1" draw:layer="layout" svg:x1="6.337cm" svg:y1="5.902cm" svg:x2="6.337cm" svg:y2="4.885cm">
          <text:p/>
        </draw:line>
        <draw:line draw:style-name="gr1" draw:text-style-name="P1" draw:layer="layout" svg:x1="6.394cm" svg:y1="4.885cm" svg:x2="6.394cm" svg:y2="3.973cm">
          <text:p/>
        </draw:line>
        <draw:line draw:style-name="gr1" draw:text-style-name="P1" draw:layer="layout" svg:x1="6.509cm" svg:y1="3.973cm" svg:x2="6.509cm" svg:y2="3.271cm">
          <text:p/>
        </draw:line>
        <draw:line draw:style-name="gr1" draw:text-style-name="P1" draw:layer="layout" svg:x1="6.509cm" svg:y1="3.27cm" svg:x2="6.509cm" svg:y2="2.615cm">
          <text:p/>
        </draw:line>
        <draw:line draw:style-name="gr1" draw:text-style-name="P1" draw:layer="layout" svg:x1="6.568cm" svg:y1="2.615cm" svg:x2="6.568cm" svg:y2="2.054cm">
          <text:p/>
        </draw:line>
        <draw:line draw:style-name="gr1" draw:text-style-name="P1" draw:layer="layout" svg:x1="6.394cm" svg:y1="4.885cm" svg:x2="6.394cm" svg:y2="5.798cm">
          <text:p/>
        </draw:line>
        <draw:polyline draw:style-name="gr2" draw:text-style-name="P1" draw:layer="layout" svg:width="0cm" svg:height="0cm" svg:x="2.749cm" svg:y="18.895cm" svg:viewBox="0 0 0 0" draw:points="0,0">
          <text:p/>
        </draw:polyline>
        <draw:line draw:style-name="gr2" draw:text-style-name="P1" draw:layer="layout" svg:x1="2.749cm" svg:y1="18.147cm" svg:x2="3.148cm" svg:y2="18.147cm">
          <text:p/>
        </draw:line>
        <draw:line draw:style-name="gr2" draw:text-style-name="P1" draw:layer="layout" svg:x1="2.059cm" svg:y1="19.644cm" svg:x2="2.601cm" svg:y2="19.644cm">
          <text:p/>
        </draw:line>
        <draw:line draw:style-name="gr2" draw:text-style-name="P1" draw:layer="layout" svg:x1="2.399cm" svg:y1="21.141cm" svg:x2="2.668cm" svg:y2="21.141cm">
          <text:p/>
        </draw:line>
        <draw:line draw:style-name="gr2" draw:text-style-name="P1" draw:layer="layout" svg:x1="2.399cm" svg:y1="20.392cm" svg:x2="2.47cm" svg:y2="20.392cm">
          <text:p/>
        </draw:line>
        <draw:line draw:style-name="gr2" draw:text-style-name="P1" draw:layer="layout" svg:x1="6.132cm" svg:y1="17.398cm" svg:x2="6.603cm" svg:y2="17.398cm">
          <text:p/>
        </draw:line>
        <draw:line draw:style-name="gr2" draw:text-style-name="P1" draw:layer="layout" svg:x1="6.452cm" svg:y1="16.65cm" svg:x2="6.508cm" svg:y2="16.65cm">
          <text:p/>
        </draw:line>
        <draw:polyline draw:style-name="gr2" draw:text-style-name="P1" draw:layer="layout" svg:width="0cm" svg:height="0cm" svg:x="6.452cm" svg:y="15.902cm" svg:viewBox="0 0 0 0" draw:points="0,0">
          <text:p/>
        </draw:polyline>
        <draw:polyline draw:style-name="gr2" draw:text-style-name="P1" draw:layer="layout" svg:width="0cm" svg:height="0cm" svg:x="6.452cm" svg:y="15.153cm" svg:viewBox="0 0 0 0" draw:points="0,0">
          <text:p/>
        </draw:polyline>
        <draw:polyline draw:style-name="gr2" draw:text-style-name="P1" draw:layer="layout" svg:width="0cm" svg:height="0cm" svg:x="6.569cm" svg:y="14.404cm" svg:viewBox="0 0 0 0" draw:points="0,0">
          <text:p/>
        </draw:polyline>
        <draw:polyline draw:style-name="gr2" draw:text-style-name="P1" draw:layer="layout" svg:width="0cm" svg:height="0cm" svg:x="6.569cm" svg:y="13.655cm" svg:viewBox="0 0 0 0" draw:points="0,0">
          <text:p/>
        </draw:polyline>
        <draw:polyline draw:style-name="gr2" draw:text-style-name="P1" draw:layer="layout" svg:width="0cm" svg:height="0cm" svg:x="6.569cm" svg:y="12.907cm" svg:viewBox="0 0 0 0" draw:points="0,0">
          <text:p/>
        </draw:polyline>
        <draw:polyline draw:style-name="gr2" draw:text-style-name="P1" draw:layer="layout" svg:width="0cm" svg:height="0cm" svg:x="6.512cm" svg:y="12.159cm" svg:viewBox="0 0 0 0" draw:points="0,0">
          <text:p/>
        </draw:polyline>
        <draw:polyline draw:style-name="gr2" draw:text-style-name="P1" draw:layer="layout" svg:width="0cm" svg:height="0cm" svg:x="6.512cm" svg:y="11.411cm" svg:viewBox="0 0 0 0" draw:points="0,0">
          <text:p/>
        </draw:polyline>
        <draw:line draw:style-name="gr2" draw:text-style-name="P1" draw:layer="layout" svg:x1="6.512cm" svg:y1="10.662cm" svg:x2="6.637cm" svg:y2="10.662cm">
          <text:p/>
        </draw:line>
        <draw:polyline draw:style-name="gr2" draw:text-style-name="P1" draw:layer="layout" svg:width="0cm" svg:height="0cm" svg:x="6.267cm" svg:y="9.913cm" svg:viewBox="0 0 0 0" draw:points="0,0">
          <text:p/>
        </draw:polyline>
        <draw:line draw:style-name="gr2" draw:text-style-name="P1" draw:layer="layout" svg:x1="6.337cm" svg:y1="9.165cm" svg:x2="6.418cm" svg:y2="9.165cm">
          <text:p/>
        </draw:line>
        <draw:line draw:style-name="gr2" draw:text-style-name="P1" draw:layer="layout" svg:x1="6.337cm" svg:y1="8.417cm" svg:x2="6.395cm" svg:y2="8.417cm">
          <text:p/>
        </draw:line>
        <draw:polyline draw:style-name="gr2" draw:text-style-name="P1" draw:layer="layout" svg:width="0cm" svg:height="0cm" svg:x="6.337cm" svg:y="7.668cm" svg:viewBox="0 0 0 0" draw:points="0,0">
          <text:p/>
        </draw:polyline>
        <draw:line draw:style-name="gr2" draw:text-style-name="P1" draw:layer="layout" svg:x1="6.337cm" svg:y1="6.92cm" svg:x2="6.395cm" svg:y2="6.92cm">
          <text:p/>
        </draw:line>
        <draw:polyline draw:style-name="gr2" draw:text-style-name="P1" draw:layer="layout" svg:width="0cm" svg:height="0cm" svg:x="6.509cm" svg:y="4.675cm" svg:viewBox="0 0 0 0" draw:points="0,0">
          <text:p/>
        </draw:polyline>
        <draw:polyline draw:style-name="gr2" draw:text-style-name="P1" draw:layer="layout" svg:width="0cm" svg:height="0cm" svg:x="6.509cm" svg:y="3.925cm" svg:viewBox="0 0 0 0" draw:points="0,0">
          <text:p/>
        </draw:polyline>
        <draw:polyline draw:style-name="gr2" draw:text-style-name="P1" draw:layer="layout" svg:width="0cm" svg:height="0cm" svg:x="6.568cm" svg:y="3.178cm" svg:viewBox="0 0 0 0" draw:points="0,0">
          <text:p/>
        </draw:polyline>
        <draw:polyline draw:style-name="gr2" draw:text-style-name="P1" draw:layer="layout" svg:width="0cm" svg:height="0cm" svg:x="6.568cm" svg:y="2.429cm" svg:viewBox="0 0 0 0" draw:points="0,0">
          <text:p/>
        </draw:polyline>
        <draw:polyline draw:style-name="gr2" draw:text-style-name="P1" draw:layer="layout" svg:width="0cm" svg:height="0cm" svg:x="6.568cm" svg:y="1.681cm" svg:viewBox="0 0 0 0" draw:points="0,0">
          <text:p/>
        </draw:polyline>
        <draw:polyline draw:style-name="gr2" draw:text-style-name="P1" draw:layer="layout" svg:width="0cm" svg:height="0cm" svg:x="6.394cm" svg:y="6.172cm" svg:viewBox="0 0 0 0" draw:points="0,0">
          <text:p/>
        </draw:polyline>
        <draw:polyline draw:style-name="gr2" draw:text-style-name="P1" draw:layer="layout" svg:width="0cm" svg:height="0cm" svg:x="6.394cm" svg:y="5.423cm" svg:viewBox="0 0 0 0" draw:points="0,0">
          <text:p/>
        </draw:polyline>
        <draw:polyline draw:style-name="gr2" draw:text-style-name="P1" draw:layer="layout" svg:width="0cm" svg:height="0cm" svg:x="1.863cm" svg:y="17.458cm" svg:viewBox="0 0 0 0" draw:points="0,0">
          <text:p/>
        </draw:polyline>
        <draw:line draw:style-name="gr2" draw:text-style-name="P1" draw:layer="layout" svg:x1="2.059cm" svg:y1="18.521cm" svg:x2="2.749cm" svg:y2="18.521cm">
          <text:p/>
        </draw:line>
        <draw:line draw:style-name="gr2" draw:text-style-name="P1" draw:layer="layout" svg:x1="1.863cm" svg:y1="19.082cm" svg:x2="2.059cm" svg:y2="19.082cm">
          <text:p/>
        </draw:line>
        <draw:line draw:style-name="gr2" draw:text-style-name="P1" draw:layer="layout" svg:x1="1.863cm" svg:y1="20.766cm" svg:x2="2.399cm" svg:y2="20.766cm">
          <text:p/>
        </draw:line>
        <draw:line draw:style-name="gr2" draw:text-style-name="P1" draw:layer="layout" svg:x1="1.863cm" svg:y1="12.525cm" svg:x2="5.975cm" svg:y2="12.525cm">
          <text:p/>
        </draw:line>
        <draw:line draw:style-name="gr2" draw:text-style-name="P1" draw:layer="layout" svg:x1="5.975cm" svg:y1="15.902cm" svg:x2="6.132cm" svg:y2="15.902cm">
          <text:p/>
        </draw:line>
        <draw:line draw:style-name="gr2" draw:text-style-name="P1" draw:layer="layout" svg:x1="6.132cm" svg:y1="14.404cm" svg:x2="6.308cm" svg:y2="14.404cm">
          <text:p/>
        </draw:line>
        <draw:line draw:style-name="gr2" draw:text-style-name="P1" draw:layer="layout" svg:x1="6.308cm" svg:y1="16.089cm" svg:x2="6.452cm" svg:y2="16.089cm">
          <text:p/>
        </draw:line>
        <draw:polyline draw:style-name="gr2" draw:text-style-name="P1" draw:layer="layout" svg:width="0cm" svg:height="0cm" svg:x="6.452cm" svg:y="15.527cm" svg:viewBox="0 0 0 0" draw:points="0,0">
          <text:p/>
        </draw:polyline>
        <draw:line draw:style-name="gr2" draw:text-style-name="P1" draw:layer="layout" svg:x1="6.308cm" svg:y1="12.72cm" svg:x2="6.512cm" svg:y2="12.72cm">
          <text:p/>
        </draw:line>
        <draw:line draw:style-name="gr2" draw:text-style-name="P1" draw:layer="layout" svg:x1="6.512cm" svg:y1="13.844cm" svg:x2="6.568cm" svg:y2="13.844cm">
          <text:p/>
        </draw:line>
        <draw:polyline draw:style-name="gr2" draw:text-style-name="P1" draw:layer="layout" svg:width="0cm" svg:height="0cm" svg:x="6.569cm" svg:y="13.282cm" svg:viewBox="0 0 0 0" draw:points="0,0">
          <text:p/>
        </draw:polyline>
        <draw:polyline draw:style-name="gr2" draw:text-style-name="P1" draw:layer="layout" svg:width="0cm" svg:height="0cm" svg:x="6.512cm" svg:y="11.598cm" svg:viewBox="0 0 0 0" draw:points="0,0">
          <text:p/>
        </draw:polyline>
        <draw:polyline draw:style-name="gr2" draw:text-style-name="P1" draw:layer="layout" svg:width="0cm" svg:height="0cm" svg:x="6.512cm" svg:y="11.036cm" svg:viewBox="0 0 0 0" draw:points="0,0">
          <text:p/>
        </draw:polyline>
        <draw:line draw:style-name="gr2" draw:text-style-name="P1" draw:layer="layout" svg:x1="5.975cm" svg:y1="9.148cm" svg:x2="6.267cm" svg:y2="9.148cm">
          <text:p/>
        </draw:line>
        <draw:line draw:style-name="gr2" draw:text-style-name="P1" draw:layer="layout" svg:x1="6.267cm" svg:y1="8.382cm" svg:x2="6.337cm" svg:y2="8.382cm">
          <text:p/>
        </draw:line>
        <draw:polyline draw:style-name="gr2" draw:text-style-name="P1" draw:layer="layout" svg:width="0cm" svg:height="0cm" svg:x="6.337cm" svg:y="7.601cm" svg:viewBox="0 0 0 0" draw:points="0,0">
          <text:p/>
        </draw:polyline>
        <draw:polyline draw:style-name="gr2" draw:text-style-name="P1" draw:layer="layout" svg:width="0cm" svg:height="0cm" svg:x="6.337cm" svg:y="6.785cm" svg:viewBox="0 0 0 0" draw:points="0,0">
          <text:p/>
        </draw:polyline>
        <draw:polyline draw:style-name="gr2" draw:text-style-name="P1" draw:layer="layout" svg:width="0cm" svg:height="0cm" svg:x="6.337cm" svg:y="5.902cm" svg:viewBox="0 0 0 0" draw:points="0,0">
          <text:p/>
        </draw:polyline>
        <draw:line draw:style-name="gr2" draw:text-style-name="P1" draw:layer="layout" svg:x1="6.337cm" svg:y1="4.884cm" svg:x2="6.394cm" svg:y2="4.884cm">
          <text:p/>
        </draw:line>
        <draw:line draw:style-name="gr2" draw:text-style-name="P1" draw:layer="layout" svg:x1="6.394cm" svg:y1="3.973cm" svg:x2="6.509cm" svg:y2="3.973cm">
          <text:p/>
        </draw:line>
        <draw:polyline draw:style-name="gr2" draw:text-style-name="P1" draw:layer="layout" svg:width="0cm" svg:height="0cm" svg:x="6.509cm" svg:y="3.271cm" svg:viewBox="0 0 0 0" draw:points="0,0">
          <text:p/>
        </draw:polyline>
        <draw:line draw:style-name="gr2" draw:text-style-name="P1" draw:layer="layout" svg:x1="6.509cm" svg:y1="2.616cm" svg:x2="6.567cm" svg:y2="2.616cm">
          <text:p/>
        </draw:line>
        <draw:polyline draw:style-name="gr2" draw:text-style-name="P1" draw:layer="layout" svg:width="0cm" svg:height="0cm" svg:x="6.568cm" svg:y="2.054cm" svg:viewBox="0 0 0 0" draw:points="0,0">
          <text:p/>
        </draw:polyline>
        <draw:polyline draw:style-name="gr2" draw:text-style-name="P1" draw:layer="layout" svg:width="0cm" svg:height="0cm" svg:x="6.394cm" svg:y="5.797cm" svg:viewBox="0 0 0 0" draw:points="0,0">
          <text:p/>
        </draw:polyline>
        <draw:line draw:style-name="gr2" draw:text-style-name="P1" draw:layer="layout" svg:x1="2.749cm" svg:y1="18.521cm" svg:x2="2.749cm" svg:y2="18.895cm">
          <text:p/>
        </draw:line>
        <draw:line draw:style-name="gr2" draw:text-style-name="P1" draw:layer="layout" svg:x1="2.749cm" svg:y1="18.521cm" svg:x2="2.749cm" svg:y2="18.147cm">
          <text:p/>
        </draw:line>
        <draw:line draw:style-name="gr2" draw:text-style-name="P1" draw:layer="layout" svg:x1="2.059cm" svg:y1="19.082cm" svg:x2="2.059cm" svg:y2="19.643cm">
          <text:p/>
        </draw:line>
        <draw:line draw:style-name="gr2" draw:text-style-name="P1" draw:layer="layout" svg:x1="2.399cm" svg:y1="20.766cm" svg:x2="2.399cm" svg:y2="21.14cm">
          <text:p/>
        </draw:line>
        <draw:line draw:style-name="gr2" draw:text-style-name="P1" draw:layer="layout" svg:x1="2.399cm" svg:y1="20.766cm" svg:x2="2.399cm" svg:y2="20.392cm">
          <text:p/>
        </draw:line>
        <draw:line draw:style-name="gr2" draw:text-style-name="P1" draw:layer="layout" svg:x1="6.132cm" svg:y1="15.902cm" svg:x2="6.132cm" svg:y2="17.399cm">
          <text:p/>
        </draw:line>
        <draw:line draw:style-name="gr2" draw:text-style-name="P1" draw:layer="layout" svg:x1="6.452cm" svg:y1="16.089cm" svg:x2="6.452cm" svg:y2="16.65cm">
          <text:p/>
        </draw:line>
        <draw:line draw:style-name="gr2" draw:text-style-name="P1" draw:layer="layout" svg:x1="6.452cm" svg:y1="15.527cm" svg:x2="6.452cm" svg:y2="15.901cm">
          <text:p/>
        </draw:line>
        <draw:line draw:style-name="gr2" draw:text-style-name="P1" draw:layer="layout" svg:x1="6.452cm" svg:y1="15.528cm" svg:x2="6.452cm" svg:y2="15.153cm">
          <text:p/>
        </draw:line>
        <draw:line draw:style-name="gr2" draw:text-style-name="P1" draw:layer="layout" svg:x1="6.569cm" svg:y1="13.844cm" svg:x2="6.569cm" svg:y2="14.404cm">
          <text:p/>
        </draw:line>
        <draw:line draw:style-name="gr2" draw:text-style-name="P1" draw:layer="layout" svg:x1="6.569cm" svg:y1="13.282cm" svg:x2="6.569cm" svg:y2="13.656cm">
          <text:p/>
        </draw:line>
        <draw:line draw:style-name="gr2" draw:text-style-name="P1" draw:layer="layout" svg:x1="6.569cm" svg:y1="13.281cm" svg:x2="6.569cm" svg:y2="12.907cm">
          <text:p/>
        </draw:line>
        <draw:line draw:style-name="gr2" draw:text-style-name="P1" draw:layer="layout" svg:x1="6.512cm" svg:y1="11.598cm" svg:x2="6.512cm" svg:y2="12.159cm">
          <text:p/>
        </draw:line>
        <draw:line draw:style-name="gr2" draw:text-style-name="P1" draw:layer="layout" svg:x1="6.512cm" svg:y1="11.036cm" svg:x2="6.512cm" svg:y2="11.41cm">
          <text:p/>
        </draw:line>
        <draw:line draw:style-name="gr2" draw:text-style-name="P1" draw:layer="layout" svg:x1="6.512cm" svg:y1="11.036cm" svg:x2="6.512cm" svg:y2="10.662cm">
          <text:p/>
        </draw:line>
        <draw:line draw:style-name="gr2" draw:text-style-name="P1" draw:layer="layout" svg:x1="6.267cm" svg:y1="9.148cm" svg:x2="6.267cm" svg:y2="9.913cm">
          <text:p/>
        </draw:line>
        <draw:line draw:style-name="gr2" draw:text-style-name="P1" draw:layer="layout" svg:x1="6.337cm" svg:y1="8.382cm" svg:x2="6.337cm" svg:y2="9.165cm">
          <text:p/>
        </draw:line>
        <draw:line draw:style-name="gr2" draw:text-style-name="P1" draw:layer="layout" svg:x1="6.337cm" svg:y1="7.601cm" svg:x2="6.337cm" svg:y2="8.417cm">
          <text:p/>
        </draw:line>
        <draw:line draw:style-name="gr2" draw:text-style-name="P1" draw:layer="layout" svg:x1="6.337cm" svg:y1="6.785cm" svg:x2="6.337cm" svg:y2="7.668cm">
          <text:p/>
        </draw:line>
        <draw:line draw:style-name="gr2" draw:text-style-name="P1" draw:layer="layout" svg:x1="6.337cm" svg:y1="5.902cm" svg:x2="6.337cm" svg:y2="6.92cm">
          <text:p/>
        </draw:line>
        <draw:line draw:style-name="gr2" draw:text-style-name="P1" draw:layer="layout" svg:x1="6.509cm" svg:y1="3.973cm" svg:x2="6.509cm" svg:y2="4.675cm">
          <text:p/>
        </draw:line>
        <draw:line draw:style-name="gr2" draw:text-style-name="P1" draw:layer="layout" svg:x1="6.509cm" svg:y1="3.271cm" svg:x2="6.509cm" svg:y2="3.925cm">
          <text:p/>
        </draw:line>
        <draw:line draw:style-name="gr2" draw:text-style-name="P1" draw:layer="layout" svg:x1="6.568cm" svg:y1="2.616cm" svg:x2="6.568cm" svg:y2="3.178cm">
          <text:p/>
        </draw:line>
        <draw:line draw:style-name="gr2" draw:text-style-name="P1" draw:layer="layout" svg:x1="6.568cm" svg:y1="2.054cm" svg:x2="6.568cm" svg:y2="2.428cm">
          <text:p/>
        </draw:line>
        <draw:line draw:style-name="gr2" draw:text-style-name="P1" draw:layer="layout" svg:x1="6.568cm" svg:y1="2.055cm" svg:x2="6.568cm" svg:y2="1.681cm">
          <text:p/>
        </draw:line>
        <draw:line draw:style-name="gr2" draw:text-style-name="P1" draw:layer="layout" svg:x1="6.394cm" svg:y1="5.797cm" svg:x2="6.394cm" svg:y2="6.171cm">
          <text:p/>
        </draw:line>
        <draw:line draw:style-name="gr2" draw:text-style-name="P1" draw:layer="layout" svg:x1="6.394cm" svg:y1="5.797cm" svg:x2="6.394cm" svg:y2="5.423cm">
          <text:p/>
        </draw:line>
        <draw:polyline draw:style-name="gr2" draw:text-style-name="P1" draw:layer="layout" svg:width="0cm" svg:height="0cm" svg:x="1.863cm" svg:y="17.458cm" svg:viewBox="0 0 0 0" draw:points="0,0">
          <text:p/>
        </draw:polyline>
        <draw:line draw:style-name="gr2" draw:text-style-name="P1" draw:layer="layout" svg:x1="2.059cm" svg:y1="19.082cm" svg:x2="2.059cm" svg:y2="18.521cm">
          <text:p/>
        </draw:line>
        <draw:line draw:style-name="gr2" draw:text-style-name="P1" draw:layer="layout" svg:x1="1.863cm" svg:y1="17.458cm" svg:x2="1.863cm" svg:y2="19.083cm">
          <text:p/>
        </draw:line>
        <draw:line draw:style-name="gr2" draw:text-style-name="P1" draw:layer="layout" svg:x1="1.863cm" svg:y1="17.458cm" svg:x2="1.863cm" svg:y2="20.767cm">
          <text:p/>
        </draw:line>
        <draw:line draw:style-name="gr2" draw:text-style-name="P1" draw:layer="layout" svg:x1="1.863cm" svg:y1="17.458cm" svg:x2="1.863cm" svg:y2="12.525cm">
          <text:p/>
        </draw:line>
        <draw:line draw:style-name="gr2" draw:text-style-name="P1" draw:layer="layout" svg:x1="5.975cm" svg:y1="12.525cm" svg:x2="5.975cm" svg:y2="15.902cm">
          <text:p/>
        </draw:line>
        <draw:line draw:style-name="gr2" draw:text-style-name="P1" draw:layer="layout" svg:x1="6.132cm" svg:y1="15.902cm" svg:x2="6.132cm" svg:y2="14.404cm">
          <text:p/>
        </draw:line>
        <draw:line draw:style-name="gr2" draw:text-style-name="P1" draw:layer="layout" svg:x1="6.308cm" svg:y1="14.404cm" svg:x2="6.308cm" svg:y2="16.089cm">
          <text:p/>
        </draw:line>
        <draw:line draw:style-name="gr2" draw:text-style-name="P1" draw:layer="layout" svg:x1="6.452cm" svg:y1="16.088cm" svg:x2="6.452cm" svg:y2="15.527cm">
          <text:p/>
        </draw:line>
        <draw:line draw:style-name="gr2" draw:text-style-name="P1" draw:layer="layout" svg:x1="6.308cm" svg:y1="14.404cm" svg:x2="6.308cm" svg:y2="12.72cm">
          <text:p/>
        </draw:line>
        <draw:line draw:style-name="gr2" draw:text-style-name="P1" draw:layer="layout" svg:x1="6.512cm" svg:y1="12.72cm" svg:x2="6.512cm" svg:y2="13.844cm">
          <text:p/>
        </draw:line>
        <draw:line draw:style-name="gr2" draw:text-style-name="P1" draw:layer="layout" svg:x1="6.569cm" svg:y1="13.844cm" svg:x2="6.569cm" svg:y2="13.282cm">
          <text:p/>
        </draw:line>
        <draw:line draw:style-name="gr2" draw:text-style-name="P1" draw:layer="layout" svg:x1="6.512cm" svg:y1="12.721cm" svg:x2="6.512cm" svg:y2="11.598cm">
          <text:p/>
        </draw:line>
        <draw:line draw:style-name="gr2" draw:text-style-name="P1" draw:layer="layout" svg:x1="6.512cm" svg:y1="11.597cm" svg:x2="6.512cm" svg:y2="11.036cm">
          <text:p/>
        </draw:line>
        <draw:line draw:style-name="gr2" draw:text-style-name="P1" draw:layer="layout" svg:x1="5.975cm" svg:y1="12.524cm" svg:x2="5.975cm" svg:y2="9.148cm">
          <text:p/>
        </draw:line>
        <draw:line draw:style-name="gr2" draw:text-style-name="P1" draw:layer="layout" svg:x1="6.267cm" svg:y1="9.148cm" svg:x2="6.267cm" svg:y2="8.382cm">
          <text:p/>
        </draw:line>
        <draw:line draw:style-name="gr2" draw:text-style-name="P1" draw:layer="layout" svg:x1="6.337cm" svg:y1="8.382cm" svg:x2="6.337cm" svg:y2="7.601cm">
          <text:p/>
        </draw:line>
        <draw:line draw:style-name="gr2" draw:text-style-name="P1" draw:layer="layout" svg:x1="6.337cm" svg:y1="7.601cm" svg:x2="6.337cm" svg:y2="6.785cm">
          <text:p/>
        </draw:line>
        <draw:line draw:style-name="gr2" draw:text-style-name="P1" draw:layer="layout" svg:x1="6.337cm" svg:y1="6.786cm" svg:x2="6.337cm" svg:y2="5.902cm">
          <text:p/>
        </draw:line>
        <draw:line draw:style-name="gr2" draw:text-style-name="P1" draw:layer="layout" svg:x1="6.337cm" svg:y1="5.901cm" svg:x2="6.337cm" svg:y2="4.884cm">
          <text:p/>
        </draw:line>
        <draw:line draw:style-name="gr2" draw:text-style-name="P1" draw:layer="layout" svg:x1="6.394cm" svg:y1="4.885cm" svg:x2="6.394cm" svg:y2="3.973cm">
          <text:p/>
        </draw:line>
        <draw:line draw:style-name="gr2" draw:text-style-name="P1" draw:layer="layout" svg:x1="6.509cm" svg:y1="3.973cm" svg:x2="6.509cm" svg:y2="3.271cm">
          <text:p/>
        </draw:line>
        <draw:line draw:style-name="gr2" draw:text-style-name="P1" draw:layer="layout" svg:x1="6.509cm" svg:y1="3.271cm" svg:x2="6.509cm" svg:y2="2.616cm">
          <text:p/>
        </draw:line>
        <draw:line draw:style-name="gr2" draw:text-style-name="P1" draw:layer="layout" svg:x1="6.568cm" svg:y1="2.615cm" svg:x2="6.568cm" svg:y2="2.054cm">
          <text:p/>
        </draw:line>
        <draw:line draw:style-name="gr2" draw:text-style-name="P1" draw:layer="layout" svg:x1="6.394cm" svg:y1="4.884cm" svg:x2="6.394cm" svg:y2="5.797cm">
          <text:p/>
        </draw:line>
        <draw:frame draw:style-name="gr3" draw:text-style-name="P3" draw:layer="layout" svg:width="11.703cm" svg:height="0.408cm" svg:x="2.889cm" svg:y="18.697cm">
          <draw:text-box>
            <text:p text:style-name="P2"><text:span text:style-name="T1">Subulicystidium perlongisporum MN207056 KAS Ordynets 00158 Germany</text:span></text:p>
          </draw:text-box>
        </draw:frame>
        <draw:frame draw:style-name="gr4" draw:text-style-name="P3" draw:layer="layout" svg:width="9.629cm" svg:height="0.408cm" svg:x="3.268cm" svg:y="17.949cm">
          <draw:text-box>
            <text:p text:style-name="P2"><text:span text:style-name="T1">Subulicystidium perlongisporum UDB028355 TU 124388 <text:s/>Italy</text:span></text:p>
          </draw:text-box>
        </draw:frame>
        <draw:frame draw:style-name="gr5" draw:text-style-name="P3" draw:layer="layout" svg:width="9.629cm" svg:height="0.409cm" svg:x="2.721cm" svg:y="19.445cm">
          <draw:text-box>
            <text:p text:style-name="P2"><text:span text:style-name="T1">Subulicystidium perlongisporum UDB028354 TU 124387 <text:s/>Italy</text:span></text:p>
          </draw:text-box>
        </draw:frame>
        <draw:frame draw:style-name="gr6" draw:text-style-name="P3" draw:layer="layout" svg:width="10.772cm" svg:height="0.408cm" svg:x="2.8cm" svg:y="20.942cm">
          <draw:text-box>
            <text:p text:style-name="P2"><text:span text:style-name="T1">Subulicystidium perlongisporum MN207057 ARAN Fungi 4160 <text:s/>Spain</text:span></text:p>
          </draw:text-box>
        </draw:frame>
        <draw:frame draw:style-name="gr7" draw:text-style-name="P3" draw:layer="layout" svg:width="10.128cm" svg:height="0.408cm" svg:x="2.596cm" svg:y="20.194cm">
          <draw:text-box>
            <text:p text:style-name="P2"><text:span text:style-name="T1">Subulicystidium perlongisporum MN207058 KAS L 0103 Réunion</text:span></text:p>
          </draw:text-box>
        </draw:frame>
        <draw:frame draw:style-name="gr8" draw:text-style-name="P3" draw:layer="layout" svg:width="10.039cm" svg:height="0.408cm" svg:x="6.727cm" svg:y="17.2cm">
          <draw:text-box>
            <text:p text:style-name="P2"><text:span text:style-name="T1">Subulicystidium perlongisporum MN207042 O F LR 24826 Brazil</text:span></text:p>
          </draw:text-box>
        </draw:frame>
        <draw:frame draw:style-name="gr9" draw:text-style-name="P3" draw:layer="layout" svg:width="12.236cm" svg:height="0.409cm" svg:x="6.654cm" svg:y="16.45cm">
          <draw:text-box>
            <text:p text:style-name="P2"><text:span text:style-name="T1">Subulicystidium perlongisporum MN207051 GB KHL 9943 Dominican Republic</text:span></text:p>
          </draw:text-box>
        </draw:frame>
        <draw:frame draw:style-name="gr10" draw:text-style-name="P3" draw:layer="layout" svg:width="9.823cm" svg:height="0.408cm" svg:x="6.573cm" svg:y="15.703cm">
          <draw:text-box>
            <text:p text:style-name="P2"><text:span text:style-name="T1">Subulicystidium perlongisporum UDB016775 TU 108264 <text:s/>Cuba</text:span></text:p>
          </draw:text-box>
        </draw:frame>
        <draw:frame draw:style-name="gr11" draw:text-style-name="P3" draw:layer="layout" svg:width="12.236cm" svg:height="0.408cm" svg:x="6.598cm" svg:y="14.954cm">
          <draw:text-box>
            <text:p text:style-name="P2"><text:span text:style-name="T1">Subulicystidium perlongisporum MN207041 GB KHL 9926 Dominican Republic</text:span></text:p>
          </draw:text-box>
        </draw:frame>
        <draw:frame draw:style-name="gr12" draw:text-style-name="P3" draw:layer="layout" svg:width="10.272cm" svg:height="0.408cm" svg:x="6.695cm" svg:y="14.206cm">
          <draw:text-box>
            <text:p text:style-name="P2"><text:span text:style-name="T1">Subulicystidium perlongisporum MH000600 O F KHL 16062 Brazil</text:span></text:p>
          </draw:text-box>
        </draw:frame>
        <draw:frame draw:style-name="gr13" draw:text-style-name="P3" draw:layer="layout" svg:width="11.703cm" svg:height="0.408cm" svg:x="6.708cm" svg:y="13.458cm">
          <draw:text-box>
            <text:p text:style-name="P2"><text:span text:style-name="T1">Subulicystidium perlongisporum MN207052 PC Buyck 001899 Madagascar</text:span></text:p>
          </draw:text-box>
        </draw:frame>
        <draw:frame draw:style-name="gr14" draw:text-style-name="P3" draw:layer="layout" svg:width="10.132cm" svg:height="0.408cm" svg:x="6.694cm" svg:y="12.708cm">
          <draw:text-box>
            <text:p text:style-name="P2"><text:span text:style-name="T1">Subulicystidium perlongisporum MN207053 GB Hjm 16465 Brazil</text:span></text:p>
          </draw:text-box>
        </draw:frame>
        <draw:frame draw:style-name="gr15" draw:text-style-name="P3" draw:layer="layout" svg:width="9.857cm" svg:height="0.408cm" svg:x="6.634cm" svg:y="11.96cm">
          <draw:text-box>
            <text:p text:style-name="P2"><text:span text:style-name="T1">Subulicystidium perlongisporum MN207054 LY 11631 <text:s/>Réunion</text:span></text:p>
          </draw:text-box>
        </draw:frame>
        <draw:frame draw:style-name="gr16" draw:text-style-name="P3" draw:layer="layout" svg:width="10.636cm" svg:height="0.408cm" svg:x="6.641cm" svg:y="11.212cm">
          <draw:text-box>
            <text:p text:style-name="P2"><text:span text:style-name="T1">Subulicystidium perlongisporum MN207055 KAS GEL 4815 Réunion</text:span></text:p>
          </draw:text-box>
        </draw:frame>
        <draw:frame draw:style-name="gr17" draw:text-style-name="P3" draw:layer="layout" svg:width="10.623cm" svg:height="0.408cm" svg:x="6.767cm" svg:y="10.464cm">
          <draw:text-box>
            <text:p text:style-name="P2"><text:span text:style-name="T1">Subulicystidium perlongisporum MN207040 GB KHL 10671 Jamaica</text:span></text:p>
          </draw:text-box>
        </draw:frame>
        <draw:frame draw:style-name="gr18" draw:text-style-name="P3" draw:layer="layout" svg:width="10.463cm" svg:height="0.408cm" svg:x="6.394cm" svg:y="9.715cm">
          <draw:text-box>
            <text:p text:style-name="P2"><text:span text:style-name="T1">Subulicystidium perlongisporum MN207049 KAS GEL 3681 Taiwan</text:span></text:p>
          </draw:text-box>
        </draw:frame>
        <draw:frame draw:style-name="gr19" draw:text-style-name="P3" draw:layer="layout" svg:width="10.463cm" svg:height="0.408cm" svg:x="6.546cm" svg:y="8.967cm">
          <draw:text-box>
            <text:p text:style-name="P2"><text:span text:style-name="T1">Subulicystidium perlongisporum MN207048 KAS GEL 3392 Taiwan</text:span></text:p>
          </draw:text-box>
        </draw:frame>
        <draw:frame draw:style-name="gr20" draw:text-style-name="P3" draw:layer="layout" svg:width="9.743cm" svg:height="0.408cm" svg:x="6.516cm" svg:y="8.218cm">
          <draw:text-box>
            <text:p text:style-name="P2"><text:span text:style-name="T1">Subulicystidium perlongisporum KP268489 LE 302156 <text:s/>Russia</text:span></text:p>
          </draw:text-box>
        </draw:frame>
        <draw:frame draw:style-name="gr10" draw:text-style-name="P3" draw:layer="layout" svg:width="9.823cm" svg:height="0.408cm" svg:x="6.459cm" svg:y="7.47cm">
          <draw:text-box>
            <text:p text:style-name="P2"><text:span text:style-name="T1">Subulicystidium perlongisporum MN218449 LE 315315 <text:s/>Russia</text:span></text:p>
          </draw:text-box>
        </draw:frame>
        <draw:frame draw:style-name="gr21" draw:text-style-name="P3" draw:layer="layout" svg:width="11.356cm" svg:height="0.409cm" svg:x="6.532cm" svg:y="6.721cm">
          <draw:text-box>
            <text:p text:style-name="P2"><text:span text:style-name="T1">Subulicystidium perlongisporum MN207050 ARAN Fungi 3033195 <text:s/>Spain</text:span></text:p>
          </draw:text-box>
        </draw:frame>
        <draw:frame draw:style-name="gr22" draw:text-style-name="P3" draw:layer="layout" svg:width="10.323cm" svg:height="0.408cm" svg:x="6.637cm" svg:y="4.477cm">
          <draw:text-box>
            <text:p text:style-name="P2"><text:span text:style-name="T1">Subulicystidium perlongisporum MN207045 KAS L 1726b Réunion</text:span></text:p>
          </draw:text-box>
        </draw:frame>
        <draw:frame draw:style-name="gr23" draw:text-style-name="P3" draw:layer="layout" svg:width="9.392cm" svg:height="0.409cm" svg:x="6.628cm" svg:y="3.726cm">
          <draw:text-box>
            <text:p text:style-name="P2"><text:span text:style-name="T1">Subulicystidium perlongisporum KI022V TU 132022 <text:s/>Estonia</text:span></text:p>
          </draw:text-box>
        </draw:frame>
        <draw:frame draw:style-name="gr15" draw:text-style-name="P3" draw:layer="layout" svg:width="9.857cm" svg:height="0.408cm" svg:x="6.689cm" svg:y="2.978cm">
          <draw:text-box>
            <text:p text:style-name="P2"><text:span text:style-name="T1">Subulicystidium perlongisporum MN207046 LY 12824 <text:s/>Réunion</text:span></text:p>
          </draw:text-box>
        </draw:frame>
        <draw:frame draw:style-name="gr24" draw:text-style-name="P3" draw:layer="layout" svg:width="10.831cm" svg:height="0.408cm" svg:x="6.699cm" svg:y="2.23cm">
          <draw:text-box>
            <text:p text:style-name="P2"><text:span text:style-name="T1">Subulicystidium perlongisporum MN207043 KAS GEL 5217a Réunion</text:span></text:p>
          </draw:text-box>
        </draw:frame>
        <draw:frame draw:style-name="gr25" draw:text-style-name="P3" draw:layer="layout" svg:width="11.33cm" svg:height="0.408cm" svg:x="6.704cm" svg:y="1.482cm">
          <draw:text-box>
            <text:p text:style-name="P2"><text:span text:style-name="T1">Subulicystidium perlongisporum MN207044 O F KHL 14305 Madagascar</text:span></text:p>
          </draw:text-box>
        </draw:frame>
        <draw:frame draw:style-name="gr10" draw:text-style-name="P3" draw:layer="layout" svg:width="9.823cm" svg:height="0.408cm" svg:x="6.516cm" svg:y="5.973cm">
          <draw:text-box>
            <text:p text:style-name="P2"><text:span text:style-name="T1">Subulicystidium perlongisporum MN218448 LE 314099 <text:s/>Russia</text:span></text:p>
          </draw:text-box>
        </draw:frame>
        <draw:line draw:style-name="gr1" draw:text-style-name="P1" draw:layer="layout" svg:x1="1.176cm" svg:y1="17.323cm" svg:x2="1.864cm" svg:y2="17.458cm">
          <text:p/>
        </draw:line>
        <draw:polygon draw:style-name="gr26" draw:text-style-name="P4" draw:layer="layout" svg:width="0.76cm" svg:height="0.393cm" svg:x="0.416cm" svg:y="17.119cm" svg:viewBox="0 0 761 394" draw:points="26,394 735,394 734,394 738,394 742,393 746,391 750,390 753,387 756,384 758,379 760,376 760,372 761,367 761,26 760,22 760,18 758,13 756,10 753,7 750,4 746,2 742,1 738,0 735,0 26,0 29,0 25,0 21,0 17,1 13,3 10,5 7,8 4,12 3,16 1,20 0,24 0,26 0,367 0,366 0,370 1,374 3,378 4,381 7,385 10,388 13,391 17,392 21,393 25,394">
          <text:p/>
        </draw:polygon>
        <draw:frame draw:style-name="gr18" draw:text-style-name="P3" draw:layer="layout" svg:width="10.463cm" svg:height="0.408cm" svg:x="6.522cm" svg:y="5.224cm">
          <draw:text-box>
            <text:p text:style-name="P2"><text:span text:style-name="T1">Subulicystidium perlongisporum MN207047 KAS GEL 3388 Taiwan</text:span></text:p>
          </draw:text-box>
        </draw:frame>
        <draw:line draw:style-name="gr1" draw:text-style-name="P1" draw:layer="layout" svg:x1="1.275cm" svg:y1="18.946cm" svg:x2="2.061cm" svg:y2="19.083cm">
          <text:p/>
        </draw:line>
        <draw:polygon draw:style-name="gr26" draw:text-style-name="P4" draw:layer="layout" svg:width="0.759cm" svg:height="0.393cm" svg:x="0.516cm" svg:y="18.744cm" svg:viewBox="0 0 760 394" draw:points="26,394 735,394 734,394 738,394 742,393 746,392 750,390 753,387 756,384 758,380 759,376 760,372 760,368 760,27 760,22 759,18 758,14 756,10 753,7 750,5 746,3 742,1 738,1 735,0 26,0 29,1 25,0 20,1 17,2 13,4 10,6 7,9 4,12 2,17 1,21 0,24 0,27 0,368 0,366 0,370 1,374 2,378 4,382 7,386 10,389 13,391 17,393 20,394 25,394">
          <text:p/>
        </draw:polygon>
        <draw:frame draw:style-name="gr27" draw:text-style-name="P6" draw:layer="layout" svg:width="0.624cm" svg:height="0.368cm" svg:x="0.492cm" svg:y="17.137cm">
          <draw:text-box>
            <text:p text:style-name="P5"><text:span text:style-name="T2">0.64</text:span></text:p>
          </draw:text-box>
        </draw:frame>
        <draw:line draw:style-name="gr1" draw:text-style-name="P1" draw:layer="layout" svg:x1="1.616cm" svg:y1="20.63cm" svg:x2="2.401cm" svg:y2="20.767cm">
          <text:p/>
        </draw:line>
        <draw:polygon draw:style-name="gr26" draw:text-style-name="P4" draw:layer="layout" svg:width="0.759cm" svg:height="0.394cm" svg:x="0.857cm" svg:y="20.428cm" svg:viewBox="0 0 760 395" draw:points="25,395 734,395 733,395 738,395 742,394 745,392 749,390 752,388 755,385 757,380 758,376 760,372 760,368 760,27 760,23 758,19 757,14 755,11 752,7 749,5 745,3 742,1 738,1 734,0 25,0 28,1 24,0 20,1 16,2 12,4 9,6 6,9 4,12 2,17 0,21 0,25 0,27 0,368 0,366 0,370 0,375 2,378 4,382 6,386 9,389 12,391 16,393 20,394 24,395">
          <text:p/>
        </draw:polygon>
        <draw:frame draw:style-name="gr28" draw:text-style-name="P6" draw:layer="layout" svg:width="0.624cm" svg:height="0.369cm" svg:x="0.591cm" svg:y="18.761cm">
          <draw:text-box>
            <text:p text:style-name="P5"><text:span text:style-name="T2">0.98</text:span></text:p>
          </draw:text-box>
        </draw:frame>
        <draw:line draw:style-name="gr1" draw:text-style-name="P1" draw:layer="layout" svg:x1="4.774cm" svg:y1="12.249cm" svg:x2="5.976cm" svg:y2="12.526cm">
          <text:p/>
        </draw:line>
        <draw:polygon draw:style-name="gr26" draw:text-style-name="P4" draw:layer="layout" svg:width="0.324cm" svg:height="0.393cm" svg:x="4.45cm" svg:y="12.041cm" svg:viewBox="0 0 325 394" draw:points="25,394 300,394 304,394 307,393 311,392 314,390 317,387 320,384 322,380 324,376 325,372 325,368 325,27 325,22 324,18 322,14 320,10 317,7 314,4 311,3 307,1 304,0 300,0 25,0 29,0 24,0 20,0 17,2 13,3 10,6 6,9 4,12 2,16 1,20 0,24 0,27 0,368 0,366 0,370 1,374 2,378 4,381 6,386 10,389 13,391 17,393 20,394 24,394">
          <text:p/>
        </draw:polygon>
        <draw:frame draw:style-name="gr29" draw:text-style-name="P6" draw:layer="layout" svg:width="0.624cm" svg:height="0.369cm" svg:x="0.932cm" svg:y="20.446cm">
          <draw:text-box>
            <text:p text:style-name="P5"><text:span text:style-name="T2">0.89</text:span></text:p>
          </draw:text-box>
        </draw:frame>
        <draw:line draw:style-name="gr1" draw:text-style-name="P1" draw:layer="layout" svg:x1="5.098cm" svg:y1="15.486cm" svg:x2="6.133cm" svg:y2="15.903cm">
          <text:p/>
        </draw:line>
        <draw:polygon draw:style-name="gr26" draw:text-style-name="P4" draw:layer="layout" svg:width="0.759cm" svg:height="0.393cm" svg:x="4.339cm" svg:y="15.267cm" svg:viewBox="0 0 760 394" draw:points="25,394 734,394 733,394 738,394 742,393 745,392 749,390 752,387 755,384 757,380 759,376 760,372 760,368 760,26 760,22 759,18 757,14 755,10 752,7 749,4 745,2 742,1 738,0 734,0 25,0 28,0 24,0 20,1 16,2 12,3 9,6 6,9 4,12 2,16 0,20 0,24 0,26 0,368 0,366 0,370 0,374 2,378 4,381 6,386 9,388 12,391 16,393 20,394 24,394">
          <text:p/>
        </draw:polygon>
        <draw:frame draw:style-name="gr30" draw:text-style-name="P6" draw:layer="layout" svg:width="0.312cm" svg:height="0.368cm" svg:x="4.526cm" svg:y="12.059cm">
          <draw:text-box>
            <text:p text:style-name="P5"><text:span text:style-name="T2">1</text:span></text:p>
          </draw:text-box>
        </draw:frame>
        <draw:line draw:style-name="gr1" draw:text-style-name="P1" draw:layer="layout" svg:x1="5.895cm" svg:y1="16.242cm" svg:x2="6.453cm" svg:y2="16.089cm">
          <text:p/>
        </draw:line>
        <draw:polygon draw:style-name="gr26" draw:text-style-name="P4" draw:layer="layout" svg:width="0.759cm" svg:height="0.394cm" svg:x="5.136cm" svg:y="16.061cm" svg:viewBox="0 0 760 395" draw:points="25,395 735,395 734,395 738,395 742,394 746,393 750,391 753,388 755,385 757,380 759,377 760,373 760,368 760,27 760,23 759,19 757,14 755,11 753,8 750,5 746,3 742,2 738,1 735,0 25,0 29,1 24,0 20,1 17,2 13,4 10,6 6,9 4,12 2,17 1,21 0,25 0,27 0,368 0,367 0,371 1,375 2,379 4,382 6,386 10,389 13,392 17,393 20,394 24,395">
          <text:p/>
        </draw:polygon>
        <draw:frame draw:style-name="gr29" draw:text-style-name="P6" draw:layer="layout" svg:width="0.624cm" svg:height="0.369cm" svg:x="4.414cm" svg:y="15.284cm">
          <draw:text-box>
            <text:p text:style-name="P5"><text:span text:style-name="T2">0.67</text:span></text:p>
          </draw:text-box>
        </draw:frame>
        <draw:line draw:style-name="gr1" draw:text-style-name="P1" draw:layer="layout" svg:x1="5.846cm" svg:y1="12.689cm" svg:x2="6.513cm" svg:y2="12.722cm">
          <text:p/>
        </draw:line>
        <draw:polygon draw:style-name="gr26" draw:text-style-name="P4" draw:layer="layout" svg:width="0.759cm" svg:height="0.394cm" svg:x="5.087cm" svg:y="12.491cm" svg:viewBox="0 0 760 395" draw:points="25,395 735,395 734,395 737,394 742,394 746,392 749,390 752,388 755,385 757,380 759,376 760,372 760,368 760,27 760,23 759,19 757,14 755,10 752,8 749,5 746,3 742,2 737,0 735,0 25,0 28,0 24,0 20,1 16,2 12,4 9,6 6,9 4,12 2,17 0,21 0,25 0,27 0,368 0,366 0,370 0,374 2,378 4,382 6,386 9,389 12,391 16,393 20,394 24,395">
          <text:p/>
        </draw:polygon>
        <draw:frame draw:style-name="gr29" draw:text-style-name="P6" draw:layer="layout" svg:width="0.624cm" svg:height="0.369cm" svg:x="5.212cm" svg:y="16.08cm">
          <draw:text-box>
            <text:p text:style-name="P5"><text:span text:style-name="T2">0.72</text:span></text:p>
          </draw:text-box>
        </draw:frame>
        <draw:line draw:style-name="gr1" draw:text-style-name="P1" draw:layer="layout" svg:x1="5.785cm" svg:y1="13.706cm" svg:x2="6.57cm" svg:y2="13.845cm">
          <text:p/>
        </draw:line>
        <draw:polygon draw:style-name="gr26" draw:text-style-name="P4" draw:layer="layout" svg:width="0.76cm" svg:height="0.393cm" svg:x="5.025cm" svg:y="13.504cm" svg:viewBox="0 0 761 394" draw:points="26,394 736,394 735,394 739,394 743,393 746,392 750,390 753,387 756,384 758,379 760,376 761,372 761,368 761,26 761,22 760,18 758,13 756,10 753,7 750,4 746,2 743,1 739,0 736,0 26,0 29,0 25,0 21,0 17,1 13,3 10,5 7,8 5,11 3,16 2,20 1,24 0,26 0,368 1,366 1,370 2,374 3,378 5,381 7,385 10,388 13,391 17,392 21,393 25,394">
          <text:p/>
        </draw:polygon>
        <draw:frame draw:style-name="gr29" draw:text-style-name="P6" draw:layer="layout" svg:width="0.624cm" svg:height="0.369cm" svg:x="5.162cm" svg:y="12.509cm">
          <draw:text-box>
            <text:p text:style-name="P5"><text:span text:style-name="T2">0.92</text:span></text:p>
          </draw:text-box>
        </draw:frame>
        <draw:line draw:style-name="gr1" draw:text-style-name="P1" draw:layer="layout" svg:x1="5.395cm" svg:y1="9.011cm" svg:x2="6.267cm" svg:y2="9.15cm">
          <text:p/>
        </draw:line>
        <draw:polygon draw:style-name="gr26" draw:text-style-name="P4" draw:layer="layout" svg:width="0.586cm" svg:height="0.393cm" svg:x="4.81cm" svg:y="8.81cm" svg:viewBox="0 0 587 394" draw:points="26,394 562,394 561,394 565,394 569,393 573,392 576,390 579,387 582,384 584,380 586,376 587,372 587,368 587,26 587,22 586,18 584,14 582,10 579,7 576,4 573,2 569,1 565,0 562,0 26,0 29,0 25,0 21,1 17,2 13,3 10,6 7,9 4,12 3,16 1,20 0,24 0,26 0,368 0,366 0,370 1,374 3,378 4,381 7,386 10,388 13,391 17,393 21,394 25,394">
          <text:p/>
        </draw:polygon>
        <draw:frame draw:style-name="gr27" draw:text-style-name="P6" draw:layer="layout" svg:width="0.624cm" svg:height="0.368cm" svg:x="5.101cm" svg:y="13.523cm">
          <draw:text-box>
            <text:p text:style-name="P5"><text:span text:style-name="T2">0.84</text:span></text:p>
          </draw:text-box>
        </draw:frame>
        <draw:line draw:style-name="gr1" draw:text-style-name="P1" draw:layer="layout" svg:x1="5.553cm" svg:y1="8.246cm" svg:x2="6.338cm" svg:y2="8.383cm">
          <text:p/>
        </draw:line>
        <draw:polygon draw:style-name="gr26" draw:text-style-name="P4" draw:layer="layout" svg:width="0.759cm" svg:height="0.393cm" svg:x="4.794cm" svg:y="8.045cm" svg:viewBox="0 0 760 394" draw:points="25,394 734,394 737,394 742,393 745,392 749,389 752,387 755,384 757,379 759,376 760,372 760,368 760,26 760,22 759,18 757,13 755,10 752,7 749,4 745,2 742,1 737,0 734,0 25,0 28,0 24,0 20,0 16,1 12,3 9,5 6,8 3,11 2,16 0,20 0,24 0,26 0,368 0,365 0,370 0,374 2,377 3,381 6,386 9,388 12,390 16,392 20,394 24,394">
          <text:p/>
        </draw:polygon>
        <draw:frame draw:style-name="gr31" draw:text-style-name="P6" draw:layer="layout" svg:width="0.447cm" svg:height="0.369cm" svg:x="4.886cm" svg:y="8.827cm">
          <draw:text-box>
            <text:p text:style-name="P5"><text:span text:style-name="T2">0.8</text:span></text:p>
          </draw:text-box>
        </draw:frame>
        <draw:line draw:style-name="gr1" draw:text-style-name="P1" draw:layer="layout" svg:x1="5.61cm" svg:y1="4.748cm" svg:x2="6.395cm" svg:y2="4.885cm">
          <text:p/>
        </draw:line>
        <draw:polygon draw:style-name="gr26" draw:text-style-name="P4" draw:layer="layout" svg:width="0.759cm" svg:height="0.394cm" svg:x="4.851cm" svg:y="4.545cm" svg:viewBox="0 0 760 395" draw:points="25,395 735,395 734,395 738,394 742,394 746,392 749,390 752,388 755,385 757,380 759,376 760,372 760,368 760,27 760,23 759,19 757,14 755,10 752,8 749,5 746,3 742,1 738,0 735,0 25,0 28,0 24,0 20,1 16,2 12,4 9,6 6,9 4,12 2,17 1,21 0,25 0,27 0,368 0,366 0,370 1,374 2,378 4,382 6,386 9,389 12,391 16,393 20,394 24,395">
          <text:p/>
        </draw:polygon>
        <draw:frame draw:style-name="gr29" draw:text-style-name="P6" draw:layer="layout" svg:width="0.624cm" svg:height="0.369cm" svg:x="4.869cm" svg:y="8.062cm">
          <draw:text-box>
            <text:p text:style-name="P5"><text:span text:style-name="T2">0.79</text:span></text:p>
          </draw:text-box>
        </draw:frame>
        <draw:line draw:style-name="gr1" draw:text-style-name="P1" draw:layer="layout" svg:x1="5.726cm" svg:y1="3.837cm" svg:x2="6.511cm" svg:y2="3.974cm">
          <text:p/>
        </draw:line>
        <draw:polygon draw:style-name="gr26" draw:text-style-name="P4" draw:layer="layout" svg:width="0.759cm" svg:height="0.393cm" svg:x="4.967cm" svg:y="3.634cm" svg:viewBox="0 0 760 394" draw:points="25,394 735,394 734,394 738,394 742,393 746,392 749,390 752,387 755,384 757,380 759,376 760,372 760,368 760,27 760,23 759,19 757,16 755,11 752,7 749,4 746,2 742,1 738,0 735,0 25,0 28,0 24,0 20,1 16,2 13,3 9,5 6,10 4,13 2,17 1,21 0,25 0,27 0,368 0,366 0,370 1,374 2,378 4,381 6,386 9,388 13,391 16,393 20,394 24,394">
          <text:p/>
        </draw:polygon>
        <draw:frame draw:style-name="gr29" draw:text-style-name="P6" draw:layer="layout" svg:width="0.624cm" svg:height="0.369cm" svg:x="4.926cm" svg:y="4.564cm">
          <draw:text-box>
            <text:p text:style-name="P5"><text:span text:style-name="T2">0.82</text:span></text:p>
          </draw:text-box>
        </draw:frame>
        <draw:line draw:style-name="gr1" draw:text-style-name="P1" draw:layer="layout" svg:x1="5.783cm" svg:y1="2.479cm" svg:x2="6.569cm" svg:y2="2.616cm">
          <text:p/>
        </draw:line>
        <draw:polygon draw:style-name="gr26" draw:text-style-name="P4" draw:layer="layout" svg:width="0.759cm" svg:height="0.394cm" svg:x="5.024cm" svg:y="2.277cm" svg:viewBox="0 0 760 395" draw:points="25,395 735,395 734,395 738,395 742,394 746,392 749,391 752,388 755,385 757,380 759,377 760,373 760,368 760,27 760,23 759,19 757,14 755,11 752,8 749,5 746,3 742,2 738,1 735,0 25,0 29,1 24,0 21,1 16,2 13,4 9,6 6,9 4,12 2,17 1,21 0,25 0,27 0,368 0,367 0,371 1,375 2,379 4,382 6,386 9,389 13,392 16,393 21,394 24,395">
          <text:p/>
        </draw:polygon>
        <draw:frame draw:style-name="gr32" draw:text-style-name="P6" draw:layer="layout" svg:width="0.624cm" svg:height="0.368cm" svg:x="5.042cm" svg:y="3.652cm">
          <draw:text-box>
            <text:p text:style-name="P5"><text:span text:style-name="T2">0.91</text:span></text:p>
          </draw:text-box>
        </draw:frame>
        <draw:line draw:style-name="gr33" draw:text-style-name="P1" draw:layer="layout" svg:x1="2.154cm" svg:y1="3.178cm" svg:x2="3.608cm" svg:y2="3.178cm">
          <text:p/>
        </draw:line>
        <draw:frame draw:style-name="gr29" draw:text-style-name="P6" draw:layer="layout" svg:width="0.624cm" svg:height="0.369cm" svg:x="5.1cm" svg:y="2.295cm">
          <draw:text-box>
            <text:p text:style-name="P5"><text:span text:style-name="T2">0.93</text:span></text:p>
          </draw:text-box>
        </draw:frame>
        <draw:line draw:style-name="gr34" draw:text-style-name="P1" draw:layer="layout" svg:x1="18.95cm" svg:y1="21.14cm" svg:x2="33.715cm" svg:y2="21.14cm">
          <text:p/>
        </draw:line>
        <draw:line draw:style-name="gr34" draw:text-style-name="P1" draw:layer="layout" svg:x1="18.95cm" svg:y1="20.392cm" svg:x2="33.715cm" svg:y2="20.392cm">
          <text:p/>
        </draw:line>
        <draw:line draw:style-name="gr34" draw:text-style-name="P1" draw:layer="layout" svg:x1="18.95cm" svg:y1="19.644cm" svg:x2="33.715cm" svg:y2="19.644cm">
          <text:p/>
        </draw:line>
        <draw:line draw:style-name="gr34" draw:text-style-name="P1" draw:layer="layout" svg:x1="18.95cm" svg:y1="18.896cm" svg:x2="33.715cm" svg:y2="18.896cm">
          <text:p/>
        </draw:line>
        <draw:line draw:style-name="gr34" draw:text-style-name="P1" draw:layer="layout" svg:x1="18.95cm" svg:y1="18.147cm" svg:x2="33.715cm" svg:y2="18.147cm">
          <text:p/>
        </draw:line>
        <draw:line draw:style-name="gr34" draw:text-style-name="P1" draw:layer="layout" svg:x1="18.95cm" svg:y1="17.398cm" svg:x2="33.715cm" svg:y2="17.398cm">
          <text:p/>
        </draw:line>
        <draw:line draw:style-name="gr34" draw:text-style-name="P1" draw:layer="layout" svg:x1="18.95cm" svg:y1="16.65cm" svg:x2="33.715cm" svg:y2="16.65cm">
          <text:p/>
        </draw:line>
        <draw:line draw:style-name="gr34" draw:text-style-name="P1" draw:layer="layout" svg:x1="18.95cm" svg:y1="15.902cm" svg:x2="33.715cm" svg:y2="15.902cm">
          <text:p/>
        </draw:line>
        <draw:line draw:style-name="gr34" draw:text-style-name="P1" draw:layer="layout" svg:x1="18.95cm" svg:y1="15.153cm" svg:x2="33.715cm" svg:y2="15.153cm">
          <text:p/>
        </draw:line>
        <draw:line draw:style-name="gr34" draw:text-style-name="P1" draw:layer="layout" svg:x1="18.95cm" svg:y1="14.404cm" svg:x2="33.715cm" svg:y2="14.404cm">
          <text:p/>
        </draw:line>
        <draw:line draw:style-name="gr34" draw:text-style-name="P1" draw:layer="layout" svg:x1="18.95cm" svg:y1="13.656cm" svg:x2="33.715cm" svg:y2="13.656cm">
          <text:p/>
        </draw:line>
        <draw:line draw:style-name="gr34" draw:text-style-name="P1" draw:layer="layout" svg:x1="18.95cm" svg:y1="12.907cm" svg:x2="33.715cm" svg:y2="12.907cm">
          <text:p/>
        </draw:line>
        <draw:line draw:style-name="gr34" draw:text-style-name="P1" draw:layer="layout" svg:x1="18.95cm" svg:y1="12.159cm" svg:x2="33.715cm" svg:y2="12.159cm">
          <text:p/>
        </draw:line>
        <draw:line draw:style-name="gr34" draw:text-style-name="P1" draw:layer="layout" svg:x1="18.95cm" svg:y1="11.41cm" svg:x2="33.715cm" svg:y2="11.41cm">
          <text:p/>
        </draw:line>
        <draw:line draw:style-name="gr34" draw:text-style-name="P1" draw:layer="layout" svg:x1="18.95cm" svg:y1="10.662cm" svg:x2="33.715cm" svg:y2="10.662cm">
          <text:p/>
        </draw:line>
        <draw:line draw:style-name="gr34" draw:text-style-name="P1" draw:layer="layout" svg:x1="18.95cm" svg:y1="9.914cm" svg:x2="33.715cm" svg:y2="9.914cm">
          <text:p/>
        </draw:line>
        <draw:line draw:style-name="gr34" draw:text-style-name="P1" draw:layer="layout" svg:x1="18.95cm" svg:y1="9.166cm" svg:x2="33.715cm" svg:y2="9.166cm">
          <text:p/>
        </draw:line>
        <draw:line draw:style-name="gr34" draw:text-style-name="P1" draw:layer="layout" svg:x1="18.95cm" svg:y1="8.416cm" svg:x2="33.715cm" svg:y2="8.416cm">
          <text:p/>
        </draw:line>
        <draw:line draw:style-name="gr34" draw:text-style-name="P1" draw:layer="layout" svg:x1="18.95cm" svg:y1="7.668cm" svg:x2="33.715cm" svg:y2="7.668cm">
          <text:p/>
        </draw:line>
        <draw:line draw:style-name="gr34" draw:text-style-name="P1" draw:layer="layout" svg:x1="18.95cm" svg:y1="6.92cm" svg:x2="33.715cm" svg:y2="6.92cm">
          <text:p/>
        </draw:line>
        <draw:line draw:style-name="gr34" draw:text-style-name="P1" draw:layer="layout" svg:x1="18.95cm" svg:y1="6.172cm" svg:x2="33.715cm" svg:y2="6.172cm">
          <text:p/>
        </draw:line>
        <draw:line draw:style-name="gr34" draw:text-style-name="P1" draw:layer="layout" svg:x1="18.95cm" svg:y1="5.423cm" svg:x2="33.715cm" svg:y2="5.423cm">
          <text:p/>
        </draw:line>
        <draw:line draw:style-name="gr34" draw:text-style-name="P1" draw:layer="layout" svg:x1="18.95cm" svg:y1="4.675cm" svg:x2="33.715cm" svg:y2="4.675cm">
          <text:p/>
        </draw:line>
        <draw:line draw:style-name="gr34" draw:text-style-name="P1" draw:layer="layout" svg:x1="18.95cm" svg:y1="3.925cm" svg:x2="33.715cm" svg:y2="3.925cm">
          <text:p/>
        </draw:line>
        <draw:line draw:style-name="gr34" draw:text-style-name="P1" draw:layer="layout" svg:x1="18.95cm" svg:y1="3.178cm" svg:x2="33.715cm" svg:y2="3.178cm">
          <text:p/>
        </draw:line>
        <draw:line draw:style-name="gr34" draw:text-style-name="P1" draw:layer="layout" svg:x1="18.95cm" svg:y1="2.429cm" svg:x2="33.715cm" svg:y2="2.429cm">
          <text:p/>
        </draw:line>
        <draw:line draw:style-name="gr34" draw:text-style-name="P1" draw:layer="layout" svg:x1="18.95cm" svg:y1="1.68cm" svg:x2="33.715cm" svg:y2="1.68cm">
          <text:p/>
        </draw:line>
        <draw:polygon draw:style-name="gr35" draw:text-style-name="P7" draw:layer="layout" svg:width="0.026cm" svg:height="0.374cm" svg:x="18.95cm" svg:y="20.954cm" svg:viewBox="0 0 27 375" draw:points="0,375 27,375 27,0 0,0">
          <text:p/>
        </draw:polygon>
        <draw:polygon draw:style-name="gr36" draw:text-style-name="P8" draw:layer="layout" svg:width="0.026cm" svg:height="0.374cm" svg:x="18.978cm" svg:y="20.954cm" svg:viewBox="0 0 27 375" draw:points="0,375 27,375 27,0 0,0">
          <text:p/>
        </draw:polygon>
        <draw:polygon draw:style-name="gr37" draw:text-style-name="P9" draw:layer="layout" svg:width="0.026cm" svg:height="0.374cm" svg:x="19.004cm" svg:y="20.954cm" svg:viewBox="0 0 27 375" draw:points="0,375 27,375 27,0 0,0">
          <text:p/>
        </draw:polygon>
        <draw:polygon draw:style-name="gr38" draw:text-style-name="P10" draw:layer="layout" svg:width="0.029cm" svg:height="0.374cm" svg:x="19.031cm" svg:y="20.954cm" svg:viewBox="0 0 30 375" draw:points="0,375 30,375 30,0 0,0">
          <text:p/>
        </draw:polygon>
        <draw:polygon draw:style-name="gr37" draw:text-style-name="P9" draw:layer="layout" svg:width="0.029cm" svg:height="0.374cm" svg:x="19.06cm" svg:y="20.954cm" svg:viewBox="0 0 30 375" draw:points="0,375 30,375 30,0 0,0">
          <text:p/>
        </draw:polygon>
        <draw:polygon draw:style-name="gr38" draw:text-style-name="P10" draw:layer="layout" svg:width="0.029cm" svg:height="0.374cm" svg:x="19.09cm" svg:y="20.954cm" svg:viewBox="0 0 30 375" draw:points="0,375 30,375 30,0 0,0">
          <text:p/>
        </draw:polygon>
        <draw:polygon draw:style-name="gr38" draw:text-style-name="P10" draw:layer="layout" svg:width="0.029cm" svg:height="0.374cm" svg:x="19.119cm" svg:y="20.954cm" svg:viewBox="0 0 30 375" draw:points="0,375 30,375 30,0 0,0">
          <text:p/>
        </draw:polygon>
        <draw:polygon draw:style-name="gr36" draw:text-style-name="P8" draw:layer="layout" svg:width="0.029cm" svg:height="0.374cm" svg:x="19.148cm" svg:y="20.954cm" svg:viewBox="0 0 30 375" draw:points="0,375 30,375 30,0 0,0">
          <text:p/>
        </draw:polygon>
        <draw:polygon draw:style-name="gr37" draw:text-style-name="P9" draw:layer="layout" svg:width="0.029cm" svg:height="0.374cm" svg:x="19.177cm" svg:y="20.954cm" svg:viewBox="0 0 30 375" draw:points="0,375 30,375 30,0 0,0">
          <text:p/>
        </draw:polygon>
        <draw:polygon draw:style-name="gr38" draw:text-style-name="P10" draw:layer="layout" svg:width="0.03cm" svg:height="0.374cm" svg:x="19.207cm" svg:y="20.954cm" svg:viewBox="0 0 31 375" draw:points="0,375 31,375 31,0 0,0">
          <text:p/>
        </draw:polygon>
        <draw:polygon draw:style-name="gr38" draw:text-style-name="P10" draw:layer="layout" svg:width="0.029cm" svg:height="0.374cm" svg:x="19.237cm" svg:y="20.954cm" svg:viewBox="0 0 30 375" draw:points="0,375 30,375 30,0 0,0">
          <text:p/>
        </draw:polygon>
        <draw:polygon draw:style-name="gr36" draw:text-style-name="P8" draw:layer="layout" svg:width="0.029cm" svg:height="0.374cm" svg:x="19.266cm" svg:y="20.954cm" svg:viewBox="0 0 30 375" draw:points="0,375 30,375 30,0 0,0">
          <text:p/>
        </draw:polygon>
        <draw:polygon draw:style-name="gr37" draw:text-style-name="P9" draw:layer="layout" svg:width="0.03cm" svg:height="0.374cm" svg:x="19.295cm" svg:y="20.954cm" svg:viewBox="0 0 31 375" draw:points="0,375 31,375 31,0 0,0">
          <text:p/>
        </draw:polygon>
        <draw:polygon draw:style-name="gr37" draw:text-style-name="P9" draw:layer="layout" svg:width="0.029cm" svg:height="0.374cm" svg:x="19.325cm" svg:y="20.954cm" svg:viewBox="0 0 30 375" draw:points="0,375 30,375 30,0 0,0">
          <text:p/>
        </draw:polygon>
        <draw:polygon draw:style-name="gr36" draw:text-style-name="P8" draw:layer="layout" svg:width="0.029cm" svg:height="0.374cm" svg:x="19.355cm" svg:y="20.954cm" svg:viewBox="0 0 30 375" draw:points="0,375 30,375 30,0 0,0">
          <text:p/>
        </draw:polygon>
        <draw:polygon draw:style-name="gr36" draw:text-style-name="P8" draw:layer="layout" svg:width="0.029cm" svg:height="0.374cm" svg:x="19.384cm" svg:y="20.954cm" svg:viewBox="0 0 30 375" draw:points="0,375 30,375 30,0 0,0">
          <text:p/>
        </draw:polygon>
        <draw:polygon draw:style-name="gr37" draw:text-style-name="P9" draw:layer="layout" svg:width="0.029cm" svg:height="0.374cm" svg:x="19.414cm" svg:y="20.954cm" svg:viewBox="0 0 30 375" draw:points="0,375 30,375 30,0 0,0">
          <text:p/>
        </draw:polygon>
        <draw:polygon draw:style-name="gr38" draw:text-style-name="P10" draw:layer="layout" svg:width="0.029cm" svg:height="0.374cm" svg:x="19.472cm" svg:y="20.954cm" svg:viewBox="0 0 30 375" draw:points="0,375 30,375 30,0 0,0">
          <text:p/>
        </draw:polygon>
        <draw:polygon draw:style-name="gr36" draw:text-style-name="P8" draw:layer="layout" svg:width="0.029cm" svg:height="0.374cm" svg:x="19.501cm" svg:y="20.954cm" svg:viewBox="0 0 30 375" draw:points="0,375 30,375 30,0 0,0">
          <text:p/>
        </draw:polygon>
        <draw:polygon draw:style-name="gr37" draw:text-style-name="P9" draw:layer="layout" svg:width="0.029cm" svg:height="0.374cm" svg:x="19.532cm" svg:y="20.954cm" svg:viewBox="0 0 30 375" draw:points="0,375 30,375 30,0 0,0">
          <text:p/>
        </draw:polygon>
        <draw:polygon draw:style-name="gr37" draw:text-style-name="P9" draw:layer="layout" svg:width="0.029cm" svg:height="0.374cm" svg:x="19.561cm" svg:y="20.954cm" svg:viewBox="0 0 30 375" draw:points="0,375 30,375 30,0 0,0">
          <text:p/>
        </draw:polygon>
        <draw:polygon draw:style-name="gr37" draw:text-style-name="P9" draw:layer="layout" svg:width="0.029cm" svg:height="0.374cm" svg:x="19.59cm" svg:y="20.954cm" svg:viewBox="0 0 30 375" draw:points="0,375 30,375 30,0 0,0">
          <text:p/>
        </draw:polygon>
        <draw:polygon draw:style-name="gr38" draw:text-style-name="P10" draw:layer="layout" svg:width="0.029cm" svg:height="0.374cm" svg:x="19.619cm" svg:y="20.954cm" svg:viewBox="0 0 30 375" draw:points="0,375 30,375 30,0 0,0">
          <text:p/>
        </draw:polygon>
        <draw:polygon draw:style-name="gr36" draw:text-style-name="P8" draw:layer="layout" svg:width="0.029cm" svg:height="0.374cm" svg:x="19.649cm" svg:y="20.954cm" svg:viewBox="0 0 30 375" draw:points="0,375 30,375 30,0 0,0">
          <text:p/>
        </draw:polygon>
        <draw:polygon draw:style-name="gr37" draw:text-style-name="P9" draw:layer="layout" svg:width="0.029cm" svg:height="0.374cm" svg:x="19.679cm" svg:y="20.954cm" svg:viewBox="0 0 30 375" draw:points="0,375 30,375 30,0 0,0">
          <text:p/>
        </draw:polygon>
        <draw:polygon draw:style-name="gr37" draw:text-style-name="P9" draw:layer="layout" svg:width="0.03cm" svg:height="0.374cm" svg:x="19.708cm" svg:y="20.954cm" svg:viewBox="0 0 31 375" draw:points="0,375 31,375 31,0 0,0">
          <text:p/>
        </draw:polygon>
        <draw:polygon draw:style-name="gr36" draw:text-style-name="P8" draw:layer="layout" svg:width="0.029cm" svg:height="0.374cm" svg:x="19.738cm" svg:y="20.954cm" svg:viewBox="0 0 30 375" draw:points="0,375 30,375 30,0 0,0">
          <text:p/>
        </draw:polygon>
        <draw:polygon draw:style-name="gr36" draw:text-style-name="P8" draw:layer="layout" svg:width="0.029cm" svg:height="0.374cm" svg:x="19.767cm" svg:y="20.954cm" svg:viewBox="0 0 30 375" draw:points="0,375 30,375 30,0 0,0">
          <text:p/>
        </draw:polygon>
        <draw:polygon draw:style-name="gr36" draw:text-style-name="P8" draw:layer="layout" svg:width="0.029cm" svg:height="0.374cm" svg:x="19.796cm" svg:y="20.954cm" svg:viewBox="0 0 30 375" draw:points="0,375 30,375 30,0 0,0">
          <text:p/>
        </draw:polygon>
        <draw:polygon draw:style-name="gr38" draw:text-style-name="P10" draw:layer="layout" svg:width="0.029cm" svg:height="0.374cm" svg:x="19.825cm" svg:y="20.954cm" svg:viewBox="0 0 30 375" draw:points="0,375 30,375 30,0 0,0">
          <text:p/>
        </draw:polygon>
        <draw:polygon draw:style-name="gr37" draw:text-style-name="P9" draw:layer="layout" svg:width="0.029cm" svg:height="0.374cm" svg:x="19.856cm" svg:y="20.954cm" svg:viewBox="0 0 30 375" draw:points="0,375 30,375 30,0 0,0">
          <text:p/>
        </draw:polygon>
        <draw:polygon draw:style-name="gr36" draw:text-style-name="P8" draw:layer="layout" svg:width="0.029cm" svg:height="0.374cm" svg:x="19.885cm" svg:y="20.954cm" svg:viewBox="0 0 30 375" draw:points="0,375 30,375 30,0 0,0">
          <text:p/>
        </draw:polygon>
        <draw:polygon draw:style-name="gr35" draw:text-style-name="P7" draw:layer="layout" svg:width="0.029cm" svg:height="0.374cm" svg:x="19.914cm" svg:y="20.954cm" svg:viewBox="0 0 30 375" draw:points="0,375 30,375 30,0 0,0">
          <text:p/>
        </draw:polygon>
        <draw:polygon draw:style-name="gr36" draw:text-style-name="P8" draw:layer="layout" svg:width="0.029cm" svg:height="0.374cm" svg:x="19.943cm" svg:y="20.954cm" svg:viewBox="0 0 30 375" draw:points="0,375 30,375 30,0 0,0">
          <text:p/>
        </draw:polygon>
        <draw:polygon draw:style-name="gr36" draw:text-style-name="P8" draw:layer="layout" svg:width="0.029cm" svg:height="0.374cm" svg:x="19.973cm" svg:y="20.954cm" svg:viewBox="0 0 30 375" draw:points="0,375 30,375 30,0 0,0">
          <text:p/>
        </draw:polygon>
        <draw:polygon draw:style-name="gr37" draw:text-style-name="P9" draw:layer="layout" svg:width="0.029cm" svg:height="0.374cm" svg:x="20.003cm" svg:y="20.954cm" svg:viewBox="0 0 30 375" draw:points="0,375 30,375 30,0 0,0">
          <text:p/>
        </draw:polygon>
        <draw:polygon draw:style-name="gr37" draw:text-style-name="P9" draw:layer="layout" svg:width="0.029cm" svg:height="0.374cm" svg:x="20.032cm" svg:y="20.954cm" svg:viewBox="0 0 30 375" draw:points="0,375 30,375 30,0 0,0">
          <text:p/>
        </draw:polygon>
        <draw:polygon draw:style-name="gr36" draw:text-style-name="P8" draw:layer="layout" svg:width="0.03cm" svg:height="0.374cm" svg:x="20.061cm" svg:y="20.954cm" svg:viewBox="0 0 31 375" draw:points="0,375 31,375 31,0 0,0">
          <text:p/>
        </draw:polygon>
        <draw:polygon draw:style-name="gr37" draw:text-style-name="P9" draw:layer="layout" svg:width="0.029cm" svg:height="0.374cm" svg:x="20.091cm" svg:y="20.954cm" svg:viewBox="0 0 30 375" draw:points="0,375 30,375 30,0 0,0">
          <text:p/>
        </draw:polygon>
        <draw:polygon draw:style-name="gr37" draw:text-style-name="P9" draw:layer="layout" svg:width="0.029cm" svg:height="0.374cm" svg:x="20.12cm" svg:y="20.954cm" svg:viewBox="0 0 30 375" draw:points="0,375 30,375 30,0 0,0">
          <text:p/>
        </draw:polygon>
        <draw:polygon draw:style-name="gr35" draw:text-style-name="P7" draw:layer="layout" svg:width="0.03cm" svg:height="0.374cm" svg:x="20.149cm" svg:y="20.954cm" svg:viewBox="0 0 31 375" draw:points="0,375 31,375 31,0 0,0">
          <text:p/>
        </draw:polygon>
        <draw:polygon draw:style-name="gr37" draw:text-style-name="P9" draw:layer="layout" svg:width="0.029cm" svg:height="0.374cm" svg:x="20.18cm" svg:y="20.954cm" svg:viewBox="0 0 30 375" draw:points="0,375 30,375 30,0 0,0">
          <text:p/>
        </draw:polygon>
        <draw:polygon draw:style-name="gr35" draw:text-style-name="P7" draw:layer="layout" svg:width="0.029cm" svg:height="0.374cm" svg:x="20.209cm" svg:y="20.954cm" svg:viewBox="0 0 30 375" draw:points="0,375 30,375 30,0 0,0">
          <text:p/>
        </draw:polygon>
        <draw:polygon draw:style-name="gr36" draw:text-style-name="P8" draw:layer="layout" svg:width="0.029cm" svg:height="0.374cm" svg:x="20.238cm" svg:y="20.954cm" svg:viewBox="0 0 30 375" draw:points="0,375 30,375 30,0 0,0">
          <text:p/>
        </draw:polygon>
        <draw:polygon draw:style-name="gr37" draw:text-style-name="P9" draw:layer="layout" svg:width="0.029cm" svg:height="0.374cm" svg:x="20.267cm" svg:y="20.954cm" svg:viewBox="0 0 30 375" draw:points="0,375 30,375 30,0 0,0">
          <text:p/>
        </draw:polygon>
        <draw:polygon draw:style-name="gr36" draw:text-style-name="P8" draw:layer="layout" svg:width="0.029cm" svg:height="0.374cm" svg:x="20.297cm" svg:y="20.954cm" svg:viewBox="0 0 30 375" draw:points="0,375 30,375 30,0 0,0">
          <text:p/>
        </draw:polygon>
        <draw:polygon draw:style-name="gr36" draw:text-style-name="P8" draw:layer="layout" svg:width="0.029cm" svg:height="0.374cm" svg:x="20.326cm" svg:y="20.954cm" svg:viewBox="0 0 30 375" draw:points="0,375 30,375 30,0 0,0">
          <text:p/>
        </draw:polygon>
        <draw:polygon draw:style-name="gr37" draw:text-style-name="P9" draw:layer="layout" svg:width="0.029cm" svg:height="0.374cm" svg:x="20.356cm" svg:y="20.954cm" svg:viewBox="0 0 30 375" draw:points="0,375 30,375 30,0 0,0">
          <text:p/>
        </draw:polygon>
        <draw:polygon draw:style-name="gr38" draw:text-style-name="P10" draw:layer="layout" svg:width="0.029cm" svg:height="0.374cm" svg:x="20.385cm" svg:y="20.954cm" svg:viewBox="0 0 30 375" draw:points="0,375 30,375 30,0 0,0">
          <text:p/>
        </draw:polygon>
        <draw:polygon draw:style-name="gr37" draw:text-style-name="P9" draw:layer="layout" svg:width="0.029cm" svg:height="0.374cm" svg:x="20.415cm" svg:y="20.954cm" svg:viewBox="0 0 30 375" draw:points="0,375 30,375 30,0 0,0">
          <text:p/>
        </draw:polygon>
        <draw:polygon draw:style-name="gr36" draw:text-style-name="P8" draw:layer="layout" svg:width="0.029cm" svg:height="0.374cm" svg:x="20.444cm" svg:y="20.954cm" svg:viewBox="0 0 30 375" draw:points="0,375 30,375 30,0 0,0">
          <text:p/>
        </draw:polygon>
        <draw:polygon draw:style-name="gr38" draw:text-style-name="P10" draw:layer="layout" svg:width="0.029cm" svg:height="0.374cm" svg:x="20.473cm" svg:y="20.954cm" svg:viewBox="0 0 30 375" draw:points="0,375 30,375 30,0 0,0">
          <text:p/>
        </draw:polygon>
        <draw:polygon draw:style-name="gr37" draw:text-style-name="P9" draw:layer="layout" svg:width="0.03cm" svg:height="0.374cm" svg:x="20.502cm" svg:y="20.954cm" svg:viewBox="0 0 31 375" draw:points="0,375 31,375 31,0 0,0">
          <text:p/>
        </draw:polygon>
        <draw:polygon draw:style-name="gr36" draw:text-style-name="P8" draw:layer="layout" svg:width="0.029cm" svg:height="0.374cm" svg:x="20.533cm" svg:y="20.954cm" svg:viewBox="0 0 30 375" draw:points="0,375 30,375 30,0 0,0">
          <text:p/>
        </draw:polygon>
        <draw:polygon draw:style-name="gr37" draw:text-style-name="P9" draw:layer="layout" svg:width="0.029cm" svg:height="0.374cm" svg:x="20.562cm" svg:y="20.954cm" svg:viewBox="0 0 30 375" draw:points="0,375 30,375 30,0 0,0">
          <text:p/>
        </draw:polygon>
        <draw:polygon draw:style-name="gr37" draw:text-style-name="P9" draw:layer="layout" svg:width="0.029cm" svg:height="0.374cm" svg:x="20.592cm" svg:y="20.954cm" svg:viewBox="0 0 30 375" draw:points="0,375 30,375 30,0 0,0">
          <text:p/>
        </draw:polygon>
        <draw:polygon draw:style-name="gr37" draw:text-style-name="P9" draw:layer="layout" svg:width="0.029cm" svg:height="0.374cm" svg:x="20.621cm" svg:y="20.954cm" svg:viewBox="0 0 30 375" draw:points="0,375 30,375 30,0 0,0">
          <text:p/>
        </draw:polygon>
        <draw:polygon draw:style-name="gr36" draw:text-style-name="P8" draw:layer="layout" svg:width="0.029cm" svg:height="0.374cm" svg:x="20.65cm" svg:y="20.954cm" svg:viewBox="0 0 30 375" draw:points="0,375 30,375 30,0 0,0">
          <text:p/>
        </draw:polygon>
        <draw:polygon draw:style-name="gr38" draw:text-style-name="P10" draw:layer="layout" svg:width="0.029cm" svg:height="0.374cm" svg:x="20.68cm" svg:y="20.954cm" svg:viewBox="0 0 30 375" draw:points="0,375 30,375 30,0 0,0">
          <text:p/>
        </draw:polygon>
        <draw:polygon draw:style-name="gr36" draw:text-style-name="P8" draw:layer="layout" svg:width="0.029cm" svg:height="0.374cm" svg:x="20.71cm" svg:y="20.954cm" svg:viewBox="0 0 30 375" draw:points="0,375 30,375 30,0 0,0">
          <text:p/>
        </draw:polygon>
        <draw:polygon draw:style-name="gr36" draw:text-style-name="P8" draw:layer="layout" svg:width="0.029cm" svg:height="0.374cm" svg:x="20.739cm" svg:y="20.954cm" svg:viewBox="0 0 30 375" draw:points="0,375 30,375 30,0 0,0">
          <text:p/>
        </draw:polygon>
        <draw:polygon draw:style-name="gr36" draw:text-style-name="P8" draw:layer="layout" svg:width="0.029cm" svg:height="0.374cm" svg:x="20.768cm" svg:y="20.954cm" svg:viewBox="0 0 30 375" draw:points="0,375 30,375 30,0 0,0">
          <text:p/>
        </draw:polygon>
        <draw:polygon draw:style-name="gr37" draw:text-style-name="P9" draw:layer="layout" svg:width="0.03cm" svg:height="0.374cm" svg:x="20.826cm" svg:y="20.954cm" svg:viewBox="0 0 31 375" draw:points="0,375 31,375 31,0 0,0">
          <text:p/>
        </draw:polygon>
        <draw:polygon draw:style-name="gr35" draw:text-style-name="P7" draw:layer="layout" svg:width="0.029cm" svg:height="0.374cm" svg:x="20.857cm" svg:y="20.954cm" svg:viewBox="0 0 30 375" draw:points="0,375 30,375 30,0 0,0">
          <text:p/>
        </draw:polygon>
        <draw:polygon draw:style-name="gr36" draw:text-style-name="P8" draw:layer="layout" svg:width="0.029cm" svg:height="0.374cm" svg:x="20.886cm" svg:y="20.954cm" svg:viewBox="0 0 30 375" draw:points="0,375 30,375 30,0 0,0">
          <text:p/>
        </draw:polygon>
        <draw:polygon draw:style-name="gr37" draw:text-style-name="P9" draw:layer="layout" svg:width="0.03cm" svg:height="0.374cm" svg:x="20.915cm" svg:y="20.954cm" svg:viewBox="0 0 31 375" draw:points="0,375 31,375 31,0 0,0">
          <text:p/>
        </draw:polygon>
        <draw:polygon draw:style-name="gr36" draw:text-style-name="P8" draw:layer="layout" svg:width="0.029cm" svg:height="0.374cm" svg:x="20.945cm" svg:y="20.954cm" svg:viewBox="0 0 30 375" draw:points="0,375 30,375 30,0 0,0">
          <text:p/>
        </draw:polygon>
        <draw:polygon draw:style-name="gr37" draw:text-style-name="P9" draw:layer="layout" svg:width="0.029cm" svg:height="0.374cm" svg:x="20.974cm" svg:y="20.954cm" svg:viewBox="0 0 30 375" draw:points="0,375 30,375 30,0 0,0">
          <text:p/>
        </draw:polygon>
        <draw:polygon draw:style-name="gr36" draw:text-style-name="P8" draw:layer="layout" svg:width="0.029cm" svg:height="0.374cm" svg:x="21.004cm" svg:y="20.954cm" svg:viewBox="0 0 30 375" draw:points="0,375 30,375 30,0 0,0">
          <text:p/>
        </draw:polygon>
        <draw:polygon draw:style-name="gr36" draw:text-style-name="P8" draw:layer="layout" svg:width="0.029cm" svg:height="0.374cm" svg:x="21.034cm" svg:y="20.954cm" svg:viewBox="0 0 30 375" draw:points="0,375 30,375 30,0 0,0">
          <text:p/>
        </draw:polygon>
        <draw:polygon draw:style-name="gr38" draw:text-style-name="P10" draw:layer="layout" svg:width="0.029cm" svg:height="0.374cm" svg:x="21.063cm" svg:y="20.954cm" svg:viewBox="0 0 30 375" draw:points="0,375 30,375 30,0 0,0">
          <text:p/>
        </draw:polygon>
        <draw:polygon draw:style-name="gr38" draw:text-style-name="P10" draw:layer="layout" svg:width="0.029cm" svg:height="0.374cm" svg:x="21.092cm" svg:y="20.954cm" svg:viewBox="0 0 30 375" draw:points="0,375 30,375 30,0 0,0">
          <text:p/>
        </draw:polygon>
        <draw:polygon draw:style-name="gr36" draw:text-style-name="P8" draw:layer="layout" svg:width="0.029cm" svg:height="0.374cm" svg:x="21.121cm" svg:y="20.954cm" svg:viewBox="0 0 30 375" draw:points="0,375 30,375 30,0 0,0">
          <text:p/>
        </draw:polygon>
        <draw:polygon draw:style-name="gr36" draw:text-style-name="P8" draw:layer="layout" svg:width="0.029cm" svg:height="0.374cm" svg:x="21.152cm" svg:y="20.954cm" svg:viewBox="0 0 30 375" draw:points="0,375 30,375 30,0 0,0">
          <text:p/>
        </draw:polygon>
        <draw:polygon draw:style-name="gr35" draw:text-style-name="P7" draw:layer="layout" svg:width="0.029cm" svg:height="0.374cm" svg:x="21.181cm" svg:y="20.954cm" svg:viewBox="0 0 30 375" draw:points="0,375 30,375 30,0 0,0">
          <text:p/>
        </draw:polygon>
        <draw:polygon draw:style-name="gr35" draw:text-style-name="P7" draw:layer="layout" svg:width="0.029cm" svg:height="0.374cm" svg:x="21.21cm" svg:y="20.954cm" svg:viewBox="0 0 30 375" draw:points="0,375 30,375 30,0 0,0">
          <text:p/>
        </draw:polygon>
        <draw:polygon draw:style-name="gr35" draw:text-style-name="P7" draw:layer="layout" svg:width="0.029cm" svg:height="0.374cm" svg:x="21.239cm" svg:y="20.954cm" svg:viewBox="0 0 30 375" draw:points="0,375 30,375 30,0 0,0">
          <text:p/>
        </draw:polygon>
        <draw:polygon draw:style-name="gr36" draw:text-style-name="P8" draw:layer="layout" svg:width="0.029cm" svg:height="0.374cm" svg:x="21.269cm" svg:y="20.954cm" svg:viewBox="0 0 30 375" draw:points="0,375 30,375 30,0 0,0">
          <text:p/>
        </draw:polygon>
        <draw:polygon draw:style-name="gr36" draw:text-style-name="P8" draw:layer="layout" svg:width="0.029cm" svg:height="0.374cm" svg:x="21.298cm" svg:y="20.954cm" svg:viewBox="0 0 30 375" draw:points="0,375 30,375 30,0 0,0">
          <text:p/>
        </draw:polygon>
        <draw:polygon draw:style-name="gr35" draw:text-style-name="P7" draw:layer="layout" svg:width="0.029cm" svg:height="0.374cm" svg:x="21.328cm" svg:y="20.954cm" svg:viewBox="0 0 30 375" draw:points="0,375 30,375 30,0 0,0">
          <text:p/>
        </draw:polygon>
        <draw:polygon draw:style-name="gr35" draw:text-style-name="P7" draw:layer="layout" svg:width="0.03cm" svg:height="0.374cm" svg:x="21.357cm" svg:y="20.954cm" svg:viewBox="0 0 31 375" draw:points="0,375 31,375 31,0 0,0">
          <text:p/>
        </draw:polygon>
        <draw:polygon draw:style-name="gr35" draw:text-style-name="P7" draw:layer="layout" svg:width="0.029cm" svg:height="0.374cm" svg:x="21.387cm" svg:y="20.954cm" svg:viewBox="0 0 30 375" draw:points="0,375 30,375 30,0 0,0">
          <text:p/>
        </draw:polygon>
        <draw:polygon draw:style-name="gr36" draw:text-style-name="P8" draw:layer="layout" svg:width="0.029cm" svg:height="0.374cm" svg:x="21.416cm" svg:y="20.954cm" svg:viewBox="0 0 30 375" draw:points="0,375 30,375 30,0 0,0">
          <text:p/>
        </draw:polygon>
        <draw:polygon draw:style-name="gr36" draw:text-style-name="P8" draw:layer="layout" svg:width="0.029cm" svg:height="0.374cm" svg:x="21.445cm" svg:y="20.954cm" svg:viewBox="0 0 30 375" draw:points="0,375 30,375 30,0 0,0">
          <text:p/>
        </draw:polygon>
        <draw:polygon draw:style-name="gr36" draw:text-style-name="P8" draw:layer="layout" svg:width="0.029cm" svg:height="0.374cm" svg:x="21.476cm" svg:y="20.954cm" svg:viewBox="0 0 30 375" draw:points="0,375 30,375 30,0 0,0">
          <text:p/>
        </draw:polygon>
        <draw:polygon draw:style-name="gr36" draw:text-style-name="P8" draw:layer="layout" svg:width="0.029cm" svg:height="0.374cm" svg:x="21.505cm" svg:y="20.954cm" svg:viewBox="0 0 30 375" draw:points="0,375 30,375 30,0 0,0">
          <text:p/>
        </draw:polygon>
        <draw:polygon draw:style-name="gr38" draw:text-style-name="P10" draw:layer="layout" svg:width="0.029cm" svg:height="0.374cm" svg:x="21.534cm" svg:y="20.954cm" svg:viewBox="0 0 30 375" draw:points="0,375 30,375 30,0 0,0">
          <text:p/>
        </draw:polygon>
        <draw:polygon draw:style-name="gr37" draw:text-style-name="P9" draw:layer="layout" svg:width="0.029cm" svg:height="0.374cm" svg:x="21.563cm" svg:y="20.954cm" svg:viewBox="0 0 30 375" draw:points="0,375 30,375 30,0 0,0">
          <text:p/>
        </draw:polygon>
        <draw:polygon draw:style-name="gr38" draw:text-style-name="P10" draw:layer="layout" svg:width="0.029cm" svg:height="0.374cm" svg:x="21.593cm" svg:y="20.954cm" svg:viewBox="0 0 30 375" draw:points="0,375 30,375 30,0 0,0">
          <text:p/>
        </draw:polygon>
        <draw:polygon draw:style-name="gr37" draw:text-style-name="P9" draw:layer="layout" svg:width="0.029cm" svg:height="0.374cm" svg:x="21.622cm" svg:y="20.954cm" svg:viewBox="0 0 30 375" draw:points="0,375 30,375 30,0 0,0">
          <text:p/>
        </draw:polygon>
        <draw:polygon draw:style-name="gr35" draw:text-style-name="P7" draw:layer="layout" svg:width="0.029cm" svg:height="0.374cm" svg:x="21.652cm" svg:y="20.954cm" svg:viewBox="0 0 30 375" draw:points="0,375 30,375 30,0 0,0">
          <text:p/>
        </draw:polygon>
        <draw:polygon draw:style-name="gr35" draw:text-style-name="P7" draw:layer="layout" svg:width="0.03cm" svg:height="0.374cm" svg:x="21.681cm" svg:y="20.954cm" svg:viewBox="0 0 31 375" draw:points="0,375 31,375 31,0 0,0">
          <text:p/>
        </draw:polygon>
        <draw:polygon draw:style-name="gr36" draw:text-style-name="P8" draw:layer="layout" svg:width="0.029cm" svg:height="0.374cm" svg:x="21.711cm" svg:y="20.954cm" svg:viewBox="0 0 30 375" draw:points="0,375 30,375 30,0 0,0">
          <text:p/>
        </draw:polygon>
        <draw:polygon draw:style-name="gr36" draw:text-style-name="P8" draw:layer="layout" svg:width="0.029cm" svg:height="0.374cm" svg:x="21.74cm" svg:y="20.954cm" svg:viewBox="0 0 30 375" draw:points="0,375 30,375 30,0 0,0">
          <text:p/>
        </draw:polygon>
        <draw:polygon draw:style-name="gr38" draw:text-style-name="P10" draw:layer="layout" svg:width="0.03cm" svg:height="0.374cm" svg:x="21.769cm" svg:y="20.954cm" svg:viewBox="0 0 31 375" draw:points="0,375 31,375 31,0 0,0">
          <text:p/>
        </draw:polygon>
        <draw:polygon draw:style-name="gr38" draw:text-style-name="P10" draw:layer="layout" svg:width="0.029cm" svg:height="0.374cm" svg:x="21.8cm" svg:y="20.954cm" svg:viewBox="0 0 30 375" draw:points="0,375 30,375 30,0 0,0">
          <text:p/>
        </draw:polygon>
        <draw:polygon draw:style-name="gr38" draw:text-style-name="P10" draw:layer="layout" svg:width="0.029cm" svg:height="0.374cm" svg:x="21.829cm" svg:y="20.954cm" svg:viewBox="0 0 30 375" draw:points="0,375 30,375 30,0 0,0">
          <text:p/>
        </draw:polygon>
        <draw:polygon draw:style-name="gr37" draw:text-style-name="P9" draw:layer="layout" svg:width="0.029cm" svg:height="0.374cm" svg:x="21.858cm" svg:y="20.954cm" svg:viewBox="0 0 30 375" draw:points="0,375 30,375 30,0 0,0">
          <text:p/>
        </draw:polygon>
        <draw:polygon draw:style-name="gr37" draw:text-style-name="P9" draw:layer="layout" svg:width="0.029cm" svg:height="0.374cm" svg:x="21.887cm" svg:y="20.954cm" svg:viewBox="0 0 30 375" draw:points="0,375 30,375 30,0 0,0">
          <text:p/>
        </draw:polygon>
        <draw:polygon draw:style-name="gr37" draw:text-style-name="P9" draw:layer="layout" svg:width="0.029cm" svg:height="0.374cm" svg:x="21.917cm" svg:y="20.954cm" svg:viewBox="0 0 30 375" draw:points="0,375 30,375 30,0 0,0">
          <text:p/>
        </draw:polygon>
        <draw:polygon draw:style-name="gr35" draw:text-style-name="P7" draw:layer="layout" svg:width="0.029cm" svg:height="0.374cm" svg:x="21.946cm" svg:y="20.954cm" svg:viewBox="0 0 30 375" draw:points="0,375 30,375 30,0 0,0">
          <text:p/>
        </draw:polygon>
        <draw:polygon draw:style-name="gr37" draw:text-style-name="P9" draw:layer="layout" svg:width="0.029cm" svg:height="0.374cm" svg:x="21.976cm" svg:y="20.954cm" svg:viewBox="0 0 30 375" draw:points="0,375 30,375 30,0 0,0">
          <text:p/>
        </draw:polygon>
        <draw:polygon draw:style-name="gr37" draw:text-style-name="P9" draw:layer="layout" svg:width="0.029cm" svg:height="0.374cm" svg:x="22.005cm" svg:y="20.954cm" svg:viewBox="0 0 30 375" draw:points="0,375 30,375 30,0 0,0">
          <text:p/>
        </draw:polygon>
        <draw:polygon draw:style-name="gr37" draw:text-style-name="P9" draw:layer="layout" svg:width="0.029cm" svg:height="0.374cm" svg:x="22.035cm" svg:y="20.954cm" svg:viewBox="0 0 30 375" draw:points="0,375 30,375 30,0 0,0">
          <text:p/>
        </draw:polygon>
        <draw:polygon draw:style-name="gr36" draw:text-style-name="P8" draw:layer="layout" svg:width="0.029cm" svg:height="0.374cm" svg:x="22.064cm" svg:y="20.954cm" svg:viewBox="0 0 30 375" draw:points="0,375 30,375 30,0 0,0">
          <text:p/>
        </draw:polygon>
        <draw:polygon draw:style-name="gr36" draw:text-style-name="P8" draw:layer="layout" svg:width="0.029cm" svg:height="0.374cm" svg:x="22.093cm" svg:y="20.954cm" svg:viewBox="0 0 30 375" draw:points="0,375 30,375 30,0 0,0">
          <text:p/>
        </draw:polygon>
        <draw:polygon draw:style-name="gr37" draw:text-style-name="P9" draw:layer="layout" svg:width="0.03cm" svg:height="0.374cm" svg:x="22.122cm" svg:y="20.954cm" svg:viewBox="0 0 31 375" draw:points="0,375 31,375 31,0 0,0">
          <text:p/>
        </draw:polygon>
        <draw:polygon draw:style-name="gr35" draw:text-style-name="P7" draw:layer="layout" svg:width="0.029cm" svg:height="0.374cm" svg:x="22.153cm" svg:y="20.954cm" svg:viewBox="0 0 30 375" draw:points="0,375 30,375 30,0 0,0">
          <text:p/>
        </draw:polygon>
        <draw:polygon draw:style-name="gr37" draw:text-style-name="P9" draw:layer="layout" svg:width="0.029cm" svg:height="0.374cm" svg:x="22.182cm" svg:y="20.954cm" svg:viewBox="0 0 30 375" draw:points="0,375 30,375 30,0 0,0">
          <text:p/>
        </draw:polygon>
        <draw:polygon draw:style-name="gr36" draw:text-style-name="P8" draw:layer="layout" svg:width="0.03cm" svg:height="0.374cm" svg:x="22.211cm" svg:y="20.954cm" svg:viewBox="0 0 31 375" draw:points="0,375 31,375 31,0 0,0">
          <text:p/>
        </draw:polygon>
        <draw:polygon draw:style-name="gr36" draw:text-style-name="P8" draw:layer="layout" svg:width="0.029cm" svg:height="0.374cm" svg:x="22.241cm" svg:y="20.954cm" svg:viewBox="0 0 30 375" draw:points="0,375 30,375 30,0 0,0">
          <text:p/>
        </draw:polygon>
        <draw:polygon draw:style-name="gr38" draw:text-style-name="P10" draw:layer="layout" svg:width="0.029cm" svg:height="0.374cm" svg:x="22.27cm" svg:y="20.954cm" svg:viewBox="0 0 30 375" draw:points="0,375 30,375 30,0 0,0">
          <text:p/>
        </draw:polygon>
        <draw:polygon draw:style-name="gr38" draw:text-style-name="P10" draw:layer="layout" svg:width="0.029cm" svg:height="0.374cm" svg:x="22.299cm" svg:y="20.954cm" svg:viewBox="0 0 30 375" draw:points="0,375 30,375 30,0 0,0">
          <text:p/>
        </draw:polygon>
        <draw:polygon draw:style-name="gr38" draw:text-style-name="P10" draw:layer="layout" svg:width="0.029cm" svg:height="0.374cm" svg:x="22.329cm" svg:y="20.954cm" svg:viewBox="0 0 30 375" draw:points="0,375 30,375 30,0 0,0">
          <text:p/>
        </draw:polygon>
        <draw:polygon draw:style-name="gr35" draw:text-style-name="P7" draw:layer="layout" svg:width="0.029cm" svg:height="0.374cm" svg:x="22.359cm" svg:y="20.954cm" svg:viewBox="0 0 30 375" draw:points="0,375 30,375 30,0 0,0">
          <text:p/>
        </draw:polygon>
        <draw:polygon draw:style-name="gr35" draw:text-style-name="P7" draw:layer="layout" svg:width="0.029cm" svg:height="0.374cm" svg:x="22.388cm" svg:y="20.954cm" svg:viewBox="0 0 30 375" draw:points="0,375 30,375 30,0 0,0">
          <text:p/>
        </draw:polygon>
        <draw:polygon draw:style-name="gr35" draw:text-style-name="P7" draw:layer="layout" svg:width="0.029cm" svg:height="0.374cm" svg:x="22.417cm" svg:y="20.954cm" svg:viewBox="0 0 30 375" draw:points="0,375 30,375 30,0 0,0">
          <text:p/>
        </draw:polygon>
        <draw:polygon draw:style-name="gr36" draw:text-style-name="P8" draw:layer="layout" svg:width="0.029cm" svg:height="0.374cm" svg:x="22.446cm" svg:y="20.954cm" svg:viewBox="0 0 30 375" draw:points="0,375 30,375 30,0 0,0">
          <text:p/>
        </draw:polygon>
        <draw:polygon draw:style-name="gr37" draw:text-style-name="P9" draw:layer="layout" svg:width="0.029cm" svg:height="0.374cm" svg:x="22.477cm" svg:y="20.954cm" svg:viewBox="0 0 30 375" draw:points="0,375 30,375 30,0 0,0">
          <text:p/>
        </draw:polygon>
        <draw:polygon draw:style-name="gr37" draw:text-style-name="P9" draw:layer="layout" svg:width="0.029cm" svg:height="0.374cm" svg:x="22.506cm" svg:y="20.954cm" svg:viewBox="0 0 30 375" draw:points="0,375 30,375 30,0 0,0">
          <text:p/>
        </draw:polygon>
        <draw:polygon draw:style-name="gr37" draw:text-style-name="P9" draw:layer="layout" svg:width="0.03cm" svg:height="0.374cm" svg:x="22.535cm" svg:y="20.954cm" svg:viewBox="0 0 31 375" draw:points="0,375 31,375 31,0 0,0">
          <text:p/>
        </draw:polygon>
        <draw:polygon draw:style-name="gr36" draw:text-style-name="P8" draw:layer="layout" svg:width="0.029cm" svg:height="0.374cm" svg:x="22.565cm" svg:y="20.954cm" svg:viewBox="0 0 30 375" draw:points="0,375 30,375 30,0 0,0">
          <text:p/>
        </draw:polygon>
        <draw:polygon draw:style-name="gr37" draw:text-style-name="P9" draw:layer="layout" svg:width="0.029cm" svg:height="0.374cm" svg:x="22.594cm" svg:y="20.954cm" svg:viewBox="0 0 30 375" draw:points="0,375 30,375 30,0 0,0">
          <text:p/>
        </draw:polygon>
        <draw:polygon draw:style-name="gr35" draw:text-style-name="P7" draw:layer="layout" svg:width="0.029cm" svg:height="0.374cm" svg:x="22.623cm" svg:y="20.954cm" svg:viewBox="0 0 30 375" draw:points="0,375 30,375 30,0 0,0">
          <text:p/>
        </draw:polygon>
        <draw:polygon draw:style-name="gr36" draw:text-style-name="P8" draw:layer="layout" svg:width="0.029cm" svg:height="0.374cm" svg:x="22.654cm" svg:y="20.954cm" svg:viewBox="0 0 30 375" draw:points="0,375 30,375 30,0 0,0">
          <text:p/>
        </draw:polygon>
        <draw:polygon draw:style-name="gr37" draw:text-style-name="P9" draw:layer="layout" svg:width="0.029cm" svg:height="0.374cm" svg:x="22.683cm" svg:y="20.954cm" svg:viewBox="0 0 30 375" draw:points="0,375 30,375 30,0 0,0">
          <text:p/>
        </draw:polygon>
        <draw:polygon draw:style-name="gr36" draw:text-style-name="P8" draw:layer="layout" svg:width="0.029cm" svg:height="0.374cm" svg:x="22.712cm" svg:y="20.954cm" svg:viewBox="0 0 30 375" draw:points="0,375 30,375 30,0 0,0">
          <text:p/>
        </draw:polygon>
        <draw:polygon draw:style-name="gr36" draw:text-style-name="P8" draw:layer="layout" svg:width="0.029cm" svg:height="0.374cm" svg:x="22.741cm" svg:y="20.954cm" svg:viewBox="0 0 30 375" draw:points="0,375 30,375 30,0 0,0">
          <text:p/>
        </draw:polygon>
        <draw:polygon draw:style-name="gr37" draw:text-style-name="P9" draw:layer="layout" svg:width="0.029cm" svg:height="0.374cm" svg:x="22.771cm" svg:y="20.954cm" svg:viewBox="0 0 30 375" draw:points="0,375 30,375 30,0 0,0">
          <text:p/>
        </draw:polygon>
        <draw:polygon draw:style-name="gr38" draw:text-style-name="P10" draw:layer="layout" svg:width="0.029cm" svg:height="0.374cm" svg:x="22.801cm" svg:y="20.954cm" svg:viewBox="0 0 30 375" draw:points="0,375 30,375 30,0 0,0">
          <text:p/>
        </draw:polygon>
        <draw:polygon draw:style-name="gr36" draw:text-style-name="P8" draw:layer="layout" svg:width="0.029cm" svg:height="0.374cm" svg:x="22.83cm" svg:y="20.954cm" svg:viewBox="0 0 30 375" draw:points="0,375 30,375 30,0 0,0">
          <text:p/>
        </draw:polygon>
        <draw:polygon draw:style-name="gr36" draw:text-style-name="P8" draw:layer="layout" svg:width="0.029cm" svg:height="0.374cm" svg:x="22.859cm" svg:y="20.954cm" svg:viewBox="0 0 30 375" draw:points="0,375 30,375 30,0 0,0">
          <text:p/>
        </draw:polygon>
        <draw:polygon draw:style-name="gr36" draw:text-style-name="P8" draw:layer="layout" svg:width="0.03cm" svg:height="0.374cm" svg:x="22.888cm" svg:y="20.954cm" svg:viewBox="0 0 31 375" draw:points="0,375 31,375 31,0 0,0">
          <text:p/>
        </draw:polygon>
        <draw:polygon draw:style-name="gr36" draw:text-style-name="P8" draw:layer="layout" svg:width="0.029cm" svg:height="0.374cm" svg:x="22.918cm" svg:y="20.954cm" svg:viewBox="0 0 30 375" draw:points="0,375 30,375 30,0 0,0">
          <text:p/>
        </draw:polygon>
        <draw:polygon draw:style-name="gr38" draw:text-style-name="P10" draw:layer="layout" svg:width="0.029cm" svg:height="0.374cm" svg:x="22.947cm" svg:y="20.954cm" svg:viewBox="0 0 30 375" draw:points="0,375 30,375 30,0 0,0">
          <text:p/>
        </draw:polygon>
        <draw:polygon draw:style-name="gr38" draw:text-style-name="P10" draw:layer="layout" svg:width="0.03cm" svg:height="0.374cm" svg:x="22.977cm" svg:y="20.954cm" svg:viewBox="0 0 31 375" draw:points="0,375 31,375 31,0 0,0">
          <text:p/>
        </draw:polygon>
        <draw:polygon draw:style-name="gr38" draw:text-style-name="P10" draw:layer="layout" svg:width="0.029cm" svg:height="0.374cm" svg:x="23.007cm" svg:y="20.954cm" svg:viewBox="0 0 30 375" draw:points="0,375 30,375 30,0 0,0">
          <text:p/>
        </draw:polygon>
        <draw:polygon draw:style-name="gr35" draw:text-style-name="P7" draw:layer="layout" svg:width="0.029cm" svg:height="0.374cm" svg:x="23.036cm" svg:y="20.954cm" svg:viewBox="0 0 30 375" draw:points="0,375 30,375 30,0 0,0">
          <text:p/>
        </draw:polygon>
        <draw:polygon draw:style-name="gr36" draw:text-style-name="P8" draw:layer="layout" svg:width="0.029cm" svg:height="0.374cm" svg:x="23.065cm" svg:y="20.954cm" svg:viewBox="0 0 30 375" draw:points="0,375 30,375 30,0 0,0">
          <text:p/>
        </draw:polygon>
        <draw:polygon draw:style-name="gr35" draw:text-style-name="P7" draw:layer="layout" svg:width="0.029cm" svg:height="0.374cm" svg:x="23.095cm" svg:y="20.954cm" svg:viewBox="0 0 30 375" draw:points="0,375 30,375 30,0 0,0">
          <text:p/>
        </draw:polygon>
        <draw:polygon draw:style-name="gr35" draw:text-style-name="P7" draw:layer="layout" svg:width="0.029cm" svg:height="0.374cm" svg:x="23.125cm" svg:y="20.954cm" svg:viewBox="0 0 30 375" draw:points="0,375 30,375 30,0 0,0">
          <text:p/>
        </draw:polygon>
        <draw:polygon draw:style-name="gr35" draw:text-style-name="P7" draw:layer="layout" svg:width="0.029cm" svg:height="0.374cm" svg:x="23.154cm" svg:y="20.954cm" svg:viewBox="0 0 30 375" draw:points="0,375 30,375 30,0 0,0">
          <text:p/>
        </draw:polygon>
        <draw:polygon draw:style-name="gr36" draw:text-style-name="P8" draw:layer="layout" svg:width="0.029cm" svg:height="0.374cm" svg:x="23.183cm" svg:y="20.954cm" svg:viewBox="0 0 30 375" draw:points="0,375 30,375 30,0 0,0">
          <text:p/>
        </draw:polygon>
        <draw:polygon draw:style-name="gr38" draw:text-style-name="P10" draw:layer="layout" svg:width="0.029cm" svg:height="0.374cm" svg:x="23.213cm" svg:y="20.954cm" svg:viewBox="0 0 30 375" draw:points="0,375 30,375 30,0 0,0">
          <text:p/>
        </draw:polygon>
        <draw:polygon draw:style-name="gr36" draw:text-style-name="P8" draw:layer="layout" svg:width="0.029cm" svg:height="0.374cm" svg:x="23.242cm" svg:y="20.954cm" svg:viewBox="0 0 30 375" draw:points="0,375 30,375 30,0 0,0">
          <text:p/>
        </draw:polygon>
        <draw:polygon draw:style-name="gr38" draw:text-style-name="P10" draw:layer="layout" svg:width="0.029cm" svg:height="0.374cm" svg:x="23.271cm" svg:y="20.954cm" svg:viewBox="0 0 30 375" draw:points="0,375 30,375 30,0 0,0">
          <text:p/>
        </draw:polygon>
        <draw:polygon draw:style-name="gr38" draw:text-style-name="P10" draw:layer="layout" svg:width="0.029cm" svg:height="0.374cm" svg:x="23.301cm" svg:y="20.954cm" svg:viewBox="0 0 30 375" draw:points="0,375 30,375 30,0 0,0">
          <text:p/>
        </draw:polygon>
        <draw:polygon draw:style-name="gr38" draw:text-style-name="P10" draw:layer="layout" svg:width="0.029cm" svg:height="0.374cm" svg:x="23.331cm" svg:y="20.954cm" svg:viewBox="0 0 30 375" draw:points="0,375 30,375 30,0 0,0">
          <text:p/>
        </draw:polygon>
        <draw:polygon draw:style-name="gr37" draw:text-style-name="P9" draw:layer="layout" svg:width="0.029cm" svg:height="0.374cm" svg:x="23.36cm" svg:y="20.954cm" svg:viewBox="0 0 30 375" draw:points="0,375 30,375 30,0 0,0">
          <text:p/>
        </draw:polygon>
        <draw:polygon draw:style-name="gr36" draw:text-style-name="P8" draw:layer="layout" svg:width="0.029cm" svg:height="0.374cm" svg:x="23.389cm" svg:y="20.954cm" svg:viewBox="0 0 30 375" draw:points="0,375 30,375 30,0 0,0">
          <text:p/>
        </draw:polygon>
        <draw:polygon draw:style-name="gr35" draw:text-style-name="P7" draw:layer="layout" svg:width="0.029cm" svg:height="0.374cm" svg:x="23.419cm" svg:y="20.954cm" svg:viewBox="0 0 30 375" draw:points="0,375 30,375 30,0 0,0">
          <text:p/>
        </draw:polygon>
        <draw:polygon draw:style-name="gr38" draw:text-style-name="P10" draw:layer="layout" svg:width="0.029cm" svg:height="0.374cm" svg:x="23.449cm" svg:y="20.954cm" svg:viewBox="0 0 30 375" draw:points="0,375 30,375 30,0 0,0">
          <text:p/>
        </draw:polygon>
        <draw:polygon draw:style-name="gr36" draw:text-style-name="P8" draw:layer="layout" svg:width="0.029cm" svg:height="0.374cm" svg:x="23.478cm" svg:y="20.954cm" svg:viewBox="0 0 30 375" draw:points="0,375 30,375 30,0 0,0">
          <text:p/>
        </draw:polygon>
        <draw:polygon draw:style-name="gr38" draw:text-style-name="P10" draw:layer="layout" svg:width="0.029cm" svg:height="0.374cm" svg:x="23.507cm" svg:y="20.954cm" svg:viewBox="0 0 30 375" draw:points="0,375 30,375 30,0 0,0">
          <text:p/>
        </draw:polygon>
        <draw:polygon draw:style-name="gr38" draw:text-style-name="P10" draw:layer="layout" svg:width="0.029cm" svg:height="0.374cm" svg:x="23.537cm" svg:y="20.954cm" svg:viewBox="0 0 30 375" draw:points="0,375 30,375 30,0 0,0">
          <text:p/>
        </draw:polygon>
        <draw:polygon draw:style-name="gr35" draw:text-style-name="P7" draw:layer="layout" svg:width="0.029cm" svg:height="0.374cm" svg:x="23.566cm" svg:y="20.954cm" svg:viewBox="0 0 30 375" draw:points="0,375 30,375 30,0 0,0">
          <text:p/>
        </draw:polygon>
        <draw:polygon draw:style-name="gr38" draw:text-style-name="P10" draw:layer="layout" svg:width="0.029cm" svg:height="0.374cm" svg:x="23.595cm" svg:y="20.954cm" svg:viewBox="0 0 30 375" draw:points="0,375 30,375 30,0 0,0">
          <text:p/>
        </draw:polygon>
        <draw:polygon draw:style-name="gr35" draw:text-style-name="P7" draw:layer="layout" svg:width="0.029cm" svg:height="0.374cm" svg:x="23.625cm" svg:y="20.954cm" svg:viewBox="0 0 30 375" draw:points="0,375 30,375 30,0 0,0">
          <text:p/>
        </draw:polygon>
        <draw:polygon draw:style-name="gr37" draw:text-style-name="P9" draw:layer="layout" svg:width="0.029cm" svg:height="0.374cm" svg:x="23.655cm" svg:y="20.954cm" svg:viewBox="0 0 30 375" draw:points="0,375 30,375 30,0 0,0">
          <text:p/>
        </draw:polygon>
        <draw:polygon draw:style-name="gr35" draw:text-style-name="P7" draw:layer="layout" svg:width="0.029cm" svg:height="0.374cm" svg:x="23.684cm" svg:y="20.954cm" svg:viewBox="0 0 30 375" draw:points="0,375 30,375 30,0 0,0">
          <text:p/>
        </draw:polygon>
        <draw:polygon draw:style-name="gr35" draw:text-style-name="P7" draw:layer="layout" svg:width="0.029cm" svg:height="0.374cm" svg:x="23.713cm" svg:y="20.954cm" svg:viewBox="0 0 30 375" draw:points="0,375 30,375 30,0 0,0">
          <text:p/>
        </draw:polygon>
        <draw:polygon draw:style-name="gr38" draw:text-style-name="P10" draw:layer="layout" svg:width="0.03cm" svg:height="0.374cm" svg:x="23.742cm" svg:y="20.954cm" svg:viewBox="0 0 31 375" draw:points="0,375 31,375 31,0 0,0">
          <text:p/>
        </draw:polygon>
        <draw:polygon draw:style-name="gr37" draw:text-style-name="P9" draw:layer="layout" svg:width="0.029cm" svg:height="0.374cm" svg:x="23.773cm" svg:y="20.954cm" svg:viewBox="0 0 30 375" draw:points="0,375 30,375 30,0 0,0">
          <text:p/>
        </draw:polygon>
        <draw:polygon draw:style-name="gr35" draw:text-style-name="P7" draw:layer="layout" svg:width="0.029cm" svg:height="0.374cm" svg:x="23.802cm" svg:y="20.954cm" svg:viewBox="0 0 30 375" draw:points="0,375 30,375 30,0 0,0">
          <text:p/>
        </draw:polygon>
        <draw:polygon draw:style-name="gr36" draw:text-style-name="P8" draw:layer="layout" svg:width="0.03cm" svg:height="0.374cm" svg:x="23.831cm" svg:y="20.954cm" svg:viewBox="0 0 31 375" draw:points="0,375 31,375 31,0 0,0">
          <text:p/>
        </draw:polygon>
        <draw:polygon draw:style-name="gr36" draw:text-style-name="P8" draw:layer="layout" svg:width="0.029cm" svg:height="0.374cm" svg:x="23.861cm" svg:y="20.954cm" svg:viewBox="0 0 30 375" draw:points="0,375 30,375 30,0 0,0">
          <text:p/>
        </draw:polygon>
        <draw:polygon draw:style-name="gr37" draw:text-style-name="P9" draw:layer="layout" svg:width="0.029cm" svg:height="0.374cm" svg:x="23.89cm" svg:y="20.954cm" svg:viewBox="0 0 30 375" draw:points="0,375 30,375 30,0 0,0">
          <text:p/>
        </draw:polygon>
        <draw:polygon draw:style-name="gr36" draw:text-style-name="P8" draw:layer="layout" svg:width="0.029cm" svg:height="0.374cm" svg:x="23.919cm" svg:y="20.954cm" svg:viewBox="0 0 30 375" draw:points="0,375 30,375 30,0 0,0">
          <text:p/>
        </draw:polygon>
        <draw:polygon draw:style-name="gr37" draw:text-style-name="P9" draw:layer="layout" svg:width="0.029cm" svg:height="0.374cm" svg:x="23.949cm" svg:y="20.954cm" svg:viewBox="0 0 30 375" draw:points="0,375 30,375 30,0 0,0">
          <text:p/>
        </draw:polygon>
        <draw:polygon draw:style-name="gr37" draw:text-style-name="P9" draw:layer="layout" svg:width="0.029cm" svg:height="0.374cm" svg:x="23.979cm" svg:y="20.954cm" svg:viewBox="0 0 30 375" draw:points="0,375 30,375 30,0 0,0">
          <text:p/>
        </draw:polygon>
        <draw:polygon draw:style-name="gr35" draw:text-style-name="P7" draw:layer="layout" svg:width="0.029cm" svg:height="0.374cm" svg:x="24.008cm" svg:y="20.954cm" svg:viewBox="0 0 30 375" draw:points="0,375 30,375 30,0 0,0">
          <text:p/>
        </draw:polygon>
        <draw:polygon draw:style-name="gr36" draw:text-style-name="P8" draw:layer="layout" svg:width="0.029cm" svg:height="0.374cm" svg:x="24.037cm" svg:y="20.954cm" svg:viewBox="0 0 30 375" draw:points="0,375 30,375 30,0 0,0">
          <text:p/>
        </draw:polygon>
        <draw:polygon draw:style-name="gr36" draw:text-style-name="P8" draw:layer="layout" svg:width="0.029cm" svg:height="0.374cm" svg:x="24.066cm" svg:y="20.954cm" svg:viewBox="0 0 30 375" draw:points="0,375 30,375 30,0 0,0">
          <text:p/>
        </draw:polygon>
        <draw:polygon draw:style-name="gr38" draw:text-style-name="P10" draw:layer="layout" svg:width="0.029cm" svg:height="0.374cm" svg:x="24.097cm" svg:y="20.954cm" svg:viewBox="0 0 30 375" draw:points="0,375 30,375 30,0 0,0">
          <text:p/>
        </draw:polygon>
        <draw:polygon draw:style-name="gr36" draw:text-style-name="P8" draw:layer="layout" svg:width="0.029cm" svg:height="0.374cm" svg:x="24.126cm" svg:y="20.954cm" svg:viewBox="0 0 30 375" draw:points="0,375 30,375 30,0 0,0">
          <text:p/>
        </draw:polygon>
        <draw:polygon draw:style-name="gr37" draw:text-style-name="P9" draw:layer="layout" svg:width="0.029cm" svg:height="0.374cm" svg:x="24.155cm" svg:y="20.954cm" svg:viewBox="0 0 30 375" draw:points="0,375 30,375 30,0 0,0">
          <text:p/>
        </draw:polygon>
        <draw:polygon draw:style-name="gr38" draw:text-style-name="P10" draw:layer="layout" svg:width="0.03cm" svg:height="0.374cm" svg:x="24.184cm" svg:y="20.954cm" svg:viewBox="0 0 31 375" draw:points="0,375 31,375 31,0 0,0">
          <text:p/>
        </draw:polygon>
        <draw:polygon draw:style-name="gr36" draw:text-style-name="P8" draw:layer="layout" svg:width="0.029cm" svg:height="0.374cm" svg:x="24.243cm" svg:y="20.954cm" svg:viewBox="0 0 30 375" draw:points="0,375 30,375 30,0 0,0">
          <text:p/>
        </draw:polygon>
        <draw:polygon draw:style-name="gr36" draw:text-style-name="P8" draw:layer="layout" svg:width="0.029cm" svg:height="0.374cm" svg:x="24.274cm" svg:y="20.954cm" svg:viewBox="0 0 30 375" draw:points="0,375 30,375 30,0 0,0">
          <text:p/>
        </draw:polygon>
        <draw:polygon draw:style-name="gr37" draw:text-style-name="P9" draw:layer="layout" svg:width="0.029cm" svg:height="0.374cm" svg:x="24.303cm" svg:y="20.954cm" svg:viewBox="0 0 30 375" draw:points="0,375 30,375 30,0 0,0">
          <text:p/>
        </draw:polygon>
        <draw:polygon draw:style-name="gr36" draw:text-style-name="P8" draw:layer="layout" svg:width="0.029cm" svg:height="0.374cm" svg:x="24.332cm" svg:y="20.954cm" svg:viewBox="0 0 30 375" draw:points="0,375 30,375 30,0 0,0">
          <text:p/>
        </draw:polygon>
        <draw:polygon draw:style-name="gr36" draw:text-style-name="P8" draw:layer="layout" svg:width="0.029cm" svg:height="0.374cm" svg:x="24.361cm" svg:y="20.954cm" svg:viewBox="0 0 30 375" draw:points="0,375 30,375 30,0 0,0">
          <text:p/>
        </draw:polygon>
        <draw:polygon draw:style-name="gr38" draw:text-style-name="P10" draw:layer="layout" svg:width="0.029cm" svg:height="0.374cm" svg:x="24.39cm" svg:y="20.954cm" svg:viewBox="0 0 30 375" draw:points="0,375 30,375 30,0 0,0">
          <text:p/>
        </draw:polygon>
        <draw:polygon draw:style-name="gr35" draw:text-style-name="P7" draw:layer="layout" svg:width="0.029cm" svg:height="0.374cm" svg:x="24.42cm" svg:y="20.954cm" svg:viewBox="0 0 30 375" draw:points="0,375 30,375 30,0 0,0">
          <text:p/>
        </draw:polygon>
        <draw:polygon draw:style-name="gr35" draw:text-style-name="P7" draw:layer="layout" svg:width="0.029cm" svg:height="0.374cm" svg:x="24.45cm" svg:y="20.954cm" svg:viewBox="0 0 30 375" draw:points="0,375 30,375 30,0 0,0">
          <text:p/>
        </draw:polygon>
        <draw:polygon draw:style-name="gr35" draw:text-style-name="P7" draw:layer="layout" svg:width="0.029cm" svg:height="0.374cm" svg:x="24.479cm" svg:y="20.954cm" svg:viewBox="0 0 30 375" draw:points="0,375 30,375 30,0 0,0">
          <text:p/>
        </draw:polygon>
        <draw:polygon draw:style-name="gr36" draw:text-style-name="P8" draw:layer="layout" svg:width="0.03cm" svg:height="0.374cm" svg:x="24.508cm" svg:y="20.954cm" svg:viewBox="0 0 31 375" draw:points="0,375 31,375 31,0 0,0">
          <text:p/>
        </draw:polygon>
        <draw:polygon draw:style-name="gr35" draw:text-style-name="P7" draw:layer="layout" svg:width="0.029cm" svg:height="0.374cm" svg:x="24.538cm" svg:y="20.954cm" svg:viewBox="0 0 30 375" draw:points="0,375 30,375 30,0 0,0">
          <text:p/>
        </draw:polygon>
        <draw:polygon draw:style-name="gr36" draw:text-style-name="P8" draw:layer="layout" svg:width="0.029cm" svg:height="0.374cm" svg:x="24.567cm" svg:y="20.954cm" svg:viewBox="0 0 30 375" draw:points="0,375 30,375 30,0 0,0">
          <text:p/>
        </draw:polygon>
        <draw:polygon draw:style-name="gr35" draw:text-style-name="P7" draw:layer="layout" svg:width="0.03cm" svg:height="0.374cm" svg:x="24.596cm" svg:y="20.954cm" svg:viewBox="0 0 31 375" draw:points="0,375 31,375 31,0 0,0">
          <text:p/>
        </draw:polygon>
        <draw:polygon draw:style-name="gr38" draw:text-style-name="P10" draw:layer="layout" svg:width="0.029cm" svg:height="0.374cm" svg:x="24.627cm" svg:y="20.954cm" svg:viewBox="0 0 30 375" draw:points="0,375 30,375 30,0 0,0">
          <text:p/>
        </draw:polygon>
        <draw:polygon draw:style-name="gr35" draw:text-style-name="P7" draw:layer="layout" svg:width="0.029cm" svg:height="0.374cm" svg:x="24.656cm" svg:y="20.954cm" svg:viewBox="0 0 30 375" draw:points="0,375 30,375 30,0 0,0">
          <text:p/>
        </draw:polygon>
        <draw:polygon draw:style-name="gr35" draw:text-style-name="P7" draw:layer="layout" svg:width="0.029cm" svg:height="0.374cm" svg:x="24.685cm" svg:y="20.954cm" svg:viewBox="0 0 30 375" draw:points="0,375 30,375 30,0 0,0">
          <text:p/>
        </draw:polygon>
        <draw:polygon draw:style-name="gr36" draw:text-style-name="P8" draw:layer="layout" svg:width="0.029cm" svg:height="0.374cm" svg:x="24.715cm" svg:y="20.954cm" svg:viewBox="0 0 30 375" draw:points="0,375 30,375 30,0 0,0">
          <text:p/>
        </draw:polygon>
        <draw:polygon draw:style-name="gr35" draw:text-style-name="P7" draw:layer="layout" svg:width="0.029cm" svg:height="0.374cm" svg:x="24.744cm" svg:y="20.954cm" svg:viewBox="0 0 30 375" draw:points="0,375 30,375 30,0 0,0">
          <text:p/>
        </draw:polygon>
        <draw:polygon draw:style-name="gr35" draw:text-style-name="P7" draw:layer="layout" svg:width="0.029cm" svg:height="0.374cm" svg:x="24.774cm" svg:y="20.954cm" svg:viewBox="0 0 30 375" draw:points="0,375 30,375 30,0 0,0">
          <text:p/>
        </draw:polygon>
        <draw:polygon draw:style-name="gr36" draw:text-style-name="P8" draw:layer="layout" svg:width="0.029cm" svg:height="0.374cm" svg:x="24.803cm" svg:y="20.954cm" svg:viewBox="0 0 30 375" draw:points="0,375 30,375 30,0 0,0">
          <text:p/>
        </draw:polygon>
        <draw:polygon draw:style-name="gr38" draw:text-style-name="P10" draw:layer="layout" svg:width="0.029cm" svg:height="0.374cm" svg:x="24.833cm" svg:y="20.954cm" svg:viewBox="0 0 30 375" draw:points="0,375 30,375 30,0 0,0">
          <text:p/>
        </draw:polygon>
        <draw:polygon draw:style-name="gr38" draw:text-style-name="P10" draw:layer="layout" svg:width="0.029cm" svg:height="0.374cm" svg:x="24.862cm" svg:y="20.954cm" svg:viewBox="0 0 30 375" draw:points="0,375 30,375 30,0 0,0">
          <text:p/>
        </draw:polygon>
        <draw:polygon draw:style-name="gr38" draw:text-style-name="P10" draw:layer="layout" svg:width="0.029cm" svg:height="0.374cm" svg:x="24.891cm" svg:y="20.954cm" svg:viewBox="0 0 30 375" draw:points="0,375 30,375 30,0 0,0">
          <text:p/>
        </draw:polygon>
        <draw:polygon draw:style-name="gr36" draw:text-style-name="P8" draw:layer="layout" svg:width="0.029cm" svg:height="0.374cm" svg:x="24.92cm" svg:y="20.954cm" svg:viewBox="0 0 30 375" draw:points="0,375 30,375 30,0 0,0">
          <text:p/>
        </draw:polygon>
        <draw:polygon draw:style-name="gr35" draw:text-style-name="P7" draw:layer="layout" svg:width="0.03cm" svg:height="0.374cm" svg:x="24.95cm" svg:y="20.954cm" svg:viewBox="0 0 31 375" draw:points="0,375 31,375 31,0 0,0">
          <text:p/>
        </draw:polygon>
        <draw:polygon draw:style-name="gr35" draw:text-style-name="P7" draw:layer="layout" svg:width="0.029cm" svg:height="0.374cm" svg:x="24.98cm" svg:y="20.954cm" svg:viewBox="0 0 30 375" draw:points="0,375 30,375 30,0 0,0">
          <text:p/>
        </draw:polygon>
        <draw:polygon draw:style-name="gr36" draw:text-style-name="P8" draw:layer="layout" svg:width="0.029cm" svg:height="0.374cm" svg:x="25.009cm" svg:y="20.954cm" svg:viewBox="0 0 30 375" draw:points="0,375 30,375 30,0 0,0">
          <text:p/>
        </draw:polygon>
        <draw:polygon draw:style-name="gr35" draw:text-style-name="P7" draw:layer="layout" svg:width="0.03cm" svg:height="0.374cm" svg:x="25.038cm" svg:y="20.954cm" svg:viewBox="0 0 31 375" draw:points="0,375 31,375 31,0 0,0">
          <text:p/>
        </draw:polygon>
        <draw:polygon draw:style-name="gr35" draw:text-style-name="P7" draw:layer="layout" svg:width="0.029cm" svg:height="0.374cm" svg:x="25.068cm" svg:y="20.954cm" svg:viewBox="0 0 30 375" draw:points="0,375 30,375 30,0 0,0">
          <text:p/>
        </draw:polygon>
        <draw:polygon draw:style-name="gr36" draw:text-style-name="P8" draw:layer="layout" svg:width="0.029cm" svg:height="0.374cm" svg:x="25.098cm" svg:y="20.954cm" svg:viewBox="0 0 30 375" draw:points="0,375 30,375 30,0 0,0">
          <text:p/>
        </draw:polygon>
        <draw:polygon draw:style-name="gr37" draw:text-style-name="P9" draw:layer="layout" svg:width="0.029cm" svg:height="0.374cm" svg:x="25.127cm" svg:y="20.954cm" svg:viewBox="0 0 30 375" draw:points="0,375 30,375 30,0 0,0">
          <text:p/>
        </draw:polygon>
        <draw:polygon draw:style-name="gr37" draw:text-style-name="P9" draw:layer="layout" svg:width="0.029cm" svg:height="0.374cm" svg:x="25.157cm" svg:y="20.954cm" svg:viewBox="0 0 30 375" draw:points="0,375 30,375 30,0 0,0">
          <text:p/>
        </draw:polygon>
        <draw:polygon draw:style-name="gr35" draw:text-style-name="P7" draw:layer="layout" svg:width="0.029cm" svg:height="0.374cm" svg:x="25.186cm" svg:y="20.954cm" svg:viewBox="0 0 30 375" draw:points="0,375 30,375 30,0 0,0">
          <text:p/>
        </draw:polygon>
        <draw:polygon draw:style-name="gr38" draw:text-style-name="P10" draw:layer="layout" svg:width="0.029cm" svg:height="0.374cm" svg:x="25.215cm" svg:y="20.954cm" svg:viewBox="0 0 30 375" draw:points="0,375 30,375 30,0 0,0">
          <text:p/>
        </draw:polygon>
        <draw:polygon draw:style-name="gr36" draw:text-style-name="P8" draw:layer="layout" svg:width="0.029cm" svg:height="0.374cm" svg:x="25.244cm" svg:y="20.954cm" svg:viewBox="0 0 30 375" draw:points="0,375 30,375 30,0 0,0">
          <text:p/>
        </draw:polygon>
        <draw:polygon draw:style-name="gr38" draw:text-style-name="P10" draw:layer="layout" svg:width="0.029cm" svg:height="0.374cm" svg:x="25.275cm" svg:y="20.954cm" svg:viewBox="0 0 30 375" draw:points="0,375 30,375 30,0 0,0">
          <text:p/>
        </draw:polygon>
        <draw:polygon draw:style-name="gr36" draw:text-style-name="P8" draw:layer="layout" svg:width="0.029cm" svg:height="0.374cm" svg:x="25.304cm" svg:y="20.954cm" svg:viewBox="0 0 30 375" draw:points="0,375 30,375 30,0 0,0">
          <text:p/>
        </draw:polygon>
        <draw:polygon draw:style-name="gr38" draw:text-style-name="P10" draw:layer="layout" svg:width="0.029cm" svg:height="0.374cm" svg:x="25.333cm" svg:y="20.954cm" svg:viewBox="0 0 30 375" draw:points="0,375 30,375 30,0 0,0">
          <text:p/>
        </draw:polygon>
        <draw:polygon draw:style-name="gr38" draw:text-style-name="P10" draw:layer="layout" svg:width="0.03cm" svg:height="0.374cm" svg:x="25.362cm" svg:y="20.954cm" svg:viewBox="0 0 31 375" draw:points="0,375 31,375 31,0 0,0">
          <text:p/>
        </draw:polygon>
        <draw:polygon draw:style-name="gr37" draw:text-style-name="P9" draw:layer="layout" svg:width="0.029cm" svg:height="0.374cm" svg:x="25.392cm" svg:y="20.954cm" svg:viewBox="0 0 30 375" draw:points="0,375 30,375 30,0 0,0">
          <text:p/>
        </draw:polygon>
        <draw:polygon draw:style-name="gr37" draw:text-style-name="P9" draw:layer="layout" svg:width="0.029cm" svg:height="0.374cm" svg:x="25.422cm" svg:y="20.954cm" svg:viewBox="0 0 30 375" draw:points="0,375 30,375 30,0 0,0">
          <text:p/>
        </draw:polygon>
        <draw:polygon draw:style-name="gr36" draw:text-style-name="P8" draw:layer="layout" svg:width="0.029cm" svg:height="0.374cm" svg:x="25.451cm" svg:y="20.954cm" svg:viewBox="0 0 30 375" draw:points="0,375 30,375 30,0 0,0">
          <text:p/>
        </draw:polygon>
        <draw:polygon draw:style-name="gr38" draw:text-style-name="P10" draw:layer="layout" svg:width="0.029cm" svg:height="0.374cm" svg:x="25.481cm" svg:y="20.954cm" svg:viewBox="0 0 30 375" draw:points="0,375 30,375 30,0 0,0">
          <text:p/>
        </draw:polygon>
        <draw:polygon draw:style-name="gr36" draw:text-style-name="P8" draw:layer="layout" svg:width="0.029cm" svg:height="0.374cm" svg:x="25.51cm" svg:y="20.954cm" svg:viewBox="0 0 30 375" draw:points="0,375 30,375 30,0 0,0">
          <text:p/>
        </draw:polygon>
        <draw:polygon draw:style-name="gr38" draw:text-style-name="P10" draw:layer="layout" svg:width="0.029cm" svg:height="0.374cm" svg:x="25.539cm" svg:y="20.954cm" svg:viewBox="0 0 30 375" draw:points="0,375 30,375 30,0 0,0">
          <text:p/>
        </draw:polygon>
        <draw:polygon draw:style-name="gr36" draw:text-style-name="P8" draw:layer="layout" svg:width="0.029cm" svg:height="0.374cm" svg:x="25.568cm" svg:y="20.954cm" svg:viewBox="0 0 30 375" draw:points="0,375 30,375 30,0 0,0">
          <text:p/>
        </draw:polygon>
        <draw:polygon draw:style-name="gr37" draw:text-style-name="P9" draw:layer="layout" svg:width="0.029cm" svg:height="0.374cm" svg:x="25.599cm" svg:y="20.954cm" svg:viewBox="0 0 30 375" draw:points="0,375 30,375 30,0 0,0">
          <text:p/>
        </draw:polygon>
        <draw:polygon draw:style-name="gr36" draw:text-style-name="P8" draw:layer="layout" svg:width="0.029cm" svg:height="0.374cm" svg:x="25.628cm" svg:y="20.954cm" svg:viewBox="0 0 30 375" draw:points="0,375 30,375 30,0 0,0">
          <text:p/>
        </draw:polygon>
        <draw:polygon draw:style-name="gr35" draw:text-style-name="P7" draw:layer="layout" svg:width="0.029cm" svg:height="0.374cm" svg:x="25.657cm" svg:y="20.954cm" svg:viewBox="0 0 30 375" draw:points="0,375 30,375 30,0 0,0">
          <text:p/>
        </draw:polygon>
        <draw:polygon draw:style-name="gr38" draw:text-style-name="P10" draw:layer="layout" svg:width="0.029cm" svg:height="0.374cm" svg:x="25.686cm" svg:y="20.954cm" svg:viewBox="0 0 30 375" draw:points="0,375 30,375 30,0 0,0">
          <text:p/>
        </draw:polygon>
        <draw:polygon draw:style-name="gr36" draw:text-style-name="P8" draw:layer="layout" svg:width="0.029cm" svg:height="0.374cm" svg:x="25.716cm" svg:y="20.954cm" svg:viewBox="0 0 30 375" draw:points="0,375 30,375 30,0 0,0">
          <text:p/>
        </draw:polygon>
        <draw:polygon draw:style-name="gr37" draw:text-style-name="P9" draw:layer="layout" svg:width="0.029cm" svg:height="0.374cm" svg:x="25.746cm" svg:y="20.954cm" svg:viewBox="0 0 30 375" draw:points="0,375 30,375 30,0 0,0">
          <text:p/>
        </draw:polygon>
        <draw:polygon draw:style-name="gr35" draw:text-style-name="P7" draw:layer="layout" svg:width="0.029cm" svg:height="0.374cm" svg:x="25.775cm" svg:y="20.954cm" svg:viewBox="0 0 30 375" draw:points="0,375 30,375 30,0 0,0">
          <text:p/>
        </draw:polygon>
        <draw:polygon draw:style-name="gr38" draw:text-style-name="P10" draw:layer="layout" svg:width="0.03cm" svg:height="0.374cm" svg:x="25.804cm" svg:y="20.954cm" svg:viewBox="0 0 31 375" draw:points="0,375 31,375 31,0 0,0">
          <text:p/>
        </draw:polygon>
        <draw:polygon draw:style-name="gr37" draw:text-style-name="P9" draw:layer="layout" svg:width="0.029cm" svg:height="0.374cm" svg:x="25.834cm" svg:y="20.954cm" svg:viewBox="0 0 30 375" draw:points="0,375 30,375 30,0 0,0">
          <text:p/>
        </draw:polygon>
        <draw:polygon draw:style-name="gr35" draw:text-style-name="P7" draw:layer="layout" svg:width="0.029cm" svg:height="0.374cm" svg:x="25.863cm" svg:y="20.954cm" svg:viewBox="0 0 30 375" draw:points="0,375 30,375 30,0 0,0">
          <text:p/>
        </draw:polygon>
        <draw:polygon draw:style-name="gr35" draw:text-style-name="P7" draw:layer="layout" svg:width="0.03cm" svg:height="0.374cm" svg:x="25.892cm" svg:y="20.954cm" svg:viewBox="0 0 31 375" draw:points="0,375 31,375 31,0 0,0">
          <text:p/>
        </draw:polygon>
        <draw:polygon draw:style-name="gr37" draw:text-style-name="P9" draw:layer="layout" svg:width="0.029cm" svg:height="0.374cm" svg:x="25.923cm" svg:y="20.954cm" svg:viewBox="0 0 30 375" draw:points="0,375 30,375 30,0 0,0">
          <text:p/>
        </draw:polygon>
        <draw:polygon draw:style-name="gr35" draw:text-style-name="P7" draw:layer="layout" svg:width="0.029cm" svg:height="0.374cm" svg:x="25.952cm" svg:y="20.954cm" svg:viewBox="0 0 30 375" draw:points="0,375 30,375 30,0 0,0">
          <text:p/>
        </draw:polygon>
        <draw:polygon draw:style-name="gr35" draw:text-style-name="P7" draw:layer="layout" svg:width="0.029cm" svg:height="0.374cm" svg:x="25.981cm" svg:y="20.954cm" svg:viewBox="0 0 30 375" draw:points="0,375 30,375 30,0 0,0">
          <text:p/>
        </draw:polygon>
        <draw:polygon draw:style-name="gr36" draw:text-style-name="P8" draw:layer="layout" svg:width="0.029cm" svg:height="0.374cm" svg:x="26.01cm" svg:y="20.954cm" svg:viewBox="0 0 30 375" draw:points="0,375 30,375 30,0 0,0">
          <text:p/>
        </draw:polygon>
        <draw:polygon draw:style-name="gr37" draw:text-style-name="P9" draw:layer="layout" svg:width="0.029cm" svg:height="0.374cm" svg:x="26.04cm" svg:y="20.954cm" svg:viewBox="0 0 30 375" draw:points="0,375 30,375 30,0 0,0">
          <text:p/>
        </draw:polygon>
        <draw:polygon draw:style-name="gr36" draw:text-style-name="P8" draw:layer="layout" svg:width="0.029cm" svg:height="0.374cm" svg:x="26.07cm" svg:y="20.954cm" svg:viewBox="0 0 30 375" draw:points="0,375 30,375 30,0 0,0">
          <text:p/>
        </draw:polygon>
        <draw:polygon draw:style-name="gr35" draw:text-style-name="P7" draw:layer="layout" svg:width="0.029cm" svg:height="0.374cm" svg:x="26.099cm" svg:y="20.954cm" svg:viewBox="0 0 30 375" draw:points="0,375 30,375 30,0 0,0">
          <text:p/>
        </draw:polygon>
        <draw:polygon draw:style-name="gr37" draw:text-style-name="P9" draw:layer="layout" svg:width="0.03cm" svg:height="0.374cm" svg:x="26.128cm" svg:y="20.954cm" svg:viewBox="0 0 31 375" draw:points="0,375 31,375 31,0 0,0">
          <text:p/>
        </draw:polygon>
        <draw:polygon draw:style-name="gr36" draw:text-style-name="P8" draw:layer="layout" svg:width="0.029cm" svg:height="0.374cm" svg:x="26.158cm" svg:y="20.954cm" svg:viewBox="0 0 30 375" draw:points="0,375 30,375 30,0 0,0">
          <text:p/>
        </draw:polygon>
        <draw:polygon draw:style-name="gr37" draw:text-style-name="P9" draw:layer="layout" svg:width="0.029cm" svg:height="0.374cm" svg:x="26.187cm" svg:y="20.954cm" svg:viewBox="0 0 30 375" draw:points="0,375 30,375 30,0 0,0">
          <text:p/>
        </draw:polygon>
        <draw:polygon draw:style-name="gr35" draw:text-style-name="P7" draw:layer="layout" svg:width="0.03cm" svg:height="0.374cm" svg:x="26.216cm" svg:y="20.954cm" svg:viewBox="0 0 31 375" draw:points="0,375 31,375 31,0 0,0">
          <text:p/>
        </draw:polygon>
        <draw:polygon draw:style-name="gr35" draw:text-style-name="P7" draw:layer="layout" svg:width="0.029cm" svg:height="0.374cm" svg:x="26.247cm" svg:y="20.954cm" svg:viewBox="0 0 30 375" draw:points="0,375 30,375 30,0 0,0">
          <text:p/>
        </draw:polygon>
        <draw:polygon draw:style-name="gr35" draw:text-style-name="P7" draw:layer="layout" svg:width="0.029cm" svg:height="0.374cm" svg:x="26.276cm" svg:y="20.954cm" svg:viewBox="0 0 30 375" draw:points="0,375 30,375 30,0 0,0">
          <text:p/>
        </draw:polygon>
        <draw:polygon draw:style-name="gr38" draw:text-style-name="P10" draw:layer="layout" svg:width="0.029cm" svg:height="0.374cm" svg:x="26.305cm" svg:y="20.954cm" svg:viewBox="0 0 30 375" draw:points="0,375 30,375 30,0 0,0">
          <text:p/>
        </draw:polygon>
        <draw:polygon draw:style-name="gr37" draw:text-style-name="P9" draw:layer="layout" svg:width="0.029cm" svg:height="0.374cm" svg:x="26.335cm" svg:y="20.954cm" svg:viewBox="0 0 30 375" draw:points="0,375 30,375 30,0 0,0">
          <text:p/>
        </draw:polygon>
        <draw:polygon draw:style-name="gr36" draw:text-style-name="P8" draw:layer="layout" svg:width="0.029cm" svg:height="0.374cm" svg:x="26.364cm" svg:y="20.954cm" svg:viewBox="0 0 30 375" draw:points="0,375 30,375 30,0 0,0">
          <text:p/>
        </draw:polygon>
        <draw:polygon draw:style-name="gr37" draw:text-style-name="P9" draw:layer="layout" svg:width="0.029cm" svg:height="0.374cm" svg:x="26.393cm" svg:y="20.954cm" svg:viewBox="0 0 30 375" draw:points="0,375 30,375 30,0 0,0">
          <text:p/>
        </draw:polygon>
        <draw:polygon draw:style-name="gr35" draw:text-style-name="P7" draw:layer="layout" svg:width="0.029cm" svg:height="0.374cm" svg:x="26.423cm" svg:y="20.954cm" svg:viewBox="0 0 30 375" draw:points="0,375 30,375 30,0 0,0">
          <text:p/>
        </draw:polygon>
        <draw:polygon draw:style-name="gr38" draw:text-style-name="P10" draw:layer="layout" svg:width="0.029cm" svg:height="0.374cm" svg:x="26.453cm" svg:y="20.954cm" svg:viewBox="0 0 30 375" draw:points="0,375 30,375 30,0 0,0">
          <text:p/>
        </draw:polygon>
        <draw:polygon draw:style-name="gr35" draw:text-style-name="P7" draw:layer="layout" svg:width="0.029cm" svg:height="0.374cm" svg:x="26.482cm" svg:y="20.954cm" svg:viewBox="0 0 30 375" draw:points="0,375 30,375 30,0 0,0">
          <text:p/>
        </draw:polygon>
        <draw:polygon draw:style-name="gr35" draw:text-style-name="P7" draw:layer="layout" svg:width="0.029cm" svg:height="0.374cm" svg:x="26.511cm" svg:y="20.954cm" svg:viewBox="0 0 30 375" draw:points="0,375 30,375 30,0 0,0">
          <text:p/>
        </draw:polygon>
        <draw:polygon draw:style-name="gr37" draw:text-style-name="P9" draw:layer="layout" svg:width="0.029cm" svg:height="0.374cm" svg:x="26.54cm" svg:y="20.954cm" svg:viewBox="0 0 30 375" draw:points="0,375 30,375 30,0 0,0">
          <text:p/>
        </draw:polygon>
        <draw:polygon draw:style-name="gr38" draw:text-style-name="P10" draw:layer="layout" svg:width="0.03cm" svg:height="0.374cm" svg:x="26.569cm" svg:y="20.954cm" svg:viewBox="0 0 31 375" draw:points="0,375 31,375 31,0 0,0">
          <text:p/>
        </draw:polygon>
        <draw:polygon draw:style-name="gr35" draw:text-style-name="P7" draw:layer="layout" svg:width="0.029cm" svg:height="0.374cm" svg:x="26.6cm" svg:y="20.954cm" svg:viewBox="0 0 30 375" draw:points="0,375 30,375 30,0 0,0">
          <text:p/>
        </draw:polygon>
        <draw:polygon draw:style-name="gr35" draw:text-style-name="P7" draw:layer="layout" svg:width="0.029cm" svg:height="0.374cm" svg:x="26.629cm" svg:y="20.954cm" svg:viewBox="0 0 30 375" draw:points="0,375 30,375 30,0 0,0">
          <text:p/>
        </draw:polygon>
        <draw:polygon draw:style-name="gr38" draw:text-style-name="P10" draw:layer="layout" svg:width="0.03cm" svg:height="0.374cm" svg:x="26.658cm" svg:y="20.954cm" svg:viewBox="0 0 31 375" draw:points="0,375 31,375 31,0 0,0">
          <text:p/>
        </draw:polygon>
        <draw:polygon draw:style-name="gr37" draw:text-style-name="P9" draw:layer="layout" svg:width="0.029cm" svg:height="0.374cm" svg:x="26.688cm" svg:y="20.954cm" svg:viewBox="0 0 30 375" draw:points="0,375 30,375 30,0 0,0">
          <text:p/>
        </draw:polygon>
        <draw:polygon draw:style-name="gr38" draw:text-style-name="P10" draw:layer="layout" svg:width="0.029cm" svg:height="0.374cm" svg:x="26.717cm" svg:y="20.954cm" svg:viewBox="0 0 30 375" draw:points="0,375 30,375 30,0 0,0">
          <text:p/>
        </draw:polygon>
        <draw:polygon draw:style-name="gr37" draw:text-style-name="P9" draw:layer="layout" svg:width="0.029cm" svg:height="0.374cm" svg:x="26.747cm" svg:y="20.954cm" svg:viewBox="0 0 30 375" draw:points="0,375 30,375 30,0 0,0">
          <text:p/>
        </draw:polygon>
        <draw:polygon draw:style-name="gr35" draw:text-style-name="P7" draw:layer="layout" svg:width="0.029cm" svg:height="0.374cm" svg:x="26.777cm" svg:y="20.954cm" svg:viewBox="0 0 30 375" draw:points="0,375 30,375 30,0 0,0">
          <text:p/>
        </draw:polygon>
        <draw:polygon draw:style-name="gr35" draw:text-style-name="P7" draw:layer="layout" svg:width="0.029cm" svg:height="0.374cm" svg:x="26.806cm" svg:y="20.954cm" svg:viewBox="0 0 30 375" draw:points="0,375 30,375 30,0 0,0">
          <text:p/>
        </draw:polygon>
        <draw:polygon draw:style-name="gr38" draw:text-style-name="P10" draw:layer="layout" svg:width="0.029cm" svg:height="0.374cm" svg:x="26.835cm" svg:y="20.954cm" svg:viewBox="0 0 30 375" draw:points="0,375 30,375 30,0 0,0">
          <text:p/>
        </draw:polygon>
        <draw:polygon draw:style-name="gr38" draw:text-style-name="P10" draw:layer="layout" svg:width="0.029cm" svg:height="0.374cm" svg:x="26.864cm" svg:y="20.954cm" svg:viewBox="0 0 30 375" draw:points="0,375 30,375 30,0 0,0">
          <text:p/>
        </draw:polygon>
        <draw:polygon draw:style-name="gr37" draw:text-style-name="P9" draw:layer="layout" svg:width="0.029cm" svg:height="0.374cm" svg:x="26.895cm" svg:y="20.954cm" svg:viewBox="0 0 30 375" draw:points="0,375 30,375 30,0 0,0">
          <text:p/>
        </draw:polygon>
        <draw:polygon draw:style-name="gr36" draw:text-style-name="P8" draw:layer="layout" svg:width="0.029cm" svg:height="0.374cm" svg:x="26.924cm" svg:y="20.954cm" svg:viewBox="0 0 30 375" draw:points="0,375 30,375 30,0 0,0">
          <text:p/>
        </draw:polygon>
        <draw:polygon draw:style-name="gr35" draw:text-style-name="P7" draw:layer="layout" svg:width="0.029cm" svg:height="0.374cm" svg:x="26.953cm" svg:y="20.954cm" svg:viewBox="0 0 30 375" draw:points="0,375 30,375 30,0 0,0">
          <text:p/>
        </draw:polygon>
        <draw:polygon draw:style-name="gr37" draw:text-style-name="P9" draw:layer="layout" svg:width="0.03cm" svg:height="0.374cm" svg:x="26.982cm" svg:y="20.954cm" svg:viewBox="0 0 31 375" draw:points="0,375 31,375 31,0 0,0">
          <text:p/>
        </draw:polygon>
        <draw:polygon draw:style-name="gr35" draw:text-style-name="P7" draw:layer="layout" svg:width="0.029cm" svg:height="0.374cm" svg:x="27.012cm" svg:y="20.954cm" svg:viewBox="0 0 30 375" draw:points="0,375 30,375 30,0 0,0">
          <text:p/>
        </draw:polygon>
        <draw:polygon draw:style-name="gr35" draw:text-style-name="P7" draw:layer="layout" svg:width="0.029cm" svg:height="0.374cm" svg:x="27.041cm" svg:y="20.954cm" svg:viewBox="0 0 30 375" draw:points="0,375 30,375 30,0 0,0">
          <text:p/>
        </draw:polygon>
        <draw:polygon draw:style-name="gr38" draw:text-style-name="P10" draw:layer="layout" svg:width="0.029cm" svg:height="0.374cm" svg:x="27.071cm" svg:y="20.954cm" svg:viewBox="0 0 30 375" draw:points="0,375 30,375 30,0 0,0">
          <text:p/>
        </draw:polygon>
        <draw:polygon draw:style-name="gr38" draw:text-style-name="P10" draw:layer="layout" svg:width="0.029cm" svg:height="0.374cm" svg:x="27.101cm" svg:y="20.954cm" svg:viewBox="0 0 30 375" draw:points="0,375 30,375 30,0 0,0">
          <text:p/>
        </draw:polygon>
        <draw:polygon draw:style-name="gr36" draw:text-style-name="P8" draw:layer="layout" svg:width="0.029cm" svg:height="0.374cm" svg:x="27.13cm" svg:y="20.954cm" svg:viewBox="0 0 30 375" draw:points="0,375 30,375 30,0 0,0">
          <text:p/>
        </draw:polygon>
        <draw:polygon draw:style-name="gr35" draw:text-style-name="P7" draw:layer="layout" svg:width="0.029cm" svg:height="0.374cm" svg:x="27.159cm" svg:y="20.954cm" svg:viewBox="0 0 30 375" draw:points="0,375 30,375 30,0 0,0">
          <text:p/>
        </draw:polygon>
        <draw:polygon draw:style-name="gr37" draw:text-style-name="P9" draw:layer="layout" svg:width="0.029cm" svg:height="0.374cm" svg:x="27.188cm" svg:y="20.954cm" svg:viewBox="0 0 30 375" draw:points="0,375 30,375 30,0 0,0">
          <text:p/>
        </draw:polygon>
        <draw:polygon draw:style-name="gr38" draw:text-style-name="P10" draw:layer="layout" svg:width="0.029cm" svg:height="0.374cm" svg:x="27.219cm" svg:y="20.954cm" svg:viewBox="0 0 30 375" draw:points="0,375 30,375 30,0 0,0">
          <text:p/>
        </draw:polygon>
        <draw:polygon draw:style-name="gr37" draw:text-style-name="P9" draw:layer="layout" svg:width="0.029cm" svg:height="0.374cm" svg:x="27.248cm" svg:y="20.954cm" svg:viewBox="0 0 30 375" draw:points="0,375 30,375 30,0 0,0">
          <text:p/>
        </draw:polygon>
        <draw:polygon draw:style-name="gr35" draw:text-style-name="P7" draw:layer="layout" svg:width="0.029cm" svg:height="0.374cm" svg:x="27.277cm" svg:y="20.954cm" svg:viewBox="0 0 30 375" draw:points="0,375 30,375 30,0 0,0">
          <text:p/>
        </draw:polygon>
        <draw:polygon draw:style-name="gr35" draw:text-style-name="P7" draw:layer="layout" svg:width="0.029cm" svg:height="0.374cm" svg:x="27.306cm" svg:y="20.954cm" svg:viewBox="0 0 30 375" draw:points="0,375 30,375 30,0 0,0">
          <text:p/>
        </draw:polygon>
        <draw:polygon draw:style-name="gr38" draw:text-style-name="P10" draw:layer="layout" svg:width="0.029cm" svg:height="0.374cm" svg:x="27.336cm" svg:y="20.954cm" svg:viewBox="0 0 30 375" draw:points="0,375 30,375 30,0 0,0">
          <text:p/>
        </draw:polygon>
        <draw:polygon draw:style-name="gr36" draw:text-style-name="P8" draw:layer="layout" svg:width="0.029cm" svg:height="0.374cm" svg:x="27.365cm" svg:y="20.954cm" svg:viewBox="0 0 30 375" draw:points="0,375 30,375 30,0 0,0">
          <text:p/>
        </draw:polygon>
        <draw:polygon draw:style-name="gr35" draw:text-style-name="P7" draw:layer="layout" svg:width="0.029cm" svg:height="0.374cm" svg:x="27.395cm" svg:y="20.954cm" svg:viewBox="0 0 30 375" draw:points="0,375 30,375 30,0 0,0">
          <text:p/>
        </draw:polygon>
        <draw:polygon draw:style-name="gr38" draw:text-style-name="P10" draw:layer="layout" svg:width="0.03cm" svg:height="0.374cm" svg:x="27.424cm" svg:y="20.954cm" svg:viewBox="0 0 31 375" draw:points="0,375 31,375 31,0 0,0">
          <text:p/>
        </draw:polygon>
        <draw:polygon draw:style-name="gr36" draw:text-style-name="P8" draw:layer="layout" svg:width="0.029cm" svg:height="0.374cm" svg:x="27.454cm" svg:y="20.954cm" svg:viewBox="0 0 30 375" draw:points="0,375 30,375 30,0 0,0">
          <text:p/>
        </draw:polygon>
        <draw:polygon draw:style-name="gr37" draw:text-style-name="P9" draw:layer="layout" svg:width="0.029cm" svg:height="0.374cm" svg:x="27.483cm" svg:y="20.954cm" svg:viewBox="0 0 30 375" draw:points="0,375 30,375 30,0 0,0">
          <text:p/>
        </draw:polygon>
        <draw:polygon draw:style-name="gr35" draw:text-style-name="P7" draw:layer="layout" svg:width="0.029cm" svg:height="0.374cm" svg:x="27.512cm" svg:y="20.954cm" svg:viewBox="0 0 30 375" draw:points="0,375 30,375 30,0 0,0">
          <text:p/>
        </draw:polygon>
        <draw:polygon draw:style-name="gr35" draw:text-style-name="P7" draw:layer="layout" svg:width="0.029cm" svg:height="0.374cm" svg:x="27.543cm" svg:y="20.954cm" svg:viewBox="0 0 30 375" draw:points="0,375 30,375 30,0 0,0">
          <text:p/>
        </draw:polygon>
        <draw:polygon draw:style-name="gr38" draw:text-style-name="P10" draw:layer="layout" svg:width="0.029cm" svg:height="0.374cm" svg:x="27.572cm" svg:y="20.954cm" svg:viewBox="0 0 30 375" draw:points="0,375 30,375 30,0 0,0">
          <text:p/>
        </draw:polygon>
        <draw:polygon draw:style-name="gr36" draw:text-style-name="P8" draw:layer="layout" svg:width="0.029cm" svg:height="0.374cm" svg:x="27.601cm" svg:y="20.954cm" svg:viewBox="0 0 30 375" draw:points="0,375 30,375 30,0 0,0">
          <text:p/>
        </draw:polygon>
        <draw:polygon draw:style-name="gr38" draw:text-style-name="P10" draw:layer="layout" svg:width="0.029cm" svg:height="0.374cm" svg:x="27.63cm" svg:y="20.954cm" svg:viewBox="0 0 30 375" draw:points="0,375 30,375 30,0 0,0">
          <text:p/>
        </draw:polygon>
        <draw:polygon draw:style-name="gr38" draw:text-style-name="P10" draw:layer="layout" svg:width="0.029cm" svg:height="0.374cm" svg:x="27.66cm" svg:y="20.954cm" svg:viewBox="0 0 30 375" draw:points="0,375 30,375 30,0 0,0">
          <text:p/>
        </draw:polygon>
        <draw:polygon draw:style-name="gr38" draw:text-style-name="P10" draw:layer="layout" svg:width="0.029cm" svg:height="0.374cm" svg:x="27.689cm" svg:y="20.954cm" svg:viewBox="0 0 30 375" draw:points="0,375 30,375 30,0 0,0">
          <text:p/>
        </draw:polygon>
        <draw:polygon draw:style-name="gr37" draw:text-style-name="P9" draw:layer="layout" svg:width="0.029cm" svg:height="0.374cm" svg:x="27.719cm" svg:y="20.954cm" svg:viewBox="0 0 30 375" draw:points="0,375 30,375 30,0 0,0">
          <text:p/>
        </draw:polygon>
        <draw:polygon draw:style-name="gr35" draw:text-style-name="P7" draw:layer="layout" svg:width="0.029cm" svg:height="0.374cm" svg:x="27.748cm" svg:y="20.954cm" svg:viewBox="0 0 30 375" draw:points="0,375 30,375 30,0 0,0">
          <text:p/>
        </draw:polygon>
        <draw:polygon draw:style-name="gr35" draw:text-style-name="P7" draw:layer="layout" svg:width="0.029cm" svg:height="0.374cm" svg:x="27.778cm" svg:y="20.954cm" svg:viewBox="0 0 30 375" draw:points="0,375 30,375 30,0 0,0">
          <text:p/>
        </draw:polygon>
        <draw:polygon draw:style-name="gr36" draw:text-style-name="P8" draw:layer="layout" svg:width="0.029cm" svg:height="0.374cm" svg:x="27.807cm" svg:y="20.954cm" svg:viewBox="0 0 30 375" draw:points="0,375 30,375 30,0 0,0">
          <text:p/>
        </draw:polygon>
        <draw:polygon draw:style-name="gr37" draw:text-style-name="P9" draw:layer="layout" svg:width="0.03cm" svg:height="0.374cm" svg:x="27.836cm" svg:y="20.954cm" svg:viewBox="0 0 31 375" draw:points="0,375 31,375 31,0 0,0">
          <text:p/>
        </draw:polygon>
        <draw:polygon draw:style-name="gr36" draw:text-style-name="P8" draw:layer="layout" svg:width="0.029cm" svg:height="0.374cm" svg:x="27.867cm" svg:y="20.954cm" svg:viewBox="0 0 30 375" draw:points="0,375 30,375 30,0 0,0">
          <text:p/>
        </draw:polygon>
        <draw:polygon draw:style-name="gr35" draw:text-style-name="P7" draw:layer="layout" svg:width="0.029cm" svg:height="0.374cm" svg:x="27.896cm" svg:y="20.954cm" svg:viewBox="0 0 30 375" draw:points="0,375 30,375 30,0 0,0">
          <text:p/>
        </draw:polygon>
        <draw:polygon draw:style-name="gr36" draw:text-style-name="P8" draw:layer="layout" svg:width="0.029cm" svg:height="0.374cm" svg:x="27.925cm" svg:y="20.954cm" svg:viewBox="0 0 30 375" draw:points="0,375 30,375 30,0 0,0">
          <text:p/>
        </draw:polygon>
        <draw:polygon draw:style-name="gr36" draw:text-style-name="P8" draw:layer="layout" svg:width="0.029cm" svg:height="0.374cm" svg:x="27.955cm" svg:y="20.954cm" svg:viewBox="0 0 30 375" draw:points="0,375 30,375 30,0 0,0">
          <text:p/>
        </draw:polygon>
        <draw:polygon draw:style-name="gr38" draw:text-style-name="P10" draw:layer="layout" svg:width="0.029cm" svg:height="0.374cm" svg:x="27.984cm" svg:y="20.954cm" svg:viewBox="0 0 30 375" draw:points="0,375 30,375 30,0 0,0">
          <text:p/>
        </draw:polygon>
        <draw:polygon draw:style-name="gr38" draw:text-style-name="P10" draw:layer="layout" svg:width="0.029cm" svg:height="0.374cm" svg:x="28.013cm" svg:y="20.954cm" svg:viewBox="0 0 30 375" draw:points="0,375 30,375 30,0 0,0">
          <text:p/>
        </draw:polygon>
        <draw:polygon draw:style-name="gr37" draw:text-style-name="P9" draw:layer="layout" svg:width="0.029cm" svg:height="0.374cm" svg:x="28.043cm" svg:y="20.954cm" svg:viewBox="0 0 30 375" draw:points="0,375 30,375 30,0 0,0">
          <text:p/>
        </draw:polygon>
        <draw:polygon draw:style-name="gr36" draw:text-style-name="P8" draw:layer="layout" svg:width="0.029cm" svg:height="0.374cm" svg:x="28.072cm" svg:y="20.954cm" svg:viewBox="0 0 30 375" draw:points="0,375 30,375 30,0 0,0">
          <text:p/>
        </draw:polygon>
        <draw:polygon draw:style-name="gr37" draw:text-style-name="P9" draw:layer="layout" svg:width="0.029cm" svg:height="0.374cm" svg:x="28.102cm" svg:y="20.954cm" svg:viewBox="0 0 30 375" draw:points="0,375 30,375 30,0 0,0">
          <text:p/>
        </draw:polygon>
        <draw:polygon draw:style-name="gr36" draw:text-style-name="P8" draw:layer="layout" svg:width="0.029cm" svg:height="0.374cm" svg:x="28.131cm" svg:y="20.954cm" svg:viewBox="0 0 30 375" draw:points="0,375 30,375 30,0 0,0">
          <text:p/>
        </draw:polygon>
        <draw:polygon draw:style-name="gr36" draw:text-style-name="P8" draw:layer="layout" svg:width="0.029cm" svg:height="0.374cm" svg:x="28.16cm" svg:y="20.954cm" svg:viewBox="0 0 30 375" draw:points="0,375 30,375 30,0 0,0">
          <text:p/>
        </draw:polygon>
        <draw:polygon draw:style-name="gr36" draw:text-style-name="P8" draw:layer="layout" svg:width="0.03cm" svg:height="0.374cm" svg:x="28.189cm" svg:y="20.954cm" svg:viewBox="0 0 31 375" draw:points="0,375 31,375 31,0 0,0">
          <text:p/>
        </draw:polygon>
        <draw:polygon draw:style-name="gr38" draw:text-style-name="P10" draw:layer="layout" svg:width="0.029cm" svg:height="0.374cm" svg:x="28.22cm" svg:y="20.954cm" svg:viewBox="0 0 30 375" draw:points="0,375 30,375 30,0 0,0">
          <text:p/>
        </draw:polygon>
        <draw:polygon draw:style-name="gr38" draw:text-style-name="P10" draw:layer="layout" svg:width="0.029cm" svg:height="0.374cm" svg:x="28.249cm" svg:y="20.954cm" svg:viewBox="0 0 30 375" draw:points="0,375 30,375 30,0 0,0">
          <text:p/>
        </draw:polygon>
        <draw:polygon draw:style-name="gr38" draw:text-style-name="P10" draw:layer="layout" svg:width="0.03cm" svg:height="0.374cm" svg:x="28.278cm" svg:y="20.954cm" svg:viewBox="0 0 31 375" draw:points="0,375 31,375 31,0 0,0">
          <text:p/>
        </draw:polygon>
        <draw:polygon draw:style-name="gr37" draw:text-style-name="P9" draw:layer="layout" svg:width="0.029cm" svg:height="0.374cm" svg:x="28.308cm" svg:y="20.954cm" svg:viewBox="0 0 30 375" draw:points="0,375 30,375 30,0 0,0">
          <text:p/>
        </draw:polygon>
        <draw:polygon draw:style-name="gr37" draw:text-style-name="P9" draw:layer="layout" svg:width="0.029cm" svg:height="0.374cm" svg:x="28.337cm" svg:y="20.954cm" svg:viewBox="0 0 30 375" draw:points="0,375 30,375 30,0 0,0">
          <text:p/>
        </draw:polygon>
        <draw:polygon draw:style-name="gr38" draw:text-style-name="P10" draw:layer="layout" svg:width="0.029cm" svg:height="0.374cm" svg:x="28.366cm" svg:y="20.954cm" svg:viewBox="0 0 30 375" draw:points="0,375 30,375 30,0 0,0">
          <text:p/>
        </draw:polygon>
        <draw:polygon draw:style-name="gr35" draw:text-style-name="P7" draw:layer="layout" svg:width="0.029cm" svg:height="0.374cm" svg:x="28.397cm" svg:y="20.954cm" svg:viewBox="0 0 30 375" draw:points="0,375 30,375 30,0 0,0">
          <text:p/>
        </draw:polygon>
        <draw:polygon draw:style-name="gr38" draw:text-style-name="P10" draw:layer="layout" svg:width="0.029cm" svg:height="0.374cm" svg:x="28.426cm" svg:y="20.954cm" svg:viewBox="0 0 30 375" draw:points="0,375 30,375 30,0 0,0">
          <text:p/>
        </draw:polygon>
        <draw:polygon draw:style-name="gr38" draw:text-style-name="P10" draw:layer="layout" svg:width="0.029cm" svg:height="0.374cm" svg:x="28.455cm" svg:y="20.954cm" svg:viewBox="0 0 30 375" draw:points="0,375 30,375 30,0 0,0">
          <text:p/>
        </draw:polygon>
        <draw:polygon draw:style-name="gr36" draw:text-style-name="P8" draw:layer="layout" svg:width="0.029cm" svg:height="0.374cm" svg:x="28.484cm" svg:y="20.954cm" svg:viewBox="0 0 30 375" draw:points="0,375 30,375 30,0 0,0">
          <text:p/>
        </draw:polygon>
        <draw:polygon draw:style-name="gr36" draw:text-style-name="P8" draw:layer="layout" svg:width="0.029cm" svg:height="0.374cm" svg:x="28.514cm" svg:y="20.954cm" svg:viewBox="0 0 30 375" draw:points="0,375 30,375 30,0 0,0">
          <text:p/>
        </draw:polygon>
        <draw:polygon draw:style-name="gr37" draw:text-style-name="P9" draw:layer="layout" svg:width="0.029cm" svg:height="0.374cm" svg:x="28.544cm" svg:y="20.954cm" svg:viewBox="0 0 30 375" draw:points="0,375 30,375 30,0 0,0">
          <text:p/>
        </draw:polygon>
        <draw:polygon draw:style-name="gr35" draw:text-style-name="P7" draw:layer="layout" svg:width="0.029cm" svg:height="0.374cm" svg:x="28.573cm" svg:y="20.954cm" svg:viewBox="0 0 30 375" draw:points="0,375 30,375 30,0 0,0">
          <text:p/>
        </draw:polygon>
        <draw:polygon draw:style-name="gr38" draw:text-style-name="P10" draw:layer="layout" svg:width="0.029cm" svg:height="0.374cm" svg:x="28.602cm" svg:y="20.954cm" svg:viewBox="0 0 30 375" draw:points="0,375 30,375 30,0 0,0">
          <text:p/>
        </draw:polygon>
        <draw:polygon draw:style-name="gr37" draw:text-style-name="P9" draw:layer="layout" svg:width="0.03cm" svg:height="0.374cm" svg:x="28.631cm" svg:y="20.954cm" svg:viewBox="0 0 31 375" draw:points="0,375 31,375 31,0 0,0">
          <text:p/>
        </draw:polygon>
        <draw:polygon draw:style-name="gr37" draw:text-style-name="P9" draw:layer="layout" svg:width="0.029cm" svg:height="0.374cm" svg:x="28.661cm" svg:y="20.954cm" svg:viewBox="0 0 30 375" draw:points="0,375 30,375 30,0 0,0">
          <text:p/>
        </draw:polygon>
        <draw:polygon draw:style-name="gr37" draw:text-style-name="P9" draw:layer="layout" svg:width="0.029cm" svg:height="0.374cm" svg:x="28.69cm" svg:y="20.954cm" svg:viewBox="0 0 30 375" draw:points="0,375 30,375 30,0 0,0">
          <text:p/>
        </draw:polygon>
        <draw:polygon draw:style-name="gr36" draw:text-style-name="P8" draw:layer="layout" svg:width="0.029cm" svg:height="0.374cm" svg:x="28.721cm" svg:y="20.954cm" svg:viewBox="0 0 30 375" draw:points="0,375 30,375 30,0 0,0">
          <text:p/>
        </draw:polygon>
        <draw:polygon draw:style-name="gr35" draw:text-style-name="P7" draw:layer="layout" svg:width="0.029cm" svg:height="0.374cm" svg:x="28.75cm" svg:y="20.954cm" svg:viewBox="0 0 30 375" draw:points="0,375 30,375 30,0 0,0">
          <text:p/>
        </draw:polygon>
        <draw:polygon draw:style-name="gr38" draw:text-style-name="P10" draw:layer="layout" svg:width="0.029cm" svg:height="0.374cm" svg:x="28.779cm" svg:y="20.954cm" svg:viewBox="0 0 30 375" draw:points="0,375 30,375 30,0 0,0">
          <text:p/>
        </draw:polygon>
        <draw:polygon draw:style-name="gr37" draw:text-style-name="P9" draw:layer="layout" svg:width="0.029cm" svg:height="0.374cm" svg:x="28.808cm" svg:y="20.954cm" svg:viewBox="0 0 30 375" draw:points="0,375 30,375 30,0 0,0">
          <text:p/>
        </draw:polygon>
        <draw:polygon draw:style-name="gr36" draw:text-style-name="P8" draw:layer="layout" svg:width="0.029cm" svg:height="0.374cm" svg:x="28.838cm" svg:y="20.954cm" svg:viewBox="0 0 30 375" draw:points="0,375 30,375 30,0 0,0">
          <text:p/>
        </draw:polygon>
        <draw:polygon draw:style-name="gr36" draw:text-style-name="P8" draw:layer="layout" svg:width="0.029cm" svg:height="0.374cm" svg:x="28.868cm" svg:y="20.954cm" svg:viewBox="0 0 30 375" draw:points="0,375 30,375 30,0 0,0">
          <text:p/>
        </draw:polygon>
        <draw:polygon draw:style-name="gr38" draw:text-style-name="P10" draw:layer="layout" svg:width="0.029cm" svg:height="0.374cm" svg:x="28.897cm" svg:y="20.954cm" svg:viewBox="0 0 30 375" draw:points="0,375 30,375 30,0 0,0">
          <text:p/>
        </draw:polygon>
        <draw:polygon draw:style-name="gr37" draw:text-style-name="P9" draw:layer="layout" svg:width="0.029cm" svg:height="0.374cm" svg:x="28.926cm" svg:y="20.954cm" svg:viewBox="0 0 30 375" draw:points="0,375 30,375 30,0 0,0">
          <text:p/>
        </draw:polygon>
        <draw:polygon draw:style-name="gr38" draw:text-style-name="P10" draw:layer="layout" svg:width="0.029cm" svg:height="0.374cm" svg:x="28.956cm" svg:y="20.954cm" svg:viewBox="0 0 30 375" draw:points="0,375 30,375 30,0 0,0">
          <text:p/>
        </draw:polygon>
        <draw:polygon draw:style-name="gr38" draw:text-style-name="P10" draw:layer="layout" svg:width="0.029cm" svg:height="0.374cm" svg:x="28.985cm" svg:y="20.954cm" svg:viewBox="0 0 30 375" draw:points="0,375 30,375 30,0 0,0">
          <text:p/>
        </draw:polygon>
        <draw:polygon draw:style-name="gr36" draw:text-style-name="P8" draw:layer="layout" svg:width="0.029cm" svg:height="0.374cm" svg:x="29.014cm" svg:y="20.954cm" svg:viewBox="0 0 30 375" draw:points="0,375 30,375 30,0 0,0">
          <text:p/>
        </draw:polygon>
        <draw:polygon draw:style-name="gr37" draw:text-style-name="P9" draw:layer="layout" svg:width="0.03cm" svg:height="0.374cm" svg:x="29.044cm" svg:y="20.954cm" svg:viewBox="0 0 31 375" draw:points="0,375 31,375 31,0 0,0">
          <text:p/>
        </draw:polygon>
        <draw:polygon draw:style-name="gr35" draw:text-style-name="P7" draw:layer="layout" svg:width="0.029cm" svg:height="0.374cm" svg:x="29.074cm" svg:y="20.954cm" svg:viewBox="0 0 30 375" draw:points="0,375 30,375 30,0 0,0">
          <text:p/>
        </draw:polygon>
        <draw:polygon draw:style-name="gr37" draw:text-style-name="P9" draw:layer="layout" svg:width="0.029cm" svg:height="0.374cm" svg:x="29.103cm" svg:y="20.954cm" svg:viewBox="0 0 30 375" draw:points="0,375 30,375 30,0 0,0">
          <text:p/>
        </draw:polygon>
        <draw:polygon draw:style-name="gr38" draw:text-style-name="P10" draw:layer="layout" svg:width="0.029cm" svg:height="0.374cm" svg:x="29.132cm" svg:y="20.954cm" svg:viewBox="0 0 30 375" draw:points="0,375 30,375 30,0 0,0">
          <text:p/>
        </draw:polygon>
        <draw:polygon draw:style-name="gr37" draw:text-style-name="P9" draw:layer="layout" svg:width="0.029cm" svg:height="0.374cm" svg:x="29.162cm" svg:y="20.954cm" svg:viewBox="0 0 30 375" draw:points="0,375 30,375 30,0 0,0">
          <text:p/>
        </draw:polygon>
        <draw:polygon draw:style-name="gr38" draw:text-style-name="P10" draw:layer="layout" svg:width="0.029cm" svg:height="0.374cm" svg:x="29.192cm" svg:y="20.954cm" svg:viewBox="0 0 30 375" draw:points="0,375 30,375 30,0 0,0">
          <text:p/>
        </draw:polygon>
        <draw:polygon draw:style-name="gr36" draw:text-style-name="P8" draw:layer="layout" svg:width="0.029cm" svg:height="0.374cm" svg:x="29.221cm" svg:y="20.954cm" svg:viewBox="0 0 30 375" draw:points="0,375 30,375 30,0 0,0">
          <text:p/>
        </draw:polygon>
        <draw:polygon draw:style-name="gr38" draw:text-style-name="P10" draw:layer="layout" svg:width="0.029cm" svg:height="0.374cm" svg:x="29.25cm" svg:y="20.954cm" svg:viewBox="0 0 30 375" draw:points="0,375 30,375 30,0 0,0">
          <text:p/>
        </draw:polygon>
        <draw:polygon draw:style-name="gr38" draw:text-style-name="P10" draw:layer="layout" svg:width="0.029cm" svg:height="0.374cm" svg:x="29.28cm" svg:y="20.954cm" svg:viewBox="0 0 30 375" draw:points="0,375 30,375 30,0 0,0">
          <text:p/>
        </draw:polygon>
        <draw:polygon draw:style-name="gr37" draw:text-style-name="P9" draw:layer="layout" svg:width="0.029cm" svg:height="0.374cm" svg:x="29.309cm" svg:y="20.954cm" svg:viewBox="0 0 30 375" draw:points="0,375 30,375 30,0 0,0">
          <text:p/>
        </draw:polygon>
        <draw:polygon draw:style-name="gr35" draw:text-style-name="P7" draw:layer="layout" svg:width="0.029cm" svg:height="0.374cm" svg:x="29.338cm" svg:y="20.954cm" svg:viewBox="0 0 30 375" draw:points="0,375 30,375 30,0 0,0">
          <text:p/>
        </draw:polygon>
        <draw:polygon draw:style-name="gr35" draw:text-style-name="P7" draw:layer="layout" svg:width="0.029cm" svg:height="0.374cm" svg:x="29.368cm" svg:y="20.954cm" svg:viewBox="0 0 30 375" draw:points="0,375 30,375 30,0 0,0">
          <text:p/>
        </draw:polygon>
        <draw:polygon draw:style-name="gr38" draw:text-style-name="P10" draw:layer="layout" svg:width="0.029cm" svg:height="0.374cm" svg:x="29.398cm" svg:y="20.954cm" svg:viewBox="0 0 30 375" draw:points="0,375 30,375 30,0 0,0">
          <text:p/>
        </draw:polygon>
        <draw:polygon draw:style-name="gr38" draw:text-style-name="P10" draw:layer="layout" svg:width="0.029cm" svg:height="0.374cm" svg:x="29.427cm" svg:y="20.954cm" svg:viewBox="0 0 30 375" draw:points="0,375 30,375 30,0 0,0">
          <text:p/>
        </draw:polygon>
        <draw:polygon draw:style-name="gr36" draw:text-style-name="P8" draw:layer="layout" svg:width="0.029cm" svg:height="0.374cm" svg:x="29.456cm" svg:y="20.954cm" svg:viewBox="0 0 30 375" draw:points="0,375 30,375 30,0 0,0">
          <text:p/>
        </draw:polygon>
        <draw:polygon draw:style-name="gr35" draw:text-style-name="P7" draw:layer="layout" svg:width="0.03cm" svg:height="0.374cm" svg:x="29.485cm" svg:y="20.954cm" svg:viewBox="0 0 31 375" draw:points="0,375 31,375 31,0 0,0">
          <text:p/>
        </draw:polygon>
        <draw:polygon draw:style-name="gr38" draw:text-style-name="P10" draw:layer="layout" svg:width="0.029cm" svg:height="0.374cm" svg:x="29.516cm" svg:y="20.954cm" svg:viewBox="0 0 30 375" draw:points="0,375 30,375 30,0 0,0">
          <text:p/>
        </draw:polygon>
        <draw:polygon draw:style-name="gr36" draw:text-style-name="P8" draw:layer="layout" svg:width="0.029cm" svg:height="0.374cm" svg:x="29.545cm" svg:y="20.954cm" svg:viewBox="0 0 30 375" draw:points="0,375 30,375 30,0 0,0">
          <text:p/>
        </draw:polygon>
        <draw:polygon draw:style-name="gr37" draw:text-style-name="P9" draw:layer="layout" svg:width="0.029cm" svg:height="0.374cm" svg:x="29.574cm" svg:y="20.954cm" svg:viewBox="0 0 30 375" draw:points="0,375 30,375 30,0 0,0">
          <text:p/>
        </draw:polygon>
        <draw:polygon draw:style-name="gr36" draw:text-style-name="P8" draw:layer="layout" svg:width="0.029cm" svg:height="0.374cm" svg:x="29.604cm" svg:y="20.954cm" svg:viewBox="0 0 30 375" draw:points="0,375 30,375 30,0 0,0">
          <text:p/>
        </draw:polygon>
        <draw:polygon draw:style-name="gr36" draw:text-style-name="P8" draw:layer="layout" svg:width="0.029cm" svg:height="0.374cm" svg:x="29.633cm" svg:y="20.954cm" svg:viewBox="0 0 30 375" draw:points="0,375 30,375 30,0 0,0">
          <text:p/>
        </draw:polygon>
        <draw:polygon draw:style-name="gr37" draw:text-style-name="P9" draw:layer="layout" svg:width="0.029cm" svg:height="0.374cm" svg:x="29.662cm" svg:y="20.954cm" svg:viewBox="0 0 30 375" draw:points="0,375 30,375 30,0 0,0">
          <text:p/>
        </draw:polygon>
        <draw:polygon draw:style-name="gr36" draw:text-style-name="P8" draw:layer="layout" svg:width="0.029cm" svg:height="0.374cm" svg:x="29.692cm" svg:y="20.954cm" svg:viewBox="0 0 30 375" draw:points="0,375 30,375 30,0 0,0">
          <text:p/>
        </draw:polygon>
        <draw:polygon draw:style-name="gr36" draw:text-style-name="P8" draw:layer="layout" svg:width="0.029cm" svg:height="0.374cm" svg:x="29.722cm" svg:y="20.954cm" svg:viewBox="0 0 30 375" draw:points="0,375 30,375 30,0 0,0">
          <text:p/>
        </draw:polygon>
        <draw:polygon draw:style-name="gr38" draw:text-style-name="P10" draw:layer="layout" svg:width="0.029cm" svg:height="0.374cm" svg:x="29.751cm" svg:y="20.954cm" svg:viewBox="0 0 30 375" draw:points="0,375 30,375 30,0 0,0">
          <text:p/>
        </draw:polygon>
        <draw:polygon draw:style-name="gr36" draw:text-style-name="P8" draw:layer="layout" svg:width="0.029cm" svg:height="0.374cm" svg:x="29.78cm" svg:y="20.954cm" svg:viewBox="0 0 30 375" draw:points="0,375 30,375 30,0 0,0">
          <text:p/>
        </draw:polygon>
        <draw:polygon draw:style-name="gr36" draw:text-style-name="P8" draw:layer="layout" svg:width="0.03cm" svg:height="0.374cm" svg:x="29.809cm" svg:y="20.954cm" svg:viewBox="0 0 31 375" draw:points="0,375 31,375 31,0 0,0">
          <text:p/>
        </draw:polygon>
        <draw:polygon draw:style-name="gr37" draw:text-style-name="P9" draw:layer="layout" svg:width="0.029cm" svg:height="0.374cm" svg:x="29.84cm" svg:y="20.954cm" svg:viewBox="0 0 30 375" draw:points="0,375 30,375 30,0 0,0">
          <text:p/>
        </draw:polygon>
        <draw:polygon draw:style-name="gr37" draw:text-style-name="P9" draw:layer="layout" svg:width="0.029cm" svg:height="0.374cm" svg:x="29.869cm" svg:y="20.954cm" svg:viewBox="0 0 30 375" draw:points="0,375 30,375 30,0 0,0">
          <text:p/>
        </draw:polygon>
        <draw:polygon draw:style-name="gr38" draw:text-style-name="P10" draw:layer="layout" svg:width="0.03cm" svg:height="0.374cm" svg:x="29.898cm" svg:y="20.954cm" svg:viewBox="0 0 31 375" draw:points="0,375 31,375 31,0 0,0">
          <text:p/>
        </draw:polygon>
        <draw:polygon draw:style-name="gr38" draw:text-style-name="P10" draw:layer="layout" svg:width="0.029cm" svg:height="0.374cm" svg:x="29.928cm" svg:y="20.954cm" svg:viewBox="0 0 30 375" draw:points="0,375 30,375 30,0 0,0">
          <text:p/>
        </draw:polygon>
        <draw:polygon draw:style-name="gr38" draw:text-style-name="P10" draw:layer="layout" svg:width="0.029cm" svg:height="0.374cm" svg:x="29.957cm" svg:y="20.954cm" svg:viewBox="0 0 30 375" draw:points="0,375 30,375 30,0 0,0">
          <text:p/>
        </draw:polygon>
        <draw:polygon draw:style-name="gr38" draw:text-style-name="P10" draw:layer="layout" svg:width="0.029cm" svg:height="0.374cm" svg:x="29.986cm" svg:y="20.954cm" svg:viewBox="0 0 30 375" draw:points="0,375 30,375 30,0 0,0">
          <text:p/>
        </draw:polygon>
        <draw:polygon draw:style-name="gr37" draw:text-style-name="P9" draw:layer="layout" svg:width="0.029cm" svg:height="0.374cm" svg:x="30.046cm" svg:y="20.954cm" svg:viewBox="0 0 30 375" draw:points="0,375 30,375 30,0 0,0">
          <text:p/>
        </draw:polygon>
        <draw:polygon draw:style-name="gr36" draw:text-style-name="P8" draw:layer="layout" svg:width="0.029cm" svg:height="0.374cm" svg:x="30.075cm" svg:y="20.954cm" svg:viewBox="0 0 30 375" draw:points="0,375 30,375 30,0 0,0">
          <text:p/>
        </draw:polygon>
        <draw:polygon draw:style-name="gr37" draw:text-style-name="P9" draw:layer="layout" svg:width="0.029cm" svg:height="0.374cm" svg:x="30.104cm" svg:y="20.954cm" svg:viewBox="0 0 30 375" draw:points="0,375 30,375 30,0 0,0">
          <text:p/>
        </draw:polygon>
        <draw:polygon draw:style-name="gr35" draw:text-style-name="P7" draw:layer="layout" svg:width="0.029cm" svg:height="0.374cm" svg:x="30.281cm" svg:y="20.954cm" svg:viewBox="0 0 30 375" draw:points="0,375 30,375 30,0 0,0">
          <text:p/>
        </draw:polygon>
        <draw:polygon draw:style-name="gr36" draw:text-style-name="P8" draw:layer="layout" svg:width="0.029cm" svg:height="0.374cm" svg:x="30.31cm" svg:y="20.954cm" svg:viewBox="0 0 30 375" draw:points="0,375 30,375 30,0 0,0">
          <text:p/>
        </draw:polygon>
        <draw:polygon draw:style-name="gr36" draw:text-style-name="P8" draw:layer="layout" svg:width="0.03cm" svg:height="0.374cm" svg:x="30.339cm" svg:y="20.954cm" svg:viewBox="0 0 31 375" draw:points="0,375 31,375 31,0 0,0">
          <text:p/>
        </draw:polygon>
        <draw:polygon draw:style-name="gr37" draw:text-style-name="P9" draw:layer="layout" svg:width="0.029cm" svg:height="0.374cm" svg:x="30.37cm" svg:y="20.954cm" svg:viewBox="0 0 30 375" draw:points="0,375 30,375 30,0 0,0">
          <text:p/>
        </draw:polygon>
        <draw:polygon draw:style-name="gr37" draw:text-style-name="P9" draw:layer="layout" svg:width="0.029cm" svg:height="0.374cm" svg:x="30.399cm" svg:y="20.954cm" svg:viewBox="0 0 30 375" draw:points="0,375 30,375 30,0 0,0">
          <text:p/>
        </draw:polygon>
        <draw:polygon draw:style-name="gr36" draw:text-style-name="P8" draw:layer="layout" svg:width="0.029cm" svg:height="0.374cm" svg:x="30.428cm" svg:y="20.954cm" svg:viewBox="0 0 30 375" draw:points="0,375 30,375 30,0 0,0">
          <text:p/>
        </draw:polygon>
        <draw:polygon draw:style-name="gr38" draw:text-style-name="P10" draw:layer="layout" svg:width="0.029cm" svg:height="0.374cm" svg:x="30.458cm" svg:y="20.954cm" svg:viewBox="0 0 30 375" draw:points="0,375 30,375 30,0 0,0">
          <text:p/>
        </draw:polygon>
        <draw:polygon draw:style-name="gr37" draw:text-style-name="P9" draw:layer="layout" svg:width="0.029cm" svg:height="0.374cm" svg:x="30.487cm" svg:y="20.954cm" svg:viewBox="0 0 30 375" draw:points="0,375 30,375 30,0 0,0">
          <text:p/>
        </draw:polygon>
        <draw:polygon draw:style-name="gr37" draw:text-style-name="P9" draw:layer="layout" svg:width="0.029cm" svg:height="0.374cm" svg:x="30.517cm" svg:y="20.954cm" svg:viewBox="0 0 30 375" draw:points="0,375 30,375 30,0 0,0">
          <text:p/>
        </draw:polygon>
        <draw:polygon draw:style-name="gr36" draw:text-style-name="P8" draw:layer="layout" svg:width="0.029cm" svg:height="0.374cm" svg:x="30.546cm" svg:y="20.954cm" svg:viewBox="0 0 30 375" draw:points="0,375 30,375 30,0 0,0">
          <text:p/>
        </draw:polygon>
        <draw:polygon draw:style-name="gr37" draw:text-style-name="P9" draw:layer="layout" svg:width="0.029cm" svg:height="0.374cm" svg:x="30.576cm" svg:y="20.954cm" svg:viewBox="0 0 30 375" draw:points="0,375 30,375 30,0 0,0">
          <text:p/>
        </draw:polygon>
        <draw:polygon draw:style-name="gr36" draw:text-style-name="P8" draw:layer="layout" svg:width="0.029cm" svg:height="0.374cm" svg:x="30.605cm" svg:y="20.954cm" svg:viewBox="0 0 30 375" draw:points="0,375 30,375 30,0 0,0">
          <text:p/>
        </draw:polygon>
        <draw:polygon draw:style-name="gr37" draw:text-style-name="P9" draw:layer="layout" svg:width="0.029cm" svg:height="0.374cm" svg:x="30.634cm" svg:y="20.954cm" svg:viewBox="0 0 30 375" draw:points="0,375 30,375 30,0 0,0">
          <text:p/>
        </draw:polygon>
        <draw:polygon draw:style-name="gr36" draw:text-style-name="P8" draw:layer="layout" svg:width="0.03cm" svg:height="0.374cm" svg:x="30.663cm" svg:y="20.954cm" svg:viewBox="0 0 31 375" draw:points="0,375 31,375 31,0 0,0">
          <text:p/>
        </draw:polygon>
        <draw:polygon draw:style-name="gr37" draw:text-style-name="P9" draw:layer="layout" svg:width="0.029cm" svg:height="0.374cm" svg:x="30.694cm" svg:y="20.954cm" svg:viewBox="0 0 30 375" draw:points="0,375 30,375 30,0 0,0">
          <text:p/>
        </draw:polygon>
        <draw:polygon draw:style-name="gr37" draw:text-style-name="P9" draw:layer="layout" svg:width="0.029cm" svg:height="0.374cm" svg:x="30.723cm" svg:y="20.954cm" svg:viewBox="0 0 30 375" draw:points="0,375 30,375 30,0 0,0">
          <text:p/>
        </draw:polygon>
        <draw:polygon draw:style-name="gr35" draw:text-style-name="P7" draw:layer="layout" svg:width="0.029cm" svg:height="0.374cm" svg:x="30.752cm" svg:y="20.954cm" svg:viewBox="0 0 30 375" draw:points="0,375 30,375 30,0 0,0">
          <text:p/>
        </draw:polygon>
        <draw:polygon draw:style-name="gr36" draw:text-style-name="P8" draw:layer="layout" svg:width="0.029cm" svg:height="0.374cm" svg:x="30.782cm" svg:y="20.954cm" svg:viewBox="0 0 30 375" draw:points="0,375 30,375 30,0 0,0">
          <text:p/>
        </draw:polygon>
        <draw:polygon draw:style-name="gr38" draw:text-style-name="P10" draw:layer="layout" svg:width="0.029cm" svg:height="0.374cm" svg:x="30.811cm" svg:y="20.954cm" svg:viewBox="0 0 30 375" draw:points="0,375 30,375 30,0 0,0">
          <text:p/>
        </draw:polygon>
        <draw:polygon draw:style-name="gr38" draw:text-style-name="P10" draw:layer="layout" svg:width="0.029cm" svg:height="0.374cm" svg:x="30.841cm" svg:y="20.954cm" svg:viewBox="0 0 30 375" draw:points="0,375 30,375 30,0 0,0">
          <text:p/>
        </draw:polygon>
        <draw:polygon draw:style-name="gr37" draw:text-style-name="P9" draw:layer="layout" svg:width="0.029cm" svg:height="0.374cm" svg:x="30.87cm" svg:y="20.954cm" svg:viewBox="0 0 30 375" draw:points="0,375 30,375 30,0 0,0">
          <text:p/>
        </draw:polygon>
        <draw:polygon draw:style-name="gr37" draw:text-style-name="P9" draw:layer="layout" svg:width="0.029cm" svg:height="0.374cm" svg:x="30.9cm" svg:y="20.954cm" svg:viewBox="0 0 30 375" draw:points="0,375 30,375 30,0 0,0">
          <text:p/>
        </draw:polygon>
        <draw:polygon draw:style-name="gr37" draw:text-style-name="P9" draw:layer="layout" svg:width="0.029cm" svg:height="0.374cm" svg:x="30.929cm" svg:y="20.954cm" svg:viewBox="0 0 30 375" draw:points="0,375 30,375 30,0 0,0">
          <text:p/>
        </draw:polygon>
        <draw:polygon draw:style-name="gr37" draw:text-style-name="P9" draw:layer="layout" svg:width="0.029cm" svg:height="0.374cm" svg:x="30.958cm" svg:y="20.954cm" svg:viewBox="0 0 30 375" draw:points="0,375 30,375 30,0 0,0">
          <text:p/>
        </draw:polygon>
        <draw:polygon draw:style-name="gr37" draw:text-style-name="P9" draw:layer="layout" svg:width="0.029cm" svg:height="0.374cm" svg:x="30.987cm" svg:y="20.954cm" svg:viewBox="0 0 30 375" draw:points="0,375 30,375 30,0 0,0">
          <text:p/>
        </draw:polygon>
        <draw:polygon draw:style-name="gr38" draw:text-style-name="P10" draw:layer="layout" svg:width="0.029cm" svg:height="0.374cm" svg:x="31.018cm" svg:y="20.954cm" svg:viewBox="0 0 30 375" draw:points="0,375 30,375 30,0 0,0">
          <text:p/>
        </draw:polygon>
        <draw:polygon draw:style-name="gr36" draw:text-style-name="P8" draw:layer="layout" svg:width="0.029cm" svg:height="0.374cm" svg:x="31.047cm" svg:y="20.954cm" svg:viewBox="0 0 30 375" draw:points="0,375 30,375 30,0 0,0">
          <text:p/>
        </draw:polygon>
        <draw:polygon draw:style-name="gr38" draw:text-style-name="P10" draw:layer="layout" svg:width="0.029cm" svg:height="0.374cm" svg:x="31.076cm" svg:y="20.954cm" svg:viewBox="0 0 30 375" draw:points="0,375 30,375 30,0 0,0">
          <text:p/>
        </draw:polygon>
        <draw:polygon draw:style-name="gr37" draw:text-style-name="P9" draw:layer="layout" svg:width="0.03cm" svg:height="0.374cm" svg:x="31.105cm" svg:y="20.954cm" svg:viewBox="0 0 31 375" draw:points="0,375 31,375 31,0 0,0">
          <text:p/>
        </draw:polygon>
        <draw:polygon draw:style-name="gr36" draw:text-style-name="P8" draw:layer="layout" svg:width="0.029cm" svg:height="0.374cm" svg:x="31.135cm" svg:y="20.954cm" svg:viewBox="0 0 30 375" draw:points="0,375 30,375 30,0 0,0">
          <text:p/>
        </draw:polygon>
        <draw:polygon draw:style-name="gr36" draw:text-style-name="P8" draw:layer="layout" svg:width="0.029cm" svg:height="0.374cm" svg:x="31.165cm" svg:y="20.954cm" svg:viewBox="0 0 30 375" draw:points="0,375 30,375 30,0 0,0">
          <text:p/>
        </draw:polygon>
        <draw:polygon draw:style-name="gr37" draw:text-style-name="P9" draw:layer="layout" svg:width="0.029cm" svg:height="0.374cm" svg:x="31.194cm" svg:y="20.954cm" svg:viewBox="0 0 30 375" draw:points="0,375 30,375 30,0 0,0">
          <text:p/>
        </draw:polygon>
        <draw:polygon draw:style-name="gr36" draw:text-style-name="P8" draw:layer="layout" svg:width="0.029cm" svg:height="0.374cm" svg:x="31.224cm" svg:y="20.954cm" svg:viewBox="0 0 30 375" draw:points="0,375 30,375 30,0 0,0">
          <text:p/>
        </draw:polygon>
        <draw:polygon draw:style-name="gr37" draw:text-style-name="P9" draw:layer="layout" svg:width="0.029cm" svg:height="0.374cm" svg:x="31.253cm" svg:y="20.954cm" svg:viewBox="0 0 30 375" draw:points="0,375 30,375 30,0 0,0">
          <text:p/>
        </draw:polygon>
        <draw:polygon draw:style-name="gr37" draw:text-style-name="P9" draw:layer="layout" svg:width="0.029cm" svg:height="0.374cm" svg:x="31.282cm" svg:y="20.954cm" svg:viewBox="0 0 30 375" draw:points="0,375 30,375 30,0 0,0">
          <text:p/>
        </draw:polygon>
        <draw:polygon draw:style-name="gr36" draw:text-style-name="P8" draw:layer="layout" svg:width="0.029cm" svg:height="0.374cm" svg:x="31.311cm" svg:y="20.954cm" svg:viewBox="0 0 30 375" draw:points="0,375 30,375 30,0 0,0">
          <text:p/>
        </draw:polygon>
        <draw:polygon draw:style-name="gr37" draw:text-style-name="P9" draw:layer="layout" svg:width="0.029cm" svg:height="0.374cm" svg:x="31.342cm" svg:y="20.954cm" svg:viewBox="0 0 30 375" draw:points="0,375 30,375 30,0 0,0">
          <text:p/>
        </draw:polygon>
        <draw:polygon draw:style-name="gr35" draw:text-style-name="P7" draw:layer="layout" svg:width="0.029cm" svg:height="0.374cm" svg:x="31.371cm" svg:y="20.954cm" svg:viewBox="0 0 30 375" draw:points="0,375 30,375 30,0 0,0">
          <text:p/>
        </draw:polygon>
        <draw:polygon draw:style-name="gr36" draw:text-style-name="P8" draw:layer="layout" svg:width="0.029cm" svg:height="0.374cm" svg:x="31.4cm" svg:y="20.954cm" svg:viewBox="0 0 30 375" draw:points="0,375 30,375 30,0 0,0">
          <text:p/>
        </draw:polygon>
        <draw:polygon draw:style-name="gr37" draw:text-style-name="P9" draw:layer="layout" svg:width="0.029cm" svg:height="0.374cm" svg:x="31.429cm" svg:y="20.954cm" svg:viewBox="0 0 30 375" draw:points="0,375 30,375 30,0 0,0">
          <text:p/>
        </draw:polygon>
        <draw:polygon draw:style-name="gr36" draw:text-style-name="P8" draw:layer="layout" svg:width="0.029cm" svg:height="0.374cm" svg:x="31.459cm" svg:y="20.954cm" svg:viewBox="0 0 30 375" draw:points="0,375 30,375 30,0 0,0">
          <text:p/>
        </draw:polygon>
        <draw:polygon draw:style-name="gr37" draw:text-style-name="P9" draw:layer="layout" svg:width="0.029cm" svg:height="0.374cm" svg:x="31.489cm" svg:y="20.954cm" svg:viewBox="0 0 30 375" draw:points="0,375 30,375 30,0 0,0">
          <text:p/>
        </draw:polygon>
        <draw:polygon draw:style-name="gr37" draw:text-style-name="P9" draw:layer="layout" svg:width="0.03cm" svg:height="0.374cm" svg:x="31.518cm" svg:y="20.954cm" svg:viewBox="0 0 31 375" draw:points="0,375 31,375 31,0 0,0">
          <text:p/>
        </draw:polygon>
        <draw:polygon draw:style-name="gr36" draw:text-style-name="P8" draw:layer="layout" svg:width="0.029cm" svg:height="0.374cm" svg:x="31.548cm" svg:y="20.954cm" svg:viewBox="0 0 30 375" draw:points="0,375 30,375 30,0 0,0">
          <text:p/>
        </draw:polygon>
        <draw:polygon draw:style-name="gr38" draw:text-style-name="P10" draw:layer="layout" svg:width="0.029cm" svg:height="0.374cm" svg:x="31.577cm" svg:y="20.954cm" svg:viewBox="0 0 30 375" draw:points="0,375 30,375 30,0 0,0">
          <text:p/>
        </draw:polygon>
        <draw:polygon draw:style-name="gr36" draw:text-style-name="P8" draw:layer="layout" svg:width="0.029cm" svg:height="0.374cm" svg:x="31.606cm" svg:y="20.954cm" svg:viewBox="0 0 30 375" draw:points="0,375 30,375 30,0 0,0">
          <text:p/>
        </draw:polygon>
        <draw:polygon draw:style-name="gr36" draw:text-style-name="P8" draw:layer="layout" svg:width="0.029cm" svg:height="0.374cm" svg:x="31.635cm" svg:y="20.954cm" svg:viewBox="0 0 30 375" draw:points="0,375 30,375 30,0 0,0">
          <text:p/>
        </draw:polygon>
        <draw:polygon draw:style-name="gr36" draw:text-style-name="P8" draw:layer="layout" svg:width="0.029cm" svg:height="0.374cm" svg:x="31.666cm" svg:y="20.954cm" svg:viewBox="0 0 30 375" draw:points="0,375 30,375 30,0 0,0">
          <text:p/>
        </draw:polygon>
        <draw:polygon draw:style-name="gr36" draw:text-style-name="P8" draw:layer="layout" svg:width="0.029cm" svg:height="0.374cm" svg:x="31.695cm" svg:y="20.954cm" svg:viewBox="0 0 30 375" draw:points="0,375 30,375 30,0 0,0">
          <text:p/>
        </draw:polygon>
        <draw:polygon draw:style-name="gr38" draw:text-style-name="P10" draw:layer="layout" svg:width="0.029cm" svg:height="0.374cm" svg:x="31.724cm" svg:y="20.954cm" svg:viewBox="0 0 30 375" draw:points="0,375 30,375 30,0 0,0">
          <text:p/>
        </draw:polygon>
        <draw:polygon draw:style-name="gr36" draw:text-style-name="P8" draw:layer="layout" svg:width="0.029cm" svg:height="0.374cm" svg:x="31.753cm" svg:y="20.954cm" svg:viewBox="0 0 30 375" draw:points="0,375 30,375 30,0 0,0">
          <text:p/>
        </draw:polygon>
        <draw:polygon draw:style-name="gr37" draw:text-style-name="P9" draw:layer="layout" svg:width="0.029cm" svg:height="0.374cm" svg:x="31.783cm" svg:y="20.954cm" svg:viewBox="0 0 30 375" draw:points="0,375 30,375 30,0 0,0">
          <text:p/>
        </draw:polygon>
        <draw:polygon draw:style-name="gr35" draw:text-style-name="P7" draw:layer="layout" svg:width="0.029cm" svg:height="0.374cm" svg:x="31.813cm" svg:y="20.954cm" svg:viewBox="0 0 30 375" draw:points="0,375 30,375 30,0 0,0">
          <text:p/>
        </draw:polygon>
        <draw:polygon draw:style-name="gr35" draw:text-style-name="P7" draw:layer="layout" svg:width="0.029cm" svg:height="0.374cm" svg:x="31.842cm" svg:y="20.954cm" svg:viewBox="0 0 30 375" draw:points="0,375 30,375 30,0 0,0">
          <text:p/>
        </draw:polygon>
        <draw:polygon draw:style-name="gr38" draw:text-style-name="P10" draw:layer="layout" svg:width="0.03cm" svg:height="0.374cm" svg:x="31.871cm" svg:y="20.954cm" svg:viewBox="0 0 31 375" draw:points="0,375 31,375 31,0 0,0">
          <text:p/>
        </draw:polygon>
        <draw:polygon draw:style-name="gr37" draw:text-style-name="P9" draw:layer="layout" svg:width="0.029cm" svg:height="0.374cm" svg:x="31.901cm" svg:y="20.954cm" svg:viewBox="0 0 30 375" draw:points="0,375 30,375 30,0 0,0">
          <text:p/>
        </draw:polygon>
        <draw:polygon draw:style-name="gr36" draw:text-style-name="P8" draw:layer="layout" svg:width="0.029cm" svg:height="0.374cm" svg:x="31.93cm" svg:y="20.954cm" svg:viewBox="0 0 30 375" draw:points="0,375 30,375 30,0 0,0">
          <text:p/>
        </draw:polygon>
        <draw:polygon draw:style-name="gr35" draw:text-style-name="P7" draw:layer="layout" svg:width="0.03cm" svg:height="0.374cm" svg:x="31.959cm" svg:y="20.954cm" svg:viewBox="0 0 31 375" draw:points="0,375 31,375 31,0 0,0">
          <text:p/>
        </draw:polygon>
        <draw:polygon draw:style-name="gr38" draw:text-style-name="P10" draw:layer="layout" svg:width="0.029cm" svg:height="0.374cm" svg:x="31.99cm" svg:y="20.954cm" svg:viewBox="0 0 30 375" draw:points="0,375 30,375 30,0 0,0">
          <text:p/>
        </draw:polygon>
        <draw:polygon draw:style-name="gr36" draw:text-style-name="P8" draw:layer="layout" svg:width="0.029cm" svg:height="0.374cm" svg:x="32.019cm" svg:y="20.954cm" svg:viewBox="0 0 30 375" draw:points="0,375 30,375 30,0 0,0">
          <text:p/>
        </draw:polygon>
        <draw:polygon draw:style-name="gr37" draw:text-style-name="P9" draw:layer="layout" svg:width="0.029cm" svg:height="0.374cm" svg:x="32.048cm" svg:y="20.954cm" svg:viewBox="0 0 30 375" draw:points="0,375 30,375 30,0 0,0">
          <text:p/>
        </draw:polygon>
        <draw:polygon draw:style-name="gr37" draw:text-style-name="P9" draw:layer="layout" svg:width="0.029cm" svg:height="0.374cm" svg:x="32.078cm" svg:y="20.954cm" svg:viewBox="0 0 30 375" draw:points="0,375 30,375 30,0 0,0">
          <text:p/>
        </draw:polygon>
        <draw:polygon draw:style-name="gr38" draw:text-style-name="P10" draw:layer="layout" svg:width="0.029cm" svg:height="0.374cm" svg:x="32.107cm" svg:y="20.954cm" svg:viewBox="0 0 30 375" draw:points="0,375 30,375 30,0 0,0">
          <text:p/>
        </draw:polygon>
        <draw:polygon draw:style-name="gr37" draw:text-style-name="P9" draw:layer="layout" svg:width="0.029cm" svg:height="0.374cm" svg:x="32.137cm" svg:y="20.954cm" svg:viewBox="0 0 30 375" draw:points="0,375 30,375 30,0 0,0">
          <text:p/>
        </draw:polygon>
        <draw:polygon draw:style-name="gr37" draw:text-style-name="P9" draw:layer="layout" svg:width="0.029cm" svg:height="0.374cm" svg:x="32.166cm" svg:y="20.954cm" svg:viewBox="0 0 30 375" draw:points="0,375 30,375 30,0 0,0">
          <text:p/>
        </draw:polygon>
        <draw:polygon draw:style-name="gr37" draw:text-style-name="P9" draw:layer="layout" svg:width="0.029cm" svg:height="0.374cm" svg:x="32.195cm" svg:y="20.954cm" svg:viewBox="0 0 30 375" draw:points="0,375 30,375 30,0 0,0">
          <text:p/>
        </draw:polygon>
        <draw:polygon draw:style-name="gr37" draw:text-style-name="P9" draw:layer="layout" svg:width="0.029cm" svg:height="0.374cm" svg:x="32.225cm" svg:y="20.954cm" svg:viewBox="0 0 30 375" draw:points="0,375 30,375 30,0 0,0">
          <text:p/>
        </draw:polygon>
        <draw:polygon draw:style-name="gr38" draw:text-style-name="P10" draw:layer="layout" svg:width="0.029cm" svg:height="0.374cm" svg:x="32.254cm" svg:y="20.954cm" svg:viewBox="0 0 30 375" draw:points="0,375 30,375 30,0 0,0">
          <text:p/>
        </draw:polygon>
        <draw:polygon draw:style-name="gr36" draw:text-style-name="P8" draw:layer="layout" svg:width="0.029cm" svg:height="0.374cm" svg:x="32.283cm" svg:y="20.954cm" svg:viewBox="0 0 30 375" draw:points="0,375 30,375 30,0 0,0">
          <text:p/>
        </draw:polygon>
        <draw:polygon draw:style-name="gr38" draw:text-style-name="P10" draw:layer="layout" svg:width="0.03cm" svg:height="0.374cm" svg:x="32.313cm" svg:y="20.954cm" svg:viewBox="0 0 31 375" draw:points="0,375 31,375 31,0 0,0">
          <text:p/>
        </draw:polygon>
        <draw:polygon draw:style-name="gr36" draw:text-style-name="P8" draw:layer="layout" svg:width="0.029cm" svg:height="0.374cm" svg:x="32.343cm" svg:y="20.954cm" svg:viewBox="0 0 30 375" draw:points="0,375 30,375 30,0 0,0">
          <text:p/>
        </draw:polygon>
        <draw:polygon draw:style-name="gr36" draw:text-style-name="P8" draw:layer="layout" svg:width="0.029cm" svg:height="0.374cm" svg:x="32.372cm" svg:y="20.954cm" svg:viewBox="0 0 30 375" draw:points="0,375 30,375 30,0 0,0">
          <text:p/>
        </draw:polygon>
        <draw:polygon draw:style-name="gr37" draw:text-style-name="P9" draw:layer="layout" svg:width="0.029cm" svg:height="0.374cm" svg:x="32.402cm" svg:y="20.954cm" svg:viewBox="0 0 30 375" draw:points="0,375 30,375 30,0 0,0">
          <text:p/>
        </draw:polygon>
        <draw:polygon draw:style-name="gr35" draw:text-style-name="P7" draw:layer="layout" svg:width="0.029cm" svg:height="0.374cm" svg:x="32.431cm" svg:y="20.954cm" svg:viewBox="0 0 30 375" draw:points="0,375 30,375 30,0 0,0">
          <text:p/>
        </draw:polygon>
        <draw:polygon draw:style-name="gr37" draw:text-style-name="P9" draw:layer="layout" svg:width="0.029cm" svg:height="0.374cm" svg:x="32.46cm" svg:y="20.954cm" svg:viewBox="0 0 30 375" draw:points="0,375 30,375 30,0 0,0">
          <text:p/>
        </draw:polygon>
        <draw:polygon draw:style-name="gr36" draw:text-style-name="P8" draw:layer="layout" svg:width="0.029cm" svg:height="0.374cm" svg:x="32.49cm" svg:y="20.954cm" svg:viewBox="0 0 30 375" draw:points="0,375 30,375 30,0 0,0">
          <text:p/>
        </draw:polygon>
        <draw:polygon draw:style-name="gr35" draw:text-style-name="P7" draw:layer="layout" svg:width="0.029cm" svg:height="0.374cm" svg:x="32.52cm" svg:y="20.954cm" svg:viewBox="0 0 30 375" draw:points="0,375 30,375 30,0 0,0">
          <text:p/>
        </draw:polygon>
        <draw:polygon draw:style-name="gr36" draw:text-style-name="P8" draw:layer="layout" svg:width="0.029cm" svg:height="0.374cm" svg:x="32.578cm" svg:y="20.954cm" svg:viewBox="0 0 30 375" draw:points="0,375 30,375 30,0 0,0">
          <text:p/>
        </draw:polygon>
        <draw:polygon draw:style-name="gr36" draw:text-style-name="P8" draw:layer="layout" svg:width="0.029cm" svg:height="0.374cm" svg:x="32.607cm" svg:y="20.954cm" svg:viewBox="0 0 30 375" draw:points="0,375 30,375 30,0 0,0">
          <text:p/>
        </draw:polygon>
        <draw:polygon draw:style-name="gr36" draw:text-style-name="P8" draw:layer="layout" svg:width="0.029cm" svg:height="0.374cm" svg:x="32.638cm" svg:y="20.954cm" svg:viewBox="0 0 30 375" draw:points="0,375 30,375 30,0 0,0">
          <text:p/>
        </draw:polygon>
        <draw:polygon draw:style-name="gr35" draw:text-style-name="P7" draw:layer="layout" svg:width="0.029cm" svg:height="0.374cm" svg:x="32.667cm" svg:y="20.954cm" svg:viewBox="0 0 30 375" draw:points="0,375 30,375 30,0 0,0">
          <text:p/>
        </draw:polygon>
        <draw:polygon draw:style-name="gr36" draw:text-style-name="P8" draw:layer="layout" svg:width="0.029cm" svg:height="0.374cm" svg:x="32.696cm" svg:y="20.954cm" svg:viewBox="0 0 30 375" draw:points="0,375 30,375 30,0 0,0">
          <text:p/>
        </draw:polygon>
        <draw:polygon draw:style-name="gr37" draw:text-style-name="P9" draw:layer="layout" svg:width="0.03cm" svg:height="0.374cm" svg:x="32.725cm" svg:y="20.954cm" svg:viewBox="0 0 31 375" draw:points="0,375 31,375 31,0 0,0">
          <text:p/>
        </draw:polygon>
        <draw:polygon draw:style-name="gr37" draw:text-style-name="P9" draw:layer="layout" svg:width="0.029cm" svg:height="0.374cm" svg:x="32.755cm" svg:y="20.954cm" svg:viewBox="0 0 30 375" draw:points="0,375 30,375 30,0 0,0">
          <text:p/>
        </draw:polygon>
        <draw:polygon draw:style-name="gr37" draw:text-style-name="P9" draw:layer="layout" svg:width="0.029cm" svg:height="0.374cm" svg:x="32.784cm" svg:y="20.954cm" svg:viewBox="0 0 30 375" draw:points="0,375 30,375 30,0 0,0">
          <text:p/>
        </draw:polygon>
        <draw:polygon draw:style-name="gr36" draw:text-style-name="P8" draw:layer="layout" svg:width="0.029cm" svg:height="0.374cm" svg:x="32.814cm" svg:y="20.954cm" svg:viewBox="0 0 30 375" draw:points="0,375 30,375 30,0 0,0">
          <text:p/>
        </draw:polygon>
        <draw:polygon draw:style-name="gr37" draw:text-style-name="P9" draw:layer="layout" svg:width="0.029cm" svg:height="0.374cm" svg:x="32.844cm" svg:y="20.954cm" svg:viewBox="0 0 30 375" draw:points="0,375 30,375 30,0 0,0">
          <text:p/>
        </draw:polygon>
        <draw:polygon draw:style-name="gr38" draw:text-style-name="P10" draw:layer="layout" svg:width="0.029cm" svg:height="0.374cm" svg:x="32.873cm" svg:y="20.954cm" svg:viewBox="0 0 30 375" draw:points="0,375 30,375 30,0 0,0">
          <text:p/>
        </draw:polygon>
        <draw:polygon draw:style-name="gr38" draw:text-style-name="P10" draw:layer="layout" svg:width="0.029cm" svg:height="0.374cm" svg:x="32.902cm" svg:y="20.954cm" svg:viewBox="0 0 30 375" draw:points="0,375 30,375 30,0 0,0">
          <text:p/>
        </draw:polygon>
        <draw:polygon draw:style-name="gr37" draw:text-style-name="P9" draw:layer="layout" svg:width="0.029cm" svg:height="0.374cm" svg:x="32.931cm" svg:y="20.954cm" svg:viewBox="0 0 30 375" draw:points="0,375 30,375 30,0 0,0">
          <text:p/>
        </draw:polygon>
        <draw:polygon draw:style-name="gr38" draw:text-style-name="P10" draw:layer="layout" svg:width="0.029cm" svg:height="0.374cm" svg:x="32.962cm" svg:y="20.954cm" svg:viewBox="0 0 30 375" draw:points="0,375 30,375 30,0 0,0">
          <text:p/>
        </draw:polygon>
        <draw:polygon draw:style-name="gr35" draw:text-style-name="P7" draw:layer="layout" svg:width="0.029cm" svg:height="0.374cm" svg:x="32.991cm" svg:y="20.954cm" svg:viewBox="0 0 30 375" draw:points="0,375 30,375 30,0 0,0">
          <text:p/>
        </draw:polygon>
        <draw:polygon draw:style-name="gr38" draw:text-style-name="P10" draw:layer="layout" svg:width="0.029cm" svg:height="0.374cm" svg:x="33.02cm" svg:y="20.954cm" svg:viewBox="0 0 30 375" draw:points="0,375 30,375 30,0 0,0">
          <text:p/>
        </draw:polygon>
        <draw:polygon draw:style-name="gr38" draw:text-style-name="P10" draw:layer="layout" svg:width="0.029cm" svg:height="0.374cm" svg:x="33.049cm" svg:y="20.954cm" svg:viewBox="0 0 30 375" draw:points="0,375 30,375 30,0 0,0">
          <text:p/>
        </draw:polygon>
        <draw:polygon draw:style-name="gr37" draw:text-style-name="P9" draw:layer="layout" svg:width="0.029cm" svg:height="0.374cm" svg:x="33.079cm" svg:y="20.954cm" svg:viewBox="0 0 30 375" draw:points="0,375 30,375 30,0 0,0">
          <text:p/>
        </draw:polygon>
        <draw:polygon draw:style-name="gr38" draw:text-style-name="P10" draw:layer="layout" svg:width="0.029cm" svg:height="0.374cm" svg:x="33.108cm" svg:y="20.954cm" svg:viewBox="0 0 30 375" draw:points="0,375 30,375 30,0 0,0">
          <text:p/>
        </draw:polygon>
        <draw:polygon draw:style-name="gr36" draw:text-style-name="P8" draw:layer="layout" svg:width="0.029cm" svg:height="0.374cm" svg:x="33.138cm" svg:y="20.954cm" svg:viewBox="0 0 30 375" draw:points="0,375 30,375 30,0 0,0">
          <text:p/>
        </draw:polygon>
        <draw:polygon draw:style-name="gr36" draw:text-style-name="P8" draw:layer="layout" svg:width="0.03cm" svg:height="0.374cm" svg:x="33.167cm" svg:y="20.954cm" svg:viewBox="0 0 31 375" draw:points="0,375 31,375 31,0 0,0">
          <text:p/>
        </draw:polygon>
        <draw:polygon draw:style-name="gr38" draw:text-style-name="P10" draw:layer="layout" svg:width="0.029cm" svg:height="0.374cm" svg:x="33.197cm" svg:y="20.954cm" svg:viewBox="0 0 30 375" draw:points="0,375 30,375 30,0 0,0">
          <text:p/>
        </draw:polygon>
        <draw:polygon draw:style-name="gr36" draw:text-style-name="P8" draw:layer="layout" svg:width="0.029cm" svg:height="0.374cm" svg:x="33.226cm" svg:y="20.954cm" svg:viewBox="0 0 30 375" draw:points="0,375 30,375 30,0 0,0">
          <text:p/>
        </draw:polygon>
        <draw:polygon draw:style-name="gr37" draw:text-style-name="P9" draw:layer="layout" svg:width="0.029cm" svg:height="0.374cm" svg:x="33.255cm" svg:y="20.954cm" svg:viewBox="0 0 30 375" draw:points="0,375 30,375 30,0 0,0">
          <text:p/>
        </draw:polygon>
        <draw:polygon draw:style-name="gr38" draw:text-style-name="P10" draw:layer="layout" svg:width="0.029cm" svg:height="0.374cm" svg:x="33.286cm" svg:y="20.954cm" svg:viewBox="0 0 30 375" draw:points="0,375 30,375 30,0 0,0">
          <text:p/>
        </draw:polygon>
        <draw:polygon draw:style-name="gr36" draw:text-style-name="P8" draw:layer="layout" svg:width="0.029cm" svg:height="0.374cm" svg:x="33.315cm" svg:y="20.954cm" svg:viewBox="0 0 30 375" draw:points="0,375 30,375 30,0 0,0">
          <text:p/>
        </draw:polygon>
        <draw:polygon draw:style-name="gr36" draw:text-style-name="P8" draw:layer="layout" svg:width="0.029cm" svg:height="0.374cm" svg:x="33.344cm" svg:y="20.954cm" svg:viewBox="0 0 30 375" draw:points="0,375 30,375 30,0 0,0">
          <text:p/>
        </draw:polygon>
        <draw:polygon draw:style-name="gr37" draw:text-style-name="P9" draw:layer="layout" svg:width="0.029cm" svg:height="0.374cm" svg:x="33.373cm" svg:y="20.954cm" svg:viewBox="0 0 30 375" draw:points="0,375 30,375 30,0 0,0">
          <text:p/>
        </draw:polygon>
        <draw:polygon draw:style-name="gr35" draw:text-style-name="P7" draw:layer="layout" svg:width="0.029cm" svg:height="0.374cm" svg:x="33.403cm" svg:y="20.954cm" svg:viewBox="0 0 30 375" draw:points="0,375 30,375 30,0 0,0">
          <text:p/>
        </draw:polygon>
        <draw:polygon draw:style-name="gr36" draw:text-style-name="P8" draw:layer="layout" svg:width="0.029cm" svg:height="0.374cm" svg:x="33.432cm" svg:y="20.954cm" svg:viewBox="0 0 30 375" draw:points="0,375 30,375 30,0 0,0">
          <text:p/>
        </draw:polygon>
        <draw:polygon draw:style-name="gr36" draw:text-style-name="P8" draw:layer="layout" svg:width="0.029cm" svg:height="0.374cm" svg:x="33.462cm" svg:y="20.954cm" svg:viewBox="0 0 30 375" draw:points="0,375 30,375 30,0 0,0">
          <text:p/>
        </draw:polygon>
        <draw:polygon draw:style-name="gr37" draw:text-style-name="P9" draw:layer="layout" svg:width="0.03cm" svg:height="0.374cm" svg:x="33.491cm" svg:y="20.954cm" svg:viewBox="0 0 31 375" draw:points="0,375 31,375 31,0 0,0">
          <text:p/>
        </draw:polygon>
        <draw:polygon draw:style-name="gr37" draw:text-style-name="P9" draw:layer="layout" svg:width="0.029cm" svg:height="0.374cm" svg:x="33.521cm" svg:y="20.954cm" svg:viewBox="0 0 30 375" draw:points="0,375 30,375 30,0 0,0">
          <text:p/>
        </draw:polygon>
        <draw:polygon draw:style-name="gr37" draw:text-style-name="P9" draw:layer="layout" svg:width="0.029cm" svg:height="0.374cm" svg:x="33.55cm" svg:y="20.954cm" svg:viewBox="0 0 30 375" draw:points="0,375 30,375 30,0 0,0">
          <text:p/>
        </draw:polygon>
        <draw:polygon draw:style-name="gr36" draw:text-style-name="P8" draw:layer="layout" svg:width="0.03cm" svg:height="0.374cm" svg:x="33.579cm" svg:y="20.954cm" svg:viewBox="0 0 31 375" draw:points="0,375 31,375 31,0 0,0">
          <text:p/>
        </draw:polygon>
        <draw:polygon draw:style-name="gr36" draw:text-style-name="P8" draw:layer="layout" svg:width="0.029cm" svg:height="0.374cm" svg:x="33.61cm" svg:y="20.954cm" svg:viewBox="0 0 30 375" draw:points="0,375 30,375 30,0 0,0">
          <text:p/>
        </draw:polygon>
        <draw:polygon draw:style-name="gr38" draw:text-style-name="P10" draw:layer="layout" svg:width="0.029cm" svg:height="0.374cm" svg:x="33.639cm" svg:y="20.954cm" svg:viewBox="0 0 30 375" draw:points="0,375 30,375 30,0 0,0">
          <text:p/>
        </draw:polygon>
        <draw:polygon draw:style-name="gr36" draw:text-style-name="P8" draw:layer="layout" svg:width="0.029cm" svg:height="0.374cm" svg:x="33.668cm" svg:y="20.954cm" svg:viewBox="0 0 30 375" draw:points="0,375 30,375 30,0 0,0">
          <text:p/>
        </draw:polygon>
        <draw:polygon draw:style-name="gr37" draw:text-style-name="P9" draw:layer="layout" svg:width="0.029cm" svg:height="0.374cm" svg:x="33.698cm" svg:y="20.954cm" svg:viewBox="0 0 30 375" draw:points="0,375 30,375 30,0 0,0">
          <text:p/>
        </draw:polygon>
        <draw:polygon draw:style-name="gr36" draw:text-style-name="P8" draw:layer="layout" svg:width="0.029cm" svg:height="0.374cm" svg:x="33.727cm" svg:y="20.954cm" svg:viewBox="0 0 30 375" draw:points="0,375 30,375 30,0 0,0">
          <text:p/>
        </draw:polygon>
        <draw:polygon draw:style-name="gr37" draw:text-style-name="P9" draw:layer="layout" svg:width="0.029cm" svg:height="0.374cm" svg:x="33.756cm" svg:y="20.954cm" svg:viewBox="0 0 30 375" draw:points="0,375 30,375 30,0 0,0">
          <text:p/>
        </draw:polygon>
        <draw:polygon draw:style-name="gr38" draw:text-style-name="P10" draw:layer="layout" svg:width="0.029cm" svg:height="0.374cm" svg:x="33.786cm" svg:y="20.954cm" svg:viewBox="0 0 30 375" draw:points="0,375 30,375 30,0 0,0">
          <text:p/>
        </draw:polygon>
        <draw:polygon draw:style-name="gr36" draw:text-style-name="P8" draw:layer="layout" svg:width="0.029cm" svg:height="0.374cm" svg:x="33.815cm" svg:y="20.954cm" svg:viewBox="0 0 30 375" draw:points="0,375 30,375 30,0 0,0">
          <text:p/>
        </draw:polygon>
        <draw:polygon draw:style-name="gr36" draw:text-style-name="P8" draw:layer="layout" svg:width="0.029cm" svg:height="0.374cm" svg:x="33.845cm" svg:y="20.954cm" svg:viewBox="0 0 30 375" draw:points="0,375 30,375 30,0 0,0">
          <text:p/>
        </draw:polygon>
        <draw:polygon draw:style-name="gr36" draw:text-style-name="P8" draw:layer="layout" svg:width="0.029cm" svg:height="0.374cm" svg:x="33.874cm" svg:y="20.954cm" svg:viewBox="0 0 30 375" draw:points="0,375 30,375 30,0 0,0">
          <text:p/>
        </draw:polygon>
        <draw:polygon draw:style-name="gr36" draw:text-style-name="P8" draw:layer="layout" svg:width="0.029cm" svg:height="0.374cm" svg:x="33.903cm" svg:y="20.954cm" svg:viewBox="0 0 30 375" draw:points="0,375 30,375 30,0 0,0">
          <text:p/>
        </draw:polygon>
        <draw:polygon draw:style-name="gr36" draw:text-style-name="P8" draw:layer="layout" svg:width="0.03cm" svg:height="0.374cm" svg:x="33.932cm" svg:y="20.954cm" svg:viewBox="0 0 31 375" draw:points="0,375 31,375 31,0 0,0">
          <text:p/>
        </draw:polygon>
        <draw:polygon draw:style-name="gr35" draw:text-style-name="P7" draw:layer="layout" svg:width="0.029cm" svg:height="0.374cm" svg:x="33.963cm" svg:y="20.954cm" svg:viewBox="0 0 30 375" draw:points="0,375 30,375 30,0 0,0">
          <text:p/>
        </draw:polygon>
        <draw:polygon draw:style-name="gr36" draw:text-style-name="P8" draw:layer="layout" svg:width="0.029cm" svg:height="0.374cm" svg:x="33.992cm" svg:y="20.954cm" svg:viewBox="0 0 30 375" draw:points="0,375 30,375 30,0 0,0">
          <text:p/>
        </draw:polygon>
        <draw:polygon draw:style-name="gr36" draw:text-style-name="P8" draw:layer="layout" svg:width="0.032cm" svg:height="0.374cm" svg:x="34.021cm" svg:y="20.954cm" svg:viewBox="0 0 33 375" draw:points="0,375 33,375 33,0 0,0">
          <text:p/>
        </draw:polygon>
        <draw:polygon draw:style-name="gr36" draw:text-style-name="P8" draw:layer="layout" svg:width="0.029cm" svg:height="0.374cm" svg:x="34.051cm" svg:y="20.954cm" svg:viewBox="0 0 30 375" draw:points="0,375 30,375 30,0 0,0">
          <text:p/>
        </draw:polygon>
        <draw:polygon draw:style-name="gr36" draw:text-style-name="P8" draw:layer="layout" svg:width="0.029cm" svg:height="0.374cm" svg:x="34.08cm" svg:y="20.954cm" svg:viewBox="0 0 30 375" draw:points="0,375 30,375 30,0 0,0">
          <text:p/>
        </draw:polygon>
        <draw:polygon draw:style-name="gr37" draw:text-style-name="P9" draw:layer="layout" svg:width="0.029cm" svg:height="0.374cm" svg:x="34.11cm" svg:y="20.954cm" svg:viewBox="0 0 30 375" draw:points="0,375 30,375 30,0 0,0">
          <text:p/>
        </draw:polygon>
        <draw:polygon draw:style-name="gr35" draw:text-style-name="P7" draw:layer="layout" svg:width="0.029cm" svg:height="0.374cm" svg:x="34.14cm" svg:y="20.954cm" svg:viewBox="0 0 30 375" draw:points="0,375 30,375 30,0 0,0">
          <text:p/>
        </draw:polygon>
        <draw:polygon draw:style-name="gr36" draw:text-style-name="P8" draw:layer="layout" svg:width="0.029cm" svg:height="0.374cm" svg:x="34.169cm" svg:y="20.954cm" svg:viewBox="0 0 30 375" draw:points="0,375 30,375 30,0 0,0">
          <text:p/>
        </draw:polygon>
        <draw:polygon draw:style-name="gr36" draw:text-style-name="P8" draw:layer="layout" svg:width="0.029cm" svg:height="0.374cm" svg:x="34.198cm" svg:y="20.954cm" svg:viewBox="0 0 30 375" draw:points="0,375 30,375 30,0 0,0">
          <text:p/>
        </draw:polygon>
        <draw:polygon draw:style-name="gr38" draw:text-style-name="P10" draw:layer="layout" svg:width="0.029cm" svg:height="0.374cm" svg:x="34.256cm" svg:y="20.954cm" svg:viewBox="0 0 30 375" draw:points="0,375 30,375 30,0 0,0">
          <text:p/>
        </draw:polygon>
        <draw:polygon draw:style-name="gr37" draw:text-style-name="P9" draw:layer="layout" svg:width="0.029cm" svg:height="0.374cm" svg:x="34.287cm" svg:y="20.954cm" svg:viewBox="0 0 30 375" draw:points="0,375 30,375 30,0 0,0">
          <text:p/>
        </draw:polygon>
        <draw:polygon draw:style-name="gr36" draw:text-style-name="P8" draw:layer="layout" svg:width="0.029cm" svg:height="0.374cm" svg:x="34.316cm" svg:y="20.954cm" svg:viewBox="0 0 30 375" draw:points="0,375 30,375 30,0 0,0">
          <text:p/>
        </draw:polygon>
        <draw:polygon draw:style-name="gr36" draw:text-style-name="P8" draw:layer="layout" svg:width="0.03cm" svg:height="0.374cm" svg:x="34.345cm" svg:y="20.954cm" svg:viewBox="0 0 31 375" draw:points="0,375 31,375 31,0 0,0">
          <text:p/>
        </draw:polygon>
        <draw:polygon draw:style-name="gr37" draw:text-style-name="P9" draw:layer="layout" svg:width="0.029cm" svg:height="0.374cm" svg:x="34.375cm" svg:y="20.954cm" svg:viewBox="0 0 30 375" draw:points="0,375 30,375 30,0 0,0">
          <text:p/>
        </draw:polygon>
        <draw:polygon draw:style-name="gr38" draw:text-style-name="P10" draw:layer="layout" svg:width="0.029cm" svg:height="0.374cm" svg:x="34.404cm" svg:y="20.954cm" svg:viewBox="0 0 30 375" draw:points="0,375 30,375 30,0 0,0">
          <text:p/>
        </draw:polygon>
        <draw:polygon draw:style-name="gr35" draw:text-style-name="P7" draw:layer="layout" svg:width="0.029cm" svg:height="0.374cm" svg:x="34.433cm" svg:y="20.954cm" svg:viewBox="0 0 30 375" draw:points="0,375 30,375 30,0 0,0">
          <text:p/>
        </draw:polygon>
        <draw:polygon draw:style-name="gr38" draw:text-style-name="P10" draw:layer="layout" svg:width="0.029cm" svg:height="0.374cm" svg:x="34.464cm" svg:y="20.954cm" svg:viewBox="0 0 30 375" draw:points="0,375 30,375 30,0 0,0">
          <text:p/>
        </draw:polygon>
        <draw:polygon draw:style-name="gr37" draw:text-style-name="P9" draw:layer="layout" svg:width="0.029cm" svg:height="0.374cm" svg:x="34.493cm" svg:y="20.954cm" svg:viewBox="0 0 30 375" draw:points="0,375 30,375 30,0 0,0">
          <text:p/>
        </draw:polygon>
        <draw:polygon draw:style-name="gr35" draw:text-style-name="P7" draw:layer="layout" svg:width="0.029cm" svg:height="0.374cm" svg:x="34.522cm" svg:y="20.954cm" svg:viewBox="0 0 30 375" draw:points="0,375 30,375 30,0 0,0">
          <text:p/>
        </draw:polygon>
        <draw:polygon draw:style-name="gr37" draw:text-style-name="P9" draw:layer="layout" svg:width="0.029cm" svg:height="0.374cm" svg:x="34.551cm" svg:y="20.954cm" svg:viewBox="0 0 30 375" draw:points="0,375 30,375 30,0 0,0">
          <text:p/>
        </draw:polygon>
        <draw:polygon draw:style-name="gr36" draw:text-style-name="P8" draw:layer="layout" svg:width="0.029cm" svg:height="0.374cm" svg:x="34.581cm" svg:y="20.954cm" svg:viewBox="0 0 30 375" draw:points="0,375 30,375 30,0 0,0">
          <text:p/>
        </draw:polygon>
        <draw:polygon draw:style-name="gr37" draw:text-style-name="P9" draw:layer="layout" svg:width="0.029cm" svg:height="0.374cm" svg:x="34.611cm" svg:y="20.954cm" svg:viewBox="0 0 30 375" draw:points="0,375 30,375 30,0 0,0">
          <text:p/>
        </draw:polygon>
        <draw:polygon draw:style-name="gr37" draw:text-style-name="P9" draw:layer="layout" svg:width="0.029cm" svg:height="0.374cm" svg:x="34.64cm" svg:y="20.954cm" svg:viewBox="0 0 30 375" draw:points="0,375 30,375 30,0 0,0">
          <text:p/>
        </draw:polygon>
        <draw:polygon draw:style-name="gr36" draw:text-style-name="P8" draw:layer="layout" svg:width="0.029cm" svg:height="0.374cm" svg:x="34.669cm" svg:y="20.954cm" svg:viewBox="0 0 30 375" draw:points="0,375 30,375 30,0 0,0">
          <text:p/>
        </draw:polygon>
        <draw:polygon draw:style-name="gr37" draw:text-style-name="P9" draw:layer="layout" svg:width="0.029cm" svg:height="0.374cm" svg:x="34.699cm" svg:y="20.954cm" svg:viewBox="0 0 30 375" draw:points="0,375 30,375 30,0 0,0">
          <text:p/>
        </draw:polygon>
        <draw:polygon draw:style-name="gr37" draw:text-style-name="P9" draw:layer="layout" svg:width="0.029cm" svg:height="0.374cm" svg:x="34.728cm" svg:y="20.954cm" svg:viewBox="0 0 30 375" draw:points="0,375 30,375 30,0 0,0">
          <text:p/>
        </draw:polygon>
        <draw:polygon draw:style-name="gr38" draw:text-style-name="P10" draw:layer="layout" svg:width="0.029cm" svg:height="0.374cm" svg:x="34.757cm" svg:y="20.954cm" svg:viewBox="0 0 30 375" draw:points="0,375 30,375 30,0 0,0">
          <text:p/>
        </draw:polygon>
        <draw:polygon draw:style-name="gr36" draw:text-style-name="P8" draw:layer="layout" svg:width="0.03cm" svg:height="0.374cm" svg:x="34.787cm" svg:y="20.954cm" svg:viewBox="0 0 31 375" draw:points="0,375 31,375 31,0 0,0">
          <text:p/>
        </draw:polygon>
        <draw:polygon draw:style-name="gr35" draw:text-style-name="P7" draw:layer="layout" svg:width="0.029cm" svg:height="0.374cm" svg:x="34.817cm" svg:y="20.954cm" svg:viewBox="0 0 30 375" draw:points="0,375 30,375 30,0 0,0">
          <text:p/>
        </draw:polygon>
        <draw:polygon draw:style-name="gr35" draw:text-style-name="P7" draw:layer="layout" svg:width="0.029cm" svg:height="0.374cm" svg:x="34.846cm" svg:y="20.954cm" svg:viewBox="0 0 30 375" draw:points="0,375 30,375 30,0 0,0">
          <text:p/>
        </draw:polygon>
        <draw:polygon draw:style-name="gr38" draw:text-style-name="P10" draw:layer="layout" svg:width="0.029cm" svg:height="0.374cm" svg:x="34.875cm" svg:y="20.954cm" svg:viewBox="0 0 30 375" draw:points="0,375 30,375 30,0 0,0">
          <text:p/>
        </draw:polygon>
        <draw:polygon draw:style-name="gr36" draw:text-style-name="P8" draw:layer="layout" svg:width="0.029cm" svg:height="0.374cm" svg:x="34.905cm" svg:y="20.954cm" svg:viewBox="0 0 30 375" draw:points="0,375 30,375 30,0 0,0">
          <text:p/>
        </draw:polygon>
        <draw:polygon draw:style-name="gr37" draw:text-style-name="P9" draw:layer="layout" svg:width="0.029cm" svg:height="0.374cm" svg:x="34.935cm" svg:y="20.954cm" svg:viewBox="0 0 30 375" draw:points="0,375 30,375 30,0 0,0">
          <text:p/>
        </draw:polygon>
        <draw:polygon draw:style-name="gr35" draw:text-style-name="P7" draw:layer="layout" svg:width="0.029cm" svg:height="0.374cm" svg:x="34.964cm" svg:y="20.954cm" svg:viewBox="0 0 30 375" draw:points="0,375 30,375 30,0 0,0">
          <text:p/>
        </draw:polygon>
        <draw:polygon draw:style-name="gr36" draw:text-style-name="P8" draw:layer="layout" svg:width="0.029cm" svg:height="0.374cm" svg:x="34.993cm" svg:y="20.954cm" svg:viewBox="0 0 30 375" draw:points="0,375 30,375 30,0 0,0">
          <text:p/>
        </draw:polygon>
        <draw:polygon draw:style-name="gr35" draw:text-style-name="P7" draw:layer="layout" svg:width="0.029cm" svg:height="0.374cm" svg:x="35.023cm" svg:y="20.954cm" svg:viewBox="0 0 30 375" draw:points="0,375 30,375 30,0 0,0">
          <text:p/>
        </draw:polygon>
        <draw:polygon draw:style-name="gr36" draw:text-style-name="P8" draw:layer="layout" svg:width="0.029cm" svg:height="0.374cm" svg:x="35.052cm" svg:y="20.954cm" svg:viewBox="0 0 30 375" draw:points="0,375 30,375 30,0 0,0">
          <text:p/>
        </draw:polygon>
        <draw:polygon draw:style-name="gr38" draw:text-style-name="P10" draw:layer="layout" svg:width="0.029cm" svg:height="0.374cm" svg:x="35.081cm" svg:y="20.954cm" svg:viewBox="0 0 30 375" draw:points="0,375 30,375 30,0 0,0">
          <text:p/>
        </draw:polygon>
        <draw:polygon draw:style-name="gr38" draw:text-style-name="P10" draw:layer="layout" svg:width="0.029cm" svg:height="0.374cm" svg:x="35.111cm" svg:y="20.954cm" svg:viewBox="0 0 30 375" draw:points="0,375 30,375 30,0 0,0">
          <text:p/>
        </draw:polygon>
        <draw:polygon draw:style-name="gr38" draw:text-style-name="P10" draw:layer="layout" svg:width="0.029cm" svg:height="0.374cm" svg:x="35.141cm" svg:y="20.954cm" svg:viewBox="0 0 30 375" draw:points="0,375 30,375 30,0 0,0">
          <text:p/>
        </draw:polygon>
        <draw:polygon draw:style-name="gr37" draw:text-style-name="P9" draw:layer="layout" svg:width="0.029cm" svg:height="0.374cm" svg:x="35.17cm" svg:y="20.954cm" svg:viewBox="0 0 30 375" draw:points="0,375 30,375 30,0 0,0">
          <text:p/>
        </draw:polygon>
        <draw:polygon draw:style-name="gr35" draw:text-style-name="P7" draw:layer="layout" svg:width="0.03cm" svg:height="0.374cm" svg:x="34.741cm" svg:y="20.954cm" svg:viewBox="0 0 31 375" draw:points="0,375 31,375 31,0 0,0">
          <text:p/>
        </draw:polygon>
        <draw:polygon draw:style-name="gr35" draw:text-style-name="P7" draw:layer="layout" svg:width="0.028cm" svg:height="0.374cm" svg:x="34.771cm" svg:y="20.954cm" svg:viewBox="0 0 29 375" draw:points="0,375 29,375 29,0 0,0">
          <text:p/>
        </draw:polygon>
        <draw:polygon draw:style-name="gr35" draw:text-style-name="P7" draw:layer="layout" svg:width="0.026cm" svg:height="0.374cm" svg:x="18.95cm" svg:y="20.205cm" svg:viewBox="0 0 27 375" draw:points="0,375 27,375 27,0 0,0">
          <text:p/>
        </draw:polygon>
        <draw:polygon draw:style-name="gr36" draw:text-style-name="P8" draw:layer="layout" svg:width="0.026cm" svg:height="0.374cm" svg:x="18.978cm" svg:y="20.205cm" svg:viewBox="0 0 27 375" draw:points="0,375 27,375 27,0 0,0">
          <text:p/>
        </draw:polygon>
        <draw:polygon draw:style-name="gr37" draw:text-style-name="P9" draw:layer="layout" svg:width="0.026cm" svg:height="0.374cm" svg:x="19.004cm" svg:y="20.205cm" svg:viewBox="0 0 27 375" draw:points="0,375 27,375 27,0 0,0">
          <text:p/>
        </draw:polygon>
        <draw:polygon draw:style-name="gr38" draw:text-style-name="P10" draw:layer="layout" svg:width="0.029cm" svg:height="0.374cm" svg:x="19.031cm" svg:y="20.205cm" svg:viewBox="0 0 30 375" draw:points="0,375 30,375 30,0 0,0">
          <text:p/>
        </draw:polygon>
        <draw:polygon draw:style-name="gr37" draw:text-style-name="P9" draw:layer="layout" svg:width="0.029cm" svg:height="0.374cm" svg:x="19.06cm" svg:y="20.205cm" svg:viewBox="0 0 30 375" draw:points="0,375 30,375 30,0 0,0">
          <text:p/>
        </draw:polygon>
        <draw:polygon draw:style-name="gr38" draw:text-style-name="P10" draw:layer="layout" svg:width="0.029cm" svg:height="0.374cm" svg:x="19.09cm" svg:y="20.205cm" svg:viewBox="0 0 30 375" draw:points="0,375 30,375 30,0 0,0">
          <text:p/>
        </draw:polygon>
        <draw:polygon draw:style-name="gr38" draw:text-style-name="P10" draw:layer="layout" svg:width="0.029cm" svg:height="0.374cm" svg:x="19.119cm" svg:y="20.205cm" svg:viewBox="0 0 30 375" draw:points="0,375 30,375 30,0 0,0">
          <text:p/>
        </draw:polygon>
        <draw:polygon draw:style-name="gr36" draw:text-style-name="P8" draw:layer="layout" svg:width="0.029cm" svg:height="0.374cm" svg:x="19.148cm" svg:y="20.205cm" svg:viewBox="0 0 30 375" draw:points="0,375 30,375 30,0 0,0">
          <text:p/>
        </draw:polygon>
        <draw:polygon draw:style-name="gr37" draw:text-style-name="P9" draw:layer="layout" svg:width="0.029cm" svg:height="0.374cm" svg:x="19.177cm" svg:y="20.205cm" svg:viewBox="0 0 30 375" draw:points="0,375 30,375 30,0 0,0">
          <text:p/>
        </draw:polygon>
        <draw:polygon draw:style-name="gr38" draw:text-style-name="P10" draw:layer="layout" svg:width="0.03cm" svg:height="0.374cm" svg:x="19.207cm" svg:y="20.205cm" svg:viewBox="0 0 31 375" draw:points="0,375 31,375 31,0 0,0">
          <text:p/>
        </draw:polygon>
        <draw:polygon draw:style-name="gr38" draw:text-style-name="P10" draw:layer="layout" svg:width="0.029cm" svg:height="0.374cm" svg:x="19.237cm" svg:y="20.205cm" svg:viewBox="0 0 30 375" draw:points="0,375 30,375 30,0 0,0">
          <text:p/>
        </draw:polygon>
        <draw:polygon draw:style-name="gr36" draw:text-style-name="P8" draw:layer="layout" svg:width="0.029cm" svg:height="0.374cm" svg:x="19.266cm" svg:y="20.205cm" svg:viewBox="0 0 30 375" draw:points="0,375 30,375 30,0 0,0">
          <text:p/>
        </draw:polygon>
        <draw:polygon draw:style-name="gr37" draw:text-style-name="P9" draw:layer="layout" svg:width="0.03cm" svg:height="0.374cm" svg:x="19.295cm" svg:y="20.205cm" svg:viewBox="0 0 31 375" draw:points="0,375 31,375 31,0 0,0">
          <text:p/>
        </draw:polygon>
        <draw:polygon draw:style-name="gr37" draw:text-style-name="P9" draw:layer="layout" svg:width="0.029cm" svg:height="0.374cm" svg:x="19.325cm" svg:y="20.205cm" svg:viewBox="0 0 30 375" draw:points="0,375 30,375 30,0 0,0">
          <text:p/>
        </draw:polygon>
        <draw:polygon draw:style-name="gr36" draw:text-style-name="P8" draw:layer="layout" svg:width="0.029cm" svg:height="0.374cm" svg:x="19.355cm" svg:y="20.205cm" svg:viewBox="0 0 30 375" draw:points="0,375 30,375 30,0 0,0">
          <text:p/>
        </draw:polygon>
        <draw:polygon draw:style-name="gr36" draw:text-style-name="P8" draw:layer="layout" svg:width="0.029cm" svg:height="0.374cm" svg:x="19.384cm" svg:y="20.205cm" svg:viewBox="0 0 30 375" draw:points="0,375 30,375 30,0 0,0">
          <text:p/>
        </draw:polygon>
        <draw:polygon draw:style-name="gr37" draw:text-style-name="P9" draw:layer="layout" svg:width="0.029cm" svg:height="0.374cm" svg:x="19.414cm" svg:y="20.205cm" svg:viewBox="0 0 30 375" draw:points="0,375 30,375 30,0 0,0">
          <text:p/>
        </draw:polygon>
        <draw:polygon draw:style-name="gr38" draw:text-style-name="P10" draw:layer="layout" svg:width="0.029cm" svg:height="0.374cm" svg:x="19.472cm" svg:y="20.205cm" svg:viewBox="0 0 30 375" draw:points="0,375 30,375 30,0 0,0">
          <text:p/>
        </draw:polygon>
        <draw:polygon draw:style-name="gr36" draw:text-style-name="P8" draw:layer="layout" svg:width="0.029cm" svg:height="0.374cm" svg:x="19.501cm" svg:y="20.205cm" svg:viewBox="0 0 30 375" draw:points="0,375 30,375 30,0 0,0">
          <text:p/>
        </draw:polygon>
        <draw:polygon draw:style-name="gr37" draw:text-style-name="P9" draw:layer="layout" svg:width="0.029cm" svg:height="0.374cm" svg:x="19.532cm" svg:y="20.205cm" svg:viewBox="0 0 30 375" draw:points="0,375 30,375 30,0 0,0">
          <text:p/>
        </draw:polygon>
        <draw:polygon draw:style-name="gr37" draw:text-style-name="P9" draw:layer="layout" svg:width="0.029cm" svg:height="0.374cm" svg:x="19.561cm" svg:y="20.205cm" svg:viewBox="0 0 30 375" draw:points="0,375 30,375 30,0 0,0">
          <text:p/>
        </draw:polygon>
        <draw:polygon draw:style-name="gr37" draw:text-style-name="P9" draw:layer="layout" svg:width="0.029cm" svg:height="0.374cm" svg:x="19.59cm" svg:y="20.205cm" svg:viewBox="0 0 30 375" draw:points="0,375 30,375 30,0 0,0">
          <text:p/>
        </draw:polygon>
        <draw:polygon draw:style-name="gr38" draw:text-style-name="P10" draw:layer="layout" svg:width="0.029cm" svg:height="0.374cm" svg:x="19.619cm" svg:y="20.205cm" svg:viewBox="0 0 30 375" draw:points="0,375 30,375 30,0 0,0">
          <text:p/>
        </draw:polygon>
        <draw:polygon draw:style-name="gr36" draw:text-style-name="P8" draw:layer="layout" svg:width="0.029cm" svg:height="0.374cm" svg:x="19.649cm" svg:y="20.205cm" svg:viewBox="0 0 30 375" draw:points="0,375 30,375 30,0 0,0">
          <text:p/>
        </draw:polygon>
        <draw:polygon draw:style-name="gr37" draw:text-style-name="P9" draw:layer="layout" svg:width="0.029cm" svg:height="0.374cm" svg:x="19.679cm" svg:y="20.205cm" svg:viewBox="0 0 30 375" draw:points="0,375 30,375 30,0 0,0">
          <text:p/>
        </draw:polygon>
        <draw:polygon draw:style-name="gr37" draw:text-style-name="P9" draw:layer="layout" svg:width="0.03cm" svg:height="0.374cm" svg:x="19.708cm" svg:y="20.205cm" svg:viewBox="0 0 31 375" draw:points="0,375 31,375 31,0 0,0">
          <text:p/>
        </draw:polygon>
        <draw:polygon draw:style-name="gr36" draw:text-style-name="P8" draw:layer="layout" svg:width="0.029cm" svg:height="0.374cm" svg:x="19.738cm" svg:y="20.205cm" svg:viewBox="0 0 30 375" draw:points="0,375 30,375 30,0 0,0">
          <text:p/>
        </draw:polygon>
        <draw:polygon draw:style-name="gr36" draw:text-style-name="P8" draw:layer="layout" svg:width="0.029cm" svg:height="0.374cm" svg:x="19.767cm" svg:y="20.205cm" svg:viewBox="0 0 30 375" draw:points="0,375 30,375 30,0 0,0">
          <text:p/>
        </draw:polygon>
        <draw:polygon draw:style-name="gr36" draw:text-style-name="P8" draw:layer="layout" svg:width="0.029cm" svg:height="0.374cm" svg:x="19.796cm" svg:y="20.205cm" svg:viewBox="0 0 30 375" draw:points="0,375 30,375 30,0 0,0">
          <text:p/>
        </draw:polygon>
        <draw:polygon draw:style-name="gr38" draw:text-style-name="P10" draw:layer="layout" svg:width="0.029cm" svg:height="0.374cm" svg:x="19.825cm" svg:y="20.205cm" svg:viewBox="0 0 30 375" draw:points="0,375 30,375 30,0 0,0">
          <text:p/>
        </draw:polygon>
        <draw:polygon draw:style-name="gr37" draw:text-style-name="P9" draw:layer="layout" svg:width="0.029cm" svg:height="0.374cm" svg:x="19.856cm" svg:y="20.205cm" svg:viewBox="0 0 30 375" draw:points="0,375 30,375 30,0 0,0">
          <text:p/>
        </draw:polygon>
        <draw:polygon draw:style-name="gr36" draw:text-style-name="P8" draw:layer="layout" svg:width="0.029cm" svg:height="0.374cm" svg:x="19.885cm" svg:y="20.205cm" svg:viewBox="0 0 30 375" draw:points="0,375 30,375 30,0 0,0">
          <text:p/>
        </draw:polygon>
        <draw:polygon draw:style-name="gr35" draw:text-style-name="P7" draw:layer="layout" svg:width="0.029cm" svg:height="0.374cm" svg:x="19.914cm" svg:y="20.205cm" svg:viewBox="0 0 30 375" draw:points="0,375 30,375 30,0 0,0">
          <text:p/>
        </draw:polygon>
        <draw:polygon draw:style-name="gr36" draw:text-style-name="P8" draw:layer="layout" svg:width="0.029cm" svg:height="0.374cm" svg:x="19.943cm" svg:y="20.205cm" svg:viewBox="0 0 30 375" draw:points="0,375 30,375 30,0 0,0">
          <text:p/>
        </draw:polygon>
        <draw:polygon draw:style-name="gr36" draw:text-style-name="P8" draw:layer="layout" svg:width="0.029cm" svg:height="0.374cm" svg:x="19.973cm" svg:y="20.205cm" svg:viewBox="0 0 30 375" draw:points="0,375 30,375 30,0 0,0">
          <text:p/>
        </draw:polygon>
        <draw:polygon draw:style-name="gr37" draw:text-style-name="P9" draw:layer="layout" svg:width="0.029cm" svg:height="0.374cm" svg:x="20.003cm" svg:y="20.205cm" svg:viewBox="0 0 30 375" draw:points="0,375 30,375 30,0 0,0">
          <text:p/>
        </draw:polygon>
        <draw:polygon draw:style-name="gr37" draw:text-style-name="P9" draw:layer="layout" svg:width="0.029cm" svg:height="0.374cm" svg:x="20.032cm" svg:y="20.205cm" svg:viewBox="0 0 30 375" draw:points="0,375 30,375 30,0 0,0">
          <text:p/>
        </draw:polygon>
        <draw:polygon draw:style-name="gr39" draw:text-style-name="P11" draw:layer="layout" svg:width="0.03cm" svg:height="0.374cm" svg:x="20.061cm" svg:y="20.205cm" svg:viewBox="0 0 31 375" draw:points="0,375 31,375 31,0 0,0">
          <text:p/>
        </draw:polygon>
        <draw:polygon draw:style-name="gr37" draw:text-style-name="P9" draw:layer="layout" svg:width="0.029cm" svg:height="0.374cm" svg:x="20.091cm" svg:y="20.205cm" svg:viewBox="0 0 30 375" draw:points="0,375 30,375 30,0 0,0">
          <text:p/>
        </draw:polygon>
        <draw:polygon draw:style-name="gr37" draw:text-style-name="P9" draw:layer="layout" svg:width="0.029cm" svg:height="0.374cm" svg:x="20.12cm" svg:y="20.205cm" svg:viewBox="0 0 30 375" draw:points="0,375 30,375 30,0 0,0">
          <text:p/>
        </draw:polygon>
        <draw:polygon draw:style-name="gr35" draw:text-style-name="P7" draw:layer="layout" svg:width="0.03cm" svg:height="0.374cm" svg:x="20.149cm" svg:y="20.205cm" svg:viewBox="0 0 31 375" draw:points="0,375 31,375 31,0 0,0">
          <text:p/>
        </draw:polygon>
        <draw:polygon draw:style-name="gr37" draw:text-style-name="P9" draw:layer="layout" svg:width="0.029cm" svg:height="0.374cm" svg:x="20.18cm" svg:y="20.205cm" svg:viewBox="0 0 30 375" draw:points="0,375 30,375 30,0 0,0">
          <text:p/>
        </draw:polygon>
        <draw:polygon draw:style-name="gr35" draw:text-style-name="P7" draw:layer="layout" svg:width="0.029cm" svg:height="0.374cm" svg:x="20.209cm" svg:y="20.205cm" svg:viewBox="0 0 30 375" draw:points="0,375 30,375 30,0 0,0">
          <text:p/>
        </draw:polygon>
        <draw:polygon draw:style-name="gr36" draw:text-style-name="P8" draw:layer="layout" svg:width="0.029cm" svg:height="0.374cm" svg:x="20.238cm" svg:y="20.205cm" svg:viewBox="0 0 30 375" draw:points="0,375 30,375 30,0 0,0">
          <text:p/>
        </draw:polygon>
        <draw:polygon draw:style-name="gr37" draw:text-style-name="P9" draw:layer="layout" svg:width="0.029cm" svg:height="0.374cm" svg:x="20.267cm" svg:y="20.205cm" svg:viewBox="0 0 30 375" draw:points="0,375 30,375 30,0 0,0">
          <text:p/>
        </draw:polygon>
        <draw:polygon draw:style-name="gr36" draw:text-style-name="P8" draw:layer="layout" svg:width="0.029cm" svg:height="0.374cm" svg:x="20.297cm" svg:y="20.205cm" svg:viewBox="0 0 30 375" draw:points="0,375 30,375 30,0 0,0">
          <text:p/>
        </draw:polygon>
        <draw:polygon draw:style-name="gr36" draw:text-style-name="P8" draw:layer="layout" svg:width="0.029cm" svg:height="0.374cm" svg:x="20.326cm" svg:y="20.205cm" svg:viewBox="0 0 30 375" draw:points="0,375 30,375 30,0 0,0">
          <text:p/>
        </draw:polygon>
        <draw:polygon draw:style-name="gr37" draw:text-style-name="P9" draw:layer="layout" svg:width="0.029cm" svg:height="0.374cm" svg:x="20.356cm" svg:y="20.205cm" svg:viewBox="0 0 30 375" draw:points="0,375 30,375 30,0 0,0">
          <text:p/>
        </draw:polygon>
        <draw:polygon draw:style-name="gr38" draw:text-style-name="P10" draw:layer="layout" svg:width="0.029cm" svg:height="0.374cm" svg:x="20.385cm" svg:y="20.205cm" svg:viewBox="0 0 30 375" draw:points="0,375 30,375 30,0 0,0">
          <text:p/>
        </draw:polygon>
        <draw:polygon draw:style-name="gr37" draw:text-style-name="P9" draw:layer="layout" svg:width="0.029cm" svg:height="0.374cm" svg:x="20.415cm" svg:y="20.205cm" svg:viewBox="0 0 30 375" draw:points="0,375 30,375 30,0 0,0">
          <text:p/>
        </draw:polygon>
        <draw:polygon draw:style-name="gr36" draw:text-style-name="P8" draw:layer="layout" svg:width="0.029cm" svg:height="0.374cm" svg:x="20.444cm" svg:y="20.205cm" svg:viewBox="0 0 30 375" draw:points="0,375 30,375 30,0 0,0">
          <text:p/>
        </draw:polygon>
        <draw:polygon draw:style-name="gr38" draw:text-style-name="P10" draw:layer="layout" svg:width="0.029cm" svg:height="0.374cm" svg:x="20.473cm" svg:y="20.205cm" svg:viewBox="0 0 30 375" draw:points="0,375 30,375 30,0 0,0">
          <text:p/>
        </draw:polygon>
        <draw:polygon draw:style-name="gr37" draw:text-style-name="P9" draw:layer="layout" svg:width="0.03cm" svg:height="0.374cm" svg:x="20.502cm" svg:y="20.205cm" svg:viewBox="0 0 31 375" draw:points="0,375 31,375 31,0 0,0">
          <text:p/>
        </draw:polygon>
        <draw:polygon draw:style-name="gr36" draw:text-style-name="P8" draw:layer="layout" svg:width="0.029cm" svg:height="0.374cm" svg:x="20.533cm" svg:y="20.205cm" svg:viewBox="0 0 30 375" draw:points="0,375 30,375 30,0 0,0">
          <text:p/>
        </draw:polygon>
        <draw:polygon draw:style-name="gr37" draw:text-style-name="P9" draw:layer="layout" svg:width="0.029cm" svg:height="0.374cm" svg:x="20.562cm" svg:y="20.205cm" svg:viewBox="0 0 30 375" draw:points="0,375 30,375 30,0 0,0">
          <text:p/>
        </draw:polygon>
        <draw:polygon draw:style-name="gr37" draw:text-style-name="P9" draw:layer="layout" svg:width="0.029cm" svg:height="0.374cm" svg:x="20.592cm" svg:y="20.205cm" svg:viewBox="0 0 30 375" draw:points="0,375 30,375 30,0 0,0">
          <text:p/>
        </draw:polygon>
        <draw:polygon draw:style-name="gr37" draw:text-style-name="P9" draw:layer="layout" svg:width="0.029cm" svg:height="0.374cm" svg:x="20.621cm" svg:y="20.205cm" svg:viewBox="0 0 30 375" draw:points="0,375 30,375 30,0 0,0">
          <text:p/>
        </draw:polygon>
        <draw:polygon draw:style-name="gr36" draw:text-style-name="P8" draw:layer="layout" svg:width="0.029cm" svg:height="0.374cm" svg:x="20.65cm" svg:y="20.205cm" svg:viewBox="0 0 30 375" draw:points="0,375 30,375 30,0 0,0">
          <text:p/>
        </draw:polygon>
        <draw:polygon draw:style-name="gr38" draw:text-style-name="P10" draw:layer="layout" svg:width="0.029cm" svg:height="0.374cm" svg:x="20.68cm" svg:y="20.205cm" svg:viewBox="0 0 30 375" draw:points="0,375 30,375 30,0 0,0">
          <text:p/>
        </draw:polygon>
        <draw:polygon draw:style-name="gr36" draw:text-style-name="P8" draw:layer="layout" svg:width="0.029cm" svg:height="0.374cm" svg:x="20.71cm" svg:y="20.205cm" svg:viewBox="0 0 30 375" draw:points="0,375 30,375 30,0 0,0">
          <text:p/>
        </draw:polygon>
        <draw:polygon draw:style-name="gr36" draw:text-style-name="P8" draw:layer="layout" svg:width="0.029cm" svg:height="0.374cm" svg:x="20.739cm" svg:y="20.205cm" svg:viewBox="0 0 30 375" draw:points="0,375 30,375 30,0 0,0">
          <text:p/>
        </draw:polygon>
        <draw:polygon draw:style-name="gr36" draw:text-style-name="P8" draw:layer="layout" svg:width="0.029cm" svg:height="0.374cm" svg:x="20.768cm" svg:y="20.205cm" svg:viewBox="0 0 30 375" draw:points="0,375 30,375 30,0 0,0">
          <text:p/>
        </draw:polygon>
        <draw:polygon draw:style-name="gr37" draw:text-style-name="P9" draw:layer="layout" svg:width="0.03cm" svg:height="0.374cm" svg:x="20.826cm" svg:y="20.205cm" svg:viewBox="0 0 31 375" draw:points="0,375 31,375 31,0 0,0">
          <text:p/>
        </draw:polygon>
        <draw:polygon draw:style-name="gr35" draw:text-style-name="P7" draw:layer="layout" svg:width="0.029cm" svg:height="0.374cm" svg:x="20.857cm" svg:y="20.205cm" svg:viewBox="0 0 30 375" draw:points="0,375 30,375 30,0 0,0">
          <text:p/>
        </draw:polygon>
        <draw:polygon draw:style-name="gr36" draw:text-style-name="P8" draw:layer="layout" svg:width="0.029cm" svg:height="0.374cm" svg:x="20.886cm" svg:y="20.205cm" svg:viewBox="0 0 30 375" draw:points="0,375 30,375 30,0 0,0">
          <text:p/>
        </draw:polygon>
        <draw:polygon draw:style-name="gr37" draw:text-style-name="P9" draw:layer="layout" svg:width="0.03cm" svg:height="0.374cm" svg:x="20.915cm" svg:y="20.205cm" svg:viewBox="0 0 31 375" draw:points="0,375 31,375 31,0 0,0">
          <text:p/>
        </draw:polygon>
        <draw:polygon draw:style-name="gr36" draw:text-style-name="P8" draw:layer="layout" svg:width="0.029cm" svg:height="0.374cm" svg:x="20.945cm" svg:y="20.205cm" svg:viewBox="0 0 30 375" draw:points="0,375 30,375 30,0 0,0">
          <text:p/>
        </draw:polygon>
        <draw:polygon draw:style-name="gr37" draw:text-style-name="P9" draw:layer="layout" svg:width="0.029cm" svg:height="0.374cm" svg:x="20.974cm" svg:y="20.205cm" svg:viewBox="0 0 30 375" draw:points="0,375 30,375 30,0 0,0">
          <text:p/>
        </draw:polygon>
        <draw:polygon draw:style-name="gr36" draw:text-style-name="P8" draw:layer="layout" svg:width="0.029cm" svg:height="0.374cm" svg:x="21.004cm" svg:y="20.205cm" svg:viewBox="0 0 30 375" draw:points="0,375 30,375 30,0 0,0">
          <text:p/>
        </draw:polygon>
        <draw:polygon draw:style-name="gr36" draw:text-style-name="P8" draw:layer="layout" svg:width="0.029cm" svg:height="0.374cm" svg:x="21.034cm" svg:y="20.205cm" svg:viewBox="0 0 30 375" draw:points="0,375 30,375 30,0 0,0">
          <text:p/>
        </draw:polygon>
        <draw:polygon draw:style-name="gr38" draw:text-style-name="P10" draw:layer="layout" svg:width="0.029cm" svg:height="0.374cm" svg:x="21.063cm" svg:y="20.205cm" svg:viewBox="0 0 30 375" draw:points="0,375 30,375 30,0 0,0">
          <text:p/>
        </draw:polygon>
        <draw:polygon draw:style-name="gr38" draw:text-style-name="P10" draw:layer="layout" svg:width="0.029cm" svg:height="0.374cm" svg:x="21.092cm" svg:y="20.205cm" svg:viewBox="0 0 30 375" draw:points="0,375 30,375 30,0 0,0">
          <text:p/>
        </draw:polygon>
        <draw:polygon draw:style-name="gr36" draw:text-style-name="P8" draw:layer="layout" svg:width="0.029cm" svg:height="0.374cm" svg:x="21.121cm" svg:y="20.205cm" svg:viewBox="0 0 30 375" draw:points="0,375 30,375 30,0 0,0">
          <text:p/>
        </draw:polygon>
        <draw:polygon draw:style-name="gr36" draw:text-style-name="P8" draw:layer="layout" svg:width="0.029cm" svg:height="0.374cm" svg:x="21.152cm" svg:y="20.205cm" svg:viewBox="0 0 30 375" draw:points="0,375 30,375 30,0 0,0">
          <text:p/>
        </draw:polygon>
        <draw:polygon draw:style-name="gr35" draw:text-style-name="P7" draw:layer="layout" svg:width="0.029cm" svg:height="0.374cm" svg:x="21.181cm" svg:y="20.205cm" svg:viewBox="0 0 30 375" draw:points="0,375 30,375 30,0 0,0">
          <text:p/>
        </draw:polygon>
        <draw:polygon draw:style-name="gr35" draw:text-style-name="P7" draw:layer="layout" svg:width="0.029cm" svg:height="0.374cm" svg:x="21.21cm" svg:y="20.205cm" svg:viewBox="0 0 30 375" draw:points="0,375 30,375 30,0 0,0">
          <text:p/>
        </draw:polygon>
        <draw:polygon draw:style-name="gr35" draw:text-style-name="P7" draw:layer="layout" svg:width="0.029cm" svg:height="0.374cm" svg:x="21.239cm" svg:y="20.205cm" svg:viewBox="0 0 30 375" draw:points="0,375 30,375 30,0 0,0">
          <text:p/>
        </draw:polygon>
        <draw:polygon draw:style-name="gr36" draw:text-style-name="P8" draw:layer="layout" svg:width="0.029cm" svg:height="0.374cm" svg:x="21.269cm" svg:y="20.205cm" svg:viewBox="0 0 30 375" draw:points="0,375 30,375 30,0 0,0">
          <text:p/>
        </draw:polygon>
        <draw:polygon draw:style-name="gr36" draw:text-style-name="P8" draw:layer="layout" svg:width="0.029cm" svg:height="0.374cm" svg:x="21.298cm" svg:y="20.205cm" svg:viewBox="0 0 30 375" draw:points="0,375 30,375 30,0 0,0">
          <text:p/>
        </draw:polygon>
        <draw:polygon draw:style-name="gr35" draw:text-style-name="P7" draw:layer="layout" svg:width="0.029cm" svg:height="0.374cm" svg:x="21.328cm" svg:y="20.205cm" svg:viewBox="0 0 30 375" draw:points="0,375 30,375 30,0 0,0">
          <text:p/>
        </draw:polygon>
        <draw:polygon draw:style-name="gr35" draw:text-style-name="P7" draw:layer="layout" svg:width="0.03cm" svg:height="0.374cm" svg:x="21.357cm" svg:y="20.205cm" svg:viewBox="0 0 31 375" draw:points="0,375 31,375 31,0 0,0">
          <text:p/>
        </draw:polygon>
        <draw:polygon draw:style-name="gr35" draw:text-style-name="P7" draw:layer="layout" svg:width="0.029cm" svg:height="0.374cm" svg:x="21.387cm" svg:y="20.205cm" svg:viewBox="0 0 30 375" draw:points="0,375 30,375 30,0 0,0">
          <text:p/>
        </draw:polygon>
        <draw:polygon draw:style-name="gr36" draw:text-style-name="P8" draw:layer="layout" svg:width="0.029cm" svg:height="0.374cm" svg:x="21.416cm" svg:y="20.205cm" svg:viewBox="0 0 30 375" draw:points="0,375 30,375 30,0 0,0">
          <text:p/>
        </draw:polygon>
        <draw:polygon draw:style-name="gr36" draw:text-style-name="P8" draw:layer="layout" svg:width="0.029cm" svg:height="0.374cm" svg:x="21.445cm" svg:y="20.205cm" svg:viewBox="0 0 30 375" draw:points="0,375 30,375 30,0 0,0">
          <text:p/>
        </draw:polygon>
        <draw:polygon draw:style-name="gr36" draw:text-style-name="P8" draw:layer="layout" svg:width="0.029cm" svg:height="0.374cm" svg:x="21.476cm" svg:y="20.205cm" svg:viewBox="0 0 30 375" draw:points="0,375 30,375 30,0 0,0">
          <text:p/>
        </draw:polygon>
        <draw:polygon draw:style-name="gr36" draw:text-style-name="P8" draw:layer="layout" svg:width="0.029cm" svg:height="0.374cm" svg:x="21.505cm" svg:y="20.205cm" svg:viewBox="0 0 30 375" draw:points="0,375 30,375 30,0 0,0">
          <text:p/>
        </draw:polygon>
        <draw:polygon draw:style-name="gr38" draw:text-style-name="P10" draw:layer="layout" svg:width="0.029cm" svg:height="0.374cm" svg:x="21.534cm" svg:y="20.205cm" svg:viewBox="0 0 30 375" draw:points="0,375 30,375 30,0 0,0">
          <text:p/>
        </draw:polygon>
        <draw:polygon draw:style-name="gr37" draw:text-style-name="P9" draw:layer="layout" svg:width="0.029cm" svg:height="0.374cm" svg:x="21.563cm" svg:y="20.205cm" svg:viewBox="0 0 30 375" draw:points="0,375 30,375 30,0 0,0">
          <text:p/>
        </draw:polygon>
        <draw:polygon draw:style-name="gr38" draw:text-style-name="P10" draw:layer="layout" svg:width="0.029cm" svg:height="0.374cm" svg:x="21.593cm" svg:y="20.205cm" svg:viewBox="0 0 30 375" draw:points="0,375 30,375 30,0 0,0">
          <text:p/>
        </draw:polygon>
        <draw:polygon draw:style-name="gr37" draw:text-style-name="P9" draw:layer="layout" svg:width="0.029cm" svg:height="0.374cm" svg:x="21.622cm" svg:y="20.205cm" svg:viewBox="0 0 30 375" draw:points="0,375 30,375 30,0 0,0">
          <text:p/>
        </draw:polygon>
        <draw:polygon draw:style-name="gr35" draw:text-style-name="P7" draw:layer="layout" svg:width="0.029cm" svg:height="0.374cm" svg:x="21.652cm" svg:y="20.205cm" svg:viewBox="0 0 30 375" draw:points="0,375 30,375 30,0 0,0">
          <text:p/>
        </draw:polygon>
        <draw:polygon draw:style-name="gr35" draw:text-style-name="P7" draw:layer="layout" svg:width="0.03cm" svg:height="0.374cm" svg:x="21.681cm" svg:y="20.205cm" svg:viewBox="0 0 31 375" draw:points="0,375 31,375 31,0 0,0">
          <text:p/>
        </draw:polygon>
        <draw:polygon draw:style-name="gr36" draw:text-style-name="P8" draw:layer="layout" svg:width="0.029cm" svg:height="0.374cm" svg:x="21.711cm" svg:y="20.205cm" svg:viewBox="0 0 30 375" draw:points="0,375 30,375 30,0 0,0">
          <text:p/>
        </draw:polygon>
        <draw:polygon draw:style-name="gr36" draw:text-style-name="P8" draw:layer="layout" svg:width="0.029cm" svg:height="0.374cm" svg:x="21.74cm" svg:y="20.205cm" svg:viewBox="0 0 30 375" draw:points="0,375 30,375 30,0 0,0">
          <text:p/>
        </draw:polygon>
        <draw:polygon draw:style-name="gr38" draw:text-style-name="P10" draw:layer="layout" svg:width="0.03cm" svg:height="0.374cm" svg:x="21.769cm" svg:y="20.205cm" svg:viewBox="0 0 31 375" draw:points="0,375 31,375 31,0 0,0">
          <text:p/>
        </draw:polygon>
        <draw:polygon draw:style-name="gr38" draw:text-style-name="P10" draw:layer="layout" svg:width="0.029cm" svg:height="0.374cm" svg:x="21.8cm" svg:y="20.205cm" svg:viewBox="0 0 30 375" draw:points="0,375 30,375 30,0 0,0">
          <text:p/>
        </draw:polygon>
        <draw:polygon draw:style-name="gr38" draw:text-style-name="P10" draw:layer="layout" svg:width="0.029cm" svg:height="0.374cm" svg:x="21.829cm" svg:y="20.205cm" svg:viewBox="0 0 30 375" draw:points="0,375 30,375 30,0 0,0">
          <text:p/>
        </draw:polygon>
        <draw:polygon draw:style-name="gr37" draw:text-style-name="P9" draw:layer="layout" svg:width="0.029cm" svg:height="0.374cm" svg:x="21.858cm" svg:y="20.205cm" svg:viewBox="0 0 30 375" draw:points="0,375 30,375 30,0 0,0">
          <text:p/>
        </draw:polygon>
        <draw:polygon draw:style-name="gr37" draw:text-style-name="P9" draw:layer="layout" svg:width="0.029cm" svg:height="0.374cm" svg:x="21.887cm" svg:y="20.205cm" svg:viewBox="0 0 30 375" draw:points="0,375 30,375 30,0 0,0">
          <text:p/>
        </draw:polygon>
        <draw:polygon draw:style-name="gr37" draw:text-style-name="P9" draw:layer="layout" svg:width="0.029cm" svg:height="0.374cm" svg:x="21.917cm" svg:y="20.205cm" svg:viewBox="0 0 30 375" draw:points="0,375 30,375 30,0 0,0">
          <text:p/>
        </draw:polygon>
        <draw:polygon draw:style-name="gr35" draw:text-style-name="P7" draw:layer="layout" svg:width="0.029cm" svg:height="0.374cm" svg:x="21.946cm" svg:y="20.205cm" svg:viewBox="0 0 30 375" draw:points="0,375 30,375 30,0 0,0">
          <text:p/>
        </draw:polygon>
        <draw:polygon draw:style-name="gr37" draw:text-style-name="P9" draw:layer="layout" svg:width="0.029cm" svg:height="0.374cm" svg:x="21.976cm" svg:y="20.205cm" svg:viewBox="0 0 30 375" draw:points="0,375 30,375 30,0 0,0">
          <text:p/>
        </draw:polygon>
        <draw:polygon draw:style-name="gr37" draw:text-style-name="P9" draw:layer="layout" svg:width="0.029cm" svg:height="0.374cm" svg:x="22.005cm" svg:y="20.205cm" svg:viewBox="0 0 30 375" draw:points="0,375 30,375 30,0 0,0">
          <text:p/>
        </draw:polygon>
        <draw:polygon draw:style-name="gr37" draw:text-style-name="P9" draw:layer="layout" svg:width="0.029cm" svg:height="0.374cm" svg:x="22.035cm" svg:y="20.205cm" svg:viewBox="0 0 30 375" draw:points="0,375 30,375 30,0 0,0">
          <text:p/>
        </draw:polygon>
        <draw:polygon draw:style-name="gr36" draw:text-style-name="P8" draw:layer="layout" svg:width="0.029cm" svg:height="0.374cm" svg:x="22.064cm" svg:y="20.205cm" svg:viewBox="0 0 30 375" draw:points="0,375 30,375 30,0 0,0">
          <text:p/>
        </draw:polygon>
        <draw:polygon draw:style-name="gr36" draw:text-style-name="P8" draw:layer="layout" svg:width="0.029cm" svg:height="0.374cm" svg:x="22.093cm" svg:y="20.205cm" svg:viewBox="0 0 30 375" draw:points="0,375 30,375 30,0 0,0">
          <text:p/>
        </draw:polygon>
        <draw:polygon draw:style-name="gr37" draw:text-style-name="P9" draw:layer="layout" svg:width="0.03cm" svg:height="0.374cm" svg:x="22.122cm" svg:y="20.205cm" svg:viewBox="0 0 31 375" draw:points="0,375 31,375 31,0 0,0">
          <text:p/>
        </draw:polygon>
        <draw:polygon draw:style-name="gr35" draw:text-style-name="P7" draw:layer="layout" svg:width="0.029cm" svg:height="0.374cm" svg:x="22.153cm" svg:y="20.205cm" svg:viewBox="0 0 30 375" draw:points="0,375 30,375 30,0 0,0">
          <text:p/>
        </draw:polygon>
        <draw:polygon draw:style-name="gr37" draw:text-style-name="P9" draw:layer="layout" svg:width="0.029cm" svg:height="0.374cm" svg:x="22.182cm" svg:y="20.205cm" svg:viewBox="0 0 30 375" draw:points="0,375 30,375 30,0 0,0">
          <text:p/>
        </draw:polygon>
        <draw:polygon draw:style-name="gr36" draw:text-style-name="P8" draw:layer="layout" svg:width="0.03cm" svg:height="0.374cm" svg:x="22.211cm" svg:y="20.205cm" svg:viewBox="0 0 31 375" draw:points="0,375 31,375 31,0 0,0">
          <text:p/>
        </draw:polygon>
        <draw:polygon draw:style-name="gr36" draw:text-style-name="P8" draw:layer="layout" svg:width="0.029cm" svg:height="0.374cm" svg:x="22.241cm" svg:y="20.205cm" svg:viewBox="0 0 30 375" draw:points="0,375 30,375 30,0 0,0">
          <text:p/>
        </draw:polygon>
        <draw:polygon draw:style-name="gr38" draw:text-style-name="P10" draw:layer="layout" svg:width="0.029cm" svg:height="0.374cm" svg:x="22.27cm" svg:y="20.205cm" svg:viewBox="0 0 30 375" draw:points="0,375 30,375 30,0 0,0">
          <text:p/>
        </draw:polygon>
        <draw:polygon draw:style-name="gr38" draw:text-style-name="P10" draw:layer="layout" svg:width="0.029cm" svg:height="0.374cm" svg:x="22.299cm" svg:y="20.205cm" svg:viewBox="0 0 30 375" draw:points="0,375 30,375 30,0 0,0">
          <text:p/>
        </draw:polygon>
        <draw:polygon draw:style-name="gr38" draw:text-style-name="P10" draw:layer="layout" svg:width="0.029cm" svg:height="0.374cm" svg:x="22.329cm" svg:y="20.205cm" svg:viewBox="0 0 30 375" draw:points="0,375 30,375 30,0 0,0">
          <text:p/>
        </draw:polygon>
        <draw:polygon draw:style-name="gr37" draw:text-style-name="P9" draw:layer="layout" svg:width="0.029cm" svg:height="0.374cm" svg:x="22.417cm" svg:y="20.205cm" svg:viewBox="0 0 30 375" draw:points="0,375 30,375 30,0 0,0">
          <text:p/>
        </draw:polygon>
        <draw:polygon draw:style-name="gr36" draw:text-style-name="P8" draw:layer="layout" svg:width="0.029cm" svg:height="0.374cm" svg:x="22.446cm" svg:y="20.205cm" svg:viewBox="0 0 30 375" draw:points="0,375 30,375 30,0 0,0">
          <text:p/>
        </draw:polygon>
        <draw:polygon draw:style-name="gr37" draw:text-style-name="P9" draw:layer="layout" svg:width="0.029cm" svg:height="0.374cm" svg:x="22.477cm" svg:y="20.205cm" svg:viewBox="0 0 30 375" draw:points="0,375 30,375 30,0 0,0">
          <text:p/>
        </draw:polygon>
        <draw:polygon draw:style-name="gr37" draw:text-style-name="P9" draw:layer="layout" svg:width="0.029cm" svg:height="0.374cm" svg:x="22.506cm" svg:y="20.205cm" svg:viewBox="0 0 30 375" draw:points="0,375 30,375 30,0 0,0">
          <text:p/>
        </draw:polygon>
        <draw:polygon draw:style-name="gr37" draw:text-style-name="P9" draw:layer="layout" svg:width="0.03cm" svg:height="0.374cm" svg:x="22.535cm" svg:y="20.205cm" svg:viewBox="0 0 31 375" draw:points="0,375 31,375 31,0 0,0">
          <text:p/>
        </draw:polygon>
        <draw:polygon draw:style-name="gr36" draw:text-style-name="P8" draw:layer="layout" svg:width="0.029cm" svg:height="0.374cm" svg:x="22.565cm" svg:y="20.205cm" svg:viewBox="0 0 30 375" draw:points="0,375 30,375 30,0 0,0">
          <text:p/>
        </draw:polygon>
        <draw:polygon draw:style-name="gr37" draw:text-style-name="P9" draw:layer="layout" svg:width="0.029cm" svg:height="0.374cm" svg:x="22.594cm" svg:y="20.205cm" svg:viewBox="0 0 30 375" draw:points="0,375 30,375 30,0 0,0">
          <text:p/>
        </draw:polygon>
        <draw:polygon draw:style-name="gr35" draw:text-style-name="P7" draw:layer="layout" svg:width="0.029cm" svg:height="0.374cm" svg:x="22.623cm" svg:y="20.205cm" svg:viewBox="0 0 30 375" draw:points="0,375 30,375 30,0 0,0">
          <text:p/>
        </draw:polygon>
        <draw:polygon draw:style-name="gr36" draw:text-style-name="P8" draw:layer="layout" svg:width="0.029cm" svg:height="0.374cm" svg:x="22.654cm" svg:y="20.205cm" svg:viewBox="0 0 30 375" draw:points="0,375 30,375 30,0 0,0">
          <text:p/>
        </draw:polygon>
        <draw:polygon draw:style-name="gr37" draw:text-style-name="P9" draw:layer="layout" svg:width="0.029cm" svg:height="0.374cm" svg:x="22.683cm" svg:y="20.205cm" svg:viewBox="0 0 30 375" draw:points="0,375 30,375 30,0 0,0">
          <text:p/>
        </draw:polygon>
        <draw:polygon draw:style-name="gr36" draw:text-style-name="P8" draw:layer="layout" svg:width="0.029cm" svg:height="0.374cm" svg:x="22.712cm" svg:y="20.205cm" svg:viewBox="0 0 30 375" draw:points="0,375 30,375 30,0 0,0">
          <text:p/>
        </draw:polygon>
        <draw:polygon draw:style-name="gr36" draw:text-style-name="P8" draw:layer="layout" svg:width="0.029cm" svg:height="0.374cm" svg:x="22.741cm" svg:y="20.205cm" svg:viewBox="0 0 30 375" draw:points="0,375 30,375 30,0 0,0">
          <text:p/>
        </draw:polygon>
        <draw:polygon draw:style-name="gr37" draw:text-style-name="P9" draw:layer="layout" svg:width="0.029cm" svg:height="0.374cm" svg:x="22.771cm" svg:y="20.205cm" svg:viewBox="0 0 30 375" draw:points="0,375 30,375 30,0 0,0">
          <text:p/>
        </draw:polygon>
        <draw:polygon draw:style-name="gr38" draw:text-style-name="P10" draw:layer="layout" svg:width="0.029cm" svg:height="0.374cm" svg:x="22.801cm" svg:y="20.205cm" svg:viewBox="0 0 30 375" draw:points="0,375 30,375 30,0 0,0">
          <text:p/>
        </draw:polygon>
        <draw:polygon draw:style-name="gr36" draw:text-style-name="P8" draw:layer="layout" svg:width="0.029cm" svg:height="0.374cm" svg:x="22.83cm" svg:y="20.205cm" svg:viewBox="0 0 30 375" draw:points="0,375 30,375 30,0 0,0">
          <text:p/>
        </draw:polygon>
        <draw:polygon draw:style-name="gr36" draw:text-style-name="P8" draw:layer="layout" svg:width="0.029cm" svg:height="0.374cm" svg:x="22.859cm" svg:y="20.205cm" svg:viewBox="0 0 30 375" draw:points="0,375 30,375 30,0 0,0">
          <text:p/>
        </draw:polygon>
        <draw:polygon draw:style-name="gr36" draw:text-style-name="P8" draw:layer="layout" svg:width="0.03cm" svg:height="0.374cm" svg:x="22.888cm" svg:y="20.205cm" svg:viewBox="0 0 31 375" draw:points="0,375 31,375 31,0 0,0">
          <text:p/>
        </draw:polygon>
        <draw:polygon draw:style-name="gr36" draw:text-style-name="P8" draw:layer="layout" svg:width="0.029cm" svg:height="0.374cm" svg:x="22.918cm" svg:y="20.205cm" svg:viewBox="0 0 30 375" draw:points="0,375 30,375 30,0 0,0">
          <text:p/>
        </draw:polygon>
        <draw:polygon draw:style-name="gr38" draw:text-style-name="P10" draw:layer="layout" svg:width="0.029cm" svg:height="0.374cm" svg:x="22.947cm" svg:y="20.205cm" svg:viewBox="0 0 30 375" draw:points="0,375 30,375 30,0 0,0">
          <text:p/>
        </draw:polygon>
        <draw:polygon draw:style-name="gr38" draw:text-style-name="P10" draw:layer="layout" svg:width="0.03cm" svg:height="0.374cm" svg:x="22.977cm" svg:y="20.205cm" svg:viewBox="0 0 31 375" draw:points="0,375 31,375 31,0 0,0">
          <text:p/>
        </draw:polygon>
        <draw:polygon draw:style-name="gr38" draw:text-style-name="P10" draw:layer="layout" svg:width="0.029cm" svg:height="0.374cm" svg:x="23.007cm" svg:y="20.205cm" svg:viewBox="0 0 30 375" draw:points="0,375 30,375 30,0 0,0">
          <text:p/>
        </draw:polygon>
        <draw:polygon draw:style-name="gr35" draw:text-style-name="P7" draw:layer="layout" svg:width="0.029cm" svg:height="0.374cm" svg:x="23.036cm" svg:y="20.205cm" svg:viewBox="0 0 30 375" draw:points="0,375 30,375 30,0 0,0">
          <text:p/>
        </draw:polygon>
        <draw:polygon draw:style-name="gr36" draw:text-style-name="P8" draw:layer="layout" svg:width="0.029cm" svg:height="0.374cm" svg:x="23.065cm" svg:y="20.205cm" svg:viewBox="0 0 30 375" draw:points="0,375 30,375 30,0 0,0">
          <text:p/>
        </draw:polygon>
        <draw:polygon draw:style-name="gr35" draw:text-style-name="P7" draw:layer="layout" svg:width="0.029cm" svg:height="0.374cm" svg:x="23.095cm" svg:y="20.205cm" svg:viewBox="0 0 30 375" draw:points="0,375 30,375 30,0 0,0">
          <text:p/>
        </draw:polygon>
        <draw:polygon draw:style-name="gr35" draw:text-style-name="P7" draw:layer="layout" svg:width="0.029cm" svg:height="0.374cm" svg:x="23.125cm" svg:y="20.205cm" svg:viewBox="0 0 30 375" draw:points="0,375 30,375 30,0 0,0">
          <text:p/>
        </draw:polygon>
        <draw:polygon draw:style-name="gr35" draw:text-style-name="P7" draw:layer="layout" svg:width="0.029cm" svg:height="0.374cm" svg:x="23.154cm" svg:y="20.205cm" svg:viewBox="0 0 30 375" draw:points="0,375 30,375 30,0 0,0">
          <text:p/>
        </draw:polygon>
        <draw:polygon draw:style-name="gr36" draw:text-style-name="P8" draw:layer="layout" svg:width="0.029cm" svg:height="0.374cm" svg:x="23.183cm" svg:y="20.205cm" svg:viewBox="0 0 30 375" draw:points="0,375 30,375 30,0 0,0">
          <text:p/>
        </draw:polygon>
        <draw:polygon draw:style-name="gr38" draw:text-style-name="P10" draw:layer="layout" svg:width="0.029cm" svg:height="0.374cm" svg:x="23.213cm" svg:y="20.205cm" svg:viewBox="0 0 30 375" draw:points="0,375 30,375 30,0 0,0">
          <text:p/>
        </draw:polygon>
        <draw:polygon draw:style-name="gr36" draw:text-style-name="P8" draw:layer="layout" svg:width="0.029cm" svg:height="0.374cm" svg:x="23.242cm" svg:y="20.205cm" svg:viewBox="0 0 30 375" draw:points="0,375 30,375 30,0 0,0">
          <text:p/>
        </draw:polygon>
        <draw:polygon draw:style-name="gr38" draw:text-style-name="P10" draw:layer="layout" svg:width="0.029cm" svg:height="0.374cm" svg:x="23.271cm" svg:y="20.205cm" svg:viewBox="0 0 30 375" draw:points="0,375 30,375 30,0 0,0">
          <text:p/>
        </draw:polygon>
        <draw:polygon draw:style-name="gr38" draw:text-style-name="P10" draw:layer="layout" svg:width="0.029cm" svg:height="0.374cm" svg:x="23.301cm" svg:y="20.205cm" svg:viewBox="0 0 30 375" draw:points="0,375 30,375 30,0 0,0">
          <text:p/>
        </draw:polygon>
        <draw:polygon draw:style-name="gr38" draw:text-style-name="P10" draw:layer="layout" svg:width="0.029cm" svg:height="0.374cm" svg:x="23.331cm" svg:y="20.205cm" svg:viewBox="0 0 30 375" draw:points="0,375 30,375 30,0 0,0">
          <text:p/>
        </draw:polygon>
        <draw:polygon draw:style-name="gr37" draw:text-style-name="P9" draw:layer="layout" svg:width="0.029cm" svg:height="0.374cm" svg:x="23.36cm" svg:y="20.205cm" svg:viewBox="0 0 30 375" draw:points="0,375 30,375 30,0 0,0">
          <text:p/>
        </draw:polygon>
        <draw:polygon draw:style-name="gr36" draw:text-style-name="P8" draw:layer="layout" svg:width="0.029cm" svg:height="0.374cm" svg:x="23.389cm" svg:y="20.205cm" svg:viewBox="0 0 30 375" draw:points="0,375 30,375 30,0 0,0">
          <text:p/>
        </draw:polygon>
        <draw:polygon draw:style-name="gr35" draw:text-style-name="P7" draw:layer="layout" svg:width="0.029cm" svg:height="0.374cm" svg:x="23.419cm" svg:y="20.205cm" svg:viewBox="0 0 30 375" draw:points="0,375 30,375 30,0 0,0">
          <text:p/>
        </draw:polygon>
        <draw:polygon draw:style-name="gr38" draw:text-style-name="P10" draw:layer="layout" svg:width="0.029cm" svg:height="0.374cm" svg:x="23.449cm" svg:y="20.205cm" svg:viewBox="0 0 30 375" draw:points="0,375 30,375 30,0 0,0">
          <text:p/>
        </draw:polygon>
        <draw:polygon draw:style-name="gr36" draw:text-style-name="P8" draw:layer="layout" svg:width="0.029cm" svg:height="0.374cm" svg:x="23.478cm" svg:y="20.205cm" svg:viewBox="0 0 30 375" draw:points="0,375 30,375 30,0 0,0">
          <text:p/>
        </draw:polygon>
        <draw:polygon draw:style-name="gr38" draw:text-style-name="P10" draw:layer="layout" svg:width="0.029cm" svg:height="0.374cm" svg:x="23.507cm" svg:y="20.205cm" svg:viewBox="0 0 30 375" draw:points="0,375 30,375 30,0 0,0">
          <text:p/>
        </draw:polygon>
        <draw:polygon draw:style-name="gr36" draw:text-style-name="P8" draw:layer="layout" svg:width="0.029cm" svg:height="0.374cm" svg:x="23.537cm" svg:y="20.205cm" svg:viewBox="0 0 30 375" draw:points="0,375 30,375 30,0 0,0">
          <text:p/>
        </draw:polygon>
        <draw:polygon draw:style-name="gr35" draw:text-style-name="P7" draw:layer="layout" svg:width="0.029cm" svg:height="0.374cm" svg:x="23.566cm" svg:y="20.205cm" svg:viewBox="0 0 30 375" draw:points="0,375 30,375 30,0 0,0">
          <text:p/>
        </draw:polygon>
        <draw:polygon draw:style-name="gr38" draw:text-style-name="P10" draw:layer="layout" svg:width="0.029cm" svg:height="0.374cm" svg:x="23.595cm" svg:y="20.205cm" svg:viewBox="0 0 30 375" draw:points="0,375 30,375 30,0 0,0">
          <text:p/>
        </draw:polygon>
        <draw:polygon draw:style-name="gr35" draw:text-style-name="P7" draw:layer="layout" svg:width="0.029cm" svg:height="0.374cm" svg:x="23.625cm" svg:y="20.205cm" svg:viewBox="0 0 30 375" draw:points="0,375 30,375 30,0 0,0">
          <text:p/>
        </draw:polygon>
        <draw:polygon draw:style-name="gr37" draw:text-style-name="P9" draw:layer="layout" svg:width="0.029cm" svg:height="0.374cm" svg:x="23.655cm" svg:y="20.205cm" svg:viewBox="0 0 30 375" draw:points="0,375 30,375 30,0 0,0">
          <text:p/>
        </draw:polygon>
        <draw:polygon draw:style-name="gr35" draw:text-style-name="P7" draw:layer="layout" svg:width="0.029cm" svg:height="0.374cm" svg:x="23.684cm" svg:y="20.205cm" svg:viewBox="0 0 30 375" draw:points="0,375 30,375 30,0 0,0">
          <text:p/>
        </draw:polygon>
        <draw:polygon draw:style-name="gr35" draw:text-style-name="P7" draw:layer="layout" svg:width="0.029cm" svg:height="0.374cm" svg:x="23.713cm" svg:y="20.205cm" svg:viewBox="0 0 30 375" draw:points="0,375 30,375 30,0 0,0">
          <text:p/>
        </draw:polygon>
        <draw:polygon draw:style-name="gr38" draw:text-style-name="P10" draw:layer="layout" svg:width="0.03cm" svg:height="0.374cm" svg:x="23.742cm" svg:y="20.205cm" svg:viewBox="0 0 31 375" draw:points="0,375 31,375 31,0 0,0">
          <text:p/>
        </draw:polygon>
        <draw:polygon draw:style-name="gr37" draw:text-style-name="P9" draw:layer="layout" svg:width="0.029cm" svg:height="0.374cm" svg:x="23.773cm" svg:y="20.205cm" svg:viewBox="0 0 30 375" draw:points="0,375 30,375 30,0 0,0">
          <text:p/>
        </draw:polygon>
        <draw:polygon draw:style-name="gr35" draw:text-style-name="P7" draw:layer="layout" svg:width="0.029cm" svg:height="0.374cm" svg:x="23.802cm" svg:y="20.205cm" svg:viewBox="0 0 30 375" draw:points="0,375 30,375 30,0 0,0">
          <text:p/>
        </draw:polygon>
        <draw:polygon draw:style-name="gr36" draw:text-style-name="P8" draw:layer="layout" svg:width="0.03cm" svg:height="0.374cm" svg:x="23.831cm" svg:y="20.205cm" svg:viewBox="0 0 31 375" draw:points="0,375 31,375 31,0 0,0">
          <text:p/>
        </draw:polygon>
        <draw:polygon draw:style-name="gr39" draw:text-style-name="P11" draw:layer="layout" svg:width="0.029cm" svg:height="0.374cm" svg:x="23.861cm" svg:y="20.205cm" svg:viewBox="0 0 30 375" draw:points="0,375 30,375 30,0 0,0">
          <text:p/>
        </draw:polygon>
        <draw:polygon draw:style-name="gr37" draw:text-style-name="P9" draw:layer="layout" svg:width="0.029cm" svg:height="0.374cm" svg:x="23.89cm" svg:y="20.205cm" svg:viewBox="0 0 30 375" draw:points="0,375 30,375 30,0 0,0">
          <text:p/>
        </draw:polygon>
        <draw:polygon draw:style-name="gr36" draw:text-style-name="P8" draw:layer="layout" svg:width="0.029cm" svg:height="0.374cm" svg:x="23.919cm" svg:y="20.205cm" svg:viewBox="0 0 30 375" draw:points="0,375 30,375 30,0 0,0">
          <text:p/>
        </draw:polygon>
        <draw:polygon draw:style-name="gr37" draw:text-style-name="P9" draw:layer="layout" svg:width="0.029cm" svg:height="0.374cm" svg:x="23.949cm" svg:y="20.205cm" svg:viewBox="0 0 30 375" draw:points="0,375 30,375 30,0 0,0">
          <text:p/>
        </draw:polygon>
        <draw:polygon draw:style-name="gr37" draw:text-style-name="P9" draw:layer="layout" svg:width="0.029cm" svg:height="0.374cm" svg:x="23.979cm" svg:y="20.205cm" svg:viewBox="0 0 30 375" draw:points="0,375 30,375 30,0 0,0">
          <text:p/>
        </draw:polygon>
        <draw:polygon draw:style-name="gr35" draw:text-style-name="P7" draw:layer="layout" svg:width="0.029cm" svg:height="0.374cm" svg:x="24.008cm" svg:y="20.205cm" svg:viewBox="0 0 30 375" draw:points="0,375 30,375 30,0 0,0">
          <text:p/>
        </draw:polygon>
        <draw:polygon draw:style-name="gr36" draw:text-style-name="P8" draw:layer="layout" svg:width="0.029cm" svg:height="0.374cm" svg:x="24.037cm" svg:y="20.205cm" svg:viewBox="0 0 30 375" draw:points="0,375 30,375 30,0 0,0">
          <text:p/>
        </draw:polygon>
        <draw:polygon draw:style-name="gr36" draw:text-style-name="P8" draw:layer="layout" svg:width="0.029cm" svg:height="0.374cm" svg:x="24.066cm" svg:y="20.205cm" svg:viewBox="0 0 30 375" draw:points="0,375 30,375 30,0 0,0">
          <text:p/>
        </draw:polygon>
        <draw:polygon draw:style-name="gr38" draw:text-style-name="P10" draw:layer="layout" svg:width="0.029cm" svg:height="0.374cm" svg:x="24.097cm" svg:y="20.205cm" svg:viewBox="0 0 30 375" draw:points="0,375 30,375 30,0 0,0">
          <text:p/>
        </draw:polygon>
        <draw:polygon draw:style-name="gr36" draw:text-style-name="P8" draw:layer="layout" svg:width="0.029cm" svg:height="0.374cm" svg:x="24.126cm" svg:y="20.205cm" svg:viewBox="0 0 30 375" draw:points="0,375 30,375 30,0 0,0">
          <text:p/>
        </draw:polygon>
        <draw:polygon draw:style-name="gr37" draw:text-style-name="P9" draw:layer="layout" svg:width="0.029cm" svg:height="0.374cm" svg:x="24.155cm" svg:y="20.205cm" svg:viewBox="0 0 30 375" draw:points="0,375 30,375 30,0 0,0">
          <text:p/>
        </draw:polygon>
        <draw:polygon draw:style-name="gr38" draw:text-style-name="P10" draw:layer="layout" svg:width="0.03cm" svg:height="0.374cm" svg:x="24.184cm" svg:y="20.205cm" svg:viewBox="0 0 31 375" draw:points="0,375 31,375 31,0 0,0">
          <text:p/>
        </draw:polygon>
        <draw:polygon draw:style-name="gr36" draw:text-style-name="P8" draw:layer="layout" svg:width="0.029cm" svg:height="0.374cm" svg:x="24.243cm" svg:y="20.205cm" svg:viewBox="0 0 30 375" draw:points="0,375 30,375 30,0 0,0">
          <text:p/>
        </draw:polygon>
        <draw:polygon draw:style-name="gr36" draw:text-style-name="P8" draw:layer="layout" svg:width="0.029cm" svg:height="0.374cm" svg:x="24.274cm" svg:y="20.205cm" svg:viewBox="0 0 30 375" draw:points="0,375 30,375 30,0 0,0">
          <text:p/>
        </draw:polygon>
        <draw:polygon draw:style-name="gr37" draw:text-style-name="P9" draw:layer="layout" svg:width="0.029cm" svg:height="0.374cm" svg:x="24.303cm" svg:y="20.205cm" svg:viewBox="0 0 30 375" draw:points="0,375 30,375 30,0 0,0">
          <text:p/>
        </draw:polygon>
        <draw:polygon draw:style-name="gr36" draw:text-style-name="P8" draw:layer="layout" svg:width="0.029cm" svg:height="0.374cm" svg:x="24.332cm" svg:y="20.205cm" svg:viewBox="0 0 30 375" draw:points="0,375 30,375 30,0 0,0">
          <text:p/>
        </draw:polygon>
        <draw:polygon draw:style-name="gr36" draw:text-style-name="P8" draw:layer="layout" svg:width="0.029cm" svg:height="0.374cm" svg:x="24.361cm" svg:y="20.205cm" svg:viewBox="0 0 30 375" draw:points="0,375 30,375 30,0 0,0">
          <text:p/>
        </draw:polygon>
        <draw:polygon draw:style-name="gr38" draw:text-style-name="P10" draw:layer="layout" svg:width="0.029cm" svg:height="0.374cm" svg:x="24.39cm" svg:y="20.205cm" svg:viewBox="0 0 30 375" draw:points="0,375 30,375 30,0 0,0">
          <text:p/>
        </draw:polygon>
        <draw:polygon draw:style-name="gr35" draw:text-style-name="P7" draw:layer="layout" svg:width="0.029cm" svg:height="0.374cm" svg:x="24.42cm" svg:y="20.205cm" svg:viewBox="0 0 30 375" draw:points="0,375 30,375 30,0 0,0">
          <text:p/>
        </draw:polygon>
        <draw:polygon draw:style-name="gr35" draw:text-style-name="P7" draw:layer="layout" svg:width="0.029cm" svg:height="0.374cm" svg:x="24.45cm" svg:y="20.205cm" svg:viewBox="0 0 30 375" draw:points="0,375 30,375 30,0 0,0">
          <text:p/>
        </draw:polygon>
        <draw:polygon draw:style-name="gr35" draw:text-style-name="P7" draw:layer="layout" svg:width="0.029cm" svg:height="0.374cm" svg:x="24.479cm" svg:y="20.205cm" svg:viewBox="0 0 30 375" draw:points="0,375 30,375 30,0 0,0">
          <text:p/>
        </draw:polygon>
        <draw:polygon draw:style-name="gr36" draw:text-style-name="P8" draw:layer="layout" svg:width="0.03cm" svg:height="0.374cm" svg:x="24.508cm" svg:y="20.205cm" svg:viewBox="0 0 31 375" draw:points="0,375 31,375 31,0 0,0">
          <text:p/>
        </draw:polygon>
        <draw:polygon draw:style-name="gr35" draw:text-style-name="P7" draw:layer="layout" svg:width="0.029cm" svg:height="0.374cm" svg:x="24.538cm" svg:y="20.205cm" svg:viewBox="0 0 30 375" draw:points="0,375 30,375 30,0 0,0">
          <text:p/>
        </draw:polygon>
        <draw:polygon draw:style-name="gr36" draw:text-style-name="P8" draw:layer="layout" svg:width="0.029cm" svg:height="0.374cm" svg:x="24.567cm" svg:y="20.205cm" svg:viewBox="0 0 30 375" draw:points="0,375 30,375 30,0 0,0">
          <text:p/>
        </draw:polygon>
        <draw:polygon draw:style-name="gr35" draw:text-style-name="P7" draw:layer="layout" svg:width="0.03cm" svg:height="0.374cm" svg:x="24.596cm" svg:y="20.205cm" svg:viewBox="0 0 31 375" draw:points="0,375 31,375 31,0 0,0">
          <text:p/>
        </draw:polygon>
        <draw:polygon draw:style-name="gr38" draw:text-style-name="P10" draw:layer="layout" svg:width="0.029cm" svg:height="0.374cm" svg:x="24.627cm" svg:y="20.205cm" svg:viewBox="0 0 30 375" draw:points="0,375 30,375 30,0 0,0">
          <text:p/>
        </draw:polygon>
        <draw:polygon draw:style-name="gr35" draw:text-style-name="P7" draw:layer="layout" svg:width="0.029cm" svg:height="0.374cm" svg:x="24.656cm" svg:y="20.205cm" svg:viewBox="0 0 30 375" draw:points="0,375 30,375 30,0 0,0">
          <text:p/>
        </draw:polygon>
        <draw:polygon draw:style-name="gr35" draw:text-style-name="P7" draw:layer="layout" svg:width="0.029cm" svg:height="0.374cm" svg:x="24.685cm" svg:y="20.205cm" svg:viewBox="0 0 30 375" draw:points="0,375 30,375 30,0 0,0">
          <text:p/>
        </draw:polygon>
        <draw:polygon draw:style-name="gr36" draw:text-style-name="P8" draw:layer="layout" svg:width="0.029cm" svg:height="0.374cm" svg:x="24.715cm" svg:y="20.205cm" svg:viewBox="0 0 30 375" draw:points="0,375 30,375 30,0 0,0">
          <text:p/>
        </draw:polygon>
        <draw:polygon draw:style-name="gr35" draw:text-style-name="P7" draw:layer="layout" svg:width="0.029cm" svg:height="0.374cm" svg:x="24.744cm" svg:y="20.205cm" svg:viewBox="0 0 30 375" draw:points="0,375 30,375 30,0 0,0">
          <text:p/>
        </draw:polygon>
        <draw:polygon draw:style-name="gr35" draw:text-style-name="P7" draw:layer="layout" svg:width="0.029cm" svg:height="0.374cm" svg:x="24.774cm" svg:y="20.205cm" svg:viewBox="0 0 30 375" draw:points="0,375 30,375 30,0 0,0">
          <text:p/>
        </draw:polygon>
        <draw:polygon draw:style-name="gr36" draw:text-style-name="P8" draw:layer="layout" svg:width="0.029cm" svg:height="0.374cm" svg:x="24.803cm" svg:y="20.205cm" svg:viewBox="0 0 30 375" draw:points="0,375 30,375 30,0 0,0">
          <text:p/>
        </draw:polygon>
        <draw:polygon draw:style-name="gr38" draw:text-style-name="P10" draw:layer="layout" svg:width="0.029cm" svg:height="0.374cm" svg:x="24.833cm" svg:y="20.205cm" svg:viewBox="0 0 30 375" draw:points="0,375 30,375 30,0 0,0">
          <text:p/>
        </draw:polygon>
        <draw:polygon draw:style-name="gr38" draw:text-style-name="P10" draw:layer="layout" svg:width="0.029cm" svg:height="0.374cm" svg:x="24.862cm" svg:y="20.205cm" svg:viewBox="0 0 30 375" draw:points="0,375 30,375 30,0 0,0">
          <text:p/>
        </draw:polygon>
        <draw:polygon draw:style-name="gr38" draw:text-style-name="P10" draw:layer="layout" svg:width="0.029cm" svg:height="0.374cm" svg:x="24.891cm" svg:y="20.205cm" svg:viewBox="0 0 30 375" draw:points="0,375 30,375 30,0 0,0">
          <text:p/>
        </draw:polygon>
        <draw:polygon draw:style-name="gr36" draw:text-style-name="P8" draw:layer="layout" svg:width="0.029cm" svg:height="0.374cm" svg:x="24.92cm" svg:y="20.205cm" svg:viewBox="0 0 30 375" draw:points="0,375 30,375 30,0 0,0">
          <text:p/>
        </draw:polygon>
        <draw:polygon draw:style-name="gr35" draw:text-style-name="P7" draw:layer="layout" svg:width="0.03cm" svg:height="0.374cm" svg:x="24.95cm" svg:y="20.205cm" svg:viewBox="0 0 31 375" draw:points="0,375 31,375 31,0 0,0">
          <text:p/>
        </draw:polygon>
        <draw:polygon draw:style-name="gr35" draw:text-style-name="P7" draw:layer="layout" svg:width="0.029cm" svg:height="0.374cm" svg:x="24.98cm" svg:y="20.205cm" svg:viewBox="0 0 30 375" draw:points="0,375 30,375 30,0 0,0">
          <text:p/>
        </draw:polygon>
        <draw:polygon draw:style-name="gr36" draw:text-style-name="P8" draw:layer="layout" svg:width="0.029cm" svg:height="0.374cm" svg:x="25.009cm" svg:y="20.205cm" svg:viewBox="0 0 30 375" draw:points="0,375 30,375 30,0 0,0">
          <text:p/>
        </draw:polygon>
        <draw:polygon draw:style-name="gr35" draw:text-style-name="P7" draw:layer="layout" svg:width="0.03cm" svg:height="0.374cm" svg:x="25.038cm" svg:y="20.205cm" svg:viewBox="0 0 31 375" draw:points="0,375 31,375 31,0 0,0">
          <text:p/>
        </draw:polygon>
        <draw:polygon draw:style-name="gr35" draw:text-style-name="P7" draw:layer="layout" svg:width="0.029cm" svg:height="0.374cm" svg:x="25.068cm" svg:y="20.205cm" svg:viewBox="0 0 30 375" draw:points="0,375 30,375 30,0 0,0">
          <text:p/>
        </draw:polygon>
        <draw:polygon draw:style-name="gr36" draw:text-style-name="P8" draw:layer="layout" svg:width="0.029cm" svg:height="0.374cm" svg:x="25.098cm" svg:y="20.205cm" svg:viewBox="0 0 30 375" draw:points="0,375 30,375 30,0 0,0">
          <text:p/>
        </draw:polygon>
        <draw:polygon draw:style-name="gr37" draw:text-style-name="P9" draw:layer="layout" svg:width="0.029cm" svg:height="0.374cm" svg:x="25.127cm" svg:y="20.205cm" svg:viewBox="0 0 30 375" draw:points="0,375 30,375 30,0 0,0">
          <text:p/>
        </draw:polygon>
        <draw:polygon draw:style-name="gr37" draw:text-style-name="P9" draw:layer="layout" svg:width="0.029cm" svg:height="0.374cm" svg:x="25.157cm" svg:y="20.205cm" svg:viewBox="0 0 30 375" draw:points="0,375 30,375 30,0 0,0">
          <text:p/>
        </draw:polygon>
        <draw:polygon draw:style-name="gr35" draw:text-style-name="P7" draw:layer="layout" svg:width="0.029cm" svg:height="0.374cm" svg:x="25.186cm" svg:y="20.205cm" svg:viewBox="0 0 30 375" draw:points="0,375 30,375 30,0 0,0">
          <text:p/>
        </draw:polygon>
        <draw:polygon draw:style-name="gr38" draw:text-style-name="P10" draw:layer="layout" svg:width="0.029cm" svg:height="0.374cm" svg:x="25.215cm" svg:y="20.205cm" svg:viewBox="0 0 30 375" draw:points="0,375 30,375 30,0 0,0">
          <text:p/>
        </draw:polygon>
        <draw:polygon draw:style-name="gr36" draw:text-style-name="P8" draw:layer="layout" svg:width="0.029cm" svg:height="0.374cm" svg:x="25.244cm" svg:y="20.205cm" svg:viewBox="0 0 30 375" draw:points="0,375 30,375 30,0 0,0">
          <text:p/>
        </draw:polygon>
        <draw:polygon draw:style-name="gr38" draw:text-style-name="P10" draw:layer="layout" svg:width="0.029cm" svg:height="0.374cm" svg:x="25.275cm" svg:y="20.205cm" svg:viewBox="0 0 30 375" draw:points="0,375 30,375 30,0 0,0">
          <text:p/>
        </draw:polygon>
        <draw:polygon draw:style-name="gr36" draw:text-style-name="P8" draw:layer="layout" svg:width="0.029cm" svg:height="0.374cm" svg:x="25.304cm" svg:y="20.205cm" svg:viewBox="0 0 30 375" draw:points="0,375 30,375 30,0 0,0">
          <text:p/>
        </draw:polygon>
        <draw:polygon draw:style-name="gr38" draw:text-style-name="P10" draw:layer="layout" svg:width="0.029cm" svg:height="0.374cm" svg:x="25.333cm" svg:y="20.205cm" svg:viewBox="0 0 30 375" draw:points="0,375 30,375 30,0 0,0">
          <text:p/>
        </draw:polygon>
        <draw:polygon draw:style-name="gr38" draw:text-style-name="P10" draw:layer="layout" svg:width="0.03cm" svg:height="0.374cm" svg:x="25.362cm" svg:y="20.205cm" svg:viewBox="0 0 31 375" draw:points="0,375 31,375 31,0 0,0">
          <text:p/>
        </draw:polygon>
        <draw:polygon draw:style-name="gr37" draw:text-style-name="P9" draw:layer="layout" svg:width="0.029cm" svg:height="0.374cm" svg:x="25.392cm" svg:y="20.205cm" svg:viewBox="0 0 30 375" draw:points="0,375 30,375 30,0 0,0">
          <text:p/>
        </draw:polygon>
        <draw:polygon draw:style-name="gr37" draw:text-style-name="P9" draw:layer="layout" svg:width="0.029cm" svg:height="0.374cm" svg:x="25.422cm" svg:y="20.205cm" svg:viewBox="0 0 30 375" draw:points="0,375 30,375 30,0 0,0">
          <text:p/>
        </draw:polygon>
        <draw:polygon draw:style-name="gr36" draw:text-style-name="P8" draw:layer="layout" svg:width="0.029cm" svg:height="0.374cm" svg:x="25.451cm" svg:y="20.205cm" svg:viewBox="0 0 30 375" draw:points="0,375 30,375 30,0 0,0">
          <text:p/>
        </draw:polygon>
        <draw:polygon draw:style-name="gr38" draw:text-style-name="P10" draw:layer="layout" svg:width="0.029cm" svg:height="0.374cm" svg:x="25.481cm" svg:y="20.205cm" svg:viewBox="0 0 30 375" draw:points="0,375 30,375 30,0 0,0">
          <text:p/>
        </draw:polygon>
        <draw:polygon draw:style-name="gr36" draw:text-style-name="P8" draw:layer="layout" svg:width="0.029cm" svg:height="0.374cm" svg:x="25.51cm" svg:y="20.205cm" svg:viewBox="0 0 30 375" draw:points="0,375 30,375 30,0 0,0">
          <text:p/>
        </draw:polygon>
        <draw:polygon draw:style-name="gr38" draw:text-style-name="P10" draw:layer="layout" svg:width="0.029cm" svg:height="0.374cm" svg:x="25.539cm" svg:y="20.205cm" svg:viewBox="0 0 30 375" draw:points="0,375 30,375 30,0 0,0">
          <text:p/>
        </draw:polygon>
        <draw:polygon draw:style-name="gr36" draw:text-style-name="P8" draw:layer="layout" svg:width="0.029cm" svg:height="0.374cm" svg:x="25.568cm" svg:y="20.205cm" svg:viewBox="0 0 30 375" draw:points="0,375 30,375 30,0 0,0">
          <text:p/>
        </draw:polygon>
        <draw:polygon draw:style-name="gr37" draw:text-style-name="P9" draw:layer="layout" svg:width="0.029cm" svg:height="0.374cm" svg:x="25.599cm" svg:y="20.205cm" svg:viewBox="0 0 30 375" draw:points="0,375 30,375 30,0 0,0">
          <text:p/>
        </draw:polygon>
        <draw:polygon draw:style-name="gr36" draw:text-style-name="P8" draw:layer="layout" svg:width="0.029cm" svg:height="0.374cm" svg:x="25.628cm" svg:y="20.205cm" svg:viewBox="0 0 30 375" draw:points="0,375 30,375 30,0 0,0">
          <text:p/>
        </draw:polygon>
        <draw:polygon draw:style-name="gr35" draw:text-style-name="P7" draw:layer="layout" svg:width="0.029cm" svg:height="0.374cm" svg:x="25.657cm" svg:y="20.205cm" svg:viewBox="0 0 30 375" draw:points="0,375 30,375 30,0 0,0">
          <text:p/>
        </draw:polygon>
        <draw:polygon draw:style-name="gr38" draw:text-style-name="P10" draw:layer="layout" svg:width="0.029cm" svg:height="0.374cm" svg:x="25.686cm" svg:y="20.205cm" svg:viewBox="0 0 30 375" draw:points="0,375 30,375 30,0 0,0">
          <text:p/>
        </draw:polygon>
        <draw:polygon draw:style-name="gr36" draw:text-style-name="P8" draw:layer="layout" svg:width="0.029cm" svg:height="0.374cm" svg:x="25.716cm" svg:y="20.205cm" svg:viewBox="0 0 30 375" draw:points="0,375 30,375 30,0 0,0">
          <text:p/>
        </draw:polygon>
        <draw:polygon draw:style-name="gr37" draw:text-style-name="P9" draw:layer="layout" svg:width="0.029cm" svg:height="0.374cm" svg:x="25.746cm" svg:y="20.205cm" svg:viewBox="0 0 30 375" draw:points="0,375 30,375 30,0 0,0">
          <text:p/>
        </draw:polygon>
        <draw:polygon draw:style-name="gr35" draw:text-style-name="P7" draw:layer="layout" svg:width="0.029cm" svg:height="0.374cm" svg:x="25.775cm" svg:y="20.205cm" svg:viewBox="0 0 30 375" draw:points="0,375 30,375 30,0 0,0">
          <text:p/>
        </draw:polygon>
        <draw:polygon draw:style-name="gr38" draw:text-style-name="P10" draw:layer="layout" svg:width="0.03cm" svg:height="0.374cm" svg:x="25.804cm" svg:y="20.205cm" svg:viewBox="0 0 31 375" draw:points="0,375 31,375 31,0 0,0">
          <text:p/>
        </draw:polygon>
        <draw:polygon draw:style-name="gr37" draw:text-style-name="P9" draw:layer="layout" svg:width="0.029cm" svg:height="0.374cm" svg:x="25.834cm" svg:y="20.205cm" svg:viewBox="0 0 30 375" draw:points="0,375 30,375 30,0 0,0">
          <text:p/>
        </draw:polygon>
        <draw:polygon draw:style-name="gr35" draw:text-style-name="P7" draw:layer="layout" svg:width="0.029cm" svg:height="0.374cm" svg:x="25.863cm" svg:y="20.205cm" svg:viewBox="0 0 30 375" draw:points="0,375 30,375 30,0 0,0">
          <text:p/>
        </draw:polygon>
        <draw:polygon draw:style-name="gr35" draw:text-style-name="P7" draw:layer="layout" svg:width="0.03cm" svg:height="0.374cm" svg:x="25.892cm" svg:y="20.205cm" svg:viewBox="0 0 31 375" draw:points="0,375 31,375 31,0 0,0">
          <text:p/>
        </draw:polygon>
        <draw:polygon draw:style-name="gr37" draw:text-style-name="P9" draw:layer="layout" svg:width="0.029cm" svg:height="0.374cm" svg:x="25.923cm" svg:y="20.205cm" svg:viewBox="0 0 30 375" draw:points="0,375 30,375 30,0 0,0">
          <text:p/>
        </draw:polygon>
        <draw:polygon draw:style-name="gr35" draw:text-style-name="P7" draw:layer="layout" svg:width="0.029cm" svg:height="0.374cm" svg:x="25.952cm" svg:y="20.205cm" svg:viewBox="0 0 30 375" draw:points="0,375 30,375 30,0 0,0">
          <text:p/>
        </draw:polygon>
        <draw:polygon draw:style-name="gr35" draw:text-style-name="P7" draw:layer="layout" svg:width="0.029cm" svg:height="0.374cm" svg:x="25.981cm" svg:y="20.205cm" svg:viewBox="0 0 30 375" draw:points="0,375 30,375 30,0 0,0">
          <text:p/>
        </draw:polygon>
        <draw:polygon draw:style-name="gr36" draw:text-style-name="P8" draw:layer="layout" svg:width="0.029cm" svg:height="0.374cm" svg:x="26.01cm" svg:y="20.205cm" svg:viewBox="0 0 30 375" draw:points="0,375 30,375 30,0 0,0">
          <text:p/>
        </draw:polygon>
        <draw:polygon draw:style-name="gr37" draw:text-style-name="P9" draw:layer="layout" svg:width="0.029cm" svg:height="0.374cm" svg:x="26.04cm" svg:y="20.205cm" svg:viewBox="0 0 30 375" draw:points="0,375 30,375 30,0 0,0">
          <text:p/>
        </draw:polygon>
        <draw:polygon draw:style-name="gr36" draw:text-style-name="P8" draw:layer="layout" svg:width="0.029cm" svg:height="0.374cm" svg:x="26.07cm" svg:y="20.205cm" svg:viewBox="0 0 30 375" draw:points="0,375 30,375 30,0 0,0">
          <text:p/>
        </draw:polygon>
        <draw:polygon draw:style-name="gr35" draw:text-style-name="P7" draw:layer="layout" svg:width="0.029cm" svg:height="0.374cm" svg:x="26.099cm" svg:y="20.205cm" svg:viewBox="0 0 30 375" draw:points="0,375 30,375 30,0 0,0">
          <text:p/>
        </draw:polygon>
        <draw:polygon draw:style-name="gr37" draw:text-style-name="P9" draw:layer="layout" svg:width="0.03cm" svg:height="0.374cm" svg:x="26.128cm" svg:y="20.205cm" svg:viewBox="0 0 31 375" draw:points="0,375 31,375 31,0 0,0">
          <text:p/>
        </draw:polygon>
        <draw:polygon draw:style-name="gr36" draw:text-style-name="P8" draw:layer="layout" svg:width="0.029cm" svg:height="0.374cm" svg:x="26.158cm" svg:y="20.205cm" svg:viewBox="0 0 30 375" draw:points="0,375 30,375 30,0 0,0">
          <text:p/>
        </draw:polygon>
        <draw:polygon draw:style-name="gr37" draw:text-style-name="P9" draw:layer="layout" svg:width="0.029cm" svg:height="0.374cm" svg:x="26.187cm" svg:y="20.205cm" svg:viewBox="0 0 30 375" draw:points="0,375 30,375 30,0 0,0">
          <text:p/>
        </draw:polygon>
        <draw:polygon draw:style-name="gr35" draw:text-style-name="P7" draw:layer="layout" svg:width="0.03cm" svg:height="0.374cm" svg:x="26.216cm" svg:y="20.205cm" svg:viewBox="0 0 31 375" draw:points="0,375 31,375 31,0 0,0">
          <text:p/>
        </draw:polygon>
        <draw:polygon draw:style-name="gr35" draw:text-style-name="P7" draw:layer="layout" svg:width="0.029cm" svg:height="0.374cm" svg:x="26.247cm" svg:y="20.205cm" svg:viewBox="0 0 30 375" draw:points="0,375 30,375 30,0 0,0">
          <text:p/>
        </draw:polygon>
        <draw:polygon draw:style-name="gr35" draw:text-style-name="P7" draw:layer="layout" svg:width="0.029cm" svg:height="0.374cm" svg:x="26.276cm" svg:y="20.205cm" svg:viewBox="0 0 30 375" draw:points="0,375 30,375 30,0 0,0">
          <text:p/>
        </draw:polygon>
        <draw:polygon draw:style-name="gr38" draw:text-style-name="P10" draw:layer="layout" svg:width="0.029cm" svg:height="0.374cm" svg:x="26.305cm" svg:y="20.205cm" svg:viewBox="0 0 30 375" draw:points="0,375 30,375 30,0 0,0">
          <text:p/>
        </draw:polygon>
        <draw:polygon draw:style-name="gr37" draw:text-style-name="P9" draw:layer="layout" svg:width="0.029cm" svg:height="0.374cm" svg:x="26.335cm" svg:y="20.205cm" svg:viewBox="0 0 30 375" draw:points="0,375 30,375 30,0 0,0">
          <text:p/>
        </draw:polygon>
        <draw:polygon draw:style-name="gr36" draw:text-style-name="P8" draw:layer="layout" svg:width="0.029cm" svg:height="0.374cm" svg:x="26.364cm" svg:y="20.205cm" svg:viewBox="0 0 30 375" draw:points="0,375 30,375 30,0 0,0">
          <text:p/>
        </draw:polygon>
        <draw:polygon draw:style-name="gr37" draw:text-style-name="P9" draw:layer="layout" svg:width="0.029cm" svg:height="0.374cm" svg:x="26.393cm" svg:y="20.205cm" svg:viewBox="0 0 30 375" draw:points="0,375 30,375 30,0 0,0">
          <text:p/>
        </draw:polygon>
        <draw:polygon draw:style-name="gr35" draw:text-style-name="P7" draw:layer="layout" svg:width="0.029cm" svg:height="0.374cm" svg:x="26.423cm" svg:y="20.205cm" svg:viewBox="0 0 30 375" draw:points="0,375 30,375 30,0 0,0">
          <text:p/>
        </draw:polygon>
        <draw:polygon draw:style-name="gr38" draw:text-style-name="P10" draw:layer="layout" svg:width="0.029cm" svg:height="0.374cm" svg:x="26.453cm" svg:y="20.205cm" svg:viewBox="0 0 30 375" draw:points="0,375 30,375 30,0 0,0">
          <text:p/>
        </draw:polygon>
        <draw:polygon draw:style-name="gr35" draw:text-style-name="P7" draw:layer="layout" svg:width="0.029cm" svg:height="0.374cm" svg:x="26.482cm" svg:y="20.205cm" svg:viewBox="0 0 30 375" draw:points="0,375 30,375 30,0 0,0">
          <text:p/>
        </draw:polygon>
        <draw:polygon draw:style-name="gr35" draw:text-style-name="P7" draw:layer="layout" svg:width="0.029cm" svg:height="0.374cm" svg:x="26.511cm" svg:y="20.205cm" svg:viewBox="0 0 30 375" draw:points="0,375 30,375 30,0 0,0">
          <text:p/>
        </draw:polygon>
        <draw:polygon draw:style-name="gr37" draw:text-style-name="P9" draw:layer="layout" svg:width="0.029cm" svg:height="0.374cm" svg:x="26.54cm" svg:y="20.205cm" svg:viewBox="0 0 30 375" draw:points="0,375 30,375 30,0 0,0">
          <text:p/>
        </draw:polygon>
        <draw:polygon draw:style-name="gr38" draw:text-style-name="P10" draw:layer="layout" svg:width="0.03cm" svg:height="0.374cm" svg:x="26.569cm" svg:y="20.205cm" svg:viewBox="0 0 31 375" draw:points="0,375 31,375 31,0 0,0">
          <text:p/>
        </draw:polygon>
        <draw:polygon draw:style-name="gr35" draw:text-style-name="P7" draw:layer="layout" svg:width="0.029cm" svg:height="0.374cm" svg:x="26.6cm" svg:y="20.205cm" svg:viewBox="0 0 30 375" draw:points="0,375 30,375 30,0 0,0">
          <text:p/>
        </draw:polygon>
        <draw:polygon draw:style-name="gr35" draw:text-style-name="P7" draw:layer="layout" svg:width="0.029cm" svg:height="0.374cm" svg:x="26.629cm" svg:y="20.205cm" svg:viewBox="0 0 30 375" draw:points="0,375 30,375 30,0 0,0">
          <text:p/>
        </draw:polygon>
        <draw:polygon draw:style-name="gr38" draw:text-style-name="P10" draw:layer="layout" svg:width="0.03cm" svg:height="0.374cm" svg:x="26.658cm" svg:y="20.205cm" svg:viewBox="0 0 31 375" draw:points="0,375 31,375 31,0 0,0">
          <text:p/>
        </draw:polygon>
        <draw:polygon draw:style-name="gr37" draw:text-style-name="P9" draw:layer="layout" svg:width="0.029cm" svg:height="0.374cm" svg:x="26.688cm" svg:y="20.205cm" svg:viewBox="0 0 30 375" draw:points="0,375 30,375 30,0 0,0">
          <text:p/>
        </draw:polygon>
        <draw:polygon draw:style-name="gr38" draw:text-style-name="P10" draw:layer="layout" svg:width="0.029cm" svg:height="0.374cm" svg:x="26.717cm" svg:y="20.205cm" svg:viewBox="0 0 30 375" draw:points="0,375 30,375 30,0 0,0">
          <text:p/>
        </draw:polygon>
        <draw:polygon draw:style-name="gr37" draw:text-style-name="P9" draw:layer="layout" svg:width="0.029cm" svg:height="0.374cm" svg:x="26.747cm" svg:y="20.205cm" svg:viewBox="0 0 30 375" draw:points="0,375 30,375 30,0 0,0">
          <text:p/>
        </draw:polygon>
        <draw:polygon draw:style-name="gr35" draw:text-style-name="P7" draw:layer="layout" svg:width="0.029cm" svg:height="0.374cm" svg:x="26.777cm" svg:y="20.205cm" svg:viewBox="0 0 30 375" draw:points="0,375 30,375 30,0 0,0">
          <text:p/>
        </draw:polygon>
        <draw:polygon draw:style-name="gr35" draw:text-style-name="P7" draw:layer="layout" svg:width="0.029cm" svg:height="0.374cm" svg:x="26.806cm" svg:y="20.205cm" svg:viewBox="0 0 30 375" draw:points="0,375 30,375 30,0 0,0">
          <text:p/>
        </draw:polygon>
        <draw:polygon draw:style-name="gr38" draw:text-style-name="P10" draw:layer="layout" svg:width="0.029cm" svg:height="0.374cm" svg:x="26.835cm" svg:y="20.205cm" svg:viewBox="0 0 30 375" draw:points="0,375 30,375 30,0 0,0">
          <text:p/>
        </draw:polygon>
        <draw:polygon draw:style-name="gr38" draw:text-style-name="P10" draw:layer="layout" svg:width="0.029cm" svg:height="0.374cm" svg:x="26.864cm" svg:y="20.205cm" svg:viewBox="0 0 30 375" draw:points="0,375 30,375 30,0 0,0">
          <text:p/>
        </draw:polygon>
        <draw:polygon draw:style-name="gr37" draw:text-style-name="P9" draw:layer="layout" svg:width="0.029cm" svg:height="0.374cm" svg:x="26.895cm" svg:y="20.205cm" svg:viewBox="0 0 30 375" draw:points="0,375 30,375 30,0 0,0">
          <text:p/>
        </draw:polygon>
        <draw:polygon draw:style-name="gr36" draw:text-style-name="P8" draw:layer="layout" svg:width="0.029cm" svg:height="0.374cm" svg:x="26.924cm" svg:y="20.205cm" svg:viewBox="0 0 30 375" draw:points="0,375 30,375 30,0 0,0">
          <text:p/>
        </draw:polygon>
        <draw:polygon draw:style-name="gr35" draw:text-style-name="P7" draw:layer="layout" svg:width="0.029cm" svg:height="0.374cm" svg:x="26.953cm" svg:y="20.205cm" svg:viewBox="0 0 30 375" draw:points="0,375 30,375 30,0 0,0">
          <text:p/>
        </draw:polygon>
        <draw:polygon draw:style-name="gr37" draw:text-style-name="P9" draw:layer="layout" svg:width="0.03cm" svg:height="0.374cm" svg:x="26.982cm" svg:y="20.205cm" svg:viewBox="0 0 31 375" draw:points="0,375 31,375 31,0 0,0">
          <text:p/>
        </draw:polygon>
        <draw:polygon draw:style-name="gr35" draw:text-style-name="P7" draw:layer="layout" svg:width="0.029cm" svg:height="0.374cm" svg:x="27.012cm" svg:y="20.205cm" svg:viewBox="0 0 30 375" draw:points="0,375 30,375 30,0 0,0">
          <text:p/>
        </draw:polygon>
        <draw:polygon draw:style-name="gr35" draw:text-style-name="P7" draw:layer="layout" svg:width="0.029cm" svg:height="0.374cm" svg:x="27.041cm" svg:y="20.205cm" svg:viewBox="0 0 30 375" draw:points="0,375 30,375 30,0 0,0">
          <text:p/>
        </draw:polygon>
        <draw:polygon draw:style-name="gr38" draw:text-style-name="P10" draw:layer="layout" svg:width="0.029cm" svg:height="0.374cm" svg:x="27.071cm" svg:y="20.205cm" svg:viewBox="0 0 30 375" draw:points="0,375 30,375 30,0 0,0">
          <text:p/>
        </draw:polygon>
        <draw:polygon draw:style-name="gr38" draw:text-style-name="P10" draw:layer="layout" svg:width="0.029cm" svg:height="0.374cm" svg:x="27.101cm" svg:y="20.205cm" svg:viewBox="0 0 30 375" draw:points="0,375 30,375 30,0 0,0">
          <text:p/>
        </draw:polygon>
        <draw:polygon draw:style-name="gr36" draw:text-style-name="P8" draw:layer="layout" svg:width="0.029cm" svg:height="0.374cm" svg:x="27.13cm" svg:y="20.205cm" svg:viewBox="0 0 30 375" draw:points="0,375 30,375 30,0 0,0">
          <text:p/>
        </draw:polygon>
        <draw:polygon draw:style-name="gr35" draw:text-style-name="P7" draw:layer="layout" svg:width="0.029cm" svg:height="0.374cm" svg:x="27.159cm" svg:y="20.205cm" svg:viewBox="0 0 30 375" draw:points="0,375 30,375 30,0 0,0">
          <text:p/>
        </draw:polygon>
        <draw:polygon draw:style-name="gr37" draw:text-style-name="P9" draw:layer="layout" svg:width="0.029cm" svg:height="0.374cm" svg:x="27.188cm" svg:y="20.205cm" svg:viewBox="0 0 30 375" draw:points="0,375 30,375 30,0 0,0">
          <text:p/>
        </draw:polygon>
        <draw:polygon draw:style-name="gr38" draw:text-style-name="P10" draw:layer="layout" svg:width="0.029cm" svg:height="0.374cm" svg:x="27.219cm" svg:y="20.205cm" svg:viewBox="0 0 30 375" draw:points="0,375 30,375 30,0 0,0">
          <text:p/>
        </draw:polygon>
        <draw:polygon draw:style-name="gr37" draw:text-style-name="P9" draw:layer="layout" svg:width="0.029cm" svg:height="0.374cm" svg:x="27.248cm" svg:y="20.205cm" svg:viewBox="0 0 30 375" draw:points="0,375 30,375 30,0 0,0">
          <text:p/>
        </draw:polygon>
        <draw:polygon draw:style-name="gr35" draw:text-style-name="P7" draw:layer="layout" svg:width="0.029cm" svg:height="0.374cm" svg:x="27.277cm" svg:y="20.205cm" svg:viewBox="0 0 30 375" draw:points="0,375 30,375 30,0 0,0">
          <text:p/>
        </draw:polygon>
        <draw:polygon draw:style-name="gr35" draw:text-style-name="P7" draw:layer="layout" svg:width="0.029cm" svg:height="0.374cm" svg:x="27.306cm" svg:y="20.205cm" svg:viewBox="0 0 30 375" draw:points="0,375 30,375 30,0 0,0">
          <text:p/>
        </draw:polygon>
        <draw:polygon draw:style-name="gr38" draw:text-style-name="P10" draw:layer="layout" svg:width="0.029cm" svg:height="0.374cm" svg:x="27.336cm" svg:y="20.205cm" svg:viewBox="0 0 30 375" draw:points="0,375 30,375 30,0 0,0">
          <text:p/>
        </draw:polygon>
        <draw:polygon draw:style-name="gr36" draw:text-style-name="P8" draw:layer="layout" svg:width="0.029cm" svg:height="0.374cm" svg:x="27.365cm" svg:y="20.205cm" svg:viewBox="0 0 30 375" draw:points="0,375 30,375 30,0 0,0">
          <text:p/>
        </draw:polygon>
        <draw:polygon draw:style-name="gr35" draw:text-style-name="P7" draw:layer="layout" svg:width="0.029cm" svg:height="0.374cm" svg:x="27.395cm" svg:y="20.205cm" svg:viewBox="0 0 30 375" draw:points="0,375 30,375 30,0 0,0">
          <text:p/>
        </draw:polygon>
        <draw:polygon draw:style-name="gr38" draw:text-style-name="P10" draw:layer="layout" svg:width="0.03cm" svg:height="0.374cm" svg:x="27.424cm" svg:y="20.205cm" svg:viewBox="0 0 31 375" draw:points="0,375 31,375 31,0 0,0">
          <text:p/>
        </draw:polygon>
        <draw:polygon draw:style-name="gr36" draw:text-style-name="P8" draw:layer="layout" svg:width="0.029cm" svg:height="0.374cm" svg:x="27.454cm" svg:y="20.205cm" svg:viewBox="0 0 30 375" draw:points="0,375 30,375 30,0 0,0">
          <text:p/>
        </draw:polygon>
        <draw:polygon draw:style-name="gr37" draw:text-style-name="P9" draw:layer="layout" svg:width="0.029cm" svg:height="0.374cm" svg:x="27.483cm" svg:y="20.205cm" svg:viewBox="0 0 30 375" draw:points="0,375 30,375 30,0 0,0">
          <text:p/>
        </draw:polygon>
        <draw:polygon draw:style-name="gr35" draw:text-style-name="P7" draw:layer="layout" svg:width="0.029cm" svg:height="0.374cm" svg:x="27.512cm" svg:y="20.205cm" svg:viewBox="0 0 30 375" draw:points="0,375 30,375 30,0 0,0">
          <text:p/>
        </draw:polygon>
        <draw:polygon draw:style-name="gr35" draw:text-style-name="P7" draw:layer="layout" svg:width="0.029cm" svg:height="0.374cm" svg:x="27.543cm" svg:y="20.205cm" svg:viewBox="0 0 30 375" draw:points="0,375 30,375 30,0 0,0">
          <text:p/>
        </draw:polygon>
        <draw:polygon draw:style-name="gr38" draw:text-style-name="P10" draw:layer="layout" svg:width="0.029cm" svg:height="0.374cm" svg:x="27.572cm" svg:y="20.205cm" svg:viewBox="0 0 30 375" draw:points="0,375 30,375 30,0 0,0">
          <text:p/>
        </draw:polygon>
        <draw:polygon draw:style-name="gr36" draw:text-style-name="P8" draw:layer="layout" svg:width="0.029cm" svg:height="0.374cm" svg:x="27.601cm" svg:y="20.205cm" svg:viewBox="0 0 30 375" draw:points="0,375 30,375 30,0 0,0">
          <text:p/>
        </draw:polygon>
        <draw:polygon draw:style-name="gr38" draw:text-style-name="P10" draw:layer="layout" svg:width="0.029cm" svg:height="0.374cm" svg:x="27.63cm" svg:y="20.205cm" svg:viewBox="0 0 30 375" draw:points="0,375 30,375 30,0 0,0">
          <text:p/>
        </draw:polygon>
        <draw:polygon draw:style-name="gr38" draw:text-style-name="P10" draw:layer="layout" svg:width="0.029cm" svg:height="0.374cm" svg:x="27.66cm" svg:y="20.205cm" svg:viewBox="0 0 30 375" draw:points="0,375 30,375 30,0 0,0">
          <text:p/>
        </draw:polygon>
        <draw:polygon draw:style-name="gr38" draw:text-style-name="P10" draw:layer="layout" svg:width="0.029cm" svg:height="0.374cm" svg:x="27.689cm" svg:y="20.205cm" svg:viewBox="0 0 30 375" draw:points="0,375 30,375 30,0 0,0">
          <text:p/>
        </draw:polygon>
        <draw:polygon draw:style-name="gr37" draw:text-style-name="P9" draw:layer="layout" svg:width="0.029cm" svg:height="0.374cm" svg:x="27.719cm" svg:y="20.205cm" svg:viewBox="0 0 30 375" draw:points="0,375 30,375 30,0 0,0">
          <text:p/>
        </draw:polygon>
        <draw:polygon draw:style-name="gr35" draw:text-style-name="P7" draw:layer="layout" svg:width="0.029cm" svg:height="0.374cm" svg:x="27.748cm" svg:y="20.205cm" svg:viewBox="0 0 30 375" draw:points="0,375 30,375 30,0 0,0">
          <text:p/>
        </draw:polygon>
        <draw:polygon draw:style-name="gr35" draw:text-style-name="P7" draw:layer="layout" svg:width="0.029cm" svg:height="0.374cm" svg:x="27.778cm" svg:y="20.205cm" svg:viewBox="0 0 30 375" draw:points="0,375 30,375 30,0 0,0">
          <text:p/>
        </draw:polygon>
        <draw:polygon draw:style-name="gr36" draw:text-style-name="P8" draw:layer="layout" svg:width="0.029cm" svg:height="0.374cm" svg:x="27.807cm" svg:y="20.205cm" svg:viewBox="0 0 30 375" draw:points="0,375 30,375 30,0 0,0">
          <text:p/>
        </draw:polygon>
        <draw:polygon draw:style-name="gr37" draw:text-style-name="P9" draw:layer="layout" svg:width="0.03cm" svg:height="0.374cm" svg:x="27.836cm" svg:y="20.205cm" svg:viewBox="0 0 31 375" draw:points="0,375 31,375 31,0 0,0">
          <text:p/>
        </draw:polygon>
        <draw:polygon draw:style-name="gr36" draw:text-style-name="P8" draw:layer="layout" svg:width="0.029cm" svg:height="0.374cm" svg:x="27.867cm" svg:y="20.205cm" svg:viewBox="0 0 30 375" draw:points="0,375 30,375 30,0 0,0">
          <text:p/>
        </draw:polygon>
        <draw:polygon draw:style-name="gr35" draw:text-style-name="P7" draw:layer="layout" svg:width="0.029cm" svg:height="0.374cm" svg:x="27.896cm" svg:y="20.205cm" svg:viewBox="0 0 30 375" draw:points="0,375 30,375 30,0 0,0">
          <text:p/>
        </draw:polygon>
        <draw:polygon draw:style-name="gr36" draw:text-style-name="P8" draw:layer="layout" svg:width="0.029cm" svg:height="0.374cm" svg:x="27.925cm" svg:y="20.205cm" svg:viewBox="0 0 30 375" draw:points="0,375 30,375 30,0 0,0">
          <text:p/>
        </draw:polygon>
        <draw:polygon draw:style-name="gr36" draw:text-style-name="P8" draw:layer="layout" svg:width="0.029cm" svg:height="0.374cm" svg:x="27.955cm" svg:y="20.205cm" svg:viewBox="0 0 30 375" draw:points="0,375 30,375 30,0 0,0">
          <text:p/>
        </draw:polygon>
        <draw:polygon draw:style-name="gr38" draw:text-style-name="P10" draw:layer="layout" svg:width="0.029cm" svg:height="0.374cm" svg:x="27.984cm" svg:y="20.205cm" svg:viewBox="0 0 30 375" draw:points="0,375 30,375 30,0 0,0">
          <text:p/>
        </draw:polygon>
        <draw:polygon draw:style-name="gr38" draw:text-style-name="P10" draw:layer="layout" svg:width="0.029cm" svg:height="0.374cm" svg:x="28.013cm" svg:y="20.205cm" svg:viewBox="0 0 30 375" draw:points="0,375 30,375 30,0 0,0">
          <text:p/>
        </draw:polygon>
        <draw:polygon draw:style-name="gr37" draw:text-style-name="P9" draw:layer="layout" svg:width="0.029cm" svg:height="0.374cm" svg:x="28.043cm" svg:y="20.205cm" svg:viewBox="0 0 30 375" draw:points="0,375 30,375 30,0 0,0">
          <text:p/>
        </draw:polygon>
        <draw:polygon draw:style-name="gr36" draw:text-style-name="P8" draw:layer="layout" svg:width="0.029cm" svg:height="0.374cm" svg:x="28.072cm" svg:y="20.205cm" svg:viewBox="0 0 30 375" draw:points="0,375 30,375 30,0 0,0">
          <text:p/>
        </draw:polygon>
        <draw:polygon draw:style-name="gr37" draw:text-style-name="P9" draw:layer="layout" svg:width="0.029cm" svg:height="0.374cm" svg:x="28.102cm" svg:y="20.205cm" svg:viewBox="0 0 30 375" draw:points="0,375 30,375 30,0 0,0">
          <text:p/>
        </draw:polygon>
        <draw:polygon draw:style-name="gr36" draw:text-style-name="P8" draw:layer="layout" svg:width="0.029cm" svg:height="0.374cm" svg:x="28.131cm" svg:y="20.205cm" svg:viewBox="0 0 30 375" draw:points="0,375 30,375 30,0 0,0">
          <text:p/>
        </draw:polygon>
        <draw:polygon draw:style-name="gr36" draw:text-style-name="P8" draw:layer="layout" svg:width="0.029cm" svg:height="0.374cm" svg:x="28.16cm" svg:y="20.205cm" svg:viewBox="0 0 30 375" draw:points="0,375 30,375 30,0 0,0">
          <text:p/>
        </draw:polygon>
        <draw:polygon draw:style-name="gr36" draw:text-style-name="P8" draw:layer="layout" svg:width="0.03cm" svg:height="0.374cm" svg:x="28.189cm" svg:y="20.205cm" svg:viewBox="0 0 31 375" draw:points="0,375 31,375 31,0 0,0">
          <text:p/>
        </draw:polygon>
        <draw:polygon draw:style-name="gr38" draw:text-style-name="P10" draw:layer="layout" svg:width="0.029cm" svg:height="0.374cm" svg:x="28.22cm" svg:y="20.205cm" svg:viewBox="0 0 30 375" draw:points="0,375 30,375 30,0 0,0">
          <text:p/>
        </draw:polygon>
        <draw:polygon draw:style-name="gr38" draw:text-style-name="P10" draw:layer="layout" svg:width="0.029cm" svg:height="0.374cm" svg:x="28.249cm" svg:y="20.205cm" svg:viewBox="0 0 30 375" draw:points="0,375 30,375 30,0 0,0">
          <text:p/>
        </draw:polygon>
        <draw:polygon draw:style-name="gr38" draw:text-style-name="P10" draw:layer="layout" svg:width="0.03cm" svg:height="0.374cm" svg:x="28.278cm" svg:y="20.205cm" svg:viewBox="0 0 31 375" draw:points="0,375 31,375 31,0 0,0">
          <text:p/>
        </draw:polygon>
        <draw:polygon draw:style-name="gr37" draw:text-style-name="P9" draw:layer="layout" svg:width="0.029cm" svg:height="0.374cm" svg:x="28.308cm" svg:y="20.205cm" svg:viewBox="0 0 30 375" draw:points="0,375 30,375 30,0 0,0">
          <text:p/>
        </draw:polygon>
        <draw:polygon draw:style-name="gr37" draw:text-style-name="P9" draw:layer="layout" svg:width="0.029cm" svg:height="0.374cm" svg:x="28.337cm" svg:y="20.205cm" svg:viewBox="0 0 30 375" draw:points="0,375 30,375 30,0 0,0">
          <text:p/>
        </draw:polygon>
        <draw:polygon draw:style-name="gr38" draw:text-style-name="P10" draw:layer="layout" svg:width="0.029cm" svg:height="0.374cm" svg:x="28.366cm" svg:y="20.205cm" svg:viewBox="0 0 30 375" draw:points="0,375 30,375 30,0 0,0">
          <text:p/>
        </draw:polygon>
        <draw:polygon draw:style-name="gr35" draw:text-style-name="P7" draw:layer="layout" svg:width="0.029cm" svg:height="0.374cm" svg:x="28.397cm" svg:y="20.205cm" svg:viewBox="0 0 30 375" draw:points="0,375 30,375 30,0 0,0">
          <text:p/>
        </draw:polygon>
        <draw:polygon draw:style-name="gr38" draw:text-style-name="P10" draw:layer="layout" svg:width="0.029cm" svg:height="0.374cm" svg:x="28.426cm" svg:y="20.205cm" svg:viewBox="0 0 30 375" draw:points="0,375 30,375 30,0 0,0">
          <text:p/>
        </draw:polygon>
        <draw:polygon draw:style-name="gr38" draw:text-style-name="P10" draw:layer="layout" svg:width="0.029cm" svg:height="0.374cm" svg:x="28.455cm" svg:y="20.205cm" svg:viewBox="0 0 30 375" draw:points="0,375 30,375 30,0 0,0">
          <text:p/>
        </draw:polygon>
        <draw:polygon draw:style-name="gr36" draw:text-style-name="P8" draw:layer="layout" svg:width="0.029cm" svg:height="0.374cm" svg:x="28.484cm" svg:y="20.205cm" svg:viewBox="0 0 30 375" draw:points="0,375 30,375 30,0 0,0">
          <text:p/>
        </draw:polygon>
        <draw:polygon draw:style-name="gr36" draw:text-style-name="P8" draw:layer="layout" svg:width="0.029cm" svg:height="0.374cm" svg:x="28.514cm" svg:y="20.205cm" svg:viewBox="0 0 30 375" draw:points="0,375 30,375 30,0 0,0">
          <text:p/>
        </draw:polygon>
        <draw:polygon draw:style-name="gr37" draw:text-style-name="P9" draw:layer="layout" svg:width="0.029cm" svg:height="0.374cm" svg:x="28.544cm" svg:y="20.205cm" svg:viewBox="0 0 30 375" draw:points="0,375 30,375 30,0 0,0">
          <text:p/>
        </draw:polygon>
        <draw:polygon draw:style-name="gr35" draw:text-style-name="P7" draw:layer="layout" svg:width="0.029cm" svg:height="0.374cm" svg:x="28.573cm" svg:y="20.205cm" svg:viewBox="0 0 30 375" draw:points="0,375 30,375 30,0 0,0">
          <text:p/>
        </draw:polygon>
        <draw:polygon draw:style-name="gr38" draw:text-style-name="P10" draw:layer="layout" svg:width="0.029cm" svg:height="0.374cm" svg:x="28.602cm" svg:y="20.205cm" svg:viewBox="0 0 30 375" draw:points="0,375 30,375 30,0 0,0">
          <text:p/>
        </draw:polygon>
        <draw:polygon draw:style-name="gr37" draw:text-style-name="P9" draw:layer="layout" svg:width="0.03cm" svg:height="0.374cm" svg:x="28.631cm" svg:y="20.205cm" svg:viewBox="0 0 31 375" draw:points="0,375 31,375 31,0 0,0">
          <text:p/>
        </draw:polygon>
        <draw:polygon draw:style-name="gr37" draw:text-style-name="P9" draw:layer="layout" svg:width="0.029cm" svg:height="0.374cm" svg:x="28.661cm" svg:y="20.205cm" svg:viewBox="0 0 30 375" draw:points="0,375 30,375 30,0 0,0">
          <text:p/>
        </draw:polygon>
        <draw:polygon draw:style-name="gr37" draw:text-style-name="P9" draw:layer="layout" svg:width="0.029cm" svg:height="0.374cm" svg:x="28.69cm" svg:y="20.205cm" svg:viewBox="0 0 30 375" draw:points="0,375 30,375 30,0 0,0">
          <text:p/>
        </draw:polygon>
        <draw:polygon draw:style-name="gr36" draw:text-style-name="P8" draw:layer="layout" svg:width="0.029cm" svg:height="0.374cm" svg:x="28.721cm" svg:y="20.205cm" svg:viewBox="0 0 30 375" draw:points="0,375 30,375 30,0 0,0">
          <text:p/>
        </draw:polygon>
        <draw:polygon draw:style-name="gr35" draw:text-style-name="P7" draw:layer="layout" svg:width="0.029cm" svg:height="0.374cm" svg:x="28.75cm" svg:y="20.205cm" svg:viewBox="0 0 30 375" draw:points="0,375 30,375 30,0 0,0">
          <text:p/>
        </draw:polygon>
        <draw:polygon draw:style-name="gr38" draw:text-style-name="P10" draw:layer="layout" svg:width="0.029cm" svg:height="0.374cm" svg:x="28.779cm" svg:y="20.205cm" svg:viewBox="0 0 30 375" draw:points="0,375 30,375 30,0 0,0">
          <text:p/>
        </draw:polygon>
        <draw:polygon draw:style-name="gr37" draw:text-style-name="P9" draw:layer="layout" svg:width="0.029cm" svg:height="0.374cm" svg:x="28.808cm" svg:y="20.205cm" svg:viewBox="0 0 30 375" draw:points="0,375 30,375 30,0 0,0">
          <text:p/>
        </draw:polygon>
        <draw:polygon draw:style-name="gr36" draw:text-style-name="P8" draw:layer="layout" svg:width="0.029cm" svg:height="0.374cm" svg:x="28.838cm" svg:y="20.205cm" svg:viewBox="0 0 30 375" draw:points="0,375 30,375 30,0 0,0">
          <text:p/>
        </draw:polygon>
        <draw:polygon draw:style-name="gr36" draw:text-style-name="P8" draw:layer="layout" svg:width="0.029cm" svg:height="0.374cm" svg:x="28.868cm" svg:y="20.205cm" svg:viewBox="0 0 30 375" draw:points="0,375 30,375 30,0 0,0">
          <text:p/>
        </draw:polygon>
        <draw:polygon draw:style-name="gr38" draw:text-style-name="P10" draw:layer="layout" svg:width="0.029cm" svg:height="0.374cm" svg:x="28.897cm" svg:y="20.205cm" svg:viewBox="0 0 30 375" draw:points="0,375 30,375 30,0 0,0">
          <text:p/>
        </draw:polygon>
        <draw:polygon draw:style-name="gr37" draw:text-style-name="P9" draw:layer="layout" svg:width="0.029cm" svg:height="0.374cm" svg:x="28.926cm" svg:y="20.205cm" svg:viewBox="0 0 30 375" draw:points="0,375 30,375 30,0 0,0">
          <text:p/>
        </draw:polygon>
        <draw:polygon draw:style-name="gr38" draw:text-style-name="P10" draw:layer="layout" svg:width="0.029cm" svg:height="0.374cm" svg:x="28.956cm" svg:y="20.205cm" svg:viewBox="0 0 30 375" draw:points="0,375 30,375 30,0 0,0">
          <text:p/>
        </draw:polygon>
        <draw:polygon draw:style-name="gr38" draw:text-style-name="P10" draw:layer="layout" svg:width="0.029cm" svg:height="0.374cm" svg:x="28.985cm" svg:y="20.205cm" svg:viewBox="0 0 30 375" draw:points="0,375 30,375 30,0 0,0">
          <text:p/>
        </draw:polygon>
        <draw:polygon draw:style-name="gr36" draw:text-style-name="P8" draw:layer="layout" svg:width="0.029cm" svg:height="0.374cm" svg:x="29.014cm" svg:y="20.205cm" svg:viewBox="0 0 30 375" draw:points="0,375 30,375 30,0 0,0">
          <text:p/>
        </draw:polygon>
        <draw:polygon draw:style-name="gr37" draw:text-style-name="P9" draw:layer="layout" svg:width="0.03cm" svg:height="0.374cm" svg:x="29.044cm" svg:y="20.205cm" svg:viewBox="0 0 31 375" draw:points="0,375 31,375 31,0 0,0">
          <text:p/>
        </draw:polygon>
        <draw:polygon draw:style-name="gr35" draw:text-style-name="P7" draw:layer="layout" svg:width="0.029cm" svg:height="0.374cm" svg:x="29.074cm" svg:y="20.205cm" svg:viewBox="0 0 30 375" draw:points="0,375 30,375 30,0 0,0">
          <text:p/>
        </draw:polygon>
        <draw:polygon draw:style-name="gr37" draw:text-style-name="P9" draw:layer="layout" svg:width="0.029cm" svg:height="0.374cm" svg:x="29.103cm" svg:y="20.205cm" svg:viewBox="0 0 30 375" draw:points="0,375 30,375 30,0 0,0">
          <text:p/>
        </draw:polygon>
        <draw:polygon draw:style-name="gr38" draw:text-style-name="P10" draw:layer="layout" svg:width="0.029cm" svg:height="0.374cm" svg:x="29.132cm" svg:y="20.205cm" svg:viewBox="0 0 30 375" draw:points="0,375 30,375 30,0 0,0">
          <text:p/>
        </draw:polygon>
        <draw:polygon draw:style-name="gr37" draw:text-style-name="P9" draw:layer="layout" svg:width="0.029cm" svg:height="0.374cm" svg:x="29.162cm" svg:y="20.205cm" svg:viewBox="0 0 30 375" draw:points="0,375 30,375 30,0 0,0">
          <text:p/>
        </draw:polygon>
        <draw:polygon draw:style-name="gr38" draw:text-style-name="P10" draw:layer="layout" svg:width="0.029cm" svg:height="0.374cm" svg:x="29.192cm" svg:y="20.205cm" svg:viewBox="0 0 30 375" draw:points="0,375 30,375 30,0 0,0">
          <text:p/>
        </draw:polygon>
        <draw:polygon draw:style-name="gr36" draw:text-style-name="P8" draw:layer="layout" svg:width="0.029cm" svg:height="0.374cm" svg:x="29.221cm" svg:y="20.205cm" svg:viewBox="0 0 30 375" draw:points="0,375 30,375 30,0 0,0">
          <text:p/>
        </draw:polygon>
        <draw:polygon draw:style-name="gr38" draw:text-style-name="P10" draw:layer="layout" svg:width="0.029cm" svg:height="0.374cm" svg:x="29.25cm" svg:y="20.205cm" svg:viewBox="0 0 30 375" draw:points="0,375 30,375 30,0 0,0">
          <text:p/>
        </draw:polygon>
        <draw:polygon draw:style-name="gr38" draw:text-style-name="P10" draw:layer="layout" svg:width="0.029cm" svg:height="0.374cm" svg:x="29.28cm" svg:y="20.205cm" svg:viewBox="0 0 30 375" draw:points="0,375 30,375 30,0 0,0">
          <text:p/>
        </draw:polygon>
        <draw:polygon draw:style-name="gr37" draw:text-style-name="P9" draw:layer="layout" svg:width="0.029cm" svg:height="0.374cm" svg:x="29.309cm" svg:y="20.205cm" svg:viewBox="0 0 30 375" draw:points="0,375 30,375 30,0 0,0">
          <text:p/>
        </draw:polygon>
        <draw:polygon draw:style-name="gr35" draw:text-style-name="P7" draw:layer="layout" svg:width="0.029cm" svg:height="0.374cm" svg:x="29.338cm" svg:y="20.205cm" svg:viewBox="0 0 30 375" draw:points="0,375 30,375 30,0 0,0">
          <text:p/>
        </draw:polygon>
        <draw:polygon draw:style-name="gr35" draw:text-style-name="P7" draw:layer="layout" svg:width="0.029cm" svg:height="0.374cm" svg:x="29.368cm" svg:y="20.205cm" svg:viewBox="0 0 30 375" draw:points="0,375 30,375 30,0 0,0">
          <text:p/>
        </draw:polygon>
        <draw:polygon draw:style-name="gr38" draw:text-style-name="P10" draw:layer="layout" svg:width="0.029cm" svg:height="0.374cm" svg:x="29.398cm" svg:y="20.205cm" svg:viewBox="0 0 30 375" draw:points="0,375 30,375 30,0 0,0">
          <text:p/>
        </draw:polygon>
        <draw:polygon draw:style-name="gr38" draw:text-style-name="P10" draw:layer="layout" svg:width="0.029cm" svg:height="0.374cm" svg:x="29.427cm" svg:y="20.205cm" svg:viewBox="0 0 30 375" draw:points="0,375 30,375 30,0 0,0">
          <text:p/>
        </draw:polygon>
        <draw:polygon draw:style-name="gr36" draw:text-style-name="P8" draw:layer="layout" svg:width="0.029cm" svg:height="0.374cm" svg:x="29.456cm" svg:y="20.205cm" svg:viewBox="0 0 30 375" draw:points="0,375 30,375 30,0 0,0">
          <text:p/>
        </draw:polygon>
        <draw:polygon draw:style-name="gr35" draw:text-style-name="P7" draw:layer="layout" svg:width="0.03cm" svg:height="0.374cm" svg:x="29.485cm" svg:y="20.205cm" svg:viewBox="0 0 31 375" draw:points="0,375 31,375 31,0 0,0">
          <text:p/>
        </draw:polygon>
        <draw:polygon draw:style-name="gr38" draw:text-style-name="P10" draw:layer="layout" svg:width="0.029cm" svg:height="0.374cm" svg:x="29.516cm" svg:y="20.205cm" svg:viewBox="0 0 30 375" draw:points="0,375 30,375 30,0 0,0">
          <text:p/>
        </draw:polygon>
        <draw:polygon draw:style-name="gr36" draw:text-style-name="P8" draw:layer="layout" svg:width="0.029cm" svg:height="0.374cm" svg:x="29.545cm" svg:y="20.205cm" svg:viewBox="0 0 30 375" draw:points="0,375 30,375 30,0 0,0">
          <text:p/>
        </draw:polygon>
        <draw:polygon draw:style-name="gr37" draw:text-style-name="P9" draw:layer="layout" svg:width="0.029cm" svg:height="0.374cm" svg:x="29.574cm" svg:y="20.205cm" svg:viewBox="0 0 30 375" draw:points="0,375 30,375 30,0 0,0">
          <text:p/>
        </draw:polygon>
        <draw:polygon draw:style-name="gr36" draw:text-style-name="P8" draw:layer="layout" svg:width="0.029cm" svg:height="0.374cm" svg:x="29.604cm" svg:y="20.205cm" svg:viewBox="0 0 30 375" draw:points="0,375 30,375 30,0 0,0">
          <text:p/>
        </draw:polygon>
        <draw:polygon draw:style-name="gr36" draw:text-style-name="P8" draw:layer="layout" svg:width="0.029cm" svg:height="0.374cm" svg:x="29.633cm" svg:y="20.205cm" svg:viewBox="0 0 30 375" draw:points="0,375 30,375 30,0 0,0">
          <text:p/>
        </draw:polygon>
        <draw:polygon draw:style-name="gr37" draw:text-style-name="P9" draw:layer="layout" svg:width="0.029cm" svg:height="0.374cm" svg:x="29.662cm" svg:y="20.205cm" svg:viewBox="0 0 30 375" draw:points="0,375 30,375 30,0 0,0">
          <text:p/>
        </draw:polygon>
        <draw:polygon draw:style-name="gr36" draw:text-style-name="P8" draw:layer="layout" svg:width="0.029cm" svg:height="0.374cm" svg:x="29.692cm" svg:y="20.205cm" svg:viewBox="0 0 30 375" draw:points="0,375 30,375 30,0 0,0">
          <text:p/>
        </draw:polygon>
        <draw:polygon draw:style-name="gr36" draw:text-style-name="P8" draw:layer="layout" svg:width="0.029cm" svg:height="0.374cm" svg:x="29.722cm" svg:y="20.205cm" svg:viewBox="0 0 30 375" draw:points="0,375 30,375 30,0 0,0">
          <text:p/>
        </draw:polygon>
        <draw:polygon draw:style-name="gr38" draw:text-style-name="P10" draw:layer="layout" svg:width="0.029cm" svg:height="0.374cm" svg:x="29.751cm" svg:y="20.205cm" svg:viewBox="0 0 30 375" draw:points="0,375 30,375 30,0 0,0">
          <text:p/>
        </draw:polygon>
        <draw:polygon draw:style-name="gr36" draw:text-style-name="P8" draw:layer="layout" svg:width="0.029cm" svg:height="0.374cm" svg:x="29.78cm" svg:y="20.205cm" svg:viewBox="0 0 30 375" draw:points="0,375 30,375 30,0 0,0">
          <text:p/>
        </draw:polygon>
        <draw:polygon draw:style-name="gr36" draw:text-style-name="P8" draw:layer="layout" svg:width="0.03cm" svg:height="0.374cm" svg:x="29.809cm" svg:y="20.205cm" svg:viewBox="0 0 31 375" draw:points="0,375 31,375 31,0 0,0">
          <text:p/>
        </draw:polygon>
        <draw:polygon draw:style-name="gr37" draw:text-style-name="P9" draw:layer="layout" svg:width="0.029cm" svg:height="0.374cm" svg:x="29.84cm" svg:y="20.205cm" svg:viewBox="0 0 30 375" draw:points="0,375 30,375 30,0 0,0">
          <text:p/>
        </draw:polygon>
        <draw:polygon draw:style-name="gr37" draw:text-style-name="P9" draw:layer="layout" svg:width="0.029cm" svg:height="0.374cm" svg:x="29.869cm" svg:y="20.205cm" svg:viewBox="0 0 30 375" draw:points="0,375 30,375 30,0 0,0">
          <text:p/>
        </draw:polygon>
        <draw:polygon draw:style-name="gr38" draw:text-style-name="P10" draw:layer="layout" svg:width="0.03cm" svg:height="0.374cm" svg:x="29.898cm" svg:y="20.205cm" svg:viewBox="0 0 31 375" draw:points="0,375 31,375 31,0 0,0">
          <text:p/>
        </draw:polygon>
        <draw:polygon draw:style-name="gr38" draw:text-style-name="P10" draw:layer="layout" svg:width="0.029cm" svg:height="0.374cm" svg:x="29.928cm" svg:y="20.205cm" svg:viewBox="0 0 30 375" draw:points="0,375 30,375 30,0 0,0">
          <text:p/>
        </draw:polygon>
        <draw:polygon draw:style-name="gr38" draw:text-style-name="P10" draw:layer="layout" svg:width="0.029cm" svg:height="0.374cm" svg:x="29.957cm" svg:y="20.205cm" svg:viewBox="0 0 30 375" draw:points="0,375 30,375 30,0 0,0">
          <text:p/>
        </draw:polygon>
        <draw:polygon draw:style-name="gr38" draw:text-style-name="P10" draw:layer="layout" svg:width="0.029cm" svg:height="0.374cm" svg:x="29.986cm" svg:y="20.205cm" svg:viewBox="0 0 30 375" draw:points="0,375 30,375 30,0 0,0">
          <text:p/>
        </draw:polygon>
        <draw:polygon draw:style-name="gr37" draw:text-style-name="P9" draw:layer="layout" svg:width="0.029cm" svg:height="0.374cm" svg:x="30.046cm" svg:y="20.205cm" svg:viewBox="0 0 30 375" draw:points="0,375 30,375 30,0 0,0">
          <text:p/>
        </draw:polygon>
        <draw:polygon draw:style-name="gr39" draw:text-style-name="P11" draw:layer="layout" svg:width="0.029cm" svg:height="0.374cm" svg:x="30.075cm" svg:y="20.205cm" svg:viewBox="0 0 30 375" draw:points="0,375 30,375 30,0 0,0">
          <text:p/>
        </draw:polygon>
        <draw:polygon draw:style-name="gr37" draw:text-style-name="P9" draw:layer="layout" svg:width="0.029cm" svg:height="0.374cm" svg:x="30.104cm" svg:y="20.205cm" svg:viewBox="0 0 30 375" draw:points="0,375 30,375 30,0 0,0">
          <text:p/>
        </draw:polygon>
        <draw:polygon draw:style-name="gr35" draw:text-style-name="P7" draw:layer="layout" svg:width="0.029cm" svg:height="0.374cm" svg:x="30.281cm" svg:y="20.205cm" svg:viewBox="0 0 30 375" draw:points="0,375 30,375 30,0 0,0">
          <text:p/>
        </draw:polygon>
        <draw:polygon draw:style-name="gr36" draw:text-style-name="P8" draw:layer="layout" svg:width="0.029cm" svg:height="0.374cm" svg:x="30.31cm" svg:y="20.205cm" svg:viewBox="0 0 30 375" draw:points="0,375 30,375 30,0 0,0">
          <text:p/>
        </draw:polygon>
        <draw:polygon draw:style-name="gr36" draw:text-style-name="P8" draw:layer="layout" svg:width="0.03cm" svg:height="0.374cm" svg:x="30.339cm" svg:y="20.205cm" svg:viewBox="0 0 31 375" draw:points="0,375 31,375 31,0 0,0">
          <text:p/>
        </draw:polygon>
        <draw:polygon draw:style-name="gr37" draw:text-style-name="P9" draw:layer="layout" svg:width="0.029cm" svg:height="0.374cm" svg:x="30.37cm" svg:y="20.205cm" svg:viewBox="0 0 30 375" draw:points="0,375 30,375 30,0 0,0">
          <text:p/>
        </draw:polygon>
        <draw:polygon draw:style-name="gr37" draw:text-style-name="P9" draw:layer="layout" svg:width="0.029cm" svg:height="0.374cm" svg:x="30.399cm" svg:y="20.205cm" svg:viewBox="0 0 30 375" draw:points="0,375 30,375 30,0 0,0">
          <text:p/>
        </draw:polygon>
        <draw:polygon draw:style-name="gr36" draw:text-style-name="P8" draw:layer="layout" svg:width="0.029cm" svg:height="0.374cm" svg:x="30.428cm" svg:y="20.205cm" svg:viewBox="0 0 30 375" draw:points="0,375 30,375 30,0 0,0">
          <text:p/>
        </draw:polygon>
        <draw:polygon draw:style-name="gr38" draw:text-style-name="P10" draw:layer="layout" svg:width="0.029cm" svg:height="0.374cm" svg:x="30.458cm" svg:y="20.205cm" svg:viewBox="0 0 30 375" draw:points="0,375 30,375 30,0 0,0">
          <text:p/>
        </draw:polygon>
        <draw:polygon draw:style-name="gr37" draw:text-style-name="P9" draw:layer="layout" svg:width="0.029cm" svg:height="0.374cm" svg:x="30.487cm" svg:y="20.205cm" svg:viewBox="0 0 30 375" draw:points="0,375 30,375 30,0 0,0">
          <text:p/>
        </draw:polygon>
        <draw:polygon draw:style-name="gr37" draw:text-style-name="P9" draw:layer="layout" svg:width="0.029cm" svg:height="0.374cm" svg:x="30.517cm" svg:y="20.205cm" svg:viewBox="0 0 30 375" draw:points="0,375 30,375 30,0 0,0">
          <text:p/>
        </draw:polygon>
        <draw:polygon draw:style-name="gr36" draw:text-style-name="P8" draw:layer="layout" svg:width="0.029cm" svg:height="0.374cm" svg:x="30.546cm" svg:y="20.205cm" svg:viewBox="0 0 30 375" draw:points="0,375 30,375 30,0 0,0">
          <text:p/>
        </draw:polygon>
        <draw:polygon draw:style-name="gr37" draw:text-style-name="P9" draw:layer="layout" svg:width="0.029cm" svg:height="0.374cm" svg:x="30.576cm" svg:y="20.205cm" svg:viewBox="0 0 30 375" draw:points="0,375 30,375 30,0 0,0">
          <text:p/>
        </draw:polygon>
        <draw:polygon draw:style-name="gr36" draw:text-style-name="P8" draw:layer="layout" svg:width="0.029cm" svg:height="0.374cm" svg:x="30.605cm" svg:y="20.205cm" svg:viewBox="0 0 30 375" draw:points="0,375 30,375 30,0 0,0">
          <text:p/>
        </draw:polygon>
        <draw:polygon draw:style-name="gr37" draw:text-style-name="P9" draw:layer="layout" svg:width="0.029cm" svg:height="0.374cm" svg:x="30.634cm" svg:y="20.205cm" svg:viewBox="0 0 30 375" draw:points="0,375 30,375 30,0 0,0">
          <text:p/>
        </draw:polygon>
        <draw:polygon draw:style-name="gr36" draw:text-style-name="P8" draw:layer="layout" svg:width="0.03cm" svg:height="0.374cm" svg:x="30.663cm" svg:y="20.205cm" svg:viewBox="0 0 31 375" draw:points="0,375 31,375 31,0 0,0">
          <text:p/>
        </draw:polygon>
        <draw:polygon draw:style-name="gr37" draw:text-style-name="P9" draw:layer="layout" svg:width="0.029cm" svg:height="0.374cm" svg:x="30.694cm" svg:y="20.205cm" svg:viewBox="0 0 30 375" draw:points="0,375 30,375 30,0 0,0">
          <text:p/>
        </draw:polygon>
        <draw:polygon draw:style-name="gr37" draw:text-style-name="P9" draw:layer="layout" svg:width="0.029cm" svg:height="0.374cm" svg:x="30.723cm" svg:y="20.205cm" svg:viewBox="0 0 30 375" draw:points="0,375 30,375 30,0 0,0">
          <text:p/>
        </draw:polygon>
        <draw:polygon draw:style-name="gr35" draw:text-style-name="P7" draw:layer="layout" svg:width="0.029cm" svg:height="0.374cm" svg:x="30.752cm" svg:y="20.205cm" svg:viewBox="0 0 30 375" draw:points="0,375 30,375 30,0 0,0">
          <text:p/>
        </draw:polygon>
        <draw:polygon draw:style-name="gr36" draw:text-style-name="P8" draw:layer="layout" svg:width="0.029cm" svg:height="0.374cm" svg:x="30.782cm" svg:y="20.205cm" svg:viewBox="0 0 30 375" draw:points="0,375 30,375 30,0 0,0">
          <text:p/>
        </draw:polygon>
        <draw:polygon draw:style-name="gr38" draw:text-style-name="P10" draw:layer="layout" svg:width="0.029cm" svg:height="0.374cm" svg:x="30.811cm" svg:y="20.205cm" svg:viewBox="0 0 30 375" draw:points="0,375 30,375 30,0 0,0">
          <text:p/>
        </draw:polygon>
        <draw:polygon draw:style-name="gr38" draw:text-style-name="P10" draw:layer="layout" svg:width="0.029cm" svg:height="0.374cm" svg:x="30.841cm" svg:y="20.205cm" svg:viewBox="0 0 30 375" draw:points="0,375 30,375 30,0 0,0">
          <text:p/>
        </draw:polygon>
        <draw:polygon draw:style-name="gr37" draw:text-style-name="P9" draw:layer="layout" svg:width="0.029cm" svg:height="0.374cm" svg:x="30.87cm" svg:y="20.205cm" svg:viewBox="0 0 30 375" draw:points="0,375 30,375 30,0 0,0">
          <text:p/>
        </draw:polygon>
        <draw:polygon draw:style-name="gr37" draw:text-style-name="P9" draw:layer="layout" svg:width="0.029cm" svg:height="0.374cm" svg:x="30.9cm" svg:y="20.205cm" svg:viewBox="0 0 30 375" draw:points="0,375 30,375 30,0 0,0">
          <text:p/>
        </draw:polygon>
        <draw:polygon draw:style-name="gr37" draw:text-style-name="P9" draw:layer="layout" svg:width="0.029cm" svg:height="0.374cm" svg:x="30.929cm" svg:y="20.205cm" svg:viewBox="0 0 30 375" draw:points="0,375 30,375 30,0 0,0">
          <text:p/>
        </draw:polygon>
        <draw:polygon draw:style-name="gr37" draw:text-style-name="P9" draw:layer="layout" svg:width="0.029cm" svg:height="0.374cm" svg:x="30.958cm" svg:y="20.205cm" svg:viewBox="0 0 30 375" draw:points="0,375 30,375 30,0 0,0">
          <text:p/>
        </draw:polygon>
        <draw:polygon draw:style-name="gr37" draw:text-style-name="P9" draw:layer="layout" svg:width="0.029cm" svg:height="0.374cm" svg:x="30.987cm" svg:y="20.205cm" svg:viewBox="0 0 30 375" draw:points="0,375 30,375 30,0 0,0">
          <text:p/>
        </draw:polygon>
        <draw:polygon draw:style-name="gr36" draw:text-style-name="P8" draw:layer="layout" svg:width="0.029cm" svg:height="0.374cm" svg:x="31.018cm" svg:y="20.205cm" svg:viewBox="0 0 30 375" draw:points="0,375 30,375 30,0 0,0">
          <text:p/>
        </draw:polygon>
        <draw:polygon draw:style-name="gr36" draw:text-style-name="P8" draw:layer="layout" svg:width="0.029cm" svg:height="0.374cm" svg:x="31.047cm" svg:y="20.205cm" svg:viewBox="0 0 30 375" draw:points="0,375 30,375 30,0 0,0">
          <text:p/>
        </draw:polygon>
        <draw:polygon draw:style-name="gr38" draw:text-style-name="P10" draw:layer="layout" svg:width="0.029cm" svg:height="0.374cm" svg:x="31.076cm" svg:y="20.205cm" svg:viewBox="0 0 30 375" draw:points="0,375 30,375 30,0 0,0">
          <text:p/>
        </draw:polygon>
        <draw:polygon draw:style-name="gr37" draw:text-style-name="P9" draw:layer="layout" svg:width="0.03cm" svg:height="0.374cm" svg:x="31.105cm" svg:y="20.205cm" svg:viewBox="0 0 31 375" draw:points="0,375 31,375 31,0 0,0">
          <text:p/>
        </draw:polygon>
        <draw:polygon draw:style-name="gr36" draw:text-style-name="P8" draw:layer="layout" svg:width="0.029cm" svg:height="0.374cm" svg:x="31.135cm" svg:y="20.205cm" svg:viewBox="0 0 30 375" draw:points="0,375 30,375 30,0 0,0">
          <text:p/>
        </draw:polygon>
        <draw:polygon draw:style-name="gr36" draw:text-style-name="P8" draw:layer="layout" svg:width="0.029cm" svg:height="0.374cm" svg:x="31.165cm" svg:y="20.205cm" svg:viewBox="0 0 30 375" draw:points="0,375 30,375 30,0 0,0">
          <text:p/>
        </draw:polygon>
        <draw:polygon draw:style-name="gr37" draw:text-style-name="P9" draw:layer="layout" svg:width="0.029cm" svg:height="0.374cm" svg:x="31.194cm" svg:y="20.205cm" svg:viewBox="0 0 30 375" draw:points="0,375 30,375 30,0 0,0">
          <text:p/>
        </draw:polygon>
        <draw:polygon draw:style-name="gr36" draw:text-style-name="P8" draw:layer="layout" svg:width="0.029cm" svg:height="0.374cm" svg:x="31.224cm" svg:y="20.205cm" svg:viewBox="0 0 30 375" draw:points="0,375 30,375 30,0 0,0">
          <text:p/>
        </draw:polygon>
        <draw:polygon draw:style-name="gr37" draw:text-style-name="P9" draw:layer="layout" svg:width="0.029cm" svg:height="0.374cm" svg:x="31.253cm" svg:y="20.205cm" svg:viewBox="0 0 30 375" draw:points="0,375 30,375 30,0 0,0">
          <text:p/>
        </draw:polygon>
        <draw:polygon draw:style-name="gr37" draw:text-style-name="P9" draw:layer="layout" svg:width="0.029cm" svg:height="0.374cm" svg:x="31.282cm" svg:y="20.205cm" svg:viewBox="0 0 30 375" draw:points="0,375 30,375 30,0 0,0">
          <text:p/>
        </draw:polygon>
        <draw:polygon draw:style-name="gr36" draw:text-style-name="P8" draw:layer="layout" svg:width="0.029cm" svg:height="0.374cm" svg:x="31.311cm" svg:y="20.205cm" svg:viewBox="0 0 30 375" draw:points="0,375 30,375 30,0 0,0">
          <text:p/>
        </draw:polygon>
        <draw:polygon draw:style-name="gr37" draw:text-style-name="P9" draw:layer="layout" svg:width="0.029cm" svg:height="0.374cm" svg:x="31.342cm" svg:y="20.205cm" svg:viewBox="0 0 30 375" draw:points="0,375 30,375 30,0 0,0">
          <text:p/>
        </draw:polygon>
        <draw:polygon draw:style-name="gr35" draw:text-style-name="P7" draw:layer="layout" svg:width="0.029cm" svg:height="0.374cm" svg:x="31.371cm" svg:y="20.205cm" svg:viewBox="0 0 30 375" draw:points="0,375 30,375 30,0 0,0">
          <text:p/>
        </draw:polygon>
        <draw:polygon draw:style-name="gr36" draw:text-style-name="P8" draw:layer="layout" svg:width="0.029cm" svg:height="0.374cm" svg:x="31.4cm" svg:y="20.205cm" svg:viewBox="0 0 30 375" draw:points="0,375 30,375 30,0 0,0">
          <text:p/>
        </draw:polygon>
        <draw:polygon draw:style-name="gr37" draw:text-style-name="P9" draw:layer="layout" svg:width="0.029cm" svg:height="0.374cm" svg:x="31.429cm" svg:y="20.205cm" svg:viewBox="0 0 30 375" draw:points="0,375 30,375 30,0 0,0">
          <text:p/>
        </draw:polygon>
        <draw:polygon draw:style-name="gr36" draw:text-style-name="P8" draw:layer="layout" svg:width="0.029cm" svg:height="0.374cm" svg:x="31.459cm" svg:y="20.205cm" svg:viewBox="0 0 30 375" draw:points="0,375 30,375 30,0 0,0">
          <text:p/>
        </draw:polygon>
        <draw:polygon draw:style-name="gr37" draw:text-style-name="P9" draw:layer="layout" svg:width="0.029cm" svg:height="0.374cm" svg:x="31.489cm" svg:y="20.205cm" svg:viewBox="0 0 30 375" draw:points="0,375 30,375 30,0 0,0">
          <text:p/>
        </draw:polygon>
        <draw:polygon draw:style-name="gr37" draw:text-style-name="P9" draw:layer="layout" svg:width="0.03cm" svg:height="0.374cm" svg:x="31.518cm" svg:y="20.205cm" svg:viewBox="0 0 31 375" draw:points="0,375 31,375 31,0 0,0">
          <text:p/>
        </draw:polygon>
        <draw:polygon draw:style-name="gr36" draw:text-style-name="P8" draw:layer="layout" svg:width="0.029cm" svg:height="0.374cm" svg:x="31.548cm" svg:y="20.205cm" svg:viewBox="0 0 30 375" draw:points="0,375 30,375 30,0 0,0">
          <text:p/>
        </draw:polygon>
        <draw:polygon draw:style-name="gr38" draw:text-style-name="P10" draw:layer="layout" svg:width="0.029cm" svg:height="0.374cm" svg:x="31.577cm" svg:y="20.205cm" svg:viewBox="0 0 30 375" draw:points="0,375 30,375 30,0 0,0">
          <text:p/>
        </draw:polygon>
        <draw:polygon draw:style-name="gr36" draw:text-style-name="P8" draw:layer="layout" svg:width="0.029cm" svg:height="0.374cm" svg:x="31.606cm" svg:y="20.205cm" svg:viewBox="0 0 30 375" draw:points="0,375 30,375 30,0 0,0">
          <text:p/>
        </draw:polygon>
        <draw:polygon draw:style-name="gr36" draw:text-style-name="P8" draw:layer="layout" svg:width="0.029cm" svg:height="0.374cm" svg:x="31.635cm" svg:y="20.205cm" svg:viewBox="0 0 30 375" draw:points="0,375 30,375 30,0 0,0">
          <text:p/>
        </draw:polygon>
        <draw:polygon draw:style-name="gr36" draw:text-style-name="P8" draw:layer="layout" svg:width="0.029cm" svg:height="0.374cm" svg:x="31.666cm" svg:y="20.205cm" svg:viewBox="0 0 30 375" draw:points="0,375 30,375 30,0 0,0">
          <text:p/>
        </draw:polygon>
        <draw:polygon draw:style-name="gr36" draw:text-style-name="P8" draw:layer="layout" svg:width="0.029cm" svg:height="0.374cm" svg:x="31.695cm" svg:y="20.205cm" svg:viewBox="0 0 30 375" draw:points="0,375 30,375 30,0 0,0">
          <text:p/>
        </draw:polygon>
        <draw:polygon draw:style-name="gr38" draw:text-style-name="P10" draw:layer="layout" svg:width="0.029cm" svg:height="0.374cm" svg:x="31.724cm" svg:y="20.205cm" svg:viewBox="0 0 30 375" draw:points="0,375 30,375 30,0 0,0">
          <text:p/>
        </draw:polygon>
        <draw:polygon draw:style-name="gr36" draw:text-style-name="P8" draw:layer="layout" svg:width="0.029cm" svg:height="0.374cm" svg:x="31.753cm" svg:y="20.205cm" svg:viewBox="0 0 30 375" draw:points="0,375 30,375 30,0 0,0">
          <text:p/>
        </draw:polygon>
        <draw:polygon draw:style-name="gr37" draw:text-style-name="P9" draw:layer="layout" svg:width="0.029cm" svg:height="0.374cm" svg:x="31.783cm" svg:y="20.205cm" svg:viewBox="0 0 30 375" draw:points="0,375 30,375 30,0 0,0">
          <text:p/>
        </draw:polygon>
        <draw:polygon draw:style-name="gr35" draw:text-style-name="P7" draw:layer="layout" svg:width="0.029cm" svg:height="0.374cm" svg:x="31.813cm" svg:y="20.205cm" svg:viewBox="0 0 30 375" draw:points="0,375 30,375 30,0 0,0">
          <text:p/>
        </draw:polygon>
        <draw:polygon draw:style-name="gr35" draw:text-style-name="P7" draw:layer="layout" svg:width="0.029cm" svg:height="0.374cm" svg:x="31.842cm" svg:y="20.205cm" svg:viewBox="0 0 30 375" draw:points="0,375 30,375 30,0 0,0">
          <text:p/>
        </draw:polygon>
        <draw:polygon draw:style-name="gr38" draw:text-style-name="P10" draw:layer="layout" svg:width="0.03cm" svg:height="0.374cm" svg:x="31.871cm" svg:y="20.205cm" svg:viewBox="0 0 31 375" draw:points="0,375 31,375 31,0 0,0">
          <text:p/>
        </draw:polygon>
        <draw:polygon draw:style-name="gr37" draw:text-style-name="P9" draw:layer="layout" svg:width="0.029cm" svg:height="0.374cm" svg:x="31.901cm" svg:y="20.205cm" svg:viewBox="0 0 30 375" draw:points="0,375 30,375 30,0 0,0">
          <text:p/>
        </draw:polygon>
        <draw:polygon draw:style-name="gr36" draw:text-style-name="P8" draw:layer="layout" svg:width="0.029cm" svg:height="0.374cm" svg:x="31.93cm" svg:y="20.205cm" svg:viewBox="0 0 30 375" draw:points="0,375 30,375 30,0 0,0">
          <text:p/>
        </draw:polygon>
        <draw:polygon draw:style-name="gr35" draw:text-style-name="P7" draw:layer="layout" svg:width="0.03cm" svg:height="0.374cm" svg:x="31.959cm" svg:y="20.205cm" svg:viewBox="0 0 31 375" draw:points="0,375 31,375 31,0 0,0">
          <text:p/>
        </draw:polygon>
        <draw:polygon draw:style-name="gr38" draw:text-style-name="P10" draw:layer="layout" svg:width="0.029cm" svg:height="0.374cm" svg:x="31.99cm" svg:y="20.205cm" svg:viewBox="0 0 30 375" draw:points="0,375 30,375 30,0 0,0">
          <text:p/>
        </draw:polygon>
        <draw:polygon draw:style-name="gr36" draw:text-style-name="P8" draw:layer="layout" svg:width="0.029cm" svg:height="0.374cm" svg:x="32.019cm" svg:y="20.205cm" svg:viewBox="0 0 30 375" draw:points="0,375 30,375 30,0 0,0">
          <text:p/>
        </draw:polygon>
        <draw:polygon draw:style-name="gr37" draw:text-style-name="P9" draw:layer="layout" svg:width="0.029cm" svg:height="0.374cm" svg:x="32.048cm" svg:y="20.205cm" svg:viewBox="0 0 30 375" draw:points="0,375 30,375 30,0 0,0">
          <text:p/>
        </draw:polygon>
        <draw:polygon draw:style-name="gr37" draw:text-style-name="P9" draw:layer="layout" svg:width="0.029cm" svg:height="0.374cm" svg:x="32.078cm" svg:y="20.205cm" svg:viewBox="0 0 30 375" draw:points="0,375 30,375 30,0 0,0">
          <text:p/>
        </draw:polygon>
        <draw:polygon draw:style-name="gr38" draw:text-style-name="P10" draw:layer="layout" svg:width="0.029cm" svg:height="0.374cm" svg:x="32.107cm" svg:y="20.205cm" svg:viewBox="0 0 30 375" draw:points="0,375 30,375 30,0 0,0">
          <text:p/>
        </draw:polygon>
        <draw:polygon draw:style-name="gr37" draw:text-style-name="P9" draw:layer="layout" svg:width="0.029cm" svg:height="0.374cm" svg:x="32.137cm" svg:y="20.205cm" svg:viewBox="0 0 30 375" draw:points="0,375 30,375 30,0 0,0">
          <text:p/>
        </draw:polygon>
        <draw:polygon draw:style-name="gr37" draw:text-style-name="P9" draw:layer="layout" svg:width="0.029cm" svg:height="0.374cm" svg:x="32.166cm" svg:y="20.205cm" svg:viewBox="0 0 30 375" draw:points="0,375 30,375 30,0 0,0">
          <text:p/>
        </draw:polygon>
        <draw:polygon draw:style-name="gr37" draw:text-style-name="P9" draw:layer="layout" svg:width="0.029cm" svg:height="0.374cm" svg:x="32.195cm" svg:y="20.205cm" svg:viewBox="0 0 30 375" draw:points="0,375 30,375 30,0 0,0">
          <text:p/>
        </draw:polygon>
        <draw:polygon draw:style-name="gr37" draw:text-style-name="P9" draw:layer="layout" svg:width="0.029cm" svg:height="0.374cm" svg:x="32.225cm" svg:y="20.205cm" svg:viewBox="0 0 30 375" draw:points="0,375 30,375 30,0 0,0">
          <text:p/>
        </draw:polygon>
        <draw:polygon draw:style-name="gr38" draw:text-style-name="P10" draw:layer="layout" svg:width="0.029cm" svg:height="0.374cm" svg:x="32.254cm" svg:y="20.205cm" svg:viewBox="0 0 30 375" draw:points="0,375 30,375 30,0 0,0">
          <text:p/>
        </draw:polygon>
        <draw:polygon draw:style-name="gr36" draw:text-style-name="P8" draw:layer="layout" svg:width="0.029cm" svg:height="0.374cm" svg:x="32.283cm" svg:y="20.205cm" svg:viewBox="0 0 30 375" draw:points="0,375 30,375 30,0 0,0">
          <text:p/>
        </draw:polygon>
        <draw:polygon draw:style-name="gr38" draw:text-style-name="P10" draw:layer="layout" svg:width="0.03cm" svg:height="0.374cm" svg:x="32.313cm" svg:y="20.205cm" svg:viewBox="0 0 31 375" draw:points="0,375 31,375 31,0 0,0">
          <text:p/>
        </draw:polygon>
        <draw:polygon draw:style-name="gr36" draw:text-style-name="P8" draw:layer="layout" svg:width="0.029cm" svg:height="0.374cm" svg:x="32.343cm" svg:y="20.205cm" svg:viewBox="0 0 30 375" draw:points="0,375 30,375 30,0 0,0">
          <text:p/>
        </draw:polygon>
        <draw:polygon draw:style-name="gr36" draw:text-style-name="P8" draw:layer="layout" svg:width="0.029cm" svg:height="0.374cm" svg:x="32.372cm" svg:y="20.205cm" svg:viewBox="0 0 30 375" draw:points="0,375 30,375 30,0 0,0">
          <text:p/>
        </draw:polygon>
        <draw:polygon draw:style-name="gr37" draw:text-style-name="P9" draw:layer="layout" svg:width="0.029cm" svg:height="0.374cm" svg:x="32.402cm" svg:y="20.205cm" svg:viewBox="0 0 30 375" draw:points="0,375 30,375 30,0 0,0">
          <text:p/>
        </draw:polygon>
        <draw:polygon draw:style-name="gr35" draw:text-style-name="P7" draw:layer="layout" svg:width="0.029cm" svg:height="0.374cm" svg:x="32.431cm" svg:y="20.205cm" svg:viewBox="0 0 30 375" draw:points="0,375 30,375 30,0 0,0">
          <text:p/>
        </draw:polygon>
        <draw:polygon draw:style-name="gr37" draw:text-style-name="P9" draw:layer="layout" svg:width="0.029cm" svg:height="0.374cm" svg:x="32.46cm" svg:y="20.205cm" svg:viewBox="0 0 30 375" draw:points="0,375 30,375 30,0 0,0">
          <text:p/>
        </draw:polygon>
        <draw:polygon draw:style-name="gr36" draw:text-style-name="P8" draw:layer="layout" svg:width="0.029cm" svg:height="0.374cm" svg:x="32.49cm" svg:y="20.205cm" svg:viewBox="0 0 30 375" draw:points="0,375 30,375 30,0 0,0">
          <text:p/>
        </draw:polygon>
        <draw:polygon draw:style-name="gr35" draw:text-style-name="P7" draw:layer="layout" svg:width="0.029cm" svg:height="0.374cm" svg:x="32.52cm" svg:y="20.205cm" svg:viewBox="0 0 30 375" draw:points="0,375 30,375 30,0 0,0">
          <text:p/>
        </draw:polygon>
        <draw:polygon draw:style-name="gr36" draw:text-style-name="P8" draw:layer="layout" svg:width="0.029cm" svg:height="0.374cm" svg:x="32.578cm" svg:y="20.205cm" svg:viewBox="0 0 30 375" draw:points="0,375 30,375 30,0 0,0">
          <text:p/>
        </draw:polygon>
        <draw:polygon draw:style-name="gr36" draw:text-style-name="P8" draw:layer="layout" svg:width="0.029cm" svg:height="0.374cm" svg:x="32.607cm" svg:y="20.205cm" svg:viewBox="0 0 30 375" draw:points="0,375 30,375 30,0 0,0">
          <text:p/>
        </draw:polygon>
        <draw:polygon draw:style-name="gr36" draw:text-style-name="P8" draw:layer="layout" svg:width="0.029cm" svg:height="0.374cm" svg:x="32.638cm" svg:y="20.205cm" svg:viewBox="0 0 30 375" draw:points="0,375 30,375 30,0 0,0">
          <text:p/>
        </draw:polygon>
        <draw:polygon draw:style-name="gr35" draw:text-style-name="P7" draw:layer="layout" svg:width="0.029cm" svg:height="0.374cm" svg:x="32.667cm" svg:y="20.205cm" svg:viewBox="0 0 30 375" draw:points="0,375 30,375 30,0 0,0">
          <text:p/>
        </draw:polygon>
        <draw:polygon draw:style-name="gr36" draw:text-style-name="P8" draw:layer="layout" svg:width="0.029cm" svg:height="0.374cm" svg:x="32.696cm" svg:y="20.205cm" svg:viewBox="0 0 30 375" draw:points="0,375 30,375 30,0 0,0">
          <text:p/>
        </draw:polygon>
        <draw:polygon draw:style-name="gr37" draw:text-style-name="P9" draw:layer="layout" svg:width="0.03cm" svg:height="0.374cm" svg:x="32.725cm" svg:y="20.205cm" svg:viewBox="0 0 31 375" draw:points="0,375 31,375 31,0 0,0">
          <text:p/>
        </draw:polygon>
        <draw:polygon draw:style-name="gr37" draw:text-style-name="P9" draw:layer="layout" svg:width="0.029cm" svg:height="0.374cm" svg:x="32.755cm" svg:y="20.205cm" svg:viewBox="0 0 30 375" draw:points="0,375 30,375 30,0 0,0">
          <text:p/>
        </draw:polygon>
        <draw:polygon draw:style-name="gr37" draw:text-style-name="P9" draw:layer="layout" svg:width="0.029cm" svg:height="0.374cm" svg:x="32.784cm" svg:y="20.205cm" svg:viewBox="0 0 30 375" draw:points="0,375 30,375 30,0 0,0">
          <text:p/>
        </draw:polygon>
        <draw:polygon draw:style-name="gr36" draw:text-style-name="P8" draw:layer="layout" svg:width="0.029cm" svg:height="0.374cm" svg:x="32.814cm" svg:y="20.205cm" svg:viewBox="0 0 30 375" draw:points="0,375 30,375 30,0 0,0">
          <text:p/>
        </draw:polygon>
        <draw:polygon draw:style-name="gr37" draw:text-style-name="P9" draw:layer="layout" svg:width="0.029cm" svg:height="0.374cm" svg:x="32.844cm" svg:y="20.205cm" svg:viewBox="0 0 30 375" draw:points="0,375 30,375 30,0 0,0">
          <text:p/>
        </draw:polygon>
        <draw:polygon draw:style-name="gr38" draw:text-style-name="P10" draw:layer="layout" svg:width="0.029cm" svg:height="0.374cm" svg:x="32.873cm" svg:y="20.205cm" svg:viewBox="0 0 30 375" draw:points="0,375 30,375 30,0 0,0">
          <text:p/>
        </draw:polygon>
        <draw:polygon draw:style-name="gr38" draw:text-style-name="P10" draw:layer="layout" svg:width="0.029cm" svg:height="0.374cm" svg:x="32.902cm" svg:y="20.205cm" svg:viewBox="0 0 30 375" draw:points="0,375 30,375 30,0 0,0">
          <text:p/>
        </draw:polygon>
        <draw:polygon draw:style-name="gr37" draw:text-style-name="P9" draw:layer="layout" svg:width="0.029cm" svg:height="0.374cm" svg:x="32.931cm" svg:y="20.205cm" svg:viewBox="0 0 30 375" draw:points="0,375 30,375 30,0 0,0">
          <text:p/>
        </draw:polygon>
        <draw:polygon draw:style-name="gr38" draw:text-style-name="P10" draw:layer="layout" svg:width="0.029cm" svg:height="0.374cm" svg:x="32.962cm" svg:y="20.205cm" svg:viewBox="0 0 30 375" draw:points="0,375 30,375 30,0 0,0">
          <text:p/>
        </draw:polygon>
        <draw:polygon draw:style-name="gr35" draw:text-style-name="P7" draw:layer="layout" svg:width="0.029cm" svg:height="0.374cm" svg:x="32.991cm" svg:y="20.205cm" svg:viewBox="0 0 30 375" draw:points="0,375 30,375 30,0 0,0">
          <text:p/>
        </draw:polygon>
        <draw:polygon draw:style-name="gr38" draw:text-style-name="P10" draw:layer="layout" svg:width="0.029cm" svg:height="0.374cm" svg:x="33.02cm" svg:y="20.205cm" svg:viewBox="0 0 30 375" draw:points="0,375 30,375 30,0 0,0">
          <text:p/>
        </draw:polygon>
        <draw:polygon draw:style-name="gr38" draw:text-style-name="P10" draw:layer="layout" svg:width="0.029cm" svg:height="0.374cm" svg:x="33.049cm" svg:y="20.205cm" svg:viewBox="0 0 30 375" draw:points="0,375 30,375 30,0 0,0">
          <text:p/>
        </draw:polygon>
        <draw:polygon draw:style-name="gr37" draw:text-style-name="P9" draw:layer="layout" svg:width="0.029cm" svg:height="0.374cm" svg:x="33.079cm" svg:y="20.205cm" svg:viewBox="0 0 30 375" draw:points="0,375 30,375 30,0 0,0">
          <text:p/>
        </draw:polygon>
        <draw:polygon draw:style-name="gr38" draw:text-style-name="P10" draw:layer="layout" svg:width="0.029cm" svg:height="0.374cm" svg:x="33.108cm" svg:y="20.205cm" svg:viewBox="0 0 30 375" draw:points="0,375 30,375 30,0 0,0">
          <text:p/>
        </draw:polygon>
        <draw:polygon draw:style-name="gr36" draw:text-style-name="P8" draw:layer="layout" svg:width="0.029cm" svg:height="0.374cm" svg:x="33.138cm" svg:y="20.205cm" svg:viewBox="0 0 30 375" draw:points="0,375 30,375 30,0 0,0">
          <text:p/>
        </draw:polygon>
        <draw:polygon draw:style-name="gr36" draw:text-style-name="P8" draw:layer="layout" svg:width="0.03cm" svg:height="0.374cm" svg:x="33.167cm" svg:y="20.205cm" svg:viewBox="0 0 31 375" draw:points="0,375 31,375 31,0 0,0">
          <text:p/>
        </draw:polygon>
        <draw:polygon draw:style-name="gr38" draw:text-style-name="P10" draw:layer="layout" svg:width="0.029cm" svg:height="0.374cm" svg:x="33.197cm" svg:y="20.205cm" svg:viewBox="0 0 30 375" draw:points="0,375 30,375 30,0 0,0">
          <text:p/>
        </draw:polygon>
        <draw:polygon draw:style-name="gr36" draw:text-style-name="P8" draw:layer="layout" svg:width="0.029cm" svg:height="0.374cm" svg:x="33.226cm" svg:y="20.205cm" svg:viewBox="0 0 30 375" draw:points="0,375 30,375 30,0 0,0">
          <text:p/>
        </draw:polygon>
        <draw:polygon draw:style-name="gr37" draw:text-style-name="P9" draw:layer="layout" svg:width="0.029cm" svg:height="0.374cm" svg:x="33.255cm" svg:y="20.205cm" svg:viewBox="0 0 30 375" draw:points="0,375 30,375 30,0 0,0">
          <text:p/>
        </draw:polygon>
        <draw:polygon draw:style-name="gr38" draw:text-style-name="P10" draw:layer="layout" svg:width="0.029cm" svg:height="0.374cm" svg:x="33.286cm" svg:y="20.205cm" svg:viewBox="0 0 30 375" draw:points="0,375 30,375 30,0 0,0">
          <text:p/>
        </draw:polygon>
        <draw:polygon draw:style-name="gr36" draw:text-style-name="P8" draw:layer="layout" svg:width="0.029cm" svg:height="0.374cm" svg:x="33.315cm" svg:y="20.205cm" svg:viewBox="0 0 30 375" draw:points="0,375 30,375 30,0 0,0">
          <text:p/>
        </draw:polygon>
        <draw:polygon draw:style-name="gr36" draw:text-style-name="P8" draw:layer="layout" svg:width="0.029cm" svg:height="0.374cm" svg:x="33.344cm" svg:y="20.205cm" svg:viewBox="0 0 30 375" draw:points="0,375 30,375 30,0 0,0">
          <text:p/>
        </draw:polygon>
        <draw:polygon draw:style-name="gr37" draw:text-style-name="P9" draw:layer="layout" svg:width="0.029cm" svg:height="0.374cm" svg:x="33.373cm" svg:y="20.205cm" svg:viewBox="0 0 30 375" draw:points="0,375 30,375 30,0 0,0">
          <text:p/>
        </draw:polygon>
        <draw:polygon draw:style-name="gr35" draw:text-style-name="P7" draw:layer="layout" svg:width="0.029cm" svg:height="0.374cm" svg:x="33.403cm" svg:y="20.205cm" svg:viewBox="0 0 30 375" draw:points="0,375 30,375 30,0 0,0">
          <text:p/>
        </draw:polygon>
        <draw:polygon draw:style-name="gr36" draw:text-style-name="P8" draw:layer="layout" svg:width="0.029cm" svg:height="0.374cm" svg:x="33.432cm" svg:y="20.205cm" svg:viewBox="0 0 30 375" draw:points="0,375 30,375 30,0 0,0">
          <text:p/>
        </draw:polygon>
        <draw:polygon draw:style-name="gr36" draw:text-style-name="P8" draw:layer="layout" svg:width="0.029cm" svg:height="0.374cm" svg:x="33.462cm" svg:y="20.205cm" svg:viewBox="0 0 30 375" draw:points="0,375 30,375 30,0 0,0">
          <text:p/>
        </draw:polygon>
        <draw:polygon draw:style-name="gr37" draw:text-style-name="P9" draw:layer="layout" svg:width="0.03cm" svg:height="0.374cm" svg:x="33.491cm" svg:y="20.205cm" svg:viewBox="0 0 31 375" draw:points="0,375 31,375 31,0 0,0">
          <text:p/>
        </draw:polygon>
        <draw:polygon draw:style-name="gr37" draw:text-style-name="P9" draw:layer="layout" svg:width="0.029cm" svg:height="0.374cm" svg:x="33.521cm" svg:y="20.205cm" svg:viewBox="0 0 30 375" draw:points="0,375 30,375 30,0 0,0">
          <text:p/>
        </draw:polygon>
        <draw:polygon draw:style-name="gr37" draw:text-style-name="P9" draw:layer="layout" svg:width="0.029cm" svg:height="0.374cm" svg:x="33.55cm" svg:y="20.205cm" svg:viewBox="0 0 30 375" draw:points="0,375 30,375 30,0 0,0">
          <text:p/>
        </draw:polygon>
        <draw:polygon draw:style-name="gr36" draw:text-style-name="P8" draw:layer="layout" svg:width="0.03cm" svg:height="0.374cm" svg:x="33.579cm" svg:y="20.205cm" svg:viewBox="0 0 31 375" draw:points="0,375 31,375 31,0 0,0">
          <text:p/>
        </draw:polygon>
        <draw:polygon draw:style-name="gr36" draw:text-style-name="P8" draw:layer="layout" svg:width="0.029cm" svg:height="0.374cm" svg:x="33.61cm" svg:y="20.205cm" svg:viewBox="0 0 30 375" draw:points="0,375 30,375 30,0 0,0">
          <text:p/>
        </draw:polygon>
        <draw:polygon draw:style-name="gr38" draw:text-style-name="P10" draw:layer="layout" svg:width="0.029cm" svg:height="0.374cm" svg:x="33.639cm" svg:y="20.205cm" svg:viewBox="0 0 30 375" draw:points="0,375 30,375 30,0 0,0">
          <text:p/>
        </draw:polygon>
        <draw:polygon draw:style-name="gr36" draw:text-style-name="P8" draw:layer="layout" svg:width="0.029cm" svg:height="0.374cm" svg:x="33.668cm" svg:y="20.205cm" svg:viewBox="0 0 30 375" draw:points="0,375 30,375 30,0 0,0">
          <text:p/>
        </draw:polygon>
        <draw:polygon draw:style-name="gr37" draw:text-style-name="P9" draw:layer="layout" svg:width="0.029cm" svg:height="0.374cm" svg:x="33.698cm" svg:y="20.205cm" svg:viewBox="0 0 30 375" draw:points="0,375 30,375 30,0 0,0">
          <text:p/>
        </draw:polygon>
        <draw:polygon draw:style-name="gr36" draw:text-style-name="P8" draw:layer="layout" svg:width="0.029cm" svg:height="0.374cm" svg:x="33.727cm" svg:y="20.205cm" svg:viewBox="0 0 30 375" draw:points="0,375 30,375 30,0 0,0">
          <text:p/>
        </draw:polygon>
        <draw:polygon draw:style-name="gr37" draw:text-style-name="P9" draw:layer="layout" svg:width="0.029cm" svg:height="0.374cm" svg:x="33.756cm" svg:y="20.205cm" svg:viewBox="0 0 30 375" draw:points="0,375 30,375 30,0 0,0">
          <text:p/>
        </draw:polygon>
        <draw:polygon draw:style-name="gr38" draw:text-style-name="P10" draw:layer="layout" svg:width="0.029cm" svg:height="0.374cm" svg:x="33.786cm" svg:y="20.205cm" svg:viewBox="0 0 30 375" draw:points="0,375 30,375 30,0 0,0">
          <text:p/>
        </draw:polygon>
        <draw:polygon draw:style-name="gr36" draw:text-style-name="P8" draw:layer="layout" svg:width="0.029cm" svg:height="0.374cm" svg:x="33.815cm" svg:y="20.205cm" svg:viewBox="0 0 30 375" draw:points="0,375 30,375 30,0 0,0">
          <text:p/>
        </draw:polygon>
        <draw:polygon draw:style-name="gr36" draw:text-style-name="P8" draw:layer="layout" svg:width="0.029cm" svg:height="0.374cm" svg:x="33.845cm" svg:y="20.205cm" svg:viewBox="0 0 30 375" draw:points="0,375 30,375 30,0 0,0">
          <text:p/>
        </draw:polygon>
        <draw:polygon draw:style-name="gr36" draw:text-style-name="P8" draw:layer="layout" svg:width="0.029cm" svg:height="0.374cm" svg:x="33.874cm" svg:y="20.205cm" svg:viewBox="0 0 30 375" draw:points="0,375 30,375 30,0 0,0">
          <text:p/>
        </draw:polygon>
        <draw:polygon draw:style-name="gr36" draw:text-style-name="P8" draw:layer="layout" svg:width="0.029cm" svg:height="0.374cm" svg:x="33.903cm" svg:y="20.205cm" svg:viewBox="0 0 30 375" draw:points="0,375 30,375 30,0 0,0">
          <text:p/>
        </draw:polygon>
        <draw:polygon draw:style-name="gr36" draw:text-style-name="P8" draw:layer="layout" svg:width="0.03cm" svg:height="0.374cm" svg:x="33.932cm" svg:y="20.205cm" svg:viewBox="0 0 31 375" draw:points="0,375 31,375 31,0 0,0">
          <text:p/>
        </draw:polygon>
        <draw:polygon draw:style-name="gr37" draw:text-style-name="P9" draw:layer="layout" svg:width="0.029cm" svg:height="0.374cm" svg:x="33.963cm" svg:y="20.205cm" svg:viewBox="0 0 30 375" draw:points="0,375 30,375 30,0 0,0">
          <text:p/>
        </draw:polygon>
        <draw:polygon draw:style-name="gr36" draw:text-style-name="P8" draw:layer="layout" svg:width="0.029cm" svg:height="0.374cm" svg:x="33.992cm" svg:y="20.205cm" svg:viewBox="0 0 30 375" draw:points="0,375 30,375 30,0 0,0">
          <text:p/>
        </draw:polygon>
        <draw:polygon draw:style-name="gr36" draw:text-style-name="P8" draw:layer="layout" svg:width="0.032cm" svg:height="0.374cm" svg:x="34.021cm" svg:y="20.205cm" svg:viewBox="0 0 33 375" draw:points="0,375 33,375 33,0 0,0">
          <text:p/>
        </draw:polygon>
        <draw:polygon draw:style-name="gr36" draw:text-style-name="P8" draw:layer="layout" svg:width="0.029cm" svg:height="0.374cm" svg:x="34.051cm" svg:y="20.205cm" svg:viewBox="0 0 30 375" draw:points="0,375 30,375 30,0 0,0">
          <text:p/>
        </draw:polygon>
        <draw:polygon draw:style-name="gr36" draw:text-style-name="P8" draw:layer="layout" svg:width="0.029cm" svg:height="0.374cm" svg:x="34.08cm" svg:y="20.205cm" svg:viewBox="0 0 30 375" draw:points="0,375 30,375 30,0 0,0">
          <text:p/>
        </draw:polygon>
        <draw:polygon draw:style-name="gr37" draw:text-style-name="P9" draw:layer="layout" svg:width="0.029cm" svg:height="0.374cm" svg:x="34.11cm" svg:y="20.205cm" svg:viewBox="0 0 30 375" draw:points="0,375 30,375 30,0 0,0">
          <text:p/>
        </draw:polygon>
        <draw:polygon draw:style-name="gr35" draw:text-style-name="P7" draw:layer="layout" svg:width="0.029cm" svg:height="0.374cm" svg:x="34.14cm" svg:y="20.205cm" svg:viewBox="0 0 30 375" draw:points="0,375 30,375 30,0 0,0">
          <text:p/>
        </draw:polygon>
        <draw:polygon draw:style-name="gr36" draw:text-style-name="P8" draw:layer="layout" svg:width="0.029cm" svg:height="0.374cm" svg:x="34.169cm" svg:y="20.205cm" svg:viewBox="0 0 30 375" draw:points="0,375 30,375 30,0 0,0">
          <text:p/>
        </draw:polygon>
        <draw:polygon draw:style-name="gr36" draw:text-style-name="P8" draw:layer="layout" svg:width="0.029cm" svg:height="0.374cm" svg:x="34.198cm" svg:y="20.205cm" svg:viewBox="0 0 30 375" draw:points="0,375 30,375 30,0 0,0">
          <text:p/>
        </draw:polygon>
        <draw:polygon draw:style-name="gr38" draw:text-style-name="P10" draw:layer="layout" svg:width="0.029cm" svg:height="0.374cm" svg:x="34.256cm" svg:y="20.205cm" svg:viewBox="0 0 30 375" draw:points="0,375 30,375 30,0 0,0">
          <text:p/>
        </draw:polygon>
        <draw:polygon draw:style-name="gr37" draw:text-style-name="P9" draw:layer="layout" svg:width="0.029cm" svg:height="0.374cm" svg:x="34.287cm" svg:y="20.205cm" svg:viewBox="0 0 30 375" draw:points="0,375 30,375 30,0 0,0">
          <text:p/>
        </draw:polygon>
        <draw:polygon draw:style-name="gr36" draw:text-style-name="P8" draw:layer="layout" svg:width="0.029cm" svg:height="0.374cm" svg:x="34.316cm" svg:y="20.205cm" svg:viewBox="0 0 30 375" draw:points="0,375 30,375 30,0 0,0">
          <text:p/>
        </draw:polygon>
        <draw:polygon draw:style-name="gr36" draw:text-style-name="P8" draw:layer="layout" svg:width="0.03cm" svg:height="0.374cm" svg:x="34.345cm" svg:y="20.205cm" svg:viewBox="0 0 31 375" draw:points="0,375 31,375 31,0 0,0">
          <text:p/>
        </draw:polygon>
        <draw:polygon draw:style-name="gr37" draw:text-style-name="P9" draw:layer="layout" svg:width="0.029cm" svg:height="0.374cm" svg:x="34.375cm" svg:y="20.205cm" svg:viewBox="0 0 30 375" draw:points="0,375 30,375 30,0 0,0">
          <text:p/>
        </draw:polygon>
        <draw:polygon draw:style-name="gr38" draw:text-style-name="P10" draw:layer="layout" svg:width="0.029cm" svg:height="0.374cm" svg:x="34.404cm" svg:y="20.205cm" svg:viewBox="0 0 30 375" draw:points="0,375 30,375 30,0 0,0">
          <text:p/>
        </draw:polygon>
        <draw:polygon draw:style-name="gr38" draw:text-style-name="P10" draw:layer="layout" svg:width="0.029cm" svg:height="0.374cm" svg:x="34.433cm" svg:y="20.205cm" svg:viewBox="0 0 30 375" draw:points="0,375 30,375 30,0 0,0">
          <text:p/>
        </draw:polygon>
        <draw:polygon draw:style-name="gr38" draw:text-style-name="P10" draw:layer="layout" svg:width="0.029cm" svg:height="0.374cm" svg:x="34.464cm" svg:y="20.205cm" svg:viewBox="0 0 30 375" draw:points="0,375 30,375 30,0 0,0">
          <text:p/>
        </draw:polygon>
        <draw:polygon draw:style-name="gr37" draw:text-style-name="P9" draw:layer="layout" svg:width="0.029cm" svg:height="0.374cm" svg:x="34.493cm" svg:y="20.205cm" svg:viewBox="0 0 30 375" draw:points="0,375 30,375 30,0 0,0">
          <text:p/>
        </draw:polygon>
        <draw:polygon draw:style-name="gr35" draw:text-style-name="P7" draw:layer="layout" svg:width="0.029cm" svg:height="0.374cm" svg:x="34.522cm" svg:y="20.205cm" svg:viewBox="0 0 30 375" draw:points="0,375 30,375 30,0 0,0">
          <text:p/>
        </draw:polygon>
        <draw:polygon draw:style-name="gr37" draw:text-style-name="P9" draw:layer="layout" svg:width="0.029cm" svg:height="0.374cm" svg:x="34.551cm" svg:y="20.205cm" svg:viewBox="0 0 30 375" draw:points="0,375 30,375 30,0 0,0">
          <text:p/>
        </draw:polygon>
        <draw:polygon draw:style-name="gr36" draw:text-style-name="P8" draw:layer="layout" svg:width="0.029cm" svg:height="0.374cm" svg:x="34.581cm" svg:y="20.205cm" svg:viewBox="0 0 30 375" draw:points="0,375 30,375 30,0 0,0">
          <text:p/>
        </draw:polygon>
        <draw:polygon draw:style-name="gr37" draw:text-style-name="P9" draw:layer="layout" svg:width="0.029cm" svg:height="0.374cm" svg:x="34.611cm" svg:y="20.205cm" svg:viewBox="0 0 30 375" draw:points="0,375 30,375 30,0 0,0">
          <text:p/>
        </draw:polygon>
        <draw:polygon draw:style-name="gr37" draw:text-style-name="P9" draw:layer="layout" svg:width="0.029cm" svg:height="0.374cm" svg:x="34.64cm" svg:y="20.205cm" svg:viewBox="0 0 30 375" draw:points="0,375 30,375 30,0 0,0">
          <text:p/>
        </draw:polygon>
        <draw:polygon draw:style-name="gr36" draw:text-style-name="P8" draw:layer="layout" svg:width="0.029cm" svg:height="0.374cm" svg:x="34.669cm" svg:y="20.205cm" svg:viewBox="0 0 30 375" draw:points="0,375 30,375 30,0 0,0">
          <text:p/>
        </draw:polygon>
        <draw:polygon draw:style-name="gr37" draw:text-style-name="P9" draw:layer="layout" svg:width="0.029cm" svg:height="0.374cm" svg:x="34.699cm" svg:y="20.205cm" svg:viewBox="0 0 30 375" draw:points="0,375 30,375 30,0 0,0">
          <text:p/>
        </draw:polygon>
        <draw:polygon draw:style-name="gr37" draw:text-style-name="P9" draw:layer="layout" svg:width="0.029cm" svg:height="0.374cm" svg:x="34.728cm" svg:y="20.205cm" svg:viewBox="0 0 30 375" draw:points="0,375 30,375 30,0 0,0">
          <text:p/>
        </draw:polygon>
        <draw:polygon draw:style-name="gr38" draw:text-style-name="P10" draw:layer="layout" svg:width="0.029cm" svg:height="0.374cm" svg:x="34.757cm" svg:y="20.205cm" svg:viewBox="0 0 30 375" draw:points="0,375 30,375 30,0 0,0">
          <text:p/>
        </draw:polygon>
        <draw:polygon draw:style-name="gr36" draw:text-style-name="P8" draw:layer="layout" svg:width="0.03cm" svg:height="0.374cm" svg:x="34.787cm" svg:y="20.205cm" svg:viewBox="0 0 31 375" draw:points="0,375 31,375 31,0 0,0">
          <text:p/>
        </draw:polygon>
        <draw:polygon draw:style-name="gr35" draw:text-style-name="P7" draw:layer="layout" svg:width="0.029cm" svg:height="0.374cm" svg:x="34.817cm" svg:y="20.205cm" svg:viewBox="0 0 30 375" draw:points="0,375 30,375 30,0 0,0">
          <text:p/>
        </draw:polygon>
        <draw:polygon draw:style-name="gr35" draw:text-style-name="P7" draw:layer="layout" svg:width="0.029cm" svg:height="0.374cm" svg:x="34.846cm" svg:y="20.205cm" svg:viewBox="0 0 30 375" draw:points="0,375 30,375 30,0 0,0">
          <text:p/>
        </draw:polygon>
        <draw:polygon draw:style-name="gr37" draw:text-style-name="P9" draw:layer="layout" svg:width="0.029cm" svg:height="0.374cm" svg:x="34.875cm" svg:y="20.205cm" svg:viewBox="0 0 30 375" draw:points="0,375 30,375 30,0 0,0">
          <text:p/>
        </draw:polygon>
        <draw:polygon draw:style-name="gr36" draw:text-style-name="P8" draw:layer="layout" svg:width="0.029cm" svg:height="0.374cm" svg:x="34.905cm" svg:y="20.205cm" svg:viewBox="0 0 30 375" draw:points="0,375 30,375 30,0 0,0">
          <text:p/>
        </draw:polygon>
        <draw:polygon draw:style-name="gr37" draw:text-style-name="P9" draw:layer="layout" svg:width="0.029cm" svg:height="0.374cm" svg:x="34.935cm" svg:y="20.205cm" svg:viewBox="0 0 30 375" draw:points="0,375 30,375 30,0 0,0">
          <text:p/>
        </draw:polygon>
        <draw:polygon draw:style-name="gr35" draw:text-style-name="P7" draw:layer="layout" svg:width="0.029cm" svg:height="0.374cm" svg:x="34.964cm" svg:y="20.205cm" svg:viewBox="0 0 30 375" draw:points="0,375 30,375 30,0 0,0">
          <text:p/>
        </draw:polygon>
        <draw:polygon draw:style-name="gr36" draw:text-style-name="P8" draw:layer="layout" svg:width="0.029cm" svg:height="0.374cm" svg:x="34.993cm" svg:y="20.205cm" svg:viewBox="0 0 30 375" draw:points="0,375 30,375 30,0 0,0">
          <text:p/>
        </draw:polygon>
        <draw:polygon draw:style-name="gr35" draw:text-style-name="P7" draw:layer="layout" svg:width="0.029cm" svg:height="0.374cm" svg:x="35.023cm" svg:y="20.205cm" svg:viewBox="0 0 30 375" draw:points="0,375 30,375 30,0 0,0">
          <text:p/>
        </draw:polygon>
        <draw:polygon draw:style-name="gr36" draw:text-style-name="P8" draw:layer="layout" svg:width="0.029cm" svg:height="0.374cm" svg:x="35.052cm" svg:y="20.205cm" svg:viewBox="0 0 30 375" draw:points="0,375 30,375 30,0 0,0">
          <text:p/>
        </draw:polygon>
        <draw:polygon draw:style-name="gr38" draw:text-style-name="P10" draw:layer="layout" svg:width="0.029cm" svg:height="0.374cm" svg:x="35.081cm" svg:y="20.205cm" svg:viewBox="0 0 30 375" draw:points="0,375 30,375 30,0 0,0">
          <text:p/>
        </draw:polygon>
        <draw:polygon draw:style-name="gr38" draw:text-style-name="P10" draw:layer="layout" svg:width="0.029cm" svg:height="0.374cm" svg:x="35.111cm" svg:y="20.205cm" svg:viewBox="0 0 30 375" draw:points="0,375 30,375 30,0 0,0">
          <text:p/>
        </draw:polygon>
        <draw:polygon draw:style-name="gr38" draw:text-style-name="P10" draw:layer="layout" svg:width="0.029cm" svg:height="0.374cm" svg:x="35.141cm" svg:y="20.205cm" svg:viewBox="0 0 30 375" draw:points="0,375 30,375 30,0 0,0">
          <text:p/>
        </draw:polygon>
        <draw:polygon draw:style-name="gr37" draw:text-style-name="P9" draw:layer="layout" svg:width="0.029cm" svg:height="0.374cm" svg:x="35.17cm" svg:y="20.205cm" svg:viewBox="0 0 30 375" draw:points="0,375 30,375 30,0 0,0">
          <text:p/>
        </draw:polygon>
        <draw:polygon draw:style-name="gr35" draw:text-style-name="P7" draw:layer="layout" svg:width="0.03cm" svg:height="0.374cm" svg:x="34.741cm" svg:y="20.205cm" svg:viewBox="0 0 31 375" draw:points="0,375 31,375 31,0 0,0">
          <text:p/>
        </draw:polygon>
        <draw:polygon draw:style-name="gr35" draw:text-style-name="P7" draw:layer="layout" svg:width="0.028cm" svg:height="0.374cm" svg:x="34.771cm" svg:y="20.205cm" svg:viewBox="0 0 29 375" draw:points="0,375 29,375 29,0 0,0">
          <text:p/>
        </draw:polygon>
        <draw:polygon draw:style-name="gr35" draw:text-style-name="P7" draw:layer="layout" svg:width="0.026cm" svg:height="0.374cm" svg:x="18.95cm" svg:y="19.456cm" svg:viewBox="0 0 27 375" draw:points="0,375 27,375 27,0 0,0">
          <text:p/>
        </draw:polygon>
        <draw:polygon draw:style-name="gr36" draw:text-style-name="P8" draw:layer="layout" svg:width="0.026cm" svg:height="0.374cm" svg:x="18.978cm" svg:y="19.456cm" svg:viewBox="0 0 27 375" draw:points="0,375 27,375 27,0 0,0">
          <text:p/>
        </draw:polygon>
        <draw:polygon draw:style-name="gr37" draw:text-style-name="P9" draw:layer="layout" svg:width="0.026cm" svg:height="0.374cm" svg:x="19.004cm" svg:y="19.456cm" svg:viewBox="0 0 27 375" draw:points="0,375 27,375 27,0 0,0">
          <text:p/>
        </draw:polygon>
        <draw:polygon draw:style-name="gr38" draw:text-style-name="P10" draw:layer="layout" svg:width="0.029cm" svg:height="0.374cm" svg:x="19.031cm" svg:y="19.456cm" svg:viewBox="0 0 30 375" draw:points="0,375 30,375 30,0 0,0">
          <text:p/>
        </draw:polygon>
        <draw:polygon draw:style-name="gr37" draw:text-style-name="P9" draw:layer="layout" svg:width="0.029cm" svg:height="0.374cm" svg:x="19.06cm" svg:y="19.456cm" svg:viewBox="0 0 30 375" draw:points="0,375 30,375 30,0 0,0">
          <text:p/>
        </draw:polygon>
        <draw:polygon draw:style-name="gr38" draw:text-style-name="P10" draw:layer="layout" svg:width="0.029cm" svg:height="0.374cm" svg:x="19.09cm" svg:y="19.456cm" svg:viewBox="0 0 30 375" draw:points="0,375 30,375 30,0 0,0">
          <text:p/>
        </draw:polygon>
        <draw:polygon draw:style-name="gr38" draw:text-style-name="P10" draw:layer="layout" svg:width="0.029cm" svg:height="0.374cm" svg:x="19.119cm" svg:y="19.456cm" svg:viewBox="0 0 30 375" draw:points="0,375 30,375 30,0 0,0">
          <text:p/>
        </draw:polygon>
        <draw:polygon draw:style-name="gr36" draw:text-style-name="P8" draw:layer="layout" svg:width="0.029cm" svg:height="0.374cm" svg:x="19.148cm" svg:y="19.456cm" svg:viewBox="0 0 30 375" draw:points="0,375 30,375 30,0 0,0">
          <text:p/>
        </draw:polygon>
        <draw:polygon draw:style-name="gr37" draw:text-style-name="P9" draw:layer="layout" svg:width="0.029cm" svg:height="0.374cm" svg:x="19.177cm" svg:y="19.456cm" svg:viewBox="0 0 30 375" draw:points="0,375 30,375 30,0 0,0">
          <text:p/>
        </draw:polygon>
        <draw:polygon draw:style-name="gr38" draw:text-style-name="P10" draw:layer="layout" svg:width="0.03cm" svg:height="0.374cm" svg:x="19.207cm" svg:y="19.456cm" svg:viewBox="0 0 31 375" draw:points="0,375 31,375 31,0 0,0">
          <text:p/>
        </draw:polygon>
        <draw:polygon draw:style-name="gr38" draw:text-style-name="P10" draw:layer="layout" svg:width="0.029cm" svg:height="0.374cm" svg:x="19.237cm" svg:y="19.456cm" svg:viewBox="0 0 30 375" draw:points="0,375 30,375 30,0 0,0">
          <text:p/>
        </draw:polygon>
        <draw:polygon draw:style-name="gr36" draw:text-style-name="P8" draw:layer="layout" svg:width="0.029cm" svg:height="0.374cm" svg:x="19.266cm" svg:y="19.456cm" svg:viewBox="0 0 30 375" draw:points="0,375 30,375 30,0 0,0">
          <text:p/>
        </draw:polygon>
        <draw:polygon draw:style-name="gr37" draw:text-style-name="P9" draw:layer="layout" svg:width="0.03cm" svg:height="0.374cm" svg:x="19.295cm" svg:y="19.456cm" svg:viewBox="0 0 31 375" draw:points="0,375 31,375 31,0 0,0">
          <text:p/>
        </draw:polygon>
        <draw:polygon draw:style-name="gr37" draw:text-style-name="P9" draw:layer="layout" svg:width="0.029cm" svg:height="0.374cm" svg:x="19.325cm" svg:y="19.456cm" svg:viewBox="0 0 30 375" draw:points="0,375 30,375 30,0 0,0">
          <text:p/>
        </draw:polygon>
        <draw:polygon draw:style-name="gr36" draw:text-style-name="P8" draw:layer="layout" svg:width="0.029cm" svg:height="0.374cm" svg:x="19.355cm" svg:y="19.456cm" svg:viewBox="0 0 30 375" draw:points="0,375 30,375 30,0 0,0">
          <text:p/>
        </draw:polygon>
        <draw:polygon draw:style-name="gr36" draw:text-style-name="P8" draw:layer="layout" svg:width="0.029cm" svg:height="0.374cm" svg:x="19.384cm" svg:y="19.456cm" svg:viewBox="0 0 30 375" draw:points="0,375 30,375 30,0 0,0">
          <text:p/>
        </draw:polygon>
        <draw:polygon draw:style-name="gr37" draw:text-style-name="P9" draw:layer="layout" svg:width="0.029cm" svg:height="0.374cm" svg:x="19.414cm" svg:y="19.456cm" svg:viewBox="0 0 30 375" draw:points="0,375 30,375 30,0 0,0">
          <text:p/>
        </draw:polygon>
        <draw:polygon draw:style-name="gr36" draw:text-style-name="P8" draw:layer="layout" svg:width="0.029cm" svg:height="0.374cm" svg:x="19.443cm" svg:y="19.456cm" svg:viewBox="0 0 30 375" draw:points="0,375 30,375 30,0 0,0">
          <text:p/>
        </draw:polygon>
        <draw:polygon draw:style-name="gr38" draw:text-style-name="P10" draw:layer="layout" svg:width="0.029cm" svg:height="0.374cm" svg:x="19.472cm" svg:y="19.456cm" svg:viewBox="0 0 30 375" draw:points="0,375 30,375 30,0 0,0">
          <text:p/>
        </draw:polygon>
        <draw:polygon draw:style-name="gr36" draw:text-style-name="P8" draw:layer="layout" svg:width="0.029cm" svg:height="0.374cm" svg:x="19.501cm" svg:y="19.456cm" svg:viewBox="0 0 30 375" draw:points="0,375 30,375 30,0 0,0">
          <text:p/>
        </draw:polygon>
        <draw:polygon draw:style-name="gr37" draw:text-style-name="P9" draw:layer="layout" svg:width="0.029cm" svg:height="0.374cm" svg:x="19.532cm" svg:y="19.456cm" svg:viewBox="0 0 30 375" draw:points="0,375 30,375 30,0 0,0">
          <text:p/>
        </draw:polygon>
        <draw:polygon draw:style-name="gr37" draw:text-style-name="P9" draw:layer="layout" svg:width="0.029cm" svg:height="0.374cm" svg:x="19.561cm" svg:y="19.456cm" svg:viewBox="0 0 30 375" draw:points="0,375 30,375 30,0 0,0">
          <text:p/>
        </draw:polygon>
        <draw:polygon draw:style-name="gr37" draw:text-style-name="P9" draw:layer="layout" svg:width="0.029cm" svg:height="0.374cm" svg:x="19.59cm" svg:y="19.456cm" svg:viewBox="0 0 30 375" draw:points="0,375 30,375 30,0 0,0">
          <text:p/>
        </draw:polygon>
        <draw:polygon draw:style-name="gr38" draw:text-style-name="P10" draw:layer="layout" svg:width="0.029cm" svg:height="0.374cm" svg:x="19.619cm" svg:y="19.456cm" svg:viewBox="0 0 30 375" draw:points="0,375 30,375 30,0 0,0">
          <text:p/>
        </draw:polygon>
        <draw:polygon draw:style-name="gr36" draw:text-style-name="P8" draw:layer="layout" svg:width="0.029cm" svg:height="0.374cm" svg:x="19.649cm" svg:y="19.456cm" svg:viewBox="0 0 30 375" draw:points="0,375 30,375 30,0 0,0">
          <text:p/>
        </draw:polygon>
        <draw:polygon draw:style-name="gr37" draw:text-style-name="P9" draw:layer="layout" svg:width="0.029cm" svg:height="0.374cm" svg:x="19.679cm" svg:y="19.456cm" svg:viewBox="0 0 30 375" draw:points="0,375 30,375 30,0 0,0">
          <text:p/>
        </draw:polygon>
        <draw:polygon draw:style-name="gr37" draw:text-style-name="P9" draw:layer="layout" svg:width="0.03cm" svg:height="0.374cm" svg:x="19.708cm" svg:y="19.456cm" svg:viewBox="0 0 31 375" draw:points="0,375 31,375 31,0 0,0">
          <text:p/>
        </draw:polygon>
        <draw:polygon draw:style-name="gr36" draw:text-style-name="P8" draw:layer="layout" svg:width="0.029cm" svg:height="0.374cm" svg:x="19.738cm" svg:y="19.456cm" svg:viewBox="0 0 30 375" draw:points="0,375 30,375 30,0 0,0">
          <text:p/>
        </draw:polygon>
        <draw:polygon draw:style-name="gr36" draw:text-style-name="P8" draw:layer="layout" svg:width="0.029cm" svg:height="0.374cm" svg:x="19.767cm" svg:y="19.456cm" svg:viewBox="0 0 30 375" draw:points="0,375 30,375 30,0 0,0">
          <text:p/>
        </draw:polygon>
        <draw:polygon draw:style-name="gr36" draw:text-style-name="P8" draw:layer="layout" svg:width="0.029cm" svg:height="0.374cm" svg:x="19.796cm" svg:y="19.456cm" svg:viewBox="0 0 30 375" draw:points="0,375 30,375 30,0 0,0">
          <text:p/>
        </draw:polygon>
        <draw:polygon draw:style-name="gr38" draw:text-style-name="P10" draw:layer="layout" svg:width="0.029cm" svg:height="0.374cm" svg:x="19.825cm" svg:y="19.456cm" svg:viewBox="0 0 30 375" draw:points="0,375 30,375 30,0 0,0">
          <text:p/>
        </draw:polygon>
        <draw:polygon draw:style-name="gr37" draw:text-style-name="P9" draw:layer="layout" svg:width="0.029cm" svg:height="0.374cm" svg:x="19.856cm" svg:y="19.456cm" svg:viewBox="0 0 30 375" draw:points="0,375 30,375 30,0 0,0">
          <text:p/>
        </draw:polygon>
        <draw:polygon draw:style-name="gr36" draw:text-style-name="P8" draw:layer="layout" svg:width="0.029cm" svg:height="0.374cm" svg:x="19.885cm" svg:y="19.456cm" svg:viewBox="0 0 30 375" draw:points="0,375 30,375 30,0 0,0">
          <text:p/>
        </draw:polygon>
        <draw:polygon draw:style-name="gr35" draw:text-style-name="P7" draw:layer="layout" svg:width="0.029cm" svg:height="0.374cm" svg:x="19.914cm" svg:y="19.456cm" svg:viewBox="0 0 30 375" draw:points="0,375 30,375 30,0 0,0">
          <text:p/>
        </draw:polygon>
        <draw:polygon draw:style-name="gr36" draw:text-style-name="P8" draw:layer="layout" svg:width="0.029cm" svg:height="0.374cm" svg:x="19.943cm" svg:y="19.456cm" svg:viewBox="0 0 30 375" draw:points="0,375 30,375 30,0 0,0">
          <text:p/>
        </draw:polygon>
        <draw:polygon draw:style-name="gr36" draw:text-style-name="P8" draw:layer="layout" svg:width="0.029cm" svg:height="0.374cm" svg:x="19.973cm" svg:y="19.456cm" svg:viewBox="0 0 30 375" draw:points="0,375 30,375 30,0 0,0">
          <text:p/>
        </draw:polygon>
        <draw:polygon draw:style-name="gr37" draw:text-style-name="P9" draw:layer="layout" svg:width="0.029cm" svg:height="0.374cm" svg:x="20.003cm" svg:y="19.456cm" svg:viewBox="0 0 30 375" draw:points="0,375 30,375 30,0 0,0">
          <text:p/>
        </draw:polygon>
        <draw:polygon draw:style-name="gr37" draw:text-style-name="P9" draw:layer="layout" svg:width="0.029cm" svg:height="0.374cm" svg:x="20.032cm" svg:y="19.456cm" svg:viewBox="0 0 30 375" draw:points="0,375 30,375 30,0 0,0">
          <text:p/>
        </draw:polygon>
        <draw:polygon draw:style-name="gr36" draw:text-style-name="P8" draw:layer="layout" svg:width="0.03cm" svg:height="0.374cm" svg:x="20.061cm" svg:y="19.456cm" svg:viewBox="0 0 31 375" draw:points="0,375 31,375 31,0 0,0">
          <text:p/>
        </draw:polygon>
        <draw:polygon draw:style-name="gr37" draw:text-style-name="P9" draw:layer="layout" svg:width="0.029cm" svg:height="0.374cm" svg:x="20.091cm" svg:y="19.456cm" svg:viewBox="0 0 30 375" draw:points="0,375 30,375 30,0 0,0">
          <text:p/>
        </draw:polygon>
        <draw:polygon draw:style-name="gr37" draw:text-style-name="P9" draw:layer="layout" svg:width="0.029cm" svg:height="0.374cm" svg:x="20.12cm" svg:y="19.456cm" svg:viewBox="0 0 30 375" draw:points="0,375 30,375 30,0 0,0">
          <text:p/>
        </draw:polygon>
        <draw:polygon draw:style-name="gr35" draw:text-style-name="P7" draw:layer="layout" svg:width="0.03cm" svg:height="0.374cm" svg:x="20.149cm" svg:y="19.456cm" svg:viewBox="0 0 31 375" draw:points="0,375 31,375 31,0 0,0">
          <text:p/>
        </draw:polygon>
        <draw:polygon draw:style-name="gr37" draw:text-style-name="P9" draw:layer="layout" svg:width="0.029cm" svg:height="0.374cm" svg:x="20.18cm" svg:y="19.456cm" svg:viewBox="0 0 30 375" draw:points="0,375 30,375 30,0 0,0">
          <text:p/>
        </draw:polygon>
        <draw:polygon draw:style-name="gr35" draw:text-style-name="P7" draw:layer="layout" svg:width="0.029cm" svg:height="0.374cm" svg:x="20.209cm" svg:y="19.456cm" svg:viewBox="0 0 30 375" draw:points="0,375 30,375 30,0 0,0">
          <text:p/>
        </draw:polygon>
        <draw:polygon draw:style-name="gr36" draw:text-style-name="P8" draw:layer="layout" svg:width="0.029cm" svg:height="0.374cm" svg:x="20.238cm" svg:y="19.456cm" svg:viewBox="0 0 30 375" draw:points="0,375 30,375 30,0 0,0">
          <text:p/>
        </draw:polygon>
        <draw:polygon draw:style-name="gr37" draw:text-style-name="P9" draw:layer="layout" svg:width="0.029cm" svg:height="0.374cm" svg:x="20.267cm" svg:y="19.456cm" svg:viewBox="0 0 30 375" draw:points="0,375 30,375 30,0 0,0">
          <text:p/>
        </draw:polygon>
        <draw:polygon draw:style-name="gr36" draw:text-style-name="P8" draw:layer="layout" svg:width="0.029cm" svg:height="0.374cm" svg:x="20.297cm" svg:y="19.456cm" svg:viewBox="0 0 30 375" draw:points="0,375 30,375 30,0 0,0">
          <text:p/>
        </draw:polygon>
        <draw:polygon draw:style-name="gr36" draw:text-style-name="P8" draw:layer="layout" svg:width="0.029cm" svg:height="0.374cm" svg:x="20.326cm" svg:y="19.456cm" svg:viewBox="0 0 30 375" draw:points="0,375 30,375 30,0 0,0">
          <text:p/>
        </draw:polygon>
        <draw:polygon draw:style-name="gr37" draw:text-style-name="P9" draw:layer="layout" svg:width="0.029cm" svg:height="0.374cm" svg:x="20.356cm" svg:y="19.456cm" svg:viewBox="0 0 30 375" draw:points="0,375 30,375 30,0 0,0">
          <text:p/>
        </draw:polygon>
        <draw:polygon draw:style-name="gr38" draw:text-style-name="P10" draw:layer="layout" svg:width="0.029cm" svg:height="0.374cm" svg:x="20.385cm" svg:y="19.456cm" svg:viewBox="0 0 30 375" draw:points="0,375 30,375 30,0 0,0">
          <text:p/>
        </draw:polygon>
        <draw:polygon draw:style-name="gr37" draw:text-style-name="P9" draw:layer="layout" svg:width="0.029cm" svg:height="0.374cm" svg:x="20.415cm" svg:y="19.456cm" svg:viewBox="0 0 30 375" draw:points="0,375 30,375 30,0 0,0">
          <text:p/>
        </draw:polygon>
        <draw:polygon draw:style-name="gr36" draw:text-style-name="P8" draw:layer="layout" svg:width="0.029cm" svg:height="0.374cm" svg:x="20.444cm" svg:y="19.456cm" svg:viewBox="0 0 30 375" draw:points="0,375 30,375 30,0 0,0">
          <text:p/>
        </draw:polygon>
        <draw:polygon draw:style-name="gr38" draw:text-style-name="P10" draw:layer="layout" svg:width="0.029cm" svg:height="0.374cm" svg:x="20.473cm" svg:y="19.456cm" svg:viewBox="0 0 30 375" draw:points="0,375 30,375 30,0 0,0">
          <text:p/>
        </draw:polygon>
        <draw:polygon draw:style-name="gr37" draw:text-style-name="P9" draw:layer="layout" svg:width="0.03cm" svg:height="0.374cm" svg:x="20.502cm" svg:y="19.456cm" svg:viewBox="0 0 31 375" draw:points="0,375 31,375 31,0 0,0">
          <text:p/>
        </draw:polygon>
        <draw:polygon draw:style-name="gr36" draw:text-style-name="P8" draw:layer="layout" svg:width="0.029cm" svg:height="0.374cm" svg:x="20.533cm" svg:y="19.456cm" svg:viewBox="0 0 30 375" draw:points="0,375 30,375 30,0 0,0">
          <text:p/>
        </draw:polygon>
        <draw:polygon draw:style-name="gr37" draw:text-style-name="P9" draw:layer="layout" svg:width="0.029cm" svg:height="0.374cm" svg:x="20.562cm" svg:y="19.456cm" svg:viewBox="0 0 30 375" draw:points="0,375 30,375 30,0 0,0">
          <text:p/>
        </draw:polygon>
        <draw:polygon draw:style-name="gr37" draw:text-style-name="P9" draw:layer="layout" svg:width="0.029cm" svg:height="0.374cm" svg:x="20.592cm" svg:y="19.456cm" svg:viewBox="0 0 30 375" draw:points="0,375 30,375 30,0 0,0">
          <text:p/>
        </draw:polygon>
        <draw:polygon draw:style-name="gr37" draw:text-style-name="P9" draw:layer="layout" svg:width="0.029cm" svg:height="0.374cm" svg:x="20.621cm" svg:y="19.456cm" svg:viewBox="0 0 30 375" draw:points="0,375 30,375 30,0 0,0">
          <text:p/>
        </draw:polygon>
        <draw:polygon draw:style-name="gr36" draw:text-style-name="P8" draw:layer="layout" svg:width="0.029cm" svg:height="0.374cm" svg:x="20.65cm" svg:y="19.456cm" svg:viewBox="0 0 30 375" draw:points="0,375 30,375 30,0 0,0">
          <text:p/>
        </draw:polygon>
        <draw:polygon draw:style-name="gr38" draw:text-style-name="P10" draw:layer="layout" svg:width="0.029cm" svg:height="0.374cm" svg:x="20.68cm" svg:y="19.456cm" svg:viewBox="0 0 30 375" draw:points="0,375 30,375 30,0 0,0">
          <text:p/>
        </draw:polygon>
        <draw:polygon draw:style-name="gr36" draw:text-style-name="P8" draw:layer="layout" svg:width="0.029cm" svg:height="0.374cm" svg:x="20.71cm" svg:y="19.456cm" svg:viewBox="0 0 30 375" draw:points="0,375 30,375 30,0 0,0">
          <text:p/>
        </draw:polygon>
        <draw:polygon draw:style-name="gr38" draw:text-style-name="P10" draw:layer="layout" svg:width="0.029cm" svg:height="0.374cm" svg:x="20.739cm" svg:y="19.456cm" svg:viewBox="0 0 30 375" draw:points="0,375 30,375 30,0 0,0">
          <text:p/>
        </draw:polygon>
        <draw:polygon draw:style-name="gr36" draw:text-style-name="P8" draw:layer="layout" svg:width="0.029cm" svg:height="0.374cm" svg:x="20.768cm" svg:y="19.456cm" svg:viewBox="0 0 30 375" draw:points="0,375 30,375 30,0 0,0">
          <text:p/>
        </draw:polygon>
        <draw:polygon draw:style-name="gr37" draw:text-style-name="P9" draw:layer="layout" svg:width="0.029cm" svg:height="0.374cm" svg:x="20.797cm" svg:y="19.456cm" svg:viewBox="0 0 30 375" draw:points="0,375 30,375 30,0 0,0">
          <text:p/>
        </draw:polygon>
        <draw:polygon draw:style-name="gr37" draw:text-style-name="P9" draw:layer="layout" svg:width="0.03cm" svg:height="0.374cm" svg:x="20.826cm" svg:y="19.456cm" svg:viewBox="0 0 31 375" draw:points="0,375 31,375 31,0 0,0">
          <text:p/>
        </draw:polygon>
        <draw:polygon draw:style-name="gr37" draw:text-style-name="P9" draw:layer="layout" svg:width="0.029cm" svg:height="0.374cm" svg:x="20.857cm" svg:y="19.456cm" svg:viewBox="0 0 30 375" draw:points="0,375 30,375 30,0 0,0">
          <text:p/>
        </draw:polygon>
        <draw:polygon draw:style-name="gr36" draw:text-style-name="P8" draw:layer="layout" svg:width="0.029cm" svg:height="0.374cm" svg:x="20.886cm" svg:y="19.456cm" svg:viewBox="0 0 30 375" draw:points="0,375 30,375 30,0 0,0">
          <text:p/>
        </draw:polygon>
        <draw:polygon draw:style-name="gr37" draw:text-style-name="P9" draw:layer="layout" svg:width="0.03cm" svg:height="0.374cm" svg:x="20.915cm" svg:y="19.456cm" svg:viewBox="0 0 31 375" draw:points="0,375 31,375 31,0 0,0">
          <text:p/>
        </draw:polygon>
        <draw:polygon draw:style-name="gr38" draw:text-style-name="P10" draw:layer="layout" svg:width="0.029cm" svg:height="0.374cm" svg:x="20.945cm" svg:y="19.456cm" svg:viewBox="0 0 30 375" draw:points="0,375 30,375 30,0 0,0">
          <text:p/>
        </draw:polygon>
        <draw:polygon draw:style-name="gr37" draw:text-style-name="P9" draw:layer="layout" svg:width="0.029cm" svg:height="0.374cm" svg:x="20.974cm" svg:y="19.456cm" svg:viewBox="0 0 30 375" draw:points="0,375 30,375 30,0 0,0">
          <text:p/>
        </draw:polygon>
        <draw:polygon draw:style-name="gr36" draw:text-style-name="P8" draw:layer="layout" svg:width="0.029cm" svg:height="0.374cm" svg:x="21.004cm" svg:y="19.456cm" svg:viewBox="0 0 30 375" draw:points="0,375 30,375 30,0 0,0">
          <text:p/>
        </draw:polygon>
        <draw:polygon draw:style-name="gr36" draw:text-style-name="P8" draw:layer="layout" svg:width="0.029cm" svg:height="0.374cm" svg:x="21.034cm" svg:y="19.456cm" svg:viewBox="0 0 30 375" draw:points="0,375 30,375 30,0 0,0">
          <text:p/>
        </draw:polygon>
        <draw:polygon draw:style-name="gr38" draw:text-style-name="P10" draw:layer="layout" svg:width="0.029cm" svg:height="0.374cm" svg:x="21.063cm" svg:y="19.456cm" svg:viewBox="0 0 30 375" draw:points="0,375 30,375 30,0 0,0">
          <text:p/>
        </draw:polygon>
        <draw:polygon draw:style-name="gr38" draw:text-style-name="P10" draw:layer="layout" svg:width="0.029cm" svg:height="0.374cm" svg:x="21.092cm" svg:y="19.456cm" svg:viewBox="0 0 30 375" draw:points="0,375 30,375 30,0 0,0">
          <text:p/>
        </draw:polygon>
        <draw:polygon draw:style-name="gr36" draw:text-style-name="P8" draw:layer="layout" svg:width="0.029cm" svg:height="0.374cm" svg:x="21.121cm" svg:y="19.456cm" svg:viewBox="0 0 30 375" draw:points="0,375 30,375 30,0 0,0">
          <text:p/>
        </draw:polygon>
        <draw:polygon draw:style-name="gr36" draw:text-style-name="P8" draw:layer="layout" svg:width="0.029cm" svg:height="0.374cm" svg:x="21.152cm" svg:y="19.456cm" svg:viewBox="0 0 30 375" draw:points="0,375 30,375 30,0 0,0">
          <text:p/>
        </draw:polygon>
        <draw:polygon draw:style-name="gr35" draw:text-style-name="P7" draw:layer="layout" svg:width="0.029cm" svg:height="0.374cm" svg:x="21.181cm" svg:y="19.456cm" svg:viewBox="0 0 30 375" draw:points="0,375 30,375 30,0 0,0">
          <text:p/>
        </draw:polygon>
        <draw:polygon draw:style-name="gr35" draw:text-style-name="P7" draw:layer="layout" svg:width="0.029cm" svg:height="0.374cm" svg:x="21.21cm" svg:y="19.456cm" svg:viewBox="0 0 30 375" draw:points="0,375 30,375 30,0 0,0">
          <text:p/>
        </draw:polygon>
        <draw:polygon draw:style-name="gr35" draw:text-style-name="P7" draw:layer="layout" svg:width="0.029cm" svg:height="0.374cm" svg:x="21.239cm" svg:y="19.456cm" svg:viewBox="0 0 30 375" draw:points="0,375 30,375 30,0 0,0">
          <text:p/>
        </draw:polygon>
        <draw:polygon draw:style-name="gr36" draw:text-style-name="P8" draw:layer="layout" svg:width="0.029cm" svg:height="0.374cm" svg:x="21.269cm" svg:y="19.456cm" svg:viewBox="0 0 30 375" draw:points="0,375 30,375 30,0 0,0">
          <text:p/>
        </draw:polygon>
        <draw:polygon draw:style-name="gr36" draw:text-style-name="P8" draw:layer="layout" svg:width="0.029cm" svg:height="0.374cm" svg:x="21.298cm" svg:y="19.456cm" svg:viewBox="0 0 30 375" draw:points="0,375 30,375 30,0 0,0">
          <text:p/>
        </draw:polygon>
        <draw:polygon draw:style-name="gr35" draw:text-style-name="P7" draw:layer="layout" svg:width="0.029cm" svg:height="0.374cm" svg:x="21.328cm" svg:y="19.456cm" svg:viewBox="0 0 30 375" draw:points="0,375 30,375 30,0 0,0">
          <text:p/>
        </draw:polygon>
        <draw:polygon draw:style-name="gr35" draw:text-style-name="P7" draw:layer="layout" svg:width="0.03cm" svg:height="0.374cm" svg:x="21.357cm" svg:y="19.456cm" svg:viewBox="0 0 31 375" draw:points="0,375 31,375 31,0 0,0">
          <text:p/>
        </draw:polygon>
        <draw:polygon draw:style-name="gr35" draw:text-style-name="P7" draw:layer="layout" svg:width="0.029cm" svg:height="0.374cm" svg:x="21.387cm" svg:y="19.456cm" svg:viewBox="0 0 30 375" draw:points="0,375 30,375 30,0 0,0">
          <text:p/>
        </draw:polygon>
        <draw:polygon draw:style-name="gr36" draw:text-style-name="P8" draw:layer="layout" svg:width="0.029cm" svg:height="0.374cm" svg:x="21.416cm" svg:y="19.456cm" svg:viewBox="0 0 30 375" draw:points="0,375 30,375 30,0 0,0">
          <text:p/>
        </draw:polygon>
        <draw:polygon draw:style-name="gr36" draw:text-style-name="P8" draw:layer="layout" svg:width="0.029cm" svg:height="0.374cm" svg:x="21.445cm" svg:y="19.456cm" svg:viewBox="0 0 30 375" draw:points="0,375 30,375 30,0 0,0">
          <text:p/>
        </draw:polygon>
        <draw:polygon draw:style-name="gr36" draw:text-style-name="P8" draw:layer="layout" svg:width="0.029cm" svg:height="0.374cm" svg:x="21.476cm" svg:y="19.456cm" svg:viewBox="0 0 30 375" draw:points="0,375 30,375 30,0 0,0">
          <text:p/>
        </draw:polygon>
        <draw:polygon draw:style-name="gr36" draw:text-style-name="P8" draw:layer="layout" svg:width="0.029cm" svg:height="0.374cm" svg:x="21.505cm" svg:y="19.456cm" svg:viewBox="0 0 30 375" draw:points="0,375 30,375 30,0 0,0">
          <text:p/>
        </draw:polygon>
        <draw:polygon draw:style-name="gr38" draw:text-style-name="P10" draw:layer="layout" svg:width="0.029cm" svg:height="0.374cm" svg:x="21.534cm" svg:y="19.456cm" svg:viewBox="0 0 30 375" draw:points="0,375 30,375 30,0 0,0">
          <text:p/>
        </draw:polygon>
        <draw:polygon draw:style-name="gr37" draw:text-style-name="P9" draw:layer="layout" svg:width="0.029cm" svg:height="0.374cm" svg:x="21.563cm" svg:y="19.456cm" svg:viewBox="0 0 30 375" draw:points="0,375 30,375 30,0 0,0">
          <text:p/>
        </draw:polygon>
        <draw:polygon draw:style-name="gr38" draw:text-style-name="P10" draw:layer="layout" svg:width="0.029cm" svg:height="0.374cm" svg:x="21.593cm" svg:y="19.456cm" svg:viewBox="0 0 30 375" draw:points="0,375 30,375 30,0 0,0">
          <text:p/>
        </draw:polygon>
        <draw:polygon draw:style-name="gr37" draw:text-style-name="P9" draw:layer="layout" svg:width="0.029cm" svg:height="0.374cm" svg:x="21.622cm" svg:y="19.456cm" svg:viewBox="0 0 30 375" draw:points="0,375 30,375 30,0 0,0">
          <text:p/>
        </draw:polygon>
        <draw:polygon draw:style-name="gr36" draw:text-style-name="P8" draw:layer="layout" svg:width="0.029cm" svg:height="0.374cm" svg:x="21.652cm" svg:y="19.456cm" svg:viewBox="0 0 30 375" draw:points="0,375 30,375 30,0 0,0">
          <text:p/>
        </draw:polygon>
        <draw:polygon draw:style-name="gr35" draw:text-style-name="P7" draw:layer="layout" svg:width="0.03cm" svg:height="0.374cm" svg:x="21.681cm" svg:y="19.456cm" svg:viewBox="0 0 31 375" draw:points="0,375 31,375 31,0 0,0">
          <text:p/>
        </draw:polygon>
        <draw:polygon draw:style-name="gr36" draw:text-style-name="P8" draw:layer="layout" svg:width="0.029cm" svg:height="0.374cm" svg:x="21.711cm" svg:y="19.456cm" svg:viewBox="0 0 30 375" draw:points="0,375 30,375 30,0 0,0">
          <text:p/>
        </draw:polygon>
        <draw:polygon draw:style-name="gr36" draw:text-style-name="P8" draw:layer="layout" svg:width="0.029cm" svg:height="0.374cm" svg:x="21.74cm" svg:y="19.456cm" svg:viewBox="0 0 30 375" draw:points="0,375 30,375 30,0 0,0">
          <text:p/>
        </draw:polygon>
        <draw:polygon draw:style-name="gr38" draw:text-style-name="P10" draw:layer="layout" svg:width="0.03cm" svg:height="0.374cm" svg:x="21.769cm" svg:y="19.456cm" svg:viewBox="0 0 31 375" draw:points="0,375 31,375 31,0 0,0">
          <text:p/>
        </draw:polygon>
        <draw:polygon draw:style-name="gr38" draw:text-style-name="P10" draw:layer="layout" svg:width="0.029cm" svg:height="0.374cm" svg:x="21.8cm" svg:y="19.456cm" svg:viewBox="0 0 30 375" draw:points="0,375 30,375 30,0 0,0">
          <text:p/>
        </draw:polygon>
        <draw:polygon draw:style-name="gr38" draw:text-style-name="P10" draw:layer="layout" svg:width="0.029cm" svg:height="0.374cm" svg:x="21.829cm" svg:y="19.456cm" svg:viewBox="0 0 30 375" draw:points="0,375 30,375 30,0 0,0">
          <text:p/>
        </draw:polygon>
        <draw:polygon draw:style-name="gr37" draw:text-style-name="P9" draw:layer="layout" svg:width="0.029cm" svg:height="0.374cm" svg:x="21.858cm" svg:y="19.456cm" svg:viewBox="0 0 30 375" draw:points="0,375 30,375 30,0 0,0">
          <text:p/>
        </draw:polygon>
        <draw:polygon draw:style-name="gr37" draw:text-style-name="P9" draw:layer="layout" svg:width="0.029cm" svg:height="0.374cm" svg:x="21.887cm" svg:y="19.456cm" svg:viewBox="0 0 30 375" draw:points="0,375 30,375 30,0 0,0">
          <text:p/>
        </draw:polygon>
        <draw:polygon draw:style-name="gr37" draw:text-style-name="P9" draw:layer="layout" svg:width="0.029cm" svg:height="0.374cm" svg:x="21.917cm" svg:y="19.456cm" svg:viewBox="0 0 30 375" draw:points="0,375 30,375 30,0 0,0">
          <text:p/>
        </draw:polygon>
        <draw:polygon draw:style-name="gr35" draw:text-style-name="P7" draw:layer="layout" svg:width="0.029cm" svg:height="0.374cm" svg:x="21.946cm" svg:y="19.456cm" svg:viewBox="0 0 30 375" draw:points="0,375 30,375 30,0 0,0">
          <text:p/>
        </draw:polygon>
        <draw:polygon draw:style-name="gr37" draw:text-style-name="P9" draw:layer="layout" svg:width="0.029cm" svg:height="0.374cm" svg:x="21.976cm" svg:y="19.456cm" svg:viewBox="0 0 30 375" draw:points="0,375 30,375 30,0 0,0">
          <text:p/>
        </draw:polygon>
        <draw:polygon draw:style-name="gr37" draw:text-style-name="P9" draw:layer="layout" svg:width="0.029cm" svg:height="0.374cm" svg:x="22.005cm" svg:y="19.456cm" svg:viewBox="0 0 30 375" draw:points="0,375 30,375 30,0 0,0">
          <text:p/>
        </draw:polygon>
        <draw:polygon draw:style-name="gr37" draw:text-style-name="P9" draw:layer="layout" svg:width="0.029cm" svg:height="0.374cm" svg:x="22.035cm" svg:y="19.456cm" svg:viewBox="0 0 30 375" draw:points="0,375 30,375 30,0 0,0">
          <text:p/>
        </draw:polygon>
        <draw:polygon draw:style-name="gr36" draw:text-style-name="P8" draw:layer="layout" svg:width="0.029cm" svg:height="0.374cm" svg:x="22.064cm" svg:y="19.456cm" svg:viewBox="0 0 30 375" draw:points="0,375 30,375 30,0 0,0">
          <text:p/>
        </draw:polygon>
        <draw:polygon draw:style-name="gr36" draw:text-style-name="P8" draw:layer="layout" svg:width="0.029cm" svg:height="0.374cm" svg:x="22.093cm" svg:y="19.456cm" svg:viewBox="0 0 30 375" draw:points="0,375 30,375 30,0 0,0">
          <text:p/>
        </draw:polygon>
        <draw:polygon draw:style-name="gr37" draw:text-style-name="P9" draw:layer="layout" svg:width="0.03cm" svg:height="0.374cm" svg:x="22.122cm" svg:y="19.456cm" svg:viewBox="0 0 31 375" draw:points="0,375 31,375 31,0 0,0">
          <text:p/>
        </draw:polygon>
        <draw:polygon draw:style-name="gr35" draw:text-style-name="P7" draw:layer="layout" svg:width="0.029cm" svg:height="0.374cm" svg:x="22.153cm" svg:y="19.456cm" svg:viewBox="0 0 30 375" draw:points="0,375 30,375 30,0 0,0">
          <text:p/>
        </draw:polygon>
        <draw:polygon draw:style-name="gr37" draw:text-style-name="P9" draw:layer="layout" svg:width="0.029cm" svg:height="0.374cm" svg:x="22.182cm" svg:y="19.456cm" svg:viewBox="0 0 30 375" draw:points="0,375 30,375 30,0 0,0">
          <text:p/>
        </draw:polygon>
        <draw:polygon draw:style-name="gr36" draw:text-style-name="P8" draw:layer="layout" svg:width="0.03cm" svg:height="0.374cm" svg:x="22.211cm" svg:y="19.456cm" svg:viewBox="0 0 31 375" draw:points="0,375 31,375 31,0 0,0">
          <text:p/>
        </draw:polygon>
        <draw:polygon draw:style-name="gr36" draw:text-style-name="P8" draw:layer="layout" svg:width="0.029cm" svg:height="0.374cm" svg:x="22.241cm" svg:y="19.456cm" svg:viewBox="0 0 30 375" draw:points="0,375 30,375 30,0 0,0">
          <text:p/>
        </draw:polygon>
        <draw:polygon draw:style-name="gr35" draw:text-style-name="P7" draw:layer="layout" svg:width="0.029cm" svg:height="0.374cm" svg:x="22.27cm" svg:y="19.456cm" svg:viewBox="0 0 30 375" draw:points="0,375 30,375 30,0 0,0">
          <text:p/>
        </draw:polygon>
        <draw:polygon draw:style-name="gr36" draw:text-style-name="P8" draw:layer="layout" svg:width="0.029cm" svg:height="0.374cm" svg:x="22.299cm" svg:y="19.456cm" svg:viewBox="0 0 30 375" draw:points="0,375 30,375 30,0 0,0">
          <text:p/>
        </draw:polygon>
        <draw:polygon draw:style-name="gr35" draw:text-style-name="P7" draw:layer="layout" svg:width="0.029cm" svg:height="0.374cm" svg:x="22.329cm" svg:y="19.456cm" svg:viewBox="0 0 30 375" draw:points="0,375 30,375 30,0 0,0">
          <text:p/>
        </draw:polygon>
        <draw:polygon draw:style-name="gr36" draw:text-style-name="P8" draw:layer="layout" svg:width="0.029cm" svg:height="0.374cm" svg:x="22.417cm" svg:y="19.456cm" svg:viewBox="0 0 30 375" draw:points="0,375 30,375 30,0 0,0">
          <text:p/>
        </draw:polygon>
        <draw:polygon draw:style-name="gr36" draw:text-style-name="P8" draw:layer="layout" svg:width="0.029cm" svg:height="0.374cm" svg:x="22.446cm" svg:y="19.456cm" svg:viewBox="0 0 30 375" draw:points="0,375 30,375 30,0 0,0">
          <text:p/>
        </draw:polygon>
        <draw:polygon draw:style-name="gr35" draw:text-style-name="P7" draw:layer="layout" svg:width="0.029cm" svg:height="0.374cm" svg:x="22.477cm" svg:y="19.456cm" svg:viewBox="0 0 30 375" draw:points="0,375 30,375 30,0 0,0">
          <text:p/>
        </draw:polygon>
        <draw:polygon draw:style-name="gr37" draw:text-style-name="P9" draw:layer="layout" svg:width="0.029cm" svg:height="0.374cm" svg:x="22.506cm" svg:y="19.456cm" svg:viewBox="0 0 30 375" draw:points="0,375 30,375 30,0 0,0">
          <text:p/>
        </draw:polygon>
        <draw:polygon draw:style-name="gr37" draw:text-style-name="P9" draw:layer="layout" svg:width="0.03cm" svg:height="0.374cm" svg:x="22.535cm" svg:y="19.456cm" svg:viewBox="0 0 31 375" draw:points="0,375 31,375 31,0 0,0">
          <text:p/>
        </draw:polygon>
        <draw:polygon draw:style-name="gr36" draw:text-style-name="P8" draw:layer="layout" svg:width="0.029cm" svg:height="0.374cm" svg:x="22.565cm" svg:y="19.456cm" svg:viewBox="0 0 30 375" draw:points="0,375 30,375 30,0 0,0">
          <text:p/>
        </draw:polygon>
        <draw:polygon draw:style-name="gr37" draw:text-style-name="P9" draw:layer="layout" svg:width="0.029cm" svg:height="0.374cm" svg:x="22.594cm" svg:y="19.456cm" svg:viewBox="0 0 30 375" draw:points="0,375 30,375 30,0 0,0">
          <text:p/>
        </draw:polygon>
        <draw:polygon draw:style-name="gr35" draw:text-style-name="P7" draw:layer="layout" svg:width="0.029cm" svg:height="0.374cm" svg:x="22.623cm" svg:y="19.456cm" svg:viewBox="0 0 30 375" draw:points="0,375 30,375 30,0 0,0">
          <text:p/>
        </draw:polygon>
        <draw:polygon draw:style-name="gr37" draw:text-style-name="P9" draw:layer="layout" svg:width="0.029cm" svg:height="0.374cm" svg:x="22.654cm" svg:y="19.456cm" svg:viewBox="0 0 30 375" draw:points="0,375 30,375 30,0 0,0">
          <text:p/>
        </draw:polygon>
        <draw:polygon draw:style-name="gr37" draw:text-style-name="P9" draw:layer="layout" svg:width="0.029cm" svg:height="0.374cm" svg:x="22.683cm" svg:y="19.456cm" svg:viewBox="0 0 30 375" draw:points="0,375 30,375 30,0 0,0">
          <text:p/>
        </draw:polygon>
        <draw:polygon draw:style-name="gr36" draw:text-style-name="P8" draw:layer="layout" svg:width="0.029cm" svg:height="0.374cm" svg:x="22.712cm" svg:y="19.456cm" svg:viewBox="0 0 30 375" draw:points="0,375 30,375 30,0 0,0">
          <text:p/>
        </draw:polygon>
        <draw:polygon draw:style-name="gr36" draw:text-style-name="P8" draw:layer="layout" svg:width="0.029cm" svg:height="0.374cm" svg:x="22.741cm" svg:y="19.456cm" svg:viewBox="0 0 30 375" draw:points="0,375 30,375 30,0 0,0">
          <text:p/>
        </draw:polygon>
        <draw:polygon draw:style-name="gr37" draw:text-style-name="P9" draw:layer="layout" svg:width="0.029cm" svg:height="0.374cm" svg:x="22.771cm" svg:y="19.456cm" svg:viewBox="0 0 30 375" draw:points="0,375 30,375 30,0 0,0">
          <text:p/>
        </draw:polygon>
        <draw:polygon draw:style-name="gr38" draw:text-style-name="P10" draw:layer="layout" svg:width="0.029cm" svg:height="0.374cm" svg:x="22.801cm" svg:y="19.456cm" svg:viewBox="0 0 30 375" draw:points="0,375 30,375 30,0 0,0">
          <text:p/>
        </draw:polygon>
        <draw:polygon draw:style-name="gr36" draw:text-style-name="P8" draw:layer="layout" svg:width="0.029cm" svg:height="0.374cm" svg:x="22.83cm" svg:y="19.456cm" svg:viewBox="0 0 30 375" draw:points="0,375 30,375 30,0 0,0">
          <text:p/>
        </draw:polygon>
        <draw:polygon draw:style-name="gr36" draw:text-style-name="P8" draw:layer="layout" svg:width="0.029cm" svg:height="0.374cm" svg:x="22.859cm" svg:y="19.456cm" svg:viewBox="0 0 30 375" draw:points="0,375 30,375 30,0 0,0">
          <text:p/>
        </draw:polygon>
        <draw:polygon draw:style-name="gr36" draw:text-style-name="P8" draw:layer="layout" svg:width="0.03cm" svg:height="0.374cm" svg:x="22.888cm" svg:y="19.456cm" svg:viewBox="0 0 31 375" draw:points="0,375 31,375 31,0 0,0">
          <text:p/>
        </draw:polygon>
        <draw:polygon draw:style-name="gr36" draw:text-style-name="P8" draw:layer="layout" svg:width="0.029cm" svg:height="0.374cm" svg:x="22.918cm" svg:y="19.456cm" svg:viewBox="0 0 30 375" draw:points="0,375 30,375 30,0 0,0">
          <text:p/>
        </draw:polygon>
        <draw:polygon draw:style-name="gr38" draw:text-style-name="P10" draw:layer="layout" svg:width="0.029cm" svg:height="0.374cm" svg:x="22.947cm" svg:y="19.456cm" svg:viewBox="0 0 30 375" draw:points="0,375 30,375 30,0 0,0">
          <text:p/>
        </draw:polygon>
        <draw:polygon draw:style-name="gr38" draw:text-style-name="P10" draw:layer="layout" svg:width="0.03cm" svg:height="0.374cm" svg:x="22.977cm" svg:y="19.456cm" svg:viewBox="0 0 31 375" draw:points="0,375 31,375 31,0 0,0">
          <text:p/>
        </draw:polygon>
        <draw:polygon draw:style-name="gr38" draw:text-style-name="P10" draw:layer="layout" svg:width="0.029cm" svg:height="0.374cm" svg:x="23.007cm" svg:y="19.456cm" svg:viewBox="0 0 30 375" draw:points="0,375 30,375 30,0 0,0">
          <text:p/>
        </draw:polygon>
        <draw:polygon draw:style-name="gr35" draw:text-style-name="P7" draw:layer="layout" svg:width="0.029cm" svg:height="0.374cm" svg:x="23.036cm" svg:y="19.456cm" svg:viewBox="0 0 30 375" draw:points="0,375 30,375 30,0 0,0">
          <text:p/>
        </draw:polygon>
        <draw:polygon draw:style-name="gr36" draw:text-style-name="P8" draw:layer="layout" svg:width="0.029cm" svg:height="0.374cm" svg:x="23.065cm" svg:y="19.456cm" svg:viewBox="0 0 30 375" draw:points="0,375 30,375 30,0 0,0">
          <text:p/>
        </draw:polygon>
        <draw:polygon draw:style-name="gr35" draw:text-style-name="P7" draw:layer="layout" svg:width="0.029cm" svg:height="0.374cm" svg:x="23.095cm" svg:y="19.456cm" svg:viewBox="0 0 30 375" draw:points="0,375 30,375 30,0 0,0">
          <text:p/>
        </draw:polygon>
        <draw:polygon draw:style-name="gr35" draw:text-style-name="P7" draw:layer="layout" svg:width="0.029cm" svg:height="0.374cm" svg:x="23.125cm" svg:y="19.456cm" svg:viewBox="0 0 30 375" draw:points="0,375 30,375 30,0 0,0">
          <text:p/>
        </draw:polygon>
        <draw:polygon draw:style-name="gr35" draw:text-style-name="P7" draw:layer="layout" svg:width="0.029cm" svg:height="0.374cm" svg:x="23.154cm" svg:y="19.456cm" svg:viewBox="0 0 30 375" draw:points="0,375 30,375 30,0 0,0">
          <text:p/>
        </draw:polygon>
        <draw:polygon draw:style-name="gr36" draw:text-style-name="P8" draw:layer="layout" svg:width="0.029cm" svg:height="0.374cm" svg:x="23.183cm" svg:y="19.456cm" svg:viewBox="0 0 30 375" draw:points="0,375 30,375 30,0 0,0">
          <text:p/>
        </draw:polygon>
        <draw:polygon draw:style-name="gr38" draw:text-style-name="P10" draw:layer="layout" svg:width="0.029cm" svg:height="0.374cm" svg:x="23.213cm" svg:y="19.456cm" svg:viewBox="0 0 30 375" draw:points="0,375 30,375 30,0 0,0">
          <text:p/>
        </draw:polygon>
        <draw:polygon draw:style-name="gr36" draw:text-style-name="P8" draw:layer="layout" svg:width="0.029cm" svg:height="0.374cm" svg:x="23.242cm" svg:y="19.456cm" svg:viewBox="0 0 30 375" draw:points="0,375 30,375 30,0 0,0">
          <text:p/>
        </draw:polygon>
        <draw:polygon draw:style-name="gr38" draw:text-style-name="P10" draw:layer="layout" svg:width="0.029cm" svg:height="0.374cm" svg:x="23.271cm" svg:y="19.456cm" svg:viewBox="0 0 30 375" draw:points="0,375 30,375 30,0 0,0">
          <text:p/>
        </draw:polygon>
        <draw:polygon draw:style-name="gr37" draw:text-style-name="P9" draw:layer="layout" svg:width="0.029cm" svg:height="0.374cm" svg:x="23.36cm" svg:y="19.456cm" svg:viewBox="0 0 30 375" draw:points="0,375 30,375 30,0 0,0">
          <text:p/>
        </draw:polygon>
        <draw:polygon draw:style-name="gr38" draw:text-style-name="P10" draw:layer="layout" svg:width="0.029cm" svg:height="0.374cm" svg:x="23.389cm" svg:y="19.456cm" svg:viewBox="0 0 30 375" draw:points="0,375 30,375 30,0 0,0">
          <text:p/>
        </draw:polygon>
        <draw:polygon draw:style-name="gr35" draw:text-style-name="P7" draw:layer="layout" svg:width="0.029cm" svg:height="0.374cm" svg:x="23.419cm" svg:y="19.456cm" svg:viewBox="0 0 30 375" draw:points="0,375 30,375 30,0 0,0">
          <text:p/>
        </draw:polygon>
        <draw:polygon draw:style-name="gr38" draw:text-style-name="P10" draw:layer="layout" svg:width="0.029cm" svg:height="0.374cm" svg:x="23.449cm" svg:y="19.456cm" svg:viewBox="0 0 30 375" draw:points="0,375 30,375 30,0 0,0">
          <text:p/>
        </draw:polygon>
        <draw:polygon draw:style-name="gr35" draw:text-style-name="P7" draw:layer="layout" svg:width="0.029cm" svg:height="0.374cm" svg:x="23.478cm" svg:y="19.456cm" svg:viewBox="0 0 30 375" draw:points="0,375 30,375 30,0 0,0">
          <text:p/>
        </draw:polygon>
        <draw:polygon draw:style-name="gr38" draw:text-style-name="P10" draw:layer="layout" svg:width="0.029cm" svg:height="0.374cm" svg:x="23.507cm" svg:y="19.456cm" svg:viewBox="0 0 30 375" draw:points="0,375 30,375 30,0 0,0">
          <text:p/>
        </draw:polygon>
        <draw:polygon draw:style-name="gr36" draw:text-style-name="P8" draw:layer="layout" svg:width="0.029cm" svg:height="0.374cm" svg:x="23.537cm" svg:y="19.456cm" svg:viewBox="0 0 30 375" draw:points="0,375 30,375 30,0 0,0">
          <text:p/>
        </draw:polygon>
        <draw:polygon draw:style-name="gr35" draw:text-style-name="P7" draw:layer="layout" svg:width="0.029cm" svg:height="0.374cm" svg:x="23.566cm" svg:y="19.456cm" svg:viewBox="0 0 30 375" draw:points="0,375 30,375 30,0 0,0">
          <text:p/>
        </draw:polygon>
        <draw:polygon draw:style-name="gr38" draw:text-style-name="P10" draw:layer="layout" svg:width="0.029cm" svg:height="0.374cm" svg:x="23.595cm" svg:y="19.456cm" svg:viewBox="0 0 30 375" draw:points="0,375 30,375 30,0 0,0">
          <text:p/>
        </draw:polygon>
        <draw:polygon draw:style-name="gr35" draw:text-style-name="P7" draw:layer="layout" svg:width="0.029cm" svg:height="0.374cm" svg:x="23.625cm" svg:y="19.456cm" svg:viewBox="0 0 30 375" draw:points="0,375 30,375 30,0 0,0">
          <text:p/>
        </draw:polygon>
        <draw:polygon draw:style-name="gr37" draw:text-style-name="P9" draw:layer="layout" svg:width="0.029cm" svg:height="0.374cm" svg:x="23.655cm" svg:y="19.456cm" svg:viewBox="0 0 30 375" draw:points="0,375 30,375 30,0 0,0">
          <text:p/>
        </draw:polygon>
        <draw:polygon draw:style-name="gr35" draw:text-style-name="P7" draw:layer="layout" svg:width="0.029cm" svg:height="0.374cm" svg:x="23.684cm" svg:y="19.456cm" svg:viewBox="0 0 30 375" draw:points="0,375 30,375 30,0 0,0">
          <text:p/>
        </draw:polygon>
        <draw:polygon draw:style-name="gr35" draw:text-style-name="P7" draw:layer="layout" svg:width="0.029cm" svg:height="0.374cm" svg:x="23.713cm" svg:y="19.456cm" svg:viewBox="0 0 30 375" draw:points="0,375 30,375 30,0 0,0">
          <text:p/>
        </draw:polygon>
        <draw:polygon draw:style-name="gr38" draw:text-style-name="P10" draw:layer="layout" svg:width="0.03cm" svg:height="0.374cm" svg:x="23.742cm" svg:y="19.456cm" svg:viewBox="0 0 31 375" draw:points="0,375 31,375 31,0 0,0">
          <text:p/>
        </draw:polygon>
        <draw:polygon draw:style-name="gr37" draw:text-style-name="P9" draw:layer="layout" svg:width="0.029cm" svg:height="0.374cm" svg:x="23.773cm" svg:y="19.456cm" svg:viewBox="0 0 30 375" draw:points="0,375 30,375 30,0 0,0">
          <text:p/>
        </draw:polygon>
        <draw:polygon draw:style-name="gr35" draw:text-style-name="P7" draw:layer="layout" svg:width="0.029cm" svg:height="0.374cm" svg:x="23.802cm" svg:y="19.456cm" svg:viewBox="0 0 30 375" draw:points="0,375 30,375 30,0 0,0">
          <text:p/>
        </draw:polygon>
        <draw:polygon draw:style-name="gr36" draw:text-style-name="P8" draw:layer="layout" svg:width="0.03cm" svg:height="0.374cm" svg:x="23.831cm" svg:y="19.456cm" svg:viewBox="0 0 31 375" draw:points="0,375 31,375 31,0 0,0">
          <text:p/>
        </draw:polygon>
        <draw:polygon draw:style-name="gr36" draw:text-style-name="P8" draw:layer="layout" svg:width="0.029cm" svg:height="0.374cm" svg:x="23.861cm" svg:y="19.456cm" svg:viewBox="0 0 30 375" draw:points="0,375 30,375 30,0 0,0">
          <text:p/>
        </draw:polygon>
        <draw:polygon draw:style-name="gr37" draw:text-style-name="P9" draw:layer="layout" svg:width="0.029cm" svg:height="0.374cm" svg:x="23.89cm" svg:y="19.456cm" svg:viewBox="0 0 30 375" draw:points="0,375 30,375 30,0 0,0">
          <text:p/>
        </draw:polygon>
        <draw:polygon draw:style-name="gr36" draw:text-style-name="P8" draw:layer="layout" svg:width="0.029cm" svg:height="0.374cm" svg:x="23.919cm" svg:y="19.456cm" svg:viewBox="0 0 30 375" draw:points="0,375 30,375 30,0 0,0">
          <text:p/>
        </draw:polygon>
        <draw:polygon draw:style-name="gr37" draw:text-style-name="P9" draw:layer="layout" svg:width="0.029cm" svg:height="0.374cm" svg:x="23.949cm" svg:y="19.456cm" svg:viewBox="0 0 30 375" draw:points="0,375 30,375 30,0 0,0">
          <text:p/>
        </draw:polygon>
        <draw:polygon draw:style-name="gr37" draw:text-style-name="P9" draw:layer="layout" svg:width="0.029cm" svg:height="0.374cm" svg:x="23.979cm" svg:y="19.456cm" svg:viewBox="0 0 30 375" draw:points="0,375 30,375 30,0 0,0">
          <text:p/>
        </draw:polygon>
        <draw:polygon draw:style-name="gr35" draw:text-style-name="P7" draw:layer="layout" svg:width="0.029cm" svg:height="0.374cm" svg:x="24.008cm" svg:y="19.456cm" svg:viewBox="0 0 30 375" draw:points="0,375 30,375 30,0 0,0">
          <text:p/>
        </draw:polygon>
        <draw:polygon draw:style-name="gr36" draw:text-style-name="P8" draw:layer="layout" svg:width="0.029cm" svg:height="0.374cm" svg:x="24.037cm" svg:y="19.456cm" svg:viewBox="0 0 30 375" draw:points="0,375 30,375 30,0 0,0">
          <text:p/>
        </draw:polygon>
        <draw:polygon draw:style-name="gr36" draw:text-style-name="P8" draw:layer="layout" svg:width="0.029cm" svg:height="0.374cm" svg:x="24.066cm" svg:y="19.456cm" svg:viewBox="0 0 30 375" draw:points="0,375 30,375 30,0 0,0">
          <text:p/>
        </draw:polygon>
        <draw:polygon draw:style-name="gr38" draw:text-style-name="P10" draw:layer="layout" svg:width="0.029cm" svg:height="0.374cm" svg:x="24.097cm" svg:y="19.456cm" svg:viewBox="0 0 30 375" draw:points="0,375 30,375 30,0 0,0">
          <text:p/>
        </draw:polygon>
        <draw:polygon draw:style-name="gr36" draw:text-style-name="P8" draw:layer="layout" svg:width="0.029cm" svg:height="0.374cm" svg:x="24.126cm" svg:y="19.456cm" svg:viewBox="0 0 30 375" draw:points="0,375 30,375 30,0 0,0">
          <text:p/>
        </draw:polygon>
        <draw:polygon draw:style-name="gr37" draw:text-style-name="P9" draw:layer="layout" svg:width="0.029cm" svg:height="0.374cm" svg:x="24.155cm" svg:y="19.456cm" svg:viewBox="0 0 30 375" draw:points="0,375 30,375 30,0 0,0">
          <text:p/>
        </draw:polygon>
        <draw:polygon draw:style-name="gr38" draw:text-style-name="P10" draw:layer="layout" svg:width="0.03cm" svg:height="0.374cm" svg:x="24.184cm" svg:y="19.456cm" svg:viewBox="0 0 31 375" draw:points="0,375 31,375 31,0 0,0">
          <text:p/>
        </draw:polygon>
        <draw:polygon draw:style-name="gr36" draw:text-style-name="P8" draw:layer="layout" svg:width="0.029cm" svg:height="0.374cm" svg:x="24.243cm" svg:y="19.456cm" svg:viewBox="0 0 30 375" draw:points="0,375 30,375 30,0 0,0">
          <text:p/>
        </draw:polygon>
        <draw:polygon draw:style-name="gr36" draw:text-style-name="P8" draw:layer="layout" svg:width="0.029cm" svg:height="0.374cm" svg:x="24.274cm" svg:y="19.456cm" svg:viewBox="0 0 30 375" draw:points="0,375 30,375 30,0 0,0">
          <text:p/>
        </draw:polygon>
        <draw:polygon draw:style-name="gr37" draw:text-style-name="P9" draw:layer="layout" svg:width="0.029cm" svg:height="0.374cm" svg:x="24.303cm" svg:y="19.456cm" svg:viewBox="0 0 30 375" draw:points="0,375 30,375 30,0 0,0">
          <text:p/>
        </draw:polygon>
        <draw:polygon draw:style-name="gr36" draw:text-style-name="P8" draw:layer="layout" svg:width="0.029cm" svg:height="0.374cm" svg:x="24.332cm" svg:y="19.456cm" svg:viewBox="0 0 30 375" draw:points="0,375 30,375 30,0 0,0">
          <text:p/>
        </draw:polygon>
        <draw:polygon draw:style-name="gr36" draw:text-style-name="P8" draw:layer="layout" svg:width="0.029cm" svg:height="0.374cm" svg:x="24.361cm" svg:y="19.456cm" svg:viewBox="0 0 30 375" draw:points="0,375 30,375 30,0 0,0">
          <text:p/>
        </draw:polygon>
        <draw:polygon draw:style-name="gr38" draw:text-style-name="P10" draw:layer="layout" svg:width="0.029cm" svg:height="0.374cm" svg:x="24.39cm" svg:y="19.456cm" svg:viewBox="0 0 30 375" draw:points="0,375 30,375 30,0 0,0">
          <text:p/>
        </draw:polygon>
        <draw:polygon draw:style-name="gr35" draw:text-style-name="P7" draw:layer="layout" svg:width="0.029cm" svg:height="0.374cm" svg:x="24.42cm" svg:y="19.456cm" svg:viewBox="0 0 30 375" draw:points="0,375 30,375 30,0 0,0">
          <text:p/>
        </draw:polygon>
        <draw:polygon draw:style-name="gr35" draw:text-style-name="P7" draw:layer="layout" svg:width="0.029cm" svg:height="0.374cm" svg:x="24.45cm" svg:y="19.456cm" svg:viewBox="0 0 30 375" draw:points="0,375 30,375 30,0 0,0">
          <text:p/>
        </draw:polygon>
        <draw:polygon draw:style-name="gr35" draw:text-style-name="P7" draw:layer="layout" svg:width="0.029cm" svg:height="0.374cm" svg:x="24.479cm" svg:y="19.456cm" svg:viewBox="0 0 30 375" draw:points="0,375 30,375 30,0 0,0">
          <text:p/>
        </draw:polygon>
        <draw:polygon draw:style-name="gr36" draw:text-style-name="P8" draw:layer="layout" svg:width="0.03cm" svg:height="0.374cm" svg:x="24.508cm" svg:y="19.456cm" svg:viewBox="0 0 31 375" draw:points="0,375 31,375 31,0 0,0">
          <text:p/>
        </draw:polygon>
        <draw:polygon draw:style-name="gr35" draw:text-style-name="P7" draw:layer="layout" svg:width="0.029cm" svg:height="0.374cm" svg:x="24.538cm" svg:y="19.456cm" svg:viewBox="0 0 30 375" draw:points="0,375 30,375 30,0 0,0">
          <text:p/>
        </draw:polygon>
        <draw:polygon draw:style-name="gr36" draw:text-style-name="P8" draw:layer="layout" svg:width="0.029cm" svg:height="0.374cm" svg:x="24.567cm" svg:y="19.456cm" svg:viewBox="0 0 30 375" draw:points="0,375 30,375 30,0 0,0">
          <text:p/>
        </draw:polygon>
        <draw:polygon draw:style-name="gr35" draw:text-style-name="P7" draw:layer="layout" svg:width="0.03cm" svg:height="0.374cm" svg:x="24.596cm" svg:y="19.456cm" svg:viewBox="0 0 31 375" draw:points="0,375 31,375 31,0 0,0">
          <text:p/>
        </draw:polygon>
        <draw:polygon draw:style-name="gr38" draw:text-style-name="P10" draw:layer="layout" svg:width="0.029cm" svg:height="0.374cm" svg:x="24.627cm" svg:y="19.456cm" svg:viewBox="0 0 30 375" draw:points="0,375 30,375 30,0 0,0">
          <text:p/>
        </draw:polygon>
        <draw:polygon draw:style-name="gr35" draw:text-style-name="P7" draw:layer="layout" svg:width="0.029cm" svg:height="0.374cm" svg:x="24.656cm" svg:y="19.456cm" svg:viewBox="0 0 30 375" draw:points="0,375 30,375 30,0 0,0">
          <text:p/>
        </draw:polygon>
        <draw:polygon draw:style-name="gr35" draw:text-style-name="P7" draw:layer="layout" svg:width="0.029cm" svg:height="0.374cm" svg:x="24.685cm" svg:y="19.456cm" svg:viewBox="0 0 30 375" draw:points="0,375 30,375 30,0 0,0">
          <text:p/>
        </draw:polygon>
        <draw:polygon draw:style-name="gr36" draw:text-style-name="P8" draw:layer="layout" svg:width="0.029cm" svg:height="0.374cm" svg:x="24.715cm" svg:y="19.456cm" svg:viewBox="0 0 30 375" draw:points="0,375 30,375 30,0 0,0">
          <text:p/>
        </draw:polygon>
        <draw:polygon draw:style-name="gr35" draw:text-style-name="P7" draw:layer="layout" svg:width="0.029cm" svg:height="0.374cm" svg:x="24.744cm" svg:y="19.456cm" svg:viewBox="0 0 30 375" draw:points="0,375 30,375 30,0 0,0">
          <text:p/>
        </draw:polygon>
        <draw:polygon draw:style-name="gr35" draw:text-style-name="P7" draw:layer="layout" svg:width="0.029cm" svg:height="0.374cm" svg:x="24.774cm" svg:y="19.456cm" svg:viewBox="0 0 30 375" draw:points="0,375 30,375 30,0 0,0">
          <text:p/>
        </draw:polygon>
        <draw:polygon draw:style-name="gr36" draw:text-style-name="P8" draw:layer="layout" svg:width="0.029cm" svg:height="0.374cm" svg:x="24.803cm" svg:y="19.456cm" svg:viewBox="0 0 30 375" draw:points="0,375 30,375 30,0 0,0">
          <text:p/>
        </draw:polygon>
        <draw:polygon draw:style-name="gr38" draw:text-style-name="P10" draw:layer="layout" svg:width="0.029cm" svg:height="0.374cm" svg:x="24.833cm" svg:y="19.456cm" svg:viewBox="0 0 30 375" draw:points="0,375 30,375 30,0 0,0">
          <text:p/>
        </draw:polygon>
        <draw:polygon draw:style-name="gr38" draw:text-style-name="P10" draw:layer="layout" svg:width="0.029cm" svg:height="0.374cm" svg:x="24.862cm" svg:y="19.456cm" svg:viewBox="0 0 30 375" draw:points="0,375 30,375 30,0 0,0">
          <text:p/>
        </draw:polygon>
        <draw:polygon draw:style-name="gr38" draw:text-style-name="P10" draw:layer="layout" svg:width="0.029cm" svg:height="0.374cm" svg:x="24.891cm" svg:y="19.456cm" svg:viewBox="0 0 30 375" draw:points="0,375 30,375 30,0 0,0">
          <text:p/>
        </draw:polygon>
        <draw:polygon draw:style-name="gr36" draw:text-style-name="P8" draw:layer="layout" svg:width="0.029cm" svg:height="0.374cm" svg:x="24.92cm" svg:y="19.456cm" svg:viewBox="0 0 30 375" draw:points="0,375 30,375 30,0 0,0">
          <text:p/>
        </draw:polygon>
        <draw:polygon draw:style-name="gr35" draw:text-style-name="P7" draw:layer="layout" svg:width="0.03cm" svg:height="0.374cm" svg:x="24.95cm" svg:y="19.456cm" svg:viewBox="0 0 31 375" draw:points="0,375 31,375 31,0 0,0">
          <text:p/>
        </draw:polygon>
        <draw:polygon draw:style-name="gr35" draw:text-style-name="P7" draw:layer="layout" svg:width="0.029cm" svg:height="0.374cm" svg:x="24.98cm" svg:y="19.456cm" svg:viewBox="0 0 30 375" draw:points="0,375 30,375 30,0 0,0">
          <text:p/>
        </draw:polygon>
        <draw:polygon draw:style-name="gr36" draw:text-style-name="P8" draw:layer="layout" svg:width="0.029cm" svg:height="0.374cm" svg:x="25.009cm" svg:y="19.456cm" svg:viewBox="0 0 30 375" draw:points="0,375 30,375 30,0 0,0">
          <text:p/>
        </draw:polygon>
        <draw:polygon draw:style-name="gr35" draw:text-style-name="P7" draw:layer="layout" svg:width="0.03cm" svg:height="0.374cm" svg:x="25.038cm" svg:y="19.456cm" svg:viewBox="0 0 31 375" draw:points="0,375 31,375 31,0 0,0">
          <text:p/>
        </draw:polygon>
        <draw:polygon draw:style-name="gr35" draw:text-style-name="P7" draw:layer="layout" svg:width="0.029cm" svg:height="0.374cm" svg:x="25.068cm" svg:y="19.456cm" svg:viewBox="0 0 30 375" draw:points="0,375 30,375 30,0 0,0">
          <text:p/>
        </draw:polygon>
        <draw:polygon draw:style-name="gr36" draw:text-style-name="P8" draw:layer="layout" svg:width="0.029cm" svg:height="0.374cm" svg:x="25.098cm" svg:y="19.456cm" svg:viewBox="0 0 30 375" draw:points="0,375 30,375 30,0 0,0">
          <text:p/>
        </draw:polygon>
        <draw:polygon draw:style-name="gr37" draw:text-style-name="P9" draw:layer="layout" svg:width="0.029cm" svg:height="0.374cm" svg:x="25.127cm" svg:y="19.456cm" svg:viewBox="0 0 30 375" draw:points="0,375 30,375 30,0 0,0">
          <text:p/>
        </draw:polygon>
        <draw:polygon draw:style-name="gr37" draw:text-style-name="P9" draw:layer="layout" svg:width="0.029cm" svg:height="0.374cm" svg:x="25.157cm" svg:y="19.456cm" svg:viewBox="0 0 30 375" draw:points="0,375 30,375 30,0 0,0">
          <text:p/>
        </draw:polygon>
        <draw:polygon draw:style-name="gr35" draw:text-style-name="P7" draw:layer="layout" svg:width="0.029cm" svg:height="0.374cm" svg:x="25.186cm" svg:y="19.456cm" svg:viewBox="0 0 30 375" draw:points="0,375 30,375 30,0 0,0">
          <text:p/>
        </draw:polygon>
        <draw:polygon draw:style-name="gr38" draw:text-style-name="P10" draw:layer="layout" svg:width="0.029cm" svg:height="0.374cm" svg:x="25.215cm" svg:y="19.456cm" svg:viewBox="0 0 30 375" draw:points="0,375 30,375 30,0 0,0">
          <text:p/>
        </draw:polygon>
        <draw:polygon draw:style-name="gr36" draw:text-style-name="P8" draw:layer="layout" svg:width="0.029cm" svg:height="0.374cm" svg:x="25.244cm" svg:y="19.456cm" svg:viewBox="0 0 30 375" draw:points="0,375 30,375 30,0 0,0">
          <text:p/>
        </draw:polygon>
        <draw:polygon draw:style-name="gr38" draw:text-style-name="P10" draw:layer="layout" svg:width="0.029cm" svg:height="0.374cm" svg:x="25.275cm" svg:y="19.456cm" svg:viewBox="0 0 30 375" draw:points="0,375 30,375 30,0 0,0">
          <text:p/>
        </draw:polygon>
        <draw:polygon draw:style-name="gr36" draw:text-style-name="P8" draw:layer="layout" svg:width="0.029cm" svg:height="0.374cm" svg:x="25.304cm" svg:y="19.456cm" svg:viewBox="0 0 30 375" draw:points="0,375 30,375 30,0 0,0">
          <text:p/>
        </draw:polygon>
        <draw:polygon draw:style-name="gr38" draw:text-style-name="P10" draw:layer="layout" svg:width="0.029cm" svg:height="0.374cm" svg:x="25.333cm" svg:y="19.456cm" svg:viewBox="0 0 30 375" draw:points="0,375 30,375 30,0 0,0">
          <text:p/>
        </draw:polygon>
        <draw:polygon draw:style-name="gr38" draw:text-style-name="P10" draw:layer="layout" svg:width="0.03cm" svg:height="0.374cm" svg:x="25.362cm" svg:y="19.456cm" svg:viewBox="0 0 31 375" draw:points="0,375 31,375 31,0 0,0">
          <text:p/>
        </draw:polygon>
        <draw:polygon draw:style-name="gr37" draw:text-style-name="P9" draw:layer="layout" svg:width="0.029cm" svg:height="0.374cm" svg:x="25.392cm" svg:y="19.456cm" svg:viewBox="0 0 30 375" draw:points="0,375 30,375 30,0 0,0">
          <text:p/>
        </draw:polygon>
        <draw:polygon draw:style-name="gr37" draw:text-style-name="P9" draw:layer="layout" svg:width="0.029cm" svg:height="0.374cm" svg:x="25.422cm" svg:y="19.456cm" svg:viewBox="0 0 30 375" draw:points="0,375 30,375 30,0 0,0">
          <text:p/>
        </draw:polygon>
        <draw:polygon draw:style-name="gr36" draw:text-style-name="P8" draw:layer="layout" svg:width="0.029cm" svg:height="0.374cm" svg:x="25.451cm" svg:y="19.456cm" svg:viewBox="0 0 30 375" draw:points="0,375 30,375 30,0 0,0">
          <text:p/>
        </draw:polygon>
        <draw:polygon draw:style-name="gr38" draw:text-style-name="P10" draw:layer="layout" svg:width="0.029cm" svg:height="0.374cm" svg:x="25.481cm" svg:y="19.456cm" svg:viewBox="0 0 30 375" draw:points="0,375 30,375 30,0 0,0">
          <text:p/>
        </draw:polygon>
        <draw:polygon draw:style-name="gr36" draw:text-style-name="P8" draw:layer="layout" svg:width="0.029cm" svg:height="0.374cm" svg:x="25.51cm" svg:y="19.456cm" svg:viewBox="0 0 30 375" draw:points="0,375 30,375 30,0 0,0">
          <text:p/>
        </draw:polygon>
        <draw:polygon draw:style-name="gr38" draw:text-style-name="P10" draw:layer="layout" svg:width="0.029cm" svg:height="0.374cm" svg:x="25.539cm" svg:y="19.456cm" svg:viewBox="0 0 30 375" draw:points="0,375 30,375 30,0 0,0">
          <text:p/>
        </draw:polygon>
        <draw:polygon draw:style-name="gr36" draw:text-style-name="P8" draw:layer="layout" svg:width="0.029cm" svg:height="0.374cm" svg:x="25.568cm" svg:y="19.456cm" svg:viewBox="0 0 30 375" draw:points="0,375 30,375 30,0 0,0">
          <text:p/>
        </draw:polygon>
        <draw:polygon draw:style-name="gr37" draw:text-style-name="P9" draw:layer="layout" svg:width="0.029cm" svg:height="0.374cm" svg:x="25.599cm" svg:y="19.456cm" svg:viewBox="0 0 30 375" draw:points="0,375 30,375 30,0 0,0">
          <text:p/>
        </draw:polygon>
        <draw:polygon draw:style-name="gr36" draw:text-style-name="P8" draw:layer="layout" svg:width="0.029cm" svg:height="0.374cm" svg:x="25.628cm" svg:y="19.456cm" svg:viewBox="0 0 30 375" draw:points="0,375 30,375 30,0 0,0">
          <text:p/>
        </draw:polygon>
        <draw:polygon draw:style-name="gr35" draw:text-style-name="P7" draw:layer="layout" svg:width="0.029cm" svg:height="0.374cm" svg:x="25.657cm" svg:y="19.456cm" svg:viewBox="0 0 30 375" draw:points="0,375 30,375 30,0 0,0">
          <text:p/>
        </draw:polygon>
        <draw:polygon draw:style-name="gr38" draw:text-style-name="P10" draw:layer="layout" svg:width="0.029cm" svg:height="0.374cm" svg:x="25.686cm" svg:y="19.456cm" svg:viewBox="0 0 30 375" draw:points="0,375 30,375 30,0 0,0">
          <text:p/>
        </draw:polygon>
        <draw:polygon draw:style-name="gr36" draw:text-style-name="P8" draw:layer="layout" svg:width="0.029cm" svg:height="0.374cm" svg:x="25.716cm" svg:y="19.456cm" svg:viewBox="0 0 30 375" draw:points="0,375 30,375 30,0 0,0">
          <text:p/>
        </draw:polygon>
        <draw:polygon draw:style-name="gr37" draw:text-style-name="P9" draw:layer="layout" svg:width="0.029cm" svg:height="0.374cm" svg:x="25.746cm" svg:y="19.456cm" svg:viewBox="0 0 30 375" draw:points="0,375 30,375 30,0 0,0">
          <text:p/>
        </draw:polygon>
        <draw:polygon draw:style-name="gr35" draw:text-style-name="P7" draw:layer="layout" svg:width="0.029cm" svg:height="0.374cm" svg:x="25.775cm" svg:y="19.456cm" svg:viewBox="0 0 30 375" draw:points="0,375 30,375 30,0 0,0">
          <text:p/>
        </draw:polygon>
        <draw:polygon draw:style-name="gr38" draw:text-style-name="P10" draw:layer="layout" svg:width="0.03cm" svg:height="0.374cm" svg:x="25.804cm" svg:y="19.456cm" svg:viewBox="0 0 31 375" draw:points="0,375 31,375 31,0 0,0">
          <text:p/>
        </draw:polygon>
        <draw:polygon draw:style-name="gr37" draw:text-style-name="P9" draw:layer="layout" svg:width="0.029cm" svg:height="0.374cm" svg:x="25.834cm" svg:y="19.456cm" svg:viewBox="0 0 30 375" draw:points="0,375 30,375 30,0 0,0">
          <text:p/>
        </draw:polygon>
        <draw:polygon draw:style-name="gr35" draw:text-style-name="P7" draw:layer="layout" svg:width="0.029cm" svg:height="0.374cm" svg:x="25.863cm" svg:y="19.456cm" svg:viewBox="0 0 30 375" draw:points="0,375 30,375 30,0 0,0">
          <text:p/>
        </draw:polygon>
        <draw:polygon draw:style-name="gr35" draw:text-style-name="P7" draw:layer="layout" svg:width="0.03cm" svg:height="0.374cm" svg:x="25.892cm" svg:y="19.456cm" svg:viewBox="0 0 31 375" draw:points="0,375 31,375 31,0 0,0">
          <text:p/>
        </draw:polygon>
        <draw:polygon draw:style-name="gr37" draw:text-style-name="P9" draw:layer="layout" svg:width="0.029cm" svg:height="0.374cm" svg:x="25.923cm" svg:y="19.456cm" svg:viewBox="0 0 30 375" draw:points="0,375 30,375 30,0 0,0">
          <text:p/>
        </draw:polygon>
        <draw:polygon draw:style-name="gr35" draw:text-style-name="P7" draw:layer="layout" svg:width="0.029cm" svg:height="0.374cm" svg:x="25.952cm" svg:y="19.456cm" svg:viewBox="0 0 30 375" draw:points="0,375 30,375 30,0 0,0">
          <text:p/>
        </draw:polygon>
        <draw:polygon draw:style-name="gr35" draw:text-style-name="P7" draw:layer="layout" svg:width="0.029cm" svg:height="0.374cm" svg:x="25.981cm" svg:y="19.456cm" svg:viewBox="0 0 30 375" draw:points="0,375 30,375 30,0 0,0">
          <text:p/>
        </draw:polygon>
        <draw:polygon draw:style-name="gr36" draw:text-style-name="P8" draw:layer="layout" svg:width="0.029cm" svg:height="0.374cm" svg:x="26.01cm" svg:y="19.456cm" svg:viewBox="0 0 30 375" draw:points="0,375 30,375 30,0 0,0">
          <text:p/>
        </draw:polygon>
        <draw:polygon draw:style-name="gr37" draw:text-style-name="P9" draw:layer="layout" svg:width="0.029cm" svg:height="0.374cm" svg:x="26.04cm" svg:y="19.456cm" svg:viewBox="0 0 30 375" draw:points="0,375 30,375 30,0 0,0">
          <text:p/>
        </draw:polygon>
        <draw:polygon draw:style-name="gr36" draw:text-style-name="P8" draw:layer="layout" svg:width="0.029cm" svg:height="0.374cm" svg:x="26.07cm" svg:y="19.456cm" svg:viewBox="0 0 30 375" draw:points="0,375 30,375 30,0 0,0">
          <text:p/>
        </draw:polygon>
        <draw:polygon draw:style-name="gr35" draw:text-style-name="P7" draw:layer="layout" svg:width="0.029cm" svg:height="0.374cm" svg:x="26.099cm" svg:y="19.456cm" svg:viewBox="0 0 30 375" draw:points="0,375 30,375 30,0 0,0">
          <text:p/>
        </draw:polygon>
        <draw:polygon draw:style-name="gr37" draw:text-style-name="P9" draw:layer="layout" svg:width="0.03cm" svg:height="0.374cm" svg:x="26.128cm" svg:y="19.456cm" svg:viewBox="0 0 31 375" draw:points="0,375 31,375 31,0 0,0">
          <text:p/>
        </draw:polygon>
        <draw:polygon draw:style-name="gr36" draw:text-style-name="P8" draw:layer="layout" svg:width="0.029cm" svg:height="0.374cm" svg:x="26.158cm" svg:y="19.456cm" svg:viewBox="0 0 30 375" draw:points="0,375 30,375 30,0 0,0">
          <text:p/>
        </draw:polygon>
        <draw:polygon draw:style-name="gr37" draw:text-style-name="P9" draw:layer="layout" svg:width="0.029cm" svg:height="0.374cm" svg:x="26.187cm" svg:y="19.456cm" svg:viewBox="0 0 30 375" draw:points="0,375 30,375 30,0 0,0">
          <text:p/>
        </draw:polygon>
        <draw:polygon draw:style-name="gr35" draw:text-style-name="P7" draw:layer="layout" svg:width="0.03cm" svg:height="0.374cm" svg:x="26.216cm" svg:y="19.456cm" svg:viewBox="0 0 31 375" draw:points="0,375 31,375 31,0 0,0">
          <text:p/>
        </draw:polygon>
        <draw:polygon draw:style-name="gr35" draw:text-style-name="P7" draw:layer="layout" svg:width="0.029cm" svg:height="0.374cm" svg:x="26.247cm" svg:y="19.456cm" svg:viewBox="0 0 30 375" draw:points="0,375 30,375 30,0 0,0">
          <text:p/>
        </draw:polygon>
        <draw:polygon draw:style-name="gr35" draw:text-style-name="P7" draw:layer="layout" svg:width="0.029cm" svg:height="0.374cm" svg:x="26.276cm" svg:y="19.456cm" svg:viewBox="0 0 30 375" draw:points="0,375 30,375 30,0 0,0">
          <text:p/>
        </draw:polygon>
        <draw:polygon draw:style-name="gr38" draw:text-style-name="P10" draw:layer="layout" svg:width="0.029cm" svg:height="0.374cm" svg:x="26.305cm" svg:y="19.456cm" svg:viewBox="0 0 30 375" draw:points="0,375 30,375 30,0 0,0">
          <text:p/>
        </draw:polygon>
        <draw:polygon draw:style-name="gr37" draw:text-style-name="P9" draw:layer="layout" svg:width="0.029cm" svg:height="0.374cm" svg:x="26.335cm" svg:y="19.456cm" svg:viewBox="0 0 30 375" draw:points="0,375 30,375 30,0 0,0">
          <text:p/>
        </draw:polygon>
        <draw:polygon draw:style-name="gr36" draw:text-style-name="P8" draw:layer="layout" svg:width="0.029cm" svg:height="0.374cm" svg:x="26.364cm" svg:y="19.456cm" svg:viewBox="0 0 30 375" draw:points="0,375 30,375 30,0 0,0">
          <text:p/>
        </draw:polygon>
        <draw:polygon draw:style-name="gr37" draw:text-style-name="P9" draw:layer="layout" svg:width="0.029cm" svg:height="0.374cm" svg:x="26.393cm" svg:y="19.456cm" svg:viewBox="0 0 30 375" draw:points="0,375 30,375 30,0 0,0">
          <text:p/>
        </draw:polygon>
        <draw:polygon draw:style-name="gr35" draw:text-style-name="P7" draw:layer="layout" svg:width="0.029cm" svg:height="0.374cm" svg:x="26.423cm" svg:y="19.456cm" svg:viewBox="0 0 30 375" draw:points="0,375 30,375 30,0 0,0">
          <text:p/>
        </draw:polygon>
        <draw:polygon draw:style-name="gr38" draw:text-style-name="P10" draw:layer="layout" svg:width="0.029cm" svg:height="0.374cm" svg:x="26.453cm" svg:y="19.456cm" svg:viewBox="0 0 30 375" draw:points="0,375 30,375 30,0 0,0">
          <text:p/>
        </draw:polygon>
        <draw:polygon draw:style-name="gr35" draw:text-style-name="P7" draw:layer="layout" svg:width="0.029cm" svg:height="0.374cm" svg:x="26.482cm" svg:y="19.456cm" svg:viewBox="0 0 30 375" draw:points="0,375 30,375 30,0 0,0">
          <text:p/>
        </draw:polygon>
        <draw:polygon draw:style-name="gr35" draw:text-style-name="P7" draw:layer="layout" svg:width="0.029cm" svg:height="0.374cm" svg:x="26.511cm" svg:y="19.456cm" svg:viewBox="0 0 30 375" draw:points="0,375 30,375 30,0 0,0">
          <text:p/>
        </draw:polygon>
        <draw:polygon draw:style-name="gr37" draw:text-style-name="P9" draw:layer="layout" svg:width="0.029cm" svg:height="0.374cm" svg:x="26.54cm" svg:y="19.456cm" svg:viewBox="0 0 30 375" draw:points="0,375 30,375 30,0 0,0">
          <text:p/>
        </draw:polygon>
        <draw:polygon draw:style-name="gr38" draw:text-style-name="P10" draw:layer="layout" svg:width="0.03cm" svg:height="0.374cm" svg:x="26.569cm" svg:y="19.456cm" svg:viewBox="0 0 31 375" draw:points="0,375 31,375 31,0 0,0">
          <text:p/>
        </draw:polygon>
        <draw:polygon draw:style-name="gr35" draw:text-style-name="P7" draw:layer="layout" svg:width="0.029cm" svg:height="0.374cm" svg:x="26.6cm" svg:y="19.456cm" svg:viewBox="0 0 30 375" draw:points="0,375 30,375 30,0 0,0">
          <text:p/>
        </draw:polygon>
        <draw:polygon draw:style-name="gr35" draw:text-style-name="P7" draw:layer="layout" svg:width="0.029cm" svg:height="0.374cm" svg:x="26.629cm" svg:y="19.456cm" svg:viewBox="0 0 30 375" draw:points="0,375 30,375 30,0 0,0">
          <text:p/>
        </draw:polygon>
        <draw:polygon draw:style-name="gr38" draw:text-style-name="P10" draw:layer="layout" svg:width="0.03cm" svg:height="0.374cm" svg:x="26.658cm" svg:y="19.456cm" svg:viewBox="0 0 31 375" draw:points="0,375 31,375 31,0 0,0">
          <text:p/>
        </draw:polygon>
        <draw:polygon draw:style-name="gr37" draw:text-style-name="P9" draw:layer="layout" svg:width="0.029cm" svg:height="0.374cm" svg:x="26.688cm" svg:y="19.456cm" svg:viewBox="0 0 30 375" draw:points="0,375 30,375 30,0 0,0">
          <text:p/>
        </draw:polygon>
        <draw:polygon draw:style-name="gr38" draw:text-style-name="P10" draw:layer="layout" svg:width="0.029cm" svg:height="0.374cm" svg:x="26.717cm" svg:y="19.456cm" svg:viewBox="0 0 30 375" draw:points="0,375 30,375 30,0 0,0">
          <text:p/>
        </draw:polygon>
        <draw:polygon draw:style-name="gr37" draw:text-style-name="P9" draw:layer="layout" svg:width="0.029cm" svg:height="0.374cm" svg:x="26.747cm" svg:y="19.456cm" svg:viewBox="0 0 30 375" draw:points="0,375 30,375 30,0 0,0">
          <text:p/>
        </draw:polygon>
        <draw:polygon draw:style-name="gr35" draw:text-style-name="P7" draw:layer="layout" svg:width="0.029cm" svg:height="0.374cm" svg:x="26.777cm" svg:y="19.456cm" svg:viewBox="0 0 30 375" draw:points="0,375 30,375 30,0 0,0">
          <text:p/>
        </draw:polygon>
        <draw:polygon draw:style-name="gr35" draw:text-style-name="P7" draw:layer="layout" svg:width="0.029cm" svg:height="0.374cm" svg:x="26.806cm" svg:y="19.456cm" svg:viewBox="0 0 30 375" draw:points="0,375 30,375 30,0 0,0">
          <text:p/>
        </draw:polygon>
        <draw:polygon draw:style-name="gr38" draw:text-style-name="P10" draw:layer="layout" svg:width="0.029cm" svg:height="0.374cm" svg:x="26.835cm" svg:y="19.456cm" svg:viewBox="0 0 30 375" draw:points="0,375 30,375 30,0 0,0">
          <text:p/>
        </draw:polygon>
        <draw:polygon draw:style-name="gr38" draw:text-style-name="P10" draw:layer="layout" svg:width="0.029cm" svg:height="0.374cm" svg:x="26.864cm" svg:y="19.456cm" svg:viewBox="0 0 30 375" draw:points="0,375 30,375 30,0 0,0">
          <text:p/>
        </draw:polygon>
        <draw:polygon draw:style-name="gr37" draw:text-style-name="P9" draw:layer="layout" svg:width="0.029cm" svg:height="0.374cm" svg:x="26.895cm" svg:y="19.456cm" svg:viewBox="0 0 30 375" draw:points="0,375 30,375 30,0 0,0">
          <text:p/>
        </draw:polygon>
        <draw:polygon draw:style-name="gr36" draw:text-style-name="P8" draw:layer="layout" svg:width="0.029cm" svg:height="0.374cm" svg:x="26.924cm" svg:y="19.456cm" svg:viewBox="0 0 30 375" draw:points="0,375 30,375 30,0 0,0">
          <text:p/>
        </draw:polygon>
        <draw:polygon draw:style-name="gr35" draw:text-style-name="P7" draw:layer="layout" svg:width="0.029cm" svg:height="0.374cm" svg:x="26.953cm" svg:y="19.456cm" svg:viewBox="0 0 30 375" draw:points="0,375 30,375 30,0 0,0">
          <text:p/>
        </draw:polygon>
        <draw:polygon draw:style-name="gr37" draw:text-style-name="P9" draw:layer="layout" svg:width="0.03cm" svg:height="0.374cm" svg:x="26.982cm" svg:y="19.456cm" svg:viewBox="0 0 31 375" draw:points="0,375 31,375 31,0 0,0">
          <text:p/>
        </draw:polygon>
        <draw:polygon draw:style-name="gr35" draw:text-style-name="P7" draw:layer="layout" svg:width="0.029cm" svg:height="0.374cm" svg:x="27.012cm" svg:y="19.456cm" svg:viewBox="0 0 30 375" draw:points="0,375 30,375 30,0 0,0">
          <text:p/>
        </draw:polygon>
        <draw:polygon draw:style-name="gr35" draw:text-style-name="P7" draw:layer="layout" svg:width="0.029cm" svg:height="0.374cm" svg:x="27.041cm" svg:y="19.456cm" svg:viewBox="0 0 30 375" draw:points="0,375 30,375 30,0 0,0">
          <text:p/>
        </draw:polygon>
        <draw:polygon draw:style-name="gr38" draw:text-style-name="P10" draw:layer="layout" svg:width="0.029cm" svg:height="0.374cm" svg:x="27.071cm" svg:y="19.456cm" svg:viewBox="0 0 30 375" draw:points="0,375 30,375 30,0 0,0">
          <text:p/>
        </draw:polygon>
        <draw:polygon draw:style-name="gr38" draw:text-style-name="P10" draw:layer="layout" svg:width="0.029cm" svg:height="0.374cm" svg:x="27.101cm" svg:y="19.456cm" svg:viewBox="0 0 30 375" draw:points="0,375 30,375 30,0 0,0">
          <text:p/>
        </draw:polygon>
        <draw:polygon draw:style-name="gr36" draw:text-style-name="P8" draw:layer="layout" svg:width="0.029cm" svg:height="0.374cm" svg:x="27.13cm" svg:y="19.456cm" svg:viewBox="0 0 30 375" draw:points="0,375 30,375 30,0 0,0">
          <text:p/>
        </draw:polygon>
        <draw:polygon draw:style-name="gr35" draw:text-style-name="P7" draw:layer="layout" svg:width="0.029cm" svg:height="0.374cm" svg:x="27.159cm" svg:y="19.456cm" svg:viewBox="0 0 30 375" draw:points="0,375 30,375 30,0 0,0">
          <text:p/>
        </draw:polygon>
        <draw:polygon draw:style-name="gr37" draw:text-style-name="P9" draw:layer="layout" svg:width="0.029cm" svg:height="0.374cm" svg:x="27.188cm" svg:y="19.456cm" svg:viewBox="0 0 30 375" draw:points="0,375 30,375 30,0 0,0">
          <text:p/>
        </draw:polygon>
        <draw:polygon draw:style-name="gr38" draw:text-style-name="P10" draw:layer="layout" svg:width="0.029cm" svg:height="0.374cm" svg:x="27.219cm" svg:y="19.456cm" svg:viewBox="0 0 30 375" draw:points="0,375 30,375 30,0 0,0">
          <text:p/>
        </draw:polygon>
        <draw:polygon draw:style-name="gr37" draw:text-style-name="P9" draw:layer="layout" svg:width="0.029cm" svg:height="0.374cm" svg:x="27.248cm" svg:y="19.456cm" svg:viewBox="0 0 30 375" draw:points="0,375 30,375 30,0 0,0">
          <text:p/>
        </draw:polygon>
        <draw:polygon draw:style-name="gr35" draw:text-style-name="P7" draw:layer="layout" svg:width="0.029cm" svg:height="0.374cm" svg:x="27.277cm" svg:y="19.456cm" svg:viewBox="0 0 30 375" draw:points="0,375 30,375 30,0 0,0">
          <text:p/>
        </draw:polygon>
        <draw:polygon draw:style-name="gr35" draw:text-style-name="P7" draw:layer="layout" svg:width="0.029cm" svg:height="0.374cm" svg:x="27.306cm" svg:y="19.456cm" svg:viewBox="0 0 30 375" draw:points="0,375 30,375 30,0 0,0">
          <text:p/>
        </draw:polygon>
        <draw:polygon draw:style-name="gr38" draw:text-style-name="P10" draw:layer="layout" svg:width="0.029cm" svg:height="0.374cm" svg:x="27.336cm" svg:y="19.456cm" svg:viewBox="0 0 30 375" draw:points="0,375 30,375 30,0 0,0">
          <text:p/>
        </draw:polygon>
        <draw:polygon draw:style-name="gr36" draw:text-style-name="P8" draw:layer="layout" svg:width="0.029cm" svg:height="0.374cm" svg:x="27.365cm" svg:y="19.456cm" svg:viewBox="0 0 30 375" draw:points="0,375 30,375 30,0 0,0">
          <text:p/>
        </draw:polygon>
        <draw:polygon draw:style-name="gr35" draw:text-style-name="P7" draw:layer="layout" svg:width="0.029cm" svg:height="0.374cm" svg:x="27.395cm" svg:y="19.456cm" svg:viewBox="0 0 30 375" draw:points="0,375 30,375 30,0 0,0">
          <text:p/>
        </draw:polygon>
        <draw:polygon draw:style-name="gr38" draw:text-style-name="P10" draw:layer="layout" svg:width="0.03cm" svg:height="0.374cm" svg:x="27.424cm" svg:y="19.456cm" svg:viewBox="0 0 31 375" draw:points="0,375 31,375 31,0 0,0">
          <text:p/>
        </draw:polygon>
        <draw:polygon draw:style-name="gr36" draw:text-style-name="P8" draw:layer="layout" svg:width="0.029cm" svg:height="0.374cm" svg:x="27.454cm" svg:y="19.456cm" svg:viewBox="0 0 30 375" draw:points="0,375 30,375 30,0 0,0">
          <text:p/>
        </draw:polygon>
        <draw:polygon draw:style-name="gr37" draw:text-style-name="P9" draw:layer="layout" svg:width="0.029cm" svg:height="0.374cm" svg:x="27.483cm" svg:y="19.456cm" svg:viewBox="0 0 30 375" draw:points="0,375 30,375 30,0 0,0">
          <text:p/>
        </draw:polygon>
        <draw:polygon draw:style-name="gr35" draw:text-style-name="P7" draw:layer="layout" svg:width="0.029cm" svg:height="0.374cm" svg:x="27.512cm" svg:y="19.456cm" svg:viewBox="0 0 30 375" draw:points="0,375 30,375 30,0 0,0">
          <text:p/>
        </draw:polygon>
        <draw:polygon draw:style-name="gr35" draw:text-style-name="P7" draw:layer="layout" svg:width="0.029cm" svg:height="0.374cm" svg:x="27.543cm" svg:y="19.456cm" svg:viewBox="0 0 30 375" draw:points="0,375 30,375 30,0 0,0">
          <text:p/>
        </draw:polygon>
        <draw:polygon draw:style-name="gr38" draw:text-style-name="P10" draw:layer="layout" svg:width="0.029cm" svg:height="0.374cm" svg:x="27.572cm" svg:y="19.456cm" svg:viewBox="0 0 30 375" draw:points="0,375 30,375 30,0 0,0">
          <text:p/>
        </draw:polygon>
        <draw:polygon draw:style-name="gr36" draw:text-style-name="P8" draw:layer="layout" svg:width="0.029cm" svg:height="0.374cm" svg:x="27.601cm" svg:y="19.456cm" svg:viewBox="0 0 30 375" draw:points="0,375 30,375 30,0 0,0">
          <text:p/>
        </draw:polygon>
        <draw:polygon draw:style-name="gr38" draw:text-style-name="P10" draw:layer="layout" svg:width="0.029cm" svg:height="0.374cm" svg:x="27.63cm" svg:y="19.456cm" svg:viewBox="0 0 30 375" draw:points="0,375 30,375 30,0 0,0">
          <text:p/>
        </draw:polygon>
        <draw:polygon draw:style-name="gr38" draw:text-style-name="P10" draw:layer="layout" svg:width="0.029cm" svg:height="0.374cm" svg:x="27.66cm" svg:y="19.456cm" svg:viewBox="0 0 30 375" draw:points="0,375 30,375 30,0 0,0">
          <text:p/>
        </draw:polygon>
        <draw:polygon draw:style-name="gr38" draw:text-style-name="P10" draw:layer="layout" svg:width="0.029cm" svg:height="0.374cm" svg:x="27.689cm" svg:y="19.456cm" svg:viewBox="0 0 30 375" draw:points="0,375 30,375 30,0 0,0">
          <text:p/>
        </draw:polygon>
        <draw:polygon draw:style-name="gr37" draw:text-style-name="P9" draw:layer="layout" svg:width="0.029cm" svg:height="0.374cm" svg:x="27.719cm" svg:y="19.456cm" svg:viewBox="0 0 30 375" draw:points="0,375 30,375 30,0 0,0">
          <text:p/>
        </draw:polygon>
        <draw:polygon draw:style-name="gr35" draw:text-style-name="P7" draw:layer="layout" svg:width="0.029cm" svg:height="0.374cm" svg:x="27.748cm" svg:y="19.456cm" svg:viewBox="0 0 30 375" draw:points="0,375 30,375 30,0 0,0">
          <text:p/>
        </draw:polygon>
        <draw:polygon draw:style-name="gr35" draw:text-style-name="P7" draw:layer="layout" svg:width="0.029cm" svg:height="0.374cm" svg:x="27.778cm" svg:y="19.456cm" svg:viewBox="0 0 30 375" draw:points="0,375 30,375 30,0 0,0">
          <text:p/>
        </draw:polygon>
        <draw:polygon draw:style-name="gr36" draw:text-style-name="P8" draw:layer="layout" svg:width="0.029cm" svg:height="0.374cm" svg:x="27.807cm" svg:y="19.456cm" svg:viewBox="0 0 30 375" draw:points="0,375 30,375 30,0 0,0">
          <text:p/>
        </draw:polygon>
        <draw:polygon draw:style-name="gr37" draw:text-style-name="P9" draw:layer="layout" svg:width="0.03cm" svg:height="0.374cm" svg:x="27.836cm" svg:y="19.456cm" svg:viewBox="0 0 31 375" draw:points="0,375 31,375 31,0 0,0">
          <text:p/>
        </draw:polygon>
        <draw:polygon draw:style-name="gr36" draw:text-style-name="P8" draw:layer="layout" svg:width="0.029cm" svg:height="0.374cm" svg:x="27.867cm" svg:y="19.456cm" svg:viewBox="0 0 30 375" draw:points="0,375 30,375 30,0 0,0">
          <text:p/>
        </draw:polygon>
        <draw:polygon draw:style-name="gr35" draw:text-style-name="P7" draw:layer="layout" svg:width="0.029cm" svg:height="0.374cm" svg:x="27.896cm" svg:y="19.456cm" svg:viewBox="0 0 30 375" draw:points="0,375 30,375 30,0 0,0">
          <text:p/>
        </draw:polygon>
        <draw:polygon draw:style-name="gr36" draw:text-style-name="P8" draw:layer="layout" svg:width="0.029cm" svg:height="0.374cm" svg:x="27.925cm" svg:y="19.456cm" svg:viewBox="0 0 30 375" draw:points="0,375 30,375 30,0 0,0">
          <text:p/>
        </draw:polygon>
        <draw:polygon draw:style-name="gr36" draw:text-style-name="P8" draw:layer="layout" svg:width="0.029cm" svg:height="0.374cm" svg:x="27.955cm" svg:y="19.456cm" svg:viewBox="0 0 30 375" draw:points="0,375 30,375 30,0 0,0">
          <text:p/>
        </draw:polygon>
        <draw:polygon draw:style-name="gr38" draw:text-style-name="P10" draw:layer="layout" svg:width="0.029cm" svg:height="0.374cm" svg:x="27.984cm" svg:y="19.456cm" svg:viewBox="0 0 30 375" draw:points="0,375 30,375 30,0 0,0">
          <text:p/>
        </draw:polygon>
        <draw:polygon draw:style-name="gr38" draw:text-style-name="P10" draw:layer="layout" svg:width="0.029cm" svg:height="0.374cm" svg:x="28.013cm" svg:y="19.456cm" svg:viewBox="0 0 30 375" draw:points="0,375 30,375 30,0 0,0">
          <text:p/>
        </draw:polygon>
        <draw:polygon draw:style-name="gr37" draw:text-style-name="P9" draw:layer="layout" svg:width="0.029cm" svg:height="0.374cm" svg:x="28.043cm" svg:y="19.456cm" svg:viewBox="0 0 30 375" draw:points="0,375 30,375 30,0 0,0">
          <text:p/>
        </draw:polygon>
        <draw:polygon draw:style-name="gr36" draw:text-style-name="P8" draw:layer="layout" svg:width="0.029cm" svg:height="0.374cm" svg:x="28.072cm" svg:y="19.456cm" svg:viewBox="0 0 30 375" draw:points="0,375 30,375 30,0 0,0">
          <text:p/>
        </draw:polygon>
        <draw:polygon draw:style-name="gr37" draw:text-style-name="P9" draw:layer="layout" svg:width="0.029cm" svg:height="0.374cm" svg:x="28.102cm" svg:y="19.456cm" svg:viewBox="0 0 30 375" draw:points="0,375 30,375 30,0 0,0">
          <text:p/>
        </draw:polygon>
        <draw:polygon draw:style-name="gr36" draw:text-style-name="P8" draw:layer="layout" svg:width="0.029cm" svg:height="0.374cm" svg:x="28.131cm" svg:y="19.456cm" svg:viewBox="0 0 30 375" draw:points="0,375 30,375 30,0 0,0">
          <text:p/>
        </draw:polygon>
        <draw:polygon draw:style-name="gr36" draw:text-style-name="P8" draw:layer="layout" svg:width="0.029cm" svg:height="0.374cm" svg:x="28.16cm" svg:y="19.456cm" svg:viewBox="0 0 30 375" draw:points="0,375 30,375 30,0 0,0">
          <text:p/>
        </draw:polygon>
        <draw:polygon draw:style-name="gr36" draw:text-style-name="P8" draw:layer="layout" svg:width="0.03cm" svg:height="0.374cm" svg:x="28.189cm" svg:y="19.456cm" svg:viewBox="0 0 31 375" draw:points="0,375 31,375 31,0 0,0">
          <text:p/>
        </draw:polygon>
        <draw:polygon draw:style-name="gr35" draw:text-style-name="P7" draw:layer="layout" svg:width="0.029cm" svg:height="0.374cm" svg:x="28.22cm" svg:y="19.456cm" svg:viewBox="0 0 30 375" draw:points="0,375 30,375 30,0 0,0">
          <text:p/>
        </draw:polygon>
        <draw:polygon draw:style-name="gr38" draw:text-style-name="P10" draw:layer="layout" svg:width="0.029cm" svg:height="0.374cm" svg:x="28.249cm" svg:y="19.456cm" svg:viewBox="0 0 30 375" draw:points="0,375 30,375 30,0 0,0">
          <text:p/>
        </draw:polygon>
        <draw:polygon draw:style-name="gr38" draw:text-style-name="P10" draw:layer="layout" svg:width="0.03cm" svg:height="0.374cm" svg:x="28.278cm" svg:y="19.456cm" svg:viewBox="0 0 31 375" draw:points="0,375 31,375 31,0 0,0">
          <text:p/>
        </draw:polygon>
        <draw:polygon draw:style-name="gr37" draw:text-style-name="P9" draw:layer="layout" svg:width="0.029cm" svg:height="0.374cm" svg:x="28.308cm" svg:y="19.456cm" svg:viewBox="0 0 30 375" draw:points="0,375 30,375 30,0 0,0">
          <text:p/>
        </draw:polygon>
        <draw:polygon draw:style-name="gr37" draw:text-style-name="P9" draw:layer="layout" svg:width="0.029cm" svg:height="0.374cm" svg:x="28.337cm" svg:y="19.456cm" svg:viewBox="0 0 30 375" draw:points="0,375 30,375 30,0 0,0">
          <text:p/>
        </draw:polygon>
        <draw:polygon draw:style-name="gr38" draw:text-style-name="P10" draw:layer="layout" svg:width="0.029cm" svg:height="0.374cm" svg:x="28.366cm" svg:y="19.456cm" svg:viewBox="0 0 30 375" draw:points="0,375 30,375 30,0 0,0">
          <text:p/>
        </draw:polygon>
        <draw:polygon draw:style-name="gr35" draw:text-style-name="P7" draw:layer="layout" svg:width="0.029cm" svg:height="0.374cm" svg:x="28.397cm" svg:y="19.456cm" svg:viewBox="0 0 30 375" draw:points="0,375 30,375 30,0 0,0">
          <text:p/>
        </draw:polygon>
        <draw:polygon draw:style-name="gr38" draw:text-style-name="P10" draw:layer="layout" svg:width="0.029cm" svg:height="0.374cm" svg:x="28.426cm" svg:y="19.456cm" svg:viewBox="0 0 30 375" draw:points="0,375 30,375 30,0 0,0">
          <text:p/>
        </draw:polygon>
        <draw:polygon draw:style-name="gr38" draw:text-style-name="P10" draw:layer="layout" svg:width="0.029cm" svg:height="0.374cm" svg:x="28.455cm" svg:y="19.456cm" svg:viewBox="0 0 30 375" draw:points="0,375 30,375 30,0 0,0">
          <text:p/>
        </draw:polygon>
        <draw:polygon draw:style-name="gr36" draw:text-style-name="P8" draw:layer="layout" svg:width="0.029cm" svg:height="0.374cm" svg:x="28.484cm" svg:y="19.456cm" svg:viewBox="0 0 30 375" draw:points="0,375 30,375 30,0 0,0">
          <text:p/>
        </draw:polygon>
        <draw:polygon draw:style-name="gr36" draw:text-style-name="P8" draw:layer="layout" svg:width="0.029cm" svg:height="0.374cm" svg:x="28.514cm" svg:y="19.456cm" svg:viewBox="0 0 30 375" draw:points="0,375 30,375 30,0 0,0">
          <text:p/>
        </draw:polygon>
        <draw:polygon draw:style-name="gr37" draw:text-style-name="P9" draw:layer="layout" svg:width="0.029cm" svg:height="0.374cm" svg:x="28.544cm" svg:y="19.456cm" svg:viewBox="0 0 30 375" draw:points="0,375 30,375 30,0 0,0">
          <text:p/>
        </draw:polygon>
        <draw:polygon draw:style-name="gr35" draw:text-style-name="P7" draw:layer="layout" svg:width="0.029cm" svg:height="0.374cm" svg:x="28.573cm" svg:y="19.456cm" svg:viewBox="0 0 30 375" draw:points="0,375 30,375 30,0 0,0">
          <text:p/>
        </draw:polygon>
        <draw:polygon draw:style-name="gr38" draw:text-style-name="P10" draw:layer="layout" svg:width="0.029cm" svg:height="0.374cm" svg:x="28.602cm" svg:y="19.456cm" svg:viewBox="0 0 30 375" draw:points="0,375 30,375 30,0 0,0">
          <text:p/>
        </draw:polygon>
        <draw:polygon draw:style-name="gr37" draw:text-style-name="P9" draw:layer="layout" svg:width="0.03cm" svg:height="0.374cm" svg:x="28.631cm" svg:y="19.456cm" svg:viewBox="0 0 31 375" draw:points="0,375 31,375 31,0 0,0">
          <text:p/>
        </draw:polygon>
        <draw:polygon draw:style-name="gr37" draw:text-style-name="P9" draw:layer="layout" svg:width="0.029cm" svg:height="0.374cm" svg:x="28.661cm" svg:y="19.456cm" svg:viewBox="0 0 30 375" draw:points="0,375 30,375 30,0 0,0">
          <text:p/>
        </draw:polygon>
        <draw:polygon draw:style-name="gr37" draw:text-style-name="P9" draw:layer="layout" svg:width="0.029cm" svg:height="0.374cm" svg:x="28.69cm" svg:y="19.456cm" svg:viewBox="0 0 30 375" draw:points="0,375 30,375 30,0 0,0">
          <text:p/>
        </draw:polygon>
        <draw:polygon draw:style-name="gr36" draw:text-style-name="P8" draw:layer="layout" svg:width="0.029cm" svg:height="0.374cm" svg:x="28.721cm" svg:y="19.456cm" svg:viewBox="0 0 30 375" draw:points="0,375 30,375 30,0 0,0">
          <text:p/>
        </draw:polygon>
        <draw:polygon draw:style-name="gr35" draw:text-style-name="P7" draw:layer="layout" svg:width="0.029cm" svg:height="0.374cm" svg:x="28.75cm" svg:y="19.456cm" svg:viewBox="0 0 30 375" draw:points="0,375 30,375 30,0 0,0">
          <text:p/>
        </draw:polygon>
        <draw:polygon draw:style-name="gr38" draw:text-style-name="P10" draw:layer="layout" svg:width="0.029cm" svg:height="0.374cm" svg:x="28.779cm" svg:y="19.456cm" svg:viewBox="0 0 30 375" draw:points="0,375 30,375 30,0 0,0">
          <text:p/>
        </draw:polygon>
        <draw:polygon draw:style-name="gr37" draw:text-style-name="P9" draw:layer="layout" svg:width="0.029cm" svg:height="0.374cm" svg:x="28.808cm" svg:y="19.456cm" svg:viewBox="0 0 30 375" draw:points="0,375 30,375 30,0 0,0">
          <text:p/>
        </draw:polygon>
        <draw:polygon draw:style-name="gr36" draw:text-style-name="P8" draw:layer="layout" svg:width="0.029cm" svg:height="0.374cm" svg:x="28.838cm" svg:y="19.456cm" svg:viewBox="0 0 30 375" draw:points="0,375 30,375 30,0 0,0">
          <text:p/>
        </draw:polygon>
        <draw:polygon draw:style-name="gr36" draw:text-style-name="P8" draw:layer="layout" svg:width="0.029cm" svg:height="0.374cm" svg:x="28.868cm" svg:y="19.456cm" svg:viewBox="0 0 30 375" draw:points="0,375 30,375 30,0 0,0">
          <text:p/>
        </draw:polygon>
        <draw:polygon draw:style-name="gr38" draw:text-style-name="P10" draw:layer="layout" svg:width="0.029cm" svg:height="0.374cm" svg:x="28.897cm" svg:y="19.456cm" svg:viewBox="0 0 30 375" draw:points="0,375 30,375 30,0 0,0">
          <text:p/>
        </draw:polygon>
        <draw:polygon draw:style-name="gr37" draw:text-style-name="P9" draw:layer="layout" svg:width="0.029cm" svg:height="0.374cm" svg:x="28.926cm" svg:y="19.456cm" svg:viewBox="0 0 30 375" draw:points="0,375 30,375 30,0 0,0">
          <text:p/>
        </draw:polygon>
        <draw:polygon draw:style-name="gr38" draw:text-style-name="P10" draw:layer="layout" svg:width="0.029cm" svg:height="0.374cm" svg:x="28.956cm" svg:y="19.456cm" svg:viewBox="0 0 30 375" draw:points="0,375 30,375 30,0 0,0">
          <text:p/>
        </draw:polygon>
        <draw:polygon draw:style-name="gr38" draw:text-style-name="P10" draw:layer="layout" svg:width="0.029cm" svg:height="0.374cm" svg:x="28.985cm" svg:y="19.456cm" svg:viewBox="0 0 30 375" draw:points="0,375 30,375 30,0 0,0">
          <text:p/>
        </draw:polygon>
        <draw:polygon draw:style-name="gr36" draw:text-style-name="P8" draw:layer="layout" svg:width="0.029cm" svg:height="0.374cm" svg:x="29.014cm" svg:y="19.456cm" svg:viewBox="0 0 30 375" draw:points="0,375 30,375 30,0 0,0">
          <text:p/>
        </draw:polygon>
        <draw:polygon draw:style-name="gr37" draw:text-style-name="P9" draw:layer="layout" svg:width="0.03cm" svg:height="0.374cm" svg:x="29.044cm" svg:y="19.456cm" svg:viewBox="0 0 31 375" draw:points="0,375 31,375 31,0 0,0">
          <text:p/>
        </draw:polygon>
        <draw:polygon draw:style-name="gr35" draw:text-style-name="P7" draw:layer="layout" svg:width="0.029cm" svg:height="0.374cm" svg:x="29.074cm" svg:y="19.456cm" svg:viewBox="0 0 30 375" draw:points="0,375 30,375 30,0 0,0">
          <text:p/>
        </draw:polygon>
        <draw:polygon draw:style-name="gr37" draw:text-style-name="P9" draw:layer="layout" svg:width="0.029cm" svg:height="0.374cm" svg:x="29.103cm" svg:y="19.456cm" svg:viewBox="0 0 30 375" draw:points="0,375 30,375 30,0 0,0">
          <text:p/>
        </draw:polygon>
        <draw:polygon draw:style-name="gr38" draw:text-style-name="P10" draw:layer="layout" svg:width="0.029cm" svg:height="0.374cm" svg:x="29.132cm" svg:y="19.456cm" svg:viewBox="0 0 30 375" draw:points="0,375 30,375 30,0 0,0">
          <text:p/>
        </draw:polygon>
        <draw:polygon draw:style-name="gr37" draw:text-style-name="P9" draw:layer="layout" svg:width="0.029cm" svg:height="0.374cm" svg:x="29.162cm" svg:y="19.456cm" svg:viewBox="0 0 30 375" draw:points="0,375 30,375 30,0 0,0">
          <text:p/>
        </draw:polygon>
        <draw:polygon draw:style-name="gr38" draw:text-style-name="P10" draw:layer="layout" svg:width="0.029cm" svg:height="0.374cm" svg:x="29.192cm" svg:y="19.456cm" svg:viewBox="0 0 30 375" draw:points="0,375 30,375 30,0 0,0">
          <text:p/>
        </draw:polygon>
        <draw:polygon draw:style-name="gr36" draw:text-style-name="P8" draw:layer="layout" svg:width="0.029cm" svg:height="0.374cm" svg:x="29.221cm" svg:y="19.456cm" svg:viewBox="0 0 30 375" draw:points="0,375 30,375 30,0 0,0">
          <text:p/>
        </draw:polygon>
        <draw:polygon draw:style-name="gr38" draw:text-style-name="P10" draw:layer="layout" svg:width="0.029cm" svg:height="0.374cm" svg:x="29.25cm" svg:y="19.456cm" svg:viewBox="0 0 30 375" draw:points="0,375 30,375 30,0 0,0">
          <text:p/>
        </draw:polygon>
        <draw:polygon draw:style-name="gr38" draw:text-style-name="P10" draw:layer="layout" svg:width="0.029cm" svg:height="0.374cm" svg:x="29.28cm" svg:y="19.456cm" svg:viewBox="0 0 30 375" draw:points="0,375 30,375 30,0 0,0">
          <text:p/>
        </draw:polygon>
        <draw:polygon draw:style-name="gr37" draw:text-style-name="P9" draw:layer="layout" svg:width="0.029cm" svg:height="0.374cm" svg:x="29.309cm" svg:y="19.456cm" svg:viewBox="0 0 30 375" draw:points="0,375 30,375 30,0 0,0">
          <text:p/>
        </draw:polygon>
        <draw:polygon draw:style-name="gr35" draw:text-style-name="P7" draw:layer="layout" svg:width="0.029cm" svg:height="0.374cm" svg:x="29.338cm" svg:y="19.456cm" svg:viewBox="0 0 30 375" draw:points="0,375 30,375 30,0 0,0">
          <text:p/>
        </draw:polygon>
        <draw:polygon draw:style-name="gr35" draw:text-style-name="P7" draw:layer="layout" svg:width="0.029cm" svg:height="0.374cm" svg:x="29.368cm" svg:y="19.456cm" svg:viewBox="0 0 30 375" draw:points="0,375 30,375 30,0 0,0">
          <text:p/>
        </draw:polygon>
        <draw:polygon draw:style-name="gr38" draw:text-style-name="P10" draw:layer="layout" svg:width="0.029cm" svg:height="0.374cm" svg:x="29.398cm" svg:y="19.456cm" svg:viewBox="0 0 30 375" draw:points="0,375 30,375 30,0 0,0">
          <text:p/>
        </draw:polygon>
        <draw:polygon draw:style-name="gr38" draw:text-style-name="P10" draw:layer="layout" svg:width="0.029cm" svg:height="0.374cm" svg:x="29.427cm" svg:y="19.456cm" svg:viewBox="0 0 30 375" draw:points="0,375 30,375 30,0 0,0">
          <text:p/>
        </draw:polygon>
        <draw:polygon draw:style-name="gr36" draw:text-style-name="P8" draw:layer="layout" svg:width="0.029cm" svg:height="0.374cm" svg:x="29.456cm" svg:y="19.456cm" svg:viewBox="0 0 30 375" draw:points="0,375 30,375 30,0 0,0">
          <text:p/>
        </draw:polygon>
        <draw:polygon draw:style-name="gr35" draw:text-style-name="P7" draw:layer="layout" svg:width="0.03cm" svg:height="0.374cm" svg:x="29.485cm" svg:y="19.456cm" svg:viewBox="0 0 31 375" draw:points="0,375 31,375 31,0 0,0">
          <text:p/>
        </draw:polygon>
        <draw:polygon draw:style-name="gr38" draw:text-style-name="P10" draw:layer="layout" svg:width="0.029cm" svg:height="0.374cm" svg:x="29.516cm" svg:y="19.456cm" svg:viewBox="0 0 30 375" draw:points="0,375 30,375 30,0 0,0">
          <text:p/>
        </draw:polygon>
        <draw:polygon draw:style-name="gr36" draw:text-style-name="P8" draw:layer="layout" svg:width="0.029cm" svg:height="0.374cm" svg:x="29.545cm" svg:y="19.456cm" svg:viewBox="0 0 30 375" draw:points="0,375 30,375 30,0 0,0">
          <text:p/>
        </draw:polygon>
        <draw:polygon draw:style-name="gr37" draw:text-style-name="P9" draw:layer="layout" svg:width="0.029cm" svg:height="0.374cm" svg:x="29.574cm" svg:y="19.456cm" svg:viewBox="0 0 30 375" draw:points="0,375 30,375 30,0 0,0">
          <text:p/>
        </draw:polygon>
        <draw:polygon draw:style-name="gr36" draw:text-style-name="P8" draw:layer="layout" svg:width="0.029cm" svg:height="0.374cm" svg:x="29.604cm" svg:y="19.456cm" svg:viewBox="0 0 30 375" draw:points="0,375 30,375 30,0 0,0">
          <text:p/>
        </draw:polygon>
        <draw:polygon draw:style-name="gr36" draw:text-style-name="P8" draw:layer="layout" svg:width="0.029cm" svg:height="0.374cm" svg:x="29.633cm" svg:y="19.456cm" svg:viewBox="0 0 30 375" draw:points="0,375 30,375 30,0 0,0">
          <text:p/>
        </draw:polygon>
        <draw:polygon draw:style-name="gr37" draw:text-style-name="P9" draw:layer="layout" svg:width="0.029cm" svg:height="0.374cm" svg:x="29.662cm" svg:y="19.456cm" svg:viewBox="0 0 30 375" draw:points="0,375 30,375 30,0 0,0">
          <text:p/>
        </draw:polygon>
        <draw:polygon draw:style-name="gr36" draw:text-style-name="P8" draw:layer="layout" svg:width="0.029cm" svg:height="0.374cm" svg:x="29.692cm" svg:y="19.456cm" svg:viewBox="0 0 30 375" draw:points="0,375 30,375 30,0 0,0">
          <text:p/>
        </draw:polygon>
        <draw:polygon draw:style-name="gr36" draw:text-style-name="P8" draw:layer="layout" svg:width="0.029cm" svg:height="0.374cm" svg:x="29.722cm" svg:y="19.456cm" svg:viewBox="0 0 30 375" draw:points="0,375 30,375 30,0 0,0">
          <text:p/>
        </draw:polygon>
        <draw:polygon draw:style-name="gr38" draw:text-style-name="P10" draw:layer="layout" svg:width="0.029cm" svg:height="0.374cm" svg:x="29.751cm" svg:y="19.456cm" svg:viewBox="0 0 30 375" draw:points="0,375 30,375 30,0 0,0">
          <text:p/>
        </draw:polygon>
        <draw:polygon draw:style-name="gr36" draw:text-style-name="P8" draw:layer="layout" svg:width="0.029cm" svg:height="0.374cm" svg:x="29.78cm" svg:y="19.456cm" svg:viewBox="0 0 30 375" draw:points="0,375 30,375 30,0 0,0">
          <text:p/>
        </draw:polygon>
        <draw:polygon draw:style-name="gr36" draw:text-style-name="P8" draw:layer="layout" svg:width="0.03cm" svg:height="0.374cm" svg:x="29.809cm" svg:y="19.456cm" svg:viewBox="0 0 31 375" draw:points="0,375 31,375 31,0 0,0">
          <text:p/>
        </draw:polygon>
        <draw:polygon draw:style-name="gr37" draw:text-style-name="P9" draw:layer="layout" svg:width="0.029cm" svg:height="0.374cm" svg:x="29.84cm" svg:y="19.456cm" svg:viewBox="0 0 30 375" draw:points="0,375 30,375 30,0 0,0">
          <text:p/>
        </draw:polygon>
        <draw:polygon draw:style-name="gr37" draw:text-style-name="P9" draw:layer="layout" svg:width="0.029cm" svg:height="0.374cm" svg:x="29.869cm" svg:y="19.456cm" svg:viewBox="0 0 30 375" draw:points="0,375 30,375 30,0 0,0">
          <text:p/>
        </draw:polygon>
        <draw:polygon draw:style-name="gr38" draw:text-style-name="P10" draw:layer="layout" svg:width="0.03cm" svg:height="0.374cm" svg:x="29.898cm" svg:y="19.456cm" svg:viewBox="0 0 31 375" draw:points="0,375 31,375 31,0 0,0">
          <text:p/>
        </draw:polygon>
        <draw:polygon draw:style-name="gr38" draw:text-style-name="P10" draw:layer="layout" svg:width="0.029cm" svg:height="0.374cm" svg:x="29.928cm" svg:y="19.456cm" svg:viewBox="0 0 30 375" draw:points="0,375 30,375 30,0 0,0">
          <text:p/>
        </draw:polygon>
        <draw:polygon draw:style-name="gr38" draw:text-style-name="P10" draw:layer="layout" svg:width="0.029cm" svg:height="0.374cm" svg:x="29.957cm" svg:y="19.456cm" svg:viewBox="0 0 30 375" draw:points="0,375 30,375 30,0 0,0">
          <text:p/>
        </draw:polygon>
        <draw:polygon draw:style-name="gr36" draw:text-style-name="P8" draw:layer="layout" svg:width="0.029cm" svg:height="0.374cm" svg:x="29.986cm" svg:y="19.456cm" svg:viewBox="0 0 30 375" draw:points="0,375 30,375 30,0 0,0">
          <text:p/>
        </draw:polygon>
        <draw:polygon draw:style-name="gr37" draw:text-style-name="P9" draw:layer="layout" svg:width="0.029cm" svg:height="0.374cm" svg:x="30.046cm" svg:y="19.456cm" svg:viewBox="0 0 30 375" draw:points="0,375 30,375 30,0 0,0">
          <text:p/>
        </draw:polygon>
        <draw:polygon draw:style-name="gr36" draw:text-style-name="P8" draw:layer="layout" svg:width="0.029cm" svg:height="0.374cm" svg:x="30.075cm" svg:y="19.456cm" svg:viewBox="0 0 30 375" draw:points="0,375 30,375 30,0 0,0">
          <text:p/>
        </draw:polygon>
        <draw:polygon draw:style-name="gr37" draw:text-style-name="P9" draw:layer="layout" svg:width="0.029cm" svg:height="0.374cm" svg:x="30.104cm" svg:y="19.456cm" svg:viewBox="0 0 30 375" draw:points="0,375 30,375 30,0 0,0">
          <text:p/>
        </draw:polygon>
        <draw:polygon draw:style-name="gr35" draw:text-style-name="P7" draw:layer="layout" svg:width="0.029cm" svg:height="0.374cm" svg:x="30.281cm" svg:y="19.456cm" svg:viewBox="0 0 30 375" draw:points="0,375 30,375 30,0 0,0">
          <text:p/>
        </draw:polygon>
        <draw:polygon draw:style-name="gr36" draw:text-style-name="P8" draw:layer="layout" svg:width="0.029cm" svg:height="0.374cm" svg:x="30.31cm" svg:y="19.456cm" svg:viewBox="0 0 30 375" draw:points="0,375 30,375 30,0 0,0">
          <text:p/>
        </draw:polygon>
        <draw:polygon draw:style-name="gr36" draw:text-style-name="P8" draw:layer="layout" svg:width="0.03cm" svg:height="0.374cm" svg:x="30.339cm" svg:y="19.456cm" svg:viewBox="0 0 31 375" draw:points="0,375 31,375 31,0 0,0">
          <text:p/>
        </draw:polygon>
        <draw:polygon draw:style-name="gr37" draw:text-style-name="P9" draw:layer="layout" svg:width="0.029cm" svg:height="0.374cm" svg:x="30.37cm" svg:y="19.456cm" svg:viewBox="0 0 30 375" draw:points="0,375 30,375 30,0 0,0">
          <text:p/>
        </draw:polygon>
        <draw:polygon draw:style-name="gr37" draw:text-style-name="P9" draw:layer="layout" svg:width="0.029cm" svg:height="0.374cm" svg:x="30.399cm" svg:y="19.456cm" svg:viewBox="0 0 30 375" draw:points="0,375 30,375 30,0 0,0">
          <text:p/>
        </draw:polygon>
        <draw:polygon draw:style-name="gr36" draw:text-style-name="P8" draw:layer="layout" svg:width="0.029cm" svg:height="0.374cm" svg:x="30.428cm" svg:y="19.456cm" svg:viewBox="0 0 30 375" draw:points="0,375 30,375 30,0 0,0">
          <text:p/>
        </draw:polygon>
        <draw:polygon draw:style-name="gr38" draw:text-style-name="P10" draw:layer="layout" svg:width="0.029cm" svg:height="0.374cm" svg:x="30.458cm" svg:y="19.456cm" svg:viewBox="0 0 30 375" draw:points="0,375 30,375 30,0 0,0">
          <text:p/>
        </draw:polygon>
        <draw:polygon draw:style-name="gr37" draw:text-style-name="P9" draw:layer="layout" svg:width="0.029cm" svg:height="0.374cm" svg:x="30.487cm" svg:y="19.456cm" svg:viewBox="0 0 30 375" draw:points="0,375 30,375 30,0 0,0">
          <text:p/>
        </draw:polygon>
        <draw:polygon draw:style-name="gr37" draw:text-style-name="P9" draw:layer="layout" svg:width="0.029cm" svg:height="0.374cm" svg:x="30.517cm" svg:y="19.456cm" svg:viewBox="0 0 30 375" draw:points="0,375 30,375 30,0 0,0">
          <text:p/>
        </draw:polygon>
        <draw:polygon draw:style-name="gr36" draw:text-style-name="P8" draw:layer="layout" svg:width="0.029cm" svg:height="0.374cm" svg:x="30.546cm" svg:y="19.456cm" svg:viewBox="0 0 30 375" draw:points="0,375 30,375 30,0 0,0">
          <text:p/>
        </draw:polygon>
        <draw:polygon draw:style-name="gr37" draw:text-style-name="P9" draw:layer="layout" svg:width="0.029cm" svg:height="0.374cm" svg:x="30.605cm" svg:y="19.456cm" svg:viewBox="0 0 30 375" draw:points="0,375 30,375 30,0 0,0">
          <text:p/>
        </draw:polygon>
        <draw:polygon draw:style-name="gr37" draw:text-style-name="P9" draw:layer="layout" svg:width="0.029cm" svg:height="0.374cm" svg:x="30.634cm" svg:y="19.456cm" svg:viewBox="0 0 30 375" draw:points="0,375 30,375 30,0 0,0">
          <text:p/>
        </draw:polygon>
        <draw:polygon draw:style-name="gr36" draw:text-style-name="P8" draw:layer="layout" svg:width="0.03cm" svg:height="0.374cm" svg:x="30.663cm" svg:y="19.456cm" svg:viewBox="0 0 31 375" draw:points="0,375 31,375 31,0 0,0">
          <text:p/>
        </draw:polygon>
        <draw:polygon draw:style-name="gr37" draw:text-style-name="P9" draw:layer="layout" svg:width="0.029cm" svg:height="0.374cm" svg:x="30.694cm" svg:y="19.456cm" svg:viewBox="0 0 30 375" draw:points="0,375 30,375 30,0 0,0">
          <text:p/>
        </draw:polygon>
        <draw:polygon draw:style-name="gr37" draw:text-style-name="P9" draw:layer="layout" svg:width="0.029cm" svg:height="0.374cm" svg:x="30.723cm" svg:y="19.456cm" svg:viewBox="0 0 30 375" draw:points="0,375 30,375 30,0 0,0">
          <text:p/>
        </draw:polygon>
        <draw:polygon draw:style-name="gr35" draw:text-style-name="P7" draw:layer="layout" svg:width="0.029cm" svg:height="0.374cm" svg:x="30.752cm" svg:y="19.456cm" svg:viewBox="0 0 30 375" draw:points="0,375 30,375 30,0 0,0">
          <text:p/>
        </draw:polygon>
        <draw:polygon draw:style-name="gr36" draw:text-style-name="P8" draw:layer="layout" svg:width="0.029cm" svg:height="0.374cm" svg:x="30.782cm" svg:y="19.456cm" svg:viewBox="0 0 30 375" draw:points="0,375 30,375 30,0 0,0">
          <text:p/>
        </draw:polygon>
        <draw:polygon draw:style-name="gr38" draw:text-style-name="P10" draw:layer="layout" svg:width="0.029cm" svg:height="0.374cm" svg:x="30.811cm" svg:y="19.456cm" svg:viewBox="0 0 30 375" draw:points="0,375 30,375 30,0 0,0">
          <text:p/>
        </draw:polygon>
        <draw:polygon draw:style-name="gr38" draw:text-style-name="P10" draw:layer="layout" svg:width="0.029cm" svg:height="0.374cm" svg:x="30.841cm" svg:y="19.456cm" svg:viewBox="0 0 30 375" draw:points="0,375 30,375 30,0 0,0">
          <text:p/>
        </draw:polygon>
        <draw:polygon draw:style-name="gr37" draw:text-style-name="P9" draw:layer="layout" svg:width="0.029cm" svg:height="0.374cm" svg:x="30.87cm" svg:y="19.456cm" svg:viewBox="0 0 30 375" draw:points="0,375 30,375 30,0 0,0">
          <text:p/>
        </draw:polygon>
        <draw:polygon draw:style-name="gr37" draw:text-style-name="P9" draw:layer="layout" svg:width="0.029cm" svg:height="0.374cm" svg:x="30.9cm" svg:y="19.456cm" svg:viewBox="0 0 30 375" draw:points="0,375 30,375 30,0 0,0">
          <text:p/>
        </draw:polygon>
        <draw:polygon draw:style-name="gr37" draw:text-style-name="P9" draw:layer="layout" svg:width="0.029cm" svg:height="0.374cm" svg:x="30.929cm" svg:y="19.456cm" svg:viewBox="0 0 30 375" draw:points="0,375 30,375 30,0 0,0">
          <text:p/>
        </draw:polygon>
        <draw:polygon draw:style-name="gr37" draw:text-style-name="P9" draw:layer="layout" svg:width="0.029cm" svg:height="0.374cm" svg:x="30.958cm" svg:y="19.456cm" svg:viewBox="0 0 30 375" draw:points="0,375 30,375 30,0 0,0">
          <text:p/>
        </draw:polygon>
        <draw:polygon draw:style-name="gr37" draw:text-style-name="P9" draw:layer="layout" svg:width="0.029cm" svg:height="0.374cm" svg:x="30.987cm" svg:y="19.456cm" svg:viewBox="0 0 30 375" draw:points="0,375 30,375 30,0 0,0">
          <text:p/>
        </draw:polygon>
        <draw:polygon draw:style-name="gr36" draw:text-style-name="P8" draw:layer="layout" svg:width="0.029cm" svg:height="0.374cm" svg:x="31.018cm" svg:y="19.456cm" svg:viewBox="0 0 30 375" draw:points="0,375 30,375 30,0 0,0">
          <text:p/>
        </draw:polygon>
        <draw:polygon draw:style-name="gr36" draw:text-style-name="P8" draw:layer="layout" svg:width="0.029cm" svg:height="0.374cm" svg:x="31.047cm" svg:y="19.456cm" svg:viewBox="0 0 30 375" draw:points="0,375 30,375 30,0 0,0">
          <text:p/>
        </draw:polygon>
        <draw:polygon draw:style-name="gr38" draw:text-style-name="P10" draw:layer="layout" svg:width="0.029cm" svg:height="0.374cm" svg:x="31.076cm" svg:y="19.456cm" svg:viewBox="0 0 30 375" draw:points="0,375 30,375 30,0 0,0">
          <text:p/>
        </draw:polygon>
        <draw:polygon draw:style-name="gr37" draw:text-style-name="P9" draw:layer="layout" svg:width="0.03cm" svg:height="0.374cm" svg:x="31.105cm" svg:y="19.456cm" svg:viewBox="0 0 31 375" draw:points="0,375 31,375 31,0 0,0">
          <text:p/>
        </draw:polygon>
        <draw:polygon draw:style-name="gr36" draw:text-style-name="P8" draw:layer="layout" svg:width="0.029cm" svg:height="0.374cm" svg:x="31.135cm" svg:y="19.456cm" svg:viewBox="0 0 30 375" draw:points="0,375 30,375 30,0 0,0">
          <text:p/>
        </draw:polygon>
        <draw:polygon draw:style-name="gr36" draw:text-style-name="P8" draw:layer="layout" svg:width="0.029cm" svg:height="0.374cm" svg:x="31.165cm" svg:y="19.456cm" svg:viewBox="0 0 30 375" draw:points="0,375 30,375 30,0 0,0">
          <text:p/>
        </draw:polygon>
        <draw:polygon draw:style-name="gr37" draw:text-style-name="P9" draw:layer="layout" svg:width="0.029cm" svg:height="0.374cm" svg:x="31.194cm" svg:y="19.456cm" svg:viewBox="0 0 30 375" draw:points="0,375 30,375 30,0 0,0">
          <text:p/>
        </draw:polygon>
        <draw:polygon draw:style-name="gr36" draw:text-style-name="P8" draw:layer="layout" svg:width="0.029cm" svg:height="0.374cm" svg:x="31.224cm" svg:y="19.456cm" svg:viewBox="0 0 30 375" draw:points="0,375 30,375 30,0 0,0">
          <text:p/>
        </draw:polygon>
        <draw:polygon draw:style-name="gr37" draw:text-style-name="P9" draw:layer="layout" svg:width="0.029cm" svg:height="0.374cm" svg:x="31.253cm" svg:y="19.456cm" svg:viewBox="0 0 30 375" draw:points="0,375 30,375 30,0 0,0">
          <text:p/>
        </draw:polygon>
        <draw:polygon draw:style-name="gr37" draw:text-style-name="P9" draw:layer="layout" svg:width="0.029cm" svg:height="0.374cm" svg:x="31.282cm" svg:y="19.456cm" svg:viewBox="0 0 30 375" draw:points="0,375 30,375 30,0 0,0">
          <text:p/>
        </draw:polygon>
        <draw:polygon draw:style-name="gr36" draw:text-style-name="P8" draw:layer="layout" svg:width="0.029cm" svg:height="0.374cm" svg:x="31.311cm" svg:y="19.456cm" svg:viewBox="0 0 30 375" draw:points="0,375 30,375 30,0 0,0">
          <text:p/>
        </draw:polygon>
        <draw:polygon draw:style-name="gr37" draw:text-style-name="P9" draw:layer="layout" svg:width="0.029cm" svg:height="0.374cm" svg:x="31.342cm" svg:y="19.456cm" svg:viewBox="0 0 30 375" draw:points="0,375 30,375 30,0 0,0">
          <text:p/>
        </draw:polygon>
        <draw:polygon draw:style-name="gr35" draw:text-style-name="P7" draw:layer="layout" svg:width="0.029cm" svg:height="0.374cm" svg:x="31.371cm" svg:y="19.456cm" svg:viewBox="0 0 30 375" draw:points="0,375 30,375 30,0 0,0">
          <text:p/>
        </draw:polygon>
        <draw:polygon draw:style-name="gr36" draw:text-style-name="P8" draw:layer="layout" svg:width="0.029cm" svg:height="0.374cm" svg:x="31.4cm" svg:y="19.456cm" svg:viewBox="0 0 30 375" draw:points="0,375 30,375 30,0 0,0">
          <text:p/>
        </draw:polygon>
        <draw:polygon draw:style-name="gr37" draw:text-style-name="P9" draw:layer="layout" svg:width="0.029cm" svg:height="0.374cm" svg:x="31.429cm" svg:y="19.456cm" svg:viewBox="0 0 30 375" draw:points="0,375 30,375 30,0 0,0">
          <text:p/>
        </draw:polygon>
        <draw:polygon draw:style-name="gr36" draw:text-style-name="P8" draw:layer="layout" svg:width="0.029cm" svg:height="0.374cm" svg:x="31.459cm" svg:y="19.456cm" svg:viewBox="0 0 30 375" draw:points="0,375 30,375 30,0 0,0">
          <text:p/>
        </draw:polygon>
        <draw:polygon draw:style-name="gr37" draw:text-style-name="P9" draw:layer="layout" svg:width="0.029cm" svg:height="0.374cm" svg:x="31.489cm" svg:y="19.456cm" svg:viewBox="0 0 30 375" draw:points="0,375 30,375 30,0 0,0">
          <text:p/>
        </draw:polygon>
        <draw:polygon draw:style-name="gr37" draw:text-style-name="P9" draw:layer="layout" svg:width="0.03cm" svg:height="0.374cm" svg:x="31.518cm" svg:y="19.456cm" svg:viewBox="0 0 31 375" draw:points="0,375 31,375 31,0 0,0">
          <text:p/>
        </draw:polygon>
        <draw:polygon draw:style-name="gr36" draw:text-style-name="P8" draw:layer="layout" svg:width="0.029cm" svg:height="0.374cm" svg:x="31.548cm" svg:y="19.456cm" svg:viewBox="0 0 30 375" draw:points="0,375 30,375 30,0 0,0">
          <text:p/>
        </draw:polygon>
        <draw:polygon draw:style-name="gr38" draw:text-style-name="P10" draw:layer="layout" svg:width="0.029cm" svg:height="0.374cm" svg:x="31.577cm" svg:y="19.456cm" svg:viewBox="0 0 30 375" draw:points="0,375 30,375 30,0 0,0">
          <text:p/>
        </draw:polygon>
        <draw:polygon draw:style-name="gr36" draw:text-style-name="P8" draw:layer="layout" svg:width="0.029cm" svg:height="0.374cm" svg:x="31.606cm" svg:y="19.456cm" svg:viewBox="0 0 30 375" draw:points="0,375 30,375 30,0 0,0">
          <text:p/>
        </draw:polygon>
        <draw:polygon draw:style-name="gr36" draw:text-style-name="P8" draw:layer="layout" svg:width="0.029cm" svg:height="0.374cm" svg:x="31.635cm" svg:y="19.456cm" svg:viewBox="0 0 30 375" draw:points="0,375 30,375 30,0 0,0">
          <text:p/>
        </draw:polygon>
        <draw:polygon draw:style-name="gr36" draw:text-style-name="P8" draw:layer="layout" svg:width="0.029cm" svg:height="0.374cm" svg:x="31.666cm" svg:y="19.456cm" svg:viewBox="0 0 30 375" draw:points="0,375 30,375 30,0 0,0">
          <text:p/>
        </draw:polygon>
        <draw:polygon draw:style-name="gr36" draw:text-style-name="P8" draw:layer="layout" svg:width="0.029cm" svg:height="0.374cm" svg:x="31.695cm" svg:y="19.456cm" svg:viewBox="0 0 30 375" draw:points="0,375 30,375 30,0 0,0">
          <text:p/>
        </draw:polygon>
        <draw:polygon draw:style-name="gr38" draw:text-style-name="P10" draw:layer="layout" svg:width="0.029cm" svg:height="0.374cm" svg:x="31.724cm" svg:y="19.456cm" svg:viewBox="0 0 30 375" draw:points="0,375 30,375 30,0 0,0">
          <text:p/>
        </draw:polygon>
        <draw:polygon draw:style-name="gr38" draw:text-style-name="P10" draw:layer="layout" svg:width="0.029cm" svg:height="0.374cm" svg:x="31.753cm" svg:y="19.456cm" svg:viewBox="0 0 30 375" draw:points="0,375 30,375 30,0 0,0">
          <text:p/>
        </draw:polygon>
        <draw:polygon draw:style-name="gr37" draw:text-style-name="P9" draw:layer="layout" svg:width="0.029cm" svg:height="0.374cm" svg:x="31.783cm" svg:y="19.456cm" svg:viewBox="0 0 30 375" draw:points="0,375 30,375 30,0 0,0">
          <text:p/>
        </draw:polygon>
        <draw:polygon draw:style-name="gr35" draw:text-style-name="P7" draw:layer="layout" svg:width="0.029cm" svg:height="0.374cm" svg:x="31.813cm" svg:y="19.456cm" svg:viewBox="0 0 30 375" draw:points="0,375 30,375 30,0 0,0">
          <text:p/>
        </draw:polygon>
        <draw:polygon draw:style-name="gr35" draw:text-style-name="P7" draw:layer="layout" svg:width="0.029cm" svg:height="0.374cm" svg:x="31.842cm" svg:y="19.456cm" svg:viewBox="0 0 30 375" draw:points="0,375 30,375 30,0 0,0">
          <text:p/>
        </draw:polygon>
        <draw:polygon draw:style-name="gr38" draw:text-style-name="P10" draw:layer="layout" svg:width="0.03cm" svg:height="0.374cm" svg:x="31.871cm" svg:y="19.456cm" svg:viewBox="0 0 31 375" draw:points="0,375 31,375 31,0 0,0">
          <text:p/>
        </draw:polygon>
        <draw:polygon draw:style-name="gr37" draw:text-style-name="P9" draw:layer="layout" svg:width="0.029cm" svg:height="0.374cm" svg:x="31.901cm" svg:y="19.456cm" svg:viewBox="0 0 30 375" draw:points="0,375 30,375 30,0 0,0">
          <text:p/>
        </draw:polygon>
        <draw:polygon draw:style-name="gr35" draw:text-style-name="P7" draw:layer="layout" svg:width="0.029cm" svg:height="0.374cm" svg:x="31.93cm" svg:y="19.456cm" svg:viewBox="0 0 30 375" draw:points="0,375 30,375 30,0 0,0">
          <text:p/>
        </draw:polygon>
        <draw:polygon draw:style-name="gr35" draw:text-style-name="P7" draw:layer="layout" svg:width="0.03cm" svg:height="0.374cm" svg:x="31.959cm" svg:y="19.456cm" svg:viewBox="0 0 31 375" draw:points="0,375 31,375 31,0 0,0">
          <text:p/>
        </draw:polygon>
        <draw:polygon draw:style-name="gr38" draw:text-style-name="P10" draw:layer="layout" svg:width="0.029cm" svg:height="0.374cm" svg:x="31.99cm" svg:y="19.456cm" svg:viewBox="0 0 30 375" draw:points="0,375 30,375 30,0 0,0">
          <text:p/>
        </draw:polygon>
        <draw:polygon draw:style-name="gr36" draw:text-style-name="P8" draw:layer="layout" svg:width="0.029cm" svg:height="0.374cm" svg:x="32.019cm" svg:y="19.456cm" svg:viewBox="0 0 30 375" draw:points="0,375 30,375 30,0 0,0">
          <text:p/>
        </draw:polygon>
        <draw:polygon draw:style-name="gr37" draw:text-style-name="P9" draw:layer="layout" svg:width="0.029cm" svg:height="0.374cm" svg:x="32.048cm" svg:y="19.456cm" svg:viewBox="0 0 30 375" draw:points="0,375 30,375 30,0 0,0">
          <text:p/>
        </draw:polygon>
        <draw:polygon draw:style-name="gr37" draw:text-style-name="P9" draw:layer="layout" svg:width="0.029cm" svg:height="0.374cm" svg:x="32.078cm" svg:y="19.456cm" svg:viewBox="0 0 30 375" draw:points="0,375 30,375 30,0 0,0">
          <text:p/>
        </draw:polygon>
        <draw:polygon draw:style-name="gr38" draw:text-style-name="P10" draw:layer="layout" svg:width="0.029cm" svg:height="0.374cm" svg:x="32.107cm" svg:y="19.456cm" svg:viewBox="0 0 30 375" draw:points="0,375 30,375 30,0 0,0">
          <text:p/>
        </draw:polygon>
        <draw:polygon draw:style-name="gr37" draw:text-style-name="P9" draw:layer="layout" svg:width="0.029cm" svg:height="0.374cm" svg:x="32.137cm" svg:y="19.456cm" svg:viewBox="0 0 30 375" draw:points="0,375 30,375 30,0 0,0">
          <text:p/>
        </draw:polygon>
        <draw:polygon draw:style-name="gr37" draw:text-style-name="P9" draw:layer="layout" svg:width="0.029cm" svg:height="0.374cm" svg:x="32.166cm" svg:y="19.456cm" svg:viewBox="0 0 30 375" draw:points="0,375 30,375 30,0 0,0">
          <text:p/>
        </draw:polygon>
        <draw:polygon draw:style-name="gr37" draw:text-style-name="P9" draw:layer="layout" svg:width="0.029cm" svg:height="0.374cm" svg:x="32.195cm" svg:y="19.456cm" svg:viewBox="0 0 30 375" draw:points="0,375 30,375 30,0 0,0">
          <text:p/>
        </draw:polygon>
        <draw:polygon draw:style-name="gr37" draw:text-style-name="P9" draw:layer="layout" svg:width="0.029cm" svg:height="0.374cm" svg:x="32.225cm" svg:y="19.456cm" svg:viewBox="0 0 30 375" draw:points="0,375 30,375 30,0 0,0">
          <text:p/>
        </draw:polygon>
        <draw:polygon draw:style-name="gr38" draw:text-style-name="P10" draw:layer="layout" svg:width="0.029cm" svg:height="0.374cm" svg:x="32.254cm" svg:y="19.456cm" svg:viewBox="0 0 30 375" draw:points="0,375 30,375 30,0 0,0">
          <text:p/>
        </draw:polygon>
        <draw:polygon draw:style-name="gr36" draw:text-style-name="P8" draw:layer="layout" svg:width="0.029cm" svg:height="0.374cm" svg:x="32.283cm" svg:y="19.456cm" svg:viewBox="0 0 30 375" draw:points="0,375 30,375 30,0 0,0">
          <text:p/>
        </draw:polygon>
        <draw:polygon draw:style-name="gr38" draw:text-style-name="P10" draw:layer="layout" svg:width="0.03cm" svg:height="0.374cm" svg:x="32.313cm" svg:y="19.456cm" svg:viewBox="0 0 31 375" draw:points="0,375 31,375 31,0 0,0">
          <text:p/>
        </draw:polygon>
        <draw:polygon draw:style-name="gr36" draw:text-style-name="P8" draw:layer="layout" svg:width="0.029cm" svg:height="0.374cm" svg:x="32.343cm" svg:y="19.456cm" svg:viewBox="0 0 30 375" draw:points="0,375 30,375 30,0 0,0">
          <text:p/>
        </draw:polygon>
        <draw:polygon draw:style-name="gr36" draw:text-style-name="P8" draw:layer="layout" svg:width="0.029cm" svg:height="0.374cm" svg:x="32.372cm" svg:y="19.456cm" svg:viewBox="0 0 30 375" draw:points="0,375 30,375 30,0 0,0">
          <text:p/>
        </draw:polygon>
        <draw:polygon draw:style-name="gr37" draw:text-style-name="P9" draw:layer="layout" svg:width="0.029cm" svg:height="0.374cm" svg:x="32.402cm" svg:y="19.456cm" svg:viewBox="0 0 30 375" draw:points="0,375 30,375 30,0 0,0">
          <text:p/>
        </draw:polygon>
        <draw:polygon draw:style-name="gr35" draw:text-style-name="P7" draw:layer="layout" svg:width="0.029cm" svg:height="0.374cm" svg:x="32.431cm" svg:y="19.456cm" svg:viewBox="0 0 30 375" draw:points="0,375 30,375 30,0 0,0">
          <text:p/>
        </draw:polygon>
        <draw:polygon draw:style-name="gr37" draw:text-style-name="P9" draw:layer="layout" svg:width="0.029cm" svg:height="0.374cm" svg:x="32.46cm" svg:y="19.456cm" svg:viewBox="0 0 30 375" draw:points="0,375 30,375 30,0 0,0">
          <text:p/>
        </draw:polygon>
        <draw:polygon draw:style-name="gr36" draw:text-style-name="P8" draw:layer="layout" svg:width="0.029cm" svg:height="0.374cm" svg:x="32.49cm" svg:y="19.456cm" svg:viewBox="0 0 30 375" draw:points="0,375 30,375 30,0 0,0">
          <text:p/>
        </draw:polygon>
        <draw:polygon draw:style-name="gr35" draw:text-style-name="P7" draw:layer="layout" svg:width="0.029cm" svg:height="0.374cm" svg:x="32.52cm" svg:y="19.456cm" svg:viewBox="0 0 30 375" draw:points="0,375 30,375 30,0 0,0">
          <text:p/>
        </draw:polygon>
        <draw:polygon draw:style-name="gr36" draw:text-style-name="P8" draw:layer="layout" svg:width="0.029cm" svg:height="0.374cm" svg:x="32.578cm" svg:y="19.456cm" svg:viewBox="0 0 30 375" draw:points="0,375 30,375 30,0 0,0">
          <text:p/>
        </draw:polygon>
        <draw:polygon draw:style-name="gr36" draw:text-style-name="P8" draw:layer="layout" svg:width="0.029cm" svg:height="0.374cm" svg:x="32.607cm" svg:y="19.456cm" svg:viewBox="0 0 30 375" draw:points="0,375 30,375 30,0 0,0">
          <text:p/>
        </draw:polygon>
        <draw:polygon draw:style-name="gr36" draw:text-style-name="P8" draw:layer="layout" svg:width="0.029cm" svg:height="0.374cm" svg:x="32.638cm" svg:y="19.456cm" svg:viewBox="0 0 30 375" draw:points="0,375 30,375 30,0 0,0">
          <text:p/>
        </draw:polygon>
        <draw:polygon draw:style-name="gr35" draw:text-style-name="P7" draw:layer="layout" svg:width="0.029cm" svg:height="0.374cm" svg:x="32.667cm" svg:y="19.456cm" svg:viewBox="0 0 30 375" draw:points="0,375 30,375 30,0 0,0">
          <text:p/>
        </draw:polygon>
        <draw:polygon draw:style-name="gr36" draw:text-style-name="P8" draw:layer="layout" svg:width="0.029cm" svg:height="0.374cm" svg:x="32.696cm" svg:y="19.456cm" svg:viewBox="0 0 30 375" draw:points="0,375 30,375 30,0 0,0">
          <text:p/>
        </draw:polygon>
        <draw:polygon draw:style-name="gr37" draw:text-style-name="P9" draw:layer="layout" svg:width="0.03cm" svg:height="0.374cm" svg:x="32.725cm" svg:y="19.456cm" svg:viewBox="0 0 31 375" draw:points="0,375 31,375 31,0 0,0">
          <text:p/>
        </draw:polygon>
        <draw:polygon draw:style-name="gr37" draw:text-style-name="P9" draw:layer="layout" svg:width="0.029cm" svg:height="0.374cm" svg:x="32.755cm" svg:y="19.456cm" svg:viewBox="0 0 30 375" draw:points="0,375 30,375 30,0 0,0">
          <text:p/>
        </draw:polygon>
        <draw:polygon draw:style-name="gr37" draw:text-style-name="P9" draw:layer="layout" svg:width="0.029cm" svg:height="0.374cm" svg:x="32.784cm" svg:y="19.456cm" svg:viewBox="0 0 30 375" draw:points="0,375 30,375 30,0 0,0">
          <text:p/>
        </draw:polygon>
        <draw:polygon draw:style-name="gr36" draw:text-style-name="P8" draw:layer="layout" svg:width="0.029cm" svg:height="0.374cm" svg:x="32.814cm" svg:y="19.456cm" svg:viewBox="0 0 30 375" draw:points="0,375 30,375 30,0 0,0">
          <text:p/>
        </draw:polygon>
        <draw:polygon draw:style-name="gr37" draw:text-style-name="P9" draw:layer="layout" svg:width="0.029cm" svg:height="0.374cm" svg:x="32.844cm" svg:y="19.456cm" svg:viewBox="0 0 30 375" draw:points="0,375 30,375 30,0 0,0">
          <text:p/>
        </draw:polygon>
        <draw:polygon draw:style-name="gr38" draw:text-style-name="P10" draw:layer="layout" svg:width="0.029cm" svg:height="0.374cm" svg:x="32.873cm" svg:y="19.456cm" svg:viewBox="0 0 30 375" draw:points="0,375 30,375 30,0 0,0">
          <text:p/>
        </draw:polygon>
        <draw:polygon draw:style-name="gr38" draw:text-style-name="P10" draw:layer="layout" svg:width="0.029cm" svg:height="0.374cm" svg:x="32.902cm" svg:y="19.456cm" svg:viewBox="0 0 30 375" draw:points="0,375 30,375 30,0 0,0">
          <text:p/>
        </draw:polygon>
        <draw:polygon draw:style-name="gr37" draw:text-style-name="P9" draw:layer="layout" svg:width="0.029cm" svg:height="0.374cm" svg:x="32.931cm" svg:y="19.456cm" svg:viewBox="0 0 30 375" draw:points="0,375 30,375 30,0 0,0">
          <text:p/>
        </draw:polygon>
        <draw:polygon draw:style-name="gr38" draw:text-style-name="P10" draw:layer="layout" svg:width="0.029cm" svg:height="0.374cm" svg:x="32.962cm" svg:y="19.456cm" svg:viewBox="0 0 30 375" draw:points="0,375 30,375 30,0 0,0">
          <text:p/>
        </draw:polygon>
        <draw:polygon draw:style-name="gr35" draw:text-style-name="P7" draw:layer="layout" svg:width="0.029cm" svg:height="0.374cm" svg:x="32.991cm" svg:y="19.456cm" svg:viewBox="0 0 30 375" draw:points="0,375 30,375 30,0 0,0">
          <text:p/>
        </draw:polygon>
        <draw:polygon draw:style-name="gr38" draw:text-style-name="P10" draw:layer="layout" svg:width="0.029cm" svg:height="0.374cm" svg:x="33.02cm" svg:y="19.456cm" svg:viewBox="0 0 30 375" draw:points="0,375 30,375 30,0 0,0">
          <text:p/>
        </draw:polygon>
        <draw:polygon draw:style-name="gr38" draw:text-style-name="P10" draw:layer="layout" svg:width="0.029cm" svg:height="0.374cm" svg:x="33.049cm" svg:y="19.456cm" svg:viewBox="0 0 30 375" draw:points="0,375 30,375 30,0 0,0">
          <text:p/>
        </draw:polygon>
        <draw:polygon draw:style-name="gr37" draw:text-style-name="P9" draw:layer="layout" svg:width="0.029cm" svg:height="0.374cm" svg:x="33.079cm" svg:y="19.456cm" svg:viewBox="0 0 30 375" draw:points="0,375 30,375 30,0 0,0">
          <text:p/>
        </draw:polygon>
        <draw:polygon draw:style-name="gr38" draw:text-style-name="P10" draw:layer="layout" svg:width="0.029cm" svg:height="0.374cm" svg:x="33.108cm" svg:y="19.456cm" svg:viewBox="0 0 30 375" draw:points="0,375 30,375 30,0 0,0">
          <text:p/>
        </draw:polygon>
        <draw:polygon draw:style-name="gr36" draw:text-style-name="P8" draw:layer="layout" svg:width="0.029cm" svg:height="0.374cm" svg:x="33.138cm" svg:y="19.456cm" svg:viewBox="0 0 30 375" draw:points="0,375 30,375 30,0 0,0">
          <text:p/>
        </draw:polygon>
        <draw:polygon draw:style-name="gr36" draw:text-style-name="P8" draw:layer="layout" svg:width="0.03cm" svg:height="0.374cm" svg:x="33.167cm" svg:y="19.456cm" svg:viewBox="0 0 31 375" draw:points="0,375 31,375 31,0 0,0">
          <text:p/>
        </draw:polygon>
        <draw:polygon draw:style-name="gr38" draw:text-style-name="P10" draw:layer="layout" svg:width="0.029cm" svg:height="0.374cm" svg:x="33.197cm" svg:y="19.456cm" svg:viewBox="0 0 30 375" draw:points="0,375 30,375 30,0 0,0">
          <text:p/>
        </draw:polygon>
        <draw:polygon draw:style-name="gr36" draw:text-style-name="P8" draw:layer="layout" svg:width="0.029cm" svg:height="0.374cm" svg:x="33.226cm" svg:y="19.456cm" svg:viewBox="0 0 30 375" draw:points="0,375 30,375 30,0 0,0">
          <text:p/>
        </draw:polygon>
        <draw:polygon draw:style-name="gr37" draw:text-style-name="P9" draw:layer="layout" svg:width="0.029cm" svg:height="0.374cm" svg:x="33.255cm" svg:y="19.456cm" svg:viewBox="0 0 30 375" draw:points="0,375 30,375 30,0 0,0">
          <text:p/>
        </draw:polygon>
        <draw:polygon draw:style-name="gr38" draw:text-style-name="P10" draw:layer="layout" svg:width="0.029cm" svg:height="0.374cm" svg:x="33.286cm" svg:y="19.456cm" svg:viewBox="0 0 30 375" draw:points="0,375 30,375 30,0 0,0">
          <text:p/>
        </draw:polygon>
        <draw:polygon draw:style-name="gr36" draw:text-style-name="P8" draw:layer="layout" svg:width="0.029cm" svg:height="0.374cm" svg:x="33.315cm" svg:y="19.456cm" svg:viewBox="0 0 30 375" draw:points="0,375 30,375 30,0 0,0">
          <text:p/>
        </draw:polygon>
        <draw:polygon draw:style-name="gr36" draw:text-style-name="P8" draw:layer="layout" svg:width="0.029cm" svg:height="0.374cm" svg:x="33.344cm" svg:y="19.456cm" svg:viewBox="0 0 30 375" draw:points="0,375 30,375 30,0 0,0">
          <text:p/>
        </draw:polygon>
        <draw:polygon draw:style-name="gr37" draw:text-style-name="P9" draw:layer="layout" svg:width="0.029cm" svg:height="0.374cm" svg:x="33.373cm" svg:y="19.456cm" svg:viewBox="0 0 30 375" draw:points="0,375 30,375 30,0 0,0">
          <text:p/>
        </draw:polygon>
        <draw:polygon draw:style-name="gr35" draw:text-style-name="P7" draw:layer="layout" svg:width="0.029cm" svg:height="0.374cm" svg:x="33.403cm" svg:y="19.456cm" svg:viewBox="0 0 30 375" draw:points="0,375 30,375 30,0 0,0">
          <text:p/>
        </draw:polygon>
        <draw:polygon draw:style-name="gr36" draw:text-style-name="P8" draw:layer="layout" svg:width="0.029cm" svg:height="0.374cm" svg:x="33.432cm" svg:y="19.456cm" svg:viewBox="0 0 30 375" draw:points="0,375 30,375 30,0 0,0">
          <text:p/>
        </draw:polygon>
        <draw:polygon draw:style-name="gr36" draw:text-style-name="P8" draw:layer="layout" svg:width="0.029cm" svg:height="0.374cm" svg:x="33.462cm" svg:y="19.456cm" svg:viewBox="0 0 30 375" draw:points="0,375 30,375 30,0 0,0">
          <text:p/>
        </draw:polygon>
        <draw:polygon draw:style-name="gr37" draw:text-style-name="P9" draw:layer="layout" svg:width="0.03cm" svg:height="0.374cm" svg:x="33.491cm" svg:y="19.456cm" svg:viewBox="0 0 31 375" draw:points="0,375 31,375 31,0 0,0">
          <text:p/>
        </draw:polygon>
        <draw:polygon draw:style-name="gr37" draw:text-style-name="P9" draw:layer="layout" svg:width="0.029cm" svg:height="0.374cm" svg:x="33.521cm" svg:y="19.456cm" svg:viewBox="0 0 30 375" draw:points="0,375 30,375 30,0 0,0">
          <text:p/>
        </draw:polygon>
        <draw:polygon draw:style-name="gr37" draw:text-style-name="P9" draw:layer="layout" svg:width="0.029cm" svg:height="0.374cm" svg:x="33.55cm" svg:y="19.456cm" svg:viewBox="0 0 30 375" draw:points="0,375 30,375 30,0 0,0">
          <text:p/>
        </draw:polygon>
        <draw:polygon draw:style-name="gr36" draw:text-style-name="P8" draw:layer="layout" svg:width="0.03cm" svg:height="0.374cm" svg:x="33.579cm" svg:y="19.456cm" svg:viewBox="0 0 31 375" draw:points="0,375 31,375 31,0 0,0">
          <text:p/>
        </draw:polygon>
        <draw:polygon draw:style-name="gr36" draw:text-style-name="P8" draw:layer="layout" svg:width="0.029cm" svg:height="0.374cm" svg:x="33.61cm" svg:y="19.456cm" svg:viewBox="0 0 30 375" draw:points="0,375 30,375 30,0 0,0">
          <text:p/>
        </draw:polygon>
        <draw:polygon draw:style-name="gr38" draw:text-style-name="P10" draw:layer="layout" svg:width="0.029cm" svg:height="0.374cm" svg:x="33.639cm" svg:y="19.456cm" svg:viewBox="0 0 30 375" draw:points="0,375 30,375 30,0 0,0">
          <text:p/>
        </draw:polygon>
        <draw:polygon draw:style-name="gr36" draw:text-style-name="P8" draw:layer="layout" svg:width="0.029cm" svg:height="0.374cm" svg:x="33.668cm" svg:y="19.456cm" svg:viewBox="0 0 30 375" draw:points="0,375 30,375 30,0 0,0">
          <text:p/>
        </draw:polygon>
        <draw:polygon draw:style-name="gr37" draw:text-style-name="P9" draw:layer="layout" svg:width="0.029cm" svg:height="0.374cm" svg:x="33.698cm" svg:y="19.456cm" svg:viewBox="0 0 30 375" draw:points="0,375 30,375 30,0 0,0">
          <text:p/>
        </draw:polygon>
        <draw:polygon draw:style-name="gr38" draw:text-style-name="P10" draw:layer="layout" svg:width="0.029cm" svg:height="0.374cm" svg:x="33.727cm" svg:y="19.456cm" svg:viewBox="0 0 30 375" draw:points="0,375 30,375 30,0 0,0">
          <text:p/>
        </draw:polygon>
        <draw:polygon draw:style-name="gr37" draw:text-style-name="P9" draw:layer="layout" svg:width="0.029cm" svg:height="0.374cm" svg:x="33.756cm" svg:y="19.456cm" svg:viewBox="0 0 30 375" draw:points="0,375 30,375 30,0 0,0">
          <text:p/>
        </draw:polygon>
        <draw:polygon draw:style-name="gr38" draw:text-style-name="P10" draw:layer="layout" svg:width="0.029cm" svg:height="0.374cm" svg:x="33.786cm" svg:y="19.456cm" svg:viewBox="0 0 30 375" draw:points="0,375 30,375 30,0 0,0">
          <text:p/>
        </draw:polygon>
        <draw:polygon draw:style-name="gr36" draw:text-style-name="P8" draw:layer="layout" svg:width="0.029cm" svg:height="0.374cm" svg:x="33.815cm" svg:y="19.456cm" svg:viewBox="0 0 30 375" draw:points="0,375 30,375 30,0 0,0">
          <text:p/>
        </draw:polygon>
        <draw:polygon draw:style-name="gr36" draw:text-style-name="P8" draw:layer="layout" svg:width="0.029cm" svg:height="0.374cm" svg:x="33.845cm" svg:y="19.456cm" svg:viewBox="0 0 30 375" draw:points="0,375 30,375 30,0 0,0">
          <text:p/>
        </draw:polygon>
        <draw:polygon draw:style-name="gr36" draw:text-style-name="P8" draw:layer="layout" svg:width="0.029cm" svg:height="0.374cm" svg:x="33.874cm" svg:y="19.456cm" svg:viewBox="0 0 30 375" draw:points="0,375 30,375 30,0 0,0">
          <text:p/>
        </draw:polygon>
        <draw:polygon draw:style-name="gr36" draw:text-style-name="P8" draw:layer="layout" svg:width="0.029cm" svg:height="0.374cm" svg:x="33.903cm" svg:y="19.456cm" svg:viewBox="0 0 30 375" draw:points="0,375 30,375 30,0 0,0">
          <text:p/>
        </draw:polygon>
        <draw:polygon draw:style-name="gr36" draw:text-style-name="P8" draw:layer="layout" svg:width="0.03cm" svg:height="0.374cm" svg:x="33.932cm" svg:y="19.456cm" svg:viewBox="0 0 31 375" draw:points="0,375 31,375 31,0 0,0">
          <text:p/>
        </draw:polygon>
        <draw:polygon draw:style-name="gr37" draw:text-style-name="P9" draw:layer="layout" svg:width="0.029cm" svg:height="0.374cm" svg:x="33.963cm" svg:y="19.456cm" svg:viewBox="0 0 30 375" draw:points="0,375 30,375 30,0 0,0">
          <text:p/>
        </draw:polygon>
        <draw:polygon draw:style-name="gr36" draw:text-style-name="P8" draw:layer="layout" svg:width="0.029cm" svg:height="0.374cm" svg:x="33.992cm" svg:y="19.456cm" svg:viewBox="0 0 30 375" draw:points="0,375 30,375 30,0 0,0">
          <text:p/>
        </draw:polygon>
        <draw:polygon draw:style-name="gr36" draw:text-style-name="P8" draw:layer="layout" svg:width="0.032cm" svg:height="0.374cm" svg:x="34.021cm" svg:y="19.456cm" svg:viewBox="0 0 33 375" draw:points="0,375 33,375 33,0 0,0">
          <text:p/>
        </draw:polygon>
        <draw:polygon draw:style-name="gr38" draw:text-style-name="P10" draw:layer="layout" svg:width="0.029cm" svg:height="0.374cm" svg:x="34.051cm" svg:y="19.456cm" svg:viewBox="0 0 30 375" draw:points="0,375 30,375 30,0 0,0">
          <text:p/>
        </draw:polygon>
        <draw:polygon draw:style-name="gr36" draw:text-style-name="P8" draw:layer="layout" svg:width="0.029cm" svg:height="0.374cm" svg:x="34.08cm" svg:y="19.456cm" svg:viewBox="0 0 30 375" draw:points="0,375 30,375 30,0 0,0">
          <text:p/>
        </draw:polygon>
        <draw:polygon draw:style-name="gr37" draw:text-style-name="P9" draw:layer="layout" svg:width="0.029cm" svg:height="0.374cm" svg:x="34.11cm" svg:y="19.456cm" svg:viewBox="0 0 30 375" draw:points="0,375 30,375 30,0 0,0">
          <text:p/>
        </draw:polygon>
        <draw:polygon draw:style-name="gr35" draw:text-style-name="P7" draw:layer="layout" svg:width="0.029cm" svg:height="0.374cm" svg:x="34.14cm" svg:y="19.456cm" svg:viewBox="0 0 30 375" draw:points="0,375 30,375 30,0 0,0">
          <text:p/>
        </draw:polygon>
        <draw:polygon draw:style-name="gr36" draw:text-style-name="P8" draw:layer="layout" svg:width="0.029cm" svg:height="0.374cm" svg:x="34.169cm" svg:y="19.456cm" svg:viewBox="0 0 30 375" draw:points="0,375 30,375 30,0 0,0">
          <text:p/>
        </draw:polygon>
        <draw:polygon draw:style-name="gr36" draw:text-style-name="P8" draw:layer="layout" svg:width="0.029cm" svg:height="0.374cm" svg:x="34.198cm" svg:y="19.456cm" svg:viewBox="0 0 30 375" draw:points="0,375 30,375 30,0 0,0">
          <text:p/>
        </draw:polygon>
        <draw:polygon draw:style-name="gr37" draw:text-style-name="P9" draw:layer="layout" svg:width="0.029cm" svg:height="0.374cm" svg:x="34.287cm" svg:y="19.456cm" svg:viewBox="0 0 30 375" draw:points="0,375 30,375 30,0 0,0">
          <text:p/>
        </draw:polygon>
        <draw:polygon draw:style-name="gr36" draw:text-style-name="P8" draw:layer="layout" svg:width="0.029cm" svg:height="0.374cm" svg:x="34.316cm" svg:y="19.456cm" svg:viewBox="0 0 30 375" draw:points="0,375 30,375 30,0 0,0">
          <text:p/>
        </draw:polygon>
        <draw:polygon draw:style-name="gr36" draw:text-style-name="P8" draw:layer="layout" svg:width="0.03cm" svg:height="0.374cm" svg:x="34.345cm" svg:y="19.456cm" svg:viewBox="0 0 31 375" draw:points="0,375 31,375 31,0 0,0">
          <text:p/>
        </draw:polygon>
        <draw:polygon draw:style-name="gr37" draw:text-style-name="P9" draw:layer="layout" svg:width="0.029cm" svg:height="0.374cm" svg:x="34.375cm" svg:y="19.456cm" svg:viewBox="0 0 30 375" draw:points="0,375 30,375 30,0 0,0">
          <text:p/>
        </draw:polygon>
        <draw:polygon draw:style-name="gr38" draw:text-style-name="P10" draw:layer="layout" svg:width="0.029cm" svg:height="0.374cm" svg:x="34.404cm" svg:y="19.456cm" svg:viewBox="0 0 30 375" draw:points="0,375 30,375 30,0 0,0">
          <text:p/>
        </draw:polygon>
        <draw:polygon draw:style-name="gr35" draw:text-style-name="P7" draw:layer="layout" svg:width="0.029cm" svg:height="0.374cm" svg:x="34.433cm" svg:y="19.456cm" svg:viewBox="0 0 30 375" draw:points="0,375 30,375 30,0 0,0">
          <text:p/>
        </draw:polygon>
        <draw:polygon draw:style-name="gr38" draw:text-style-name="P10" draw:layer="layout" svg:width="0.029cm" svg:height="0.374cm" svg:x="34.464cm" svg:y="19.456cm" svg:viewBox="0 0 30 375" draw:points="0,375 30,375 30,0 0,0">
          <text:p/>
        </draw:polygon>
        <draw:polygon draw:style-name="gr37" draw:text-style-name="P9" draw:layer="layout" svg:width="0.029cm" svg:height="0.374cm" svg:x="34.493cm" svg:y="19.456cm" svg:viewBox="0 0 30 375" draw:points="0,375 30,375 30,0 0,0">
          <text:p/>
        </draw:polygon>
        <draw:polygon draw:style-name="gr35" draw:text-style-name="P7" draw:layer="layout" svg:width="0.029cm" svg:height="0.374cm" svg:x="34.522cm" svg:y="19.456cm" svg:viewBox="0 0 30 375" draw:points="0,375 30,375 30,0 0,0">
          <text:p/>
        </draw:polygon>
        <draw:polygon draw:style-name="gr37" draw:text-style-name="P9" draw:layer="layout" svg:width="0.029cm" svg:height="0.374cm" svg:x="34.551cm" svg:y="19.456cm" svg:viewBox="0 0 30 375" draw:points="0,375 30,375 30,0 0,0">
          <text:p/>
        </draw:polygon>
        <draw:polygon draw:style-name="gr36" draw:text-style-name="P8" draw:layer="layout" svg:width="0.029cm" svg:height="0.374cm" svg:x="34.581cm" svg:y="19.456cm" svg:viewBox="0 0 30 375" draw:points="0,375 30,375 30,0 0,0">
          <text:p/>
        </draw:polygon>
        <draw:polygon draw:style-name="gr37" draw:text-style-name="P9" draw:layer="layout" svg:width="0.029cm" svg:height="0.374cm" svg:x="34.611cm" svg:y="19.456cm" svg:viewBox="0 0 30 375" draw:points="0,375 30,375 30,0 0,0">
          <text:p/>
        </draw:polygon>
        <draw:polygon draw:style-name="gr37" draw:text-style-name="P9" draw:layer="layout" svg:width="0.029cm" svg:height="0.374cm" svg:x="34.64cm" svg:y="19.456cm" svg:viewBox="0 0 30 375" draw:points="0,375 30,375 30,0 0,0">
          <text:p/>
        </draw:polygon>
        <draw:polygon draw:style-name="gr36" draw:text-style-name="P8" draw:layer="layout" svg:width="0.029cm" svg:height="0.374cm" svg:x="34.669cm" svg:y="19.456cm" svg:viewBox="0 0 30 375" draw:points="0,375 30,375 30,0 0,0">
          <text:p/>
        </draw:polygon>
        <draw:polygon draw:style-name="gr37" draw:text-style-name="P9" draw:layer="layout" svg:width="0.029cm" svg:height="0.374cm" svg:x="34.699cm" svg:y="19.456cm" svg:viewBox="0 0 30 375" draw:points="0,375 30,375 30,0 0,0">
          <text:p/>
        </draw:polygon>
        <draw:polygon draw:style-name="gr37" draw:text-style-name="P9" draw:layer="layout" svg:width="0.029cm" svg:height="0.374cm" svg:x="34.728cm" svg:y="19.456cm" svg:viewBox="0 0 30 375" draw:points="0,375 30,375 30,0 0,0">
          <text:p/>
        </draw:polygon>
        <draw:polygon draw:style-name="gr38" draw:text-style-name="P10" draw:layer="layout" svg:width="0.029cm" svg:height="0.374cm" svg:x="34.757cm" svg:y="19.456cm" svg:viewBox="0 0 30 375" draw:points="0,375 30,375 30,0 0,0">
          <text:p/>
        </draw:polygon>
        <draw:polygon draw:style-name="gr36" draw:text-style-name="P8" draw:layer="layout" svg:width="0.03cm" svg:height="0.374cm" svg:x="34.787cm" svg:y="19.456cm" svg:viewBox="0 0 31 375" draw:points="0,375 31,375 31,0 0,0">
          <text:p/>
        </draw:polygon>
        <draw:polygon draw:style-name="gr35" draw:text-style-name="P7" draw:layer="layout" svg:width="0.029cm" svg:height="0.374cm" svg:x="34.817cm" svg:y="19.456cm" svg:viewBox="0 0 30 375" draw:points="0,375 30,375 30,0 0,0">
          <text:p/>
        </draw:polygon>
        <draw:polygon draw:style-name="gr35" draw:text-style-name="P7" draw:layer="layout" svg:width="0.029cm" svg:height="0.374cm" svg:x="34.846cm" svg:y="19.456cm" svg:viewBox="0 0 30 375" draw:points="0,375 30,375 30,0 0,0">
          <text:p/>
        </draw:polygon>
        <draw:polygon draw:style-name="gr37" draw:text-style-name="P9" draw:layer="layout" svg:width="0.029cm" svg:height="0.374cm" svg:x="34.875cm" svg:y="19.456cm" svg:viewBox="0 0 30 375" draw:points="0,375 30,375 30,0 0,0">
          <text:p/>
        </draw:polygon>
        <draw:polygon draw:style-name="gr36" draw:text-style-name="P8" draw:layer="layout" svg:width="0.029cm" svg:height="0.374cm" svg:x="34.993cm" svg:y="19.456cm" svg:viewBox="0 0 30 375" draw:points="0,375 30,375 30,0 0,0">
          <text:p/>
        </draw:polygon>
        <draw:polygon draw:style-name="gr35" draw:text-style-name="P7" draw:layer="layout" svg:width="0.029cm" svg:height="0.374cm" svg:x="35.023cm" svg:y="19.456cm" svg:viewBox="0 0 30 375" draw:points="0,375 30,375 30,0 0,0">
          <text:p/>
        </draw:polygon>
        <draw:polygon draw:style-name="gr36" draw:text-style-name="P8" draw:layer="layout" svg:width="0.029cm" svg:height="0.374cm" svg:x="35.052cm" svg:y="19.456cm" svg:viewBox="0 0 30 375" draw:points="0,375 30,375 30,0 0,0">
          <text:p/>
        </draw:polygon>
        <draw:polygon draw:style-name="gr38" draw:text-style-name="P10" draw:layer="layout" svg:width="0.029cm" svg:height="0.374cm" svg:x="35.081cm" svg:y="19.456cm" svg:viewBox="0 0 30 375" draw:points="0,375 30,375 30,0 0,0">
          <text:p/>
        </draw:polygon>
        <draw:polygon draw:style-name="gr38" draw:text-style-name="P10" draw:layer="layout" svg:width="0.029cm" svg:height="0.374cm" svg:x="35.111cm" svg:y="19.456cm" svg:viewBox="0 0 30 375" draw:points="0,375 30,375 30,0 0,0">
          <text:p/>
        </draw:polygon>
        <draw:polygon draw:style-name="gr38" draw:text-style-name="P10" draw:layer="layout" svg:width="0.029cm" svg:height="0.374cm" svg:x="35.141cm" svg:y="19.456cm" svg:viewBox="0 0 30 375" draw:points="0,375 30,375 30,0 0,0">
          <text:p/>
        </draw:polygon>
        <draw:polygon draw:style-name="gr37" draw:text-style-name="P9" draw:layer="layout" svg:width="0.029cm" svg:height="0.374cm" svg:x="35.17cm" svg:y="19.456cm" svg:viewBox="0 0 30 375" draw:points="0,375 30,375 30,0 0,0">
          <text:p/>
        </draw:polygon>
        <draw:polygon draw:style-name="gr35" draw:text-style-name="P7" draw:layer="layout" svg:width="0.03cm" svg:height="0.374cm" svg:x="34.741cm" svg:y="19.456cm" svg:viewBox="0 0 31 375" draw:points="0,375 31,375 31,0 0,0">
          <text:p/>
        </draw:polygon>
        <draw:polygon draw:style-name="gr35" draw:text-style-name="P7" draw:layer="layout" svg:width="0.028cm" svg:height="0.374cm" svg:x="34.771cm" svg:y="19.456cm" svg:viewBox="0 0 29 375" draw:points="0,375 29,375 29,0 0,0">
          <text:p/>
        </draw:polygon>
        <draw:polygon draw:style-name="gr35" draw:text-style-name="P7" draw:layer="layout" svg:width="0.026cm" svg:height="0.374cm" svg:x="18.95cm" svg:y="18.708cm" svg:viewBox="0 0 27 375" draw:points="0,375 27,375 27,0 0,0">
          <text:p/>
        </draw:polygon>
        <draw:polygon draw:style-name="gr36" draw:text-style-name="P8" draw:layer="layout" svg:width="0.026cm" svg:height="0.374cm" svg:x="18.978cm" svg:y="18.708cm" svg:viewBox="0 0 27 375" draw:points="0,375 27,375 27,0 0,0">
          <text:p/>
        </draw:polygon>
        <draw:polygon draw:style-name="gr37" draw:text-style-name="P9" draw:layer="layout" svg:width="0.026cm" svg:height="0.374cm" svg:x="19.004cm" svg:y="18.708cm" svg:viewBox="0 0 27 375" draw:points="0,375 27,375 27,0 0,0">
          <text:p/>
        </draw:polygon>
        <draw:polygon draw:style-name="gr38" draw:text-style-name="P10" draw:layer="layout" svg:width="0.029cm" svg:height="0.374cm" svg:x="19.031cm" svg:y="18.708cm" svg:viewBox="0 0 30 375" draw:points="0,375 30,375 30,0 0,0">
          <text:p/>
        </draw:polygon>
        <draw:polygon draw:style-name="gr37" draw:text-style-name="P9" draw:layer="layout" svg:width="0.029cm" svg:height="0.374cm" svg:x="19.06cm" svg:y="18.708cm" svg:viewBox="0 0 30 375" draw:points="0,375 30,375 30,0 0,0">
          <text:p/>
        </draw:polygon>
        <draw:polygon draw:style-name="gr38" draw:text-style-name="P10" draw:layer="layout" svg:width="0.029cm" svg:height="0.374cm" svg:x="19.09cm" svg:y="18.708cm" svg:viewBox="0 0 30 375" draw:points="0,375 30,375 30,0 0,0">
          <text:p/>
        </draw:polygon>
        <draw:polygon draw:style-name="gr38" draw:text-style-name="P10" draw:layer="layout" svg:width="0.029cm" svg:height="0.374cm" svg:x="19.119cm" svg:y="18.708cm" svg:viewBox="0 0 30 375" draw:points="0,375 30,375 30,0 0,0">
          <text:p/>
        </draw:polygon>
        <draw:polygon draw:style-name="gr36" draw:text-style-name="P8" draw:layer="layout" svg:width="0.029cm" svg:height="0.374cm" svg:x="19.148cm" svg:y="18.708cm" svg:viewBox="0 0 30 375" draw:points="0,375 30,375 30,0 0,0">
          <text:p/>
        </draw:polygon>
        <draw:polygon draw:style-name="gr37" draw:text-style-name="P9" draw:layer="layout" svg:width="0.029cm" svg:height="0.374cm" svg:x="19.177cm" svg:y="18.708cm" svg:viewBox="0 0 30 375" draw:points="0,375 30,375 30,0 0,0">
          <text:p/>
        </draw:polygon>
        <draw:polygon draw:style-name="gr38" draw:text-style-name="P10" draw:layer="layout" svg:width="0.03cm" svg:height="0.374cm" svg:x="19.207cm" svg:y="18.708cm" svg:viewBox="0 0 31 375" draw:points="0,375 31,375 31,0 0,0">
          <text:p/>
        </draw:polygon>
        <draw:polygon draw:style-name="gr38" draw:text-style-name="P10" draw:layer="layout" svg:width="0.029cm" svg:height="0.374cm" svg:x="19.237cm" svg:y="18.708cm" svg:viewBox="0 0 30 375" draw:points="0,375 30,375 30,0 0,0">
          <text:p/>
        </draw:polygon>
        <draw:polygon draw:style-name="gr36" draw:text-style-name="P8" draw:layer="layout" svg:width="0.029cm" svg:height="0.374cm" svg:x="19.266cm" svg:y="18.708cm" svg:viewBox="0 0 30 375" draw:points="0,375 30,375 30,0 0,0">
          <text:p/>
        </draw:polygon>
        <draw:polygon draw:style-name="gr37" draw:text-style-name="P9" draw:layer="layout" svg:width="0.03cm" svg:height="0.374cm" svg:x="19.295cm" svg:y="18.708cm" svg:viewBox="0 0 31 375" draw:points="0,375 31,375 31,0 0,0">
          <text:p/>
        </draw:polygon>
        <draw:polygon draw:style-name="gr37" draw:text-style-name="P9" draw:layer="layout" svg:width="0.029cm" svg:height="0.374cm" svg:x="19.325cm" svg:y="18.708cm" svg:viewBox="0 0 30 375" draw:points="0,375 30,375 30,0 0,0">
          <text:p/>
        </draw:polygon>
        <draw:polygon draw:style-name="gr36" draw:text-style-name="P8" draw:layer="layout" svg:width="0.029cm" svg:height="0.374cm" svg:x="19.355cm" svg:y="18.708cm" svg:viewBox="0 0 30 375" draw:points="0,375 30,375 30,0 0,0">
          <text:p/>
        </draw:polygon>
        <draw:polygon draw:style-name="gr36" draw:text-style-name="P8" draw:layer="layout" svg:width="0.029cm" svg:height="0.374cm" svg:x="19.384cm" svg:y="18.708cm" svg:viewBox="0 0 30 375" draw:points="0,375 30,375 30,0 0,0">
          <text:p/>
        </draw:polygon>
        <draw:polygon draw:style-name="gr37" draw:text-style-name="P9" draw:layer="layout" svg:width="0.029cm" svg:height="0.374cm" svg:x="19.414cm" svg:y="18.708cm" svg:viewBox="0 0 30 375" draw:points="0,375 30,375 30,0 0,0">
          <text:p/>
        </draw:polygon>
        <draw:polygon draw:style-name="gr36" draw:text-style-name="P8" draw:layer="layout" svg:width="0.029cm" svg:height="0.374cm" svg:x="19.443cm" svg:y="18.708cm" svg:viewBox="0 0 30 375" draw:points="0,375 30,375 30,0 0,0">
          <text:p/>
        </draw:polygon>
        <draw:polygon draw:style-name="gr38" draw:text-style-name="P10" draw:layer="layout" svg:width="0.029cm" svg:height="0.374cm" svg:x="19.472cm" svg:y="18.708cm" svg:viewBox="0 0 30 375" draw:points="0,375 30,375 30,0 0,0">
          <text:p/>
        </draw:polygon>
        <draw:polygon draw:style-name="gr36" draw:text-style-name="P8" draw:layer="layout" svg:width="0.029cm" svg:height="0.374cm" svg:x="19.501cm" svg:y="18.708cm" svg:viewBox="0 0 30 375" draw:points="0,375 30,375 30,0 0,0">
          <text:p/>
        </draw:polygon>
        <draw:polygon draw:style-name="gr37" draw:text-style-name="P9" draw:layer="layout" svg:width="0.029cm" svg:height="0.374cm" svg:x="19.532cm" svg:y="18.708cm" svg:viewBox="0 0 30 375" draw:points="0,375 30,375 30,0 0,0">
          <text:p/>
        </draw:polygon>
        <draw:polygon draw:style-name="gr37" draw:text-style-name="P9" draw:layer="layout" svg:width="0.029cm" svg:height="0.374cm" svg:x="19.561cm" svg:y="18.708cm" svg:viewBox="0 0 30 375" draw:points="0,375 30,375 30,0 0,0">
          <text:p/>
        </draw:polygon>
        <draw:polygon draw:style-name="gr37" draw:text-style-name="P9" draw:layer="layout" svg:width="0.029cm" svg:height="0.374cm" svg:x="19.59cm" svg:y="18.708cm" svg:viewBox="0 0 30 375" draw:points="0,375 30,375 30,0 0,0">
          <text:p/>
        </draw:polygon>
        <draw:polygon draw:style-name="gr38" draw:text-style-name="P10" draw:layer="layout" svg:width="0.029cm" svg:height="0.374cm" svg:x="19.619cm" svg:y="18.708cm" svg:viewBox="0 0 30 375" draw:points="0,375 30,375 30,0 0,0">
          <text:p/>
        </draw:polygon>
        <draw:polygon draw:style-name="gr36" draw:text-style-name="P8" draw:layer="layout" svg:width="0.029cm" svg:height="0.374cm" svg:x="19.649cm" svg:y="18.708cm" svg:viewBox="0 0 30 375" draw:points="0,375 30,375 30,0 0,0">
          <text:p/>
        </draw:polygon>
        <draw:polygon draw:style-name="gr37" draw:text-style-name="P9" draw:layer="layout" svg:width="0.029cm" svg:height="0.374cm" svg:x="19.679cm" svg:y="18.708cm" svg:viewBox="0 0 30 375" draw:points="0,375 30,375 30,0 0,0">
          <text:p/>
        </draw:polygon>
        <draw:polygon draw:style-name="gr37" draw:text-style-name="P9" draw:layer="layout" svg:width="0.03cm" svg:height="0.374cm" svg:x="19.708cm" svg:y="18.708cm" svg:viewBox="0 0 31 375" draw:points="0,375 31,375 31,0 0,0">
          <text:p/>
        </draw:polygon>
        <draw:polygon draw:style-name="gr36" draw:text-style-name="P8" draw:layer="layout" svg:width="0.029cm" svg:height="0.374cm" svg:x="19.738cm" svg:y="18.708cm" svg:viewBox="0 0 30 375" draw:points="0,375 30,375 30,0 0,0">
          <text:p/>
        </draw:polygon>
        <draw:polygon draw:style-name="gr36" draw:text-style-name="P8" draw:layer="layout" svg:width="0.029cm" svg:height="0.374cm" svg:x="19.767cm" svg:y="18.708cm" svg:viewBox="0 0 30 375" draw:points="0,375 30,375 30,0 0,0">
          <text:p/>
        </draw:polygon>
        <draw:polygon draw:style-name="gr36" draw:text-style-name="P8" draw:layer="layout" svg:width="0.029cm" svg:height="0.374cm" svg:x="19.796cm" svg:y="18.708cm" svg:viewBox="0 0 30 375" draw:points="0,375 30,375 30,0 0,0">
          <text:p/>
        </draw:polygon>
        <draw:polygon draw:style-name="gr38" draw:text-style-name="P10" draw:layer="layout" svg:width="0.029cm" svg:height="0.374cm" svg:x="19.825cm" svg:y="18.708cm" svg:viewBox="0 0 30 375" draw:points="0,375 30,375 30,0 0,0">
          <text:p/>
        </draw:polygon>
        <draw:polygon draw:style-name="gr37" draw:text-style-name="P9" draw:layer="layout" svg:width="0.029cm" svg:height="0.374cm" svg:x="19.856cm" svg:y="18.708cm" svg:viewBox="0 0 30 375" draw:points="0,375 30,375 30,0 0,0">
          <text:p/>
        </draw:polygon>
        <draw:polygon draw:style-name="gr36" draw:text-style-name="P8" draw:layer="layout" svg:width="0.029cm" svg:height="0.374cm" svg:x="19.885cm" svg:y="18.708cm" svg:viewBox="0 0 30 375" draw:points="0,375 30,375 30,0 0,0">
          <text:p/>
        </draw:polygon>
        <draw:polygon draw:style-name="gr35" draw:text-style-name="P7" draw:layer="layout" svg:width="0.029cm" svg:height="0.374cm" svg:x="19.914cm" svg:y="18.708cm" svg:viewBox="0 0 30 375" draw:points="0,375 30,375 30,0 0,0">
          <text:p/>
        </draw:polygon>
        <draw:polygon draw:style-name="gr36" draw:text-style-name="P8" draw:layer="layout" svg:width="0.029cm" svg:height="0.374cm" svg:x="19.943cm" svg:y="18.708cm" svg:viewBox="0 0 30 375" draw:points="0,375 30,375 30,0 0,0">
          <text:p/>
        </draw:polygon>
        <draw:polygon draw:style-name="gr36" draw:text-style-name="P8" draw:layer="layout" svg:width="0.029cm" svg:height="0.374cm" svg:x="19.973cm" svg:y="18.708cm" svg:viewBox="0 0 30 375" draw:points="0,375 30,375 30,0 0,0">
          <text:p/>
        </draw:polygon>
        <draw:polygon draw:style-name="gr37" draw:text-style-name="P9" draw:layer="layout" svg:width="0.029cm" svg:height="0.374cm" svg:x="20.003cm" svg:y="18.708cm" svg:viewBox="0 0 30 375" draw:points="0,375 30,375 30,0 0,0">
          <text:p/>
        </draw:polygon>
        <draw:polygon draw:style-name="gr37" draw:text-style-name="P9" draw:layer="layout" svg:width="0.029cm" svg:height="0.374cm" svg:x="20.032cm" svg:y="18.708cm" svg:viewBox="0 0 30 375" draw:points="0,375 30,375 30,0 0,0">
          <text:p/>
        </draw:polygon>
        <draw:polygon draw:style-name="gr36" draw:text-style-name="P8" draw:layer="layout" svg:width="0.03cm" svg:height="0.374cm" svg:x="20.061cm" svg:y="18.708cm" svg:viewBox="0 0 31 375" draw:points="0,375 31,375 31,0 0,0">
          <text:p/>
        </draw:polygon>
        <draw:polygon draw:style-name="gr37" draw:text-style-name="P9" draw:layer="layout" svg:width="0.029cm" svg:height="0.374cm" svg:x="20.091cm" svg:y="18.708cm" svg:viewBox="0 0 30 375" draw:points="0,375 30,375 30,0 0,0">
          <text:p/>
        </draw:polygon>
        <draw:polygon draw:style-name="gr37" draw:text-style-name="P9" draw:layer="layout" svg:width="0.029cm" svg:height="0.374cm" svg:x="20.12cm" svg:y="18.708cm" svg:viewBox="0 0 30 375" draw:points="0,375 30,375 30,0 0,0">
          <text:p/>
        </draw:polygon>
        <draw:polygon draw:style-name="gr35" draw:text-style-name="P7" draw:layer="layout" svg:width="0.03cm" svg:height="0.374cm" svg:x="20.149cm" svg:y="18.708cm" svg:viewBox="0 0 31 375" draw:points="0,375 31,375 31,0 0,0">
          <text:p/>
        </draw:polygon>
        <draw:polygon draw:style-name="gr37" draw:text-style-name="P9" draw:layer="layout" svg:width="0.029cm" svg:height="0.374cm" svg:x="20.18cm" svg:y="18.708cm" svg:viewBox="0 0 30 375" draw:points="0,375 30,375 30,0 0,0">
          <text:p/>
        </draw:polygon>
        <draw:polygon draw:style-name="gr35" draw:text-style-name="P7" draw:layer="layout" svg:width="0.029cm" svg:height="0.374cm" svg:x="20.209cm" svg:y="18.708cm" svg:viewBox="0 0 30 375" draw:points="0,375 30,375 30,0 0,0">
          <text:p/>
        </draw:polygon>
        <draw:polygon draw:style-name="gr36" draw:text-style-name="P8" draw:layer="layout" svg:width="0.029cm" svg:height="0.374cm" svg:x="20.238cm" svg:y="18.708cm" svg:viewBox="0 0 30 375" draw:points="0,375 30,375 30,0 0,0">
          <text:p/>
        </draw:polygon>
        <draw:polygon draw:style-name="gr37" draw:text-style-name="P9" draw:layer="layout" svg:width="0.029cm" svg:height="0.374cm" svg:x="20.267cm" svg:y="18.708cm" svg:viewBox="0 0 30 375" draw:points="0,375 30,375 30,0 0,0">
          <text:p/>
        </draw:polygon>
        <draw:polygon draw:style-name="gr36" draw:text-style-name="P8" draw:layer="layout" svg:width="0.029cm" svg:height="0.374cm" svg:x="20.297cm" svg:y="18.708cm" svg:viewBox="0 0 30 375" draw:points="0,375 30,375 30,0 0,0">
          <text:p/>
        </draw:polygon>
        <draw:polygon draw:style-name="gr36" draw:text-style-name="P8" draw:layer="layout" svg:width="0.029cm" svg:height="0.374cm" svg:x="20.326cm" svg:y="18.708cm" svg:viewBox="0 0 30 375" draw:points="0,375 30,375 30,0 0,0">
          <text:p/>
        </draw:polygon>
        <draw:polygon draw:style-name="gr37" draw:text-style-name="P9" draw:layer="layout" svg:width="0.029cm" svg:height="0.374cm" svg:x="20.356cm" svg:y="18.708cm" svg:viewBox="0 0 30 375" draw:points="0,375 30,375 30,0 0,0">
          <text:p/>
        </draw:polygon>
        <draw:polygon draw:style-name="gr38" draw:text-style-name="P10" draw:layer="layout" svg:width="0.029cm" svg:height="0.374cm" svg:x="20.385cm" svg:y="18.708cm" svg:viewBox="0 0 30 375" draw:points="0,375 30,375 30,0 0,0">
          <text:p/>
        </draw:polygon>
        <draw:polygon draw:style-name="gr37" draw:text-style-name="P9" draw:layer="layout" svg:width="0.029cm" svg:height="0.374cm" svg:x="20.415cm" svg:y="18.708cm" svg:viewBox="0 0 30 375" draw:points="0,375 30,375 30,0 0,0">
          <text:p/>
        </draw:polygon>
        <draw:polygon draw:style-name="gr36" draw:text-style-name="P8" draw:layer="layout" svg:width="0.029cm" svg:height="0.374cm" svg:x="20.444cm" svg:y="18.708cm" svg:viewBox="0 0 30 375" draw:points="0,375 30,375 30,0 0,0">
          <text:p/>
        </draw:polygon>
        <draw:polygon draw:style-name="gr38" draw:text-style-name="P10" draw:layer="layout" svg:width="0.029cm" svg:height="0.374cm" svg:x="20.473cm" svg:y="18.708cm" svg:viewBox="0 0 30 375" draw:points="0,375 30,375 30,0 0,0">
          <text:p/>
        </draw:polygon>
        <draw:polygon draw:style-name="gr37" draw:text-style-name="P9" draw:layer="layout" svg:width="0.03cm" svg:height="0.374cm" svg:x="20.502cm" svg:y="18.708cm" svg:viewBox="0 0 31 375" draw:points="0,375 31,375 31,0 0,0">
          <text:p/>
        </draw:polygon>
        <draw:polygon draw:style-name="gr36" draw:text-style-name="P8" draw:layer="layout" svg:width="0.029cm" svg:height="0.374cm" svg:x="20.533cm" svg:y="18.708cm" svg:viewBox="0 0 30 375" draw:points="0,375 30,375 30,0 0,0">
          <text:p/>
        </draw:polygon>
        <draw:polygon draw:style-name="gr37" draw:text-style-name="P9" draw:layer="layout" svg:width="0.029cm" svg:height="0.374cm" svg:x="20.562cm" svg:y="18.708cm" svg:viewBox="0 0 30 375" draw:points="0,375 30,375 30,0 0,0">
          <text:p/>
        </draw:polygon>
        <draw:polygon draw:style-name="gr37" draw:text-style-name="P9" draw:layer="layout" svg:width="0.029cm" svg:height="0.374cm" svg:x="20.592cm" svg:y="18.708cm" svg:viewBox="0 0 30 375" draw:points="0,375 30,375 30,0 0,0">
          <text:p/>
        </draw:polygon>
        <draw:polygon draw:style-name="gr37" draw:text-style-name="P9" draw:layer="layout" svg:width="0.029cm" svg:height="0.374cm" svg:x="20.621cm" svg:y="18.708cm" svg:viewBox="0 0 30 375" draw:points="0,375 30,375 30,0 0,0">
          <text:p/>
        </draw:polygon>
        <draw:polygon draw:style-name="gr36" draw:text-style-name="P8" draw:layer="layout" svg:width="0.029cm" svg:height="0.374cm" svg:x="20.65cm" svg:y="18.708cm" svg:viewBox="0 0 30 375" draw:points="0,375 30,375 30,0 0,0">
          <text:p/>
        </draw:polygon>
        <draw:polygon draw:style-name="gr36" draw:text-style-name="P8" draw:layer="layout" svg:width="0.029cm" svg:height="0.374cm" svg:x="20.68cm" svg:y="18.708cm" svg:viewBox="0 0 30 375" draw:points="0,375 30,375 30,0 0,0">
          <text:p/>
        </draw:polygon>
        <draw:polygon draw:style-name="gr36" draw:text-style-name="P8" draw:layer="layout" svg:width="0.029cm" svg:height="0.374cm" svg:x="20.71cm" svg:y="18.708cm" svg:viewBox="0 0 30 375" draw:points="0,375 30,375 30,0 0,0">
          <text:p/>
        </draw:polygon>
        <draw:polygon draw:style-name="gr38" draw:text-style-name="P10" draw:layer="layout" svg:width="0.029cm" svg:height="0.374cm" svg:x="20.739cm" svg:y="18.708cm" svg:viewBox="0 0 30 375" draw:points="0,375 30,375 30,0 0,0">
          <text:p/>
        </draw:polygon>
        <draw:polygon draw:style-name="gr36" draw:text-style-name="P8" draw:layer="layout" svg:width="0.029cm" svg:height="0.374cm" svg:x="20.768cm" svg:y="18.708cm" svg:viewBox="0 0 30 375" draw:points="0,375 30,375 30,0 0,0">
          <text:p/>
        </draw:polygon>
        <draw:polygon draw:style-name="gr37" draw:text-style-name="P9" draw:layer="layout" svg:width="0.029cm" svg:height="0.374cm" svg:x="20.797cm" svg:y="18.708cm" svg:viewBox="0 0 30 375" draw:points="0,375 30,375 30,0 0,0">
          <text:p/>
        </draw:polygon>
        <draw:polygon draw:style-name="gr37" draw:text-style-name="P9" draw:layer="layout" svg:width="0.03cm" svg:height="0.374cm" svg:x="20.826cm" svg:y="18.708cm" svg:viewBox="0 0 31 375" draw:points="0,375 31,375 31,0 0,0">
          <text:p/>
        </draw:polygon>
        <draw:polygon draw:style-name="gr37" draw:text-style-name="P9" draw:layer="layout" svg:width="0.029cm" svg:height="0.374cm" svg:x="20.857cm" svg:y="18.708cm" svg:viewBox="0 0 30 375" draw:points="0,375 30,375 30,0 0,0">
          <text:p/>
        </draw:polygon>
        <draw:polygon draw:style-name="gr36" draw:text-style-name="P8" draw:layer="layout" svg:width="0.029cm" svg:height="0.374cm" svg:x="20.886cm" svg:y="18.708cm" svg:viewBox="0 0 30 375" draw:points="0,375 30,375 30,0 0,0">
          <text:p/>
        </draw:polygon>
        <draw:polygon draw:style-name="gr37" draw:text-style-name="P9" draw:layer="layout" svg:width="0.03cm" svg:height="0.374cm" svg:x="20.915cm" svg:y="18.708cm" svg:viewBox="0 0 31 375" draw:points="0,375 31,375 31,0 0,0">
          <text:p/>
        </draw:polygon>
        <draw:polygon draw:style-name="gr38" draw:text-style-name="P10" draw:layer="layout" svg:width="0.029cm" svg:height="0.374cm" svg:x="20.945cm" svg:y="18.708cm" svg:viewBox="0 0 30 375" draw:points="0,375 30,375 30,0 0,0">
          <text:p/>
        </draw:polygon>
        <draw:polygon draw:style-name="gr37" draw:text-style-name="P9" draw:layer="layout" svg:width="0.029cm" svg:height="0.374cm" svg:x="20.974cm" svg:y="18.708cm" svg:viewBox="0 0 30 375" draw:points="0,375 30,375 30,0 0,0">
          <text:p/>
        </draw:polygon>
        <draw:polygon draw:style-name="gr36" draw:text-style-name="P8" draw:layer="layout" svg:width="0.029cm" svg:height="0.374cm" svg:x="21.004cm" svg:y="18.708cm" svg:viewBox="0 0 30 375" draw:points="0,375 30,375 30,0 0,0">
          <text:p/>
        </draw:polygon>
        <draw:polygon draw:style-name="gr36" draw:text-style-name="P8" draw:layer="layout" svg:width="0.029cm" svg:height="0.374cm" svg:x="21.034cm" svg:y="18.708cm" svg:viewBox="0 0 30 375" draw:points="0,375 30,375 30,0 0,0">
          <text:p/>
        </draw:polygon>
        <draw:polygon draw:style-name="gr38" draw:text-style-name="P10" draw:layer="layout" svg:width="0.029cm" svg:height="0.374cm" svg:x="21.063cm" svg:y="18.708cm" svg:viewBox="0 0 30 375" draw:points="0,375 30,375 30,0 0,0">
          <text:p/>
        </draw:polygon>
        <draw:polygon draw:style-name="gr38" draw:text-style-name="P10" draw:layer="layout" svg:width="0.029cm" svg:height="0.374cm" svg:x="21.092cm" svg:y="18.708cm" svg:viewBox="0 0 30 375" draw:points="0,375 30,375 30,0 0,0">
          <text:p/>
        </draw:polygon>
        <draw:polygon draw:style-name="gr36" draw:text-style-name="P8" draw:layer="layout" svg:width="0.029cm" svg:height="0.374cm" svg:x="21.121cm" svg:y="18.708cm" svg:viewBox="0 0 30 375" draw:points="0,375 30,375 30,0 0,0">
          <text:p/>
        </draw:polygon>
        <draw:polygon draw:style-name="gr36" draw:text-style-name="P8" draw:layer="layout" svg:width="0.029cm" svg:height="0.374cm" svg:x="21.152cm" svg:y="18.708cm" svg:viewBox="0 0 30 375" draw:points="0,375 30,375 30,0 0,0">
          <text:p/>
        </draw:polygon>
        <draw:polygon draw:style-name="gr35" draw:text-style-name="P7" draw:layer="layout" svg:width="0.029cm" svg:height="0.374cm" svg:x="21.181cm" svg:y="18.708cm" svg:viewBox="0 0 30 375" draw:points="0,375 30,375 30,0 0,0">
          <text:p/>
        </draw:polygon>
        <draw:polygon draw:style-name="gr35" draw:text-style-name="P7" draw:layer="layout" svg:width="0.029cm" svg:height="0.374cm" svg:x="21.21cm" svg:y="18.708cm" svg:viewBox="0 0 30 375" draw:points="0,375 30,375 30,0 0,0">
          <text:p/>
        </draw:polygon>
        <draw:polygon draw:style-name="gr35" draw:text-style-name="P7" draw:layer="layout" svg:width="0.029cm" svg:height="0.374cm" svg:x="21.239cm" svg:y="18.708cm" svg:viewBox="0 0 30 375" draw:points="0,375 30,375 30,0 0,0">
          <text:p/>
        </draw:polygon>
        <draw:polygon draw:style-name="gr36" draw:text-style-name="P8" draw:layer="layout" svg:width="0.029cm" svg:height="0.374cm" svg:x="21.269cm" svg:y="18.708cm" svg:viewBox="0 0 30 375" draw:points="0,375 30,375 30,0 0,0">
          <text:p/>
        </draw:polygon>
        <draw:polygon draw:style-name="gr36" draw:text-style-name="P8" draw:layer="layout" svg:width="0.029cm" svg:height="0.374cm" svg:x="21.298cm" svg:y="18.708cm" svg:viewBox="0 0 30 375" draw:points="0,375 30,375 30,0 0,0">
          <text:p/>
        </draw:polygon>
        <draw:polygon draw:style-name="gr35" draw:text-style-name="P7" draw:layer="layout" svg:width="0.029cm" svg:height="0.374cm" svg:x="21.328cm" svg:y="18.708cm" svg:viewBox="0 0 30 375" draw:points="0,375 30,375 30,0 0,0">
          <text:p/>
        </draw:polygon>
        <draw:polygon draw:style-name="gr35" draw:text-style-name="P7" draw:layer="layout" svg:width="0.03cm" svg:height="0.374cm" svg:x="21.357cm" svg:y="18.708cm" svg:viewBox="0 0 31 375" draw:points="0,375 31,375 31,0 0,0">
          <text:p/>
        </draw:polygon>
        <draw:polygon draw:style-name="gr35" draw:text-style-name="P7" draw:layer="layout" svg:width="0.029cm" svg:height="0.374cm" svg:x="21.387cm" svg:y="18.708cm" svg:viewBox="0 0 30 375" draw:points="0,375 30,375 30,0 0,0">
          <text:p/>
        </draw:polygon>
        <draw:polygon draw:style-name="gr36" draw:text-style-name="P8" draw:layer="layout" svg:width="0.029cm" svg:height="0.374cm" svg:x="21.416cm" svg:y="18.708cm" svg:viewBox="0 0 30 375" draw:points="0,375 30,375 30,0 0,0">
          <text:p/>
        </draw:polygon>
        <draw:polygon draw:style-name="gr36" draw:text-style-name="P8" draw:layer="layout" svg:width="0.029cm" svg:height="0.374cm" svg:x="21.445cm" svg:y="18.708cm" svg:viewBox="0 0 30 375" draw:points="0,375 30,375 30,0 0,0">
          <text:p/>
        </draw:polygon>
        <draw:polygon draw:style-name="gr36" draw:text-style-name="P8" draw:layer="layout" svg:width="0.029cm" svg:height="0.374cm" svg:x="21.476cm" svg:y="18.708cm" svg:viewBox="0 0 30 375" draw:points="0,375 30,375 30,0 0,0">
          <text:p/>
        </draw:polygon>
        <draw:polygon draw:style-name="gr36" draw:text-style-name="P8" draw:layer="layout" svg:width="0.029cm" svg:height="0.374cm" svg:x="21.505cm" svg:y="18.708cm" svg:viewBox="0 0 30 375" draw:points="0,375 30,375 30,0 0,0">
          <text:p/>
        </draw:polygon>
        <draw:polygon draw:style-name="gr38" draw:text-style-name="P10" draw:layer="layout" svg:width="0.029cm" svg:height="0.374cm" svg:x="21.534cm" svg:y="18.708cm" svg:viewBox="0 0 30 375" draw:points="0,375 30,375 30,0 0,0">
          <text:p/>
        </draw:polygon>
        <draw:polygon draw:style-name="gr37" draw:text-style-name="P9" draw:layer="layout" svg:width="0.029cm" svg:height="0.374cm" svg:x="21.563cm" svg:y="18.708cm" svg:viewBox="0 0 30 375" draw:points="0,375 30,375 30,0 0,0">
          <text:p/>
        </draw:polygon>
        <draw:polygon draw:style-name="gr38" draw:text-style-name="P10" draw:layer="layout" svg:width="0.029cm" svg:height="0.374cm" svg:x="21.593cm" svg:y="18.708cm" svg:viewBox="0 0 30 375" draw:points="0,375 30,375 30,0 0,0">
          <text:p/>
        </draw:polygon>
        <draw:polygon draw:style-name="gr37" draw:text-style-name="P9" draw:layer="layout" svg:width="0.029cm" svg:height="0.374cm" svg:x="21.622cm" svg:y="18.708cm" svg:viewBox="0 0 30 375" draw:points="0,375 30,375 30,0 0,0">
          <text:p/>
        </draw:polygon>
        <draw:polygon draw:style-name="gr35" draw:text-style-name="P7" draw:layer="layout" svg:width="0.029cm" svg:height="0.374cm" svg:x="21.652cm" svg:y="18.708cm" svg:viewBox="0 0 30 375" draw:points="0,375 30,375 30,0 0,0">
          <text:p/>
        </draw:polygon>
        <draw:polygon draw:style-name="gr35" draw:text-style-name="P7" draw:layer="layout" svg:width="0.03cm" svg:height="0.374cm" svg:x="21.681cm" svg:y="18.708cm" svg:viewBox="0 0 31 375" draw:points="0,375 31,375 31,0 0,0">
          <text:p/>
        </draw:polygon>
        <draw:polygon draw:style-name="gr36" draw:text-style-name="P8" draw:layer="layout" svg:width="0.029cm" svg:height="0.374cm" svg:x="21.711cm" svg:y="18.708cm" svg:viewBox="0 0 30 375" draw:points="0,375 30,375 30,0 0,0">
          <text:p/>
        </draw:polygon>
        <draw:polygon draw:style-name="gr36" draw:text-style-name="P8" draw:layer="layout" svg:width="0.029cm" svg:height="0.374cm" svg:x="21.74cm" svg:y="18.708cm" svg:viewBox="0 0 30 375" draw:points="0,375 30,375 30,0 0,0">
          <text:p/>
        </draw:polygon>
        <draw:polygon draw:style-name="gr38" draw:text-style-name="P10" draw:layer="layout" svg:width="0.03cm" svg:height="0.374cm" svg:x="21.769cm" svg:y="18.708cm" svg:viewBox="0 0 31 375" draw:points="0,375 31,375 31,0 0,0">
          <text:p/>
        </draw:polygon>
        <draw:polygon draw:style-name="gr38" draw:text-style-name="P10" draw:layer="layout" svg:width="0.029cm" svg:height="0.374cm" svg:x="21.8cm" svg:y="18.708cm" svg:viewBox="0 0 30 375" draw:points="0,375 30,375 30,0 0,0">
          <text:p/>
        </draw:polygon>
        <draw:polygon draw:style-name="gr38" draw:text-style-name="P10" draw:layer="layout" svg:width="0.029cm" svg:height="0.374cm" svg:x="21.829cm" svg:y="18.708cm" svg:viewBox="0 0 30 375" draw:points="0,375 30,375 30,0 0,0">
          <text:p/>
        </draw:polygon>
        <draw:polygon draw:style-name="gr37" draw:text-style-name="P9" draw:layer="layout" svg:width="0.029cm" svg:height="0.374cm" svg:x="21.858cm" svg:y="18.708cm" svg:viewBox="0 0 30 375" draw:points="0,375 30,375 30,0 0,0">
          <text:p/>
        </draw:polygon>
        <draw:polygon draw:style-name="gr37" draw:text-style-name="P9" draw:layer="layout" svg:width="0.029cm" svg:height="0.374cm" svg:x="21.887cm" svg:y="18.708cm" svg:viewBox="0 0 30 375" draw:points="0,375 30,375 30,0 0,0">
          <text:p/>
        </draw:polygon>
        <draw:polygon draw:style-name="gr37" draw:text-style-name="P9" draw:layer="layout" svg:width="0.029cm" svg:height="0.374cm" svg:x="21.917cm" svg:y="18.708cm" svg:viewBox="0 0 30 375" draw:points="0,375 30,375 30,0 0,0">
          <text:p/>
        </draw:polygon>
        <draw:polygon draw:style-name="gr35" draw:text-style-name="P7" draw:layer="layout" svg:width="0.029cm" svg:height="0.374cm" svg:x="21.946cm" svg:y="18.708cm" svg:viewBox="0 0 30 375" draw:points="0,375 30,375 30,0 0,0">
          <text:p/>
        </draw:polygon>
        <draw:polygon draw:style-name="gr37" draw:text-style-name="P9" draw:layer="layout" svg:width="0.029cm" svg:height="0.374cm" svg:x="21.976cm" svg:y="18.708cm" svg:viewBox="0 0 30 375" draw:points="0,375 30,375 30,0 0,0">
          <text:p/>
        </draw:polygon>
        <draw:polygon draw:style-name="gr37" draw:text-style-name="P9" draw:layer="layout" svg:width="0.029cm" svg:height="0.374cm" svg:x="22.005cm" svg:y="18.708cm" svg:viewBox="0 0 30 375" draw:points="0,375 30,375 30,0 0,0">
          <text:p/>
        </draw:polygon>
        <draw:polygon draw:style-name="gr37" draw:text-style-name="P9" draw:layer="layout" svg:width="0.029cm" svg:height="0.374cm" svg:x="22.035cm" svg:y="18.708cm" svg:viewBox="0 0 30 375" draw:points="0,375 30,375 30,0 0,0">
          <text:p/>
        </draw:polygon>
        <draw:polygon draw:style-name="gr38" draw:text-style-name="P10" draw:layer="layout" svg:width="0.029cm" svg:height="0.374cm" svg:x="22.064cm" svg:y="18.708cm" svg:viewBox="0 0 30 375" draw:points="0,375 30,375 30,0 0,0">
          <text:p/>
        </draw:polygon>
        <draw:polygon draw:style-name="gr37" draw:text-style-name="P9" draw:layer="layout" svg:width="0.029cm" svg:height="0.374cm" svg:x="22.093cm" svg:y="18.708cm" svg:viewBox="0 0 30 375" draw:points="0,375 30,375 30,0 0,0">
          <text:p/>
        </draw:polygon>
        <draw:polygon draw:style-name="gr37" draw:text-style-name="P9" draw:layer="layout" svg:width="0.03cm" svg:height="0.374cm" svg:x="22.122cm" svg:y="18.708cm" svg:viewBox="0 0 31 375" draw:points="0,375 31,375 31,0 0,0">
          <text:p/>
        </draw:polygon>
        <draw:polygon draw:style-name="gr35" draw:text-style-name="P7" draw:layer="layout" svg:width="0.029cm" svg:height="0.374cm" svg:x="22.153cm" svg:y="18.708cm" svg:viewBox="0 0 30 375" draw:points="0,375 30,375 30,0 0,0">
          <text:p/>
        </draw:polygon>
        <draw:polygon draw:style-name="gr37" draw:text-style-name="P9" draw:layer="layout" svg:width="0.029cm" svg:height="0.374cm" svg:x="22.182cm" svg:y="18.708cm" svg:viewBox="0 0 30 375" draw:points="0,375 30,375 30,0 0,0">
          <text:p/>
        </draw:polygon>
        <draw:polygon draw:style-name="gr36" draw:text-style-name="P8" draw:layer="layout" svg:width="0.03cm" svg:height="0.374cm" svg:x="22.211cm" svg:y="18.708cm" svg:viewBox="0 0 31 375" draw:points="0,375 31,375 31,0 0,0">
          <text:p/>
        </draw:polygon>
        <draw:polygon draw:style-name="gr36" draw:text-style-name="P8" draw:layer="layout" svg:width="0.029cm" svg:height="0.374cm" svg:x="22.241cm" svg:y="18.708cm" svg:viewBox="0 0 30 375" draw:points="0,375 30,375 30,0 0,0">
          <text:p/>
        </draw:polygon>
        <draw:polygon draw:style-name="gr37" draw:text-style-name="P9" draw:layer="layout" svg:width="0.029cm" svg:height="0.374cm" svg:x="22.27cm" svg:y="18.708cm" svg:viewBox="0 0 30 375" draw:points="0,375 30,375 30,0 0,0">
          <text:p/>
        </draw:polygon>
        <draw:polygon draw:style-name="gr36" draw:text-style-name="P8" draw:layer="layout" svg:width="0.029cm" svg:height="0.374cm" svg:x="22.299cm" svg:y="18.708cm" svg:viewBox="0 0 30 375" draw:points="0,375 30,375 30,0 0,0">
          <text:p/>
        </draw:polygon>
        <draw:polygon draw:style-name="gr38" draw:text-style-name="P10" draw:layer="layout" svg:width="0.029cm" svg:height="0.374cm" svg:x="22.329cm" svg:y="18.708cm" svg:viewBox="0 0 30 375" draw:points="0,375 30,375 30,0 0,0">
          <text:p/>
        </draw:polygon>
        <draw:polygon draw:style-name="gr36" draw:text-style-name="P8" draw:layer="layout" svg:width="0.029cm" svg:height="0.374cm" svg:x="22.417cm" svg:y="18.708cm" svg:viewBox="0 0 30 375" draw:points="0,375 30,375 30,0 0,0">
          <text:p/>
        </draw:polygon>
        <draw:polygon draw:style-name="gr37" draw:text-style-name="P9" draw:layer="layout" svg:width="0.029cm" svg:height="0.374cm" svg:x="22.446cm" svg:y="18.708cm" svg:viewBox="0 0 30 375" draw:points="0,375 30,375 30,0 0,0">
          <text:p/>
        </draw:polygon>
        <draw:polygon draw:style-name="gr36" draw:text-style-name="P8" draw:layer="layout" svg:width="0.029cm" svg:height="0.374cm" svg:x="22.477cm" svg:y="18.708cm" svg:viewBox="0 0 30 375" draw:points="0,375 30,375 30,0 0,0">
          <text:p/>
        </draw:polygon>
        <draw:polygon draw:style-name="gr37" draw:text-style-name="P9" draw:layer="layout" svg:width="0.029cm" svg:height="0.374cm" svg:x="22.506cm" svg:y="18.708cm" svg:viewBox="0 0 30 375" draw:points="0,375 30,375 30,0 0,0">
          <text:p/>
        </draw:polygon>
        <draw:polygon draw:style-name="gr37" draw:text-style-name="P9" draw:layer="layout" svg:width="0.03cm" svg:height="0.374cm" svg:x="22.535cm" svg:y="18.708cm" svg:viewBox="0 0 31 375" draw:points="0,375 31,375 31,0 0,0">
          <text:p/>
        </draw:polygon>
        <draw:polygon draw:style-name="gr36" draw:text-style-name="P8" draw:layer="layout" svg:width="0.029cm" svg:height="0.374cm" svg:x="22.565cm" svg:y="18.708cm" svg:viewBox="0 0 30 375" draw:points="0,375 30,375 30,0 0,0">
          <text:p/>
        </draw:polygon>
        <draw:polygon draw:style-name="gr37" draw:text-style-name="P9" draw:layer="layout" svg:width="0.029cm" svg:height="0.374cm" svg:x="22.594cm" svg:y="18.708cm" svg:viewBox="0 0 30 375" draw:points="0,375 30,375 30,0 0,0">
          <text:p/>
        </draw:polygon>
        <draw:polygon draw:style-name="gr35" draw:text-style-name="P7" draw:layer="layout" svg:width="0.029cm" svg:height="0.374cm" svg:x="22.623cm" svg:y="18.708cm" svg:viewBox="0 0 30 375" draw:points="0,375 30,375 30,0 0,0">
          <text:p/>
        </draw:polygon>
        <draw:polygon draw:style-name="gr35" draw:text-style-name="P7" draw:layer="layout" svg:width="0.029cm" svg:height="0.374cm" svg:x="22.654cm" svg:y="18.708cm" svg:viewBox="0 0 30 375" draw:points="0,375 30,375 30,0 0,0">
          <text:p/>
        </draw:polygon>
        <draw:polygon draw:style-name="gr37" draw:text-style-name="P9" draw:layer="layout" svg:width="0.029cm" svg:height="0.374cm" svg:x="22.683cm" svg:y="18.708cm" svg:viewBox="0 0 30 375" draw:points="0,375 30,375 30,0 0,0">
          <text:p/>
        </draw:polygon>
        <draw:polygon draw:style-name="gr36" draw:text-style-name="P8" draw:layer="layout" svg:width="0.029cm" svg:height="0.374cm" svg:x="22.712cm" svg:y="18.708cm" svg:viewBox="0 0 30 375" draw:points="0,375 30,375 30,0 0,0">
          <text:p/>
        </draw:polygon>
        <draw:polygon draw:style-name="gr36" draw:text-style-name="P8" draw:layer="layout" svg:width="0.029cm" svg:height="0.374cm" svg:x="22.741cm" svg:y="18.708cm" svg:viewBox="0 0 30 375" draw:points="0,375 30,375 30,0 0,0">
          <text:p/>
        </draw:polygon>
        <draw:polygon draw:style-name="gr37" draw:text-style-name="P9" draw:layer="layout" svg:width="0.029cm" svg:height="0.374cm" svg:x="22.771cm" svg:y="18.708cm" svg:viewBox="0 0 30 375" draw:points="0,375 30,375 30,0 0,0">
          <text:p/>
        </draw:polygon>
        <draw:polygon draw:style-name="gr38" draw:text-style-name="P10" draw:layer="layout" svg:width="0.029cm" svg:height="0.374cm" svg:x="22.801cm" svg:y="18.708cm" svg:viewBox="0 0 30 375" draw:points="0,375 30,375 30,0 0,0">
          <text:p/>
        </draw:polygon>
        <draw:polygon draw:style-name="gr36" draw:text-style-name="P8" draw:layer="layout" svg:width="0.029cm" svg:height="0.374cm" svg:x="22.83cm" svg:y="18.708cm" svg:viewBox="0 0 30 375" draw:points="0,375 30,375 30,0 0,0">
          <text:p/>
        </draw:polygon>
        <draw:polygon draw:style-name="gr36" draw:text-style-name="P8" draw:layer="layout" svg:width="0.029cm" svg:height="0.374cm" svg:x="22.859cm" svg:y="18.708cm" svg:viewBox="0 0 30 375" draw:points="0,375 30,375 30,0 0,0">
          <text:p/>
        </draw:polygon>
        <draw:polygon draw:style-name="gr36" draw:text-style-name="P8" draw:layer="layout" svg:width="0.03cm" svg:height="0.374cm" svg:x="22.888cm" svg:y="18.708cm" svg:viewBox="0 0 31 375" draw:points="0,375 31,375 31,0 0,0">
          <text:p/>
        </draw:polygon>
        <draw:polygon draw:style-name="gr36" draw:text-style-name="P8" draw:layer="layout" svg:width="0.029cm" svg:height="0.374cm" svg:x="22.918cm" svg:y="18.708cm" svg:viewBox="0 0 30 375" draw:points="0,375 30,375 30,0 0,0">
          <text:p/>
        </draw:polygon>
        <draw:polygon draw:style-name="gr38" draw:text-style-name="P10" draw:layer="layout" svg:width="0.029cm" svg:height="0.374cm" svg:x="22.947cm" svg:y="18.708cm" svg:viewBox="0 0 30 375" draw:points="0,375 30,375 30,0 0,0">
          <text:p/>
        </draw:polygon>
        <draw:polygon draw:style-name="gr38" draw:text-style-name="P10" draw:layer="layout" svg:width="0.03cm" svg:height="0.374cm" svg:x="22.977cm" svg:y="18.708cm" svg:viewBox="0 0 31 375" draw:points="0,375 31,375 31,0 0,0">
          <text:p/>
        </draw:polygon>
        <draw:polygon draw:style-name="gr38" draw:text-style-name="P10" draw:layer="layout" svg:width="0.029cm" svg:height="0.374cm" svg:x="23.007cm" svg:y="18.708cm" svg:viewBox="0 0 30 375" draw:points="0,375 30,375 30,0 0,0">
          <text:p/>
        </draw:polygon>
        <draw:polygon draw:style-name="gr35" draw:text-style-name="P7" draw:layer="layout" svg:width="0.029cm" svg:height="0.374cm" svg:x="23.036cm" svg:y="18.708cm" svg:viewBox="0 0 30 375" draw:points="0,375 30,375 30,0 0,0">
          <text:p/>
        </draw:polygon>
        <draw:polygon draw:style-name="gr36" draw:text-style-name="P8" draw:layer="layout" svg:width="0.029cm" svg:height="0.374cm" svg:x="23.065cm" svg:y="18.708cm" svg:viewBox="0 0 30 375" draw:points="0,375 30,375 30,0 0,0">
          <text:p/>
        </draw:polygon>
        <draw:polygon draw:style-name="gr35" draw:text-style-name="P7" draw:layer="layout" svg:width="0.029cm" svg:height="0.374cm" svg:x="23.095cm" svg:y="18.708cm" svg:viewBox="0 0 30 375" draw:points="0,375 30,375 30,0 0,0">
          <text:p/>
        </draw:polygon>
        <draw:polygon draw:style-name="gr35" draw:text-style-name="P7" draw:layer="layout" svg:width="0.029cm" svg:height="0.374cm" svg:x="23.125cm" svg:y="18.708cm" svg:viewBox="0 0 30 375" draw:points="0,375 30,375 30,0 0,0">
          <text:p/>
        </draw:polygon>
        <draw:polygon draw:style-name="gr35" draw:text-style-name="P7" draw:layer="layout" svg:width="0.029cm" svg:height="0.374cm" svg:x="23.154cm" svg:y="18.708cm" svg:viewBox="0 0 30 375" draw:points="0,375 30,375 30,0 0,0">
          <text:p/>
        </draw:polygon>
        <draw:polygon draw:style-name="gr36" draw:text-style-name="P8" draw:layer="layout" svg:width="0.029cm" svg:height="0.374cm" svg:x="23.183cm" svg:y="18.708cm" svg:viewBox="0 0 30 375" draw:points="0,375 30,375 30,0 0,0">
          <text:p/>
        </draw:polygon>
        <draw:polygon draw:style-name="gr38" draw:text-style-name="P10" draw:layer="layout" svg:width="0.029cm" svg:height="0.374cm" svg:x="23.213cm" svg:y="18.708cm" svg:viewBox="0 0 30 375" draw:points="0,375 30,375 30,0 0,0">
          <text:p/>
        </draw:polygon>
        <draw:polygon draw:style-name="gr36" draw:text-style-name="P8" draw:layer="layout" svg:width="0.029cm" svg:height="0.374cm" svg:x="23.242cm" svg:y="18.708cm" svg:viewBox="0 0 30 375" draw:points="0,375 30,375 30,0 0,0">
          <text:p/>
        </draw:polygon>
        <draw:polygon draw:style-name="gr38" draw:text-style-name="P10" draw:layer="layout" svg:width="0.029cm" svg:height="0.374cm" svg:x="23.271cm" svg:y="18.708cm" svg:viewBox="0 0 30 375" draw:points="0,375 30,375 30,0 0,0">
          <text:p/>
        </draw:polygon>
        <draw:polygon draw:style-name="gr37" draw:text-style-name="P9" draw:layer="layout" svg:width="0.029cm" svg:height="0.374cm" svg:x="23.36cm" svg:y="18.708cm" svg:viewBox="0 0 30 375" draw:points="0,375 30,375 30,0 0,0">
          <text:p/>
        </draw:polygon>
        <draw:polygon draw:style-name="gr38" draw:text-style-name="P10" draw:layer="layout" svg:width="0.029cm" svg:height="0.374cm" svg:x="23.389cm" svg:y="18.708cm" svg:viewBox="0 0 30 375" draw:points="0,375 30,375 30,0 0,0">
          <text:p/>
        </draw:polygon>
        <draw:polygon draw:style-name="gr35" draw:text-style-name="P7" draw:layer="layout" svg:width="0.029cm" svg:height="0.374cm" svg:x="23.419cm" svg:y="18.708cm" svg:viewBox="0 0 30 375" draw:points="0,375 30,375 30,0 0,0">
          <text:p/>
        </draw:polygon>
        <draw:polygon draw:style-name="gr38" draw:text-style-name="P10" draw:layer="layout" svg:width="0.029cm" svg:height="0.374cm" svg:x="23.449cm" svg:y="18.708cm" svg:viewBox="0 0 30 375" draw:points="0,375 30,375 30,0 0,0">
          <text:p/>
        </draw:polygon>
        <draw:polygon draw:style-name="gr36" draw:text-style-name="P8" draw:layer="layout" svg:width="0.029cm" svg:height="0.374cm" svg:x="23.478cm" svg:y="18.708cm" svg:viewBox="0 0 30 375" draw:points="0,375 30,375 30,0 0,0">
          <text:p/>
        </draw:polygon>
        <draw:polygon draw:style-name="gr38" draw:text-style-name="P10" draw:layer="layout" svg:width="0.029cm" svg:height="0.374cm" svg:x="23.507cm" svg:y="18.708cm" svg:viewBox="0 0 30 375" draw:points="0,375 30,375 30,0 0,0">
          <text:p/>
        </draw:polygon>
        <draw:polygon draw:style-name="gr36" draw:text-style-name="P8" draw:layer="layout" svg:width="0.029cm" svg:height="0.374cm" svg:x="23.537cm" svg:y="18.708cm" svg:viewBox="0 0 30 375" draw:points="0,375 30,375 30,0 0,0">
          <text:p/>
        </draw:polygon>
        <draw:polygon draw:style-name="gr35" draw:text-style-name="P7" draw:layer="layout" svg:width="0.029cm" svg:height="0.374cm" svg:x="23.566cm" svg:y="18.708cm" svg:viewBox="0 0 30 375" draw:points="0,375 30,375 30,0 0,0">
          <text:p/>
        </draw:polygon>
        <draw:polygon draw:style-name="gr38" draw:text-style-name="P10" draw:layer="layout" svg:width="0.029cm" svg:height="0.374cm" svg:x="23.595cm" svg:y="18.708cm" svg:viewBox="0 0 30 375" draw:points="0,375 30,375 30,0 0,0">
          <text:p/>
        </draw:polygon>
        <draw:polygon draw:style-name="gr35" draw:text-style-name="P7" draw:layer="layout" svg:width="0.029cm" svg:height="0.374cm" svg:x="23.625cm" svg:y="18.708cm" svg:viewBox="0 0 30 375" draw:points="0,375 30,375 30,0 0,0">
          <text:p/>
        </draw:polygon>
        <draw:polygon draw:style-name="gr37" draw:text-style-name="P9" draw:layer="layout" svg:width="0.029cm" svg:height="0.374cm" svg:x="23.655cm" svg:y="18.708cm" svg:viewBox="0 0 30 375" draw:points="0,375 30,375 30,0 0,0">
          <text:p/>
        </draw:polygon>
        <draw:polygon draw:style-name="gr35" draw:text-style-name="P7" draw:layer="layout" svg:width="0.029cm" svg:height="0.374cm" svg:x="23.684cm" svg:y="18.708cm" svg:viewBox="0 0 30 375" draw:points="0,375 30,375 30,0 0,0">
          <text:p/>
        </draw:polygon>
        <draw:polygon draw:style-name="gr35" draw:text-style-name="P7" draw:layer="layout" svg:width="0.029cm" svg:height="0.374cm" svg:x="23.713cm" svg:y="18.708cm" svg:viewBox="0 0 30 375" draw:points="0,375 30,375 30,0 0,0">
          <text:p/>
        </draw:polygon>
        <draw:polygon draw:style-name="gr38" draw:text-style-name="P10" draw:layer="layout" svg:width="0.03cm" svg:height="0.374cm" svg:x="23.742cm" svg:y="18.708cm" svg:viewBox="0 0 31 375" draw:points="0,375 31,375 31,0 0,0">
          <text:p/>
        </draw:polygon>
        <draw:polygon draw:style-name="gr37" draw:text-style-name="P9" draw:layer="layout" svg:width="0.029cm" svg:height="0.374cm" svg:x="23.773cm" svg:y="18.708cm" svg:viewBox="0 0 30 375" draw:points="0,375 30,375 30,0 0,0">
          <text:p/>
        </draw:polygon>
        <draw:polygon draw:style-name="gr35" draw:text-style-name="P7" draw:layer="layout" svg:width="0.029cm" svg:height="0.374cm" svg:x="23.802cm" svg:y="18.708cm" svg:viewBox="0 0 30 375" draw:points="0,375 30,375 30,0 0,0">
          <text:p/>
        </draw:polygon>
        <draw:polygon draw:style-name="gr36" draw:text-style-name="P8" draw:layer="layout" svg:width="0.03cm" svg:height="0.374cm" svg:x="23.831cm" svg:y="18.708cm" svg:viewBox="0 0 31 375" draw:points="0,375 31,375 31,0 0,0">
          <text:p/>
        </draw:polygon>
        <draw:polygon draw:style-name="gr36" draw:text-style-name="P8" draw:layer="layout" svg:width="0.029cm" svg:height="0.374cm" svg:x="23.861cm" svg:y="18.708cm" svg:viewBox="0 0 30 375" draw:points="0,375 30,375 30,0 0,0">
          <text:p/>
        </draw:polygon>
        <draw:polygon draw:style-name="gr37" draw:text-style-name="P9" draw:layer="layout" svg:width="0.029cm" svg:height="0.374cm" svg:x="23.89cm" svg:y="18.708cm" svg:viewBox="0 0 30 375" draw:points="0,375 30,375 30,0 0,0">
          <text:p/>
        </draw:polygon>
        <draw:polygon draw:style-name="gr36" draw:text-style-name="P8" draw:layer="layout" svg:width="0.029cm" svg:height="0.374cm" svg:x="23.919cm" svg:y="18.708cm" svg:viewBox="0 0 30 375" draw:points="0,375 30,375 30,0 0,0">
          <text:p/>
        </draw:polygon>
        <draw:polygon draw:style-name="gr37" draw:text-style-name="P9" draw:layer="layout" svg:width="0.029cm" svg:height="0.374cm" svg:x="23.949cm" svg:y="18.708cm" svg:viewBox="0 0 30 375" draw:points="0,375 30,375 30,0 0,0">
          <text:p/>
        </draw:polygon>
        <draw:polygon draw:style-name="gr37" draw:text-style-name="P9" draw:layer="layout" svg:width="0.029cm" svg:height="0.374cm" svg:x="23.979cm" svg:y="18.708cm" svg:viewBox="0 0 30 375" draw:points="0,375 30,375 30,0 0,0">
          <text:p/>
        </draw:polygon>
        <draw:polygon draw:style-name="gr35" draw:text-style-name="P7" draw:layer="layout" svg:width="0.029cm" svg:height="0.374cm" svg:x="24.008cm" svg:y="18.708cm" svg:viewBox="0 0 30 375" draw:points="0,375 30,375 30,0 0,0">
          <text:p/>
        </draw:polygon>
        <draw:polygon draw:style-name="gr36" draw:text-style-name="P8" draw:layer="layout" svg:width="0.029cm" svg:height="0.374cm" svg:x="24.037cm" svg:y="18.708cm" svg:viewBox="0 0 30 375" draw:points="0,375 30,375 30,0 0,0">
          <text:p/>
        </draw:polygon>
        <draw:polygon draw:style-name="gr38" draw:text-style-name="P10" draw:layer="layout" svg:width="0.029cm" svg:height="0.374cm" svg:x="24.066cm" svg:y="18.708cm" svg:viewBox="0 0 30 375" draw:points="0,375 30,375 30,0 0,0">
          <text:p/>
        </draw:polygon>
        <draw:polygon draw:style-name="gr38" draw:text-style-name="P10" draw:layer="layout" svg:width="0.029cm" svg:height="0.374cm" svg:x="24.097cm" svg:y="18.708cm" svg:viewBox="0 0 30 375" draw:points="0,375 30,375 30,0 0,0">
          <text:p/>
        </draw:polygon>
        <draw:polygon draw:style-name="gr36" draw:text-style-name="P8" draw:layer="layout" svg:width="0.029cm" svg:height="0.374cm" svg:x="24.126cm" svg:y="18.708cm" svg:viewBox="0 0 30 375" draw:points="0,375 30,375 30,0 0,0">
          <text:p/>
        </draw:polygon>
        <draw:polygon draw:style-name="gr37" draw:text-style-name="P9" draw:layer="layout" svg:width="0.029cm" svg:height="0.374cm" svg:x="24.155cm" svg:y="18.708cm" svg:viewBox="0 0 30 375" draw:points="0,375 30,375 30,0 0,0">
          <text:p/>
        </draw:polygon>
        <draw:polygon draw:style-name="gr38" draw:text-style-name="P10" draw:layer="layout" svg:width="0.03cm" svg:height="0.374cm" svg:x="24.184cm" svg:y="18.708cm" svg:viewBox="0 0 31 375" draw:points="0,375 31,375 31,0 0,0">
          <text:p/>
        </draw:polygon>
        <draw:polygon draw:style-name="gr36" draw:text-style-name="P8" draw:layer="layout" svg:width="0.029cm" svg:height="0.374cm" svg:x="24.243cm" svg:y="18.708cm" svg:viewBox="0 0 30 375" draw:points="0,375 30,375 30,0 0,0">
          <text:p/>
        </draw:polygon>
        <draw:polygon draw:style-name="gr38" draw:text-style-name="P10" draw:layer="layout" svg:width="0.029cm" svg:height="0.374cm" svg:x="24.274cm" svg:y="18.708cm" svg:viewBox="0 0 30 375" draw:points="0,375 30,375 30,0 0,0">
          <text:p/>
        </draw:polygon>
        <draw:polygon draw:style-name="gr37" draw:text-style-name="P9" draw:layer="layout" svg:width="0.029cm" svg:height="0.374cm" svg:x="24.303cm" svg:y="18.708cm" svg:viewBox="0 0 30 375" draw:points="0,375 30,375 30,0 0,0">
          <text:p/>
        </draw:polygon>
        <draw:polygon draw:style-name="gr36" draw:text-style-name="P8" draw:layer="layout" svg:width="0.029cm" svg:height="0.374cm" svg:x="24.332cm" svg:y="18.708cm" svg:viewBox="0 0 30 375" draw:points="0,375 30,375 30,0 0,0">
          <text:p/>
        </draw:polygon>
        <draw:polygon draw:style-name="gr36" draw:text-style-name="P8" draw:layer="layout" svg:width="0.029cm" svg:height="0.374cm" svg:x="24.361cm" svg:y="18.708cm" svg:viewBox="0 0 30 375" draw:points="0,375 30,375 30,0 0,0">
          <text:p/>
        </draw:polygon>
        <draw:polygon draw:style-name="gr38" draw:text-style-name="P10" draw:layer="layout" svg:width="0.029cm" svg:height="0.374cm" svg:x="24.39cm" svg:y="18.708cm" svg:viewBox="0 0 30 375" draw:points="0,375 30,375 30,0 0,0">
          <text:p/>
        </draw:polygon>
        <draw:polygon draw:style-name="gr35" draw:text-style-name="P7" draw:layer="layout" svg:width="0.029cm" svg:height="0.374cm" svg:x="24.42cm" svg:y="18.708cm" svg:viewBox="0 0 30 375" draw:points="0,375 30,375 30,0 0,0">
          <text:p/>
        </draw:polygon>
        <draw:polygon draw:style-name="gr35" draw:text-style-name="P7" draw:layer="layout" svg:width="0.029cm" svg:height="0.374cm" svg:x="24.45cm" svg:y="18.708cm" svg:viewBox="0 0 30 375" draw:points="0,375 30,375 30,0 0,0">
          <text:p/>
        </draw:polygon>
        <draw:polygon draw:style-name="gr35" draw:text-style-name="P7" draw:layer="layout" svg:width="0.029cm" svg:height="0.374cm" svg:x="24.479cm" svg:y="18.708cm" svg:viewBox="0 0 30 375" draw:points="0,375 30,375 30,0 0,0">
          <text:p/>
        </draw:polygon>
        <draw:polygon draw:style-name="gr36" draw:text-style-name="P8" draw:layer="layout" svg:width="0.03cm" svg:height="0.374cm" svg:x="24.508cm" svg:y="18.708cm" svg:viewBox="0 0 31 375" draw:points="0,375 31,375 31,0 0,0">
          <text:p/>
        </draw:polygon>
        <draw:polygon draw:style-name="gr35" draw:text-style-name="P7" draw:layer="layout" svg:width="0.029cm" svg:height="0.374cm" svg:x="24.538cm" svg:y="18.708cm" svg:viewBox="0 0 30 375" draw:points="0,375 30,375 30,0 0,0">
          <text:p/>
        </draw:polygon>
        <draw:polygon draw:style-name="gr36" draw:text-style-name="P8" draw:layer="layout" svg:width="0.029cm" svg:height="0.374cm" svg:x="24.567cm" svg:y="18.708cm" svg:viewBox="0 0 30 375" draw:points="0,375 30,375 30,0 0,0">
          <text:p/>
        </draw:polygon>
        <draw:polygon draw:style-name="gr35" draw:text-style-name="P7" draw:layer="layout" svg:width="0.03cm" svg:height="0.374cm" svg:x="24.596cm" svg:y="18.708cm" svg:viewBox="0 0 31 375" draw:points="0,375 31,375 31,0 0,0">
          <text:p/>
        </draw:polygon>
        <draw:polygon draw:style-name="gr38" draw:text-style-name="P10" draw:layer="layout" svg:width="0.029cm" svg:height="0.374cm" svg:x="24.627cm" svg:y="18.708cm" svg:viewBox="0 0 30 375" draw:points="0,375 30,375 30,0 0,0">
          <text:p/>
        </draw:polygon>
        <draw:polygon draw:style-name="gr35" draw:text-style-name="P7" draw:layer="layout" svg:width="0.029cm" svg:height="0.374cm" svg:x="24.656cm" svg:y="18.708cm" svg:viewBox="0 0 30 375" draw:points="0,375 30,375 30,0 0,0">
          <text:p/>
        </draw:polygon>
        <draw:polygon draw:style-name="gr35" draw:text-style-name="P7" draw:layer="layout" svg:width="0.029cm" svg:height="0.374cm" svg:x="24.685cm" svg:y="18.708cm" svg:viewBox="0 0 30 375" draw:points="0,375 30,375 30,0 0,0">
          <text:p/>
        </draw:polygon>
        <draw:polygon draw:style-name="gr36" draw:text-style-name="P8" draw:layer="layout" svg:width="0.029cm" svg:height="0.374cm" svg:x="24.715cm" svg:y="18.708cm" svg:viewBox="0 0 30 375" draw:points="0,375 30,375 30,0 0,0">
          <text:p/>
        </draw:polygon>
        <draw:polygon draw:style-name="gr35" draw:text-style-name="P7" draw:layer="layout" svg:width="0.029cm" svg:height="0.374cm" svg:x="24.744cm" svg:y="18.708cm" svg:viewBox="0 0 30 375" draw:points="0,375 30,375 30,0 0,0">
          <text:p/>
        </draw:polygon>
        <draw:polygon draw:style-name="gr35" draw:text-style-name="P7" draw:layer="layout" svg:width="0.029cm" svg:height="0.374cm" svg:x="24.774cm" svg:y="18.708cm" svg:viewBox="0 0 30 375" draw:points="0,375 30,375 30,0 0,0">
          <text:p/>
        </draw:polygon>
        <draw:polygon draw:style-name="gr36" draw:text-style-name="P8" draw:layer="layout" svg:width="0.029cm" svg:height="0.374cm" svg:x="24.803cm" svg:y="18.708cm" svg:viewBox="0 0 30 375" draw:points="0,375 30,375 30,0 0,0">
          <text:p/>
        </draw:polygon>
        <draw:polygon draw:style-name="gr38" draw:text-style-name="P10" draw:layer="layout" svg:width="0.029cm" svg:height="0.374cm" svg:x="24.833cm" svg:y="18.708cm" svg:viewBox="0 0 30 375" draw:points="0,375 30,375 30,0 0,0">
          <text:p/>
        </draw:polygon>
        <draw:polygon draw:style-name="gr38" draw:text-style-name="P10" draw:layer="layout" svg:width="0.029cm" svg:height="0.374cm" svg:x="24.862cm" svg:y="18.708cm" svg:viewBox="0 0 30 375" draw:points="0,375 30,375 30,0 0,0">
          <text:p/>
        </draw:polygon>
        <draw:polygon draw:style-name="gr38" draw:text-style-name="P10" draw:layer="layout" svg:width="0.029cm" svg:height="0.374cm" svg:x="24.891cm" svg:y="18.708cm" svg:viewBox="0 0 30 375" draw:points="0,375 30,375 30,0 0,0">
          <text:p/>
        </draw:polygon>
        <draw:polygon draw:style-name="gr36" draw:text-style-name="P8" draw:layer="layout" svg:width="0.029cm" svg:height="0.374cm" svg:x="24.92cm" svg:y="18.708cm" svg:viewBox="0 0 30 375" draw:points="0,375 30,375 30,0 0,0">
          <text:p/>
        </draw:polygon>
        <draw:polygon draw:style-name="gr35" draw:text-style-name="P7" draw:layer="layout" svg:width="0.03cm" svg:height="0.374cm" svg:x="24.95cm" svg:y="18.708cm" svg:viewBox="0 0 31 375" draw:points="0,375 31,375 31,0 0,0">
          <text:p/>
        </draw:polygon>
        <draw:polygon draw:style-name="gr35" draw:text-style-name="P7" draw:layer="layout" svg:width="0.029cm" svg:height="0.374cm" svg:x="24.98cm" svg:y="18.708cm" svg:viewBox="0 0 30 375" draw:points="0,375 30,375 30,0 0,0">
          <text:p/>
        </draw:polygon>
        <draw:polygon draw:style-name="gr36" draw:text-style-name="P8" draw:layer="layout" svg:width="0.029cm" svg:height="0.374cm" svg:x="25.009cm" svg:y="18.708cm" svg:viewBox="0 0 30 375" draw:points="0,375 30,375 30,0 0,0">
          <text:p/>
        </draw:polygon>
        <draw:polygon draw:style-name="gr35" draw:text-style-name="P7" draw:layer="layout" svg:width="0.03cm" svg:height="0.374cm" svg:x="25.038cm" svg:y="18.708cm" svg:viewBox="0 0 31 375" draw:points="0,375 31,375 31,0 0,0">
          <text:p/>
        </draw:polygon>
        <draw:polygon draw:style-name="gr35" draw:text-style-name="P7" draw:layer="layout" svg:width="0.029cm" svg:height="0.374cm" svg:x="25.068cm" svg:y="18.708cm" svg:viewBox="0 0 30 375" draw:points="0,375 30,375 30,0 0,0">
          <text:p/>
        </draw:polygon>
        <draw:polygon draw:style-name="gr36" draw:text-style-name="P8" draw:layer="layout" svg:width="0.029cm" svg:height="0.374cm" svg:x="25.098cm" svg:y="18.708cm" svg:viewBox="0 0 30 375" draw:points="0,375 30,375 30,0 0,0">
          <text:p/>
        </draw:polygon>
        <draw:polygon draw:style-name="gr37" draw:text-style-name="P9" draw:layer="layout" svg:width="0.029cm" svg:height="0.374cm" svg:x="25.127cm" svg:y="18.708cm" svg:viewBox="0 0 30 375" draw:points="0,375 30,375 30,0 0,0">
          <text:p/>
        </draw:polygon>
        <draw:polygon draw:style-name="gr37" draw:text-style-name="P9" draw:layer="layout" svg:width="0.029cm" svg:height="0.374cm" svg:x="25.157cm" svg:y="18.708cm" svg:viewBox="0 0 30 375" draw:points="0,375 30,375 30,0 0,0">
          <text:p/>
        </draw:polygon>
        <draw:polygon draw:style-name="gr35" draw:text-style-name="P7" draw:layer="layout" svg:width="0.029cm" svg:height="0.374cm" svg:x="25.186cm" svg:y="18.708cm" svg:viewBox="0 0 30 375" draw:points="0,375 30,375 30,0 0,0">
          <text:p/>
        </draw:polygon>
        <draw:polygon draw:style-name="gr38" draw:text-style-name="P10" draw:layer="layout" svg:width="0.029cm" svg:height="0.374cm" svg:x="25.215cm" svg:y="18.708cm" svg:viewBox="0 0 30 375" draw:points="0,375 30,375 30,0 0,0">
          <text:p/>
        </draw:polygon>
        <draw:polygon draw:style-name="gr36" draw:text-style-name="P8" draw:layer="layout" svg:width="0.029cm" svg:height="0.374cm" svg:x="25.244cm" svg:y="18.708cm" svg:viewBox="0 0 30 375" draw:points="0,375 30,375 30,0 0,0">
          <text:p/>
        </draw:polygon>
        <draw:polygon draw:style-name="gr38" draw:text-style-name="P10" draw:layer="layout" svg:width="0.029cm" svg:height="0.374cm" svg:x="25.275cm" svg:y="18.708cm" svg:viewBox="0 0 30 375" draw:points="0,375 30,375 30,0 0,0">
          <text:p/>
        </draw:polygon>
        <draw:polygon draw:style-name="gr36" draw:text-style-name="P8" draw:layer="layout" svg:width="0.029cm" svg:height="0.374cm" svg:x="25.304cm" svg:y="18.708cm" svg:viewBox="0 0 30 375" draw:points="0,375 30,375 30,0 0,0">
          <text:p/>
        </draw:polygon>
        <draw:polygon draw:style-name="gr38" draw:text-style-name="P10" draw:layer="layout" svg:width="0.029cm" svg:height="0.374cm" svg:x="25.333cm" svg:y="18.708cm" svg:viewBox="0 0 30 375" draw:points="0,375 30,375 30,0 0,0">
          <text:p/>
        </draw:polygon>
        <draw:polygon draw:style-name="gr38" draw:text-style-name="P10" draw:layer="layout" svg:width="0.03cm" svg:height="0.374cm" svg:x="25.362cm" svg:y="18.708cm" svg:viewBox="0 0 31 375" draw:points="0,375 31,375 31,0 0,0">
          <text:p/>
        </draw:polygon>
        <draw:polygon draw:style-name="gr37" draw:text-style-name="P9" draw:layer="layout" svg:width="0.029cm" svg:height="0.374cm" svg:x="25.392cm" svg:y="18.708cm" svg:viewBox="0 0 30 375" draw:points="0,375 30,375 30,0 0,0">
          <text:p/>
        </draw:polygon>
        <draw:polygon draw:style-name="gr37" draw:text-style-name="P9" draw:layer="layout" svg:width="0.029cm" svg:height="0.374cm" svg:x="25.422cm" svg:y="18.708cm" svg:viewBox="0 0 30 375" draw:points="0,375 30,375 30,0 0,0">
          <text:p/>
        </draw:polygon>
        <draw:polygon draw:style-name="gr36" draw:text-style-name="P8" draw:layer="layout" svg:width="0.029cm" svg:height="0.374cm" svg:x="25.451cm" svg:y="18.708cm" svg:viewBox="0 0 30 375" draw:points="0,375 30,375 30,0 0,0">
          <text:p/>
        </draw:polygon>
        <draw:polygon draw:style-name="gr38" draw:text-style-name="P10" draw:layer="layout" svg:width="0.029cm" svg:height="0.374cm" svg:x="25.481cm" svg:y="18.708cm" svg:viewBox="0 0 30 375" draw:points="0,375 30,375 30,0 0,0">
          <text:p/>
        </draw:polygon>
        <draw:polygon draw:style-name="gr36" draw:text-style-name="P8" draw:layer="layout" svg:width="0.029cm" svg:height="0.374cm" svg:x="25.51cm" svg:y="18.708cm" svg:viewBox="0 0 30 375" draw:points="0,375 30,375 30,0 0,0">
          <text:p/>
        </draw:polygon>
        <draw:polygon draw:style-name="gr38" draw:text-style-name="P10" draw:layer="layout" svg:width="0.029cm" svg:height="0.374cm" svg:x="25.539cm" svg:y="18.708cm" svg:viewBox="0 0 30 375" draw:points="0,375 30,375 30,0 0,0">
          <text:p/>
        </draw:polygon>
        <draw:polygon draw:style-name="gr36" draw:text-style-name="P8" draw:layer="layout" svg:width="0.029cm" svg:height="0.374cm" svg:x="25.568cm" svg:y="18.708cm" svg:viewBox="0 0 30 375" draw:points="0,375 30,375 30,0 0,0">
          <text:p/>
        </draw:polygon>
        <draw:polygon draw:style-name="gr37" draw:text-style-name="P9" draw:layer="layout" svg:width="0.029cm" svg:height="0.374cm" svg:x="25.599cm" svg:y="18.708cm" svg:viewBox="0 0 30 375" draw:points="0,375 30,375 30,0 0,0">
          <text:p/>
        </draw:polygon>
        <draw:polygon draw:style-name="gr36" draw:text-style-name="P8" draw:layer="layout" svg:width="0.029cm" svg:height="0.374cm" svg:x="25.628cm" svg:y="18.708cm" svg:viewBox="0 0 30 375" draw:points="0,375 30,375 30,0 0,0">
          <text:p/>
        </draw:polygon>
        <draw:polygon draw:style-name="gr35" draw:text-style-name="P7" draw:layer="layout" svg:width="0.029cm" svg:height="0.374cm" svg:x="25.657cm" svg:y="18.708cm" svg:viewBox="0 0 30 375" draw:points="0,375 30,375 30,0 0,0">
          <text:p/>
        </draw:polygon>
        <draw:polygon draw:style-name="gr38" draw:text-style-name="P10" draw:layer="layout" svg:width="0.029cm" svg:height="0.374cm" svg:x="25.686cm" svg:y="18.708cm" svg:viewBox="0 0 30 375" draw:points="0,375 30,375 30,0 0,0">
          <text:p/>
        </draw:polygon>
        <draw:polygon draw:style-name="gr36" draw:text-style-name="P8" draw:layer="layout" svg:width="0.029cm" svg:height="0.374cm" svg:x="25.716cm" svg:y="18.708cm" svg:viewBox="0 0 30 375" draw:points="0,375 30,375 30,0 0,0">
          <text:p/>
        </draw:polygon>
        <draw:polygon draw:style-name="gr37" draw:text-style-name="P9" draw:layer="layout" svg:width="0.029cm" svg:height="0.374cm" svg:x="25.746cm" svg:y="18.708cm" svg:viewBox="0 0 30 375" draw:points="0,375 30,375 30,0 0,0">
          <text:p/>
        </draw:polygon>
        <draw:polygon draw:style-name="gr35" draw:text-style-name="P7" draw:layer="layout" svg:width="0.029cm" svg:height="0.374cm" svg:x="25.775cm" svg:y="18.708cm" svg:viewBox="0 0 30 375" draw:points="0,375 30,375 30,0 0,0">
          <text:p/>
        </draw:polygon>
        <draw:polygon draw:style-name="gr38" draw:text-style-name="P10" draw:layer="layout" svg:width="0.03cm" svg:height="0.374cm" svg:x="25.804cm" svg:y="18.708cm" svg:viewBox="0 0 31 375" draw:points="0,375 31,375 31,0 0,0">
          <text:p/>
        </draw:polygon>
        <draw:polygon draw:style-name="gr37" draw:text-style-name="P9" draw:layer="layout" svg:width="0.029cm" svg:height="0.374cm" svg:x="25.834cm" svg:y="18.708cm" svg:viewBox="0 0 30 375" draw:points="0,375 30,375 30,0 0,0">
          <text:p/>
        </draw:polygon>
        <draw:polygon draw:style-name="gr35" draw:text-style-name="P7" draw:layer="layout" svg:width="0.029cm" svg:height="0.374cm" svg:x="25.863cm" svg:y="18.708cm" svg:viewBox="0 0 30 375" draw:points="0,375 30,375 30,0 0,0">
          <text:p/>
        </draw:polygon>
        <draw:polygon draw:style-name="gr35" draw:text-style-name="P7" draw:layer="layout" svg:width="0.03cm" svg:height="0.374cm" svg:x="25.892cm" svg:y="18.708cm" svg:viewBox="0 0 31 375" draw:points="0,375 31,375 31,0 0,0">
          <text:p/>
        </draw:polygon>
        <draw:polygon draw:style-name="gr37" draw:text-style-name="P9" draw:layer="layout" svg:width="0.029cm" svg:height="0.374cm" svg:x="25.923cm" svg:y="18.708cm" svg:viewBox="0 0 30 375" draw:points="0,375 30,375 30,0 0,0">
          <text:p/>
        </draw:polygon>
        <draw:polygon draw:style-name="gr35" draw:text-style-name="P7" draw:layer="layout" svg:width="0.029cm" svg:height="0.374cm" svg:x="25.952cm" svg:y="18.708cm" svg:viewBox="0 0 30 375" draw:points="0,375 30,375 30,0 0,0">
          <text:p/>
        </draw:polygon>
        <draw:polygon draw:style-name="gr35" draw:text-style-name="P7" draw:layer="layout" svg:width="0.029cm" svg:height="0.374cm" svg:x="25.981cm" svg:y="18.708cm" svg:viewBox="0 0 30 375" draw:points="0,375 30,375 30,0 0,0">
          <text:p/>
        </draw:polygon>
        <draw:polygon draw:style-name="gr36" draw:text-style-name="P8" draw:layer="layout" svg:width="0.029cm" svg:height="0.374cm" svg:x="26.01cm" svg:y="18.708cm" svg:viewBox="0 0 30 375" draw:points="0,375 30,375 30,0 0,0">
          <text:p/>
        </draw:polygon>
        <draw:polygon draw:style-name="gr37" draw:text-style-name="P9" draw:layer="layout" svg:width="0.029cm" svg:height="0.374cm" svg:x="26.04cm" svg:y="18.708cm" svg:viewBox="0 0 30 375" draw:points="0,375 30,375 30,0 0,0">
          <text:p/>
        </draw:polygon>
        <draw:polygon draw:style-name="gr36" draw:text-style-name="P8" draw:layer="layout" svg:width="0.029cm" svg:height="0.374cm" svg:x="26.07cm" svg:y="18.708cm" svg:viewBox="0 0 30 375" draw:points="0,375 30,375 30,0 0,0">
          <text:p/>
        </draw:polygon>
        <draw:polygon draw:style-name="gr35" draw:text-style-name="P7" draw:layer="layout" svg:width="0.029cm" svg:height="0.374cm" svg:x="26.099cm" svg:y="18.708cm" svg:viewBox="0 0 30 375" draw:points="0,375 30,375 30,0 0,0">
          <text:p/>
        </draw:polygon>
        <draw:polygon draw:style-name="gr37" draw:text-style-name="P9" draw:layer="layout" svg:width="0.03cm" svg:height="0.374cm" svg:x="26.128cm" svg:y="18.708cm" svg:viewBox="0 0 31 375" draw:points="0,375 31,375 31,0 0,0">
          <text:p/>
        </draw:polygon>
        <draw:polygon draw:style-name="gr36" draw:text-style-name="P8" draw:layer="layout" svg:width="0.029cm" svg:height="0.374cm" svg:x="26.158cm" svg:y="18.708cm" svg:viewBox="0 0 30 375" draw:points="0,375 30,375 30,0 0,0">
          <text:p/>
        </draw:polygon>
        <draw:polygon draw:style-name="gr37" draw:text-style-name="P9" draw:layer="layout" svg:width="0.029cm" svg:height="0.374cm" svg:x="26.187cm" svg:y="18.708cm" svg:viewBox="0 0 30 375" draw:points="0,375 30,375 30,0 0,0">
          <text:p/>
        </draw:polygon>
        <draw:polygon draw:style-name="gr35" draw:text-style-name="P7" draw:layer="layout" svg:width="0.03cm" svg:height="0.374cm" svg:x="26.216cm" svg:y="18.708cm" svg:viewBox="0 0 31 375" draw:points="0,375 31,375 31,0 0,0">
          <text:p/>
        </draw:polygon>
        <draw:polygon draw:style-name="gr35" draw:text-style-name="P7" draw:layer="layout" svg:width="0.029cm" svg:height="0.374cm" svg:x="26.247cm" svg:y="18.708cm" svg:viewBox="0 0 30 375" draw:points="0,375 30,375 30,0 0,0">
          <text:p/>
        </draw:polygon>
        <draw:polygon draw:style-name="gr35" draw:text-style-name="P7" draw:layer="layout" svg:width="0.029cm" svg:height="0.374cm" svg:x="26.276cm" svg:y="18.708cm" svg:viewBox="0 0 30 375" draw:points="0,375 30,375 30,0 0,0">
          <text:p/>
        </draw:polygon>
        <draw:polygon draw:style-name="gr38" draw:text-style-name="P10" draw:layer="layout" svg:width="0.029cm" svg:height="0.374cm" svg:x="26.305cm" svg:y="18.708cm" svg:viewBox="0 0 30 375" draw:points="0,375 30,375 30,0 0,0">
          <text:p/>
        </draw:polygon>
        <draw:polygon draw:style-name="gr37" draw:text-style-name="P9" draw:layer="layout" svg:width="0.029cm" svg:height="0.374cm" svg:x="26.335cm" svg:y="18.708cm" svg:viewBox="0 0 30 375" draw:points="0,375 30,375 30,0 0,0">
          <text:p/>
        </draw:polygon>
        <draw:polygon draw:style-name="gr36" draw:text-style-name="P8" draw:layer="layout" svg:width="0.029cm" svg:height="0.374cm" svg:x="26.364cm" svg:y="18.708cm" svg:viewBox="0 0 30 375" draw:points="0,375 30,375 30,0 0,0">
          <text:p/>
        </draw:polygon>
        <draw:polygon draw:style-name="gr37" draw:text-style-name="P9" draw:layer="layout" svg:width="0.029cm" svg:height="0.374cm" svg:x="26.393cm" svg:y="18.708cm" svg:viewBox="0 0 30 375" draw:points="0,375 30,375 30,0 0,0">
          <text:p/>
        </draw:polygon>
        <draw:polygon draw:style-name="gr35" draw:text-style-name="P7" draw:layer="layout" svg:width="0.029cm" svg:height="0.374cm" svg:x="26.423cm" svg:y="18.708cm" svg:viewBox="0 0 30 375" draw:points="0,375 30,375 30,0 0,0">
          <text:p/>
        </draw:polygon>
        <draw:polygon draw:style-name="gr38" draw:text-style-name="P10" draw:layer="layout" svg:width="0.029cm" svg:height="0.374cm" svg:x="26.453cm" svg:y="18.708cm" svg:viewBox="0 0 30 375" draw:points="0,375 30,375 30,0 0,0">
          <text:p/>
        </draw:polygon>
        <draw:polygon draw:style-name="gr35" draw:text-style-name="P7" draw:layer="layout" svg:width="0.029cm" svg:height="0.374cm" svg:x="26.482cm" svg:y="18.708cm" svg:viewBox="0 0 30 375" draw:points="0,375 30,375 30,0 0,0">
          <text:p/>
        </draw:polygon>
        <draw:polygon draw:style-name="gr35" draw:text-style-name="P7" draw:layer="layout" svg:width="0.029cm" svg:height="0.374cm" svg:x="26.511cm" svg:y="18.708cm" svg:viewBox="0 0 30 375" draw:points="0,375 30,375 30,0 0,0">
          <text:p/>
        </draw:polygon>
        <draw:polygon draw:style-name="gr37" draw:text-style-name="P9" draw:layer="layout" svg:width="0.029cm" svg:height="0.374cm" svg:x="26.54cm" svg:y="18.708cm" svg:viewBox="0 0 30 375" draw:points="0,375 30,375 30,0 0,0">
          <text:p/>
        </draw:polygon>
        <draw:polygon draw:style-name="gr38" draw:text-style-name="P10" draw:layer="layout" svg:width="0.03cm" svg:height="0.374cm" svg:x="26.569cm" svg:y="18.708cm" svg:viewBox="0 0 31 375" draw:points="0,375 31,375 31,0 0,0">
          <text:p/>
        </draw:polygon>
        <draw:polygon draw:style-name="gr35" draw:text-style-name="P7" draw:layer="layout" svg:width="0.029cm" svg:height="0.374cm" svg:x="26.6cm" svg:y="18.708cm" svg:viewBox="0 0 30 375" draw:points="0,375 30,375 30,0 0,0">
          <text:p/>
        </draw:polygon>
        <draw:polygon draw:style-name="gr35" draw:text-style-name="P7" draw:layer="layout" svg:width="0.029cm" svg:height="0.374cm" svg:x="26.629cm" svg:y="18.708cm" svg:viewBox="0 0 30 375" draw:points="0,375 30,375 30,0 0,0">
          <text:p/>
        </draw:polygon>
        <draw:polygon draw:style-name="gr38" draw:text-style-name="P10" draw:layer="layout" svg:width="0.03cm" svg:height="0.374cm" svg:x="26.658cm" svg:y="18.708cm" svg:viewBox="0 0 31 375" draw:points="0,375 31,375 31,0 0,0">
          <text:p/>
        </draw:polygon>
        <draw:polygon draw:style-name="gr37" draw:text-style-name="P9" draw:layer="layout" svg:width="0.029cm" svg:height="0.374cm" svg:x="26.688cm" svg:y="18.708cm" svg:viewBox="0 0 30 375" draw:points="0,375 30,375 30,0 0,0">
          <text:p/>
        </draw:polygon>
        <draw:polygon draw:style-name="gr38" draw:text-style-name="P10" draw:layer="layout" svg:width="0.029cm" svg:height="0.374cm" svg:x="26.717cm" svg:y="18.708cm" svg:viewBox="0 0 30 375" draw:points="0,375 30,375 30,0 0,0">
          <text:p/>
        </draw:polygon>
        <draw:polygon draw:style-name="gr37" draw:text-style-name="P9" draw:layer="layout" svg:width="0.029cm" svg:height="0.374cm" svg:x="26.747cm" svg:y="18.708cm" svg:viewBox="0 0 30 375" draw:points="0,375 30,375 30,0 0,0">
          <text:p/>
        </draw:polygon>
        <draw:polygon draw:style-name="gr35" draw:text-style-name="P7" draw:layer="layout" svg:width="0.029cm" svg:height="0.374cm" svg:x="26.777cm" svg:y="18.708cm" svg:viewBox="0 0 30 375" draw:points="0,375 30,375 30,0 0,0">
          <text:p/>
        </draw:polygon>
        <draw:polygon draw:style-name="gr35" draw:text-style-name="P7" draw:layer="layout" svg:width="0.029cm" svg:height="0.374cm" svg:x="26.806cm" svg:y="18.708cm" svg:viewBox="0 0 30 375" draw:points="0,375 30,375 30,0 0,0">
          <text:p/>
        </draw:polygon>
        <draw:polygon draw:style-name="gr38" draw:text-style-name="P10" draw:layer="layout" svg:width="0.029cm" svg:height="0.374cm" svg:x="26.835cm" svg:y="18.708cm" svg:viewBox="0 0 30 375" draw:points="0,375 30,375 30,0 0,0">
          <text:p/>
        </draw:polygon>
        <draw:polygon draw:style-name="gr38" draw:text-style-name="P10" draw:layer="layout" svg:width="0.029cm" svg:height="0.374cm" svg:x="26.864cm" svg:y="18.708cm" svg:viewBox="0 0 30 375" draw:points="0,375 30,375 30,0 0,0">
          <text:p/>
        </draw:polygon>
        <draw:polygon draw:style-name="gr37" draw:text-style-name="P9" draw:layer="layout" svg:width="0.029cm" svg:height="0.374cm" svg:x="26.895cm" svg:y="18.708cm" svg:viewBox="0 0 30 375" draw:points="0,375 30,375 30,0 0,0">
          <text:p/>
        </draw:polygon>
        <draw:polygon draw:style-name="gr36" draw:text-style-name="P8" draw:layer="layout" svg:width="0.029cm" svg:height="0.374cm" svg:x="26.924cm" svg:y="18.708cm" svg:viewBox="0 0 30 375" draw:points="0,375 30,375 30,0 0,0">
          <text:p/>
        </draw:polygon>
        <draw:polygon draw:style-name="gr35" draw:text-style-name="P7" draw:layer="layout" svg:width="0.029cm" svg:height="0.374cm" svg:x="26.953cm" svg:y="18.708cm" svg:viewBox="0 0 30 375" draw:points="0,375 30,375 30,0 0,0">
          <text:p/>
        </draw:polygon>
        <draw:polygon draw:style-name="gr37" draw:text-style-name="P9" draw:layer="layout" svg:width="0.03cm" svg:height="0.374cm" svg:x="26.982cm" svg:y="18.708cm" svg:viewBox="0 0 31 375" draw:points="0,375 31,375 31,0 0,0">
          <text:p/>
        </draw:polygon>
        <draw:polygon draw:style-name="gr35" draw:text-style-name="P7" draw:layer="layout" svg:width="0.029cm" svg:height="0.374cm" svg:x="27.012cm" svg:y="18.708cm" svg:viewBox="0 0 30 375" draw:points="0,375 30,375 30,0 0,0">
          <text:p/>
        </draw:polygon>
        <draw:polygon draw:style-name="gr35" draw:text-style-name="P7" draw:layer="layout" svg:width="0.029cm" svg:height="0.374cm" svg:x="27.041cm" svg:y="18.708cm" svg:viewBox="0 0 30 375" draw:points="0,375 30,375 30,0 0,0">
          <text:p/>
        </draw:polygon>
        <draw:polygon draw:style-name="gr38" draw:text-style-name="P10" draw:layer="layout" svg:width="0.029cm" svg:height="0.374cm" svg:x="27.071cm" svg:y="18.708cm" svg:viewBox="0 0 30 375" draw:points="0,375 30,375 30,0 0,0">
          <text:p/>
        </draw:polygon>
        <draw:polygon draw:style-name="gr38" draw:text-style-name="P10" draw:layer="layout" svg:width="0.029cm" svg:height="0.374cm" svg:x="27.101cm" svg:y="18.708cm" svg:viewBox="0 0 30 375" draw:points="0,375 30,375 30,0 0,0">
          <text:p/>
        </draw:polygon>
        <draw:polygon draw:style-name="gr36" draw:text-style-name="P8" draw:layer="layout" svg:width="0.029cm" svg:height="0.374cm" svg:x="27.13cm" svg:y="18.708cm" svg:viewBox="0 0 30 375" draw:points="0,375 30,375 30,0 0,0">
          <text:p/>
        </draw:polygon>
        <draw:polygon draw:style-name="gr35" draw:text-style-name="P7" draw:layer="layout" svg:width="0.029cm" svg:height="0.374cm" svg:x="27.159cm" svg:y="18.708cm" svg:viewBox="0 0 30 375" draw:points="0,375 30,375 30,0 0,0">
          <text:p/>
        </draw:polygon>
        <draw:polygon draw:style-name="gr37" draw:text-style-name="P9" draw:layer="layout" svg:width="0.029cm" svg:height="0.374cm" svg:x="27.188cm" svg:y="18.708cm" svg:viewBox="0 0 30 375" draw:points="0,375 30,375 30,0 0,0">
          <text:p/>
        </draw:polygon>
        <draw:polygon draw:style-name="gr38" draw:text-style-name="P10" draw:layer="layout" svg:width="0.029cm" svg:height="0.374cm" svg:x="27.219cm" svg:y="18.708cm" svg:viewBox="0 0 30 375" draw:points="0,375 30,375 30,0 0,0">
          <text:p/>
        </draw:polygon>
        <draw:polygon draw:style-name="gr37" draw:text-style-name="P9" draw:layer="layout" svg:width="0.029cm" svg:height="0.374cm" svg:x="27.248cm" svg:y="18.708cm" svg:viewBox="0 0 30 375" draw:points="0,375 30,375 30,0 0,0">
          <text:p/>
        </draw:polygon>
        <draw:polygon draw:style-name="gr35" draw:text-style-name="P7" draw:layer="layout" svg:width="0.029cm" svg:height="0.374cm" svg:x="27.277cm" svg:y="18.708cm" svg:viewBox="0 0 30 375" draw:points="0,375 30,375 30,0 0,0">
          <text:p/>
        </draw:polygon>
        <draw:polygon draw:style-name="gr35" draw:text-style-name="P7" draw:layer="layout" svg:width="0.029cm" svg:height="0.374cm" svg:x="27.306cm" svg:y="18.708cm" svg:viewBox="0 0 30 375" draw:points="0,375 30,375 30,0 0,0">
          <text:p/>
        </draw:polygon>
        <draw:polygon draw:style-name="gr38" draw:text-style-name="P10" draw:layer="layout" svg:width="0.029cm" svg:height="0.374cm" svg:x="27.336cm" svg:y="18.708cm" svg:viewBox="0 0 30 375" draw:points="0,375 30,375 30,0 0,0">
          <text:p/>
        </draw:polygon>
        <draw:polygon draw:style-name="gr36" draw:text-style-name="P8" draw:layer="layout" svg:width="0.029cm" svg:height="0.374cm" svg:x="27.365cm" svg:y="18.708cm" svg:viewBox="0 0 30 375" draw:points="0,375 30,375 30,0 0,0">
          <text:p/>
        </draw:polygon>
        <draw:polygon draw:style-name="gr35" draw:text-style-name="P7" draw:layer="layout" svg:width="0.029cm" svg:height="0.374cm" svg:x="27.395cm" svg:y="18.708cm" svg:viewBox="0 0 30 375" draw:points="0,375 30,375 30,0 0,0">
          <text:p/>
        </draw:polygon>
        <draw:polygon draw:style-name="gr38" draw:text-style-name="P10" draw:layer="layout" svg:width="0.03cm" svg:height="0.374cm" svg:x="27.424cm" svg:y="18.708cm" svg:viewBox="0 0 31 375" draw:points="0,375 31,375 31,0 0,0">
          <text:p/>
        </draw:polygon>
        <draw:polygon draw:style-name="gr36" draw:text-style-name="P8" draw:layer="layout" svg:width="0.029cm" svg:height="0.374cm" svg:x="27.454cm" svg:y="18.708cm" svg:viewBox="0 0 30 375" draw:points="0,375 30,375 30,0 0,0">
          <text:p/>
        </draw:polygon>
        <draw:polygon draw:style-name="gr37" draw:text-style-name="P9" draw:layer="layout" svg:width="0.029cm" svg:height="0.374cm" svg:x="27.483cm" svg:y="18.708cm" svg:viewBox="0 0 30 375" draw:points="0,375 30,375 30,0 0,0">
          <text:p/>
        </draw:polygon>
        <draw:polygon draw:style-name="gr35" draw:text-style-name="P7" draw:layer="layout" svg:width="0.029cm" svg:height="0.374cm" svg:x="27.512cm" svg:y="18.708cm" svg:viewBox="0 0 30 375" draw:points="0,375 30,375 30,0 0,0">
          <text:p/>
        </draw:polygon>
        <draw:polygon draw:style-name="gr35" draw:text-style-name="P7" draw:layer="layout" svg:width="0.029cm" svg:height="0.374cm" svg:x="27.543cm" svg:y="18.708cm" svg:viewBox="0 0 30 375" draw:points="0,375 30,375 30,0 0,0">
          <text:p/>
        </draw:polygon>
        <draw:polygon draw:style-name="gr38" draw:text-style-name="P10" draw:layer="layout" svg:width="0.029cm" svg:height="0.374cm" svg:x="27.572cm" svg:y="18.708cm" svg:viewBox="0 0 30 375" draw:points="0,375 30,375 30,0 0,0">
          <text:p/>
        </draw:polygon>
        <draw:polygon draw:style-name="gr36" draw:text-style-name="P8" draw:layer="layout" svg:width="0.029cm" svg:height="0.374cm" svg:x="27.601cm" svg:y="18.708cm" svg:viewBox="0 0 30 375" draw:points="0,375 30,375 30,0 0,0">
          <text:p/>
        </draw:polygon>
        <draw:polygon draw:style-name="gr38" draw:text-style-name="P10" draw:layer="layout" svg:width="0.029cm" svg:height="0.374cm" svg:x="27.63cm" svg:y="18.708cm" svg:viewBox="0 0 30 375" draw:points="0,375 30,375 30,0 0,0">
          <text:p/>
        </draw:polygon>
        <draw:polygon draw:style-name="gr38" draw:text-style-name="P10" draw:layer="layout" svg:width="0.029cm" svg:height="0.374cm" svg:x="27.66cm" svg:y="18.708cm" svg:viewBox="0 0 30 375" draw:points="0,375 30,375 30,0 0,0">
          <text:p/>
        </draw:polygon>
        <draw:polygon draw:style-name="gr38" draw:text-style-name="P10" draw:layer="layout" svg:width="0.029cm" svg:height="0.374cm" svg:x="27.689cm" svg:y="18.708cm" svg:viewBox="0 0 30 375" draw:points="0,375 30,375 30,0 0,0">
          <text:p/>
        </draw:polygon>
        <draw:polygon draw:style-name="gr37" draw:text-style-name="P9" draw:layer="layout" svg:width="0.029cm" svg:height="0.374cm" svg:x="27.719cm" svg:y="18.708cm" svg:viewBox="0 0 30 375" draw:points="0,375 30,375 30,0 0,0">
          <text:p/>
        </draw:polygon>
        <draw:polygon draw:style-name="gr35" draw:text-style-name="P7" draw:layer="layout" svg:width="0.029cm" svg:height="0.374cm" svg:x="27.748cm" svg:y="18.708cm" svg:viewBox="0 0 30 375" draw:points="0,375 30,375 30,0 0,0">
          <text:p/>
        </draw:polygon>
        <draw:polygon draw:style-name="gr35" draw:text-style-name="P7" draw:layer="layout" svg:width="0.029cm" svg:height="0.374cm" svg:x="27.778cm" svg:y="18.708cm" svg:viewBox="0 0 30 375" draw:points="0,375 30,375 30,0 0,0">
          <text:p/>
        </draw:polygon>
        <draw:polygon draw:style-name="gr36" draw:text-style-name="P8" draw:layer="layout" svg:width="0.029cm" svg:height="0.374cm" svg:x="27.807cm" svg:y="18.708cm" svg:viewBox="0 0 30 375" draw:points="0,375 30,375 30,0 0,0">
          <text:p/>
        </draw:polygon>
        <draw:polygon draw:style-name="gr37" draw:text-style-name="P9" draw:layer="layout" svg:width="0.03cm" svg:height="0.374cm" svg:x="27.836cm" svg:y="18.708cm" svg:viewBox="0 0 31 375" draw:points="0,375 31,375 31,0 0,0">
          <text:p/>
        </draw:polygon>
        <draw:polygon draw:style-name="gr36" draw:text-style-name="P8" draw:layer="layout" svg:width="0.029cm" svg:height="0.374cm" svg:x="27.867cm" svg:y="18.708cm" svg:viewBox="0 0 30 375" draw:points="0,375 30,375 30,0 0,0">
          <text:p/>
        </draw:polygon>
        <draw:polygon draw:style-name="gr35" draw:text-style-name="P7" draw:layer="layout" svg:width="0.029cm" svg:height="0.374cm" svg:x="27.896cm" svg:y="18.708cm" svg:viewBox="0 0 30 375" draw:points="0,375 30,375 30,0 0,0">
          <text:p/>
        </draw:polygon>
        <draw:polygon draw:style-name="gr36" draw:text-style-name="P8" draw:layer="layout" svg:width="0.029cm" svg:height="0.374cm" svg:x="27.925cm" svg:y="18.708cm" svg:viewBox="0 0 30 375" draw:points="0,375 30,375 30,0 0,0">
          <text:p/>
        </draw:polygon>
        <draw:polygon draw:style-name="gr36" draw:text-style-name="P8" draw:layer="layout" svg:width="0.029cm" svg:height="0.374cm" svg:x="27.955cm" svg:y="18.708cm" svg:viewBox="0 0 30 375" draw:points="0,375 30,375 30,0 0,0">
          <text:p/>
        </draw:polygon>
        <draw:polygon draw:style-name="gr38" draw:text-style-name="P10" draw:layer="layout" svg:width="0.029cm" svg:height="0.374cm" svg:x="27.984cm" svg:y="18.708cm" svg:viewBox="0 0 30 375" draw:points="0,375 30,375 30,0 0,0">
          <text:p/>
        </draw:polygon>
        <draw:polygon draw:style-name="gr38" draw:text-style-name="P10" draw:layer="layout" svg:width="0.029cm" svg:height="0.374cm" svg:x="28.013cm" svg:y="18.708cm" svg:viewBox="0 0 30 375" draw:points="0,375 30,375 30,0 0,0">
          <text:p/>
        </draw:polygon>
        <draw:polygon draw:style-name="gr37" draw:text-style-name="P9" draw:layer="layout" svg:width="0.029cm" svg:height="0.374cm" svg:x="28.043cm" svg:y="18.708cm" svg:viewBox="0 0 30 375" draw:points="0,375 30,375 30,0 0,0">
          <text:p/>
        </draw:polygon>
        <draw:polygon draw:style-name="gr36" draw:text-style-name="P8" draw:layer="layout" svg:width="0.029cm" svg:height="0.374cm" svg:x="28.072cm" svg:y="18.708cm" svg:viewBox="0 0 30 375" draw:points="0,375 30,375 30,0 0,0">
          <text:p/>
        </draw:polygon>
        <draw:polygon draw:style-name="gr37" draw:text-style-name="P9" draw:layer="layout" svg:width="0.029cm" svg:height="0.374cm" svg:x="28.102cm" svg:y="18.708cm" svg:viewBox="0 0 30 375" draw:points="0,375 30,375 30,0 0,0">
          <text:p/>
        </draw:polygon>
        <draw:polygon draw:style-name="gr36" draw:text-style-name="P8" draw:layer="layout" svg:width="0.029cm" svg:height="0.374cm" svg:x="28.131cm" svg:y="18.708cm" svg:viewBox="0 0 30 375" draw:points="0,375 30,375 30,0 0,0">
          <text:p/>
        </draw:polygon>
        <draw:polygon draw:style-name="gr36" draw:text-style-name="P8" draw:layer="layout" svg:width="0.029cm" svg:height="0.374cm" svg:x="28.16cm" svg:y="18.708cm" svg:viewBox="0 0 30 375" draw:points="0,375 30,375 30,0 0,0">
          <text:p/>
        </draw:polygon>
        <draw:polygon draw:style-name="gr36" draw:text-style-name="P8" draw:layer="layout" svg:width="0.03cm" svg:height="0.374cm" svg:x="28.189cm" svg:y="18.708cm" svg:viewBox="0 0 31 375" draw:points="0,375 31,375 31,0 0,0">
          <text:p/>
        </draw:polygon>
        <draw:polygon draw:style-name="gr38" draw:text-style-name="P10" draw:layer="layout" svg:width="0.029cm" svg:height="0.374cm" svg:x="28.22cm" svg:y="18.708cm" svg:viewBox="0 0 30 375" draw:points="0,375 30,375 30,0 0,0">
          <text:p/>
        </draw:polygon>
        <draw:polygon draw:style-name="gr38" draw:text-style-name="P10" draw:layer="layout" svg:width="0.029cm" svg:height="0.374cm" svg:x="28.249cm" svg:y="18.708cm" svg:viewBox="0 0 30 375" draw:points="0,375 30,375 30,0 0,0">
          <text:p/>
        </draw:polygon>
        <draw:polygon draw:style-name="gr38" draw:text-style-name="P10" draw:layer="layout" svg:width="0.03cm" svg:height="0.374cm" svg:x="28.278cm" svg:y="18.708cm" svg:viewBox="0 0 31 375" draw:points="0,375 31,375 31,0 0,0">
          <text:p/>
        </draw:polygon>
        <draw:polygon draw:style-name="gr37" draw:text-style-name="P9" draw:layer="layout" svg:width="0.029cm" svg:height="0.374cm" svg:x="28.308cm" svg:y="18.708cm" svg:viewBox="0 0 30 375" draw:points="0,375 30,375 30,0 0,0">
          <text:p/>
        </draw:polygon>
        <draw:polygon draw:style-name="gr37" draw:text-style-name="P9" draw:layer="layout" svg:width="0.029cm" svg:height="0.374cm" svg:x="28.337cm" svg:y="18.708cm" svg:viewBox="0 0 30 375" draw:points="0,375 30,375 30,0 0,0">
          <text:p/>
        </draw:polygon>
        <draw:polygon draw:style-name="gr38" draw:text-style-name="P10" draw:layer="layout" svg:width="0.029cm" svg:height="0.374cm" svg:x="28.366cm" svg:y="18.708cm" svg:viewBox="0 0 30 375" draw:points="0,375 30,375 30,0 0,0">
          <text:p/>
        </draw:polygon>
        <draw:polygon draw:style-name="gr35" draw:text-style-name="P7" draw:layer="layout" svg:width="0.029cm" svg:height="0.374cm" svg:x="28.397cm" svg:y="18.708cm" svg:viewBox="0 0 30 375" draw:points="0,375 30,375 30,0 0,0">
          <text:p/>
        </draw:polygon>
        <draw:polygon draw:style-name="gr38" draw:text-style-name="P10" draw:layer="layout" svg:width="0.029cm" svg:height="0.374cm" svg:x="28.426cm" svg:y="18.708cm" svg:viewBox="0 0 30 375" draw:points="0,375 30,375 30,0 0,0">
          <text:p/>
        </draw:polygon>
        <draw:polygon draw:style-name="gr38" draw:text-style-name="P10" draw:layer="layout" svg:width="0.029cm" svg:height="0.374cm" svg:x="28.455cm" svg:y="18.708cm" svg:viewBox="0 0 30 375" draw:points="0,375 30,375 30,0 0,0">
          <text:p/>
        </draw:polygon>
        <draw:polygon draw:style-name="gr36" draw:text-style-name="P8" draw:layer="layout" svg:width="0.029cm" svg:height="0.374cm" svg:x="28.484cm" svg:y="18.708cm" svg:viewBox="0 0 30 375" draw:points="0,375 30,375 30,0 0,0">
          <text:p/>
        </draw:polygon>
        <draw:polygon draw:style-name="gr36" draw:text-style-name="P8" draw:layer="layout" svg:width="0.029cm" svg:height="0.374cm" svg:x="28.514cm" svg:y="18.708cm" svg:viewBox="0 0 30 375" draw:points="0,375 30,375 30,0 0,0">
          <text:p/>
        </draw:polygon>
        <draw:polygon draw:style-name="gr37" draw:text-style-name="P9" draw:layer="layout" svg:width="0.029cm" svg:height="0.374cm" svg:x="28.544cm" svg:y="18.708cm" svg:viewBox="0 0 30 375" draw:points="0,375 30,375 30,0 0,0">
          <text:p/>
        </draw:polygon>
        <draw:polygon draw:style-name="gr35" draw:text-style-name="P7" draw:layer="layout" svg:width="0.029cm" svg:height="0.374cm" svg:x="28.573cm" svg:y="18.708cm" svg:viewBox="0 0 30 375" draw:points="0,375 30,375 30,0 0,0">
          <text:p/>
        </draw:polygon>
        <draw:polygon draw:style-name="gr38" draw:text-style-name="P10" draw:layer="layout" svg:width="0.029cm" svg:height="0.374cm" svg:x="28.602cm" svg:y="18.708cm" svg:viewBox="0 0 30 375" draw:points="0,375 30,375 30,0 0,0">
          <text:p/>
        </draw:polygon>
        <draw:polygon draw:style-name="gr37" draw:text-style-name="P9" draw:layer="layout" svg:width="0.03cm" svg:height="0.374cm" svg:x="28.631cm" svg:y="18.708cm" svg:viewBox="0 0 31 375" draw:points="0,375 31,375 31,0 0,0">
          <text:p/>
        </draw:polygon>
        <draw:polygon draw:style-name="gr37" draw:text-style-name="P9" draw:layer="layout" svg:width="0.029cm" svg:height="0.374cm" svg:x="28.661cm" svg:y="18.708cm" svg:viewBox="0 0 30 375" draw:points="0,375 30,375 30,0 0,0">
          <text:p/>
        </draw:polygon>
        <draw:polygon draw:style-name="gr37" draw:text-style-name="P9" draw:layer="layout" svg:width="0.029cm" svg:height="0.374cm" svg:x="28.69cm" svg:y="18.708cm" svg:viewBox="0 0 30 375" draw:points="0,375 30,375 30,0 0,0">
          <text:p/>
        </draw:polygon>
        <draw:polygon draw:style-name="gr36" draw:text-style-name="P8" draw:layer="layout" svg:width="0.029cm" svg:height="0.374cm" svg:x="28.721cm" svg:y="18.708cm" svg:viewBox="0 0 30 375" draw:points="0,375 30,375 30,0 0,0">
          <text:p/>
        </draw:polygon>
        <draw:polygon draw:style-name="gr35" draw:text-style-name="P7" draw:layer="layout" svg:width="0.029cm" svg:height="0.374cm" svg:x="28.75cm" svg:y="18.708cm" svg:viewBox="0 0 30 375" draw:points="0,375 30,375 30,0 0,0">
          <text:p/>
        </draw:polygon>
        <draw:polygon draw:style-name="gr38" draw:text-style-name="P10" draw:layer="layout" svg:width="0.029cm" svg:height="0.374cm" svg:x="28.779cm" svg:y="18.708cm" svg:viewBox="0 0 30 375" draw:points="0,375 30,375 30,0 0,0">
          <text:p/>
        </draw:polygon>
        <draw:polygon draw:style-name="gr37" draw:text-style-name="P9" draw:layer="layout" svg:width="0.029cm" svg:height="0.374cm" svg:x="28.808cm" svg:y="18.708cm" svg:viewBox="0 0 30 375" draw:points="0,375 30,375 30,0 0,0">
          <text:p/>
        </draw:polygon>
        <draw:polygon draw:style-name="gr36" draw:text-style-name="P8" draw:layer="layout" svg:width="0.029cm" svg:height="0.374cm" svg:x="28.838cm" svg:y="18.708cm" svg:viewBox="0 0 30 375" draw:points="0,375 30,375 30,0 0,0">
          <text:p/>
        </draw:polygon>
        <draw:polygon draw:style-name="gr36" draw:text-style-name="P8" draw:layer="layout" svg:width="0.029cm" svg:height="0.374cm" svg:x="28.868cm" svg:y="18.708cm" svg:viewBox="0 0 30 375" draw:points="0,375 30,375 30,0 0,0">
          <text:p/>
        </draw:polygon>
        <draw:polygon draw:style-name="gr38" draw:text-style-name="P10" draw:layer="layout" svg:width="0.029cm" svg:height="0.374cm" svg:x="28.897cm" svg:y="18.708cm" svg:viewBox="0 0 30 375" draw:points="0,375 30,375 30,0 0,0">
          <text:p/>
        </draw:polygon>
        <draw:polygon draw:style-name="gr37" draw:text-style-name="P9" draw:layer="layout" svg:width="0.029cm" svg:height="0.374cm" svg:x="28.926cm" svg:y="18.708cm" svg:viewBox="0 0 30 375" draw:points="0,375 30,375 30,0 0,0">
          <text:p/>
        </draw:polygon>
        <draw:polygon draw:style-name="gr38" draw:text-style-name="P10" draw:layer="layout" svg:width="0.029cm" svg:height="0.374cm" svg:x="28.956cm" svg:y="18.708cm" svg:viewBox="0 0 30 375" draw:points="0,375 30,375 30,0 0,0">
          <text:p/>
        </draw:polygon>
        <draw:polygon draw:style-name="gr38" draw:text-style-name="P10" draw:layer="layout" svg:width="0.029cm" svg:height="0.374cm" svg:x="28.985cm" svg:y="18.708cm" svg:viewBox="0 0 30 375" draw:points="0,375 30,375 30,0 0,0">
          <text:p/>
        </draw:polygon>
        <draw:polygon draw:style-name="gr36" draw:text-style-name="P8" draw:layer="layout" svg:width="0.029cm" svg:height="0.374cm" svg:x="29.014cm" svg:y="18.708cm" svg:viewBox="0 0 30 375" draw:points="0,375 30,375 30,0 0,0">
          <text:p/>
        </draw:polygon>
        <draw:polygon draw:style-name="gr37" draw:text-style-name="P9" draw:layer="layout" svg:width="0.03cm" svg:height="0.374cm" svg:x="29.044cm" svg:y="18.708cm" svg:viewBox="0 0 31 375" draw:points="0,375 31,375 31,0 0,0">
          <text:p/>
        </draw:polygon>
        <draw:polygon draw:style-name="gr35" draw:text-style-name="P7" draw:layer="layout" svg:width="0.029cm" svg:height="0.374cm" svg:x="29.074cm" svg:y="18.708cm" svg:viewBox="0 0 30 375" draw:points="0,375 30,375 30,0 0,0">
          <text:p/>
        </draw:polygon>
        <draw:polygon draw:style-name="gr37" draw:text-style-name="P9" draw:layer="layout" svg:width="0.029cm" svg:height="0.374cm" svg:x="29.103cm" svg:y="18.708cm" svg:viewBox="0 0 30 375" draw:points="0,375 30,375 30,0 0,0">
          <text:p/>
        </draw:polygon>
        <draw:polygon draw:style-name="gr38" draw:text-style-name="P10" draw:layer="layout" svg:width="0.029cm" svg:height="0.374cm" svg:x="29.132cm" svg:y="18.708cm" svg:viewBox="0 0 30 375" draw:points="0,375 30,375 30,0 0,0">
          <text:p/>
        </draw:polygon>
        <draw:polygon draw:style-name="gr37" draw:text-style-name="P9" draw:layer="layout" svg:width="0.029cm" svg:height="0.374cm" svg:x="29.162cm" svg:y="18.708cm" svg:viewBox="0 0 30 375" draw:points="0,375 30,375 30,0 0,0">
          <text:p/>
        </draw:polygon>
        <draw:polygon draw:style-name="gr38" draw:text-style-name="P10" draw:layer="layout" svg:width="0.029cm" svg:height="0.374cm" svg:x="29.192cm" svg:y="18.708cm" svg:viewBox="0 0 30 375" draw:points="0,375 30,375 30,0 0,0">
          <text:p/>
        </draw:polygon>
        <draw:polygon draw:style-name="gr36" draw:text-style-name="P8" draw:layer="layout" svg:width="0.029cm" svg:height="0.374cm" svg:x="29.221cm" svg:y="18.708cm" svg:viewBox="0 0 30 375" draw:points="0,375 30,375 30,0 0,0">
          <text:p/>
        </draw:polygon>
        <draw:polygon draw:style-name="gr38" draw:text-style-name="P10" draw:layer="layout" svg:width="0.029cm" svg:height="0.374cm" svg:x="29.25cm" svg:y="18.708cm" svg:viewBox="0 0 30 375" draw:points="0,375 30,375 30,0 0,0">
          <text:p/>
        </draw:polygon>
        <draw:polygon draw:style-name="gr38" draw:text-style-name="P10" draw:layer="layout" svg:width="0.029cm" svg:height="0.374cm" svg:x="29.28cm" svg:y="18.708cm" svg:viewBox="0 0 30 375" draw:points="0,375 30,375 30,0 0,0">
          <text:p/>
        </draw:polygon>
        <draw:polygon draw:style-name="gr37" draw:text-style-name="P9" draw:layer="layout" svg:width="0.029cm" svg:height="0.374cm" svg:x="29.309cm" svg:y="18.708cm" svg:viewBox="0 0 30 375" draw:points="0,375 30,375 30,0 0,0">
          <text:p/>
        </draw:polygon>
        <draw:polygon draw:style-name="gr35" draw:text-style-name="P7" draw:layer="layout" svg:width="0.029cm" svg:height="0.374cm" svg:x="29.338cm" svg:y="18.708cm" svg:viewBox="0 0 30 375" draw:points="0,375 30,375 30,0 0,0">
          <text:p/>
        </draw:polygon>
        <draw:polygon draw:style-name="gr35" draw:text-style-name="P7" draw:layer="layout" svg:width="0.029cm" svg:height="0.374cm" svg:x="29.368cm" svg:y="18.708cm" svg:viewBox="0 0 30 375" draw:points="0,375 30,375 30,0 0,0">
          <text:p/>
        </draw:polygon>
        <draw:polygon draw:style-name="gr38" draw:text-style-name="P10" draw:layer="layout" svg:width="0.029cm" svg:height="0.374cm" svg:x="29.398cm" svg:y="18.708cm" svg:viewBox="0 0 30 375" draw:points="0,375 30,375 30,0 0,0">
          <text:p/>
        </draw:polygon>
        <draw:polygon draw:style-name="gr38" draw:text-style-name="P10" draw:layer="layout" svg:width="0.029cm" svg:height="0.374cm" svg:x="29.427cm" svg:y="18.708cm" svg:viewBox="0 0 30 375" draw:points="0,375 30,375 30,0 0,0">
          <text:p/>
        </draw:polygon>
        <draw:polygon draw:style-name="gr36" draw:text-style-name="P8" draw:layer="layout" svg:width="0.029cm" svg:height="0.374cm" svg:x="29.456cm" svg:y="18.708cm" svg:viewBox="0 0 30 375" draw:points="0,375 30,375 30,0 0,0">
          <text:p/>
        </draw:polygon>
        <draw:polygon draw:style-name="gr35" draw:text-style-name="P7" draw:layer="layout" svg:width="0.03cm" svg:height="0.374cm" svg:x="29.485cm" svg:y="18.708cm" svg:viewBox="0 0 31 375" draw:points="0,375 31,375 31,0 0,0">
          <text:p/>
        </draw:polygon>
        <draw:polygon draw:style-name="gr38" draw:text-style-name="P10" draw:layer="layout" svg:width="0.029cm" svg:height="0.374cm" svg:x="29.516cm" svg:y="18.708cm" svg:viewBox="0 0 30 375" draw:points="0,375 30,375 30,0 0,0">
          <text:p/>
        </draw:polygon>
        <draw:polygon draw:style-name="gr36" draw:text-style-name="P8" draw:layer="layout" svg:width="0.029cm" svg:height="0.374cm" svg:x="29.545cm" svg:y="18.708cm" svg:viewBox="0 0 30 375" draw:points="0,375 30,375 30,0 0,0">
          <text:p/>
        </draw:polygon>
        <draw:polygon draw:style-name="gr37" draw:text-style-name="P9" draw:layer="layout" svg:width="0.029cm" svg:height="0.374cm" svg:x="29.574cm" svg:y="18.708cm" svg:viewBox="0 0 30 375" draw:points="0,375 30,375 30,0 0,0">
          <text:p/>
        </draw:polygon>
        <draw:polygon draw:style-name="gr36" draw:text-style-name="P8" draw:layer="layout" svg:width="0.029cm" svg:height="0.374cm" svg:x="29.604cm" svg:y="18.708cm" svg:viewBox="0 0 30 375" draw:points="0,375 30,375 30,0 0,0">
          <text:p/>
        </draw:polygon>
        <draw:polygon draw:style-name="gr36" draw:text-style-name="P8" draw:layer="layout" svg:width="0.029cm" svg:height="0.374cm" svg:x="29.633cm" svg:y="18.708cm" svg:viewBox="0 0 30 375" draw:points="0,375 30,375 30,0 0,0">
          <text:p/>
        </draw:polygon>
        <draw:polygon draw:style-name="gr37" draw:text-style-name="P9" draw:layer="layout" svg:width="0.029cm" svg:height="0.374cm" svg:x="29.662cm" svg:y="18.708cm" svg:viewBox="0 0 30 375" draw:points="0,375 30,375 30,0 0,0">
          <text:p/>
        </draw:polygon>
        <draw:polygon draw:style-name="gr36" draw:text-style-name="P8" draw:layer="layout" svg:width="0.029cm" svg:height="0.374cm" svg:x="29.692cm" svg:y="18.708cm" svg:viewBox="0 0 30 375" draw:points="0,375 30,375 30,0 0,0">
          <text:p/>
        </draw:polygon>
        <draw:polygon draw:style-name="gr36" draw:text-style-name="P8" draw:layer="layout" svg:width="0.029cm" svg:height="0.374cm" svg:x="29.722cm" svg:y="18.708cm" svg:viewBox="0 0 30 375" draw:points="0,375 30,375 30,0 0,0">
          <text:p/>
        </draw:polygon>
        <draw:polygon draw:style-name="gr38" draw:text-style-name="P10" draw:layer="layout" svg:width="0.029cm" svg:height="0.374cm" svg:x="29.751cm" svg:y="18.708cm" svg:viewBox="0 0 30 375" draw:points="0,375 30,375 30,0 0,0">
          <text:p/>
        </draw:polygon>
        <draw:polygon draw:style-name="gr36" draw:text-style-name="P8" draw:layer="layout" svg:width="0.029cm" svg:height="0.374cm" svg:x="29.78cm" svg:y="18.708cm" svg:viewBox="0 0 30 375" draw:points="0,375 30,375 30,0 0,0">
          <text:p/>
        </draw:polygon>
        <draw:polygon draw:style-name="gr36" draw:text-style-name="P8" draw:layer="layout" svg:width="0.03cm" svg:height="0.374cm" svg:x="29.809cm" svg:y="18.708cm" svg:viewBox="0 0 31 375" draw:points="0,375 31,375 31,0 0,0">
          <text:p/>
        </draw:polygon>
        <draw:polygon draw:style-name="gr37" draw:text-style-name="P9" draw:layer="layout" svg:width="0.029cm" svg:height="0.374cm" svg:x="29.84cm" svg:y="18.708cm" svg:viewBox="0 0 30 375" draw:points="0,375 30,375 30,0 0,0">
          <text:p/>
        </draw:polygon>
        <draw:polygon draw:style-name="gr37" draw:text-style-name="P9" draw:layer="layout" svg:width="0.029cm" svg:height="0.374cm" svg:x="29.869cm" svg:y="18.708cm" svg:viewBox="0 0 30 375" draw:points="0,375 30,375 30,0 0,0">
          <text:p/>
        </draw:polygon>
        <draw:polygon draw:style-name="gr38" draw:text-style-name="P10" draw:layer="layout" svg:width="0.03cm" svg:height="0.374cm" svg:x="29.898cm" svg:y="18.708cm" svg:viewBox="0 0 31 375" draw:points="0,375 31,375 31,0 0,0">
          <text:p/>
        </draw:polygon>
        <draw:polygon draw:style-name="gr38" draw:text-style-name="P10" draw:layer="layout" svg:width="0.029cm" svg:height="0.374cm" svg:x="29.928cm" svg:y="18.708cm" svg:viewBox="0 0 30 375" draw:points="0,375 30,375 30,0 0,0">
          <text:p/>
        </draw:polygon>
        <draw:polygon draw:style-name="gr38" draw:text-style-name="P10" draw:layer="layout" svg:width="0.029cm" svg:height="0.374cm" svg:x="29.957cm" svg:y="18.708cm" svg:viewBox="0 0 30 375" draw:points="0,375 30,375 30,0 0,0">
          <text:p/>
        </draw:polygon>
        <draw:polygon draw:style-name="gr38" draw:text-style-name="P10" draw:layer="layout" svg:width="0.029cm" svg:height="0.374cm" svg:x="29.986cm" svg:y="18.708cm" svg:viewBox="0 0 30 375" draw:points="0,375 30,375 30,0 0,0">
          <text:p/>
        </draw:polygon>
        <draw:polygon draw:style-name="gr37" draw:text-style-name="P9" draw:layer="layout" svg:width="0.029cm" svg:height="0.374cm" svg:x="30.046cm" svg:y="18.708cm" svg:viewBox="0 0 30 375" draw:points="0,375 30,375 30,0 0,0">
          <text:p/>
        </draw:polygon>
        <draw:polygon draw:style-name="gr36" draw:text-style-name="P8" draw:layer="layout" svg:width="0.029cm" svg:height="0.374cm" svg:x="30.075cm" svg:y="18.708cm" svg:viewBox="0 0 30 375" draw:points="0,375 30,375 30,0 0,0">
          <text:p/>
        </draw:polygon>
        <draw:polygon draw:style-name="gr37" draw:text-style-name="P9" draw:layer="layout" svg:width="0.029cm" svg:height="0.374cm" svg:x="30.104cm" svg:y="18.708cm" svg:viewBox="0 0 30 375" draw:points="0,375 30,375 30,0 0,0">
          <text:p/>
        </draw:polygon>
        <draw:polygon draw:style-name="gr35" draw:text-style-name="P7" draw:layer="layout" svg:width="0.029cm" svg:height="0.374cm" svg:x="30.281cm" svg:y="18.708cm" svg:viewBox="0 0 30 375" draw:points="0,375 30,375 30,0 0,0">
          <text:p/>
        </draw:polygon>
        <draw:polygon draw:style-name="gr36" draw:text-style-name="P8" draw:layer="layout" svg:width="0.029cm" svg:height="0.374cm" svg:x="30.31cm" svg:y="18.708cm" svg:viewBox="0 0 30 375" draw:points="0,375 30,375 30,0 0,0">
          <text:p/>
        </draw:polygon>
        <draw:polygon draw:style-name="gr36" draw:text-style-name="P8" draw:layer="layout" svg:width="0.03cm" svg:height="0.374cm" svg:x="30.339cm" svg:y="18.708cm" svg:viewBox="0 0 31 375" draw:points="0,375 31,375 31,0 0,0">
          <text:p/>
        </draw:polygon>
        <draw:polygon draw:style-name="gr37" draw:text-style-name="P9" draw:layer="layout" svg:width="0.029cm" svg:height="0.374cm" svg:x="30.37cm" svg:y="18.708cm" svg:viewBox="0 0 30 375" draw:points="0,375 30,375 30,0 0,0">
          <text:p/>
        </draw:polygon>
        <draw:polygon draw:style-name="gr37" draw:text-style-name="P9" draw:layer="layout" svg:width="0.029cm" svg:height="0.374cm" svg:x="30.399cm" svg:y="18.708cm" svg:viewBox="0 0 30 375" draw:points="0,375 30,375 30,0 0,0">
          <text:p/>
        </draw:polygon>
        <draw:polygon draw:style-name="gr36" draw:text-style-name="P8" draw:layer="layout" svg:width="0.029cm" svg:height="0.374cm" svg:x="30.428cm" svg:y="18.708cm" svg:viewBox="0 0 30 375" draw:points="0,375 30,375 30,0 0,0">
          <text:p/>
        </draw:polygon>
        <draw:polygon draw:style-name="gr38" draw:text-style-name="P10" draw:layer="layout" svg:width="0.029cm" svg:height="0.374cm" svg:x="30.458cm" svg:y="18.708cm" svg:viewBox="0 0 30 375" draw:points="0,375 30,375 30,0 0,0">
          <text:p/>
        </draw:polygon>
        <draw:polygon draw:style-name="gr37" draw:text-style-name="P9" draw:layer="layout" svg:width="0.029cm" svg:height="0.374cm" svg:x="30.487cm" svg:y="18.708cm" svg:viewBox="0 0 30 375" draw:points="0,375 30,375 30,0 0,0">
          <text:p/>
        </draw:polygon>
        <draw:polygon draw:style-name="gr37" draw:text-style-name="P9" draw:layer="layout" svg:width="0.029cm" svg:height="0.374cm" svg:x="30.517cm" svg:y="18.708cm" svg:viewBox="0 0 30 375" draw:points="0,375 30,375 30,0 0,0">
          <text:p/>
        </draw:polygon>
        <draw:polygon draw:style-name="gr36" draw:text-style-name="P8" draw:layer="layout" svg:width="0.029cm" svg:height="0.374cm" svg:x="30.546cm" svg:y="18.708cm" svg:viewBox="0 0 30 375" draw:points="0,375 30,375 30,0 0,0">
          <text:p/>
        </draw:polygon>
        <draw:polygon draw:style-name="gr37" draw:text-style-name="P9" draw:layer="layout" svg:width="0.029cm" svg:height="0.374cm" svg:x="30.605cm" svg:y="18.708cm" svg:viewBox="0 0 30 375" draw:points="0,375 30,375 30,0 0,0">
          <text:p/>
        </draw:polygon>
        <draw:polygon draw:style-name="gr37" draw:text-style-name="P9" draw:layer="layout" svg:width="0.029cm" svg:height="0.374cm" svg:x="30.634cm" svg:y="18.708cm" svg:viewBox="0 0 30 375" draw:points="0,375 30,375 30,0 0,0">
          <text:p/>
        </draw:polygon>
        <draw:polygon draw:style-name="gr36" draw:text-style-name="P8" draw:layer="layout" svg:width="0.03cm" svg:height="0.374cm" svg:x="30.663cm" svg:y="18.708cm" svg:viewBox="0 0 31 375" draw:points="0,375 31,375 31,0 0,0">
          <text:p/>
        </draw:polygon>
        <draw:polygon draw:style-name="gr37" draw:text-style-name="P9" draw:layer="layout" svg:width="0.029cm" svg:height="0.374cm" svg:x="30.694cm" svg:y="18.708cm" svg:viewBox="0 0 30 375" draw:points="0,375 30,375 30,0 0,0">
          <text:p/>
        </draw:polygon>
        <draw:polygon draw:style-name="gr37" draw:text-style-name="P9" draw:layer="layout" svg:width="0.029cm" svg:height="0.374cm" svg:x="30.723cm" svg:y="18.708cm" svg:viewBox="0 0 30 375" draw:points="0,375 30,375 30,0 0,0">
          <text:p/>
        </draw:polygon>
        <draw:polygon draw:style-name="gr35" draw:text-style-name="P7" draw:layer="layout" svg:width="0.029cm" svg:height="0.374cm" svg:x="30.752cm" svg:y="18.708cm" svg:viewBox="0 0 30 375" draw:points="0,375 30,375 30,0 0,0">
          <text:p/>
        </draw:polygon>
        <draw:polygon draw:style-name="gr36" draw:text-style-name="P8" draw:layer="layout" svg:width="0.029cm" svg:height="0.374cm" svg:x="30.782cm" svg:y="18.708cm" svg:viewBox="0 0 30 375" draw:points="0,375 30,375 30,0 0,0">
          <text:p/>
        </draw:polygon>
        <draw:polygon draw:style-name="gr38" draw:text-style-name="P10" draw:layer="layout" svg:width="0.029cm" svg:height="0.374cm" svg:x="30.811cm" svg:y="18.708cm" svg:viewBox="0 0 30 375" draw:points="0,375 30,375 30,0 0,0">
          <text:p/>
        </draw:polygon>
        <draw:polygon draw:style-name="gr38" draw:text-style-name="P10" draw:layer="layout" svg:width="0.029cm" svg:height="0.374cm" svg:x="30.841cm" svg:y="18.708cm" svg:viewBox="0 0 30 375" draw:points="0,375 30,375 30,0 0,0">
          <text:p/>
        </draw:polygon>
        <draw:polygon draw:style-name="gr37" draw:text-style-name="P9" draw:layer="layout" svg:width="0.029cm" svg:height="0.374cm" svg:x="30.87cm" svg:y="18.708cm" svg:viewBox="0 0 30 375" draw:points="0,375 30,375 30,0 0,0">
          <text:p/>
        </draw:polygon>
        <draw:polygon draw:style-name="gr37" draw:text-style-name="P9" draw:layer="layout" svg:width="0.029cm" svg:height="0.374cm" svg:x="30.9cm" svg:y="18.708cm" svg:viewBox="0 0 30 375" draw:points="0,375 30,375 30,0 0,0">
          <text:p/>
        </draw:polygon>
        <draw:polygon draw:style-name="gr37" draw:text-style-name="P9" draw:layer="layout" svg:width="0.029cm" svg:height="0.374cm" svg:x="30.929cm" svg:y="18.708cm" svg:viewBox="0 0 30 375" draw:points="0,375 30,375 30,0 0,0">
          <text:p/>
        </draw:polygon>
        <draw:polygon draw:style-name="gr37" draw:text-style-name="P9" draw:layer="layout" svg:width="0.029cm" svg:height="0.374cm" svg:x="30.958cm" svg:y="18.708cm" svg:viewBox="0 0 30 375" draw:points="0,375 30,375 30,0 0,0">
          <text:p/>
        </draw:polygon>
        <draw:polygon draw:style-name="gr37" draw:text-style-name="P9" draw:layer="layout" svg:width="0.029cm" svg:height="0.374cm" svg:x="30.987cm" svg:y="18.708cm" svg:viewBox="0 0 30 375" draw:points="0,375 30,375 30,0 0,0">
          <text:p/>
        </draw:polygon>
        <draw:polygon draw:style-name="gr38" draw:text-style-name="P10" draw:layer="layout" svg:width="0.029cm" svg:height="0.374cm" svg:x="31.018cm" svg:y="18.708cm" svg:viewBox="0 0 30 375" draw:points="0,375 30,375 30,0 0,0">
          <text:p/>
        </draw:polygon>
        <draw:polygon draw:style-name="gr36" draw:text-style-name="P8" draw:layer="layout" svg:width="0.029cm" svg:height="0.374cm" svg:x="31.047cm" svg:y="18.708cm" svg:viewBox="0 0 30 375" draw:points="0,375 30,375 30,0 0,0">
          <text:p/>
        </draw:polygon>
        <draw:polygon draw:style-name="gr38" draw:text-style-name="P10" draw:layer="layout" svg:width="0.029cm" svg:height="0.374cm" svg:x="31.076cm" svg:y="18.708cm" svg:viewBox="0 0 30 375" draw:points="0,375 30,375 30,0 0,0">
          <text:p/>
        </draw:polygon>
        <draw:polygon draw:style-name="gr37" draw:text-style-name="P9" draw:layer="layout" svg:width="0.03cm" svg:height="0.374cm" svg:x="31.105cm" svg:y="18.708cm" svg:viewBox="0 0 31 375" draw:points="0,375 31,375 31,0 0,0">
          <text:p/>
        </draw:polygon>
        <draw:polygon draw:style-name="gr36" draw:text-style-name="P8" draw:layer="layout" svg:width="0.029cm" svg:height="0.374cm" svg:x="31.135cm" svg:y="18.708cm" svg:viewBox="0 0 30 375" draw:points="0,375 30,375 30,0 0,0">
          <text:p/>
        </draw:polygon>
        <draw:polygon draw:style-name="gr36" draw:text-style-name="P8" draw:layer="layout" svg:width="0.029cm" svg:height="0.374cm" svg:x="31.165cm" svg:y="18.708cm" svg:viewBox="0 0 30 375" draw:points="0,375 30,375 30,0 0,0">
          <text:p/>
        </draw:polygon>
        <draw:polygon draw:style-name="gr37" draw:text-style-name="P9" draw:layer="layout" svg:width="0.029cm" svg:height="0.374cm" svg:x="31.194cm" svg:y="18.708cm" svg:viewBox="0 0 30 375" draw:points="0,375 30,375 30,0 0,0">
          <text:p/>
        </draw:polygon>
        <draw:polygon draw:style-name="gr36" draw:text-style-name="P8" draw:layer="layout" svg:width="0.029cm" svg:height="0.374cm" svg:x="31.224cm" svg:y="18.708cm" svg:viewBox="0 0 30 375" draw:points="0,375 30,375 30,0 0,0">
          <text:p/>
        </draw:polygon>
        <draw:polygon draw:style-name="gr37" draw:text-style-name="P9" draw:layer="layout" svg:width="0.029cm" svg:height="0.374cm" svg:x="31.253cm" svg:y="18.708cm" svg:viewBox="0 0 30 375" draw:points="0,375 30,375 30,0 0,0">
          <text:p/>
        </draw:polygon>
        <draw:polygon draw:style-name="gr37" draw:text-style-name="P9" draw:layer="layout" svg:width="0.029cm" svg:height="0.374cm" svg:x="31.282cm" svg:y="18.708cm" svg:viewBox="0 0 30 375" draw:points="0,375 30,375 30,0 0,0">
          <text:p/>
        </draw:polygon>
        <draw:polygon draw:style-name="gr36" draw:text-style-name="P8" draw:layer="layout" svg:width="0.029cm" svg:height="0.374cm" svg:x="31.311cm" svg:y="18.708cm" svg:viewBox="0 0 30 375" draw:points="0,375 30,375 30,0 0,0">
          <text:p/>
        </draw:polygon>
        <draw:polygon draw:style-name="gr37" draw:text-style-name="P9" draw:layer="layout" svg:width="0.029cm" svg:height="0.374cm" svg:x="31.342cm" svg:y="18.708cm" svg:viewBox="0 0 30 375" draw:points="0,375 30,375 30,0 0,0">
          <text:p/>
        </draw:polygon>
        <draw:polygon draw:style-name="gr35" draw:text-style-name="P7" draw:layer="layout" svg:width="0.029cm" svg:height="0.374cm" svg:x="31.371cm" svg:y="18.708cm" svg:viewBox="0 0 30 375" draw:points="0,375 30,375 30,0 0,0">
          <text:p/>
        </draw:polygon>
        <draw:polygon draw:style-name="gr36" draw:text-style-name="P8" draw:layer="layout" svg:width="0.029cm" svg:height="0.374cm" svg:x="31.4cm" svg:y="18.708cm" svg:viewBox="0 0 30 375" draw:points="0,375 30,375 30,0 0,0">
          <text:p/>
        </draw:polygon>
        <draw:polygon draw:style-name="gr37" draw:text-style-name="P9" draw:layer="layout" svg:width="0.029cm" svg:height="0.374cm" svg:x="31.429cm" svg:y="18.708cm" svg:viewBox="0 0 30 375" draw:points="0,375 30,375 30,0 0,0">
          <text:p/>
        </draw:polygon>
        <draw:polygon draw:style-name="gr36" draw:text-style-name="P8" draw:layer="layout" svg:width="0.029cm" svg:height="0.374cm" svg:x="31.459cm" svg:y="18.708cm" svg:viewBox="0 0 30 375" draw:points="0,375 30,375 30,0 0,0">
          <text:p/>
        </draw:polygon>
        <draw:polygon draw:style-name="gr37" draw:text-style-name="P9" draw:layer="layout" svg:width="0.029cm" svg:height="0.374cm" svg:x="31.489cm" svg:y="18.708cm" svg:viewBox="0 0 30 375" draw:points="0,375 30,375 30,0 0,0">
          <text:p/>
        </draw:polygon>
        <draw:polygon draw:style-name="gr37" draw:text-style-name="P9" draw:layer="layout" svg:width="0.03cm" svg:height="0.374cm" svg:x="31.518cm" svg:y="18.708cm" svg:viewBox="0 0 31 375" draw:points="0,375 31,375 31,0 0,0">
          <text:p/>
        </draw:polygon>
        <draw:polygon draw:style-name="gr36" draw:text-style-name="P8" draw:layer="layout" svg:width="0.029cm" svg:height="0.374cm" svg:x="31.548cm" svg:y="18.708cm" svg:viewBox="0 0 30 375" draw:points="0,375 30,375 30,0 0,0">
          <text:p/>
        </draw:polygon>
        <draw:polygon draw:style-name="gr38" draw:text-style-name="P10" draw:layer="layout" svg:width="0.029cm" svg:height="0.374cm" svg:x="31.577cm" svg:y="18.708cm" svg:viewBox="0 0 30 375" draw:points="0,375 30,375 30,0 0,0">
          <text:p/>
        </draw:polygon>
        <draw:polygon draw:style-name="gr36" draw:text-style-name="P8" draw:layer="layout" svg:width="0.029cm" svg:height="0.374cm" svg:x="31.606cm" svg:y="18.708cm" svg:viewBox="0 0 30 375" draw:points="0,375 30,375 30,0 0,0">
          <text:p/>
        </draw:polygon>
        <draw:polygon draw:style-name="gr36" draw:text-style-name="P8" draw:layer="layout" svg:width="0.029cm" svg:height="0.374cm" svg:x="31.635cm" svg:y="18.708cm" svg:viewBox="0 0 30 375" draw:points="0,375 30,375 30,0 0,0">
          <text:p/>
        </draw:polygon>
        <draw:polygon draw:style-name="gr36" draw:text-style-name="P8" draw:layer="layout" svg:width="0.029cm" svg:height="0.374cm" svg:x="31.666cm" svg:y="18.708cm" svg:viewBox="0 0 30 375" draw:points="0,375 30,375 30,0 0,0">
          <text:p/>
        </draw:polygon>
        <draw:polygon draw:style-name="gr38" draw:text-style-name="P10" draw:layer="layout" svg:width="0.029cm" svg:height="0.374cm" svg:x="31.695cm" svg:y="18.708cm" svg:viewBox="0 0 30 375" draw:points="0,375 30,375 30,0 0,0">
          <text:p/>
        </draw:polygon>
        <draw:polygon draw:style-name="gr38" draw:text-style-name="P10" draw:layer="layout" svg:width="0.029cm" svg:height="0.374cm" svg:x="31.724cm" svg:y="18.708cm" svg:viewBox="0 0 30 375" draw:points="0,375 30,375 30,0 0,0">
          <text:p/>
        </draw:polygon>
        <draw:polygon draw:style-name="gr38" draw:text-style-name="P10" draw:layer="layout" svg:width="0.029cm" svg:height="0.374cm" svg:x="31.753cm" svg:y="18.708cm" svg:viewBox="0 0 30 375" draw:points="0,375 30,375 30,0 0,0">
          <text:p/>
        </draw:polygon>
        <draw:polygon draw:style-name="gr37" draw:text-style-name="P9" draw:layer="layout" svg:width="0.029cm" svg:height="0.374cm" svg:x="31.783cm" svg:y="18.708cm" svg:viewBox="0 0 30 375" draw:points="0,375 30,375 30,0 0,0">
          <text:p/>
        </draw:polygon>
        <draw:polygon draw:style-name="gr35" draw:text-style-name="P7" draw:layer="layout" svg:width="0.029cm" svg:height="0.374cm" svg:x="31.813cm" svg:y="18.708cm" svg:viewBox="0 0 30 375" draw:points="0,375 30,375 30,0 0,0">
          <text:p/>
        </draw:polygon>
        <draw:polygon draw:style-name="gr35" draw:text-style-name="P7" draw:layer="layout" svg:width="0.029cm" svg:height="0.374cm" svg:x="31.842cm" svg:y="18.708cm" svg:viewBox="0 0 30 375" draw:points="0,375 30,375 30,0 0,0">
          <text:p/>
        </draw:polygon>
        <draw:polygon draw:style-name="gr38" draw:text-style-name="P10" draw:layer="layout" svg:width="0.03cm" svg:height="0.374cm" svg:x="31.871cm" svg:y="18.708cm" svg:viewBox="0 0 31 375" draw:points="0,375 31,375 31,0 0,0">
          <text:p/>
        </draw:polygon>
        <draw:polygon draw:style-name="gr37" draw:text-style-name="P9" draw:layer="layout" svg:width="0.029cm" svg:height="0.374cm" svg:x="31.901cm" svg:y="18.708cm" svg:viewBox="0 0 30 375" draw:points="0,375 30,375 30,0 0,0">
          <text:p/>
        </draw:polygon>
        <draw:polygon draw:style-name="gr38" draw:text-style-name="P10" draw:layer="layout" svg:width="0.029cm" svg:height="0.374cm" svg:x="31.93cm" svg:y="18.708cm" svg:viewBox="0 0 30 375" draw:points="0,375 30,375 30,0 0,0">
          <text:p/>
        </draw:polygon>
        <draw:polygon draw:style-name="gr35" draw:text-style-name="P7" draw:layer="layout" svg:width="0.03cm" svg:height="0.374cm" svg:x="31.959cm" svg:y="18.708cm" svg:viewBox="0 0 31 375" draw:points="0,375 31,375 31,0 0,0">
          <text:p/>
        </draw:polygon>
        <draw:polygon draw:style-name="gr38" draw:text-style-name="P10" draw:layer="layout" svg:width="0.029cm" svg:height="0.374cm" svg:x="31.99cm" svg:y="18.708cm" svg:viewBox="0 0 30 375" draw:points="0,375 30,375 30,0 0,0">
          <text:p/>
        </draw:polygon>
        <draw:polygon draw:style-name="gr36" draw:text-style-name="P8" draw:layer="layout" svg:width="0.029cm" svg:height="0.374cm" svg:x="32.019cm" svg:y="18.708cm" svg:viewBox="0 0 30 375" draw:points="0,375 30,375 30,0 0,0">
          <text:p/>
        </draw:polygon>
        <draw:polygon draw:style-name="gr37" draw:text-style-name="P9" draw:layer="layout" svg:width="0.029cm" svg:height="0.374cm" svg:x="32.048cm" svg:y="18.708cm" svg:viewBox="0 0 30 375" draw:points="0,375 30,375 30,0 0,0">
          <text:p/>
        </draw:polygon>
        <draw:polygon draw:style-name="gr37" draw:text-style-name="P9" draw:layer="layout" svg:width="0.029cm" svg:height="0.374cm" svg:x="32.078cm" svg:y="18.708cm" svg:viewBox="0 0 30 375" draw:points="0,375 30,375 30,0 0,0">
          <text:p/>
        </draw:polygon>
        <draw:polygon draw:style-name="gr38" draw:text-style-name="P10" draw:layer="layout" svg:width="0.029cm" svg:height="0.374cm" svg:x="32.107cm" svg:y="18.708cm" svg:viewBox="0 0 30 375" draw:points="0,375 30,375 30,0 0,0">
          <text:p/>
        </draw:polygon>
        <draw:polygon draw:style-name="gr37" draw:text-style-name="P9" draw:layer="layout" svg:width="0.029cm" svg:height="0.374cm" svg:x="32.137cm" svg:y="18.708cm" svg:viewBox="0 0 30 375" draw:points="0,375 30,375 30,0 0,0">
          <text:p/>
        </draw:polygon>
        <draw:polygon draw:style-name="gr37" draw:text-style-name="P9" draw:layer="layout" svg:width="0.029cm" svg:height="0.374cm" svg:x="32.166cm" svg:y="18.708cm" svg:viewBox="0 0 30 375" draw:points="0,375 30,375 30,0 0,0">
          <text:p/>
        </draw:polygon>
        <draw:polygon draw:style-name="gr37" draw:text-style-name="P9" draw:layer="layout" svg:width="0.029cm" svg:height="0.374cm" svg:x="32.195cm" svg:y="18.708cm" svg:viewBox="0 0 30 375" draw:points="0,375 30,375 30,0 0,0">
          <text:p/>
        </draw:polygon>
        <draw:polygon draw:style-name="gr37" draw:text-style-name="P9" draw:layer="layout" svg:width="0.029cm" svg:height="0.374cm" svg:x="32.225cm" svg:y="18.708cm" svg:viewBox="0 0 30 375" draw:points="0,375 30,375 30,0 0,0">
          <text:p/>
        </draw:polygon>
        <draw:polygon draw:style-name="gr38" draw:text-style-name="P10" draw:layer="layout" svg:width="0.029cm" svg:height="0.374cm" svg:x="32.254cm" svg:y="18.708cm" svg:viewBox="0 0 30 375" draw:points="0,375 30,375 30,0 0,0">
          <text:p/>
        </draw:polygon>
        <draw:polygon draw:style-name="gr36" draw:text-style-name="P8" draw:layer="layout" svg:width="0.029cm" svg:height="0.374cm" svg:x="32.283cm" svg:y="18.708cm" svg:viewBox="0 0 30 375" draw:points="0,375 30,375 30,0 0,0">
          <text:p/>
        </draw:polygon>
        <draw:polygon draw:style-name="gr38" draw:text-style-name="P10" draw:layer="layout" svg:width="0.03cm" svg:height="0.374cm" svg:x="32.313cm" svg:y="18.708cm" svg:viewBox="0 0 31 375" draw:points="0,375 31,375 31,0 0,0">
          <text:p/>
        </draw:polygon>
        <draw:polygon draw:style-name="gr36" draw:text-style-name="P8" draw:layer="layout" svg:width="0.029cm" svg:height="0.374cm" svg:x="32.343cm" svg:y="18.708cm" svg:viewBox="0 0 30 375" draw:points="0,375 30,375 30,0 0,0">
          <text:p/>
        </draw:polygon>
        <draw:polygon draw:style-name="gr36" draw:text-style-name="P8" draw:layer="layout" svg:width="0.029cm" svg:height="0.374cm" svg:x="32.372cm" svg:y="18.708cm" svg:viewBox="0 0 30 375" draw:points="0,375 30,375 30,0 0,0">
          <text:p/>
        </draw:polygon>
        <draw:polygon draw:style-name="gr37" draw:text-style-name="P9" draw:layer="layout" svg:width="0.029cm" svg:height="0.374cm" svg:x="32.402cm" svg:y="18.708cm" svg:viewBox="0 0 30 375" draw:points="0,375 30,375 30,0 0,0">
          <text:p/>
        </draw:polygon>
        <draw:polygon draw:style-name="gr35" draw:text-style-name="P7" draw:layer="layout" svg:width="0.029cm" svg:height="0.374cm" svg:x="32.431cm" svg:y="18.708cm" svg:viewBox="0 0 30 375" draw:points="0,375 30,375 30,0 0,0">
          <text:p/>
        </draw:polygon>
        <draw:polygon draw:style-name="gr37" draw:text-style-name="P9" draw:layer="layout" svg:width="0.029cm" svg:height="0.374cm" svg:x="32.46cm" svg:y="18.708cm" svg:viewBox="0 0 30 375" draw:points="0,375 30,375 30,0 0,0">
          <text:p/>
        </draw:polygon>
        <draw:polygon draw:style-name="gr36" draw:text-style-name="P8" draw:layer="layout" svg:width="0.029cm" svg:height="0.374cm" svg:x="32.49cm" svg:y="18.708cm" svg:viewBox="0 0 30 375" draw:points="0,375 30,375 30,0 0,0">
          <text:p/>
        </draw:polygon>
        <draw:polygon draw:style-name="gr35" draw:text-style-name="P7" draw:layer="layout" svg:width="0.029cm" svg:height="0.374cm" svg:x="32.52cm" svg:y="18.708cm" svg:viewBox="0 0 30 375" draw:points="0,375 30,375 30,0 0,0">
          <text:p/>
        </draw:polygon>
        <draw:polygon draw:style-name="gr36" draw:text-style-name="P8" draw:layer="layout" svg:width="0.029cm" svg:height="0.374cm" svg:x="32.578cm" svg:y="18.708cm" svg:viewBox="0 0 30 375" draw:points="0,375 30,375 30,0 0,0">
          <text:p/>
        </draw:polygon>
        <draw:polygon draw:style-name="gr36" draw:text-style-name="P8" draw:layer="layout" svg:width="0.029cm" svg:height="0.374cm" svg:x="32.607cm" svg:y="18.708cm" svg:viewBox="0 0 30 375" draw:points="0,375 30,375 30,0 0,0">
          <text:p/>
        </draw:polygon>
        <draw:polygon draw:style-name="gr36" draw:text-style-name="P8" draw:layer="layout" svg:width="0.029cm" svg:height="0.374cm" svg:x="32.638cm" svg:y="18.708cm" svg:viewBox="0 0 30 375" draw:points="0,375 30,375 30,0 0,0">
          <text:p/>
        </draw:polygon>
        <draw:polygon draw:style-name="gr35" draw:text-style-name="P7" draw:layer="layout" svg:width="0.029cm" svg:height="0.374cm" svg:x="32.667cm" svg:y="18.708cm" svg:viewBox="0 0 30 375" draw:points="0,375 30,375 30,0 0,0">
          <text:p/>
        </draw:polygon>
        <draw:polygon draw:style-name="gr36" draw:text-style-name="P8" draw:layer="layout" svg:width="0.029cm" svg:height="0.374cm" svg:x="32.696cm" svg:y="18.708cm" svg:viewBox="0 0 30 375" draw:points="0,375 30,375 30,0 0,0">
          <text:p/>
        </draw:polygon>
        <draw:polygon draw:style-name="gr37" draw:text-style-name="P9" draw:layer="layout" svg:width="0.03cm" svg:height="0.374cm" svg:x="32.725cm" svg:y="18.708cm" svg:viewBox="0 0 31 375" draw:points="0,375 31,375 31,0 0,0">
          <text:p/>
        </draw:polygon>
        <draw:polygon draw:style-name="gr37" draw:text-style-name="P9" draw:layer="layout" svg:width="0.029cm" svg:height="0.374cm" svg:x="32.755cm" svg:y="18.708cm" svg:viewBox="0 0 30 375" draw:points="0,375 30,375 30,0 0,0">
          <text:p/>
        </draw:polygon>
        <draw:polygon draw:style-name="gr37" draw:text-style-name="P9" draw:layer="layout" svg:width="0.029cm" svg:height="0.374cm" svg:x="32.784cm" svg:y="18.708cm" svg:viewBox="0 0 30 375" draw:points="0,375 30,375 30,0 0,0">
          <text:p/>
        </draw:polygon>
        <draw:polygon draw:style-name="gr36" draw:text-style-name="P8" draw:layer="layout" svg:width="0.029cm" svg:height="0.374cm" svg:x="32.814cm" svg:y="18.708cm" svg:viewBox="0 0 30 375" draw:points="0,375 30,375 30,0 0,0">
          <text:p/>
        </draw:polygon>
        <draw:polygon draw:style-name="gr37" draw:text-style-name="P9" draw:layer="layout" svg:width="0.029cm" svg:height="0.374cm" svg:x="32.844cm" svg:y="18.708cm" svg:viewBox="0 0 30 375" draw:points="0,375 30,375 30,0 0,0">
          <text:p/>
        </draw:polygon>
        <draw:polygon draw:style-name="gr38" draw:text-style-name="P10" draw:layer="layout" svg:width="0.029cm" svg:height="0.374cm" svg:x="32.873cm" svg:y="18.708cm" svg:viewBox="0 0 30 375" draw:points="0,375 30,375 30,0 0,0">
          <text:p/>
        </draw:polygon>
        <draw:polygon draw:style-name="gr38" draw:text-style-name="P10" draw:layer="layout" svg:width="0.029cm" svg:height="0.374cm" svg:x="32.902cm" svg:y="18.708cm" svg:viewBox="0 0 30 375" draw:points="0,375 30,375 30,0 0,0">
          <text:p/>
        </draw:polygon>
        <draw:polygon draw:style-name="gr37" draw:text-style-name="P9" draw:layer="layout" svg:width="0.029cm" svg:height="0.374cm" svg:x="32.931cm" svg:y="18.708cm" svg:viewBox="0 0 30 375" draw:points="0,375 30,375 30,0 0,0">
          <text:p/>
        </draw:polygon>
        <draw:polygon draw:style-name="gr38" draw:text-style-name="P10" draw:layer="layout" svg:width="0.029cm" svg:height="0.374cm" svg:x="32.962cm" svg:y="18.708cm" svg:viewBox="0 0 30 375" draw:points="0,375 30,375 30,0 0,0">
          <text:p/>
        </draw:polygon>
        <draw:polygon draw:style-name="gr35" draw:text-style-name="P7" draw:layer="layout" svg:width="0.029cm" svg:height="0.374cm" svg:x="32.991cm" svg:y="18.708cm" svg:viewBox="0 0 30 375" draw:points="0,375 30,375 30,0 0,0">
          <text:p/>
        </draw:polygon>
        <draw:polygon draw:style-name="gr38" draw:text-style-name="P10" draw:layer="layout" svg:width="0.029cm" svg:height="0.374cm" svg:x="33.02cm" svg:y="18.708cm" svg:viewBox="0 0 30 375" draw:points="0,375 30,375 30,0 0,0">
          <text:p/>
        </draw:polygon>
        <draw:polygon draw:style-name="gr38" draw:text-style-name="P10" draw:layer="layout" svg:width="0.029cm" svg:height="0.374cm" svg:x="33.049cm" svg:y="18.708cm" svg:viewBox="0 0 30 375" draw:points="0,375 30,375 30,0 0,0">
          <text:p/>
        </draw:polygon>
        <draw:polygon draw:style-name="gr37" draw:text-style-name="P9" draw:layer="layout" svg:width="0.029cm" svg:height="0.374cm" svg:x="33.079cm" svg:y="18.708cm" svg:viewBox="0 0 30 375" draw:points="0,375 30,375 30,0 0,0">
          <text:p/>
        </draw:polygon>
        <draw:polygon draw:style-name="gr38" draw:text-style-name="P10" draw:layer="layout" svg:width="0.029cm" svg:height="0.374cm" svg:x="33.108cm" svg:y="18.708cm" svg:viewBox="0 0 30 375" draw:points="0,375 30,375 30,0 0,0">
          <text:p/>
        </draw:polygon>
        <draw:polygon draw:style-name="gr36" draw:text-style-name="P8" draw:layer="layout" svg:width="0.029cm" svg:height="0.374cm" svg:x="33.138cm" svg:y="18.708cm" svg:viewBox="0 0 30 375" draw:points="0,375 30,375 30,0 0,0">
          <text:p/>
        </draw:polygon>
        <draw:polygon draw:style-name="gr36" draw:text-style-name="P8" draw:layer="layout" svg:width="0.03cm" svg:height="0.374cm" svg:x="33.167cm" svg:y="18.708cm" svg:viewBox="0 0 31 375" draw:points="0,375 31,375 31,0 0,0">
          <text:p/>
        </draw:polygon>
        <draw:polygon draw:style-name="gr38" draw:text-style-name="P10" draw:layer="layout" svg:width="0.029cm" svg:height="0.374cm" svg:x="33.197cm" svg:y="18.708cm" svg:viewBox="0 0 30 375" draw:points="0,375 30,375 30,0 0,0">
          <text:p/>
        </draw:polygon>
        <draw:polygon draw:style-name="gr36" draw:text-style-name="P8" draw:layer="layout" svg:width="0.029cm" svg:height="0.374cm" svg:x="33.226cm" svg:y="18.708cm" svg:viewBox="0 0 30 375" draw:points="0,375 30,375 30,0 0,0">
          <text:p/>
        </draw:polygon>
        <draw:polygon draw:style-name="gr37" draw:text-style-name="P9" draw:layer="layout" svg:width="0.029cm" svg:height="0.374cm" svg:x="33.255cm" svg:y="18.708cm" svg:viewBox="0 0 30 375" draw:points="0,375 30,375 30,0 0,0">
          <text:p/>
        </draw:polygon>
        <draw:polygon draw:style-name="gr38" draw:text-style-name="P10" draw:layer="layout" svg:width="0.029cm" svg:height="0.374cm" svg:x="33.286cm" svg:y="18.708cm" svg:viewBox="0 0 30 375" draw:points="0,375 30,375 30,0 0,0">
          <text:p/>
        </draw:polygon>
        <draw:polygon draw:style-name="gr36" draw:text-style-name="P8" draw:layer="layout" svg:width="0.029cm" svg:height="0.374cm" svg:x="33.315cm" svg:y="18.708cm" svg:viewBox="0 0 30 375" draw:points="0,375 30,375 30,0 0,0">
          <text:p/>
        </draw:polygon>
        <draw:polygon draw:style-name="gr36" draw:text-style-name="P8" draw:layer="layout" svg:width="0.029cm" svg:height="0.374cm" svg:x="33.344cm" svg:y="18.708cm" svg:viewBox="0 0 30 375" draw:points="0,375 30,375 30,0 0,0">
          <text:p/>
        </draw:polygon>
        <draw:polygon draw:style-name="gr37" draw:text-style-name="P9" draw:layer="layout" svg:width="0.029cm" svg:height="0.374cm" svg:x="33.373cm" svg:y="18.708cm" svg:viewBox="0 0 30 375" draw:points="0,375 30,375 30,0 0,0">
          <text:p/>
        </draw:polygon>
        <draw:polygon draw:style-name="gr35" draw:text-style-name="P7" draw:layer="layout" svg:width="0.029cm" svg:height="0.374cm" svg:x="33.403cm" svg:y="18.708cm" svg:viewBox="0 0 30 375" draw:points="0,375 30,375 30,0 0,0">
          <text:p/>
        </draw:polygon>
        <draw:polygon draw:style-name="gr36" draw:text-style-name="P8" draw:layer="layout" svg:width="0.029cm" svg:height="0.374cm" svg:x="33.432cm" svg:y="18.708cm" svg:viewBox="0 0 30 375" draw:points="0,375 30,375 30,0 0,0">
          <text:p/>
        </draw:polygon>
        <draw:polygon draw:style-name="gr36" draw:text-style-name="P8" draw:layer="layout" svg:width="0.029cm" svg:height="0.374cm" svg:x="33.462cm" svg:y="18.708cm" svg:viewBox="0 0 30 375" draw:points="0,375 30,375 30,0 0,0">
          <text:p/>
        </draw:polygon>
        <draw:polygon draw:style-name="gr37" draw:text-style-name="P9" draw:layer="layout" svg:width="0.03cm" svg:height="0.374cm" svg:x="33.491cm" svg:y="18.708cm" svg:viewBox="0 0 31 375" draw:points="0,375 31,375 31,0 0,0">
          <text:p/>
        </draw:polygon>
        <draw:polygon draw:style-name="gr37" draw:text-style-name="P9" draw:layer="layout" svg:width="0.029cm" svg:height="0.374cm" svg:x="33.521cm" svg:y="18.708cm" svg:viewBox="0 0 30 375" draw:points="0,375 30,375 30,0 0,0">
          <text:p/>
        </draw:polygon>
        <draw:polygon draw:style-name="gr37" draw:text-style-name="P9" draw:layer="layout" svg:width="0.029cm" svg:height="0.374cm" svg:x="33.55cm" svg:y="18.708cm" svg:viewBox="0 0 30 375" draw:points="0,375 30,375 30,0 0,0">
          <text:p/>
        </draw:polygon>
        <draw:polygon draw:style-name="gr36" draw:text-style-name="P8" draw:layer="layout" svg:width="0.03cm" svg:height="0.374cm" svg:x="33.579cm" svg:y="18.708cm" svg:viewBox="0 0 31 375" draw:points="0,375 31,375 31,0 0,0">
          <text:p/>
        </draw:polygon>
        <draw:polygon draw:style-name="gr36" draw:text-style-name="P8" draw:layer="layout" svg:width="0.029cm" svg:height="0.374cm" svg:x="33.61cm" svg:y="18.708cm" svg:viewBox="0 0 30 375" draw:points="0,375 30,375 30,0 0,0">
          <text:p/>
        </draw:polygon>
        <draw:polygon draw:style-name="gr38" draw:text-style-name="P10" draw:layer="layout" svg:width="0.029cm" svg:height="0.374cm" svg:x="33.639cm" svg:y="18.708cm" svg:viewBox="0 0 30 375" draw:points="0,375 30,375 30,0 0,0">
          <text:p/>
        </draw:polygon>
        <draw:polygon draw:style-name="gr36" draw:text-style-name="P8" draw:layer="layout" svg:width="0.029cm" svg:height="0.374cm" svg:x="33.668cm" svg:y="18.708cm" svg:viewBox="0 0 30 375" draw:points="0,375 30,375 30,0 0,0">
          <text:p/>
        </draw:polygon>
        <draw:polygon draw:style-name="gr37" draw:text-style-name="P9" draw:layer="layout" svg:width="0.029cm" svg:height="0.374cm" svg:x="33.698cm" svg:y="18.708cm" svg:viewBox="0 0 30 375" draw:points="0,375 30,375 30,0 0,0">
          <text:p/>
        </draw:polygon>
        <draw:polygon draw:style-name="gr36" draw:text-style-name="P8" draw:layer="layout" svg:width="0.029cm" svg:height="0.374cm" svg:x="33.727cm" svg:y="18.708cm" svg:viewBox="0 0 30 375" draw:points="0,375 30,375 30,0 0,0">
          <text:p/>
        </draw:polygon>
        <draw:polygon draw:style-name="gr37" draw:text-style-name="P9" draw:layer="layout" svg:width="0.029cm" svg:height="0.374cm" svg:x="33.756cm" svg:y="18.708cm" svg:viewBox="0 0 30 375" draw:points="0,375 30,375 30,0 0,0">
          <text:p/>
        </draw:polygon>
        <draw:polygon draw:style-name="gr38" draw:text-style-name="P10" draw:layer="layout" svg:width="0.029cm" svg:height="0.374cm" svg:x="33.786cm" svg:y="18.708cm" svg:viewBox="0 0 30 375" draw:points="0,375 30,375 30,0 0,0">
          <text:p/>
        </draw:polygon>
        <draw:polygon draw:style-name="gr36" draw:text-style-name="P8" draw:layer="layout" svg:width="0.029cm" svg:height="0.374cm" svg:x="33.815cm" svg:y="18.708cm" svg:viewBox="0 0 30 375" draw:points="0,375 30,375 30,0 0,0">
          <text:p/>
        </draw:polygon>
        <draw:polygon draw:style-name="gr36" draw:text-style-name="P8" draw:layer="layout" svg:width="0.029cm" svg:height="0.374cm" svg:x="33.845cm" svg:y="18.708cm" svg:viewBox="0 0 30 375" draw:points="0,375 30,375 30,0 0,0">
          <text:p/>
        </draw:polygon>
        <draw:polygon draw:style-name="gr36" draw:text-style-name="P8" draw:layer="layout" svg:width="0.029cm" svg:height="0.374cm" svg:x="33.874cm" svg:y="18.708cm" svg:viewBox="0 0 30 375" draw:points="0,375 30,375 30,0 0,0">
          <text:p/>
        </draw:polygon>
        <draw:polygon draw:style-name="gr36" draw:text-style-name="P8" draw:layer="layout" svg:width="0.029cm" svg:height="0.374cm" svg:x="33.903cm" svg:y="18.708cm" svg:viewBox="0 0 30 375" draw:points="0,375 30,375 30,0 0,0">
          <text:p/>
        </draw:polygon>
        <draw:polygon draw:style-name="gr36" draw:text-style-name="P8" draw:layer="layout" svg:width="0.03cm" svg:height="0.374cm" svg:x="33.932cm" svg:y="18.708cm" svg:viewBox="0 0 31 375" draw:points="0,375 31,375 31,0 0,0">
          <text:p/>
        </draw:polygon>
        <draw:polygon draw:style-name="gr37" draw:text-style-name="P9" draw:layer="layout" svg:width="0.029cm" svg:height="0.374cm" svg:x="33.963cm" svg:y="18.708cm" svg:viewBox="0 0 30 375" draw:points="0,375 30,375 30,0 0,0">
          <text:p/>
        </draw:polygon>
        <draw:polygon draw:style-name="gr36" draw:text-style-name="P8" draw:layer="layout" svg:width="0.029cm" svg:height="0.374cm" svg:x="33.992cm" svg:y="18.708cm" svg:viewBox="0 0 30 375" draw:points="0,375 30,375 30,0 0,0">
          <text:p/>
        </draw:polygon>
        <draw:polygon draw:style-name="gr36" draw:text-style-name="P8" draw:layer="layout" svg:width="0.032cm" svg:height="0.374cm" svg:x="34.021cm" svg:y="18.708cm" svg:viewBox="0 0 33 375" draw:points="0,375 33,375 33,0 0,0">
          <text:p/>
        </draw:polygon>
        <draw:polygon draw:style-name="gr38" draw:text-style-name="P10" draw:layer="layout" svg:width="0.029cm" svg:height="0.374cm" svg:x="34.051cm" svg:y="18.708cm" svg:viewBox="0 0 30 375" draw:points="0,375 30,375 30,0 0,0">
          <text:p/>
        </draw:polygon>
        <draw:polygon draw:style-name="gr36" draw:text-style-name="P8" draw:layer="layout" svg:width="0.029cm" svg:height="0.374cm" svg:x="34.08cm" svg:y="18.708cm" svg:viewBox="0 0 30 375" draw:points="0,375 30,375 30,0 0,0">
          <text:p/>
        </draw:polygon>
        <draw:polygon draw:style-name="gr37" draw:text-style-name="P9" draw:layer="layout" svg:width="0.029cm" svg:height="0.374cm" svg:x="34.11cm" svg:y="18.708cm" svg:viewBox="0 0 30 375" draw:points="0,375 30,375 30,0 0,0">
          <text:p/>
        </draw:polygon>
        <draw:polygon draw:style-name="gr35" draw:text-style-name="P7" draw:layer="layout" svg:width="0.029cm" svg:height="0.374cm" svg:x="34.14cm" svg:y="18.708cm" svg:viewBox="0 0 30 375" draw:points="0,375 30,375 30,0 0,0">
          <text:p/>
        </draw:polygon>
        <draw:polygon draw:style-name="gr36" draw:text-style-name="P8" draw:layer="layout" svg:width="0.029cm" svg:height="0.374cm" svg:x="34.169cm" svg:y="18.708cm" svg:viewBox="0 0 30 375" draw:points="0,375 30,375 30,0 0,0">
          <text:p/>
        </draw:polygon>
        <draw:polygon draw:style-name="gr36" draw:text-style-name="P8" draw:layer="layout" svg:width="0.029cm" svg:height="0.374cm" svg:x="34.198cm" svg:y="18.708cm" svg:viewBox="0 0 30 375" draw:points="0,375 30,375 30,0 0,0">
          <text:p/>
        </draw:polygon>
        <draw:polygon draw:style-name="gr38" draw:text-style-name="P10" draw:layer="layout" svg:width="0.029cm" svg:height="0.374cm" svg:x="34.256cm" svg:y="18.708cm" svg:viewBox="0 0 30 375" draw:points="0,375 30,375 30,0 0,0">
          <text:p/>
        </draw:polygon>
        <draw:polygon draw:style-name="gr37" draw:text-style-name="P9" draw:layer="layout" svg:width="0.029cm" svg:height="0.374cm" svg:x="34.287cm" svg:y="18.708cm" svg:viewBox="0 0 30 375" draw:points="0,375 30,375 30,0 0,0">
          <text:p/>
        </draw:polygon>
        <draw:polygon draw:style-name="gr36" draw:text-style-name="P8" draw:layer="layout" svg:width="0.029cm" svg:height="0.374cm" svg:x="34.316cm" svg:y="18.708cm" svg:viewBox="0 0 30 375" draw:points="0,375 30,375 30,0 0,0">
          <text:p/>
        </draw:polygon>
        <draw:polygon draw:style-name="gr36" draw:text-style-name="P8" draw:layer="layout" svg:width="0.03cm" svg:height="0.374cm" svg:x="34.345cm" svg:y="18.708cm" svg:viewBox="0 0 31 375" draw:points="0,375 31,375 31,0 0,0">
          <text:p/>
        </draw:polygon>
        <draw:polygon draw:style-name="gr37" draw:text-style-name="P9" draw:layer="layout" svg:width="0.029cm" svg:height="0.374cm" svg:x="34.375cm" svg:y="18.708cm" svg:viewBox="0 0 30 375" draw:points="0,375 30,375 30,0 0,0">
          <text:p/>
        </draw:polygon>
        <draw:polygon draw:style-name="gr38" draw:text-style-name="P10" draw:layer="layout" svg:width="0.029cm" svg:height="0.374cm" svg:x="34.404cm" svg:y="18.708cm" svg:viewBox="0 0 30 375" draw:points="0,375 30,375 30,0 0,0">
          <text:p/>
        </draw:polygon>
        <draw:polygon draw:style-name="gr36" draw:text-style-name="P8" draw:layer="layout" svg:width="0.029cm" svg:height="0.374cm" svg:x="34.433cm" svg:y="18.708cm" svg:viewBox="0 0 30 375" draw:points="0,375 30,375 30,0 0,0">
          <text:p/>
        </draw:polygon>
        <draw:polygon draw:style-name="gr38" draw:text-style-name="P10" draw:layer="layout" svg:width="0.029cm" svg:height="0.374cm" svg:x="34.464cm" svg:y="18.708cm" svg:viewBox="0 0 30 375" draw:points="0,375 30,375 30,0 0,0">
          <text:p/>
        </draw:polygon>
        <draw:polygon draw:style-name="gr37" draw:text-style-name="P9" draw:layer="layout" svg:width="0.029cm" svg:height="0.374cm" svg:x="34.493cm" svg:y="18.708cm" svg:viewBox="0 0 30 375" draw:points="0,375 30,375 30,0 0,0">
          <text:p/>
        </draw:polygon>
        <draw:polygon draw:style-name="gr35" draw:text-style-name="P7" draw:layer="layout" svg:width="0.029cm" svg:height="0.374cm" svg:x="34.522cm" svg:y="18.708cm" svg:viewBox="0 0 30 375" draw:points="0,375 30,375 30,0 0,0">
          <text:p/>
        </draw:polygon>
        <draw:polygon draw:style-name="gr37" draw:text-style-name="P9" draw:layer="layout" svg:width="0.029cm" svg:height="0.374cm" svg:x="34.551cm" svg:y="18.708cm" svg:viewBox="0 0 30 375" draw:points="0,375 30,375 30,0 0,0">
          <text:p/>
        </draw:polygon>
        <draw:polygon draw:style-name="gr36" draw:text-style-name="P8" draw:layer="layout" svg:width="0.029cm" svg:height="0.374cm" svg:x="34.581cm" svg:y="18.708cm" svg:viewBox="0 0 30 375" draw:points="0,375 30,375 30,0 0,0">
          <text:p/>
        </draw:polygon>
        <draw:polygon draw:style-name="gr37" draw:text-style-name="P9" draw:layer="layout" svg:width="0.029cm" svg:height="0.374cm" svg:x="34.611cm" svg:y="18.708cm" svg:viewBox="0 0 30 375" draw:points="0,375 30,375 30,0 0,0">
          <text:p/>
        </draw:polygon>
        <draw:polygon draw:style-name="gr37" draw:text-style-name="P9" draw:layer="layout" svg:width="0.029cm" svg:height="0.374cm" svg:x="34.64cm" svg:y="18.708cm" svg:viewBox="0 0 30 375" draw:points="0,375 30,375 30,0 0,0">
          <text:p/>
        </draw:polygon>
        <draw:polygon draw:style-name="gr36" draw:text-style-name="P8" draw:layer="layout" svg:width="0.029cm" svg:height="0.374cm" svg:x="34.669cm" svg:y="18.708cm" svg:viewBox="0 0 30 375" draw:points="0,375 30,375 30,0 0,0">
          <text:p/>
        </draw:polygon>
        <draw:polygon draw:style-name="gr37" draw:text-style-name="P9" draw:layer="layout" svg:width="0.029cm" svg:height="0.374cm" svg:x="34.699cm" svg:y="18.708cm" svg:viewBox="0 0 30 375" draw:points="0,375 30,375 30,0 0,0">
          <text:p/>
        </draw:polygon>
        <draw:polygon draw:style-name="gr37" draw:text-style-name="P9" draw:layer="layout" svg:width="0.029cm" svg:height="0.374cm" svg:x="34.728cm" svg:y="18.708cm" svg:viewBox="0 0 30 375" draw:points="0,375 30,375 30,0 0,0">
          <text:p/>
        </draw:polygon>
        <draw:polygon draw:style-name="gr38" draw:text-style-name="P10" draw:layer="layout" svg:width="0.029cm" svg:height="0.374cm" svg:x="34.757cm" svg:y="18.708cm" svg:viewBox="0 0 30 375" draw:points="0,375 30,375 30,0 0,0">
          <text:p/>
        </draw:polygon>
        <draw:polygon draw:style-name="gr36" draw:text-style-name="P8" draw:layer="layout" svg:width="0.03cm" svg:height="0.374cm" svg:x="34.787cm" svg:y="18.708cm" svg:viewBox="0 0 31 375" draw:points="0,375 31,375 31,0 0,0">
          <text:p/>
        </draw:polygon>
        <draw:polygon draw:style-name="gr35" draw:text-style-name="P7" draw:layer="layout" svg:width="0.029cm" svg:height="0.374cm" svg:x="34.817cm" svg:y="18.708cm" svg:viewBox="0 0 30 375" draw:points="0,375 30,375 30,0 0,0">
          <text:p/>
        </draw:polygon>
        <draw:polygon draw:style-name="gr35" draw:text-style-name="P7" draw:layer="layout" svg:width="0.029cm" svg:height="0.374cm" svg:x="34.846cm" svg:y="18.708cm" svg:viewBox="0 0 30 375" draw:points="0,375 30,375 30,0 0,0">
          <text:p/>
        </draw:polygon>
        <draw:polygon draw:style-name="gr37" draw:text-style-name="P9" draw:layer="layout" svg:width="0.029cm" svg:height="0.374cm" svg:x="34.875cm" svg:y="18.708cm" svg:viewBox="0 0 30 375" draw:points="0,375 30,375 30,0 0,0">
          <text:p/>
        </draw:polygon>
        <draw:polygon draw:style-name="gr36" draw:text-style-name="P8" draw:layer="layout" svg:width="0.029cm" svg:height="0.374cm" svg:x="34.905cm" svg:y="18.708cm" svg:viewBox="0 0 30 375" draw:points="0,375 30,375 30,0 0,0">
          <text:p/>
        </draw:polygon>
        <draw:polygon draw:style-name="gr35" draw:text-style-name="P7" draw:layer="layout" svg:width="0.029cm" svg:height="0.374cm" svg:x="34.964cm" svg:y="18.708cm" svg:viewBox="0 0 30 375" draw:points="0,375 30,375 30,0 0,0">
          <text:p/>
        </draw:polygon>
        <draw:polygon draw:style-name="gr36" draw:text-style-name="P8" draw:layer="layout" svg:width="0.029cm" svg:height="0.374cm" svg:x="34.993cm" svg:y="18.708cm" svg:viewBox="0 0 30 375" draw:points="0,375 30,375 30,0 0,0">
          <text:p/>
        </draw:polygon>
        <draw:polygon draw:style-name="gr35" draw:text-style-name="P7" draw:layer="layout" svg:width="0.029cm" svg:height="0.374cm" svg:x="35.023cm" svg:y="18.708cm" svg:viewBox="0 0 30 375" draw:points="0,375 30,375 30,0 0,0">
          <text:p/>
        </draw:polygon>
        <draw:polygon draw:style-name="gr36" draw:text-style-name="P8" draw:layer="layout" svg:width="0.029cm" svg:height="0.374cm" svg:x="35.052cm" svg:y="18.708cm" svg:viewBox="0 0 30 375" draw:points="0,375 30,375 30,0 0,0">
          <text:p/>
        </draw:polygon>
        <draw:polygon draw:style-name="gr38" draw:text-style-name="P10" draw:layer="layout" svg:width="0.029cm" svg:height="0.374cm" svg:x="35.081cm" svg:y="18.708cm" svg:viewBox="0 0 30 375" draw:points="0,375 30,375 30,0 0,0">
          <text:p/>
        </draw:polygon>
        <draw:polygon draw:style-name="gr38" draw:text-style-name="P10" draw:layer="layout" svg:width="0.029cm" svg:height="0.374cm" svg:x="35.111cm" svg:y="18.708cm" svg:viewBox="0 0 30 375" draw:points="0,375 30,375 30,0 0,0">
          <text:p/>
        </draw:polygon>
        <draw:polygon draw:style-name="gr38" draw:text-style-name="P10" draw:layer="layout" svg:width="0.029cm" svg:height="0.374cm" svg:x="35.141cm" svg:y="18.708cm" svg:viewBox="0 0 30 375" draw:points="0,375 30,375 30,0 0,0">
          <text:p/>
        </draw:polygon>
        <draw:polygon draw:style-name="gr37" draw:text-style-name="P9" draw:layer="layout" svg:width="0.029cm" svg:height="0.374cm" svg:x="35.17cm" svg:y="18.708cm" svg:viewBox="0 0 30 375" draw:points="0,375 30,375 30,0 0,0">
          <text:p/>
        </draw:polygon>
        <draw:polygon draw:style-name="gr35" draw:text-style-name="P7" draw:layer="layout" svg:width="0.03cm" svg:height="0.374cm" svg:x="34.741cm" svg:y="18.708cm" svg:viewBox="0 0 31 375" draw:points="0,375 31,375 31,0 0,0">
          <text:p/>
        </draw:polygon>
        <draw:polygon draw:style-name="gr35" draw:text-style-name="P7" draw:layer="layout" svg:width="0.028cm" svg:height="0.374cm" svg:x="34.771cm" svg:y="18.708cm" svg:viewBox="0 0 29 375" draw:points="0,375 29,375 29,0 0,0">
          <text:p/>
        </draw:polygon>
        <draw:polygon draw:style-name="gr35" draw:text-style-name="P7" draw:layer="layout" svg:width="0.026cm" svg:height="0.374cm" svg:x="18.95cm" svg:y="17.96cm" svg:viewBox="0 0 27 375" draw:points="0,375 27,375 27,0 0,0">
          <text:p/>
        </draw:polygon>
        <draw:polygon draw:style-name="gr36" draw:text-style-name="P8" draw:layer="layout" svg:width="0.026cm" svg:height="0.374cm" svg:x="18.978cm" svg:y="17.96cm" svg:viewBox="0 0 27 375" draw:points="0,375 27,375 27,0 0,0">
          <text:p/>
        </draw:polygon>
        <draw:polygon draw:style-name="gr37" draw:text-style-name="P9" draw:layer="layout" svg:width="0.026cm" svg:height="0.374cm" svg:x="19.004cm" svg:y="17.96cm" svg:viewBox="0 0 27 375" draw:points="0,375 27,375 27,0 0,0">
          <text:p/>
        </draw:polygon>
        <draw:polygon draw:style-name="gr38" draw:text-style-name="P10" draw:layer="layout" svg:width="0.029cm" svg:height="0.374cm" svg:x="19.031cm" svg:y="17.96cm" svg:viewBox="0 0 30 375" draw:points="0,375 30,375 30,0 0,0">
          <text:p/>
        </draw:polygon>
        <draw:polygon draw:style-name="gr37" draw:text-style-name="P9" draw:layer="layout" svg:width="0.029cm" svg:height="0.374cm" svg:x="19.06cm" svg:y="17.96cm" svg:viewBox="0 0 30 375" draw:points="0,375 30,375 30,0 0,0">
          <text:p/>
        </draw:polygon>
        <draw:polygon draw:style-name="gr38" draw:text-style-name="P10" draw:layer="layout" svg:width="0.029cm" svg:height="0.374cm" svg:x="19.09cm" svg:y="17.96cm" svg:viewBox="0 0 30 375" draw:points="0,375 30,375 30,0 0,0">
          <text:p/>
        </draw:polygon>
        <draw:polygon draw:style-name="gr38" draw:text-style-name="P10" draw:layer="layout" svg:width="0.029cm" svg:height="0.374cm" svg:x="19.119cm" svg:y="17.96cm" svg:viewBox="0 0 30 375" draw:points="0,375 30,375 30,0 0,0">
          <text:p/>
        </draw:polygon>
        <draw:polygon draw:style-name="gr36" draw:text-style-name="P8" draw:layer="layout" svg:width="0.029cm" svg:height="0.374cm" svg:x="19.148cm" svg:y="17.96cm" svg:viewBox="0 0 30 375" draw:points="0,375 30,375 30,0 0,0">
          <text:p/>
        </draw:polygon>
        <draw:polygon draw:style-name="gr37" draw:text-style-name="P9" draw:layer="layout" svg:width="0.029cm" svg:height="0.374cm" svg:x="19.177cm" svg:y="17.96cm" svg:viewBox="0 0 30 375" draw:points="0,375 30,375 30,0 0,0">
          <text:p/>
        </draw:polygon>
        <draw:polygon draw:style-name="gr38" draw:text-style-name="P10" draw:layer="layout" svg:width="0.03cm" svg:height="0.374cm" svg:x="19.207cm" svg:y="17.96cm" svg:viewBox="0 0 31 375" draw:points="0,375 31,375 31,0 0,0">
          <text:p/>
        </draw:polygon>
        <draw:polygon draw:style-name="gr38" draw:text-style-name="P10" draw:layer="layout" svg:width="0.029cm" svg:height="0.374cm" svg:x="19.237cm" svg:y="17.96cm" svg:viewBox="0 0 30 375" draw:points="0,375 30,375 30,0 0,0">
          <text:p/>
        </draw:polygon>
        <draw:polygon draw:style-name="gr36" draw:text-style-name="P8" draw:layer="layout" svg:width="0.029cm" svg:height="0.374cm" svg:x="19.266cm" svg:y="17.96cm" svg:viewBox="0 0 30 375" draw:points="0,375 30,375 30,0 0,0">
          <text:p/>
        </draw:polygon>
        <draw:polygon draw:style-name="gr37" draw:text-style-name="P9" draw:layer="layout" svg:width="0.03cm" svg:height="0.374cm" svg:x="19.295cm" svg:y="17.96cm" svg:viewBox="0 0 31 375" draw:points="0,375 31,375 31,0 0,0">
          <text:p/>
        </draw:polygon>
        <draw:polygon draw:style-name="gr37" draw:text-style-name="P9" draw:layer="layout" svg:width="0.029cm" svg:height="0.374cm" svg:x="19.325cm" svg:y="17.96cm" svg:viewBox="0 0 30 375" draw:points="0,375 30,375 30,0 0,0">
          <text:p/>
        </draw:polygon>
        <draw:polygon draw:style-name="gr36" draw:text-style-name="P8" draw:layer="layout" svg:width="0.029cm" svg:height="0.374cm" svg:x="19.355cm" svg:y="17.96cm" svg:viewBox="0 0 30 375" draw:points="0,375 30,375 30,0 0,0">
          <text:p/>
        </draw:polygon>
        <draw:polygon draw:style-name="gr36" draw:text-style-name="P8" draw:layer="layout" svg:width="0.029cm" svg:height="0.374cm" svg:x="19.384cm" svg:y="17.96cm" svg:viewBox="0 0 30 375" draw:points="0,375 30,375 30,0 0,0">
          <text:p/>
        </draw:polygon>
        <draw:polygon draw:style-name="gr37" draw:text-style-name="P9" draw:layer="layout" svg:width="0.029cm" svg:height="0.374cm" svg:x="19.414cm" svg:y="17.96cm" svg:viewBox="0 0 30 375" draw:points="0,375 30,375 30,0 0,0">
          <text:p/>
        </draw:polygon>
        <draw:polygon draw:style-name="gr36" draw:text-style-name="P8" draw:layer="layout" svg:width="0.029cm" svg:height="0.374cm" svg:x="19.443cm" svg:y="17.96cm" svg:viewBox="0 0 30 375" draw:points="0,375 30,375 30,0 0,0">
          <text:p/>
        </draw:polygon>
        <draw:polygon draw:style-name="gr38" draw:text-style-name="P10" draw:layer="layout" svg:width="0.029cm" svg:height="0.374cm" svg:x="19.472cm" svg:y="17.96cm" svg:viewBox="0 0 30 375" draw:points="0,375 30,375 30,0 0,0">
          <text:p/>
        </draw:polygon>
        <draw:polygon draw:style-name="gr36" draw:text-style-name="P8" draw:layer="layout" svg:width="0.029cm" svg:height="0.374cm" svg:x="19.501cm" svg:y="17.96cm" svg:viewBox="0 0 30 375" draw:points="0,375 30,375 30,0 0,0">
          <text:p/>
        </draw:polygon>
        <draw:polygon draw:style-name="gr37" draw:text-style-name="P9" draw:layer="layout" svg:width="0.029cm" svg:height="0.374cm" svg:x="19.532cm" svg:y="17.96cm" svg:viewBox="0 0 30 375" draw:points="0,375 30,375 30,0 0,0">
          <text:p/>
        </draw:polygon>
        <draw:polygon draw:style-name="gr37" draw:text-style-name="P9" draw:layer="layout" svg:width="0.029cm" svg:height="0.374cm" svg:x="19.561cm" svg:y="17.96cm" svg:viewBox="0 0 30 375" draw:points="0,375 30,375 30,0 0,0">
          <text:p/>
        </draw:polygon>
        <draw:polygon draw:style-name="gr37" draw:text-style-name="P9" draw:layer="layout" svg:width="0.029cm" svg:height="0.374cm" svg:x="19.59cm" svg:y="17.96cm" svg:viewBox="0 0 30 375" draw:points="0,375 30,375 30,0 0,0">
          <text:p/>
        </draw:polygon>
        <draw:polygon draw:style-name="gr38" draw:text-style-name="P10" draw:layer="layout" svg:width="0.029cm" svg:height="0.374cm" svg:x="19.619cm" svg:y="17.96cm" svg:viewBox="0 0 30 375" draw:points="0,375 30,375 30,0 0,0">
          <text:p/>
        </draw:polygon>
        <draw:polygon draw:style-name="gr36" draw:text-style-name="P8" draw:layer="layout" svg:width="0.029cm" svg:height="0.374cm" svg:x="19.649cm" svg:y="17.96cm" svg:viewBox="0 0 30 375" draw:points="0,375 30,375 30,0 0,0">
          <text:p/>
        </draw:polygon>
        <draw:polygon draw:style-name="gr37" draw:text-style-name="P9" draw:layer="layout" svg:width="0.029cm" svg:height="0.374cm" svg:x="19.679cm" svg:y="17.96cm" svg:viewBox="0 0 30 375" draw:points="0,375 30,375 30,0 0,0">
          <text:p/>
        </draw:polygon>
        <draw:polygon draw:style-name="gr37" draw:text-style-name="P9" draw:layer="layout" svg:width="0.03cm" svg:height="0.374cm" svg:x="19.708cm" svg:y="17.96cm" svg:viewBox="0 0 31 375" draw:points="0,375 31,375 31,0 0,0">
          <text:p/>
        </draw:polygon>
        <draw:polygon draw:style-name="gr36" draw:text-style-name="P8" draw:layer="layout" svg:width="0.029cm" svg:height="0.374cm" svg:x="19.738cm" svg:y="17.96cm" svg:viewBox="0 0 30 375" draw:points="0,375 30,375 30,0 0,0">
          <text:p/>
        </draw:polygon>
        <draw:polygon draw:style-name="gr36" draw:text-style-name="P8" draw:layer="layout" svg:width="0.029cm" svg:height="0.374cm" svg:x="19.767cm" svg:y="17.96cm" svg:viewBox="0 0 30 375" draw:points="0,375 30,375 30,0 0,0">
          <text:p/>
        </draw:polygon>
        <draw:polygon draw:style-name="gr36" draw:text-style-name="P8" draw:layer="layout" svg:width="0.029cm" svg:height="0.374cm" svg:x="19.796cm" svg:y="17.96cm" svg:viewBox="0 0 30 375" draw:points="0,375 30,375 30,0 0,0">
          <text:p/>
        </draw:polygon>
        <draw:polygon draw:style-name="gr38" draw:text-style-name="P10" draw:layer="layout" svg:width="0.029cm" svg:height="0.374cm" svg:x="19.825cm" svg:y="17.96cm" svg:viewBox="0 0 30 375" draw:points="0,375 30,375 30,0 0,0">
          <text:p/>
        </draw:polygon>
        <draw:polygon draw:style-name="gr37" draw:text-style-name="P9" draw:layer="layout" svg:width="0.029cm" svg:height="0.374cm" svg:x="19.856cm" svg:y="17.96cm" svg:viewBox="0 0 30 375" draw:points="0,375 30,375 30,0 0,0">
          <text:p/>
        </draw:polygon>
        <draw:polygon draw:style-name="gr36" draw:text-style-name="P8" draw:layer="layout" svg:width="0.029cm" svg:height="0.374cm" svg:x="19.885cm" svg:y="17.96cm" svg:viewBox="0 0 30 375" draw:points="0,375 30,375 30,0 0,0">
          <text:p/>
        </draw:polygon>
        <draw:polygon draw:style-name="gr35" draw:text-style-name="P7" draw:layer="layout" svg:width="0.029cm" svg:height="0.374cm" svg:x="19.914cm" svg:y="17.96cm" svg:viewBox="0 0 30 375" draw:points="0,375 30,375 30,0 0,0">
          <text:p/>
        </draw:polygon>
        <draw:polygon draw:style-name="gr36" draw:text-style-name="P8" draw:layer="layout" svg:width="0.029cm" svg:height="0.374cm" svg:x="19.943cm" svg:y="17.96cm" svg:viewBox="0 0 30 375" draw:points="0,375 30,375 30,0 0,0">
          <text:p/>
        </draw:polygon>
        <draw:polygon draw:style-name="gr36" draw:text-style-name="P8" draw:layer="layout" svg:width="0.029cm" svg:height="0.374cm" svg:x="19.973cm" svg:y="17.96cm" svg:viewBox="0 0 30 375" draw:points="0,375 30,375 30,0 0,0">
          <text:p/>
        </draw:polygon>
        <draw:polygon draw:style-name="gr37" draw:text-style-name="P9" draw:layer="layout" svg:width="0.029cm" svg:height="0.374cm" svg:x="20.003cm" svg:y="17.96cm" svg:viewBox="0 0 30 375" draw:points="0,375 30,375 30,0 0,0">
          <text:p/>
        </draw:polygon>
        <draw:polygon draw:style-name="gr37" draw:text-style-name="P9" draw:layer="layout" svg:width="0.029cm" svg:height="0.374cm" svg:x="20.032cm" svg:y="17.96cm" svg:viewBox="0 0 30 375" draw:points="0,375 30,375 30,0 0,0">
          <text:p/>
        </draw:polygon>
        <draw:polygon draw:style-name="gr36" draw:text-style-name="P8" draw:layer="layout" svg:width="0.03cm" svg:height="0.374cm" svg:x="20.061cm" svg:y="17.96cm" svg:viewBox="0 0 31 375" draw:points="0,375 31,375 31,0 0,0">
          <text:p/>
        </draw:polygon>
        <draw:polygon draw:style-name="gr37" draw:text-style-name="P9" draw:layer="layout" svg:width="0.029cm" svg:height="0.374cm" svg:x="20.091cm" svg:y="17.96cm" svg:viewBox="0 0 30 375" draw:points="0,375 30,375 30,0 0,0">
          <text:p/>
        </draw:polygon>
        <draw:polygon draw:style-name="gr37" draw:text-style-name="P9" draw:layer="layout" svg:width="0.029cm" svg:height="0.374cm" svg:x="20.12cm" svg:y="17.96cm" svg:viewBox="0 0 30 375" draw:points="0,375 30,375 30,0 0,0">
          <text:p/>
        </draw:polygon>
        <draw:polygon draw:style-name="gr35" draw:text-style-name="P7" draw:layer="layout" svg:width="0.03cm" svg:height="0.374cm" svg:x="20.149cm" svg:y="17.96cm" svg:viewBox="0 0 31 375" draw:points="0,375 31,375 31,0 0,0">
          <text:p/>
        </draw:polygon>
        <draw:polygon draw:style-name="gr37" draw:text-style-name="P9" draw:layer="layout" svg:width="0.029cm" svg:height="0.374cm" svg:x="20.18cm" svg:y="17.96cm" svg:viewBox="0 0 30 375" draw:points="0,375 30,375 30,0 0,0">
          <text:p/>
        </draw:polygon>
        <draw:polygon draw:style-name="gr35" draw:text-style-name="P7" draw:layer="layout" svg:width="0.029cm" svg:height="0.374cm" svg:x="20.209cm" svg:y="17.96cm" svg:viewBox="0 0 30 375" draw:points="0,375 30,375 30,0 0,0">
          <text:p/>
        </draw:polygon>
        <draw:polygon draw:style-name="gr36" draw:text-style-name="P8" draw:layer="layout" svg:width="0.029cm" svg:height="0.374cm" svg:x="20.238cm" svg:y="17.96cm" svg:viewBox="0 0 30 375" draw:points="0,375 30,375 30,0 0,0">
          <text:p/>
        </draw:polygon>
        <draw:polygon draw:style-name="gr37" draw:text-style-name="P9" draw:layer="layout" svg:width="0.029cm" svg:height="0.374cm" svg:x="20.267cm" svg:y="17.96cm" svg:viewBox="0 0 30 375" draw:points="0,375 30,375 30,0 0,0">
          <text:p/>
        </draw:polygon>
        <draw:polygon draw:style-name="gr36" draw:text-style-name="P8" draw:layer="layout" svg:width="0.029cm" svg:height="0.374cm" svg:x="20.297cm" svg:y="17.96cm" svg:viewBox="0 0 30 375" draw:points="0,375 30,375 30,0 0,0">
          <text:p/>
        </draw:polygon>
        <draw:polygon draw:style-name="gr36" draw:text-style-name="P8" draw:layer="layout" svg:width="0.029cm" svg:height="0.374cm" svg:x="20.326cm" svg:y="17.96cm" svg:viewBox="0 0 30 375" draw:points="0,375 30,375 30,0 0,0">
          <text:p/>
        </draw:polygon>
        <draw:polygon draw:style-name="gr37" draw:text-style-name="P9" draw:layer="layout" svg:width="0.029cm" svg:height="0.374cm" svg:x="20.356cm" svg:y="17.96cm" svg:viewBox="0 0 30 375" draw:points="0,375 30,375 30,0 0,0">
          <text:p/>
        </draw:polygon>
        <draw:polygon draw:style-name="gr38" draw:text-style-name="P10" draw:layer="layout" svg:width="0.029cm" svg:height="0.374cm" svg:x="20.385cm" svg:y="17.96cm" svg:viewBox="0 0 30 375" draw:points="0,375 30,375 30,0 0,0">
          <text:p/>
        </draw:polygon>
        <draw:polygon draw:style-name="gr37" draw:text-style-name="P9" draw:layer="layout" svg:width="0.029cm" svg:height="0.374cm" svg:x="20.415cm" svg:y="17.96cm" svg:viewBox="0 0 30 375" draw:points="0,375 30,375 30,0 0,0">
          <text:p/>
        </draw:polygon>
        <draw:polygon draw:style-name="gr36" draw:text-style-name="P8" draw:layer="layout" svg:width="0.029cm" svg:height="0.374cm" svg:x="20.444cm" svg:y="17.96cm" svg:viewBox="0 0 30 375" draw:points="0,375 30,375 30,0 0,0">
          <text:p/>
        </draw:polygon>
        <draw:polygon draw:style-name="gr38" draw:text-style-name="P10" draw:layer="layout" svg:width="0.029cm" svg:height="0.374cm" svg:x="20.473cm" svg:y="17.96cm" svg:viewBox="0 0 30 375" draw:points="0,375 30,375 30,0 0,0">
          <text:p/>
        </draw:polygon>
        <draw:polygon draw:style-name="gr37" draw:text-style-name="P9" draw:layer="layout" svg:width="0.03cm" svg:height="0.374cm" svg:x="20.502cm" svg:y="17.96cm" svg:viewBox="0 0 31 375" draw:points="0,375 31,375 31,0 0,0">
          <text:p/>
        </draw:polygon>
        <draw:polygon draw:style-name="gr36" draw:text-style-name="P8" draw:layer="layout" svg:width="0.029cm" svg:height="0.374cm" svg:x="20.533cm" svg:y="17.96cm" svg:viewBox="0 0 30 375" draw:points="0,375 30,375 30,0 0,0">
          <text:p/>
        </draw:polygon>
        <draw:polygon draw:style-name="gr37" draw:text-style-name="P9" draw:layer="layout" svg:width="0.029cm" svg:height="0.374cm" svg:x="20.562cm" svg:y="17.96cm" svg:viewBox="0 0 30 375" draw:points="0,375 30,375 30,0 0,0">
          <text:p/>
        </draw:polygon>
        <draw:polygon draw:style-name="gr37" draw:text-style-name="P9" draw:layer="layout" svg:width="0.029cm" svg:height="0.374cm" svg:x="20.592cm" svg:y="17.96cm" svg:viewBox="0 0 30 375" draw:points="0,375 30,375 30,0 0,0">
          <text:p/>
        </draw:polygon>
        <draw:polygon draw:style-name="gr37" draw:text-style-name="P9" draw:layer="layout" svg:width="0.029cm" svg:height="0.374cm" svg:x="20.621cm" svg:y="17.96cm" svg:viewBox="0 0 30 375" draw:points="0,375 30,375 30,0 0,0">
          <text:p/>
        </draw:polygon>
        <draw:polygon draw:style-name="gr36" draw:text-style-name="P8" draw:layer="layout" svg:width="0.029cm" svg:height="0.374cm" svg:x="20.65cm" svg:y="17.96cm" svg:viewBox="0 0 30 375" draw:points="0,375 30,375 30,0 0,0">
          <text:p/>
        </draw:polygon>
        <draw:polygon draw:style-name="gr36" draw:text-style-name="P8" draw:layer="layout" svg:width="0.029cm" svg:height="0.374cm" svg:x="20.68cm" svg:y="17.96cm" svg:viewBox="0 0 30 375" draw:points="0,375 30,375 30,0 0,0">
          <text:p/>
        </draw:polygon>
        <draw:polygon draw:style-name="gr36" draw:text-style-name="P8" draw:layer="layout" svg:width="0.029cm" svg:height="0.374cm" svg:x="20.71cm" svg:y="17.96cm" svg:viewBox="0 0 30 375" draw:points="0,375 30,375 30,0 0,0">
          <text:p/>
        </draw:polygon>
        <draw:polygon draw:style-name="gr36" draw:text-style-name="P8" draw:layer="layout" svg:width="0.029cm" svg:height="0.374cm" svg:x="20.739cm" svg:y="17.96cm" svg:viewBox="0 0 30 375" draw:points="0,375 30,375 30,0 0,0">
          <text:p/>
        </draw:polygon>
        <draw:polygon draw:style-name="gr38" draw:text-style-name="P10" draw:layer="layout" svg:width="0.029cm" svg:height="0.374cm" svg:x="20.768cm" svg:y="17.96cm" svg:viewBox="0 0 30 375" draw:points="0,375 30,375 30,0 0,0">
          <text:p/>
        </draw:polygon>
        <draw:polygon draw:style-name="gr37" draw:text-style-name="P9" draw:layer="layout" svg:width="0.029cm" svg:height="0.374cm" svg:x="20.797cm" svg:y="17.96cm" svg:viewBox="0 0 30 375" draw:points="0,375 30,375 30,0 0,0">
          <text:p/>
        </draw:polygon>
        <draw:polygon draw:style-name="gr37" draw:text-style-name="P9" draw:layer="layout" svg:width="0.03cm" svg:height="0.374cm" svg:x="20.826cm" svg:y="17.96cm" svg:viewBox="0 0 31 375" draw:points="0,375 31,375 31,0 0,0">
          <text:p/>
        </draw:polygon>
        <draw:polygon draw:style-name="gr37" draw:text-style-name="P9" draw:layer="layout" svg:width="0.029cm" svg:height="0.374cm" svg:x="20.857cm" svg:y="17.96cm" svg:viewBox="0 0 30 375" draw:points="0,375 30,375 30,0 0,0">
          <text:p/>
        </draw:polygon>
        <draw:polygon draw:style-name="gr36" draw:text-style-name="P8" draw:layer="layout" svg:width="0.029cm" svg:height="0.374cm" svg:x="20.886cm" svg:y="17.96cm" svg:viewBox="0 0 30 375" draw:points="0,375 30,375 30,0 0,0">
          <text:p/>
        </draw:polygon>
        <draw:polygon draw:style-name="gr37" draw:text-style-name="P9" draw:layer="layout" svg:width="0.03cm" svg:height="0.374cm" svg:x="20.915cm" svg:y="17.96cm" svg:viewBox="0 0 31 375" draw:points="0,375 31,375 31,0 0,0">
          <text:p/>
        </draw:polygon>
        <draw:polygon draw:style-name="gr38" draw:text-style-name="P10" draw:layer="layout" svg:width="0.029cm" svg:height="0.374cm" svg:x="20.945cm" svg:y="17.96cm" svg:viewBox="0 0 30 375" draw:points="0,375 30,375 30,0 0,0">
          <text:p/>
        </draw:polygon>
        <draw:polygon draw:style-name="gr37" draw:text-style-name="P9" draw:layer="layout" svg:width="0.029cm" svg:height="0.374cm" svg:x="20.974cm" svg:y="17.96cm" svg:viewBox="0 0 30 375" draw:points="0,375 30,375 30,0 0,0">
          <text:p/>
        </draw:polygon>
        <draw:polygon draw:style-name="gr36" draw:text-style-name="P8" draw:layer="layout" svg:width="0.029cm" svg:height="0.374cm" svg:x="21.004cm" svg:y="17.96cm" svg:viewBox="0 0 30 375" draw:points="0,375 30,375 30,0 0,0">
          <text:p/>
        </draw:polygon>
        <draw:polygon draw:style-name="gr36" draw:text-style-name="P8" draw:layer="layout" svg:width="0.029cm" svg:height="0.374cm" svg:x="21.034cm" svg:y="17.96cm" svg:viewBox="0 0 30 375" draw:points="0,375 30,375 30,0 0,0">
          <text:p/>
        </draw:polygon>
        <draw:polygon draw:style-name="gr38" draw:text-style-name="P10" draw:layer="layout" svg:width="0.029cm" svg:height="0.374cm" svg:x="21.063cm" svg:y="17.96cm" svg:viewBox="0 0 30 375" draw:points="0,375 30,375 30,0 0,0">
          <text:p/>
        </draw:polygon>
        <draw:polygon draw:style-name="gr38" draw:text-style-name="P10" draw:layer="layout" svg:width="0.029cm" svg:height="0.374cm" svg:x="21.092cm" svg:y="17.96cm" svg:viewBox="0 0 30 375" draw:points="0,375 30,375 30,0 0,0">
          <text:p/>
        </draw:polygon>
        <draw:polygon draw:style-name="gr36" draw:text-style-name="P8" draw:layer="layout" svg:width="0.029cm" svg:height="0.374cm" svg:x="21.121cm" svg:y="17.96cm" svg:viewBox="0 0 30 375" draw:points="0,375 30,375 30,0 0,0">
          <text:p/>
        </draw:polygon>
        <draw:polygon draw:style-name="gr36" draw:text-style-name="P8" draw:layer="layout" svg:width="0.029cm" svg:height="0.374cm" svg:x="21.152cm" svg:y="17.96cm" svg:viewBox="0 0 30 375" draw:points="0,375 30,375 30,0 0,0">
          <text:p/>
        </draw:polygon>
        <draw:polygon draw:style-name="gr35" draw:text-style-name="P7" draw:layer="layout" svg:width="0.029cm" svg:height="0.374cm" svg:x="21.181cm" svg:y="17.96cm" svg:viewBox="0 0 30 375" draw:points="0,375 30,375 30,0 0,0">
          <text:p/>
        </draw:polygon>
        <draw:polygon draw:style-name="gr35" draw:text-style-name="P7" draw:layer="layout" svg:width="0.029cm" svg:height="0.374cm" svg:x="21.21cm" svg:y="17.96cm" svg:viewBox="0 0 30 375" draw:points="0,375 30,375 30,0 0,0">
          <text:p/>
        </draw:polygon>
        <draw:polygon draw:style-name="gr35" draw:text-style-name="P7" draw:layer="layout" svg:width="0.029cm" svg:height="0.374cm" svg:x="21.239cm" svg:y="17.96cm" svg:viewBox="0 0 30 375" draw:points="0,375 30,375 30,0 0,0">
          <text:p/>
        </draw:polygon>
        <draw:polygon draw:style-name="gr36" draw:text-style-name="P8" draw:layer="layout" svg:width="0.029cm" svg:height="0.374cm" svg:x="21.269cm" svg:y="17.96cm" svg:viewBox="0 0 30 375" draw:points="0,375 30,375 30,0 0,0">
          <text:p/>
        </draw:polygon>
        <draw:polygon draw:style-name="gr36" draw:text-style-name="P8" draw:layer="layout" svg:width="0.029cm" svg:height="0.374cm" svg:x="21.298cm" svg:y="17.96cm" svg:viewBox="0 0 30 375" draw:points="0,375 30,375 30,0 0,0">
          <text:p/>
        </draw:polygon>
        <draw:polygon draw:style-name="gr35" draw:text-style-name="P7" draw:layer="layout" svg:width="0.029cm" svg:height="0.374cm" svg:x="21.328cm" svg:y="17.96cm" svg:viewBox="0 0 30 375" draw:points="0,375 30,375 30,0 0,0">
          <text:p/>
        </draw:polygon>
        <draw:polygon draw:style-name="gr35" draw:text-style-name="P7" draw:layer="layout" svg:width="0.03cm" svg:height="0.374cm" svg:x="21.357cm" svg:y="17.96cm" svg:viewBox="0 0 31 375" draw:points="0,375 31,375 31,0 0,0">
          <text:p/>
        </draw:polygon>
        <draw:polygon draw:style-name="gr35" draw:text-style-name="P7" draw:layer="layout" svg:width="0.029cm" svg:height="0.374cm" svg:x="21.387cm" svg:y="17.96cm" svg:viewBox="0 0 30 375" draw:points="0,375 30,375 30,0 0,0">
          <text:p/>
        </draw:polygon>
        <draw:polygon draw:style-name="gr36" draw:text-style-name="P8" draw:layer="layout" svg:width="0.029cm" svg:height="0.374cm" svg:x="21.416cm" svg:y="17.96cm" svg:viewBox="0 0 30 375" draw:points="0,375 30,375 30,0 0,0">
          <text:p/>
        </draw:polygon>
        <draw:polygon draw:style-name="gr36" draw:text-style-name="P8" draw:layer="layout" svg:width="0.029cm" svg:height="0.374cm" svg:x="21.445cm" svg:y="17.96cm" svg:viewBox="0 0 30 375" draw:points="0,375 30,375 30,0 0,0">
          <text:p/>
        </draw:polygon>
        <draw:polygon draw:style-name="gr36" draw:text-style-name="P8" draw:layer="layout" svg:width="0.029cm" svg:height="0.374cm" svg:x="21.476cm" svg:y="17.96cm" svg:viewBox="0 0 30 375" draw:points="0,375 30,375 30,0 0,0">
          <text:p/>
        </draw:polygon>
        <draw:polygon draw:style-name="gr36" draw:text-style-name="P8" draw:layer="layout" svg:width="0.029cm" svg:height="0.374cm" svg:x="21.505cm" svg:y="17.96cm" svg:viewBox="0 0 30 375" draw:points="0,375 30,375 30,0 0,0">
          <text:p/>
        </draw:polygon>
        <draw:polygon draw:style-name="gr38" draw:text-style-name="P10" draw:layer="layout" svg:width="0.029cm" svg:height="0.374cm" svg:x="21.534cm" svg:y="17.96cm" svg:viewBox="0 0 30 375" draw:points="0,375 30,375 30,0 0,0">
          <text:p/>
        </draw:polygon>
        <draw:polygon draw:style-name="gr37" draw:text-style-name="P9" draw:layer="layout" svg:width="0.029cm" svg:height="0.374cm" svg:x="21.563cm" svg:y="17.96cm" svg:viewBox="0 0 30 375" draw:points="0,375 30,375 30,0 0,0">
          <text:p/>
        </draw:polygon>
        <draw:polygon draw:style-name="gr38" draw:text-style-name="P10" draw:layer="layout" svg:width="0.029cm" svg:height="0.374cm" svg:x="21.593cm" svg:y="17.96cm" svg:viewBox="0 0 30 375" draw:points="0,375 30,375 30,0 0,0">
          <text:p/>
        </draw:polygon>
        <draw:polygon draw:style-name="gr37" draw:text-style-name="P9" draw:layer="layout" svg:width="0.029cm" svg:height="0.374cm" svg:x="21.622cm" svg:y="17.96cm" svg:viewBox="0 0 30 375" draw:points="0,375 30,375 30,0 0,0">
          <text:p/>
        </draw:polygon>
        <draw:polygon draw:style-name="gr35" draw:text-style-name="P7" draw:layer="layout" svg:width="0.029cm" svg:height="0.374cm" svg:x="21.652cm" svg:y="17.96cm" svg:viewBox="0 0 30 375" draw:points="0,375 30,375 30,0 0,0">
          <text:p/>
        </draw:polygon>
        <draw:polygon draw:style-name="gr35" draw:text-style-name="P7" draw:layer="layout" svg:width="0.03cm" svg:height="0.374cm" svg:x="21.681cm" svg:y="17.96cm" svg:viewBox="0 0 31 375" draw:points="0,375 31,375 31,0 0,0">
          <text:p/>
        </draw:polygon>
        <draw:polygon draw:style-name="gr36" draw:text-style-name="P8" draw:layer="layout" svg:width="0.029cm" svg:height="0.374cm" svg:x="21.711cm" svg:y="17.96cm" svg:viewBox="0 0 30 375" draw:points="0,375 30,375 30,0 0,0">
          <text:p/>
        </draw:polygon>
        <draw:polygon draw:style-name="gr36" draw:text-style-name="P8" draw:layer="layout" svg:width="0.029cm" svg:height="0.374cm" svg:x="21.74cm" svg:y="17.96cm" svg:viewBox="0 0 30 375" draw:points="0,375 30,375 30,0 0,0">
          <text:p/>
        </draw:polygon>
        <draw:polygon draw:style-name="gr38" draw:text-style-name="P10" draw:layer="layout" svg:width="0.03cm" svg:height="0.374cm" svg:x="21.769cm" svg:y="17.96cm" svg:viewBox="0 0 31 375" draw:points="0,375 31,375 31,0 0,0">
          <text:p/>
        </draw:polygon>
        <draw:polygon draw:style-name="gr38" draw:text-style-name="P10" draw:layer="layout" svg:width="0.029cm" svg:height="0.374cm" svg:x="21.8cm" svg:y="17.96cm" svg:viewBox="0 0 30 375" draw:points="0,375 30,375 30,0 0,0">
          <text:p/>
        </draw:polygon>
        <draw:polygon draw:style-name="gr38" draw:text-style-name="P10" draw:layer="layout" svg:width="0.029cm" svg:height="0.374cm" svg:x="21.829cm" svg:y="17.96cm" svg:viewBox="0 0 30 375" draw:points="0,375 30,375 30,0 0,0">
          <text:p/>
        </draw:polygon>
        <draw:polygon draw:style-name="gr37" draw:text-style-name="P9" draw:layer="layout" svg:width="0.029cm" svg:height="0.374cm" svg:x="21.858cm" svg:y="17.96cm" svg:viewBox="0 0 30 375" draw:points="0,375 30,375 30,0 0,0">
          <text:p/>
        </draw:polygon>
        <draw:polygon draw:style-name="gr37" draw:text-style-name="P9" draw:layer="layout" svg:width="0.029cm" svg:height="0.374cm" svg:x="21.887cm" svg:y="17.96cm" svg:viewBox="0 0 30 375" draw:points="0,375 30,375 30,0 0,0">
          <text:p/>
        </draw:polygon>
        <draw:polygon draw:style-name="gr37" draw:text-style-name="P9" draw:layer="layout" svg:width="0.029cm" svg:height="0.374cm" svg:x="21.917cm" svg:y="17.96cm" svg:viewBox="0 0 30 375" draw:points="0,375 30,375 30,0 0,0">
          <text:p/>
        </draw:polygon>
        <draw:polygon draw:style-name="gr35" draw:text-style-name="P7" draw:layer="layout" svg:width="0.029cm" svg:height="0.374cm" svg:x="21.946cm" svg:y="17.96cm" svg:viewBox="0 0 30 375" draw:points="0,375 30,375 30,0 0,0">
          <text:p/>
        </draw:polygon>
        <draw:polygon draw:style-name="gr37" draw:text-style-name="P9" draw:layer="layout" svg:width="0.029cm" svg:height="0.374cm" svg:x="21.976cm" svg:y="17.96cm" svg:viewBox="0 0 30 375" draw:points="0,375 30,375 30,0 0,0">
          <text:p/>
        </draw:polygon>
        <draw:polygon draw:style-name="gr37" draw:text-style-name="P9" draw:layer="layout" svg:width="0.029cm" svg:height="0.374cm" svg:x="22.005cm" svg:y="17.96cm" svg:viewBox="0 0 30 375" draw:points="0,375 30,375 30,0 0,0">
          <text:p/>
        </draw:polygon>
        <draw:polygon draw:style-name="gr37" draw:text-style-name="P9" draw:layer="layout" svg:width="0.029cm" svg:height="0.374cm" svg:x="22.035cm" svg:y="17.96cm" svg:viewBox="0 0 30 375" draw:points="0,375 30,375 30,0 0,0">
          <text:p/>
        </draw:polygon>
        <draw:polygon draw:style-name="gr38" draw:text-style-name="P10" draw:layer="layout" svg:width="0.029cm" svg:height="0.374cm" svg:x="22.064cm" svg:y="17.96cm" svg:viewBox="0 0 30 375" draw:points="0,375 30,375 30,0 0,0">
          <text:p/>
        </draw:polygon>
        <draw:polygon draw:style-name="gr37" draw:text-style-name="P9" draw:layer="layout" svg:width="0.029cm" svg:height="0.374cm" svg:x="22.093cm" svg:y="17.96cm" svg:viewBox="0 0 30 375" draw:points="0,375 30,375 30,0 0,0">
          <text:p/>
        </draw:polygon>
        <draw:polygon draw:style-name="gr37" draw:text-style-name="P9" draw:layer="layout" svg:width="0.03cm" svg:height="0.374cm" svg:x="22.122cm" svg:y="17.96cm" svg:viewBox="0 0 31 375" draw:points="0,375 31,375 31,0 0,0">
          <text:p/>
        </draw:polygon>
        <draw:polygon draw:style-name="gr35" draw:text-style-name="P7" draw:layer="layout" svg:width="0.029cm" svg:height="0.374cm" svg:x="22.153cm" svg:y="17.96cm" svg:viewBox="0 0 30 375" draw:points="0,375 30,375 30,0 0,0">
          <text:p/>
        </draw:polygon>
        <draw:polygon draw:style-name="gr37" draw:text-style-name="P9" draw:layer="layout" svg:width="0.029cm" svg:height="0.374cm" svg:x="22.182cm" svg:y="17.96cm" svg:viewBox="0 0 30 375" draw:points="0,375 30,375 30,0 0,0">
          <text:p/>
        </draw:polygon>
        <draw:polygon draw:style-name="gr36" draw:text-style-name="P8" draw:layer="layout" svg:width="0.03cm" svg:height="0.374cm" svg:x="22.211cm" svg:y="17.96cm" svg:viewBox="0 0 31 375" draw:points="0,375 31,375 31,0 0,0">
          <text:p/>
        </draw:polygon>
        <draw:polygon draw:style-name="gr36" draw:text-style-name="P8" draw:layer="layout" svg:width="0.029cm" svg:height="0.374cm" svg:x="22.241cm" svg:y="17.96cm" svg:viewBox="0 0 30 375" draw:points="0,375 30,375 30,0 0,0">
          <text:p/>
        </draw:polygon>
        <draw:polygon draw:style-name="gr37" draw:text-style-name="P9" draw:layer="layout" svg:width="0.029cm" svg:height="0.374cm" svg:x="22.27cm" svg:y="17.96cm" svg:viewBox="0 0 30 375" draw:points="0,375 30,375 30,0 0,0">
          <text:p/>
        </draw:polygon>
        <draw:polygon draw:style-name="gr36" draw:text-style-name="P8" draw:layer="layout" svg:width="0.029cm" svg:height="0.374cm" svg:x="22.299cm" svg:y="17.96cm" svg:viewBox="0 0 30 375" draw:points="0,375 30,375 30,0 0,0">
          <text:p/>
        </draw:polygon>
        <draw:polygon draw:style-name="gr38" draw:text-style-name="P10" draw:layer="layout" svg:width="0.029cm" svg:height="0.374cm" svg:x="22.329cm" svg:y="17.96cm" svg:viewBox="0 0 30 375" draw:points="0,375 30,375 30,0 0,0">
          <text:p/>
        </draw:polygon>
        <draw:polygon draw:style-name="gr36" draw:text-style-name="P8" draw:layer="layout" svg:width="0.029cm" svg:height="0.374cm" svg:x="22.417cm" svg:y="17.96cm" svg:viewBox="0 0 30 375" draw:points="0,375 30,375 30,0 0,0">
          <text:p/>
        </draw:polygon>
        <draw:polygon draw:style-name="gr37" draw:text-style-name="P9" draw:layer="layout" svg:width="0.029cm" svg:height="0.374cm" svg:x="22.446cm" svg:y="17.96cm" svg:viewBox="0 0 30 375" draw:points="0,375 30,375 30,0 0,0">
          <text:p/>
        </draw:polygon>
        <draw:polygon draw:style-name="gr36" draw:text-style-name="P8" draw:layer="layout" svg:width="0.029cm" svg:height="0.374cm" svg:x="22.477cm" svg:y="17.96cm" svg:viewBox="0 0 30 375" draw:points="0,375 30,375 30,0 0,0">
          <text:p/>
        </draw:polygon>
        <draw:polygon draw:style-name="gr37" draw:text-style-name="P9" draw:layer="layout" svg:width="0.029cm" svg:height="0.374cm" svg:x="22.506cm" svg:y="17.96cm" svg:viewBox="0 0 30 375" draw:points="0,375 30,375 30,0 0,0">
          <text:p/>
        </draw:polygon>
        <draw:polygon draw:style-name="gr37" draw:text-style-name="P9" draw:layer="layout" svg:width="0.03cm" svg:height="0.374cm" svg:x="22.535cm" svg:y="17.96cm" svg:viewBox="0 0 31 375" draw:points="0,375 31,375 31,0 0,0">
          <text:p/>
        </draw:polygon>
        <draw:polygon draw:style-name="gr36" draw:text-style-name="P8" draw:layer="layout" svg:width="0.029cm" svg:height="0.374cm" svg:x="22.565cm" svg:y="17.96cm" svg:viewBox="0 0 30 375" draw:points="0,375 30,375 30,0 0,0">
          <text:p/>
        </draw:polygon>
        <draw:polygon draw:style-name="gr35" draw:text-style-name="P7" draw:layer="layout" svg:width="0.029cm" svg:height="0.374cm" svg:x="22.594cm" svg:y="17.96cm" svg:viewBox="0 0 30 375" draw:points="0,375 30,375 30,0 0,0">
          <text:p/>
        </draw:polygon>
        <draw:polygon draw:style-name="gr35" draw:text-style-name="P7" draw:layer="layout" svg:width="0.029cm" svg:height="0.374cm" svg:x="22.623cm" svg:y="17.96cm" svg:viewBox="0 0 30 375" draw:points="0,375 30,375 30,0 0,0">
          <text:p/>
        </draw:polygon>
        <draw:polygon draw:style-name="gr35" draw:text-style-name="P7" draw:layer="layout" svg:width="0.029cm" svg:height="0.374cm" svg:x="22.654cm" svg:y="17.96cm" svg:viewBox="0 0 30 375" draw:points="0,375 30,375 30,0 0,0">
          <text:p/>
        </draw:polygon>
        <draw:polygon draw:style-name="gr37" draw:text-style-name="P9" draw:layer="layout" svg:width="0.029cm" svg:height="0.374cm" svg:x="22.683cm" svg:y="17.96cm" svg:viewBox="0 0 30 375" draw:points="0,375 30,375 30,0 0,0">
          <text:p/>
        </draw:polygon>
        <draw:polygon draw:style-name="gr36" draw:text-style-name="P8" draw:layer="layout" svg:width="0.029cm" svg:height="0.374cm" svg:x="22.712cm" svg:y="17.96cm" svg:viewBox="0 0 30 375" draw:points="0,375 30,375 30,0 0,0">
          <text:p/>
        </draw:polygon>
        <draw:polygon draw:style-name="gr36" draw:text-style-name="P8" draw:layer="layout" svg:width="0.029cm" svg:height="0.374cm" svg:x="22.741cm" svg:y="17.96cm" svg:viewBox="0 0 30 375" draw:points="0,375 30,375 30,0 0,0">
          <text:p/>
        </draw:polygon>
        <draw:polygon draw:style-name="gr37" draw:text-style-name="P9" draw:layer="layout" svg:width="0.029cm" svg:height="0.374cm" svg:x="22.771cm" svg:y="17.96cm" svg:viewBox="0 0 30 375" draw:points="0,375 30,375 30,0 0,0">
          <text:p/>
        </draw:polygon>
        <draw:polygon draw:style-name="gr38" draw:text-style-name="P10" draw:layer="layout" svg:width="0.029cm" svg:height="0.374cm" svg:x="22.801cm" svg:y="17.96cm" svg:viewBox="0 0 30 375" draw:points="0,375 30,375 30,0 0,0">
          <text:p/>
        </draw:polygon>
        <draw:polygon draw:style-name="gr36" draw:text-style-name="P8" draw:layer="layout" svg:width="0.029cm" svg:height="0.374cm" svg:x="22.83cm" svg:y="17.96cm" svg:viewBox="0 0 30 375" draw:points="0,375 30,375 30,0 0,0">
          <text:p/>
        </draw:polygon>
        <draw:polygon draw:style-name="gr36" draw:text-style-name="P8" draw:layer="layout" svg:width="0.029cm" svg:height="0.374cm" svg:x="22.859cm" svg:y="17.96cm" svg:viewBox="0 0 30 375" draw:points="0,375 30,375 30,0 0,0">
          <text:p/>
        </draw:polygon>
        <draw:polygon draw:style-name="gr36" draw:text-style-name="P8" draw:layer="layout" svg:width="0.03cm" svg:height="0.374cm" svg:x="22.888cm" svg:y="17.96cm" svg:viewBox="0 0 31 375" draw:points="0,375 31,375 31,0 0,0">
          <text:p/>
        </draw:polygon>
        <draw:polygon draw:style-name="gr36" draw:text-style-name="P8" draw:layer="layout" svg:width="0.029cm" svg:height="0.374cm" svg:x="22.918cm" svg:y="17.96cm" svg:viewBox="0 0 30 375" draw:points="0,375 30,375 30,0 0,0">
          <text:p/>
        </draw:polygon>
        <draw:polygon draw:style-name="gr38" draw:text-style-name="P10" draw:layer="layout" svg:width="0.029cm" svg:height="0.374cm" svg:x="22.947cm" svg:y="17.96cm" svg:viewBox="0 0 30 375" draw:points="0,375 30,375 30,0 0,0">
          <text:p/>
        </draw:polygon>
        <draw:polygon draw:style-name="gr38" draw:text-style-name="P10" draw:layer="layout" svg:width="0.03cm" svg:height="0.374cm" svg:x="22.977cm" svg:y="17.96cm" svg:viewBox="0 0 31 375" draw:points="0,375 31,375 31,0 0,0">
          <text:p/>
        </draw:polygon>
        <draw:polygon draw:style-name="gr38" draw:text-style-name="P10" draw:layer="layout" svg:width="0.029cm" svg:height="0.374cm" svg:x="23.007cm" svg:y="17.96cm" svg:viewBox="0 0 30 375" draw:points="0,375 30,375 30,0 0,0">
          <text:p/>
        </draw:polygon>
        <draw:polygon draw:style-name="gr35" draw:text-style-name="P7" draw:layer="layout" svg:width="0.029cm" svg:height="0.374cm" svg:x="23.036cm" svg:y="17.96cm" svg:viewBox="0 0 30 375" draw:points="0,375 30,375 30,0 0,0">
          <text:p/>
        </draw:polygon>
        <draw:polygon draw:style-name="gr36" draw:text-style-name="P8" draw:layer="layout" svg:width="0.029cm" svg:height="0.374cm" svg:x="23.065cm" svg:y="17.96cm" svg:viewBox="0 0 30 375" draw:points="0,375 30,375 30,0 0,0">
          <text:p/>
        </draw:polygon>
        <draw:polygon draw:style-name="gr35" draw:text-style-name="P7" draw:layer="layout" svg:width="0.029cm" svg:height="0.374cm" svg:x="23.095cm" svg:y="17.96cm" svg:viewBox="0 0 30 375" draw:points="0,375 30,375 30,0 0,0">
          <text:p/>
        </draw:polygon>
        <draw:polygon draw:style-name="gr35" draw:text-style-name="P7" draw:layer="layout" svg:width="0.029cm" svg:height="0.374cm" svg:x="23.125cm" svg:y="17.96cm" svg:viewBox="0 0 30 375" draw:points="0,375 30,375 30,0 0,0">
          <text:p/>
        </draw:polygon>
        <draw:polygon draw:style-name="gr35" draw:text-style-name="P7" draw:layer="layout" svg:width="0.029cm" svg:height="0.374cm" svg:x="23.154cm" svg:y="17.96cm" svg:viewBox="0 0 30 375" draw:points="0,375 30,375 30,0 0,0">
          <text:p/>
        </draw:polygon>
        <draw:polygon draw:style-name="gr36" draw:text-style-name="P8" draw:layer="layout" svg:width="0.029cm" svg:height="0.374cm" svg:x="23.183cm" svg:y="17.96cm" svg:viewBox="0 0 30 375" draw:points="0,375 30,375 30,0 0,0">
          <text:p/>
        </draw:polygon>
        <draw:polygon draw:style-name="gr38" draw:text-style-name="P10" draw:layer="layout" svg:width="0.029cm" svg:height="0.374cm" svg:x="23.213cm" svg:y="17.96cm" svg:viewBox="0 0 30 375" draw:points="0,375 30,375 30,0 0,0">
          <text:p/>
        </draw:polygon>
        <draw:polygon draw:style-name="gr36" draw:text-style-name="P8" draw:layer="layout" svg:width="0.029cm" svg:height="0.374cm" svg:x="23.242cm" svg:y="17.96cm" svg:viewBox="0 0 30 375" draw:points="0,375 30,375 30,0 0,0">
          <text:p/>
        </draw:polygon>
        <draw:polygon draw:style-name="gr38" draw:text-style-name="P10" draw:layer="layout" svg:width="0.029cm" svg:height="0.374cm" svg:x="23.271cm" svg:y="17.96cm" svg:viewBox="0 0 30 375" draw:points="0,375 30,375 30,0 0,0">
          <text:p/>
        </draw:polygon>
        <draw:polygon draw:style-name="gr37" draw:text-style-name="P9" draw:layer="layout" svg:width="0.029cm" svg:height="0.374cm" svg:x="23.36cm" svg:y="17.96cm" svg:viewBox="0 0 30 375" draw:points="0,375 30,375 30,0 0,0">
          <text:p/>
        </draw:polygon>
        <draw:polygon draw:style-name="gr38" draw:text-style-name="P10" draw:layer="layout" svg:width="0.029cm" svg:height="0.374cm" svg:x="23.389cm" svg:y="17.96cm" svg:viewBox="0 0 30 375" draw:points="0,375 30,375 30,0 0,0">
          <text:p/>
        </draw:polygon>
        <draw:polygon draw:style-name="gr35" draw:text-style-name="P7" draw:layer="layout" svg:width="0.029cm" svg:height="0.374cm" svg:x="23.419cm" svg:y="17.96cm" svg:viewBox="0 0 30 375" draw:points="0,375 30,375 30,0 0,0">
          <text:p/>
        </draw:polygon>
        <draw:polygon draw:style-name="gr38" draw:text-style-name="P10" draw:layer="layout" svg:width="0.029cm" svg:height="0.374cm" svg:x="23.449cm" svg:y="17.96cm" svg:viewBox="0 0 30 375" draw:points="0,375 30,375 30,0 0,0">
          <text:p/>
        </draw:polygon>
        <draw:polygon draw:style-name="gr38" draw:text-style-name="P10" draw:layer="layout" svg:width="0.029cm" svg:height="0.374cm" svg:x="23.478cm" svg:y="17.96cm" svg:viewBox="0 0 30 375" draw:points="0,375 30,375 30,0 0,0">
          <text:p/>
        </draw:polygon>
        <draw:polygon draw:style-name="gr38" draw:text-style-name="P10" draw:layer="layout" svg:width="0.029cm" svg:height="0.374cm" svg:x="23.507cm" svg:y="17.96cm" svg:viewBox="0 0 30 375" draw:points="0,375 30,375 30,0 0,0">
          <text:p/>
        </draw:polygon>
        <draw:polygon draw:style-name="gr36" draw:text-style-name="P8" draw:layer="layout" svg:width="0.029cm" svg:height="0.374cm" svg:x="23.537cm" svg:y="17.96cm" svg:viewBox="0 0 30 375" draw:points="0,375 30,375 30,0 0,0">
          <text:p/>
        </draw:polygon>
        <draw:polygon draw:style-name="gr35" draw:text-style-name="P7" draw:layer="layout" svg:width="0.029cm" svg:height="0.374cm" svg:x="23.566cm" svg:y="17.96cm" svg:viewBox="0 0 30 375" draw:points="0,375 30,375 30,0 0,0">
          <text:p/>
        </draw:polygon>
        <draw:polygon draw:style-name="gr38" draw:text-style-name="P10" draw:layer="layout" svg:width="0.029cm" svg:height="0.374cm" svg:x="23.595cm" svg:y="17.96cm" svg:viewBox="0 0 30 375" draw:points="0,375 30,375 30,0 0,0">
          <text:p/>
        </draw:polygon>
        <draw:polygon draw:style-name="gr35" draw:text-style-name="P7" draw:layer="layout" svg:width="0.029cm" svg:height="0.374cm" svg:x="23.625cm" svg:y="17.96cm" svg:viewBox="0 0 30 375" draw:points="0,375 30,375 30,0 0,0">
          <text:p/>
        </draw:polygon>
        <draw:polygon draw:style-name="gr37" draw:text-style-name="P9" draw:layer="layout" svg:width="0.029cm" svg:height="0.374cm" svg:x="23.655cm" svg:y="17.96cm" svg:viewBox="0 0 30 375" draw:points="0,375 30,375 30,0 0,0">
          <text:p/>
        </draw:polygon>
        <draw:polygon draw:style-name="gr35" draw:text-style-name="P7" draw:layer="layout" svg:width="0.029cm" svg:height="0.374cm" svg:x="23.684cm" svg:y="17.96cm" svg:viewBox="0 0 30 375" draw:points="0,375 30,375 30,0 0,0">
          <text:p/>
        </draw:polygon>
        <draw:polygon draw:style-name="gr35" draw:text-style-name="P7" draw:layer="layout" svg:width="0.029cm" svg:height="0.374cm" svg:x="23.713cm" svg:y="17.96cm" svg:viewBox="0 0 30 375" draw:points="0,375 30,375 30,0 0,0">
          <text:p/>
        </draw:polygon>
        <draw:polygon draw:style-name="gr38" draw:text-style-name="P10" draw:layer="layout" svg:width="0.03cm" svg:height="0.374cm" svg:x="23.742cm" svg:y="17.96cm" svg:viewBox="0 0 31 375" draw:points="0,375 31,375 31,0 0,0">
          <text:p/>
        </draw:polygon>
        <draw:polygon draw:style-name="gr37" draw:text-style-name="P9" draw:layer="layout" svg:width="0.029cm" svg:height="0.374cm" svg:x="23.773cm" svg:y="17.96cm" svg:viewBox="0 0 30 375" draw:points="0,375 30,375 30,0 0,0">
          <text:p/>
        </draw:polygon>
        <draw:polygon draw:style-name="gr35" draw:text-style-name="P7" draw:layer="layout" svg:width="0.029cm" svg:height="0.374cm" svg:x="23.802cm" svg:y="17.96cm" svg:viewBox="0 0 30 375" draw:points="0,375 30,375 30,0 0,0">
          <text:p/>
        </draw:polygon>
        <draw:polygon draw:style-name="gr36" draw:text-style-name="P8" draw:layer="layout" svg:width="0.03cm" svg:height="0.374cm" svg:x="23.831cm" svg:y="17.96cm" svg:viewBox="0 0 31 375" draw:points="0,375 31,375 31,0 0,0">
          <text:p/>
        </draw:polygon>
        <draw:polygon draw:style-name="gr36" draw:text-style-name="P8" draw:layer="layout" svg:width="0.029cm" svg:height="0.374cm" svg:x="23.861cm" svg:y="17.96cm" svg:viewBox="0 0 30 375" draw:points="0,375 30,375 30,0 0,0">
          <text:p/>
        </draw:polygon>
        <draw:polygon draw:style-name="gr37" draw:text-style-name="P9" draw:layer="layout" svg:width="0.029cm" svg:height="0.374cm" svg:x="23.89cm" svg:y="17.96cm" svg:viewBox="0 0 30 375" draw:points="0,375 30,375 30,0 0,0">
          <text:p/>
        </draw:polygon>
        <draw:polygon draw:style-name="gr36" draw:text-style-name="P8" draw:layer="layout" svg:width="0.029cm" svg:height="0.374cm" svg:x="23.919cm" svg:y="17.96cm" svg:viewBox="0 0 30 375" draw:points="0,375 30,375 30,0 0,0">
          <text:p/>
        </draw:polygon>
        <draw:polygon draw:style-name="gr37" draw:text-style-name="P9" draw:layer="layout" svg:width="0.029cm" svg:height="0.374cm" svg:x="23.949cm" svg:y="17.96cm" svg:viewBox="0 0 30 375" draw:points="0,375 30,375 30,0 0,0">
          <text:p/>
        </draw:polygon>
        <draw:polygon draw:style-name="gr37" draw:text-style-name="P9" draw:layer="layout" svg:width="0.029cm" svg:height="0.374cm" svg:x="23.979cm" svg:y="17.96cm" svg:viewBox="0 0 30 375" draw:points="0,375 30,375 30,0 0,0">
          <text:p/>
        </draw:polygon>
        <draw:polygon draw:style-name="gr35" draw:text-style-name="P7" draw:layer="layout" svg:width="0.029cm" svg:height="0.374cm" svg:x="24.008cm" svg:y="17.96cm" svg:viewBox="0 0 30 375" draw:points="0,375 30,375 30,0 0,0">
          <text:p/>
        </draw:polygon>
        <draw:polygon draw:style-name="gr36" draw:text-style-name="P8" draw:layer="layout" svg:width="0.029cm" svg:height="0.374cm" svg:x="24.037cm" svg:y="17.96cm" svg:viewBox="0 0 30 375" draw:points="0,375 30,375 30,0 0,0">
          <text:p/>
        </draw:polygon>
        <draw:polygon draw:style-name="gr35" draw:text-style-name="P7" draw:layer="layout" svg:width="0.029cm" svg:height="0.374cm" svg:x="24.066cm" svg:y="17.96cm" svg:viewBox="0 0 30 375" draw:points="0,375 30,375 30,0 0,0">
          <text:p/>
        </draw:polygon>
        <draw:polygon draw:style-name="gr38" draw:text-style-name="P10" draw:layer="layout" svg:width="0.029cm" svg:height="0.374cm" svg:x="24.097cm" svg:y="17.96cm" svg:viewBox="0 0 30 375" draw:points="0,375 30,375 30,0 0,0">
          <text:p/>
        </draw:polygon>
        <draw:polygon draw:style-name="gr36" draw:text-style-name="P8" draw:layer="layout" svg:width="0.029cm" svg:height="0.374cm" svg:x="24.126cm" svg:y="17.96cm" svg:viewBox="0 0 30 375" draw:points="0,375 30,375 30,0 0,0">
          <text:p/>
        </draw:polygon>
        <draw:polygon draw:style-name="gr37" draw:text-style-name="P9" draw:layer="layout" svg:width="0.029cm" svg:height="0.374cm" svg:x="24.155cm" svg:y="17.96cm" svg:viewBox="0 0 30 375" draw:points="0,375 30,375 30,0 0,0">
          <text:p/>
        </draw:polygon>
        <draw:polygon draw:style-name="gr38" draw:text-style-name="P10" draw:layer="layout" svg:width="0.03cm" svg:height="0.374cm" svg:x="24.184cm" svg:y="17.96cm" svg:viewBox="0 0 31 375" draw:points="0,375 31,375 31,0 0,0">
          <text:p/>
        </draw:polygon>
        <draw:polygon draw:style-name="gr36" draw:text-style-name="P8" draw:layer="layout" svg:width="0.029cm" svg:height="0.374cm" svg:x="24.243cm" svg:y="17.96cm" svg:viewBox="0 0 30 375" draw:points="0,375 30,375 30,0 0,0">
          <text:p/>
        </draw:polygon>
        <draw:polygon draw:style-name="gr38" draw:text-style-name="P10" draw:layer="layout" svg:width="0.029cm" svg:height="0.374cm" svg:x="24.274cm" svg:y="17.96cm" svg:viewBox="0 0 30 375" draw:points="0,375 30,375 30,0 0,0">
          <text:p/>
        </draw:polygon>
        <draw:polygon draw:style-name="gr37" draw:text-style-name="P9" draw:layer="layout" svg:width="0.029cm" svg:height="0.374cm" svg:x="24.303cm" svg:y="17.96cm" svg:viewBox="0 0 30 375" draw:points="0,375 30,375 30,0 0,0">
          <text:p/>
        </draw:polygon>
        <draw:polygon draw:style-name="gr36" draw:text-style-name="P8" draw:layer="layout" svg:width="0.029cm" svg:height="0.374cm" svg:x="24.332cm" svg:y="17.96cm" svg:viewBox="0 0 30 375" draw:points="0,375 30,375 30,0 0,0">
          <text:p/>
        </draw:polygon>
        <draw:polygon draw:style-name="gr36" draw:text-style-name="P8" draw:layer="layout" svg:width="0.029cm" svg:height="0.374cm" svg:x="24.361cm" svg:y="17.96cm" svg:viewBox="0 0 30 375" draw:points="0,375 30,375 30,0 0,0">
          <text:p/>
        </draw:polygon>
        <draw:polygon draw:style-name="gr38" draw:text-style-name="P10" draw:layer="layout" svg:width="0.029cm" svg:height="0.374cm" svg:x="24.39cm" svg:y="17.96cm" svg:viewBox="0 0 30 375" draw:points="0,375 30,375 30,0 0,0">
          <text:p/>
        </draw:polygon>
        <draw:polygon draw:style-name="gr35" draw:text-style-name="P7" draw:layer="layout" svg:width="0.029cm" svg:height="0.374cm" svg:x="24.42cm" svg:y="17.96cm" svg:viewBox="0 0 30 375" draw:points="0,375 30,375 30,0 0,0">
          <text:p/>
        </draw:polygon>
        <draw:polygon draw:style-name="gr35" draw:text-style-name="P7" draw:layer="layout" svg:width="0.029cm" svg:height="0.374cm" svg:x="24.45cm" svg:y="17.96cm" svg:viewBox="0 0 30 375" draw:points="0,375 30,375 30,0 0,0">
          <text:p/>
        </draw:polygon>
        <draw:polygon draw:style-name="gr35" draw:text-style-name="P7" draw:layer="layout" svg:width="0.029cm" svg:height="0.374cm" svg:x="24.479cm" svg:y="17.96cm" svg:viewBox="0 0 30 375" draw:points="0,375 30,375 30,0 0,0">
          <text:p/>
        </draw:polygon>
        <draw:polygon draw:style-name="gr36" draw:text-style-name="P8" draw:layer="layout" svg:width="0.03cm" svg:height="0.374cm" svg:x="24.508cm" svg:y="17.96cm" svg:viewBox="0 0 31 375" draw:points="0,375 31,375 31,0 0,0">
          <text:p/>
        </draw:polygon>
        <draw:polygon draw:style-name="gr35" draw:text-style-name="P7" draw:layer="layout" svg:width="0.029cm" svg:height="0.374cm" svg:x="24.538cm" svg:y="17.96cm" svg:viewBox="0 0 30 375" draw:points="0,375 30,375 30,0 0,0">
          <text:p/>
        </draw:polygon>
        <draw:polygon draw:style-name="gr36" draw:text-style-name="P8" draw:layer="layout" svg:width="0.029cm" svg:height="0.374cm" svg:x="24.567cm" svg:y="17.96cm" svg:viewBox="0 0 30 375" draw:points="0,375 30,375 30,0 0,0">
          <text:p/>
        </draw:polygon>
        <draw:polygon draw:style-name="gr35" draw:text-style-name="P7" draw:layer="layout" svg:width="0.03cm" svg:height="0.374cm" svg:x="24.596cm" svg:y="17.96cm" svg:viewBox="0 0 31 375" draw:points="0,375 31,375 31,0 0,0">
          <text:p/>
        </draw:polygon>
        <draw:polygon draw:style-name="gr38" draw:text-style-name="P10" draw:layer="layout" svg:width="0.029cm" svg:height="0.374cm" svg:x="24.627cm" svg:y="17.96cm" svg:viewBox="0 0 30 375" draw:points="0,375 30,375 30,0 0,0">
          <text:p/>
        </draw:polygon>
        <draw:polygon draw:style-name="gr35" draw:text-style-name="P7" draw:layer="layout" svg:width="0.029cm" svg:height="0.374cm" svg:x="24.656cm" svg:y="17.96cm" svg:viewBox="0 0 30 375" draw:points="0,375 30,375 30,0 0,0">
          <text:p/>
        </draw:polygon>
        <draw:polygon draw:style-name="gr35" draw:text-style-name="P7" draw:layer="layout" svg:width="0.029cm" svg:height="0.374cm" svg:x="24.685cm" svg:y="17.96cm" svg:viewBox="0 0 30 375" draw:points="0,375 30,375 30,0 0,0">
          <text:p/>
        </draw:polygon>
        <draw:polygon draw:style-name="gr36" draw:text-style-name="P8" draw:layer="layout" svg:width="0.029cm" svg:height="0.374cm" svg:x="24.715cm" svg:y="17.96cm" svg:viewBox="0 0 30 375" draw:points="0,375 30,375 30,0 0,0">
          <text:p/>
        </draw:polygon>
        <draw:polygon draw:style-name="gr35" draw:text-style-name="P7" draw:layer="layout" svg:width="0.029cm" svg:height="0.374cm" svg:x="24.744cm" svg:y="17.96cm" svg:viewBox="0 0 30 375" draw:points="0,375 30,375 30,0 0,0">
          <text:p/>
        </draw:polygon>
        <draw:polygon draw:style-name="gr35" draw:text-style-name="P7" draw:layer="layout" svg:width="0.029cm" svg:height="0.374cm" svg:x="24.774cm" svg:y="17.96cm" svg:viewBox="0 0 30 375" draw:points="0,375 30,375 30,0 0,0">
          <text:p/>
        </draw:polygon>
        <draw:polygon draw:style-name="gr36" draw:text-style-name="P8" draw:layer="layout" svg:width="0.029cm" svg:height="0.374cm" svg:x="24.803cm" svg:y="17.96cm" svg:viewBox="0 0 30 375" draw:points="0,375 30,375 30,0 0,0">
          <text:p/>
        </draw:polygon>
        <draw:polygon draw:style-name="gr38" draw:text-style-name="P10" draw:layer="layout" svg:width="0.029cm" svg:height="0.374cm" svg:x="24.833cm" svg:y="17.96cm" svg:viewBox="0 0 30 375" draw:points="0,375 30,375 30,0 0,0">
          <text:p/>
        </draw:polygon>
        <draw:polygon draw:style-name="gr38" draw:text-style-name="P10" draw:layer="layout" svg:width="0.029cm" svg:height="0.374cm" svg:x="24.862cm" svg:y="17.96cm" svg:viewBox="0 0 30 375" draw:points="0,375 30,375 30,0 0,0">
          <text:p/>
        </draw:polygon>
        <draw:polygon draw:style-name="gr38" draw:text-style-name="P10" draw:layer="layout" svg:width="0.029cm" svg:height="0.374cm" svg:x="24.891cm" svg:y="17.96cm" svg:viewBox="0 0 30 375" draw:points="0,375 30,375 30,0 0,0">
          <text:p/>
        </draw:polygon>
        <draw:polygon draw:style-name="gr36" draw:text-style-name="P8" draw:layer="layout" svg:width="0.029cm" svg:height="0.374cm" svg:x="24.92cm" svg:y="17.96cm" svg:viewBox="0 0 30 375" draw:points="0,375 30,375 30,0 0,0">
          <text:p/>
        </draw:polygon>
        <draw:polygon draw:style-name="gr35" draw:text-style-name="P7" draw:layer="layout" svg:width="0.03cm" svg:height="0.374cm" svg:x="24.95cm" svg:y="17.96cm" svg:viewBox="0 0 31 375" draw:points="0,375 31,375 31,0 0,0">
          <text:p/>
        </draw:polygon>
        <draw:polygon draw:style-name="gr35" draw:text-style-name="P7" draw:layer="layout" svg:width="0.029cm" svg:height="0.374cm" svg:x="24.98cm" svg:y="17.96cm" svg:viewBox="0 0 30 375" draw:points="0,375 30,375 30,0 0,0">
          <text:p/>
        </draw:polygon>
        <draw:polygon draw:style-name="gr36" draw:text-style-name="P8" draw:layer="layout" svg:width="0.029cm" svg:height="0.374cm" svg:x="25.009cm" svg:y="17.96cm" svg:viewBox="0 0 30 375" draw:points="0,375 30,375 30,0 0,0">
          <text:p/>
        </draw:polygon>
        <draw:polygon draw:style-name="gr35" draw:text-style-name="P7" draw:layer="layout" svg:width="0.03cm" svg:height="0.374cm" svg:x="25.038cm" svg:y="17.96cm" svg:viewBox="0 0 31 375" draw:points="0,375 31,375 31,0 0,0">
          <text:p/>
        </draw:polygon>
        <draw:polygon draw:style-name="gr35" draw:text-style-name="P7" draw:layer="layout" svg:width="0.029cm" svg:height="0.374cm" svg:x="25.068cm" svg:y="17.96cm" svg:viewBox="0 0 30 375" draw:points="0,375 30,375 30,0 0,0">
          <text:p/>
        </draw:polygon>
        <draw:polygon draw:style-name="gr36" draw:text-style-name="P8" draw:layer="layout" svg:width="0.029cm" svg:height="0.374cm" svg:x="25.098cm" svg:y="17.96cm" svg:viewBox="0 0 30 375" draw:points="0,375 30,375 30,0 0,0">
          <text:p/>
        </draw:polygon>
        <draw:polygon draw:style-name="gr37" draw:text-style-name="P9" draw:layer="layout" svg:width="0.029cm" svg:height="0.374cm" svg:x="25.127cm" svg:y="17.96cm" svg:viewBox="0 0 30 375" draw:points="0,375 30,375 30,0 0,0">
          <text:p/>
        </draw:polygon>
        <draw:polygon draw:style-name="gr37" draw:text-style-name="P9" draw:layer="layout" svg:width="0.029cm" svg:height="0.374cm" svg:x="25.157cm" svg:y="17.96cm" svg:viewBox="0 0 30 375" draw:points="0,375 30,375 30,0 0,0">
          <text:p/>
        </draw:polygon>
        <draw:polygon draw:style-name="gr35" draw:text-style-name="P7" draw:layer="layout" svg:width="0.029cm" svg:height="0.374cm" svg:x="25.186cm" svg:y="17.96cm" svg:viewBox="0 0 30 375" draw:points="0,375 30,375 30,0 0,0">
          <text:p/>
        </draw:polygon>
        <draw:polygon draw:style-name="gr38" draw:text-style-name="P10" draw:layer="layout" svg:width="0.029cm" svg:height="0.374cm" svg:x="25.215cm" svg:y="17.96cm" svg:viewBox="0 0 30 375" draw:points="0,375 30,375 30,0 0,0">
          <text:p/>
        </draw:polygon>
        <draw:polygon draw:style-name="gr36" draw:text-style-name="P8" draw:layer="layout" svg:width="0.029cm" svg:height="0.374cm" svg:x="25.244cm" svg:y="17.96cm" svg:viewBox="0 0 30 375" draw:points="0,375 30,375 30,0 0,0">
          <text:p/>
        </draw:polygon>
        <draw:polygon draw:style-name="gr38" draw:text-style-name="P10" draw:layer="layout" svg:width="0.029cm" svg:height="0.374cm" svg:x="25.275cm" svg:y="17.96cm" svg:viewBox="0 0 30 375" draw:points="0,375 30,375 30,0 0,0">
          <text:p/>
        </draw:polygon>
        <draw:polygon draw:style-name="gr36" draw:text-style-name="P8" draw:layer="layout" svg:width="0.029cm" svg:height="0.374cm" svg:x="25.304cm" svg:y="17.96cm" svg:viewBox="0 0 30 375" draw:points="0,375 30,375 30,0 0,0">
          <text:p/>
        </draw:polygon>
        <draw:polygon draw:style-name="gr38" draw:text-style-name="P10" draw:layer="layout" svg:width="0.029cm" svg:height="0.374cm" svg:x="25.333cm" svg:y="17.96cm" svg:viewBox="0 0 30 375" draw:points="0,375 30,375 30,0 0,0">
          <text:p/>
        </draw:polygon>
        <draw:polygon draw:style-name="gr38" draw:text-style-name="P10" draw:layer="layout" svg:width="0.03cm" svg:height="0.374cm" svg:x="25.362cm" svg:y="17.96cm" svg:viewBox="0 0 31 375" draw:points="0,375 31,375 31,0 0,0">
          <text:p/>
        </draw:polygon>
        <draw:polygon draw:style-name="gr37" draw:text-style-name="P9" draw:layer="layout" svg:width="0.029cm" svg:height="0.374cm" svg:x="25.392cm" svg:y="17.96cm" svg:viewBox="0 0 30 375" draw:points="0,375 30,375 30,0 0,0">
          <text:p/>
        </draw:polygon>
        <draw:polygon draw:style-name="gr37" draw:text-style-name="P9" draw:layer="layout" svg:width="0.029cm" svg:height="0.374cm" svg:x="25.422cm" svg:y="17.96cm" svg:viewBox="0 0 30 375" draw:points="0,375 30,375 30,0 0,0">
          <text:p/>
        </draw:polygon>
        <draw:polygon draw:style-name="gr36" draw:text-style-name="P8" draw:layer="layout" svg:width="0.029cm" svg:height="0.374cm" svg:x="25.451cm" svg:y="17.96cm" svg:viewBox="0 0 30 375" draw:points="0,375 30,375 30,0 0,0">
          <text:p/>
        </draw:polygon>
        <draw:polygon draw:style-name="gr38" draw:text-style-name="P10" draw:layer="layout" svg:width="0.029cm" svg:height="0.374cm" svg:x="25.481cm" svg:y="17.96cm" svg:viewBox="0 0 30 375" draw:points="0,375 30,375 30,0 0,0">
          <text:p/>
        </draw:polygon>
        <draw:polygon draw:style-name="gr36" draw:text-style-name="P8" draw:layer="layout" svg:width="0.029cm" svg:height="0.374cm" svg:x="25.51cm" svg:y="17.96cm" svg:viewBox="0 0 30 375" draw:points="0,375 30,375 30,0 0,0">
          <text:p/>
        </draw:polygon>
        <draw:polygon draw:style-name="gr38" draw:text-style-name="P10" draw:layer="layout" svg:width="0.029cm" svg:height="0.374cm" svg:x="25.539cm" svg:y="17.96cm" svg:viewBox="0 0 30 375" draw:points="0,375 30,375 30,0 0,0">
          <text:p/>
        </draw:polygon>
        <draw:polygon draw:style-name="gr36" draw:text-style-name="P8" draw:layer="layout" svg:width="0.029cm" svg:height="0.374cm" svg:x="25.568cm" svg:y="17.96cm" svg:viewBox="0 0 30 375" draw:points="0,375 30,375 30,0 0,0">
          <text:p/>
        </draw:polygon>
        <draw:polygon draw:style-name="gr37" draw:text-style-name="P9" draw:layer="layout" svg:width="0.029cm" svg:height="0.374cm" svg:x="25.599cm" svg:y="17.96cm" svg:viewBox="0 0 30 375" draw:points="0,375 30,375 30,0 0,0">
          <text:p/>
        </draw:polygon>
        <draw:polygon draw:style-name="gr36" draw:text-style-name="P8" draw:layer="layout" svg:width="0.029cm" svg:height="0.374cm" svg:x="25.628cm" svg:y="17.96cm" svg:viewBox="0 0 30 375" draw:points="0,375 30,375 30,0 0,0">
          <text:p/>
        </draw:polygon>
        <draw:polygon draw:style-name="gr35" draw:text-style-name="P7" draw:layer="layout" svg:width="0.029cm" svg:height="0.374cm" svg:x="25.657cm" svg:y="17.96cm" svg:viewBox="0 0 30 375" draw:points="0,375 30,375 30,0 0,0">
          <text:p/>
        </draw:polygon>
        <draw:polygon draw:style-name="gr38" draw:text-style-name="P10" draw:layer="layout" svg:width="0.029cm" svg:height="0.374cm" svg:x="25.686cm" svg:y="17.96cm" svg:viewBox="0 0 30 375" draw:points="0,375 30,375 30,0 0,0">
          <text:p/>
        </draw:polygon>
        <draw:polygon draw:style-name="gr36" draw:text-style-name="P8" draw:layer="layout" svg:width="0.029cm" svg:height="0.374cm" svg:x="25.716cm" svg:y="17.96cm" svg:viewBox="0 0 30 375" draw:points="0,375 30,375 30,0 0,0">
          <text:p/>
        </draw:polygon>
        <draw:polygon draw:style-name="gr37" draw:text-style-name="P9" draw:layer="layout" svg:width="0.029cm" svg:height="0.374cm" svg:x="25.746cm" svg:y="17.96cm" svg:viewBox="0 0 30 375" draw:points="0,375 30,375 30,0 0,0">
          <text:p/>
        </draw:polygon>
        <draw:polygon draw:style-name="gr35" draw:text-style-name="P7" draw:layer="layout" svg:width="0.029cm" svg:height="0.374cm" svg:x="25.775cm" svg:y="17.96cm" svg:viewBox="0 0 30 375" draw:points="0,375 30,375 30,0 0,0">
          <text:p/>
        </draw:polygon>
        <draw:polygon draw:style-name="gr38" draw:text-style-name="P10" draw:layer="layout" svg:width="0.03cm" svg:height="0.374cm" svg:x="25.804cm" svg:y="17.96cm" svg:viewBox="0 0 31 375" draw:points="0,375 31,375 31,0 0,0">
          <text:p/>
        </draw:polygon>
        <draw:polygon draw:style-name="gr37" draw:text-style-name="P9" draw:layer="layout" svg:width="0.029cm" svg:height="0.374cm" svg:x="25.834cm" svg:y="17.96cm" svg:viewBox="0 0 30 375" draw:points="0,375 30,375 30,0 0,0">
          <text:p/>
        </draw:polygon>
        <draw:polygon draw:style-name="gr35" draw:text-style-name="P7" draw:layer="layout" svg:width="0.029cm" svg:height="0.374cm" svg:x="25.863cm" svg:y="17.96cm" svg:viewBox="0 0 30 375" draw:points="0,375 30,375 30,0 0,0">
          <text:p/>
        </draw:polygon>
        <draw:polygon draw:style-name="gr35" draw:text-style-name="P7" draw:layer="layout" svg:width="0.03cm" svg:height="0.374cm" svg:x="25.892cm" svg:y="17.96cm" svg:viewBox="0 0 31 375" draw:points="0,375 31,375 31,0 0,0">
          <text:p/>
        </draw:polygon>
        <draw:polygon draw:style-name="gr37" draw:text-style-name="P9" draw:layer="layout" svg:width="0.029cm" svg:height="0.374cm" svg:x="25.923cm" svg:y="17.96cm" svg:viewBox="0 0 30 375" draw:points="0,375 30,375 30,0 0,0">
          <text:p/>
        </draw:polygon>
        <draw:polygon draw:style-name="gr35" draw:text-style-name="P7" draw:layer="layout" svg:width="0.029cm" svg:height="0.374cm" svg:x="25.952cm" svg:y="17.96cm" svg:viewBox="0 0 30 375" draw:points="0,375 30,375 30,0 0,0">
          <text:p/>
        </draw:polygon>
        <draw:polygon draw:style-name="gr35" draw:text-style-name="P7" draw:layer="layout" svg:width="0.029cm" svg:height="0.374cm" svg:x="25.981cm" svg:y="17.96cm" svg:viewBox="0 0 30 375" draw:points="0,375 30,375 30,0 0,0">
          <text:p/>
        </draw:polygon>
        <draw:polygon draw:style-name="gr36" draw:text-style-name="P8" draw:layer="layout" svg:width="0.029cm" svg:height="0.374cm" svg:x="26.01cm" svg:y="17.96cm" svg:viewBox="0 0 30 375" draw:points="0,375 30,375 30,0 0,0">
          <text:p/>
        </draw:polygon>
        <draw:polygon draw:style-name="gr37" draw:text-style-name="P9" draw:layer="layout" svg:width="0.029cm" svg:height="0.374cm" svg:x="26.04cm" svg:y="17.96cm" svg:viewBox="0 0 30 375" draw:points="0,375 30,375 30,0 0,0">
          <text:p/>
        </draw:polygon>
        <draw:polygon draw:style-name="gr36" draw:text-style-name="P8" draw:layer="layout" svg:width="0.029cm" svg:height="0.374cm" svg:x="26.07cm" svg:y="17.96cm" svg:viewBox="0 0 30 375" draw:points="0,375 30,375 30,0 0,0">
          <text:p/>
        </draw:polygon>
        <draw:polygon draw:style-name="gr35" draw:text-style-name="P7" draw:layer="layout" svg:width="0.029cm" svg:height="0.374cm" svg:x="26.099cm" svg:y="17.96cm" svg:viewBox="0 0 30 375" draw:points="0,375 30,375 30,0 0,0">
          <text:p/>
        </draw:polygon>
        <draw:polygon draw:style-name="gr37" draw:text-style-name="P9" draw:layer="layout" svg:width="0.03cm" svg:height="0.374cm" svg:x="26.128cm" svg:y="17.96cm" svg:viewBox="0 0 31 375" draw:points="0,375 31,375 31,0 0,0">
          <text:p/>
        </draw:polygon>
        <draw:polygon draw:style-name="gr36" draw:text-style-name="P8" draw:layer="layout" svg:width="0.029cm" svg:height="0.374cm" svg:x="26.158cm" svg:y="17.96cm" svg:viewBox="0 0 30 375" draw:points="0,375 30,375 30,0 0,0">
          <text:p/>
        </draw:polygon>
        <draw:polygon draw:style-name="gr37" draw:text-style-name="P9" draw:layer="layout" svg:width="0.029cm" svg:height="0.374cm" svg:x="26.187cm" svg:y="17.96cm" svg:viewBox="0 0 30 375" draw:points="0,375 30,375 30,0 0,0">
          <text:p/>
        </draw:polygon>
        <draw:polygon draw:style-name="gr35" draw:text-style-name="P7" draw:layer="layout" svg:width="0.03cm" svg:height="0.374cm" svg:x="26.216cm" svg:y="17.96cm" svg:viewBox="0 0 31 375" draw:points="0,375 31,375 31,0 0,0">
          <text:p/>
        </draw:polygon>
        <draw:polygon draw:style-name="gr35" draw:text-style-name="P7" draw:layer="layout" svg:width="0.029cm" svg:height="0.374cm" svg:x="26.247cm" svg:y="17.96cm" svg:viewBox="0 0 30 375" draw:points="0,375 30,375 30,0 0,0">
          <text:p/>
        </draw:polygon>
        <draw:polygon draw:style-name="gr35" draw:text-style-name="P7" draw:layer="layout" svg:width="0.029cm" svg:height="0.374cm" svg:x="26.276cm" svg:y="17.96cm" svg:viewBox="0 0 30 375" draw:points="0,375 30,375 30,0 0,0">
          <text:p/>
        </draw:polygon>
        <draw:polygon draw:style-name="gr38" draw:text-style-name="P10" draw:layer="layout" svg:width="0.029cm" svg:height="0.374cm" svg:x="26.305cm" svg:y="17.96cm" svg:viewBox="0 0 30 375" draw:points="0,375 30,375 30,0 0,0">
          <text:p/>
        </draw:polygon>
        <draw:polygon draw:style-name="gr37" draw:text-style-name="P9" draw:layer="layout" svg:width="0.029cm" svg:height="0.374cm" svg:x="26.335cm" svg:y="17.96cm" svg:viewBox="0 0 30 375" draw:points="0,375 30,375 30,0 0,0">
          <text:p/>
        </draw:polygon>
        <draw:polygon draw:style-name="gr36" draw:text-style-name="P8" draw:layer="layout" svg:width="0.029cm" svg:height="0.374cm" svg:x="26.364cm" svg:y="17.96cm" svg:viewBox="0 0 30 375" draw:points="0,375 30,375 30,0 0,0">
          <text:p/>
        </draw:polygon>
        <draw:polygon draw:style-name="gr37" draw:text-style-name="P9" draw:layer="layout" svg:width="0.029cm" svg:height="0.374cm" svg:x="26.393cm" svg:y="17.96cm" svg:viewBox="0 0 30 375" draw:points="0,375 30,375 30,0 0,0">
          <text:p/>
        </draw:polygon>
        <draw:polygon draw:style-name="gr35" draw:text-style-name="P7" draw:layer="layout" svg:width="0.029cm" svg:height="0.374cm" svg:x="26.423cm" svg:y="17.96cm" svg:viewBox="0 0 30 375" draw:points="0,375 30,375 30,0 0,0">
          <text:p/>
        </draw:polygon>
        <draw:polygon draw:style-name="gr38" draw:text-style-name="P10" draw:layer="layout" svg:width="0.029cm" svg:height="0.374cm" svg:x="26.453cm" svg:y="17.96cm" svg:viewBox="0 0 30 375" draw:points="0,375 30,375 30,0 0,0">
          <text:p/>
        </draw:polygon>
        <draw:polygon draw:style-name="gr35" draw:text-style-name="P7" draw:layer="layout" svg:width="0.029cm" svg:height="0.374cm" svg:x="26.482cm" svg:y="17.96cm" svg:viewBox="0 0 30 375" draw:points="0,375 30,375 30,0 0,0">
          <text:p/>
        </draw:polygon>
        <draw:polygon draw:style-name="gr35" draw:text-style-name="P7" draw:layer="layout" svg:width="0.029cm" svg:height="0.374cm" svg:x="26.511cm" svg:y="17.96cm" svg:viewBox="0 0 30 375" draw:points="0,375 30,375 30,0 0,0">
          <text:p/>
        </draw:polygon>
        <draw:polygon draw:style-name="gr37" draw:text-style-name="P9" draw:layer="layout" svg:width="0.029cm" svg:height="0.374cm" svg:x="26.54cm" svg:y="17.96cm" svg:viewBox="0 0 30 375" draw:points="0,375 30,375 30,0 0,0">
          <text:p/>
        </draw:polygon>
        <draw:polygon draw:style-name="gr38" draw:text-style-name="P10" draw:layer="layout" svg:width="0.03cm" svg:height="0.374cm" svg:x="26.569cm" svg:y="17.96cm" svg:viewBox="0 0 31 375" draw:points="0,375 31,375 31,0 0,0">
          <text:p/>
        </draw:polygon>
        <draw:polygon draw:style-name="gr35" draw:text-style-name="P7" draw:layer="layout" svg:width="0.029cm" svg:height="0.374cm" svg:x="26.6cm" svg:y="17.96cm" svg:viewBox="0 0 30 375" draw:points="0,375 30,375 30,0 0,0">
          <text:p/>
        </draw:polygon>
        <draw:polygon draw:style-name="gr35" draw:text-style-name="P7" draw:layer="layout" svg:width="0.029cm" svg:height="0.374cm" svg:x="26.629cm" svg:y="17.96cm" svg:viewBox="0 0 30 375" draw:points="0,375 30,375 30,0 0,0">
          <text:p/>
        </draw:polygon>
        <draw:polygon draw:style-name="gr38" draw:text-style-name="P10" draw:layer="layout" svg:width="0.03cm" svg:height="0.374cm" svg:x="26.658cm" svg:y="17.96cm" svg:viewBox="0 0 31 375" draw:points="0,375 31,375 31,0 0,0">
          <text:p/>
        </draw:polygon>
        <draw:polygon draw:style-name="gr37" draw:text-style-name="P9" draw:layer="layout" svg:width="0.029cm" svg:height="0.374cm" svg:x="26.688cm" svg:y="17.96cm" svg:viewBox="0 0 30 375" draw:points="0,375 30,375 30,0 0,0">
          <text:p/>
        </draw:polygon>
        <draw:polygon draw:style-name="gr38" draw:text-style-name="P10" draw:layer="layout" svg:width="0.029cm" svg:height="0.374cm" svg:x="26.717cm" svg:y="17.96cm" svg:viewBox="0 0 30 375" draw:points="0,375 30,375 30,0 0,0">
          <text:p/>
        </draw:polygon>
        <draw:polygon draw:style-name="gr37" draw:text-style-name="P9" draw:layer="layout" svg:width="0.029cm" svg:height="0.374cm" svg:x="26.747cm" svg:y="17.96cm" svg:viewBox="0 0 30 375" draw:points="0,375 30,375 30,0 0,0">
          <text:p/>
        </draw:polygon>
        <draw:polygon draw:style-name="gr35" draw:text-style-name="P7" draw:layer="layout" svg:width="0.029cm" svg:height="0.374cm" svg:x="26.777cm" svg:y="17.96cm" svg:viewBox="0 0 30 375" draw:points="0,375 30,375 30,0 0,0">
          <text:p/>
        </draw:polygon>
        <draw:polygon draw:style-name="gr35" draw:text-style-name="P7" draw:layer="layout" svg:width="0.029cm" svg:height="0.374cm" svg:x="26.806cm" svg:y="17.96cm" svg:viewBox="0 0 30 375" draw:points="0,375 30,375 30,0 0,0">
          <text:p/>
        </draw:polygon>
        <draw:polygon draw:style-name="gr38" draw:text-style-name="P10" draw:layer="layout" svg:width="0.029cm" svg:height="0.374cm" svg:x="26.835cm" svg:y="17.96cm" svg:viewBox="0 0 30 375" draw:points="0,375 30,375 30,0 0,0">
          <text:p/>
        </draw:polygon>
        <draw:polygon draw:style-name="gr38" draw:text-style-name="P10" draw:layer="layout" svg:width="0.029cm" svg:height="0.374cm" svg:x="26.864cm" svg:y="17.96cm" svg:viewBox="0 0 30 375" draw:points="0,375 30,375 30,0 0,0">
          <text:p/>
        </draw:polygon>
        <draw:polygon draw:style-name="gr37" draw:text-style-name="P9" draw:layer="layout" svg:width="0.029cm" svg:height="0.374cm" svg:x="26.895cm" svg:y="17.96cm" svg:viewBox="0 0 30 375" draw:points="0,375 30,375 30,0 0,0">
          <text:p/>
        </draw:polygon>
        <draw:polygon draw:style-name="gr36" draw:text-style-name="P8" draw:layer="layout" svg:width="0.029cm" svg:height="0.374cm" svg:x="26.924cm" svg:y="17.96cm" svg:viewBox="0 0 30 375" draw:points="0,375 30,375 30,0 0,0">
          <text:p/>
        </draw:polygon>
        <draw:polygon draw:style-name="gr35" draw:text-style-name="P7" draw:layer="layout" svg:width="0.029cm" svg:height="0.374cm" svg:x="26.953cm" svg:y="17.96cm" svg:viewBox="0 0 30 375" draw:points="0,375 30,375 30,0 0,0">
          <text:p/>
        </draw:polygon>
        <draw:polygon draw:style-name="gr37" draw:text-style-name="P9" draw:layer="layout" svg:width="0.03cm" svg:height="0.374cm" svg:x="26.982cm" svg:y="17.96cm" svg:viewBox="0 0 31 375" draw:points="0,375 31,375 31,0 0,0">
          <text:p/>
        </draw:polygon>
        <draw:polygon draw:style-name="gr35" draw:text-style-name="P7" draw:layer="layout" svg:width="0.029cm" svg:height="0.374cm" svg:x="27.012cm" svg:y="17.96cm" svg:viewBox="0 0 30 375" draw:points="0,375 30,375 30,0 0,0">
          <text:p/>
        </draw:polygon>
        <draw:polygon draw:style-name="gr35" draw:text-style-name="P7" draw:layer="layout" svg:width="0.029cm" svg:height="0.374cm" svg:x="27.041cm" svg:y="17.96cm" svg:viewBox="0 0 30 375" draw:points="0,375 30,375 30,0 0,0">
          <text:p/>
        </draw:polygon>
        <draw:polygon draw:style-name="gr38" draw:text-style-name="P10" draw:layer="layout" svg:width="0.029cm" svg:height="0.374cm" svg:x="27.071cm" svg:y="17.96cm" svg:viewBox="0 0 30 375" draw:points="0,375 30,375 30,0 0,0">
          <text:p/>
        </draw:polygon>
        <draw:polygon draw:style-name="gr38" draw:text-style-name="P10" draw:layer="layout" svg:width="0.029cm" svg:height="0.374cm" svg:x="27.101cm" svg:y="17.96cm" svg:viewBox="0 0 30 375" draw:points="0,375 30,375 30,0 0,0">
          <text:p/>
        </draw:polygon>
        <draw:polygon draw:style-name="gr36" draw:text-style-name="P8" draw:layer="layout" svg:width="0.029cm" svg:height="0.374cm" svg:x="27.13cm" svg:y="17.96cm" svg:viewBox="0 0 30 375" draw:points="0,375 30,375 30,0 0,0">
          <text:p/>
        </draw:polygon>
        <draw:polygon draw:style-name="gr35" draw:text-style-name="P7" draw:layer="layout" svg:width="0.029cm" svg:height="0.374cm" svg:x="27.159cm" svg:y="17.96cm" svg:viewBox="0 0 30 375" draw:points="0,375 30,375 30,0 0,0">
          <text:p/>
        </draw:polygon>
        <draw:polygon draw:style-name="gr37" draw:text-style-name="P9" draw:layer="layout" svg:width="0.029cm" svg:height="0.374cm" svg:x="27.188cm" svg:y="17.96cm" svg:viewBox="0 0 30 375" draw:points="0,375 30,375 30,0 0,0">
          <text:p/>
        </draw:polygon>
        <draw:polygon draw:style-name="gr38" draw:text-style-name="P10" draw:layer="layout" svg:width="0.029cm" svg:height="0.374cm" svg:x="27.219cm" svg:y="17.96cm" svg:viewBox="0 0 30 375" draw:points="0,375 30,375 30,0 0,0">
          <text:p/>
        </draw:polygon>
        <draw:polygon draw:style-name="gr37" draw:text-style-name="P9" draw:layer="layout" svg:width="0.029cm" svg:height="0.374cm" svg:x="27.248cm" svg:y="17.96cm" svg:viewBox="0 0 30 375" draw:points="0,375 30,375 30,0 0,0">
          <text:p/>
        </draw:polygon>
        <draw:polygon draw:style-name="gr35" draw:text-style-name="P7" draw:layer="layout" svg:width="0.029cm" svg:height="0.374cm" svg:x="27.277cm" svg:y="17.96cm" svg:viewBox="0 0 30 375" draw:points="0,375 30,375 30,0 0,0">
          <text:p/>
        </draw:polygon>
        <draw:polygon draw:style-name="gr35" draw:text-style-name="P7" draw:layer="layout" svg:width="0.029cm" svg:height="0.374cm" svg:x="27.306cm" svg:y="17.96cm" svg:viewBox="0 0 30 375" draw:points="0,375 30,375 30,0 0,0">
          <text:p/>
        </draw:polygon>
        <draw:polygon draw:style-name="gr38" draw:text-style-name="P10" draw:layer="layout" svg:width="0.029cm" svg:height="0.374cm" svg:x="27.336cm" svg:y="17.96cm" svg:viewBox="0 0 30 375" draw:points="0,375 30,375 30,0 0,0">
          <text:p/>
        </draw:polygon>
        <draw:polygon draw:style-name="gr36" draw:text-style-name="P8" draw:layer="layout" svg:width="0.029cm" svg:height="0.374cm" svg:x="27.365cm" svg:y="17.96cm" svg:viewBox="0 0 30 375" draw:points="0,375 30,375 30,0 0,0">
          <text:p/>
        </draw:polygon>
        <draw:polygon draw:style-name="gr35" draw:text-style-name="P7" draw:layer="layout" svg:width="0.029cm" svg:height="0.374cm" svg:x="27.395cm" svg:y="17.96cm" svg:viewBox="0 0 30 375" draw:points="0,375 30,375 30,0 0,0">
          <text:p/>
        </draw:polygon>
        <draw:polygon draw:style-name="gr38" draw:text-style-name="P10" draw:layer="layout" svg:width="0.03cm" svg:height="0.374cm" svg:x="27.424cm" svg:y="17.96cm" svg:viewBox="0 0 31 375" draw:points="0,375 31,375 31,0 0,0">
          <text:p/>
        </draw:polygon>
        <draw:polygon draw:style-name="gr36" draw:text-style-name="P8" draw:layer="layout" svg:width="0.029cm" svg:height="0.374cm" svg:x="27.454cm" svg:y="17.96cm" svg:viewBox="0 0 30 375" draw:points="0,375 30,375 30,0 0,0">
          <text:p/>
        </draw:polygon>
        <draw:polygon draw:style-name="gr37" draw:text-style-name="P9" draw:layer="layout" svg:width="0.029cm" svg:height="0.374cm" svg:x="27.483cm" svg:y="17.96cm" svg:viewBox="0 0 30 375" draw:points="0,375 30,375 30,0 0,0">
          <text:p/>
        </draw:polygon>
        <draw:polygon draw:style-name="gr35" draw:text-style-name="P7" draw:layer="layout" svg:width="0.029cm" svg:height="0.374cm" svg:x="27.512cm" svg:y="17.96cm" svg:viewBox="0 0 30 375" draw:points="0,375 30,375 30,0 0,0">
          <text:p/>
        </draw:polygon>
        <draw:polygon draw:style-name="gr35" draw:text-style-name="P7" draw:layer="layout" svg:width="0.029cm" svg:height="0.374cm" svg:x="27.543cm" svg:y="17.96cm" svg:viewBox="0 0 30 375" draw:points="0,375 30,375 30,0 0,0">
          <text:p/>
        </draw:polygon>
        <draw:polygon draw:style-name="gr38" draw:text-style-name="P10" draw:layer="layout" svg:width="0.029cm" svg:height="0.374cm" svg:x="27.572cm" svg:y="17.96cm" svg:viewBox="0 0 30 375" draw:points="0,375 30,375 30,0 0,0">
          <text:p/>
        </draw:polygon>
        <draw:polygon draw:style-name="gr36" draw:text-style-name="P8" draw:layer="layout" svg:width="0.029cm" svg:height="0.374cm" svg:x="27.601cm" svg:y="17.96cm" svg:viewBox="0 0 30 375" draw:points="0,375 30,375 30,0 0,0">
          <text:p/>
        </draw:polygon>
        <draw:polygon draw:style-name="gr38" draw:text-style-name="P10" draw:layer="layout" svg:width="0.029cm" svg:height="0.374cm" svg:x="27.63cm" svg:y="17.96cm" svg:viewBox="0 0 30 375" draw:points="0,375 30,375 30,0 0,0">
          <text:p/>
        </draw:polygon>
        <draw:polygon draw:style-name="gr38" draw:text-style-name="P10" draw:layer="layout" svg:width="0.029cm" svg:height="0.374cm" svg:x="27.66cm" svg:y="17.96cm" svg:viewBox="0 0 30 375" draw:points="0,375 30,375 30,0 0,0">
          <text:p/>
        </draw:polygon>
        <draw:polygon draw:style-name="gr38" draw:text-style-name="P10" draw:layer="layout" svg:width="0.029cm" svg:height="0.374cm" svg:x="27.689cm" svg:y="17.96cm" svg:viewBox="0 0 30 375" draw:points="0,375 30,375 30,0 0,0">
          <text:p/>
        </draw:polygon>
        <draw:polygon draw:style-name="gr37" draw:text-style-name="P9" draw:layer="layout" svg:width="0.029cm" svg:height="0.374cm" svg:x="27.719cm" svg:y="17.96cm" svg:viewBox="0 0 30 375" draw:points="0,375 30,375 30,0 0,0">
          <text:p/>
        </draw:polygon>
        <draw:polygon draw:style-name="gr35" draw:text-style-name="P7" draw:layer="layout" svg:width="0.029cm" svg:height="0.374cm" svg:x="27.748cm" svg:y="17.96cm" svg:viewBox="0 0 30 375" draw:points="0,375 30,375 30,0 0,0">
          <text:p/>
        </draw:polygon>
        <draw:polygon draw:style-name="gr35" draw:text-style-name="P7" draw:layer="layout" svg:width="0.029cm" svg:height="0.374cm" svg:x="27.778cm" svg:y="17.96cm" svg:viewBox="0 0 30 375" draw:points="0,375 30,375 30,0 0,0">
          <text:p/>
        </draw:polygon>
        <draw:polygon draw:style-name="gr36" draw:text-style-name="P8" draw:layer="layout" svg:width="0.029cm" svg:height="0.374cm" svg:x="27.807cm" svg:y="17.96cm" svg:viewBox="0 0 30 375" draw:points="0,375 30,375 30,0 0,0">
          <text:p/>
        </draw:polygon>
        <draw:polygon draw:style-name="gr37" draw:text-style-name="P9" draw:layer="layout" svg:width="0.03cm" svg:height="0.374cm" svg:x="27.836cm" svg:y="17.96cm" svg:viewBox="0 0 31 375" draw:points="0,375 31,375 31,0 0,0">
          <text:p/>
        </draw:polygon>
        <draw:polygon draw:style-name="gr36" draw:text-style-name="P8" draw:layer="layout" svg:width="0.029cm" svg:height="0.374cm" svg:x="27.867cm" svg:y="17.96cm" svg:viewBox="0 0 30 375" draw:points="0,375 30,375 30,0 0,0">
          <text:p/>
        </draw:polygon>
        <draw:polygon draw:style-name="gr35" draw:text-style-name="P7" draw:layer="layout" svg:width="0.029cm" svg:height="0.374cm" svg:x="27.896cm" svg:y="17.96cm" svg:viewBox="0 0 30 375" draw:points="0,375 30,375 30,0 0,0">
          <text:p/>
        </draw:polygon>
        <draw:polygon draw:style-name="gr36" draw:text-style-name="P8" draw:layer="layout" svg:width="0.029cm" svg:height="0.374cm" svg:x="27.925cm" svg:y="17.96cm" svg:viewBox="0 0 30 375" draw:points="0,375 30,375 30,0 0,0">
          <text:p/>
        </draw:polygon>
        <draw:polygon draw:style-name="gr36" draw:text-style-name="P8" draw:layer="layout" svg:width="0.029cm" svg:height="0.374cm" svg:x="27.955cm" svg:y="17.96cm" svg:viewBox="0 0 30 375" draw:points="0,375 30,375 30,0 0,0">
          <text:p/>
        </draw:polygon>
        <draw:polygon draw:style-name="gr38" draw:text-style-name="P10" draw:layer="layout" svg:width="0.029cm" svg:height="0.374cm" svg:x="27.984cm" svg:y="17.96cm" svg:viewBox="0 0 30 375" draw:points="0,375 30,375 30,0 0,0">
          <text:p/>
        </draw:polygon>
        <draw:polygon draw:style-name="gr38" draw:text-style-name="P10" draw:layer="layout" svg:width="0.029cm" svg:height="0.374cm" svg:x="28.013cm" svg:y="17.96cm" svg:viewBox="0 0 30 375" draw:points="0,375 30,375 30,0 0,0">
          <text:p/>
        </draw:polygon>
        <draw:polygon draw:style-name="gr37" draw:text-style-name="P9" draw:layer="layout" svg:width="0.029cm" svg:height="0.374cm" svg:x="28.043cm" svg:y="17.96cm" svg:viewBox="0 0 30 375" draw:points="0,375 30,375 30,0 0,0">
          <text:p/>
        </draw:polygon>
        <draw:polygon draw:style-name="gr36" draw:text-style-name="P8" draw:layer="layout" svg:width="0.029cm" svg:height="0.374cm" svg:x="28.072cm" svg:y="17.96cm" svg:viewBox="0 0 30 375" draw:points="0,375 30,375 30,0 0,0">
          <text:p/>
        </draw:polygon>
        <draw:polygon draw:style-name="gr37" draw:text-style-name="P9" draw:layer="layout" svg:width="0.029cm" svg:height="0.374cm" svg:x="28.102cm" svg:y="17.96cm" svg:viewBox="0 0 30 375" draw:points="0,375 30,375 30,0 0,0">
          <text:p/>
        </draw:polygon>
        <draw:polygon draw:style-name="gr36" draw:text-style-name="P8" draw:layer="layout" svg:width="0.029cm" svg:height="0.374cm" svg:x="28.131cm" svg:y="17.96cm" svg:viewBox="0 0 30 375" draw:points="0,375 30,375 30,0 0,0">
          <text:p/>
        </draw:polygon>
        <draw:polygon draw:style-name="gr36" draw:text-style-name="P8" draw:layer="layout" svg:width="0.029cm" svg:height="0.374cm" svg:x="28.16cm" svg:y="17.96cm" svg:viewBox="0 0 30 375" draw:points="0,375 30,375 30,0 0,0">
          <text:p/>
        </draw:polygon>
        <draw:polygon draw:style-name="gr36" draw:text-style-name="P8" draw:layer="layout" svg:width="0.03cm" svg:height="0.374cm" svg:x="28.189cm" svg:y="17.96cm" svg:viewBox="0 0 31 375" draw:points="0,375 31,375 31,0 0,0">
          <text:p/>
        </draw:polygon>
        <draw:polygon draw:style-name="gr38" draw:text-style-name="P10" draw:layer="layout" svg:width="0.029cm" svg:height="0.374cm" svg:x="28.22cm" svg:y="17.96cm" svg:viewBox="0 0 30 375" draw:points="0,375 30,375 30,0 0,0">
          <text:p/>
        </draw:polygon>
        <draw:polygon draw:style-name="gr38" draw:text-style-name="P10" draw:layer="layout" svg:width="0.029cm" svg:height="0.374cm" svg:x="28.249cm" svg:y="17.96cm" svg:viewBox="0 0 30 375" draw:points="0,375 30,375 30,0 0,0">
          <text:p/>
        </draw:polygon>
        <draw:polygon draw:style-name="gr38" draw:text-style-name="P10" draw:layer="layout" svg:width="0.03cm" svg:height="0.374cm" svg:x="28.278cm" svg:y="17.96cm" svg:viewBox="0 0 31 375" draw:points="0,375 31,375 31,0 0,0">
          <text:p/>
        </draw:polygon>
        <draw:polygon draw:style-name="gr37" draw:text-style-name="P9" draw:layer="layout" svg:width="0.029cm" svg:height="0.374cm" svg:x="28.308cm" svg:y="17.96cm" svg:viewBox="0 0 30 375" draw:points="0,375 30,375 30,0 0,0">
          <text:p/>
        </draw:polygon>
        <draw:polygon draw:style-name="gr37" draw:text-style-name="P9" draw:layer="layout" svg:width="0.029cm" svg:height="0.374cm" svg:x="28.337cm" svg:y="17.96cm" svg:viewBox="0 0 30 375" draw:points="0,375 30,375 30,0 0,0">
          <text:p/>
        </draw:polygon>
        <draw:polygon draw:style-name="gr38" draw:text-style-name="P10" draw:layer="layout" svg:width="0.029cm" svg:height="0.374cm" svg:x="28.366cm" svg:y="17.96cm" svg:viewBox="0 0 30 375" draw:points="0,375 30,375 30,0 0,0">
          <text:p/>
        </draw:polygon>
        <draw:polygon draw:style-name="gr35" draw:text-style-name="P7" draw:layer="layout" svg:width="0.029cm" svg:height="0.374cm" svg:x="28.397cm" svg:y="17.96cm" svg:viewBox="0 0 30 375" draw:points="0,375 30,375 30,0 0,0">
          <text:p/>
        </draw:polygon>
        <draw:polygon draw:style-name="gr38" draw:text-style-name="P10" draw:layer="layout" svg:width="0.029cm" svg:height="0.374cm" svg:x="28.426cm" svg:y="17.96cm" svg:viewBox="0 0 30 375" draw:points="0,375 30,375 30,0 0,0">
          <text:p/>
        </draw:polygon>
        <draw:polygon draw:style-name="gr38" draw:text-style-name="P10" draw:layer="layout" svg:width="0.029cm" svg:height="0.374cm" svg:x="28.455cm" svg:y="17.96cm" svg:viewBox="0 0 30 375" draw:points="0,375 30,375 30,0 0,0">
          <text:p/>
        </draw:polygon>
        <draw:polygon draw:style-name="gr36" draw:text-style-name="P8" draw:layer="layout" svg:width="0.029cm" svg:height="0.374cm" svg:x="28.484cm" svg:y="17.96cm" svg:viewBox="0 0 30 375" draw:points="0,375 30,375 30,0 0,0">
          <text:p/>
        </draw:polygon>
        <draw:polygon draw:style-name="gr36" draw:text-style-name="P8" draw:layer="layout" svg:width="0.029cm" svg:height="0.374cm" svg:x="28.514cm" svg:y="17.96cm" svg:viewBox="0 0 30 375" draw:points="0,375 30,375 30,0 0,0">
          <text:p/>
        </draw:polygon>
        <draw:polygon draw:style-name="gr37" draw:text-style-name="P9" draw:layer="layout" svg:width="0.029cm" svg:height="0.374cm" svg:x="28.544cm" svg:y="17.96cm" svg:viewBox="0 0 30 375" draw:points="0,375 30,375 30,0 0,0">
          <text:p/>
        </draw:polygon>
        <draw:polygon draw:style-name="gr35" draw:text-style-name="P7" draw:layer="layout" svg:width="0.029cm" svg:height="0.374cm" svg:x="28.573cm" svg:y="17.96cm" svg:viewBox="0 0 30 375" draw:points="0,375 30,375 30,0 0,0">
          <text:p/>
        </draw:polygon>
        <draw:polygon draw:style-name="gr38" draw:text-style-name="P10" draw:layer="layout" svg:width="0.029cm" svg:height="0.374cm" svg:x="28.602cm" svg:y="17.96cm" svg:viewBox="0 0 30 375" draw:points="0,375 30,375 30,0 0,0">
          <text:p/>
        </draw:polygon>
        <draw:polygon draw:style-name="gr37" draw:text-style-name="P9" draw:layer="layout" svg:width="0.03cm" svg:height="0.374cm" svg:x="28.631cm" svg:y="17.96cm" svg:viewBox="0 0 31 375" draw:points="0,375 31,375 31,0 0,0">
          <text:p/>
        </draw:polygon>
        <draw:polygon draw:style-name="gr37" draw:text-style-name="P9" draw:layer="layout" svg:width="0.029cm" svg:height="0.374cm" svg:x="28.661cm" svg:y="17.96cm" svg:viewBox="0 0 30 375" draw:points="0,375 30,375 30,0 0,0">
          <text:p/>
        </draw:polygon>
        <draw:polygon draw:style-name="gr37" draw:text-style-name="P9" draw:layer="layout" svg:width="0.029cm" svg:height="0.374cm" svg:x="28.69cm" svg:y="17.96cm" svg:viewBox="0 0 30 375" draw:points="0,375 30,375 30,0 0,0">
          <text:p/>
        </draw:polygon>
        <draw:polygon draw:style-name="gr36" draw:text-style-name="P8" draw:layer="layout" svg:width="0.029cm" svg:height="0.374cm" svg:x="28.721cm" svg:y="17.96cm" svg:viewBox="0 0 30 375" draw:points="0,375 30,375 30,0 0,0">
          <text:p/>
        </draw:polygon>
        <draw:polygon draw:style-name="gr35" draw:text-style-name="P7" draw:layer="layout" svg:width="0.029cm" svg:height="0.374cm" svg:x="28.75cm" svg:y="17.96cm" svg:viewBox="0 0 30 375" draw:points="0,375 30,375 30,0 0,0">
          <text:p/>
        </draw:polygon>
        <draw:polygon draw:style-name="gr38" draw:text-style-name="P10" draw:layer="layout" svg:width="0.029cm" svg:height="0.374cm" svg:x="28.779cm" svg:y="17.96cm" svg:viewBox="0 0 30 375" draw:points="0,375 30,375 30,0 0,0">
          <text:p/>
        </draw:polygon>
        <draw:polygon draw:style-name="gr37" draw:text-style-name="P9" draw:layer="layout" svg:width="0.029cm" svg:height="0.374cm" svg:x="28.808cm" svg:y="17.96cm" svg:viewBox="0 0 30 375" draw:points="0,375 30,375 30,0 0,0">
          <text:p/>
        </draw:polygon>
        <draw:polygon draw:style-name="gr36" draw:text-style-name="P8" draw:layer="layout" svg:width="0.029cm" svg:height="0.374cm" svg:x="28.838cm" svg:y="17.96cm" svg:viewBox="0 0 30 375" draw:points="0,375 30,375 30,0 0,0">
          <text:p/>
        </draw:polygon>
        <draw:polygon draw:style-name="gr36" draw:text-style-name="P8" draw:layer="layout" svg:width="0.029cm" svg:height="0.374cm" svg:x="28.868cm" svg:y="17.96cm" svg:viewBox="0 0 30 375" draw:points="0,375 30,375 30,0 0,0">
          <text:p/>
        </draw:polygon>
        <draw:polygon draw:style-name="gr38" draw:text-style-name="P10" draw:layer="layout" svg:width="0.029cm" svg:height="0.374cm" svg:x="28.897cm" svg:y="17.96cm" svg:viewBox="0 0 30 375" draw:points="0,375 30,375 30,0 0,0">
          <text:p/>
        </draw:polygon>
        <draw:polygon draw:style-name="gr37" draw:text-style-name="P9" draw:layer="layout" svg:width="0.029cm" svg:height="0.374cm" svg:x="28.926cm" svg:y="17.96cm" svg:viewBox="0 0 30 375" draw:points="0,375 30,375 30,0 0,0">
          <text:p/>
        </draw:polygon>
        <draw:polygon draw:style-name="gr38" draw:text-style-name="P10" draw:layer="layout" svg:width="0.029cm" svg:height="0.374cm" svg:x="28.956cm" svg:y="17.96cm" svg:viewBox="0 0 30 375" draw:points="0,375 30,375 30,0 0,0">
          <text:p/>
        </draw:polygon>
        <draw:polygon draw:style-name="gr38" draw:text-style-name="P10" draw:layer="layout" svg:width="0.029cm" svg:height="0.374cm" svg:x="28.985cm" svg:y="17.96cm" svg:viewBox="0 0 30 375" draw:points="0,375 30,375 30,0 0,0">
          <text:p/>
        </draw:polygon>
        <draw:polygon draw:style-name="gr36" draw:text-style-name="P8" draw:layer="layout" svg:width="0.029cm" svg:height="0.374cm" svg:x="29.014cm" svg:y="17.96cm" svg:viewBox="0 0 30 375" draw:points="0,375 30,375 30,0 0,0">
          <text:p/>
        </draw:polygon>
        <draw:polygon draw:style-name="gr37" draw:text-style-name="P9" draw:layer="layout" svg:width="0.03cm" svg:height="0.374cm" svg:x="29.044cm" svg:y="17.96cm" svg:viewBox="0 0 31 375" draw:points="0,375 31,375 31,0 0,0">
          <text:p/>
        </draw:polygon>
        <draw:polygon draw:style-name="gr35" draw:text-style-name="P7" draw:layer="layout" svg:width="0.029cm" svg:height="0.374cm" svg:x="29.074cm" svg:y="17.96cm" svg:viewBox="0 0 30 375" draw:points="0,375 30,375 30,0 0,0">
          <text:p/>
        </draw:polygon>
        <draw:polygon draw:style-name="gr37" draw:text-style-name="P9" draw:layer="layout" svg:width="0.029cm" svg:height="0.374cm" svg:x="29.103cm" svg:y="17.96cm" svg:viewBox="0 0 30 375" draw:points="0,375 30,375 30,0 0,0">
          <text:p/>
        </draw:polygon>
        <draw:polygon draw:style-name="gr38" draw:text-style-name="P10" draw:layer="layout" svg:width="0.029cm" svg:height="0.374cm" svg:x="29.132cm" svg:y="17.96cm" svg:viewBox="0 0 30 375" draw:points="0,375 30,375 30,0 0,0">
          <text:p/>
        </draw:polygon>
        <draw:polygon draw:style-name="gr37" draw:text-style-name="P9" draw:layer="layout" svg:width="0.029cm" svg:height="0.374cm" svg:x="29.162cm" svg:y="17.96cm" svg:viewBox="0 0 30 375" draw:points="0,375 30,375 30,0 0,0">
          <text:p/>
        </draw:polygon>
        <draw:polygon draw:style-name="gr38" draw:text-style-name="P10" draw:layer="layout" svg:width="0.029cm" svg:height="0.374cm" svg:x="29.192cm" svg:y="17.96cm" svg:viewBox="0 0 30 375" draw:points="0,375 30,375 30,0 0,0">
          <text:p/>
        </draw:polygon>
        <draw:polygon draw:style-name="gr36" draw:text-style-name="P8" draw:layer="layout" svg:width="0.029cm" svg:height="0.374cm" svg:x="29.221cm" svg:y="17.96cm" svg:viewBox="0 0 30 375" draw:points="0,375 30,375 30,0 0,0">
          <text:p/>
        </draw:polygon>
        <draw:polygon draw:style-name="gr38" draw:text-style-name="P10" draw:layer="layout" svg:width="0.029cm" svg:height="0.374cm" svg:x="29.25cm" svg:y="17.96cm" svg:viewBox="0 0 30 375" draw:points="0,375 30,375 30,0 0,0">
          <text:p/>
        </draw:polygon>
        <draw:polygon draw:style-name="gr38" draw:text-style-name="P10" draw:layer="layout" svg:width="0.029cm" svg:height="0.374cm" svg:x="29.28cm" svg:y="17.96cm" svg:viewBox="0 0 30 375" draw:points="0,375 30,375 30,0 0,0">
          <text:p/>
        </draw:polygon>
        <draw:polygon draw:style-name="gr37" draw:text-style-name="P9" draw:layer="layout" svg:width="0.029cm" svg:height="0.374cm" svg:x="29.309cm" svg:y="17.96cm" svg:viewBox="0 0 30 375" draw:points="0,375 30,375 30,0 0,0">
          <text:p/>
        </draw:polygon>
        <draw:polygon draw:style-name="gr35" draw:text-style-name="P7" draw:layer="layout" svg:width="0.029cm" svg:height="0.374cm" svg:x="29.338cm" svg:y="17.96cm" svg:viewBox="0 0 30 375" draw:points="0,375 30,375 30,0 0,0">
          <text:p/>
        </draw:polygon>
        <draw:polygon draw:style-name="gr35" draw:text-style-name="P7" draw:layer="layout" svg:width="0.029cm" svg:height="0.374cm" svg:x="29.368cm" svg:y="17.96cm" svg:viewBox="0 0 30 375" draw:points="0,375 30,375 30,0 0,0">
          <text:p/>
        </draw:polygon>
        <draw:polygon draw:style-name="gr38" draw:text-style-name="P10" draw:layer="layout" svg:width="0.029cm" svg:height="0.374cm" svg:x="29.398cm" svg:y="17.96cm" svg:viewBox="0 0 30 375" draw:points="0,375 30,375 30,0 0,0">
          <text:p/>
        </draw:polygon>
        <draw:polygon draw:style-name="gr38" draw:text-style-name="P10" draw:layer="layout" svg:width="0.029cm" svg:height="0.374cm" svg:x="29.427cm" svg:y="17.96cm" svg:viewBox="0 0 30 375" draw:points="0,375 30,375 30,0 0,0">
          <text:p/>
        </draw:polygon>
        <draw:polygon draw:style-name="gr36" draw:text-style-name="P8" draw:layer="layout" svg:width="0.029cm" svg:height="0.374cm" svg:x="29.456cm" svg:y="17.96cm" svg:viewBox="0 0 30 375" draw:points="0,375 30,375 30,0 0,0">
          <text:p/>
        </draw:polygon>
        <draw:polygon draw:style-name="gr35" draw:text-style-name="P7" draw:layer="layout" svg:width="0.03cm" svg:height="0.374cm" svg:x="29.485cm" svg:y="17.96cm" svg:viewBox="0 0 31 375" draw:points="0,375 31,375 31,0 0,0">
          <text:p/>
        </draw:polygon>
        <draw:polygon draw:style-name="gr38" draw:text-style-name="P10" draw:layer="layout" svg:width="0.029cm" svg:height="0.374cm" svg:x="29.516cm" svg:y="17.96cm" svg:viewBox="0 0 30 375" draw:points="0,375 30,375 30,0 0,0">
          <text:p/>
        </draw:polygon>
        <draw:polygon draw:style-name="gr36" draw:text-style-name="P8" draw:layer="layout" svg:width="0.029cm" svg:height="0.374cm" svg:x="29.545cm" svg:y="17.96cm" svg:viewBox="0 0 30 375" draw:points="0,375 30,375 30,0 0,0">
          <text:p/>
        </draw:polygon>
        <draw:polygon draw:style-name="gr37" draw:text-style-name="P9" draw:layer="layout" svg:width="0.029cm" svg:height="0.374cm" svg:x="29.574cm" svg:y="17.96cm" svg:viewBox="0 0 30 375" draw:points="0,375 30,375 30,0 0,0">
          <text:p/>
        </draw:polygon>
        <draw:polygon draw:style-name="gr36" draw:text-style-name="P8" draw:layer="layout" svg:width="0.029cm" svg:height="0.374cm" svg:x="29.604cm" svg:y="17.96cm" svg:viewBox="0 0 30 375" draw:points="0,375 30,375 30,0 0,0">
          <text:p/>
        </draw:polygon>
        <draw:polygon draw:style-name="gr36" draw:text-style-name="P8" draw:layer="layout" svg:width="0.029cm" svg:height="0.374cm" svg:x="29.633cm" svg:y="17.96cm" svg:viewBox="0 0 30 375" draw:points="0,375 30,375 30,0 0,0">
          <text:p/>
        </draw:polygon>
        <draw:polygon draw:style-name="gr37" draw:text-style-name="P9" draw:layer="layout" svg:width="0.029cm" svg:height="0.374cm" svg:x="29.662cm" svg:y="17.96cm" svg:viewBox="0 0 30 375" draw:points="0,375 30,375 30,0 0,0">
          <text:p/>
        </draw:polygon>
        <draw:polygon draw:style-name="gr36" draw:text-style-name="P8" draw:layer="layout" svg:width="0.029cm" svg:height="0.374cm" svg:x="29.692cm" svg:y="17.96cm" svg:viewBox="0 0 30 375" draw:points="0,375 30,375 30,0 0,0">
          <text:p/>
        </draw:polygon>
        <draw:polygon draw:style-name="gr36" draw:text-style-name="P8" draw:layer="layout" svg:width="0.029cm" svg:height="0.374cm" svg:x="29.722cm" svg:y="17.96cm" svg:viewBox="0 0 30 375" draw:points="0,375 30,375 30,0 0,0">
          <text:p/>
        </draw:polygon>
        <draw:polygon draw:style-name="gr38" draw:text-style-name="P10" draw:layer="layout" svg:width="0.029cm" svg:height="0.374cm" svg:x="29.751cm" svg:y="17.96cm" svg:viewBox="0 0 30 375" draw:points="0,375 30,375 30,0 0,0">
          <text:p/>
        </draw:polygon>
        <draw:polygon draw:style-name="gr36" draw:text-style-name="P8" draw:layer="layout" svg:width="0.029cm" svg:height="0.374cm" svg:x="29.78cm" svg:y="17.96cm" svg:viewBox="0 0 30 375" draw:points="0,375 30,375 30,0 0,0">
          <text:p/>
        </draw:polygon>
        <draw:polygon draw:style-name="gr36" draw:text-style-name="P8" draw:layer="layout" svg:width="0.03cm" svg:height="0.374cm" svg:x="29.809cm" svg:y="17.96cm" svg:viewBox="0 0 31 375" draw:points="0,375 31,375 31,0 0,0">
          <text:p/>
        </draw:polygon>
        <draw:polygon draw:style-name="gr37" draw:text-style-name="P9" draw:layer="layout" svg:width="0.029cm" svg:height="0.374cm" svg:x="29.84cm" svg:y="17.96cm" svg:viewBox="0 0 30 375" draw:points="0,375 30,375 30,0 0,0">
          <text:p/>
        </draw:polygon>
        <draw:polygon draw:style-name="gr37" draw:text-style-name="P9" draw:layer="layout" svg:width="0.029cm" svg:height="0.374cm" svg:x="29.869cm" svg:y="17.96cm" svg:viewBox="0 0 30 375" draw:points="0,375 30,375 30,0 0,0">
          <text:p/>
        </draw:polygon>
        <draw:polygon draw:style-name="gr38" draw:text-style-name="P10" draw:layer="layout" svg:width="0.03cm" svg:height="0.374cm" svg:x="29.898cm" svg:y="17.96cm" svg:viewBox="0 0 31 375" draw:points="0,375 31,375 31,0 0,0">
          <text:p/>
        </draw:polygon>
        <draw:polygon draw:style-name="gr38" draw:text-style-name="P10" draw:layer="layout" svg:width="0.029cm" svg:height="0.374cm" svg:x="29.928cm" svg:y="17.96cm" svg:viewBox="0 0 30 375" draw:points="0,375 30,375 30,0 0,0">
          <text:p/>
        </draw:polygon>
        <draw:polygon draw:style-name="gr38" draw:text-style-name="P10" draw:layer="layout" svg:width="0.029cm" svg:height="0.374cm" svg:x="29.957cm" svg:y="17.96cm" svg:viewBox="0 0 30 375" draw:points="0,375 30,375 30,0 0,0">
          <text:p/>
        </draw:polygon>
        <draw:polygon draw:style-name="gr38" draw:text-style-name="P10" draw:layer="layout" svg:width="0.029cm" svg:height="0.374cm" svg:x="29.986cm" svg:y="17.96cm" svg:viewBox="0 0 30 375" draw:points="0,375 30,375 30,0 0,0">
          <text:p/>
        </draw:polygon>
        <draw:polygon draw:style-name="gr37" draw:text-style-name="P9" draw:layer="layout" svg:width="0.029cm" svg:height="0.374cm" svg:x="30.046cm" svg:y="17.96cm" svg:viewBox="0 0 30 375" draw:points="0,375 30,375 30,0 0,0">
          <text:p/>
        </draw:polygon>
        <draw:polygon draw:style-name="gr36" draw:text-style-name="P8" draw:layer="layout" svg:width="0.029cm" svg:height="0.374cm" svg:x="30.075cm" svg:y="17.96cm" svg:viewBox="0 0 30 375" draw:points="0,375 30,375 30,0 0,0">
          <text:p/>
        </draw:polygon>
        <draw:polygon draw:style-name="gr37" draw:text-style-name="P9" draw:layer="layout" svg:width="0.029cm" svg:height="0.374cm" svg:x="30.104cm" svg:y="17.96cm" svg:viewBox="0 0 30 375" draw:points="0,375 30,375 30,0 0,0">
          <text:p/>
        </draw:polygon>
        <draw:polygon draw:style-name="gr35" draw:text-style-name="P7" draw:layer="layout" svg:width="0.029cm" svg:height="0.374cm" svg:x="30.281cm" svg:y="17.96cm" svg:viewBox="0 0 30 375" draw:points="0,375 30,375 30,0 0,0">
          <text:p/>
        </draw:polygon>
        <draw:polygon draw:style-name="gr36" draw:text-style-name="P8" draw:layer="layout" svg:width="0.029cm" svg:height="0.374cm" svg:x="30.31cm" svg:y="17.96cm" svg:viewBox="0 0 30 375" draw:points="0,375 30,375 30,0 0,0">
          <text:p/>
        </draw:polygon>
        <draw:polygon draw:style-name="gr36" draw:text-style-name="P8" draw:layer="layout" svg:width="0.03cm" svg:height="0.374cm" svg:x="30.339cm" svg:y="17.96cm" svg:viewBox="0 0 31 375" draw:points="0,375 31,375 31,0 0,0">
          <text:p/>
        </draw:polygon>
        <draw:polygon draw:style-name="gr37" draw:text-style-name="P9" draw:layer="layout" svg:width="0.029cm" svg:height="0.374cm" svg:x="30.37cm" svg:y="17.96cm" svg:viewBox="0 0 30 375" draw:points="0,375 30,375 30,0 0,0">
          <text:p/>
        </draw:polygon>
        <draw:polygon draw:style-name="gr37" draw:text-style-name="P9" draw:layer="layout" svg:width="0.029cm" svg:height="0.374cm" svg:x="30.399cm" svg:y="17.96cm" svg:viewBox="0 0 30 375" draw:points="0,375 30,375 30,0 0,0">
          <text:p/>
        </draw:polygon>
        <draw:polygon draw:style-name="gr36" draw:text-style-name="P8" draw:layer="layout" svg:width="0.029cm" svg:height="0.374cm" svg:x="30.428cm" svg:y="17.96cm" svg:viewBox="0 0 30 375" draw:points="0,375 30,375 30,0 0,0">
          <text:p/>
        </draw:polygon>
        <draw:polygon draw:style-name="gr38" draw:text-style-name="P10" draw:layer="layout" svg:width="0.029cm" svg:height="0.374cm" svg:x="30.458cm" svg:y="17.96cm" svg:viewBox="0 0 30 375" draw:points="0,375 30,375 30,0 0,0">
          <text:p/>
        </draw:polygon>
        <draw:polygon draw:style-name="gr37" draw:text-style-name="P9" draw:layer="layout" svg:width="0.029cm" svg:height="0.374cm" svg:x="30.487cm" svg:y="17.96cm" svg:viewBox="0 0 30 375" draw:points="0,375 30,375 30,0 0,0">
          <text:p/>
        </draw:polygon>
        <draw:polygon draw:style-name="gr37" draw:text-style-name="P9" draw:layer="layout" svg:width="0.029cm" svg:height="0.374cm" svg:x="30.517cm" svg:y="17.96cm" svg:viewBox="0 0 30 375" draw:points="0,375 30,375 30,0 0,0">
          <text:p/>
        </draw:polygon>
        <draw:polygon draw:style-name="gr36" draw:text-style-name="P8" draw:layer="layout" svg:width="0.029cm" svg:height="0.374cm" svg:x="30.546cm" svg:y="17.96cm" svg:viewBox="0 0 30 375" draw:points="0,375 30,375 30,0 0,0">
          <text:p/>
        </draw:polygon>
        <draw:polygon draw:style-name="gr37" draw:text-style-name="P9" draw:layer="layout" svg:width="0.029cm" svg:height="0.374cm" svg:x="30.605cm" svg:y="17.96cm" svg:viewBox="0 0 30 375" draw:points="0,375 30,375 30,0 0,0">
          <text:p/>
        </draw:polygon>
        <draw:polygon draw:style-name="gr37" draw:text-style-name="P9" draw:layer="layout" svg:width="0.029cm" svg:height="0.374cm" svg:x="30.634cm" svg:y="17.96cm" svg:viewBox="0 0 30 375" draw:points="0,375 30,375 30,0 0,0">
          <text:p/>
        </draw:polygon>
        <draw:polygon draw:style-name="gr36" draw:text-style-name="P8" draw:layer="layout" svg:width="0.03cm" svg:height="0.374cm" svg:x="30.663cm" svg:y="17.96cm" svg:viewBox="0 0 31 375" draw:points="0,375 31,375 31,0 0,0">
          <text:p/>
        </draw:polygon>
        <draw:polygon draw:style-name="gr37" draw:text-style-name="P9" draw:layer="layout" svg:width="0.029cm" svg:height="0.374cm" svg:x="30.694cm" svg:y="17.96cm" svg:viewBox="0 0 30 375" draw:points="0,375 30,375 30,0 0,0">
          <text:p/>
        </draw:polygon>
        <draw:polygon draw:style-name="gr37" draw:text-style-name="P9" draw:layer="layout" svg:width="0.029cm" svg:height="0.374cm" svg:x="30.723cm" svg:y="17.96cm" svg:viewBox="0 0 30 375" draw:points="0,375 30,375 30,0 0,0">
          <text:p/>
        </draw:polygon>
        <draw:polygon draw:style-name="gr35" draw:text-style-name="P7" draw:layer="layout" svg:width="0.029cm" svg:height="0.374cm" svg:x="30.752cm" svg:y="17.96cm" svg:viewBox="0 0 30 375" draw:points="0,375 30,375 30,0 0,0">
          <text:p/>
        </draw:polygon>
        <draw:polygon draw:style-name="gr36" draw:text-style-name="P8" draw:layer="layout" svg:width="0.029cm" svg:height="0.374cm" svg:x="30.782cm" svg:y="17.96cm" svg:viewBox="0 0 30 375" draw:points="0,375 30,375 30,0 0,0">
          <text:p/>
        </draw:polygon>
        <draw:polygon draw:style-name="gr38" draw:text-style-name="P10" draw:layer="layout" svg:width="0.029cm" svg:height="0.374cm" svg:x="30.811cm" svg:y="17.96cm" svg:viewBox="0 0 30 375" draw:points="0,375 30,375 30,0 0,0">
          <text:p/>
        </draw:polygon>
        <draw:polygon draw:style-name="gr38" draw:text-style-name="P10" draw:layer="layout" svg:width="0.029cm" svg:height="0.374cm" svg:x="30.841cm" svg:y="17.96cm" svg:viewBox="0 0 30 375" draw:points="0,375 30,375 30,0 0,0">
          <text:p/>
        </draw:polygon>
        <draw:polygon draw:style-name="gr37" draw:text-style-name="P9" draw:layer="layout" svg:width="0.029cm" svg:height="0.374cm" svg:x="30.87cm" svg:y="17.96cm" svg:viewBox="0 0 30 375" draw:points="0,375 30,375 30,0 0,0">
          <text:p/>
        </draw:polygon>
        <draw:polygon draw:style-name="gr37" draw:text-style-name="P9" draw:layer="layout" svg:width="0.029cm" svg:height="0.374cm" svg:x="30.9cm" svg:y="17.96cm" svg:viewBox="0 0 30 375" draw:points="0,375 30,375 30,0 0,0">
          <text:p/>
        </draw:polygon>
        <draw:polygon draw:style-name="gr37" draw:text-style-name="P9" draw:layer="layout" svg:width="0.029cm" svg:height="0.374cm" svg:x="30.929cm" svg:y="17.96cm" svg:viewBox="0 0 30 375" draw:points="0,375 30,375 30,0 0,0">
          <text:p/>
        </draw:polygon>
        <draw:polygon draw:style-name="gr37" draw:text-style-name="P9" draw:layer="layout" svg:width="0.029cm" svg:height="0.374cm" svg:x="30.958cm" svg:y="17.96cm" svg:viewBox="0 0 30 375" draw:points="0,375 30,375 30,0 0,0">
          <text:p/>
        </draw:polygon>
        <draw:polygon draw:style-name="gr37" draw:text-style-name="P9" draw:layer="layout" svg:width="0.029cm" svg:height="0.374cm" svg:x="30.987cm" svg:y="17.96cm" svg:viewBox="0 0 30 375" draw:points="0,375 30,375 30,0 0,0">
          <text:p/>
        </draw:polygon>
        <draw:polygon draw:style-name="gr38" draw:text-style-name="P10" draw:layer="layout" svg:width="0.029cm" svg:height="0.374cm" svg:x="31.018cm" svg:y="17.96cm" svg:viewBox="0 0 30 375" draw:points="0,375 30,375 30,0 0,0">
          <text:p/>
        </draw:polygon>
        <draw:polygon draw:style-name="gr36" draw:text-style-name="P8" draw:layer="layout" svg:width="0.029cm" svg:height="0.374cm" svg:x="31.047cm" svg:y="17.96cm" svg:viewBox="0 0 30 375" draw:points="0,375 30,375 30,0 0,0">
          <text:p/>
        </draw:polygon>
        <draw:polygon draw:style-name="gr38" draw:text-style-name="P10" draw:layer="layout" svg:width="0.029cm" svg:height="0.374cm" svg:x="31.076cm" svg:y="17.96cm" svg:viewBox="0 0 30 375" draw:points="0,375 30,375 30,0 0,0">
          <text:p/>
        </draw:polygon>
        <draw:polygon draw:style-name="gr37" draw:text-style-name="P9" draw:layer="layout" svg:width="0.03cm" svg:height="0.374cm" svg:x="31.105cm" svg:y="17.96cm" svg:viewBox="0 0 31 375" draw:points="0,375 31,375 31,0 0,0">
          <text:p/>
        </draw:polygon>
        <draw:polygon draw:style-name="gr36" draw:text-style-name="P8" draw:layer="layout" svg:width="0.029cm" svg:height="0.374cm" svg:x="31.135cm" svg:y="17.96cm" svg:viewBox="0 0 30 375" draw:points="0,375 30,375 30,0 0,0">
          <text:p/>
        </draw:polygon>
        <draw:polygon draw:style-name="gr36" draw:text-style-name="P8" draw:layer="layout" svg:width="0.029cm" svg:height="0.374cm" svg:x="31.165cm" svg:y="17.96cm" svg:viewBox="0 0 30 375" draw:points="0,375 30,375 30,0 0,0">
          <text:p/>
        </draw:polygon>
        <draw:polygon draw:style-name="gr37" draw:text-style-name="P9" draw:layer="layout" svg:width="0.029cm" svg:height="0.374cm" svg:x="31.194cm" svg:y="17.96cm" svg:viewBox="0 0 30 375" draw:points="0,375 30,375 30,0 0,0">
          <text:p/>
        </draw:polygon>
        <draw:polygon draw:style-name="gr36" draw:text-style-name="P8" draw:layer="layout" svg:width="0.029cm" svg:height="0.374cm" svg:x="31.224cm" svg:y="17.96cm" svg:viewBox="0 0 30 375" draw:points="0,375 30,375 30,0 0,0">
          <text:p/>
        </draw:polygon>
        <draw:polygon draw:style-name="gr37" draw:text-style-name="P9" draw:layer="layout" svg:width="0.029cm" svg:height="0.374cm" svg:x="31.253cm" svg:y="17.96cm" svg:viewBox="0 0 30 375" draw:points="0,375 30,375 30,0 0,0">
          <text:p/>
        </draw:polygon>
        <draw:polygon draw:style-name="gr37" draw:text-style-name="P9" draw:layer="layout" svg:width="0.029cm" svg:height="0.374cm" svg:x="31.282cm" svg:y="17.96cm" svg:viewBox="0 0 30 375" draw:points="0,375 30,375 30,0 0,0">
          <text:p/>
        </draw:polygon>
        <draw:polygon draw:style-name="gr36" draw:text-style-name="P8" draw:layer="layout" svg:width="0.029cm" svg:height="0.374cm" svg:x="31.311cm" svg:y="17.96cm" svg:viewBox="0 0 30 375" draw:points="0,375 30,375 30,0 0,0">
          <text:p/>
        </draw:polygon>
        <draw:polygon draw:style-name="gr35" draw:text-style-name="P7" draw:layer="layout" svg:width="0.029cm" svg:height="0.374cm" svg:x="31.342cm" svg:y="17.96cm" svg:viewBox="0 0 30 375" draw:points="0,375 30,375 30,0 0,0">
          <text:p/>
        </draw:polygon>
        <draw:polygon draw:style-name="gr35" draw:text-style-name="P7" draw:layer="layout" svg:width="0.029cm" svg:height="0.374cm" svg:x="31.371cm" svg:y="17.96cm" svg:viewBox="0 0 30 375" draw:points="0,375 30,375 30,0 0,0">
          <text:p/>
        </draw:polygon>
        <draw:polygon draw:style-name="gr36" draw:text-style-name="P8" draw:layer="layout" svg:width="0.029cm" svg:height="0.374cm" svg:x="31.4cm" svg:y="17.96cm" svg:viewBox="0 0 30 375" draw:points="0,375 30,375 30,0 0,0">
          <text:p/>
        </draw:polygon>
        <draw:polygon draw:style-name="gr37" draw:text-style-name="P9" draw:layer="layout" svg:width="0.029cm" svg:height="0.374cm" svg:x="31.429cm" svg:y="17.96cm" svg:viewBox="0 0 30 375" draw:points="0,375 30,375 30,0 0,0">
          <text:p/>
        </draw:polygon>
        <draw:polygon draw:style-name="gr36" draw:text-style-name="P8" draw:layer="layout" svg:width="0.029cm" svg:height="0.374cm" svg:x="31.459cm" svg:y="17.96cm" svg:viewBox="0 0 30 375" draw:points="0,375 30,375 30,0 0,0">
          <text:p/>
        </draw:polygon>
        <draw:polygon draw:style-name="gr37" draw:text-style-name="P9" draw:layer="layout" svg:width="0.029cm" svg:height="0.374cm" svg:x="31.489cm" svg:y="17.96cm" svg:viewBox="0 0 30 375" draw:points="0,375 30,375 30,0 0,0">
          <text:p/>
        </draw:polygon>
        <draw:polygon draw:style-name="gr37" draw:text-style-name="P9" draw:layer="layout" svg:width="0.03cm" svg:height="0.374cm" svg:x="31.518cm" svg:y="17.96cm" svg:viewBox="0 0 31 375" draw:points="0,375 31,375 31,0 0,0">
          <text:p/>
        </draw:polygon>
        <draw:polygon draw:style-name="gr36" draw:text-style-name="P8" draw:layer="layout" svg:width="0.029cm" svg:height="0.374cm" svg:x="31.548cm" svg:y="17.96cm" svg:viewBox="0 0 30 375" draw:points="0,375 30,375 30,0 0,0">
          <text:p/>
        </draw:polygon>
        <draw:polygon draw:style-name="gr38" draw:text-style-name="P10" draw:layer="layout" svg:width="0.029cm" svg:height="0.374cm" svg:x="31.577cm" svg:y="17.96cm" svg:viewBox="0 0 30 375" draw:points="0,375 30,375 30,0 0,0">
          <text:p/>
        </draw:polygon>
        <draw:polygon draw:style-name="gr36" draw:text-style-name="P8" draw:layer="layout" svg:width="0.029cm" svg:height="0.374cm" svg:x="31.606cm" svg:y="17.96cm" svg:viewBox="0 0 30 375" draw:points="0,375 30,375 30,0 0,0">
          <text:p/>
        </draw:polygon>
        <draw:polygon draw:style-name="gr36" draw:text-style-name="P8" draw:layer="layout" svg:width="0.029cm" svg:height="0.374cm" svg:x="31.635cm" svg:y="17.96cm" svg:viewBox="0 0 30 375" draw:points="0,375 30,375 30,0 0,0">
          <text:p/>
        </draw:polygon>
        <draw:polygon draw:style-name="gr36" draw:text-style-name="P8" draw:layer="layout" svg:width="0.029cm" svg:height="0.374cm" svg:x="31.666cm" svg:y="17.96cm" svg:viewBox="0 0 30 375" draw:points="0,375 30,375 30,0 0,0">
          <text:p/>
        </draw:polygon>
        <draw:polygon draw:style-name="gr38" draw:text-style-name="P10" draw:layer="layout" svg:width="0.029cm" svg:height="0.374cm" svg:x="31.695cm" svg:y="17.96cm" svg:viewBox="0 0 30 375" draw:points="0,375 30,375 30,0 0,0">
          <text:p/>
        </draw:polygon>
        <draw:polygon draw:style-name="gr38" draw:text-style-name="P10" draw:layer="layout" svg:width="0.029cm" svg:height="0.374cm" svg:x="31.724cm" svg:y="17.96cm" svg:viewBox="0 0 30 375" draw:points="0,375 30,375 30,0 0,0">
          <text:p/>
        </draw:polygon>
        <draw:polygon draw:style-name="gr38" draw:text-style-name="P10" draw:layer="layout" svg:width="0.029cm" svg:height="0.374cm" svg:x="31.753cm" svg:y="17.96cm" svg:viewBox="0 0 30 375" draw:points="0,375 30,375 30,0 0,0">
          <text:p/>
        </draw:polygon>
        <draw:polygon draw:style-name="gr37" draw:text-style-name="P9" draw:layer="layout" svg:width="0.029cm" svg:height="0.374cm" svg:x="31.783cm" svg:y="17.96cm" svg:viewBox="0 0 30 375" draw:points="0,375 30,375 30,0 0,0">
          <text:p/>
        </draw:polygon>
        <draw:polygon draw:style-name="gr35" draw:text-style-name="P7" draw:layer="layout" svg:width="0.029cm" svg:height="0.374cm" svg:x="31.813cm" svg:y="17.96cm" svg:viewBox="0 0 30 375" draw:points="0,375 30,375 30,0 0,0">
          <text:p/>
        </draw:polygon>
        <draw:polygon draw:style-name="gr35" draw:text-style-name="P7" draw:layer="layout" svg:width="0.029cm" svg:height="0.374cm" svg:x="31.842cm" svg:y="17.96cm" svg:viewBox="0 0 30 375" draw:points="0,375 30,375 30,0 0,0">
          <text:p/>
        </draw:polygon>
        <draw:polygon draw:style-name="gr38" draw:text-style-name="P10" draw:layer="layout" svg:width="0.03cm" svg:height="0.374cm" svg:x="31.871cm" svg:y="17.96cm" svg:viewBox="0 0 31 375" draw:points="0,375 31,375 31,0 0,0">
          <text:p/>
        </draw:polygon>
        <draw:polygon draw:style-name="gr37" draw:text-style-name="P9" draw:layer="layout" svg:width="0.029cm" svg:height="0.374cm" svg:x="31.901cm" svg:y="17.96cm" svg:viewBox="0 0 30 375" draw:points="0,375 30,375 30,0 0,0">
          <text:p/>
        </draw:polygon>
        <draw:polygon draw:style-name="gr38" draw:text-style-name="P10" draw:layer="layout" svg:width="0.029cm" svg:height="0.374cm" svg:x="31.93cm" svg:y="17.96cm" svg:viewBox="0 0 30 375" draw:points="0,375 30,375 30,0 0,0">
          <text:p/>
        </draw:polygon>
        <draw:polygon draw:style-name="gr35" draw:text-style-name="P7" draw:layer="layout" svg:width="0.03cm" svg:height="0.374cm" svg:x="31.959cm" svg:y="17.96cm" svg:viewBox="0 0 31 375" draw:points="0,375 31,375 31,0 0,0">
          <text:p/>
        </draw:polygon>
        <draw:polygon draw:style-name="gr38" draw:text-style-name="P10" draw:layer="layout" svg:width="0.029cm" svg:height="0.374cm" svg:x="31.99cm" svg:y="17.96cm" svg:viewBox="0 0 30 375" draw:points="0,375 30,375 30,0 0,0">
          <text:p/>
        </draw:polygon>
        <draw:polygon draw:style-name="gr36" draw:text-style-name="P8" draw:layer="layout" svg:width="0.029cm" svg:height="0.374cm" svg:x="32.019cm" svg:y="17.96cm" svg:viewBox="0 0 30 375" draw:points="0,375 30,375 30,0 0,0">
          <text:p/>
        </draw:polygon>
        <draw:polygon draw:style-name="gr37" draw:text-style-name="P9" draw:layer="layout" svg:width="0.029cm" svg:height="0.374cm" svg:x="32.048cm" svg:y="17.96cm" svg:viewBox="0 0 30 375" draw:points="0,375 30,375 30,0 0,0">
          <text:p/>
        </draw:polygon>
        <draw:polygon draw:style-name="gr37" draw:text-style-name="P9" draw:layer="layout" svg:width="0.029cm" svg:height="0.374cm" svg:x="32.078cm" svg:y="17.96cm" svg:viewBox="0 0 30 375" draw:points="0,375 30,375 30,0 0,0">
          <text:p/>
        </draw:polygon>
        <draw:polygon draw:style-name="gr38" draw:text-style-name="P10" draw:layer="layout" svg:width="0.029cm" svg:height="0.374cm" svg:x="32.107cm" svg:y="17.96cm" svg:viewBox="0 0 30 375" draw:points="0,375 30,375 30,0 0,0">
          <text:p/>
        </draw:polygon>
        <draw:polygon draw:style-name="gr37" draw:text-style-name="P9" draw:layer="layout" svg:width="0.029cm" svg:height="0.374cm" svg:x="32.137cm" svg:y="17.96cm" svg:viewBox="0 0 30 375" draw:points="0,375 30,375 30,0 0,0">
          <text:p/>
        </draw:polygon>
        <draw:polygon draw:style-name="gr37" draw:text-style-name="P9" draw:layer="layout" svg:width="0.029cm" svg:height="0.374cm" svg:x="32.166cm" svg:y="17.96cm" svg:viewBox="0 0 30 375" draw:points="0,375 30,375 30,0 0,0">
          <text:p/>
        </draw:polygon>
        <draw:polygon draw:style-name="gr37" draw:text-style-name="P9" draw:layer="layout" svg:width="0.029cm" svg:height="0.374cm" svg:x="32.195cm" svg:y="17.96cm" svg:viewBox="0 0 30 375" draw:points="0,375 30,375 30,0 0,0">
          <text:p/>
        </draw:polygon>
        <draw:polygon draw:style-name="gr37" draw:text-style-name="P9" draw:layer="layout" svg:width="0.029cm" svg:height="0.374cm" svg:x="32.225cm" svg:y="17.96cm" svg:viewBox="0 0 30 375" draw:points="0,375 30,375 30,0 0,0">
          <text:p/>
        </draw:polygon>
        <draw:polygon draw:style-name="gr38" draw:text-style-name="P10" draw:layer="layout" svg:width="0.029cm" svg:height="0.374cm" svg:x="32.254cm" svg:y="17.96cm" svg:viewBox="0 0 30 375" draw:points="0,375 30,375 30,0 0,0">
          <text:p/>
        </draw:polygon>
        <draw:polygon draw:style-name="gr36" draw:text-style-name="P8" draw:layer="layout" svg:width="0.029cm" svg:height="0.374cm" svg:x="32.283cm" svg:y="17.96cm" svg:viewBox="0 0 30 375" draw:points="0,375 30,375 30,0 0,0">
          <text:p/>
        </draw:polygon>
        <draw:polygon draw:style-name="gr38" draw:text-style-name="P10" draw:layer="layout" svg:width="0.03cm" svg:height="0.374cm" svg:x="32.313cm" svg:y="17.96cm" svg:viewBox="0 0 31 375" draw:points="0,375 31,375 31,0 0,0">
          <text:p/>
        </draw:polygon>
        <draw:polygon draw:style-name="gr36" draw:text-style-name="P8" draw:layer="layout" svg:width="0.029cm" svg:height="0.374cm" svg:x="32.343cm" svg:y="17.96cm" svg:viewBox="0 0 30 375" draw:points="0,375 30,375 30,0 0,0">
          <text:p/>
        </draw:polygon>
        <draw:polygon draw:style-name="gr36" draw:text-style-name="P8" draw:layer="layout" svg:width="0.029cm" svg:height="0.374cm" svg:x="32.372cm" svg:y="17.96cm" svg:viewBox="0 0 30 375" draw:points="0,375 30,375 30,0 0,0">
          <text:p/>
        </draw:polygon>
        <draw:polygon draw:style-name="gr37" draw:text-style-name="P9" draw:layer="layout" svg:width="0.029cm" svg:height="0.374cm" svg:x="32.402cm" svg:y="17.96cm" svg:viewBox="0 0 30 375" draw:points="0,375 30,375 30,0 0,0">
          <text:p/>
        </draw:polygon>
        <draw:polygon draw:style-name="gr35" draw:text-style-name="P7" draw:layer="layout" svg:width="0.029cm" svg:height="0.374cm" svg:x="32.431cm" svg:y="17.96cm" svg:viewBox="0 0 30 375" draw:points="0,375 30,375 30,0 0,0">
          <text:p/>
        </draw:polygon>
        <draw:polygon draw:style-name="gr37" draw:text-style-name="P9" draw:layer="layout" svg:width="0.029cm" svg:height="0.374cm" svg:x="32.46cm" svg:y="17.96cm" svg:viewBox="0 0 30 375" draw:points="0,375 30,375 30,0 0,0">
          <text:p/>
        </draw:polygon>
        <draw:polygon draw:style-name="gr36" draw:text-style-name="P8" draw:layer="layout" svg:width="0.029cm" svg:height="0.374cm" svg:x="32.49cm" svg:y="17.96cm" svg:viewBox="0 0 30 375" draw:points="0,375 30,375 30,0 0,0">
          <text:p/>
        </draw:polygon>
        <draw:polygon draw:style-name="gr35" draw:text-style-name="P7" draw:layer="layout" svg:width="0.029cm" svg:height="0.374cm" svg:x="32.52cm" svg:y="17.96cm" svg:viewBox="0 0 30 375" draw:points="0,375 30,375 30,0 0,0">
          <text:p/>
        </draw:polygon>
        <draw:polygon draw:style-name="gr36" draw:text-style-name="P8" draw:layer="layout" svg:width="0.029cm" svg:height="0.374cm" svg:x="32.578cm" svg:y="17.96cm" svg:viewBox="0 0 30 375" draw:points="0,375 30,375 30,0 0,0">
          <text:p/>
        </draw:polygon>
        <draw:polygon draw:style-name="gr36" draw:text-style-name="P8" draw:layer="layout" svg:width="0.029cm" svg:height="0.374cm" svg:x="32.607cm" svg:y="17.96cm" svg:viewBox="0 0 30 375" draw:points="0,375 30,375 30,0 0,0">
          <text:p/>
        </draw:polygon>
        <draw:polygon draw:style-name="gr36" draw:text-style-name="P8" draw:layer="layout" svg:width="0.029cm" svg:height="0.374cm" svg:x="32.638cm" svg:y="17.96cm" svg:viewBox="0 0 30 375" draw:points="0,375 30,375 30,0 0,0">
          <text:p/>
        </draw:polygon>
        <draw:polygon draw:style-name="gr35" draw:text-style-name="P7" draw:layer="layout" svg:width="0.029cm" svg:height="0.374cm" svg:x="32.667cm" svg:y="17.96cm" svg:viewBox="0 0 30 375" draw:points="0,375 30,375 30,0 0,0">
          <text:p/>
        </draw:polygon>
        <draw:polygon draw:style-name="gr36" draw:text-style-name="P8" draw:layer="layout" svg:width="0.029cm" svg:height="0.374cm" svg:x="32.696cm" svg:y="17.96cm" svg:viewBox="0 0 30 375" draw:points="0,375 30,375 30,0 0,0">
          <text:p/>
        </draw:polygon>
        <draw:polygon draw:style-name="gr37" draw:text-style-name="P9" draw:layer="layout" svg:width="0.03cm" svg:height="0.374cm" svg:x="32.725cm" svg:y="17.96cm" svg:viewBox="0 0 31 375" draw:points="0,375 31,375 31,0 0,0">
          <text:p/>
        </draw:polygon>
        <draw:polygon draw:style-name="gr37" draw:text-style-name="P9" draw:layer="layout" svg:width="0.029cm" svg:height="0.374cm" svg:x="32.755cm" svg:y="17.96cm" svg:viewBox="0 0 30 375" draw:points="0,375 30,375 30,0 0,0">
          <text:p/>
        </draw:polygon>
        <draw:polygon draw:style-name="gr37" draw:text-style-name="P9" draw:layer="layout" svg:width="0.029cm" svg:height="0.374cm" svg:x="32.784cm" svg:y="17.96cm" svg:viewBox="0 0 30 375" draw:points="0,375 30,375 30,0 0,0">
          <text:p/>
        </draw:polygon>
        <draw:polygon draw:style-name="gr36" draw:text-style-name="P8" draw:layer="layout" svg:width="0.029cm" svg:height="0.374cm" svg:x="32.814cm" svg:y="17.96cm" svg:viewBox="0 0 30 375" draw:points="0,375 30,375 30,0 0,0">
          <text:p/>
        </draw:polygon>
        <draw:polygon draw:style-name="gr37" draw:text-style-name="P9" draw:layer="layout" svg:width="0.029cm" svg:height="0.374cm" svg:x="32.844cm" svg:y="17.96cm" svg:viewBox="0 0 30 375" draw:points="0,375 30,375 30,0 0,0">
          <text:p/>
        </draw:polygon>
        <draw:polygon draw:style-name="gr38" draw:text-style-name="P10" draw:layer="layout" svg:width="0.029cm" svg:height="0.374cm" svg:x="32.873cm" svg:y="17.96cm" svg:viewBox="0 0 30 375" draw:points="0,375 30,375 30,0 0,0">
          <text:p/>
        </draw:polygon>
        <draw:polygon draw:style-name="gr38" draw:text-style-name="P10" draw:layer="layout" svg:width="0.029cm" svg:height="0.374cm" svg:x="32.902cm" svg:y="17.96cm" svg:viewBox="0 0 30 375" draw:points="0,375 30,375 30,0 0,0">
          <text:p/>
        </draw:polygon>
        <draw:polygon draw:style-name="gr37" draw:text-style-name="P9" draw:layer="layout" svg:width="0.029cm" svg:height="0.374cm" svg:x="32.931cm" svg:y="17.96cm" svg:viewBox="0 0 30 375" draw:points="0,375 30,375 30,0 0,0">
          <text:p/>
        </draw:polygon>
        <draw:polygon draw:style-name="gr38" draw:text-style-name="P10" draw:layer="layout" svg:width="0.029cm" svg:height="0.374cm" svg:x="32.962cm" svg:y="17.96cm" svg:viewBox="0 0 30 375" draw:points="0,375 30,375 30,0 0,0">
          <text:p/>
        </draw:polygon>
        <draw:polygon draw:style-name="gr35" draw:text-style-name="P7" draw:layer="layout" svg:width="0.029cm" svg:height="0.374cm" svg:x="32.991cm" svg:y="17.96cm" svg:viewBox="0 0 30 375" draw:points="0,375 30,375 30,0 0,0">
          <text:p/>
        </draw:polygon>
        <draw:polygon draw:style-name="gr38" draw:text-style-name="P10" draw:layer="layout" svg:width="0.029cm" svg:height="0.374cm" svg:x="33.02cm" svg:y="17.96cm" svg:viewBox="0 0 30 375" draw:points="0,375 30,375 30,0 0,0">
          <text:p/>
        </draw:polygon>
        <draw:polygon draw:style-name="gr38" draw:text-style-name="P10" draw:layer="layout" svg:width="0.029cm" svg:height="0.374cm" svg:x="33.049cm" svg:y="17.96cm" svg:viewBox="0 0 30 375" draw:points="0,375 30,375 30,0 0,0">
          <text:p/>
        </draw:polygon>
        <draw:polygon draw:style-name="gr37" draw:text-style-name="P9" draw:layer="layout" svg:width="0.029cm" svg:height="0.374cm" svg:x="33.079cm" svg:y="17.96cm" svg:viewBox="0 0 30 375" draw:points="0,375 30,375 30,0 0,0">
          <text:p/>
        </draw:polygon>
        <draw:polygon draw:style-name="gr38" draw:text-style-name="P10" draw:layer="layout" svg:width="0.029cm" svg:height="0.374cm" svg:x="33.108cm" svg:y="17.96cm" svg:viewBox="0 0 30 375" draw:points="0,375 30,375 30,0 0,0">
          <text:p/>
        </draw:polygon>
        <draw:polygon draw:style-name="gr36" draw:text-style-name="P8" draw:layer="layout" svg:width="0.029cm" svg:height="0.374cm" svg:x="33.138cm" svg:y="17.96cm" svg:viewBox="0 0 30 375" draw:points="0,375 30,375 30,0 0,0">
          <text:p/>
        </draw:polygon>
        <draw:polygon draw:style-name="gr36" draw:text-style-name="P8" draw:layer="layout" svg:width="0.03cm" svg:height="0.374cm" svg:x="33.167cm" svg:y="17.96cm" svg:viewBox="0 0 31 375" draw:points="0,375 31,375 31,0 0,0">
          <text:p/>
        </draw:polygon>
        <draw:polygon draw:style-name="gr38" draw:text-style-name="P10" draw:layer="layout" svg:width="0.029cm" svg:height="0.374cm" svg:x="33.197cm" svg:y="17.96cm" svg:viewBox="0 0 30 375" draw:points="0,375 30,375 30,0 0,0">
          <text:p/>
        </draw:polygon>
        <draw:polygon draw:style-name="gr36" draw:text-style-name="P8" draw:layer="layout" svg:width="0.029cm" svg:height="0.374cm" svg:x="33.226cm" svg:y="17.96cm" svg:viewBox="0 0 30 375" draw:points="0,375 30,375 30,0 0,0">
          <text:p/>
        </draw:polygon>
        <draw:polygon draw:style-name="gr37" draw:text-style-name="P9" draw:layer="layout" svg:width="0.029cm" svg:height="0.374cm" svg:x="33.255cm" svg:y="17.96cm" svg:viewBox="0 0 30 375" draw:points="0,375 30,375 30,0 0,0">
          <text:p/>
        </draw:polygon>
        <draw:polygon draw:style-name="gr38" draw:text-style-name="P10" draw:layer="layout" svg:width="0.029cm" svg:height="0.374cm" svg:x="33.286cm" svg:y="17.96cm" svg:viewBox="0 0 30 375" draw:points="0,375 30,375 30,0 0,0">
          <text:p/>
        </draw:polygon>
        <draw:polygon draw:style-name="gr36" draw:text-style-name="P8" draw:layer="layout" svg:width="0.029cm" svg:height="0.374cm" svg:x="33.315cm" svg:y="17.96cm" svg:viewBox="0 0 30 375" draw:points="0,375 30,375 30,0 0,0">
          <text:p/>
        </draw:polygon>
        <draw:polygon draw:style-name="gr36" draw:text-style-name="P8" draw:layer="layout" svg:width="0.029cm" svg:height="0.374cm" svg:x="33.344cm" svg:y="17.96cm" svg:viewBox="0 0 30 375" draw:points="0,375 30,375 30,0 0,0">
          <text:p/>
        </draw:polygon>
        <draw:polygon draw:style-name="gr37" draw:text-style-name="P9" draw:layer="layout" svg:width="0.029cm" svg:height="0.374cm" svg:x="33.373cm" svg:y="17.96cm" svg:viewBox="0 0 30 375" draw:points="0,375 30,375 30,0 0,0">
          <text:p/>
        </draw:polygon>
        <draw:polygon draw:style-name="gr35" draw:text-style-name="P7" draw:layer="layout" svg:width="0.029cm" svg:height="0.374cm" svg:x="33.403cm" svg:y="17.96cm" svg:viewBox="0 0 30 375" draw:points="0,375 30,375 30,0 0,0">
          <text:p/>
        </draw:polygon>
        <draw:polygon draw:style-name="gr36" draw:text-style-name="P8" draw:layer="layout" svg:width="0.029cm" svg:height="0.374cm" svg:x="33.432cm" svg:y="17.96cm" svg:viewBox="0 0 30 375" draw:points="0,375 30,375 30,0 0,0">
          <text:p/>
        </draw:polygon>
        <draw:polygon draw:style-name="gr36" draw:text-style-name="P8" draw:layer="layout" svg:width="0.029cm" svg:height="0.374cm" svg:x="33.462cm" svg:y="17.96cm" svg:viewBox="0 0 30 375" draw:points="0,375 30,375 30,0 0,0">
          <text:p/>
        </draw:polygon>
        <draw:polygon draw:style-name="gr37" draw:text-style-name="P9" draw:layer="layout" svg:width="0.03cm" svg:height="0.374cm" svg:x="33.491cm" svg:y="17.96cm" svg:viewBox="0 0 31 375" draw:points="0,375 31,375 31,0 0,0">
          <text:p/>
        </draw:polygon>
        <draw:polygon draw:style-name="gr37" draw:text-style-name="P9" draw:layer="layout" svg:width="0.029cm" svg:height="0.374cm" svg:x="33.521cm" svg:y="17.96cm" svg:viewBox="0 0 30 375" draw:points="0,375 30,375 30,0 0,0">
          <text:p/>
        </draw:polygon>
        <draw:polygon draw:style-name="gr37" draw:text-style-name="P9" draw:layer="layout" svg:width="0.029cm" svg:height="0.374cm" svg:x="33.55cm" svg:y="17.96cm" svg:viewBox="0 0 30 375" draw:points="0,375 30,375 30,0 0,0">
          <text:p/>
        </draw:polygon>
        <draw:polygon draw:style-name="gr36" draw:text-style-name="P8" draw:layer="layout" svg:width="0.03cm" svg:height="0.374cm" svg:x="33.579cm" svg:y="17.96cm" svg:viewBox="0 0 31 375" draw:points="0,375 31,375 31,0 0,0">
          <text:p/>
        </draw:polygon>
        <draw:polygon draw:style-name="gr36" draw:text-style-name="P8" draw:layer="layout" svg:width="0.029cm" svg:height="0.374cm" svg:x="33.61cm" svg:y="17.96cm" svg:viewBox="0 0 30 375" draw:points="0,375 30,375 30,0 0,0">
          <text:p/>
        </draw:polygon>
        <draw:polygon draw:style-name="gr38" draw:text-style-name="P10" draw:layer="layout" svg:width="0.029cm" svg:height="0.374cm" svg:x="33.639cm" svg:y="17.96cm" svg:viewBox="0 0 30 375" draw:points="0,375 30,375 30,0 0,0">
          <text:p/>
        </draw:polygon>
        <draw:polygon draw:style-name="gr36" draw:text-style-name="P8" draw:layer="layout" svg:width="0.029cm" svg:height="0.374cm" svg:x="33.668cm" svg:y="17.96cm" svg:viewBox="0 0 30 375" draw:points="0,375 30,375 30,0 0,0">
          <text:p/>
        </draw:polygon>
        <draw:polygon draw:style-name="gr37" draw:text-style-name="P9" draw:layer="layout" svg:width="0.029cm" svg:height="0.374cm" svg:x="33.698cm" svg:y="17.96cm" svg:viewBox="0 0 30 375" draw:points="0,375 30,375 30,0 0,0">
          <text:p/>
        </draw:polygon>
        <draw:polygon draw:style-name="gr36" draw:text-style-name="P8" draw:layer="layout" svg:width="0.029cm" svg:height="0.374cm" svg:x="33.727cm" svg:y="17.96cm" svg:viewBox="0 0 30 375" draw:points="0,375 30,375 30,0 0,0">
          <text:p/>
        </draw:polygon>
        <draw:polygon draw:style-name="gr37" draw:text-style-name="P9" draw:layer="layout" svg:width="0.029cm" svg:height="0.374cm" svg:x="33.756cm" svg:y="17.96cm" svg:viewBox="0 0 30 375" draw:points="0,375 30,375 30,0 0,0">
          <text:p/>
        </draw:polygon>
        <draw:polygon draw:style-name="gr38" draw:text-style-name="P10" draw:layer="layout" svg:width="0.029cm" svg:height="0.374cm" svg:x="33.786cm" svg:y="17.96cm" svg:viewBox="0 0 30 375" draw:points="0,375 30,375 30,0 0,0">
          <text:p/>
        </draw:polygon>
        <draw:polygon draw:style-name="gr36" draw:text-style-name="P8" draw:layer="layout" svg:width="0.029cm" svg:height="0.374cm" svg:x="33.815cm" svg:y="17.96cm" svg:viewBox="0 0 30 375" draw:points="0,375 30,375 30,0 0,0">
          <text:p/>
        </draw:polygon>
        <draw:polygon draw:style-name="gr36" draw:text-style-name="P8" draw:layer="layout" svg:width="0.029cm" svg:height="0.374cm" svg:x="33.845cm" svg:y="17.96cm" svg:viewBox="0 0 30 375" draw:points="0,375 30,375 30,0 0,0">
          <text:p/>
        </draw:polygon>
        <draw:polygon draw:style-name="gr36" draw:text-style-name="P8" draw:layer="layout" svg:width="0.029cm" svg:height="0.374cm" svg:x="33.874cm" svg:y="17.96cm" svg:viewBox="0 0 30 375" draw:points="0,375 30,375 30,0 0,0">
          <text:p/>
        </draw:polygon>
        <draw:polygon draw:style-name="gr36" draw:text-style-name="P8" draw:layer="layout" svg:width="0.029cm" svg:height="0.374cm" svg:x="33.903cm" svg:y="17.96cm" svg:viewBox="0 0 30 375" draw:points="0,375 30,375 30,0 0,0">
          <text:p/>
        </draw:polygon>
        <draw:polygon draw:style-name="gr36" draw:text-style-name="P8" draw:layer="layout" svg:width="0.03cm" svg:height="0.374cm" svg:x="33.932cm" svg:y="17.96cm" svg:viewBox="0 0 31 375" draw:points="0,375 31,375 31,0 0,0">
          <text:p/>
        </draw:polygon>
        <draw:polygon draw:style-name="gr37" draw:text-style-name="P9" draw:layer="layout" svg:width="0.029cm" svg:height="0.374cm" svg:x="33.963cm" svg:y="17.96cm" svg:viewBox="0 0 30 375" draw:points="0,375 30,375 30,0 0,0">
          <text:p/>
        </draw:polygon>
        <draw:polygon draw:style-name="gr36" draw:text-style-name="P8" draw:layer="layout" svg:width="0.029cm" svg:height="0.374cm" svg:x="33.992cm" svg:y="17.96cm" svg:viewBox="0 0 30 375" draw:points="0,375 30,375 30,0 0,0">
          <text:p/>
        </draw:polygon>
        <draw:polygon draw:style-name="gr36" draw:text-style-name="P8" draw:layer="layout" svg:width="0.032cm" svg:height="0.374cm" svg:x="34.021cm" svg:y="17.96cm" svg:viewBox="0 0 33 375" draw:points="0,375 33,375 33,0 0,0">
          <text:p/>
        </draw:polygon>
        <draw:polygon draw:style-name="gr38" draw:text-style-name="P10" draw:layer="layout" svg:width="0.029cm" svg:height="0.374cm" svg:x="34.051cm" svg:y="17.96cm" svg:viewBox="0 0 30 375" draw:points="0,375 30,375 30,0 0,0">
          <text:p/>
        </draw:polygon>
        <draw:polygon draw:style-name="gr36" draw:text-style-name="P8" draw:layer="layout" svg:width="0.029cm" svg:height="0.374cm" svg:x="34.08cm" svg:y="17.96cm" svg:viewBox="0 0 30 375" draw:points="0,375 30,375 30,0 0,0">
          <text:p/>
        </draw:polygon>
        <draw:polygon draw:style-name="gr37" draw:text-style-name="P9" draw:layer="layout" svg:width="0.029cm" svg:height="0.374cm" svg:x="34.11cm" svg:y="17.96cm" svg:viewBox="0 0 30 375" draw:points="0,375 30,375 30,0 0,0">
          <text:p/>
        </draw:polygon>
        <draw:polygon draw:style-name="gr35" draw:text-style-name="P7" draw:layer="layout" svg:width="0.029cm" svg:height="0.374cm" svg:x="34.14cm" svg:y="17.96cm" svg:viewBox="0 0 30 375" draw:points="0,375 30,375 30,0 0,0">
          <text:p/>
        </draw:polygon>
        <draw:polygon draw:style-name="gr36" draw:text-style-name="P8" draw:layer="layout" svg:width="0.029cm" svg:height="0.374cm" svg:x="34.169cm" svg:y="17.96cm" svg:viewBox="0 0 30 375" draw:points="0,375 30,375 30,0 0,0">
          <text:p/>
        </draw:polygon>
        <draw:polygon draw:style-name="gr36" draw:text-style-name="P8" draw:layer="layout" svg:width="0.029cm" svg:height="0.374cm" svg:x="34.198cm" svg:y="17.96cm" svg:viewBox="0 0 30 375" draw:points="0,375 30,375 30,0 0,0">
          <text:p/>
        </draw:polygon>
        <draw:polygon draw:style-name="gr38" draw:text-style-name="P10" draw:layer="layout" svg:width="0.029cm" svg:height="0.374cm" svg:x="34.256cm" svg:y="17.96cm" svg:viewBox="0 0 30 375" draw:points="0,375 30,375 30,0 0,0">
          <text:p/>
        </draw:polygon>
        <draw:polygon draw:style-name="gr37" draw:text-style-name="P9" draw:layer="layout" svg:width="0.029cm" svg:height="0.374cm" svg:x="34.287cm" svg:y="17.96cm" svg:viewBox="0 0 30 375" draw:points="0,375 30,375 30,0 0,0">
          <text:p/>
        </draw:polygon>
        <draw:polygon draw:style-name="gr36" draw:text-style-name="P8" draw:layer="layout" svg:width="0.029cm" svg:height="0.374cm" svg:x="34.316cm" svg:y="17.96cm" svg:viewBox="0 0 30 375" draw:points="0,375 30,375 30,0 0,0">
          <text:p/>
        </draw:polygon>
        <draw:polygon draw:style-name="gr36" draw:text-style-name="P8" draw:layer="layout" svg:width="0.03cm" svg:height="0.374cm" svg:x="34.345cm" svg:y="17.96cm" svg:viewBox="0 0 31 375" draw:points="0,375 31,375 31,0 0,0">
          <text:p/>
        </draw:polygon>
        <draw:polygon draw:style-name="gr37" draw:text-style-name="P9" draw:layer="layout" svg:width="0.029cm" svg:height="0.374cm" svg:x="34.375cm" svg:y="17.96cm" svg:viewBox="0 0 30 375" draw:points="0,375 30,375 30,0 0,0">
          <text:p/>
        </draw:polygon>
        <draw:polygon draw:style-name="gr38" draw:text-style-name="P10" draw:layer="layout" svg:width="0.029cm" svg:height="0.374cm" svg:x="34.404cm" svg:y="17.96cm" svg:viewBox="0 0 30 375" draw:points="0,375 30,375 30,0 0,0">
          <text:p/>
        </draw:polygon>
        <draw:polygon draw:style-name="gr36" draw:text-style-name="P8" draw:layer="layout" svg:width="0.029cm" svg:height="0.374cm" svg:x="34.433cm" svg:y="17.96cm" svg:viewBox="0 0 30 375" draw:points="0,375 30,375 30,0 0,0">
          <text:p/>
        </draw:polygon>
        <draw:polygon draw:style-name="gr38" draw:text-style-name="P10" draw:layer="layout" svg:width="0.029cm" svg:height="0.374cm" svg:x="34.464cm" svg:y="17.96cm" svg:viewBox="0 0 30 375" draw:points="0,375 30,375 30,0 0,0">
          <text:p/>
        </draw:polygon>
        <draw:polygon draw:style-name="gr37" draw:text-style-name="P9" draw:layer="layout" svg:width="0.029cm" svg:height="0.374cm" svg:x="34.493cm" svg:y="17.96cm" svg:viewBox="0 0 30 375" draw:points="0,375 30,375 30,0 0,0">
          <text:p/>
        </draw:polygon>
        <draw:polygon draw:style-name="gr35" draw:text-style-name="P7" draw:layer="layout" svg:width="0.029cm" svg:height="0.374cm" svg:x="34.522cm" svg:y="17.96cm" svg:viewBox="0 0 30 375" draw:points="0,375 30,375 30,0 0,0">
          <text:p/>
        </draw:polygon>
        <draw:polygon draw:style-name="gr37" draw:text-style-name="P9" draw:layer="layout" svg:width="0.029cm" svg:height="0.374cm" svg:x="34.551cm" svg:y="17.96cm" svg:viewBox="0 0 30 375" draw:points="0,375 30,375 30,0 0,0">
          <text:p/>
        </draw:polygon>
        <draw:polygon draw:style-name="gr36" draw:text-style-name="P8" draw:layer="layout" svg:width="0.029cm" svg:height="0.374cm" svg:x="34.581cm" svg:y="17.96cm" svg:viewBox="0 0 30 375" draw:points="0,375 30,375 30,0 0,0">
          <text:p/>
        </draw:polygon>
        <draw:polygon draw:style-name="gr37" draw:text-style-name="P9" draw:layer="layout" svg:width="0.029cm" svg:height="0.374cm" svg:x="34.611cm" svg:y="17.96cm" svg:viewBox="0 0 30 375" draw:points="0,375 30,375 30,0 0,0">
          <text:p/>
        </draw:polygon>
        <draw:polygon draw:style-name="gr37" draw:text-style-name="P9" draw:layer="layout" svg:width="0.029cm" svg:height="0.374cm" svg:x="34.64cm" svg:y="17.96cm" svg:viewBox="0 0 30 375" draw:points="0,375 30,375 30,0 0,0">
          <text:p/>
        </draw:polygon>
        <draw:polygon draw:style-name="gr36" draw:text-style-name="P8" draw:layer="layout" svg:width="0.029cm" svg:height="0.374cm" svg:x="34.669cm" svg:y="17.96cm" svg:viewBox="0 0 30 375" draw:points="0,375 30,375 30,0 0,0">
          <text:p/>
        </draw:polygon>
        <draw:polygon draw:style-name="gr37" draw:text-style-name="P9" draw:layer="layout" svg:width="0.029cm" svg:height="0.374cm" svg:x="34.699cm" svg:y="17.96cm" svg:viewBox="0 0 30 375" draw:points="0,375 30,375 30,0 0,0">
          <text:p/>
        </draw:polygon>
        <draw:polygon draw:style-name="gr37" draw:text-style-name="P9" draw:layer="layout" svg:width="0.029cm" svg:height="0.374cm" svg:x="34.728cm" svg:y="17.96cm" svg:viewBox="0 0 30 375" draw:points="0,375 30,375 30,0 0,0">
          <text:p/>
        </draw:polygon>
        <draw:polygon draw:style-name="gr38" draw:text-style-name="P10" draw:layer="layout" svg:width="0.029cm" svg:height="0.374cm" svg:x="34.757cm" svg:y="17.96cm" svg:viewBox="0 0 30 375" draw:points="0,375 30,375 30,0 0,0">
          <text:p/>
        </draw:polygon>
        <draw:polygon draw:style-name="gr36" draw:text-style-name="P8" draw:layer="layout" svg:width="0.03cm" svg:height="0.374cm" svg:x="34.787cm" svg:y="17.96cm" svg:viewBox="0 0 31 375" draw:points="0,375 31,375 31,0 0,0">
          <text:p/>
        </draw:polygon>
        <draw:polygon draw:style-name="gr35" draw:text-style-name="P7" draw:layer="layout" svg:width="0.029cm" svg:height="0.374cm" svg:x="34.817cm" svg:y="17.96cm" svg:viewBox="0 0 30 375" draw:points="0,375 30,375 30,0 0,0">
          <text:p/>
        </draw:polygon>
        <draw:polygon draw:style-name="gr38" draw:text-style-name="P10" draw:layer="layout" svg:width="0.029cm" svg:height="0.374cm" svg:x="34.846cm" svg:y="17.96cm" svg:viewBox="0 0 30 375" draw:points="0,375 30,375 30,0 0,0">
          <text:p/>
        </draw:polygon>
        <draw:polygon draw:style-name="gr37" draw:text-style-name="P9" draw:layer="layout" svg:width="0.029cm" svg:height="0.374cm" svg:x="34.875cm" svg:y="17.96cm" svg:viewBox="0 0 30 375" draw:points="0,375 30,375 30,0 0,0">
          <text:p/>
        </draw:polygon>
        <draw:polygon draw:style-name="gr36" draw:text-style-name="P8" draw:layer="layout" svg:width="0.029cm" svg:height="0.374cm" svg:x="34.905cm" svg:y="17.96cm" svg:viewBox="0 0 30 375" draw:points="0,375 30,375 30,0 0,0">
          <text:p/>
        </draw:polygon>
        <draw:polygon draw:style-name="gr35" draw:text-style-name="P7" draw:layer="layout" svg:width="0.029cm" svg:height="0.374cm" svg:x="34.964cm" svg:y="17.96cm" svg:viewBox="0 0 30 375" draw:points="0,375 30,375 30,0 0,0">
          <text:p/>
        </draw:polygon>
        <draw:polygon draw:style-name="gr36" draw:text-style-name="P8" draw:layer="layout" svg:width="0.029cm" svg:height="0.374cm" svg:x="34.993cm" svg:y="17.96cm" svg:viewBox="0 0 30 375" draw:points="0,375 30,375 30,0 0,0">
          <text:p/>
        </draw:polygon>
        <draw:polygon draw:style-name="gr35" draw:text-style-name="P7" draw:layer="layout" svg:width="0.029cm" svg:height="0.374cm" svg:x="35.023cm" svg:y="17.96cm" svg:viewBox="0 0 30 375" draw:points="0,375 30,375 30,0 0,0">
          <text:p/>
        </draw:polygon>
        <draw:polygon draw:style-name="gr36" draw:text-style-name="P8" draw:layer="layout" svg:width="0.029cm" svg:height="0.374cm" svg:x="35.052cm" svg:y="17.96cm" svg:viewBox="0 0 30 375" draw:points="0,375 30,375 30,0 0,0">
          <text:p/>
        </draw:polygon>
        <draw:polygon draw:style-name="gr38" draw:text-style-name="P10" draw:layer="layout" svg:width="0.029cm" svg:height="0.374cm" svg:x="35.081cm" svg:y="17.96cm" svg:viewBox="0 0 30 375" draw:points="0,375 30,375 30,0 0,0">
          <text:p/>
        </draw:polygon>
        <draw:polygon draw:style-name="gr38" draw:text-style-name="P10" draw:layer="layout" svg:width="0.029cm" svg:height="0.374cm" svg:x="35.111cm" svg:y="17.96cm" svg:viewBox="0 0 30 375" draw:points="0,375 30,375 30,0 0,0">
          <text:p/>
        </draw:polygon>
        <draw:polygon draw:style-name="gr38" draw:text-style-name="P10" draw:layer="layout" svg:width="0.029cm" svg:height="0.374cm" svg:x="35.141cm" svg:y="17.96cm" svg:viewBox="0 0 30 375" draw:points="0,375 30,375 30,0 0,0">
          <text:p/>
        </draw:polygon>
        <draw:polygon draw:style-name="gr37" draw:text-style-name="P9" draw:layer="layout" svg:width="0.029cm" svg:height="0.374cm" svg:x="35.17cm" svg:y="17.96cm" svg:viewBox="0 0 30 375" draw:points="0,375 30,375 30,0 0,0">
          <text:p/>
        </draw:polygon>
        <draw:polygon draw:style-name="gr35" draw:text-style-name="P7" draw:layer="layout" svg:width="0.03cm" svg:height="0.374cm" svg:x="34.741cm" svg:y="17.96cm" svg:viewBox="0 0 31 375" draw:points="0,375 31,375 31,0 0,0">
          <text:p/>
        </draw:polygon>
        <draw:polygon draw:style-name="gr35" draw:text-style-name="P7" draw:layer="layout" svg:width="0.028cm" svg:height="0.374cm" svg:x="34.771cm" svg:y="17.96cm" svg:viewBox="0 0 29 375" draw:points="0,375 29,375 29,0 0,0">
          <text:p/>
        </draw:polygon>
        <draw:polygon draw:style-name="gr35" draw:text-style-name="P7" draw:layer="layout" svg:width="0.026cm" svg:height="0.374cm" svg:x="18.95cm" svg:y="17.212cm" svg:viewBox="0 0 27 375" draw:points="0,375 27,375 27,0 0,0">
          <text:p/>
        </draw:polygon>
        <draw:polygon draw:style-name="gr36" draw:text-style-name="P8" draw:layer="layout" svg:width="0.026cm" svg:height="0.374cm" svg:x="18.978cm" svg:y="17.212cm" svg:viewBox="0 0 27 375" draw:points="0,375 27,375 27,0 0,0">
          <text:p/>
        </draw:polygon>
        <draw:polygon draw:style-name="gr37" draw:text-style-name="P9" draw:layer="layout" svg:width="0.026cm" svg:height="0.374cm" svg:x="19.004cm" svg:y="17.212cm" svg:viewBox="0 0 27 375" draw:points="0,375 27,375 27,0 0,0">
          <text:p/>
        </draw:polygon>
        <draw:polygon draw:style-name="gr38" draw:text-style-name="P10" draw:layer="layout" svg:width="0.029cm" svg:height="0.374cm" svg:x="19.031cm" svg:y="17.212cm" svg:viewBox="0 0 30 375" draw:points="0,375 30,375 30,0 0,0">
          <text:p/>
        </draw:polygon>
        <draw:polygon draw:style-name="gr37" draw:text-style-name="P9" draw:layer="layout" svg:width="0.029cm" svg:height="0.374cm" svg:x="19.06cm" svg:y="17.212cm" svg:viewBox="0 0 30 375" draw:points="0,375 30,375 30,0 0,0">
          <text:p/>
        </draw:polygon>
        <draw:polygon draw:style-name="gr38" draw:text-style-name="P10" draw:layer="layout" svg:width="0.029cm" svg:height="0.374cm" svg:x="19.09cm" svg:y="17.212cm" svg:viewBox="0 0 30 375" draw:points="0,375 30,375 30,0 0,0">
          <text:p/>
        </draw:polygon>
        <draw:polygon draw:style-name="gr38" draw:text-style-name="P10" draw:layer="layout" svg:width="0.029cm" svg:height="0.374cm" svg:x="19.119cm" svg:y="17.212cm" svg:viewBox="0 0 30 375" draw:points="0,375 30,375 30,0 0,0">
          <text:p/>
        </draw:polygon>
        <draw:polygon draw:style-name="gr36" draw:text-style-name="P8" draw:layer="layout" svg:width="0.029cm" svg:height="0.374cm" svg:x="19.148cm" svg:y="17.212cm" svg:viewBox="0 0 30 375" draw:points="0,375 30,375 30,0 0,0">
          <text:p/>
        </draw:polygon>
        <draw:polygon draw:style-name="gr38" draw:text-style-name="P10" draw:layer="layout" svg:width="0.029cm" svg:height="0.374cm" svg:x="19.177cm" svg:y="17.212cm" svg:viewBox="0 0 30 375" draw:points="0,375 30,375 30,0 0,0">
          <text:p/>
        </draw:polygon>
        <draw:polygon draw:style-name="gr38" draw:text-style-name="P10" draw:layer="layout" svg:width="0.03cm" svg:height="0.374cm" svg:x="19.207cm" svg:y="17.212cm" svg:viewBox="0 0 31 375" draw:points="0,375 31,375 31,0 0,0">
          <text:p/>
        </draw:polygon>
        <draw:polygon draw:style-name="gr36" draw:text-style-name="P8" draw:layer="layout" svg:width="0.029cm" svg:height="0.374cm" svg:x="19.237cm" svg:y="17.212cm" svg:viewBox="0 0 30 375" draw:points="0,375 30,375 30,0 0,0">
          <text:p/>
        </draw:polygon>
        <draw:polygon draw:style-name="gr35" draw:text-style-name="P7" draw:layer="layout" svg:width="0.029cm" svg:height="0.374cm" svg:x="19.266cm" svg:y="17.212cm" svg:viewBox="0 0 30 375" draw:points="0,375 30,375 30,0 0,0">
          <text:p/>
        </draw:polygon>
        <draw:polygon draw:style-name="gr37" draw:text-style-name="P9" draw:layer="layout" svg:width="0.03cm" svg:height="0.374cm" svg:x="19.295cm" svg:y="17.212cm" svg:viewBox="0 0 31 375" draw:points="0,375 31,375 31,0 0,0">
          <text:p/>
        </draw:polygon>
        <draw:polygon draw:style-name="gr37" draw:text-style-name="P9" draw:layer="layout" svg:width="0.029cm" svg:height="0.374cm" svg:x="19.325cm" svg:y="17.212cm" svg:viewBox="0 0 30 375" draw:points="0,375 30,375 30,0 0,0">
          <text:p/>
        </draw:polygon>
        <draw:polygon draw:style-name="gr36" draw:text-style-name="P8" draw:layer="layout" svg:width="0.029cm" svg:height="0.374cm" svg:x="19.355cm" svg:y="17.212cm" svg:viewBox="0 0 30 375" draw:points="0,375 30,375 30,0 0,0">
          <text:p/>
        </draw:polygon>
        <draw:polygon draw:style-name="gr36" draw:text-style-name="P8" draw:layer="layout" svg:width="0.029cm" svg:height="0.374cm" svg:x="19.384cm" svg:y="17.212cm" svg:viewBox="0 0 30 375" draw:points="0,375 30,375 30,0 0,0">
          <text:p/>
        </draw:polygon>
        <draw:polygon draw:style-name="gr37" draw:text-style-name="P9" draw:layer="layout" svg:width="0.029cm" svg:height="0.374cm" svg:x="19.414cm" svg:y="17.212cm" svg:viewBox="0 0 30 375" draw:points="0,375 30,375 30,0 0,0">
          <text:p/>
        </draw:polygon>
        <draw:polygon draw:style-name="gr36" draw:text-style-name="P8" draw:layer="layout" svg:width="0.029cm" svg:height="0.374cm" svg:x="19.472cm" svg:y="17.212cm" svg:viewBox="0 0 30 375" draw:points="0,375 30,375 30,0 0,0">
          <text:p/>
        </draw:polygon>
        <draw:polygon draw:style-name="gr36" draw:text-style-name="P8" draw:layer="layout" svg:width="0.029cm" svg:height="0.374cm" svg:x="19.501cm" svg:y="17.212cm" svg:viewBox="0 0 30 375" draw:points="0,375 30,375 30,0 0,0">
          <text:p/>
        </draw:polygon>
        <draw:polygon draw:style-name="gr37" draw:text-style-name="P9" draw:layer="layout" svg:width="0.029cm" svg:height="0.374cm" svg:x="19.532cm" svg:y="17.212cm" svg:viewBox="0 0 30 375" draw:points="0,375 30,375 30,0 0,0">
          <text:p/>
        </draw:polygon>
        <draw:polygon draw:style-name="gr37" draw:text-style-name="P9" draw:layer="layout" svg:width="0.029cm" svg:height="0.374cm" svg:x="19.561cm" svg:y="17.212cm" svg:viewBox="0 0 30 375" draw:points="0,375 30,375 30,0 0,0">
          <text:p/>
        </draw:polygon>
        <draw:polygon draw:style-name="gr37" draw:text-style-name="P9" draw:layer="layout" svg:width="0.029cm" svg:height="0.374cm" svg:x="19.59cm" svg:y="17.212cm" svg:viewBox="0 0 30 375" draw:points="0,375 30,375 30,0 0,0">
          <text:p/>
        </draw:polygon>
        <draw:polygon draw:style-name="gr38" draw:text-style-name="P10" draw:layer="layout" svg:width="0.029cm" svg:height="0.374cm" svg:x="19.619cm" svg:y="17.212cm" svg:viewBox="0 0 30 375" draw:points="0,375 30,375 30,0 0,0">
          <text:p/>
        </draw:polygon>
        <draw:polygon draw:style-name="gr36" draw:text-style-name="P8" draw:layer="layout" svg:width="0.029cm" svg:height="0.374cm" svg:x="19.649cm" svg:y="17.212cm" svg:viewBox="0 0 30 375" draw:points="0,375 30,375 30,0 0,0">
          <text:p/>
        </draw:polygon>
        <draw:polygon draw:style-name="gr37" draw:text-style-name="P9" draw:layer="layout" svg:width="0.029cm" svg:height="0.374cm" svg:x="19.679cm" svg:y="17.212cm" svg:viewBox="0 0 30 375" draw:points="0,375 30,375 30,0 0,0">
          <text:p/>
        </draw:polygon>
        <draw:polygon draw:style-name="gr37" draw:text-style-name="P9" draw:layer="layout" svg:width="0.03cm" svg:height="0.374cm" svg:x="19.708cm" svg:y="17.212cm" svg:viewBox="0 0 31 375" draw:points="0,375 31,375 31,0 0,0">
          <text:p/>
        </draw:polygon>
        <draw:polygon draw:style-name="gr36" draw:text-style-name="P8" draw:layer="layout" svg:width="0.029cm" svg:height="0.374cm" svg:x="19.738cm" svg:y="17.212cm" svg:viewBox="0 0 30 375" draw:points="0,375 30,375 30,0 0,0">
          <text:p/>
        </draw:polygon>
        <draw:polygon draw:style-name="gr36" draw:text-style-name="P8" draw:layer="layout" svg:width="0.029cm" svg:height="0.374cm" svg:x="19.767cm" svg:y="17.212cm" svg:viewBox="0 0 30 375" draw:points="0,375 30,375 30,0 0,0">
          <text:p/>
        </draw:polygon>
        <draw:polygon draw:style-name="gr36" draw:text-style-name="P8" draw:layer="layout" svg:width="0.029cm" svg:height="0.374cm" svg:x="19.796cm" svg:y="17.212cm" svg:viewBox="0 0 30 375" draw:points="0,375 30,375 30,0 0,0">
          <text:p/>
        </draw:polygon>
        <draw:polygon draw:style-name="gr38" draw:text-style-name="P10" draw:layer="layout" svg:width="0.029cm" svg:height="0.374cm" svg:x="19.825cm" svg:y="17.212cm" svg:viewBox="0 0 30 375" draw:points="0,375 30,375 30,0 0,0">
          <text:p/>
        </draw:polygon>
        <draw:polygon draw:style-name="gr37" draw:text-style-name="P9" draw:layer="layout" svg:width="0.029cm" svg:height="0.374cm" svg:x="19.856cm" svg:y="17.212cm" svg:viewBox="0 0 30 375" draw:points="0,375 30,375 30,0 0,0">
          <text:p/>
        </draw:polygon>
        <draw:polygon draw:style-name="gr36" draw:text-style-name="P8" draw:layer="layout" svg:width="0.029cm" svg:height="0.374cm" svg:x="19.885cm" svg:y="17.212cm" svg:viewBox="0 0 30 375" draw:points="0,375 30,375 30,0 0,0">
          <text:p/>
        </draw:polygon>
        <draw:polygon draw:style-name="gr35" draw:text-style-name="P7" draw:layer="layout" svg:width="0.029cm" svg:height="0.374cm" svg:x="19.914cm" svg:y="17.212cm" svg:viewBox="0 0 30 375" draw:points="0,375 30,375 30,0 0,0">
          <text:p/>
        </draw:polygon>
        <draw:polygon draw:style-name="gr36" draw:text-style-name="P8" draw:layer="layout" svg:width="0.029cm" svg:height="0.374cm" svg:x="19.943cm" svg:y="17.212cm" svg:viewBox="0 0 30 375" draw:points="0,375 30,375 30,0 0,0">
          <text:p/>
        </draw:polygon>
        <draw:polygon draw:style-name="gr36" draw:text-style-name="P8" draw:layer="layout" svg:width="0.029cm" svg:height="0.374cm" svg:x="19.973cm" svg:y="17.212cm" svg:viewBox="0 0 30 375" draw:points="0,375 30,375 30,0 0,0">
          <text:p/>
        </draw:polygon>
        <draw:polygon draw:style-name="gr37" draw:text-style-name="P9" draw:layer="layout" svg:width="0.029cm" svg:height="0.374cm" svg:x="20.003cm" svg:y="17.212cm" svg:viewBox="0 0 30 375" draw:points="0,375 30,375 30,0 0,0">
          <text:p/>
        </draw:polygon>
        <draw:polygon draw:style-name="gr37" draw:text-style-name="P9" draw:layer="layout" svg:width="0.029cm" svg:height="0.374cm" svg:x="20.032cm" svg:y="17.212cm" svg:viewBox="0 0 30 375" draw:points="0,375 30,375 30,0 0,0">
          <text:p/>
        </draw:polygon>
        <draw:polygon draw:style-name="gr38" draw:text-style-name="P10" draw:layer="layout" svg:width="0.03cm" svg:height="0.374cm" svg:x="20.061cm" svg:y="17.212cm" svg:viewBox="0 0 31 375" draw:points="0,375 31,375 31,0 0,0">
          <text:p/>
        </draw:polygon>
        <draw:polygon draw:style-name="gr37" draw:text-style-name="P9" draw:layer="layout" svg:width="0.029cm" svg:height="0.374cm" svg:x="20.091cm" svg:y="17.212cm" svg:viewBox="0 0 30 375" draw:points="0,375 30,375 30,0 0,0">
          <text:p/>
        </draw:polygon>
        <draw:polygon draw:style-name="gr37" draw:text-style-name="P9" draw:layer="layout" svg:width="0.029cm" svg:height="0.374cm" svg:x="20.12cm" svg:y="17.212cm" svg:viewBox="0 0 30 375" draw:points="0,375 30,375 30,0 0,0">
          <text:p/>
        </draw:polygon>
        <draw:polygon draw:style-name="gr35" draw:text-style-name="P7" draw:layer="layout" svg:width="0.03cm" svg:height="0.374cm" svg:x="20.149cm" svg:y="17.212cm" svg:viewBox="0 0 31 375" draw:points="0,375 31,375 31,0 0,0">
          <text:p/>
        </draw:polygon>
        <draw:polygon draw:style-name="gr37" draw:text-style-name="P9" draw:layer="layout" svg:width="0.029cm" svg:height="0.374cm" svg:x="20.18cm" svg:y="17.212cm" svg:viewBox="0 0 30 375" draw:points="0,375 30,375 30,0 0,0">
          <text:p/>
        </draw:polygon>
        <draw:polygon draw:style-name="gr35" draw:text-style-name="P7" draw:layer="layout" svg:width="0.029cm" svg:height="0.374cm" svg:x="20.209cm" svg:y="17.212cm" svg:viewBox="0 0 30 375" draw:points="0,375 30,375 30,0 0,0">
          <text:p/>
        </draw:polygon>
        <draw:polygon draw:style-name="gr36" draw:text-style-name="P8" draw:layer="layout" svg:width="0.029cm" svg:height="0.374cm" svg:x="20.238cm" svg:y="17.212cm" svg:viewBox="0 0 30 375" draw:points="0,375 30,375 30,0 0,0">
          <text:p/>
        </draw:polygon>
        <draw:polygon draw:style-name="gr37" draw:text-style-name="P9" draw:layer="layout" svg:width="0.029cm" svg:height="0.374cm" svg:x="20.267cm" svg:y="17.212cm" svg:viewBox="0 0 30 375" draw:points="0,375 30,375 30,0 0,0">
          <text:p/>
        </draw:polygon>
        <draw:polygon draw:style-name="gr36" draw:text-style-name="P8" draw:layer="layout" svg:width="0.029cm" svg:height="0.374cm" svg:x="20.297cm" svg:y="17.212cm" svg:viewBox="0 0 30 375" draw:points="0,375 30,375 30,0 0,0">
          <text:p/>
        </draw:polygon>
        <draw:polygon draw:style-name="gr36" draw:text-style-name="P8" draw:layer="layout" svg:width="0.029cm" svg:height="0.374cm" svg:x="20.326cm" svg:y="17.212cm" svg:viewBox="0 0 30 375" draw:points="0,375 30,375 30,0 0,0">
          <text:p/>
        </draw:polygon>
        <draw:polygon draw:style-name="gr37" draw:text-style-name="P9" draw:layer="layout" svg:width="0.029cm" svg:height="0.374cm" svg:x="20.356cm" svg:y="17.212cm" svg:viewBox="0 0 30 375" draw:points="0,375 30,375 30,0 0,0">
          <text:p/>
        </draw:polygon>
        <draw:polygon draw:style-name="gr38" draw:text-style-name="P10" draw:layer="layout" svg:width="0.029cm" svg:height="0.374cm" svg:x="20.385cm" svg:y="17.212cm" svg:viewBox="0 0 30 375" draw:points="0,375 30,375 30,0 0,0">
          <text:p/>
        </draw:polygon>
        <draw:polygon draw:style-name="gr37" draw:text-style-name="P9" draw:layer="layout" svg:width="0.029cm" svg:height="0.374cm" svg:x="20.415cm" svg:y="17.212cm" svg:viewBox="0 0 30 375" draw:points="0,375 30,375 30,0 0,0">
          <text:p/>
        </draw:polygon>
        <draw:polygon draw:style-name="gr35" draw:text-style-name="P7" draw:layer="layout" svg:width="0.029cm" svg:height="0.374cm" svg:x="20.444cm" svg:y="17.212cm" svg:viewBox="0 0 30 375" draw:points="0,375 30,375 30,0 0,0">
          <text:p/>
        </draw:polygon>
        <draw:polygon draw:style-name="gr38" draw:text-style-name="P10" draw:layer="layout" svg:width="0.029cm" svg:height="0.374cm" svg:x="20.473cm" svg:y="17.212cm" svg:viewBox="0 0 30 375" draw:points="0,375 30,375 30,0 0,0">
          <text:p/>
        </draw:polygon>
        <draw:polygon draw:style-name="gr37" draw:text-style-name="P9" draw:layer="layout" svg:width="0.03cm" svg:height="0.374cm" svg:x="20.502cm" svg:y="17.212cm" svg:viewBox="0 0 31 375" draw:points="0,375 31,375 31,0 0,0">
          <text:p/>
        </draw:polygon>
        <draw:polygon draw:style-name="gr36" draw:text-style-name="P8" draw:layer="layout" svg:width="0.029cm" svg:height="0.374cm" svg:x="20.533cm" svg:y="17.212cm" svg:viewBox="0 0 30 375" draw:points="0,375 30,375 30,0 0,0">
          <text:p/>
        </draw:polygon>
        <draw:polygon draw:style-name="gr37" draw:text-style-name="P9" draw:layer="layout" svg:width="0.029cm" svg:height="0.374cm" svg:x="20.562cm" svg:y="17.212cm" svg:viewBox="0 0 30 375" draw:points="0,375 30,375 30,0 0,0">
          <text:p/>
        </draw:polygon>
        <draw:polygon draw:style-name="gr37" draw:text-style-name="P9" draw:layer="layout" svg:width="0.029cm" svg:height="0.374cm" svg:x="20.592cm" svg:y="17.212cm" svg:viewBox="0 0 30 375" draw:points="0,375 30,375 30,0 0,0">
          <text:p/>
        </draw:polygon>
        <draw:polygon draw:style-name="gr37" draw:text-style-name="P9" draw:layer="layout" svg:width="0.029cm" svg:height="0.374cm" svg:x="20.621cm" svg:y="17.212cm" svg:viewBox="0 0 30 375" draw:points="0,375 30,375 30,0 0,0">
          <text:p/>
        </draw:polygon>
        <draw:polygon draw:style-name="gr36" draw:text-style-name="P8" draw:layer="layout" svg:width="0.029cm" svg:height="0.374cm" svg:x="20.65cm" svg:y="17.212cm" svg:viewBox="0 0 30 375" draw:points="0,375 30,375 30,0 0,0">
          <text:p/>
        </draw:polygon>
        <draw:polygon draw:style-name="gr38" draw:text-style-name="P10" draw:layer="layout" svg:width="0.029cm" svg:height="0.374cm" svg:x="20.68cm" svg:y="17.212cm" svg:viewBox="0 0 30 375" draw:points="0,375 30,375 30,0 0,0">
          <text:p/>
        </draw:polygon>
        <draw:polygon draw:style-name="gr36" draw:text-style-name="P8" draw:layer="layout" svg:width="0.029cm" svg:height="0.374cm" svg:x="20.71cm" svg:y="17.212cm" svg:viewBox="0 0 30 375" draw:points="0,375 30,375 30,0 0,0">
          <text:p/>
        </draw:polygon>
        <draw:polygon draw:style-name="gr36" draw:text-style-name="P8" draw:layer="layout" svg:width="0.029cm" svg:height="0.374cm" svg:x="20.739cm" svg:y="17.212cm" svg:viewBox="0 0 30 375" draw:points="0,375 30,375 30,0 0,0">
          <text:p/>
        </draw:polygon>
        <draw:polygon draw:style-name="gr36" draw:text-style-name="P8" draw:layer="layout" svg:width="0.029cm" svg:height="0.374cm" svg:x="20.768cm" svg:y="17.212cm" svg:viewBox="0 0 30 375" draw:points="0,375 30,375 30,0 0,0">
          <text:p/>
        </draw:polygon>
        <draw:polygon draw:style-name="gr37" draw:text-style-name="P9" draw:layer="layout" svg:width="0.03cm" svg:height="0.374cm" svg:x="20.826cm" svg:y="17.212cm" svg:viewBox="0 0 31 375" draw:points="0,375 31,375 31,0 0,0">
          <text:p/>
        </draw:polygon>
        <draw:polygon draw:style-name="gr35" draw:text-style-name="P7" draw:layer="layout" svg:width="0.029cm" svg:height="0.374cm" svg:x="20.857cm" svg:y="17.212cm" svg:viewBox="0 0 30 375" draw:points="0,375 30,375 30,0 0,0">
          <text:p/>
        </draw:polygon>
        <draw:polygon draw:style-name="gr36" draw:text-style-name="P8" draw:layer="layout" svg:width="0.029cm" svg:height="0.374cm" svg:x="20.886cm" svg:y="17.212cm" svg:viewBox="0 0 30 375" draw:points="0,375 30,375 30,0 0,0">
          <text:p/>
        </draw:polygon>
        <draw:polygon draw:style-name="gr37" draw:text-style-name="P9" draw:layer="layout" svg:width="0.03cm" svg:height="0.374cm" svg:x="20.915cm" svg:y="17.212cm" svg:viewBox="0 0 31 375" draw:points="0,375 31,375 31,0 0,0">
          <text:p/>
        </draw:polygon>
        <draw:polygon draw:style-name="gr36" draw:text-style-name="P8" draw:layer="layout" svg:width="0.029cm" svg:height="0.374cm" svg:x="20.945cm" svg:y="17.212cm" svg:viewBox="0 0 30 375" draw:points="0,375 30,375 30,0 0,0">
          <text:p/>
        </draw:polygon>
        <draw:polygon draw:style-name="gr37" draw:text-style-name="P9" draw:layer="layout" svg:width="0.029cm" svg:height="0.374cm" svg:x="20.974cm" svg:y="17.212cm" svg:viewBox="0 0 30 375" draw:points="0,375 30,375 30,0 0,0">
          <text:p/>
        </draw:polygon>
        <draw:polygon draw:style-name="gr36" draw:text-style-name="P8" draw:layer="layout" svg:width="0.029cm" svg:height="0.374cm" svg:x="21.004cm" svg:y="17.212cm" svg:viewBox="0 0 30 375" draw:points="0,375 30,375 30,0 0,0">
          <text:p/>
        </draw:polygon>
        <draw:polygon draw:style-name="gr36" draw:text-style-name="P8" draw:layer="layout" svg:width="0.029cm" svg:height="0.374cm" svg:x="21.034cm" svg:y="17.212cm" svg:viewBox="0 0 30 375" draw:points="0,375 30,375 30,0 0,0">
          <text:p/>
        </draw:polygon>
        <draw:polygon draw:style-name="gr38" draw:text-style-name="P10" draw:layer="layout" svg:width="0.029cm" svg:height="0.374cm" svg:x="21.063cm" svg:y="17.212cm" svg:viewBox="0 0 30 375" draw:points="0,375 30,375 30,0 0,0">
          <text:p/>
        </draw:polygon>
        <draw:polygon draw:style-name="gr38" draw:text-style-name="P10" draw:layer="layout" svg:width="0.029cm" svg:height="0.374cm" svg:x="21.092cm" svg:y="17.212cm" svg:viewBox="0 0 30 375" draw:points="0,375 30,375 30,0 0,0">
          <text:p/>
        </draw:polygon>
        <draw:polygon draw:style-name="gr36" draw:text-style-name="P8" draw:layer="layout" svg:width="0.029cm" svg:height="0.374cm" svg:x="21.121cm" svg:y="17.212cm" svg:viewBox="0 0 30 375" draw:points="0,375 30,375 30,0 0,0">
          <text:p/>
        </draw:polygon>
        <draw:polygon draw:style-name="gr36" draw:text-style-name="P8" draw:layer="layout" svg:width="0.029cm" svg:height="0.374cm" svg:x="21.152cm" svg:y="17.212cm" svg:viewBox="0 0 30 375" draw:points="0,375 30,375 30,0 0,0">
          <text:p/>
        </draw:polygon>
        <draw:polygon draw:style-name="gr35" draw:text-style-name="P7" draw:layer="layout" svg:width="0.029cm" svg:height="0.374cm" svg:x="21.181cm" svg:y="17.212cm" svg:viewBox="0 0 30 375" draw:points="0,375 30,375 30,0 0,0">
          <text:p/>
        </draw:polygon>
        <draw:polygon draw:style-name="gr36" draw:text-style-name="P8" draw:layer="layout" svg:width="0.029cm" svg:height="0.374cm" svg:x="21.21cm" svg:y="17.212cm" svg:viewBox="0 0 30 375" draw:points="0,375 30,375 30,0 0,0">
          <text:p/>
        </draw:polygon>
        <draw:polygon draw:style-name="gr35" draw:text-style-name="P7" draw:layer="layout" svg:width="0.029cm" svg:height="0.374cm" svg:x="21.239cm" svg:y="17.212cm" svg:viewBox="0 0 30 375" draw:points="0,375 30,375 30,0 0,0">
          <text:p/>
        </draw:polygon>
        <draw:polygon draw:style-name="gr36" draw:text-style-name="P8" draw:layer="layout" svg:width="0.029cm" svg:height="0.374cm" svg:x="21.269cm" svg:y="17.212cm" svg:viewBox="0 0 30 375" draw:points="0,375 30,375 30,0 0,0">
          <text:p/>
        </draw:polygon>
        <draw:polygon draw:style-name="gr36" draw:text-style-name="P8" draw:layer="layout" svg:width="0.029cm" svg:height="0.374cm" svg:x="21.298cm" svg:y="17.212cm" svg:viewBox="0 0 30 375" draw:points="0,375 30,375 30,0 0,0">
          <text:p/>
        </draw:polygon>
        <draw:polygon draw:style-name="gr35" draw:text-style-name="P7" draw:layer="layout" svg:width="0.029cm" svg:height="0.374cm" svg:x="21.328cm" svg:y="17.212cm" svg:viewBox="0 0 30 375" draw:points="0,375 30,375 30,0 0,0">
          <text:p/>
        </draw:polygon>
        <draw:polygon draw:style-name="gr35" draw:text-style-name="P7" draw:layer="layout" svg:width="0.03cm" svg:height="0.374cm" svg:x="21.357cm" svg:y="17.212cm" svg:viewBox="0 0 31 375" draw:points="0,375 31,375 31,0 0,0">
          <text:p/>
        </draw:polygon>
        <draw:polygon draw:style-name="gr35" draw:text-style-name="P7" draw:layer="layout" svg:width="0.029cm" svg:height="0.374cm" svg:x="21.387cm" svg:y="17.212cm" svg:viewBox="0 0 30 375" draw:points="0,375 30,375 30,0 0,0">
          <text:p/>
        </draw:polygon>
        <draw:polygon draw:style-name="gr36" draw:text-style-name="P8" draw:layer="layout" svg:width="0.029cm" svg:height="0.374cm" svg:x="21.416cm" svg:y="17.212cm" svg:viewBox="0 0 30 375" draw:points="0,375 30,375 30,0 0,0">
          <text:p/>
        </draw:polygon>
        <draw:polygon draw:style-name="gr36" draw:text-style-name="P8" draw:layer="layout" svg:width="0.029cm" svg:height="0.374cm" svg:x="21.445cm" svg:y="17.212cm" svg:viewBox="0 0 30 375" draw:points="0,375 30,375 30,0 0,0">
          <text:p/>
        </draw:polygon>
        <draw:polygon draw:style-name="gr36" draw:text-style-name="P8" draw:layer="layout" svg:width="0.029cm" svg:height="0.374cm" svg:x="21.476cm" svg:y="17.212cm" svg:viewBox="0 0 30 375" draw:points="0,375 30,375 30,0 0,0">
          <text:p/>
        </draw:polygon>
        <draw:polygon draw:style-name="gr36" draw:text-style-name="P8" draw:layer="layout" svg:width="0.029cm" svg:height="0.374cm" svg:x="21.505cm" svg:y="17.212cm" svg:viewBox="0 0 30 375" draw:points="0,375 30,375 30,0 0,0">
          <text:p/>
        </draw:polygon>
        <draw:polygon draw:style-name="gr38" draw:text-style-name="P10" draw:layer="layout" svg:width="0.029cm" svg:height="0.374cm" svg:x="21.534cm" svg:y="17.212cm" svg:viewBox="0 0 30 375" draw:points="0,375 30,375 30,0 0,0">
          <text:p/>
        </draw:polygon>
        <draw:polygon draw:style-name="gr37" draw:text-style-name="P9" draw:layer="layout" svg:width="0.029cm" svg:height="0.374cm" svg:x="21.563cm" svg:y="17.212cm" svg:viewBox="0 0 30 375" draw:points="0,375 30,375 30,0 0,0">
          <text:p/>
        </draw:polygon>
        <draw:polygon draw:style-name="gr38" draw:text-style-name="P10" draw:layer="layout" svg:width="0.029cm" svg:height="0.374cm" svg:x="21.593cm" svg:y="17.212cm" svg:viewBox="0 0 30 375" draw:points="0,375 30,375 30,0 0,0">
          <text:p/>
        </draw:polygon>
        <draw:polygon draw:style-name="gr37" draw:text-style-name="P9" draw:layer="layout" svg:width="0.029cm" svg:height="0.374cm" svg:x="21.622cm" svg:y="17.212cm" svg:viewBox="0 0 30 375" draw:points="0,375 30,375 30,0 0,0">
          <text:p/>
        </draw:polygon>
        <draw:polygon draw:style-name="gr35" draw:text-style-name="P7" draw:layer="layout" svg:width="0.029cm" svg:height="0.374cm" svg:x="21.652cm" svg:y="17.212cm" svg:viewBox="0 0 30 375" draw:points="0,375 30,375 30,0 0,0">
          <text:p/>
        </draw:polygon>
        <draw:polygon draw:style-name="gr35" draw:text-style-name="P7" draw:layer="layout" svg:width="0.03cm" svg:height="0.374cm" svg:x="21.681cm" svg:y="17.212cm" svg:viewBox="0 0 31 375" draw:points="0,375 31,375 31,0 0,0">
          <text:p/>
        </draw:polygon>
        <draw:polygon draw:style-name="gr36" draw:text-style-name="P8" draw:layer="layout" svg:width="0.029cm" svg:height="0.374cm" svg:x="21.711cm" svg:y="17.212cm" svg:viewBox="0 0 30 375" draw:points="0,375 30,375 30,0 0,0">
          <text:p/>
        </draw:polygon>
        <draw:polygon draw:style-name="gr36" draw:text-style-name="P8" draw:layer="layout" svg:width="0.029cm" svg:height="0.374cm" svg:x="21.74cm" svg:y="17.212cm" svg:viewBox="0 0 30 375" draw:points="0,375 30,375 30,0 0,0">
          <text:p/>
        </draw:polygon>
        <draw:polygon draw:style-name="gr38" draw:text-style-name="P10" draw:layer="layout" svg:width="0.03cm" svg:height="0.374cm" svg:x="21.769cm" svg:y="17.212cm" svg:viewBox="0 0 31 375" draw:points="0,375 31,375 31,0 0,0">
          <text:p/>
        </draw:polygon>
        <draw:polygon draw:style-name="gr38" draw:text-style-name="P10" draw:layer="layout" svg:width="0.029cm" svg:height="0.374cm" svg:x="21.8cm" svg:y="17.212cm" svg:viewBox="0 0 30 375" draw:points="0,375 30,375 30,0 0,0">
          <text:p/>
        </draw:polygon>
        <draw:polygon draw:style-name="gr38" draw:text-style-name="P10" draw:layer="layout" svg:width="0.029cm" svg:height="0.374cm" svg:x="21.829cm" svg:y="17.212cm" svg:viewBox="0 0 30 375" draw:points="0,375 30,375 30,0 0,0">
          <text:p/>
        </draw:polygon>
        <draw:polygon draw:style-name="gr37" draw:text-style-name="P9" draw:layer="layout" svg:width="0.029cm" svg:height="0.374cm" svg:x="21.858cm" svg:y="17.212cm" svg:viewBox="0 0 30 375" draw:points="0,375 30,375 30,0 0,0">
          <text:p/>
        </draw:polygon>
        <draw:polygon draw:style-name="gr37" draw:text-style-name="P9" draw:layer="layout" svg:width="0.029cm" svg:height="0.374cm" svg:x="21.887cm" svg:y="17.212cm" svg:viewBox="0 0 30 375" draw:points="0,375 30,375 30,0 0,0">
          <text:p/>
        </draw:polygon>
        <draw:polygon draw:style-name="gr37" draw:text-style-name="P9" draw:layer="layout" svg:width="0.029cm" svg:height="0.374cm" svg:x="21.917cm" svg:y="17.212cm" svg:viewBox="0 0 30 375" draw:points="0,375 30,375 30,0 0,0">
          <text:p/>
        </draw:polygon>
        <draw:polygon draw:style-name="gr35" draw:text-style-name="P7" draw:layer="layout" svg:width="0.029cm" svg:height="0.374cm" svg:x="21.946cm" svg:y="17.212cm" svg:viewBox="0 0 30 375" draw:points="0,375 30,375 30,0 0,0">
          <text:p/>
        </draw:polygon>
        <draw:polygon draw:style-name="gr37" draw:text-style-name="P9" draw:layer="layout" svg:width="0.029cm" svg:height="0.374cm" svg:x="21.976cm" svg:y="17.212cm" svg:viewBox="0 0 30 375" draw:points="0,375 30,375 30,0 0,0">
          <text:p/>
        </draw:polygon>
        <draw:polygon draw:style-name="gr37" draw:text-style-name="P9" draw:layer="layout" svg:width="0.029cm" svg:height="0.374cm" svg:x="22.005cm" svg:y="17.212cm" svg:viewBox="0 0 30 375" draw:points="0,375 30,375 30,0 0,0">
          <text:p/>
        </draw:polygon>
        <draw:polygon draw:style-name="gr37" draw:text-style-name="P9" draw:layer="layout" svg:width="0.029cm" svg:height="0.374cm" svg:x="22.035cm" svg:y="17.212cm" svg:viewBox="0 0 30 375" draw:points="0,375 30,375 30,0 0,0">
          <text:p/>
        </draw:polygon>
        <draw:polygon draw:style-name="gr36" draw:text-style-name="P8" draw:layer="layout" svg:width="0.029cm" svg:height="0.374cm" svg:x="22.417cm" svg:y="17.212cm" svg:viewBox="0 0 30 375" draw:points="0,375 30,375 30,0 0,0">
          <text:p/>
        </draw:polygon>
        <draw:polygon draw:style-name="gr38" draw:text-style-name="P10" draw:layer="layout" svg:width="0.029cm" svg:height="0.374cm" svg:x="22.446cm" svg:y="17.212cm" svg:viewBox="0 0 30 375" draw:points="0,375 30,375 30,0 0,0">
          <text:p/>
        </draw:polygon>
        <draw:polygon draw:style-name="gr36" draw:text-style-name="P8" draw:layer="layout" svg:width="0.029cm" svg:height="0.374cm" svg:x="22.477cm" svg:y="17.212cm" svg:viewBox="0 0 30 375" draw:points="0,375 30,375 30,0 0,0">
          <text:p/>
        </draw:polygon>
        <draw:polygon draw:style-name="gr37" draw:text-style-name="P9" draw:layer="layout" svg:width="0.029cm" svg:height="0.374cm" svg:x="22.506cm" svg:y="17.212cm" svg:viewBox="0 0 30 375" draw:points="0,375 30,375 30,0 0,0">
          <text:p/>
        </draw:polygon>
        <draw:polygon draw:style-name="gr35" draw:text-style-name="P7" draw:layer="layout" svg:width="0.03cm" svg:height="0.374cm" svg:x="22.535cm" svg:y="17.212cm" svg:viewBox="0 0 31 375" draw:points="0,375 31,375 31,0 0,0">
          <text:p/>
        </draw:polygon>
        <draw:polygon draw:style-name="gr37" draw:text-style-name="P9" draw:layer="layout" svg:width="0.029cm" svg:height="0.374cm" svg:x="22.565cm" svg:y="17.212cm" svg:viewBox="0 0 30 375" draw:points="0,375 30,375 30,0 0,0">
          <text:p/>
        </draw:polygon>
        <draw:polygon draw:style-name="gr35" draw:text-style-name="P7" draw:layer="layout" svg:width="0.029cm" svg:height="0.374cm" svg:x="22.594cm" svg:y="17.212cm" svg:viewBox="0 0 30 375" draw:points="0,375 30,375 30,0 0,0">
          <text:p/>
        </draw:polygon>
        <draw:polygon draw:style-name="gr37" draw:text-style-name="P9" draw:layer="layout" svg:width="0.029cm" svg:height="0.374cm" svg:x="22.623cm" svg:y="17.212cm" svg:viewBox="0 0 30 375" draw:points="0,375 30,375 30,0 0,0">
          <text:p/>
        </draw:polygon>
        <draw:polygon draw:style-name="gr37" draw:text-style-name="P9" draw:layer="layout" svg:width="0.029cm" svg:height="0.374cm" svg:x="22.654cm" svg:y="17.212cm" svg:viewBox="0 0 30 375" draw:points="0,375 30,375 30,0 0,0">
          <text:p/>
        </draw:polygon>
        <draw:polygon draw:style-name="gr37" draw:text-style-name="P9" draw:layer="layout" svg:width="0.029cm" svg:height="0.374cm" svg:x="22.683cm" svg:y="17.212cm" svg:viewBox="0 0 30 375" draw:points="0,375 30,375 30,0 0,0">
          <text:p/>
        </draw:polygon>
        <draw:polygon draw:style-name="gr36" draw:text-style-name="P8" draw:layer="layout" svg:width="0.029cm" svg:height="0.374cm" svg:x="22.712cm" svg:y="17.212cm" svg:viewBox="0 0 30 375" draw:points="0,375 30,375 30,0 0,0">
          <text:p/>
        </draw:polygon>
        <draw:polygon draw:style-name="gr36" draw:text-style-name="P8" draw:layer="layout" svg:width="0.029cm" svg:height="0.374cm" svg:x="22.741cm" svg:y="17.212cm" svg:viewBox="0 0 30 375" draw:points="0,375 30,375 30,0 0,0">
          <text:p/>
        </draw:polygon>
        <draw:polygon draw:style-name="gr37" draw:text-style-name="P9" draw:layer="layout" svg:width="0.029cm" svg:height="0.374cm" svg:x="22.771cm" svg:y="17.212cm" svg:viewBox="0 0 30 375" draw:points="0,375 30,375 30,0 0,0">
          <text:p/>
        </draw:polygon>
        <draw:polygon draw:style-name="gr38" draw:text-style-name="P10" draw:layer="layout" svg:width="0.029cm" svg:height="0.374cm" svg:x="22.801cm" svg:y="17.212cm" svg:viewBox="0 0 30 375" draw:points="0,375 30,375 30,0 0,0">
          <text:p/>
        </draw:polygon>
        <draw:polygon draw:style-name="gr36" draw:text-style-name="P8" draw:layer="layout" svg:width="0.029cm" svg:height="0.374cm" svg:x="22.83cm" svg:y="17.212cm" svg:viewBox="0 0 30 375" draw:points="0,375 30,375 30,0 0,0">
          <text:p/>
        </draw:polygon>
        <draw:polygon draw:style-name="gr36" draw:text-style-name="P8" draw:layer="layout" svg:width="0.029cm" svg:height="0.374cm" svg:x="22.859cm" svg:y="17.212cm" svg:viewBox="0 0 30 375" draw:points="0,375 30,375 30,0 0,0">
          <text:p/>
        </draw:polygon>
        <draw:polygon draw:style-name="gr36" draw:text-style-name="P8" draw:layer="layout" svg:width="0.03cm" svg:height="0.374cm" svg:x="22.888cm" svg:y="17.212cm" svg:viewBox="0 0 31 375" draw:points="0,375 31,375 31,0 0,0">
          <text:p/>
        </draw:polygon>
        <draw:polygon draw:style-name="gr36" draw:text-style-name="P8" draw:layer="layout" svg:width="0.029cm" svg:height="0.374cm" svg:x="22.918cm" svg:y="17.212cm" svg:viewBox="0 0 30 375" draw:points="0,375 30,375 30,0 0,0">
          <text:p/>
        </draw:polygon>
        <draw:polygon draw:style-name="gr38" draw:text-style-name="P10" draw:layer="layout" svg:width="0.029cm" svg:height="0.374cm" svg:x="22.947cm" svg:y="17.212cm" svg:viewBox="0 0 30 375" draw:points="0,375 30,375 30,0 0,0">
          <text:p/>
        </draw:polygon>
        <draw:polygon draw:style-name="gr38" draw:text-style-name="P10" draw:layer="layout" svg:width="0.03cm" svg:height="0.374cm" svg:x="22.977cm" svg:y="17.212cm" svg:viewBox="0 0 31 375" draw:points="0,375 31,375 31,0 0,0">
          <text:p/>
        </draw:polygon>
        <draw:polygon draw:style-name="gr38" draw:text-style-name="P10" draw:layer="layout" svg:width="0.029cm" svg:height="0.374cm" svg:x="23.007cm" svg:y="17.212cm" svg:viewBox="0 0 30 375" draw:points="0,375 30,375 30,0 0,0">
          <text:p/>
        </draw:polygon>
        <draw:polygon draw:style-name="gr35" draw:text-style-name="P7" draw:layer="layout" svg:width="0.029cm" svg:height="0.374cm" svg:x="23.036cm" svg:y="17.212cm" svg:viewBox="0 0 30 375" draw:points="0,375 30,375 30,0 0,0">
          <text:p/>
        </draw:polygon>
        <draw:polygon draw:style-name="gr36" draw:text-style-name="P8" draw:layer="layout" svg:width="0.029cm" svg:height="0.374cm" svg:x="23.065cm" svg:y="17.212cm" svg:viewBox="0 0 30 375" draw:points="0,375 30,375 30,0 0,0">
          <text:p/>
        </draw:polygon>
        <draw:polygon draw:style-name="gr35" draw:text-style-name="P7" draw:layer="layout" svg:width="0.029cm" svg:height="0.374cm" svg:x="23.095cm" svg:y="17.212cm" svg:viewBox="0 0 30 375" draw:points="0,375 30,375 30,0 0,0">
          <text:p/>
        </draw:polygon>
        <draw:polygon draw:style-name="gr35" draw:text-style-name="P7" draw:layer="layout" svg:width="0.029cm" svg:height="0.374cm" svg:x="23.125cm" svg:y="17.212cm" svg:viewBox="0 0 30 375" draw:points="0,375 30,375 30,0 0,0">
          <text:p/>
        </draw:polygon>
        <draw:polygon draw:style-name="gr35" draw:text-style-name="P7" draw:layer="layout" svg:width="0.029cm" svg:height="0.374cm" svg:x="23.154cm" svg:y="17.212cm" svg:viewBox="0 0 30 375" draw:points="0,375 30,375 30,0 0,0">
          <text:p/>
        </draw:polygon>
        <draw:polygon draw:style-name="gr36" draw:text-style-name="P8" draw:layer="layout" svg:width="0.029cm" svg:height="0.374cm" svg:x="23.183cm" svg:y="17.212cm" svg:viewBox="0 0 30 375" draw:points="0,375 30,375 30,0 0,0">
          <text:p/>
        </draw:polygon>
        <draw:polygon draw:style-name="gr38" draw:text-style-name="P10" draw:layer="layout" svg:width="0.029cm" svg:height="0.374cm" svg:x="23.213cm" svg:y="17.212cm" svg:viewBox="0 0 30 375" draw:points="0,375 30,375 30,0 0,0">
          <text:p/>
        </draw:polygon>
        <draw:polygon draw:style-name="gr36" draw:text-style-name="P8" draw:layer="layout" svg:width="0.029cm" svg:height="0.374cm" svg:x="23.242cm" svg:y="17.212cm" svg:viewBox="0 0 30 375" draw:points="0,375 30,375 30,0 0,0">
          <text:p/>
        </draw:polygon>
        <draw:polygon draw:style-name="gr38" draw:text-style-name="P10" draw:layer="layout" svg:width="0.029cm" svg:height="0.374cm" svg:x="23.271cm" svg:y="17.212cm" svg:viewBox="0 0 30 375" draw:points="0,375 30,375 30,0 0,0">
          <text:p/>
        </draw:polygon>
        <draw:polygon draw:style-name="gr38" draw:text-style-name="P10" draw:layer="layout" svg:width="0.029cm" svg:height="0.374cm" svg:x="23.301cm" svg:y="17.212cm" svg:viewBox="0 0 30 375" draw:points="0,375 30,375 30,0 0,0">
          <text:p/>
        </draw:polygon>
        <draw:polygon draw:style-name="gr38" draw:text-style-name="P10" draw:layer="layout" svg:width="0.029cm" svg:height="0.374cm" svg:x="23.331cm" svg:y="17.212cm" svg:viewBox="0 0 30 375" draw:points="0,375 30,375 30,0 0,0">
          <text:p/>
        </draw:polygon>
        <draw:polygon draw:style-name="gr37" draw:text-style-name="P9" draw:layer="layout" svg:width="0.029cm" svg:height="0.374cm" svg:x="23.36cm" svg:y="17.212cm" svg:viewBox="0 0 30 375" draw:points="0,375 30,375 30,0 0,0">
          <text:p/>
        </draw:polygon>
        <draw:polygon draw:style-name="gr38" draw:text-style-name="P10" draw:layer="layout" svg:width="0.029cm" svg:height="0.374cm" svg:x="23.389cm" svg:y="17.212cm" svg:viewBox="0 0 30 375" draw:points="0,375 30,375 30,0 0,0">
          <text:p/>
        </draw:polygon>
        <draw:polygon draw:style-name="gr38" draw:text-style-name="P10" draw:layer="layout" svg:width="0.029cm" svg:height="0.374cm" svg:x="23.419cm" svg:y="17.212cm" svg:viewBox="0 0 30 375" draw:points="0,375 30,375 30,0 0,0">
          <text:p/>
        </draw:polygon>
        <draw:polygon draw:style-name="gr37" draw:text-style-name="P9" draw:layer="layout" svg:width="0.029cm" svg:height="0.374cm" svg:x="23.449cm" svg:y="17.212cm" svg:viewBox="0 0 30 375" draw:points="0,375 30,375 30,0 0,0">
          <text:p/>
        </draw:polygon>
        <draw:polygon draw:style-name="gr38" draw:text-style-name="P10" draw:layer="layout" svg:width="0.029cm" svg:height="0.374cm" svg:x="23.507cm" svg:y="17.212cm" svg:viewBox="0 0 30 375" draw:points="0,375 30,375 30,0 0,0">
          <text:p/>
        </draw:polygon>
        <draw:polygon draw:style-name="gr35" draw:text-style-name="P7" draw:layer="layout" svg:width="0.029cm" svg:height="0.374cm" svg:x="23.537cm" svg:y="17.212cm" svg:viewBox="0 0 30 375" draw:points="0,375 30,375 30,0 0,0">
          <text:p/>
        </draw:polygon>
        <draw:polygon draw:style-name="gr38" draw:text-style-name="P10" draw:layer="layout" svg:width="0.029cm" svg:height="0.374cm" svg:x="23.566cm" svg:y="17.212cm" svg:viewBox="0 0 30 375" draw:points="0,375 30,375 30,0 0,0">
          <text:p/>
        </draw:polygon>
        <draw:polygon draw:style-name="gr36" draw:text-style-name="P8" draw:layer="layout" svg:width="0.029cm" svg:height="0.374cm" svg:x="23.595cm" svg:y="17.212cm" svg:viewBox="0 0 30 375" draw:points="0,375 30,375 30,0 0,0">
          <text:p/>
        </draw:polygon>
        <draw:polygon draw:style-name="gr35" draw:text-style-name="P7" draw:layer="layout" svg:width="0.029cm" svg:height="0.374cm" svg:x="23.625cm" svg:y="17.212cm" svg:viewBox="0 0 30 375" draw:points="0,375 30,375 30,0 0,0">
          <text:p/>
        </draw:polygon>
        <draw:polygon draw:style-name="gr37" draw:text-style-name="P9" draw:layer="layout" svg:width="0.029cm" svg:height="0.374cm" svg:x="23.655cm" svg:y="17.212cm" svg:viewBox="0 0 30 375" draw:points="0,375 30,375 30,0 0,0">
          <text:p/>
        </draw:polygon>
        <draw:polygon draw:style-name="gr35" draw:text-style-name="P7" draw:layer="layout" svg:width="0.029cm" svg:height="0.374cm" svg:x="23.684cm" svg:y="17.212cm" svg:viewBox="0 0 30 375" draw:points="0,375 30,375 30,0 0,0">
          <text:p/>
        </draw:polygon>
        <draw:polygon draw:style-name="gr35" draw:text-style-name="P7" draw:layer="layout" svg:width="0.029cm" svg:height="0.374cm" svg:x="23.713cm" svg:y="17.212cm" svg:viewBox="0 0 30 375" draw:points="0,375 30,375 30,0 0,0">
          <text:p/>
        </draw:polygon>
        <draw:polygon draw:style-name="gr38" draw:text-style-name="P10" draw:layer="layout" svg:width="0.03cm" svg:height="0.374cm" svg:x="23.742cm" svg:y="17.212cm" svg:viewBox="0 0 31 375" draw:points="0,375 31,375 31,0 0,0">
          <text:p/>
        </draw:polygon>
        <draw:polygon draw:style-name="gr37" draw:text-style-name="P9" draw:layer="layout" svg:width="0.029cm" svg:height="0.374cm" svg:x="23.773cm" svg:y="17.212cm" svg:viewBox="0 0 30 375" draw:points="0,375 30,375 30,0 0,0">
          <text:p/>
        </draw:polygon>
        <draw:polygon draw:style-name="gr35" draw:text-style-name="P7" draw:layer="layout" svg:width="0.029cm" svg:height="0.374cm" svg:x="23.802cm" svg:y="17.212cm" svg:viewBox="0 0 30 375" draw:points="0,375 30,375 30,0 0,0">
          <text:p/>
        </draw:polygon>
        <draw:polygon draw:style-name="gr35" draw:text-style-name="P7" draw:layer="layout" svg:width="0.03cm" svg:height="0.374cm" svg:x="23.831cm" svg:y="17.212cm" svg:viewBox="0 0 31 375" draw:points="0,375 31,375 31,0 0,0">
          <text:p/>
        </draw:polygon>
        <draw:polygon draw:style-name="gr38" draw:text-style-name="P10" draw:layer="layout" svg:width="0.029cm" svg:height="0.374cm" svg:x="23.861cm" svg:y="17.212cm" svg:viewBox="0 0 30 375" draw:points="0,375 30,375 30,0 0,0">
          <text:p/>
        </draw:polygon>
        <draw:polygon draw:style-name="gr37" draw:text-style-name="P9" draw:layer="layout" svg:width="0.029cm" svg:height="0.374cm" svg:x="23.89cm" svg:y="17.212cm" svg:viewBox="0 0 30 375" draw:points="0,375 30,375 30,0 0,0">
          <text:p/>
        </draw:polygon>
        <draw:polygon draw:style-name="gr36" draw:text-style-name="P8" draw:layer="layout" svg:width="0.029cm" svg:height="0.374cm" svg:x="23.919cm" svg:y="17.212cm" svg:viewBox="0 0 30 375" draw:points="0,375 30,375 30,0 0,0">
          <text:p/>
        </draw:polygon>
        <draw:polygon draw:style-name="gr37" draw:text-style-name="P9" draw:layer="layout" svg:width="0.029cm" svg:height="0.374cm" svg:x="23.949cm" svg:y="17.212cm" svg:viewBox="0 0 30 375" draw:points="0,375 30,375 30,0 0,0">
          <text:p/>
        </draw:polygon>
        <draw:polygon draw:style-name="gr37" draw:text-style-name="P9" draw:layer="layout" svg:width="0.029cm" svg:height="0.374cm" svg:x="23.979cm" svg:y="17.212cm" svg:viewBox="0 0 30 375" draw:points="0,375 30,375 30,0 0,0">
          <text:p/>
        </draw:polygon>
        <draw:polygon draw:style-name="gr35" draw:text-style-name="P7" draw:layer="layout" svg:width="0.029cm" svg:height="0.374cm" svg:x="24.008cm" svg:y="17.212cm" svg:viewBox="0 0 30 375" draw:points="0,375 30,375 30,0 0,0">
          <text:p/>
        </draw:polygon>
        <draw:polygon draw:style-name="gr36" draw:text-style-name="P8" draw:layer="layout" svg:width="0.029cm" svg:height="0.374cm" svg:x="24.037cm" svg:y="17.212cm" svg:viewBox="0 0 30 375" draw:points="0,375 30,375 30,0 0,0">
          <text:p/>
        </draw:polygon>
        <draw:polygon draw:style-name="gr38" draw:text-style-name="P10" draw:layer="layout" svg:width="0.029cm" svg:height="0.374cm" svg:x="24.066cm" svg:y="17.212cm" svg:viewBox="0 0 30 375" draw:points="0,375 30,375 30,0 0,0">
          <text:p/>
        </draw:polygon>
        <draw:polygon draw:style-name="gr36" draw:text-style-name="P8" draw:layer="layout" svg:width="0.029cm" svg:height="0.374cm" svg:x="24.097cm" svg:y="17.212cm" svg:viewBox="0 0 30 375" draw:points="0,375 30,375 30,0 0,0">
          <text:p/>
        </draw:polygon>
        <draw:polygon draw:style-name="gr38" draw:text-style-name="P10" draw:layer="layout" svg:width="0.029cm" svg:height="0.374cm" svg:x="24.126cm" svg:y="17.212cm" svg:viewBox="0 0 30 375" draw:points="0,375 30,375 30,0 0,0">
          <text:p/>
        </draw:polygon>
        <draw:polygon draw:style-name="gr37" draw:text-style-name="P9" draw:layer="layout" svg:width="0.029cm" svg:height="0.374cm" svg:x="24.155cm" svg:y="17.212cm" svg:viewBox="0 0 30 375" draw:points="0,375 30,375 30,0 0,0">
          <text:p/>
        </draw:polygon>
        <draw:polygon draw:style-name="gr38" draw:text-style-name="P10" draw:layer="layout" svg:width="0.03cm" svg:height="0.374cm" svg:x="24.184cm" svg:y="17.212cm" svg:viewBox="0 0 31 375" draw:points="0,375 31,375 31,0 0,0">
          <text:p/>
        </draw:polygon>
        <draw:polygon draw:style-name="gr36" draw:text-style-name="P8" draw:layer="layout" svg:width="0.029cm" svg:height="0.374cm" svg:x="24.243cm" svg:y="17.212cm" svg:viewBox="0 0 30 375" draw:points="0,375 30,375 30,0 0,0">
          <text:p/>
        </draw:polygon>
        <draw:polygon draw:style-name="gr36" draw:text-style-name="P8" draw:layer="layout" svg:width="0.029cm" svg:height="0.374cm" svg:x="24.274cm" svg:y="17.212cm" svg:viewBox="0 0 30 375" draw:points="0,375 30,375 30,0 0,0">
          <text:p/>
        </draw:polygon>
        <draw:polygon draw:style-name="gr37" draw:text-style-name="P9" draw:layer="layout" svg:width="0.029cm" svg:height="0.374cm" svg:x="24.303cm" svg:y="17.212cm" svg:viewBox="0 0 30 375" draw:points="0,375 30,375 30,0 0,0">
          <text:p/>
        </draw:polygon>
        <draw:polygon draw:style-name="gr36" draw:text-style-name="P8" draw:layer="layout" svg:width="0.029cm" svg:height="0.374cm" svg:x="24.332cm" svg:y="17.212cm" svg:viewBox="0 0 30 375" draw:points="0,375 30,375 30,0 0,0">
          <text:p/>
        </draw:polygon>
        <draw:polygon draw:style-name="gr36" draw:text-style-name="P8" draw:layer="layout" svg:width="0.029cm" svg:height="0.374cm" svg:x="24.361cm" svg:y="17.212cm" svg:viewBox="0 0 30 375" draw:points="0,375 30,375 30,0 0,0">
          <text:p/>
        </draw:polygon>
        <draw:polygon draw:style-name="gr38" draw:text-style-name="P10" draw:layer="layout" svg:width="0.029cm" svg:height="0.374cm" svg:x="24.39cm" svg:y="17.212cm" svg:viewBox="0 0 30 375" draw:points="0,375 30,375 30,0 0,0">
          <text:p/>
        </draw:polygon>
        <draw:polygon draw:style-name="gr35" draw:text-style-name="P7" draw:layer="layout" svg:width="0.029cm" svg:height="0.374cm" svg:x="24.42cm" svg:y="17.212cm" svg:viewBox="0 0 30 375" draw:points="0,375 30,375 30,0 0,0">
          <text:p/>
        </draw:polygon>
        <draw:polygon draw:style-name="gr35" draw:text-style-name="P7" draw:layer="layout" svg:width="0.029cm" svg:height="0.374cm" svg:x="24.45cm" svg:y="17.212cm" svg:viewBox="0 0 30 375" draw:points="0,375 30,375 30,0 0,0">
          <text:p/>
        </draw:polygon>
        <draw:polygon draw:style-name="gr35" draw:text-style-name="P7" draw:layer="layout" svg:width="0.029cm" svg:height="0.374cm" svg:x="24.479cm" svg:y="17.212cm" svg:viewBox="0 0 30 375" draw:points="0,375 30,375 30,0 0,0">
          <text:p/>
        </draw:polygon>
        <draw:polygon draw:style-name="gr36" draw:text-style-name="P8" draw:layer="layout" svg:width="0.03cm" svg:height="0.374cm" svg:x="24.508cm" svg:y="17.212cm" svg:viewBox="0 0 31 375" draw:points="0,375 31,375 31,0 0,0">
          <text:p/>
        </draw:polygon>
        <draw:polygon draw:style-name="gr35" draw:text-style-name="P7" draw:layer="layout" svg:width="0.029cm" svg:height="0.374cm" svg:x="24.538cm" svg:y="17.212cm" svg:viewBox="0 0 30 375" draw:points="0,375 30,375 30,0 0,0">
          <text:p/>
        </draw:polygon>
        <draw:polygon draw:style-name="gr38" draw:text-style-name="P10" draw:layer="layout" svg:width="0.029cm" svg:height="0.374cm" svg:x="24.567cm" svg:y="17.212cm" svg:viewBox="0 0 30 375" draw:points="0,375 30,375 30,0 0,0">
          <text:p/>
        </draw:polygon>
        <draw:polygon draw:style-name="gr37" draw:text-style-name="P9" draw:layer="layout" svg:width="0.03cm" svg:height="0.374cm" svg:x="24.596cm" svg:y="17.212cm" svg:viewBox="0 0 31 375" draw:points="0,375 31,375 31,0 0,0">
          <text:p/>
        </draw:polygon>
        <draw:polygon draw:style-name="gr38" draw:text-style-name="P10" draw:layer="layout" svg:width="0.029cm" svg:height="0.374cm" svg:x="24.627cm" svg:y="17.212cm" svg:viewBox="0 0 30 375" draw:points="0,375 30,375 30,0 0,0">
          <text:p/>
        </draw:polygon>
        <draw:polygon draw:style-name="gr35" draw:text-style-name="P7" draw:layer="layout" svg:width="0.029cm" svg:height="0.374cm" svg:x="24.656cm" svg:y="17.212cm" svg:viewBox="0 0 30 375" draw:points="0,375 30,375 30,0 0,0">
          <text:p/>
        </draw:polygon>
        <draw:polygon draw:style-name="gr35" draw:text-style-name="P7" draw:layer="layout" svg:width="0.029cm" svg:height="0.374cm" svg:x="24.685cm" svg:y="17.212cm" svg:viewBox="0 0 30 375" draw:points="0,375 30,375 30,0 0,0">
          <text:p/>
        </draw:polygon>
        <draw:polygon draw:style-name="gr36" draw:text-style-name="P8" draw:layer="layout" svg:width="0.029cm" svg:height="0.374cm" svg:x="24.715cm" svg:y="17.212cm" svg:viewBox="0 0 30 375" draw:points="0,375 30,375 30,0 0,0">
          <text:p/>
        </draw:polygon>
        <draw:polygon draw:style-name="gr35" draw:text-style-name="P7" draw:layer="layout" svg:width="0.029cm" svg:height="0.374cm" svg:x="24.744cm" svg:y="17.212cm" svg:viewBox="0 0 30 375" draw:points="0,375 30,375 30,0 0,0">
          <text:p/>
        </draw:polygon>
        <draw:polygon draw:style-name="gr35" draw:text-style-name="P7" draw:layer="layout" svg:width="0.029cm" svg:height="0.374cm" svg:x="24.774cm" svg:y="17.212cm" svg:viewBox="0 0 30 375" draw:points="0,375 30,375 30,0 0,0">
          <text:p/>
        </draw:polygon>
        <draw:polygon draw:style-name="gr36" draw:text-style-name="P8" draw:layer="layout" svg:width="0.029cm" svg:height="0.374cm" svg:x="24.803cm" svg:y="17.212cm" svg:viewBox="0 0 30 375" draw:points="0,375 30,375 30,0 0,0">
          <text:p/>
        </draw:polygon>
        <draw:polygon draw:style-name="gr38" draw:text-style-name="P10" draw:layer="layout" svg:width="0.029cm" svg:height="0.374cm" svg:x="24.833cm" svg:y="17.212cm" svg:viewBox="0 0 30 375" draw:points="0,375 30,375 30,0 0,0">
          <text:p/>
        </draw:polygon>
        <draw:polygon draw:style-name="gr38" draw:text-style-name="P10" draw:layer="layout" svg:width="0.029cm" svg:height="0.374cm" svg:x="24.862cm" svg:y="17.212cm" svg:viewBox="0 0 30 375" draw:points="0,375 30,375 30,0 0,0">
          <text:p/>
        </draw:polygon>
        <draw:polygon draw:style-name="gr38" draw:text-style-name="P10" draw:layer="layout" svg:width="0.029cm" svg:height="0.374cm" svg:x="24.891cm" svg:y="17.212cm" svg:viewBox="0 0 30 375" draw:points="0,375 30,375 30,0 0,0">
          <text:p/>
        </draw:polygon>
        <draw:polygon draw:style-name="gr36" draw:text-style-name="P8" draw:layer="layout" svg:width="0.029cm" svg:height="0.374cm" svg:x="24.92cm" svg:y="17.212cm" svg:viewBox="0 0 30 375" draw:points="0,375 30,375 30,0 0,0">
          <text:p/>
        </draw:polygon>
        <draw:polygon draw:style-name="gr35" draw:text-style-name="P7" draw:layer="layout" svg:width="0.03cm" svg:height="0.374cm" svg:x="24.95cm" svg:y="17.212cm" svg:viewBox="0 0 31 375" draw:points="0,375 31,375 31,0 0,0">
          <text:p/>
        </draw:polygon>
        <draw:polygon draw:style-name="gr35" draw:text-style-name="P7" draw:layer="layout" svg:width="0.029cm" svg:height="0.374cm" svg:x="24.98cm" svg:y="17.212cm" svg:viewBox="0 0 30 375" draw:points="0,375 30,375 30,0 0,0">
          <text:p/>
        </draw:polygon>
        <draw:polygon draw:style-name="gr36" draw:text-style-name="P8" draw:layer="layout" svg:width="0.029cm" svg:height="0.374cm" svg:x="25.009cm" svg:y="17.212cm" svg:viewBox="0 0 30 375" draw:points="0,375 30,375 30,0 0,0">
          <text:p/>
        </draw:polygon>
        <draw:polygon draw:style-name="gr35" draw:text-style-name="P7" draw:layer="layout" svg:width="0.03cm" svg:height="0.374cm" svg:x="25.038cm" svg:y="17.212cm" svg:viewBox="0 0 31 375" draw:points="0,375 31,375 31,0 0,0">
          <text:p/>
        </draw:polygon>
        <draw:polygon draw:style-name="gr35" draw:text-style-name="P7" draw:layer="layout" svg:width="0.029cm" svg:height="0.374cm" svg:x="25.068cm" svg:y="17.212cm" svg:viewBox="0 0 30 375" draw:points="0,375 30,375 30,0 0,0">
          <text:p/>
        </draw:polygon>
        <draw:polygon draw:style-name="gr36" draw:text-style-name="P8" draw:layer="layout" svg:width="0.029cm" svg:height="0.374cm" svg:x="25.098cm" svg:y="17.212cm" svg:viewBox="0 0 30 375" draw:points="0,375 30,375 30,0 0,0">
          <text:p/>
        </draw:polygon>
        <draw:polygon draw:style-name="gr37" draw:text-style-name="P9" draw:layer="layout" svg:width="0.029cm" svg:height="0.374cm" svg:x="25.127cm" svg:y="17.212cm" svg:viewBox="0 0 30 375" draw:points="0,375 30,375 30,0 0,0">
          <text:p/>
        </draw:polygon>
        <draw:polygon draw:style-name="gr37" draw:text-style-name="P9" draw:layer="layout" svg:width="0.029cm" svg:height="0.374cm" svg:x="25.157cm" svg:y="17.212cm" svg:viewBox="0 0 30 375" draw:points="0,375 30,375 30,0 0,0">
          <text:p/>
        </draw:polygon>
        <draw:polygon draw:style-name="gr35" draw:text-style-name="P7" draw:layer="layout" svg:width="0.029cm" svg:height="0.374cm" svg:x="25.186cm" svg:y="17.212cm" svg:viewBox="0 0 30 375" draw:points="0,375 30,375 30,0 0,0">
          <text:p/>
        </draw:polygon>
        <draw:polygon draw:style-name="gr38" draw:text-style-name="P10" draw:layer="layout" svg:width="0.029cm" svg:height="0.374cm" svg:x="25.215cm" svg:y="17.212cm" svg:viewBox="0 0 30 375" draw:points="0,375 30,375 30,0 0,0">
          <text:p/>
        </draw:polygon>
        <draw:polygon draw:style-name="gr36" draw:text-style-name="P8" draw:layer="layout" svg:width="0.029cm" svg:height="0.374cm" svg:x="25.244cm" svg:y="17.212cm" svg:viewBox="0 0 30 375" draw:points="0,375 30,375 30,0 0,0">
          <text:p/>
        </draw:polygon>
        <draw:polygon draw:style-name="gr38" draw:text-style-name="P10" draw:layer="layout" svg:width="0.029cm" svg:height="0.374cm" svg:x="25.275cm" svg:y="17.212cm" svg:viewBox="0 0 30 375" draw:points="0,375 30,375 30,0 0,0">
          <text:p/>
        </draw:polygon>
        <draw:polygon draw:style-name="gr36" draw:text-style-name="P8" draw:layer="layout" svg:width="0.029cm" svg:height="0.374cm" svg:x="25.304cm" svg:y="17.212cm" svg:viewBox="0 0 30 375" draw:points="0,375 30,375 30,0 0,0">
          <text:p/>
        </draw:polygon>
        <draw:polygon draw:style-name="gr38" draw:text-style-name="P10" draw:layer="layout" svg:width="0.029cm" svg:height="0.374cm" svg:x="25.333cm" svg:y="17.212cm" svg:viewBox="0 0 30 375" draw:points="0,375 30,375 30,0 0,0">
          <text:p/>
        </draw:polygon>
        <draw:polygon draw:style-name="gr38" draw:text-style-name="P10" draw:layer="layout" svg:width="0.03cm" svg:height="0.374cm" svg:x="25.362cm" svg:y="17.212cm" svg:viewBox="0 0 31 375" draw:points="0,375 31,375 31,0 0,0">
          <text:p/>
        </draw:polygon>
        <draw:polygon draw:style-name="gr37" draw:text-style-name="P9" draw:layer="layout" svg:width="0.029cm" svg:height="0.374cm" svg:x="25.392cm" svg:y="17.212cm" svg:viewBox="0 0 30 375" draw:points="0,375 30,375 30,0 0,0">
          <text:p/>
        </draw:polygon>
        <draw:polygon draw:style-name="gr37" draw:text-style-name="P9" draw:layer="layout" svg:width="0.029cm" svg:height="0.374cm" svg:x="25.422cm" svg:y="17.212cm" svg:viewBox="0 0 30 375" draw:points="0,375 30,375 30,0 0,0">
          <text:p/>
        </draw:polygon>
        <draw:polygon draw:style-name="gr36" draw:text-style-name="P8" draw:layer="layout" svg:width="0.029cm" svg:height="0.374cm" svg:x="25.451cm" svg:y="17.212cm" svg:viewBox="0 0 30 375" draw:points="0,375 30,375 30,0 0,0">
          <text:p/>
        </draw:polygon>
        <draw:polygon draw:style-name="gr38" draw:text-style-name="P10" draw:layer="layout" svg:width="0.029cm" svg:height="0.374cm" svg:x="25.481cm" svg:y="17.212cm" svg:viewBox="0 0 30 375" draw:points="0,375 30,375 30,0 0,0">
          <text:p/>
        </draw:polygon>
        <draw:polygon draw:style-name="gr36" draw:text-style-name="P8" draw:layer="layout" svg:width="0.029cm" svg:height="0.374cm" svg:x="25.51cm" svg:y="17.212cm" svg:viewBox="0 0 30 375" draw:points="0,375 30,375 30,0 0,0">
          <text:p/>
        </draw:polygon>
        <draw:polygon draw:style-name="gr38" draw:text-style-name="P10" draw:layer="layout" svg:width="0.029cm" svg:height="0.374cm" svg:x="25.539cm" svg:y="17.212cm" svg:viewBox="0 0 30 375" draw:points="0,375 30,375 30,0 0,0">
          <text:p/>
        </draw:polygon>
        <draw:polygon draw:style-name="gr36" draw:text-style-name="P8" draw:layer="layout" svg:width="0.029cm" svg:height="0.374cm" svg:x="25.568cm" svg:y="17.212cm" svg:viewBox="0 0 30 375" draw:points="0,375 30,375 30,0 0,0">
          <text:p/>
        </draw:polygon>
        <draw:polygon draw:style-name="gr37" draw:text-style-name="P9" draw:layer="layout" svg:width="0.029cm" svg:height="0.374cm" svg:x="25.599cm" svg:y="17.212cm" svg:viewBox="0 0 30 375" draw:points="0,375 30,375 30,0 0,0">
          <text:p/>
        </draw:polygon>
        <draw:polygon draw:style-name="gr36" draw:text-style-name="P8" draw:layer="layout" svg:width="0.029cm" svg:height="0.374cm" svg:x="25.628cm" svg:y="17.212cm" svg:viewBox="0 0 30 375" draw:points="0,375 30,375 30,0 0,0">
          <text:p/>
        </draw:polygon>
        <draw:polygon draw:style-name="gr35" draw:text-style-name="P7" draw:layer="layout" svg:width="0.029cm" svg:height="0.374cm" svg:x="25.657cm" svg:y="17.212cm" svg:viewBox="0 0 30 375" draw:points="0,375 30,375 30,0 0,0">
          <text:p/>
        </draw:polygon>
        <draw:polygon draw:style-name="gr38" draw:text-style-name="P10" draw:layer="layout" svg:width="0.029cm" svg:height="0.374cm" svg:x="25.686cm" svg:y="17.212cm" svg:viewBox="0 0 30 375" draw:points="0,375 30,375 30,0 0,0">
          <text:p/>
        </draw:polygon>
        <draw:polygon draw:style-name="gr36" draw:text-style-name="P8" draw:layer="layout" svg:width="0.029cm" svg:height="0.374cm" svg:x="25.716cm" svg:y="17.212cm" svg:viewBox="0 0 30 375" draw:points="0,375 30,375 30,0 0,0">
          <text:p/>
        </draw:polygon>
        <draw:polygon draw:style-name="gr37" draw:text-style-name="P9" draw:layer="layout" svg:width="0.029cm" svg:height="0.374cm" svg:x="25.746cm" svg:y="17.212cm" svg:viewBox="0 0 30 375" draw:points="0,375 30,375 30,0 0,0">
          <text:p/>
        </draw:polygon>
        <draw:polygon draw:style-name="gr35" draw:text-style-name="P7" draw:layer="layout" svg:width="0.029cm" svg:height="0.374cm" svg:x="25.775cm" svg:y="17.212cm" svg:viewBox="0 0 30 375" draw:points="0,375 30,375 30,0 0,0">
          <text:p/>
        </draw:polygon>
        <draw:polygon draw:style-name="gr38" draw:text-style-name="P10" draw:layer="layout" svg:width="0.03cm" svg:height="0.374cm" svg:x="25.804cm" svg:y="17.212cm" svg:viewBox="0 0 31 375" draw:points="0,375 31,375 31,0 0,0">
          <text:p/>
        </draw:polygon>
        <draw:polygon draw:style-name="gr37" draw:text-style-name="P9" draw:layer="layout" svg:width="0.029cm" svg:height="0.374cm" svg:x="25.834cm" svg:y="17.212cm" svg:viewBox="0 0 30 375" draw:points="0,375 30,375 30,0 0,0">
          <text:p/>
        </draw:polygon>
        <draw:polygon draw:style-name="gr35" draw:text-style-name="P7" draw:layer="layout" svg:width="0.029cm" svg:height="0.374cm" svg:x="25.863cm" svg:y="17.212cm" svg:viewBox="0 0 30 375" draw:points="0,375 30,375 30,0 0,0">
          <text:p/>
        </draw:polygon>
        <draw:polygon draw:style-name="gr35" draw:text-style-name="P7" draw:layer="layout" svg:width="0.03cm" svg:height="0.374cm" svg:x="25.892cm" svg:y="17.212cm" svg:viewBox="0 0 31 375" draw:points="0,375 31,375 31,0 0,0">
          <text:p/>
        </draw:polygon>
        <draw:polygon draw:style-name="gr37" draw:text-style-name="P9" draw:layer="layout" svg:width="0.029cm" svg:height="0.374cm" svg:x="25.923cm" svg:y="17.212cm" svg:viewBox="0 0 30 375" draw:points="0,375 30,375 30,0 0,0">
          <text:p/>
        </draw:polygon>
        <draw:polygon draw:style-name="gr35" draw:text-style-name="P7" draw:layer="layout" svg:width="0.029cm" svg:height="0.374cm" svg:x="25.952cm" svg:y="17.212cm" svg:viewBox="0 0 30 375" draw:points="0,375 30,375 30,0 0,0">
          <text:p/>
        </draw:polygon>
        <draw:polygon draw:style-name="gr35" draw:text-style-name="P7" draw:layer="layout" svg:width="0.029cm" svg:height="0.374cm" svg:x="25.981cm" svg:y="17.212cm" svg:viewBox="0 0 30 375" draw:points="0,375 30,375 30,0 0,0">
          <text:p/>
        </draw:polygon>
        <draw:polygon draw:style-name="gr36" draw:text-style-name="P8" draw:layer="layout" svg:width="0.029cm" svg:height="0.374cm" svg:x="26.01cm" svg:y="17.212cm" svg:viewBox="0 0 30 375" draw:points="0,375 30,375 30,0 0,0">
          <text:p/>
        </draw:polygon>
        <draw:polygon draw:style-name="gr37" draw:text-style-name="P9" draw:layer="layout" svg:width="0.029cm" svg:height="0.374cm" svg:x="26.04cm" svg:y="17.212cm" svg:viewBox="0 0 30 375" draw:points="0,375 30,375 30,0 0,0">
          <text:p/>
        </draw:polygon>
        <draw:polygon draw:style-name="gr36" draw:text-style-name="P8" draw:layer="layout" svg:width="0.029cm" svg:height="0.374cm" svg:x="26.07cm" svg:y="17.212cm" svg:viewBox="0 0 30 375" draw:points="0,375 30,375 30,0 0,0">
          <text:p/>
        </draw:polygon>
        <draw:polygon draw:style-name="gr35" draw:text-style-name="P7" draw:layer="layout" svg:width="0.029cm" svg:height="0.374cm" svg:x="26.099cm" svg:y="17.212cm" svg:viewBox="0 0 30 375" draw:points="0,375 30,375 30,0 0,0">
          <text:p/>
        </draw:polygon>
        <draw:polygon draw:style-name="gr37" draw:text-style-name="P9" draw:layer="layout" svg:width="0.03cm" svg:height="0.374cm" svg:x="26.128cm" svg:y="17.212cm" svg:viewBox="0 0 31 375" draw:points="0,375 31,375 31,0 0,0">
          <text:p/>
        </draw:polygon>
        <draw:polygon draw:style-name="gr36" draw:text-style-name="P8" draw:layer="layout" svg:width="0.029cm" svg:height="0.374cm" svg:x="26.158cm" svg:y="17.212cm" svg:viewBox="0 0 30 375" draw:points="0,375 30,375 30,0 0,0">
          <text:p/>
        </draw:polygon>
        <draw:polygon draw:style-name="gr37" draw:text-style-name="P9" draw:layer="layout" svg:width="0.029cm" svg:height="0.374cm" svg:x="26.187cm" svg:y="17.212cm" svg:viewBox="0 0 30 375" draw:points="0,375 30,375 30,0 0,0">
          <text:p/>
        </draw:polygon>
        <draw:polygon draw:style-name="gr35" draw:text-style-name="P7" draw:layer="layout" svg:width="0.03cm" svg:height="0.374cm" svg:x="26.216cm" svg:y="17.212cm" svg:viewBox="0 0 31 375" draw:points="0,375 31,375 31,0 0,0">
          <text:p/>
        </draw:polygon>
        <draw:polygon draw:style-name="gr35" draw:text-style-name="P7" draw:layer="layout" svg:width="0.029cm" svg:height="0.374cm" svg:x="26.247cm" svg:y="17.212cm" svg:viewBox="0 0 30 375" draw:points="0,375 30,375 30,0 0,0">
          <text:p/>
        </draw:polygon>
        <draw:polygon draw:style-name="gr35" draw:text-style-name="P7" draw:layer="layout" svg:width="0.029cm" svg:height="0.374cm" svg:x="26.276cm" svg:y="17.212cm" svg:viewBox="0 0 30 375" draw:points="0,375 30,375 30,0 0,0">
          <text:p/>
        </draw:polygon>
        <draw:polygon draw:style-name="gr38" draw:text-style-name="P10" draw:layer="layout" svg:width="0.029cm" svg:height="0.374cm" svg:x="26.305cm" svg:y="17.212cm" svg:viewBox="0 0 30 375" draw:points="0,375 30,375 30,0 0,0">
          <text:p/>
        </draw:polygon>
        <draw:polygon draw:style-name="gr37" draw:text-style-name="P9" draw:layer="layout" svg:width="0.029cm" svg:height="0.374cm" svg:x="26.335cm" svg:y="17.212cm" svg:viewBox="0 0 30 375" draw:points="0,375 30,375 30,0 0,0">
          <text:p/>
        </draw:polygon>
        <draw:polygon draw:style-name="gr36" draw:text-style-name="P8" draw:layer="layout" svg:width="0.029cm" svg:height="0.374cm" svg:x="26.364cm" svg:y="17.212cm" svg:viewBox="0 0 30 375" draw:points="0,375 30,375 30,0 0,0">
          <text:p/>
        </draw:polygon>
        <draw:polygon draw:style-name="gr37" draw:text-style-name="P9" draw:layer="layout" svg:width="0.029cm" svg:height="0.374cm" svg:x="26.393cm" svg:y="17.212cm" svg:viewBox="0 0 30 375" draw:points="0,375 30,375 30,0 0,0">
          <text:p/>
        </draw:polygon>
        <draw:polygon draw:style-name="gr35" draw:text-style-name="P7" draw:layer="layout" svg:width="0.029cm" svg:height="0.374cm" svg:x="26.423cm" svg:y="17.212cm" svg:viewBox="0 0 30 375" draw:points="0,375 30,375 30,0 0,0">
          <text:p/>
        </draw:polygon>
        <draw:polygon draw:style-name="gr38" draw:text-style-name="P10" draw:layer="layout" svg:width="0.029cm" svg:height="0.374cm" svg:x="26.453cm" svg:y="17.212cm" svg:viewBox="0 0 30 375" draw:points="0,375 30,375 30,0 0,0">
          <text:p/>
        </draw:polygon>
        <draw:polygon draw:style-name="gr35" draw:text-style-name="P7" draw:layer="layout" svg:width="0.029cm" svg:height="0.374cm" svg:x="26.482cm" svg:y="17.212cm" svg:viewBox="0 0 30 375" draw:points="0,375 30,375 30,0 0,0">
          <text:p/>
        </draw:polygon>
        <draw:polygon draw:style-name="gr35" draw:text-style-name="P7" draw:layer="layout" svg:width="0.029cm" svg:height="0.374cm" svg:x="26.511cm" svg:y="17.212cm" svg:viewBox="0 0 30 375" draw:points="0,375 30,375 30,0 0,0">
          <text:p/>
        </draw:polygon>
        <draw:polygon draw:style-name="gr37" draw:text-style-name="P9" draw:layer="layout" svg:width="0.029cm" svg:height="0.374cm" svg:x="26.54cm" svg:y="17.212cm" svg:viewBox="0 0 30 375" draw:points="0,375 30,375 30,0 0,0">
          <text:p/>
        </draw:polygon>
        <draw:polygon draw:style-name="gr38" draw:text-style-name="P10" draw:layer="layout" svg:width="0.03cm" svg:height="0.374cm" svg:x="26.569cm" svg:y="17.212cm" svg:viewBox="0 0 31 375" draw:points="0,375 31,375 31,0 0,0">
          <text:p/>
        </draw:polygon>
        <draw:polygon draw:style-name="gr35" draw:text-style-name="P7" draw:layer="layout" svg:width="0.029cm" svg:height="0.374cm" svg:x="26.6cm" svg:y="17.212cm" svg:viewBox="0 0 30 375" draw:points="0,375 30,375 30,0 0,0">
          <text:p/>
        </draw:polygon>
        <draw:polygon draw:style-name="gr35" draw:text-style-name="P7" draw:layer="layout" svg:width="0.029cm" svg:height="0.374cm" svg:x="26.629cm" svg:y="17.212cm" svg:viewBox="0 0 30 375" draw:points="0,375 30,375 30,0 0,0">
          <text:p/>
        </draw:polygon>
        <draw:polygon draw:style-name="gr38" draw:text-style-name="P10" draw:layer="layout" svg:width="0.03cm" svg:height="0.374cm" svg:x="26.658cm" svg:y="17.212cm" svg:viewBox="0 0 31 375" draw:points="0,375 31,375 31,0 0,0">
          <text:p/>
        </draw:polygon>
        <draw:polygon draw:style-name="gr37" draw:text-style-name="P9" draw:layer="layout" svg:width="0.029cm" svg:height="0.374cm" svg:x="26.688cm" svg:y="17.212cm" svg:viewBox="0 0 30 375" draw:points="0,375 30,375 30,0 0,0">
          <text:p/>
        </draw:polygon>
        <draw:polygon draw:style-name="gr38" draw:text-style-name="P10" draw:layer="layout" svg:width="0.029cm" svg:height="0.374cm" svg:x="26.717cm" svg:y="17.212cm" svg:viewBox="0 0 30 375" draw:points="0,375 30,375 30,0 0,0">
          <text:p/>
        </draw:polygon>
        <draw:polygon draw:style-name="gr37" draw:text-style-name="P9" draw:layer="layout" svg:width="0.029cm" svg:height="0.374cm" svg:x="26.747cm" svg:y="17.212cm" svg:viewBox="0 0 30 375" draw:points="0,375 30,375 30,0 0,0">
          <text:p/>
        </draw:polygon>
        <draw:polygon draw:style-name="gr35" draw:text-style-name="P7" draw:layer="layout" svg:width="0.029cm" svg:height="0.374cm" svg:x="26.777cm" svg:y="17.212cm" svg:viewBox="0 0 30 375" draw:points="0,375 30,375 30,0 0,0">
          <text:p/>
        </draw:polygon>
        <draw:polygon draw:style-name="gr35" draw:text-style-name="P7" draw:layer="layout" svg:width="0.029cm" svg:height="0.374cm" svg:x="26.806cm" svg:y="17.212cm" svg:viewBox="0 0 30 375" draw:points="0,375 30,375 30,0 0,0">
          <text:p/>
        </draw:polygon>
        <draw:polygon draw:style-name="gr38" draw:text-style-name="P10" draw:layer="layout" svg:width="0.029cm" svg:height="0.374cm" svg:x="26.835cm" svg:y="17.212cm" svg:viewBox="0 0 30 375" draw:points="0,375 30,375 30,0 0,0">
          <text:p/>
        </draw:polygon>
        <draw:polygon draw:style-name="gr38" draw:text-style-name="P10" draw:layer="layout" svg:width="0.029cm" svg:height="0.374cm" svg:x="26.864cm" svg:y="17.212cm" svg:viewBox="0 0 30 375" draw:points="0,375 30,375 30,0 0,0">
          <text:p/>
        </draw:polygon>
        <draw:polygon draw:style-name="gr37" draw:text-style-name="P9" draw:layer="layout" svg:width="0.029cm" svg:height="0.374cm" svg:x="26.895cm" svg:y="17.212cm" svg:viewBox="0 0 30 375" draw:points="0,375 30,375 30,0 0,0">
          <text:p/>
        </draw:polygon>
        <draw:polygon draw:style-name="gr36" draw:text-style-name="P8" draw:layer="layout" svg:width="0.029cm" svg:height="0.374cm" svg:x="26.924cm" svg:y="17.212cm" svg:viewBox="0 0 30 375" draw:points="0,375 30,375 30,0 0,0">
          <text:p/>
        </draw:polygon>
        <draw:polygon draw:style-name="gr35" draw:text-style-name="P7" draw:layer="layout" svg:width="0.029cm" svg:height="0.374cm" svg:x="26.953cm" svg:y="17.212cm" svg:viewBox="0 0 30 375" draw:points="0,375 30,375 30,0 0,0">
          <text:p/>
        </draw:polygon>
        <draw:polygon draw:style-name="gr37" draw:text-style-name="P9" draw:layer="layout" svg:width="0.03cm" svg:height="0.374cm" svg:x="26.982cm" svg:y="17.212cm" svg:viewBox="0 0 31 375" draw:points="0,375 31,375 31,0 0,0">
          <text:p/>
        </draw:polygon>
        <draw:polygon draw:style-name="gr35" draw:text-style-name="P7" draw:layer="layout" svg:width="0.029cm" svg:height="0.374cm" svg:x="27.012cm" svg:y="17.212cm" svg:viewBox="0 0 30 375" draw:points="0,375 30,375 30,0 0,0">
          <text:p/>
        </draw:polygon>
        <draw:polygon draw:style-name="gr35" draw:text-style-name="P7" draw:layer="layout" svg:width="0.029cm" svg:height="0.374cm" svg:x="27.041cm" svg:y="17.212cm" svg:viewBox="0 0 30 375" draw:points="0,375 30,375 30,0 0,0">
          <text:p/>
        </draw:polygon>
        <draw:polygon draw:style-name="gr38" draw:text-style-name="P10" draw:layer="layout" svg:width="0.029cm" svg:height="0.374cm" svg:x="27.071cm" svg:y="17.212cm" svg:viewBox="0 0 30 375" draw:points="0,375 30,375 30,0 0,0">
          <text:p/>
        </draw:polygon>
        <draw:polygon draw:style-name="gr38" draw:text-style-name="P10" draw:layer="layout" svg:width="0.029cm" svg:height="0.374cm" svg:x="27.101cm" svg:y="17.212cm" svg:viewBox="0 0 30 375" draw:points="0,375 30,375 30,0 0,0">
          <text:p/>
        </draw:polygon>
        <draw:polygon draw:style-name="gr36" draw:text-style-name="P8" draw:layer="layout" svg:width="0.029cm" svg:height="0.374cm" svg:x="27.13cm" svg:y="17.212cm" svg:viewBox="0 0 30 375" draw:points="0,375 30,375 30,0 0,0">
          <text:p/>
        </draw:polygon>
        <draw:polygon draw:style-name="gr35" draw:text-style-name="P7" draw:layer="layout" svg:width="0.029cm" svg:height="0.374cm" svg:x="27.159cm" svg:y="17.212cm" svg:viewBox="0 0 30 375" draw:points="0,375 30,375 30,0 0,0">
          <text:p/>
        </draw:polygon>
        <draw:polygon draw:style-name="gr37" draw:text-style-name="P9" draw:layer="layout" svg:width="0.029cm" svg:height="0.374cm" svg:x="27.188cm" svg:y="17.212cm" svg:viewBox="0 0 30 375" draw:points="0,375 30,375 30,0 0,0">
          <text:p/>
        </draw:polygon>
        <draw:polygon draw:style-name="gr38" draw:text-style-name="P10" draw:layer="layout" svg:width="0.029cm" svg:height="0.374cm" svg:x="27.219cm" svg:y="17.212cm" svg:viewBox="0 0 30 375" draw:points="0,375 30,375 30,0 0,0">
          <text:p/>
        </draw:polygon>
        <draw:polygon draw:style-name="gr37" draw:text-style-name="P9" draw:layer="layout" svg:width="0.029cm" svg:height="0.374cm" svg:x="27.248cm" svg:y="17.212cm" svg:viewBox="0 0 30 375" draw:points="0,375 30,375 30,0 0,0">
          <text:p/>
        </draw:polygon>
        <draw:polygon draw:style-name="gr35" draw:text-style-name="P7" draw:layer="layout" svg:width="0.029cm" svg:height="0.374cm" svg:x="27.277cm" svg:y="17.212cm" svg:viewBox="0 0 30 375" draw:points="0,375 30,375 30,0 0,0">
          <text:p/>
        </draw:polygon>
        <draw:polygon draw:style-name="gr35" draw:text-style-name="P7" draw:layer="layout" svg:width="0.029cm" svg:height="0.374cm" svg:x="27.306cm" svg:y="17.212cm" svg:viewBox="0 0 30 375" draw:points="0,375 30,375 30,0 0,0">
          <text:p/>
        </draw:polygon>
        <draw:polygon draw:style-name="gr38" draw:text-style-name="P10" draw:layer="layout" svg:width="0.029cm" svg:height="0.374cm" svg:x="27.336cm" svg:y="17.212cm" svg:viewBox="0 0 30 375" draw:points="0,375 30,375 30,0 0,0">
          <text:p/>
        </draw:polygon>
        <draw:polygon draw:style-name="gr36" draw:text-style-name="P8" draw:layer="layout" svg:width="0.029cm" svg:height="0.374cm" svg:x="27.365cm" svg:y="17.212cm" svg:viewBox="0 0 30 375" draw:points="0,375 30,375 30,0 0,0">
          <text:p/>
        </draw:polygon>
        <draw:polygon draw:style-name="gr35" draw:text-style-name="P7" draw:layer="layout" svg:width="0.029cm" svg:height="0.374cm" svg:x="27.395cm" svg:y="17.212cm" svg:viewBox="0 0 30 375" draw:points="0,375 30,375 30,0 0,0">
          <text:p/>
        </draw:polygon>
        <draw:polygon draw:style-name="gr38" draw:text-style-name="P10" draw:layer="layout" svg:width="0.03cm" svg:height="0.374cm" svg:x="27.424cm" svg:y="17.212cm" svg:viewBox="0 0 31 375" draw:points="0,375 31,375 31,0 0,0">
          <text:p/>
        </draw:polygon>
        <draw:polygon draw:style-name="gr36" draw:text-style-name="P8" draw:layer="layout" svg:width="0.029cm" svg:height="0.374cm" svg:x="27.454cm" svg:y="17.212cm" svg:viewBox="0 0 30 375" draw:points="0,375 30,375 30,0 0,0">
          <text:p/>
        </draw:polygon>
        <draw:polygon draw:style-name="gr37" draw:text-style-name="P9" draw:layer="layout" svg:width="0.029cm" svg:height="0.374cm" svg:x="27.483cm" svg:y="17.212cm" svg:viewBox="0 0 30 375" draw:points="0,375 30,375 30,0 0,0">
          <text:p/>
        </draw:polygon>
        <draw:polygon draw:style-name="gr35" draw:text-style-name="P7" draw:layer="layout" svg:width="0.029cm" svg:height="0.374cm" svg:x="27.512cm" svg:y="17.212cm" svg:viewBox="0 0 30 375" draw:points="0,375 30,375 30,0 0,0">
          <text:p/>
        </draw:polygon>
        <draw:polygon draw:style-name="gr35" draw:text-style-name="P7" draw:layer="layout" svg:width="0.029cm" svg:height="0.374cm" svg:x="27.543cm" svg:y="17.212cm" svg:viewBox="0 0 30 375" draw:points="0,375 30,375 30,0 0,0">
          <text:p/>
        </draw:polygon>
        <draw:polygon draw:style-name="gr38" draw:text-style-name="P10" draw:layer="layout" svg:width="0.029cm" svg:height="0.374cm" svg:x="27.572cm" svg:y="17.212cm" svg:viewBox="0 0 30 375" draw:points="0,375 30,375 30,0 0,0">
          <text:p/>
        </draw:polygon>
        <draw:polygon draw:style-name="gr36" draw:text-style-name="P8" draw:layer="layout" svg:width="0.029cm" svg:height="0.374cm" svg:x="27.601cm" svg:y="17.212cm" svg:viewBox="0 0 30 375" draw:points="0,375 30,375 30,0 0,0">
          <text:p/>
        </draw:polygon>
        <draw:polygon draw:style-name="gr38" draw:text-style-name="P10" draw:layer="layout" svg:width="0.029cm" svg:height="0.374cm" svg:x="27.63cm" svg:y="17.212cm" svg:viewBox="0 0 30 375" draw:points="0,375 30,375 30,0 0,0">
          <text:p/>
        </draw:polygon>
        <draw:polygon draw:style-name="gr38" draw:text-style-name="P10" draw:layer="layout" svg:width="0.029cm" svg:height="0.374cm" svg:x="27.66cm" svg:y="17.212cm" svg:viewBox="0 0 30 375" draw:points="0,375 30,375 30,0 0,0">
          <text:p/>
        </draw:polygon>
        <draw:polygon draw:style-name="gr38" draw:text-style-name="P10" draw:layer="layout" svg:width="0.029cm" svg:height="0.374cm" svg:x="27.689cm" svg:y="17.212cm" svg:viewBox="0 0 30 375" draw:points="0,375 30,375 30,0 0,0">
          <text:p/>
        </draw:polygon>
        <draw:polygon draw:style-name="gr37" draw:text-style-name="P9" draw:layer="layout" svg:width="0.029cm" svg:height="0.374cm" svg:x="27.719cm" svg:y="17.212cm" svg:viewBox="0 0 30 375" draw:points="0,375 30,375 30,0 0,0">
          <text:p/>
        </draw:polygon>
        <draw:polygon draw:style-name="gr35" draw:text-style-name="P7" draw:layer="layout" svg:width="0.029cm" svg:height="0.374cm" svg:x="27.748cm" svg:y="17.212cm" svg:viewBox="0 0 30 375" draw:points="0,375 30,375 30,0 0,0">
          <text:p/>
        </draw:polygon>
        <draw:polygon draw:style-name="gr35" draw:text-style-name="P7" draw:layer="layout" svg:width="0.029cm" svg:height="0.374cm" svg:x="27.778cm" svg:y="17.212cm" svg:viewBox="0 0 30 375" draw:points="0,375 30,375 30,0 0,0">
          <text:p/>
        </draw:polygon>
        <draw:polygon draw:style-name="gr36" draw:text-style-name="P8" draw:layer="layout" svg:width="0.029cm" svg:height="0.374cm" svg:x="27.807cm" svg:y="17.212cm" svg:viewBox="0 0 30 375" draw:points="0,375 30,375 30,0 0,0">
          <text:p/>
        </draw:polygon>
        <draw:polygon draw:style-name="gr37" draw:text-style-name="P9" draw:layer="layout" svg:width="0.03cm" svg:height="0.374cm" svg:x="27.836cm" svg:y="17.212cm" svg:viewBox="0 0 31 375" draw:points="0,375 31,375 31,0 0,0">
          <text:p/>
        </draw:polygon>
        <draw:polygon draw:style-name="gr36" draw:text-style-name="P8" draw:layer="layout" svg:width="0.029cm" svg:height="0.374cm" svg:x="27.867cm" svg:y="17.212cm" svg:viewBox="0 0 30 375" draw:points="0,375 30,375 30,0 0,0">
          <text:p/>
        </draw:polygon>
        <draw:polygon draw:style-name="gr35" draw:text-style-name="P7" draw:layer="layout" svg:width="0.029cm" svg:height="0.374cm" svg:x="27.896cm" svg:y="17.212cm" svg:viewBox="0 0 30 375" draw:points="0,375 30,375 30,0 0,0">
          <text:p/>
        </draw:polygon>
        <draw:polygon draw:style-name="gr36" draw:text-style-name="P8" draw:layer="layout" svg:width="0.029cm" svg:height="0.374cm" svg:x="27.925cm" svg:y="17.212cm" svg:viewBox="0 0 30 375" draw:points="0,375 30,375 30,0 0,0">
          <text:p/>
        </draw:polygon>
        <draw:polygon draw:style-name="gr36" draw:text-style-name="P8" draw:layer="layout" svg:width="0.029cm" svg:height="0.374cm" svg:x="27.955cm" svg:y="17.212cm" svg:viewBox="0 0 30 375" draw:points="0,375 30,375 30,0 0,0">
          <text:p/>
        </draw:polygon>
        <draw:polygon draw:style-name="gr38" draw:text-style-name="P10" draw:layer="layout" svg:width="0.029cm" svg:height="0.374cm" svg:x="27.984cm" svg:y="17.212cm" svg:viewBox="0 0 30 375" draw:points="0,375 30,375 30,0 0,0">
          <text:p/>
        </draw:polygon>
        <draw:polygon draw:style-name="gr38" draw:text-style-name="P10" draw:layer="layout" svg:width="0.029cm" svg:height="0.374cm" svg:x="28.013cm" svg:y="17.212cm" svg:viewBox="0 0 30 375" draw:points="0,375 30,375 30,0 0,0">
          <text:p/>
        </draw:polygon>
        <draw:polygon draw:style-name="gr37" draw:text-style-name="P9" draw:layer="layout" svg:width="0.029cm" svg:height="0.374cm" svg:x="28.043cm" svg:y="17.212cm" svg:viewBox="0 0 30 375" draw:points="0,375 30,375 30,0 0,0">
          <text:p/>
        </draw:polygon>
        <draw:polygon draw:style-name="gr36" draw:text-style-name="P8" draw:layer="layout" svg:width="0.029cm" svg:height="0.374cm" svg:x="28.072cm" svg:y="17.212cm" svg:viewBox="0 0 30 375" draw:points="0,375 30,375 30,0 0,0">
          <text:p/>
        </draw:polygon>
        <draw:polygon draw:style-name="gr37" draw:text-style-name="P9" draw:layer="layout" svg:width="0.029cm" svg:height="0.374cm" svg:x="28.102cm" svg:y="17.212cm" svg:viewBox="0 0 30 375" draw:points="0,375 30,375 30,0 0,0">
          <text:p/>
        </draw:polygon>
        <draw:polygon draw:style-name="gr36" draw:text-style-name="P8" draw:layer="layout" svg:width="0.029cm" svg:height="0.374cm" svg:x="28.131cm" svg:y="17.212cm" svg:viewBox="0 0 30 375" draw:points="0,375 30,375 30,0 0,0">
          <text:p/>
        </draw:polygon>
        <draw:polygon draw:style-name="gr36" draw:text-style-name="P8" draw:layer="layout" svg:width="0.029cm" svg:height="0.374cm" svg:x="28.16cm" svg:y="17.212cm" svg:viewBox="0 0 30 375" draw:points="0,375 30,375 30,0 0,0">
          <text:p/>
        </draw:polygon>
        <draw:polygon draw:style-name="gr36" draw:text-style-name="P8" draw:layer="layout" svg:width="0.03cm" svg:height="0.374cm" svg:x="28.189cm" svg:y="17.212cm" svg:viewBox="0 0 31 375" draw:points="0,375 31,375 31,0 0,0">
          <text:p/>
        </draw:polygon>
        <draw:polygon draw:style-name="gr36" draw:text-style-name="P8" draw:layer="layout" svg:width="0.029cm" svg:height="0.374cm" svg:x="28.22cm" svg:y="17.212cm" svg:viewBox="0 0 30 375" draw:points="0,375 30,375 30,0 0,0">
          <text:p/>
        </draw:polygon>
        <draw:polygon draw:style-name="gr38" draw:text-style-name="P10" draw:layer="layout" svg:width="0.029cm" svg:height="0.374cm" svg:x="28.249cm" svg:y="17.212cm" svg:viewBox="0 0 30 375" draw:points="0,375 30,375 30,0 0,0">
          <text:p/>
        </draw:polygon>
        <draw:polygon draw:style-name="gr38" draw:text-style-name="P10" draw:layer="layout" svg:width="0.03cm" svg:height="0.374cm" svg:x="28.278cm" svg:y="17.212cm" svg:viewBox="0 0 31 375" draw:points="0,375 31,375 31,0 0,0">
          <text:p/>
        </draw:polygon>
        <draw:polygon draw:style-name="gr37" draw:text-style-name="P9" draw:layer="layout" svg:width="0.029cm" svg:height="0.374cm" svg:x="28.308cm" svg:y="17.212cm" svg:viewBox="0 0 30 375" draw:points="0,375 30,375 30,0 0,0">
          <text:p/>
        </draw:polygon>
        <draw:polygon draw:style-name="gr37" draw:text-style-name="P9" draw:layer="layout" svg:width="0.029cm" svg:height="0.374cm" svg:x="28.337cm" svg:y="17.212cm" svg:viewBox="0 0 30 375" draw:points="0,375 30,375 30,0 0,0">
          <text:p/>
        </draw:polygon>
        <draw:polygon draw:style-name="gr38" draw:text-style-name="P10" draw:layer="layout" svg:width="0.029cm" svg:height="0.374cm" svg:x="28.366cm" svg:y="17.212cm" svg:viewBox="0 0 30 375" draw:points="0,375 30,375 30,0 0,0">
          <text:p/>
        </draw:polygon>
        <draw:polygon draw:style-name="gr35" draw:text-style-name="P7" draw:layer="layout" svg:width="0.029cm" svg:height="0.374cm" svg:x="28.397cm" svg:y="17.212cm" svg:viewBox="0 0 30 375" draw:points="0,375 30,375 30,0 0,0">
          <text:p/>
        </draw:polygon>
        <draw:polygon draw:style-name="gr38" draw:text-style-name="P10" draw:layer="layout" svg:width="0.029cm" svg:height="0.374cm" svg:x="28.426cm" svg:y="17.212cm" svg:viewBox="0 0 30 375" draw:points="0,375 30,375 30,0 0,0">
          <text:p/>
        </draw:polygon>
        <draw:polygon draw:style-name="gr38" draw:text-style-name="P10" draw:layer="layout" svg:width="0.029cm" svg:height="0.374cm" svg:x="28.455cm" svg:y="17.212cm" svg:viewBox="0 0 30 375" draw:points="0,375 30,375 30,0 0,0">
          <text:p/>
        </draw:polygon>
        <draw:polygon draw:style-name="gr36" draw:text-style-name="P8" draw:layer="layout" svg:width="0.029cm" svg:height="0.374cm" svg:x="28.484cm" svg:y="17.212cm" svg:viewBox="0 0 30 375" draw:points="0,375 30,375 30,0 0,0">
          <text:p/>
        </draw:polygon>
        <draw:polygon draw:style-name="gr36" draw:text-style-name="P8" draw:layer="layout" svg:width="0.029cm" svg:height="0.374cm" svg:x="28.514cm" svg:y="17.212cm" svg:viewBox="0 0 30 375" draw:points="0,375 30,375 30,0 0,0">
          <text:p/>
        </draw:polygon>
        <draw:polygon draw:style-name="gr37" draw:text-style-name="P9" draw:layer="layout" svg:width="0.029cm" svg:height="0.374cm" svg:x="28.544cm" svg:y="17.212cm" svg:viewBox="0 0 30 375" draw:points="0,375 30,375 30,0 0,0">
          <text:p/>
        </draw:polygon>
        <draw:polygon draw:style-name="gr35" draw:text-style-name="P7" draw:layer="layout" svg:width="0.029cm" svg:height="0.374cm" svg:x="28.573cm" svg:y="17.212cm" svg:viewBox="0 0 30 375" draw:points="0,375 30,375 30,0 0,0">
          <text:p/>
        </draw:polygon>
        <draw:polygon draw:style-name="gr37" draw:text-style-name="P9" draw:layer="layout" svg:width="0.029cm" svg:height="0.374cm" svg:x="28.602cm" svg:y="17.212cm" svg:viewBox="0 0 30 375" draw:points="0,375 30,375 30,0 0,0">
          <text:p/>
        </draw:polygon>
        <draw:polygon draw:style-name="gr37" draw:text-style-name="P9" draw:layer="layout" svg:width="0.03cm" svg:height="0.374cm" svg:x="28.631cm" svg:y="17.212cm" svg:viewBox="0 0 31 375" draw:points="0,375 31,375 31,0 0,0">
          <text:p/>
        </draw:polygon>
        <draw:polygon draw:style-name="gr37" draw:text-style-name="P9" draw:layer="layout" svg:width="0.029cm" svg:height="0.374cm" svg:x="28.661cm" svg:y="17.212cm" svg:viewBox="0 0 30 375" draw:points="0,375 30,375 30,0 0,0">
          <text:p/>
        </draw:polygon>
        <draw:polygon draw:style-name="gr37" draw:text-style-name="P9" draw:layer="layout" svg:width="0.029cm" svg:height="0.374cm" svg:x="28.69cm" svg:y="17.212cm" svg:viewBox="0 0 30 375" draw:points="0,375 30,375 30,0 0,0">
          <text:p/>
        </draw:polygon>
        <draw:polygon draw:style-name="gr36" draw:text-style-name="P8" draw:layer="layout" svg:width="0.029cm" svg:height="0.374cm" svg:x="28.721cm" svg:y="17.212cm" svg:viewBox="0 0 30 375" draw:points="0,375 30,375 30,0 0,0">
          <text:p/>
        </draw:polygon>
        <draw:polygon draw:style-name="gr35" draw:text-style-name="P7" draw:layer="layout" svg:width="0.029cm" svg:height="0.374cm" svg:x="28.75cm" svg:y="17.212cm" svg:viewBox="0 0 30 375" draw:points="0,375 30,375 30,0 0,0">
          <text:p/>
        </draw:polygon>
        <draw:polygon draw:style-name="gr38" draw:text-style-name="P10" draw:layer="layout" svg:width="0.029cm" svg:height="0.374cm" svg:x="28.779cm" svg:y="17.212cm" svg:viewBox="0 0 30 375" draw:points="0,375 30,375 30,0 0,0">
          <text:p/>
        </draw:polygon>
        <draw:polygon draw:style-name="gr37" draw:text-style-name="P9" draw:layer="layout" svg:width="0.029cm" svg:height="0.374cm" svg:x="28.808cm" svg:y="17.212cm" svg:viewBox="0 0 30 375" draw:points="0,375 30,375 30,0 0,0">
          <text:p/>
        </draw:polygon>
        <draw:polygon draw:style-name="gr36" draw:text-style-name="P8" draw:layer="layout" svg:width="0.029cm" svg:height="0.374cm" svg:x="28.838cm" svg:y="17.212cm" svg:viewBox="0 0 30 375" draw:points="0,375 30,375 30,0 0,0">
          <text:p/>
        </draw:polygon>
        <draw:polygon draw:style-name="gr36" draw:text-style-name="P8" draw:layer="layout" svg:width="0.029cm" svg:height="0.374cm" svg:x="28.868cm" svg:y="17.212cm" svg:viewBox="0 0 30 375" draw:points="0,375 30,375 30,0 0,0">
          <text:p/>
        </draw:polygon>
        <draw:polygon draw:style-name="gr38" draw:text-style-name="P10" draw:layer="layout" svg:width="0.029cm" svg:height="0.374cm" svg:x="28.897cm" svg:y="17.212cm" svg:viewBox="0 0 30 375" draw:points="0,375 30,375 30,0 0,0">
          <text:p/>
        </draw:polygon>
        <draw:polygon draw:style-name="gr37" draw:text-style-name="P9" draw:layer="layout" svg:width="0.029cm" svg:height="0.374cm" svg:x="28.926cm" svg:y="17.212cm" svg:viewBox="0 0 30 375" draw:points="0,375 30,375 30,0 0,0">
          <text:p/>
        </draw:polygon>
        <draw:polygon draw:style-name="gr38" draw:text-style-name="P10" draw:layer="layout" svg:width="0.029cm" svg:height="0.374cm" svg:x="28.956cm" svg:y="17.212cm" svg:viewBox="0 0 30 375" draw:points="0,375 30,375 30,0 0,0">
          <text:p/>
        </draw:polygon>
        <draw:polygon draw:style-name="gr38" draw:text-style-name="P10" draw:layer="layout" svg:width="0.029cm" svg:height="0.374cm" svg:x="28.985cm" svg:y="17.212cm" svg:viewBox="0 0 30 375" draw:points="0,375 30,375 30,0 0,0">
          <text:p/>
        </draw:polygon>
        <draw:polygon draw:style-name="gr36" draw:text-style-name="P8" draw:layer="layout" svg:width="0.029cm" svg:height="0.374cm" svg:x="29.014cm" svg:y="17.212cm" svg:viewBox="0 0 30 375" draw:points="0,375 30,375 30,0 0,0">
          <text:p/>
        </draw:polygon>
        <draw:polygon draw:style-name="gr37" draw:text-style-name="P9" draw:layer="layout" svg:width="0.03cm" svg:height="0.374cm" svg:x="29.044cm" svg:y="17.212cm" svg:viewBox="0 0 31 375" draw:points="0,375 31,375 31,0 0,0">
          <text:p/>
        </draw:polygon>
        <draw:polygon draw:style-name="gr35" draw:text-style-name="P7" draw:layer="layout" svg:width="0.029cm" svg:height="0.374cm" svg:x="29.074cm" svg:y="17.212cm" svg:viewBox="0 0 30 375" draw:points="0,375 30,375 30,0 0,0">
          <text:p/>
        </draw:polygon>
        <draw:polygon draw:style-name="gr37" draw:text-style-name="P9" draw:layer="layout" svg:width="0.029cm" svg:height="0.374cm" svg:x="29.103cm" svg:y="17.212cm" svg:viewBox="0 0 30 375" draw:points="0,375 30,375 30,0 0,0">
          <text:p/>
        </draw:polygon>
        <draw:polygon draw:style-name="gr38" draw:text-style-name="P10" draw:layer="layout" svg:width="0.029cm" svg:height="0.374cm" svg:x="29.132cm" svg:y="17.212cm" svg:viewBox="0 0 30 375" draw:points="0,375 30,375 30,0 0,0">
          <text:p/>
        </draw:polygon>
        <draw:polygon draw:style-name="gr37" draw:text-style-name="P9" draw:layer="layout" svg:width="0.029cm" svg:height="0.374cm" svg:x="29.162cm" svg:y="17.212cm" svg:viewBox="0 0 30 375" draw:points="0,375 30,375 30,0 0,0">
          <text:p/>
        </draw:polygon>
        <draw:polygon draw:style-name="gr38" draw:text-style-name="P10" draw:layer="layout" svg:width="0.029cm" svg:height="0.374cm" svg:x="29.192cm" svg:y="17.212cm" svg:viewBox="0 0 30 375" draw:points="0,375 30,375 30,0 0,0">
          <text:p/>
        </draw:polygon>
        <draw:polygon draw:style-name="gr36" draw:text-style-name="P8" draw:layer="layout" svg:width="0.029cm" svg:height="0.374cm" svg:x="29.221cm" svg:y="17.212cm" svg:viewBox="0 0 30 375" draw:points="0,375 30,375 30,0 0,0">
          <text:p/>
        </draw:polygon>
        <draw:polygon draw:style-name="gr38" draw:text-style-name="P10" draw:layer="layout" svg:width="0.029cm" svg:height="0.374cm" svg:x="29.25cm" svg:y="17.212cm" svg:viewBox="0 0 30 375" draw:points="0,375 30,375 30,0 0,0">
          <text:p/>
        </draw:polygon>
        <draw:polygon draw:style-name="gr38" draw:text-style-name="P10" draw:layer="layout" svg:width="0.029cm" svg:height="0.374cm" svg:x="29.28cm" svg:y="17.212cm" svg:viewBox="0 0 30 375" draw:points="0,375 30,375 30,0 0,0">
          <text:p/>
        </draw:polygon>
        <draw:polygon draw:style-name="gr37" draw:text-style-name="P9" draw:layer="layout" svg:width="0.029cm" svg:height="0.374cm" svg:x="29.309cm" svg:y="17.212cm" svg:viewBox="0 0 30 375" draw:points="0,375 30,375 30,0 0,0">
          <text:p/>
        </draw:polygon>
        <draw:polygon draw:style-name="gr35" draw:text-style-name="P7" draw:layer="layout" svg:width="0.029cm" svg:height="0.374cm" svg:x="29.338cm" svg:y="17.212cm" svg:viewBox="0 0 30 375" draw:points="0,375 30,375 30,0 0,0">
          <text:p/>
        </draw:polygon>
        <draw:polygon draw:style-name="gr35" draw:text-style-name="P7" draw:layer="layout" svg:width="0.029cm" svg:height="0.374cm" svg:x="29.368cm" svg:y="17.212cm" svg:viewBox="0 0 30 375" draw:points="0,375 30,375 30,0 0,0">
          <text:p/>
        </draw:polygon>
        <draw:polygon draw:style-name="gr38" draw:text-style-name="P10" draw:layer="layout" svg:width="0.029cm" svg:height="0.374cm" svg:x="29.398cm" svg:y="17.212cm" svg:viewBox="0 0 30 375" draw:points="0,375 30,375 30,0 0,0">
          <text:p/>
        </draw:polygon>
        <draw:polygon draw:style-name="gr38" draw:text-style-name="P10" draw:layer="layout" svg:width="0.029cm" svg:height="0.374cm" svg:x="29.427cm" svg:y="17.212cm" svg:viewBox="0 0 30 375" draw:points="0,375 30,375 30,0 0,0">
          <text:p/>
        </draw:polygon>
        <draw:polygon draw:style-name="gr36" draw:text-style-name="P8" draw:layer="layout" svg:width="0.029cm" svg:height="0.374cm" svg:x="29.456cm" svg:y="17.212cm" svg:viewBox="0 0 30 375" draw:points="0,375 30,375 30,0 0,0">
          <text:p/>
        </draw:polygon>
        <draw:polygon draw:style-name="gr38" draw:text-style-name="P10" draw:layer="layout" svg:width="0.03cm" svg:height="0.374cm" svg:x="29.485cm" svg:y="17.212cm" svg:viewBox="0 0 31 375" draw:points="0,375 31,375 31,0 0,0">
          <text:p/>
        </draw:polygon>
        <draw:polygon draw:style-name="gr38" draw:text-style-name="P10" draw:layer="layout" svg:width="0.029cm" svg:height="0.374cm" svg:x="29.516cm" svg:y="17.212cm" svg:viewBox="0 0 30 375" draw:points="0,375 30,375 30,0 0,0">
          <text:p/>
        </draw:polygon>
        <draw:polygon draw:style-name="gr36" draw:text-style-name="P8" draw:layer="layout" svg:width="0.029cm" svg:height="0.374cm" svg:x="29.545cm" svg:y="17.212cm" svg:viewBox="0 0 30 375" draw:points="0,375 30,375 30,0 0,0">
          <text:p/>
        </draw:polygon>
        <draw:polygon draw:style-name="gr37" draw:text-style-name="P9" draw:layer="layout" svg:width="0.029cm" svg:height="0.374cm" svg:x="29.574cm" svg:y="17.212cm" svg:viewBox="0 0 30 375" draw:points="0,375 30,375 30,0 0,0">
          <text:p/>
        </draw:polygon>
        <draw:polygon draw:style-name="gr36" draw:text-style-name="P8" draw:layer="layout" svg:width="0.029cm" svg:height="0.374cm" svg:x="29.604cm" svg:y="17.212cm" svg:viewBox="0 0 30 375" draw:points="0,375 30,375 30,0 0,0">
          <text:p/>
        </draw:polygon>
        <draw:polygon draw:style-name="gr36" draw:text-style-name="P8" draw:layer="layout" svg:width="0.029cm" svg:height="0.374cm" svg:x="29.633cm" svg:y="17.212cm" svg:viewBox="0 0 30 375" draw:points="0,375 30,375 30,0 0,0">
          <text:p/>
        </draw:polygon>
        <draw:polygon draw:style-name="gr36" draw:text-style-name="P8" draw:layer="layout" svg:width="0.029cm" svg:height="0.374cm" svg:x="29.662cm" svg:y="17.212cm" svg:viewBox="0 0 30 375" draw:points="0,375 30,375 30,0 0,0">
          <text:p/>
        </draw:polygon>
        <draw:polygon draw:style-name="gr36" draw:text-style-name="P8" draw:layer="layout" svg:width="0.029cm" svg:height="0.374cm" svg:x="29.692cm" svg:y="17.212cm" svg:viewBox="0 0 30 375" draw:points="0,375 30,375 30,0 0,0">
          <text:p/>
        </draw:polygon>
        <draw:polygon draw:style-name="gr38" draw:text-style-name="P10" draw:layer="layout" svg:width="0.029cm" svg:height="0.374cm" svg:x="29.722cm" svg:y="17.212cm" svg:viewBox="0 0 30 375" draw:points="0,375 30,375 30,0 0,0">
          <text:p/>
        </draw:polygon>
        <draw:polygon draw:style-name="gr37" draw:text-style-name="P9" draw:layer="layout" svg:width="0.029cm" svg:height="0.374cm" svg:x="29.751cm" svg:y="17.212cm" svg:viewBox="0 0 30 375" draw:points="0,375 30,375 30,0 0,0">
          <text:p/>
        </draw:polygon>
        <draw:polygon draw:style-name="gr36" draw:text-style-name="P8" draw:layer="layout" svg:width="0.029cm" svg:height="0.374cm" svg:x="29.78cm" svg:y="17.212cm" svg:viewBox="0 0 30 375" draw:points="0,375 30,375 30,0 0,0">
          <text:p/>
        </draw:polygon>
        <draw:polygon draw:style-name="gr36" draw:text-style-name="P8" draw:layer="layout" svg:width="0.03cm" svg:height="0.374cm" svg:x="29.809cm" svg:y="17.212cm" svg:viewBox="0 0 31 375" draw:points="0,375 31,375 31,0 0,0">
          <text:p/>
        </draw:polygon>
        <draw:polygon draw:style-name="gr37" draw:text-style-name="P9" draw:layer="layout" svg:width="0.029cm" svg:height="0.374cm" svg:x="29.84cm" svg:y="17.212cm" svg:viewBox="0 0 30 375" draw:points="0,375 30,375 30,0 0,0">
          <text:p/>
        </draw:polygon>
        <draw:polygon draw:style-name="gr37" draw:text-style-name="P9" draw:layer="layout" svg:width="0.029cm" svg:height="0.374cm" svg:x="29.869cm" svg:y="17.212cm" svg:viewBox="0 0 30 375" draw:points="0,375 30,375 30,0 0,0">
          <text:p/>
        </draw:polygon>
        <draw:polygon draw:style-name="gr38" draw:text-style-name="P10" draw:layer="layout" svg:width="0.03cm" svg:height="0.374cm" svg:x="29.898cm" svg:y="17.212cm" svg:viewBox="0 0 31 375" draw:points="0,375 31,375 31,0 0,0">
          <text:p/>
        </draw:polygon>
        <draw:polygon draw:style-name="gr38" draw:text-style-name="P10" draw:layer="layout" svg:width="0.029cm" svg:height="0.374cm" svg:x="29.928cm" svg:y="17.212cm" svg:viewBox="0 0 30 375" draw:points="0,375 30,375 30,0 0,0">
          <text:p/>
        </draw:polygon>
        <draw:polygon draw:style-name="gr38" draw:text-style-name="P10" draw:layer="layout" svg:width="0.029cm" svg:height="0.374cm" svg:x="29.957cm" svg:y="17.212cm" svg:viewBox="0 0 30 375" draw:points="0,375 30,375 30,0 0,0">
          <text:p/>
        </draw:polygon>
        <draw:polygon draw:style-name="gr38" draw:text-style-name="P10" draw:layer="layout" svg:width="0.029cm" svg:height="0.374cm" svg:x="29.986cm" svg:y="17.212cm" svg:viewBox="0 0 30 375" draw:points="0,375 30,375 30,0 0,0">
          <text:p/>
        </draw:polygon>
        <draw:polygon draw:style-name="gr37" draw:text-style-name="P9" draw:layer="layout" svg:width="0.029cm" svg:height="0.374cm" svg:x="30.046cm" svg:y="17.212cm" svg:viewBox="0 0 30 375" draw:points="0,375 30,375 30,0 0,0">
          <text:p/>
        </draw:polygon>
        <draw:polygon draw:style-name="gr38" draw:text-style-name="P10" draw:layer="layout" svg:width="0.029cm" svg:height="0.374cm" svg:x="30.075cm" svg:y="17.212cm" svg:viewBox="0 0 30 375" draw:points="0,375 30,375 30,0 0,0">
          <text:p/>
        </draw:polygon>
        <draw:polygon draw:style-name="gr35" draw:text-style-name="P7" draw:layer="layout" svg:width="0.029cm" svg:height="0.374cm" svg:x="30.104cm" svg:y="17.212cm" svg:viewBox="0 0 30 375" draw:points="0,375 30,375 30,0 0,0">
          <text:p/>
        </draw:polygon>
        <draw:polygon draw:style-name="gr35" draw:text-style-name="P7" draw:layer="layout" svg:width="0.029cm" svg:height="0.374cm" svg:x="30.133cm" svg:y="17.212cm" svg:viewBox="0 0 30 375" draw:points="0,375 30,375 30,0 0,0">
          <text:p/>
        </draw:polygon>
        <draw:polygon draw:style-name="gr36" draw:text-style-name="P8" draw:layer="layout" svg:width="0.029cm" svg:height="0.374cm" svg:x="30.163cm" svg:y="17.212cm" svg:viewBox="0 0 30 375" draw:points="0,375 30,375 30,0 0,0">
          <text:p/>
        </draw:polygon>
        <draw:polygon draw:style-name="gr37" draw:text-style-name="P9" draw:layer="layout" svg:width="0.029cm" svg:height="0.374cm" svg:x="30.193cm" svg:y="17.212cm" svg:viewBox="0 0 30 375" draw:points="0,375 30,375 30,0 0,0">
          <text:p/>
        </draw:polygon>
        <draw:polygon draw:style-name="gr35" draw:text-style-name="P7" draw:layer="layout" svg:width="0.029cm" svg:height="0.374cm" svg:x="30.222cm" svg:y="17.212cm" svg:viewBox="0 0 30 375" draw:points="0,375 30,375 30,0 0,0">
          <text:p/>
        </draw:polygon>
        <draw:polygon draw:style-name="gr37" draw:text-style-name="P9" draw:layer="layout" svg:width="0.03cm" svg:height="0.374cm" svg:x="30.251cm" svg:y="17.212cm" svg:viewBox="0 0 31 375" draw:points="0,375 31,375 31,0 0,0">
          <text:p/>
        </draw:polygon>
        <draw:polygon draw:style-name="gr35" draw:text-style-name="P7" draw:layer="layout" svg:width="0.029cm" svg:height="0.374cm" svg:x="30.281cm" svg:y="17.212cm" svg:viewBox="0 0 30 375" draw:points="0,375 30,375 30,0 0,0">
          <text:p/>
        </draw:polygon>
        <draw:polygon draw:style-name="gr36" draw:text-style-name="P8" draw:layer="layout" svg:width="0.029cm" svg:height="0.374cm" svg:x="30.31cm" svg:y="17.212cm" svg:viewBox="0 0 30 375" draw:points="0,375 30,375 30,0 0,0">
          <text:p/>
        </draw:polygon>
        <draw:polygon draw:style-name="gr36" draw:text-style-name="P8" draw:layer="layout" svg:width="0.03cm" svg:height="0.374cm" svg:x="30.339cm" svg:y="17.212cm" svg:viewBox="0 0 31 375" draw:points="0,375 31,375 31,0 0,0">
          <text:p/>
        </draw:polygon>
        <draw:polygon draw:style-name="gr37" draw:text-style-name="P9" draw:layer="layout" svg:width="0.029cm" svg:height="0.374cm" svg:x="30.37cm" svg:y="17.212cm" svg:viewBox="0 0 30 375" draw:points="0,375 30,375 30,0 0,0">
          <text:p/>
        </draw:polygon>
        <draw:polygon draw:style-name="gr37" draw:text-style-name="P9" draw:layer="layout" svg:width="0.029cm" svg:height="0.374cm" svg:x="30.399cm" svg:y="17.212cm" svg:viewBox="0 0 30 375" draw:points="0,375 30,375 30,0 0,0">
          <text:p/>
        </draw:polygon>
        <draw:polygon draw:style-name="gr37" draw:text-style-name="P9" draw:layer="layout" svg:width="0.029cm" svg:height="0.374cm" svg:x="30.428cm" svg:y="17.212cm" svg:viewBox="0 0 30 375" draw:points="0,375 30,375 30,0 0,0">
          <text:p/>
        </draw:polygon>
        <draw:polygon draw:style-name="gr35" draw:text-style-name="P7" draw:layer="layout" svg:width="0.029cm" svg:height="0.374cm" svg:x="30.458cm" svg:y="17.212cm" svg:viewBox="0 0 30 375" draw:points="0,375 30,375 30,0 0,0">
          <text:p/>
        </draw:polygon>
        <draw:polygon draw:style-name="gr37" draw:text-style-name="P9" draw:layer="layout" svg:width="0.029cm" svg:height="0.374cm" svg:x="30.487cm" svg:y="17.212cm" svg:viewBox="0 0 30 375" draw:points="0,375 30,375 30,0 0,0">
          <text:p/>
        </draw:polygon>
        <draw:polygon draw:style-name="gr37" draw:text-style-name="P9" draw:layer="layout" svg:width="0.029cm" svg:height="0.374cm" svg:x="30.517cm" svg:y="17.212cm" svg:viewBox="0 0 30 375" draw:points="0,375 30,375 30,0 0,0">
          <text:p/>
        </draw:polygon>
        <draw:polygon draw:style-name="gr35" draw:text-style-name="P7" draw:layer="layout" svg:width="0.029cm" svg:height="0.374cm" svg:x="30.546cm" svg:y="17.212cm" svg:viewBox="0 0 30 375" draw:points="0,375 30,375 30,0 0,0">
          <text:p/>
        </draw:polygon>
        <draw:polygon draw:style-name="gr35" draw:text-style-name="P7" draw:layer="layout" svg:width="0.029cm" svg:height="0.374cm" svg:x="30.576cm" svg:y="17.212cm" svg:viewBox="0 0 30 375" draw:points="0,375 30,375 30,0 0,0">
          <text:p/>
        </draw:polygon>
        <draw:polygon draw:style-name="gr37" draw:text-style-name="P9" draw:layer="layout" svg:width="0.029cm" svg:height="0.374cm" svg:x="30.605cm" svg:y="17.212cm" svg:viewBox="0 0 30 375" draw:points="0,375 30,375 30,0 0,0">
          <text:p/>
        </draw:polygon>
        <draw:polygon draw:style-name="gr37" draw:text-style-name="P9" draw:layer="layout" svg:width="0.029cm" svg:height="0.374cm" svg:x="30.634cm" svg:y="17.212cm" svg:viewBox="0 0 30 375" draw:points="0,375 30,375 30,0 0,0">
          <text:p/>
        </draw:polygon>
        <draw:polygon draw:style-name="gr36" draw:text-style-name="P8" draw:layer="layout" svg:width="0.03cm" svg:height="0.374cm" svg:x="30.663cm" svg:y="17.212cm" svg:viewBox="0 0 31 375" draw:points="0,375 31,375 31,0 0,0">
          <text:p/>
        </draw:polygon>
        <draw:polygon draw:style-name="gr37" draw:text-style-name="P9" draw:layer="layout" svg:width="0.029cm" svg:height="0.374cm" svg:x="30.694cm" svg:y="17.212cm" svg:viewBox="0 0 30 375" draw:points="0,375 30,375 30,0 0,0">
          <text:p/>
        </draw:polygon>
        <draw:polygon draw:style-name="gr37" draw:text-style-name="P9" draw:layer="layout" svg:width="0.029cm" svg:height="0.374cm" svg:x="30.723cm" svg:y="17.212cm" svg:viewBox="0 0 30 375" draw:points="0,375 30,375 30,0 0,0">
          <text:p/>
        </draw:polygon>
        <draw:polygon draw:style-name="gr35" draw:text-style-name="P7" draw:layer="layout" svg:width="0.029cm" svg:height="0.374cm" svg:x="30.752cm" svg:y="17.212cm" svg:viewBox="0 0 30 375" draw:points="0,375 30,375 30,0 0,0">
          <text:p/>
        </draw:polygon>
        <draw:polygon draw:style-name="gr36" draw:text-style-name="P8" draw:layer="layout" svg:width="0.029cm" svg:height="0.374cm" svg:x="30.782cm" svg:y="17.212cm" svg:viewBox="0 0 30 375" draw:points="0,375 30,375 30,0 0,0">
          <text:p/>
        </draw:polygon>
        <draw:polygon draw:style-name="gr37" draw:text-style-name="P9" draw:layer="layout" svg:width="0.029cm" svg:height="0.374cm" svg:x="30.811cm" svg:y="17.212cm" svg:viewBox="0 0 30 375" draw:points="0,375 30,375 30,0 0,0">
          <text:p/>
        </draw:polygon>
        <draw:polygon draw:style-name="gr38" draw:text-style-name="P10" draw:layer="layout" svg:width="0.029cm" svg:height="0.374cm" svg:x="30.841cm" svg:y="17.212cm" svg:viewBox="0 0 30 375" draw:points="0,375 30,375 30,0 0,0">
          <text:p/>
        </draw:polygon>
        <draw:polygon draw:style-name="gr37" draw:text-style-name="P9" draw:layer="layout" svg:width="0.029cm" svg:height="0.374cm" svg:x="30.87cm" svg:y="17.212cm" svg:viewBox="0 0 30 375" draw:points="0,375 30,375 30,0 0,0">
          <text:p/>
        </draw:polygon>
        <draw:polygon draw:style-name="gr37" draw:text-style-name="P9" draw:layer="layout" svg:width="0.029cm" svg:height="0.374cm" svg:x="30.9cm" svg:y="17.212cm" svg:viewBox="0 0 30 375" draw:points="0,375 30,375 30,0 0,0">
          <text:p/>
        </draw:polygon>
        <draw:polygon draw:style-name="gr37" draw:text-style-name="P9" draw:layer="layout" svg:width="0.029cm" svg:height="0.374cm" svg:x="30.929cm" svg:y="17.212cm" svg:viewBox="0 0 30 375" draw:points="0,375 30,375 30,0 0,0">
          <text:p/>
        </draw:polygon>
        <draw:polygon draw:style-name="gr37" draw:text-style-name="P9" draw:layer="layout" svg:width="0.029cm" svg:height="0.374cm" svg:x="30.958cm" svg:y="17.212cm" svg:viewBox="0 0 30 375" draw:points="0,375 30,375 30,0 0,0">
          <text:p/>
        </draw:polygon>
        <draw:polygon draw:style-name="gr37" draw:text-style-name="P9" draw:layer="layout" svg:width="0.029cm" svg:height="0.374cm" svg:x="30.987cm" svg:y="17.212cm" svg:viewBox="0 0 30 375" draw:points="0,375 30,375 30,0 0,0">
          <text:p/>
        </draw:polygon>
        <draw:polygon draw:style-name="gr36" draw:text-style-name="P8" draw:layer="layout" svg:width="0.029cm" svg:height="0.374cm" svg:x="31.018cm" svg:y="17.212cm" svg:viewBox="0 0 30 375" draw:points="0,375 30,375 30,0 0,0">
          <text:p/>
        </draw:polygon>
        <draw:polygon draw:style-name="gr36" draw:text-style-name="P8" draw:layer="layout" svg:width="0.029cm" svg:height="0.374cm" svg:x="31.047cm" svg:y="17.212cm" svg:viewBox="0 0 30 375" draw:points="0,375 30,375 30,0 0,0">
          <text:p/>
        </draw:polygon>
        <draw:polygon draw:style-name="gr38" draw:text-style-name="P10" draw:layer="layout" svg:width="0.029cm" svg:height="0.374cm" svg:x="31.076cm" svg:y="17.212cm" svg:viewBox="0 0 30 375" draw:points="0,375 30,375 30,0 0,0">
          <text:p/>
        </draw:polygon>
        <draw:polygon draw:style-name="gr37" draw:text-style-name="P9" draw:layer="layout" svg:width="0.03cm" svg:height="0.374cm" svg:x="31.105cm" svg:y="17.212cm" svg:viewBox="0 0 31 375" draw:points="0,375 31,375 31,0 0,0">
          <text:p/>
        </draw:polygon>
        <draw:polygon draw:style-name="gr36" draw:text-style-name="P8" draw:layer="layout" svg:width="0.029cm" svg:height="0.374cm" svg:x="31.135cm" svg:y="17.212cm" svg:viewBox="0 0 30 375" draw:points="0,375 30,375 30,0 0,0">
          <text:p/>
        </draw:polygon>
        <draw:polygon draw:style-name="gr36" draw:text-style-name="P8" draw:layer="layout" svg:width="0.029cm" svg:height="0.374cm" svg:x="31.165cm" svg:y="17.212cm" svg:viewBox="0 0 30 375" draw:points="0,375 30,375 30,0 0,0">
          <text:p/>
        </draw:polygon>
        <draw:polygon draw:style-name="gr37" draw:text-style-name="P9" draw:layer="layout" svg:width="0.029cm" svg:height="0.374cm" svg:x="31.194cm" svg:y="17.212cm" svg:viewBox="0 0 30 375" draw:points="0,375 30,375 30,0 0,0">
          <text:p/>
        </draw:polygon>
        <draw:polygon draw:style-name="gr36" draw:text-style-name="P8" draw:layer="layout" svg:width="0.029cm" svg:height="0.374cm" svg:x="31.224cm" svg:y="17.212cm" svg:viewBox="0 0 30 375" draw:points="0,375 30,375 30,0 0,0">
          <text:p/>
        </draw:polygon>
        <draw:polygon draw:style-name="gr37" draw:text-style-name="P9" draw:layer="layout" svg:width="0.029cm" svg:height="0.374cm" svg:x="31.253cm" svg:y="17.212cm" svg:viewBox="0 0 30 375" draw:points="0,375 30,375 30,0 0,0">
          <text:p/>
        </draw:polygon>
        <draw:polygon draw:style-name="gr37" draw:text-style-name="P9" draw:layer="layout" svg:width="0.029cm" svg:height="0.374cm" svg:x="31.282cm" svg:y="17.212cm" svg:viewBox="0 0 30 375" draw:points="0,375 30,375 30,0 0,0">
          <text:p/>
        </draw:polygon>
        <draw:polygon draw:style-name="gr36" draw:text-style-name="P8" draw:layer="layout" svg:width="0.029cm" svg:height="0.374cm" svg:x="31.311cm" svg:y="17.212cm" svg:viewBox="0 0 30 375" draw:points="0,375 30,375 30,0 0,0">
          <text:p/>
        </draw:polygon>
        <draw:polygon draw:style-name="gr37" draw:text-style-name="P9" draw:layer="layout" svg:width="0.029cm" svg:height="0.374cm" svg:x="31.342cm" svg:y="17.212cm" svg:viewBox="0 0 30 375" draw:points="0,375 30,375 30,0 0,0">
          <text:p/>
        </draw:polygon>
        <draw:polygon draw:style-name="gr35" draw:text-style-name="P7" draw:layer="layout" svg:width="0.029cm" svg:height="0.374cm" svg:x="31.371cm" svg:y="17.212cm" svg:viewBox="0 0 30 375" draw:points="0,375 30,375 30,0 0,0">
          <text:p/>
        </draw:polygon>
        <draw:polygon draw:style-name="gr36" draw:text-style-name="P8" draw:layer="layout" svg:width="0.029cm" svg:height="0.374cm" svg:x="31.4cm" svg:y="17.212cm" svg:viewBox="0 0 30 375" draw:points="0,375 30,375 30,0 0,0">
          <text:p/>
        </draw:polygon>
        <draw:polygon draw:style-name="gr37" draw:text-style-name="P9" draw:layer="layout" svg:width="0.029cm" svg:height="0.374cm" svg:x="31.429cm" svg:y="17.212cm" svg:viewBox="0 0 30 375" draw:points="0,375 30,375 30,0 0,0">
          <text:p/>
        </draw:polygon>
        <draw:polygon draw:style-name="gr36" draw:text-style-name="P8" draw:layer="layout" svg:width="0.029cm" svg:height="0.374cm" svg:x="31.459cm" svg:y="17.212cm" svg:viewBox="0 0 30 375" draw:points="0,375 30,375 30,0 0,0">
          <text:p/>
        </draw:polygon>
        <draw:polygon draw:style-name="gr37" draw:text-style-name="P9" draw:layer="layout" svg:width="0.029cm" svg:height="0.374cm" svg:x="31.489cm" svg:y="17.212cm" svg:viewBox="0 0 30 375" draw:points="0,375 30,375 30,0 0,0">
          <text:p/>
        </draw:polygon>
        <draw:polygon draw:style-name="gr37" draw:text-style-name="P9" draw:layer="layout" svg:width="0.03cm" svg:height="0.374cm" svg:x="31.518cm" svg:y="17.212cm" svg:viewBox="0 0 31 375" draw:points="0,375 31,375 31,0 0,0">
          <text:p/>
        </draw:polygon>
        <draw:polygon draw:style-name="gr36" draw:text-style-name="P8" draw:layer="layout" svg:width="0.029cm" svg:height="0.374cm" svg:x="31.548cm" svg:y="17.212cm" svg:viewBox="0 0 30 375" draw:points="0,375 30,375 30,0 0,0">
          <text:p/>
        </draw:polygon>
        <draw:polygon draw:style-name="gr38" draw:text-style-name="P10" draw:layer="layout" svg:width="0.029cm" svg:height="0.374cm" svg:x="31.577cm" svg:y="17.212cm" svg:viewBox="0 0 30 375" draw:points="0,375 30,375 30,0 0,0">
          <text:p/>
        </draw:polygon>
        <draw:polygon draw:style-name="gr36" draw:text-style-name="P8" draw:layer="layout" svg:width="0.029cm" svg:height="0.374cm" svg:x="31.606cm" svg:y="17.212cm" svg:viewBox="0 0 30 375" draw:points="0,375 30,375 30,0 0,0">
          <text:p/>
        </draw:polygon>
        <draw:polygon draw:style-name="gr36" draw:text-style-name="P8" draw:layer="layout" svg:width="0.029cm" svg:height="0.374cm" svg:x="31.635cm" svg:y="17.212cm" svg:viewBox="0 0 30 375" draw:points="0,375 30,375 30,0 0,0">
          <text:p/>
        </draw:polygon>
        <draw:polygon draw:style-name="gr36" draw:text-style-name="P8" draw:layer="layout" svg:width="0.029cm" svg:height="0.374cm" svg:x="31.666cm" svg:y="17.212cm" svg:viewBox="0 0 30 375" draw:points="0,375 30,375 30,0 0,0">
          <text:p/>
        </draw:polygon>
        <draw:polygon draw:style-name="gr36" draw:text-style-name="P8" draw:layer="layout" svg:width="0.029cm" svg:height="0.374cm" svg:x="31.695cm" svg:y="17.212cm" svg:viewBox="0 0 30 375" draw:points="0,375 30,375 30,0 0,0">
          <text:p/>
        </draw:polygon>
        <draw:polygon draw:style-name="gr38" draw:text-style-name="P10" draw:layer="layout" svg:width="0.029cm" svg:height="0.374cm" svg:x="31.724cm" svg:y="17.212cm" svg:viewBox="0 0 30 375" draw:points="0,375 30,375 30,0 0,0">
          <text:p/>
        </draw:polygon>
        <draw:polygon draw:style-name="gr36" draw:text-style-name="P8" draw:layer="layout" svg:width="0.029cm" svg:height="0.374cm" svg:x="31.753cm" svg:y="17.212cm" svg:viewBox="0 0 30 375" draw:points="0,375 30,375 30,0 0,0">
          <text:p/>
        </draw:polygon>
        <draw:polygon draw:style-name="gr35" draw:text-style-name="P7" draw:layer="layout" svg:width="0.029cm" svg:height="0.374cm" svg:x="31.783cm" svg:y="17.212cm" svg:viewBox="0 0 30 375" draw:points="0,375 30,375 30,0 0,0">
          <text:p/>
        </draw:polygon>
        <draw:polygon draw:style-name="gr35" draw:text-style-name="P7" draw:layer="layout" svg:width="0.029cm" svg:height="0.374cm" svg:x="31.813cm" svg:y="17.212cm" svg:viewBox="0 0 30 375" draw:points="0,375 30,375 30,0 0,0">
          <text:p/>
        </draw:polygon>
        <draw:polygon draw:style-name="gr35" draw:text-style-name="P7" draw:layer="layout" svg:width="0.029cm" svg:height="0.374cm" svg:x="31.842cm" svg:y="17.212cm" svg:viewBox="0 0 30 375" draw:points="0,375 30,375 30,0 0,0">
          <text:p/>
        </draw:polygon>
        <draw:polygon draw:style-name="gr38" draw:text-style-name="P10" draw:layer="layout" svg:width="0.03cm" svg:height="0.374cm" svg:x="31.871cm" svg:y="17.212cm" svg:viewBox="0 0 31 375" draw:points="0,375 31,375 31,0 0,0">
          <text:p/>
        </draw:polygon>
        <draw:polygon draw:style-name="gr37" draw:text-style-name="P9" draw:layer="layout" svg:width="0.029cm" svg:height="0.374cm" svg:x="31.901cm" svg:y="17.212cm" svg:viewBox="0 0 30 375" draw:points="0,375 30,375 30,0 0,0">
          <text:p/>
        </draw:polygon>
        <draw:polygon draw:style-name="gr36" draw:text-style-name="P8" draw:layer="layout" svg:width="0.029cm" svg:height="0.374cm" svg:x="31.93cm" svg:y="17.212cm" svg:viewBox="0 0 30 375" draw:points="0,375 30,375 30,0 0,0">
          <text:p/>
        </draw:polygon>
        <draw:polygon draw:style-name="gr35" draw:text-style-name="P7" draw:layer="layout" svg:width="0.03cm" svg:height="0.374cm" svg:x="31.959cm" svg:y="17.212cm" svg:viewBox="0 0 31 375" draw:points="0,375 31,375 31,0 0,0">
          <text:p/>
        </draw:polygon>
        <draw:polygon draw:style-name="gr38" draw:text-style-name="P10" draw:layer="layout" svg:width="0.029cm" svg:height="0.374cm" svg:x="31.99cm" svg:y="17.212cm" svg:viewBox="0 0 30 375" draw:points="0,375 30,375 30,0 0,0">
          <text:p/>
        </draw:polygon>
        <draw:polygon draw:style-name="gr36" draw:text-style-name="P8" draw:layer="layout" svg:width="0.029cm" svg:height="0.374cm" svg:x="32.019cm" svg:y="17.212cm" svg:viewBox="0 0 30 375" draw:points="0,375 30,375 30,0 0,0">
          <text:p/>
        </draw:polygon>
        <draw:polygon draw:style-name="gr37" draw:text-style-name="P9" draw:layer="layout" svg:width="0.029cm" svg:height="0.374cm" svg:x="32.048cm" svg:y="17.212cm" svg:viewBox="0 0 30 375" draw:points="0,375 30,375 30,0 0,0">
          <text:p/>
        </draw:polygon>
        <draw:polygon draw:style-name="gr37" draw:text-style-name="P9" draw:layer="layout" svg:width="0.029cm" svg:height="0.374cm" svg:x="32.078cm" svg:y="17.212cm" svg:viewBox="0 0 30 375" draw:points="0,375 30,375 30,0 0,0">
          <text:p/>
        </draw:polygon>
        <draw:polygon draw:style-name="gr38" draw:text-style-name="P10" draw:layer="layout" svg:width="0.029cm" svg:height="0.374cm" svg:x="32.107cm" svg:y="17.212cm" svg:viewBox="0 0 30 375" draw:points="0,375 30,375 30,0 0,0">
          <text:p/>
        </draw:polygon>
        <draw:polygon draw:style-name="gr37" draw:text-style-name="P9" draw:layer="layout" svg:width="0.029cm" svg:height="0.374cm" svg:x="32.137cm" svg:y="17.212cm" svg:viewBox="0 0 30 375" draw:points="0,375 30,375 30,0 0,0">
          <text:p/>
        </draw:polygon>
        <draw:polygon draw:style-name="gr37" draw:text-style-name="P9" draw:layer="layout" svg:width="0.029cm" svg:height="0.374cm" svg:x="32.166cm" svg:y="17.212cm" svg:viewBox="0 0 30 375" draw:points="0,375 30,375 30,0 0,0">
          <text:p/>
        </draw:polygon>
        <draw:polygon draw:style-name="gr37" draw:text-style-name="P9" draw:layer="layout" svg:width="0.029cm" svg:height="0.374cm" svg:x="32.195cm" svg:y="17.212cm" svg:viewBox="0 0 30 375" draw:points="0,375 30,375 30,0 0,0">
          <text:p/>
        </draw:polygon>
        <draw:polygon draw:style-name="gr37" draw:text-style-name="P9" draw:layer="layout" svg:width="0.029cm" svg:height="0.374cm" svg:x="32.225cm" svg:y="17.212cm" svg:viewBox="0 0 30 375" draw:points="0,375 30,375 30,0 0,0">
          <text:p/>
        </draw:polygon>
        <draw:polygon draw:style-name="gr36" draw:text-style-name="P8" draw:layer="layout" svg:width="0.029cm" svg:height="0.374cm" svg:x="32.254cm" svg:y="17.212cm" svg:viewBox="0 0 30 375" draw:points="0,375 30,375 30,0 0,0">
          <text:p/>
        </draw:polygon>
        <draw:polygon draw:style-name="gr38" draw:text-style-name="P10" draw:layer="layout" svg:width="0.029cm" svg:height="0.374cm" svg:x="32.283cm" svg:y="17.212cm" svg:viewBox="0 0 30 375" draw:points="0,375 30,375 30,0 0,0">
          <text:p/>
        </draw:polygon>
        <draw:polygon draw:style-name="gr38" draw:text-style-name="P10" draw:layer="layout" svg:width="0.03cm" svg:height="0.374cm" svg:x="32.313cm" svg:y="17.212cm" svg:viewBox="0 0 31 375" draw:points="0,375 31,375 31,0 0,0">
          <text:p/>
        </draw:polygon>
        <draw:polygon draw:style-name="gr36" draw:text-style-name="P8" draw:layer="layout" svg:width="0.029cm" svg:height="0.374cm" svg:x="32.343cm" svg:y="17.212cm" svg:viewBox="0 0 30 375" draw:points="0,375 30,375 30,0 0,0">
          <text:p/>
        </draw:polygon>
        <draw:polygon draw:style-name="gr36" draw:text-style-name="P8" draw:layer="layout" svg:width="0.029cm" svg:height="0.374cm" svg:x="32.372cm" svg:y="17.212cm" svg:viewBox="0 0 30 375" draw:points="0,375 30,375 30,0 0,0">
          <text:p/>
        </draw:polygon>
        <draw:polygon draw:style-name="gr37" draw:text-style-name="P9" draw:layer="layout" svg:width="0.029cm" svg:height="0.374cm" svg:x="32.402cm" svg:y="17.212cm" svg:viewBox="0 0 30 375" draw:points="0,375 30,375 30,0 0,0">
          <text:p/>
        </draw:polygon>
        <draw:polygon draw:style-name="gr35" draw:text-style-name="P7" draw:layer="layout" svg:width="0.029cm" svg:height="0.374cm" svg:x="32.431cm" svg:y="17.212cm" svg:viewBox="0 0 30 375" draw:points="0,375 30,375 30,0 0,0">
          <text:p/>
        </draw:polygon>
        <draw:polygon draw:style-name="gr37" draw:text-style-name="P9" draw:layer="layout" svg:width="0.029cm" svg:height="0.374cm" svg:x="32.46cm" svg:y="17.212cm" svg:viewBox="0 0 30 375" draw:points="0,375 30,375 30,0 0,0">
          <text:p/>
        </draw:polygon>
        <draw:polygon draw:style-name="gr36" draw:text-style-name="P8" draw:layer="layout" svg:width="0.029cm" svg:height="0.374cm" svg:x="32.49cm" svg:y="17.212cm" svg:viewBox="0 0 30 375" draw:points="0,375 30,375 30,0 0,0">
          <text:p/>
        </draw:polygon>
        <draw:polygon draw:style-name="gr37" draw:text-style-name="P9" draw:layer="layout" svg:width="0.029cm" svg:height="0.374cm" svg:x="32.52cm" svg:y="17.212cm" svg:viewBox="0 0 30 375" draw:points="0,375 30,375 30,0 0,0">
          <text:p/>
        </draw:polygon>
        <draw:polygon draw:style-name="gr38" draw:text-style-name="P10" draw:layer="layout" svg:width="0.029cm" svg:height="0.374cm" svg:x="32.549cm" svg:y="17.212cm" svg:viewBox="0 0 30 375" draw:points="0,375 30,375 30,0 0,0">
          <text:p/>
        </draw:polygon>
        <draw:polygon draw:style-name="gr38" draw:text-style-name="P10" draw:layer="layout" svg:width="0.029cm" svg:height="0.374cm" svg:x="32.578cm" svg:y="17.212cm" svg:viewBox="0 0 30 375" draw:points="0,375 30,375 30,0 0,0">
          <text:p/>
        </draw:polygon>
        <draw:polygon draw:style-name="gr36" draw:text-style-name="P8" draw:layer="layout" svg:width="0.029cm" svg:height="0.374cm" svg:x="32.607cm" svg:y="17.212cm" svg:viewBox="0 0 30 375" draw:points="0,375 30,375 30,0 0,0">
          <text:p/>
        </draw:polygon>
        <draw:polygon draw:style-name="gr36" draw:text-style-name="P8" draw:layer="layout" svg:width="0.029cm" svg:height="0.374cm" svg:x="32.638cm" svg:y="17.212cm" svg:viewBox="0 0 30 375" draw:points="0,375 30,375 30,0 0,0">
          <text:p/>
        </draw:polygon>
        <draw:polygon draw:style-name="gr35" draw:text-style-name="P7" draw:layer="layout" svg:width="0.029cm" svg:height="0.374cm" svg:x="32.667cm" svg:y="17.212cm" svg:viewBox="0 0 30 375" draw:points="0,375 30,375 30,0 0,0">
          <text:p/>
        </draw:polygon>
        <draw:polygon draw:style-name="gr36" draw:text-style-name="P8" draw:layer="layout" svg:width="0.029cm" svg:height="0.374cm" svg:x="32.696cm" svg:y="17.212cm" svg:viewBox="0 0 30 375" draw:points="0,375 30,375 30,0 0,0">
          <text:p/>
        </draw:polygon>
        <draw:polygon draw:style-name="gr37" draw:text-style-name="P9" draw:layer="layout" svg:width="0.03cm" svg:height="0.374cm" svg:x="32.725cm" svg:y="17.212cm" svg:viewBox="0 0 31 375" draw:points="0,375 31,375 31,0 0,0">
          <text:p/>
        </draw:polygon>
        <draw:polygon draw:style-name="gr37" draw:text-style-name="P9" draw:layer="layout" svg:width="0.029cm" svg:height="0.374cm" svg:x="32.755cm" svg:y="17.212cm" svg:viewBox="0 0 30 375" draw:points="0,375 30,375 30,0 0,0">
          <text:p/>
        </draw:polygon>
        <draw:polygon draw:style-name="gr37" draw:text-style-name="P9" draw:layer="layout" svg:width="0.029cm" svg:height="0.374cm" svg:x="32.784cm" svg:y="17.212cm" svg:viewBox="0 0 30 375" draw:points="0,375 30,375 30,0 0,0">
          <text:p/>
        </draw:polygon>
        <draw:polygon draw:style-name="gr36" draw:text-style-name="P8" draw:layer="layout" svg:width="0.029cm" svg:height="0.374cm" svg:x="32.814cm" svg:y="17.212cm" svg:viewBox="0 0 30 375" draw:points="0,375 30,375 30,0 0,0">
          <text:p/>
        </draw:polygon>
        <draw:polygon draw:style-name="gr37" draw:text-style-name="P9" draw:layer="layout" svg:width="0.029cm" svg:height="0.374cm" svg:x="32.844cm" svg:y="17.212cm" svg:viewBox="0 0 30 375" draw:points="0,375 30,375 30,0 0,0">
          <text:p/>
        </draw:polygon>
        <draw:polygon draw:style-name="gr38" draw:text-style-name="P10" draw:layer="layout" svg:width="0.029cm" svg:height="0.374cm" svg:x="32.873cm" svg:y="17.212cm" svg:viewBox="0 0 30 375" draw:points="0,375 30,375 30,0 0,0">
          <text:p/>
        </draw:polygon>
        <draw:polygon draw:style-name="gr38" draw:text-style-name="P10" draw:layer="layout" svg:width="0.029cm" svg:height="0.374cm" svg:x="32.902cm" svg:y="17.212cm" svg:viewBox="0 0 30 375" draw:points="0,375 30,375 30,0 0,0">
          <text:p/>
        </draw:polygon>
        <draw:polygon draw:style-name="gr37" draw:text-style-name="P9" draw:layer="layout" svg:width="0.029cm" svg:height="0.374cm" svg:x="32.931cm" svg:y="17.212cm" svg:viewBox="0 0 30 375" draw:points="0,375 30,375 30,0 0,0">
          <text:p/>
        </draw:polygon>
        <draw:polygon draw:style-name="gr38" draw:text-style-name="P10" draw:layer="layout" svg:width="0.029cm" svg:height="0.374cm" svg:x="32.962cm" svg:y="17.212cm" svg:viewBox="0 0 30 375" draw:points="0,375 30,375 30,0 0,0">
          <text:p/>
        </draw:polygon>
        <draw:polygon draw:style-name="gr35" draw:text-style-name="P7" draw:layer="layout" svg:width="0.029cm" svg:height="0.374cm" svg:x="32.991cm" svg:y="17.212cm" svg:viewBox="0 0 30 375" draw:points="0,375 30,375 30,0 0,0">
          <text:p/>
        </draw:polygon>
        <draw:polygon draw:style-name="gr38" draw:text-style-name="P10" draw:layer="layout" svg:width="0.029cm" svg:height="0.374cm" svg:x="33.02cm" svg:y="17.212cm" svg:viewBox="0 0 30 375" draw:points="0,375 30,375 30,0 0,0">
          <text:p/>
        </draw:polygon>
        <draw:polygon draw:style-name="gr38" draw:text-style-name="P10" draw:layer="layout" svg:width="0.029cm" svg:height="0.374cm" svg:x="33.049cm" svg:y="17.212cm" svg:viewBox="0 0 30 375" draw:points="0,375 30,375 30,0 0,0">
          <text:p/>
        </draw:polygon>
        <draw:polygon draw:style-name="gr37" draw:text-style-name="P9" draw:layer="layout" svg:width="0.029cm" svg:height="0.374cm" svg:x="33.079cm" svg:y="17.212cm" svg:viewBox="0 0 30 375" draw:points="0,375 30,375 30,0 0,0">
          <text:p/>
        </draw:polygon>
        <draw:polygon draw:style-name="gr38" draw:text-style-name="P10" draw:layer="layout" svg:width="0.029cm" svg:height="0.374cm" svg:x="33.108cm" svg:y="17.212cm" svg:viewBox="0 0 30 375" draw:points="0,375 30,375 30,0 0,0">
          <text:p/>
        </draw:polygon>
        <draw:polygon draw:style-name="gr36" draw:text-style-name="P8" draw:layer="layout" svg:width="0.029cm" svg:height="0.374cm" svg:x="33.138cm" svg:y="17.212cm" svg:viewBox="0 0 30 375" draw:points="0,375 30,375 30,0 0,0">
          <text:p/>
        </draw:polygon>
        <draw:polygon draw:style-name="gr36" draw:text-style-name="P8" draw:layer="layout" svg:width="0.03cm" svg:height="0.374cm" svg:x="33.167cm" svg:y="17.212cm" svg:viewBox="0 0 31 375" draw:points="0,375 31,375 31,0 0,0">
          <text:p/>
        </draw:polygon>
        <draw:polygon draw:style-name="gr38" draw:text-style-name="P10" draw:layer="layout" svg:width="0.029cm" svg:height="0.374cm" svg:x="33.197cm" svg:y="17.212cm" svg:viewBox="0 0 30 375" draw:points="0,375 30,375 30,0 0,0">
          <text:p/>
        </draw:polygon>
        <draw:polygon draw:style-name="gr36" draw:text-style-name="P8" draw:layer="layout" svg:width="0.029cm" svg:height="0.374cm" svg:x="33.226cm" svg:y="17.212cm" svg:viewBox="0 0 30 375" draw:points="0,375 30,375 30,0 0,0">
          <text:p/>
        </draw:polygon>
        <draw:polygon draw:style-name="gr37" draw:text-style-name="P9" draw:layer="layout" svg:width="0.029cm" svg:height="0.374cm" svg:x="33.255cm" svg:y="17.212cm" svg:viewBox="0 0 30 375" draw:points="0,375 30,375 30,0 0,0">
          <text:p/>
        </draw:polygon>
        <draw:polygon draw:style-name="gr38" draw:text-style-name="P10" draw:layer="layout" svg:width="0.029cm" svg:height="0.374cm" svg:x="33.286cm" svg:y="17.212cm" svg:viewBox="0 0 30 375" draw:points="0,375 30,375 30,0 0,0">
          <text:p/>
        </draw:polygon>
        <draw:polygon draw:style-name="gr36" draw:text-style-name="P8" draw:layer="layout" svg:width="0.029cm" svg:height="0.374cm" svg:x="33.315cm" svg:y="17.212cm" svg:viewBox="0 0 30 375" draw:points="0,375 30,375 30,0 0,0">
          <text:p/>
        </draw:polygon>
        <draw:polygon draw:style-name="gr36" draw:text-style-name="P8" draw:layer="layout" svg:width="0.029cm" svg:height="0.374cm" svg:x="33.344cm" svg:y="17.212cm" svg:viewBox="0 0 30 375" draw:points="0,375 30,375 30,0 0,0">
          <text:p/>
        </draw:polygon>
        <draw:polygon draw:style-name="gr37" draw:text-style-name="P9" draw:layer="layout" svg:width="0.029cm" svg:height="0.374cm" svg:x="33.373cm" svg:y="17.212cm" svg:viewBox="0 0 30 375" draw:points="0,375 30,375 30,0 0,0">
          <text:p/>
        </draw:polygon>
        <draw:polygon draw:style-name="gr35" draw:text-style-name="P7" draw:layer="layout" svg:width="0.029cm" svg:height="0.374cm" svg:x="33.403cm" svg:y="17.212cm" svg:viewBox="0 0 30 375" draw:points="0,375 30,375 30,0 0,0">
          <text:p/>
        </draw:polygon>
        <draw:polygon draw:style-name="gr36" draw:text-style-name="P8" draw:layer="layout" svg:width="0.029cm" svg:height="0.374cm" svg:x="33.432cm" svg:y="17.212cm" svg:viewBox="0 0 30 375" draw:points="0,375 30,375 30,0 0,0">
          <text:p/>
        </draw:polygon>
        <draw:polygon draw:style-name="gr35" draw:text-style-name="P7" draw:layer="layout" svg:width="0.029cm" svg:height="0.374cm" svg:x="33.462cm" svg:y="17.212cm" svg:viewBox="0 0 30 375" draw:points="0,375 30,375 30,0 0,0">
          <text:p/>
        </draw:polygon>
        <draw:polygon draw:style-name="gr36" draw:text-style-name="P8" draw:layer="layout" svg:width="0.03cm" svg:height="0.374cm" svg:x="33.491cm" svg:y="17.212cm" svg:viewBox="0 0 31 375" draw:points="0,375 31,375 31,0 0,0">
          <text:p/>
        </draw:polygon>
        <draw:polygon draw:style-name="gr38" draw:text-style-name="P10" draw:layer="layout" svg:width="0.029cm" svg:height="0.374cm" svg:x="33.521cm" svg:y="17.212cm" svg:viewBox="0 0 30 375" draw:points="0,375 30,375 30,0 0,0">
          <text:p/>
        </draw:polygon>
        <draw:polygon draw:style-name="gr37" draw:text-style-name="P9" draw:layer="layout" svg:width="0.029cm" svg:height="0.374cm" svg:x="33.55cm" svg:y="17.212cm" svg:viewBox="0 0 30 375" draw:points="0,375 30,375 30,0 0,0">
          <text:p/>
        </draw:polygon>
        <draw:polygon draw:style-name="gr37" draw:text-style-name="P9" draw:layer="layout" svg:width="0.03cm" svg:height="0.374cm" svg:x="33.579cm" svg:y="17.212cm" svg:viewBox="0 0 31 375" draw:points="0,375 31,375 31,0 0,0">
          <text:p/>
        </draw:polygon>
        <draw:polygon draw:style-name="gr37" draw:text-style-name="P9" draw:layer="layout" svg:width="0.029cm" svg:height="0.374cm" svg:x="33.61cm" svg:y="17.212cm" svg:viewBox="0 0 30 375" draw:points="0,375 30,375 30,0 0,0">
          <text:p/>
        </draw:polygon>
        <draw:polygon draw:style-name="gr36" draw:text-style-name="P8" draw:layer="layout" svg:width="0.029cm" svg:height="0.374cm" svg:x="33.639cm" svg:y="17.212cm" svg:viewBox="0 0 30 375" draw:points="0,375 30,375 30,0 0,0">
          <text:p/>
        </draw:polygon>
        <draw:polygon draw:style-name="gr36" draw:text-style-name="P8" draw:layer="layout" svg:width="0.029cm" svg:height="0.374cm" svg:x="33.668cm" svg:y="17.212cm" svg:viewBox="0 0 30 375" draw:points="0,375 30,375 30,0 0,0">
          <text:p/>
        </draw:polygon>
        <draw:polygon draw:style-name="gr38" draw:text-style-name="P10" draw:layer="layout" svg:width="0.029cm" svg:height="0.374cm" svg:x="33.698cm" svg:y="17.212cm" svg:viewBox="0 0 30 375" draw:points="0,375 30,375 30,0 0,0">
          <text:p/>
        </draw:polygon>
        <draw:polygon draw:style-name="gr36" draw:text-style-name="P8" draw:layer="layout" svg:width="0.029cm" svg:height="0.374cm" svg:x="33.727cm" svg:y="17.212cm" svg:viewBox="0 0 30 375" draw:points="0,375 30,375 30,0 0,0">
          <text:p/>
        </draw:polygon>
        <draw:polygon draw:style-name="gr37" draw:text-style-name="P9" draw:layer="layout" svg:width="0.029cm" svg:height="0.374cm" svg:x="33.756cm" svg:y="17.212cm" svg:viewBox="0 0 30 375" draw:points="0,375 30,375 30,0 0,0">
          <text:p/>
        </draw:polygon>
        <draw:polygon draw:style-name="gr38" draw:text-style-name="P10" draw:layer="layout" svg:width="0.029cm" svg:height="0.374cm" svg:x="33.786cm" svg:y="17.212cm" svg:viewBox="0 0 30 375" draw:points="0,375 30,375 30,0 0,0">
          <text:p/>
        </draw:polygon>
        <draw:polygon draw:style-name="gr36" draw:text-style-name="P8" draw:layer="layout" svg:width="0.029cm" svg:height="0.374cm" svg:x="33.815cm" svg:y="17.212cm" svg:viewBox="0 0 30 375" draw:points="0,375 30,375 30,0 0,0">
          <text:p/>
        </draw:polygon>
        <draw:polygon draw:style-name="gr35" draw:text-style-name="P7" draw:layer="layout" svg:width="0.029cm" svg:height="0.374cm" svg:x="33.845cm" svg:y="17.212cm" svg:viewBox="0 0 30 375" draw:points="0,375 30,375 30,0 0,0">
          <text:p/>
        </draw:polygon>
        <draw:polygon draw:style-name="gr36" draw:text-style-name="P8" draw:layer="layout" svg:width="0.029cm" svg:height="0.374cm" svg:x="33.874cm" svg:y="17.212cm" svg:viewBox="0 0 30 375" draw:points="0,375 30,375 30,0 0,0">
          <text:p/>
        </draw:polygon>
        <draw:polygon draw:style-name="gr36" draw:text-style-name="P8" draw:layer="layout" svg:width="0.029cm" svg:height="0.374cm" svg:x="33.903cm" svg:y="17.212cm" svg:viewBox="0 0 30 375" draw:points="0,375 30,375 30,0 0,0">
          <text:p/>
        </draw:polygon>
        <draw:polygon draw:style-name="gr36" draw:text-style-name="P8" draw:layer="layout" svg:width="0.03cm" svg:height="0.374cm" svg:x="33.932cm" svg:y="17.212cm" svg:viewBox="0 0 31 375" draw:points="0,375 31,375 31,0 0,0">
          <text:p/>
        </draw:polygon>
        <draw:polygon draw:style-name="gr37" draw:text-style-name="P9" draw:layer="layout" svg:width="0.029cm" svg:height="0.374cm" svg:x="33.963cm" svg:y="17.212cm" svg:viewBox="0 0 30 375" draw:points="0,375 30,375 30,0 0,0">
          <text:p/>
        </draw:polygon>
        <draw:polygon draw:style-name="gr36" draw:text-style-name="P8" draw:layer="layout" svg:width="0.029cm" svg:height="0.374cm" svg:x="33.992cm" svg:y="17.212cm" svg:viewBox="0 0 30 375" draw:points="0,375 30,375 30,0 0,0">
          <text:p/>
        </draw:polygon>
        <draw:polygon draw:style-name="gr36" draw:text-style-name="P8" draw:layer="layout" svg:width="0.032cm" svg:height="0.374cm" svg:x="34.021cm" svg:y="17.212cm" svg:viewBox="0 0 33 375" draw:points="0,375 33,375 33,0 0,0">
          <text:p/>
        </draw:polygon>
        <draw:polygon draw:style-name="gr38" draw:text-style-name="P10" draw:layer="layout" svg:width="0.029cm" svg:height="0.374cm" svg:x="34.051cm" svg:y="17.212cm" svg:viewBox="0 0 30 375" draw:points="0,375 30,375 30,0 0,0">
          <text:p/>
        </draw:polygon>
        <draw:polygon draw:style-name="gr36" draw:text-style-name="P8" draw:layer="layout" svg:width="0.029cm" svg:height="0.374cm" svg:x="34.08cm" svg:y="17.212cm" svg:viewBox="0 0 30 375" draw:points="0,375 30,375 30,0 0,0">
          <text:p/>
        </draw:polygon>
        <draw:polygon draw:style-name="gr37" draw:text-style-name="P9" draw:layer="layout" svg:width="0.029cm" svg:height="0.374cm" svg:x="34.11cm" svg:y="17.212cm" svg:viewBox="0 0 30 375" draw:points="0,375 30,375 30,0 0,0">
          <text:p/>
        </draw:polygon>
        <draw:polygon draw:style-name="gr35" draw:text-style-name="P7" draw:layer="layout" svg:width="0.029cm" svg:height="0.374cm" svg:x="34.14cm" svg:y="17.212cm" svg:viewBox="0 0 30 375" draw:points="0,375 30,375 30,0 0,0">
          <text:p/>
        </draw:polygon>
        <draw:polygon draw:style-name="gr36" draw:text-style-name="P8" draw:layer="layout" svg:width="0.029cm" svg:height="0.374cm" svg:x="34.169cm" svg:y="17.212cm" svg:viewBox="0 0 30 375" draw:points="0,375 30,375 30,0 0,0">
          <text:p/>
        </draw:polygon>
        <draw:polygon draw:style-name="gr36" draw:text-style-name="P8" draw:layer="layout" svg:width="0.029cm" svg:height="0.374cm" svg:x="34.198cm" svg:y="17.212cm" svg:viewBox="0 0 30 375" draw:points="0,375 30,375 30,0 0,0">
          <text:p/>
        </draw:polygon>
        <draw:polygon draw:style-name="gr38" draw:text-style-name="P10" draw:layer="layout" svg:width="0.029cm" svg:height="0.374cm" svg:x="34.256cm" svg:y="17.212cm" svg:viewBox="0 0 30 375" draw:points="0,375 30,375 30,0 0,0">
          <text:p/>
        </draw:polygon>
        <draw:polygon draw:style-name="gr37" draw:text-style-name="P9" draw:layer="layout" svg:width="0.029cm" svg:height="0.374cm" svg:x="34.287cm" svg:y="17.212cm" svg:viewBox="0 0 30 375" draw:points="0,375 30,375 30,0 0,0">
          <text:p/>
        </draw:polygon>
        <draw:polygon draw:style-name="gr36" draw:text-style-name="P8" draw:layer="layout" svg:width="0.029cm" svg:height="0.374cm" svg:x="34.316cm" svg:y="17.212cm" svg:viewBox="0 0 30 375" draw:points="0,375 30,375 30,0 0,0">
          <text:p/>
        </draw:polygon>
        <draw:polygon draw:style-name="gr36" draw:text-style-name="P8" draw:layer="layout" svg:width="0.03cm" svg:height="0.374cm" svg:x="34.345cm" svg:y="17.212cm" svg:viewBox="0 0 31 375" draw:points="0,375 31,375 31,0 0,0">
          <text:p/>
        </draw:polygon>
        <draw:polygon draw:style-name="gr37" draw:text-style-name="P9" draw:layer="layout" svg:width="0.029cm" svg:height="0.374cm" svg:x="34.375cm" svg:y="17.212cm" svg:viewBox="0 0 30 375" draw:points="0,375 30,375 30,0 0,0">
          <text:p/>
        </draw:polygon>
        <draw:polygon draw:style-name="gr38" draw:text-style-name="P10" draw:layer="layout" svg:width="0.029cm" svg:height="0.374cm" svg:x="34.404cm" svg:y="17.212cm" svg:viewBox="0 0 30 375" draw:points="0,375 30,375 30,0 0,0">
          <text:p/>
        </draw:polygon>
        <draw:polygon draw:style-name="gr37" draw:text-style-name="P9" draw:layer="layout" svg:width="0.029cm" svg:height="0.374cm" svg:x="34.433cm" svg:y="17.212cm" svg:viewBox="0 0 30 375" draw:points="0,375 30,375 30,0 0,0">
          <text:p/>
        </draw:polygon>
        <draw:polygon draw:style-name="gr35" draw:text-style-name="P7" draw:layer="layout" svg:width="0.029cm" svg:height="0.374cm" svg:x="34.464cm" svg:y="17.212cm" svg:viewBox="0 0 30 375" draw:points="0,375 30,375 30,0 0,0">
          <text:p/>
        </draw:polygon>
        <draw:polygon draw:style-name="gr37" draw:text-style-name="P9" draw:layer="layout" svg:width="0.029cm" svg:height="0.374cm" svg:x="34.493cm" svg:y="17.212cm" svg:viewBox="0 0 30 375" draw:points="0,375 30,375 30,0 0,0">
          <text:p/>
        </draw:polygon>
        <draw:polygon draw:style-name="gr35" draw:text-style-name="P7" draw:layer="layout" svg:width="0.029cm" svg:height="0.374cm" svg:x="34.522cm" svg:y="17.212cm" svg:viewBox="0 0 30 375" draw:points="0,375 30,375 30,0 0,0">
          <text:p/>
        </draw:polygon>
        <draw:polygon draw:style-name="gr37" draw:text-style-name="P9" draw:layer="layout" svg:width="0.029cm" svg:height="0.374cm" svg:x="34.551cm" svg:y="17.212cm" svg:viewBox="0 0 30 375" draw:points="0,375 30,375 30,0 0,0">
          <text:p/>
        </draw:polygon>
        <draw:polygon draw:style-name="gr36" draw:text-style-name="P8" draw:layer="layout" svg:width="0.029cm" svg:height="0.374cm" svg:x="34.581cm" svg:y="17.212cm" svg:viewBox="0 0 30 375" draw:points="0,375 30,375 30,0 0,0">
          <text:p/>
        </draw:polygon>
        <draw:polygon draw:style-name="gr37" draw:text-style-name="P9" draw:layer="layout" svg:width="0.029cm" svg:height="0.374cm" svg:x="34.611cm" svg:y="17.212cm" svg:viewBox="0 0 30 375" draw:points="0,375 30,375 30,0 0,0">
          <text:p/>
        </draw:polygon>
        <draw:polygon draw:style-name="gr37" draw:text-style-name="P9" draw:layer="layout" svg:width="0.029cm" svg:height="0.374cm" svg:x="34.64cm" svg:y="17.212cm" svg:viewBox="0 0 30 375" draw:points="0,375 30,375 30,0 0,0">
          <text:p/>
        </draw:polygon>
        <draw:polygon draw:style-name="gr36" draw:text-style-name="P8" draw:layer="layout" svg:width="0.029cm" svg:height="0.374cm" svg:x="34.669cm" svg:y="17.212cm" svg:viewBox="0 0 30 375" draw:points="0,375 30,375 30,0 0,0">
          <text:p/>
        </draw:polygon>
        <draw:polygon draw:style-name="gr37" draw:text-style-name="P9" draw:layer="layout" svg:width="0.029cm" svg:height="0.374cm" svg:x="34.699cm" svg:y="17.212cm" svg:viewBox="0 0 30 375" draw:points="0,375 30,375 30,0 0,0">
          <text:p/>
        </draw:polygon>
        <draw:polygon draw:style-name="gr37" draw:text-style-name="P9" draw:layer="layout" svg:width="0.029cm" svg:height="0.374cm" svg:x="34.728cm" svg:y="17.212cm" svg:viewBox="0 0 30 375" draw:points="0,375 30,375 30,0 0,0">
          <text:p/>
        </draw:polygon>
        <draw:polygon draw:style-name="gr38" draw:text-style-name="P10" draw:layer="layout" svg:width="0.029cm" svg:height="0.374cm" svg:x="34.757cm" svg:y="17.212cm" svg:viewBox="0 0 30 375" draw:points="0,375 30,375 30,0 0,0">
          <text:p/>
        </draw:polygon>
        <draw:polygon draw:style-name="gr36" draw:text-style-name="P8" draw:layer="layout" svg:width="0.03cm" svg:height="0.374cm" svg:x="34.787cm" svg:y="17.212cm" svg:viewBox="0 0 31 375" draw:points="0,375 31,375 31,0 0,0">
          <text:p/>
        </draw:polygon>
        <draw:polygon draw:style-name="gr35" draw:text-style-name="P7" draw:layer="layout" svg:width="0.029cm" svg:height="0.374cm" svg:x="34.817cm" svg:y="17.212cm" svg:viewBox="0 0 30 375" draw:points="0,375 30,375 30,0 0,0">
          <text:p/>
        </draw:polygon>
        <draw:polygon draw:style-name="gr35" draw:text-style-name="P7" draw:layer="layout" svg:width="0.029cm" svg:height="0.374cm" svg:x="34.846cm" svg:y="17.212cm" svg:viewBox="0 0 30 375" draw:points="0,375 30,375 30,0 0,0">
          <text:p/>
        </draw:polygon>
        <draw:polygon draw:style-name="gr35" draw:text-style-name="P7" draw:layer="layout" svg:width="0.029cm" svg:height="0.374cm" svg:x="34.875cm" svg:y="17.212cm" svg:viewBox="0 0 30 375" draw:points="0,375 30,375 30,0 0,0">
          <text:p/>
        </draw:polygon>
        <draw:polygon draw:style-name="gr37" draw:text-style-name="P9" draw:layer="layout" svg:width="0.029cm" svg:height="0.374cm" svg:x="34.964cm" svg:y="17.212cm" svg:viewBox="0 0 30 375" draw:points="0,375 30,375 30,0 0,0">
          <text:p/>
        </draw:polygon>
        <draw:polygon draw:style-name="gr36" draw:text-style-name="P8" draw:layer="layout" svg:width="0.029cm" svg:height="0.374cm" svg:x="34.993cm" svg:y="17.212cm" svg:viewBox="0 0 30 375" draw:points="0,375 30,375 30,0 0,0">
          <text:p/>
        </draw:polygon>
        <draw:polygon draw:style-name="gr35" draw:text-style-name="P7" draw:layer="layout" svg:width="0.029cm" svg:height="0.374cm" svg:x="35.023cm" svg:y="17.212cm" svg:viewBox="0 0 30 375" draw:points="0,375 30,375 30,0 0,0">
          <text:p/>
        </draw:polygon>
        <draw:polygon draw:style-name="gr36" draw:text-style-name="P8" draw:layer="layout" svg:width="0.029cm" svg:height="0.374cm" svg:x="35.052cm" svg:y="17.212cm" svg:viewBox="0 0 30 375" draw:points="0,375 30,375 30,0 0,0">
          <text:p/>
        </draw:polygon>
        <draw:polygon draw:style-name="gr38" draw:text-style-name="P10" draw:layer="layout" svg:width="0.029cm" svg:height="0.374cm" svg:x="35.081cm" svg:y="17.212cm" svg:viewBox="0 0 30 375" draw:points="0,375 30,375 30,0 0,0">
          <text:p/>
        </draw:polygon>
        <draw:polygon draw:style-name="gr38" draw:text-style-name="P10" draw:layer="layout" svg:width="0.029cm" svg:height="0.374cm" svg:x="35.111cm" svg:y="17.212cm" svg:viewBox="0 0 30 375" draw:points="0,375 30,375 30,0 0,0">
          <text:p/>
        </draw:polygon>
        <draw:polygon draw:style-name="gr38" draw:text-style-name="P10" draw:layer="layout" svg:width="0.029cm" svg:height="0.374cm" svg:x="35.141cm" svg:y="17.212cm" svg:viewBox="0 0 30 375" draw:points="0,375 30,375 30,0 0,0">
          <text:p/>
        </draw:polygon>
        <draw:polygon draw:style-name="gr37" draw:text-style-name="P9" draw:layer="layout" svg:width="0.029cm" svg:height="0.374cm" svg:x="35.17cm" svg:y="17.212cm" svg:viewBox="0 0 30 375" draw:points="0,375 30,375 30,0 0,0">
          <text:p/>
        </draw:polygon>
        <draw:polygon draw:style-name="gr35" draw:text-style-name="P7" draw:layer="layout" svg:width="0.03cm" svg:height="0.374cm" svg:x="34.741cm" svg:y="17.212cm" svg:viewBox="0 0 31 375" draw:points="0,375 31,375 31,0 0,0">
          <text:p/>
        </draw:polygon>
        <draw:polygon draw:style-name="gr35" draw:text-style-name="P7" draw:layer="layout" svg:width="0.028cm" svg:height="0.374cm" svg:x="34.771cm" svg:y="17.212cm" svg:viewBox="0 0 29 375" draw:points="0,375 29,375 29,0 0,0">
          <text:p/>
        </draw:polygon>
        <draw:polygon draw:style-name="gr36" draw:text-style-name="P8" draw:layer="layout" svg:width="0.026cm" svg:height="0.374cm" svg:x="18.978cm" svg:y="16.463cm" svg:viewBox="0 0 27 375" draw:points="0,375 27,375 27,0 0,0">
          <text:p/>
        </draw:polygon>
        <draw:polygon draw:style-name="gr37" draw:text-style-name="P9" draw:layer="layout" svg:width="0.026cm" svg:height="0.374cm" svg:x="19.004cm" svg:y="16.463cm" svg:viewBox="0 0 27 375" draw:points="0,375 27,375 27,0 0,0">
          <text:p/>
        </draw:polygon>
        <draw:polygon draw:style-name="gr38" draw:text-style-name="P10" draw:layer="layout" svg:width="0.029cm" svg:height="0.374cm" svg:x="19.031cm" svg:y="16.463cm" svg:viewBox="0 0 30 375" draw:points="0,375 30,375 30,0 0,0">
          <text:p/>
        </draw:polygon>
        <draw:polygon draw:style-name="gr37" draw:text-style-name="P9" draw:layer="layout" svg:width="0.029cm" svg:height="0.374cm" svg:x="19.06cm" svg:y="16.463cm" svg:viewBox="0 0 30 375" draw:points="0,375 30,375 30,0 0,0">
          <text:p/>
        </draw:polygon>
        <draw:polygon draw:style-name="gr38" draw:text-style-name="P10" draw:layer="layout" svg:width="0.029cm" svg:height="0.374cm" svg:x="19.09cm" svg:y="16.463cm" svg:viewBox="0 0 30 375" draw:points="0,375 30,375 30,0 0,0">
          <text:p/>
        </draw:polygon>
        <draw:polygon draw:style-name="gr38" draw:text-style-name="P10" draw:layer="layout" svg:width="0.029cm" svg:height="0.374cm" svg:x="19.119cm" svg:y="16.463cm" svg:viewBox="0 0 30 375" draw:points="0,375 30,375 30,0 0,0">
          <text:p/>
        </draw:polygon>
        <draw:polygon draw:style-name="gr36" draw:text-style-name="P8" draw:layer="layout" svg:width="0.029cm" svg:height="0.374cm" svg:x="19.148cm" svg:y="16.463cm" svg:viewBox="0 0 30 375" draw:points="0,375 30,375 30,0 0,0">
          <text:p/>
        </draw:polygon>
        <draw:polygon draw:style-name="gr38" draw:text-style-name="P10" draw:layer="layout" svg:width="0.029cm" svg:height="0.374cm" svg:x="19.177cm" svg:y="16.463cm" svg:viewBox="0 0 30 375" draw:points="0,375 30,375 30,0 0,0">
          <text:p/>
        </draw:polygon>
        <draw:polygon draw:style-name="gr38" draw:text-style-name="P10" draw:layer="layout" svg:width="0.03cm" svg:height="0.374cm" svg:x="19.207cm" svg:y="16.463cm" svg:viewBox="0 0 31 375" draw:points="0,375 31,375 31,0 0,0">
          <text:p/>
        </draw:polygon>
        <draw:polygon draw:style-name="gr36" draw:text-style-name="P8" draw:layer="layout" svg:width="0.029cm" svg:height="0.374cm" svg:x="19.237cm" svg:y="16.463cm" svg:viewBox="0 0 30 375" draw:points="0,375 30,375 30,0 0,0">
          <text:p/>
        </draw:polygon>
        <draw:polygon draw:style-name="gr37" draw:text-style-name="P9" draw:layer="layout" svg:width="0.029cm" svg:height="0.374cm" svg:x="19.266cm" svg:y="16.463cm" svg:viewBox="0 0 30 375" draw:points="0,375 30,375 30,0 0,0">
          <text:p/>
        </draw:polygon>
        <draw:polygon draw:style-name="gr37" draw:text-style-name="P9" draw:layer="layout" svg:width="0.03cm" svg:height="0.374cm" svg:x="19.295cm" svg:y="16.463cm" svg:viewBox="0 0 31 375" draw:points="0,375 31,375 31,0 0,0">
          <text:p/>
        </draw:polygon>
        <draw:polygon draw:style-name="gr37" draw:text-style-name="P9" draw:layer="layout" svg:width="0.029cm" svg:height="0.374cm" svg:x="19.325cm" svg:y="16.463cm" svg:viewBox="0 0 30 375" draw:points="0,375 30,375 30,0 0,0">
          <text:p/>
        </draw:polygon>
        <draw:polygon draw:style-name="gr36" draw:text-style-name="P8" draw:layer="layout" svg:width="0.029cm" svg:height="0.374cm" svg:x="19.355cm" svg:y="16.463cm" svg:viewBox="0 0 30 375" draw:points="0,375 30,375 30,0 0,0">
          <text:p/>
        </draw:polygon>
        <draw:polygon draw:style-name="gr36" draw:text-style-name="P8" draw:layer="layout" svg:width="0.029cm" svg:height="0.374cm" svg:x="19.384cm" svg:y="16.463cm" svg:viewBox="0 0 30 375" draw:points="0,375 30,375 30,0 0,0">
          <text:p/>
        </draw:polygon>
        <draw:polygon draw:style-name="gr37" draw:text-style-name="P9" draw:layer="layout" svg:width="0.029cm" svg:height="0.374cm" svg:x="19.414cm" svg:y="16.463cm" svg:viewBox="0 0 30 375" draw:points="0,375 30,375 30,0 0,0">
          <text:p/>
        </draw:polygon>
        <draw:polygon draw:style-name="gr38" draw:text-style-name="P10" draw:layer="layout" svg:width="0.029cm" svg:height="0.374cm" svg:x="19.472cm" svg:y="16.463cm" svg:viewBox="0 0 30 375" draw:points="0,375 30,375 30,0 0,0">
          <text:p/>
        </draw:polygon>
        <draw:polygon draw:style-name="gr38" draw:text-style-name="P10" draw:layer="layout" svg:width="0.029cm" svg:height="0.374cm" svg:x="19.501cm" svg:y="16.463cm" svg:viewBox="0 0 30 375" draw:points="0,375 30,375 30,0 0,0">
          <text:p/>
        </draw:polygon>
        <draw:polygon draw:style-name="gr37" draw:text-style-name="P9" draw:layer="layout" svg:width="0.029cm" svg:height="0.374cm" svg:x="19.532cm" svg:y="16.463cm" svg:viewBox="0 0 30 375" draw:points="0,375 30,375 30,0 0,0">
          <text:p/>
        </draw:polygon>
        <draw:polygon draw:style-name="gr37" draw:text-style-name="P9" draw:layer="layout" svg:width="0.029cm" svg:height="0.374cm" svg:x="19.561cm" svg:y="16.463cm" svg:viewBox="0 0 30 375" draw:points="0,375 30,375 30,0 0,0">
          <text:p/>
        </draw:polygon>
        <draw:polygon draw:style-name="gr37" draw:text-style-name="P9" draw:layer="layout" svg:width="0.029cm" svg:height="0.374cm" svg:x="19.59cm" svg:y="16.463cm" svg:viewBox="0 0 30 375" draw:points="0,375 30,375 30,0 0,0">
          <text:p/>
        </draw:polygon>
        <draw:polygon draw:style-name="gr38" draw:text-style-name="P10" draw:layer="layout" svg:width="0.029cm" svg:height="0.374cm" svg:x="19.619cm" svg:y="16.463cm" svg:viewBox="0 0 30 375" draw:points="0,375 30,375 30,0 0,0">
          <text:p/>
        </draw:polygon>
        <draw:polygon draw:style-name="gr36" draw:text-style-name="P8" draw:layer="layout" svg:width="0.029cm" svg:height="0.374cm" svg:x="19.649cm" svg:y="16.463cm" svg:viewBox="0 0 30 375" draw:points="0,375 30,375 30,0 0,0">
          <text:p/>
        </draw:polygon>
        <draw:polygon draw:style-name="gr37" draw:text-style-name="P9" draw:layer="layout" svg:width="0.029cm" svg:height="0.374cm" svg:x="19.679cm" svg:y="16.463cm" svg:viewBox="0 0 30 375" draw:points="0,375 30,375 30,0 0,0">
          <text:p/>
        </draw:polygon>
        <draw:polygon draw:style-name="gr37" draw:text-style-name="P9" draw:layer="layout" svg:width="0.03cm" svg:height="0.374cm" svg:x="19.708cm" svg:y="16.463cm" svg:viewBox="0 0 31 375" draw:points="0,375 31,375 31,0 0,0">
          <text:p/>
        </draw:polygon>
        <draw:polygon draw:style-name="gr36" draw:text-style-name="P8" draw:layer="layout" svg:width="0.029cm" svg:height="0.374cm" svg:x="19.738cm" svg:y="16.463cm" svg:viewBox="0 0 30 375" draw:points="0,375 30,375 30,0 0,0">
          <text:p/>
        </draw:polygon>
        <draw:polygon draw:style-name="gr36" draw:text-style-name="P8" draw:layer="layout" svg:width="0.029cm" svg:height="0.374cm" svg:x="19.767cm" svg:y="16.463cm" svg:viewBox="0 0 30 375" draw:points="0,375 30,375 30,0 0,0">
          <text:p/>
        </draw:polygon>
        <draw:polygon draw:style-name="gr36" draw:text-style-name="P8" draw:layer="layout" svg:width="0.029cm" svg:height="0.374cm" svg:x="19.796cm" svg:y="16.463cm" svg:viewBox="0 0 30 375" draw:points="0,375 30,375 30,0 0,0">
          <text:p/>
        </draw:polygon>
        <draw:polygon draw:style-name="gr38" draw:text-style-name="P10" draw:layer="layout" svg:width="0.029cm" svg:height="0.374cm" svg:x="19.825cm" svg:y="16.463cm" svg:viewBox="0 0 30 375" draw:points="0,375 30,375 30,0 0,0">
          <text:p/>
        </draw:polygon>
        <draw:polygon draw:style-name="gr37" draw:text-style-name="P9" draw:layer="layout" svg:width="0.029cm" svg:height="0.374cm" svg:x="19.856cm" svg:y="16.463cm" svg:viewBox="0 0 30 375" draw:points="0,375 30,375 30,0 0,0">
          <text:p/>
        </draw:polygon>
        <draw:polygon draw:style-name="gr36" draw:text-style-name="P8" draw:layer="layout" svg:width="0.029cm" svg:height="0.374cm" svg:x="19.885cm" svg:y="16.463cm" svg:viewBox="0 0 30 375" draw:points="0,375 30,375 30,0 0,0">
          <text:p/>
        </draw:polygon>
        <draw:polygon draw:style-name="gr35" draw:text-style-name="P7" draw:layer="layout" svg:width="0.029cm" svg:height="0.374cm" svg:x="19.914cm" svg:y="16.463cm" svg:viewBox="0 0 30 375" draw:points="0,375 30,375 30,0 0,0">
          <text:p/>
        </draw:polygon>
        <draw:polygon draw:style-name="gr36" draw:text-style-name="P8" draw:layer="layout" svg:width="0.029cm" svg:height="0.374cm" svg:x="19.943cm" svg:y="16.463cm" svg:viewBox="0 0 30 375" draw:points="0,375 30,375 30,0 0,0">
          <text:p/>
        </draw:polygon>
        <draw:polygon draw:style-name="gr36" draw:text-style-name="P8" draw:layer="layout" svg:width="0.029cm" svg:height="0.374cm" svg:x="19.973cm" svg:y="16.463cm" svg:viewBox="0 0 30 375" draw:points="0,375 30,375 30,0 0,0">
          <text:p/>
        </draw:polygon>
        <draw:polygon draw:style-name="gr37" draw:text-style-name="P9" draw:layer="layout" svg:width="0.029cm" svg:height="0.374cm" svg:x="20.003cm" svg:y="16.463cm" svg:viewBox="0 0 30 375" draw:points="0,375 30,375 30,0 0,0">
          <text:p/>
        </draw:polygon>
        <draw:polygon draw:style-name="gr37" draw:text-style-name="P9" draw:layer="layout" svg:width="0.029cm" svg:height="0.374cm" svg:x="20.032cm" svg:y="16.463cm" svg:viewBox="0 0 30 375" draw:points="0,375 30,375 30,0 0,0">
          <text:p/>
        </draw:polygon>
        <draw:polygon draw:style-name="gr36" draw:text-style-name="P8" draw:layer="layout" svg:width="0.03cm" svg:height="0.374cm" svg:x="20.061cm" svg:y="16.463cm" svg:viewBox="0 0 31 375" draw:points="0,375 31,375 31,0 0,0">
          <text:p/>
        </draw:polygon>
        <draw:polygon draw:style-name="gr37" draw:text-style-name="P9" draw:layer="layout" svg:width="0.029cm" svg:height="0.374cm" svg:x="20.091cm" svg:y="16.463cm" svg:viewBox="0 0 30 375" draw:points="0,375 30,375 30,0 0,0">
          <text:p/>
        </draw:polygon>
        <draw:polygon draw:style-name="gr37" draw:text-style-name="P9" draw:layer="layout" svg:width="0.029cm" svg:height="0.374cm" svg:x="20.12cm" svg:y="16.463cm" svg:viewBox="0 0 30 375" draw:points="0,375 30,375 30,0 0,0">
          <text:p/>
        </draw:polygon>
        <draw:polygon draw:style-name="gr35" draw:text-style-name="P7" draw:layer="layout" svg:width="0.03cm" svg:height="0.374cm" svg:x="20.149cm" svg:y="16.463cm" svg:viewBox="0 0 31 375" draw:points="0,375 31,375 31,0 0,0">
          <text:p/>
        </draw:polygon>
        <draw:polygon draw:style-name="gr37" draw:text-style-name="P9" draw:layer="layout" svg:width="0.029cm" svg:height="0.374cm" svg:x="20.18cm" svg:y="16.463cm" svg:viewBox="0 0 30 375" draw:points="0,375 30,375 30,0 0,0">
          <text:p/>
        </draw:polygon>
        <draw:polygon draw:style-name="gr35" draw:text-style-name="P7" draw:layer="layout" svg:width="0.029cm" svg:height="0.374cm" svg:x="20.209cm" svg:y="16.463cm" svg:viewBox="0 0 30 375" draw:points="0,375 30,375 30,0 0,0">
          <text:p/>
        </draw:polygon>
        <draw:polygon draw:style-name="gr36" draw:text-style-name="P8" draw:layer="layout" svg:width="0.029cm" svg:height="0.374cm" svg:x="20.238cm" svg:y="16.463cm" svg:viewBox="0 0 30 375" draw:points="0,375 30,375 30,0 0,0">
          <text:p/>
        </draw:polygon>
        <draw:polygon draw:style-name="gr37" draw:text-style-name="P9" draw:layer="layout" svg:width="0.029cm" svg:height="0.374cm" svg:x="20.267cm" svg:y="16.463cm" svg:viewBox="0 0 30 375" draw:points="0,375 30,375 30,0 0,0">
          <text:p/>
        </draw:polygon>
        <draw:polygon draw:style-name="gr36" draw:text-style-name="P8" draw:layer="layout" svg:width="0.029cm" svg:height="0.374cm" svg:x="20.297cm" svg:y="16.463cm" svg:viewBox="0 0 30 375" draw:points="0,375 30,375 30,0 0,0">
          <text:p/>
        </draw:polygon>
        <draw:polygon draw:style-name="gr36" draw:text-style-name="P8" draw:layer="layout" svg:width="0.029cm" svg:height="0.374cm" svg:x="20.326cm" svg:y="16.463cm" svg:viewBox="0 0 30 375" draw:points="0,375 30,375 30,0 0,0">
          <text:p/>
        </draw:polygon>
        <draw:polygon draw:style-name="gr37" draw:text-style-name="P9" draw:layer="layout" svg:width="0.029cm" svg:height="0.374cm" svg:x="20.356cm" svg:y="16.463cm" svg:viewBox="0 0 30 375" draw:points="0,375 30,375 30,0 0,0">
          <text:p/>
        </draw:polygon>
        <draw:polygon draw:style-name="gr38" draw:text-style-name="P10" draw:layer="layout" svg:width="0.029cm" svg:height="0.374cm" svg:x="20.385cm" svg:y="16.463cm" svg:viewBox="0 0 30 375" draw:points="0,375 30,375 30,0 0,0">
          <text:p/>
        </draw:polygon>
        <draw:polygon draw:style-name="gr37" draw:text-style-name="P9" draw:layer="layout" svg:width="0.029cm" svg:height="0.374cm" svg:x="20.415cm" svg:y="16.463cm" svg:viewBox="0 0 30 375" draw:points="0,375 30,375 30,0 0,0">
          <text:p/>
        </draw:polygon>
        <draw:polygon draw:style-name="gr35" draw:text-style-name="P7" draw:layer="layout" svg:width="0.029cm" svg:height="0.374cm" svg:x="20.444cm" svg:y="16.463cm" svg:viewBox="0 0 30 375" draw:points="0,375 30,375 30,0 0,0">
          <text:p/>
        </draw:polygon>
        <draw:polygon draw:style-name="gr38" draw:text-style-name="P10" draw:layer="layout" svg:width="0.029cm" svg:height="0.374cm" svg:x="20.473cm" svg:y="16.463cm" svg:viewBox="0 0 30 375" draw:points="0,375 30,375 30,0 0,0">
          <text:p/>
        </draw:polygon>
        <draw:polygon draw:style-name="gr37" draw:text-style-name="P9" draw:layer="layout" svg:width="0.03cm" svg:height="0.374cm" svg:x="20.502cm" svg:y="16.463cm" svg:viewBox="0 0 31 375" draw:points="0,375 31,375 31,0 0,0">
          <text:p/>
        </draw:polygon>
        <draw:polygon draw:style-name="gr36" draw:text-style-name="P8" draw:layer="layout" svg:width="0.029cm" svg:height="0.374cm" svg:x="20.533cm" svg:y="16.463cm" svg:viewBox="0 0 30 375" draw:points="0,375 30,375 30,0 0,0">
          <text:p/>
        </draw:polygon>
        <draw:polygon draw:style-name="gr37" draw:text-style-name="P9" draw:layer="layout" svg:width="0.029cm" svg:height="0.374cm" svg:x="20.562cm" svg:y="16.463cm" svg:viewBox="0 0 30 375" draw:points="0,375 30,375 30,0 0,0">
          <text:p/>
        </draw:polygon>
        <draw:polygon draw:style-name="gr37" draw:text-style-name="P9" draw:layer="layout" svg:width="0.029cm" svg:height="0.374cm" svg:x="20.592cm" svg:y="16.463cm" svg:viewBox="0 0 30 375" draw:points="0,375 30,375 30,0 0,0">
          <text:p/>
        </draw:polygon>
        <draw:polygon draw:style-name="gr37" draw:text-style-name="P9" draw:layer="layout" svg:width="0.029cm" svg:height="0.374cm" svg:x="20.621cm" svg:y="16.463cm" svg:viewBox="0 0 30 375" draw:points="0,375 30,375 30,0 0,0">
          <text:p/>
        </draw:polygon>
        <draw:polygon draw:style-name="gr36" draw:text-style-name="P8" draw:layer="layout" svg:width="0.029cm" svg:height="0.374cm" svg:x="20.65cm" svg:y="16.463cm" svg:viewBox="0 0 30 375" draw:points="0,375 30,375 30,0 0,0">
          <text:p/>
        </draw:polygon>
        <draw:polygon draw:style-name="gr38" draw:text-style-name="P10" draw:layer="layout" svg:width="0.029cm" svg:height="0.374cm" svg:x="20.68cm" svg:y="16.463cm" svg:viewBox="0 0 30 375" draw:points="0,375 30,375 30,0 0,0">
          <text:p/>
        </draw:polygon>
        <draw:polygon draw:style-name="gr36" draw:text-style-name="P8" draw:layer="layout" svg:width="0.029cm" svg:height="0.374cm" svg:x="20.71cm" svg:y="16.463cm" svg:viewBox="0 0 30 375" draw:points="0,375 30,375 30,0 0,0">
          <text:p/>
        </draw:polygon>
        <draw:polygon draw:style-name="gr36" draw:text-style-name="P8" draw:layer="layout" svg:width="0.029cm" svg:height="0.374cm" svg:x="20.739cm" svg:y="16.463cm" svg:viewBox="0 0 30 375" draw:points="0,375 30,375 30,0 0,0">
          <text:p/>
        </draw:polygon>
        <draw:polygon draw:style-name="gr36" draw:text-style-name="P8" draw:layer="layout" svg:width="0.029cm" svg:height="0.374cm" svg:x="20.768cm" svg:y="16.463cm" svg:viewBox="0 0 30 375" draw:points="0,375 30,375 30,0 0,0">
          <text:p/>
        </draw:polygon>
        <draw:polygon draw:style-name="gr37" draw:text-style-name="P9" draw:layer="layout" svg:width="0.03cm" svg:height="0.374cm" svg:x="20.826cm" svg:y="16.463cm" svg:viewBox="0 0 31 375" draw:points="0,375 31,375 31,0 0,0">
          <text:p/>
        </draw:polygon>
        <draw:polygon draw:style-name="gr35" draw:text-style-name="P7" draw:layer="layout" svg:width="0.029cm" svg:height="0.374cm" svg:x="20.857cm" svg:y="16.463cm" svg:viewBox="0 0 30 375" draw:points="0,375 30,375 30,0 0,0">
          <text:p/>
        </draw:polygon>
        <draw:polygon draw:style-name="gr36" draw:text-style-name="P8" draw:layer="layout" svg:width="0.029cm" svg:height="0.374cm" svg:x="20.886cm" svg:y="16.463cm" svg:viewBox="0 0 30 375" draw:points="0,375 30,375 30,0 0,0">
          <text:p/>
        </draw:polygon>
        <draw:polygon draw:style-name="gr37" draw:text-style-name="P9" draw:layer="layout" svg:width="0.03cm" svg:height="0.374cm" svg:x="20.915cm" svg:y="16.463cm" svg:viewBox="0 0 31 375" draw:points="0,375 31,375 31,0 0,0">
          <text:p/>
        </draw:polygon>
        <draw:polygon draw:style-name="gr36" draw:text-style-name="P8" draw:layer="layout" svg:width="0.029cm" svg:height="0.374cm" svg:x="20.945cm" svg:y="16.463cm" svg:viewBox="0 0 30 375" draw:points="0,375 30,375 30,0 0,0">
          <text:p/>
        </draw:polygon>
        <draw:polygon draw:style-name="gr37" draw:text-style-name="P9" draw:layer="layout" svg:width="0.029cm" svg:height="0.374cm" svg:x="20.974cm" svg:y="16.463cm" svg:viewBox="0 0 30 375" draw:points="0,375 30,375 30,0 0,0">
          <text:p/>
        </draw:polygon>
        <draw:polygon draw:style-name="gr36" draw:text-style-name="P8" draw:layer="layout" svg:width="0.029cm" svg:height="0.374cm" svg:x="21.004cm" svg:y="16.463cm" svg:viewBox="0 0 30 375" draw:points="0,375 30,375 30,0 0,0">
          <text:p/>
        </draw:polygon>
        <draw:polygon draw:style-name="gr36" draw:text-style-name="P8" draw:layer="layout" svg:width="0.029cm" svg:height="0.374cm" svg:x="21.034cm" svg:y="16.463cm" svg:viewBox="0 0 30 375" draw:points="0,375 30,375 30,0 0,0">
          <text:p/>
        </draw:polygon>
        <draw:polygon draw:style-name="gr38" draw:text-style-name="P10" draw:layer="layout" svg:width="0.029cm" svg:height="0.374cm" svg:x="21.063cm" svg:y="16.463cm" svg:viewBox="0 0 30 375" draw:points="0,375 30,375 30,0 0,0">
          <text:p/>
        </draw:polygon>
        <draw:polygon draw:style-name="gr38" draw:text-style-name="P10" draw:layer="layout" svg:width="0.029cm" svg:height="0.374cm" svg:x="21.092cm" svg:y="16.463cm" svg:viewBox="0 0 30 375" draw:points="0,375 30,375 30,0 0,0">
          <text:p/>
        </draw:polygon>
        <draw:polygon draw:style-name="gr36" draw:text-style-name="P8" draw:layer="layout" svg:width="0.029cm" svg:height="0.374cm" svg:x="21.121cm" svg:y="16.463cm" svg:viewBox="0 0 30 375" draw:points="0,375 30,375 30,0 0,0">
          <text:p/>
        </draw:polygon>
        <draw:polygon draw:style-name="gr36" draw:text-style-name="P8" draw:layer="layout" svg:width="0.029cm" svg:height="0.374cm" svg:x="21.152cm" svg:y="16.463cm" svg:viewBox="0 0 30 375" draw:points="0,375 30,375 30,0 0,0">
          <text:p/>
        </draw:polygon>
        <draw:polygon draw:style-name="gr35" draw:text-style-name="P7" draw:layer="layout" svg:width="0.029cm" svg:height="0.374cm" svg:x="21.181cm" svg:y="16.463cm" svg:viewBox="0 0 30 375" draw:points="0,375 30,375 30,0 0,0">
          <text:p/>
        </draw:polygon>
        <draw:polygon draw:style-name="gr36" draw:text-style-name="P8" draw:layer="layout" svg:width="0.029cm" svg:height="0.374cm" svg:x="21.21cm" svg:y="16.463cm" svg:viewBox="0 0 30 375" draw:points="0,375 30,375 30,0 0,0">
          <text:p/>
        </draw:polygon>
        <draw:polygon draw:style-name="gr35" draw:text-style-name="P7" draw:layer="layout" svg:width="0.029cm" svg:height="0.374cm" svg:x="21.239cm" svg:y="16.463cm" svg:viewBox="0 0 30 375" draw:points="0,375 30,375 30,0 0,0">
          <text:p/>
        </draw:polygon>
        <draw:polygon draw:style-name="gr36" draw:text-style-name="P8" draw:layer="layout" svg:width="0.029cm" svg:height="0.374cm" svg:x="21.269cm" svg:y="16.463cm" svg:viewBox="0 0 30 375" draw:points="0,375 30,375 30,0 0,0">
          <text:p/>
        </draw:polygon>
        <draw:polygon draw:style-name="gr36" draw:text-style-name="P8" draw:layer="layout" svg:width="0.029cm" svg:height="0.374cm" svg:x="21.298cm" svg:y="16.463cm" svg:viewBox="0 0 30 375" draw:points="0,375 30,375 30,0 0,0">
          <text:p/>
        </draw:polygon>
        <draw:polygon draw:style-name="gr35" draw:text-style-name="P7" draw:layer="layout" svg:width="0.029cm" svg:height="0.374cm" svg:x="21.328cm" svg:y="16.463cm" svg:viewBox="0 0 30 375" draw:points="0,375 30,375 30,0 0,0">
          <text:p/>
        </draw:polygon>
        <draw:polygon draw:style-name="gr35" draw:text-style-name="P7" draw:layer="layout" svg:width="0.03cm" svg:height="0.374cm" svg:x="21.357cm" svg:y="16.463cm" svg:viewBox="0 0 31 375" draw:points="0,375 31,375 31,0 0,0">
          <text:p/>
        </draw:polygon>
        <draw:polygon draw:style-name="gr35" draw:text-style-name="P7" draw:layer="layout" svg:width="0.029cm" svg:height="0.374cm" svg:x="21.387cm" svg:y="16.463cm" svg:viewBox="0 0 30 375" draw:points="0,375 30,375 30,0 0,0">
          <text:p/>
        </draw:polygon>
        <draw:polygon draw:style-name="gr36" draw:text-style-name="P8" draw:layer="layout" svg:width="0.029cm" svg:height="0.374cm" svg:x="21.416cm" svg:y="16.463cm" svg:viewBox="0 0 30 375" draw:points="0,375 30,375 30,0 0,0">
          <text:p/>
        </draw:polygon>
        <draw:polygon draw:style-name="gr36" draw:text-style-name="P8" draw:layer="layout" svg:width="0.029cm" svg:height="0.374cm" svg:x="21.445cm" svg:y="16.463cm" svg:viewBox="0 0 30 375" draw:points="0,375 30,375 30,0 0,0">
          <text:p/>
        </draw:polygon>
        <draw:polygon draw:style-name="gr36" draw:text-style-name="P8" draw:layer="layout" svg:width="0.029cm" svg:height="0.374cm" svg:x="21.476cm" svg:y="16.463cm" svg:viewBox="0 0 30 375" draw:points="0,375 30,375 30,0 0,0">
          <text:p/>
        </draw:polygon>
        <draw:polygon draw:style-name="gr36" draw:text-style-name="P8" draw:layer="layout" svg:width="0.029cm" svg:height="0.374cm" svg:x="21.505cm" svg:y="16.463cm" svg:viewBox="0 0 30 375" draw:points="0,375 30,375 30,0 0,0">
          <text:p/>
        </draw:polygon>
        <draw:polygon draw:style-name="gr38" draw:text-style-name="P10" draw:layer="layout" svg:width="0.029cm" svg:height="0.374cm" svg:x="21.534cm" svg:y="16.463cm" svg:viewBox="0 0 30 375" draw:points="0,375 30,375 30,0 0,0">
          <text:p/>
        </draw:polygon>
        <draw:polygon draw:style-name="gr37" draw:text-style-name="P9" draw:layer="layout" svg:width="0.029cm" svg:height="0.374cm" svg:x="21.563cm" svg:y="16.463cm" svg:viewBox="0 0 30 375" draw:points="0,375 30,375 30,0 0,0">
          <text:p/>
        </draw:polygon>
        <draw:polygon draw:style-name="gr38" draw:text-style-name="P10" draw:layer="layout" svg:width="0.029cm" svg:height="0.374cm" svg:x="21.593cm" svg:y="16.463cm" svg:viewBox="0 0 30 375" draw:points="0,375 30,375 30,0 0,0">
          <text:p/>
        </draw:polygon>
        <draw:polygon draw:style-name="gr37" draw:text-style-name="P9" draw:layer="layout" svg:width="0.029cm" svg:height="0.374cm" svg:x="21.622cm" svg:y="16.463cm" svg:viewBox="0 0 30 375" draw:points="0,375 30,375 30,0 0,0">
          <text:p/>
        </draw:polygon>
        <draw:polygon draw:style-name="gr35" draw:text-style-name="P7" draw:layer="layout" svg:width="0.029cm" svg:height="0.374cm" svg:x="21.652cm" svg:y="16.463cm" svg:viewBox="0 0 30 375" draw:points="0,375 30,375 30,0 0,0">
          <text:p/>
        </draw:polygon>
        <draw:polygon draw:style-name="gr35" draw:text-style-name="P7" draw:layer="layout" svg:width="0.03cm" svg:height="0.374cm" svg:x="21.681cm" svg:y="16.463cm" svg:viewBox="0 0 31 375" draw:points="0,375 31,375 31,0 0,0">
          <text:p/>
        </draw:polygon>
        <draw:polygon draw:style-name="gr36" draw:text-style-name="P8" draw:layer="layout" svg:width="0.029cm" svg:height="0.374cm" svg:x="21.711cm" svg:y="16.463cm" svg:viewBox="0 0 30 375" draw:points="0,375 30,375 30,0 0,0">
          <text:p/>
        </draw:polygon>
        <draw:polygon draw:style-name="gr36" draw:text-style-name="P8" draw:layer="layout" svg:width="0.029cm" svg:height="0.374cm" svg:x="21.74cm" svg:y="16.463cm" svg:viewBox="0 0 30 375" draw:points="0,375 30,375 30,0 0,0">
          <text:p/>
        </draw:polygon>
        <draw:polygon draw:style-name="gr38" draw:text-style-name="P10" draw:layer="layout" svg:width="0.03cm" svg:height="0.374cm" svg:x="21.769cm" svg:y="16.463cm" svg:viewBox="0 0 31 375" draw:points="0,375 31,375 31,0 0,0">
          <text:p/>
        </draw:polygon>
        <draw:polygon draw:style-name="gr38" draw:text-style-name="P10" draw:layer="layout" svg:width="0.029cm" svg:height="0.374cm" svg:x="21.8cm" svg:y="16.463cm" svg:viewBox="0 0 30 375" draw:points="0,375 30,375 30,0 0,0">
          <text:p/>
        </draw:polygon>
        <draw:polygon draw:style-name="gr38" draw:text-style-name="P10" draw:layer="layout" svg:width="0.029cm" svg:height="0.374cm" svg:x="21.829cm" svg:y="16.463cm" svg:viewBox="0 0 30 375" draw:points="0,375 30,375 30,0 0,0">
          <text:p/>
        </draw:polygon>
        <draw:polygon draw:style-name="gr37" draw:text-style-name="P9" draw:layer="layout" svg:width="0.029cm" svg:height="0.374cm" svg:x="21.858cm" svg:y="16.463cm" svg:viewBox="0 0 30 375" draw:points="0,375 30,375 30,0 0,0">
          <text:p/>
        </draw:polygon>
        <draw:polygon draw:style-name="gr37" draw:text-style-name="P9" draw:layer="layout" svg:width="0.029cm" svg:height="0.374cm" svg:x="21.887cm" svg:y="16.463cm" svg:viewBox="0 0 30 375" draw:points="0,375 30,375 30,0 0,0">
          <text:p/>
        </draw:polygon>
        <draw:polygon draw:style-name="gr37" draw:text-style-name="P9" draw:layer="layout" svg:width="0.029cm" svg:height="0.374cm" svg:x="21.917cm" svg:y="16.463cm" svg:viewBox="0 0 30 375" draw:points="0,375 30,375 30,0 0,0">
          <text:p/>
        </draw:polygon>
        <draw:polygon draw:style-name="gr35" draw:text-style-name="P7" draw:layer="layout" svg:width="0.029cm" svg:height="0.374cm" svg:x="21.946cm" svg:y="16.463cm" svg:viewBox="0 0 30 375" draw:points="0,375 30,375 30,0 0,0">
          <text:p/>
        </draw:polygon>
        <draw:polygon draw:style-name="gr37" draw:text-style-name="P9" draw:layer="layout" svg:width="0.029cm" svg:height="0.374cm" svg:x="21.976cm" svg:y="16.463cm" svg:viewBox="0 0 30 375" draw:points="0,375 30,375 30,0 0,0">
          <text:p/>
        </draw:polygon>
        <draw:polygon draw:style-name="gr37" draw:text-style-name="P9" draw:layer="layout" svg:width="0.029cm" svg:height="0.374cm" svg:x="22.005cm" svg:y="16.463cm" svg:viewBox="0 0 30 375" draw:points="0,375 30,375 30,0 0,0">
          <text:p/>
        </draw:polygon>
        <draw:polygon draw:style-name="gr37" draw:text-style-name="P9" draw:layer="layout" svg:width="0.029cm" svg:height="0.374cm" svg:x="22.035cm" svg:y="16.463cm" svg:viewBox="0 0 30 375" draw:points="0,375 30,375 30,0 0,0">
          <text:p/>
        </draw:polygon>
        <draw:polygon draw:style-name="gr36" draw:text-style-name="P8" draw:layer="layout" svg:width="0.029cm" svg:height="0.374cm" svg:x="22.417cm" svg:y="16.463cm" svg:viewBox="0 0 30 375" draw:points="0,375 30,375 30,0 0,0">
          <text:p/>
        </draw:polygon>
        <draw:polygon draw:style-name="gr38" draw:text-style-name="P10" draw:layer="layout" svg:width="0.029cm" svg:height="0.374cm" svg:x="22.446cm" svg:y="16.463cm" svg:viewBox="0 0 30 375" draw:points="0,375 30,375 30,0 0,0">
          <text:p/>
        </draw:polygon>
        <draw:polygon draw:style-name="gr36" draw:text-style-name="P8" draw:layer="layout" svg:width="0.029cm" svg:height="0.374cm" svg:x="22.477cm" svg:y="16.463cm" svg:viewBox="0 0 30 375" draw:points="0,375 30,375 30,0 0,0">
          <text:p/>
        </draw:polygon>
        <draw:polygon draw:style-name="gr37" draw:text-style-name="P9" draw:layer="layout" svg:width="0.029cm" svg:height="0.374cm" svg:x="22.506cm" svg:y="16.463cm" svg:viewBox="0 0 30 375" draw:points="0,375 30,375 30,0 0,0">
          <text:p/>
        </draw:polygon>
        <draw:polygon draw:style-name="gr35" draw:text-style-name="P7" draw:layer="layout" svg:width="0.03cm" svg:height="0.374cm" svg:x="22.535cm" svg:y="16.463cm" svg:viewBox="0 0 31 375" draw:points="0,375 31,375 31,0 0,0">
          <text:p/>
        </draw:polygon>
        <draw:polygon draw:style-name="gr37" draw:text-style-name="P9" draw:layer="layout" svg:width="0.029cm" svg:height="0.374cm" svg:x="22.565cm" svg:y="16.463cm" svg:viewBox="0 0 30 375" draw:points="0,375 30,375 30,0 0,0">
          <text:p/>
        </draw:polygon>
        <draw:polygon draw:style-name="gr35" draw:text-style-name="P7" draw:layer="layout" svg:width="0.029cm" svg:height="0.374cm" svg:x="22.594cm" svg:y="16.463cm" svg:viewBox="0 0 30 375" draw:points="0,375 30,375 30,0 0,0">
          <text:p/>
        </draw:polygon>
        <draw:polygon draw:style-name="gr37" draw:text-style-name="P9" draw:layer="layout" svg:width="0.029cm" svg:height="0.374cm" svg:x="22.623cm" svg:y="16.463cm" svg:viewBox="0 0 30 375" draw:points="0,375 30,375 30,0 0,0">
          <text:p/>
        </draw:polygon>
        <draw:polygon draw:style-name="gr37" draw:text-style-name="P9" draw:layer="layout" svg:width="0.029cm" svg:height="0.374cm" svg:x="22.654cm" svg:y="16.463cm" svg:viewBox="0 0 30 375" draw:points="0,375 30,375 30,0 0,0">
          <text:p/>
        </draw:polygon>
        <draw:polygon draw:style-name="gr37" draw:text-style-name="P9" draw:layer="layout" svg:width="0.029cm" svg:height="0.374cm" svg:x="22.683cm" svg:y="16.463cm" svg:viewBox="0 0 30 375" draw:points="0,375 30,375 30,0 0,0">
          <text:p/>
        </draw:polygon>
        <draw:polygon draw:style-name="gr36" draw:text-style-name="P8" draw:layer="layout" svg:width="0.029cm" svg:height="0.374cm" svg:x="22.712cm" svg:y="16.463cm" svg:viewBox="0 0 30 375" draw:points="0,375 30,375 30,0 0,0">
          <text:p/>
        </draw:polygon>
        <draw:polygon draw:style-name="gr36" draw:text-style-name="P8" draw:layer="layout" svg:width="0.029cm" svg:height="0.374cm" svg:x="22.741cm" svg:y="16.463cm" svg:viewBox="0 0 30 375" draw:points="0,375 30,375 30,0 0,0">
          <text:p/>
        </draw:polygon>
        <draw:polygon draw:style-name="gr37" draw:text-style-name="P9" draw:layer="layout" svg:width="0.029cm" svg:height="0.374cm" svg:x="22.771cm" svg:y="16.463cm" svg:viewBox="0 0 30 375" draw:points="0,375 30,375 30,0 0,0">
          <text:p/>
        </draw:polygon>
        <draw:polygon draw:style-name="gr38" draw:text-style-name="P10" draw:layer="layout" svg:width="0.029cm" svg:height="0.374cm" svg:x="22.801cm" svg:y="16.463cm" svg:viewBox="0 0 30 375" draw:points="0,375 30,375 30,0 0,0">
          <text:p/>
        </draw:polygon>
        <draw:polygon draw:style-name="gr36" draw:text-style-name="P8" draw:layer="layout" svg:width="0.029cm" svg:height="0.374cm" svg:x="22.83cm" svg:y="16.463cm" svg:viewBox="0 0 30 375" draw:points="0,375 30,375 30,0 0,0">
          <text:p/>
        </draw:polygon>
        <draw:polygon draw:style-name="gr36" draw:text-style-name="P8" draw:layer="layout" svg:width="0.029cm" svg:height="0.374cm" svg:x="22.859cm" svg:y="16.463cm" svg:viewBox="0 0 30 375" draw:points="0,375 30,375 30,0 0,0">
          <text:p/>
        </draw:polygon>
        <draw:polygon draw:style-name="gr36" draw:text-style-name="P8" draw:layer="layout" svg:width="0.03cm" svg:height="0.374cm" svg:x="22.888cm" svg:y="16.463cm" svg:viewBox="0 0 31 375" draw:points="0,375 31,375 31,0 0,0">
          <text:p/>
        </draw:polygon>
        <draw:polygon draw:style-name="gr36" draw:text-style-name="P8" draw:layer="layout" svg:width="0.029cm" svg:height="0.374cm" svg:x="22.918cm" svg:y="16.463cm" svg:viewBox="0 0 30 375" draw:points="0,375 30,375 30,0 0,0">
          <text:p/>
        </draw:polygon>
        <draw:polygon draw:style-name="gr38" draw:text-style-name="P10" draw:layer="layout" svg:width="0.029cm" svg:height="0.374cm" svg:x="22.947cm" svg:y="16.463cm" svg:viewBox="0 0 30 375" draw:points="0,375 30,375 30,0 0,0">
          <text:p/>
        </draw:polygon>
        <draw:polygon draw:style-name="gr38" draw:text-style-name="P10" draw:layer="layout" svg:width="0.03cm" svg:height="0.374cm" svg:x="22.977cm" svg:y="16.463cm" svg:viewBox="0 0 31 375" draw:points="0,375 31,375 31,0 0,0">
          <text:p/>
        </draw:polygon>
        <draw:polygon draw:style-name="gr38" draw:text-style-name="P10" draw:layer="layout" svg:width="0.029cm" svg:height="0.374cm" svg:x="23.007cm" svg:y="16.463cm" svg:viewBox="0 0 30 375" draw:points="0,375 30,375 30,0 0,0">
          <text:p/>
        </draw:polygon>
        <draw:polygon draw:style-name="gr35" draw:text-style-name="P7" draw:layer="layout" svg:width="0.029cm" svg:height="0.374cm" svg:x="23.036cm" svg:y="16.463cm" svg:viewBox="0 0 30 375" draw:points="0,375 30,375 30,0 0,0">
          <text:p/>
        </draw:polygon>
        <draw:polygon draw:style-name="gr36" draw:text-style-name="P8" draw:layer="layout" svg:width="0.029cm" svg:height="0.374cm" svg:x="23.065cm" svg:y="16.463cm" svg:viewBox="0 0 30 375" draw:points="0,375 30,375 30,0 0,0">
          <text:p/>
        </draw:polygon>
        <draw:polygon draw:style-name="gr35" draw:text-style-name="P7" draw:layer="layout" svg:width="0.029cm" svg:height="0.374cm" svg:x="23.095cm" svg:y="16.463cm" svg:viewBox="0 0 30 375" draw:points="0,375 30,375 30,0 0,0">
          <text:p/>
        </draw:polygon>
        <draw:polygon draw:style-name="gr35" draw:text-style-name="P7" draw:layer="layout" svg:width="0.029cm" svg:height="0.374cm" svg:x="23.125cm" svg:y="16.463cm" svg:viewBox="0 0 30 375" draw:points="0,375 30,375 30,0 0,0">
          <text:p/>
        </draw:polygon>
        <draw:polygon draw:style-name="gr35" draw:text-style-name="P7" draw:layer="layout" svg:width="0.029cm" svg:height="0.374cm" svg:x="23.154cm" svg:y="16.463cm" svg:viewBox="0 0 30 375" draw:points="0,375 30,375 30,0 0,0">
          <text:p/>
        </draw:polygon>
        <draw:polygon draw:style-name="gr36" draw:text-style-name="P8" draw:layer="layout" svg:width="0.029cm" svg:height="0.374cm" svg:x="23.183cm" svg:y="16.463cm" svg:viewBox="0 0 30 375" draw:points="0,375 30,375 30,0 0,0">
          <text:p/>
        </draw:polygon>
        <draw:polygon draw:style-name="gr38" draw:text-style-name="P10" draw:layer="layout" svg:width="0.029cm" svg:height="0.374cm" svg:x="23.213cm" svg:y="16.463cm" svg:viewBox="0 0 30 375" draw:points="0,375 30,375 30,0 0,0">
          <text:p/>
        </draw:polygon>
        <draw:polygon draw:style-name="gr36" draw:text-style-name="P8" draw:layer="layout" svg:width="0.029cm" svg:height="0.374cm" svg:x="23.242cm" svg:y="16.463cm" svg:viewBox="0 0 30 375" draw:points="0,375 30,375 30,0 0,0">
          <text:p/>
        </draw:polygon>
        <draw:polygon draw:style-name="gr38" draw:text-style-name="P10" draw:layer="layout" svg:width="0.029cm" svg:height="0.374cm" svg:x="23.271cm" svg:y="16.463cm" svg:viewBox="0 0 30 375" draw:points="0,375 30,375 30,0 0,0">
          <text:p/>
        </draw:polygon>
        <draw:polygon draw:style-name="gr38" draw:text-style-name="P10" draw:layer="layout" svg:width="0.029cm" svg:height="0.374cm" svg:x="23.301cm" svg:y="16.463cm" svg:viewBox="0 0 30 375" draw:points="0,375 30,375 30,0 0,0">
          <text:p/>
        </draw:polygon>
        <draw:polygon draw:style-name="gr37" draw:text-style-name="P9" draw:layer="layout" svg:width="0.029cm" svg:height="0.374cm" svg:x="23.331cm" svg:y="16.463cm" svg:viewBox="0 0 30 375" draw:points="0,375 30,375 30,0 0,0">
          <text:p/>
        </draw:polygon>
        <draw:polygon draw:style-name="gr38" draw:text-style-name="P10" draw:layer="layout" svg:width="0.029cm" svg:height="0.374cm" svg:x="23.36cm" svg:y="16.463cm" svg:viewBox="0 0 30 375" draw:points="0,375 30,375 30,0 0,0">
          <text:p/>
        </draw:polygon>
        <draw:polygon draw:style-name="gr36" draw:text-style-name="P8" draw:layer="layout" svg:width="0.029cm" svg:height="0.374cm" svg:x="23.389cm" svg:y="16.463cm" svg:viewBox="0 0 30 375" draw:points="0,375 30,375 30,0 0,0">
          <text:p/>
        </draw:polygon>
        <draw:polygon draw:style-name="gr37" draw:text-style-name="P9" draw:layer="layout" svg:width="0.029cm" svg:height="0.374cm" svg:x="23.419cm" svg:y="16.463cm" svg:viewBox="0 0 30 375" draw:points="0,375 30,375 30,0 0,0">
          <text:p/>
        </draw:polygon>
        <draw:polygon draw:style-name="gr38" draw:text-style-name="P10" draw:layer="layout" svg:width="0.029cm" svg:height="0.374cm" svg:x="23.449cm" svg:y="16.463cm" svg:viewBox="0 0 30 375" draw:points="0,375 30,375 30,0 0,0">
          <text:p/>
        </draw:polygon>
        <draw:polygon draw:style-name="gr38" draw:text-style-name="P10" draw:layer="layout" svg:width="0.029cm" svg:height="0.374cm" svg:x="23.507cm" svg:y="16.463cm" svg:viewBox="0 0 30 375" draw:points="0,375 30,375 30,0 0,0">
          <text:p/>
        </draw:polygon>
        <draw:polygon draw:style-name="gr38" draw:text-style-name="P10" draw:layer="layout" svg:width="0.029cm" svg:height="0.374cm" svg:x="23.537cm" svg:y="16.463cm" svg:viewBox="0 0 30 375" draw:points="0,375 30,375 30,0 0,0">
          <text:p/>
        </draw:polygon>
        <draw:polygon draw:style-name="gr38" draw:text-style-name="P10" draw:layer="layout" svg:width="0.029cm" svg:height="0.374cm" svg:x="23.566cm" svg:y="16.463cm" svg:viewBox="0 0 30 375" draw:points="0,375 30,375 30,0 0,0">
          <text:p/>
        </draw:polygon>
        <draw:polygon draw:style-name="gr38" draw:text-style-name="P10" draw:layer="layout" svg:width="0.029cm" svg:height="0.374cm" svg:x="23.595cm" svg:y="16.463cm" svg:viewBox="0 0 30 375" draw:points="0,375 30,375 30,0 0,0">
          <text:p/>
        </draw:polygon>
        <draw:polygon draw:style-name="gr35" draw:text-style-name="P7" draw:layer="layout" svg:width="0.029cm" svg:height="0.374cm" svg:x="23.625cm" svg:y="16.463cm" svg:viewBox="0 0 30 375" draw:points="0,375 30,375 30,0 0,0">
          <text:p/>
        </draw:polygon>
        <draw:polygon draw:style-name="gr37" draw:text-style-name="P9" draw:layer="layout" svg:width="0.029cm" svg:height="0.374cm" svg:x="23.655cm" svg:y="16.463cm" svg:viewBox="0 0 30 375" draw:points="0,375 30,375 30,0 0,0">
          <text:p/>
        </draw:polygon>
        <draw:polygon draw:style-name="gr35" draw:text-style-name="P7" draw:layer="layout" svg:width="0.029cm" svg:height="0.374cm" svg:x="23.684cm" svg:y="16.463cm" svg:viewBox="0 0 30 375" draw:points="0,375 30,375 30,0 0,0">
          <text:p/>
        </draw:polygon>
        <draw:polygon draw:style-name="gr35" draw:text-style-name="P7" draw:layer="layout" svg:width="0.029cm" svg:height="0.374cm" svg:x="23.713cm" svg:y="16.463cm" svg:viewBox="0 0 30 375" draw:points="0,375 30,375 30,0 0,0">
          <text:p/>
        </draw:polygon>
        <draw:polygon draw:style-name="gr38" draw:text-style-name="P10" draw:layer="layout" svg:width="0.03cm" svg:height="0.374cm" svg:x="23.742cm" svg:y="16.463cm" svg:viewBox="0 0 31 375" draw:points="0,375 31,375 31,0 0,0">
          <text:p/>
        </draw:polygon>
        <draw:polygon draw:style-name="gr37" draw:text-style-name="P9" draw:layer="layout" svg:width="0.029cm" svg:height="0.374cm" svg:x="23.773cm" svg:y="16.463cm" svg:viewBox="0 0 30 375" draw:points="0,375 30,375 30,0 0,0">
          <text:p/>
        </draw:polygon>
        <draw:polygon draw:style-name="gr35" draw:text-style-name="P7" draw:layer="layout" svg:width="0.029cm" svg:height="0.374cm" svg:x="23.802cm" svg:y="16.463cm" svg:viewBox="0 0 30 375" draw:points="0,375 30,375 30,0 0,0">
          <text:p/>
        </draw:polygon>
        <draw:polygon draw:style-name="gr35" draw:text-style-name="P7" draw:layer="layout" svg:width="0.03cm" svg:height="0.374cm" svg:x="23.831cm" svg:y="16.463cm" svg:viewBox="0 0 31 375" draw:points="0,375 31,375 31,0 0,0">
          <text:p/>
        </draw:polygon>
        <draw:polygon draw:style-name="gr36" draw:text-style-name="P8" draw:layer="layout" svg:width="0.029cm" svg:height="0.374cm" svg:x="23.861cm" svg:y="16.463cm" svg:viewBox="0 0 30 375" draw:points="0,375 30,375 30,0 0,0">
          <text:p/>
        </draw:polygon>
        <draw:polygon draw:style-name="gr37" draw:text-style-name="P9" draw:layer="layout" svg:width="0.029cm" svg:height="0.374cm" svg:x="23.89cm" svg:y="16.463cm" svg:viewBox="0 0 30 375" draw:points="0,375 30,375 30,0 0,0">
          <text:p/>
        </draw:polygon>
        <draw:polygon draw:style-name="gr36" draw:text-style-name="P8" draw:layer="layout" svg:width="0.029cm" svg:height="0.374cm" svg:x="23.919cm" svg:y="16.463cm" svg:viewBox="0 0 30 375" draw:points="0,375 30,375 30,0 0,0">
          <text:p/>
        </draw:polygon>
        <draw:polygon draw:style-name="gr37" draw:text-style-name="P9" draw:layer="layout" svg:width="0.029cm" svg:height="0.374cm" svg:x="23.949cm" svg:y="16.463cm" svg:viewBox="0 0 30 375" draw:points="0,375 30,375 30,0 0,0">
          <text:p/>
        </draw:polygon>
        <draw:polygon draw:style-name="gr37" draw:text-style-name="P9" draw:layer="layout" svg:width="0.029cm" svg:height="0.374cm" svg:x="23.979cm" svg:y="16.463cm" svg:viewBox="0 0 30 375" draw:points="0,375 30,375 30,0 0,0">
          <text:p/>
        </draw:polygon>
        <draw:polygon draw:style-name="gr35" draw:text-style-name="P7" draw:layer="layout" svg:width="0.029cm" svg:height="0.374cm" svg:x="24.008cm" svg:y="16.463cm" svg:viewBox="0 0 30 375" draw:points="0,375 30,375 30,0 0,0">
          <text:p/>
        </draw:polygon>
        <draw:polygon draw:style-name="gr36" draw:text-style-name="P8" draw:layer="layout" svg:width="0.029cm" svg:height="0.374cm" svg:x="24.037cm" svg:y="16.463cm" svg:viewBox="0 0 30 375" draw:points="0,375 30,375 30,0 0,0">
          <text:p/>
        </draw:polygon>
        <draw:polygon draw:style-name="gr38" draw:text-style-name="P10" draw:layer="layout" svg:width="0.029cm" svg:height="0.374cm" svg:x="24.066cm" svg:y="16.463cm" svg:viewBox="0 0 30 375" draw:points="0,375 30,375 30,0 0,0">
          <text:p/>
        </draw:polygon>
        <draw:polygon draw:style-name="gr36" draw:text-style-name="P8" draw:layer="layout" svg:width="0.029cm" svg:height="0.374cm" svg:x="24.097cm" svg:y="16.463cm" svg:viewBox="0 0 30 375" draw:points="0,375 30,375 30,0 0,0">
          <text:p/>
        </draw:polygon>
        <draw:polygon draw:style-name="gr38" draw:text-style-name="P10" draw:layer="layout" svg:width="0.029cm" svg:height="0.374cm" svg:x="24.126cm" svg:y="16.463cm" svg:viewBox="0 0 30 375" draw:points="0,375 30,375 30,0 0,0">
          <text:p/>
        </draw:polygon>
        <draw:polygon draw:style-name="gr37" draw:text-style-name="P9" draw:layer="layout" svg:width="0.029cm" svg:height="0.374cm" svg:x="24.155cm" svg:y="16.463cm" svg:viewBox="0 0 30 375" draw:points="0,375 30,375 30,0 0,0">
          <text:p/>
        </draw:polygon>
        <draw:polygon draw:style-name="gr38" draw:text-style-name="P10" draw:layer="layout" svg:width="0.03cm" svg:height="0.374cm" svg:x="24.184cm" svg:y="16.463cm" svg:viewBox="0 0 31 375" draw:points="0,375 31,375 31,0 0,0">
          <text:p/>
        </draw:polygon>
        <draw:polygon draw:style-name="gr36" draw:text-style-name="P8" draw:layer="layout" svg:width="0.029cm" svg:height="0.374cm" svg:x="24.243cm" svg:y="16.463cm" svg:viewBox="0 0 30 375" draw:points="0,375 30,375 30,0 0,0">
          <text:p/>
        </draw:polygon>
        <draw:polygon draw:style-name="gr36" draw:text-style-name="P8" draw:layer="layout" svg:width="0.029cm" svg:height="0.374cm" svg:x="24.274cm" svg:y="16.463cm" svg:viewBox="0 0 30 375" draw:points="0,375 30,375 30,0 0,0">
          <text:p/>
        </draw:polygon>
        <draw:polygon draw:style-name="gr37" draw:text-style-name="P9" draw:layer="layout" svg:width="0.029cm" svg:height="0.374cm" svg:x="24.303cm" svg:y="16.463cm" svg:viewBox="0 0 30 375" draw:points="0,375 30,375 30,0 0,0">
          <text:p/>
        </draw:polygon>
        <draw:polygon draw:style-name="gr36" draw:text-style-name="P8" draw:layer="layout" svg:width="0.029cm" svg:height="0.374cm" svg:x="24.332cm" svg:y="16.463cm" svg:viewBox="0 0 30 375" draw:points="0,375 30,375 30,0 0,0">
          <text:p/>
        </draw:polygon>
        <draw:polygon draw:style-name="gr36" draw:text-style-name="P8" draw:layer="layout" svg:width="0.029cm" svg:height="0.374cm" svg:x="24.361cm" svg:y="16.463cm" svg:viewBox="0 0 30 375" draw:points="0,375 30,375 30,0 0,0">
          <text:p/>
        </draw:polygon>
        <draw:polygon draw:style-name="gr38" draw:text-style-name="P10" draw:layer="layout" svg:width="0.029cm" svg:height="0.374cm" svg:x="24.39cm" svg:y="16.463cm" svg:viewBox="0 0 30 375" draw:points="0,375 30,375 30,0 0,0">
          <text:p/>
        </draw:polygon>
        <draw:polygon draw:style-name="gr35" draw:text-style-name="P7" draw:layer="layout" svg:width="0.029cm" svg:height="0.374cm" svg:x="24.42cm" svg:y="16.463cm" svg:viewBox="0 0 30 375" draw:points="0,375 30,375 30,0 0,0">
          <text:p/>
        </draw:polygon>
        <draw:polygon draw:style-name="gr35" draw:text-style-name="P7" draw:layer="layout" svg:width="0.029cm" svg:height="0.374cm" svg:x="24.45cm" svg:y="16.463cm" svg:viewBox="0 0 30 375" draw:points="0,375 30,375 30,0 0,0">
          <text:p/>
        </draw:polygon>
        <draw:polygon draw:style-name="gr35" draw:text-style-name="P7" draw:layer="layout" svg:width="0.029cm" svg:height="0.374cm" svg:x="24.479cm" svg:y="16.463cm" svg:viewBox="0 0 30 375" draw:points="0,375 30,375 30,0 0,0">
          <text:p/>
        </draw:polygon>
        <draw:polygon draw:style-name="gr36" draw:text-style-name="P8" draw:layer="layout" svg:width="0.03cm" svg:height="0.374cm" svg:x="24.508cm" svg:y="16.463cm" svg:viewBox="0 0 31 375" draw:points="0,375 31,375 31,0 0,0">
          <text:p/>
        </draw:polygon>
        <draw:polygon draw:style-name="gr35" draw:text-style-name="P7" draw:layer="layout" svg:width="0.029cm" svg:height="0.374cm" svg:x="24.538cm" svg:y="16.463cm" svg:viewBox="0 0 30 375" draw:points="0,375 30,375 30,0 0,0">
          <text:p/>
        </draw:polygon>
        <draw:polygon draw:style-name="gr38" draw:text-style-name="P10" draw:layer="layout" svg:width="0.029cm" svg:height="0.374cm" svg:x="24.567cm" svg:y="16.463cm" svg:viewBox="0 0 30 375" draw:points="0,375 30,375 30,0 0,0">
          <text:p/>
        </draw:polygon>
        <draw:polygon draw:style-name="gr37" draw:text-style-name="P9" draw:layer="layout" svg:width="0.03cm" svg:height="0.374cm" svg:x="24.596cm" svg:y="16.463cm" svg:viewBox="0 0 31 375" draw:points="0,375 31,375 31,0 0,0">
          <text:p/>
        </draw:polygon>
        <draw:polygon draw:style-name="gr38" draw:text-style-name="P10" draw:layer="layout" svg:width="0.029cm" svg:height="0.374cm" svg:x="24.627cm" svg:y="16.463cm" svg:viewBox="0 0 30 375" draw:points="0,375 30,375 30,0 0,0">
          <text:p/>
        </draw:polygon>
        <draw:polygon draw:style-name="gr35" draw:text-style-name="P7" draw:layer="layout" svg:width="0.029cm" svg:height="0.374cm" svg:x="24.656cm" svg:y="16.463cm" svg:viewBox="0 0 30 375" draw:points="0,375 30,375 30,0 0,0">
          <text:p/>
        </draw:polygon>
        <draw:polygon draw:style-name="gr35" draw:text-style-name="P7" draw:layer="layout" svg:width="0.029cm" svg:height="0.374cm" svg:x="24.685cm" svg:y="16.463cm" svg:viewBox="0 0 30 375" draw:points="0,375 30,375 30,0 0,0">
          <text:p/>
        </draw:polygon>
        <draw:polygon draw:style-name="gr36" draw:text-style-name="P8" draw:layer="layout" svg:width="0.029cm" svg:height="0.374cm" svg:x="24.715cm" svg:y="16.463cm" svg:viewBox="0 0 30 375" draw:points="0,375 30,375 30,0 0,0">
          <text:p/>
        </draw:polygon>
        <draw:polygon draw:style-name="gr35" draw:text-style-name="P7" draw:layer="layout" svg:width="0.029cm" svg:height="0.374cm" svg:x="24.744cm" svg:y="16.463cm" svg:viewBox="0 0 30 375" draw:points="0,375 30,375 30,0 0,0">
          <text:p/>
        </draw:polygon>
        <draw:polygon draw:style-name="gr35" draw:text-style-name="P7" draw:layer="layout" svg:width="0.029cm" svg:height="0.374cm" svg:x="24.774cm" svg:y="16.463cm" svg:viewBox="0 0 30 375" draw:points="0,375 30,375 30,0 0,0">
          <text:p/>
        </draw:polygon>
        <draw:polygon draw:style-name="gr36" draw:text-style-name="P8" draw:layer="layout" svg:width="0.029cm" svg:height="0.374cm" svg:x="24.803cm" svg:y="16.463cm" svg:viewBox="0 0 30 375" draw:points="0,375 30,375 30,0 0,0">
          <text:p/>
        </draw:polygon>
        <draw:polygon draw:style-name="gr38" draw:text-style-name="P10" draw:layer="layout" svg:width="0.029cm" svg:height="0.374cm" svg:x="24.833cm" svg:y="16.463cm" svg:viewBox="0 0 30 375" draw:points="0,375 30,375 30,0 0,0">
          <text:p/>
        </draw:polygon>
        <draw:polygon draw:style-name="gr38" draw:text-style-name="P10" draw:layer="layout" svg:width="0.029cm" svg:height="0.374cm" svg:x="24.862cm" svg:y="16.463cm" svg:viewBox="0 0 30 375" draw:points="0,375 30,375 30,0 0,0">
          <text:p/>
        </draw:polygon>
        <draw:polygon draw:style-name="gr38" draw:text-style-name="P10" draw:layer="layout" svg:width="0.029cm" svg:height="0.374cm" svg:x="24.891cm" svg:y="16.463cm" svg:viewBox="0 0 30 375" draw:points="0,375 30,375 30,0 0,0">
          <text:p/>
        </draw:polygon>
        <draw:polygon draw:style-name="gr36" draw:text-style-name="P8" draw:layer="layout" svg:width="0.029cm" svg:height="0.374cm" svg:x="24.92cm" svg:y="16.463cm" svg:viewBox="0 0 30 375" draw:points="0,375 30,375 30,0 0,0">
          <text:p/>
        </draw:polygon>
        <draw:polygon draw:style-name="gr35" draw:text-style-name="P7" draw:layer="layout" svg:width="0.03cm" svg:height="0.374cm" svg:x="24.95cm" svg:y="16.463cm" svg:viewBox="0 0 31 375" draw:points="0,375 31,375 31,0 0,0">
          <text:p/>
        </draw:polygon>
        <draw:polygon draw:style-name="gr35" draw:text-style-name="P7" draw:layer="layout" svg:width="0.029cm" svg:height="0.374cm" svg:x="24.98cm" svg:y="16.463cm" svg:viewBox="0 0 30 375" draw:points="0,375 30,375 30,0 0,0">
          <text:p/>
        </draw:polygon>
        <draw:polygon draw:style-name="gr36" draw:text-style-name="P8" draw:layer="layout" svg:width="0.029cm" svg:height="0.374cm" svg:x="25.009cm" svg:y="16.463cm" svg:viewBox="0 0 30 375" draw:points="0,375 30,375 30,0 0,0">
          <text:p/>
        </draw:polygon>
        <draw:polygon draw:style-name="gr35" draw:text-style-name="P7" draw:layer="layout" svg:width="0.03cm" svg:height="0.374cm" svg:x="25.038cm" svg:y="16.463cm" svg:viewBox="0 0 31 375" draw:points="0,375 31,375 31,0 0,0">
          <text:p/>
        </draw:polygon>
        <draw:polygon draw:style-name="gr35" draw:text-style-name="P7" draw:layer="layout" svg:width="0.029cm" svg:height="0.374cm" svg:x="25.068cm" svg:y="16.463cm" svg:viewBox="0 0 30 375" draw:points="0,375 30,375 30,0 0,0">
          <text:p/>
        </draw:polygon>
        <draw:polygon draw:style-name="gr36" draw:text-style-name="P8" draw:layer="layout" svg:width="0.029cm" svg:height="0.374cm" svg:x="25.098cm" svg:y="16.463cm" svg:viewBox="0 0 30 375" draw:points="0,375 30,375 30,0 0,0">
          <text:p/>
        </draw:polygon>
        <draw:polygon draw:style-name="gr37" draw:text-style-name="P9" draw:layer="layout" svg:width="0.029cm" svg:height="0.374cm" svg:x="25.127cm" svg:y="16.463cm" svg:viewBox="0 0 30 375" draw:points="0,375 30,375 30,0 0,0">
          <text:p/>
        </draw:polygon>
        <draw:polygon draw:style-name="gr37" draw:text-style-name="P9" draw:layer="layout" svg:width="0.029cm" svg:height="0.374cm" svg:x="25.157cm" svg:y="16.463cm" svg:viewBox="0 0 30 375" draw:points="0,375 30,375 30,0 0,0">
          <text:p/>
        </draw:polygon>
        <draw:polygon draw:style-name="gr35" draw:text-style-name="P7" draw:layer="layout" svg:width="0.029cm" svg:height="0.374cm" svg:x="25.186cm" svg:y="16.463cm" svg:viewBox="0 0 30 375" draw:points="0,375 30,375 30,0 0,0">
          <text:p/>
        </draw:polygon>
        <draw:polygon draw:style-name="gr38" draw:text-style-name="P10" draw:layer="layout" svg:width="0.029cm" svg:height="0.374cm" svg:x="25.215cm" svg:y="16.463cm" svg:viewBox="0 0 30 375" draw:points="0,375 30,375 30,0 0,0">
          <text:p/>
        </draw:polygon>
        <draw:polygon draw:style-name="gr36" draw:text-style-name="P8" draw:layer="layout" svg:width="0.029cm" svg:height="0.374cm" svg:x="25.244cm" svg:y="16.463cm" svg:viewBox="0 0 30 375" draw:points="0,375 30,375 30,0 0,0">
          <text:p/>
        </draw:polygon>
        <draw:polygon draw:style-name="gr38" draw:text-style-name="P10" draw:layer="layout" svg:width="0.029cm" svg:height="0.374cm" svg:x="25.275cm" svg:y="16.463cm" svg:viewBox="0 0 30 375" draw:points="0,375 30,375 30,0 0,0">
          <text:p/>
        </draw:polygon>
        <draw:polygon draw:style-name="gr36" draw:text-style-name="P8" draw:layer="layout" svg:width="0.029cm" svg:height="0.374cm" svg:x="25.304cm" svg:y="16.463cm" svg:viewBox="0 0 30 375" draw:points="0,375 30,375 30,0 0,0">
          <text:p/>
        </draw:polygon>
        <draw:polygon draw:style-name="gr38" draw:text-style-name="P10" draw:layer="layout" svg:width="0.029cm" svg:height="0.374cm" svg:x="25.333cm" svg:y="16.463cm" svg:viewBox="0 0 30 375" draw:points="0,375 30,375 30,0 0,0">
          <text:p/>
        </draw:polygon>
        <draw:polygon draw:style-name="gr38" draw:text-style-name="P10" draw:layer="layout" svg:width="0.03cm" svg:height="0.374cm" svg:x="25.362cm" svg:y="16.463cm" svg:viewBox="0 0 31 375" draw:points="0,375 31,375 31,0 0,0">
          <text:p/>
        </draw:polygon>
        <draw:polygon draw:style-name="gr37" draw:text-style-name="P9" draw:layer="layout" svg:width="0.029cm" svg:height="0.374cm" svg:x="25.392cm" svg:y="16.463cm" svg:viewBox="0 0 30 375" draw:points="0,375 30,375 30,0 0,0">
          <text:p/>
        </draw:polygon>
        <draw:polygon draw:style-name="gr37" draw:text-style-name="P9" draw:layer="layout" svg:width="0.029cm" svg:height="0.374cm" svg:x="25.422cm" svg:y="16.463cm" svg:viewBox="0 0 30 375" draw:points="0,375 30,375 30,0 0,0">
          <text:p/>
        </draw:polygon>
        <draw:polygon draw:style-name="gr36" draw:text-style-name="P8" draw:layer="layout" svg:width="0.029cm" svg:height="0.374cm" svg:x="25.451cm" svg:y="16.463cm" svg:viewBox="0 0 30 375" draw:points="0,375 30,375 30,0 0,0">
          <text:p/>
        </draw:polygon>
        <draw:polygon draw:style-name="gr38" draw:text-style-name="P10" draw:layer="layout" svg:width="0.029cm" svg:height="0.374cm" svg:x="25.481cm" svg:y="16.463cm" svg:viewBox="0 0 30 375" draw:points="0,375 30,375 30,0 0,0">
          <text:p/>
        </draw:polygon>
        <draw:polygon draw:style-name="gr36" draw:text-style-name="P8" draw:layer="layout" svg:width="0.029cm" svg:height="0.374cm" svg:x="25.51cm" svg:y="16.463cm" svg:viewBox="0 0 30 375" draw:points="0,375 30,375 30,0 0,0">
          <text:p/>
        </draw:polygon>
        <draw:polygon draw:style-name="gr38" draw:text-style-name="P10" draw:layer="layout" svg:width="0.029cm" svg:height="0.374cm" svg:x="25.539cm" svg:y="16.463cm" svg:viewBox="0 0 30 375" draw:points="0,375 30,375 30,0 0,0">
          <text:p/>
        </draw:polygon>
        <draw:polygon draw:style-name="gr36" draw:text-style-name="P8" draw:layer="layout" svg:width="0.029cm" svg:height="0.374cm" svg:x="25.568cm" svg:y="16.463cm" svg:viewBox="0 0 30 375" draw:points="0,375 30,375 30,0 0,0">
          <text:p/>
        </draw:polygon>
        <draw:polygon draw:style-name="gr37" draw:text-style-name="P9" draw:layer="layout" svg:width="0.029cm" svg:height="0.374cm" svg:x="25.599cm" svg:y="16.463cm" svg:viewBox="0 0 30 375" draw:points="0,375 30,375 30,0 0,0">
          <text:p/>
        </draw:polygon>
        <draw:polygon draw:style-name="gr36" draw:text-style-name="P8" draw:layer="layout" svg:width="0.029cm" svg:height="0.374cm" svg:x="25.628cm" svg:y="16.463cm" svg:viewBox="0 0 30 375" draw:points="0,375 30,375 30,0 0,0">
          <text:p/>
        </draw:polygon>
        <draw:polygon draw:style-name="gr35" draw:text-style-name="P7" draw:layer="layout" svg:width="0.029cm" svg:height="0.374cm" svg:x="25.657cm" svg:y="16.463cm" svg:viewBox="0 0 30 375" draw:points="0,375 30,375 30,0 0,0">
          <text:p/>
        </draw:polygon>
        <draw:polygon draw:style-name="gr38" draw:text-style-name="P10" draw:layer="layout" svg:width="0.029cm" svg:height="0.374cm" svg:x="25.686cm" svg:y="16.463cm" svg:viewBox="0 0 30 375" draw:points="0,375 30,375 30,0 0,0">
          <text:p/>
        </draw:polygon>
        <draw:polygon draw:style-name="gr36" draw:text-style-name="P8" draw:layer="layout" svg:width="0.029cm" svg:height="0.374cm" svg:x="25.716cm" svg:y="16.463cm" svg:viewBox="0 0 30 375" draw:points="0,375 30,375 30,0 0,0">
          <text:p/>
        </draw:polygon>
        <draw:polygon draw:style-name="gr37" draw:text-style-name="P9" draw:layer="layout" svg:width="0.029cm" svg:height="0.374cm" svg:x="25.746cm" svg:y="16.463cm" svg:viewBox="0 0 30 375" draw:points="0,375 30,375 30,0 0,0">
          <text:p/>
        </draw:polygon>
        <draw:polygon draw:style-name="gr35" draw:text-style-name="P7" draw:layer="layout" svg:width="0.029cm" svg:height="0.374cm" svg:x="25.775cm" svg:y="16.463cm" svg:viewBox="0 0 30 375" draw:points="0,375 30,375 30,0 0,0">
          <text:p/>
        </draw:polygon>
        <draw:polygon draw:style-name="gr38" draw:text-style-name="P10" draw:layer="layout" svg:width="0.03cm" svg:height="0.374cm" svg:x="25.804cm" svg:y="16.463cm" svg:viewBox="0 0 31 375" draw:points="0,375 31,375 31,0 0,0">
          <text:p/>
        </draw:polygon>
        <draw:polygon draw:style-name="gr37" draw:text-style-name="P9" draw:layer="layout" svg:width="0.029cm" svg:height="0.374cm" svg:x="25.834cm" svg:y="16.463cm" svg:viewBox="0 0 30 375" draw:points="0,375 30,375 30,0 0,0">
          <text:p/>
        </draw:polygon>
        <draw:polygon draw:style-name="gr35" draw:text-style-name="P7" draw:layer="layout" svg:width="0.029cm" svg:height="0.374cm" svg:x="25.863cm" svg:y="16.463cm" svg:viewBox="0 0 30 375" draw:points="0,375 30,375 30,0 0,0">
          <text:p/>
        </draw:polygon>
        <draw:polygon draw:style-name="gr35" draw:text-style-name="P7" draw:layer="layout" svg:width="0.03cm" svg:height="0.374cm" svg:x="25.892cm" svg:y="16.463cm" svg:viewBox="0 0 31 375" draw:points="0,375 31,375 31,0 0,0">
          <text:p/>
        </draw:polygon>
        <draw:polygon draw:style-name="gr37" draw:text-style-name="P9" draw:layer="layout" svg:width="0.029cm" svg:height="0.374cm" svg:x="25.923cm" svg:y="16.463cm" svg:viewBox="0 0 30 375" draw:points="0,375 30,375 30,0 0,0">
          <text:p/>
        </draw:polygon>
        <draw:polygon draw:style-name="gr35" draw:text-style-name="P7" draw:layer="layout" svg:width="0.029cm" svg:height="0.374cm" svg:x="25.952cm" svg:y="16.463cm" svg:viewBox="0 0 30 375" draw:points="0,375 30,375 30,0 0,0">
          <text:p/>
        </draw:polygon>
        <draw:polygon draw:style-name="gr35" draw:text-style-name="P7" draw:layer="layout" svg:width="0.029cm" svg:height="0.374cm" svg:x="25.981cm" svg:y="16.463cm" svg:viewBox="0 0 30 375" draw:points="0,375 30,375 30,0 0,0">
          <text:p/>
        </draw:polygon>
        <draw:polygon draw:style-name="gr36" draw:text-style-name="P8" draw:layer="layout" svg:width="0.029cm" svg:height="0.374cm" svg:x="26.01cm" svg:y="16.463cm" svg:viewBox="0 0 30 375" draw:points="0,375 30,375 30,0 0,0">
          <text:p/>
        </draw:polygon>
        <draw:polygon draw:style-name="gr37" draw:text-style-name="P9" draw:layer="layout" svg:width="0.029cm" svg:height="0.374cm" svg:x="26.04cm" svg:y="16.463cm" svg:viewBox="0 0 30 375" draw:points="0,375 30,375 30,0 0,0">
          <text:p/>
        </draw:polygon>
        <draw:polygon draw:style-name="gr36" draw:text-style-name="P8" draw:layer="layout" svg:width="0.029cm" svg:height="0.374cm" svg:x="26.07cm" svg:y="16.463cm" svg:viewBox="0 0 30 375" draw:points="0,375 30,375 30,0 0,0">
          <text:p/>
        </draw:polygon>
        <draw:polygon draw:style-name="gr35" draw:text-style-name="P7" draw:layer="layout" svg:width="0.029cm" svg:height="0.374cm" svg:x="26.099cm" svg:y="16.463cm" svg:viewBox="0 0 30 375" draw:points="0,375 30,375 30,0 0,0">
          <text:p/>
        </draw:polygon>
        <draw:polygon draw:style-name="gr37" draw:text-style-name="P9" draw:layer="layout" svg:width="0.03cm" svg:height="0.374cm" svg:x="26.128cm" svg:y="16.463cm" svg:viewBox="0 0 31 375" draw:points="0,375 31,375 31,0 0,0">
          <text:p/>
        </draw:polygon>
        <draw:polygon draw:style-name="gr36" draw:text-style-name="P8" draw:layer="layout" svg:width="0.029cm" svg:height="0.374cm" svg:x="26.158cm" svg:y="16.463cm" svg:viewBox="0 0 30 375" draw:points="0,375 30,375 30,0 0,0">
          <text:p/>
        </draw:polygon>
        <draw:polygon draw:style-name="gr37" draw:text-style-name="P9" draw:layer="layout" svg:width="0.029cm" svg:height="0.374cm" svg:x="26.187cm" svg:y="16.463cm" svg:viewBox="0 0 30 375" draw:points="0,375 30,375 30,0 0,0">
          <text:p/>
        </draw:polygon>
        <draw:polygon draw:style-name="gr35" draw:text-style-name="P7" draw:layer="layout" svg:width="0.03cm" svg:height="0.374cm" svg:x="26.216cm" svg:y="16.463cm" svg:viewBox="0 0 31 375" draw:points="0,375 31,375 31,0 0,0">
          <text:p/>
        </draw:polygon>
        <draw:polygon draw:style-name="gr35" draw:text-style-name="P7" draw:layer="layout" svg:width="0.029cm" svg:height="0.374cm" svg:x="26.247cm" svg:y="16.463cm" svg:viewBox="0 0 30 375" draw:points="0,375 30,375 30,0 0,0">
          <text:p/>
        </draw:polygon>
        <draw:polygon draw:style-name="gr35" draw:text-style-name="P7" draw:layer="layout" svg:width="0.029cm" svg:height="0.374cm" svg:x="26.276cm" svg:y="16.463cm" svg:viewBox="0 0 30 375" draw:points="0,375 30,375 30,0 0,0">
          <text:p/>
        </draw:polygon>
        <draw:polygon draw:style-name="gr38" draw:text-style-name="P10" draw:layer="layout" svg:width="0.029cm" svg:height="0.374cm" svg:x="26.305cm" svg:y="16.463cm" svg:viewBox="0 0 30 375" draw:points="0,375 30,375 30,0 0,0">
          <text:p/>
        </draw:polygon>
        <draw:polygon draw:style-name="gr37" draw:text-style-name="P9" draw:layer="layout" svg:width="0.029cm" svg:height="0.374cm" svg:x="26.335cm" svg:y="16.463cm" svg:viewBox="0 0 30 375" draw:points="0,375 30,375 30,0 0,0">
          <text:p/>
        </draw:polygon>
        <draw:polygon draw:style-name="gr36" draw:text-style-name="P8" draw:layer="layout" svg:width="0.029cm" svg:height="0.374cm" svg:x="26.364cm" svg:y="16.463cm" svg:viewBox="0 0 30 375" draw:points="0,375 30,375 30,0 0,0">
          <text:p/>
        </draw:polygon>
        <draw:polygon draw:style-name="gr37" draw:text-style-name="P9" draw:layer="layout" svg:width="0.029cm" svg:height="0.374cm" svg:x="26.393cm" svg:y="16.463cm" svg:viewBox="0 0 30 375" draw:points="0,375 30,375 30,0 0,0">
          <text:p/>
        </draw:polygon>
        <draw:polygon draw:style-name="gr35" draw:text-style-name="P7" draw:layer="layout" svg:width="0.029cm" svg:height="0.374cm" svg:x="26.423cm" svg:y="16.463cm" svg:viewBox="0 0 30 375" draw:points="0,375 30,375 30,0 0,0">
          <text:p/>
        </draw:polygon>
        <draw:polygon draw:style-name="gr38" draw:text-style-name="P10" draw:layer="layout" svg:width="0.029cm" svg:height="0.374cm" svg:x="26.453cm" svg:y="16.463cm" svg:viewBox="0 0 30 375" draw:points="0,375 30,375 30,0 0,0">
          <text:p/>
        </draw:polygon>
        <draw:polygon draw:style-name="gr35" draw:text-style-name="P7" draw:layer="layout" svg:width="0.029cm" svg:height="0.374cm" svg:x="26.482cm" svg:y="16.463cm" svg:viewBox="0 0 30 375" draw:points="0,375 30,375 30,0 0,0">
          <text:p/>
        </draw:polygon>
        <draw:polygon draw:style-name="gr35" draw:text-style-name="P7" draw:layer="layout" svg:width="0.029cm" svg:height="0.374cm" svg:x="26.511cm" svg:y="16.463cm" svg:viewBox="0 0 30 375" draw:points="0,375 30,375 30,0 0,0">
          <text:p/>
        </draw:polygon>
        <draw:polygon draw:style-name="gr37" draw:text-style-name="P9" draw:layer="layout" svg:width="0.029cm" svg:height="0.374cm" svg:x="26.54cm" svg:y="16.463cm" svg:viewBox="0 0 30 375" draw:points="0,375 30,375 30,0 0,0">
          <text:p/>
        </draw:polygon>
        <draw:polygon draw:style-name="gr38" draw:text-style-name="P10" draw:layer="layout" svg:width="0.03cm" svg:height="0.374cm" svg:x="26.569cm" svg:y="16.463cm" svg:viewBox="0 0 31 375" draw:points="0,375 31,375 31,0 0,0">
          <text:p/>
        </draw:polygon>
        <draw:polygon draw:style-name="gr35" draw:text-style-name="P7" draw:layer="layout" svg:width="0.029cm" svg:height="0.374cm" svg:x="26.6cm" svg:y="16.463cm" svg:viewBox="0 0 30 375" draw:points="0,375 30,375 30,0 0,0">
          <text:p/>
        </draw:polygon>
        <draw:polygon draw:style-name="gr35" draw:text-style-name="P7" draw:layer="layout" svg:width="0.029cm" svg:height="0.374cm" svg:x="26.629cm" svg:y="16.463cm" svg:viewBox="0 0 30 375" draw:points="0,375 30,375 30,0 0,0">
          <text:p/>
        </draw:polygon>
        <draw:polygon draw:style-name="gr38" draw:text-style-name="P10" draw:layer="layout" svg:width="0.03cm" svg:height="0.374cm" svg:x="26.658cm" svg:y="16.463cm" svg:viewBox="0 0 31 375" draw:points="0,375 31,375 31,0 0,0">
          <text:p/>
        </draw:polygon>
        <draw:polygon draw:style-name="gr37" draw:text-style-name="P9" draw:layer="layout" svg:width="0.029cm" svg:height="0.374cm" svg:x="26.688cm" svg:y="16.463cm" svg:viewBox="0 0 30 375" draw:points="0,375 30,375 30,0 0,0">
          <text:p/>
        </draw:polygon>
        <draw:polygon draw:style-name="gr38" draw:text-style-name="P10" draw:layer="layout" svg:width="0.029cm" svg:height="0.374cm" svg:x="26.717cm" svg:y="16.463cm" svg:viewBox="0 0 30 375" draw:points="0,375 30,375 30,0 0,0">
          <text:p/>
        </draw:polygon>
        <draw:polygon draw:style-name="gr37" draw:text-style-name="P9" draw:layer="layout" svg:width="0.029cm" svg:height="0.374cm" svg:x="26.747cm" svg:y="16.463cm" svg:viewBox="0 0 30 375" draw:points="0,375 30,375 30,0 0,0">
          <text:p/>
        </draw:polygon>
        <draw:polygon draw:style-name="gr35" draw:text-style-name="P7" draw:layer="layout" svg:width="0.029cm" svg:height="0.374cm" svg:x="26.777cm" svg:y="16.463cm" svg:viewBox="0 0 30 375" draw:points="0,375 30,375 30,0 0,0">
          <text:p/>
        </draw:polygon>
        <draw:polygon draw:style-name="gr35" draw:text-style-name="P7" draw:layer="layout" svg:width="0.029cm" svg:height="0.374cm" svg:x="26.806cm" svg:y="16.463cm" svg:viewBox="0 0 30 375" draw:points="0,375 30,375 30,0 0,0">
          <text:p/>
        </draw:polygon>
        <draw:polygon draw:style-name="gr38" draw:text-style-name="P10" draw:layer="layout" svg:width="0.029cm" svg:height="0.374cm" svg:x="26.835cm" svg:y="16.463cm" svg:viewBox="0 0 30 375" draw:points="0,375 30,375 30,0 0,0">
          <text:p/>
        </draw:polygon>
        <draw:polygon draw:style-name="gr38" draw:text-style-name="P10" draw:layer="layout" svg:width="0.029cm" svg:height="0.374cm" svg:x="26.864cm" svg:y="16.463cm" svg:viewBox="0 0 30 375" draw:points="0,375 30,375 30,0 0,0">
          <text:p/>
        </draw:polygon>
        <draw:polygon draw:style-name="gr37" draw:text-style-name="P9" draw:layer="layout" svg:width="0.029cm" svg:height="0.374cm" svg:x="26.895cm" svg:y="16.463cm" svg:viewBox="0 0 30 375" draw:points="0,375 30,375 30,0 0,0">
          <text:p/>
        </draw:polygon>
        <draw:polygon draw:style-name="gr36" draw:text-style-name="P8" draw:layer="layout" svg:width="0.029cm" svg:height="0.374cm" svg:x="26.924cm" svg:y="16.463cm" svg:viewBox="0 0 30 375" draw:points="0,375 30,375 30,0 0,0">
          <text:p/>
        </draw:polygon>
        <draw:polygon draw:style-name="gr35" draw:text-style-name="P7" draw:layer="layout" svg:width="0.029cm" svg:height="0.374cm" svg:x="26.953cm" svg:y="16.463cm" svg:viewBox="0 0 30 375" draw:points="0,375 30,375 30,0 0,0">
          <text:p/>
        </draw:polygon>
        <draw:polygon draw:style-name="gr37" draw:text-style-name="P9" draw:layer="layout" svg:width="0.03cm" svg:height="0.374cm" svg:x="26.982cm" svg:y="16.463cm" svg:viewBox="0 0 31 375" draw:points="0,375 31,375 31,0 0,0">
          <text:p/>
        </draw:polygon>
        <draw:polygon draw:style-name="gr35" draw:text-style-name="P7" draw:layer="layout" svg:width="0.029cm" svg:height="0.374cm" svg:x="27.012cm" svg:y="16.463cm" svg:viewBox="0 0 30 375" draw:points="0,375 30,375 30,0 0,0">
          <text:p/>
        </draw:polygon>
        <draw:polygon draw:style-name="gr35" draw:text-style-name="P7" draw:layer="layout" svg:width="0.029cm" svg:height="0.374cm" svg:x="27.041cm" svg:y="16.463cm" svg:viewBox="0 0 30 375" draw:points="0,375 30,375 30,0 0,0">
          <text:p/>
        </draw:polygon>
        <draw:polygon draw:style-name="gr38" draw:text-style-name="P10" draw:layer="layout" svg:width="0.029cm" svg:height="0.374cm" svg:x="27.071cm" svg:y="16.463cm" svg:viewBox="0 0 30 375" draw:points="0,375 30,375 30,0 0,0">
          <text:p/>
        </draw:polygon>
        <draw:polygon draw:style-name="gr38" draw:text-style-name="P10" draw:layer="layout" svg:width="0.029cm" svg:height="0.374cm" svg:x="27.101cm" svg:y="16.463cm" svg:viewBox="0 0 30 375" draw:points="0,375 30,375 30,0 0,0">
          <text:p/>
        </draw:polygon>
        <draw:polygon draw:style-name="gr36" draw:text-style-name="P8" draw:layer="layout" svg:width="0.029cm" svg:height="0.374cm" svg:x="27.13cm" svg:y="16.463cm" svg:viewBox="0 0 30 375" draw:points="0,375 30,375 30,0 0,0">
          <text:p/>
        </draw:polygon>
        <draw:polygon draw:style-name="gr35" draw:text-style-name="P7" draw:layer="layout" svg:width="0.029cm" svg:height="0.374cm" svg:x="27.159cm" svg:y="16.463cm" svg:viewBox="0 0 30 375" draw:points="0,375 30,375 30,0 0,0">
          <text:p/>
        </draw:polygon>
        <draw:polygon draw:style-name="gr37" draw:text-style-name="P9" draw:layer="layout" svg:width="0.029cm" svg:height="0.374cm" svg:x="27.188cm" svg:y="16.463cm" svg:viewBox="0 0 30 375" draw:points="0,375 30,375 30,0 0,0">
          <text:p/>
        </draw:polygon>
        <draw:polygon draw:style-name="gr38" draw:text-style-name="P10" draw:layer="layout" svg:width="0.029cm" svg:height="0.374cm" svg:x="27.219cm" svg:y="16.463cm" svg:viewBox="0 0 30 375" draw:points="0,375 30,375 30,0 0,0">
          <text:p/>
        </draw:polygon>
        <draw:polygon draw:style-name="gr37" draw:text-style-name="P9" draw:layer="layout" svg:width="0.029cm" svg:height="0.374cm" svg:x="27.248cm" svg:y="16.463cm" svg:viewBox="0 0 30 375" draw:points="0,375 30,375 30,0 0,0">
          <text:p/>
        </draw:polygon>
        <draw:polygon draw:style-name="gr35" draw:text-style-name="P7" draw:layer="layout" svg:width="0.029cm" svg:height="0.374cm" svg:x="27.277cm" svg:y="16.463cm" svg:viewBox="0 0 30 375" draw:points="0,375 30,375 30,0 0,0">
          <text:p/>
        </draw:polygon>
        <draw:polygon draw:style-name="gr35" draw:text-style-name="P7" draw:layer="layout" svg:width="0.029cm" svg:height="0.374cm" svg:x="27.306cm" svg:y="16.463cm" svg:viewBox="0 0 30 375" draw:points="0,375 30,375 30,0 0,0">
          <text:p/>
        </draw:polygon>
        <draw:polygon draw:style-name="gr38" draw:text-style-name="P10" draw:layer="layout" svg:width="0.029cm" svg:height="0.374cm" svg:x="27.336cm" svg:y="16.463cm" svg:viewBox="0 0 30 375" draw:points="0,375 30,375 30,0 0,0">
          <text:p/>
        </draw:polygon>
        <draw:polygon draw:style-name="gr36" draw:text-style-name="P8" draw:layer="layout" svg:width="0.029cm" svg:height="0.374cm" svg:x="27.365cm" svg:y="16.463cm" svg:viewBox="0 0 30 375" draw:points="0,375 30,375 30,0 0,0">
          <text:p/>
        </draw:polygon>
        <draw:polygon draw:style-name="gr35" draw:text-style-name="P7" draw:layer="layout" svg:width="0.029cm" svg:height="0.374cm" svg:x="27.395cm" svg:y="16.463cm" svg:viewBox="0 0 30 375" draw:points="0,375 30,375 30,0 0,0">
          <text:p/>
        </draw:polygon>
        <draw:polygon draw:style-name="gr38" draw:text-style-name="P10" draw:layer="layout" svg:width="0.03cm" svg:height="0.374cm" svg:x="27.424cm" svg:y="16.463cm" svg:viewBox="0 0 31 375" draw:points="0,375 31,375 31,0 0,0">
          <text:p/>
        </draw:polygon>
        <draw:polygon draw:style-name="gr36" draw:text-style-name="P8" draw:layer="layout" svg:width="0.029cm" svg:height="0.374cm" svg:x="27.454cm" svg:y="16.463cm" svg:viewBox="0 0 30 375" draw:points="0,375 30,375 30,0 0,0">
          <text:p/>
        </draw:polygon>
        <draw:polygon draw:style-name="gr37" draw:text-style-name="P9" draw:layer="layout" svg:width="0.029cm" svg:height="0.374cm" svg:x="27.483cm" svg:y="16.463cm" svg:viewBox="0 0 30 375" draw:points="0,375 30,375 30,0 0,0">
          <text:p/>
        </draw:polygon>
        <draw:polygon draw:style-name="gr35" draw:text-style-name="P7" draw:layer="layout" svg:width="0.029cm" svg:height="0.374cm" svg:x="27.512cm" svg:y="16.463cm" svg:viewBox="0 0 30 375" draw:points="0,375 30,375 30,0 0,0">
          <text:p/>
        </draw:polygon>
        <draw:polygon draw:style-name="gr35" draw:text-style-name="P7" draw:layer="layout" svg:width="0.029cm" svg:height="0.374cm" svg:x="27.543cm" svg:y="16.463cm" svg:viewBox="0 0 30 375" draw:points="0,375 30,375 30,0 0,0">
          <text:p/>
        </draw:polygon>
        <draw:polygon draw:style-name="gr38" draw:text-style-name="P10" draw:layer="layout" svg:width="0.029cm" svg:height="0.374cm" svg:x="27.572cm" svg:y="16.463cm" svg:viewBox="0 0 30 375" draw:points="0,375 30,375 30,0 0,0">
          <text:p/>
        </draw:polygon>
        <draw:polygon draw:style-name="gr36" draw:text-style-name="P8" draw:layer="layout" svg:width="0.029cm" svg:height="0.374cm" svg:x="27.601cm" svg:y="16.463cm" svg:viewBox="0 0 30 375" draw:points="0,375 30,375 30,0 0,0">
          <text:p/>
        </draw:polygon>
        <draw:polygon draw:style-name="gr38" draw:text-style-name="P10" draw:layer="layout" svg:width="0.029cm" svg:height="0.374cm" svg:x="27.63cm" svg:y="16.463cm" svg:viewBox="0 0 30 375" draw:points="0,375 30,375 30,0 0,0">
          <text:p/>
        </draw:polygon>
        <draw:polygon draw:style-name="gr38" draw:text-style-name="P10" draw:layer="layout" svg:width="0.029cm" svg:height="0.374cm" svg:x="27.66cm" svg:y="16.463cm" svg:viewBox="0 0 30 375" draw:points="0,375 30,375 30,0 0,0">
          <text:p/>
        </draw:polygon>
        <draw:polygon draw:style-name="gr38" draw:text-style-name="P10" draw:layer="layout" svg:width="0.029cm" svg:height="0.374cm" svg:x="27.689cm" svg:y="16.463cm" svg:viewBox="0 0 30 375" draw:points="0,375 30,375 30,0 0,0">
          <text:p/>
        </draw:polygon>
        <draw:polygon draw:style-name="gr37" draw:text-style-name="P9" draw:layer="layout" svg:width="0.029cm" svg:height="0.374cm" svg:x="27.719cm" svg:y="16.463cm" svg:viewBox="0 0 30 375" draw:points="0,375 30,375 30,0 0,0">
          <text:p/>
        </draw:polygon>
        <draw:polygon draw:style-name="gr35" draw:text-style-name="P7" draw:layer="layout" svg:width="0.029cm" svg:height="0.374cm" svg:x="27.748cm" svg:y="16.463cm" svg:viewBox="0 0 30 375" draw:points="0,375 30,375 30,0 0,0">
          <text:p/>
        </draw:polygon>
        <draw:polygon draw:style-name="gr35" draw:text-style-name="P7" draw:layer="layout" svg:width="0.029cm" svg:height="0.374cm" svg:x="27.778cm" svg:y="16.463cm" svg:viewBox="0 0 30 375" draw:points="0,375 30,375 30,0 0,0">
          <text:p/>
        </draw:polygon>
        <draw:polygon draw:style-name="gr36" draw:text-style-name="P8" draw:layer="layout" svg:width="0.029cm" svg:height="0.374cm" svg:x="27.807cm" svg:y="16.463cm" svg:viewBox="0 0 30 375" draw:points="0,375 30,375 30,0 0,0">
          <text:p/>
        </draw:polygon>
        <draw:polygon draw:style-name="gr37" draw:text-style-name="P9" draw:layer="layout" svg:width="0.03cm" svg:height="0.374cm" svg:x="27.836cm" svg:y="16.463cm" svg:viewBox="0 0 31 375" draw:points="0,375 31,375 31,0 0,0">
          <text:p/>
        </draw:polygon>
        <draw:polygon draw:style-name="gr36" draw:text-style-name="P8" draw:layer="layout" svg:width="0.029cm" svg:height="0.374cm" svg:x="27.867cm" svg:y="16.463cm" svg:viewBox="0 0 30 375" draw:points="0,375 30,375 30,0 0,0">
          <text:p/>
        </draw:polygon>
        <draw:polygon draw:style-name="gr35" draw:text-style-name="P7" draw:layer="layout" svg:width="0.029cm" svg:height="0.374cm" svg:x="27.896cm" svg:y="16.463cm" svg:viewBox="0 0 30 375" draw:points="0,375 30,375 30,0 0,0">
          <text:p/>
        </draw:polygon>
        <draw:polygon draw:style-name="gr36" draw:text-style-name="P8" draw:layer="layout" svg:width="0.029cm" svg:height="0.374cm" svg:x="27.925cm" svg:y="16.463cm" svg:viewBox="0 0 30 375" draw:points="0,375 30,375 30,0 0,0">
          <text:p/>
        </draw:polygon>
        <draw:polygon draw:style-name="gr36" draw:text-style-name="P8" draw:layer="layout" svg:width="0.029cm" svg:height="0.374cm" svg:x="27.955cm" svg:y="16.463cm" svg:viewBox="0 0 30 375" draw:points="0,375 30,375 30,0 0,0">
          <text:p/>
        </draw:polygon>
        <draw:polygon draw:style-name="gr38" draw:text-style-name="P10" draw:layer="layout" svg:width="0.029cm" svg:height="0.374cm" svg:x="27.984cm" svg:y="16.463cm" svg:viewBox="0 0 30 375" draw:points="0,375 30,375 30,0 0,0">
          <text:p/>
        </draw:polygon>
        <draw:polygon draw:style-name="gr38" draw:text-style-name="P10" draw:layer="layout" svg:width="0.029cm" svg:height="0.374cm" svg:x="28.013cm" svg:y="16.463cm" svg:viewBox="0 0 30 375" draw:points="0,375 30,375 30,0 0,0">
          <text:p/>
        </draw:polygon>
        <draw:polygon draw:style-name="gr37" draw:text-style-name="P9" draw:layer="layout" svg:width="0.029cm" svg:height="0.374cm" svg:x="28.043cm" svg:y="16.463cm" svg:viewBox="0 0 30 375" draw:points="0,375 30,375 30,0 0,0">
          <text:p/>
        </draw:polygon>
        <draw:polygon draw:style-name="gr36" draw:text-style-name="P8" draw:layer="layout" svg:width="0.029cm" svg:height="0.374cm" svg:x="28.072cm" svg:y="16.463cm" svg:viewBox="0 0 30 375" draw:points="0,375 30,375 30,0 0,0">
          <text:p/>
        </draw:polygon>
        <draw:polygon draw:style-name="gr37" draw:text-style-name="P9" draw:layer="layout" svg:width="0.029cm" svg:height="0.374cm" svg:x="28.102cm" svg:y="16.463cm" svg:viewBox="0 0 30 375" draw:points="0,375 30,375 30,0 0,0">
          <text:p/>
        </draw:polygon>
        <draw:polygon draw:style-name="gr36" draw:text-style-name="P8" draw:layer="layout" svg:width="0.029cm" svg:height="0.374cm" svg:x="28.131cm" svg:y="16.463cm" svg:viewBox="0 0 30 375" draw:points="0,375 30,375 30,0 0,0">
          <text:p/>
        </draw:polygon>
        <draw:polygon draw:style-name="gr36" draw:text-style-name="P8" draw:layer="layout" svg:width="0.029cm" svg:height="0.374cm" svg:x="28.16cm" svg:y="16.463cm" svg:viewBox="0 0 30 375" draw:points="0,375 30,375 30,0 0,0">
          <text:p/>
        </draw:polygon>
        <draw:polygon draw:style-name="gr36" draw:text-style-name="P8" draw:layer="layout" svg:width="0.03cm" svg:height="0.374cm" svg:x="28.189cm" svg:y="16.463cm" svg:viewBox="0 0 31 375" draw:points="0,375 31,375 31,0 0,0">
          <text:p/>
        </draw:polygon>
        <draw:polygon draw:style-name="gr36" draw:text-style-name="P8" draw:layer="layout" svg:width="0.029cm" svg:height="0.374cm" svg:x="28.22cm" svg:y="16.463cm" svg:viewBox="0 0 30 375" draw:points="0,375 30,375 30,0 0,0">
          <text:p/>
        </draw:polygon>
        <draw:polygon draw:style-name="gr38" draw:text-style-name="P10" draw:layer="layout" svg:width="0.029cm" svg:height="0.374cm" svg:x="28.249cm" svg:y="16.463cm" svg:viewBox="0 0 30 375" draw:points="0,375 30,375 30,0 0,0">
          <text:p/>
        </draw:polygon>
        <draw:polygon draw:style-name="gr38" draw:text-style-name="P10" draw:layer="layout" svg:width="0.03cm" svg:height="0.374cm" svg:x="28.278cm" svg:y="16.463cm" svg:viewBox="0 0 31 375" draw:points="0,375 31,375 31,0 0,0">
          <text:p/>
        </draw:polygon>
        <draw:polygon draw:style-name="gr37" draw:text-style-name="P9" draw:layer="layout" svg:width="0.029cm" svg:height="0.374cm" svg:x="28.308cm" svg:y="16.463cm" svg:viewBox="0 0 30 375" draw:points="0,375 30,375 30,0 0,0">
          <text:p/>
        </draw:polygon>
        <draw:polygon draw:style-name="gr37" draw:text-style-name="P9" draw:layer="layout" svg:width="0.029cm" svg:height="0.374cm" svg:x="28.337cm" svg:y="16.463cm" svg:viewBox="0 0 30 375" draw:points="0,375 30,375 30,0 0,0">
          <text:p/>
        </draw:polygon>
        <draw:polygon draw:style-name="gr38" draw:text-style-name="P10" draw:layer="layout" svg:width="0.029cm" svg:height="0.374cm" svg:x="28.366cm" svg:y="16.463cm" svg:viewBox="0 0 30 375" draw:points="0,375 30,375 30,0 0,0">
          <text:p/>
        </draw:polygon>
        <draw:polygon draw:style-name="gr35" draw:text-style-name="P7" draw:layer="layout" svg:width="0.029cm" svg:height="0.374cm" svg:x="28.397cm" svg:y="16.463cm" svg:viewBox="0 0 30 375" draw:points="0,375 30,375 30,0 0,0">
          <text:p/>
        </draw:polygon>
        <draw:polygon draw:style-name="gr38" draw:text-style-name="P10" draw:layer="layout" svg:width="0.029cm" svg:height="0.374cm" svg:x="28.426cm" svg:y="16.463cm" svg:viewBox="0 0 30 375" draw:points="0,375 30,375 30,0 0,0">
          <text:p/>
        </draw:polygon>
        <draw:polygon draw:style-name="gr38" draw:text-style-name="P10" draw:layer="layout" svg:width="0.029cm" svg:height="0.374cm" svg:x="28.455cm" svg:y="16.463cm" svg:viewBox="0 0 30 375" draw:points="0,375 30,375 30,0 0,0">
          <text:p/>
        </draw:polygon>
        <draw:polygon draw:style-name="gr36" draw:text-style-name="P8" draw:layer="layout" svg:width="0.029cm" svg:height="0.374cm" svg:x="28.484cm" svg:y="16.463cm" svg:viewBox="0 0 30 375" draw:points="0,375 30,375 30,0 0,0">
          <text:p/>
        </draw:polygon>
        <draw:polygon draw:style-name="gr36" draw:text-style-name="P8" draw:layer="layout" svg:width="0.029cm" svg:height="0.374cm" svg:x="28.514cm" svg:y="16.463cm" svg:viewBox="0 0 30 375" draw:points="0,375 30,375 30,0 0,0">
          <text:p/>
        </draw:polygon>
        <draw:polygon draw:style-name="gr37" draw:text-style-name="P9" draw:layer="layout" svg:width="0.029cm" svg:height="0.374cm" svg:x="28.544cm" svg:y="16.463cm" svg:viewBox="0 0 30 375" draw:points="0,375 30,375 30,0 0,0">
          <text:p/>
        </draw:polygon>
        <draw:polygon draw:style-name="gr35" draw:text-style-name="P7" draw:layer="layout" svg:width="0.029cm" svg:height="0.374cm" svg:x="28.573cm" svg:y="16.463cm" svg:viewBox="0 0 30 375" draw:points="0,375 30,375 30,0 0,0">
          <text:p/>
        </draw:polygon>
        <draw:polygon draw:style-name="gr37" draw:text-style-name="P9" draw:layer="layout" svg:width="0.029cm" svg:height="0.374cm" svg:x="28.602cm" svg:y="16.463cm" svg:viewBox="0 0 30 375" draw:points="0,375 30,375 30,0 0,0">
          <text:p/>
        </draw:polygon>
        <draw:polygon draw:style-name="gr37" draw:text-style-name="P9" draw:layer="layout" svg:width="0.03cm" svg:height="0.374cm" svg:x="28.631cm" svg:y="16.463cm" svg:viewBox="0 0 31 375" draw:points="0,375 31,375 31,0 0,0">
          <text:p/>
        </draw:polygon>
        <draw:polygon draw:style-name="gr37" draw:text-style-name="P9" draw:layer="layout" svg:width="0.029cm" svg:height="0.374cm" svg:x="28.661cm" svg:y="16.463cm" svg:viewBox="0 0 30 375" draw:points="0,375 30,375 30,0 0,0">
          <text:p/>
        </draw:polygon>
        <draw:polygon draw:style-name="gr37" draw:text-style-name="P9" draw:layer="layout" svg:width="0.029cm" svg:height="0.374cm" svg:x="28.69cm" svg:y="16.463cm" svg:viewBox="0 0 30 375" draw:points="0,375 30,375 30,0 0,0">
          <text:p/>
        </draw:polygon>
        <draw:polygon draw:style-name="gr36" draw:text-style-name="P8" draw:layer="layout" svg:width="0.029cm" svg:height="0.374cm" svg:x="28.721cm" svg:y="16.463cm" svg:viewBox="0 0 30 375" draw:points="0,375 30,375 30,0 0,0">
          <text:p/>
        </draw:polygon>
        <draw:polygon draw:style-name="gr35" draw:text-style-name="P7" draw:layer="layout" svg:width="0.029cm" svg:height="0.374cm" svg:x="28.75cm" svg:y="16.463cm" svg:viewBox="0 0 30 375" draw:points="0,375 30,375 30,0 0,0">
          <text:p/>
        </draw:polygon>
        <draw:polygon draw:style-name="gr38" draw:text-style-name="P10" draw:layer="layout" svg:width="0.029cm" svg:height="0.374cm" svg:x="28.779cm" svg:y="16.463cm" svg:viewBox="0 0 30 375" draw:points="0,375 30,375 30,0 0,0">
          <text:p/>
        </draw:polygon>
        <draw:polygon draw:style-name="gr37" draw:text-style-name="P9" draw:layer="layout" svg:width="0.029cm" svg:height="0.374cm" svg:x="28.808cm" svg:y="16.463cm" svg:viewBox="0 0 30 375" draw:points="0,375 30,375 30,0 0,0">
          <text:p/>
        </draw:polygon>
        <draw:polygon draw:style-name="gr36" draw:text-style-name="P8" draw:layer="layout" svg:width="0.029cm" svg:height="0.374cm" svg:x="28.838cm" svg:y="16.463cm" svg:viewBox="0 0 30 375" draw:points="0,375 30,375 30,0 0,0">
          <text:p/>
        </draw:polygon>
        <draw:polygon draw:style-name="gr36" draw:text-style-name="P8" draw:layer="layout" svg:width="0.029cm" svg:height="0.374cm" svg:x="28.868cm" svg:y="16.463cm" svg:viewBox="0 0 30 375" draw:points="0,375 30,375 30,0 0,0">
          <text:p/>
        </draw:polygon>
        <draw:polygon draw:style-name="gr38" draw:text-style-name="P10" draw:layer="layout" svg:width="0.029cm" svg:height="0.374cm" svg:x="28.897cm" svg:y="16.463cm" svg:viewBox="0 0 30 375" draw:points="0,375 30,375 30,0 0,0">
          <text:p/>
        </draw:polygon>
        <draw:polygon draw:style-name="gr37" draw:text-style-name="P9" draw:layer="layout" svg:width="0.029cm" svg:height="0.374cm" svg:x="28.926cm" svg:y="16.463cm" svg:viewBox="0 0 30 375" draw:points="0,375 30,375 30,0 0,0">
          <text:p/>
        </draw:polygon>
        <draw:polygon draw:style-name="gr38" draw:text-style-name="P10" draw:layer="layout" svg:width="0.029cm" svg:height="0.374cm" svg:x="28.956cm" svg:y="16.463cm" svg:viewBox="0 0 30 375" draw:points="0,375 30,375 30,0 0,0">
          <text:p/>
        </draw:polygon>
        <draw:polygon draw:style-name="gr38" draw:text-style-name="P10" draw:layer="layout" svg:width="0.029cm" svg:height="0.374cm" svg:x="28.985cm" svg:y="16.463cm" svg:viewBox="0 0 30 375" draw:points="0,375 30,375 30,0 0,0">
          <text:p/>
        </draw:polygon>
        <draw:polygon draw:style-name="gr36" draw:text-style-name="P8" draw:layer="layout" svg:width="0.029cm" svg:height="0.374cm" svg:x="29.014cm" svg:y="16.463cm" svg:viewBox="0 0 30 375" draw:points="0,375 30,375 30,0 0,0">
          <text:p/>
        </draw:polygon>
        <draw:polygon draw:style-name="gr37" draw:text-style-name="P9" draw:layer="layout" svg:width="0.03cm" svg:height="0.374cm" svg:x="29.044cm" svg:y="16.463cm" svg:viewBox="0 0 31 375" draw:points="0,375 31,375 31,0 0,0">
          <text:p/>
        </draw:polygon>
        <draw:polygon draw:style-name="gr35" draw:text-style-name="P7" draw:layer="layout" svg:width="0.029cm" svg:height="0.374cm" svg:x="29.074cm" svg:y="16.463cm" svg:viewBox="0 0 30 375" draw:points="0,375 30,375 30,0 0,0">
          <text:p/>
        </draw:polygon>
        <draw:polygon draw:style-name="gr37" draw:text-style-name="P9" draw:layer="layout" svg:width="0.029cm" svg:height="0.374cm" svg:x="29.103cm" svg:y="16.463cm" svg:viewBox="0 0 30 375" draw:points="0,375 30,375 30,0 0,0">
          <text:p/>
        </draw:polygon>
        <draw:polygon draw:style-name="gr38" draw:text-style-name="P10" draw:layer="layout" svg:width="0.029cm" svg:height="0.374cm" svg:x="29.132cm" svg:y="16.463cm" svg:viewBox="0 0 30 375" draw:points="0,375 30,375 30,0 0,0">
          <text:p/>
        </draw:polygon>
        <draw:polygon draw:style-name="gr37" draw:text-style-name="P9" draw:layer="layout" svg:width="0.029cm" svg:height="0.374cm" svg:x="29.162cm" svg:y="16.463cm" svg:viewBox="0 0 30 375" draw:points="0,375 30,375 30,0 0,0">
          <text:p/>
        </draw:polygon>
        <draw:polygon draw:style-name="gr38" draw:text-style-name="P10" draw:layer="layout" svg:width="0.029cm" svg:height="0.374cm" svg:x="29.192cm" svg:y="16.463cm" svg:viewBox="0 0 30 375" draw:points="0,375 30,375 30,0 0,0">
          <text:p/>
        </draw:polygon>
        <draw:polygon draw:style-name="gr36" draw:text-style-name="P8" draw:layer="layout" svg:width="0.029cm" svg:height="0.374cm" svg:x="29.221cm" svg:y="16.463cm" svg:viewBox="0 0 30 375" draw:points="0,375 30,375 30,0 0,0">
          <text:p/>
        </draw:polygon>
        <draw:polygon draw:style-name="gr38" draw:text-style-name="P10" draw:layer="layout" svg:width="0.029cm" svg:height="0.374cm" svg:x="29.25cm" svg:y="16.463cm" svg:viewBox="0 0 30 375" draw:points="0,375 30,375 30,0 0,0">
          <text:p/>
        </draw:polygon>
        <draw:polygon draw:style-name="gr38" draw:text-style-name="P10" draw:layer="layout" svg:width="0.029cm" svg:height="0.374cm" svg:x="29.28cm" svg:y="16.463cm" svg:viewBox="0 0 30 375" draw:points="0,375 30,375 30,0 0,0">
          <text:p/>
        </draw:polygon>
        <draw:polygon draw:style-name="gr37" draw:text-style-name="P9" draw:layer="layout" svg:width="0.029cm" svg:height="0.374cm" svg:x="29.309cm" svg:y="16.463cm" svg:viewBox="0 0 30 375" draw:points="0,375 30,375 30,0 0,0">
          <text:p/>
        </draw:polygon>
        <draw:polygon draw:style-name="gr35" draw:text-style-name="P7" draw:layer="layout" svg:width="0.029cm" svg:height="0.374cm" svg:x="29.338cm" svg:y="16.463cm" svg:viewBox="0 0 30 375" draw:points="0,375 30,375 30,0 0,0">
          <text:p/>
        </draw:polygon>
        <draw:polygon draw:style-name="gr35" draw:text-style-name="P7" draw:layer="layout" svg:width="0.029cm" svg:height="0.374cm" svg:x="29.368cm" svg:y="16.463cm" svg:viewBox="0 0 30 375" draw:points="0,375 30,375 30,0 0,0">
          <text:p/>
        </draw:polygon>
        <draw:polygon draw:style-name="gr38" draw:text-style-name="P10" draw:layer="layout" svg:width="0.029cm" svg:height="0.374cm" svg:x="29.398cm" svg:y="16.463cm" svg:viewBox="0 0 30 375" draw:points="0,375 30,375 30,0 0,0">
          <text:p/>
        </draw:polygon>
        <draw:polygon draw:style-name="gr38" draw:text-style-name="P10" draw:layer="layout" svg:width="0.029cm" svg:height="0.374cm" svg:x="29.427cm" svg:y="16.463cm" svg:viewBox="0 0 30 375" draw:points="0,375 30,375 30,0 0,0">
          <text:p/>
        </draw:polygon>
        <draw:polygon draw:style-name="gr36" draw:text-style-name="P8" draw:layer="layout" svg:width="0.029cm" svg:height="0.374cm" svg:x="29.456cm" svg:y="16.463cm" svg:viewBox="0 0 30 375" draw:points="0,375 30,375 30,0 0,0">
          <text:p/>
        </draw:polygon>
        <draw:polygon draw:style-name="gr38" draw:text-style-name="P10" draw:layer="layout" svg:width="0.03cm" svg:height="0.374cm" svg:x="29.485cm" svg:y="16.463cm" svg:viewBox="0 0 31 375" draw:points="0,375 31,375 31,0 0,0">
          <text:p/>
        </draw:polygon>
        <draw:polygon draw:style-name="gr38" draw:text-style-name="P10" draw:layer="layout" svg:width="0.029cm" svg:height="0.374cm" svg:x="29.516cm" svg:y="16.463cm" svg:viewBox="0 0 30 375" draw:points="0,375 30,375 30,0 0,0">
          <text:p/>
        </draw:polygon>
        <draw:polygon draw:style-name="gr36" draw:text-style-name="P8" draw:layer="layout" svg:width="0.029cm" svg:height="0.374cm" svg:x="29.545cm" svg:y="16.463cm" svg:viewBox="0 0 30 375" draw:points="0,375 30,375 30,0 0,0">
          <text:p/>
        </draw:polygon>
        <draw:polygon draw:style-name="gr37" draw:text-style-name="P9" draw:layer="layout" svg:width="0.029cm" svg:height="0.374cm" svg:x="29.574cm" svg:y="16.463cm" svg:viewBox="0 0 30 375" draw:points="0,375 30,375 30,0 0,0">
          <text:p/>
        </draw:polygon>
        <draw:polygon draw:style-name="gr36" draw:text-style-name="P8" draw:layer="layout" svg:width="0.029cm" svg:height="0.374cm" svg:x="29.604cm" svg:y="16.463cm" svg:viewBox="0 0 30 375" draw:points="0,375 30,375 30,0 0,0">
          <text:p/>
        </draw:polygon>
        <draw:polygon draw:style-name="gr36" draw:text-style-name="P8" draw:layer="layout" svg:width="0.029cm" svg:height="0.374cm" svg:x="29.633cm" svg:y="16.463cm" svg:viewBox="0 0 30 375" draw:points="0,375 30,375 30,0 0,0">
          <text:p/>
        </draw:polygon>
        <draw:polygon draw:style-name="gr36" draw:text-style-name="P8" draw:layer="layout" svg:width="0.029cm" svg:height="0.374cm" svg:x="29.662cm" svg:y="16.463cm" svg:viewBox="0 0 30 375" draw:points="0,375 30,375 30,0 0,0">
          <text:p/>
        </draw:polygon>
        <draw:polygon draw:style-name="gr36" draw:text-style-name="P8" draw:layer="layout" svg:width="0.029cm" svg:height="0.374cm" svg:x="29.692cm" svg:y="16.463cm" svg:viewBox="0 0 30 375" draw:points="0,375 30,375 30,0 0,0">
          <text:p/>
        </draw:polygon>
        <draw:polygon draw:style-name="gr38" draw:text-style-name="P10" draw:layer="layout" svg:width="0.029cm" svg:height="0.374cm" svg:x="29.722cm" svg:y="16.463cm" svg:viewBox="0 0 30 375" draw:points="0,375 30,375 30,0 0,0">
          <text:p/>
        </draw:polygon>
        <draw:polygon draw:style-name="gr37" draw:text-style-name="P9" draw:layer="layout" svg:width="0.029cm" svg:height="0.374cm" svg:x="29.751cm" svg:y="16.463cm" svg:viewBox="0 0 30 375" draw:points="0,375 30,375 30,0 0,0">
          <text:p/>
        </draw:polygon>
        <draw:polygon draw:style-name="gr36" draw:text-style-name="P8" draw:layer="layout" svg:width="0.029cm" svg:height="0.374cm" svg:x="29.78cm" svg:y="16.463cm" svg:viewBox="0 0 30 375" draw:points="0,375 30,375 30,0 0,0">
          <text:p/>
        </draw:polygon>
        <draw:polygon draw:style-name="gr36" draw:text-style-name="P8" draw:layer="layout" svg:width="0.03cm" svg:height="0.374cm" svg:x="29.809cm" svg:y="16.463cm" svg:viewBox="0 0 31 375" draw:points="0,375 31,375 31,0 0,0">
          <text:p/>
        </draw:polygon>
        <draw:polygon draw:style-name="gr37" draw:text-style-name="P9" draw:layer="layout" svg:width="0.029cm" svg:height="0.374cm" svg:x="29.84cm" svg:y="16.463cm" svg:viewBox="0 0 30 375" draw:points="0,375 30,375 30,0 0,0">
          <text:p/>
        </draw:polygon>
        <draw:polygon draw:style-name="gr37" draw:text-style-name="P9" draw:layer="layout" svg:width="0.029cm" svg:height="0.374cm" svg:x="29.869cm" svg:y="16.463cm" svg:viewBox="0 0 30 375" draw:points="0,375 30,375 30,0 0,0">
          <text:p/>
        </draw:polygon>
        <draw:polygon draw:style-name="gr38" draw:text-style-name="P10" draw:layer="layout" svg:width="0.03cm" svg:height="0.374cm" svg:x="29.898cm" svg:y="16.463cm" svg:viewBox="0 0 31 375" draw:points="0,375 31,375 31,0 0,0">
          <text:p/>
        </draw:polygon>
        <draw:polygon draw:style-name="gr38" draw:text-style-name="P10" draw:layer="layout" svg:width="0.029cm" svg:height="0.374cm" svg:x="29.928cm" svg:y="16.463cm" svg:viewBox="0 0 30 375" draw:points="0,375 30,375 30,0 0,0">
          <text:p/>
        </draw:polygon>
        <draw:polygon draw:style-name="gr38" draw:text-style-name="P10" draw:layer="layout" svg:width="0.029cm" svg:height="0.374cm" svg:x="29.957cm" svg:y="16.463cm" svg:viewBox="0 0 30 375" draw:points="0,375 30,375 30,0 0,0">
          <text:p/>
        </draw:polygon>
        <draw:polygon draw:style-name="gr38" draw:text-style-name="P10" draw:layer="layout" svg:width="0.029cm" svg:height="0.374cm" svg:x="29.986cm" svg:y="16.463cm" svg:viewBox="0 0 30 375" draw:points="0,375 30,375 30,0 0,0">
          <text:p/>
        </draw:polygon>
        <draw:polygon draw:style-name="gr37" draw:text-style-name="P9" draw:layer="layout" svg:width="0.029cm" svg:height="0.374cm" svg:x="30.046cm" svg:y="16.463cm" svg:viewBox="0 0 30 375" draw:points="0,375 30,375 30,0 0,0">
          <text:p/>
        </draw:polygon>
        <draw:polygon draw:style-name="gr38" draw:text-style-name="P10" draw:layer="layout" svg:width="0.029cm" svg:height="0.374cm" svg:x="30.075cm" svg:y="16.463cm" svg:viewBox="0 0 30 375" draw:points="0,375 30,375 30,0 0,0">
          <text:p/>
        </draw:polygon>
        <draw:polygon draw:style-name="gr35" draw:text-style-name="P7" draw:layer="layout" svg:width="0.029cm" svg:height="0.374cm" svg:x="30.104cm" svg:y="16.463cm" svg:viewBox="0 0 30 375" draw:points="0,375 30,375 30,0 0,0">
          <text:p/>
        </draw:polygon>
        <draw:polygon draw:style-name="gr35" draw:text-style-name="P7" draw:layer="layout" svg:width="0.029cm" svg:height="0.374cm" svg:x="30.133cm" svg:y="16.463cm" svg:viewBox="0 0 30 375" draw:points="0,375 30,375 30,0 0,0">
          <text:p/>
        </draw:polygon>
        <draw:polygon draw:style-name="gr36" draw:text-style-name="P8" draw:layer="layout" svg:width="0.029cm" svg:height="0.374cm" svg:x="30.163cm" svg:y="16.463cm" svg:viewBox="0 0 30 375" draw:points="0,375 30,375 30,0 0,0">
          <text:p/>
        </draw:polygon>
        <draw:polygon draw:style-name="gr37" draw:text-style-name="P9" draw:layer="layout" svg:width="0.029cm" svg:height="0.374cm" svg:x="30.193cm" svg:y="16.463cm" svg:viewBox="0 0 30 375" draw:points="0,375 30,375 30,0 0,0">
          <text:p/>
        </draw:polygon>
        <draw:polygon draw:style-name="gr35" draw:text-style-name="P7" draw:layer="layout" svg:width="0.029cm" svg:height="0.374cm" svg:x="30.222cm" svg:y="16.463cm" svg:viewBox="0 0 30 375" draw:points="0,375 30,375 30,0 0,0">
          <text:p/>
        </draw:polygon>
        <draw:polygon draw:style-name="gr37" draw:text-style-name="P9" draw:layer="layout" svg:width="0.03cm" svg:height="0.374cm" svg:x="30.251cm" svg:y="16.463cm" svg:viewBox="0 0 31 375" draw:points="0,375 31,375 31,0 0,0">
          <text:p/>
        </draw:polygon>
        <draw:polygon draw:style-name="gr35" draw:text-style-name="P7" draw:layer="layout" svg:width="0.029cm" svg:height="0.374cm" svg:x="30.281cm" svg:y="16.463cm" svg:viewBox="0 0 30 375" draw:points="0,375 30,375 30,0 0,0">
          <text:p/>
        </draw:polygon>
        <draw:polygon draw:style-name="gr36" draw:text-style-name="P8" draw:layer="layout" svg:width="0.029cm" svg:height="0.374cm" svg:x="30.31cm" svg:y="16.463cm" svg:viewBox="0 0 30 375" draw:points="0,375 30,375 30,0 0,0">
          <text:p/>
        </draw:polygon>
        <draw:polygon draw:style-name="gr36" draw:text-style-name="P8" draw:layer="layout" svg:width="0.03cm" svg:height="0.374cm" svg:x="30.339cm" svg:y="16.463cm" svg:viewBox="0 0 31 375" draw:points="0,375 31,375 31,0 0,0">
          <text:p/>
        </draw:polygon>
        <draw:polygon draw:style-name="gr37" draw:text-style-name="P9" draw:layer="layout" svg:width="0.029cm" svg:height="0.374cm" svg:x="30.37cm" svg:y="16.463cm" svg:viewBox="0 0 30 375" draw:points="0,375 30,375 30,0 0,0">
          <text:p/>
        </draw:polygon>
        <draw:polygon draw:style-name="gr37" draw:text-style-name="P9" draw:layer="layout" svg:width="0.029cm" svg:height="0.374cm" svg:x="30.399cm" svg:y="16.463cm" svg:viewBox="0 0 30 375" draw:points="0,375 30,375 30,0 0,0">
          <text:p/>
        </draw:polygon>
        <draw:polygon draw:style-name="gr37" draw:text-style-name="P9" draw:layer="layout" svg:width="0.029cm" svg:height="0.374cm" svg:x="30.428cm" svg:y="16.463cm" svg:viewBox="0 0 30 375" draw:points="0,375 30,375 30,0 0,0">
          <text:p/>
        </draw:polygon>
        <draw:polygon draw:style-name="gr35" draw:text-style-name="P7" draw:layer="layout" svg:width="0.029cm" svg:height="0.374cm" svg:x="30.458cm" svg:y="16.463cm" svg:viewBox="0 0 30 375" draw:points="0,375 30,375 30,0 0,0">
          <text:p/>
        </draw:polygon>
        <draw:polygon draw:style-name="gr37" draw:text-style-name="P9" draw:layer="layout" svg:width="0.029cm" svg:height="0.374cm" svg:x="30.487cm" svg:y="16.463cm" svg:viewBox="0 0 30 375" draw:points="0,375 30,375 30,0 0,0">
          <text:p/>
        </draw:polygon>
        <draw:polygon draw:style-name="gr37" draw:text-style-name="P9" draw:layer="layout" svg:width="0.029cm" svg:height="0.374cm" svg:x="30.517cm" svg:y="16.463cm" svg:viewBox="0 0 30 375" draw:points="0,375 30,375 30,0 0,0">
          <text:p/>
        </draw:polygon>
        <draw:polygon draw:style-name="gr35" draw:text-style-name="P7" draw:layer="layout" svg:width="0.029cm" svg:height="0.374cm" svg:x="30.546cm" svg:y="16.463cm" svg:viewBox="0 0 30 375" draw:points="0,375 30,375 30,0 0,0">
          <text:p/>
        </draw:polygon>
        <draw:polygon draw:style-name="gr35" draw:text-style-name="P7" draw:layer="layout" svg:width="0.029cm" svg:height="0.374cm" svg:x="30.576cm" svg:y="16.463cm" svg:viewBox="0 0 30 375" draw:points="0,375 30,375 30,0 0,0">
          <text:p/>
        </draw:polygon>
        <draw:polygon draw:style-name="gr37" draw:text-style-name="P9" draw:layer="layout" svg:width="0.029cm" svg:height="0.374cm" svg:x="30.605cm" svg:y="16.463cm" svg:viewBox="0 0 30 375" draw:points="0,375 30,375 30,0 0,0">
          <text:p/>
        </draw:polygon>
        <draw:polygon draw:style-name="gr37" draw:text-style-name="P9" draw:layer="layout" svg:width="0.029cm" svg:height="0.374cm" svg:x="30.634cm" svg:y="16.463cm" svg:viewBox="0 0 30 375" draw:points="0,375 30,375 30,0 0,0">
          <text:p/>
        </draw:polygon>
        <draw:polygon draw:style-name="gr36" draw:text-style-name="P8" draw:layer="layout" svg:width="0.03cm" svg:height="0.374cm" svg:x="30.663cm" svg:y="16.463cm" svg:viewBox="0 0 31 375" draw:points="0,375 31,375 31,0 0,0">
          <text:p/>
        </draw:polygon>
        <draw:polygon draw:style-name="gr37" draw:text-style-name="P9" draw:layer="layout" svg:width="0.029cm" svg:height="0.374cm" svg:x="30.694cm" svg:y="16.463cm" svg:viewBox="0 0 30 375" draw:points="0,375 30,375 30,0 0,0">
          <text:p/>
        </draw:polygon>
        <draw:polygon draw:style-name="gr37" draw:text-style-name="P9" draw:layer="layout" svg:width="0.029cm" svg:height="0.374cm" svg:x="30.723cm" svg:y="16.463cm" svg:viewBox="0 0 30 375" draw:points="0,375 30,375 30,0 0,0">
          <text:p/>
        </draw:polygon>
        <draw:polygon draw:style-name="gr35" draw:text-style-name="P7" draw:layer="layout" svg:width="0.029cm" svg:height="0.374cm" svg:x="30.752cm" svg:y="16.463cm" svg:viewBox="0 0 30 375" draw:points="0,375 30,375 30,0 0,0">
          <text:p/>
        </draw:polygon>
        <draw:polygon draw:style-name="gr36" draw:text-style-name="P8" draw:layer="layout" svg:width="0.029cm" svg:height="0.374cm" svg:x="30.782cm" svg:y="16.463cm" svg:viewBox="0 0 30 375" draw:points="0,375 30,375 30,0 0,0">
          <text:p/>
        </draw:polygon>
        <draw:polygon draw:style-name="gr37" draw:text-style-name="P9" draw:layer="layout" svg:width="0.029cm" svg:height="0.374cm" svg:x="30.811cm" svg:y="16.463cm" svg:viewBox="0 0 30 375" draw:points="0,375 30,375 30,0 0,0">
          <text:p/>
        </draw:polygon>
        <draw:polygon draw:style-name="gr38" draw:text-style-name="P10" draw:layer="layout" svg:width="0.029cm" svg:height="0.374cm" svg:x="30.841cm" svg:y="16.463cm" svg:viewBox="0 0 30 375" draw:points="0,375 30,375 30,0 0,0">
          <text:p/>
        </draw:polygon>
        <draw:polygon draw:style-name="gr37" draw:text-style-name="P9" draw:layer="layout" svg:width="0.029cm" svg:height="0.374cm" svg:x="30.87cm" svg:y="16.463cm" svg:viewBox="0 0 30 375" draw:points="0,375 30,375 30,0 0,0">
          <text:p/>
        </draw:polygon>
        <draw:polygon draw:style-name="gr37" draw:text-style-name="P9" draw:layer="layout" svg:width="0.029cm" svg:height="0.374cm" svg:x="30.9cm" svg:y="16.463cm" svg:viewBox="0 0 30 375" draw:points="0,375 30,375 30,0 0,0">
          <text:p/>
        </draw:polygon>
        <draw:polygon draw:style-name="gr37" draw:text-style-name="P9" draw:layer="layout" svg:width="0.029cm" svg:height="0.374cm" svg:x="30.929cm" svg:y="16.463cm" svg:viewBox="0 0 30 375" draw:points="0,375 30,375 30,0 0,0">
          <text:p/>
        </draw:polygon>
        <draw:polygon draw:style-name="gr37" draw:text-style-name="P9" draw:layer="layout" svg:width="0.029cm" svg:height="0.374cm" svg:x="30.958cm" svg:y="16.463cm" svg:viewBox="0 0 30 375" draw:points="0,375 30,375 30,0 0,0">
          <text:p/>
        </draw:polygon>
        <draw:polygon draw:style-name="gr37" draw:text-style-name="P9" draw:layer="layout" svg:width="0.029cm" svg:height="0.374cm" svg:x="30.987cm" svg:y="16.463cm" svg:viewBox="0 0 30 375" draw:points="0,375 30,375 30,0 0,0">
          <text:p/>
        </draw:polygon>
        <draw:polygon draw:style-name="gr36" draw:text-style-name="P8" draw:layer="layout" svg:width="0.029cm" svg:height="0.374cm" svg:x="31.018cm" svg:y="16.463cm" svg:viewBox="0 0 30 375" draw:points="0,375 30,375 30,0 0,0">
          <text:p/>
        </draw:polygon>
        <draw:polygon draw:style-name="gr36" draw:text-style-name="P8" draw:layer="layout" svg:width="0.029cm" svg:height="0.374cm" svg:x="31.047cm" svg:y="16.463cm" svg:viewBox="0 0 30 375" draw:points="0,375 30,375 30,0 0,0">
          <text:p/>
        </draw:polygon>
        <draw:polygon draw:style-name="gr38" draw:text-style-name="P10" draw:layer="layout" svg:width="0.029cm" svg:height="0.374cm" svg:x="31.076cm" svg:y="16.463cm" svg:viewBox="0 0 30 375" draw:points="0,375 30,375 30,0 0,0">
          <text:p/>
        </draw:polygon>
        <draw:polygon draw:style-name="gr37" draw:text-style-name="P9" draw:layer="layout" svg:width="0.03cm" svg:height="0.374cm" svg:x="31.105cm" svg:y="16.463cm" svg:viewBox="0 0 31 375" draw:points="0,375 31,375 31,0 0,0">
          <text:p/>
        </draw:polygon>
        <draw:polygon draw:style-name="gr36" draw:text-style-name="P8" draw:layer="layout" svg:width="0.029cm" svg:height="0.374cm" svg:x="31.135cm" svg:y="16.463cm" svg:viewBox="0 0 30 375" draw:points="0,375 30,375 30,0 0,0">
          <text:p/>
        </draw:polygon>
        <draw:polygon draw:style-name="gr36" draw:text-style-name="P8" draw:layer="layout" svg:width="0.029cm" svg:height="0.374cm" svg:x="31.165cm" svg:y="16.463cm" svg:viewBox="0 0 30 375" draw:points="0,375 30,375 30,0 0,0">
          <text:p/>
        </draw:polygon>
        <draw:polygon draw:style-name="gr37" draw:text-style-name="P9" draw:layer="layout" svg:width="0.029cm" svg:height="0.374cm" svg:x="31.194cm" svg:y="16.463cm" svg:viewBox="0 0 30 375" draw:points="0,375 30,375 30,0 0,0">
          <text:p/>
        </draw:polygon>
        <draw:polygon draw:style-name="gr36" draw:text-style-name="P8" draw:layer="layout" svg:width="0.029cm" svg:height="0.374cm" svg:x="31.224cm" svg:y="16.463cm" svg:viewBox="0 0 30 375" draw:points="0,375 30,375 30,0 0,0">
          <text:p/>
        </draw:polygon>
        <draw:polygon draw:style-name="gr37" draw:text-style-name="P9" draw:layer="layout" svg:width="0.029cm" svg:height="0.374cm" svg:x="31.253cm" svg:y="16.463cm" svg:viewBox="0 0 30 375" draw:points="0,375 30,375 30,0 0,0">
          <text:p/>
        </draw:polygon>
        <draw:polygon draw:style-name="gr37" draw:text-style-name="P9" draw:layer="layout" svg:width="0.029cm" svg:height="0.374cm" svg:x="31.282cm" svg:y="16.463cm" svg:viewBox="0 0 30 375" draw:points="0,375 30,375 30,0 0,0">
          <text:p/>
        </draw:polygon>
        <draw:polygon draw:style-name="gr36" draw:text-style-name="P8" draw:layer="layout" svg:width="0.029cm" svg:height="0.374cm" svg:x="31.311cm" svg:y="16.463cm" svg:viewBox="0 0 30 375" draw:points="0,375 30,375 30,0 0,0">
          <text:p/>
        </draw:polygon>
        <draw:polygon draw:style-name="gr37" draw:text-style-name="P9" draw:layer="layout" svg:width="0.029cm" svg:height="0.374cm" svg:x="31.342cm" svg:y="16.463cm" svg:viewBox="0 0 30 375" draw:points="0,375 30,375 30,0 0,0">
          <text:p/>
        </draw:polygon>
        <draw:polygon draw:style-name="gr35" draw:text-style-name="P7" draw:layer="layout" svg:width="0.029cm" svg:height="0.374cm" svg:x="31.371cm" svg:y="16.463cm" svg:viewBox="0 0 30 375" draw:points="0,375 30,375 30,0 0,0">
          <text:p/>
        </draw:polygon>
        <draw:polygon draw:style-name="gr36" draw:text-style-name="P8" draw:layer="layout" svg:width="0.029cm" svg:height="0.374cm" svg:x="31.4cm" svg:y="16.463cm" svg:viewBox="0 0 30 375" draw:points="0,375 30,375 30,0 0,0">
          <text:p/>
        </draw:polygon>
        <draw:polygon draw:style-name="gr37" draw:text-style-name="P9" draw:layer="layout" svg:width="0.029cm" svg:height="0.374cm" svg:x="31.429cm" svg:y="16.463cm" svg:viewBox="0 0 30 375" draw:points="0,375 30,375 30,0 0,0">
          <text:p/>
        </draw:polygon>
        <draw:polygon draw:style-name="gr39" draw:text-style-name="P11" draw:layer="layout" svg:width="0.029cm" svg:height="0.374cm" svg:x="31.459cm" svg:y="16.463cm" svg:viewBox="0 0 30 375" draw:points="0,375 30,375 30,0 0,0">
          <text:p/>
        </draw:polygon>
        <draw:polygon draw:style-name="gr37" draw:text-style-name="P9" draw:layer="layout" svg:width="0.029cm" svg:height="0.374cm" svg:x="31.489cm" svg:y="16.463cm" svg:viewBox="0 0 30 375" draw:points="0,375 30,375 30,0 0,0">
          <text:p/>
        </draw:polygon>
        <draw:polygon draw:style-name="gr37" draw:text-style-name="P9" draw:layer="layout" svg:width="0.03cm" svg:height="0.374cm" svg:x="31.518cm" svg:y="16.463cm" svg:viewBox="0 0 31 375" draw:points="0,375 31,375 31,0 0,0">
          <text:p/>
        </draw:polygon>
        <draw:polygon draw:style-name="gr36" draw:text-style-name="P8" draw:layer="layout" svg:width="0.029cm" svg:height="0.374cm" svg:x="31.548cm" svg:y="16.463cm" svg:viewBox="0 0 30 375" draw:points="0,375 30,375 30,0 0,0">
          <text:p/>
        </draw:polygon>
        <draw:polygon draw:style-name="gr38" draw:text-style-name="P10" draw:layer="layout" svg:width="0.029cm" svg:height="0.374cm" svg:x="31.577cm" svg:y="16.463cm" svg:viewBox="0 0 30 375" draw:points="0,375 30,375 30,0 0,0">
          <text:p/>
        </draw:polygon>
        <draw:polygon draw:style-name="gr36" draw:text-style-name="P8" draw:layer="layout" svg:width="0.029cm" svg:height="0.374cm" svg:x="31.606cm" svg:y="16.463cm" svg:viewBox="0 0 30 375" draw:points="0,375 30,375 30,0 0,0">
          <text:p/>
        </draw:polygon>
        <draw:polygon draw:style-name="gr36" draw:text-style-name="P8" draw:layer="layout" svg:width="0.029cm" svg:height="0.374cm" svg:x="31.635cm" svg:y="16.463cm" svg:viewBox="0 0 30 375" draw:points="0,375 30,375 30,0 0,0">
          <text:p/>
        </draw:polygon>
        <draw:polygon draw:style-name="gr36" draw:text-style-name="P8" draw:layer="layout" svg:width="0.029cm" svg:height="0.374cm" svg:x="31.666cm" svg:y="16.463cm" svg:viewBox="0 0 30 375" draw:points="0,375 30,375 30,0 0,0">
          <text:p/>
        </draw:polygon>
        <draw:polygon draw:style-name="gr36" draw:text-style-name="P8" draw:layer="layout" svg:width="0.029cm" svg:height="0.374cm" svg:x="31.695cm" svg:y="16.463cm" svg:viewBox="0 0 30 375" draw:points="0,375 30,375 30,0 0,0">
          <text:p/>
        </draw:polygon>
        <draw:polygon draw:style-name="gr38" draw:text-style-name="P10" draw:layer="layout" svg:width="0.029cm" svg:height="0.374cm" svg:x="31.724cm" svg:y="16.463cm" svg:viewBox="0 0 30 375" draw:points="0,375 30,375 30,0 0,0">
          <text:p/>
        </draw:polygon>
        <draw:polygon draw:style-name="gr36" draw:text-style-name="P8" draw:layer="layout" svg:width="0.029cm" svg:height="0.374cm" svg:x="31.753cm" svg:y="16.463cm" svg:viewBox="0 0 30 375" draw:points="0,375 30,375 30,0 0,0">
          <text:p/>
        </draw:polygon>
        <draw:polygon draw:style-name="gr35" draw:text-style-name="P7" draw:layer="layout" svg:width="0.029cm" svg:height="0.374cm" svg:x="31.783cm" svg:y="16.463cm" svg:viewBox="0 0 30 375" draw:points="0,375 30,375 30,0 0,0">
          <text:p/>
        </draw:polygon>
        <draw:polygon draw:style-name="gr35" draw:text-style-name="P7" draw:layer="layout" svg:width="0.029cm" svg:height="0.374cm" svg:x="31.813cm" svg:y="16.463cm" svg:viewBox="0 0 30 375" draw:points="0,375 30,375 30,0 0,0">
          <text:p/>
        </draw:polygon>
        <draw:polygon draw:style-name="gr35" draw:text-style-name="P7" draw:layer="layout" svg:width="0.029cm" svg:height="0.374cm" svg:x="31.842cm" svg:y="16.463cm" svg:viewBox="0 0 30 375" draw:points="0,375 30,375 30,0 0,0">
          <text:p/>
        </draw:polygon>
        <draw:polygon draw:style-name="gr38" draw:text-style-name="P10" draw:layer="layout" svg:width="0.03cm" svg:height="0.374cm" svg:x="31.871cm" svg:y="16.463cm" svg:viewBox="0 0 31 375" draw:points="0,375 31,375 31,0 0,0">
          <text:p/>
        </draw:polygon>
        <draw:polygon draw:style-name="gr37" draw:text-style-name="P9" draw:layer="layout" svg:width="0.029cm" svg:height="0.374cm" svg:x="31.901cm" svg:y="16.463cm" svg:viewBox="0 0 30 375" draw:points="0,375 30,375 30,0 0,0">
          <text:p/>
        </draw:polygon>
        <draw:polygon draw:style-name="gr36" draw:text-style-name="P8" draw:layer="layout" svg:width="0.029cm" svg:height="0.374cm" svg:x="31.93cm" svg:y="16.463cm" svg:viewBox="0 0 30 375" draw:points="0,375 30,375 30,0 0,0">
          <text:p/>
        </draw:polygon>
        <draw:polygon draw:style-name="gr35" draw:text-style-name="P7" draw:layer="layout" svg:width="0.03cm" svg:height="0.374cm" svg:x="31.959cm" svg:y="16.463cm" svg:viewBox="0 0 31 375" draw:points="0,375 31,375 31,0 0,0">
          <text:p/>
        </draw:polygon>
        <draw:polygon draw:style-name="gr38" draw:text-style-name="P10" draw:layer="layout" svg:width="0.029cm" svg:height="0.374cm" svg:x="31.99cm" svg:y="16.463cm" svg:viewBox="0 0 30 375" draw:points="0,375 30,375 30,0 0,0">
          <text:p/>
        </draw:polygon>
        <draw:polygon draw:style-name="gr36" draw:text-style-name="P8" draw:layer="layout" svg:width="0.029cm" svg:height="0.374cm" svg:x="32.019cm" svg:y="16.463cm" svg:viewBox="0 0 30 375" draw:points="0,375 30,375 30,0 0,0">
          <text:p/>
        </draw:polygon>
        <draw:polygon draw:style-name="gr37" draw:text-style-name="P9" draw:layer="layout" svg:width="0.029cm" svg:height="0.374cm" svg:x="32.048cm" svg:y="16.463cm" svg:viewBox="0 0 30 375" draw:points="0,375 30,375 30,0 0,0">
          <text:p/>
        </draw:polygon>
        <draw:polygon draw:style-name="gr37" draw:text-style-name="P9" draw:layer="layout" svg:width="0.029cm" svg:height="0.374cm" svg:x="32.078cm" svg:y="16.463cm" svg:viewBox="0 0 30 375" draw:points="0,375 30,375 30,0 0,0">
          <text:p/>
        </draw:polygon>
        <draw:polygon draw:style-name="gr38" draw:text-style-name="P10" draw:layer="layout" svg:width="0.029cm" svg:height="0.374cm" svg:x="32.107cm" svg:y="16.463cm" svg:viewBox="0 0 30 375" draw:points="0,375 30,375 30,0 0,0">
          <text:p/>
        </draw:polygon>
        <draw:polygon draw:style-name="gr37" draw:text-style-name="P9" draw:layer="layout" svg:width="0.029cm" svg:height="0.374cm" svg:x="32.137cm" svg:y="16.463cm" svg:viewBox="0 0 30 375" draw:points="0,375 30,375 30,0 0,0">
          <text:p/>
        </draw:polygon>
        <draw:polygon draw:style-name="gr37" draw:text-style-name="P9" draw:layer="layout" svg:width="0.029cm" svg:height="0.374cm" svg:x="32.166cm" svg:y="16.463cm" svg:viewBox="0 0 30 375" draw:points="0,375 30,375 30,0 0,0">
          <text:p/>
        </draw:polygon>
        <draw:polygon draw:style-name="gr37" draw:text-style-name="P9" draw:layer="layout" svg:width="0.029cm" svg:height="0.374cm" svg:x="32.195cm" svg:y="16.463cm" svg:viewBox="0 0 30 375" draw:points="0,375 30,375 30,0 0,0">
          <text:p/>
        </draw:polygon>
        <draw:polygon draw:style-name="gr37" draw:text-style-name="P9" draw:layer="layout" svg:width="0.029cm" svg:height="0.374cm" svg:x="32.225cm" svg:y="16.463cm" svg:viewBox="0 0 30 375" draw:points="0,375 30,375 30,0 0,0">
          <text:p/>
        </draw:polygon>
        <draw:polygon draw:style-name="gr36" draw:text-style-name="P8" draw:layer="layout" svg:width="0.029cm" svg:height="0.374cm" svg:x="32.254cm" svg:y="16.463cm" svg:viewBox="0 0 30 375" draw:points="0,375 30,375 30,0 0,0">
          <text:p/>
        </draw:polygon>
        <draw:polygon draw:style-name="gr38" draw:text-style-name="P10" draw:layer="layout" svg:width="0.029cm" svg:height="0.374cm" svg:x="32.283cm" svg:y="16.463cm" svg:viewBox="0 0 30 375" draw:points="0,375 30,375 30,0 0,0">
          <text:p/>
        </draw:polygon>
        <draw:polygon draw:style-name="gr38" draw:text-style-name="P10" draw:layer="layout" svg:width="0.03cm" svg:height="0.374cm" svg:x="32.313cm" svg:y="16.463cm" svg:viewBox="0 0 31 375" draw:points="0,375 31,375 31,0 0,0">
          <text:p/>
        </draw:polygon>
        <draw:polygon draw:style-name="gr36" draw:text-style-name="P8" draw:layer="layout" svg:width="0.029cm" svg:height="0.374cm" svg:x="32.343cm" svg:y="16.463cm" svg:viewBox="0 0 30 375" draw:points="0,375 30,375 30,0 0,0">
          <text:p/>
        </draw:polygon>
        <draw:polygon draw:style-name="gr36" draw:text-style-name="P8" draw:layer="layout" svg:width="0.029cm" svg:height="0.374cm" svg:x="32.372cm" svg:y="16.463cm" svg:viewBox="0 0 30 375" draw:points="0,375 30,375 30,0 0,0">
          <text:p/>
        </draw:polygon>
        <draw:polygon draw:style-name="gr37" draw:text-style-name="P9" draw:layer="layout" svg:width="0.029cm" svg:height="0.374cm" svg:x="32.402cm" svg:y="16.463cm" svg:viewBox="0 0 30 375" draw:points="0,375 30,375 30,0 0,0">
          <text:p/>
        </draw:polygon>
        <draw:polygon draw:style-name="gr35" draw:text-style-name="P7" draw:layer="layout" svg:width="0.029cm" svg:height="0.374cm" svg:x="32.431cm" svg:y="16.463cm" svg:viewBox="0 0 30 375" draw:points="0,375 30,375 30,0 0,0">
          <text:p/>
        </draw:polygon>
        <draw:polygon draw:style-name="gr37" draw:text-style-name="P9" draw:layer="layout" svg:width="0.029cm" svg:height="0.374cm" svg:x="32.46cm" svg:y="16.463cm" svg:viewBox="0 0 30 375" draw:points="0,375 30,375 30,0 0,0">
          <text:p/>
        </draw:polygon>
        <draw:polygon draw:style-name="gr36" draw:text-style-name="P8" draw:layer="layout" svg:width="0.029cm" svg:height="0.374cm" svg:x="32.49cm" svg:y="16.463cm" svg:viewBox="0 0 30 375" draw:points="0,375 30,375 30,0 0,0">
          <text:p/>
        </draw:polygon>
        <draw:polygon draw:style-name="gr37" draw:text-style-name="P9" draw:layer="layout" svg:width="0.029cm" svg:height="0.374cm" svg:x="32.52cm" svg:y="16.463cm" svg:viewBox="0 0 30 375" draw:points="0,375 30,375 30,0 0,0">
          <text:p/>
        </draw:polygon>
        <draw:polygon draw:style-name="gr38" draw:text-style-name="P10" draw:layer="layout" svg:width="0.029cm" svg:height="0.374cm" svg:x="32.549cm" svg:y="16.463cm" svg:viewBox="0 0 30 375" draw:points="0,375 30,375 30,0 0,0">
          <text:p/>
        </draw:polygon>
        <draw:polygon draw:style-name="gr38" draw:text-style-name="P10" draw:layer="layout" svg:width="0.029cm" svg:height="0.374cm" svg:x="32.578cm" svg:y="16.463cm" svg:viewBox="0 0 30 375" draw:points="0,375 30,375 30,0 0,0">
          <text:p/>
        </draw:polygon>
        <draw:polygon draw:style-name="gr36" draw:text-style-name="P8" draw:layer="layout" svg:width="0.029cm" svg:height="0.374cm" svg:x="32.607cm" svg:y="16.463cm" svg:viewBox="0 0 30 375" draw:points="0,375 30,375 30,0 0,0">
          <text:p/>
        </draw:polygon>
        <draw:polygon draw:style-name="gr36" draw:text-style-name="P8" draw:layer="layout" svg:width="0.029cm" svg:height="0.374cm" svg:x="32.638cm" svg:y="16.463cm" svg:viewBox="0 0 30 375" draw:points="0,375 30,375 30,0 0,0">
          <text:p/>
        </draw:polygon>
        <draw:polygon draw:style-name="gr35" draw:text-style-name="P7" draw:layer="layout" svg:width="0.029cm" svg:height="0.374cm" svg:x="32.667cm" svg:y="16.463cm" svg:viewBox="0 0 30 375" draw:points="0,375 30,375 30,0 0,0">
          <text:p/>
        </draw:polygon>
        <draw:polygon draw:style-name="gr36" draw:text-style-name="P8" draw:layer="layout" svg:width="0.029cm" svg:height="0.374cm" svg:x="32.696cm" svg:y="16.463cm" svg:viewBox="0 0 30 375" draw:points="0,375 30,375 30,0 0,0">
          <text:p/>
        </draw:polygon>
        <draw:polygon draw:style-name="gr37" draw:text-style-name="P9" draw:layer="layout" svg:width="0.03cm" svg:height="0.374cm" svg:x="32.725cm" svg:y="16.463cm" svg:viewBox="0 0 31 375" draw:points="0,375 31,375 31,0 0,0">
          <text:p/>
        </draw:polygon>
        <draw:polygon draw:style-name="gr37" draw:text-style-name="P9" draw:layer="layout" svg:width="0.029cm" svg:height="0.374cm" svg:x="32.755cm" svg:y="16.463cm" svg:viewBox="0 0 30 375" draw:points="0,375 30,375 30,0 0,0">
          <text:p/>
        </draw:polygon>
        <draw:polygon draw:style-name="gr37" draw:text-style-name="P9" draw:layer="layout" svg:width="0.029cm" svg:height="0.374cm" svg:x="32.784cm" svg:y="16.463cm" svg:viewBox="0 0 30 375" draw:points="0,375 30,375 30,0 0,0">
          <text:p/>
        </draw:polygon>
        <draw:polygon draw:style-name="gr36" draw:text-style-name="P8" draw:layer="layout" svg:width="0.029cm" svg:height="0.374cm" svg:x="32.814cm" svg:y="16.463cm" svg:viewBox="0 0 30 375" draw:points="0,375 30,375 30,0 0,0">
          <text:p/>
        </draw:polygon>
        <draw:polygon draw:style-name="gr37" draw:text-style-name="P9" draw:layer="layout" svg:width="0.029cm" svg:height="0.374cm" svg:x="32.844cm" svg:y="16.463cm" svg:viewBox="0 0 30 375" draw:points="0,375 30,375 30,0 0,0">
          <text:p/>
        </draw:polygon>
        <draw:polygon draw:style-name="gr38" draw:text-style-name="P10" draw:layer="layout" svg:width="0.029cm" svg:height="0.374cm" svg:x="32.873cm" svg:y="16.463cm" svg:viewBox="0 0 30 375" draw:points="0,375 30,375 30,0 0,0">
          <text:p/>
        </draw:polygon>
        <draw:polygon draw:style-name="gr38" draw:text-style-name="P10" draw:layer="layout" svg:width="0.029cm" svg:height="0.374cm" svg:x="32.902cm" svg:y="16.463cm" svg:viewBox="0 0 30 375" draw:points="0,375 30,375 30,0 0,0">
          <text:p/>
        </draw:polygon>
        <draw:polygon draw:style-name="gr37" draw:text-style-name="P9" draw:layer="layout" svg:width="0.029cm" svg:height="0.374cm" svg:x="32.931cm" svg:y="16.463cm" svg:viewBox="0 0 30 375" draw:points="0,375 30,375 30,0 0,0">
          <text:p/>
        </draw:polygon>
        <draw:polygon draw:style-name="gr38" draw:text-style-name="P10" draw:layer="layout" svg:width="0.029cm" svg:height="0.374cm" svg:x="32.962cm" svg:y="16.463cm" svg:viewBox="0 0 30 375" draw:points="0,375 30,375 30,0 0,0">
          <text:p/>
        </draw:polygon>
        <draw:polygon draw:style-name="gr35" draw:text-style-name="P7" draw:layer="layout" svg:width="0.029cm" svg:height="0.374cm" svg:x="32.991cm" svg:y="16.463cm" svg:viewBox="0 0 30 375" draw:points="0,375 30,375 30,0 0,0">
          <text:p/>
        </draw:polygon>
        <draw:polygon draw:style-name="gr38" draw:text-style-name="P10" draw:layer="layout" svg:width="0.029cm" svg:height="0.374cm" svg:x="33.02cm" svg:y="16.463cm" svg:viewBox="0 0 30 375" draw:points="0,375 30,375 30,0 0,0">
          <text:p/>
        </draw:polygon>
        <draw:polygon draw:style-name="gr38" draw:text-style-name="P10" draw:layer="layout" svg:width="0.029cm" svg:height="0.374cm" svg:x="33.049cm" svg:y="16.463cm" svg:viewBox="0 0 30 375" draw:points="0,375 30,375 30,0 0,0">
          <text:p/>
        </draw:polygon>
        <draw:polygon draw:style-name="gr37" draw:text-style-name="P9" draw:layer="layout" svg:width="0.029cm" svg:height="0.374cm" svg:x="33.079cm" svg:y="16.463cm" svg:viewBox="0 0 30 375" draw:points="0,375 30,375 30,0 0,0">
          <text:p/>
        </draw:polygon>
        <draw:polygon draw:style-name="gr38" draw:text-style-name="P10" draw:layer="layout" svg:width="0.029cm" svg:height="0.374cm" svg:x="33.108cm" svg:y="16.463cm" svg:viewBox="0 0 30 375" draw:points="0,375 30,375 30,0 0,0">
          <text:p/>
        </draw:polygon>
        <draw:polygon draw:style-name="gr36" draw:text-style-name="P8" draw:layer="layout" svg:width="0.029cm" svg:height="0.374cm" svg:x="33.138cm" svg:y="16.463cm" svg:viewBox="0 0 30 375" draw:points="0,375 30,375 30,0 0,0">
          <text:p/>
        </draw:polygon>
        <draw:polygon draw:style-name="gr36" draw:text-style-name="P8" draw:layer="layout" svg:width="0.03cm" svg:height="0.374cm" svg:x="33.167cm" svg:y="16.463cm" svg:viewBox="0 0 31 375" draw:points="0,375 31,375 31,0 0,0">
          <text:p/>
        </draw:polygon>
        <draw:polygon draw:style-name="gr38" draw:text-style-name="P10" draw:layer="layout" svg:width="0.029cm" svg:height="0.374cm" svg:x="33.197cm" svg:y="16.463cm" svg:viewBox="0 0 30 375" draw:points="0,375 30,375 30,0 0,0">
          <text:p/>
        </draw:polygon>
        <draw:polygon draw:style-name="gr36" draw:text-style-name="P8" draw:layer="layout" svg:width="0.029cm" svg:height="0.374cm" svg:x="33.226cm" svg:y="16.463cm" svg:viewBox="0 0 30 375" draw:points="0,375 30,375 30,0 0,0">
          <text:p/>
        </draw:polygon>
        <draw:polygon draw:style-name="gr37" draw:text-style-name="P9" draw:layer="layout" svg:width="0.029cm" svg:height="0.374cm" svg:x="33.255cm" svg:y="16.463cm" svg:viewBox="0 0 30 375" draw:points="0,375 30,375 30,0 0,0">
          <text:p/>
        </draw:polygon>
        <draw:polygon draw:style-name="gr38" draw:text-style-name="P10" draw:layer="layout" svg:width="0.029cm" svg:height="0.374cm" svg:x="33.286cm" svg:y="16.463cm" svg:viewBox="0 0 30 375" draw:points="0,375 30,375 30,0 0,0">
          <text:p/>
        </draw:polygon>
        <draw:polygon draw:style-name="gr36" draw:text-style-name="P8" draw:layer="layout" svg:width="0.029cm" svg:height="0.374cm" svg:x="33.315cm" svg:y="16.463cm" svg:viewBox="0 0 30 375" draw:points="0,375 30,375 30,0 0,0">
          <text:p/>
        </draw:polygon>
        <draw:polygon draw:style-name="gr36" draw:text-style-name="P8" draw:layer="layout" svg:width="0.029cm" svg:height="0.374cm" svg:x="33.344cm" svg:y="16.463cm" svg:viewBox="0 0 30 375" draw:points="0,375 30,375 30,0 0,0">
          <text:p/>
        </draw:polygon>
        <draw:polygon draw:style-name="gr37" draw:text-style-name="P9" draw:layer="layout" svg:width="0.029cm" svg:height="0.374cm" svg:x="33.373cm" svg:y="16.463cm" svg:viewBox="0 0 30 375" draw:points="0,375 30,375 30,0 0,0">
          <text:p/>
        </draw:polygon>
        <draw:polygon draw:style-name="gr35" draw:text-style-name="P7" draw:layer="layout" svg:width="0.029cm" svg:height="0.374cm" svg:x="33.403cm" svg:y="16.463cm" svg:viewBox="0 0 30 375" draw:points="0,375 30,375 30,0 0,0">
          <text:p/>
        </draw:polygon>
        <draw:polygon draw:style-name="gr36" draw:text-style-name="P8" draw:layer="layout" svg:width="0.029cm" svg:height="0.374cm" svg:x="33.432cm" svg:y="16.463cm" svg:viewBox="0 0 30 375" draw:points="0,375 30,375 30,0 0,0">
          <text:p/>
        </draw:polygon>
        <draw:polygon draw:style-name="gr35" draw:text-style-name="P7" draw:layer="layout" svg:width="0.029cm" svg:height="0.374cm" svg:x="33.462cm" svg:y="16.463cm" svg:viewBox="0 0 30 375" draw:points="0,375 30,375 30,0 0,0">
          <text:p/>
        </draw:polygon>
        <draw:polygon draw:style-name="gr36" draw:text-style-name="P8" draw:layer="layout" svg:width="0.03cm" svg:height="0.374cm" svg:x="33.491cm" svg:y="16.463cm" svg:viewBox="0 0 31 375" draw:points="0,375 31,375 31,0 0,0">
          <text:p/>
        </draw:polygon>
        <draw:polygon draw:style-name="gr38" draw:text-style-name="P10" draw:layer="layout" svg:width="0.029cm" svg:height="0.374cm" svg:x="33.521cm" svg:y="16.463cm" svg:viewBox="0 0 30 375" draw:points="0,375 30,375 30,0 0,0">
          <text:p/>
        </draw:polygon>
        <draw:polygon draw:style-name="gr37" draw:text-style-name="P9" draw:layer="layout" svg:width="0.029cm" svg:height="0.374cm" svg:x="33.55cm" svg:y="16.463cm" svg:viewBox="0 0 30 375" draw:points="0,375 30,375 30,0 0,0">
          <text:p/>
        </draw:polygon>
        <draw:polygon draw:style-name="gr37" draw:text-style-name="P9" draw:layer="layout" svg:width="0.03cm" svg:height="0.374cm" svg:x="33.579cm" svg:y="16.463cm" svg:viewBox="0 0 31 375" draw:points="0,375 31,375 31,0 0,0">
          <text:p/>
        </draw:polygon>
        <draw:polygon draw:style-name="gr37" draw:text-style-name="P9" draw:layer="layout" svg:width="0.029cm" svg:height="0.374cm" svg:x="33.61cm" svg:y="16.463cm" svg:viewBox="0 0 30 375" draw:points="0,375 30,375 30,0 0,0">
          <text:p/>
        </draw:polygon>
        <draw:polygon draw:style-name="gr36" draw:text-style-name="P8" draw:layer="layout" svg:width="0.029cm" svg:height="0.374cm" svg:x="33.639cm" svg:y="16.463cm" svg:viewBox="0 0 30 375" draw:points="0,375 30,375 30,0 0,0">
          <text:p/>
        </draw:polygon>
        <draw:polygon draw:style-name="gr36" draw:text-style-name="P8" draw:layer="layout" svg:width="0.029cm" svg:height="0.374cm" svg:x="33.668cm" svg:y="16.463cm" svg:viewBox="0 0 30 375" draw:points="0,375 30,375 30,0 0,0">
          <text:p/>
        </draw:polygon>
        <draw:polygon draw:style-name="gr38" draw:text-style-name="P10" draw:layer="layout" svg:width="0.029cm" svg:height="0.374cm" svg:x="33.698cm" svg:y="16.463cm" svg:viewBox="0 0 30 375" draw:points="0,375 30,375 30,0 0,0">
          <text:p/>
        </draw:polygon>
        <draw:polygon draw:style-name="gr36" draw:text-style-name="P8" draw:layer="layout" svg:width="0.029cm" svg:height="0.374cm" svg:x="33.727cm" svg:y="16.463cm" svg:viewBox="0 0 30 375" draw:points="0,375 30,375 30,0 0,0">
          <text:p/>
        </draw:polygon>
        <draw:polygon draw:style-name="gr37" draw:text-style-name="P9" draw:layer="layout" svg:width="0.029cm" svg:height="0.374cm" svg:x="33.756cm" svg:y="16.463cm" svg:viewBox="0 0 30 375" draw:points="0,375 30,375 30,0 0,0">
          <text:p/>
        </draw:polygon>
        <draw:polygon draw:style-name="gr38" draw:text-style-name="P10" draw:layer="layout" svg:width="0.029cm" svg:height="0.374cm" svg:x="33.786cm" svg:y="16.463cm" svg:viewBox="0 0 30 375" draw:points="0,375 30,375 30,0 0,0">
          <text:p/>
        </draw:polygon>
        <draw:polygon draw:style-name="gr36" draw:text-style-name="P8" draw:layer="layout" svg:width="0.029cm" svg:height="0.374cm" svg:x="33.815cm" svg:y="16.463cm" svg:viewBox="0 0 30 375" draw:points="0,375 30,375 30,0 0,0">
          <text:p/>
        </draw:polygon>
        <draw:polygon draw:style-name="gr35" draw:text-style-name="P7" draw:layer="layout" svg:width="0.029cm" svg:height="0.374cm" svg:x="33.845cm" svg:y="16.463cm" svg:viewBox="0 0 30 375" draw:points="0,375 30,375 30,0 0,0">
          <text:p/>
        </draw:polygon>
        <draw:polygon draw:style-name="gr36" draw:text-style-name="P8" draw:layer="layout" svg:width="0.029cm" svg:height="0.374cm" svg:x="33.874cm" svg:y="16.463cm" svg:viewBox="0 0 30 375" draw:points="0,375 30,375 30,0 0,0">
          <text:p/>
        </draw:polygon>
        <draw:polygon draw:style-name="gr36" draw:text-style-name="P8" draw:layer="layout" svg:width="0.029cm" svg:height="0.374cm" svg:x="33.903cm" svg:y="16.463cm" svg:viewBox="0 0 30 375" draw:points="0,375 30,375 30,0 0,0">
          <text:p/>
        </draw:polygon>
        <draw:polygon draw:style-name="gr36" draw:text-style-name="P8" draw:layer="layout" svg:width="0.03cm" svg:height="0.374cm" svg:x="33.932cm" svg:y="16.463cm" svg:viewBox="0 0 31 375" draw:points="0,375 31,375 31,0 0,0">
          <text:p/>
        </draw:polygon>
        <draw:polygon draw:style-name="gr37" draw:text-style-name="P9" draw:layer="layout" svg:width="0.029cm" svg:height="0.374cm" svg:x="33.963cm" svg:y="16.463cm" svg:viewBox="0 0 30 375" draw:points="0,375 30,375 30,0 0,0">
          <text:p/>
        </draw:polygon>
        <draw:polygon draw:style-name="gr36" draw:text-style-name="P8" draw:layer="layout" svg:width="0.029cm" svg:height="0.374cm" svg:x="33.992cm" svg:y="16.463cm" svg:viewBox="0 0 30 375" draw:points="0,375 30,375 30,0 0,0">
          <text:p/>
        </draw:polygon>
        <draw:polygon draw:style-name="gr36" draw:text-style-name="P8" draw:layer="layout" svg:width="0.032cm" svg:height="0.374cm" svg:x="34.021cm" svg:y="16.463cm" svg:viewBox="0 0 33 375" draw:points="0,375 33,375 33,0 0,0">
          <text:p/>
        </draw:polygon>
        <draw:polygon draw:style-name="gr38" draw:text-style-name="P10" draw:layer="layout" svg:width="0.029cm" svg:height="0.374cm" svg:x="34.051cm" svg:y="16.463cm" svg:viewBox="0 0 30 375" draw:points="0,375 30,375 30,0 0,0">
          <text:p/>
        </draw:polygon>
        <draw:polygon draw:style-name="gr36" draw:text-style-name="P8" draw:layer="layout" svg:width="0.029cm" svg:height="0.374cm" svg:x="34.08cm" svg:y="16.463cm" svg:viewBox="0 0 30 375" draw:points="0,375 30,375 30,0 0,0">
          <text:p/>
        </draw:polygon>
        <draw:polygon draw:style-name="gr37" draw:text-style-name="P9" draw:layer="layout" svg:width="0.029cm" svg:height="0.374cm" svg:x="34.11cm" svg:y="16.463cm" svg:viewBox="0 0 30 375" draw:points="0,375 30,375 30,0 0,0">
          <text:p/>
        </draw:polygon>
        <draw:polygon draw:style-name="gr35" draw:text-style-name="P7" draw:layer="layout" svg:width="0.029cm" svg:height="0.374cm" svg:x="34.14cm" svg:y="16.463cm" svg:viewBox="0 0 30 375" draw:points="0,375 30,375 30,0 0,0">
          <text:p/>
        </draw:polygon>
        <draw:polygon draw:style-name="gr36" draw:text-style-name="P8" draw:layer="layout" svg:width="0.029cm" svg:height="0.374cm" svg:x="34.169cm" svg:y="16.463cm" svg:viewBox="0 0 30 375" draw:points="0,375 30,375 30,0 0,0">
          <text:p/>
        </draw:polygon>
        <draw:polygon draw:style-name="gr36" draw:text-style-name="P8" draw:layer="layout" svg:width="0.029cm" svg:height="0.374cm" svg:x="34.198cm" svg:y="16.463cm" svg:viewBox="0 0 30 375" draw:points="0,375 30,375 30,0 0,0">
          <text:p/>
        </draw:polygon>
        <draw:polygon draw:style-name="gr38" draw:text-style-name="P10" draw:layer="layout" svg:width="0.029cm" svg:height="0.374cm" svg:x="34.256cm" svg:y="16.463cm" svg:viewBox="0 0 30 375" draw:points="0,375 30,375 30,0 0,0">
          <text:p/>
        </draw:polygon>
        <draw:polygon draw:style-name="gr37" draw:text-style-name="P9" draw:layer="layout" svg:width="0.029cm" svg:height="0.374cm" svg:x="34.287cm" svg:y="16.463cm" svg:viewBox="0 0 30 375" draw:points="0,375 30,375 30,0 0,0">
          <text:p/>
        </draw:polygon>
        <draw:polygon draw:style-name="gr36" draw:text-style-name="P8" draw:layer="layout" svg:width="0.029cm" svg:height="0.374cm" svg:x="34.316cm" svg:y="16.463cm" svg:viewBox="0 0 30 375" draw:points="0,375 30,375 30,0 0,0">
          <text:p/>
        </draw:polygon>
        <draw:polygon draw:style-name="gr36" draw:text-style-name="P8" draw:layer="layout" svg:width="0.03cm" svg:height="0.374cm" svg:x="34.345cm" svg:y="16.463cm" svg:viewBox="0 0 31 375" draw:points="0,375 31,375 31,0 0,0">
          <text:p/>
        </draw:polygon>
        <draw:polygon draw:style-name="gr37" draw:text-style-name="P9" draw:layer="layout" svg:width="0.029cm" svg:height="0.374cm" svg:x="34.375cm" svg:y="16.463cm" svg:viewBox="0 0 30 375" draw:points="0,375 30,375 30,0 0,0">
          <text:p/>
        </draw:polygon>
        <draw:polygon draw:style-name="gr38" draw:text-style-name="P10" draw:layer="layout" svg:width="0.029cm" svg:height="0.374cm" svg:x="34.404cm" svg:y="16.463cm" svg:viewBox="0 0 30 375" draw:points="0,375 30,375 30,0 0,0">
          <text:p/>
        </draw:polygon>
        <draw:polygon draw:style-name="gr37" draw:text-style-name="P9" draw:layer="layout" svg:width="0.029cm" svg:height="0.374cm" svg:x="34.433cm" svg:y="16.463cm" svg:viewBox="0 0 30 375" draw:points="0,375 30,375 30,0 0,0">
          <text:p/>
        </draw:polygon>
        <draw:polygon draw:style-name="gr35" draw:text-style-name="P7" draw:layer="layout" svg:width="0.029cm" svg:height="0.374cm" svg:x="34.464cm" svg:y="16.463cm" svg:viewBox="0 0 30 375" draw:points="0,375 30,375 30,0 0,0">
          <text:p/>
        </draw:polygon>
        <draw:polygon draw:style-name="gr37" draw:text-style-name="P9" draw:layer="layout" svg:width="0.029cm" svg:height="0.374cm" svg:x="34.493cm" svg:y="16.463cm" svg:viewBox="0 0 30 375" draw:points="0,375 30,375 30,0 0,0">
          <text:p/>
        </draw:polygon>
        <draw:polygon draw:style-name="gr35" draw:text-style-name="P7" draw:layer="layout" svg:width="0.029cm" svg:height="0.374cm" svg:x="34.522cm" svg:y="16.463cm" svg:viewBox="0 0 30 375" draw:points="0,375 30,375 30,0 0,0">
          <text:p/>
        </draw:polygon>
        <draw:polygon draw:style-name="gr37" draw:text-style-name="P9" draw:layer="layout" svg:width="0.029cm" svg:height="0.374cm" svg:x="34.551cm" svg:y="16.463cm" svg:viewBox="0 0 30 375" draw:points="0,375 30,375 30,0 0,0">
          <text:p/>
        </draw:polygon>
        <draw:polygon draw:style-name="gr36" draw:text-style-name="P8" draw:layer="layout" svg:width="0.029cm" svg:height="0.374cm" svg:x="34.581cm" svg:y="16.463cm" svg:viewBox="0 0 30 375" draw:points="0,375 30,375 30,0 0,0">
          <text:p/>
        </draw:polygon>
        <draw:polygon draw:style-name="gr37" draw:text-style-name="P9" draw:layer="layout" svg:width="0.029cm" svg:height="0.374cm" svg:x="34.611cm" svg:y="16.463cm" svg:viewBox="0 0 30 375" draw:points="0,375 30,375 30,0 0,0">
          <text:p/>
        </draw:polygon>
        <draw:polygon draw:style-name="gr37" draw:text-style-name="P9" draw:layer="layout" svg:width="0.029cm" svg:height="0.374cm" svg:x="34.64cm" svg:y="16.463cm" svg:viewBox="0 0 30 375" draw:points="0,375 30,375 30,0 0,0">
          <text:p/>
        </draw:polygon>
        <draw:polygon draw:style-name="gr36" draw:text-style-name="P8" draw:layer="layout" svg:width="0.029cm" svg:height="0.374cm" svg:x="34.669cm" svg:y="16.463cm" svg:viewBox="0 0 30 375" draw:points="0,375 30,375 30,0 0,0">
          <text:p/>
        </draw:polygon>
        <draw:polygon draw:style-name="gr37" draw:text-style-name="P9" draw:layer="layout" svg:width="0.029cm" svg:height="0.374cm" svg:x="34.699cm" svg:y="16.463cm" svg:viewBox="0 0 30 375" draw:points="0,375 30,375 30,0 0,0">
          <text:p/>
        </draw:polygon>
        <draw:polygon draw:style-name="gr37" draw:text-style-name="P9" draw:layer="layout" svg:width="0.029cm" svg:height="0.374cm" svg:x="34.728cm" svg:y="16.463cm" svg:viewBox="0 0 30 375" draw:points="0,375 30,375 30,0 0,0">
          <text:p/>
        </draw:polygon>
        <draw:polygon draw:style-name="gr38" draw:text-style-name="P10" draw:layer="layout" svg:width="0.029cm" svg:height="0.374cm" svg:x="34.757cm" svg:y="16.463cm" svg:viewBox="0 0 30 375" draw:points="0,375 30,375 30,0 0,0">
          <text:p/>
        </draw:polygon>
        <draw:polygon draw:style-name="gr36" draw:text-style-name="P8" draw:layer="layout" svg:width="0.03cm" svg:height="0.374cm" svg:x="34.787cm" svg:y="16.463cm" svg:viewBox="0 0 31 375" draw:points="0,375 31,375 31,0 0,0">
          <text:p/>
        </draw:polygon>
        <draw:polygon draw:style-name="gr35" draw:text-style-name="P7" draw:layer="layout" svg:width="0.029cm" svg:height="0.374cm" svg:x="34.817cm" svg:y="16.463cm" svg:viewBox="0 0 30 375" draw:points="0,375 30,375 30,0 0,0">
          <text:p/>
        </draw:polygon>
        <draw:polygon draw:style-name="gr35" draw:text-style-name="P7" draw:layer="layout" svg:width="0.029cm" svg:height="0.374cm" svg:x="34.846cm" svg:y="16.463cm" svg:viewBox="0 0 30 375" draw:points="0,375 30,375 30,0 0,0">
          <text:p/>
        </draw:polygon>
        <draw:polygon draw:style-name="gr35" draw:text-style-name="P7" draw:layer="layout" svg:width="0.029cm" svg:height="0.374cm" svg:x="34.875cm" svg:y="16.463cm" svg:viewBox="0 0 30 375" draw:points="0,375 30,375 30,0 0,0">
          <text:p/>
        </draw:polygon>
        <draw:polygon draw:style-name="gr37" draw:text-style-name="P9" draw:layer="layout" svg:width="0.029cm" svg:height="0.374cm" svg:x="34.964cm" svg:y="16.463cm" svg:viewBox="0 0 30 375" draw:points="0,375 30,375 30,0 0,0">
          <text:p/>
        </draw:polygon>
        <draw:polygon draw:style-name="gr36" draw:text-style-name="P8" draw:layer="layout" svg:width="0.029cm" svg:height="0.374cm" svg:x="34.993cm" svg:y="16.463cm" svg:viewBox="0 0 30 375" draw:points="0,375 30,375 30,0 0,0">
          <text:p/>
        </draw:polygon>
        <draw:polygon draw:style-name="gr35" draw:text-style-name="P7" draw:layer="layout" svg:width="0.026cm" svg:height="0.374cm" svg:x="18.95cm" svg:y="15.715cm" svg:viewBox="0 0 27 375" draw:points="0,375 27,375 27,0 0,0">
          <text:p/>
        </draw:polygon>
        <draw:polygon draw:style-name="gr36" draw:text-style-name="P8" draw:layer="layout" svg:width="0.026cm" svg:height="0.374cm" svg:x="18.978cm" svg:y="15.715cm" svg:viewBox="0 0 27 375" draw:points="0,375 27,375 27,0 0,0">
          <text:p/>
        </draw:polygon>
        <draw:polygon draw:style-name="gr37" draw:text-style-name="P9" draw:layer="layout" svg:width="0.026cm" svg:height="0.374cm" svg:x="19.004cm" svg:y="15.715cm" svg:viewBox="0 0 27 375" draw:points="0,375 27,375 27,0 0,0">
          <text:p/>
        </draw:polygon>
        <draw:polygon draw:style-name="gr38" draw:text-style-name="P10" draw:layer="layout" svg:width="0.029cm" svg:height="0.374cm" svg:x="19.031cm" svg:y="15.715cm" svg:viewBox="0 0 30 375" draw:points="0,375 30,375 30,0 0,0">
          <text:p/>
        </draw:polygon>
        <draw:polygon draw:style-name="gr37" draw:text-style-name="P9" draw:layer="layout" svg:width="0.029cm" svg:height="0.374cm" svg:x="19.06cm" svg:y="15.715cm" svg:viewBox="0 0 30 375" draw:points="0,375 30,375 30,0 0,0">
          <text:p/>
        </draw:polygon>
        <draw:polygon draw:style-name="gr38" draw:text-style-name="P10" draw:layer="layout" svg:width="0.029cm" svg:height="0.374cm" svg:x="19.09cm" svg:y="15.715cm" svg:viewBox="0 0 30 375" draw:points="0,375 30,375 30,0 0,0">
          <text:p/>
        </draw:polygon>
        <draw:polygon draw:style-name="gr38" draw:text-style-name="P10" draw:layer="layout" svg:width="0.029cm" svg:height="0.374cm" svg:x="19.119cm" svg:y="15.715cm" svg:viewBox="0 0 30 375" draw:points="0,375 30,375 30,0 0,0">
          <text:p/>
        </draw:polygon>
        <draw:polygon draw:style-name="gr36" draw:text-style-name="P8" draw:layer="layout" svg:width="0.029cm" svg:height="0.374cm" svg:x="19.148cm" svg:y="15.715cm" svg:viewBox="0 0 30 375" draw:points="0,375 30,375 30,0 0,0">
          <text:p/>
        </draw:polygon>
        <draw:polygon draw:style-name="gr38" draw:text-style-name="P10" draw:layer="layout" svg:width="0.029cm" svg:height="0.374cm" svg:x="19.177cm" svg:y="15.715cm" svg:viewBox="0 0 30 375" draw:points="0,375 30,375 30,0 0,0">
          <text:p/>
        </draw:polygon>
        <draw:polygon draw:style-name="gr38" draw:text-style-name="P10" draw:layer="layout" svg:width="0.03cm" svg:height="0.374cm" svg:x="19.207cm" svg:y="15.715cm" svg:viewBox="0 0 31 375" draw:points="0,375 31,375 31,0 0,0">
          <text:p/>
        </draw:polygon>
        <draw:polygon draw:style-name="gr36" draw:text-style-name="P8" draw:layer="layout" svg:width="0.029cm" svg:height="0.374cm" svg:x="19.237cm" svg:y="15.715cm" svg:viewBox="0 0 30 375" draw:points="0,375 30,375 30,0 0,0">
          <text:p/>
        </draw:polygon>
        <draw:polygon draw:style-name="gr37" draw:text-style-name="P9" draw:layer="layout" svg:width="0.029cm" svg:height="0.374cm" svg:x="19.266cm" svg:y="15.715cm" svg:viewBox="0 0 30 375" draw:points="0,375 30,375 30,0 0,0">
          <text:p/>
        </draw:polygon>
        <draw:polygon draw:style-name="gr37" draw:text-style-name="P9" draw:layer="layout" svg:width="0.03cm" svg:height="0.374cm" svg:x="19.295cm" svg:y="15.715cm" svg:viewBox="0 0 31 375" draw:points="0,375 31,375 31,0 0,0">
          <text:p/>
        </draw:polygon>
        <draw:polygon draw:style-name="gr37" draw:text-style-name="P9" draw:layer="layout" svg:width="0.029cm" svg:height="0.374cm" svg:x="19.325cm" svg:y="15.715cm" svg:viewBox="0 0 30 375" draw:points="0,375 30,375 30,0 0,0">
          <text:p/>
        </draw:polygon>
        <draw:polygon draw:style-name="gr36" draw:text-style-name="P8" draw:layer="layout" svg:width="0.029cm" svg:height="0.374cm" svg:x="19.355cm" svg:y="15.715cm" svg:viewBox="0 0 30 375" draw:points="0,375 30,375 30,0 0,0">
          <text:p/>
        </draw:polygon>
        <draw:polygon draw:style-name="gr36" draw:text-style-name="P8" draw:layer="layout" svg:width="0.029cm" svg:height="0.374cm" svg:x="19.384cm" svg:y="15.715cm" svg:viewBox="0 0 30 375" draw:points="0,375 30,375 30,0 0,0">
          <text:p/>
        </draw:polygon>
        <draw:polygon draw:style-name="gr37" draw:text-style-name="P9" draw:layer="layout" svg:width="0.029cm" svg:height="0.374cm" svg:x="19.414cm" svg:y="15.715cm" svg:viewBox="0 0 30 375" draw:points="0,375 30,375 30,0 0,0">
          <text:p/>
        </draw:polygon>
        <draw:polygon draw:style-name="gr38" draw:text-style-name="P10" draw:layer="layout" svg:width="0.029cm" svg:height="0.374cm" svg:x="19.472cm" svg:y="15.715cm" svg:viewBox="0 0 30 375" draw:points="0,375 30,375 30,0 0,0">
          <text:p/>
        </draw:polygon>
        <draw:polygon draw:style-name="gr38" draw:text-style-name="P10" draw:layer="layout" svg:width="0.029cm" svg:height="0.374cm" svg:x="19.501cm" svg:y="15.715cm" svg:viewBox="0 0 30 375" draw:points="0,375 30,375 30,0 0,0">
          <text:p/>
        </draw:polygon>
        <draw:polygon draw:style-name="gr37" draw:text-style-name="P9" draw:layer="layout" svg:width="0.029cm" svg:height="0.374cm" svg:x="19.532cm" svg:y="15.715cm" svg:viewBox="0 0 30 375" draw:points="0,375 30,375 30,0 0,0">
          <text:p/>
        </draw:polygon>
        <draw:polygon draw:style-name="gr37" draw:text-style-name="P9" draw:layer="layout" svg:width="0.029cm" svg:height="0.374cm" svg:x="19.561cm" svg:y="15.715cm" svg:viewBox="0 0 30 375" draw:points="0,375 30,375 30,0 0,0">
          <text:p/>
        </draw:polygon>
        <draw:polygon draw:style-name="gr37" draw:text-style-name="P9" draw:layer="layout" svg:width="0.029cm" svg:height="0.374cm" svg:x="19.59cm" svg:y="15.715cm" svg:viewBox="0 0 30 375" draw:points="0,375 30,375 30,0 0,0">
          <text:p/>
        </draw:polygon>
        <draw:polygon draw:style-name="gr38" draw:text-style-name="P10" draw:layer="layout" svg:width="0.029cm" svg:height="0.374cm" svg:x="19.619cm" svg:y="15.715cm" svg:viewBox="0 0 30 375" draw:points="0,375 30,375 30,0 0,0">
          <text:p/>
        </draw:polygon>
        <draw:polygon draw:style-name="gr36" draw:text-style-name="P8" draw:layer="layout" svg:width="0.029cm" svg:height="0.374cm" svg:x="19.649cm" svg:y="15.715cm" svg:viewBox="0 0 30 375" draw:points="0,375 30,375 30,0 0,0">
          <text:p/>
        </draw:polygon>
        <draw:polygon draw:style-name="gr37" draw:text-style-name="P9" draw:layer="layout" svg:width="0.029cm" svg:height="0.374cm" svg:x="19.679cm" svg:y="15.715cm" svg:viewBox="0 0 30 375" draw:points="0,375 30,375 30,0 0,0">
          <text:p/>
        </draw:polygon>
        <draw:polygon draw:style-name="gr37" draw:text-style-name="P9" draw:layer="layout" svg:width="0.03cm" svg:height="0.374cm" svg:x="19.708cm" svg:y="15.715cm" svg:viewBox="0 0 31 375" draw:points="0,375 31,375 31,0 0,0">
          <text:p/>
        </draw:polygon>
        <draw:polygon draw:style-name="gr36" draw:text-style-name="P8" draw:layer="layout" svg:width="0.029cm" svg:height="0.374cm" svg:x="19.738cm" svg:y="15.715cm" svg:viewBox="0 0 30 375" draw:points="0,375 30,375 30,0 0,0">
          <text:p/>
        </draw:polygon>
        <draw:polygon draw:style-name="gr36" draw:text-style-name="P8" draw:layer="layout" svg:width="0.029cm" svg:height="0.374cm" svg:x="19.767cm" svg:y="15.715cm" svg:viewBox="0 0 30 375" draw:points="0,375 30,375 30,0 0,0">
          <text:p/>
        </draw:polygon>
        <draw:polygon draw:style-name="gr36" draw:text-style-name="P8" draw:layer="layout" svg:width="0.029cm" svg:height="0.374cm" svg:x="19.796cm" svg:y="15.715cm" svg:viewBox="0 0 30 375" draw:points="0,375 30,375 30,0 0,0">
          <text:p/>
        </draw:polygon>
        <draw:polygon draw:style-name="gr38" draw:text-style-name="P10" draw:layer="layout" svg:width="0.029cm" svg:height="0.374cm" svg:x="19.825cm" svg:y="15.715cm" svg:viewBox="0 0 30 375" draw:points="0,375 30,375 30,0 0,0">
          <text:p/>
        </draw:polygon>
        <draw:polygon draw:style-name="gr37" draw:text-style-name="P9" draw:layer="layout" svg:width="0.029cm" svg:height="0.374cm" svg:x="19.856cm" svg:y="15.715cm" svg:viewBox="0 0 30 375" draw:points="0,375 30,375 30,0 0,0">
          <text:p/>
        </draw:polygon>
        <draw:polygon draw:style-name="gr36" draw:text-style-name="P8" draw:layer="layout" svg:width="0.029cm" svg:height="0.374cm" svg:x="19.885cm" svg:y="15.715cm" svg:viewBox="0 0 30 375" draw:points="0,375 30,375 30,0 0,0">
          <text:p/>
        </draw:polygon>
        <draw:polygon draw:style-name="gr35" draw:text-style-name="P7" draw:layer="layout" svg:width="0.029cm" svg:height="0.374cm" svg:x="19.914cm" svg:y="15.715cm" svg:viewBox="0 0 30 375" draw:points="0,375 30,375 30,0 0,0">
          <text:p/>
        </draw:polygon>
        <draw:polygon draw:style-name="gr36" draw:text-style-name="P8" draw:layer="layout" svg:width="0.029cm" svg:height="0.374cm" svg:x="19.943cm" svg:y="15.715cm" svg:viewBox="0 0 30 375" draw:points="0,375 30,375 30,0 0,0">
          <text:p/>
        </draw:polygon>
        <draw:polygon draw:style-name="gr36" draw:text-style-name="P8" draw:layer="layout" svg:width="0.029cm" svg:height="0.374cm" svg:x="19.973cm" svg:y="15.715cm" svg:viewBox="0 0 30 375" draw:points="0,375 30,375 30,0 0,0">
          <text:p/>
        </draw:polygon>
        <draw:polygon draw:style-name="gr37" draw:text-style-name="P9" draw:layer="layout" svg:width="0.029cm" svg:height="0.374cm" svg:x="20.003cm" svg:y="15.715cm" svg:viewBox="0 0 30 375" draw:points="0,375 30,375 30,0 0,0">
          <text:p/>
        </draw:polygon>
        <draw:polygon draw:style-name="gr37" draw:text-style-name="P9" draw:layer="layout" svg:width="0.029cm" svg:height="0.374cm" svg:x="20.032cm" svg:y="15.715cm" svg:viewBox="0 0 30 375" draw:points="0,375 30,375 30,0 0,0">
          <text:p/>
        </draw:polygon>
        <draw:polygon draw:style-name="gr36" draw:text-style-name="P8" draw:layer="layout" svg:width="0.03cm" svg:height="0.374cm" svg:x="20.061cm" svg:y="15.715cm" svg:viewBox="0 0 31 375" draw:points="0,375 31,375 31,0 0,0">
          <text:p/>
        </draw:polygon>
        <draw:polygon draw:style-name="gr37" draw:text-style-name="P9" draw:layer="layout" svg:width="0.029cm" svg:height="0.374cm" svg:x="20.091cm" svg:y="15.715cm" svg:viewBox="0 0 30 375" draw:points="0,375 30,375 30,0 0,0">
          <text:p/>
        </draw:polygon>
        <draw:polygon draw:style-name="gr37" draw:text-style-name="P9" draw:layer="layout" svg:width="0.029cm" svg:height="0.374cm" svg:x="20.12cm" svg:y="15.715cm" svg:viewBox="0 0 30 375" draw:points="0,375 30,375 30,0 0,0">
          <text:p/>
        </draw:polygon>
        <draw:polygon draw:style-name="gr35" draw:text-style-name="P7" draw:layer="layout" svg:width="0.03cm" svg:height="0.374cm" svg:x="20.149cm" svg:y="15.715cm" svg:viewBox="0 0 31 375" draw:points="0,375 31,375 31,0 0,0">
          <text:p/>
        </draw:polygon>
        <draw:polygon draw:style-name="gr37" draw:text-style-name="P9" draw:layer="layout" svg:width="0.029cm" svg:height="0.374cm" svg:x="20.18cm" svg:y="15.715cm" svg:viewBox="0 0 30 375" draw:points="0,375 30,375 30,0 0,0">
          <text:p/>
        </draw:polygon>
        <draw:polygon draw:style-name="gr35" draw:text-style-name="P7" draw:layer="layout" svg:width="0.029cm" svg:height="0.374cm" svg:x="20.209cm" svg:y="15.715cm" svg:viewBox="0 0 30 375" draw:points="0,375 30,375 30,0 0,0">
          <text:p/>
        </draw:polygon>
        <draw:polygon draw:style-name="gr36" draw:text-style-name="P8" draw:layer="layout" svg:width="0.029cm" svg:height="0.374cm" svg:x="20.238cm" svg:y="15.715cm" svg:viewBox="0 0 30 375" draw:points="0,375 30,375 30,0 0,0">
          <text:p/>
        </draw:polygon>
        <draw:polygon draw:style-name="gr37" draw:text-style-name="P9" draw:layer="layout" svg:width="0.029cm" svg:height="0.374cm" svg:x="20.267cm" svg:y="15.715cm" svg:viewBox="0 0 30 375" draw:points="0,375 30,375 30,0 0,0">
          <text:p/>
        </draw:polygon>
        <draw:polygon draw:style-name="gr36" draw:text-style-name="P8" draw:layer="layout" svg:width="0.029cm" svg:height="0.374cm" svg:x="20.297cm" svg:y="15.715cm" svg:viewBox="0 0 30 375" draw:points="0,375 30,375 30,0 0,0">
          <text:p/>
        </draw:polygon>
        <draw:polygon draw:style-name="gr36" draw:text-style-name="P8" draw:layer="layout" svg:width="0.029cm" svg:height="0.374cm" svg:x="20.326cm" svg:y="15.715cm" svg:viewBox="0 0 30 375" draw:points="0,375 30,375 30,0 0,0">
          <text:p/>
        </draw:polygon>
        <draw:polygon draw:style-name="gr37" draw:text-style-name="P9" draw:layer="layout" svg:width="0.029cm" svg:height="0.374cm" svg:x="20.356cm" svg:y="15.715cm" svg:viewBox="0 0 30 375" draw:points="0,375 30,375 30,0 0,0">
          <text:p/>
        </draw:polygon>
        <draw:polygon draw:style-name="gr38" draw:text-style-name="P10" draw:layer="layout" svg:width="0.029cm" svg:height="0.374cm" svg:x="20.385cm" svg:y="15.715cm" svg:viewBox="0 0 30 375" draw:points="0,375 30,375 30,0 0,0">
          <text:p/>
        </draw:polygon>
        <draw:polygon draw:style-name="gr37" draw:text-style-name="P9" draw:layer="layout" svg:width="0.029cm" svg:height="0.374cm" svg:x="20.415cm" svg:y="15.715cm" svg:viewBox="0 0 30 375" draw:points="0,375 30,375 30,0 0,0">
          <text:p/>
        </draw:polygon>
        <draw:polygon draw:style-name="gr35" draw:text-style-name="P7" draw:layer="layout" svg:width="0.029cm" svg:height="0.374cm" svg:x="20.444cm" svg:y="15.715cm" svg:viewBox="0 0 30 375" draw:points="0,375 30,375 30,0 0,0">
          <text:p/>
        </draw:polygon>
        <draw:polygon draw:style-name="gr38" draw:text-style-name="P10" draw:layer="layout" svg:width="0.029cm" svg:height="0.374cm" svg:x="20.473cm" svg:y="15.715cm" svg:viewBox="0 0 30 375" draw:points="0,375 30,375 30,0 0,0">
          <text:p/>
        </draw:polygon>
        <draw:polygon draw:style-name="gr37" draw:text-style-name="P9" draw:layer="layout" svg:width="0.03cm" svg:height="0.374cm" svg:x="20.502cm" svg:y="15.715cm" svg:viewBox="0 0 31 375" draw:points="0,375 31,375 31,0 0,0">
          <text:p/>
        </draw:polygon>
        <draw:polygon draw:style-name="gr36" draw:text-style-name="P8" draw:layer="layout" svg:width="0.029cm" svg:height="0.374cm" svg:x="20.533cm" svg:y="15.715cm" svg:viewBox="0 0 30 375" draw:points="0,375 30,375 30,0 0,0">
          <text:p/>
        </draw:polygon>
        <draw:polygon draw:style-name="gr37" draw:text-style-name="P9" draw:layer="layout" svg:width="0.029cm" svg:height="0.374cm" svg:x="20.562cm" svg:y="15.715cm" svg:viewBox="0 0 30 375" draw:points="0,375 30,375 30,0 0,0">
          <text:p/>
        </draw:polygon>
        <draw:polygon draw:style-name="gr37" draw:text-style-name="P9" draw:layer="layout" svg:width="0.029cm" svg:height="0.374cm" svg:x="20.592cm" svg:y="15.715cm" svg:viewBox="0 0 30 375" draw:points="0,375 30,375 30,0 0,0">
          <text:p/>
        </draw:polygon>
        <draw:polygon draw:style-name="gr37" draw:text-style-name="P9" draw:layer="layout" svg:width="0.029cm" svg:height="0.374cm" svg:x="20.621cm" svg:y="15.715cm" svg:viewBox="0 0 30 375" draw:points="0,375 30,375 30,0 0,0">
          <text:p/>
        </draw:polygon>
        <draw:polygon draw:style-name="gr36" draw:text-style-name="P8" draw:layer="layout" svg:width="0.029cm" svg:height="0.374cm" svg:x="20.65cm" svg:y="15.715cm" svg:viewBox="0 0 30 375" draw:points="0,375 30,375 30,0 0,0">
          <text:p/>
        </draw:polygon>
        <draw:polygon draw:style-name="gr38" draw:text-style-name="P10" draw:layer="layout" svg:width="0.029cm" svg:height="0.374cm" svg:x="20.68cm" svg:y="15.715cm" svg:viewBox="0 0 30 375" draw:points="0,375 30,375 30,0 0,0">
          <text:p/>
        </draw:polygon>
        <draw:polygon draw:style-name="gr36" draw:text-style-name="P8" draw:layer="layout" svg:width="0.029cm" svg:height="0.374cm" svg:x="20.71cm" svg:y="15.715cm" svg:viewBox="0 0 30 375" draw:points="0,375 30,375 30,0 0,0">
          <text:p/>
        </draw:polygon>
        <draw:polygon draw:style-name="gr36" draw:text-style-name="P8" draw:layer="layout" svg:width="0.029cm" svg:height="0.374cm" svg:x="20.739cm" svg:y="15.715cm" svg:viewBox="0 0 30 375" draw:points="0,375 30,375 30,0 0,0">
          <text:p/>
        </draw:polygon>
        <draw:polygon draw:style-name="gr36" draw:text-style-name="P8" draw:layer="layout" svg:width="0.029cm" svg:height="0.374cm" svg:x="20.768cm" svg:y="15.715cm" svg:viewBox="0 0 30 375" draw:points="0,375 30,375 30,0 0,0">
          <text:p/>
        </draw:polygon>
        <draw:polygon draw:style-name="gr37" draw:text-style-name="P9" draw:layer="layout" svg:width="0.03cm" svg:height="0.374cm" svg:x="20.826cm" svg:y="15.715cm" svg:viewBox="0 0 31 375" draw:points="0,375 31,375 31,0 0,0">
          <text:p/>
        </draw:polygon>
        <draw:polygon draw:style-name="gr35" draw:text-style-name="P7" draw:layer="layout" svg:width="0.029cm" svg:height="0.374cm" svg:x="20.857cm" svg:y="15.715cm" svg:viewBox="0 0 30 375" draw:points="0,375 30,375 30,0 0,0">
          <text:p/>
        </draw:polygon>
        <draw:polygon draw:style-name="gr36" draw:text-style-name="P8" draw:layer="layout" svg:width="0.029cm" svg:height="0.374cm" svg:x="20.886cm" svg:y="15.715cm" svg:viewBox="0 0 30 375" draw:points="0,375 30,375 30,0 0,0">
          <text:p/>
        </draw:polygon>
        <draw:polygon draw:style-name="gr37" draw:text-style-name="P9" draw:layer="layout" svg:width="0.03cm" svg:height="0.374cm" svg:x="20.915cm" svg:y="15.715cm" svg:viewBox="0 0 31 375" draw:points="0,375 31,375 31,0 0,0">
          <text:p/>
        </draw:polygon>
        <draw:polygon draw:style-name="gr36" draw:text-style-name="P8" draw:layer="layout" svg:width="0.029cm" svg:height="0.374cm" svg:x="20.945cm" svg:y="15.715cm" svg:viewBox="0 0 30 375" draw:points="0,375 30,375 30,0 0,0">
          <text:p/>
        </draw:polygon>
        <draw:polygon draw:style-name="gr37" draw:text-style-name="P9" draw:layer="layout" svg:width="0.029cm" svg:height="0.374cm" svg:x="20.974cm" svg:y="15.715cm" svg:viewBox="0 0 30 375" draw:points="0,375 30,375 30,0 0,0">
          <text:p/>
        </draw:polygon>
        <draw:polygon draw:style-name="gr36" draw:text-style-name="P8" draw:layer="layout" svg:width="0.029cm" svg:height="0.374cm" svg:x="21.004cm" svg:y="15.715cm" svg:viewBox="0 0 30 375" draw:points="0,375 30,375 30,0 0,0">
          <text:p/>
        </draw:polygon>
        <draw:polygon draw:style-name="gr36" draw:text-style-name="P8" draw:layer="layout" svg:width="0.029cm" svg:height="0.374cm" svg:x="21.034cm" svg:y="15.715cm" svg:viewBox="0 0 30 375" draw:points="0,375 30,375 30,0 0,0">
          <text:p/>
        </draw:polygon>
        <draw:polygon draw:style-name="gr38" draw:text-style-name="P10" draw:layer="layout" svg:width="0.029cm" svg:height="0.374cm" svg:x="21.063cm" svg:y="15.715cm" svg:viewBox="0 0 30 375" draw:points="0,375 30,375 30,0 0,0">
          <text:p/>
        </draw:polygon>
        <draw:polygon draw:style-name="gr38" draw:text-style-name="P10" draw:layer="layout" svg:width="0.029cm" svg:height="0.374cm" svg:x="21.092cm" svg:y="15.715cm" svg:viewBox="0 0 30 375" draw:points="0,375 30,375 30,0 0,0">
          <text:p/>
        </draw:polygon>
        <draw:polygon draw:style-name="gr36" draw:text-style-name="P8" draw:layer="layout" svg:width="0.029cm" svg:height="0.374cm" svg:x="21.121cm" svg:y="15.715cm" svg:viewBox="0 0 30 375" draw:points="0,375 30,375 30,0 0,0">
          <text:p/>
        </draw:polygon>
        <draw:polygon draw:style-name="gr36" draw:text-style-name="P8" draw:layer="layout" svg:width="0.029cm" svg:height="0.374cm" svg:x="21.152cm" svg:y="15.715cm" svg:viewBox="0 0 30 375" draw:points="0,375 30,375 30,0 0,0">
          <text:p/>
        </draw:polygon>
        <draw:polygon draw:style-name="gr35" draw:text-style-name="P7" draw:layer="layout" svg:width="0.029cm" svg:height="0.374cm" svg:x="21.181cm" svg:y="15.715cm" svg:viewBox="0 0 30 375" draw:points="0,375 30,375 30,0 0,0">
          <text:p/>
        </draw:polygon>
        <draw:polygon draw:style-name="gr36" draw:text-style-name="P8" draw:layer="layout" svg:width="0.029cm" svg:height="0.374cm" svg:x="21.21cm" svg:y="15.715cm" svg:viewBox="0 0 30 375" draw:points="0,375 30,375 30,0 0,0">
          <text:p/>
        </draw:polygon>
        <draw:polygon draw:style-name="gr35" draw:text-style-name="P7" draw:layer="layout" svg:width="0.029cm" svg:height="0.374cm" svg:x="21.239cm" svg:y="15.715cm" svg:viewBox="0 0 30 375" draw:points="0,375 30,375 30,0 0,0">
          <text:p/>
        </draw:polygon>
        <draw:polygon draw:style-name="gr36" draw:text-style-name="P8" draw:layer="layout" svg:width="0.029cm" svg:height="0.374cm" svg:x="21.269cm" svg:y="15.715cm" svg:viewBox="0 0 30 375" draw:points="0,375 30,375 30,0 0,0">
          <text:p/>
        </draw:polygon>
        <draw:polygon draw:style-name="gr36" draw:text-style-name="P8" draw:layer="layout" svg:width="0.029cm" svg:height="0.374cm" svg:x="21.298cm" svg:y="15.715cm" svg:viewBox="0 0 30 375" draw:points="0,375 30,375 30,0 0,0">
          <text:p/>
        </draw:polygon>
        <draw:polygon draw:style-name="gr35" draw:text-style-name="P7" draw:layer="layout" svg:width="0.029cm" svg:height="0.374cm" svg:x="21.328cm" svg:y="15.715cm" svg:viewBox="0 0 30 375" draw:points="0,375 30,375 30,0 0,0">
          <text:p/>
        </draw:polygon>
        <draw:polygon draw:style-name="gr35" draw:text-style-name="P7" draw:layer="layout" svg:width="0.03cm" svg:height="0.374cm" svg:x="21.357cm" svg:y="15.715cm" svg:viewBox="0 0 31 375" draw:points="0,375 31,375 31,0 0,0">
          <text:p/>
        </draw:polygon>
        <draw:polygon draw:style-name="gr35" draw:text-style-name="P7" draw:layer="layout" svg:width="0.029cm" svg:height="0.374cm" svg:x="21.387cm" svg:y="15.715cm" svg:viewBox="0 0 30 375" draw:points="0,375 30,375 30,0 0,0">
          <text:p/>
        </draw:polygon>
        <draw:polygon draw:style-name="gr36" draw:text-style-name="P8" draw:layer="layout" svg:width="0.029cm" svg:height="0.374cm" svg:x="21.416cm" svg:y="15.715cm" svg:viewBox="0 0 30 375" draw:points="0,375 30,375 30,0 0,0">
          <text:p/>
        </draw:polygon>
        <draw:polygon draw:style-name="gr36" draw:text-style-name="P8" draw:layer="layout" svg:width="0.029cm" svg:height="0.374cm" svg:x="21.445cm" svg:y="15.715cm" svg:viewBox="0 0 30 375" draw:points="0,375 30,375 30,0 0,0">
          <text:p/>
        </draw:polygon>
        <draw:polygon draw:style-name="gr36" draw:text-style-name="P8" draw:layer="layout" svg:width="0.029cm" svg:height="0.374cm" svg:x="21.476cm" svg:y="15.715cm" svg:viewBox="0 0 30 375" draw:points="0,375 30,375 30,0 0,0">
          <text:p/>
        </draw:polygon>
        <draw:polygon draw:style-name="gr36" draw:text-style-name="P8" draw:layer="layout" svg:width="0.029cm" svg:height="0.374cm" svg:x="21.505cm" svg:y="15.715cm" svg:viewBox="0 0 30 375" draw:points="0,375 30,375 30,0 0,0">
          <text:p/>
        </draw:polygon>
        <draw:polygon draw:style-name="gr38" draw:text-style-name="P10" draw:layer="layout" svg:width="0.029cm" svg:height="0.374cm" svg:x="21.534cm" svg:y="15.715cm" svg:viewBox="0 0 30 375" draw:points="0,375 30,375 30,0 0,0">
          <text:p/>
        </draw:polygon>
        <draw:polygon draw:style-name="gr37" draw:text-style-name="P9" draw:layer="layout" svg:width="0.029cm" svg:height="0.374cm" svg:x="21.563cm" svg:y="15.715cm" svg:viewBox="0 0 30 375" draw:points="0,375 30,375 30,0 0,0">
          <text:p/>
        </draw:polygon>
        <draw:polygon draw:style-name="gr38" draw:text-style-name="P10" draw:layer="layout" svg:width="0.029cm" svg:height="0.374cm" svg:x="21.593cm" svg:y="15.715cm" svg:viewBox="0 0 30 375" draw:points="0,375 30,375 30,0 0,0">
          <text:p/>
        </draw:polygon>
        <draw:polygon draw:style-name="gr37" draw:text-style-name="P9" draw:layer="layout" svg:width="0.029cm" svg:height="0.374cm" svg:x="21.622cm" svg:y="15.715cm" svg:viewBox="0 0 30 375" draw:points="0,375 30,375 30,0 0,0">
          <text:p/>
        </draw:polygon>
        <draw:polygon draw:style-name="gr35" draw:text-style-name="P7" draw:layer="layout" svg:width="0.029cm" svg:height="0.374cm" svg:x="21.652cm" svg:y="15.715cm" svg:viewBox="0 0 30 375" draw:points="0,375 30,375 30,0 0,0">
          <text:p/>
        </draw:polygon>
        <draw:polygon draw:style-name="gr35" draw:text-style-name="P7" draw:layer="layout" svg:width="0.03cm" svg:height="0.374cm" svg:x="21.681cm" svg:y="15.715cm" svg:viewBox="0 0 31 375" draw:points="0,375 31,375 31,0 0,0">
          <text:p/>
        </draw:polygon>
        <draw:polygon draw:style-name="gr36" draw:text-style-name="P8" draw:layer="layout" svg:width="0.029cm" svg:height="0.374cm" svg:x="21.711cm" svg:y="15.715cm" svg:viewBox="0 0 30 375" draw:points="0,375 30,375 30,0 0,0">
          <text:p/>
        </draw:polygon>
        <draw:polygon draw:style-name="gr36" draw:text-style-name="P8" draw:layer="layout" svg:width="0.029cm" svg:height="0.374cm" svg:x="21.74cm" svg:y="15.715cm" svg:viewBox="0 0 30 375" draw:points="0,375 30,375 30,0 0,0">
          <text:p/>
        </draw:polygon>
        <draw:polygon draw:style-name="gr38" draw:text-style-name="P10" draw:layer="layout" svg:width="0.03cm" svg:height="0.374cm" svg:x="21.769cm" svg:y="15.715cm" svg:viewBox="0 0 31 375" draw:points="0,375 31,375 31,0 0,0">
          <text:p/>
        </draw:polygon>
        <draw:polygon draw:style-name="gr38" draw:text-style-name="P10" draw:layer="layout" svg:width="0.029cm" svg:height="0.374cm" svg:x="21.8cm" svg:y="15.715cm" svg:viewBox="0 0 30 375" draw:points="0,375 30,375 30,0 0,0">
          <text:p/>
        </draw:polygon>
        <draw:polygon draw:style-name="gr38" draw:text-style-name="P10" draw:layer="layout" svg:width="0.029cm" svg:height="0.374cm" svg:x="21.829cm" svg:y="15.715cm" svg:viewBox="0 0 30 375" draw:points="0,375 30,375 30,0 0,0">
          <text:p/>
        </draw:polygon>
        <draw:polygon draw:style-name="gr37" draw:text-style-name="P9" draw:layer="layout" svg:width="0.029cm" svg:height="0.374cm" svg:x="21.858cm" svg:y="15.715cm" svg:viewBox="0 0 30 375" draw:points="0,375 30,375 30,0 0,0">
          <text:p/>
        </draw:polygon>
        <draw:polygon draw:style-name="gr37" draw:text-style-name="P9" draw:layer="layout" svg:width="0.029cm" svg:height="0.374cm" svg:x="21.887cm" svg:y="15.715cm" svg:viewBox="0 0 30 375" draw:points="0,375 30,375 30,0 0,0">
          <text:p/>
        </draw:polygon>
        <draw:polygon draw:style-name="gr37" draw:text-style-name="P9" draw:layer="layout" svg:width="0.029cm" svg:height="0.374cm" svg:x="21.917cm" svg:y="15.715cm" svg:viewBox="0 0 30 375" draw:points="0,375 30,375 30,0 0,0">
          <text:p/>
        </draw:polygon>
        <draw:polygon draw:style-name="gr35" draw:text-style-name="P7" draw:layer="layout" svg:width="0.029cm" svg:height="0.374cm" svg:x="21.946cm" svg:y="15.715cm" svg:viewBox="0 0 30 375" draw:points="0,375 30,375 30,0 0,0">
          <text:p/>
        </draw:polygon>
        <draw:polygon draw:style-name="gr37" draw:text-style-name="P9" draw:layer="layout" svg:width="0.029cm" svg:height="0.374cm" svg:x="21.976cm" svg:y="15.715cm" svg:viewBox="0 0 30 375" draw:points="0,375 30,375 30,0 0,0">
          <text:p/>
        </draw:polygon>
        <draw:polygon draw:style-name="gr37" draw:text-style-name="P9" draw:layer="layout" svg:width="0.029cm" svg:height="0.374cm" svg:x="22.005cm" svg:y="15.715cm" svg:viewBox="0 0 30 375" draw:points="0,375 30,375 30,0 0,0">
          <text:p/>
        </draw:polygon>
        <draw:polygon draw:style-name="gr37" draw:text-style-name="P9" draw:layer="layout" svg:width="0.029cm" svg:height="0.374cm" svg:x="22.035cm" svg:y="15.715cm" svg:viewBox="0 0 30 375" draw:points="0,375 30,375 30,0 0,0">
          <text:p/>
        </draw:polygon>
        <draw:polygon draw:style-name="gr36" draw:text-style-name="P8" draw:layer="layout" svg:width="0.029cm" svg:height="0.374cm" svg:x="22.417cm" svg:y="15.715cm" svg:viewBox="0 0 30 375" draw:points="0,375 30,375 30,0 0,0">
          <text:p/>
        </draw:polygon>
        <draw:polygon draw:style-name="gr38" draw:text-style-name="P10" draw:layer="layout" svg:width="0.029cm" svg:height="0.374cm" svg:x="22.446cm" svg:y="15.715cm" svg:viewBox="0 0 30 375" draw:points="0,375 30,375 30,0 0,0">
          <text:p/>
        </draw:polygon>
        <draw:polygon draw:style-name="gr36" draw:text-style-name="P8" draw:layer="layout" svg:width="0.029cm" svg:height="0.374cm" svg:x="22.477cm" svg:y="15.715cm" svg:viewBox="0 0 30 375" draw:points="0,375 30,375 30,0 0,0">
          <text:p/>
        </draw:polygon>
        <draw:polygon draw:style-name="gr37" draw:text-style-name="P9" draw:layer="layout" svg:width="0.029cm" svg:height="0.374cm" svg:x="22.506cm" svg:y="15.715cm" svg:viewBox="0 0 30 375" draw:points="0,375 30,375 30,0 0,0">
          <text:p/>
        </draw:polygon>
        <draw:polygon draw:style-name="gr35" draw:text-style-name="P7" draw:layer="layout" svg:width="0.03cm" svg:height="0.374cm" svg:x="22.535cm" svg:y="15.715cm" svg:viewBox="0 0 31 375" draw:points="0,375 31,375 31,0 0,0">
          <text:p/>
        </draw:polygon>
        <draw:polygon draw:style-name="gr37" draw:text-style-name="P9" draw:layer="layout" svg:width="0.029cm" svg:height="0.374cm" svg:x="22.565cm" svg:y="15.715cm" svg:viewBox="0 0 30 375" draw:points="0,375 30,375 30,0 0,0">
          <text:p/>
        </draw:polygon>
        <draw:polygon draw:style-name="gr35" draw:text-style-name="P7" draw:layer="layout" svg:width="0.029cm" svg:height="0.374cm" svg:x="22.594cm" svg:y="15.715cm" svg:viewBox="0 0 30 375" draw:points="0,375 30,375 30,0 0,0">
          <text:p/>
        </draw:polygon>
        <draw:polygon draw:style-name="gr37" draw:text-style-name="P9" draw:layer="layout" svg:width="0.029cm" svg:height="0.374cm" svg:x="22.623cm" svg:y="15.715cm" svg:viewBox="0 0 30 375" draw:points="0,375 30,375 30,0 0,0">
          <text:p/>
        </draw:polygon>
        <draw:polygon draw:style-name="gr37" draw:text-style-name="P9" draw:layer="layout" svg:width="0.029cm" svg:height="0.374cm" svg:x="22.654cm" svg:y="15.715cm" svg:viewBox="0 0 30 375" draw:points="0,375 30,375 30,0 0,0">
          <text:p/>
        </draw:polygon>
        <draw:polygon draw:style-name="gr37" draw:text-style-name="P9" draw:layer="layout" svg:width="0.029cm" svg:height="0.374cm" svg:x="22.683cm" svg:y="15.715cm" svg:viewBox="0 0 30 375" draw:points="0,375 30,375 30,0 0,0">
          <text:p/>
        </draw:polygon>
        <draw:polygon draw:style-name="gr36" draw:text-style-name="P8" draw:layer="layout" svg:width="0.029cm" svg:height="0.374cm" svg:x="22.712cm" svg:y="15.715cm" svg:viewBox="0 0 30 375" draw:points="0,375 30,375 30,0 0,0">
          <text:p/>
        </draw:polygon>
        <draw:polygon draw:style-name="gr36" draw:text-style-name="P8" draw:layer="layout" svg:width="0.029cm" svg:height="0.374cm" svg:x="22.741cm" svg:y="15.715cm" svg:viewBox="0 0 30 375" draw:points="0,375 30,375 30,0 0,0">
          <text:p/>
        </draw:polygon>
        <draw:polygon draw:style-name="gr37" draw:text-style-name="P9" draw:layer="layout" svg:width="0.029cm" svg:height="0.374cm" svg:x="22.771cm" svg:y="15.715cm" svg:viewBox="0 0 30 375" draw:points="0,375 30,375 30,0 0,0">
          <text:p/>
        </draw:polygon>
        <draw:polygon draw:style-name="gr38" draw:text-style-name="P10" draw:layer="layout" svg:width="0.029cm" svg:height="0.374cm" svg:x="22.801cm" svg:y="15.715cm" svg:viewBox="0 0 30 375" draw:points="0,375 30,375 30,0 0,0">
          <text:p/>
        </draw:polygon>
        <draw:polygon draw:style-name="gr36" draw:text-style-name="P8" draw:layer="layout" svg:width="0.029cm" svg:height="0.374cm" svg:x="22.83cm" svg:y="15.715cm" svg:viewBox="0 0 30 375" draw:points="0,375 30,375 30,0 0,0">
          <text:p/>
        </draw:polygon>
        <draw:polygon draw:style-name="gr36" draw:text-style-name="P8" draw:layer="layout" svg:width="0.029cm" svg:height="0.374cm" svg:x="22.859cm" svg:y="15.715cm" svg:viewBox="0 0 30 375" draw:points="0,375 30,375 30,0 0,0">
          <text:p/>
        </draw:polygon>
        <draw:polygon draw:style-name="gr36" draw:text-style-name="P8" draw:layer="layout" svg:width="0.03cm" svg:height="0.374cm" svg:x="22.888cm" svg:y="15.715cm" svg:viewBox="0 0 31 375" draw:points="0,375 31,375 31,0 0,0">
          <text:p/>
        </draw:polygon>
        <draw:polygon draw:style-name="gr36" draw:text-style-name="P8" draw:layer="layout" svg:width="0.029cm" svg:height="0.374cm" svg:x="22.918cm" svg:y="15.715cm" svg:viewBox="0 0 30 375" draw:points="0,375 30,375 30,0 0,0">
          <text:p/>
        </draw:polygon>
        <draw:polygon draw:style-name="gr38" draw:text-style-name="P10" draw:layer="layout" svg:width="0.029cm" svg:height="0.374cm" svg:x="22.947cm" svg:y="15.715cm" svg:viewBox="0 0 30 375" draw:points="0,375 30,375 30,0 0,0">
          <text:p/>
        </draw:polygon>
        <draw:polygon draw:style-name="gr38" draw:text-style-name="P10" draw:layer="layout" svg:width="0.03cm" svg:height="0.374cm" svg:x="22.977cm" svg:y="15.715cm" svg:viewBox="0 0 31 375" draw:points="0,375 31,375 31,0 0,0">
          <text:p/>
        </draw:polygon>
        <draw:polygon draw:style-name="gr38" draw:text-style-name="P10" draw:layer="layout" svg:width="0.029cm" svg:height="0.374cm" svg:x="23.007cm" svg:y="15.715cm" svg:viewBox="0 0 30 375" draw:points="0,375 30,375 30,0 0,0">
          <text:p/>
        </draw:polygon>
        <draw:polygon draw:style-name="gr35" draw:text-style-name="P7" draw:layer="layout" svg:width="0.029cm" svg:height="0.374cm" svg:x="23.036cm" svg:y="15.715cm" svg:viewBox="0 0 30 375" draw:points="0,375 30,375 30,0 0,0">
          <text:p/>
        </draw:polygon>
        <draw:polygon draw:style-name="gr36" draw:text-style-name="P8" draw:layer="layout" svg:width="0.029cm" svg:height="0.374cm" svg:x="23.065cm" svg:y="15.715cm" svg:viewBox="0 0 30 375" draw:points="0,375 30,375 30,0 0,0">
          <text:p/>
        </draw:polygon>
        <draw:polygon draw:style-name="gr35" draw:text-style-name="P7" draw:layer="layout" svg:width="0.029cm" svg:height="0.374cm" svg:x="23.095cm" svg:y="15.715cm" svg:viewBox="0 0 30 375" draw:points="0,375 30,375 30,0 0,0">
          <text:p/>
        </draw:polygon>
        <draw:polygon draw:style-name="gr35" draw:text-style-name="P7" draw:layer="layout" svg:width="0.029cm" svg:height="0.374cm" svg:x="23.125cm" svg:y="15.715cm" svg:viewBox="0 0 30 375" draw:points="0,375 30,375 30,0 0,0">
          <text:p/>
        </draw:polygon>
        <draw:polygon draw:style-name="gr35" draw:text-style-name="P7" draw:layer="layout" svg:width="0.029cm" svg:height="0.374cm" svg:x="23.154cm" svg:y="15.715cm" svg:viewBox="0 0 30 375" draw:points="0,375 30,375 30,0 0,0">
          <text:p/>
        </draw:polygon>
        <draw:polygon draw:style-name="gr36" draw:text-style-name="P8" draw:layer="layout" svg:width="0.029cm" svg:height="0.374cm" svg:x="23.183cm" svg:y="15.715cm" svg:viewBox="0 0 30 375" draw:points="0,375 30,375 30,0 0,0">
          <text:p/>
        </draw:polygon>
        <draw:polygon draw:style-name="gr38" draw:text-style-name="P10" draw:layer="layout" svg:width="0.029cm" svg:height="0.374cm" svg:x="23.213cm" svg:y="15.715cm" svg:viewBox="0 0 30 375" draw:points="0,375 30,375 30,0 0,0">
          <text:p/>
        </draw:polygon>
        <draw:polygon draw:style-name="gr36" draw:text-style-name="P8" draw:layer="layout" svg:width="0.029cm" svg:height="0.374cm" svg:x="23.242cm" svg:y="15.715cm" svg:viewBox="0 0 30 375" draw:points="0,375 30,375 30,0 0,0">
          <text:p/>
        </draw:polygon>
        <draw:polygon draw:style-name="gr38" draw:text-style-name="P10" draw:layer="layout" svg:width="0.029cm" svg:height="0.374cm" svg:x="23.271cm" svg:y="15.715cm" svg:viewBox="0 0 30 375" draw:points="0,375 30,375 30,0 0,0">
          <text:p/>
        </draw:polygon>
        <draw:polygon draw:style-name="gr38" draw:text-style-name="P10" draw:layer="layout" svg:width="0.029cm" svg:height="0.374cm" svg:x="23.301cm" svg:y="15.715cm" svg:viewBox="0 0 30 375" draw:points="0,375 30,375 30,0 0,0">
          <text:p/>
        </draw:polygon>
        <draw:polygon draw:style-name="gr37" draw:text-style-name="P9" draw:layer="layout" svg:width="0.029cm" svg:height="0.374cm" svg:x="23.331cm" svg:y="15.715cm" svg:viewBox="0 0 30 375" draw:points="0,375 30,375 30,0 0,0">
          <text:p/>
        </draw:polygon>
        <draw:polygon draw:style-name="gr38" draw:text-style-name="P10" draw:layer="layout" svg:width="0.029cm" svg:height="0.374cm" svg:x="23.36cm" svg:y="15.715cm" svg:viewBox="0 0 30 375" draw:points="0,375 30,375 30,0 0,0">
          <text:p/>
        </draw:polygon>
        <draw:polygon draw:style-name="gr36" draw:text-style-name="P8" draw:layer="layout" svg:width="0.029cm" svg:height="0.374cm" svg:x="23.389cm" svg:y="15.715cm" svg:viewBox="0 0 30 375" draw:points="0,375 30,375 30,0 0,0">
          <text:p/>
        </draw:polygon>
        <draw:polygon draw:style-name="gr35" draw:text-style-name="P7" draw:layer="layout" svg:width="0.029cm" svg:height="0.374cm" svg:x="23.419cm" svg:y="15.715cm" svg:viewBox="0 0 30 375" draw:points="0,375 30,375 30,0 0,0">
          <text:p/>
        </draw:polygon>
        <draw:polygon draw:style-name="gr38" draw:text-style-name="P10" draw:layer="layout" svg:width="0.029cm" svg:height="0.374cm" svg:x="23.449cm" svg:y="15.715cm" svg:viewBox="0 0 30 375" draw:points="0,375 30,375 30,0 0,0">
          <text:p/>
        </draw:polygon>
        <draw:polygon draw:style-name="gr38" draw:text-style-name="P10" draw:layer="layout" svg:width="0.029cm" svg:height="0.374cm" svg:x="23.507cm" svg:y="15.715cm" svg:viewBox="0 0 30 375" draw:points="0,375 30,375 30,0 0,0">
          <text:p/>
        </draw:polygon>
        <draw:polygon draw:style-name="gr38" draw:text-style-name="P10" draw:layer="layout" svg:width="0.029cm" svg:height="0.374cm" svg:x="23.537cm" svg:y="15.715cm" svg:viewBox="0 0 30 375" draw:points="0,375 30,375 30,0 0,0">
          <text:p/>
        </draw:polygon>
        <draw:polygon draw:style-name="gr38" draw:text-style-name="P10" draw:layer="layout" svg:width="0.029cm" svg:height="0.374cm" svg:x="23.566cm" svg:y="15.715cm" svg:viewBox="0 0 30 375" draw:points="0,375 30,375 30,0 0,0">
          <text:p/>
        </draw:polygon>
        <draw:polygon draw:style-name="gr38" draw:text-style-name="P10" draw:layer="layout" svg:width="0.029cm" svg:height="0.374cm" svg:x="23.595cm" svg:y="15.715cm" svg:viewBox="0 0 30 375" draw:points="0,375 30,375 30,0 0,0">
          <text:p/>
        </draw:polygon>
        <draw:polygon draw:style-name="gr35" draw:text-style-name="P7" draw:layer="layout" svg:width="0.029cm" svg:height="0.374cm" svg:x="23.625cm" svg:y="15.715cm" svg:viewBox="0 0 30 375" draw:points="0,375 30,375 30,0 0,0">
          <text:p/>
        </draw:polygon>
        <draw:polygon draw:style-name="gr37" draw:text-style-name="P9" draw:layer="layout" svg:width="0.029cm" svg:height="0.374cm" svg:x="23.655cm" svg:y="15.715cm" svg:viewBox="0 0 30 375" draw:points="0,375 30,375 30,0 0,0">
          <text:p/>
        </draw:polygon>
        <draw:polygon draw:style-name="gr35" draw:text-style-name="P7" draw:layer="layout" svg:width="0.029cm" svg:height="0.374cm" svg:x="23.684cm" svg:y="15.715cm" svg:viewBox="0 0 30 375" draw:points="0,375 30,375 30,0 0,0">
          <text:p/>
        </draw:polygon>
        <draw:polygon draw:style-name="gr35" draw:text-style-name="P7" draw:layer="layout" svg:width="0.029cm" svg:height="0.374cm" svg:x="23.713cm" svg:y="15.715cm" svg:viewBox="0 0 30 375" draw:points="0,375 30,375 30,0 0,0">
          <text:p/>
        </draw:polygon>
        <draw:polygon draw:style-name="gr38" draw:text-style-name="P10" draw:layer="layout" svg:width="0.03cm" svg:height="0.374cm" svg:x="23.742cm" svg:y="15.715cm" svg:viewBox="0 0 31 375" draw:points="0,375 31,375 31,0 0,0">
          <text:p/>
        </draw:polygon>
        <draw:polygon draw:style-name="gr37" draw:text-style-name="P9" draw:layer="layout" svg:width="0.029cm" svg:height="0.374cm" svg:x="23.773cm" svg:y="15.715cm" svg:viewBox="0 0 30 375" draw:points="0,375 30,375 30,0 0,0">
          <text:p/>
        </draw:polygon>
        <draw:polygon draw:style-name="gr35" draw:text-style-name="P7" draw:layer="layout" svg:width="0.029cm" svg:height="0.374cm" svg:x="23.802cm" svg:y="15.715cm" svg:viewBox="0 0 30 375" draw:points="0,375 30,375 30,0 0,0">
          <text:p/>
        </draw:polygon>
        <draw:polygon draw:style-name="gr35" draw:text-style-name="P7" draw:layer="layout" svg:width="0.03cm" svg:height="0.374cm" svg:x="23.831cm" svg:y="15.715cm" svg:viewBox="0 0 31 375" draw:points="0,375 31,375 31,0 0,0">
          <text:p/>
        </draw:polygon>
        <draw:polygon draw:style-name="gr36" draw:text-style-name="P8" draw:layer="layout" svg:width="0.029cm" svg:height="0.374cm" svg:x="23.861cm" svg:y="15.715cm" svg:viewBox="0 0 30 375" draw:points="0,375 30,375 30,0 0,0">
          <text:p/>
        </draw:polygon>
        <draw:polygon draw:style-name="gr37" draw:text-style-name="P9" draw:layer="layout" svg:width="0.029cm" svg:height="0.374cm" svg:x="23.89cm" svg:y="15.715cm" svg:viewBox="0 0 30 375" draw:points="0,375 30,375 30,0 0,0">
          <text:p/>
        </draw:polygon>
        <draw:polygon draw:style-name="gr36" draw:text-style-name="P8" draw:layer="layout" svg:width="0.029cm" svg:height="0.374cm" svg:x="23.919cm" svg:y="15.715cm" svg:viewBox="0 0 30 375" draw:points="0,375 30,375 30,0 0,0">
          <text:p/>
        </draw:polygon>
        <draw:polygon draw:style-name="gr37" draw:text-style-name="P9" draw:layer="layout" svg:width="0.029cm" svg:height="0.374cm" svg:x="23.949cm" svg:y="15.715cm" svg:viewBox="0 0 30 375" draw:points="0,375 30,375 30,0 0,0">
          <text:p/>
        </draw:polygon>
        <draw:polygon draw:style-name="gr37" draw:text-style-name="P9" draw:layer="layout" svg:width="0.029cm" svg:height="0.374cm" svg:x="23.979cm" svg:y="15.715cm" svg:viewBox="0 0 30 375" draw:points="0,375 30,375 30,0 0,0">
          <text:p/>
        </draw:polygon>
        <draw:polygon draw:style-name="gr35" draw:text-style-name="P7" draw:layer="layout" svg:width="0.029cm" svg:height="0.374cm" svg:x="24.008cm" svg:y="15.715cm" svg:viewBox="0 0 30 375" draw:points="0,375 30,375 30,0 0,0">
          <text:p/>
        </draw:polygon>
        <draw:polygon draw:style-name="gr36" draw:text-style-name="P8" draw:layer="layout" svg:width="0.029cm" svg:height="0.374cm" svg:x="24.037cm" svg:y="15.715cm" svg:viewBox="0 0 30 375" draw:points="0,375 30,375 30,0 0,0">
          <text:p/>
        </draw:polygon>
        <draw:polygon draw:style-name="gr38" draw:text-style-name="P10" draw:layer="layout" svg:width="0.029cm" svg:height="0.374cm" svg:x="24.066cm" svg:y="15.715cm" svg:viewBox="0 0 30 375" draw:points="0,375 30,375 30,0 0,0">
          <text:p/>
        </draw:polygon>
        <draw:polygon draw:style-name="gr36" draw:text-style-name="P8" draw:layer="layout" svg:width="0.029cm" svg:height="0.374cm" svg:x="24.097cm" svg:y="15.715cm" svg:viewBox="0 0 30 375" draw:points="0,375 30,375 30,0 0,0">
          <text:p/>
        </draw:polygon>
        <draw:polygon draw:style-name="gr38" draw:text-style-name="P10" draw:layer="layout" svg:width="0.029cm" svg:height="0.374cm" svg:x="24.126cm" svg:y="15.715cm" svg:viewBox="0 0 30 375" draw:points="0,375 30,375 30,0 0,0">
          <text:p/>
        </draw:polygon>
        <draw:polygon draw:style-name="gr37" draw:text-style-name="P9" draw:layer="layout" svg:width="0.029cm" svg:height="0.374cm" svg:x="24.155cm" svg:y="15.715cm" svg:viewBox="0 0 30 375" draw:points="0,375 30,375 30,0 0,0">
          <text:p/>
        </draw:polygon>
        <draw:polygon draw:style-name="gr38" draw:text-style-name="P10" draw:layer="layout" svg:width="0.03cm" svg:height="0.374cm" svg:x="24.184cm" svg:y="15.715cm" svg:viewBox="0 0 31 375" draw:points="0,375 31,375 31,0 0,0">
          <text:p/>
        </draw:polygon>
        <draw:polygon draw:style-name="gr36" draw:text-style-name="P8" draw:layer="layout" svg:width="0.029cm" svg:height="0.374cm" svg:x="24.243cm" svg:y="15.715cm" svg:viewBox="0 0 30 375" draw:points="0,375 30,375 30,0 0,0">
          <text:p/>
        </draw:polygon>
        <draw:polygon draw:style-name="gr36" draw:text-style-name="P8" draw:layer="layout" svg:width="0.029cm" svg:height="0.374cm" svg:x="24.274cm" svg:y="15.715cm" svg:viewBox="0 0 30 375" draw:points="0,375 30,375 30,0 0,0">
          <text:p/>
        </draw:polygon>
        <draw:polygon draw:style-name="gr37" draw:text-style-name="P9" draw:layer="layout" svg:width="0.029cm" svg:height="0.374cm" svg:x="24.303cm" svg:y="15.715cm" svg:viewBox="0 0 30 375" draw:points="0,375 30,375 30,0 0,0">
          <text:p/>
        </draw:polygon>
        <draw:polygon draw:style-name="gr36" draw:text-style-name="P8" draw:layer="layout" svg:width="0.029cm" svg:height="0.374cm" svg:x="24.332cm" svg:y="15.715cm" svg:viewBox="0 0 30 375" draw:points="0,375 30,375 30,0 0,0">
          <text:p/>
        </draw:polygon>
        <draw:polygon draw:style-name="gr36" draw:text-style-name="P8" draw:layer="layout" svg:width="0.029cm" svg:height="0.374cm" svg:x="24.361cm" svg:y="15.715cm" svg:viewBox="0 0 30 375" draw:points="0,375 30,375 30,0 0,0">
          <text:p/>
        </draw:polygon>
        <draw:polygon draw:style-name="gr38" draw:text-style-name="P10" draw:layer="layout" svg:width="0.029cm" svg:height="0.374cm" svg:x="24.39cm" svg:y="15.715cm" svg:viewBox="0 0 30 375" draw:points="0,375 30,375 30,0 0,0">
          <text:p/>
        </draw:polygon>
        <draw:polygon draw:style-name="gr35" draw:text-style-name="P7" draw:layer="layout" svg:width="0.029cm" svg:height="0.374cm" svg:x="24.42cm" svg:y="15.715cm" svg:viewBox="0 0 30 375" draw:points="0,375 30,375 30,0 0,0">
          <text:p/>
        </draw:polygon>
        <draw:polygon draw:style-name="gr35" draw:text-style-name="P7" draw:layer="layout" svg:width="0.029cm" svg:height="0.374cm" svg:x="24.45cm" svg:y="15.715cm" svg:viewBox="0 0 30 375" draw:points="0,375 30,375 30,0 0,0">
          <text:p/>
        </draw:polygon>
        <draw:polygon draw:style-name="gr35" draw:text-style-name="P7" draw:layer="layout" svg:width="0.029cm" svg:height="0.374cm" svg:x="24.479cm" svg:y="15.715cm" svg:viewBox="0 0 30 375" draw:points="0,375 30,375 30,0 0,0">
          <text:p/>
        </draw:polygon>
        <draw:polygon draw:style-name="gr36" draw:text-style-name="P8" draw:layer="layout" svg:width="0.03cm" svg:height="0.374cm" svg:x="24.508cm" svg:y="15.715cm" svg:viewBox="0 0 31 375" draw:points="0,375 31,375 31,0 0,0">
          <text:p/>
        </draw:polygon>
        <draw:polygon draw:style-name="gr35" draw:text-style-name="P7" draw:layer="layout" svg:width="0.029cm" svg:height="0.374cm" svg:x="24.538cm" svg:y="15.715cm" svg:viewBox="0 0 30 375" draw:points="0,375 30,375 30,0 0,0">
          <text:p/>
        </draw:polygon>
        <draw:polygon draw:style-name="gr38" draw:text-style-name="P10" draw:layer="layout" svg:width="0.029cm" svg:height="0.374cm" svg:x="24.567cm" svg:y="15.715cm" svg:viewBox="0 0 30 375" draw:points="0,375 30,375 30,0 0,0">
          <text:p/>
        </draw:polygon>
        <draw:polygon draw:style-name="gr37" draw:text-style-name="P9" draw:layer="layout" svg:width="0.03cm" svg:height="0.374cm" svg:x="24.596cm" svg:y="15.715cm" svg:viewBox="0 0 31 375" draw:points="0,375 31,375 31,0 0,0">
          <text:p/>
        </draw:polygon>
        <draw:polygon draw:style-name="gr38" draw:text-style-name="P10" draw:layer="layout" svg:width="0.029cm" svg:height="0.374cm" svg:x="24.627cm" svg:y="15.715cm" svg:viewBox="0 0 30 375" draw:points="0,375 30,375 30,0 0,0">
          <text:p/>
        </draw:polygon>
        <draw:polygon draw:style-name="gr35" draw:text-style-name="P7" draw:layer="layout" svg:width="0.029cm" svg:height="0.374cm" svg:x="24.656cm" svg:y="15.715cm" svg:viewBox="0 0 30 375" draw:points="0,375 30,375 30,0 0,0">
          <text:p/>
        </draw:polygon>
        <draw:polygon draw:style-name="gr35" draw:text-style-name="P7" draw:layer="layout" svg:width="0.029cm" svg:height="0.374cm" svg:x="24.685cm" svg:y="15.715cm" svg:viewBox="0 0 30 375" draw:points="0,375 30,375 30,0 0,0">
          <text:p/>
        </draw:polygon>
        <draw:polygon draw:style-name="gr36" draw:text-style-name="P8" draw:layer="layout" svg:width="0.029cm" svg:height="0.374cm" svg:x="24.715cm" svg:y="15.715cm" svg:viewBox="0 0 30 375" draw:points="0,375 30,375 30,0 0,0">
          <text:p/>
        </draw:polygon>
        <draw:polygon draw:style-name="gr35" draw:text-style-name="P7" draw:layer="layout" svg:width="0.029cm" svg:height="0.374cm" svg:x="24.744cm" svg:y="15.715cm" svg:viewBox="0 0 30 375" draw:points="0,375 30,375 30,0 0,0">
          <text:p/>
        </draw:polygon>
        <draw:polygon draw:style-name="gr35" draw:text-style-name="P7" draw:layer="layout" svg:width="0.029cm" svg:height="0.374cm" svg:x="24.774cm" svg:y="15.715cm" svg:viewBox="0 0 30 375" draw:points="0,375 30,375 30,0 0,0">
          <text:p/>
        </draw:polygon>
        <draw:polygon draw:style-name="gr36" draw:text-style-name="P8" draw:layer="layout" svg:width="0.029cm" svg:height="0.374cm" svg:x="24.803cm" svg:y="15.715cm" svg:viewBox="0 0 30 375" draw:points="0,375 30,375 30,0 0,0">
          <text:p/>
        </draw:polygon>
        <draw:polygon draw:style-name="gr38" draw:text-style-name="P10" draw:layer="layout" svg:width="0.029cm" svg:height="0.374cm" svg:x="24.833cm" svg:y="15.715cm" svg:viewBox="0 0 30 375" draw:points="0,375 30,375 30,0 0,0">
          <text:p/>
        </draw:polygon>
        <draw:polygon draw:style-name="gr38" draw:text-style-name="P10" draw:layer="layout" svg:width="0.029cm" svg:height="0.374cm" svg:x="24.862cm" svg:y="15.715cm" svg:viewBox="0 0 30 375" draw:points="0,375 30,375 30,0 0,0">
          <text:p/>
        </draw:polygon>
        <draw:polygon draw:style-name="gr38" draw:text-style-name="P10" draw:layer="layout" svg:width="0.029cm" svg:height="0.374cm" svg:x="24.891cm" svg:y="15.715cm" svg:viewBox="0 0 30 375" draw:points="0,375 30,375 30,0 0,0">
          <text:p/>
        </draw:polygon>
        <draw:polygon draw:style-name="gr36" draw:text-style-name="P8" draw:layer="layout" svg:width="0.029cm" svg:height="0.374cm" svg:x="24.92cm" svg:y="15.715cm" svg:viewBox="0 0 30 375" draw:points="0,375 30,375 30,0 0,0">
          <text:p/>
        </draw:polygon>
        <draw:polygon draw:style-name="gr35" draw:text-style-name="P7" draw:layer="layout" svg:width="0.03cm" svg:height="0.374cm" svg:x="24.95cm" svg:y="15.715cm" svg:viewBox="0 0 31 375" draw:points="0,375 31,375 31,0 0,0">
          <text:p/>
        </draw:polygon>
        <draw:polygon draw:style-name="gr35" draw:text-style-name="P7" draw:layer="layout" svg:width="0.029cm" svg:height="0.374cm" svg:x="24.98cm" svg:y="15.715cm" svg:viewBox="0 0 30 375" draw:points="0,375 30,375 30,0 0,0">
          <text:p/>
        </draw:polygon>
        <draw:polygon draw:style-name="gr36" draw:text-style-name="P8" draw:layer="layout" svg:width="0.029cm" svg:height="0.374cm" svg:x="25.009cm" svg:y="15.715cm" svg:viewBox="0 0 30 375" draw:points="0,375 30,375 30,0 0,0">
          <text:p/>
        </draw:polygon>
        <draw:polygon draw:style-name="gr35" draw:text-style-name="P7" draw:layer="layout" svg:width="0.03cm" svg:height="0.374cm" svg:x="25.038cm" svg:y="15.715cm" svg:viewBox="0 0 31 375" draw:points="0,375 31,375 31,0 0,0">
          <text:p/>
        </draw:polygon>
        <draw:polygon draw:style-name="gr35" draw:text-style-name="P7" draw:layer="layout" svg:width="0.029cm" svg:height="0.374cm" svg:x="25.068cm" svg:y="15.715cm" svg:viewBox="0 0 30 375" draw:points="0,375 30,375 30,0 0,0">
          <text:p/>
        </draw:polygon>
        <draw:polygon draw:style-name="gr36" draw:text-style-name="P8" draw:layer="layout" svg:width="0.029cm" svg:height="0.374cm" svg:x="25.098cm" svg:y="15.715cm" svg:viewBox="0 0 30 375" draw:points="0,375 30,375 30,0 0,0">
          <text:p/>
        </draw:polygon>
        <draw:polygon draw:style-name="gr37" draw:text-style-name="P9" draw:layer="layout" svg:width="0.029cm" svg:height="0.374cm" svg:x="25.127cm" svg:y="15.715cm" svg:viewBox="0 0 30 375" draw:points="0,375 30,375 30,0 0,0">
          <text:p/>
        </draw:polygon>
        <draw:polygon draw:style-name="gr37" draw:text-style-name="P9" draw:layer="layout" svg:width="0.029cm" svg:height="0.374cm" svg:x="25.157cm" svg:y="15.715cm" svg:viewBox="0 0 30 375" draw:points="0,375 30,375 30,0 0,0">
          <text:p/>
        </draw:polygon>
        <draw:polygon draw:style-name="gr35" draw:text-style-name="P7" draw:layer="layout" svg:width="0.029cm" svg:height="0.374cm" svg:x="25.186cm" svg:y="15.715cm" svg:viewBox="0 0 30 375" draw:points="0,375 30,375 30,0 0,0">
          <text:p/>
        </draw:polygon>
        <draw:polygon draw:style-name="gr38" draw:text-style-name="P10" draw:layer="layout" svg:width="0.029cm" svg:height="0.374cm" svg:x="25.215cm" svg:y="15.715cm" svg:viewBox="0 0 30 375" draw:points="0,375 30,375 30,0 0,0">
          <text:p/>
        </draw:polygon>
        <draw:polygon draw:style-name="gr36" draw:text-style-name="P8" draw:layer="layout" svg:width="0.029cm" svg:height="0.374cm" svg:x="25.244cm" svg:y="15.715cm" svg:viewBox="0 0 30 375" draw:points="0,375 30,375 30,0 0,0">
          <text:p/>
        </draw:polygon>
        <draw:polygon draw:style-name="gr38" draw:text-style-name="P10" draw:layer="layout" svg:width="0.029cm" svg:height="0.374cm" svg:x="25.275cm" svg:y="15.715cm" svg:viewBox="0 0 30 375" draw:points="0,375 30,375 30,0 0,0">
          <text:p/>
        </draw:polygon>
        <draw:polygon draw:style-name="gr36" draw:text-style-name="P8" draw:layer="layout" svg:width="0.029cm" svg:height="0.374cm" svg:x="25.304cm" svg:y="15.715cm" svg:viewBox="0 0 30 375" draw:points="0,375 30,375 30,0 0,0">
          <text:p/>
        </draw:polygon>
        <draw:polygon draw:style-name="gr38" draw:text-style-name="P10" draw:layer="layout" svg:width="0.029cm" svg:height="0.374cm" svg:x="25.333cm" svg:y="15.715cm" svg:viewBox="0 0 30 375" draw:points="0,375 30,375 30,0 0,0">
          <text:p/>
        </draw:polygon>
        <draw:polygon draw:style-name="gr38" draw:text-style-name="P10" draw:layer="layout" svg:width="0.03cm" svg:height="0.374cm" svg:x="25.362cm" svg:y="15.715cm" svg:viewBox="0 0 31 375" draw:points="0,375 31,375 31,0 0,0">
          <text:p/>
        </draw:polygon>
        <draw:polygon draw:style-name="gr37" draw:text-style-name="P9" draw:layer="layout" svg:width="0.029cm" svg:height="0.374cm" svg:x="25.392cm" svg:y="15.715cm" svg:viewBox="0 0 30 375" draw:points="0,375 30,375 30,0 0,0">
          <text:p/>
        </draw:polygon>
        <draw:polygon draw:style-name="gr37" draw:text-style-name="P9" draw:layer="layout" svg:width="0.029cm" svg:height="0.374cm" svg:x="25.422cm" svg:y="15.715cm" svg:viewBox="0 0 30 375" draw:points="0,375 30,375 30,0 0,0">
          <text:p/>
        </draw:polygon>
        <draw:polygon draw:style-name="gr36" draw:text-style-name="P8" draw:layer="layout" svg:width="0.029cm" svg:height="0.374cm" svg:x="25.451cm" svg:y="15.715cm" svg:viewBox="0 0 30 375" draw:points="0,375 30,375 30,0 0,0">
          <text:p/>
        </draw:polygon>
        <draw:polygon draw:style-name="gr38" draw:text-style-name="P10" draw:layer="layout" svg:width="0.029cm" svg:height="0.374cm" svg:x="25.481cm" svg:y="15.715cm" svg:viewBox="0 0 30 375" draw:points="0,375 30,375 30,0 0,0">
          <text:p/>
        </draw:polygon>
        <draw:polygon draw:style-name="gr36" draw:text-style-name="P8" draw:layer="layout" svg:width="0.029cm" svg:height="0.374cm" svg:x="25.51cm" svg:y="15.715cm" svg:viewBox="0 0 30 375" draw:points="0,375 30,375 30,0 0,0">
          <text:p/>
        </draw:polygon>
        <draw:polygon draw:style-name="gr38" draw:text-style-name="P10" draw:layer="layout" svg:width="0.029cm" svg:height="0.374cm" svg:x="25.539cm" svg:y="15.715cm" svg:viewBox="0 0 30 375" draw:points="0,375 30,375 30,0 0,0">
          <text:p/>
        </draw:polygon>
        <draw:polygon draw:style-name="gr36" draw:text-style-name="P8" draw:layer="layout" svg:width="0.029cm" svg:height="0.374cm" svg:x="25.568cm" svg:y="15.715cm" svg:viewBox="0 0 30 375" draw:points="0,375 30,375 30,0 0,0">
          <text:p/>
        </draw:polygon>
        <draw:polygon draw:style-name="gr37" draw:text-style-name="P9" draw:layer="layout" svg:width="0.029cm" svg:height="0.374cm" svg:x="25.599cm" svg:y="15.715cm" svg:viewBox="0 0 30 375" draw:points="0,375 30,375 30,0 0,0">
          <text:p/>
        </draw:polygon>
        <draw:polygon draw:style-name="gr36" draw:text-style-name="P8" draw:layer="layout" svg:width="0.029cm" svg:height="0.374cm" svg:x="25.628cm" svg:y="15.715cm" svg:viewBox="0 0 30 375" draw:points="0,375 30,375 30,0 0,0">
          <text:p/>
        </draw:polygon>
        <draw:polygon draw:style-name="gr35" draw:text-style-name="P7" draw:layer="layout" svg:width="0.029cm" svg:height="0.374cm" svg:x="25.657cm" svg:y="15.715cm" svg:viewBox="0 0 30 375" draw:points="0,375 30,375 30,0 0,0">
          <text:p/>
        </draw:polygon>
        <draw:polygon draw:style-name="gr38" draw:text-style-name="P10" draw:layer="layout" svg:width="0.029cm" svg:height="0.374cm" svg:x="25.686cm" svg:y="15.715cm" svg:viewBox="0 0 30 375" draw:points="0,375 30,375 30,0 0,0">
          <text:p/>
        </draw:polygon>
        <draw:polygon draw:style-name="gr36" draw:text-style-name="P8" draw:layer="layout" svg:width="0.029cm" svg:height="0.374cm" svg:x="25.716cm" svg:y="15.715cm" svg:viewBox="0 0 30 375" draw:points="0,375 30,375 30,0 0,0">
          <text:p/>
        </draw:polygon>
        <draw:polygon draw:style-name="gr37" draw:text-style-name="P9" draw:layer="layout" svg:width="0.029cm" svg:height="0.374cm" svg:x="25.746cm" svg:y="15.715cm" svg:viewBox="0 0 30 375" draw:points="0,375 30,375 30,0 0,0">
          <text:p/>
        </draw:polygon>
        <draw:polygon draw:style-name="gr35" draw:text-style-name="P7" draw:layer="layout" svg:width="0.029cm" svg:height="0.374cm" svg:x="25.775cm" svg:y="15.715cm" svg:viewBox="0 0 30 375" draw:points="0,375 30,375 30,0 0,0">
          <text:p/>
        </draw:polygon>
        <draw:polygon draw:style-name="gr38" draw:text-style-name="P10" draw:layer="layout" svg:width="0.03cm" svg:height="0.374cm" svg:x="25.804cm" svg:y="15.715cm" svg:viewBox="0 0 31 375" draw:points="0,375 31,375 31,0 0,0">
          <text:p/>
        </draw:polygon>
        <draw:polygon draw:style-name="gr37" draw:text-style-name="P9" draw:layer="layout" svg:width="0.029cm" svg:height="0.374cm" svg:x="25.834cm" svg:y="15.715cm" svg:viewBox="0 0 30 375" draw:points="0,375 30,375 30,0 0,0">
          <text:p/>
        </draw:polygon>
        <draw:polygon draw:style-name="gr35" draw:text-style-name="P7" draw:layer="layout" svg:width="0.029cm" svg:height="0.374cm" svg:x="25.863cm" svg:y="15.715cm" svg:viewBox="0 0 30 375" draw:points="0,375 30,375 30,0 0,0">
          <text:p/>
        </draw:polygon>
        <draw:polygon draw:style-name="gr35" draw:text-style-name="P7" draw:layer="layout" svg:width="0.03cm" svg:height="0.374cm" svg:x="25.892cm" svg:y="15.715cm" svg:viewBox="0 0 31 375" draw:points="0,375 31,375 31,0 0,0">
          <text:p/>
        </draw:polygon>
        <draw:polygon draw:style-name="gr37" draw:text-style-name="P9" draw:layer="layout" svg:width="0.029cm" svg:height="0.374cm" svg:x="25.923cm" svg:y="15.715cm" svg:viewBox="0 0 30 375" draw:points="0,375 30,375 30,0 0,0">
          <text:p/>
        </draw:polygon>
        <draw:polygon draw:style-name="gr35" draw:text-style-name="P7" draw:layer="layout" svg:width="0.029cm" svg:height="0.374cm" svg:x="25.952cm" svg:y="15.715cm" svg:viewBox="0 0 30 375" draw:points="0,375 30,375 30,0 0,0">
          <text:p/>
        </draw:polygon>
        <draw:polygon draw:style-name="gr35" draw:text-style-name="P7" draw:layer="layout" svg:width="0.029cm" svg:height="0.374cm" svg:x="25.981cm" svg:y="15.715cm" svg:viewBox="0 0 30 375" draw:points="0,375 30,375 30,0 0,0">
          <text:p/>
        </draw:polygon>
        <draw:polygon draw:style-name="gr36" draw:text-style-name="P8" draw:layer="layout" svg:width="0.029cm" svg:height="0.374cm" svg:x="26.01cm" svg:y="15.715cm" svg:viewBox="0 0 30 375" draw:points="0,375 30,375 30,0 0,0">
          <text:p/>
        </draw:polygon>
        <draw:polygon draw:style-name="gr37" draw:text-style-name="P9" draw:layer="layout" svg:width="0.029cm" svg:height="0.374cm" svg:x="26.04cm" svg:y="15.715cm" svg:viewBox="0 0 30 375" draw:points="0,375 30,375 30,0 0,0">
          <text:p/>
        </draw:polygon>
        <draw:polygon draw:style-name="gr36" draw:text-style-name="P8" draw:layer="layout" svg:width="0.029cm" svg:height="0.374cm" svg:x="26.07cm" svg:y="15.715cm" svg:viewBox="0 0 30 375" draw:points="0,375 30,375 30,0 0,0">
          <text:p/>
        </draw:polygon>
        <draw:polygon draw:style-name="gr35" draw:text-style-name="P7" draw:layer="layout" svg:width="0.029cm" svg:height="0.374cm" svg:x="26.099cm" svg:y="15.715cm" svg:viewBox="0 0 30 375" draw:points="0,375 30,375 30,0 0,0">
          <text:p/>
        </draw:polygon>
        <draw:polygon draw:style-name="gr37" draw:text-style-name="P9" draw:layer="layout" svg:width="0.03cm" svg:height="0.374cm" svg:x="26.128cm" svg:y="15.715cm" svg:viewBox="0 0 31 375" draw:points="0,375 31,375 31,0 0,0">
          <text:p/>
        </draw:polygon>
        <draw:polygon draw:style-name="gr36" draw:text-style-name="P8" draw:layer="layout" svg:width="0.029cm" svg:height="0.374cm" svg:x="26.158cm" svg:y="15.715cm" svg:viewBox="0 0 30 375" draw:points="0,375 30,375 30,0 0,0">
          <text:p/>
        </draw:polygon>
        <draw:polygon draw:style-name="gr37" draw:text-style-name="P9" draw:layer="layout" svg:width="0.029cm" svg:height="0.374cm" svg:x="26.187cm" svg:y="15.715cm" svg:viewBox="0 0 30 375" draw:points="0,375 30,375 30,0 0,0">
          <text:p/>
        </draw:polygon>
        <draw:polygon draw:style-name="gr35" draw:text-style-name="P7" draw:layer="layout" svg:width="0.03cm" svg:height="0.374cm" svg:x="26.216cm" svg:y="15.715cm" svg:viewBox="0 0 31 375" draw:points="0,375 31,375 31,0 0,0">
          <text:p/>
        </draw:polygon>
        <draw:polygon draw:style-name="gr35" draw:text-style-name="P7" draw:layer="layout" svg:width="0.029cm" svg:height="0.374cm" svg:x="26.247cm" svg:y="15.715cm" svg:viewBox="0 0 30 375" draw:points="0,375 30,375 30,0 0,0">
          <text:p/>
        </draw:polygon>
        <draw:polygon draw:style-name="gr35" draw:text-style-name="P7" draw:layer="layout" svg:width="0.029cm" svg:height="0.374cm" svg:x="26.276cm" svg:y="15.715cm" svg:viewBox="0 0 30 375" draw:points="0,375 30,375 30,0 0,0">
          <text:p/>
        </draw:polygon>
        <draw:polygon draw:style-name="gr38" draw:text-style-name="P10" draw:layer="layout" svg:width="0.029cm" svg:height="0.374cm" svg:x="26.305cm" svg:y="15.715cm" svg:viewBox="0 0 30 375" draw:points="0,375 30,375 30,0 0,0">
          <text:p/>
        </draw:polygon>
        <draw:polygon draw:style-name="gr37" draw:text-style-name="P9" draw:layer="layout" svg:width="0.029cm" svg:height="0.374cm" svg:x="26.335cm" svg:y="15.715cm" svg:viewBox="0 0 30 375" draw:points="0,375 30,375 30,0 0,0">
          <text:p/>
        </draw:polygon>
        <draw:polygon draw:style-name="gr36" draw:text-style-name="P8" draw:layer="layout" svg:width="0.029cm" svg:height="0.374cm" svg:x="26.364cm" svg:y="15.715cm" svg:viewBox="0 0 30 375" draw:points="0,375 30,375 30,0 0,0">
          <text:p/>
        </draw:polygon>
        <draw:polygon draw:style-name="gr37" draw:text-style-name="P9" draw:layer="layout" svg:width="0.029cm" svg:height="0.374cm" svg:x="26.393cm" svg:y="15.715cm" svg:viewBox="0 0 30 375" draw:points="0,375 30,375 30,0 0,0">
          <text:p/>
        </draw:polygon>
        <draw:polygon draw:style-name="gr35" draw:text-style-name="P7" draw:layer="layout" svg:width="0.029cm" svg:height="0.374cm" svg:x="26.423cm" svg:y="15.715cm" svg:viewBox="0 0 30 375" draw:points="0,375 30,375 30,0 0,0">
          <text:p/>
        </draw:polygon>
        <draw:polygon draw:style-name="gr38" draw:text-style-name="P10" draw:layer="layout" svg:width="0.029cm" svg:height="0.374cm" svg:x="26.453cm" svg:y="15.715cm" svg:viewBox="0 0 30 375" draw:points="0,375 30,375 30,0 0,0">
          <text:p/>
        </draw:polygon>
        <draw:polygon draw:style-name="gr35" draw:text-style-name="P7" draw:layer="layout" svg:width="0.029cm" svg:height="0.374cm" svg:x="26.482cm" svg:y="15.715cm" svg:viewBox="0 0 30 375" draw:points="0,375 30,375 30,0 0,0">
          <text:p/>
        </draw:polygon>
        <draw:polygon draw:style-name="gr35" draw:text-style-name="P7" draw:layer="layout" svg:width="0.029cm" svg:height="0.374cm" svg:x="26.511cm" svg:y="15.715cm" svg:viewBox="0 0 30 375" draw:points="0,375 30,375 30,0 0,0">
          <text:p/>
        </draw:polygon>
        <draw:polygon draw:style-name="gr37" draw:text-style-name="P9" draw:layer="layout" svg:width="0.029cm" svg:height="0.374cm" svg:x="26.54cm" svg:y="15.715cm" svg:viewBox="0 0 30 375" draw:points="0,375 30,375 30,0 0,0">
          <text:p/>
        </draw:polygon>
        <draw:polygon draw:style-name="gr38" draw:text-style-name="P10" draw:layer="layout" svg:width="0.03cm" svg:height="0.374cm" svg:x="26.569cm" svg:y="15.715cm" svg:viewBox="0 0 31 375" draw:points="0,375 31,375 31,0 0,0">
          <text:p/>
        </draw:polygon>
        <draw:polygon draw:style-name="gr35" draw:text-style-name="P7" draw:layer="layout" svg:width="0.029cm" svg:height="0.374cm" svg:x="26.6cm" svg:y="15.715cm" svg:viewBox="0 0 30 375" draw:points="0,375 30,375 30,0 0,0">
          <text:p/>
        </draw:polygon>
        <draw:polygon draw:style-name="gr35" draw:text-style-name="P7" draw:layer="layout" svg:width="0.029cm" svg:height="0.374cm" svg:x="26.629cm" svg:y="15.715cm" svg:viewBox="0 0 30 375" draw:points="0,375 30,375 30,0 0,0">
          <text:p/>
        </draw:polygon>
        <draw:polygon draw:style-name="gr38" draw:text-style-name="P10" draw:layer="layout" svg:width="0.03cm" svg:height="0.374cm" svg:x="26.658cm" svg:y="15.715cm" svg:viewBox="0 0 31 375" draw:points="0,375 31,375 31,0 0,0">
          <text:p/>
        </draw:polygon>
        <draw:polygon draw:style-name="gr37" draw:text-style-name="P9" draw:layer="layout" svg:width="0.029cm" svg:height="0.374cm" svg:x="26.688cm" svg:y="15.715cm" svg:viewBox="0 0 30 375" draw:points="0,375 30,375 30,0 0,0">
          <text:p/>
        </draw:polygon>
        <draw:polygon draw:style-name="gr38" draw:text-style-name="P10" draw:layer="layout" svg:width="0.029cm" svg:height="0.374cm" svg:x="26.717cm" svg:y="15.715cm" svg:viewBox="0 0 30 375" draw:points="0,375 30,375 30,0 0,0">
          <text:p/>
        </draw:polygon>
        <draw:polygon draw:style-name="gr37" draw:text-style-name="P9" draw:layer="layout" svg:width="0.029cm" svg:height="0.374cm" svg:x="26.747cm" svg:y="15.715cm" svg:viewBox="0 0 30 375" draw:points="0,375 30,375 30,0 0,0">
          <text:p/>
        </draw:polygon>
        <draw:polygon draw:style-name="gr35" draw:text-style-name="P7" draw:layer="layout" svg:width="0.029cm" svg:height="0.374cm" svg:x="26.777cm" svg:y="15.715cm" svg:viewBox="0 0 30 375" draw:points="0,375 30,375 30,0 0,0">
          <text:p/>
        </draw:polygon>
        <draw:polygon draw:style-name="gr35" draw:text-style-name="P7" draw:layer="layout" svg:width="0.029cm" svg:height="0.374cm" svg:x="26.806cm" svg:y="15.715cm" svg:viewBox="0 0 30 375" draw:points="0,375 30,375 30,0 0,0">
          <text:p/>
        </draw:polygon>
        <draw:polygon draw:style-name="gr38" draw:text-style-name="P10" draw:layer="layout" svg:width="0.029cm" svg:height="0.374cm" svg:x="26.835cm" svg:y="15.715cm" svg:viewBox="0 0 30 375" draw:points="0,375 30,375 30,0 0,0">
          <text:p/>
        </draw:polygon>
        <draw:polygon draw:style-name="gr38" draw:text-style-name="P10" draw:layer="layout" svg:width="0.029cm" svg:height="0.374cm" svg:x="26.864cm" svg:y="15.715cm" svg:viewBox="0 0 30 375" draw:points="0,375 30,375 30,0 0,0">
          <text:p/>
        </draw:polygon>
        <draw:polygon draw:style-name="gr37" draw:text-style-name="P9" draw:layer="layout" svg:width="0.029cm" svg:height="0.374cm" svg:x="26.895cm" svg:y="15.715cm" svg:viewBox="0 0 30 375" draw:points="0,375 30,375 30,0 0,0">
          <text:p/>
        </draw:polygon>
        <draw:polygon draw:style-name="gr36" draw:text-style-name="P8" draw:layer="layout" svg:width="0.029cm" svg:height="0.374cm" svg:x="26.924cm" svg:y="15.715cm" svg:viewBox="0 0 30 375" draw:points="0,375 30,375 30,0 0,0">
          <text:p/>
        </draw:polygon>
        <draw:polygon draw:style-name="gr35" draw:text-style-name="P7" draw:layer="layout" svg:width="0.029cm" svg:height="0.374cm" svg:x="26.953cm" svg:y="15.715cm" svg:viewBox="0 0 30 375" draw:points="0,375 30,375 30,0 0,0">
          <text:p/>
        </draw:polygon>
        <draw:polygon draw:style-name="gr37" draw:text-style-name="P9" draw:layer="layout" svg:width="0.03cm" svg:height="0.374cm" svg:x="26.982cm" svg:y="15.715cm" svg:viewBox="0 0 31 375" draw:points="0,375 31,375 31,0 0,0">
          <text:p/>
        </draw:polygon>
        <draw:polygon draw:style-name="gr35" draw:text-style-name="P7" draw:layer="layout" svg:width="0.029cm" svg:height="0.374cm" svg:x="27.012cm" svg:y="15.715cm" svg:viewBox="0 0 30 375" draw:points="0,375 30,375 30,0 0,0">
          <text:p/>
        </draw:polygon>
        <draw:polygon draw:style-name="gr35" draw:text-style-name="P7" draw:layer="layout" svg:width="0.029cm" svg:height="0.374cm" svg:x="27.041cm" svg:y="15.715cm" svg:viewBox="0 0 30 375" draw:points="0,375 30,375 30,0 0,0">
          <text:p/>
        </draw:polygon>
        <draw:polygon draw:style-name="gr38" draw:text-style-name="P10" draw:layer="layout" svg:width="0.029cm" svg:height="0.374cm" svg:x="27.071cm" svg:y="15.715cm" svg:viewBox="0 0 30 375" draw:points="0,375 30,375 30,0 0,0">
          <text:p/>
        </draw:polygon>
        <draw:polygon draw:style-name="gr38" draw:text-style-name="P10" draw:layer="layout" svg:width="0.029cm" svg:height="0.374cm" svg:x="27.101cm" svg:y="15.715cm" svg:viewBox="0 0 30 375" draw:points="0,375 30,375 30,0 0,0">
          <text:p/>
        </draw:polygon>
        <draw:polygon draw:style-name="gr36" draw:text-style-name="P8" draw:layer="layout" svg:width="0.029cm" svg:height="0.374cm" svg:x="27.13cm" svg:y="15.715cm" svg:viewBox="0 0 30 375" draw:points="0,375 30,375 30,0 0,0">
          <text:p/>
        </draw:polygon>
        <draw:polygon draw:style-name="gr35" draw:text-style-name="P7" draw:layer="layout" svg:width="0.029cm" svg:height="0.374cm" svg:x="27.159cm" svg:y="15.715cm" svg:viewBox="0 0 30 375" draw:points="0,375 30,375 30,0 0,0">
          <text:p/>
        </draw:polygon>
        <draw:polygon draw:style-name="gr37" draw:text-style-name="P9" draw:layer="layout" svg:width="0.029cm" svg:height="0.374cm" svg:x="27.188cm" svg:y="15.715cm" svg:viewBox="0 0 30 375" draw:points="0,375 30,375 30,0 0,0">
          <text:p/>
        </draw:polygon>
        <draw:polygon draw:style-name="gr38" draw:text-style-name="P10" draw:layer="layout" svg:width="0.029cm" svg:height="0.374cm" svg:x="27.219cm" svg:y="15.715cm" svg:viewBox="0 0 30 375" draw:points="0,375 30,375 30,0 0,0">
          <text:p/>
        </draw:polygon>
        <draw:polygon draw:style-name="gr37" draw:text-style-name="P9" draw:layer="layout" svg:width="0.029cm" svg:height="0.374cm" svg:x="27.248cm" svg:y="15.715cm" svg:viewBox="0 0 30 375" draw:points="0,375 30,375 30,0 0,0">
          <text:p/>
        </draw:polygon>
        <draw:polygon draw:style-name="gr35" draw:text-style-name="P7" draw:layer="layout" svg:width="0.029cm" svg:height="0.374cm" svg:x="27.277cm" svg:y="15.715cm" svg:viewBox="0 0 30 375" draw:points="0,375 30,375 30,0 0,0">
          <text:p/>
        </draw:polygon>
        <draw:polygon draw:style-name="gr35" draw:text-style-name="P7" draw:layer="layout" svg:width="0.029cm" svg:height="0.374cm" svg:x="27.306cm" svg:y="15.715cm" svg:viewBox="0 0 30 375" draw:points="0,375 30,375 30,0 0,0">
          <text:p/>
        </draw:polygon>
        <draw:polygon draw:style-name="gr38" draw:text-style-name="P10" draw:layer="layout" svg:width="0.029cm" svg:height="0.374cm" svg:x="27.336cm" svg:y="15.715cm" svg:viewBox="0 0 30 375" draw:points="0,375 30,375 30,0 0,0">
          <text:p/>
        </draw:polygon>
        <draw:polygon draw:style-name="gr36" draw:text-style-name="P8" draw:layer="layout" svg:width="0.029cm" svg:height="0.374cm" svg:x="27.365cm" svg:y="15.715cm" svg:viewBox="0 0 30 375" draw:points="0,375 30,375 30,0 0,0">
          <text:p/>
        </draw:polygon>
        <draw:polygon draw:style-name="gr35" draw:text-style-name="P7" draw:layer="layout" svg:width="0.029cm" svg:height="0.374cm" svg:x="27.395cm" svg:y="15.715cm" svg:viewBox="0 0 30 375" draw:points="0,375 30,375 30,0 0,0">
          <text:p/>
        </draw:polygon>
        <draw:polygon draw:style-name="gr38" draw:text-style-name="P10" draw:layer="layout" svg:width="0.03cm" svg:height="0.374cm" svg:x="27.424cm" svg:y="15.715cm" svg:viewBox="0 0 31 375" draw:points="0,375 31,375 31,0 0,0">
          <text:p/>
        </draw:polygon>
        <draw:polygon draw:style-name="gr36" draw:text-style-name="P8" draw:layer="layout" svg:width="0.029cm" svg:height="0.374cm" svg:x="27.454cm" svg:y="15.715cm" svg:viewBox="0 0 30 375" draw:points="0,375 30,375 30,0 0,0">
          <text:p/>
        </draw:polygon>
        <draw:polygon draw:style-name="gr37" draw:text-style-name="P9" draw:layer="layout" svg:width="0.029cm" svg:height="0.374cm" svg:x="27.483cm" svg:y="15.715cm" svg:viewBox="0 0 30 375" draw:points="0,375 30,375 30,0 0,0">
          <text:p/>
        </draw:polygon>
        <draw:polygon draw:style-name="gr35" draw:text-style-name="P7" draw:layer="layout" svg:width="0.029cm" svg:height="0.374cm" svg:x="27.512cm" svg:y="15.715cm" svg:viewBox="0 0 30 375" draw:points="0,375 30,375 30,0 0,0">
          <text:p/>
        </draw:polygon>
        <draw:polygon draw:style-name="gr35" draw:text-style-name="P7" draw:layer="layout" svg:width="0.029cm" svg:height="0.374cm" svg:x="27.543cm" svg:y="15.715cm" svg:viewBox="0 0 30 375" draw:points="0,375 30,375 30,0 0,0">
          <text:p/>
        </draw:polygon>
        <draw:polygon draw:style-name="gr38" draw:text-style-name="P10" draw:layer="layout" svg:width="0.029cm" svg:height="0.374cm" svg:x="27.572cm" svg:y="15.715cm" svg:viewBox="0 0 30 375" draw:points="0,375 30,375 30,0 0,0">
          <text:p/>
        </draw:polygon>
        <draw:polygon draw:style-name="gr36" draw:text-style-name="P8" draw:layer="layout" svg:width="0.029cm" svg:height="0.374cm" svg:x="27.601cm" svg:y="15.715cm" svg:viewBox="0 0 30 375" draw:points="0,375 30,375 30,0 0,0">
          <text:p/>
        </draw:polygon>
        <draw:polygon draw:style-name="gr38" draw:text-style-name="P10" draw:layer="layout" svg:width="0.029cm" svg:height="0.374cm" svg:x="27.63cm" svg:y="15.715cm" svg:viewBox="0 0 30 375" draw:points="0,375 30,375 30,0 0,0">
          <text:p/>
        </draw:polygon>
        <draw:polygon draw:style-name="gr38" draw:text-style-name="P10" draw:layer="layout" svg:width="0.029cm" svg:height="0.374cm" svg:x="27.66cm" svg:y="15.715cm" svg:viewBox="0 0 30 375" draw:points="0,375 30,375 30,0 0,0">
          <text:p/>
        </draw:polygon>
        <draw:polygon draw:style-name="gr38" draw:text-style-name="P10" draw:layer="layout" svg:width="0.029cm" svg:height="0.374cm" svg:x="27.689cm" svg:y="15.715cm" svg:viewBox="0 0 30 375" draw:points="0,375 30,375 30,0 0,0">
          <text:p/>
        </draw:polygon>
        <draw:polygon draw:style-name="gr37" draw:text-style-name="P9" draw:layer="layout" svg:width="0.029cm" svg:height="0.374cm" svg:x="27.719cm" svg:y="15.715cm" svg:viewBox="0 0 30 375" draw:points="0,375 30,375 30,0 0,0">
          <text:p/>
        </draw:polygon>
        <draw:polygon draw:style-name="gr35" draw:text-style-name="P7" draw:layer="layout" svg:width="0.029cm" svg:height="0.374cm" svg:x="27.748cm" svg:y="15.715cm" svg:viewBox="0 0 30 375" draw:points="0,375 30,375 30,0 0,0">
          <text:p/>
        </draw:polygon>
        <draw:polygon draw:style-name="gr35" draw:text-style-name="P7" draw:layer="layout" svg:width="0.029cm" svg:height="0.374cm" svg:x="27.778cm" svg:y="15.715cm" svg:viewBox="0 0 30 375" draw:points="0,375 30,375 30,0 0,0">
          <text:p/>
        </draw:polygon>
        <draw:polygon draw:style-name="gr36" draw:text-style-name="P8" draw:layer="layout" svg:width="0.029cm" svg:height="0.374cm" svg:x="27.807cm" svg:y="15.715cm" svg:viewBox="0 0 30 375" draw:points="0,375 30,375 30,0 0,0">
          <text:p/>
        </draw:polygon>
        <draw:polygon draw:style-name="gr37" draw:text-style-name="P9" draw:layer="layout" svg:width="0.03cm" svg:height="0.374cm" svg:x="27.836cm" svg:y="15.715cm" svg:viewBox="0 0 31 375" draw:points="0,375 31,375 31,0 0,0">
          <text:p/>
        </draw:polygon>
        <draw:polygon draw:style-name="gr36" draw:text-style-name="P8" draw:layer="layout" svg:width="0.029cm" svg:height="0.374cm" svg:x="27.867cm" svg:y="15.715cm" svg:viewBox="0 0 30 375" draw:points="0,375 30,375 30,0 0,0">
          <text:p/>
        </draw:polygon>
        <draw:polygon draw:style-name="gr35" draw:text-style-name="P7" draw:layer="layout" svg:width="0.029cm" svg:height="0.374cm" svg:x="27.896cm" svg:y="15.715cm" svg:viewBox="0 0 30 375" draw:points="0,375 30,375 30,0 0,0">
          <text:p/>
        </draw:polygon>
        <draw:polygon draw:style-name="gr36" draw:text-style-name="P8" draw:layer="layout" svg:width="0.029cm" svg:height="0.374cm" svg:x="27.925cm" svg:y="15.715cm" svg:viewBox="0 0 30 375" draw:points="0,375 30,375 30,0 0,0">
          <text:p/>
        </draw:polygon>
        <draw:polygon draw:style-name="gr36" draw:text-style-name="P8" draw:layer="layout" svg:width="0.029cm" svg:height="0.374cm" svg:x="27.955cm" svg:y="15.715cm" svg:viewBox="0 0 30 375" draw:points="0,375 30,375 30,0 0,0">
          <text:p/>
        </draw:polygon>
        <draw:polygon draw:style-name="gr38" draw:text-style-name="P10" draw:layer="layout" svg:width="0.029cm" svg:height="0.374cm" svg:x="27.984cm" svg:y="15.715cm" svg:viewBox="0 0 30 375" draw:points="0,375 30,375 30,0 0,0">
          <text:p/>
        </draw:polygon>
        <draw:polygon draw:style-name="gr38" draw:text-style-name="P10" draw:layer="layout" svg:width="0.029cm" svg:height="0.374cm" svg:x="28.013cm" svg:y="15.715cm" svg:viewBox="0 0 30 375" draw:points="0,375 30,375 30,0 0,0">
          <text:p/>
        </draw:polygon>
        <draw:polygon draw:style-name="gr37" draw:text-style-name="P9" draw:layer="layout" svg:width="0.029cm" svg:height="0.374cm" svg:x="28.043cm" svg:y="15.715cm" svg:viewBox="0 0 30 375" draw:points="0,375 30,375 30,0 0,0">
          <text:p/>
        </draw:polygon>
        <draw:polygon draw:style-name="gr36" draw:text-style-name="P8" draw:layer="layout" svg:width="0.029cm" svg:height="0.374cm" svg:x="28.072cm" svg:y="15.715cm" svg:viewBox="0 0 30 375" draw:points="0,375 30,375 30,0 0,0">
          <text:p/>
        </draw:polygon>
        <draw:polygon draw:style-name="gr37" draw:text-style-name="P9" draw:layer="layout" svg:width="0.029cm" svg:height="0.374cm" svg:x="28.102cm" svg:y="15.715cm" svg:viewBox="0 0 30 375" draw:points="0,375 30,375 30,0 0,0">
          <text:p/>
        </draw:polygon>
        <draw:polygon draw:style-name="gr36" draw:text-style-name="P8" draw:layer="layout" svg:width="0.029cm" svg:height="0.374cm" svg:x="28.131cm" svg:y="15.715cm" svg:viewBox="0 0 30 375" draw:points="0,375 30,375 30,0 0,0">
          <text:p/>
        </draw:polygon>
        <draw:polygon draw:style-name="gr36" draw:text-style-name="P8" draw:layer="layout" svg:width="0.029cm" svg:height="0.374cm" svg:x="28.16cm" svg:y="15.715cm" svg:viewBox="0 0 30 375" draw:points="0,375 30,375 30,0 0,0">
          <text:p/>
        </draw:polygon>
        <draw:polygon draw:style-name="gr36" draw:text-style-name="P8" draw:layer="layout" svg:width="0.03cm" svg:height="0.374cm" svg:x="28.189cm" svg:y="15.715cm" svg:viewBox="0 0 31 375" draw:points="0,375 31,375 31,0 0,0">
          <text:p/>
        </draw:polygon>
        <draw:polygon draw:style-name="gr36" draw:text-style-name="P8" draw:layer="layout" svg:width="0.029cm" svg:height="0.374cm" svg:x="28.22cm" svg:y="15.715cm" svg:viewBox="0 0 30 375" draw:points="0,375 30,375 30,0 0,0">
          <text:p/>
        </draw:polygon>
        <draw:polygon draw:style-name="gr38" draw:text-style-name="P10" draw:layer="layout" svg:width="0.029cm" svg:height="0.374cm" svg:x="28.249cm" svg:y="15.715cm" svg:viewBox="0 0 30 375" draw:points="0,375 30,375 30,0 0,0">
          <text:p/>
        </draw:polygon>
        <draw:polygon draw:style-name="gr38" draw:text-style-name="P10" draw:layer="layout" svg:width="0.03cm" svg:height="0.374cm" svg:x="28.278cm" svg:y="15.715cm" svg:viewBox="0 0 31 375" draw:points="0,375 31,375 31,0 0,0">
          <text:p/>
        </draw:polygon>
        <draw:polygon draw:style-name="gr37" draw:text-style-name="P9" draw:layer="layout" svg:width="0.029cm" svg:height="0.374cm" svg:x="28.308cm" svg:y="15.715cm" svg:viewBox="0 0 30 375" draw:points="0,375 30,375 30,0 0,0">
          <text:p/>
        </draw:polygon>
        <draw:polygon draw:style-name="gr37" draw:text-style-name="P9" draw:layer="layout" svg:width="0.029cm" svg:height="0.374cm" svg:x="28.337cm" svg:y="15.715cm" svg:viewBox="0 0 30 375" draw:points="0,375 30,375 30,0 0,0">
          <text:p/>
        </draw:polygon>
        <draw:polygon draw:style-name="gr38" draw:text-style-name="P10" draw:layer="layout" svg:width="0.029cm" svg:height="0.374cm" svg:x="28.366cm" svg:y="15.715cm" svg:viewBox="0 0 30 375" draw:points="0,375 30,375 30,0 0,0">
          <text:p/>
        </draw:polygon>
        <draw:polygon draw:style-name="gr35" draw:text-style-name="P7" draw:layer="layout" svg:width="0.029cm" svg:height="0.374cm" svg:x="28.397cm" svg:y="15.715cm" svg:viewBox="0 0 30 375" draw:points="0,375 30,375 30,0 0,0">
          <text:p/>
        </draw:polygon>
        <draw:polygon draw:style-name="gr38" draw:text-style-name="P10" draw:layer="layout" svg:width="0.029cm" svg:height="0.374cm" svg:x="28.426cm" svg:y="15.715cm" svg:viewBox="0 0 30 375" draw:points="0,375 30,375 30,0 0,0">
          <text:p/>
        </draw:polygon>
        <draw:polygon draw:style-name="gr38" draw:text-style-name="P10" draw:layer="layout" svg:width="0.029cm" svg:height="0.374cm" svg:x="28.455cm" svg:y="15.715cm" svg:viewBox="0 0 30 375" draw:points="0,375 30,375 30,0 0,0">
          <text:p/>
        </draw:polygon>
        <draw:polygon draw:style-name="gr36" draw:text-style-name="P8" draw:layer="layout" svg:width="0.029cm" svg:height="0.374cm" svg:x="28.484cm" svg:y="15.715cm" svg:viewBox="0 0 30 375" draw:points="0,375 30,375 30,0 0,0">
          <text:p/>
        </draw:polygon>
        <draw:polygon draw:style-name="gr36" draw:text-style-name="P8" draw:layer="layout" svg:width="0.029cm" svg:height="0.374cm" svg:x="28.514cm" svg:y="15.715cm" svg:viewBox="0 0 30 375" draw:points="0,375 30,375 30,0 0,0">
          <text:p/>
        </draw:polygon>
        <draw:polygon draw:style-name="gr37" draw:text-style-name="P9" draw:layer="layout" svg:width="0.029cm" svg:height="0.374cm" svg:x="28.544cm" svg:y="15.715cm" svg:viewBox="0 0 30 375" draw:points="0,375 30,375 30,0 0,0">
          <text:p/>
        </draw:polygon>
        <draw:polygon draw:style-name="gr35" draw:text-style-name="P7" draw:layer="layout" svg:width="0.029cm" svg:height="0.374cm" svg:x="28.573cm" svg:y="15.715cm" svg:viewBox="0 0 30 375" draw:points="0,375 30,375 30,0 0,0">
          <text:p/>
        </draw:polygon>
        <draw:polygon draw:style-name="gr37" draw:text-style-name="P9" draw:layer="layout" svg:width="0.029cm" svg:height="0.374cm" svg:x="28.602cm" svg:y="15.715cm" svg:viewBox="0 0 30 375" draw:points="0,375 30,375 30,0 0,0">
          <text:p/>
        </draw:polygon>
        <draw:polygon draw:style-name="gr37" draw:text-style-name="P9" draw:layer="layout" svg:width="0.03cm" svg:height="0.374cm" svg:x="28.631cm" svg:y="15.715cm" svg:viewBox="0 0 31 375" draw:points="0,375 31,375 31,0 0,0">
          <text:p/>
        </draw:polygon>
        <draw:polygon draw:style-name="gr37" draw:text-style-name="P9" draw:layer="layout" svg:width="0.029cm" svg:height="0.374cm" svg:x="28.661cm" svg:y="15.715cm" svg:viewBox="0 0 30 375" draw:points="0,375 30,375 30,0 0,0">
          <text:p/>
        </draw:polygon>
        <draw:polygon draw:style-name="gr37" draw:text-style-name="P9" draw:layer="layout" svg:width="0.029cm" svg:height="0.374cm" svg:x="28.69cm" svg:y="15.715cm" svg:viewBox="0 0 30 375" draw:points="0,375 30,375 30,0 0,0">
          <text:p/>
        </draw:polygon>
        <draw:polygon draw:style-name="gr36" draw:text-style-name="P8" draw:layer="layout" svg:width="0.029cm" svg:height="0.374cm" svg:x="28.721cm" svg:y="15.715cm" svg:viewBox="0 0 30 375" draw:points="0,375 30,375 30,0 0,0">
          <text:p/>
        </draw:polygon>
        <draw:polygon draw:style-name="gr35" draw:text-style-name="P7" draw:layer="layout" svg:width="0.029cm" svg:height="0.374cm" svg:x="28.75cm" svg:y="15.715cm" svg:viewBox="0 0 30 375" draw:points="0,375 30,375 30,0 0,0">
          <text:p/>
        </draw:polygon>
        <draw:polygon draw:style-name="gr38" draw:text-style-name="P10" draw:layer="layout" svg:width="0.029cm" svg:height="0.374cm" svg:x="28.779cm" svg:y="15.715cm" svg:viewBox="0 0 30 375" draw:points="0,375 30,375 30,0 0,0">
          <text:p/>
        </draw:polygon>
        <draw:polygon draw:style-name="gr37" draw:text-style-name="P9" draw:layer="layout" svg:width="0.029cm" svg:height="0.374cm" svg:x="28.808cm" svg:y="15.715cm" svg:viewBox="0 0 30 375" draw:points="0,375 30,375 30,0 0,0">
          <text:p/>
        </draw:polygon>
        <draw:polygon draw:style-name="gr36" draw:text-style-name="P8" draw:layer="layout" svg:width="0.029cm" svg:height="0.374cm" svg:x="28.838cm" svg:y="15.715cm" svg:viewBox="0 0 30 375" draw:points="0,375 30,375 30,0 0,0">
          <text:p/>
        </draw:polygon>
        <draw:polygon draw:style-name="gr36" draw:text-style-name="P8" draw:layer="layout" svg:width="0.029cm" svg:height="0.374cm" svg:x="28.868cm" svg:y="15.715cm" svg:viewBox="0 0 30 375" draw:points="0,375 30,375 30,0 0,0">
          <text:p/>
        </draw:polygon>
        <draw:polygon draw:style-name="gr38" draw:text-style-name="P10" draw:layer="layout" svg:width="0.029cm" svg:height="0.374cm" svg:x="28.897cm" svg:y="15.715cm" svg:viewBox="0 0 30 375" draw:points="0,375 30,375 30,0 0,0">
          <text:p/>
        </draw:polygon>
        <draw:polygon draw:style-name="gr37" draw:text-style-name="P9" draw:layer="layout" svg:width="0.029cm" svg:height="0.374cm" svg:x="28.926cm" svg:y="15.715cm" svg:viewBox="0 0 30 375" draw:points="0,375 30,375 30,0 0,0">
          <text:p/>
        </draw:polygon>
        <draw:polygon draw:style-name="gr38" draw:text-style-name="P10" draw:layer="layout" svg:width="0.029cm" svg:height="0.374cm" svg:x="28.956cm" svg:y="15.715cm" svg:viewBox="0 0 30 375" draw:points="0,375 30,375 30,0 0,0">
          <text:p/>
        </draw:polygon>
        <draw:polygon draw:style-name="gr38" draw:text-style-name="P10" draw:layer="layout" svg:width="0.029cm" svg:height="0.374cm" svg:x="28.985cm" svg:y="15.715cm" svg:viewBox="0 0 30 375" draw:points="0,375 30,375 30,0 0,0">
          <text:p/>
        </draw:polygon>
        <draw:polygon draw:style-name="gr36" draw:text-style-name="P8" draw:layer="layout" svg:width="0.029cm" svg:height="0.374cm" svg:x="29.014cm" svg:y="15.715cm" svg:viewBox="0 0 30 375" draw:points="0,375 30,375 30,0 0,0">
          <text:p/>
        </draw:polygon>
        <draw:polygon draw:style-name="gr37" draw:text-style-name="P9" draw:layer="layout" svg:width="0.03cm" svg:height="0.374cm" svg:x="29.044cm" svg:y="15.715cm" svg:viewBox="0 0 31 375" draw:points="0,375 31,375 31,0 0,0">
          <text:p/>
        </draw:polygon>
        <draw:polygon draw:style-name="gr35" draw:text-style-name="P7" draw:layer="layout" svg:width="0.029cm" svg:height="0.374cm" svg:x="29.074cm" svg:y="15.715cm" svg:viewBox="0 0 30 375" draw:points="0,375 30,375 30,0 0,0">
          <text:p/>
        </draw:polygon>
        <draw:polygon draw:style-name="gr37" draw:text-style-name="P9" draw:layer="layout" svg:width="0.029cm" svg:height="0.374cm" svg:x="29.103cm" svg:y="15.715cm" svg:viewBox="0 0 30 375" draw:points="0,375 30,375 30,0 0,0">
          <text:p/>
        </draw:polygon>
        <draw:polygon draw:style-name="gr38" draw:text-style-name="P10" draw:layer="layout" svg:width="0.029cm" svg:height="0.374cm" svg:x="29.132cm" svg:y="15.715cm" svg:viewBox="0 0 30 375" draw:points="0,375 30,375 30,0 0,0">
          <text:p/>
        </draw:polygon>
        <draw:polygon draw:style-name="gr37" draw:text-style-name="P9" draw:layer="layout" svg:width="0.029cm" svg:height="0.374cm" svg:x="29.162cm" svg:y="15.715cm" svg:viewBox="0 0 30 375" draw:points="0,375 30,375 30,0 0,0">
          <text:p/>
        </draw:polygon>
        <draw:polygon draw:style-name="gr38" draw:text-style-name="P10" draw:layer="layout" svg:width="0.029cm" svg:height="0.374cm" svg:x="29.192cm" svg:y="15.715cm" svg:viewBox="0 0 30 375" draw:points="0,375 30,375 30,0 0,0">
          <text:p/>
        </draw:polygon>
        <draw:polygon draw:style-name="gr36" draw:text-style-name="P8" draw:layer="layout" svg:width="0.029cm" svg:height="0.374cm" svg:x="29.221cm" svg:y="15.715cm" svg:viewBox="0 0 30 375" draw:points="0,375 30,375 30,0 0,0">
          <text:p/>
        </draw:polygon>
        <draw:polygon draw:style-name="gr38" draw:text-style-name="P10" draw:layer="layout" svg:width="0.029cm" svg:height="0.374cm" svg:x="29.25cm" svg:y="15.715cm" svg:viewBox="0 0 30 375" draw:points="0,375 30,375 30,0 0,0">
          <text:p/>
        </draw:polygon>
        <draw:polygon draw:style-name="gr38" draw:text-style-name="P10" draw:layer="layout" svg:width="0.029cm" svg:height="0.374cm" svg:x="29.28cm" svg:y="15.715cm" svg:viewBox="0 0 30 375" draw:points="0,375 30,375 30,0 0,0">
          <text:p/>
        </draw:polygon>
        <draw:polygon draw:style-name="gr37" draw:text-style-name="P9" draw:layer="layout" svg:width="0.029cm" svg:height="0.374cm" svg:x="29.309cm" svg:y="15.715cm" svg:viewBox="0 0 30 375" draw:points="0,375 30,375 30,0 0,0">
          <text:p/>
        </draw:polygon>
        <draw:polygon draw:style-name="gr35" draw:text-style-name="P7" draw:layer="layout" svg:width="0.029cm" svg:height="0.374cm" svg:x="29.338cm" svg:y="15.715cm" svg:viewBox="0 0 30 375" draw:points="0,375 30,375 30,0 0,0">
          <text:p/>
        </draw:polygon>
        <draw:polygon draw:style-name="gr35" draw:text-style-name="P7" draw:layer="layout" svg:width="0.029cm" svg:height="0.374cm" svg:x="29.368cm" svg:y="15.715cm" svg:viewBox="0 0 30 375" draw:points="0,375 30,375 30,0 0,0">
          <text:p/>
        </draw:polygon>
        <draw:polygon draw:style-name="gr38" draw:text-style-name="P10" draw:layer="layout" svg:width="0.029cm" svg:height="0.374cm" svg:x="29.398cm" svg:y="15.715cm" svg:viewBox="0 0 30 375" draw:points="0,375 30,375 30,0 0,0">
          <text:p/>
        </draw:polygon>
        <draw:polygon draw:style-name="gr38" draw:text-style-name="P10" draw:layer="layout" svg:width="0.029cm" svg:height="0.374cm" svg:x="29.427cm" svg:y="15.715cm" svg:viewBox="0 0 30 375" draw:points="0,375 30,375 30,0 0,0">
          <text:p/>
        </draw:polygon>
        <draw:polygon draw:style-name="gr36" draw:text-style-name="P8" draw:layer="layout" svg:width="0.029cm" svg:height="0.374cm" svg:x="29.456cm" svg:y="15.715cm" svg:viewBox="0 0 30 375" draw:points="0,375 30,375 30,0 0,0">
          <text:p/>
        </draw:polygon>
        <draw:polygon draw:style-name="gr38" draw:text-style-name="P10" draw:layer="layout" svg:width="0.03cm" svg:height="0.374cm" svg:x="29.485cm" svg:y="15.715cm" svg:viewBox="0 0 31 375" draw:points="0,375 31,375 31,0 0,0">
          <text:p/>
        </draw:polygon>
        <draw:polygon draw:style-name="gr38" draw:text-style-name="P10" draw:layer="layout" svg:width="0.029cm" svg:height="0.374cm" svg:x="29.516cm" svg:y="15.715cm" svg:viewBox="0 0 30 375" draw:points="0,375 30,375 30,0 0,0">
          <text:p/>
        </draw:polygon>
        <draw:polygon draw:style-name="gr36" draw:text-style-name="P8" draw:layer="layout" svg:width="0.029cm" svg:height="0.374cm" svg:x="29.545cm" svg:y="15.715cm" svg:viewBox="0 0 30 375" draw:points="0,375 30,375 30,0 0,0">
          <text:p/>
        </draw:polygon>
        <draw:polygon draw:style-name="gr37" draw:text-style-name="P9" draw:layer="layout" svg:width="0.029cm" svg:height="0.374cm" svg:x="29.574cm" svg:y="15.715cm" svg:viewBox="0 0 30 375" draw:points="0,375 30,375 30,0 0,0">
          <text:p/>
        </draw:polygon>
        <draw:polygon draw:style-name="gr36" draw:text-style-name="P8" draw:layer="layout" svg:width="0.029cm" svg:height="0.374cm" svg:x="29.604cm" svg:y="15.715cm" svg:viewBox="0 0 30 375" draw:points="0,375 30,375 30,0 0,0">
          <text:p/>
        </draw:polygon>
        <draw:polygon draw:style-name="gr36" draw:text-style-name="P8" draw:layer="layout" svg:width="0.029cm" svg:height="0.374cm" svg:x="29.633cm" svg:y="15.715cm" svg:viewBox="0 0 30 375" draw:points="0,375 30,375 30,0 0,0">
          <text:p/>
        </draw:polygon>
        <draw:polygon draw:style-name="gr36" draw:text-style-name="P8" draw:layer="layout" svg:width="0.029cm" svg:height="0.374cm" svg:x="29.662cm" svg:y="15.715cm" svg:viewBox="0 0 30 375" draw:points="0,375 30,375 30,0 0,0">
          <text:p/>
        </draw:polygon>
        <draw:polygon draw:style-name="gr36" draw:text-style-name="P8" draw:layer="layout" svg:width="0.029cm" svg:height="0.374cm" svg:x="29.692cm" svg:y="15.715cm" svg:viewBox="0 0 30 375" draw:points="0,375 30,375 30,0 0,0">
          <text:p/>
        </draw:polygon>
        <draw:polygon draw:style-name="gr38" draw:text-style-name="P10" draw:layer="layout" svg:width="0.029cm" svg:height="0.374cm" svg:x="29.722cm" svg:y="15.715cm" svg:viewBox="0 0 30 375" draw:points="0,375 30,375 30,0 0,0">
          <text:p/>
        </draw:polygon>
        <draw:polygon draw:style-name="gr37" draw:text-style-name="P9" draw:layer="layout" svg:width="0.029cm" svg:height="0.374cm" svg:x="29.751cm" svg:y="15.715cm" svg:viewBox="0 0 30 375" draw:points="0,375 30,375 30,0 0,0">
          <text:p/>
        </draw:polygon>
        <draw:polygon draw:style-name="gr36" draw:text-style-name="P8" draw:layer="layout" svg:width="0.029cm" svg:height="0.374cm" svg:x="29.78cm" svg:y="15.715cm" svg:viewBox="0 0 30 375" draw:points="0,375 30,375 30,0 0,0">
          <text:p/>
        </draw:polygon>
        <draw:polygon draw:style-name="gr36" draw:text-style-name="P8" draw:layer="layout" svg:width="0.03cm" svg:height="0.374cm" svg:x="29.809cm" svg:y="15.715cm" svg:viewBox="0 0 31 375" draw:points="0,375 31,375 31,0 0,0">
          <text:p/>
        </draw:polygon>
        <draw:polygon draw:style-name="gr37" draw:text-style-name="P9" draw:layer="layout" svg:width="0.029cm" svg:height="0.374cm" svg:x="29.84cm" svg:y="15.715cm" svg:viewBox="0 0 30 375" draw:points="0,375 30,375 30,0 0,0">
          <text:p/>
        </draw:polygon>
        <draw:polygon draw:style-name="gr37" draw:text-style-name="P9" draw:layer="layout" svg:width="0.029cm" svg:height="0.374cm" svg:x="29.869cm" svg:y="15.715cm" svg:viewBox="0 0 30 375" draw:points="0,375 30,375 30,0 0,0">
          <text:p/>
        </draw:polygon>
        <draw:polygon draw:style-name="gr38" draw:text-style-name="P10" draw:layer="layout" svg:width="0.03cm" svg:height="0.374cm" svg:x="29.898cm" svg:y="15.715cm" svg:viewBox="0 0 31 375" draw:points="0,375 31,375 31,0 0,0">
          <text:p/>
        </draw:polygon>
        <draw:polygon draw:style-name="gr38" draw:text-style-name="P10" draw:layer="layout" svg:width="0.029cm" svg:height="0.374cm" svg:x="29.928cm" svg:y="15.715cm" svg:viewBox="0 0 30 375" draw:points="0,375 30,375 30,0 0,0">
          <text:p/>
        </draw:polygon>
        <draw:polygon draw:style-name="gr38" draw:text-style-name="P10" draw:layer="layout" svg:width="0.029cm" svg:height="0.374cm" svg:x="29.957cm" svg:y="15.715cm" svg:viewBox="0 0 30 375" draw:points="0,375 30,375 30,0 0,0">
          <text:p/>
        </draw:polygon>
        <draw:polygon draw:style-name="gr38" draw:text-style-name="P10" draw:layer="layout" svg:width="0.029cm" svg:height="0.374cm" svg:x="29.986cm" svg:y="15.715cm" svg:viewBox="0 0 30 375" draw:points="0,375 30,375 30,0 0,0">
          <text:p/>
        </draw:polygon>
        <draw:polygon draw:style-name="gr37" draw:text-style-name="P9" draw:layer="layout" svg:width="0.029cm" svg:height="0.374cm" svg:x="30.046cm" svg:y="15.715cm" svg:viewBox="0 0 30 375" draw:points="0,375 30,375 30,0 0,0">
          <text:p/>
        </draw:polygon>
        <draw:polygon draw:style-name="gr38" draw:text-style-name="P10" draw:layer="layout" svg:width="0.029cm" svg:height="0.374cm" svg:x="30.075cm" svg:y="15.715cm" svg:viewBox="0 0 30 375" draw:points="0,375 30,375 30,0 0,0">
          <text:p/>
        </draw:polygon>
        <draw:polygon draw:style-name="gr35" draw:text-style-name="P7" draw:layer="layout" svg:width="0.029cm" svg:height="0.374cm" svg:x="30.104cm" svg:y="15.715cm" svg:viewBox="0 0 30 375" draw:points="0,375 30,375 30,0 0,0">
          <text:p/>
        </draw:polygon>
        <draw:polygon draw:style-name="gr35" draw:text-style-name="P7" draw:layer="layout" svg:width="0.029cm" svg:height="0.374cm" svg:x="30.133cm" svg:y="15.715cm" svg:viewBox="0 0 30 375" draw:points="0,375 30,375 30,0 0,0">
          <text:p/>
        </draw:polygon>
        <draw:polygon draw:style-name="gr36" draw:text-style-name="P8" draw:layer="layout" svg:width="0.029cm" svg:height="0.374cm" svg:x="30.163cm" svg:y="15.715cm" svg:viewBox="0 0 30 375" draw:points="0,375 30,375 30,0 0,0">
          <text:p/>
        </draw:polygon>
        <draw:polygon draw:style-name="gr37" draw:text-style-name="P9" draw:layer="layout" svg:width="0.029cm" svg:height="0.374cm" svg:x="30.193cm" svg:y="15.715cm" svg:viewBox="0 0 30 375" draw:points="0,375 30,375 30,0 0,0">
          <text:p/>
        </draw:polygon>
        <draw:polygon draw:style-name="gr35" draw:text-style-name="P7" draw:layer="layout" svg:width="0.029cm" svg:height="0.374cm" svg:x="30.222cm" svg:y="15.715cm" svg:viewBox="0 0 30 375" draw:points="0,375 30,375 30,0 0,0">
          <text:p/>
        </draw:polygon>
        <draw:polygon draw:style-name="gr37" draw:text-style-name="P9" draw:layer="layout" svg:width="0.03cm" svg:height="0.374cm" svg:x="30.251cm" svg:y="15.715cm" svg:viewBox="0 0 31 375" draw:points="0,375 31,375 31,0 0,0">
          <text:p/>
        </draw:polygon>
        <draw:polygon draw:style-name="gr35" draw:text-style-name="P7" draw:layer="layout" svg:width="0.029cm" svg:height="0.374cm" svg:x="30.281cm" svg:y="15.715cm" svg:viewBox="0 0 30 375" draw:points="0,375 30,375 30,0 0,0">
          <text:p/>
        </draw:polygon>
        <draw:polygon draw:style-name="gr36" draw:text-style-name="P8" draw:layer="layout" svg:width="0.029cm" svg:height="0.374cm" svg:x="30.31cm" svg:y="15.715cm" svg:viewBox="0 0 30 375" draw:points="0,375 30,375 30,0 0,0">
          <text:p/>
        </draw:polygon>
        <draw:polygon draw:style-name="gr36" draw:text-style-name="P8" draw:layer="layout" svg:width="0.03cm" svg:height="0.374cm" svg:x="30.339cm" svg:y="15.715cm" svg:viewBox="0 0 31 375" draw:points="0,375 31,375 31,0 0,0">
          <text:p/>
        </draw:polygon>
        <draw:polygon draw:style-name="gr37" draw:text-style-name="P9" draw:layer="layout" svg:width="0.029cm" svg:height="0.374cm" svg:x="30.37cm" svg:y="15.715cm" svg:viewBox="0 0 30 375" draw:points="0,375 30,375 30,0 0,0">
          <text:p/>
        </draw:polygon>
        <draw:polygon draw:style-name="gr37" draw:text-style-name="P9" draw:layer="layout" svg:width="0.029cm" svg:height="0.374cm" svg:x="30.399cm" svg:y="15.715cm" svg:viewBox="0 0 30 375" draw:points="0,375 30,375 30,0 0,0">
          <text:p/>
        </draw:polygon>
        <draw:polygon draw:style-name="gr37" draw:text-style-name="P9" draw:layer="layout" svg:width="0.029cm" svg:height="0.374cm" svg:x="30.428cm" svg:y="15.715cm" svg:viewBox="0 0 30 375" draw:points="0,375 30,375 30,0 0,0">
          <text:p/>
        </draw:polygon>
        <draw:polygon draw:style-name="gr35" draw:text-style-name="P7" draw:layer="layout" svg:width="0.029cm" svg:height="0.374cm" svg:x="30.458cm" svg:y="15.715cm" svg:viewBox="0 0 30 375" draw:points="0,375 30,375 30,0 0,0">
          <text:p/>
        </draw:polygon>
        <draw:polygon draw:style-name="gr37" draw:text-style-name="P9" draw:layer="layout" svg:width="0.029cm" svg:height="0.374cm" svg:x="30.487cm" svg:y="15.715cm" svg:viewBox="0 0 30 375" draw:points="0,375 30,375 30,0 0,0">
          <text:p/>
        </draw:polygon>
        <draw:polygon draw:style-name="gr37" draw:text-style-name="P9" draw:layer="layout" svg:width="0.029cm" svg:height="0.374cm" svg:x="30.517cm" svg:y="15.715cm" svg:viewBox="0 0 30 375" draw:points="0,375 30,375 30,0 0,0">
          <text:p/>
        </draw:polygon>
        <draw:polygon draw:style-name="gr35" draw:text-style-name="P7" draw:layer="layout" svg:width="0.029cm" svg:height="0.374cm" svg:x="30.546cm" svg:y="15.715cm" svg:viewBox="0 0 30 375" draw:points="0,375 30,375 30,0 0,0">
          <text:p/>
        </draw:polygon>
        <draw:polygon draw:style-name="gr35" draw:text-style-name="P7" draw:layer="layout" svg:width="0.029cm" svg:height="0.374cm" svg:x="30.576cm" svg:y="15.715cm" svg:viewBox="0 0 30 375" draw:points="0,375 30,375 30,0 0,0">
          <text:p/>
        </draw:polygon>
        <draw:polygon draw:style-name="gr37" draw:text-style-name="P9" draw:layer="layout" svg:width="0.029cm" svg:height="0.374cm" svg:x="30.605cm" svg:y="15.715cm" svg:viewBox="0 0 30 375" draw:points="0,375 30,375 30,0 0,0">
          <text:p/>
        </draw:polygon>
        <draw:polygon draw:style-name="gr37" draw:text-style-name="P9" draw:layer="layout" svg:width="0.029cm" svg:height="0.374cm" svg:x="30.634cm" svg:y="15.715cm" svg:viewBox="0 0 30 375" draw:points="0,375 30,375 30,0 0,0">
          <text:p/>
        </draw:polygon>
        <draw:polygon draw:style-name="gr36" draw:text-style-name="P8" draw:layer="layout" svg:width="0.03cm" svg:height="0.374cm" svg:x="30.663cm" svg:y="15.715cm" svg:viewBox="0 0 31 375" draw:points="0,375 31,375 31,0 0,0">
          <text:p/>
        </draw:polygon>
        <draw:polygon draw:style-name="gr37" draw:text-style-name="P9" draw:layer="layout" svg:width="0.029cm" svg:height="0.374cm" svg:x="30.694cm" svg:y="15.715cm" svg:viewBox="0 0 30 375" draw:points="0,375 30,375 30,0 0,0">
          <text:p/>
        </draw:polygon>
        <draw:polygon draw:style-name="gr37" draw:text-style-name="P9" draw:layer="layout" svg:width="0.029cm" svg:height="0.374cm" svg:x="30.723cm" svg:y="15.715cm" svg:viewBox="0 0 30 375" draw:points="0,375 30,375 30,0 0,0">
          <text:p/>
        </draw:polygon>
        <draw:polygon draw:style-name="gr35" draw:text-style-name="P7" draw:layer="layout" svg:width="0.029cm" svg:height="0.374cm" svg:x="30.752cm" svg:y="15.715cm" svg:viewBox="0 0 30 375" draw:points="0,375 30,375 30,0 0,0">
          <text:p/>
        </draw:polygon>
        <draw:polygon draw:style-name="gr36" draw:text-style-name="P8" draw:layer="layout" svg:width="0.029cm" svg:height="0.374cm" svg:x="30.782cm" svg:y="15.715cm" svg:viewBox="0 0 30 375" draw:points="0,375 30,375 30,0 0,0">
          <text:p/>
        </draw:polygon>
        <draw:polygon draw:style-name="gr37" draw:text-style-name="P9" draw:layer="layout" svg:width="0.029cm" svg:height="0.374cm" svg:x="30.811cm" svg:y="15.715cm" svg:viewBox="0 0 30 375" draw:points="0,375 30,375 30,0 0,0">
          <text:p/>
        </draw:polygon>
        <draw:polygon draw:style-name="gr38" draw:text-style-name="P10" draw:layer="layout" svg:width="0.029cm" svg:height="0.374cm" svg:x="30.841cm" svg:y="15.715cm" svg:viewBox="0 0 30 375" draw:points="0,375 30,375 30,0 0,0">
          <text:p/>
        </draw:polygon>
        <draw:polygon draw:style-name="gr37" draw:text-style-name="P9" draw:layer="layout" svg:width="0.029cm" svg:height="0.374cm" svg:x="30.87cm" svg:y="15.715cm" svg:viewBox="0 0 30 375" draw:points="0,375 30,375 30,0 0,0">
          <text:p/>
        </draw:polygon>
        <draw:polygon draw:style-name="gr37" draw:text-style-name="P9" draw:layer="layout" svg:width="0.029cm" svg:height="0.374cm" svg:x="30.9cm" svg:y="15.715cm" svg:viewBox="0 0 30 375" draw:points="0,375 30,375 30,0 0,0">
          <text:p/>
        </draw:polygon>
        <draw:polygon draw:style-name="gr37" draw:text-style-name="P9" draw:layer="layout" svg:width="0.029cm" svg:height="0.374cm" svg:x="30.929cm" svg:y="15.715cm" svg:viewBox="0 0 30 375" draw:points="0,375 30,375 30,0 0,0">
          <text:p/>
        </draw:polygon>
        <draw:polygon draw:style-name="gr37" draw:text-style-name="P9" draw:layer="layout" svg:width="0.029cm" svg:height="0.374cm" svg:x="30.958cm" svg:y="15.715cm" svg:viewBox="0 0 30 375" draw:points="0,375 30,375 30,0 0,0">
          <text:p/>
        </draw:polygon>
        <draw:polygon draw:style-name="gr37" draw:text-style-name="P9" draw:layer="layout" svg:width="0.029cm" svg:height="0.374cm" svg:x="30.987cm" svg:y="15.715cm" svg:viewBox="0 0 30 375" draw:points="0,375 30,375 30,0 0,0">
          <text:p/>
        </draw:polygon>
        <draw:polygon draw:style-name="gr36" draw:text-style-name="P8" draw:layer="layout" svg:width="0.029cm" svg:height="0.374cm" svg:x="31.018cm" svg:y="15.715cm" svg:viewBox="0 0 30 375" draw:points="0,375 30,375 30,0 0,0">
          <text:p/>
        </draw:polygon>
        <draw:polygon draw:style-name="gr36" draw:text-style-name="P8" draw:layer="layout" svg:width="0.029cm" svg:height="0.374cm" svg:x="31.047cm" svg:y="15.715cm" svg:viewBox="0 0 30 375" draw:points="0,375 30,375 30,0 0,0">
          <text:p/>
        </draw:polygon>
        <draw:polygon draw:style-name="gr38" draw:text-style-name="P10" draw:layer="layout" svg:width="0.029cm" svg:height="0.374cm" svg:x="31.076cm" svg:y="15.715cm" svg:viewBox="0 0 30 375" draw:points="0,375 30,375 30,0 0,0">
          <text:p/>
        </draw:polygon>
        <draw:polygon draw:style-name="gr37" draw:text-style-name="P9" draw:layer="layout" svg:width="0.03cm" svg:height="0.374cm" svg:x="31.105cm" svg:y="15.715cm" svg:viewBox="0 0 31 375" draw:points="0,375 31,375 31,0 0,0">
          <text:p/>
        </draw:polygon>
        <draw:polygon draw:style-name="gr36" draw:text-style-name="P8" draw:layer="layout" svg:width="0.029cm" svg:height="0.374cm" svg:x="31.135cm" svg:y="15.715cm" svg:viewBox="0 0 30 375" draw:points="0,375 30,375 30,0 0,0">
          <text:p/>
        </draw:polygon>
        <draw:polygon draw:style-name="gr36" draw:text-style-name="P8" draw:layer="layout" svg:width="0.029cm" svg:height="0.374cm" svg:x="31.165cm" svg:y="15.715cm" svg:viewBox="0 0 30 375" draw:points="0,375 30,375 30,0 0,0">
          <text:p/>
        </draw:polygon>
        <draw:polygon draw:style-name="gr37" draw:text-style-name="P9" draw:layer="layout" svg:width="0.029cm" svg:height="0.374cm" svg:x="31.194cm" svg:y="15.715cm" svg:viewBox="0 0 30 375" draw:points="0,375 30,375 30,0 0,0">
          <text:p/>
        </draw:polygon>
        <draw:polygon draw:style-name="gr36" draw:text-style-name="P8" draw:layer="layout" svg:width="0.029cm" svg:height="0.374cm" svg:x="31.224cm" svg:y="15.715cm" svg:viewBox="0 0 30 375" draw:points="0,375 30,375 30,0 0,0">
          <text:p/>
        </draw:polygon>
        <draw:polygon draw:style-name="gr37" draw:text-style-name="P9" draw:layer="layout" svg:width="0.029cm" svg:height="0.374cm" svg:x="31.253cm" svg:y="15.715cm" svg:viewBox="0 0 30 375" draw:points="0,375 30,375 30,0 0,0">
          <text:p/>
        </draw:polygon>
        <draw:polygon draw:style-name="gr37" draw:text-style-name="P9" draw:layer="layout" svg:width="0.029cm" svg:height="0.374cm" svg:x="31.282cm" svg:y="15.715cm" svg:viewBox="0 0 30 375" draw:points="0,375 30,375 30,0 0,0">
          <text:p/>
        </draw:polygon>
        <draw:polygon draw:style-name="gr36" draw:text-style-name="P8" draw:layer="layout" svg:width="0.029cm" svg:height="0.374cm" svg:x="31.311cm" svg:y="15.715cm" svg:viewBox="0 0 30 375" draw:points="0,375 30,375 30,0 0,0">
          <text:p/>
        </draw:polygon>
        <draw:polygon draw:style-name="gr37" draw:text-style-name="P9" draw:layer="layout" svg:width="0.029cm" svg:height="0.374cm" svg:x="31.342cm" svg:y="15.715cm" svg:viewBox="0 0 30 375" draw:points="0,375 30,375 30,0 0,0">
          <text:p/>
        </draw:polygon>
        <draw:polygon draw:style-name="gr35" draw:text-style-name="P7" draw:layer="layout" svg:width="0.029cm" svg:height="0.374cm" svg:x="31.371cm" svg:y="15.715cm" svg:viewBox="0 0 30 375" draw:points="0,375 30,375 30,0 0,0">
          <text:p/>
        </draw:polygon>
        <draw:polygon draw:style-name="gr36" draw:text-style-name="P8" draw:layer="layout" svg:width="0.029cm" svg:height="0.374cm" svg:x="31.4cm" svg:y="15.715cm" svg:viewBox="0 0 30 375" draw:points="0,375 30,375 30,0 0,0">
          <text:p/>
        </draw:polygon>
        <draw:polygon draw:style-name="gr37" draw:text-style-name="P9" draw:layer="layout" svg:width="0.029cm" svg:height="0.374cm" svg:x="31.429cm" svg:y="15.715cm" svg:viewBox="0 0 30 375" draw:points="0,375 30,375 30,0 0,0">
          <text:p/>
        </draw:polygon>
        <draw:polygon draw:style-name="gr36" draw:text-style-name="P8" draw:layer="layout" svg:width="0.029cm" svg:height="0.374cm" svg:x="31.459cm" svg:y="15.715cm" svg:viewBox="0 0 30 375" draw:points="0,375 30,375 30,0 0,0">
          <text:p/>
        </draw:polygon>
        <draw:polygon draw:style-name="gr37" draw:text-style-name="P9" draw:layer="layout" svg:width="0.029cm" svg:height="0.374cm" svg:x="31.489cm" svg:y="15.715cm" svg:viewBox="0 0 30 375" draw:points="0,375 30,375 30,0 0,0">
          <text:p/>
        </draw:polygon>
        <draw:polygon draw:style-name="gr37" draw:text-style-name="P9" draw:layer="layout" svg:width="0.03cm" svg:height="0.374cm" svg:x="31.518cm" svg:y="15.715cm" svg:viewBox="0 0 31 375" draw:points="0,375 31,375 31,0 0,0">
          <text:p/>
        </draw:polygon>
        <draw:polygon draw:style-name="gr36" draw:text-style-name="P8" draw:layer="layout" svg:width="0.029cm" svg:height="0.374cm" svg:x="31.548cm" svg:y="15.715cm" svg:viewBox="0 0 30 375" draw:points="0,375 30,375 30,0 0,0">
          <text:p/>
        </draw:polygon>
        <draw:polygon draw:style-name="gr38" draw:text-style-name="P10" draw:layer="layout" svg:width="0.029cm" svg:height="0.374cm" svg:x="31.577cm" svg:y="15.715cm" svg:viewBox="0 0 30 375" draw:points="0,375 30,375 30,0 0,0">
          <text:p/>
        </draw:polygon>
        <draw:polygon draw:style-name="gr36" draw:text-style-name="P8" draw:layer="layout" svg:width="0.029cm" svg:height="0.374cm" svg:x="31.606cm" svg:y="15.715cm" svg:viewBox="0 0 30 375" draw:points="0,375 30,375 30,0 0,0">
          <text:p/>
        </draw:polygon>
        <draw:polygon draw:style-name="gr36" draw:text-style-name="P8" draw:layer="layout" svg:width="0.029cm" svg:height="0.374cm" svg:x="31.635cm" svg:y="15.715cm" svg:viewBox="0 0 30 375" draw:points="0,375 30,375 30,0 0,0">
          <text:p/>
        </draw:polygon>
        <draw:polygon draw:style-name="gr36" draw:text-style-name="P8" draw:layer="layout" svg:width="0.029cm" svg:height="0.374cm" svg:x="31.666cm" svg:y="15.715cm" svg:viewBox="0 0 30 375" draw:points="0,375 30,375 30,0 0,0">
          <text:p/>
        </draw:polygon>
        <draw:polygon draw:style-name="gr36" draw:text-style-name="P8" draw:layer="layout" svg:width="0.029cm" svg:height="0.374cm" svg:x="31.695cm" svg:y="15.715cm" svg:viewBox="0 0 30 375" draw:points="0,375 30,375 30,0 0,0">
          <text:p/>
        </draw:polygon>
        <draw:polygon draw:style-name="gr38" draw:text-style-name="P10" draw:layer="layout" svg:width="0.029cm" svg:height="0.374cm" svg:x="31.724cm" svg:y="15.715cm" svg:viewBox="0 0 30 375" draw:points="0,375 30,375 30,0 0,0">
          <text:p/>
        </draw:polygon>
        <draw:polygon draw:style-name="gr36" draw:text-style-name="P8" draw:layer="layout" svg:width="0.029cm" svg:height="0.374cm" svg:x="31.753cm" svg:y="15.715cm" svg:viewBox="0 0 30 375" draw:points="0,375 30,375 30,0 0,0">
          <text:p/>
        </draw:polygon>
        <draw:polygon draw:style-name="gr35" draw:text-style-name="P7" draw:layer="layout" svg:width="0.029cm" svg:height="0.374cm" svg:x="31.783cm" svg:y="15.715cm" svg:viewBox="0 0 30 375" draw:points="0,375 30,375 30,0 0,0">
          <text:p/>
        </draw:polygon>
        <draw:polygon draw:style-name="gr35" draw:text-style-name="P7" draw:layer="layout" svg:width="0.029cm" svg:height="0.374cm" svg:x="31.813cm" svg:y="15.715cm" svg:viewBox="0 0 30 375" draw:points="0,375 30,375 30,0 0,0">
          <text:p/>
        </draw:polygon>
        <draw:polygon draw:style-name="gr35" draw:text-style-name="P7" draw:layer="layout" svg:width="0.029cm" svg:height="0.374cm" svg:x="31.842cm" svg:y="15.715cm" svg:viewBox="0 0 30 375" draw:points="0,375 30,375 30,0 0,0">
          <text:p/>
        </draw:polygon>
        <draw:polygon draw:style-name="gr38" draw:text-style-name="P10" draw:layer="layout" svg:width="0.03cm" svg:height="0.374cm" svg:x="31.871cm" svg:y="15.715cm" svg:viewBox="0 0 31 375" draw:points="0,375 31,375 31,0 0,0">
          <text:p/>
        </draw:polygon>
        <draw:polygon draw:style-name="gr37" draw:text-style-name="P9" draw:layer="layout" svg:width="0.029cm" svg:height="0.374cm" svg:x="31.901cm" svg:y="15.715cm" svg:viewBox="0 0 30 375" draw:points="0,375 30,375 30,0 0,0">
          <text:p/>
        </draw:polygon>
        <draw:polygon draw:style-name="gr36" draw:text-style-name="P8" draw:layer="layout" svg:width="0.029cm" svg:height="0.374cm" svg:x="31.93cm" svg:y="15.715cm" svg:viewBox="0 0 30 375" draw:points="0,375 30,375 30,0 0,0">
          <text:p/>
        </draw:polygon>
        <draw:polygon draw:style-name="gr35" draw:text-style-name="P7" draw:layer="layout" svg:width="0.03cm" svg:height="0.374cm" svg:x="31.959cm" svg:y="15.715cm" svg:viewBox="0 0 31 375" draw:points="0,375 31,375 31,0 0,0">
          <text:p/>
        </draw:polygon>
        <draw:polygon draw:style-name="gr38" draw:text-style-name="P10" draw:layer="layout" svg:width="0.029cm" svg:height="0.374cm" svg:x="31.99cm" svg:y="15.715cm" svg:viewBox="0 0 30 375" draw:points="0,375 30,375 30,0 0,0">
          <text:p/>
        </draw:polygon>
        <draw:polygon draw:style-name="gr36" draw:text-style-name="P8" draw:layer="layout" svg:width="0.029cm" svg:height="0.374cm" svg:x="32.019cm" svg:y="15.715cm" svg:viewBox="0 0 30 375" draw:points="0,375 30,375 30,0 0,0">
          <text:p/>
        </draw:polygon>
        <draw:polygon draw:style-name="gr37" draw:text-style-name="P9" draw:layer="layout" svg:width="0.029cm" svg:height="0.374cm" svg:x="32.048cm" svg:y="15.715cm" svg:viewBox="0 0 30 375" draw:points="0,375 30,375 30,0 0,0">
          <text:p/>
        </draw:polygon>
        <draw:polygon draw:style-name="gr37" draw:text-style-name="P9" draw:layer="layout" svg:width="0.029cm" svg:height="0.374cm" svg:x="32.078cm" svg:y="15.715cm" svg:viewBox="0 0 30 375" draw:points="0,375 30,375 30,0 0,0">
          <text:p/>
        </draw:polygon>
        <draw:polygon draw:style-name="gr38" draw:text-style-name="P10" draw:layer="layout" svg:width="0.029cm" svg:height="0.374cm" svg:x="32.107cm" svg:y="15.715cm" svg:viewBox="0 0 30 375" draw:points="0,375 30,375 30,0 0,0">
          <text:p/>
        </draw:polygon>
        <draw:polygon draw:style-name="gr37" draw:text-style-name="P9" draw:layer="layout" svg:width="0.029cm" svg:height="0.374cm" svg:x="32.137cm" svg:y="15.715cm" svg:viewBox="0 0 30 375" draw:points="0,375 30,375 30,0 0,0">
          <text:p/>
        </draw:polygon>
        <draw:polygon draw:style-name="gr37" draw:text-style-name="P9" draw:layer="layout" svg:width="0.029cm" svg:height="0.374cm" svg:x="32.166cm" svg:y="15.715cm" svg:viewBox="0 0 30 375" draw:points="0,375 30,375 30,0 0,0">
          <text:p/>
        </draw:polygon>
        <draw:polygon draw:style-name="gr37" draw:text-style-name="P9" draw:layer="layout" svg:width="0.029cm" svg:height="0.374cm" svg:x="32.195cm" svg:y="15.715cm" svg:viewBox="0 0 30 375" draw:points="0,375 30,375 30,0 0,0">
          <text:p/>
        </draw:polygon>
        <draw:polygon draw:style-name="gr37" draw:text-style-name="P9" draw:layer="layout" svg:width="0.029cm" svg:height="0.374cm" svg:x="32.225cm" svg:y="15.715cm" svg:viewBox="0 0 30 375" draw:points="0,375 30,375 30,0 0,0">
          <text:p/>
        </draw:polygon>
        <draw:polygon draw:style-name="gr36" draw:text-style-name="P8" draw:layer="layout" svg:width="0.029cm" svg:height="0.374cm" svg:x="32.254cm" svg:y="15.715cm" svg:viewBox="0 0 30 375" draw:points="0,375 30,375 30,0 0,0">
          <text:p/>
        </draw:polygon>
        <draw:polygon draw:style-name="gr38" draw:text-style-name="P10" draw:layer="layout" svg:width="0.029cm" svg:height="0.374cm" svg:x="32.283cm" svg:y="15.715cm" svg:viewBox="0 0 30 375" draw:points="0,375 30,375 30,0 0,0">
          <text:p/>
        </draw:polygon>
        <draw:polygon draw:style-name="gr38" draw:text-style-name="P10" draw:layer="layout" svg:width="0.03cm" svg:height="0.374cm" svg:x="32.313cm" svg:y="15.715cm" svg:viewBox="0 0 31 375" draw:points="0,375 31,375 31,0 0,0">
          <text:p/>
        </draw:polygon>
        <draw:polygon draw:style-name="gr36" draw:text-style-name="P8" draw:layer="layout" svg:width="0.029cm" svg:height="0.374cm" svg:x="32.343cm" svg:y="15.715cm" svg:viewBox="0 0 30 375" draw:points="0,375 30,375 30,0 0,0">
          <text:p/>
        </draw:polygon>
        <draw:polygon draw:style-name="gr36" draw:text-style-name="P8" draw:layer="layout" svg:width="0.029cm" svg:height="0.374cm" svg:x="32.372cm" svg:y="15.715cm" svg:viewBox="0 0 30 375" draw:points="0,375 30,375 30,0 0,0">
          <text:p/>
        </draw:polygon>
        <draw:polygon draw:style-name="gr37" draw:text-style-name="P9" draw:layer="layout" svg:width="0.029cm" svg:height="0.374cm" svg:x="32.402cm" svg:y="15.715cm" svg:viewBox="0 0 30 375" draw:points="0,375 30,375 30,0 0,0">
          <text:p/>
        </draw:polygon>
        <draw:polygon draw:style-name="gr35" draw:text-style-name="P7" draw:layer="layout" svg:width="0.029cm" svg:height="0.374cm" svg:x="32.431cm" svg:y="15.715cm" svg:viewBox="0 0 30 375" draw:points="0,375 30,375 30,0 0,0">
          <text:p/>
        </draw:polygon>
        <draw:polygon draw:style-name="gr37" draw:text-style-name="P9" draw:layer="layout" svg:width="0.029cm" svg:height="0.374cm" svg:x="32.46cm" svg:y="15.715cm" svg:viewBox="0 0 30 375" draw:points="0,375 30,375 30,0 0,0">
          <text:p/>
        </draw:polygon>
        <draw:polygon draw:style-name="gr36" draw:text-style-name="P8" draw:layer="layout" svg:width="0.029cm" svg:height="0.374cm" svg:x="32.49cm" svg:y="15.715cm" svg:viewBox="0 0 30 375" draw:points="0,375 30,375 30,0 0,0">
          <text:p/>
        </draw:polygon>
        <draw:polygon draw:style-name="gr37" draw:text-style-name="P9" draw:layer="layout" svg:width="0.029cm" svg:height="0.374cm" svg:x="32.52cm" svg:y="15.715cm" svg:viewBox="0 0 30 375" draw:points="0,375 30,375 30,0 0,0">
          <text:p/>
        </draw:polygon>
        <draw:polygon draw:style-name="gr38" draw:text-style-name="P10" draw:layer="layout" svg:width="0.029cm" svg:height="0.374cm" svg:x="32.549cm" svg:y="15.715cm" svg:viewBox="0 0 30 375" draw:points="0,375 30,375 30,0 0,0">
          <text:p/>
        </draw:polygon>
        <draw:polygon draw:style-name="gr38" draw:text-style-name="P10" draw:layer="layout" svg:width="0.029cm" svg:height="0.374cm" svg:x="32.578cm" svg:y="15.715cm" svg:viewBox="0 0 30 375" draw:points="0,375 30,375 30,0 0,0">
          <text:p/>
        </draw:polygon>
        <draw:polygon draw:style-name="gr36" draw:text-style-name="P8" draw:layer="layout" svg:width="0.029cm" svg:height="0.374cm" svg:x="32.607cm" svg:y="15.715cm" svg:viewBox="0 0 30 375" draw:points="0,375 30,375 30,0 0,0">
          <text:p/>
        </draw:polygon>
        <draw:polygon draw:style-name="gr36" draw:text-style-name="P8" draw:layer="layout" svg:width="0.029cm" svg:height="0.374cm" svg:x="32.638cm" svg:y="15.715cm" svg:viewBox="0 0 30 375" draw:points="0,375 30,375 30,0 0,0">
          <text:p/>
        </draw:polygon>
        <draw:polygon draw:style-name="gr35" draw:text-style-name="P7" draw:layer="layout" svg:width="0.029cm" svg:height="0.374cm" svg:x="32.667cm" svg:y="15.715cm" svg:viewBox="0 0 30 375" draw:points="0,375 30,375 30,0 0,0">
          <text:p/>
        </draw:polygon>
        <draw:polygon draw:style-name="gr36" draw:text-style-name="P8" draw:layer="layout" svg:width="0.029cm" svg:height="0.374cm" svg:x="32.696cm" svg:y="15.715cm" svg:viewBox="0 0 30 375" draw:points="0,375 30,375 30,0 0,0">
          <text:p/>
        </draw:polygon>
        <draw:polygon draw:style-name="gr37" draw:text-style-name="P9" draw:layer="layout" svg:width="0.03cm" svg:height="0.374cm" svg:x="32.725cm" svg:y="15.715cm" svg:viewBox="0 0 31 375" draw:points="0,375 31,375 31,0 0,0">
          <text:p/>
        </draw:polygon>
        <draw:polygon draw:style-name="gr37" draw:text-style-name="P9" draw:layer="layout" svg:width="0.029cm" svg:height="0.374cm" svg:x="32.755cm" svg:y="15.715cm" svg:viewBox="0 0 30 375" draw:points="0,375 30,375 30,0 0,0">
          <text:p/>
        </draw:polygon>
        <draw:polygon draw:style-name="gr37" draw:text-style-name="P9" draw:layer="layout" svg:width="0.029cm" svg:height="0.374cm" svg:x="32.784cm" svg:y="15.715cm" svg:viewBox="0 0 30 375" draw:points="0,375 30,375 30,0 0,0">
          <text:p/>
        </draw:polygon>
        <draw:polygon draw:style-name="gr36" draw:text-style-name="P8" draw:layer="layout" svg:width="0.029cm" svg:height="0.374cm" svg:x="32.814cm" svg:y="15.715cm" svg:viewBox="0 0 30 375" draw:points="0,375 30,375 30,0 0,0">
          <text:p/>
        </draw:polygon>
        <draw:polygon draw:style-name="gr37" draw:text-style-name="P9" draw:layer="layout" svg:width="0.029cm" svg:height="0.374cm" svg:x="32.844cm" svg:y="15.715cm" svg:viewBox="0 0 30 375" draw:points="0,375 30,375 30,0 0,0">
          <text:p/>
        </draw:polygon>
        <draw:polygon draw:style-name="gr38" draw:text-style-name="P10" draw:layer="layout" svg:width="0.029cm" svg:height="0.374cm" svg:x="32.873cm" svg:y="15.715cm" svg:viewBox="0 0 30 375" draw:points="0,375 30,375 30,0 0,0">
          <text:p/>
        </draw:polygon>
        <draw:polygon draw:style-name="gr38" draw:text-style-name="P10" draw:layer="layout" svg:width="0.029cm" svg:height="0.374cm" svg:x="32.902cm" svg:y="15.715cm" svg:viewBox="0 0 30 375" draw:points="0,375 30,375 30,0 0,0">
          <text:p/>
        </draw:polygon>
        <draw:polygon draw:style-name="gr37" draw:text-style-name="P9" draw:layer="layout" svg:width="0.029cm" svg:height="0.374cm" svg:x="32.931cm" svg:y="15.715cm" svg:viewBox="0 0 30 375" draw:points="0,375 30,375 30,0 0,0">
          <text:p/>
        </draw:polygon>
        <draw:polygon draw:style-name="gr38" draw:text-style-name="P10" draw:layer="layout" svg:width="0.029cm" svg:height="0.374cm" svg:x="32.962cm" svg:y="15.715cm" svg:viewBox="0 0 30 375" draw:points="0,375 30,375 30,0 0,0">
          <text:p/>
        </draw:polygon>
        <draw:polygon draw:style-name="gr35" draw:text-style-name="P7" draw:layer="layout" svg:width="0.029cm" svg:height="0.374cm" svg:x="32.991cm" svg:y="15.715cm" svg:viewBox="0 0 30 375" draw:points="0,375 30,375 30,0 0,0">
          <text:p/>
        </draw:polygon>
        <draw:polygon draw:style-name="gr38" draw:text-style-name="P10" draw:layer="layout" svg:width="0.029cm" svg:height="0.374cm" svg:x="33.02cm" svg:y="15.715cm" svg:viewBox="0 0 30 375" draw:points="0,375 30,375 30,0 0,0">
          <text:p/>
        </draw:polygon>
        <draw:polygon draw:style-name="gr38" draw:text-style-name="P10" draw:layer="layout" svg:width="0.029cm" svg:height="0.374cm" svg:x="33.049cm" svg:y="15.715cm" svg:viewBox="0 0 30 375" draw:points="0,375 30,375 30,0 0,0">
          <text:p/>
        </draw:polygon>
        <draw:polygon draw:style-name="gr37" draw:text-style-name="P9" draw:layer="layout" svg:width="0.029cm" svg:height="0.374cm" svg:x="33.079cm" svg:y="15.715cm" svg:viewBox="0 0 30 375" draw:points="0,375 30,375 30,0 0,0">
          <text:p/>
        </draw:polygon>
        <draw:polygon draw:style-name="gr38" draw:text-style-name="P10" draw:layer="layout" svg:width="0.029cm" svg:height="0.374cm" svg:x="33.108cm" svg:y="15.715cm" svg:viewBox="0 0 30 375" draw:points="0,375 30,375 30,0 0,0">
          <text:p/>
        </draw:polygon>
        <draw:polygon draw:style-name="gr36" draw:text-style-name="P8" draw:layer="layout" svg:width="0.029cm" svg:height="0.374cm" svg:x="33.138cm" svg:y="15.715cm" svg:viewBox="0 0 30 375" draw:points="0,375 30,375 30,0 0,0">
          <text:p/>
        </draw:polygon>
        <draw:polygon draw:style-name="gr36" draw:text-style-name="P8" draw:layer="layout" svg:width="0.03cm" svg:height="0.374cm" svg:x="33.167cm" svg:y="15.715cm" svg:viewBox="0 0 31 375" draw:points="0,375 31,375 31,0 0,0">
          <text:p/>
        </draw:polygon>
        <draw:polygon draw:style-name="gr38" draw:text-style-name="P10" draw:layer="layout" svg:width="0.029cm" svg:height="0.374cm" svg:x="33.197cm" svg:y="15.715cm" svg:viewBox="0 0 30 375" draw:points="0,375 30,375 30,0 0,0">
          <text:p/>
        </draw:polygon>
        <draw:polygon draw:style-name="gr36" draw:text-style-name="P8" draw:layer="layout" svg:width="0.029cm" svg:height="0.374cm" svg:x="33.226cm" svg:y="15.715cm" svg:viewBox="0 0 30 375" draw:points="0,375 30,375 30,0 0,0">
          <text:p/>
        </draw:polygon>
        <draw:polygon draw:style-name="gr37" draw:text-style-name="P9" draw:layer="layout" svg:width="0.029cm" svg:height="0.374cm" svg:x="33.255cm" svg:y="15.715cm" svg:viewBox="0 0 30 375" draw:points="0,375 30,375 30,0 0,0">
          <text:p/>
        </draw:polygon>
        <draw:polygon draw:style-name="gr38" draw:text-style-name="P10" draw:layer="layout" svg:width="0.029cm" svg:height="0.374cm" svg:x="33.286cm" svg:y="15.715cm" svg:viewBox="0 0 30 375" draw:points="0,375 30,375 30,0 0,0">
          <text:p/>
        </draw:polygon>
        <draw:polygon draw:style-name="gr36" draw:text-style-name="P8" draw:layer="layout" svg:width="0.029cm" svg:height="0.374cm" svg:x="33.315cm" svg:y="15.715cm" svg:viewBox="0 0 30 375" draw:points="0,375 30,375 30,0 0,0">
          <text:p/>
        </draw:polygon>
        <draw:polygon draw:style-name="gr36" draw:text-style-name="P8" draw:layer="layout" svg:width="0.029cm" svg:height="0.374cm" svg:x="33.344cm" svg:y="15.715cm" svg:viewBox="0 0 30 375" draw:points="0,375 30,375 30,0 0,0">
          <text:p/>
        </draw:polygon>
        <draw:polygon draw:style-name="gr37" draw:text-style-name="P9" draw:layer="layout" svg:width="0.029cm" svg:height="0.374cm" svg:x="33.373cm" svg:y="15.715cm" svg:viewBox="0 0 30 375" draw:points="0,375 30,375 30,0 0,0">
          <text:p/>
        </draw:polygon>
        <draw:polygon draw:style-name="gr35" draw:text-style-name="P7" draw:layer="layout" svg:width="0.029cm" svg:height="0.374cm" svg:x="33.403cm" svg:y="15.715cm" svg:viewBox="0 0 30 375" draw:points="0,375 30,375 30,0 0,0">
          <text:p/>
        </draw:polygon>
        <draw:polygon draw:style-name="gr36" draw:text-style-name="P8" draw:layer="layout" svg:width="0.029cm" svg:height="0.374cm" svg:x="33.432cm" svg:y="15.715cm" svg:viewBox="0 0 30 375" draw:points="0,375 30,375 30,0 0,0">
          <text:p/>
        </draw:polygon>
        <draw:polygon draw:style-name="gr35" draw:text-style-name="P7" draw:layer="layout" svg:width="0.029cm" svg:height="0.374cm" svg:x="33.462cm" svg:y="15.715cm" svg:viewBox="0 0 30 375" draw:points="0,375 30,375 30,0 0,0">
          <text:p/>
        </draw:polygon>
        <draw:polygon draw:style-name="gr36" draw:text-style-name="P8" draw:layer="layout" svg:width="0.03cm" svg:height="0.374cm" svg:x="33.491cm" svg:y="15.715cm" svg:viewBox="0 0 31 375" draw:points="0,375 31,375 31,0 0,0">
          <text:p/>
        </draw:polygon>
        <draw:polygon draw:style-name="gr38" draw:text-style-name="P10" draw:layer="layout" svg:width="0.029cm" svg:height="0.374cm" svg:x="33.521cm" svg:y="15.715cm" svg:viewBox="0 0 30 375" draw:points="0,375 30,375 30,0 0,0">
          <text:p/>
        </draw:polygon>
        <draw:polygon draw:style-name="gr37" draw:text-style-name="P9" draw:layer="layout" svg:width="0.029cm" svg:height="0.374cm" svg:x="33.55cm" svg:y="15.715cm" svg:viewBox="0 0 30 375" draw:points="0,375 30,375 30,0 0,0">
          <text:p/>
        </draw:polygon>
        <draw:polygon draw:style-name="gr37" draw:text-style-name="P9" draw:layer="layout" svg:width="0.03cm" svg:height="0.374cm" svg:x="33.579cm" svg:y="15.715cm" svg:viewBox="0 0 31 375" draw:points="0,375 31,375 31,0 0,0">
          <text:p/>
        </draw:polygon>
        <draw:polygon draw:style-name="gr37" draw:text-style-name="P9" draw:layer="layout" svg:width="0.029cm" svg:height="0.374cm" svg:x="33.61cm" svg:y="15.715cm" svg:viewBox="0 0 30 375" draw:points="0,375 30,375 30,0 0,0">
          <text:p/>
        </draw:polygon>
        <draw:polygon draw:style-name="gr36" draw:text-style-name="P8" draw:layer="layout" svg:width="0.029cm" svg:height="0.374cm" svg:x="33.639cm" svg:y="15.715cm" svg:viewBox="0 0 30 375" draw:points="0,375 30,375 30,0 0,0">
          <text:p/>
        </draw:polygon>
        <draw:polygon draw:style-name="gr36" draw:text-style-name="P8" draw:layer="layout" svg:width="0.029cm" svg:height="0.374cm" svg:x="33.668cm" svg:y="15.715cm" svg:viewBox="0 0 30 375" draw:points="0,375 30,375 30,0 0,0">
          <text:p/>
        </draw:polygon>
        <draw:polygon draw:style-name="gr38" draw:text-style-name="P10" draw:layer="layout" svg:width="0.029cm" svg:height="0.374cm" svg:x="33.698cm" svg:y="15.715cm" svg:viewBox="0 0 30 375" draw:points="0,375 30,375 30,0 0,0">
          <text:p/>
        </draw:polygon>
        <draw:polygon draw:style-name="gr36" draw:text-style-name="P8" draw:layer="layout" svg:width="0.029cm" svg:height="0.374cm" svg:x="33.727cm" svg:y="15.715cm" svg:viewBox="0 0 30 375" draw:points="0,375 30,375 30,0 0,0">
          <text:p/>
        </draw:polygon>
        <draw:polygon draw:style-name="gr37" draw:text-style-name="P9" draw:layer="layout" svg:width="0.029cm" svg:height="0.374cm" svg:x="33.756cm" svg:y="15.715cm" svg:viewBox="0 0 30 375" draw:points="0,375 30,375 30,0 0,0">
          <text:p/>
        </draw:polygon>
        <draw:polygon draw:style-name="gr38" draw:text-style-name="P10" draw:layer="layout" svg:width="0.029cm" svg:height="0.374cm" svg:x="33.786cm" svg:y="15.715cm" svg:viewBox="0 0 30 375" draw:points="0,375 30,375 30,0 0,0">
          <text:p/>
        </draw:polygon>
        <draw:polygon draw:style-name="gr36" draw:text-style-name="P8" draw:layer="layout" svg:width="0.029cm" svg:height="0.374cm" svg:x="33.815cm" svg:y="15.715cm" svg:viewBox="0 0 30 375" draw:points="0,375 30,375 30,0 0,0">
          <text:p/>
        </draw:polygon>
        <draw:polygon draw:style-name="gr35" draw:text-style-name="P7" draw:layer="layout" svg:width="0.029cm" svg:height="0.374cm" svg:x="33.845cm" svg:y="15.715cm" svg:viewBox="0 0 30 375" draw:points="0,375 30,375 30,0 0,0">
          <text:p/>
        </draw:polygon>
        <draw:polygon draw:style-name="gr36" draw:text-style-name="P8" draw:layer="layout" svg:width="0.029cm" svg:height="0.374cm" svg:x="33.874cm" svg:y="15.715cm" svg:viewBox="0 0 30 375" draw:points="0,375 30,375 30,0 0,0">
          <text:p/>
        </draw:polygon>
        <draw:polygon draw:style-name="gr36" draw:text-style-name="P8" draw:layer="layout" svg:width="0.029cm" svg:height="0.374cm" svg:x="33.903cm" svg:y="15.715cm" svg:viewBox="0 0 30 375" draw:points="0,375 30,375 30,0 0,0">
          <text:p/>
        </draw:polygon>
        <draw:polygon draw:style-name="gr36" draw:text-style-name="P8" draw:layer="layout" svg:width="0.03cm" svg:height="0.374cm" svg:x="33.932cm" svg:y="15.715cm" svg:viewBox="0 0 31 375" draw:points="0,375 31,375 31,0 0,0">
          <text:p/>
        </draw:polygon>
        <draw:polygon draw:style-name="gr37" draw:text-style-name="P9" draw:layer="layout" svg:width="0.029cm" svg:height="0.374cm" svg:x="33.963cm" svg:y="15.715cm" svg:viewBox="0 0 30 375" draw:points="0,375 30,375 30,0 0,0">
          <text:p/>
        </draw:polygon>
        <draw:polygon draw:style-name="gr36" draw:text-style-name="P8" draw:layer="layout" svg:width="0.029cm" svg:height="0.374cm" svg:x="33.992cm" svg:y="15.715cm" svg:viewBox="0 0 30 375" draw:points="0,375 30,375 30,0 0,0">
          <text:p/>
        </draw:polygon>
        <draw:polygon draw:style-name="gr36" draw:text-style-name="P8" draw:layer="layout" svg:width="0.032cm" svg:height="0.374cm" svg:x="34.021cm" svg:y="15.715cm" svg:viewBox="0 0 33 375" draw:points="0,375 33,375 33,0 0,0">
          <text:p/>
        </draw:polygon>
        <draw:polygon draw:style-name="gr38" draw:text-style-name="P10" draw:layer="layout" svg:width="0.029cm" svg:height="0.374cm" svg:x="34.051cm" svg:y="15.715cm" svg:viewBox="0 0 30 375" draw:points="0,375 30,375 30,0 0,0">
          <text:p/>
        </draw:polygon>
        <draw:polygon draw:style-name="gr36" draw:text-style-name="P8" draw:layer="layout" svg:width="0.029cm" svg:height="0.374cm" svg:x="34.08cm" svg:y="15.715cm" svg:viewBox="0 0 30 375" draw:points="0,375 30,375 30,0 0,0">
          <text:p/>
        </draw:polygon>
        <draw:polygon draw:style-name="gr37" draw:text-style-name="P9" draw:layer="layout" svg:width="0.029cm" svg:height="0.374cm" svg:x="34.11cm" svg:y="15.715cm" svg:viewBox="0 0 30 375" draw:points="0,375 30,375 30,0 0,0">
          <text:p/>
        </draw:polygon>
        <draw:polygon draw:style-name="gr35" draw:text-style-name="P7" draw:layer="layout" svg:width="0.029cm" svg:height="0.374cm" svg:x="34.14cm" svg:y="15.715cm" svg:viewBox="0 0 30 375" draw:points="0,375 30,375 30,0 0,0">
          <text:p/>
        </draw:polygon>
        <draw:polygon draw:style-name="gr36" draw:text-style-name="P8" draw:layer="layout" svg:width="0.029cm" svg:height="0.374cm" svg:x="34.169cm" svg:y="15.715cm" svg:viewBox="0 0 30 375" draw:points="0,375 30,375 30,0 0,0">
          <text:p/>
        </draw:polygon>
        <draw:polygon draw:style-name="gr36" draw:text-style-name="P8" draw:layer="layout" svg:width="0.029cm" svg:height="0.374cm" svg:x="34.198cm" svg:y="15.715cm" svg:viewBox="0 0 30 375" draw:points="0,375 30,375 30,0 0,0">
          <text:p/>
        </draw:polygon>
        <draw:polygon draw:style-name="gr38" draw:text-style-name="P10" draw:layer="layout" svg:width="0.029cm" svg:height="0.374cm" svg:x="34.256cm" svg:y="15.715cm" svg:viewBox="0 0 30 375" draw:points="0,375 30,375 30,0 0,0">
          <text:p/>
        </draw:polygon>
        <draw:polygon draw:style-name="gr37" draw:text-style-name="P9" draw:layer="layout" svg:width="0.029cm" svg:height="0.374cm" svg:x="34.287cm" svg:y="15.715cm" svg:viewBox="0 0 30 375" draw:points="0,375 30,375 30,0 0,0">
          <text:p/>
        </draw:polygon>
        <draw:polygon draw:style-name="gr36" draw:text-style-name="P8" draw:layer="layout" svg:width="0.029cm" svg:height="0.374cm" svg:x="34.316cm" svg:y="15.715cm" svg:viewBox="0 0 30 375" draw:points="0,375 30,375 30,0 0,0">
          <text:p/>
        </draw:polygon>
        <draw:polygon draw:style-name="gr36" draw:text-style-name="P8" draw:layer="layout" svg:width="0.03cm" svg:height="0.374cm" svg:x="34.345cm" svg:y="15.715cm" svg:viewBox="0 0 31 375" draw:points="0,375 31,375 31,0 0,0">
          <text:p/>
        </draw:polygon>
        <draw:polygon draw:style-name="gr37" draw:text-style-name="P9" draw:layer="layout" svg:width="0.029cm" svg:height="0.374cm" svg:x="34.375cm" svg:y="15.715cm" svg:viewBox="0 0 30 375" draw:points="0,375 30,375 30,0 0,0">
          <text:p/>
        </draw:polygon>
        <draw:polygon draw:style-name="gr38" draw:text-style-name="P10" draw:layer="layout" svg:width="0.029cm" svg:height="0.374cm" svg:x="34.404cm" svg:y="15.715cm" svg:viewBox="0 0 30 375" draw:points="0,375 30,375 30,0 0,0">
          <text:p/>
        </draw:polygon>
        <draw:polygon draw:style-name="gr37" draw:text-style-name="P9" draw:layer="layout" svg:width="0.029cm" svg:height="0.374cm" svg:x="34.433cm" svg:y="15.715cm" svg:viewBox="0 0 30 375" draw:points="0,375 30,375 30,0 0,0">
          <text:p/>
        </draw:polygon>
        <draw:polygon draw:style-name="gr35" draw:text-style-name="P7" draw:layer="layout" svg:width="0.029cm" svg:height="0.374cm" svg:x="34.464cm" svg:y="15.715cm" svg:viewBox="0 0 30 375" draw:points="0,375 30,375 30,0 0,0">
          <text:p/>
        </draw:polygon>
        <draw:polygon draw:style-name="gr37" draw:text-style-name="P9" draw:layer="layout" svg:width="0.029cm" svg:height="0.374cm" svg:x="34.493cm" svg:y="15.715cm" svg:viewBox="0 0 30 375" draw:points="0,375 30,375 30,0 0,0">
          <text:p/>
        </draw:polygon>
        <draw:polygon draw:style-name="gr35" draw:text-style-name="P7" draw:layer="layout" svg:width="0.029cm" svg:height="0.374cm" svg:x="34.522cm" svg:y="15.715cm" svg:viewBox="0 0 30 375" draw:points="0,375 30,375 30,0 0,0">
          <text:p/>
        </draw:polygon>
        <draw:polygon draw:style-name="gr37" draw:text-style-name="P9" draw:layer="layout" svg:width="0.029cm" svg:height="0.374cm" svg:x="34.551cm" svg:y="15.715cm" svg:viewBox="0 0 30 375" draw:points="0,375 30,375 30,0 0,0">
          <text:p/>
        </draw:polygon>
        <draw:polygon draw:style-name="gr36" draw:text-style-name="P8" draw:layer="layout" svg:width="0.029cm" svg:height="0.374cm" svg:x="34.581cm" svg:y="15.715cm" svg:viewBox="0 0 30 375" draw:points="0,375 30,375 30,0 0,0">
          <text:p/>
        </draw:polygon>
        <draw:polygon draw:style-name="gr37" draw:text-style-name="P9" draw:layer="layout" svg:width="0.029cm" svg:height="0.374cm" svg:x="34.611cm" svg:y="15.715cm" svg:viewBox="0 0 30 375" draw:points="0,375 30,375 30,0 0,0">
          <text:p/>
        </draw:polygon>
        <draw:polygon draw:style-name="gr37" draw:text-style-name="P9" draw:layer="layout" svg:width="0.029cm" svg:height="0.374cm" svg:x="34.64cm" svg:y="15.715cm" svg:viewBox="0 0 30 375" draw:points="0,375 30,375 30,0 0,0">
          <text:p/>
        </draw:polygon>
        <draw:polygon draw:style-name="gr36" draw:text-style-name="P8" draw:layer="layout" svg:width="0.029cm" svg:height="0.374cm" svg:x="34.669cm" svg:y="15.715cm" svg:viewBox="0 0 30 375" draw:points="0,375 30,375 30,0 0,0">
          <text:p/>
        </draw:polygon>
        <draw:polygon draw:style-name="gr37" draw:text-style-name="P9" draw:layer="layout" svg:width="0.029cm" svg:height="0.374cm" svg:x="34.699cm" svg:y="15.715cm" svg:viewBox="0 0 30 375" draw:points="0,375 30,375 30,0 0,0">
          <text:p/>
        </draw:polygon>
        <draw:polygon draw:style-name="gr37" draw:text-style-name="P9" draw:layer="layout" svg:width="0.029cm" svg:height="0.374cm" svg:x="34.728cm" svg:y="15.715cm" svg:viewBox="0 0 30 375" draw:points="0,375 30,375 30,0 0,0">
          <text:p/>
        </draw:polygon>
        <draw:polygon draw:style-name="gr38" draw:text-style-name="P10" draw:layer="layout" svg:width="0.029cm" svg:height="0.374cm" svg:x="34.757cm" svg:y="15.715cm" svg:viewBox="0 0 30 375" draw:points="0,375 30,375 30,0 0,0">
          <text:p/>
        </draw:polygon>
        <draw:polygon draw:style-name="gr36" draw:text-style-name="P8" draw:layer="layout" svg:width="0.03cm" svg:height="0.374cm" svg:x="34.787cm" svg:y="15.715cm" svg:viewBox="0 0 31 375" draw:points="0,375 31,375 31,0 0,0">
          <text:p/>
        </draw:polygon>
        <draw:polygon draw:style-name="gr35" draw:text-style-name="P7" draw:layer="layout" svg:width="0.029cm" svg:height="0.374cm" svg:x="34.817cm" svg:y="15.715cm" svg:viewBox="0 0 30 375" draw:points="0,375 30,375 30,0 0,0">
          <text:p/>
        </draw:polygon>
        <draw:polygon draw:style-name="gr35" draw:text-style-name="P7" draw:layer="layout" svg:width="0.029cm" svg:height="0.374cm" svg:x="34.846cm" svg:y="15.715cm" svg:viewBox="0 0 30 375" draw:points="0,375 30,375 30,0 0,0">
          <text:p/>
        </draw:polygon>
        <draw:polygon draw:style-name="gr35" draw:text-style-name="P7" draw:layer="layout" svg:width="0.029cm" svg:height="0.374cm" svg:x="34.875cm" svg:y="15.715cm" svg:viewBox="0 0 30 375" draw:points="0,375 30,375 30,0 0,0">
          <text:p/>
        </draw:polygon>
        <draw:polygon draw:style-name="gr37" draw:text-style-name="P9" draw:layer="layout" svg:width="0.029cm" svg:height="0.374cm" svg:x="34.964cm" svg:y="15.715cm" svg:viewBox="0 0 30 375" draw:points="0,375 30,375 30,0 0,0">
          <text:p/>
        </draw:polygon>
        <draw:polygon draw:style-name="gr36" draw:text-style-name="P8" draw:layer="layout" svg:width="0.029cm" svg:height="0.374cm" svg:x="34.993cm" svg:y="15.715cm" svg:viewBox="0 0 30 375" draw:points="0,375 30,375 30,0 0,0">
          <text:p/>
        </draw:polygon>
        <draw:polygon draw:style-name="gr35" draw:text-style-name="P7" draw:layer="layout" svg:width="0.029cm" svg:height="0.374cm" svg:x="35.023cm" svg:y="15.715cm" svg:viewBox="0 0 30 375" draw:points="0,375 30,375 30,0 0,0">
          <text:p/>
        </draw:polygon>
        <draw:polygon draw:style-name="gr36" draw:text-style-name="P8" draw:layer="layout" svg:width="0.029cm" svg:height="0.374cm" svg:x="35.052cm" svg:y="15.715cm" svg:viewBox="0 0 30 375" draw:points="0,375 30,375 30,0 0,0">
          <text:p/>
        </draw:polygon>
        <draw:polygon draw:style-name="gr38" draw:text-style-name="P10" draw:layer="layout" svg:width="0.029cm" svg:height="0.374cm" svg:x="35.081cm" svg:y="15.715cm" svg:viewBox="0 0 30 375" draw:points="0,375 30,375 30,0 0,0">
          <text:p/>
        </draw:polygon>
        <draw:polygon draw:style-name="gr38" draw:text-style-name="P10" draw:layer="layout" svg:width="0.029cm" svg:height="0.374cm" svg:x="35.111cm" svg:y="15.715cm" svg:viewBox="0 0 30 375" draw:points="0,375 30,375 30,0 0,0">
          <text:p/>
        </draw:polygon>
        <draw:polygon draw:style-name="gr38" draw:text-style-name="P10" draw:layer="layout" svg:width="0.029cm" svg:height="0.374cm" svg:x="35.141cm" svg:y="15.715cm" svg:viewBox="0 0 30 375" draw:points="0,375 30,375 30,0 0,0">
          <text:p/>
        </draw:polygon>
        <draw:polygon draw:style-name="gr37" draw:text-style-name="P9" draw:layer="layout" svg:width="0.029cm" svg:height="0.374cm" svg:x="35.17cm" svg:y="15.715cm" svg:viewBox="0 0 30 375" draw:points="0,375 30,375 30,0 0,0">
          <text:p/>
        </draw:polygon>
        <draw:polygon draw:style-name="gr35" draw:text-style-name="P7" draw:layer="layout" svg:width="0.03cm" svg:height="0.374cm" svg:x="34.741cm" svg:y="15.715cm" svg:viewBox="0 0 31 375" draw:points="0,375 31,375 31,0 0,0">
          <text:p/>
        </draw:polygon>
        <draw:polygon draw:style-name="gr35" draw:text-style-name="P7" draw:layer="layout" svg:width="0.028cm" svg:height="0.374cm" svg:x="34.771cm" svg:y="15.715cm" svg:viewBox="0 0 29 375" draw:points="0,375 29,375 29,0 0,0">
          <text:p/>
        </draw:polygon>
        <draw:polygon draw:style-name="gr35" draw:text-style-name="P7" draw:layer="layout" svg:width="0.026cm" svg:height="0.374cm" svg:x="18.95cm" svg:y="14.966cm" svg:viewBox="0 0 27 375" draw:points="0,375 27,375 27,0 0,0">
          <text:p/>
        </draw:polygon>
        <draw:polygon draw:style-name="gr36" draw:text-style-name="P8" draw:layer="layout" svg:width="0.026cm" svg:height="0.374cm" svg:x="18.978cm" svg:y="14.966cm" svg:viewBox="0 0 27 375" draw:points="0,375 27,375 27,0 0,0">
          <text:p/>
        </draw:polygon>
        <draw:polygon draw:style-name="gr37" draw:text-style-name="P9" draw:layer="layout" svg:width="0.026cm" svg:height="0.374cm" svg:x="19.004cm" svg:y="14.966cm" svg:viewBox="0 0 27 375" draw:points="0,375 27,375 27,0 0,0">
          <text:p/>
        </draw:polygon>
        <draw:polygon draw:style-name="gr38" draw:text-style-name="P10" draw:layer="layout" svg:width="0.029cm" svg:height="0.374cm" svg:x="19.031cm" svg:y="14.966cm" svg:viewBox="0 0 30 375" draw:points="0,375 30,375 30,0 0,0">
          <text:p/>
        </draw:polygon>
        <draw:polygon draw:style-name="gr37" draw:text-style-name="P9" draw:layer="layout" svg:width="0.029cm" svg:height="0.374cm" svg:x="19.06cm" svg:y="14.966cm" svg:viewBox="0 0 30 375" draw:points="0,375 30,375 30,0 0,0">
          <text:p/>
        </draw:polygon>
        <draw:polygon draw:style-name="gr38" draw:text-style-name="P10" draw:layer="layout" svg:width="0.029cm" svg:height="0.374cm" svg:x="19.09cm" svg:y="14.966cm" svg:viewBox="0 0 30 375" draw:points="0,375 30,375 30,0 0,0">
          <text:p/>
        </draw:polygon>
        <draw:polygon draw:style-name="gr38" draw:text-style-name="P10" draw:layer="layout" svg:width="0.029cm" svg:height="0.374cm" svg:x="19.119cm" svg:y="14.966cm" svg:viewBox="0 0 30 375" draw:points="0,375 30,375 30,0 0,0">
          <text:p/>
        </draw:polygon>
        <draw:polygon draw:style-name="gr40" draw:text-style-name="P12" draw:layer="layout" svg:width="0.029cm" svg:height="0.374cm" svg:x="19.148cm" svg:y="14.966cm" svg:viewBox="0 0 30 375" draw:points="0,375 30,375 30,0 0,0">
          <text:p/>
        </draw:polygon>
        <draw:polygon draw:style-name="gr38" draw:text-style-name="P10" draw:layer="layout" svg:width="0.029cm" svg:height="0.374cm" svg:x="19.177cm" svg:y="14.966cm" svg:viewBox="0 0 30 375" draw:points="0,375 30,375 30,0 0,0">
          <text:p/>
        </draw:polygon>
        <draw:polygon draw:style-name="gr38" draw:text-style-name="P10" draw:layer="layout" svg:width="0.03cm" svg:height="0.374cm" svg:x="19.207cm" svg:y="14.966cm" svg:viewBox="0 0 31 375" draw:points="0,375 31,375 31,0 0,0">
          <text:p/>
        </draw:polygon>
        <draw:polygon draw:style-name="gr36" draw:text-style-name="P8" draw:layer="layout" svg:width="0.029cm" svg:height="0.374cm" svg:x="19.237cm" svg:y="14.966cm" svg:viewBox="0 0 30 375" draw:points="0,375 30,375 30,0 0,0">
          <text:p/>
        </draw:polygon>
        <draw:polygon draw:style-name="gr37" draw:text-style-name="P9" draw:layer="layout" svg:width="0.029cm" svg:height="0.374cm" svg:x="19.266cm" svg:y="14.966cm" svg:viewBox="0 0 30 375" draw:points="0,375 30,375 30,0 0,0">
          <text:p/>
        </draw:polygon>
        <draw:polygon draw:style-name="gr37" draw:text-style-name="P9" draw:layer="layout" svg:width="0.03cm" svg:height="0.374cm" svg:x="19.295cm" svg:y="14.966cm" svg:viewBox="0 0 31 375" draw:points="0,375 31,375 31,0 0,0">
          <text:p/>
        </draw:polygon>
        <draw:polygon draw:style-name="gr37" draw:text-style-name="P9" draw:layer="layout" svg:width="0.029cm" svg:height="0.374cm" svg:x="19.325cm" svg:y="14.966cm" svg:viewBox="0 0 30 375" draw:points="0,375 30,375 30,0 0,0">
          <text:p/>
        </draw:polygon>
        <draw:polygon draw:style-name="gr36" draw:text-style-name="P8" draw:layer="layout" svg:width="0.029cm" svg:height="0.374cm" svg:x="19.355cm" svg:y="14.966cm" svg:viewBox="0 0 30 375" draw:points="0,375 30,375 30,0 0,0">
          <text:p/>
        </draw:polygon>
        <draw:polygon draw:style-name="gr36" draw:text-style-name="P8" draw:layer="layout" svg:width="0.029cm" svg:height="0.374cm" svg:x="19.384cm" svg:y="14.966cm" svg:viewBox="0 0 30 375" draw:points="0,375 30,375 30,0 0,0">
          <text:p/>
        </draw:polygon>
        <draw:polygon draw:style-name="gr37" draw:text-style-name="P9" draw:layer="layout" svg:width="0.029cm" svg:height="0.374cm" svg:x="19.414cm" svg:y="14.966cm" svg:viewBox="0 0 30 375" draw:points="0,375 30,375 30,0 0,0">
          <text:p/>
        </draw:polygon>
        <draw:polygon draw:style-name="gr38" draw:text-style-name="P10" draw:layer="layout" svg:width="0.029cm" svg:height="0.374cm" svg:x="19.472cm" svg:y="14.966cm" svg:viewBox="0 0 30 375" draw:points="0,375 30,375 30,0 0,0">
          <text:p/>
        </draw:polygon>
        <draw:polygon draw:style-name="gr38" draw:text-style-name="P10" draw:layer="layout" svg:width="0.029cm" svg:height="0.374cm" svg:x="19.501cm" svg:y="14.966cm" svg:viewBox="0 0 30 375" draw:points="0,375 30,375 30,0 0,0">
          <text:p/>
        </draw:polygon>
        <draw:polygon draw:style-name="gr37" draw:text-style-name="P9" draw:layer="layout" svg:width="0.029cm" svg:height="0.374cm" svg:x="19.532cm" svg:y="14.966cm" svg:viewBox="0 0 30 375" draw:points="0,375 30,375 30,0 0,0">
          <text:p/>
        </draw:polygon>
        <draw:polygon draw:style-name="gr37" draw:text-style-name="P9" draw:layer="layout" svg:width="0.029cm" svg:height="0.374cm" svg:x="19.561cm" svg:y="14.966cm" svg:viewBox="0 0 30 375" draw:points="0,375 30,375 30,0 0,0">
          <text:p/>
        </draw:polygon>
        <draw:polygon draw:style-name="gr37" draw:text-style-name="P9" draw:layer="layout" svg:width="0.029cm" svg:height="0.374cm" svg:x="19.59cm" svg:y="14.966cm" svg:viewBox="0 0 30 375" draw:points="0,375 30,375 30,0 0,0">
          <text:p/>
        </draw:polygon>
        <draw:polygon draw:style-name="gr38" draw:text-style-name="P10" draw:layer="layout" svg:width="0.029cm" svg:height="0.374cm" svg:x="19.619cm" svg:y="14.966cm" svg:viewBox="0 0 30 375" draw:points="0,375 30,375 30,0 0,0">
          <text:p/>
        </draw:polygon>
        <draw:polygon draw:style-name="gr36" draw:text-style-name="P8" draw:layer="layout" svg:width="0.029cm" svg:height="0.374cm" svg:x="19.649cm" svg:y="14.966cm" svg:viewBox="0 0 30 375" draw:points="0,375 30,375 30,0 0,0">
          <text:p/>
        </draw:polygon>
        <draw:polygon draw:style-name="gr37" draw:text-style-name="P9" draw:layer="layout" svg:width="0.029cm" svg:height="0.374cm" svg:x="19.679cm" svg:y="14.966cm" svg:viewBox="0 0 30 375" draw:points="0,375 30,375 30,0 0,0">
          <text:p/>
        </draw:polygon>
        <draw:polygon draw:style-name="gr37" draw:text-style-name="P9" draw:layer="layout" svg:width="0.03cm" svg:height="0.374cm" svg:x="19.708cm" svg:y="14.966cm" svg:viewBox="0 0 31 375" draw:points="0,375 31,375 31,0 0,0">
          <text:p/>
        </draw:polygon>
        <draw:polygon draw:style-name="gr36" draw:text-style-name="P8" draw:layer="layout" svg:width="0.029cm" svg:height="0.374cm" svg:x="19.738cm" svg:y="14.966cm" svg:viewBox="0 0 30 375" draw:points="0,375 30,375 30,0 0,0">
          <text:p/>
        </draw:polygon>
        <draw:polygon draw:style-name="gr36" draw:text-style-name="P8" draw:layer="layout" svg:width="0.029cm" svg:height="0.374cm" svg:x="19.767cm" svg:y="14.966cm" svg:viewBox="0 0 30 375" draw:points="0,375 30,375 30,0 0,0">
          <text:p/>
        </draw:polygon>
        <draw:polygon draw:style-name="gr36" draw:text-style-name="P8" draw:layer="layout" svg:width="0.029cm" svg:height="0.374cm" svg:x="19.796cm" svg:y="14.966cm" svg:viewBox="0 0 30 375" draw:points="0,375 30,375 30,0 0,0">
          <text:p/>
        </draw:polygon>
        <draw:polygon draw:style-name="gr38" draw:text-style-name="P10" draw:layer="layout" svg:width="0.029cm" svg:height="0.374cm" svg:x="19.825cm" svg:y="14.966cm" svg:viewBox="0 0 30 375" draw:points="0,375 30,375 30,0 0,0">
          <text:p/>
        </draw:polygon>
        <draw:polygon draw:style-name="gr37" draw:text-style-name="P9" draw:layer="layout" svg:width="0.029cm" svg:height="0.374cm" svg:x="19.856cm" svg:y="14.966cm" svg:viewBox="0 0 30 375" draw:points="0,375 30,375 30,0 0,0">
          <text:p/>
        </draw:polygon>
        <draw:polygon draw:style-name="gr36" draw:text-style-name="P8" draw:layer="layout" svg:width="0.029cm" svg:height="0.374cm" svg:x="19.885cm" svg:y="14.966cm" svg:viewBox="0 0 30 375" draw:points="0,375 30,375 30,0 0,0">
          <text:p/>
        </draw:polygon>
        <draw:polygon draw:style-name="gr35" draw:text-style-name="P7" draw:layer="layout" svg:width="0.029cm" svg:height="0.374cm" svg:x="19.914cm" svg:y="14.966cm" svg:viewBox="0 0 30 375" draw:points="0,375 30,375 30,0 0,0">
          <text:p/>
        </draw:polygon>
        <draw:polygon draw:style-name="gr36" draw:text-style-name="P8" draw:layer="layout" svg:width="0.029cm" svg:height="0.374cm" svg:x="19.943cm" svg:y="14.966cm" svg:viewBox="0 0 30 375" draw:points="0,375 30,375 30,0 0,0">
          <text:p/>
        </draw:polygon>
        <draw:polygon draw:style-name="gr36" draw:text-style-name="P8" draw:layer="layout" svg:width="0.029cm" svg:height="0.374cm" svg:x="19.973cm" svg:y="14.966cm" svg:viewBox="0 0 30 375" draw:points="0,375 30,375 30,0 0,0">
          <text:p/>
        </draw:polygon>
        <draw:polygon draw:style-name="gr37" draw:text-style-name="P9" draw:layer="layout" svg:width="0.029cm" svg:height="0.374cm" svg:x="20.003cm" svg:y="14.966cm" svg:viewBox="0 0 30 375" draw:points="0,375 30,375 30,0 0,0">
          <text:p/>
        </draw:polygon>
        <draw:polygon draw:style-name="gr37" draw:text-style-name="P9" draw:layer="layout" svg:width="0.029cm" svg:height="0.374cm" svg:x="20.032cm" svg:y="14.966cm" svg:viewBox="0 0 30 375" draw:points="0,375 30,375 30,0 0,0">
          <text:p/>
        </draw:polygon>
        <draw:polygon draw:style-name="gr36" draw:text-style-name="P8" draw:layer="layout" svg:width="0.03cm" svg:height="0.374cm" svg:x="20.061cm" svg:y="14.966cm" svg:viewBox="0 0 31 375" draw:points="0,375 31,375 31,0 0,0">
          <text:p/>
        </draw:polygon>
        <draw:polygon draw:style-name="gr37" draw:text-style-name="P9" draw:layer="layout" svg:width="0.029cm" svg:height="0.374cm" svg:x="20.091cm" svg:y="14.966cm" svg:viewBox="0 0 30 375" draw:points="0,375 30,375 30,0 0,0">
          <text:p/>
        </draw:polygon>
        <draw:polygon draw:style-name="gr37" draw:text-style-name="P9" draw:layer="layout" svg:width="0.029cm" svg:height="0.374cm" svg:x="20.12cm" svg:y="14.966cm" svg:viewBox="0 0 30 375" draw:points="0,375 30,375 30,0 0,0">
          <text:p/>
        </draw:polygon>
        <draw:polygon draw:style-name="gr35" draw:text-style-name="P7" draw:layer="layout" svg:width="0.03cm" svg:height="0.374cm" svg:x="20.149cm" svg:y="14.966cm" svg:viewBox="0 0 31 375" draw:points="0,375 31,375 31,0 0,0">
          <text:p/>
        </draw:polygon>
        <draw:polygon draw:style-name="gr37" draw:text-style-name="P9" draw:layer="layout" svg:width="0.029cm" svg:height="0.374cm" svg:x="20.18cm" svg:y="14.966cm" svg:viewBox="0 0 30 375" draw:points="0,375 30,375 30,0 0,0">
          <text:p/>
        </draw:polygon>
        <draw:polygon draw:style-name="gr35" draw:text-style-name="P7" draw:layer="layout" svg:width="0.029cm" svg:height="0.374cm" svg:x="20.209cm" svg:y="14.966cm" svg:viewBox="0 0 30 375" draw:points="0,375 30,375 30,0 0,0">
          <text:p/>
        </draw:polygon>
        <draw:polygon draw:style-name="gr36" draw:text-style-name="P8" draw:layer="layout" svg:width="0.029cm" svg:height="0.374cm" svg:x="20.238cm" svg:y="14.966cm" svg:viewBox="0 0 30 375" draw:points="0,375 30,375 30,0 0,0">
          <text:p/>
        </draw:polygon>
        <draw:polygon draw:style-name="gr37" draw:text-style-name="P9" draw:layer="layout" svg:width="0.029cm" svg:height="0.374cm" svg:x="20.267cm" svg:y="14.966cm" svg:viewBox="0 0 30 375" draw:points="0,375 30,375 30,0 0,0">
          <text:p/>
        </draw:polygon>
        <draw:polygon draw:style-name="gr36" draw:text-style-name="P8" draw:layer="layout" svg:width="0.029cm" svg:height="0.374cm" svg:x="20.297cm" svg:y="14.966cm" svg:viewBox="0 0 30 375" draw:points="0,375 30,375 30,0 0,0">
          <text:p/>
        </draw:polygon>
        <draw:polygon draw:style-name="gr36" draw:text-style-name="P8" draw:layer="layout" svg:width="0.029cm" svg:height="0.374cm" svg:x="20.326cm" svg:y="14.966cm" svg:viewBox="0 0 30 375" draw:points="0,375 30,375 30,0 0,0">
          <text:p/>
        </draw:polygon>
        <draw:polygon draw:style-name="gr37" draw:text-style-name="P9" draw:layer="layout" svg:width="0.029cm" svg:height="0.374cm" svg:x="20.356cm" svg:y="14.966cm" svg:viewBox="0 0 30 375" draw:points="0,375 30,375 30,0 0,0">
          <text:p/>
        </draw:polygon>
        <draw:polygon draw:style-name="gr38" draw:text-style-name="P10" draw:layer="layout" svg:width="0.029cm" svg:height="0.374cm" svg:x="20.385cm" svg:y="14.966cm" svg:viewBox="0 0 30 375" draw:points="0,375 30,375 30,0 0,0">
          <text:p/>
        </draw:polygon>
        <draw:polygon draw:style-name="gr37" draw:text-style-name="P9" draw:layer="layout" svg:width="0.029cm" svg:height="0.374cm" svg:x="20.415cm" svg:y="14.966cm" svg:viewBox="0 0 30 375" draw:points="0,375 30,375 30,0 0,0">
          <text:p/>
        </draw:polygon>
        <draw:polygon draw:style-name="gr35" draw:text-style-name="P7" draw:layer="layout" svg:width="0.029cm" svg:height="0.374cm" svg:x="20.444cm" svg:y="14.966cm" svg:viewBox="0 0 30 375" draw:points="0,375 30,375 30,0 0,0">
          <text:p/>
        </draw:polygon>
        <draw:polygon draw:style-name="gr38" draw:text-style-name="P10" draw:layer="layout" svg:width="0.029cm" svg:height="0.374cm" svg:x="20.473cm" svg:y="14.966cm" svg:viewBox="0 0 30 375" draw:points="0,375 30,375 30,0 0,0">
          <text:p/>
        </draw:polygon>
        <draw:polygon draw:style-name="gr37" draw:text-style-name="P9" draw:layer="layout" svg:width="0.03cm" svg:height="0.374cm" svg:x="20.502cm" svg:y="14.966cm" svg:viewBox="0 0 31 375" draw:points="0,375 31,375 31,0 0,0">
          <text:p/>
        </draw:polygon>
        <draw:polygon draw:style-name="gr36" draw:text-style-name="P8" draw:layer="layout" svg:width="0.029cm" svg:height="0.374cm" svg:x="20.533cm" svg:y="14.966cm" svg:viewBox="0 0 30 375" draw:points="0,375 30,375 30,0 0,0">
          <text:p/>
        </draw:polygon>
        <draw:polygon draw:style-name="gr37" draw:text-style-name="P9" draw:layer="layout" svg:width="0.029cm" svg:height="0.374cm" svg:x="20.562cm" svg:y="14.966cm" svg:viewBox="0 0 30 375" draw:points="0,375 30,375 30,0 0,0">
          <text:p/>
        </draw:polygon>
        <draw:polygon draw:style-name="gr37" draw:text-style-name="P9" draw:layer="layout" svg:width="0.029cm" svg:height="0.374cm" svg:x="20.592cm" svg:y="14.966cm" svg:viewBox="0 0 30 375" draw:points="0,375 30,375 30,0 0,0">
          <text:p/>
        </draw:polygon>
        <draw:polygon draw:style-name="gr37" draw:text-style-name="P9" draw:layer="layout" svg:width="0.029cm" svg:height="0.374cm" svg:x="20.621cm" svg:y="14.966cm" svg:viewBox="0 0 30 375" draw:points="0,375 30,375 30,0 0,0">
          <text:p/>
        </draw:polygon>
        <draw:polygon draw:style-name="gr36" draw:text-style-name="P8" draw:layer="layout" svg:width="0.029cm" svg:height="0.374cm" svg:x="20.65cm" svg:y="14.966cm" svg:viewBox="0 0 30 375" draw:points="0,375 30,375 30,0 0,0">
          <text:p/>
        </draw:polygon>
        <draw:polygon draw:style-name="gr38" draw:text-style-name="P10" draw:layer="layout" svg:width="0.029cm" svg:height="0.374cm" svg:x="20.68cm" svg:y="14.966cm" svg:viewBox="0 0 30 375" draw:points="0,375 30,375 30,0 0,0">
          <text:p/>
        </draw:polygon>
        <draw:polygon draw:style-name="gr36" draw:text-style-name="P8" draw:layer="layout" svg:width="0.029cm" svg:height="0.374cm" svg:x="20.71cm" svg:y="14.966cm" svg:viewBox="0 0 30 375" draw:points="0,375 30,375 30,0 0,0">
          <text:p/>
        </draw:polygon>
        <draw:polygon draw:style-name="gr36" draw:text-style-name="P8" draw:layer="layout" svg:width="0.029cm" svg:height="0.374cm" svg:x="20.739cm" svg:y="14.966cm" svg:viewBox="0 0 30 375" draw:points="0,375 30,375 30,0 0,0">
          <text:p/>
        </draw:polygon>
        <draw:polygon draw:style-name="gr36" draw:text-style-name="P8" draw:layer="layout" svg:width="0.029cm" svg:height="0.374cm" svg:x="20.768cm" svg:y="14.966cm" svg:viewBox="0 0 30 375" draw:points="0,375 30,375 30,0 0,0">
          <text:p/>
        </draw:polygon>
        <draw:polygon draw:style-name="gr37" draw:text-style-name="P9" draw:layer="layout" svg:width="0.03cm" svg:height="0.374cm" svg:x="20.826cm" svg:y="14.966cm" svg:viewBox="0 0 31 375" draw:points="0,375 31,375 31,0 0,0">
          <text:p/>
        </draw:polygon>
        <draw:polygon draw:style-name="gr35" draw:text-style-name="P7" draw:layer="layout" svg:width="0.029cm" svg:height="0.374cm" svg:x="20.857cm" svg:y="14.966cm" svg:viewBox="0 0 30 375" draw:points="0,375 30,375 30,0 0,0">
          <text:p/>
        </draw:polygon>
        <draw:polygon draw:style-name="gr36" draw:text-style-name="P8" draw:layer="layout" svg:width="0.029cm" svg:height="0.374cm" svg:x="20.886cm" svg:y="14.966cm" svg:viewBox="0 0 30 375" draw:points="0,375 30,375 30,0 0,0">
          <text:p/>
        </draw:polygon>
        <draw:polygon draw:style-name="gr37" draw:text-style-name="P9" draw:layer="layout" svg:width="0.03cm" svg:height="0.374cm" svg:x="20.915cm" svg:y="14.966cm" svg:viewBox="0 0 31 375" draw:points="0,375 31,375 31,0 0,0">
          <text:p/>
        </draw:polygon>
        <draw:polygon draw:style-name="gr36" draw:text-style-name="P8" draw:layer="layout" svg:width="0.029cm" svg:height="0.374cm" svg:x="20.945cm" svg:y="14.966cm" svg:viewBox="0 0 30 375" draw:points="0,375 30,375 30,0 0,0">
          <text:p/>
        </draw:polygon>
        <draw:polygon draw:style-name="gr37" draw:text-style-name="P9" draw:layer="layout" svg:width="0.029cm" svg:height="0.374cm" svg:x="20.974cm" svg:y="14.966cm" svg:viewBox="0 0 30 375" draw:points="0,375 30,375 30,0 0,0">
          <text:p/>
        </draw:polygon>
        <draw:polygon draw:style-name="gr36" draw:text-style-name="P8" draw:layer="layout" svg:width="0.029cm" svg:height="0.374cm" svg:x="21.004cm" svg:y="14.966cm" svg:viewBox="0 0 30 375" draw:points="0,375 30,375 30,0 0,0">
          <text:p/>
        </draw:polygon>
        <draw:polygon draw:style-name="gr36" draw:text-style-name="P8" draw:layer="layout" svg:width="0.029cm" svg:height="0.374cm" svg:x="21.034cm" svg:y="14.966cm" svg:viewBox="0 0 30 375" draw:points="0,375 30,375 30,0 0,0">
          <text:p/>
        </draw:polygon>
        <draw:polygon draw:style-name="gr38" draw:text-style-name="P10" draw:layer="layout" svg:width="0.029cm" svg:height="0.374cm" svg:x="21.063cm" svg:y="14.966cm" svg:viewBox="0 0 30 375" draw:points="0,375 30,375 30,0 0,0">
          <text:p/>
        </draw:polygon>
        <draw:polygon draw:style-name="gr38" draw:text-style-name="P10" draw:layer="layout" svg:width="0.029cm" svg:height="0.374cm" svg:x="21.092cm" svg:y="14.966cm" svg:viewBox="0 0 30 375" draw:points="0,375 30,375 30,0 0,0">
          <text:p/>
        </draw:polygon>
        <draw:polygon draw:style-name="gr36" draw:text-style-name="P8" draw:layer="layout" svg:width="0.029cm" svg:height="0.374cm" svg:x="21.121cm" svg:y="14.966cm" svg:viewBox="0 0 30 375" draw:points="0,375 30,375 30,0 0,0">
          <text:p/>
        </draw:polygon>
        <draw:polygon draw:style-name="gr36" draw:text-style-name="P8" draw:layer="layout" svg:width="0.029cm" svg:height="0.374cm" svg:x="21.152cm" svg:y="14.966cm" svg:viewBox="0 0 30 375" draw:points="0,375 30,375 30,0 0,0">
          <text:p/>
        </draw:polygon>
        <draw:polygon draw:style-name="gr35" draw:text-style-name="P7" draw:layer="layout" svg:width="0.029cm" svg:height="0.374cm" svg:x="21.181cm" svg:y="14.966cm" svg:viewBox="0 0 30 375" draw:points="0,375 30,375 30,0 0,0">
          <text:p/>
        </draw:polygon>
        <draw:polygon draw:style-name="gr36" draw:text-style-name="P8" draw:layer="layout" svg:width="0.029cm" svg:height="0.374cm" svg:x="21.21cm" svg:y="14.966cm" svg:viewBox="0 0 30 375" draw:points="0,375 30,375 30,0 0,0">
          <text:p/>
        </draw:polygon>
        <draw:polygon draw:style-name="gr35" draw:text-style-name="P7" draw:layer="layout" svg:width="0.029cm" svg:height="0.374cm" svg:x="21.239cm" svg:y="14.966cm" svg:viewBox="0 0 30 375" draw:points="0,375 30,375 30,0 0,0">
          <text:p/>
        </draw:polygon>
        <draw:polygon draw:style-name="gr36" draw:text-style-name="P8" draw:layer="layout" svg:width="0.029cm" svg:height="0.374cm" svg:x="21.269cm" svg:y="14.966cm" svg:viewBox="0 0 30 375" draw:points="0,375 30,375 30,0 0,0">
          <text:p/>
        </draw:polygon>
        <draw:polygon draw:style-name="gr36" draw:text-style-name="P8" draw:layer="layout" svg:width="0.029cm" svg:height="0.374cm" svg:x="21.298cm" svg:y="14.966cm" svg:viewBox="0 0 30 375" draw:points="0,375 30,375 30,0 0,0">
          <text:p/>
        </draw:polygon>
        <draw:polygon draw:style-name="gr35" draw:text-style-name="P7" draw:layer="layout" svg:width="0.029cm" svg:height="0.374cm" svg:x="21.328cm" svg:y="14.966cm" svg:viewBox="0 0 30 375" draw:points="0,375 30,375 30,0 0,0">
          <text:p/>
        </draw:polygon>
        <draw:polygon draw:style-name="gr35" draw:text-style-name="P7" draw:layer="layout" svg:width="0.03cm" svg:height="0.374cm" svg:x="21.357cm" svg:y="14.966cm" svg:viewBox="0 0 31 375" draw:points="0,375 31,375 31,0 0,0">
          <text:p/>
        </draw:polygon>
        <draw:polygon draw:style-name="gr35" draw:text-style-name="P7" draw:layer="layout" svg:width="0.029cm" svg:height="0.374cm" svg:x="21.387cm" svg:y="14.966cm" svg:viewBox="0 0 30 375" draw:points="0,375 30,375 30,0 0,0">
          <text:p/>
        </draw:polygon>
        <draw:polygon draw:style-name="gr36" draw:text-style-name="P8" draw:layer="layout" svg:width="0.029cm" svg:height="0.374cm" svg:x="21.416cm" svg:y="14.966cm" svg:viewBox="0 0 30 375" draw:points="0,375 30,375 30,0 0,0">
          <text:p/>
        </draw:polygon>
        <draw:polygon draw:style-name="gr36" draw:text-style-name="P8" draw:layer="layout" svg:width="0.029cm" svg:height="0.374cm" svg:x="21.445cm" svg:y="14.966cm" svg:viewBox="0 0 30 375" draw:points="0,375 30,375 30,0 0,0">
          <text:p/>
        </draw:polygon>
        <draw:polygon draw:style-name="gr36" draw:text-style-name="P8" draw:layer="layout" svg:width="0.029cm" svg:height="0.374cm" svg:x="21.476cm" svg:y="14.966cm" svg:viewBox="0 0 30 375" draw:points="0,375 30,375 30,0 0,0">
          <text:p/>
        </draw:polygon>
        <draw:polygon draw:style-name="gr36" draw:text-style-name="P8" draw:layer="layout" svg:width="0.029cm" svg:height="0.374cm" svg:x="21.505cm" svg:y="14.966cm" svg:viewBox="0 0 30 375" draw:points="0,375 30,375 30,0 0,0">
          <text:p/>
        </draw:polygon>
        <draw:polygon draw:style-name="gr38" draw:text-style-name="P10" draw:layer="layout" svg:width="0.029cm" svg:height="0.374cm" svg:x="21.534cm" svg:y="14.966cm" svg:viewBox="0 0 30 375" draw:points="0,375 30,375 30,0 0,0">
          <text:p/>
        </draw:polygon>
        <draw:polygon draw:style-name="gr37" draw:text-style-name="P9" draw:layer="layout" svg:width="0.029cm" svg:height="0.374cm" svg:x="21.563cm" svg:y="14.966cm" svg:viewBox="0 0 30 375" draw:points="0,375 30,375 30,0 0,0">
          <text:p/>
        </draw:polygon>
        <draw:polygon draw:style-name="gr38" draw:text-style-name="P10" draw:layer="layout" svg:width="0.029cm" svg:height="0.374cm" svg:x="21.593cm" svg:y="14.966cm" svg:viewBox="0 0 30 375" draw:points="0,375 30,375 30,0 0,0">
          <text:p/>
        </draw:polygon>
        <draw:polygon draw:style-name="gr37" draw:text-style-name="P9" draw:layer="layout" svg:width="0.029cm" svg:height="0.374cm" svg:x="21.622cm" svg:y="14.966cm" svg:viewBox="0 0 30 375" draw:points="0,375 30,375 30,0 0,0">
          <text:p/>
        </draw:polygon>
        <draw:polygon draw:style-name="gr35" draw:text-style-name="P7" draw:layer="layout" svg:width="0.029cm" svg:height="0.374cm" svg:x="21.652cm" svg:y="14.966cm" svg:viewBox="0 0 30 375" draw:points="0,375 30,375 30,0 0,0">
          <text:p/>
        </draw:polygon>
        <draw:polygon draw:style-name="gr35" draw:text-style-name="P7" draw:layer="layout" svg:width="0.03cm" svg:height="0.374cm" svg:x="21.681cm" svg:y="14.966cm" svg:viewBox="0 0 31 375" draw:points="0,375 31,375 31,0 0,0">
          <text:p/>
        </draw:polygon>
        <draw:polygon draw:style-name="gr36" draw:text-style-name="P8" draw:layer="layout" svg:width="0.029cm" svg:height="0.374cm" svg:x="21.711cm" svg:y="14.966cm" svg:viewBox="0 0 30 375" draw:points="0,375 30,375 30,0 0,0">
          <text:p/>
        </draw:polygon>
        <draw:polygon draw:style-name="gr36" draw:text-style-name="P8" draw:layer="layout" svg:width="0.029cm" svg:height="0.374cm" svg:x="21.74cm" svg:y="14.966cm" svg:viewBox="0 0 30 375" draw:points="0,375 30,375 30,0 0,0">
          <text:p/>
        </draw:polygon>
        <draw:polygon draw:style-name="gr38" draw:text-style-name="P10" draw:layer="layout" svg:width="0.03cm" svg:height="0.374cm" svg:x="21.769cm" svg:y="14.966cm" svg:viewBox="0 0 31 375" draw:points="0,375 31,375 31,0 0,0">
          <text:p/>
        </draw:polygon>
        <draw:polygon draw:style-name="gr38" draw:text-style-name="P10" draw:layer="layout" svg:width="0.029cm" svg:height="0.374cm" svg:x="21.8cm" svg:y="14.966cm" svg:viewBox="0 0 30 375" draw:points="0,375 30,375 30,0 0,0">
          <text:p/>
        </draw:polygon>
        <draw:polygon draw:style-name="gr38" draw:text-style-name="P10" draw:layer="layout" svg:width="0.029cm" svg:height="0.374cm" svg:x="21.829cm" svg:y="14.966cm" svg:viewBox="0 0 30 375" draw:points="0,375 30,375 30,0 0,0">
          <text:p/>
        </draw:polygon>
        <draw:polygon draw:style-name="gr37" draw:text-style-name="P9" draw:layer="layout" svg:width="0.029cm" svg:height="0.374cm" svg:x="21.858cm" svg:y="14.966cm" svg:viewBox="0 0 30 375" draw:points="0,375 30,375 30,0 0,0">
          <text:p/>
        </draw:polygon>
        <draw:polygon draw:style-name="gr37" draw:text-style-name="P9" draw:layer="layout" svg:width="0.029cm" svg:height="0.374cm" svg:x="21.887cm" svg:y="14.966cm" svg:viewBox="0 0 30 375" draw:points="0,375 30,375 30,0 0,0">
          <text:p/>
        </draw:polygon>
        <draw:polygon draw:style-name="gr37" draw:text-style-name="P9" draw:layer="layout" svg:width="0.029cm" svg:height="0.374cm" svg:x="21.917cm" svg:y="14.966cm" svg:viewBox="0 0 30 375" draw:points="0,375 30,375 30,0 0,0">
          <text:p/>
        </draw:polygon>
        <draw:polygon draw:style-name="gr35" draw:text-style-name="P7" draw:layer="layout" svg:width="0.029cm" svg:height="0.374cm" svg:x="21.946cm" svg:y="14.966cm" svg:viewBox="0 0 30 375" draw:points="0,375 30,375 30,0 0,0">
          <text:p/>
        </draw:polygon>
        <draw:polygon draw:style-name="gr37" draw:text-style-name="P9" draw:layer="layout" svg:width="0.029cm" svg:height="0.374cm" svg:x="21.976cm" svg:y="14.966cm" svg:viewBox="0 0 30 375" draw:points="0,375 30,375 30,0 0,0">
          <text:p/>
        </draw:polygon>
        <draw:polygon draw:style-name="gr37" draw:text-style-name="P9" draw:layer="layout" svg:width="0.029cm" svg:height="0.374cm" svg:x="22.005cm" svg:y="14.966cm" svg:viewBox="0 0 30 375" draw:points="0,375 30,375 30,0 0,0">
          <text:p/>
        </draw:polygon>
        <draw:polygon draw:style-name="gr37" draw:text-style-name="P9" draw:layer="layout" svg:width="0.029cm" svg:height="0.374cm" svg:x="22.035cm" svg:y="14.966cm" svg:viewBox="0 0 30 375" draw:points="0,375 30,375 30,0 0,0">
          <text:p/>
        </draw:polygon>
        <draw:polygon draw:style-name="gr36" draw:text-style-name="P8" draw:layer="layout" svg:width="0.029cm" svg:height="0.374cm" svg:x="22.417cm" svg:y="14.966cm" svg:viewBox="0 0 30 375" draw:points="0,375 30,375 30,0 0,0">
          <text:p/>
        </draw:polygon>
        <draw:polygon draw:style-name="gr38" draw:text-style-name="P10" draw:layer="layout" svg:width="0.029cm" svg:height="0.374cm" svg:x="22.446cm" svg:y="14.966cm" svg:viewBox="0 0 30 375" draw:points="0,375 30,375 30,0 0,0">
          <text:p/>
        </draw:polygon>
        <draw:polygon draw:style-name="gr36" draw:text-style-name="P8" draw:layer="layout" svg:width="0.029cm" svg:height="0.374cm" svg:x="22.477cm" svg:y="14.966cm" svg:viewBox="0 0 30 375" draw:points="0,375 30,375 30,0 0,0">
          <text:p/>
        </draw:polygon>
        <draw:polygon draw:style-name="gr37" draw:text-style-name="P9" draw:layer="layout" svg:width="0.029cm" svg:height="0.374cm" svg:x="22.506cm" svg:y="14.966cm" svg:viewBox="0 0 30 375" draw:points="0,375 30,375 30,0 0,0">
          <text:p/>
        </draw:polygon>
        <draw:polygon draw:style-name="gr35" draw:text-style-name="P7" draw:layer="layout" svg:width="0.03cm" svg:height="0.374cm" svg:x="22.535cm" svg:y="14.966cm" svg:viewBox="0 0 31 375" draw:points="0,375 31,375 31,0 0,0">
          <text:p/>
        </draw:polygon>
        <draw:polygon draw:style-name="gr41" draw:text-style-name="P13" draw:layer="layout" svg:width="0.029cm" svg:height="0.374cm" svg:x="22.565cm" svg:y="14.966cm" svg:viewBox="0 0 30 375" draw:points="0,375 30,375 30,0 0,0">
          <text:p/>
        </draw:polygon>
        <draw:polygon draw:style-name="gr35" draw:text-style-name="P7" draw:layer="layout" svg:width="0.029cm" svg:height="0.374cm" svg:x="22.594cm" svg:y="14.966cm" svg:viewBox="0 0 30 375" draw:points="0,375 30,375 30,0 0,0">
          <text:p/>
        </draw:polygon>
        <draw:polygon draw:style-name="gr37" draw:text-style-name="P9" draw:layer="layout" svg:width="0.029cm" svg:height="0.374cm" svg:x="22.623cm" svg:y="14.966cm" svg:viewBox="0 0 30 375" draw:points="0,375 30,375 30,0 0,0">
          <text:p/>
        </draw:polygon>
        <draw:polygon draw:style-name="gr37" draw:text-style-name="P9" draw:layer="layout" svg:width="0.029cm" svg:height="0.374cm" svg:x="22.654cm" svg:y="14.966cm" svg:viewBox="0 0 30 375" draw:points="0,375 30,375 30,0 0,0">
          <text:p/>
        </draw:polygon>
        <draw:polygon draw:style-name="gr37" draw:text-style-name="P9" draw:layer="layout" svg:width="0.029cm" svg:height="0.374cm" svg:x="22.683cm" svg:y="14.966cm" svg:viewBox="0 0 30 375" draw:points="0,375 30,375 30,0 0,0">
          <text:p/>
        </draw:polygon>
        <draw:polygon draw:style-name="gr36" draw:text-style-name="P8" draw:layer="layout" svg:width="0.029cm" svg:height="0.374cm" svg:x="22.712cm" svg:y="14.966cm" svg:viewBox="0 0 30 375" draw:points="0,375 30,375 30,0 0,0">
          <text:p/>
        </draw:polygon>
        <draw:polygon draw:style-name="gr36" draw:text-style-name="P8" draw:layer="layout" svg:width="0.029cm" svg:height="0.374cm" svg:x="22.741cm" svg:y="14.966cm" svg:viewBox="0 0 30 375" draw:points="0,375 30,375 30,0 0,0">
          <text:p/>
        </draw:polygon>
        <draw:polygon draw:style-name="gr37" draw:text-style-name="P9" draw:layer="layout" svg:width="0.029cm" svg:height="0.374cm" svg:x="22.771cm" svg:y="14.966cm" svg:viewBox="0 0 30 375" draw:points="0,375 30,375 30,0 0,0">
          <text:p/>
        </draw:polygon>
        <draw:polygon draw:style-name="gr38" draw:text-style-name="P10" draw:layer="layout" svg:width="0.029cm" svg:height="0.374cm" svg:x="22.801cm" svg:y="14.966cm" svg:viewBox="0 0 30 375" draw:points="0,375 30,375 30,0 0,0">
          <text:p/>
        </draw:polygon>
        <draw:polygon draw:style-name="gr36" draw:text-style-name="P8" draw:layer="layout" svg:width="0.029cm" svg:height="0.374cm" svg:x="22.83cm" svg:y="14.966cm" svg:viewBox="0 0 30 375" draw:points="0,375 30,375 30,0 0,0">
          <text:p/>
        </draw:polygon>
        <draw:polygon draw:style-name="gr36" draw:text-style-name="P8" draw:layer="layout" svg:width="0.029cm" svg:height="0.374cm" svg:x="22.859cm" svg:y="14.966cm" svg:viewBox="0 0 30 375" draw:points="0,375 30,375 30,0 0,0">
          <text:p/>
        </draw:polygon>
        <draw:polygon draw:style-name="gr36" draw:text-style-name="P8" draw:layer="layout" svg:width="0.03cm" svg:height="0.374cm" svg:x="22.888cm" svg:y="14.966cm" svg:viewBox="0 0 31 375" draw:points="0,375 31,375 31,0 0,0">
          <text:p/>
        </draw:polygon>
        <draw:polygon draw:style-name="gr36" draw:text-style-name="P8" draw:layer="layout" svg:width="0.029cm" svg:height="0.374cm" svg:x="22.918cm" svg:y="14.966cm" svg:viewBox="0 0 30 375" draw:points="0,375 30,375 30,0 0,0">
          <text:p/>
        </draw:polygon>
        <draw:polygon draw:style-name="gr38" draw:text-style-name="P10" draw:layer="layout" svg:width="0.029cm" svg:height="0.374cm" svg:x="22.947cm" svg:y="14.966cm" svg:viewBox="0 0 30 375" draw:points="0,375 30,375 30,0 0,0">
          <text:p/>
        </draw:polygon>
        <draw:polygon draw:style-name="gr38" draw:text-style-name="P10" draw:layer="layout" svg:width="0.03cm" svg:height="0.374cm" svg:x="22.977cm" svg:y="14.966cm" svg:viewBox="0 0 31 375" draw:points="0,375 31,375 31,0 0,0">
          <text:p/>
        </draw:polygon>
        <draw:polygon draw:style-name="gr38" draw:text-style-name="P10" draw:layer="layout" svg:width="0.029cm" svg:height="0.374cm" svg:x="23.007cm" svg:y="14.966cm" svg:viewBox="0 0 30 375" draw:points="0,375 30,375 30,0 0,0">
          <text:p/>
        </draw:polygon>
        <draw:polygon draw:style-name="gr35" draw:text-style-name="P7" draw:layer="layout" svg:width="0.029cm" svg:height="0.374cm" svg:x="23.036cm" svg:y="14.966cm" svg:viewBox="0 0 30 375" draw:points="0,375 30,375 30,0 0,0">
          <text:p/>
        </draw:polygon>
        <draw:polygon draw:style-name="gr36" draw:text-style-name="P8" draw:layer="layout" svg:width="0.029cm" svg:height="0.374cm" svg:x="23.065cm" svg:y="14.966cm" svg:viewBox="0 0 30 375" draw:points="0,375 30,375 30,0 0,0">
          <text:p/>
        </draw:polygon>
        <draw:polygon draw:style-name="gr35" draw:text-style-name="P7" draw:layer="layout" svg:width="0.029cm" svg:height="0.374cm" svg:x="23.095cm" svg:y="14.966cm" svg:viewBox="0 0 30 375" draw:points="0,375 30,375 30,0 0,0">
          <text:p/>
        </draw:polygon>
        <draw:polygon draw:style-name="gr35" draw:text-style-name="P7" draw:layer="layout" svg:width="0.029cm" svg:height="0.374cm" svg:x="23.125cm" svg:y="14.966cm" svg:viewBox="0 0 30 375" draw:points="0,375 30,375 30,0 0,0">
          <text:p/>
        </draw:polygon>
        <draw:polygon draw:style-name="gr35" draw:text-style-name="P7" draw:layer="layout" svg:width="0.029cm" svg:height="0.374cm" svg:x="23.154cm" svg:y="14.966cm" svg:viewBox="0 0 30 375" draw:points="0,375 30,375 30,0 0,0">
          <text:p/>
        </draw:polygon>
        <draw:polygon draw:style-name="gr36" draw:text-style-name="P8" draw:layer="layout" svg:width="0.029cm" svg:height="0.374cm" svg:x="23.183cm" svg:y="14.966cm" svg:viewBox="0 0 30 375" draw:points="0,375 30,375 30,0 0,0">
          <text:p/>
        </draw:polygon>
        <draw:polygon draw:style-name="gr38" draw:text-style-name="P10" draw:layer="layout" svg:width="0.029cm" svg:height="0.374cm" svg:x="23.213cm" svg:y="14.966cm" svg:viewBox="0 0 30 375" draw:points="0,375 30,375 30,0 0,0">
          <text:p/>
        </draw:polygon>
        <draw:polygon draw:style-name="gr36" draw:text-style-name="P8" draw:layer="layout" svg:width="0.029cm" svg:height="0.374cm" svg:x="23.242cm" svg:y="14.966cm" svg:viewBox="0 0 30 375" draw:points="0,375 30,375 30,0 0,0">
          <text:p/>
        </draw:polygon>
        <draw:polygon draw:style-name="gr38" draw:text-style-name="P10" draw:layer="layout" svg:width="0.029cm" svg:height="0.374cm" svg:x="23.271cm" svg:y="14.966cm" svg:viewBox="0 0 30 375" draw:points="0,375 30,375 30,0 0,0">
          <text:p/>
        </draw:polygon>
        <draw:polygon draw:style-name="gr38" draw:text-style-name="P10" draw:layer="layout" svg:width="0.029cm" svg:height="0.374cm" svg:x="23.301cm" svg:y="14.966cm" svg:viewBox="0 0 30 375" draw:points="0,375 30,375 30,0 0,0">
          <text:p/>
        </draw:polygon>
        <draw:polygon draw:style-name="gr37" draw:text-style-name="P9" draw:layer="layout" svg:width="0.029cm" svg:height="0.374cm" svg:x="23.331cm" svg:y="14.966cm" svg:viewBox="0 0 30 375" draw:points="0,375 30,375 30,0 0,0">
          <text:p/>
        </draw:polygon>
        <draw:polygon draw:style-name="gr38" draw:text-style-name="P10" draw:layer="layout" svg:width="0.029cm" svg:height="0.374cm" svg:x="23.36cm" svg:y="14.966cm" svg:viewBox="0 0 30 375" draw:points="0,375 30,375 30,0 0,0">
          <text:p/>
        </draw:polygon>
        <draw:polygon draw:style-name="gr36" draw:text-style-name="P8" draw:layer="layout" svg:width="0.029cm" svg:height="0.374cm" svg:x="23.389cm" svg:y="14.966cm" svg:viewBox="0 0 30 375" draw:points="0,375 30,375 30,0 0,0">
          <text:p/>
        </draw:polygon>
        <draw:polygon draw:style-name="gr35" draw:text-style-name="P7" draw:layer="layout" svg:width="0.029cm" svg:height="0.374cm" svg:x="23.419cm" svg:y="14.966cm" svg:viewBox="0 0 30 375" draw:points="0,375 30,375 30,0 0,0">
          <text:p/>
        </draw:polygon>
        <draw:polygon draw:style-name="gr38" draw:text-style-name="P10" draw:layer="layout" svg:width="0.029cm" svg:height="0.374cm" svg:x="23.449cm" svg:y="14.966cm" svg:viewBox="0 0 30 375" draw:points="0,375 30,375 30,0 0,0">
          <text:p/>
        </draw:polygon>
        <draw:polygon draw:style-name="gr38" draw:text-style-name="P10" draw:layer="layout" svg:width="0.029cm" svg:height="0.374cm" svg:x="23.507cm" svg:y="14.966cm" svg:viewBox="0 0 30 375" draw:points="0,375 30,375 30,0 0,0">
          <text:p/>
        </draw:polygon>
        <draw:polygon draw:style-name="gr38" draw:text-style-name="P10" draw:layer="layout" svg:width="0.029cm" svg:height="0.374cm" svg:x="23.537cm" svg:y="14.966cm" svg:viewBox="0 0 30 375" draw:points="0,375 30,375 30,0 0,0">
          <text:p/>
        </draw:polygon>
        <draw:polygon draw:style-name="gr38" draw:text-style-name="P10" draw:layer="layout" svg:width="0.029cm" svg:height="0.374cm" svg:x="23.566cm" svg:y="14.966cm" svg:viewBox="0 0 30 375" draw:points="0,375 30,375 30,0 0,0">
          <text:p/>
        </draw:polygon>
        <draw:polygon draw:style-name="gr38" draw:text-style-name="P10" draw:layer="layout" svg:width="0.029cm" svg:height="0.374cm" svg:x="23.595cm" svg:y="14.966cm" svg:viewBox="0 0 30 375" draw:points="0,375 30,375 30,0 0,0">
          <text:p/>
        </draw:polygon>
        <draw:polygon draw:style-name="gr35" draw:text-style-name="P7" draw:layer="layout" svg:width="0.029cm" svg:height="0.374cm" svg:x="23.625cm" svg:y="14.966cm" svg:viewBox="0 0 30 375" draw:points="0,375 30,375 30,0 0,0">
          <text:p/>
        </draw:polygon>
        <draw:polygon draw:style-name="gr37" draw:text-style-name="P9" draw:layer="layout" svg:width="0.029cm" svg:height="0.374cm" svg:x="23.655cm" svg:y="14.966cm" svg:viewBox="0 0 30 375" draw:points="0,375 30,375 30,0 0,0">
          <text:p/>
        </draw:polygon>
        <draw:polygon draw:style-name="gr35" draw:text-style-name="P7" draw:layer="layout" svg:width="0.029cm" svg:height="0.374cm" svg:x="23.684cm" svg:y="14.966cm" svg:viewBox="0 0 30 375" draw:points="0,375 30,375 30,0 0,0">
          <text:p/>
        </draw:polygon>
        <draw:polygon draw:style-name="gr35" draw:text-style-name="P7" draw:layer="layout" svg:width="0.029cm" svg:height="0.374cm" svg:x="23.713cm" svg:y="14.966cm" svg:viewBox="0 0 30 375" draw:points="0,375 30,375 30,0 0,0">
          <text:p/>
        </draw:polygon>
        <draw:polygon draw:style-name="gr38" draw:text-style-name="P10" draw:layer="layout" svg:width="0.03cm" svg:height="0.374cm" svg:x="23.742cm" svg:y="14.966cm" svg:viewBox="0 0 31 375" draw:points="0,375 31,375 31,0 0,0">
          <text:p/>
        </draw:polygon>
        <draw:polygon draw:style-name="gr37" draw:text-style-name="P9" draw:layer="layout" svg:width="0.029cm" svg:height="0.374cm" svg:x="23.773cm" svg:y="14.966cm" svg:viewBox="0 0 30 375" draw:points="0,375 30,375 30,0 0,0">
          <text:p/>
        </draw:polygon>
        <draw:polygon draw:style-name="gr35" draw:text-style-name="P7" draw:layer="layout" svg:width="0.029cm" svg:height="0.374cm" svg:x="23.802cm" svg:y="14.966cm" svg:viewBox="0 0 30 375" draw:points="0,375 30,375 30,0 0,0">
          <text:p/>
        </draw:polygon>
        <draw:polygon draw:style-name="gr35" draw:text-style-name="P7" draw:layer="layout" svg:width="0.03cm" svg:height="0.374cm" svg:x="23.831cm" svg:y="14.966cm" svg:viewBox="0 0 31 375" draw:points="0,375 31,375 31,0 0,0">
          <text:p/>
        </draw:polygon>
        <draw:polygon draw:style-name="gr36" draw:text-style-name="P8" draw:layer="layout" svg:width="0.029cm" svg:height="0.374cm" svg:x="23.861cm" svg:y="14.966cm" svg:viewBox="0 0 30 375" draw:points="0,375 30,375 30,0 0,0">
          <text:p/>
        </draw:polygon>
        <draw:polygon draw:style-name="gr37" draw:text-style-name="P9" draw:layer="layout" svg:width="0.029cm" svg:height="0.374cm" svg:x="23.89cm" svg:y="14.966cm" svg:viewBox="0 0 30 375" draw:points="0,375 30,375 30,0 0,0">
          <text:p/>
        </draw:polygon>
        <draw:polygon draw:style-name="gr36" draw:text-style-name="P8" draw:layer="layout" svg:width="0.029cm" svg:height="0.374cm" svg:x="23.919cm" svg:y="14.966cm" svg:viewBox="0 0 30 375" draw:points="0,375 30,375 30,0 0,0">
          <text:p/>
        </draw:polygon>
        <draw:polygon draw:style-name="gr37" draw:text-style-name="P9" draw:layer="layout" svg:width="0.029cm" svg:height="0.374cm" svg:x="23.949cm" svg:y="14.966cm" svg:viewBox="0 0 30 375" draw:points="0,375 30,375 30,0 0,0">
          <text:p/>
        </draw:polygon>
        <draw:polygon draw:style-name="gr37" draw:text-style-name="P9" draw:layer="layout" svg:width="0.029cm" svg:height="0.374cm" svg:x="23.979cm" svg:y="14.966cm" svg:viewBox="0 0 30 375" draw:points="0,375 30,375 30,0 0,0">
          <text:p/>
        </draw:polygon>
        <draw:polygon draw:style-name="gr35" draw:text-style-name="P7" draw:layer="layout" svg:width="0.029cm" svg:height="0.374cm" svg:x="24.008cm" svg:y="14.966cm" svg:viewBox="0 0 30 375" draw:points="0,375 30,375 30,0 0,0">
          <text:p/>
        </draw:polygon>
        <draw:polygon draw:style-name="gr36" draw:text-style-name="P8" draw:layer="layout" svg:width="0.029cm" svg:height="0.374cm" svg:x="24.037cm" svg:y="14.966cm" svg:viewBox="0 0 30 375" draw:points="0,375 30,375 30,0 0,0">
          <text:p/>
        </draw:polygon>
        <draw:polygon draw:style-name="gr38" draw:text-style-name="P10" draw:layer="layout" svg:width="0.029cm" svg:height="0.374cm" svg:x="24.066cm" svg:y="14.966cm" svg:viewBox="0 0 30 375" draw:points="0,375 30,375 30,0 0,0">
          <text:p/>
        </draw:polygon>
        <draw:polygon draw:style-name="gr36" draw:text-style-name="P8" draw:layer="layout" svg:width="0.029cm" svg:height="0.374cm" svg:x="24.097cm" svg:y="14.966cm" svg:viewBox="0 0 30 375" draw:points="0,375 30,375 30,0 0,0">
          <text:p/>
        </draw:polygon>
        <draw:polygon draw:style-name="gr38" draw:text-style-name="P10" draw:layer="layout" svg:width="0.029cm" svg:height="0.374cm" svg:x="24.126cm" svg:y="14.966cm" svg:viewBox="0 0 30 375" draw:points="0,375 30,375 30,0 0,0">
          <text:p/>
        </draw:polygon>
        <draw:polygon draw:style-name="gr37" draw:text-style-name="P9" draw:layer="layout" svg:width="0.029cm" svg:height="0.374cm" svg:x="24.155cm" svg:y="14.966cm" svg:viewBox="0 0 30 375" draw:points="0,375 30,375 30,0 0,0">
          <text:p/>
        </draw:polygon>
        <draw:polygon draw:style-name="gr38" draw:text-style-name="P10" draw:layer="layout" svg:width="0.03cm" svg:height="0.374cm" svg:x="24.184cm" svg:y="14.966cm" svg:viewBox="0 0 31 375" draw:points="0,375 31,375 31,0 0,0">
          <text:p/>
        </draw:polygon>
        <draw:polygon draw:style-name="gr36" draw:text-style-name="P8" draw:layer="layout" svg:width="0.029cm" svg:height="0.374cm" svg:x="24.243cm" svg:y="14.966cm" svg:viewBox="0 0 30 375" draw:points="0,375 30,375 30,0 0,0">
          <text:p/>
        </draw:polygon>
        <draw:polygon draw:style-name="gr36" draw:text-style-name="P8" draw:layer="layout" svg:width="0.029cm" svg:height="0.374cm" svg:x="24.274cm" svg:y="14.966cm" svg:viewBox="0 0 30 375" draw:points="0,375 30,375 30,0 0,0">
          <text:p/>
        </draw:polygon>
        <draw:polygon draw:style-name="gr37" draw:text-style-name="P9" draw:layer="layout" svg:width="0.029cm" svg:height="0.374cm" svg:x="24.303cm" svg:y="14.966cm" svg:viewBox="0 0 30 375" draw:points="0,375 30,375 30,0 0,0">
          <text:p/>
        </draw:polygon>
        <draw:polygon draw:style-name="gr36" draw:text-style-name="P8" draw:layer="layout" svg:width="0.029cm" svg:height="0.374cm" svg:x="24.332cm" svg:y="14.966cm" svg:viewBox="0 0 30 375" draw:points="0,375 30,375 30,0 0,0">
          <text:p/>
        </draw:polygon>
        <draw:polygon draw:style-name="gr36" draw:text-style-name="P8" draw:layer="layout" svg:width="0.029cm" svg:height="0.374cm" svg:x="24.361cm" svg:y="14.966cm" svg:viewBox="0 0 30 375" draw:points="0,375 30,375 30,0 0,0">
          <text:p/>
        </draw:polygon>
        <draw:polygon draw:style-name="gr38" draw:text-style-name="P10" draw:layer="layout" svg:width="0.029cm" svg:height="0.374cm" svg:x="24.39cm" svg:y="14.966cm" svg:viewBox="0 0 30 375" draw:points="0,375 30,375 30,0 0,0">
          <text:p/>
        </draw:polygon>
        <draw:polygon draw:style-name="gr35" draw:text-style-name="P7" draw:layer="layout" svg:width="0.029cm" svg:height="0.374cm" svg:x="24.42cm" svg:y="14.966cm" svg:viewBox="0 0 30 375" draw:points="0,375 30,375 30,0 0,0">
          <text:p/>
        </draw:polygon>
        <draw:polygon draw:style-name="gr35" draw:text-style-name="P7" draw:layer="layout" svg:width="0.029cm" svg:height="0.374cm" svg:x="24.45cm" svg:y="14.966cm" svg:viewBox="0 0 30 375" draw:points="0,375 30,375 30,0 0,0">
          <text:p/>
        </draw:polygon>
        <draw:polygon draw:style-name="gr35" draw:text-style-name="P7" draw:layer="layout" svg:width="0.029cm" svg:height="0.374cm" svg:x="24.479cm" svg:y="14.966cm" svg:viewBox="0 0 30 375" draw:points="0,375 30,375 30,0 0,0">
          <text:p/>
        </draw:polygon>
        <draw:polygon draw:style-name="gr36" draw:text-style-name="P8" draw:layer="layout" svg:width="0.03cm" svg:height="0.374cm" svg:x="24.508cm" svg:y="14.966cm" svg:viewBox="0 0 31 375" draw:points="0,375 31,375 31,0 0,0">
          <text:p/>
        </draw:polygon>
        <draw:polygon draw:style-name="gr35" draw:text-style-name="P7" draw:layer="layout" svg:width="0.029cm" svg:height="0.374cm" svg:x="24.538cm" svg:y="14.966cm" svg:viewBox="0 0 30 375" draw:points="0,375 30,375 30,0 0,0">
          <text:p/>
        </draw:polygon>
        <draw:polygon draw:style-name="gr38" draw:text-style-name="P10" draw:layer="layout" svg:width="0.029cm" svg:height="0.374cm" svg:x="24.567cm" svg:y="14.966cm" svg:viewBox="0 0 30 375" draw:points="0,375 30,375 30,0 0,0">
          <text:p/>
        </draw:polygon>
        <draw:polygon draw:style-name="gr37" draw:text-style-name="P9" draw:layer="layout" svg:width="0.03cm" svg:height="0.374cm" svg:x="24.596cm" svg:y="14.966cm" svg:viewBox="0 0 31 375" draw:points="0,375 31,375 31,0 0,0">
          <text:p/>
        </draw:polygon>
        <draw:polygon draw:style-name="gr38" draw:text-style-name="P10" draw:layer="layout" svg:width="0.029cm" svg:height="0.374cm" svg:x="24.627cm" svg:y="14.966cm" svg:viewBox="0 0 30 375" draw:points="0,375 30,375 30,0 0,0">
          <text:p/>
        </draw:polygon>
        <draw:polygon draw:style-name="gr35" draw:text-style-name="P7" draw:layer="layout" svg:width="0.029cm" svg:height="0.374cm" svg:x="24.656cm" svg:y="14.966cm" svg:viewBox="0 0 30 375" draw:points="0,375 30,375 30,0 0,0">
          <text:p/>
        </draw:polygon>
        <draw:polygon draw:style-name="gr35" draw:text-style-name="P7" draw:layer="layout" svg:width="0.029cm" svg:height="0.374cm" svg:x="24.685cm" svg:y="14.966cm" svg:viewBox="0 0 30 375" draw:points="0,375 30,375 30,0 0,0">
          <text:p/>
        </draw:polygon>
        <draw:polygon draw:style-name="gr36" draw:text-style-name="P8" draw:layer="layout" svg:width="0.029cm" svg:height="0.374cm" svg:x="24.715cm" svg:y="14.966cm" svg:viewBox="0 0 30 375" draw:points="0,375 30,375 30,0 0,0">
          <text:p/>
        </draw:polygon>
        <draw:polygon draw:style-name="gr35" draw:text-style-name="P7" draw:layer="layout" svg:width="0.029cm" svg:height="0.374cm" svg:x="24.744cm" svg:y="14.966cm" svg:viewBox="0 0 30 375" draw:points="0,375 30,375 30,0 0,0">
          <text:p/>
        </draw:polygon>
        <draw:polygon draw:style-name="gr35" draw:text-style-name="P7" draw:layer="layout" svg:width="0.029cm" svg:height="0.374cm" svg:x="24.774cm" svg:y="14.966cm" svg:viewBox="0 0 30 375" draw:points="0,375 30,375 30,0 0,0">
          <text:p/>
        </draw:polygon>
        <draw:polygon draw:style-name="gr36" draw:text-style-name="P8" draw:layer="layout" svg:width="0.029cm" svg:height="0.374cm" svg:x="24.803cm" svg:y="14.966cm" svg:viewBox="0 0 30 375" draw:points="0,375 30,375 30,0 0,0">
          <text:p/>
        </draw:polygon>
        <draw:polygon draw:style-name="gr38" draw:text-style-name="P10" draw:layer="layout" svg:width="0.029cm" svg:height="0.374cm" svg:x="24.833cm" svg:y="14.966cm" svg:viewBox="0 0 30 375" draw:points="0,375 30,375 30,0 0,0">
          <text:p/>
        </draw:polygon>
        <draw:polygon draw:style-name="gr38" draw:text-style-name="P10" draw:layer="layout" svg:width="0.029cm" svg:height="0.374cm" svg:x="24.862cm" svg:y="14.966cm" svg:viewBox="0 0 30 375" draw:points="0,375 30,375 30,0 0,0">
          <text:p/>
        </draw:polygon>
        <draw:polygon draw:style-name="gr38" draw:text-style-name="P10" draw:layer="layout" svg:width="0.029cm" svg:height="0.374cm" svg:x="24.891cm" svg:y="14.966cm" svg:viewBox="0 0 30 375" draw:points="0,375 30,375 30,0 0,0">
          <text:p/>
        </draw:polygon>
        <draw:polygon draw:style-name="gr36" draw:text-style-name="P8" draw:layer="layout" svg:width="0.029cm" svg:height="0.374cm" svg:x="24.92cm" svg:y="14.966cm" svg:viewBox="0 0 30 375" draw:points="0,375 30,375 30,0 0,0">
          <text:p/>
        </draw:polygon>
        <draw:polygon draw:style-name="gr35" draw:text-style-name="P7" draw:layer="layout" svg:width="0.03cm" svg:height="0.374cm" svg:x="24.95cm" svg:y="14.966cm" svg:viewBox="0 0 31 375" draw:points="0,375 31,375 31,0 0,0">
          <text:p/>
        </draw:polygon>
        <draw:polygon draw:style-name="gr35" draw:text-style-name="P7" draw:layer="layout" svg:width="0.029cm" svg:height="0.374cm" svg:x="24.98cm" svg:y="14.966cm" svg:viewBox="0 0 30 375" draw:points="0,375 30,375 30,0 0,0">
          <text:p/>
        </draw:polygon>
        <draw:polygon draw:style-name="gr36" draw:text-style-name="P8" draw:layer="layout" svg:width="0.029cm" svg:height="0.374cm" svg:x="25.009cm" svg:y="14.966cm" svg:viewBox="0 0 30 375" draw:points="0,375 30,375 30,0 0,0">
          <text:p/>
        </draw:polygon>
        <draw:polygon draw:style-name="gr35" draw:text-style-name="P7" draw:layer="layout" svg:width="0.03cm" svg:height="0.374cm" svg:x="25.038cm" svg:y="14.966cm" svg:viewBox="0 0 31 375" draw:points="0,375 31,375 31,0 0,0">
          <text:p/>
        </draw:polygon>
        <draw:polygon draw:style-name="gr35" draw:text-style-name="P7" draw:layer="layout" svg:width="0.029cm" svg:height="0.374cm" svg:x="25.068cm" svg:y="14.966cm" svg:viewBox="0 0 30 375" draw:points="0,375 30,375 30,0 0,0">
          <text:p/>
        </draw:polygon>
        <draw:polygon draw:style-name="gr36" draw:text-style-name="P8" draw:layer="layout" svg:width="0.029cm" svg:height="0.374cm" svg:x="25.098cm" svg:y="14.966cm" svg:viewBox="0 0 30 375" draw:points="0,375 30,375 30,0 0,0">
          <text:p/>
        </draw:polygon>
        <draw:polygon draw:style-name="gr37" draw:text-style-name="P9" draw:layer="layout" svg:width="0.029cm" svg:height="0.374cm" svg:x="25.127cm" svg:y="14.966cm" svg:viewBox="0 0 30 375" draw:points="0,375 30,375 30,0 0,0">
          <text:p/>
        </draw:polygon>
        <draw:polygon draw:style-name="gr37" draw:text-style-name="P9" draw:layer="layout" svg:width="0.029cm" svg:height="0.374cm" svg:x="25.157cm" svg:y="14.966cm" svg:viewBox="0 0 30 375" draw:points="0,375 30,375 30,0 0,0">
          <text:p/>
        </draw:polygon>
        <draw:polygon draw:style-name="gr35" draw:text-style-name="P7" draw:layer="layout" svg:width="0.029cm" svg:height="0.374cm" svg:x="25.186cm" svg:y="14.966cm" svg:viewBox="0 0 30 375" draw:points="0,375 30,375 30,0 0,0">
          <text:p/>
        </draw:polygon>
        <draw:polygon draw:style-name="gr38" draw:text-style-name="P10" draw:layer="layout" svg:width="0.029cm" svg:height="0.374cm" svg:x="25.215cm" svg:y="14.966cm" svg:viewBox="0 0 30 375" draw:points="0,375 30,375 30,0 0,0">
          <text:p/>
        </draw:polygon>
        <draw:polygon draw:style-name="gr36" draw:text-style-name="P8" draw:layer="layout" svg:width="0.029cm" svg:height="0.374cm" svg:x="25.244cm" svg:y="14.966cm" svg:viewBox="0 0 30 375" draw:points="0,375 30,375 30,0 0,0">
          <text:p/>
        </draw:polygon>
        <draw:polygon draw:style-name="gr38" draw:text-style-name="P10" draw:layer="layout" svg:width="0.029cm" svg:height="0.374cm" svg:x="25.275cm" svg:y="14.966cm" svg:viewBox="0 0 30 375" draw:points="0,375 30,375 30,0 0,0">
          <text:p/>
        </draw:polygon>
        <draw:polygon draw:style-name="gr36" draw:text-style-name="P8" draw:layer="layout" svg:width="0.029cm" svg:height="0.374cm" svg:x="25.304cm" svg:y="14.966cm" svg:viewBox="0 0 30 375" draw:points="0,375 30,375 30,0 0,0">
          <text:p/>
        </draw:polygon>
        <draw:polygon draw:style-name="gr38" draw:text-style-name="P10" draw:layer="layout" svg:width="0.029cm" svg:height="0.374cm" svg:x="25.333cm" svg:y="14.966cm" svg:viewBox="0 0 30 375" draw:points="0,375 30,375 30,0 0,0">
          <text:p/>
        </draw:polygon>
        <draw:polygon draw:style-name="gr38" draw:text-style-name="P10" draw:layer="layout" svg:width="0.03cm" svg:height="0.374cm" svg:x="25.362cm" svg:y="14.966cm" svg:viewBox="0 0 31 375" draw:points="0,375 31,375 31,0 0,0">
          <text:p/>
        </draw:polygon>
        <draw:polygon draw:style-name="gr37" draw:text-style-name="P9" draw:layer="layout" svg:width="0.029cm" svg:height="0.374cm" svg:x="25.392cm" svg:y="14.966cm" svg:viewBox="0 0 30 375" draw:points="0,375 30,375 30,0 0,0">
          <text:p/>
        </draw:polygon>
        <draw:polygon draw:style-name="gr37" draw:text-style-name="P9" draw:layer="layout" svg:width="0.029cm" svg:height="0.374cm" svg:x="25.422cm" svg:y="14.966cm" svg:viewBox="0 0 30 375" draw:points="0,375 30,375 30,0 0,0">
          <text:p/>
        </draw:polygon>
        <draw:polygon draw:style-name="gr36" draw:text-style-name="P8" draw:layer="layout" svg:width="0.029cm" svg:height="0.374cm" svg:x="25.451cm" svg:y="14.966cm" svg:viewBox="0 0 30 375" draw:points="0,375 30,375 30,0 0,0">
          <text:p/>
        </draw:polygon>
        <draw:polygon draw:style-name="gr38" draw:text-style-name="P10" draw:layer="layout" svg:width="0.029cm" svg:height="0.374cm" svg:x="25.481cm" svg:y="14.966cm" svg:viewBox="0 0 30 375" draw:points="0,375 30,375 30,0 0,0">
          <text:p/>
        </draw:polygon>
        <draw:polygon draw:style-name="gr36" draw:text-style-name="P8" draw:layer="layout" svg:width="0.029cm" svg:height="0.374cm" svg:x="25.51cm" svg:y="14.966cm" svg:viewBox="0 0 30 375" draw:points="0,375 30,375 30,0 0,0">
          <text:p/>
        </draw:polygon>
        <draw:polygon draw:style-name="gr38" draw:text-style-name="P10" draw:layer="layout" svg:width="0.029cm" svg:height="0.374cm" svg:x="25.539cm" svg:y="14.966cm" svg:viewBox="0 0 30 375" draw:points="0,375 30,375 30,0 0,0">
          <text:p/>
        </draw:polygon>
        <draw:polygon draw:style-name="gr39" draw:text-style-name="P11" draw:layer="layout" svg:width="0.029cm" svg:height="0.374cm" svg:x="25.568cm" svg:y="14.966cm" svg:viewBox="0 0 30 375" draw:points="0,375 30,375 30,0 0,0">
          <text:p/>
        </draw:polygon>
        <draw:polygon draw:style-name="gr37" draw:text-style-name="P9" draw:layer="layout" svg:width="0.029cm" svg:height="0.374cm" svg:x="25.599cm" svg:y="14.966cm" svg:viewBox="0 0 30 375" draw:points="0,375 30,375 30,0 0,0">
          <text:p/>
        </draw:polygon>
        <draw:polygon draw:style-name="gr36" draw:text-style-name="P8" draw:layer="layout" svg:width="0.029cm" svg:height="0.374cm" svg:x="25.628cm" svg:y="14.966cm" svg:viewBox="0 0 30 375" draw:points="0,375 30,375 30,0 0,0">
          <text:p/>
        </draw:polygon>
        <draw:polygon draw:style-name="gr35" draw:text-style-name="P7" draw:layer="layout" svg:width="0.029cm" svg:height="0.374cm" svg:x="25.657cm" svg:y="14.966cm" svg:viewBox="0 0 30 375" draw:points="0,375 30,375 30,0 0,0">
          <text:p/>
        </draw:polygon>
        <draw:polygon draw:style-name="gr38" draw:text-style-name="P10" draw:layer="layout" svg:width="0.029cm" svg:height="0.374cm" svg:x="25.686cm" svg:y="14.966cm" svg:viewBox="0 0 30 375" draw:points="0,375 30,375 30,0 0,0">
          <text:p/>
        </draw:polygon>
        <draw:polygon draw:style-name="gr36" draw:text-style-name="P8" draw:layer="layout" svg:width="0.029cm" svg:height="0.374cm" svg:x="25.716cm" svg:y="14.966cm" svg:viewBox="0 0 30 375" draw:points="0,375 30,375 30,0 0,0">
          <text:p/>
        </draw:polygon>
        <draw:polygon draw:style-name="gr37" draw:text-style-name="P9" draw:layer="layout" svg:width="0.029cm" svg:height="0.374cm" svg:x="25.746cm" svg:y="14.966cm" svg:viewBox="0 0 30 375" draw:points="0,375 30,375 30,0 0,0">
          <text:p/>
        </draw:polygon>
        <draw:polygon draw:style-name="gr35" draw:text-style-name="P7" draw:layer="layout" svg:width="0.029cm" svg:height="0.374cm" svg:x="25.775cm" svg:y="14.966cm" svg:viewBox="0 0 30 375" draw:points="0,375 30,375 30,0 0,0">
          <text:p/>
        </draw:polygon>
        <draw:polygon draw:style-name="gr38" draw:text-style-name="P10" draw:layer="layout" svg:width="0.03cm" svg:height="0.374cm" svg:x="25.804cm" svg:y="14.966cm" svg:viewBox="0 0 31 375" draw:points="0,375 31,375 31,0 0,0">
          <text:p/>
        </draw:polygon>
        <draw:polygon draw:style-name="gr37" draw:text-style-name="P9" draw:layer="layout" svg:width="0.029cm" svg:height="0.374cm" svg:x="25.834cm" svg:y="14.966cm" svg:viewBox="0 0 30 375" draw:points="0,375 30,375 30,0 0,0">
          <text:p/>
        </draw:polygon>
        <draw:polygon draw:style-name="gr35" draw:text-style-name="P7" draw:layer="layout" svg:width="0.029cm" svg:height="0.374cm" svg:x="25.863cm" svg:y="14.966cm" svg:viewBox="0 0 30 375" draw:points="0,375 30,375 30,0 0,0">
          <text:p/>
        </draw:polygon>
        <draw:polygon draw:style-name="gr35" draw:text-style-name="P7" draw:layer="layout" svg:width="0.03cm" svg:height="0.374cm" svg:x="25.892cm" svg:y="14.966cm" svg:viewBox="0 0 31 375" draw:points="0,375 31,375 31,0 0,0">
          <text:p/>
        </draw:polygon>
        <draw:polygon draw:style-name="gr37" draw:text-style-name="P9" draw:layer="layout" svg:width="0.029cm" svg:height="0.374cm" svg:x="25.923cm" svg:y="14.966cm" svg:viewBox="0 0 30 375" draw:points="0,375 30,375 30,0 0,0">
          <text:p/>
        </draw:polygon>
        <draw:polygon draw:style-name="gr35" draw:text-style-name="P7" draw:layer="layout" svg:width="0.029cm" svg:height="0.374cm" svg:x="25.952cm" svg:y="14.966cm" svg:viewBox="0 0 30 375" draw:points="0,375 30,375 30,0 0,0">
          <text:p/>
        </draw:polygon>
        <draw:polygon draw:style-name="gr35" draw:text-style-name="P7" draw:layer="layout" svg:width="0.029cm" svg:height="0.374cm" svg:x="25.981cm" svg:y="14.966cm" svg:viewBox="0 0 30 375" draw:points="0,375 30,375 30,0 0,0">
          <text:p/>
        </draw:polygon>
        <draw:polygon draw:style-name="gr36" draw:text-style-name="P8" draw:layer="layout" svg:width="0.029cm" svg:height="0.374cm" svg:x="26.01cm" svg:y="14.966cm" svg:viewBox="0 0 30 375" draw:points="0,375 30,375 30,0 0,0">
          <text:p/>
        </draw:polygon>
        <draw:polygon draw:style-name="gr37" draw:text-style-name="P9" draw:layer="layout" svg:width="0.029cm" svg:height="0.374cm" svg:x="26.04cm" svg:y="14.966cm" svg:viewBox="0 0 30 375" draw:points="0,375 30,375 30,0 0,0">
          <text:p/>
        </draw:polygon>
        <draw:polygon draw:style-name="gr36" draw:text-style-name="P8" draw:layer="layout" svg:width="0.029cm" svg:height="0.374cm" svg:x="26.07cm" svg:y="14.966cm" svg:viewBox="0 0 30 375" draw:points="0,375 30,375 30,0 0,0">
          <text:p/>
        </draw:polygon>
        <draw:polygon draw:style-name="gr35" draw:text-style-name="P7" draw:layer="layout" svg:width="0.029cm" svg:height="0.374cm" svg:x="26.099cm" svg:y="14.966cm" svg:viewBox="0 0 30 375" draw:points="0,375 30,375 30,0 0,0">
          <text:p/>
        </draw:polygon>
        <draw:polygon draw:style-name="gr37" draw:text-style-name="P9" draw:layer="layout" svg:width="0.03cm" svg:height="0.374cm" svg:x="26.128cm" svg:y="14.966cm" svg:viewBox="0 0 31 375" draw:points="0,375 31,375 31,0 0,0">
          <text:p/>
        </draw:polygon>
        <draw:polygon draw:style-name="gr36" draw:text-style-name="P8" draw:layer="layout" svg:width="0.029cm" svg:height="0.374cm" svg:x="26.158cm" svg:y="14.966cm" svg:viewBox="0 0 30 375" draw:points="0,375 30,375 30,0 0,0">
          <text:p/>
        </draw:polygon>
        <draw:polygon draw:style-name="gr37" draw:text-style-name="P9" draw:layer="layout" svg:width="0.029cm" svg:height="0.374cm" svg:x="26.187cm" svg:y="14.966cm" svg:viewBox="0 0 30 375" draw:points="0,375 30,375 30,0 0,0">
          <text:p/>
        </draw:polygon>
        <draw:polygon draw:style-name="gr35" draw:text-style-name="P7" draw:layer="layout" svg:width="0.03cm" svg:height="0.374cm" svg:x="26.216cm" svg:y="14.966cm" svg:viewBox="0 0 31 375" draw:points="0,375 31,375 31,0 0,0">
          <text:p/>
        </draw:polygon>
        <draw:polygon draw:style-name="gr35" draw:text-style-name="P7" draw:layer="layout" svg:width="0.029cm" svg:height="0.374cm" svg:x="26.247cm" svg:y="14.966cm" svg:viewBox="0 0 30 375" draw:points="0,375 30,375 30,0 0,0">
          <text:p/>
        </draw:polygon>
        <draw:polygon draw:style-name="gr35" draw:text-style-name="P7" draw:layer="layout" svg:width="0.029cm" svg:height="0.374cm" svg:x="26.276cm" svg:y="14.966cm" svg:viewBox="0 0 30 375" draw:points="0,375 30,375 30,0 0,0">
          <text:p/>
        </draw:polygon>
        <draw:polygon draw:style-name="gr38" draw:text-style-name="P10" draw:layer="layout" svg:width="0.029cm" svg:height="0.374cm" svg:x="26.305cm" svg:y="14.966cm" svg:viewBox="0 0 30 375" draw:points="0,375 30,375 30,0 0,0">
          <text:p/>
        </draw:polygon>
        <draw:polygon draw:style-name="gr37" draw:text-style-name="P9" draw:layer="layout" svg:width="0.029cm" svg:height="0.374cm" svg:x="26.335cm" svg:y="14.966cm" svg:viewBox="0 0 30 375" draw:points="0,375 30,375 30,0 0,0">
          <text:p/>
        </draw:polygon>
        <draw:polygon draw:style-name="gr36" draw:text-style-name="P8" draw:layer="layout" svg:width="0.029cm" svg:height="0.374cm" svg:x="26.364cm" svg:y="14.966cm" svg:viewBox="0 0 30 375" draw:points="0,375 30,375 30,0 0,0">
          <text:p/>
        </draw:polygon>
        <draw:polygon draw:style-name="gr37" draw:text-style-name="P9" draw:layer="layout" svg:width="0.029cm" svg:height="0.374cm" svg:x="26.393cm" svg:y="14.966cm" svg:viewBox="0 0 30 375" draw:points="0,375 30,375 30,0 0,0">
          <text:p/>
        </draw:polygon>
        <draw:polygon draw:style-name="gr35" draw:text-style-name="P7" draw:layer="layout" svg:width="0.029cm" svg:height="0.374cm" svg:x="26.423cm" svg:y="14.966cm" svg:viewBox="0 0 30 375" draw:points="0,375 30,375 30,0 0,0">
          <text:p/>
        </draw:polygon>
        <draw:polygon draw:style-name="gr38" draw:text-style-name="P10" draw:layer="layout" svg:width="0.029cm" svg:height="0.374cm" svg:x="26.453cm" svg:y="14.966cm" svg:viewBox="0 0 30 375" draw:points="0,375 30,375 30,0 0,0">
          <text:p/>
        </draw:polygon>
        <draw:polygon draw:style-name="gr35" draw:text-style-name="P7" draw:layer="layout" svg:width="0.029cm" svg:height="0.374cm" svg:x="26.482cm" svg:y="14.966cm" svg:viewBox="0 0 30 375" draw:points="0,375 30,375 30,0 0,0">
          <text:p/>
        </draw:polygon>
        <draw:polygon draw:style-name="gr35" draw:text-style-name="P7" draw:layer="layout" svg:width="0.029cm" svg:height="0.374cm" svg:x="26.511cm" svg:y="14.966cm" svg:viewBox="0 0 30 375" draw:points="0,375 30,375 30,0 0,0">
          <text:p/>
        </draw:polygon>
        <draw:polygon draw:style-name="gr41" draw:text-style-name="P13" draw:layer="layout" svg:width="0.029cm" svg:height="0.374cm" svg:x="26.54cm" svg:y="14.966cm" svg:viewBox="0 0 30 375" draw:points="0,375 30,375 30,0 0,0">
          <text:p/>
        </draw:polygon>
        <draw:polygon draw:style-name="gr38" draw:text-style-name="P10" draw:layer="layout" svg:width="0.03cm" svg:height="0.374cm" svg:x="26.569cm" svg:y="14.966cm" svg:viewBox="0 0 31 375" draw:points="0,375 31,375 31,0 0,0">
          <text:p/>
        </draw:polygon>
        <draw:polygon draw:style-name="gr35" draw:text-style-name="P7" draw:layer="layout" svg:width="0.029cm" svg:height="0.374cm" svg:x="26.6cm" svg:y="14.966cm" svg:viewBox="0 0 30 375" draw:points="0,375 30,375 30,0 0,0">
          <text:p/>
        </draw:polygon>
        <draw:polygon draw:style-name="gr35" draw:text-style-name="P7" draw:layer="layout" svg:width="0.029cm" svg:height="0.374cm" svg:x="26.629cm" svg:y="14.966cm" svg:viewBox="0 0 30 375" draw:points="0,375 30,375 30,0 0,0">
          <text:p/>
        </draw:polygon>
        <draw:polygon draw:style-name="gr38" draw:text-style-name="P10" draw:layer="layout" svg:width="0.03cm" svg:height="0.374cm" svg:x="26.658cm" svg:y="14.966cm" svg:viewBox="0 0 31 375" draw:points="0,375 31,375 31,0 0,0">
          <text:p/>
        </draw:polygon>
        <draw:polygon draw:style-name="gr37" draw:text-style-name="P9" draw:layer="layout" svg:width="0.029cm" svg:height="0.374cm" svg:x="26.688cm" svg:y="14.966cm" svg:viewBox="0 0 30 375" draw:points="0,375 30,375 30,0 0,0">
          <text:p/>
        </draw:polygon>
        <draw:polygon draw:style-name="gr38" draw:text-style-name="P10" draw:layer="layout" svg:width="0.029cm" svg:height="0.374cm" svg:x="26.717cm" svg:y="14.966cm" svg:viewBox="0 0 30 375" draw:points="0,375 30,375 30,0 0,0">
          <text:p/>
        </draw:polygon>
        <draw:polygon draw:style-name="gr37" draw:text-style-name="P9" draw:layer="layout" svg:width="0.029cm" svg:height="0.374cm" svg:x="26.747cm" svg:y="14.966cm" svg:viewBox="0 0 30 375" draw:points="0,375 30,375 30,0 0,0">
          <text:p/>
        </draw:polygon>
        <draw:polygon draw:style-name="gr35" draw:text-style-name="P7" draw:layer="layout" svg:width="0.029cm" svg:height="0.374cm" svg:x="26.777cm" svg:y="14.966cm" svg:viewBox="0 0 30 375" draw:points="0,375 30,375 30,0 0,0">
          <text:p/>
        </draw:polygon>
        <draw:polygon draw:style-name="gr35" draw:text-style-name="P7" draw:layer="layout" svg:width="0.029cm" svg:height="0.374cm" svg:x="26.806cm" svg:y="14.966cm" svg:viewBox="0 0 30 375" draw:points="0,375 30,375 30,0 0,0">
          <text:p/>
        </draw:polygon>
        <draw:polygon draw:style-name="gr38" draw:text-style-name="P10" draw:layer="layout" svg:width="0.029cm" svg:height="0.374cm" svg:x="26.835cm" svg:y="14.966cm" svg:viewBox="0 0 30 375" draw:points="0,375 30,375 30,0 0,0">
          <text:p/>
        </draw:polygon>
        <draw:polygon draw:style-name="gr38" draw:text-style-name="P10" draw:layer="layout" svg:width="0.029cm" svg:height="0.374cm" svg:x="26.864cm" svg:y="14.966cm" svg:viewBox="0 0 30 375" draw:points="0,375 30,375 30,0 0,0">
          <text:p/>
        </draw:polygon>
        <draw:polygon draw:style-name="gr37" draw:text-style-name="P9" draw:layer="layout" svg:width="0.029cm" svg:height="0.374cm" svg:x="26.895cm" svg:y="14.966cm" svg:viewBox="0 0 30 375" draw:points="0,375 30,375 30,0 0,0">
          <text:p/>
        </draw:polygon>
        <draw:polygon draw:style-name="gr36" draw:text-style-name="P8" draw:layer="layout" svg:width="0.029cm" svg:height="0.374cm" svg:x="26.924cm" svg:y="14.966cm" svg:viewBox="0 0 30 375" draw:points="0,375 30,375 30,0 0,0">
          <text:p/>
        </draw:polygon>
        <draw:polygon draw:style-name="gr35" draw:text-style-name="P7" draw:layer="layout" svg:width="0.029cm" svg:height="0.374cm" svg:x="26.953cm" svg:y="14.966cm" svg:viewBox="0 0 30 375" draw:points="0,375 30,375 30,0 0,0">
          <text:p/>
        </draw:polygon>
        <draw:polygon draw:style-name="gr37" draw:text-style-name="P9" draw:layer="layout" svg:width="0.03cm" svg:height="0.374cm" svg:x="26.982cm" svg:y="14.966cm" svg:viewBox="0 0 31 375" draw:points="0,375 31,375 31,0 0,0">
          <text:p/>
        </draw:polygon>
        <draw:polygon draw:style-name="gr35" draw:text-style-name="P7" draw:layer="layout" svg:width="0.029cm" svg:height="0.374cm" svg:x="27.012cm" svg:y="14.966cm" svg:viewBox="0 0 30 375" draw:points="0,375 30,375 30,0 0,0">
          <text:p/>
        </draw:polygon>
        <draw:polygon draw:style-name="gr35" draw:text-style-name="P7" draw:layer="layout" svg:width="0.029cm" svg:height="0.374cm" svg:x="27.041cm" svg:y="14.966cm" svg:viewBox="0 0 30 375" draw:points="0,375 30,375 30,0 0,0">
          <text:p/>
        </draw:polygon>
        <draw:polygon draw:style-name="gr38" draw:text-style-name="P10" draw:layer="layout" svg:width="0.029cm" svg:height="0.374cm" svg:x="27.071cm" svg:y="14.966cm" svg:viewBox="0 0 30 375" draw:points="0,375 30,375 30,0 0,0">
          <text:p/>
        </draw:polygon>
        <draw:polygon draw:style-name="gr38" draw:text-style-name="P10" draw:layer="layout" svg:width="0.029cm" svg:height="0.374cm" svg:x="27.101cm" svg:y="14.966cm" svg:viewBox="0 0 30 375" draw:points="0,375 30,375 30,0 0,0">
          <text:p/>
        </draw:polygon>
        <draw:polygon draw:style-name="gr36" draw:text-style-name="P8" draw:layer="layout" svg:width="0.029cm" svg:height="0.374cm" svg:x="27.13cm" svg:y="14.966cm" svg:viewBox="0 0 30 375" draw:points="0,375 30,375 30,0 0,0">
          <text:p/>
        </draw:polygon>
        <draw:polygon draw:style-name="gr35" draw:text-style-name="P7" draw:layer="layout" svg:width="0.029cm" svg:height="0.374cm" svg:x="27.159cm" svg:y="14.966cm" svg:viewBox="0 0 30 375" draw:points="0,375 30,375 30,0 0,0">
          <text:p/>
        </draw:polygon>
        <draw:polygon draw:style-name="gr37" draw:text-style-name="P9" draw:layer="layout" svg:width="0.029cm" svg:height="0.374cm" svg:x="27.188cm" svg:y="14.966cm" svg:viewBox="0 0 30 375" draw:points="0,375 30,375 30,0 0,0">
          <text:p/>
        </draw:polygon>
        <draw:polygon draw:style-name="gr38" draw:text-style-name="P10" draw:layer="layout" svg:width="0.029cm" svg:height="0.374cm" svg:x="27.219cm" svg:y="14.966cm" svg:viewBox="0 0 30 375" draw:points="0,375 30,375 30,0 0,0">
          <text:p/>
        </draw:polygon>
        <draw:polygon draw:style-name="gr37" draw:text-style-name="P9" draw:layer="layout" svg:width="0.029cm" svg:height="0.374cm" svg:x="27.248cm" svg:y="14.966cm" svg:viewBox="0 0 30 375" draw:points="0,375 30,375 30,0 0,0">
          <text:p/>
        </draw:polygon>
        <draw:polygon draw:style-name="gr35" draw:text-style-name="P7" draw:layer="layout" svg:width="0.029cm" svg:height="0.374cm" svg:x="27.277cm" svg:y="14.966cm" svg:viewBox="0 0 30 375" draw:points="0,375 30,375 30,0 0,0">
          <text:p/>
        </draw:polygon>
        <draw:polygon draw:style-name="gr35" draw:text-style-name="P7" draw:layer="layout" svg:width="0.029cm" svg:height="0.374cm" svg:x="27.306cm" svg:y="14.966cm" svg:viewBox="0 0 30 375" draw:points="0,375 30,375 30,0 0,0">
          <text:p/>
        </draw:polygon>
        <draw:polygon draw:style-name="gr38" draw:text-style-name="P10" draw:layer="layout" svg:width="0.029cm" svg:height="0.374cm" svg:x="27.336cm" svg:y="14.966cm" svg:viewBox="0 0 30 375" draw:points="0,375 30,375 30,0 0,0">
          <text:p/>
        </draw:polygon>
        <draw:polygon draw:style-name="gr36" draw:text-style-name="P8" draw:layer="layout" svg:width="0.029cm" svg:height="0.374cm" svg:x="27.365cm" svg:y="14.966cm" svg:viewBox="0 0 30 375" draw:points="0,375 30,375 30,0 0,0">
          <text:p/>
        </draw:polygon>
        <draw:polygon draw:style-name="gr35" draw:text-style-name="P7" draw:layer="layout" svg:width="0.029cm" svg:height="0.374cm" svg:x="27.395cm" svg:y="14.966cm" svg:viewBox="0 0 30 375" draw:points="0,375 30,375 30,0 0,0">
          <text:p/>
        </draw:polygon>
        <draw:polygon draw:style-name="gr38" draw:text-style-name="P10" draw:layer="layout" svg:width="0.03cm" svg:height="0.374cm" svg:x="27.424cm" svg:y="14.966cm" svg:viewBox="0 0 31 375" draw:points="0,375 31,375 31,0 0,0">
          <text:p/>
        </draw:polygon>
        <draw:polygon draw:style-name="gr36" draw:text-style-name="P8" draw:layer="layout" svg:width="0.029cm" svg:height="0.374cm" svg:x="27.454cm" svg:y="14.966cm" svg:viewBox="0 0 30 375" draw:points="0,375 30,375 30,0 0,0">
          <text:p/>
        </draw:polygon>
        <draw:polygon draw:style-name="gr37" draw:text-style-name="P9" draw:layer="layout" svg:width="0.029cm" svg:height="0.374cm" svg:x="27.483cm" svg:y="14.966cm" svg:viewBox="0 0 30 375" draw:points="0,375 30,375 30,0 0,0">
          <text:p/>
        </draw:polygon>
        <draw:polygon draw:style-name="gr35" draw:text-style-name="P7" draw:layer="layout" svg:width="0.029cm" svg:height="0.374cm" svg:x="27.512cm" svg:y="14.966cm" svg:viewBox="0 0 30 375" draw:points="0,375 30,375 30,0 0,0">
          <text:p/>
        </draw:polygon>
        <draw:polygon draw:style-name="gr35" draw:text-style-name="P7" draw:layer="layout" svg:width="0.029cm" svg:height="0.374cm" svg:x="27.543cm" svg:y="14.966cm" svg:viewBox="0 0 30 375" draw:points="0,375 30,375 30,0 0,0">
          <text:p/>
        </draw:polygon>
        <draw:polygon draw:style-name="gr38" draw:text-style-name="P10" draw:layer="layout" svg:width="0.029cm" svg:height="0.374cm" svg:x="27.572cm" svg:y="14.966cm" svg:viewBox="0 0 30 375" draw:points="0,375 30,375 30,0 0,0">
          <text:p/>
        </draw:polygon>
        <draw:polygon draw:style-name="gr36" draw:text-style-name="P8" draw:layer="layout" svg:width="0.029cm" svg:height="0.374cm" svg:x="27.601cm" svg:y="14.966cm" svg:viewBox="0 0 30 375" draw:points="0,375 30,375 30,0 0,0">
          <text:p/>
        </draw:polygon>
        <draw:polygon draw:style-name="gr38" draw:text-style-name="P10" draw:layer="layout" svg:width="0.029cm" svg:height="0.374cm" svg:x="27.63cm" svg:y="14.966cm" svg:viewBox="0 0 30 375" draw:points="0,375 30,375 30,0 0,0">
          <text:p/>
        </draw:polygon>
        <draw:polygon draw:style-name="gr38" draw:text-style-name="P10" draw:layer="layout" svg:width="0.029cm" svg:height="0.374cm" svg:x="27.66cm" svg:y="14.966cm" svg:viewBox="0 0 30 375" draw:points="0,375 30,375 30,0 0,0">
          <text:p/>
        </draw:polygon>
        <draw:polygon draw:style-name="gr38" draw:text-style-name="P10" draw:layer="layout" svg:width="0.029cm" svg:height="0.374cm" svg:x="27.689cm" svg:y="14.966cm" svg:viewBox="0 0 30 375" draw:points="0,375 30,375 30,0 0,0">
          <text:p/>
        </draw:polygon>
        <draw:polygon draw:style-name="gr37" draw:text-style-name="P9" draw:layer="layout" svg:width="0.029cm" svg:height="0.374cm" svg:x="27.719cm" svg:y="14.966cm" svg:viewBox="0 0 30 375" draw:points="0,375 30,375 30,0 0,0">
          <text:p/>
        </draw:polygon>
        <draw:polygon draw:style-name="gr35" draw:text-style-name="P7" draw:layer="layout" svg:width="0.029cm" svg:height="0.374cm" svg:x="27.748cm" svg:y="14.966cm" svg:viewBox="0 0 30 375" draw:points="0,375 30,375 30,0 0,0">
          <text:p/>
        </draw:polygon>
        <draw:polygon draw:style-name="gr35" draw:text-style-name="P7" draw:layer="layout" svg:width="0.029cm" svg:height="0.374cm" svg:x="27.778cm" svg:y="14.966cm" svg:viewBox="0 0 30 375" draw:points="0,375 30,375 30,0 0,0">
          <text:p/>
        </draw:polygon>
        <draw:polygon draw:style-name="gr36" draw:text-style-name="P8" draw:layer="layout" svg:width="0.029cm" svg:height="0.374cm" svg:x="27.807cm" svg:y="14.966cm" svg:viewBox="0 0 30 375" draw:points="0,375 30,375 30,0 0,0">
          <text:p/>
        </draw:polygon>
        <draw:polygon draw:style-name="gr37" draw:text-style-name="P9" draw:layer="layout" svg:width="0.03cm" svg:height="0.374cm" svg:x="27.836cm" svg:y="14.966cm" svg:viewBox="0 0 31 375" draw:points="0,375 31,375 31,0 0,0">
          <text:p/>
        </draw:polygon>
        <draw:polygon draw:style-name="gr36" draw:text-style-name="P8" draw:layer="layout" svg:width="0.029cm" svg:height="0.374cm" svg:x="27.867cm" svg:y="14.966cm" svg:viewBox="0 0 30 375" draw:points="0,375 30,375 30,0 0,0">
          <text:p/>
        </draw:polygon>
        <draw:polygon draw:style-name="gr35" draw:text-style-name="P7" draw:layer="layout" svg:width="0.029cm" svg:height="0.374cm" svg:x="27.896cm" svg:y="14.966cm" svg:viewBox="0 0 30 375" draw:points="0,375 30,375 30,0 0,0">
          <text:p/>
        </draw:polygon>
        <draw:polygon draw:style-name="gr36" draw:text-style-name="P8" draw:layer="layout" svg:width="0.029cm" svg:height="0.374cm" svg:x="27.925cm" svg:y="14.966cm" svg:viewBox="0 0 30 375" draw:points="0,375 30,375 30,0 0,0">
          <text:p/>
        </draw:polygon>
        <draw:polygon draw:style-name="gr36" draw:text-style-name="P8" draw:layer="layout" svg:width="0.029cm" svg:height="0.374cm" svg:x="27.955cm" svg:y="14.966cm" svg:viewBox="0 0 30 375" draw:points="0,375 30,375 30,0 0,0">
          <text:p/>
        </draw:polygon>
        <draw:polygon draw:style-name="gr38" draw:text-style-name="P10" draw:layer="layout" svg:width="0.029cm" svg:height="0.374cm" svg:x="27.984cm" svg:y="14.966cm" svg:viewBox="0 0 30 375" draw:points="0,375 30,375 30,0 0,0">
          <text:p/>
        </draw:polygon>
        <draw:polygon draw:style-name="gr38" draw:text-style-name="P10" draw:layer="layout" svg:width="0.029cm" svg:height="0.374cm" svg:x="28.013cm" svg:y="14.966cm" svg:viewBox="0 0 30 375" draw:points="0,375 30,375 30,0 0,0">
          <text:p/>
        </draw:polygon>
        <draw:polygon draw:style-name="gr37" draw:text-style-name="P9" draw:layer="layout" svg:width="0.029cm" svg:height="0.374cm" svg:x="28.043cm" svg:y="14.966cm" svg:viewBox="0 0 30 375" draw:points="0,375 30,375 30,0 0,0">
          <text:p/>
        </draw:polygon>
        <draw:polygon draw:style-name="gr36" draw:text-style-name="P8" draw:layer="layout" svg:width="0.029cm" svg:height="0.374cm" svg:x="28.072cm" svg:y="14.966cm" svg:viewBox="0 0 30 375" draw:points="0,375 30,375 30,0 0,0">
          <text:p/>
        </draw:polygon>
        <draw:polygon draw:style-name="gr37" draw:text-style-name="P9" draw:layer="layout" svg:width="0.029cm" svg:height="0.374cm" svg:x="28.102cm" svg:y="14.966cm" svg:viewBox="0 0 30 375" draw:points="0,375 30,375 30,0 0,0">
          <text:p/>
        </draw:polygon>
        <draw:polygon draw:style-name="gr36" draw:text-style-name="P8" draw:layer="layout" svg:width="0.029cm" svg:height="0.374cm" svg:x="28.131cm" svg:y="14.966cm" svg:viewBox="0 0 30 375" draw:points="0,375 30,375 30,0 0,0">
          <text:p/>
        </draw:polygon>
        <draw:polygon draw:style-name="gr36" draw:text-style-name="P8" draw:layer="layout" svg:width="0.029cm" svg:height="0.374cm" svg:x="28.16cm" svg:y="14.966cm" svg:viewBox="0 0 30 375" draw:points="0,375 30,375 30,0 0,0">
          <text:p/>
        </draw:polygon>
        <draw:polygon draw:style-name="gr36" draw:text-style-name="P8" draw:layer="layout" svg:width="0.03cm" svg:height="0.374cm" svg:x="28.189cm" svg:y="14.966cm" svg:viewBox="0 0 31 375" draw:points="0,375 31,375 31,0 0,0">
          <text:p/>
        </draw:polygon>
        <draw:polygon draw:style-name="gr36" draw:text-style-name="P8" draw:layer="layout" svg:width="0.029cm" svg:height="0.374cm" svg:x="28.22cm" svg:y="14.966cm" svg:viewBox="0 0 30 375" draw:points="0,375 30,375 30,0 0,0">
          <text:p/>
        </draw:polygon>
        <draw:polygon draw:style-name="gr38" draw:text-style-name="P10" draw:layer="layout" svg:width="0.029cm" svg:height="0.374cm" svg:x="28.249cm" svg:y="14.966cm" svg:viewBox="0 0 30 375" draw:points="0,375 30,375 30,0 0,0">
          <text:p/>
        </draw:polygon>
        <draw:polygon draw:style-name="gr38" draw:text-style-name="P10" draw:layer="layout" svg:width="0.03cm" svg:height="0.374cm" svg:x="28.278cm" svg:y="14.966cm" svg:viewBox="0 0 31 375" draw:points="0,375 31,375 31,0 0,0">
          <text:p/>
        </draw:polygon>
        <draw:polygon draw:style-name="gr37" draw:text-style-name="P9" draw:layer="layout" svg:width="0.029cm" svg:height="0.374cm" svg:x="28.308cm" svg:y="14.966cm" svg:viewBox="0 0 30 375" draw:points="0,375 30,375 30,0 0,0">
          <text:p/>
        </draw:polygon>
        <draw:polygon draw:style-name="gr37" draw:text-style-name="P9" draw:layer="layout" svg:width="0.029cm" svg:height="0.374cm" svg:x="28.337cm" svg:y="14.966cm" svg:viewBox="0 0 30 375" draw:points="0,375 30,375 30,0 0,0">
          <text:p/>
        </draw:polygon>
        <draw:polygon draw:style-name="gr38" draw:text-style-name="P10" draw:layer="layout" svg:width="0.029cm" svg:height="0.374cm" svg:x="28.366cm" svg:y="14.966cm" svg:viewBox="0 0 30 375" draw:points="0,375 30,375 30,0 0,0">
          <text:p/>
        </draw:polygon>
        <draw:polygon draw:style-name="gr35" draw:text-style-name="P7" draw:layer="layout" svg:width="0.029cm" svg:height="0.374cm" svg:x="28.397cm" svg:y="14.966cm" svg:viewBox="0 0 30 375" draw:points="0,375 30,375 30,0 0,0">
          <text:p/>
        </draw:polygon>
        <draw:polygon draw:style-name="gr38" draw:text-style-name="P10" draw:layer="layout" svg:width="0.029cm" svg:height="0.374cm" svg:x="28.426cm" svg:y="14.966cm" svg:viewBox="0 0 30 375" draw:points="0,375 30,375 30,0 0,0">
          <text:p/>
        </draw:polygon>
        <draw:polygon draw:style-name="gr38" draw:text-style-name="P10" draw:layer="layout" svg:width="0.029cm" svg:height="0.374cm" svg:x="28.455cm" svg:y="14.966cm" svg:viewBox="0 0 30 375" draw:points="0,375 30,375 30,0 0,0">
          <text:p/>
        </draw:polygon>
        <draw:polygon draw:style-name="gr36" draw:text-style-name="P8" draw:layer="layout" svg:width="0.029cm" svg:height="0.374cm" svg:x="28.484cm" svg:y="14.966cm" svg:viewBox="0 0 30 375" draw:points="0,375 30,375 30,0 0,0">
          <text:p/>
        </draw:polygon>
        <draw:polygon draw:style-name="gr36" draw:text-style-name="P8" draw:layer="layout" svg:width="0.029cm" svg:height="0.374cm" svg:x="28.514cm" svg:y="14.966cm" svg:viewBox="0 0 30 375" draw:points="0,375 30,375 30,0 0,0">
          <text:p/>
        </draw:polygon>
        <draw:polygon draw:style-name="gr37" draw:text-style-name="P9" draw:layer="layout" svg:width="0.029cm" svg:height="0.374cm" svg:x="28.544cm" svg:y="14.966cm" svg:viewBox="0 0 30 375" draw:points="0,375 30,375 30,0 0,0">
          <text:p/>
        </draw:polygon>
        <draw:polygon draw:style-name="gr35" draw:text-style-name="P7" draw:layer="layout" svg:width="0.029cm" svg:height="0.374cm" svg:x="28.573cm" svg:y="14.966cm" svg:viewBox="0 0 30 375" draw:points="0,375 30,375 30,0 0,0">
          <text:p/>
        </draw:polygon>
        <draw:polygon draw:style-name="gr37" draw:text-style-name="P9" draw:layer="layout" svg:width="0.029cm" svg:height="0.374cm" svg:x="28.602cm" svg:y="14.966cm" svg:viewBox="0 0 30 375" draw:points="0,375 30,375 30,0 0,0">
          <text:p/>
        </draw:polygon>
        <draw:polygon draw:style-name="gr37" draw:text-style-name="P9" draw:layer="layout" svg:width="0.03cm" svg:height="0.374cm" svg:x="28.631cm" svg:y="14.966cm" svg:viewBox="0 0 31 375" draw:points="0,375 31,375 31,0 0,0">
          <text:p/>
        </draw:polygon>
        <draw:polygon draw:style-name="gr37" draw:text-style-name="P9" draw:layer="layout" svg:width="0.029cm" svg:height="0.374cm" svg:x="28.661cm" svg:y="14.966cm" svg:viewBox="0 0 30 375" draw:points="0,375 30,375 30,0 0,0">
          <text:p/>
        </draw:polygon>
        <draw:polygon draw:style-name="gr37" draw:text-style-name="P9" draw:layer="layout" svg:width="0.029cm" svg:height="0.374cm" svg:x="28.69cm" svg:y="14.966cm" svg:viewBox="0 0 30 375" draw:points="0,375 30,375 30,0 0,0">
          <text:p/>
        </draw:polygon>
        <draw:polygon draw:style-name="gr36" draw:text-style-name="P8" draw:layer="layout" svg:width="0.029cm" svg:height="0.374cm" svg:x="28.721cm" svg:y="14.966cm" svg:viewBox="0 0 30 375" draw:points="0,375 30,375 30,0 0,0">
          <text:p/>
        </draw:polygon>
        <draw:polygon draw:style-name="gr35" draw:text-style-name="P7" draw:layer="layout" svg:width="0.029cm" svg:height="0.374cm" svg:x="28.75cm" svg:y="14.966cm" svg:viewBox="0 0 30 375" draw:points="0,375 30,375 30,0 0,0">
          <text:p/>
        </draw:polygon>
        <draw:polygon draw:style-name="gr38" draw:text-style-name="P10" draw:layer="layout" svg:width="0.029cm" svg:height="0.374cm" svg:x="28.779cm" svg:y="14.966cm" svg:viewBox="0 0 30 375" draw:points="0,375 30,375 30,0 0,0">
          <text:p/>
        </draw:polygon>
        <draw:polygon draw:style-name="gr37" draw:text-style-name="P9" draw:layer="layout" svg:width="0.029cm" svg:height="0.374cm" svg:x="28.808cm" svg:y="14.966cm" svg:viewBox="0 0 30 375" draw:points="0,375 30,375 30,0 0,0">
          <text:p/>
        </draw:polygon>
        <draw:polygon draw:style-name="gr36" draw:text-style-name="P8" draw:layer="layout" svg:width="0.029cm" svg:height="0.374cm" svg:x="28.838cm" svg:y="14.966cm" svg:viewBox="0 0 30 375" draw:points="0,375 30,375 30,0 0,0">
          <text:p/>
        </draw:polygon>
        <draw:polygon draw:style-name="gr36" draw:text-style-name="P8" draw:layer="layout" svg:width="0.029cm" svg:height="0.374cm" svg:x="28.868cm" svg:y="14.966cm" svg:viewBox="0 0 30 375" draw:points="0,375 30,375 30,0 0,0">
          <text:p/>
        </draw:polygon>
        <draw:polygon draw:style-name="gr38" draw:text-style-name="P10" draw:layer="layout" svg:width="0.029cm" svg:height="0.374cm" svg:x="28.897cm" svg:y="14.966cm" svg:viewBox="0 0 30 375" draw:points="0,375 30,375 30,0 0,0">
          <text:p/>
        </draw:polygon>
        <draw:polygon draw:style-name="gr37" draw:text-style-name="P9" draw:layer="layout" svg:width="0.029cm" svg:height="0.374cm" svg:x="28.926cm" svg:y="14.966cm" svg:viewBox="0 0 30 375" draw:points="0,375 30,375 30,0 0,0">
          <text:p/>
        </draw:polygon>
        <draw:polygon draw:style-name="gr38" draw:text-style-name="P10" draw:layer="layout" svg:width="0.029cm" svg:height="0.374cm" svg:x="28.956cm" svg:y="14.966cm" svg:viewBox="0 0 30 375" draw:points="0,375 30,375 30,0 0,0">
          <text:p/>
        </draw:polygon>
        <draw:polygon draw:style-name="gr38" draw:text-style-name="P10" draw:layer="layout" svg:width="0.029cm" svg:height="0.374cm" svg:x="28.985cm" svg:y="14.966cm" svg:viewBox="0 0 30 375" draw:points="0,375 30,375 30,0 0,0">
          <text:p/>
        </draw:polygon>
        <draw:polygon draw:style-name="gr36" draw:text-style-name="P8" draw:layer="layout" svg:width="0.029cm" svg:height="0.374cm" svg:x="29.014cm" svg:y="14.966cm" svg:viewBox="0 0 30 375" draw:points="0,375 30,375 30,0 0,0">
          <text:p/>
        </draw:polygon>
        <draw:polygon draw:style-name="gr37" draw:text-style-name="P9" draw:layer="layout" svg:width="0.03cm" svg:height="0.374cm" svg:x="29.044cm" svg:y="14.966cm" svg:viewBox="0 0 31 375" draw:points="0,375 31,375 31,0 0,0">
          <text:p/>
        </draw:polygon>
        <draw:polygon draw:style-name="gr35" draw:text-style-name="P7" draw:layer="layout" svg:width="0.029cm" svg:height="0.374cm" svg:x="29.074cm" svg:y="14.966cm" svg:viewBox="0 0 30 375" draw:points="0,375 30,375 30,0 0,0">
          <text:p/>
        </draw:polygon>
        <draw:polygon draw:style-name="gr37" draw:text-style-name="P9" draw:layer="layout" svg:width="0.029cm" svg:height="0.374cm" svg:x="29.103cm" svg:y="14.966cm" svg:viewBox="0 0 30 375" draw:points="0,375 30,375 30,0 0,0">
          <text:p/>
        </draw:polygon>
        <draw:polygon draw:style-name="gr39" draw:text-style-name="P11" draw:layer="layout" svg:width="0.029cm" svg:height="0.374cm" svg:x="29.132cm" svg:y="14.966cm" svg:viewBox="0 0 30 375" draw:points="0,375 30,375 30,0 0,0">
          <text:p/>
        </draw:polygon>
        <draw:polygon draw:style-name="gr37" draw:text-style-name="P9" draw:layer="layout" svg:width="0.029cm" svg:height="0.374cm" svg:x="29.162cm" svg:y="14.966cm" svg:viewBox="0 0 30 375" draw:points="0,375 30,375 30,0 0,0">
          <text:p/>
        </draw:polygon>
        <draw:polygon draw:style-name="gr38" draw:text-style-name="P10" draw:layer="layout" svg:width="0.029cm" svg:height="0.374cm" svg:x="29.192cm" svg:y="14.966cm" svg:viewBox="0 0 30 375" draw:points="0,375 30,375 30,0 0,0">
          <text:p/>
        </draw:polygon>
        <draw:polygon draw:style-name="gr36" draw:text-style-name="P8" draw:layer="layout" svg:width="0.029cm" svg:height="0.374cm" svg:x="29.221cm" svg:y="14.966cm" svg:viewBox="0 0 30 375" draw:points="0,375 30,375 30,0 0,0">
          <text:p/>
        </draw:polygon>
        <draw:polygon draw:style-name="gr38" draw:text-style-name="P10" draw:layer="layout" svg:width="0.029cm" svg:height="0.374cm" svg:x="29.25cm" svg:y="14.966cm" svg:viewBox="0 0 30 375" draw:points="0,375 30,375 30,0 0,0">
          <text:p/>
        </draw:polygon>
        <draw:polygon draw:style-name="gr38" draw:text-style-name="P10" draw:layer="layout" svg:width="0.029cm" svg:height="0.374cm" svg:x="29.28cm" svg:y="14.966cm" svg:viewBox="0 0 30 375" draw:points="0,375 30,375 30,0 0,0">
          <text:p/>
        </draw:polygon>
        <draw:polygon draw:style-name="gr37" draw:text-style-name="P9" draw:layer="layout" svg:width="0.029cm" svg:height="0.374cm" svg:x="29.309cm" svg:y="14.966cm" svg:viewBox="0 0 30 375" draw:points="0,375 30,375 30,0 0,0">
          <text:p/>
        </draw:polygon>
        <draw:polygon draw:style-name="gr35" draw:text-style-name="P7" draw:layer="layout" svg:width="0.029cm" svg:height="0.374cm" svg:x="29.338cm" svg:y="14.966cm" svg:viewBox="0 0 30 375" draw:points="0,375 30,375 30,0 0,0">
          <text:p/>
        </draw:polygon>
        <draw:polygon draw:style-name="gr35" draw:text-style-name="P7" draw:layer="layout" svg:width="0.029cm" svg:height="0.374cm" svg:x="29.368cm" svg:y="14.966cm" svg:viewBox="0 0 30 375" draw:points="0,375 30,375 30,0 0,0">
          <text:p/>
        </draw:polygon>
        <draw:polygon draw:style-name="gr38" draw:text-style-name="P10" draw:layer="layout" svg:width="0.029cm" svg:height="0.374cm" svg:x="29.398cm" svg:y="14.966cm" svg:viewBox="0 0 30 375" draw:points="0,375 30,375 30,0 0,0">
          <text:p/>
        </draw:polygon>
        <draw:polygon draw:style-name="gr38" draw:text-style-name="P10" draw:layer="layout" svg:width="0.029cm" svg:height="0.374cm" svg:x="29.427cm" svg:y="14.966cm" svg:viewBox="0 0 30 375" draw:points="0,375 30,375 30,0 0,0">
          <text:p/>
        </draw:polygon>
        <draw:polygon draw:style-name="gr36" draw:text-style-name="P8" draw:layer="layout" svg:width="0.029cm" svg:height="0.374cm" svg:x="29.456cm" svg:y="14.966cm" svg:viewBox="0 0 30 375" draw:points="0,375 30,375 30,0 0,0">
          <text:p/>
        </draw:polygon>
        <draw:polygon draw:style-name="gr38" draw:text-style-name="P10" draw:layer="layout" svg:width="0.03cm" svg:height="0.374cm" svg:x="29.485cm" svg:y="14.966cm" svg:viewBox="0 0 31 375" draw:points="0,375 31,375 31,0 0,0">
          <text:p/>
        </draw:polygon>
        <draw:polygon draw:style-name="gr38" draw:text-style-name="P10" draw:layer="layout" svg:width="0.029cm" svg:height="0.374cm" svg:x="29.516cm" svg:y="14.966cm" svg:viewBox="0 0 30 375" draw:points="0,375 30,375 30,0 0,0">
          <text:p/>
        </draw:polygon>
        <draw:polygon draw:style-name="gr36" draw:text-style-name="P8" draw:layer="layout" svg:width="0.029cm" svg:height="0.374cm" svg:x="29.545cm" svg:y="14.966cm" svg:viewBox="0 0 30 375" draw:points="0,375 30,375 30,0 0,0">
          <text:p/>
        </draw:polygon>
        <draw:polygon draw:style-name="gr37" draw:text-style-name="P9" draw:layer="layout" svg:width="0.029cm" svg:height="0.374cm" svg:x="29.574cm" svg:y="14.966cm" svg:viewBox="0 0 30 375" draw:points="0,375 30,375 30,0 0,0">
          <text:p/>
        </draw:polygon>
        <draw:polygon draw:style-name="gr36" draw:text-style-name="P8" draw:layer="layout" svg:width="0.029cm" svg:height="0.374cm" svg:x="29.604cm" svg:y="14.966cm" svg:viewBox="0 0 30 375" draw:points="0,375 30,375 30,0 0,0">
          <text:p/>
        </draw:polygon>
        <draw:polygon draw:style-name="gr36" draw:text-style-name="P8" draw:layer="layout" svg:width="0.029cm" svg:height="0.374cm" svg:x="29.633cm" svg:y="14.966cm" svg:viewBox="0 0 30 375" draw:points="0,375 30,375 30,0 0,0">
          <text:p/>
        </draw:polygon>
        <draw:polygon draw:style-name="gr36" draw:text-style-name="P8" draw:layer="layout" svg:width="0.029cm" svg:height="0.374cm" svg:x="29.662cm" svg:y="14.966cm" svg:viewBox="0 0 30 375" draw:points="0,375 30,375 30,0 0,0">
          <text:p/>
        </draw:polygon>
        <draw:polygon draw:style-name="gr36" draw:text-style-name="P8" draw:layer="layout" svg:width="0.029cm" svg:height="0.374cm" svg:x="29.692cm" svg:y="14.966cm" svg:viewBox="0 0 30 375" draw:points="0,375 30,375 30,0 0,0">
          <text:p/>
        </draw:polygon>
        <draw:polygon draw:style-name="gr38" draw:text-style-name="P10" draw:layer="layout" svg:width="0.029cm" svg:height="0.374cm" svg:x="29.722cm" svg:y="14.966cm" svg:viewBox="0 0 30 375" draw:points="0,375 30,375 30,0 0,0">
          <text:p/>
        </draw:polygon>
        <draw:polygon draw:style-name="gr37" draw:text-style-name="P9" draw:layer="layout" svg:width="0.029cm" svg:height="0.374cm" svg:x="29.751cm" svg:y="14.966cm" svg:viewBox="0 0 30 375" draw:points="0,375 30,375 30,0 0,0">
          <text:p/>
        </draw:polygon>
        <draw:polygon draw:style-name="gr36" draw:text-style-name="P8" draw:layer="layout" svg:width="0.029cm" svg:height="0.374cm" svg:x="29.78cm" svg:y="14.966cm" svg:viewBox="0 0 30 375" draw:points="0,375 30,375 30,0 0,0">
          <text:p/>
        </draw:polygon>
        <draw:polygon draw:style-name="gr36" draw:text-style-name="P8" draw:layer="layout" svg:width="0.03cm" svg:height="0.374cm" svg:x="29.809cm" svg:y="14.966cm" svg:viewBox="0 0 31 375" draw:points="0,375 31,375 31,0 0,0">
          <text:p/>
        </draw:polygon>
        <draw:polygon draw:style-name="gr37" draw:text-style-name="P9" draw:layer="layout" svg:width="0.029cm" svg:height="0.374cm" svg:x="29.84cm" svg:y="14.966cm" svg:viewBox="0 0 30 375" draw:points="0,375 30,375 30,0 0,0">
          <text:p/>
        </draw:polygon>
        <draw:polygon draw:style-name="gr37" draw:text-style-name="P9" draw:layer="layout" svg:width="0.029cm" svg:height="0.374cm" svg:x="29.869cm" svg:y="14.966cm" svg:viewBox="0 0 30 375" draw:points="0,375 30,375 30,0 0,0">
          <text:p/>
        </draw:polygon>
        <draw:polygon draw:style-name="gr38" draw:text-style-name="P10" draw:layer="layout" svg:width="0.03cm" svg:height="0.374cm" svg:x="29.898cm" svg:y="14.966cm" svg:viewBox="0 0 31 375" draw:points="0,375 31,375 31,0 0,0">
          <text:p/>
        </draw:polygon>
        <draw:polygon draw:style-name="gr38" draw:text-style-name="P10" draw:layer="layout" svg:width="0.029cm" svg:height="0.374cm" svg:x="29.928cm" svg:y="14.966cm" svg:viewBox="0 0 30 375" draw:points="0,375 30,375 30,0 0,0">
          <text:p/>
        </draw:polygon>
        <draw:polygon draw:style-name="gr38" draw:text-style-name="P10" draw:layer="layout" svg:width="0.029cm" svg:height="0.374cm" svg:x="29.957cm" svg:y="14.966cm" svg:viewBox="0 0 30 375" draw:points="0,375 30,375 30,0 0,0">
          <text:p/>
        </draw:polygon>
        <draw:polygon draw:style-name="gr42" draw:text-style-name="P14" draw:layer="layout" svg:width="0.029cm" svg:height="0.374cm" svg:x="29.986cm" svg:y="14.966cm" svg:viewBox="0 0 30 375" draw:points="0,375 30,375 30,0 0,0">
          <text:p/>
        </draw:polygon>
        <draw:polygon draw:style-name="gr37" draw:text-style-name="P9" draw:layer="layout" svg:width="0.029cm" svg:height="0.374cm" svg:x="30.046cm" svg:y="14.966cm" svg:viewBox="0 0 30 375" draw:points="0,375 30,375 30,0 0,0">
          <text:p/>
        </draw:polygon>
        <draw:polygon draw:style-name="gr38" draw:text-style-name="P10" draw:layer="layout" svg:width="0.029cm" svg:height="0.374cm" svg:x="30.075cm" svg:y="14.966cm" svg:viewBox="0 0 30 375" draw:points="0,375 30,375 30,0 0,0">
          <text:p/>
        </draw:polygon>
        <draw:polygon draw:style-name="gr35" draw:text-style-name="P7" draw:layer="layout" svg:width="0.029cm" svg:height="0.374cm" svg:x="30.104cm" svg:y="14.966cm" svg:viewBox="0 0 30 375" draw:points="0,375 30,375 30,0 0,0">
          <text:p/>
        </draw:polygon>
        <draw:polygon draw:style-name="gr35" draw:text-style-name="P7" draw:layer="layout" svg:width="0.029cm" svg:height="0.374cm" svg:x="30.133cm" svg:y="14.966cm" svg:viewBox="0 0 30 375" draw:points="0,375 30,375 30,0 0,0">
          <text:p/>
        </draw:polygon>
        <draw:polygon draw:style-name="gr40" draw:text-style-name="P12" draw:layer="layout" svg:width="0.029cm" svg:height="0.374cm" svg:x="30.163cm" svg:y="14.966cm" svg:viewBox="0 0 30 375" draw:points="0,375 30,375 30,0 0,0">
          <text:p/>
        </draw:polygon>
        <draw:polygon draw:style-name="gr37" draw:text-style-name="P9" draw:layer="layout" svg:width="0.029cm" svg:height="0.374cm" svg:x="30.193cm" svg:y="14.966cm" svg:viewBox="0 0 30 375" draw:points="0,375 30,375 30,0 0,0">
          <text:p/>
        </draw:polygon>
        <draw:polygon draw:style-name="gr35" draw:text-style-name="P7" draw:layer="layout" svg:width="0.029cm" svg:height="0.374cm" svg:x="30.222cm" svg:y="14.966cm" svg:viewBox="0 0 30 375" draw:points="0,375 30,375 30,0 0,0">
          <text:p/>
        </draw:polygon>
        <draw:polygon draw:style-name="gr37" draw:text-style-name="P9" draw:layer="layout" svg:width="0.03cm" svg:height="0.374cm" svg:x="30.251cm" svg:y="14.966cm" svg:viewBox="0 0 31 375" draw:points="0,375 31,375 31,0 0,0">
          <text:p/>
        </draw:polygon>
        <draw:polygon draw:style-name="gr35" draw:text-style-name="P7" draw:layer="layout" svg:width="0.029cm" svg:height="0.374cm" svg:x="30.281cm" svg:y="14.966cm" svg:viewBox="0 0 30 375" draw:points="0,375 30,375 30,0 0,0">
          <text:p/>
        </draw:polygon>
        <draw:polygon draw:style-name="gr36" draw:text-style-name="P8" draw:layer="layout" svg:width="0.029cm" svg:height="0.374cm" svg:x="30.31cm" svg:y="14.966cm" svg:viewBox="0 0 30 375" draw:points="0,375 30,375 30,0 0,0">
          <text:p/>
        </draw:polygon>
        <draw:polygon draw:style-name="gr36" draw:text-style-name="P8" draw:layer="layout" svg:width="0.03cm" svg:height="0.374cm" svg:x="30.339cm" svg:y="14.966cm" svg:viewBox="0 0 31 375" draw:points="0,375 31,375 31,0 0,0">
          <text:p/>
        </draw:polygon>
        <draw:polygon draw:style-name="gr37" draw:text-style-name="P9" draw:layer="layout" svg:width="0.029cm" svg:height="0.374cm" svg:x="30.37cm" svg:y="14.966cm" svg:viewBox="0 0 30 375" draw:points="0,375 30,375 30,0 0,0">
          <text:p/>
        </draw:polygon>
        <draw:polygon draw:style-name="gr37" draw:text-style-name="P9" draw:layer="layout" svg:width="0.029cm" svg:height="0.374cm" svg:x="30.399cm" svg:y="14.966cm" svg:viewBox="0 0 30 375" draw:points="0,375 30,375 30,0 0,0">
          <text:p/>
        </draw:polygon>
        <draw:polygon draw:style-name="gr37" draw:text-style-name="P9" draw:layer="layout" svg:width="0.029cm" svg:height="0.374cm" svg:x="30.428cm" svg:y="14.966cm" svg:viewBox="0 0 30 375" draw:points="0,375 30,375 30,0 0,0">
          <text:p/>
        </draw:polygon>
        <draw:polygon draw:style-name="gr35" draw:text-style-name="P7" draw:layer="layout" svg:width="0.029cm" svg:height="0.374cm" svg:x="30.458cm" svg:y="14.966cm" svg:viewBox="0 0 30 375" draw:points="0,375 30,375 30,0 0,0">
          <text:p/>
        </draw:polygon>
        <draw:polygon draw:style-name="gr37" draw:text-style-name="P9" draw:layer="layout" svg:width="0.029cm" svg:height="0.374cm" svg:x="30.487cm" svg:y="14.966cm" svg:viewBox="0 0 30 375" draw:points="0,375 30,375 30,0 0,0">
          <text:p/>
        </draw:polygon>
        <draw:polygon draw:style-name="gr37" draw:text-style-name="P9" draw:layer="layout" svg:width="0.029cm" svg:height="0.374cm" svg:x="30.517cm" svg:y="14.966cm" svg:viewBox="0 0 30 375" draw:points="0,375 30,375 30,0 0,0">
          <text:p/>
        </draw:polygon>
        <draw:polygon draw:style-name="gr35" draw:text-style-name="P7" draw:layer="layout" svg:width="0.029cm" svg:height="0.374cm" svg:x="30.546cm" svg:y="14.966cm" svg:viewBox="0 0 30 375" draw:points="0,375 30,375 30,0 0,0">
          <text:p/>
        </draw:polygon>
        <draw:polygon draw:style-name="gr35" draw:text-style-name="P7" draw:layer="layout" svg:width="0.029cm" svg:height="0.374cm" svg:x="30.576cm" svg:y="14.966cm" svg:viewBox="0 0 30 375" draw:points="0,375 30,375 30,0 0,0">
          <text:p/>
        </draw:polygon>
        <draw:polygon draw:style-name="gr37" draw:text-style-name="P9" draw:layer="layout" svg:width="0.029cm" svg:height="0.374cm" svg:x="30.605cm" svg:y="14.966cm" svg:viewBox="0 0 30 375" draw:points="0,375 30,375 30,0 0,0">
          <text:p/>
        </draw:polygon>
        <draw:polygon draw:style-name="gr37" draw:text-style-name="P9" draw:layer="layout" svg:width="0.029cm" svg:height="0.374cm" svg:x="30.634cm" svg:y="14.966cm" svg:viewBox="0 0 30 375" draw:points="0,375 30,375 30,0 0,0">
          <text:p/>
        </draw:polygon>
        <draw:polygon draw:style-name="gr36" draw:text-style-name="P8" draw:layer="layout" svg:width="0.03cm" svg:height="0.374cm" svg:x="30.663cm" svg:y="14.966cm" svg:viewBox="0 0 31 375" draw:points="0,375 31,375 31,0 0,0">
          <text:p/>
        </draw:polygon>
        <draw:polygon draw:style-name="gr37" draw:text-style-name="P9" draw:layer="layout" svg:width="0.029cm" svg:height="0.374cm" svg:x="30.694cm" svg:y="14.966cm" svg:viewBox="0 0 30 375" draw:points="0,375 30,375 30,0 0,0">
          <text:p/>
        </draw:polygon>
        <draw:polygon draw:style-name="gr37" draw:text-style-name="P9" draw:layer="layout" svg:width="0.029cm" svg:height="0.374cm" svg:x="30.723cm" svg:y="14.966cm" svg:viewBox="0 0 30 375" draw:points="0,375 30,375 30,0 0,0">
          <text:p/>
        </draw:polygon>
        <draw:polygon draw:style-name="gr35" draw:text-style-name="P7" draw:layer="layout" svg:width="0.029cm" svg:height="0.374cm" svg:x="30.752cm" svg:y="14.966cm" svg:viewBox="0 0 30 375" draw:points="0,375 30,375 30,0 0,0">
          <text:p/>
        </draw:polygon>
        <draw:polygon draw:style-name="gr36" draw:text-style-name="P8" draw:layer="layout" svg:width="0.029cm" svg:height="0.374cm" svg:x="30.782cm" svg:y="14.966cm" svg:viewBox="0 0 30 375" draw:points="0,375 30,375 30,0 0,0">
          <text:p/>
        </draw:polygon>
        <draw:polygon draw:style-name="gr37" draw:text-style-name="P9" draw:layer="layout" svg:width="0.029cm" svg:height="0.374cm" svg:x="30.811cm" svg:y="14.966cm" svg:viewBox="0 0 30 375" draw:points="0,375 30,375 30,0 0,0">
          <text:p/>
        </draw:polygon>
        <draw:polygon draw:style-name="gr38" draw:text-style-name="P10" draw:layer="layout" svg:width="0.029cm" svg:height="0.374cm" svg:x="30.841cm" svg:y="14.966cm" svg:viewBox="0 0 30 375" draw:points="0,375 30,375 30,0 0,0">
          <text:p/>
        </draw:polygon>
        <draw:polygon draw:style-name="gr37" draw:text-style-name="P9" draw:layer="layout" svg:width="0.029cm" svg:height="0.374cm" svg:x="30.87cm" svg:y="14.966cm" svg:viewBox="0 0 30 375" draw:points="0,375 30,375 30,0 0,0">
          <text:p/>
        </draw:polygon>
        <draw:polygon draw:style-name="gr37" draw:text-style-name="P9" draw:layer="layout" svg:width="0.029cm" svg:height="0.374cm" svg:x="30.9cm" svg:y="14.966cm" svg:viewBox="0 0 30 375" draw:points="0,375 30,375 30,0 0,0">
          <text:p/>
        </draw:polygon>
        <draw:polygon draw:style-name="gr37" draw:text-style-name="P9" draw:layer="layout" svg:width="0.029cm" svg:height="0.374cm" svg:x="30.929cm" svg:y="14.966cm" svg:viewBox="0 0 30 375" draw:points="0,375 30,375 30,0 0,0">
          <text:p/>
        </draw:polygon>
        <draw:polygon draw:style-name="gr37" draw:text-style-name="P9" draw:layer="layout" svg:width="0.029cm" svg:height="0.374cm" svg:x="30.958cm" svg:y="14.966cm" svg:viewBox="0 0 30 375" draw:points="0,375 30,375 30,0 0,0">
          <text:p/>
        </draw:polygon>
        <draw:polygon draw:style-name="gr37" draw:text-style-name="P9" draw:layer="layout" svg:width="0.029cm" svg:height="0.374cm" svg:x="30.987cm" svg:y="14.966cm" svg:viewBox="0 0 30 375" draw:points="0,375 30,375 30,0 0,0">
          <text:p/>
        </draw:polygon>
        <draw:polygon draw:style-name="gr36" draw:text-style-name="P8" draw:layer="layout" svg:width="0.029cm" svg:height="0.374cm" svg:x="31.018cm" svg:y="14.966cm" svg:viewBox="0 0 30 375" draw:points="0,375 30,375 30,0 0,0">
          <text:p/>
        </draw:polygon>
        <draw:polygon draw:style-name="gr36" draw:text-style-name="P8" draw:layer="layout" svg:width="0.029cm" svg:height="0.374cm" svg:x="31.047cm" svg:y="14.966cm" svg:viewBox="0 0 30 375" draw:points="0,375 30,375 30,0 0,0">
          <text:p/>
        </draw:polygon>
        <draw:polygon draw:style-name="gr38" draw:text-style-name="P10" draw:layer="layout" svg:width="0.029cm" svg:height="0.374cm" svg:x="31.076cm" svg:y="14.966cm" svg:viewBox="0 0 30 375" draw:points="0,375 30,375 30,0 0,0">
          <text:p/>
        </draw:polygon>
        <draw:polygon draw:style-name="gr37" draw:text-style-name="P9" draw:layer="layout" svg:width="0.03cm" svg:height="0.374cm" svg:x="31.105cm" svg:y="14.966cm" svg:viewBox="0 0 31 375" draw:points="0,375 31,375 31,0 0,0">
          <text:p/>
        </draw:polygon>
        <draw:polygon draw:style-name="gr36" draw:text-style-name="P8" draw:layer="layout" svg:width="0.029cm" svg:height="0.374cm" svg:x="31.135cm" svg:y="14.966cm" svg:viewBox="0 0 30 375" draw:points="0,375 30,375 30,0 0,0">
          <text:p/>
        </draw:polygon>
        <draw:polygon draw:style-name="gr36" draw:text-style-name="P8" draw:layer="layout" svg:width="0.029cm" svg:height="0.374cm" svg:x="31.165cm" svg:y="14.966cm" svg:viewBox="0 0 30 375" draw:points="0,375 30,375 30,0 0,0">
          <text:p/>
        </draw:polygon>
        <draw:polygon draw:style-name="gr37" draw:text-style-name="P9" draw:layer="layout" svg:width="0.029cm" svg:height="0.374cm" svg:x="31.194cm" svg:y="14.966cm" svg:viewBox="0 0 30 375" draw:points="0,375 30,375 30,0 0,0">
          <text:p/>
        </draw:polygon>
        <draw:polygon draw:style-name="gr36" draw:text-style-name="P8" draw:layer="layout" svg:width="0.029cm" svg:height="0.374cm" svg:x="31.224cm" svg:y="14.966cm" svg:viewBox="0 0 30 375" draw:points="0,375 30,375 30,0 0,0">
          <text:p/>
        </draw:polygon>
        <draw:polygon draw:style-name="gr37" draw:text-style-name="P9" draw:layer="layout" svg:width="0.029cm" svg:height="0.374cm" svg:x="31.253cm" svg:y="14.966cm" svg:viewBox="0 0 30 375" draw:points="0,375 30,375 30,0 0,0">
          <text:p/>
        </draw:polygon>
        <draw:polygon draw:style-name="gr37" draw:text-style-name="P9" draw:layer="layout" svg:width="0.029cm" svg:height="0.374cm" svg:x="31.282cm" svg:y="14.966cm" svg:viewBox="0 0 30 375" draw:points="0,375 30,375 30,0 0,0">
          <text:p/>
        </draw:polygon>
        <draw:polygon draw:style-name="gr36" draw:text-style-name="P8" draw:layer="layout" svg:width="0.029cm" svg:height="0.374cm" svg:x="31.311cm" svg:y="14.966cm" svg:viewBox="0 0 30 375" draw:points="0,375 30,375 30,0 0,0">
          <text:p/>
        </draw:polygon>
        <draw:polygon draw:style-name="gr37" draw:text-style-name="P9" draw:layer="layout" svg:width="0.029cm" svg:height="0.374cm" svg:x="31.342cm" svg:y="14.966cm" svg:viewBox="0 0 30 375" draw:points="0,375 30,375 30,0 0,0">
          <text:p/>
        </draw:polygon>
        <draw:polygon draw:style-name="gr35" draw:text-style-name="P7" draw:layer="layout" svg:width="0.029cm" svg:height="0.374cm" svg:x="31.371cm" svg:y="14.966cm" svg:viewBox="0 0 30 375" draw:points="0,375 30,375 30,0 0,0">
          <text:p/>
        </draw:polygon>
        <draw:polygon draw:style-name="gr36" draw:text-style-name="P8" draw:layer="layout" svg:width="0.029cm" svg:height="0.374cm" svg:x="31.4cm" svg:y="14.966cm" svg:viewBox="0 0 30 375" draw:points="0,375 30,375 30,0 0,0">
          <text:p/>
        </draw:polygon>
        <draw:polygon draw:style-name="gr37" draw:text-style-name="P9" draw:layer="layout" svg:width="0.029cm" svg:height="0.374cm" svg:x="31.429cm" svg:y="14.966cm" svg:viewBox="0 0 30 375" draw:points="0,375 30,375 30,0 0,0">
          <text:p/>
        </draw:polygon>
        <draw:polygon draw:style-name="gr36" draw:text-style-name="P8" draw:layer="layout" svg:width="0.029cm" svg:height="0.374cm" svg:x="31.459cm" svg:y="14.966cm" svg:viewBox="0 0 30 375" draw:points="0,375 30,375 30,0 0,0">
          <text:p/>
        </draw:polygon>
        <draw:polygon draw:style-name="gr37" draw:text-style-name="P9" draw:layer="layout" svg:width="0.029cm" svg:height="0.374cm" svg:x="31.489cm" svg:y="14.966cm" svg:viewBox="0 0 30 375" draw:points="0,375 30,375 30,0 0,0">
          <text:p/>
        </draw:polygon>
        <draw:polygon draw:style-name="gr37" draw:text-style-name="P9" draw:layer="layout" svg:width="0.03cm" svg:height="0.374cm" svg:x="31.518cm" svg:y="14.966cm" svg:viewBox="0 0 31 375" draw:points="0,375 31,375 31,0 0,0">
          <text:p/>
        </draw:polygon>
        <draw:polygon draw:style-name="gr36" draw:text-style-name="P8" draw:layer="layout" svg:width="0.029cm" svg:height="0.374cm" svg:x="31.548cm" svg:y="14.966cm" svg:viewBox="0 0 30 375" draw:points="0,375 30,375 30,0 0,0">
          <text:p/>
        </draw:polygon>
        <draw:polygon draw:style-name="gr38" draw:text-style-name="P10" draw:layer="layout" svg:width="0.029cm" svg:height="0.374cm" svg:x="31.577cm" svg:y="14.966cm" svg:viewBox="0 0 30 375" draw:points="0,375 30,375 30,0 0,0">
          <text:p/>
        </draw:polygon>
        <draw:polygon draw:style-name="gr36" draw:text-style-name="P8" draw:layer="layout" svg:width="0.029cm" svg:height="0.374cm" svg:x="31.606cm" svg:y="14.966cm" svg:viewBox="0 0 30 375" draw:points="0,375 30,375 30,0 0,0">
          <text:p/>
        </draw:polygon>
        <draw:polygon draw:style-name="gr36" draw:text-style-name="P8" draw:layer="layout" svg:width="0.029cm" svg:height="0.374cm" svg:x="31.635cm" svg:y="14.966cm" svg:viewBox="0 0 30 375" draw:points="0,375 30,375 30,0 0,0">
          <text:p/>
        </draw:polygon>
        <draw:polygon draw:style-name="gr36" draw:text-style-name="P8" draw:layer="layout" svg:width="0.029cm" svg:height="0.374cm" svg:x="31.666cm" svg:y="14.966cm" svg:viewBox="0 0 30 375" draw:points="0,375 30,375 30,0 0,0">
          <text:p/>
        </draw:polygon>
        <draw:polygon draw:style-name="gr36" draw:text-style-name="P8" draw:layer="layout" svg:width="0.029cm" svg:height="0.374cm" svg:x="31.695cm" svg:y="14.966cm" svg:viewBox="0 0 30 375" draw:points="0,375 30,375 30,0 0,0">
          <text:p/>
        </draw:polygon>
        <draw:polygon draw:style-name="gr38" draw:text-style-name="P10" draw:layer="layout" svg:width="0.029cm" svg:height="0.374cm" svg:x="31.724cm" svg:y="14.966cm" svg:viewBox="0 0 30 375" draw:points="0,375 30,375 30,0 0,0">
          <text:p/>
        </draw:polygon>
        <draw:polygon draw:style-name="gr36" draw:text-style-name="P8" draw:layer="layout" svg:width="0.029cm" svg:height="0.374cm" svg:x="31.753cm" svg:y="14.966cm" svg:viewBox="0 0 30 375" draw:points="0,375 30,375 30,0 0,0">
          <text:p/>
        </draw:polygon>
        <draw:polygon draw:style-name="gr35" draw:text-style-name="P7" draw:layer="layout" svg:width="0.029cm" svg:height="0.374cm" svg:x="31.783cm" svg:y="14.966cm" svg:viewBox="0 0 30 375" draw:points="0,375 30,375 30,0 0,0">
          <text:p/>
        </draw:polygon>
        <draw:polygon draw:style-name="gr35" draw:text-style-name="P7" draw:layer="layout" svg:width="0.029cm" svg:height="0.374cm" svg:x="31.813cm" svg:y="14.966cm" svg:viewBox="0 0 30 375" draw:points="0,375 30,375 30,0 0,0">
          <text:p/>
        </draw:polygon>
        <draw:polygon draw:style-name="gr35" draw:text-style-name="P7" draw:layer="layout" svg:width="0.029cm" svg:height="0.374cm" svg:x="31.842cm" svg:y="14.966cm" svg:viewBox="0 0 30 375" draw:points="0,375 30,375 30,0 0,0">
          <text:p/>
        </draw:polygon>
        <draw:polygon draw:style-name="gr38" draw:text-style-name="P10" draw:layer="layout" svg:width="0.03cm" svg:height="0.374cm" svg:x="31.871cm" svg:y="14.966cm" svg:viewBox="0 0 31 375" draw:points="0,375 31,375 31,0 0,0">
          <text:p/>
        </draw:polygon>
        <draw:polygon draw:style-name="gr37" draw:text-style-name="P9" draw:layer="layout" svg:width="0.029cm" svg:height="0.374cm" svg:x="31.901cm" svg:y="14.966cm" svg:viewBox="0 0 30 375" draw:points="0,375 30,375 30,0 0,0">
          <text:p/>
        </draw:polygon>
        <draw:polygon draw:style-name="gr36" draw:text-style-name="P8" draw:layer="layout" svg:width="0.029cm" svg:height="0.374cm" svg:x="31.93cm" svg:y="14.966cm" svg:viewBox="0 0 30 375" draw:points="0,375 30,375 30,0 0,0">
          <text:p/>
        </draw:polygon>
        <draw:polygon draw:style-name="gr35" draw:text-style-name="P7" draw:layer="layout" svg:width="0.03cm" svg:height="0.374cm" svg:x="31.959cm" svg:y="14.966cm" svg:viewBox="0 0 31 375" draw:points="0,375 31,375 31,0 0,0">
          <text:p/>
        </draw:polygon>
        <draw:polygon draw:style-name="gr38" draw:text-style-name="P10" draw:layer="layout" svg:width="0.029cm" svg:height="0.374cm" svg:x="31.99cm" svg:y="14.966cm" svg:viewBox="0 0 30 375" draw:points="0,375 30,375 30,0 0,0">
          <text:p/>
        </draw:polygon>
        <draw:polygon draw:style-name="gr36" draw:text-style-name="P8" draw:layer="layout" svg:width="0.029cm" svg:height="0.374cm" svg:x="32.019cm" svg:y="14.966cm" svg:viewBox="0 0 30 375" draw:points="0,375 30,375 30,0 0,0">
          <text:p/>
        </draw:polygon>
        <draw:polygon draw:style-name="gr37" draw:text-style-name="P9" draw:layer="layout" svg:width="0.029cm" svg:height="0.374cm" svg:x="32.048cm" svg:y="14.966cm" svg:viewBox="0 0 30 375" draw:points="0,375 30,375 30,0 0,0">
          <text:p/>
        </draw:polygon>
        <draw:polygon draw:style-name="gr37" draw:text-style-name="P9" draw:layer="layout" svg:width="0.029cm" svg:height="0.374cm" svg:x="32.078cm" svg:y="14.966cm" svg:viewBox="0 0 30 375" draw:points="0,375 30,375 30,0 0,0">
          <text:p/>
        </draw:polygon>
        <draw:polygon draw:style-name="gr38" draw:text-style-name="P10" draw:layer="layout" svg:width="0.029cm" svg:height="0.374cm" svg:x="32.107cm" svg:y="14.966cm" svg:viewBox="0 0 30 375" draw:points="0,375 30,375 30,0 0,0">
          <text:p/>
        </draw:polygon>
        <draw:polygon draw:style-name="gr37" draw:text-style-name="P9" draw:layer="layout" svg:width="0.029cm" svg:height="0.374cm" svg:x="32.137cm" svg:y="14.966cm" svg:viewBox="0 0 30 375" draw:points="0,375 30,375 30,0 0,0">
          <text:p/>
        </draw:polygon>
        <draw:polygon draw:style-name="gr37" draw:text-style-name="P9" draw:layer="layout" svg:width="0.029cm" svg:height="0.374cm" svg:x="32.166cm" svg:y="14.966cm" svg:viewBox="0 0 30 375" draw:points="0,375 30,375 30,0 0,0">
          <text:p/>
        </draw:polygon>
        <draw:polygon draw:style-name="gr37" draw:text-style-name="P9" draw:layer="layout" svg:width="0.029cm" svg:height="0.374cm" svg:x="32.195cm" svg:y="14.966cm" svg:viewBox="0 0 30 375" draw:points="0,375 30,375 30,0 0,0">
          <text:p/>
        </draw:polygon>
        <draw:polygon draw:style-name="gr37" draw:text-style-name="P9" draw:layer="layout" svg:width="0.029cm" svg:height="0.374cm" svg:x="32.225cm" svg:y="14.966cm" svg:viewBox="0 0 30 375" draw:points="0,375 30,375 30,0 0,0">
          <text:p/>
        </draw:polygon>
        <draw:polygon draw:style-name="gr36" draw:text-style-name="P8" draw:layer="layout" svg:width="0.029cm" svg:height="0.374cm" svg:x="32.254cm" svg:y="14.966cm" svg:viewBox="0 0 30 375" draw:points="0,375 30,375 30,0 0,0">
          <text:p/>
        </draw:polygon>
        <draw:polygon draw:style-name="gr38" draw:text-style-name="P10" draw:layer="layout" svg:width="0.029cm" svg:height="0.374cm" svg:x="32.283cm" svg:y="14.966cm" svg:viewBox="0 0 30 375" draw:points="0,375 30,375 30,0 0,0">
          <text:p/>
        </draw:polygon>
        <draw:polygon draw:style-name="gr38" draw:text-style-name="P10" draw:layer="layout" svg:width="0.03cm" svg:height="0.374cm" svg:x="32.313cm" svg:y="14.966cm" svg:viewBox="0 0 31 375" draw:points="0,375 31,375 31,0 0,0">
          <text:p/>
        </draw:polygon>
        <draw:polygon draw:style-name="gr36" draw:text-style-name="P8" draw:layer="layout" svg:width="0.029cm" svg:height="0.374cm" svg:x="32.343cm" svg:y="14.966cm" svg:viewBox="0 0 30 375" draw:points="0,375 30,375 30,0 0,0">
          <text:p/>
        </draw:polygon>
        <draw:polygon draw:style-name="gr36" draw:text-style-name="P8" draw:layer="layout" svg:width="0.029cm" svg:height="0.374cm" svg:x="32.372cm" svg:y="14.966cm" svg:viewBox="0 0 30 375" draw:points="0,375 30,375 30,0 0,0">
          <text:p/>
        </draw:polygon>
        <draw:polygon draw:style-name="gr37" draw:text-style-name="P9" draw:layer="layout" svg:width="0.029cm" svg:height="0.374cm" svg:x="32.402cm" svg:y="14.966cm" svg:viewBox="0 0 30 375" draw:points="0,375 30,375 30,0 0,0">
          <text:p/>
        </draw:polygon>
        <draw:polygon draw:style-name="gr35" draw:text-style-name="P7" draw:layer="layout" svg:width="0.029cm" svg:height="0.374cm" svg:x="32.431cm" svg:y="14.966cm" svg:viewBox="0 0 30 375" draw:points="0,375 30,375 30,0 0,0">
          <text:p/>
        </draw:polygon>
        <draw:polygon draw:style-name="gr37" draw:text-style-name="P9" draw:layer="layout" svg:width="0.029cm" svg:height="0.374cm" svg:x="32.46cm" svg:y="14.966cm" svg:viewBox="0 0 30 375" draw:points="0,375 30,375 30,0 0,0">
          <text:p/>
        </draw:polygon>
        <draw:polygon draw:style-name="gr36" draw:text-style-name="P8" draw:layer="layout" svg:width="0.029cm" svg:height="0.374cm" svg:x="32.49cm" svg:y="14.966cm" svg:viewBox="0 0 30 375" draw:points="0,375 30,375 30,0 0,0">
          <text:p/>
        </draw:polygon>
        <draw:polygon draw:style-name="gr37" draw:text-style-name="P9" draw:layer="layout" svg:width="0.029cm" svg:height="0.374cm" svg:x="32.52cm" svg:y="14.966cm" svg:viewBox="0 0 30 375" draw:points="0,375 30,375 30,0 0,0">
          <text:p/>
        </draw:polygon>
        <draw:polygon draw:style-name="gr38" draw:text-style-name="P10" draw:layer="layout" svg:width="0.029cm" svg:height="0.374cm" svg:x="32.549cm" svg:y="14.966cm" svg:viewBox="0 0 30 375" draw:points="0,375 30,375 30,0 0,0">
          <text:p/>
        </draw:polygon>
        <draw:polygon draw:style-name="gr38" draw:text-style-name="P10" draw:layer="layout" svg:width="0.029cm" svg:height="0.374cm" svg:x="32.578cm" svg:y="14.966cm" svg:viewBox="0 0 30 375" draw:points="0,375 30,375 30,0 0,0">
          <text:p/>
        </draw:polygon>
        <draw:polygon draw:style-name="gr36" draw:text-style-name="P8" draw:layer="layout" svg:width="0.029cm" svg:height="0.374cm" svg:x="32.607cm" svg:y="14.966cm" svg:viewBox="0 0 30 375" draw:points="0,375 30,375 30,0 0,0">
          <text:p/>
        </draw:polygon>
        <draw:polygon draw:style-name="gr36" draw:text-style-name="P8" draw:layer="layout" svg:width="0.029cm" svg:height="0.374cm" svg:x="32.638cm" svg:y="14.966cm" svg:viewBox="0 0 30 375" draw:points="0,375 30,375 30,0 0,0">
          <text:p/>
        </draw:polygon>
        <draw:polygon draw:style-name="gr35" draw:text-style-name="P7" draw:layer="layout" svg:width="0.029cm" svg:height="0.374cm" svg:x="32.667cm" svg:y="14.966cm" svg:viewBox="0 0 30 375" draw:points="0,375 30,375 30,0 0,0">
          <text:p/>
        </draw:polygon>
        <draw:polygon draw:style-name="gr36" draw:text-style-name="P8" draw:layer="layout" svg:width="0.029cm" svg:height="0.374cm" svg:x="32.696cm" svg:y="14.966cm" svg:viewBox="0 0 30 375" draw:points="0,375 30,375 30,0 0,0">
          <text:p/>
        </draw:polygon>
        <draw:polygon draw:style-name="gr37" draw:text-style-name="P9" draw:layer="layout" svg:width="0.03cm" svg:height="0.374cm" svg:x="32.725cm" svg:y="14.966cm" svg:viewBox="0 0 31 375" draw:points="0,375 31,375 31,0 0,0">
          <text:p/>
        </draw:polygon>
        <draw:polygon draw:style-name="gr37" draw:text-style-name="P9" draw:layer="layout" svg:width="0.029cm" svg:height="0.374cm" svg:x="32.755cm" svg:y="14.966cm" svg:viewBox="0 0 30 375" draw:points="0,375 30,375 30,0 0,0">
          <text:p/>
        </draw:polygon>
        <draw:polygon draw:style-name="gr37" draw:text-style-name="P9" draw:layer="layout" svg:width="0.029cm" svg:height="0.374cm" svg:x="32.784cm" svg:y="14.966cm" svg:viewBox="0 0 30 375" draw:points="0,375 30,375 30,0 0,0">
          <text:p/>
        </draw:polygon>
        <draw:polygon draw:style-name="gr36" draw:text-style-name="P8" draw:layer="layout" svg:width="0.029cm" svg:height="0.374cm" svg:x="32.814cm" svg:y="14.966cm" svg:viewBox="0 0 30 375" draw:points="0,375 30,375 30,0 0,0">
          <text:p/>
        </draw:polygon>
        <draw:polygon draw:style-name="gr37" draw:text-style-name="P9" draw:layer="layout" svg:width="0.029cm" svg:height="0.374cm" svg:x="32.844cm" svg:y="14.966cm" svg:viewBox="0 0 30 375" draw:points="0,375 30,375 30,0 0,0">
          <text:p/>
        </draw:polygon>
        <draw:polygon draw:style-name="gr38" draw:text-style-name="P10" draw:layer="layout" svg:width="0.029cm" svg:height="0.374cm" svg:x="32.873cm" svg:y="14.966cm" svg:viewBox="0 0 30 375" draw:points="0,375 30,375 30,0 0,0">
          <text:p/>
        </draw:polygon>
        <draw:polygon draw:style-name="gr38" draw:text-style-name="P10" draw:layer="layout" svg:width="0.029cm" svg:height="0.374cm" svg:x="32.902cm" svg:y="14.966cm" svg:viewBox="0 0 30 375" draw:points="0,375 30,375 30,0 0,0">
          <text:p/>
        </draw:polygon>
        <draw:polygon draw:style-name="gr37" draw:text-style-name="P9" draw:layer="layout" svg:width="0.029cm" svg:height="0.374cm" svg:x="32.931cm" svg:y="14.966cm" svg:viewBox="0 0 30 375" draw:points="0,375 30,375 30,0 0,0">
          <text:p/>
        </draw:polygon>
        <draw:polygon draw:style-name="gr38" draw:text-style-name="P10" draw:layer="layout" svg:width="0.029cm" svg:height="0.374cm" svg:x="32.962cm" svg:y="14.966cm" svg:viewBox="0 0 30 375" draw:points="0,375 30,375 30,0 0,0">
          <text:p/>
        </draw:polygon>
        <draw:polygon draw:style-name="gr35" draw:text-style-name="P7" draw:layer="layout" svg:width="0.029cm" svg:height="0.374cm" svg:x="32.991cm" svg:y="14.966cm" svg:viewBox="0 0 30 375" draw:points="0,375 30,375 30,0 0,0">
          <text:p/>
        </draw:polygon>
        <draw:polygon draw:style-name="gr38" draw:text-style-name="P10" draw:layer="layout" svg:width="0.029cm" svg:height="0.374cm" svg:x="33.02cm" svg:y="14.966cm" svg:viewBox="0 0 30 375" draw:points="0,375 30,375 30,0 0,0">
          <text:p/>
        </draw:polygon>
        <draw:polygon draw:style-name="gr38" draw:text-style-name="P10" draw:layer="layout" svg:width="0.029cm" svg:height="0.374cm" svg:x="33.049cm" svg:y="14.966cm" svg:viewBox="0 0 30 375" draw:points="0,375 30,375 30,0 0,0">
          <text:p/>
        </draw:polygon>
        <draw:polygon draw:style-name="gr37" draw:text-style-name="P9" draw:layer="layout" svg:width="0.029cm" svg:height="0.374cm" svg:x="33.079cm" svg:y="14.966cm" svg:viewBox="0 0 30 375" draw:points="0,375 30,375 30,0 0,0">
          <text:p/>
        </draw:polygon>
        <draw:polygon draw:style-name="gr38" draw:text-style-name="P10" draw:layer="layout" svg:width="0.029cm" svg:height="0.374cm" svg:x="33.108cm" svg:y="14.966cm" svg:viewBox="0 0 30 375" draw:points="0,375 30,375 30,0 0,0">
          <text:p/>
        </draw:polygon>
        <draw:polygon draw:style-name="gr36" draw:text-style-name="P8" draw:layer="layout" svg:width="0.029cm" svg:height="0.374cm" svg:x="33.138cm" svg:y="14.966cm" svg:viewBox="0 0 30 375" draw:points="0,375 30,375 30,0 0,0">
          <text:p/>
        </draw:polygon>
        <draw:polygon draw:style-name="gr36" draw:text-style-name="P8" draw:layer="layout" svg:width="0.03cm" svg:height="0.374cm" svg:x="33.167cm" svg:y="14.966cm" svg:viewBox="0 0 31 375" draw:points="0,375 31,375 31,0 0,0">
          <text:p/>
        </draw:polygon>
        <draw:polygon draw:style-name="gr38" draw:text-style-name="P10" draw:layer="layout" svg:width="0.029cm" svg:height="0.374cm" svg:x="33.197cm" svg:y="14.966cm" svg:viewBox="0 0 30 375" draw:points="0,375 30,375 30,0 0,0">
          <text:p/>
        </draw:polygon>
        <draw:polygon draw:style-name="gr36" draw:text-style-name="P8" draw:layer="layout" svg:width="0.029cm" svg:height="0.374cm" svg:x="33.226cm" svg:y="14.966cm" svg:viewBox="0 0 30 375" draw:points="0,375 30,375 30,0 0,0">
          <text:p/>
        </draw:polygon>
        <draw:polygon draw:style-name="gr37" draw:text-style-name="P9" draw:layer="layout" svg:width="0.029cm" svg:height="0.374cm" svg:x="33.255cm" svg:y="14.966cm" svg:viewBox="0 0 30 375" draw:points="0,375 30,375 30,0 0,0">
          <text:p/>
        </draw:polygon>
        <draw:polygon draw:style-name="gr38" draw:text-style-name="P10" draw:layer="layout" svg:width="0.029cm" svg:height="0.374cm" svg:x="33.286cm" svg:y="14.966cm" svg:viewBox="0 0 30 375" draw:points="0,375 30,375 30,0 0,0">
          <text:p/>
        </draw:polygon>
        <draw:polygon draw:style-name="gr36" draw:text-style-name="P8" draw:layer="layout" svg:width="0.029cm" svg:height="0.374cm" svg:x="33.315cm" svg:y="14.966cm" svg:viewBox="0 0 30 375" draw:points="0,375 30,375 30,0 0,0">
          <text:p/>
        </draw:polygon>
        <draw:polygon draw:style-name="gr36" draw:text-style-name="P8" draw:layer="layout" svg:width="0.029cm" svg:height="0.374cm" svg:x="33.344cm" svg:y="14.966cm" svg:viewBox="0 0 30 375" draw:points="0,375 30,375 30,0 0,0">
          <text:p/>
        </draw:polygon>
        <draw:polygon draw:style-name="gr37" draw:text-style-name="P9" draw:layer="layout" svg:width="0.029cm" svg:height="0.374cm" svg:x="33.373cm" svg:y="14.966cm" svg:viewBox="0 0 30 375" draw:points="0,375 30,375 30,0 0,0">
          <text:p/>
        </draw:polygon>
        <draw:polygon draw:style-name="gr35" draw:text-style-name="P7" draw:layer="layout" svg:width="0.029cm" svg:height="0.374cm" svg:x="33.403cm" svg:y="14.966cm" svg:viewBox="0 0 30 375" draw:points="0,375 30,375 30,0 0,0">
          <text:p/>
        </draw:polygon>
        <draw:polygon draw:style-name="gr36" draw:text-style-name="P8" draw:layer="layout" svg:width="0.029cm" svg:height="0.374cm" svg:x="33.432cm" svg:y="14.966cm" svg:viewBox="0 0 30 375" draw:points="0,375 30,375 30,0 0,0">
          <text:p/>
        </draw:polygon>
        <draw:polygon draw:style-name="gr35" draw:text-style-name="P7" draw:layer="layout" svg:width="0.029cm" svg:height="0.374cm" svg:x="33.462cm" svg:y="14.966cm" svg:viewBox="0 0 30 375" draw:points="0,375 30,375 30,0 0,0">
          <text:p/>
        </draw:polygon>
        <draw:polygon draw:style-name="gr40" draw:text-style-name="P12" draw:layer="layout" svg:width="0.03cm" svg:height="0.374cm" svg:x="33.491cm" svg:y="14.966cm" svg:viewBox="0 0 31 375" draw:points="0,375 31,375 31,0 0,0">
          <text:p/>
        </draw:polygon>
        <draw:polygon draw:style-name="gr38" draw:text-style-name="P10" draw:layer="layout" svg:width="0.029cm" svg:height="0.374cm" svg:x="33.521cm" svg:y="14.966cm" svg:viewBox="0 0 30 375" draw:points="0,375 30,375 30,0 0,0">
          <text:p/>
        </draw:polygon>
        <draw:polygon draw:style-name="gr37" draw:text-style-name="P9" draw:layer="layout" svg:width="0.029cm" svg:height="0.374cm" svg:x="33.55cm" svg:y="14.966cm" svg:viewBox="0 0 30 375" draw:points="0,375 30,375 30,0 0,0">
          <text:p/>
        </draw:polygon>
        <draw:polygon draw:style-name="gr37" draw:text-style-name="P9" draw:layer="layout" svg:width="0.03cm" svg:height="0.374cm" svg:x="33.579cm" svg:y="14.966cm" svg:viewBox="0 0 31 375" draw:points="0,375 31,375 31,0 0,0">
          <text:p/>
        </draw:polygon>
        <draw:polygon draw:style-name="gr37" draw:text-style-name="P9" draw:layer="layout" svg:width="0.029cm" svg:height="0.374cm" svg:x="33.61cm" svg:y="14.966cm" svg:viewBox="0 0 30 375" draw:points="0,375 30,375 30,0 0,0">
          <text:p/>
        </draw:polygon>
        <draw:polygon draw:style-name="gr36" draw:text-style-name="P8" draw:layer="layout" svg:width="0.029cm" svg:height="0.374cm" svg:x="33.639cm" svg:y="14.966cm" svg:viewBox="0 0 30 375" draw:points="0,375 30,375 30,0 0,0">
          <text:p/>
        </draw:polygon>
        <draw:polygon draw:style-name="gr36" draw:text-style-name="P8" draw:layer="layout" svg:width="0.029cm" svg:height="0.374cm" svg:x="33.668cm" svg:y="14.966cm" svg:viewBox="0 0 30 375" draw:points="0,375 30,375 30,0 0,0">
          <text:p/>
        </draw:polygon>
        <draw:polygon draw:style-name="gr38" draw:text-style-name="P10" draw:layer="layout" svg:width="0.029cm" svg:height="0.374cm" svg:x="33.698cm" svg:y="14.966cm" svg:viewBox="0 0 30 375" draw:points="0,375 30,375 30,0 0,0">
          <text:p/>
        </draw:polygon>
        <draw:polygon draw:style-name="gr36" draw:text-style-name="P8" draw:layer="layout" svg:width="0.029cm" svg:height="0.374cm" svg:x="33.727cm" svg:y="14.966cm" svg:viewBox="0 0 30 375" draw:points="0,375 30,375 30,0 0,0">
          <text:p/>
        </draw:polygon>
        <draw:polygon draw:style-name="gr37" draw:text-style-name="P9" draw:layer="layout" svg:width="0.029cm" svg:height="0.374cm" svg:x="33.756cm" svg:y="14.966cm" svg:viewBox="0 0 30 375" draw:points="0,375 30,375 30,0 0,0">
          <text:p/>
        </draw:polygon>
        <draw:polygon draw:style-name="gr38" draw:text-style-name="P10" draw:layer="layout" svg:width="0.029cm" svg:height="0.374cm" svg:x="33.786cm" svg:y="14.966cm" svg:viewBox="0 0 30 375" draw:points="0,375 30,375 30,0 0,0">
          <text:p/>
        </draw:polygon>
        <draw:polygon draw:style-name="gr36" draw:text-style-name="P8" draw:layer="layout" svg:width="0.029cm" svg:height="0.374cm" svg:x="33.815cm" svg:y="14.966cm" svg:viewBox="0 0 30 375" draw:points="0,375 30,375 30,0 0,0">
          <text:p/>
        </draw:polygon>
        <draw:polygon draw:style-name="gr35" draw:text-style-name="P7" draw:layer="layout" svg:width="0.029cm" svg:height="0.374cm" svg:x="33.845cm" svg:y="14.966cm" svg:viewBox="0 0 30 375" draw:points="0,375 30,375 30,0 0,0">
          <text:p/>
        </draw:polygon>
        <draw:polygon draw:style-name="gr36" draw:text-style-name="P8" draw:layer="layout" svg:width="0.029cm" svg:height="0.374cm" svg:x="33.874cm" svg:y="14.966cm" svg:viewBox="0 0 30 375" draw:points="0,375 30,375 30,0 0,0">
          <text:p/>
        </draw:polygon>
        <draw:polygon draw:style-name="gr36" draw:text-style-name="P8" draw:layer="layout" svg:width="0.029cm" svg:height="0.374cm" svg:x="33.903cm" svg:y="14.966cm" svg:viewBox="0 0 30 375" draw:points="0,375 30,375 30,0 0,0">
          <text:p/>
        </draw:polygon>
        <draw:polygon draw:style-name="gr36" draw:text-style-name="P8" draw:layer="layout" svg:width="0.03cm" svg:height="0.374cm" svg:x="33.932cm" svg:y="14.966cm" svg:viewBox="0 0 31 375" draw:points="0,375 31,375 31,0 0,0">
          <text:p/>
        </draw:polygon>
        <draw:polygon draw:style-name="gr37" draw:text-style-name="P9" draw:layer="layout" svg:width="0.029cm" svg:height="0.374cm" svg:x="33.963cm" svg:y="14.966cm" svg:viewBox="0 0 30 375" draw:points="0,375 30,375 30,0 0,0">
          <text:p/>
        </draw:polygon>
        <draw:polygon draw:style-name="gr36" draw:text-style-name="P8" draw:layer="layout" svg:width="0.029cm" svg:height="0.374cm" svg:x="33.992cm" svg:y="14.966cm" svg:viewBox="0 0 30 375" draw:points="0,375 30,375 30,0 0,0">
          <text:p/>
        </draw:polygon>
        <draw:polygon draw:style-name="gr36" draw:text-style-name="P8" draw:layer="layout" svg:width="0.032cm" svg:height="0.374cm" svg:x="34.021cm" svg:y="14.966cm" svg:viewBox="0 0 33 375" draw:points="0,375 33,375 33,0 0,0">
          <text:p/>
        </draw:polygon>
        <draw:polygon draw:style-name="gr38" draw:text-style-name="P10" draw:layer="layout" svg:width="0.029cm" svg:height="0.374cm" svg:x="34.051cm" svg:y="14.966cm" svg:viewBox="0 0 30 375" draw:points="0,375 30,375 30,0 0,0">
          <text:p/>
        </draw:polygon>
        <draw:polygon draw:style-name="gr36" draw:text-style-name="P8" draw:layer="layout" svg:width="0.029cm" svg:height="0.374cm" svg:x="34.08cm" svg:y="14.966cm" svg:viewBox="0 0 30 375" draw:points="0,375 30,375 30,0 0,0">
          <text:p/>
        </draw:polygon>
        <draw:polygon draw:style-name="gr37" draw:text-style-name="P9" draw:layer="layout" svg:width="0.029cm" svg:height="0.374cm" svg:x="34.11cm" svg:y="14.966cm" svg:viewBox="0 0 30 375" draw:points="0,375 30,375 30,0 0,0">
          <text:p/>
        </draw:polygon>
        <draw:polygon draw:style-name="gr35" draw:text-style-name="P7" draw:layer="layout" svg:width="0.029cm" svg:height="0.374cm" svg:x="34.14cm" svg:y="14.966cm" svg:viewBox="0 0 30 375" draw:points="0,375 30,375 30,0 0,0">
          <text:p/>
        </draw:polygon>
        <draw:polygon draw:style-name="gr36" draw:text-style-name="P8" draw:layer="layout" svg:width="0.029cm" svg:height="0.374cm" svg:x="34.169cm" svg:y="14.966cm" svg:viewBox="0 0 30 375" draw:points="0,375 30,375 30,0 0,0">
          <text:p/>
        </draw:polygon>
        <draw:polygon draw:style-name="gr36" draw:text-style-name="P8" draw:layer="layout" svg:width="0.029cm" svg:height="0.374cm" svg:x="34.198cm" svg:y="14.966cm" svg:viewBox="0 0 30 375" draw:points="0,375 30,375 30,0 0,0">
          <text:p/>
        </draw:polygon>
        <draw:polygon draw:style-name="gr38" draw:text-style-name="P10" draw:layer="layout" svg:width="0.029cm" svg:height="0.374cm" svg:x="34.256cm" svg:y="14.966cm" svg:viewBox="0 0 30 375" draw:points="0,375 30,375 30,0 0,0">
          <text:p/>
        </draw:polygon>
        <draw:polygon draw:style-name="gr37" draw:text-style-name="P9" draw:layer="layout" svg:width="0.029cm" svg:height="0.374cm" svg:x="34.287cm" svg:y="14.966cm" svg:viewBox="0 0 30 375" draw:points="0,375 30,375 30,0 0,0">
          <text:p/>
        </draw:polygon>
        <draw:polygon draw:style-name="gr36" draw:text-style-name="P8" draw:layer="layout" svg:width="0.029cm" svg:height="0.374cm" svg:x="34.316cm" svg:y="14.966cm" svg:viewBox="0 0 30 375" draw:points="0,375 30,375 30,0 0,0">
          <text:p/>
        </draw:polygon>
        <draw:polygon draw:style-name="gr36" draw:text-style-name="P8" draw:layer="layout" svg:width="0.03cm" svg:height="0.374cm" svg:x="34.345cm" svg:y="14.966cm" svg:viewBox="0 0 31 375" draw:points="0,375 31,375 31,0 0,0">
          <text:p/>
        </draw:polygon>
        <draw:polygon draw:style-name="gr37" draw:text-style-name="P9" draw:layer="layout" svg:width="0.029cm" svg:height="0.374cm" svg:x="34.375cm" svg:y="14.966cm" svg:viewBox="0 0 30 375" draw:points="0,375 30,375 30,0 0,0">
          <text:p/>
        </draw:polygon>
        <draw:polygon draw:style-name="gr38" draw:text-style-name="P10" draw:layer="layout" svg:width="0.029cm" svg:height="0.374cm" svg:x="34.404cm" svg:y="14.966cm" svg:viewBox="0 0 30 375" draw:points="0,375 30,375 30,0 0,0">
          <text:p/>
        </draw:polygon>
        <draw:polygon draw:style-name="gr37" draw:text-style-name="P9" draw:layer="layout" svg:width="0.029cm" svg:height="0.374cm" svg:x="34.433cm" svg:y="14.966cm" svg:viewBox="0 0 30 375" draw:points="0,375 30,375 30,0 0,0">
          <text:p/>
        </draw:polygon>
        <draw:polygon draw:style-name="gr35" draw:text-style-name="P7" draw:layer="layout" svg:width="0.029cm" svg:height="0.374cm" svg:x="34.464cm" svg:y="14.966cm" svg:viewBox="0 0 30 375" draw:points="0,375 30,375 30,0 0,0">
          <text:p/>
        </draw:polygon>
        <draw:polygon draw:style-name="gr37" draw:text-style-name="P9" draw:layer="layout" svg:width="0.029cm" svg:height="0.374cm" svg:x="34.493cm" svg:y="14.966cm" svg:viewBox="0 0 30 375" draw:points="0,375 30,375 30,0 0,0">
          <text:p/>
        </draw:polygon>
        <draw:polygon draw:style-name="gr35" draw:text-style-name="P7" draw:layer="layout" svg:width="0.029cm" svg:height="0.374cm" svg:x="34.522cm" svg:y="14.966cm" svg:viewBox="0 0 30 375" draw:points="0,375 30,375 30,0 0,0">
          <text:p/>
        </draw:polygon>
        <draw:polygon draw:style-name="gr37" draw:text-style-name="P9" draw:layer="layout" svg:width="0.029cm" svg:height="0.374cm" svg:x="34.551cm" svg:y="14.966cm" svg:viewBox="0 0 30 375" draw:points="0,375 30,375 30,0 0,0">
          <text:p/>
        </draw:polygon>
        <draw:polygon draw:style-name="gr36" draw:text-style-name="P8" draw:layer="layout" svg:width="0.029cm" svg:height="0.374cm" svg:x="34.581cm" svg:y="14.966cm" svg:viewBox="0 0 30 375" draw:points="0,375 30,375 30,0 0,0">
          <text:p/>
        </draw:polygon>
        <draw:polygon draw:style-name="gr37" draw:text-style-name="P9" draw:layer="layout" svg:width="0.029cm" svg:height="0.374cm" svg:x="34.611cm" svg:y="14.966cm" svg:viewBox="0 0 30 375" draw:points="0,375 30,375 30,0 0,0">
          <text:p/>
        </draw:polygon>
        <draw:polygon draw:style-name="gr37" draw:text-style-name="P9" draw:layer="layout" svg:width="0.029cm" svg:height="0.374cm" svg:x="34.64cm" svg:y="14.966cm" svg:viewBox="0 0 30 375" draw:points="0,375 30,375 30,0 0,0">
          <text:p/>
        </draw:polygon>
        <draw:polygon draw:style-name="gr36" draw:text-style-name="P8" draw:layer="layout" svg:width="0.029cm" svg:height="0.374cm" svg:x="34.669cm" svg:y="14.966cm" svg:viewBox="0 0 30 375" draw:points="0,375 30,375 30,0 0,0">
          <text:p/>
        </draw:polygon>
        <draw:polygon draw:style-name="gr37" draw:text-style-name="P9" draw:layer="layout" svg:width="0.029cm" svg:height="0.374cm" svg:x="34.699cm" svg:y="14.966cm" svg:viewBox="0 0 30 375" draw:points="0,375 30,375 30,0 0,0">
          <text:p/>
        </draw:polygon>
        <draw:polygon draw:style-name="gr37" draw:text-style-name="P9" draw:layer="layout" svg:width="0.029cm" svg:height="0.374cm" svg:x="34.728cm" svg:y="14.966cm" svg:viewBox="0 0 30 375" draw:points="0,375 30,375 30,0 0,0">
          <text:p/>
        </draw:polygon>
        <draw:polygon draw:style-name="gr38" draw:text-style-name="P10" draw:layer="layout" svg:width="0.029cm" svg:height="0.374cm" svg:x="34.757cm" svg:y="14.966cm" svg:viewBox="0 0 30 375" draw:points="0,375 30,375 30,0 0,0">
          <text:p/>
        </draw:polygon>
        <draw:polygon draw:style-name="gr36" draw:text-style-name="P8" draw:layer="layout" svg:width="0.03cm" svg:height="0.374cm" svg:x="34.787cm" svg:y="14.966cm" svg:viewBox="0 0 31 375" draw:points="0,375 31,375 31,0 0,0">
          <text:p/>
        </draw:polygon>
        <draw:polygon draw:style-name="gr35" draw:text-style-name="P7" draw:layer="layout" svg:width="0.029cm" svg:height="0.374cm" svg:x="34.817cm" svg:y="14.966cm" svg:viewBox="0 0 30 375" draw:points="0,375 30,375 30,0 0,0">
          <text:p/>
        </draw:polygon>
        <draw:polygon draw:style-name="gr35" draw:text-style-name="P7" draw:layer="layout" svg:width="0.029cm" svg:height="0.374cm" svg:x="34.846cm" svg:y="14.966cm" svg:viewBox="0 0 30 375" draw:points="0,375 30,375 30,0 0,0">
          <text:p/>
        </draw:polygon>
        <draw:polygon draw:style-name="gr43" draw:text-style-name="P15" draw:layer="layout" svg:width="0.029cm" svg:height="0.374cm" svg:x="34.875cm" svg:y="14.966cm" svg:viewBox="0 0 30 375" draw:points="0,375 30,375 30,0 0,0">
          <text:p/>
        </draw:polygon>
        <draw:polygon draw:style-name="gr37" draw:text-style-name="P9" draw:layer="layout" svg:width="0.029cm" svg:height="0.374cm" svg:x="34.964cm" svg:y="14.966cm" svg:viewBox="0 0 30 375" draw:points="0,375 30,375 30,0 0,0">
          <text:p/>
        </draw:polygon>
        <draw:polygon draw:style-name="gr36" draw:text-style-name="P8" draw:layer="layout" svg:width="0.029cm" svg:height="0.374cm" svg:x="34.993cm" svg:y="14.966cm" svg:viewBox="0 0 30 375" draw:points="0,375 30,375 30,0 0,0">
          <text:p/>
        </draw:polygon>
        <draw:polygon draw:style-name="gr35" draw:text-style-name="P7" draw:layer="layout" svg:width="0.029cm" svg:height="0.374cm" svg:x="35.023cm" svg:y="14.966cm" svg:viewBox="0 0 30 375" draw:points="0,375 30,375 30,0 0,0">
          <text:p/>
        </draw:polygon>
        <draw:polygon draw:style-name="gr36" draw:text-style-name="P8" draw:layer="layout" svg:width="0.029cm" svg:height="0.374cm" svg:x="35.052cm" svg:y="14.966cm" svg:viewBox="0 0 30 375" draw:points="0,375 30,375 30,0 0,0">
          <text:p/>
        </draw:polygon>
        <draw:polygon draw:style-name="gr38" draw:text-style-name="P10" draw:layer="layout" svg:width="0.029cm" svg:height="0.374cm" svg:x="35.081cm" svg:y="14.966cm" svg:viewBox="0 0 30 375" draw:points="0,375 30,375 30,0 0,0">
          <text:p/>
        </draw:polygon>
        <draw:polygon draw:style-name="gr38" draw:text-style-name="P10" draw:layer="layout" svg:width="0.029cm" svg:height="0.374cm" svg:x="35.111cm" svg:y="14.966cm" svg:viewBox="0 0 30 375" draw:points="0,375 30,375 30,0 0,0">
          <text:p/>
        </draw:polygon>
        <draw:polygon draw:style-name="gr38" draw:text-style-name="P10" draw:layer="layout" svg:width="0.029cm" svg:height="0.374cm" svg:x="35.141cm" svg:y="14.966cm" svg:viewBox="0 0 30 375" draw:points="0,375 30,375 30,0 0,0">
          <text:p/>
        </draw:polygon>
        <draw:polygon draw:style-name="gr37" draw:text-style-name="P9" draw:layer="layout" svg:width="0.029cm" svg:height="0.374cm" svg:x="35.17cm" svg:y="14.966cm" svg:viewBox="0 0 30 375" draw:points="0,375 30,375 30,0 0,0">
          <text:p/>
        </draw:polygon>
        <draw:polygon draw:style-name="gr35" draw:text-style-name="P7" draw:layer="layout" svg:width="0.03cm" svg:height="0.374cm" svg:x="34.741cm" svg:y="14.966cm" svg:viewBox="0 0 31 375" draw:points="0,375 31,375 31,0 0,0">
          <text:p/>
        </draw:polygon>
        <draw:polygon draw:style-name="gr35" draw:text-style-name="P7" draw:layer="layout" svg:width="0.028cm" svg:height="0.374cm" svg:x="34.771cm" svg:y="14.966cm" svg:viewBox="0 0 29 375" draw:points="0,375 29,375 29,0 0,0">
          <text:p/>
        </draw:polygon>
        <draw:polygon draw:style-name="gr35" draw:text-style-name="P7" draw:layer="layout" svg:width="0.026cm" svg:height="0.373cm" svg:x="18.95cm" svg:y="14.218cm" svg:viewBox="0 0 27 374" draw:points="0,374 27,374 27,0 0,0">
          <text:p/>
        </draw:polygon>
        <draw:polygon draw:style-name="gr36" draw:text-style-name="P8" draw:layer="layout" svg:width="0.026cm" svg:height="0.373cm" svg:x="18.978cm" svg:y="14.218cm" svg:viewBox="0 0 27 374" draw:points="0,374 27,374 27,0 0,0">
          <text:p/>
        </draw:polygon>
        <draw:polygon draw:style-name="gr37" draw:text-style-name="P9" draw:layer="layout" svg:width="0.026cm" svg:height="0.373cm" svg:x="19.004cm" svg:y="14.218cm" svg:viewBox="0 0 27 374" draw:points="0,374 27,374 27,0 0,0">
          <text:p/>
        </draw:polygon>
        <draw:polygon draw:style-name="gr38" draw:text-style-name="P10" draw:layer="layout" svg:width="0.029cm" svg:height="0.373cm" svg:x="19.031cm" svg:y="14.218cm" svg:viewBox="0 0 30 374" draw:points="0,374 30,374 30,0 0,0">
          <text:p/>
        </draw:polygon>
        <draw:polygon draw:style-name="gr37" draw:text-style-name="P9" draw:layer="layout" svg:width="0.029cm" svg:height="0.373cm" svg:x="19.06cm" svg:y="14.218cm" svg:viewBox="0 0 30 374" draw:points="0,374 30,374 30,0 0,0">
          <text:p/>
        </draw:polygon>
        <draw:polygon draw:style-name="gr38" draw:text-style-name="P10" draw:layer="layout" svg:width="0.029cm" svg:height="0.373cm" svg:x="19.09cm" svg:y="14.218cm" svg:viewBox="0 0 30 374" draw:points="0,374 30,374 30,0 0,0">
          <text:p/>
        </draw:polygon>
        <draw:polygon draw:style-name="gr38" draw:text-style-name="P10" draw:layer="layout" svg:width="0.029cm" svg:height="0.373cm" svg:x="19.119cm" svg:y="14.218cm" svg:viewBox="0 0 30 374" draw:points="0,374 30,374 30,0 0,0">
          <text:p/>
        </draw:polygon>
        <draw:polygon draw:style-name="gr36" draw:text-style-name="P8" draw:layer="layout" svg:width="0.029cm" svg:height="0.373cm" svg:x="19.148cm" svg:y="14.218cm" svg:viewBox="0 0 30 374" draw:points="0,374 30,374 30,0 0,0">
          <text:p/>
        </draw:polygon>
        <draw:polygon draw:style-name="gr38" draw:text-style-name="P10" draw:layer="layout" svg:width="0.029cm" svg:height="0.373cm" svg:x="19.177cm" svg:y="14.218cm" svg:viewBox="0 0 30 374" draw:points="0,374 30,374 30,0 0,0">
          <text:p/>
        </draw:polygon>
        <draw:polygon draw:style-name="gr38" draw:text-style-name="P10" draw:layer="layout" svg:width="0.03cm" svg:height="0.373cm" svg:x="19.207cm" svg:y="14.218cm" svg:viewBox="0 0 31 374" draw:points="0,374 31,374 31,0 0,0">
          <text:p/>
        </draw:polygon>
        <draw:polygon draw:style-name="gr36" draw:text-style-name="P8" draw:layer="layout" svg:width="0.029cm" svg:height="0.373cm" svg:x="19.237cm" svg:y="14.218cm" svg:viewBox="0 0 30 374" draw:points="0,374 30,374 30,0 0,0">
          <text:p/>
        </draw:polygon>
        <draw:polygon draw:style-name="gr35" draw:text-style-name="P7" draw:layer="layout" svg:width="0.029cm" svg:height="0.373cm" svg:x="19.266cm" svg:y="14.218cm" svg:viewBox="0 0 30 374" draw:points="0,374 30,374 30,0 0,0">
          <text:p/>
        </draw:polygon>
        <draw:polygon draw:style-name="gr37" draw:text-style-name="P9" draw:layer="layout" svg:width="0.03cm" svg:height="0.373cm" svg:x="19.295cm" svg:y="14.218cm" svg:viewBox="0 0 31 374" draw:points="0,374 31,374 31,0 0,0">
          <text:p/>
        </draw:polygon>
        <draw:polygon draw:style-name="gr37" draw:text-style-name="P9" draw:layer="layout" svg:width="0.029cm" svg:height="0.373cm" svg:x="19.325cm" svg:y="14.218cm" svg:viewBox="0 0 30 374" draw:points="0,374 30,374 30,0 0,0">
          <text:p/>
        </draw:polygon>
        <draw:polygon draw:style-name="gr36" draw:text-style-name="P8" draw:layer="layout" svg:width="0.029cm" svg:height="0.373cm" svg:x="19.355cm" svg:y="14.218cm" svg:viewBox="0 0 30 374" draw:points="0,374 30,374 30,0 0,0">
          <text:p/>
        </draw:polygon>
        <draw:polygon draw:style-name="gr36" draw:text-style-name="P8" draw:layer="layout" svg:width="0.029cm" svg:height="0.373cm" svg:x="19.384cm" svg:y="14.218cm" svg:viewBox="0 0 30 374" draw:points="0,374 30,374 30,0 0,0">
          <text:p/>
        </draw:polygon>
        <draw:polygon draw:style-name="gr37" draw:text-style-name="P9" draw:layer="layout" svg:width="0.029cm" svg:height="0.373cm" svg:x="19.414cm" svg:y="14.218cm" svg:viewBox="0 0 30 374" draw:points="0,374 30,374 30,0 0,0">
          <text:p/>
        </draw:polygon>
        <draw:polygon draw:style-name="gr38" draw:text-style-name="P10" draw:layer="layout" svg:width="0.029cm" svg:height="0.373cm" svg:x="19.472cm" svg:y="14.218cm" svg:viewBox="0 0 30 374" draw:points="0,374 30,374 30,0 0,0">
          <text:p/>
        </draw:polygon>
        <draw:polygon draw:style-name="gr36" draw:text-style-name="P8" draw:layer="layout" svg:width="0.029cm" svg:height="0.373cm" svg:x="19.501cm" svg:y="14.218cm" svg:viewBox="0 0 30 374" draw:points="0,374 30,374 30,0 0,0">
          <text:p/>
        </draw:polygon>
        <draw:polygon draw:style-name="gr37" draw:text-style-name="P9" draw:layer="layout" svg:width="0.029cm" svg:height="0.373cm" svg:x="19.532cm" svg:y="14.218cm" svg:viewBox="0 0 30 374" draw:points="0,374 30,374 30,0 0,0">
          <text:p/>
        </draw:polygon>
        <draw:polygon draw:style-name="gr37" draw:text-style-name="P9" draw:layer="layout" svg:width="0.029cm" svg:height="0.373cm" svg:x="19.561cm" svg:y="14.218cm" svg:viewBox="0 0 30 374" draw:points="0,374 30,374 30,0 0,0">
          <text:p/>
        </draw:polygon>
        <draw:polygon draw:style-name="gr37" draw:text-style-name="P9" draw:layer="layout" svg:width="0.029cm" svg:height="0.373cm" svg:x="19.59cm" svg:y="14.218cm" svg:viewBox="0 0 30 374" draw:points="0,374 30,374 30,0 0,0">
          <text:p/>
        </draw:polygon>
        <draw:polygon draw:style-name="gr38" draw:text-style-name="P10" draw:layer="layout" svg:width="0.029cm" svg:height="0.373cm" svg:x="19.619cm" svg:y="14.218cm" svg:viewBox="0 0 30 374" draw:points="0,374 30,374 30,0 0,0">
          <text:p/>
        </draw:polygon>
        <draw:polygon draw:style-name="gr36" draw:text-style-name="P8" draw:layer="layout" svg:width="0.029cm" svg:height="0.373cm" svg:x="19.649cm" svg:y="14.218cm" svg:viewBox="0 0 30 374" draw:points="0,374 30,374 30,0 0,0">
          <text:p/>
        </draw:polygon>
        <draw:polygon draw:style-name="gr37" draw:text-style-name="P9" draw:layer="layout" svg:width="0.029cm" svg:height="0.373cm" svg:x="19.679cm" svg:y="14.218cm" svg:viewBox="0 0 30 374" draw:points="0,374 30,374 30,0 0,0">
          <text:p/>
        </draw:polygon>
        <draw:polygon draw:style-name="gr37" draw:text-style-name="P9" draw:layer="layout" svg:width="0.03cm" svg:height="0.373cm" svg:x="19.708cm" svg:y="14.218cm" svg:viewBox="0 0 31 374" draw:points="0,374 31,374 31,0 0,0">
          <text:p/>
        </draw:polygon>
        <draw:polygon draw:style-name="gr36" draw:text-style-name="P8" draw:layer="layout" svg:width="0.029cm" svg:height="0.373cm" svg:x="19.738cm" svg:y="14.218cm" svg:viewBox="0 0 30 374" draw:points="0,374 30,374 30,0 0,0">
          <text:p/>
        </draw:polygon>
        <draw:polygon draw:style-name="gr36" draw:text-style-name="P8" draw:layer="layout" svg:width="0.029cm" svg:height="0.373cm" svg:x="19.767cm" svg:y="14.218cm" svg:viewBox="0 0 30 374" draw:points="0,374 30,374 30,0 0,0">
          <text:p/>
        </draw:polygon>
        <draw:polygon draw:style-name="gr36" draw:text-style-name="P8" draw:layer="layout" svg:width="0.029cm" svg:height="0.373cm" svg:x="19.796cm" svg:y="14.218cm" svg:viewBox="0 0 30 374" draw:points="0,374 30,374 30,0 0,0">
          <text:p/>
        </draw:polygon>
        <draw:polygon draw:style-name="gr38" draw:text-style-name="P10" draw:layer="layout" svg:width="0.029cm" svg:height="0.373cm" svg:x="19.825cm" svg:y="14.218cm" svg:viewBox="0 0 30 374" draw:points="0,374 30,374 30,0 0,0">
          <text:p/>
        </draw:polygon>
        <draw:polygon draw:style-name="gr37" draw:text-style-name="P9" draw:layer="layout" svg:width="0.029cm" svg:height="0.373cm" svg:x="19.856cm" svg:y="14.218cm" svg:viewBox="0 0 30 374" draw:points="0,374 30,374 30,0 0,0">
          <text:p/>
        </draw:polygon>
        <draw:polygon draw:style-name="gr36" draw:text-style-name="P8" draw:layer="layout" svg:width="0.029cm" svg:height="0.373cm" svg:x="19.885cm" svg:y="14.218cm" svg:viewBox="0 0 30 374" draw:points="0,374 30,374 30,0 0,0">
          <text:p/>
        </draw:polygon>
        <draw:polygon draw:style-name="gr35" draw:text-style-name="P7" draw:layer="layout" svg:width="0.029cm" svg:height="0.373cm" svg:x="19.914cm" svg:y="14.218cm" svg:viewBox="0 0 30 374" draw:points="0,374 30,374 30,0 0,0">
          <text:p/>
        </draw:polygon>
        <draw:polygon draw:style-name="gr36" draw:text-style-name="P8" draw:layer="layout" svg:width="0.029cm" svg:height="0.373cm" svg:x="19.943cm" svg:y="14.218cm" svg:viewBox="0 0 30 374" draw:points="0,374 30,374 30,0 0,0">
          <text:p/>
        </draw:polygon>
        <draw:polygon draw:style-name="gr36" draw:text-style-name="P8" draw:layer="layout" svg:width="0.029cm" svg:height="0.373cm" svg:x="19.973cm" svg:y="14.218cm" svg:viewBox="0 0 30 374" draw:points="0,374 30,374 30,0 0,0">
          <text:p/>
        </draw:polygon>
        <draw:polygon draw:style-name="gr37" draw:text-style-name="P9" draw:layer="layout" svg:width="0.029cm" svg:height="0.373cm" svg:x="20.003cm" svg:y="14.218cm" svg:viewBox="0 0 30 374" draw:points="0,374 30,374 30,0 0,0">
          <text:p/>
        </draw:polygon>
        <draw:polygon draw:style-name="gr37" draw:text-style-name="P9" draw:layer="layout" svg:width="0.029cm" svg:height="0.373cm" svg:x="20.032cm" svg:y="14.218cm" svg:viewBox="0 0 30 374" draw:points="0,374 30,374 30,0 0,0">
          <text:p/>
        </draw:polygon>
        <draw:polygon draw:style-name="gr36" draw:text-style-name="P8" draw:layer="layout" svg:width="0.03cm" svg:height="0.373cm" svg:x="20.061cm" svg:y="14.218cm" svg:viewBox="0 0 31 374" draw:points="0,374 31,374 31,0 0,0">
          <text:p/>
        </draw:polygon>
        <draw:polygon draw:style-name="gr37" draw:text-style-name="P9" draw:layer="layout" svg:width="0.029cm" svg:height="0.373cm" svg:x="20.091cm" svg:y="14.218cm" svg:viewBox="0 0 30 374" draw:points="0,374 30,374 30,0 0,0">
          <text:p/>
        </draw:polygon>
        <draw:polygon draw:style-name="gr37" draw:text-style-name="P9" draw:layer="layout" svg:width="0.029cm" svg:height="0.373cm" svg:x="20.12cm" svg:y="14.218cm" svg:viewBox="0 0 30 374" draw:points="0,374 30,374 30,0 0,0">
          <text:p/>
        </draw:polygon>
        <draw:polygon draw:style-name="gr35" draw:text-style-name="P7" draw:layer="layout" svg:width="0.03cm" svg:height="0.373cm" svg:x="20.149cm" svg:y="14.218cm" svg:viewBox="0 0 31 374" draw:points="0,374 31,374 31,0 0,0">
          <text:p/>
        </draw:polygon>
        <draw:polygon draw:style-name="gr37" draw:text-style-name="P9" draw:layer="layout" svg:width="0.029cm" svg:height="0.373cm" svg:x="20.18cm" svg:y="14.218cm" svg:viewBox="0 0 30 374" draw:points="0,374 30,374 30,0 0,0">
          <text:p/>
        </draw:polygon>
        <draw:polygon draw:style-name="gr35" draw:text-style-name="P7" draw:layer="layout" svg:width="0.029cm" svg:height="0.373cm" svg:x="20.209cm" svg:y="14.218cm" svg:viewBox="0 0 30 374" draw:points="0,374 30,374 30,0 0,0">
          <text:p/>
        </draw:polygon>
        <draw:polygon draw:style-name="gr36" draw:text-style-name="P8" draw:layer="layout" svg:width="0.029cm" svg:height="0.373cm" svg:x="20.238cm" svg:y="14.218cm" svg:viewBox="0 0 30 374" draw:points="0,374 30,374 30,0 0,0">
          <text:p/>
        </draw:polygon>
        <draw:polygon draw:style-name="gr37" draw:text-style-name="P9" draw:layer="layout" svg:width="0.029cm" svg:height="0.373cm" svg:x="20.267cm" svg:y="14.218cm" svg:viewBox="0 0 30 374" draw:points="0,374 30,374 30,0 0,0">
          <text:p/>
        </draw:polygon>
        <draw:polygon draw:style-name="gr36" draw:text-style-name="P8" draw:layer="layout" svg:width="0.029cm" svg:height="0.373cm" svg:x="20.297cm" svg:y="14.218cm" svg:viewBox="0 0 30 374" draw:points="0,374 30,374 30,0 0,0">
          <text:p/>
        </draw:polygon>
        <draw:polygon draw:style-name="gr36" draw:text-style-name="P8" draw:layer="layout" svg:width="0.029cm" svg:height="0.373cm" svg:x="20.326cm" svg:y="14.218cm" svg:viewBox="0 0 30 374" draw:points="0,374 30,374 30,0 0,0">
          <text:p/>
        </draw:polygon>
        <draw:polygon draw:style-name="gr37" draw:text-style-name="P9" draw:layer="layout" svg:width="0.029cm" svg:height="0.373cm" svg:x="20.356cm" svg:y="14.218cm" svg:viewBox="0 0 30 374" draw:points="0,374 30,374 30,0 0,0">
          <text:p/>
        </draw:polygon>
        <draw:polygon draw:style-name="gr38" draw:text-style-name="P10" draw:layer="layout" svg:width="0.029cm" svg:height="0.373cm" svg:x="20.385cm" svg:y="14.218cm" svg:viewBox="0 0 30 374" draw:points="0,374 30,374 30,0 0,0">
          <text:p/>
        </draw:polygon>
        <draw:polygon draw:style-name="gr37" draw:text-style-name="P9" draw:layer="layout" svg:width="0.029cm" svg:height="0.373cm" svg:x="20.415cm" svg:y="14.218cm" svg:viewBox="0 0 30 374" draw:points="0,374 30,374 30,0 0,0">
          <text:p/>
        </draw:polygon>
        <draw:polygon draw:style-name="gr36" draw:text-style-name="P8" draw:layer="layout" svg:width="0.029cm" svg:height="0.373cm" svg:x="20.444cm" svg:y="14.218cm" svg:viewBox="0 0 30 374" draw:points="0,374 30,374 30,0 0,0">
          <text:p/>
        </draw:polygon>
        <draw:polygon draw:style-name="gr38" draw:text-style-name="P10" draw:layer="layout" svg:width="0.029cm" svg:height="0.373cm" svg:x="20.473cm" svg:y="14.218cm" svg:viewBox="0 0 30 374" draw:points="0,374 30,374 30,0 0,0">
          <text:p/>
        </draw:polygon>
        <draw:polygon draw:style-name="gr37" draw:text-style-name="P9" draw:layer="layout" svg:width="0.03cm" svg:height="0.373cm" svg:x="20.502cm" svg:y="14.218cm" svg:viewBox="0 0 31 374" draw:points="0,374 31,374 31,0 0,0">
          <text:p/>
        </draw:polygon>
        <draw:polygon draw:style-name="gr36" draw:text-style-name="P8" draw:layer="layout" svg:width="0.029cm" svg:height="0.373cm" svg:x="20.533cm" svg:y="14.218cm" svg:viewBox="0 0 30 374" draw:points="0,374 30,374 30,0 0,0">
          <text:p/>
        </draw:polygon>
        <draw:polygon draw:style-name="gr37" draw:text-style-name="P9" draw:layer="layout" svg:width="0.029cm" svg:height="0.373cm" svg:x="20.562cm" svg:y="14.218cm" svg:viewBox="0 0 30 374" draw:points="0,374 30,374 30,0 0,0">
          <text:p/>
        </draw:polygon>
        <draw:polygon draw:style-name="gr37" draw:text-style-name="P9" draw:layer="layout" svg:width="0.029cm" svg:height="0.373cm" svg:x="20.592cm" svg:y="14.218cm" svg:viewBox="0 0 30 374" draw:points="0,374 30,374 30,0 0,0">
          <text:p/>
        </draw:polygon>
        <draw:polygon draw:style-name="gr37" draw:text-style-name="P9" draw:layer="layout" svg:width="0.029cm" svg:height="0.373cm" svg:x="20.621cm" svg:y="14.218cm" svg:viewBox="0 0 30 374" draw:points="0,374 30,374 30,0 0,0">
          <text:p/>
        </draw:polygon>
        <draw:polygon draw:style-name="gr36" draw:text-style-name="P8" draw:layer="layout" svg:width="0.029cm" svg:height="0.373cm" svg:x="20.65cm" svg:y="14.218cm" svg:viewBox="0 0 30 374" draw:points="0,374 30,374 30,0 0,0">
          <text:p/>
        </draw:polygon>
        <draw:polygon draw:style-name="gr38" draw:text-style-name="P10" draw:layer="layout" svg:width="0.029cm" svg:height="0.373cm" svg:x="20.68cm" svg:y="14.218cm" svg:viewBox="0 0 30 374" draw:points="0,374 30,374 30,0 0,0">
          <text:p/>
        </draw:polygon>
        <draw:polygon draw:style-name="gr36" draw:text-style-name="P8" draw:layer="layout" svg:width="0.029cm" svg:height="0.373cm" svg:x="20.71cm" svg:y="14.218cm" svg:viewBox="0 0 30 374" draw:points="0,374 30,374 30,0 0,0">
          <text:p/>
        </draw:polygon>
        <draw:polygon draw:style-name="gr36" draw:text-style-name="P8" draw:layer="layout" svg:width="0.029cm" svg:height="0.373cm" svg:x="20.739cm" svg:y="14.218cm" svg:viewBox="0 0 30 374" draw:points="0,374 30,374 30,0 0,0">
          <text:p/>
        </draw:polygon>
        <draw:polygon draw:style-name="gr36" draw:text-style-name="P8" draw:layer="layout" svg:width="0.029cm" svg:height="0.373cm" svg:x="20.768cm" svg:y="14.218cm" svg:viewBox="0 0 30 374" draw:points="0,374 30,374 30,0 0,0">
          <text:p/>
        </draw:polygon>
        <draw:polygon draw:style-name="gr37" draw:text-style-name="P9" draw:layer="layout" svg:width="0.03cm" svg:height="0.373cm" svg:x="20.826cm" svg:y="14.218cm" svg:viewBox="0 0 31 374" draw:points="0,374 31,374 31,0 0,0">
          <text:p/>
        </draw:polygon>
        <draw:polygon draw:style-name="gr37" draw:text-style-name="P9" draw:layer="layout" svg:width="0.029cm" svg:height="0.373cm" svg:x="20.857cm" svg:y="14.218cm" svg:viewBox="0 0 30 374" draw:points="0,374 30,374 30,0 0,0">
          <text:p/>
        </draw:polygon>
        <draw:polygon draw:style-name="gr36" draw:text-style-name="P8" draw:layer="layout" svg:width="0.029cm" svg:height="0.373cm" svg:x="20.886cm" svg:y="14.218cm" svg:viewBox="0 0 30 374" draw:points="0,374 30,374 30,0 0,0">
          <text:p/>
        </draw:polygon>
        <draw:polygon draw:style-name="gr37" draw:text-style-name="P9" draw:layer="layout" svg:width="0.03cm" svg:height="0.373cm" svg:x="20.915cm" svg:y="14.218cm" svg:viewBox="0 0 31 374" draw:points="0,374 31,374 31,0 0,0">
          <text:p/>
        </draw:polygon>
        <draw:polygon draw:style-name="gr36" draw:text-style-name="P8" draw:layer="layout" svg:width="0.029cm" svg:height="0.373cm" svg:x="20.945cm" svg:y="14.218cm" svg:viewBox="0 0 30 374" draw:points="0,374 30,374 30,0 0,0">
          <text:p/>
        </draw:polygon>
        <draw:polygon draw:style-name="gr37" draw:text-style-name="P9" draw:layer="layout" svg:width="0.029cm" svg:height="0.373cm" svg:x="20.974cm" svg:y="14.218cm" svg:viewBox="0 0 30 374" draw:points="0,374 30,374 30,0 0,0">
          <text:p/>
        </draw:polygon>
        <draw:polygon draw:style-name="gr36" draw:text-style-name="P8" draw:layer="layout" svg:width="0.029cm" svg:height="0.373cm" svg:x="21.004cm" svg:y="14.218cm" svg:viewBox="0 0 30 374" draw:points="0,374 30,374 30,0 0,0">
          <text:p/>
        </draw:polygon>
        <draw:polygon draw:style-name="gr36" draw:text-style-name="P8" draw:layer="layout" svg:width="0.029cm" svg:height="0.373cm" svg:x="21.034cm" svg:y="14.218cm" svg:viewBox="0 0 30 374" draw:points="0,374 30,374 30,0 0,0">
          <text:p/>
        </draw:polygon>
        <draw:polygon draw:style-name="gr38" draw:text-style-name="P10" draw:layer="layout" svg:width="0.029cm" svg:height="0.373cm" svg:x="21.063cm" svg:y="14.218cm" svg:viewBox="0 0 30 374" draw:points="0,374 30,374 30,0 0,0">
          <text:p/>
        </draw:polygon>
        <draw:polygon draw:style-name="gr38" draw:text-style-name="P10" draw:layer="layout" svg:width="0.029cm" svg:height="0.373cm" svg:x="21.092cm" svg:y="14.218cm" svg:viewBox="0 0 30 374" draw:points="0,374 30,374 30,0 0,0">
          <text:p/>
        </draw:polygon>
        <draw:polygon draw:style-name="gr36" draw:text-style-name="P8" draw:layer="layout" svg:width="0.029cm" svg:height="0.373cm" svg:x="21.121cm" svg:y="14.218cm" svg:viewBox="0 0 30 374" draw:points="0,374 30,374 30,0 0,0">
          <text:p/>
        </draw:polygon>
        <draw:polygon draw:style-name="gr36" draw:text-style-name="P8" draw:layer="layout" svg:width="0.029cm" svg:height="0.373cm" svg:x="21.152cm" svg:y="14.218cm" svg:viewBox="0 0 30 374" draw:points="0,374 30,374 30,0 0,0">
          <text:p/>
        </draw:polygon>
        <draw:polygon draw:style-name="gr35" draw:text-style-name="P7" draw:layer="layout" svg:width="0.029cm" svg:height="0.373cm" svg:x="21.181cm" svg:y="14.218cm" svg:viewBox="0 0 30 374" draw:points="0,374 30,374 30,0 0,0">
          <text:p/>
        </draw:polygon>
        <draw:polygon draw:style-name="gr36" draw:text-style-name="P8" draw:layer="layout" svg:width="0.029cm" svg:height="0.373cm" svg:x="21.21cm" svg:y="14.218cm" svg:viewBox="0 0 30 374" draw:points="0,374 30,374 30,0 0,0">
          <text:p/>
        </draw:polygon>
        <draw:polygon draw:style-name="gr35" draw:text-style-name="P7" draw:layer="layout" svg:width="0.029cm" svg:height="0.373cm" svg:x="21.239cm" svg:y="14.218cm" svg:viewBox="0 0 30 374" draw:points="0,374 30,374 30,0 0,0">
          <text:p/>
        </draw:polygon>
        <draw:polygon draw:style-name="gr36" draw:text-style-name="P8" draw:layer="layout" svg:width="0.029cm" svg:height="0.373cm" svg:x="21.269cm" svg:y="14.218cm" svg:viewBox="0 0 30 374" draw:points="0,374 30,374 30,0 0,0">
          <text:p/>
        </draw:polygon>
        <draw:polygon draw:style-name="gr36" draw:text-style-name="P8" draw:layer="layout" svg:width="0.029cm" svg:height="0.373cm" svg:x="21.298cm" svg:y="14.218cm" svg:viewBox="0 0 30 374" draw:points="0,374 30,374 30,0 0,0">
          <text:p/>
        </draw:polygon>
        <draw:polygon draw:style-name="gr35" draw:text-style-name="P7" draw:layer="layout" svg:width="0.029cm" svg:height="0.373cm" svg:x="21.328cm" svg:y="14.218cm" svg:viewBox="0 0 30 374" draw:points="0,374 30,374 30,0 0,0">
          <text:p/>
        </draw:polygon>
        <draw:polygon draw:style-name="gr35" draw:text-style-name="P7" draw:layer="layout" svg:width="0.03cm" svg:height="0.373cm" svg:x="21.357cm" svg:y="14.218cm" svg:viewBox="0 0 31 374" draw:points="0,374 31,374 31,0 0,0">
          <text:p/>
        </draw:polygon>
        <draw:polygon draw:style-name="gr35" draw:text-style-name="P7" draw:layer="layout" svg:width="0.029cm" svg:height="0.373cm" svg:x="21.387cm" svg:y="14.218cm" svg:viewBox="0 0 30 374" draw:points="0,374 30,374 30,0 0,0">
          <text:p/>
        </draw:polygon>
        <draw:polygon draw:style-name="gr36" draw:text-style-name="P8" draw:layer="layout" svg:width="0.029cm" svg:height="0.373cm" svg:x="21.416cm" svg:y="14.218cm" svg:viewBox="0 0 30 374" draw:points="0,374 30,374 30,0 0,0">
          <text:p/>
        </draw:polygon>
        <draw:polygon draw:style-name="gr36" draw:text-style-name="P8" draw:layer="layout" svg:width="0.029cm" svg:height="0.373cm" svg:x="21.445cm" svg:y="14.218cm" svg:viewBox="0 0 30 374" draw:points="0,374 30,374 30,0 0,0">
          <text:p/>
        </draw:polygon>
        <draw:polygon draw:style-name="gr36" draw:text-style-name="P8" draw:layer="layout" svg:width="0.029cm" svg:height="0.373cm" svg:x="21.476cm" svg:y="14.218cm" svg:viewBox="0 0 30 374" draw:points="0,374 30,374 30,0 0,0">
          <text:p/>
        </draw:polygon>
        <draw:polygon draw:style-name="gr36" draw:text-style-name="P8" draw:layer="layout" svg:width="0.029cm" svg:height="0.373cm" svg:x="21.505cm" svg:y="14.218cm" svg:viewBox="0 0 30 374" draw:points="0,374 30,374 30,0 0,0">
          <text:p/>
        </draw:polygon>
        <draw:polygon draw:style-name="gr38" draw:text-style-name="P10" draw:layer="layout" svg:width="0.029cm" svg:height="0.373cm" svg:x="21.534cm" svg:y="14.218cm" svg:viewBox="0 0 30 374" draw:points="0,374 30,374 30,0 0,0">
          <text:p/>
        </draw:polygon>
        <draw:polygon draw:style-name="gr37" draw:text-style-name="P9" draw:layer="layout" svg:width="0.029cm" svg:height="0.373cm" svg:x="21.563cm" svg:y="14.218cm" svg:viewBox="0 0 30 374" draw:points="0,374 30,374 30,0 0,0">
          <text:p/>
        </draw:polygon>
        <draw:polygon draw:style-name="gr38" draw:text-style-name="P10" draw:layer="layout" svg:width="0.029cm" svg:height="0.373cm" svg:x="21.593cm" svg:y="14.218cm" svg:viewBox="0 0 30 374" draw:points="0,374 30,374 30,0 0,0">
          <text:p/>
        </draw:polygon>
        <draw:polygon draw:style-name="gr37" draw:text-style-name="P9" draw:layer="layout" svg:width="0.029cm" svg:height="0.373cm" svg:x="21.622cm" svg:y="14.218cm" svg:viewBox="0 0 30 374" draw:points="0,374 30,374 30,0 0,0">
          <text:p/>
        </draw:polygon>
        <draw:polygon draw:style-name="gr35" draw:text-style-name="P7" draw:layer="layout" svg:width="0.029cm" svg:height="0.373cm" svg:x="21.652cm" svg:y="14.218cm" svg:viewBox="0 0 30 374" draw:points="0,374 30,374 30,0 0,0">
          <text:p/>
        </draw:polygon>
        <draw:polygon draw:style-name="gr35" draw:text-style-name="P7" draw:layer="layout" svg:width="0.03cm" svg:height="0.373cm" svg:x="21.681cm" svg:y="14.218cm" svg:viewBox="0 0 31 374" draw:points="0,374 31,374 31,0 0,0">
          <text:p/>
        </draw:polygon>
        <draw:polygon draw:style-name="gr36" draw:text-style-name="P8" draw:layer="layout" svg:width="0.029cm" svg:height="0.373cm" svg:x="21.711cm" svg:y="14.218cm" svg:viewBox="0 0 30 374" draw:points="0,374 30,374 30,0 0,0">
          <text:p/>
        </draw:polygon>
        <draw:polygon draw:style-name="gr36" draw:text-style-name="P8" draw:layer="layout" svg:width="0.029cm" svg:height="0.373cm" svg:x="21.74cm" svg:y="14.218cm" svg:viewBox="0 0 30 374" draw:points="0,374 30,374 30,0 0,0">
          <text:p/>
        </draw:polygon>
        <draw:polygon draw:style-name="gr38" draw:text-style-name="P10" draw:layer="layout" svg:width="0.03cm" svg:height="0.373cm" svg:x="21.769cm" svg:y="14.218cm" svg:viewBox="0 0 31 374" draw:points="0,374 31,374 31,0 0,0">
          <text:p/>
        </draw:polygon>
        <draw:polygon draw:style-name="gr38" draw:text-style-name="P10" draw:layer="layout" svg:width="0.029cm" svg:height="0.373cm" svg:x="21.8cm" svg:y="14.218cm" svg:viewBox="0 0 30 374" draw:points="0,374 30,374 30,0 0,0">
          <text:p/>
        </draw:polygon>
        <draw:polygon draw:style-name="gr38" draw:text-style-name="P10" draw:layer="layout" svg:width="0.029cm" svg:height="0.373cm" svg:x="21.829cm" svg:y="14.218cm" svg:viewBox="0 0 30 374" draw:points="0,374 30,374 30,0 0,0">
          <text:p/>
        </draw:polygon>
        <draw:polygon draw:style-name="gr37" draw:text-style-name="P9" draw:layer="layout" svg:width="0.029cm" svg:height="0.373cm" svg:x="21.858cm" svg:y="14.218cm" svg:viewBox="0 0 30 374" draw:points="0,374 30,374 30,0 0,0">
          <text:p/>
        </draw:polygon>
        <draw:polygon draw:style-name="gr37" draw:text-style-name="P9" draw:layer="layout" svg:width="0.029cm" svg:height="0.373cm" svg:x="21.887cm" svg:y="14.218cm" svg:viewBox="0 0 30 374" draw:points="0,374 30,374 30,0 0,0">
          <text:p/>
        </draw:polygon>
        <draw:polygon draw:style-name="gr37" draw:text-style-name="P9" draw:layer="layout" svg:width="0.029cm" svg:height="0.373cm" svg:x="21.917cm" svg:y="14.218cm" svg:viewBox="0 0 30 374" draw:points="0,374 30,374 30,0 0,0">
          <text:p/>
        </draw:polygon>
        <draw:polygon draw:style-name="gr35" draw:text-style-name="P7" draw:layer="layout" svg:width="0.029cm" svg:height="0.373cm" svg:x="21.946cm" svg:y="14.218cm" svg:viewBox="0 0 30 374" draw:points="0,374 30,374 30,0 0,0">
          <text:p/>
        </draw:polygon>
        <draw:polygon draw:style-name="gr37" draw:text-style-name="P9" draw:layer="layout" svg:width="0.029cm" svg:height="0.373cm" svg:x="21.976cm" svg:y="14.218cm" svg:viewBox="0 0 30 374" draw:points="0,374 30,374 30,0 0,0">
          <text:p/>
        </draw:polygon>
        <draw:polygon draw:style-name="gr37" draw:text-style-name="P9" draw:layer="layout" svg:width="0.029cm" svg:height="0.373cm" svg:x="22.005cm" svg:y="14.218cm" svg:viewBox="0 0 30 374" draw:points="0,374 30,374 30,0 0,0">
          <text:p/>
        </draw:polygon>
        <draw:polygon draw:style-name="gr37" draw:text-style-name="P9" draw:layer="layout" svg:width="0.029cm" svg:height="0.373cm" svg:x="22.035cm" svg:y="14.218cm" svg:viewBox="0 0 30 374" draw:points="0,374 30,374 30,0 0,0">
          <text:p/>
        </draw:polygon>
        <draw:polygon draw:style-name="gr36" draw:text-style-name="P8" draw:layer="layout" svg:width="0.029cm" svg:height="0.373cm" svg:x="22.417cm" svg:y="14.218cm" svg:viewBox="0 0 30 374" draw:points="0,374 30,374 30,0 0,0">
          <text:p/>
        </draw:polygon>
        <draw:polygon draw:style-name="gr38" draw:text-style-name="P10" draw:layer="layout" svg:width="0.029cm" svg:height="0.373cm" svg:x="22.446cm" svg:y="14.218cm" svg:viewBox="0 0 30 374" draw:points="0,374 30,374 30,0 0,0">
          <text:p/>
        </draw:polygon>
        <draw:polygon draw:style-name="gr36" draw:text-style-name="P8" draw:layer="layout" svg:width="0.029cm" svg:height="0.373cm" svg:x="22.477cm" svg:y="14.218cm" svg:viewBox="0 0 30 374" draw:points="0,374 30,374 30,0 0,0">
          <text:p/>
        </draw:polygon>
        <draw:polygon draw:style-name="gr37" draw:text-style-name="P9" draw:layer="layout" svg:width="0.029cm" svg:height="0.373cm" svg:x="22.506cm" svg:y="14.218cm" svg:viewBox="0 0 30 374" draw:points="0,374 30,374 30,0 0,0">
          <text:p/>
        </draw:polygon>
        <draw:polygon draw:style-name="gr35" draw:text-style-name="P7" draw:layer="layout" svg:width="0.03cm" svg:height="0.373cm" svg:x="22.535cm" svg:y="14.218cm" svg:viewBox="0 0 31 374" draw:points="0,374 31,374 31,0 0,0">
          <text:p/>
        </draw:polygon>
        <draw:polygon draw:style-name="gr37" draw:text-style-name="P9" draw:layer="layout" svg:width="0.029cm" svg:height="0.373cm" svg:x="22.565cm" svg:y="14.218cm" svg:viewBox="0 0 30 374" draw:points="0,374 30,374 30,0 0,0">
          <text:p/>
        </draw:polygon>
        <draw:polygon draw:style-name="gr35" draw:text-style-name="P7" draw:layer="layout" svg:width="0.029cm" svg:height="0.373cm" svg:x="22.594cm" svg:y="14.218cm" svg:viewBox="0 0 30 374" draw:points="0,374 30,374 30,0 0,0">
          <text:p/>
        </draw:polygon>
        <draw:polygon draw:style-name="gr37" draw:text-style-name="P9" draw:layer="layout" svg:width="0.029cm" svg:height="0.373cm" svg:x="22.623cm" svg:y="14.218cm" svg:viewBox="0 0 30 374" draw:points="0,374 30,374 30,0 0,0">
          <text:p/>
        </draw:polygon>
        <draw:polygon draw:style-name="gr37" draw:text-style-name="P9" draw:layer="layout" svg:width="0.029cm" svg:height="0.373cm" svg:x="22.654cm" svg:y="14.218cm" svg:viewBox="0 0 30 374" draw:points="0,374 30,374 30,0 0,0">
          <text:p/>
        </draw:polygon>
        <draw:polygon draw:style-name="gr37" draw:text-style-name="P9" draw:layer="layout" svg:width="0.029cm" svg:height="0.373cm" svg:x="22.683cm" svg:y="14.218cm" svg:viewBox="0 0 30 374" draw:points="0,374 30,374 30,0 0,0">
          <text:p/>
        </draw:polygon>
        <draw:polygon draw:style-name="gr36" draw:text-style-name="P8" draw:layer="layout" svg:width="0.029cm" svg:height="0.373cm" svg:x="22.712cm" svg:y="14.218cm" svg:viewBox="0 0 30 374" draw:points="0,374 30,374 30,0 0,0">
          <text:p/>
        </draw:polygon>
        <draw:polygon draw:style-name="gr36" draw:text-style-name="P8" draw:layer="layout" svg:width="0.029cm" svg:height="0.373cm" svg:x="22.741cm" svg:y="14.218cm" svg:viewBox="0 0 30 374" draw:points="0,374 30,374 30,0 0,0">
          <text:p/>
        </draw:polygon>
        <draw:polygon draw:style-name="gr37" draw:text-style-name="P9" draw:layer="layout" svg:width="0.029cm" svg:height="0.373cm" svg:x="22.771cm" svg:y="14.218cm" svg:viewBox="0 0 30 374" draw:points="0,374 30,374 30,0 0,0">
          <text:p/>
        </draw:polygon>
        <draw:polygon draw:style-name="gr38" draw:text-style-name="P10" draw:layer="layout" svg:width="0.029cm" svg:height="0.373cm" svg:x="22.801cm" svg:y="14.218cm" svg:viewBox="0 0 30 374" draw:points="0,374 30,374 30,0 0,0">
          <text:p/>
        </draw:polygon>
        <draw:polygon draw:style-name="gr36" draw:text-style-name="P8" draw:layer="layout" svg:width="0.029cm" svg:height="0.373cm" svg:x="22.83cm" svg:y="14.218cm" svg:viewBox="0 0 30 374" draw:points="0,374 30,374 30,0 0,0">
          <text:p/>
        </draw:polygon>
        <draw:polygon draw:style-name="gr36" draw:text-style-name="P8" draw:layer="layout" svg:width="0.029cm" svg:height="0.373cm" svg:x="22.859cm" svg:y="14.218cm" svg:viewBox="0 0 30 374" draw:points="0,374 30,374 30,0 0,0">
          <text:p/>
        </draw:polygon>
        <draw:polygon draw:style-name="gr36" draw:text-style-name="P8" draw:layer="layout" svg:width="0.03cm" svg:height="0.373cm" svg:x="22.888cm" svg:y="14.218cm" svg:viewBox="0 0 31 374" draw:points="0,374 31,374 31,0 0,0">
          <text:p/>
        </draw:polygon>
        <draw:polygon draw:style-name="gr36" draw:text-style-name="P8" draw:layer="layout" svg:width="0.029cm" svg:height="0.373cm" svg:x="22.918cm" svg:y="14.218cm" svg:viewBox="0 0 30 374" draw:points="0,374 30,374 30,0 0,0">
          <text:p/>
        </draw:polygon>
        <draw:polygon draw:style-name="gr38" draw:text-style-name="P10" draw:layer="layout" svg:width="0.029cm" svg:height="0.373cm" svg:x="22.947cm" svg:y="14.218cm" svg:viewBox="0 0 30 374" draw:points="0,374 30,374 30,0 0,0">
          <text:p/>
        </draw:polygon>
        <draw:polygon draw:style-name="gr38" draw:text-style-name="P10" draw:layer="layout" svg:width="0.03cm" svg:height="0.373cm" svg:x="22.977cm" svg:y="14.218cm" svg:viewBox="0 0 31 374" draw:points="0,374 31,374 31,0 0,0">
          <text:p/>
        </draw:polygon>
        <draw:polygon draw:style-name="gr38" draw:text-style-name="P10" draw:layer="layout" svg:width="0.029cm" svg:height="0.373cm" svg:x="23.007cm" svg:y="14.218cm" svg:viewBox="0 0 30 374" draw:points="0,374 30,374 30,0 0,0">
          <text:p/>
        </draw:polygon>
        <draw:polygon draw:style-name="gr35" draw:text-style-name="P7" draw:layer="layout" svg:width="0.029cm" svg:height="0.373cm" svg:x="23.036cm" svg:y="14.218cm" svg:viewBox="0 0 30 374" draw:points="0,374 30,374 30,0 0,0">
          <text:p/>
        </draw:polygon>
        <draw:polygon draw:style-name="gr36" draw:text-style-name="P8" draw:layer="layout" svg:width="0.029cm" svg:height="0.373cm" svg:x="23.065cm" svg:y="14.218cm" svg:viewBox="0 0 30 374" draw:points="0,374 30,374 30,0 0,0">
          <text:p/>
        </draw:polygon>
        <draw:polygon draw:style-name="gr35" draw:text-style-name="P7" draw:layer="layout" svg:width="0.029cm" svg:height="0.373cm" svg:x="23.095cm" svg:y="14.218cm" svg:viewBox="0 0 30 374" draw:points="0,374 30,374 30,0 0,0">
          <text:p/>
        </draw:polygon>
        <draw:polygon draw:style-name="gr35" draw:text-style-name="P7" draw:layer="layout" svg:width="0.029cm" svg:height="0.373cm" svg:x="23.125cm" svg:y="14.218cm" svg:viewBox="0 0 30 374" draw:points="0,374 30,374 30,0 0,0">
          <text:p/>
        </draw:polygon>
        <draw:polygon draw:style-name="gr35" draw:text-style-name="P7" draw:layer="layout" svg:width="0.029cm" svg:height="0.373cm" svg:x="23.154cm" svg:y="14.218cm" svg:viewBox="0 0 30 374" draw:points="0,374 30,374 30,0 0,0">
          <text:p/>
        </draw:polygon>
        <draw:polygon draw:style-name="gr36" draw:text-style-name="P8" draw:layer="layout" svg:width="0.029cm" svg:height="0.373cm" svg:x="23.183cm" svg:y="14.218cm" svg:viewBox="0 0 30 374" draw:points="0,374 30,374 30,0 0,0">
          <text:p/>
        </draw:polygon>
        <draw:polygon draw:style-name="gr38" draw:text-style-name="P10" draw:layer="layout" svg:width="0.029cm" svg:height="0.373cm" svg:x="23.213cm" svg:y="14.218cm" svg:viewBox="0 0 30 374" draw:points="0,374 30,374 30,0 0,0">
          <text:p/>
        </draw:polygon>
        <draw:polygon draw:style-name="gr36" draw:text-style-name="P8" draw:layer="layout" svg:width="0.029cm" svg:height="0.373cm" svg:x="23.242cm" svg:y="14.218cm" svg:viewBox="0 0 30 374" draw:points="0,374 30,374 30,0 0,0">
          <text:p/>
        </draw:polygon>
        <draw:polygon draw:style-name="gr38" draw:text-style-name="P10" draw:layer="layout" svg:width="0.029cm" svg:height="0.373cm" svg:x="23.271cm" svg:y="14.218cm" svg:viewBox="0 0 30 374" draw:points="0,374 30,374 30,0 0,0">
          <text:p/>
        </draw:polygon>
        <draw:polygon draw:style-name="gr38" draw:text-style-name="P10" draw:layer="layout" svg:width="0.029cm" svg:height="0.373cm" svg:x="23.301cm" svg:y="14.218cm" svg:viewBox="0 0 30 374" draw:points="0,374 30,374 30,0 0,0">
          <text:p/>
        </draw:polygon>
        <draw:polygon draw:style-name="gr37" draw:text-style-name="P9" draw:layer="layout" svg:width="0.029cm" svg:height="0.373cm" svg:x="23.331cm" svg:y="14.218cm" svg:viewBox="0 0 30 374" draw:points="0,374 30,374 30,0 0,0">
          <text:p/>
        </draw:polygon>
        <draw:polygon draw:style-name="gr38" draw:text-style-name="P10" draw:layer="layout" svg:width="0.029cm" svg:height="0.373cm" svg:x="23.36cm" svg:y="14.218cm" svg:viewBox="0 0 30 374" draw:points="0,374 30,374 30,0 0,0">
          <text:p/>
        </draw:polygon>
        <draw:polygon draw:style-name="gr36" draw:text-style-name="P8" draw:layer="layout" svg:width="0.029cm" svg:height="0.373cm" svg:x="23.389cm" svg:y="14.218cm" svg:viewBox="0 0 30 374" draw:points="0,374 30,374 30,0 0,0">
          <text:p/>
        </draw:polygon>
        <draw:polygon draw:style-name="gr35" draw:text-style-name="P7" draw:layer="layout" svg:width="0.029cm" svg:height="0.373cm" svg:x="23.419cm" svg:y="14.218cm" svg:viewBox="0 0 30 374" draw:points="0,374 30,374 30,0 0,0">
          <text:p/>
        </draw:polygon>
        <draw:polygon draw:style-name="gr38" draw:text-style-name="P10" draw:layer="layout" svg:width="0.029cm" svg:height="0.373cm" svg:x="23.449cm" svg:y="14.218cm" svg:viewBox="0 0 30 374" draw:points="0,374 30,374 30,0 0,0">
          <text:p/>
        </draw:polygon>
        <draw:polygon draw:style-name="gr38" draw:text-style-name="P10" draw:layer="layout" svg:width="0.029cm" svg:height="0.373cm" svg:x="23.507cm" svg:y="14.218cm" svg:viewBox="0 0 30 374" draw:points="0,374 30,374 30,0 0,0">
          <text:p/>
        </draw:polygon>
        <draw:polygon draw:style-name="gr37" draw:text-style-name="P9" draw:layer="layout" svg:width="0.029cm" svg:height="0.373cm" svg:x="23.537cm" svg:y="14.218cm" svg:viewBox="0 0 30 374" draw:points="0,374 30,374 30,0 0,0">
          <text:p/>
        </draw:polygon>
        <draw:polygon draw:style-name="gr35" draw:text-style-name="P7" draw:layer="layout" svg:width="0.029cm" svg:height="0.373cm" svg:x="23.566cm" svg:y="14.218cm" svg:viewBox="0 0 30 374" draw:points="0,374 30,374 30,0 0,0">
          <text:p/>
        </draw:polygon>
        <draw:polygon draw:style-name="gr38" draw:text-style-name="P10" draw:layer="layout" svg:width="0.029cm" svg:height="0.373cm" svg:x="23.595cm" svg:y="14.218cm" svg:viewBox="0 0 30 374" draw:points="0,374 30,374 30,0 0,0">
          <text:p/>
        </draw:polygon>
        <draw:polygon draw:style-name="gr35" draw:text-style-name="P7" draw:layer="layout" svg:width="0.029cm" svg:height="0.373cm" svg:x="23.625cm" svg:y="14.218cm" svg:viewBox="0 0 30 374" draw:points="0,374 30,374 30,0 0,0">
          <text:p/>
        </draw:polygon>
        <draw:polygon draw:style-name="gr37" draw:text-style-name="P9" draw:layer="layout" svg:width="0.029cm" svg:height="0.373cm" svg:x="23.655cm" svg:y="14.218cm" svg:viewBox="0 0 30 374" draw:points="0,374 30,374 30,0 0,0">
          <text:p/>
        </draw:polygon>
        <draw:polygon draw:style-name="gr35" draw:text-style-name="P7" draw:layer="layout" svg:width="0.029cm" svg:height="0.373cm" svg:x="23.684cm" svg:y="14.218cm" svg:viewBox="0 0 30 374" draw:points="0,374 30,374 30,0 0,0">
          <text:p/>
        </draw:polygon>
        <draw:polygon draw:style-name="gr35" draw:text-style-name="P7" draw:layer="layout" svg:width="0.029cm" svg:height="0.373cm" svg:x="23.713cm" svg:y="14.218cm" svg:viewBox="0 0 30 374" draw:points="0,374 30,374 30,0 0,0">
          <text:p/>
        </draw:polygon>
        <draw:polygon draw:style-name="gr38" draw:text-style-name="P10" draw:layer="layout" svg:width="0.03cm" svg:height="0.373cm" svg:x="23.742cm" svg:y="14.218cm" svg:viewBox="0 0 31 374" draw:points="0,374 31,374 31,0 0,0">
          <text:p/>
        </draw:polygon>
        <draw:polygon draw:style-name="gr37" draw:text-style-name="P9" draw:layer="layout" svg:width="0.029cm" svg:height="0.373cm" svg:x="23.773cm" svg:y="14.218cm" svg:viewBox="0 0 30 374" draw:points="0,374 30,374 30,0 0,0">
          <text:p/>
        </draw:polygon>
        <draw:polygon draw:style-name="gr35" draw:text-style-name="P7" draw:layer="layout" svg:width="0.029cm" svg:height="0.373cm" svg:x="23.802cm" svg:y="14.218cm" svg:viewBox="0 0 30 374" draw:points="0,374 30,374 30,0 0,0">
          <text:p/>
        </draw:polygon>
        <draw:polygon draw:style-name="gr35" draw:text-style-name="P7" draw:layer="layout" svg:width="0.03cm" svg:height="0.373cm" svg:x="23.831cm" svg:y="14.218cm" svg:viewBox="0 0 31 374" draw:points="0,374 31,374 31,0 0,0">
          <text:p/>
        </draw:polygon>
        <draw:polygon draw:style-name="gr36" draw:text-style-name="P8" draw:layer="layout" svg:width="0.029cm" svg:height="0.373cm" svg:x="23.861cm" svg:y="14.218cm" svg:viewBox="0 0 30 374" draw:points="0,374 30,374 30,0 0,0">
          <text:p/>
        </draw:polygon>
        <draw:polygon draw:style-name="gr37" draw:text-style-name="P9" draw:layer="layout" svg:width="0.029cm" svg:height="0.373cm" svg:x="23.89cm" svg:y="14.218cm" svg:viewBox="0 0 30 374" draw:points="0,374 30,374 30,0 0,0">
          <text:p/>
        </draw:polygon>
        <draw:polygon draw:style-name="gr36" draw:text-style-name="P8" draw:layer="layout" svg:width="0.029cm" svg:height="0.373cm" svg:x="23.919cm" svg:y="14.218cm" svg:viewBox="0 0 30 374" draw:points="0,374 30,374 30,0 0,0">
          <text:p/>
        </draw:polygon>
        <draw:polygon draw:style-name="gr37" draw:text-style-name="P9" draw:layer="layout" svg:width="0.029cm" svg:height="0.373cm" svg:x="23.949cm" svg:y="14.218cm" svg:viewBox="0 0 30 374" draw:points="0,374 30,374 30,0 0,0">
          <text:p/>
        </draw:polygon>
        <draw:polygon draw:style-name="gr37" draw:text-style-name="P9" draw:layer="layout" svg:width="0.029cm" svg:height="0.373cm" svg:x="23.979cm" svg:y="14.218cm" svg:viewBox="0 0 30 374" draw:points="0,374 30,374 30,0 0,0">
          <text:p/>
        </draw:polygon>
        <draw:polygon draw:style-name="gr35" draw:text-style-name="P7" draw:layer="layout" svg:width="0.029cm" svg:height="0.373cm" svg:x="24.008cm" svg:y="14.218cm" svg:viewBox="0 0 30 374" draw:points="0,374 30,374 30,0 0,0">
          <text:p/>
        </draw:polygon>
        <draw:polygon draw:style-name="gr36" draw:text-style-name="P8" draw:layer="layout" svg:width="0.029cm" svg:height="0.373cm" svg:x="24.037cm" svg:y="14.218cm" svg:viewBox="0 0 30 374" draw:points="0,374 30,374 30,0 0,0">
          <text:p/>
        </draw:polygon>
        <draw:polygon draw:style-name="gr38" draw:text-style-name="P10" draw:layer="layout" svg:width="0.029cm" svg:height="0.373cm" svg:x="24.066cm" svg:y="14.218cm" svg:viewBox="0 0 30 374" draw:points="0,374 30,374 30,0 0,0">
          <text:p/>
        </draw:polygon>
        <draw:polygon draw:style-name="gr36" draw:text-style-name="P8" draw:layer="layout" svg:width="0.029cm" svg:height="0.373cm" svg:x="24.126cm" svg:y="14.218cm" svg:viewBox="0 0 30 374" draw:points="0,374 30,374 30,0 0,0">
          <text:p/>
        </draw:polygon>
        <draw:polygon draw:style-name="gr37" draw:text-style-name="P9" draw:layer="layout" svg:width="0.029cm" svg:height="0.373cm" svg:x="24.155cm" svg:y="14.218cm" svg:viewBox="0 0 30 374" draw:points="0,374 30,374 30,0 0,0">
          <text:p/>
        </draw:polygon>
        <draw:polygon draw:style-name="gr38" draw:text-style-name="P10" draw:layer="layout" svg:width="0.03cm" svg:height="0.373cm" svg:x="24.184cm" svg:y="14.218cm" svg:viewBox="0 0 31 374" draw:points="0,374 31,374 31,0 0,0">
          <text:p/>
        </draw:polygon>
        <draw:polygon draw:style-name="gr36" draw:text-style-name="P8" draw:layer="layout" svg:width="0.029cm" svg:height="0.373cm" svg:x="24.243cm" svg:y="14.218cm" svg:viewBox="0 0 30 374" draw:points="0,374 30,374 30,0 0,0">
          <text:p/>
        </draw:polygon>
        <draw:polygon draw:style-name="gr36" draw:text-style-name="P8" draw:layer="layout" svg:width="0.029cm" svg:height="0.373cm" svg:x="24.274cm" svg:y="14.218cm" svg:viewBox="0 0 30 374" draw:points="0,374 30,374 30,0 0,0">
          <text:p/>
        </draw:polygon>
        <draw:polygon draw:style-name="gr37" draw:text-style-name="P9" draw:layer="layout" svg:width="0.029cm" svg:height="0.373cm" svg:x="24.303cm" svg:y="14.218cm" svg:viewBox="0 0 30 374" draw:points="0,374 30,374 30,0 0,0">
          <text:p/>
        </draw:polygon>
        <draw:polygon draw:style-name="gr36" draw:text-style-name="P8" draw:layer="layout" svg:width="0.029cm" svg:height="0.373cm" svg:x="24.332cm" svg:y="14.218cm" svg:viewBox="0 0 30 374" draw:points="0,374 30,374 30,0 0,0">
          <text:p/>
        </draw:polygon>
        <draw:polygon draw:style-name="gr36" draw:text-style-name="P8" draw:layer="layout" svg:width="0.029cm" svg:height="0.373cm" svg:x="24.361cm" svg:y="14.218cm" svg:viewBox="0 0 30 374" draw:points="0,374 30,374 30,0 0,0">
          <text:p/>
        </draw:polygon>
        <draw:polygon draw:style-name="gr38" draw:text-style-name="P10" draw:layer="layout" svg:width="0.029cm" svg:height="0.373cm" svg:x="24.39cm" svg:y="14.218cm" svg:viewBox="0 0 30 374" draw:points="0,374 30,374 30,0 0,0">
          <text:p/>
        </draw:polygon>
        <draw:polygon draw:style-name="gr35" draw:text-style-name="P7" draw:layer="layout" svg:width="0.029cm" svg:height="0.373cm" svg:x="24.42cm" svg:y="14.218cm" svg:viewBox="0 0 30 374" draw:points="0,374 30,374 30,0 0,0">
          <text:p/>
        </draw:polygon>
        <draw:polygon draw:style-name="gr35" draw:text-style-name="P7" draw:layer="layout" svg:width="0.029cm" svg:height="0.373cm" svg:x="24.45cm" svg:y="14.218cm" svg:viewBox="0 0 30 374" draw:points="0,374 30,374 30,0 0,0">
          <text:p/>
        </draw:polygon>
        <draw:polygon draw:style-name="gr35" draw:text-style-name="P7" draw:layer="layout" svg:width="0.029cm" svg:height="0.373cm" svg:x="24.479cm" svg:y="14.218cm" svg:viewBox="0 0 30 374" draw:points="0,374 30,374 30,0 0,0">
          <text:p/>
        </draw:polygon>
        <draw:polygon draw:style-name="gr36" draw:text-style-name="P8" draw:layer="layout" svg:width="0.03cm" svg:height="0.373cm" svg:x="24.508cm" svg:y="14.218cm" svg:viewBox="0 0 31 374" draw:points="0,374 31,374 31,0 0,0">
          <text:p/>
        </draw:polygon>
        <draw:polygon draw:style-name="gr35" draw:text-style-name="P7" draw:layer="layout" svg:width="0.029cm" svg:height="0.373cm" svg:x="24.538cm" svg:y="14.218cm" svg:viewBox="0 0 30 374" draw:points="0,374 30,374 30,0 0,0">
          <text:p/>
        </draw:polygon>
        <draw:polygon draw:style-name="gr38" draw:text-style-name="P10" draw:layer="layout" svg:width="0.029cm" svg:height="0.373cm" svg:x="24.567cm" svg:y="14.218cm" svg:viewBox="0 0 30 374" draw:points="0,374 30,374 30,0 0,0">
          <text:p/>
        </draw:polygon>
        <draw:polygon draw:style-name="gr37" draw:text-style-name="P9" draw:layer="layout" svg:width="0.03cm" svg:height="0.373cm" svg:x="24.596cm" svg:y="14.218cm" svg:viewBox="0 0 31 374" draw:points="0,374 31,374 31,0 0,0">
          <text:p/>
        </draw:polygon>
        <draw:polygon draw:style-name="gr38" draw:text-style-name="P10" draw:layer="layout" svg:width="0.029cm" svg:height="0.373cm" svg:x="24.627cm" svg:y="14.218cm" svg:viewBox="0 0 30 374" draw:points="0,374 30,374 30,0 0,0">
          <text:p/>
        </draw:polygon>
        <draw:polygon draw:style-name="gr35" draw:text-style-name="P7" draw:layer="layout" svg:width="0.029cm" svg:height="0.373cm" svg:x="24.656cm" svg:y="14.218cm" svg:viewBox="0 0 30 374" draw:points="0,374 30,374 30,0 0,0">
          <text:p/>
        </draw:polygon>
        <draw:polygon draw:style-name="gr35" draw:text-style-name="P7" draw:layer="layout" svg:width="0.029cm" svg:height="0.373cm" svg:x="24.685cm" svg:y="14.218cm" svg:viewBox="0 0 30 374" draw:points="0,374 30,374 30,0 0,0">
          <text:p/>
        </draw:polygon>
        <draw:polygon draw:style-name="gr36" draw:text-style-name="P8" draw:layer="layout" svg:width="0.029cm" svg:height="0.373cm" svg:x="24.715cm" svg:y="14.218cm" svg:viewBox="0 0 30 374" draw:points="0,374 30,374 30,0 0,0">
          <text:p/>
        </draw:polygon>
        <draw:polygon draw:style-name="gr35" draw:text-style-name="P7" draw:layer="layout" svg:width="0.029cm" svg:height="0.373cm" svg:x="24.744cm" svg:y="14.218cm" svg:viewBox="0 0 30 374" draw:points="0,374 30,374 30,0 0,0">
          <text:p/>
        </draw:polygon>
        <draw:polygon draw:style-name="gr35" draw:text-style-name="P7" draw:layer="layout" svg:width="0.029cm" svg:height="0.373cm" svg:x="24.774cm" svg:y="14.218cm" svg:viewBox="0 0 30 374" draw:points="0,374 30,374 30,0 0,0">
          <text:p/>
        </draw:polygon>
        <draw:polygon draw:style-name="gr36" draw:text-style-name="P8" draw:layer="layout" svg:width="0.029cm" svg:height="0.373cm" svg:x="24.803cm" svg:y="14.218cm" svg:viewBox="0 0 30 374" draw:points="0,374 30,374 30,0 0,0">
          <text:p/>
        </draw:polygon>
        <draw:polygon draw:style-name="gr38" draw:text-style-name="P10" draw:layer="layout" svg:width="0.029cm" svg:height="0.373cm" svg:x="24.833cm" svg:y="14.218cm" svg:viewBox="0 0 30 374" draw:points="0,374 30,374 30,0 0,0">
          <text:p/>
        </draw:polygon>
        <draw:polygon draw:style-name="gr38" draw:text-style-name="P10" draw:layer="layout" svg:width="0.029cm" svg:height="0.373cm" svg:x="24.862cm" svg:y="14.218cm" svg:viewBox="0 0 30 374" draw:points="0,374 30,374 30,0 0,0">
          <text:p/>
        </draw:polygon>
        <draw:polygon draw:style-name="gr38" draw:text-style-name="P10" draw:layer="layout" svg:width="0.029cm" svg:height="0.373cm" svg:x="24.891cm" svg:y="14.218cm" svg:viewBox="0 0 30 374" draw:points="0,374 30,374 30,0 0,0">
          <text:p/>
        </draw:polygon>
        <draw:polygon draw:style-name="gr36" draw:text-style-name="P8" draw:layer="layout" svg:width="0.029cm" svg:height="0.373cm" svg:x="24.92cm" svg:y="14.218cm" svg:viewBox="0 0 30 374" draw:points="0,374 30,374 30,0 0,0">
          <text:p/>
        </draw:polygon>
        <draw:polygon draw:style-name="gr35" draw:text-style-name="P7" draw:layer="layout" svg:width="0.03cm" svg:height="0.373cm" svg:x="24.95cm" svg:y="14.218cm" svg:viewBox="0 0 31 374" draw:points="0,374 31,374 31,0 0,0">
          <text:p/>
        </draw:polygon>
        <draw:polygon draw:style-name="gr35" draw:text-style-name="P7" draw:layer="layout" svg:width="0.029cm" svg:height="0.373cm" svg:x="24.98cm" svg:y="14.218cm" svg:viewBox="0 0 30 374" draw:points="0,374 30,374 30,0 0,0">
          <text:p/>
        </draw:polygon>
        <draw:polygon draw:style-name="gr36" draw:text-style-name="P8" draw:layer="layout" svg:width="0.029cm" svg:height="0.373cm" svg:x="25.009cm" svg:y="14.218cm" svg:viewBox="0 0 30 374" draw:points="0,374 30,374 30,0 0,0">
          <text:p/>
        </draw:polygon>
        <draw:polygon draw:style-name="gr35" draw:text-style-name="P7" draw:layer="layout" svg:width="0.03cm" svg:height="0.373cm" svg:x="25.038cm" svg:y="14.218cm" svg:viewBox="0 0 31 374" draw:points="0,374 31,374 31,0 0,0">
          <text:p/>
        </draw:polygon>
        <draw:polygon draw:style-name="gr35" draw:text-style-name="P7" draw:layer="layout" svg:width="0.029cm" svg:height="0.373cm" svg:x="25.068cm" svg:y="14.218cm" svg:viewBox="0 0 30 374" draw:points="0,374 30,374 30,0 0,0">
          <text:p/>
        </draw:polygon>
        <draw:polygon draw:style-name="gr36" draw:text-style-name="P8" draw:layer="layout" svg:width="0.029cm" svg:height="0.373cm" svg:x="25.098cm" svg:y="14.218cm" svg:viewBox="0 0 30 374" draw:points="0,374 30,374 30,0 0,0">
          <text:p/>
        </draw:polygon>
        <draw:polygon draw:style-name="gr37" draw:text-style-name="P9" draw:layer="layout" svg:width="0.029cm" svg:height="0.373cm" svg:x="25.127cm" svg:y="14.218cm" svg:viewBox="0 0 30 374" draw:points="0,374 30,374 30,0 0,0">
          <text:p/>
        </draw:polygon>
        <draw:polygon draw:style-name="gr37" draw:text-style-name="P9" draw:layer="layout" svg:width="0.029cm" svg:height="0.373cm" svg:x="25.157cm" svg:y="14.218cm" svg:viewBox="0 0 30 374" draw:points="0,374 30,374 30,0 0,0">
          <text:p/>
        </draw:polygon>
        <draw:polygon draw:style-name="gr35" draw:text-style-name="P7" draw:layer="layout" svg:width="0.029cm" svg:height="0.373cm" svg:x="25.186cm" svg:y="14.218cm" svg:viewBox="0 0 30 374" draw:points="0,374 30,374 30,0 0,0">
          <text:p/>
        </draw:polygon>
        <draw:polygon draw:style-name="gr38" draw:text-style-name="P10" draw:layer="layout" svg:width="0.029cm" svg:height="0.373cm" svg:x="25.215cm" svg:y="14.218cm" svg:viewBox="0 0 30 374" draw:points="0,374 30,374 30,0 0,0">
          <text:p/>
        </draw:polygon>
        <draw:polygon draw:style-name="gr36" draw:text-style-name="P8" draw:layer="layout" svg:width="0.029cm" svg:height="0.373cm" svg:x="25.244cm" svg:y="14.218cm" svg:viewBox="0 0 30 374" draw:points="0,374 30,374 30,0 0,0">
          <text:p/>
        </draw:polygon>
        <draw:polygon draw:style-name="gr38" draw:text-style-name="P10" draw:layer="layout" svg:width="0.029cm" svg:height="0.373cm" svg:x="25.275cm" svg:y="14.218cm" svg:viewBox="0 0 30 374" draw:points="0,374 30,374 30,0 0,0">
          <text:p/>
        </draw:polygon>
        <draw:polygon draw:style-name="gr36" draw:text-style-name="P8" draw:layer="layout" svg:width="0.029cm" svg:height="0.373cm" svg:x="25.304cm" svg:y="14.218cm" svg:viewBox="0 0 30 374" draw:points="0,374 30,374 30,0 0,0">
          <text:p/>
        </draw:polygon>
        <draw:polygon draw:style-name="gr38" draw:text-style-name="P10" draw:layer="layout" svg:width="0.029cm" svg:height="0.373cm" svg:x="25.333cm" svg:y="14.218cm" svg:viewBox="0 0 30 374" draw:points="0,374 30,374 30,0 0,0">
          <text:p/>
        </draw:polygon>
        <draw:polygon draw:style-name="gr38" draw:text-style-name="P10" draw:layer="layout" svg:width="0.03cm" svg:height="0.373cm" svg:x="25.362cm" svg:y="14.218cm" svg:viewBox="0 0 31 374" draw:points="0,374 31,374 31,0 0,0">
          <text:p/>
        </draw:polygon>
        <draw:polygon draw:style-name="gr37" draw:text-style-name="P9" draw:layer="layout" svg:width="0.029cm" svg:height="0.373cm" svg:x="25.392cm" svg:y="14.218cm" svg:viewBox="0 0 30 374" draw:points="0,374 30,374 30,0 0,0">
          <text:p/>
        </draw:polygon>
        <draw:polygon draw:style-name="gr37" draw:text-style-name="P9" draw:layer="layout" svg:width="0.029cm" svg:height="0.373cm" svg:x="25.422cm" svg:y="14.218cm" svg:viewBox="0 0 30 374" draw:points="0,374 30,374 30,0 0,0">
          <text:p/>
        </draw:polygon>
        <draw:polygon draw:style-name="gr36" draw:text-style-name="P8" draw:layer="layout" svg:width="0.029cm" svg:height="0.373cm" svg:x="25.451cm" svg:y="14.218cm" svg:viewBox="0 0 30 374" draw:points="0,374 30,374 30,0 0,0">
          <text:p/>
        </draw:polygon>
        <draw:polygon draw:style-name="gr38" draw:text-style-name="P10" draw:layer="layout" svg:width="0.029cm" svg:height="0.373cm" svg:x="25.481cm" svg:y="14.218cm" svg:viewBox="0 0 30 374" draw:points="0,374 30,374 30,0 0,0">
          <text:p/>
        </draw:polygon>
        <draw:polygon draw:style-name="gr36" draw:text-style-name="P8" draw:layer="layout" svg:width="0.029cm" svg:height="0.373cm" svg:x="25.51cm" svg:y="14.218cm" svg:viewBox="0 0 30 374" draw:points="0,374 30,374 30,0 0,0">
          <text:p/>
        </draw:polygon>
        <draw:polygon draw:style-name="gr38" draw:text-style-name="P10" draw:layer="layout" svg:width="0.029cm" svg:height="0.373cm" svg:x="25.539cm" svg:y="14.218cm" svg:viewBox="0 0 30 374" draw:points="0,374 30,374 30,0 0,0">
          <text:p/>
        </draw:polygon>
        <draw:polygon draw:style-name="gr36" draw:text-style-name="P8" draw:layer="layout" svg:width="0.029cm" svg:height="0.373cm" svg:x="25.568cm" svg:y="14.218cm" svg:viewBox="0 0 30 374" draw:points="0,374 30,374 30,0 0,0">
          <text:p/>
        </draw:polygon>
        <draw:polygon draw:style-name="gr37" draw:text-style-name="P9" draw:layer="layout" svg:width="0.029cm" svg:height="0.373cm" svg:x="25.599cm" svg:y="14.218cm" svg:viewBox="0 0 30 374" draw:points="0,374 30,374 30,0 0,0">
          <text:p/>
        </draw:polygon>
        <draw:polygon draw:style-name="gr36" draw:text-style-name="P8" draw:layer="layout" svg:width="0.029cm" svg:height="0.373cm" svg:x="25.628cm" svg:y="14.218cm" svg:viewBox="0 0 30 374" draw:points="0,374 30,374 30,0 0,0">
          <text:p/>
        </draw:polygon>
        <draw:polygon draw:style-name="gr35" draw:text-style-name="P7" draw:layer="layout" svg:width="0.029cm" svg:height="0.373cm" svg:x="25.657cm" svg:y="14.218cm" svg:viewBox="0 0 30 374" draw:points="0,374 30,374 30,0 0,0">
          <text:p/>
        </draw:polygon>
        <draw:polygon draw:style-name="gr38" draw:text-style-name="P10" draw:layer="layout" svg:width="0.029cm" svg:height="0.373cm" svg:x="25.686cm" svg:y="14.218cm" svg:viewBox="0 0 30 374" draw:points="0,374 30,374 30,0 0,0">
          <text:p/>
        </draw:polygon>
        <draw:polygon draw:style-name="gr36" draw:text-style-name="P8" draw:layer="layout" svg:width="0.029cm" svg:height="0.373cm" svg:x="25.716cm" svg:y="14.218cm" svg:viewBox="0 0 30 374" draw:points="0,374 30,374 30,0 0,0">
          <text:p/>
        </draw:polygon>
        <draw:polygon draw:style-name="gr37" draw:text-style-name="P9" draw:layer="layout" svg:width="0.029cm" svg:height="0.373cm" svg:x="25.746cm" svg:y="14.218cm" svg:viewBox="0 0 30 374" draw:points="0,374 30,374 30,0 0,0">
          <text:p/>
        </draw:polygon>
        <draw:polygon draw:style-name="gr35" draw:text-style-name="P7" draw:layer="layout" svg:width="0.029cm" svg:height="0.373cm" svg:x="25.775cm" svg:y="14.218cm" svg:viewBox="0 0 30 374" draw:points="0,374 30,374 30,0 0,0">
          <text:p/>
        </draw:polygon>
        <draw:polygon draw:style-name="gr38" draw:text-style-name="P10" draw:layer="layout" svg:width="0.03cm" svg:height="0.373cm" svg:x="25.804cm" svg:y="14.218cm" svg:viewBox="0 0 31 374" draw:points="0,374 31,374 31,0 0,0">
          <text:p/>
        </draw:polygon>
        <draw:polygon draw:style-name="gr37" draw:text-style-name="P9" draw:layer="layout" svg:width="0.029cm" svg:height="0.373cm" svg:x="25.834cm" svg:y="14.218cm" svg:viewBox="0 0 30 374" draw:points="0,374 30,374 30,0 0,0">
          <text:p/>
        </draw:polygon>
        <draw:polygon draw:style-name="gr35" draw:text-style-name="P7" draw:layer="layout" svg:width="0.029cm" svg:height="0.373cm" svg:x="25.863cm" svg:y="14.218cm" svg:viewBox="0 0 30 374" draw:points="0,374 30,374 30,0 0,0">
          <text:p/>
        </draw:polygon>
        <draw:polygon draw:style-name="gr35" draw:text-style-name="P7" draw:layer="layout" svg:width="0.03cm" svg:height="0.373cm" svg:x="25.892cm" svg:y="14.218cm" svg:viewBox="0 0 31 374" draw:points="0,374 31,374 31,0 0,0">
          <text:p/>
        </draw:polygon>
        <draw:polygon draw:style-name="gr37" draw:text-style-name="P9" draw:layer="layout" svg:width="0.029cm" svg:height="0.373cm" svg:x="25.923cm" svg:y="14.218cm" svg:viewBox="0 0 30 374" draw:points="0,374 30,374 30,0 0,0">
          <text:p/>
        </draw:polygon>
        <draw:polygon draw:style-name="gr35" draw:text-style-name="P7" draw:layer="layout" svg:width="0.029cm" svg:height="0.373cm" svg:x="25.952cm" svg:y="14.218cm" svg:viewBox="0 0 30 374" draw:points="0,374 30,374 30,0 0,0">
          <text:p/>
        </draw:polygon>
        <draw:polygon draw:style-name="gr35" draw:text-style-name="P7" draw:layer="layout" svg:width="0.029cm" svg:height="0.373cm" svg:x="25.981cm" svg:y="14.218cm" svg:viewBox="0 0 30 374" draw:points="0,374 30,374 30,0 0,0">
          <text:p/>
        </draw:polygon>
        <draw:polygon draw:style-name="gr36" draw:text-style-name="P8" draw:layer="layout" svg:width="0.029cm" svg:height="0.373cm" svg:x="26.01cm" svg:y="14.218cm" svg:viewBox="0 0 30 374" draw:points="0,374 30,374 30,0 0,0">
          <text:p/>
        </draw:polygon>
        <draw:polygon draw:style-name="gr37" draw:text-style-name="P9" draw:layer="layout" svg:width="0.029cm" svg:height="0.373cm" svg:x="26.04cm" svg:y="14.218cm" svg:viewBox="0 0 30 374" draw:points="0,374 30,374 30,0 0,0">
          <text:p/>
        </draw:polygon>
        <draw:polygon draw:style-name="gr36" draw:text-style-name="P8" draw:layer="layout" svg:width="0.029cm" svg:height="0.373cm" svg:x="26.07cm" svg:y="14.218cm" svg:viewBox="0 0 30 374" draw:points="0,374 30,374 30,0 0,0">
          <text:p/>
        </draw:polygon>
        <draw:polygon draw:style-name="gr35" draw:text-style-name="P7" draw:layer="layout" svg:width="0.029cm" svg:height="0.373cm" svg:x="26.099cm" svg:y="14.218cm" svg:viewBox="0 0 30 374" draw:points="0,374 30,374 30,0 0,0">
          <text:p/>
        </draw:polygon>
        <draw:polygon draw:style-name="gr37" draw:text-style-name="P9" draw:layer="layout" svg:width="0.03cm" svg:height="0.373cm" svg:x="26.128cm" svg:y="14.218cm" svg:viewBox="0 0 31 374" draw:points="0,374 31,374 31,0 0,0">
          <text:p/>
        </draw:polygon>
        <draw:polygon draw:style-name="gr36" draw:text-style-name="P8" draw:layer="layout" svg:width="0.029cm" svg:height="0.373cm" svg:x="26.158cm" svg:y="14.218cm" svg:viewBox="0 0 30 374" draw:points="0,374 30,374 30,0 0,0">
          <text:p/>
        </draw:polygon>
        <draw:polygon draw:style-name="gr37" draw:text-style-name="P9" draw:layer="layout" svg:width="0.029cm" svg:height="0.373cm" svg:x="26.187cm" svg:y="14.218cm" svg:viewBox="0 0 30 374" draw:points="0,374 30,374 30,0 0,0">
          <text:p/>
        </draw:polygon>
        <draw:polygon draw:style-name="gr35" draw:text-style-name="P7" draw:layer="layout" svg:width="0.03cm" svg:height="0.373cm" svg:x="26.216cm" svg:y="14.218cm" svg:viewBox="0 0 31 374" draw:points="0,374 31,374 31,0 0,0">
          <text:p/>
        </draw:polygon>
        <draw:polygon draw:style-name="gr35" draw:text-style-name="P7" draw:layer="layout" svg:width="0.029cm" svg:height="0.373cm" svg:x="26.247cm" svg:y="14.218cm" svg:viewBox="0 0 30 374" draw:points="0,374 30,374 30,0 0,0">
          <text:p/>
        </draw:polygon>
        <draw:polygon draw:style-name="gr35" draw:text-style-name="P7" draw:layer="layout" svg:width="0.029cm" svg:height="0.373cm" svg:x="26.276cm" svg:y="14.218cm" svg:viewBox="0 0 30 374" draw:points="0,374 30,374 30,0 0,0">
          <text:p/>
        </draw:polygon>
        <draw:polygon draw:style-name="gr38" draw:text-style-name="P10" draw:layer="layout" svg:width="0.029cm" svg:height="0.373cm" svg:x="26.305cm" svg:y="14.218cm" svg:viewBox="0 0 30 374" draw:points="0,374 30,374 30,0 0,0">
          <text:p/>
        </draw:polygon>
        <draw:polygon draw:style-name="gr37" draw:text-style-name="P9" draw:layer="layout" svg:width="0.029cm" svg:height="0.373cm" svg:x="26.335cm" svg:y="14.218cm" svg:viewBox="0 0 30 374" draw:points="0,374 30,374 30,0 0,0">
          <text:p/>
        </draw:polygon>
        <draw:polygon draw:style-name="gr36" draw:text-style-name="P8" draw:layer="layout" svg:width="0.029cm" svg:height="0.373cm" svg:x="26.364cm" svg:y="14.218cm" svg:viewBox="0 0 30 374" draw:points="0,374 30,374 30,0 0,0">
          <text:p/>
        </draw:polygon>
        <draw:polygon draw:style-name="gr37" draw:text-style-name="P9" draw:layer="layout" svg:width="0.029cm" svg:height="0.373cm" svg:x="26.393cm" svg:y="14.218cm" svg:viewBox="0 0 30 374" draw:points="0,374 30,374 30,0 0,0">
          <text:p/>
        </draw:polygon>
        <draw:polygon draw:style-name="gr35" draw:text-style-name="P7" draw:layer="layout" svg:width="0.029cm" svg:height="0.373cm" svg:x="26.423cm" svg:y="14.218cm" svg:viewBox="0 0 30 374" draw:points="0,374 30,374 30,0 0,0">
          <text:p/>
        </draw:polygon>
        <draw:polygon draw:style-name="gr38" draw:text-style-name="P10" draw:layer="layout" svg:width="0.029cm" svg:height="0.373cm" svg:x="26.453cm" svg:y="14.218cm" svg:viewBox="0 0 30 374" draw:points="0,374 30,374 30,0 0,0">
          <text:p/>
        </draw:polygon>
        <draw:polygon draw:style-name="gr35" draw:text-style-name="P7" draw:layer="layout" svg:width="0.029cm" svg:height="0.373cm" svg:x="26.482cm" svg:y="14.218cm" svg:viewBox="0 0 30 374" draw:points="0,374 30,374 30,0 0,0">
          <text:p/>
        </draw:polygon>
        <draw:polygon draw:style-name="gr35" draw:text-style-name="P7" draw:layer="layout" svg:width="0.029cm" svg:height="0.373cm" svg:x="26.511cm" svg:y="14.218cm" svg:viewBox="0 0 30 374" draw:points="0,374 30,374 30,0 0,0">
          <text:p/>
        </draw:polygon>
        <draw:polygon draw:style-name="gr37" draw:text-style-name="P9" draw:layer="layout" svg:width="0.029cm" svg:height="0.373cm" svg:x="26.54cm" svg:y="14.218cm" svg:viewBox="0 0 30 374" draw:points="0,374 30,374 30,0 0,0">
          <text:p/>
        </draw:polygon>
        <draw:polygon draw:style-name="gr38" draw:text-style-name="P10" draw:layer="layout" svg:width="0.03cm" svg:height="0.373cm" svg:x="26.569cm" svg:y="14.218cm" svg:viewBox="0 0 31 374" draw:points="0,374 31,374 31,0 0,0">
          <text:p/>
        </draw:polygon>
        <draw:polygon draw:style-name="gr35" draw:text-style-name="P7" draw:layer="layout" svg:width="0.029cm" svg:height="0.373cm" svg:x="26.6cm" svg:y="14.218cm" svg:viewBox="0 0 30 374" draw:points="0,374 30,374 30,0 0,0">
          <text:p/>
        </draw:polygon>
        <draw:polygon draw:style-name="gr35" draw:text-style-name="P7" draw:layer="layout" svg:width="0.029cm" svg:height="0.373cm" svg:x="26.629cm" svg:y="14.218cm" svg:viewBox="0 0 30 374" draw:points="0,374 30,374 30,0 0,0">
          <text:p/>
        </draw:polygon>
        <draw:polygon draw:style-name="gr38" draw:text-style-name="P10" draw:layer="layout" svg:width="0.03cm" svg:height="0.373cm" svg:x="26.658cm" svg:y="14.218cm" svg:viewBox="0 0 31 374" draw:points="0,374 31,374 31,0 0,0">
          <text:p/>
        </draw:polygon>
        <draw:polygon draw:style-name="gr37" draw:text-style-name="P9" draw:layer="layout" svg:width="0.029cm" svg:height="0.373cm" svg:x="26.688cm" svg:y="14.218cm" svg:viewBox="0 0 30 374" draw:points="0,374 30,374 30,0 0,0">
          <text:p/>
        </draw:polygon>
        <draw:polygon draw:style-name="gr38" draw:text-style-name="P10" draw:layer="layout" svg:width="0.029cm" svg:height="0.373cm" svg:x="26.717cm" svg:y="14.218cm" svg:viewBox="0 0 30 374" draw:points="0,374 30,374 30,0 0,0">
          <text:p/>
        </draw:polygon>
        <draw:polygon draw:style-name="gr37" draw:text-style-name="P9" draw:layer="layout" svg:width="0.029cm" svg:height="0.373cm" svg:x="26.747cm" svg:y="14.218cm" svg:viewBox="0 0 30 374" draw:points="0,374 30,374 30,0 0,0">
          <text:p/>
        </draw:polygon>
        <draw:polygon draw:style-name="gr35" draw:text-style-name="P7" draw:layer="layout" svg:width="0.029cm" svg:height="0.373cm" svg:x="26.777cm" svg:y="14.218cm" svg:viewBox="0 0 30 374" draw:points="0,374 30,374 30,0 0,0">
          <text:p/>
        </draw:polygon>
        <draw:polygon draw:style-name="gr35" draw:text-style-name="P7" draw:layer="layout" svg:width="0.029cm" svg:height="0.373cm" svg:x="26.806cm" svg:y="14.218cm" svg:viewBox="0 0 30 374" draw:points="0,374 30,374 30,0 0,0">
          <text:p/>
        </draw:polygon>
        <draw:polygon draw:style-name="gr38" draw:text-style-name="P10" draw:layer="layout" svg:width="0.029cm" svg:height="0.373cm" svg:x="26.835cm" svg:y="14.218cm" svg:viewBox="0 0 30 374" draw:points="0,374 30,374 30,0 0,0">
          <text:p/>
        </draw:polygon>
        <draw:polygon draw:style-name="gr38" draw:text-style-name="P10" draw:layer="layout" svg:width="0.029cm" svg:height="0.373cm" svg:x="26.864cm" svg:y="14.218cm" svg:viewBox="0 0 30 374" draw:points="0,374 30,374 30,0 0,0">
          <text:p/>
        </draw:polygon>
        <draw:polygon draw:style-name="gr37" draw:text-style-name="P9" draw:layer="layout" svg:width="0.029cm" svg:height="0.373cm" svg:x="26.895cm" svg:y="14.218cm" svg:viewBox="0 0 30 374" draw:points="0,374 30,374 30,0 0,0">
          <text:p/>
        </draw:polygon>
        <draw:polygon draw:style-name="gr36" draw:text-style-name="P8" draw:layer="layout" svg:width="0.029cm" svg:height="0.373cm" svg:x="26.924cm" svg:y="14.218cm" svg:viewBox="0 0 30 374" draw:points="0,374 30,374 30,0 0,0">
          <text:p/>
        </draw:polygon>
        <draw:polygon draw:style-name="gr35" draw:text-style-name="P7" draw:layer="layout" svg:width="0.029cm" svg:height="0.373cm" svg:x="26.953cm" svg:y="14.218cm" svg:viewBox="0 0 30 374" draw:points="0,374 30,374 30,0 0,0">
          <text:p/>
        </draw:polygon>
        <draw:polygon draw:style-name="gr37" draw:text-style-name="P9" draw:layer="layout" svg:width="0.03cm" svg:height="0.373cm" svg:x="26.982cm" svg:y="14.218cm" svg:viewBox="0 0 31 374" draw:points="0,374 31,374 31,0 0,0">
          <text:p/>
        </draw:polygon>
        <draw:polygon draw:style-name="gr35" draw:text-style-name="P7" draw:layer="layout" svg:width="0.029cm" svg:height="0.373cm" svg:x="27.012cm" svg:y="14.218cm" svg:viewBox="0 0 30 374" draw:points="0,374 30,374 30,0 0,0">
          <text:p/>
        </draw:polygon>
        <draw:polygon draw:style-name="gr35" draw:text-style-name="P7" draw:layer="layout" svg:width="0.029cm" svg:height="0.373cm" svg:x="27.041cm" svg:y="14.218cm" svg:viewBox="0 0 30 374" draw:points="0,374 30,374 30,0 0,0">
          <text:p/>
        </draw:polygon>
        <draw:polygon draw:style-name="gr38" draw:text-style-name="P10" draw:layer="layout" svg:width="0.029cm" svg:height="0.373cm" svg:x="27.071cm" svg:y="14.218cm" svg:viewBox="0 0 30 374" draw:points="0,374 30,374 30,0 0,0">
          <text:p/>
        </draw:polygon>
        <draw:polygon draw:style-name="gr38" draw:text-style-name="P10" draw:layer="layout" svg:width="0.029cm" svg:height="0.373cm" svg:x="27.101cm" svg:y="14.218cm" svg:viewBox="0 0 30 374" draw:points="0,374 30,374 30,0 0,0">
          <text:p/>
        </draw:polygon>
        <draw:polygon draw:style-name="gr36" draw:text-style-name="P8" draw:layer="layout" svg:width="0.029cm" svg:height="0.373cm" svg:x="27.13cm" svg:y="14.218cm" svg:viewBox="0 0 30 374" draw:points="0,374 30,374 30,0 0,0">
          <text:p/>
        </draw:polygon>
        <draw:polygon draw:style-name="gr35" draw:text-style-name="P7" draw:layer="layout" svg:width="0.029cm" svg:height="0.373cm" svg:x="27.159cm" svg:y="14.218cm" svg:viewBox="0 0 30 374" draw:points="0,374 30,374 30,0 0,0">
          <text:p/>
        </draw:polygon>
        <draw:polygon draw:style-name="gr37" draw:text-style-name="P9" draw:layer="layout" svg:width="0.029cm" svg:height="0.373cm" svg:x="27.188cm" svg:y="14.218cm" svg:viewBox="0 0 30 374" draw:points="0,374 30,374 30,0 0,0">
          <text:p/>
        </draw:polygon>
        <draw:polygon draw:style-name="gr38" draw:text-style-name="P10" draw:layer="layout" svg:width="0.029cm" svg:height="0.373cm" svg:x="27.219cm" svg:y="14.218cm" svg:viewBox="0 0 30 374" draw:points="0,374 30,374 30,0 0,0">
          <text:p/>
        </draw:polygon>
        <draw:polygon draw:style-name="gr37" draw:text-style-name="P9" draw:layer="layout" svg:width="0.029cm" svg:height="0.373cm" svg:x="27.248cm" svg:y="14.218cm" svg:viewBox="0 0 30 374" draw:points="0,374 30,374 30,0 0,0">
          <text:p/>
        </draw:polygon>
        <draw:polygon draw:style-name="gr35" draw:text-style-name="P7" draw:layer="layout" svg:width="0.029cm" svg:height="0.373cm" svg:x="27.277cm" svg:y="14.218cm" svg:viewBox="0 0 30 374" draw:points="0,374 30,374 30,0 0,0">
          <text:p/>
        </draw:polygon>
        <draw:polygon draw:style-name="gr35" draw:text-style-name="P7" draw:layer="layout" svg:width="0.029cm" svg:height="0.373cm" svg:x="27.306cm" svg:y="14.218cm" svg:viewBox="0 0 30 374" draw:points="0,374 30,374 30,0 0,0">
          <text:p/>
        </draw:polygon>
        <draw:polygon draw:style-name="gr38" draw:text-style-name="P10" draw:layer="layout" svg:width="0.029cm" svg:height="0.373cm" svg:x="27.336cm" svg:y="14.218cm" svg:viewBox="0 0 30 374" draw:points="0,374 30,374 30,0 0,0">
          <text:p/>
        </draw:polygon>
        <draw:polygon draw:style-name="gr36" draw:text-style-name="P8" draw:layer="layout" svg:width="0.029cm" svg:height="0.373cm" svg:x="27.365cm" svg:y="14.218cm" svg:viewBox="0 0 30 374" draw:points="0,374 30,374 30,0 0,0">
          <text:p/>
        </draw:polygon>
        <draw:polygon draw:style-name="gr35" draw:text-style-name="P7" draw:layer="layout" svg:width="0.029cm" svg:height="0.373cm" svg:x="27.395cm" svg:y="14.218cm" svg:viewBox="0 0 30 374" draw:points="0,374 30,374 30,0 0,0">
          <text:p/>
        </draw:polygon>
        <draw:polygon draw:style-name="gr38" draw:text-style-name="P10" draw:layer="layout" svg:width="0.03cm" svg:height="0.373cm" svg:x="27.424cm" svg:y="14.218cm" svg:viewBox="0 0 31 374" draw:points="0,374 31,374 31,0 0,0">
          <text:p/>
        </draw:polygon>
        <draw:polygon draw:style-name="gr36" draw:text-style-name="P8" draw:layer="layout" svg:width="0.029cm" svg:height="0.373cm" svg:x="27.454cm" svg:y="14.218cm" svg:viewBox="0 0 30 374" draw:points="0,374 30,374 30,0 0,0">
          <text:p/>
        </draw:polygon>
        <draw:polygon draw:style-name="gr37" draw:text-style-name="P9" draw:layer="layout" svg:width="0.029cm" svg:height="0.373cm" svg:x="27.483cm" svg:y="14.218cm" svg:viewBox="0 0 30 374" draw:points="0,374 30,374 30,0 0,0">
          <text:p/>
        </draw:polygon>
        <draw:polygon draw:style-name="gr35" draw:text-style-name="P7" draw:layer="layout" svg:width="0.029cm" svg:height="0.373cm" svg:x="27.512cm" svg:y="14.218cm" svg:viewBox="0 0 30 374" draw:points="0,374 30,374 30,0 0,0">
          <text:p/>
        </draw:polygon>
        <draw:polygon draw:style-name="gr35" draw:text-style-name="P7" draw:layer="layout" svg:width="0.029cm" svg:height="0.373cm" svg:x="27.543cm" svg:y="14.218cm" svg:viewBox="0 0 30 374" draw:points="0,374 30,374 30,0 0,0">
          <text:p/>
        </draw:polygon>
        <draw:polygon draw:style-name="gr38" draw:text-style-name="P10" draw:layer="layout" svg:width="0.029cm" svg:height="0.373cm" svg:x="27.572cm" svg:y="14.218cm" svg:viewBox="0 0 30 374" draw:points="0,374 30,374 30,0 0,0">
          <text:p/>
        </draw:polygon>
        <draw:polygon draw:style-name="gr36" draw:text-style-name="P8" draw:layer="layout" svg:width="0.029cm" svg:height="0.373cm" svg:x="27.601cm" svg:y="14.218cm" svg:viewBox="0 0 30 374" draw:points="0,374 30,374 30,0 0,0">
          <text:p/>
        </draw:polygon>
        <draw:polygon draw:style-name="gr38" draw:text-style-name="P10" draw:layer="layout" svg:width="0.029cm" svg:height="0.373cm" svg:x="27.63cm" svg:y="14.218cm" svg:viewBox="0 0 30 374" draw:points="0,374 30,374 30,0 0,0">
          <text:p/>
        </draw:polygon>
        <draw:polygon draw:style-name="gr38" draw:text-style-name="P10" draw:layer="layout" svg:width="0.029cm" svg:height="0.373cm" svg:x="27.66cm" svg:y="14.218cm" svg:viewBox="0 0 30 374" draw:points="0,374 30,374 30,0 0,0">
          <text:p/>
        </draw:polygon>
        <draw:polygon draw:style-name="gr38" draw:text-style-name="P10" draw:layer="layout" svg:width="0.029cm" svg:height="0.373cm" svg:x="27.689cm" svg:y="14.218cm" svg:viewBox="0 0 30 374" draw:points="0,374 30,374 30,0 0,0">
          <text:p/>
        </draw:polygon>
        <draw:polygon draw:style-name="gr37" draw:text-style-name="P9" draw:layer="layout" svg:width="0.029cm" svg:height="0.373cm" svg:x="27.719cm" svg:y="14.218cm" svg:viewBox="0 0 30 374" draw:points="0,374 30,374 30,0 0,0">
          <text:p/>
        </draw:polygon>
        <draw:polygon draw:style-name="gr35" draw:text-style-name="P7" draw:layer="layout" svg:width="0.029cm" svg:height="0.373cm" svg:x="27.748cm" svg:y="14.218cm" svg:viewBox="0 0 30 374" draw:points="0,374 30,374 30,0 0,0">
          <text:p/>
        </draw:polygon>
        <draw:polygon draw:style-name="gr35" draw:text-style-name="P7" draw:layer="layout" svg:width="0.029cm" svg:height="0.373cm" svg:x="27.778cm" svg:y="14.218cm" svg:viewBox="0 0 30 374" draw:points="0,374 30,374 30,0 0,0">
          <text:p/>
        </draw:polygon>
        <draw:polygon draw:style-name="gr36" draw:text-style-name="P8" draw:layer="layout" svg:width="0.029cm" svg:height="0.373cm" svg:x="27.807cm" svg:y="14.218cm" svg:viewBox="0 0 30 374" draw:points="0,374 30,374 30,0 0,0">
          <text:p/>
        </draw:polygon>
        <draw:polygon draw:style-name="gr37" draw:text-style-name="P9" draw:layer="layout" svg:width="0.03cm" svg:height="0.373cm" svg:x="27.836cm" svg:y="14.218cm" svg:viewBox="0 0 31 374" draw:points="0,374 31,374 31,0 0,0">
          <text:p/>
        </draw:polygon>
        <draw:polygon draw:style-name="gr36" draw:text-style-name="P8" draw:layer="layout" svg:width="0.029cm" svg:height="0.373cm" svg:x="27.867cm" svg:y="14.218cm" svg:viewBox="0 0 30 374" draw:points="0,374 30,374 30,0 0,0">
          <text:p/>
        </draw:polygon>
        <draw:polygon draw:style-name="gr35" draw:text-style-name="P7" draw:layer="layout" svg:width="0.029cm" svg:height="0.373cm" svg:x="27.896cm" svg:y="14.218cm" svg:viewBox="0 0 30 374" draw:points="0,374 30,374 30,0 0,0">
          <text:p/>
        </draw:polygon>
        <draw:polygon draw:style-name="gr36" draw:text-style-name="P8" draw:layer="layout" svg:width="0.029cm" svg:height="0.373cm" svg:x="27.925cm" svg:y="14.218cm" svg:viewBox="0 0 30 374" draw:points="0,374 30,374 30,0 0,0">
          <text:p/>
        </draw:polygon>
        <draw:polygon draw:style-name="gr36" draw:text-style-name="P8" draw:layer="layout" svg:width="0.029cm" svg:height="0.373cm" svg:x="27.955cm" svg:y="14.218cm" svg:viewBox="0 0 30 374" draw:points="0,374 30,374 30,0 0,0">
          <text:p/>
        </draw:polygon>
        <draw:polygon draw:style-name="gr38" draw:text-style-name="P10" draw:layer="layout" svg:width="0.029cm" svg:height="0.373cm" svg:x="27.984cm" svg:y="14.218cm" svg:viewBox="0 0 30 374" draw:points="0,374 30,374 30,0 0,0">
          <text:p/>
        </draw:polygon>
        <draw:polygon draw:style-name="gr38" draw:text-style-name="P10" draw:layer="layout" svg:width="0.029cm" svg:height="0.373cm" svg:x="28.013cm" svg:y="14.218cm" svg:viewBox="0 0 30 374" draw:points="0,374 30,374 30,0 0,0">
          <text:p/>
        </draw:polygon>
        <draw:polygon draw:style-name="gr37" draw:text-style-name="P9" draw:layer="layout" svg:width="0.029cm" svg:height="0.373cm" svg:x="28.043cm" svg:y="14.218cm" svg:viewBox="0 0 30 374" draw:points="0,374 30,374 30,0 0,0">
          <text:p/>
        </draw:polygon>
        <draw:polygon draw:style-name="gr36" draw:text-style-name="P8" draw:layer="layout" svg:width="0.029cm" svg:height="0.373cm" svg:x="28.072cm" svg:y="14.218cm" svg:viewBox="0 0 30 374" draw:points="0,374 30,374 30,0 0,0">
          <text:p/>
        </draw:polygon>
        <draw:polygon draw:style-name="gr37" draw:text-style-name="P9" draw:layer="layout" svg:width="0.029cm" svg:height="0.373cm" svg:x="28.102cm" svg:y="14.218cm" svg:viewBox="0 0 30 374" draw:points="0,374 30,374 30,0 0,0">
          <text:p/>
        </draw:polygon>
        <draw:polygon draw:style-name="gr36" draw:text-style-name="P8" draw:layer="layout" svg:width="0.029cm" svg:height="0.373cm" svg:x="28.131cm" svg:y="14.218cm" svg:viewBox="0 0 30 374" draw:points="0,374 30,374 30,0 0,0">
          <text:p/>
        </draw:polygon>
        <draw:polygon draw:style-name="gr36" draw:text-style-name="P8" draw:layer="layout" svg:width="0.029cm" svg:height="0.373cm" svg:x="28.16cm" svg:y="14.218cm" svg:viewBox="0 0 30 374" draw:points="0,374 30,374 30,0 0,0">
          <text:p/>
        </draw:polygon>
        <draw:polygon draw:style-name="gr36" draw:text-style-name="P8" draw:layer="layout" svg:width="0.03cm" svg:height="0.373cm" svg:x="28.189cm" svg:y="14.218cm" svg:viewBox="0 0 31 374" draw:points="0,374 31,374 31,0 0,0">
          <text:p/>
        </draw:polygon>
        <draw:polygon draw:style-name="gr36" draw:text-style-name="P8" draw:layer="layout" svg:width="0.029cm" svg:height="0.373cm" svg:x="28.22cm" svg:y="14.218cm" svg:viewBox="0 0 30 374" draw:points="0,374 30,374 30,0 0,0">
          <text:p/>
        </draw:polygon>
        <draw:polygon draw:style-name="gr38" draw:text-style-name="P10" draw:layer="layout" svg:width="0.029cm" svg:height="0.373cm" svg:x="28.249cm" svg:y="14.218cm" svg:viewBox="0 0 30 374" draw:points="0,374 30,374 30,0 0,0">
          <text:p/>
        </draw:polygon>
        <draw:polygon draw:style-name="gr38" draw:text-style-name="P10" draw:layer="layout" svg:width="0.03cm" svg:height="0.373cm" svg:x="28.278cm" svg:y="14.218cm" svg:viewBox="0 0 31 374" draw:points="0,374 31,374 31,0 0,0">
          <text:p/>
        </draw:polygon>
        <draw:polygon draw:style-name="gr37" draw:text-style-name="P9" draw:layer="layout" svg:width="0.029cm" svg:height="0.373cm" svg:x="28.308cm" svg:y="14.218cm" svg:viewBox="0 0 30 374" draw:points="0,374 30,374 30,0 0,0">
          <text:p/>
        </draw:polygon>
        <draw:polygon draw:style-name="gr37" draw:text-style-name="P9" draw:layer="layout" svg:width="0.029cm" svg:height="0.373cm" svg:x="28.337cm" svg:y="14.218cm" svg:viewBox="0 0 30 374" draw:points="0,374 30,374 30,0 0,0">
          <text:p/>
        </draw:polygon>
        <draw:polygon draw:style-name="gr38" draw:text-style-name="P10" draw:layer="layout" svg:width="0.029cm" svg:height="0.373cm" svg:x="28.366cm" svg:y="14.218cm" svg:viewBox="0 0 30 374" draw:points="0,374 30,374 30,0 0,0">
          <text:p/>
        </draw:polygon>
        <draw:polygon draw:style-name="gr35" draw:text-style-name="P7" draw:layer="layout" svg:width="0.029cm" svg:height="0.373cm" svg:x="28.397cm" svg:y="14.218cm" svg:viewBox="0 0 30 374" draw:points="0,374 30,374 30,0 0,0">
          <text:p/>
        </draw:polygon>
        <draw:polygon draw:style-name="gr38" draw:text-style-name="P10" draw:layer="layout" svg:width="0.029cm" svg:height="0.373cm" svg:x="28.426cm" svg:y="14.218cm" svg:viewBox="0 0 30 374" draw:points="0,374 30,374 30,0 0,0">
          <text:p/>
        </draw:polygon>
        <draw:polygon draw:style-name="gr38" draw:text-style-name="P10" draw:layer="layout" svg:width="0.029cm" svg:height="0.373cm" svg:x="28.455cm" svg:y="14.218cm" svg:viewBox="0 0 30 374" draw:points="0,374 30,374 30,0 0,0">
          <text:p/>
        </draw:polygon>
        <draw:polygon draw:style-name="gr36" draw:text-style-name="P8" draw:layer="layout" svg:width="0.029cm" svg:height="0.373cm" svg:x="28.484cm" svg:y="14.218cm" svg:viewBox="0 0 30 374" draw:points="0,374 30,374 30,0 0,0">
          <text:p/>
        </draw:polygon>
        <draw:polygon draw:style-name="gr36" draw:text-style-name="P8" draw:layer="layout" svg:width="0.029cm" svg:height="0.373cm" svg:x="28.514cm" svg:y="14.218cm" svg:viewBox="0 0 30 374" draw:points="0,374 30,374 30,0 0,0">
          <text:p/>
        </draw:polygon>
        <draw:polygon draw:style-name="gr37" draw:text-style-name="P9" draw:layer="layout" svg:width="0.029cm" svg:height="0.373cm" svg:x="28.544cm" svg:y="14.218cm" svg:viewBox="0 0 30 374" draw:points="0,374 30,374 30,0 0,0">
          <text:p/>
        </draw:polygon>
        <draw:polygon draw:style-name="gr35" draw:text-style-name="P7" draw:layer="layout" svg:width="0.029cm" svg:height="0.373cm" svg:x="28.573cm" svg:y="14.218cm" svg:viewBox="0 0 30 374" draw:points="0,374 30,374 30,0 0,0">
          <text:p/>
        </draw:polygon>
        <draw:polygon draw:style-name="gr37" draw:text-style-name="P9" draw:layer="layout" svg:width="0.029cm" svg:height="0.373cm" svg:x="28.602cm" svg:y="14.218cm" svg:viewBox="0 0 30 374" draw:points="0,374 30,374 30,0 0,0">
          <text:p/>
        </draw:polygon>
        <draw:polygon draw:style-name="gr37" draw:text-style-name="P9" draw:layer="layout" svg:width="0.03cm" svg:height="0.373cm" svg:x="28.631cm" svg:y="14.218cm" svg:viewBox="0 0 31 374" draw:points="0,374 31,374 31,0 0,0">
          <text:p/>
        </draw:polygon>
        <draw:polygon draw:style-name="gr37" draw:text-style-name="P9" draw:layer="layout" svg:width="0.029cm" svg:height="0.373cm" svg:x="28.661cm" svg:y="14.218cm" svg:viewBox="0 0 30 374" draw:points="0,374 30,374 30,0 0,0">
          <text:p/>
        </draw:polygon>
        <draw:polygon draw:style-name="gr37" draw:text-style-name="P9" draw:layer="layout" svg:width="0.029cm" svg:height="0.373cm" svg:x="28.69cm" svg:y="14.218cm" svg:viewBox="0 0 30 374" draw:points="0,374 30,374 30,0 0,0">
          <text:p/>
        </draw:polygon>
        <draw:polygon draw:style-name="gr36" draw:text-style-name="P8" draw:layer="layout" svg:width="0.029cm" svg:height="0.373cm" svg:x="28.721cm" svg:y="14.218cm" svg:viewBox="0 0 30 374" draw:points="0,374 30,374 30,0 0,0">
          <text:p/>
        </draw:polygon>
        <draw:polygon draw:style-name="gr35" draw:text-style-name="P7" draw:layer="layout" svg:width="0.029cm" svg:height="0.373cm" svg:x="28.75cm" svg:y="14.218cm" svg:viewBox="0 0 30 374" draw:points="0,374 30,374 30,0 0,0">
          <text:p/>
        </draw:polygon>
        <draw:polygon draw:style-name="gr38" draw:text-style-name="P10" draw:layer="layout" svg:width="0.029cm" svg:height="0.373cm" svg:x="28.779cm" svg:y="14.218cm" svg:viewBox="0 0 30 374" draw:points="0,374 30,374 30,0 0,0">
          <text:p/>
        </draw:polygon>
        <draw:polygon draw:style-name="gr37" draw:text-style-name="P9" draw:layer="layout" svg:width="0.029cm" svg:height="0.373cm" svg:x="28.808cm" svg:y="14.218cm" svg:viewBox="0 0 30 374" draw:points="0,374 30,374 30,0 0,0">
          <text:p/>
        </draw:polygon>
        <draw:polygon draw:style-name="gr36" draw:text-style-name="P8" draw:layer="layout" svg:width="0.029cm" svg:height="0.373cm" svg:x="28.838cm" svg:y="14.218cm" svg:viewBox="0 0 30 374" draw:points="0,374 30,374 30,0 0,0">
          <text:p/>
        </draw:polygon>
        <draw:polygon draw:style-name="gr36" draw:text-style-name="P8" draw:layer="layout" svg:width="0.029cm" svg:height="0.373cm" svg:x="28.868cm" svg:y="14.218cm" svg:viewBox="0 0 30 374" draw:points="0,374 30,374 30,0 0,0">
          <text:p/>
        </draw:polygon>
        <draw:polygon draw:style-name="gr38" draw:text-style-name="P10" draw:layer="layout" svg:width="0.029cm" svg:height="0.373cm" svg:x="28.897cm" svg:y="14.218cm" svg:viewBox="0 0 30 374" draw:points="0,374 30,374 30,0 0,0">
          <text:p/>
        </draw:polygon>
        <draw:polygon draw:style-name="gr37" draw:text-style-name="P9" draw:layer="layout" svg:width="0.029cm" svg:height="0.373cm" svg:x="28.926cm" svg:y="14.218cm" svg:viewBox="0 0 30 374" draw:points="0,374 30,374 30,0 0,0">
          <text:p/>
        </draw:polygon>
        <draw:polygon draw:style-name="gr38" draw:text-style-name="P10" draw:layer="layout" svg:width="0.029cm" svg:height="0.373cm" svg:x="28.956cm" svg:y="14.218cm" svg:viewBox="0 0 30 374" draw:points="0,374 30,374 30,0 0,0">
          <text:p/>
        </draw:polygon>
        <draw:polygon draw:style-name="gr38" draw:text-style-name="P10" draw:layer="layout" svg:width="0.029cm" svg:height="0.373cm" svg:x="28.985cm" svg:y="14.218cm" svg:viewBox="0 0 30 374" draw:points="0,374 30,374 30,0 0,0">
          <text:p/>
        </draw:polygon>
        <draw:polygon draw:style-name="gr36" draw:text-style-name="P8" draw:layer="layout" svg:width="0.029cm" svg:height="0.373cm" svg:x="29.014cm" svg:y="14.218cm" svg:viewBox="0 0 30 374" draw:points="0,374 30,374 30,0 0,0">
          <text:p/>
        </draw:polygon>
        <draw:polygon draw:style-name="gr37" draw:text-style-name="P9" draw:layer="layout" svg:width="0.03cm" svg:height="0.373cm" svg:x="29.044cm" svg:y="14.218cm" svg:viewBox="0 0 31 374" draw:points="0,374 31,374 31,0 0,0">
          <text:p/>
        </draw:polygon>
        <draw:polygon draw:style-name="gr35" draw:text-style-name="P7" draw:layer="layout" svg:width="0.029cm" svg:height="0.373cm" svg:x="29.074cm" svg:y="14.218cm" svg:viewBox="0 0 30 374" draw:points="0,374 30,374 30,0 0,0">
          <text:p/>
        </draw:polygon>
        <draw:polygon draw:style-name="gr37" draw:text-style-name="P9" draw:layer="layout" svg:width="0.029cm" svg:height="0.373cm" svg:x="29.103cm" svg:y="14.218cm" svg:viewBox="0 0 30 374" draw:points="0,374 30,374 30,0 0,0">
          <text:p/>
        </draw:polygon>
        <draw:polygon draw:style-name="gr38" draw:text-style-name="P10" draw:layer="layout" svg:width="0.029cm" svg:height="0.373cm" svg:x="29.132cm" svg:y="14.218cm" svg:viewBox="0 0 30 374" draw:points="0,374 30,374 30,0 0,0">
          <text:p/>
        </draw:polygon>
        <draw:polygon draw:style-name="gr37" draw:text-style-name="P9" draw:layer="layout" svg:width="0.029cm" svg:height="0.373cm" svg:x="29.162cm" svg:y="14.218cm" svg:viewBox="0 0 30 374" draw:points="0,374 30,374 30,0 0,0">
          <text:p/>
        </draw:polygon>
        <draw:polygon draw:style-name="gr38" draw:text-style-name="P10" draw:layer="layout" svg:width="0.029cm" svg:height="0.373cm" svg:x="29.192cm" svg:y="14.218cm" svg:viewBox="0 0 30 374" draw:points="0,374 30,374 30,0 0,0">
          <text:p/>
        </draw:polygon>
        <draw:polygon draw:style-name="gr36" draw:text-style-name="P8" draw:layer="layout" svg:width="0.029cm" svg:height="0.373cm" svg:x="29.221cm" svg:y="14.218cm" svg:viewBox="0 0 30 374" draw:points="0,374 30,374 30,0 0,0">
          <text:p/>
        </draw:polygon>
        <draw:polygon draw:style-name="gr38" draw:text-style-name="P10" draw:layer="layout" svg:width="0.029cm" svg:height="0.373cm" svg:x="29.25cm" svg:y="14.218cm" svg:viewBox="0 0 30 374" draw:points="0,374 30,374 30,0 0,0">
          <text:p/>
        </draw:polygon>
        <draw:polygon draw:style-name="gr38" draw:text-style-name="P10" draw:layer="layout" svg:width="0.029cm" svg:height="0.373cm" svg:x="29.28cm" svg:y="14.218cm" svg:viewBox="0 0 30 374" draw:points="0,374 30,374 30,0 0,0">
          <text:p/>
        </draw:polygon>
        <draw:polygon draw:style-name="gr37" draw:text-style-name="P9" draw:layer="layout" svg:width="0.029cm" svg:height="0.373cm" svg:x="29.309cm" svg:y="14.218cm" svg:viewBox="0 0 30 374" draw:points="0,374 30,374 30,0 0,0">
          <text:p/>
        </draw:polygon>
        <draw:polygon draw:style-name="gr35" draw:text-style-name="P7" draw:layer="layout" svg:width="0.029cm" svg:height="0.373cm" svg:x="29.338cm" svg:y="14.218cm" svg:viewBox="0 0 30 374" draw:points="0,374 30,374 30,0 0,0">
          <text:p/>
        </draw:polygon>
        <draw:polygon draw:style-name="gr35" draw:text-style-name="P7" draw:layer="layout" svg:width="0.029cm" svg:height="0.373cm" svg:x="29.368cm" svg:y="14.218cm" svg:viewBox="0 0 30 374" draw:points="0,374 30,374 30,0 0,0">
          <text:p/>
        </draw:polygon>
        <draw:polygon draw:style-name="gr38" draw:text-style-name="P10" draw:layer="layout" svg:width="0.029cm" svg:height="0.373cm" svg:x="29.398cm" svg:y="14.218cm" svg:viewBox="0 0 30 374" draw:points="0,374 30,374 30,0 0,0">
          <text:p/>
        </draw:polygon>
        <draw:polygon draw:style-name="gr38" draw:text-style-name="P10" draw:layer="layout" svg:width="0.029cm" svg:height="0.373cm" svg:x="29.427cm" svg:y="14.218cm" svg:viewBox="0 0 30 374" draw:points="0,374 30,374 30,0 0,0">
          <text:p/>
        </draw:polygon>
        <draw:polygon draw:style-name="gr36" draw:text-style-name="P8" draw:layer="layout" svg:width="0.029cm" svg:height="0.373cm" svg:x="29.456cm" svg:y="14.218cm" svg:viewBox="0 0 30 374" draw:points="0,374 30,374 30,0 0,0">
          <text:p/>
        </draw:polygon>
        <draw:polygon draw:style-name="gr38" draw:text-style-name="P10" draw:layer="layout" svg:width="0.03cm" svg:height="0.373cm" svg:x="29.485cm" svg:y="14.218cm" svg:viewBox="0 0 31 374" draw:points="0,374 31,374 31,0 0,0">
          <text:p/>
        </draw:polygon>
        <draw:polygon draw:style-name="gr38" draw:text-style-name="P10" draw:layer="layout" svg:width="0.029cm" svg:height="0.373cm" svg:x="29.516cm" svg:y="14.218cm" svg:viewBox="0 0 30 374" draw:points="0,374 30,374 30,0 0,0">
          <text:p/>
        </draw:polygon>
        <draw:polygon draw:style-name="gr36" draw:text-style-name="P8" draw:layer="layout" svg:width="0.029cm" svg:height="0.373cm" svg:x="29.545cm" svg:y="14.218cm" svg:viewBox="0 0 30 374" draw:points="0,374 30,374 30,0 0,0">
          <text:p/>
        </draw:polygon>
        <draw:polygon draw:style-name="gr37" draw:text-style-name="P9" draw:layer="layout" svg:width="0.029cm" svg:height="0.373cm" svg:x="29.574cm" svg:y="14.218cm" svg:viewBox="0 0 30 374" draw:points="0,374 30,374 30,0 0,0">
          <text:p/>
        </draw:polygon>
        <draw:polygon draw:style-name="gr36" draw:text-style-name="P8" draw:layer="layout" svg:width="0.029cm" svg:height="0.373cm" svg:x="29.604cm" svg:y="14.218cm" svg:viewBox="0 0 30 374" draw:points="0,374 30,374 30,0 0,0">
          <text:p/>
        </draw:polygon>
        <draw:polygon draw:style-name="gr36" draw:text-style-name="P8" draw:layer="layout" svg:width="0.029cm" svg:height="0.373cm" svg:x="29.633cm" svg:y="14.218cm" svg:viewBox="0 0 30 374" draw:points="0,374 30,374 30,0 0,0">
          <text:p/>
        </draw:polygon>
        <draw:polygon draw:style-name="gr36" draw:text-style-name="P8" draw:layer="layout" svg:width="0.029cm" svg:height="0.373cm" svg:x="29.662cm" svg:y="14.218cm" svg:viewBox="0 0 30 374" draw:points="0,374 30,374 30,0 0,0">
          <text:p/>
        </draw:polygon>
        <draw:polygon draw:style-name="gr36" draw:text-style-name="P8" draw:layer="layout" svg:width="0.029cm" svg:height="0.373cm" svg:x="29.692cm" svg:y="14.218cm" svg:viewBox="0 0 30 374" draw:points="0,374 30,374 30,0 0,0">
          <text:p/>
        </draw:polygon>
        <draw:polygon draw:style-name="gr38" draw:text-style-name="P10" draw:layer="layout" svg:width="0.029cm" svg:height="0.373cm" svg:x="29.722cm" svg:y="14.218cm" svg:viewBox="0 0 30 374" draw:points="0,374 30,374 30,0 0,0">
          <text:p/>
        </draw:polygon>
        <draw:polygon draw:style-name="gr37" draw:text-style-name="P9" draw:layer="layout" svg:width="0.029cm" svg:height="0.373cm" svg:x="29.751cm" svg:y="14.218cm" svg:viewBox="0 0 30 374" draw:points="0,374 30,374 30,0 0,0">
          <text:p/>
        </draw:polygon>
        <draw:polygon draw:style-name="gr36" draw:text-style-name="P8" draw:layer="layout" svg:width="0.029cm" svg:height="0.373cm" svg:x="29.78cm" svg:y="14.218cm" svg:viewBox="0 0 30 374" draw:points="0,374 30,374 30,0 0,0">
          <text:p/>
        </draw:polygon>
        <draw:polygon draw:style-name="gr36" draw:text-style-name="P8" draw:layer="layout" svg:width="0.03cm" svg:height="0.373cm" svg:x="29.809cm" svg:y="14.218cm" svg:viewBox="0 0 31 374" draw:points="0,374 31,374 31,0 0,0">
          <text:p/>
        </draw:polygon>
        <draw:polygon draw:style-name="gr37" draw:text-style-name="P9" draw:layer="layout" svg:width="0.029cm" svg:height="0.373cm" svg:x="29.84cm" svg:y="14.218cm" svg:viewBox="0 0 30 374" draw:points="0,374 30,374 30,0 0,0">
          <text:p/>
        </draw:polygon>
        <draw:polygon draw:style-name="gr37" draw:text-style-name="P9" draw:layer="layout" svg:width="0.029cm" svg:height="0.373cm" svg:x="29.869cm" svg:y="14.218cm" svg:viewBox="0 0 30 374" draw:points="0,374 30,374 30,0 0,0">
          <text:p/>
        </draw:polygon>
        <draw:polygon draw:style-name="gr38" draw:text-style-name="P10" draw:layer="layout" svg:width="0.03cm" svg:height="0.373cm" svg:x="29.898cm" svg:y="14.218cm" svg:viewBox="0 0 31 374" draw:points="0,374 31,374 31,0 0,0">
          <text:p/>
        </draw:polygon>
        <draw:polygon draw:style-name="gr38" draw:text-style-name="P10" draw:layer="layout" svg:width="0.029cm" svg:height="0.373cm" svg:x="29.928cm" svg:y="14.218cm" svg:viewBox="0 0 30 374" draw:points="0,374 30,374 30,0 0,0">
          <text:p/>
        </draw:polygon>
        <draw:polygon draw:style-name="gr38" draw:text-style-name="P10" draw:layer="layout" svg:width="0.029cm" svg:height="0.373cm" svg:x="29.957cm" svg:y="14.218cm" svg:viewBox="0 0 30 374" draw:points="0,374 30,374 30,0 0,0">
          <text:p/>
        </draw:polygon>
        <draw:polygon draw:style-name="gr38" draw:text-style-name="P10" draw:layer="layout" svg:width="0.029cm" svg:height="0.373cm" svg:x="29.986cm" svg:y="14.218cm" svg:viewBox="0 0 30 374" draw:points="0,374 30,374 30,0 0,0">
          <text:p/>
        </draw:polygon>
        <draw:polygon draw:style-name="gr37" draw:text-style-name="P9" draw:layer="layout" svg:width="0.029cm" svg:height="0.373cm" svg:x="30.046cm" svg:y="14.218cm" svg:viewBox="0 0 30 374" draw:points="0,374 30,374 30,0 0,0">
          <text:p/>
        </draw:polygon>
        <draw:polygon draw:style-name="gr38" draw:text-style-name="P10" draw:layer="layout" svg:width="0.029cm" svg:height="0.373cm" svg:x="30.075cm" svg:y="14.218cm" svg:viewBox="0 0 30 374" draw:points="0,374 30,374 30,0 0,0">
          <text:p/>
        </draw:polygon>
        <draw:polygon draw:style-name="gr35" draw:text-style-name="P7" draw:layer="layout" svg:width="0.029cm" svg:height="0.373cm" svg:x="30.104cm" svg:y="14.218cm" svg:viewBox="0 0 30 374" draw:points="0,374 30,374 30,0 0,0">
          <text:p/>
        </draw:polygon>
        <draw:polygon draw:style-name="gr35" draw:text-style-name="P7" draw:layer="layout" svg:width="0.029cm" svg:height="0.373cm" svg:x="30.133cm" svg:y="14.218cm" svg:viewBox="0 0 30 374" draw:points="0,374 30,374 30,0 0,0">
          <text:p/>
        </draw:polygon>
        <draw:polygon draw:style-name="gr36" draw:text-style-name="P8" draw:layer="layout" svg:width="0.029cm" svg:height="0.373cm" svg:x="30.163cm" svg:y="14.218cm" svg:viewBox="0 0 30 374" draw:points="0,374 30,374 30,0 0,0">
          <text:p/>
        </draw:polygon>
        <draw:polygon draw:style-name="gr37" draw:text-style-name="P9" draw:layer="layout" svg:width="0.029cm" svg:height="0.373cm" svg:x="30.193cm" svg:y="14.218cm" svg:viewBox="0 0 30 374" draw:points="0,374 30,374 30,0 0,0">
          <text:p/>
        </draw:polygon>
        <draw:polygon draw:style-name="gr35" draw:text-style-name="P7" draw:layer="layout" svg:width="0.029cm" svg:height="0.373cm" svg:x="30.222cm" svg:y="14.218cm" svg:viewBox="0 0 30 374" draw:points="0,374 30,374 30,0 0,0">
          <text:p/>
        </draw:polygon>
        <draw:polygon draw:style-name="gr37" draw:text-style-name="P9" draw:layer="layout" svg:width="0.03cm" svg:height="0.373cm" svg:x="30.251cm" svg:y="14.218cm" svg:viewBox="0 0 31 374" draw:points="0,374 31,374 31,0 0,0">
          <text:p/>
        </draw:polygon>
        <draw:polygon draw:style-name="gr35" draw:text-style-name="P7" draw:layer="layout" svg:width="0.029cm" svg:height="0.373cm" svg:x="30.281cm" svg:y="14.218cm" svg:viewBox="0 0 30 374" draw:points="0,374 30,374 30,0 0,0">
          <text:p/>
        </draw:polygon>
        <draw:polygon draw:style-name="gr36" draw:text-style-name="P8" draw:layer="layout" svg:width="0.029cm" svg:height="0.373cm" svg:x="30.31cm" svg:y="14.218cm" svg:viewBox="0 0 30 374" draw:points="0,374 30,374 30,0 0,0">
          <text:p/>
        </draw:polygon>
        <draw:polygon draw:style-name="gr36" draw:text-style-name="P8" draw:layer="layout" svg:width="0.03cm" svg:height="0.373cm" svg:x="30.339cm" svg:y="14.218cm" svg:viewBox="0 0 31 374" draw:points="0,374 31,374 31,0 0,0">
          <text:p/>
        </draw:polygon>
        <draw:polygon draw:style-name="gr37" draw:text-style-name="P9" draw:layer="layout" svg:width="0.029cm" svg:height="0.373cm" svg:x="30.37cm" svg:y="14.218cm" svg:viewBox="0 0 30 374" draw:points="0,374 30,374 30,0 0,0">
          <text:p/>
        </draw:polygon>
        <draw:polygon draw:style-name="gr37" draw:text-style-name="P9" draw:layer="layout" svg:width="0.029cm" svg:height="0.373cm" svg:x="30.399cm" svg:y="14.218cm" svg:viewBox="0 0 30 374" draw:points="0,374 30,374 30,0 0,0">
          <text:p/>
        </draw:polygon>
        <draw:polygon draw:style-name="gr37" draw:text-style-name="P9" draw:layer="layout" svg:width="0.029cm" svg:height="0.373cm" svg:x="30.428cm" svg:y="14.218cm" svg:viewBox="0 0 30 374" draw:points="0,374 30,374 30,0 0,0">
          <text:p/>
        </draw:polygon>
        <draw:polygon draw:style-name="gr35" draw:text-style-name="P7" draw:layer="layout" svg:width="0.029cm" svg:height="0.373cm" svg:x="30.458cm" svg:y="14.218cm" svg:viewBox="0 0 30 374" draw:points="0,374 30,374 30,0 0,0">
          <text:p/>
        </draw:polygon>
        <draw:polygon draw:style-name="gr37" draw:text-style-name="P9" draw:layer="layout" svg:width="0.029cm" svg:height="0.373cm" svg:x="30.487cm" svg:y="14.218cm" svg:viewBox="0 0 30 374" draw:points="0,374 30,374 30,0 0,0">
          <text:p/>
        </draw:polygon>
        <draw:polygon draw:style-name="gr37" draw:text-style-name="P9" draw:layer="layout" svg:width="0.029cm" svg:height="0.373cm" svg:x="30.517cm" svg:y="14.218cm" svg:viewBox="0 0 30 374" draw:points="0,374 30,374 30,0 0,0">
          <text:p/>
        </draw:polygon>
        <draw:polygon draw:style-name="gr35" draw:text-style-name="P7" draw:layer="layout" svg:width="0.029cm" svg:height="0.373cm" svg:x="30.546cm" svg:y="14.218cm" svg:viewBox="0 0 30 374" draw:points="0,374 30,374 30,0 0,0">
          <text:p/>
        </draw:polygon>
        <draw:polygon draw:style-name="gr35" draw:text-style-name="P7" draw:layer="layout" svg:width="0.029cm" svg:height="0.373cm" svg:x="30.576cm" svg:y="14.218cm" svg:viewBox="0 0 30 374" draw:points="0,374 30,374 30,0 0,0">
          <text:p/>
        </draw:polygon>
        <draw:polygon draw:style-name="gr37" draw:text-style-name="P9" draw:layer="layout" svg:width="0.029cm" svg:height="0.373cm" svg:x="30.605cm" svg:y="14.218cm" svg:viewBox="0 0 30 374" draw:points="0,374 30,374 30,0 0,0">
          <text:p/>
        </draw:polygon>
        <draw:polygon draw:style-name="gr37" draw:text-style-name="P9" draw:layer="layout" svg:width="0.029cm" svg:height="0.373cm" svg:x="30.634cm" svg:y="14.218cm" svg:viewBox="0 0 30 374" draw:points="0,374 30,374 30,0 0,0">
          <text:p/>
        </draw:polygon>
        <draw:polygon draw:style-name="gr36" draw:text-style-name="P8" draw:layer="layout" svg:width="0.03cm" svg:height="0.373cm" svg:x="30.663cm" svg:y="14.218cm" svg:viewBox="0 0 31 374" draw:points="0,374 31,374 31,0 0,0">
          <text:p/>
        </draw:polygon>
        <draw:polygon draw:style-name="gr37" draw:text-style-name="P9" draw:layer="layout" svg:width="0.029cm" svg:height="0.373cm" svg:x="30.694cm" svg:y="14.218cm" svg:viewBox="0 0 30 374" draw:points="0,374 30,374 30,0 0,0">
          <text:p/>
        </draw:polygon>
        <draw:polygon draw:style-name="gr37" draw:text-style-name="P9" draw:layer="layout" svg:width="0.029cm" svg:height="0.373cm" svg:x="30.723cm" svg:y="14.218cm" svg:viewBox="0 0 30 374" draw:points="0,374 30,374 30,0 0,0">
          <text:p/>
        </draw:polygon>
        <draw:polygon draw:style-name="gr35" draw:text-style-name="P7" draw:layer="layout" svg:width="0.029cm" svg:height="0.373cm" svg:x="30.752cm" svg:y="14.218cm" svg:viewBox="0 0 30 374" draw:points="0,374 30,374 30,0 0,0">
          <text:p/>
        </draw:polygon>
        <draw:polygon draw:style-name="gr36" draw:text-style-name="P8" draw:layer="layout" svg:width="0.029cm" svg:height="0.373cm" svg:x="30.782cm" svg:y="14.218cm" svg:viewBox="0 0 30 374" draw:points="0,374 30,374 30,0 0,0">
          <text:p/>
        </draw:polygon>
        <draw:polygon draw:style-name="gr37" draw:text-style-name="P9" draw:layer="layout" svg:width="0.029cm" svg:height="0.373cm" svg:x="30.811cm" svg:y="14.218cm" svg:viewBox="0 0 30 374" draw:points="0,374 30,374 30,0 0,0">
          <text:p/>
        </draw:polygon>
        <draw:polygon draw:style-name="gr38" draw:text-style-name="P10" draw:layer="layout" svg:width="0.029cm" svg:height="0.373cm" svg:x="30.841cm" svg:y="14.218cm" svg:viewBox="0 0 30 374" draw:points="0,374 30,374 30,0 0,0">
          <text:p/>
        </draw:polygon>
        <draw:polygon draw:style-name="gr37" draw:text-style-name="P9" draw:layer="layout" svg:width="0.029cm" svg:height="0.373cm" svg:x="30.87cm" svg:y="14.218cm" svg:viewBox="0 0 30 374" draw:points="0,374 30,374 30,0 0,0">
          <text:p/>
        </draw:polygon>
        <draw:polygon draw:style-name="gr37" draw:text-style-name="P9" draw:layer="layout" svg:width="0.029cm" svg:height="0.373cm" svg:x="30.9cm" svg:y="14.218cm" svg:viewBox="0 0 30 374" draw:points="0,374 30,374 30,0 0,0">
          <text:p/>
        </draw:polygon>
        <draw:polygon draw:style-name="gr37" draw:text-style-name="P9" draw:layer="layout" svg:width="0.029cm" svg:height="0.373cm" svg:x="30.929cm" svg:y="14.218cm" svg:viewBox="0 0 30 374" draw:points="0,374 30,374 30,0 0,0">
          <text:p/>
        </draw:polygon>
        <draw:polygon draw:style-name="gr37" draw:text-style-name="P9" draw:layer="layout" svg:width="0.029cm" svg:height="0.373cm" svg:x="30.958cm" svg:y="14.218cm" svg:viewBox="0 0 30 374" draw:points="0,374 30,374 30,0 0,0">
          <text:p/>
        </draw:polygon>
        <draw:polygon draw:style-name="gr37" draw:text-style-name="P9" draw:layer="layout" svg:width="0.029cm" svg:height="0.373cm" svg:x="30.987cm" svg:y="14.218cm" svg:viewBox="0 0 30 374" draw:points="0,374 30,374 30,0 0,0">
          <text:p/>
        </draw:polygon>
        <draw:polygon draw:style-name="gr36" draw:text-style-name="P8" draw:layer="layout" svg:width="0.029cm" svg:height="0.373cm" svg:x="31.018cm" svg:y="14.218cm" svg:viewBox="0 0 30 374" draw:points="0,374 30,374 30,0 0,0">
          <text:p/>
        </draw:polygon>
        <draw:polygon draw:style-name="gr36" draw:text-style-name="P8" draw:layer="layout" svg:width="0.029cm" svg:height="0.373cm" svg:x="31.047cm" svg:y="14.218cm" svg:viewBox="0 0 30 374" draw:points="0,374 30,374 30,0 0,0">
          <text:p/>
        </draw:polygon>
        <draw:polygon draw:style-name="gr38" draw:text-style-name="P10" draw:layer="layout" svg:width="0.029cm" svg:height="0.373cm" svg:x="31.076cm" svg:y="14.218cm" svg:viewBox="0 0 30 374" draw:points="0,374 30,374 30,0 0,0">
          <text:p/>
        </draw:polygon>
        <draw:polygon draw:style-name="gr37" draw:text-style-name="P9" draw:layer="layout" svg:width="0.03cm" svg:height="0.373cm" svg:x="31.105cm" svg:y="14.218cm" svg:viewBox="0 0 31 374" draw:points="0,374 31,374 31,0 0,0">
          <text:p/>
        </draw:polygon>
        <draw:polygon draw:style-name="gr36" draw:text-style-name="P8" draw:layer="layout" svg:width="0.029cm" svg:height="0.373cm" svg:x="31.135cm" svg:y="14.218cm" svg:viewBox="0 0 30 374" draw:points="0,374 30,374 30,0 0,0">
          <text:p/>
        </draw:polygon>
        <draw:polygon draw:style-name="gr36" draw:text-style-name="P8" draw:layer="layout" svg:width="0.029cm" svg:height="0.373cm" svg:x="31.165cm" svg:y="14.218cm" svg:viewBox="0 0 30 374" draw:points="0,374 30,374 30,0 0,0">
          <text:p/>
        </draw:polygon>
        <draw:polygon draw:style-name="gr37" draw:text-style-name="P9" draw:layer="layout" svg:width="0.029cm" svg:height="0.373cm" svg:x="31.194cm" svg:y="14.218cm" svg:viewBox="0 0 30 374" draw:points="0,374 30,374 30,0 0,0">
          <text:p/>
        </draw:polygon>
        <draw:polygon draw:style-name="gr36" draw:text-style-name="P8" draw:layer="layout" svg:width="0.029cm" svg:height="0.373cm" svg:x="31.224cm" svg:y="14.218cm" svg:viewBox="0 0 30 374" draw:points="0,374 30,374 30,0 0,0">
          <text:p/>
        </draw:polygon>
        <draw:polygon draw:style-name="gr37" draw:text-style-name="P9" draw:layer="layout" svg:width="0.029cm" svg:height="0.373cm" svg:x="31.253cm" svg:y="14.218cm" svg:viewBox="0 0 30 374" draw:points="0,374 30,374 30,0 0,0">
          <text:p/>
        </draw:polygon>
        <draw:polygon draw:style-name="gr37" draw:text-style-name="P9" draw:layer="layout" svg:width="0.029cm" svg:height="0.373cm" svg:x="31.282cm" svg:y="14.218cm" svg:viewBox="0 0 30 374" draw:points="0,374 30,374 30,0 0,0">
          <text:p/>
        </draw:polygon>
        <draw:polygon draw:style-name="gr36" draw:text-style-name="P8" draw:layer="layout" svg:width="0.029cm" svg:height="0.373cm" svg:x="31.311cm" svg:y="14.218cm" svg:viewBox="0 0 30 374" draw:points="0,374 30,374 30,0 0,0">
          <text:p/>
        </draw:polygon>
        <draw:polygon draw:style-name="gr37" draw:text-style-name="P9" draw:layer="layout" svg:width="0.029cm" svg:height="0.373cm" svg:x="31.342cm" svg:y="14.218cm" svg:viewBox="0 0 30 374" draw:points="0,374 30,374 30,0 0,0">
          <text:p/>
        </draw:polygon>
        <draw:polygon draw:style-name="gr35" draw:text-style-name="P7" draw:layer="layout" svg:width="0.029cm" svg:height="0.373cm" svg:x="31.371cm" svg:y="14.218cm" svg:viewBox="0 0 30 374" draw:points="0,374 30,374 30,0 0,0">
          <text:p/>
        </draw:polygon>
        <draw:polygon draw:style-name="gr36" draw:text-style-name="P8" draw:layer="layout" svg:width="0.029cm" svg:height="0.373cm" svg:x="31.4cm" svg:y="14.218cm" svg:viewBox="0 0 30 374" draw:points="0,374 30,374 30,0 0,0">
          <text:p/>
        </draw:polygon>
        <draw:polygon draw:style-name="gr37" draw:text-style-name="P9" draw:layer="layout" svg:width="0.029cm" svg:height="0.373cm" svg:x="31.429cm" svg:y="14.218cm" svg:viewBox="0 0 30 374" draw:points="0,374 30,374 30,0 0,0">
          <text:p/>
        </draw:polygon>
        <draw:polygon draw:style-name="gr36" draw:text-style-name="P8" draw:layer="layout" svg:width="0.029cm" svg:height="0.373cm" svg:x="31.459cm" svg:y="14.218cm" svg:viewBox="0 0 30 374" draw:points="0,374 30,374 30,0 0,0">
          <text:p/>
        </draw:polygon>
        <draw:polygon draw:style-name="gr37" draw:text-style-name="P9" draw:layer="layout" svg:width="0.029cm" svg:height="0.373cm" svg:x="31.489cm" svg:y="14.218cm" svg:viewBox="0 0 30 374" draw:points="0,374 30,374 30,0 0,0">
          <text:p/>
        </draw:polygon>
        <draw:polygon draw:style-name="gr37" draw:text-style-name="P9" draw:layer="layout" svg:width="0.03cm" svg:height="0.373cm" svg:x="31.518cm" svg:y="14.218cm" svg:viewBox="0 0 31 374" draw:points="0,374 31,374 31,0 0,0">
          <text:p/>
        </draw:polygon>
        <draw:polygon draw:style-name="gr36" draw:text-style-name="P8" draw:layer="layout" svg:width="0.029cm" svg:height="0.373cm" svg:x="31.548cm" svg:y="14.218cm" svg:viewBox="0 0 30 374" draw:points="0,374 30,374 30,0 0,0">
          <text:p/>
        </draw:polygon>
        <draw:polygon draw:style-name="gr38" draw:text-style-name="P10" draw:layer="layout" svg:width="0.029cm" svg:height="0.373cm" svg:x="31.577cm" svg:y="14.218cm" svg:viewBox="0 0 30 374" draw:points="0,374 30,374 30,0 0,0">
          <text:p/>
        </draw:polygon>
        <draw:polygon draw:style-name="gr36" draw:text-style-name="P8" draw:layer="layout" svg:width="0.029cm" svg:height="0.373cm" svg:x="31.606cm" svg:y="14.218cm" svg:viewBox="0 0 30 374" draw:points="0,374 30,374 30,0 0,0">
          <text:p/>
        </draw:polygon>
        <draw:polygon draw:style-name="gr36" draw:text-style-name="P8" draw:layer="layout" svg:width="0.029cm" svg:height="0.373cm" svg:x="31.635cm" svg:y="14.218cm" svg:viewBox="0 0 30 374" draw:points="0,374 30,374 30,0 0,0">
          <text:p/>
        </draw:polygon>
        <draw:polygon draw:style-name="gr36" draw:text-style-name="P8" draw:layer="layout" svg:width="0.029cm" svg:height="0.373cm" svg:x="31.666cm" svg:y="14.218cm" svg:viewBox="0 0 30 374" draw:points="0,374 30,374 30,0 0,0">
          <text:p/>
        </draw:polygon>
        <draw:polygon draw:style-name="gr36" draw:text-style-name="P8" draw:layer="layout" svg:width="0.029cm" svg:height="0.373cm" svg:x="31.695cm" svg:y="14.218cm" svg:viewBox="0 0 30 374" draw:points="0,374 30,374 30,0 0,0">
          <text:p/>
        </draw:polygon>
        <draw:polygon draw:style-name="gr38" draw:text-style-name="P10" draw:layer="layout" svg:width="0.029cm" svg:height="0.373cm" svg:x="31.724cm" svg:y="14.218cm" svg:viewBox="0 0 30 374" draw:points="0,374 30,374 30,0 0,0">
          <text:p/>
        </draw:polygon>
        <draw:polygon draw:style-name="gr36" draw:text-style-name="P8" draw:layer="layout" svg:width="0.029cm" svg:height="0.373cm" svg:x="31.753cm" svg:y="14.218cm" svg:viewBox="0 0 30 374" draw:points="0,374 30,374 30,0 0,0">
          <text:p/>
        </draw:polygon>
        <draw:polygon draw:style-name="gr35" draw:text-style-name="P7" draw:layer="layout" svg:width="0.029cm" svg:height="0.373cm" svg:x="31.783cm" svg:y="14.218cm" svg:viewBox="0 0 30 374" draw:points="0,374 30,374 30,0 0,0">
          <text:p/>
        </draw:polygon>
        <draw:polygon draw:style-name="gr35" draw:text-style-name="P7" draw:layer="layout" svg:width="0.029cm" svg:height="0.373cm" svg:x="31.813cm" svg:y="14.218cm" svg:viewBox="0 0 30 374" draw:points="0,374 30,374 30,0 0,0">
          <text:p/>
        </draw:polygon>
        <draw:polygon draw:style-name="gr35" draw:text-style-name="P7" draw:layer="layout" svg:width="0.029cm" svg:height="0.373cm" svg:x="31.842cm" svg:y="14.218cm" svg:viewBox="0 0 30 374" draw:points="0,374 30,374 30,0 0,0">
          <text:p/>
        </draw:polygon>
        <draw:polygon draw:style-name="gr38" draw:text-style-name="P10" draw:layer="layout" svg:width="0.03cm" svg:height="0.373cm" svg:x="31.871cm" svg:y="14.218cm" svg:viewBox="0 0 31 374" draw:points="0,374 31,374 31,0 0,0">
          <text:p/>
        </draw:polygon>
        <draw:polygon draw:style-name="gr37" draw:text-style-name="P9" draw:layer="layout" svg:width="0.029cm" svg:height="0.373cm" svg:x="31.901cm" svg:y="14.218cm" svg:viewBox="0 0 30 374" draw:points="0,374 30,374 30,0 0,0">
          <text:p/>
        </draw:polygon>
        <draw:polygon draw:style-name="gr36" draw:text-style-name="P8" draw:layer="layout" svg:width="0.029cm" svg:height="0.373cm" svg:x="31.93cm" svg:y="14.218cm" svg:viewBox="0 0 30 374" draw:points="0,374 30,374 30,0 0,0">
          <text:p/>
        </draw:polygon>
        <draw:polygon draw:style-name="gr35" draw:text-style-name="P7" draw:layer="layout" svg:width="0.03cm" svg:height="0.373cm" svg:x="31.959cm" svg:y="14.218cm" svg:viewBox="0 0 31 374" draw:points="0,374 31,374 31,0 0,0">
          <text:p/>
        </draw:polygon>
        <draw:polygon draw:style-name="gr38" draw:text-style-name="P10" draw:layer="layout" svg:width="0.029cm" svg:height="0.373cm" svg:x="31.99cm" svg:y="14.218cm" svg:viewBox="0 0 30 374" draw:points="0,374 30,374 30,0 0,0">
          <text:p/>
        </draw:polygon>
        <draw:polygon draw:style-name="gr36" draw:text-style-name="P8" draw:layer="layout" svg:width="0.029cm" svg:height="0.373cm" svg:x="32.019cm" svg:y="14.218cm" svg:viewBox="0 0 30 374" draw:points="0,374 30,374 30,0 0,0">
          <text:p/>
        </draw:polygon>
        <draw:polygon draw:style-name="gr37" draw:text-style-name="P9" draw:layer="layout" svg:width="0.029cm" svg:height="0.373cm" svg:x="32.048cm" svg:y="14.218cm" svg:viewBox="0 0 30 374" draw:points="0,374 30,374 30,0 0,0">
          <text:p/>
        </draw:polygon>
        <draw:polygon draw:style-name="gr37" draw:text-style-name="P9" draw:layer="layout" svg:width="0.029cm" svg:height="0.373cm" svg:x="32.078cm" svg:y="14.218cm" svg:viewBox="0 0 30 374" draw:points="0,374 30,374 30,0 0,0">
          <text:p/>
        </draw:polygon>
        <draw:polygon draw:style-name="gr38" draw:text-style-name="P10" draw:layer="layout" svg:width="0.029cm" svg:height="0.373cm" svg:x="32.107cm" svg:y="14.218cm" svg:viewBox="0 0 30 374" draw:points="0,374 30,374 30,0 0,0">
          <text:p/>
        </draw:polygon>
        <draw:polygon draw:style-name="gr37" draw:text-style-name="P9" draw:layer="layout" svg:width="0.029cm" svg:height="0.373cm" svg:x="32.137cm" svg:y="14.218cm" svg:viewBox="0 0 30 374" draw:points="0,374 30,374 30,0 0,0">
          <text:p/>
        </draw:polygon>
        <draw:polygon draw:style-name="gr37" draw:text-style-name="P9" draw:layer="layout" svg:width="0.029cm" svg:height="0.373cm" svg:x="32.166cm" svg:y="14.218cm" svg:viewBox="0 0 30 374" draw:points="0,374 30,374 30,0 0,0">
          <text:p/>
        </draw:polygon>
        <draw:polygon draw:style-name="gr37" draw:text-style-name="P9" draw:layer="layout" svg:width="0.029cm" svg:height="0.373cm" svg:x="32.195cm" svg:y="14.218cm" svg:viewBox="0 0 30 374" draw:points="0,374 30,374 30,0 0,0">
          <text:p/>
        </draw:polygon>
        <draw:polygon draw:style-name="gr37" draw:text-style-name="P9" draw:layer="layout" svg:width="0.029cm" svg:height="0.373cm" svg:x="32.225cm" svg:y="14.218cm" svg:viewBox="0 0 30 374" draw:points="0,374 30,374 30,0 0,0">
          <text:p/>
        </draw:polygon>
        <draw:polygon draw:style-name="gr36" draw:text-style-name="P8" draw:layer="layout" svg:width="0.029cm" svg:height="0.373cm" svg:x="32.254cm" svg:y="14.218cm" svg:viewBox="0 0 30 374" draw:points="0,374 30,374 30,0 0,0">
          <text:p/>
        </draw:polygon>
        <draw:polygon draw:style-name="gr38" draw:text-style-name="P10" draw:layer="layout" svg:width="0.029cm" svg:height="0.373cm" svg:x="32.283cm" svg:y="14.218cm" svg:viewBox="0 0 30 374" draw:points="0,374 30,374 30,0 0,0">
          <text:p/>
        </draw:polygon>
        <draw:polygon draw:style-name="gr38" draw:text-style-name="P10" draw:layer="layout" svg:width="0.03cm" svg:height="0.373cm" svg:x="32.313cm" svg:y="14.218cm" svg:viewBox="0 0 31 374" draw:points="0,374 31,374 31,0 0,0">
          <text:p/>
        </draw:polygon>
        <draw:polygon draw:style-name="gr36" draw:text-style-name="P8" draw:layer="layout" svg:width="0.029cm" svg:height="0.373cm" svg:x="32.343cm" svg:y="14.218cm" svg:viewBox="0 0 30 374" draw:points="0,374 30,374 30,0 0,0">
          <text:p/>
        </draw:polygon>
        <draw:polygon draw:style-name="gr36" draw:text-style-name="P8" draw:layer="layout" svg:width="0.029cm" svg:height="0.373cm" svg:x="32.372cm" svg:y="14.218cm" svg:viewBox="0 0 30 374" draw:points="0,374 30,374 30,0 0,0">
          <text:p/>
        </draw:polygon>
        <draw:polygon draw:style-name="gr37" draw:text-style-name="P9" draw:layer="layout" svg:width="0.029cm" svg:height="0.373cm" svg:x="32.402cm" svg:y="14.218cm" svg:viewBox="0 0 30 374" draw:points="0,374 30,374 30,0 0,0">
          <text:p/>
        </draw:polygon>
        <draw:polygon draw:style-name="gr35" draw:text-style-name="P7" draw:layer="layout" svg:width="0.029cm" svg:height="0.373cm" svg:x="32.431cm" svg:y="14.218cm" svg:viewBox="0 0 30 374" draw:points="0,374 30,374 30,0 0,0">
          <text:p/>
        </draw:polygon>
        <draw:polygon draw:style-name="gr37" draw:text-style-name="P9" draw:layer="layout" svg:width="0.029cm" svg:height="0.373cm" svg:x="32.46cm" svg:y="14.218cm" svg:viewBox="0 0 30 374" draw:points="0,374 30,374 30,0 0,0">
          <text:p/>
        </draw:polygon>
        <draw:polygon draw:style-name="gr36" draw:text-style-name="P8" draw:layer="layout" svg:width="0.029cm" svg:height="0.373cm" svg:x="32.49cm" svg:y="14.218cm" svg:viewBox="0 0 30 374" draw:points="0,374 30,374 30,0 0,0">
          <text:p/>
        </draw:polygon>
        <draw:polygon draw:style-name="gr37" draw:text-style-name="P9" draw:layer="layout" svg:width="0.029cm" svg:height="0.373cm" svg:x="32.52cm" svg:y="14.218cm" svg:viewBox="0 0 30 374" draw:points="0,374 30,374 30,0 0,0">
          <text:p/>
        </draw:polygon>
        <draw:polygon draw:style-name="gr38" draw:text-style-name="P10" draw:layer="layout" svg:width="0.029cm" svg:height="0.373cm" svg:x="32.549cm" svg:y="14.218cm" svg:viewBox="0 0 30 374" draw:points="0,374 30,374 30,0 0,0">
          <text:p/>
        </draw:polygon>
        <draw:polygon draw:style-name="gr38" draw:text-style-name="P10" draw:layer="layout" svg:width="0.029cm" svg:height="0.373cm" svg:x="32.578cm" svg:y="14.218cm" svg:viewBox="0 0 30 374" draw:points="0,374 30,374 30,0 0,0">
          <text:p/>
        </draw:polygon>
        <draw:polygon draw:style-name="gr36" draw:text-style-name="P8" draw:layer="layout" svg:width="0.029cm" svg:height="0.373cm" svg:x="32.607cm" svg:y="14.218cm" svg:viewBox="0 0 30 374" draw:points="0,374 30,374 30,0 0,0">
          <text:p/>
        </draw:polygon>
        <draw:polygon draw:style-name="gr36" draw:text-style-name="P8" draw:layer="layout" svg:width="0.029cm" svg:height="0.373cm" svg:x="32.638cm" svg:y="14.218cm" svg:viewBox="0 0 30 374" draw:points="0,374 30,374 30,0 0,0">
          <text:p/>
        </draw:polygon>
        <draw:polygon draw:style-name="gr35" draw:text-style-name="P7" draw:layer="layout" svg:width="0.029cm" svg:height="0.373cm" svg:x="32.667cm" svg:y="14.218cm" svg:viewBox="0 0 30 374" draw:points="0,374 30,374 30,0 0,0">
          <text:p/>
        </draw:polygon>
        <draw:polygon draw:style-name="gr36" draw:text-style-name="P8" draw:layer="layout" svg:width="0.029cm" svg:height="0.373cm" svg:x="32.696cm" svg:y="14.218cm" svg:viewBox="0 0 30 374" draw:points="0,374 30,374 30,0 0,0">
          <text:p/>
        </draw:polygon>
        <draw:polygon draw:style-name="gr37" draw:text-style-name="P9" draw:layer="layout" svg:width="0.03cm" svg:height="0.373cm" svg:x="32.725cm" svg:y="14.218cm" svg:viewBox="0 0 31 374" draw:points="0,374 31,374 31,0 0,0">
          <text:p/>
        </draw:polygon>
        <draw:polygon draw:style-name="gr37" draw:text-style-name="P9" draw:layer="layout" svg:width="0.029cm" svg:height="0.373cm" svg:x="32.755cm" svg:y="14.218cm" svg:viewBox="0 0 30 374" draw:points="0,374 30,374 30,0 0,0">
          <text:p/>
        </draw:polygon>
        <draw:polygon draw:style-name="gr37" draw:text-style-name="P9" draw:layer="layout" svg:width="0.029cm" svg:height="0.373cm" svg:x="32.784cm" svg:y="14.218cm" svg:viewBox="0 0 30 374" draw:points="0,374 30,374 30,0 0,0">
          <text:p/>
        </draw:polygon>
        <draw:polygon draw:style-name="gr36" draw:text-style-name="P8" draw:layer="layout" svg:width="0.029cm" svg:height="0.373cm" svg:x="32.814cm" svg:y="14.218cm" svg:viewBox="0 0 30 374" draw:points="0,374 30,374 30,0 0,0">
          <text:p/>
        </draw:polygon>
        <draw:polygon draw:style-name="gr37" draw:text-style-name="P9" draw:layer="layout" svg:width="0.029cm" svg:height="0.373cm" svg:x="32.844cm" svg:y="14.218cm" svg:viewBox="0 0 30 374" draw:points="0,374 30,374 30,0 0,0">
          <text:p/>
        </draw:polygon>
        <draw:polygon draw:style-name="gr38" draw:text-style-name="P10" draw:layer="layout" svg:width="0.029cm" svg:height="0.373cm" svg:x="32.873cm" svg:y="14.218cm" svg:viewBox="0 0 30 374" draw:points="0,374 30,374 30,0 0,0">
          <text:p/>
        </draw:polygon>
        <draw:polygon draw:style-name="gr38" draw:text-style-name="P10" draw:layer="layout" svg:width="0.029cm" svg:height="0.373cm" svg:x="32.902cm" svg:y="14.218cm" svg:viewBox="0 0 30 374" draw:points="0,374 30,374 30,0 0,0">
          <text:p/>
        </draw:polygon>
        <draw:polygon draw:style-name="gr37" draw:text-style-name="P9" draw:layer="layout" svg:width="0.029cm" svg:height="0.373cm" svg:x="32.931cm" svg:y="14.218cm" svg:viewBox="0 0 30 374" draw:points="0,374 30,374 30,0 0,0">
          <text:p/>
        </draw:polygon>
        <draw:polygon draw:style-name="gr38" draw:text-style-name="P10" draw:layer="layout" svg:width="0.029cm" svg:height="0.373cm" svg:x="32.962cm" svg:y="14.218cm" svg:viewBox="0 0 30 374" draw:points="0,374 30,374 30,0 0,0">
          <text:p/>
        </draw:polygon>
        <draw:polygon draw:style-name="gr35" draw:text-style-name="P7" draw:layer="layout" svg:width="0.029cm" svg:height="0.373cm" svg:x="32.991cm" svg:y="14.218cm" svg:viewBox="0 0 30 374" draw:points="0,374 30,374 30,0 0,0">
          <text:p/>
        </draw:polygon>
        <draw:polygon draw:style-name="gr38" draw:text-style-name="P10" draw:layer="layout" svg:width="0.029cm" svg:height="0.373cm" svg:x="33.02cm" svg:y="14.218cm" svg:viewBox="0 0 30 374" draw:points="0,374 30,374 30,0 0,0">
          <text:p/>
        </draw:polygon>
        <draw:polygon draw:style-name="gr38" draw:text-style-name="P10" draw:layer="layout" svg:width="0.029cm" svg:height="0.373cm" svg:x="33.049cm" svg:y="14.218cm" svg:viewBox="0 0 30 374" draw:points="0,374 30,374 30,0 0,0">
          <text:p/>
        </draw:polygon>
        <draw:polygon draw:style-name="gr37" draw:text-style-name="P9" draw:layer="layout" svg:width="0.029cm" svg:height="0.373cm" svg:x="33.079cm" svg:y="14.218cm" svg:viewBox="0 0 30 374" draw:points="0,374 30,374 30,0 0,0">
          <text:p/>
        </draw:polygon>
        <draw:polygon draw:style-name="gr38" draw:text-style-name="P10" draw:layer="layout" svg:width="0.029cm" svg:height="0.373cm" svg:x="33.108cm" svg:y="14.218cm" svg:viewBox="0 0 30 374" draw:points="0,374 30,374 30,0 0,0">
          <text:p/>
        </draw:polygon>
        <draw:polygon draw:style-name="gr36" draw:text-style-name="P8" draw:layer="layout" svg:width="0.029cm" svg:height="0.373cm" svg:x="33.138cm" svg:y="14.218cm" svg:viewBox="0 0 30 374" draw:points="0,374 30,374 30,0 0,0">
          <text:p/>
        </draw:polygon>
        <draw:polygon draw:style-name="gr36" draw:text-style-name="P8" draw:layer="layout" svg:width="0.03cm" svg:height="0.373cm" svg:x="33.167cm" svg:y="14.218cm" svg:viewBox="0 0 31 374" draw:points="0,374 31,374 31,0 0,0">
          <text:p/>
        </draw:polygon>
        <draw:polygon draw:style-name="gr38" draw:text-style-name="P10" draw:layer="layout" svg:width="0.029cm" svg:height="0.373cm" svg:x="33.197cm" svg:y="14.218cm" svg:viewBox="0 0 30 374" draw:points="0,374 30,374 30,0 0,0">
          <text:p/>
        </draw:polygon>
        <draw:polygon draw:style-name="gr36" draw:text-style-name="P8" draw:layer="layout" svg:width="0.029cm" svg:height="0.373cm" svg:x="33.226cm" svg:y="14.218cm" svg:viewBox="0 0 30 374" draw:points="0,374 30,374 30,0 0,0">
          <text:p/>
        </draw:polygon>
        <draw:polygon draw:style-name="gr37" draw:text-style-name="P9" draw:layer="layout" svg:width="0.029cm" svg:height="0.373cm" svg:x="33.255cm" svg:y="14.218cm" svg:viewBox="0 0 30 374" draw:points="0,374 30,374 30,0 0,0">
          <text:p/>
        </draw:polygon>
        <draw:polygon draw:style-name="gr38" draw:text-style-name="P10" draw:layer="layout" svg:width="0.029cm" svg:height="0.373cm" svg:x="33.286cm" svg:y="14.218cm" svg:viewBox="0 0 30 374" draw:points="0,374 30,374 30,0 0,0">
          <text:p/>
        </draw:polygon>
        <draw:polygon draw:style-name="gr36" draw:text-style-name="P8" draw:layer="layout" svg:width="0.029cm" svg:height="0.373cm" svg:x="33.315cm" svg:y="14.218cm" svg:viewBox="0 0 30 374" draw:points="0,374 30,374 30,0 0,0">
          <text:p/>
        </draw:polygon>
        <draw:polygon draw:style-name="gr36" draw:text-style-name="P8" draw:layer="layout" svg:width="0.029cm" svg:height="0.373cm" svg:x="33.344cm" svg:y="14.218cm" svg:viewBox="0 0 30 374" draw:points="0,374 30,374 30,0 0,0">
          <text:p/>
        </draw:polygon>
        <draw:polygon draw:style-name="gr37" draw:text-style-name="P9" draw:layer="layout" svg:width="0.029cm" svg:height="0.373cm" svg:x="33.373cm" svg:y="14.218cm" svg:viewBox="0 0 30 374" draw:points="0,374 30,374 30,0 0,0">
          <text:p/>
        </draw:polygon>
        <draw:polygon draw:style-name="gr35" draw:text-style-name="P7" draw:layer="layout" svg:width="0.029cm" svg:height="0.373cm" svg:x="33.403cm" svg:y="14.218cm" svg:viewBox="0 0 30 374" draw:points="0,374 30,374 30,0 0,0">
          <text:p/>
        </draw:polygon>
        <draw:polygon draw:style-name="gr36" draw:text-style-name="P8" draw:layer="layout" svg:width="0.029cm" svg:height="0.373cm" svg:x="33.432cm" svg:y="14.218cm" svg:viewBox="0 0 30 374" draw:points="0,374 30,374 30,0 0,0">
          <text:p/>
        </draw:polygon>
        <draw:polygon draw:style-name="gr35" draw:text-style-name="P7" draw:layer="layout" svg:width="0.029cm" svg:height="0.373cm" svg:x="33.462cm" svg:y="14.218cm" svg:viewBox="0 0 30 374" draw:points="0,374 30,374 30,0 0,0">
          <text:p/>
        </draw:polygon>
        <draw:polygon draw:style-name="gr36" draw:text-style-name="P8" draw:layer="layout" svg:width="0.03cm" svg:height="0.373cm" svg:x="33.491cm" svg:y="14.218cm" svg:viewBox="0 0 31 374" draw:points="0,374 31,374 31,0 0,0">
          <text:p/>
        </draw:polygon>
        <draw:polygon draw:style-name="gr38" draw:text-style-name="P10" draw:layer="layout" svg:width="0.029cm" svg:height="0.373cm" svg:x="33.521cm" svg:y="14.218cm" svg:viewBox="0 0 30 374" draw:points="0,374 30,374 30,0 0,0">
          <text:p/>
        </draw:polygon>
        <draw:polygon draw:style-name="gr37" draw:text-style-name="P9" draw:layer="layout" svg:width="0.029cm" svg:height="0.373cm" svg:x="33.55cm" svg:y="14.218cm" svg:viewBox="0 0 30 374" draw:points="0,374 30,374 30,0 0,0">
          <text:p/>
        </draw:polygon>
        <draw:polygon draw:style-name="gr37" draw:text-style-name="P9" draw:layer="layout" svg:width="0.03cm" svg:height="0.373cm" svg:x="33.579cm" svg:y="14.218cm" svg:viewBox="0 0 31 374" draw:points="0,374 31,374 31,0 0,0">
          <text:p/>
        </draw:polygon>
        <draw:polygon draw:style-name="gr37" draw:text-style-name="P9" draw:layer="layout" svg:width="0.029cm" svg:height="0.373cm" svg:x="33.61cm" svg:y="14.218cm" svg:viewBox="0 0 30 374" draw:points="0,374 30,374 30,0 0,0">
          <text:p/>
        </draw:polygon>
        <draw:polygon draw:style-name="gr36" draw:text-style-name="P8" draw:layer="layout" svg:width="0.029cm" svg:height="0.373cm" svg:x="33.639cm" svg:y="14.218cm" svg:viewBox="0 0 30 374" draw:points="0,374 30,374 30,0 0,0">
          <text:p/>
        </draw:polygon>
        <draw:polygon draw:style-name="gr36" draw:text-style-name="P8" draw:layer="layout" svg:width="0.029cm" svg:height="0.373cm" svg:x="33.668cm" svg:y="14.218cm" svg:viewBox="0 0 30 374" draw:points="0,374 30,374 30,0 0,0">
          <text:p/>
        </draw:polygon>
        <draw:polygon draw:style-name="gr38" draw:text-style-name="P10" draw:layer="layout" svg:width="0.029cm" svg:height="0.373cm" svg:x="33.698cm" svg:y="14.218cm" svg:viewBox="0 0 30 374" draw:points="0,374 30,374 30,0 0,0">
          <text:p/>
        </draw:polygon>
        <draw:polygon draw:style-name="gr36" draw:text-style-name="P8" draw:layer="layout" svg:width="0.029cm" svg:height="0.373cm" svg:x="33.727cm" svg:y="14.218cm" svg:viewBox="0 0 30 374" draw:points="0,374 30,374 30,0 0,0">
          <text:p/>
        </draw:polygon>
        <draw:polygon draw:style-name="gr37" draw:text-style-name="P9" draw:layer="layout" svg:width="0.029cm" svg:height="0.373cm" svg:x="33.756cm" svg:y="14.218cm" svg:viewBox="0 0 30 374" draw:points="0,374 30,374 30,0 0,0">
          <text:p/>
        </draw:polygon>
        <draw:polygon draw:style-name="gr38" draw:text-style-name="P10" draw:layer="layout" svg:width="0.029cm" svg:height="0.373cm" svg:x="33.786cm" svg:y="14.218cm" svg:viewBox="0 0 30 374" draw:points="0,374 30,374 30,0 0,0">
          <text:p/>
        </draw:polygon>
        <draw:polygon draw:style-name="gr36" draw:text-style-name="P8" draw:layer="layout" svg:width="0.029cm" svg:height="0.373cm" svg:x="33.815cm" svg:y="14.218cm" svg:viewBox="0 0 30 374" draw:points="0,374 30,374 30,0 0,0">
          <text:p/>
        </draw:polygon>
        <draw:polygon draw:style-name="gr35" draw:text-style-name="P7" draw:layer="layout" svg:width="0.029cm" svg:height="0.373cm" svg:x="33.845cm" svg:y="14.218cm" svg:viewBox="0 0 30 374" draw:points="0,374 30,374 30,0 0,0">
          <text:p/>
        </draw:polygon>
        <draw:polygon draw:style-name="gr36" draw:text-style-name="P8" draw:layer="layout" svg:width="0.029cm" svg:height="0.373cm" svg:x="33.874cm" svg:y="14.218cm" svg:viewBox="0 0 30 374" draw:points="0,374 30,374 30,0 0,0">
          <text:p/>
        </draw:polygon>
        <draw:polygon draw:style-name="gr36" draw:text-style-name="P8" draw:layer="layout" svg:width="0.029cm" svg:height="0.373cm" svg:x="33.903cm" svg:y="14.218cm" svg:viewBox="0 0 30 374" draw:points="0,374 30,374 30,0 0,0">
          <text:p/>
        </draw:polygon>
        <draw:polygon draw:style-name="gr36" draw:text-style-name="P8" draw:layer="layout" svg:width="0.03cm" svg:height="0.373cm" svg:x="33.932cm" svg:y="14.218cm" svg:viewBox="0 0 31 374" draw:points="0,374 31,374 31,0 0,0">
          <text:p/>
        </draw:polygon>
        <draw:polygon draw:style-name="gr37" draw:text-style-name="P9" draw:layer="layout" svg:width="0.029cm" svg:height="0.373cm" svg:x="33.963cm" svg:y="14.218cm" svg:viewBox="0 0 30 374" draw:points="0,374 30,374 30,0 0,0">
          <text:p/>
        </draw:polygon>
        <draw:polygon draw:style-name="gr36" draw:text-style-name="P8" draw:layer="layout" svg:width="0.029cm" svg:height="0.373cm" svg:x="33.992cm" svg:y="14.218cm" svg:viewBox="0 0 30 374" draw:points="0,374 30,374 30,0 0,0">
          <text:p/>
        </draw:polygon>
        <draw:polygon draw:style-name="gr36" draw:text-style-name="P8" draw:layer="layout" svg:width="0.032cm" svg:height="0.373cm" svg:x="34.021cm" svg:y="14.218cm" svg:viewBox="0 0 33 374" draw:points="0,374 33,374 33,0 0,0">
          <text:p/>
        </draw:polygon>
        <draw:polygon draw:style-name="gr38" draw:text-style-name="P10" draw:layer="layout" svg:width="0.029cm" svg:height="0.373cm" svg:x="34.051cm" svg:y="14.218cm" svg:viewBox="0 0 30 374" draw:points="0,374 30,374 30,0 0,0">
          <text:p/>
        </draw:polygon>
        <draw:polygon draw:style-name="gr36" draw:text-style-name="P8" draw:layer="layout" svg:width="0.029cm" svg:height="0.373cm" svg:x="34.08cm" svg:y="14.218cm" svg:viewBox="0 0 30 374" draw:points="0,374 30,374 30,0 0,0">
          <text:p/>
        </draw:polygon>
        <draw:polygon draw:style-name="gr37" draw:text-style-name="P9" draw:layer="layout" svg:width="0.029cm" svg:height="0.373cm" svg:x="34.11cm" svg:y="14.218cm" svg:viewBox="0 0 30 374" draw:points="0,374 30,374 30,0 0,0">
          <text:p/>
        </draw:polygon>
        <draw:polygon draw:style-name="gr35" draw:text-style-name="P7" draw:layer="layout" svg:width="0.029cm" svg:height="0.373cm" svg:x="34.14cm" svg:y="14.218cm" svg:viewBox="0 0 30 374" draw:points="0,374 30,374 30,0 0,0">
          <text:p/>
        </draw:polygon>
        <draw:polygon draw:style-name="gr36" draw:text-style-name="P8" draw:layer="layout" svg:width="0.029cm" svg:height="0.373cm" svg:x="34.169cm" svg:y="14.218cm" svg:viewBox="0 0 30 374" draw:points="0,374 30,374 30,0 0,0">
          <text:p/>
        </draw:polygon>
        <draw:polygon draw:style-name="gr36" draw:text-style-name="P8" draw:layer="layout" svg:width="0.029cm" svg:height="0.373cm" svg:x="34.198cm" svg:y="14.218cm" svg:viewBox="0 0 30 374" draw:points="0,374 30,374 30,0 0,0">
          <text:p/>
        </draw:polygon>
        <draw:polygon draw:style-name="gr38" draw:text-style-name="P10" draw:layer="layout" svg:width="0.029cm" svg:height="0.373cm" svg:x="34.256cm" svg:y="14.218cm" svg:viewBox="0 0 30 374" draw:points="0,374 30,374 30,0 0,0">
          <text:p/>
        </draw:polygon>
        <draw:polygon draw:style-name="gr37" draw:text-style-name="P9" draw:layer="layout" svg:width="0.029cm" svg:height="0.373cm" svg:x="34.287cm" svg:y="14.218cm" svg:viewBox="0 0 30 374" draw:points="0,374 30,374 30,0 0,0">
          <text:p/>
        </draw:polygon>
        <draw:polygon draw:style-name="gr36" draw:text-style-name="P8" draw:layer="layout" svg:width="0.029cm" svg:height="0.373cm" svg:x="34.316cm" svg:y="14.218cm" svg:viewBox="0 0 30 374" draw:points="0,374 30,374 30,0 0,0">
          <text:p/>
        </draw:polygon>
        <draw:polygon draw:style-name="gr36" draw:text-style-name="P8" draw:layer="layout" svg:width="0.03cm" svg:height="0.373cm" svg:x="34.345cm" svg:y="14.218cm" svg:viewBox="0 0 31 374" draw:points="0,374 31,374 31,0 0,0">
          <text:p/>
        </draw:polygon>
        <draw:polygon draw:style-name="gr37" draw:text-style-name="P9" draw:layer="layout" svg:width="0.029cm" svg:height="0.373cm" svg:x="34.375cm" svg:y="14.218cm" svg:viewBox="0 0 30 374" draw:points="0,374 30,374 30,0 0,0">
          <text:p/>
        </draw:polygon>
        <draw:polygon draw:style-name="gr38" draw:text-style-name="P10" draw:layer="layout" svg:width="0.029cm" svg:height="0.373cm" svg:x="34.404cm" svg:y="14.218cm" svg:viewBox="0 0 30 374" draw:points="0,374 30,374 30,0 0,0">
          <text:p/>
        </draw:polygon>
        <draw:polygon draw:style-name="gr37" draw:text-style-name="P9" draw:layer="layout" svg:width="0.029cm" svg:height="0.373cm" svg:x="34.433cm" svg:y="14.218cm" svg:viewBox="0 0 30 374" draw:points="0,374 30,374 30,0 0,0">
          <text:p/>
        </draw:polygon>
        <draw:polygon draw:style-name="gr35" draw:text-style-name="P7" draw:layer="layout" svg:width="0.029cm" svg:height="0.373cm" svg:x="34.464cm" svg:y="14.218cm" svg:viewBox="0 0 30 374" draw:points="0,374 30,374 30,0 0,0">
          <text:p/>
        </draw:polygon>
        <draw:polygon draw:style-name="gr37" draw:text-style-name="P9" draw:layer="layout" svg:width="0.029cm" svg:height="0.373cm" svg:x="34.493cm" svg:y="14.218cm" svg:viewBox="0 0 30 374" draw:points="0,374 30,374 30,0 0,0">
          <text:p/>
        </draw:polygon>
        <draw:polygon draw:style-name="gr35" draw:text-style-name="P7" draw:layer="layout" svg:width="0.029cm" svg:height="0.373cm" svg:x="34.522cm" svg:y="14.218cm" svg:viewBox="0 0 30 374" draw:points="0,374 30,374 30,0 0,0">
          <text:p/>
        </draw:polygon>
        <draw:polygon draw:style-name="gr37" draw:text-style-name="P9" draw:layer="layout" svg:width="0.029cm" svg:height="0.373cm" svg:x="34.551cm" svg:y="14.218cm" svg:viewBox="0 0 30 374" draw:points="0,374 30,374 30,0 0,0">
          <text:p/>
        </draw:polygon>
        <draw:polygon draw:style-name="gr36" draw:text-style-name="P8" draw:layer="layout" svg:width="0.029cm" svg:height="0.373cm" svg:x="34.581cm" svg:y="14.218cm" svg:viewBox="0 0 30 374" draw:points="0,374 30,374 30,0 0,0">
          <text:p/>
        </draw:polygon>
        <draw:polygon draw:style-name="gr37" draw:text-style-name="P9" draw:layer="layout" svg:width="0.029cm" svg:height="0.373cm" svg:x="34.611cm" svg:y="14.218cm" svg:viewBox="0 0 30 374" draw:points="0,374 30,374 30,0 0,0">
          <text:p/>
        </draw:polygon>
        <draw:polygon draw:style-name="gr37" draw:text-style-name="P9" draw:layer="layout" svg:width="0.029cm" svg:height="0.373cm" svg:x="34.64cm" svg:y="14.218cm" svg:viewBox="0 0 30 374" draw:points="0,374 30,374 30,0 0,0">
          <text:p/>
        </draw:polygon>
        <draw:polygon draw:style-name="gr36" draw:text-style-name="P8" draw:layer="layout" svg:width="0.029cm" svg:height="0.373cm" svg:x="34.669cm" svg:y="14.218cm" svg:viewBox="0 0 30 374" draw:points="0,374 30,374 30,0 0,0">
          <text:p/>
        </draw:polygon>
        <draw:polygon draw:style-name="gr37" draw:text-style-name="P9" draw:layer="layout" svg:width="0.029cm" svg:height="0.373cm" svg:x="34.699cm" svg:y="14.218cm" svg:viewBox="0 0 30 374" draw:points="0,374 30,374 30,0 0,0">
          <text:p/>
        </draw:polygon>
        <draw:polygon draw:style-name="gr37" draw:text-style-name="P9" draw:layer="layout" svg:width="0.029cm" svg:height="0.373cm" svg:x="34.728cm" svg:y="14.218cm" svg:viewBox="0 0 30 374" draw:points="0,374 30,374 30,0 0,0">
          <text:p/>
        </draw:polygon>
        <draw:polygon draw:style-name="gr38" draw:text-style-name="P10" draw:layer="layout" svg:width="0.029cm" svg:height="0.373cm" svg:x="34.757cm" svg:y="14.218cm" svg:viewBox="0 0 30 374" draw:points="0,374 30,374 30,0 0,0">
          <text:p/>
        </draw:polygon>
        <draw:polygon draw:style-name="gr36" draw:text-style-name="P8" draw:layer="layout" svg:width="0.03cm" svg:height="0.373cm" svg:x="34.787cm" svg:y="14.218cm" svg:viewBox="0 0 31 374" draw:points="0,374 31,374 31,0 0,0">
          <text:p/>
        </draw:polygon>
        <draw:polygon draw:style-name="gr35" draw:text-style-name="P7" draw:layer="layout" svg:width="0.029cm" svg:height="0.373cm" svg:x="34.817cm" svg:y="14.218cm" svg:viewBox="0 0 30 374" draw:points="0,374 30,374 30,0 0,0">
          <text:p/>
        </draw:polygon>
        <draw:polygon draw:style-name="gr35" draw:text-style-name="P7" draw:layer="layout" svg:width="0.029cm" svg:height="0.373cm" svg:x="34.846cm" svg:y="14.218cm" svg:viewBox="0 0 30 374" draw:points="0,374 30,374 30,0 0,0">
          <text:p/>
        </draw:polygon>
        <draw:polygon draw:style-name="gr35" draw:text-style-name="P7" draw:layer="layout" svg:width="0.029cm" svg:height="0.373cm" svg:x="34.875cm" svg:y="14.218cm" svg:viewBox="0 0 30 374" draw:points="0,374 30,374 30,0 0,0">
          <text:p/>
        </draw:polygon>
        <draw:polygon draw:style-name="gr37" draw:text-style-name="P9" draw:layer="layout" svg:width="0.029cm" svg:height="0.373cm" svg:x="34.964cm" svg:y="14.218cm" svg:viewBox="0 0 30 374" draw:points="0,374 30,374 30,0 0,0">
          <text:p/>
        </draw:polygon>
        <draw:polygon draw:style-name="gr36" draw:text-style-name="P8" draw:layer="layout" svg:width="0.029cm" svg:height="0.373cm" svg:x="34.993cm" svg:y="14.218cm" svg:viewBox="0 0 30 374" draw:points="0,374 30,374 30,0 0,0">
          <text:p/>
        </draw:polygon>
        <draw:polygon draw:style-name="gr35" draw:text-style-name="P7" draw:layer="layout" svg:width="0.029cm" svg:height="0.373cm" svg:x="35.023cm" svg:y="14.218cm" svg:viewBox="0 0 30 374" draw:points="0,374 30,374 30,0 0,0">
          <text:p/>
        </draw:polygon>
        <draw:polygon draw:style-name="gr36" draw:text-style-name="P8" draw:layer="layout" svg:width="0.029cm" svg:height="0.373cm" svg:x="35.052cm" svg:y="14.218cm" svg:viewBox="0 0 30 374" draw:points="0,374 30,374 30,0 0,0">
          <text:p/>
        </draw:polygon>
        <draw:polygon draw:style-name="gr38" draw:text-style-name="P10" draw:layer="layout" svg:width="0.029cm" svg:height="0.373cm" svg:x="35.081cm" svg:y="14.218cm" svg:viewBox="0 0 30 374" draw:points="0,374 30,374 30,0 0,0">
          <text:p/>
        </draw:polygon>
        <draw:polygon draw:style-name="gr38" draw:text-style-name="P10" draw:layer="layout" svg:width="0.029cm" svg:height="0.373cm" svg:x="35.111cm" svg:y="14.218cm" svg:viewBox="0 0 30 374" draw:points="0,374 30,374 30,0 0,0">
          <text:p/>
        </draw:polygon>
        <draw:polygon draw:style-name="gr38" draw:text-style-name="P10" draw:layer="layout" svg:width="0.029cm" svg:height="0.373cm" svg:x="35.141cm" svg:y="14.218cm" svg:viewBox="0 0 30 374" draw:points="0,374 30,374 30,0 0,0">
          <text:p/>
        </draw:polygon>
        <draw:polygon draw:style-name="gr37" draw:text-style-name="P9" draw:layer="layout" svg:width="0.029cm" svg:height="0.373cm" svg:x="35.17cm" svg:y="14.218cm" svg:viewBox="0 0 30 374" draw:points="0,374 30,374 30,0 0,0">
          <text:p/>
        </draw:polygon>
        <draw:polygon draw:style-name="gr35" draw:text-style-name="P7" draw:layer="layout" svg:width="0.03cm" svg:height="0.373cm" svg:x="34.741cm" svg:y="14.218cm" svg:viewBox="0 0 31 374" draw:points="0,374 31,374 31,0 0,0">
          <text:p/>
        </draw:polygon>
        <draw:polygon draw:style-name="gr35" draw:text-style-name="P7" draw:layer="layout" svg:width="0.028cm" svg:height="0.373cm" svg:x="34.771cm" svg:y="14.218cm" svg:viewBox="0 0 29 374" draw:points="0,374 29,374 29,0 0,0">
          <text:p/>
        </draw:polygon>
        <draw:polygon draw:style-name="gr35" draw:text-style-name="P7" draw:layer="layout" svg:width="0.026cm" svg:height="0.374cm" svg:x="18.95cm" svg:y="13.469cm" svg:viewBox="0 0 27 375" draw:points="0,375 27,375 27,0 0,0">
          <text:p/>
        </draw:polygon>
        <draw:polygon draw:style-name="gr36" draw:text-style-name="P8" draw:layer="layout" svg:width="0.026cm" svg:height="0.374cm" svg:x="18.978cm" svg:y="13.469cm" svg:viewBox="0 0 27 375" draw:points="0,375 27,375 27,0 0,0">
          <text:p/>
        </draw:polygon>
        <draw:polygon draw:style-name="gr37" draw:text-style-name="P9" draw:layer="layout" svg:width="0.026cm" svg:height="0.374cm" svg:x="19.004cm" svg:y="13.469cm" svg:viewBox="0 0 27 375" draw:points="0,375 27,375 27,0 0,0">
          <text:p/>
        </draw:polygon>
        <draw:polygon draw:style-name="gr38" draw:text-style-name="P10" draw:layer="layout" svg:width="0.029cm" svg:height="0.374cm" svg:x="19.031cm" svg:y="13.469cm" svg:viewBox="0 0 30 375" draw:points="0,375 30,375 30,0 0,0">
          <text:p/>
        </draw:polygon>
        <draw:polygon draw:style-name="gr37" draw:text-style-name="P9" draw:layer="layout" svg:width="0.029cm" svg:height="0.374cm" svg:x="19.06cm" svg:y="13.469cm" svg:viewBox="0 0 30 375" draw:points="0,375 30,375 30,0 0,0">
          <text:p/>
        </draw:polygon>
        <draw:polygon draw:style-name="gr38" draw:text-style-name="P10" draw:layer="layout" svg:width="0.029cm" svg:height="0.374cm" svg:x="19.09cm" svg:y="13.469cm" svg:viewBox="0 0 30 375" draw:points="0,375 30,375 30,0 0,0">
          <text:p/>
        </draw:polygon>
        <draw:polygon draw:style-name="gr38" draw:text-style-name="P10" draw:layer="layout" svg:width="0.029cm" svg:height="0.374cm" svg:x="19.119cm" svg:y="13.469cm" svg:viewBox="0 0 30 375" draw:points="0,375 30,375 30,0 0,0">
          <text:p/>
        </draw:polygon>
        <draw:polygon draw:style-name="gr36" draw:text-style-name="P8" draw:layer="layout" svg:width="0.029cm" svg:height="0.374cm" svg:x="19.148cm" svg:y="13.469cm" svg:viewBox="0 0 30 375" draw:points="0,375 30,375 30,0 0,0">
          <text:p/>
        </draw:polygon>
        <draw:polygon draw:style-name="gr38" draw:text-style-name="P10" draw:layer="layout" svg:width="0.029cm" svg:height="0.374cm" svg:x="19.177cm" svg:y="13.469cm" svg:viewBox="0 0 30 375" draw:points="0,375 30,375 30,0 0,0">
          <text:p/>
        </draw:polygon>
        <draw:polygon draw:style-name="gr38" draw:text-style-name="P10" draw:layer="layout" svg:width="0.03cm" svg:height="0.374cm" svg:x="19.207cm" svg:y="13.469cm" svg:viewBox="0 0 31 375" draw:points="0,375 31,375 31,0 0,0">
          <text:p/>
        </draw:polygon>
        <draw:polygon draw:style-name="gr36" draw:text-style-name="P8" draw:layer="layout" svg:width="0.029cm" svg:height="0.374cm" svg:x="19.237cm" svg:y="13.469cm" svg:viewBox="0 0 30 375" draw:points="0,375 30,375 30,0 0,0">
          <text:p/>
        </draw:polygon>
        <draw:polygon draw:style-name="gr35" draw:text-style-name="P7" draw:layer="layout" svg:width="0.029cm" svg:height="0.374cm" svg:x="19.266cm" svg:y="13.469cm" svg:viewBox="0 0 30 375" draw:points="0,375 30,375 30,0 0,0">
          <text:p/>
        </draw:polygon>
        <draw:polygon draw:style-name="gr37" draw:text-style-name="P9" draw:layer="layout" svg:width="0.03cm" svg:height="0.374cm" svg:x="19.295cm" svg:y="13.469cm" svg:viewBox="0 0 31 375" draw:points="0,375 31,375 31,0 0,0">
          <text:p/>
        </draw:polygon>
        <draw:polygon draw:style-name="gr37" draw:text-style-name="P9" draw:layer="layout" svg:width="0.029cm" svg:height="0.374cm" svg:x="19.325cm" svg:y="13.469cm" svg:viewBox="0 0 30 375" draw:points="0,375 30,375 30,0 0,0">
          <text:p/>
        </draw:polygon>
        <draw:polygon draw:style-name="gr36" draw:text-style-name="P8" draw:layer="layout" svg:width="0.029cm" svg:height="0.374cm" svg:x="19.355cm" svg:y="13.469cm" svg:viewBox="0 0 30 375" draw:points="0,375 30,375 30,0 0,0">
          <text:p/>
        </draw:polygon>
        <draw:polygon draw:style-name="gr36" draw:text-style-name="P8" draw:layer="layout" svg:width="0.029cm" svg:height="0.374cm" svg:x="19.384cm" svg:y="13.469cm" svg:viewBox="0 0 30 375" draw:points="0,375 30,375 30,0 0,0">
          <text:p/>
        </draw:polygon>
        <draw:polygon draw:style-name="gr37" draw:text-style-name="P9" draw:layer="layout" svg:width="0.029cm" svg:height="0.374cm" svg:x="19.414cm" svg:y="13.469cm" svg:viewBox="0 0 30 375" draw:points="0,375 30,375 30,0 0,0">
          <text:p/>
        </draw:polygon>
        <draw:polygon draw:style-name="gr38" draw:text-style-name="P10" draw:layer="layout" svg:width="0.029cm" svg:height="0.374cm" svg:x="19.472cm" svg:y="13.469cm" svg:viewBox="0 0 30 375" draw:points="0,375 30,375 30,0 0,0">
          <text:p/>
        </draw:polygon>
        <draw:polygon draw:style-name="gr36" draw:text-style-name="P8" draw:layer="layout" svg:width="0.029cm" svg:height="0.374cm" svg:x="19.501cm" svg:y="13.469cm" svg:viewBox="0 0 30 375" draw:points="0,375 30,375 30,0 0,0">
          <text:p/>
        </draw:polygon>
        <draw:polygon draw:style-name="gr37" draw:text-style-name="P9" draw:layer="layout" svg:width="0.029cm" svg:height="0.374cm" svg:x="19.532cm" svg:y="13.469cm" svg:viewBox="0 0 30 375" draw:points="0,375 30,375 30,0 0,0">
          <text:p/>
        </draw:polygon>
        <draw:polygon draw:style-name="gr37" draw:text-style-name="P9" draw:layer="layout" svg:width="0.029cm" svg:height="0.374cm" svg:x="19.561cm" svg:y="13.469cm" svg:viewBox="0 0 30 375" draw:points="0,375 30,375 30,0 0,0">
          <text:p/>
        </draw:polygon>
        <draw:polygon draw:style-name="gr37" draw:text-style-name="P9" draw:layer="layout" svg:width="0.029cm" svg:height="0.374cm" svg:x="19.59cm" svg:y="13.469cm" svg:viewBox="0 0 30 375" draw:points="0,375 30,375 30,0 0,0">
          <text:p/>
        </draw:polygon>
        <draw:polygon draw:style-name="gr38" draw:text-style-name="P10" draw:layer="layout" svg:width="0.029cm" svg:height="0.374cm" svg:x="19.619cm" svg:y="13.469cm" svg:viewBox="0 0 30 375" draw:points="0,375 30,375 30,0 0,0">
          <text:p/>
        </draw:polygon>
        <draw:polygon draw:style-name="gr36" draw:text-style-name="P8" draw:layer="layout" svg:width="0.029cm" svg:height="0.374cm" svg:x="19.649cm" svg:y="13.469cm" svg:viewBox="0 0 30 375" draw:points="0,375 30,375 30,0 0,0">
          <text:p/>
        </draw:polygon>
        <draw:polygon draw:style-name="gr37" draw:text-style-name="P9" draw:layer="layout" svg:width="0.029cm" svg:height="0.374cm" svg:x="19.679cm" svg:y="13.469cm" svg:viewBox="0 0 30 375" draw:points="0,375 30,375 30,0 0,0">
          <text:p/>
        </draw:polygon>
        <draw:polygon draw:style-name="gr37" draw:text-style-name="P9" draw:layer="layout" svg:width="0.03cm" svg:height="0.374cm" svg:x="19.708cm" svg:y="13.469cm" svg:viewBox="0 0 31 375" draw:points="0,375 31,375 31,0 0,0">
          <text:p/>
        </draw:polygon>
        <draw:polygon draw:style-name="gr36" draw:text-style-name="P8" draw:layer="layout" svg:width="0.029cm" svg:height="0.374cm" svg:x="19.738cm" svg:y="13.469cm" svg:viewBox="0 0 30 375" draw:points="0,375 30,375 30,0 0,0">
          <text:p/>
        </draw:polygon>
        <draw:polygon draw:style-name="gr36" draw:text-style-name="P8" draw:layer="layout" svg:width="0.029cm" svg:height="0.374cm" svg:x="19.767cm" svg:y="13.469cm" svg:viewBox="0 0 30 375" draw:points="0,375 30,375 30,0 0,0">
          <text:p/>
        </draw:polygon>
        <draw:polygon draw:style-name="gr36" draw:text-style-name="P8" draw:layer="layout" svg:width="0.029cm" svg:height="0.374cm" svg:x="19.796cm" svg:y="13.469cm" svg:viewBox="0 0 30 375" draw:points="0,375 30,375 30,0 0,0">
          <text:p/>
        </draw:polygon>
        <draw:polygon draw:style-name="gr38" draw:text-style-name="P10" draw:layer="layout" svg:width="0.029cm" svg:height="0.374cm" svg:x="19.825cm" svg:y="13.469cm" svg:viewBox="0 0 30 375" draw:points="0,375 30,375 30,0 0,0">
          <text:p/>
        </draw:polygon>
        <draw:polygon draw:style-name="gr37" draw:text-style-name="P9" draw:layer="layout" svg:width="0.029cm" svg:height="0.374cm" svg:x="19.856cm" svg:y="13.469cm" svg:viewBox="0 0 30 375" draw:points="0,375 30,375 30,0 0,0">
          <text:p/>
        </draw:polygon>
        <draw:polygon draw:style-name="gr36" draw:text-style-name="P8" draw:layer="layout" svg:width="0.029cm" svg:height="0.374cm" svg:x="19.885cm" svg:y="13.469cm" svg:viewBox="0 0 30 375" draw:points="0,375 30,375 30,0 0,0">
          <text:p/>
        </draw:polygon>
        <draw:polygon draw:style-name="gr35" draw:text-style-name="P7" draw:layer="layout" svg:width="0.029cm" svg:height="0.374cm" svg:x="19.914cm" svg:y="13.469cm" svg:viewBox="0 0 30 375" draw:points="0,375 30,375 30,0 0,0">
          <text:p/>
        </draw:polygon>
        <draw:polygon draw:style-name="gr36" draw:text-style-name="P8" draw:layer="layout" svg:width="0.029cm" svg:height="0.374cm" svg:x="19.943cm" svg:y="13.469cm" svg:viewBox="0 0 30 375" draw:points="0,375 30,375 30,0 0,0">
          <text:p/>
        </draw:polygon>
        <draw:polygon draw:style-name="gr36" draw:text-style-name="P8" draw:layer="layout" svg:width="0.029cm" svg:height="0.374cm" svg:x="19.973cm" svg:y="13.469cm" svg:viewBox="0 0 30 375" draw:points="0,375 30,375 30,0 0,0">
          <text:p/>
        </draw:polygon>
        <draw:polygon draw:style-name="gr37" draw:text-style-name="P9" draw:layer="layout" svg:width="0.029cm" svg:height="0.374cm" svg:x="20.003cm" svg:y="13.469cm" svg:viewBox="0 0 30 375" draw:points="0,375 30,375 30,0 0,0">
          <text:p/>
        </draw:polygon>
        <draw:polygon draw:style-name="gr37" draw:text-style-name="P9" draw:layer="layout" svg:width="0.029cm" svg:height="0.374cm" svg:x="20.032cm" svg:y="13.469cm" svg:viewBox="0 0 30 375" draw:points="0,375 30,375 30,0 0,0">
          <text:p/>
        </draw:polygon>
        <draw:polygon draw:style-name="gr36" draw:text-style-name="P8" draw:layer="layout" svg:width="0.03cm" svg:height="0.374cm" svg:x="20.061cm" svg:y="13.469cm" svg:viewBox="0 0 31 375" draw:points="0,375 31,375 31,0 0,0">
          <text:p/>
        </draw:polygon>
        <draw:polygon draw:style-name="gr37" draw:text-style-name="P9" draw:layer="layout" svg:width="0.029cm" svg:height="0.374cm" svg:x="20.091cm" svg:y="13.469cm" svg:viewBox="0 0 30 375" draw:points="0,375 30,375 30,0 0,0">
          <text:p/>
        </draw:polygon>
        <draw:polygon draw:style-name="gr37" draw:text-style-name="P9" draw:layer="layout" svg:width="0.029cm" svg:height="0.374cm" svg:x="20.12cm" svg:y="13.469cm" svg:viewBox="0 0 30 375" draw:points="0,375 30,375 30,0 0,0">
          <text:p/>
        </draw:polygon>
        <draw:polygon draw:style-name="gr35" draw:text-style-name="P7" draw:layer="layout" svg:width="0.03cm" svg:height="0.374cm" svg:x="20.149cm" svg:y="13.469cm" svg:viewBox="0 0 31 375" draw:points="0,375 31,375 31,0 0,0">
          <text:p/>
        </draw:polygon>
        <draw:polygon draw:style-name="gr37" draw:text-style-name="P9" draw:layer="layout" svg:width="0.029cm" svg:height="0.374cm" svg:x="20.18cm" svg:y="13.469cm" svg:viewBox="0 0 30 375" draw:points="0,375 30,375 30,0 0,0">
          <text:p/>
        </draw:polygon>
        <draw:polygon draw:style-name="gr35" draw:text-style-name="P7" draw:layer="layout" svg:width="0.029cm" svg:height="0.374cm" svg:x="20.209cm" svg:y="13.469cm" svg:viewBox="0 0 30 375" draw:points="0,375 30,375 30,0 0,0">
          <text:p/>
        </draw:polygon>
        <draw:polygon draw:style-name="gr36" draw:text-style-name="P8" draw:layer="layout" svg:width="0.029cm" svg:height="0.374cm" svg:x="20.238cm" svg:y="13.469cm" svg:viewBox="0 0 30 375" draw:points="0,375 30,375 30,0 0,0">
          <text:p/>
        </draw:polygon>
        <draw:polygon draw:style-name="gr37" draw:text-style-name="P9" draw:layer="layout" svg:width="0.029cm" svg:height="0.374cm" svg:x="20.267cm" svg:y="13.469cm" svg:viewBox="0 0 30 375" draw:points="0,375 30,375 30,0 0,0">
          <text:p/>
        </draw:polygon>
        <draw:polygon draw:style-name="gr36" draw:text-style-name="P8" draw:layer="layout" svg:width="0.029cm" svg:height="0.374cm" svg:x="20.297cm" svg:y="13.469cm" svg:viewBox="0 0 30 375" draw:points="0,375 30,375 30,0 0,0">
          <text:p/>
        </draw:polygon>
        <draw:polygon draw:style-name="gr36" draw:text-style-name="P8" draw:layer="layout" svg:width="0.029cm" svg:height="0.374cm" svg:x="20.326cm" svg:y="13.469cm" svg:viewBox="0 0 30 375" draw:points="0,375 30,375 30,0 0,0">
          <text:p/>
        </draw:polygon>
        <draw:polygon draw:style-name="gr37" draw:text-style-name="P9" draw:layer="layout" svg:width="0.029cm" svg:height="0.374cm" svg:x="20.356cm" svg:y="13.469cm" svg:viewBox="0 0 30 375" draw:points="0,375 30,375 30,0 0,0">
          <text:p/>
        </draw:polygon>
        <draw:polygon draw:style-name="gr38" draw:text-style-name="P10" draw:layer="layout" svg:width="0.029cm" svg:height="0.374cm" svg:x="20.385cm" svg:y="13.469cm" svg:viewBox="0 0 30 375" draw:points="0,375 30,375 30,0 0,0">
          <text:p/>
        </draw:polygon>
        <draw:polygon draw:style-name="gr37" draw:text-style-name="P9" draw:layer="layout" svg:width="0.029cm" svg:height="0.374cm" svg:x="20.415cm" svg:y="13.469cm" svg:viewBox="0 0 30 375" draw:points="0,375 30,375 30,0 0,0">
          <text:p/>
        </draw:polygon>
        <draw:polygon draw:style-name="gr36" draw:text-style-name="P8" draw:layer="layout" svg:width="0.029cm" svg:height="0.374cm" svg:x="20.444cm" svg:y="13.469cm" svg:viewBox="0 0 30 375" draw:points="0,375 30,375 30,0 0,0">
          <text:p/>
        </draw:polygon>
        <draw:polygon draw:style-name="gr38" draw:text-style-name="P10" draw:layer="layout" svg:width="0.029cm" svg:height="0.374cm" svg:x="20.473cm" svg:y="13.469cm" svg:viewBox="0 0 30 375" draw:points="0,375 30,375 30,0 0,0">
          <text:p/>
        </draw:polygon>
        <draw:polygon draw:style-name="gr37" draw:text-style-name="P9" draw:layer="layout" svg:width="0.03cm" svg:height="0.374cm" svg:x="20.502cm" svg:y="13.469cm" svg:viewBox="0 0 31 375" draw:points="0,375 31,375 31,0 0,0">
          <text:p/>
        </draw:polygon>
        <draw:polygon draw:style-name="gr36" draw:text-style-name="P8" draw:layer="layout" svg:width="0.029cm" svg:height="0.374cm" svg:x="20.533cm" svg:y="13.469cm" svg:viewBox="0 0 30 375" draw:points="0,375 30,375 30,0 0,0">
          <text:p/>
        </draw:polygon>
        <draw:polygon draw:style-name="gr37" draw:text-style-name="P9" draw:layer="layout" svg:width="0.029cm" svg:height="0.374cm" svg:x="20.562cm" svg:y="13.469cm" svg:viewBox="0 0 30 375" draw:points="0,375 30,375 30,0 0,0">
          <text:p/>
        </draw:polygon>
        <draw:polygon draw:style-name="gr37" draw:text-style-name="P9" draw:layer="layout" svg:width="0.029cm" svg:height="0.374cm" svg:x="20.592cm" svg:y="13.469cm" svg:viewBox="0 0 30 375" draw:points="0,375 30,375 30,0 0,0">
          <text:p/>
        </draw:polygon>
        <draw:polygon draw:style-name="gr37" draw:text-style-name="P9" draw:layer="layout" svg:width="0.029cm" svg:height="0.374cm" svg:x="20.621cm" svg:y="13.469cm" svg:viewBox="0 0 30 375" draw:points="0,375 30,375 30,0 0,0">
          <text:p/>
        </draw:polygon>
        <draw:polygon draw:style-name="gr36" draw:text-style-name="P8" draw:layer="layout" svg:width="0.029cm" svg:height="0.374cm" svg:x="20.65cm" svg:y="13.469cm" svg:viewBox="0 0 30 375" draw:points="0,375 30,375 30,0 0,0">
          <text:p/>
        </draw:polygon>
        <draw:polygon draw:style-name="gr38" draw:text-style-name="P10" draw:layer="layout" svg:width="0.029cm" svg:height="0.374cm" svg:x="20.68cm" svg:y="13.469cm" svg:viewBox="0 0 30 375" draw:points="0,375 30,375 30,0 0,0">
          <text:p/>
        </draw:polygon>
        <draw:polygon draw:style-name="gr36" draw:text-style-name="P8" draw:layer="layout" svg:width="0.029cm" svg:height="0.374cm" svg:x="20.71cm" svg:y="13.469cm" svg:viewBox="0 0 30 375" draw:points="0,375 30,375 30,0 0,0">
          <text:p/>
        </draw:polygon>
        <draw:polygon draw:style-name="gr36" draw:text-style-name="P8" draw:layer="layout" svg:width="0.029cm" svg:height="0.374cm" svg:x="20.739cm" svg:y="13.469cm" svg:viewBox="0 0 30 375" draw:points="0,375 30,375 30,0 0,0">
          <text:p/>
        </draw:polygon>
        <draw:polygon draw:style-name="gr36" draw:text-style-name="P8" draw:layer="layout" svg:width="0.029cm" svg:height="0.374cm" svg:x="20.768cm" svg:y="13.469cm" svg:viewBox="0 0 30 375" draw:points="0,375 30,375 30,0 0,0">
          <text:p/>
        </draw:polygon>
        <draw:polygon draw:style-name="gr37" draw:text-style-name="P9" draw:layer="layout" svg:width="0.03cm" svg:height="0.374cm" svg:x="20.826cm" svg:y="13.469cm" svg:viewBox="0 0 31 375" draw:points="0,375 31,375 31,0 0,0">
          <text:p/>
        </draw:polygon>
        <draw:polygon draw:style-name="gr37" draw:text-style-name="P9" draw:layer="layout" svg:width="0.029cm" svg:height="0.374cm" svg:x="20.857cm" svg:y="13.469cm" svg:viewBox="0 0 30 375" draw:points="0,375 30,375 30,0 0,0">
          <text:p/>
        </draw:polygon>
        <draw:polygon draw:style-name="gr36" draw:text-style-name="P8" draw:layer="layout" svg:width="0.029cm" svg:height="0.374cm" svg:x="20.886cm" svg:y="13.469cm" svg:viewBox="0 0 30 375" draw:points="0,375 30,375 30,0 0,0">
          <text:p/>
        </draw:polygon>
        <draw:polygon draw:style-name="gr37" draw:text-style-name="P9" draw:layer="layout" svg:width="0.03cm" svg:height="0.374cm" svg:x="20.915cm" svg:y="13.469cm" svg:viewBox="0 0 31 375" draw:points="0,375 31,375 31,0 0,0">
          <text:p/>
        </draw:polygon>
        <draw:polygon draw:style-name="gr36" draw:text-style-name="P8" draw:layer="layout" svg:width="0.029cm" svg:height="0.374cm" svg:x="20.945cm" svg:y="13.469cm" svg:viewBox="0 0 30 375" draw:points="0,375 30,375 30,0 0,0">
          <text:p/>
        </draw:polygon>
        <draw:polygon draw:style-name="gr37" draw:text-style-name="P9" draw:layer="layout" svg:width="0.029cm" svg:height="0.374cm" svg:x="20.974cm" svg:y="13.469cm" svg:viewBox="0 0 30 375" draw:points="0,375 30,375 30,0 0,0">
          <text:p/>
        </draw:polygon>
        <draw:polygon draw:style-name="gr36" draw:text-style-name="P8" draw:layer="layout" svg:width="0.029cm" svg:height="0.374cm" svg:x="21.004cm" svg:y="13.469cm" svg:viewBox="0 0 30 375" draw:points="0,375 30,375 30,0 0,0">
          <text:p/>
        </draw:polygon>
        <draw:polygon draw:style-name="gr36" draw:text-style-name="P8" draw:layer="layout" svg:width="0.029cm" svg:height="0.374cm" svg:x="21.034cm" svg:y="13.469cm" svg:viewBox="0 0 30 375" draw:points="0,375 30,375 30,0 0,0">
          <text:p/>
        </draw:polygon>
        <draw:polygon draw:style-name="gr38" draw:text-style-name="P10" draw:layer="layout" svg:width="0.029cm" svg:height="0.374cm" svg:x="21.063cm" svg:y="13.469cm" svg:viewBox="0 0 30 375" draw:points="0,375 30,375 30,0 0,0">
          <text:p/>
        </draw:polygon>
        <draw:polygon draw:style-name="gr38" draw:text-style-name="P10" draw:layer="layout" svg:width="0.029cm" svg:height="0.374cm" svg:x="21.092cm" svg:y="13.469cm" svg:viewBox="0 0 30 375" draw:points="0,375 30,375 30,0 0,0">
          <text:p/>
        </draw:polygon>
        <draw:polygon draw:style-name="gr36" draw:text-style-name="P8" draw:layer="layout" svg:width="0.029cm" svg:height="0.374cm" svg:x="21.121cm" svg:y="13.469cm" svg:viewBox="0 0 30 375" draw:points="0,375 30,375 30,0 0,0">
          <text:p/>
        </draw:polygon>
        <draw:polygon draw:style-name="gr36" draw:text-style-name="P8" draw:layer="layout" svg:width="0.029cm" svg:height="0.374cm" svg:x="21.152cm" svg:y="13.469cm" svg:viewBox="0 0 30 375" draw:points="0,375 30,375 30,0 0,0">
          <text:p/>
        </draw:polygon>
        <draw:polygon draw:style-name="gr35" draw:text-style-name="P7" draw:layer="layout" svg:width="0.029cm" svg:height="0.374cm" svg:x="21.181cm" svg:y="13.469cm" svg:viewBox="0 0 30 375" draw:points="0,375 30,375 30,0 0,0">
          <text:p/>
        </draw:polygon>
        <draw:polygon draw:style-name="gr36" draw:text-style-name="P8" draw:layer="layout" svg:width="0.029cm" svg:height="0.374cm" svg:x="21.21cm" svg:y="13.469cm" svg:viewBox="0 0 30 375" draw:points="0,375 30,375 30,0 0,0">
          <text:p/>
        </draw:polygon>
        <draw:polygon draw:style-name="gr35" draw:text-style-name="P7" draw:layer="layout" svg:width="0.029cm" svg:height="0.374cm" svg:x="21.239cm" svg:y="13.469cm" svg:viewBox="0 0 30 375" draw:points="0,375 30,375 30,0 0,0">
          <text:p/>
        </draw:polygon>
        <draw:polygon draw:style-name="gr36" draw:text-style-name="P8" draw:layer="layout" svg:width="0.029cm" svg:height="0.374cm" svg:x="21.269cm" svg:y="13.469cm" svg:viewBox="0 0 30 375" draw:points="0,375 30,375 30,0 0,0">
          <text:p/>
        </draw:polygon>
        <draw:polygon draw:style-name="gr36" draw:text-style-name="P8" draw:layer="layout" svg:width="0.029cm" svg:height="0.374cm" svg:x="21.298cm" svg:y="13.469cm" svg:viewBox="0 0 30 375" draw:points="0,375 30,375 30,0 0,0">
          <text:p/>
        </draw:polygon>
        <draw:polygon draw:style-name="gr35" draw:text-style-name="P7" draw:layer="layout" svg:width="0.029cm" svg:height="0.374cm" svg:x="21.328cm" svg:y="13.469cm" svg:viewBox="0 0 30 375" draw:points="0,375 30,375 30,0 0,0">
          <text:p/>
        </draw:polygon>
        <draw:polygon draw:style-name="gr35" draw:text-style-name="P7" draw:layer="layout" svg:width="0.03cm" svg:height="0.374cm" svg:x="21.357cm" svg:y="13.469cm" svg:viewBox="0 0 31 375" draw:points="0,375 31,375 31,0 0,0">
          <text:p/>
        </draw:polygon>
        <draw:polygon draw:style-name="gr35" draw:text-style-name="P7" draw:layer="layout" svg:width="0.029cm" svg:height="0.374cm" svg:x="21.387cm" svg:y="13.469cm" svg:viewBox="0 0 30 375" draw:points="0,375 30,375 30,0 0,0">
          <text:p/>
        </draw:polygon>
        <draw:polygon draw:style-name="gr36" draw:text-style-name="P8" draw:layer="layout" svg:width="0.029cm" svg:height="0.374cm" svg:x="21.416cm" svg:y="13.469cm" svg:viewBox="0 0 30 375" draw:points="0,375 30,375 30,0 0,0">
          <text:p/>
        </draw:polygon>
        <draw:polygon draw:style-name="gr36" draw:text-style-name="P8" draw:layer="layout" svg:width="0.029cm" svg:height="0.374cm" svg:x="21.445cm" svg:y="13.469cm" svg:viewBox="0 0 30 375" draw:points="0,375 30,375 30,0 0,0">
          <text:p/>
        </draw:polygon>
        <draw:polygon draw:style-name="gr36" draw:text-style-name="P8" draw:layer="layout" svg:width="0.029cm" svg:height="0.374cm" svg:x="21.476cm" svg:y="13.469cm" svg:viewBox="0 0 30 375" draw:points="0,375 30,375 30,0 0,0">
          <text:p/>
        </draw:polygon>
        <draw:polygon draw:style-name="gr36" draw:text-style-name="P8" draw:layer="layout" svg:width="0.029cm" svg:height="0.374cm" svg:x="21.505cm" svg:y="13.469cm" svg:viewBox="0 0 30 375" draw:points="0,375 30,375 30,0 0,0">
          <text:p/>
        </draw:polygon>
        <draw:polygon draw:style-name="gr38" draw:text-style-name="P10" draw:layer="layout" svg:width="0.029cm" svg:height="0.374cm" svg:x="21.534cm" svg:y="13.469cm" svg:viewBox="0 0 30 375" draw:points="0,375 30,375 30,0 0,0">
          <text:p/>
        </draw:polygon>
        <draw:polygon draw:style-name="gr37" draw:text-style-name="P9" draw:layer="layout" svg:width="0.029cm" svg:height="0.374cm" svg:x="21.563cm" svg:y="13.469cm" svg:viewBox="0 0 30 375" draw:points="0,375 30,375 30,0 0,0">
          <text:p/>
        </draw:polygon>
        <draw:polygon draw:style-name="gr38" draw:text-style-name="P10" draw:layer="layout" svg:width="0.029cm" svg:height="0.374cm" svg:x="21.593cm" svg:y="13.469cm" svg:viewBox="0 0 30 375" draw:points="0,375 30,375 30,0 0,0">
          <text:p/>
        </draw:polygon>
        <draw:polygon draw:style-name="gr37" draw:text-style-name="P9" draw:layer="layout" svg:width="0.029cm" svg:height="0.374cm" svg:x="21.622cm" svg:y="13.469cm" svg:viewBox="0 0 30 375" draw:points="0,375 30,375 30,0 0,0">
          <text:p/>
        </draw:polygon>
        <draw:polygon draw:style-name="gr35" draw:text-style-name="P7" draw:layer="layout" svg:width="0.029cm" svg:height="0.374cm" svg:x="21.652cm" svg:y="13.469cm" svg:viewBox="0 0 30 375" draw:points="0,375 30,375 30,0 0,0">
          <text:p/>
        </draw:polygon>
        <draw:polygon draw:style-name="gr35" draw:text-style-name="P7" draw:layer="layout" svg:width="0.03cm" svg:height="0.374cm" svg:x="21.681cm" svg:y="13.469cm" svg:viewBox="0 0 31 375" draw:points="0,375 31,375 31,0 0,0">
          <text:p/>
        </draw:polygon>
        <draw:polygon draw:style-name="gr36" draw:text-style-name="P8" draw:layer="layout" svg:width="0.029cm" svg:height="0.374cm" svg:x="21.711cm" svg:y="13.469cm" svg:viewBox="0 0 30 375" draw:points="0,375 30,375 30,0 0,0">
          <text:p/>
        </draw:polygon>
        <draw:polygon draw:style-name="gr36" draw:text-style-name="P8" draw:layer="layout" svg:width="0.029cm" svg:height="0.374cm" svg:x="21.74cm" svg:y="13.469cm" svg:viewBox="0 0 30 375" draw:points="0,375 30,375 30,0 0,0">
          <text:p/>
        </draw:polygon>
        <draw:polygon draw:style-name="gr38" draw:text-style-name="P10" draw:layer="layout" svg:width="0.03cm" svg:height="0.374cm" svg:x="21.769cm" svg:y="13.469cm" svg:viewBox="0 0 31 375" draw:points="0,375 31,375 31,0 0,0">
          <text:p/>
        </draw:polygon>
        <draw:polygon draw:style-name="gr38" draw:text-style-name="P10" draw:layer="layout" svg:width="0.029cm" svg:height="0.374cm" svg:x="21.8cm" svg:y="13.469cm" svg:viewBox="0 0 30 375" draw:points="0,375 30,375 30,0 0,0">
          <text:p/>
        </draw:polygon>
        <draw:polygon draw:style-name="gr38" draw:text-style-name="P10" draw:layer="layout" svg:width="0.029cm" svg:height="0.374cm" svg:x="21.829cm" svg:y="13.469cm" svg:viewBox="0 0 30 375" draw:points="0,375 30,375 30,0 0,0">
          <text:p/>
        </draw:polygon>
        <draw:polygon draw:style-name="gr37" draw:text-style-name="P9" draw:layer="layout" svg:width="0.029cm" svg:height="0.374cm" svg:x="21.858cm" svg:y="13.469cm" svg:viewBox="0 0 30 375" draw:points="0,375 30,375 30,0 0,0">
          <text:p/>
        </draw:polygon>
        <draw:polygon draw:style-name="gr37" draw:text-style-name="P9" draw:layer="layout" svg:width="0.029cm" svg:height="0.374cm" svg:x="21.887cm" svg:y="13.469cm" svg:viewBox="0 0 30 375" draw:points="0,375 30,375 30,0 0,0">
          <text:p/>
        </draw:polygon>
        <draw:polygon draw:style-name="gr37" draw:text-style-name="P9" draw:layer="layout" svg:width="0.029cm" svg:height="0.374cm" svg:x="21.917cm" svg:y="13.469cm" svg:viewBox="0 0 30 375" draw:points="0,375 30,375 30,0 0,0">
          <text:p/>
        </draw:polygon>
        <draw:polygon draw:style-name="gr35" draw:text-style-name="P7" draw:layer="layout" svg:width="0.029cm" svg:height="0.374cm" svg:x="21.946cm" svg:y="13.469cm" svg:viewBox="0 0 30 375" draw:points="0,375 30,375 30,0 0,0">
          <text:p/>
        </draw:polygon>
        <draw:polygon draw:style-name="gr37" draw:text-style-name="P9" draw:layer="layout" svg:width="0.029cm" svg:height="0.374cm" svg:x="21.976cm" svg:y="13.469cm" svg:viewBox="0 0 30 375" draw:points="0,375 30,375 30,0 0,0">
          <text:p/>
        </draw:polygon>
        <draw:polygon draw:style-name="gr37" draw:text-style-name="P9" draw:layer="layout" svg:width="0.029cm" svg:height="0.374cm" svg:x="22.005cm" svg:y="13.469cm" svg:viewBox="0 0 30 375" draw:points="0,375 30,375 30,0 0,0">
          <text:p/>
        </draw:polygon>
        <draw:polygon draw:style-name="gr37" draw:text-style-name="P9" draw:layer="layout" svg:width="0.029cm" svg:height="0.374cm" svg:x="22.035cm" svg:y="13.469cm" svg:viewBox="0 0 30 375" draw:points="0,375 30,375 30,0 0,0">
          <text:p/>
        </draw:polygon>
        <draw:polygon draw:style-name="gr36" draw:text-style-name="P8" draw:layer="layout" svg:width="0.029cm" svg:height="0.374cm" svg:x="22.417cm" svg:y="13.469cm" svg:viewBox="0 0 30 375" draw:points="0,375 30,375 30,0 0,0">
          <text:p/>
        </draw:polygon>
        <draw:polygon draw:style-name="gr38" draw:text-style-name="P10" draw:layer="layout" svg:width="0.029cm" svg:height="0.374cm" svg:x="22.446cm" svg:y="13.469cm" svg:viewBox="0 0 30 375" draw:points="0,375 30,375 30,0 0,0">
          <text:p/>
        </draw:polygon>
        <draw:polygon draw:style-name="gr36" draw:text-style-name="P8" draw:layer="layout" svg:width="0.029cm" svg:height="0.374cm" svg:x="22.477cm" svg:y="13.469cm" svg:viewBox="0 0 30 375" draw:points="0,375 30,375 30,0 0,0">
          <text:p/>
        </draw:polygon>
        <draw:polygon draw:style-name="gr37" draw:text-style-name="P9" draw:layer="layout" svg:width="0.029cm" svg:height="0.374cm" svg:x="22.506cm" svg:y="13.469cm" svg:viewBox="0 0 30 375" draw:points="0,375 30,375 30,0 0,0">
          <text:p/>
        </draw:polygon>
        <draw:polygon draw:style-name="gr35" draw:text-style-name="P7" draw:layer="layout" svg:width="0.03cm" svg:height="0.374cm" svg:x="22.535cm" svg:y="13.469cm" svg:viewBox="0 0 31 375" draw:points="0,375 31,375 31,0 0,0">
          <text:p/>
        </draw:polygon>
        <draw:polygon draw:style-name="gr37" draw:text-style-name="P9" draw:layer="layout" svg:width="0.029cm" svg:height="0.374cm" svg:x="22.565cm" svg:y="13.469cm" svg:viewBox="0 0 30 375" draw:points="0,375 30,375 30,0 0,0">
          <text:p/>
        </draw:polygon>
        <draw:polygon draw:style-name="gr35" draw:text-style-name="P7" draw:layer="layout" svg:width="0.029cm" svg:height="0.374cm" svg:x="22.594cm" svg:y="13.469cm" svg:viewBox="0 0 30 375" draw:points="0,375 30,375 30,0 0,0">
          <text:p/>
        </draw:polygon>
        <draw:polygon draw:style-name="gr37" draw:text-style-name="P9" draw:layer="layout" svg:width="0.029cm" svg:height="0.374cm" svg:x="22.623cm" svg:y="13.469cm" svg:viewBox="0 0 30 375" draw:points="0,375 30,375 30,0 0,0">
          <text:p/>
        </draw:polygon>
        <draw:polygon draw:style-name="gr37" draw:text-style-name="P9" draw:layer="layout" svg:width="0.029cm" svg:height="0.374cm" svg:x="22.654cm" svg:y="13.469cm" svg:viewBox="0 0 30 375" draw:points="0,375 30,375 30,0 0,0">
          <text:p/>
        </draw:polygon>
        <draw:polygon draw:style-name="gr37" draw:text-style-name="P9" draw:layer="layout" svg:width="0.029cm" svg:height="0.374cm" svg:x="22.683cm" svg:y="13.469cm" svg:viewBox="0 0 30 375" draw:points="0,375 30,375 30,0 0,0">
          <text:p/>
        </draw:polygon>
        <draw:polygon draw:style-name="gr36" draw:text-style-name="P8" draw:layer="layout" svg:width="0.029cm" svg:height="0.374cm" svg:x="22.712cm" svg:y="13.469cm" svg:viewBox="0 0 30 375" draw:points="0,375 30,375 30,0 0,0">
          <text:p/>
        </draw:polygon>
        <draw:polygon draw:style-name="gr36" draw:text-style-name="P8" draw:layer="layout" svg:width="0.029cm" svg:height="0.374cm" svg:x="22.741cm" svg:y="13.469cm" svg:viewBox="0 0 30 375" draw:points="0,375 30,375 30,0 0,0">
          <text:p/>
        </draw:polygon>
        <draw:polygon draw:style-name="gr37" draw:text-style-name="P9" draw:layer="layout" svg:width="0.029cm" svg:height="0.374cm" svg:x="22.771cm" svg:y="13.469cm" svg:viewBox="0 0 30 375" draw:points="0,375 30,375 30,0 0,0">
          <text:p/>
        </draw:polygon>
        <draw:polygon draw:style-name="gr38" draw:text-style-name="P10" draw:layer="layout" svg:width="0.029cm" svg:height="0.374cm" svg:x="22.801cm" svg:y="13.469cm" svg:viewBox="0 0 30 375" draw:points="0,375 30,375 30,0 0,0">
          <text:p/>
        </draw:polygon>
        <draw:polygon draw:style-name="gr36" draw:text-style-name="P8" draw:layer="layout" svg:width="0.029cm" svg:height="0.374cm" svg:x="22.83cm" svg:y="13.469cm" svg:viewBox="0 0 30 375" draw:points="0,375 30,375 30,0 0,0">
          <text:p/>
        </draw:polygon>
        <draw:polygon draw:style-name="gr36" draw:text-style-name="P8" draw:layer="layout" svg:width="0.029cm" svg:height="0.374cm" svg:x="22.859cm" svg:y="13.469cm" svg:viewBox="0 0 30 375" draw:points="0,375 30,375 30,0 0,0">
          <text:p/>
        </draw:polygon>
        <draw:polygon draw:style-name="gr36" draw:text-style-name="P8" draw:layer="layout" svg:width="0.03cm" svg:height="0.374cm" svg:x="22.888cm" svg:y="13.469cm" svg:viewBox="0 0 31 375" draw:points="0,375 31,375 31,0 0,0">
          <text:p/>
        </draw:polygon>
        <draw:polygon draw:style-name="gr36" draw:text-style-name="P8" draw:layer="layout" svg:width="0.029cm" svg:height="0.374cm" svg:x="22.918cm" svg:y="13.469cm" svg:viewBox="0 0 30 375" draw:points="0,375 30,375 30,0 0,0">
          <text:p/>
        </draw:polygon>
        <draw:polygon draw:style-name="gr38" draw:text-style-name="P10" draw:layer="layout" svg:width="0.029cm" svg:height="0.374cm" svg:x="22.947cm" svg:y="13.469cm" svg:viewBox="0 0 30 375" draw:points="0,375 30,375 30,0 0,0">
          <text:p/>
        </draw:polygon>
        <draw:polygon draw:style-name="gr38" draw:text-style-name="P10" draw:layer="layout" svg:width="0.03cm" svg:height="0.374cm" svg:x="22.977cm" svg:y="13.469cm" svg:viewBox="0 0 31 375" draw:points="0,375 31,375 31,0 0,0">
          <text:p/>
        </draw:polygon>
        <draw:polygon draw:style-name="gr38" draw:text-style-name="P10" draw:layer="layout" svg:width="0.029cm" svg:height="0.374cm" svg:x="23.007cm" svg:y="13.469cm" svg:viewBox="0 0 30 375" draw:points="0,375 30,375 30,0 0,0">
          <text:p/>
        </draw:polygon>
        <draw:polygon draw:style-name="gr35" draw:text-style-name="P7" draw:layer="layout" svg:width="0.029cm" svg:height="0.374cm" svg:x="23.036cm" svg:y="13.469cm" svg:viewBox="0 0 30 375" draw:points="0,375 30,375 30,0 0,0">
          <text:p/>
        </draw:polygon>
        <draw:polygon draw:style-name="gr36" draw:text-style-name="P8" draw:layer="layout" svg:width="0.029cm" svg:height="0.374cm" svg:x="23.065cm" svg:y="13.469cm" svg:viewBox="0 0 30 375" draw:points="0,375 30,375 30,0 0,0">
          <text:p/>
        </draw:polygon>
        <draw:polygon draw:style-name="gr35" draw:text-style-name="P7" draw:layer="layout" svg:width="0.029cm" svg:height="0.374cm" svg:x="23.095cm" svg:y="13.469cm" svg:viewBox="0 0 30 375" draw:points="0,375 30,375 30,0 0,0">
          <text:p/>
        </draw:polygon>
        <draw:polygon draw:style-name="gr35" draw:text-style-name="P7" draw:layer="layout" svg:width="0.029cm" svg:height="0.374cm" svg:x="23.125cm" svg:y="13.469cm" svg:viewBox="0 0 30 375" draw:points="0,375 30,375 30,0 0,0">
          <text:p/>
        </draw:polygon>
        <draw:polygon draw:style-name="gr35" draw:text-style-name="P7" draw:layer="layout" svg:width="0.029cm" svg:height="0.374cm" svg:x="23.154cm" svg:y="13.469cm" svg:viewBox="0 0 30 375" draw:points="0,375 30,375 30,0 0,0">
          <text:p/>
        </draw:polygon>
        <draw:polygon draw:style-name="gr36" draw:text-style-name="P8" draw:layer="layout" svg:width="0.029cm" svg:height="0.374cm" svg:x="23.183cm" svg:y="13.469cm" svg:viewBox="0 0 30 375" draw:points="0,375 30,375 30,0 0,0">
          <text:p/>
        </draw:polygon>
        <draw:polygon draw:style-name="gr38" draw:text-style-name="P10" draw:layer="layout" svg:width="0.029cm" svg:height="0.374cm" svg:x="23.213cm" svg:y="13.469cm" svg:viewBox="0 0 30 375" draw:points="0,375 30,375 30,0 0,0">
          <text:p/>
        </draw:polygon>
        <draw:polygon draw:style-name="gr36" draw:text-style-name="P8" draw:layer="layout" svg:width="0.029cm" svg:height="0.374cm" svg:x="23.242cm" svg:y="13.469cm" svg:viewBox="0 0 30 375" draw:points="0,375 30,375 30,0 0,0">
          <text:p/>
        </draw:polygon>
        <draw:polygon draw:style-name="gr38" draw:text-style-name="P10" draw:layer="layout" svg:width="0.029cm" svg:height="0.374cm" svg:x="23.271cm" svg:y="13.469cm" svg:viewBox="0 0 30 375" draw:points="0,375 30,375 30,0 0,0">
          <text:p/>
        </draw:polygon>
        <draw:polygon draw:style-name="gr38" draw:text-style-name="P10" draw:layer="layout" svg:width="0.029cm" svg:height="0.374cm" svg:x="23.301cm" svg:y="13.469cm" svg:viewBox="0 0 30 375" draw:points="0,375 30,375 30,0 0,0">
          <text:p/>
        </draw:polygon>
        <draw:polygon draw:style-name="gr37" draw:text-style-name="P9" draw:layer="layout" svg:width="0.029cm" svg:height="0.374cm" svg:x="23.331cm" svg:y="13.469cm" svg:viewBox="0 0 30 375" draw:points="0,375 30,375 30,0 0,0">
          <text:p/>
        </draw:polygon>
        <draw:polygon draw:style-name="gr38" draw:text-style-name="P10" draw:layer="layout" svg:width="0.029cm" svg:height="0.374cm" svg:x="23.36cm" svg:y="13.469cm" svg:viewBox="0 0 30 375" draw:points="0,375 30,375 30,0 0,0">
          <text:p/>
        </draw:polygon>
        <draw:polygon draw:style-name="gr36" draw:text-style-name="P8" draw:layer="layout" svg:width="0.029cm" svg:height="0.374cm" svg:x="23.389cm" svg:y="13.469cm" svg:viewBox="0 0 30 375" draw:points="0,375 30,375 30,0 0,0">
          <text:p/>
        </draw:polygon>
        <draw:polygon draw:style-name="gr35" draw:text-style-name="P7" draw:layer="layout" svg:width="0.029cm" svg:height="0.374cm" svg:x="23.419cm" svg:y="13.469cm" svg:viewBox="0 0 30 375" draw:points="0,375 30,375 30,0 0,0">
          <text:p/>
        </draw:polygon>
        <draw:polygon draw:style-name="gr38" draw:text-style-name="P10" draw:layer="layout" svg:width="0.029cm" svg:height="0.374cm" svg:x="23.449cm" svg:y="13.469cm" svg:viewBox="0 0 30 375" draw:points="0,375 30,375 30,0 0,0">
          <text:p/>
        </draw:polygon>
        <draw:polygon draw:style-name="gr38" draw:text-style-name="P10" draw:layer="layout" svg:width="0.029cm" svg:height="0.374cm" svg:x="23.507cm" svg:y="13.469cm" svg:viewBox="0 0 30 375" draw:points="0,375 30,375 30,0 0,0">
          <text:p/>
        </draw:polygon>
        <draw:polygon draw:style-name="gr37" draw:text-style-name="P9" draw:layer="layout" svg:width="0.029cm" svg:height="0.374cm" svg:x="23.537cm" svg:y="13.469cm" svg:viewBox="0 0 30 375" draw:points="0,375 30,375 30,0 0,0">
          <text:p/>
        </draw:polygon>
        <draw:polygon draw:style-name="gr35" draw:text-style-name="P7" draw:layer="layout" svg:width="0.029cm" svg:height="0.374cm" svg:x="23.566cm" svg:y="13.469cm" svg:viewBox="0 0 30 375" draw:points="0,375 30,375 30,0 0,0">
          <text:p/>
        </draw:polygon>
        <draw:polygon draw:style-name="gr38" draw:text-style-name="P10" draw:layer="layout" svg:width="0.029cm" svg:height="0.374cm" svg:x="23.595cm" svg:y="13.469cm" svg:viewBox="0 0 30 375" draw:points="0,375 30,375 30,0 0,0">
          <text:p/>
        </draw:polygon>
        <draw:polygon draw:style-name="gr35" draw:text-style-name="P7" draw:layer="layout" svg:width="0.029cm" svg:height="0.374cm" svg:x="23.625cm" svg:y="13.469cm" svg:viewBox="0 0 30 375" draw:points="0,375 30,375 30,0 0,0">
          <text:p/>
        </draw:polygon>
        <draw:polygon draw:style-name="gr37" draw:text-style-name="P9" draw:layer="layout" svg:width="0.029cm" svg:height="0.374cm" svg:x="23.655cm" svg:y="13.469cm" svg:viewBox="0 0 30 375" draw:points="0,375 30,375 30,0 0,0">
          <text:p/>
        </draw:polygon>
        <draw:polygon draw:style-name="gr35" draw:text-style-name="P7" draw:layer="layout" svg:width="0.029cm" svg:height="0.374cm" svg:x="23.684cm" svg:y="13.469cm" svg:viewBox="0 0 30 375" draw:points="0,375 30,375 30,0 0,0">
          <text:p/>
        </draw:polygon>
        <draw:polygon draw:style-name="gr35" draw:text-style-name="P7" draw:layer="layout" svg:width="0.029cm" svg:height="0.374cm" svg:x="23.713cm" svg:y="13.469cm" svg:viewBox="0 0 30 375" draw:points="0,375 30,375 30,0 0,0">
          <text:p/>
        </draw:polygon>
        <draw:polygon draw:style-name="gr38" draw:text-style-name="P10" draw:layer="layout" svg:width="0.03cm" svg:height="0.374cm" svg:x="23.742cm" svg:y="13.469cm" svg:viewBox="0 0 31 375" draw:points="0,375 31,375 31,0 0,0">
          <text:p/>
        </draw:polygon>
        <draw:polygon draw:style-name="gr37" draw:text-style-name="P9" draw:layer="layout" svg:width="0.029cm" svg:height="0.374cm" svg:x="23.773cm" svg:y="13.469cm" svg:viewBox="0 0 30 375" draw:points="0,375 30,375 30,0 0,0">
          <text:p/>
        </draw:polygon>
        <draw:polygon draw:style-name="gr35" draw:text-style-name="P7" draw:layer="layout" svg:width="0.029cm" svg:height="0.374cm" svg:x="23.802cm" svg:y="13.469cm" svg:viewBox="0 0 30 375" draw:points="0,375 30,375 30,0 0,0">
          <text:p/>
        </draw:polygon>
        <draw:polygon draw:style-name="gr35" draw:text-style-name="P7" draw:layer="layout" svg:width="0.03cm" svg:height="0.374cm" svg:x="23.831cm" svg:y="13.469cm" svg:viewBox="0 0 31 375" draw:points="0,375 31,375 31,0 0,0">
          <text:p/>
        </draw:polygon>
        <draw:polygon draw:style-name="gr36" draw:text-style-name="P8" draw:layer="layout" svg:width="0.029cm" svg:height="0.374cm" svg:x="23.861cm" svg:y="13.469cm" svg:viewBox="0 0 30 375" draw:points="0,375 30,375 30,0 0,0">
          <text:p/>
        </draw:polygon>
        <draw:polygon draw:style-name="gr37" draw:text-style-name="P9" draw:layer="layout" svg:width="0.029cm" svg:height="0.374cm" svg:x="23.89cm" svg:y="13.469cm" svg:viewBox="0 0 30 375" draw:points="0,375 30,375 30,0 0,0">
          <text:p/>
        </draw:polygon>
        <draw:polygon draw:style-name="gr36" draw:text-style-name="P8" draw:layer="layout" svg:width="0.029cm" svg:height="0.374cm" svg:x="23.919cm" svg:y="13.469cm" svg:viewBox="0 0 30 375" draw:points="0,375 30,375 30,0 0,0">
          <text:p/>
        </draw:polygon>
        <draw:polygon draw:style-name="gr37" draw:text-style-name="P9" draw:layer="layout" svg:width="0.029cm" svg:height="0.374cm" svg:x="23.949cm" svg:y="13.469cm" svg:viewBox="0 0 30 375" draw:points="0,375 30,375 30,0 0,0">
          <text:p/>
        </draw:polygon>
        <draw:polygon draw:style-name="gr37" draw:text-style-name="P9" draw:layer="layout" svg:width="0.029cm" svg:height="0.374cm" svg:x="23.979cm" svg:y="13.469cm" svg:viewBox="0 0 30 375" draw:points="0,375 30,375 30,0 0,0">
          <text:p/>
        </draw:polygon>
        <draw:polygon draw:style-name="gr35" draw:text-style-name="P7" draw:layer="layout" svg:width="0.029cm" svg:height="0.374cm" svg:x="24.008cm" svg:y="13.469cm" svg:viewBox="0 0 30 375" draw:points="0,375 30,375 30,0 0,0">
          <text:p/>
        </draw:polygon>
        <draw:polygon draw:style-name="gr36" draw:text-style-name="P8" draw:layer="layout" svg:width="0.029cm" svg:height="0.374cm" svg:x="24.037cm" svg:y="13.469cm" svg:viewBox="0 0 30 375" draw:points="0,375 30,375 30,0 0,0">
          <text:p/>
        </draw:polygon>
        <draw:polygon draw:style-name="gr38" draw:text-style-name="P10" draw:layer="layout" svg:width="0.029cm" svg:height="0.374cm" svg:x="24.066cm" svg:y="13.469cm" svg:viewBox="0 0 30 375" draw:points="0,375 30,375 30,0 0,0">
          <text:p/>
        </draw:polygon>
        <draw:polygon draw:style-name="gr39" draw:text-style-name="P11" draw:layer="layout" svg:width="0.029cm" svg:height="0.374cm" svg:x="24.126cm" svg:y="13.469cm" svg:viewBox="0 0 30 375" draw:points="0,375 30,375 30,0 0,0">
          <text:p/>
        </draw:polygon>
        <draw:polygon draw:style-name="gr37" draw:text-style-name="P9" draw:layer="layout" svg:width="0.029cm" svg:height="0.374cm" svg:x="24.155cm" svg:y="13.469cm" svg:viewBox="0 0 30 375" draw:points="0,375 30,375 30,0 0,0">
          <text:p/>
        </draw:polygon>
        <draw:polygon draw:style-name="gr38" draw:text-style-name="P10" draw:layer="layout" svg:width="0.03cm" svg:height="0.374cm" svg:x="24.184cm" svg:y="13.469cm" svg:viewBox="0 0 31 375" draw:points="0,375 31,375 31,0 0,0">
          <text:p/>
        </draw:polygon>
        <draw:polygon draw:style-name="gr36" draw:text-style-name="P8" draw:layer="layout" svg:width="0.029cm" svg:height="0.374cm" svg:x="24.243cm" svg:y="13.469cm" svg:viewBox="0 0 30 375" draw:points="0,375 30,375 30,0 0,0">
          <text:p/>
        </draw:polygon>
        <draw:polygon draw:style-name="gr36" draw:text-style-name="P8" draw:layer="layout" svg:width="0.029cm" svg:height="0.374cm" svg:x="24.274cm" svg:y="13.469cm" svg:viewBox="0 0 30 375" draw:points="0,375 30,375 30,0 0,0">
          <text:p/>
        </draw:polygon>
        <draw:polygon draw:style-name="gr37" draw:text-style-name="P9" draw:layer="layout" svg:width="0.029cm" svg:height="0.374cm" svg:x="24.303cm" svg:y="13.469cm" svg:viewBox="0 0 30 375" draw:points="0,375 30,375 30,0 0,0">
          <text:p/>
        </draw:polygon>
        <draw:polygon draw:style-name="gr36" draw:text-style-name="P8" draw:layer="layout" svg:width="0.029cm" svg:height="0.374cm" svg:x="24.332cm" svg:y="13.469cm" svg:viewBox="0 0 30 375" draw:points="0,375 30,375 30,0 0,0">
          <text:p/>
        </draw:polygon>
        <draw:polygon draw:style-name="gr36" draw:text-style-name="P8" draw:layer="layout" svg:width="0.029cm" svg:height="0.374cm" svg:x="24.361cm" svg:y="13.469cm" svg:viewBox="0 0 30 375" draw:points="0,375 30,375 30,0 0,0">
          <text:p/>
        </draw:polygon>
        <draw:polygon draw:style-name="gr38" draw:text-style-name="P10" draw:layer="layout" svg:width="0.029cm" svg:height="0.374cm" svg:x="24.39cm" svg:y="13.469cm" svg:viewBox="0 0 30 375" draw:points="0,375 30,375 30,0 0,0">
          <text:p/>
        </draw:polygon>
        <draw:polygon draw:style-name="gr35" draw:text-style-name="P7" draw:layer="layout" svg:width="0.029cm" svg:height="0.374cm" svg:x="24.42cm" svg:y="13.469cm" svg:viewBox="0 0 30 375" draw:points="0,375 30,375 30,0 0,0">
          <text:p/>
        </draw:polygon>
        <draw:polygon draw:style-name="gr35" draw:text-style-name="P7" draw:layer="layout" svg:width="0.029cm" svg:height="0.374cm" svg:x="24.45cm" svg:y="13.469cm" svg:viewBox="0 0 30 375" draw:points="0,375 30,375 30,0 0,0">
          <text:p/>
        </draw:polygon>
        <draw:polygon draw:style-name="gr35" draw:text-style-name="P7" draw:layer="layout" svg:width="0.029cm" svg:height="0.374cm" svg:x="24.479cm" svg:y="13.469cm" svg:viewBox="0 0 30 375" draw:points="0,375 30,375 30,0 0,0">
          <text:p/>
        </draw:polygon>
        <draw:polygon draw:style-name="gr36" draw:text-style-name="P8" draw:layer="layout" svg:width="0.03cm" svg:height="0.374cm" svg:x="24.508cm" svg:y="13.469cm" svg:viewBox="0 0 31 375" draw:points="0,375 31,375 31,0 0,0">
          <text:p/>
        </draw:polygon>
        <draw:polygon draw:style-name="gr35" draw:text-style-name="P7" draw:layer="layout" svg:width="0.029cm" svg:height="0.374cm" svg:x="24.538cm" svg:y="13.469cm" svg:viewBox="0 0 30 375" draw:points="0,375 30,375 30,0 0,0">
          <text:p/>
        </draw:polygon>
        <draw:polygon draw:style-name="gr38" draw:text-style-name="P10" draw:layer="layout" svg:width="0.029cm" svg:height="0.374cm" svg:x="24.567cm" svg:y="13.469cm" svg:viewBox="0 0 30 375" draw:points="0,375 30,375 30,0 0,0">
          <text:p/>
        </draw:polygon>
        <draw:polygon draw:style-name="gr37" draw:text-style-name="P9" draw:layer="layout" svg:width="0.03cm" svg:height="0.374cm" svg:x="24.596cm" svg:y="13.469cm" svg:viewBox="0 0 31 375" draw:points="0,375 31,375 31,0 0,0">
          <text:p/>
        </draw:polygon>
        <draw:polygon draw:style-name="gr38" draw:text-style-name="P10" draw:layer="layout" svg:width="0.029cm" svg:height="0.374cm" svg:x="24.627cm" svg:y="13.469cm" svg:viewBox="0 0 30 375" draw:points="0,375 30,375 30,0 0,0">
          <text:p/>
        </draw:polygon>
        <draw:polygon draw:style-name="gr35" draw:text-style-name="P7" draw:layer="layout" svg:width="0.029cm" svg:height="0.374cm" svg:x="24.656cm" svg:y="13.469cm" svg:viewBox="0 0 30 375" draw:points="0,375 30,375 30,0 0,0">
          <text:p/>
        </draw:polygon>
        <draw:polygon draw:style-name="gr35" draw:text-style-name="P7" draw:layer="layout" svg:width="0.029cm" svg:height="0.374cm" svg:x="24.685cm" svg:y="13.469cm" svg:viewBox="0 0 30 375" draw:points="0,375 30,375 30,0 0,0">
          <text:p/>
        </draw:polygon>
        <draw:polygon draw:style-name="gr36" draw:text-style-name="P8" draw:layer="layout" svg:width="0.029cm" svg:height="0.374cm" svg:x="24.715cm" svg:y="13.469cm" svg:viewBox="0 0 30 375" draw:points="0,375 30,375 30,0 0,0">
          <text:p/>
        </draw:polygon>
        <draw:polygon draw:style-name="gr35" draw:text-style-name="P7" draw:layer="layout" svg:width="0.029cm" svg:height="0.374cm" svg:x="24.744cm" svg:y="13.469cm" svg:viewBox="0 0 30 375" draw:points="0,375 30,375 30,0 0,0">
          <text:p/>
        </draw:polygon>
        <draw:polygon draw:style-name="gr35" draw:text-style-name="P7" draw:layer="layout" svg:width="0.029cm" svg:height="0.374cm" svg:x="24.774cm" svg:y="13.469cm" svg:viewBox="0 0 30 375" draw:points="0,375 30,375 30,0 0,0">
          <text:p/>
        </draw:polygon>
        <draw:polygon draw:style-name="gr36" draw:text-style-name="P8" draw:layer="layout" svg:width="0.029cm" svg:height="0.374cm" svg:x="24.803cm" svg:y="13.469cm" svg:viewBox="0 0 30 375" draw:points="0,375 30,375 30,0 0,0">
          <text:p/>
        </draw:polygon>
        <draw:polygon draw:style-name="gr38" draw:text-style-name="P10" draw:layer="layout" svg:width="0.029cm" svg:height="0.374cm" svg:x="24.833cm" svg:y="13.469cm" svg:viewBox="0 0 30 375" draw:points="0,375 30,375 30,0 0,0">
          <text:p/>
        </draw:polygon>
        <draw:polygon draw:style-name="gr38" draw:text-style-name="P10" draw:layer="layout" svg:width="0.029cm" svg:height="0.374cm" svg:x="24.862cm" svg:y="13.469cm" svg:viewBox="0 0 30 375" draw:points="0,375 30,375 30,0 0,0">
          <text:p/>
        </draw:polygon>
        <draw:polygon draw:style-name="gr38" draw:text-style-name="P10" draw:layer="layout" svg:width="0.029cm" svg:height="0.374cm" svg:x="24.891cm" svg:y="13.469cm" svg:viewBox="0 0 30 375" draw:points="0,375 30,375 30,0 0,0">
          <text:p/>
        </draw:polygon>
        <draw:polygon draw:style-name="gr36" draw:text-style-name="P8" draw:layer="layout" svg:width="0.029cm" svg:height="0.374cm" svg:x="24.92cm" svg:y="13.469cm" svg:viewBox="0 0 30 375" draw:points="0,375 30,375 30,0 0,0">
          <text:p/>
        </draw:polygon>
        <draw:polygon draw:style-name="gr35" draw:text-style-name="P7" draw:layer="layout" svg:width="0.03cm" svg:height="0.374cm" svg:x="24.95cm" svg:y="13.469cm" svg:viewBox="0 0 31 375" draw:points="0,375 31,375 31,0 0,0">
          <text:p/>
        </draw:polygon>
        <draw:polygon draw:style-name="gr35" draw:text-style-name="P7" draw:layer="layout" svg:width="0.029cm" svg:height="0.374cm" svg:x="24.98cm" svg:y="13.469cm" svg:viewBox="0 0 30 375" draw:points="0,375 30,375 30,0 0,0">
          <text:p/>
        </draw:polygon>
        <draw:polygon draw:style-name="gr36" draw:text-style-name="P8" draw:layer="layout" svg:width="0.029cm" svg:height="0.374cm" svg:x="25.009cm" svg:y="13.469cm" svg:viewBox="0 0 30 375" draw:points="0,375 30,375 30,0 0,0">
          <text:p/>
        </draw:polygon>
        <draw:polygon draw:style-name="gr35" draw:text-style-name="P7" draw:layer="layout" svg:width="0.03cm" svg:height="0.374cm" svg:x="25.038cm" svg:y="13.469cm" svg:viewBox="0 0 31 375" draw:points="0,375 31,375 31,0 0,0">
          <text:p/>
        </draw:polygon>
        <draw:polygon draw:style-name="gr35" draw:text-style-name="P7" draw:layer="layout" svg:width="0.029cm" svg:height="0.374cm" svg:x="25.068cm" svg:y="13.469cm" svg:viewBox="0 0 30 375" draw:points="0,375 30,375 30,0 0,0">
          <text:p/>
        </draw:polygon>
        <draw:polygon draw:style-name="gr36" draw:text-style-name="P8" draw:layer="layout" svg:width="0.029cm" svg:height="0.374cm" svg:x="25.098cm" svg:y="13.469cm" svg:viewBox="0 0 30 375" draw:points="0,375 30,375 30,0 0,0">
          <text:p/>
        </draw:polygon>
        <draw:polygon draw:style-name="gr37" draw:text-style-name="P9" draw:layer="layout" svg:width="0.029cm" svg:height="0.374cm" svg:x="25.127cm" svg:y="13.469cm" svg:viewBox="0 0 30 375" draw:points="0,375 30,375 30,0 0,0">
          <text:p/>
        </draw:polygon>
        <draw:polygon draw:style-name="gr37" draw:text-style-name="P9" draw:layer="layout" svg:width="0.029cm" svg:height="0.374cm" svg:x="25.157cm" svg:y="13.469cm" svg:viewBox="0 0 30 375" draw:points="0,375 30,375 30,0 0,0">
          <text:p/>
        </draw:polygon>
        <draw:polygon draw:style-name="gr35" draw:text-style-name="P7" draw:layer="layout" svg:width="0.029cm" svg:height="0.374cm" svg:x="25.186cm" svg:y="13.469cm" svg:viewBox="0 0 30 375" draw:points="0,375 30,375 30,0 0,0">
          <text:p/>
        </draw:polygon>
        <draw:polygon draw:style-name="gr38" draw:text-style-name="P10" draw:layer="layout" svg:width="0.029cm" svg:height="0.374cm" svg:x="25.215cm" svg:y="13.469cm" svg:viewBox="0 0 30 375" draw:points="0,375 30,375 30,0 0,0">
          <text:p/>
        </draw:polygon>
        <draw:polygon draw:style-name="gr36" draw:text-style-name="P8" draw:layer="layout" svg:width="0.029cm" svg:height="0.374cm" svg:x="25.244cm" svg:y="13.469cm" svg:viewBox="0 0 30 375" draw:points="0,375 30,375 30,0 0,0">
          <text:p/>
        </draw:polygon>
        <draw:polygon draw:style-name="gr38" draw:text-style-name="P10" draw:layer="layout" svg:width="0.029cm" svg:height="0.374cm" svg:x="25.275cm" svg:y="13.469cm" svg:viewBox="0 0 30 375" draw:points="0,375 30,375 30,0 0,0">
          <text:p/>
        </draw:polygon>
        <draw:polygon draw:style-name="gr36" draw:text-style-name="P8" draw:layer="layout" svg:width="0.029cm" svg:height="0.374cm" svg:x="25.304cm" svg:y="13.469cm" svg:viewBox="0 0 30 375" draw:points="0,375 30,375 30,0 0,0">
          <text:p/>
        </draw:polygon>
        <draw:polygon draw:style-name="gr38" draw:text-style-name="P10" draw:layer="layout" svg:width="0.029cm" svg:height="0.374cm" svg:x="25.333cm" svg:y="13.469cm" svg:viewBox="0 0 30 375" draw:points="0,375 30,375 30,0 0,0">
          <text:p/>
        </draw:polygon>
        <draw:polygon draw:style-name="gr38" draw:text-style-name="P10" draw:layer="layout" svg:width="0.03cm" svg:height="0.374cm" svg:x="25.362cm" svg:y="13.469cm" svg:viewBox="0 0 31 375" draw:points="0,375 31,375 31,0 0,0">
          <text:p/>
        </draw:polygon>
        <draw:polygon draw:style-name="gr37" draw:text-style-name="P9" draw:layer="layout" svg:width="0.029cm" svg:height="0.374cm" svg:x="25.392cm" svg:y="13.469cm" svg:viewBox="0 0 30 375" draw:points="0,375 30,375 30,0 0,0">
          <text:p/>
        </draw:polygon>
        <draw:polygon draw:style-name="gr37" draw:text-style-name="P9" draw:layer="layout" svg:width="0.029cm" svg:height="0.374cm" svg:x="25.422cm" svg:y="13.469cm" svg:viewBox="0 0 30 375" draw:points="0,375 30,375 30,0 0,0">
          <text:p/>
        </draw:polygon>
        <draw:polygon draw:style-name="gr36" draw:text-style-name="P8" draw:layer="layout" svg:width="0.029cm" svg:height="0.374cm" svg:x="25.451cm" svg:y="13.469cm" svg:viewBox="0 0 30 375" draw:points="0,375 30,375 30,0 0,0">
          <text:p/>
        </draw:polygon>
        <draw:polygon draw:style-name="gr38" draw:text-style-name="P10" draw:layer="layout" svg:width="0.029cm" svg:height="0.374cm" svg:x="25.481cm" svg:y="13.469cm" svg:viewBox="0 0 30 375" draw:points="0,375 30,375 30,0 0,0">
          <text:p/>
        </draw:polygon>
        <draw:polygon draw:style-name="gr36" draw:text-style-name="P8" draw:layer="layout" svg:width="0.029cm" svg:height="0.374cm" svg:x="25.51cm" svg:y="13.469cm" svg:viewBox="0 0 30 375" draw:points="0,375 30,375 30,0 0,0">
          <text:p/>
        </draw:polygon>
        <draw:polygon draw:style-name="gr38" draw:text-style-name="P10" draw:layer="layout" svg:width="0.029cm" svg:height="0.374cm" svg:x="25.539cm" svg:y="13.469cm" svg:viewBox="0 0 30 375" draw:points="0,375 30,375 30,0 0,0">
          <text:p/>
        </draw:polygon>
        <draw:polygon draw:style-name="gr36" draw:text-style-name="P8" draw:layer="layout" svg:width="0.029cm" svg:height="0.374cm" svg:x="25.568cm" svg:y="13.469cm" svg:viewBox="0 0 30 375" draw:points="0,375 30,375 30,0 0,0">
          <text:p/>
        </draw:polygon>
        <draw:polygon draw:style-name="gr37" draw:text-style-name="P9" draw:layer="layout" svg:width="0.029cm" svg:height="0.374cm" svg:x="25.599cm" svg:y="13.469cm" svg:viewBox="0 0 30 375" draw:points="0,375 30,375 30,0 0,0">
          <text:p/>
        </draw:polygon>
        <draw:polygon draw:style-name="gr36" draw:text-style-name="P8" draw:layer="layout" svg:width="0.029cm" svg:height="0.374cm" svg:x="25.628cm" svg:y="13.469cm" svg:viewBox="0 0 30 375" draw:points="0,375 30,375 30,0 0,0">
          <text:p/>
        </draw:polygon>
        <draw:polygon draw:style-name="gr35" draw:text-style-name="P7" draw:layer="layout" svg:width="0.029cm" svg:height="0.374cm" svg:x="25.657cm" svg:y="13.469cm" svg:viewBox="0 0 30 375" draw:points="0,375 30,375 30,0 0,0">
          <text:p/>
        </draw:polygon>
        <draw:polygon draw:style-name="gr38" draw:text-style-name="P10" draw:layer="layout" svg:width="0.029cm" svg:height="0.374cm" svg:x="25.686cm" svg:y="13.469cm" svg:viewBox="0 0 30 375" draw:points="0,375 30,375 30,0 0,0">
          <text:p/>
        </draw:polygon>
        <draw:polygon draw:style-name="gr36" draw:text-style-name="P8" draw:layer="layout" svg:width="0.029cm" svg:height="0.374cm" svg:x="25.716cm" svg:y="13.469cm" svg:viewBox="0 0 30 375" draw:points="0,375 30,375 30,0 0,0">
          <text:p/>
        </draw:polygon>
        <draw:polygon draw:style-name="gr37" draw:text-style-name="P9" draw:layer="layout" svg:width="0.029cm" svg:height="0.374cm" svg:x="25.746cm" svg:y="13.469cm" svg:viewBox="0 0 30 375" draw:points="0,375 30,375 30,0 0,0">
          <text:p/>
        </draw:polygon>
        <draw:polygon draw:style-name="gr35" draw:text-style-name="P7" draw:layer="layout" svg:width="0.029cm" svg:height="0.374cm" svg:x="25.775cm" svg:y="13.469cm" svg:viewBox="0 0 30 375" draw:points="0,375 30,375 30,0 0,0">
          <text:p/>
        </draw:polygon>
        <draw:polygon draw:style-name="gr38" draw:text-style-name="P10" draw:layer="layout" svg:width="0.03cm" svg:height="0.374cm" svg:x="25.804cm" svg:y="13.469cm" svg:viewBox="0 0 31 375" draw:points="0,375 31,375 31,0 0,0">
          <text:p/>
        </draw:polygon>
        <draw:polygon draw:style-name="gr37" draw:text-style-name="P9" draw:layer="layout" svg:width="0.029cm" svg:height="0.374cm" svg:x="25.834cm" svg:y="13.469cm" svg:viewBox="0 0 30 375" draw:points="0,375 30,375 30,0 0,0">
          <text:p/>
        </draw:polygon>
        <draw:polygon draw:style-name="gr35" draw:text-style-name="P7" draw:layer="layout" svg:width="0.029cm" svg:height="0.374cm" svg:x="25.863cm" svg:y="13.469cm" svg:viewBox="0 0 30 375" draw:points="0,375 30,375 30,0 0,0">
          <text:p/>
        </draw:polygon>
        <draw:polygon draw:style-name="gr35" draw:text-style-name="P7" draw:layer="layout" svg:width="0.03cm" svg:height="0.374cm" svg:x="25.892cm" svg:y="13.469cm" svg:viewBox="0 0 31 375" draw:points="0,375 31,375 31,0 0,0">
          <text:p/>
        </draw:polygon>
        <draw:polygon draw:style-name="gr37" draw:text-style-name="P9" draw:layer="layout" svg:width="0.029cm" svg:height="0.374cm" svg:x="25.923cm" svg:y="13.469cm" svg:viewBox="0 0 30 375" draw:points="0,375 30,375 30,0 0,0">
          <text:p/>
        </draw:polygon>
        <draw:polygon draw:style-name="gr35" draw:text-style-name="P7" draw:layer="layout" svg:width="0.029cm" svg:height="0.374cm" svg:x="25.952cm" svg:y="13.469cm" svg:viewBox="0 0 30 375" draw:points="0,375 30,375 30,0 0,0">
          <text:p/>
        </draw:polygon>
        <draw:polygon draw:style-name="gr35" draw:text-style-name="P7" draw:layer="layout" svg:width="0.029cm" svg:height="0.374cm" svg:x="25.981cm" svg:y="13.469cm" svg:viewBox="0 0 30 375" draw:points="0,375 30,375 30,0 0,0">
          <text:p/>
        </draw:polygon>
        <draw:polygon draw:style-name="gr36" draw:text-style-name="P8" draw:layer="layout" svg:width="0.029cm" svg:height="0.374cm" svg:x="26.01cm" svg:y="13.469cm" svg:viewBox="0 0 30 375" draw:points="0,375 30,375 30,0 0,0">
          <text:p/>
        </draw:polygon>
        <draw:polygon draw:style-name="gr37" draw:text-style-name="P9" draw:layer="layout" svg:width="0.029cm" svg:height="0.374cm" svg:x="26.04cm" svg:y="13.469cm" svg:viewBox="0 0 30 375" draw:points="0,375 30,375 30,0 0,0">
          <text:p/>
        </draw:polygon>
        <draw:polygon draw:style-name="gr36" draw:text-style-name="P8" draw:layer="layout" svg:width="0.029cm" svg:height="0.374cm" svg:x="26.07cm" svg:y="13.469cm" svg:viewBox="0 0 30 375" draw:points="0,375 30,375 30,0 0,0">
          <text:p/>
        </draw:polygon>
        <draw:polygon draw:style-name="gr35" draw:text-style-name="P7" draw:layer="layout" svg:width="0.029cm" svg:height="0.374cm" svg:x="26.099cm" svg:y="13.469cm" svg:viewBox="0 0 30 375" draw:points="0,375 30,375 30,0 0,0">
          <text:p/>
        </draw:polygon>
        <draw:polygon draw:style-name="gr37" draw:text-style-name="P9" draw:layer="layout" svg:width="0.03cm" svg:height="0.374cm" svg:x="26.128cm" svg:y="13.469cm" svg:viewBox="0 0 31 375" draw:points="0,375 31,375 31,0 0,0">
          <text:p/>
        </draw:polygon>
        <draw:polygon draw:style-name="gr36" draw:text-style-name="P8" draw:layer="layout" svg:width="0.029cm" svg:height="0.374cm" svg:x="26.158cm" svg:y="13.469cm" svg:viewBox="0 0 30 375" draw:points="0,375 30,375 30,0 0,0">
          <text:p/>
        </draw:polygon>
        <draw:polygon draw:style-name="gr37" draw:text-style-name="P9" draw:layer="layout" svg:width="0.029cm" svg:height="0.374cm" svg:x="26.187cm" svg:y="13.469cm" svg:viewBox="0 0 30 375" draw:points="0,375 30,375 30,0 0,0">
          <text:p/>
        </draw:polygon>
        <draw:polygon draw:style-name="gr35" draw:text-style-name="P7" draw:layer="layout" svg:width="0.03cm" svg:height="0.374cm" svg:x="26.216cm" svg:y="13.469cm" svg:viewBox="0 0 31 375" draw:points="0,375 31,375 31,0 0,0">
          <text:p/>
        </draw:polygon>
        <draw:polygon draw:style-name="gr35" draw:text-style-name="P7" draw:layer="layout" svg:width="0.029cm" svg:height="0.374cm" svg:x="26.247cm" svg:y="13.469cm" svg:viewBox="0 0 30 375" draw:points="0,375 30,375 30,0 0,0">
          <text:p/>
        </draw:polygon>
        <draw:polygon draw:style-name="gr35" draw:text-style-name="P7" draw:layer="layout" svg:width="0.029cm" svg:height="0.374cm" svg:x="26.276cm" svg:y="13.469cm" svg:viewBox="0 0 30 375" draw:points="0,375 30,375 30,0 0,0">
          <text:p/>
        </draw:polygon>
        <draw:polygon draw:style-name="gr38" draw:text-style-name="P10" draw:layer="layout" svg:width="0.029cm" svg:height="0.374cm" svg:x="26.305cm" svg:y="13.469cm" svg:viewBox="0 0 30 375" draw:points="0,375 30,375 30,0 0,0">
          <text:p/>
        </draw:polygon>
        <draw:polygon draw:style-name="gr37" draw:text-style-name="P9" draw:layer="layout" svg:width="0.029cm" svg:height="0.374cm" svg:x="26.335cm" svg:y="13.469cm" svg:viewBox="0 0 30 375" draw:points="0,375 30,375 30,0 0,0">
          <text:p/>
        </draw:polygon>
        <draw:polygon draw:style-name="gr36" draw:text-style-name="P8" draw:layer="layout" svg:width="0.029cm" svg:height="0.374cm" svg:x="26.364cm" svg:y="13.469cm" svg:viewBox="0 0 30 375" draw:points="0,375 30,375 30,0 0,0">
          <text:p/>
        </draw:polygon>
        <draw:polygon draw:style-name="gr37" draw:text-style-name="P9" draw:layer="layout" svg:width="0.029cm" svg:height="0.374cm" svg:x="26.393cm" svg:y="13.469cm" svg:viewBox="0 0 30 375" draw:points="0,375 30,375 30,0 0,0">
          <text:p/>
        </draw:polygon>
        <draw:polygon draw:style-name="gr35" draw:text-style-name="P7" draw:layer="layout" svg:width="0.029cm" svg:height="0.374cm" svg:x="26.423cm" svg:y="13.469cm" svg:viewBox="0 0 30 375" draw:points="0,375 30,375 30,0 0,0">
          <text:p/>
        </draw:polygon>
        <draw:polygon draw:style-name="gr38" draw:text-style-name="P10" draw:layer="layout" svg:width="0.029cm" svg:height="0.374cm" svg:x="26.453cm" svg:y="13.469cm" svg:viewBox="0 0 30 375" draw:points="0,375 30,375 30,0 0,0">
          <text:p/>
        </draw:polygon>
        <draw:polygon draw:style-name="gr35" draw:text-style-name="P7" draw:layer="layout" svg:width="0.029cm" svg:height="0.374cm" svg:x="26.482cm" svg:y="13.469cm" svg:viewBox="0 0 30 375" draw:points="0,375 30,375 30,0 0,0">
          <text:p/>
        </draw:polygon>
        <draw:polygon draw:style-name="gr35" draw:text-style-name="P7" draw:layer="layout" svg:width="0.029cm" svg:height="0.374cm" svg:x="26.511cm" svg:y="13.469cm" svg:viewBox="0 0 30 375" draw:points="0,375 30,375 30,0 0,0">
          <text:p/>
        </draw:polygon>
        <draw:polygon draw:style-name="gr37" draw:text-style-name="P9" draw:layer="layout" svg:width="0.029cm" svg:height="0.374cm" svg:x="26.54cm" svg:y="13.469cm" svg:viewBox="0 0 30 375" draw:points="0,375 30,375 30,0 0,0">
          <text:p/>
        </draw:polygon>
        <draw:polygon draw:style-name="gr38" draw:text-style-name="P10" draw:layer="layout" svg:width="0.03cm" svg:height="0.374cm" svg:x="26.569cm" svg:y="13.469cm" svg:viewBox="0 0 31 375" draw:points="0,375 31,375 31,0 0,0">
          <text:p/>
        </draw:polygon>
        <draw:polygon draw:style-name="gr35" draw:text-style-name="P7" draw:layer="layout" svg:width="0.029cm" svg:height="0.374cm" svg:x="26.6cm" svg:y="13.469cm" svg:viewBox="0 0 30 375" draw:points="0,375 30,375 30,0 0,0">
          <text:p/>
        </draw:polygon>
        <draw:polygon draw:style-name="gr35" draw:text-style-name="P7" draw:layer="layout" svg:width="0.029cm" svg:height="0.374cm" svg:x="26.629cm" svg:y="13.469cm" svg:viewBox="0 0 30 375" draw:points="0,375 30,375 30,0 0,0">
          <text:p/>
        </draw:polygon>
        <draw:polygon draw:style-name="gr38" draw:text-style-name="P10" draw:layer="layout" svg:width="0.03cm" svg:height="0.374cm" svg:x="26.658cm" svg:y="13.469cm" svg:viewBox="0 0 31 375" draw:points="0,375 31,375 31,0 0,0">
          <text:p/>
        </draw:polygon>
        <draw:polygon draw:style-name="gr37" draw:text-style-name="P9" draw:layer="layout" svg:width="0.029cm" svg:height="0.374cm" svg:x="26.688cm" svg:y="13.469cm" svg:viewBox="0 0 30 375" draw:points="0,375 30,375 30,0 0,0">
          <text:p/>
        </draw:polygon>
        <draw:polygon draw:style-name="gr38" draw:text-style-name="P10" draw:layer="layout" svg:width="0.029cm" svg:height="0.374cm" svg:x="26.717cm" svg:y="13.469cm" svg:viewBox="0 0 30 375" draw:points="0,375 30,375 30,0 0,0">
          <text:p/>
        </draw:polygon>
        <draw:polygon draw:style-name="gr37" draw:text-style-name="P9" draw:layer="layout" svg:width="0.029cm" svg:height="0.374cm" svg:x="26.747cm" svg:y="13.469cm" svg:viewBox="0 0 30 375" draw:points="0,375 30,375 30,0 0,0">
          <text:p/>
        </draw:polygon>
        <draw:polygon draw:style-name="gr35" draw:text-style-name="P7" draw:layer="layout" svg:width="0.029cm" svg:height="0.374cm" svg:x="26.777cm" svg:y="13.469cm" svg:viewBox="0 0 30 375" draw:points="0,375 30,375 30,0 0,0">
          <text:p/>
        </draw:polygon>
        <draw:polygon draw:style-name="gr35" draw:text-style-name="P7" draw:layer="layout" svg:width="0.029cm" svg:height="0.374cm" svg:x="26.806cm" svg:y="13.469cm" svg:viewBox="0 0 30 375" draw:points="0,375 30,375 30,0 0,0">
          <text:p/>
        </draw:polygon>
        <draw:polygon draw:style-name="gr38" draw:text-style-name="P10" draw:layer="layout" svg:width="0.029cm" svg:height="0.374cm" svg:x="26.835cm" svg:y="13.469cm" svg:viewBox="0 0 30 375" draw:points="0,375 30,375 30,0 0,0">
          <text:p/>
        </draw:polygon>
        <draw:polygon draw:style-name="gr38" draw:text-style-name="P10" draw:layer="layout" svg:width="0.029cm" svg:height="0.374cm" svg:x="26.864cm" svg:y="13.469cm" svg:viewBox="0 0 30 375" draw:points="0,375 30,375 30,0 0,0">
          <text:p/>
        </draw:polygon>
        <draw:polygon draw:style-name="gr37" draw:text-style-name="P9" draw:layer="layout" svg:width="0.029cm" svg:height="0.374cm" svg:x="26.895cm" svg:y="13.469cm" svg:viewBox="0 0 30 375" draw:points="0,375 30,375 30,0 0,0">
          <text:p/>
        </draw:polygon>
        <draw:polygon draw:style-name="gr36" draw:text-style-name="P8" draw:layer="layout" svg:width="0.029cm" svg:height="0.374cm" svg:x="26.924cm" svg:y="13.469cm" svg:viewBox="0 0 30 375" draw:points="0,375 30,375 30,0 0,0">
          <text:p/>
        </draw:polygon>
        <draw:polygon draw:style-name="gr35" draw:text-style-name="P7" draw:layer="layout" svg:width="0.029cm" svg:height="0.374cm" svg:x="26.953cm" svg:y="13.469cm" svg:viewBox="0 0 30 375" draw:points="0,375 30,375 30,0 0,0">
          <text:p/>
        </draw:polygon>
        <draw:polygon draw:style-name="gr37" draw:text-style-name="P9" draw:layer="layout" svg:width="0.03cm" svg:height="0.374cm" svg:x="26.982cm" svg:y="13.469cm" svg:viewBox="0 0 31 375" draw:points="0,375 31,375 31,0 0,0">
          <text:p/>
        </draw:polygon>
        <draw:polygon draw:style-name="gr35" draw:text-style-name="P7" draw:layer="layout" svg:width="0.029cm" svg:height="0.374cm" svg:x="27.012cm" svg:y="13.469cm" svg:viewBox="0 0 30 375" draw:points="0,375 30,375 30,0 0,0">
          <text:p/>
        </draw:polygon>
        <draw:polygon draw:style-name="gr35" draw:text-style-name="P7" draw:layer="layout" svg:width="0.029cm" svg:height="0.374cm" svg:x="27.041cm" svg:y="13.469cm" svg:viewBox="0 0 30 375" draw:points="0,375 30,375 30,0 0,0">
          <text:p/>
        </draw:polygon>
        <draw:polygon draw:style-name="gr38" draw:text-style-name="P10" draw:layer="layout" svg:width="0.029cm" svg:height="0.374cm" svg:x="27.071cm" svg:y="13.469cm" svg:viewBox="0 0 30 375" draw:points="0,375 30,375 30,0 0,0">
          <text:p/>
        </draw:polygon>
        <draw:polygon draw:style-name="gr38" draw:text-style-name="P10" draw:layer="layout" svg:width="0.029cm" svg:height="0.374cm" svg:x="27.101cm" svg:y="13.469cm" svg:viewBox="0 0 30 375" draw:points="0,375 30,375 30,0 0,0">
          <text:p/>
        </draw:polygon>
        <draw:polygon draw:style-name="gr36" draw:text-style-name="P8" draw:layer="layout" svg:width="0.029cm" svg:height="0.374cm" svg:x="27.13cm" svg:y="13.469cm" svg:viewBox="0 0 30 375" draw:points="0,375 30,375 30,0 0,0">
          <text:p/>
        </draw:polygon>
        <draw:polygon draw:style-name="gr35" draw:text-style-name="P7" draw:layer="layout" svg:width="0.029cm" svg:height="0.374cm" svg:x="27.159cm" svg:y="13.469cm" svg:viewBox="0 0 30 375" draw:points="0,375 30,375 30,0 0,0">
          <text:p/>
        </draw:polygon>
        <draw:polygon draw:style-name="gr37" draw:text-style-name="P9" draw:layer="layout" svg:width="0.029cm" svg:height="0.374cm" svg:x="27.188cm" svg:y="13.469cm" svg:viewBox="0 0 30 375" draw:points="0,375 30,375 30,0 0,0">
          <text:p/>
        </draw:polygon>
        <draw:polygon draw:style-name="gr38" draw:text-style-name="P10" draw:layer="layout" svg:width="0.029cm" svg:height="0.374cm" svg:x="27.219cm" svg:y="13.469cm" svg:viewBox="0 0 30 375" draw:points="0,375 30,375 30,0 0,0">
          <text:p/>
        </draw:polygon>
        <draw:polygon draw:style-name="gr37" draw:text-style-name="P9" draw:layer="layout" svg:width="0.029cm" svg:height="0.374cm" svg:x="27.248cm" svg:y="13.469cm" svg:viewBox="0 0 30 375" draw:points="0,375 30,375 30,0 0,0">
          <text:p/>
        </draw:polygon>
        <draw:polygon draw:style-name="gr35" draw:text-style-name="P7" draw:layer="layout" svg:width="0.029cm" svg:height="0.374cm" svg:x="27.277cm" svg:y="13.469cm" svg:viewBox="0 0 30 375" draw:points="0,375 30,375 30,0 0,0">
          <text:p/>
        </draw:polygon>
        <draw:polygon draw:style-name="gr35" draw:text-style-name="P7" draw:layer="layout" svg:width="0.029cm" svg:height="0.374cm" svg:x="27.306cm" svg:y="13.469cm" svg:viewBox="0 0 30 375" draw:points="0,375 30,375 30,0 0,0">
          <text:p/>
        </draw:polygon>
        <draw:polygon draw:style-name="gr38" draw:text-style-name="P10" draw:layer="layout" svg:width="0.029cm" svg:height="0.374cm" svg:x="27.336cm" svg:y="13.469cm" svg:viewBox="0 0 30 375" draw:points="0,375 30,375 30,0 0,0">
          <text:p/>
        </draw:polygon>
        <draw:polygon draw:style-name="gr36" draw:text-style-name="P8" draw:layer="layout" svg:width="0.029cm" svg:height="0.374cm" svg:x="27.365cm" svg:y="13.469cm" svg:viewBox="0 0 30 375" draw:points="0,375 30,375 30,0 0,0">
          <text:p/>
        </draw:polygon>
        <draw:polygon draw:style-name="gr35" draw:text-style-name="P7" draw:layer="layout" svg:width="0.029cm" svg:height="0.374cm" svg:x="27.395cm" svg:y="13.469cm" svg:viewBox="0 0 30 375" draw:points="0,375 30,375 30,0 0,0">
          <text:p/>
        </draw:polygon>
        <draw:polygon draw:style-name="gr38" draw:text-style-name="P10" draw:layer="layout" svg:width="0.03cm" svg:height="0.374cm" svg:x="27.424cm" svg:y="13.469cm" svg:viewBox="0 0 31 375" draw:points="0,375 31,375 31,0 0,0">
          <text:p/>
        </draw:polygon>
        <draw:polygon draw:style-name="gr36" draw:text-style-name="P8" draw:layer="layout" svg:width="0.029cm" svg:height="0.374cm" svg:x="27.454cm" svg:y="13.469cm" svg:viewBox="0 0 30 375" draw:points="0,375 30,375 30,0 0,0">
          <text:p/>
        </draw:polygon>
        <draw:polygon draw:style-name="gr37" draw:text-style-name="P9" draw:layer="layout" svg:width="0.029cm" svg:height="0.374cm" svg:x="27.483cm" svg:y="13.469cm" svg:viewBox="0 0 30 375" draw:points="0,375 30,375 30,0 0,0">
          <text:p/>
        </draw:polygon>
        <draw:polygon draw:style-name="gr35" draw:text-style-name="P7" draw:layer="layout" svg:width="0.029cm" svg:height="0.374cm" svg:x="27.512cm" svg:y="13.469cm" svg:viewBox="0 0 30 375" draw:points="0,375 30,375 30,0 0,0">
          <text:p/>
        </draw:polygon>
        <draw:polygon draw:style-name="gr35" draw:text-style-name="P7" draw:layer="layout" svg:width="0.029cm" svg:height="0.374cm" svg:x="27.543cm" svg:y="13.469cm" svg:viewBox="0 0 30 375" draw:points="0,375 30,375 30,0 0,0">
          <text:p/>
        </draw:polygon>
        <draw:polygon draw:style-name="gr38" draw:text-style-name="P10" draw:layer="layout" svg:width="0.029cm" svg:height="0.374cm" svg:x="27.572cm" svg:y="13.469cm" svg:viewBox="0 0 30 375" draw:points="0,375 30,375 30,0 0,0">
          <text:p/>
        </draw:polygon>
        <draw:polygon draw:style-name="gr36" draw:text-style-name="P8" draw:layer="layout" svg:width="0.029cm" svg:height="0.374cm" svg:x="27.601cm" svg:y="13.469cm" svg:viewBox="0 0 30 375" draw:points="0,375 30,375 30,0 0,0">
          <text:p/>
        </draw:polygon>
        <draw:polygon draw:style-name="gr38" draw:text-style-name="P10" draw:layer="layout" svg:width="0.029cm" svg:height="0.374cm" svg:x="27.63cm" svg:y="13.469cm" svg:viewBox="0 0 30 375" draw:points="0,375 30,375 30,0 0,0">
          <text:p/>
        </draw:polygon>
        <draw:polygon draw:style-name="gr38" draw:text-style-name="P10" draw:layer="layout" svg:width="0.029cm" svg:height="0.374cm" svg:x="27.66cm" svg:y="13.469cm" svg:viewBox="0 0 30 375" draw:points="0,375 30,375 30,0 0,0">
          <text:p/>
        </draw:polygon>
        <draw:polygon draw:style-name="gr38" draw:text-style-name="P10" draw:layer="layout" svg:width="0.029cm" svg:height="0.374cm" svg:x="27.689cm" svg:y="13.469cm" svg:viewBox="0 0 30 375" draw:points="0,375 30,375 30,0 0,0">
          <text:p/>
        </draw:polygon>
        <draw:polygon draw:style-name="gr37" draw:text-style-name="P9" draw:layer="layout" svg:width="0.029cm" svg:height="0.374cm" svg:x="27.719cm" svg:y="13.469cm" svg:viewBox="0 0 30 375" draw:points="0,375 30,375 30,0 0,0">
          <text:p/>
        </draw:polygon>
        <draw:polygon draw:style-name="gr35" draw:text-style-name="P7" draw:layer="layout" svg:width="0.029cm" svg:height="0.374cm" svg:x="27.748cm" svg:y="13.469cm" svg:viewBox="0 0 30 375" draw:points="0,375 30,375 30,0 0,0">
          <text:p/>
        </draw:polygon>
        <draw:polygon draw:style-name="gr35" draw:text-style-name="P7" draw:layer="layout" svg:width="0.029cm" svg:height="0.374cm" svg:x="27.778cm" svg:y="13.469cm" svg:viewBox="0 0 30 375" draw:points="0,375 30,375 30,0 0,0">
          <text:p/>
        </draw:polygon>
        <draw:polygon draw:style-name="gr36" draw:text-style-name="P8" draw:layer="layout" svg:width="0.029cm" svg:height="0.374cm" svg:x="27.807cm" svg:y="13.469cm" svg:viewBox="0 0 30 375" draw:points="0,375 30,375 30,0 0,0">
          <text:p/>
        </draw:polygon>
        <draw:polygon draw:style-name="gr37" draw:text-style-name="P9" draw:layer="layout" svg:width="0.03cm" svg:height="0.374cm" svg:x="27.836cm" svg:y="13.469cm" svg:viewBox="0 0 31 375" draw:points="0,375 31,375 31,0 0,0">
          <text:p/>
        </draw:polygon>
        <draw:polygon draw:style-name="gr36" draw:text-style-name="P8" draw:layer="layout" svg:width="0.029cm" svg:height="0.374cm" svg:x="27.867cm" svg:y="13.469cm" svg:viewBox="0 0 30 375" draw:points="0,375 30,375 30,0 0,0">
          <text:p/>
        </draw:polygon>
        <draw:polygon draw:style-name="gr35" draw:text-style-name="P7" draw:layer="layout" svg:width="0.029cm" svg:height="0.374cm" svg:x="27.896cm" svg:y="13.469cm" svg:viewBox="0 0 30 375" draw:points="0,375 30,375 30,0 0,0">
          <text:p/>
        </draw:polygon>
        <draw:polygon draw:style-name="gr36" draw:text-style-name="P8" draw:layer="layout" svg:width="0.029cm" svg:height="0.374cm" svg:x="27.925cm" svg:y="13.469cm" svg:viewBox="0 0 30 375" draw:points="0,375 30,375 30,0 0,0">
          <text:p/>
        </draw:polygon>
        <draw:polygon draw:style-name="gr36" draw:text-style-name="P8" draw:layer="layout" svg:width="0.029cm" svg:height="0.374cm" svg:x="27.955cm" svg:y="13.469cm" svg:viewBox="0 0 30 375" draw:points="0,375 30,375 30,0 0,0">
          <text:p/>
        </draw:polygon>
        <draw:polygon draw:style-name="gr38" draw:text-style-name="P10" draw:layer="layout" svg:width="0.029cm" svg:height="0.374cm" svg:x="27.984cm" svg:y="13.469cm" svg:viewBox="0 0 30 375" draw:points="0,375 30,375 30,0 0,0">
          <text:p/>
        </draw:polygon>
        <draw:polygon draw:style-name="gr38" draw:text-style-name="P10" draw:layer="layout" svg:width="0.029cm" svg:height="0.374cm" svg:x="28.013cm" svg:y="13.469cm" svg:viewBox="0 0 30 375" draw:points="0,375 30,375 30,0 0,0">
          <text:p/>
        </draw:polygon>
        <draw:polygon draw:style-name="gr37" draw:text-style-name="P9" draw:layer="layout" svg:width="0.029cm" svg:height="0.374cm" svg:x="28.043cm" svg:y="13.469cm" svg:viewBox="0 0 30 375" draw:points="0,375 30,375 30,0 0,0">
          <text:p/>
        </draw:polygon>
        <draw:polygon draw:style-name="gr36" draw:text-style-name="P8" draw:layer="layout" svg:width="0.029cm" svg:height="0.374cm" svg:x="28.072cm" svg:y="13.469cm" svg:viewBox="0 0 30 375" draw:points="0,375 30,375 30,0 0,0">
          <text:p/>
        </draw:polygon>
        <draw:polygon draw:style-name="gr37" draw:text-style-name="P9" draw:layer="layout" svg:width="0.029cm" svg:height="0.374cm" svg:x="28.102cm" svg:y="13.469cm" svg:viewBox="0 0 30 375" draw:points="0,375 30,375 30,0 0,0">
          <text:p/>
        </draw:polygon>
        <draw:polygon draw:style-name="gr36" draw:text-style-name="P8" draw:layer="layout" svg:width="0.029cm" svg:height="0.374cm" svg:x="28.131cm" svg:y="13.469cm" svg:viewBox="0 0 30 375" draw:points="0,375 30,375 30,0 0,0">
          <text:p/>
        </draw:polygon>
        <draw:polygon draw:style-name="gr36" draw:text-style-name="P8" draw:layer="layout" svg:width="0.029cm" svg:height="0.374cm" svg:x="28.16cm" svg:y="13.469cm" svg:viewBox="0 0 30 375" draw:points="0,375 30,375 30,0 0,0">
          <text:p/>
        </draw:polygon>
        <draw:polygon draw:style-name="gr36" draw:text-style-name="P8" draw:layer="layout" svg:width="0.03cm" svg:height="0.374cm" svg:x="28.189cm" svg:y="13.469cm" svg:viewBox="0 0 31 375" draw:points="0,375 31,375 31,0 0,0">
          <text:p/>
        </draw:polygon>
        <draw:polygon draw:style-name="gr36" draw:text-style-name="P8" draw:layer="layout" svg:width="0.029cm" svg:height="0.374cm" svg:x="28.22cm" svg:y="13.469cm" svg:viewBox="0 0 30 375" draw:points="0,375 30,375 30,0 0,0">
          <text:p/>
        </draw:polygon>
        <draw:polygon draw:style-name="gr38" draw:text-style-name="P10" draw:layer="layout" svg:width="0.029cm" svg:height="0.374cm" svg:x="28.249cm" svg:y="13.469cm" svg:viewBox="0 0 30 375" draw:points="0,375 30,375 30,0 0,0">
          <text:p/>
        </draw:polygon>
        <draw:polygon draw:style-name="gr38" draw:text-style-name="P10" draw:layer="layout" svg:width="0.03cm" svg:height="0.374cm" svg:x="28.278cm" svg:y="13.469cm" svg:viewBox="0 0 31 375" draw:points="0,375 31,375 31,0 0,0">
          <text:p/>
        </draw:polygon>
        <draw:polygon draw:style-name="gr37" draw:text-style-name="P9" draw:layer="layout" svg:width="0.029cm" svg:height="0.374cm" svg:x="28.308cm" svg:y="13.469cm" svg:viewBox="0 0 30 375" draw:points="0,375 30,375 30,0 0,0">
          <text:p/>
        </draw:polygon>
        <draw:polygon draw:style-name="gr37" draw:text-style-name="P9" draw:layer="layout" svg:width="0.029cm" svg:height="0.374cm" svg:x="28.337cm" svg:y="13.469cm" svg:viewBox="0 0 30 375" draw:points="0,375 30,375 30,0 0,0">
          <text:p/>
        </draw:polygon>
        <draw:polygon draw:style-name="gr38" draw:text-style-name="P10" draw:layer="layout" svg:width="0.029cm" svg:height="0.374cm" svg:x="28.366cm" svg:y="13.469cm" svg:viewBox="0 0 30 375" draw:points="0,375 30,375 30,0 0,0">
          <text:p/>
        </draw:polygon>
        <draw:polygon draw:style-name="gr35" draw:text-style-name="P7" draw:layer="layout" svg:width="0.029cm" svg:height="0.374cm" svg:x="28.397cm" svg:y="13.469cm" svg:viewBox="0 0 30 375" draw:points="0,375 30,375 30,0 0,0">
          <text:p/>
        </draw:polygon>
        <draw:polygon draw:style-name="gr38" draw:text-style-name="P10" draw:layer="layout" svg:width="0.029cm" svg:height="0.374cm" svg:x="28.426cm" svg:y="13.469cm" svg:viewBox="0 0 30 375" draw:points="0,375 30,375 30,0 0,0">
          <text:p/>
        </draw:polygon>
        <draw:polygon draw:style-name="gr38" draw:text-style-name="P10" draw:layer="layout" svg:width="0.029cm" svg:height="0.374cm" svg:x="28.455cm" svg:y="13.469cm" svg:viewBox="0 0 30 375" draw:points="0,375 30,375 30,0 0,0">
          <text:p/>
        </draw:polygon>
        <draw:polygon draw:style-name="gr36" draw:text-style-name="P8" draw:layer="layout" svg:width="0.029cm" svg:height="0.374cm" svg:x="28.484cm" svg:y="13.469cm" svg:viewBox="0 0 30 375" draw:points="0,375 30,375 30,0 0,0">
          <text:p/>
        </draw:polygon>
        <draw:polygon draw:style-name="gr36" draw:text-style-name="P8" draw:layer="layout" svg:width="0.029cm" svg:height="0.374cm" svg:x="28.514cm" svg:y="13.469cm" svg:viewBox="0 0 30 375" draw:points="0,375 30,375 30,0 0,0">
          <text:p/>
        </draw:polygon>
        <draw:polygon draw:style-name="gr37" draw:text-style-name="P9" draw:layer="layout" svg:width="0.029cm" svg:height="0.374cm" svg:x="28.544cm" svg:y="13.469cm" svg:viewBox="0 0 30 375" draw:points="0,375 30,375 30,0 0,0">
          <text:p/>
        </draw:polygon>
        <draw:polygon draw:style-name="gr35" draw:text-style-name="P7" draw:layer="layout" svg:width="0.029cm" svg:height="0.374cm" svg:x="28.573cm" svg:y="13.469cm" svg:viewBox="0 0 30 375" draw:points="0,375 30,375 30,0 0,0">
          <text:p/>
        </draw:polygon>
        <draw:polygon draw:style-name="gr37" draw:text-style-name="P9" draw:layer="layout" svg:width="0.029cm" svg:height="0.374cm" svg:x="28.602cm" svg:y="13.469cm" svg:viewBox="0 0 30 375" draw:points="0,375 30,375 30,0 0,0">
          <text:p/>
        </draw:polygon>
        <draw:polygon draw:style-name="gr37" draw:text-style-name="P9" draw:layer="layout" svg:width="0.03cm" svg:height="0.374cm" svg:x="28.631cm" svg:y="13.469cm" svg:viewBox="0 0 31 375" draw:points="0,375 31,375 31,0 0,0">
          <text:p/>
        </draw:polygon>
        <draw:polygon draw:style-name="gr37" draw:text-style-name="P9" draw:layer="layout" svg:width="0.029cm" svg:height="0.374cm" svg:x="28.661cm" svg:y="13.469cm" svg:viewBox="0 0 30 375" draw:points="0,375 30,375 30,0 0,0">
          <text:p/>
        </draw:polygon>
        <draw:polygon draw:style-name="gr37" draw:text-style-name="P9" draw:layer="layout" svg:width="0.029cm" svg:height="0.374cm" svg:x="28.69cm" svg:y="13.469cm" svg:viewBox="0 0 30 375" draw:points="0,375 30,375 30,0 0,0">
          <text:p/>
        </draw:polygon>
        <draw:polygon draw:style-name="gr36" draw:text-style-name="P8" draw:layer="layout" svg:width="0.029cm" svg:height="0.374cm" svg:x="28.721cm" svg:y="13.469cm" svg:viewBox="0 0 30 375" draw:points="0,375 30,375 30,0 0,0">
          <text:p/>
        </draw:polygon>
        <draw:polygon draw:style-name="gr35" draw:text-style-name="P7" draw:layer="layout" svg:width="0.029cm" svg:height="0.374cm" svg:x="28.75cm" svg:y="13.469cm" svg:viewBox="0 0 30 375" draw:points="0,375 30,375 30,0 0,0">
          <text:p/>
        </draw:polygon>
        <draw:polygon draw:style-name="gr38" draw:text-style-name="P10" draw:layer="layout" svg:width="0.029cm" svg:height="0.374cm" svg:x="28.779cm" svg:y="13.469cm" svg:viewBox="0 0 30 375" draw:points="0,375 30,375 30,0 0,0">
          <text:p/>
        </draw:polygon>
        <draw:polygon draw:style-name="gr37" draw:text-style-name="P9" draw:layer="layout" svg:width="0.029cm" svg:height="0.374cm" svg:x="28.808cm" svg:y="13.469cm" svg:viewBox="0 0 30 375" draw:points="0,375 30,375 30,0 0,0">
          <text:p/>
        </draw:polygon>
        <draw:polygon draw:style-name="gr36" draw:text-style-name="P8" draw:layer="layout" svg:width="0.029cm" svg:height="0.374cm" svg:x="28.838cm" svg:y="13.469cm" svg:viewBox="0 0 30 375" draw:points="0,375 30,375 30,0 0,0">
          <text:p/>
        </draw:polygon>
        <draw:polygon draw:style-name="gr36" draw:text-style-name="P8" draw:layer="layout" svg:width="0.029cm" svg:height="0.374cm" svg:x="28.868cm" svg:y="13.469cm" svg:viewBox="0 0 30 375" draw:points="0,375 30,375 30,0 0,0">
          <text:p/>
        </draw:polygon>
        <draw:polygon draw:style-name="gr38" draw:text-style-name="P10" draw:layer="layout" svg:width="0.029cm" svg:height="0.374cm" svg:x="28.897cm" svg:y="13.469cm" svg:viewBox="0 0 30 375" draw:points="0,375 30,375 30,0 0,0">
          <text:p/>
        </draw:polygon>
        <draw:polygon draw:style-name="gr37" draw:text-style-name="P9" draw:layer="layout" svg:width="0.029cm" svg:height="0.374cm" svg:x="28.926cm" svg:y="13.469cm" svg:viewBox="0 0 30 375" draw:points="0,375 30,375 30,0 0,0">
          <text:p/>
        </draw:polygon>
        <draw:polygon draw:style-name="gr38" draw:text-style-name="P10" draw:layer="layout" svg:width="0.029cm" svg:height="0.374cm" svg:x="28.956cm" svg:y="13.469cm" svg:viewBox="0 0 30 375" draw:points="0,375 30,375 30,0 0,0">
          <text:p/>
        </draw:polygon>
        <draw:polygon draw:style-name="gr38" draw:text-style-name="P10" draw:layer="layout" svg:width="0.029cm" svg:height="0.374cm" svg:x="28.985cm" svg:y="13.469cm" svg:viewBox="0 0 30 375" draw:points="0,375 30,375 30,0 0,0">
          <text:p/>
        </draw:polygon>
        <draw:polygon draw:style-name="gr36" draw:text-style-name="P8" draw:layer="layout" svg:width="0.029cm" svg:height="0.374cm" svg:x="29.014cm" svg:y="13.469cm" svg:viewBox="0 0 30 375" draw:points="0,375 30,375 30,0 0,0">
          <text:p/>
        </draw:polygon>
        <draw:polygon draw:style-name="gr37" draw:text-style-name="P9" draw:layer="layout" svg:width="0.03cm" svg:height="0.374cm" svg:x="29.044cm" svg:y="13.469cm" svg:viewBox="0 0 31 375" draw:points="0,375 31,375 31,0 0,0">
          <text:p/>
        </draw:polygon>
        <draw:polygon draw:style-name="gr35" draw:text-style-name="P7" draw:layer="layout" svg:width="0.029cm" svg:height="0.374cm" svg:x="29.074cm" svg:y="13.469cm" svg:viewBox="0 0 30 375" draw:points="0,375 30,375 30,0 0,0">
          <text:p/>
        </draw:polygon>
        <draw:polygon draw:style-name="gr37" draw:text-style-name="P9" draw:layer="layout" svg:width="0.029cm" svg:height="0.374cm" svg:x="29.103cm" svg:y="13.469cm" svg:viewBox="0 0 30 375" draw:points="0,375 30,375 30,0 0,0">
          <text:p/>
        </draw:polygon>
        <draw:polygon draw:style-name="gr38" draw:text-style-name="P10" draw:layer="layout" svg:width="0.029cm" svg:height="0.374cm" svg:x="29.132cm" svg:y="13.469cm" svg:viewBox="0 0 30 375" draw:points="0,375 30,375 30,0 0,0">
          <text:p/>
        </draw:polygon>
        <draw:polygon draw:style-name="gr37" draw:text-style-name="P9" draw:layer="layout" svg:width="0.029cm" svg:height="0.374cm" svg:x="29.162cm" svg:y="13.469cm" svg:viewBox="0 0 30 375" draw:points="0,375 30,375 30,0 0,0">
          <text:p/>
        </draw:polygon>
        <draw:polygon draw:style-name="gr38" draw:text-style-name="P10" draw:layer="layout" svg:width="0.029cm" svg:height="0.374cm" svg:x="29.192cm" svg:y="13.469cm" svg:viewBox="0 0 30 375" draw:points="0,375 30,375 30,0 0,0">
          <text:p/>
        </draw:polygon>
        <draw:polygon draw:style-name="gr36" draw:text-style-name="P8" draw:layer="layout" svg:width="0.029cm" svg:height="0.374cm" svg:x="29.221cm" svg:y="13.469cm" svg:viewBox="0 0 30 375" draw:points="0,375 30,375 30,0 0,0">
          <text:p/>
        </draw:polygon>
        <draw:polygon draw:style-name="gr38" draw:text-style-name="P10" draw:layer="layout" svg:width="0.029cm" svg:height="0.374cm" svg:x="29.25cm" svg:y="13.469cm" svg:viewBox="0 0 30 375" draw:points="0,375 30,375 30,0 0,0">
          <text:p/>
        </draw:polygon>
        <draw:polygon draw:style-name="gr38" draw:text-style-name="P10" draw:layer="layout" svg:width="0.029cm" svg:height="0.374cm" svg:x="29.28cm" svg:y="13.469cm" svg:viewBox="0 0 30 375" draw:points="0,375 30,375 30,0 0,0">
          <text:p/>
        </draw:polygon>
        <draw:polygon draw:style-name="gr37" draw:text-style-name="P9" draw:layer="layout" svg:width="0.029cm" svg:height="0.374cm" svg:x="29.309cm" svg:y="13.469cm" svg:viewBox="0 0 30 375" draw:points="0,375 30,375 30,0 0,0">
          <text:p/>
        </draw:polygon>
        <draw:polygon draw:style-name="gr35" draw:text-style-name="P7" draw:layer="layout" svg:width="0.029cm" svg:height="0.374cm" svg:x="29.338cm" svg:y="13.469cm" svg:viewBox="0 0 30 375" draw:points="0,375 30,375 30,0 0,0">
          <text:p/>
        </draw:polygon>
        <draw:polygon draw:style-name="gr35" draw:text-style-name="P7" draw:layer="layout" svg:width="0.029cm" svg:height="0.374cm" svg:x="29.368cm" svg:y="13.469cm" svg:viewBox="0 0 30 375" draw:points="0,375 30,375 30,0 0,0">
          <text:p/>
        </draw:polygon>
        <draw:polygon draw:style-name="gr38" draw:text-style-name="P10" draw:layer="layout" svg:width="0.029cm" svg:height="0.374cm" svg:x="29.398cm" svg:y="13.469cm" svg:viewBox="0 0 30 375" draw:points="0,375 30,375 30,0 0,0">
          <text:p/>
        </draw:polygon>
        <draw:polygon draw:style-name="gr38" draw:text-style-name="P10" draw:layer="layout" svg:width="0.029cm" svg:height="0.374cm" svg:x="29.427cm" svg:y="13.469cm" svg:viewBox="0 0 30 375" draw:points="0,375 30,375 30,0 0,0">
          <text:p/>
        </draw:polygon>
        <draw:polygon draw:style-name="gr36" draw:text-style-name="P8" draw:layer="layout" svg:width="0.029cm" svg:height="0.374cm" svg:x="29.456cm" svg:y="13.469cm" svg:viewBox="0 0 30 375" draw:points="0,375 30,375 30,0 0,0">
          <text:p/>
        </draw:polygon>
        <draw:polygon draw:style-name="gr38" draw:text-style-name="P10" draw:layer="layout" svg:width="0.03cm" svg:height="0.374cm" svg:x="29.485cm" svg:y="13.469cm" svg:viewBox="0 0 31 375" draw:points="0,375 31,375 31,0 0,0">
          <text:p/>
        </draw:polygon>
        <draw:polygon draw:style-name="gr38" draw:text-style-name="P10" draw:layer="layout" svg:width="0.029cm" svg:height="0.374cm" svg:x="29.516cm" svg:y="13.469cm" svg:viewBox="0 0 30 375" draw:points="0,375 30,375 30,0 0,0">
          <text:p/>
        </draw:polygon>
        <draw:polygon draw:style-name="gr36" draw:text-style-name="P8" draw:layer="layout" svg:width="0.029cm" svg:height="0.374cm" svg:x="29.545cm" svg:y="13.469cm" svg:viewBox="0 0 30 375" draw:points="0,375 30,375 30,0 0,0">
          <text:p/>
        </draw:polygon>
        <draw:polygon draw:style-name="gr37" draw:text-style-name="P9" draw:layer="layout" svg:width="0.029cm" svg:height="0.374cm" svg:x="29.574cm" svg:y="13.469cm" svg:viewBox="0 0 30 375" draw:points="0,375 30,375 30,0 0,0">
          <text:p/>
        </draw:polygon>
        <draw:polygon draw:style-name="gr36" draw:text-style-name="P8" draw:layer="layout" svg:width="0.029cm" svg:height="0.374cm" svg:x="29.604cm" svg:y="13.469cm" svg:viewBox="0 0 30 375" draw:points="0,375 30,375 30,0 0,0">
          <text:p/>
        </draw:polygon>
        <draw:polygon draw:style-name="gr36" draw:text-style-name="P8" draw:layer="layout" svg:width="0.029cm" svg:height="0.374cm" svg:x="29.633cm" svg:y="13.469cm" svg:viewBox="0 0 30 375" draw:points="0,375 30,375 30,0 0,0">
          <text:p/>
        </draw:polygon>
        <draw:polygon draw:style-name="gr36" draw:text-style-name="P8" draw:layer="layout" svg:width="0.029cm" svg:height="0.374cm" svg:x="29.662cm" svg:y="13.469cm" svg:viewBox="0 0 30 375" draw:points="0,375 30,375 30,0 0,0">
          <text:p/>
        </draw:polygon>
        <draw:polygon draw:style-name="gr36" draw:text-style-name="P8" draw:layer="layout" svg:width="0.029cm" svg:height="0.374cm" svg:x="29.692cm" svg:y="13.469cm" svg:viewBox="0 0 30 375" draw:points="0,375 30,375 30,0 0,0">
          <text:p/>
        </draw:polygon>
        <draw:polygon draw:style-name="gr38" draw:text-style-name="P10" draw:layer="layout" svg:width="0.029cm" svg:height="0.374cm" svg:x="29.722cm" svg:y="13.469cm" svg:viewBox="0 0 30 375" draw:points="0,375 30,375 30,0 0,0">
          <text:p/>
        </draw:polygon>
        <draw:polygon draw:style-name="gr37" draw:text-style-name="P9" draw:layer="layout" svg:width="0.029cm" svg:height="0.374cm" svg:x="29.751cm" svg:y="13.469cm" svg:viewBox="0 0 30 375" draw:points="0,375 30,375 30,0 0,0">
          <text:p/>
        </draw:polygon>
        <draw:polygon draw:style-name="gr36" draw:text-style-name="P8" draw:layer="layout" svg:width="0.029cm" svg:height="0.374cm" svg:x="29.78cm" svg:y="13.469cm" svg:viewBox="0 0 30 375" draw:points="0,375 30,375 30,0 0,0">
          <text:p/>
        </draw:polygon>
        <draw:polygon draw:style-name="gr36" draw:text-style-name="P8" draw:layer="layout" svg:width="0.03cm" svg:height="0.374cm" svg:x="29.809cm" svg:y="13.469cm" svg:viewBox="0 0 31 375" draw:points="0,375 31,375 31,0 0,0">
          <text:p/>
        </draw:polygon>
        <draw:polygon draw:style-name="gr37" draw:text-style-name="P9" draw:layer="layout" svg:width="0.029cm" svg:height="0.374cm" svg:x="29.84cm" svg:y="13.469cm" svg:viewBox="0 0 30 375" draw:points="0,375 30,375 30,0 0,0">
          <text:p/>
        </draw:polygon>
        <draw:polygon draw:style-name="gr37" draw:text-style-name="P9" draw:layer="layout" svg:width="0.029cm" svg:height="0.374cm" svg:x="29.869cm" svg:y="13.469cm" svg:viewBox="0 0 30 375" draw:points="0,375 30,375 30,0 0,0">
          <text:p/>
        </draw:polygon>
        <draw:polygon draw:style-name="gr38" draw:text-style-name="P10" draw:layer="layout" svg:width="0.03cm" svg:height="0.374cm" svg:x="29.898cm" svg:y="13.469cm" svg:viewBox="0 0 31 375" draw:points="0,375 31,375 31,0 0,0">
          <text:p/>
        </draw:polygon>
        <draw:polygon draw:style-name="gr38" draw:text-style-name="P10" draw:layer="layout" svg:width="0.029cm" svg:height="0.374cm" svg:x="29.928cm" svg:y="13.469cm" svg:viewBox="0 0 30 375" draw:points="0,375 30,375 30,0 0,0">
          <text:p/>
        </draw:polygon>
        <draw:polygon draw:style-name="gr38" draw:text-style-name="P10" draw:layer="layout" svg:width="0.029cm" svg:height="0.374cm" svg:x="29.957cm" svg:y="13.469cm" svg:viewBox="0 0 30 375" draw:points="0,375 30,375 30,0 0,0">
          <text:p/>
        </draw:polygon>
        <draw:polygon draw:style-name="gr38" draw:text-style-name="P10" draw:layer="layout" svg:width="0.029cm" svg:height="0.374cm" svg:x="29.986cm" svg:y="13.469cm" svg:viewBox="0 0 30 375" draw:points="0,375 30,375 30,0 0,0">
          <text:p/>
        </draw:polygon>
        <draw:polygon draw:style-name="gr37" draw:text-style-name="P9" draw:layer="layout" svg:width="0.029cm" svg:height="0.374cm" svg:x="30.046cm" svg:y="13.469cm" svg:viewBox="0 0 30 375" draw:points="0,375 30,375 30,0 0,0">
          <text:p/>
        </draw:polygon>
        <draw:polygon draw:style-name="gr38" draw:text-style-name="P10" draw:layer="layout" svg:width="0.029cm" svg:height="0.374cm" svg:x="30.075cm" svg:y="13.469cm" svg:viewBox="0 0 30 375" draw:points="0,375 30,375 30,0 0,0">
          <text:p/>
        </draw:polygon>
        <draw:polygon draw:style-name="gr35" draw:text-style-name="P7" draw:layer="layout" svg:width="0.029cm" svg:height="0.374cm" svg:x="30.104cm" svg:y="13.469cm" svg:viewBox="0 0 30 375" draw:points="0,375 30,375 30,0 0,0">
          <text:p/>
        </draw:polygon>
        <draw:polygon draw:style-name="gr35" draw:text-style-name="P7" draw:layer="layout" svg:width="0.029cm" svg:height="0.374cm" svg:x="30.133cm" svg:y="13.469cm" svg:viewBox="0 0 30 375" draw:points="0,375 30,375 30,0 0,0">
          <text:p/>
        </draw:polygon>
        <draw:polygon draw:style-name="gr36" draw:text-style-name="P8" draw:layer="layout" svg:width="0.029cm" svg:height="0.374cm" svg:x="30.163cm" svg:y="13.469cm" svg:viewBox="0 0 30 375" draw:points="0,375 30,375 30,0 0,0">
          <text:p/>
        </draw:polygon>
        <draw:polygon draw:style-name="gr37" draw:text-style-name="P9" draw:layer="layout" svg:width="0.029cm" svg:height="0.374cm" svg:x="30.193cm" svg:y="13.469cm" svg:viewBox="0 0 30 375" draw:points="0,375 30,375 30,0 0,0">
          <text:p/>
        </draw:polygon>
        <draw:polygon draw:style-name="gr35" draw:text-style-name="P7" draw:layer="layout" svg:width="0.029cm" svg:height="0.374cm" svg:x="30.222cm" svg:y="13.469cm" svg:viewBox="0 0 30 375" draw:points="0,375 30,375 30,0 0,0">
          <text:p/>
        </draw:polygon>
        <draw:polygon draw:style-name="gr37" draw:text-style-name="P9" draw:layer="layout" svg:width="0.03cm" svg:height="0.374cm" svg:x="30.251cm" svg:y="13.469cm" svg:viewBox="0 0 31 375" draw:points="0,375 31,375 31,0 0,0">
          <text:p/>
        </draw:polygon>
        <draw:polygon draw:style-name="gr35" draw:text-style-name="P7" draw:layer="layout" svg:width="0.029cm" svg:height="0.374cm" svg:x="30.281cm" svg:y="13.469cm" svg:viewBox="0 0 30 375" draw:points="0,375 30,375 30,0 0,0">
          <text:p/>
        </draw:polygon>
        <draw:polygon draw:style-name="gr36" draw:text-style-name="P8" draw:layer="layout" svg:width="0.029cm" svg:height="0.374cm" svg:x="30.31cm" svg:y="13.469cm" svg:viewBox="0 0 30 375" draw:points="0,375 30,375 30,0 0,0">
          <text:p/>
        </draw:polygon>
        <draw:polygon draw:style-name="gr36" draw:text-style-name="P8" draw:layer="layout" svg:width="0.03cm" svg:height="0.374cm" svg:x="30.339cm" svg:y="13.469cm" svg:viewBox="0 0 31 375" draw:points="0,375 31,375 31,0 0,0">
          <text:p/>
        </draw:polygon>
        <draw:polygon draw:style-name="gr37" draw:text-style-name="P9" draw:layer="layout" svg:width="0.029cm" svg:height="0.374cm" svg:x="30.37cm" svg:y="13.469cm" svg:viewBox="0 0 30 375" draw:points="0,375 30,375 30,0 0,0">
          <text:p/>
        </draw:polygon>
        <draw:polygon draw:style-name="gr37" draw:text-style-name="P9" draw:layer="layout" svg:width="0.029cm" svg:height="0.374cm" svg:x="30.399cm" svg:y="13.469cm" svg:viewBox="0 0 30 375" draw:points="0,375 30,375 30,0 0,0">
          <text:p/>
        </draw:polygon>
        <draw:polygon draw:style-name="gr37" draw:text-style-name="P9" draw:layer="layout" svg:width="0.029cm" svg:height="0.374cm" svg:x="30.428cm" svg:y="13.469cm" svg:viewBox="0 0 30 375" draw:points="0,375 30,375 30,0 0,0">
          <text:p/>
        </draw:polygon>
        <draw:polygon draw:style-name="gr35" draw:text-style-name="P7" draw:layer="layout" svg:width="0.029cm" svg:height="0.374cm" svg:x="30.458cm" svg:y="13.469cm" svg:viewBox="0 0 30 375" draw:points="0,375 30,375 30,0 0,0">
          <text:p/>
        </draw:polygon>
        <draw:polygon draw:style-name="gr37" draw:text-style-name="P9" draw:layer="layout" svg:width="0.029cm" svg:height="0.374cm" svg:x="30.487cm" svg:y="13.469cm" svg:viewBox="0 0 30 375" draw:points="0,375 30,375 30,0 0,0">
          <text:p/>
        </draw:polygon>
        <draw:polygon draw:style-name="gr37" draw:text-style-name="P9" draw:layer="layout" svg:width="0.029cm" svg:height="0.374cm" svg:x="30.517cm" svg:y="13.469cm" svg:viewBox="0 0 30 375" draw:points="0,375 30,375 30,0 0,0">
          <text:p/>
        </draw:polygon>
        <draw:polygon draw:style-name="gr35" draw:text-style-name="P7" draw:layer="layout" svg:width="0.029cm" svg:height="0.374cm" svg:x="30.546cm" svg:y="13.469cm" svg:viewBox="0 0 30 375" draw:points="0,375 30,375 30,0 0,0">
          <text:p/>
        </draw:polygon>
        <draw:polygon draw:style-name="gr35" draw:text-style-name="P7" draw:layer="layout" svg:width="0.029cm" svg:height="0.374cm" svg:x="30.576cm" svg:y="13.469cm" svg:viewBox="0 0 30 375" draw:points="0,375 30,375 30,0 0,0">
          <text:p/>
        </draw:polygon>
        <draw:polygon draw:style-name="gr37" draw:text-style-name="P9" draw:layer="layout" svg:width="0.029cm" svg:height="0.374cm" svg:x="30.605cm" svg:y="13.469cm" svg:viewBox="0 0 30 375" draw:points="0,375 30,375 30,0 0,0">
          <text:p/>
        </draw:polygon>
        <draw:polygon draw:style-name="gr37" draw:text-style-name="P9" draw:layer="layout" svg:width="0.029cm" svg:height="0.374cm" svg:x="30.634cm" svg:y="13.469cm" svg:viewBox="0 0 30 375" draw:points="0,375 30,375 30,0 0,0">
          <text:p/>
        </draw:polygon>
        <draw:polygon draw:style-name="gr36" draw:text-style-name="P8" draw:layer="layout" svg:width="0.03cm" svg:height="0.374cm" svg:x="30.663cm" svg:y="13.469cm" svg:viewBox="0 0 31 375" draw:points="0,375 31,375 31,0 0,0">
          <text:p/>
        </draw:polygon>
        <draw:polygon draw:style-name="gr37" draw:text-style-name="P9" draw:layer="layout" svg:width="0.029cm" svg:height="0.374cm" svg:x="30.694cm" svg:y="13.469cm" svg:viewBox="0 0 30 375" draw:points="0,375 30,375 30,0 0,0">
          <text:p/>
        </draw:polygon>
        <draw:polygon draw:style-name="gr37" draw:text-style-name="P9" draw:layer="layout" svg:width="0.029cm" svg:height="0.374cm" svg:x="30.723cm" svg:y="13.469cm" svg:viewBox="0 0 30 375" draw:points="0,375 30,375 30,0 0,0">
          <text:p/>
        </draw:polygon>
        <draw:polygon draw:style-name="gr35" draw:text-style-name="P7" draw:layer="layout" svg:width="0.029cm" svg:height="0.374cm" svg:x="30.752cm" svg:y="13.469cm" svg:viewBox="0 0 30 375" draw:points="0,375 30,375 30,0 0,0">
          <text:p/>
        </draw:polygon>
        <draw:polygon draw:style-name="gr36" draw:text-style-name="P8" draw:layer="layout" svg:width="0.029cm" svg:height="0.374cm" svg:x="30.782cm" svg:y="13.469cm" svg:viewBox="0 0 30 375" draw:points="0,375 30,375 30,0 0,0">
          <text:p/>
        </draw:polygon>
        <draw:polygon draw:style-name="gr37" draw:text-style-name="P9" draw:layer="layout" svg:width="0.029cm" svg:height="0.374cm" svg:x="30.811cm" svg:y="13.469cm" svg:viewBox="0 0 30 375" draw:points="0,375 30,375 30,0 0,0">
          <text:p/>
        </draw:polygon>
        <draw:polygon draw:style-name="gr38" draw:text-style-name="P10" draw:layer="layout" svg:width="0.029cm" svg:height="0.374cm" svg:x="30.841cm" svg:y="13.469cm" svg:viewBox="0 0 30 375" draw:points="0,375 30,375 30,0 0,0">
          <text:p/>
        </draw:polygon>
        <draw:polygon draw:style-name="gr37" draw:text-style-name="P9" draw:layer="layout" svg:width="0.029cm" svg:height="0.374cm" svg:x="30.87cm" svg:y="13.469cm" svg:viewBox="0 0 30 375" draw:points="0,375 30,375 30,0 0,0">
          <text:p/>
        </draw:polygon>
        <draw:polygon draw:style-name="gr37" draw:text-style-name="P9" draw:layer="layout" svg:width="0.029cm" svg:height="0.374cm" svg:x="30.9cm" svg:y="13.469cm" svg:viewBox="0 0 30 375" draw:points="0,375 30,375 30,0 0,0">
          <text:p/>
        </draw:polygon>
        <draw:polygon draw:style-name="gr37" draw:text-style-name="P9" draw:layer="layout" svg:width="0.029cm" svg:height="0.374cm" svg:x="30.929cm" svg:y="13.469cm" svg:viewBox="0 0 30 375" draw:points="0,375 30,375 30,0 0,0">
          <text:p/>
        </draw:polygon>
        <draw:polygon draw:style-name="gr37" draw:text-style-name="P9" draw:layer="layout" svg:width="0.029cm" svg:height="0.374cm" svg:x="30.958cm" svg:y="13.469cm" svg:viewBox="0 0 30 375" draw:points="0,375 30,375 30,0 0,0">
          <text:p/>
        </draw:polygon>
        <draw:polygon draw:style-name="gr37" draw:text-style-name="P9" draw:layer="layout" svg:width="0.029cm" svg:height="0.374cm" svg:x="30.987cm" svg:y="13.469cm" svg:viewBox="0 0 30 375" draw:points="0,375 30,375 30,0 0,0">
          <text:p/>
        </draw:polygon>
        <draw:polygon draw:style-name="gr36" draw:text-style-name="P8" draw:layer="layout" svg:width="0.029cm" svg:height="0.374cm" svg:x="31.018cm" svg:y="13.469cm" svg:viewBox="0 0 30 375" draw:points="0,375 30,375 30,0 0,0">
          <text:p/>
        </draw:polygon>
        <draw:polygon draw:style-name="gr36" draw:text-style-name="P8" draw:layer="layout" svg:width="0.029cm" svg:height="0.374cm" svg:x="31.047cm" svg:y="13.469cm" svg:viewBox="0 0 30 375" draw:points="0,375 30,375 30,0 0,0">
          <text:p/>
        </draw:polygon>
        <draw:polygon draw:style-name="gr38" draw:text-style-name="P10" draw:layer="layout" svg:width="0.029cm" svg:height="0.374cm" svg:x="31.076cm" svg:y="13.469cm" svg:viewBox="0 0 30 375" draw:points="0,375 30,375 30,0 0,0">
          <text:p/>
        </draw:polygon>
        <draw:polygon draw:style-name="gr37" draw:text-style-name="P9" draw:layer="layout" svg:width="0.03cm" svg:height="0.374cm" svg:x="31.105cm" svg:y="13.469cm" svg:viewBox="0 0 31 375" draw:points="0,375 31,375 31,0 0,0">
          <text:p/>
        </draw:polygon>
        <draw:polygon draw:style-name="gr36" draw:text-style-name="P8" draw:layer="layout" svg:width="0.029cm" svg:height="0.374cm" svg:x="31.135cm" svg:y="13.469cm" svg:viewBox="0 0 30 375" draw:points="0,375 30,375 30,0 0,0">
          <text:p/>
        </draw:polygon>
        <draw:polygon draw:style-name="gr36" draw:text-style-name="P8" draw:layer="layout" svg:width="0.029cm" svg:height="0.374cm" svg:x="31.165cm" svg:y="13.469cm" svg:viewBox="0 0 30 375" draw:points="0,375 30,375 30,0 0,0">
          <text:p/>
        </draw:polygon>
        <draw:polygon draw:style-name="gr37" draw:text-style-name="P9" draw:layer="layout" svg:width="0.029cm" svg:height="0.374cm" svg:x="31.194cm" svg:y="13.469cm" svg:viewBox="0 0 30 375" draw:points="0,375 30,375 30,0 0,0">
          <text:p/>
        </draw:polygon>
        <draw:polygon draw:style-name="gr36" draw:text-style-name="P8" draw:layer="layout" svg:width="0.029cm" svg:height="0.374cm" svg:x="31.224cm" svg:y="13.469cm" svg:viewBox="0 0 30 375" draw:points="0,375 30,375 30,0 0,0">
          <text:p/>
        </draw:polygon>
        <draw:polygon draw:style-name="gr37" draw:text-style-name="P9" draw:layer="layout" svg:width="0.029cm" svg:height="0.374cm" svg:x="31.253cm" svg:y="13.469cm" svg:viewBox="0 0 30 375" draw:points="0,375 30,375 30,0 0,0">
          <text:p/>
        </draw:polygon>
        <draw:polygon draw:style-name="gr37" draw:text-style-name="P9" draw:layer="layout" svg:width="0.029cm" svg:height="0.374cm" svg:x="31.282cm" svg:y="13.469cm" svg:viewBox="0 0 30 375" draw:points="0,375 30,375 30,0 0,0">
          <text:p/>
        </draw:polygon>
        <draw:polygon draw:style-name="gr36" draw:text-style-name="P8" draw:layer="layout" svg:width="0.029cm" svg:height="0.374cm" svg:x="31.311cm" svg:y="13.469cm" svg:viewBox="0 0 30 375" draw:points="0,375 30,375 30,0 0,0">
          <text:p/>
        </draw:polygon>
        <draw:polygon draw:style-name="gr37" draw:text-style-name="P9" draw:layer="layout" svg:width="0.029cm" svg:height="0.374cm" svg:x="31.342cm" svg:y="13.469cm" svg:viewBox="0 0 30 375" draw:points="0,375 30,375 30,0 0,0">
          <text:p/>
        </draw:polygon>
        <draw:polygon draw:style-name="gr35" draw:text-style-name="P7" draw:layer="layout" svg:width="0.029cm" svg:height="0.374cm" svg:x="31.371cm" svg:y="13.469cm" svg:viewBox="0 0 30 375" draw:points="0,375 30,375 30,0 0,0">
          <text:p/>
        </draw:polygon>
        <draw:polygon draw:style-name="gr36" draw:text-style-name="P8" draw:layer="layout" svg:width="0.029cm" svg:height="0.374cm" svg:x="31.4cm" svg:y="13.469cm" svg:viewBox="0 0 30 375" draw:points="0,375 30,375 30,0 0,0">
          <text:p/>
        </draw:polygon>
        <draw:polygon draw:style-name="gr37" draw:text-style-name="P9" draw:layer="layout" svg:width="0.029cm" svg:height="0.374cm" svg:x="31.429cm" svg:y="13.469cm" svg:viewBox="0 0 30 375" draw:points="0,375 30,375 30,0 0,0">
          <text:p/>
        </draw:polygon>
        <draw:polygon draw:style-name="gr36" draw:text-style-name="P8" draw:layer="layout" svg:width="0.029cm" svg:height="0.374cm" svg:x="31.459cm" svg:y="13.469cm" svg:viewBox="0 0 30 375" draw:points="0,375 30,375 30,0 0,0">
          <text:p/>
        </draw:polygon>
        <draw:polygon draw:style-name="gr37" draw:text-style-name="P9" draw:layer="layout" svg:width="0.029cm" svg:height="0.374cm" svg:x="31.489cm" svg:y="13.469cm" svg:viewBox="0 0 30 375" draw:points="0,375 30,375 30,0 0,0">
          <text:p/>
        </draw:polygon>
        <draw:polygon draw:style-name="gr37" draw:text-style-name="P9" draw:layer="layout" svg:width="0.03cm" svg:height="0.374cm" svg:x="31.518cm" svg:y="13.469cm" svg:viewBox="0 0 31 375" draw:points="0,375 31,375 31,0 0,0">
          <text:p/>
        </draw:polygon>
        <draw:polygon draw:style-name="gr36" draw:text-style-name="P8" draw:layer="layout" svg:width="0.029cm" svg:height="0.374cm" svg:x="31.548cm" svg:y="13.469cm" svg:viewBox="0 0 30 375" draw:points="0,375 30,375 30,0 0,0">
          <text:p/>
        </draw:polygon>
        <draw:polygon draw:style-name="gr38" draw:text-style-name="P10" draw:layer="layout" svg:width="0.029cm" svg:height="0.374cm" svg:x="31.577cm" svg:y="13.469cm" svg:viewBox="0 0 30 375" draw:points="0,375 30,375 30,0 0,0">
          <text:p/>
        </draw:polygon>
        <draw:polygon draw:style-name="gr36" draw:text-style-name="P8" draw:layer="layout" svg:width="0.029cm" svg:height="0.374cm" svg:x="31.606cm" svg:y="13.469cm" svg:viewBox="0 0 30 375" draw:points="0,375 30,375 30,0 0,0">
          <text:p/>
        </draw:polygon>
        <draw:polygon draw:style-name="gr36" draw:text-style-name="P8" draw:layer="layout" svg:width="0.029cm" svg:height="0.374cm" svg:x="31.635cm" svg:y="13.469cm" svg:viewBox="0 0 30 375" draw:points="0,375 30,375 30,0 0,0">
          <text:p/>
        </draw:polygon>
        <draw:polygon draw:style-name="gr36" draw:text-style-name="P8" draw:layer="layout" svg:width="0.029cm" svg:height="0.374cm" svg:x="31.666cm" svg:y="13.469cm" svg:viewBox="0 0 30 375" draw:points="0,375 30,375 30,0 0,0">
          <text:p/>
        </draw:polygon>
        <draw:polygon draw:style-name="gr36" draw:text-style-name="P8" draw:layer="layout" svg:width="0.029cm" svg:height="0.374cm" svg:x="31.695cm" svg:y="13.469cm" svg:viewBox="0 0 30 375" draw:points="0,375 30,375 30,0 0,0">
          <text:p/>
        </draw:polygon>
        <draw:polygon draw:style-name="gr38" draw:text-style-name="P10" draw:layer="layout" svg:width="0.029cm" svg:height="0.374cm" svg:x="31.724cm" svg:y="13.469cm" svg:viewBox="0 0 30 375" draw:points="0,375 30,375 30,0 0,0">
          <text:p/>
        </draw:polygon>
        <draw:polygon draw:style-name="gr36" draw:text-style-name="P8" draw:layer="layout" svg:width="0.029cm" svg:height="0.374cm" svg:x="31.753cm" svg:y="13.469cm" svg:viewBox="0 0 30 375" draw:points="0,375 30,375 30,0 0,0">
          <text:p/>
        </draw:polygon>
        <draw:polygon draw:style-name="gr35" draw:text-style-name="P7" draw:layer="layout" svg:width="0.029cm" svg:height="0.374cm" svg:x="31.783cm" svg:y="13.469cm" svg:viewBox="0 0 30 375" draw:points="0,375 30,375 30,0 0,0">
          <text:p/>
        </draw:polygon>
        <draw:polygon draw:style-name="gr35" draw:text-style-name="P7" draw:layer="layout" svg:width="0.029cm" svg:height="0.374cm" svg:x="31.813cm" svg:y="13.469cm" svg:viewBox="0 0 30 375" draw:points="0,375 30,375 30,0 0,0">
          <text:p/>
        </draw:polygon>
        <draw:polygon draw:style-name="gr35" draw:text-style-name="P7" draw:layer="layout" svg:width="0.029cm" svg:height="0.374cm" svg:x="31.842cm" svg:y="13.469cm" svg:viewBox="0 0 30 375" draw:points="0,375 30,375 30,0 0,0">
          <text:p/>
        </draw:polygon>
        <draw:polygon draw:style-name="gr38" draw:text-style-name="P10" draw:layer="layout" svg:width="0.03cm" svg:height="0.374cm" svg:x="31.871cm" svg:y="13.469cm" svg:viewBox="0 0 31 375" draw:points="0,375 31,375 31,0 0,0">
          <text:p/>
        </draw:polygon>
        <draw:polygon draw:style-name="gr37" draw:text-style-name="P9" draw:layer="layout" svg:width="0.029cm" svg:height="0.374cm" svg:x="31.901cm" svg:y="13.469cm" svg:viewBox="0 0 30 375" draw:points="0,375 30,375 30,0 0,0">
          <text:p/>
        </draw:polygon>
        <draw:polygon draw:style-name="gr36" draw:text-style-name="P8" draw:layer="layout" svg:width="0.029cm" svg:height="0.374cm" svg:x="31.93cm" svg:y="13.469cm" svg:viewBox="0 0 30 375" draw:points="0,375 30,375 30,0 0,0">
          <text:p/>
        </draw:polygon>
        <draw:polygon draw:style-name="gr35" draw:text-style-name="P7" draw:layer="layout" svg:width="0.03cm" svg:height="0.374cm" svg:x="31.959cm" svg:y="13.469cm" svg:viewBox="0 0 31 375" draw:points="0,375 31,375 31,0 0,0">
          <text:p/>
        </draw:polygon>
        <draw:polygon draw:style-name="gr38" draw:text-style-name="P10" draw:layer="layout" svg:width="0.029cm" svg:height="0.374cm" svg:x="31.99cm" svg:y="13.469cm" svg:viewBox="0 0 30 375" draw:points="0,375 30,375 30,0 0,0">
          <text:p/>
        </draw:polygon>
        <draw:polygon draw:style-name="gr36" draw:text-style-name="P8" draw:layer="layout" svg:width="0.029cm" svg:height="0.374cm" svg:x="32.019cm" svg:y="13.469cm" svg:viewBox="0 0 30 375" draw:points="0,375 30,375 30,0 0,0">
          <text:p/>
        </draw:polygon>
        <draw:polygon draw:style-name="gr37" draw:text-style-name="P9" draw:layer="layout" svg:width="0.029cm" svg:height="0.374cm" svg:x="32.048cm" svg:y="13.469cm" svg:viewBox="0 0 30 375" draw:points="0,375 30,375 30,0 0,0">
          <text:p/>
        </draw:polygon>
        <draw:polygon draw:style-name="gr37" draw:text-style-name="P9" draw:layer="layout" svg:width="0.029cm" svg:height="0.374cm" svg:x="32.078cm" svg:y="13.469cm" svg:viewBox="0 0 30 375" draw:points="0,375 30,375 30,0 0,0">
          <text:p/>
        </draw:polygon>
        <draw:polygon draw:style-name="gr38" draw:text-style-name="P10" draw:layer="layout" svg:width="0.029cm" svg:height="0.374cm" svg:x="32.107cm" svg:y="13.469cm" svg:viewBox="0 0 30 375" draw:points="0,375 30,375 30,0 0,0">
          <text:p/>
        </draw:polygon>
        <draw:polygon draw:style-name="gr37" draw:text-style-name="P9" draw:layer="layout" svg:width="0.029cm" svg:height="0.374cm" svg:x="32.137cm" svg:y="13.469cm" svg:viewBox="0 0 30 375" draw:points="0,375 30,375 30,0 0,0">
          <text:p/>
        </draw:polygon>
        <draw:polygon draw:style-name="gr37" draw:text-style-name="P9" draw:layer="layout" svg:width="0.029cm" svg:height="0.374cm" svg:x="32.166cm" svg:y="13.469cm" svg:viewBox="0 0 30 375" draw:points="0,375 30,375 30,0 0,0">
          <text:p/>
        </draw:polygon>
        <draw:polygon draw:style-name="gr37" draw:text-style-name="P9" draw:layer="layout" svg:width="0.029cm" svg:height="0.374cm" svg:x="32.195cm" svg:y="13.469cm" svg:viewBox="0 0 30 375" draw:points="0,375 30,375 30,0 0,0">
          <text:p/>
        </draw:polygon>
        <draw:polygon draw:style-name="gr37" draw:text-style-name="P9" draw:layer="layout" svg:width="0.029cm" svg:height="0.374cm" svg:x="32.225cm" svg:y="13.469cm" svg:viewBox="0 0 30 375" draw:points="0,375 30,375 30,0 0,0">
          <text:p/>
        </draw:polygon>
        <draw:polygon draw:style-name="gr36" draw:text-style-name="P8" draw:layer="layout" svg:width="0.029cm" svg:height="0.374cm" svg:x="32.254cm" svg:y="13.469cm" svg:viewBox="0 0 30 375" draw:points="0,375 30,375 30,0 0,0">
          <text:p/>
        </draw:polygon>
        <draw:polygon draw:style-name="gr38" draw:text-style-name="P10" draw:layer="layout" svg:width="0.029cm" svg:height="0.374cm" svg:x="32.283cm" svg:y="13.469cm" svg:viewBox="0 0 30 375" draw:points="0,375 30,375 30,0 0,0">
          <text:p/>
        </draw:polygon>
        <draw:polygon draw:style-name="gr38" draw:text-style-name="P10" draw:layer="layout" svg:width="0.03cm" svg:height="0.374cm" svg:x="32.313cm" svg:y="13.469cm" svg:viewBox="0 0 31 375" draw:points="0,375 31,375 31,0 0,0">
          <text:p/>
        </draw:polygon>
        <draw:polygon draw:style-name="gr36" draw:text-style-name="P8" draw:layer="layout" svg:width="0.029cm" svg:height="0.374cm" svg:x="32.343cm" svg:y="13.469cm" svg:viewBox="0 0 30 375" draw:points="0,375 30,375 30,0 0,0">
          <text:p/>
        </draw:polygon>
        <draw:polygon draw:style-name="gr36" draw:text-style-name="P8" draw:layer="layout" svg:width="0.029cm" svg:height="0.374cm" svg:x="32.372cm" svg:y="13.469cm" svg:viewBox="0 0 30 375" draw:points="0,375 30,375 30,0 0,0">
          <text:p/>
        </draw:polygon>
        <draw:polygon draw:style-name="gr37" draw:text-style-name="P9" draw:layer="layout" svg:width="0.029cm" svg:height="0.374cm" svg:x="32.402cm" svg:y="13.469cm" svg:viewBox="0 0 30 375" draw:points="0,375 30,375 30,0 0,0">
          <text:p/>
        </draw:polygon>
        <draw:polygon draw:style-name="gr35" draw:text-style-name="P7" draw:layer="layout" svg:width="0.029cm" svg:height="0.374cm" svg:x="32.431cm" svg:y="13.469cm" svg:viewBox="0 0 30 375" draw:points="0,375 30,375 30,0 0,0">
          <text:p/>
        </draw:polygon>
        <draw:polygon draw:style-name="gr37" draw:text-style-name="P9" draw:layer="layout" svg:width="0.029cm" svg:height="0.374cm" svg:x="32.46cm" svg:y="13.469cm" svg:viewBox="0 0 30 375" draw:points="0,375 30,375 30,0 0,0">
          <text:p/>
        </draw:polygon>
        <draw:polygon draw:style-name="gr36" draw:text-style-name="P8" draw:layer="layout" svg:width="0.029cm" svg:height="0.374cm" svg:x="32.49cm" svg:y="13.469cm" svg:viewBox="0 0 30 375" draw:points="0,375 30,375 30,0 0,0">
          <text:p/>
        </draw:polygon>
        <draw:polygon draw:style-name="gr37" draw:text-style-name="P9" draw:layer="layout" svg:width="0.029cm" svg:height="0.374cm" svg:x="32.52cm" svg:y="13.469cm" svg:viewBox="0 0 30 375" draw:points="0,375 30,375 30,0 0,0">
          <text:p/>
        </draw:polygon>
        <draw:polygon draw:style-name="gr38" draw:text-style-name="P10" draw:layer="layout" svg:width="0.029cm" svg:height="0.374cm" svg:x="32.549cm" svg:y="13.469cm" svg:viewBox="0 0 30 375" draw:points="0,375 30,375 30,0 0,0">
          <text:p/>
        </draw:polygon>
        <draw:polygon draw:style-name="gr38" draw:text-style-name="P10" draw:layer="layout" svg:width="0.029cm" svg:height="0.374cm" svg:x="32.578cm" svg:y="13.469cm" svg:viewBox="0 0 30 375" draw:points="0,375 30,375 30,0 0,0">
          <text:p/>
        </draw:polygon>
        <draw:polygon draw:style-name="gr36" draw:text-style-name="P8" draw:layer="layout" svg:width="0.029cm" svg:height="0.374cm" svg:x="32.607cm" svg:y="13.469cm" svg:viewBox="0 0 30 375" draw:points="0,375 30,375 30,0 0,0">
          <text:p/>
        </draw:polygon>
        <draw:polygon draw:style-name="gr36" draw:text-style-name="P8" draw:layer="layout" svg:width="0.029cm" svg:height="0.374cm" svg:x="32.638cm" svg:y="13.469cm" svg:viewBox="0 0 30 375" draw:points="0,375 30,375 30,0 0,0">
          <text:p/>
        </draw:polygon>
        <draw:polygon draw:style-name="gr35" draw:text-style-name="P7" draw:layer="layout" svg:width="0.029cm" svg:height="0.374cm" svg:x="32.667cm" svg:y="13.469cm" svg:viewBox="0 0 30 375" draw:points="0,375 30,375 30,0 0,0">
          <text:p/>
        </draw:polygon>
        <draw:polygon draw:style-name="gr36" draw:text-style-name="P8" draw:layer="layout" svg:width="0.029cm" svg:height="0.374cm" svg:x="32.696cm" svg:y="13.469cm" svg:viewBox="0 0 30 375" draw:points="0,375 30,375 30,0 0,0">
          <text:p/>
        </draw:polygon>
        <draw:polygon draw:style-name="gr37" draw:text-style-name="P9" draw:layer="layout" svg:width="0.03cm" svg:height="0.374cm" svg:x="32.725cm" svg:y="13.469cm" svg:viewBox="0 0 31 375" draw:points="0,375 31,375 31,0 0,0">
          <text:p/>
        </draw:polygon>
        <draw:polygon draw:style-name="gr37" draw:text-style-name="P9" draw:layer="layout" svg:width="0.029cm" svg:height="0.374cm" svg:x="32.755cm" svg:y="13.469cm" svg:viewBox="0 0 30 375" draw:points="0,375 30,375 30,0 0,0">
          <text:p/>
        </draw:polygon>
        <draw:polygon draw:style-name="gr37" draw:text-style-name="P9" draw:layer="layout" svg:width="0.029cm" svg:height="0.374cm" svg:x="32.784cm" svg:y="13.469cm" svg:viewBox="0 0 30 375" draw:points="0,375 30,375 30,0 0,0">
          <text:p/>
        </draw:polygon>
        <draw:polygon draw:style-name="gr36" draw:text-style-name="P8" draw:layer="layout" svg:width="0.029cm" svg:height="0.374cm" svg:x="32.814cm" svg:y="13.469cm" svg:viewBox="0 0 30 375" draw:points="0,375 30,375 30,0 0,0">
          <text:p/>
        </draw:polygon>
        <draw:polygon draw:style-name="gr37" draw:text-style-name="P9" draw:layer="layout" svg:width="0.029cm" svg:height="0.374cm" svg:x="32.844cm" svg:y="13.469cm" svg:viewBox="0 0 30 375" draw:points="0,375 30,375 30,0 0,0">
          <text:p/>
        </draw:polygon>
        <draw:polygon draw:style-name="gr38" draw:text-style-name="P10" draw:layer="layout" svg:width="0.029cm" svg:height="0.374cm" svg:x="32.873cm" svg:y="13.469cm" svg:viewBox="0 0 30 375" draw:points="0,375 30,375 30,0 0,0">
          <text:p/>
        </draw:polygon>
        <draw:polygon draw:style-name="gr38" draw:text-style-name="P10" draw:layer="layout" svg:width="0.029cm" svg:height="0.374cm" svg:x="32.902cm" svg:y="13.469cm" svg:viewBox="0 0 30 375" draw:points="0,375 30,375 30,0 0,0">
          <text:p/>
        </draw:polygon>
        <draw:polygon draw:style-name="gr37" draw:text-style-name="P9" draw:layer="layout" svg:width="0.029cm" svg:height="0.374cm" svg:x="32.931cm" svg:y="13.469cm" svg:viewBox="0 0 30 375" draw:points="0,375 30,375 30,0 0,0">
          <text:p/>
        </draw:polygon>
        <draw:polygon draw:style-name="gr38" draw:text-style-name="P10" draw:layer="layout" svg:width="0.029cm" svg:height="0.374cm" svg:x="32.962cm" svg:y="13.469cm" svg:viewBox="0 0 30 375" draw:points="0,375 30,375 30,0 0,0">
          <text:p/>
        </draw:polygon>
        <draw:polygon draw:style-name="gr35" draw:text-style-name="P7" draw:layer="layout" svg:width="0.029cm" svg:height="0.374cm" svg:x="32.991cm" svg:y="13.469cm" svg:viewBox="0 0 30 375" draw:points="0,375 30,375 30,0 0,0">
          <text:p/>
        </draw:polygon>
        <draw:polygon draw:style-name="gr38" draw:text-style-name="P10" draw:layer="layout" svg:width="0.029cm" svg:height="0.374cm" svg:x="33.02cm" svg:y="13.469cm" svg:viewBox="0 0 30 375" draw:points="0,375 30,375 30,0 0,0">
          <text:p/>
        </draw:polygon>
        <draw:polygon draw:style-name="gr38" draw:text-style-name="P10" draw:layer="layout" svg:width="0.029cm" svg:height="0.374cm" svg:x="33.049cm" svg:y="13.469cm" svg:viewBox="0 0 30 375" draw:points="0,375 30,375 30,0 0,0">
          <text:p/>
        </draw:polygon>
        <draw:polygon draw:style-name="gr37" draw:text-style-name="P9" draw:layer="layout" svg:width="0.029cm" svg:height="0.374cm" svg:x="33.079cm" svg:y="13.469cm" svg:viewBox="0 0 30 375" draw:points="0,375 30,375 30,0 0,0">
          <text:p/>
        </draw:polygon>
        <draw:polygon draw:style-name="gr38" draw:text-style-name="P10" draw:layer="layout" svg:width="0.029cm" svg:height="0.374cm" svg:x="33.108cm" svg:y="13.469cm" svg:viewBox="0 0 30 375" draw:points="0,375 30,375 30,0 0,0">
          <text:p/>
        </draw:polygon>
        <draw:polygon draw:style-name="gr36" draw:text-style-name="P8" draw:layer="layout" svg:width="0.029cm" svg:height="0.374cm" svg:x="33.138cm" svg:y="13.469cm" svg:viewBox="0 0 30 375" draw:points="0,375 30,375 30,0 0,0">
          <text:p/>
        </draw:polygon>
        <draw:polygon draw:style-name="gr36" draw:text-style-name="P8" draw:layer="layout" svg:width="0.03cm" svg:height="0.374cm" svg:x="33.167cm" svg:y="13.469cm" svg:viewBox="0 0 31 375" draw:points="0,375 31,375 31,0 0,0">
          <text:p/>
        </draw:polygon>
        <draw:polygon draw:style-name="gr38" draw:text-style-name="P10" draw:layer="layout" svg:width="0.029cm" svg:height="0.374cm" svg:x="33.197cm" svg:y="13.469cm" svg:viewBox="0 0 30 375" draw:points="0,375 30,375 30,0 0,0">
          <text:p/>
        </draw:polygon>
        <draw:polygon draw:style-name="gr36" draw:text-style-name="P8" draw:layer="layout" svg:width="0.029cm" svg:height="0.374cm" svg:x="33.226cm" svg:y="13.469cm" svg:viewBox="0 0 30 375" draw:points="0,375 30,375 30,0 0,0">
          <text:p/>
        </draw:polygon>
        <draw:polygon draw:style-name="gr37" draw:text-style-name="P9" draw:layer="layout" svg:width="0.029cm" svg:height="0.374cm" svg:x="33.255cm" svg:y="13.469cm" svg:viewBox="0 0 30 375" draw:points="0,375 30,375 30,0 0,0">
          <text:p/>
        </draw:polygon>
        <draw:polygon draw:style-name="gr38" draw:text-style-name="P10" draw:layer="layout" svg:width="0.029cm" svg:height="0.374cm" svg:x="33.286cm" svg:y="13.469cm" svg:viewBox="0 0 30 375" draw:points="0,375 30,375 30,0 0,0">
          <text:p/>
        </draw:polygon>
        <draw:polygon draw:style-name="gr36" draw:text-style-name="P8" draw:layer="layout" svg:width="0.029cm" svg:height="0.374cm" svg:x="33.315cm" svg:y="13.469cm" svg:viewBox="0 0 30 375" draw:points="0,375 30,375 30,0 0,0">
          <text:p/>
        </draw:polygon>
        <draw:polygon draw:style-name="gr36" draw:text-style-name="P8" draw:layer="layout" svg:width="0.029cm" svg:height="0.374cm" svg:x="33.344cm" svg:y="13.469cm" svg:viewBox="0 0 30 375" draw:points="0,375 30,375 30,0 0,0">
          <text:p/>
        </draw:polygon>
        <draw:polygon draw:style-name="gr37" draw:text-style-name="P9" draw:layer="layout" svg:width="0.029cm" svg:height="0.374cm" svg:x="33.373cm" svg:y="13.469cm" svg:viewBox="0 0 30 375" draw:points="0,375 30,375 30,0 0,0">
          <text:p/>
        </draw:polygon>
        <draw:polygon draw:style-name="gr35" draw:text-style-name="P7" draw:layer="layout" svg:width="0.029cm" svg:height="0.374cm" svg:x="33.403cm" svg:y="13.469cm" svg:viewBox="0 0 30 375" draw:points="0,375 30,375 30,0 0,0">
          <text:p/>
        </draw:polygon>
        <draw:polygon draw:style-name="gr36" draw:text-style-name="P8" draw:layer="layout" svg:width="0.029cm" svg:height="0.374cm" svg:x="33.432cm" svg:y="13.469cm" svg:viewBox="0 0 30 375" draw:points="0,375 30,375 30,0 0,0">
          <text:p/>
        </draw:polygon>
        <draw:polygon draw:style-name="gr35" draw:text-style-name="P7" draw:layer="layout" svg:width="0.029cm" svg:height="0.374cm" svg:x="33.462cm" svg:y="13.469cm" svg:viewBox="0 0 30 375" draw:points="0,375 30,375 30,0 0,0">
          <text:p/>
        </draw:polygon>
        <draw:polygon draw:style-name="gr36" draw:text-style-name="P8" draw:layer="layout" svg:width="0.03cm" svg:height="0.374cm" svg:x="33.491cm" svg:y="13.469cm" svg:viewBox="0 0 31 375" draw:points="0,375 31,375 31,0 0,0">
          <text:p/>
        </draw:polygon>
        <draw:polygon draw:style-name="gr38" draw:text-style-name="P10" draw:layer="layout" svg:width="0.029cm" svg:height="0.374cm" svg:x="33.521cm" svg:y="13.469cm" svg:viewBox="0 0 30 375" draw:points="0,375 30,375 30,0 0,0">
          <text:p/>
        </draw:polygon>
        <draw:polygon draw:style-name="gr37" draw:text-style-name="P9" draw:layer="layout" svg:width="0.029cm" svg:height="0.374cm" svg:x="33.55cm" svg:y="13.469cm" svg:viewBox="0 0 30 375" draw:points="0,375 30,375 30,0 0,0">
          <text:p/>
        </draw:polygon>
        <draw:polygon draw:style-name="gr37" draw:text-style-name="P9" draw:layer="layout" svg:width="0.03cm" svg:height="0.374cm" svg:x="33.579cm" svg:y="13.469cm" svg:viewBox="0 0 31 375" draw:points="0,375 31,375 31,0 0,0">
          <text:p/>
        </draw:polygon>
        <draw:polygon draw:style-name="gr37" draw:text-style-name="P9" draw:layer="layout" svg:width="0.029cm" svg:height="0.374cm" svg:x="33.61cm" svg:y="13.469cm" svg:viewBox="0 0 30 375" draw:points="0,375 30,375 30,0 0,0">
          <text:p/>
        </draw:polygon>
        <draw:polygon draw:style-name="gr36" draw:text-style-name="P8" draw:layer="layout" svg:width="0.029cm" svg:height="0.374cm" svg:x="33.639cm" svg:y="13.469cm" svg:viewBox="0 0 30 375" draw:points="0,375 30,375 30,0 0,0">
          <text:p/>
        </draw:polygon>
        <draw:polygon draw:style-name="gr36" draw:text-style-name="P8" draw:layer="layout" svg:width="0.029cm" svg:height="0.374cm" svg:x="33.668cm" svg:y="13.469cm" svg:viewBox="0 0 30 375" draw:points="0,375 30,375 30,0 0,0">
          <text:p/>
        </draw:polygon>
        <draw:polygon draw:style-name="gr38" draw:text-style-name="P10" draw:layer="layout" svg:width="0.029cm" svg:height="0.374cm" svg:x="33.698cm" svg:y="13.469cm" svg:viewBox="0 0 30 375" draw:points="0,375 30,375 30,0 0,0">
          <text:p/>
        </draw:polygon>
        <draw:polygon draw:style-name="gr36" draw:text-style-name="P8" draw:layer="layout" svg:width="0.029cm" svg:height="0.374cm" svg:x="33.727cm" svg:y="13.469cm" svg:viewBox="0 0 30 375" draw:points="0,375 30,375 30,0 0,0">
          <text:p/>
        </draw:polygon>
        <draw:polygon draw:style-name="gr37" draw:text-style-name="P9" draw:layer="layout" svg:width="0.029cm" svg:height="0.374cm" svg:x="33.756cm" svg:y="13.469cm" svg:viewBox="0 0 30 375" draw:points="0,375 30,375 30,0 0,0">
          <text:p/>
        </draw:polygon>
        <draw:polygon draw:style-name="gr38" draw:text-style-name="P10" draw:layer="layout" svg:width="0.029cm" svg:height="0.374cm" svg:x="33.786cm" svg:y="13.469cm" svg:viewBox="0 0 30 375" draw:points="0,375 30,375 30,0 0,0">
          <text:p/>
        </draw:polygon>
        <draw:polygon draw:style-name="gr36" draw:text-style-name="P8" draw:layer="layout" svg:width="0.029cm" svg:height="0.374cm" svg:x="33.815cm" svg:y="13.469cm" svg:viewBox="0 0 30 375" draw:points="0,375 30,375 30,0 0,0">
          <text:p/>
        </draw:polygon>
        <draw:polygon draw:style-name="gr35" draw:text-style-name="P7" draw:layer="layout" svg:width="0.029cm" svg:height="0.374cm" svg:x="33.845cm" svg:y="13.469cm" svg:viewBox="0 0 30 375" draw:points="0,375 30,375 30,0 0,0">
          <text:p/>
        </draw:polygon>
        <draw:polygon draw:style-name="gr36" draw:text-style-name="P8" draw:layer="layout" svg:width="0.029cm" svg:height="0.374cm" svg:x="33.874cm" svg:y="13.469cm" svg:viewBox="0 0 30 375" draw:points="0,375 30,375 30,0 0,0">
          <text:p/>
        </draw:polygon>
        <draw:polygon draw:style-name="gr36" draw:text-style-name="P8" draw:layer="layout" svg:width="0.029cm" svg:height="0.374cm" svg:x="33.903cm" svg:y="13.469cm" svg:viewBox="0 0 30 375" draw:points="0,375 30,375 30,0 0,0">
          <text:p/>
        </draw:polygon>
        <draw:polygon draw:style-name="gr36" draw:text-style-name="P8" draw:layer="layout" svg:width="0.03cm" svg:height="0.374cm" svg:x="33.932cm" svg:y="13.469cm" svg:viewBox="0 0 31 375" draw:points="0,375 31,375 31,0 0,0">
          <text:p/>
        </draw:polygon>
        <draw:polygon draw:style-name="gr37" draw:text-style-name="P9" draw:layer="layout" svg:width="0.029cm" svg:height="0.374cm" svg:x="33.963cm" svg:y="13.469cm" svg:viewBox="0 0 30 375" draw:points="0,375 30,375 30,0 0,0">
          <text:p/>
        </draw:polygon>
        <draw:polygon draw:style-name="gr36" draw:text-style-name="P8" draw:layer="layout" svg:width="0.029cm" svg:height="0.374cm" svg:x="33.992cm" svg:y="13.469cm" svg:viewBox="0 0 30 375" draw:points="0,375 30,375 30,0 0,0">
          <text:p/>
        </draw:polygon>
        <draw:polygon draw:style-name="gr36" draw:text-style-name="P8" draw:layer="layout" svg:width="0.032cm" svg:height="0.374cm" svg:x="34.021cm" svg:y="13.469cm" svg:viewBox="0 0 33 375" draw:points="0,375 33,375 33,0 0,0">
          <text:p/>
        </draw:polygon>
        <draw:polygon draw:style-name="gr38" draw:text-style-name="P10" draw:layer="layout" svg:width="0.029cm" svg:height="0.374cm" svg:x="34.051cm" svg:y="13.469cm" svg:viewBox="0 0 30 375" draw:points="0,375 30,375 30,0 0,0">
          <text:p/>
        </draw:polygon>
        <draw:polygon draw:style-name="gr36" draw:text-style-name="P8" draw:layer="layout" svg:width="0.029cm" svg:height="0.374cm" svg:x="34.08cm" svg:y="13.469cm" svg:viewBox="0 0 30 375" draw:points="0,375 30,375 30,0 0,0">
          <text:p/>
        </draw:polygon>
        <draw:polygon draw:style-name="gr37" draw:text-style-name="P9" draw:layer="layout" svg:width="0.029cm" svg:height="0.374cm" svg:x="34.11cm" svg:y="13.469cm" svg:viewBox="0 0 30 375" draw:points="0,375 30,375 30,0 0,0">
          <text:p/>
        </draw:polygon>
        <draw:polygon draw:style-name="gr35" draw:text-style-name="P7" draw:layer="layout" svg:width="0.029cm" svg:height="0.374cm" svg:x="34.14cm" svg:y="13.469cm" svg:viewBox="0 0 30 375" draw:points="0,375 30,375 30,0 0,0">
          <text:p/>
        </draw:polygon>
        <draw:polygon draw:style-name="gr36" draw:text-style-name="P8" draw:layer="layout" svg:width="0.029cm" svg:height="0.374cm" svg:x="34.169cm" svg:y="13.469cm" svg:viewBox="0 0 30 375" draw:points="0,375 30,375 30,0 0,0">
          <text:p/>
        </draw:polygon>
        <draw:polygon draw:style-name="gr36" draw:text-style-name="P8" draw:layer="layout" svg:width="0.029cm" svg:height="0.374cm" svg:x="34.198cm" svg:y="13.469cm" svg:viewBox="0 0 30 375" draw:points="0,375 30,375 30,0 0,0">
          <text:p/>
        </draw:polygon>
        <draw:polygon draw:style-name="gr38" draw:text-style-name="P10" draw:layer="layout" svg:width="0.029cm" svg:height="0.374cm" svg:x="34.256cm" svg:y="13.469cm" svg:viewBox="0 0 30 375" draw:points="0,375 30,375 30,0 0,0">
          <text:p/>
        </draw:polygon>
        <draw:polygon draw:style-name="gr37" draw:text-style-name="P9" draw:layer="layout" svg:width="0.029cm" svg:height="0.374cm" svg:x="34.287cm" svg:y="13.469cm" svg:viewBox="0 0 30 375" draw:points="0,375 30,375 30,0 0,0">
          <text:p/>
        </draw:polygon>
        <draw:polygon draw:style-name="gr36" draw:text-style-name="P8" draw:layer="layout" svg:width="0.029cm" svg:height="0.374cm" svg:x="34.316cm" svg:y="13.469cm" svg:viewBox="0 0 30 375" draw:points="0,375 30,375 30,0 0,0">
          <text:p/>
        </draw:polygon>
        <draw:polygon draw:style-name="gr36" draw:text-style-name="P8" draw:layer="layout" svg:width="0.03cm" svg:height="0.374cm" svg:x="34.345cm" svg:y="13.469cm" svg:viewBox="0 0 31 375" draw:points="0,375 31,375 31,0 0,0">
          <text:p/>
        </draw:polygon>
        <draw:polygon draw:style-name="gr37" draw:text-style-name="P9" draw:layer="layout" svg:width="0.029cm" svg:height="0.374cm" svg:x="34.375cm" svg:y="13.469cm" svg:viewBox="0 0 30 375" draw:points="0,375 30,375 30,0 0,0">
          <text:p/>
        </draw:polygon>
        <draw:polygon draw:style-name="gr38" draw:text-style-name="P10" draw:layer="layout" svg:width="0.029cm" svg:height="0.374cm" svg:x="34.404cm" svg:y="13.469cm" svg:viewBox="0 0 30 375" draw:points="0,375 30,375 30,0 0,0">
          <text:p/>
        </draw:polygon>
        <draw:polygon draw:style-name="gr37" draw:text-style-name="P9" draw:layer="layout" svg:width="0.029cm" svg:height="0.374cm" svg:x="34.433cm" svg:y="13.469cm" svg:viewBox="0 0 30 375" draw:points="0,375 30,375 30,0 0,0">
          <text:p/>
        </draw:polygon>
        <draw:polygon draw:style-name="gr35" draw:text-style-name="P7" draw:layer="layout" svg:width="0.029cm" svg:height="0.374cm" svg:x="34.464cm" svg:y="13.469cm" svg:viewBox="0 0 30 375" draw:points="0,375 30,375 30,0 0,0">
          <text:p/>
        </draw:polygon>
        <draw:polygon draw:style-name="gr37" draw:text-style-name="P9" draw:layer="layout" svg:width="0.029cm" svg:height="0.374cm" svg:x="34.493cm" svg:y="13.469cm" svg:viewBox="0 0 30 375" draw:points="0,375 30,375 30,0 0,0">
          <text:p/>
        </draw:polygon>
        <draw:polygon draw:style-name="gr35" draw:text-style-name="P7" draw:layer="layout" svg:width="0.029cm" svg:height="0.374cm" svg:x="34.522cm" svg:y="13.469cm" svg:viewBox="0 0 30 375" draw:points="0,375 30,375 30,0 0,0">
          <text:p/>
        </draw:polygon>
        <draw:polygon draw:style-name="gr37" draw:text-style-name="P9" draw:layer="layout" svg:width="0.029cm" svg:height="0.374cm" svg:x="34.551cm" svg:y="13.469cm" svg:viewBox="0 0 30 375" draw:points="0,375 30,375 30,0 0,0">
          <text:p/>
        </draw:polygon>
        <draw:polygon draw:style-name="gr36" draw:text-style-name="P8" draw:layer="layout" svg:width="0.029cm" svg:height="0.374cm" svg:x="34.581cm" svg:y="13.469cm" svg:viewBox="0 0 30 375" draw:points="0,375 30,375 30,0 0,0">
          <text:p/>
        </draw:polygon>
        <draw:polygon draw:style-name="gr37" draw:text-style-name="P9" draw:layer="layout" svg:width="0.029cm" svg:height="0.374cm" svg:x="34.611cm" svg:y="13.469cm" svg:viewBox="0 0 30 375" draw:points="0,375 30,375 30,0 0,0">
          <text:p/>
        </draw:polygon>
        <draw:polygon draw:style-name="gr37" draw:text-style-name="P9" draw:layer="layout" svg:width="0.029cm" svg:height="0.374cm" svg:x="34.64cm" svg:y="13.469cm" svg:viewBox="0 0 30 375" draw:points="0,375 30,375 30,0 0,0">
          <text:p/>
        </draw:polygon>
        <draw:polygon draw:style-name="gr36" draw:text-style-name="P8" draw:layer="layout" svg:width="0.029cm" svg:height="0.374cm" svg:x="34.669cm" svg:y="13.469cm" svg:viewBox="0 0 30 375" draw:points="0,375 30,375 30,0 0,0">
          <text:p/>
        </draw:polygon>
        <draw:polygon draw:style-name="gr37" draw:text-style-name="P9" draw:layer="layout" svg:width="0.029cm" svg:height="0.374cm" svg:x="34.699cm" svg:y="13.469cm" svg:viewBox="0 0 30 375" draw:points="0,375 30,375 30,0 0,0">
          <text:p/>
        </draw:polygon>
        <draw:polygon draw:style-name="gr37" draw:text-style-name="P9" draw:layer="layout" svg:width="0.029cm" svg:height="0.374cm" svg:x="34.728cm" svg:y="13.469cm" svg:viewBox="0 0 30 375" draw:points="0,375 30,375 30,0 0,0">
          <text:p/>
        </draw:polygon>
        <draw:polygon draw:style-name="gr38" draw:text-style-name="P10" draw:layer="layout" svg:width="0.029cm" svg:height="0.374cm" svg:x="34.757cm" svg:y="13.469cm" svg:viewBox="0 0 30 375" draw:points="0,375 30,375 30,0 0,0">
          <text:p/>
        </draw:polygon>
        <draw:polygon draw:style-name="gr36" draw:text-style-name="P8" draw:layer="layout" svg:width="0.03cm" svg:height="0.374cm" svg:x="34.787cm" svg:y="13.469cm" svg:viewBox="0 0 31 375" draw:points="0,375 31,375 31,0 0,0">
          <text:p/>
        </draw:polygon>
        <draw:polygon draw:style-name="gr35" draw:text-style-name="P7" draw:layer="layout" svg:width="0.029cm" svg:height="0.374cm" svg:x="34.817cm" svg:y="13.469cm" svg:viewBox="0 0 30 375" draw:points="0,375 30,375 30,0 0,0">
          <text:p/>
        </draw:polygon>
        <draw:polygon draw:style-name="gr35" draw:text-style-name="P7" draw:layer="layout" svg:width="0.029cm" svg:height="0.374cm" svg:x="34.846cm" svg:y="13.469cm" svg:viewBox="0 0 30 375" draw:points="0,375 30,375 30,0 0,0">
          <text:p/>
        </draw:polygon>
        <draw:polygon draw:style-name="gr35" draw:text-style-name="P7" draw:layer="layout" svg:width="0.029cm" svg:height="0.374cm" svg:x="34.875cm" svg:y="13.469cm" svg:viewBox="0 0 30 375" draw:points="0,375 30,375 30,0 0,0">
          <text:p/>
        </draw:polygon>
        <draw:polygon draw:style-name="gr37" draw:text-style-name="P9" draw:layer="layout" svg:width="0.029cm" svg:height="0.374cm" svg:x="34.964cm" svg:y="13.469cm" svg:viewBox="0 0 30 375" draw:points="0,375 30,375 30,0 0,0">
          <text:p/>
        </draw:polygon>
        <draw:polygon draw:style-name="gr36" draw:text-style-name="P8" draw:layer="layout" svg:width="0.029cm" svg:height="0.374cm" svg:x="34.993cm" svg:y="13.469cm" svg:viewBox="0 0 30 375" draw:points="0,375 30,375 30,0 0,0">
          <text:p/>
        </draw:polygon>
        <draw:polygon draw:style-name="gr35" draw:text-style-name="P7" draw:layer="layout" svg:width="0.029cm" svg:height="0.374cm" svg:x="35.023cm" svg:y="13.469cm" svg:viewBox="0 0 30 375" draw:points="0,375 30,375 30,0 0,0">
          <text:p/>
        </draw:polygon>
        <draw:polygon draw:style-name="gr36" draw:text-style-name="P8" draw:layer="layout" svg:width="0.029cm" svg:height="0.374cm" svg:x="35.052cm" svg:y="13.469cm" svg:viewBox="0 0 30 375" draw:points="0,375 30,375 30,0 0,0">
          <text:p/>
        </draw:polygon>
        <draw:polygon draw:style-name="gr38" draw:text-style-name="P10" draw:layer="layout" svg:width="0.029cm" svg:height="0.374cm" svg:x="35.081cm" svg:y="13.469cm" svg:viewBox="0 0 30 375" draw:points="0,375 30,375 30,0 0,0">
          <text:p/>
        </draw:polygon>
        <draw:polygon draw:style-name="gr38" draw:text-style-name="P10" draw:layer="layout" svg:width="0.029cm" svg:height="0.374cm" svg:x="35.111cm" svg:y="13.469cm" svg:viewBox="0 0 30 375" draw:points="0,375 30,375 30,0 0,0">
          <text:p/>
        </draw:polygon>
        <draw:polygon draw:style-name="gr38" draw:text-style-name="P10" draw:layer="layout" svg:width="0.029cm" svg:height="0.374cm" svg:x="35.141cm" svg:y="13.469cm" svg:viewBox="0 0 30 375" draw:points="0,375 30,375 30,0 0,0">
          <text:p/>
        </draw:polygon>
        <draw:polygon draw:style-name="gr37" draw:text-style-name="P9" draw:layer="layout" svg:width="0.029cm" svg:height="0.374cm" svg:x="35.17cm" svg:y="13.469cm" svg:viewBox="0 0 30 375" draw:points="0,375 30,375 30,0 0,0">
          <text:p/>
        </draw:polygon>
        <draw:polygon draw:style-name="gr35" draw:text-style-name="P7" draw:layer="layout" svg:width="0.03cm" svg:height="0.374cm" svg:x="34.741cm" svg:y="13.469cm" svg:viewBox="0 0 31 375" draw:points="0,375 31,375 31,0 0,0">
          <text:p/>
        </draw:polygon>
        <draw:polygon draw:style-name="gr35" draw:text-style-name="P7" draw:layer="layout" svg:width="0.028cm" svg:height="0.374cm" svg:x="34.771cm" svg:y="13.469cm" svg:viewBox="0 0 29 375" draw:points="0,375 29,375 29,0 0,0">
          <text:p/>
        </draw:polygon>
        <draw:polygon draw:style-name="gr35" draw:text-style-name="P7" draw:layer="layout" svg:width="0.026cm" svg:height="0.374cm" svg:x="18.95cm" svg:y="12.72cm" svg:viewBox="0 0 27 375" draw:points="0,375 27,375 27,0 0,0">
          <text:p/>
        </draw:polygon>
        <draw:polygon draw:style-name="gr36" draw:text-style-name="P8" draw:layer="layout" svg:width="0.026cm" svg:height="0.374cm" svg:x="18.978cm" svg:y="12.72cm" svg:viewBox="0 0 27 375" draw:points="0,375 27,375 27,0 0,0">
          <text:p/>
        </draw:polygon>
        <draw:polygon draw:style-name="gr37" draw:text-style-name="P9" draw:layer="layout" svg:width="0.026cm" svg:height="0.374cm" svg:x="19.004cm" svg:y="12.72cm" svg:viewBox="0 0 27 375" draw:points="0,375 27,375 27,0 0,0">
          <text:p/>
        </draw:polygon>
        <draw:polygon draw:style-name="gr38" draw:text-style-name="P10" draw:layer="layout" svg:width="0.029cm" svg:height="0.374cm" svg:x="19.031cm" svg:y="12.72cm" svg:viewBox="0 0 30 375" draw:points="0,375 30,375 30,0 0,0">
          <text:p/>
        </draw:polygon>
        <draw:polygon draw:style-name="gr37" draw:text-style-name="P9" draw:layer="layout" svg:width="0.029cm" svg:height="0.374cm" svg:x="19.06cm" svg:y="12.72cm" svg:viewBox="0 0 30 375" draw:points="0,375 30,375 30,0 0,0">
          <text:p/>
        </draw:polygon>
        <draw:polygon draw:style-name="gr38" draw:text-style-name="P10" draw:layer="layout" svg:width="0.029cm" svg:height="0.374cm" svg:x="19.09cm" svg:y="12.72cm" svg:viewBox="0 0 30 375" draw:points="0,375 30,375 30,0 0,0">
          <text:p/>
        </draw:polygon>
        <draw:polygon draw:style-name="gr38" draw:text-style-name="P10" draw:layer="layout" svg:width="0.029cm" svg:height="0.374cm" svg:x="19.119cm" svg:y="12.72cm" svg:viewBox="0 0 30 375" draw:points="0,375 30,375 30,0 0,0">
          <text:p/>
        </draw:polygon>
        <draw:polygon draw:style-name="gr36" draw:text-style-name="P8" draw:layer="layout" svg:width="0.029cm" svg:height="0.374cm" svg:x="19.148cm" svg:y="12.72cm" svg:viewBox="0 0 30 375" draw:points="0,375 30,375 30,0 0,0">
          <text:p/>
        </draw:polygon>
        <draw:polygon draw:style-name="gr38" draw:text-style-name="P10" draw:layer="layout" svg:width="0.029cm" svg:height="0.374cm" svg:x="19.177cm" svg:y="12.72cm" svg:viewBox="0 0 30 375" draw:points="0,375 30,375 30,0 0,0">
          <text:p/>
        </draw:polygon>
        <draw:polygon draw:style-name="gr38" draw:text-style-name="P10" draw:layer="layout" svg:width="0.03cm" svg:height="0.374cm" svg:x="19.207cm" svg:y="12.72cm" svg:viewBox="0 0 31 375" draw:points="0,375 31,375 31,0 0,0">
          <text:p/>
        </draw:polygon>
        <draw:polygon draw:style-name="gr36" draw:text-style-name="P8" draw:layer="layout" svg:width="0.029cm" svg:height="0.374cm" svg:x="19.237cm" svg:y="12.72cm" svg:viewBox="0 0 30 375" draw:points="0,375 30,375 30,0 0,0">
          <text:p/>
        </draw:polygon>
        <draw:polygon draw:style-name="gr35" draw:text-style-name="P7" draw:layer="layout" svg:width="0.029cm" svg:height="0.374cm" svg:x="19.266cm" svg:y="12.72cm" svg:viewBox="0 0 30 375" draw:points="0,375 30,375 30,0 0,0">
          <text:p/>
        </draw:polygon>
        <draw:polygon draw:style-name="gr37" draw:text-style-name="P9" draw:layer="layout" svg:width="0.03cm" svg:height="0.374cm" svg:x="19.295cm" svg:y="12.72cm" svg:viewBox="0 0 31 375" draw:points="0,375 31,375 31,0 0,0">
          <text:p/>
        </draw:polygon>
        <draw:polygon draw:style-name="gr37" draw:text-style-name="P9" draw:layer="layout" svg:width="0.029cm" svg:height="0.374cm" svg:x="19.325cm" svg:y="12.72cm" svg:viewBox="0 0 30 375" draw:points="0,375 30,375 30,0 0,0">
          <text:p/>
        </draw:polygon>
        <draw:polygon draw:style-name="gr36" draw:text-style-name="P8" draw:layer="layout" svg:width="0.029cm" svg:height="0.374cm" svg:x="19.355cm" svg:y="12.72cm" svg:viewBox="0 0 30 375" draw:points="0,375 30,375 30,0 0,0">
          <text:p/>
        </draw:polygon>
        <draw:polygon draw:style-name="gr36" draw:text-style-name="P8" draw:layer="layout" svg:width="0.029cm" svg:height="0.374cm" svg:x="19.384cm" svg:y="12.72cm" svg:viewBox="0 0 30 375" draw:points="0,375 30,375 30,0 0,0">
          <text:p/>
        </draw:polygon>
        <draw:polygon draw:style-name="gr37" draw:text-style-name="P9" draw:layer="layout" svg:width="0.029cm" svg:height="0.374cm" svg:x="19.414cm" svg:y="12.72cm" svg:viewBox="0 0 30 375" draw:points="0,375 30,375 30,0 0,0">
          <text:p/>
        </draw:polygon>
        <draw:polygon draw:style-name="gr38" draw:text-style-name="P10" draw:layer="layout" svg:width="0.029cm" svg:height="0.374cm" svg:x="19.472cm" svg:y="12.72cm" svg:viewBox="0 0 30 375" draw:points="0,375 30,375 30,0 0,0">
          <text:p/>
        </draw:polygon>
        <draw:polygon draw:style-name="gr36" draw:text-style-name="P8" draw:layer="layout" svg:width="0.029cm" svg:height="0.374cm" svg:x="19.501cm" svg:y="12.72cm" svg:viewBox="0 0 30 375" draw:points="0,375 30,375 30,0 0,0">
          <text:p/>
        </draw:polygon>
        <draw:polygon draw:style-name="gr37" draw:text-style-name="P9" draw:layer="layout" svg:width="0.029cm" svg:height="0.374cm" svg:x="19.532cm" svg:y="12.72cm" svg:viewBox="0 0 30 375" draw:points="0,375 30,375 30,0 0,0">
          <text:p/>
        </draw:polygon>
        <draw:polygon draw:style-name="gr37" draw:text-style-name="P9" draw:layer="layout" svg:width="0.029cm" svg:height="0.374cm" svg:x="19.561cm" svg:y="12.72cm" svg:viewBox="0 0 30 375" draw:points="0,375 30,375 30,0 0,0">
          <text:p/>
        </draw:polygon>
        <draw:polygon draw:style-name="gr37" draw:text-style-name="P9" draw:layer="layout" svg:width="0.029cm" svg:height="0.374cm" svg:x="19.59cm" svg:y="12.72cm" svg:viewBox="0 0 30 375" draw:points="0,375 30,375 30,0 0,0">
          <text:p/>
        </draw:polygon>
        <draw:polygon draw:style-name="gr38" draw:text-style-name="P10" draw:layer="layout" svg:width="0.029cm" svg:height="0.374cm" svg:x="19.619cm" svg:y="12.72cm" svg:viewBox="0 0 30 375" draw:points="0,375 30,375 30,0 0,0">
          <text:p/>
        </draw:polygon>
        <draw:polygon draw:style-name="gr36" draw:text-style-name="P8" draw:layer="layout" svg:width="0.029cm" svg:height="0.374cm" svg:x="19.649cm" svg:y="12.72cm" svg:viewBox="0 0 30 375" draw:points="0,375 30,375 30,0 0,0">
          <text:p/>
        </draw:polygon>
        <draw:polygon draw:style-name="gr37" draw:text-style-name="P9" draw:layer="layout" svg:width="0.029cm" svg:height="0.374cm" svg:x="19.679cm" svg:y="12.72cm" svg:viewBox="0 0 30 375" draw:points="0,375 30,375 30,0 0,0">
          <text:p/>
        </draw:polygon>
        <draw:polygon draw:style-name="gr37" draw:text-style-name="P9" draw:layer="layout" svg:width="0.03cm" svg:height="0.374cm" svg:x="19.708cm" svg:y="12.72cm" svg:viewBox="0 0 31 375" draw:points="0,375 31,375 31,0 0,0">
          <text:p/>
        </draw:polygon>
        <draw:polygon draw:style-name="gr36" draw:text-style-name="P8" draw:layer="layout" svg:width="0.029cm" svg:height="0.374cm" svg:x="19.738cm" svg:y="12.72cm" svg:viewBox="0 0 30 375" draw:points="0,375 30,375 30,0 0,0">
          <text:p/>
        </draw:polygon>
        <draw:polygon draw:style-name="gr36" draw:text-style-name="P8" draw:layer="layout" svg:width="0.029cm" svg:height="0.374cm" svg:x="19.767cm" svg:y="12.72cm" svg:viewBox="0 0 30 375" draw:points="0,375 30,375 30,0 0,0">
          <text:p/>
        </draw:polygon>
        <draw:polygon draw:style-name="gr36" draw:text-style-name="P8" draw:layer="layout" svg:width="0.029cm" svg:height="0.374cm" svg:x="19.796cm" svg:y="12.72cm" svg:viewBox="0 0 30 375" draw:points="0,375 30,375 30,0 0,0">
          <text:p/>
        </draw:polygon>
        <draw:polygon draw:style-name="gr38" draw:text-style-name="P10" draw:layer="layout" svg:width="0.029cm" svg:height="0.374cm" svg:x="19.825cm" svg:y="12.72cm" svg:viewBox="0 0 30 375" draw:points="0,375 30,375 30,0 0,0">
          <text:p/>
        </draw:polygon>
        <draw:polygon draw:style-name="gr37" draw:text-style-name="P9" draw:layer="layout" svg:width="0.029cm" svg:height="0.374cm" svg:x="19.856cm" svg:y="12.72cm" svg:viewBox="0 0 30 375" draw:points="0,375 30,375 30,0 0,0">
          <text:p/>
        </draw:polygon>
        <draw:polygon draw:style-name="gr36" draw:text-style-name="P8" draw:layer="layout" svg:width="0.029cm" svg:height="0.374cm" svg:x="19.885cm" svg:y="12.72cm" svg:viewBox="0 0 30 375" draw:points="0,375 30,375 30,0 0,0">
          <text:p/>
        </draw:polygon>
        <draw:polygon draw:style-name="gr35" draw:text-style-name="P7" draw:layer="layout" svg:width="0.029cm" svg:height="0.374cm" svg:x="19.914cm" svg:y="12.72cm" svg:viewBox="0 0 30 375" draw:points="0,375 30,375 30,0 0,0">
          <text:p/>
        </draw:polygon>
        <draw:polygon draw:style-name="gr36" draw:text-style-name="P8" draw:layer="layout" svg:width="0.029cm" svg:height="0.374cm" svg:x="19.943cm" svg:y="12.72cm" svg:viewBox="0 0 30 375" draw:points="0,375 30,375 30,0 0,0">
          <text:p/>
        </draw:polygon>
        <draw:polygon draw:style-name="gr36" draw:text-style-name="P8" draw:layer="layout" svg:width="0.029cm" svg:height="0.374cm" svg:x="19.973cm" svg:y="12.72cm" svg:viewBox="0 0 30 375" draw:points="0,375 30,375 30,0 0,0">
          <text:p/>
        </draw:polygon>
        <draw:polygon draw:style-name="gr37" draw:text-style-name="P9" draw:layer="layout" svg:width="0.029cm" svg:height="0.374cm" svg:x="20.003cm" svg:y="12.72cm" svg:viewBox="0 0 30 375" draw:points="0,375 30,375 30,0 0,0">
          <text:p/>
        </draw:polygon>
        <draw:polygon draw:style-name="gr37" draw:text-style-name="P9" draw:layer="layout" svg:width="0.029cm" svg:height="0.374cm" svg:x="20.032cm" svg:y="12.72cm" svg:viewBox="0 0 30 375" draw:points="0,375 30,375 30,0 0,0">
          <text:p/>
        </draw:polygon>
        <draw:polygon draw:style-name="gr36" draw:text-style-name="P8" draw:layer="layout" svg:width="0.03cm" svg:height="0.374cm" svg:x="20.061cm" svg:y="12.72cm" svg:viewBox="0 0 31 375" draw:points="0,375 31,375 31,0 0,0">
          <text:p/>
        </draw:polygon>
        <draw:polygon draw:style-name="gr37" draw:text-style-name="P9" draw:layer="layout" svg:width="0.029cm" svg:height="0.374cm" svg:x="20.091cm" svg:y="12.72cm" svg:viewBox="0 0 30 375" draw:points="0,375 30,375 30,0 0,0">
          <text:p/>
        </draw:polygon>
        <draw:polygon draw:style-name="gr37" draw:text-style-name="P9" draw:layer="layout" svg:width="0.029cm" svg:height="0.374cm" svg:x="20.12cm" svg:y="12.72cm" svg:viewBox="0 0 30 375" draw:points="0,375 30,375 30,0 0,0">
          <text:p/>
        </draw:polygon>
        <draw:polygon draw:style-name="gr35" draw:text-style-name="P7" draw:layer="layout" svg:width="0.03cm" svg:height="0.374cm" svg:x="20.149cm" svg:y="12.72cm" svg:viewBox="0 0 31 375" draw:points="0,375 31,375 31,0 0,0">
          <text:p/>
        </draw:polygon>
        <draw:polygon draw:style-name="gr37" draw:text-style-name="P9" draw:layer="layout" svg:width="0.029cm" svg:height="0.374cm" svg:x="20.18cm" svg:y="12.72cm" svg:viewBox="0 0 30 375" draw:points="0,375 30,375 30,0 0,0">
          <text:p/>
        </draw:polygon>
        <draw:polygon draw:style-name="gr35" draw:text-style-name="P7" draw:layer="layout" svg:width="0.029cm" svg:height="0.374cm" svg:x="20.209cm" svg:y="12.72cm" svg:viewBox="0 0 30 375" draw:points="0,375 30,375 30,0 0,0">
          <text:p/>
        </draw:polygon>
        <draw:polygon draw:style-name="gr36" draw:text-style-name="P8" draw:layer="layout" svg:width="0.029cm" svg:height="0.374cm" svg:x="20.238cm" svg:y="12.72cm" svg:viewBox="0 0 30 375" draw:points="0,375 30,375 30,0 0,0">
          <text:p/>
        </draw:polygon>
        <draw:polygon draw:style-name="gr37" draw:text-style-name="P9" draw:layer="layout" svg:width="0.029cm" svg:height="0.374cm" svg:x="20.267cm" svg:y="12.72cm" svg:viewBox="0 0 30 375" draw:points="0,375 30,375 30,0 0,0">
          <text:p/>
        </draw:polygon>
        <draw:polygon draw:style-name="gr36" draw:text-style-name="P8" draw:layer="layout" svg:width="0.029cm" svg:height="0.374cm" svg:x="20.297cm" svg:y="12.72cm" svg:viewBox="0 0 30 375" draw:points="0,375 30,375 30,0 0,0">
          <text:p/>
        </draw:polygon>
        <draw:polygon draw:style-name="gr36" draw:text-style-name="P8" draw:layer="layout" svg:width="0.029cm" svg:height="0.374cm" svg:x="20.326cm" svg:y="12.72cm" svg:viewBox="0 0 30 375" draw:points="0,375 30,375 30,0 0,0">
          <text:p/>
        </draw:polygon>
        <draw:polygon draw:style-name="gr37" draw:text-style-name="P9" draw:layer="layout" svg:width="0.029cm" svg:height="0.374cm" svg:x="20.356cm" svg:y="12.72cm" svg:viewBox="0 0 30 375" draw:points="0,375 30,375 30,0 0,0">
          <text:p/>
        </draw:polygon>
        <draw:polygon draw:style-name="gr38" draw:text-style-name="P10" draw:layer="layout" svg:width="0.029cm" svg:height="0.374cm" svg:x="20.385cm" svg:y="12.72cm" svg:viewBox="0 0 30 375" draw:points="0,375 30,375 30,0 0,0">
          <text:p/>
        </draw:polygon>
        <draw:polygon draw:style-name="gr37" draw:text-style-name="P9" draw:layer="layout" svg:width="0.029cm" svg:height="0.374cm" svg:x="20.415cm" svg:y="12.72cm" svg:viewBox="0 0 30 375" draw:points="0,375 30,375 30,0 0,0">
          <text:p/>
        </draw:polygon>
        <draw:polygon draw:style-name="gr36" draw:text-style-name="P8" draw:layer="layout" svg:width="0.029cm" svg:height="0.374cm" svg:x="20.444cm" svg:y="12.72cm" svg:viewBox="0 0 30 375" draw:points="0,375 30,375 30,0 0,0">
          <text:p/>
        </draw:polygon>
        <draw:polygon draw:style-name="gr38" draw:text-style-name="P10" draw:layer="layout" svg:width="0.029cm" svg:height="0.374cm" svg:x="20.473cm" svg:y="12.72cm" svg:viewBox="0 0 30 375" draw:points="0,375 30,375 30,0 0,0">
          <text:p/>
        </draw:polygon>
        <draw:polygon draw:style-name="gr37" draw:text-style-name="P9" draw:layer="layout" svg:width="0.03cm" svg:height="0.374cm" svg:x="20.502cm" svg:y="12.72cm" svg:viewBox="0 0 31 375" draw:points="0,375 31,375 31,0 0,0">
          <text:p/>
        </draw:polygon>
        <draw:polygon draw:style-name="gr36" draw:text-style-name="P8" draw:layer="layout" svg:width="0.029cm" svg:height="0.374cm" svg:x="20.533cm" svg:y="12.72cm" svg:viewBox="0 0 30 375" draw:points="0,375 30,375 30,0 0,0">
          <text:p/>
        </draw:polygon>
        <draw:polygon draw:style-name="gr37" draw:text-style-name="P9" draw:layer="layout" svg:width="0.029cm" svg:height="0.374cm" svg:x="20.562cm" svg:y="12.72cm" svg:viewBox="0 0 30 375" draw:points="0,375 30,375 30,0 0,0">
          <text:p/>
        </draw:polygon>
        <draw:polygon draw:style-name="gr37" draw:text-style-name="P9" draw:layer="layout" svg:width="0.029cm" svg:height="0.374cm" svg:x="20.592cm" svg:y="12.72cm" svg:viewBox="0 0 30 375" draw:points="0,375 30,375 30,0 0,0">
          <text:p/>
        </draw:polygon>
        <draw:polygon draw:style-name="gr37" draw:text-style-name="P9" draw:layer="layout" svg:width="0.029cm" svg:height="0.374cm" svg:x="20.621cm" svg:y="12.72cm" svg:viewBox="0 0 30 375" draw:points="0,375 30,375 30,0 0,0">
          <text:p/>
        </draw:polygon>
        <draw:polygon draw:style-name="gr36" draw:text-style-name="P8" draw:layer="layout" svg:width="0.029cm" svg:height="0.374cm" svg:x="20.65cm" svg:y="12.72cm" svg:viewBox="0 0 30 375" draw:points="0,375 30,375 30,0 0,0">
          <text:p/>
        </draw:polygon>
        <draw:polygon draw:style-name="gr38" draw:text-style-name="P10" draw:layer="layout" svg:width="0.029cm" svg:height="0.374cm" svg:x="20.68cm" svg:y="12.72cm" svg:viewBox="0 0 30 375" draw:points="0,375 30,375 30,0 0,0">
          <text:p/>
        </draw:polygon>
        <draw:polygon draw:style-name="gr36" draw:text-style-name="P8" draw:layer="layout" svg:width="0.029cm" svg:height="0.374cm" svg:x="20.71cm" svg:y="12.72cm" svg:viewBox="0 0 30 375" draw:points="0,375 30,375 30,0 0,0">
          <text:p/>
        </draw:polygon>
        <draw:polygon draw:style-name="gr36" draw:text-style-name="P8" draw:layer="layout" svg:width="0.029cm" svg:height="0.374cm" svg:x="20.739cm" svg:y="12.72cm" svg:viewBox="0 0 30 375" draw:points="0,375 30,375 30,0 0,0">
          <text:p/>
        </draw:polygon>
        <draw:polygon draw:style-name="gr36" draw:text-style-name="P8" draw:layer="layout" svg:width="0.029cm" svg:height="0.374cm" svg:x="20.768cm" svg:y="12.72cm" svg:viewBox="0 0 30 375" draw:points="0,375 30,375 30,0 0,0">
          <text:p/>
        </draw:polygon>
        <draw:polygon draw:style-name="gr37" draw:text-style-name="P9" draw:layer="layout" svg:width="0.03cm" svg:height="0.374cm" svg:x="20.826cm" svg:y="12.72cm" svg:viewBox="0 0 31 375" draw:points="0,375 31,375 31,0 0,0">
          <text:p/>
        </draw:polygon>
        <draw:polygon draw:style-name="gr37" draw:text-style-name="P9" draw:layer="layout" svg:width="0.029cm" svg:height="0.374cm" svg:x="20.857cm" svg:y="12.72cm" svg:viewBox="0 0 30 375" draw:points="0,375 30,375 30,0 0,0">
          <text:p/>
        </draw:polygon>
        <draw:polygon draw:style-name="gr36" draw:text-style-name="P8" draw:layer="layout" svg:width="0.029cm" svg:height="0.374cm" svg:x="20.886cm" svg:y="12.72cm" svg:viewBox="0 0 30 375" draw:points="0,375 30,375 30,0 0,0">
          <text:p/>
        </draw:polygon>
        <draw:polygon draw:style-name="gr37" draw:text-style-name="P9" draw:layer="layout" svg:width="0.03cm" svg:height="0.374cm" svg:x="20.915cm" svg:y="12.72cm" svg:viewBox="0 0 31 375" draw:points="0,375 31,375 31,0 0,0">
          <text:p/>
        </draw:polygon>
        <draw:polygon draw:style-name="gr36" draw:text-style-name="P8" draw:layer="layout" svg:width="0.029cm" svg:height="0.374cm" svg:x="20.945cm" svg:y="12.72cm" svg:viewBox="0 0 30 375" draw:points="0,375 30,375 30,0 0,0">
          <text:p/>
        </draw:polygon>
        <draw:polygon draw:style-name="gr37" draw:text-style-name="P9" draw:layer="layout" svg:width="0.029cm" svg:height="0.374cm" svg:x="20.974cm" svg:y="12.72cm" svg:viewBox="0 0 30 375" draw:points="0,375 30,375 30,0 0,0">
          <text:p/>
        </draw:polygon>
        <draw:polygon draw:style-name="gr36" draw:text-style-name="P8" draw:layer="layout" svg:width="0.029cm" svg:height="0.374cm" svg:x="21.004cm" svg:y="12.72cm" svg:viewBox="0 0 30 375" draw:points="0,375 30,375 30,0 0,0">
          <text:p/>
        </draw:polygon>
        <draw:polygon draw:style-name="gr36" draw:text-style-name="P8" draw:layer="layout" svg:width="0.029cm" svg:height="0.374cm" svg:x="21.034cm" svg:y="12.72cm" svg:viewBox="0 0 30 375" draw:points="0,375 30,375 30,0 0,0">
          <text:p/>
        </draw:polygon>
        <draw:polygon draw:style-name="gr38" draw:text-style-name="P10" draw:layer="layout" svg:width="0.029cm" svg:height="0.374cm" svg:x="21.063cm" svg:y="12.72cm" svg:viewBox="0 0 30 375" draw:points="0,375 30,375 30,0 0,0">
          <text:p/>
        </draw:polygon>
        <draw:polygon draw:style-name="gr38" draw:text-style-name="P10" draw:layer="layout" svg:width="0.029cm" svg:height="0.374cm" svg:x="21.092cm" svg:y="12.72cm" svg:viewBox="0 0 30 375" draw:points="0,375 30,375 30,0 0,0">
          <text:p/>
        </draw:polygon>
        <draw:polygon draw:style-name="gr36" draw:text-style-name="P8" draw:layer="layout" svg:width="0.029cm" svg:height="0.374cm" svg:x="21.121cm" svg:y="12.72cm" svg:viewBox="0 0 30 375" draw:points="0,375 30,375 30,0 0,0">
          <text:p/>
        </draw:polygon>
        <draw:polygon draw:style-name="gr36" draw:text-style-name="P8" draw:layer="layout" svg:width="0.029cm" svg:height="0.374cm" svg:x="21.152cm" svg:y="12.72cm" svg:viewBox="0 0 30 375" draw:points="0,375 30,375 30,0 0,0">
          <text:p/>
        </draw:polygon>
        <draw:polygon draw:style-name="gr35" draw:text-style-name="P7" draw:layer="layout" svg:width="0.029cm" svg:height="0.374cm" svg:x="21.181cm" svg:y="12.72cm" svg:viewBox="0 0 30 375" draw:points="0,375 30,375 30,0 0,0">
          <text:p/>
        </draw:polygon>
        <draw:polygon draw:style-name="gr36" draw:text-style-name="P8" draw:layer="layout" svg:width="0.029cm" svg:height="0.374cm" svg:x="21.21cm" svg:y="12.72cm" svg:viewBox="0 0 30 375" draw:points="0,375 30,375 30,0 0,0">
          <text:p/>
        </draw:polygon>
        <draw:polygon draw:style-name="gr35" draw:text-style-name="P7" draw:layer="layout" svg:width="0.029cm" svg:height="0.374cm" svg:x="21.239cm" svg:y="12.72cm" svg:viewBox="0 0 30 375" draw:points="0,375 30,375 30,0 0,0">
          <text:p/>
        </draw:polygon>
        <draw:polygon draw:style-name="gr36" draw:text-style-name="P8" draw:layer="layout" svg:width="0.029cm" svg:height="0.374cm" svg:x="21.269cm" svg:y="12.72cm" svg:viewBox="0 0 30 375" draw:points="0,375 30,375 30,0 0,0">
          <text:p/>
        </draw:polygon>
        <draw:polygon draw:style-name="gr36" draw:text-style-name="P8" draw:layer="layout" svg:width="0.029cm" svg:height="0.374cm" svg:x="21.298cm" svg:y="12.72cm" svg:viewBox="0 0 30 375" draw:points="0,375 30,375 30,0 0,0">
          <text:p/>
        </draw:polygon>
        <draw:polygon draw:style-name="gr35" draw:text-style-name="P7" draw:layer="layout" svg:width="0.029cm" svg:height="0.374cm" svg:x="21.328cm" svg:y="12.72cm" svg:viewBox="0 0 30 375" draw:points="0,375 30,375 30,0 0,0">
          <text:p/>
        </draw:polygon>
        <draw:polygon draw:style-name="gr35" draw:text-style-name="P7" draw:layer="layout" svg:width="0.03cm" svg:height="0.374cm" svg:x="21.357cm" svg:y="12.72cm" svg:viewBox="0 0 31 375" draw:points="0,375 31,375 31,0 0,0">
          <text:p/>
        </draw:polygon>
        <draw:polygon draw:style-name="gr35" draw:text-style-name="P7" draw:layer="layout" svg:width="0.029cm" svg:height="0.374cm" svg:x="21.387cm" svg:y="12.72cm" svg:viewBox="0 0 30 375" draw:points="0,375 30,375 30,0 0,0">
          <text:p/>
        </draw:polygon>
        <draw:polygon draw:style-name="gr36" draw:text-style-name="P8" draw:layer="layout" svg:width="0.029cm" svg:height="0.374cm" svg:x="21.416cm" svg:y="12.72cm" svg:viewBox="0 0 30 375" draw:points="0,375 30,375 30,0 0,0">
          <text:p/>
        </draw:polygon>
        <draw:polygon draw:style-name="gr36" draw:text-style-name="P8" draw:layer="layout" svg:width="0.029cm" svg:height="0.374cm" svg:x="21.445cm" svg:y="12.72cm" svg:viewBox="0 0 30 375" draw:points="0,375 30,375 30,0 0,0">
          <text:p/>
        </draw:polygon>
        <draw:polygon draw:style-name="gr36" draw:text-style-name="P8" draw:layer="layout" svg:width="0.029cm" svg:height="0.374cm" svg:x="21.476cm" svg:y="12.72cm" svg:viewBox="0 0 30 375" draw:points="0,375 30,375 30,0 0,0">
          <text:p/>
        </draw:polygon>
        <draw:polygon draw:style-name="gr36" draw:text-style-name="P8" draw:layer="layout" svg:width="0.029cm" svg:height="0.374cm" svg:x="21.505cm" svg:y="12.72cm" svg:viewBox="0 0 30 375" draw:points="0,375 30,375 30,0 0,0">
          <text:p/>
        </draw:polygon>
        <draw:polygon draw:style-name="gr38" draw:text-style-name="P10" draw:layer="layout" svg:width="0.029cm" svg:height="0.374cm" svg:x="21.534cm" svg:y="12.72cm" svg:viewBox="0 0 30 375" draw:points="0,375 30,375 30,0 0,0">
          <text:p/>
        </draw:polygon>
        <draw:polygon draw:style-name="gr37" draw:text-style-name="P9" draw:layer="layout" svg:width="0.029cm" svg:height="0.374cm" svg:x="21.563cm" svg:y="12.72cm" svg:viewBox="0 0 30 375" draw:points="0,375 30,375 30,0 0,0">
          <text:p/>
        </draw:polygon>
        <draw:polygon draw:style-name="gr38" draw:text-style-name="P10" draw:layer="layout" svg:width="0.029cm" svg:height="0.374cm" svg:x="21.593cm" svg:y="12.72cm" svg:viewBox="0 0 30 375" draw:points="0,375 30,375 30,0 0,0">
          <text:p/>
        </draw:polygon>
        <draw:polygon draw:style-name="gr37" draw:text-style-name="P9" draw:layer="layout" svg:width="0.029cm" svg:height="0.374cm" svg:x="21.622cm" svg:y="12.72cm" svg:viewBox="0 0 30 375" draw:points="0,375 30,375 30,0 0,0">
          <text:p/>
        </draw:polygon>
        <draw:polygon draw:style-name="gr35" draw:text-style-name="P7" draw:layer="layout" svg:width="0.029cm" svg:height="0.374cm" svg:x="21.652cm" svg:y="12.72cm" svg:viewBox="0 0 30 375" draw:points="0,375 30,375 30,0 0,0">
          <text:p/>
        </draw:polygon>
        <draw:polygon draw:style-name="gr35" draw:text-style-name="P7" draw:layer="layout" svg:width="0.03cm" svg:height="0.374cm" svg:x="21.681cm" svg:y="12.72cm" svg:viewBox="0 0 31 375" draw:points="0,375 31,375 31,0 0,0">
          <text:p/>
        </draw:polygon>
        <draw:polygon draw:style-name="gr36" draw:text-style-name="P8" draw:layer="layout" svg:width="0.029cm" svg:height="0.374cm" svg:x="21.711cm" svg:y="12.72cm" svg:viewBox="0 0 30 375" draw:points="0,375 30,375 30,0 0,0">
          <text:p/>
        </draw:polygon>
        <draw:polygon draw:style-name="gr36" draw:text-style-name="P8" draw:layer="layout" svg:width="0.029cm" svg:height="0.374cm" svg:x="21.74cm" svg:y="12.72cm" svg:viewBox="0 0 30 375" draw:points="0,375 30,375 30,0 0,0">
          <text:p/>
        </draw:polygon>
        <draw:polygon draw:style-name="gr38" draw:text-style-name="P10" draw:layer="layout" svg:width="0.03cm" svg:height="0.374cm" svg:x="21.769cm" svg:y="12.72cm" svg:viewBox="0 0 31 375" draw:points="0,375 31,375 31,0 0,0">
          <text:p/>
        </draw:polygon>
        <draw:polygon draw:style-name="gr38" draw:text-style-name="P10" draw:layer="layout" svg:width="0.029cm" svg:height="0.374cm" svg:x="21.8cm" svg:y="12.72cm" svg:viewBox="0 0 30 375" draw:points="0,375 30,375 30,0 0,0">
          <text:p/>
        </draw:polygon>
        <draw:polygon draw:style-name="gr38" draw:text-style-name="P10" draw:layer="layout" svg:width="0.029cm" svg:height="0.374cm" svg:x="21.829cm" svg:y="12.72cm" svg:viewBox="0 0 30 375" draw:points="0,375 30,375 30,0 0,0">
          <text:p/>
        </draw:polygon>
        <draw:polygon draw:style-name="gr37" draw:text-style-name="P9" draw:layer="layout" svg:width="0.029cm" svg:height="0.374cm" svg:x="21.858cm" svg:y="12.72cm" svg:viewBox="0 0 30 375" draw:points="0,375 30,375 30,0 0,0">
          <text:p/>
        </draw:polygon>
        <draw:polygon draw:style-name="gr37" draw:text-style-name="P9" draw:layer="layout" svg:width="0.029cm" svg:height="0.374cm" svg:x="21.887cm" svg:y="12.72cm" svg:viewBox="0 0 30 375" draw:points="0,375 30,375 30,0 0,0">
          <text:p/>
        </draw:polygon>
        <draw:polygon draw:style-name="gr37" draw:text-style-name="P9" draw:layer="layout" svg:width="0.029cm" svg:height="0.374cm" svg:x="21.917cm" svg:y="12.72cm" svg:viewBox="0 0 30 375" draw:points="0,375 30,375 30,0 0,0">
          <text:p/>
        </draw:polygon>
        <draw:polygon draw:style-name="gr35" draw:text-style-name="P7" draw:layer="layout" svg:width="0.029cm" svg:height="0.374cm" svg:x="21.946cm" svg:y="12.72cm" svg:viewBox="0 0 30 375" draw:points="0,375 30,375 30,0 0,0">
          <text:p/>
        </draw:polygon>
        <draw:polygon draw:style-name="gr37" draw:text-style-name="P9" draw:layer="layout" svg:width="0.029cm" svg:height="0.374cm" svg:x="21.976cm" svg:y="12.72cm" svg:viewBox="0 0 30 375" draw:points="0,375 30,375 30,0 0,0">
          <text:p/>
        </draw:polygon>
        <draw:polygon draw:style-name="gr37" draw:text-style-name="P9" draw:layer="layout" svg:width="0.029cm" svg:height="0.374cm" svg:x="22.005cm" svg:y="12.72cm" svg:viewBox="0 0 30 375" draw:points="0,375 30,375 30,0 0,0">
          <text:p/>
        </draw:polygon>
        <draw:polygon draw:style-name="gr37" draw:text-style-name="P9" draw:layer="layout" svg:width="0.029cm" svg:height="0.374cm" svg:x="22.035cm" svg:y="12.72cm" svg:viewBox="0 0 30 375" draw:points="0,375 30,375 30,0 0,0">
          <text:p/>
        </draw:polygon>
        <draw:polygon draw:style-name="gr36" draw:text-style-name="P8" draw:layer="layout" svg:width="0.029cm" svg:height="0.374cm" svg:x="22.417cm" svg:y="12.72cm" svg:viewBox="0 0 30 375" draw:points="0,375 30,375 30,0 0,0">
          <text:p/>
        </draw:polygon>
        <draw:polygon draw:style-name="gr38" draw:text-style-name="P10" draw:layer="layout" svg:width="0.029cm" svg:height="0.374cm" svg:x="22.446cm" svg:y="12.72cm" svg:viewBox="0 0 30 375" draw:points="0,375 30,375 30,0 0,0">
          <text:p/>
        </draw:polygon>
        <draw:polygon draw:style-name="gr36" draw:text-style-name="P8" draw:layer="layout" svg:width="0.029cm" svg:height="0.374cm" svg:x="22.477cm" svg:y="12.72cm" svg:viewBox="0 0 30 375" draw:points="0,375 30,375 30,0 0,0">
          <text:p/>
        </draw:polygon>
        <draw:polygon draw:style-name="gr37" draw:text-style-name="P9" draw:layer="layout" svg:width="0.029cm" svg:height="0.374cm" svg:x="22.506cm" svg:y="12.72cm" svg:viewBox="0 0 30 375" draw:points="0,375 30,375 30,0 0,0">
          <text:p/>
        </draw:polygon>
        <draw:polygon draw:style-name="gr35" draw:text-style-name="P7" draw:layer="layout" svg:width="0.03cm" svg:height="0.374cm" svg:x="22.535cm" svg:y="12.72cm" svg:viewBox="0 0 31 375" draw:points="0,375 31,375 31,0 0,0">
          <text:p/>
        </draw:polygon>
        <draw:polygon draw:style-name="gr37" draw:text-style-name="P9" draw:layer="layout" svg:width="0.029cm" svg:height="0.374cm" svg:x="22.565cm" svg:y="12.72cm" svg:viewBox="0 0 30 375" draw:points="0,375 30,375 30,0 0,0">
          <text:p/>
        </draw:polygon>
        <draw:polygon draw:style-name="gr35" draw:text-style-name="P7" draw:layer="layout" svg:width="0.029cm" svg:height="0.374cm" svg:x="22.594cm" svg:y="12.72cm" svg:viewBox="0 0 30 375" draw:points="0,375 30,375 30,0 0,0">
          <text:p/>
        </draw:polygon>
        <draw:polygon draw:style-name="gr37" draw:text-style-name="P9" draw:layer="layout" svg:width="0.029cm" svg:height="0.374cm" svg:x="22.623cm" svg:y="12.72cm" svg:viewBox="0 0 30 375" draw:points="0,375 30,375 30,0 0,0">
          <text:p/>
        </draw:polygon>
        <draw:polygon draw:style-name="gr37" draw:text-style-name="P9" draw:layer="layout" svg:width="0.029cm" svg:height="0.374cm" svg:x="22.654cm" svg:y="12.72cm" svg:viewBox="0 0 30 375" draw:points="0,375 30,375 30,0 0,0">
          <text:p/>
        </draw:polygon>
        <draw:polygon draw:style-name="gr37" draw:text-style-name="P9" draw:layer="layout" svg:width="0.029cm" svg:height="0.374cm" svg:x="22.683cm" svg:y="12.72cm" svg:viewBox="0 0 30 375" draw:points="0,375 30,375 30,0 0,0">
          <text:p/>
        </draw:polygon>
        <draw:polygon draw:style-name="gr36" draw:text-style-name="P8" draw:layer="layout" svg:width="0.029cm" svg:height="0.374cm" svg:x="22.712cm" svg:y="12.72cm" svg:viewBox="0 0 30 375" draw:points="0,375 30,375 30,0 0,0">
          <text:p/>
        </draw:polygon>
        <draw:polygon draw:style-name="gr36" draw:text-style-name="P8" draw:layer="layout" svg:width="0.029cm" svg:height="0.374cm" svg:x="22.741cm" svg:y="12.72cm" svg:viewBox="0 0 30 375" draw:points="0,375 30,375 30,0 0,0">
          <text:p/>
        </draw:polygon>
        <draw:polygon draw:style-name="gr37" draw:text-style-name="P9" draw:layer="layout" svg:width="0.029cm" svg:height="0.374cm" svg:x="22.771cm" svg:y="12.72cm" svg:viewBox="0 0 30 375" draw:points="0,375 30,375 30,0 0,0">
          <text:p/>
        </draw:polygon>
        <draw:polygon draw:style-name="gr38" draw:text-style-name="P10" draw:layer="layout" svg:width="0.029cm" svg:height="0.374cm" svg:x="22.801cm" svg:y="12.72cm" svg:viewBox="0 0 30 375" draw:points="0,375 30,375 30,0 0,0">
          <text:p/>
        </draw:polygon>
        <draw:polygon draw:style-name="gr36" draw:text-style-name="P8" draw:layer="layout" svg:width="0.029cm" svg:height="0.374cm" svg:x="22.83cm" svg:y="12.72cm" svg:viewBox="0 0 30 375" draw:points="0,375 30,375 30,0 0,0">
          <text:p/>
        </draw:polygon>
        <draw:polygon draw:style-name="gr36" draw:text-style-name="P8" draw:layer="layout" svg:width="0.029cm" svg:height="0.374cm" svg:x="22.859cm" svg:y="12.72cm" svg:viewBox="0 0 30 375" draw:points="0,375 30,375 30,0 0,0">
          <text:p/>
        </draw:polygon>
        <draw:polygon draw:style-name="gr36" draw:text-style-name="P8" draw:layer="layout" svg:width="0.03cm" svg:height="0.374cm" svg:x="22.888cm" svg:y="12.72cm" svg:viewBox="0 0 31 375" draw:points="0,375 31,375 31,0 0,0">
          <text:p/>
        </draw:polygon>
        <draw:polygon draw:style-name="gr36" draw:text-style-name="P8" draw:layer="layout" svg:width="0.029cm" svg:height="0.374cm" svg:x="22.918cm" svg:y="12.72cm" svg:viewBox="0 0 30 375" draw:points="0,375 30,375 30,0 0,0">
          <text:p/>
        </draw:polygon>
        <draw:polygon draw:style-name="gr38" draw:text-style-name="P10" draw:layer="layout" svg:width="0.029cm" svg:height="0.374cm" svg:x="22.947cm" svg:y="12.72cm" svg:viewBox="0 0 30 375" draw:points="0,375 30,375 30,0 0,0">
          <text:p/>
        </draw:polygon>
        <draw:polygon draw:style-name="gr38" draw:text-style-name="P10" draw:layer="layout" svg:width="0.03cm" svg:height="0.374cm" svg:x="22.977cm" svg:y="12.72cm" svg:viewBox="0 0 31 375" draw:points="0,375 31,375 31,0 0,0">
          <text:p/>
        </draw:polygon>
        <draw:polygon draw:style-name="gr38" draw:text-style-name="P10" draw:layer="layout" svg:width="0.029cm" svg:height="0.374cm" svg:x="23.007cm" svg:y="12.72cm" svg:viewBox="0 0 30 375" draw:points="0,375 30,375 30,0 0,0">
          <text:p/>
        </draw:polygon>
        <draw:polygon draw:style-name="gr35" draw:text-style-name="P7" draw:layer="layout" svg:width="0.029cm" svg:height="0.374cm" svg:x="23.036cm" svg:y="12.72cm" svg:viewBox="0 0 30 375" draw:points="0,375 30,375 30,0 0,0">
          <text:p/>
        </draw:polygon>
        <draw:polygon draw:style-name="gr36" draw:text-style-name="P8" draw:layer="layout" svg:width="0.029cm" svg:height="0.374cm" svg:x="23.065cm" svg:y="12.72cm" svg:viewBox="0 0 30 375" draw:points="0,375 30,375 30,0 0,0">
          <text:p/>
        </draw:polygon>
        <draw:polygon draw:style-name="gr35" draw:text-style-name="P7" draw:layer="layout" svg:width="0.029cm" svg:height="0.374cm" svg:x="23.095cm" svg:y="12.72cm" svg:viewBox="0 0 30 375" draw:points="0,375 30,375 30,0 0,0">
          <text:p/>
        </draw:polygon>
        <draw:polygon draw:style-name="gr35" draw:text-style-name="P7" draw:layer="layout" svg:width="0.029cm" svg:height="0.374cm" svg:x="23.125cm" svg:y="12.72cm" svg:viewBox="0 0 30 375" draw:points="0,375 30,375 30,0 0,0">
          <text:p/>
        </draw:polygon>
        <draw:polygon draw:style-name="gr35" draw:text-style-name="P7" draw:layer="layout" svg:width="0.029cm" svg:height="0.374cm" svg:x="23.154cm" svg:y="12.72cm" svg:viewBox="0 0 30 375" draw:points="0,375 30,375 30,0 0,0">
          <text:p/>
        </draw:polygon>
        <draw:polygon draw:style-name="gr36" draw:text-style-name="P8" draw:layer="layout" svg:width="0.029cm" svg:height="0.374cm" svg:x="23.183cm" svg:y="12.72cm" svg:viewBox="0 0 30 375" draw:points="0,375 30,375 30,0 0,0">
          <text:p/>
        </draw:polygon>
        <draw:polygon draw:style-name="gr38" draw:text-style-name="P10" draw:layer="layout" svg:width="0.029cm" svg:height="0.374cm" svg:x="23.213cm" svg:y="12.72cm" svg:viewBox="0 0 30 375" draw:points="0,375 30,375 30,0 0,0">
          <text:p/>
        </draw:polygon>
        <draw:polygon draw:style-name="gr36" draw:text-style-name="P8" draw:layer="layout" svg:width="0.029cm" svg:height="0.374cm" svg:x="23.242cm" svg:y="12.72cm" svg:viewBox="0 0 30 375" draw:points="0,375 30,375 30,0 0,0">
          <text:p/>
        </draw:polygon>
        <draw:polygon draw:style-name="gr38" draw:text-style-name="P10" draw:layer="layout" svg:width="0.029cm" svg:height="0.374cm" svg:x="23.271cm" svg:y="12.72cm" svg:viewBox="0 0 30 375" draw:points="0,375 30,375 30,0 0,0">
          <text:p/>
        </draw:polygon>
        <draw:polygon draw:style-name="gr38" draw:text-style-name="P10" draw:layer="layout" svg:width="0.029cm" svg:height="0.374cm" svg:x="23.301cm" svg:y="12.72cm" svg:viewBox="0 0 30 375" draw:points="0,375 30,375 30,0 0,0">
          <text:p/>
        </draw:polygon>
        <draw:polygon draw:style-name="gr37" draw:text-style-name="P9" draw:layer="layout" svg:width="0.029cm" svg:height="0.374cm" svg:x="23.331cm" svg:y="12.72cm" svg:viewBox="0 0 30 375" draw:points="0,375 30,375 30,0 0,0">
          <text:p/>
        </draw:polygon>
        <draw:polygon draw:style-name="gr38" draw:text-style-name="P10" draw:layer="layout" svg:width="0.029cm" svg:height="0.374cm" svg:x="23.36cm" svg:y="12.72cm" svg:viewBox="0 0 30 375" draw:points="0,375 30,375 30,0 0,0">
          <text:p/>
        </draw:polygon>
        <draw:polygon draw:style-name="gr36" draw:text-style-name="P8" draw:layer="layout" svg:width="0.029cm" svg:height="0.374cm" svg:x="23.389cm" svg:y="12.72cm" svg:viewBox="0 0 30 375" draw:points="0,375 30,375 30,0 0,0">
          <text:p/>
        </draw:polygon>
        <draw:polygon draw:style-name="gr35" draw:text-style-name="P7" draw:layer="layout" svg:width="0.029cm" svg:height="0.374cm" svg:x="23.419cm" svg:y="12.72cm" svg:viewBox="0 0 30 375" draw:points="0,375 30,375 30,0 0,0">
          <text:p/>
        </draw:polygon>
        <draw:polygon draw:style-name="gr38" draw:text-style-name="P10" draw:layer="layout" svg:width="0.029cm" svg:height="0.374cm" svg:x="23.449cm" svg:y="12.72cm" svg:viewBox="0 0 30 375" draw:points="0,375 30,375 30,0 0,0">
          <text:p/>
        </draw:polygon>
        <draw:polygon draw:style-name="gr38" draw:text-style-name="P10" draw:layer="layout" svg:width="0.029cm" svg:height="0.374cm" svg:x="23.507cm" svg:y="12.72cm" svg:viewBox="0 0 30 375" draw:points="0,375 30,375 30,0 0,0">
          <text:p/>
        </draw:polygon>
        <draw:polygon draw:style-name="gr37" draw:text-style-name="P9" draw:layer="layout" svg:width="0.029cm" svg:height="0.374cm" svg:x="23.537cm" svg:y="12.72cm" svg:viewBox="0 0 30 375" draw:points="0,375 30,375 30,0 0,0">
          <text:p/>
        </draw:polygon>
        <draw:polygon draw:style-name="gr35" draw:text-style-name="P7" draw:layer="layout" svg:width="0.029cm" svg:height="0.374cm" svg:x="23.566cm" svg:y="12.72cm" svg:viewBox="0 0 30 375" draw:points="0,375 30,375 30,0 0,0">
          <text:p/>
        </draw:polygon>
        <draw:polygon draw:style-name="gr38" draw:text-style-name="P10" draw:layer="layout" svg:width="0.029cm" svg:height="0.374cm" svg:x="23.595cm" svg:y="12.72cm" svg:viewBox="0 0 30 375" draw:points="0,375 30,375 30,0 0,0">
          <text:p/>
        </draw:polygon>
        <draw:polygon draw:style-name="gr35" draw:text-style-name="P7" draw:layer="layout" svg:width="0.029cm" svg:height="0.374cm" svg:x="23.625cm" svg:y="12.72cm" svg:viewBox="0 0 30 375" draw:points="0,375 30,375 30,0 0,0">
          <text:p/>
        </draw:polygon>
        <draw:polygon draw:style-name="gr37" draw:text-style-name="P9" draw:layer="layout" svg:width="0.029cm" svg:height="0.374cm" svg:x="23.655cm" svg:y="12.72cm" svg:viewBox="0 0 30 375" draw:points="0,375 30,375 30,0 0,0">
          <text:p/>
        </draw:polygon>
        <draw:polygon draw:style-name="gr35" draw:text-style-name="P7" draw:layer="layout" svg:width="0.029cm" svg:height="0.374cm" svg:x="23.684cm" svg:y="12.72cm" svg:viewBox="0 0 30 375" draw:points="0,375 30,375 30,0 0,0">
          <text:p/>
        </draw:polygon>
        <draw:polygon draw:style-name="gr35" draw:text-style-name="P7" draw:layer="layout" svg:width="0.029cm" svg:height="0.374cm" svg:x="23.713cm" svg:y="12.72cm" svg:viewBox="0 0 30 375" draw:points="0,375 30,375 30,0 0,0">
          <text:p/>
        </draw:polygon>
        <draw:polygon draw:style-name="gr38" draw:text-style-name="P10" draw:layer="layout" svg:width="0.03cm" svg:height="0.374cm" svg:x="23.742cm" svg:y="12.72cm" svg:viewBox="0 0 31 375" draw:points="0,375 31,375 31,0 0,0">
          <text:p/>
        </draw:polygon>
        <draw:polygon draw:style-name="gr37" draw:text-style-name="P9" draw:layer="layout" svg:width="0.029cm" svg:height="0.374cm" svg:x="23.773cm" svg:y="12.72cm" svg:viewBox="0 0 30 375" draw:points="0,375 30,375 30,0 0,0">
          <text:p/>
        </draw:polygon>
        <draw:polygon draw:style-name="gr35" draw:text-style-name="P7" draw:layer="layout" svg:width="0.029cm" svg:height="0.374cm" svg:x="23.802cm" svg:y="12.72cm" svg:viewBox="0 0 30 375" draw:points="0,375 30,375 30,0 0,0">
          <text:p/>
        </draw:polygon>
        <draw:polygon draw:style-name="gr35" draw:text-style-name="P7" draw:layer="layout" svg:width="0.03cm" svg:height="0.374cm" svg:x="23.831cm" svg:y="12.72cm" svg:viewBox="0 0 31 375" draw:points="0,375 31,375 31,0 0,0">
          <text:p/>
        </draw:polygon>
        <draw:polygon draw:style-name="gr36" draw:text-style-name="P8" draw:layer="layout" svg:width="0.029cm" svg:height="0.374cm" svg:x="23.861cm" svg:y="12.72cm" svg:viewBox="0 0 30 375" draw:points="0,375 30,375 30,0 0,0">
          <text:p/>
        </draw:polygon>
        <draw:polygon draw:style-name="gr37" draw:text-style-name="P9" draw:layer="layout" svg:width="0.029cm" svg:height="0.374cm" svg:x="23.89cm" svg:y="12.72cm" svg:viewBox="0 0 30 375" draw:points="0,375 30,375 30,0 0,0">
          <text:p/>
        </draw:polygon>
        <draw:polygon draw:style-name="gr36" draw:text-style-name="P8" draw:layer="layout" svg:width="0.029cm" svg:height="0.374cm" svg:x="23.919cm" svg:y="12.72cm" svg:viewBox="0 0 30 375" draw:points="0,375 30,375 30,0 0,0">
          <text:p/>
        </draw:polygon>
        <draw:polygon draw:style-name="gr37" draw:text-style-name="P9" draw:layer="layout" svg:width="0.029cm" svg:height="0.374cm" svg:x="23.949cm" svg:y="12.72cm" svg:viewBox="0 0 30 375" draw:points="0,375 30,375 30,0 0,0">
          <text:p/>
        </draw:polygon>
        <draw:polygon draw:style-name="gr37" draw:text-style-name="P9" draw:layer="layout" svg:width="0.029cm" svg:height="0.374cm" svg:x="23.979cm" svg:y="12.72cm" svg:viewBox="0 0 30 375" draw:points="0,375 30,375 30,0 0,0">
          <text:p/>
        </draw:polygon>
        <draw:polygon draw:style-name="gr35" draw:text-style-name="P7" draw:layer="layout" svg:width="0.029cm" svg:height="0.374cm" svg:x="24.008cm" svg:y="12.72cm" svg:viewBox="0 0 30 375" draw:points="0,375 30,375 30,0 0,0">
          <text:p/>
        </draw:polygon>
        <draw:polygon draw:style-name="gr36" draw:text-style-name="P8" draw:layer="layout" svg:width="0.029cm" svg:height="0.374cm" svg:x="24.037cm" svg:y="12.72cm" svg:viewBox="0 0 30 375" draw:points="0,375 30,375 30,0 0,0">
          <text:p/>
        </draw:polygon>
        <draw:polygon draw:style-name="gr38" draw:text-style-name="P10" draw:layer="layout" svg:width="0.029cm" svg:height="0.374cm" svg:x="24.066cm" svg:y="12.72cm" svg:viewBox="0 0 30 375" draw:points="0,375 30,375 30,0 0,0">
          <text:p/>
        </draw:polygon>
        <draw:polygon draw:style-name="gr36" draw:text-style-name="P8" draw:layer="layout" svg:width="0.029cm" svg:height="0.374cm" svg:x="24.126cm" svg:y="12.72cm" svg:viewBox="0 0 30 375" draw:points="0,375 30,375 30,0 0,0">
          <text:p/>
        </draw:polygon>
        <draw:polygon draw:style-name="gr37" draw:text-style-name="P9" draw:layer="layout" svg:width="0.029cm" svg:height="0.374cm" svg:x="24.155cm" svg:y="12.72cm" svg:viewBox="0 0 30 375" draw:points="0,375 30,375 30,0 0,0">
          <text:p/>
        </draw:polygon>
        <draw:polygon draw:style-name="gr38" draw:text-style-name="P10" draw:layer="layout" svg:width="0.03cm" svg:height="0.374cm" svg:x="24.184cm" svg:y="12.72cm" svg:viewBox="0 0 31 375" draw:points="0,375 31,375 31,0 0,0">
          <text:p/>
        </draw:polygon>
        <draw:polygon draw:style-name="gr36" draw:text-style-name="P8" draw:layer="layout" svg:width="0.029cm" svg:height="0.374cm" svg:x="24.243cm" svg:y="12.72cm" svg:viewBox="0 0 30 375" draw:points="0,375 30,375 30,0 0,0">
          <text:p/>
        </draw:polygon>
        <draw:polygon draw:style-name="gr36" draw:text-style-name="P8" draw:layer="layout" svg:width="0.029cm" svg:height="0.374cm" svg:x="24.274cm" svg:y="12.72cm" svg:viewBox="0 0 30 375" draw:points="0,375 30,375 30,0 0,0">
          <text:p/>
        </draw:polygon>
        <draw:polygon draw:style-name="gr37" draw:text-style-name="P9" draw:layer="layout" svg:width="0.029cm" svg:height="0.374cm" svg:x="24.303cm" svg:y="12.72cm" svg:viewBox="0 0 30 375" draw:points="0,375 30,375 30,0 0,0">
          <text:p/>
        </draw:polygon>
        <draw:polygon draw:style-name="gr36" draw:text-style-name="P8" draw:layer="layout" svg:width="0.029cm" svg:height="0.374cm" svg:x="24.332cm" svg:y="12.72cm" svg:viewBox="0 0 30 375" draw:points="0,375 30,375 30,0 0,0">
          <text:p/>
        </draw:polygon>
        <draw:polygon draw:style-name="gr36" draw:text-style-name="P8" draw:layer="layout" svg:width="0.029cm" svg:height="0.374cm" svg:x="24.361cm" svg:y="12.72cm" svg:viewBox="0 0 30 375" draw:points="0,375 30,375 30,0 0,0">
          <text:p/>
        </draw:polygon>
        <draw:polygon draw:style-name="gr38" draw:text-style-name="P10" draw:layer="layout" svg:width="0.029cm" svg:height="0.374cm" svg:x="24.39cm" svg:y="12.72cm" svg:viewBox="0 0 30 375" draw:points="0,375 30,375 30,0 0,0">
          <text:p/>
        </draw:polygon>
        <draw:polygon draw:style-name="gr35" draw:text-style-name="P7" draw:layer="layout" svg:width="0.029cm" svg:height="0.374cm" svg:x="24.42cm" svg:y="12.72cm" svg:viewBox="0 0 30 375" draw:points="0,375 30,375 30,0 0,0">
          <text:p/>
        </draw:polygon>
        <draw:polygon draw:style-name="gr35" draw:text-style-name="P7" draw:layer="layout" svg:width="0.029cm" svg:height="0.374cm" svg:x="24.45cm" svg:y="12.72cm" svg:viewBox="0 0 30 375" draw:points="0,375 30,375 30,0 0,0">
          <text:p/>
        </draw:polygon>
        <draw:polygon draw:style-name="gr44" draw:text-style-name="P16" draw:layer="layout" svg:width="0.029cm" svg:height="0.374cm" svg:x="24.479cm" svg:y="12.72cm" svg:viewBox="0 0 30 375" draw:points="0,375 30,375 30,0 0,0">
          <text:p/>
        </draw:polygon>
        <draw:polygon draw:style-name="gr36" draw:text-style-name="P8" draw:layer="layout" svg:width="0.03cm" svg:height="0.374cm" svg:x="24.508cm" svg:y="12.72cm" svg:viewBox="0 0 31 375" draw:points="0,375 31,375 31,0 0,0">
          <text:p/>
        </draw:polygon>
        <draw:polygon draw:style-name="gr35" draw:text-style-name="P7" draw:layer="layout" svg:width="0.029cm" svg:height="0.374cm" svg:x="24.538cm" svg:y="12.72cm" svg:viewBox="0 0 30 375" draw:points="0,375 30,375 30,0 0,0">
          <text:p/>
        </draw:polygon>
        <draw:polygon draw:style-name="gr38" draw:text-style-name="P10" draw:layer="layout" svg:width="0.029cm" svg:height="0.374cm" svg:x="24.567cm" svg:y="12.72cm" svg:viewBox="0 0 30 375" draw:points="0,375 30,375 30,0 0,0">
          <text:p/>
        </draw:polygon>
        <draw:polygon draw:style-name="gr37" draw:text-style-name="P9" draw:layer="layout" svg:width="0.03cm" svg:height="0.374cm" svg:x="24.596cm" svg:y="12.72cm" svg:viewBox="0 0 31 375" draw:points="0,375 31,375 31,0 0,0">
          <text:p/>
        </draw:polygon>
        <draw:polygon draw:style-name="gr38" draw:text-style-name="P10" draw:layer="layout" svg:width="0.029cm" svg:height="0.374cm" svg:x="24.627cm" svg:y="12.72cm" svg:viewBox="0 0 30 375" draw:points="0,375 30,375 30,0 0,0">
          <text:p/>
        </draw:polygon>
        <draw:polygon draw:style-name="gr35" draw:text-style-name="P7" draw:layer="layout" svg:width="0.029cm" svg:height="0.374cm" svg:x="24.656cm" svg:y="12.72cm" svg:viewBox="0 0 30 375" draw:points="0,375 30,375 30,0 0,0">
          <text:p/>
        </draw:polygon>
        <draw:polygon draw:style-name="gr35" draw:text-style-name="P7" draw:layer="layout" svg:width="0.029cm" svg:height="0.374cm" svg:x="24.685cm" svg:y="12.72cm" svg:viewBox="0 0 30 375" draw:points="0,375 30,375 30,0 0,0">
          <text:p/>
        </draw:polygon>
        <draw:polygon draw:style-name="gr36" draw:text-style-name="P8" draw:layer="layout" svg:width="0.029cm" svg:height="0.374cm" svg:x="24.715cm" svg:y="12.72cm" svg:viewBox="0 0 30 375" draw:points="0,375 30,375 30,0 0,0">
          <text:p/>
        </draw:polygon>
        <draw:polygon draw:style-name="gr35" draw:text-style-name="P7" draw:layer="layout" svg:width="0.029cm" svg:height="0.374cm" svg:x="24.744cm" svg:y="12.72cm" svg:viewBox="0 0 30 375" draw:points="0,375 30,375 30,0 0,0">
          <text:p/>
        </draw:polygon>
        <draw:polygon draw:style-name="gr35" draw:text-style-name="P7" draw:layer="layout" svg:width="0.029cm" svg:height="0.374cm" svg:x="24.774cm" svg:y="12.72cm" svg:viewBox="0 0 30 375" draw:points="0,375 30,375 30,0 0,0">
          <text:p/>
        </draw:polygon>
        <draw:polygon draw:style-name="gr36" draw:text-style-name="P8" draw:layer="layout" svg:width="0.029cm" svg:height="0.374cm" svg:x="24.803cm" svg:y="12.72cm" svg:viewBox="0 0 30 375" draw:points="0,375 30,375 30,0 0,0">
          <text:p/>
        </draw:polygon>
        <draw:polygon draw:style-name="gr38" draw:text-style-name="P10" draw:layer="layout" svg:width="0.029cm" svg:height="0.374cm" svg:x="24.833cm" svg:y="12.72cm" svg:viewBox="0 0 30 375" draw:points="0,375 30,375 30,0 0,0">
          <text:p/>
        </draw:polygon>
        <draw:polygon draw:style-name="gr38" draw:text-style-name="P10" draw:layer="layout" svg:width="0.029cm" svg:height="0.374cm" svg:x="24.862cm" svg:y="12.72cm" svg:viewBox="0 0 30 375" draw:points="0,375 30,375 30,0 0,0">
          <text:p/>
        </draw:polygon>
        <draw:polygon draw:style-name="gr38" draw:text-style-name="P10" draw:layer="layout" svg:width="0.029cm" svg:height="0.374cm" svg:x="24.891cm" svg:y="12.72cm" svg:viewBox="0 0 30 375" draw:points="0,375 30,375 30,0 0,0">
          <text:p/>
        </draw:polygon>
        <draw:polygon draw:style-name="gr36" draw:text-style-name="P8" draw:layer="layout" svg:width="0.029cm" svg:height="0.374cm" svg:x="24.92cm" svg:y="12.72cm" svg:viewBox="0 0 30 375" draw:points="0,375 30,375 30,0 0,0">
          <text:p/>
        </draw:polygon>
        <draw:polygon draw:style-name="gr35" draw:text-style-name="P7" draw:layer="layout" svg:width="0.03cm" svg:height="0.374cm" svg:x="24.95cm" svg:y="12.72cm" svg:viewBox="0 0 31 375" draw:points="0,375 31,375 31,0 0,0">
          <text:p/>
        </draw:polygon>
        <draw:polygon draw:style-name="gr35" draw:text-style-name="P7" draw:layer="layout" svg:width="0.029cm" svg:height="0.374cm" svg:x="24.98cm" svg:y="12.72cm" svg:viewBox="0 0 30 375" draw:points="0,375 30,375 30,0 0,0">
          <text:p/>
        </draw:polygon>
        <draw:polygon draw:style-name="gr36" draw:text-style-name="P8" draw:layer="layout" svg:width="0.029cm" svg:height="0.374cm" svg:x="25.009cm" svg:y="12.72cm" svg:viewBox="0 0 30 375" draw:points="0,375 30,375 30,0 0,0">
          <text:p/>
        </draw:polygon>
        <draw:polygon draw:style-name="gr35" draw:text-style-name="P7" draw:layer="layout" svg:width="0.03cm" svg:height="0.374cm" svg:x="25.038cm" svg:y="12.72cm" svg:viewBox="0 0 31 375" draw:points="0,375 31,375 31,0 0,0">
          <text:p/>
        </draw:polygon>
        <draw:polygon draw:style-name="gr35" draw:text-style-name="P7" draw:layer="layout" svg:width="0.029cm" svg:height="0.374cm" svg:x="25.068cm" svg:y="12.72cm" svg:viewBox="0 0 30 375" draw:points="0,375 30,375 30,0 0,0">
          <text:p/>
        </draw:polygon>
        <draw:polygon draw:style-name="gr36" draw:text-style-name="P8" draw:layer="layout" svg:width="0.029cm" svg:height="0.374cm" svg:x="25.098cm" svg:y="12.72cm" svg:viewBox="0 0 30 375" draw:points="0,375 30,375 30,0 0,0">
          <text:p/>
        </draw:polygon>
        <draw:polygon draw:style-name="gr37" draw:text-style-name="P9" draw:layer="layout" svg:width="0.029cm" svg:height="0.374cm" svg:x="25.127cm" svg:y="12.72cm" svg:viewBox="0 0 30 375" draw:points="0,375 30,375 30,0 0,0">
          <text:p/>
        </draw:polygon>
        <draw:polygon draw:style-name="gr37" draw:text-style-name="P9" draw:layer="layout" svg:width="0.029cm" svg:height="0.374cm" svg:x="25.157cm" svg:y="12.72cm" svg:viewBox="0 0 30 375" draw:points="0,375 30,375 30,0 0,0">
          <text:p/>
        </draw:polygon>
        <draw:polygon draw:style-name="gr35" draw:text-style-name="P7" draw:layer="layout" svg:width="0.029cm" svg:height="0.374cm" svg:x="25.186cm" svg:y="12.72cm" svg:viewBox="0 0 30 375" draw:points="0,375 30,375 30,0 0,0">
          <text:p/>
        </draw:polygon>
        <draw:polygon draw:style-name="gr38" draw:text-style-name="P10" draw:layer="layout" svg:width="0.029cm" svg:height="0.374cm" svg:x="25.215cm" svg:y="12.72cm" svg:viewBox="0 0 30 375" draw:points="0,375 30,375 30,0 0,0">
          <text:p/>
        </draw:polygon>
        <draw:polygon draw:style-name="gr36" draw:text-style-name="P8" draw:layer="layout" svg:width="0.029cm" svg:height="0.374cm" svg:x="25.244cm" svg:y="12.72cm" svg:viewBox="0 0 30 375" draw:points="0,375 30,375 30,0 0,0">
          <text:p/>
        </draw:polygon>
        <draw:polygon draw:style-name="gr38" draw:text-style-name="P10" draw:layer="layout" svg:width="0.029cm" svg:height="0.374cm" svg:x="25.275cm" svg:y="12.72cm" svg:viewBox="0 0 30 375" draw:points="0,375 30,375 30,0 0,0">
          <text:p/>
        </draw:polygon>
        <draw:polygon draw:style-name="gr36" draw:text-style-name="P8" draw:layer="layout" svg:width="0.029cm" svg:height="0.374cm" svg:x="25.304cm" svg:y="12.72cm" svg:viewBox="0 0 30 375" draw:points="0,375 30,375 30,0 0,0">
          <text:p/>
        </draw:polygon>
        <draw:polygon draw:style-name="gr38" draw:text-style-name="P10" draw:layer="layout" svg:width="0.029cm" svg:height="0.374cm" svg:x="25.333cm" svg:y="12.72cm" svg:viewBox="0 0 30 375" draw:points="0,375 30,375 30,0 0,0">
          <text:p/>
        </draw:polygon>
        <draw:polygon draw:style-name="gr38" draw:text-style-name="P10" draw:layer="layout" svg:width="0.03cm" svg:height="0.374cm" svg:x="25.362cm" svg:y="12.72cm" svg:viewBox="0 0 31 375" draw:points="0,375 31,375 31,0 0,0">
          <text:p/>
        </draw:polygon>
        <draw:polygon draw:style-name="gr37" draw:text-style-name="P9" draw:layer="layout" svg:width="0.029cm" svg:height="0.374cm" svg:x="25.392cm" svg:y="12.72cm" svg:viewBox="0 0 30 375" draw:points="0,375 30,375 30,0 0,0">
          <text:p/>
        </draw:polygon>
        <draw:polygon draw:style-name="gr37" draw:text-style-name="P9" draw:layer="layout" svg:width="0.029cm" svg:height="0.374cm" svg:x="25.422cm" svg:y="12.72cm" svg:viewBox="0 0 30 375" draw:points="0,375 30,375 30,0 0,0">
          <text:p/>
        </draw:polygon>
        <draw:polygon draw:style-name="gr36" draw:text-style-name="P8" draw:layer="layout" svg:width="0.029cm" svg:height="0.374cm" svg:x="25.451cm" svg:y="12.72cm" svg:viewBox="0 0 30 375" draw:points="0,375 30,375 30,0 0,0">
          <text:p/>
        </draw:polygon>
        <draw:polygon draw:style-name="gr38" draw:text-style-name="P10" draw:layer="layout" svg:width="0.029cm" svg:height="0.374cm" svg:x="25.481cm" svg:y="12.72cm" svg:viewBox="0 0 30 375" draw:points="0,375 30,375 30,0 0,0">
          <text:p/>
        </draw:polygon>
        <draw:polygon draw:style-name="gr36" draw:text-style-name="P8" draw:layer="layout" svg:width="0.029cm" svg:height="0.374cm" svg:x="25.51cm" svg:y="12.72cm" svg:viewBox="0 0 30 375" draw:points="0,375 30,375 30,0 0,0">
          <text:p/>
        </draw:polygon>
        <draw:polygon draw:style-name="gr38" draw:text-style-name="P10" draw:layer="layout" svg:width="0.029cm" svg:height="0.374cm" svg:x="25.539cm" svg:y="12.72cm" svg:viewBox="0 0 30 375" draw:points="0,375 30,375 30,0 0,0">
          <text:p/>
        </draw:polygon>
        <draw:polygon draw:style-name="gr36" draw:text-style-name="P8" draw:layer="layout" svg:width="0.029cm" svg:height="0.374cm" svg:x="25.568cm" svg:y="12.72cm" svg:viewBox="0 0 30 375" draw:points="0,375 30,375 30,0 0,0">
          <text:p/>
        </draw:polygon>
        <draw:polygon draw:style-name="gr37" draw:text-style-name="P9" draw:layer="layout" svg:width="0.029cm" svg:height="0.374cm" svg:x="25.599cm" svg:y="12.72cm" svg:viewBox="0 0 30 375" draw:points="0,375 30,375 30,0 0,0">
          <text:p/>
        </draw:polygon>
        <draw:polygon draw:style-name="gr36" draw:text-style-name="P8" draw:layer="layout" svg:width="0.029cm" svg:height="0.374cm" svg:x="25.628cm" svg:y="12.72cm" svg:viewBox="0 0 30 375" draw:points="0,375 30,375 30,0 0,0">
          <text:p/>
        </draw:polygon>
        <draw:polygon draw:style-name="gr35" draw:text-style-name="P7" draw:layer="layout" svg:width="0.029cm" svg:height="0.374cm" svg:x="25.657cm" svg:y="12.72cm" svg:viewBox="0 0 30 375" draw:points="0,375 30,375 30,0 0,0">
          <text:p/>
        </draw:polygon>
        <draw:polygon draw:style-name="gr38" draw:text-style-name="P10" draw:layer="layout" svg:width="0.029cm" svg:height="0.374cm" svg:x="25.686cm" svg:y="12.72cm" svg:viewBox="0 0 30 375" draw:points="0,375 30,375 30,0 0,0">
          <text:p/>
        </draw:polygon>
        <draw:polygon draw:style-name="gr36" draw:text-style-name="P8" draw:layer="layout" svg:width="0.029cm" svg:height="0.374cm" svg:x="25.716cm" svg:y="12.72cm" svg:viewBox="0 0 30 375" draw:points="0,375 30,375 30,0 0,0">
          <text:p/>
        </draw:polygon>
        <draw:polygon draw:style-name="gr37" draw:text-style-name="P9" draw:layer="layout" svg:width="0.029cm" svg:height="0.374cm" svg:x="25.746cm" svg:y="12.72cm" svg:viewBox="0 0 30 375" draw:points="0,375 30,375 30,0 0,0">
          <text:p/>
        </draw:polygon>
        <draw:polygon draw:style-name="gr35" draw:text-style-name="P7" draw:layer="layout" svg:width="0.029cm" svg:height="0.374cm" svg:x="25.775cm" svg:y="12.72cm" svg:viewBox="0 0 30 375" draw:points="0,375 30,375 30,0 0,0">
          <text:p/>
        </draw:polygon>
        <draw:polygon draw:style-name="gr38" draw:text-style-name="P10" draw:layer="layout" svg:width="0.03cm" svg:height="0.374cm" svg:x="25.804cm" svg:y="12.72cm" svg:viewBox="0 0 31 375" draw:points="0,375 31,375 31,0 0,0">
          <text:p/>
        </draw:polygon>
        <draw:polygon draw:style-name="gr37" draw:text-style-name="P9" draw:layer="layout" svg:width="0.029cm" svg:height="0.374cm" svg:x="25.834cm" svg:y="12.72cm" svg:viewBox="0 0 30 375" draw:points="0,375 30,375 30,0 0,0">
          <text:p/>
        </draw:polygon>
        <draw:polygon draw:style-name="gr35" draw:text-style-name="P7" draw:layer="layout" svg:width="0.029cm" svg:height="0.374cm" svg:x="25.863cm" svg:y="12.72cm" svg:viewBox="0 0 30 375" draw:points="0,375 30,375 30,0 0,0">
          <text:p/>
        </draw:polygon>
        <draw:polygon draw:style-name="gr35" draw:text-style-name="P7" draw:layer="layout" svg:width="0.03cm" svg:height="0.374cm" svg:x="25.892cm" svg:y="12.72cm" svg:viewBox="0 0 31 375" draw:points="0,375 31,375 31,0 0,0">
          <text:p/>
        </draw:polygon>
        <draw:polygon draw:style-name="gr37" draw:text-style-name="P9" draw:layer="layout" svg:width="0.029cm" svg:height="0.374cm" svg:x="25.923cm" svg:y="12.72cm" svg:viewBox="0 0 30 375" draw:points="0,375 30,375 30,0 0,0">
          <text:p/>
        </draw:polygon>
        <draw:polygon draw:style-name="gr35" draw:text-style-name="P7" draw:layer="layout" svg:width="0.029cm" svg:height="0.374cm" svg:x="25.952cm" svg:y="12.72cm" svg:viewBox="0 0 30 375" draw:points="0,375 30,375 30,0 0,0">
          <text:p/>
        </draw:polygon>
        <draw:polygon draw:style-name="gr35" draw:text-style-name="P7" draw:layer="layout" svg:width="0.029cm" svg:height="0.374cm" svg:x="25.981cm" svg:y="12.72cm" svg:viewBox="0 0 30 375" draw:points="0,375 30,375 30,0 0,0">
          <text:p/>
        </draw:polygon>
        <draw:polygon draw:style-name="gr36" draw:text-style-name="P8" draw:layer="layout" svg:width="0.029cm" svg:height="0.374cm" svg:x="26.01cm" svg:y="12.72cm" svg:viewBox="0 0 30 375" draw:points="0,375 30,375 30,0 0,0">
          <text:p/>
        </draw:polygon>
        <draw:polygon draw:style-name="gr37" draw:text-style-name="P9" draw:layer="layout" svg:width="0.029cm" svg:height="0.374cm" svg:x="26.04cm" svg:y="12.72cm" svg:viewBox="0 0 30 375" draw:points="0,375 30,375 30,0 0,0">
          <text:p/>
        </draw:polygon>
        <draw:polygon draw:style-name="gr36" draw:text-style-name="P8" draw:layer="layout" svg:width="0.029cm" svg:height="0.374cm" svg:x="26.07cm" svg:y="12.72cm" svg:viewBox="0 0 30 375" draw:points="0,375 30,375 30,0 0,0">
          <text:p/>
        </draw:polygon>
        <draw:polygon draw:style-name="gr35" draw:text-style-name="P7" draw:layer="layout" svg:width="0.029cm" svg:height="0.374cm" svg:x="26.099cm" svg:y="12.72cm" svg:viewBox="0 0 30 375" draw:points="0,375 30,375 30,0 0,0">
          <text:p/>
        </draw:polygon>
        <draw:polygon draw:style-name="gr37" draw:text-style-name="P9" draw:layer="layout" svg:width="0.03cm" svg:height="0.374cm" svg:x="26.128cm" svg:y="12.72cm" svg:viewBox="0 0 31 375" draw:points="0,375 31,375 31,0 0,0">
          <text:p/>
        </draw:polygon>
        <draw:polygon draw:style-name="gr36" draw:text-style-name="P8" draw:layer="layout" svg:width="0.029cm" svg:height="0.374cm" svg:x="26.158cm" svg:y="12.72cm" svg:viewBox="0 0 30 375" draw:points="0,375 30,375 30,0 0,0">
          <text:p/>
        </draw:polygon>
        <draw:polygon draw:style-name="gr37" draw:text-style-name="P9" draw:layer="layout" svg:width="0.029cm" svg:height="0.374cm" svg:x="26.187cm" svg:y="12.72cm" svg:viewBox="0 0 30 375" draw:points="0,375 30,375 30,0 0,0">
          <text:p/>
        </draw:polygon>
        <draw:polygon draw:style-name="gr35" draw:text-style-name="P7" draw:layer="layout" svg:width="0.03cm" svg:height="0.374cm" svg:x="26.216cm" svg:y="12.72cm" svg:viewBox="0 0 31 375" draw:points="0,375 31,375 31,0 0,0">
          <text:p/>
        </draw:polygon>
        <draw:polygon draw:style-name="gr35" draw:text-style-name="P7" draw:layer="layout" svg:width="0.029cm" svg:height="0.374cm" svg:x="26.247cm" svg:y="12.72cm" svg:viewBox="0 0 30 375" draw:points="0,375 30,375 30,0 0,0">
          <text:p/>
        </draw:polygon>
        <draw:polygon draw:style-name="gr35" draw:text-style-name="P7" draw:layer="layout" svg:width="0.029cm" svg:height="0.374cm" svg:x="26.276cm" svg:y="12.72cm" svg:viewBox="0 0 30 375" draw:points="0,375 30,375 30,0 0,0">
          <text:p/>
        </draw:polygon>
        <draw:polygon draw:style-name="gr38" draw:text-style-name="P10" draw:layer="layout" svg:width="0.029cm" svg:height="0.374cm" svg:x="26.305cm" svg:y="12.72cm" svg:viewBox="0 0 30 375" draw:points="0,375 30,375 30,0 0,0">
          <text:p/>
        </draw:polygon>
        <draw:polygon draw:style-name="gr37" draw:text-style-name="P9" draw:layer="layout" svg:width="0.029cm" svg:height="0.374cm" svg:x="26.335cm" svg:y="12.72cm" svg:viewBox="0 0 30 375" draw:points="0,375 30,375 30,0 0,0">
          <text:p/>
        </draw:polygon>
        <draw:polygon draw:style-name="gr36" draw:text-style-name="P8" draw:layer="layout" svg:width="0.029cm" svg:height="0.374cm" svg:x="26.364cm" svg:y="12.72cm" svg:viewBox="0 0 30 375" draw:points="0,375 30,375 30,0 0,0">
          <text:p/>
        </draw:polygon>
        <draw:polygon draw:style-name="gr37" draw:text-style-name="P9" draw:layer="layout" svg:width="0.029cm" svg:height="0.374cm" svg:x="26.393cm" svg:y="12.72cm" svg:viewBox="0 0 30 375" draw:points="0,375 30,375 30,0 0,0">
          <text:p/>
        </draw:polygon>
        <draw:polygon draw:style-name="gr35" draw:text-style-name="P7" draw:layer="layout" svg:width="0.029cm" svg:height="0.374cm" svg:x="26.423cm" svg:y="12.72cm" svg:viewBox="0 0 30 375" draw:points="0,375 30,375 30,0 0,0">
          <text:p/>
        </draw:polygon>
        <draw:polygon draw:style-name="gr38" draw:text-style-name="P10" draw:layer="layout" svg:width="0.029cm" svg:height="0.374cm" svg:x="26.453cm" svg:y="12.72cm" svg:viewBox="0 0 30 375" draw:points="0,375 30,375 30,0 0,0">
          <text:p/>
        </draw:polygon>
        <draw:polygon draw:style-name="gr35" draw:text-style-name="P7" draw:layer="layout" svg:width="0.029cm" svg:height="0.374cm" svg:x="26.482cm" svg:y="12.72cm" svg:viewBox="0 0 30 375" draw:points="0,375 30,375 30,0 0,0">
          <text:p/>
        </draw:polygon>
        <draw:polygon draw:style-name="gr35" draw:text-style-name="P7" draw:layer="layout" svg:width="0.029cm" svg:height="0.374cm" svg:x="26.511cm" svg:y="12.72cm" svg:viewBox="0 0 30 375" draw:points="0,375 30,375 30,0 0,0">
          <text:p/>
        </draw:polygon>
        <draw:polygon draw:style-name="gr37" draw:text-style-name="P9" draw:layer="layout" svg:width="0.029cm" svg:height="0.374cm" svg:x="26.54cm" svg:y="12.72cm" svg:viewBox="0 0 30 375" draw:points="0,375 30,375 30,0 0,0">
          <text:p/>
        </draw:polygon>
        <draw:polygon draw:style-name="gr38" draw:text-style-name="P10" draw:layer="layout" svg:width="0.03cm" svg:height="0.374cm" svg:x="26.569cm" svg:y="12.72cm" svg:viewBox="0 0 31 375" draw:points="0,375 31,375 31,0 0,0">
          <text:p/>
        </draw:polygon>
        <draw:polygon draw:style-name="gr35" draw:text-style-name="P7" draw:layer="layout" svg:width="0.029cm" svg:height="0.374cm" svg:x="26.6cm" svg:y="12.72cm" svg:viewBox="0 0 30 375" draw:points="0,375 30,375 30,0 0,0">
          <text:p/>
        </draw:polygon>
        <draw:polygon draw:style-name="gr35" draw:text-style-name="P7" draw:layer="layout" svg:width="0.029cm" svg:height="0.374cm" svg:x="26.629cm" svg:y="12.72cm" svg:viewBox="0 0 30 375" draw:points="0,375 30,375 30,0 0,0">
          <text:p/>
        </draw:polygon>
        <draw:polygon draw:style-name="gr38" draw:text-style-name="P10" draw:layer="layout" svg:width="0.03cm" svg:height="0.374cm" svg:x="26.658cm" svg:y="12.72cm" svg:viewBox="0 0 31 375" draw:points="0,375 31,375 31,0 0,0">
          <text:p/>
        </draw:polygon>
        <draw:polygon draw:style-name="gr37" draw:text-style-name="P9" draw:layer="layout" svg:width="0.029cm" svg:height="0.374cm" svg:x="26.688cm" svg:y="12.72cm" svg:viewBox="0 0 30 375" draw:points="0,375 30,375 30,0 0,0">
          <text:p/>
        </draw:polygon>
        <draw:polygon draw:style-name="gr38" draw:text-style-name="P10" draw:layer="layout" svg:width="0.029cm" svg:height="0.374cm" svg:x="26.717cm" svg:y="12.72cm" svg:viewBox="0 0 30 375" draw:points="0,375 30,375 30,0 0,0">
          <text:p/>
        </draw:polygon>
        <draw:polygon draw:style-name="gr37" draw:text-style-name="P9" draw:layer="layout" svg:width="0.029cm" svg:height="0.374cm" svg:x="26.747cm" svg:y="12.72cm" svg:viewBox="0 0 30 375" draw:points="0,375 30,375 30,0 0,0">
          <text:p/>
        </draw:polygon>
        <draw:polygon draw:style-name="gr35" draw:text-style-name="P7" draw:layer="layout" svg:width="0.029cm" svg:height="0.374cm" svg:x="26.777cm" svg:y="12.72cm" svg:viewBox="0 0 30 375" draw:points="0,375 30,375 30,0 0,0">
          <text:p/>
        </draw:polygon>
        <draw:polygon draw:style-name="gr35" draw:text-style-name="P7" draw:layer="layout" svg:width="0.029cm" svg:height="0.374cm" svg:x="26.806cm" svg:y="12.72cm" svg:viewBox="0 0 30 375" draw:points="0,375 30,375 30,0 0,0">
          <text:p/>
        </draw:polygon>
        <draw:polygon draw:style-name="gr38" draw:text-style-name="P10" draw:layer="layout" svg:width="0.029cm" svg:height="0.374cm" svg:x="26.835cm" svg:y="12.72cm" svg:viewBox="0 0 30 375" draw:points="0,375 30,375 30,0 0,0">
          <text:p/>
        </draw:polygon>
        <draw:polygon draw:style-name="gr38" draw:text-style-name="P10" draw:layer="layout" svg:width="0.029cm" svg:height="0.374cm" svg:x="26.864cm" svg:y="12.72cm" svg:viewBox="0 0 30 375" draw:points="0,375 30,375 30,0 0,0">
          <text:p/>
        </draw:polygon>
        <draw:polygon draw:style-name="gr37" draw:text-style-name="P9" draw:layer="layout" svg:width="0.029cm" svg:height="0.374cm" svg:x="26.895cm" svg:y="12.72cm" svg:viewBox="0 0 30 375" draw:points="0,375 30,375 30,0 0,0">
          <text:p/>
        </draw:polygon>
        <draw:polygon draw:style-name="gr36" draw:text-style-name="P8" draw:layer="layout" svg:width="0.029cm" svg:height="0.374cm" svg:x="26.924cm" svg:y="12.72cm" svg:viewBox="0 0 30 375" draw:points="0,375 30,375 30,0 0,0">
          <text:p/>
        </draw:polygon>
        <draw:polygon draw:style-name="gr35" draw:text-style-name="P7" draw:layer="layout" svg:width="0.029cm" svg:height="0.374cm" svg:x="26.953cm" svg:y="12.72cm" svg:viewBox="0 0 30 375" draw:points="0,375 30,375 30,0 0,0">
          <text:p/>
        </draw:polygon>
        <draw:polygon draw:style-name="gr37" draw:text-style-name="P9" draw:layer="layout" svg:width="0.03cm" svg:height="0.374cm" svg:x="26.982cm" svg:y="12.72cm" svg:viewBox="0 0 31 375" draw:points="0,375 31,375 31,0 0,0">
          <text:p/>
        </draw:polygon>
        <draw:polygon draw:style-name="gr35" draw:text-style-name="P7" draw:layer="layout" svg:width="0.029cm" svg:height="0.374cm" svg:x="27.012cm" svg:y="12.72cm" svg:viewBox="0 0 30 375" draw:points="0,375 30,375 30,0 0,0">
          <text:p/>
        </draw:polygon>
        <draw:polygon draw:style-name="gr35" draw:text-style-name="P7" draw:layer="layout" svg:width="0.029cm" svg:height="0.374cm" svg:x="27.041cm" svg:y="12.72cm" svg:viewBox="0 0 30 375" draw:points="0,375 30,375 30,0 0,0">
          <text:p/>
        </draw:polygon>
        <draw:polygon draw:style-name="gr38" draw:text-style-name="P10" draw:layer="layout" svg:width="0.029cm" svg:height="0.374cm" svg:x="27.071cm" svg:y="12.72cm" svg:viewBox="0 0 30 375" draw:points="0,375 30,375 30,0 0,0">
          <text:p/>
        </draw:polygon>
        <draw:polygon draw:style-name="gr38" draw:text-style-name="P10" draw:layer="layout" svg:width="0.029cm" svg:height="0.374cm" svg:x="27.101cm" svg:y="12.72cm" svg:viewBox="0 0 30 375" draw:points="0,375 30,375 30,0 0,0">
          <text:p/>
        </draw:polygon>
        <draw:polygon draw:style-name="gr36" draw:text-style-name="P8" draw:layer="layout" svg:width="0.029cm" svg:height="0.374cm" svg:x="27.13cm" svg:y="12.72cm" svg:viewBox="0 0 30 375" draw:points="0,375 30,375 30,0 0,0">
          <text:p/>
        </draw:polygon>
        <draw:polygon draw:style-name="gr35" draw:text-style-name="P7" draw:layer="layout" svg:width="0.029cm" svg:height="0.374cm" svg:x="27.159cm" svg:y="12.72cm" svg:viewBox="0 0 30 375" draw:points="0,375 30,375 30,0 0,0">
          <text:p/>
        </draw:polygon>
        <draw:polygon draw:style-name="gr37" draw:text-style-name="P9" draw:layer="layout" svg:width="0.029cm" svg:height="0.374cm" svg:x="27.188cm" svg:y="12.72cm" svg:viewBox="0 0 30 375" draw:points="0,375 30,375 30,0 0,0">
          <text:p/>
        </draw:polygon>
        <draw:polygon draw:style-name="gr38" draw:text-style-name="P10" draw:layer="layout" svg:width="0.029cm" svg:height="0.374cm" svg:x="27.219cm" svg:y="12.72cm" svg:viewBox="0 0 30 375" draw:points="0,375 30,375 30,0 0,0">
          <text:p/>
        </draw:polygon>
        <draw:polygon draw:style-name="gr37" draw:text-style-name="P9" draw:layer="layout" svg:width="0.029cm" svg:height="0.374cm" svg:x="27.248cm" svg:y="12.72cm" svg:viewBox="0 0 30 375" draw:points="0,375 30,375 30,0 0,0">
          <text:p/>
        </draw:polygon>
        <draw:polygon draw:style-name="gr35" draw:text-style-name="P7" draw:layer="layout" svg:width="0.029cm" svg:height="0.374cm" svg:x="27.277cm" svg:y="12.72cm" svg:viewBox="0 0 30 375" draw:points="0,375 30,375 30,0 0,0">
          <text:p/>
        </draw:polygon>
        <draw:polygon draw:style-name="gr35" draw:text-style-name="P7" draw:layer="layout" svg:width="0.029cm" svg:height="0.374cm" svg:x="27.306cm" svg:y="12.72cm" svg:viewBox="0 0 30 375" draw:points="0,375 30,375 30,0 0,0">
          <text:p/>
        </draw:polygon>
        <draw:polygon draw:style-name="gr38" draw:text-style-name="P10" draw:layer="layout" svg:width="0.029cm" svg:height="0.374cm" svg:x="27.336cm" svg:y="12.72cm" svg:viewBox="0 0 30 375" draw:points="0,375 30,375 30,0 0,0">
          <text:p/>
        </draw:polygon>
        <draw:polygon draw:style-name="gr36" draw:text-style-name="P8" draw:layer="layout" svg:width="0.029cm" svg:height="0.374cm" svg:x="27.365cm" svg:y="12.72cm" svg:viewBox="0 0 30 375" draw:points="0,375 30,375 30,0 0,0">
          <text:p/>
        </draw:polygon>
        <draw:polygon draw:style-name="gr35" draw:text-style-name="P7" draw:layer="layout" svg:width="0.029cm" svg:height="0.374cm" svg:x="27.395cm" svg:y="12.72cm" svg:viewBox="0 0 30 375" draw:points="0,375 30,375 30,0 0,0">
          <text:p/>
        </draw:polygon>
        <draw:polygon draw:style-name="gr38" draw:text-style-name="P10" draw:layer="layout" svg:width="0.03cm" svg:height="0.374cm" svg:x="27.424cm" svg:y="12.72cm" svg:viewBox="0 0 31 375" draw:points="0,375 31,375 31,0 0,0">
          <text:p/>
        </draw:polygon>
        <draw:polygon draw:style-name="gr36" draw:text-style-name="P8" draw:layer="layout" svg:width="0.029cm" svg:height="0.374cm" svg:x="27.454cm" svg:y="12.72cm" svg:viewBox="0 0 30 375" draw:points="0,375 30,375 30,0 0,0">
          <text:p/>
        </draw:polygon>
        <draw:polygon draw:style-name="gr37" draw:text-style-name="P9" draw:layer="layout" svg:width="0.029cm" svg:height="0.374cm" svg:x="27.483cm" svg:y="12.72cm" svg:viewBox="0 0 30 375" draw:points="0,375 30,375 30,0 0,0">
          <text:p/>
        </draw:polygon>
        <draw:polygon draw:style-name="gr35" draw:text-style-name="P7" draw:layer="layout" svg:width="0.029cm" svg:height="0.374cm" svg:x="27.512cm" svg:y="12.72cm" svg:viewBox="0 0 30 375" draw:points="0,375 30,375 30,0 0,0">
          <text:p/>
        </draw:polygon>
        <draw:polygon draw:style-name="gr35" draw:text-style-name="P7" draw:layer="layout" svg:width="0.029cm" svg:height="0.374cm" svg:x="27.543cm" svg:y="12.72cm" svg:viewBox="0 0 30 375" draw:points="0,375 30,375 30,0 0,0">
          <text:p/>
        </draw:polygon>
        <draw:polygon draw:style-name="gr38" draw:text-style-name="P10" draw:layer="layout" svg:width="0.029cm" svg:height="0.374cm" svg:x="27.572cm" svg:y="12.72cm" svg:viewBox="0 0 30 375" draw:points="0,375 30,375 30,0 0,0">
          <text:p/>
        </draw:polygon>
        <draw:polygon draw:style-name="gr36" draw:text-style-name="P8" draw:layer="layout" svg:width="0.029cm" svg:height="0.374cm" svg:x="27.601cm" svg:y="12.72cm" svg:viewBox="0 0 30 375" draw:points="0,375 30,375 30,0 0,0">
          <text:p/>
        </draw:polygon>
        <draw:polygon draw:style-name="gr38" draw:text-style-name="P10" draw:layer="layout" svg:width="0.029cm" svg:height="0.374cm" svg:x="27.63cm" svg:y="12.72cm" svg:viewBox="0 0 30 375" draw:points="0,375 30,375 30,0 0,0">
          <text:p/>
        </draw:polygon>
        <draw:polygon draw:style-name="gr38" draw:text-style-name="P10" draw:layer="layout" svg:width="0.029cm" svg:height="0.374cm" svg:x="27.66cm" svg:y="12.72cm" svg:viewBox="0 0 30 375" draw:points="0,375 30,375 30,0 0,0">
          <text:p/>
        </draw:polygon>
        <draw:polygon draw:style-name="gr38" draw:text-style-name="P10" draw:layer="layout" svg:width="0.029cm" svg:height="0.374cm" svg:x="27.689cm" svg:y="12.72cm" svg:viewBox="0 0 30 375" draw:points="0,375 30,375 30,0 0,0">
          <text:p/>
        </draw:polygon>
        <draw:polygon draw:style-name="gr37" draw:text-style-name="P9" draw:layer="layout" svg:width="0.029cm" svg:height="0.374cm" svg:x="27.719cm" svg:y="12.72cm" svg:viewBox="0 0 30 375" draw:points="0,375 30,375 30,0 0,0">
          <text:p/>
        </draw:polygon>
        <draw:polygon draw:style-name="gr35" draw:text-style-name="P7" draw:layer="layout" svg:width="0.029cm" svg:height="0.374cm" svg:x="27.748cm" svg:y="12.72cm" svg:viewBox="0 0 30 375" draw:points="0,375 30,375 30,0 0,0">
          <text:p/>
        </draw:polygon>
        <draw:polygon draw:style-name="gr35" draw:text-style-name="P7" draw:layer="layout" svg:width="0.029cm" svg:height="0.374cm" svg:x="27.778cm" svg:y="12.72cm" svg:viewBox="0 0 30 375" draw:points="0,375 30,375 30,0 0,0">
          <text:p/>
        </draw:polygon>
        <draw:polygon draw:style-name="gr36" draw:text-style-name="P8" draw:layer="layout" svg:width="0.029cm" svg:height="0.374cm" svg:x="27.807cm" svg:y="12.72cm" svg:viewBox="0 0 30 375" draw:points="0,375 30,375 30,0 0,0">
          <text:p/>
        </draw:polygon>
        <draw:polygon draw:style-name="gr37" draw:text-style-name="P9" draw:layer="layout" svg:width="0.03cm" svg:height="0.374cm" svg:x="27.836cm" svg:y="12.72cm" svg:viewBox="0 0 31 375" draw:points="0,375 31,375 31,0 0,0">
          <text:p/>
        </draw:polygon>
        <draw:polygon draw:style-name="gr36" draw:text-style-name="P8" draw:layer="layout" svg:width="0.029cm" svg:height="0.374cm" svg:x="27.867cm" svg:y="12.72cm" svg:viewBox="0 0 30 375" draw:points="0,375 30,375 30,0 0,0">
          <text:p/>
        </draw:polygon>
        <draw:polygon draw:style-name="gr35" draw:text-style-name="P7" draw:layer="layout" svg:width="0.029cm" svg:height="0.374cm" svg:x="27.896cm" svg:y="12.72cm" svg:viewBox="0 0 30 375" draw:points="0,375 30,375 30,0 0,0">
          <text:p/>
        </draw:polygon>
        <draw:polygon draw:style-name="gr36" draw:text-style-name="P8" draw:layer="layout" svg:width="0.029cm" svg:height="0.374cm" svg:x="27.925cm" svg:y="12.72cm" svg:viewBox="0 0 30 375" draw:points="0,375 30,375 30,0 0,0">
          <text:p/>
        </draw:polygon>
        <draw:polygon draw:style-name="gr36" draw:text-style-name="P8" draw:layer="layout" svg:width="0.029cm" svg:height="0.374cm" svg:x="27.955cm" svg:y="12.72cm" svg:viewBox="0 0 30 375" draw:points="0,375 30,375 30,0 0,0">
          <text:p/>
        </draw:polygon>
        <draw:polygon draw:style-name="gr38" draw:text-style-name="P10" draw:layer="layout" svg:width="0.029cm" svg:height="0.374cm" svg:x="27.984cm" svg:y="12.72cm" svg:viewBox="0 0 30 375" draw:points="0,375 30,375 30,0 0,0">
          <text:p/>
        </draw:polygon>
        <draw:polygon draw:style-name="gr38" draw:text-style-name="P10" draw:layer="layout" svg:width="0.029cm" svg:height="0.374cm" svg:x="28.013cm" svg:y="12.72cm" svg:viewBox="0 0 30 375" draw:points="0,375 30,375 30,0 0,0">
          <text:p/>
        </draw:polygon>
        <draw:polygon draw:style-name="gr37" draw:text-style-name="P9" draw:layer="layout" svg:width="0.029cm" svg:height="0.374cm" svg:x="28.043cm" svg:y="12.72cm" svg:viewBox="0 0 30 375" draw:points="0,375 30,375 30,0 0,0">
          <text:p/>
        </draw:polygon>
        <draw:polygon draw:style-name="gr36" draw:text-style-name="P8" draw:layer="layout" svg:width="0.029cm" svg:height="0.374cm" svg:x="28.072cm" svg:y="12.72cm" svg:viewBox="0 0 30 375" draw:points="0,375 30,375 30,0 0,0">
          <text:p/>
        </draw:polygon>
        <draw:polygon draw:style-name="gr37" draw:text-style-name="P9" draw:layer="layout" svg:width="0.029cm" svg:height="0.374cm" svg:x="28.102cm" svg:y="12.72cm" svg:viewBox="0 0 30 375" draw:points="0,375 30,375 30,0 0,0">
          <text:p/>
        </draw:polygon>
        <draw:polygon draw:style-name="gr36" draw:text-style-name="P8" draw:layer="layout" svg:width="0.029cm" svg:height="0.374cm" svg:x="28.131cm" svg:y="12.72cm" svg:viewBox="0 0 30 375" draw:points="0,375 30,375 30,0 0,0">
          <text:p/>
        </draw:polygon>
        <draw:polygon draw:style-name="gr36" draw:text-style-name="P8" draw:layer="layout" svg:width="0.029cm" svg:height="0.374cm" svg:x="28.16cm" svg:y="12.72cm" svg:viewBox="0 0 30 375" draw:points="0,375 30,375 30,0 0,0">
          <text:p/>
        </draw:polygon>
        <draw:polygon draw:style-name="gr36" draw:text-style-name="P8" draw:layer="layout" svg:width="0.03cm" svg:height="0.374cm" svg:x="28.189cm" svg:y="12.72cm" svg:viewBox="0 0 31 375" draw:points="0,375 31,375 31,0 0,0">
          <text:p/>
        </draw:polygon>
        <draw:polygon draw:style-name="gr36" draw:text-style-name="P8" draw:layer="layout" svg:width="0.029cm" svg:height="0.374cm" svg:x="28.22cm" svg:y="12.72cm" svg:viewBox="0 0 30 375" draw:points="0,375 30,375 30,0 0,0">
          <text:p/>
        </draw:polygon>
        <draw:polygon draw:style-name="gr38" draw:text-style-name="P10" draw:layer="layout" svg:width="0.029cm" svg:height="0.374cm" svg:x="28.249cm" svg:y="12.72cm" svg:viewBox="0 0 30 375" draw:points="0,375 30,375 30,0 0,0">
          <text:p/>
        </draw:polygon>
        <draw:polygon draw:style-name="gr38" draw:text-style-name="P10" draw:layer="layout" svg:width="0.03cm" svg:height="0.374cm" svg:x="28.278cm" svg:y="12.72cm" svg:viewBox="0 0 31 375" draw:points="0,375 31,375 31,0 0,0">
          <text:p/>
        </draw:polygon>
        <draw:polygon draw:style-name="gr37" draw:text-style-name="P9" draw:layer="layout" svg:width="0.029cm" svg:height="0.374cm" svg:x="28.308cm" svg:y="12.72cm" svg:viewBox="0 0 30 375" draw:points="0,375 30,375 30,0 0,0">
          <text:p/>
        </draw:polygon>
        <draw:polygon draw:style-name="gr37" draw:text-style-name="P9" draw:layer="layout" svg:width="0.029cm" svg:height="0.374cm" svg:x="28.337cm" svg:y="12.72cm" svg:viewBox="0 0 30 375" draw:points="0,375 30,375 30,0 0,0">
          <text:p/>
        </draw:polygon>
        <draw:polygon draw:style-name="gr38" draw:text-style-name="P10" draw:layer="layout" svg:width="0.029cm" svg:height="0.374cm" svg:x="28.366cm" svg:y="12.72cm" svg:viewBox="0 0 30 375" draw:points="0,375 30,375 30,0 0,0">
          <text:p/>
        </draw:polygon>
        <draw:polygon draw:style-name="gr35" draw:text-style-name="P7" draw:layer="layout" svg:width="0.029cm" svg:height="0.374cm" svg:x="28.397cm" svg:y="12.72cm" svg:viewBox="0 0 30 375" draw:points="0,375 30,375 30,0 0,0">
          <text:p/>
        </draw:polygon>
        <draw:polygon draw:style-name="gr38" draw:text-style-name="P10" draw:layer="layout" svg:width="0.029cm" svg:height="0.374cm" svg:x="28.426cm" svg:y="12.72cm" svg:viewBox="0 0 30 375" draw:points="0,375 30,375 30,0 0,0">
          <text:p/>
        </draw:polygon>
        <draw:polygon draw:style-name="gr38" draw:text-style-name="P10" draw:layer="layout" svg:width="0.029cm" svg:height="0.374cm" svg:x="28.455cm" svg:y="12.72cm" svg:viewBox="0 0 30 375" draw:points="0,375 30,375 30,0 0,0">
          <text:p/>
        </draw:polygon>
        <draw:polygon draw:style-name="gr36" draw:text-style-name="P8" draw:layer="layout" svg:width="0.029cm" svg:height="0.374cm" svg:x="28.484cm" svg:y="12.72cm" svg:viewBox="0 0 30 375" draw:points="0,375 30,375 30,0 0,0">
          <text:p/>
        </draw:polygon>
        <draw:polygon draw:style-name="gr36" draw:text-style-name="P8" draw:layer="layout" svg:width="0.029cm" svg:height="0.374cm" svg:x="28.514cm" svg:y="12.72cm" svg:viewBox="0 0 30 375" draw:points="0,375 30,375 30,0 0,0">
          <text:p/>
        </draw:polygon>
        <draw:polygon draw:style-name="gr37" draw:text-style-name="P9" draw:layer="layout" svg:width="0.029cm" svg:height="0.374cm" svg:x="28.544cm" svg:y="12.72cm" svg:viewBox="0 0 30 375" draw:points="0,375 30,375 30,0 0,0">
          <text:p/>
        </draw:polygon>
        <draw:polygon draw:style-name="gr35" draw:text-style-name="P7" draw:layer="layout" svg:width="0.029cm" svg:height="0.374cm" svg:x="28.573cm" svg:y="12.72cm" svg:viewBox="0 0 30 375" draw:points="0,375 30,375 30,0 0,0">
          <text:p/>
        </draw:polygon>
        <draw:polygon draw:style-name="gr37" draw:text-style-name="P9" draw:layer="layout" svg:width="0.029cm" svg:height="0.374cm" svg:x="28.602cm" svg:y="12.72cm" svg:viewBox="0 0 30 375" draw:points="0,375 30,375 30,0 0,0">
          <text:p/>
        </draw:polygon>
        <draw:polygon draw:style-name="gr37" draw:text-style-name="P9" draw:layer="layout" svg:width="0.03cm" svg:height="0.374cm" svg:x="28.631cm" svg:y="12.72cm" svg:viewBox="0 0 31 375" draw:points="0,375 31,375 31,0 0,0">
          <text:p/>
        </draw:polygon>
        <draw:polygon draw:style-name="gr37" draw:text-style-name="P9" draw:layer="layout" svg:width="0.029cm" svg:height="0.374cm" svg:x="28.661cm" svg:y="12.72cm" svg:viewBox="0 0 30 375" draw:points="0,375 30,375 30,0 0,0">
          <text:p/>
        </draw:polygon>
        <draw:polygon draw:style-name="gr37" draw:text-style-name="P9" draw:layer="layout" svg:width="0.029cm" svg:height="0.374cm" svg:x="28.69cm" svg:y="12.72cm" svg:viewBox="0 0 30 375" draw:points="0,375 30,375 30,0 0,0">
          <text:p/>
        </draw:polygon>
        <draw:polygon draw:style-name="gr36" draw:text-style-name="P8" draw:layer="layout" svg:width="0.029cm" svg:height="0.374cm" svg:x="28.721cm" svg:y="12.72cm" svg:viewBox="0 0 30 375" draw:points="0,375 30,375 30,0 0,0">
          <text:p/>
        </draw:polygon>
        <draw:polygon draw:style-name="gr35" draw:text-style-name="P7" draw:layer="layout" svg:width="0.029cm" svg:height="0.374cm" svg:x="28.75cm" svg:y="12.72cm" svg:viewBox="0 0 30 375" draw:points="0,375 30,375 30,0 0,0">
          <text:p/>
        </draw:polygon>
        <draw:polygon draw:style-name="gr38" draw:text-style-name="P10" draw:layer="layout" svg:width="0.029cm" svg:height="0.374cm" svg:x="28.779cm" svg:y="12.72cm" svg:viewBox="0 0 30 375" draw:points="0,375 30,375 30,0 0,0">
          <text:p/>
        </draw:polygon>
        <draw:polygon draw:style-name="gr37" draw:text-style-name="P9" draw:layer="layout" svg:width="0.029cm" svg:height="0.374cm" svg:x="28.808cm" svg:y="12.72cm" svg:viewBox="0 0 30 375" draw:points="0,375 30,375 30,0 0,0">
          <text:p/>
        </draw:polygon>
        <draw:polygon draw:style-name="gr36" draw:text-style-name="P8" draw:layer="layout" svg:width="0.029cm" svg:height="0.374cm" svg:x="28.838cm" svg:y="12.72cm" svg:viewBox="0 0 30 375" draw:points="0,375 30,375 30,0 0,0">
          <text:p/>
        </draw:polygon>
        <draw:polygon draw:style-name="gr36" draw:text-style-name="P8" draw:layer="layout" svg:width="0.029cm" svg:height="0.374cm" svg:x="28.868cm" svg:y="12.72cm" svg:viewBox="0 0 30 375" draw:points="0,375 30,375 30,0 0,0">
          <text:p/>
        </draw:polygon>
        <draw:polygon draw:style-name="gr38" draw:text-style-name="P10" draw:layer="layout" svg:width="0.029cm" svg:height="0.374cm" svg:x="28.897cm" svg:y="12.72cm" svg:viewBox="0 0 30 375" draw:points="0,375 30,375 30,0 0,0">
          <text:p/>
        </draw:polygon>
        <draw:polygon draw:style-name="gr37" draw:text-style-name="P9" draw:layer="layout" svg:width="0.029cm" svg:height="0.374cm" svg:x="28.926cm" svg:y="12.72cm" svg:viewBox="0 0 30 375" draw:points="0,375 30,375 30,0 0,0">
          <text:p/>
        </draw:polygon>
        <draw:polygon draw:style-name="gr38" draw:text-style-name="P10" draw:layer="layout" svg:width="0.029cm" svg:height="0.374cm" svg:x="28.956cm" svg:y="12.72cm" svg:viewBox="0 0 30 375" draw:points="0,375 30,375 30,0 0,0">
          <text:p/>
        </draw:polygon>
        <draw:polygon draw:style-name="gr38" draw:text-style-name="P10" draw:layer="layout" svg:width="0.029cm" svg:height="0.374cm" svg:x="28.985cm" svg:y="12.72cm" svg:viewBox="0 0 30 375" draw:points="0,375 30,375 30,0 0,0">
          <text:p/>
        </draw:polygon>
        <draw:polygon draw:style-name="gr36" draw:text-style-name="P8" draw:layer="layout" svg:width="0.029cm" svg:height="0.374cm" svg:x="29.014cm" svg:y="12.72cm" svg:viewBox="0 0 30 375" draw:points="0,375 30,375 30,0 0,0">
          <text:p/>
        </draw:polygon>
        <draw:polygon draw:style-name="gr37" draw:text-style-name="P9" draw:layer="layout" svg:width="0.03cm" svg:height="0.374cm" svg:x="29.044cm" svg:y="12.72cm" svg:viewBox="0 0 31 375" draw:points="0,375 31,375 31,0 0,0">
          <text:p/>
        </draw:polygon>
        <draw:polygon draw:style-name="gr35" draw:text-style-name="P7" draw:layer="layout" svg:width="0.029cm" svg:height="0.374cm" svg:x="29.074cm" svg:y="12.72cm" svg:viewBox="0 0 30 375" draw:points="0,375 30,375 30,0 0,0">
          <text:p/>
        </draw:polygon>
        <draw:polygon draw:style-name="gr37" draw:text-style-name="P9" draw:layer="layout" svg:width="0.029cm" svg:height="0.374cm" svg:x="29.103cm" svg:y="12.72cm" svg:viewBox="0 0 30 375" draw:points="0,375 30,375 30,0 0,0">
          <text:p/>
        </draw:polygon>
        <draw:polygon draw:style-name="gr38" draw:text-style-name="P10" draw:layer="layout" svg:width="0.029cm" svg:height="0.374cm" svg:x="29.132cm" svg:y="12.72cm" svg:viewBox="0 0 30 375" draw:points="0,375 30,375 30,0 0,0">
          <text:p/>
        </draw:polygon>
        <draw:polygon draw:style-name="gr37" draw:text-style-name="P9" draw:layer="layout" svg:width="0.029cm" svg:height="0.374cm" svg:x="29.162cm" svg:y="12.72cm" svg:viewBox="0 0 30 375" draw:points="0,375 30,375 30,0 0,0">
          <text:p/>
        </draw:polygon>
        <draw:polygon draw:style-name="gr38" draw:text-style-name="P10" draw:layer="layout" svg:width="0.029cm" svg:height="0.374cm" svg:x="29.192cm" svg:y="12.72cm" svg:viewBox="0 0 30 375" draw:points="0,375 30,375 30,0 0,0">
          <text:p/>
        </draw:polygon>
        <draw:polygon draw:style-name="gr36" draw:text-style-name="P8" draw:layer="layout" svg:width="0.029cm" svg:height="0.374cm" svg:x="29.221cm" svg:y="12.72cm" svg:viewBox="0 0 30 375" draw:points="0,375 30,375 30,0 0,0">
          <text:p/>
        </draw:polygon>
        <draw:polygon draw:style-name="gr38" draw:text-style-name="P10" draw:layer="layout" svg:width="0.029cm" svg:height="0.374cm" svg:x="29.25cm" svg:y="12.72cm" svg:viewBox="0 0 30 375" draw:points="0,375 30,375 30,0 0,0">
          <text:p/>
        </draw:polygon>
        <draw:polygon draw:style-name="gr38" draw:text-style-name="P10" draw:layer="layout" svg:width="0.029cm" svg:height="0.374cm" svg:x="29.28cm" svg:y="12.72cm" svg:viewBox="0 0 30 375" draw:points="0,375 30,375 30,0 0,0">
          <text:p/>
        </draw:polygon>
        <draw:polygon draw:style-name="gr37" draw:text-style-name="P9" draw:layer="layout" svg:width="0.029cm" svg:height="0.374cm" svg:x="29.309cm" svg:y="12.72cm" svg:viewBox="0 0 30 375" draw:points="0,375 30,375 30,0 0,0">
          <text:p/>
        </draw:polygon>
        <draw:polygon draw:style-name="gr35" draw:text-style-name="P7" draw:layer="layout" svg:width="0.029cm" svg:height="0.374cm" svg:x="29.338cm" svg:y="12.72cm" svg:viewBox="0 0 30 375" draw:points="0,375 30,375 30,0 0,0">
          <text:p/>
        </draw:polygon>
        <draw:polygon draw:style-name="gr35" draw:text-style-name="P7" draw:layer="layout" svg:width="0.029cm" svg:height="0.374cm" svg:x="29.368cm" svg:y="12.72cm" svg:viewBox="0 0 30 375" draw:points="0,375 30,375 30,0 0,0">
          <text:p/>
        </draw:polygon>
        <draw:polygon draw:style-name="gr38" draw:text-style-name="P10" draw:layer="layout" svg:width="0.029cm" svg:height="0.374cm" svg:x="29.398cm" svg:y="12.72cm" svg:viewBox="0 0 30 375" draw:points="0,375 30,375 30,0 0,0">
          <text:p/>
        </draw:polygon>
        <draw:polygon draw:style-name="gr38" draw:text-style-name="P10" draw:layer="layout" svg:width="0.029cm" svg:height="0.374cm" svg:x="29.427cm" svg:y="12.72cm" svg:viewBox="0 0 30 375" draw:points="0,375 30,375 30,0 0,0">
          <text:p/>
        </draw:polygon>
        <draw:polygon draw:style-name="gr36" draw:text-style-name="P8" draw:layer="layout" svg:width="0.029cm" svg:height="0.374cm" svg:x="29.456cm" svg:y="12.72cm" svg:viewBox="0 0 30 375" draw:points="0,375 30,375 30,0 0,0">
          <text:p/>
        </draw:polygon>
        <draw:polygon draw:style-name="gr38" draw:text-style-name="P10" draw:layer="layout" svg:width="0.03cm" svg:height="0.374cm" svg:x="29.485cm" svg:y="12.72cm" svg:viewBox="0 0 31 375" draw:points="0,375 31,375 31,0 0,0">
          <text:p/>
        </draw:polygon>
        <draw:polygon draw:style-name="gr38" draw:text-style-name="P10" draw:layer="layout" svg:width="0.029cm" svg:height="0.374cm" svg:x="29.516cm" svg:y="12.72cm" svg:viewBox="0 0 30 375" draw:points="0,375 30,375 30,0 0,0">
          <text:p/>
        </draw:polygon>
        <draw:polygon draw:style-name="gr36" draw:text-style-name="P8" draw:layer="layout" svg:width="0.029cm" svg:height="0.374cm" svg:x="29.545cm" svg:y="12.72cm" svg:viewBox="0 0 30 375" draw:points="0,375 30,375 30,0 0,0">
          <text:p/>
        </draw:polygon>
        <draw:polygon draw:style-name="gr37" draw:text-style-name="P9" draw:layer="layout" svg:width="0.029cm" svg:height="0.374cm" svg:x="29.574cm" svg:y="12.72cm" svg:viewBox="0 0 30 375" draw:points="0,375 30,375 30,0 0,0">
          <text:p/>
        </draw:polygon>
        <draw:polygon draw:style-name="gr36" draw:text-style-name="P8" draw:layer="layout" svg:width="0.029cm" svg:height="0.374cm" svg:x="29.604cm" svg:y="12.72cm" svg:viewBox="0 0 30 375" draw:points="0,375 30,375 30,0 0,0">
          <text:p/>
        </draw:polygon>
        <draw:polygon draw:style-name="gr36" draw:text-style-name="P8" draw:layer="layout" svg:width="0.029cm" svg:height="0.374cm" svg:x="29.633cm" svg:y="12.72cm" svg:viewBox="0 0 30 375" draw:points="0,375 30,375 30,0 0,0">
          <text:p/>
        </draw:polygon>
        <draw:polygon draw:style-name="gr36" draw:text-style-name="P8" draw:layer="layout" svg:width="0.029cm" svg:height="0.374cm" svg:x="29.662cm" svg:y="12.72cm" svg:viewBox="0 0 30 375" draw:points="0,375 30,375 30,0 0,0">
          <text:p/>
        </draw:polygon>
        <draw:polygon draw:style-name="gr36" draw:text-style-name="P8" draw:layer="layout" svg:width="0.029cm" svg:height="0.374cm" svg:x="29.692cm" svg:y="12.72cm" svg:viewBox="0 0 30 375" draw:points="0,375 30,375 30,0 0,0">
          <text:p/>
        </draw:polygon>
        <draw:polygon draw:style-name="gr38" draw:text-style-name="P10" draw:layer="layout" svg:width="0.029cm" svg:height="0.374cm" svg:x="29.722cm" svg:y="12.72cm" svg:viewBox="0 0 30 375" draw:points="0,375 30,375 30,0 0,0">
          <text:p/>
        </draw:polygon>
        <draw:polygon draw:style-name="gr37" draw:text-style-name="P9" draw:layer="layout" svg:width="0.029cm" svg:height="0.374cm" svg:x="29.751cm" svg:y="12.72cm" svg:viewBox="0 0 30 375" draw:points="0,375 30,375 30,0 0,0">
          <text:p/>
        </draw:polygon>
        <draw:polygon draw:style-name="gr36" draw:text-style-name="P8" draw:layer="layout" svg:width="0.029cm" svg:height="0.374cm" svg:x="29.78cm" svg:y="12.72cm" svg:viewBox="0 0 30 375" draw:points="0,375 30,375 30,0 0,0">
          <text:p/>
        </draw:polygon>
        <draw:polygon draw:style-name="gr36" draw:text-style-name="P8" draw:layer="layout" svg:width="0.03cm" svg:height="0.374cm" svg:x="29.809cm" svg:y="12.72cm" svg:viewBox="0 0 31 375" draw:points="0,375 31,375 31,0 0,0">
          <text:p/>
        </draw:polygon>
        <draw:polygon draw:style-name="gr37" draw:text-style-name="P9" draw:layer="layout" svg:width="0.029cm" svg:height="0.374cm" svg:x="29.84cm" svg:y="12.72cm" svg:viewBox="0 0 30 375" draw:points="0,375 30,375 30,0 0,0">
          <text:p/>
        </draw:polygon>
        <draw:polygon draw:style-name="gr37" draw:text-style-name="P9" draw:layer="layout" svg:width="0.029cm" svg:height="0.374cm" svg:x="29.869cm" svg:y="12.72cm" svg:viewBox="0 0 30 375" draw:points="0,375 30,375 30,0 0,0">
          <text:p/>
        </draw:polygon>
        <draw:polygon draw:style-name="gr38" draw:text-style-name="P10" draw:layer="layout" svg:width="0.03cm" svg:height="0.374cm" svg:x="29.898cm" svg:y="12.72cm" svg:viewBox="0 0 31 375" draw:points="0,375 31,375 31,0 0,0">
          <text:p/>
        </draw:polygon>
        <draw:polygon draw:style-name="gr38" draw:text-style-name="P10" draw:layer="layout" svg:width="0.029cm" svg:height="0.374cm" svg:x="29.928cm" svg:y="12.72cm" svg:viewBox="0 0 30 375" draw:points="0,375 30,375 30,0 0,0">
          <text:p/>
        </draw:polygon>
        <draw:polygon draw:style-name="gr38" draw:text-style-name="P10" draw:layer="layout" svg:width="0.029cm" svg:height="0.374cm" svg:x="29.957cm" svg:y="12.72cm" svg:viewBox="0 0 30 375" draw:points="0,375 30,375 30,0 0,0">
          <text:p/>
        </draw:polygon>
        <draw:polygon draw:style-name="gr38" draw:text-style-name="P10" draw:layer="layout" svg:width="0.029cm" svg:height="0.374cm" svg:x="29.986cm" svg:y="12.72cm" svg:viewBox="0 0 30 375" draw:points="0,375 30,375 30,0 0,0">
          <text:p/>
        </draw:polygon>
        <draw:polygon draw:style-name="gr37" draw:text-style-name="P9" draw:layer="layout" svg:width="0.029cm" svg:height="0.374cm" svg:x="30.046cm" svg:y="12.72cm" svg:viewBox="0 0 30 375" draw:points="0,375 30,375 30,0 0,0">
          <text:p/>
        </draw:polygon>
        <draw:polygon draw:style-name="gr38" draw:text-style-name="P10" draw:layer="layout" svg:width="0.029cm" svg:height="0.374cm" svg:x="30.075cm" svg:y="12.72cm" svg:viewBox="0 0 30 375" draw:points="0,375 30,375 30,0 0,0">
          <text:p/>
        </draw:polygon>
        <draw:polygon draw:style-name="gr35" draw:text-style-name="P7" draw:layer="layout" svg:width="0.029cm" svg:height="0.374cm" svg:x="30.104cm" svg:y="12.72cm" svg:viewBox="0 0 30 375" draw:points="0,375 30,375 30,0 0,0">
          <text:p/>
        </draw:polygon>
        <draw:polygon draw:style-name="gr35" draw:text-style-name="P7" draw:layer="layout" svg:width="0.029cm" svg:height="0.374cm" svg:x="30.133cm" svg:y="12.72cm" svg:viewBox="0 0 30 375" draw:points="0,375 30,375 30,0 0,0">
          <text:p/>
        </draw:polygon>
        <draw:polygon draw:style-name="gr36" draw:text-style-name="P8" draw:layer="layout" svg:width="0.029cm" svg:height="0.374cm" svg:x="30.163cm" svg:y="12.72cm" svg:viewBox="0 0 30 375" draw:points="0,375 30,375 30,0 0,0">
          <text:p/>
        </draw:polygon>
        <draw:polygon draw:style-name="gr37" draw:text-style-name="P9" draw:layer="layout" svg:width="0.029cm" svg:height="0.374cm" svg:x="30.193cm" svg:y="12.72cm" svg:viewBox="0 0 30 375" draw:points="0,375 30,375 30,0 0,0">
          <text:p/>
        </draw:polygon>
        <draw:polygon draw:style-name="gr35" draw:text-style-name="P7" draw:layer="layout" svg:width="0.029cm" svg:height="0.374cm" svg:x="30.222cm" svg:y="12.72cm" svg:viewBox="0 0 30 375" draw:points="0,375 30,375 30,0 0,0">
          <text:p/>
        </draw:polygon>
        <draw:polygon draw:style-name="gr37" draw:text-style-name="P9" draw:layer="layout" svg:width="0.03cm" svg:height="0.374cm" svg:x="30.251cm" svg:y="12.72cm" svg:viewBox="0 0 31 375" draw:points="0,375 31,375 31,0 0,0">
          <text:p/>
        </draw:polygon>
        <draw:polygon draw:style-name="gr35" draw:text-style-name="P7" draw:layer="layout" svg:width="0.029cm" svg:height="0.374cm" svg:x="30.281cm" svg:y="12.72cm" svg:viewBox="0 0 30 375" draw:points="0,375 30,375 30,0 0,0">
          <text:p/>
        </draw:polygon>
        <draw:polygon draw:style-name="gr36" draw:text-style-name="P8" draw:layer="layout" svg:width="0.029cm" svg:height="0.374cm" svg:x="30.31cm" svg:y="12.72cm" svg:viewBox="0 0 30 375" draw:points="0,375 30,375 30,0 0,0">
          <text:p/>
        </draw:polygon>
        <draw:polygon draw:style-name="gr36" draw:text-style-name="P8" draw:layer="layout" svg:width="0.03cm" svg:height="0.374cm" svg:x="30.339cm" svg:y="12.72cm" svg:viewBox="0 0 31 375" draw:points="0,375 31,375 31,0 0,0">
          <text:p/>
        </draw:polygon>
        <draw:polygon draw:style-name="gr37" draw:text-style-name="P9" draw:layer="layout" svg:width="0.029cm" svg:height="0.374cm" svg:x="30.37cm" svg:y="12.72cm" svg:viewBox="0 0 30 375" draw:points="0,375 30,375 30,0 0,0">
          <text:p/>
        </draw:polygon>
        <draw:polygon draw:style-name="gr37" draw:text-style-name="P9" draw:layer="layout" svg:width="0.029cm" svg:height="0.374cm" svg:x="30.399cm" svg:y="12.72cm" svg:viewBox="0 0 30 375" draw:points="0,375 30,375 30,0 0,0">
          <text:p/>
        </draw:polygon>
        <draw:polygon draw:style-name="gr37" draw:text-style-name="P9" draw:layer="layout" svg:width="0.029cm" svg:height="0.374cm" svg:x="30.428cm" svg:y="12.72cm" svg:viewBox="0 0 30 375" draw:points="0,375 30,375 30,0 0,0">
          <text:p/>
        </draw:polygon>
        <draw:polygon draw:style-name="gr35" draw:text-style-name="P7" draw:layer="layout" svg:width="0.029cm" svg:height="0.374cm" svg:x="30.458cm" svg:y="12.72cm" svg:viewBox="0 0 30 375" draw:points="0,375 30,375 30,0 0,0">
          <text:p/>
        </draw:polygon>
        <draw:polygon draw:style-name="gr37" draw:text-style-name="P9" draw:layer="layout" svg:width="0.029cm" svg:height="0.374cm" svg:x="30.487cm" svg:y="12.72cm" svg:viewBox="0 0 30 375" draw:points="0,375 30,375 30,0 0,0">
          <text:p/>
        </draw:polygon>
        <draw:polygon draw:style-name="gr37" draw:text-style-name="P9" draw:layer="layout" svg:width="0.029cm" svg:height="0.374cm" svg:x="30.517cm" svg:y="12.72cm" svg:viewBox="0 0 30 375" draw:points="0,375 30,375 30,0 0,0">
          <text:p/>
        </draw:polygon>
        <draw:polygon draw:style-name="gr35" draw:text-style-name="P7" draw:layer="layout" svg:width="0.029cm" svg:height="0.374cm" svg:x="30.546cm" svg:y="12.72cm" svg:viewBox="0 0 30 375" draw:points="0,375 30,375 30,0 0,0">
          <text:p/>
        </draw:polygon>
        <draw:polygon draw:style-name="gr35" draw:text-style-name="P7" draw:layer="layout" svg:width="0.029cm" svg:height="0.374cm" svg:x="30.576cm" svg:y="12.72cm" svg:viewBox="0 0 30 375" draw:points="0,375 30,375 30,0 0,0">
          <text:p/>
        </draw:polygon>
        <draw:polygon draw:style-name="gr37" draw:text-style-name="P9" draw:layer="layout" svg:width="0.029cm" svg:height="0.374cm" svg:x="30.605cm" svg:y="12.72cm" svg:viewBox="0 0 30 375" draw:points="0,375 30,375 30,0 0,0">
          <text:p/>
        </draw:polygon>
        <draw:polygon draw:style-name="gr37" draw:text-style-name="P9" draw:layer="layout" svg:width="0.029cm" svg:height="0.374cm" svg:x="30.634cm" svg:y="12.72cm" svg:viewBox="0 0 30 375" draw:points="0,375 30,375 30,0 0,0">
          <text:p/>
        </draw:polygon>
        <draw:polygon draw:style-name="gr36" draw:text-style-name="P8" draw:layer="layout" svg:width="0.03cm" svg:height="0.374cm" svg:x="30.663cm" svg:y="12.72cm" svg:viewBox="0 0 31 375" draw:points="0,375 31,375 31,0 0,0">
          <text:p/>
        </draw:polygon>
        <draw:polygon draw:style-name="gr37" draw:text-style-name="P9" draw:layer="layout" svg:width="0.029cm" svg:height="0.374cm" svg:x="30.694cm" svg:y="12.72cm" svg:viewBox="0 0 30 375" draw:points="0,375 30,375 30,0 0,0">
          <text:p/>
        </draw:polygon>
        <draw:polygon draw:style-name="gr37" draw:text-style-name="P9" draw:layer="layout" svg:width="0.029cm" svg:height="0.374cm" svg:x="30.723cm" svg:y="12.72cm" svg:viewBox="0 0 30 375" draw:points="0,375 30,375 30,0 0,0">
          <text:p/>
        </draw:polygon>
        <draw:polygon draw:style-name="gr35" draw:text-style-name="P7" draw:layer="layout" svg:width="0.029cm" svg:height="0.374cm" svg:x="30.752cm" svg:y="12.72cm" svg:viewBox="0 0 30 375" draw:points="0,375 30,375 30,0 0,0">
          <text:p/>
        </draw:polygon>
        <draw:polygon draw:style-name="gr36" draw:text-style-name="P8" draw:layer="layout" svg:width="0.029cm" svg:height="0.374cm" svg:x="30.782cm" svg:y="12.72cm" svg:viewBox="0 0 30 375" draw:points="0,375 30,375 30,0 0,0">
          <text:p/>
        </draw:polygon>
        <draw:polygon draw:style-name="gr37" draw:text-style-name="P9" draw:layer="layout" svg:width="0.029cm" svg:height="0.374cm" svg:x="30.811cm" svg:y="12.72cm" svg:viewBox="0 0 30 375" draw:points="0,375 30,375 30,0 0,0">
          <text:p/>
        </draw:polygon>
        <draw:polygon draw:style-name="gr38" draw:text-style-name="P10" draw:layer="layout" svg:width="0.029cm" svg:height="0.374cm" svg:x="30.841cm" svg:y="12.72cm" svg:viewBox="0 0 30 375" draw:points="0,375 30,375 30,0 0,0">
          <text:p/>
        </draw:polygon>
        <draw:polygon draw:style-name="gr37" draw:text-style-name="P9" draw:layer="layout" svg:width="0.029cm" svg:height="0.374cm" svg:x="30.87cm" svg:y="12.72cm" svg:viewBox="0 0 30 375" draw:points="0,375 30,375 30,0 0,0">
          <text:p/>
        </draw:polygon>
        <draw:polygon draw:style-name="gr37" draw:text-style-name="P9" draw:layer="layout" svg:width="0.029cm" svg:height="0.374cm" svg:x="30.9cm" svg:y="12.72cm" svg:viewBox="0 0 30 375" draw:points="0,375 30,375 30,0 0,0">
          <text:p/>
        </draw:polygon>
        <draw:polygon draw:style-name="gr37" draw:text-style-name="P9" draw:layer="layout" svg:width="0.029cm" svg:height="0.374cm" svg:x="30.929cm" svg:y="12.72cm" svg:viewBox="0 0 30 375" draw:points="0,375 30,375 30,0 0,0">
          <text:p/>
        </draw:polygon>
        <draw:polygon draw:style-name="gr37" draw:text-style-name="P9" draw:layer="layout" svg:width="0.029cm" svg:height="0.374cm" svg:x="30.958cm" svg:y="12.72cm" svg:viewBox="0 0 30 375" draw:points="0,375 30,375 30,0 0,0">
          <text:p/>
        </draw:polygon>
        <draw:polygon draw:style-name="gr37" draw:text-style-name="P9" draw:layer="layout" svg:width="0.029cm" svg:height="0.374cm" svg:x="30.987cm" svg:y="12.72cm" svg:viewBox="0 0 30 375" draw:points="0,375 30,375 30,0 0,0">
          <text:p/>
        </draw:polygon>
        <draw:polygon draw:style-name="gr36" draw:text-style-name="P8" draw:layer="layout" svg:width="0.029cm" svg:height="0.374cm" svg:x="31.018cm" svg:y="12.72cm" svg:viewBox="0 0 30 375" draw:points="0,375 30,375 30,0 0,0">
          <text:p/>
        </draw:polygon>
        <draw:polygon draw:style-name="gr36" draw:text-style-name="P8" draw:layer="layout" svg:width="0.029cm" svg:height="0.374cm" svg:x="31.047cm" svg:y="12.72cm" svg:viewBox="0 0 30 375" draw:points="0,375 30,375 30,0 0,0">
          <text:p/>
        </draw:polygon>
        <draw:polygon draw:style-name="gr38" draw:text-style-name="P10" draw:layer="layout" svg:width="0.029cm" svg:height="0.374cm" svg:x="31.076cm" svg:y="12.72cm" svg:viewBox="0 0 30 375" draw:points="0,375 30,375 30,0 0,0">
          <text:p/>
        </draw:polygon>
        <draw:polygon draw:style-name="gr37" draw:text-style-name="P9" draw:layer="layout" svg:width="0.03cm" svg:height="0.374cm" svg:x="31.105cm" svg:y="12.72cm" svg:viewBox="0 0 31 375" draw:points="0,375 31,375 31,0 0,0">
          <text:p/>
        </draw:polygon>
        <draw:polygon draw:style-name="gr36" draw:text-style-name="P8" draw:layer="layout" svg:width="0.029cm" svg:height="0.374cm" svg:x="31.135cm" svg:y="12.72cm" svg:viewBox="0 0 30 375" draw:points="0,375 30,375 30,0 0,0">
          <text:p/>
        </draw:polygon>
        <draw:polygon draw:style-name="gr36" draw:text-style-name="P8" draw:layer="layout" svg:width="0.029cm" svg:height="0.374cm" svg:x="31.165cm" svg:y="12.72cm" svg:viewBox="0 0 30 375" draw:points="0,375 30,375 30,0 0,0">
          <text:p/>
        </draw:polygon>
        <draw:polygon draw:style-name="gr37" draw:text-style-name="P9" draw:layer="layout" svg:width="0.029cm" svg:height="0.374cm" svg:x="31.194cm" svg:y="12.72cm" svg:viewBox="0 0 30 375" draw:points="0,375 30,375 30,0 0,0">
          <text:p/>
        </draw:polygon>
        <draw:polygon draw:style-name="gr36" draw:text-style-name="P8" draw:layer="layout" svg:width="0.029cm" svg:height="0.374cm" svg:x="31.224cm" svg:y="12.72cm" svg:viewBox="0 0 30 375" draw:points="0,375 30,375 30,0 0,0">
          <text:p/>
        </draw:polygon>
        <draw:polygon draw:style-name="gr37" draw:text-style-name="P9" draw:layer="layout" svg:width="0.029cm" svg:height="0.374cm" svg:x="31.253cm" svg:y="12.72cm" svg:viewBox="0 0 30 375" draw:points="0,375 30,375 30,0 0,0">
          <text:p/>
        </draw:polygon>
        <draw:polygon draw:style-name="gr37" draw:text-style-name="P9" draw:layer="layout" svg:width="0.029cm" svg:height="0.374cm" svg:x="31.282cm" svg:y="12.72cm" svg:viewBox="0 0 30 375" draw:points="0,375 30,375 30,0 0,0">
          <text:p/>
        </draw:polygon>
        <draw:polygon draw:style-name="gr36" draw:text-style-name="P8" draw:layer="layout" svg:width="0.029cm" svg:height="0.374cm" svg:x="31.311cm" svg:y="12.72cm" svg:viewBox="0 0 30 375" draw:points="0,375 30,375 30,0 0,0">
          <text:p/>
        </draw:polygon>
        <draw:polygon draw:style-name="gr37" draw:text-style-name="P9" draw:layer="layout" svg:width="0.029cm" svg:height="0.374cm" svg:x="31.342cm" svg:y="12.72cm" svg:viewBox="0 0 30 375" draw:points="0,375 30,375 30,0 0,0">
          <text:p/>
        </draw:polygon>
        <draw:polygon draw:style-name="gr35" draw:text-style-name="P7" draw:layer="layout" svg:width="0.029cm" svg:height="0.374cm" svg:x="31.371cm" svg:y="12.72cm" svg:viewBox="0 0 30 375" draw:points="0,375 30,375 30,0 0,0">
          <text:p/>
        </draw:polygon>
        <draw:polygon draw:style-name="gr36" draw:text-style-name="P8" draw:layer="layout" svg:width="0.029cm" svg:height="0.374cm" svg:x="31.4cm" svg:y="12.72cm" svg:viewBox="0 0 30 375" draw:points="0,375 30,375 30,0 0,0">
          <text:p/>
        </draw:polygon>
        <draw:polygon draw:style-name="gr37" draw:text-style-name="P9" draw:layer="layout" svg:width="0.029cm" svg:height="0.374cm" svg:x="31.429cm" svg:y="12.72cm" svg:viewBox="0 0 30 375" draw:points="0,375 30,375 30,0 0,0">
          <text:p/>
        </draw:polygon>
        <draw:polygon draw:style-name="gr36" draw:text-style-name="P8" draw:layer="layout" svg:width="0.029cm" svg:height="0.374cm" svg:x="31.459cm" svg:y="12.72cm" svg:viewBox="0 0 30 375" draw:points="0,375 30,375 30,0 0,0">
          <text:p/>
        </draw:polygon>
        <draw:polygon draw:style-name="gr37" draw:text-style-name="P9" draw:layer="layout" svg:width="0.029cm" svg:height="0.374cm" svg:x="31.489cm" svg:y="12.72cm" svg:viewBox="0 0 30 375" draw:points="0,375 30,375 30,0 0,0">
          <text:p/>
        </draw:polygon>
        <draw:polygon draw:style-name="gr37" draw:text-style-name="P9" draw:layer="layout" svg:width="0.03cm" svg:height="0.374cm" svg:x="31.518cm" svg:y="12.72cm" svg:viewBox="0 0 31 375" draw:points="0,375 31,375 31,0 0,0">
          <text:p/>
        </draw:polygon>
        <draw:polygon draw:style-name="gr36" draw:text-style-name="P8" draw:layer="layout" svg:width="0.029cm" svg:height="0.374cm" svg:x="31.548cm" svg:y="12.72cm" svg:viewBox="0 0 30 375" draw:points="0,375 30,375 30,0 0,0">
          <text:p/>
        </draw:polygon>
        <draw:polygon draw:style-name="gr38" draw:text-style-name="P10" draw:layer="layout" svg:width="0.029cm" svg:height="0.374cm" svg:x="31.577cm" svg:y="12.72cm" svg:viewBox="0 0 30 375" draw:points="0,375 30,375 30,0 0,0">
          <text:p/>
        </draw:polygon>
        <draw:polygon draw:style-name="gr36" draw:text-style-name="P8" draw:layer="layout" svg:width="0.029cm" svg:height="0.374cm" svg:x="31.606cm" svg:y="12.72cm" svg:viewBox="0 0 30 375" draw:points="0,375 30,375 30,0 0,0">
          <text:p/>
        </draw:polygon>
        <draw:polygon draw:style-name="gr36" draw:text-style-name="P8" draw:layer="layout" svg:width="0.029cm" svg:height="0.374cm" svg:x="31.635cm" svg:y="12.72cm" svg:viewBox="0 0 30 375" draw:points="0,375 30,375 30,0 0,0">
          <text:p/>
        </draw:polygon>
        <draw:polygon draw:style-name="gr36" draw:text-style-name="P8" draw:layer="layout" svg:width="0.029cm" svg:height="0.374cm" svg:x="31.666cm" svg:y="12.72cm" svg:viewBox="0 0 30 375" draw:points="0,375 30,375 30,0 0,0">
          <text:p/>
        </draw:polygon>
        <draw:polygon draw:style-name="gr36" draw:text-style-name="P8" draw:layer="layout" svg:width="0.029cm" svg:height="0.374cm" svg:x="31.695cm" svg:y="12.72cm" svg:viewBox="0 0 30 375" draw:points="0,375 30,375 30,0 0,0">
          <text:p/>
        </draw:polygon>
        <draw:polygon draw:style-name="gr38" draw:text-style-name="P10" draw:layer="layout" svg:width="0.029cm" svg:height="0.374cm" svg:x="31.724cm" svg:y="12.72cm" svg:viewBox="0 0 30 375" draw:points="0,375 30,375 30,0 0,0">
          <text:p/>
        </draw:polygon>
        <draw:polygon draw:style-name="gr36" draw:text-style-name="P8" draw:layer="layout" svg:width="0.029cm" svg:height="0.374cm" svg:x="31.753cm" svg:y="12.72cm" svg:viewBox="0 0 30 375" draw:points="0,375 30,375 30,0 0,0">
          <text:p/>
        </draw:polygon>
        <draw:polygon draw:style-name="gr35" draw:text-style-name="P7" draw:layer="layout" svg:width="0.029cm" svg:height="0.374cm" svg:x="31.783cm" svg:y="12.72cm" svg:viewBox="0 0 30 375" draw:points="0,375 30,375 30,0 0,0">
          <text:p/>
        </draw:polygon>
        <draw:polygon draw:style-name="gr35" draw:text-style-name="P7" draw:layer="layout" svg:width="0.029cm" svg:height="0.374cm" svg:x="31.813cm" svg:y="12.72cm" svg:viewBox="0 0 30 375" draw:points="0,375 30,375 30,0 0,0">
          <text:p/>
        </draw:polygon>
        <draw:polygon draw:style-name="gr35" draw:text-style-name="P7" draw:layer="layout" svg:width="0.029cm" svg:height="0.374cm" svg:x="31.842cm" svg:y="12.72cm" svg:viewBox="0 0 30 375" draw:points="0,375 30,375 30,0 0,0">
          <text:p/>
        </draw:polygon>
        <draw:polygon draw:style-name="gr38" draw:text-style-name="P10" draw:layer="layout" svg:width="0.03cm" svg:height="0.374cm" svg:x="31.871cm" svg:y="12.72cm" svg:viewBox="0 0 31 375" draw:points="0,375 31,375 31,0 0,0">
          <text:p/>
        </draw:polygon>
        <draw:polygon draw:style-name="gr37" draw:text-style-name="P9" draw:layer="layout" svg:width="0.029cm" svg:height="0.374cm" svg:x="31.901cm" svg:y="12.72cm" svg:viewBox="0 0 30 375" draw:points="0,375 30,375 30,0 0,0">
          <text:p/>
        </draw:polygon>
        <draw:polygon draw:style-name="gr36" draw:text-style-name="P8" draw:layer="layout" svg:width="0.029cm" svg:height="0.374cm" svg:x="31.93cm" svg:y="12.72cm" svg:viewBox="0 0 30 375" draw:points="0,375 30,375 30,0 0,0">
          <text:p/>
        </draw:polygon>
        <draw:polygon draw:style-name="gr35" draw:text-style-name="P7" draw:layer="layout" svg:width="0.03cm" svg:height="0.374cm" svg:x="31.959cm" svg:y="12.72cm" svg:viewBox="0 0 31 375" draw:points="0,375 31,375 31,0 0,0">
          <text:p/>
        </draw:polygon>
        <draw:polygon draw:style-name="gr38" draw:text-style-name="P10" draw:layer="layout" svg:width="0.029cm" svg:height="0.374cm" svg:x="31.99cm" svg:y="12.72cm" svg:viewBox="0 0 30 375" draw:points="0,375 30,375 30,0 0,0">
          <text:p/>
        </draw:polygon>
        <draw:polygon draw:style-name="gr36" draw:text-style-name="P8" draw:layer="layout" svg:width="0.029cm" svg:height="0.374cm" svg:x="32.019cm" svg:y="12.72cm" svg:viewBox="0 0 30 375" draw:points="0,375 30,375 30,0 0,0">
          <text:p/>
        </draw:polygon>
        <draw:polygon draw:style-name="gr37" draw:text-style-name="P9" draw:layer="layout" svg:width="0.029cm" svg:height="0.374cm" svg:x="32.048cm" svg:y="12.72cm" svg:viewBox="0 0 30 375" draw:points="0,375 30,375 30,0 0,0">
          <text:p/>
        </draw:polygon>
        <draw:polygon draw:style-name="gr37" draw:text-style-name="P9" draw:layer="layout" svg:width="0.029cm" svg:height="0.374cm" svg:x="32.078cm" svg:y="12.72cm" svg:viewBox="0 0 30 375" draw:points="0,375 30,375 30,0 0,0">
          <text:p/>
        </draw:polygon>
        <draw:polygon draw:style-name="gr38" draw:text-style-name="P10" draw:layer="layout" svg:width="0.029cm" svg:height="0.374cm" svg:x="32.107cm" svg:y="12.72cm" svg:viewBox="0 0 30 375" draw:points="0,375 30,375 30,0 0,0">
          <text:p/>
        </draw:polygon>
        <draw:polygon draw:style-name="gr37" draw:text-style-name="P9" draw:layer="layout" svg:width="0.029cm" svg:height="0.374cm" svg:x="32.137cm" svg:y="12.72cm" svg:viewBox="0 0 30 375" draw:points="0,375 30,375 30,0 0,0">
          <text:p/>
        </draw:polygon>
        <draw:polygon draw:style-name="gr37" draw:text-style-name="P9" draw:layer="layout" svg:width="0.029cm" svg:height="0.374cm" svg:x="32.166cm" svg:y="12.72cm" svg:viewBox="0 0 30 375" draw:points="0,375 30,375 30,0 0,0">
          <text:p/>
        </draw:polygon>
        <draw:polygon draw:style-name="gr37" draw:text-style-name="P9" draw:layer="layout" svg:width="0.029cm" svg:height="0.374cm" svg:x="32.195cm" svg:y="12.72cm" svg:viewBox="0 0 30 375" draw:points="0,375 30,375 30,0 0,0">
          <text:p/>
        </draw:polygon>
        <draw:polygon draw:style-name="gr37" draw:text-style-name="P9" draw:layer="layout" svg:width="0.029cm" svg:height="0.374cm" svg:x="32.225cm" svg:y="12.72cm" svg:viewBox="0 0 30 375" draw:points="0,375 30,375 30,0 0,0">
          <text:p/>
        </draw:polygon>
        <draw:polygon draw:style-name="gr36" draw:text-style-name="P8" draw:layer="layout" svg:width="0.029cm" svg:height="0.374cm" svg:x="32.254cm" svg:y="12.72cm" svg:viewBox="0 0 30 375" draw:points="0,375 30,375 30,0 0,0">
          <text:p/>
        </draw:polygon>
        <draw:polygon draw:style-name="gr38" draw:text-style-name="P10" draw:layer="layout" svg:width="0.029cm" svg:height="0.374cm" svg:x="32.283cm" svg:y="12.72cm" svg:viewBox="0 0 30 375" draw:points="0,375 30,375 30,0 0,0">
          <text:p/>
        </draw:polygon>
        <draw:polygon draw:style-name="gr38" draw:text-style-name="P10" draw:layer="layout" svg:width="0.03cm" svg:height="0.374cm" svg:x="32.313cm" svg:y="12.72cm" svg:viewBox="0 0 31 375" draw:points="0,375 31,375 31,0 0,0">
          <text:p/>
        </draw:polygon>
        <draw:polygon draw:style-name="gr36" draw:text-style-name="P8" draw:layer="layout" svg:width="0.029cm" svg:height="0.374cm" svg:x="32.343cm" svg:y="12.72cm" svg:viewBox="0 0 30 375" draw:points="0,375 30,375 30,0 0,0">
          <text:p/>
        </draw:polygon>
        <draw:polygon draw:style-name="gr36" draw:text-style-name="P8" draw:layer="layout" svg:width="0.029cm" svg:height="0.374cm" svg:x="32.372cm" svg:y="12.72cm" svg:viewBox="0 0 30 375" draw:points="0,375 30,375 30,0 0,0">
          <text:p/>
        </draw:polygon>
        <draw:polygon draw:style-name="gr37" draw:text-style-name="P9" draw:layer="layout" svg:width="0.029cm" svg:height="0.374cm" svg:x="32.402cm" svg:y="12.72cm" svg:viewBox="0 0 30 375" draw:points="0,375 30,375 30,0 0,0">
          <text:p/>
        </draw:polygon>
        <draw:polygon draw:style-name="gr35" draw:text-style-name="P7" draw:layer="layout" svg:width="0.029cm" svg:height="0.374cm" svg:x="32.431cm" svg:y="12.72cm" svg:viewBox="0 0 30 375" draw:points="0,375 30,375 30,0 0,0">
          <text:p/>
        </draw:polygon>
        <draw:polygon draw:style-name="gr37" draw:text-style-name="P9" draw:layer="layout" svg:width="0.029cm" svg:height="0.374cm" svg:x="32.46cm" svg:y="12.72cm" svg:viewBox="0 0 30 375" draw:points="0,375 30,375 30,0 0,0">
          <text:p/>
        </draw:polygon>
        <draw:polygon draw:style-name="gr36" draw:text-style-name="P8" draw:layer="layout" svg:width="0.029cm" svg:height="0.374cm" svg:x="32.49cm" svg:y="12.72cm" svg:viewBox="0 0 30 375" draw:points="0,375 30,375 30,0 0,0">
          <text:p/>
        </draw:polygon>
        <draw:polygon draw:style-name="gr37" draw:text-style-name="P9" draw:layer="layout" svg:width="0.029cm" svg:height="0.374cm" svg:x="32.52cm" svg:y="12.72cm" svg:viewBox="0 0 30 375" draw:points="0,375 30,375 30,0 0,0">
          <text:p/>
        </draw:polygon>
        <draw:polygon draw:style-name="gr38" draw:text-style-name="P10" draw:layer="layout" svg:width="0.029cm" svg:height="0.374cm" svg:x="32.549cm" svg:y="12.72cm" svg:viewBox="0 0 30 375" draw:points="0,375 30,375 30,0 0,0">
          <text:p/>
        </draw:polygon>
        <draw:polygon draw:style-name="gr38" draw:text-style-name="P10" draw:layer="layout" svg:width="0.029cm" svg:height="0.374cm" svg:x="32.578cm" svg:y="12.72cm" svg:viewBox="0 0 30 375" draw:points="0,375 30,375 30,0 0,0">
          <text:p/>
        </draw:polygon>
        <draw:polygon draw:style-name="gr36" draw:text-style-name="P8" draw:layer="layout" svg:width="0.029cm" svg:height="0.374cm" svg:x="32.607cm" svg:y="12.72cm" svg:viewBox="0 0 30 375" draw:points="0,375 30,375 30,0 0,0">
          <text:p/>
        </draw:polygon>
        <draw:polygon draw:style-name="gr36" draw:text-style-name="P8" draw:layer="layout" svg:width="0.029cm" svg:height="0.374cm" svg:x="32.638cm" svg:y="12.72cm" svg:viewBox="0 0 30 375" draw:points="0,375 30,375 30,0 0,0">
          <text:p/>
        </draw:polygon>
        <draw:polygon draw:style-name="gr35" draw:text-style-name="P7" draw:layer="layout" svg:width="0.029cm" svg:height="0.374cm" svg:x="32.667cm" svg:y="12.72cm" svg:viewBox="0 0 30 375" draw:points="0,375 30,375 30,0 0,0">
          <text:p/>
        </draw:polygon>
        <draw:polygon draw:style-name="gr36" draw:text-style-name="P8" draw:layer="layout" svg:width="0.029cm" svg:height="0.374cm" svg:x="32.696cm" svg:y="12.72cm" svg:viewBox="0 0 30 375" draw:points="0,375 30,375 30,0 0,0">
          <text:p/>
        </draw:polygon>
        <draw:polygon draw:style-name="gr37" draw:text-style-name="P9" draw:layer="layout" svg:width="0.03cm" svg:height="0.374cm" svg:x="32.725cm" svg:y="12.72cm" svg:viewBox="0 0 31 375" draw:points="0,375 31,375 31,0 0,0">
          <text:p/>
        </draw:polygon>
        <draw:polygon draw:style-name="gr37" draw:text-style-name="P9" draw:layer="layout" svg:width="0.029cm" svg:height="0.374cm" svg:x="32.755cm" svg:y="12.72cm" svg:viewBox="0 0 30 375" draw:points="0,375 30,375 30,0 0,0">
          <text:p/>
        </draw:polygon>
        <draw:polygon draw:style-name="gr37" draw:text-style-name="P9" draw:layer="layout" svg:width="0.029cm" svg:height="0.374cm" svg:x="32.784cm" svg:y="12.72cm" svg:viewBox="0 0 30 375" draw:points="0,375 30,375 30,0 0,0">
          <text:p/>
        </draw:polygon>
        <draw:polygon draw:style-name="gr36" draw:text-style-name="P8" draw:layer="layout" svg:width="0.029cm" svg:height="0.374cm" svg:x="32.814cm" svg:y="12.72cm" svg:viewBox="0 0 30 375" draw:points="0,375 30,375 30,0 0,0">
          <text:p/>
        </draw:polygon>
        <draw:polygon draw:style-name="gr37" draw:text-style-name="P9" draw:layer="layout" svg:width="0.029cm" svg:height="0.374cm" svg:x="32.844cm" svg:y="12.72cm" svg:viewBox="0 0 30 375" draw:points="0,375 30,375 30,0 0,0">
          <text:p/>
        </draw:polygon>
        <draw:polygon draw:style-name="gr38" draw:text-style-name="P10" draw:layer="layout" svg:width="0.029cm" svg:height="0.374cm" svg:x="32.873cm" svg:y="12.72cm" svg:viewBox="0 0 30 375" draw:points="0,375 30,375 30,0 0,0">
          <text:p/>
        </draw:polygon>
        <draw:polygon draw:style-name="gr38" draw:text-style-name="P10" draw:layer="layout" svg:width="0.029cm" svg:height="0.374cm" svg:x="32.902cm" svg:y="12.72cm" svg:viewBox="0 0 30 375" draw:points="0,375 30,375 30,0 0,0">
          <text:p/>
        </draw:polygon>
        <draw:polygon draw:style-name="gr37" draw:text-style-name="P9" draw:layer="layout" svg:width="0.029cm" svg:height="0.374cm" svg:x="32.931cm" svg:y="12.72cm" svg:viewBox="0 0 30 375" draw:points="0,375 30,375 30,0 0,0">
          <text:p/>
        </draw:polygon>
        <draw:polygon draw:style-name="gr38" draw:text-style-name="P10" draw:layer="layout" svg:width="0.029cm" svg:height="0.374cm" svg:x="32.962cm" svg:y="12.72cm" svg:viewBox="0 0 30 375" draw:points="0,375 30,375 30,0 0,0">
          <text:p/>
        </draw:polygon>
        <draw:polygon draw:style-name="gr35" draw:text-style-name="P7" draw:layer="layout" svg:width="0.029cm" svg:height="0.374cm" svg:x="32.991cm" svg:y="12.72cm" svg:viewBox="0 0 30 375" draw:points="0,375 30,375 30,0 0,0">
          <text:p/>
        </draw:polygon>
        <draw:polygon draw:style-name="gr38" draw:text-style-name="P10" draw:layer="layout" svg:width="0.029cm" svg:height="0.374cm" svg:x="33.02cm" svg:y="12.72cm" svg:viewBox="0 0 30 375" draw:points="0,375 30,375 30,0 0,0">
          <text:p/>
        </draw:polygon>
        <draw:polygon draw:style-name="gr38" draw:text-style-name="P10" draw:layer="layout" svg:width="0.029cm" svg:height="0.374cm" svg:x="33.049cm" svg:y="12.72cm" svg:viewBox="0 0 30 375" draw:points="0,375 30,375 30,0 0,0">
          <text:p/>
        </draw:polygon>
        <draw:polygon draw:style-name="gr37" draw:text-style-name="P9" draw:layer="layout" svg:width="0.029cm" svg:height="0.374cm" svg:x="33.079cm" svg:y="12.72cm" svg:viewBox="0 0 30 375" draw:points="0,375 30,375 30,0 0,0">
          <text:p/>
        </draw:polygon>
        <draw:polygon draw:style-name="gr38" draw:text-style-name="P10" draw:layer="layout" svg:width="0.029cm" svg:height="0.374cm" svg:x="33.108cm" svg:y="12.72cm" svg:viewBox="0 0 30 375" draw:points="0,375 30,375 30,0 0,0">
          <text:p/>
        </draw:polygon>
        <draw:polygon draw:style-name="gr36" draw:text-style-name="P8" draw:layer="layout" svg:width="0.029cm" svg:height="0.374cm" svg:x="33.138cm" svg:y="12.72cm" svg:viewBox="0 0 30 375" draw:points="0,375 30,375 30,0 0,0">
          <text:p/>
        </draw:polygon>
        <draw:polygon draw:style-name="gr36" draw:text-style-name="P8" draw:layer="layout" svg:width="0.03cm" svg:height="0.374cm" svg:x="33.167cm" svg:y="12.72cm" svg:viewBox="0 0 31 375" draw:points="0,375 31,375 31,0 0,0">
          <text:p/>
        </draw:polygon>
        <draw:polygon draw:style-name="gr38" draw:text-style-name="P10" draw:layer="layout" svg:width="0.029cm" svg:height="0.374cm" svg:x="33.197cm" svg:y="12.72cm" svg:viewBox="0 0 30 375" draw:points="0,375 30,375 30,0 0,0">
          <text:p/>
        </draw:polygon>
        <draw:polygon draw:style-name="gr36" draw:text-style-name="P8" draw:layer="layout" svg:width="0.029cm" svg:height="0.374cm" svg:x="33.226cm" svg:y="12.72cm" svg:viewBox="0 0 30 375" draw:points="0,375 30,375 30,0 0,0">
          <text:p/>
        </draw:polygon>
        <draw:polygon draw:style-name="gr37" draw:text-style-name="P9" draw:layer="layout" svg:width="0.029cm" svg:height="0.374cm" svg:x="33.255cm" svg:y="12.72cm" svg:viewBox="0 0 30 375" draw:points="0,375 30,375 30,0 0,0">
          <text:p/>
        </draw:polygon>
        <draw:polygon draw:style-name="gr38" draw:text-style-name="P10" draw:layer="layout" svg:width="0.029cm" svg:height="0.374cm" svg:x="33.286cm" svg:y="12.72cm" svg:viewBox="0 0 30 375" draw:points="0,375 30,375 30,0 0,0">
          <text:p/>
        </draw:polygon>
        <draw:polygon draw:style-name="gr36" draw:text-style-name="P8" draw:layer="layout" svg:width="0.029cm" svg:height="0.374cm" svg:x="33.315cm" svg:y="12.72cm" svg:viewBox="0 0 30 375" draw:points="0,375 30,375 30,0 0,0">
          <text:p/>
        </draw:polygon>
        <draw:polygon draw:style-name="gr36" draw:text-style-name="P8" draw:layer="layout" svg:width="0.029cm" svg:height="0.374cm" svg:x="33.344cm" svg:y="12.72cm" svg:viewBox="0 0 30 375" draw:points="0,375 30,375 30,0 0,0">
          <text:p/>
        </draw:polygon>
        <draw:polygon draw:style-name="gr37" draw:text-style-name="P9" draw:layer="layout" svg:width="0.029cm" svg:height="0.374cm" svg:x="33.373cm" svg:y="12.72cm" svg:viewBox="0 0 30 375" draw:points="0,375 30,375 30,0 0,0">
          <text:p/>
        </draw:polygon>
        <draw:polygon draw:style-name="gr35" draw:text-style-name="P7" draw:layer="layout" svg:width="0.029cm" svg:height="0.374cm" svg:x="33.403cm" svg:y="12.72cm" svg:viewBox="0 0 30 375" draw:points="0,375 30,375 30,0 0,0">
          <text:p/>
        </draw:polygon>
        <draw:polygon draw:style-name="gr36" draw:text-style-name="P8" draw:layer="layout" svg:width="0.029cm" svg:height="0.374cm" svg:x="33.432cm" svg:y="12.72cm" svg:viewBox="0 0 30 375" draw:points="0,375 30,375 30,0 0,0">
          <text:p/>
        </draw:polygon>
        <draw:polygon draw:style-name="gr35" draw:text-style-name="P7" draw:layer="layout" svg:width="0.029cm" svg:height="0.374cm" svg:x="33.462cm" svg:y="12.72cm" svg:viewBox="0 0 30 375" draw:points="0,375 30,375 30,0 0,0">
          <text:p/>
        </draw:polygon>
        <draw:polygon draw:style-name="gr36" draw:text-style-name="P8" draw:layer="layout" svg:width="0.03cm" svg:height="0.374cm" svg:x="33.491cm" svg:y="12.72cm" svg:viewBox="0 0 31 375" draw:points="0,375 31,375 31,0 0,0">
          <text:p/>
        </draw:polygon>
        <draw:polygon draw:style-name="gr38" draw:text-style-name="P10" draw:layer="layout" svg:width="0.029cm" svg:height="0.374cm" svg:x="33.521cm" svg:y="12.72cm" svg:viewBox="0 0 30 375" draw:points="0,375 30,375 30,0 0,0">
          <text:p/>
        </draw:polygon>
        <draw:polygon draw:style-name="gr37" draw:text-style-name="P9" draw:layer="layout" svg:width="0.029cm" svg:height="0.374cm" svg:x="33.55cm" svg:y="12.72cm" svg:viewBox="0 0 30 375" draw:points="0,375 30,375 30,0 0,0">
          <text:p/>
        </draw:polygon>
        <draw:polygon draw:style-name="gr37" draw:text-style-name="P9" draw:layer="layout" svg:width="0.03cm" svg:height="0.374cm" svg:x="33.579cm" svg:y="12.72cm" svg:viewBox="0 0 31 375" draw:points="0,375 31,375 31,0 0,0">
          <text:p/>
        </draw:polygon>
        <draw:polygon draw:style-name="gr37" draw:text-style-name="P9" draw:layer="layout" svg:width="0.029cm" svg:height="0.374cm" svg:x="33.61cm" svg:y="12.72cm" svg:viewBox="0 0 30 375" draw:points="0,375 30,375 30,0 0,0">
          <text:p/>
        </draw:polygon>
        <draw:polygon draw:style-name="gr36" draw:text-style-name="P8" draw:layer="layout" svg:width="0.029cm" svg:height="0.374cm" svg:x="33.639cm" svg:y="12.72cm" svg:viewBox="0 0 30 375" draw:points="0,375 30,375 30,0 0,0">
          <text:p/>
        </draw:polygon>
        <draw:polygon draw:style-name="gr36" draw:text-style-name="P8" draw:layer="layout" svg:width="0.029cm" svg:height="0.374cm" svg:x="33.668cm" svg:y="12.72cm" svg:viewBox="0 0 30 375" draw:points="0,375 30,375 30,0 0,0">
          <text:p/>
        </draw:polygon>
        <draw:polygon draw:style-name="gr38" draw:text-style-name="P10" draw:layer="layout" svg:width="0.029cm" svg:height="0.374cm" svg:x="33.698cm" svg:y="12.72cm" svg:viewBox="0 0 30 375" draw:points="0,375 30,375 30,0 0,0">
          <text:p/>
        </draw:polygon>
        <draw:polygon draw:style-name="gr36" draw:text-style-name="P8" draw:layer="layout" svg:width="0.029cm" svg:height="0.374cm" svg:x="33.727cm" svg:y="12.72cm" svg:viewBox="0 0 30 375" draw:points="0,375 30,375 30,0 0,0">
          <text:p/>
        </draw:polygon>
        <draw:polygon draw:style-name="gr37" draw:text-style-name="P9" draw:layer="layout" svg:width="0.029cm" svg:height="0.374cm" svg:x="33.756cm" svg:y="12.72cm" svg:viewBox="0 0 30 375" draw:points="0,375 30,375 30,0 0,0">
          <text:p/>
        </draw:polygon>
        <draw:polygon draw:style-name="gr38" draw:text-style-name="P10" draw:layer="layout" svg:width="0.029cm" svg:height="0.374cm" svg:x="33.786cm" svg:y="12.72cm" svg:viewBox="0 0 30 375" draw:points="0,375 30,375 30,0 0,0">
          <text:p/>
        </draw:polygon>
        <draw:polygon draw:style-name="gr36" draw:text-style-name="P8" draw:layer="layout" svg:width="0.029cm" svg:height="0.374cm" svg:x="33.815cm" svg:y="12.72cm" svg:viewBox="0 0 30 375" draw:points="0,375 30,375 30,0 0,0">
          <text:p/>
        </draw:polygon>
        <draw:polygon draw:style-name="gr35" draw:text-style-name="P7" draw:layer="layout" svg:width="0.029cm" svg:height="0.374cm" svg:x="33.845cm" svg:y="12.72cm" svg:viewBox="0 0 30 375" draw:points="0,375 30,375 30,0 0,0">
          <text:p/>
        </draw:polygon>
        <draw:polygon draw:style-name="gr36" draw:text-style-name="P8" draw:layer="layout" svg:width="0.029cm" svg:height="0.374cm" svg:x="33.874cm" svg:y="12.72cm" svg:viewBox="0 0 30 375" draw:points="0,375 30,375 30,0 0,0">
          <text:p/>
        </draw:polygon>
        <draw:polygon draw:style-name="gr36" draw:text-style-name="P8" draw:layer="layout" svg:width="0.029cm" svg:height="0.374cm" svg:x="33.903cm" svg:y="12.72cm" svg:viewBox="0 0 30 375" draw:points="0,375 30,375 30,0 0,0">
          <text:p/>
        </draw:polygon>
        <draw:polygon draw:style-name="gr36" draw:text-style-name="P8" draw:layer="layout" svg:width="0.03cm" svg:height="0.374cm" svg:x="33.932cm" svg:y="12.72cm" svg:viewBox="0 0 31 375" draw:points="0,375 31,375 31,0 0,0">
          <text:p/>
        </draw:polygon>
        <draw:polygon draw:style-name="gr37" draw:text-style-name="P9" draw:layer="layout" svg:width="0.029cm" svg:height="0.374cm" svg:x="33.963cm" svg:y="12.72cm" svg:viewBox="0 0 30 375" draw:points="0,375 30,375 30,0 0,0">
          <text:p/>
        </draw:polygon>
        <draw:polygon draw:style-name="gr36" draw:text-style-name="P8" draw:layer="layout" svg:width="0.029cm" svg:height="0.374cm" svg:x="33.992cm" svg:y="12.72cm" svg:viewBox="0 0 30 375" draw:points="0,375 30,375 30,0 0,0">
          <text:p/>
        </draw:polygon>
        <draw:polygon draw:style-name="gr36" draw:text-style-name="P8" draw:layer="layout" svg:width="0.032cm" svg:height="0.374cm" svg:x="34.021cm" svg:y="12.72cm" svg:viewBox="0 0 33 375" draw:points="0,375 33,375 33,0 0,0">
          <text:p/>
        </draw:polygon>
        <draw:polygon draw:style-name="gr38" draw:text-style-name="P10" draw:layer="layout" svg:width="0.029cm" svg:height="0.374cm" svg:x="34.051cm" svg:y="12.72cm" svg:viewBox="0 0 30 375" draw:points="0,375 30,375 30,0 0,0">
          <text:p/>
        </draw:polygon>
        <draw:polygon draw:style-name="gr36" draw:text-style-name="P8" draw:layer="layout" svg:width="0.029cm" svg:height="0.374cm" svg:x="34.08cm" svg:y="12.72cm" svg:viewBox="0 0 30 375" draw:points="0,375 30,375 30,0 0,0">
          <text:p/>
        </draw:polygon>
        <draw:polygon draw:style-name="gr37" draw:text-style-name="P9" draw:layer="layout" svg:width="0.029cm" svg:height="0.374cm" svg:x="34.11cm" svg:y="12.72cm" svg:viewBox="0 0 30 375" draw:points="0,375 30,375 30,0 0,0">
          <text:p/>
        </draw:polygon>
        <draw:polygon draw:style-name="gr35" draw:text-style-name="P7" draw:layer="layout" svg:width="0.029cm" svg:height="0.374cm" svg:x="34.14cm" svg:y="12.72cm" svg:viewBox="0 0 30 375" draw:points="0,375 30,375 30,0 0,0">
          <text:p/>
        </draw:polygon>
        <draw:polygon draw:style-name="gr36" draw:text-style-name="P8" draw:layer="layout" svg:width="0.029cm" svg:height="0.374cm" svg:x="34.169cm" svg:y="12.72cm" svg:viewBox="0 0 30 375" draw:points="0,375 30,375 30,0 0,0">
          <text:p/>
        </draw:polygon>
        <draw:polygon draw:style-name="gr36" draw:text-style-name="P8" draw:layer="layout" svg:width="0.029cm" svg:height="0.374cm" svg:x="34.198cm" svg:y="12.72cm" svg:viewBox="0 0 30 375" draw:points="0,375 30,375 30,0 0,0">
          <text:p/>
        </draw:polygon>
        <draw:polygon draw:style-name="gr38" draw:text-style-name="P10" draw:layer="layout" svg:width="0.029cm" svg:height="0.374cm" svg:x="34.256cm" svg:y="12.72cm" svg:viewBox="0 0 30 375" draw:points="0,375 30,375 30,0 0,0">
          <text:p/>
        </draw:polygon>
        <draw:polygon draw:style-name="gr37" draw:text-style-name="P9" draw:layer="layout" svg:width="0.029cm" svg:height="0.374cm" svg:x="34.287cm" svg:y="12.72cm" svg:viewBox="0 0 30 375" draw:points="0,375 30,375 30,0 0,0">
          <text:p/>
        </draw:polygon>
        <draw:polygon draw:style-name="gr36" draw:text-style-name="P8" draw:layer="layout" svg:width="0.029cm" svg:height="0.374cm" svg:x="34.316cm" svg:y="12.72cm" svg:viewBox="0 0 30 375" draw:points="0,375 30,375 30,0 0,0">
          <text:p/>
        </draw:polygon>
        <draw:polygon draw:style-name="gr36" draw:text-style-name="P8" draw:layer="layout" svg:width="0.03cm" svg:height="0.374cm" svg:x="34.345cm" svg:y="12.72cm" svg:viewBox="0 0 31 375" draw:points="0,375 31,375 31,0 0,0">
          <text:p/>
        </draw:polygon>
        <draw:polygon draw:style-name="gr37" draw:text-style-name="P9" draw:layer="layout" svg:width="0.029cm" svg:height="0.374cm" svg:x="34.375cm" svg:y="12.72cm" svg:viewBox="0 0 30 375" draw:points="0,375 30,375 30,0 0,0">
          <text:p/>
        </draw:polygon>
        <draw:polygon draw:style-name="gr38" draw:text-style-name="P10" draw:layer="layout" svg:width="0.029cm" svg:height="0.374cm" svg:x="34.404cm" svg:y="12.72cm" svg:viewBox="0 0 30 375" draw:points="0,375 30,375 30,0 0,0">
          <text:p/>
        </draw:polygon>
        <draw:polygon draw:style-name="gr37" draw:text-style-name="P9" draw:layer="layout" svg:width="0.029cm" svg:height="0.374cm" svg:x="34.433cm" svg:y="12.72cm" svg:viewBox="0 0 30 375" draw:points="0,375 30,375 30,0 0,0">
          <text:p/>
        </draw:polygon>
        <draw:polygon draw:style-name="gr35" draw:text-style-name="P7" draw:layer="layout" svg:width="0.029cm" svg:height="0.374cm" svg:x="34.464cm" svg:y="12.72cm" svg:viewBox="0 0 30 375" draw:points="0,375 30,375 30,0 0,0">
          <text:p/>
        </draw:polygon>
        <draw:polygon draw:style-name="gr37" draw:text-style-name="P9" draw:layer="layout" svg:width="0.029cm" svg:height="0.374cm" svg:x="34.493cm" svg:y="12.72cm" svg:viewBox="0 0 30 375" draw:points="0,375 30,375 30,0 0,0">
          <text:p/>
        </draw:polygon>
        <draw:polygon draw:style-name="gr35" draw:text-style-name="P7" draw:layer="layout" svg:width="0.029cm" svg:height="0.374cm" svg:x="34.522cm" svg:y="12.72cm" svg:viewBox="0 0 30 375" draw:points="0,375 30,375 30,0 0,0">
          <text:p/>
        </draw:polygon>
        <draw:polygon draw:style-name="gr37" draw:text-style-name="P9" draw:layer="layout" svg:width="0.029cm" svg:height="0.374cm" svg:x="34.551cm" svg:y="12.72cm" svg:viewBox="0 0 30 375" draw:points="0,375 30,375 30,0 0,0">
          <text:p/>
        </draw:polygon>
        <draw:polygon draw:style-name="gr36" draw:text-style-name="P8" draw:layer="layout" svg:width="0.029cm" svg:height="0.374cm" svg:x="34.581cm" svg:y="12.72cm" svg:viewBox="0 0 30 375" draw:points="0,375 30,375 30,0 0,0">
          <text:p/>
        </draw:polygon>
        <draw:polygon draw:style-name="gr37" draw:text-style-name="P9" draw:layer="layout" svg:width="0.029cm" svg:height="0.374cm" svg:x="34.611cm" svg:y="12.72cm" svg:viewBox="0 0 30 375" draw:points="0,375 30,375 30,0 0,0">
          <text:p/>
        </draw:polygon>
        <draw:polygon draw:style-name="gr37" draw:text-style-name="P9" draw:layer="layout" svg:width="0.029cm" svg:height="0.374cm" svg:x="34.64cm" svg:y="12.72cm" svg:viewBox="0 0 30 375" draw:points="0,375 30,375 30,0 0,0">
          <text:p/>
        </draw:polygon>
        <draw:polygon draw:style-name="gr36" draw:text-style-name="P8" draw:layer="layout" svg:width="0.029cm" svg:height="0.374cm" svg:x="34.669cm" svg:y="12.72cm" svg:viewBox="0 0 30 375" draw:points="0,375 30,375 30,0 0,0">
          <text:p/>
        </draw:polygon>
        <draw:polygon draw:style-name="gr37" draw:text-style-name="P9" draw:layer="layout" svg:width="0.029cm" svg:height="0.374cm" svg:x="34.699cm" svg:y="12.72cm" svg:viewBox="0 0 30 375" draw:points="0,375 30,375 30,0 0,0">
          <text:p/>
        </draw:polygon>
        <draw:polygon draw:style-name="gr37" draw:text-style-name="P9" draw:layer="layout" svg:width="0.029cm" svg:height="0.374cm" svg:x="34.728cm" svg:y="12.72cm" svg:viewBox="0 0 30 375" draw:points="0,375 30,375 30,0 0,0">
          <text:p/>
        </draw:polygon>
        <draw:polygon draw:style-name="gr38" draw:text-style-name="P10" draw:layer="layout" svg:width="0.029cm" svg:height="0.374cm" svg:x="34.757cm" svg:y="12.72cm" svg:viewBox="0 0 30 375" draw:points="0,375 30,375 30,0 0,0">
          <text:p/>
        </draw:polygon>
        <draw:polygon draw:style-name="gr36" draw:text-style-name="P8" draw:layer="layout" svg:width="0.03cm" svg:height="0.374cm" svg:x="34.787cm" svg:y="12.72cm" svg:viewBox="0 0 31 375" draw:points="0,375 31,375 31,0 0,0">
          <text:p/>
        </draw:polygon>
        <draw:polygon draw:style-name="gr35" draw:text-style-name="P7" draw:layer="layout" svg:width="0.029cm" svg:height="0.374cm" svg:x="34.817cm" svg:y="12.72cm" svg:viewBox="0 0 30 375" draw:points="0,375 30,375 30,0 0,0">
          <text:p/>
        </draw:polygon>
        <draw:polygon draw:style-name="gr35" draw:text-style-name="P7" draw:layer="layout" svg:width="0.029cm" svg:height="0.374cm" svg:x="34.846cm" svg:y="12.72cm" svg:viewBox="0 0 30 375" draw:points="0,375 30,375 30,0 0,0">
          <text:p/>
        </draw:polygon>
        <draw:polygon draw:style-name="gr35" draw:text-style-name="P7" draw:layer="layout" svg:width="0.029cm" svg:height="0.374cm" svg:x="34.875cm" svg:y="12.72cm" svg:viewBox="0 0 30 375" draw:points="0,375 30,375 30,0 0,0">
          <text:p/>
        </draw:polygon>
        <draw:polygon draw:style-name="gr37" draw:text-style-name="P9" draw:layer="layout" svg:width="0.029cm" svg:height="0.374cm" svg:x="34.964cm" svg:y="12.72cm" svg:viewBox="0 0 30 375" draw:points="0,375 30,375 30,0 0,0">
          <text:p/>
        </draw:polygon>
        <draw:polygon draw:style-name="gr36" draw:text-style-name="P8" draw:layer="layout" svg:width="0.029cm" svg:height="0.374cm" svg:x="34.993cm" svg:y="12.72cm" svg:viewBox="0 0 30 375" draw:points="0,375 30,375 30,0 0,0">
          <text:p/>
        </draw:polygon>
        <draw:polygon draw:style-name="gr35" draw:text-style-name="P7" draw:layer="layout" svg:width="0.029cm" svg:height="0.374cm" svg:x="35.023cm" svg:y="12.72cm" svg:viewBox="0 0 30 375" draw:points="0,375 30,375 30,0 0,0">
          <text:p/>
        </draw:polygon>
        <draw:polygon draw:style-name="gr36" draw:text-style-name="P8" draw:layer="layout" svg:width="0.029cm" svg:height="0.374cm" svg:x="35.052cm" svg:y="12.72cm" svg:viewBox="0 0 30 375" draw:points="0,375 30,375 30,0 0,0">
          <text:p/>
        </draw:polygon>
        <draw:polygon draw:style-name="gr38" draw:text-style-name="P10" draw:layer="layout" svg:width="0.029cm" svg:height="0.374cm" svg:x="35.081cm" svg:y="12.72cm" svg:viewBox="0 0 30 375" draw:points="0,375 30,375 30,0 0,0">
          <text:p/>
        </draw:polygon>
        <draw:polygon draw:style-name="gr38" draw:text-style-name="P10" draw:layer="layout" svg:width="0.029cm" svg:height="0.374cm" svg:x="35.111cm" svg:y="12.72cm" svg:viewBox="0 0 30 375" draw:points="0,375 30,375 30,0 0,0">
          <text:p/>
        </draw:polygon>
        <draw:polygon draw:style-name="gr38" draw:text-style-name="P10" draw:layer="layout" svg:width="0.029cm" svg:height="0.374cm" svg:x="35.141cm" svg:y="12.72cm" svg:viewBox="0 0 30 375" draw:points="0,375 30,375 30,0 0,0">
          <text:p/>
        </draw:polygon>
        <draw:polygon draw:style-name="gr37" draw:text-style-name="P9" draw:layer="layout" svg:width="0.029cm" svg:height="0.374cm" svg:x="35.17cm" svg:y="12.72cm" svg:viewBox="0 0 30 375" draw:points="0,375 30,375 30,0 0,0">
          <text:p/>
        </draw:polygon>
        <draw:polygon draw:style-name="gr35" draw:text-style-name="P7" draw:layer="layout" svg:width="0.03cm" svg:height="0.374cm" svg:x="34.741cm" svg:y="12.72cm" svg:viewBox="0 0 31 375" draw:points="0,375 31,375 31,0 0,0">
          <text:p/>
        </draw:polygon>
        <draw:polygon draw:style-name="gr35" draw:text-style-name="P7" draw:layer="layout" svg:width="0.028cm" svg:height="0.374cm" svg:x="34.771cm" svg:y="12.72cm" svg:viewBox="0 0 29 375" draw:points="0,375 29,375 29,0 0,0">
          <text:p/>
        </draw:polygon>
        <draw:polygon draw:style-name="gr35" draw:text-style-name="P7" draw:layer="layout" svg:width="0.026cm" svg:height="0.374cm" svg:x="18.95cm" svg:y="11.972cm" svg:viewBox="0 0 27 375" draw:points="0,375 27,375 27,0 0,0">
          <text:p/>
        </draw:polygon>
        <draw:polygon draw:style-name="gr36" draw:text-style-name="P8" draw:layer="layout" svg:width="0.026cm" svg:height="0.374cm" svg:x="18.978cm" svg:y="11.972cm" svg:viewBox="0 0 27 375" draw:points="0,375 27,375 27,0 0,0">
          <text:p/>
        </draw:polygon>
        <draw:polygon draw:style-name="gr37" draw:text-style-name="P9" draw:layer="layout" svg:width="0.026cm" svg:height="0.374cm" svg:x="19.004cm" svg:y="11.972cm" svg:viewBox="0 0 27 375" draw:points="0,375 27,375 27,0 0,0">
          <text:p/>
        </draw:polygon>
        <draw:polygon draw:style-name="gr38" draw:text-style-name="P10" draw:layer="layout" svg:width="0.029cm" svg:height="0.374cm" svg:x="19.031cm" svg:y="11.972cm" svg:viewBox="0 0 30 375" draw:points="0,375 30,375 30,0 0,0">
          <text:p/>
        </draw:polygon>
        <draw:polygon draw:style-name="gr37" draw:text-style-name="P9" draw:layer="layout" svg:width="0.029cm" svg:height="0.374cm" svg:x="19.06cm" svg:y="11.972cm" svg:viewBox="0 0 30 375" draw:points="0,375 30,375 30,0 0,0">
          <text:p/>
        </draw:polygon>
        <draw:polygon draw:style-name="gr38" draw:text-style-name="P10" draw:layer="layout" svg:width="0.029cm" svg:height="0.374cm" svg:x="19.09cm" svg:y="11.972cm" svg:viewBox="0 0 30 375" draw:points="0,375 30,375 30,0 0,0">
          <text:p/>
        </draw:polygon>
        <draw:polygon draw:style-name="gr38" draw:text-style-name="P10" draw:layer="layout" svg:width="0.029cm" svg:height="0.374cm" svg:x="19.119cm" svg:y="11.972cm" svg:viewBox="0 0 30 375" draw:points="0,375 30,375 30,0 0,0">
          <text:p/>
        </draw:polygon>
        <draw:polygon draw:style-name="gr36" draw:text-style-name="P8" draw:layer="layout" svg:width="0.029cm" svg:height="0.374cm" svg:x="19.148cm" svg:y="11.972cm" svg:viewBox="0 0 30 375" draw:points="0,375 30,375 30,0 0,0">
          <text:p/>
        </draw:polygon>
        <draw:polygon draw:style-name="gr38" draw:text-style-name="P10" draw:layer="layout" svg:width="0.029cm" svg:height="0.374cm" svg:x="19.177cm" svg:y="11.972cm" svg:viewBox="0 0 30 375" draw:points="0,375 30,375 30,0 0,0">
          <text:p/>
        </draw:polygon>
        <draw:polygon draw:style-name="gr38" draw:text-style-name="P10" draw:layer="layout" svg:width="0.03cm" svg:height="0.374cm" svg:x="19.207cm" svg:y="11.972cm" svg:viewBox="0 0 31 375" draw:points="0,375 31,375 31,0 0,0">
          <text:p/>
        </draw:polygon>
        <draw:polygon draw:style-name="gr36" draw:text-style-name="P8" draw:layer="layout" svg:width="0.029cm" svg:height="0.374cm" svg:x="19.237cm" svg:y="11.972cm" svg:viewBox="0 0 30 375" draw:points="0,375 30,375 30,0 0,0">
          <text:p/>
        </draw:polygon>
        <draw:polygon draw:style-name="gr35" draw:text-style-name="P7" draw:layer="layout" svg:width="0.029cm" svg:height="0.374cm" svg:x="19.266cm" svg:y="11.972cm" svg:viewBox="0 0 30 375" draw:points="0,375 30,375 30,0 0,0">
          <text:p/>
        </draw:polygon>
        <draw:polygon draw:style-name="gr37" draw:text-style-name="P9" draw:layer="layout" svg:width="0.03cm" svg:height="0.374cm" svg:x="19.295cm" svg:y="11.972cm" svg:viewBox="0 0 31 375" draw:points="0,375 31,375 31,0 0,0">
          <text:p/>
        </draw:polygon>
        <draw:polygon draw:style-name="gr37" draw:text-style-name="P9" draw:layer="layout" svg:width="0.029cm" svg:height="0.374cm" svg:x="19.325cm" svg:y="11.972cm" svg:viewBox="0 0 30 375" draw:points="0,375 30,375 30,0 0,0">
          <text:p/>
        </draw:polygon>
        <draw:polygon draw:style-name="gr36" draw:text-style-name="P8" draw:layer="layout" svg:width="0.029cm" svg:height="0.374cm" svg:x="19.355cm" svg:y="11.972cm" svg:viewBox="0 0 30 375" draw:points="0,375 30,375 30,0 0,0">
          <text:p/>
        </draw:polygon>
        <draw:polygon draw:style-name="gr36" draw:text-style-name="P8" draw:layer="layout" svg:width="0.029cm" svg:height="0.374cm" svg:x="19.384cm" svg:y="11.972cm" svg:viewBox="0 0 30 375" draw:points="0,375 30,375 30,0 0,0">
          <text:p/>
        </draw:polygon>
        <draw:polygon draw:style-name="gr37" draw:text-style-name="P9" draw:layer="layout" svg:width="0.029cm" svg:height="0.374cm" svg:x="19.414cm" svg:y="11.972cm" svg:viewBox="0 0 30 375" draw:points="0,375 30,375 30,0 0,0">
          <text:p/>
        </draw:polygon>
        <draw:polygon draw:style-name="gr38" draw:text-style-name="P10" draw:layer="layout" svg:width="0.029cm" svg:height="0.374cm" svg:x="19.472cm" svg:y="11.972cm" svg:viewBox="0 0 30 375" draw:points="0,375 30,375 30,0 0,0">
          <text:p/>
        </draw:polygon>
        <draw:polygon draw:style-name="gr36" draw:text-style-name="P8" draw:layer="layout" svg:width="0.029cm" svg:height="0.374cm" svg:x="19.501cm" svg:y="11.972cm" svg:viewBox="0 0 30 375" draw:points="0,375 30,375 30,0 0,0">
          <text:p/>
        </draw:polygon>
        <draw:polygon draw:style-name="gr37" draw:text-style-name="P9" draw:layer="layout" svg:width="0.029cm" svg:height="0.374cm" svg:x="19.532cm" svg:y="11.972cm" svg:viewBox="0 0 30 375" draw:points="0,375 30,375 30,0 0,0">
          <text:p/>
        </draw:polygon>
        <draw:polygon draw:style-name="gr37" draw:text-style-name="P9" draw:layer="layout" svg:width="0.029cm" svg:height="0.374cm" svg:x="19.561cm" svg:y="11.972cm" svg:viewBox="0 0 30 375" draw:points="0,375 30,375 30,0 0,0">
          <text:p/>
        </draw:polygon>
        <draw:polygon draw:style-name="gr37" draw:text-style-name="P9" draw:layer="layout" svg:width="0.029cm" svg:height="0.374cm" svg:x="19.59cm" svg:y="11.972cm" svg:viewBox="0 0 30 375" draw:points="0,375 30,375 30,0 0,0">
          <text:p/>
        </draw:polygon>
        <draw:polygon draw:style-name="gr38" draw:text-style-name="P10" draw:layer="layout" svg:width="0.029cm" svg:height="0.374cm" svg:x="19.619cm" svg:y="11.972cm" svg:viewBox="0 0 30 375" draw:points="0,375 30,375 30,0 0,0">
          <text:p/>
        </draw:polygon>
        <draw:polygon draw:style-name="gr36" draw:text-style-name="P8" draw:layer="layout" svg:width="0.029cm" svg:height="0.374cm" svg:x="19.649cm" svg:y="11.972cm" svg:viewBox="0 0 30 375" draw:points="0,375 30,375 30,0 0,0">
          <text:p/>
        </draw:polygon>
        <draw:polygon draw:style-name="gr37" draw:text-style-name="P9" draw:layer="layout" svg:width="0.029cm" svg:height="0.374cm" svg:x="19.679cm" svg:y="11.972cm" svg:viewBox="0 0 30 375" draw:points="0,375 30,375 30,0 0,0">
          <text:p/>
        </draw:polygon>
        <draw:polygon draw:style-name="gr37" draw:text-style-name="P9" draw:layer="layout" svg:width="0.03cm" svg:height="0.374cm" svg:x="19.708cm" svg:y="11.972cm" svg:viewBox="0 0 31 375" draw:points="0,375 31,375 31,0 0,0">
          <text:p/>
        </draw:polygon>
        <draw:polygon draw:style-name="gr36" draw:text-style-name="P8" draw:layer="layout" svg:width="0.029cm" svg:height="0.374cm" svg:x="19.738cm" svg:y="11.972cm" svg:viewBox="0 0 30 375" draw:points="0,375 30,375 30,0 0,0">
          <text:p/>
        </draw:polygon>
        <draw:polygon draw:style-name="gr36" draw:text-style-name="P8" draw:layer="layout" svg:width="0.029cm" svg:height="0.374cm" svg:x="19.767cm" svg:y="11.972cm" svg:viewBox="0 0 30 375" draw:points="0,375 30,375 30,0 0,0">
          <text:p/>
        </draw:polygon>
        <draw:polygon draw:style-name="gr36" draw:text-style-name="P8" draw:layer="layout" svg:width="0.029cm" svg:height="0.374cm" svg:x="19.796cm" svg:y="11.972cm" svg:viewBox="0 0 30 375" draw:points="0,375 30,375 30,0 0,0">
          <text:p/>
        </draw:polygon>
        <draw:polygon draw:style-name="gr38" draw:text-style-name="P10" draw:layer="layout" svg:width="0.029cm" svg:height="0.374cm" svg:x="19.825cm" svg:y="11.972cm" svg:viewBox="0 0 30 375" draw:points="0,375 30,375 30,0 0,0">
          <text:p/>
        </draw:polygon>
        <draw:polygon draw:style-name="gr37" draw:text-style-name="P9" draw:layer="layout" svg:width="0.029cm" svg:height="0.374cm" svg:x="19.856cm" svg:y="11.972cm" svg:viewBox="0 0 30 375" draw:points="0,375 30,375 30,0 0,0">
          <text:p/>
        </draw:polygon>
        <draw:polygon draw:style-name="gr36" draw:text-style-name="P8" draw:layer="layout" svg:width="0.029cm" svg:height="0.374cm" svg:x="19.885cm" svg:y="11.972cm" svg:viewBox="0 0 30 375" draw:points="0,375 30,375 30,0 0,0">
          <text:p/>
        </draw:polygon>
        <draw:polygon draw:style-name="gr35" draw:text-style-name="P7" draw:layer="layout" svg:width="0.029cm" svg:height="0.374cm" svg:x="19.914cm" svg:y="11.972cm" svg:viewBox="0 0 30 375" draw:points="0,375 30,375 30,0 0,0">
          <text:p/>
        </draw:polygon>
        <draw:polygon draw:style-name="gr36" draw:text-style-name="P8" draw:layer="layout" svg:width="0.029cm" svg:height="0.374cm" svg:x="19.943cm" svg:y="11.972cm" svg:viewBox="0 0 30 375" draw:points="0,375 30,375 30,0 0,0">
          <text:p/>
        </draw:polygon>
        <draw:polygon draw:style-name="gr36" draw:text-style-name="P8" draw:layer="layout" svg:width="0.029cm" svg:height="0.374cm" svg:x="19.973cm" svg:y="11.972cm" svg:viewBox="0 0 30 375" draw:points="0,375 30,375 30,0 0,0">
          <text:p/>
        </draw:polygon>
        <draw:polygon draw:style-name="gr37" draw:text-style-name="P9" draw:layer="layout" svg:width="0.029cm" svg:height="0.374cm" svg:x="20.003cm" svg:y="11.972cm" svg:viewBox="0 0 30 375" draw:points="0,375 30,375 30,0 0,0">
          <text:p/>
        </draw:polygon>
        <draw:polygon draw:style-name="gr37" draw:text-style-name="P9" draw:layer="layout" svg:width="0.029cm" svg:height="0.374cm" svg:x="20.032cm" svg:y="11.972cm" svg:viewBox="0 0 30 375" draw:points="0,375 30,375 30,0 0,0">
          <text:p/>
        </draw:polygon>
        <draw:polygon draw:style-name="gr36" draw:text-style-name="P8" draw:layer="layout" svg:width="0.03cm" svg:height="0.374cm" svg:x="20.061cm" svg:y="11.972cm" svg:viewBox="0 0 31 375" draw:points="0,375 31,375 31,0 0,0">
          <text:p/>
        </draw:polygon>
        <draw:polygon draw:style-name="gr37" draw:text-style-name="P9" draw:layer="layout" svg:width="0.029cm" svg:height="0.374cm" svg:x="20.091cm" svg:y="11.972cm" svg:viewBox="0 0 30 375" draw:points="0,375 30,375 30,0 0,0">
          <text:p/>
        </draw:polygon>
        <draw:polygon draw:style-name="gr37" draw:text-style-name="P9" draw:layer="layout" svg:width="0.029cm" svg:height="0.374cm" svg:x="20.12cm" svg:y="11.972cm" svg:viewBox="0 0 30 375" draw:points="0,375 30,375 30,0 0,0">
          <text:p/>
        </draw:polygon>
        <draw:polygon draw:style-name="gr35" draw:text-style-name="P7" draw:layer="layout" svg:width="0.03cm" svg:height="0.374cm" svg:x="20.149cm" svg:y="11.972cm" svg:viewBox="0 0 31 375" draw:points="0,375 31,375 31,0 0,0">
          <text:p/>
        </draw:polygon>
        <draw:polygon draw:style-name="gr37" draw:text-style-name="P9" draw:layer="layout" svg:width="0.029cm" svg:height="0.374cm" svg:x="20.18cm" svg:y="11.972cm" svg:viewBox="0 0 30 375" draw:points="0,375 30,375 30,0 0,0">
          <text:p/>
        </draw:polygon>
        <draw:polygon draw:style-name="gr35" draw:text-style-name="P7" draw:layer="layout" svg:width="0.029cm" svg:height="0.374cm" svg:x="20.209cm" svg:y="11.972cm" svg:viewBox="0 0 30 375" draw:points="0,375 30,375 30,0 0,0">
          <text:p/>
        </draw:polygon>
        <draw:polygon draw:style-name="gr36" draw:text-style-name="P8" draw:layer="layout" svg:width="0.029cm" svg:height="0.374cm" svg:x="20.238cm" svg:y="11.972cm" svg:viewBox="0 0 30 375" draw:points="0,375 30,375 30,0 0,0">
          <text:p/>
        </draw:polygon>
        <draw:polygon draw:style-name="gr37" draw:text-style-name="P9" draw:layer="layout" svg:width="0.029cm" svg:height="0.374cm" svg:x="20.267cm" svg:y="11.972cm" svg:viewBox="0 0 30 375" draw:points="0,375 30,375 30,0 0,0">
          <text:p/>
        </draw:polygon>
        <draw:polygon draw:style-name="gr36" draw:text-style-name="P8" draw:layer="layout" svg:width="0.029cm" svg:height="0.374cm" svg:x="20.297cm" svg:y="11.972cm" svg:viewBox="0 0 30 375" draw:points="0,375 30,375 30,0 0,0">
          <text:p/>
        </draw:polygon>
        <draw:polygon draw:style-name="gr36" draw:text-style-name="P8" draw:layer="layout" svg:width="0.029cm" svg:height="0.374cm" svg:x="20.326cm" svg:y="11.972cm" svg:viewBox="0 0 30 375" draw:points="0,375 30,375 30,0 0,0">
          <text:p/>
        </draw:polygon>
        <draw:polygon draw:style-name="gr37" draw:text-style-name="P9" draw:layer="layout" svg:width="0.029cm" svg:height="0.374cm" svg:x="20.356cm" svg:y="11.972cm" svg:viewBox="0 0 30 375" draw:points="0,375 30,375 30,0 0,0">
          <text:p/>
        </draw:polygon>
        <draw:polygon draw:style-name="gr38" draw:text-style-name="P10" draw:layer="layout" svg:width="0.029cm" svg:height="0.374cm" svg:x="20.385cm" svg:y="11.972cm" svg:viewBox="0 0 30 375" draw:points="0,375 30,375 30,0 0,0">
          <text:p/>
        </draw:polygon>
        <draw:polygon draw:style-name="gr37" draw:text-style-name="P9" draw:layer="layout" svg:width="0.029cm" svg:height="0.374cm" svg:x="20.415cm" svg:y="11.972cm" svg:viewBox="0 0 30 375" draw:points="0,375 30,375 30,0 0,0">
          <text:p/>
        </draw:polygon>
        <draw:polygon draw:style-name="gr36" draw:text-style-name="P8" draw:layer="layout" svg:width="0.029cm" svg:height="0.374cm" svg:x="20.444cm" svg:y="11.972cm" svg:viewBox="0 0 30 375" draw:points="0,375 30,375 30,0 0,0">
          <text:p/>
        </draw:polygon>
        <draw:polygon draw:style-name="gr38" draw:text-style-name="P10" draw:layer="layout" svg:width="0.029cm" svg:height="0.374cm" svg:x="20.473cm" svg:y="11.972cm" svg:viewBox="0 0 30 375" draw:points="0,375 30,375 30,0 0,0">
          <text:p/>
        </draw:polygon>
        <draw:polygon draw:style-name="gr37" draw:text-style-name="P9" draw:layer="layout" svg:width="0.03cm" svg:height="0.374cm" svg:x="20.502cm" svg:y="11.972cm" svg:viewBox="0 0 31 375" draw:points="0,375 31,375 31,0 0,0">
          <text:p/>
        </draw:polygon>
        <draw:polygon draw:style-name="gr36" draw:text-style-name="P8" draw:layer="layout" svg:width="0.029cm" svg:height="0.374cm" svg:x="20.533cm" svg:y="11.972cm" svg:viewBox="0 0 30 375" draw:points="0,375 30,375 30,0 0,0">
          <text:p/>
        </draw:polygon>
        <draw:polygon draw:style-name="gr37" draw:text-style-name="P9" draw:layer="layout" svg:width="0.029cm" svg:height="0.374cm" svg:x="20.562cm" svg:y="11.972cm" svg:viewBox="0 0 30 375" draw:points="0,375 30,375 30,0 0,0">
          <text:p/>
        </draw:polygon>
        <draw:polygon draw:style-name="gr37" draw:text-style-name="P9" draw:layer="layout" svg:width="0.029cm" svg:height="0.374cm" svg:x="20.592cm" svg:y="11.972cm" svg:viewBox="0 0 30 375" draw:points="0,375 30,375 30,0 0,0">
          <text:p/>
        </draw:polygon>
        <draw:polygon draw:style-name="gr37" draw:text-style-name="P9" draw:layer="layout" svg:width="0.029cm" svg:height="0.374cm" svg:x="20.621cm" svg:y="11.972cm" svg:viewBox="0 0 30 375" draw:points="0,375 30,375 30,0 0,0">
          <text:p/>
        </draw:polygon>
        <draw:polygon draw:style-name="gr36" draw:text-style-name="P8" draw:layer="layout" svg:width="0.029cm" svg:height="0.374cm" svg:x="20.65cm" svg:y="11.972cm" svg:viewBox="0 0 30 375" draw:points="0,375 30,375 30,0 0,0">
          <text:p/>
        </draw:polygon>
        <draw:polygon draw:style-name="gr38" draw:text-style-name="P10" draw:layer="layout" svg:width="0.029cm" svg:height="0.374cm" svg:x="20.68cm" svg:y="11.972cm" svg:viewBox="0 0 30 375" draw:points="0,375 30,375 30,0 0,0">
          <text:p/>
        </draw:polygon>
        <draw:polygon draw:style-name="gr36" draw:text-style-name="P8" draw:layer="layout" svg:width="0.029cm" svg:height="0.374cm" svg:x="20.71cm" svg:y="11.972cm" svg:viewBox="0 0 30 375" draw:points="0,375 30,375 30,0 0,0">
          <text:p/>
        </draw:polygon>
        <draw:polygon draw:style-name="gr36" draw:text-style-name="P8" draw:layer="layout" svg:width="0.029cm" svg:height="0.374cm" svg:x="20.739cm" svg:y="11.972cm" svg:viewBox="0 0 30 375" draw:points="0,375 30,375 30,0 0,0">
          <text:p/>
        </draw:polygon>
        <draw:polygon draw:style-name="gr36" draw:text-style-name="P8" draw:layer="layout" svg:width="0.029cm" svg:height="0.374cm" svg:x="20.768cm" svg:y="11.972cm" svg:viewBox="0 0 30 375" draw:points="0,375 30,375 30,0 0,0">
          <text:p/>
        </draw:polygon>
        <draw:polygon draw:style-name="gr37" draw:text-style-name="P9" draw:layer="layout" svg:width="0.03cm" svg:height="0.374cm" svg:x="20.826cm" svg:y="11.972cm" svg:viewBox="0 0 31 375" draw:points="0,375 31,375 31,0 0,0">
          <text:p/>
        </draw:polygon>
        <draw:polygon draw:style-name="gr37" draw:text-style-name="P9" draw:layer="layout" svg:width="0.029cm" svg:height="0.374cm" svg:x="20.857cm" svg:y="11.972cm" svg:viewBox="0 0 30 375" draw:points="0,375 30,375 30,0 0,0">
          <text:p/>
        </draw:polygon>
        <draw:polygon draw:style-name="gr36" draw:text-style-name="P8" draw:layer="layout" svg:width="0.029cm" svg:height="0.374cm" svg:x="20.886cm" svg:y="11.972cm" svg:viewBox="0 0 30 375" draw:points="0,375 30,375 30,0 0,0">
          <text:p/>
        </draw:polygon>
        <draw:polygon draw:style-name="gr37" draw:text-style-name="P9" draw:layer="layout" svg:width="0.03cm" svg:height="0.374cm" svg:x="20.915cm" svg:y="11.972cm" svg:viewBox="0 0 31 375" draw:points="0,375 31,375 31,0 0,0">
          <text:p/>
        </draw:polygon>
        <draw:polygon draw:style-name="gr36" draw:text-style-name="P8" draw:layer="layout" svg:width="0.029cm" svg:height="0.374cm" svg:x="20.945cm" svg:y="11.972cm" svg:viewBox="0 0 30 375" draw:points="0,375 30,375 30,0 0,0">
          <text:p/>
        </draw:polygon>
        <draw:polygon draw:style-name="gr37" draw:text-style-name="P9" draw:layer="layout" svg:width="0.029cm" svg:height="0.374cm" svg:x="20.974cm" svg:y="11.972cm" svg:viewBox="0 0 30 375" draw:points="0,375 30,375 30,0 0,0">
          <text:p/>
        </draw:polygon>
        <draw:polygon draw:style-name="gr36" draw:text-style-name="P8" draw:layer="layout" svg:width="0.029cm" svg:height="0.374cm" svg:x="21.004cm" svg:y="11.972cm" svg:viewBox="0 0 30 375" draw:points="0,375 30,375 30,0 0,0">
          <text:p/>
        </draw:polygon>
        <draw:polygon draw:style-name="gr36" draw:text-style-name="P8" draw:layer="layout" svg:width="0.029cm" svg:height="0.374cm" svg:x="21.034cm" svg:y="11.972cm" svg:viewBox="0 0 30 375" draw:points="0,375 30,375 30,0 0,0">
          <text:p/>
        </draw:polygon>
        <draw:polygon draw:style-name="gr38" draw:text-style-name="P10" draw:layer="layout" svg:width="0.029cm" svg:height="0.374cm" svg:x="21.063cm" svg:y="11.972cm" svg:viewBox="0 0 30 375" draw:points="0,375 30,375 30,0 0,0">
          <text:p/>
        </draw:polygon>
        <draw:polygon draw:style-name="gr38" draw:text-style-name="P10" draw:layer="layout" svg:width="0.029cm" svg:height="0.374cm" svg:x="21.092cm" svg:y="11.972cm" svg:viewBox="0 0 30 375" draw:points="0,375 30,375 30,0 0,0">
          <text:p/>
        </draw:polygon>
        <draw:polygon draw:style-name="gr36" draw:text-style-name="P8" draw:layer="layout" svg:width="0.029cm" svg:height="0.374cm" svg:x="21.121cm" svg:y="11.972cm" svg:viewBox="0 0 30 375" draw:points="0,375 30,375 30,0 0,0">
          <text:p/>
        </draw:polygon>
        <draw:polygon draw:style-name="gr36" draw:text-style-name="P8" draw:layer="layout" svg:width="0.029cm" svg:height="0.374cm" svg:x="21.152cm" svg:y="11.972cm" svg:viewBox="0 0 30 375" draw:points="0,375 30,375 30,0 0,0">
          <text:p/>
        </draw:polygon>
        <draw:polygon draw:style-name="gr35" draw:text-style-name="P7" draw:layer="layout" svg:width="0.029cm" svg:height="0.374cm" svg:x="21.181cm" svg:y="11.972cm" svg:viewBox="0 0 30 375" draw:points="0,375 30,375 30,0 0,0">
          <text:p/>
        </draw:polygon>
        <draw:polygon draw:style-name="gr36" draw:text-style-name="P8" draw:layer="layout" svg:width="0.029cm" svg:height="0.374cm" svg:x="21.21cm" svg:y="11.972cm" svg:viewBox="0 0 30 375" draw:points="0,375 30,375 30,0 0,0">
          <text:p/>
        </draw:polygon>
        <draw:polygon draw:style-name="gr35" draw:text-style-name="P7" draw:layer="layout" svg:width="0.029cm" svg:height="0.374cm" svg:x="21.239cm" svg:y="11.972cm" svg:viewBox="0 0 30 375" draw:points="0,375 30,375 30,0 0,0">
          <text:p/>
        </draw:polygon>
        <draw:polygon draw:style-name="gr36" draw:text-style-name="P8" draw:layer="layout" svg:width="0.029cm" svg:height="0.374cm" svg:x="21.269cm" svg:y="11.972cm" svg:viewBox="0 0 30 375" draw:points="0,375 30,375 30,0 0,0">
          <text:p/>
        </draw:polygon>
        <draw:polygon draw:style-name="gr36" draw:text-style-name="P8" draw:layer="layout" svg:width="0.029cm" svg:height="0.374cm" svg:x="21.298cm" svg:y="11.972cm" svg:viewBox="0 0 30 375" draw:points="0,375 30,375 30,0 0,0">
          <text:p/>
        </draw:polygon>
        <draw:polygon draw:style-name="gr35" draw:text-style-name="P7" draw:layer="layout" svg:width="0.029cm" svg:height="0.374cm" svg:x="21.328cm" svg:y="11.972cm" svg:viewBox="0 0 30 375" draw:points="0,375 30,375 30,0 0,0">
          <text:p/>
        </draw:polygon>
        <draw:polygon draw:style-name="gr35" draw:text-style-name="P7" draw:layer="layout" svg:width="0.03cm" svg:height="0.374cm" svg:x="21.357cm" svg:y="11.972cm" svg:viewBox="0 0 31 375" draw:points="0,375 31,375 31,0 0,0">
          <text:p/>
        </draw:polygon>
        <draw:polygon draw:style-name="gr35" draw:text-style-name="P7" draw:layer="layout" svg:width="0.029cm" svg:height="0.374cm" svg:x="21.387cm" svg:y="11.972cm" svg:viewBox="0 0 30 375" draw:points="0,375 30,375 30,0 0,0">
          <text:p/>
        </draw:polygon>
        <draw:polygon draw:style-name="gr36" draw:text-style-name="P8" draw:layer="layout" svg:width="0.029cm" svg:height="0.374cm" svg:x="21.416cm" svg:y="11.972cm" svg:viewBox="0 0 30 375" draw:points="0,375 30,375 30,0 0,0">
          <text:p/>
        </draw:polygon>
        <draw:polygon draw:style-name="gr36" draw:text-style-name="P8" draw:layer="layout" svg:width="0.029cm" svg:height="0.374cm" svg:x="21.445cm" svg:y="11.972cm" svg:viewBox="0 0 30 375" draw:points="0,375 30,375 30,0 0,0">
          <text:p/>
        </draw:polygon>
        <draw:polygon draw:style-name="gr36" draw:text-style-name="P8" draw:layer="layout" svg:width="0.029cm" svg:height="0.374cm" svg:x="21.476cm" svg:y="11.972cm" svg:viewBox="0 0 30 375" draw:points="0,375 30,375 30,0 0,0">
          <text:p/>
        </draw:polygon>
        <draw:polygon draw:style-name="gr36" draw:text-style-name="P8" draw:layer="layout" svg:width="0.029cm" svg:height="0.374cm" svg:x="21.505cm" svg:y="11.972cm" svg:viewBox="0 0 30 375" draw:points="0,375 30,375 30,0 0,0">
          <text:p/>
        </draw:polygon>
        <draw:polygon draw:style-name="gr38" draw:text-style-name="P10" draw:layer="layout" svg:width="0.029cm" svg:height="0.374cm" svg:x="21.534cm" svg:y="11.972cm" svg:viewBox="0 0 30 375" draw:points="0,375 30,375 30,0 0,0">
          <text:p/>
        </draw:polygon>
        <draw:polygon draw:style-name="gr37" draw:text-style-name="P9" draw:layer="layout" svg:width="0.029cm" svg:height="0.374cm" svg:x="21.563cm" svg:y="11.972cm" svg:viewBox="0 0 30 375" draw:points="0,375 30,375 30,0 0,0">
          <text:p/>
        </draw:polygon>
        <draw:polygon draw:style-name="gr38" draw:text-style-name="P10" draw:layer="layout" svg:width="0.029cm" svg:height="0.374cm" svg:x="21.593cm" svg:y="11.972cm" svg:viewBox="0 0 30 375" draw:points="0,375 30,375 30,0 0,0">
          <text:p/>
        </draw:polygon>
        <draw:polygon draw:style-name="gr37" draw:text-style-name="P9" draw:layer="layout" svg:width="0.029cm" svg:height="0.374cm" svg:x="21.622cm" svg:y="11.972cm" svg:viewBox="0 0 30 375" draw:points="0,375 30,375 30,0 0,0">
          <text:p/>
        </draw:polygon>
        <draw:polygon draw:style-name="gr35" draw:text-style-name="P7" draw:layer="layout" svg:width="0.029cm" svg:height="0.374cm" svg:x="21.652cm" svg:y="11.972cm" svg:viewBox="0 0 30 375" draw:points="0,375 30,375 30,0 0,0">
          <text:p/>
        </draw:polygon>
        <draw:polygon draw:style-name="gr35" draw:text-style-name="P7" draw:layer="layout" svg:width="0.03cm" svg:height="0.374cm" svg:x="21.681cm" svg:y="11.972cm" svg:viewBox="0 0 31 375" draw:points="0,375 31,375 31,0 0,0">
          <text:p/>
        </draw:polygon>
        <draw:polygon draw:style-name="gr36" draw:text-style-name="P8" draw:layer="layout" svg:width="0.029cm" svg:height="0.374cm" svg:x="21.711cm" svg:y="11.972cm" svg:viewBox="0 0 30 375" draw:points="0,375 30,375 30,0 0,0">
          <text:p/>
        </draw:polygon>
        <draw:polygon draw:style-name="gr36" draw:text-style-name="P8" draw:layer="layout" svg:width="0.029cm" svg:height="0.374cm" svg:x="21.74cm" svg:y="11.972cm" svg:viewBox="0 0 30 375" draw:points="0,375 30,375 30,0 0,0">
          <text:p/>
        </draw:polygon>
        <draw:polygon draw:style-name="gr38" draw:text-style-name="P10" draw:layer="layout" svg:width="0.03cm" svg:height="0.374cm" svg:x="21.769cm" svg:y="11.972cm" svg:viewBox="0 0 31 375" draw:points="0,375 31,375 31,0 0,0">
          <text:p/>
        </draw:polygon>
        <draw:polygon draw:style-name="gr38" draw:text-style-name="P10" draw:layer="layout" svg:width="0.029cm" svg:height="0.374cm" svg:x="21.8cm" svg:y="11.972cm" svg:viewBox="0 0 30 375" draw:points="0,375 30,375 30,0 0,0">
          <text:p/>
        </draw:polygon>
        <draw:polygon draw:style-name="gr38" draw:text-style-name="P10" draw:layer="layout" svg:width="0.029cm" svg:height="0.374cm" svg:x="21.829cm" svg:y="11.972cm" svg:viewBox="0 0 30 375" draw:points="0,375 30,375 30,0 0,0">
          <text:p/>
        </draw:polygon>
        <draw:polygon draw:style-name="gr37" draw:text-style-name="P9" draw:layer="layout" svg:width="0.029cm" svg:height="0.374cm" svg:x="21.858cm" svg:y="11.972cm" svg:viewBox="0 0 30 375" draw:points="0,375 30,375 30,0 0,0">
          <text:p/>
        </draw:polygon>
        <draw:polygon draw:style-name="gr37" draw:text-style-name="P9" draw:layer="layout" svg:width="0.029cm" svg:height="0.374cm" svg:x="21.887cm" svg:y="11.972cm" svg:viewBox="0 0 30 375" draw:points="0,375 30,375 30,0 0,0">
          <text:p/>
        </draw:polygon>
        <draw:polygon draw:style-name="gr37" draw:text-style-name="P9" draw:layer="layout" svg:width="0.029cm" svg:height="0.374cm" svg:x="21.917cm" svg:y="11.972cm" svg:viewBox="0 0 30 375" draw:points="0,375 30,375 30,0 0,0">
          <text:p/>
        </draw:polygon>
        <draw:polygon draw:style-name="gr35" draw:text-style-name="P7" draw:layer="layout" svg:width="0.029cm" svg:height="0.374cm" svg:x="21.946cm" svg:y="11.972cm" svg:viewBox="0 0 30 375" draw:points="0,375 30,375 30,0 0,0">
          <text:p/>
        </draw:polygon>
        <draw:polygon draw:style-name="gr37" draw:text-style-name="P9" draw:layer="layout" svg:width="0.029cm" svg:height="0.374cm" svg:x="21.976cm" svg:y="11.972cm" svg:viewBox="0 0 30 375" draw:points="0,375 30,375 30,0 0,0">
          <text:p/>
        </draw:polygon>
        <draw:polygon draw:style-name="gr37" draw:text-style-name="P9" draw:layer="layout" svg:width="0.029cm" svg:height="0.374cm" svg:x="22.005cm" svg:y="11.972cm" svg:viewBox="0 0 30 375" draw:points="0,375 30,375 30,0 0,0">
          <text:p/>
        </draw:polygon>
        <draw:polygon draw:style-name="gr37" draw:text-style-name="P9" draw:layer="layout" svg:width="0.029cm" svg:height="0.374cm" svg:x="22.035cm" svg:y="11.972cm" svg:viewBox="0 0 30 375" draw:points="0,375 30,375 30,0 0,0">
          <text:p/>
        </draw:polygon>
        <draw:polygon draw:style-name="gr36" draw:text-style-name="P8" draw:layer="layout" svg:width="0.029cm" svg:height="0.374cm" svg:x="22.417cm" svg:y="11.972cm" svg:viewBox="0 0 30 375" draw:points="0,375 30,375 30,0 0,0">
          <text:p/>
        </draw:polygon>
        <draw:polygon draw:style-name="gr38" draw:text-style-name="P10" draw:layer="layout" svg:width="0.029cm" svg:height="0.374cm" svg:x="22.446cm" svg:y="11.972cm" svg:viewBox="0 0 30 375" draw:points="0,375 30,375 30,0 0,0">
          <text:p/>
        </draw:polygon>
        <draw:polygon draw:style-name="gr36" draw:text-style-name="P8" draw:layer="layout" svg:width="0.029cm" svg:height="0.374cm" svg:x="22.477cm" svg:y="11.972cm" svg:viewBox="0 0 30 375" draw:points="0,375 30,375 30,0 0,0">
          <text:p/>
        </draw:polygon>
        <draw:polygon draw:style-name="gr37" draw:text-style-name="P9" draw:layer="layout" svg:width="0.029cm" svg:height="0.374cm" svg:x="22.506cm" svg:y="11.972cm" svg:viewBox="0 0 30 375" draw:points="0,375 30,375 30,0 0,0">
          <text:p/>
        </draw:polygon>
        <draw:polygon draw:style-name="gr35" draw:text-style-name="P7" draw:layer="layout" svg:width="0.03cm" svg:height="0.374cm" svg:x="22.535cm" svg:y="11.972cm" svg:viewBox="0 0 31 375" draw:points="0,375 31,375 31,0 0,0">
          <text:p/>
        </draw:polygon>
        <draw:polygon draw:style-name="gr37" draw:text-style-name="P9" draw:layer="layout" svg:width="0.029cm" svg:height="0.374cm" svg:x="22.565cm" svg:y="11.972cm" svg:viewBox="0 0 30 375" draw:points="0,375 30,375 30,0 0,0">
          <text:p/>
        </draw:polygon>
        <draw:polygon draw:style-name="gr35" draw:text-style-name="P7" draw:layer="layout" svg:width="0.029cm" svg:height="0.374cm" svg:x="22.594cm" svg:y="11.972cm" svg:viewBox="0 0 30 375" draw:points="0,375 30,375 30,0 0,0">
          <text:p/>
        </draw:polygon>
        <draw:polygon draw:style-name="gr37" draw:text-style-name="P9" draw:layer="layout" svg:width="0.029cm" svg:height="0.374cm" svg:x="22.623cm" svg:y="11.972cm" svg:viewBox="0 0 30 375" draw:points="0,375 30,375 30,0 0,0">
          <text:p/>
        </draw:polygon>
        <draw:polygon draw:style-name="gr37" draw:text-style-name="P9" draw:layer="layout" svg:width="0.029cm" svg:height="0.374cm" svg:x="22.654cm" svg:y="11.972cm" svg:viewBox="0 0 30 375" draw:points="0,375 30,375 30,0 0,0">
          <text:p/>
        </draw:polygon>
        <draw:polygon draw:style-name="gr37" draw:text-style-name="P9" draw:layer="layout" svg:width="0.029cm" svg:height="0.374cm" svg:x="22.683cm" svg:y="11.972cm" svg:viewBox="0 0 30 375" draw:points="0,375 30,375 30,0 0,0">
          <text:p/>
        </draw:polygon>
        <draw:polygon draw:style-name="gr36" draw:text-style-name="P8" draw:layer="layout" svg:width="0.029cm" svg:height="0.374cm" svg:x="22.712cm" svg:y="11.972cm" svg:viewBox="0 0 30 375" draw:points="0,375 30,375 30,0 0,0">
          <text:p/>
        </draw:polygon>
        <draw:polygon draw:style-name="gr36" draw:text-style-name="P8" draw:layer="layout" svg:width="0.029cm" svg:height="0.374cm" svg:x="22.741cm" svg:y="11.972cm" svg:viewBox="0 0 30 375" draw:points="0,375 30,375 30,0 0,0">
          <text:p/>
        </draw:polygon>
        <draw:polygon draw:style-name="gr37" draw:text-style-name="P9" draw:layer="layout" svg:width="0.029cm" svg:height="0.374cm" svg:x="22.771cm" svg:y="11.972cm" svg:viewBox="0 0 30 375" draw:points="0,375 30,375 30,0 0,0">
          <text:p/>
        </draw:polygon>
        <draw:polygon draw:style-name="gr38" draw:text-style-name="P10" draw:layer="layout" svg:width="0.029cm" svg:height="0.374cm" svg:x="22.801cm" svg:y="11.972cm" svg:viewBox="0 0 30 375" draw:points="0,375 30,375 30,0 0,0">
          <text:p/>
        </draw:polygon>
        <draw:polygon draw:style-name="gr36" draw:text-style-name="P8" draw:layer="layout" svg:width="0.029cm" svg:height="0.374cm" svg:x="22.83cm" svg:y="11.972cm" svg:viewBox="0 0 30 375" draw:points="0,375 30,375 30,0 0,0">
          <text:p/>
        </draw:polygon>
        <draw:polygon draw:style-name="gr36" draw:text-style-name="P8" draw:layer="layout" svg:width="0.029cm" svg:height="0.374cm" svg:x="22.859cm" svg:y="11.972cm" svg:viewBox="0 0 30 375" draw:points="0,375 30,375 30,0 0,0">
          <text:p/>
        </draw:polygon>
        <draw:polygon draw:style-name="gr36" draw:text-style-name="P8" draw:layer="layout" svg:width="0.03cm" svg:height="0.374cm" svg:x="22.888cm" svg:y="11.972cm" svg:viewBox="0 0 31 375" draw:points="0,375 31,375 31,0 0,0">
          <text:p/>
        </draw:polygon>
        <draw:polygon draw:style-name="gr36" draw:text-style-name="P8" draw:layer="layout" svg:width="0.029cm" svg:height="0.374cm" svg:x="22.918cm" svg:y="11.972cm" svg:viewBox="0 0 30 375" draw:points="0,375 30,375 30,0 0,0">
          <text:p/>
        </draw:polygon>
        <draw:polygon draw:style-name="gr38" draw:text-style-name="P10" draw:layer="layout" svg:width="0.029cm" svg:height="0.374cm" svg:x="22.947cm" svg:y="11.972cm" svg:viewBox="0 0 30 375" draw:points="0,375 30,375 30,0 0,0">
          <text:p/>
        </draw:polygon>
        <draw:polygon draw:style-name="gr38" draw:text-style-name="P10" draw:layer="layout" svg:width="0.03cm" svg:height="0.374cm" svg:x="22.977cm" svg:y="11.972cm" svg:viewBox="0 0 31 375" draw:points="0,375 31,375 31,0 0,0">
          <text:p/>
        </draw:polygon>
        <draw:polygon draw:style-name="gr38" draw:text-style-name="P10" draw:layer="layout" svg:width="0.029cm" svg:height="0.374cm" svg:x="23.007cm" svg:y="11.972cm" svg:viewBox="0 0 30 375" draw:points="0,375 30,375 30,0 0,0">
          <text:p/>
        </draw:polygon>
        <draw:polygon draw:style-name="gr35" draw:text-style-name="P7" draw:layer="layout" svg:width="0.029cm" svg:height="0.374cm" svg:x="23.036cm" svg:y="11.972cm" svg:viewBox="0 0 30 375" draw:points="0,375 30,375 30,0 0,0">
          <text:p/>
        </draw:polygon>
        <draw:polygon draw:style-name="gr36" draw:text-style-name="P8" draw:layer="layout" svg:width="0.029cm" svg:height="0.374cm" svg:x="23.065cm" svg:y="11.972cm" svg:viewBox="0 0 30 375" draw:points="0,375 30,375 30,0 0,0">
          <text:p/>
        </draw:polygon>
        <draw:polygon draw:style-name="gr35" draw:text-style-name="P7" draw:layer="layout" svg:width="0.029cm" svg:height="0.374cm" svg:x="23.095cm" svg:y="11.972cm" svg:viewBox="0 0 30 375" draw:points="0,375 30,375 30,0 0,0">
          <text:p/>
        </draw:polygon>
        <draw:polygon draw:style-name="gr35" draw:text-style-name="P7" draw:layer="layout" svg:width="0.029cm" svg:height="0.374cm" svg:x="23.125cm" svg:y="11.972cm" svg:viewBox="0 0 30 375" draw:points="0,375 30,375 30,0 0,0">
          <text:p/>
        </draw:polygon>
        <draw:polygon draw:style-name="gr35" draw:text-style-name="P7" draw:layer="layout" svg:width="0.029cm" svg:height="0.374cm" svg:x="23.154cm" svg:y="11.972cm" svg:viewBox="0 0 30 375" draw:points="0,375 30,375 30,0 0,0">
          <text:p/>
        </draw:polygon>
        <draw:polygon draw:style-name="gr36" draw:text-style-name="P8" draw:layer="layout" svg:width="0.029cm" svg:height="0.374cm" svg:x="23.183cm" svg:y="11.972cm" svg:viewBox="0 0 30 375" draw:points="0,375 30,375 30,0 0,0">
          <text:p/>
        </draw:polygon>
        <draw:polygon draw:style-name="gr38" draw:text-style-name="P10" draw:layer="layout" svg:width="0.029cm" svg:height="0.374cm" svg:x="23.213cm" svg:y="11.972cm" svg:viewBox="0 0 30 375" draw:points="0,375 30,375 30,0 0,0">
          <text:p/>
        </draw:polygon>
        <draw:polygon draw:style-name="gr36" draw:text-style-name="P8" draw:layer="layout" svg:width="0.029cm" svg:height="0.374cm" svg:x="23.242cm" svg:y="11.972cm" svg:viewBox="0 0 30 375" draw:points="0,375 30,375 30,0 0,0">
          <text:p/>
        </draw:polygon>
        <draw:polygon draw:style-name="gr38" draw:text-style-name="P10" draw:layer="layout" svg:width="0.029cm" svg:height="0.374cm" svg:x="23.271cm" svg:y="11.972cm" svg:viewBox="0 0 30 375" draw:points="0,375 30,375 30,0 0,0">
          <text:p/>
        </draw:polygon>
        <draw:polygon draw:style-name="gr38" draw:text-style-name="P10" draw:layer="layout" svg:width="0.029cm" svg:height="0.374cm" svg:x="23.301cm" svg:y="11.972cm" svg:viewBox="0 0 30 375" draw:points="0,375 30,375 30,0 0,0">
          <text:p/>
        </draw:polygon>
        <draw:polygon draw:style-name="gr37" draw:text-style-name="P9" draw:layer="layout" svg:width="0.029cm" svg:height="0.374cm" svg:x="23.331cm" svg:y="11.972cm" svg:viewBox="0 0 30 375" draw:points="0,375 30,375 30,0 0,0">
          <text:p/>
        </draw:polygon>
        <draw:polygon draw:style-name="gr38" draw:text-style-name="P10" draw:layer="layout" svg:width="0.029cm" svg:height="0.374cm" svg:x="23.36cm" svg:y="11.972cm" svg:viewBox="0 0 30 375" draw:points="0,375 30,375 30,0 0,0">
          <text:p/>
        </draw:polygon>
        <draw:polygon draw:style-name="gr36" draw:text-style-name="P8" draw:layer="layout" svg:width="0.029cm" svg:height="0.374cm" svg:x="23.389cm" svg:y="11.972cm" svg:viewBox="0 0 30 375" draw:points="0,375 30,375 30,0 0,0">
          <text:p/>
        </draw:polygon>
        <draw:polygon draw:style-name="gr35" draw:text-style-name="P7" draw:layer="layout" svg:width="0.029cm" svg:height="0.374cm" svg:x="23.419cm" svg:y="11.972cm" svg:viewBox="0 0 30 375" draw:points="0,375 30,375 30,0 0,0">
          <text:p/>
        </draw:polygon>
        <draw:polygon draw:style-name="gr38" draw:text-style-name="P10" draw:layer="layout" svg:width="0.029cm" svg:height="0.374cm" svg:x="23.449cm" svg:y="11.972cm" svg:viewBox="0 0 30 375" draw:points="0,375 30,375 30,0 0,0">
          <text:p/>
        </draw:polygon>
        <draw:polygon draw:style-name="gr38" draw:text-style-name="P10" draw:layer="layout" svg:width="0.029cm" svg:height="0.374cm" svg:x="23.507cm" svg:y="11.972cm" svg:viewBox="0 0 30 375" draw:points="0,375 30,375 30,0 0,0">
          <text:p/>
        </draw:polygon>
        <draw:polygon draw:style-name="gr37" draw:text-style-name="P9" draw:layer="layout" svg:width="0.029cm" svg:height="0.374cm" svg:x="23.537cm" svg:y="11.972cm" svg:viewBox="0 0 30 375" draw:points="0,375 30,375 30,0 0,0">
          <text:p/>
        </draw:polygon>
        <draw:polygon draw:style-name="gr35" draw:text-style-name="P7" draw:layer="layout" svg:width="0.029cm" svg:height="0.374cm" svg:x="23.566cm" svg:y="11.972cm" svg:viewBox="0 0 30 375" draw:points="0,375 30,375 30,0 0,0">
          <text:p/>
        </draw:polygon>
        <draw:polygon draw:style-name="gr38" draw:text-style-name="P10" draw:layer="layout" svg:width="0.029cm" svg:height="0.374cm" svg:x="23.595cm" svg:y="11.972cm" svg:viewBox="0 0 30 375" draw:points="0,375 30,375 30,0 0,0">
          <text:p/>
        </draw:polygon>
        <draw:polygon draw:style-name="gr35" draw:text-style-name="P7" draw:layer="layout" svg:width="0.029cm" svg:height="0.374cm" svg:x="23.625cm" svg:y="11.972cm" svg:viewBox="0 0 30 375" draw:points="0,375 30,375 30,0 0,0">
          <text:p/>
        </draw:polygon>
        <draw:polygon draw:style-name="gr37" draw:text-style-name="P9" draw:layer="layout" svg:width="0.029cm" svg:height="0.374cm" svg:x="23.655cm" svg:y="11.972cm" svg:viewBox="0 0 30 375" draw:points="0,375 30,375 30,0 0,0">
          <text:p/>
        </draw:polygon>
        <draw:polygon draw:style-name="gr35" draw:text-style-name="P7" draw:layer="layout" svg:width="0.029cm" svg:height="0.374cm" svg:x="23.684cm" svg:y="11.972cm" svg:viewBox="0 0 30 375" draw:points="0,375 30,375 30,0 0,0">
          <text:p/>
        </draw:polygon>
        <draw:polygon draw:style-name="gr35" draw:text-style-name="P7" draw:layer="layout" svg:width="0.029cm" svg:height="0.374cm" svg:x="23.713cm" svg:y="11.972cm" svg:viewBox="0 0 30 375" draw:points="0,375 30,375 30,0 0,0">
          <text:p/>
        </draw:polygon>
        <draw:polygon draw:style-name="gr38" draw:text-style-name="P10" draw:layer="layout" svg:width="0.03cm" svg:height="0.374cm" svg:x="23.742cm" svg:y="11.972cm" svg:viewBox="0 0 31 375" draw:points="0,375 31,375 31,0 0,0">
          <text:p/>
        </draw:polygon>
        <draw:polygon draw:style-name="gr37" draw:text-style-name="P9" draw:layer="layout" svg:width="0.029cm" svg:height="0.374cm" svg:x="23.773cm" svg:y="11.972cm" svg:viewBox="0 0 30 375" draw:points="0,375 30,375 30,0 0,0">
          <text:p/>
        </draw:polygon>
        <draw:polygon draw:style-name="gr35" draw:text-style-name="P7" draw:layer="layout" svg:width="0.029cm" svg:height="0.374cm" svg:x="23.802cm" svg:y="11.972cm" svg:viewBox="0 0 30 375" draw:points="0,375 30,375 30,0 0,0">
          <text:p/>
        </draw:polygon>
        <draw:polygon draw:style-name="gr35" draw:text-style-name="P7" draw:layer="layout" svg:width="0.03cm" svg:height="0.374cm" svg:x="23.831cm" svg:y="11.972cm" svg:viewBox="0 0 31 375" draw:points="0,375 31,375 31,0 0,0">
          <text:p/>
        </draw:polygon>
        <draw:polygon draw:style-name="gr36" draw:text-style-name="P8" draw:layer="layout" svg:width="0.029cm" svg:height="0.374cm" svg:x="23.861cm" svg:y="11.972cm" svg:viewBox="0 0 30 375" draw:points="0,375 30,375 30,0 0,0">
          <text:p/>
        </draw:polygon>
        <draw:polygon draw:style-name="gr37" draw:text-style-name="P9" draw:layer="layout" svg:width="0.029cm" svg:height="0.374cm" svg:x="23.89cm" svg:y="11.972cm" svg:viewBox="0 0 30 375" draw:points="0,375 30,375 30,0 0,0">
          <text:p/>
        </draw:polygon>
        <draw:polygon draw:style-name="gr36" draw:text-style-name="P8" draw:layer="layout" svg:width="0.029cm" svg:height="0.374cm" svg:x="23.919cm" svg:y="11.972cm" svg:viewBox="0 0 30 375" draw:points="0,375 30,375 30,0 0,0">
          <text:p/>
        </draw:polygon>
        <draw:polygon draw:style-name="gr37" draw:text-style-name="P9" draw:layer="layout" svg:width="0.029cm" svg:height="0.374cm" svg:x="23.949cm" svg:y="11.972cm" svg:viewBox="0 0 30 375" draw:points="0,375 30,375 30,0 0,0">
          <text:p/>
        </draw:polygon>
        <draw:polygon draw:style-name="gr37" draw:text-style-name="P9" draw:layer="layout" svg:width="0.029cm" svg:height="0.374cm" svg:x="23.979cm" svg:y="11.972cm" svg:viewBox="0 0 30 375" draw:points="0,375 30,375 30,0 0,0">
          <text:p/>
        </draw:polygon>
        <draw:polygon draw:style-name="gr35" draw:text-style-name="P7" draw:layer="layout" svg:width="0.029cm" svg:height="0.374cm" svg:x="24.008cm" svg:y="11.972cm" svg:viewBox="0 0 30 375" draw:points="0,375 30,375 30,0 0,0">
          <text:p/>
        </draw:polygon>
        <draw:polygon draw:style-name="gr36" draw:text-style-name="P8" draw:layer="layout" svg:width="0.029cm" svg:height="0.374cm" svg:x="24.037cm" svg:y="11.972cm" svg:viewBox="0 0 30 375" draw:points="0,375 30,375 30,0 0,0">
          <text:p/>
        </draw:polygon>
        <draw:polygon draw:style-name="gr38" draw:text-style-name="P10" draw:layer="layout" svg:width="0.029cm" svg:height="0.374cm" svg:x="24.066cm" svg:y="11.972cm" svg:viewBox="0 0 30 375" draw:points="0,375 30,375 30,0 0,0">
          <text:p/>
        </draw:polygon>
        <draw:polygon draw:style-name="gr38" draw:text-style-name="P10" draw:layer="layout" svg:width="0.029cm" svg:height="0.374cm" svg:x="24.126cm" svg:y="11.972cm" svg:viewBox="0 0 30 375" draw:points="0,375 30,375 30,0 0,0">
          <text:p/>
        </draw:polygon>
        <draw:polygon draw:style-name="gr37" draw:text-style-name="P9" draw:layer="layout" svg:width="0.029cm" svg:height="0.374cm" svg:x="24.155cm" svg:y="11.972cm" svg:viewBox="0 0 30 375" draw:points="0,375 30,375 30,0 0,0">
          <text:p/>
        </draw:polygon>
        <draw:polygon draw:style-name="gr38" draw:text-style-name="P10" draw:layer="layout" svg:width="0.03cm" svg:height="0.374cm" svg:x="24.184cm" svg:y="11.972cm" svg:viewBox="0 0 31 375" draw:points="0,375 31,375 31,0 0,0">
          <text:p/>
        </draw:polygon>
        <draw:polygon draw:style-name="gr36" draw:text-style-name="P8" draw:layer="layout" svg:width="0.029cm" svg:height="0.374cm" svg:x="24.243cm" svg:y="11.972cm" svg:viewBox="0 0 30 375" draw:points="0,375 30,375 30,0 0,0">
          <text:p/>
        </draw:polygon>
        <draw:polygon draw:style-name="gr36" draw:text-style-name="P8" draw:layer="layout" svg:width="0.029cm" svg:height="0.374cm" svg:x="24.274cm" svg:y="11.972cm" svg:viewBox="0 0 30 375" draw:points="0,375 30,375 30,0 0,0">
          <text:p/>
        </draw:polygon>
        <draw:polygon draw:style-name="gr37" draw:text-style-name="P9" draw:layer="layout" svg:width="0.029cm" svg:height="0.374cm" svg:x="24.303cm" svg:y="11.972cm" svg:viewBox="0 0 30 375" draw:points="0,375 30,375 30,0 0,0">
          <text:p/>
        </draw:polygon>
        <draw:polygon draw:style-name="gr36" draw:text-style-name="P8" draw:layer="layout" svg:width="0.029cm" svg:height="0.374cm" svg:x="24.332cm" svg:y="11.972cm" svg:viewBox="0 0 30 375" draw:points="0,375 30,375 30,0 0,0">
          <text:p/>
        </draw:polygon>
        <draw:polygon draw:style-name="gr36" draw:text-style-name="P8" draw:layer="layout" svg:width="0.029cm" svg:height="0.374cm" svg:x="24.361cm" svg:y="11.972cm" svg:viewBox="0 0 30 375" draw:points="0,375 30,375 30,0 0,0">
          <text:p/>
        </draw:polygon>
        <draw:polygon draw:style-name="gr38" draw:text-style-name="P10" draw:layer="layout" svg:width="0.029cm" svg:height="0.374cm" svg:x="24.39cm" svg:y="11.972cm" svg:viewBox="0 0 30 375" draw:points="0,375 30,375 30,0 0,0">
          <text:p/>
        </draw:polygon>
        <draw:polygon draw:style-name="gr35" draw:text-style-name="P7" draw:layer="layout" svg:width="0.029cm" svg:height="0.374cm" svg:x="24.42cm" svg:y="11.972cm" svg:viewBox="0 0 30 375" draw:points="0,375 30,375 30,0 0,0">
          <text:p/>
        </draw:polygon>
        <draw:polygon draw:style-name="gr35" draw:text-style-name="P7" draw:layer="layout" svg:width="0.029cm" svg:height="0.374cm" svg:x="24.45cm" svg:y="11.972cm" svg:viewBox="0 0 30 375" draw:points="0,375 30,375 30,0 0,0">
          <text:p/>
        </draw:polygon>
        <draw:polygon draw:style-name="gr35" draw:text-style-name="P7" draw:layer="layout" svg:width="0.029cm" svg:height="0.374cm" svg:x="24.479cm" svg:y="11.972cm" svg:viewBox="0 0 30 375" draw:points="0,375 30,375 30,0 0,0">
          <text:p/>
        </draw:polygon>
        <draw:polygon draw:style-name="gr36" draw:text-style-name="P8" draw:layer="layout" svg:width="0.03cm" svg:height="0.374cm" svg:x="24.508cm" svg:y="11.972cm" svg:viewBox="0 0 31 375" draw:points="0,375 31,375 31,0 0,0">
          <text:p/>
        </draw:polygon>
        <draw:polygon draw:style-name="gr35" draw:text-style-name="P7" draw:layer="layout" svg:width="0.029cm" svg:height="0.374cm" svg:x="24.538cm" svg:y="11.972cm" svg:viewBox="0 0 30 375" draw:points="0,375 30,375 30,0 0,0">
          <text:p/>
        </draw:polygon>
        <draw:polygon draw:style-name="gr38" draw:text-style-name="P10" draw:layer="layout" svg:width="0.029cm" svg:height="0.374cm" svg:x="24.567cm" svg:y="11.972cm" svg:viewBox="0 0 30 375" draw:points="0,375 30,375 30,0 0,0">
          <text:p/>
        </draw:polygon>
        <draw:polygon draw:style-name="gr37" draw:text-style-name="P9" draw:layer="layout" svg:width="0.03cm" svg:height="0.374cm" svg:x="24.596cm" svg:y="11.972cm" svg:viewBox="0 0 31 375" draw:points="0,375 31,375 31,0 0,0">
          <text:p/>
        </draw:polygon>
        <draw:polygon draw:style-name="gr38" draw:text-style-name="P10" draw:layer="layout" svg:width="0.029cm" svg:height="0.374cm" svg:x="24.627cm" svg:y="11.972cm" svg:viewBox="0 0 30 375" draw:points="0,375 30,375 30,0 0,0">
          <text:p/>
        </draw:polygon>
        <draw:polygon draw:style-name="gr35" draw:text-style-name="P7" draw:layer="layout" svg:width="0.029cm" svg:height="0.374cm" svg:x="24.656cm" svg:y="11.972cm" svg:viewBox="0 0 30 375" draw:points="0,375 30,375 30,0 0,0">
          <text:p/>
        </draw:polygon>
        <draw:polygon draw:style-name="gr35" draw:text-style-name="P7" draw:layer="layout" svg:width="0.029cm" svg:height="0.374cm" svg:x="24.685cm" svg:y="11.972cm" svg:viewBox="0 0 30 375" draw:points="0,375 30,375 30,0 0,0">
          <text:p/>
        </draw:polygon>
        <draw:polygon draw:style-name="gr36" draw:text-style-name="P8" draw:layer="layout" svg:width="0.029cm" svg:height="0.374cm" svg:x="24.715cm" svg:y="11.972cm" svg:viewBox="0 0 30 375" draw:points="0,375 30,375 30,0 0,0">
          <text:p/>
        </draw:polygon>
        <draw:polygon draw:style-name="gr35" draw:text-style-name="P7" draw:layer="layout" svg:width="0.029cm" svg:height="0.374cm" svg:x="24.744cm" svg:y="11.972cm" svg:viewBox="0 0 30 375" draw:points="0,375 30,375 30,0 0,0">
          <text:p/>
        </draw:polygon>
        <draw:polygon draw:style-name="gr35" draw:text-style-name="P7" draw:layer="layout" svg:width="0.029cm" svg:height="0.374cm" svg:x="24.774cm" svg:y="11.972cm" svg:viewBox="0 0 30 375" draw:points="0,375 30,375 30,0 0,0">
          <text:p/>
        </draw:polygon>
        <draw:polygon draw:style-name="gr36" draw:text-style-name="P8" draw:layer="layout" svg:width="0.029cm" svg:height="0.374cm" svg:x="24.803cm" svg:y="11.972cm" svg:viewBox="0 0 30 375" draw:points="0,375 30,375 30,0 0,0">
          <text:p/>
        </draw:polygon>
        <draw:polygon draw:style-name="gr38" draw:text-style-name="P10" draw:layer="layout" svg:width="0.029cm" svg:height="0.374cm" svg:x="24.833cm" svg:y="11.972cm" svg:viewBox="0 0 30 375" draw:points="0,375 30,375 30,0 0,0">
          <text:p/>
        </draw:polygon>
        <draw:polygon draw:style-name="gr38" draw:text-style-name="P10" draw:layer="layout" svg:width="0.029cm" svg:height="0.374cm" svg:x="24.862cm" svg:y="11.972cm" svg:viewBox="0 0 30 375" draw:points="0,375 30,375 30,0 0,0">
          <text:p/>
        </draw:polygon>
        <draw:polygon draw:style-name="gr38" draw:text-style-name="P10" draw:layer="layout" svg:width="0.029cm" svg:height="0.374cm" svg:x="24.891cm" svg:y="11.972cm" svg:viewBox="0 0 30 375" draw:points="0,375 30,375 30,0 0,0">
          <text:p/>
        </draw:polygon>
        <draw:polygon draw:style-name="gr36" draw:text-style-name="P8" draw:layer="layout" svg:width="0.029cm" svg:height="0.374cm" svg:x="24.92cm" svg:y="11.972cm" svg:viewBox="0 0 30 375" draw:points="0,375 30,375 30,0 0,0">
          <text:p/>
        </draw:polygon>
        <draw:polygon draw:style-name="gr35" draw:text-style-name="P7" draw:layer="layout" svg:width="0.03cm" svg:height="0.374cm" svg:x="24.95cm" svg:y="11.972cm" svg:viewBox="0 0 31 375" draw:points="0,375 31,375 31,0 0,0">
          <text:p/>
        </draw:polygon>
        <draw:polygon draw:style-name="gr35" draw:text-style-name="P7" draw:layer="layout" svg:width="0.029cm" svg:height="0.374cm" svg:x="24.98cm" svg:y="11.972cm" svg:viewBox="0 0 30 375" draw:points="0,375 30,375 30,0 0,0">
          <text:p/>
        </draw:polygon>
        <draw:polygon draw:style-name="gr36" draw:text-style-name="P8" draw:layer="layout" svg:width="0.029cm" svg:height="0.374cm" svg:x="25.009cm" svg:y="11.972cm" svg:viewBox="0 0 30 375" draw:points="0,375 30,375 30,0 0,0">
          <text:p/>
        </draw:polygon>
        <draw:polygon draw:style-name="gr35" draw:text-style-name="P7" draw:layer="layout" svg:width="0.03cm" svg:height="0.374cm" svg:x="25.038cm" svg:y="11.972cm" svg:viewBox="0 0 31 375" draw:points="0,375 31,375 31,0 0,0">
          <text:p/>
        </draw:polygon>
        <draw:polygon draw:style-name="gr35" draw:text-style-name="P7" draw:layer="layout" svg:width="0.029cm" svg:height="0.374cm" svg:x="25.068cm" svg:y="11.972cm" svg:viewBox="0 0 30 375" draw:points="0,375 30,375 30,0 0,0">
          <text:p/>
        </draw:polygon>
        <draw:polygon draw:style-name="gr36" draw:text-style-name="P8" draw:layer="layout" svg:width="0.029cm" svg:height="0.374cm" svg:x="25.098cm" svg:y="11.972cm" svg:viewBox="0 0 30 375" draw:points="0,375 30,375 30,0 0,0">
          <text:p/>
        </draw:polygon>
        <draw:polygon draw:style-name="gr37" draw:text-style-name="P9" draw:layer="layout" svg:width="0.029cm" svg:height="0.374cm" svg:x="25.127cm" svg:y="11.972cm" svg:viewBox="0 0 30 375" draw:points="0,375 30,375 30,0 0,0">
          <text:p/>
        </draw:polygon>
        <draw:polygon draw:style-name="gr37" draw:text-style-name="P9" draw:layer="layout" svg:width="0.029cm" svg:height="0.374cm" svg:x="25.157cm" svg:y="11.972cm" svg:viewBox="0 0 30 375" draw:points="0,375 30,375 30,0 0,0">
          <text:p/>
        </draw:polygon>
        <draw:polygon draw:style-name="gr35" draw:text-style-name="P7" draw:layer="layout" svg:width="0.029cm" svg:height="0.374cm" svg:x="25.186cm" svg:y="11.972cm" svg:viewBox="0 0 30 375" draw:points="0,375 30,375 30,0 0,0">
          <text:p/>
        </draw:polygon>
        <draw:polygon draw:style-name="gr38" draw:text-style-name="P10" draw:layer="layout" svg:width="0.029cm" svg:height="0.374cm" svg:x="25.215cm" svg:y="11.972cm" svg:viewBox="0 0 30 375" draw:points="0,375 30,375 30,0 0,0">
          <text:p/>
        </draw:polygon>
        <draw:polygon draw:style-name="gr36" draw:text-style-name="P8" draw:layer="layout" svg:width="0.029cm" svg:height="0.374cm" svg:x="25.244cm" svg:y="11.972cm" svg:viewBox="0 0 30 375" draw:points="0,375 30,375 30,0 0,0">
          <text:p/>
        </draw:polygon>
        <draw:polygon draw:style-name="gr38" draw:text-style-name="P10" draw:layer="layout" svg:width="0.029cm" svg:height="0.374cm" svg:x="25.275cm" svg:y="11.972cm" svg:viewBox="0 0 30 375" draw:points="0,375 30,375 30,0 0,0">
          <text:p/>
        </draw:polygon>
        <draw:polygon draw:style-name="gr36" draw:text-style-name="P8" draw:layer="layout" svg:width="0.029cm" svg:height="0.374cm" svg:x="25.304cm" svg:y="11.972cm" svg:viewBox="0 0 30 375" draw:points="0,375 30,375 30,0 0,0">
          <text:p/>
        </draw:polygon>
        <draw:polygon draw:style-name="gr38" draw:text-style-name="P10" draw:layer="layout" svg:width="0.029cm" svg:height="0.374cm" svg:x="25.333cm" svg:y="11.972cm" svg:viewBox="0 0 30 375" draw:points="0,375 30,375 30,0 0,0">
          <text:p/>
        </draw:polygon>
        <draw:polygon draw:style-name="gr38" draw:text-style-name="P10" draw:layer="layout" svg:width="0.03cm" svg:height="0.374cm" svg:x="25.362cm" svg:y="11.972cm" svg:viewBox="0 0 31 375" draw:points="0,375 31,375 31,0 0,0">
          <text:p/>
        </draw:polygon>
        <draw:polygon draw:style-name="gr37" draw:text-style-name="P9" draw:layer="layout" svg:width="0.029cm" svg:height="0.374cm" svg:x="25.392cm" svg:y="11.972cm" svg:viewBox="0 0 30 375" draw:points="0,375 30,375 30,0 0,0">
          <text:p/>
        </draw:polygon>
        <draw:polygon draw:style-name="gr37" draw:text-style-name="P9" draw:layer="layout" svg:width="0.029cm" svg:height="0.374cm" svg:x="25.422cm" svg:y="11.972cm" svg:viewBox="0 0 30 375" draw:points="0,375 30,375 30,0 0,0">
          <text:p/>
        </draw:polygon>
        <draw:polygon draw:style-name="gr36" draw:text-style-name="P8" draw:layer="layout" svg:width="0.029cm" svg:height="0.374cm" svg:x="25.451cm" svg:y="11.972cm" svg:viewBox="0 0 30 375" draw:points="0,375 30,375 30,0 0,0">
          <text:p/>
        </draw:polygon>
        <draw:polygon draw:style-name="gr38" draw:text-style-name="P10" draw:layer="layout" svg:width="0.029cm" svg:height="0.374cm" svg:x="25.481cm" svg:y="11.972cm" svg:viewBox="0 0 30 375" draw:points="0,375 30,375 30,0 0,0">
          <text:p/>
        </draw:polygon>
        <draw:polygon draw:style-name="gr36" draw:text-style-name="P8" draw:layer="layout" svg:width="0.029cm" svg:height="0.374cm" svg:x="25.51cm" svg:y="11.972cm" svg:viewBox="0 0 30 375" draw:points="0,375 30,375 30,0 0,0">
          <text:p/>
        </draw:polygon>
        <draw:polygon draw:style-name="gr38" draw:text-style-name="P10" draw:layer="layout" svg:width="0.029cm" svg:height="0.374cm" svg:x="25.539cm" svg:y="11.972cm" svg:viewBox="0 0 30 375" draw:points="0,375 30,375 30,0 0,0">
          <text:p/>
        </draw:polygon>
        <draw:polygon draw:style-name="gr39" draw:text-style-name="P11" draw:layer="layout" svg:width="0.029cm" svg:height="0.374cm" svg:x="25.568cm" svg:y="11.972cm" svg:viewBox="0 0 30 375" draw:points="0,375 30,375 30,0 0,0">
          <text:p/>
        </draw:polygon>
        <draw:polygon draw:style-name="gr37" draw:text-style-name="P9" draw:layer="layout" svg:width="0.029cm" svg:height="0.374cm" svg:x="25.599cm" svg:y="11.972cm" svg:viewBox="0 0 30 375" draw:points="0,375 30,375 30,0 0,0">
          <text:p/>
        </draw:polygon>
        <draw:polygon draw:style-name="gr36" draw:text-style-name="P8" draw:layer="layout" svg:width="0.029cm" svg:height="0.374cm" svg:x="25.628cm" svg:y="11.972cm" svg:viewBox="0 0 30 375" draw:points="0,375 30,375 30,0 0,0">
          <text:p/>
        </draw:polygon>
        <draw:polygon draw:style-name="gr35" draw:text-style-name="P7" draw:layer="layout" svg:width="0.029cm" svg:height="0.374cm" svg:x="25.657cm" svg:y="11.972cm" svg:viewBox="0 0 30 375" draw:points="0,375 30,375 30,0 0,0">
          <text:p/>
        </draw:polygon>
        <draw:polygon draw:style-name="gr38" draw:text-style-name="P10" draw:layer="layout" svg:width="0.029cm" svg:height="0.374cm" svg:x="25.686cm" svg:y="11.972cm" svg:viewBox="0 0 30 375" draw:points="0,375 30,375 30,0 0,0">
          <text:p/>
        </draw:polygon>
        <draw:polygon draw:style-name="gr36" draw:text-style-name="P8" draw:layer="layout" svg:width="0.029cm" svg:height="0.374cm" svg:x="25.716cm" svg:y="11.972cm" svg:viewBox="0 0 30 375" draw:points="0,375 30,375 30,0 0,0">
          <text:p/>
        </draw:polygon>
        <draw:polygon draw:style-name="gr37" draw:text-style-name="P9" draw:layer="layout" svg:width="0.029cm" svg:height="0.374cm" svg:x="25.746cm" svg:y="11.972cm" svg:viewBox="0 0 30 375" draw:points="0,375 30,375 30,0 0,0">
          <text:p/>
        </draw:polygon>
        <draw:polygon draw:style-name="gr35" draw:text-style-name="P7" draw:layer="layout" svg:width="0.029cm" svg:height="0.374cm" svg:x="25.775cm" svg:y="11.972cm" svg:viewBox="0 0 30 375" draw:points="0,375 30,375 30,0 0,0">
          <text:p/>
        </draw:polygon>
        <draw:polygon draw:style-name="gr38" draw:text-style-name="P10" draw:layer="layout" svg:width="0.03cm" svg:height="0.374cm" svg:x="25.804cm" svg:y="11.972cm" svg:viewBox="0 0 31 375" draw:points="0,375 31,375 31,0 0,0">
          <text:p/>
        </draw:polygon>
        <draw:polygon draw:style-name="gr37" draw:text-style-name="P9" draw:layer="layout" svg:width="0.029cm" svg:height="0.374cm" svg:x="25.834cm" svg:y="11.972cm" svg:viewBox="0 0 30 375" draw:points="0,375 30,375 30,0 0,0">
          <text:p/>
        </draw:polygon>
        <draw:polygon draw:style-name="gr35" draw:text-style-name="P7" draw:layer="layout" svg:width="0.029cm" svg:height="0.374cm" svg:x="25.863cm" svg:y="11.972cm" svg:viewBox="0 0 30 375" draw:points="0,375 30,375 30,0 0,0">
          <text:p/>
        </draw:polygon>
        <draw:polygon draw:style-name="gr35" draw:text-style-name="P7" draw:layer="layout" svg:width="0.03cm" svg:height="0.374cm" svg:x="25.892cm" svg:y="11.972cm" svg:viewBox="0 0 31 375" draw:points="0,375 31,375 31,0 0,0">
          <text:p/>
        </draw:polygon>
        <draw:polygon draw:style-name="gr37" draw:text-style-name="P9" draw:layer="layout" svg:width="0.029cm" svg:height="0.374cm" svg:x="25.923cm" svg:y="11.972cm" svg:viewBox="0 0 30 375" draw:points="0,375 30,375 30,0 0,0">
          <text:p/>
        </draw:polygon>
        <draw:polygon draw:style-name="gr35" draw:text-style-name="P7" draw:layer="layout" svg:width="0.029cm" svg:height="0.374cm" svg:x="25.952cm" svg:y="11.972cm" svg:viewBox="0 0 30 375" draw:points="0,375 30,375 30,0 0,0">
          <text:p/>
        </draw:polygon>
        <draw:polygon draw:style-name="gr35" draw:text-style-name="P7" draw:layer="layout" svg:width="0.029cm" svg:height="0.374cm" svg:x="25.981cm" svg:y="11.972cm" svg:viewBox="0 0 30 375" draw:points="0,375 30,375 30,0 0,0">
          <text:p/>
        </draw:polygon>
        <draw:polygon draw:style-name="gr36" draw:text-style-name="P8" draw:layer="layout" svg:width="0.029cm" svg:height="0.374cm" svg:x="26.01cm" svg:y="11.972cm" svg:viewBox="0 0 30 375" draw:points="0,375 30,375 30,0 0,0">
          <text:p/>
        </draw:polygon>
        <draw:polygon draw:style-name="gr37" draw:text-style-name="P9" draw:layer="layout" svg:width="0.029cm" svg:height="0.374cm" svg:x="26.04cm" svg:y="11.972cm" svg:viewBox="0 0 30 375" draw:points="0,375 30,375 30,0 0,0">
          <text:p/>
        </draw:polygon>
        <draw:polygon draw:style-name="gr36" draw:text-style-name="P8" draw:layer="layout" svg:width="0.029cm" svg:height="0.374cm" svg:x="26.07cm" svg:y="11.972cm" svg:viewBox="0 0 30 375" draw:points="0,375 30,375 30,0 0,0">
          <text:p/>
        </draw:polygon>
        <draw:polygon draw:style-name="gr35" draw:text-style-name="P7" draw:layer="layout" svg:width="0.029cm" svg:height="0.374cm" svg:x="26.099cm" svg:y="11.972cm" svg:viewBox="0 0 30 375" draw:points="0,375 30,375 30,0 0,0">
          <text:p/>
        </draw:polygon>
        <draw:polygon draw:style-name="gr37" draw:text-style-name="P9" draw:layer="layout" svg:width="0.03cm" svg:height="0.374cm" svg:x="26.128cm" svg:y="11.972cm" svg:viewBox="0 0 31 375" draw:points="0,375 31,375 31,0 0,0">
          <text:p/>
        </draw:polygon>
        <draw:polygon draw:style-name="gr36" draw:text-style-name="P8" draw:layer="layout" svg:width="0.029cm" svg:height="0.374cm" svg:x="26.158cm" svg:y="11.972cm" svg:viewBox="0 0 30 375" draw:points="0,375 30,375 30,0 0,0">
          <text:p/>
        </draw:polygon>
        <draw:polygon draw:style-name="gr37" draw:text-style-name="P9" draw:layer="layout" svg:width="0.029cm" svg:height="0.374cm" svg:x="26.187cm" svg:y="11.972cm" svg:viewBox="0 0 30 375" draw:points="0,375 30,375 30,0 0,0">
          <text:p/>
        </draw:polygon>
        <draw:polygon draw:style-name="gr35" draw:text-style-name="P7" draw:layer="layout" svg:width="0.03cm" svg:height="0.374cm" svg:x="26.216cm" svg:y="11.972cm" svg:viewBox="0 0 31 375" draw:points="0,375 31,375 31,0 0,0">
          <text:p/>
        </draw:polygon>
        <draw:polygon draw:style-name="gr35" draw:text-style-name="P7" draw:layer="layout" svg:width="0.029cm" svg:height="0.374cm" svg:x="26.247cm" svg:y="11.972cm" svg:viewBox="0 0 30 375" draw:points="0,375 30,375 30,0 0,0">
          <text:p/>
        </draw:polygon>
        <draw:polygon draw:style-name="gr35" draw:text-style-name="P7" draw:layer="layout" svg:width="0.029cm" svg:height="0.374cm" svg:x="26.276cm" svg:y="11.972cm" svg:viewBox="0 0 30 375" draw:points="0,375 30,375 30,0 0,0">
          <text:p/>
        </draw:polygon>
        <draw:polygon draw:style-name="gr38" draw:text-style-name="P10" draw:layer="layout" svg:width="0.029cm" svg:height="0.374cm" svg:x="26.305cm" svg:y="11.972cm" svg:viewBox="0 0 30 375" draw:points="0,375 30,375 30,0 0,0">
          <text:p/>
        </draw:polygon>
        <draw:polygon draw:style-name="gr37" draw:text-style-name="P9" draw:layer="layout" svg:width="0.029cm" svg:height="0.374cm" svg:x="26.335cm" svg:y="11.972cm" svg:viewBox="0 0 30 375" draw:points="0,375 30,375 30,0 0,0">
          <text:p/>
        </draw:polygon>
        <draw:polygon draw:style-name="gr36" draw:text-style-name="P8" draw:layer="layout" svg:width="0.029cm" svg:height="0.374cm" svg:x="26.364cm" svg:y="11.972cm" svg:viewBox="0 0 30 375" draw:points="0,375 30,375 30,0 0,0">
          <text:p/>
        </draw:polygon>
        <draw:polygon draw:style-name="gr37" draw:text-style-name="P9" draw:layer="layout" svg:width="0.029cm" svg:height="0.374cm" svg:x="26.393cm" svg:y="11.972cm" svg:viewBox="0 0 30 375" draw:points="0,375 30,375 30,0 0,0">
          <text:p/>
        </draw:polygon>
        <draw:polygon draw:style-name="gr35" draw:text-style-name="P7" draw:layer="layout" svg:width="0.029cm" svg:height="0.374cm" svg:x="26.423cm" svg:y="11.972cm" svg:viewBox="0 0 30 375" draw:points="0,375 30,375 30,0 0,0">
          <text:p/>
        </draw:polygon>
        <draw:polygon draw:style-name="gr38" draw:text-style-name="P10" draw:layer="layout" svg:width="0.029cm" svg:height="0.374cm" svg:x="26.453cm" svg:y="11.972cm" svg:viewBox="0 0 30 375" draw:points="0,375 30,375 30,0 0,0">
          <text:p/>
        </draw:polygon>
        <draw:polygon draw:style-name="gr35" draw:text-style-name="P7" draw:layer="layout" svg:width="0.029cm" svg:height="0.374cm" svg:x="26.482cm" svg:y="11.972cm" svg:viewBox="0 0 30 375" draw:points="0,375 30,375 30,0 0,0">
          <text:p/>
        </draw:polygon>
        <draw:polygon draw:style-name="gr35" draw:text-style-name="P7" draw:layer="layout" svg:width="0.029cm" svg:height="0.374cm" svg:x="26.511cm" svg:y="11.972cm" svg:viewBox="0 0 30 375" draw:points="0,375 30,375 30,0 0,0">
          <text:p/>
        </draw:polygon>
        <draw:polygon draw:style-name="gr37" draw:text-style-name="P9" draw:layer="layout" svg:width="0.029cm" svg:height="0.374cm" svg:x="26.54cm" svg:y="11.972cm" svg:viewBox="0 0 30 375" draw:points="0,375 30,375 30,0 0,0">
          <text:p/>
        </draw:polygon>
        <draw:polygon draw:style-name="gr38" draw:text-style-name="P10" draw:layer="layout" svg:width="0.03cm" svg:height="0.374cm" svg:x="26.569cm" svg:y="11.972cm" svg:viewBox="0 0 31 375" draw:points="0,375 31,375 31,0 0,0">
          <text:p/>
        </draw:polygon>
        <draw:polygon draw:style-name="gr35" draw:text-style-name="P7" draw:layer="layout" svg:width="0.029cm" svg:height="0.374cm" svg:x="26.6cm" svg:y="11.972cm" svg:viewBox="0 0 30 375" draw:points="0,375 30,375 30,0 0,0">
          <text:p/>
        </draw:polygon>
        <draw:polygon draw:style-name="gr35" draw:text-style-name="P7" draw:layer="layout" svg:width="0.029cm" svg:height="0.374cm" svg:x="26.629cm" svg:y="11.972cm" svg:viewBox="0 0 30 375" draw:points="0,375 30,375 30,0 0,0">
          <text:p/>
        </draw:polygon>
        <draw:polygon draw:style-name="gr38" draw:text-style-name="P10" draw:layer="layout" svg:width="0.03cm" svg:height="0.374cm" svg:x="26.658cm" svg:y="11.972cm" svg:viewBox="0 0 31 375" draw:points="0,375 31,375 31,0 0,0">
          <text:p/>
        </draw:polygon>
        <draw:polygon draw:style-name="gr37" draw:text-style-name="P9" draw:layer="layout" svg:width="0.029cm" svg:height="0.374cm" svg:x="26.688cm" svg:y="11.972cm" svg:viewBox="0 0 30 375" draw:points="0,375 30,375 30,0 0,0">
          <text:p/>
        </draw:polygon>
        <draw:polygon draw:style-name="gr38" draw:text-style-name="P10" draw:layer="layout" svg:width="0.029cm" svg:height="0.374cm" svg:x="26.717cm" svg:y="11.972cm" svg:viewBox="0 0 30 375" draw:points="0,375 30,375 30,0 0,0">
          <text:p/>
        </draw:polygon>
        <draw:polygon draw:style-name="gr37" draw:text-style-name="P9" draw:layer="layout" svg:width="0.029cm" svg:height="0.374cm" svg:x="26.747cm" svg:y="11.972cm" svg:viewBox="0 0 30 375" draw:points="0,375 30,375 30,0 0,0">
          <text:p/>
        </draw:polygon>
        <draw:polygon draw:style-name="gr35" draw:text-style-name="P7" draw:layer="layout" svg:width="0.029cm" svg:height="0.374cm" svg:x="26.777cm" svg:y="11.972cm" svg:viewBox="0 0 30 375" draw:points="0,375 30,375 30,0 0,0">
          <text:p/>
        </draw:polygon>
        <draw:polygon draw:style-name="gr35" draw:text-style-name="P7" draw:layer="layout" svg:width="0.029cm" svg:height="0.374cm" svg:x="26.806cm" svg:y="11.972cm" svg:viewBox="0 0 30 375" draw:points="0,375 30,375 30,0 0,0">
          <text:p/>
        </draw:polygon>
        <draw:polygon draw:style-name="gr38" draw:text-style-name="P10" draw:layer="layout" svg:width="0.029cm" svg:height="0.374cm" svg:x="26.835cm" svg:y="11.972cm" svg:viewBox="0 0 30 375" draw:points="0,375 30,375 30,0 0,0">
          <text:p/>
        </draw:polygon>
        <draw:polygon draw:style-name="gr38" draw:text-style-name="P10" draw:layer="layout" svg:width="0.029cm" svg:height="0.374cm" svg:x="26.864cm" svg:y="11.972cm" svg:viewBox="0 0 30 375" draw:points="0,375 30,375 30,0 0,0">
          <text:p/>
        </draw:polygon>
        <draw:polygon draw:style-name="gr37" draw:text-style-name="P9" draw:layer="layout" svg:width="0.029cm" svg:height="0.374cm" svg:x="26.895cm" svg:y="11.972cm" svg:viewBox="0 0 30 375" draw:points="0,375 30,375 30,0 0,0">
          <text:p/>
        </draw:polygon>
        <draw:polygon draw:style-name="gr36" draw:text-style-name="P8" draw:layer="layout" svg:width="0.029cm" svg:height="0.374cm" svg:x="26.924cm" svg:y="11.972cm" svg:viewBox="0 0 30 375" draw:points="0,375 30,375 30,0 0,0">
          <text:p/>
        </draw:polygon>
        <draw:polygon draw:style-name="gr35" draw:text-style-name="P7" draw:layer="layout" svg:width="0.029cm" svg:height="0.374cm" svg:x="26.953cm" svg:y="11.972cm" svg:viewBox="0 0 30 375" draw:points="0,375 30,375 30,0 0,0">
          <text:p/>
        </draw:polygon>
        <draw:polygon draw:style-name="gr37" draw:text-style-name="P9" draw:layer="layout" svg:width="0.03cm" svg:height="0.374cm" svg:x="26.982cm" svg:y="11.972cm" svg:viewBox="0 0 31 375" draw:points="0,375 31,375 31,0 0,0">
          <text:p/>
        </draw:polygon>
        <draw:polygon draw:style-name="gr35" draw:text-style-name="P7" draw:layer="layout" svg:width="0.029cm" svg:height="0.374cm" svg:x="27.012cm" svg:y="11.972cm" svg:viewBox="0 0 30 375" draw:points="0,375 30,375 30,0 0,0">
          <text:p/>
        </draw:polygon>
        <draw:polygon draw:style-name="gr35" draw:text-style-name="P7" draw:layer="layout" svg:width="0.029cm" svg:height="0.374cm" svg:x="27.041cm" svg:y="11.972cm" svg:viewBox="0 0 30 375" draw:points="0,375 30,375 30,0 0,0">
          <text:p/>
        </draw:polygon>
        <draw:polygon draw:style-name="gr38" draw:text-style-name="P10" draw:layer="layout" svg:width="0.029cm" svg:height="0.374cm" svg:x="27.071cm" svg:y="11.972cm" svg:viewBox="0 0 30 375" draw:points="0,375 30,375 30,0 0,0">
          <text:p/>
        </draw:polygon>
        <draw:polygon draw:style-name="gr38" draw:text-style-name="P10" draw:layer="layout" svg:width="0.029cm" svg:height="0.374cm" svg:x="27.101cm" svg:y="11.972cm" svg:viewBox="0 0 30 375" draw:points="0,375 30,375 30,0 0,0">
          <text:p/>
        </draw:polygon>
        <draw:polygon draw:style-name="gr36" draw:text-style-name="P8" draw:layer="layout" svg:width="0.029cm" svg:height="0.374cm" svg:x="27.13cm" svg:y="11.972cm" svg:viewBox="0 0 30 375" draw:points="0,375 30,375 30,0 0,0">
          <text:p/>
        </draw:polygon>
        <draw:polygon draw:style-name="gr35" draw:text-style-name="P7" draw:layer="layout" svg:width="0.029cm" svg:height="0.374cm" svg:x="27.159cm" svg:y="11.972cm" svg:viewBox="0 0 30 375" draw:points="0,375 30,375 30,0 0,0">
          <text:p/>
        </draw:polygon>
        <draw:polygon draw:style-name="gr37" draw:text-style-name="P9" draw:layer="layout" svg:width="0.029cm" svg:height="0.374cm" svg:x="27.188cm" svg:y="11.972cm" svg:viewBox="0 0 30 375" draw:points="0,375 30,375 30,0 0,0">
          <text:p/>
        </draw:polygon>
        <draw:polygon draw:style-name="gr38" draw:text-style-name="P10" draw:layer="layout" svg:width="0.029cm" svg:height="0.374cm" svg:x="27.219cm" svg:y="11.972cm" svg:viewBox="0 0 30 375" draw:points="0,375 30,375 30,0 0,0">
          <text:p/>
        </draw:polygon>
        <draw:polygon draw:style-name="gr37" draw:text-style-name="P9" draw:layer="layout" svg:width="0.029cm" svg:height="0.374cm" svg:x="27.248cm" svg:y="11.972cm" svg:viewBox="0 0 30 375" draw:points="0,375 30,375 30,0 0,0">
          <text:p/>
        </draw:polygon>
        <draw:polygon draw:style-name="gr35" draw:text-style-name="P7" draw:layer="layout" svg:width="0.029cm" svg:height="0.374cm" svg:x="27.277cm" svg:y="11.972cm" svg:viewBox="0 0 30 375" draw:points="0,375 30,375 30,0 0,0">
          <text:p/>
        </draw:polygon>
        <draw:polygon draw:style-name="gr35" draw:text-style-name="P7" draw:layer="layout" svg:width="0.029cm" svg:height="0.374cm" svg:x="27.306cm" svg:y="11.972cm" svg:viewBox="0 0 30 375" draw:points="0,375 30,375 30,0 0,0">
          <text:p/>
        </draw:polygon>
        <draw:polygon draw:style-name="gr38" draw:text-style-name="P10" draw:layer="layout" svg:width="0.029cm" svg:height="0.374cm" svg:x="27.336cm" svg:y="11.972cm" svg:viewBox="0 0 30 375" draw:points="0,375 30,375 30,0 0,0">
          <text:p/>
        </draw:polygon>
        <draw:polygon draw:style-name="gr36" draw:text-style-name="P8" draw:layer="layout" svg:width="0.029cm" svg:height="0.374cm" svg:x="27.365cm" svg:y="11.972cm" svg:viewBox="0 0 30 375" draw:points="0,375 30,375 30,0 0,0">
          <text:p/>
        </draw:polygon>
        <draw:polygon draw:style-name="gr35" draw:text-style-name="P7" draw:layer="layout" svg:width="0.029cm" svg:height="0.374cm" svg:x="27.395cm" svg:y="11.972cm" svg:viewBox="0 0 30 375" draw:points="0,375 30,375 30,0 0,0">
          <text:p/>
        </draw:polygon>
        <draw:polygon draw:style-name="gr38" draw:text-style-name="P10" draw:layer="layout" svg:width="0.03cm" svg:height="0.374cm" svg:x="27.424cm" svg:y="11.972cm" svg:viewBox="0 0 31 375" draw:points="0,375 31,375 31,0 0,0">
          <text:p/>
        </draw:polygon>
        <draw:polygon draw:style-name="gr36" draw:text-style-name="P8" draw:layer="layout" svg:width="0.029cm" svg:height="0.374cm" svg:x="27.454cm" svg:y="11.972cm" svg:viewBox="0 0 30 375" draw:points="0,375 30,375 30,0 0,0">
          <text:p/>
        </draw:polygon>
        <draw:polygon draw:style-name="gr37" draw:text-style-name="P9" draw:layer="layout" svg:width="0.029cm" svg:height="0.374cm" svg:x="27.483cm" svg:y="11.972cm" svg:viewBox="0 0 30 375" draw:points="0,375 30,375 30,0 0,0">
          <text:p/>
        </draw:polygon>
        <draw:polygon draw:style-name="gr35" draw:text-style-name="P7" draw:layer="layout" svg:width="0.029cm" svg:height="0.374cm" svg:x="27.512cm" svg:y="11.972cm" svg:viewBox="0 0 30 375" draw:points="0,375 30,375 30,0 0,0">
          <text:p/>
        </draw:polygon>
        <draw:polygon draw:style-name="gr35" draw:text-style-name="P7" draw:layer="layout" svg:width="0.029cm" svg:height="0.374cm" svg:x="27.543cm" svg:y="11.972cm" svg:viewBox="0 0 30 375" draw:points="0,375 30,375 30,0 0,0">
          <text:p/>
        </draw:polygon>
        <draw:polygon draw:style-name="gr38" draw:text-style-name="P10" draw:layer="layout" svg:width="0.029cm" svg:height="0.374cm" svg:x="27.572cm" svg:y="11.972cm" svg:viewBox="0 0 30 375" draw:points="0,375 30,375 30,0 0,0">
          <text:p/>
        </draw:polygon>
        <draw:polygon draw:style-name="gr36" draw:text-style-name="P8" draw:layer="layout" svg:width="0.029cm" svg:height="0.374cm" svg:x="27.601cm" svg:y="11.972cm" svg:viewBox="0 0 30 375" draw:points="0,375 30,375 30,0 0,0">
          <text:p/>
        </draw:polygon>
        <draw:polygon draw:style-name="gr38" draw:text-style-name="P10" draw:layer="layout" svg:width="0.029cm" svg:height="0.374cm" svg:x="27.63cm" svg:y="11.972cm" svg:viewBox="0 0 30 375" draw:points="0,375 30,375 30,0 0,0">
          <text:p/>
        </draw:polygon>
        <draw:polygon draw:style-name="gr38" draw:text-style-name="P10" draw:layer="layout" svg:width="0.029cm" svg:height="0.374cm" svg:x="27.66cm" svg:y="11.972cm" svg:viewBox="0 0 30 375" draw:points="0,375 30,375 30,0 0,0">
          <text:p/>
        </draw:polygon>
        <draw:polygon draw:style-name="gr38" draw:text-style-name="P10" draw:layer="layout" svg:width="0.029cm" svg:height="0.374cm" svg:x="27.689cm" svg:y="11.972cm" svg:viewBox="0 0 30 375" draw:points="0,375 30,375 30,0 0,0">
          <text:p/>
        </draw:polygon>
        <draw:polygon draw:style-name="gr37" draw:text-style-name="P9" draw:layer="layout" svg:width="0.029cm" svg:height="0.374cm" svg:x="27.719cm" svg:y="11.972cm" svg:viewBox="0 0 30 375" draw:points="0,375 30,375 30,0 0,0">
          <text:p/>
        </draw:polygon>
        <draw:polygon draw:style-name="gr35" draw:text-style-name="P7" draw:layer="layout" svg:width="0.029cm" svg:height="0.374cm" svg:x="27.748cm" svg:y="11.972cm" svg:viewBox="0 0 30 375" draw:points="0,375 30,375 30,0 0,0">
          <text:p/>
        </draw:polygon>
        <draw:polygon draw:style-name="gr35" draw:text-style-name="P7" draw:layer="layout" svg:width="0.029cm" svg:height="0.374cm" svg:x="27.778cm" svg:y="11.972cm" svg:viewBox="0 0 30 375" draw:points="0,375 30,375 30,0 0,0">
          <text:p/>
        </draw:polygon>
        <draw:polygon draw:style-name="gr36" draw:text-style-name="P8" draw:layer="layout" svg:width="0.029cm" svg:height="0.374cm" svg:x="27.807cm" svg:y="11.972cm" svg:viewBox="0 0 30 375" draw:points="0,375 30,375 30,0 0,0">
          <text:p/>
        </draw:polygon>
        <draw:polygon draw:style-name="gr37" draw:text-style-name="P9" draw:layer="layout" svg:width="0.03cm" svg:height="0.374cm" svg:x="27.836cm" svg:y="11.972cm" svg:viewBox="0 0 31 375" draw:points="0,375 31,375 31,0 0,0">
          <text:p/>
        </draw:polygon>
        <draw:polygon draw:style-name="gr36" draw:text-style-name="P8" draw:layer="layout" svg:width="0.029cm" svg:height="0.374cm" svg:x="27.867cm" svg:y="11.972cm" svg:viewBox="0 0 30 375" draw:points="0,375 30,375 30,0 0,0">
          <text:p/>
        </draw:polygon>
        <draw:polygon draw:style-name="gr35" draw:text-style-name="P7" draw:layer="layout" svg:width="0.029cm" svg:height="0.374cm" svg:x="27.896cm" svg:y="11.972cm" svg:viewBox="0 0 30 375" draw:points="0,375 30,375 30,0 0,0">
          <text:p/>
        </draw:polygon>
        <draw:polygon draw:style-name="gr36" draw:text-style-name="P8" draw:layer="layout" svg:width="0.029cm" svg:height="0.374cm" svg:x="27.925cm" svg:y="11.972cm" svg:viewBox="0 0 30 375" draw:points="0,375 30,375 30,0 0,0">
          <text:p/>
        </draw:polygon>
        <draw:polygon draw:style-name="gr36" draw:text-style-name="P8" draw:layer="layout" svg:width="0.029cm" svg:height="0.374cm" svg:x="27.955cm" svg:y="11.972cm" svg:viewBox="0 0 30 375" draw:points="0,375 30,375 30,0 0,0">
          <text:p/>
        </draw:polygon>
        <draw:polygon draw:style-name="gr38" draw:text-style-name="P10" draw:layer="layout" svg:width="0.029cm" svg:height="0.374cm" svg:x="27.984cm" svg:y="11.972cm" svg:viewBox="0 0 30 375" draw:points="0,375 30,375 30,0 0,0">
          <text:p/>
        </draw:polygon>
        <draw:polygon draw:style-name="gr38" draw:text-style-name="P10" draw:layer="layout" svg:width="0.029cm" svg:height="0.374cm" svg:x="28.013cm" svg:y="11.972cm" svg:viewBox="0 0 30 375" draw:points="0,375 30,375 30,0 0,0">
          <text:p/>
        </draw:polygon>
        <draw:polygon draw:style-name="gr37" draw:text-style-name="P9" draw:layer="layout" svg:width="0.029cm" svg:height="0.374cm" svg:x="28.043cm" svg:y="11.972cm" svg:viewBox="0 0 30 375" draw:points="0,375 30,375 30,0 0,0">
          <text:p/>
        </draw:polygon>
        <draw:polygon draw:style-name="gr36" draw:text-style-name="P8" draw:layer="layout" svg:width="0.029cm" svg:height="0.374cm" svg:x="28.072cm" svg:y="11.972cm" svg:viewBox="0 0 30 375" draw:points="0,375 30,375 30,0 0,0">
          <text:p/>
        </draw:polygon>
        <draw:polygon draw:style-name="gr37" draw:text-style-name="P9" draw:layer="layout" svg:width="0.029cm" svg:height="0.374cm" svg:x="28.102cm" svg:y="11.972cm" svg:viewBox="0 0 30 375" draw:points="0,375 30,375 30,0 0,0">
          <text:p/>
        </draw:polygon>
        <draw:polygon draw:style-name="gr36" draw:text-style-name="P8" draw:layer="layout" svg:width="0.029cm" svg:height="0.374cm" svg:x="28.131cm" svg:y="11.972cm" svg:viewBox="0 0 30 375" draw:points="0,375 30,375 30,0 0,0">
          <text:p/>
        </draw:polygon>
        <draw:polygon draw:style-name="gr36" draw:text-style-name="P8" draw:layer="layout" svg:width="0.029cm" svg:height="0.374cm" svg:x="28.16cm" svg:y="11.972cm" svg:viewBox="0 0 30 375" draw:points="0,375 30,375 30,0 0,0">
          <text:p/>
        </draw:polygon>
        <draw:polygon draw:style-name="gr36" draw:text-style-name="P8" draw:layer="layout" svg:width="0.03cm" svg:height="0.374cm" svg:x="28.189cm" svg:y="11.972cm" svg:viewBox="0 0 31 375" draw:points="0,375 31,375 31,0 0,0">
          <text:p/>
        </draw:polygon>
        <draw:polygon draw:style-name="gr36" draw:text-style-name="P8" draw:layer="layout" svg:width="0.029cm" svg:height="0.374cm" svg:x="28.22cm" svg:y="11.972cm" svg:viewBox="0 0 30 375" draw:points="0,375 30,375 30,0 0,0">
          <text:p/>
        </draw:polygon>
        <draw:polygon draw:style-name="gr38" draw:text-style-name="P10" draw:layer="layout" svg:width="0.029cm" svg:height="0.374cm" svg:x="28.249cm" svg:y="11.972cm" svg:viewBox="0 0 30 375" draw:points="0,375 30,375 30,0 0,0">
          <text:p/>
        </draw:polygon>
        <draw:polygon draw:style-name="gr38" draw:text-style-name="P10" draw:layer="layout" svg:width="0.03cm" svg:height="0.374cm" svg:x="28.278cm" svg:y="11.972cm" svg:viewBox="0 0 31 375" draw:points="0,375 31,375 31,0 0,0">
          <text:p/>
        </draw:polygon>
        <draw:polygon draw:style-name="gr37" draw:text-style-name="P9" draw:layer="layout" svg:width="0.029cm" svg:height="0.374cm" svg:x="28.308cm" svg:y="11.972cm" svg:viewBox="0 0 30 375" draw:points="0,375 30,375 30,0 0,0">
          <text:p/>
        </draw:polygon>
        <draw:polygon draw:style-name="gr37" draw:text-style-name="P9" draw:layer="layout" svg:width="0.029cm" svg:height="0.374cm" svg:x="28.337cm" svg:y="11.972cm" svg:viewBox="0 0 30 375" draw:points="0,375 30,375 30,0 0,0">
          <text:p/>
        </draw:polygon>
        <draw:polygon draw:style-name="gr38" draw:text-style-name="P10" draw:layer="layout" svg:width="0.029cm" svg:height="0.374cm" svg:x="28.366cm" svg:y="11.972cm" svg:viewBox="0 0 30 375" draw:points="0,375 30,375 30,0 0,0">
          <text:p/>
        </draw:polygon>
        <draw:polygon draw:style-name="gr35" draw:text-style-name="P7" draw:layer="layout" svg:width="0.029cm" svg:height="0.374cm" svg:x="28.397cm" svg:y="11.972cm" svg:viewBox="0 0 30 375" draw:points="0,375 30,375 30,0 0,0">
          <text:p/>
        </draw:polygon>
        <draw:polygon draw:style-name="gr38" draw:text-style-name="P10" draw:layer="layout" svg:width="0.029cm" svg:height="0.374cm" svg:x="28.426cm" svg:y="11.972cm" svg:viewBox="0 0 30 375" draw:points="0,375 30,375 30,0 0,0">
          <text:p/>
        </draw:polygon>
        <draw:polygon draw:style-name="gr38" draw:text-style-name="P10" draw:layer="layout" svg:width="0.029cm" svg:height="0.374cm" svg:x="28.455cm" svg:y="11.972cm" svg:viewBox="0 0 30 375" draw:points="0,375 30,375 30,0 0,0">
          <text:p/>
        </draw:polygon>
        <draw:polygon draw:style-name="gr36" draw:text-style-name="P8" draw:layer="layout" svg:width="0.029cm" svg:height="0.374cm" svg:x="28.484cm" svg:y="11.972cm" svg:viewBox="0 0 30 375" draw:points="0,375 30,375 30,0 0,0">
          <text:p/>
        </draw:polygon>
        <draw:polygon draw:style-name="gr36" draw:text-style-name="P8" draw:layer="layout" svg:width="0.029cm" svg:height="0.374cm" svg:x="28.514cm" svg:y="11.972cm" svg:viewBox="0 0 30 375" draw:points="0,375 30,375 30,0 0,0">
          <text:p/>
        </draw:polygon>
        <draw:polygon draw:style-name="gr37" draw:text-style-name="P9" draw:layer="layout" svg:width="0.029cm" svg:height="0.374cm" svg:x="28.544cm" svg:y="11.972cm" svg:viewBox="0 0 30 375" draw:points="0,375 30,375 30,0 0,0">
          <text:p/>
        </draw:polygon>
        <draw:polygon draw:style-name="gr35" draw:text-style-name="P7" draw:layer="layout" svg:width="0.029cm" svg:height="0.374cm" svg:x="28.573cm" svg:y="11.972cm" svg:viewBox="0 0 30 375" draw:points="0,375 30,375 30,0 0,0">
          <text:p/>
        </draw:polygon>
        <draw:polygon draw:style-name="gr37" draw:text-style-name="P9" draw:layer="layout" svg:width="0.029cm" svg:height="0.374cm" svg:x="28.602cm" svg:y="11.972cm" svg:viewBox="0 0 30 375" draw:points="0,375 30,375 30,0 0,0">
          <text:p/>
        </draw:polygon>
        <draw:polygon draw:style-name="gr37" draw:text-style-name="P9" draw:layer="layout" svg:width="0.03cm" svg:height="0.374cm" svg:x="28.631cm" svg:y="11.972cm" svg:viewBox="0 0 31 375" draw:points="0,375 31,375 31,0 0,0">
          <text:p/>
        </draw:polygon>
        <draw:polygon draw:style-name="gr37" draw:text-style-name="P9" draw:layer="layout" svg:width="0.029cm" svg:height="0.374cm" svg:x="28.661cm" svg:y="11.972cm" svg:viewBox="0 0 30 375" draw:points="0,375 30,375 30,0 0,0">
          <text:p/>
        </draw:polygon>
        <draw:polygon draw:style-name="gr37" draw:text-style-name="P9" draw:layer="layout" svg:width="0.029cm" svg:height="0.374cm" svg:x="28.69cm" svg:y="11.972cm" svg:viewBox="0 0 30 375" draw:points="0,375 30,375 30,0 0,0">
          <text:p/>
        </draw:polygon>
        <draw:polygon draw:style-name="gr36" draw:text-style-name="P8" draw:layer="layout" svg:width="0.029cm" svg:height="0.374cm" svg:x="28.721cm" svg:y="11.972cm" svg:viewBox="0 0 30 375" draw:points="0,375 30,375 30,0 0,0">
          <text:p/>
        </draw:polygon>
        <draw:polygon draw:style-name="gr35" draw:text-style-name="P7" draw:layer="layout" svg:width="0.029cm" svg:height="0.374cm" svg:x="28.75cm" svg:y="11.972cm" svg:viewBox="0 0 30 375" draw:points="0,375 30,375 30,0 0,0">
          <text:p/>
        </draw:polygon>
        <draw:polygon draw:style-name="gr38" draw:text-style-name="P10" draw:layer="layout" svg:width="0.029cm" svg:height="0.374cm" svg:x="28.779cm" svg:y="11.972cm" svg:viewBox="0 0 30 375" draw:points="0,375 30,375 30,0 0,0">
          <text:p/>
        </draw:polygon>
        <draw:polygon draw:style-name="gr37" draw:text-style-name="P9" draw:layer="layout" svg:width="0.029cm" svg:height="0.374cm" svg:x="28.808cm" svg:y="11.972cm" svg:viewBox="0 0 30 375" draw:points="0,375 30,375 30,0 0,0">
          <text:p/>
        </draw:polygon>
        <draw:polygon draw:style-name="gr36" draw:text-style-name="P8" draw:layer="layout" svg:width="0.029cm" svg:height="0.374cm" svg:x="28.838cm" svg:y="11.972cm" svg:viewBox="0 0 30 375" draw:points="0,375 30,375 30,0 0,0">
          <text:p/>
        </draw:polygon>
        <draw:polygon draw:style-name="gr36" draw:text-style-name="P8" draw:layer="layout" svg:width="0.029cm" svg:height="0.374cm" svg:x="28.868cm" svg:y="11.972cm" svg:viewBox="0 0 30 375" draw:points="0,375 30,375 30,0 0,0">
          <text:p/>
        </draw:polygon>
        <draw:polygon draw:style-name="gr38" draw:text-style-name="P10" draw:layer="layout" svg:width="0.029cm" svg:height="0.374cm" svg:x="28.897cm" svg:y="11.972cm" svg:viewBox="0 0 30 375" draw:points="0,375 30,375 30,0 0,0">
          <text:p/>
        </draw:polygon>
        <draw:polygon draw:style-name="gr37" draw:text-style-name="P9" draw:layer="layout" svg:width="0.029cm" svg:height="0.374cm" svg:x="28.926cm" svg:y="11.972cm" svg:viewBox="0 0 30 375" draw:points="0,375 30,375 30,0 0,0">
          <text:p/>
        </draw:polygon>
        <draw:polygon draw:style-name="gr38" draw:text-style-name="P10" draw:layer="layout" svg:width="0.029cm" svg:height="0.374cm" svg:x="28.956cm" svg:y="11.972cm" svg:viewBox="0 0 30 375" draw:points="0,375 30,375 30,0 0,0">
          <text:p/>
        </draw:polygon>
        <draw:polygon draw:style-name="gr38" draw:text-style-name="P10" draw:layer="layout" svg:width="0.029cm" svg:height="0.374cm" svg:x="28.985cm" svg:y="11.972cm" svg:viewBox="0 0 30 375" draw:points="0,375 30,375 30,0 0,0">
          <text:p/>
        </draw:polygon>
        <draw:polygon draw:style-name="gr36" draw:text-style-name="P8" draw:layer="layout" svg:width="0.029cm" svg:height="0.374cm" svg:x="29.014cm" svg:y="11.972cm" svg:viewBox="0 0 30 375" draw:points="0,375 30,375 30,0 0,0">
          <text:p/>
        </draw:polygon>
        <draw:polygon draw:style-name="gr37" draw:text-style-name="P9" draw:layer="layout" svg:width="0.03cm" svg:height="0.374cm" svg:x="29.044cm" svg:y="11.972cm" svg:viewBox="0 0 31 375" draw:points="0,375 31,375 31,0 0,0">
          <text:p/>
        </draw:polygon>
        <draw:polygon draw:style-name="gr35" draw:text-style-name="P7" draw:layer="layout" svg:width="0.029cm" svg:height="0.374cm" svg:x="29.074cm" svg:y="11.972cm" svg:viewBox="0 0 30 375" draw:points="0,375 30,375 30,0 0,0">
          <text:p/>
        </draw:polygon>
        <draw:polygon draw:style-name="gr37" draw:text-style-name="P9" draw:layer="layout" svg:width="0.029cm" svg:height="0.374cm" svg:x="29.103cm" svg:y="11.972cm" svg:viewBox="0 0 30 375" draw:points="0,375 30,375 30,0 0,0">
          <text:p/>
        </draw:polygon>
        <draw:polygon draw:style-name="gr38" draw:text-style-name="P10" draw:layer="layout" svg:width="0.029cm" svg:height="0.374cm" svg:x="29.132cm" svg:y="11.972cm" svg:viewBox="0 0 30 375" draw:points="0,375 30,375 30,0 0,0">
          <text:p/>
        </draw:polygon>
        <draw:polygon draw:style-name="gr37" draw:text-style-name="P9" draw:layer="layout" svg:width="0.029cm" svg:height="0.374cm" svg:x="29.162cm" svg:y="11.972cm" svg:viewBox="0 0 30 375" draw:points="0,375 30,375 30,0 0,0">
          <text:p/>
        </draw:polygon>
        <draw:polygon draw:style-name="gr38" draw:text-style-name="P10" draw:layer="layout" svg:width="0.029cm" svg:height="0.374cm" svg:x="29.192cm" svg:y="11.972cm" svg:viewBox="0 0 30 375" draw:points="0,375 30,375 30,0 0,0">
          <text:p/>
        </draw:polygon>
        <draw:polygon draw:style-name="gr36" draw:text-style-name="P8" draw:layer="layout" svg:width="0.029cm" svg:height="0.374cm" svg:x="29.221cm" svg:y="11.972cm" svg:viewBox="0 0 30 375" draw:points="0,375 30,375 30,0 0,0">
          <text:p/>
        </draw:polygon>
        <draw:polygon draw:style-name="gr38" draw:text-style-name="P10" draw:layer="layout" svg:width="0.029cm" svg:height="0.374cm" svg:x="29.25cm" svg:y="11.972cm" svg:viewBox="0 0 30 375" draw:points="0,375 30,375 30,0 0,0">
          <text:p/>
        </draw:polygon>
        <draw:polygon draw:style-name="gr38" draw:text-style-name="P10" draw:layer="layout" svg:width="0.029cm" svg:height="0.374cm" svg:x="29.28cm" svg:y="11.972cm" svg:viewBox="0 0 30 375" draw:points="0,375 30,375 30,0 0,0">
          <text:p/>
        </draw:polygon>
        <draw:polygon draw:style-name="gr37" draw:text-style-name="P9" draw:layer="layout" svg:width="0.029cm" svg:height="0.374cm" svg:x="29.309cm" svg:y="11.972cm" svg:viewBox="0 0 30 375" draw:points="0,375 30,375 30,0 0,0">
          <text:p/>
        </draw:polygon>
        <draw:polygon draw:style-name="gr35" draw:text-style-name="P7" draw:layer="layout" svg:width="0.029cm" svg:height="0.374cm" svg:x="29.338cm" svg:y="11.972cm" svg:viewBox="0 0 30 375" draw:points="0,375 30,375 30,0 0,0">
          <text:p/>
        </draw:polygon>
        <draw:polygon draw:style-name="gr35" draw:text-style-name="P7" draw:layer="layout" svg:width="0.029cm" svg:height="0.374cm" svg:x="29.368cm" svg:y="11.972cm" svg:viewBox="0 0 30 375" draw:points="0,375 30,375 30,0 0,0">
          <text:p/>
        </draw:polygon>
        <draw:polygon draw:style-name="gr38" draw:text-style-name="P10" draw:layer="layout" svg:width="0.029cm" svg:height="0.374cm" svg:x="29.398cm" svg:y="11.972cm" svg:viewBox="0 0 30 375" draw:points="0,375 30,375 30,0 0,0">
          <text:p/>
        </draw:polygon>
        <draw:polygon draw:style-name="gr38" draw:text-style-name="P10" draw:layer="layout" svg:width="0.029cm" svg:height="0.374cm" svg:x="29.427cm" svg:y="11.972cm" svg:viewBox="0 0 30 375" draw:points="0,375 30,375 30,0 0,0">
          <text:p/>
        </draw:polygon>
        <draw:polygon draw:style-name="gr36" draw:text-style-name="P8" draw:layer="layout" svg:width="0.029cm" svg:height="0.374cm" svg:x="29.456cm" svg:y="11.972cm" svg:viewBox="0 0 30 375" draw:points="0,375 30,375 30,0 0,0">
          <text:p/>
        </draw:polygon>
        <draw:polygon draw:style-name="gr38" draw:text-style-name="P10" draw:layer="layout" svg:width="0.03cm" svg:height="0.374cm" svg:x="29.485cm" svg:y="11.972cm" svg:viewBox="0 0 31 375" draw:points="0,375 31,375 31,0 0,0">
          <text:p/>
        </draw:polygon>
        <draw:polygon draw:style-name="gr38" draw:text-style-name="P10" draw:layer="layout" svg:width="0.029cm" svg:height="0.374cm" svg:x="29.516cm" svg:y="11.972cm" svg:viewBox="0 0 30 375" draw:points="0,375 30,375 30,0 0,0">
          <text:p/>
        </draw:polygon>
        <draw:polygon draw:style-name="gr36" draw:text-style-name="P8" draw:layer="layout" svg:width="0.029cm" svg:height="0.374cm" svg:x="29.545cm" svg:y="11.972cm" svg:viewBox="0 0 30 375" draw:points="0,375 30,375 30,0 0,0">
          <text:p/>
        </draw:polygon>
        <draw:polygon draw:style-name="gr37" draw:text-style-name="P9" draw:layer="layout" svg:width="0.029cm" svg:height="0.374cm" svg:x="29.574cm" svg:y="11.972cm" svg:viewBox="0 0 30 375" draw:points="0,375 30,375 30,0 0,0">
          <text:p/>
        </draw:polygon>
        <draw:polygon draw:style-name="gr36" draw:text-style-name="P8" draw:layer="layout" svg:width="0.029cm" svg:height="0.374cm" svg:x="29.604cm" svg:y="11.972cm" svg:viewBox="0 0 30 375" draw:points="0,375 30,375 30,0 0,0">
          <text:p/>
        </draw:polygon>
        <draw:polygon draw:style-name="gr36" draw:text-style-name="P8" draw:layer="layout" svg:width="0.029cm" svg:height="0.374cm" svg:x="29.633cm" svg:y="11.972cm" svg:viewBox="0 0 30 375" draw:points="0,375 30,375 30,0 0,0">
          <text:p/>
        </draw:polygon>
        <draw:polygon draw:style-name="gr36" draw:text-style-name="P8" draw:layer="layout" svg:width="0.029cm" svg:height="0.374cm" svg:x="29.662cm" svg:y="11.972cm" svg:viewBox="0 0 30 375" draw:points="0,375 30,375 30,0 0,0">
          <text:p/>
        </draw:polygon>
        <draw:polygon draw:style-name="gr36" draw:text-style-name="P8" draw:layer="layout" svg:width="0.029cm" svg:height="0.374cm" svg:x="29.692cm" svg:y="11.972cm" svg:viewBox="0 0 30 375" draw:points="0,375 30,375 30,0 0,0">
          <text:p/>
        </draw:polygon>
        <draw:polygon draw:style-name="gr38" draw:text-style-name="P10" draw:layer="layout" svg:width="0.029cm" svg:height="0.374cm" svg:x="29.722cm" svg:y="11.972cm" svg:viewBox="0 0 30 375" draw:points="0,375 30,375 30,0 0,0">
          <text:p/>
        </draw:polygon>
        <draw:polygon draw:style-name="gr37" draw:text-style-name="P9" draw:layer="layout" svg:width="0.029cm" svg:height="0.374cm" svg:x="29.751cm" svg:y="11.972cm" svg:viewBox="0 0 30 375" draw:points="0,375 30,375 30,0 0,0">
          <text:p/>
        </draw:polygon>
        <draw:polygon draw:style-name="gr36" draw:text-style-name="P8" draw:layer="layout" svg:width="0.029cm" svg:height="0.374cm" svg:x="29.78cm" svg:y="11.972cm" svg:viewBox="0 0 30 375" draw:points="0,375 30,375 30,0 0,0">
          <text:p/>
        </draw:polygon>
        <draw:polygon draw:style-name="gr36" draw:text-style-name="P8" draw:layer="layout" svg:width="0.03cm" svg:height="0.374cm" svg:x="29.809cm" svg:y="11.972cm" svg:viewBox="0 0 31 375" draw:points="0,375 31,375 31,0 0,0">
          <text:p/>
        </draw:polygon>
        <draw:polygon draw:style-name="gr37" draw:text-style-name="P9" draw:layer="layout" svg:width="0.029cm" svg:height="0.374cm" svg:x="29.84cm" svg:y="11.972cm" svg:viewBox="0 0 30 375" draw:points="0,375 30,375 30,0 0,0">
          <text:p/>
        </draw:polygon>
        <draw:polygon draw:style-name="gr37" draw:text-style-name="P9" draw:layer="layout" svg:width="0.029cm" svg:height="0.374cm" svg:x="29.869cm" svg:y="11.972cm" svg:viewBox="0 0 30 375" draw:points="0,375 30,375 30,0 0,0">
          <text:p/>
        </draw:polygon>
        <draw:polygon draw:style-name="gr38" draw:text-style-name="P10" draw:layer="layout" svg:width="0.03cm" svg:height="0.374cm" svg:x="29.898cm" svg:y="11.972cm" svg:viewBox="0 0 31 375" draw:points="0,375 31,375 31,0 0,0">
          <text:p/>
        </draw:polygon>
        <draw:polygon draw:style-name="gr38" draw:text-style-name="P10" draw:layer="layout" svg:width="0.029cm" svg:height="0.374cm" svg:x="29.928cm" svg:y="11.972cm" svg:viewBox="0 0 30 375" draw:points="0,375 30,375 30,0 0,0">
          <text:p/>
        </draw:polygon>
        <draw:polygon draw:style-name="gr38" draw:text-style-name="P10" draw:layer="layout" svg:width="0.029cm" svg:height="0.374cm" svg:x="29.957cm" svg:y="11.972cm" svg:viewBox="0 0 30 375" draw:points="0,375 30,375 30,0 0,0">
          <text:p/>
        </draw:polygon>
        <draw:polygon draw:style-name="gr38" draw:text-style-name="P10" draw:layer="layout" svg:width="0.029cm" svg:height="0.374cm" svg:x="29.986cm" svg:y="11.972cm" svg:viewBox="0 0 30 375" draw:points="0,375 30,375 30,0 0,0">
          <text:p/>
        </draw:polygon>
        <draw:polygon draw:style-name="gr37" draw:text-style-name="P9" draw:layer="layout" svg:width="0.029cm" svg:height="0.374cm" svg:x="30.046cm" svg:y="11.972cm" svg:viewBox="0 0 30 375" draw:points="0,375 30,375 30,0 0,0">
          <text:p/>
        </draw:polygon>
        <draw:polygon draw:style-name="gr38" draw:text-style-name="P10" draw:layer="layout" svg:width="0.029cm" svg:height="0.374cm" svg:x="30.075cm" svg:y="11.972cm" svg:viewBox="0 0 30 375" draw:points="0,375 30,375 30,0 0,0">
          <text:p/>
        </draw:polygon>
        <draw:polygon draw:style-name="gr35" draw:text-style-name="P7" draw:layer="layout" svg:width="0.029cm" svg:height="0.374cm" svg:x="30.104cm" svg:y="11.972cm" svg:viewBox="0 0 30 375" draw:points="0,375 30,375 30,0 0,0">
          <text:p/>
        </draw:polygon>
        <draw:polygon draw:style-name="gr35" draw:text-style-name="P7" draw:layer="layout" svg:width="0.029cm" svg:height="0.374cm" svg:x="30.133cm" svg:y="11.972cm" svg:viewBox="0 0 30 375" draw:points="0,375 30,375 30,0 0,0">
          <text:p/>
        </draw:polygon>
        <draw:polygon draw:style-name="gr36" draw:text-style-name="P8" draw:layer="layout" svg:width="0.029cm" svg:height="0.374cm" svg:x="30.163cm" svg:y="11.972cm" svg:viewBox="0 0 30 375" draw:points="0,375 30,375 30,0 0,0">
          <text:p/>
        </draw:polygon>
        <draw:polygon draw:style-name="gr37" draw:text-style-name="P9" draw:layer="layout" svg:width="0.029cm" svg:height="0.374cm" svg:x="30.193cm" svg:y="11.972cm" svg:viewBox="0 0 30 375" draw:points="0,375 30,375 30,0 0,0">
          <text:p/>
        </draw:polygon>
        <draw:polygon draw:style-name="gr35" draw:text-style-name="P7" draw:layer="layout" svg:width="0.029cm" svg:height="0.374cm" svg:x="30.222cm" svg:y="11.972cm" svg:viewBox="0 0 30 375" draw:points="0,375 30,375 30,0 0,0">
          <text:p/>
        </draw:polygon>
        <draw:polygon draw:style-name="gr37" draw:text-style-name="P9" draw:layer="layout" svg:width="0.03cm" svg:height="0.374cm" svg:x="30.251cm" svg:y="11.972cm" svg:viewBox="0 0 31 375" draw:points="0,375 31,375 31,0 0,0">
          <text:p/>
        </draw:polygon>
        <draw:polygon draw:style-name="gr35" draw:text-style-name="P7" draw:layer="layout" svg:width="0.029cm" svg:height="0.374cm" svg:x="30.281cm" svg:y="11.972cm" svg:viewBox="0 0 30 375" draw:points="0,375 30,375 30,0 0,0">
          <text:p/>
        </draw:polygon>
        <draw:polygon draw:style-name="gr36" draw:text-style-name="P8" draw:layer="layout" svg:width="0.029cm" svg:height="0.374cm" svg:x="30.31cm" svg:y="11.972cm" svg:viewBox="0 0 30 375" draw:points="0,375 30,375 30,0 0,0">
          <text:p/>
        </draw:polygon>
        <draw:polygon draw:style-name="gr36" draw:text-style-name="P8" draw:layer="layout" svg:width="0.03cm" svg:height="0.374cm" svg:x="30.339cm" svg:y="11.972cm" svg:viewBox="0 0 31 375" draw:points="0,375 31,375 31,0 0,0">
          <text:p/>
        </draw:polygon>
        <draw:polygon draw:style-name="gr37" draw:text-style-name="P9" draw:layer="layout" svg:width="0.029cm" svg:height="0.374cm" svg:x="30.37cm" svg:y="11.972cm" svg:viewBox="0 0 30 375" draw:points="0,375 30,375 30,0 0,0">
          <text:p/>
        </draw:polygon>
        <draw:polygon draw:style-name="gr37" draw:text-style-name="P9" draw:layer="layout" svg:width="0.029cm" svg:height="0.374cm" svg:x="30.399cm" svg:y="11.972cm" svg:viewBox="0 0 30 375" draw:points="0,375 30,375 30,0 0,0">
          <text:p/>
        </draw:polygon>
        <draw:polygon draw:style-name="gr37" draw:text-style-name="P9" draw:layer="layout" svg:width="0.029cm" svg:height="0.374cm" svg:x="30.428cm" svg:y="11.972cm" svg:viewBox="0 0 30 375" draw:points="0,375 30,375 30,0 0,0">
          <text:p/>
        </draw:polygon>
        <draw:polygon draw:style-name="gr35" draw:text-style-name="P7" draw:layer="layout" svg:width="0.029cm" svg:height="0.374cm" svg:x="30.458cm" svg:y="11.972cm" svg:viewBox="0 0 30 375" draw:points="0,375 30,375 30,0 0,0">
          <text:p/>
        </draw:polygon>
        <draw:polygon draw:style-name="gr37" draw:text-style-name="P9" draw:layer="layout" svg:width="0.029cm" svg:height="0.374cm" svg:x="30.487cm" svg:y="11.972cm" svg:viewBox="0 0 30 375" draw:points="0,375 30,375 30,0 0,0">
          <text:p/>
        </draw:polygon>
        <draw:polygon draw:style-name="gr37" draw:text-style-name="P9" draw:layer="layout" svg:width="0.029cm" svg:height="0.374cm" svg:x="30.517cm" svg:y="11.972cm" svg:viewBox="0 0 30 375" draw:points="0,375 30,375 30,0 0,0">
          <text:p/>
        </draw:polygon>
        <draw:polygon draw:style-name="gr35" draw:text-style-name="P7" draw:layer="layout" svg:width="0.029cm" svg:height="0.374cm" svg:x="30.546cm" svg:y="11.972cm" svg:viewBox="0 0 30 375" draw:points="0,375 30,375 30,0 0,0">
          <text:p/>
        </draw:polygon>
        <draw:polygon draw:style-name="gr35" draw:text-style-name="P7" draw:layer="layout" svg:width="0.029cm" svg:height="0.374cm" svg:x="30.576cm" svg:y="11.972cm" svg:viewBox="0 0 30 375" draw:points="0,375 30,375 30,0 0,0">
          <text:p/>
        </draw:polygon>
        <draw:polygon draw:style-name="gr37" draw:text-style-name="P9" draw:layer="layout" svg:width="0.029cm" svg:height="0.374cm" svg:x="30.605cm" svg:y="11.972cm" svg:viewBox="0 0 30 375" draw:points="0,375 30,375 30,0 0,0">
          <text:p/>
        </draw:polygon>
        <draw:polygon draw:style-name="gr37" draw:text-style-name="P9" draw:layer="layout" svg:width="0.029cm" svg:height="0.374cm" svg:x="30.634cm" svg:y="11.972cm" svg:viewBox="0 0 30 375" draw:points="0,375 30,375 30,0 0,0">
          <text:p/>
        </draw:polygon>
        <draw:polygon draw:style-name="gr36" draw:text-style-name="P8" draw:layer="layout" svg:width="0.03cm" svg:height="0.374cm" svg:x="30.663cm" svg:y="11.972cm" svg:viewBox="0 0 31 375" draw:points="0,375 31,375 31,0 0,0">
          <text:p/>
        </draw:polygon>
        <draw:polygon draw:style-name="gr37" draw:text-style-name="P9" draw:layer="layout" svg:width="0.029cm" svg:height="0.374cm" svg:x="30.694cm" svg:y="11.972cm" svg:viewBox="0 0 30 375" draw:points="0,375 30,375 30,0 0,0">
          <text:p/>
        </draw:polygon>
        <draw:polygon draw:style-name="gr37" draw:text-style-name="P9" draw:layer="layout" svg:width="0.029cm" svg:height="0.374cm" svg:x="30.723cm" svg:y="11.972cm" svg:viewBox="0 0 30 375" draw:points="0,375 30,375 30,0 0,0">
          <text:p/>
        </draw:polygon>
        <draw:polygon draw:style-name="gr35" draw:text-style-name="P7" draw:layer="layout" svg:width="0.029cm" svg:height="0.374cm" svg:x="30.752cm" svg:y="11.972cm" svg:viewBox="0 0 30 375" draw:points="0,375 30,375 30,0 0,0">
          <text:p/>
        </draw:polygon>
        <draw:polygon draw:style-name="gr36" draw:text-style-name="P8" draw:layer="layout" svg:width="0.029cm" svg:height="0.374cm" svg:x="30.782cm" svg:y="11.972cm" svg:viewBox="0 0 30 375" draw:points="0,375 30,375 30,0 0,0">
          <text:p/>
        </draw:polygon>
        <draw:polygon draw:style-name="gr37" draw:text-style-name="P9" draw:layer="layout" svg:width="0.029cm" svg:height="0.374cm" svg:x="30.811cm" svg:y="11.972cm" svg:viewBox="0 0 30 375" draw:points="0,375 30,375 30,0 0,0">
          <text:p/>
        </draw:polygon>
        <draw:polygon draw:style-name="gr38" draw:text-style-name="P10" draw:layer="layout" svg:width="0.029cm" svg:height="0.374cm" svg:x="30.841cm" svg:y="11.972cm" svg:viewBox="0 0 30 375" draw:points="0,375 30,375 30,0 0,0">
          <text:p/>
        </draw:polygon>
        <draw:polygon draw:style-name="gr37" draw:text-style-name="P9" draw:layer="layout" svg:width="0.029cm" svg:height="0.374cm" svg:x="30.87cm" svg:y="11.972cm" svg:viewBox="0 0 30 375" draw:points="0,375 30,375 30,0 0,0">
          <text:p/>
        </draw:polygon>
        <draw:polygon draw:style-name="gr37" draw:text-style-name="P9" draw:layer="layout" svg:width="0.029cm" svg:height="0.374cm" svg:x="30.9cm" svg:y="11.972cm" svg:viewBox="0 0 30 375" draw:points="0,375 30,375 30,0 0,0">
          <text:p/>
        </draw:polygon>
        <draw:polygon draw:style-name="gr37" draw:text-style-name="P9" draw:layer="layout" svg:width="0.029cm" svg:height="0.374cm" svg:x="30.929cm" svg:y="11.972cm" svg:viewBox="0 0 30 375" draw:points="0,375 30,375 30,0 0,0">
          <text:p/>
        </draw:polygon>
        <draw:polygon draw:style-name="gr37" draw:text-style-name="P9" draw:layer="layout" svg:width="0.029cm" svg:height="0.374cm" svg:x="30.958cm" svg:y="11.972cm" svg:viewBox="0 0 30 375" draw:points="0,375 30,375 30,0 0,0">
          <text:p/>
        </draw:polygon>
        <draw:polygon draw:style-name="gr37" draw:text-style-name="P9" draw:layer="layout" svg:width="0.029cm" svg:height="0.374cm" svg:x="30.987cm" svg:y="11.972cm" svg:viewBox="0 0 30 375" draw:points="0,375 30,375 30,0 0,0">
          <text:p/>
        </draw:polygon>
        <draw:polygon draw:style-name="gr36" draw:text-style-name="P8" draw:layer="layout" svg:width="0.029cm" svg:height="0.374cm" svg:x="31.018cm" svg:y="11.972cm" svg:viewBox="0 0 30 375" draw:points="0,375 30,375 30,0 0,0">
          <text:p/>
        </draw:polygon>
        <draw:polygon draw:style-name="gr36" draw:text-style-name="P8" draw:layer="layout" svg:width="0.029cm" svg:height="0.374cm" svg:x="31.047cm" svg:y="11.972cm" svg:viewBox="0 0 30 375" draw:points="0,375 30,375 30,0 0,0">
          <text:p/>
        </draw:polygon>
        <draw:polygon draw:style-name="gr38" draw:text-style-name="P10" draw:layer="layout" svg:width="0.029cm" svg:height="0.374cm" svg:x="31.076cm" svg:y="11.972cm" svg:viewBox="0 0 30 375" draw:points="0,375 30,375 30,0 0,0">
          <text:p/>
        </draw:polygon>
        <draw:polygon draw:style-name="gr37" draw:text-style-name="P9" draw:layer="layout" svg:width="0.03cm" svg:height="0.374cm" svg:x="31.105cm" svg:y="11.972cm" svg:viewBox="0 0 31 375" draw:points="0,375 31,375 31,0 0,0">
          <text:p/>
        </draw:polygon>
        <draw:polygon draw:style-name="gr36" draw:text-style-name="P8" draw:layer="layout" svg:width="0.029cm" svg:height="0.374cm" svg:x="31.135cm" svg:y="11.972cm" svg:viewBox="0 0 30 375" draw:points="0,375 30,375 30,0 0,0">
          <text:p/>
        </draw:polygon>
        <draw:polygon draw:style-name="gr36" draw:text-style-name="P8" draw:layer="layout" svg:width="0.029cm" svg:height="0.374cm" svg:x="31.165cm" svg:y="11.972cm" svg:viewBox="0 0 30 375" draw:points="0,375 30,375 30,0 0,0">
          <text:p/>
        </draw:polygon>
        <draw:polygon draw:style-name="gr37" draw:text-style-name="P9" draw:layer="layout" svg:width="0.029cm" svg:height="0.374cm" svg:x="31.194cm" svg:y="11.972cm" svg:viewBox="0 0 30 375" draw:points="0,375 30,375 30,0 0,0">
          <text:p/>
        </draw:polygon>
        <draw:polygon draw:style-name="gr36" draw:text-style-name="P8" draw:layer="layout" svg:width="0.029cm" svg:height="0.374cm" svg:x="31.224cm" svg:y="11.972cm" svg:viewBox="0 0 30 375" draw:points="0,375 30,375 30,0 0,0">
          <text:p/>
        </draw:polygon>
        <draw:polygon draw:style-name="gr37" draw:text-style-name="P9" draw:layer="layout" svg:width="0.029cm" svg:height="0.374cm" svg:x="31.253cm" svg:y="11.972cm" svg:viewBox="0 0 30 375" draw:points="0,375 30,375 30,0 0,0">
          <text:p/>
        </draw:polygon>
        <draw:polygon draw:style-name="gr37" draw:text-style-name="P9" draw:layer="layout" svg:width="0.029cm" svg:height="0.374cm" svg:x="31.282cm" svg:y="11.972cm" svg:viewBox="0 0 30 375" draw:points="0,375 30,375 30,0 0,0">
          <text:p/>
        </draw:polygon>
        <draw:polygon draw:style-name="gr36" draw:text-style-name="P8" draw:layer="layout" svg:width="0.029cm" svg:height="0.374cm" svg:x="31.311cm" svg:y="11.972cm" svg:viewBox="0 0 30 375" draw:points="0,375 30,375 30,0 0,0">
          <text:p/>
        </draw:polygon>
        <draw:polygon draw:style-name="gr37" draw:text-style-name="P9" draw:layer="layout" svg:width="0.029cm" svg:height="0.374cm" svg:x="31.342cm" svg:y="11.972cm" svg:viewBox="0 0 30 375" draw:points="0,375 30,375 30,0 0,0">
          <text:p/>
        </draw:polygon>
        <draw:polygon draw:style-name="gr35" draw:text-style-name="P7" draw:layer="layout" svg:width="0.029cm" svg:height="0.374cm" svg:x="31.371cm" svg:y="11.972cm" svg:viewBox="0 0 30 375" draw:points="0,375 30,375 30,0 0,0">
          <text:p/>
        </draw:polygon>
        <draw:polygon draw:style-name="gr36" draw:text-style-name="P8" draw:layer="layout" svg:width="0.029cm" svg:height="0.374cm" svg:x="31.4cm" svg:y="11.972cm" svg:viewBox="0 0 30 375" draw:points="0,375 30,375 30,0 0,0">
          <text:p/>
        </draw:polygon>
        <draw:polygon draw:style-name="gr37" draw:text-style-name="P9" draw:layer="layout" svg:width="0.029cm" svg:height="0.374cm" svg:x="31.429cm" svg:y="11.972cm" svg:viewBox="0 0 30 375" draw:points="0,375 30,375 30,0 0,0">
          <text:p/>
        </draw:polygon>
        <draw:polygon draw:style-name="gr36" draw:text-style-name="P8" draw:layer="layout" svg:width="0.029cm" svg:height="0.374cm" svg:x="31.459cm" svg:y="11.972cm" svg:viewBox="0 0 30 375" draw:points="0,375 30,375 30,0 0,0">
          <text:p/>
        </draw:polygon>
        <draw:polygon draw:style-name="gr37" draw:text-style-name="P9" draw:layer="layout" svg:width="0.029cm" svg:height="0.374cm" svg:x="31.489cm" svg:y="11.972cm" svg:viewBox="0 0 30 375" draw:points="0,375 30,375 30,0 0,0">
          <text:p/>
        </draw:polygon>
        <draw:polygon draw:style-name="gr37" draw:text-style-name="P9" draw:layer="layout" svg:width="0.03cm" svg:height="0.374cm" svg:x="31.518cm" svg:y="11.972cm" svg:viewBox="0 0 31 375" draw:points="0,375 31,375 31,0 0,0">
          <text:p/>
        </draw:polygon>
        <draw:polygon draw:style-name="gr36" draw:text-style-name="P8" draw:layer="layout" svg:width="0.029cm" svg:height="0.374cm" svg:x="31.548cm" svg:y="11.972cm" svg:viewBox="0 0 30 375" draw:points="0,375 30,375 30,0 0,0">
          <text:p/>
        </draw:polygon>
        <draw:polygon draw:style-name="gr38" draw:text-style-name="P10" draw:layer="layout" svg:width="0.029cm" svg:height="0.374cm" svg:x="31.577cm" svg:y="11.972cm" svg:viewBox="0 0 30 375" draw:points="0,375 30,375 30,0 0,0">
          <text:p/>
        </draw:polygon>
        <draw:polygon draw:style-name="gr36" draw:text-style-name="P8" draw:layer="layout" svg:width="0.029cm" svg:height="0.374cm" svg:x="31.606cm" svg:y="11.972cm" svg:viewBox="0 0 30 375" draw:points="0,375 30,375 30,0 0,0">
          <text:p/>
        </draw:polygon>
        <draw:polygon draw:style-name="gr36" draw:text-style-name="P8" draw:layer="layout" svg:width="0.029cm" svg:height="0.374cm" svg:x="31.635cm" svg:y="11.972cm" svg:viewBox="0 0 30 375" draw:points="0,375 30,375 30,0 0,0">
          <text:p/>
        </draw:polygon>
        <draw:polygon draw:style-name="gr36" draw:text-style-name="P8" draw:layer="layout" svg:width="0.029cm" svg:height="0.374cm" svg:x="31.666cm" svg:y="11.972cm" svg:viewBox="0 0 30 375" draw:points="0,375 30,375 30,0 0,0">
          <text:p/>
        </draw:polygon>
        <draw:polygon draw:style-name="gr36" draw:text-style-name="P8" draw:layer="layout" svg:width="0.029cm" svg:height="0.374cm" svg:x="31.695cm" svg:y="11.972cm" svg:viewBox="0 0 30 375" draw:points="0,375 30,375 30,0 0,0">
          <text:p/>
        </draw:polygon>
        <draw:polygon draw:style-name="gr38" draw:text-style-name="P10" draw:layer="layout" svg:width="0.029cm" svg:height="0.374cm" svg:x="31.724cm" svg:y="11.972cm" svg:viewBox="0 0 30 375" draw:points="0,375 30,375 30,0 0,0">
          <text:p/>
        </draw:polygon>
        <draw:polygon draw:style-name="gr36" draw:text-style-name="P8" draw:layer="layout" svg:width="0.029cm" svg:height="0.374cm" svg:x="31.753cm" svg:y="11.972cm" svg:viewBox="0 0 30 375" draw:points="0,375 30,375 30,0 0,0">
          <text:p/>
        </draw:polygon>
        <draw:polygon draw:style-name="gr35" draw:text-style-name="P7" draw:layer="layout" svg:width="0.029cm" svg:height="0.374cm" svg:x="31.783cm" svg:y="11.972cm" svg:viewBox="0 0 30 375" draw:points="0,375 30,375 30,0 0,0">
          <text:p/>
        </draw:polygon>
        <draw:polygon draw:style-name="gr35" draw:text-style-name="P7" draw:layer="layout" svg:width="0.029cm" svg:height="0.374cm" svg:x="31.813cm" svg:y="11.972cm" svg:viewBox="0 0 30 375" draw:points="0,375 30,375 30,0 0,0">
          <text:p/>
        </draw:polygon>
        <draw:polygon draw:style-name="gr35" draw:text-style-name="P7" draw:layer="layout" svg:width="0.029cm" svg:height="0.374cm" svg:x="31.842cm" svg:y="11.972cm" svg:viewBox="0 0 30 375" draw:points="0,375 30,375 30,0 0,0">
          <text:p/>
        </draw:polygon>
        <draw:polygon draw:style-name="gr38" draw:text-style-name="P10" draw:layer="layout" svg:width="0.03cm" svg:height="0.374cm" svg:x="31.871cm" svg:y="11.972cm" svg:viewBox="0 0 31 375" draw:points="0,375 31,375 31,0 0,0">
          <text:p/>
        </draw:polygon>
        <draw:polygon draw:style-name="gr37" draw:text-style-name="P9" draw:layer="layout" svg:width="0.029cm" svg:height="0.374cm" svg:x="31.901cm" svg:y="11.972cm" svg:viewBox="0 0 30 375" draw:points="0,375 30,375 30,0 0,0">
          <text:p/>
        </draw:polygon>
        <draw:polygon draw:style-name="gr36" draw:text-style-name="P8" draw:layer="layout" svg:width="0.029cm" svg:height="0.374cm" svg:x="31.93cm" svg:y="11.972cm" svg:viewBox="0 0 30 375" draw:points="0,375 30,375 30,0 0,0">
          <text:p/>
        </draw:polygon>
        <draw:polygon draw:style-name="gr35" draw:text-style-name="P7" draw:layer="layout" svg:width="0.03cm" svg:height="0.374cm" svg:x="31.959cm" svg:y="11.972cm" svg:viewBox="0 0 31 375" draw:points="0,375 31,375 31,0 0,0">
          <text:p/>
        </draw:polygon>
        <draw:polygon draw:style-name="gr38" draw:text-style-name="P10" draw:layer="layout" svg:width="0.029cm" svg:height="0.374cm" svg:x="31.99cm" svg:y="11.972cm" svg:viewBox="0 0 30 375" draw:points="0,375 30,375 30,0 0,0">
          <text:p/>
        </draw:polygon>
        <draw:polygon draw:style-name="gr36" draw:text-style-name="P8" draw:layer="layout" svg:width="0.029cm" svg:height="0.374cm" svg:x="32.019cm" svg:y="11.972cm" svg:viewBox="0 0 30 375" draw:points="0,375 30,375 30,0 0,0">
          <text:p/>
        </draw:polygon>
        <draw:polygon draw:style-name="gr37" draw:text-style-name="P9" draw:layer="layout" svg:width="0.029cm" svg:height="0.374cm" svg:x="32.048cm" svg:y="11.972cm" svg:viewBox="0 0 30 375" draw:points="0,375 30,375 30,0 0,0">
          <text:p/>
        </draw:polygon>
        <draw:polygon draw:style-name="gr37" draw:text-style-name="P9" draw:layer="layout" svg:width="0.029cm" svg:height="0.374cm" svg:x="32.078cm" svg:y="11.972cm" svg:viewBox="0 0 30 375" draw:points="0,375 30,375 30,0 0,0">
          <text:p/>
        </draw:polygon>
        <draw:polygon draw:style-name="gr38" draw:text-style-name="P10" draw:layer="layout" svg:width="0.029cm" svg:height="0.374cm" svg:x="32.107cm" svg:y="11.972cm" svg:viewBox="0 0 30 375" draw:points="0,375 30,375 30,0 0,0">
          <text:p/>
        </draw:polygon>
        <draw:polygon draw:style-name="gr37" draw:text-style-name="P9" draw:layer="layout" svg:width="0.029cm" svg:height="0.374cm" svg:x="32.137cm" svg:y="11.972cm" svg:viewBox="0 0 30 375" draw:points="0,375 30,375 30,0 0,0">
          <text:p/>
        </draw:polygon>
        <draw:polygon draw:style-name="gr37" draw:text-style-name="P9" draw:layer="layout" svg:width="0.029cm" svg:height="0.374cm" svg:x="32.166cm" svg:y="11.972cm" svg:viewBox="0 0 30 375" draw:points="0,375 30,375 30,0 0,0">
          <text:p/>
        </draw:polygon>
        <draw:polygon draw:style-name="gr37" draw:text-style-name="P9" draw:layer="layout" svg:width="0.029cm" svg:height="0.374cm" svg:x="32.195cm" svg:y="11.972cm" svg:viewBox="0 0 30 375" draw:points="0,375 30,375 30,0 0,0">
          <text:p/>
        </draw:polygon>
        <draw:polygon draw:style-name="gr37" draw:text-style-name="P9" draw:layer="layout" svg:width="0.029cm" svg:height="0.374cm" svg:x="32.225cm" svg:y="11.972cm" svg:viewBox="0 0 30 375" draw:points="0,375 30,375 30,0 0,0">
          <text:p/>
        </draw:polygon>
        <draw:polygon draw:style-name="gr36" draw:text-style-name="P8" draw:layer="layout" svg:width="0.029cm" svg:height="0.374cm" svg:x="32.254cm" svg:y="11.972cm" svg:viewBox="0 0 30 375" draw:points="0,375 30,375 30,0 0,0">
          <text:p/>
        </draw:polygon>
        <draw:polygon draw:style-name="gr38" draw:text-style-name="P10" draw:layer="layout" svg:width="0.029cm" svg:height="0.374cm" svg:x="32.283cm" svg:y="11.972cm" svg:viewBox="0 0 30 375" draw:points="0,375 30,375 30,0 0,0">
          <text:p/>
        </draw:polygon>
        <draw:polygon draw:style-name="gr38" draw:text-style-name="P10" draw:layer="layout" svg:width="0.03cm" svg:height="0.374cm" svg:x="32.313cm" svg:y="11.972cm" svg:viewBox="0 0 31 375" draw:points="0,375 31,375 31,0 0,0">
          <text:p/>
        </draw:polygon>
        <draw:polygon draw:style-name="gr36" draw:text-style-name="P8" draw:layer="layout" svg:width="0.029cm" svg:height="0.374cm" svg:x="32.343cm" svg:y="11.972cm" svg:viewBox="0 0 30 375" draw:points="0,375 30,375 30,0 0,0">
          <text:p/>
        </draw:polygon>
        <draw:polygon draw:style-name="gr36" draw:text-style-name="P8" draw:layer="layout" svg:width="0.029cm" svg:height="0.374cm" svg:x="32.372cm" svg:y="11.972cm" svg:viewBox="0 0 30 375" draw:points="0,375 30,375 30,0 0,0">
          <text:p/>
        </draw:polygon>
        <draw:polygon draw:style-name="gr37" draw:text-style-name="P9" draw:layer="layout" svg:width="0.029cm" svg:height="0.374cm" svg:x="32.402cm" svg:y="11.972cm" svg:viewBox="0 0 30 375" draw:points="0,375 30,375 30,0 0,0">
          <text:p/>
        </draw:polygon>
        <draw:polygon draw:style-name="gr35" draw:text-style-name="P7" draw:layer="layout" svg:width="0.029cm" svg:height="0.374cm" svg:x="32.431cm" svg:y="11.972cm" svg:viewBox="0 0 30 375" draw:points="0,375 30,375 30,0 0,0">
          <text:p/>
        </draw:polygon>
        <draw:polygon draw:style-name="gr37" draw:text-style-name="P9" draw:layer="layout" svg:width="0.029cm" svg:height="0.374cm" svg:x="32.46cm" svg:y="11.972cm" svg:viewBox="0 0 30 375" draw:points="0,375 30,375 30,0 0,0">
          <text:p/>
        </draw:polygon>
        <draw:polygon draw:style-name="gr36" draw:text-style-name="P8" draw:layer="layout" svg:width="0.029cm" svg:height="0.374cm" svg:x="32.49cm" svg:y="11.972cm" svg:viewBox="0 0 30 375" draw:points="0,375 30,375 30,0 0,0">
          <text:p/>
        </draw:polygon>
        <draw:polygon draw:style-name="gr37" draw:text-style-name="P9" draw:layer="layout" svg:width="0.029cm" svg:height="0.374cm" svg:x="32.52cm" svg:y="11.972cm" svg:viewBox="0 0 30 375" draw:points="0,375 30,375 30,0 0,0">
          <text:p/>
        </draw:polygon>
        <draw:polygon draw:style-name="gr38" draw:text-style-name="P10" draw:layer="layout" svg:width="0.029cm" svg:height="0.374cm" svg:x="32.549cm" svg:y="11.972cm" svg:viewBox="0 0 30 375" draw:points="0,375 30,375 30,0 0,0">
          <text:p/>
        </draw:polygon>
        <draw:polygon draw:style-name="gr38" draw:text-style-name="P10" draw:layer="layout" svg:width="0.029cm" svg:height="0.374cm" svg:x="32.578cm" svg:y="11.972cm" svg:viewBox="0 0 30 375" draw:points="0,375 30,375 30,0 0,0">
          <text:p/>
        </draw:polygon>
        <draw:polygon draw:style-name="gr36" draw:text-style-name="P8" draw:layer="layout" svg:width="0.029cm" svg:height="0.374cm" svg:x="32.607cm" svg:y="11.972cm" svg:viewBox="0 0 30 375" draw:points="0,375 30,375 30,0 0,0">
          <text:p/>
        </draw:polygon>
        <draw:polygon draw:style-name="gr36" draw:text-style-name="P8" draw:layer="layout" svg:width="0.029cm" svg:height="0.374cm" svg:x="32.638cm" svg:y="11.972cm" svg:viewBox="0 0 30 375" draw:points="0,375 30,375 30,0 0,0">
          <text:p/>
        </draw:polygon>
        <draw:polygon draw:style-name="gr35" draw:text-style-name="P7" draw:layer="layout" svg:width="0.029cm" svg:height="0.374cm" svg:x="32.667cm" svg:y="11.972cm" svg:viewBox="0 0 30 375" draw:points="0,375 30,375 30,0 0,0">
          <text:p/>
        </draw:polygon>
        <draw:polygon draw:style-name="gr36" draw:text-style-name="P8" draw:layer="layout" svg:width="0.029cm" svg:height="0.374cm" svg:x="32.696cm" svg:y="11.972cm" svg:viewBox="0 0 30 375" draw:points="0,375 30,375 30,0 0,0">
          <text:p/>
        </draw:polygon>
        <draw:polygon draw:style-name="gr37" draw:text-style-name="P9" draw:layer="layout" svg:width="0.03cm" svg:height="0.374cm" svg:x="32.725cm" svg:y="11.972cm" svg:viewBox="0 0 31 375" draw:points="0,375 31,375 31,0 0,0">
          <text:p/>
        </draw:polygon>
        <draw:polygon draw:style-name="gr37" draw:text-style-name="P9" draw:layer="layout" svg:width="0.029cm" svg:height="0.374cm" svg:x="32.755cm" svg:y="11.972cm" svg:viewBox="0 0 30 375" draw:points="0,375 30,375 30,0 0,0">
          <text:p/>
        </draw:polygon>
        <draw:polygon draw:style-name="gr37" draw:text-style-name="P9" draw:layer="layout" svg:width="0.029cm" svg:height="0.374cm" svg:x="32.784cm" svg:y="11.972cm" svg:viewBox="0 0 30 375" draw:points="0,375 30,375 30,0 0,0">
          <text:p/>
        </draw:polygon>
        <draw:polygon draw:style-name="gr36" draw:text-style-name="P8" draw:layer="layout" svg:width="0.029cm" svg:height="0.374cm" svg:x="32.814cm" svg:y="11.972cm" svg:viewBox="0 0 30 375" draw:points="0,375 30,375 30,0 0,0">
          <text:p/>
        </draw:polygon>
        <draw:polygon draw:style-name="gr37" draw:text-style-name="P9" draw:layer="layout" svg:width="0.029cm" svg:height="0.374cm" svg:x="32.844cm" svg:y="11.972cm" svg:viewBox="0 0 30 375" draw:points="0,375 30,375 30,0 0,0">
          <text:p/>
        </draw:polygon>
        <draw:polygon draw:style-name="gr38" draw:text-style-name="P10" draw:layer="layout" svg:width="0.029cm" svg:height="0.374cm" svg:x="32.873cm" svg:y="11.972cm" svg:viewBox="0 0 30 375" draw:points="0,375 30,375 30,0 0,0">
          <text:p/>
        </draw:polygon>
        <draw:polygon draw:style-name="gr38" draw:text-style-name="P10" draw:layer="layout" svg:width="0.029cm" svg:height="0.374cm" svg:x="32.902cm" svg:y="11.972cm" svg:viewBox="0 0 30 375" draw:points="0,375 30,375 30,0 0,0">
          <text:p/>
        </draw:polygon>
        <draw:polygon draw:style-name="gr37" draw:text-style-name="P9" draw:layer="layout" svg:width="0.029cm" svg:height="0.374cm" svg:x="32.931cm" svg:y="11.972cm" svg:viewBox="0 0 30 375" draw:points="0,375 30,375 30,0 0,0">
          <text:p/>
        </draw:polygon>
        <draw:polygon draw:style-name="gr38" draw:text-style-name="P10" draw:layer="layout" svg:width="0.029cm" svg:height="0.374cm" svg:x="32.962cm" svg:y="11.972cm" svg:viewBox="0 0 30 375" draw:points="0,375 30,375 30,0 0,0">
          <text:p/>
        </draw:polygon>
        <draw:polygon draw:style-name="gr35" draw:text-style-name="P7" draw:layer="layout" svg:width="0.029cm" svg:height="0.374cm" svg:x="32.991cm" svg:y="11.972cm" svg:viewBox="0 0 30 375" draw:points="0,375 30,375 30,0 0,0">
          <text:p/>
        </draw:polygon>
        <draw:polygon draw:style-name="gr38" draw:text-style-name="P10" draw:layer="layout" svg:width="0.029cm" svg:height="0.374cm" svg:x="33.02cm" svg:y="11.972cm" svg:viewBox="0 0 30 375" draw:points="0,375 30,375 30,0 0,0">
          <text:p/>
        </draw:polygon>
        <draw:polygon draw:style-name="gr38" draw:text-style-name="P10" draw:layer="layout" svg:width="0.029cm" svg:height="0.374cm" svg:x="33.049cm" svg:y="11.972cm" svg:viewBox="0 0 30 375" draw:points="0,375 30,375 30,0 0,0">
          <text:p/>
        </draw:polygon>
        <draw:polygon draw:style-name="gr37" draw:text-style-name="P9" draw:layer="layout" svg:width="0.029cm" svg:height="0.374cm" svg:x="33.079cm" svg:y="11.972cm" svg:viewBox="0 0 30 375" draw:points="0,375 30,375 30,0 0,0">
          <text:p/>
        </draw:polygon>
        <draw:polygon draw:style-name="gr38" draw:text-style-name="P10" draw:layer="layout" svg:width="0.029cm" svg:height="0.374cm" svg:x="33.108cm" svg:y="11.972cm" svg:viewBox="0 0 30 375" draw:points="0,375 30,375 30,0 0,0">
          <text:p/>
        </draw:polygon>
        <draw:polygon draw:style-name="gr36" draw:text-style-name="P8" draw:layer="layout" svg:width="0.029cm" svg:height="0.374cm" svg:x="33.138cm" svg:y="11.972cm" svg:viewBox="0 0 30 375" draw:points="0,375 30,375 30,0 0,0">
          <text:p/>
        </draw:polygon>
        <draw:polygon draw:style-name="gr36" draw:text-style-name="P8" draw:layer="layout" svg:width="0.03cm" svg:height="0.374cm" svg:x="33.167cm" svg:y="11.972cm" svg:viewBox="0 0 31 375" draw:points="0,375 31,375 31,0 0,0">
          <text:p/>
        </draw:polygon>
        <draw:polygon draw:style-name="gr38" draw:text-style-name="P10" draw:layer="layout" svg:width="0.029cm" svg:height="0.374cm" svg:x="33.197cm" svg:y="11.972cm" svg:viewBox="0 0 30 375" draw:points="0,375 30,375 30,0 0,0">
          <text:p/>
        </draw:polygon>
        <draw:polygon draw:style-name="gr36" draw:text-style-name="P8" draw:layer="layout" svg:width="0.029cm" svg:height="0.374cm" svg:x="33.226cm" svg:y="11.972cm" svg:viewBox="0 0 30 375" draw:points="0,375 30,375 30,0 0,0">
          <text:p/>
        </draw:polygon>
        <draw:polygon draw:style-name="gr37" draw:text-style-name="P9" draw:layer="layout" svg:width="0.029cm" svg:height="0.374cm" svg:x="33.255cm" svg:y="11.972cm" svg:viewBox="0 0 30 375" draw:points="0,375 30,375 30,0 0,0">
          <text:p/>
        </draw:polygon>
        <draw:polygon draw:style-name="gr38" draw:text-style-name="P10" draw:layer="layout" svg:width="0.029cm" svg:height="0.374cm" svg:x="33.286cm" svg:y="11.972cm" svg:viewBox="0 0 30 375" draw:points="0,375 30,375 30,0 0,0">
          <text:p/>
        </draw:polygon>
        <draw:polygon draw:style-name="gr36" draw:text-style-name="P8" draw:layer="layout" svg:width="0.029cm" svg:height="0.374cm" svg:x="33.315cm" svg:y="11.972cm" svg:viewBox="0 0 30 375" draw:points="0,375 30,375 30,0 0,0">
          <text:p/>
        </draw:polygon>
        <draw:polygon draw:style-name="gr36" draw:text-style-name="P8" draw:layer="layout" svg:width="0.029cm" svg:height="0.374cm" svg:x="33.344cm" svg:y="11.972cm" svg:viewBox="0 0 30 375" draw:points="0,375 30,375 30,0 0,0">
          <text:p/>
        </draw:polygon>
        <draw:polygon draw:style-name="gr37" draw:text-style-name="P9" draw:layer="layout" svg:width="0.029cm" svg:height="0.374cm" svg:x="33.373cm" svg:y="11.972cm" svg:viewBox="0 0 30 375" draw:points="0,375 30,375 30,0 0,0">
          <text:p/>
        </draw:polygon>
        <draw:polygon draw:style-name="gr35" draw:text-style-name="P7" draw:layer="layout" svg:width="0.029cm" svg:height="0.374cm" svg:x="33.403cm" svg:y="11.972cm" svg:viewBox="0 0 30 375" draw:points="0,375 30,375 30,0 0,0">
          <text:p/>
        </draw:polygon>
        <draw:polygon draw:style-name="gr36" draw:text-style-name="P8" draw:layer="layout" svg:width="0.029cm" svg:height="0.374cm" svg:x="33.432cm" svg:y="11.972cm" svg:viewBox="0 0 30 375" draw:points="0,375 30,375 30,0 0,0">
          <text:p/>
        </draw:polygon>
        <draw:polygon draw:style-name="gr35" draw:text-style-name="P7" draw:layer="layout" svg:width="0.029cm" svg:height="0.374cm" svg:x="33.462cm" svg:y="11.972cm" svg:viewBox="0 0 30 375" draw:points="0,375 30,375 30,0 0,0">
          <text:p/>
        </draw:polygon>
        <draw:polygon draw:style-name="gr36" draw:text-style-name="P8" draw:layer="layout" svg:width="0.03cm" svg:height="0.374cm" svg:x="33.491cm" svg:y="11.972cm" svg:viewBox="0 0 31 375" draw:points="0,375 31,375 31,0 0,0">
          <text:p/>
        </draw:polygon>
        <draw:polygon draw:style-name="gr38" draw:text-style-name="P10" draw:layer="layout" svg:width="0.029cm" svg:height="0.374cm" svg:x="33.521cm" svg:y="11.972cm" svg:viewBox="0 0 30 375" draw:points="0,375 30,375 30,0 0,0">
          <text:p/>
        </draw:polygon>
        <draw:polygon draw:style-name="gr37" draw:text-style-name="P9" draw:layer="layout" svg:width="0.029cm" svg:height="0.374cm" svg:x="33.55cm" svg:y="11.972cm" svg:viewBox="0 0 30 375" draw:points="0,375 30,375 30,0 0,0">
          <text:p/>
        </draw:polygon>
        <draw:polygon draw:style-name="gr37" draw:text-style-name="P9" draw:layer="layout" svg:width="0.03cm" svg:height="0.374cm" svg:x="33.579cm" svg:y="11.972cm" svg:viewBox="0 0 31 375" draw:points="0,375 31,375 31,0 0,0">
          <text:p/>
        </draw:polygon>
        <draw:polygon draw:style-name="gr37" draw:text-style-name="P9" draw:layer="layout" svg:width="0.029cm" svg:height="0.374cm" svg:x="33.61cm" svg:y="11.972cm" svg:viewBox="0 0 30 375" draw:points="0,375 30,375 30,0 0,0">
          <text:p/>
        </draw:polygon>
        <draw:polygon draw:style-name="gr36" draw:text-style-name="P8" draw:layer="layout" svg:width="0.029cm" svg:height="0.374cm" svg:x="33.639cm" svg:y="11.972cm" svg:viewBox="0 0 30 375" draw:points="0,375 30,375 30,0 0,0">
          <text:p/>
        </draw:polygon>
        <draw:polygon draw:style-name="gr36" draw:text-style-name="P8" draw:layer="layout" svg:width="0.029cm" svg:height="0.374cm" svg:x="33.668cm" svg:y="11.972cm" svg:viewBox="0 0 30 375" draw:points="0,375 30,375 30,0 0,0">
          <text:p/>
        </draw:polygon>
        <draw:polygon draw:style-name="gr38" draw:text-style-name="P10" draw:layer="layout" svg:width="0.029cm" svg:height="0.374cm" svg:x="33.698cm" svg:y="11.972cm" svg:viewBox="0 0 30 375" draw:points="0,375 30,375 30,0 0,0">
          <text:p/>
        </draw:polygon>
        <draw:polygon draw:style-name="gr36" draw:text-style-name="P8" draw:layer="layout" svg:width="0.029cm" svg:height="0.374cm" svg:x="33.727cm" svg:y="11.972cm" svg:viewBox="0 0 30 375" draw:points="0,375 30,375 30,0 0,0">
          <text:p/>
        </draw:polygon>
        <draw:polygon draw:style-name="gr37" draw:text-style-name="P9" draw:layer="layout" svg:width="0.029cm" svg:height="0.374cm" svg:x="33.756cm" svg:y="11.972cm" svg:viewBox="0 0 30 375" draw:points="0,375 30,375 30,0 0,0">
          <text:p/>
        </draw:polygon>
        <draw:polygon draw:style-name="gr38" draw:text-style-name="P10" draw:layer="layout" svg:width="0.029cm" svg:height="0.374cm" svg:x="33.786cm" svg:y="11.972cm" svg:viewBox="0 0 30 375" draw:points="0,375 30,375 30,0 0,0">
          <text:p/>
        </draw:polygon>
        <draw:polygon draw:style-name="gr36" draw:text-style-name="P8" draw:layer="layout" svg:width="0.029cm" svg:height="0.374cm" svg:x="33.815cm" svg:y="11.972cm" svg:viewBox="0 0 30 375" draw:points="0,375 30,375 30,0 0,0">
          <text:p/>
        </draw:polygon>
        <draw:polygon draw:style-name="gr35" draw:text-style-name="P7" draw:layer="layout" svg:width="0.029cm" svg:height="0.374cm" svg:x="33.845cm" svg:y="11.972cm" svg:viewBox="0 0 30 375" draw:points="0,375 30,375 30,0 0,0">
          <text:p/>
        </draw:polygon>
        <draw:polygon draw:style-name="gr36" draw:text-style-name="P8" draw:layer="layout" svg:width="0.029cm" svg:height="0.374cm" svg:x="33.874cm" svg:y="11.972cm" svg:viewBox="0 0 30 375" draw:points="0,375 30,375 30,0 0,0">
          <text:p/>
        </draw:polygon>
        <draw:polygon draw:style-name="gr36" draw:text-style-name="P8" draw:layer="layout" svg:width="0.029cm" svg:height="0.374cm" svg:x="33.903cm" svg:y="11.972cm" svg:viewBox="0 0 30 375" draw:points="0,375 30,375 30,0 0,0">
          <text:p/>
        </draw:polygon>
        <draw:polygon draw:style-name="gr36" draw:text-style-name="P8" draw:layer="layout" svg:width="0.03cm" svg:height="0.374cm" svg:x="33.932cm" svg:y="11.972cm" svg:viewBox="0 0 31 375" draw:points="0,375 31,375 31,0 0,0">
          <text:p/>
        </draw:polygon>
        <draw:polygon draw:style-name="gr37" draw:text-style-name="P9" draw:layer="layout" svg:width="0.029cm" svg:height="0.374cm" svg:x="33.963cm" svg:y="11.972cm" svg:viewBox="0 0 30 375" draw:points="0,375 30,375 30,0 0,0">
          <text:p/>
        </draw:polygon>
        <draw:polygon draw:style-name="gr36" draw:text-style-name="P8" draw:layer="layout" svg:width="0.029cm" svg:height="0.374cm" svg:x="33.992cm" svg:y="11.972cm" svg:viewBox="0 0 30 375" draw:points="0,375 30,375 30,0 0,0">
          <text:p/>
        </draw:polygon>
        <draw:polygon draw:style-name="gr36" draw:text-style-name="P8" draw:layer="layout" svg:width="0.032cm" svg:height="0.374cm" svg:x="34.021cm" svg:y="11.972cm" svg:viewBox="0 0 33 375" draw:points="0,375 33,375 33,0 0,0">
          <text:p/>
        </draw:polygon>
        <draw:polygon draw:style-name="gr38" draw:text-style-name="P10" draw:layer="layout" svg:width="0.029cm" svg:height="0.374cm" svg:x="34.051cm" svg:y="11.972cm" svg:viewBox="0 0 30 375" draw:points="0,375 30,375 30,0 0,0">
          <text:p/>
        </draw:polygon>
        <draw:polygon draw:style-name="gr36" draw:text-style-name="P8" draw:layer="layout" svg:width="0.029cm" svg:height="0.374cm" svg:x="34.08cm" svg:y="11.972cm" svg:viewBox="0 0 30 375" draw:points="0,375 30,375 30,0 0,0">
          <text:p/>
        </draw:polygon>
        <draw:polygon draw:style-name="gr37" draw:text-style-name="P9" draw:layer="layout" svg:width="0.029cm" svg:height="0.374cm" svg:x="34.11cm" svg:y="11.972cm" svg:viewBox="0 0 30 375" draw:points="0,375 30,375 30,0 0,0">
          <text:p/>
        </draw:polygon>
        <draw:polygon draw:style-name="gr35" draw:text-style-name="P7" draw:layer="layout" svg:width="0.029cm" svg:height="0.374cm" svg:x="34.14cm" svg:y="11.972cm" svg:viewBox="0 0 30 375" draw:points="0,375 30,375 30,0 0,0">
          <text:p/>
        </draw:polygon>
        <draw:polygon draw:style-name="gr36" draw:text-style-name="P8" draw:layer="layout" svg:width="0.029cm" svg:height="0.374cm" svg:x="34.169cm" svg:y="11.972cm" svg:viewBox="0 0 30 375" draw:points="0,375 30,375 30,0 0,0">
          <text:p/>
        </draw:polygon>
        <draw:polygon draw:style-name="gr36" draw:text-style-name="P8" draw:layer="layout" svg:width="0.029cm" svg:height="0.374cm" svg:x="34.198cm" svg:y="11.972cm" svg:viewBox="0 0 30 375" draw:points="0,375 30,375 30,0 0,0">
          <text:p/>
        </draw:polygon>
        <draw:polygon draw:style-name="gr38" draw:text-style-name="P10" draw:layer="layout" svg:width="0.029cm" svg:height="0.374cm" svg:x="34.256cm" svg:y="11.972cm" svg:viewBox="0 0 30 375" draw:points="0,375 30,375 30,0 0,0">
          <text:p/>
        </draw:polygon>
        <draw:polygon draw:style-name="gr37" draw:text-style-name="P9" draw:layer="layout" svg:width="0.029cm" svg:height="0.374cm" svg:x="34.287cm" svg:y="11.972cm" svg:viewBox="0 0 30 375" draw:points="0,375 30,375 30,0 0,0">
          <text:p/>
        </draw:polygon>
        <draw:polygon draw:style-name="gr36" draw:text-style-name="P8" draw:layer="layout" svg:width="0.029cm" svg:height="0.374cm" svg:x="34.316cm" svg:y="11.972cm" svg:viewBox="0 0 30 375" draw:points="0,375 30,375 30,0 0,0">
          <text:p/>
        </draw:polygon>
        <draw:polygon draw:style-name="gr36" draw:text-style-name="P8" draw:layer="layout" svg:width="0.03cm" svg:height="0.374cm" svg:x="34.345cm" svg:y="11.972cm" svg:viewBox="0 0 31 375" draw:points="0,375 31,375 31,0 0,0">
          <text:p/>
        </draw:polygon>
        <draw:polygon draw:style-name="gr37" draw:text-style-name="P9" draw:layer="layout" svg:width="0.029cm" svg:height="0.374cm" svg:x="34.375cm" svg:y="11.972cm" svg:viewBox="0 0 30 375" draw:points="0,375 30,375 30,0 0,0">
          <text:p/>
        </draw:polygon>
        <draw:polygon draw:style-name="gr38" draw:text-style-name="P10" draw:layer="layout" svg:width="0.029cm" svg:height="0.374cm" svg:x="34.404cm" svg:y="11.972cm" svg:viewBox="0 0 30 375" draw:points="0,375 30,375 30,0 0,0">
          <text:p/>
        </draw:polygon>
        <draw:polygon draw:style-name="gr37" draw:text-style-name="P9" draw:layer="layout" svg:width="0.029cm" svg:height="0.374cm" svg:x="34.433cm" svg:y="11.972cm" svg:viewBox="0 0 30 375" draw:points="0,375 30,375 30,0 0,0">
          <text:p/>
        </draw:polygon>
        <draw:polygon draw:style-name="gr35" draw:text-style-name="P7" draw:layer="layout" svg:width="0.029cm" svg:height="0.374cm" svg:x="34.464cm" svg:y="11.972cm" svg:viewBox="0 0 30 375" draw:points="0,375 30,375 30,0 0,0">
          <text:p/>
        </draw:polygon>
        <draw:polygon draw:style-name="gr37" draw:text-style-name="P9" draw:layer="layout" svg:width="0.029cm" svg:height="0.374cm" svg:x="34.493cm" svg:y="11.972cm" svg:viewBox="0 0 30 375" draw:points="0,375 30,375 30,0 0,0">
          <text:p/>
        </draw:polygon>
        <draw:polygon draw:style-name="gr35" draw:text-style-name="P7" draw:layer="layout" svg:width="0.029cm" svg:height="0.374cm" svg:x="34.522cm" svg:y="11.972cm" svg:viewBox="0 0 30 375" draw:points="0,375 30,375 30,0 0,0">
          <text:p/>
        </draw:polygon>
        <draw:polygon draw:style-name="gr37" draw:text-style-name="P9" draw:layer="layout" svg:width="0.029cm" svg:height="0.374cm" svg:x="34.551cm" svg:y="11.972cm" svg:viewBox="0 0 30 375" draw:points="0,375 30,375 30,0 0,0">
          <text:p/>
        </draw:polygon>
        <draw:polygon draw:style-name="gr36" draw:text-style-name="P8" draw:layer="layout" svg:width="0.029cm" svg:height="0.374cm" svg:x="34.581cm" svg:y="11.972cm" svg:viewBox="0 0 30 375" draw:points="0,375 30,375 30,0 0,0">
          <text:p/>
        </draw:polygon>
        <draw:polygon draw:style-name="gr37" draw:text-style-name="P9" draw:layer="layout" svg:width="0.029cm" svg:height="0.374cm" svg:x="34.611cm" svg:y="11.972cm" svg:viewBox="0 0 30 375" draw:points="0,375 30,375 30,0 0,0">
          <text:p/>
        </draw:polygon>
        <draw:polygon draw:style-name="gr37" draw:text-style-name="P9" draw:layer="layout" svg:width="0.029cm" svg:height="0.374cm" svg:x="34.64cm" svg:y="11.972cm" svg:viewBox="0 0 30 375" draw:points="0,375 30,375 30,0 0,0">
          <text:p/>
        </draw:polygon>
        <draw:polygon draw:style-name="gr36" draw:text-style-name="P8" draw:layer="layout" svg:width="0.029cm" svg:height="0.374cm" svg:x="34.669cm" svg:y="11.972cm" svg:viewBox="0 0 30 375" draw:points="0,375 30,375 30,0 0,0">
          <text:p/>
        </draw:polygon>
        <draw:polygon draw:style-name="gr37" draw:text-style-name="P9" draw:layer="layout" svg:width="0.029cm" svg:height="0.374cm" svg:x="34.699cm" svg:y="11.972cm" svg:viewBox="0 0 30 375" draw:points="0,375 30,375 30,0 0,0">
          <text:p/>
        </draw:polygon>
        <draw:polygon draw:style-name="gr37" draw:text-style-name="P9" draw:layer="layout" svg:width="0.029cm" svg:height="0.374cm" svg:x="34.728cm" svg:y="11.972cm" svg:viewBox="0 0 30 375" draw:points="0,375 30,375 30,0 0,0">
          <text:p/>
        </draw:polygon>
        <draw:polygon draw:style-name="gr38" draw:text-style-name="P10" draw:layer="layout" svg:width="0.029cm" svg:height="0.374cm" svg:x="34.757cm" svg:y="11.972cm" svg:viewBox="0 0 30 375" draw:points="0,375 30,375 30,0 0,0">
          <text:p/>
        </draw:polygon>
        <draw:polygon draw:style-name="gr36" draw:text-style-name="P8" draw:layer="layout" svg:width="0.03cm" svg:height="0.374cm" svg:x="34.787cm" svg:y="11.972cm" svg:viewBox="0 0 31 375" draw:points="0,375 31,375 31,0 0,0">
          <text:p/>
        </draw:polygon>
        <draw:polygon draw:style-name="gr35" draw:text-style-name="P7" draw:layer="layout" svg:width="0.029cm" svg:height="0.374cm" svg:x="34.817cm" svg:y="11.972cm" svg:viewBox="0 0 30 375" draw:points="0,375 30,375 30,0 0,0">
          <text:p/>
        </draw:polygon>
        <draw:polygon draw:style-name="gr35" draw:text-style-name="P7" draw:layer="layout" svg:width="0.029cm" svg:height="0.374cm" svg:x="34.846cm" svg:y="11.972cm" svg:viewBox="0 0 30 375" draw:points="0,375 30,375 30,0 0,0">
          <text:p/>
        </draw:polygon>
        <draw:polygon draw:style-name="gr35" draw:text-style-name="P7" draw:layer="layout" svg:width="0.029cm" svg:height="0.374cm" svg:x="34.875cm" svg:y="11.972cm" svg:viewBox="0 0 30 375" draw:points="0,375 30,375 30,0 0,0">
          <text:p/>
        </draw:polygon>
        <draw:polygon draw:style-name="gr37" draw:text-style-name="P9" draw:layer="layout" svg:width="0.029cm" svg:height="0.374cm" svg:x="34.964cm" svg:y="11.972cm" svg:viewBox="0 0 30 375" draw:points="0,375 30,375 30,0 0,0">
          <text:p/>
        </draw:polygon>
        <draw:polygon draw:style-name="gr36" draw:text-style-name="P8" draw:layer="layout" svg:width="0.029cm" svg:height="0.374cm" svg:x="34.993cm" svg:y="11.972cm" svg:viewBox="0 0 30 375" draw:points="0,375 30,375 30,0 0,0">
          <text:p/>
        </draw:polygon>
        <draw:polygon draw:style-name="gr35" draw:text-style-name="P7" draw:layer="layout" svg:width="0.029cm" svg:height="0.374cm" svg:x="35.023cm" svg:y="11.972cm" svg:viewBox="0 0 30 375" draw:points="0,375 30,375 30,0 0,0">
          <text:p/>
        </draw:polygon>
        <draw:polygon draw:style-name="gr36" draw:text-style-name="P8" draw:layer="layout" svg:width="0.029cm" svg:height="0.374cm" svg:x="35.052cm" svg:y="11.972cm" svg:viewBox="0 0 30 375" draw:points="0,375 30,375 30,0 0,0">
          <text:p/>
        </draw:polygon>
        <draw:polygon draw:style-name="gr38" draw:text-style-name="P10" draw:layer="layout" svg:width="0.029cm" svg:height="0.374cm" svg:x="35.081cm" svg:y="11.972cm" svg:viewBox="0 0 30 375" draw:points="0,375 30,375 30,0 0,0">
          <text:p/>
        </draw:polygon>
        <draw:polygon draw:style-name="gr38" draw:text-style-name="P10" draw:layer="layout" svg:width="0.029cm" svg:height="0.374cm" svg:x="35.111cm" svg:y="11.972cm" svg:viewBox="0 0 30 375" draw:points="0,375 30,375 30,0 0,0">
          <text:p/>
        </draw:polygon>
        <draw:polygon draw:style-name="gr38" draw:text-style-name="P10" draw:layer="layout" svg:width="0.029cm" svg:height="0.374cm" svg:x="35.141cm" svg:y="11.972cm" svg:viewBox="0 0 30 375" draw:points="0,375 30,375 30,0 0,0">
          <text:p/>
        </draw:polygon>
        <draw:polygon draw:style-name="gr37" draw:text-style-name="P9" draw:layer="layout" svg:width="0.029cm" svg:height="0.374cm" svg:x="35.17cm" svg:y="11.972cm" svg:viewBox="0 0 30 375" draw:points="0,375 30,375 30,0 0,0">
          <text:p/>
        </draw:polygon>
        <draw:polygon draw:style-name="gr35" draw:text-style-name="P7" draw:layer="layout" svg:width="0.03cm" svg:height="0.374cm" svg:x="34.741cm" svg:y="11.972cm" svg:viewBox="0 0 31 375" draw:points="0,375 31,375 31,0 0,0">
          <text:p/>
        </draw:polygon>
        <draw:polygon draw:style-name="gr35" draw:text-style-name="P7" draw:layer="layout" svg:width="0.028cm" svg:height="0.374cm" svg:x="34.771cm" svg:y="11.972cm" svg:viewBox="0 0 29 375" draw:points="0,375 29,375 29,0 0,0">
          <text:p/>
        </draw:polygon>
        <draw:polygon draw:style-name="gr37" draw:text-style-name="P9" draw:layer="layout" svg:width="0.029cm" svg:height="0.374cm" svg:x="19.561cm" svg:y="11.224cm" svg:viewBox="0 0 30 375" draw:points="0,375 30,375 30,0 0,0">
          <text:p/>
        </draw:polygon>
        <draw:polygon draw:style-name="gr37" draw:text-style-name="P9" draw:layer="layout" svg:width="0.029cm" svg:height="0.374cm" svg:x="19.59cm" svg:y="11.224cm" svg:viewBox="0 0 30 375" draw:points="0,375 30,375 30,0 0,0">
          <text:p/>
        </draw:polygon>
        <draw:polygon draw:style-name="gr38" draw:text-style-name="P10" draw:layer="layout" svg:width="0.029cm" svg:height="0.374cm" svg:x="19.619cm" svg:y="11.224cm" svg:viewBox="0 0 30 375" draw:points="0,375 30,375 30,0 0,0">
          <text:p/>
        </draw:polygon>
        <draw:polygon draw:style-name="gr36" draw:text-style-name="P8" draw:layer="layout" svg:width="0.029cm" svg:height="0.374cm" svg:x="19.649cm" svg:y="11.224cm" svg:viewBox="0 0 30 375" draw:points="0,375 30,375 30,0 0,0">
          <text:p/>
        </draw:polygon>
        <draw:polygon draw:style-name="gr37" draw:text-style-name="P9" draw:layer="layout" svg:width="0.029cm" svg:height="0.374cm" svg:x="19.679cm" svg:y="11.224cm" svg:viewBox="0 0 30 375" draw:points="0,375 30,375 30,0 0,0">
          <text:p/>
        </draw:polygon>
        <draw:polygon draw:style-name="gr37" draw:text-style-name="P9" draw:layer="layout" svg:width="0.03cm" svg:height="0.374cm" svg:x="19.708cm" svg:y="11.224cm" svg:viewBox="0 0 31 375" draw:points="0,375 31,375 31,0 0,0">
          <text:p/>
        </draw:polygon>
        <draw:polygon draw:style-name="gr36" draw:text-style-name="P8" draw:layer="layout" svg:width="0.029cm" svg:height="0.374cm" svg:x="19.738cm" svg:y="11.224cm" svg:viewBox="0 0 30 375" draw:points="0,375 30,375 30,0 0,0">
          <text:p/>
        </draw:polygon>
        <draw:polygon draw:style-name="gr36" draw:text-style-name="P8" draw:layer="layout" svg:width="0.029cm" svg:height="0.374cm" svg:x="19.767cm" svg:y="11.224cm" svg:viewBox="0 0 30 375" draw:points="0,375 30,375 30,0 0,0">
          <text:p/>
        </draw:polygon>
        <draw:polygon draw:style-name="gr36" draw:text-style-name="P8" draw:layer="layout" svg:width="0.029cm" svg:height="0.374cm" svg:x="19.796cm" svg:y="11.224cm" svg:viewBox="0 0 30 375" draw:points="0,375 30,375 30,0 0,0">
          <text:p/>
        </draw:polygon>
        <draw:polygon draw:style-name="gr38" draw:text-style-name="P10" draw:layer="layout" svg:width="0.029cm" svg:height="0.374cm" svg:x="19.825cm" svg:y="11.224cm" svg:viewBox="0 0 30 375" draw:points="0,375 30,375 30,0 0,0">
          <text:p/>
        </draw:polygon>
        <draw:polygon draw:style-name="gr37" draw:text-style-name="P9" draw:layer="layout" svg:width="0.029cm" svg:height="0.374cm" svg:x="19.856cm" svg:y="11.224cm" svg:viewBox="0 0 30 375" draw:points="0,375 30,375 30,0 0,0">
          <text:p/>
        </draw:polygon>
        <draw:polygon draw:style-name="gr36" draw:text-style-name="P8" draw:layer="layout" svg:width="0.029cm" svg:height="0.374cm" svg:x="19.885cm" svg:y="11.224cm" svg:viewBox="0 0 30 375" draw:points="0,375 30,375 30,0 0,0">
          <text:p/>
        </draw:polygon>
        <draw:polygon draw:style-name="gr35" draw:text-style-name="P7" draw:layer="layout" svg:width="0.029cm" svg:height="0.374cm" svg:x="19.914cm" svg:y="11.224cm" svg:viewBox="0 0 30 375" draw:points="0,375 30,375 30,0 0,0">
          <text:p/>
        </draw:polygon>
        <draw:polygon draw:style-name="gr36" draw:text-style-name="P8" draw:layer="layout" svg:width="0.029cm" svg:height="0.374cm" svg:x="19.943cm" svg:y="11.224cm" svg:viewBox="0 0 30 375" draw:points="0,375 30,375 30,0 0,0">
          <text:p/>
        </draw:polygon>
        <draw:polygon draw:style-name="gr36" draw:text-style-name="P8" draw:layer="layout" svg:width="0.029cm" svg:height="0.374cm" svg:x="19.973cm" svg:y="11.224cm" svg:viewBox="0 0 30 375" draw:points="0,375 30,375 30,0 0,0">
          <text:p/>
        </draw:polygon>
        <draw:polygon draw:style-name="gr37" draw:text-style-name="P9" draw:layer="layout" svg:width="0.029cm" svg:height="0.374cm" svg:x="20.003cm" svg:y="11.224cm" svg:viewBox="0 0 30 375" draw:points="0,375 30,375 30,0 0,0">
          <text:p/>
        </draw:polygon>
        <draw:polygon draw:style-name="gr37" draw:text-style-name="P9" draw:layer="layout" svg:width="0.029cm" svg:height="0.374cm" svg:x="20.032cm" svg:y="11.224cm" svg:viewBox="0 0 30 375" draw:points="0,375 30,375 30,0 0,0">
          <text:p/>
        </draw:polygon>
        <draw:polygon draw:style-name="gr36" draw:text-style-name="P8" draw:layer="layout" svg:width="0.03cm" svg:height="0.374cm" svg:x="20.061cm" svg:y="11.224cm" svg:viewBox="0 0 31 375" draw:points="0,375 31,375 31,0 0,0">
          <text:p/>
        </draw:polygon>
        <draw:polygon draw:style-name="gr37" draw:text-style-name="P9" draw:layer="layout" svg:width="0.029cm" svg:height="0.374cm" svg:x="20.091cm" svg:y="11.224cm" svg:viewBox="0 0 30 375" draw:points="0,375 30,375 30,0 0,0">
          <text:p/>
        </draw:polygon>
        <draw:polygon draw:style-name="gr37" draw:text-style-name="P9" draw:layer="layout" svg:width="0.029cm" svg:height="0.374cm" svg:x="20.12cm" svg:y="11.224cm" svg:viewBox="0 0 30 375" draw:points="0,375 30,375 30,0 0,0">
          <text:p/>
        </draw:polygon>
        <draw:polygon draw:style-name="gr35" draw:text-style-name="P7" draw:layer="layout" svg:width="0.03cm" svg:height="0.374cm" svg:x="20.149cm" svg:y="11.224cm" svg:viewBox="0 0 31 375" draw:points="0,375 31,375 31,0 0,0">
          <text:p/>
        </draw:polygon>
        <draw:polygon draw:style-name="gr37" draw:text-style-name="P9" draw:layer="layout" svg:width="0.029cm" svg:height="0.374cm" svg:x="20.18cm" svg:y="11.224cm" svg:viewBox="0 0 30 375" draw:points="0,375 30,375 30,0 0,0">
          <text:p/>
        </draw:polygon>
        <draw:polygon draw:style-name="gr35" draw:text-style-name="P7" draw:layer="layout" svg:width="0.029cm" svg:height="0.374cm" svg:x="20.209cm" svg:y="11.224cm" svg:viewBox="0 0 30 375" draw:points="0,375 30,375 30,0 0,0">
          <text:p/>
        </draw:polygon>
        <draw:polygon draw:style-name="gr36" draw:text-style-name="P8" draw:layer="layout" svg:width="0.029cm" svg:height="0.374cm" svg:x="20.238cm" svg:y="11.224cm" svg:viewBox="0 0 30 375" draw:points="0,375 30,375 30,0 0,0">
          <text:p/>
        </draw:polygon>
        <draw:polygon draw:style-name="gr37" draw:text-style-name="P9" draw:layer="layout" svg:width="0.029cm" svg:height="0.374cm" svg:x="20.267cm" svg:y="11.224cm" svg:viewBox="0 0 30 375" draw:points="0,375 30,375 30,0 0,0">
          <text:p/>
        </draw:polygon>
        <draw:polygon draw:style-name="gr36" draw:text-style-name="P8" draw:layer="layout" svg:width="0.029cm" svg:height="0.374cm" svg:x="20.297cm" svg:y="11.224cm" svg:viewBox="0 0 30 375" draw:points="0,375 30,375 30,0 0,0">
          <text:p/>
        </draw:polygon>
        <draw:polygon draw:style-name="gr36" draw:text-style-name="P8" draw:layer="layout" svg:width="0.029cm" svg:height="0.374cm" svg:x="20.326cm" svg:y="11.224cm" svg:viewBox="0 0 30 375" draw:points="0,375 30,375 30,0 0,0">
          <text:p/>
        </draw:polygon>
        <draw:polygon draw:style-name="gr37" draw:text-style-name="P9" draw:layer="layout" svg:width="0.029cm" svg:height="0.374cm" svg:x="20.356cm" svg:y="11.224cm" svg:viewBox="0 0 30 375" draw:points="0,375 30,375 30,0 0,0">
          <text:p/>
        </draw:polygon>
        <draw:polygon draw:style-name="gr38" draw:text-style-name="P10" draw:layer="layout" svg:width="0.029cm" svg:height="0.374cm" svg:x="20.385cm" svg:y="11.224cm" svg:viewBox="0 0 30 375" draw:points="0,375 30,375 30,0 0,0">
          <text:p/>
        </draw:polygon>
        <draw:polygon draw:style-name="gr37" draw:text-style-name="P9" draw:layer="layout" svg:width="0.029cm" svg:height="0.374cm" svg:x="20.415cm" svg:y="11.224cm" svg:viewBox="0 0 30 375" draw:points="0,375 30,375 30,0 0,0">
          <text:p/>
        </draw:polygon>
        <draw:polygon draw:style-name="gr36" draw:text-style-name="P8" draw:layer="layout" svg:width="0.029cm" svg:height="0.374cm" svg:x="20.444cm" svg:y="11.224cm" svg:viewBox="0 0 30 375" draw:points="0,375 30,375 30,0 0,0">
          <text:p/>
        </draw:polygon>
        <draw:polygon draw:style-name="gr38" draw:text-style-name="P10" draw:layer="layout" svg:width="0.029cm" svg:height="0.374cm" svg:x="20.473cm" svg:y="11.224cm" svg:viewBox="0 0 30 375" draw:points="0,375 30,375 30,0 0,0">
          <text:p/>
        </draw:polygon>
        <draw:polygon draw:style-name="gr37" draw:text-style-name="P9" draw:layer="layout" svg:width="0.03cm" svg:height="0.374cm" svg:x="20.502cm" svg:y="11.224cm" svg:viewBox="0 0 31 375" draw:points="0,375 31,375 31,0 0,0">
          <text:p/>
        </draw:polygon>
        <draw:polygon draw:style-name="gr36" draw:text-style-name="P8" draw:layer="layout" svg:width="0.029cm" svg:height="0.374cm" svg:x="20.533cm" svg:y="11.224cm" svg:viewBox="0 0 30 375" draw:points="0,375 30,375 30,0 0,0">
          <text:p/>
        </draw:polygon>
        <draw:polygon draw:style-name="gr37" draw:text-style-name="P9" draw:layer="layout" svg:width="0.029cm" svg:height="0.374cm" svg:x="20.562cm" svg:y="11.224cm" svg:viewBox="0 0 30 375" draw:points="0,375 30,375 30,0 0,0">
          <text:p/>
        </draw:polygon>
        <draw:polygon draw:style-name="gr37" draw:text-style-name="P9" draw:layer="layout" svg:width="0.029cm" svg:height="0.374cm" svg:x="20.592cm" svg:y="11.224cm" svg:viewBox="0 0 30 375" draw:points="0,375 30,375 30,0 0,0">
          <text:p/>
        </draw:polygon>
        <draw:polygon draw:style-name="gr37" draw:text-style-name="P9" draw:layer="layout" svg:width="0.029cm" svg:height="0.374cm" svg:x="20.621cm" svg:y="11.224cm" svg:viewBox="0 0 30 375" draw:points="0,375 30,375 30,0 0,0">
          <text:p/>
        </draw:polygon>
        <draw:polygon draw:style-name="gr36" draw:text-style-name="P8" draw:layer="layout" svg:width="0.029cm" svg:height="0.374cm" svg:x="20.65cm" svg:y="11.224cm" svg:viewBox="0 0 30 375" draw:points="0,375 30,375 30,0 0,0">
          <text:p/>
        </draw:polygon>
        <draw:polygon draw:style-name="gr38" draw:text-style-name="P10" draw:layer="layout" svg:width="0.029cm" svg:height="0.374cm" svg:x="20.68cm" svg:y="11.224cm" svg:viewBox="0 0 30 375" draw:points="0,375 30,375 30,0 0,0">
          <text:p/>
        </draw:polygon>
        <draw:polygon draw:style-name="gr36" draw:text-style-name="P8" draw:layer="layout" svg:width="0.029cm" svg:height="0.374cm" svg:x="20.71cm" svg:y="11.224cm" svg:viewBox="0 0 30 375" draw:points="0,375 30,375 30,0 0,0">
          <text:p/>
        </draw:polygon>
        <draw:polygon draw:style-name="gr36" draw:text-style-name="P8" draw:layer="layout" svg:width="0.029cm" svg:height="0.374cm" svg:x="20.739cm" svg:y="11.224cm" svg:viewBox="0 0 30 375" draw:points="0,375 30,375 30,0 0,0">
          <text:p/>
        </draw:polygon>
        <draw:polygon draw:style-name="gr36" draw:text-style-name="P8" draw:layer="layout" svg:width="0.029cm" svg:height="0.374cm" svg:x="20.768cm" svg:y="11.224cm" svg:viewBox="0 0 30 375" draw:points="0,375 30,375 30,0 0,0">
          <text:p/>
        </draw:polygon>
        <draw:polygon draw:style-name="gr37" draw:text-style-name="P9" draw:layer="layout" svg:width="0.03cm" svg:height="0.374cm" svg:x="20.826cm" svg:y="11.224cm" svg:viewBox="0 0 31 375" draw:points="0,375 31,375 31,0 0,0">
          <text:p/>
        </draw:polygon>
        <draw:polygon draw:style-name="gr37" draw:text-style-name="P9" draw:layer="layout" svg:width="0.029cm" svg:height="0.374cm" svg:x="20.857cm" svg:y="11.224cm" svg:viewBox="0 0 30 375" draw:points="0,375 30,375 30,0 0,0">
          <text:p/>
        </draw:polygon>
        <draw:polygon draw:style-name="gr36" draw:text-style-name="P8" draw:layer="layout" svg:width="0.029cm" svg:height="0.374cm" svg:x="20.886cm" svg:y="11.224cm" svg:viewBox="0 0 30 375" draw:points="0,375 30,375 30,0 0,0">
          <text:p/>
        </draw:polygon>
        <draw:polygon draw:style-name="gr37" draw:text-style-name="P9" draw:layer="layout" svg:width="0.03cm" svg:height="0.374cm" svg:x="20.915cm" svg:y="11.224cm" svg:viewBox="0 0 31 375" draw:points="0,375 31,375 31,0 0,0">
          <text:p/>
        </draw:polygon>
        <draw:polygon draw:style-name="gr36" draw:text-style-name="P8" draw:layer="layout" svg:width="0.029cm" svg:height="0.374cm" svg:x="20.945cm" svg:y="11.224cm" svg:viewBox="0 0 30 375" draw:points="0,375 30,375 30,0 0,0">
          <text:p/>
        </draw:polygon>
        <draw:polygon draw:style-name="gr37" draw:text-style-name="P9" draw:layer="layout" svg:width="0.029cm" svg:height="0.374cm" svg:x="20.974cm" svg:y="11.224cm" svg:viewBox="0 0 30 375" draw:points="0,375 30,375 30,0 0,0">
          <text:p/>
        </draw:polygon>
        <draw:polygon draw:style-name="gr36" draw:text-style-name="P8" draw:layer="layout" svg:width="0.029cm" svg:height="0.374cm" svg:x="21.004cm" svg:y="11.224cm" svg:viewBox="0 0 30 375" draw:points="0,375 30,375 30,0 0,0">
          <text:p/>
        </draw:polygon>
        <draw:polygon draw:style-name="gr36" draw:text-style-name="P8" draw:layer="layout" svg:width="0.029cm" svg:height="0.374cm" svg:x="21.034cm" svg:y="11.224cm" svg:viewBox="0 0 30 375" draw:points="0,375 30,375 30,0 0,0">
          <text:p/>
        </draw:polygon>
        <draw:polygon draw:style-name="gr38" draw:text-style-name="P10" draw:layer="layout" svg:width="0.029cm" svg:height="0.374cm" svg:x="21.063cm" svg:y="11.224cm" svg:viewBox="0 0 30 375" draw:points="0,375 30,375 30,0 0,0">
          <text:p/>
        </draw:polygon>
        <draw:polygon draw:style-name="gr38" draw:text-style-name="P10" draw:layer="layout" svg:width="0.029cm" svg:height="0.374cm" svg:x="21.092cm" svg:y="11.224cm" svg:viewBox="0 0 30 375" draw:points="0,375 30,375 30,0 0,0">
          <text:p/>
        </draw:polygon>
        <draw:polygon draw:style-name="gr36" draw:text-style-name="P8" draw:layer="layout" svg:width="0.029cm" svg:height="0.374cm" svg:x="21.121cm" svg:y="11.224cm" svg:viewBox="0 0 30 375" draw:points="0,375 30,375 30,0 0,0">
          <text:p/>
        </draw:polygon>
        <draw:polygon draw:style-name="gr36" draw:text-style-name="P8" draw:layer="layout" svg:width="0.029cm" svg:height="0.374cm" svg:x="21.152cm" svg:y="11.224cm" svg:viewBox="0 0 30 375" draw:points="0,375 30,375 30,0 0,0">
          <text:p/>
        </draw:polygon>
        <draw:polygon draw:style-name="gr35" draw:text-style-name="P7" draw:layer="layout" svg:width="0.029cm" svg:height="0.374cm" svg:x="21.181cm" svg:y="11.224cm" svg:viewBox="0 0 30 375" draw:points="0,375 30,375 30,0 0,0">
          <text:p/>
        </draw:polygon>
        <draw:polygon draw:style-name="gr36" draw:text-style-name="P8" draw:layer="layout" svg:width="0.029cm" svg:height="0.374cm" svg:x="21.21cm" svg:y="11.224cm" svg:viewBox="0 0 30 375" draw:points="0,375 30,375 30,0 0,0">
          <text:p/>
        </draw:polygon>
        <draw:polygon draw:style-name="gr35" draw:text-style-name="P7" draw:layer="layout" svg:width="0.029cm" svg:height="0.374cm" svg:x="21.239cm" svg:y="11.224cm" svg:viewBox="0 0 30 375" draw:points="0,375 30,375 30,0 0,0">
          <text:p/>
        </draw:polygon>
        <draw:polygon draw:style-name="gr36" draw:text-style-name="P8" draw:layer="layout" svg:width="0.029cm" svg:height="0.374cm" svg:x="21.269cm" svg:y="11.224cm" svg:viewBox="0 0 30 375" draw:points="0,375 30,375 30,0 0,0">
          <text:p/>
        </draw:polygon>
        <draw:polygon draw:style-name="gr36" draw:text-style-name="P8" draw:layer="layout" svg:width="0.029cm" svg:height="0.374cm" svg:x="21.298cm" svg:y="11.224cm" svg:viewBox="0 0 30 375" draw:points="0,375 30,375 30,0 0,0">
          <text:p/>
        </draw:polygon>
        <draw:polygon draw:style-name="gr35" draw:text-style-name="P7" draw:layer="layout" svg:width="0.029cm" svg:height="0.374cm" svg:x="21.328cm" svg:y="11.224cm" svg:viewBox="0 0 30 375" draw:points="0,375 30,375 30,0 0,0">
          <text:p/>
        </draw:polygon>
        <draw:polygon draw:style-name="gr35" draw:text-style-name="P7" draw:layer="layout" svg:width="0.03cm" svg:height="0.374cm" svg:x="21.357cm" svg:y="11.224cm" svg:viewBox="0 0 31 375" draw:points="0,375 31,375 31,0 0,0">
          <text:p/>
        </draw:polygon>
        <draw:polygon draw:style-name="gr35" draw:text-style-name="P7" draw:layer="layout" svg:width="0.029cm" svg:height="0.374cm" svg:x="21.387cm" svg:y="11.224cm" svg:viewBox="0 0 30 375" draw:points="0,375 30,375 30,0 0,0">
          <text:p/>
        </draw:polygon>
        <draw:polygon draw:style-name="gr36" draw:text-style-name="P8" draw:layer="layout" svg:width="0.029cm" svg:height="0.374cm" svg:x="21.416cm" svg:y="11.224cm" svg:viewBox="0 0 30 375" draw:points="0,375 30,375 30,0 0,0">
          <text:p/>
        </draw:polygon>
        <draw:polygon draw:style-name="gr36" draw:text-style-name="P8" draw:layer="layout" svg:width="0.029cm" svg:height="0.374cm" svg:x="21.445cm" svg:y="11.224cm" svg:viewBox="0 0 30 375" draw:points="0,375 30,375 30,0 0,0">
          <text:p/>
        </draw:polygon>
        <draw:polygon draw:style-name="gr36" draw:text-style-name="P8" draw:layer="layout" svg:width="0.029cm" svg:height="0.374cm" svg:x="21.476cm" svg:y="11.224cm" svg:viewBox="0 0 30 375" draw:points="0,375 30,375 30,0 0,0">
          <text:p/>
        </draw:polygon>
        <draw:polygon draw:style-name="gr36" draw:text-style-name="P8" draw:layer="layout" svg:width="0.029cm" svg:height="0.374cm" svg:x="21.505cm" svg:y="11.224cm" svg:viewBox="0 0 30 375" draw:points="0,375 30,375 30,0 0,0">
          <text:p/>
        </draw:polygon>
        <draw:polygon draw:style-name="gr38" draw:text-style-name="P10" draw:layer="layout" svg:width="0.029cm" svg:height="0.374cm" svg:x="21.534cm" svg:y="11.224cm" svg:viewBox="0 0 30 375" draw:points="0,375 30,375 30,0 0,0">
          <text:p/>
        </draw:polygon>
        <draw:polygon draw:style-name="gr37" draw:text-style-name="P9" draw:layer="layout" svg:width="0.029cm" svg:height="0.374cm" svg:x="21.563cm" svg:y="11.224cm" svg:viewBox="0 0 30 375" draw:points="0,375 30,375 30,0 0,0">
          <text:p/>
        </draw:polygon>
        <draw:polygon draw:style-name="gr38" draw:text-style-name="P10" draw:layer="layout" svg:width="0.029cm" svg:height="0.374cm" svg:x="21.593cm" svg:y="11.224cm" svg:viewBox="0 0 30 375" draw:points="0,375 30,375 30,0 0,0">
          <text:p/>
        </draw:polygon>
        <draw:polygon draw:style-name="gr37" draw:text-style-name="P9" draw:layer="layout" svg:width="0.029cm" svg:height="0.374cm" svg:x="21.622cm" svg:y="11.224cm" svg:viewBox="0 0 30 375" draw:points="0,375 30,375 30,0 0,0">
          <text:p/>
        </draw:polygon>
        <draw:polygon draw:style-name="gr35" draw:text-style-name="P7" draw:layer="layout" svg:width="0.029cm" svg:height="0.374cm" svg:x="21.652cm" svg:y="11.224cm" svg:viewBox="0 0 30 375" draw:points="0,375 30,375 30,0 0,0">
          <text:p/>
        </draw:polygon>
        <draw:polygon draw:style-name="gr35" draw:text-style-name="P7" draw:layer="layout" svg:width="0.03cm" svg:height="0.374cm" svg:x="21.681cm" svg:y="11.224cm" svg:viewBox="0 0 31 375" draw:points="0,375 31,375 31,0 0,0">
          <text:p/>
        </draw:polygon>
        <draw:polygon draw:style-name="gr36" draw:text-style-name="P8" draw:layer="layout" svg:width="0.029cm" svg:height="0.374cm" svg:x="21.711cm" svg:y="11.224cm" svg:viewBox="0 0 30 375" draw:points="0,375 30,375 30,0 0,0">
          <text:p/>
        </draw:polygon>
        <draw:polygon draw:style-name="gr36" draw:text-style-name="P8" draw:layer="layout" svg:width="0.029cm" svg:height="0.374cm" svg:x="21.74cm" svg:y="11.224cm" svg:viewBox="0 0 30 375" draw:points="0,375 30,375 30,0 0,0">
          <text:p/>
        </draw:polygon>
        <draw:polygon draw:style-name="gr38" draw:text-style-name="P10" draw:layer="layout" svg:width="0.03cm" svg:height="0.374cm" svg:x="21.769cm" svg:y="11.224cm" svg:viewBox="0 0 31 375" draw:points="0,375 31,375 31,0 0,0">
          <text:p/>
        </draw:polygon>
        <draw:polygon draw:style-name="gr38" draw:text-style-name="P10" draw:layer="layout" svg:width="0.029cm" svg:height="0.374cm" svg:x="21.8cm" svg:y="11.224cm" svg:viewBox="0 0 30 375" draw:points="0,375 30,375 30,0 0,0">
          <text:p/>
        </draw:polygon>
        <draw:polygon draw:style-name="gr38" draw:text-style-name="P10" draw:layer="layout" svg:width="0.029cm" svg:height="0.374cm" svg:x="21.829cm" svg:y="11.224cm" svg:viewBox="0 0 30 375" draw:points="0,375 30,375 30,0 0,0">
          <text:p/>
        </draw:polygon>
        <draw:polygon draw:style-name="gr37" draw:text-style-name="P9" draw:layer="layout" svg:width="0.029cm" svg:height="0.374cm" svg:x="21.858cm" svg:y="11.224cm" svg:viewBox="0 0 30 375" draw:points="0,375 30,375 30,0 0,0">
          <text:p/>
        </draw:polygon>
        <draw:polygon draw:style-name="gr37" draw:text-style-name="P9" draw:layer="layout" svg:width="0.029cm" svg:height="0.374cm" svg:x="21.887cm" svg:y="11.224cm" svg:viewBox="0 0 30 375" draw:points="0,375 30,375 30,0 0,0">
          <text:p/>
        </draw:polygon>
        <draw:polygon draw:style-name="gr37" draw:text-style-name="P9" draw:layer="layout" svg:width="0.029cm" svg:height="0.374cm" svg:x="21.917cm" svg:y="11.224cm" svg:viewBox="0 0 30 375" draw:points="0,375 30,375 30,0 0,0">
          <text:p/>
        </draw:polygon>
        <draw:polygon draw:style-name="gr35" draw:text-style-name="P7" draw:layer="layout" svg:width="0.029cm" svg:height="0.374cm" svg:x="21.946cm" svg:y="11.224cm" svg:viewBox="0 0 30 375" draw:points="0,375 30,375 30,0 0,0">
          <text:p/>
        </draw:polygon>
        <draw:polygon draw:style-name="gr37" draw:text-style-name="P9" draw:layer="layout" svg:width="0.029cm" svg:height="0.374cm" svg:x="21.976cm" svg:y="11.224cm" svg:viewBox="0 0 30 375" draw:points="0,375 30,375 30,0 0,0">
          <text:p/>
        </draw:polygon>
        <draw:polygon draw:style-name="gr37" draw:text-style-name="P9" draw:layer="layout" svg:width="0.029cm" svg:height="0.374cm" svg:x="22.005cm" svg:y="11.224cm" svg:viewBox="0 0 30 375" draw:points="0,375 30,375 30,0 0,0">
          <text:p/>
        </draw:polygon>
        <draw:polygon draw:style-name="gr37" draw:text-style-name="P9" draw:layer="layout" svg:width="0.029cm" svg:height="0.374cm" svg:x="22.035cm" svg:y="11.224cm" svg:viewBox="0 0 30 375" draw:points="0,375 30,375 30,0 0,0">
          <text:p/>
        </draw:polygon>
        <draw:polygon draw:style-name="gr36" draw:text-style-name="P8" draw:layer="layout" svg:width="0.029cm" svg:height="0.374cm" svg:x="22.417cm" svg:y="11.224cm" svg:viewBox="0 0 30 375" draw:points="0,375 30,375 30,0 0,0">
          <text:p/>
        </draw:polygon>
        <draw:polygon draw:style-name="gr38" draw:text-style-name="P10" draw:layer="layout" svg:width="0.029cm" svg:height="0.374cm" svg:x="22.446cm" svg:y="11.224cm" svg:viewBox="0 0 30 375" draw:points="0,375 30,375 30,0 0,0">
          <text:p/>
        </draw:polygon>
        <draw:polygon draw:style-name="gr36" draw:text-style-name="P8" draw:layer="layout" svg:width="0.029cm" svg:height="0.374cm" svg:x="22.477cm" svg:y="11.224cm" svg:viewBox="0 0 30 375" draw:points="0,375 30,375 30,0 0,0">
          <text:p/>
        </draw:polygon>
        <draw:polygon draw:style-name="gr37" draw:text-style-name="P9" draw:layer="layout" svg:width="0.029cm" svg:height="0.374cm" svg:x="22.506cm" svg:y="11.224cm" svg:viewBox="0 0 30 375" draw:points="0,375 30,375 30,0 0,0">
          <text:p/>
        </draw:polygon>
        <draw:polygon draw:style-name="gr35" draw:text-style-name="P7" draw:layer="layout" svg:width="0.03cm" svg:height="0.374cm" svg:x="22.535cm" svg:y="11.224cm" svg:viewBox="0 0 31 375" draw:points="0,375 31,375 31,0 0,0">
          <text:p/>
        </draw:polygon>
        <draw:polygon draw:style-name="gr37" draw:text-style-name="P9" draw:layer="layout" svg:width="0.029cm" svg:height="0.374cm" svg:x="22.565cm" svg:y="11.224cm" svg:viewBox="0 0 30 375" draw:points="0,375 30,375 30,0 0,0">
          <text:p/>
        </draw:polygon>
        <draw:polygon draw:style-name="gr35" draw:text-style-name="P7" draw:layer="layout" svg:width="0.029cm" svg:height="0.374cm" svg:x="22.594cm" svg:y="11.224cm" svg:viewBox="0 0 30 375" draw:points="0,375 30,375 30,0 0,0">
          <text:p/>
        </draw:polygon>
        <draw:polygon draw:style-name="gr37" draw:text-style-name="P9" draw:layer="layout" svg:width="0.029cm" svg:height="0.374cm" svg:x="22.623cm" svg:y="11.224cm" svg:viewBox="0 0 30 375" draw:points="0,375 30,375 30,0 0,0">
          <text:p/>
        </draw:polygon>
        <draw:polygon draw:style-name="gr37" draw:text-style-name="P9" draw:layer="layout" svg:width="0.029cm" svg:height="0.374cm" svg:x="22.654cm" svg:y="11.224cm" svg:viewBox="0 0 30 375" draw:points="0,375 30,375 30,0 0,0">
          <text:p/>
        </draw:polygon>
        <draw:polygon draw:style-name="gr37" draw:text-style-name="P9" draw:layer="layout" svg:width="0.029cm" svg:height="0.374cm" svg:x="22.683cm" svg:y="11.224cm" svg:viewBox="0 0 30 375" draw:points="0,375 30,375 30,0 0,0">
          <text:p/>
        </draw:polygon>
        <draw:polygon draw:style-name="gr36" draw:text-style-name="P8" draw:layer="layout" svg:width="0.029cm" svg:height="0.374cm" svg:x="22.712cm" svg:y="11.224cm" svg:viewBox="0 0 30 375" draw:points="0,375 30,375 30,0 0,0">
          <text:p/>
        </draw:polygon>
        <draw:polygon draw:style-name="gr36" draw:text-style-name="P8" draw:layer="layout" svg:width="0.029cm" svg:height="0.374cm" svg:x="22.741cm" svg:y="11.224cm" svg:viewBox="0 0 30 375" draw:points="0,375 30,375 30,0 0,0">
          <text:p/>
        </draw:polygon>
        <draw:polygon draw:style-name="gr37" draw:text-style-name="P9" draw:layer="layout" svg:width="0.029cm" svg:height="0.374cm" svg:x="22.771cm" svg:y="11.224cm" svg:viewBox="0 0 30 375" draw:points="0,375 30,375 30,0 0,0">
          <text:p/>
        </draw:polygon>
        <draw:polygon draw:style-name="gr38" draw:text-style-name="P10" draw:layer="layout" svg:width="0.029cm" svg:height="0.374cm" svg:x="22.801cm" svg:y="11.224cm" svg:viewBox="0 0 30 375" draw:points="0,375 30,375 30,0 0,0">
          <text:p/>
        </draw:polygon>
        <draw:polygon draw:style-name="gr36" draw:text-style-name="P8" draw:layer="layout" svg:width="0.029cm" svg:height="0.374cm" svg:x="22.83cm" svg:y="11.224cm" svg:viewBox="0 0 30 375" draw:points="0,375 30,375 30,0 0,0">
          <text:p/>
        </draw:polygon>
        <draw:polygon draw:style-name="gr36" draw:text-style-name="P8" draw:layer="layout" svg:width="0.029cm" svg:height="0.374cm" svg:x="22.859cm" svg:y="11.224cm" svg:viewBox="0 0 30 375" draw:points="0,375 30,375 30,0 0,0">
          <text:p/>
        </draw:polygon>
        <draw:polygon draw:style-name="gr36" draw:text-style-name="P8" draw:layer="layout" svg:width="0.03cm" svg:height="0.374cm" svg:x="22.888cm" svg:y="11.224cm" svg:viewBox="0 0 31 375" draw:points="0,375 31,375 31,0 0,0">
          <text:p/>
        </draw:polygon>
        <draw:polygon draw:style-name="gr36" draw:text-style-name="P8" draw:layer="layout" svg:width="0.029cm" svg:height="0.374cm" svg:x="22.918cm" svg:y="11.224cm" svg:viewBox="0 0 30 375" draw:points="0,375 30,375 30,0 0,0">
          <text:p/>
        </draw:polygon>
        <draw:polygon draw:style-name="gr38" draw:text-style-name="P10" draw:layer="layout" svg:width="0.029cm" svg:height="0.374cm" svg:x="22.947cm" svg:y="11.224cm" svg:viewBox="0 0 30 375" draw:points="0,375 30,375 30,0 0,0">
          <text:p/>
        </draw:polygon>
        <draw:polygon draw:style-name="gr38" draw:text-style-name="P10" draw:layer="layout" svg:width="0.03cm" svg:height="0.374cm" svg:x="22.977cm" svg:y="11.224cm" svg:viewBox="0 0 31 375" draw:points="0,375 31,375 31,0 0,0">
          <text:p/>
        </draw:polygon>
        <draw:polygon draw:style-name="gr38" draw:text-style-name="P10" draw:layer="layout" svg:width="0.029cm" svg:height="0.374cm" svg:x="23.007cm" svg:y="11.224cm" svg:viewBox="0 0 30 375" draw:points="0,375 30,375 30,0 0,0">
          <text:p/>
        </draw:polygon>
        <draw:polygon draw:style-name="gr35" draw:text-style-name="P7" draw:layer="layout" svg:width="0.029cm" svg:height="0.374cm" svg:x="23.036cm" svg:y="11.224cm" svg:viewBox="0 0 30 375" draw:points="0,375 30,375 30,0 0,0">
          <text:p/>
        </draw:polygon>
        <draw:polygon draw:style-name="gr36" draw:text-style-name="P8" draw:layer="layout" svg:width="0.029cm" svg:height="0.374cm" svg:x="23.065cm" svg:y="11.224cm" svg:viewBox="0 0 30 375" draw:points="0,375 30,375 30,0 0,0">
          <text:p/>
        </draw:polygon>
        <draw:polygon draw:style-name="gr35" draw:text-style-name="P7" draw:layer="layout" svg:width="0.029cm" svg:height="0.374cm" svg:x="23.095cm" svg:y="11.224cm" svg:viewBox="0 0 30 375" draw:points="0,375 30,375 30,0 0,0">
          <text:p/>
        </draw:polygon>
        <draw:polygon draw:style-name="gr35" draw:text-style-name="P7" draw:layer="layout" svg:width="0.029cm" svg:height="0.374cm" svg:x="23.125cm" svg:y="11.224cm" svg:viewBox="0 0 30 375" draw:points="0,375 30,375 30,0 0,0">
          <text:p/>
        </draw:polygon>
        <draw:polygon draw:style-name="gr35" draw:text-style-name="P7" draw:layer="layout" svg:width="0.029cm" svg:height="0.374cm" svg:x="23.154cm" svg:y="11.224cm" svg:viewBox="0 0 30 375" draw:points="0,375 30,375 30,0 0,0">
          <text:p/>
        </draw:polygon>
        <draw:polygon draw:style-name="gr36" draw:text-style-name="P8" draw:layer="layout" svg:width="0.029cm" svg:height="0.374cm" svg:x="23.183cm" svg:y="11.224cm" svg:viewBox="0 0 30 375" draw:points="0,375 30,375 30,0 0,0">
          <text:p/>
        </draw:polygon>
        <draw:polygon draw:style-name="gr38" draw:text-style-name="P10" draw:layer="layout" svg:width="0.029cm" svg:height="0.374cm" svg:x="23.213cm" svg:y="11.224cm" svg:viewBox="0 0 30 375" draw:points="0,375 30,375 30,0 0,0">
          <text:p/>
        </draw:polygon>
        <draw:polygon draw:style-name="gr36" draw:text-style-name="P8" draw:layer="layout" svg:width="0.029cm" svg:height="0.374cm" svg:x="23.242cm" svg:y="11.224cm" svg:viewBox="0 0 30 375" draw:points="0,375 30,375 30,0 0,0">
          <text:p/>
        </draw:polygon>
        <draw:polygon draw:style-name="gr38" draw:text-style-name="P10" draw:layer="layout" svg:width="0.029cm" svg:height="0.374cm" svg:x="23.271cm" svg:y="11.224cm" svg:viewBox="0 0 30 375" draw:points="0,375 30,375 30,0 0,0">
          <text:p/>
        </draw:polygon>
        <draw:polygon draw:style-name="gr38" draw:text-style-name="P10" draw:layer="layout" svg:width="0.029cm" svg:height="0.374cm" svg:x="23.301cm" svg:y="11.224cm" svg:viewBox="0 0 30 375" draw:points="0,375 30,375 30,0 0,0">
          <text:p/>
        </draw:polygon>
        <draw:polygon draw:style-name="gr37" draw:text-style-name="P9" draw:layer="layout" svg:width="0.029cm" svg:height="0.374cm" svg:x="23.331cm" svg:y="11.224cm" svg:viewBox="0 0 30 375" draw:points="0,375 30,375 30,0 0,0">
          <text:p/>
        </draw:polygon>
        <draw:polygon draw:style-name="gr38" draw:text-style-name="P10" draw:layer="layout" svg:width="0.029cm" svg:height="0.374cm" svg:x="23.36cm" svg:y="11.224cm" svg:viewBox="0 0 30 375" draw:points="0,375 30,375 30,0 0,0">
          <text:p/>
        </draw:polygon>
        <draw:polygon draw:style-name="gr36" draw:text-style-name="P8" draw:layer="layout" svg:width="0.029cm" svg:height="0.374cm" svg:x="23.389cm" svg:y="11.224cm" svg:viewBox="0 0 30 375" draw:points="0,375 30,375 30,0 0,0">
          <text:p/>
        </draw:polygon>
        <draw:polygon draw:style-name="gr35" draw:text-style-name="P7" draw:layer="layout" svg:width="0.029cm" svg:height="0.374cm" svg:x="23.419cm" svg:y="11.224cm" svg:viewBox="0 0 30 375" draw:points="0,375 30,375 30,0 0,0">
          <text:p/>
        </draw:polygon>
        <draw:polygon draw:style-name="gr38" draw:text-style-name="P10" draw:layer="layout" svg:width="0.029cm" svg:height="0.374cm" svg:x="23.449cm" svg:y="11.224cm" svg:viewBox="0 0 30 375" draw:points="0,375 30,375 30,0 0,0">
          <text:p/>
        </draw:polygon>
        <draw:polygon draw:style-name="gr38" draw:text-style-name="P10" draw:layer="layout" svg:width="0.029cm" svg:height="0.374cm" svg:x="23.507cm" svg:y="11.224cm" svg:viewBox="0 0 30 375" draw:points="0,375 30,375 30,0 0,0">
          <text:p/>
        </draw:polygon>
        <draw:polygon draw:style-name="gr37" draw:text-style-name="P9" draw:layer="layout" svg:width="0.029cm" svg:height="0.374cm" svg:x="23.537cm" svg:y="11.224cm" svg:viewBox="0 0 30 375" draw:points="0,375 30,375 30,0 0,0">
          <text:p/>
        </draw:polygon>
        <draw:polygon draw:style-name="gr35" draw:text-style-name="P7" draw:layer="layout" svg:width="0.029cm" svg:height="0.374cm" svg:x="23.566cm" svg:y="11.224cm" svg:viewBox="0 0 30 375" draw:points="0,375 30,375 30,0 0,0">
          <text:p/>
        </draw:polygon>
        <draw:polygon draw:style-name="gr38" draw:text-style-name="P10" draw:layer="layout" svg:width="0.029cm" svg:height="0.374cm" svg:x="23.595cm" svg:y="11.224cm" svg:viewBox="0 0 30 375" draw:points="0,375 30,375 30,0 0,0">
          <text:p/>
        </draw:polygon>
        <draw:polygon draw:style-name="gr35" draw:text-style-name="P7" draw:layer="layout" svg:width="0.029cm" svg:height="0.374cm" svg:x="23.625cm" svg:y="11.224cm" svg:viewBox="0 0 30 375" draw:points="0,375 30,375 30,0 0,0">
          <text:p/>
        </draw:polygon>
        <draw:polygon draw:style-name="gr37" draw:text-style-name="P9" draw:layer="layout" svg:width="0.029cm" svg:height="0.374cm" svg:x="23.655cm" svg:y="11.224cm" svg:viewBox="0 0 30 375" draw:points="0,375 30,375 30,0 0,0">
          <text:p/>
        </draw:polygon>
        <draw:polygon draw:style-name="gr35" draw:text-style-name="P7" draw:layer="layout" svg:width="0.029cm" svg:height="0.374cm" svg:x="23.684cm" svg:y="11.224cm" svg:viewBox="0 0 30 375" draw:points="0,375 30,375 30,0 0,0">
          <text:p/>
        </draw:polygon>
        <draw:polygon draw:style-name="gr35" draw:text-style-name="P7" draw:layer="layout" svg:width="0.029cm" svg:height="0.374cm" svg:x="23.713cm" svg:y="11.224cm" svg:viewBox="0 0 30 375" draw:points="0,375 30,375 30,0 0,0">
          <text:p/>
        </draw:polygon>
        <draw:polygon draw:style-name="gr38" draw:text-style-name="P10" draw:layer="layout" svg:width="0.03cm" svg:height="0.374cm" svg:x="23.742cm" svg:y="11.224cm" svg:viewBox="0 0 31 375" draw:points="0,375 31,375 31,0 0,0">
          <text:p/>
        </draw:polygon>
        <draw:polygon draw:style-name="gr37" draw:text-style-name="P9" draw:layer="layout" svg:width="0.029cm" svg:height="0.374cm" svg:x="23.773cm" svg:y="11.224cm" svg:viewBox="0 0 30 375" draw:points="0,375 30,375 30,0 0,0">
          <text:p/>
        </draw:polygon>
        <draw:polygon draw:style-name="gr35" draw:text-style-name="P7" draw:layer="layout" svg:width="0.029cm" svg:height="0.374cm" svg:x="23.802cm" svg:y="11.224cm" svg:viewBox="0 0 30 375" draw:points="0,375 30,375 30,0 0,0">
          <text:p/>
        </draw:polygon>
        <draw:polygon draw:style-name="gr35" draw:text-style-name="P7" draw:layer="layout" svg:width="0.03cm" svg:height="0.374cm" svg:x="23.831cm" svg:y="11.224cm" svg:viewBox="0 0 31 375" draw:points="0,375 31,375 31,0 0,0">
          <text:p/>
        </draw:polygon>
        <draw:polygon draw:style-name="gr36" draw:text-style-name="P8" draw:layer="layout" svg:width="0.029cm" svg:height="0.374cm" svg:x="23.861cm" svg:y="11.224cm" svg:viewBox="0 0 30 375" draw:points="0,375 30,375 30,0 0,0">
          <text:p/>
        </draw:polygon>
        <draw:polygon draw:style-name="gr37" draw:text-style-name="P9" draw:layer="layout" svg:width="0.029cm" svg:height="0.374cm" svg:x="23.89cm" svg:y="11.224cm" svg:viewBox="0 0 30 375" draw:points="0,375 30,375 30,0 0,0">
          <text:p/>
        </draw:polygon>
        <draw:polygon draw:style-name="gr36" draw:text-style-name="P8" draw:layer="layout" svg:width="0.029cm" svg:height="0.374cm" svg:x="23.919cm" svg:y="11.224cm" svg:viewBox="0 0 30 375" draw:points="0,375 30,375 30,0 0,0">
          <text:p/>
        </draw:polygon>
        <draw:polygon draw:style-name="gr37" draw:text-style-name="P9" draw:layer="layout" svg:width="0.029cm" svg:height="0.374cm" svg:x="23.949cm" svg:y="11.224cm" svg:viewBox="0 0 30 375" draw:points="0,375 30,375 30,0 0,0">
          <text:p/>
        </draw:polygon>
        <draw:polygon draw:style-name="gr37" draw:text-style-name="P9" draw:layer="layout" svg:width="0.029cm" svg:height="0.374cm" svg:x="23.979cm" svg:y="11.224cm" svg:viewBox="0 0 30 375" draw:points="0,375 30,375 30,0 0,0">
          <text:p/>
        </draw:polygon>
        <draw:polygon draw:style-name="gr35" draw:text-style-name="P7" draw:layer="layout" svg:width="0.029cm" svg:height="0.374cm" svg:x="24.008cm" svg:y="11.224cm" svg:viewBox="0 0 30 375" draw:points="0,375 30,375 30,0 0,0">
          <text:p/>
        </draw:polygon>
        <draw:polygon draw:style-name="gr36" draw:text-style-name="P8" draw:layer="layout" svg:width="0.029cm" svg:height="0.374cm" svg:x="24.037cm" svg:y="11.224cm" svg:viewBox="0 0 30 375" draw:points="0,375 30,375 30,0 0,0">
          <text:p/>
        </draw:polygon>
        <draw:polygon draw:style-name="gr38" draw:text-style-name="P10" draw:layer="layout" svg:width="0.029cm" svg:height="0.374cm" svg:x="24.066cm" svg:y="11.224cm" svg:viewBox="0 0 30 375" draw:points="0,375 30,375 30,0 0,0">
          <text:p/>
        </draw:polygon>
        <draw:polygon draw:style-name="gr38" draw:text-style-name="P10" draw:layer="layout" svg:width="0.029cm" svg:height="0.374cm" svg:x="24.126cm" svg:y="11.224cm" svg:viewBox="0 0 30 375" draw:points="0,375 30,375 30,0 0,0">
          <text:p/>
        </draw:polygon>
        <draw:polygon draw:style-name="gr37" draw:text-style-name="P9" draw:layer="layout" svg:width="0.029cm" svg:height="0.374cm" svg:x="24.155cm" svg:y="11.224cm" svg:viewBox="0 0 30 375" draw:points="0,375 30,375 30,0 0,0">
          <text:p/>
        </draw:polygon>
        <draw:polygon draw:style-name="gr38" draw:text-style-name="P10" draw:layer="layout" svg:width="0.03cm" svg:height="0.374cm" svg:x="24.184cm" svg:y="11.224cm" svg:viewBox="0 0 31 375" draw:points="0,375 31,375 31,0 0,0">
          <text:p/>
        </draw:polygon>
        <draw:polygon draw:style-name="gr36" draw:text-style-name="P8" draw:layer="layout" svg:width="0.029cm" svg:height="0.374cm" svg:x="24.243cm" svg:y="11.224cm" svg:viewBox="0 0 30 375" draw:points="0,375 30,375 30,0 0,0">
          <text:p/>
        </draw:polygon>
        <draw:polygon draw:style-name="gr36" draw:text-style-name="P8" draw:layer="layout" svg:width="0.029cm" svg:height="0.374cm" svg:x="24.274cm" svg:y="11.224cm" svg:viewBox="0 0 30 375" draw:points="0,375 30,375 30,0 0,0">
          <text:p/>
        </draw:polygon>
        <draw:polygon draw:style-name="gr37" draw:text-style-name="P9" draw:layer="layout" svg:width="0.029cm" svg:height="0.374cm" svg:x="24.303cm" svg:y="11.224cm" svg:viewBox="0 0 30 375" draw:points="0,375 30,375 30,0 0,0">
          <text:p/>
        </draw:polygon>
        <draw:polygon draw:style-name="gr36" draw:text-style-name="P8" draw:layer="layout" svg:width="0.029cm" svg:height="0.374cm" svg:x="24.332cm" svg:y="11.224cm" svg:viewBox="0 0 30 375" draw:points="0,375 30,375 30,0 0,0">
          <text:p/>
        </draw:polygon>
        <draw:polygon draw:style-name="gr36" draw:text-style-name="P8" draw:layer="layout" svg:width="0.029cm" svg:height="0.374cm" svg:x="24.361cm" svg:y="11.224cm" svg:viewBox="0 0 30 375" draw:points="0,375 30,375 30,0 0,0">
          <text:p/>
        </draw:polygon>
        <draw:polygon draw:style-name="gr38" draw:text-style-name="P10" draw:layer="layout" svg:width="0.029cm" svg:height="0.374cm" svg:x="24.39cm" svg:y="11.224cm" svg:viewBox="0 0 30 375" draw:points="0,375 30,375 30,0 0,0">
          <text:p/>
        </draw:polygon>
        <draw:polygon draw:style-name="gr35" draw:text-style-name="P7" draw:layer="layout" svg:width="0.029cm" svg:height="0.374cm" svg:x="24.42cm" svg:y="11.224cm" svg:viewBox="0 0 30 375" draw:points="0,375 30,375 30,0 0,0">
          <text:p/>
        </draw:polygon>
        <draw:polygon draw:style-name="gr35" draw:text-style-name="P7" draw:layer="layout" svg:width="0.029cm" svg:height="0.374cm" svg:x="24.45cm" svg:y="11.224cm" svg:viewBox="0 0 30 375" draw:points="0,375 30,375 30,0 0,0">
          <text:p/>
        </draw:polygon>
        <draw:polygon draw:style-name="gr35" draw:text-style-name="P7" draw:layer="layout" svg:width="0.029cm" svg:height="0.374cm" svg:x="24.479cm" svg:y="11.224cm" svg:viewBox="0 0 30 375" draw:points="0,375 30,375 30,0 0,0">
          <text:p/>
        </draw:polygon>
        <draw:polygon draw:style-name="gr36" draw:text-style-name="P8" draw:layer="layout" svg:width="0.03cm" svg:height="0.374cm" svg:x="24.508cm" svg:y="11.224cm" svg:viewBox="0 0 31 375" draw:points="0,375 31,375 31,0 0,0">
          <text:p/>
        </draw:polygon>
        <draw:polygon draw:style-name="gr35" draw:text-style-name="P7" draw:layer="layout" svg:width="0.029cm" svg:height="0.374cm" svg:x="24.538cm" svg:y="11.224cm" svg:viewBox="0 0 30 375" draw:points="0,375 30,375 30,0 0,0">
          <text:p/>
        </draw:polygon>
        <draw:polygon draw:style-name="gr38" draw:text-style-name="P10" draw:layer="layout" svg:width="0.029cm" svg:height="0.374cm" svg:x="24.567cm" svg:y="11.224cm" svg:viewBox="0 0 30 375" draw:points="0,375 30,375 30,0 0,0">
          <text:p/>
        </draw:polygon>
        <draw:polygon draw:style-name="gr37" draw:text-style-name="P9" draw:layer="layout" svg:width="0.03cm" svg:height="0.374cm" svg:x="24.596cm" svg:y="11.224cm" svg:viewBox="0 0 31 375" draw:points="0,375 31,375 31,0 0,0">
          <text:p/>
        </draw:polygon>
        <draw:polygon draw:style-name="gr38" draw:text-style-name="P10" draw:layer="layout" svg:width="0.029cm" svg:height="0.374cm" svg:x="24.627cm" svg:y="11.224cm" svg:viewBox="0 0 30 375" draw:points="0,375 30,375 30,0 0,0">
          <text:p/>
        </draw:polygon>
        <draw:polygon draw:style-name="gr35" draw:text-style-name="P7" draw:layer="layout" svg:width="0.029cm" svg:height="0.374cm" svg:x="24.656cm" svg:y="11.224cm" svg:viewBox="0 0 30 375" draw:points="0,375 30,375 30,0 0,0">
          <text:p/>
        </draw:polygon>
        <draw:polygon draw:style-name="gr35" draw:text-style-name="P7" draw:layer="layout" svg:width="0.029cm" svg:height="0.374cm" svg:x="24.685cm" svg:y="11.224cm" svg:viewBox="0 0 30 375" draw:points="0,375 30,375 30,0 0,0">
          <text:p/>
        </draw:polygon>
        <draw:polygon draw:style-name="gr36" draw:text-style-name="P8" draw:layer="layout" svg:width="0.029cm" svg:height="0.374cm" svg:x="24.715cm" svg:y="11.224cm" svg:viewBox="0 0 30 375" draw:points="0,375 30,375 30,0 0,0">
          <text:p/>
        </draw:polygon>
        <draw:polygon draw:style-name="gr35" draw:text-style-name="P7" draw:layer="layout" svg:width="0.029cm" svg:height="0.374cm" svg:x="24.744cm" svg:y="11.224cm" svg:viewBox="0 0 30 375" draw:points="0,375 30,375 30,0 0,0">
          <text:p/>
        </draw:polygon>
        <draw:polygon draw:style-name="gr35" draw:text-style-name="P7" draw:layer="layout" svg:width="0.029cm" svg:height="0.374cm" svg:x="24.774cm" svg:y="11.224cm" svg:viewBox="0 0 30 375" draw:points="0,375 30,375 30,0 0,0">
          <text:p/>
        </draw:polygon>
        <draw:polygon draw:style-name="gr36" draw:text-style-name="P8" draw:layer="layout" svg:width="0.029cm" svg:height="0.374cm" svg:x="24.803cm" svg:y="11.224cm" svg:viewBox="0 0 30 375" draw:points="0,375 30,375 30,0 0,0">
          <text:p/>
        </draw:polygon>
        <draw:polygon draw:style-name="gr38" draw:text-style-name="P10" draw:layer="layout" svg:width="0.029cm" svg:height="0.374cm" svg:x="24.833cm" svg:y="11.224cm" svg:viewBox="0 0 30 375" draw:points="0,375 30,375 30,0 0,0">
          <text:p/>
        </draw:polygon>
        <draw:polygon draw:style-name="gr38" draw:text-style-name="P10" draw:layer="layout" svg:width="0.029cm" svg:height="0.374cm" svg:x="24.862cm" svg:y="11.224cm" svg:viewBox="0 0 30 375" draw:points="0,375 30,375 30,0 0,0">
          <text:p/>
        </draw:polygon>
        <draw:polygon draw:style-name="gr38" draw:text-style-name="P10" draw:layer="layout" svg:width="0.029cm" svg:height="0.374cm" svg:x="24.891cm" svg:y="11.224cm" svg:viewBox="0 0 30 375" draw:points="0,375 30,375 30,0 0,0">
          <text:p/>
        </draw:polygon>
        <draw:polygon draw:style-name="gr36" draw:text-style-name="P8" draw:layer="layout" svg:width="0.029cm" svg:height="0.374cm" svg:x="24.92cm" svg:y="11.224cm" svg:viewBox="0 0 30 375" draw:points="0,375 30,375 30,0 0,0">
          <text:p/>
        </draw:polygon>
        <draw:polygon draw:style-name="gr35" draw:text-style-name="P7" draw:layer="layout" svg:width="0.03cm" svg:height="0.374cm" svg:x="24.95cm" svg:y="11.224cm" svg:viewBox="0 0 31 375" draw:points="0,375 31,375 31,0 0,0">
          <text:p/>
        </draw:polygon>
        <draw:polygon draw:style-name="gr35" draw:text-style-name="P7" draw:layer="layout" svg:width="0.029cm" svg:height="0.374cm" svg:x="24.98cm" svg:y="11.224cm" svg:viewBox="0 0 30 375" draw:points="0,375 30,375 30,0 0,0">
          <text:p/>
        </draw:polygon>
        <draw:polygon draw:style-name="gr36" draw:text-style-name="P8" draw:layer="layout" svg:width="0.029cm" svg:height="0.374cm" svg:x="25.009cm" svg:y="11.224cm" svg:viewBox="0 0 30 375" draw:points="0,375 30,375 30,0 0,0">
          <text:p/>
        </draw:polygon>
        <draw:polygon draw:style-name="gr35" draw:text-style-name="P7" draw:layer="layout" svg:width="0.03cm" svg:height="0.374cm" svg:x="25.038cm" svg:y="11.224cm" svg:viewBox="0 0 31 375" draw:points="0,375 31,375 31,0 0,0">
          <text:p/>
        </draw:polygon>
        <draw:polygon draw:style-name="gr35" draw:text-style-name="P7" draw:layer="layout" svg:width="0.029cm" svg:height="0.374cm" svg:x="25.068cm" svg:y="11.224cm" svg:viewBox="0 0 30 375" draw:points="0,375 30,375 30,0 0,0">
          <text:p/>
        </draw:polygon>
        <draw:polygon draw:style-name="gr36" draw:text-style-name="P8" draw:layer="layout" svg:width="0.029cm" svg:height="0.374cm" svg:x="25.098cm" svg:y="11.224cm" svg:viewBox="0 0 30 375" draw:points="0,375 30,375 30,0 0,0">
          <text:p/>
        </draw:polygon>
        <draw:polygon draw:style-name="gr37" draw:text-style-name="P9" draw:layer="layout" svg:width="0.029cm" svg:height="0.374cm" svg:x="25.127cm" svg:y="11.224cm" svg:viewBox="0 0 30 375" draw:points="0,375 30,375 30,0 0,0">
          <text:p/>
        </draw:polygon>
        <draw:polygon draw:style-name="gr37" draw:text-style-name="P9" draw:layer="layout" svg:width="0.029cm" svg:height="0.374cm" svg:x="25.157cm" svg:y="11.224cm" svg:viewBox="0 0 30 375" draw:points="0,375 30,375 30,0 0,0">
          <text:p/>
        </draw:polygon>
        <draw:polygon draw:style-name="gr35" draw:text-style-name="P7" draw:layer="layout" svg:width="0.029cm" svg:height="0.374cm" svg:x="25.186cm" svg:y="11.224cm" svg:viewBox="0 0 30 375" draw:points="0,375 30,375 30,0 0,0">
          <text:p/>
        </draw:polygon>
        <draw:polygon draw:style-name="gr38" draw:text-style-name="P10" draw:layer="layout" svg:width="0.029cm" svg:height="0.374cm" svg:x="25.215cm" svg:y="11.224cm" svg:viewBox="0 0 30 375" draw:points="0,375 30,375 30,0 0,0">
          <text:p/>
        </draw:polygon>
        <draw:polygon draw:style-name="gr36" draw:text-style-name="P8" draw:layer="layout" svg:width="0.029cm" svg:height="0.374cm" svg:x="25.244cm" svg:y="11.224cm" svg:viewBox="0 0 30 375" draw:points="0,375 30,375 30,0 0,0">
          <text:p/>
        </draw:polygon>
        <draw:polygon draw:style-name="gr38" draw:text-style-name="P10" draw:layer="layout" svg:width="0.029cm" svg:height="0.374cm" svg:x="25.275cm" svg:y="11.224cm" svg:viewBox="0 0 30 375" draw:points="0,375 30,375 30,0 0,0">
          <text:p/>
        </draw:polygon>
        <draw:polygon draw:style-name="gr36" draw:text-style-name="P8" draw:layer="layout" svg:width="0.029cm" svg:height="0.374cm" svg:x="25.304cm" svg:y="11.224cm" svg:viewBox="0 0 30 375" draw:points="0,375 30,375 30,0 0,0">
          <text:p/>
        </draw:polygon>
        <draw:polygon draw:style-name="gr38" draw:text-style-name="P10" draw:layer="layout" svg:width="0.029cm" svg:height="0.374cm" svg:x="25.333cm" svg:y="11.224cm" svg:viewBox="0 0 30 375" draw:points="0,375 30,375 30,0 0,0">
          <text:p/>
        </draw:polygon>
        <draw:polygon draw:style-name="gr38" draw:text-style-name="P10" draw:layer="layout" svg:width="0.03cm" svg:height="0.374cm" svg:x="25.362cm" svg:y="11.224cm" svg:viewBox="0 0 31 375" draw:points="0,375 31,375 31,0 0,0">
          <text:p/>
        </draw:polygon>
        <draw:polygon draw:style-name="gr37" draw:text-style-name="P9" draw:layer="layout" svg:width="0.029cm" svg:height="0.374cm" svg:x="25.392cm" svg:y="11.224cm" svg:viewBox="0 0 30 375" draw:points="0,375 30,375 30,0 0,0">
          <text:p/>
        </draw:polygon>
        <draw:polygon draw:style-name="gr37" draw:text-style-name="P9" draw:layer="layout" svg:width="0.029cm" svg:height="0.374cm" svg:x="25.422cm" svg:y="11.224cm" svg:viewBox="0 0 30 375" draw:points="0,375 30,375 30,0 0,0">
          <text:p/>
        </draw:polygon>
        <draw:polygon draw:style-name="gr36" draw:text-style-name="P8" draw:layer="layout" svg:width="0.029cm" svg:height="0.374cm" svg:x="25.451cm" svg:y="11.224cm" svg:viewBox="0 0 30 375" draw:points="0,375 30,375 30,0 0,0">
          <text:p/>
        </draw:polygon>
        <draw:polygon draw:style-name="gr38" draw:text-style-name="P10" draw:layer="layout" svg:width="0.029cm" svg:height="0.374cm" svg:x="25.481cm" svg:y="11.224cm" svg:viewBox="0 0 30 375" draw:points="0,375 30,375 30,0 0,0">
          <text:p/>
        </draw:polygon>
        <draw:polygon draw:style-name="gr36" draw:text-style-name="P8" draw:layer="layout" svg:width="0.029cm" svg:height="0.374cm" svg:x="25.51cm" svg:y="11.224cm" svg:viewBox="0 0 30 375" draw:points="0,375 30,375 30,0 0,0">
          <text:p/>
        </draw:polygon>
        <draw:polygon draw:style-name="gr38" draw:text-style-name="P10" draw:layer="layout" svg:width="0.029cm" svg:height="0.374cm" svg:x="25.539cm" svg:y="11.224cm" svg:viewBox="0 0 30 375" draw:points="0,375 30,375 30,0 0,0">
          <text:p/>
        </draw:polygon>
        <draw:polygon draw:style-name="gr36" draw:text-style-name="P8" draw:layer="layout" svg:width="0.029cm" svg:height="0.374cm" svg:x="25.568cm" svg:y="11.224cm" svg:viewBox="0 0 30 375" draw:points="0,375 30,375 30,0 0,0">
          <text:p/>
        </draw:polygon>
        <draw:polygon draw:style-name="gr37" draw:text-style-name="P9" draw:layer="layout" svg:width="0.029cm" svg:height="0.374cm" svg:x="25.599cm" svg:y="11.224cm" svg:viewBox="0 0 30 375" draw:points="0,375 30,375 30,0 0,0">
          <text:p/>
        </draw:polygon>
        <draw:polygon draw:style-name="gr36" draw:text-style-name="P8" draw:layer="layout" svg:width="0.029cm" svg:height="0.374cm" svg:x="25.628cm" svg:y="11.224cm" svg:viewBox="0 0 30 375" draw:points="0,375 30,375 30,0 0,0">
          <text:p/>
        </draw:polygon>
        <draw:polygon draw:style-name="gr35" draw:text-style-name="P7" draw:layer="layout" svg:width="0.029cm" svg:height="0.374cm" svg:x="25.657cm" svg:y="11.224cm" svg:viewBox="0 0 30 375" draw:points="0,375 30,375 30,0 0,0">
          <text:p/>
        </draw:polygon>
        <draw:polygon draw:style-name="gr38" draw:text-style-name="P10" draw:layer="layout" svg:width="0.029cm" svg:height="0.374cm" svg:x="25.686cm" svg:y="11.224cm" svg:viewBox="0 0 30 375" draw:points="0,375 30,375 30,0 0,0">
          <text:p/>
        </draw:polygon>
        <draw:polygon draw:style-name="gr36" draw:text-style-name="P8" draw:layer="layout" svg:width="0.029cm" svg:height="0.374cm" svg:x="25.716cm" svg:y="11.224cm" svg:viewBox="0 0 30 375" draw:points="0,375 30,375 30,0 0,0">
          <text:p/>
        </draw:polygon>
        <draw:polygon draw:style-name="gr37" draw:text-style-name="P9" draw:layer="layout" svg:width="0.029cm" svg:height="0.374cm" svg:x="25.746cm" svg:y="11.224cm" svg:viewBox="0 0 30 375" draw:points="0,375 30,375 30,0 0,0">
          <text:p/>
        </draw:polygon>
        <draw:polygon draw:style-name="gr35" draw:text-style-name="P7" draw:layer="layout" svg:width="0.029cm" svg:height="0.374cm" svg:x="25.775cm" svg:y="11.224cm" svg:viewBox="0 0 30 375" draw:points="0,375 30,375 30,0 0,0">
          <text:p/>
        </draw:polygon>
        <draw:polygon draw:style-name="gr38" draw:text-style-name="P10" draw:layer="layout" svg:width="0.03cm" svg:height="0.374cm" svg:x="25.804cm" svg:y="11.224cm" svg:viewBox="0 0 31 375" draw:points="0,375 31,375 31,0 0,0">
          <text:p/>
        </draw:polygon>
        <draw:polygon draw:style-name="gr37" draw:text-style-name="P9" draw:layer="layout" svg:width="0.029cm" svg:height="0.374cm" svg:x="25.834cm" svg:y="11.224cm" svg:viewBox="0 0 30 375" draw:points="0,375 30,375 30,0 0,0">
          <text:p/>
        </draw:polygon>
        <draw:polygon draw:style-name="gr35" draw:text-style-name="P7" draw:layer="layout" svg:width="0.029cm" svg:height="0.374cm" svg:x="25.863cm" svg:y="11.224cm" svg:viewBox="0 0 30 375" draw:points="0,375 30,375 30,0 0,0">
          <text:p/>
        </draw:polygon>
        <draw:polygon draw:style-name="gr35" draw:text-style-name="P7" draw:layer="layout" svg:width="0.03cm" svg:height="0.374cm" svg:x="25.892cm" svg:y="11.224cm" svg:viewBox="0 0 31 375" draw:points="0,375 31,375 31,0 0,0">
          <text:p/>
        </draw:polygon>
        <draw:polygon draw:style-name="gr37" draw:text-style-name="P9" draw:layer="layout" svg:width="0.029cm" svg:height="0.374cm" svg:x="25.923cm" svg:y="11.224cm" svg:viewBox="0 0 30 375" draw:points="0,375 30,375 30,0 0,0">
          <text:p/>
        </draw:polygon>
        <draw:polygon draw:style-name="gr35" draw:text-style-name="P7" draw:layer="layout" svg:width="0.029cm" svg:height="0.374cm" svg:x="25.952cm" svg:y="11.224cm" svg:viewBox="0 0 30 375" draw:points="0,375 30,375 30,0 0,0">
          <text:p/>
        </draw:polygon>
        <draw:polygon draw:style-name="gr35" draw:text-style-name="P7" draw:layer="layout" svg:width="0.029cm" svg:height="0.374cm" svg:x="25.981cm" svg:y="11.224cm" svg:viewBox="0 0 30 375" draw:points="0,375 30,375 30,0 0,0">
          <text:p/>
        </draw:polygon>
        <draw:polygon draw:style-name="gr36" draw:text-style-name="P8" draw:layer="layout" svg:width="0.029cm" svg:height="0.374cm" svg:x="26.01cm" svg:y="11.224cm" svg:viewBox="0 0 30 375" draw:points="0,375 30,375 30,0 0,0">
          <text:p/>
        </draw:polygon>
        <draw:polygon draw:style-name="gr37" draw:text-style-name="P9" draw:layer="layout" svg:width="0.029cm" svg:height="0.374cm" svg:x="26.04cm" svg:y="11.224cm" svg:viewBox="0 0 30 375" draw:points="0,375 30,375 30,0 0,0">
          <text:p/>
        </draw:polygon>
        <draw:polygon draw:style-name="gr36" draw:text-style-name="P8" draw:layer="layout" svg:width="0.029cm" svg:height="0.374cm" svg:x="26.07cm" svg:y="11.224cm" svg:viewBox="0 0 30 375" draw:points="0,375 30,375 30,0 0,0">
          <text:p/>
        </draw:polygon>
        <draw:polygon draw:style-name="gr35" draw:text-style-name="P7" draw:layer="layout" svg:width="0.029cm" svg:height="0.374cm" svg:x="26.099cm" svg:y="11.224cm" svg:viewBox="0 0 30 375" draw:points="0,375 30,375 30,0 0,0">
          <text:p/>
        </draw:polygon>
        <draw:polygon draw:style-name="gr37" draw:text-style-name="P9" draw:layer="layout" svg:width="0.03cm" svg:height="0.374cm" svg:x="26.128cm" svg:y="11.224cm" svg:viewBox="0 0 31 375" draw:points="0,375 31,375 31,0 0,0">
          <text:p/>
        </draw:polygon>
        <draw:polygon draw:style-name="gr36" draw:text-style-name="P8" draw:layer="layout" svg:width="0.029cm" svg:height="0.374cm" svg:x="26.158cm" svg:y="11.224cm" svg:viewBox="0 0 30 375" draw:points="0,375 30,375 30,0 0,0">
          <text:p/>
        </draw:polygon>
        <draw:polygon draw:style-name="gr37" draw:text-style-name="P9" draw:layer="layout" svg:width="0.029cm" svg:height="0.374cm" svg:x="26.187cm" svg:y="11.224cm" svg:viewBox="0 0 30 375" draw:points="0,375 30,375 30,0 0,0">
          <text:p/>
        </draw:polygon>
        <draw:polygon draw:style-name="gr35" draw:text-style-name="P7" draw:layer="layout" svg:width="0.03cm" svg:height="0.374cm" svg:x="26.216cm" svg:y="11.224cm" svg:viewBox="0 0 31 375" draw:points="0,375 31,375 31,0 0,0">
          <text:p/>
        </draw:polygon>
        <draw:polygon draw:style-name="gr35" draw:text-style-name="P7" draw:layer="layout" svg:width="0.029cm" svg:height="0.374cm" svg:x="26.247cm" svg:y="11.224cm" svg:viewBox="0 0 30 375" draw:points="0,375 30,375 30,0 0,0">
          <text:p/>
        </draw:polygon>
        <draw:polygon draw:style-name="gr35" draw:text-style-name="P7" draw:layer="layout" svg:width="0.029cm" svg:height="0.374cm" svg:x="26.276cm" svg:y="11.224cm" svg:viewBox="0 0 30 375" draw:points="0,375 30,375 30,0 0,0">
          <text:p/>
        </draw:polygon>
        <draw:polygon draw:style-name="gr38" draw:text-style-name="P10" draw:layer="layout" svg:width="0.029cm" svg:height="0.374cm" svg:x="26.305cm" svg:y="11.224cm" svg:viewBox="0 0 30 375" draw:points="0,375 30,375 30,0 0,0">
          <text:p/>
        </draw:polygon>
        <draw:polygon draw:style-name="gr37" draw:text-style-name="P9" draw:layer="layout" svg:width="0.029cm" svg:height="0.374cm" svg:x="26.335cm" svg:y="11.224cm" svg:viewBox="0 0 30 375" draw:points="0,375 30,375 30,0 0,0">
          <text:p/>
        </draw:polygon>
        <draw:polygon draw:style-name="gr36" draw:text-style-name="P8" draw:layer="layout" svg:width="0.029cm" svg:height="0.374cm" svg:x="26.364cm" svg:y="11.224cm" svg:viewBox="0 0 30 375" draw:points="0,375 30,375 30,0 0,0">
          <text:p/>
        </draw:polygon>
        <draw:polygon draw:style-name="gr37" draw:text-style-name="P9" draw:layer="layout" svg:width="0.029cm" svg:height="0.374cm" svg:x="26.393cm" svg:y="11.224cm" svg:viewBox="0 0 30 375" draw:points="0,375 30,375 30,0 0,0">
          <text:p/>
        </draw:polygon>
        <draw:polygon draw:style-name="gr35" draw:text-style-name="P7" draw:layer="layout" svg:width="0.029cm" svg:height="0.374cm" svg:x="26.423cm" svg:y="11.224cm" svg:viewBox="0 0 30 375" draw:points="0,375 30,375 30,0 0,0">
          <text:p/>
        </draw:polygon>
        <draw:polygon draw:style-name="gr38" draw:text-style-name="P10" draw:layer="layout" svg:width="0.029cm" svg:height="0.374cm" svg:x="26.453cm" svg:y="11.224cm" svg:viewBox="0 0 30 375" draw:points="0,375 30,375 30,0 0,0">
          <text:p/>
        </draw:polygon>
        <draw:polygon draw:style-name="gr35" draw:text-style-name="P7" draw:layer="layout" svg:width="0.029cm" svg:height="0.374cm" svg:x="26.482cm" svg:y="11.224cm" svg:viewBox="0 0 30 375" draw:points="0,375 30,375 30,0 0,0">
          <text:p/>
        </draw:polygon>
        <draw:polygon draw:style-name="gr35" draw:text-style-name="P7" draw:layer="layout" svg:width="0.029cm" svg:height="0.374cm" svg:x="26.511cm" svg:y="11.224cm" svg:viewBox="0 0 30 375" draw:points="0,375 30,375 30,0 0,0">
          <text:p/>
        </draw:polygon>
        <draw:polygon draw:style-name="gr37" draw:text-style-name="P9" draw:layer="layout" svg:width="0.029cm" svg:height="0.374cm" svg:x="26.54cm" svg:y="11.224cm" svg:viewBox="0 0 30 375" draw:points="0,375 30,375 30,0 0,0">
          <text:p/>
        </draw:polygon>
        <draw:polygon draw:style-name="gr38" draw:text-style-name="P10" draw:layer="layout" svg:width="0.03cm" svg:height="0.374cm" svg:x="26.569cm" svg:y="11.224cm" svg:viewBox="0 0 31 375" draw:points="0,375 31,375 31,0 0,0">
          <text:p/>
        </draw:polygon>
        <draw:polygon draw:style-name="gr35" draw:text-style-name="P7" draw:layer="layout" svg:width="0.029cm" svg:height="0.374cm" svg:x="26.6cm" svg:y="11.224cm" svg:viewBox="0 0 30 375" draw:points="0,375 30,375 30,0 0,0">
          <text:p/>
        </draw:polygon>
        <draw:polygon draw:style-name="gr35" draw:text-style-name="P7" draw:layer="layout" svg:width="0.029cm" svg:height="0.374cm" svg:x="26.629cm" svg:y="11.224cm" svg:viewBox="0 0 30 375" draw:points="0,375 30,375 30,0 0,0">
          <text:p/>
        </draw:polygon>
        <draw:polygon draw:style-name="gr38" draw:text-style-name="P10" draw:layer="layout" svg:width="0.03cm" svg:height="0.374cm" svg:x="26.658cm" svg:y="11.224cm" svg:viewBox="0 0 31 375" draw:points="0,375 31,375 31,0 0,0">
          <text:p/>
        </draw:polygon>
        <draw:polygon draw:style-name="gr37" draw:text-style-name="P9" draw:layer="layout" svg:width="0.029cm" svg:height="0.374cm" svg:x="26.688cm" svg:y="11.224cm" svg:viewBox="0 0 30 375" draw:points="0,375 30,375 30,0 0,0">
          <text:p/>
        </draw:polygon>
        <draw:polygon draw:style-name="gr38" draw:text-style-name="P10" draw:layer="layout" svg:width="0.029cm" svg:height="0.374cm" svg:x="26.717cm" svg:y="11.224cm" svg:viewBox="0 0 30 375" draw:points="0,375 30,375 30,0 0,0">
          <text:p/>
        </draw:polygon>
        <draw:polygon draw:style-name="gr37" draw:text-style-name="P9" draw:layer="layout" svg:width="0.029cm" svg:height="0.374cm" svg:x="26.747cm" svg:y="11.224cm" svg:viewBox="0 0 30 375" draw:points="0,375 30,375 30,0 0,0">
          <text:p/>
        </draw:polygon>
        <draw:polygon draw:style-name="gr35" draw:text-style-name="P7" draw:layer="layout" svg:width="0.029cm" svg:height="0.374cm" svg:x="26.777cm" svg:y="11.224cm" svg:viewBox="0 0 30 375" draw:points="0,375 30,375 30,0 0,0">
          <text:p/>
        </draw:polygon>
        <draw:polygon draw:style-name="gr35" draw:text-style-name="P7" draw:layer="layout" svg:width="0.029cm" svg:height="0.374cm" svg:x="26.806cm" svg:y="11.224cm" svg:viewBox="0 0 30 375" draw:points="0,375 30,375 30,0 0,0">
          <text:p/>
        </draw:polygon>
        <draw:polygon draw:style-name="gr38" draw:text-style-name="P10" draw:layer="layout" svg:width="0.029cm" svg:height="0.374cm" svg:x="26.835cm" svg:y="11.224cm" svg:viewBox="0 0 30 375" draw:points="0,375 30,375 30,0 0,0">
          <text:p/>
        </draw:polygon>
        <draw:polygon draw:style-name="gr38" draw:text-style-name="P10" draw:layer="layout" svg:width="0.029cm" svg:height="0.374cm" svg:x="26.864cm" svg:y="11.224cm" svg:viewBox="0 0 30 375" draw:points="0,375 30,375 30,0 0,0">
          <text:p/>
        </draw:polygon>
        <draw:polygon draw:style-name="gr37" draw:text-style-name="P9" draw:layer="layout" svg:width="0.029cm" svg:height="0.374cm" svg:x="26.895cm" svg:y="11.224cm" svg:viewBox="0 0 30 375" draw:points="0,375 30,375 30,0 0,0">
          <text:p/>
        </draw:polygon>
        <draw:polygon draw:style-name="gr36" draw:text-style-name="P8" draw:layer="layout" svg:width="0.029cm" svg:height="0.374cm" svg:x="26.924cm" svg:y="11.224cm" svg:viewBox="0 0 30 375" draw:points="0,375 30,375 30,0 0,0">
          <text:p/>
        </draw:polygon>
        <draw:polygon draw:style-name="gr35" draw:text-style-name="P7" draw:layer="layout" svg:width="0.029cm" svg:height="0.374cm" svg:x="26.953cm" svg:y="11.224cm" svg:viewBox="0 0 30 375" draw:points="0,375 30,375 30,0 0,0">
          <text:p/>
        </draw:polygon>
        <draw:polygon draw:style-name="gr37" draw:text-style-name="P9" draw:layer="layout" svg:width="0.03cm" svg:height="0.374cm" svg:x="26.982cm" svg:y="11.224cm" svg:viewBox="0 0 31 375" draw:points="0,375 31,375 31,0 0,0">
          <text:p/>
        </draw:polygon>
        <draw:polygon draw:style-name="gr35" draw:text-style-name="P7" draw:layer="layout" svg:width="0.029cm" svg:height="0.374cm" svg:x="27.012cm" svg:y="11.224cm" svg:viewBox="0 0 30 375" draw:points="0,375 30,375 30,0 0,0">
          <text:p/>
        </draw:polygon>
        <draw:polygon draw:style-name="gr35" draw:text-style-name="P7" draw:layer="layout" svg:width="0.029cm" svg:height="0.374cm" svg:x="27.041cm" svg:y="11.224cm" svg:viewBox="0 0 30 375" draw:points="0,375 30,375 30,0 0,0">
          <text:p/>
        </draw:polygon>
        <draw:polygon draw:style-name="gr38" draw:text-style-name="P10" draw:layer="layout" svg:width="0.029cm" svg:height="0.374cm" svg:x="27.071cm" svg:y="11.224cm" svg:viewBox="0 0 30 375" draw:points="0,375 30,375 30,0 0,0">
          <text:p/>
        </draw:polygon>
        <draw:polygon draw:style-name="gr38" draw:text-style-name="P10" draw:layer="layout" svg:width="0.029cm" svg:height="0.374cm" svg:x="27.101cm" svg:y="11.224cm" svg:viewBox="0 0 30 375" draw:points="0,375 30,375 30,0 0,0">
          <text:p/>
        </draw:polygon>
        <draw:polygon draw:style-name="gr36" draw:text-style-name="P8" draw:layer="layout" svg:width="0.029cm" svg:height="0.374cm" svg:x="27.13cm" svg:y="11.224cm" svg:viewBox="0 0 30 375" draw:points="0,375 30,375 30,0 0,0">
          <text:p/>
        </draw:polygon>
        <draw:polygon draw:style-name="gr35" draw:text-style-name="P7" draw:layer="layout" svg:width="0.029cm" svg:height="0.374cm" svg:x="27.159cm" svg:y="11.224cm" svg:viewBox="0 0 30 375" draw:points="0,375 30,375 30,0 0,0">
          <text:p/>
        </draw:polygon>
        <draw:polygon draw:style-name="gr37" draw:text-style-name="P9" draw:layer="layout" svg:width="0.029cm" svg:height="0.374cm" svg:x="27.188cm" svg:y="11.224cm" svg:viewBox="0 0 30 375" draw:points="0,375 30,375 30,0 0,0">
          <text:p/>
        </draw:polygon>
        <draw:polygon draw:style-name="gr38" draw:text-style-name="P10" draw:layer="layout" svg:width="0.029cm" svg:height="0.374cm" svg:x="27.219cm" svg:y="11.224cm" svg:viewBox="0 0 30 375" draw:points="0,375 30,375 30,0 0,0">
          <text:p/>
        </draw:polygon>
        <draw:polygon draw:style-name="gr37" draw:text-style-name="P9" draw:layer="layout" svg:width="0.029cm" svg:height="0.374cm" svg:x="27.248cm" svg:y="11.224cm" svg:viewBox="0 0 30 375" draw:points="0,375 30,375 30,0 0,0">
          <text:p/>
        </draw:polygon>
        <draw:polygon draw:style-name="gr35" draw:text-style-name="P7" draw:layer="layout" svg:width="0.029cm" svg:height="0.374cm" svg:x="27.277cm" svg:y="11.224cm" svg:viewBox="0 0 30 375" draw:points="0,375 30,375 30,0 0,0">
          <text:p/>
        </draw:polygon>
        <draw:polygon draw:style-name="gr35" draw:text-style-name="P7" draw:layer="layout" svg:width="0.029cm" svg:height="0.374cm" svg:x="27.306cm" svg:y="11.224cm" svg:viewBox="0 0 30 375" draw:points="0,375 30,375 30,0 0,0">
          <text:p/>
        </draw:polygon>
        <draw:polygon draw:style-name="gr38" draw:text-style-name="P10" draw:layer="layout" svg:width="0.029cm" svg:height="0.374cm" svg:x="27.336cm" svg:y="11.224cm" svg:viewBox="0 0 30 375" draw:points="0,375 30,375 30,0 0,0">
          <text:p/>
        </draw:polygon>
        <draw:polygon draw:style-name="gr36" draw:text-style-name="P8" draw:layer="layout" svg:width="0.029cm" svg:height="0.374cm" svg:x="27.365cm" svg:y="11.224cm" svg:viewBox="0 0 30 375" draw:points="0,375 30,375 30,0 0,0">
          <text:p/>
        </draw:polygon>
        <draw:polygon draw:style-name="gr35" draw:text-style-name="P7" draw:layer="layout" svg:width="0.029cm" svg:height="0.374cm" svg:x="27.395cm" svg:y="11.224cm" svg:viewBox="0 0 30 375" draw:points="0,375 30,375 30,0 0,0">
          <text:p/>
        </draw:polygon>
        <draw:polygon draw:style-name="gr38" draw:text-style-name="P10" draw:layer="layout" svg:width="0.03cm" svg:height="0.374cm" svg:x="27.424cm" svg:y="11.224cm" svg:viewBox="0 0 31 375" draw:points="0,375 31,375 31,0 0,0">
          <text:p/>
        </draw:polygon>
        <draw:polygon draw:style-name="gr36" draw:text-style-name="P8" draw:layer="layout" svg:width="0.029cm" svg:height="0.374cm" svg:x="27.454cm" svg:y="11.224cm" svg:viewBox="0 0 30 375" draw:points="0,375 30,375 30,0 0,0">
          <text:p/>
        </draw:polygon>
        <draw:polygon draw:style-name="gr37" draw:text-style-name="P9" draw:layer="layout" svg:width="0.029cm" svg:height="0.374cm" svg:x="27.483cm" svg:y="11.224cm" svg:viewBox="0 0 30 375" draw:points="0,375 30,375 30,0 0,0">
          <text:p/>
        </draw:polygon>
        <draw:polygon draw:style-name="gr35" draw:text-style-name="P7" draw:layer="layout" svg:width="0.029cm" svg:height="0.374cm" svg:x="27.512cm" svg:y="11.224cm" svg:viewBox="0 0 30 375" draw:points="0,375 30,375 30,0 0,0">
          <text:p/>
        </draw:polygon>
        <draw:polygon draw:style-name="gr35" draw:text-style-name="P7" draw:layer="layout" svg:width="0.029cm" svg:height="0.374cm" svg:x="27.543cm" svg:y="11.224cm" svg:viewBox="0 0 30 375" draw:points="0,375 30,375 30,0 0,0">
          <text:p/>
        </draw:polygon>
        <draw:polygon draw:style-name="gr38" draw:text-style-name="P10" draw:layer="layout" svg:width="0.029cm" svg:height="0.374cm" svg:x="27.572cm" svg:y="11.224cm" svg:viewBox="0 0 30 375" draw:points="0,375 30,375 30,0 0,0">
          <text:p/>
        </draw:polygon>
        <draw:polygon draw:style-name="gr36" draw:text-style-name="P8" draw:layer="layout" svg:width="0.029cm" svg:height="0.374cm" svg:x="27.601cm" svg:y="11.224cm" svg:viewBox="0 0 30 375" draw:points="0,375 30,375 30,0 0,0">
          <text:p/>
        </draw:polygon>
        <draw:polygon draw:style-name="gr38" draw:text-style-name="P10" draw:layer="layout" svg:width="0.029cm" svg:height="0.374cm" svg:x="27.63cm" svg:y="11.224cm" svg:viewBox="0 0 30 375" draw:points="0,375 30,375 30,0 0,0">
          <text:p/>
        </draw:polygon>
        <draw:polygon draw:style-name="gr38" draw:text-style-name="P10" draw:layer="layout" svg:width="0.029cm" svg:height="0.374cm" svg:x="27.66cm" svg:y="11.224cm" svg:viewBox="0 0 30 375" draw:points="0,375 30,375 30,0 0,0">
          <text:p/>
        </draw:polygon>
        <draw:polygon draw:style-name="gr38" draw:text-style-name="P10" draw:layer="layout" svg:width="0.029cm" svg:height="0.374cm" svg:x="27.689cm" svg:y="11.224cm" svg:viewBox="0 0 30 375" draw:points="0,375 30,375 30,0 0,0">
          <text:p/>
        </draw:polygon>
        <draw:polygon draw:style-name="gr37" draw:text-style-name="P9" draw:layer="layout" svg:width="0.029cm" svg:height="0.374cm" svg:x="27.719cm" svg:y="11.224cm" svg:viewBox="0 0 30 375" draw:points="0,375 30,375 30,0 0,0">
          <text:p/>
        </draw:polygon>
        <draw:polygon draw:style-name="gr35" draw:text-style-name="P7" draw:layer="layout" svg:width="0.029cm" svg:height="0.374cm" svg:x="27.748cm" svg:y="11.224cm" svg:viewBox="0 0 30 375" draw:points="0,375 30,375 30,0 0,0">
          <text:p/>
        </draw:polygon>
        <draw:polygon draw:style-name="gr35" draw:text-style-name="P7" draw:layer="layout" svg:width="0.029cm" svg:height="0.374cm" svg:x="27.778cm" svg:y="11.224cm" svg:viewBox="0 0 30 375" draw:points="0,375 30,375 30,0 0,0">
          <text:p/>
        </draw:polygon>
        <draw:polygon draw:style-name="gr36" draw:text-style-name="P8" draw:layer="layout" svg:width="0.029cm" svg:height="0.374cm" svg:x="27.807cm" svg:y="11.224cm" svg:viewBox="0 0 30 375" draw:points="0,375 30,375 30,0 0,0">
          <text:p/>
        </draw:polygon>
        <draw:polygon draw:style-name="gr37" draw:text-style-name="P9" draw:layer="layout" svg:width="0.03cm" svg:height="0.374cm" svg:x="27.836cm" svg:y="11.224cm" svg:viewBox="0 0 31 375" draw:points="0,375 31,375 31,0 0,0">
          <text:p/>
        </draw:polygon>
        <draw:polygon draw:style-name="gr36" draw:text-style-name="P8" draw:layer="layout" svg:width="0.029cm" svg:height="0.374cm" svg:x="27.867cm" svg:y="11.224cm" svg:viewBox="0 0 30 375" draw:points="0,375 30,375 30,0 0,0">
          <text:p/>
        </draw:polygon>
        <draw:polygon draw:style-name="gr35" draw:text-style-name="P7" draw:layer="layout" svg:width="0.029cm" svg:height="0.374cm" svg:x="27.896cm" svg:y="11.224cm" svg:viewBox="0 0 30 375" draw:points="0,375 30,375 30,0 0,0">
          <text:p/>
        </draw:polygon>
        <draw:polygon draw:style-name="gr36" draw:text-style-name="P8" draw:layer="layout" svg:width="0.029cm" svg:height="0.374cm" svg:x="27.925cm" svg:y="11.224cm" svg:viewBox="0 0 30 375" draw:points="0,375 30,375 30,0 0,0">
          <text:p/>
        </draw:polygon>
        <draw:polygon draw:style-name="gr36" draw:text-style-name="P8" draw:layer="layout" svg:width="0.029cm" svg:height="0.374cm" svg:x="27.955cm" svg:y="11.224cm" svg:viewBox="0 0 30 375" draw:points="0,375 30,375 30,0 0,0">
          <text:p/>
        </draw:polygon>
        <draw:polygon draw:style-name="gr38" draw:text-style-name="P10" draw:layer="layout" svg:width="0.029cm" svg:height="0.374cm" svg:x="27.984cm" svg:y="11.224cm" svg:viewBox="0 0 30 375" draw:points="0,375 30,375 30,0 0,0">
          <text:p/>
        </draw:polygon>
        <draw:polygon draw:style-name="gr38" draw:text-style-name="P10" draw:layer="layout" svg:width="0.029cm" svg:height="0.374cm" svg:x="28.013cm" svg:y="11.224cm" svg:viewBox="0 0 30 375" draw:points="0,375 30,375 30,0 0,0">
          <text:p/>
        </draw:polygon>
        <draw:polygon draw:style-name="gr37" draw:text-style-name="P9" draw:layer="layout" svg:width="0.029cm" svg:height="0.374cm" svg:x="28.043cm" svg:y="11.224cm" svg:viewBox="0 0 30 375" draw:points="0,375 30,375 30,0 0,0">
          <text:p/>
        </draw:polygon>
        <draw:polygon draw:style-name="gr36" draw:text-style-name="P8" draw:layer="layout" svg:width="0.029cm" svg:height="0.374cm" svg:x="28.072cm" svg:y="11.224cm" svg:viewBox="0 0 30 375" draw:points="0,375 30,375 30,0 0,0">
          <text:p/>
        </draw:polygon>
        <draw:polygon draw:style-name="gr37" draw:text-style-name="P9" draw:layer="layout" svg:width="0.029cm" svg:height="0.374cm" svg:x="28.102cm" svg:y="11.224cm" svg:viewBox="0 0 30 375" draw:points="0,375 30,375 30,0 0,0">
          <text:p/>
        </draw:polygon>
        <draw:polygon draw:style-name="gr36" draw:text-style-name="P8" draw:layer="layout" svg:width="0.029cm" svg:height="0.374cm" svg:x="28.131cm" svg:y="11.224cm" svg:viewBox="0 0 30 375" draw:points="0,375 30,375 30,0 0,0">
          <text:p/>
        </draw:polygon>
        <draw:polygon draw:style-name="gr36" draw:text-style-name="P8" draw:layer="layout" svg:width="0.029cm" svg:height="0.374cm" svg:x="28.16cm" svg:y="11.224cm" svg:viewBox="0 0 30 375" draw:points="0,375 30,375 30,0 0,0">
          <text:p/>
        </draw:polygon>
        <draw:polygon draw:style-name="gr36" draw:text-style-name="P8" draw:layer="layout" svg:width="0.03cm" svg:height="0.374cm" svg:x="28.189cm" svg:y="11.224cm" svg:viewBox="0 0 31 375" draw:points="0,375 31,375 31,0 0,0">
          <text:p/>
        </draw:polygon>
        <draw:polygon draw:style-name="gr36" draw:text-style-name="P8" draw:layer="layout" svg:width="0.029cm" svg:height="0.374cm" svg:x="28.22cm" svg:y="11.224cm" svg:viewBox="0 0 30 375" draw:points="0,375 30,375 30,0 0,0">
          <text:p/>
        </draw:polygon>
        <draw:polygon draw:style-name="gr38" draw:text-style-name="P10" draw:layer="layout" svg:width="0.029cm" svg:height="0.374cm" svg:x="28.249cm" svg:y="11.224cm" svg:viewBox="0 0 30 375" draw:points="0,375 30,375 30,0 0,0">
          <text:p/>
        </draw:polygon>
        <draw:polygon draw:style-name="gr38" draw:text-style-name="P10" draw:layer="layout" svg:width="0.03cm" svg:height="0.374cm" svg:x="28.278cm" svg:y="11.224cm" svg:viewBox="0 0 31 375" draw:points="0,375 31,375 31,0 0,0">
          <text:p/>
        </draw:polygon>
        <draw:polygon draw:style-name="gr37" draw:text-style-name="P9" draw:layer="layout" svg:width="0.029cm" svg:height="0.374cm" svg:x="28.308cm" svg:y="11.224cm" svg:viewBox="0 0 30 375" draw:points="0,375 30,375 30,0 0,0">
          <text:p/>
        </draw:polygon>
        <draw:polygon draw:style-name="gr37" draw:text-style-name="P9" draw:layer="layout" svg:width="0.029cm" svg:height="0.374cm" svg:x="28.337cm" svg:y="11.224cm" svg:viewBox="0 0 30 375" draw:points="0,375 30,375 30,0 0,0">
          <text:p/>
        </draw:polygon>
        <draw:polygon draw:style-name="gr38" draw:text-style-name="P10" draw:layer="layout" svg:width="0.029cm" svg:height="0.374cm" svg:x="28.366cm" svg:y="11.224cm" svg:viewBox="0 0 30 375" draw:points="0,375 30,375 30,0 0,0">
          <text:p/>
        </draw:polygon>
        <draw:polygon draw:style-name="gr35" draw:text-style-name="P7" draw:layer="layout" svg:width="0.029cm" svg:height="0.374cm" svg:x="28.397cm" svg:y="11.224cm" svg:viewBox="0 0 30 375" draw:points="0,375 30,375 30,0 0,0">
          <text:p/>
        </draw:polygon>
        <draw:polygon draw:style-name="gr38" draw:text-style-name="P10" draw:layer="layout" svg:width="0.029cm" svg:height="0.374cm" svg:x="28.426cm" svg:y="11.224cm" svg:viewBox="0 0 30 375" draw:points="0,375 30,375 30,0 0,0">
          <text:p/>
        </draw:polygon>
        <draw:polygon draw:style-name="gr38" draw:text-style-name="P10" draw:layer="layout" svg:width="0.029cm" svg:height="0.374cm" svg:x="28.455cm" svg:y="11.224cm" svg:viewBox="0 0 30 375" draw:points="0,375 30,375 30,0 0,0">
          <text:p/>
        </draw:polygon>
        <draw:polygon draw:style-name="gr36" draw:text-style-name="P8" draw:layer="layout" svg:width="0.029cm" svg:height="0.374cm" svg:x="28.484cm" svg:y="11.224cm" svg:viewBox="0 0 30 375" draw:points="0,375 30,375 30,0 0,0">
          <text:p/>
        </draw:polygon>
        <draw:polygon draw:style-name="gr36" draw:text-style-name="P8" draw:layer="layout" svg:width="0.029cm" svg:height="0.374cm" svg:x="28.514cm" svg:y="11.224cm" svg:viewBox="0 0 30 375" draw:points="0,375 30,375 30,0 0,0">
          <text:p/>
        </draw:polygon>
        <draw:polygon draw:style-name="gr37" draw:text-style-name="P9" draw:layer="layout" svg:width="0.029cm" svg:height="0.374cm" svg:x="28.544cm" svg:y="11.224cm" svg:viewBox="0 0 30 375" draw:points="0,375 30,375 30,0 0,0">
          <text:p/>
        </draw:polygon>
        <draw:polygon draw:style-name="gr35" draw:text-style-name="P7" draw:layer="layout" svg:width="0.029cm" svg:height="0.374cm" svg:x="28.573cm" svg:y="11.224cm" svg:viewBox="0 0 30 375" draw:points="0,375 30,375 30,0 0,0">
          <text:p/>
        </draw:polygon>
        <draw:polygon draw:style-name="gr37" draw:text-style-name="P9" draw:layer="layout" svg:width="0.029cm" svg:height="0.374cm" svg:x="28.602cm" svg:y="11.224cm" svg:viewBox="0 0 30 375" draw:points="0,375 30,375 30,0 0,0">
          <text:p/>
        </draw:polygon>
        <draw:polygon draw:style-name="gr37" draw:text-style-name="P9" draw:layer="layout" svg:width="0.03cm" svg:height="0.374cm" svg:x="28.631cm" svg:y="11.224cm" svg:viewBox="0 0 31 375" draw:points="0,375 31,375 31,0 0,0">
          <text:p/>
        </draw:polygon>
        <draw:polygon draw:style-name="gr37" draw:text-style-name="P9" draw:layer="layout" svg:width="0.029cm" svg:height="0.374cm" svg:x="28.661cm" svg:y="11.224cm" svg:viewBox="0 0 30 375" draw:points="0,375 30,375 30,0 0,0">
          <text:p/>
        </draw:polygon>
        <draw:polygon draw:style-name="gr37" draw:text-style-name="P9" draw:layer="layout" svg:width="0.029cm" svg:height="0.374cm" svg:x="28.69cm" svg:y="11.224cm" svg:viewBox="0 0 30 375" draw:points="0,375 30,375 30,0 0,0">
          <text:p/>
        </draw:polygon>
        <draw:polygon draw:style-name="gr36" draw:text-style-name="P8" draw:layer="layout" svg:width="0.029cm" svg:height="0.374cm" svg:x="28.721cm" svg:y="11.224cm" svg:viewBox="0 0 30 375" draw:points="0,375 30,375 30,0 0,0">
          <text:p/>
        </draw:polygon>
        <draw:polygon draw:style-name="gr35" draw:text-style-name="P7" draw:layer="layout" svg:width="0.029cm" svg:height="0.374cm" svg:x="28.75cm" svg:y="11.224cm" svg:viewBox="0 0 30 375" draw:points="0,375 30,375 30,0 0,0">
          <text:p/>
        </draw:polygon>
        <draw:polygon draw:style-name="gr38" draw:text-style-name="P10" draw:layer="layout" svg:width="0.029cm" svg:height="0.374cm" svg:x="28.779cm" svg:y="11.224cm" svg:viewBox="0 0 30 375" draw:points="0,375 30,375 30,0 0,0">
          <text:p/>
        </draw:polygon>
        <draw:polygon draw:style-name="gr37" draw:text-style-name="P9" draw:layer="layout" svg:width="0.029cm" svg:height="0.374cm" svg:x="28.808cm" svg:y="11.224cm" svg:viewBox="0 0 30 375" draw:points="0,375 30,375 30,0 0,0">
          <text:p/>
        </draw:polygon>
        <draw:polygon draw:style-name="gr36" draw:text-style-name="P8" draw:layer="layout" svg:width="0.029cm" svg:height="0.374cm" svg:x="28.838cm" svg:y="11.224cm" svg:viewBox="0 0 30 375" draw:points="0,375 30,375 30,0 0,0">
          <text:p/>
        </draw:polygon>
        <draw:polygon draw:style-name="gr36" draw:text-style-name="P8" draw:layer="layout" svg:width="0.029cm" svg:height="0.374cm" svg:x="28.868cm" svg:y="11.224cm" svg:viewBox="0 0 30 375" draw:points="0,375 30,375 30,0 0,0">
          <text:p/>
        </draw:polygon>
        <draw:polygon draw:style-name="gr38" draw:text-style-name="P10" draw:layer="layout" svg:width="0.029cm" svg:height="0.374cm" svg:x="28.897cm" svg:y="11.224cm" svg:viewBox="0 0 30 375" draw:points="0,375 30,375 30,0 0,0">
          <text:p/>
        </draw:polygon>
        <draw:polygon draw:style-name="gr37" draw:text-style-name="P9" draw:layer="layout" svg:width="0.029cm" svg:height="0.374cm" svg:x="28.926cm" svg:y="11.224cm" svg:viewBox="0 0 30 375" draw:points="0,375 30,375 30,0 0,0">
          <text:p/>
        </draw:polygon>
        <draw:polygon draw:style-name="gr38" draw:text-style-name="P10" draw:layer="layout" svg:width="0.029cm" svg:height="0.374cm" svg:x="28.956cm" svg:y="11.224cm" svg:viewBox="0 0 30 375" draw:points="0,375 30,375 30,0 0,0">
          <text:p/>
        </draw:polygon>
        <draw:polygon draw:style-name="gr38" draw:text-style-name="P10" draw:layer="layout" svg:width="0.029cm" svg:height="0.374cm" svg:x="28.985cm" svg:y="11.224cm" svg:viewBox="0 0 30 375" draw:points="0,375 30,375 30,0 0,0">
          <text:p/>
        </draw:polygon>
        <draw:polygon draw:style-name="gr36" draw:text-style-name="P8" draw:layer="layout" svg:width="0.029cm" svg:height="0.374cm" svg:x="29.014cm" svg:y="11.224cm" svg:viewBox="0 0 30 375" draw:points="0,375 30,375 30,0 0,0">
          <text:p/>
        </draw:polygon>
        <draw:polygon draw:style-name="gr37" draw:text-style-name="P9" draw:layer="layout" svg:width="0.03cm" svg:height="0.374cm" svg:x="29.044cm" svg:y="11.224cm" svg:viewBox="0 0 31 375" draw:points="0,375 31,375 31,0 0,0">
          <text:p/>
        </draw:polygon>
        <draw:polygon draw:style-name="gr35" draw:text-style-name="P7" draw:layer="layout" svg:width="0.029cm" svg:height="0.374cm" svg:x="29.074cm" svg:y="11.224cm" svg:viewBox="0 0 30 375" draw:points="0,375 30,375 30,0 0,0">
          <text:p/>
        </draw:polygon>
        <draw:polygon draw:style-name="gr37" draw:text-style-name="P9" draw:layer="layout" svg:width="0.029cm" svg:height="0.374cm" svg:x="29.103cm" svg:y="11.224cm" svg:viewBox="0 0 30 375" draw:points="0,375 30,375 30,0 0,0">
          <text:p/>
        </draw:polygon>
        <draw:polygon draw:style-name="gr38" draw:text-style-name="P10" draw:layer="layout" svg:width="0.029cm" svg:height="0.374cm" svg:x="29.132cm" svg:y="11.224cm" svg:viewBox="0 0 30 375" draw:points="0,375 30,375 30,0 0,0">
          <text:p/>
        </draw:polygon>
        <draw:polygon draw:style-name="gr37" draw:text-style-name="P9" draw:layer="layout" svg:width="0.029cm" svg:height="0.374cm" svg:x="29.162cm" svg:y="11.224cm" svg:viewBox="0 0 30 375" draw:points="0,375 30,375 30,0 0,0">
          <text:p/>
        </draw:polygon>
        <draw:polygon draw:style-name="gr38" draw:text-style-name="P10" draw:layer="layout" svg:width="0.029cm" svg:height="0.374cm" svg:x="29.192cm" svg:y="11.224cm" svg:viewBox="0 0 30 375" draw:points="0,375 30,375 30,0 0,0">
          <text:p/>
        </draw:polygon>
        <draw:polygon draw:style-name="gr36" draw:text-style-name="P8" draw:layer="layout" svg:width="0.029cm" svg:height="0.374cm" svg:x="29.221cm" svg:y="11.224cm" svg:viewBox="0 0 30 375" draw:points="0,375 30,375 30,0 0,0">
          <text:p/>
        </draw:polygon>
        <draw:polygon draw:style-name="gr38" draw:text-style-name="P10" draw:layer="layout" svg:width="0.029cm" svg:height="0.374cm" svg:x="29.25cm" svg:y="11.224cm" svg:viewBox="0 0 30 375" draw:points="0,375 30,375 30,0 0,0">
          <text:p/>
        </draw:polygon>
        <draw:polygon draw:style-name="gr38" draw:text-style-name="P10" draw:layer="layout" svg:width="0.029cm" svg:height="0.374cm" svg:x="29.28cm" svg:y="11.224cm" svg:viewBox="0 0 30 375" draw:points="0,375 30,375 30,0 0,0">
          <text:p/>
        </draw:polygon>
        <draw:polygon draw:style-name="gr37" draw:text-style-name="P9" draw:layer="layout" svg:width="0.029cm" svg:height="0.374cm" svg:x="29.309cm" svg:y="11.224cm" svg:viewBox="0 0 30 375" draw:points="0,375 30,375 30,0 0,0">
          <text:p/>
        </draw:polygon>
        <draw:polygon draw:style-name="gr35" draw:text-style-name="P7" draw:layer="layout" svg:width="0.029cm" svg:height="0.374cm" svg:x="29.338cm" svg:y="11.224cm" svg:viewBox="0 0 30 375" draw:points="0,375 30,375 30,0 0,0">
          <text:p/>
        </draw:polygon>
        <draw:polygon draw:style-name="gr35" draw:text-style-name="P7" draw:layer="layout" svg:width="0.029cm" svg:height="0.374cm" svg:x="29.368cm" svg:y="11.224cm" svg:viewBox="0 0 30 375" draw:points="0,375 30,375 30,0 0,0">
          <text:p/>
        </draw:polygon>
        <draw:polygon draw:style-name="gr38" draw:text-style-name="P10" draw:layer="layout" svg:width="0.029cm" svg:height="0.374cm" svg:x="29.398cm" svg:y="11.224cm" svg:viewBox="0 0 30 375" draw:points="0,375 30,375 30,0 0,0">
          <text:p/>
        </draw:polygon>
        <draw:polygon draw:style-name="gr38" draw:text-style-name="P10" draw:layer="layout" svg:width="0.029cm" svg:height="0.374cm" svg:x="29.427cm" svg:y="11.224cm" svg:viewBox="0 0 30 375" draw:points="0,375 30,375 30,0 0,0">
          <text:p/>
        </draw:polygon>
        <draw:polygon draw:style-name="gr36" draw:text-style-name="P8" draw:layer="layout" svg:width="0.029cm" svg:height="0.374cm" svg:x="29.456cm" svg:y="11.224cm" svg:viewBox="0 0 30 375" draw:points="0,375 30,375 30,0 0,0">
          <text:p/>
        </draw:polygon>
        <draw:polygon draw:style-name="gr39" draw:text-style-name="P11" draw:layer="layout" svg:width="0.03cm" svg:height="0.374cm" svg:x="29.485cm" svg:y="11.224cm" svg:viewBox="0 0 31 375" draw:points="0,375 31,375 31,0 0,0">
          <text:p/>
        </draw:polygon>
        <draw:polygon draw:style-name="gr38" draw:text-style-name="P10" draw:layer="layout" svg:width="0.029cm" svg:height="0.374cm" svg:x="29.516cm" svg:y="11.224cm" svg:viewBox="0 0 30 375" draw:points="0,375 30,375 30,0 0,0">
          <text:p/>
        </draw:polygon>
        <draw:polygon draw:style-name="gr36" draw:text-style-name="P8" draw:layer="layout" svg:width="0.029cm" svg:height="0.374cm" svg:x="29.545cm" svg:y="11.224cm" svg:viewBox="0 0 30 375" draw:points="0,375 30,375 30,0 0,0">
          <text:p/>
        </draw:polygon>
        <draw:polygon draw:style-name="gr37" draw:text-style-name="P9" draw:layer="layout" svg:width="0.029cm" svg:height="0.374cm" svg:x="29.574cm" svg:y="11.224cm" svg:viewBox="0 0 30 375" draw:points="0,375 30,375 30,0 0,0">
          <text:p/>
        </draw:polygon>
        <draw:polygon draw:style-name="gr36" draw:text-style-name="P8" draw:layer="layout" svg:width="0.029cm" svg:height="0.374cm" svg:x="29.604cm" svg:y="11.224cm" svg:viewBox="0 0 30 375" draw:points="0,375 30,375 30,0 0,0">
          <text:p/>
        </draw:polygon>
        <draw:polygon draw:style-name="gr36" draw:text-style-name="P8" draw:layer="layout" svg:width="0.029cm" svg:height="0.374cm" svg:x="29.633cm" svg:y="11.224cm" svg:viewBox="0 0 30 375" draw:points="0,375 30,375 30,0 0,0">
          <text:p/>
        </draw:polygon>
        <draw:polygon draw:style-name="gr36" draw:text-style-name="P8" draw:layer="layout" svg:width="0.029cm" svg:height="0.374cm" svg:x="29.662cm" svg:y="11.224cm" svg:viewBox="0 0 30 375" draw:points="0,375 30,375 30,0 0,0">
          <text:p/>
        </draw:polygon>
        <draw:polygon draw:style-name="gr36" draw:text-style-name="P8" draw:layer="layout" svg:width="0.029cm" svg:height="0.374cm" svg:x="29.692cm" svg:y="11.224cm" svg:viewBox="0 0 30 375" draw:points="0,375 30,375 30,0 0,0">
          <text:p/>
        </draw:polygon>
        <draw:polygon draw:style-name="gr38" draw:text-style-name="P10" draw:layer="layout" svg:width="0.029cm" svg:height="0.374cm" svg:x="29.722cm" svg:y="11.224cm" svg:viewBox="0 0 30 375" draw:points="0,375 30,375 30,0 0,0">
          <text:p/>
        </draw:polygon>
        <draw:polygon draw:style-name="gr37" draw:text-style-name="P9" draw:layer="layout" svg:width="0.029cm" svg:height="0.374cm" svg:x="29.751cm" svg:y="11.224cm" svg:viewBox="0 0 30 375" draw:points="0,375 30,375 30,0 0,0">
          <text:p/>
        </draw:polygon>
        <draw:polygon draw:style-name="gr36" draw:text-style-name="P8" draw:layer="layout" svg:width="0.029cm" svg:height="0.374cm" svg:x="29.78cm" svg:y="11.224cm" svg:viewBox="0 0 30 375" draw:points="0,375 30,375 30,0 0,0">
          <text:p/>
        </draw:polygon>
        <draw:polygon draw:style-name="gr36" draw:text-style-name="P8" draw:layer="layout" svg:width="0.03cm" svg:height="0.374cm" svg:x="29.809cm" svg:y="11.224cm" svg:viewBox="0 0 31 375" draw:points="0,375 31,375 31,0 0,0">
          <text:p/>
        </draw:polygon>
        <draw:polygon draw:style-name="gr37" draw:text-style-name="P9" draw:layer="layout" svg:width="0.029cm" svg:height="0.374cm" svg:x="29.84cm" svg:y="11.224cm" svg:viewBox="0 0 30 375" draw:points="0,375 30,375 30,0 0,0">
          <text:p/>
        </draw:polygon>
        <draw:polygon draw:style-name="gr37" draw:text-style-name="P9" draw:layer="layout" svg:width="0.029cm" svg:height="0.374cm" svg:x="29.869cm" svg:y="11.224cm" svg:viewBox="0 0 30 375" draw:points="0,375 30,375 30,0 0,0">
          <text:p/>
        </draw:polygon>
        <draw:polygon draw:style-name="gr38" draw:text-style-name="P10" draw:layer="layout" svg:width="0.03cm" svg:height="0.374cm" svg:x="29.898cm" svg:y="11.224cm" svg:viewBox="0 0 31 375" draw:points="0,375 31,375 31,0 0,0">
          <text:p/>
        </draw:polygon>
        <draw:polygon draw:style-name="gr38" draw:text-style-name="P10" draw:layer="layout" svg:width="0.029cm" svg:height="0.374cm" svg:x="29.928cm" svg:y="11.224cm" svg:viewBox="0 0 30 375" draw:points="0,375 30,375 30,0 0,0">
          <text:p/>
        </draw:polygon>
        <draw:polygon draw:style-name="gr38" draw:text-style-name="P10" draw:layer="layout" svg:width="0.029cm" svg:height="0.374cm" svg:x="29.957cm" svg:y="11.224cm" svg:viewBox="0 0 30 375" draw:points="0,375 30,375 30,0 0,0">
          <text:p/>
        </draw:polygon>
        <draw:polygon draw:style-name="gr38" draw:text-style-name="P10" draw:layer="layout" svg:width="0.029cm" svg:height="0.374cm" svg:x="29.986cm" svg:y="11.224cm" svg:viewBox="0 0 30 375" draw:points="0,375 30,375 30,0 0,0">
          <text:p/>
        </draw:polygon>
        <draw:polygon draw:style-name="gr37" draw:text-style-name="P9" draw:layer="layout" svg:width="0.029cm" svg:height="0.374cm" svg:x="30.046cm" svg:y="11.224cm" svg:viewBox="0 0 30 375" draw:points="0,375 30,375 30,0 0,0">
          <text:p/>
        </draw:polygon>
        <draw:polygon draw:style-name="gr38" draw:text-style-name="P10" draw:layer="layout" svg:width="0.029cm" svg:height="0.374cm" svg:x="30.075cm" svg:y="11.224cm" svg:viewBox="0 0 30 375" draw:points="0,375 30,375 30,0 0,0">
          <text:p/>
        </draw:polygon>
        <draw:polygon draw:style-name="gr35" draw:text-style-name="P7" draw:layer="layout" svg:width="0.029cm" svg:height="0.374cm" svg:x="30.104cm" svg:y="11.224cm" svg:viewBox="0 0 30 375" draw:points="0,375 30,375 30,0 0,0">
          <text:p/>
        </draw:polygon>
        <draw:polygon draw:style-name="gr35" draw:text-style-name="P7" draw:layer="layout" svg:width="0.029cm" svg:height="0.374cm" svg:x="30.133cm" svg:y="11.224cm" svg:viewBox="0 0 30 375" draw:points="0,375 30,375 30,0 0,0">
          <text:p/>
        </draw:polygon>
        <draw:polygon draw:style-name="gr36" draw:text-style-name="P8" draw:layer="layout" svg:width="0.029cm" svg:height="0.374cm" svg:x="30.163cm" svg:y="11.224cm" svg:viewBox="0 0 30 375" draw:points="0,375 30,375 30,0 0,0">
          <text:p/>
        </draw:polygon>
        <draw:polygon draw:style-name="gr37" draw:text-style-name="P9" draw:layer="layout" svg:width="0.029cm" svg:height="0.374cm" svg:x="30.193cm" svg:y="11.224cm" svg:viewBox="0 0 30 375" draw:points="0,375 30,375 30,0 0,0">
          <text:p/>
        </draw:polygon>
        <draw:polygon draw:style-name="gr35" draw:text-style-name="P7" draw:layer="layout" svg:width="0.029cm" svg:height="0.374cm" svg:x="30.222cm" svg:y="11.224cm" svg:viewBox="0 0 30 375" draw:points="0,375 30,375 30,0 0,0">
          <text:p/>
        </draw:polygon>
        <draw:polygon draw:style-name="gr37" draw:text-style-name="P9" draw:layer="layout" svg:width="0.03cm" svg:height="0.374cm" svg:x="30.251cm" svg:y="11.224cm" svg:viewBox="0 0 31 375" draw:points="0,375 31,375 31,0 0,0">
          <text:p/>
        </draw:polygon>
        <draw:polygon draw:style-name="gr35" draw:text-style-name="P7" draw:layer="layout" svg:width="0.029cm" svg:height="0.374cm" svg:x="30.281cm" svg:y="11.224cm" svg:viewBox="0 0 30 375" draw:points="0,375 30,375 30,0 0,0">
          <text:p/>
        </draw:polygon>
        <draw:polygon draw:style-name="gr36" draw:text-style-name="P8" draw:layer="layout" svg:width="0.029cm" svg:height="0.374cm" svg:x="30.31cm" svg:y="11.224cm" svg:viewBox="0 0 30 375" draw:points="0,375 30,375 30,0 0,0">
          <text:p/>
        </draw:polygon>
        <draw:polygon draw:style-name="gr36" draw:text-style-name="P8" draw:layer="layout" svg:width="0.03cm" svg:height="0.374cm" svg:x="30.339cm" svg:y="11.224cm" svg:viewBox="0 0 31 375" draw:points="0,375 31,375 31,0 0,0">
          <text:p/>
        </draw:polygon>
        <draw:polygon draw:style-name="gr37" draw:text-style-name="P9" draw:layer="layout" svg:width="0.029cm" svg:height="0.374cm" svg:x="30.37cm" svg:y="11.224cm" svg:viewBox="0 0 30 375" draw:points="0,375 30,375 30,0 0,0">
          <text:p/>
        </draw:polygon>
        <draw:polygon draw:style-name="gr37" draw:text-style-name="P9" draw:layer="layout" svg:width="0.029cm" svg:height="0.374cm" svg:x="30.399cm" svg:y="11.224cm" svg:viewBox="0 0 30 375" draw:points="0,375 30,375 30,0 0,0">
          <text:p/>
        </draw:polygon>
        <draw:polygon draw:style-name="gr37" draw:text-style-name="P9" draw:layer="layout" svg:width="0.029cm" svg:height="0.374cm" svg:x="30.428cm" svg:y="11.224cm" svg:viewBox="0 0 30 375" draw:points="0,375 30,375 30,0 0,0">
          <text:p/>
        </draw:polygon>
        <draw:polygon draw:style-name="gr35" draw:text-style-name="P7" draw:layer="layout" svg:width="0.029cm" svg:height="0.374cm" svg:x="30.458cm" svg:y="11.224cm" svg:viewBox="0 0 30 375" draw:points="0,375 30,375 30,0 0,0">
          <text:p/>
        </draw:polygon>
        <draw:polygon draw:style-name="gr37" draw:text-style-name="P9" draw:layer="layout" svg:width="0.029cm" svg:height="0.374cm" svg:x="30.487cm" svg:y="11.224cm" svg:viewBox="0 0 30 375" draw:points="0,375 30,375 30,0 0,0">
          <text:p/>
        </draw:polygon>
        <draw:polygon draw:style-name="gr37" draw:text-style-name="P9" draw:layer="layout" svg:width="0.029cm" svg:height="0.374cm" svg:x="30.517cm" svg:y="11.224cm" svg:viewBox="0 0 30 375" draw:points="0,375 30,375 30,0 0,0">
          <text:p/>
        </draw:polygon>
        <draw:polygon draw:style-name="gr35" draw:text-style-name="P7" draw:layer="layout" svg:width="0.029cm" svg:height="0.374cm" svg:x="30.546cm" svg:y="11.224cm" svg:viewBox="0 0 30 375" draw:points="0,375 30,375 30,0 0,0">
          <text:p/>
        </draw:polygon>
        <draw:polygon draw:style-name="gr35" draw:text-style-name="P7" draw:layer="layout" svg:width="0.029cm" svg:height="0.374cm" svg:x="30.576cm" svg:y="11.224cm" svg:viewBox="0 0 30 375" draw:points="0,375 30,375 30,0 0,0">
          <text:p/>
        </draw:polygon>
        <draw:polygon draw:style-name="gr37" draw:text-style-name="P9" draw:layer="layout" svg:width="0.029cm" svg:height="0.374cm" svg:x="30.605cm" svg:y="11.224cm" svg:viewBox="0 0 30 375" draw:points="0,375 30,375 30,0 0,0">
          <text:p/>
        </draw:polygon>
        <draw:polygon draw:style-name="gr37" draw:text-style-name="P9" draw:layer="layout" svg:width="0.029cm" svg:height="0.374cm" svg:x="30.634cm" svg:y="11.224cm" svg:viewBox="0 0 30 375" draw:points="0,375 30,375 30,0 0,0">
          <text:p/>
        </draw:polygon>
        <draw:polygon draw:style-name="gr36" draw:text-style-name="P8" draw:layer="layout" svg:width="0.03cm" svg:height="0.374cm" svg:x="30.663cm" svg:y="11.224cm" svg:viewBox="0 0 31 375" draw:points="0,375 31,375 31,0 0,0">
          <text:p/>
        </draw:polygon>
        <draw:polygon draw:style-name="gr37" draw:text-style-name="P9" draw:layer="layout" svg:width="0.029cm" svg:height="0.374cm" svg:x="30.694cm" svg:y="11.224cm" svg:viewBox="0 0 30 375" draw:points="0,375 30,375 30,0 0,0">
          <text:p/>
        </draw:polygon>
        <draw:polygon draw:style-name="gr37" draw:text-style-name="P9" draw:layer="layout" svg:width="0.029cm" svg:height="0.374cm" svg:x="30.723cm" svg:y="11.224cm" svg:viewBox="0 0 30 375" draw:points="0,375 30,375 30,0 0,0">
          <text:p/>
        </draw:polygon>
        <draw:polygon draw:style-name="gr35" draw:text-style-name="P7" draw:layer="layout" svg:width="0.029cm" svg:height="0.374cm" svg:x="30.752cm" svg:y="11.224cm" svg:viewBox="0 0 30 375" draw:points="0,375 30,375 30,0 0,0">
          <text:p/>
        </draw:polygon>
        <draw:polygon draw:style-name="gr36" draw:text-style-name="P8" draw:layer="layout" svg:width="0.029cm" svg:height="0.374cm" svg:x="30.782cm" svg:y="11.224cm" svg:viewBox="0 0 30 375" draw:points="0,375 30,375 30,0 0,0">
          <text:p/>
        </draw:polygon>
        <draw:polygon draw:style-name="gr37" draw:text-style-name="P9" draw:layer="layout" svg:width="0.029cm" svg:height="0.374cm" svg:x="30.811cm" svg:y="11.224cm" svg:viewBox="0 0 30 375" draw:points="0,375 30,375 30,0 0,0">
          <text:p/>
        </draw:polygon>
        <draw:polygon draw:style-name="gr38" draw:text-style-name="P10" draw:layer="layout" svg:width="0.029cm" svg:height="0.374cm" svg:x="30.841cm" svg:y="11.224cm" svg:viewBox="0 0 30 375" draw:points="0,375 30,375 30,0 0,0">
          <text:p/>
        </draw:polygon>
        <draw:polygon draw:style-name="gr37" draw:text-style-name="P9" draw:layer="layout" svg:width="0.029cm" svg:height="0.374cm" svg:x="30.87cm" svg:y="11.224cm" svg:viewBox="0 0 30 375" draw:points="0,375 30,375 30,0 0,0">
          <text:p/>
        </draw:polygon>
        <draw:polygon draw:style-name="gr37" draw:text-style-name="P9" draw:layer="layout" svg:width="0.029cm" svg:height="0.374cm" svg:x="30.9cm" svg:y="11.224cm" svg:viewBox="0 0 30 375" draw:points="0,375 30,375 30,0 0,0">
          <text:p/>
        </draw:polygon>
        <draw:polygon draw:style-name="gr37" draw:text-style-name="P9" draw:layer="layout" svg:width="0.029cm" svg:height="0.374cm" svg:x="30.929cm" svg:y="11.224cm" svg:viewBox="0 0 30 375" draw:points="0,375 30,375 30,0 0,0">
          <text:p/>
        </draw:polygon>
        <draw:polygon draw:style-name="gr37" draw:text-style-name="P9" draw:layer="layout" svg:width="0.029cm" svg:height="0.374cm" svg:x="30.958cm" svg:y="11.224cm" svg:viewBox="0 0 30 375" draw:points="0,375 30,375 30,0 0,0">
          <text:p/>
        </draw:polygon>
        <draw:polygon draw:style-name="gr37" draw:text-style-name="P9" draw:layer="layout" svg:width="0.029cm" svg:height="0.374cm" svg:x="30.987cm" svg:y="11.224cm" svg:viewBox="0 0 30 375" draw:points="0,375 30,375 30,0 0,0">
          <text:p/>
        </draw:polygon>
        <draw:polygon draw:style-name="gr36" draw:text-style-name="P8" draw:layer="layout" svg:width="0.029cm" svg:height="0.374cm" svg:x="31.018cm" svg:y="11.224cm" svg:viewBox="0 0 30 375" draw:points="0,375 30,375 30,0 0,0">
          <text:p/>
        </draw:polygon>
        <draw:polygon draw:style-name="gr36" draw:text-style-name="P8" draw:layer="layout" svg:width="0.029cm" svg:height="0.374cm" svg:x="31.047cm" svg:y="11.224cm" svg:viewBox="0 0 30 375" draw:points="0,375 30,375 30,0 0,0">
          <text:p/>
        </draw:polygon>
        <draw:polygon draw:style-name="gr38" draw:text-style-name="P10" draw:layer="layout" svg:width="0.029cm" svg:height="0.374cm" svg:x="31.076cm" svg:y="11.224cm" svg:viewBox="0 0 30 375" draw:points="0,375 30,375 30,0 0,0">
          <text:p/>
        </draw:polygon>
        <draw:polygon draw:style-name="gr37" draw:text-style-name="P9" draw:layer="layout" svg:width="0.03cm" svg:height="0.374cm" svg:x="31.105cm" svg:y="11.224cm" svg:viewBox="0 0 31 375" draw:points="0,375 31,375 31,0 0,0">
          <text:p/>
        </draw:polygon>
        <draw:polygon draw:style-name="gr36" draw:text-style-name="P8" draw:layer="layout" svg:width="0.029cm" svg:height="0.374cm" svg:x="31.135cm" svg:y="11.224cm" svg:viewBox="0 0 30 375" draw:points="0,375 30,375 30,0 0,0">
          <text:p/>
        </draw:polygon>
        <draw:polygon draw:style-name="gr36" draw:text-style-name="P8" draw:layer="layout" svg:width="0.029cm" svg:height="0.374cm" svg:x="31.165cm" svg:y="11.224cm" svg:viewBox="0 0 30 375" draw:points="0,375 30,375 30,0 0,0">
          <text:p/>
        </draw:polygon>
        <draw:polygon draw:style-name="gr37" draw:text-style-name="P9" draw:layer="layout" svg:width="0.029cm" svg:height="0.374cm" svg:x="31.194cm" svg:y="11.224cm" svg:viewBox="0 0 30 375" draw:points="0,375 30,375 30,0 0,0">
          <text:p/>
        </draw:polygon>
        <draw:polygon draw:style-name="gr36" draw:text-style-name="P8" draw:layer="layout" svg:width="0.029cm" svg:height="0.374cm" svg:x="31.224cm" svg:y="11.224cm" svg:viewBox="0 0 30 375" draw:points="0,375 30,375 30,0 0,0">
          <text:p/>
        </draw:polygon>
        <draw:polygon draw:style-name="gr37" draw:text-style-name="P9" draw:layer="layout" svg:width="0.029cm" svg:height="0.374cm" svg:x="31.253cm" svg:y="11.224cm" svg:viewBox="0 0 30 375" draw:points="0,375 30,375 30,0 0,0">
          <text:p/>
        </draw:polygon>
        <draw:polygon draw:style-name="gr37" draw:text-style-name="P9" draw:layer="layout" svg:width="0.029cm" svg:height="0.374cm" svg:x="31.282cm" svg:y="11.224cm" svg:viewBox="0 0 30 375" draw:points="0,375 30,375 30,0 0,0">
          <text:p/>
        </draw:polygon>
        <draw:polygon draw:style-name="gr36" draw:text-style-name="P8" draw:layer="layout" svg:width="0.029cm" svg:height="0.374cm" svg:x="31.311cm" svg:y="11.224cm" svg:viewBox="0 0 30 375" draw:points="0,375 30,375 30,0 0,0">
          <text:p/>
        </draw:polygon>
        <draw:polygon draw:style-name="gr37" draw:text-style-name="P9" draw:layer="layout" svg:width="0.029cm" svg:height="0.374cm" svg:x="31.342cm" svg:y="11.224cm" svg:viewBox="0 0 30 375" draw:points="0,375 30,375 30,0 0,0">
          <text:p/>
        </draw:polygon>
        <draw:polygon draw:style-name="gr35" draw:text-style-name="P7" draw:layer="layout" svg:width="0.029cm" svg:height="0.374cm" svg:x="31.371cm" svg:y="11.224cm" svg:viewBox="0 0 30 375" draw:points="0,375 30,375 30,0 0,0">
          <text:p/>
        </draw:polygon>
        <draw:polygon draw:style-name="gr36" draw:text-style-name="P8" draw:layer="layout" svg:width="0.029cm" svg:height="0.374cm" svg:x="31.4cm" svg:y="11.224cm" svg:viewBox="0 0 30 375" draw:points="0,375 30,375 30,0 0,0">
          <text:p/>
        </draw:polygon>
        <draw:polygon draw:style-name="gr37" draw:text-style-name="P9" draw:layer="layout" svg:width="0.029cm" svg:height="0.374cm" svg:x="31.429cm" svg:y="11.224cm" svg:viewBox="0 0 30 375" draw:points="0,375 30,375 30,0 0,0">
          <text:p/>
        </draw:polygon>
        <draw:polygon draw:style-name="gr36" draw:text-style-name="P8" draw:layer="layout" svg:width="0.029cm" svg:height="0.374cm" svg:x="31.459cm" svg:y="11.224cm" svg:viewBox="0 0 30 375" draw:points="0,375 30,375 30,0 0,0">
          <text:p/>
        </draw:polygon>
        <draw:polygon draw:style-name="gr37" draw:text-style-name="P9" draw:layer="layout" svg:width="0.029cm" svg:height="0.374cm" svg:x="31.489cm" svg:y="11.224cm" svg:viewBox="0 0 30 375" draw:points="0,375 30,375 30,0 0,0">
          <text:p/>
        </draw:polygon>
        <draw:polygon draw:style-name="gr37" draw:text-style-name="P9" draw:layer="layout" svg:width="0.03cm" svg:height="0.374cm" svg:x="31.518cm" svg:y="11.224cm" svg:viewBox="0 0 31 375" draw:points="0,375 31,375 31,0 0,0">
          <text:p/>
        </draw:polygon>
        <draw:polygon draw:style-name="gr36" draw:text-style-name="P8" draw:layer="layout" svg:width="0.029cm" svg:height="0.374cm" svg:x="31.548cm" svg:y="11.224cm" svg:viewBox="0 0 30 375" draw:points="0,375 30,375 30,0 0,0">
          <text:p/>
        </draw:polygon>
        <draw:polygon draw:style-name="gr38" draw:text-style-name="P10" draw:layer="layout" svg:width="0.029cm" svg:height="0.374cm" svg:x="31.577cm" svg:y="11.224cm" svg:viewBox="0 0 30 375" draw:points="0,375 30,375 30,0 0,0">
          <text:p/>
        </draw:polygon>
        <draw:polygon draw:style-name="gr36" draw:text-style-name="P8" draw:layer="layout" svg:width="0.029cm" svg:height="0.374cm" svg:x="31.606cm" svg:y="11.224cm" svg:viewBox="0 0 30 375" draw:points="0,375 30,375 30,0 0,0">
          <text:p/>
        </draw:polygon>
        <draw:polygon draw:style-name="gr36" draw:text-style-name="P8" draw:layer="layout" svg:width="0.029cm" svg:height="0.374cm" svg:x="31.635cm" svg:y="11.224cm" svg:viewBox="0 0 30 375" draw:points="0,375 30,375 30,0 0,0">
          <text:p/>
        </draw:polygon>
        <draw:polygon draw:style-name="gr36" draw:text-style-name="P8" draw:layer="layout" svg:width="0.029cm" svg:height="0.374cm" svg:x="31.666cm" svg:y="11.224cm" svg:viewBox="0 0 30 375" draw:points="0,375 30,375 30,0 0,0">
          <text:p/>
        </draw:polygon>
        <draw:polygon draw:style-name="gr36" draw:text-style-name="P8" draw:layer="layout" svg:width="0.029cm" svg:height="0.374cm" svg:x="31.695cm" svg:y="11.224cm" svg:viewBox="0 0 30 375" draw:points="0,375 30,375 30,0 0,0">
          <text:p/>
        </draw:polygon>
        <draw:polygon draw:style-name="gr38" draw:text-style-name="P10" draw:layer="layout" svg:width="0.029cm" svg:height="0.374cm" svg:x="31.724cm" svg:y="11.224cm" svg:viewBox="0 0 30 375" draw:points="0,375 30,375 30,0 0,0">
          <text:p/>
        </draw:polygon>
        <draw:polygon draw:style-name="gr36" draw:text-style-name="P8" draw:layer="layout" svg:width="0.029cm" svg:height="0.374cm" svg:x="31.753cm" svg:y="11.224cm" svg:viewBox="0 0 30 375" draw:points="0,375 30,375 30,0 0,0">
          <text:p/>
        </draw:polygon>
        <draw:polygon draw:style-name="gr35" draw:text-style-name="P7" draw:layer="layout" svg:width="0.029cm" svg:height="0.374cm" svg:x="31.783cm" svg:y="11.224cm" svg:viewBox="0 0 30 375" draw:points="0,375 30,375 30,0 0,0">
          <text:p/>
        </draw:polygon>
        <draw:polygon draw:style-name="gr35" draw:text-style-name="P7" draw:layer="layout" svg:width="0.029cm" svg:height="0.374cm" svg:x="31.813cm" svg:y="11.224cm" svg:viewBox="0 0 30 375" draw:points="0,375 30,375 30,0 0,0">
          <text:p/>
        </draw:polygon>
        <draw:polygon draw:style-name="gr35" draw:text-style-name="P7" draw:layer="layout" svg:width="0.029cm" svg:height="0.374cm" svg:x="31.842cm" svg:y="11.224cm" svg:viewBox="0 0 30 375" draw:points="0,375 30,375 30,0 0,0">
          <text:p/>
        </draw:polygon>
        <draw:polygon draw:style-name="gr38" draw:text-style-name="P10" draw:layer="layout" svg:width="0.03cm" svg:height="0.374cm" svg:x="31.871cm" svg:y="11.224cm" svg:viewBox="0 0 31 375" draw:points="0,375 31,375 31,0 0,0">
          <text:p/>
        </draw:polygon>
        <draw:polygon draw:style-name="gr37" draw:text-style-name="P9" draw:layer="layout" svg:width="0.029cm" svg:height="0.374cm" svg:x="31.901cm" svg:y="11.224cm" svg:viewBox="0 0 30 375" draw:points="0,375 30,375 30,0 0,0">
          <text:p/>
        </draw:polygon>
        <draw:polygon draw:style-name="gr36" draw:text-style-name="P8" draw:layer="layout" svg:width="0.029cm" svg:height="0.374cm" svg:x="31.93cm" svg:y="11.224cm" svg:viewBox="0 0 30 375" draw:points="0,375 30,375 30,0 0,0">
          <text:p/>
        </draw:polygon>
        <draw:polygon draw:style-name="gr35" draw:text-style-name="P7" draw:layer="layout" svg:width="0.03cm" svg:height="0.374cm" svg:x="31.959cm" svg:y="11.224cm" svg:viewBox="0 0 31 375" draw:points="0,375 31,375 31,0 0,0">
          <text:p/>
        </draw:polygon>
        <draw:polygon draw:style-name="gr38" draw:text-style-name="P10" draw:layer="layout" svg:width="0.029cm" svg:height="0.374cm" svg:x="31.99cm" svg:y="11.224cm" svg:viewBox="0 0 30 375" draw:points="0,375 30,375 30,0 0,0">
          <text:p/>
        </draw:polygon>
        <draw:polygon draw:style-name="gr36" draw:text-style-name="P8" draw:layer="layout" svg:width="0.029cm" svg:height="0.374cm" svg:x="32.019cm" svg:y="11.224cm" svg:viewBox="0 0 30 375" draw:points="0,375 30,375 30,0 0,0">
          <text:p/>
        </draw:polygon>
        <draw:polygon draw:style-name="gr37" draw:text-style-name="P9" draw:layer="layout" svg:width="0.029cm" svg:height="0.374cm" svg:x="32.048cm" svg:y="11.224cm" svg:viewBox="0 0 30 375" draw:points="0,375 30,375 30,0 0,0">
          <text:p/>
        </draw:polygon>
        <draw:polygon draw:style-name="gr37" draw:text-style-name="P9" draw:layer="layout" svg:width="0.029cm" svg:height="0.374cm" svg:x="32.078cm" svg:y="11.224cm" svg:viewBox="0 0 30 375" draw:points="0,375 30,375 30,0 0,0">
          <text:p/>
        </draw:polygon>
        <draw:polygon draw:style-name="gr38" draw:text-style-name="P10" draw:layer="layout" svg:width="0.029cm" svg:height="0.374cm" svg:x="32.107cm" svg:y="11.224cm" svg:viewBox="0 0 30 375" draw:points="0,375 30,375 30,0 0,0">
          <text:p/>
        </draw:polygon>
        <draw:polygon draw:style-name="gr37" draw:text-style-name="P9" draw:layer="layout" svg:width="0.029cm" svg:height="0.374cm" svg:x="32.137cm" svg:y="11.224cm" svg:viewBox="0 0 30 375" draw:points="0,375 30,375 30,0 0,0">
          <text:p/>
        </draw:polygon>
        <draw:polygon draw:style-name="gr37" draw:text-style-name="P9" draw:layer="layout" svg:width="0.029cm" svg:height="0.374cm" svg:x="32.166cm" svg:y="11.224cm" svg:viewBox="0 0 30 375" draw:points="0,375 30,375 30,0 0,0">
          <text:p/>
        </draw:polygon>
        <draw:polygon draw:style-name="gr37" draw:text-style-name="P9" draw:layer="layout" svg:width="0.029cm" svg:height="0.374cm" svg:x="32.195cm" svg:y="11.224cm" svg:viewBox="0 0 30 375" draw:points="0,375 30,375 30,0 0,0">
          <text:p/>
        </draw:polygon>
        <draw:polygon draw:style-name="gr37" draw:text-style-name="P9" draw:layer="layout" svg:width="0.029cm" svg:height="0.374cm" svg:x="32.225cm" svg:y="11.224cm" svg:viewBox="0 0 30 375" draw:points="0,375 30,375 30,0 0,0">
          <text:p/>
        </draw:polygon>
        <draw:polygon draw:style-name="gr36" draw:text-style-name="P8" draw:layer="layout" svg:width="0.029cm" svg:height="0.374cm" svg:x="32.254cm" svg:y="11.224cm" svg:viewBox="0 0 30 375" draw:points="0,375 30,375 30,0 0,0">
          <text:p/>
        </draw:polygon>
        <draw:polygon draw:style-name="gr38" draw:text-style-name="P10" draw:layer="layout" svg:width="0.029cm" svg:height="0.374cm" svg:x="32.283cm" svg:y="11.224cm" svg:viewBox="0 0 30 375" draw:points="0,375 30,375 30,0 0,0">
          <text:p/>
        </draw:polygon>
        <draw:polygon draw:style-name="gr38" draw:text-style-name="P10" draw:layer="layout" svg:width="0.03cm" svg:height="0.374cm" svg:x="32.313cm" svg:y="11.224cm" svg:viewBox="0 0 31 375" draw:points="0,375 31,375 31,0 0,0">
          <text:p/>
        </draw:polygon>
        <draw:polygon draw:style-name="gr36" draw:text-style-name="P8" draw:layer="layout" svg:width="0.029cm" svg:height="0.374cm" svg:x="32.343cm" svg:y="11.224cm" svg:viewBox="0 0 30 375" draw:points="0,375 30,375 30,0 0,0">
          <text:p/>
        </draw:polygon>
        <draw:polygon draw:style-name="gr36" draw:text-style-name="P8" draw:layer="layout" svg:width="0.029cm" svg:height="0.374cm" svg:x="32.372cm" svg:y="11.224cm" svg:viewBox="0 0 30 375" draw:points="0,375 30,375 30,0 0,0">
          <text:p/>
        </draw:polygon>
        <draw:polygon draw:style-name="gr37" draw:text-style-name="P9" draw:layer="layout" svg:width="0.029cm" svg:height="0.374cm" svg:x="32.402cm" svg:y="11.224cm" svg:viewBox="0 0 30 375" draw:points="0,375 30,375 30,0 0,0">
          <text:p/>
        </draw:polygon>
        <draw:polygon draw:style-name="gr35" draw:text-style-name="P7" draw:layer="layout" svg:width="0.029cm" svg:height="0.374cm" svg:x="32.431cm" svg:y="11.224cm" svg:viewBox="0 0 30 375" draw:points="0,375 30,375 30,0 0,0">
          <text:p/>
        </draw:polygon>
        <draw:polygon draw:style-name="gr37" draw:text-style-name="P9" draw:layer="layout" svg:width="0.029cm" svg:height="0.374cm" svg:x="32.46cm" svg:y="11.224cm" svg:viewBox="0 0 30 375" draw:points="0,375 30,375 30,0 0,0">
          <text:p/>
        </draw:polygon>
        <draw:polygon draw:style-name="gr36" draw:text-style-name="P8" draw:layer="layout" svg:width="0.029cm" svg:height="0.374cm" svg:x="32.49cm" svg:y="11.224cm" svg:viewBox="0 0 30 375" draw:points="0,375 30,375 30,0 0,0">
          <text:p/>
        </draw:polygon>
        <draw:polygon draw:style-name="gr37" draw:text-style-name="P9" draw:layer="layout" svg:width="0.029cm" svg:height="0.374cm" svg:x="32.52cm" svg:y="11.224cm" svg:viewBox="0 0 30 375" draw:points="0,375 30,375 30,0 0,0">
          <text:p/>
        </draw:polygon>
        <draw:polygon draw:style-name="gr38" draw:text-style-name="P10" draw:layer="layout" svg:width="0.029cm" svg:height="0.374cm" svg:x="32.549cm" svg:y="11.224cm" svg:viewBox="0 0 30 375" draw:points="0,375 30,375 30,0 0,0">
          <text:p/>
        </draw:polygon>
        <draw:polygon draw:style-name="gr38" draw:text-style-name="P10" draw:layer="layout" svg:width="0.029cm" svg:height="0.374cm" svg:x="32.578cm" svg:y="11.224cm" svg:viewBox="0 0 30 375" draw:points="0,375 30,375 30,0 0,0">
          <text:p/>
        </draw:polygon>
        <draw:polygon draw:style-name="gr36" draw:text-style-name="P8" draw:layer="layout" svg:width="0.029cm" svg:height="0.374cm" svg:x="32.607cm" svg:y="11.224cm" svg:viewBox="0 0 30 375" draw:points="0,375 30,375 30,0 0,0">
          <text:p/>
        </draw:polygon>
        <draw:polygon draw:style-name="gr36" draw:text-style-name="P8" draw:layer="layout" svg:width="0.029cm" svg:height="0.374cm" svg:x="32.638cm" svg:y="11.224cm" svg:viewBox="0 0 30 375" draw:points="0,375 30,375 30,0 0,0">
          <text:p/>
        </draw:polygon>
        <draw:polygon draw:style-name="gr35" draw:text-style-name="P7" draw:layer="layout" svg:width="0.029cm" svg:height="0.374cm" svg:x="32.667cm" svg:y="11.224cm" svg:viewBox="0 0 30 375" draw:points="0,375 30,375 30,0 0,0">
          <text:p/>
        </draw:polygon>
        <draw:polygon draw:style-name="gr36" draw:text-style-name="P8" draw:layer="layout" svg:width="0.029cm" svg:height="0.374cm" svg:x="32.696cm" svg:y="11.224cm" svg:viewBox="0 0 30 375" draw:points="0,375 30,375 30,0 0,0">
          <text:p/>
        </draw:polygon>
        <draw:polygon draw:style-name="gr37" draw:text-style-name="P9" draw:layer="layout" svg:width="0.03cm" svg:height="0.374cm" svg:x="32.725cm" svg:y="11.224cm" svg:viewBox="0 0 31 375" draw:points="0,375 31,375 31,0 0,0">
          <text:p/>
        </draw:polygon>
        <draw:polygon draw:style-name="gr37" draw:text-style-name="P9" draw:layer="layout" svg:width="0.029cm" svg:height="0.374cm" svg:x="32.755cm" svg:y="11.224cm" svg:viewBox="0 0 30 375" draw:points="0,375 30,375 30,0 0,0">
          <text:p/>
        </draw:polygon>
        <draw:polygon draw:style-name="gr37" draw:text-style-name="P9" draw:layer="layout" svg:width="0.029cm" svg:height="0.374cm" svg:x="32.784cm" svg:y="11.224cm" svg:viewBox="0 0 30 375" draw:points="0,375 30,375 30,0 0,0">
          <text:p/>
        </draw:polygon>
        <draw:polygon draw:style-name="gr36" draw:text-style-name="P8" draw:layer="layout" svg:width="0.029cm" svg:height="0.374cm" svg:x="32.814cm" svg:y="11.224cm" svg:viewBox="0 0 30 375" draw:points="0,375 30,375 30,0 0,0">
          <text:p/>
        </draw:polygon>
        <draw:polygon draw:style-name="gr37" draw:text-style-name="P9" draw:layer="layout" svg:width="0.029cm" svg:height="0.374cm" svg:x="32.844cm" svg:y="11.224cm" svg:viewBox="0 0 30 375" draw:points="0,375 30,375 30,0 0,0">
          <text:p/>
        </draw:polygon>
        <draw:polygon draw:style-name="gr38" draw:text-style-name="P10" draw:layer="layout" svg:width="0.029cm" svg:height="0.374cm" svg:x="32.873cm" svg:y="11.224cm" svg:viewBox="0 0 30 375" draw:points="0,375 30,375 30,0 0,0">
          <text:p/>
        </draw:polygon>
        <draw:polygon draw:style-name="gr38" draw:text-style-name="P10" draw:layer="layout" svg:width="0.029cm" svg:height="0.374cm" svg:x="32.902cm" svg:y="11.224cm" svg:viewBox="0 0 30 375" draw:points="0,375 30,375 30,0 0,0">
          <text:p/>
        </draw:polygon>
        <draw:polygon draw:style-name="gr37" draw:text-style-name="P9" draw:layer="layout" svg:width="0.029cm" svg:height="0.374cm" svg:x="32.931cm" svg:y="11.224cm" svg:viewBox="0 0 30 375" draw:points="0,375 30,375 30,0 0,0">
          <text:p/>
        </draw:polygon>
        <draw:polygon draw:style-name="gr38" draw:text-style-name="P10" draw:layer="layout" svg:width="0.029cm" svg:height="0.374cm" svg:x="32.962cm" svg:y="11.224cm" svg:viewBox="0 0 30 375" draw:points="0,375 30,375 30,0 0,0">
          <text:p/>
        </draw:polygon>
        <draw:polygon draw:style-name="gr35" draw:text-style-name="P7" draw:layer="layout" svg:width="0.029cm" svg:height="0.374cm" svg:x="32.991cm" svg:y="11.224cm" svg:viewBox="0 0 30 375" draw:points="0,375 30,375 30,0 0,0">
          <text:p/>
        </draw:polygon>
        <draw:polygon draw:style-name="gr38" draw:text-style-name="P10" draw:layer="layout" svg:width="0.029cm" svg:height="0.374cm" svg:x="33.02cm" svg:y="11.224cm" svg:viewBox="0 0 30 375" draw:points="0,375 30,375 30,0 0,0">
          <text:p/>
        </draw:polygon>
        <draw:polygon draw:style-name="gr38" draw:text-style-name="P10" draw:layer="layout" svg:width="0.029cm" svg:height="0.374cm" svg:x="33.049cm" svg:y="11.224cm" svg:viewBox="0 0 30 375" draw:points="0,375 30,375 30,0 0,0">
          <text:p/>
        </draw:polygon>
        <draw:polygon draw:style-name="gr37" draw:text-style-name="P9" draw:layer="layout" svg:width="0.029cm" svg:height="0.374cm" svg:x="33.079cm" svg:y="11.224cm" svg:viewBox="0 0 30 375" draw:points="0,375 30,375 30,0 0,0">
          <text:p/>
        </draw:polygon>
        <draw:polygon draw:style-name="gr38" draw:text-style-name="P10" draw:layer="layout" svg:width="0.029cm" svg:height="0.374cm" svg:x="33.108cm" svg:y="11.224cm" svg:viewBox="0 0 30 375" draw:points="0,375 30,375 30,0 0,0">
          <text:p/>
        </draw:polygon>
        <draw:polygon draw:style-name="gr36" draw:text-style-name="P8" draw:layer="layout" svg:width="0.029cm" svg:height="0.374cm" svg:x="33.138cm" svg:y="11.224cm" svg:viewBox="0 0 30 375" draw:points="0,375 30,375 30,0 0,0">
          <text:p/>
        </draw:polygon>
        <draw:polygon draw:style-name="gr36" draw:text-style-name="P8" draw:layer="layout" svg:width="0.03cm" svg:height="0.374cm" svg:x="33.167cm" svg:y="11.224cm" svg:viewBox="0 0 31 375" draw:points="0,375 31,375 31,0 0,0">
          <text:p/>
        </draw:polygon>
        <draw:polygon draw:style-name="gr38" draw:text-style-name="P10" draw:layer="layout" svg:width="0.029cm" svg:height="0.374cm" svg:x="33.197cm" svg:y="11.224cm" svg:viewBox="0 0 30 375" draw:points="0,375 30,375 30,0 0,0">
          <text:p/>
        </draw:polygon>
        <draw:polygon draw:style-name="gr36" draw:text-style-name="P8" draw:layer="layout" svg:width="0.029cm" svg:height="0.374cm" svg:x="33.226cm" svg:y="11.224cm" svg:viewBox="0 0 30 375" draw:points="0,375 30,375 30,0 0,0">
          <text:p/>
        </draw:polygon>
        <draw:polygon draw:style-name="gr37" draw:text-style-name="P9" draw:layer="layout" svg:width="0.029cm" svg:height="0.374cm" svg:x="33.255cm" svg:y="11.224cm" svg:viewBox="0 0 30 375" draw:points="0,375 30,375 30,0 0,0">
          <text:p/>
        </draw:polygon>
        <draw:polygon draw:style-name="gr38" draw:text-style-name="P10" draw:layer="layout" svg:width="0.029cm" svg:height="0.374cm" svg:x="33.286cm" svg:y="11.224cm" svg:viewBox="0 0 30 375" draw:points="0,375 30,375 30,0 0,0">
          <text:p/>
        </draw:polygon>
        <draw:polygon draw:style-name="gr36" draw:text-style-name="P8" draw:layer="layout" svg:width="0.029cm" svg:height="0.374cm" svg:x="33.315cm" svg:y="11.224cm" svg:viewBox="0 0 30 375" draw:points="0,375 30,375 30,0 0,0">
          <text:p/>
        </draw:polygon>
        <draw:polygon draw:style-name="gr36" draw:text-style-name="P8" draw:layer="layout" svg:width="0.029cm" svg:height="0.374cm" svg:x="33.344cm" svg:y="11.224cm" svg:viewBox="0 0 30 375" draw:points="0,375 30,375 30,0 0,0">
          <text:p/>
        </draw:polygon>
        <draw:polygon draw:style-name="gr37" draw:text-style-name="P9" draw:layer="layout" svg:width="0.029cm" svg:height="0.374cm" svg:x="33.373cm" svg:y="11.224cm" svg:viewBox="0 0 30 375" draw:points="0,375 30,375 30,0 0,0">
          <text:p/>
        </draw:polygon>
        <draw:polygon draw:style-name="gr35" draw:text-style-name="P7" draw:layer="layout" svg:width="0.029cm" svg:height="0.374cm" svg:x="33.403cm" svg:y="11.224cm" svg:viewBox="0 0 30 375" draw:points="0,375 30,375 30,0 0,0">
          <text:p/>
        </draw:polygon>
        <draw:polygon draw:style-name="gr36" draw:text-style-name="P8" draw:layer="layout" svg:width="0.029cm" svg:height="0.374cm" svg:x="33.432cm" svg:y="11.224cm" svg:viewBox="0 0 30 375" draw:points="0,375 30,375 30,0 0,0">
          <text:p/>
        </draw:polygon>
        <draw:polygon draw:style-name="gr35" draw:text-style-name="P7" draw:layer="layout" svg:width="0.029cm" svg:height="0.374cm" svg:x="33.462cm" svg:y="11.224cm" svg:viewBox="0 0 30 375" draw:points="0,375 30,375 30,0 0,0">
          <text:p/>
        </draw:polygon>
        <draw:polygon draw:style-name="gr36" draw:text-style-name="P8" draw:layer="layout" svg:width="0.03cm" svg:height="0.374cm" svg:x="33.491cm" svg:y="11.224cm" svg:viewBox="0 0 31 375" draw:points="0,375 31,375 31,0 0,0">
          <text:p/>
        </draw:polygon>
        <draw:polygon draw:style-name="gr38" draw:text-style-name="P10" draw:layer="layout" svg:width="0.029cm" svg:height="0.374cm" svg:x="33.521cm" svg:y="11.224cm" svg:viewBox="0 0 30 375" draw:points="0,375 30,375 30,0 0,0">
          <text:p/>
        </draw:polygon>
        <draw:polygon draw:style-name="gr37" draw:text-style-name="P9" draw:layer="layout" svg:width="0.029cm" svg:height="0.374cm" svg:x="33.55cm" svg:y="11.224cm" svg:viewBox="0 0 30 375" draw:points="0,375 30,375 30,0 0,0">
          <text:p/>
        </draw:polygon>
        <draw:polygon draw:style-name="gr37" draw:text-style-name="P9" draw:layer="layout" svg:width="0.03cm" svg:height="0.374cm" svg:x="33.579cm" svg:y="11.224cm" svg:viewBox="0 0 31 375" draw:points="0,375 31,375 31,0 0,0">
          <text:p/>
        </draw:polygon>
        <draw:polygon draw:style-name="gr37" draw:text-style-name="P9" draw:layer="layout" svg:width="0.029cm" svg:height="0.374cm" svg:x="33.61cm" svg:y="11.224cm" svg:viewBox="0 0 30 375" draw:points="0,375 30,375 30,0 0,0">
          <text:p/>
        </draw:polygon>
        <draw:polygon draw:style-name="gr36" draw:text-style-name="P8" draw:layer="layout" svg:width="0.029cm" svg:height="0.374cm" svg:x="33.639cm" svg:y="11.224cm" svg:viewBox="0 0 30 375" draw:points="0,375 30,375 30,0 0,0">
          <text:p/>
        </draw:polygon>
        <draw:polygon draw:style-name="gr36" draw:text-style-name="P8" draw:layer="layout" svg:width="0.029cm" svg:height="0.374cm" svg:x="33.668cm" svg:y="11.224cm" svg:viewBox="0 0 30 375" draw:points="0,375 30,375 30,0 0,0">
          <text:p/>
        </draw:polygon>
        <draw:polygon draw:style-name="gr38" draw:text-style-name="P10" draw:layer="layout" svg:width="0.029cm" svg:height="0.374cm" svg:x="33.698cm" svg:y="11.224cm" svg:viewBox="0 0 30 375" draw:points="0,375 30,375 30,0 0,0">
          <text:p/>
        </draw:polygon>
        <draw:polygon draw:style-name="gr36" draw:text-style-name="P8" draw:layer="layout" svg:width="0.029cm" svg:height="0.374cm" svg:x="33.727cm" svg:y="11.224cm" svg:viewBox="0 0 30 375" draw:points="0,375 30,375 30,0 0,0">
          <text:p/>
        </draw:polygon>
        <draw:polygon draw:style-name="gr37" draw:text-style-name="P9" draw:layer="layout" svg:width="0.029cm" svg:height="0.374cm" svg:x="33.756cm" svg:y="11.224cm" svg:viewBox="0 0 30 375" draw:points="0,375 30,375 30,0 0,0">
          <text:p/>
        </draw:polygon>
        <draw:polygon draw:style-name="gr38" draw:text-style-name="P10" draw:layer="layout" svg:width="0.029cm" svg:height="0.374cm" svg:x="33.786cm" svg:y="11.224cm" svg:viewBox="0 0 30 375" draw:points="0,375 30,375 30,0 0,0">
          <text:p/>
        </draw:polygon>
        <draw:polygon draw:style-name="gr36" draw:text-style-name="P8" draw:layer="layout" svg:width="0.029cm" svg:height="0.374cm" svg:x="33.815cm" svg:y="11.224cm" svg:viewBox="0 0 30 375" draw:points="0,375 30,375 30,0 0,0">
          <text:p/>
        </draw:polygon>
        <draw:polygon draw:style-name="gr35" draw:text-style-name="P7" draw:layer="layout" svg:width="0.029cm" svg:height="0.374cm" svg:x="33.845cm" svg:y="11.224cm" svg:viewBox="0 0 30 375" draw:points="0,375 30,375 30,0 0,0">
          <text:p/>
        </draw:polygon>
        <draw:polygon draw:style-name="gr36" draw:text-style-name="P8" draw:layer="layout" svg:width="0.029cm" svg:height="0.374cm" svg:x="33.874cm" svg:y="11.224cm" svg:viewBox="0 0 30 375" draw:points="0,375 30,375 30,0 0,0">
          <text:p/>
        </draw:polygon>
        <draw:polygon draw:style-name="gr36" draw:text-style-name="P8" draw:layer="layout" svg:width="0.029cm" svg:height="0.374cm" svg:x="33.903cm" svg:y="11.224cm" svg:viewBox="0 0 30 375" draw:points="0,375 30,375 30,0 0,0">
          <text:p/>
        </draw:polygon>
        <draw:polygon draw:style-name="gr36" draw:text-style-name="P8" draw:layer="layout" svg:width="0.03cm" svg:height="0.374cm" svg:x="33.932cm" svg:y="11.224cm" svg:viewBox="0 0 31 375" draw:points="0,375 31,375 31,0 0,0">
          <text:p/>
        </draw:polygon>
        <draw:polygon draw:style-name="gr37" draw:text-style-name="P9" draw:layer="layout" svg:width="0.029cm" svg:height="0.374cm" svg:x="33.963cm" svg:y="11.224cm" svg:viewBox="0 0 30 375" draw:points="0,375 30,375 30,0 0,0">
          <text:p/>
        </draw:polygon>
        <draw:polygon draw:style-name="gr36" draw:text-style-name="P8" draw:layer="layout" svg:width="0.029cm" svg:height="0.374cm" svg:x="33.992cm" svg:y="11.224cm" svg:viewBox="0 0 30 375" draw:points="0,375 30,375 30,0 0,0">
          <text:p/>
        </draw:polygon>
        <draw:polygon draw:style-name="gr36" draw:text-style-name="P8" draw:layer="layout" svg:width="0.032cm" svg:height="0.374cm" svg:x="34.021cm" svg:y="11.224cm" svg:viewBox="0 0 33 375" draw:points="0,375 33,375 33,0 0,0">
          <text:p/>
        </draw:polygon>
        <draw:polygon draw:style-name="gr38" draw:text-style-name="P10" draw:layer="layout" svg:width="0.029cm" svg:height="0.374cm" svg:x="34.051cm" svg:y="11.224cm" svg:viewBox="0 0 30 375" draw:points="0,375 30,375 30,0 0,0">
          <text:p/>
        </draw:polygon>
        <draw:polygon draw:style-name="gr36" draw:text-style-name="P8" draw:layer="layout" svg:width="0.029cm" svg:height="0.374cm" svg:x="34.08cm" svg:y="11.224cm" svg:viewBox="0 0 30 375" draw:points="0,375 30,375 30,0 0,0">
          <text:p/>
        </draw:polygon>
        <draw:polygon draw:style-name="gr37" draw:text-style-name="P9" draw:layer="layout" svg:width="0.029cm" svg:height="0.374cm" svg:x="34.11cm" svg:y="11.224cm" svg:viewBox="0 0 30 375" draw:points="0,375 30,375 30,0 0,0">
          <text:p/>
        </draw:polygon>
        <draw:polygon draw:style-name="gr35" draw:text-style-name="P7" draw:layer="layout" svg:width="0.029cm" svg:height="0.374cm" svg:x="34.14cm" svg:y="11.224cm" svg:viewBox="0 0 30 375" draw:points="0,375 30,375 30,0 0,0">
          <text:p/>
        </draw:polygon>
        <draw:polygon draw:style-name="gr36" draw:text-style-name="P8" draw:layer="layout" svg:width="0.029cm" svg:height="0.374cm" svg:x="34.169cm" svg:y="11.224cm" svg:viewBox="0 0 30 375" draw:points="0,375 30,375 30,0 0,0">
          <text:p/>
        </draw:polygon>
        <draw:polygon draw:style-name="gr36" draw:text-style-name="P8" draw:layer="layout" svg:width="0.029cm" svg:height="0.374cm" svg:x="34.198cm" svg:y="11.224cm" svg:viewBox="0 0 30 375" draw:points="0,375 30,375 30,0 0,0">
          <text:p/>
        </draw:polygon>
        <draw:polygon draw:style-name="gr38" draw:text-style-name="P10" draw:layer="layout" svg:width="0.029cm" svg:height="0.374cm" svg:x="34.256cm" svg:y="11.224cm" svg:viewBox="0 0 30 375" draw:points="0,375 30,375 30,0 0,0">
          <text:p/>
        </draw:polygon>
        <draw:polygon draw:style-name="gr37" draw:text-style-name="P9" draw:layer="layout" svg:width="0.029cm" svg:height="0.374cm" svg:x="34.287cm" svg:y="11.224cm" svg:viewBox="0 0 30 375" draw:points="0,375 30,375 30,0 0,0">
          <text:p/>
        </draw:polygon>
        <draw:polygon draw:style-name="gr36" draw:text-style-name="P8" draw:layer="layout" svg:width="0.029cm" svg:height="0.374cm" svg:x="34.316cm" svg:y="11.224cm" svg:viewBox="0 0 30 375" draw:points="0,375 30,375 30,0 0,0">
          <text:p/>
        </draw:polygon>
        <draw:polygon draw:style-name="gr36" draw:text-style-name="P8" draw:layer="layout" svg:width="0.03cm" svg:height="0.374cm" svg:x="34.345cm" svg:y="11.224cm" svg:viewBox="0 0 31 375" draw:points="0,375 31,375 31,0 0,0">
          <text:p/>
        </draw:polygon>
        <draw:polygon draw:style-name="gr37" draw:text-style-name="P9" draw:layer="layout" svg:width="0.029cm" svg:height="0.374cm" svg:x="34.375cm" svg:y="11.224cm" svg:viewBox="0 0 30 375" draw:points="0,375 30,375 30,0 0,0">
          <text:p/>
        </draw:polygon>
        <draw:polygon draw:style-name="gr38" draw:text-style-name="P10" draw:layer="layout" svg:width="0.029cm" svg:height="0.374cm" svg:x="34.404cm" svg:y="11.224cm" svg:viewBox="0 0 30 375" draw:points="0,375 30,375 30,0 0,0">
          <text:p/>
        </draw:polygon>
        <draw:polygon draw:style-name="gr37" draw:text-style-name="P9" draw:layer="layout" svg:width="0.029cm" svg:height="0.374cm" svg:x="34.433cm" svg:y="11.224cm" svg:viewBox="0 0 30 375" draw:points="0,375 30,375 30,0 0,0">
          <text:p/>
        </draw:polygon>
        <draw:polygon draw:style-name="gr35" draw:text-style-name="P7" draw:layer="layout" svg:width="0.029cm" svg:height="0.374cm" svg:x="34.464cm" svg:y="11.224cm" svg:viewBox="0 0 30 375" draw:points="0,375 30,375 30,0 0,0">
          <text:p/>
        </draw:polygon>
        <draw:polygon draw:style-name="gr37" draw:text-style-name="P9" draw:layer="layout" svg:width="0.029cm" svg:height="0.374cm" svg:x="34.493cm" svg:y="11.224cm" svg:viewBox="0 0 30 375" draw:points="0,375 30,375 30,0 0,0">
          <text:p/>
        </draw:polygon>
        <draw:polygon draw:style-name="gr35" draw:text-style-name="P7" draw:layer="layout" svg:width="0.029cm" svg:height="0.374cm" svg:x="34.522cm" svg:y="11.224cm" svg:viewBox="0 0 30 375" draw:points="0,375 30,375 30,0 0,0">
          <text:p/>
        </draw:polygon>
        <draw:polygon draw:style-name="gr37" draw:text-style-name="P9" draw:layer="layout" svg:width="0.029cm" svg:height="0.374cm" svg:x="34.551cm" svg:y="11.224cm" svg:viewBox="0 0 30 375" draw:points="0,375 30,375 30,0 0,0">
          <text:p/>
        </draw:polygon>
        <draw:polygon draw:style-name="gr36" draw:text-style-name="P8" draw:layer="layout" svg:width="0.029cm" svg:height="0.374cm" svg:x="34.581cm" svg:y="11.224cm" svg:viewBox="0 0 30 375" draw:points="0,375 30,375 30,0 0,0">
          <text:p/>
        </draw:polygon>
        <draw:polygon draw:style-name="gr37" draw:text-style-name="P9" draw:layer="layout" svg:width="0.029cm" svg:height="0.374cm" svg:x="34.611cm" svg:y="11.224cm" svg:viewBox="0 0 30 375" draw:points="0,375 30,375 30,0 0,0">
          <text:p/>
        </draw:polygon>
        <draw:polygon draw:style-name="gr37" draw:text-style-name="P9" draw:layer="layout" svg:width="0.029cm" svg:height="0.374cm" svg:x="34.64cm" svg:y="11.224cm" svg:viewBox="0 0 30 375" draw:points="0,375 30,375 30,0 0,0">
          <text:p/>
        </draw:polygon>
        <draw:polygon draw:style-name="gr36" draw:text-style-name="P8" draw:layer="layout" svg:width="0.029cm" svg:height="0.374cm" svg:x="34.669cm" svg:y="11.224cm" svg:viewBox="0 0 30 375" draw:points="0,375 30,375 30,0 0,0">
          <text:p/>
        </draw:polygon>
        <draw:polygon draw:style-name="gr37" draw:text-style-name="P9" draw:layer="layout" svg:width="0.029cm" svg:height="0.374cm" svg:x="34.699cm" svg:y="11.224cm" svg:viewBox="0 0 30 375" draw:points="0,375 30,375 30,0 0,0">
          <text:p/>
        </draw:polygon>
        <draw:polygon draw:style-name="gr37" draw:text-style-name="P9" draw:layer="layout" svg:width="0.029cm" svg:height="0.374cm" svg:x="34.728cm" svg:y="11.224cm" svg:viewBox="0 0 30 375" draw:points="0,375 30,375 30,0 0,0">
          <text:p/>
        </draw:polygon>
        <draw:polygon draw:style-name="gr38" draw:text-style-name="P10" draw:layer="layout" svg:width="0.029cm" svg:height="0.374cm" svg:x="34.757cm" svg:y="11.224cm" svg:viewBox="0 0 30 375" draw:points="0,375 30,375 30,0 0,0">
          <text:p/>
        </draw:polygon>
        <draw:polygon draw:style-name="gr36" draw:text-style-name="P8" draw:layer="layout" svg:width="0.03cm" svg:height="0.374cm" svg:x="34.787cm" svg:y="11.224cm" svg:viewBox="0 0 31 375" draw:points="0,375 31,375 31,0 0,0">
          <text:p/>
        </draw:polygon>
        <draw:polygon draw:style-name="gr35" draw:text-style-name="P7" draw:layer="layout" svg:width="0.029cm" svg:height="0.374cm" svg:x="34.817cm" svg:y="11.224cm" svg:viewBox="0 0 30 375" draw:points="0,375 30,375 30,0 0,0">
          <text:p/>
        </draw:polygon>
        <draw:polygon draw:style-name="gr35" draw:text-style-name="P7" draw:layer="layout" svg:width="0.029cm" svg:height="0.374cm" svg:x="34.846cm" svg:y="11.224cm" svg:viewBox="0 0 30 375" draw:points="0,375 30,375 30,0 0,0">
          <text:p/>
        </draw:polygon>
        <draw:polygon draw:style-name="gr35" draw:text-style-name="P7" draw:layer="layout" svg:width="0.029cm" svg:height="0.374cm" svg:x="34.875cm" svg:y="11.224cm" svg:viewBox="0 0 30 375" draw:points="0,375 30,375 30,0 0,0">
          <text:p/>
        </draw:polygon>
        <draw:polygon draw:style-name="gr37" draw:text-style-name="P9" draw:layer="layout" svg:width="0.029cm" svg:height="0.374cm" svg:x="34.964cm" svg:y="11.224cm" svg:viewBox="0 0 30 375" draw:points="0,375 30,375 30,0 0,0">
          <text:p/>
        </draw:polygon>
        <draw:polygon draw:style-name="gr36" draw:text-style-name="P8" draw:layer="layout" svg:width="0.029cm" svg:height="0.374cm" svg:x="34.993cm" svg:y="11.224cm" svg:viewBox="0 0 30 375" draw:points="0,375 30,375 30,0 0,0">
          <text:p/>
        </draw:polygon>
        <draw:polygon draw:style-name="gr35" draw:text-style-name="P7" draw:layer="layout" svg:width="0.029cm" svg:height="0.374cm" svg:x="35.023cm" svg:y="11.224cm" svg:viewBox="0 0 30 375" draw:points="0,375 30,375 30,0 0,0">
          <text:p/>
        </draw:polygon>
        <draw:polygon draw:style-name="gr36" draw:text-style-name="P8" draw:layer="layout" svg:width="0.029cm" svg:height="0.374cm" svg:x="35.052cm" svg:y="11.224cm" svg:viewBox="0 0 30 375" draw:points="0,375 30,375 30,0 0,0">
          <text:p/>
        </draw:polygon>
        <draw:polygon draw:style-name="gr38" draw:text-style-name="P10" draw:layer="layout" svg:width="0.029cm" svg:height="0.374cm" svg:x="35.081cm" svg:y="11.224cm" svg:viewBox="0 0 30 375" draw:points="0,375 30,375 30,0 0,0">
          <text:p/>
        </draw:polygon>
        <draw:polygon draw:style-name="gr38" draw:text-style-name="P10" draw:layer="layout" svg:width="0.029cm" svg:height="0.374cm" svg:x="35.111cm" svg:y="11.224cm" svg:viewBox="0 0 30 375" draw:points="0,375 30,375 30,0 0,0">
          <text:p/>
        </draw:polygon>
        <draw:polygon draw:style-name="gr38" draw:text-style-name="P10" draw:layer="layout" svg:width="0.029cm" svg:height="0.374cm" svg:x="35.141cm" svg:y="11.224cm" svg:viewBox="0 0 30 375" draw:points="0,375 30,375 30,0 0,0">
          <text:p/>
        </draw:polygon>
        <draw:polygon draw:style-name="gr37" draw:text-style-name="P9" draw:layer="layout" svg:width="0.029cm" svg:height="0.374cm" svg:x="35.17cm" svg:y="11.224cm" svg:viewBox="0 0 30 375" draw:points="0,375 30,375 30,0 0,0">
          <text:p/>
        </draw:polygon>
        <draw:polygon draw:style-name="gr35" draw:text-style-name="P7" draw:layer="layout" svg:width="0.03cm" svg:height="0.374cm" svg:x="34.741cm" svg:y="11.224cm" svg:viewBox="0 0 31 375" draw:points="0,375 31,375 31,0 0,0">
          <text:p/>
        </draw:polygon>
        <draw:polygon draw:style-name="gr35" draw:text-style-name="P7" draw:layer="layout" svg:width="0.028cm" svg:height="0.374cm" svg:x="34.771cm" svg:y="11.224cm" svg:viewBox="0 0 29 375" draw:points="0,375 29,375 29,0 0,0">
          <text:p/>
        </draw:polygon>
        <draw:polygon draw:style-name="gr35" draw:text-style-name="P7" draw:layer="layout" svg:width="0.026cm" svg:height="0.374cm" svg:x="18.95cm" svg:y="10.474cm" svg:viewBox="0 0 27 375" draw:points="0,375 27,375 27,0 0,0">
          <text:p/>
        </draw:polygon>
        <draw:polygon draw:style-name="gr36" draw:text-style-name="P8" draw:layer="layout" svg:width="0.026cm" svg:height="0.374cm" svg:x="18.978cm" svg:y="10.474cm" svg:viewBox="0 0 27 375" draw:points="0,375 27,375 27,0 0,0">
          <text:p/>
        </draw:polygon>
        <draw:polygon draw:style-name="gr37" draw:text-style-name="P9" draw:layer="layout" svg:width="0.026cm" svg:height="0.374cm" svg:x="19.004cm" svg:y="10.474cm" svg:viewBox="0 0 27 375" draw:points="0,375 27,375 27,0 0,0">
          <text:p/>
        </draw:polygon>
        <draw:polygon draw:style-name="gr38" draw:text-style-name="P10" draw:layer="layout" svg:width="0.029cm" svg:height="0.374cm" svg:x="19.031cm" svg:y="10.474cm" svg:viewBox="0 0 30 375" draw:points="0,375 30,375 30,0 0,0">
          <text:p/>
        </draw:polygon>
        <draw:polygon draw:style-name="gr37" draw:text-style-name="P9" draw:layer="layout" svg:width="0.029cm" svg:height="0.374cm" svg:x="19.06cm" svg:y="10.474cm" svg:viewBox="0 0 30 375" draw:points="0,375 30,375 30,0 0,0">
          <text:p/>
        </draw:polygon>
        <draw:polygon draw:style-name="gr38" draw:text-style-name="P10" draw:layer="layout" svg:width="0.029cm" svg:height="0.374cm" svg:x="19.09cm" svg:y="10.474cm" svg:viewBox="0 0 30 375" draw:points="0,375 30,375 30,0 0,0">
          <text:p/>
        </draw:polygon>
        <draw:polygon draw:style-name="gr38" draw:text-style-name="P10" draw:layer="layout" svg:width="0.029cm" svg:height="0.374cm" svg:x="19.119cm" svg:y="10.474cm" svg:viewBox="0 0 30 375" draw:points="0,375 30,375 30,0 0,0">
          <text:p/>
        </draw:polygon>
        <draw:polygon draw:style-name="gr39" draw:text-style-name="P11" draw:layer="layout" svg:width="0.029cm" svg:height="0.374cm" svg:x="19.148cm" svg:y="10.474cm" svg:viewBox="0 0 30 375" draw:points="0,375 30,375 30,0 0,0">
          <text:p/>
        </draw:polygon>
        <draw:polygon draw:style-name="gr38" draw:text-style-name="P10" draw:layer="layout" svg:width="0.029cm" svg:height="0.374cm" svg:x="19.177cm" svg:y="10.474cm" svg:viewBox="0 0 30 375" draw:points="0,375 30,375 30,0 0,0">
          <text:p/>
        </draw:polygon>
        <draw:polygon draw:style-name="gr38" draw:text-style-name="P10" draw:layer="layout" svg:width="0.03cm" svg:height="0.374cm" svg:x="19.207cm" svg:y="10.474cm" svg:viewBox="0 0 31 375" draw:points="0,375 31,375 31,0 0,0">
          <text:p/>
        </draw:polygon>
        <draw:polygon draw:style-name="gr36" draw:text-style-name="P8" draw:layer="layout" svg:width="0.029cm" svg:height="0.374cm" svg:x="19.237cm" svg:y="10.474cm" svg:viewBox="0 0 30 375" draw:points="0,375 30,375 30,0 0,0">
          <text:p/>
        </draw:polygon>
        <draw:polygon draw:style-name="gr35" draw:text-style-name="P7" draw:layer="layout" svg:width="0.029cm" svg:height="0.374cm" svg:x="19.266cm" svg:y="10.474cm" svg:viewBox="0 0 30 375" draw:points="0,375 30,375 30,0 0,0">
          <text:p/>
        </draw:polygon>
        <draw:polygon draw:style-name="gr37" draw:text-style-name="P9" draw:layer="layout" svg:width="0.03cm" svg:height="0.374cm" svg:x="19.295cm" svg:y="10.474cm" svg:viewBox="0 0 31 375" draw:points="0,375 31,375 31,0 0,0">
          <text:p/>
        </draw:polygon>
        <draw:polygon draw:style-name="gr37" draw:text-style-name="P9" draw:layer="layout" svg:width="0.029cm" svg:height="0.374cm" svg:x="19.325cm" svg:y="10.474cm" svg:viewBox="0 0 30 375" draw:points="0,375 30,375 30,0 0,0">
          <text:p/>
        </draw:polygon>
        <draw:polygon draw:style-name="gr36" draw:text-style-name="P8" draw:layer="layout" svg:width="0.029cm" svg:height="0.374cm" svg:x="19.355cm" svg:y="10.474cm" svg:viewBox="0 0 30 375" draw:points="0,375 30,375 30,0 0,0">
          <text:p/>
        </draw:polygon>
        <draw:polygon draw:style-name="gr36" draw:text-style-name="P8" draw:layer="layout" svg:width="0.029cm" svg:height="0.374cm" svg:x="19.384cm" svg:y="10.474cm" svg:viewBox="0 0 30 375" draw:points="0,375 30,375 30,0 0,0">
          <text:p/>
        </draw:polygon>
        <draw:polygon draw:style-name="gr37" draw:text-style-name="P9" draw:layer="layout" svg:width="0.029cm" svg:height="0.374cm" svg:x="19.414cm" svg:y="10.474cm" svg:viewBox="0 0 30 375" draw:points="0,375 30,375 30,0 0,0">
          <text:p/>
        </draw:polygon>
        <draw:polygon draw:style-name="gr38" draw:text-style-name="P10" draw:layer="layout" svg:width="0.029cm" svg:height="0.374cm" svg:x="19.472cm" svg:y="10.474cm" svg:viewBox="0 0 30 375" draw:points="0,375 30,375 30,0 0,0">
          <text:p/>
        </draw:polygon>
        <draw:polygon draw:style-name="gr39" draw:text-style-name="P11" draw:layer="layout" svg:width="0.029cm" svg:height="0.374cm" svg:x="19.501cm" svg:y="10.474cm" svg:viewBox="0 0 30 375" draw:points="0,375 30,375 30,0 0,0">
          <text:p/>
        </draw:polygon>
        <draw:polygon draw:style-name="gr37" draw:text-style-name="P9" draw:layer="layout" svg:width="0.029cm" svg:height="0.374cm" svg:x="19.532cm" svg:y="10.474cm" svg:viewBox="0 0 30 375" draw:points="0,375 30,375 30,0 0,0">
          <text:p/>
        </draw:polygon>
        <draw:polygon draw:style-name="gr37" draw:text-style-name="P9" draw:layer="layout" svg:width="0.029cm" svg:height="0.374cm" svg:x="19.561cm" svg:y="10.474cm" svg:viewBox="0 0 30 375" draw:points="0,375 30,375 30,0 0,0">
          <text:p/>
        </draw:polygon>
        <draw:polygon draw:style-name="gr37" draw:text-style-name="P9" draw:layer="layout" svg:width="0.029cm" svg:height="0.374cm" svg:x="19.59cm" svg:y="10.474cm" svg:viewBox="0 0 30 375" draw:points="0,375 30,375 30,0 0,0">
          <text:p/>
        </draw:polygon>
        <draw:polygon draw:style-name="gr38" draw:text-style-name="P10" draw:layer="layout" svg:width="0.029cm" svg:height="0.374cm" svg:x="19.619cm" svg:y="10.474cm" svg:viewBox="0 0 30 375" draw:points="0,375 30,375 30,0 0,0">
          <text:p/>
        </draw:polygon>
        <draw:polygon draw:style-name="gr39" draw:text-style-name="P11" draw:layer="layout" svg:width="0.029cm" svg:height="0.374cm" svg:x="19.649cm" svg:y="10.474cm" svg:viewBox="0 0 30 375" draw:points="0,375 30,375 30,0 0,0">
          <text:p/>
        </draw:polygon>
        <draw:polygon draw:style-name="gr37" draw:text-style-name="P9" draw:layer="layout" svg:width="0.029cm" svg:height="0.374cm" svg:x="19.679cm" svg:y="10.474cm" svg:viewBox="0 0 30 375" draw:points="0,375 30,375 30,0 0,0">
          <text:p/>
        </draw:polygon>
        <draw:polygon draw:style-name="gr37" draw:text-style-name="P9" draw:layer="layout" svg:width="0.03cm" svg:height="0.374cm" svg:x="19.708cm" svg:y="10.474cm" svg:viewBox="0 0 31 375" draw:points="0,375 31,375 31,0 0,0">
          <text:p/>
        </draw:polygon>
        <draw:polygon draw:style-name="gr36" draw:text-style-name="P8" draw:layer="layout" svg:width="0.029cm" svg:height="0.374cm" svg:x="19.738cm" svg:y="10.474cm" svg:viewBox="0 0 30 375" draw:points="0,375 30,375 30,0 0,0">
          <text:p/>
        </draw:polygon>
        <draw:polygon draw:style-name="gr36" draw:text-style-name="P8" draw:layer="layout" svg:width="0.029cm" svg:height="0.374cm" svg:x="19.767cm" svg:y="10.474cm" svg:viewBox="0 0 30 375" draw:points="0,375 30,375 30,0 0,0">
          <text:p/>
        </draw:polygon>
        <draw:polygon draw:style-name="gr36" draw:text-style-name="P8" draw:layer="layout" svg:width="0.029cm" svg:height="0.374cm" svg:x="19.796cm" svg:y="10.474cm" svg:viewBox="0 0 30 375" draw:points="0,375 30,375 30,0 0,0">
          <text:p/>
        </draw:polygon>
        <draw:polygon draw:style-name="gr38" draw:text-style-name="P10" draw:layer="layout" svg:width="0.029cm" svg:height="0.374cm" svg:x="19.825cm" svg:y="10.474cm" svg:viewBox="0 0 30 375" draw:points="0,375 30,375 30,0 0,0">
          <text:p/>
        </draw:polygon>
        <draw:polygon draw:style-name="gr37" draw:text-style-name="P9" draw:layer="layout" svg:width="0.029cm" svg:height="0.374cm" svg:x="19.856cm" svg:y="10.474cm" svg:viewBox="0 0 30 375" draw:points="0,375 30,375 30,0 0,0">
          <text:p/>
        </draw:polygon>
        <draw:polygon draw:style-name="gr36" draw:text-style-name="P8" draw:layer="layout" svg:width="0.029cm" svg:height="0.374cm" svg:x="19.885cm" svg:y="10.474cm" svg:viewBox="0 0 30 375" draw:points="0,375 30,375 30,0 0,0">
          <text:p/>
        </draw:polygon>
        <draw:polygon draw:style-name="gr45" draw:text-style-name="P17" draw:layer="layout" svg:width="0.029cm" svg:height="0.374cm" svg:x="19.914cm" svg:y="10.474cm" svg:viewBox="0 0 30 375" draw:points="0,375 30,375 30,0 0,0">
          <text:p/>
        </draw:polygon>
        <draw:polygon draw:style-name="gr36" draw:text-style-name="P8" draw:layer="layout" svg:width="0.029cm" svg:height="0.374cm" svg:x="19.943cm" svg:y="10.474cm" svg:viewBox="0 0 30 375" draw:points="0,375 30,375 30,0 0,0">
          <text:p/>
        </draw:polygon>
        <draw:polygon draw:style-name="gr36" draw:text-style-name="P8" draw:layer="layout" svg:width="0.029cm" svg:height="0.374cm" svg:x="19.973cm" svg:y="10.474cm" svg:viewBox="0 0 30 375" draw:points="0,375 30,375 30,0 0,0">
          <text:p/>
        </draw:polygon>
        <draw:polygon draw:style-name="gr37" draw:text-style-name="P9" draw:layer="layout" svg:width="0.029cm" svg:height="0.374cm" svg:x="20.003cm" svg:y="10.474cm" svg:viewBox="0 0 30 375" draw:points="0,375 30,375 30,0 0,0">
          <text:p/>
        </draw:polygon>
        <draw:polygon draw:style-name="gr37" draw:text-style-name="P9" draw:layer="layout" svg:width="0.029cm" svg:height="0.374cm" svg:x="20.032cm" svg:y="10.474cm" svg:viewBox="0 0 30 375" draw:points="0,375 30,375 30,0 0,0">
          <text:p/>
        </draw:polygon>
        <draw:polygon draw:style-name="gr36" draw:text-style-name="P8" draw:layer="layout" svg:width="0.03cm" svg:height="0.374cm" svg:x="20.061cm" svg:y="10.474cm" svg:viewBox="0 0 31 375" draw:points="0,375 31,375 31,0 0,0">
          <text:p/>
        </draw:polygon>
        <draw:polygon draw:style-name="gr37" draw:text-style-name="P9" draw:layer="layout" svg:width="0.029cm" svg:height="0.374cm" svg:x="20.091cm" svg:y="10.474cm" svg:viewBox="0 0 30 375" draw:points="0,375 30,375 30,0 0,0">
          <text:p/>
        </draw:polygon>
        <draw:polygon draw:style-name="gr37" draw:text-style-name="P9" draw:layer="layout" svg:width="0.029cm" svg:height="0.374cm" svg:x="20.12cm" svg:y="10.474cm" svg:viewBox="0 0 30 375" draw:points="0,375 30,375 30,0 0,0">
          <text:p/>
        </draw:polygon>
        <draw:polygon draw:style-name="gr35" draw:text-style-name="P7" draw:layer="layout" svg:width="0.03cm" svg:height="0.374cm" svg:x="20.149cm" svg:y="10.474cm" svg:viewBox="0 0 31 375" draw:points="0,375 31,375 31,0 0,0">
          <text:p/>
        </draw:polygon>
        <draw:polygon draw:style-name="gr37" draw:text-style-name="P9" draw:layer="layout" svg:width="0.029cm" svg:height="0.374cm" svg:x="20.18cm" svg:y="10.474cm" svg:viewBox="0 0 30 375" draw:points="0,375 30,375 30,0 0,0">
          <text:p/>
        </draw:polygon>
        <draw:polygon draw:style-name="gr35" draw:text-style-name="P7" draw:layer="layout" svg:width="0.029cm" svg:height="0.374cm" svg:x="20.209cm" svg:y="10.474cm" svg:viewBox="0 0 30 375" draw:points="0,375 30,375 30,0 0,0">
          <text:p/>
        </draw:polygon>
        <draw:polygon draw:style-name="gr36" draw:text-style-name="P8" draw:layer="layout" svg:width="0.029cm" svg:height="0.374cm" svg:x="20.238cm" svg:y="10.474cm" svg:viewBox="0 0 30 375" draw:points="0,375 30,375 30,0 0,0">
          <text:p/>
        </draw:polygon>
        <draw:polygon draw:style-name="gr37" draw:text-style-name="P9" draw:layer="layout" svg:width="0.029cm" svg:height="0.374cm" svg:x="20.267cm" svg:y="10.474cm" svg:viewBox="0 0 30 375" draw:points="0,375 30,375 30,0 0,0">
          <text:p/>
        </draw:polygon>
        <draw:polygon draw:style-name="gr36" draw:text-style-name="P8" draw:layer="layout" svg:width="0.029cm" svg:height="0.374cm" svg:x="20.297cm" svg:y="10.474cm" svg:viewBox="0 0 30 375" draw:points="0,375 30,375 30,0 0,0">
          <text:p/>
        </draw:polygon>
        <draw:polygon draw:style-name="gr36" draw:text-style-name="P8" draw:layer="layout" svg:width="0.029cm" svg:height="0.374cm" svg:x="20.326cm" svg:y="10.474cm" svg:viewBox="0 0 30 375" draw:points="0,375 30,375 30,0 0,0">
          <text:p/>
        </draw:polygon>
        <draw:polygon draw:style-name="gr37" draw:text-style-name="P9" draw:layer="layout" svg:width="0.029cm" svg:height="0.374cm" svg:x="20.356cm" svg:y="10.474cm" svg:viewBox="0 0 30 375" draw:points="0,375 30,375 30,0 0,0">
          <text:p/>
        </draw:polygon>
        <draw:polygon draw:style-name="gr38" draw:text-style-name="P10" draw:layer="layout" svg:width="0.029cm" svg:height="0.374cm" svg:x="20.385cm" svg:y="10.474cm" svg:viewBox="0 0 30 375" draw:points="0,375 30,375 30,0 0,0">
          <text:p/>
        </draw:polygon>
        <draw:polygon draw:style-name="gr37" draw:text-style-name="P9" draw:layer="layout" svg:width="0.029cm" svg:height="0.374cm" svg:x="20.415cm" svg:y="10.474cm" svg:viewBox="0 0 30 375" draw:points="0,375 30,375 30,0 0,0">
          <text:p/>
        </draw:polygon>
        <draw:polygon draw:style-name="gr36" draw:text-style-name="P8" draw:layer="layout" svg:width="0.029cm" svg:height="0.374cm" svg:x="20.444cm" svg:y="10.474cm" svg:viewBox="0 0 30 375" draw:points="0,375 30,375 30,0 0,0">
          <text:p/>
        </draw:polygon>
        <draw:polygon draw:style-name="gr38" draw:text-style-name="P10" draw:layer="layout" svg:width="0.029cm" svg:height="0.374cm" svg:x="20.473cm" svg:y="10.474cm" svg:viewBox="0 0 30 375" draw:points="0,375 30,375 30,0 0,0">
          <text:p/>
        </draw:polygon>
        <draw:polygon draw:style-name="gr37" draw:text-style-name="P9" draw:layer="layout" svg:width="0.03cm" svg:height="0.374cm" svg:x="20.502cm" svg:y="10.474cm" svg:viewBox="0 0 31 375" draw:points="0,375 31,375 31,0 0,0">
          <text:p/>
        </draw:polygon>
        <draw:polygon draw:style-name="gr36" draw:text-style-name="P8" draw:layer="layout" svg:width="0.029cm" svg:height="0.374cm" svg:x="20.533cm" svg:y="10.474cm" svg:viewBox="0 0 30 375" draw:points="0,375 30,375 30,0 0,0">
          <text:p/>
        </draw:polygon>
        <draw:polygon draw:style-name="gr37" draw:text-style-name="P9" draw:layer="layout" svg:width="0.029cm" svg:height="0.374cm" svg:x="20.562cm" svg:y="10.474cm" svg:viewBox="0 0 30 375" draw:points="0,375 30,375 30,0 0,0">
          <text:p/>
        </draw:polygon>
        <draw:polygon draw:style-name="gr37" draw:text-style-name="P9" draw:layer="layout" svg:width="0.029cm" svg:height="0.374cm" svg:x="20.592cm" svg:y="10.474cm" svg:viewBox="0 0 30 375" draw:points="0,375 30,375 30,0 0,0">
          <text:p/>
        </draw:polygon>
        <draw:polygon draw:style-name="gr37" draw:text-style-name="P9" draw:layer="layout" svg:width="0.029cm" svg:height="0.374cm" svg:x="20.621cm" svg:y="10.474cm" svg:viewBox="0 0 30 375" draw:points="0,375 30,375 30,0 0,0">
          <text:p/>
        </draw:polygon>
        <draw:polygon draw:style-name="gr36" draw:text-style-name="P8" draw:layer="layout" svg:width="0.029cm" svg:height="0.374cm" svg:x="20.65cm" svg:y="10.474cm" svg:viewBox="0 0 30 375" draw:points="0,375 30,375 30,0 0,0">
          <text:p/>
        </draw:polygon>
        <draw:polygon draw:style-name="gr38" draw:text-style-name="P10" draw:layer="layout" svg:width="0.029cm" svg:height="0.374cm" svg:x="20.68cm" svg:y="10.474cm" svg:viewBox="0 0 30 375" draw:points="0,375 30,375 30,0 0,0">
          <text:p/>
        </draw:polygon>
        <draw:polygon draw:style-name="gr36" draw:text-style-name="P8" draw:layer="layout" svg:width="0.029cm" svg:height="0.374cm" svg:x="20.71cm" svg:y="10.474cm" svg:viewBox="0 0 30 375" draw:points="0,375 30,375 30,0 0,0">
          <text:p/>
        </draw:polygon>
        <draw:polygon draw:style-name="gr36" draw:text-style-name="P8" draw:layer="layout" svg:width="0.029cm" svg:height="0.374cm" svg:x="20.739cm" svg:y="10.474cm" svg:viewBox="0 0 30 375" draw:points="0,375 30,375 30,0 0,0">
          <text:p/>
        </draw:polygon>
        <draw:polygon draw:style-name="gr36" draw:text-style-name="P8" draw:layer="layout" svg:width="0.029cm" svg:height="0.374cm" svg:x="20.768cm" svg:y="10.474cm" svg:viewBox="0 0 30 375" draw:points="0,375 30,375 30,0 0,0">
          <text:p/>
        </draw:polygon>
        <draw:polygon draw:style-name="gr37" draw:text-style-name="P9" draw:layer="layout" svg:width="0.03cm" svg:height="0.374cm" svg:x="20.826cm" svg:y="10.474cm" svg:viewBox="0 0 31 375" draw:points="0,375 31,375 31,0 0,0">
          <text:p/>
        </draw:polygon>
        <draw:polygon draw:style-name="gr37" draw:text-style-name="P9" draw:layer="layout" svg:width="0.029cm" svg:height="0.374cm" svg:x="20.857cm" svg:y="10.474cm" svg:viewBox="0 0 30 375" draw:points="0,375 30,375 30,0 0,0">
          <text:p/>
        </draw:polygon>
        <draw:polygon draw:style-name="gr36" draw:text-style-name="P8" draw:layer="layout" svg:width="0.029cm" svg:height="0.374cm" svg:x="20.886cm" svg:y="10.474cm" svg:viewBox="0 0 30 375" draw:points="0,375 30,375 30,0 0,0">
          <text:p/>
        </draw:polygon>
        <draw:polygon draw:style-name="gr37" draw:text-style-name="P9" draw:layer="layout" svg:width="0.03cm" svg:height="0.374cm" svg:x="20.915cm" svg:y="10.474cm" svg:viewBox="0 0 31 375" draw:points="0,375 31,375 31,0 0,0">
          <text:p/>
        </draw:polygon>
        <draw:polygon draw:style-name="gr36" draw:text-style-name="P8" draw:layer="layout" svg:width="0.029cm" svg:height="0.374cm" svg:x="20.945cm" svg:y="10.474cm" svg:viewBox="0 0 30 375" draw:points="0,375 30,375 30,0 0,0">
          <text:p/>
        </draw:polygon>
        <draw:polygon draw:style-name="gr37" draw:text-style-name="P9" draw:layer="layout" svg:width="0.029cm" svg:height="0.374cm" svg:x="20.974cm" svg:y="10.474cm" svg:viewBox="0 0 30 375" draw:points="0,375 30,375 30,0 0,0">
          <text:p/>
        </draw:polygon>
        <draw:polygon draw:style-name="gr36" draw:text-style-name="P8" draw:layer="layout" svg:width="0.029cm" svg:height="0.374cm" svg:x="21.004cm" svg:y="10.474cm" svg:viewBox="0 0 30 375" draw:points="0,375 30,375 30,0 0,0">
          <text:p/>
        </draw:polygon>
        <draw:polygon draw:style-name="gr36" draw:text-style-name="P8" draw:layer="layout" svg:width="0.029cm" svg:height="0.374cm" svg:x="21.034cm" svg:y="10.474cm" svg:viewBox="0 0 30 375" draw:points="0,375 30,375 30,0 0,0">
          <text:p/>
        </draw:polygon>
        <draw:polygon draw:style-name="gr38" draw:text-style-name="P10" draw:layer="layout" svg:width="0.029cm" svg:height="0.374cm" svg:x="21.063cm" svg:y="10.474cm" svg:viewBox="0 0 30 375" draw:points="0,375 30,375 30,0 0,0">
          <text:p/>
        </draw:polygon>
        <draw:polygon draw:style-name="gr38" draw:text-style-name="P10" draw:layer="layout" svg:width="0.029cm" svg:height="0.374cm" svg:x="21.092cm" svg:y="10.474cm" svg:viewBox="0 0 30 375" draw:points="0,375 30,375 30,0 0,0">
          <text:p/>
        </draw:polygon>
        <draw:polygon draw:style-name="gr39" draw:text-style-name="P11" draw:layer="layout" svg:width="0.029cm" svg:height="0.374cm" svg:x="21.121cm" svg:y="10.474cm" svg:viewBox="0 0 30 375" draw:points="0,375 30,375 30,0 0,0">
          <text:p/>
        </draw:polygon>
        <draw:polygon draw:style-name="gr36" draw:text-style-name="P8" draw:layer="layout" svg:width="0.029cm" svg:height="0.374cm" svg:x="21.152cm" svg:y="10.474cm" svg:viewBox="0 0 30 375" draw:points="0,375 30,375 30,0 0,0">
          <text:p/>
        </draw:polygon>
        <draw:polygon draw:style-name="gr35" draw:text-style-name="P7" draw:layer="layout" svg:width="0.029cm" svg:height="0.374cm" svg:x="21.181cm" svg:y="10.474cm" svg:viewBox="0 0 30 375" draw:points="0,375 30,375 30,0 0,0">
          <text:p/>
        </draw:polygon>
        <draw:polygon draw:style-name="gr36" draw:text-style-name="P8" draw:layer="layout" svg:width="0.029cm" svg:height="0.374cm" svg:x="21.21cm" svg:y="10.474cm" svg:viewBox="0 0 30 375" draw:points="0,375 30,375 30,0 0,0">
          <text:p/>
        </draw:polygon>
        <draw:polygon draw:style-name="gr35" draw:text-style-name="P7" draw:layer="layout" svg:width="0.029cm" svg:height="0.374cm" svg:x="21.239cm" svg:y="10.474cm" svg:viewBox="0 0 30 375" draw:points="0,375 30,375 30,0 0,0">
          <text:p/>
        </draw:polygon>
        <draw:polygon draw:style-name="gr36" draw:text-style-name="P8" draw:layer="layout" svg:width="0.029cm" svg:height="0.374cm" svg:x="21.269cm" svg:y="10.474cm" svg:viewBox="0 0 30 375" draw:points="0,375 30,375 30,0 0,0">
          <text:p/>
        </draw:polygon>
        <draw:polygon draw:style-name="gr36" draw:text-style-name="P8" draw:layer="layout" svg:width="0.029cm" svg:height="0.374cm" svg:x="21.298cm" svg:y="10.474cm" svg:viewBox="0 0 30 375" draw:points="0,375 30,375 30,0 0,0">
          <text:p/>
        </draw:polygon>
        <draw:polygon draw:style-name="gr35" draw:text-style-name="P7" draw:layer="layout" svg:width="0.029cm" svg:height="0.374cm" svg:x="21.328cm" svg:y="10.474cm" svg:viewBox="0 0 30 375" draw:points="0,375 30,375 30,0 0,0">
          <text:p/>
        </draw:polygon>
        <draw:polygon draw:style-name="gr35" draw:text-style-name="P7" draw:layer="layout" svg:width="0.03cm" svg:height="0.374cm" svg:x="21.357cm" svg:y="10.474cm" svg:viewBox="0 0 31 375" draw:points="0,375 31,375 31,0 0,0">
          <text:p/>
        </draw:polygon>
        <draw:polygon draw:style-name="gr35" draw:text-style-name="P7" draw:layer="layout" svg:width="0.029cm" svg:height="0.374cm" svg:x="21.387cm" svg:y="10.474cm" svg:viewBox="0 0 30 375" draw:points="0,375 30,375 30,0 0,0">
          <text:p/>
        </draw:polygon>
        <draw:polygon draw:style-name="gr36" draw:text-style-name="P8" draw:layer="layout" svg:width="0.029cm" svg:height="0.374cm" svg:x="21.416cm" svg:y="10.474cm" svg:viewBox="0 0 30 375" draw:points="0,375 30,375 30,0 0,0">
          <text:p/>
        </draw:polygon>
        <draw:polygon draw:style-name="gr36" draw:text-style-name="P8" draw:layer="layout" svg:width="0.029cm" svg:height="0.374cm" svg:x="21.445cm" svg:y="10.474cm" svg:viewBox="0 0 30 375" draw:points="0,375 30,375 30,0 0,0">
          <text:p/>
        </draw:polygon>
        <draw:polygon draw:style-name="gr36" draw:text-style-name="P8" draw:layer="layout" svg:width="0.029cm" svg:height="0.374cm" svg:x="21.476cm" svg:y="10.474cm" svg:viewBox="0 0 30 375" draw:points="0,375 30,375 30,0 0,0">
          <text:p/>
        </draw:polygon>
        <draw:polygon draw:style-name="gr36" draw:text-style-name="P8" draw:layer="layout" svg:width="0.029cm" svg:height="0.374cm" svg:x="21.505cm" svg:y="10.474cm" svg:viewBox="0 0 30 375" draw:points="0,375 30,375 30,0 0,0">
          <text:p/>
        </draw:polygon>
        <draw:polygon draw:style-name="gr38" draw:text-style-name="P10" draw:layer="layout" svg:width="0.029cm" svg:height="0.374cm" svg:x="21.534cm" svg:y="10.474cm" svg:viewBox="0 0 30 375" draw:points="0,375 30,375 30,0 0,0">
          <text:p/>
        </draw:polygon>
        <draw:polygon draw:style-name="gr37" draw:text-style-name="P9" draw:layer="layout" svg:width="0.029cm" svg:height="0.374cm" svg:x="21.563cm" svg:y="10.474cm" svg:viewBox="0 0 30 375" draw:points="0,375 30,375 30,0 0,0">
          <text:p/>
        </draw:polygon>
        <draw:polygon draw:style-name="gr38" draw:text-style-name="P10" draw:layer="layout" svg:width="0.029cm" svg:height="0.374cm" svg:x="21.593cm" svg:y="10.474cm" svg:viewBox="0 0 30 375" draw:points="0,375 30,375 30,0 0,0">
          <text:p/>
        </draw:polygon>
        <draw:polygon draw:style-name="gr37" draw:text-style-name="P9" draw:layer="layout" svg:width="0.029cm" svg:height="0.374cm" svg:x="21.622cm" svg:y="10.474cm" svg:viewBox="0 0 30 375" draw:points="0,375 30,375 30,0 0,0">
          <text:p/>
        </draw:polygon>
        <draw:polygon draw:style-name="gr35" draw:text-style-name="P7" draw:layer="layout" svg:width="0.029cm" svg:height="0.374cm" svg:x="21.652cm" svg:y="10.474cm" svg:viewBox="0 0 30 375" draw:points="0,375 30,375 30,0 0,0">
          <text:p/>
        </draw:polygon>
        <draw:polygon draw:style-name="gr35" draw:text-style-name="P7" draw:layer="layout" svg:width="0.03cm" svg:height="0.374cm" svg:x="21.681cm" svg:y="10.474cm" svg:viewBox="0 0 31 375" draw:points="0,375 31,375 31,0 0,0">
          <text:p/>
        </draw:polygon>
        <draw:polygon draw:style-name="gr36" draw:text-style-name="P8" draw:layer="layout" svg:width="0.029cm" svg:height="0.374cm" svg:x="21.711cm" svg:y="10.474cm" svg:viewBox="0 0 30 375" draw:points="0,375 30,375 30,0 0,0">
          <text:p/>
        </draw:polygon>
        <draw:polygon draw:style-name="gr36" draw:text-style-name="P8" draw:layer="layout" svg:width="0.029cm" svg:height="0.374cm" svg:x="21.74cm" svg:y="10.474cm" svg:viewBox="0 0 30 375" draw:points="0,375 30,375 30,0 0,0">
          <text:p/>
        </draw:polygon>
        <draw:polygon draw:style-name="gr38" draw:text-style-name="P10" draw:layer="layout" svg:width="0.03cm" svg:height="0.374cm" svg:x="21.769cm" svg:y="10.474cm" svg:viewBox="0 0 31 375" draw:points="0,375 31,375 31,0 0,0">
          <text:p/>
        </draw:polygon>
        <draw:polygon draw:style-name="gr38" draw:text-style-name="P10" draw:layer="layout" svg:width="0.029cm" svg:height="0.374cm" svg:x="21.8cm" svg:y="10.474cm" svg:viewBox="0 0 30 375" draw:points="0,375 30,375 30,0 0,0">
          <text:p/>
        </draw:polygon>
        <draw:polygon draw:style-name="gr38" draw:text-style-name="P10" draw:layer="layout" svg:width="0.029cm" svg:height="0.374cm" svg:x="21.829cm" svg:y="10.474cm" svg:viewBox="0 0 30 375" draw:points="0,375 30,375 30,0 0,0">
          <text:p/>
        </draw:polygon>
        <draw:polygon draw:style-name="gr37" draw:text-style-name="P9" draw:layer="layout" svg:width="0.029cm" svg:height="0.374cm" svg:x="21.858cm" svg:y="10.474cm" svg:viewBox="0 0 30 375" draw:points="0,375 30,375 30,0 0,0">
          <text:p/>
        </draw:polygon>
        <draw:polygon draw:style-name="gr37" draw:text-style-name="P9" draw:layer="layout" svg:width="0.029cm" svg:height="0.374cm" svg:x="21.887cm" svg:y="10.474cm" svg:viewBox="0 0 30 375" draw:points="0,375 30,375 30,0 0,0">
          <text:p/>
        </draw:polygon>
        <draw:polygon draw:style-name="gr37" draw:text-style-name="P9" draw:layer="layout" svg:width="0.029cm" svg:height="0.374cm" svg:x="21.917cm" svg:y="10.474cm" svg:viewBox="0 0 30 375" draw:points="0,375 30,375 30,0 0,0">
          <text:p/>
        </draw:polygon>
        <draw:polygon draw:style-name="gr35" draw:text-style-name="P7" draw:layer="layout" svg:width="0.029cm" svg:height="0.374cm" svg:x="21.946cm" svg:y="10.474cm" svg:viewBox="0 0 30 375" draw:points="0,375 30,375 30,0 0,0">
          <text:p/>
        </draw:polygon>
        <draw:polygon draw:style-name="gr37" draw:text-style-name="P9" draw:layer="layout" svg:width="0.029cm" svg:height="0.374cm" svg:x="21.976cm" svg:y="10.474cm" svg:viewBox="0 0 30 375" draw:points="0,375 30,375 30,0 0,0">
          <text:p/>
        </draw:polygon>
        <draw:polygon draw:style-name="gr37" draw:text-style-name="P9" draw:layer="layout" svg:width="0.029cm" svg:height="0.374cm" svg:x="22.005cm" svg:y="10.474cm" svg:viewBox="0 0 30 375" draw:points="0,375 30,375 30,0 0,0">
          <text:p/>
        </draw:polygon>
        <draw:polygon draw:style-name="gr37" draw:text-style-name="P9" draw:layer="layout" svg:width="0.029cm" svg:height="0.374cm" svg:x="22.035cm" svg:y="10.474cm" svg:viewBox="0 0 30 375" draw:points="0,375 30,375 30,0 0,0">
          <text:p/>
        </draw:polygon>
        <draw:polygon draw:style-name="gr36" draw:text-style-name="P8" draw:layer="layout" svg:width="0.029cm" svg:height="0.374cm" svg:x="22.417cm" svg:y="10.474cm" svg:viewBox="0 0 30 375" draw:points="0,375 30,375 30,0 0,0">
          <text:p/>
        </draw:polygon>
        <draw:polygon draw:style-name="gr38" draw:text-style-name="P10" draw:layer="layout" svg:width="0.029cm" svg:height="0.374cm" svg:x="22.446cm" svg:y="10.474cm" svg:viewBox="0 0 30 375" draw:points="0,375 30,375 30,0 0,0">
          <text:p/>
        </draw:polygon>
        <draw:polygon draw:style-name="gr39" draw:text-style-name="P11" draw:layer="layout" svg:width="0.029cm" svg:height="0.374cm" svg:x="22.477cm" svg:y="10.474cm" svg:viewBox="0 0 30 375" draw:points="0,375 30,375 30,0 0,0">
          <text:p/>
        </draw:polygon>
        <draw:polygon draw:style-name="gr37" draw:text-style-name="P9" draw:layer="layout" svg:width="0.029cm" svg:height="0.374cm" svg:x="22.506cm" svg:y="10.474cm" svg:viewBox="0 0 30 375" draw:points="0,375 30,375 30,0 0,0">
          <text:p/>
        </draw:polygon>
        <draw:polygon draw:style-name="gr35" draw:text-style-name="P7" draw:layer="layout" svg:width="0.03cm" svg:height="0.374cm" svg:x="22.535cm" svg:y="10.474cm" svg:viewBox="0 0 31 375" draw:points="0,375 31,375 31,0 0,0">
          <text:p/>
        </draw:polygon>
        <draw:polygon draw:style-name="gr37" draw:text-style-name="P9" draw:layer="layout" svg:width="0.029cm" svg:height="0.374cm" svg:x="22.565cm" svg:y="10.474cm" svg:viewBox="0 0 30 375" draw:points="0,375 30,375 30,0 0,0">
          <text:p/>
        </draw:polygon>
        <draw:polygon draw:style-name="gr35" draw:text-style-name="P7" draw:layer="layout" svg:width="0.029cm" svg:height="0.374cm" svg:x="22.594cm" svg:y="10.474cm" svg:viewBox="0 0 30 375" draw:points="0,375 30,375 30,0 0,0">
          <text:p/>
        </draw:polygon>
        <draw:polygon draw:style-name="gr37" draw:text-style-name="P9" draw:layer="layout" svg:width="0.029cm" svg:height="0.374cm" svg:x="22.623cm" svg:y="10.474cm" svg:viewBox="0 0 30 375" draw:points="0,375 30,375 30,0 0,0">
          <text:p/>
        </draw:polygon>
        <draw:polygon draw:style-name="gr37" draw:text-style-name="P9" draw:layer="layout" svg:width="0.029cm" svg:height="0.374cm" svg:x="22.654cm" svg:y="10.474cm" svg:viewBox="0 0 30 375" draw:points="0,375 30,375 30,0 0,0">
          <text:p/>
        </draw:polygon>
        <draw:polygon draw:style-name="gr37" draw:text-style-name="P9" draw:layer="layout" svg:width="0.029cm" svg:height="0.374cm" svg:x="22.683cm" svg:y="10.474cm" svg:viewBox="0 0 30 375" draw:points="0,375 30,375 30,0 0,0">
          <text:p/>
        </draw:polygon>
        <draw:polygon draw:style-name="gr36" draw:text-style-name="P8" draw:layer="layout" svg:width="0.029cm" svg:height="0.374cm" svg:x="22.712cm" svg:y="10.474cm" svg:viewBox="0 0 30 375" draw:points="0,375 30,375 30,0 0,0">
          <text:p/>
        </draw:polygon>
        <draw:polygon draw:style-name="gr36" draw:text-style-name="P8" draw:layer="layout" svg:width="0.029cm" svg:height="0.374cm" svg:x="22.741cm" svg:y="10.474cm" svg:viewBox="0 0 30 375" draw:points="0,375 30,375 30,0 0,0">
          <text:p/>
        </draw:polygon>
        <draw:polygon draw:style-name="gr37" draw:text-style-name="P9" draw:layer="layout" svg:width="0.029cm" svg:height="0.374cm" svg:x="22.771cm" svg:y="10.474cm" svg:viewBox="0 0 30 375" draw:points="0,375 30,375 30,0 0,0">
          <text:p/>
        </draw:polygon>
        <draw:polygon draw:style-name="gr38" draw:text-style-name="P10" draw:layer="layout" svg:width="0.029cm" svg:height="0.374cm" svg:x="22.801cm" svg:y="10.474cm" svg:viewBox="0 0 30 375" draw:points="0,375 30,375 30,0 0,0">
          <text:p/>
        </draw:polygon>
        <draw:polygon draw:style-name="gr39" draw:text-style-name="P11" draw:layer="layout" svg:width="0.029cm" svg:height="0.374cm" svg:x="22.83cm" svg:y="10.474cm" svg:viewBox="0 0 30 375" draw:points="0,375 30,375 30,0 0,0">
          <text:p/>
        </draw:polygon>
        <draw:polygon draw:style-name="gr36" draw:text-style-name="P8" draw:layer="layout" svg:width="0.029cm" svg:height="0.374cm" svg:x="22.859cm" svg:y="10.474cm" svg:viewBox="0 0 30 375" draw:points="0,375 30,375 30,0 0,0">
          <text:p/>
        </draw:polygon>
        <draw:polygon draw:style-name="gr36" draw:text-style-name="P8" draw:layer="layout" svg:width="0.03cm" svg:height="0.374cm" svg:x="22.888cm" svg:y="10.474cm" svg:viewBox="0 0 31 375" draw:points="0,375 31,375 31,0 0,0">
          <text:p/>
        </draw:polygon>
        <draw:polygon draw:style-name="gr36" draw:text-style-name="P8" draw:layer="layout" svg:width="0.029cm" svg:height="0.374cm" svg:x="22.918cm" svg:y="10.474cm" svg:viewBox="0 0 30 375" draw:points="0,375 30,375 30,0 0,0">
          <text:p/>
        </draw:polygon>
        <draw:polygon draw:style-name="gr38" draw:text-style-name="P10" draw:layer="layout" svg:width="0.029cm" svg:height="0.374cm" svg:x="22.947cm" svg:y="10.474cm" svg:viewBox="0 0 30 375" draw:points="0,375 30,375 30,0 0,0">
          <text:p/>
        </draw:polygon>
        <draw:polygon draw:style-name="gr38" draw:text-style-name="P10" draw:layer="layout" svg:width="0.03cm" svg:height="0.374cm" svg:x="22.977cm" svg:y="10.474cm" svg:viewBox="0 0 31 375" draw:points="0,375 31,375 31,0 0,0">
          <text:p/>
        </draw:polygon>
        <draw:polygon draw:style-name="gr38" draw:text-style-name="P10" draw:layer="layout" svg:width="0.029cm" svg:height="0.374cm" svg:x="23.007cm" svg:y="10.474cm" svg:viewBox="0 0 30 375" draw:points="0,375 30,375 30,0 0,0">
          <text:p/>
        </draw:polygon>
        <draw:polygon draw:style-name="gr35" draw:text-style-name="P7" draw:layer="layout" svg:width="0.029cm" svg:height="0.374cm" svg:x="23.036cm" svg:y="10.474cm" svg:viewBox="0 0 30 375" draw:points="0,375 30,375 30,0 0,0">
          <text:p/>
        </draw:polygon>
        <draw:polygon draw:style-name="gr36" draw:text-style-name="P8" draw:layer="layout" svg:width="0.029cm" svg:height="0.374cm" svg:x="23.065cm" svg:y="10.474cm" svg:viewBox="0 0 30 375" draw:points="0,375 30,375 30,0 0,0">
          <text:p/>
        </draw:polygon>
        <draw:polygon draw:style-name="gr35" draw:text-style-name="P7" draw:layer="layout" svg:width="0.029cm" svg:height="0.374cm" svg:x="23.095cm" svg:y="10.474cm" svg:viewBox="0 0 30 375" draw:points="0,375 30,375 30,0 0,0">
          <text:p/>
        </draw:polygon>
        <draw:polygon draw:style-name="gr35" draw:text-style-name="P7" draw:layer="layout" svg:width="0.029cm" svg:height="0.374cm" svg:x="23.125cm" svg:y="10.474cm" svg:viewBox="0 0 30 375" draw:points="0,375 30,375 30,0 0,0">
          <text:p/>
        </draw:polygon>
        <draw:polygon draw:style-name="gr35" draw:text-style-name="P7" draw:layer="layout" svg:width="0.029cm" svg:height="0.374cm" svg:x="23.154cm" svg:y="10.474cm" svg:viewBox="0 0 30 375" draw:points="0,375 30,375 30,0 0,0">
          <text:p/>
        </draw:polygon>
        <draw:polygon draw:style-name="gr36" draw:text-style-name="P8" draw:layer="layout" svg:width="0.029cm" svg:height="0.374cm" svg:x="23.183cm" svg:y="10.474cm" svg:viewBox="0 0 30 375" draw:points="0,375 30,375 30,0 0,0">
          <text:p/>
        </draw:polygon>
        <draw:polygon draw:style-name="gr38" draw:text-style-name="P10" draw:layer="layout" svg:width="0.029cm" svg:height="0.374cm" svg:x="23.213cm" svg:y="10.474cm" svg:viewBox="0 0 30 375" draw:points="0,375 30,375 30,0 0,0">
          <text:p/>
        </draw:polygon>
        <draw:polygon draw:style-name="gr36" draw:text-style-name="P8" draw:layer="layout" svg:width="0.029cm" svg:height="0.374cm" svg:x="23.242cm" svg:y="10.474cm" svg:viewBox="0 0 30 375" draw:points="0,375 30,375 30,0 0,0">
          <text:p/>
        </draw:polygon>
        <draw:polygon draw:style-name="gr38" draw:text-style-name="P10" draw:layer="layout" svg:width="0.029cm" svg:height="0.374cm" svg:x="23.271cm" svg:y="10.474cm" svg:viewBox="0 0 30 375" draw:points="0,375 30,375 30,0 0,0">
          <text:p/>
        </draw:polygon>
        <draw:polygon draw:style-name="gr38" draw:text-style-name="P10" draw:layer="layout" svg:width="0.029cm" svg:height="0.374cm" svg:x="23.301cm" svg:y="10.474cm" svg:viewBox="0 0 30 375" draw:points="0,375 30,375 30,0 0,0">
          <text:p/>
        </draw:polygon>
        <draw:polygon draw:style-name="gr37" draw:text-style-name="P9" draw:layer="layout" svg:width="0.029cm" svg:height="0.374cm" svg:x="23.331cm" svg:y="10.474cm" svg:viewBox="0 0 30 375" draw:points="0,375 30,375 30,0 0,0">
          <text:p/>
        </draw:polygon>
        <draw:polygon draw:style-name="gr38" draw:text-style-name="P10" draw:layer="layout" svg:width="0.029cm" svg:height="0.374cm" svg:x="23.36cm" svg:y="10.474cm" svg:viewBox="0 0 30 375" draw:points="0,375 30,375 30,0 0,0">
          <text:p/>
        </draw:polygon>
        <draw:polygon draw:style-name="gr36" draw:text-style-name="P8" draw:layer="layout" svg:width="0.029cm" svg:height="0.374cm" svg:x="23.389cm" svg:y="10.474cm" svg:viewBox="0 0 30 375" draw:points="0,375 30,375 30,0 0,0">
          <text:p/>
        </draw:polygon>
        <draw:polygon draw:style-name="gr35" draw:text-style-name="P7" draw:layer="layout" svg:width="0.029cm" svg:height="0.374cm" svg:x="23.419cm" svg:y="10.474cm" svg:viewBox="0 0 30 375" draw:points="0,375 30,375 30,0 0,0">
          <text:p/>
        </draw:polygon>
        <draw:polygon draw:style-name="gr38" draw:text-style-name="P10" draw:layer="layout" svg:width="0.029cm" svg:height="0.374cm" svg:x="23.449cm" svg:y="10.474cm" svg:viewBox="0 0 30 375" draw:points="0,375 30,375 30,0 0,0">
          <text:p/>
        </draw:polygon>
        <draw:polygon draw:style-name="gr38" draw:text-style-name="P10" draw:layer="layout" svg:width="0.029cm" svg:height="0.374cm" svg:x="23.507cm" svg:y="10.474cm" svg:viewBox="0 0 30 375" draw:points="0,375 30,375 30,0 0,0">
          <text:p/>
        </draw:polygon>
        <draw:polygon draw:style-name="gr37" draw:text-style-name="P9" draw:layer="layout" svg:width="0.029cm" svg:height="0.374cm" svg:x="23.537cm" svg:y="10.474cm" svg:viewBox="0 0 30 375" draw:points="0,375 30,375 30,0 0,0">
          <text:p/>
        </draw:polygon>
        <draw:polygon draw:style-name="gr35" draw:text-style-name="P7" draw:layer="layout" svg:width="0.029cm" svg:height="0.374cm" svg:x="23.566cm" svg:y="10.474cm" svg:viewBox="0 0 30 375" draw:points="0,375 30,375 30,0 0,0">
          <text:p/>
        </draw:polygon>
        <draw:polygon draw:style-name="gr38" draw:text-style-name="P10" draw:layer="layout" svg:width="0.029cm" svg:height="0.374cm" svg:x="23.595cm" svg:y="10.474cm" svg:viewBox="0 0 30 375" draw:points="0,375 30,375 30,0 0,0">
          <text:p/>
        </draw:polygon>
        <draw:polygon draw:style-name="gr35" draw:text-style-name="P7" draw:layer="layout" svg:width="0.029cm" svg:height="0.374cm" svg:x="23.625cm" svg:y="10.474cm" svg:viewBox="0 0 30 375" draw:points="0,375 30,375 30,0 0,0">
          <text:p/>
        </draw:polygon>
        <draw:polygon draw:style-name="gr37" draw:text-style-name="P9" draw:layer="layout" svg:width="0.029cm" svg:height="0.374cm" svg:x="23.655cm" svg:y="10.474cm" svg:viewBox="0 0 30 375" draw:points="0,375 30,375 30,0 0,0">
          <text:p/>
        </draw:polygon>
        <draw:polygon draw:style-name="gr35" draw:text-style-name="P7" draw:layer="layout" svg:width="0.029cm" svg:height="0.374cm" svg:x="23.684cm" svg:y="10.474cm" svg:viewBox="0 0 30 375" draw:points="0,375 30,375 30,0 0,0">
          <text:p/>
        </draw:polygon>
        <draw:polygon draw:style-name="gr35" draw:text-style-name="P7" draw:layer="layout" svg:width="0.029cm" svg:height="0.374cm" svg:x="23.713cm" svg:y="10.474cm" svg:viewBox="0 0 30 375" draw:points="0,375 30,375 30,0 0,0">
          <text:p/>
        </draw:polygon>
        <draw:polygon draw:style-name="gr38" draw:text-style-name="P10" draw:layer="layout" svg:width="0.03cm" svg:height="0.374cm" svg:x="23.742cm" svg:y="10.474cm" svg:viewBox="0 0 31 375" draw:points="0,375 31,375 31,0 0,0">
          <text:p/>
        </draw:polygon>
        <draw:polygon draw:style-name="gr37" draw:text-style-name="P9" draw:layer="layout" svg:width="0.029cm" svg:height="0.374cm" svg:x="23.773cm" svg:y="10.474cm" svg:viewBox="0 0 30 375" draw:points="0,375 30,375 30,0 0,0">
          <text:p/>
        </draw:polygon>
        <draw:polygon draw:style-name="gr35" draw:text-style-name="P7" draw:layer="layout" svg:width="0.029cm" svg:height="0.374cm" svg:x="23.802cm" svg:y="10.474cm" svg:viewBox="0 0 30 375" draw:points="0,375 30,375 30,0 0,0">
          <text:p/>
        </draw:polygon>
        <draw:polygon draw:style-name="gr35" draw:text-style-name="P7" draw:layer="layout" svg:width="0.03cm" svg:height="0.374cm" svg:x="23.831cm" svg:y="10.474cm" svg:viewBox="0 0 31 375" draw:points="0,375 31,375 31,0 0,0">
          <text:p/>
        </draw:polygon>
        <draw:polygon draw:style-name="gr36" draw:text-style-name="P8" draw:layer="layout" svg:width="0.029cm" svg:height="0.374cm" svg:x="23.861cm" svg:y="10.474cm" svg:viewBox="0 0 30 375" draw:points="0,375 30,375 30,0 0,0">
          <text:p/>
        </draw:polygon>
        <draw:polygon draw:style-name="gr37" draw:text-style-name="P9" draw:layer="layout" svg:width="0.029cm" svg:height="0.374cm" svg:x="23.89cm" svg:y="10.474cm" svg:viewBox="0 0 30 375" draw:points="0,375 30,375 30,0 0,0">
          <text:p/>
        </draw:polygon>
        <draw:polygon draw:style-name="gr36" draw:text-style-name="P8" draw:layer="layout" svg:width="0.029cm" svg:height="0.374cm" svg:x="23.919cm" svg:y="10.474cm" svg:viewBox="0 0 30 375" draw:points="0,375 30,375 30,0 0,0">
          <text:p/>
        </draw:polygon>
        <draw:polygon draw:style-name="gr37" draw:text-style-name="P9" draw:layer="layout" svg:width="0.029cm" svg:height="0.374cm" svg:x="23.949cm" svg:y="10.474cm" svg:viewBox="0 0 30 375" draw:points="0,375 30,375 30,0 0,0">
          <text:p/>
        </draw:polygon>
        <draw:polygon draw:style-name="gr37" draw:text-style-name="P9" draw:layer="layout" svg:width="0.029cm" svg:height="0.374cm" svg:x="23.979cm" svg:y="10.474cm" svg:viewBox="0 0 30 375" draw:points="0,375 30,375 30,0 0,0">
          <text:p/>
        </draw:polygon>
        <draw:polygon draw:style-name="gr35" draw:text-style-name="P7" draw:layer="layout" svg:width="0.029cm" svg:height="0.374cm" svg:x="24.008cm" svg:y="10.474cm" svg:viewBox="0 0 30 375" draw:points="0,375 30,375 30,0 0,0">
          <text:p/>
        </draw:polygon>
        <draw:polygon draw:style-name="gr36" draw:text-style-name="P8" draw:layer="layout" svg:width="0.029cm" svg:height="0.374cm" svg:x="24.037cm" svg:y="10.474cm" svg:viewBox="0 0 30 375" draw:points="0,375 30,375 30,0 0,0">
          <text:p/>
        </draw:polygon>
        <draw:polygon draw:style-name="gr38" draw:text-style-name="P10" draw:layer="layout" svg:width="0.029cm" svg:height="0.374cm" svg:x="24.066cm" svg:y="10.474cm" svg:viewBox="0 0 30 375" draw:points="0,375 30,375 30,0 0,0">
          <text:p/>
        </draw:polygon>
        <draw:polygon draw:style-name="gr38" draw:text-style-name="P10" draw:layer="layout" svg:width="0.029cm" svg:height="0.374cm" svg:x="24.126cm" svg:y="10.474cm" svg:viewBox="0 0 30 375" draw:points="0,375 30,375 30,0 0,0">
          <text:p/>
        </draw:polygon>
        <draw:polygon draw:style-name="gr37" draw:text-style-name="P9" draw:layer="layout" svg:width="0.029cm" svg:height="0.374cm" svg:x="24.155cm" svg:y="10.474cm" svg:viewBox="0 0 30 375" draw:points="0,375 30,375 30,0 0,0">
          <text:p/>
        </draw:polygon>
        <draw:polygon draw:style-name="gr38" draw:text-style-name="P10" draw:layer="layout" svg:width="0.03cm" svg:height="0.374cm" svg:x="24.184cm" svg:y="10.474cm" svg:viewBox="0 0 31 375" draw:points="0,375 31,375 31,0 0,0">
          <text:p/>
        </draw:polygon>
        <draw:polygon draw:style-name="gr36" draw:text-style-name="P8" draw:layer="layout" svg:width="0.029cm" svg:height="0.374cm" svg:x="24.243cm" svg:y="10.474cm" svg:viewBox="0 0 30 375" draw:points="0,375 30,375 30,0 0,0">
          <text:p/>
        </draw:polygon>
        <draw:polygon draw:style-name="gr36" draw:text-style-name="P8" draw:layer="layout" svg:width="0.029cm" svg:height="0.374cm" svg:x="24.274cm" svg:y="10.474cm" svg:viewBox="0 0 30 375" draw:points="0,375 30,375 30,0 0,0">
          <text:p/>
        </draw:polygon>
        <draw:polygon draw:style-name="gr37" draw:text-style-name="P9" draw:layer="layout" svg:width="0.029cm" svg:height="0.374cm" svg:x="24.303cm" svg:y="10.474cm" svg:viewBox="0 0 30 375" draw:points="0,375 30,375 30,0 0,0">
          <text:p/>
        </draw:polygon>
        <draw:polygon draw:style-name="gr36" draw:text-style-name="P8" draw:layer="layout" svg:width="0.029cm" svg:height="0.374cm" svg:x="24.332cm" svg:y="10.474cm" svg:viewBox="0 0 30 375" draw:points="0,375 30,375 30,0 0,0">
          <text:p/>
        </draw:polygon>
        <draw:polygon draw:style-name="gr36" draw:text-style-name="P8" draw:layer="layout" svg:width="0.029cm" svg:height="0.374cm" svg:x="24.361cm" svg:y="10.474cm" svg:viewBox="0 0 30 375" draw:points="0,375 30,375 30,0 0,0">
          <text:p/>
        </draw:polygon>
        <draw:polygon draw:style-name="gr38" draw:text-style-name="P10" draw:layer="layout" svg:width="0.029cm" svg:height="0.374cm" svg:x="24.39cm" svg:y="10.474cm" svg:viewBox="0 0 30 375" draw:points="0,375 30,375 30,0 0,0">
          <text:p/>
        </draw:polygon>
        <draw:polygon draw:style-name="gr35" draw:text-style-name="P7" draw:layer="layout" svg:width="0.029cm" svg:height="0.374cm" svg:x="24.42cm" svg:y="10.474cm" svg:viewBox="0 0 30 375" draw:points="0,375 30,375 30,0 0,0">
          <text:p/>
        </draw:polygon>
        <draw:polygon draw:style-name="gr35" draw:text-style-name="P7" draw:layer="layout" svg:width="0.029cm" svg:height="0.374cm" svg:x="24.45cm" svg:y="10.474cm" svg:viewBox="0 0 30 375" draw:points="0,375 30,375 30,0 0,0">
          <text:p/>
        </draw:polygon>
        <draw:polygon draw:style-name="gr35" draw:text-style-name="P7" draw:layer="layout" svg:width="0.029cm" svg:height="0.374cm" svg:x="24.479cm" svg:y="10.474cm" svg:viewBox="0 0 30 375" draw:points="0,375 30,375 30,0 0,0">
          <text:p/>
        </draw:polygon>
        <draw:polygon draw:style-name="gr36" draw:text-style-name="P8" draw:layer="layout" svg:width="0.03cm" svg:height="0.374cm" svg:x="24.508cm" svg:y="10.474cm" svg:viewBox="0 0 31 375" draw:points="0,375 31,375 31,0 0,0">
          <text:p/>
        </draw:polygon>
        <draw:polygon draw:style-name="gr35" draw:text-style-name="P7" draw:layer="layout" svg:width="0.029cm" svg:height="0.374cm" svg:x="24.538cm" svg:y="10.474cm" svg:viewBox="0 0 30 375" draw:points="0,375 30,375 30,0 0,0">
          <text:p/>
        </draw:polygon>
        <draw:polygon draw:style-name="gr38" draw:text-style-name="P10" draw:layer="layout" svg:width="0.029cm" svg:height="0.374cm" svg:x="24.567cm" svg:y="10.474cm" svg:viewBox="0 0 30 375" draw:points="0,375 30,375 30,0 0,0">
          <text:p/>
        </draw:polygon>
        <draw:polygon draw:style-name="gr37" draw:text-style-name="P9" draw:layer="layout" svg:width="0.03cm" svg:height="0.374cm" svg:x="24.596cm" svg:y="10.474cm" svg:viewBox="0 0 31 375" draw:points="0,375 31,375 31,0 0,0">
          <text:p/>
        </draw:polygon>
        <draw:polygon draw:style-name="gr38" draw:text-style-name="P10" draw:layer="layout" svg:width="0.029cm" svg:height="0.374cm" svg:x="24.627cm" svg:y="10.474cm" svg:viewBox="0 0 30 375" draw:points="0,375 30,375 30,0 0,0">
          <text:p/>
        </draw:polygon>
        <draw:polygon draw:style-name="gr35" draw:text-style-name="P7" draw:layer="layout" svg:width="0.029cm" svg:height="0.374cm" svg:x="24.656cm" svg:y="10.474cm" svg:viewBox="0 0 30 375" draw:points="0,375 30,375 30,0 0,0">
          <text:p/>
        </draw:polygon>
        <draw:polygon draw:style-name="gr35" draw:text-style-name="P7" draw:layer="layout" svg:width="0.029cm" svg:height="0.374cm" svg:x="24.685cm" svg:y="10.474cm" svg:viewBox="0 0 30 375" draw:points="0,375 30,375 30,0 0,0">
          <text:p/>
        </draw:polygon>
        <draw:polygon draw:style-name="gr36" draw:text-style-name="P8" draw:layer="layout" svg:width="0.029cm" svg:height="0.374cm" svg:x="24.715cm" svg:y="10.474cm" svg:viewBox="0 0 30 375" draw:points="0,375 30,375 30,0 0,0">
          <text:p/>
        </draw:polygon>
        <draw:polygon draw:style-name="gr35" draw:text-style-name="P7" draw:layer="layout" svg:width="0.029cm" svg:height="0.374cm" svg:x="24.744cm" svg:y="10.474cm" svg:viewBox="0 0 30 375" draw:points="0,375 30,375 30,0 0,0">
          <text:p/>
        </draw:polygon>
        <draw:polygon draw:style-name="gr35" draw:text-style-name="P7" draw:layer="layout" svg:width="0.029cm" svg:height="0.374cm" svg:x="24.774cm" svg:y="10.474cm" svg:viewBox="0 0 30 375" draw:points="0,375 30,375 30,0 0,0">
          <text:p/>
        </draw:polygon>
        <draw:polygon draw:style-name="gr36" draw:text-style-name="P8" draw:layer="layout" svg:width="0.029cm" svg:height="0.374cm" svg:x="24.803cm" svg:y="10.474cm" svg:viewBox="0 0 30 375" draw:points="0,375 30,375 30,0 0,0">
          <text:p/>
        </draw:polygon>
        <draw:polygon draw:style-name="gr38" draw:text-style-name="P10" draw:layer="layout" svg:width="0.029cm" svg:height="0.374cm" svg:x="24.833cm" svg:y="10.474cm" svg:viewBox="0 0 30 375" draw:points="0,375 30,375 30,0 0,0">
          <text:p/>
        </draw:polygon>
        <draw:polygon draw:style-name="gr38" draw:text-style-name="P10" draw:layer="layout" svg:width="0.029cm" svg:height="0.374cm" svg:x="24.862cm" svg:y="10.474cm" svg:viewBox="0 0 30 375" draw:points="0,375 30,375 30,0 0,0">
          <text:p/>
        </draw:polygon>
        <draw:polygon draw:style-name="gr38" draw:text-style-name="P10" draw:layer="layout" svg:width="0.029cm" svg:height="0.374cm" svg:x="24.891cm" svg:y="10.474cm" svg:viewBox="0 0 30 375" draw:points="0,375 30,375 30,0 0,0">
          <text:p/>
        </draw:polygon>
        <draw:polygon draw:style-name="gr36" draw:text-style-name="P8" draw:layer="layout" svg:width="0.029cm" svg:height="0.374cm" svg:x="24.92cm" svg:y="10.474cm" svg:viewBox="0 0 30 375" draw:points="0,375 30,375 30,0 0,0">
          <text:p/>
        </draw:polygon>
        <draw:polygon draw:style-name="gr35" draw:text-style-name="P7" draw:layer="layout" svg:width="0.03cm" svg:height="0.374cm" svg:x="24.95cm" svg:y="10.474cm" svg:viewBox="0 0 31 375" draw:points="0,375 31,375 31,0 0,0">
          <text:p/>
        </draw:polygon>
        <draw:polygon draw:style-name="gr35" draw:text-style-name="P7" draw:layer="layout" svg:width="0.029cm" svg:height="0.374cm" svg:x="24.98cm" svg:y="10.474cm" svg:viewBox="0 0 30 375" draw:points="0,375 30,375 30,0 0,0">
          <text:p/>
        </draw:polygon>
        <draw:polygon draw:style-name="gr36" draw:text-style-name="P8" draw:layer="layout" svg:width="0.029cm" svg:height="0.374cm" svg:x="25.009cm" svg:y="10.474cm" svg:viewBox="0 0 30 375" draw:points="0,375 30,375 30,0 0,0">
          <text:p/>
        </draw:polygon>
        <draw:polygon draw:style-name="gr35" draw:text-style-name="P7" draw:layer="layout" svg:width="0.03cm" svg:height="0.374cm" svg:x="25.038cm" svg:y="10.474cm" svg:viewBox="0 0 31 375" draw:points="0,375 31,375 31,0 0,0">
          <text:p/>
        </draw:polygon>
        <draw:polygon draw:style-name="gr35" draw:text-style-name="P7" draw:layer="layout" svg:width="0.029cm" svg:height="0.374cm" svg:x="25.068cm" svg:y="10.474cm" svg:viewBox="0 0 30 375" draw:points="0,375 30,375 30,0 0,0">
          <text:p/>
        </draw:polygon>
        <draw:polygon draw:style-name="gr36" draw:text-style-name="P8" draw:layer="layout" svg:width="0.029cm" svg:height="0.374cm" svg:x="25.098cm" svg:y="10.474cm" svg:viewBox="0 0 30 375" draw:points="0,375 30,375 30,0 0,0">
          <text:p/>
        </draw:polygon>
        <draw:polygon draw:style-name="gr37" draw:text-style-name="P9" draw:layer="layout" svg:width="0.029cm" svg:height="0.374cm" svg:x="25.127cm" svg:y="10.474cm" svg:viewBox="0 0 30 375" draw:points="0,375 30,375 30,0 0,0">
          <text:p/>
        </draw:polygon>
        <draw:polygon draw:style-name="gr37" draw:text-style-name="P9" draw:layer="layout" svg:width="0.029cm" svg:height="0.374cm" svg:x="25.157cm" svg:y="10.474cm" svg:viewBox="0 0 30 375" draw:points="0,375 30,375 30,0 0,0">
          <text:p/>
        </draw:polygon>
        <draw:polygon draw:style-name="gr35" draw:text-style-name="P7" draw:layer="layout" svg:width="0.029cm" svg:height="0.374cm" svg:x="25.186cm" svg:y="10.474cm" svg:viewBox="0 0 30 375" draw:points="0,375 30,375 30,0 0,0">
          <text:p/>
        </draw:polygon>
        <draw:polygon draw:style-name="gr38" draw:text-style-name="P10" draw:layer="layout" svg:width="0.029cm" svg:height="0.374cm" svg:x="25.215cm" svg:y="10.474cm" svg:viewBox="0 0 30 375" draw:points="0,375 30,375 30,0 0,0">
          <text:p/>
        </draw:polygon>
        <draw:polygon draw:style-name="gr39" draw:text-style-name="P11" draw:layer="layout" svg:width="0.029cm" svg:height="0.374cm" svg:x="25.244cm" svg:y="10.474cm" svg:viewBox="0 0 30 375" draw:points="0,375 30,375 30,0 0,0">
          <text:p/>
        </draw:polygon>
        <draw:polygon draw:style-name="gr38" draw:text-style-name="P10" draw:layer="layout" svg:width="0.029cm" svg:height="0.374cm" svg:x="25.275cm" svg:y="10.474cm" svg:viewBox="0 0 30 375" draw:points="0,375 30,375 30,0 0,0">
          <text:p/>
        </draw:polygon>
        <draw:polygon draw:style-name="gr39" draw:text-style-name="P11" draw:layer="layout" svg:width="0.029cm" svg:height="0.374cm" svg:x="25.304cm" svg:y="10.474cm" svg:viewBox="0 0 30 375" draw:points="0,375 30,375 30,0 0,0">
          <text:p/>
        </draw:polygon>
        <draw:polygon draw:style-name="gr38" draw:text-style-name="P10" draw:layer="layout" svg:width="0.029cm" svg:height="0.374cm" svg:x="25.333cm" svg:y="10.474cm" svg:viewBox="0 0 30 375" draw:points="0,375 30,375 30,0 0,0">
          <text:p/>
        </draw:polygon>
        <draw:polygon draw:style-name="gr38" draw:text-style-name="P10" draw:layer="layout" svg:width="0.03cm" svg:height="0.374cm" svg:x="25.362cm" svg:y="10.474cm" svg:viewBox="0 0 31 375" draw:points="0,375 31,375 31,0 0,0">
          <text:p/>
        </draw:polygon>
        <draw:polygon draw:style-name="gr37" draw:text-style-name="P9" draw:layer="layout" svg:width="0.029cm" svg:height="0.374cm" svg:x="25.392cm" svg:y="10.474cm" svg:viewBox="0 0 30 375" draw:points="0,375 30,375 30,0 0,0">
          <text:p/>
        </draw:polygon>
        <draw:polygon draw:style-name="gr37" draw:text-style-name="P9" draw:layer="layout" svg:width="0.029cm" svg:height="0.374cm" svg:x="25.422cm" svg:y="10.474cm" svg:viewBox="0 0 30 375" draw:points="0,375 30,375 30,0 0,0">
          <text:p/>
        </draw:polygon>
        <draw:polygon draw:style-name="gr36" draw:text-style-name="P8" draw:layer="layout" svg:width="0.029cm" svg:height="0.374cm" svg:x="25.451cm" svg:y="10.474cm" svg:viewBox="0 0 30 375" draw:points="0,375 30,375 30,0 0,0">
          <text:p/>
        </draw:polygon>
        <draw:polygon draw:style-name="gr38" draw:text-style-name="P10" draw:layer="layout" svg:width="0.029cm" svg:height="0.374cm" svg:x="25.481cm" svg:y="10.474cm" svg:viewBox="0 0 30 375" draw:points="0,375 30,375 30,0 0,0">
          <text:p/>
        </draw:polygon>
        <draw:polygon draw:style-name="gr36" draw:text-style-name="P8" draw:layer="layout" svg:width="0.029cm" svg:height="0.374cm" svg:x="25.51cm" svg:y="10.474cm" svg:viewBox="0 0 30 375" draw:points="0,375 30,375 30,0 0,0">
          <text:p/>
        </draw:polygon>
        <draw:polygon draw:style-name="gr38" draw:text-style-name="P10" draw:layer="layout" svg:width="0.029cm" svg:height="0.374cm" svg:x="25.539cm" svg:y="10.474cm" svg:viewBox="0 0 30 375" draw:points="0,375 30,375 30,0 0,0">
          <text:p/>
        </draw:polygon>
        <draw:polygon draw:style-name="gr38" draw:text-style-name="P10" draw:layer="layout" svg:width="0.029cm" svg:height="0.374cm" svg:x="25.568cm" svg:y="10.474cm" svg:viewBox="0 0 30 375" draw:points="0,375 30,375 30,0 0,0">
          <text:p/>
        </draw:polygon>
        <draw:polygon draw:style-name="gr37" draw:text-style-name="P9" draw:layer="layout" svg:width="0.029cm" svg:height="0.374cm" svg:x="25.599cm" svg:y="10.474cm" svg:viewBox="0 0 30 375" draw:points="0,375 30,375 30,0 0,0">
          <text:p/>
        </draw:polygon>
        <draw:polygon draw:style-name="gr36" draw:text-style-name="P8" draw:layer="layout" svg:width="0.029cm" svg:height="0.374cm" svg:x="25.628cm" svg:y="10.474cm" svg:viewBox="0 0 30 375" draw:points="0,375 30,375 30,0 0,0">
          <text:p/>
        </draw:polygon>
        <draw:polygon draw:style-name="gr35" draw:text-style-name="P7" draw:layer="layout" svg:width="0.029cm" svg:height="0.374cm" svg:x="25.657cm" svg:y="10.474cm" svg:viewBox="0 0 30 375" draw:points="0,375 30,375 30,0 0,0">
          <text:p/>
        </draw:polygon>
        <draw:polygon draw:style-name="gr38" draw:text-style-name="P10" draw:layer="layout" svg:width="0.029cm" svg:height="0.374cm" svg:x="25.686cm" svg:y="10.474cm" svg:viewBox="0 0 30 375" draw:points="0,375 30,375 30,0 0,0">
          <text:p/>
        </draw:polygon>
        <draw:polygon draw:style-name="gr36" draw:text-style-name="P8" draw:layer="layout" svg:width="0.029cm" svg:height="0.374cm" svg:x="25.716cm" svg:y="10.474cm" svg:viewBox="0 0 30 375" draw:points="0,375 30,375 30,0 0,0">
          <text:p/>
        </draw:polygon>
        <draw:polygon draw:style-name="gr37" draw:text-style-name="P9" draw:layer="layout" svg:width="0.029cm" svg:height="0.374cm" svg:x="25.746cm" svg:y="10.474cm" svg:viewBox="0 0 30 375" draw:points="0,375 30,375 30,0 0,0">
          <text:p/>
        </draw:polygon>
        <draw:polygon draw:style-name="gr35" draw:text-style-name="P7" draw:layer="layout" svg:width="0.029cm" svg:height="0.374cm" svg:x="25.775cm" svg:y="10.474cm" svg:viewBox="0 0 30 375" draw:points="0,375 30,375 30,0 0,0">
          <text:p/>
        </draw:polygon>
        <draw:polygon draw:style-name="gr38" draw:text-style-name="P10" draw:layer="layout" svg:width="0.03cm" svg:height="0.374cm" svg:x="25.804cm" svg:y="10.474cm" svg:viewBox="0 0 31 375" draw:points="0,375 31,375 31,0 0,0">
          <text:p/>
        </draw:polygon>
        <draw:polygon draw:style-name="gr37" draw:text-style-name="P9" draw:layer="layout" svg:width="0.029cm" svg:height="0.374cm" svg:x="25.834cm" svg:y="10.474cm" svg:viewBox="0 0 30 375" draw:points="0,375 30,375 30,0 0,0">
          <text:p/>
        </draw:polygon>
        <draw:polygon draw:style-name="gr35" draw:text-style-name="P7" draw:layer="layout" svg:width="0.029cm" svg:height="0.374cm" svg:x="25.863cm" svg:y="10.474cm" svg:viewBox="0 0 30 375" draw:points="0,375 30,375 30,0 0,0">
          <text:p/>
        </draw:polygon>
        <draw:polygon draw:style-name="gr35" draw:text-style-name="P7" draw:layer="layout" svg:width="0.03cm" svg:height="0.374cm" svg:x="25.892cm" svg:y="10.474cm" svg:viewBox="0 0 31 375" draw:points="0,375 31,375 31,0 0,0">
          <text:p/>
        </draw:polygon>
        <draw:polygon draw:style-name="gr37" draw:text-style-name="P9" draw:layer="layout" svg:width="0.029cm" svg:height="0.374cm" svg:x="25.923cm" svg:y="10.474cm" svg:viewBox="0 0 30 375" draw:points="0,375 30,375 30,0 0,0">
          <text:p/>
        </draw:polygon>
        <draw:polygon draw:style-name="gr35" draw:text-style-name="P7" draw:layer="layout" svg:width="0.029cm" svg:height="0.374cm" svg:x="25.952cm" svg:y="10.474cm" svg:viewBox="0 0 30 375" draw:points="0,375 30,375 30,0 0,0">
          <text:p/>
        </draw:polygon>
        <draw:polygon draw:style-name="gr35" draw:text-style-name="P7" draw:layer="layout" svg:width="0.029cm" svg:height="0.374cm" svg:x="25.981cm" svg:y="10.474cm" svg:viewBox="0 0 30 375" draw:points="0,375 30,375 30,0 0,0">
          <text:p/>
        </draw:polygon>
        <draw:polygon draw:style-name="gr36" draw:text-style-name="P8" draw:layer="layout" svg:width="0.029cm" svg:height="0.374cm" svg:x="26.01cm" svg:y="10.474cm" svg:viewBox="0 0 30 375" draw:points="0,375 30,375 30,0 0,0">
          <text:p/>
        </draw:polygon>
        <draw:polygon draw:style-name="gr37" draw:text-style-name="P9" draw:layer="layout" svg:width="0.029cm" svg:height="0.374cm" svg:x="26.04cm" svg:y="10.474cm" svg:viewBox="0 0 30 375" draw:points="0,375 30,375 30,0 0,0">
          <text:p/>
        </draw:polygon>
        <draw:polygon draw:style-name="gr36" draw:text-style-name="P8" draw:layer="layout" svg:width="0.029cm" svg:height="0.374cm" svg:x="26.07cm" svg:y="10.474cm" svg:viewBox="0 0 30 375" draw:points="0,375 30,375 30,0 0,0">
          <text:p/>
        </draw:polygon>
        <draw:polygon draw:style-name="gr35" draw:text-style-name="P7" draw:layer="layout" svg:width="0.029cm" svg:height="0.374cm" svg:x="26.099cm" svg:y="10.474cm" svg:viewBox="0 0 30 375" draw:points="0,375 30,375 30,0 0,0">
          <text:p/>
        </draw:polygon>
        <draw:polygon draw:style-name="gr37" draw:text-style-name="P9" draw:layer="layout" svg:width="0.03cm" svg:height="0.374cm" svg:x="26.128cm" svg:y="10.474cm" svg:viewBox="0 0 31 375" draw:points="0,375 31,375 31,0 0,0">
          <text:p/>
        </draw:polygon>
        <draw:polygon draw:style-name="gr36" draw:text-style-name="P8" draw:layer="layout" svg:width="0.029cm" svg:height="0.374cm" svg:x="26.158cm" svg:y="10.474cm" svg:viewBox="0 0 30 375" draw:points="0,375 30,375 30,0 0,0">
          <text:p/>
        </draw:polygon>
        <draw:polygon draw:style-name="gr37" draw:text-style-name="P9" draw:layer="layout" svg:width="0.029cm" svg:height="0.374cm" svg:x="26.187cm" svg:y="10.474cm" svg:viewBox="0 0 30 375" draw:points="0,375 30,375 30,0 0,0">
          <text:p/>
        </draw:polygon>
        <draw:polygon draw:style-name="gr35" draw:text-style-name="P7" draw:layer="layout" svg:width="0.03cm" svg:height="0.374cm" svg:x="26.216cm" svg:y="10.474cm" svg:viewBox="0 0 31 375" draw:points="0,375 31,375 31,0 0,0">
          <text:p/>
        </draw:polygon>
        <draw:polygon draw:style-name="gr35" draw:text-style-name="P7" draw:layer="layout" svg:width="0.029cm" svg:height="0.374cm" svg:x="26.247cm" svg:y="10.474cm" svg:viewBox="0 0 30 375" draw:points="0,375 30,375 30,0 0,0">
          <text:p/>
        </draw:polygon>
        <draw:polygon draw:style-name="gr35" draw:text-style-name="P7" draw:layer="layout" svg:width="0.029cm" svg:height="0.374cm" svg:x="26.276cm" svg:y="10.474cm" svg:viewBox="0 0 30 375" draw:points="0,375 30,375 30,0 0,0">
          <text:p/>
        </draw:polygon>
        <draw:polygon draw:style-name="gr38" draw:text-style-name="P10" draw:layer="layout" svg:width="0.029cm" svg:height="0.374cm" svg:x="26.305cm" svg:y="10.474cm" svg:viewBox="0 0 30 375" draw:points="0,375 30,375 30,0 0,0">
          <text:p/>
        </draw:polygon>
        <draw:polygon draw:style-name="gr37" draw:text-style-name="P9" draw:layer="layout" svg:width="0.029cm" svg:height="0.374cm" svg:x="26.335cm" svg:y="10.474cm" svg:viewBox="0 0 30 375" draw:points="0,375 30,375 30,0 0,0">
          <text:p/>
        </draw:polygon>
        <draw:polygon draw:style-name="gr36" draw:text-style-name="P8" draw:layer="layout" svg:width="0.029cm" svg:height="0.374cm" svg:x="26.364cm" svg:y="10.474cm" svg:viewBox="0 0 30 375" draw:points="0,375 30,375 30,0 0,0">
          <text:p/>
        </draw:polygon>
        <draw:polygon draw:style-name="gr37" draw:text-style-name="P9" draw:layer="layout" svg:width="0.029cm" svg:height="0.374cm" svg:x="26.393cm" svg:y="10.474cm" svg:viewBox="0 0 30 375" draw:points="0,375 30,375 30,0 0,0">
          <text:p/>
        </draw:polygon>
        <draw:polygon draw:style-name="gr35" draw:text-style-name="P7" draw:layer="layout" svg:width="0.029cm" svg:height="0.374cm" svg:x="26.423cm" svg:y="10.474cm" svg:viewBox="0 0 30 375" draw:points="0,375 30,375 30,0 0,0">
          <text:p/>
        </draw:polygon>
        <draw:polygon draw:style-name="gr38" draw:text-style-name="P10" draw:layer="layout" svg:width="0.029cm" svg:height="0.374cm" svg:x="26.453cm" svg:y="10.474cm" svg:viewBox="0 0 30 375" draw:points="0,375 30,375 30,0 0,0">
          <text:p/>
        </draw:polygon>
        <draw:polygon draw:style-name="gr35" draw:text-style-name="P7" draw:layer="layout" svg:width="0.029cm" svg:height="0.374cm" svg:x="26.482cm" svg:y="10.474cm" svg:viewBox="0 0 30 375" draw:points="0,375 30,375 30,0 0,0">
          <text:p/>
        </draw:polygon>
        <draw:polygon draw:style-name="gr35" draw:text-style-name="P7" draw:layer="layout" svg:width="0.029cm" svg:height="0.374cm" svg:x="26.511cm" svg:y="10.474cm" svg:viewBox="0 0 30 375" draw:points="0,375 30,375 30,0 0,0">
          <text:p/>
        </draw:polygon>
        <draw:polygon draw:style-name="gr37" draw:text-style-name="P9" draw:layer="layout" svg:width="0.029cm" svg:height="0.374cm" svg:x="26.54cm" svg:y="10.474cm" svg:viewBox="0 0 30 375" draw:points="0,375 30,375 30,0 0,0">
          <text:p/>
        </draw:polygon>
        <draw:polygon draw:style-name="gr38" draw:text-style-name="P10" draw:layer="layout" svg:width="0.03cm" svg:height="0.374cm" svg:x="26.569cm" svg:y="10.474cm" svg:viewBox="0 0 31 375" draw:points="0,375 31,375 31,0 0,0">
          <text:p/>
        </draw:polygon>
        <draw:polygon draw:style-name="gr35" draw:text-style-name="P7" draw:layer="layout" svg:width="0.029cm" svg:height="0.374cm" svg:x="26.6cm" svg:y="10.474cm" svg:viewBox="0 0 30 375" draw:points="0,375 30,375 30,0 0,0">
          <text:p/>
        </draw:polygon>
        <draw:polygon draw:style-name="gr35" draw:text-style-name="P7" draw:layer="layout" svg:width="0.029cm" svg:height="0.374cm" svg:x="26.629cm" svg:y="10.474cm" svg:viewBox="0 0 30 375" draw:points="0,375 30,375 30,0 0,0">
          <text:p/>
        </draw:polygon>
        <draw:polygon draw:style-name="gr38" draw:text-style-name="P10" draw:layer="layout" svg:width="0.03cm" svg:height="0.374cm" svg:x="26.658cm" svg:y="10.474cm" svg:viewBox="0 0 31 375" draw:points="0,375 31,375 31,0 0,0">
          <text:p/>
        </draw:polygon>
        <draw:polygon draw:style-name="gr37" draw:text-style-name="P9" draw:layer="layout" svg:width="0.029cm" svg:height="0.374cm" svg:x="26.688cm" svg:y="10.474cm" svg:viewBox="0 0 30 375" draw:points="0,375 30,375 30,0 0,0">
          <text:p/>
        </draw:polygon>
        <draw:polygon draw:style-name="gr38" draw:text-style-name="P10" draw:layer="layout" svg:width="0.029cm" svg:height="0.374cm" svg:x="26.717cm" svg:y="10.474cm" svg:viewBox="0 0 30 375" draw:points="0,375 30,375 30,0 0,0">
          <text:p/>
        </draw:polygon>
        <draw:polygon draw:style-name="gr37" draw:text-style-name="P9" draw:layer="layout" svg:width="0.029cm" svg:height="0.374cm" svg:x="26.747cm" svg:y="10.474cm" svg:viewBox="0 0 30 375" draw:points="0,375 30,375 30,0 0,0">
          <text:p/>
        </draw:polygon>
        <draw:polygon draw:style-name="gr35" draw:text-style-name="P7" draw:layer="layout" svg:width="0.029cm" svg:height="0.374cm" svg:x="26.777cm" svg:y="10.474cm" svg:viewBox="0 0 30 375" draw:points="0,375 30,375 30,0 0,0">
          <text:p/>
        </draw:polygon>
        <draw:polygon draw:style-name="gr35" draw:text-style-name="P7" draw:layer="layout" svg:width="0.029cm" svg:height="0.374cm" svg:x="26.806cm" svg:y="10.474cm" svg:viewBox="0 0 30 375" draw:points="0,375 30,375 30,0 0,0">
          <text:p/>
        </draw:polygon>
        <draw:polygon draw:style-name="gr38" draw:text-style-name="P10" draw:layer="layout" svg:width="0.029cm" svg:height="0.374cm" svg:x="26.835cm" svg:y="10.474cm" svg:viewBox="0 0 30 375" draw:points="0,375 30,375 30,0 0,0">
          <text:p/>
        </draw:polygon>
        <draw:polygon draw:style-name="gr38" draw:text-style-name="P10" draw:layer="layout" svg:width="0.029cm" svg:height="0.374cm" svg:x="26.864cm" svg:y="10.474cm" svg:viewBox="0 0 30 375" draw:points="0,375 30,375 30,0 0,0">
          <text:p/>
        </draw:polygon>
        <draw:polygon draw:style-name="gr37" draw:text-style-name="P9" draw:layer="layout" svg:width="0.029cm" svg:height="0.374cm" svg:x="26.895cm" svg:y="10.474cm" svg:viewBox="0 0 30 375" draw:points="0,375 30,375 30,0 0,0">
          <text:p/>
        </draw:polygon>
        <draw:polygon draw:style-name="gr36" draw:text-style-name="P8" draw:layer="layout" svg:width="0.029cm" svg:height="0.374cm" svg:x="26.924cm" svg:y="10.474cm" svg:viewBox="0 0 30 375" draw:points="0,375 30,375 30,0 0,0">
          <text:p/>
        </draw:polygon>
        <draw:polygon draw:style-name="gr35" draw:text-style-name="P7" draw:layer="layout" svg:width="0.029cm" svg:height="0.374cm" svg:x="26.953cm" svg:y="10.474cm" svg:viewBox="0 0 30 375" draw:points="0,375 30,375 30,0 0,0">
          <text:p/>
        </draw:polygon>
        <draw:polygon draw:style-name="gr37" draw:text-style-name="P9" draw:layer="layout" svg:width="0.03cm" svg:height="0.374cm" svg:x="26.982cm" svg:y="10.474cm" svg:viewBox="0 0 31 375" draw:points="0,375 31,375 31,0 0,0">
          <text:p/>
        </draw:polygon>
        <draw:polygon draw:style-name="gr35" draw:text-style-name="P7" draw:layer="layout" svg:width="0.029cm" svg:height="0.374cm" svg:x="27.012cm" svg:y="10.474cm" svg:viewBox="0 0 30 375" draw:points="0,375 30,375 30,0 0,0">
          <text:p/>
        </draw:polygon>
        <draw:polygon draw:style-name="gr35" draw:text-style-name="P7" draw:layer="layout" svg:width="0.029cm" svg:height="0.374cm" svg:x="27.041cm" svg:y="10.474cm" svg:viewBox="0 0 30 375" draw:points="0,375 30,375 30,0 0,0">
          <text:p/>
        </draw:polygon>
        <draw:polygon draw:style-name="gr38" draw:text-style-name="P10" draw:layer="layout" svg:width="0.029cm" svg:height="0.374cm" svg:x="27.071cm" svg:y="10.474cm" svg:viewBox="0 0 30 375" draw:points="0,375 30,375 30,0 0,0">
          <text:p/>
        </draw:polygon>
        <draw:polygon draw:style-name="gr38" draw:text-style-name="P10" draw:layer="layout" svg:width="0.029cm" svg:height="0.374cm" svg:x="27.101cm" svg:y="10.474cm" svg:viewBox="0 0 30 375" draw:points="0,375 30,375 30,0 0,0">
          <text:p/>
        </draw:polygon>
        <draw:polygon draw:style-name="gr36" draw:text-style-name="P8" draw:layer="layout" svg:width="0.029cm" svg:height="0.374cm" svg:x="27.13cm" svg:y="10.474cm" svg:viewBox="0 0 30 375" draw:points="0,375 30,375 30,0 0,0">
          <text:p/>
        </draw:polygon>
        <draw:polygon draw:style-name="gr35" draw:text-style-name="P7" draw:layer="layout" svg:width="0.029cm" svg:height="0.374cm" svg:x="27.159cm" svg:y="10.474cm" svg:viewBox="0 0 30 375" draw:points="0,375 30,375 30,0 0,0">
          <text:p/>
        </draw:polygon>
        <draw:polygon draw:style-name="gr37" draw:text-style-name="P9" draw:layer="layout" svg:width="0.029cm" svg:height="0.374cm" svg:x="27.188cm" svg:y="10.474cm" svg:viewBox="0 0 30 375" draw:points="0,375 30,375 30,0 0,0">
          <text:p/>
        </draw:polygon>
        <draw:polygon draw:style-name="gr38" draw:text-style-name="P10" draw:layer="layout" svg:width="0.029cm" svg:height="0.374cm" svg:x="27.219cm" svg:y="10.474cm" svg:viewBox="0 0 30 375" draw:points="0,375 30,375 30,0 0,0">
          <text:p/>
        </draw:polygon>
        <draw:polygon draw:style-name="gr37" draw:text-style-name="P9" draw:layer="layout" svg:width="0.029cm" svg:height="0.374cm" svg:x="27.248cm" svg:y="10.474cm" svg:viewBox="0 0 30 375" draw:points="0,375 30,375 30,0 0,0">
          <text:p/>
        </draw:polygon>
        <draw:polygon draw:style-name="gr35" draw:text-style-name="P7" draw:layer="layout" svg:width="0.029cm" svg:height="0.374cm" svg:x="27.277cm" svg:y="10.474cm" svg:viewBox="0 0 30 375" draw:points="0,375 30,375 30,0 0,0">
          <text:p/>
        </draw:polygon>
        <draw:polygon draw:style-name="gr35" draw:text-style-name="P7" draw:layer="layout" svg:width="0.029cm" svg:height="0.374cm" svg:x="27.306cm" svg:y="10.474cm" svg:viewBox="0 0 30 375" draw:points="0,375 30,375 30,0 0,0">
          <text:p/>
        </draw:polygon>
        <draw:polygon draw:style-name="gr38" draw:text-style-name="P10" draw:layer="layout" svg:width="0.029cm" svg:height="0.374cm" svg:x="27.336cm" svg:y="10.474cm" svg:viewBox="0 0 30 375" draw:points="0,375 30,375 30,0 0,0">
          <text:p/>
        </draw:polygon>
        <draw:polygon draw:style-name="gr38" draw:text-style-name="P10" draw:layer="layout" svg:width="0.029cm" svg:height="0.374cm" svg:x="27.365cm" svg:y="10.474cm" svg:viewBox="0 0 30 375" draw:points="0,375 30,375 30,0 0,0">
          <text:p/>
        </draw:polygon>
        <draw:polygon draw:style-name="gr35" draw:text-style-name="P7" draw:layer="layout" svg:width="0.029cm" svg:height="0.374cm" svg:x="27.395cm" svg:y="10.474cm" svg:viewBox="0 0 30 375" draw:points="0,375 30,375 30,0 0,0">
          <text:p/>
        </draw:polygon>
        <draw:polygon draw:style-name="gr38" draw:text-style-name="P10" draw:layer="layout" svg:width="0.03cm" svg:height="0.374cm" svg:x="27.424cm" svg:y="10.474cm" svg:viewBox="0 0 31 375" draw:points="0,375 31,375 31,0 0,0">
          <text:p/>
        </draw:polygon>
        <draw:polygon draw:style-name="gr39" draw:text-style-name="P11" draw:layer="layout" svg:width="0.029cm" svg:height="0.374cm" svg:x="27.454cm" svg:y="10.474cm" svg:viewBox="0 0 30 375" draw:points="0,375 30,375 30,0 0,0">
          <text:p/>
        </draw:polygon>
        <draw:polygon draw:style-name="gr37" draw:text-style-name="P9" draw:layer="layout" svg:width="0.029cm" svg:height="0.374cm" svg:x="27.483cm" svg:y="10.474cm" svg:viewBox="0 0 30 375" draw:points="0,375 30,375 30,0 0,0">
          <text:p/>
        </draw:polygon>
        <draw:polygon draw:style-name="gr35" draw:text-style-name="P7" draw:layer="layout" svg:width="0.029cm" svg:height="0.374cm" svg:x="27.512cm" svg:y="10.474cm" svg:viewBox="0 0 30 375" draw:points="0,375 30,375 30,0 0,0">
          <text:p/>
        </draw:polygon>
        <draw:polygon draw:style-name="gr35" draw:text-style-name="P7" draw:layer="layout" svg:width="0.029cm" svg:height="0.374cm" svg:x="27.543cm" svg:y="10.474cm" svg:viewBox="0 0 30 375" draw:points="0,375 30,375 30,0 0,0">
          <text:p/>
        </draw:polygon>
        <draw:polygon draw:style-name="gr38" draw:text-style-name="P10" draw:layer="layout" svg:width="0.029cm" svg:height="0.374cm" svg:x="27.572cm" svg:y="10.474cm" svg:viewBox="0 0 30 375" draw:points="0,375 30,375 30,0 0,0">
          <text:p/>
        </draw:polygon>
        <draw:polygon draw:style-name="gr36" draw:text-style-name="P8" draw:layer="layout" svg:width="0.029cm" svg:height="0.374cm" svg:x="27.601cm" svg:y="10.474cm" svg:viewBox="0 0 30 375" draw:points="0,375 30,375 30,0 0,0">
          <text:p/>
        </draw:polygon>
        <draw:polygon draw:style-name="gr38" draw:text-style-name="P10" draw:layer="layout" svg:width="0.029cm" svg:height="0.374cm" svg:x="27.63cm" svg:y="10.474cm" svg:viewBox="0 0 30 375" draw:points="0,375 30,375 30,0 0,0">
          <text:p/>
        </draw:polygon>
        <draw:polygon draw:style-name="gr38" draw:text-style-name="P10" draw:layer="layout" svg:width="0.029cm" svg:height="0.374cm" svg:x="27.66cm" svg:y="10.474cm" svg:viewBox="0 0 30 375" draw:points="0,375 30,375 30,0 0,0">
          <text:p/>
        </draw:polygon>
        <draw:polygon draw:style-name="gr38" draw:text-style-name="P10" draw:layer="layout" svg:width="0.029cm" svg:height="0.374cm" svg:x="27.689cm" svg:y="10.474cm" svg:viewBox="0 0 30 375" draw:points="0,375 30,375 30,0 0,0">
          <text:p/>
        </draw:polygon>
        <draw:polygon draw:style-name="gr37" draw:text-style-name="P9" draw:layer="layout" svg:width="0.029cm" svg:height="0.374cm" svg:x="27.719cm" svg:y="10.474cm" svg:viewBox="0 0 30 375" draw:points="0,375 30,375 30,0 0,0">
          <text:p/>
        </draw:polygon>
        <draw:polygon draw:style-name="gr35" draw:text-style-name="P7" draw:layer="layout" svg:width="0.029cm" svg:height="0.374cm" svg:x="27.748cm" svg:y="10.474cm" svg:viewBox="0 0 30 375" draw:points="0,375 30,375 30,0 0,0">
          <text:p/>
        </draw:polygon>
        <draw:polygon draw:style-name="gr35" draw:text-style-name="P7" draw:layer="layout" svg:width="0.029cm" svg:height="0.374cm" svg:x="27.778cm" svg:y="10.474cm" svg:viewBox="0 0 30 375" draw:points="0,375 30,375 30,0 0,0">
          <text:p/>
        </draw:polygon>
        <draw:polygon draw:style-name="gr36" draw:text-style-name="P8" draw:layer="layout" svg:width="0.029cm" svg:height="0.374cm" svg:x="27.807cm" svg:y="10.474cm" svg:viewBox="0 0 30 375" draw:points="0,375 30,375 30,0 0,0">
          <text:p/>
        </draw:polygon>
        <draw:polygon draw:style-name="gr37" draw:text-style-name="P9" draw:layer="layout" svg:width="0.03cm" svg:height="0.374cm" svg:x="27.836cm" svg:y="10.474cm" svg:viewBox="0 0 31 375" draw:points="0,375 31,375 31,0 0,0">
          <text:p/>
        </draw:polygon>
        <draw:polygon draw:style-name="gr36" draw:text-style-name="P8" draw:layer="layout" svg:width="0.029cm" svg:height="0.374cm" svg:x="27.867cm" svg:y="10.474cm" svg:viewBox="0 0 30 375" draw:points="0,375 30,375 30,0 0,0">
          <text:p/>
        </draw:polygon>
        <draw:polygon draw:style-name="gr35" draw:text-style-name="P7" draw:layer="layout" svg:width="0.029cm" svg:height="0.374cm" svg:x="27.896cm" svg:y="10.474cm" svg:viewBox="0 0 30 375" draw:points="0,375 30,375 30,0 0,0">
          <text:p/>
        </draw:polygon>
        <draw:polygon draw:style-name="gr36" draw:text-style-name="P8" draw:layer="layout" svg:width="0.029cm" svg:height="0.374cm" svg:x="27.925cm" svg:y="10.474cm" svg:viewBox="0 0 30 375" draw:points="0,375 30,375 30,0 0,0">
          <text:p/>
        </draw:polygon>
        <draw:polygon draw:style-name="gr36" draw:text-style-name="P8" draw:layer="layout" svg:width="0.029cm" svg:height="0.374cm" svg:x="27.955cm" svg:y="10.474cm" svg:viewBox="0 0 30 375" draw:points="0,375 30,375 30,0 0,0">
          <text:p/>
        </draw:polygon>
        <draw:polygon draw:style-name="gr38" draw:text-style-name="P10" draw:layer="layout" svg:width="0.029cm" svg:height="0.374cm" svg:x="27.984cm" svg:y="10.474cm" svg:viewBox="0 0 30 375" draw:points="0,375 30,375 30,0 0,0">
          <text:p/>
        </draw:polygon>
        <draw:polygon draw:style-name="gr38" draw:text-style-name="P10" draw:layer="layout" svg:width="0.029cm" svg:height="0.374cm" svg:x="28.013cm" svg:y="10.474cm" svg:viewBox="0 0 30 375" draw:points="0,375 30,375 30,0 0,0">
          <text:p/>
        </draw:polygon>
        <draw:polygon draw:style-name="gr37" draw:text-style-name="P9" draw:layer="layout" svg:width="0.029cm" svg:height="0.374cm" svg:x="28.043cm" svg:y="10.474cm" svg:viewBox="0 0 30 375" draw:points="0,375 30,375 30,0 0,0">
          <text:p/>
        </draw:polygon>
        <draw:polygon draw:style-name="gr36" draw:text-style-name="P8" draw:layer="layout" svg:width="0.029cm" svg:height="0.374cm" svg:x="28.072cm" svg:y="10.474cm" svg:viewBox="0 0 30 375" draw:points="0,375 30,375 30,0 0,0">
          <text:p/>
        </draw:polygon>
        <draw:polygon draw:style-name="gr37" draw:text-style-name="P9" draw:layer="layout" svg:width="0.029cm" svg:height="0.374cm" svg:x="28.102cm" svg:y="10.474cm" svg:viewBox="0 0 30 375" draw:points="0,375 30,375 30,0 0,0">
          <text:p/>
        </draw:polygon>
        <draw:polygon draw:style-name="gr36" draw:text-style-name="P8" draw:layer="layout" svg:width="0.029cm" svg:height="0.374cm" svg:x="28.131cm" svg:y="10.474cm" svg:viewBox="0 0 30 375" draw:points="0,375 30,375 30,0 0,0">
          <text:p/>
        </draw:polygon>
        <draw:polygon draw:style-name="gr36" draw:text-style-name="P8" draw:layer="layout" svg:width="0.029cm" svg:height="0.374cm" svg:x="28.16cm" svg:y="10.474cm" svg:viewBox="0 0 30 375" draw:points="0,375 30,375 30,0 0,0">
          <text:p/>
        </draw:polygon>
        <draw:polygon draw:style-name="gr36" draw:text-style-name="P8" draw:layer="layout" svg:width="0.03cm" svg:height="0.374cm" svg:x="28.189cm" svg:y="10.474cm" svg:viewBox="0 0 31 375" draw:points="0,375 31,375 31,0 0,0">
          <text:p/>
        </draw:polygon>
        <draw:polygon draw:style-name="gr36" draw:text-style-name="P8" draw:layer="layout" svg:width="0.029cm" svg:height="0.374cm" svg:x="28.22cm" svg:y="10.474cm" svg:viewBox="0 0 30 375" draw:points="0,375 30,375 30,0 0,0">
          <text:p/>
        </draw:polygon>
        <draw:polygon draw:style-name="gr38" draw:text-style-name="P10" draw:layer="layout" svg:width="0.029cm" svg:height="0.374cm" svg:x="28.249cm" svg:y="10.474cm" svg:viewBox="0 0 30 375" draw:points="0,375 30,375 30,0 0,0">
          <text:p/>
        </draw:polygon>
        <draw:polygon draw:style-name="gr38" draw:text-style-name="P10" draw:layer="layout" svg:width="0.03cm" svg:height="0.374cm" svg:x="28.278cm" svg:y="10.474cm" svg:viewBox="0 0 31 375" draw:points="0,375 31,375 31,0 0,0">
          <text:p/>
        </draw:polygon>
        <draw:polygon draw:style-name="gr37" draw:text-style-name="P9" draw:layer="layout" svg:width="0.029cm" svg:height="0.374cm" svg:x="28.308cm" svg:y="10.474cm" svg:viewBox="0 0 30 375" draw:points="0,375 30,375 30,0 0,0">
          <text:p/>
        </draw:polygon>
        <draw:polygon draw:style-name="gr37" draw:text-style-name="P9" draw:layer="layout" svg:width="0.029cm" svg:height="0.374cm" svg:x="28.337cm" svg:y="10.474cm" svg:viewBox="0 0 30 375" draw:points="0,375 30,375 30,0 0,0">
          <text:p/>
        </draw:polygon>
        <draw:polygon draw:style-name="gr38" draw:text-style-name="P10" draw:layer="layout" svg:width="0.029cm" svg:height="0.374cm" svg:x="28.366cm" svg:y="10.474cm" svg:viewBox="0 0 30 375" draw:points="0,375 30,375 30,0 0,0">
          <text:p/>
        </draw:polygon>
        <draw:polygon draw:style-name="gr35" draw:text-style-name="P7" draw:layer="layout" svg:width="0.029cm" svg:height="0.374cm" svg:x="28.397cm" svg:y="10.474cm" svg:viewBox="0 0 30 375" draw:points="0,375 30,375 30,0 0,0">
          <text:p/>
        </draw:polygon>
        <draw:polygon draw:style-name="gr38" draw:text-style-name="P10" draw:layer="layout" svg:width="0.029cm" svg:height="0.374cm" svg:x="28.426cm" svg:y="10.474cm" svg:viewBox="0 0 30 375" draw:points="0,375 30,375 30,0 0,0">
          <text:p/>
        </draw:polygon>
        <draw:polygon draw:style-name="gr38" draw:text-style-name="P10" draw:layer="layout" svg:width="0.029cm" svg:height="0.374cm" svg:x="28.455cm" svg:y="10.474cm" svg:viewBox="0 0 30 375" draw:points="0,375 30,375 30,0 0,0">
          <text:p/>
        </draw:polygon>
        <draw:polygon draw:style-name="gr39" draw:text-style-name="P11" draw:layer="layout" svg:width="0.029cm" svg:height="0.374cm" svg:x="28.484cm" svg:y="10.474cm" svg:viewBox="0 0 30 375" draw:points="0,375 30,375 30,0 0,0">
          <text:p/>
        </draw:polygon>
        <draw:polygon draw:style-name="gr36" draw:text-style-name="P8" draw:layer="layout" svg:width="0.029cm" svg:height="0.374cm" svg:x="28.514cm" svg:y="10.474cm" svg:viewBox="0 0 30 375" draw:points="0,375 30,375 30,0 0,0">
          <text:p/>
        </draw:polygon>
        <draw:polygon draw:style-name="gr37" draw:text-style-name="P9" draw:layer="layout" svg:width="0.029cm" svg:height="0.374cm" svg:x="28.544cm" svg:y="10.474cm" svg:viewBox="0 0 30 375" draw:points="0,375 30,375 30,0 0,0">
          <text:p/>
        </draw:polygon>
        <draw:polygon draw:style-name="gr35" draw:text-style-name="P7" draw:layer="layout" svg:width="0.029cm" svg:height="0.374cm" svg:x="28.573cm" svg:y="10.474cm" svg:viewBox="0 0 30 375" draw:points="0,375 30,375 30,0 0,0">
          <text:p/>
        </draw:polygon>
        <draw:polygon draw:style-name="gr37" draw:text-style-name="P9" draw:layer="layout" svg:width="0.029cm" svg:height="0.374cm" svg:x="28.602cm" svg:y="10.474cm" svg:viewBox="0 0 30 375" draw:points="0,375 30,375 30,0 0,0">
          <text:p/>
        </draw:polygon>
        <draw:polygon draw:style-name="gr37" draw:text-style-name="P9" draw:layer="layout" svg:width="0.03cm" svg:height="0.374cm" svg:x="28.631cm" svg:y="10.474cm" svg:viewBox="0 0 31 375" draw:points="0,375 31,375 31,0 0,0">
          <text:p/>
        </draw:polygon>
        <draw:polygon draw:style-name="gr37" draw:text-style-name="P9" draw:layer="layout" svg:width="0.029cm" svg:height="0.374cm" svg:x="28.661cm" svg:y="10.474cm" svg:viewBox="0 0 30 375" draw:points="0,375 30,375 30,0 0,0">
          <text:p/>
        </draw:polygon>
        <draw:polygon draw:style-name="gr37" draw:text-style-name="P9" draw:layer="layout" svg:width="0.029cm" svg:height="0.374cm" svg:x="28.69cm" svg:y="10.474cm" svg:viewBox="0 0 30 375" draw:points="0,375 30,375 30,0 0,0">
          <text:p/>
        </draw:polygon>
        <draw:polygon draw:style-name="gr36" draw:text-style-name="P8" draw:layer="layout" svg:width="0.029cm" svg:height="0.374cm" svg:x="28.721cm" svg:y="10.474cm" svg:viewBox="0 0 30 375" draw:points="0,375 30,375 30,0 0,0">
          <text:p/>
        </draw:polygon>
        <draw:polygon draw:style-name="gr35" draw:text-style-name="P7" draw:layer="layout" svg:width="0.029cm" svg:height="0.374cm" svg:x="28.75cm" svg:y="10.474cm" svg:viewBox="0 0 30 375" draw:points="0,375 30,375 30,0 0,0">
          <text:p/>
        </draw:polygon>
        <draw:polygon draw:style-name="gr38" draw:text-style-name="P10" draw:layer="layout" svg:width="0.029cm" svg:height="0.374cm" svg:x="28.779cm" svg:y="10.474cm" svg:viewBox="0 0 30 375" draw:points="0,375 30,375 30,0 0,0">
          <text:p/>
        </draw:polygon>
        <draw:polygon draw:style-name="gr37" draw:text-style-name="P9" draw:layer="layout" svg:width="0.029cm" svg:height="0.374cm" svg:x="28.808cm" svg:y="10.474cm" svg:viewBox="0 0 30 375" draw:points="0,375 30,375 30,0 0,0">
          <text:p/>
        </draw:polygon>
        <draw:polygon draw:style-name="gr36" draw:text-style-name="P8" draw:layer="layout" svg:width="0.029cm" svg:height="0.374cm" svg:x="28.838cm" svg:y="10.474cm" svg:viewBox="0 0 30 375" draw:points="0,375 30,375 30,0 0,0">
          <text:p/>
        </draw:polygon>
        <draw:polygon draw:style-name="gr36" draw:text-style-name="P8" draw:layer="layout" svg:width="0.029cm" svg:height="0.374cm" svg:x="28.868cm" svg:y="10.474cm" svg:viewBox="0 0 30 375" draw:points="0,375 30,375 30,0 0,0">
          <text:p/>
        </draw:polygon>
        <draw:polygon draw:style-name="gr38" draw:text-style-name="P10" draw:layer="layout" svg:width="0.029cm" svg:height="0.374cm" svg:x="28.897cm" svg:y="10.474cm" svg:viewBox="0 0 30 375" draw:points="0,375 30,375 30,0 0,0">
          <text:p/>
        </draw:polygon>
        <draw:polygon draw:style-name="gr37" draw:text-style-name="P9" draw:layer="layout" svg:width="0.029cm" svg:height="0.374cm" svg:x="28.926cm" svg:y="10.474cm" svg:viewBox="0 0 30 375" draw:points="0,375 30,375 30,0 0,0">
          <text:p/>
        </draw:polygon>
        <draw:polygon draw:style-name="gr38" draw:text-style-name="P10" draw:layer="layout" svg:width="0.029cm" svg:height="0.374cm" svg:x="28.956cm" svg:y="10.474cm" svg:viewBox="0 0 30 375" draw:points="0,375 30,375 30,0 0,0">
          <text:p/>
        </draw:polygon>
        <draw:polygon draw:style-name="gr38" draw:text-style-name="P10" draw:layer="layout" svg:width="0.029cm" svg:height="0.374cm" svg:x="28.985cm" svg:y="10.474cm" svg:viewBox="0 0 30 375" draw:points="0,375 30,375 30,0 0,0">
          <text:p/>
        </draw:polygon>
        <draw:polygon draw:style-name="gr36" draw:text-style-name="P8" draw:layer="layout" svg:width="0.029cm" svg:height="0.374cm" svg:x="29.014cm" svg:y="10.474cm" svg:viewBox="0 0 30 375" draw:points="0,375 30,375 30,0 0,0">
          <text:p/>
        </draw:polygon>
        <draw:polygon draw:style-name="gr37" draw:text-style-name="P9" draw:layer="layout" svg:width="0.03cm" svg:height="0.374cm" svg:x="29.044cm" svg:y="10.474cm" svg:viewBox="0 0 31 375" draw:points="0,375 31,375 31,0 0,0">
          <text:p/>
        </draw:polygon>
        <draw:polygon draw:style-name="gr35" draw:text-style-name="P7" draw:layer="layout" svg:width="0.029cm" svg:height="0.374cm" svg:x="29.074cm" svg:y="10.474cm" svg:viewBox="0 0 30 375" draw:points="0,375 30,375 30,0 0,0">
          <text:p/>
        </draw:polygon>
        <draw:polygon draw:style-name="gr37" draw:text-style-name="P9" draw:layer="layout" svg:width="0.029cm" svg:height="0.374cm" svg:x="29.103cm" svg:y="10.474cm" svg:viewBox="0 0 30 375" draw:points="0,375 30,375 30,0 0,0">
          <text:p/>
        </draw:polygon>
        <draw:polygon draw:style-name="gr38" draw:text-style-name="P10" draw:layer="layout" svg:width="0.029cm" svg:height="0.374cm" svg:x="29.132cm" svg:y="10.474cm" svg:viewBox="0 0 30 375" draw:points="0,375 30,375 30,0 0,0">
          <text:p/>
        </draw:polygon>
        <draw:polygon draw:style-name="gr37" draw:text-style-name="P9" draw:layer="layout" svg:width="0.029cm" svg:height="0.374cm" svg:x="29.162cm" svg:y="10.474cm" svg:viewBox="0 0 30 375" draw:points="0,375 30,375 30,0 0,0">
          <text:p/>
        </draw:polygon>
        <draw:polygon draw:style-name="gr38" draw:text-style-name="P10" draw:layer="layout" svg:width="0.029cm" svg:height="0.374cm" svg:x="29.192cm" svg:y="10.474cm" svg:viewBox="0 0 30 375" draw:points="0,375 30,375 30,0 0,0">
          <text:p/>
        </draw:polygon>
        <draw:polygon draw:style-name="gr36" draw:text-style-name="P8" draw:layer="layout" svg:width="0.029cm" svg:height="0.374cm" svg:x="29.221cm" svg:y="10.474cm" svg:viewBox="0 0 30 375" draw:points="0,375 30,375 30,0 0,0">
          <text:p/>
        </draw:polygon>
        <draw:polygon draw:style-name="gr38" draw:text-style-name="P10" draw:layer="layout" svg:width="0.029cm" svg:height="0.374cm" svg:x="29.25cm" svg:y="10.474cm" svg:viewBox="0 0 30 375" draw:points="0,375 30,375 30,0 0,0">
          <text:p/>
        </draw:polygon>
        <draw:polygon draw:style-name="gr38" draw:text-style-name="P10" draw:layer="layout" svg:width="0.029cm" svg:height="0.374cm" svg:x="29.28cm" svg:y="10.474cm" svg:viewBox="0 0 30 375" draw:points="0,375 30,375 30,0 0,0">
          <text:p/>
        </draw:polygon>
        <draw:polygon draw:style-name="gr37" draw:text-style-name="P9" draw:layer="layout" svg:width="0.029cm" svg:height="0.374cm" svg:x="29.309cm" svg:y="10.474cm" svg:viewBox="0 0 30 375" draw:points="0,375 30,375 30,0 0,0">
          <text:p/>
        </draw:polygon>
        <draw:polygon draw:style-name="gr35" draw:text-style-name="P7" draw:layer="layout" svg:width="0.029cm" svg:height="0.374cm" svg:x="29.338cm" svg:y="10.474cm" svg:viewBox="0 0 30 375" draw:points="0,375 30,375 30,0 0,0">
          <text:p/>
        </draw:polygon>
        <draw:polygon draw:style-name="gr35" draw:text-style-name="P7" draw:layer="layout" svg:width="0.029cm" svg:height="0.374cm" svg:x="29.368cm" svg:y="10.474cm" svg:viewBox="0 0 30 375" draw:points="0,375 30,375 30,0 0,0">
          <text:p/>
        </draw:polygon>
        <draw:polygon draw:style-name="gr38" draw:text-style-name="P10" draw:layer="layout" svg:width="0.029cm" svg:height="0.374cm" svg:x="29.398cm" svg:y="10.474cm" svg:viewBox="0 0 30 375" draw:points="0,375 30,375 30,0 0,0">
          <text:p/>
        </draw:polygon>
        <draw:polygon draw:style-name="gr38" draw:text-style-name="P10" draw:layer="layout" svg:width="0.029cm" svg:height="0.374cm" svg:x="29.427cm" svg:y="10.474cm" svg:viewBox="0 0 30 375" draw:points="0,375 30,375 30,0 0,0">
          <text:p/>
        </draw:polygon>
        <draw:polygon draw:style-name="gr36" draw:text-style-name="P8" draw:layer="layout" svg:width="0.029cm" svg:height="0.374cm" svg:x="29.456cm" svg:y="10.474cm" svg:viewBox="0 0 30 375" draw:points="0,375 30,375 30,0 0,0">
          <text:p/>
        </draw:polygon>
        <draw:polygon draw:style-name="gr38" draw:text-style-name="P10" draw:layer="layout" svg:width="0.03cm" svg:height="0.374cm" svg:x="29.485cm" svg:y="10.474cm" svg:viewBox="0 0 31 375" draw:points="0,375 31,375 31,0 0,0">
          <text:p/>
        </draw:polygon>
        <draw:polygon draw:style-name="gr38" draw:text-style-name="P10" draw:layer="layout" svg:width="0.029cm" svg:height="0.374cm" svg:x="29.516cm" svg:y="10.474cm" svg:viewBox="0 0 30 375" draw:points="0,375 30,375 30,0 0,0">
          <text:p/>
        </draw:polygon>
        <draw:polygon draw:style-name="gr36" draw:text-style-name="P8" draw:layer="layout" svg:width="0.029cm" svg:height="0.374cm" svg:x="29.545cm" svg:y="10.474cm" svg:viewBox="0 0 30 375" draw:points="0,375 30,375 30,0 0,0">
          <text:p/>
        </draw:polygon>
        <draw:polygon draw:style-name="gr37" draw:text-style-name="P9" draw:layer="layout" svg:width="0.029cm" svg:height="0.374cm" svg:x="29.574cm" svg:y="10.474cm" svg:viewBox="0 0 30 375" draw:points="0,375 30,375 30,0 0,0">
          <text:p/>
        </draw:polygon>
        <draw:polygon draw:style-name="gr36" draw:text-style-name="P8" draw:layer="layout" svg:width="0.029cm" svg:height="0.374cm" svg:x="29.604cm" svg:y="10.474cm" svg:viewBox="0 0 30 375" draw:points="0,375 30,375 30,0 0,0">
          <text:p/>
        </draw:polygon>
        <draw:polygon draw:style-name="gr36" draw:text-style-name="P8" draw:layer="layout" svg:width="0.029cm" svg:height="0.374cm" svg:x="29.633cm" svg:y="10.474cm" svg:viewBox="0 0 30 375" draw:points="0,375 30,375 30,0 0,0">
          <text:p/>
        </draw:polygon>
        <draw:polygon draw:style-name="gr36" draw:text-style-name="P8" draw:layer="layout" svg:width="0.029cm" svg:height="0.374cm" svg:x="29.662cm" svg:y="10.474cm" svg:viewBox="0 0 30 375" draw:points="0,375 30,375 30,0 0,0">
          <text:p/>
        </draw:polygon>
        <draw:polygon draw:style-name="gr36" draw:text-style-name="P8" draw:layer="layout" svg:width="0.029cm" svg:height="0.374cm" svg:x="29.692cm" svg:y="10.474cm" svg:viewBox="0 0 30 375" draw:points="0,375 30,375 30,0 0,0">
          <text:p/>
        </draw:polygon>
        <draw:polygon draw:style-name="gr38" draw:text-style-name="P10" draw:layer="layout" svg:width="0.029cm" svg:height="0.374cm" svg:x="29.722cm" svg:y="10.474cm" svg:viewBox="0 0 30 375" draw:points="0,375 30,375 30,0 0,0">
          <text:p/>
        </draw:polygon>
        <draw:polygon draw:style-name="gr37" draw:text-style-name="P9" draw:layer="layout" svg:width="0.029cm" svg:height="0.374cm" svg:x="29.751cm" svg:y="10.474cm" svg:viewBox="0 0 30 375" draw:points="0,375 30,375 30,0 0,0">
          <text:p/>
        </draw:polygon>
        <draw:polygon draw:style-name="gr36" draw:text-style-name="P8" draw:layer="layout" svg:width="0.029cm" svg:height="0.374cm" svg:x="29.78cm" svg:y="10.474cm" svg:viewBox="0 0 30 375" draw:points="0,375 30,375 30,0 0,0">
          <text:p/>
        </draw:polygon>
        <draw:polygon draw:style-name="gr36" draw:text-style-name="P8" draw:layer="layout" svg:width="0.03cm" svg:height="0.374cm" svg:x="29.809cm" svg:y="10.474cm" svg:viewBox="0 0 31 375" draw:points="0,375 31,375 31,0 0,0">
          <text:p/>
        </draw:polygon>
        <draw:polygon draw:style-name="gr37" draw:text-style-name="P9" draw:layer="layout" svg:width="0.029cm" svg:height="0.374cm" svg:x="29.84cm" svg:y="10.474cm" svg:viewBox="0 0 30 375" draw:points="0,375 30,375 30,0 0,0">
          <text:p/>
        </draw:polygon>
        <draw:polygon draw:style-name="gr37" draw:text-style-name="P9" draw:layer="layout" svg:width="0.029cm" svg:height="0.374cm" svg:x="29.869cm" svg:y="10.474cm" svg:viewBox="0 0 30 375" draw:points="0,375 30,375 30,0 0,0">
          <text:p/>
        </draw:polygon>
        <draw:polygon draw:style-name="gr38" draw:text-style-name="P10" draw:layer="layout" svg:width="0.03cm" svg:height="0.374cm" svg:x="29.898cm" svg:y="10.474cm" svg:viewBox="0 0 31 375" draw:points="0,375 31,375 31,0 0,0">
          <text:p/>
        </draw:polygon>
        <draw:polygon draw:style-name="gr38" draw:text-style-name="P10" draw:layer="layout" svg:width="0.029cm" svg:height="0.374cm" svg:x="29.928cm" svg:y="10.474cm" svg:viewBox="0 0 30 375" draw:points="0,375 30,375 30,0 0,0">
          <text:p/>
        </draw:polygon>
        <draw:polygon draw:style-name="gr38" draw:text-style-name="P10" draw:layer="layout" svg:width="0.029cm" svg:height="0.374cm" svg:x="29.957cm" svg:y="10.474cm" svg:viewBox="0 0 30 375" draw:points="0,375 30,375 30,0 0,0">
          <text:p/>
        </draw:polygon>
        <draw:polygon draw:style-name="gr38" draw:text-style-name="P10" draw:layer="layout" svg:width="0.029cm" svg:height="0.374cm" svg:x="29.986cm" svg:y="10.474cm" svg:viewBox="0 0 30 375" draw:points="0,375 30,375 30,0 0,0">
          <text:p/>
        </draw:polygon>
        <draw:polygon draw:style-name="gr38" draw:text-style-name="P10" draw:layer="layout" svg:width="0.029cm" svg:height="0.374cm" svg:x="30.017cm" svg:y="10.474cm" svg:viewBox="0 0 30 375" draw:points="0,375 30,375 30,0 0,0">
          <text:p/>
        </draw:polygon>
        <draw:polygon draw:style-name="gr37" draw:text-style-name="P9" draw:layer="layout" svg:width="0.029cm" svg:height="0.374cm" svg:x="30.046cm" svg:y="10.474cm" svg:viewBox="0 0 30 375" draw:points="0,375 30,375 30,0 0,0">
          <text:p/>
        </draw:polygon>
        <draw:polygon draw:style-name="gr38" draw:text-style-name="P10" draw:layer="layout" svg:width="0.029cm" svg:height="0.374cm" svg:x="30.075cm" svg:y="10.474cm" svg:viewBox="0 0 30 375" draw:points="0,375 30,375 30,0 0,0">
          <text:p/>
        </draw:polygon>
        <draw:polygon draw:style-name="gr35" draw:text-style-name="P7" draw:layer="layout" svg:width="0.029cm" svg:height="0.374cm" svg:x="30.104cm" svg:y="10.474cm" svg:viewBox="0 0 30 375" draw:points="0,375 30,375 30,0 0,0">
          <text:p/>
        </draw:polygon>
        <draw:polygon draw:style-name="gr35" draw:text-style-name="P7" draw:layer="layout" svg:width="0.029cm" svg:height="0.374cm" svg:x="30.133cm" svg:y="10.474cm" svg:viewBox="0 0 30 375" draw:points="0,375 30,375 30,0 0,0">
          <text:p/>
        </draw:polygon>
        <draw:polygon draw:style-name="gr36" draw:text-style-name="P8" draw:layer="layout" svg:width="0.029cm" svg:height="0.374cm" svg:x="30.163cm" svg:y="10.474cm" svg:viewBox="0 0 30 375" draw:points="0,375 30,375 30,0 0,0">
          <text:p/>
        </draw:polygon>
        <draw:polygon draw:style-name="gr37" draw:text-style-name="P9" draw:layer="layout" svg:width="0.029cm" svg:height="0.374cm" svg:x="30.193cm" svg:y="10.474cm" svg:viewBox="0 0 30 375" draw:points="0,375 30,375 30,0 0,0">
          <text:p/>
        </draw:polygon>
        <draw:polygon draw:style-name="gr35" draw:text-style-name="P7" draw:layer="layout" svg:width="0.029cm" svg:height="0.374cm" svg:x="30.222cm" svg:y="10.474cm" svg:viewBox="0 0 30 375" draw:points="0,375 30,375 30,0 0,0">
          <text:p/>
        </draw:polygon>
        <draw:polygon draw:style-name="gr37" draw:text-style-name="P9" draw:layer="layout" svg:width="0.03cm" svg:height="0.374cm" svg:x="30.251cm" svg:y="10.474cm" svg:viewBox="0 0 31 375" draw:points="0,375 31,375 31,0 0,0">
          <text:p/>
        </draw:polygon>
        <draw:polygon draw:style-name="gr35" draw:text-style-name="P7" draw:layer="layout" svg:width="0.029cm" svg:height="0.374cm" svg:x="30.281cm" svg:y="10.474cm" svg:viewBox="0 0 30 375" draw:points="0,375 30,375 30,0 0,0">
          <text:p/>
        </draw:polygon>
        <draw:polygon draw:style-name="gr36" draw:text-style-name="P8" draw:layer="layout" svg:width="0.029cm" svg:height="0.374cm" svg:x="30.31cm" svg:y="10.474cm" svg:viewBox="0 0 30 375" draw:points="0,375 30,375 30,0 0,0">
          <text:p/>
        </draw:polygon>
        <draw:polygon draw:style-name="gr36" draw:text-style-name="P8" draw:layer="layout" svg:width="0.03cm" svg:height="0.374cm" svg:x="30.339cm" svg:y="10.474cm" svg:viewBox="0 0 31 375" draw:points="0,375 31,375 31,0 0,0">
          <text:p/>
        </draw:polygon>
        <draw:polygon draw:style-name="gr37" draw:text-style-name="P9" draw:layer="layout" svg:width="0.029cm" svg:height="0.374cm" svg:x="30.37cm" svg:y="10.474cm" svg:viewBox="0 0 30 375" draw:points="0,375 30,375 30,0 0,0">
          <text:p/>
        </draw:polygon>
        <draw:polygon draw:style-name="gr37" draw:text-style-name="P9" draw:layer="layout" svg:width="0.029cm" svg:height="0.374cm" svg:x="30.399cm" svg:y="10.474cm" svg:viewBox="0 0 30 375" draw:points="0,375 30,375 30,0 0,0">
          <text:p/>
        </draw:polygon>
        <draw:polygon draw:style-name="gr37" draw:text-style-name="P9" draw:layer="layout" svg:width="0.029cm" svg:height="0.374cm" svg:x="30.428cm" svg:y="10.474cm" svg:viewBox="0 0 30 375" draw:points="0,375 30,375 30,0 0,0">
          <text:p/>
        </draw:polygon>
        <draw:polygon draw:style-name="gr35" draw:text-style-name="P7" draw:layer="layout" svg:width="0.029cm" svg:height="0.374cm" svg:x="30.458cm" svg:y="10.474cm" svg:viewBox="0 0 30 375" draw:points="0,375 30,375 30,0 0,0">
          <text:p/>
        </draw:polygon>
        <draw:polygon draw:style-name="gr37" draw:text-style-name="P9" draw:layer="layout" svg:width="0.029cm" svg:height="0.374cm" svg:x="30.487cm" svg:y="10.474cm" svg:viewBox="0 0 30 375" draw:points="0,375 30,375 30,0 0,0">
          <text:p/>
        </draw:polygon>
        <draw:polygon draw:style-name="gr37" draw:text-style-name="P9" draw:layer="layout" svg:width="0.029cm" svg:height="0.374cm" svg:x="30.517cm" svg:y="10.474cm" svg:viewBox="0 0 30 375" draw:points="0,375 30,375 30,0 0,0">
          <text:p/>
        </draw:polygon>
        <draw:polygon draw:style-name="gr35" draw:text-style-name="P7" draw:layer="layout" svg:width="0.029cm" svg:height="0.374cm" svg:x="30.546cm" svg:y="10.474cm" svg:viewBox="0 0 30 375" draw:points="0,375 30,375 30,0 0,0">
          <text:p/>
        </draw:polygon>
        <draw:polygon draw:style-name="gr35" draw:text-style-name="P7" draw:layer="layout" svg:width="0.029cm" svg:height="0.374cm" svg:x="30.576cm" svg:y="10.474cm" svg:viewBox="0 0 30 375" draw:points="0,375 30,375 30,0 0,0">
          <text:p/>
        </draw:polygon>
        <draw:polygon draw:style-name="gr37" draw:text-style-name="P9" draw:layer="layout" svg:width="0.029cm" svg:height="0.374cm" svg:x="30.605cm" svg:y="10.474cm" svg:viewBox="0 0 30 375" draw:points="0,375 30,375 30,0 0,0">
          <text:p/>
        </draw:polygon>
        <draw:polygon draw:style-name="gr37" draw:text-style-name="P9" draw:layer="layout" svg:width="0.029cm" svg:height="0.374cm" svg:x="30.634cm" svg:y="10.474cm" svg:viewBox="0 0 30 375" draw:points="0,375 30,375 30,0 0,0">
          <text:p/>
        </draw:polygon>
        <draw:polygon draw:style-name="gr36" draw:text-style-name="P8" draw:layer="layout" svg:width="0.03cm" svg:height="0.374cm" svg:x="30.663cm" svg:y="10.474cm" svg:viewBox="0 0 31 375" draw:points="0,375 31,375 31,0 0,0">
          <text:p/>
        </draw:polygon>
        <draw:polygon draw:style-name="gr37" draw:text-style-name="P9" draw:layer="layout" svg:width="0.029cm" svg:height="0.374cm" svg:x="30.694cm" svg:y="10.474cm" svg:viewBox="0 0 30 375" draw:points="0,375 30,375 30,0 0,0">
          <text:p/>
        </draw:polygon>
        <draw:polygon draw:style-name="gr37" draw:text-style-name="P9" draw:layer="layout" svg:width="0.029cm" svg:height="0.374cm" svg:x="30.723cm" svg:y="10.474cm" svg:viewBox="0 0 30 375" draw:points="0,375 30,375 30,0 0,0">
          <text:p/>
        </draw:polygon>
        <draw:polygon draw:style-name="gr35" draw:text-style-name="P7" draw:layer="layout" svg:width="0.029cm" svg:height="0.374cm" svg:x="30.752cm" svg:y="10.474cm" svg:viewBox="0 0 30 375" draw:points="0,375 30,375 30,0 0,0">
          <text:p/>
        </draw:polygon>
        <draw:polygon draw:style-name="gr36" draw:text-style-name="P8" draw:layer="layout" svg:width="0.029cm" svg:height="0.374cm" svg:x="30.782cm" svg:y="10.474cm" svg:viewBox="0 0 30 375" draw:points="0,375 30,375 30,0 0,0">
          <text:p/>
        </draw:polygon>
        <draw:polygon draw:style-name="gr37" draw:text-style-name="P9" draw:layer="layout" svg:width="0.029cm" svg:height="0.374cm" svg:x="30.811cm" svg:y="10.474cm" svg:viewBox="0 0 30 375" draw:points="0,375 30,375 30,0 0,0">
          <text:p/>
        </draw:polygon>
        <draw:polygon draw:style-name="gr38" draw:text-style-name="P10" draw:layer="layout" svg:width="0.029cm" svg:height="0.374cm" svg:x="30.841cm" svg:y="10.474cm" svg:viewBox="0 0 30 375" draw:points="0,375 30,375 30,0 0,0">
          <text:p/>
        </draw:polygon>
        <draw:polygon draw:style-name="gr37" draw:text-style-name="P9" draw:layer="layout" svg:width="0.029cm" svg:height="0.374cm" svg:x="30.87cm" svg:y="10.474cm" svg:viewBox="0 0 30 375" draw:points="0,375 30,375 30,0 0,0">
          <text:p/>
        </draw:polygon>
        <draw:polygon draw:style-name="gr37" draw:text-style-name="P9" draw:layer="layout" svg:width="0.029cm" svg:height="0.374cm" svg:x="30.9cm" svg:y="10.474cm" svg:viewBox="0 0 30 375" draw:points="0,375 30,375 30,0 0,0">
          <text:p/>
        </draw:polygon>
        <draw:polygon draw:style-name="gr37" draw:text-style-name="P9" draw:layer="layout" svg:width="0.029cm" svg:height="0.374cm" svg:x="30.929cm" svg:y="10.474cm" svg:viewBox="0 0 30 375" draw:points="0,375 30,375 30,0 0,0">
          <text:p/>
        </draw:polygon>
        <draw:polygon draw:style-name="gr37" draw:text-style-name="P9" draw:layer="layout" svg:width="0.029cm" svg:height="0.374cm" svg:x="30.958cm" svg:y="10.474cm" svg:viewBox="0 0 30 375" draw:points="0,375 30,375 30,0 0,0">
          <text:p/>
        </draw:polygon>
        <draw:polygon draw:style-name="gr37" draw:text-style-name="P9" draw:layer="layout" svg:width="0.029cm" svg:height="0.374cm" svg:x="30.987cm" svg:y="10.474cm" svg:viewBox="0 0 30 375" draw:points="0,375 30,375 30,0 0,0">
          <text:p/>
        </draw:polygon>
        <draw:polygon draw:style-name="gr36" draw:text-style-name="P8" draw:layer="layout" svg:width="0.029cm" svg:height="0.374cm" svg:x="31.018cm" svg:y="10.474cm" svg:viewBox="0 0 30 375" draw:points="0,375 30,375 30,0 0,0">
          <text:p/>
        </draw:polygon>
        <draw:polygon draw:style-name="gr36" draw:text-style-name="P8" draw:layer="layout" svg:width="0.029cm" svg:height="0.374cm" svg:x="31.047cm" svg:y="10.474cm" svg:viewBox="0 0 30 375" draw:points="0,375 30,375 30,0 0,0">
          <text:p/>
        </draw:polygon>
        <draw:polygon draw:style-name="gr38" draw:text-style-name="P10" draw:layer="layout" svg:width="0.029cm" svg:height="0.374cm" svg:x="31.076cm" svg:y="10.474cm" svg:viewBox="0 0 30 375" draw:points="0,375 30,375 30,0 0,0">
          <text:p/>
        </draw:polygon>
        <draw:polygon draw:style-name="gr37" draw:text-style-name="P9" draw:layer="layout" svg:width="0.03cm" svg:height="0.374cm" svg:x="31.105cm" svg:y="10.474cm" svg:viewBox="0 0 31 375" draw:points="0,375 31,375 31,0 0,0">
          <text:p/>
        </draw:polygon>
        <draw:polygon draw:style-name="gr36" draw:text-style-name="P8" draw:layer="layout" svg:width="0.029cm" svg:height="0.374cm" svg:x="31.135cm" svg:y="10.474cm" svg:viewBox="0 0 30 375" draw:points="0,375 30,375 30,0 0,0">
          <text:p/>
        </draw:polygon>
        <draw:polygon draw:style-name="gr36" draw:text-style-name="P8" draw:layer="layout" svg:width="0.029cm" svg:height="0.374cm" svg:x="31.165cm" svg:y="10.474cm" svg:viewBox="0 0 30 375" draw:points="0,375 30,375 30,0 0,0">
          <text:p/>
        </draw:polygon>
        <draw:polygon draw:style-name="gr37" draw:text-style-name="P9" draw:layer="layout" svg:width="0.029cm" svg:height="0.374cm" svg:x="31.194cm" svg:y="10.474cm" svg:viewBox="0 0 30 375" draw:points="0,375 30,375 30,0 0,0">
          <text:p/>
        </draw:polygon>
        <draw:polygon draw:style-name="gr36" draw:text-style-name="P8" draw:layer="layout" svg:width="0.029cm" svg:height="0.374cm" svg:x="31.224cm" svg:y="10.474cm" svg:viewBox="0 0 30 375" draw:points="0,375 30,375 30,0 0,0">
          <text:p/>
        </draw:polygon>
        <draw:polygon draw:style-name="gr37" draw:text-style-name="P9" draw:layer="layout" svg:width="0.029cm" svg:height="0.374cm" svg:x="31.253cm" svg:y="10.474cm" svg:viewBox="0 0 30 375" draw:points="0,375 30,375 30,0 0,0">
          <text:p/>
        </draw:polygon>
        <draw:polygon draw:style-name="gr37" draw:text-style-name="P9" draw:layer="layout" svg:width="0.029cm" svg:height="0.374cm" svg:x="31.282cm" svg:y="10.474cm" svg:viewBox="0 0 30 375" draw:points="0,375 30,375 30,0 0,0">
          <text:p/>
        </draw:polygon>
        <draw:polygon draw:style-name="gr36" draw:text-style-name="P8" draw:layer="layout" svg:width="0.029cm" svg:height="0.374cm" svg:x="31.311cm" svg:y="10.474cm" svg:viewBox="0 0 30 375" draw:points="0,375 30,375 30,0 0,0">
          <text:p/>
        </draw:polygon>
        <draw:polygon draw:style-name="gr37" draw:text-style-name="P9" draw:layer="layout" svg:width="0.029cm" svg:height="0.374cm" svg:x="31.342cm" svg:y="10.474cm" svg:viewBox="0 0 30 375" draw:points="0,375 30,375 30,0 0,0">
          <text:p/>
        </draw:polygon>
        <draw:polygon draw:style-name="gr35" draw:text-style-name="P7" draw:layer="layout" svg:width="0.029cm" svg:height="0.374cm" svg:x="31.371cm" svg:y="10.474cm" svg:viewBox="0 0 30 375" draw:points="0,375 30,375 30,0 0,0">
          <text:p/>
        </draw:polygon>
        <draw:polygon draw:style-name="gr36" draw:text-style-name="P8" draw:layer="layout" svg:width="0.029cm" svg:height="0.374cm" svg:x="31.4cm" svg:y="10.474cm" svg:viewBox="0 0 30 375" draw:points="0,375 30,375 30,0 0,0">
          <text:p/>
        </draw:polygon>
        <draw:polygon draw:style-name="gr37" draw:text-style-name="P9" draw:layer="layout" svg:width="0.029cm" svg:height="0.374cm" svg:x="31.429cm" svg:y="10.474cm" svg:viewBox="0 0 30 375" draw:points="0,375 30,375 30,0 0,0">
          <text:p/>
        </draw:polygon>
        <draw:polygon draw:style-name="gr36" draw:text-style-name="P8" draw:layer="layout" svg:width="0.029cm" svg:height="0.374cm" svg:x="31.459cm" svg:y="10.474cm" svg:viewBox="0 0 30 375" draw:points="0,375 30,375 30,0 0,0">
          <text:p/>
        </draw:polygon>
        <draw:polygon draw:style-name="gr37" draw:text-style-name="P9" draw:layer="layout" svg:width="0.029cm" svg:height="0.374cm" svg:x="31.489cm" svg:y="10.474cm" svg:viewBox="0 0 30 375" draw:points="0,375 30,375 30,0 0,0">
          <text:p/>
        </draw:polygon>
        <draw:polygon draw:style-name="gr37" draw:text-style-name="P9" draw:layer="layout" svg:width="0.03cm" svg:height="0.374cm" svg:x="31.518cm" svg:y="10.474cm" svg:viewBox="0 0 31 375" draw:points="0,375 31,375 31,0 0,0">
          <text:p/>
        </draw:polygon>
        <draw:polygon draw:style-name="gr36" draw:text-style-name="P8" draw:layer="layout" svg:width="0.029cm" svg:height="0.374cm" svg:x="31.548cm" svg:y="10.474cm" svg:viewBox="0 0 30 375" draw:points="0,375 30,375 30,0 0,0">
          <text:p/>
        </draw:polygon>
        <draw:polygon draw:style-name="gr38" draw:text-style-name="P10" draw:layer="layout" svg:width="0.029cm" svg:height="0.374cm" svg:x="31.577cm" svg:y="10.474cm" svg:viewBox="0 0 30 375" draw:points="0,375 30,375 30,0 0,0">
          <text:p/>
        </draw:polygon>
        <draw:polygon draw:style-name="gr36" draw:text-style-name="P8" draw:layer="layout" svg:width="0.029cm" svg:height="0.374cm" svg:x="31.606cm" svg:y="10.474cm" svg:viewBox="0 0 30 375" draw:points="0,375 30,375 30,0 0,0">
          <text:p/>
        </draw:polygon>
        <draw:polygon draw:style-name="gr36" draw:text-style-name="P8" draw:layer="layout" svg:width="0.029cm" svg:height="0.374cm" svg:x="31.635cm" svg:y="10.474cm" svg:viewBox="0 0 30 375" draw:points="0,375 30,375 30,0 0,0">
          <text:p/>
        </draw:polygon>
        <draw:polygon draw:style-name="gr36" draw:text-style-name="P8" draw:layer="layout" svg:width="0.029cm" svg:height="0.374cm" svg:x="31.666cm" svg:y="10.474cm" svg:viewBox="0 0 30 375" draw:points="0,375 30,375 30,0 0,0">
          <text:p/>
        </draw:polygon>
        <draw:polygon draw:style-name="gr36" draw:text-style-name="P8" draw:layer="layout" svg:width="0.029cm" svg:height="0.374cm" svg:x="31.695cm" svg:y="10.474cm" svg:viewBox="0 0 30 375" draw:points="0,375 30,375 30,0 0,0">
          <text:p/>
        </draw:polygon>
        <draw:polygon draw:style-name="gr38" draw:text-style-name="P10" draw:layer="layout" svg:width="0.029cm" svg:height="0.374cm" svg:x="31.724cm" svg:y="10.474cm" svg:viewBox="0 0 30 375" draw:points="0,375 30,375 30,0 0,0">
          <text:p/>
        </draw:polygon>
        <draw:polygon draw:style-name="gr36" draw:text-style-name="P8" draw:layer="layout" svg:width="0.029cm" svg:height="0.374cm" svg:x="31.753cm" svg:y="10.474cm" svg:viewBox="0 0 30 375" draw:points="0,375 30,375 30,0 0,0">
          <text:p/>
        </draw:polygon>
        <draw:polygon draw:style-name="gr35" draw:text-style-name="P7" draw:layer="layout" svg:width="0.029cm" svg:height="0.374cm" svg:x="31.783cm" svg:y="10.474cm" svg:viewBox="0 0 30 375" draw:points="0,375 30,375 30,0 0,0">
          <text:p/>
        </draw:polygon>
        <draw:polygon draw:style-name="gr35" draw:text-style-name="P7" draw:layer="layout" svg:width="0.029cm" svg:height="0.374cm" svg:x="31.813cm" svg:y="10.474cm" svg:viewBox="0 0 30 375" draw:points="0,375 30,375 30,0 0,0">
          <text:p/>
        </draw:polygon>
        <draw:polygon draw:style-name="gr35" draw:text-style-name="P7" draw:layer="layout" svg:width="0.029cm" svg:height="0.374cm" svg:x="31.842cm" svg:y="10.474cm" svg:viewBox="0 0 30 375" draw:points="0,375 30,375 30,0 0,0">
          <text:p/>
        </draw:polygon>
        <draw:polygon draw:style-name="gr38" draw:text-style-name="P10" draw:layer="layout" svg:width="0.03cm" svg:height="0.374cm" svg:x="31.871cm" svg:y="10.474cm" svg:viewBox="0 0 31 375" draw:points="0,375 31,375 31,0 0,0">
          <text:p/>
        </draw:polygon>
        <draw:polygon draw:style-name="gr37" draw:text-style-name="P9" draw:layer="layout" svg:width="0.029cm" svg:height="0.374cm" svg:x="31.901cm" svg:y="10.474cm" svg:viewBox="0 0 30 375" draw:points="0,375 30,375 30,0 0,0">
          <text:p/>
        </draw:polygon>
        <draw:polygon draw:style-name="gr36" draw:text-style-name="P8" draw:layer="layout" svg:width="0.029cm" svg:height="0.374cm" svg:x="31.93cm" svg:y="10.474cm" svg:viewBox="0 0 30 375" draw:points="0,375 30,375 30,0 0,0">
          <text:p/>
        </draw:polygon>
        <draw:polygon draw:style-name="gr35" draw:text-style-name="P7" draw:layer="layout" svg:width="0.03cm" svg:height="0.374cm" svg:x="31.959cm" svg:y="10.474cm" svg:viewBox="0 0 31 375" draw:points="0,375 31,375 31,0 0,0">
          <text:p/>
        </draw:polygon>
        <draw:polygon draw:style-name="gr38" draw:text-style-name="P10" draw:layer="layout" svg:width="0.029cm" svg:height="0.374cm" svg:x="31.99cm" svg:y="10.474cm" svg:viewBox="0 0 30 375" draw:points="0,375 30,375 30,0 0,0">
          <text:p/>
        </draw:polygon>
        <draw:polygon draw:style-name="gr36" draw:text-style-name="P8" draw:layer="layout" svg:width="0.029cm" svg:height="0.374cm" svg:x="32.019cm" svg:y="10.474cm" svg:viewBox="0 0 30 375" draw:points="0,375 30,375 30,0 0,0">
          <text:p/>
        </draw:polygon>
        <draw:polygon draw:style-name="gr37" draw:text-style-name="P9" draw:layer="layout" svg:width="0.029cm" svg:height="0.374cm" svg:x="32.048cm" svg:y="10.474cm" svg:viewBox="0 0 30 375" draw:points="0,375 30,375 30,0 0,0">
          <text:p/>
        </draw:polygon>
        <draw:polygon draw:style-name="gr37" draw:text-style-name="P9" draw:layer="layout" svg:width="0.029cm" svg:height="0.374cm" svg:x="32.078cm" svg:y="10.474cm" svg:viewBox="0 0 30 375" draw:points="0,375 30,375 30,0 0,0">
          <text:p/>
        </draw:polygon>
        <draw:polygon draw:style-name="gr38" draw:text-style-name="P10" draw:layer="layout" svg:width="0.029cm" svg:height="0.374cm" svg:x="32.107cm" svg:y="10.474cm" svg:viewBox="0 0 30 375" draw:points="0,375 30,375 30,0 0,0">
          <text:p/>
        </draw:polygon>
        <draw:polygon draw:style-name="gr37" draw:text-style-name="P9" draw:layer="layout" svg:width="0.029cm" svg:height="0.374cm" svg:x="32.137cm" svg:y="10.474cm" svg:viewBox="0 0 30 375" draw:points="0,375 30,375 30,0 0,0">
          <text:p/>
        </draw:polygon>
        <draw:polygon draw:style-name="gr37" draw:text-style-name="P9" draw:layer="layout" svg:width="0.029cm" svg:height="0.374cm" svg:x="32.166cm" svg:y="10.474cm" svg:viewBox="0 0 30 375" draw:points="0,375 30,375 30,0 0,0">
          <text:p/>
        </draw:polygon>
        <draw:polygon draw:style-name="gr37" draw:text-style-name="P9" draw:layer="layout" svg:width="0.029cm" svg:height="0.374cm" svg:x="32.195cm" svg:y="10.474cm" svg:viewBox="0 0 30 375" draw:points="0,375 30,375 30,0 0,0">
          <text:p/>
        </draw:polygon>
        <draw:polygon draw:style-name="gr37" draw:text-style-name="P9" draw:layer="layout" svg:width="0.029cm" svg:height="0.374cm" svg:x="32.225cm" svg:y="10.474cm" svg:viewBox="0 0 30 375" draw:points="0,375 30,375 30,0 0,0">
          <text:p/>
        </draw:polygon>
        <draw:polygon draw:style-name="gr36" draw:text-style-name="P8" draw:layer="layout" svg:width="0.029cm" svg:height="0.374cm" svg:x="32.254cm" svg:y="10.474cm" svg:viewBox="0 0 30 375" draw:points="0,375 30,375 30,0 0,0">
          <text:p/>
        </draw:polygon>
        <draw:polygon draw:style-name="gr38" draw:text-style-name="P10" draw:layer="layout" svg:width="0.029cm" svg:height="0.374cm" svg:x="32.283cm" svg:y="10.474cm" svg:viewBox="0 0 30 375" draw:points="0,375 30,375 30,0 0,0">
          <text:p/>
        </draw:polygon>
        <draw:polygon draw:style-name="gr38" draw:text-style-name="P10" draw:layer="layout" svg:width="0.03cm" svg:height="0.374cm" svg:x="32.313cm" svg:y="10.474cm" svg:viewBox="0 0 31 375" draw:points="0,375 31,375 31,0 0,0">
          <text:p/>
        </draw:polygon>
        <draw:polygon draw:style-name="gr36" draw:text-style-name="P8" draw:layer="layout" svg:width="0.029cm" svg:height="0.374cm" svg:x="32.343cm" svg:y="10.474cm" svg:viewBox="0 0 30 375" draw:points="0,375 30,375 30,0 0,0">
          <text:p/>
        </draw:polygon>
        <draw:polygon draw:style-name="gr36" draw:text-style-name="P8" draw:layer="layout" svg:width="0.029cm" svg:height="0.374cm" svg:x="32.372cm" svg:y="10.474cm" svg:viewBox="0 0 30 375" draw:points="0,375 30,375 30,0 0,0">
          <text:p/>
        </draw:polygon>
        <draw:polygon draw:style-name="gr37" draw:text-style-name="P9" draw:layer="layout" svg:width="0.029cm" svg:height="0.374cm" svg:x="32.402cm" svg:y="10.474cm" svg:viewBox="0 0 30 375" draw:points="0,375 30,375 30,0 0,0">
          <text:p/>
        </draw:polygon>
        <draw:polygon draw:style-name="gr35" draw:text-style-name="P7" draw:layer="layout" svg:width="0.029cm" svg:height="0.374cm" svg:x="32.431cm" svg:y="10.474cm" svg:viewBox="0 0 30 375" draw:points="0,375 30,375 30,0 0,0">
          <text:p/>
        </draw:polygon>
        <draw:polygon draw:style-name="gr37" draw:text-style-name="P9" draw:layer="layout" svg:width="0.029cm" svg:height="0.374cm" svg:x="32.46cm" svg:y="10.474cm" svg:viewBox="0 0 30 375" draw:points="0,375 30,375 30,0 0,0">
          <text:p/>
        </draw:polygon>
        <draw:polygon draw:style-name="gr36" draw:text-style-name="P8" draw:layer="layout" svg:width="0.029cm" svg:height="0.374cm" svg:x="32.49cm" svg:y="10.474cm" svg:viewBox="0 0 30 375" draw:points="0,375 30,375 30,0 0,0">
          <text:p/>
        </draw:polygon>
        <draw:polygon draw:style-name="gr37" draw:text-style-name="P9" draw:layer="layout" svg:width="0.029cm" svg:height="0.374cm" svg:x="32.52cm" svg:y="10.474cm" svg:viewBox="0 0 30 375" draw:points="0,375 30,375 30,0 0,0">
          <text:p/>
        </draw:polygon>
        <draw:polygon draw:style-name="gr38" draw:text-style-name="P10" draw:layer="layout" svg:width="0.029cm" svg:height="0.374cm" svg:x="32.549cm" svg:y="10.474cm" svg:viewBox="0 0 30 375" draw:points="0,375 30,375 30,0 0,0">
          <text:p/>
        </draw:polygon>
        <draw:polygon draw:style-name="gr38" draw:text-style-name="P10" draw:layer="layout" svg:width="0.029cm" svg:height="0.374cm" svg:x="32.578cm" svg:y="10.474cm" svg:viewBox="0 0 30 375" draw:points="0,375 30,375 30,0 0,0">
          <text:p/>
        </draw:polygon>
        <draw:polygon draw:style-name="gr36" draw:text-style-name="P8" draw:layer="layout" svg:width="0.029cm" svg:height="0.374cm" svg:x="32.607cm" svg:y="10.474cm" svg:viewBox="0 0 30 375" draw:points="0,375 30,375 30,0 0,0">
          <text:p/>
        </draw:polygon>
        <draw:polygon draw:style-name="gr36" draw:text-style-name="P8" draw:layer="layout" svg:width="0.029cm" svg:height="0.374cm" svg:x="32.638cm" svg:y="10.474cm" svg:viewBox="0 0 30 375" draw:points="0,375 30,375 30,0 0,0">
          <text:p/>
        </draw:polygon>
        <draw:polygon draw:style-name="gr35" draw:text-style-name="P7" draw:layer="layout" svg:width="0.029cm" svg:height="0.374cm" svg:x="32.667cm" svg:y="10.474cm" svg:viewBox="0 0 30 375" draw:points="0,375 30,375 30,0 0,0">
          <text:p/>
        </draw:polygon>
        <draw:polygon draw:style-name="gr36" draw:text-style-name="P8" draw:layer="layout" svg:width="0.029cm" svg:height="0.374cm" svg:x="32.696cm" svg:y="10.474cm" svg:viewBox="0 0 30 375" draw:points="0,375 30,375 30,0 0,0">
          <text:p/>
        </draw:polygon>
        <draw:polygon draw:style-name="gr37" draw:text-style-name="P9" draw:layer="layout" svg:width="0.03cm" svg:height="0.374cm" svg:x="32.725cm" svg:y="10.474cm" svg:viewBox="0 0 31 375" draw:points="0,375 31,375 31,0 0,0">
          <text:p/>
        </draw:polygon>
        <draw:polygon draw:style-name="gr37" draw:text-style-name="P9" draw:layer="layout" svg:width="0.029cm" svg:height="0.374cm" svg:x="32.755cm" svg:y="10.474cm" svg:viewBox="0 0 30 375" draw:points="0,375 30,375 30,0 0,0">
          <text:p/>
        </draw:polygon>
        <draw:polygon draw:style-name="gr37" draw:text-style-name="P9" draw:layer="layout" svg:width="0.029cm" svg:height="0.374cm" svg:x="32.784cm" svg:y="10.474cm" svg:viewBox="0 0 30 375" draw:points="0,375 30,375 30,0 0,0">
          <text:p/>
        </draw:polygon>
        <draw:polygon draw:style-name="gr36" draw:text-style-name="P8" draw:layer="layout" svg:width="0.029cm" svg:height="0.374cm" svg:x="32.814cm" svg:y="10.474cm" svg:viewBox="0 0 30 375" draw:points="0,375 30,375 30,0 0,0">
          <text:p/>
        </draw:polygon>
        <draw:polygon draw:style-name="gr37" draw:text-style-name="P9" draw:layer="layout" svg:width="0.029cm" svg:height="0.374cm" svg:x="32.844cm" svg:y="10.474cm" svg:viewBox="0 0 30 375" draw:points="0,375 30,375 30,0 0,0">
          <text:p/>
        </draw:polygon>
        <draw:polygon draw:style-name="gr38" draw:text-style-name="P10" draw:layer="layout" svg:width="0.029cm" svg:height="0.374cm" svg:x="32.873cm" svg:y="10.474cm" svg:viewBox="0 0 30 375" draw:points="0,375 30,375 30,0 0,0">
          <text:p/>
        </draw:polygon>
        <draw:polygon draw:style-name="gr38" draw:text-style-name="P10" draw:layer="layout" svg:width="0.029cm" svg:height="0.374cm" svg:x="32.902cm" svg:y="10.474cm" svg:viewBox="0 0 30 375" draw:points="0,375 30,375 30,0 0,0">
          <text:p/>
        </draw:polygon>
        <draw:polygon draw:style-name="gr37" draw:text-style-name="P9" draw:layer="layout" svg:width="0.029cm" svg:height="0.374cm" svg:x="32.931cm" svg:y="10.474cm" svg:viewBox="0 0 30 375" draw:points="0,375 30,375 30,0 0,0">
          <text:p/>
        </draw:polygon>
        <draw:polygon draw:style-name="gr38" draw:text-style-name="P10" draw:layer="layout" svg:width="0.029cm" svg:height="0.374cm" svg:x="32.962cm" svg:y="10.474cm" svg:viewBox="0 0 30 375" draw:points="0,375 30,375 30,0 0,0">
          <text:p/>
        </draw:polygon>
        <draw:polygon draw:style-name="gr35" draw:text-style-name="P7" draw:layer="layout" svg:width="0.029cm" svg:height="0.374cm" svg:x="32.991cm" svg:y="10.474cm" svg:viewBox="0 0 30 375" draw:points="0,375 30,375 30,0 0,0">
          <text:p/>
        </draw:polygon>
        <draw:polygon draw:style-name="gr38" draw:text-style-name="P10" draw:layer="layout" svg:width="0.029cm" svg:height="0.374cm" svg:x="33.02cm" svg:y="10.474cm" svg:viewBox="0 0 30 375" draw:points="0,375 30,375 30,0 0,0">
          <text:p/>
        </draw:polygon>
        <draw:polygon draw:style-name="gr38" draw:text-style-name="P10" draw:layer="layout" svg:width="0.029cm" svg:height="0.374cm" svg:x="33.049cm" svg:y="10.474cm" svg:viewBox="0 0 30 375" draw:points="0,375 30,375 30,0 0,0">
          <text:p/>
        </draw:polygon>
        <draw:polygon draw:style-name="gr37" draw:text-style-name="P9" draw:layer="layout" svg:width="0.029cm" svg:height="0.374cm" svg:x="33.079cm" svg:y="10.474cm" svg:viewBox="0 0 30 375" draw:points="0,375 30,375 30,0 0,0">
          <text:p/>
        </draw:polygon>
        <draw:polygon draw:style-name="gr38" draw:text-style-name="P10" draw:layer="layout" svg:width="0.029cm" svg:height="0.374cm" svg:x="33.108cm" svg:y="10.474cm" svg:viewBox="0 0 30 375" draw:points="0,375 30,375 30,0 0,0">
          <text:p/>
        </draw:polygon>
        <draw:polygon draw:style-name="gr36" draw:text-style-name="P8" draw:layer="layout" svg:width="0.029cm" svg:height="0.374cm" svg:x="33.138cm" svg:y="10.474cm" svg:viewBox="0 0 30 375" draw:points="0,375 30,375 30,0 0,0">
          <text:p/>
        </draw:polygon>
        <draw:polygon draw:style-name="gr36" draw:text-style-name="P8" draw:layer="layout" svg:width="0.03cm" svg:height="0.374cm" svg:x="33.167cm" svg:y="10.474cm" svg:viewBox="0 0 31 375" draw:points="0,375 31,375 31,0 0,0">
          <text:p/>
        </draw:polygon>
        <draw:polygon draw:style-name="gr38" draw:text-style-name="P10" draw:layer="layout" svg:width="0.029cm" svg:height="0.374cm" svg:x="33.197cm" svg:y="10.474cm" svg:viewBox="0 0 30 375" draw:points="0,375 30,375 30,0 0,0">
          <text:p/>
        </draw:polygon>
        <draw:polygon draw:style-name="gr36" draw:text-style-name="P8" draw:layer="layout" svg:width="0.029cm" svg:height="0.374cm" svg:x="33.226cm" svg:y="10.474cm" svg:viewBox="0 0 30 375" draw:points="0,375 30,375 30,0 0,0">
          <text:p/>
        </draw:polygon>
        <draw:polygon draw:style-name="gr37" draw:text-style-name="P9" draw:layer="layout" svg:width="0.029cm" svg:height="0.374cm" svg:x="33.255cm" svg:y="10.474cm" svg:viewBox="0 0 30 375" draw:points="0,375 30,375 30,0 0,0">
          <text:p/>
        </draw:polygon>
        <draw:polygon draw:style-name="gr38" draw:text-style-name="P10" draw:layer="layout" svg:width="0.029cm" svg:height="0.374cm" svg:x="33.286cm" svg:y="10.474cm" svg:viewBox="0 0 30 375" draw:points="0,375 30,375 30,0 0,0">
          <text:p/>
        </draw:polygon>
        <draw:polygon draw:style-name="gr36" draw:text-style-name="P8" draw:layer="layout" svg:width="0.029cm" svg:height="0.374cm" svg:x="33.315cm" svg:y="10.474cm" svg:viewBox="0 0 30 375" draw:points="0,375 30,375 30,0 0,0">
          <text:p/>
        </draw:polygon>
        <draw:polygon draw:style-name="gr36" draw:text-style-name="P8" draw:layer="layout" svg:width="0.029cm" svg:height="0.374cm" svg:x="33.344cm" svg:y="10.474cm" svg:viewBox="0 0 30 375" draw:points="0,375 30,375 30,0 0,0">
          <text:p/>
        </draw:polygon>
        <draw:polygon draw:style-name="gr37" draw:text-style-name="P9" draw:layer="layout" svg:width="0.029cm" svg:height="0.374cm" svg:x="33.373cm" svg:y="10.474cm" svg:viewBox="0 0 30 375" draw:points="0,375 30,375 30,0 0,0">
          <text:p/>
        </draw:polygon>
        <draw:polygon draw:style-name="gr35" draw:text-style-name="P7" draw:layer="layout" svg:width="0.029cm" svg:height="0.374cm" svg:x="33.403cm" svg:y="10.474cm" svg:viewBox="0 0 30 375" draw:points="0,375 30,375 30,0 0,0">
          <text:p/>
        </draw:polygon>
        <draw:polygon draw:style-name="gr36" draw:text-style-name="P8" draw:layer="layout" svg:width="0.029cm" svg:height="0.374cm" svg:x="33.432cm" svg:y="10.474cm" svg:viewBox="0 0 30 375" draw:points="0,375 30,375 30,0 0,0">
          <text:p/>
        </draw:polygon>
        <draw:polygon draw:style-name="gr35" draw:text-style-name="P7" draw:layer="layout" svg:width="0.029cm" svg:height="0.374cm" svg:x="33.462cm" svg:y="10.474cm" svg:viewBox="0 0 30 375" draw:points="0,375 30,375 30,0 0,0">
          <text:p/>
        </draw:polygon>
        <draw:polygon draw:style-name="gr36" draw:text-style-name="P8" draw:layer="layout" svg:width="0.03cm" svg:height="0.374cm" svg:x="33.491cm" svg:y="10.474cm" svg:viewBox="0 0 31 375" draw:points="0,375 31,375 31,0 0,0">
          <text:p/>
        </draw:polygon>
        <draw:polygon draw:style-name="gr38" draw:text-style-name="P10" draw:layer="layout" svg:width="0.029cm" svg:height="0.374cm" svg:x="33.521cm" svg:y="10.474cm" svg:viewBox="0 0 30 375" draw:points="0,375 30,375 30,0 0,0">
          <text:p/>
        </draw:polygon>
        <draw:polygon draw:style-name="gr37" draw:text-style-name="P9" draw:layer="layout" svg:width="0.029cm" svg:height="0.374cm" svg:x="33.55cm" svg:y="10.474cm" svg:viewBox="0 0 30 375" draw:points="0,375 30,375 30,0 0,0">
          <text:p/>
        </draw:polygon>
        <draw:polygon draw:style-name="gr37" draw:text-style-name="P9" draw:layer="layout" svg:width="0.03cm" svg:height="0.374cm" svg:x="33.579cm" svg:y="10.474cm" svg:viewBox="0 0 31 375" draw:points="0,375 31,375 31,0 0,0">
          <text:p/>
        </draw:polygon>
        <draw:polygon draw:style-name="gr37" draw:text-style-name="P9" draw:layer="layout" svg:width="0.029cm" svg:height="0.374cm" svg:x="33.61cm" svg:y="10.474cm" svg:viewBox="0 0 30 375" draw:points="0,375 30,375 30,0 0,0">
          <text:p/>
        </draw:polygon>
        <draw:polygon draw:style-name="gr36" draw:text-style-name="P8" draw:layer="layout" svg:width="0.029cm" svg:height="0.374cm" svg:x="33.639cm" svg:y="10.474cm" svg:viewBox="0 0 30 375" draw:points="0,375 30,375 30,0 0,0">
          <text:p/>
        </draw:polygon>
        <draw:polygon draw:style-name="gr36" draw:text-style-name="P8" draw:layer="layout" svg:width="0.029cm" svg:height="0.374cm" svg:x="33.668cm" svg:y="10.474cm" svg:viewBox="0 0 30 375" draw:points="0,375 30,375 30,0 0,0">
          <text:p/>
        </draw:polygon>
        <draw:polygon draw:style-name="gr38" draw:text-style-name="P10" draw:layer="layout" svg:width="0.029cm" svg:height="0.374cm" svg:x="33.698cm" svg:y="10.474cm" svg:viewBox="0 0 30 375" draw:points="0,375 30,375 30,0 0,0">
          <text:p/>
        </draw:polygon>
        <draw:polygon draw:style-name="gr36" draw:text-style-name="P8" draw:layer="layout" svg:width="0.029cm" svg:height="0.374cm" svg:x="33.727cm" svg:y="10.474cm" svg:viewBox="0 0 30 375" draw:points="0,375 30,375 30,0 0,0">
          <text:p/>
        </draw:polygon>
        <draw:polygon draw:style-name="gr37" draw:text-style-name="P9" draw:layer="layout" svg:width="0.029cm" svg:height="0.374cm" svg:x="33.756cm" svg:y="10.474cm" svg:viewBox="0 0 30 375" draw:points="0,375 30,375 30,0 0,0">
          <text:p/>
        </draw:polygon>
        <draw:polygon draw:style-name="gr38" draw:text-style-name="P10" draw:layer="layout" svg:width="0.029cm" svg:height="0.374cm" svg:x="33.786cm" svg:y="10.474cm" svg:viewBox="0 0 30 375" draw:points="0,375 30,375 30,0 0,0">
          <text:p/>
        </draw:polygon>
        <draw:polygon draw:style-name="gr36" draw:text-style-name="P8" draw:layer="layout" svg:width="0.029cm" svg:height="0.374cm" svg:x="33.815cm" svg:y="10.474cm" svg:viewBox="0 0 30 375" draw:points="0,375 30,375 30,0 0,0">
          <text:p/>
        </draw:polygon>
        <draw:polygon draw:style-name="gr35" draw:text-style-name="P7" draw:layer="layout" svg:width="0.029cm" svg:height="0.374cm" svg:x="33.845cm" svg:y="10.474cm" svg:viewBox="0 0 30 375" draw:points="0,375 30,375 30,0 0,0">
          <text:p/>
        </draw:polygon>
        <draw:polygon draw:style-name="gr36" draw:text-style-name="P8" draw:layer="layout" svg:width="0.029cm" svg:height="0.374cm" svg:x="33.874cm" svg:y="10.474cm" svg:viewBox="0 0 30 375" draw:points="0,375 30,375 30,0 0,0">
          <text:p/>
        </draw:polygon>
        <draw:polygon draw:style-name="gr36" draw:text-style-name="P8" draw:layer="layout" svg:width="0.029cm" svg:height="0.374cm" svg:x="33.903cm" svg:y="10.474cm" svg:viewBox="0 0 30 375" draw:points="0,375 30,375 30,0 0,0">
          <text:p/>
        </draw:polygon>
        <draw:polygon draw:style-name="gr36" draw:text-style-name="P8" draw:layer="layout" svg:width="0.03cm" svg:height="0.374cm" svg:x="33.932cm" svg:y="10.474cm" svg:viewBox="0 0 31 375" draw:points="0,375 31,375 31,0 0,0">
          <text:p/>
        </draw:polygon>
        <draw:polygon draw:style-name="gr35" draw:text-style-name="P7" draw:layer="layout" svg:width="0.026cm" svg:height="0.374cm" svg:x="18.95cm" svg:y="9.726cm" svg:viewBox="0 0 27 375" draw:points="0,375 27,375 27,0 0,0">
          <text:p/>
        </draw:polygon>
        <draw:polygon draw:style-name="gr36" draw:text-style-name="P8" draw:layer="layout" svg:width="0.026cm" svg:height="0.374cm" svg:x="18.978cm" svg:y="9.726cm" svg:viewBox="0 0 27 375" draw:points="0,375 27,375 27,0 0,0">
          <text:p/>
        </draw:polygon>
        <draw:polygon draw:style-name="gr37" draw:text-style-name="P9" draw:layer="layout" svg:width="0.026cm" svg:height="0.374cm" svg:x="19.004cm" svg:y="9.726cm" svg:viewBox="0 0 27 375" draw:points="0,375 27,375 27,0 0,0">
          <text:p/>
        </draw:polygon>
        <draw:polygon draw:style-name="gr38" draw:text-style-name="P10" draw:layer="layout" svg:width="0.029cm" svg:height="0.374cm" svg:x="19.031cm" svg:y="9.726cm" svg:viewBox="0 0 30 375" draw:points="0,375 30,375 30,0 0,0">
          <text:p/>
        </draw:polygon>
        <draw:polygon draw:style-name="gr37" draw:text-style-name="P9" draw:layer="layout" svg:width="0.029cm" svg:height="0.374cm" svg:x="19.06cm" svg:y="9.726cm" svg:viewBox="0 0 30 375" draw:points="0,375 30,375 30,0 0,0">
          <text:p/>
        </draw:polygon>
        <draw:polygon draw:style-name="gr38" draw:text-style-name="P10" draw:layer="layout" svg:width="0.029cm" svg:height="0.374cm" svg:x="19.09cm" svg:y="9.726cm" svg:viewBox="0 0 30 375" draw:points="0,375 30,375 30,0 0,0">
          <text:p/>
        </draw:polygon>
        <draw:polygon draw:style-name="gr38" draw:text-style-name="P10" draw:layer="layout" svg:width="0.029cm" svg:height="0.374cm" svg:x="19.119cm" svg:y="9.726cm" svg:viewBox="0 0 30 375" draw:points="0,375 30,375 30,0 0,0">
          <text:p/>
        </draw:polygon>
        <draw:polygon draw:style-name="gr36" draw:text-style-name="P8" draw:layer="layout" svg:width="0.029cm" svg:height="0.374cm" svg:x="19.148cm" svg:y="9.726cm" svg:viewBox="0 0 30 375" draw:points="0,375 30,375 30,0 0,0">
          <text:p/>
        </draw:polygon>
        <draw:polygon draw:style-name="gr38" draw:text-style-name="P10" draw:layer="layout" svg:width="0.029cm" svg:height="0.374cm" svg:x="19.177cm" svg:y="9.726cm" svg:viewBox="0 0 30 375" draw:points="0,375 30,375 30,0 0,0">
          <text:p/>
        </draw:polygon>
        <draw:polygon draw:style-name="gr38" draw:text-style-name="P10" draw:layer="layout" svg:width="0.03cm" svg:height="0.374cm" svg:x="19.207cm" svg:y="9.726cm" svg:viewBox="0 0 31 375" draw:points="0,375 31,375 31,0 0,0">
          <text:p/>
        </draw:polygon>
        <draw:polygon draw:style-name="gr36" draw:text-style-name="P8" draw:layer="layout" svg:width="0.029cm" svg:height="0.374cm" svg:x="19.237cm" svg:y="9.726cm" svg:viewBox="0 0 30 375" draw:points="0,375 30,375 30,0 0,0">
          <text:p/>
        </draw:polygon>
        <draw:polygon draw:style-name="gr35" draw:text-style-name="P7" draw:layer="layout" svg:width="0.029cm" svg:height="0.374cm" svg:x="19.266cm" svg:y="9.726cm" svg:viewBox="0 0 30 375" draw:points="0,375 30,375 30,0 0,0">
          <text:p/>
        </draw:polygon>
        <draw:polygon draw:style-name="gr37" draw:text-style-name="P9" draw:layer="layout" svg:width="0.03cm" svg:height="0.374cm" svg:x="19.295cm" svg:y="9.726cm" svg:viewBox="0 0 31 375" draw:points="0,375 31,375 31,0 0,0">
          <text:p/>
        </draw:polygon>
        <draw:polygon draw:style-name="gr37" draw:text-style-name="P9" draw:layer="layout" svg:width="0.029cm" svg:height="0.374cm" svg:x="19.325cm" svg:y="9.726cm" svg:viewBox="0 0 30 375" draw:points="0,375 30,375 30,0 0,0">
          <text:p/>
        </draw:polygon>
        <draw:polygon draw:style-name="gr36" draw:text-style-name="P8" draw:layer="layout" svg:width="0.029cm" svg:height="0.374cm" svg:x="19.355cm" svg:y="9.726cm" svg:viewBox="0 0 30 375" draw:points="0,375 30,375 30,0 0,0">
          <text:p/>
        </draw:polygon>
        <draw:polygon draw:style-name="gr36" draw:text-style-name="P8" draw:layer="layout" svg:width="0.029cm" svg:height="0.374cm" svg:x="19.384cm" svg:y="9.726cm" svg:viewBox="0 0 30 375" draw:points="0,375 30,375 30,0 0,0">
          <text:p/>
        </draw:polygon>
        <draw:polygon draw:style-name="gr37" draw:text-style-name="P9" draw:layer="layout" svg:width="0.029cm" svg:height="0.374cm" svg:x="19.414cm" svg:y="9.726cm" svg:viewBox="0 0 30 375" draw:points="0,375 30,375 30,0 0,0">
          <text:p/>
        </draw:polygon>
        <draw:polygon draw:style-name="gr38" draw:text-style-name="P10" draw:layer="layout" svg:width="0.029cm" svg:height="0.374cm" svg:x="19.472cm" svg:y="9.726cm" svg:viewBox="0 0 30 375" draw:points="0,375 30,375 30,0 0,0">
          <text:p/>
        </draw:polygon>
        <draw:polygon draw:style-name="gr36" draw:text-style-name="P8" draw:layer="layout" svg:width="0.029cm" svg:height="0.374cm" svg:x="19.501cm" svg:y="9.726cm" svg:viewBox="0 0 30 375" draw:points="0,375 30,375 30,0 0,0">
          <text:p/>
        </draw:polygon>
        <draw:polygon draw:style-name="gr37" draw:text-style-name="P9" draw:layer="layout" svg:width="0.029cm" svg:height="0.374cm" svg:x="19.532cm" svg:y="9.726cm" svg:viewBox="0 0 30 375" draw:points="0,375 30,375 30,0 0,0">
          <text:p/>
        </draw:polygon>
        <draw:polygon draw:style-name="gr37" draw:text-style-name="P9" draw:layer="layout" svg:width="0.029cm" svg:height="0.374cm" svg:x="19.561cm" svg:y="9.726cm" svg:viewBox="0 0 30 375" draw:points="0,375 30,375 30,0 0,0">
          <text:p/>
        </draw:polygon>
        <draw:polygon draw:style-name="gr37" draw:text-style-name="P9" draw:layer="layout" svg:width="0.029cm" svg:height="0.374cm" svg:x="19.59cm" svg:y="9.726cm" svg:viewBox="0 0 30 375" draw:points="0,375 30,375 30,0 0,0">
          <text:p/>
        </draw:polygon>
        <draw:polygon draw:style-name="gr38" draw:text-style-name="P10" draw:layer="layout" svg:width="0.029cm" svg:height="0.374cm" svg:x="19.619cm" svg:y="9.726cm" svg:viewBox="0 0 30 375" draw:points="0,375 30,375 30,0 0,0">
          <text:p/>
        </draw:polygon>
        <draw:polygon draw:style-name="gr36" draw:text-style-name="P8" draw:layer="layout" svg:width="0.029cm" svg:height="0.374cm" svg:x="19.649cm" svg:y="9.726cm" svg:viewBox="0 0 30 375" draw:points="0,375 30,375 30,0 0,0">
          <text:p/>
        </draw:polygon>
        <draw:polygon draw:style-name="gr37" draw:text-style-name="P9" draw:layer="layout" svg:width="0.029cm" svg:height="0.374cm" svg:x="19.679cm" svg:y="9.726cm" svg:viewBox="0 0 30 375" draw:points="0,375 30,375 30,0 0,0">
          <text:p/>
        </draw:polygon>
        <draw:polygon draw:style-name="gr37" draw:text-style-name="P9" draw:layer="layout" svg:width="0.03cm" svg:height="0.374cm" svg:x="19.708cm" svg:y="9.726cm" svg:viewBox="0 0 31 375" draw:points="0,375 31,375 31,0 0,0">
          <text:p/>
        </draw:polygon>
        <draw:polygon draw:style-name="gr36" draw:text-style-name="P8" draw:layer="layout" svg:width="0.029cm" svg:height="0.374cm" svg:x="19.738cm" svg:y="9.726cm" svg:viewBox="0 0 30 375" draw:points="0,375 30,375 30,0 0,0">
          <text:p/>
        </draw:polygon>
        <draw:polygon draw:style-name="gr36" draw:text-style-name="P8" draw:layer="layout" svg:width="0.029cm" svg:height="0.374cm" svg:x="19.767cm" svg:y="9.726cm" svg:viewBox="0 0 30 375" draw:points="0,375 30,375 30,0 0,0">
          <text:p/>
        </draw:polygon>
        <draw:polygon draw:style-name="gr36" draw:text-style-name="P8" draw:layer="layout" svg:width="0.029cm" svg:height="0.374cm" svg:x="19.796cm" svg:y="9.726cm" svg:viewBox="0 0 30 375" draw:points="0,375 30,375 30,0 0,0">
          <text:p/>
        </draw:polygon>
        <draw:polygon draw:style-name="gr38" draw:text-style-name="P10" draw:layer="layout" svg:width="0.029cm" svg:height="0.374cm" svg:x="19.825cm" svg:y="9.726cm" svg:viewBox="0 0 30 375" draw:points="0,375 30,375 30,0 0,0">
          <text:p/>
        </draw:polygon>
        <draw:polygon draw:style-name="gr37" draw:text-style-name="P9" draw:layer="layout" svg:width="0.029cm" svg:height="0.374cm" svg:x="19.856cm" svg:y="9.726cm" svg:viewBox="0 0 30 375" draw:points="0,375 30,375 30,0 0,0">
          <text:p/>
        </draw:polygon>
        <draw:polygon draw:style-name="gr36" draw:text-style-name="P8" draw:layer="layout" svg:width="0.029cm" svg:height="0.374cm" svg:x="19.885cm" svg:y="9.726cm" svg:viewBox="0 0 30 375" draw:points="0,375 30,375 30,0 0,0">
          <text:p/>
        </draw:polygon>
        <draw:polygon draw:style-name="gr35" draw:text-style-name="P7" draw:layer="layout" svg:width="0.029cm" svg:height="0.374cm" svg:x="19.914cm" svg:y="9.726cm" svg:viewBox="0 0 30 375" draw:points="0,375 30,375 30,0 0,0">
          <text:p/>
        </draw:polygon>
        <draw:polygon draw:style-name="gr36" draw:text-style-name="P8" draw:layer="layout" svg:width="0.029cm" svg:height="0.374cm" svg:x="19.943cm" svg:y="9.726cm" svg:viewBox="0 0 30 375" draw:points="0,375 30,375 30,0 0,0">
          <text:p/>
        </draw:polygon>
        <draw:polygon draw:style-name="gr36" draw:text-style-name="P8" draw:layer="layout" svg:width="0.029cm" svg:height="0.374cm" svg:x="19.973cm" svg:y="9.726cm" svg:viewBox="0 0 30 375" draw:points="0,375 30,375 30,0 0,0">
          <text:p/>
        </draw:polygon>
        <draw:polygon draw:style-name="gr37" draw:text-style-name="P9" draw:layer="layout" svg:width="0.029cm" svg:height="0.374cm" svg:x="20.003cm" svg:y="9.726cm" svg:viewBox="0 0 30 375" draw:points="0,375 30,375 30,0 0,0">
          <text:p/>
        </draw:polygon>
        <draw:polygon draw:style-name="gr37" draw:text-style-name="P9" draw:layer="layout" svg:width="0.029cm" svg:height="0.374cm" svg:x="20.032cm" svg:y="9.726cm" svg:viewBox="0 0 30 375" draw:points="0,375 30,375 30,0 0,0">
          <text:p/>
        </draw:polygon>
        <draw:polygon draw:style-name="gr36" draw:text-style-name="P8" draw:layer="layout" svg:width="0.03cm" svg:height="0.374cm" svg:x="20.061cm" svg:y="9.726cm" svg:viewBox="0 0 31 375" draw:points="0,375 31,375 31,0 0,0">
          <text:p/>
        </draw:polygon>
        <draw:polygon draw:style-name="gr37" draw:text-style-name="P9" draw:layer="layout" svg:width="0.029cm" svg:height="0.374cm" svg:x="20.091cm" svg:y="9.726cm" svg:viewBox="0 0 30 375" draw:points="0,375 30,375 30,0 0,0">
          <text:p/>
        </draw:polygon>
        <draw:polygon draw:style-name="gr37" draw:text-style-name="P9" draw:layer="layout" svg:width="0.029cm" svg:height="0.374cm" svg:x="20.12cm" svg:y="9.726cm" svg:viewBox="0 0 30 375" draw:points="0,375 30,375 30,0 0,0">
          <text:p/>
        </draw:polygon>
        <draw:polygon draw:style-name="gr35" draw:text-style-name="P7" draw:layer="layout" svg:width="0.03cm" svg:height="0.374cm" svg:x="20.149cm" svg:y="9.726cm" svg:viewBox="0 0 31 375" draw:points="0,375 31,375 31,0 0,0">
          <text:p/>
        </draw:polygon>
        <draw:polygon draw:style-name="gr37" draw:text-style-name="P9" draw:layer="layout" svg:width="0.029cm" svg:height="0.374cm" svg:x="20.18cm" svg:y="9.726cm" svg:viewBox="0 0 30 375" draw:points="0,375 30,375 30,0 0,0">
          <text:p/>
        </draw:polygon>
        <draw:polygon draw:style-name="gr35" draw:text-style-name="P7" draw:layer="layout" svg:width="0.029cm" svg:height="0.374cm" svg:x="20.209cm" svg:y="9.726cm" svg:viewBox="0 0 30 375" draw:points="0,375 30,375 30,0 0,0">
          <text:p/>
        </draw:polygon>
        <draw:polygon draw:style-name="gr36" draw:text-style-name="P8" draw:layer="layout" svg:width="0.029cm" svg:height="0.374cm" svg:x="20.238cm" svg:y="9.726cm" svg:viewBox="0 0 30 375" draw:points="0,375 30,375 30,0 0,0">
          <text:p/>
        </draw:polygon>
        <draw:polygon draw:style-name="gr37" draw:text-style-name="P9" draw:layer="layout" svg:width="0.029cm" svg:height="0.374cm" svg:x="20.267cm" svg:y="9.726cm" svg:viewBox="0 0 30 375" draw:points="0,375 30,375 30,0 0,0">
          <text:p/>
        </draw:polygon>
        <draw:polygon draw:style-name="gr36" draw:text-style-name="P8" draw:layer="layout" svg:width="0.029cm" svg:height="0.374cm" svg:x="20.297cm" svg:y="9.726cm" svg:viewBox="0 0 30 375" draw:points="0,375 30,375 30,0 0,0">
          <text:p/>
        </draw:polygon>
        <draw:polygon draw:style-name="gr36" draw:text-style-name="P8" draw:layer="layout" svg:width="0.029cm" svg:height="0.374cm" svg:x="20.326cm" svg:y="9.726cm" svg:viewBox="0 0 30 375" draw:points="0,375 30,375 30,0 0,0">
          <text:p/>
        </draw:polygon>
        <draw:polygon draw:style-name="gr37" draw:text-style-name="P9" draw:layer="layout" svg:width="0.029cm" svg:height="0.374cm" svg:x="20.356cm" svg:y="9.726cm" svg:viewBox="0 0 30 375" draw:points="0,375 30,375 30,0 0,0">
          <text:p/>
        </draw:polygon>
        <draw:polygon draw:style-name="gr38" draw:text-style-name="P10" draw:layer="layout" svg:width="0.029cm" svg:height="0.374cm" svg:x="20.385cm" svg:y="9.726cm" svg:viewBox="0 0 30 375" draw:points="0,375 30,375 30,0 0,0">
          <text:p/>
        </draw:polygon>
        <draw:polygon draw:style-name="gr37" draw:text-style-name="P9" draw:layer="layout" svg:width="0.029cm" svg:height="0.374cm" svg:x="20.415cm" svg:y="9.726cm" svg:viewBox="0 0 30 375" draw:points="0,375 30,375 30,0 0,0">
          <text:p/>
        </draw:polygon>
        <draw:polygon draw:style-name="gr36" draw:text-style-name="P8" draw:layer="layout" svg:width="0.029cm" svg:height="0.374cm" svg:x="20.444cm" svg:y="9.726cm" svg:viewBox="0 0 30 375" draw:points="0,375 30,375 30,0 0,0">
          <text:p/>
        </draw:polygon>
        <draw:polygon draw:style-name="gr38" draw:text-style-name="P10" draw:layer="layout" svg:width="0.029cm" svg:height="0.374cm" svg:x="20.473cm" svg:y="9.726cm" svg:viewBox="0 0 30 375" draw:points="0,375 30,375 30,0 0,0">
          <text:p/>
        </draw:polygon>
        <draw:polygon draw:style-name="gr37" draw:text-style-name="P9" draw:layer="layout" svg:width="0.03cm" svg:height="0.374cm" svg:x="20.502cm" svg:y="9.726cm" svg:viewBox="0 0 31 375" draw:points="0,375 31,375 31,0 0,0">
          <text:p/>
        </draw:polygon>
        <draw:polygon draw:style-name="gr36" draw:text-style-name="P8" draw:layer="layout" svg:width="0.029cm" svg:height="0.374cm" svg:x="20.533cm" svg:y="9.726cm" svg:viewBox="0 0 30 375" draw:points="0,375 30,375 30,0 0,0">
          <text:p/>
        </draw:polygon>
        <draw:polygon draw:style-name="gr37" draw:text-style-name="P9" draw:layer="layout" svg:width="0.029cm" svg:height="0.374cm" svg:x="20.562cm" svg:y="9.726cm" svg:viewBox="0 0 30 375" draw:points="0,375 30,375 30,0 0,0">
          <text:p/>
        </draw:polygon>
        <draw:polygon draw:style-name="gr37" draw:text-style-name="P9" draw:layer="layout" svg:width="0.029cm" svg:height="0.374cm" svg:x="20.592cm" svg:y="9.726cm" svg:viewBox="0 0 30 375" draw:points="0,375 30,375 30,0 0,0">
          <text:p/>
        </draw:polygon>
        <draw:polygon draw:style-name="gr37" draw:text-style-name="P9" draw:layer="layout" svg:width="0.029cm" svg:height="0.374cm" svg:x="20.621cm" svg:y="9.726cm" svg:viewBox="0 0 30 375" draw:points="0,375 30,375 30,0 0,0">
          <text:p/>
        </draw:polygon>
        <draw:polygon draw:style-name="gr36" draw:text-style-name="P8" draw:layer="layout" svg:width="0.029cm" svg:height="0.374cm" svg:x="20.65cm" svg:y="9.726cm" svg:viewBox="0 0 30 375" draw:points="0,375 30,375 30,0 0,0">
          <text:p/>
        </draw:polygon>
        <draw:polygon draw:style-name="gr38" draw:text-style-name="P10" draw:layer="layout" svg:width="0.029cm" svg:height="0.374cm" svg:x="20.68cm" svg:y="9.726cm" svg:viewBox="0 0 30 375" draw:points="0,375 30,375 30,0 0,0">
          <text:p/>
        </draw:polygon>
        <draw:polygon draw:style-name="gr36" draw:text-style-name="P8" draw:layer="layout" svg:width="0.029cm" svg:height="0.374cm" svg:x="20.71cm" svg:y="9.726cm" svg:viewBox="0 0 30 375" draw:points="0,375 30,375 30,0 0,0">
          <text:p/>
        </draw:polygon>
        <draw:polygon draw:style-name="gr36" draw:text-style-name="P8" draw:layer="layout" svg:width="0.029cm" svg:height="0.374cm" svg:x="20.739cm" svg:y="9.726cm" svg:viewBox="0 0 30 375" draw:points="0,375 30,375 30,0 0,0">
          <text:p/>
        </draw:polygon>
        <draw:polygon draw:style-name="gr36" draw:text-style-name="P8" draw:layer="layout" svg:width="0.029cm" svg:height="0.374cm" svg:x="20.768cm" svg:y="9.726cm" svg:viewBox="0 0 30 375" draw:points="0,375 30,375 30,0 0,0">
          <text:p/>
        </draw:polygon>
        <draw:polygon draw:style-name="gr37" draw:text-style-name="P9" draw:layer="layout" svg:width="0.03cm" svg:height="0.374cm" svg:x="20.826cm" svg:y="9.726cm" svg:viewBox="0 0 31 375" draw:points="0,375 31,375 31,0 0,0">
          <text:p/>
        </draw:polygon>
        <draw:polygon draw:style-name="gr35" draw:text-style-name="P7" draw:layer="layout" svg:width="0.029cm" svg:height="0.374cm" svg:x="20.857cm" svg:y="9.726cm" svg:viewBox="0 0 30 375" draw:points="0,375 30,375 30,0 0,0">
          <text:p/>
        </draw:polygon>
        <draw:polygon draw:style-name="gr36" draw:text-style-name="P8" draw:layer="layout" svg:width="0.029cm" svg:height="0.374cm" svg:x="20.886cm" svg:y="9.726cm" svg:viewBox="0 0 30 375" draw:points="0,375 30,375 30,0 0,0">
          <text:p/>
        </draw:polygon>
        <draw:polygon draw:style-name="gr37" draw:text-style-name="P9" draw:layer="layout" svg:width="0.03cm" svg:height="0.374cm" svg:x="20.915cm" svg:y="9.726cm" svg:viewBox="0 0 31 375" draw:points="0,375 31,375 31,0 0,0">
          <text:p/>
        </draw:polygon>
        <draw:polygon draw:style-name="gr36" draw:text-style-name="P8" draw:layer="layout" svg:width="0.029cm" svg:height="0.374cm" svg:x="20.945cm" svg:y="9.726cm" svg:viewBox="0 0 30 375" draw:points="0,375 30,375 30,0 0,0">
          <text:p/>
        </draw:polygon>
        <draw:polygon draw:style-name="gr37" draw:text-style-name="P9" draw:layer="layout" svg:width="0.029cm" svg:height="0.374cm" svg:x="20.974cm" svg:y="9.726cm" svg:viewBox="0 0 30 375" draw:points="0,375 30,375 30,0 0,0">
          <text:p/>
        </draw:polygon>
        <draw:polygon draw:style-name="gr36" draw:text-style-name="P8" draw:layer="layout" svg:width="0.029cm" svg:height="0.374cm" svg:x="21.004cm" svg:y="9.726cm" svg:viewBox="0 0 30 375" draw:points="0,375 30,375 30,0 0,0">
          <text:p/>
        </draw:polygon>
        <draw:polygon draw:style-name="gr36" draw:text-style-name="P8" draw:layer="layout" svg:width="0.029cm" svg:height="0.374cm" svg:x="21.034cm" svg:y="9.726cm" svg:viewBox="0 0 30 375" draw:points="0,375 30,375 30,0 0,0">
          <text:p/>
        </draw:polygon>
        <draw:polygon draw:style-name="gr38" draw:text-style-name="P10" draw:layer="layout" svg:width="0.029cm" svg:height="0.374cm" svg:x="21.063cm" svg:y="9.726cm" svg:viewBox="0 0 30 375" draw:points="0,375 30,375 30,0 0,0">
          <text:p/>
        </draw:polygon>
        <draw:polygon draw:style-name="gr38" draw:text-style-name="P10" draw:layer="layout" svg:width="0.029cm" svg:height="0.374cm" svg:x="21.092cm" svg:y="9.726cm" svg:viewBox="0 0 30 375" draw:points="0,375 30,375 30,0 0,0">
          <text:p/>
        </draw:polygon>
        <draw:polygon draw:style-name="gr36" draw:text-style-name="P8" draw:layer="layout" svg:width="0.029cm" svg:height="0.374cm" svg:x="21.121cm" svg:y="9.726cm" svg:viewBox="0 0 30 375" draw:points="0,375 30,375 30,0 0,0">
          <text:p/>
        </draw:polygon>
        <draw:polygon draw:style-name="gr36" draw:text-style-name="P8" draw:layer="layout" svg:width="0.029cm" svg:height="0.374cm" svg:x="21.152cm" svg:y="9.726cm" svg:viewBox="0 0 30 375" draw:points="0,375 30,375 30,0 0,0">
          <text:p/>
        </draw:polygon>
        <draw:polygon draw:style-name="gr35" draw:text-style-name="P7" draw:layer="layout" svg:width="0.029cm" svg:height="0.374cm" svg:x="21.181cm" svg:y="9.726cm" svg:viewBox="0 0 30 375" draw:points="0,375 30,375 30,0 0,0">
          <text:p/>
        </draw:polygon>
        <draw:polygon draw:style-name="gr36" draw:text-style-name="P8" draw:layer="layout" svg:width="0.029cm" svg:height="0.374cm" svg:x="21.21cm" svg:y="9.726cm" svg:viewBox="0 0 30 375" draw:points="0,375 30,375 30,0 0,0">
          <text:p/>
        </draw:polygon>
        <draw:polygon draw:style-name="gr35" draw:text-style-name="P7" draw:layer="layout" svg:width="0.029cm" svg:height="0.374cm" svg:x="21.239cm" svg:y="9.726cm" svg:viewBox="0 0 30 375" draw:points="0,375 30,375 30,0 0,0">
          <text:p/>
        </draw:polygon>
        <draw:polygon draw:style-name="gr36" draw:text-style-name="P8" draw:layer="layout" svg:width="0.029cm" svg:height="0.374cm" svg:x="21.269cm" svg:y="9.726cm" svg:viewBox="0 0 30 375" draw:points="0,375 30,375 30,0 0,0">
          <text:p/>
        </draw:polygon>
        <draw:polygon draw:style-name="gr36" draw:text-style-name="P8" draw:layer="layout" svg:width="0.029cm" svg:height="0.374cm" svg:x="21.298cm" svg:y="9.726cm" svg:viewBox="0 0 30 375" draw:points="0,375 30,375 30,0 0,0">
          <text:p/>
        </draw:polygon>
        <draw:polygon draw:style-name="gr35" draw:text-style-name="P7" draw:layer="layout" svg:width="0.029cm" svg:height="0.374cm" svg:x="21.328cm" svg:y="9.726cm" svg:viewBox="0 0 30 375" draw:points="0,375 30,375 30,0 0,0">
          <text:p/>
        </draw:polygon>
        <draw:polygon draw:style-name="gr35" draw:text-style-name="P7" draw:layer="layout" svg:width="0.03cm" svg:height="0.374cm" svg:x="21.357cm" svg:y="9.726cm" svg:viewBox="0 0 31 375" draw:points="0,375 31,375 31,0 0,0">
          <text:p/>
        </draw:polygon>
        <draw:polygon draw:style-name="gr35" draw:text-style-name="P7" draw:layer="layout" svg:width="0.029cm" svg:height="0.374cm" svg:x="21.387cm" svg:y="9.726cm" svg:viewBox="0 0 30 375" draw:points="0,375 30,375 30,0 0,0">
          <text:p/>
        </draw:polygon>
        <draw:polygon draw:style-name="gr36" draw:text-style-name="P8" draw:layer="layout" svg:width="0.029cm" svg:height="0.374cm" svg:x="21.416cm" svg:y="9.726cm" svg:viewBox="0 0 30 375" draw:points="0,375 30,375 30,0 0,0">
          <text:p/>
        </draw:polygon>
        <draw:polygon draw:style-name="gr36" draw:text-style-name="P8" draw:layer="layout" svg:width="0.029cm" svg:height="0.374cm" svg:x="21.445cm" svg:y="9.726cm" svg:viewBox="0 0 30 375" draw:points="0,375 30,375 30,0 0,0">
          <text:p/>
        </draw:polygon>
        <draw:polygon draw:style-name="gr36" draw:text-style-name="P8" draw:layer="layout" svg:width="0.029cm" svg:height="0.374cm" svg:x="21.476cm" svg:y="9.726cm" svg:viewBox="0 0 30 375" draw:points="0,375 30,375 30,0 0,0">
          <text:p/>
        </draw:polygon>
        <draw:polygon draw:style-name="gr36" draw:text-style-name="P8" draw:layer="layout" svg:width="0.029cm" svg:height="0.374cm" svg:x="21.505cm" svg:y="9.726cm" svg:viewBox="0 0 30 375" draw:points="0,375 30,375 30,0 0,0">
          <text:p/>
        </draw:polygon>
        <draw:polygon draw:style-name="gr38" draw:text-style-name="P10" draw:layer="layout" svg:width="0.029cm" svg:height="0.374cm" svg:x="21.534cm" svg:y="9.726cm" svg:viewBox="0 0 30 375" draw:points="0,375 30,375 30,0 0,0">
          <text:p/>
        </draw:polygon>
        <draw:polygon draw:style-name="gr37" draw:text-style-name="P9" draw:layer="layout" svg:width="0.029cm" svg:height="0.374cm" svg:x="21.563cm" svg:y="9.726cm" svg:viewBox="0 0 30 375" draw:points="0,375 30,375 30,0 0,0">
          <text:p/>
        </draw:polygon>
        <draw:polygon draw:style-name="gr38" draw:text-style-name="P10" draw:layer="layout" svg:width="0.029cm" svg:height="0.374cm" svg:x="21.593cm" svg:y="9.726cm" svg:viewBox="0 0 30 375" draw:points="0,375 30,375 30,0 0,0">
          <text:p/>
        </draw:polygon>
        <draw:polygon draw:style-name="gr37" draw:text-style-name="P9" draw:layer="layout" svg:width="0.029cm" svg:height="0.374cm" svg:x="21.622cm" svg:y="9.726cm" svg:viewBox="0 0 30 375" draw:points="0,375 30,375 30,0 0,0">
          <text:p/>
        </draw:polygon>
        <draw:polygon draw:style-name="gr35" draw:text-style-name="P7" draw:layer="layout" svg:width="0.029cm" svg:height="0.374cm" svg:x="21.652cm" svg:y="9.726cm" svg:viewBox="0 0 30 375" draw:points="0,375 30,375 30,0 0,0">
          <text:p/>
        </draw:polygon>
        <draw:polygon draw:style-name="gr35" draw:text-style-name="P7" draw:layer="layout" svg:width="0.03cm" svg:height="0.374cm" svg:x="21.681cm" svg:y="9.726cm" svg:viewBox="0 0 31 375" draw:points="0,375 31,375 31,0 0,0">
          <text:p/>
        </draw:polygon>
        <draw:polygon draw:style-name="gr36" draw:text-style-name="P8" draw:layer="layout" svg:width="0.029cm" svg:height="0.374cm" svg:x="21.711cm" svg:y="9.726cm" svg:viewBox="0 0 30 375" draw:points="0,375 30,375 30,0 0,0">
          <text:p/>
        </draw:polygon>
        <draw:polygon draw:style-name="gr36" draw:text-style-name="P8" draw:layer="layout" svg:width="0.029cm" svg:height="0.374cm" svg:x="21.74cm" svg:y="9.726cm" svg:viewBox="0 0 30 375" draw:points="0,375 30,375 30,0 0,0">
          <text:p/>
        </draw:polygon>
        <draw:polygon draw:style-name="gr38" draw:text-style-name="P10" draw:layer="layout" svg:width="0.03cm" svg:height="0.374cm" svg:x="21.769cm" svg:y="9.726cm" svg:viewBox="0 0 31 375" draw:points="0,375 31,375 31,0 0,0">
          <text:p/>
        </draw:polygon>
        <draw:polygon draw:style-name="gr38" draw:text-style-name="P10" draw:layer="layout" svg:width="0.029cm" svg:height="0.374cm" svg:x="21.8cm" svg:y="9.726cm" svg:viewBox="0 0 30 375" draw:points="0,375 30,375 30,0 0,0">
          <text:p/>
        </draw:polygon>
        <draw:polygon draw:style-name="gr38" draw:text-style-name="P10" draw:layer="layout" svg:width="0.029cm" svg:height="0.374cm" svg:x="21.829cm" svg:y="9.726cm" svg:viewBox="0 0 30 375" draw:points="0,375 30,375 30,0 0,0">
          <text:p/>
        </draw:polygon>
        <draw:polygon draw:style-name="gr37" draw:text-style-name="P9" draw:layer="layout" svg:width="0.029cm" svg:height="0.374cm" svg:x="21.858cm" svg:y="9.726cm" svg:viewBox="0 0 30 375" draw:points="0,375 30,375 30,0 0,0">
          <text:p/>
        </draw:polygon>
        <draw:polygon draw:style-name="gr37" draw:text-style-name="P9" draw:layer="layout" svg:width="0.029cm" svg:height="0.374cm" svg:x="21.887cm" svg:y="9.726cm" svg:viewBox="0 0 30 375" draw:points="0,375 30,375 30,0 0,0">
          <text:p/>
        </draw:polygon>
        <draw:polygon draw:style-name="gr37" draw:text-style-name="P9" draw:layer="layout" svg:width="0.029cm" svg:height="0.374cm" svg:x="21.917cm" svg:y="9.726cm" svg:viewBox="0 0 30 375" draw:points="0,375 30,375 30,0 0,0">
          <text:p/>
        </draw:polygon>
        <draw:polygon draw:style-name="gr35" draw:text-style-name="P7" draw:layer="layout" svg:width="0.029cm" svg:height="0.374cm" svg:x="21.946cm" svg:y="9.726cm" svg:viewBox="0 0 30 375" draw:points="0,375 30,375 30,0 0,0">
          <text:p/>
        </draw:polygon>
        <draw:polygon draw:style-name="gr37" draw:text-style-name="P9" draw:layer="layout" svg:width="0.029cm" svg:height="0.374cm" svg:x="21.976cm" svg:y="9.726cm" svg:viewBox="0 0 30 375" draw:points="0,375 30,375 30,0 0,0">
          <text:p/>
        </draw:polygon>
        <draw:polygon draw:style-name="gr37" draw:text-style-name="P9" draw:layer="layout" svg:width="0.029cm" svg:height="0.374cm" svg:x="22.005cm" svg:y="9.726cm" svg:viewBox="0 0 30 375" draw:points="0,375 30,375 30,0 0,0">
          <text:p/>
        </draw:polygon>
        <draw:polygon draw:style-name="gr37" draw:text-style-name="P9" draw:layer="layout" svg:width="0.029cm" svg:height="0.374cm" svg:x="22.035cm" svg:y="9.726cm" svg:viewBox="0 0 30 375" draw:points="0,375 30,375 30,0 0,0">
          <text:p/>
        </draw:polygon>
        <draw:polygon draw:style-name="gr36" draw:text-style-name="P8" draw:layer="layout" svg:width="0.029cm" svg:height="0.374cm" svg:x="22.417cm" svg:y="9.726cm" svg:viewBox="0 0 30 375" draw:points="0,375 30,375 30,0 0,0">
          <text:p/>
        </draw:polygon>
        <draw:polygon draw:style-name="gr38" draw:text-style-name="P10" draw:layer="layout" svg:width="0.029cm" svg:height="0.374cm" svg:x="22.446cm" svg:y="9.726cm" svg:viewBox="0 0 30 375" draw:points="0,375 30,375 30,0 0,0">
          <text:p/>
        </draw:polygon>
        <draw:polygon draw:style-name="gr36" draw:text-style-name="P8" draw:layer="layout" svg:width="0.029cm" svg:height="0.374cm" svg:x="22.477cm" svg:y="9.726cm" svg:viewBox="0 0 30 375" draw:points="0,375 30,375 30,0 0,0">
          <text:p/>
        </draw:polygon>
        <draw:polygon draw:style-name="gr37" draw:text-style-name="P9" draw:layer="layout" svg:width="0.029cm" svg:height="0.374cm" svg:x="22.506cm" svg:y="9.726cm" svg:viewBox="0 0 30 375" draw:points="0,375 30,375 30,0 0,0">
          <text:p/>
        </draw:polygon>
        <draw:polygon draw:style-name="gr35" draw:text-style-name="P7" draw:layer="layout" svg:width="0.03cm" svg:height="0.374cm" svg:x="22.535cm" svg:y="9.726cm" svg:viewBox="0 0 31 375" draw:points="0,375 31,375 31,0 0,0">
          <text:p/>
        </draw:polygon>
        <draw:polygon draw:style-name="gr37" draw:text-style-name="P9" draw:layer="layout" svg:width="0.029cm" svg:height="0.374cm" svg:x="22.565cm" svg:y="9.726cm" svg:viewBox="0 0 30 375" draw:points="0,375 30,375 30,0 0,0">
          <text:p/>
        </draw:polygon>
        <draw:polygon draw:style-name="gr35" draw:text-style-name="P7" draw:layer="layout" svg:width="0.029cm" svg:height="0.374cm" svg:x="22.594cm" svg:y="9.726cm" svg:viewBox="0 0 30 375" draw:points="0,375 30,375 30,0 0,0">
          <text:p/>
        </draw:polygon>
        <draw:polygon draw:style-name="gr37" draw:text-style-name="P9" draw:layer="layout" svg:width="0.029cm" svg:height="0.374cm" svg:x="22.623cm" svg:y="9.726cm" svg:viewBox="0 0 30 375" draw:points="0,375 30,375 30,0 0,0">
          <text:p/>
        </draw:polygon>
        <draw:polygon draw:style-name="gr37" draw:text-style-name="P9" draw:layer="layout" svg:width="0.029cm" svg:height="0.374cm" svg:x="22.654cm" svg:y="9.726cm" svg:viewBox="0 0 30 375" draw:points="0,375 30,375 30,0 0,0">
          <text:p/>
        </draw:polygon>
        <draw:polygon draw:style-name="gr37" draw:text-style-name="P9" draw:layer="layout" svg:width="0.029cm" svg:height="0.374cm" svg:x="22.683cm" svg:y="9.726cm" svg:viewBox="0 0 30 375" draw:points="0,375 30,375 30,0 0,0">
          <text:p/>
        </draw:polygon>
        <draw:polygon draw:style-name="gr36" draw:text-style-name="P8" draw:layer="layout" svg:width="0.029cm" svg:height="0.374cm" svg:x="22.712cm" svg:y="9.726cm" svg:viewBox="0 0 30 375" draw:points="0,375 30,375 30,0 0,0">
          <text:p/>
        </draw:polygon>
        <draw:polygon draw:style-name="gr36" draw:text-style-name="P8" draw:layer="layout" svg:width="0.029cm" svg:height="0.374cm" svg:x="22.741cm" svg:y="9.726cm" svg:viewBox="0 0 30 375" draw:points="0,375 30,375 30,0 0,0">
          <text:p/>
        </draw:polygon>
        <draw:polygon draw:style-name="gr37" draw:text-style-name="P9" draw:layer="layout" svg:width="0.029cm" svg:height="0.374cm" svg:x="22.771cm" svg:y="9.726cm" svg:viewBox="0 0 30 375" draw:points="0,375 30,375 30,0 0,0">
          <text:p/>
        </draw:polygon>
        <draw:polygon draw:style-name="gr38" draw:text-style-name="P10" draw:layer="layout" svg:width="0.029cm" svg:height="0.374cm" svg:x="22.801cm" svg:y="9.726cm" svg:viewBox="0 0 30 375" draw:points="0,375 30,375 30,0 0,0">
          <text:p/>
        </draw:polygon>
        <draw:polygon draw:style-name="gr36" draw:text-style-name="P8" draw:layer="layout" svg:width="0.029cm" svg:height="0.374cm" svg:x="22.83cm" svg:y="9.726cm" svg:viewBox="0 0 30 375" draw:points="0,375 30,375 30,0 0,0">
          <text:p/>
        </draw:polygon>
        <draw:polygon draw:style-name="gr36" draw:text-style-name="P8" draw:layer="layout" svg:width="0.029cm" svg:height="0.374cm" svg:x="22.859cm" svg:y="9.726cm" svg:viewBox="0 0 30 375" draw:points="0,375 30,375 30,0 0,0">
          <text:p/>
        </draw:polygon>
        <draw:polygon draw:style-name="gr36" draw:text-style-name="P8" draw:layer="layout" svg:width="0.03cm" svg:height="0.374cm" svg:x="22.888cm" svg:y="9.726cm" svg:viewBox="0 0 31 375" draw:points="0,375 31,375 31,0 0,0">
          <text:p/>
        </draw:polygon>
        <draw:polygon draw:style-name="gr36" draw:text-style-name="P8" draw:layer="layout" svg:width="0.029cm" svg:height="0.374cm" svg:x="22.918cm" svg:y="9.726cm" svg:viewBox="0 0 30 375" draw:points="0,375 30,375 30,0 0,0">
          <text:p/>
        </draw:polygon>
        <draw:polygon draw:style-name="gr38" draw:text-style-name="P10" draw:layer="layout" svg:width="0.029cm" svg:height="0.374cm" svg:x="22.947cm" svg:y="9.726cm" svg:viewBox="0 0 30 375" draw:points="0,375 30,375 30,0 0,0">
          <text:p/>
        </draw:polygon>
        <draw:polygon draw:style-name="gr38" draw:text-style-name="P10" draw:layer="layout" svg:width="0.03cm" svg:height="0.374cm" svg:x="22.977cm" svg:y="9.726cm" svg:viewBox="0 0 31 375" draw:points="0,375 31,375 31,0 0,0">
          <text:p/>
        </draw:polygon>
        <draw:polygon draw:style-name="gr38" draw:text-style-name="P10" draw:layer="layout" svg:width="0.029cm" svg:height="0.374cm" svg:x="23.007cm" svg:y="9.726cm" svg:viewBox="0 0 30 375" draw:points="0,375 30,375 30,0 0,0">
          <text:p/>
        </draw:polygon>
        <draw:polygon draw:style-name="gr35" draw:text-style-name="P7" draw:layer="layout" svg:width="0.029cm" svg:height="0.374cm" svg:x="23.036cm" svg:y="9.726cm" svg:viewBox="0 0 30 375" draw:points="0,375 30,375 30,0 0,0">
          <text:p/>
        </draw:polygon>
        <draw:polygon draw:style-name="gr36" draw:text-style-name="P8" draw:layer="layout" svg:width="0.029cm" svg:height="0.374cm" svg:x="23.065cm" svg:y="9.726cm" svg:viewBox="0 0 30 375" draw:points="0,375 30,375 30,0 0,0">
          <text:p/>
        </draw:polygon>
        <draw:polygon draw:style-name="gr35" draw:text-style-name="P7" draw:layer="layout" svg:width="0.029cm" svg:height="0.374cm" svg:x="23.095cm" svg:y="9.726cm" svg:viewBox="0 0 30 375" draw:points="0,375 30,375 30,0 0,0">
          <text:p/>
        </draw:polygon>
        <draw:polygon draw:style-name="gr35" draw:text-style-name="P7" draw:layer="layout" svg:width="0.029cm" svg:height="0.374cm" svg:x="23.125cm" svg:y="9.726cm" svg:viewBox="0 0 30 375" draw:points="0,375 30,375 30,0 0,0">
          <text:p/>
        </draw:polygon>
        <draw:polygon draw:style-name="gr35" draw:text-style-name="P7" draw:layer="layout" svg:width="0.029cm" svg:height="0.374cm" svg:x="23.154cm" svg:y="9.726cm" svg:viewBox="0 0 30 375" draw:points="0,375 30,375 30,0 0,0">
          <text:p/>
        </draw:polygon>
        <draw:polygon draw:style-name="gr36" draw:text-style-name="P8" draw:layer="layout" svg:width="0.029cm" svg:height="0.374cm" svg:x="23.183cm" svg:y="9.726cm" svg:viewBox="0 0 30 375" draw:points="0,375 30,375 30,0 0,0">
          <text:p/>
        </draw:polygon>
        <draw:polygon draw:style-name="gr38" draw:text-style-name="P10" draw:layer="layout" svg:width="0.029cm" svg:height="0.374cm" svg:x="23.213cm" svg:y="9.726cm" svg:viewBox="0 0 30 375" draw:points="0,375 30,375 30,0 0,0">
          <text:p/>
        </draw:polygon>
        <draw:polygon draw:style-name="gr36" draw:text-style-name="P8" draw:layer="layout" svg:width="0.029cm" svg:height="0.374cm" svg:x="23.242cm" svg:y="9.726cm" svg:viewBox="0 0 30 375" draw:points="0,375 30,375 30,0 0,0">
          <text:p/>
        </draw:polygon>
        <draw:polygon draw:style-name="gr38" draw:text-style-name="P10" draw:layer="layout" svg:width="0.029cm" svg:height="0.374cm" svg:x="23.271cm" svg:y="9.726cm" svg:viewBox="0 0 30 375" draw:points="0,375 30,375 30,0 0,0">
          <text:p/>
        </draw:polygon>
        <draw:polygon draw:style-name="gr38" draw:text-style-name="P10" draw:layer="layout" svg:width="0.029cm" svg:height="0.374cm" svg:x="23.301cm" svg:y="9.726cm" svg:viewBox="0 0 30 375" draw:points="0,375 30,375 30,0 0,0">
          <text:p/>
        </draw:polygon>
        <draw:polygon draw:style-name="gr36" draw:text-style-name="P8" draw:layer="layout" svg:width="0.029cm" svg:height="0.374cm" svg:x="23.331cm" svg:y="9.726cm" svg:viewBox="0 0 30 375" draw:points="0,375 30,375 30,0 0,0">
          <text:p/>
        </draw:polygon>
        <draw:polygon draw:style-name="gr37" draw:text-style-name="P9" draw:layer="layout" svg:width="0.029cm" svg:height="0.374cm" svg:x="23.36cm" svg:y="9.726cm" svg:viewBox="0 0 30 375" draw:points="0,375 30,375 30,0 0,0">
          <text:p/>
        </draw:polygon>
        <draw:polygon draw:style-name="gr38" draw:text-style-name="P10" draw:layer="layout" svg:width="0.029cm" svg:height="0.374cm" svg:x="23.389cm" svg:y="9.726cm" svg:viewBox="0 0 30 375" draw:points="0,375 30,375 30,0 0,0">
          <text:p/>
        </draw:polygon>
        <draw:polygon draw:style-name="gr37" draw:text-style-name="P9" draw:layer="layout" svg:width="0.029cm" svg:height="0.374cm" svg:x="23.419cm" svg:y="9.726cm" svg:viewBox="0 0 30 375" draw:points="0,375 30,375 30,0 0,0">
          <text:p/>
        </draw:polygon>
        <draw:polygon draw:style-name="gr38" draw:text-style-name="P10" draw:layer="layout" svg:width="0.029cm" svg:height="0.374cm" svg:x="23.449cm" svg:y="9.726cm" svg:viewBox="0 0 30 375" draw:points="0,375 30,375 30,0 0,0">
          <text:p/>
        </draw:polygon>
        <draw:polygon draw:style-name="gr36" draw:text-style-name="P8" draw:layer="layout" svg:width="0.029cm" svg:height="0.374cm" svg:x="23.507cm" svg:y="9.726cm" svg:viewBox="0 0 30 375" draw:points="0,375 30,375 30,0 0,0">
          <text:p/>
        </draw:polygon>
        <draw:polygon draw:style-name="gr38" draw:text-style-name="P10" draw:layer="layout" svg:width="0.029cm" svg:height="0.374cm" svg:x="23.537cm" svg:y="9.726cm" svg:viewBox="0 0 30 375" draw:points="0,375 30,375 30,0 0,0">
          <text:p/>
        </draw:polygon>
        <draw:polygon draw:style-name="gr38" draw:text-style-name="P10" draw:layer="layout" svg:width="0.029cm" svg:height="0.374cm" svg:x="23.566cm" svg:y="9.726cm" svg:viewBox="0 0 30 375" draw:points="0,375 30,375 30,0 0,0">
          <text:p/>
        </draw:polygon>
        <draw:polygon draw:style-name="gr38" draw:text-style-name="P10" draw:layer="layout" svg:width="0.029cm" svg:height="0.374cm" svg:x="23.595cm" svg:y="9.726cm" svg:viewBox="0 0 30 375" draw:points="0,375 30,375 30,0 0,0">
          <text:p/>
        </draw:polygon>
        <draw:polygon draw:style-name="gr35" draw:text-style-name="P7" draw:layer="layout" svg:width="0.029cm" svg:height="0.374cm" svg:x="23.625cm" svg:y="9.726cm" svg:viewBox="0 0 30 375" draw:points="0,375 30,375 30,0 0,0">
          <text:p/>
        </draw:polygon>
        <draw:polygon draw:style-name="gr37" draw:text-style-name="P9" draw:layer="layout" svg:width="0.029cm" svg:height="0.374cm" svg:x="23.655cm" svg:y="9.726cm" svg:viewBox="0 0 30 375" draw:points="0,375 30,375 30,0 0,0">
          <text:p/>
        </draw:polygon>
        <draw:polygon draw:style-name="gr35" draw:text-style-name="P7" draw:layer="layout" svg:width="0.029cm" svg:height="0.374cm" svg:x="23.684cm" svg:y="9.726cm" svg:viewBox="0 0 30 375" draw:points="0,375 30,375 30,0 0,0">
          <text:p/>
        </draw:polygon>
        <draw:polygon draw:style-name="gr35" draw:text-style-name="P7" draw:layer="layout" svg:width="0.029cm" svg:height="0.374cm" svg:x="23.713cm" svg:y="9.726cm" svg:viewBox="0 0 30 375" draw:points="0,375 30,375 30,0 0,0">
          <text:p/>
        </draw:polygon>
        <draw:polygon draw:style-name="gr38" draw:text-style-name="P10" draw:layer="layout" svg:width="0.03cm" svg:height="0.374cm" svg:x="23.742cm" svg:y="9.726cm" svg:viewBox="0 0 31 375" draw:points="0,375 31,375 31,0 0,0">
          <text:p/>
        </draw:polygon>
        <draw:polygon draw:style-name="gr37" draw:text-style-name="P9" draw:layer="layout" svg:width="0.029cm" svg:height="0.374cm" svg:x="23.773cm" svg:y="9.726cm" svg:viewBox="0 0 30 375" draw:points="0,375 30,375 30,0 0,0">
          <text:p/>
        </draw:polygon>
        <draw:polygon draw:style-name="gr35" draw:text-style-name="P7" draw:layer="layout" svg:width="0.029cm" svg:height="0.374cm" svg:x="23.802cm" svg:y="9.726cm" svg:viewBox="0 0 30 375" draw:points="0,375 30,375 30,0 0,0">
          <text:p/>
        </draw:polygon>
        <draw:polygon draw:style-name="gr35" draw:text-style-name="P7" draw:layer="layout" svg:width="0.03cm" svg:height="0.374cm" svg:x="23.831cm" svg:y="9.726cm" svg:viewBox="0 0 31 375" draw:points="0,375 31,375 31,0 0,0">
          <text:p/>
        </draw:polygon>
        <draw:polygon draw:style-name="gr36" draw:text-style-name="P8" draw:layer="layout" svg:width="0.029cm" svg:height="0.374cm" svg:x="23.861cm" svg:y="9.726cm" svg:viewBox="0 0 30 375" draw:points="0,375 30,375 30,0 0,0">
          <text:p/>
        </draw:polygon>
        <draw:polygon draw:style-name="gr37" draw:text-style-name="P9" draw:layer="layout" svg:width="0.029cm" svg:height="0.374cm" svg:x="23.89cm" svg:y="9.726cm" svg:viewBox="0 0 30 375" draw:points="0,375 30,375 30,0 0,0">
          <text:p/>
        </draw:polygon>
        <draw:polygon draw:style-name="gr36" draw:text-style-name="P8" draw:layer="layout" svg:width="0.029cm" svg:height="0.374cm" svg:x="23.919cm" svg:y="9.726cm" svg:viewBox="0 0 30 375" draw:points="0,375 30,375 30,0 0,0">
          <text:p/>
        </draw:polygon>
        <draw:polygon draw:style-name="gr37" draw:text-style-name="P9" draw:layer="layout" svg:width="0.029cm" svg:height="0.374cm" svg:x="23.949cm" svg:y="9.726cm" svg:viewBox="0 0 30 375" draw:points="0,375 30,375 30,0 0,0">
          <text:p/>
        </draw:polygon>
        <draw:polygon draw:style-name="gr37" draw:text-style-name="P9" draw:layer="layout" svg:width="0.029cm" svg:height="0.374cm" svg:x="23.979cm" svg:y="9.726cm" svg:viewBox="0 0 30 375" draw:points="0,375 30,375 30,0 0,0">
          <text:p/>
        </draw:polygon>
        <draw:polygon draw:style-name="gr35" draw:text-style-name="P7" draw:layer="layout" svg:width="0.029cm" svg:height="0.374cm" svg:x="24.008cm" svg:y="9.726cm" svg:viewBox="0 0 30 375" draw:points="0,375 30,375 30,0 0,0">
          <text:p/>
        </draw:polygon>
        <draw:polygon draw:style-name="gr36" draw:text-style-name="P8" draw:layer="layout" svg:width="0.029cm" svg:height="0.374cm" svg:x="24.037cm" svg:y="9.726cm" svg:viewBox="0 0 30 375" draw:points="0,375 30,375 30,0 0,0">
          <text:p/>
        </draw:polygon>
        <draw:polygon draw:style-name="gr38" draw:text-style-name="P10" draw:layer="layout" svg:width="0.029cm" svg:height="0.374cm" svg:x="24.066cm" svg:y="9.726cm" svg:viewBox="0 0 30 375" draw:points="0,375 30,375 30,0 0,0">
          <text:p/>
        </draw:polygon>
        <draw:polygon draw:style-name="gr36" draw:text-style-name="P8" draw:layer="layout" svg:width="0.029cm" svg:height="0.374cm" svg:x="24.097cm" svg:y="9.726cm" svg:viewBox="0 0 30 375" draw:points="0,375 30,375 30,0 0,0">
          <text:p/>
        </draw:polygon>
        <draw:polygon draw:style-name="gr38" draw:text-style-name="P10" draw:layer="layout" svg:width="0.029cm" svg:height="0.374cm" svg:x="24.126cm" svg:y="9.726cm" svg:viewBox="0 0 30 375" draw:points="0,375 30,375 30,0 0,0">
          <text:p/>
        </draw:polygon>
        <draw:polygon draw:style-name="gr37" draw:text-style-name="P9" draw:layer="layout" svg:width="0.029cm" svg:height="0.374cm" svg:x="24.155cm" svg:y="9.726cm" svg:viewBox="0 0 30 375" draw:points="0,375 30,375 30,0 0,0">
          <text:p/>
        </draw:polygon>
        <draw:polygon draw:style-name="gr38" draw:text-style-name="P10" draw:layer="layout" svg:width="0.03cm" svg:height="0.374cm" svg:x="24.184cm" svg:y="9.726cm" svg:viewBox="0 0 31 375" draw:points="0,375 31,375 31,0 0,0">
          <text:p/>
        </draw:polygon>
        <draw:polygon draw:style-name="gr37" draw:text-style-name="P9" draw:layer="layout" svg:width="0.029cm" svg:height="0.374cm" svg:x="24.214cm" svg:y="9.726cm" svg:viewBox="0 0 30 375" draw:points="0,375 30,375 30,0 0,0">
          <text:p/>
        </draw:polygon>
        <draw:polygon draw:style-name="gr36" draw:text-style-name="P8" draw:layer="layout" svg:width="0.029cm" svg:height="0.374cm" svg:x="24.243cm" svg:y="9.726cm" svg:viewBox="0 0 30 375" draw:points="0,375 30,375 30,0 0,0">
          <text:p/>
        </draw:polygon>
        <draw:polygon draw:style-name="gr36" draw:text-style-name="P8" draw:layer="layout" svg:width="0.029cm" svg:height="0.374cm" svg:x="24.274cm" svg:y="9.726cm" svg:viewBox="0 0 30 375" draw:points="0,375 30,375 30,0 0,0">
          <text:p/>
        </draw:polygon>
        <draw:polygon draw:style-name="gr37" draw:text-style-name="P9" draw:layer="layout" svg:width="0.029cm" svg:height="0.374cm" svg:x="24.303cm" svg:y="9.726cm" svg:viewBox="0 0 30 375" draw:points="0,375 30,375 30,0 0,0">
          <text:p/>
        </draw:polygon>
        <draw:polygon draw:style-name="gr36" draw:text-style-name="P8" draw:layer="layout" svg:width="0.029cm" svg:height="0.374cm" svg:x="24.332cm" svg:y="9.726cm" svg:viewBox="0 0 30 375" draw:points="0,375 30,375 30,0 0,0">
          <text:p/>
        </draw:polygon>
        <draw:polygon draw:style-name="gr36" draw:text-style-name="P8" draw:layer="layout" svg:width="0.029cm" svg:height="0.374cm" svg:x="24.361cm" svg:y="9.726cm" svg:viewBox="0 0 30 375" draw:points="0,375 30,375 30,0 0,0">
          <text:p/>
        </draw:polygon>
        <draw:polygon draw:style-name="gr38" draw:text-style-name="P10" draw:layer="layout" svg:width="0.029cm" svg:height="0.374cm" svg:x="24.39cm" svg:y="9.726cm" svg:viewBox="0 0 30 375" draw:points="0,375 30,375 30,0 0,0">
          <text:p/>
        </draw:polygon>
        <draw:polygon draw:style-name="gr35" draw:text-style-name="P7" draw:layer="layout" svg:width="0.029cm" svg:height="0.374cm" svg:x="24.42cm" svg:y="9.726cm" svg:viewBox="0 0 30 375" draw:points="0,375 30,375 30,0 0,0">
          <text:p/>
        </draw:polygon>
        <draw:polygon draw:style-name="gr35" draw:text-style-name="P7" draw:layer="layout" svg:width="0.029cm" svg:height="0.374cm" svg:x="24.45cm" svg:y="9.726cm" svg:viewBox="0 0 30 375" draw:points="0,375 30,375 30,0 0,0">
          <text:p/>
        </draw:polygon>
        <draw:polygon draw:style-name="gr35" draw:text-style-name="P7" draw:layer="layout" svg:width="0.029cm" svg:height="0.374cm" svg:x="24.479cm" svg:y="9.726cm" svg:viewBox="0 0 30 375" draw:points="0,375 30,375 30,0 0,0">
          <text:p/>
        </draw:polygon>
        <draw:polygon draw:style-name="gr36" draw:text-style-name="P8" draw:layer="layout" svg:width="0.03cm" svg:height="0.374cm" svg:x="24.508cm" svg:y="9.726cm" svg:viewBox="0 0 31 375" draw:points="0,375 31,375 31,0 0,0">
          <text:p/>
        </draw:polygon>
        <draw:polygon draw:style-name="gr35" draw:text-style-name="P7" draw:layer="layout" svg:width="0.029cm" svg:height="0.374cm" svg:x="24.538cm" svg:y="9.726cm" svg:viewBox="0 0 30 375" draw:points="0,375 30,375 30,0 0,0">
          <text:p/>
        </draw:polygon>
        <draw:polygon draw:style-name="gr38" draw:text-style-name="P10" draw:layer="layout" svg:width="0.029cm" svg:height="0.374cm" svg:x="24.567cm" svg:y="9.726cm" svg:viewBox="0 0 30 375" draw:points="0,375 30,375 30,0 0,0">
          <text:p/>
        </draw:polygon>
        <draw:polygon draw:style-name="gr37" draw:text-style-name="P9" draw:layer="layout" svg:width="0.03cm" svg:height="0.374cm" svg:x="24.596cm" svg:y="9.726cm" svg:viewBox="0 0 31 375" draw:points="0,375 31,375 31,0 0,0">
          <text:p/>
        </draw:polygon>
        <draw:polygon draw:style-name="gr38" draw:text-style-name="P10" draw:layer="layout" svg:width="0.029cm" svg:height="0.374cm" svg:x="24.627cm" svg:y="9.726cm" svg:viewBox="0 0 30 375" draw:points="0,375 30,375 30,0 0,0">
          <text:p/>
        </draw:polygon>
        <draw:polygon draw:style-name="gr35" draw:text-style-name="P7" draw:layer="layout" svg:width="0.029cm" svg:height="0.374cm" svg:x="24.656cm" svg:y="9.726cm" svg:viewBox="0 0 30 375" draw:points="0,375 30,375 30,0 0,0">
          <text:p/>
        </draw:polygon>
        <draw:polygon draw:style-name="gr35" draw:text-style-name="P7" draw:layer="layout" svg:width="0.029cm" svg:height="0.374cm" svg:x="24.685cm" svg:y="9.726cm" svg:viewBox="0 0 30 375" draw:points="0,375 30,375 30,0 0,0">
          <text:p/>
        </draw:polygon>
        <draw:polygon draw:style-name="gr36" draw:text-style-name="P8" draw:layer="layout" svg:width="0.029cm" svg:height="0.374cm" svg:x="24.715cm" svg:y="9.726cm" svg:viewBox="0 0 30 375" draw:points="0,375 30,375 30,0 0,0">
          <text:p/>
        </draw:polygon>
        <draw:polygon draw:style-name="gr35" draw:text-style-name="P7" draw:layer="layout" svg:width="0.029cm" svg:height="0.374cm" svg:x="24.744cm" svg:y="9.726cm" svg:viewBox="0 0 30 375" draw:points="0,375 30,375 30,0 0,0">
          <text:p/>
        </draw:polygon>
        <draw:polygon draw:style-name="gr35" draw:text-style-name="P7" draw:layer="layout" svg:width="0.029cm" svg:height="0.374cm" svg:x="24.774cm" svg:y="9.726cm" svg:viewBox="0 0 30 375" draw:points="0,375 30,375 30,0 0,0">
          <text:p/>
        </draw:polygon>
        <draw:polygon draw:style-name="gr36" draw:text-style-name="P8" draw:layer="layout" svg:width="0.029cm" svg:height="0.374cm" svg:x="24.803cm" svg:y="9.726cm" svg:viewBox="0 0 30 375" draw:points="0,375 30,375 30,0 0,0">
          <text:p/>
        </draw:polygon>
        <draw:polygon draw:style-name="gr38" draw:text-style-name="P10" draw:layer="layout" svg:width="0.029cm" svg:height="0.374cm" svg:x="24.833cm" svg:y="9.726cm" svg:viewBox="0 0 30 375" draw:points="0,375 30,375 30,0 0,0">
          <text:p/>
        </draw:polygon>
        <draw:polygon draw:style-name="gr38" draw:text-style-name="P10" draw:layer="layout" svg:width="0.029cm" svg:height="0.374cm" svg:x="24.862cm" svg:y="9.726cm" svg:viewBox="0 0 30 375" draw:points="0,375 30,375 30,0 0,0">
          <text:p/>
        </draw:polygon>
        <draw:polygon draw:style-name="gr38" draw:text-style-name="P10" draw:layer="layout" svg:width="0.029cm" svg:height="0.374cm" svg:x="24.891cm" svg:y="9.726cm" svg:viewBox="0 0 30 375" draw:points="0,375 30,375 30,0 0,0">
          <text:p/>
        </draw:polygon>
        <draw:polygon draw:style-name="gr36" draw:text-style-name="P8" draw:layer="layout" svg:width="0.029cm" svg:height="0.374cm" svg:x="24.92cm" svg:y="9.726cm" svg:viewBox="0 0 30 375" draw:points="0,375 30,375 30,0 0,0">
          <text:p/>
        </draw:polygon>
        <draw:polygon draw:style-name="gr35" draw:text-style-name="P7" draw:layer="layout" svg:width="0.03cm" svg:height="0.374cm" svg:x="24.95cm" svg:y="9.726cm" svg:viewBox="0 0 31 375" draw:points="0,375 31,375 31,0 0,0">
          <text:p/>
        </draw:polygon>
        <draw:polygon draw:style-name="gr35" draw:text-style-name="P7" draw:layer="layout" svg:width="0.029cm" svg:height="0.374cm" svg:x="24.98cm" svg:y="9.726cm" svg:viewBox="0 0 30 375" draw:points="0,375 30,375 30,0 0,0">
          <text:p/>
        </draw:polygon>
        <draw:polygon draw:style-name="gr36" draw:text-style-name="P8" draw:layer="layout" svg:width="0.029cm" svg:height="0.374cm" svg:x="25.009cm" svg:y="9.726cm" svg:viewBox="0 0 30 375" draw:points="0,375 30,375 30,0 0,0">
          <text:p/>
        </draw:polygon>
        <draw:polygon draw:style-name="gr35" draw:text-style-name="P7" draw:layer="layout" svg:width="0.03cm" svg:height="0.374cm" svg:x="25.038cm" svg:y="9.726cm" svg:viewBox="0 0 31 375" draw:points="0,375 31,375 31,0 0,0">
          <text:p/>
        </draw:polygon>
        <draw:polygon draw:style-name="gr35" draw:text-style-name="P7" draw:layer="layout" svg:width="0.029cm" svg:height="0.374cm" svg:x="25.068cm" svg:y="9.726cm" svg:viewBox="0 0 30 375" draw:points="0,375 30,375 30,0 0,0">
          <text:p/>
        </draw:polygon>
        <draw:polygon draw:style-name="gr36" draw:text-style-name="P8" draw:layer="layout" svg:width="0.029cm" svg:height="0.374cm" svg:x="25.098cm" svg:y="9.726cm" svg:viewBox="0 0 30 375" draw:points="0,375 30,375 30,0 0,0">
          <text:p/>
        </draw:polygon>
        <draw:polygon draw:style-name="gr37" draw:text-style-name="P9" draw:layer="layout" svg:width="0.029cm" svg:height="0.374cm" svg:x="25.127cm" svg:y="9.726cm" svg:viewBox="0 0 30 375" draw:points="0,375 30,375 30,0 0,0">
          <text:p/>
        </draw:polygon>
        <draw:polygon draw:style-name="gr37" draw:text-style-name="P9" draw:layer="layout" svg:width="0.029cm" svg:height="0.374cm" svg:x="25.157cm" svg:y="9.726cm" svg:viewBox="0 0 30 375" draw:points="0,375 30,375 30,0 0,0">
          <text:p/>
        </draw:polygon>
        <draw:polygon draw:style-name="gr35" draw:text-style-name="P7" draw:layer="layout" svg:width="0.029cm" svg:height="0.374cm" svg:x="25.186cm" svg:y="9.726cm" svg:viewBox="0 0 30 375" draw:points="0,375 30,375 30,0 0,0">
          <text:p/>
        </draw:polygon>
        <draw:polygon draw:style-name="gr38" draw:text-style-name="P10" draw:layer="layout" svg:width="0.029cm" svg:height="0.374cm" svg:x="25.215cm" svg:y="9.726cm" svg:viewBox="0 0 30 375" draw:points="0,375 30,375 30,0 0,0">
          <text:p/>
        </draw:polygon>
        <draw:polygon draw:style-name="gr36" draw:text-style-name="P8" draw:layer="layout" svg:width="0.029cm" svg:height="0.374cm" svg:x="25.244cm" svg:y="9.726cm" svg:viewBox="0 0 30 375" draw:points="0,375 30,375 30,0 0,0">
          <text:p/>
        </draw:polygon>
        <draw:polygon draw:style-name="gr38" draw:text-style-name="P10" draw:layer="layout" svg:width="0.029cm" svg:height="0.374cm" svg:x="25.275cm" svg:y="9.726cm" svg:viewBox="0 0 30 375" draw:points="0,375 30,375 30,0 0,0">
          <text:p/>
        </draw:polygon>
        <draw:polygon draw:style-name="gr36" draw:text-style-name="P8" draw:layer="layout" svg:width="0.029cm" svg:height="0.374cm" svg:x="25.304cm" svg:y="9.726cm" svg:viewBox="0 0 30 375" draw:points="0,375 30,375 30,0 0,0">
          <text:p/>
        </draw:polygon>
        <draw:polygon draw:style-name="gr38" draw:text-style-name="P10" draw:layer="layout" svg:width="0.029cm" svg:height="0.374cm" svg:x="25.333cm" svg:y="9.726cm" svg:viewBox="0 0 30 375" draw:points="0,375 30,375 30,0 0,0">
          <text:p/>
        </draw:polygon>
        <draw:polygon draw:style-name="gr38" draw:text-style-name="P10" draw:layer="layout" svg:width="0.03cm" svg:height="0.374cm" svg:x="25.362cm" svg:y="9.726cm" svg:viewBox="0 0 31 375" draw:points="0,375 31,375 31,0 0,0">
          <text:p/>
        </draw:polygon>
        <draw:polygon draw:style-name="gr37" draw:text-style-name="P9" draw:layer="layout" svg:width="0.029cm" svg:height="0.374cm" svg:x="25.392cm" svg:y="9.726cm" svg:viewBox="0 0 30 375" draw:points="0,375 30,375 30,0 0,0">
          <text:p/>
        </draw:polygon>
        <draw:polygon draw:style-name="gr37" draw:text-style-name="P9" draw:layer="layout" svg:width="0.029cm" svg:height="0.374cm" svg:x="25.422cm" svg:y="9.726cm" svg:viewBox="0 0 30 375" draw:points="0,375 30,375 30,0 0,0">
          <text:p/>
        </draw:polygon>
        <draw:polygon draw:style-name="gr36" draw:text-style-name="P8" draw:layer="layout" svg:width="0.029cm" svg:height="0.374cm" svg:x="25.451cm" svg:y="9.726cm" svg:viewBox="0 0 30 375" draw:points="0,375 30,375 30,0 0,0">
          <text:p/>
        </draw:polygon>
        <draw:polygon draw:style-name="gr38" draw:text-style-name="P10" draw:layer="layout" svg:width="0.029cm" svg:height="0.374cm" svg:x="25.481cm" svg:y="9.726cm" svg:viewBox="0 0 30 375" draw:points="0,375 30,375 30,0 0,0">
          <text:p/>
        </draw:polygon>
        <draw:polygon draw:style-name="gr36" draw:text-style-name="P8" draw:layer="layout" svg:width="0.029cm" svg:height="0.374cm" svg:x="25.51cm" svg:y="9.726cm" svg:viewBox="0 0 30 375" draw:points="0,375 30,375 30,0 0,0">
          <text:p/>
        </draw:polygon>
        <draw:polygon draw:style-name="gr38" draw:text-style-name="P10" draw:layer="layout" svg:width="0.029cm" svg:height="0.374cm" svg:x="25.539cm" svg:y="9.726cm" svg:viewBox="0 0 30 375" draw:points="0,375 30,375 30,0 0,0">
          <text:p/>
        </draw:polygon>
        <draw:polygon draw:style-name="gr36" draw:text-style-name="P8" draw:layer="layout" svg:width="0.029cm" svg:height="0.374cm" svg:x="25.568cm" svg:y="9.726cm" svg:viewBox="0 0 30 375" draw:points="0,375 30,375 30,0 0,0">
          <text:p/>
        </draw:polygon>
        <draw:polygon draw:style-name="gr37" draw:text-style-name="P9" draw:layer="layout" svg:width="0.029cm" svg:height="0.374cm" svg:x="25.599cm" svg:y="9.726cm" svg:viewBox="0 0 30 375" draw:points="0,375 30,375 30,0 0,0">
          <text:p/>
        </draw:polygon>
        <draw:polygon draw:style-name="gr36" draw:text-style-name="P8" draw:layer="layout" svg:width="0.029cm" svg:height="0.374cm" svg:x="25.628cm" svg:y="9.726cm" svg:viewBox="0 0 30 375" draw:points="0,375 30,375 30,0 0,0">
          <text:p/>
        </draw:polygon>
        <draw:polygon draw:style-name="gr35" draw:text-style-name="P7" draw:layer="layout" svg:width="0.029cm" svg:height="0.374cm" svg:x="25.657cm" svg:y="9.726cm" svg:viewBox="0 0 30 375" draw:points="0,375 30,375 30,0 0,0">
          <text:p/>
        </draw:polygon>
        <draw:polygon draw:style-name="gr38" draw:text-style-name="P10" draw:layer="layout" svg:width="0.029cm" svg:height="0.374cm" svg:x="25.686cm" svg:y="9.726cm" svg:viewBox="0 0 30 375" draw:points="0,375 30,375 30,0 0,0">
          <text:p/>
        </draw:polygon>
        <draw:polygon draw:style-name="gr36" draw:text-style-name="P8" draw:layer="layout" svg:width="0.029cm" svg:height="0.374cm" svg:x="25.716cm" svg:y="9.726cm" svg:viewBox="0 0 30 375" draw:points="0,375 30,375 30,0 0,0">
          <text:p/>
        </draw:polygon>
        <draw:polygon draw:style-name="gr37" draw:text-style-name="P9" draw:layer="layout" svg:width="0.029cm" svg:height="0.374cm" svg:x="25.746cm" svg:y="9.726cm" svg:viewBox="0 0 30 375" draw:points="0,375 30,375 30,0 0,0">
          <text:p/>
        </draw:polygon>
        <draw:polygon draw:style-name="gr35" draw:text-style-name="P7" draw:layer="layout" svg:width="0.029cm" svg:height="0.374cm" svg:x="25.775cm" svg:y="9.726cm" svg:viewBox="0 0 30 375" draw:points="0,375 30,375 30,0 0,0">
          <text:p/>
        </draw:polygon>
        <draw:polygon draw:style-name="gr38" draw:text-style-name="P10" draw:layer="layout" svg:width="0.03cm" svg:height="0.374cm" svg:x="25.804cm" svg:y="9.726cm" svg:viewBox="0 0 31 375" draw:points="0,375 31,375 31,0 0,0">
          <text:p/>
        </draw:polygon>
        <draw:polygon draw:style-name="gr37" draw:text-style-name="P9" draw:layer="layout" svg:width="0.029cm" svg:height="0.374cm" svg:x="25.834cm" svg:y="9.726cm" svg:viewBox="0 0 30 375" draw:points="0,375 30,375 30,0 0,0">
          <text:p/>
        </draw:polygon>
        <draw:polygon draw:style-name="gr35" draw:text-style-name="P7" draw:layer="layout" svg:width="0.029cm" svg:height="0.374cm" svg:x="25.863cm" svg:y="9.726cm" svg:viewBox="0 0 30 375" draw:points="0,375 30,375 30,0 0,0">
          <text:p/>
        </draw:polygon>
        <draw:polygon draw:style-name="gr35" draw:text-style-name="P7" draw:layer="layout" svg:width="0.03cm" svg:height="0.374cm" svg:x="25.892cm" svg:y="9.726cm" svg:viewBox="0 0 31 375" draw:points="0,375 31,375 31,0 0,0">
          <text:p/>
        </draw:polygon>
        <draw:polygon draw:style-name="gr37" draw:text-style-name="P9" draw:layer="layout" svg:width="0.029cm" svg:height="0.374cm" svg:x="25.923cm" svg:y="9.726cm" svg:viewBox="0 0 30 375" draw:points="0,375 30,375 30,0 0,0">
          <text:p/>
        </draw:polygon>
        <draw:polygon draw:style-name="gr35" draw:text-style-name="P7" draw:layer="layout" svg:width="0.029cm" svg:height="0.374cm" svg:x="25.952cm" svg:y="9.726cm" svg:viewBox="0 0 30 375" draw:points="0,375 30,375 30,0 0,0">
          <text:p/>
        </draw:polygon>
        <draw:polygon draw:style-name="gr35" draw:text-style-name="P7" draw:layer="layout" svg:width="0.029cm" svg:height="0.374cm" svg:x="25.981cm" svg:y="9.726cm" svg:viewBox="0 0 30 375" draw:points="0,375 30,375 30,0 0,0">
          <text:p/>
        </draw:polygon>
        <draw:polygon draw:style-name="gr36" draw:text-style-name="P8" draw:layer="layout" svg:width="0.029cm" svg:height="0.374cm" svg:x="26.01cm" svg:y="9.726cm" svg:viewBox="0 0 30 375" draw:points="0,375 30,375 30,0 0,0">
          <text:p/>
        </draw:polygon>
        <draw:polygon draw:style-name="gr37" draw:text-style-name="P9" draw:layer="layout" svg:width="0.029cm" svg:height="0.374cm" svg:x="26.04cm" svg:y="9.726cm" svg:viewBox="0 0 30 375" draw:points="0,375 30,375 30,0 0,0">
          <text:p/>
        </draw:polygon>
        <draw:polygon draw:style-name="gr36" draw:text-style-name="P8" draw:layer="layout" svg:width="0.029cm" svg:height="0.374cm" svg:x="26.07cm" svg:y="9.726cm" svg:viewBox="0 0 30 375" draw:points="0,375 30,375 30,0 0,0">
          <text:p/>
        </draw:polygon>
        <draw:polygon draw:style-name="gr35" draw:text-style-name="P7" draw:layer="layout" svg:width="0.029cm" svg:height="0.374cm" svg:x="26.099cm" svg:y="9.726cm" svg:viewBox="0 0 30 375" draw:points="0,375 30,375 30,0 0,0">
          <text:p/>
        </draw:polygon>
        <draw:polygon draw:style-name="gr37" draw:text-style-name="P9" draw:layer="layout" svg:width="0.03cm" svg:height="0.374cm" svg:x="26.128cm" svg:y="9.726cm" svg:viewBox="0 0 31 375" draw:points="0,375 31,375 31,0 0,0">
          <text:p/>
        </draw:polygon>
        <draw:polygon draw:style-name="gr36" draw:text-style-name="P8" draw:layer="layout" svg:width="0.029cm" svg:height="0.374cm" svg:x="26.158cm" svg:y="9.726cm" svg:viewBox="0 0 30 375" draw:points="0,375 30,375 30,0 0,0">
          <text:p/>
        </draw:polygon>
        <draw:polygon draw:style-name="gr37" draw:text-style-name="P9" draw:layer="layout" svg:width="0.029cm" svg:height="0.374cm" svg:x="26.187cm" svg:y="9.726cm" svg:viewBox="0 0 30 375" draw:points="0,375 30,375 30,0 0,0">
          <text:p/>
        </draw:polygon>
        <draw:polygon draw:style-name="gr35" draw:text-style-name="P7" draw:layer="layout" svg:width="0.03cm" svg:height="0.374cm" svg:x="26.216cm" svg:y="9.726cm" svg:viewBox="0 0 31 375" draw:points="0,375 31,375 31,0 0,0">
          <text:p/>
        </draw:polygon>
        <draw:polygon draw:style-name="gr35" draw:text-style-name="P7" draw:layer="layout" svg:width="0.029cm" svg:height="0.374cm" svg:x="26.247cm" svg:y="9.726cm" svg:viewBox="0 0 30 375" draw:points="0,375 30,375 30,0 0,0">
          <text:p/>
        </draw:polygon>
        <draw:polygon draw:style-name="gr35" draw:text-style-name="P7" draw:layer="layout" svg:width="0.029cm" svg:height="0.374cm" svg:x="26.276cm" svg:y="9.726cm" svg:viewBox="0 0 30 375" draw:points="0,375 30,375 30,0 0,0">
          <text:p/>
        </draw:polygon>
        <draw:polygon draw:style-name="gr38" draw:text-style-name="P10" draw:layer="layout" svg:width="0.029cm" svg:height="0.374cm" svg:x="26.305cm" svg:y="9.726cm" svg:viewBox="0 0 30 375" draw:points="0,375 30,375 30,0 0,0">
          <text:p/>
        </draw:polygon>
        <draw:polygon draw:style-name="gr37" draw:text-style-name="P9" draw:layer="layout" svg:width="0.029cm" svg:height="0.374cm" svg:x="26.335cm" svg:y="9.726cm" svg:viewBox="0 0 30 375" draw:points="0,375 30,375 30,0 0,0">
          <text:p/>
        </draw:polygon>
        <draw:polygon draw:style-name="gr36" draw:text-style-name="P8" draw:layer="layout" svg:width="0.029cm" svg:height="0.374cm" svg:x="26.364cm" svg:y="9.726cm" svg:viewBox="0 0 30 375" draw:points="0,375 30,375 30,0 0,0">
          <text:p/>
        </draw:polygon>
        <draw:polygon draw:style-name="gr37" draw:text-style-name="P9" draw:layer="layout" svg:width="0.029cm" svg:height="0.374cm" svg:x="26.393cm" svg:y="9.726cm" svg:viewBox="0 0 30 375" draw:points="0,375 30,375 30,0 0,0">
          <text:p/>
        </draw:polygon>
        <draw:polygon draw:style-name="gr35" draw:text-style-name="P7" draw:layer="layout" svg:width="0.029cm" svg:height="0.374cm" svg:x="26.423cm" svg:y="9.726cm" svg:viewBox="0 0 30 375" draw:points="0,375 30,375 30,0 0,0">
          <text:p/>
        </draw:polygon>
        <draw:polygon draw:style-name="gr38" draw:text-style-name="P10" draw:layer="layout" svg:width="0.029cm" svg:height="0.374cm" svg:x="26.453cm" svg:y="9.726cm" svg:viewBox="0 0 30 375" draw:points="0,375 30,375 30,0 0,0">
          <text:p/>
        </draw:polygon>
        <draw:polygon draw:style-name="gr35" draw:text-style-name="P7" draw:layer="layout" svg:width="0.029cm" svg:height="0.374cm" svg:x="26.482cm" svg:y="9.726cm" svg:viewBox="0 0 30 375" draw:points="0,375 30,375 30,0 0,0">
          <text:p/>
        </draw:polygon>
        <draw:polygon draw:style-name="gr35" draw:text-style-name="P7" draw:layer="layout" svg:width="0.029cm" svg:height="0.374cm" svg:x="26.511cm" svg:y="9.726cm" svg:viewBox="0 0 30 375" draw:points="0,375 30,375 30,0 0,0">
          <text:p/>
        </draw:polygon>
        <draw:polygon draw:style-name="gr37" draw:text-style-name="P9" draw:layer="layout" svg:width="0.029cm" svg:height="0.374cm" svg:x="26.54cm" svg:y="9.726cm" svg:viewBox="0 0 30 375" draw:points="0,375 30,375 30,0 0,0">
          <text:p/>
        </draw:polygon>
        <draw:polygon draw:style-name="gr38" draw:text-style-name="P10" draw:layer="layout" svg:width="0.03cm" svg:height="0.374cm" svg:x="26.569cm" svg:y="9.726cm" svg:viewBox="0 0 31 375" draw:points="0,375 31,375 31,0 0,0">
          <text:p/>
        </draw:polygon>
        <draw:polygon draw:style-name="gr35" draw:text-style-name="P7" draw:layer="layout" svg:width="0.029cm" svg:height="0.374cm" svg:x="26.6cm" svg:y="9.726cm" svg:viewBox="0 0 30 375" draw:points="0,375 30,375 30,0 0,0">
          <text:p/>
        </draw:polygon>
        <draw:polygon draw:style-name="gr35" draw:text-style-name="P7" draw:layer="layout" svg:width="0.029cm" svg:height="0.374cm" svg:x="26.629cm" svg:y="9.726cm" svg:viewBox="0 0 30 375" draw:points="0,375 30,375 30,0 0,0">
          <text:p/>
        </draw:polygon>
        <draw:polygon draw:style-name="gr38" draw:text-style-name="P10" draw:layer="layout" svg:width="0.03cm" svg:height="0.374cm" svg:x="26.658cm" svg:y="9.726cm" svg:viewBox="0 0 31 375" draw:points="0,375 31,375 31,0 0,0">
          <text:p/>
        </draw:polygon>
        <draw:polygon draw:style-name="gr37" draw:text-style-name="P9" draw:layer="layout" svg:width="0.029cm" svg:height="0.374cm" svg:x="26.688cm" svg:y="9.726cm" svg:viewBox="0 0 30 375" draw:points="0,375 30,375 30,0 0,0">
          <text:p/>
        </draw:polygon>
        <draw:polygon draw:style-name="gr38" draw:text-style-name="P10" draw:layer="layout" svg:width="0.029cm" svg:height="0.374cm" svg:x="26.717cm" svg:y="9.726cm" svg:viewBox="0 0 30 375" draw:points="0,375 30,375 30,0 0,0">
          <text:p/>
        </draw:polygon>
        <draw:polygon draw:style-name="gr37" draw:text-style-name="P9" draw:layer="layout" svg:width="0.029cm" svg:height="0.374cm" svg:x="26.747cm" svg:y="9.726cm" svg:viewBox="0 0 30 375" draw:points="0,375 30,375 30,0 0,0">
          <text:p/>
        </draw:polygon>
        <draw:polygon draw:style-name="gr35" draw:text-style-name="P7" draw:layer="layout" svg:width="0.029cm" svg:height="0.374cm" svg:x="26.777cm" svg:y="9.726cm" svg:viewBox="0 0 30 375" draw:points="0,375 30,375 30,0 0,0">
          <text:p/>
        </draw:polygon>
        <draw:polygon draw:style-name="gr35" draw:text-style-name="P7" draw:layer="layout" svg:width="0.029cm" svg:height="0.374cm" svg:x="26.806cm" svg:y="9.726cm" svg:viewBox="0 0 30 375" draw:points="0,375 30,375 30,0 0,0">
          <text:p/>
        </draw:polygon>
        <draw:polygon draw:style-name="gr38" draw:text-style-name="P10" draw:layer="layout" svg:width="0.029cm" svg:height="0.374cm" svg:x="26.835cm" svg:y="9.726cm" svg:viewBox="0 0 30 375" draw:points="0,375 30,375 30,0 0,0">
          <text:p/>
        </draw:polygon>
        <draw:polygon draw:style-name="gr38" draw:text-style-name="P10" draw:layer="layout" svg:width="0.029cm" svg:height="0.374cm" svg:x="26.864cm" svg:y="9.726cm" svg:viewBox="0 0 30 375" draw:points="0,375 30,375 30,0 0,0">
          <text:p/>
        </draw:polygon>
        <draw:polygon draw:style-name="gr37" draw:text-style-name="P9" draw:layer="layout" svg:width="0.029cm" svg:height="0.374cm" svg:x="26.895cm" svg:y="9.726cm" svg:viewBox="0 0 30 375" draw:points="0,375 30,375 30,0 0,0">
          <text:p/>
        </draw:polygon>
        <draw:polygon draw:style-name="gr36" draw:text-style-name="P8" draw:layer="layout" svg:width="0.029cm" svg:height="0.374cm" svg:x="26.924cm" svg:y="9.726cm" svg:viewBox="0 0 30 375" draw:points="0,375 30,375 30,0 0,0">
          <text:p/>
        </draw:polygon>
        <draw:polygon draw:style-name="gr35" draw:text-style-name="P7" draw:layer="layout" svg:width="0.029cm" svg:height="0.374cm" svg:x="26.953cm" svg:y="9.726cm" svg:viewBox="0 0 30 375" draw:points="0,375 30,375 30,0 0,0">
          <text:p/>
        </draw:polygon>
        <draw:polygon draw:style-name="gr37" draw:text-style-name="P9" draw:layer="layout" svg:width="0.03cm" svg:height="0.374cm" svg:x="26.982cm" svg:y="9.726cm" svg:viewBox="0 0 31 375" draw:points="0,375 31,375 31,0 0,0">
          <text:p/>
        </draw:polygon>
        <draw:polygon draw:style-name="gr35" draw:text-style-name="P7" draw:layer="layout" svg:width="0.029cm" svg:height="0.374cm" svg:x="27.012cm" svg:y="9.726cm" svg:viewBox="0 0 30 375" draw:points="0,375 30,375 30,0 0,0">
          <text:p/>
        </draw:polygon>
        <draw:polygon draw:style-name="gr35" draw:text-style-name="P7" draw:layer="layout" svg:width="0.029cm" svg:height="0.374cm" svg:x="27.041cm" svg:y="9.726cm" svg:viewBox="0 0 30 375" draw:points="0,375 30,375 30,0 0,0">
          <text:p/>
        </draw:polygon>
        <draw:polygon draw:style-name="gr38" draw:text-style-name="P10" draw:layer="layout" svg:width="0.029cm" svg:height="0.374cm" svg:x="27.071cm" svg:y="9.726cm" svg:viewBox="0 0 30 375" draw:points="0,375 30,375 30,0 0,0">
          <text:p/>
        </draw:polygon>
        <draw:polygon draw:style-name="gr38" draw:text-style-name="P10" draw:layer="layout" svg:width="0.029cm" svg:height="0.374cm" svg:x="27.101cm" svg:y="9.726cm" svg:viewBox="0 0 30 375" draw:points="0,375 30,375 30,0 0,0">
          <text:p/>
        </draw:polygon>
        <draw:polygon draw:style-name="gr36" draw:text-style-name="P8" draw:layer="layout" svg:width="0.029cm" svg:height="0.374cm" svg:x="27.13cm" svg:y="9.726cm" svg:viewBox="0 0 30 375" draw:points="0,375 30,375 30,0 0,0">
          <text:p/>
        </draw:polygon>
        <draw:polygon draw:style-name="gr35" draw:text-style-name="P7" draw:layer="layout" svg:width="0.029cm" svg:height="0.374cm" svg:x="27.159cm" svg:y="9.726cm" svg:viewBox="0 0 30 375" draw:points="0,375 30,375 30,0 0,0">
          <text:p/>
        </draw:polygon>
        <draw:polygon draw:style-name="gr37" draw:text-style-name="P9" draw:layer="layout" svg:width="0.029cm" svg:height="0.374cm" svg:x="27.188cm" svg:y="9.726cm" svg:viewBox="0 0 30 375" draw:points="0,375 30,375 30,0 0,0">
          <text:p/>
        </draw:polygon>
        <draw:polygon draw:style-name="gr38" draw:text-style-name="P10" draw:layer="layout" svg:width="0.029cm" svg:height="0.374cm" svg:x="27.219cm" svg:y="9.726cm" svg:viewBox="0 0 30 375" draw:points="0,375 30,375 30,0 0,0">
          <text:p/>
        </draw:polygon>
        <draw:polygon draw:style-name="gr37" draw:text-style-name="P9" draw:layer="layout" svg:width="0.029cm" svg:height="0.374cm" svg:x="27.248cm" svg:y="9.726cm" svg:viewBox="0 0 30 375" draw:points="0,375 30,375 30,0 0,0">
          <text:p/>
        </draw:polygon>
        <draw:polygon draw:style-name="gr35" draw:text-style-name="P7" draw:layer="layout" svg:width="0.029cm" svg:height="0.374cm" svg:x="27.277cm" svg:y="9.726cm" svg:viewBox="0 0 30 375" draw:points="0,375 30,375 30,0 0,0">
          <text:p/>
        </draw:polygon>
        <draw:polygon draw:style-name="gr35" draw:text-style-name="P7" draw:layer="layout" svg:width="0.029cm" svg:height="0.374cm" svg:x="27.306cm" svg:y="9.726cm" svg:viewBox="0 0 30 375" draw:points="0,375 30,375 30,0 0,0">
          <text:p/>
        </draw:polygon>
        <draw:polygon draw:style-name="gr38" draw:text-style-name="P10" draw:layer="layout" svg:width="0.029cm" svg:height="0.374cm" svg:x="27.336cm" svg:y="9.726cm" svg:viewBox="0 0 30 375" draw:points="0,375 30,375 30,0 0,0">
          <text:p/>
        </draw:polygon>
        <draw:polygon draw:style-name="gr36" draw:text-style-name="P8" draw:layer="layout" svg:width="0.029cm" svg:height="0.374cm" svg:x="27.365cm" svg:y="9.726cm" svg:viewBox="0 0 30 375" draw:points="0,375 30,375 30,0 0,0">
          <text:p/>
        </draw:polygon>
        <draw:polygon draw:style-name="gr35" draw:text-style-name="P7" draw:layer="layout" svg:width="0.029cm" svg:height="0.374cm" svg:x="27.395cm" svg:y="9.726cm" svg:viewBox="0 0 30 375" draw:points="0,375 30,375 30,0 0,0">
          <text:p/>
        </draw:polygon>
        <draw:polygon draw:style-name="gr38" draw:text-style-name="P10" draw:layer="layout" svg:width="0.03cm" svg:height="0.374cm" svg:x="27.424cm" svg:y="9.726cm" svg:viewBox="0 0 31 375" draw:points="0,375 31,375 31,0 0,0">
          <text:p/>
        </draw:polygon>
        <draw:polygon draw:style-name="gr36" draw:text-style-name="P8" draw:layer="layout" svg:width="0.029cm" svg:height="0.374cm" svg:x="27.454cm" svg:y="9.726cm" svg:viewBox="0 0 30 375" draw:points="0,375 30,375 30,0 0,0">
          <text:p/>
        </draw:polygon>
        <draw:polygon draw:style-name="gr37" draw:text-style-name="P9" draw:layer="layout" svg:width="0.029cm" svg:height="0.374cm" svg:x="27.483cm" svg:y="9.726cm" svg:viewBox="0 0 30 375" draw:points="0,375 30,375 30,0 0,0">
          <text:p/>
        </draw:polygon>
        <draw:polygon draw:style-name="gr35" draw:text-style-name="P7" draw:layer="layout" svg:width="0.029cm" svg:height="0.374cm" svg:x="27.512cm" svg:y="9.726cm" svg:viewBox="0 0 30 375" draw:points="0,375 30,375 30,0 0,0">
          <text:p/>
        </draw:polygon>
        <draw:polygon draw:style-name="gr35" draw:text-style-name="P7" draw:layer="layout" svg:width="0.029cm" svg:height="0.374cm" svg:x="27.543cm" svg:y="9.726cm" svg:viewBox="0 0 30 375" draw:points="0,375 30,375 30,0 0,0">
          <text:p/>
        </draw:polygon>
        <draw:polygon draw:style-name="gr38" draw:text-style-name="P10" draw:layer="layout" svg:width="0.029cm" svg:height="0.374cm" svg:x="27.572cm" svg:y="9.726cm" svg:viewBox="0 0 30 375" draw:points="0,375 30,375 30,0 0,0">
          <text:p/>
        </draw:polygon>
        <draw:polygon draw:style-name="gr36" draw:text-style-name="P8" draw:layer="layout" svg:width="0.029cm" svg:height="0.374cm" svg:x="27.601cm" svg:y="9.726cm" svg:viewBox="0 0 30 375" draw:points="0,375 30,375 30,0 0,0">
          <text:p/>
        </draw:polygon>
        <draw:polygon draw:style-name="gr38" draw:text-style-name="P10" draw:layer="layout" svg:width="0.029cm" svg:height="0.374cm" svg:x="27.63cm" svg:y="9.726cm" svg:viewBox="0 0 30 375" draw:points="0,375 30,375 30,0 0,0">
          <text:p/>
        </draw:polygon>
        <draw:polygon draw:style-name="gr38" draw:text-style-name="P10" draw:layer="layout" svg:width="0.029cm" svg:height="0.374cm" svg:x="27.66cm" svg:y="9.726cm" svg:viewBox="0 0 30 375" draw:points="0,375 30,375 30,0 0,0">
          <text:p/>
        </draw:polygon>
        <draw:polygon draw:style-name="gr38" draw:text-style-name="P10" draw:layer="layout" svg:width="0.029cm" svg:height="0.374cm" svg:x="27.689cm" svg:y="9.726cm" svg:viewBox="0 0 30 375" draw:points="0,375 30,375 30,0 0,0">
          <text:p/>
        </draw:polygon>
        <draw:polygon draw:style-name="gr37" draw:text-style-name="P9" draw:layer="layout" svg:width="0.029cm" svg:height="0.374cm" svg:x="27.719cm" svg:y="9.726cm" svg:viewBox="0 0 30 375" draw:points="0,375 30,375 30,0 0,0">
          <text:p/>
        </draw:polygon>
        <draw:polygon draw:style-name="gr35" draw:text-style-name="P7" draw:layer="layout" svg:width="0.029cm" svg:height="0.374cm" svg:x="27.748cm" svg:y="9.726cm" svg:viewBox="0 0 30 375" draw:points="0,375 30,375 30,0 0,0">
          <text:p/>
        </draw:polygon>
        <draw:polygon draw:style-name="gr35" draw:text-style-name="P7" draw:layer="layout" svg:width="0.029cm" svg:height="0.374cm" svg:x="27.778cm" svg:y="9.726cm" svg:viewBox="0 0 30 375" draw:points="0,375 30,375 30,0 0,0">
          <text:p/>
        </draw:polygon>
        <draw:polygon draw:style-name="gr36" draw:text-style-name="P8" draw:layer="layout" svg:width="0.029cm" svg:height="0.374cm" svg:x="27.807cm" svg:y="9.726cm" svg:viewBox="0 0 30 375" draw:points="0,375 30,375 30,0 0,0">
          <text:p/>
        </draw:polygon>
        <draw:polygon draw:style-name="gr37" draw:text-style-name="P9" draw:layer="layout" svg:width="0.03cm" svg:height="0.374cm" svg:x="27.836cm" svg:y="9.726cm" svg:viewBox="0 0 31 375" draw:points="0,375 31,375 31,0 0,0">
          <text:p/>
        </draw:polygon>
        <draw:polygon draw:style-name="gr36" draw:text-style-name="P8" draw:layer="layout" svg:width="0.029cm" svg:height="0.374cm" svg:x="27.867cm" svg:y="9.726cm" svg:viewBox="0 0 30 375" draw:points="0,375 30,375 30,0 0,0">
          <text:p/>
        </draw:polygon>
        <draw:polygon draw:style-name="gr35" draw:text-style-name="P7" draw:layer="layout" svg:width="0.029cm" svg:height="0.374cm" svg:x="27.896cm" svg:y="9.726cm" svg:viewBox="0 0 30 375" draw:points="0,375 30,375 30,0 0,0">
          <text:p/>
        </draw:polygon>
        <draw:polygon draw:style-name="gr36" draw:text-style-name="P8" draw:layer="layout" svg:width="0.029cm" svg:height="0.374cm" svg:x="27.925cm" svg:y="9.726cm" svg:viewBox="0 0 30 375" draw:points="0,375 30,375 30,0 0,0">
          <text:p/>
        </draw:polygon>
        <draw:polygon draw:style-name="gr36" draw:text-style-name="P8" draw:layer="layout" svg:width="0.029cm" svg:height="0.374cm" svg:x="27.955cm" svg:y="9.726cm" svg:viewBox="0 0 30 375" draw:points="0,375 30,375 30,0 0,0">
          <text:p/>
        </draw:polygon>
        <draw:polygon draw:style-name="gr38" draw:text-style-name="P10" draw:layer="layout" svg:width="0.029cm" svg:height="0.374cm" svg:x="27.984cm" svg:y="9.726cm" svg:viewBox="0 0 30 375" draw:points="0,375 30,375 30,0 0,0">
          <text:p/>
        </draw:polygon>
        <draw:polygon draw:style-name="gr38" draw:text-style-name="P10" draw:layer="layout" svg:width="0.029cm" svg:height="0.374cm" svg:x="28.013cm" svg:y="9.726cm" svg:viewBox="0 0 30 375" draw:points="0,375 30,375 30,0 0,0">
          <text:p/>
        </draw:polygon>
        <draw:polygon draw:style-name="gr37" draw:text-style-name="P9" draw:layer="layout" svg:width="0.029cm" svg:height="0.374cm" svg:x="28.043cm" svg:y="9.726cm" svg:viewBox="0 0 30 375" draw:points="0,375 30,375 30,0 0,0">
          <text:p/>
        </draw:polygon>
        <draw:polygon draw:style-name="gr36" draw:text-style-name="P8" draw:layer="layout" svg:width="0.029cm" svg:height="0.374cm" svg:x="28.072cm" svg:y="9.726cm" svg:viewBox="0 0 30 375" draw:points="0,375 30,375 30,0 0,0">
          <text:p/>
        </draw:polygon>
        <draw:polygon draw:style-name="gr37" draw:text-style-name="P9" draw:layer="layout" svg:width="0.029cm" svg:height="0.374cm" svg:x="28.102cm" svg:y="9.726cm" svg:viewBox="0 0 30 375" draw:points="0,375 30,375 30,0 0,0">
          <text:p/>
        </draw:polygon>
        <draw:polygon draw:style-name="gr36" draw:text-style-name="P8" draw:layer="layout" svg:width="0.029cm" svg:height="0.374cm" svg:x="28.131cm" svg:y="9.726cm" svg:viewBox="0 0 30 375" draw:points="0,375 30,375 30,0 0,0">
          <text:p/>
        </draw:polygon>
        <draw:polygon draw:style-name="gr36" draw:text-style-name="P8" draw:layer="layout" svg:width="0.029cm" svg:height="0.374cm" svg:x="28.16cm" svg:y="9.726cm" svg:viewBox="0 0 30 375" draw:points="0,375 30,375 30,0 0,0">
          <text:p/>
        </draw:polygon>
        <draw:polygon draw:style-name="gr36" draw:text-style-name="P8" draw:layer="layout" svg:width="0.03cm" svg:height="0.374cm" svg:x="28.189cm" svg:y="9.726cm" svg:viewBox="0 0 31 375" draw:points="0,375 31,375 31,0 0,0">
          <text:p/>
        </draw:polygon>
        <draw:polygon draw:style-name="gr36" draw:text-style-name="P8" draw:layer="layout" svg:width="0.029cm" svg:height="0.374cm" svg:x="28.22cm" svg:y="9.726cm" svg:viewBox="0 0 30 375" draw:points="0,375 30,375 30,0 0,0">
          <text:p/>
        </draw:polygon>
        <draw:polygon draw:style-name="gr38" draw:text-style-name="P10" draw:layer="layout" svg:width="0.029cm" svg:height="0.374cm" svg:x="28.249cm" svg:y="9.726cm" svg:viewBox="0 0 30 375" draw:points="0,375 30,375 30,0 0,0">
          <text:p/>
        </draw:polygon>
        <draw:polygon draw:style-name="gr38" draw:text-style-name="P10" draw:layer="layout" svg:width="0.03cm" svg:height="0.374cm" svg:x="28.278cm" svg:y="9.726cm" svg:viewBox="0 0 31 375" draw:points="0,375 31,375 31,0 0,0">
          <text:p/>
        </draw:polygon>
        <draw:polygon draw:style-name="gr37" draw:text-style-name="P9" draw:layer="layout" svg:width="0.029cm" svg:height="0.374cm" svg:x="28.308cm" svg:y="9.726cm" svg:viewBox="0 0 30 375" draw:points="0,375 30,375 30,0 0,0">
          <text:p/>
        </draw:polygon>
        <draw:polygon draw:style-name="gr37" draw:text-style-name="P9" draw:layer="layout" svg:width="0.029cm" svg:height="0.374cm" svg:x="28.337cm" svg:y="9.726cm" svg:viewBox="0 0 30 375" draw:points="0,375 30,375 30,0 0,0">
          <text:p/>
        </draw:polygon>
        <draw:polygon draw:style-name="gr38" draw:text-style-name="P10" draw:layer="layout" svg:width="0.029cm" svg:height="0.374cm" svg:x="28.366cm" svg:y="9.726cm" svg:viewBox="0 0 30 375" draw:points="0,375 30,375 30,0 0,0">
          <text:p/>
        </draw:polygon>
        <draw:polygon draw:style-name="gr35" draw:text-style-name="P7" draw:layer="layout" svg:width="0.029cm" svg:height="0.374cm" svg:x="28.397cm" svg:y="9.726cm" svg:viewBox="0 0 30 375" draw:points="0,375 30,375 30,0 0,0">
          <text:p/>
        </draw:polygon>
        <draw:polygon draw:style-name="gr38" draw:text-style-name="P10" draw:layer="layout" svg:width="0.029cm" svg:height="0.374cm" svg:x="28.426cm" svg:y="9.726cm" svg:viewBox="0 0 30 375" draw:points="0,375 30,375 30,0 0,0">
          <text:p/>
        </draw:polygon>
        <draw:polygon draw:style-name="gr38" draw:text-style-name="P10" draw:layer="layout" svg:width="0.029cm" svg:height="0.374cm" svg:x="28.455cm" svg:y="9.726cm" svg:viewBox="0 0 30 375" draw:points="0,375 30,375 30,0 0,0">
          <text:p/>
        </draw:polygon>
        <draw:polygon draw:style-name="gr36" draw:text-style-name="P8" draw:layer="layout" svg:width="0.029cm" svg:height="0.374cm" svg:x="28.484cm" svg:y="9.726cm" svg:viewBox="0 0 30 375" draw:points="0,375 30,375 30,0 0,0">
          <text:p/>
        </draw:polygon>
        <draw:polygon draw:style-name="gr36" draw:text-style-name="P8" draw:layer="layout" svg:width="0.029cm" svg:height="0.374cm" svg:x="28.514cm" svg:y="9.726cm" svg:viewBox="0 0 30 375" draw:points="0,375 30,375 30,0 0,0">
          <text:p/>
        </draw:polygon>
        <draw:polygon draw:style-name="gr37" draw:text-style-name="P9" draw:layer="layout" svg:width="0.029cm" svg:height="0.374cm" svg:x="28.544cm" svg:y="9.726cm" svg:viewBox="0 0 30 375" draw:points="0,375 30,375 30,0 0,0">
          <text:p/>
        </draw:polygon>
        <draw:polygon draw:style-name="gr35" draw:text-style-name="P7" draw:layer="layout" svg:width="0.029cm" svg:height="0.374cm" svg:x="28.573cm" svg:y="9.726cm" svg:viewBox="0 0 30 375" draw:points="0,375 30,375 30,0 0,0">
          <text:p/>
        </draw:polygon>
        <draw:polygon draw:style-name="gr37" draw:text-style-name="P9" draw:layer="layout" svg:width="0.029cm" svg:height="0.374cm" svg:x="28.602cm" svg:y="9.726cm" svg:viewBox="0 0 30 375" draw:points="0,375 30,375 30,0 0,0">
          <text:p/>
        </draw:polygon>
        <draw:polygon draw:style-name="gr37" draw:text-style-name="P9" draw:layer="layout" svg:width="0.03cm" svg:height="0.374cm" svg:x="28.631cm" svg:y="9.726cm" svg:viewBox="0 0 31 375" draw:points="0,375 31,375 31,0 0,0">
          <text:p/>
        </draw:polygon>
        <draw:polygon draw:style-name="gr37" draw:text-style-name="P9" draw:layer="layout" svg:width="0.029cm" svg:height="0.374cm" svg:x="28.661cm" svg:y="9.726cm" svg:viewBox="0 0 30 375" draw:points="0,375 30,375 30,0 0,0">
          <text:p/>
        </draw:polygon>
        <draw:polygon draw:style-name="gr37" draw:text-style-name="P9" draw:layer="layout" svg:width="0.029cm" svg:height="0.374cm" svg:x="28.69cm" svg:y="9.726cm" svg:viewBox="0 0 30 375" draw:points="0,375 30,375 30,0 0,0">
          <text:p/>
        </draw:polygon>
        <draw:polygon draw:style-name="gr36" draw:text-style-name="P8" draw:layer="layout" svg:width="0.029cm" svg:height="0.374cm" svg:x="28.721cm" svg:y="9.726cm" svg:viewBox="0 0 30 375" draw:points="0,375 30,375 30,0 0,0">
          <text:p/>
        </draw:polygon>
        <draw:polygon draw:style-name="gr35" draw:text-style-name="P7" draw:layer="layout" svg:width="0.029cm" svg:height="0.374cm" svg:x="28.75cm" svg:y="9.726cm" svg:viewBox="0 0 30 375" draw:points="0,375 30,375 30,0 0,0">
          <text:p/>
        </draw:polygon>
        <draw:polygon draw:style-name="gr38" draw:text-style-name="P10" draw:layer="layout" svg:width="0.029cm" svg:height="0.374cm" svg:x="28.779cm" svg:y="9.726cm" svg:viewBox="0 0 30 375" draw:points="0,375 30,375 30,0 0,0">
          <text:p/>
        </draw:polygon>
        <draw:polygon draw:style-name="gr37" draw:text-style-name="P9" draw:layer="layout" svg:width="0.029cm" svg:height="0.374cm" svg:x="28.808cm" svg:y="9.726cm" svg:viewBox="0 0 30 375" draw:points="0,375 30,375 30,0 0,0">
          <text:p/>
        </draw:polygon>
        <draw:polygon draw:style-name="gr36" draw:text-style-name="P8" draw:layer="layout" svg:width="0.029cm" svg:height="0.374cm" svg:x="28.838cm" svg:y="9.726cm" svg:viewBox="0 0 30 375" draw:points="0,375 30,375 30,0 0,0">
          <text:p/>
        </draw:polygon>
        <draw:polygon draw:style-name="gr36" draw:text-style-name="P8" draw:layer="layout" svg:width="0.029cm" svg:height="0.374cm" svg:x="28.868cm" svg:y="9.726cm" svg:viewBox="0 0 30 375" draw:points="0,375 30,375 30,0 0,0">
          <text:p/>
        </draw:polygon>
        <draw:polygon draw:style-name="gr38" draw:text-style-name="P10" draw:layer="layout" svg:width="0.029cm" svg:height="0.374cm" svg:x="28.897cm" svg:y="9.726cm" svg:viewBox="0 0 30 375" draw:points="0,375 30,375 30,0 0,0">
          <text:p/>
        </draw:polygon>
        <draw:polygon draw:style-name="gr37" draw:text-style-name="P9" draw:layer="layout" svg:width="0.029cm" svg:height="0.374cm" svg:x="28.926cm" svg:y="9.726cm" svg:viewBox="0 0 30 375" draw:points="0,375 30,375 30,0 0,0">
          <text:p/>
        </draw:polygon>
        <draw:polygon draw:style-name="gr38" draw:text-style-name="P10" draw:layer="layout" svg:width="0.029cm" svg:height="0.374cm" svg:x="28.956cm" svg:y="9.726cm" svg:viewBox="0 0 30 375" draw:points="0,375 30,375 30,0 0,0">
          <text:p/>
        </draw:polygon>
        <draw:polygon draw:style-name="gr38" draw:text-style-name="P10" draw:layer="layout" svg:width="0.029cm" svg:height="0.374cm" svg:x="28.985cm" svg:y="9.726cm" svg:viewBox="0 0 30 375" draw:points="0,375 30,375 30,0 0,0">
          <text:p/>
        </draw:polygon>
        <draw:polygon draw:style-name="gr36" draw:text-style-name="P8" draw:layer="layout" svg:width="0.029cm" svg:height="0.374cm" svg:x="29.014cm" svg:y="9.726cm" svg:viewBox="0 0 30 375" draw:points="0,375 30,375 30,0 0,0">
          <text:p/>
        </draw:polygon>
        <draw:polygon draw:style-name="gr37" draw:text-style-name="P9" draw:layer="layout" svg:width="0.03cm" svg:height="0.374cm" svg:x="29.044cm" svg:y="9.726cm" svg:viewBox="0 0 31 375" draw:points="0,375 31,375 31,0 0,0">
          <text:p/>
        </draw:polygon>
        <draw:polygon draw:style-name="gr35" draw:text-style-name="P7" draw:layer="layout" svg:width="0.029cm" svg:height="0.374cm" svg:x="29.074cm" svg:y="9.726cm" svg:viewBox="0 0 30 375" draw:points="0,375 30,375 30,0 0,0">
          <text:p/>
        </draw:polygon>
        <draw:polygon draw:style-name="gr37" draw:text-style-name="P9" draw:layer="layout" svg:width="0.029cm" svg:height="0.374cm" svg:x="29.103cm" svg:y="9.726cm" svg:viewBox="0 0 30 375" draw:points="0,375 30,375 30,0 0,0">
          <text:p/>
        </draw:polygon>
        <draw:polygon draw:style-name="gr38" draw:text-style-name="P10" draw:layer="layout" svg:width="0.029cm" svg:height="0.374cm" svg:x="29.132cm" svg:y="9.726cm" svg:viewBox="0 0 30 375" draw:points="0,375 30,375 30,0 0,0">
          <text:p/>
        </draw:polygon>
        <draw:polygon draw:style-name="gr37" draw:text-style-name="P9" draw:layer="layout" svg:width="0.029cm" svg:height="0.374cm" svg:x="29.162cm" svg:y="9.726cm" svg:viewBox="0 0 30 375" draw:points="0,375 30,375 30,0 0,0">
          <text:p/>
        </draw:polygon>
        <draw:polygon draw:style-name="gr38" draw:text-style-name="P10" draw:layer="layout" svg:width="0.029cm" svg:height="0.374cm" svg:x="29.192cm" svg:y="9.726cm" svg:viewBox="0 0 30 375" draw:points="0,375 30,375 30,0 0,0">
          <text:p/>
        </draw:polygon>
        <draw:polygon draw:style-name="gr36" draw:text-style-name="P8" draw:layer="layout" svg:width="0.029cm" svg:height="0.374cm" svg:x="29.221cm" svg:y="9.726cm" svg:viewBox="0 0 30 375" draw:points="0,375 30,375 30,0 0,0">
          <text:p/>
        </draw:polygon>
        <draw:polygon draw:style-name="gr38" draw:text-style-name="P10" draw:layer="layout" svg:width="0.029cm" svg:height="0.374cm" svg:x="29.25cm" svg:y="9.726cm" svg:viewBox="0 0 30 375" draw:points="0,375 30,375 30,0 0,0">
          <text:p/>
        </draw:polygon>
        <draw:polygon draw:style-name="gr38" draw:text-style-name="P10" draw:layer="layout" svg:width="0.029cm" svg:height="0.374cm" svg:x="29.28cm" svg:y="9.726cm" svg:viewBox="0 0 30 375" draw:points="0,375 30,375 30,0 0,0">
          <text:p/>
        </draw:polygon>
        <draw:polygon draw:style-name="gr37" draw:text-style-name="P9" draw:layer="layout" svg:width="0.029cm" svg:height="0.374cm" svg:x="29.309cm" svg:y="9.726cm" svg:viewBox="0 0 30 375" draw:points="0,375 30,375 30,0 0,0">
          <text:p/>
        </draw:polygon>
        <draw:polygon draw:style-name="gr35" draw:text-style-name="P7" draw:layer="layout" svg:width="0.029cm" svg:height="0.374cm" svg:x="29.338cm" svg:y="9.726cm" svg:viewBox="0 0 30 375" draw:points="0,375 30,375 30,0 0,0">
          <text:p/>
        </draw:polygon>
        <draw:polygon draw:style-name="gr35" draw:text-style-name="P7" draw:layer="layout" svg:width="0.029cm" svg:height="0.374cm" svg:x="29.368cm" svg:y="9.726cm" svg:viewBox="0 0 30 375" draw:points="0,375 30,375 30,0 0,0">
          <text:p/>
        </draw:polygon>
        <draw:polygon draw:style-name="gr38" draw:text-style-name="P10" draw:layer="layout" svg:width="0.029cm" svg:height="0.374cm" svg:x="29.398cm" svg:y="9.726cm" svg:viewBox="0 0 30 375" draw:points="0,375 30,375 30,0 0,0">
          <text:p/>
        </draw:polygon>
        <draw:polygon draw:style-name="gr38" draw:text-style-name="P10" draw:layer="layout" svg:width="0.029cm" svg:height="0.374cm" svg:x="29.427cm" svg:y="9.726cm" svg:viewBox="0 0 30 375" draw:points="0,375 30,375 30,0 0,0">
          <text:p/>
        </draw:polygon>
        <draw:polygon draw:style-name="gr36" draw:text-style-name="P8" draw:layer="layout" svg:width="0.029cm" svg:height="0.374cm" svg:x="29.456cm" svg:y="9.726cm" svg:viewBox="0 0 30 375" draw:points="0,375 30,375 30,0 0,0">
          <text:p/>
        </draw:polygon>
        <draw:polygon draw:style-name="gr38" draw:text-style-name="P10" draw:layer="layout" svg:width="0.03cm" svg:height="0.374cm" svg:x="29.485cm" svg:y="9.726cm" svg:viewBox="0 0 31 375" draw:points="0,375 31,375 31,0 0,0">
          <text:p/>
        </draw:polygon>
        <draw:polygon draw:style-name="gr38" draw:text-style-name="P10" draw:layer="layout" svg:width="0.029cm" svg:height="0.374cm" svg:x="29.516cm" svg:y="9.726cm" svg:viewBox="0 0 30 375" draw:points="0,375 30,375 30,0 0,0">
          <text:p/>
        </draw:polygon>
        <draw:polygon draw:style-name="gr36" draw:text-style-name="P8" draw:layer="layout" svg:width="0.029cm" svg:height="0.374cm" svg:x="29.545cm" svg:y="9.726cm" svg:viewBox="0 0 30 375" draw:points="0,375 30,375 30,0 0,0">
          <text:p/>
        </draw:polygon>
        <draw:polygon draw:style-name="gr37" draw:text-style-name="P9" draw:layer="layout" svg:width="0.029cm" svg:height="0.374cm" svg:x="29.574cm" svg:y="9.726cm" svg:viewBox="0 0 30 375" draw:points="0,375 30,375 30,0 0,0">
          <text:p/>
        </draw:polygon>
        <draw:polygon draw:style-name="gr36" draw:text-style-name="P8" draw:layer="layout" svg:width="0.029cm" svg:height="0.374cm" svg:x="29.604cm" svg:y="9.726cm" svg:viewBox="0 0 30 375" draw:points="0,375 30,375 30,0 0,0">
          <text:p/>
        </draw:polygon>
        <draw:polygon draw:style-name="gr36" draw:text-style-name="P8" draw:layer="layout" svg:width="0.029cm" svg:height="0.374cm" svg:x="29.633cm" svg:y="9.726cm" svg:viewBox="0 0 30 375" draw:points="0,375 30,375 30,0 0,0">
          <text:p/>
        </draw:polygon>
        <draw:polygon draw:style-name="gr36" draw:text-style-name="P8" draw:layer="layout" svg:width="0.029cm" svg:height="0.374cm" svg:x="29.662cm" svg:y="9.726cm" svg:viewBox="0 0 30 375" draw:points="0,375 30,375 30,0 0,0">
          <text:p/>
        </draw:polygon>
        <draw:polygon draw:style-name="gr36" draw:text-style-name="P8" draw:layer="layout" svg:width="0.029cm" svg:height="0.374cm" svg:x="29.692cm" svg:y="9.726cm" svg:viewBox="0 0 30 375" draw:points="0,375 30,375 30,0 0,0">
          <text:p/>
        </draw:polygon>
        <draw:polygon draw:style-name="gr38" draw:text-style-name="P10" draw:layer="layout" svg:width="0.029cm" svg:height="0.374cm" svg:x="29.722cm" svg:y="9.726cm" svg:viewBox="0 0 30 375" draw:points="0,375 30,375 30,0 0,0">
          <text:p/>
        </draw:polygon>
        <draw:polygon draw:style-name="gr37" draw:text-style-name="P9" draw:layer="layout" svg:width="0.029cm" svg:height="0.374cm" svg:x="29.751cm" svg:y="9.726cm" svg:viewBox="0 0 30 375" draw:points="0,375 30,375 30,0 0,0">
          <text:p/>
        </draw:polygon>
        <draw:polygon draw:style-name="gr36" draw:text-style-name="P8" draw:layer="layout" svg:width="0.029cm" svg:height="0.374cm" svg:x="29.78cm" svg:y="9.726cm" svg:viewBox="0 0 30 375" draw:points="0,375 30,375 30,0 0,0">
          <text:p/>
        </draw:polygon>
        <draw:polygon draw:style-name="gr36" draw:text-style-name="P8" draw:layer="layout" svg:width="0.03cm" svg:height="0.374cm" svg:x="29.809cm" svg:y="9.726cm" svg:viewBox="0 0 31 375" draw:points="0,375 31,375 31,0 0,0">
          <text:p/>
        </draw:polygon>
        <draw:polygon draw:style-name="gr37" draw:text-style-name="P9" draw:layer="layout" svg:width="0.029cm" svg:height="0.374cm" svg:x="29.84cm" svg:y="9.726cm" svg:viewBox="0 0 30 375" draw:points="0,375 30,375 30,0 0,0">
          <text:p/>
        </draw:polygon>
        <draw:polygon draw:style-name="gr37" draw:text-style-name="P9" draw:layer="layout" svg:width="0.029cm" svg:height="0.374cm" svg:x="29.869cm" svg:y="9.726cm" svg:viewBox="0 0 30 375" draw:points="0,375 30,375 30,0 0,0">
          <text:p/>
        </draw:polygon>
        <draw:polygon draw:style-name="gr38" draw:text-style-name="P10" draw:layer="layout" svg:width="0.03cm" svg:height="0.374cm" svg:x="29.898cm" svg:y="9.726cm" svg:viewBox="0 0 31 375" draw:points="0,375 31,375 31,0 0,0">
          <text:p/>
        </draw:polygon>
        <draw:polygon draw:style-name="gr38" draw:text-style-name="P10" draw:layer="layout" svg:width="0.029cm" svg:height="0.374cm" svg:x="29.928cm" svg:y="9.726cm" svg:viewBox="0 0 30 375" draw:points="0,375 30,375 30,0 0,0">
          <text:p/>
        </draw:polygon>
        <draw:polygon draw:style-name="gr38" draw:text-style-name="P10" draw:layer="layout" svg:width="0.029cm" svg:height="0.374cm" svg:x="29.957cm" svg:y="9.726cm" svg:viewBox="0 0 30 375" draw:points="0,375 30,375 30,0 0,0">
          <text:p/>
        </draw:polygon>
        <draw:polygon draw:style-name="gr38" draw:text-style-name="P10" draw:layer="layout" svg:width="0.029cm" svg:height="0.374cm" svg:x="29.986cm" svg:y="9.726cm" svg:viewBox="0 0 30 375" draw:points="0,375 30,375 30,0 0,0">
          <text:p/>
        </draw:polygon>
        <draw:polygon draw:style-name="gr37" draw:text-style-name="P9" draw:layer="layout" svg:width="0.029cm" svg:height="0.374cm" svg:x="30.046cm" svg:y="9.726cm" svg:viewBox="0 0 30 375" draw:points="0,375 30,375 30,0 0,0">
          <text:p/>
        </draw:polygon>
        <draw:polygon draw:style-name="gr36" draw:text-style-name="P8" draw:layer="layout" svg:width="0.029cm" svg:height="0.374cm" svg:x="30.075cm" svg:y="9.726cm" svg:viewBox="0 0 30 375" draw:points="0,375 30,375 30,0 0,0">
          <text:p/>
        </draw:polygon>
        <draw:polygon draw:style-name="gr37" draw:text-style-name="P9" draw:layer="layout" svg:width="0.029cm" svg:height="0.374cm" svg:x="30.104cm" svg:y="9.726cm" svg:viewBox="0 0 30 375" draw:points="0,375 30,375 30,0 0,0">
          <text:p/>
        </draw:polygon>
        <draw:polygon draw:style-name="gr35" draw:text-style-name="P7" draw:layer="layout" svg:width="0.029cm" svg:height="0.374cm" svg:x="30.281cm" svg:y="9.726cm" svg:viewBox="0 0 30 375" draw:points="0,375 30,375 30,0 0,0">
          <text:p/>
        </draw:polygon>
        <draw:polygon draw:style-name="gr36" draw:text-style-name="P8" draw:layer="layout" svg:width="0.029cm" svg:height="0.374cm" svg:x="30.31cm" svg:y="9.726cm" svg:viewBox="0 0 30 375" draw:points="0,375 30,375 30,0 0,0">
          <text:p/>
        </draw:polygon>
        <draw:polygon draw:style-name="gr36" draw:text-style-name="P8" draw:layer="layout" svg:width="0.03cm" svg:height="0.374cm" svg:x="30.339cm" svg:y="9.726cm" svg:viewBox="0 0 31 375" draw:points="0,375 31,375 31,0 0,0">
          <text:p/>
        </draw:polygon>
        <draw:polygon draw:style-name="gr37" draw:text-style-name="P9" draw:layer="layout" svg:width="0.029cm" svg:height="0.374cm" svg:x="30.37cm" svg:y="9.726cm" svg:viewBox="0 0 30 375" draw:points="0,375 30,375 30,0 0,0">
          <text:p/>
        </draw:polygon>
        <draw:polygon draw:style-name="gr37" draw:text-style-name="P9" draw:layer="layout" svg:width="0.029cm" svg:height="0.374cm" svg:x="30.399cm" svg:y="9.726cm" svg:viewBox="0 0 30 375" draw:points="0,375 30,375 30,0 0,0">
          <text:p/>
        </draw:polygon>
        <draw:polygon draw:style-name="gr37" draw:text-style-name="P9" draw:layer="layout" svg:width="0.029cm" svg:height="0.374cm" svg:x="30.428cm" svg:y="9.726cm" svg:viewBox="0 0 30 375" draw:points="0,375 30,375 30,0 0,0">
          <text:p/>
        </draw:polygon>
        <draw:polygon draw:style-name="gr35" draw:text-style-name="P7" draw:layer="layout" svg:width="0.029cm" svg:height="0.374cm" svg:x="30.458cm" svg:y="9.726cm" svg:viewBox="0 0 30 375" draw:points="0,375 30,375 30,0 0,0">
          <text:p/>
        </draw:polygon>
        <draw:polygon draw:style-name="gr37" draw:text-style-name="P9" draw:layer="layout" svg:width="0.029cm" svg:height="0.374cm" svg:x="30.487cm" svg:y="9.726cm" svg:viewBox="0 0 30 375" draw:points="0,375 30,375 30,0 0,0">
          <text:p/>
        </draw:polygon>
        <draw:polygon draw:style-name="gr37" draw:text-style-name="P9" draw:layer="layout" svg:width="0.029cm" svg:height="0.374cm" svg:x="30.517cm" svg:y="9.726cm" svg:viewBox="0 0 30 375" draw:points="0,375 30,375 30,0 0,0">
          <text:p/>
        </draw:polygon>
        <draw:polygon draw:style-name="gr35" draw:text-style-name="P7" draw:layer="layout" svg:width="0.029cm" svg:height="0.374cm" svg:x="30.546cm" svg:y="9.726cm" svg:viewBox="0 0 30 375" draw:points="0,375 30,375 30,0 0,0">
          <text:p/>
        </draw:polygon>
        <draw:polygon draw:style-name="gr35" draw:text-style-name="P7" draw:layer="layout" svg:width="0.029cm" svg:height="0.374cm" svg:x="30.576cm" svg:y="9.726cm" svg:viewBox="0 0 30 375" draw:points="0,375 30,375 30,0 0,0">
          <text:p/>
        </draw:polygon>
        <draw:polygon draw:style-name="gr37" draw:text-style-name="P9" draw:layer="layout" svg:width="0.029cm" svg:height="0.374cm" svg:x="30.605cm" svg:y="9.726cm" svg:viewBox="0 0 30 375" draw:points="0,375 30,375 30,0 0,0">
          <text:p/>
        </draw:polygon>
        <draw:polygon draw:style-name="gr37" draw:text-style-name="P9" draw:layer="layout" svg:width="0.029cm" svg:height="0.374cm" svg:x="30.634cm" svg:y="9.726cm" svg:viewBox="0 0 30 375" draw:points="0,375 30,375 30,0 0,0">
          <text:p/>
        </draw:polygon>
        <draw:polygon draw:style-name="gr36" draw:text-style-name="P8" draw:layer="layout" svg:width="0.03cm" svg:height="0.374cm" svg:x="30.663cm" svg:y="9.726cm" svg:viewBox="0 0 31 375" draw:points="0,375 31,375 31,0 0,0">
          <text:p/>
        </draw:polygon>
        <draw:polygon draw:style-name="gr37" draw:text-style-name="P9" draw:layer="layout" svg:width="0.029cm" svg:height="0.374cm" svg:x="30.694cm" svg:y="9.726cm" svg:viewBox="0 0 30 375" draw:points="0,375 30,375 30,0 0,0">
          <text:p/>
        </draw:polygon>
        <draw:polygon draw:style-name="gr37" draw:text-style-name="P9" draw:layer="layout" svg:width="0.029cm" svg:height="0.374cm" svg:x="30.723cm" svg:y="9.726cm" svg:viewBox="0 0 30 375" draw:points="0,375 30,375 30,0 0,0">
          <text:p/>
        </draw:polygon>
        <draw:polygon draw:style-name="gr35" draw:text-style-name="P7" draw:layer="layout" svg:width="0.029cm" svg:height="0.374cm" svg:x="30.752cm" svg:y="9.726cm" svg:viewBox="0 0 30 375" draw:points="0,375 30,375 30,0 0,0">
          <text:p/>
        </draw:polygon>
        <draw:polygon draw:style-name="gr36" draw:text-style-name="P8" draw:layer="layout" svg:width="0.029cm" svg:height="0.374cm" svg:x="30.782cm" svg:y="9.726cm" svg:viewBox="0 0 30 375" draw:points="0,375 30,375 30,0 0,0">
          <text:p/>
        </draw:polygon>
        <draw:polygon draw:style-name="gr37" draw:text-style-name="P9" draw:layer="layout" svg:width="0.029cm" svg:height="0.374cm" svg:x="30.811cm" svg:y="9.726cm" svg:viewBox="0 0 30 375" draw:points="0,375 30,375 30,0 0,0">
          <text:p/>
        </draw:polygon>
        <draw:polygon draw:style-name="gr38" draw:text-style-name="P10" draw:layer="layout" svg:width="0.029cm" svg:height="0.374cm" svg:x="30.841cm" svg:y="9.726cm" svg:viewBox="0 0 30 375" draw:points="0,375 30,375 30,0 0,0">
          <text:p/>
        </draw:polygon>
        <draw:polygon draw:style-name="gr37" draw:text-style-name="P9" draw:layer="layout" svg:width="0.029cm" svg:height="0.374cm" svg:x="30.87cm" svg:y="9.726cm" svg:viewBox="0 0 30 375" draw:points="0,375 30,375 30,0 0,0">
          <text:p/>
        </draw:polygon>
        <draw:polygon draw:style-name="gr37" draw:text-style-name="P9" draw:layer="layout" svg:width="0.029cm" svg:height="0.374cm" svg:x="30.9cm" svg:y="9.726cm" svg:viewBox="0 0 30 375" draw:points="0,375 30,375 30,0 0,0">
          <text:p/>
        </draw:polygon>
        <draw:polygon draw:style-name="gr37" draw:text-style-name="P9" draw:layer="layout" svg:width="0.029cm" svg:height="0.374cm" svg:x="30.929cm" svg:y="9.726cm" svg:viewBox="0 0 30 375" draw:points="0,375 30,375 30,0 0,0">
          <text:p/>
        </draw:polygon>
        <draw:polygon draw:style-name="gr37" draw:text-style-name="P9" draw:layer="layout" svg:width="0.029cm" svg:height="0.374cm" svg:x="30.958cm" svg:y="9.726cm" svg:viewBox="0 0 30 375" draw:points="0,375 30,375 30,0 0,0">
          <text:p/>
        </draw:polygon>
        <draw:polygon draw:style-name="gr37" draw:text-style-name="P9" draw:layer="layout" svg:width="0.029cm" svg:height="0.374cm" svg:x="30.987cm" svg:y="9.726cm" svg:viewBox="0 0 30 375" draw:points="0,375 30,375 30,0 0,0">
          <text:p/>
        </draw:polygon>
        <draw:polygon draw:style-name="gr36" draw:text-style-name="P8" draw:layer="layout" svg:width="0.029cm" svg:height="0.374cm" svg:x="31.018cm" svg:y="9.726cm" svg:viewBox="0 0 30 375" draw:points="0,375 30,375 30,0 0,0">
          <text:p/>
        </draw:polygon>
        <draw:polygon draw:style-name="gr36" draw:text-style-name="P8" draw:layer="layout" svg:width="0.029cm" svg:height="0.374cm" svg:x="31.047cm" svg:y="9.726cm" svg:viewBox="0 0 30 375" draw:points="0,375 30,375 30,0 0,0">
          <text:p/>
        </draw:polygon>
        <draw:polygon draw:style-name="gr38" draw:text-style-name="P10" draw:layer="layout" svg:width="0.029cm" svg:height="0.374cm" svg:x="31.076cm" svg:y="9.726cm" svg:viewBox="0 0 30 375" draw:points="0,375 30,375 30,0 0,0">
          <text:p/>
        </draw:polygon>
        <draw:polygon draw:style-name="gr37" draw:text-style-name="P9" draw:layer="layout" svg:width="0.03cm" svg:height="0.374cm" svg:x="31.105cm" svg:y="9.726cm" svg:viewBox="0 0 31 375" draw:points="0,375 31,375 31,0 0,0">
          <text:p/>
        </draw:polygon>
        <draw:polygon draw:style-name="gr36" draw:text-style-name="P8" draw:layer="layout" svg:width="0.029cm" svg:height="0.374cm" svg:x="31.135cm" svg:y="9.726cm" svg:viewBox="0 0 30 375" draw:points="0,375 30,375 30,0 0,0">
          <text:p/>
        </draw:polygon>
        <draw:polygon draw:style-name="gr36" draw:text-style-name="P8" draw:layer="layout" svg:width="0.029cm" svg:height="0.374cm" svg:x="31.165cm" svg:y="9.726cm" svg:viewBox="0 0 30 375" draw:points="0,375 30,375 30,0 0,0">
          <text:p/>
        </draw:polygon>
        <draw:polygon draw:style-name="gr37" draw:text-style-name="P9" draw:layer="layout" svg:width="0.029cm" svg:height="0.374cm" svg:x="31.194cm" svg:y="9.726cm" svg:viewBox="0 0 30 375" draw:points="0,375 30,375 30,0 0,0">
          <text:p/>
        </draw:polygon>
        <draw:polygon draw:style-name="gr36" draw:text-style-name="P8" draw:layer="layout" svg:width="0.029cm" svg:height="0.374cm" svg:x="31.224cm" svg:y="9.726cm" svg:viewBox="0 0 30 375" draw:points="0,375 30,375 30,0 0,0">
          <text:p/>
        </draw:polygon>
        <draw:polygon draw:style-name="gr37" draw:text-style-name="P9" draw:layer="layout" svg:width="0.029cm" svg:height="0.374cm" svg:x="31.253cm" svg:y="9.726cm" svg:viewBox="0 0 30 375" draw:points="0,375 30,375 30,0 0,0">
          <text:p/>
        </draw:polygon>
        <draw:polygon draw:style-name="gr37" draw:text-style-name="P9" draw:layer="layout" svg:width="0.029cm" svg:height="0.374cm" svg:x="31.282cm" svg:y="9.726cm" svg:viewBox="0 0 30 375" draw:points="0,375 30,375 30,0 0,0">
          <text:p/>
        </draw:polygon>
        <draw:polygon draw:style-name="gr35" draw:text-style-name="P7" draw:layer="layout" svg:width="0.029cm" svg:height="0.374cm" svg:x="31.311cm" svg:y="9.726cm" svg:viewBox="0 0 30 375" draw:points="0,375 30,375 30,0 0,0">
          <text:p/>
        </draw:polygon>
        <draw:polygon draw:style-name="gr37" draw:text-style-name="P9" draw:layer="layout" svg:width="0.029cm" svg:height="0.374cm" svg:x="31.342cm" svg:y="9.726cm" svg:viewBox="0 0 30 375" draw:points="0,375 30,375 30,0 0,0">
          <text:p/>
        </draw:polygon>
        <draw:polygon draw:style-name="gr35" draw:text-style-name="P7" draw:layer="layout" svg:width="0.029cm" svg:height="0.374cm" svg:x="31.371cm" svg:y="9.726cm" svg:viewBox="0 0 30 375" draw:points="0,375 30,375 30,0 0,0">
          <text:p/>
        </draw:polygon>
        <draw:polygon draw:style-name="gr36" draw:text-style-name="P8" draw:layer="layout" svg:width="0.029cm" svg:height="0.374cm" svg:x="31.4cm" svg:y="9.726cm" svg:viewBox="0 0 30 375" draw:points="0,375 30,375 30,0 0,0">
          <text:p/>
        </draw:polygon>
        <draw:polygon draw:style-name="gr37" draw:text-style-name="P9" draw:layer="layout" svg:width="0.029cm" svg:height="0.374cm" svg:x="31.429cm" svg:y="9.726cm" svg:viewBox="0 0 30 375" draw:points="0,375 30,375 30,0 0,0">
          <text:p/>
        </draw:polygon>
        <draw:polygon draw:style-name="gr36" draw:text-style-name="P8" draw:layer="layout" svg:width="0.029cm" svg:height="0.374cm" svg:x="31.459cm" svg:y="9.726cm" svg:viewBox="0 0 30 375" draw:points="0,375 30,375 30,0 0,0">
          <text:p/>
        </draw:polygon>
        <draw:polygon draw:style-name="gr37" draw:text-style-name="P9" draw:layer="layout" svg:width="0.029cm" svg:height="0.374cm" svg:x="31.489cm" svg:y="9.726cm" svg:viewBox="0 0 30 375" draw:points="0,375 30,375 30,0 0,0">
          <text:p/>
        </draw:polygon>
        <draw:polygon draw:style-name="gr37" draw:text-style-name="P9" draw:layer="layout" svg:width="0.03cm" svg:height="0.374cm" svg:x="31.518cm" svg:y="9.726cm" svg:viewBox="0 0 31 375" draw:points="0,375 31,375 31,0 0,0">
          <text:p/>
        </draw:polygon>
        <draw:polygon draw:style-name="gr36" draw:text-style-name="P8" draw:layer="layout" svg:width="0.029cm" svg:height="0.374cm" svg:x="31.548cm" svg:y="9.726cm" svg:viewBox="0 0 30 375" draw:points="0,375 30,375 30,0 0,0">
          <text:p/>
        </draw:polygon>
        <draw:polygon draw:style-name="gr38" draw:text-style-name="P10" draw:layer="layout" svg:width="0.029cm" svg:height="0.374cm" svg:x="31.577cm" svg:y="9.726cm" svg:viewBox="0 0 30 375" draw:points="0,375 30,375 30,0 0,0">
          <text:p/>
        </draw:polygon>
        <draw:polygon draw:style-name="gr36" draw:text-style-name="P8" draw:layer="layout" svg:width="0.029cm" svg:height="0.374cm" svg:x="31.606cm" svg:y="9.726cm" svg:viewBox="0 0 30 375" draw:points="0,375 30,375 30,0 0,0">
          <text:p/>
        </draw:polygon>
        <draw:polygon draw:style-name="gr36" draw:text-style-name="P8" draw:layer="layout" svg:width="0.029cm" svg:height="0.374cm" svg:x="31.635cm" svg:y="9.726cm" svg:viewBox="0 0 30 375" draw:points="0,375 30,375 30,0 0,0">
          <text:p/>
        </draw:polygon>
        <draw:polygon draw:style-name="gr36" draw:text-style-name="P8" draw:layer="layout" svg:width="0.029cm" svg:height="0.374cm" svg:x="31.666cm" svg:y="9.726cm" svg:viewBox="0 0 30 375" draw:points="0,375 30,375 30,0 0,0">
          <text:p/>
        </draw:polygon>
        <draw:polygon draw:style-name="gr36" draw:text-style-name="P8" draw:layer="layout" svg:width="0.029cm" svg:height="0.374cm" svg:x="31.695cm" svg:y="9.726cm" svg:viewBox="0 0 30 375" draw:points="0,375 30,375 30,0 0,0">
          <text:p/>
        </draw:polygon>
        <draw:polygon draw:style-name="gr38" draw:text-style-name="P10" draw:layer="layout" svg:width="0.029cm" svg:height="0.374cm" svg:x="31.724cm" svg:y="9.726cm" svg:viewBox="0 0 30 375" draw:points="0,375 30,375 30,0 0,0">
          <text:p/>
        </draw:polygon>
        <draw:polygon draw:style-name="gr36" draw:text-style-name="P8" draw:layer="layout" svg:width="0.029cm" svg:height="0.374cm" svg:x="31.753cm" svg:y="9.726cm" svg:viewBox="0 0 30 375" draw:points="0,375 30,375 30,0 0,0">
          <text:p/>
        </draw:polygon>
        <draw:polygon draw:style-name="gr35" draw:text-style-name="P7" draw:layer="layout" svg:width="0.029cm" svg:height="0.374cm" svg:x="31.783cm" svg:y="9.726cm" svg:viewBox="0 0 30 375" draw:points="0,375 30,375 30,0 0,0">
          <text:p/>
        </draw:polygon>
        <draw:polygon draw:style-name="gr35" draw:text-style-name="P7" draw:layer="layout" svg:width="0.029cm" svg:height="0.374cm" svg:x="31.813cm" svg:y="9.726cm" svg:viewBox="0 0 30 375" draw:points="0,375 30,375 30,0 0,0">
          <text:p/>
        </draw:polygon>
        <draw:polygon draw:style-name="gr35" draw:text-style-name="P7" draw:layer="layout" svg:width="0.029cm" svg:height="0.374cm" svg:x="31.842cm" svg:y="9.726cm" svg:viewBox="0 0 30 375" draw:points="0,375 30,375 30,0 0,0">
          <text:p/>
        </draw:polygon>
        <draw:polygon draw:style-name="gr38" draw:text-style-name="P10" draw:layer="layout" svg:width="0.03cm" svg:height="0.374cm" svg:x="31.871cm" svg:y="9.726cm" svg:viewBox="0 0 31 375" draw:points="0,375 31,375 31,0 0,0">
          <text:p/>
        </draw:polygon>
        <draw:polygon draw:style-name="gr37" draw:text-style-name="P9" draw:layer="layout" svg:width="0.029cm" svg:height="0.374cm" svg:x="31.901cm" svg:y="9.726cm" svg:viewBox="0 0 30 375" draw:points="0,375 30,375 30,0 0,0">
          <text:p/>
        </draw:polygon>
        <draw:polygon draw:style-name="gr36" draw:text-style-name="P8" draw:layer="layout" svg:width="0.029cm" svg:height="0.374cm" svg:x="31.93cm" svg:y="9.726cm" svg:viewBox="0 0 30 375" draw:points="0,375 30,375 30,0 0,0">
          <text:p/>
        </draw:polygon>
        <draw:polygon draw:style-name="gr35" draw:text-style-name="P7" draw:layer="layout" svg:width="0.03cm" svg:height="0.374cm" svg:x="31.959cm" svg:y="9.726cm" svg:viewBox="0 0 31 375" draw:points="0,375 31,375 31,0 0,0">
          <text:p/>
        </draw:polygon>
        <draw:polygon draw:style-name="gr38" draw:text-style-name="P10" draw:layer="layout" svg:width="0.029cm" svg:height="0.374cm" svg:x="31.99cm" svg:y="9.726cm" svg:viewBox="0 0 30 375" draw:points="0,375 30,375 30,0 0,0">
          <text:p/>
        </draw:polygon>
        <draw:polygon draw:style-name="gr36" draw:text-style-name="P8" draw:layer="layout" svg:width="0.029cm" svg:height="0.374cm" svg:x="32.019cm" svg:y="9.726cm" svg:viewBox="0 0 30 375" draw:points="0,375 30,375 30,0 0,0">
          <text:p/>
        </draw:polygon>
        <draw:polygon draw:style-name="gr37" draw:text-style-name="P9" draw:layer="layout" svg:width="0.029cm" svg:height="0.374cm" svg:x="32.048cm" svg:y="9.726cm" svg:viewBox="0 0 30 375" draw:points="0,375 30,375 30,0 0,0">
          <text:p/>
        </draw:polygon>
        <draw:polygon draw:style-name="gr37" draw:text-style-name="P9" draw:layer="layout" svg:width="0.029cm" svg:height="0.374cm" svg:x="32.078cm" svg:y="9.726cm" svg:viewBox="0 0 30 375" draw:points="0,375 30,375 30,0 0,0">
          <text:p/>
        </draw:polygon>
        <draw:polygon draw:style-name="gr38" draw:text-style-name="P10" draw:layer="layout" svg:width="0.029cm" svg:height="0.374cm" svg:x="32.107cm" svg:y="9.726cm" svg:viewBox="0 0 30 375" draw:points="0,375 30,375 30,0 0,0">
          <text:p/>
        </draw:polygon>
        <draw:polygon draw:style-name="gr37" draw:text-style-name="P9" draw:layer="layout" svg:width="0.029cm" svg:height="0.374cm" svg:x="32.137cm" svg:y="9.726cm" svg:viewBox="0 0 30 375" draw:points="0,375 30,375 30,0 0,0">
          <text:p/>
        </draw:polygon>
        <draw:polygon draw:style-name="gr37" draw:text-style-name="P9" draw:layer="layout" svg:width="0.029cm" svg:height="0.374cm" svg:x="32.166cm" svg:y="9.726cm" svg:viewBox="0 0 30 375" draw:points="0,375 30,375 30,0 0,0">
          <text:p/>
        </draw:polygon>
        <draw:polygon draw:style-name="gr37" draw:text-style-name="P9" draw:layer="layout" svg:width="0.029cm" svg:height="0.374cm" svg:x="32.195cm" svg:y="9.726cm" svg:viewBox="0 0 30 375" draw:points="0,375 30,375 30,0 0,0">
          <text:p/>
        </draw:polygon>
        <draw:polygon draw:style-name="gr37" draw:text-style-name="P9" draw:layer="layout" svg:width="0.029cm" svg:height="0.374cm" svg:x="32.225cm" svg:y="9.726cm" svg:viewBox="0 0 30 375" draw:points="0,375 30,375 30,0 0,0">
          <text:p/>
        </draw:polygon>
        <draw:polygon draw:style-name="gr36" draw:text-style-name="P8" draw:layer="layout" svg:width="0.029cm" svg:height="0.374cm" svg:x="32.254cm" svg:y="9.726cm" svg:viewBox="0 0 30 375" draw:points="0,375 30,375 30,0 0,0">
          <text:p/>
        </draw:polygon>
        <draw:polygon draw:style-name="gr38" draw:text-style-name="P10" draw:layer="layout" svg:width="0.029cm" svg:height="0.374cm" svg:x="32.283cm" svg:y="9.726cm" svg:viewBox="0 0 30 375" draw:points="0,375 30,375 30,0 0,0">
          <text:p/>
        </draw:polygon>
        <draw:polygon draw:style-name="gr38" draw:text-style-name="P10" draw:layer="layout" svg:width="0.03cm" svg:height="0.374cm" svg:x="32.313cm" svg:y="9.726cm" svg:viewBox="0 0 31 375" draw:points="0,375 31,375 31,0 0,0">
          <text:p/>
        </draw:polygon>
        <draw:polygon draw:style-name="gr36" draw:text-style-name="P8" draw:layer="layout" svg:width="0.029cm" svg:height="0.374cm" svg:x="32.343cm" svg:y="9.726cm" svg:viewBox="0 0 30 375" draw:points="0,375 30,375 30,0 0,0">
          <text:p/>
        </draw:polygon>
        <draw:polygon draw:style-name="gr36" draw:text-style-name="P8" draw:layer="layout" svg:width="0.029cm" svg:height="0.374cm" svg:x="32.372cm" svg:y="9.726cm" svg:viewBox="0 0 30 375" draw:points="0,375 30,375 30,0 0,0">
          <text:p/>
        </draw:polygon>
        <draw:polygon draw:style-name="gr37" draw:text-style-name="P9" draw:layer="layout" svg:width="0.029cm" svg:height="0.374cm" svg:x="32.402cm" svg:y="9.726cm" svg:viewBox="0 0 30 375" draw:points="0,375 30,375 30,0 0,0">
          <text:p/>
        </draw:polygon>
        <draw:polygon draw:style-name="gr35" draw:text-style-name="P7" draw:layer="layout" svg:width="0.029cm" svg:height="0.374cm" svg:x="32.431cm" svg:y="9.726cm" svg:viewBox="0 0 30 375" draw:points="0,375 30,375 30,0 0,0">
          <text:p/>
        </draw:polygon>
        <draw:polygon draw:style-name="gr37" draw:text-style-name="P9" draw:layer="layout" svg:width="0.029cm" svg:height="0.374cm" svg:x="32.46cm" svg:y="9.726cm" svg:viewBox="0 0 30 375" draw:points="0,375 30,375 30,0 0,0">
          <text:p/>
        </draw:polygon>
        <draw:polygon draw:style-name="gr36" draw:text-style-name="P8" draw:layer="layout" svg:width="0.029cm" svg:height="0.374cm" svg:x="32.49cm" svg:y="9.726cm" svg:viewBox="0 0 30 375" draw:points="0,375 30,375 30,0 0,0">
          <text:p/>
        </draw:polygon>
        <draw:polygon draw:style-name="gr37" draw:text-style-name="P9" draw:layer="layout" svg:width="0.029cm" svg:height="0.374cm" svg:x="32.52cm" svg:y="9.726cm" svg:viewBox="0 0 30 375" draw:points="0,375 30,375 30,0 0,0">
          <text:p/>
        </draw:polygon>
        <draw:polygon draw:style-name="gr38" draw:text-style-name="P10" draw:layer="layout" svg:width="0.029cm" svg:height="0.374cm" svg:x="32.549cm" svg:y="9.726cm" svg:viewBox="0 0 30 375" draw:points="0,375 30,375 30,0 0,0">
          <text:p/>
        </draw:polygon>
        <draw:polygon draw:style-name="gr38" draw:text-style-name="P10" draw:layer="layout" svg:width="0.029cm" svg:height="0.374cm" svg:x="32.578cm" svg:y="9.726cm" svg:viewBox="0 0 30 375" draw:points="0,375 30,375 30,0 0,0">
          <text:p/>
        </draw:polygon>
        <draw:polygon draw:style-name="gr36" draw:text-style-name="P8" draw:layer="layout" svg:width="0.029cm" svg:height="0.374cm" svg:x="32.607cm" svg:y="9.726cm" svg:viewBox="0 0 30 375" draw:points="0,375 30,375 30,0 0,0">
          <text:p/>
        </draw:polygon>
        <draw:polygon draw:style-name="gr36" draw:text-style-name="P8" draw:layer="layout" svg:width="0.029cm" svg:height="0.374cm" svg:x="32.638cm" svg:y="9.726cm" svg:viewBox="0 0 30 375" draw:points="0,375 30,375 30,0 0,0">
          <text:p/>
        </draw:polygon>
        <draw:polygon draw:style-name="gr35" draw:text-style-name="P7" draw:layer="layout" svg:width="0.029cm" svg:height="0.374cm" svg:x="32.667cm" svg:y="9.726cm" svg:viewBox="0 0 30 375" draw:points="0,375 30,375 30,0 0,0">
          <text:p/>
        </draw:polygon>
        <draw:polygon draw:style-name="gr36" draw:text-style-name="P8" draw:layer="layout" svg:width="0.029cm" svg:height="0.374cm" svg:x="32.696cm" svg:y="9.726cm" svg:viewBox="0 0 30 375" draw:points="0,375 30,375 30,0 0,0">
          <text:p/>
        </draw:polygon>
        <draw:polygon draw:style-name="gr37" draw:text-style-name="P9" draw:layer="layout" svg:width="0.03cm" svg:height="0.374cm" svg:x="32.725cm" svg:y="9.726cm" svg:viewBox="0 0 31 375" draw:points="0,375 31,375 31,0 0,0">
          <text:p/>
        </draw:polygon>
        <draw:polygon draw:style-name="gr37" draw:text-style-name="P9" draw:layer="layout" svg:width="0.029cm" svg:height="0.374cm" svg:x="32.755cm" svg:y="9.726cm" svg:viewBox="0 0 30 375" draw:points="0,375 30,375 30,0 0,0">
          <text:p/>
        </draw:polygon>
        <draw:polygon draw:style-name="gr37" draw:text-style-name="P9" draw:layer="layout" svg:width="0.029cm" svg:height="0.374cm" svg:x="32.784cm" svg:y="9.726cm" svg:viewBox="0 0 30 375" draw:points="0,375 30,375 30,0 0,0">
          <text:p/>
        </draw:polygon>
        <draw:polygon draw:style-name="gr36" draw:text-style-name="P8" draw:layer="layout" svg:width="0.029cm" svg:height="0.374cm" svg:x="32.814cm" svg:y="9.726cm" svg:viewBox="0 0 30 375" draw:points="0,375 30,375 30,0 0,0">
          <text:p/>
        </draw:polygon>
        <draw:polygon draw:style-name="gr37" draw:text-style-name="P9" draw:layer="layout" svg:width="0.029cm" svg:height="0.374cm" svg:x="32.844cm" svg:y="9.726cm" svg:viewBox="0 0 30 375" draw:points="0,375 30,375 30,0 0,0">
          <text:p/>
        </draw:polygon>
        <draw:polygon draw:style-name="gr38" draw:text-style-name="P10" draw:layer="layout" svg:width="0.029cm" svg:height="0.374cm" svg:x="32.873cm" svg:y="9.726cm" svg:viewBox="0 0 30 375" draw:points="0,375 30,375 30,0 0,0">
          <text:p/>
        </draw:polygon>
        <draw:polygon draw:style-name="gr38" draw:text-style-name="P10" draw:layer="layout" svg:width="0.029cm" svg:height="0.374cm" svg:x="32.902cm" svg:y="9.726cm" svg:viewBox="0 0 30 375" draw:points="0,375 30,375 30,0 0,0">
          <text:p/>
        </draw:polygon>
        <draw:polygon draw:style-name="gr37" draw:text-style-name="P9" draw:layer="layout" svg:width="0.029cm" svg:height="0.374cm" svg:x="32.931cm" svg:y="9.726cm" svg:viewBox="0 0 30 375" draw:points="0,375 30,375 30,0 0,0">
          <text:p/>
        </draw:polygon>
        <draw:polygon draw:style-name="gr38" draw:text-style-name="P10" draw:layer="layout" svg:width="0.029cm" svg:height="0.374cm" svg:x="32.962cm" svg:y="9.726cm" svg:viewBox="0 0 30 375" draw:points="0,375 30,375 30,0 0,0">
          <text:p/>
        </draw:polygon>
        <draw:polygon draw:style-name="gr35" draw:text-style-name="P7" draw:layer="layout" svg:width="0.029cm" svg:height="0.374cm" svg:x="32.991cm" svg:y="9.726cm" svg:viewBox="0 0 30 375" draw:points="0,375 30,375 30,0 0,0">
          <text:p/>
        </draw:polygon>
        <draw:polygon draw:style-name="gr38" draw:text-style-name="P10" draw:layer="layout" svg:width="0.029cm" svg:height="0.374cm" svg:x="33.02cm" svg:y="9.726cm" svg:viewBox="0 0 30 375" draw:points="0,375 30,375 30,0 0,0">
          <text:p/>
        </draw:polygon>
        <draw:polygon draw:style-name="gr38" draw:text-style-name="P10" draw:layer="layout" svg:width="0.029cm" svg:height="0.374cm" svg:x="33.049cm" svg:y="9.726cm" svg:viewBox="0 0 30 375" draw:points="0,375 30,375 30,0 0,0">
          <text:p/>
        </draw:polygon>
        <draw:polygon draw:style-name="gr37" draw:text-style-name="P9" draw:layer="layout" svg:width="0.029cm" svg:height="0.374cm" svg:x="33.079cm" svg:y="9.726cm" svg:viewBox="0 0 30 375" draw:points="0,375 30,375 30,0 0,0">
          <text:p/>
        </draw:polygon>
        <draw:polygon draw:style-name="gr38" draw:text-style-name="P10" draw:layer="layout" svg:width="0.029cm" svg:height="0.374cm" svg:x="33.108cm" svg:y="9.726cm" svg:viewBox="0 0 30 375" draw:points="0,375 30,375 30,0 0,0">
          <text:p/>
        </draw:polygon>
        <draw:polygon draw:style-name="gr36" draw:text-style-name="P8" draw:layer="layout" svg:width="0.029cm" svg:height="0.374cm" svg:x="33.138cm" svg:y="9.726cm" svg:viewBox="0 0 30 375" draw:points="0,375 30,375 30,0 0,0">
          <text:p/>
        </draw:polygon>
        <draw:polygon draw:style-name="gr36" draw:text-style-name="P8" draw:layer="layout" svg:width="0.03cm" svg:height="0.374cm" svg:x="33.167cm" svg:y="9.726cm" svg:viewBox="0 0 31 375" draw:points="0,375 31,375 31,0 0,0">
          <text:p/>
        </draw:polygon>
        <draw:polygon draw:style-name="gr38" draw:text-style-name="P10" draw:layer="layout" svg:width="0.029cm" svg:height="0.374cm" svg:x="33.197cm" svg:y="9.726cm" svg:viewBox="0 0 30 375" draw:points="0,375 30,375 30,0 0,0">
          <text:p/>
        </draw:polygon>
        <draw:polygon draw:style-name="gr36" draw:text-style-name="P8" draw:layer="layout" svg:width="0.029cm" svg:height="0.374cm" svg:x="33.226cm" svg:y="9.726cm" svg:viewBox="0 0 30 375" draw:points="0,375 30,375 30,0 0,0">
          <text:p/>
        </draw:polygon>
        <draw:polygon draw:style-name="gr37" draw:text-style-name="P9" draw:layer="layout" svg:width="0.029cm" svg:height="0.374cm" svg:x="33.255cm" svg:y="9.726cm" svg:viewBox="0 0 30 375" draw:points="0,375 30,375 30,0 0,0">
          <text:p/>
        </draw:polygon>
        <draw:polygon draw:style-name="gr38" draw:text-style-name="P10" draw:layer="layout" svg:width="0.029cm" svg:height="0.374cm" svg:x="33.286cm" svg:y="9.726cm" svg:viewBox="0 0 30 375" draw:points="0,375 30,375 30,0 0,0">
          <text:p/>
        </draw:polygon>
        <draw:polygon draw:style-name="gr36" draw:text-style-name="P8" draw:layer="layout" svg:width="0.029cm" svg:height="0.374cm" svg:x="33.315cm" svg:y="9.726cm" svg:viewBox="0 0 30 375" draw:points="0,375 30,375 30,0 0,0">
          <text:p/>
        </draw:polygon>
        <draw:polygon draw:style-name="gr36" draw:text-style-name="P8" draw:layer="layout" svg:width="0.029cm" svg:height="0.374cm" svg:x="33.344cm" svg:y="9.726cm" svg:viewBox="0 0 30 375" draw:points="0,375 30,375 30,0 0,0">
          <text:p/>
        </draw:polygon>
        <draw:polygon draw:style-name="gr37" draw:text-style-name="P9" draw:layer="layout" svg:width="0.029cm" svg:height="0.374cm" svg:x="33.373cm" svg:y="9.726cm" svg:viewBox="0 0 30 375" draw:points="0,375 30,375 30,0 0,0">
          <text:p/>
        </draw:polygon>
        <draw:polygon draw:style-name="gr35" draw:text-style-name="P7" draw:layer="layout" svg:width="0.029cm" svg:height="0.374cm" svg:x="33.403cm" svg:y="9.726cm" svg:viewBox="0 0 30 375" draw:points="0,375 30,375 30,0 0,0">
          <text:p/>
        </draw:polygon>
        <draw:polygon draw:style-name="gr36" draw:text-style-name="P8" draw:layer="layout" svg:width="0.029cm" svg:height="0.374cm" svg:x="33.432cm" svg:y="9.726cm" svg:viewBox="0 0 30 375" draw:points="0,375 30,375 30,0 0,0">
          <text:p/>
        </draw:polygon>
        <draw:polygon draw:style-name="gr35" draw:text-style-name="P7" draw:layer="layout" svg:width="0.029cm" svg:height="0.374cm" svg:x="33.462cm" svg:y="9.726cm" svg:viewBox="0 0 30 375" draw:points="0,375 30,375 30,0 0,0">
          <text:p/>
        </draw:polygon>
        <draw:polygon draw:style-name="gr36" draw:text-style-name="P8" draw:layer="layout" svg:width="0.03cm" svg:height="0.374cm" svg:x="33.491cm" svg:y="9.726cm" svg:viewBox="0 0 31 375" draw:points="0,375 31,375 31,0 0,0">
          <text:p/>
        </draw:polygon>
        <draw:polygon draw:style-name="gr38" draw:text-style-name="P10" draw:layer="layout" svg:width="0.029cm" svg:height="0.374cm" svg:x="33.521cm" svg:y="9.726cm" svg:viewBox="0 0 30 375" draw:points="0,375 30,375 30,0 0,0">
          <text:p/>
        </draw:polygon>
        <draw:polygon draw:style-name="gr37" draw:text-style-name="P9" draw:layer="layout" svg:width="0.029cm" svg:height="0.374cm" svg:x="33.55cm" svg:y="9.726cm" svg:viewBox="0 0 30 375" draw:points="0,375 30,375 30,0 0,0">
          <text:p/>
        </draw:polygon>
        <draw:polygon draw:style-name="gr37" draw:text-style-name="P9" draw:layer="layout" svg:width="0.03cm" svg:height="0.374cm" svg:x="33.579cm" svg:y="9.726cm" svg:viewBox="0 0 31 375" draw:points="0,375 31,375 31,0 0,0">
          <text:p/>
        </draw:polygon>
        <draw:polygon draw:style-name="gr37" draw:text-style-name="P9" draw:layer="layout" svg:width="0.029cm" svg:height="0.374cm" svg:x="33.61cm" svg:y="9.726cm" svg:viewBox="0 0 30 375" draw:points="0,375 30,375 30,0 0,0">
          <text:p/>
        </draw:polygon>
        <draw:polygon draw:style-name="gr36" draw:text-style-name="P8" draw:layer="layout" svg:width="0.029cm" svg:height="0.374cm" svg:x="33.639cm" svg:y="9.726cm" svg:viewBox="0 0 30 375" draw:points="0,375 30,375 30,0 0,0">
          <text:p/>
        </draw:polygon>
        <draw:polygon draw:style-name="gr36" draw:text-style-name="P8" draw:layer="layout" svg:width="0.029cm" svg:height="0.374cm" svg:x="33.668cm" svg:y="9.726cm" svg:viewBox="0 0 30 375" draw:points="0,375 30,375 30,0 0,0">
          <text:p/>
        </draw:polygon>
        <draw:polygon draw:style-name="gr38" draw:text-style-name="P10" draw:layer="layout" svg:width="0.029cm" svg:height="0.374cm" svg:x="33.698cm" svg:y="9.726cm" svg:viewBox="0 0 30 375" draw:points="0,375 30,375 30,0 0,0">
          <text:p/>
        </draw:polygon>
        <draw:polygon draw:style-name="gr36" draw:text-style-name="P8" draw:layer="layout" svg:width="0.029cm" svg:height="0.374cm" svg:x="33.727cm" svg:y="9.726cm" svg:viewBox="0 0 30 375" draw:points="0,375 30,375 30,0 0,0">
          <text:p/>
        </draw:polygon>
        <draw:polygon draw:style-name="gr37" draw:text-style-name="P9" draw:layer="layout" svg:width="0.029cm" svg:height="0.374cm" svg:x="33.756cm" svg:y="9.726cm" svg:viewBox="0 0 30 375" draw:points="0,375 30,375 30,0 0,0">
          <text:p/>
        </draw:polygon>
        <draw:polygon draw:style-name="gr38" draw:text-style-name="P10" draw:layer="layout" svg:width="0.029cm" svg:height="0.374cm" svg:x="33.786cm" svg:y="9.726cm" svg:viewBox="0 0 30 375" draw:points="0,375 30,375 30,0 0,0">
          <text:p/>
        </draw:polygon>
        <draw:polygon draw:style-name="gr36" draw:text-style-name="P8" draw:layer="layout" svg:width="0.029cm" svg:height="0.374cm" svg:x="33.815cm" svg:y="9.726cm" svg:viewBox="0 0 30 375" draw:points="0,375 30,375 30,0 0,0">
          <text:p/>
        </draw:polygon>
        <draw:polygon draw:style-name="gr35" draw:text-style-name="P7" draw:layer="layout" svg:width="0.029cm" svg:height="0.374cm" svg:x="33.845cm" svg:y="9.726cm" svg:viewBox="0 0 30 375" draw:points="0,375 30,375 30,0 0,0">
          <text:p/>
        </draw:polygon>
        <draw:polygon draw:style-name="gr36" draw:text-style-name="P8" draw:layer="layout" svg:width="0.029cm" svg:height="0.374cm" svg:x="33.874cm" svg:y="9.726cm" svg:viewBox="0 0 30 375" draw:points="0,375 30,375 30,0 0,0">
          <text:p/>
        </draw:polygon>
        <draw:polygon draw:style-name="gr36" draw:text-style-name="P8" draw:layer="layout" svg:width="0.029cm" svg:height="0.374cm" svg:x="33.903cm" svg:y="9.726cm" svg:viewBox="0 0 30 375" draw:points="0,375 30,375 30,0 0,0">
          <text:p/>
        </draw:polygon>
        <draw:polygon draw:style-name="gr36" draw:text-style-name="P8" draw:layer="layout" svg:width="0.03cm" svg:height="0.374cm" svg:x="33.932cm" svg:y="9.726cm" svg:viewBox="0 0 31 375" draw:points="0,375 31,375 31,0 0,0">
          <text:p/>
        </draw:polygon>
        <draw:polygon draw:style-name="gr37" draw:text-style-name="P9" draw:layer="layout" svg:width="0.029cm" svg:height="0.374cm" svg:x="33.963cm" svg:y="9.726cm" svg:viewBox="0 0 30 375" draw:points="0,375 30,375 30,0 0,0">
          <text:p/>
        </draw:polygon>
        <draw:polygon draw:style-name="gr36" draw:text-style-name="P8" draw:layer="layout" svg:width="0.029cm" svg:height="0.374cm" svg:x="33.992cm" svg:y="9.726cm" svg:viewBox="0 0 30 375" draw:points="0,375 30,375 30,0 0,0">
          <text:p/>
        </draw:polygon>
        <draw:polygon draw:style-name="gr36" draw:text-style-name="P8" draw:layer="layout" svg:width="0.032cm" svg:height="0.374cm" svg:x="34.021cm" svg:y="9.726cm" svg:viewBox="0 0 33 375" draw:points="0,375 33,375 33,0 0,0">
          <text:p/>
        </draw:polygon>
        <draw:polygon draw:style-name="gr38" draw:text-style-name="P10" draw:layer="layout" svg:width="0.029cm" svg:height="0.374cm" svg:x="34.051cm" svg:y="9.726cm" svg:viewBox="0 0 30 375" draw:points="0,375 30,375 30,0 0,0">
          <text:p/>
        </draw:polygon>
        <draw:polygon draw:style-name="gr36" draw:text-style-name="P8" draw:layer="layout" svg:width="0.029cm" svg:height="0.374cm" svg:x="34.08cm" svg:y="9.726cm" svg:viewBox="0 0 30 375" draw:points="0,375 30,375 30,0 0,0">
          <text:p/>
        </draw:polygon>
        <draw:polygon draw:style-name="gr37" draw:text-style-name="P9" draw:layer="layout" svg:width="0.029cm" svg:height="0.374cm" svg:x="34.11cm" svg:y="9.726cm" svg:viewBox="0 0 30 375" draw:points="0,375 30,375 30,0 0,0">
          <text:p/>
        </draw:polygon>
        <draw:polygon draw:style-name="gr35" draw:text-style-name="P7" draw:layer="layout" svg:width="0.029cm" svg:height="0.374cm" svg:x="34.14cm" svg:y="9.726cm" svg:viewBox="0 0 30 375" draw:points="0,375 30,375 30,0 0,0">
          <text:p/>
        </draw:polygon>
        <draw:polygon draw:style-name="gr36" draw:text-style-name="P8" draw:layer="layout" svg:width="0.029cm" svg:height="0.374cm" svg:x="34.169cm" svg:y="9.726cm" svg:viewBox="0 0 30 375" draw:points="0,375 30,375 30,0 0,0">
          <text:p/>
        </draw:polygon>
        <draw:polygon draw:style-name="gr36" draw:text-style-name="P8" draw:layer="layout" svg:width="0.029cm" svg:height="0.374cm" svg:x="34.198cm" svg:y="9.726cm" svg:viewBox="0 0 30 375" draw:points="0,375 30,375 30,0 0,0">
          <text:p/>
        </draw:polygon>
        <draw:polygon draw:style-name="gr38" draw:text-style-name="P10" draw:layer="layout" svg:width="0.029cm" svg:height="0.374cm" svg:x="34.256cm" svg:y="9.726cm" svg:viewBox="0 0 30 375" draw:points="0,375 30,375 30,0 0,0">
          <text:p/>
        </draw:polygon>
        <draw:polygon draw:style-name="gr37" draw:text-style-name="P9" draw:layer="layout" svg:width="0.029cm" svg:height="0.374cm" svg:x="34.287cm" svg:y="9.726cm" svg:viewBox="0 0 30 375" draw:points="0,375 30,375 30,0 0,0">
          <text:p/>
        </draw:polygon>
        <draw:polygon draw:style-name="gr36" draw:text-style-name="P8" draw:layer="layout" svg:width="0.029cm" svg:height="0.374cm" svg:x="34.316cm" svg:y="9.726cm" svg:viewBox="0 0 30 375" draw:points="0,375 30,375 30,0 0,0">
          <text:p/>
        </draw:polygon>
        <draw:polygon draw:style-name="gr36" draw:text-style-name="P8" draw:layer="layout" svg:width="0.03cm" svg:height="0.374cm" svg:x="34.345cm" svg:y="9.726cm" svg:viewBox="0 0 31 375" draw:points="0,375 31,375 31,0 0,0">
          <text:p/>
        </draw:polygon>
        <draw:polygon draw:style-name="gr37" draw:text-style-name="P9" draw:layer="layout" svg:width="0.029cm" svg:height="0.374cm" svg:x="34.375cm" svg:y="9.726cm" svg:viewBox="0 0 30 375" draw:points="0,375 30,375 30,0 0,0">
          <text:p/>
        </draw:polygon>
        <draw:polygon draw:style-name="gr38" draw:text-style-name="P10" draw:layer="layout" svg:width="0.029cm" svg:height="0.374cm" svg:x="34.404cm" svg:y="9.726cm" svg:viewBox="0 0 30 375" draw:points="0,375 30,375 30,0 0,0">
          <text:p/>
        </draw:polygon>
        <draw:polygon draw:style-name="gr37" draw:text-style-name="P9" draw:layer="layout" svg:width="0.029cm" svg:height="0.374cm" svg:x="34.433cm" svg:y="9.726cm" svg:viewBox="0 0 30 375" draw:points="0,375 30,375 30,0 0,0">
          <text:p/>
        </draw:polygon>
        <draw:polygon draw:style-name="gr35" draw:text-style-name="P7" draw:layer="layout" svg:width="0.029cm" svg:height="0.374cm" svg:x="34.464cm" svg:y="9.726cm" svg:viewBox="0 0 30 375" draw:points="0,375 30,375 30,0 0,0">
          <text:p/>
        </draw:polygon>
        <draw:polygon draw:style-name="gr37" draw:text-style-name="P9" draw:layer="layout" svg:width="0.029cm" svg:height="0.374cm" svg:x="34.493cm" svg:y="9.726cm" svg:viewBox="0 0 30 375" draw:points="0,375 30,375 30,0 0,0">
          <text:p/>
        </draw:polygon>
        <draw:polygon draw:style-name="gr35" draw:text-style-name="P7" draw:layer="layout" svg:width="0.029cm" svg:height="0.374cm" svg:x="34.522cm" svg:y="9.726cm" svg:viewBox="0 0 30 375" draw:points="0,375 30,375 30,0 0,0">
          <text:p/>
        </draw:polygon>
        <draw:polygon draw:style-name="gr37" draw:text-style-name="P9" draw:layer="layout" svg:width="0.029cm" svg:height="0.374cm" svg:x="34.551cm" svg:y="9.726cm" svg:viewBox="0 0 30 375" draw:points="0,375 30,375 30,0 0,0">
          <text:p/>
        </draw:polygon>
        <draw:polygon draw:style-name="gr36" draw:text-style-name="P8" draw:layer="layout" svg:width="0.029cm" svg:height="0.374cm" svg:x="34.581cm" svg:y="9.726cm" svg:viewBox="0 0 30 375" draw:points="0,375 30,375 30,0 0,0">
          <text:p/>
        </draw:polygon>
        <draw:polygon draw:style-name="gr37" draw:text-style-name="P9" draw:layer="layout" svg:width="0.029cm" svg:height="0.374cm" svg:x="34.611cm" svg:y="9.726cm" svg:viewBox="0 0 30 375" draw:points="0,375 30,375 30,0 0,0">
          <text:p/>
        </draw:polygon>
        <draw:polygon draw:style-name="gr37" draw:text-style-name="P9" draw:layer="layout" svg:width="0.029cm" svg:height="0.374cm" svg:x="34.64cm" svg:y="9.726cm" svg:viewBox="0 0 30 375" draw:points="0,375 30,375 30,0 0,0">
          <text:p/>
        </draw:polygon>
        <draw:polygon draw:style-name="gr36" draw:text-style-name="P8" draw:layer="layout" svg:width="0.029cm" svg:height="0.374cm" svg:x="34.669cm" svg:y="9.726cm" svg:viewBox="0 0 30 375" draw:points="0,375 30,375 30,0 0,0">
          <text:p/>
        </draw:polygon>
        <draw:polygon draw:style-name="gr37" draw:text-style-name="P9" draw:layer="layout" svg:width="0.029cm" svg:height="0.374cm" svg:x="34.699cm" svg:y="9.726cm" svg:viewBox="0 0 30 375" draw:points="0,375 30,375 30,0 0,0">
          <text:p/>
        </draw:polygon>
        <draw:polygon draw:style-name="gr37" draw:text-style-name="P9" draw:layer="layout" svg:width="0.029cm" svg:height="0.374cm" svg:x="34.728cm" svg:y="9.726cm" svg:viewBox="0 0 30 375" draw:points="0,375 30,375 30,0 0,0">
          <text:p/>
        </draw:polygon>
        <draw:polygon draw:style-name="gr38" draw:text-style-name="P10" draw:layer="layout" svg:width="0.029cm" svg:height="0.374cm" svg:x="34.757cm" svg:y="9.726cm" svg:viewBox="0 0 30 375" draw:points="0,375 30,375 30,0 0,0">
          <text:p/>
        </draw:polygon>
        <draw:polygon draw:style-name="gr36" draw:text-style-name="P8" draw:layer="layout" svg:width="0.03cm" svg:height="0.374cm" svg:x="34.787cm" svg:y="9.726cm" svg:viewBox="0 0 31 375" draw:points="0,375 31,375 31,0 0,0">
          <text:p/>
        </draw:polygon>
        <draw:polygon draw:style-name="gr35" draw:text-style-name="P7" draw:layer="layout" svg:width="0.029cm" svg:height="0.374cm" svg:x="34.817cm" svg:y="9.726cm" svg:viewBox="0 0 30 375" draw:points="0,375 30,375 30,0 0,0">
          <text:p/>
        </draw:polygon>
        <draw:polygon draw:style-name="gr35" draw:text-style-name="P7" draw:layer="layout" svg:width="0.029cm" svg:height="0.374cm" svg:x="34.846cm" svg:y="9.726cm" svg:viewBox="0 0 30 375" draw:points="0,375 30,375 30,0 0,0">
          <text:p/>
        </draw:polygon>
        <draw:polygon draw:style-name="gr35" draw:text-style-name="P7" draw:layer="layout" svg:width="0.029cm" svg:height="0.374cm" svg:x="34.875cm" svg:y="9.726cm" svg:viewBox="0 0 30 375" draw:points="0,375 30,375 30,0 0,0">
          <text:p/>
        </draw:polygon>
        <draw:polygon draw:style-name="gr37" draw:text-style-name="P9" draw:layer="layout" svg:width="0.029cm" svg:height="0.374cm" svg:x="34.964cm" svg:y="9.726cm" svg:viewBox="0 0 30 375" draw:points="0,375 30,375 30,0 0,0">
          <text:p/>
        </draw:polygon>
        <draw:polygon draw:style-name="gr36" draw:text-style-name="P8" draw:layer="layout" svg:width="0.029cm" svg:height="0.374cm" svg:x="34.993cm" svg:y="9.726cm" svg:viewBox="0 0 30 375" draw:points="0,375 30,375 30,0 0,0">
          <text:p/>
        </draw:polygon>
        <draw:polygon draw:style-name="gr35" draw:text-style-name="P7" draw:layer="layout" svg:width="0.029cm" svg:height="0.374cm" svg:x="35.023cm" svg:y="9.726cm" svg:viewBox="0 0 30 375" draw:points="0,375 30,375 30,0 0,0">
          <text:p/>
        </draw:polygon>
        <draw:polygon draw:style-name="gr36" draw:text-style-name="P8" draw:layer="layout" svg:width="0.029cm" svg:height="0.374cm" svg:x="35.052cm" svg:y="9.726cm" svg:viewBox="0 0 30 375" draw:points="0,375 30,375 30,0 0,0">
          <text:p/>
        </draw:polygon>
        <draw:polygon draw:style-name="gr38" draw:text-style-name="P10" draw:layer="layout" svg:width="0.029cm" svg:height="0.374cm" svg:x="35.081cm" svg:y="9.726cm" svg:viewBox="0 0 30 375" draw:points="0,375 30,375 30,0 0,0">
          <text:p/>
        </draw:polygon>
        <draw:polygon draw:style-name="gr38" draw:text-style-name="P10" draw:layer="layout" svg:width="0.029cm" svg:height="0.374cm" svg:x="35.111cm" svg:y="9.726cm" svg:viewBox="0 0 30 375" draw:points="0,375 30,375 30,0 0,0">
          <text:p/>
        </draw:polygon>
        <draw:polygon draw:style-name="gr38" draw:text-style-name="P10" draw:layer="layout" svg:width="0.029cm" svg:height="0.374cm" svg:x="35.141cm" svg:y="9.726cm" svg:viewBox="0 0 30 375" draw:points="0,375 30,375 30,0 0,0">
          <text:p/>
        </draw:polygon>
        <draw:polygon draw:style-name="gr37" draw:text-style-name="P9" draw:layer="layout" svg:width="0.029cm" svg:height="0.374cm" svg:x="35.17cm" svg:y="9.726cm" svg:viewBox="0 0 30 375" draw:points="0,375 30,375 30,0 0,0">
          <text:p/>
        </draw:polygon>
        <draw:polygon draw:style-name="gr35" draw:text-style-name="P7" draw:layer="layout" svg:width="0.03cm" svg:height="0.374cm" svg:x="34.741cm" svg:y="9.726cm" svg:viewBox="0 0 31 375" draw:points="0,375 31,375 31,0 0,0">
          <text:p/>
        </draw:polygon>
        <draw:polygon draw:style-name="gr35" draw:text-style-name="P7" draw:layer="layout" svg:width="0.028cm" svg:height="0.374cm" svg:x="34.771cm" svg:y="9.726cm" svg:viewBox="0 0 29 375" draw:points="0,375 29,375 29,0 0,0">
          <text:p/>
        </draw:polygon>
        <draw:polygon draw:style-name="gr38" draw:text-style-name="P10" draw:layer="layout" svg:width="0.029cm" svg:height="0.374cm" svg:x="19.619cm" svg:y="8.978cm" svg:viewBox="0 0 30 375" draw:points="0,375 30,375 30,0 0,0">
          <text:p/>
        </draw:polygon>
        <draw:polygon draw:style-name="gr36" draw:text-style-name="P8" draw:layer="layout" svg:width="0.029cm" svg:height="0.374cm" svg:x="19.649cm" svg:y="8.978cm" svg:viewBox="0 0 30 375" draw:points="0,375 30,375 30,0 0,0">
          <text:p/>
        </draw:polygon>
        <draw:polygon draw:style-name="gr37" draw:text-style-name="P9" draw:layer="layout" svg:width="0.029cm" svg:height="0.374cm" svg:x="19.679cm" svg:y="8.978cm" svg:viewBox="0 0 30 375" draw:points="0,375 30,375 30,0 0,0">
          <text:p/>
        </draw:polygon>
        <draw:polygon draw:style-name="gr37" draw:text-style-name="P9" draw:layer="layout" svg:width="0.03cm" svg:height="0.374cm" svg:x="19.708cm" svg:y="8.978cm" svg:viewBox="0 0 31 375" draw:points="0,375 31,375 31,0 0,0">
          <text:p/>
        </draw:polygon>
        <draw:polygon draw:style-name="gr36" draw:text-style-name="P8" draw:layer="layout" svg:width="0.029cm" svg:height="0.374cm" svg:x="19.738cm" svg:y="8.978cm" svg:viewBox="0 0 30 375" draw:points="0,375 30,375 30,0 0,0">
          <text:p/>
        </draw:polygon>
        <draw:polygon draw:style-name="gr36" draw:text-style-name="P8" draw:layer="layout" svg:width="0.029cm" svg:height="0.374cm" svg:x="19.767cm" svg:y="8.978cm" svg:viewBox="0 0 30 375" draw:points="0,375 30,375 30,0 0,0">
          <text:p/>
        </draw:polygon>
        <draw:polygon draw:style-name="gr36" draw:text-style-name="P8" draw:layer="layout" svg:width="0.029cm" svg:height="0.374cm" svg:x="19.796cm" svg:y="8.978cm" svg:viewBox="0 0 30 375" draw:points="0,375 30,375 30,0 0,0">
          <text:p/>
        </draw:polygon>
        <draw:polygon draw:style-name="gr38" draw:text-style-name="P10" draw:layer="layout" svg:width="0.029cm" svg:height="0.374cm" svg:x="19.825cm" svg:y="8.978cm" svg:viewBox="0 0 30 375" draw:points="0,375 30,375 30,0 0,0">
          <text:p/>
        </draw:polygon>
        <draw:polygon draw:style-name="gr37" draw:text-style-name="P9" draw:layer="layout" svg:width="0.029cm" svg:height="0.374cm" svg:x="19.856cm" svg:y="8.978cm" svg:viewBox="0 0 30 375" draw:points="0,375 30,375 30,0 0,0">
          <text:p/>
        </draw:polygon>
        <draw:polygon draw:style-name="gr36" draw:text-style-name="P8" draw:layer="layout" svg:width="0.029cm" svg:height="0.374cm" svg:x="19.885cm" svg:y="8.978cm" svg:viewBox="0 0 30 375" draw:points="0,375 30,375 30,0 0,0">
          <text:p/>
        </draw:polygon>
        <draw:polygon draw:style-name="gr35" draw:text-style-name="P7" draw:layer="layout" svg:width="0.029cm" svg:height="0.374cm" svg:x="19.914cm" svg:y="8.978cm" svg:viewBox="0 0 30 375" draw:points="0,375 30,375 30,0 0,0">
          <text:p/>
        </draw:polygon>
        <draw:polygon draw:style-name="gr36" draw:text-style-name="P8" draw:layer="layout" svg:width="0.029cm" svg:height="0.374cm" svg:x="19.943cm" svg:y="8.978cm" svg:viewBox="0 0 30 375" draw:points="0,375 30,375 30,0 0,0">
          <text:p/>
        </draw:polygon>
        <draw:polygon draw:style-name="gr36" draw:text-style-name="P8" draw:layer="layout" svg:width="0.029cm" svg:height="0.374cm" svg:x="19.973cm" svg:y="8.978cm" svg:viewBox="0 0 30 375" draw:points="0,375 30,375 30,0 0,0">
          <text:p/>
        </draw:polygon>
        <draw:polygon draw:style-name="gr37" draw:text-style-name="P9" draw:layer="layout" svg:width="0.029cm" svg:height="0.374cm" svg:x="20.003cm" svg:y="8.978cm" svg:viewBox="0 0 30 375" draw:points="0,375 30,375 30,0 0,0">
          <text:p/>
        </draw:polygon>
        <draw:polygon draw:style-name="gr37" draw:text-style-name="P9" draw:layer="layout" svg:width="0.029cm" svg:height="0.374cm" svg:x="20.032cm" svg:y="8.978cm" svg:viewBox="0 0 30 375" draw:points="0,375 30,375 30,0 0,0">
          <text:p/>
        </draw:polygon>
        <draw:polygon draw:style-name="gr36" draw:text-style-name="P8" draw:layer="layout" svg:width="0.03cm" svg:height="0.374cm" svg:x="20.061cm" svg:y="8.978cm" svg:viewBox="0 0 31 375" draw:points="0,375 31,375 31,0 0,0">
          <text:p/>
        </draw:polygon>
        <draw:polygon draw:style-name="gr37" draw:text-style-name="P9" draw:layer="layout" svg:width="0.029cm" svg:height="0.374cm" svg:x="20.091cm" svg:y="8.978cm" svg:viewBox="0 0 30 375" draw:points="0,375 30,375 30,0 0,0">
          <text:p/>
        </draw:polygon>
        <draw:polygon draw:style-name="gr37" draw:text-style-name="P9" draw:layer="layout" svg:width="0.029cm" svg:height="0.374cm" svg:x="20.12cm" svg:y="8.978cm" svg:viewBox="0 0 30 375" draw:points="0,375 30,375 30,0 0,0">
          <text:p/>
        </draw:polygon>
        <draw:polygon draw:style-name="gr35" draw:text-style-name="P7" draw:layer="layout" svg:width="0.03cm" svg:height="0.374cm" svg:x="20.149cm" svg:y="8.978cm" svg:viewBox="0 0 31 375" draw:points="0,375 31,375 31,0 0,0">
          <text:p/>
        </draw:polygon>
        <draw:polygon draw:style-name="gr37" draw:text-style-name="P9" draw:layer="layout" svg:width="0.029cm" svg:height="0.374cm" svg:x="20.18cm" svg:y="8.978cm" svg:viewBox="0 0 30 375" draw:points="0,375 30,375 30,0 0,0">
          <text:p/>
        </draw:polygon>
        <draw:polygon draw:style-name="gr35" draw:text-style-name="P7" draw:layer="layout" svg:width="0.029cm" svg:height="0.374cm" svg:x="20.209cm" svg:y="8.978cm" svg:viewBox="0 0 30 375" draw:points="0,375 30,375 30,0 0,0">
          <text:p/>
        </draw:polygon>
        <draw:polygon draw:style-name="gr36" draw:text-style-name="P8" draw:layer="layout" svg:width="0.029cm" svg:height="0.374cm" svg:x="20.238cm" svg:y="8.978cm" svg:viewBox="0 0 30 375" draw:points="0,375 30,375 30,0 0,0">
          <text:p/>
        </draw:polygon>
        <draw:polygon draw:style-name="gr37" draw:text-style-name="P9" draw:layer="layout" svg:width="0.029cm" svg:height="0.374cm" svg:x="20.267cm" svg:y="8.978cm" svg:viewBox="0 0 30 375" draw:points="0,375 30,375 30,0 0,0">
          <text:p/>
        </draw:polygon>
        <draw:polygon draw:style-name="gr36" draw:text-style-name="P8" draw:layer="layout" svg:width="0.029cm" svg:height="0.374cm" svg:x="20.297cm" svg:y="8.978cm" svg:viewBox="0 0 30 375" draw:points="0,375 30,375 30,0 0,0">
          <text:p/>
        </draw:polygon>
        <draw:polygon draw:style-name="gr36" draw:text-style-name="P8" draw:layer="layout" svg:width="0.029cm" svg:height="0.374cm" svg:x="20.326cm" svg:y="8.978cm" svg:viewBox="0 0 30 375" draw:points="0,375 30,375 30,0 0,0">
          <text:p/>
        </draw:polygon>
        <draw:polygon draw:style-name="gr37" draw:text-style-name="P9" draw:layer="layout" svg:width="0.029cm" svg:height="0.374cm" svg:x="20.356cm" svg:y="8.978cm" svg:viewBox="0 0 30 375" draw:points="0,375 30,375 30,0 0,0">
          <text:p/>
        </draw:polygon>
        <draw:polygon draw:style-name="gr38" draw:text-style-name="P10" draw:layer="layout" svg:width="0.029cm" svg:height="0.374cm" svg:x="20.385cm" svg:y="8.978cm" svg:viewBox="0 0 30 375" draw:points="0,375 30,375 30,0 0,0">
          <text:p/>
        </draw:polygon>
        <draw:polygon draw:style-name="gr37" draw:text-style-name="P9" draw:layer="layout" svg:width="0.029cm" svg:height="0.374cm" svg:x="20.415cm" svg:y="8.978cm" svg:viewBox="0 0 30 375" draw:points="0,375 30,375 30,0 0,0">
          <text:p/>
        </draw:polygon>
        <draw:polygon draw:style-name="gr36" draw:text-style-name="P8" draw:layer="layout" svg:width="0.029cm" svg:height="0.374cm" svg:x="20.444cm" svg:y="8.978cm" svg:viewBox="0 0 30 375" draw:points="0,375 30,375 30,0 0,0">
          <text:p/>
        </draw:polygon>
        <draw:polygon draw:style-name="gr38" draw:text-style-name="P10" draw:layer="layout" svg:width="0.029cm" svg:height="0.374cm" svg:x="20.473cm" svg:y="8.978cm" svg:viewBox="0 0 30 375" draw:points="0,375 30,375 30,0 0,0">
          <text:p/>
        </draw:polygon>
        <draw:polygon draw:style-name="gr37" draw:text-style-name="P9" draw:layer="layout" svg:width="0.03cm" svg:height="0.374cm" svg:x="20.502cm" svg:y="8.978cm" svg:viewBox="0 0 31 375" draw:points="0,375 31,375 31,0 0,0">
          <text:p/>
        </draw:polygon>
        <draw:polygon draw:style-name="gr36" draw:text-style-name="P8" draw:layer="layout" svg:width="0.029cm" svg:height="0.374cm" svg:x="20.533cm" svg:y="8.978cm" svg:viewBox="0 0 30 375" draw:points="0,375 30,375 30,0 0,0">
          <text:p/>
        </draw:polygon>
        <draw:polygon draw:style-name="gr37" draw:text-style-name="P9" draw:layer="layout" svg:width="0.029cm" svg:height="0.374cm" svg:x="20.562cm" svg:y="8.978cm" svg:viewBox="0 0 30 375" draw:points="0,375 30,375 30,0 0,0">
          <text:p/>
        </draw:polygon>
        <draw:polygon draw:style-name="gr37" draw:text-style-name="P9" draw:layer="layout" svg:width="0.029cm" svg:height="0.374cm" svg:x="20.592cm" svg:y="8.978cm" svg:viewBox="0 0 30 375" draw:points="0,375 30,375 30,0 0,0">
          <text:p/>
        </draw:polygon>
        <draw:polygon draw:style-name="gr37" draw:text-style-name="P9" draw:layer="layout" svg:width="0.029cm" svg:height="0.374cm" svg:x="20.621cm" svg:y="8.978cm" svg:viewBox="0 0 30 375" draw:points="0,375 30,375 30,0 0,0">
          <text:p/>
        </draw:polygon>
        <draw:polygon draw:style-name="gr36" draw:text-style-name="P8" draw:layer="layout" svg:width="0.029cm" svg:height="0.374cm" svg:x="20.65cm" svg:y="8.978cm" svg:viewBox="0 0 30 375" draw:points="0,375 30,375 30,0 0,0">
          <text:p/>
        </draw:polygon>
        <draw:polygon draw:style-name="gr38" draw:text-style-name="P10" draw:layer="layout" svg:width="0.029cm" svg:height="0.374cm" svg:x="20.68cm" svg:y="8.978cm" svg:viewBox="0 0 30 375" draw:points="0,375 30,375 30,0 0,0">
          <text:p/>
        </draw:polygon>
        <draw:polygon draw:style-name="gr36" draw:text-style-name="P8" draw:layer="layout" svg:width="0.029cm" svg:height="0.374cm" svg:x="20.71cm" svg:y="8.978cm" svg:viewBox="0 0 30 375" draw:points="0,375 30,375 30,0 0,0">
          <text:p/>
        </draw:polygon>
        <draw:polygon draw:style-name="gr36" draw:text-style-name="P8" draw:layer="layout" svg:width="0.029cm" svg:height="0.374cm" svg:x="20.739cm" svg:y="8.978cm" svg:viewBox="0 0 30 375" draw:points="0,375 30,375 30,0 0,0">
          <text:p/>
        </draw:polygon>
        <draw:polygon draw:style-name="gr36" draw:text-style-name="P8" draw:layer="layout" svg:width="0.029cm" svg:height="0.374cm" svg:x="20.768cm" svg:y="8.978cm" svg:viewBox="0 0 30 375" draw:points="0,375 30,375 30,0 0,0">
          <text:p/>
        </draw:polygon>
        <draw:polygon draw:style-name="gr37" draw:text-style-name="P9" draw:layer="layout" svg:width="0.03cm" svg:height="0.374cm" svg:x="20.826cm" svg:y="8.978cm" svg:viewBox="0 0 31 375" draw:points="0,375 31,375 31,0 0,0">
          <text:p/>
        </draw:polygon>
        <draw:polygon draw:style-name="gr35" draw:text-style-name="P7" draw:layer="layout" svg:width="0.029cm" svg:height="0.374cm" svg:x="20.857cm" svg:y="8.978cm" svg:viewBox="0 0 30 375" draw:points="0,375 30,375 30,0 0,0">
          <text:p/>
        </draw:polygon>
        <draw:polygon draw:style-name="gr36" draw:text-style-name="P8" draw:layer="layout" svg:width="0.029cm" svg:height="0.374cm" svg:x="20.886cm" svg:y="8.978cm" svg:viewBox="0 0 30 375" draw:points="0,375 30,375 30,0 0,0">
          <text:p/>
        </draw:polygon>
        <draw:polygon draw:style-name="gr37" draw:text-style-name="P9" draw:layer="layout" svg:width="0.03cm" svg:height="0.374cm" svg:x="20.915cm" svg:y="8.978cm" svg:viewBox="0 0 31 375" draw:points="0,375 31,375 31,0 0,0">
          <text:p/>
        </draw:polygon>
        <draw:polygon draw:style-name="gr36" draw:text-style-name="P8" draw:layer="layout" svg:width="0.029cm" svg:height="0.374cm" svg:x="20.945cm" svg:y="8.978cm" svg:viewBox="0 0 30 375" draw:points="0,375 30,375 30,0 0,0">
          <text:p/>
        </draw:polygon>
        <draw:polygon draw:style-name="gr37" draw:text-style-name="P9" draw:layer="layout" svg:width="0.029cm" svg:height="0.374cm" svg:x="20.974cm" svg:y="8.978cm" svg:viewBox="0 0 30 375" draw:points="0,375 30,375 30,0 0,0">
          <text:p/>
        </draw:polygon>
        <draw:polygon draw:style-name="gr36" draw:text-style-name="P8" draw:layer="layout" svg:width="0.029cm" svg:height="0.374cm" svg:x="21.004cm" svg:y="8.978cm" svg:viewBox="0 0 30 375" draw:points="0,375 30,375 30,0 0,0">
          <text:p/>
        </draw:polygon>
        <draw:polygon draw:style-name="gr36" draw:text-style-name="P8" draw:layer="layout" svg:width="0.029cm" svg:height="0.374cm" svg:x="21.034cm" svg:y="8.978cm" svg:viewBox="0 0 30 375" draw:points="0,375 30,375 30,0 0,0">
          <text:p/>
        </draw:polygon>
        <draw:polygon draw:style-name="gr38" draw:text-style-name="P10" draw:layer="layout" svg:width="0.029cm" svg:height="0.374cm" svg:x="21.063cm" svg:y="8.978cm" svg:viewBox="0 0 30 375" draw:points="0,375 30,375 30,0 0,0">
          <text:p/>
        </draw:polygon>
        <draw:polygon draw:style-name="gr38" draw:text-style-name="P10" draw:layer="layout" svg:width="0.029cm" svg:height="0.374cm" svg:x="21.092cm" svg:y="8.978cm" svg:viewBox="0 0 30 375" draw:points="0,375 30,375 30,0 0,0">
          <text:p/>
        </draw:polygon>
        <draw:polygon draw:style-name="gr36" draw:text-style-name="P8" draw:layer="layout" svg:width="0.029cm" svg:height="0.374cm" svg:x="21.121cm" svg:y="8.978cm" svg:viewBox="0 0 30 375" draw:points="0,375 30,375 30,0 0,0">
          <text:p/>
        </draw:polygon>
        <draw:polygon draw:style-name="gr36" draw:text-style-name="P8" draw:layer="layout" svg:width="0.029cm" svg:height="0.374cm" svg:x="21.152cm" svg:y="8.978cm" svg:viewBox="0 0 30 375" draw:points="0,375 30,375 30,0 0,0">
          <text:p/>
        </draw:polygon>
        <draw:polygon draw:style-name="gr35" draw:text-style-name="P7" draw:layer="layout" svg:width="0.029cm" svg:height="0.374cm" svg:x="21.181cm" svg:y="8.978cm" svg:viewBox="0 0 30 375" draw:points="0,375 30,375 30,0 0,0">
          <text:p/>
        </draw:polygon>
        <draw:polygon draw:style-name="gr36" draw:text-style-name="P8" draw:layer="layout" svg:width="0.029cm" svg:height="0.374cm" svg:x="21.21cm" svg:y="8.978cm" svg:viewBox="0 0 30 375" draw:points="0,375 30,375 30,0 0,0">
          <text:p/>
        </draw:polygon>
        <draw:polygon draw:style-name="gr35" draw:text-style-name="P7" draw:layer="layout" svg:width="0.029cm" svg:height="0.374cm" svg:x="21.239cm" svg:y="8.978cm" svg:viewBox="0 0 30 375" draw:points="0,375 30,375 30,0 0,0">
          <text:p/>
        </draw:polygon>
        <draw:polygon draw:style-name="gr36" draw:text-style-name="P8" draw:layer="layout" svg:width="0.029cm" svg:height="0.374cm" svg:x="21.269cm" svg:y="8.978cm" svg:viewBox="0 0 30 375" draw:points="0,375 30,375 30,0 0,0">
          <text:p/>
        </draw:polygon>
        <draw:polygon draw:style-name="gr36" draw:text-style-name="P8" draw:layer="layout" svg:width="0.029cm" svg:height="0.374cm" svg:x="21.298cm" svg:y="8.978cm" svg:viewBox="0 0 30 375" draw:points="0,375 30,375 30,0 0,0">
          <text:p/>
        </draw:polygon>
        <draw:polygon draw:style-name="gr35" draw:text-style-name="P7" draw:layer="layout" svg:width="0.029cm" svg:height="0.374cm" svg:x="21.328cm" svg:y="8.978cm" svg:viewBox="0 0 30 375" draw:points="0,375 30,375 30,0 0,0">
          <text:p/>
        </draw:polygon>
        <draw:polygon draw:style-name="gr35" draw:text-style-name="P7" draw:layer="layout" svg:width="0.03cm" svg:height="0.374cm" svg:x="21.357cm" svg:y="8.978cm" svg:viewBox="0 0 31 375" draw:points="0,375 31,375 31,0 0,0">
          <text:p/>
        </draw:polygon>
        <draw:polygon draw:style-name="gr35" draw:text-style-name="P7" draw:layer="layout" svg:width="0.029cm" svg:height="0.374cm" svg:x="21.387cm" svg:y="8.978cm" svg:viewBox="0 0 30 375" draw:points="0,375 30,375 30,0 0,0">
          <text:p/>
        </draw:polygon>
        <draw:polygon draw:style-name="gr36" draw:text-style-name="P8" draw:layer="layout" svg:width="0.029cm" svg:height="0.374cm" svg:x="21.416cm" svg:y="8.978cm" svg:viewBox="0 0 30 375" draw:points="0,375 30,375 30,0 0,0">
          <text:p/>
        </draw:polygon>
        <draw:polygon draw:style-name="gr36" draw:text-style-name="P8" draw:layer="layout" svg:width="0.029cm" svg:height="0.374cm" svg:x="21.445cm" svg:y="8.978cm" svg:viewBox="0 0 30 375" draw:points="0,375 30,375 30,0 0,0">
          <text:p/>
        </draw:polygon>
        <draw:polygon draw:style-name="gr36" draw:text-style-name="P8" draw:layer="layout" svg:width="0.029cm" svg:height="0.374cm" svg:x="21.476cm" svg:y="8.978cm" svg:viewBox="0 0 30 375" draw:points="0,375 30,375 30,0 0,0">
          <text:p/>
        </draw:polygon>
        <draw:polygon draw:style-name="gr36" draw:text-style-name="P8" draw:layer="layout" svg:width="0.029cm" svg:height="0.374cm" svg:x="21.505cm" svg:y="8.978cm" svg:viewBox="0 0 30 375" draw:points="0,375 30,375 30,0 0,0">
          <text:p/>
        </draw:polygon>
        <draw:polygon draw:style-name="gr38" draw:text-style-name="P10" draw:layer="layout" svg:width="0.029cm" svg:height="0.374cm" svg:x="21.534cm" svg:y="8.978cm" svg:viewBox="0 0 30 375" draw:points="0,375 30,375 30,0 0,0">
          <text:p/>
        </draw:polygon>
        <draw:polygon draw:style-name="gr37" draw:text-style-name="P9" draw:layer="layout" svg:width="0.029cm" svg:height="0.374cm" svg:x="21.563cm" svg:y="8.978cm" svg:viewBox="0 0 30 375" draw:points="0,375 30,375 30,0 0,0">
          <text:p/>
        </draw:polygon>
        <draw:polygon draw:style-name="gr38" draw:text-style-name="P10" draw:layer="layout" svg:width="0.029cm" svg:height="0.374cm" svg:x="21.593cm" svg:y="8.978cm" svg:viewBox="0 0 30 375" draw:points="0,375 30,375 30,0 0,0">
          <text:p/>
        </draw:polygon>
        <draw:polygon draw:style-name="gr37" draw:text-style-name="P9" draw:layer="layout" svg:width="0.029cm" svg:height="0.374cm" svg:x="21.622cm" svg:y="8.978cm" svg:viewBox="0 0 30 375" draw:points="0,375 30,375 30,0 0,0">
          <text:p/>
        </draw:polygon>
        <draw:polygon draw:style-name="gr35" draw:text-style-name="P7" draw:layer="layout" svg:width="0.029cm" svg:height="0.374cm" svg:x="21.652cm" svg:y="8.978cm" svg:viewBox="0 0 30 375" draw:points="0,375 30,375 30,0 0,0">
          <text:p/>
        </draw:polygon>
        <draw:polygon draw:style-name="gr35" draw:text-style-name="P7" draw:layer="layout" svg:width="0.03cm" svg:height="0.374cm" svg:x="21.681cm" svg:y="8.978cm" svg:viewBox="0 0 31 375" draw:points="0,375 31,375 31,0 0,0">
          <text:p/>
        </draw:polygon>
        <draw:polygon draw:style-name="gr36" draw:text-style-name="P8" draw:layer="layout" svg:width="0.029cm" svg:height="0.374cm" svg:x="21.711cm" svg:y="8.978cm" svg:viewBox="0 0 30 375" draw:points="0,375 30,375 30,0 0,0">
          <text:p/>
        </draw:polygon>
        <draw:polygon draw:style-name="gr36" draw:text-style-name="P8" draw:layer="layout" svg:width="0.029cm" svg:height="0.374cm" svg:x="21.74cm" svg:y="8.978cm" svg:viewBox="0 0 30 375" draw:points="0,375 30,375 30,0 0,0">
          <text:p/>
        </draw:polygon>
        <draw:polygon draw:style-name="gr38" draw:text-style-name="P10" draw:layer="layout" svg:width="0.03cm" svg:height="0.374cm" svg:x="21.769cm" svg:y="8.978cm" svg:viewBox="0 0 31 375" draw:points="0,375 31,375 31,0 0,0">
          <text:p/>
        </draw:polygon>
        <draw:polygon draw:style-name="gr38" draw:text-style-name="P10" draw:layer="layout" svg:width="0.029cm" svg:height="0.374cm" svg:x="21.8cm" svg:y="8.978cm" svg:viewBox="0 0 30 375" draw:points="0,375 30,375 30,0 0,0">
          <text:p/>
        </draw:polygon>
        <draw:polygon draw:style-name="gr38" draw:text-style-name="P10" draw:layer="layout" svg:width="0.029cm" svg:height="0.374cm" svg:x="21.829cm" svg:y="8.978cm" svg:viewBox="0 0 30 375" draw:points="0,375 30,375 30,0 0,0">
          <text:p/>
        </draw:polygon>
        <draw:polygon draw:style-name="gr37" draw:text-style-name="P9" draw:layer="layout" svg:width="0.029cm" svg:height="0.374cm" svg:x="21.858cm" svg:y="8.978cm" svg:viewBox="0 0 30 375" draw:points="0,375 30,375 30,0 0,0">
          <text:p/>
        </draw:polygon>
        <draw:polygon draw:style-name="gr37" draw:text-style-name="P9" draw:layer="layout" svg:width="0.029cm" svg:height="0.374cm" svg:x="21.887cm" svg:y="8.978cm" svg:viewBox="0 0 30 375" draw:points="0,375 30,375 30,0 0,0">
          <text:p/>
        </draw:polygon>
        <draw:polygon draw:style-name="gr37" draw:text-style-name="P9" draw:layer="layout" svg:width="0.029cm" svg:height="0.374cm" svg:x="21.917cm" svg:y="8.978cm" svg:viewBox="0 0 30 375" draw:points="0,375 30,375 30,0 0,0">
          <text:p/>
        </draw:polygon>
        <draw:polygon draw:style-name="gr37" draw:text-style-name="P9" draw:layer="layout" svg:width="0.029cm" svg:height="0.374cm" svg:x="21.946cm" svg:y="8.978cm" svg:viewBox="0 0 30 375" draw:points="0,375 30,375 30,0 0,0">
          <text:p/>
        </draw:polygon>
        <draw:polygon draw:style-name="gr37" draw:text-style-name="P9" draw:layer="layout" svg:width="0.029cm" svg:height="0.374cm" svg:x="21.976cm" svg:y="8.978cm" svg:viewBox="0 0 30 375" draw:points="0,375 30,375 30,0 0,0">
          <text:p/>
        </draw:polygon>
        <draw:polygon draw:style-name="gr37" draw:text-style-name="P9" draw:layer="layout" svg:width="0.029cm" svg:height="0.374cm" svg:x="22.005cm" svg:y="8.978cm" svg:viewBox="0 0 30 375" draw:points="0,375 30,375 30,0 0,0">
          <text:p/>
        </draw:polygon>
        <draw:polygon draw:style-name="gr37" draw:text-style-name="P9" draw:layer="layout" svg:width="0.029cm" svg:height="0.374cm" svg:x="22.035cm" svg:y="8.978cm" svg:viewBox="0 0 30 375" draw:points="0,375 30,375 30,0 0,0">
          <text:p/>
        </draw:polygon>
        <draw:polygon draw:style-name="gr36" draw:text-style-name="P8" draw:layer="layout" svg:width="0.029cm" svg:height="0.374cm" svg:x="22.417cm" svg:y="8.978cm" svg:viewBox="0 0 30 375" draw:points="0,375 30,375 30,0 0,0">
          <text:p/>
        </draw:polygon>
        <draw:polygon draw:style-name="gr38" draw:text-style-name="P10" draw:layer="layout" svg:width="0.029cm" svg:height="0.374cm" svg:x="22.446cm" svg:y="8.978cm" svg:viewBox="0 0 30 375" draw:points="0,375 30,375 30,0 0,0">
          <text:p/>
        </draw:polygon>
        <draw:polygon draw:style-name="gr36" draw:text-style-name="P8" draw:layer="layout" svg:width="0.029cm" svg:height="0.374cm" svg:x="22.477cm" svg:y="8.978cm" svg:viewBox="0 0 30 375" draw:points="0,375 30,375 30,0 0,0">
          <text:p/>
        </draw:polygon>
        <draw:polygon draw:style-name="gr37" draw:text-style-name="P9" draw:layer="layout" svg:width="0.029cm" svg:height="0.374cm" svg:x="22.506cm" svg:y="8.978cm" svg:viewBox="0 0 30 375" draw:points="0,375 30,375 30,0 0,0">
          <text:p/>
        </draw:polygon>
        <draw:polygon draw:style-name="gr35" draw:text-style-name="P7" draw:layer="layout" svg:width="0.03cm" svg:height="0.374cm" svg:x="22.535cm" svg:y="8.978cm" svg:viewBox="0 0 31 375" draw:points="0,375 31,375 31,0 0,0">
          <text:p/>
        </draw:polygon>
        <draw:polygon draw:style-name="gr37" draw:text-style-name="P9" draw:layer="layout" svg:width="0.029cm" svg:height="0.374cm" svg:x="22.565cm" svg:y="8.978cm" svg:viewBox="0 0 30 375" draw:points="0,375 30,375 30,0 0,0">
          <text:p/>
        </draw:polygon>
        <draw:polygon draw:style-name="gr35" draw:text-style-name="P7" draw:layer="layout" svg:width="0.029cm" svg:height="0.374cm" svg:x="22.594cm" svg:y="8.978cm" svg:viewBox="0 0 30 375" draw:points="0,375 30,375 30,0 0,0">
          <text:p/>
        </draw:polygon>
        <draw:polygon draw:style-name="gr37" draw:text-style-name="P9" draw:layer="layout" svg:width="0.029cm" svg:height="0.374cm" svg:x="22.623cm" svg:y="8.978cm" svg:viewBox="0 0 30 375" draw:points="0,375 30,375 30,0 0,0">
          <text:p/>
        </draw:polygon>
        <draw:polygon draw:style-name="gr37" draw:text-style-name="P9" draw:layer="layout" svg:width="0.029cm" svg:height="0.374cm" svg:x="22.654cm" svg:y="8.978cm" svg:viewBox="0 0 30 375" draw:points="0,375 30,375 30,0 0,0">
          <text:p/>
        </draw:polygon>
        <draw:polygon draw:style-name="gr37" draw:text-style-name="P9" draw:layer="layout" svg:width="0.029cm" svg:height="0.374cm" svg:x="22.683cm" svg:y="8.978cm" svg:viewBox="0 0 30 375" draw:points="0,375 30,375 30,0 0,0">
          <text:p/>
        </draw:polygon>
        <draw:polygon draw:style-name="gr36" draw:text-style-name="P8" draw:layer="layout" svg:width="0.029cm" svg:height="0.374cm" svg:x="22.712cm" svg:y="8.978cm" svg:viewBox="0 0 30 375" draw:points="0,375 30,375 30,0 0,0">
          <text:p/>
        </draw:polygon>
        <draw:polygon draw:style-name="gr36" draw:text-style-name="P8" draw:layer="layout" svg:width="0.029cm" svg:height="0.374cm" svg:x="22.741cm" svg:y="8.978cm" svg:viewBox="0 0 30 375" draw:points="0,375 30,375 30,0 0,0">
          <text:p/>
        </draw:polygon>
        <draw:polygon draw:style-name="gr37" draw:text-style-name="P9" draw:layer="layout" svg:width="0.029cm" svg:height="0.374cm" svg:x="22.771cm" svg:y="8.978cm" svg:viewBox="0 0 30 375" draw:points="0,375 30,375 30,0 0,0">
          <text:p/>
        </draw:polygon>
        <draw:polygon draw:style-name="gr38" draw:text-style-name="P10" draw:layer="layout" svg:width="0.029cm" svg:height="0.374cm" svg:x="22.801cm" svg:y="8.978cm" svg:viewBox="0 0 30 375" draw:points="0,375 30,375 30,0 0,0">
          <text:p/>
        </draw:polygon>
        <draw:polygon draw:style-name="gr36" draw:text-style-name="P8" draw:layer="layout" svg:width="0.029cm" svg:height="0.374cm" svg:x="22.83cm" svg:y="8.978cm" svg:viewBox="0 0 30 375" draw:points="0,375 30,375 30,0 0,0">
          <text:p/>
        </draw:polygon>
        <draw:polygon draw:style-name="gr36" draw:text-style-name="P8" draw:layer="layout" svg:width="0.029cm" svg:height="0.374cm" svg:x="22.859cm" svg:y="8.978cm" svg:viewBox="0 0 30 375" draw:points="0,375 30,375 30,0 0,0">
          <text:p/>
        </draw:polygon>
        <draw:polygon draw:style-name="gr36" draw:text-style-name="P8" draw:layer="layout" svg:width="0.03cm" svg:height="0.374cm" svg:x="22.888cm" svg:y="8.978cm" svg:viewBox="0 0 31 375" draw:points="0,375 31,375 31,0 0,0">
          <text:p/>
        </draw:polygon>
        <draw:polygon draw:style-name="gr36" draw:text-style-name="P8" draw:layer="layout" svg:width="0.029cm" svg:height="0.374cm" svg:x="22.918cm" svg:y="8.978cm" svg:viewBox="0 0 30 375" draw:points="0,375 30,375 30,0 0,0">
          <text:p/>
        </draw:polygon>
        <draw:polygon draw:style-name="gr38" draw:text-style-name="P10" draw:layer="layout" svg:width="0.029cm" svg:height="0.374cm" svg:x="22.947cm" svg:y="8.978cm" svg:viewBox="0 0 30 375" draw:points="0,375 30,375 30,0 0,0">
          <text:p/>
        </draw:polygon>
        <draw:polygon draw:style-name="gr38" draw:text-style-name="P10" draw:layer="layout" svg:width="0.03cm" svg:height="0.374cm" svg:x="22.977cm" svg:y="8.978cm" svg:viewBox="0 0 31 375" draw:points="0,375 31,375 31,0 0,0">
          <text:p/>
        </draw:polygon>
        <draw:polygon draw:style-name="gr38" draw:text-style-name="P10" draw:layer="layout" svg:width="0.029cm" svg:height="0.374cm" svg:x="23.007cm" svg:y="8.978cm" svg:viewBox="0 0 30 375" draw:points="0,375 30,375 30,0 0,0">
          <text:p/>
        </draw:polygon>
        <draw:polygon draw:style-name="gr35" draw:text-style-name="P7" draw:layer="layout" svg:width="0.029cm" svg:height="0.374cm" svg:x="23.036cm" svg:y="8.978cm" svg:viewBox="0 0 30 375" draw:points="0,375 30,375 30,0 0,0">
          <text:p/>
        </draw:polygon>
        <draw:polygon draw:style-name="gr36" draw:text-style-name="P8" draw:layer="layout" svg:width="0.029cm" svg:height="0.374cm" svg:x="23.065cm" svg:y="8.978cm" svg:viewBox="0 0 30 375" draw:points="0,375 30,375 30,0 0,0">
          <text:p/>
        </draw:polygon>
        <draw:polygon draw:style-name="gr35" draw:text-style-name="P7" draw:layer="layout" svg:width="0.029cm" svg:height="0.374cm" svg:x="23.095cm" svg:y="8.978cm" svg:viewBox="0 0 30 375" draw:points="0,375 30,375 30,0 0,0">
          <text:p/>
        </draw:polygon>
        <draw:polygon draw:style-name="gr35" draw:text-style-name="P7" draw:layer="layout" svg:width="0.029cm" svg:height="0.374cm" svg:x="23.125cm" svg:y="8.978cm" svg:viewBox="0 0 30 375" draw:points="0,375 30,375 30,0 0,0">
          <text:p/>
        </draw:polygon>
        <draw:polygon draw:style-name="gr35" draw:text-style-name="P7" draw:layer="layout" svg:width="0.029cm" svg:height="0.374cm" svg:x="23.154cm" svg:y="8.978cm" svg:viewBox="0 0 30 375" draw:points="0,375 30,375 30,0 0,0">
          <text:p/>
        </draw:polygon>
        <draw:polygon draw:style-name="gr36" draw:text-style-name="P8" draw:layer="layout" svg:width="0.029cm" svg:height="0.374cm" svg:x="23.183cm" svg:y="8.978cm" svg:viewBox="0 0 30 375" draw:points="0,375 30,375 30,0 0,0">
          <text:p/>
        </draw:polygon>
        <draw:polygon draw:style-name="gr38" draw:text-style-name="P10" draw:layer="layout" svg:width="0.029cm" svg:height="0.374cm" svg:x="23.213cm" svg:y="8.978cm" svg:viewBox="0 0 30 375" draw:points="0,375 30,375 30,0 0,0">
          <text:p/>
        </draw:polygon>
        <draw:polygon draw:style-name="gr36" draw:text-style-name="P8" draw:layer="layout" svg:width="0.029cm" svg:height="0.374cm" svg:x="23.242cm" svg:y="8.978cm" svg:viewBox="0 0 30 375" draw:points="0,375 30,375 30,0 0,0">
          <text:p/>
        </draw:polygon>
        <draw:polygon draw:style-name="gr38" draw:text-style-name="P10" draw:layer="layout" svg:width="0.029cm" svg:height="0.374cm" svg:x="23.271cm" svg:y="8.978cm" svg:viewBox="0 0 30 375" draw:points="0,375 30,375 30,0 0,0">
          <text:p/>
        </draw:polygon>
        <draw:polygon draw:style-name="gr38" draw:text-style-name="P10" draw:layer="layout" svg:width="0.029cm" svg:height="0.374cm" svg:x="23.301cm" svg:y="8.978cm" svg:viewBox="0 0 30 375" draw:points="0,375 30,375 30,0 0,0">
          <text:p/>
        </draw:polygon>
        <draw:polygon draw:style-name="gr36" draw:text-style-name="P8" draw:layer="layout" svg:width="0.029cm" svg:height="0.374cm" svg:x="23.331cm" svg:y="8.978cm" svg:viewBox="0 0 30 375" draw:points="0,375 30,375 30,0 0,0">
          <text:p/>
        </draw:polygon>
        <draw:polygon draw:style-name="gr37" draw:text-style-name="P9" draw:layer="layout" svg:width="0.029cm" svg:height="0.374cm" svg:x="23.36cm" svg:y="8.978cm" svg:viewBox="0 0 30 375" draw:points="0,375 30,375 30,0 0,0">
          <text:p/>
        </draw:polygon>
        <draw:polygon draw:style-name="gr38" draw:text-style-name="P10" draw:layer="layout" svg:width="0.029cm" svg:height="0.374cm" svg:x="23.389cm" svg:y="8.978cm" svg:viewBox="0 0 30 375" draw:points="0,375 30,375 30,0 0,0">
          <text:p/>
        </draw:polygon>
        <draw:polygon draw:style-name="gr37" draw:text-style-name="P9" draw:layer="layout" svg:width="0.029cm" svg:height="0.374cm" svg:x="23.419cm" svg:y="8.978cm" svg:viewBox="0 0 30 375" draw:points="0,375 30,375 30,0 0,0">
          <text:p/>
        </draw:polygon>
        <draw:polygon draw:style-name="gr38" draw:text-style-name="P10" draw:layer="layout" svg:width="0.029cm" svg:height="0.374cm" svg:x="23.449cm" svg:y="8.978cm" svg:viewBox="0 0 30 375" draw:points="0,375 30,375 30,0 0,0">
          <text:p/>
        </draw:polygon>
        <draw:polygon draw:style-name="gr36" draw:text-style-name="P8" draw:layer="layout" svg:width="0.029cm" svg:height="0.374cm" svg:x="23.507cm" svg:y="8.978cm" svg:viewBox="0 0 30 375" draw:points="0,375 30,375 30,0 0,0">
          <text:p/>
        </draw:polygon>
        <draw:polygon draw:style-name="gr38" draw:text-style-name="P10" draw:layer="layout" svg:width="0.029cm" svg:height="0.374cm" svg:x="23.537cm" svg:y="8.978cm" svg:viewBox="0 0 30 375" draw:points="0,375 30,375 30,0 0,0">
          <text:p/>
        </draw:polygon>
        <draw:polygon draw:style-name="gr38" draw:text-style-name="P10" draw:layer="layout" svg:width="0.029cm" svg:height="0.374cm" svg:x="23.566cm" svg:y="8.978cm" svg:viewBox="0 0 30 375" draw:points="0,375 30,375 30,0 0,0">
          <text:p/>
        </draw:polygon>
        <draw:polygon draw:style-name="gr38" draw:text-style-name="P10" draw:layer="layout" svg:width="0.029cm" svg:height="0.374cm" svg:x="23.595cm" svg:y="8.978cm" svg:viewBox="0 0 30 375" draw:points="0,375 30,375 30,0 0,0">
          <text:p/>
        </draw:polygon>
        <draw:polygon draw:style-name="gr35" draw:text-style-name="P7" draw:layer="layout" svg:width="0.029cm" svg:height="0.374cm" svg:x="23.625cm" svg:y="8.978cm" svg:viewBox="0 0 30 375" draw:points="0,375 30,375 30,0 0,0">
          <text:p/>
        </draw:polygon>
        <draw:polygon draw:style-name="gr37" draw:text-style-name="P9" draw:layer="layout" svg:width="0.029cm" svg:height="0.374cm" svg:x="23.655cm" svg:y="8.978cm" svg:viewBox="0 0 30 375" draw:points="0,375 30,375 30,0 0,0">
          <text:p/>
        </draw:polygon>
        <draw:polygon draw:style-name="gr35" draw:text-style-name="P7" draw:layer="layout" svg:width="0.029cm" svg:height="0.374cm" svg:x="23.684cm" svg:y="8.978cm" svg:viewBox="0 0 30 375" draw:points="0,375 30,375 30,0 0,0">
          <text:p/>
        </draw:polygon>
        <draw:polygon draw:style-name="gr35" draw:text-style-name="P7" draw:layer="layout" svg:width="0.029cm" svg:height="0.374cm" svg:x="23.713cm" svg:y="8.978cm" svg:viewBox="0 0 30 375" draw:points="0,375 30,375 30,0 0,0">
          <text:p/>
        </draw:polygon>
        <draw:polygon draw:style-name="gr38" draw:text-style-name="P10" draw:layer="layout" svg:width="0.03cm" svg:height="0.374cm" svg:x="23.742cm" svg:y="8.978cm" svg:viewBox="0 0 31 375" draw:points="0,375 31,375 31,0 0,0">
          <text:p/>
        </draw:polygon>
        <draw:polygon draw:style-name="gr37" draw:text-style-name="P9" draw:layer="layout" svg:width="0.029cm" svg:height="0.374cm" svg:x="23.773cm" svg:y="8.978cm" svg:viewBox="0 0 30 375" draw:points="0,375 30,375 30,0 0,0">
          <text:p/>
        </draw:polygon>
        <draw:polygon draw:style-name="gr35" draw:text-style-name="P7" draw:layer="layout" svg:width="0.029cm" svg:height="0.374cm" svg:x="23.802cm" svg:y="8.978cm" svg:viewBox="0 0 30 375" draw:points="0,375 30,375 30,0 0,0">
          <text:p/>
        </draw:polygon>
        <draw:polygon draw:style-name="gr35" draw:text-style-name="P7" draw:layer="layout" svg:width="0.03cm" svg:height="0.374cm" svg:x="23.831cm" svg:y="8.978cm" svg:viewBox="0 0 31 375" draw:points="0,375 31,375 31,0 0,0">
          <text:p/>
        </draw:polygon>
        <draw:polygon draw:style-name="gr36" draw:text-style-name="P8" draw:layer="layout" svg:width="0.029cm" svg:height="0.374cm" svg:x="23.861cm" svg:y="8.978cm" svg:viewBox="0 0 30 375" draw:points="0,375 30,375 30,0 0,0">
          <text:p/>
        </draw:polygon>
        <draw:polygon draw:style-name="gr37" draw:text-style-name="P9" draw:layer="layout" svg:width="0.029cm" svg:height="0.374cm" svg:x="23.89cm" svg:y="8.978cm" svg:viewBox="0 0 30 375" draw:points="0,375 30,375 30,0 0,0">
          <text:p/>
        </draw:polygon>
        <draw:polygon draw:style-name="gr36" draw:text-style-name="P8" draw:layer="layout" svg:width="0.029cm" svg:height="0.374cm" svg:x="23.919cm" svg:y="8.978cm" svg:viewBox="0 0 30 375" draw:points="0,375 30,375 30,0 0,0">
          <text:p/>
        </draw:polygon>
        <draw:polygon draw:style-name="gr37" draw:text-style-name="P9" draw:layer="layout" svg:width="0.029cm" svg:height="0.374cm" svg:x="23.949cm" svg:y="8.978cm" svg:viewBox="0 0 30 375" draw:points="0,375 30,375 30,0 0,0">
          <text:p/>
        </draw:polygon>
        <draw:polygon draw:style-name="gr37" draw:text-style-name="P9" draw:layer="layout" svg:width="0.029cm" svg:height="0.374cm" svg:x="23.979cm" svg:y="8.978cm" svg:viewBox="0 0 30 375" draw:points="0,375 30,375 30,0 0,0">
          <text:p/>
        </draw:polygon>
        <draw:polygon draw:style-name="gr35" draw:text-style-name="P7" draw:layer="layout" svg:width="0.029cm" svg:height="0.374cm" svg:x="24.008cm" svg:y="8.978cm" svg:viewBox="0 0 30 375" draw:points="0,375 30,375 30,0 0,0">
          <text:p/>
        </draw:polygon>
        <draw:polygon draw:style-name="gr36" draw:text-style-name="P8" draw:layer="layout" svg:width="0.029cm" svg:height="0.374cm" svg:x="24.037cm" svg:y="8.978cm" svg:viewBox="0 0 30 375" draw:points="0,375 30,375 30,0 0,0">
          <text:p/>
        </draw:polygon>
        <draw:polygon draw:style-name="gr38" draw:text-style-name="P10" draw:layer="layout" svg:width="0.029cm" svg:height="0.374cm" svg:x="24.066cm" svg:y="8.978cm" svg:viewBox="0 0 30 375" draw:points="0,375 30,375 30,0 0,0">
          <text:p/>
        </draw:polygon>
        <draw:polygon draw:style-name="gr36" draw:text-style-name="P8" draw:layer="layout" svg:width="0.029cm" svg:height="0.374cm" svg:x="24.097cm" svg:y="8.978cm" svg:viewBox="0 0 30 375" draw:points="0,375 30,375 30,0 0,0">
          <text:p/>
        </draw:polygon>
        <draw:polygon draw:style-name="gr38" draw:text-style-name="P10" draw:layer="layout" svg:width="0.029cm" svg:height="0.374cm" svg:x="24.126cm" svg:y="8.978cm" svg:viewBox="0 0 30 375" draw:points="0,375 30,375 30,0 0,0">
          <text:p/>
        </draw:polygon>
        <draw:polygon draw:style-name="gr37" draw:text-style-name="P9" draw:layer="layout" svg:width="0.029cm" svg:height="0.374cm" svg:x="24.155cm" svg:y="8.978cm" svg:viewBox="0 0 30 375" draw:points="0,375 30,375 30,0 0,0">
          <text:p/>
        </draw:polygon>
        <draw:polygon draw:style-name="gr38" draw:text-style-name="P10" draw:layer="layout" svg:width="0.03cm" svg:height="0.374cm" svg:x="24.184cm" svg:y="8.978cm" svg:viewBox="0 0 31 375" draw:points="0,375 31,375 31,0 0,0">
          <text:p/>
        </draw:polygon>
        <draw:polygon draw:style-name="gr37" draw:text-style-name="P9" draw:layer="layout" svg:width="0.029cm" svg:height="0.374cm" svg:x="24.214cm" svg:y="8.978cm" svg:viewBox="0 0 30 375" draw:points="0,375 30,375 30,0 0,0">
          <text:p/>
        </draw:polygon>
        <draw:polygon draw:style-name="gr36" draw:text-style-name="P8" draw:layer="layout" svg:width="0.029cm" svg:height="0.374cm" svg:x="24.243cm" svg:y="8.978cm" svg:viewBox="0 0 30 375" draw:points="0,375 30,375 30,0 0,0">
          <text:p/>
        </draw:polygon>
        <draw:polygon draw:style-name="gr36" draw:text-style-name="P8" draw:layer="layout" svg:width="0.029cm" svg:height="0.374cm" svg:x="24.274cm" svg:y="8.978cm" svg:viewBox="0 0 30 375" draw:points="0,375 30,375 30,0 0,0">
          <text:p/>
        </draw:polygon>
        <draw:polygon draw:style-name="gr37" draw:text-style-name="P9" draw:layer="layout" svg:width="0.029cm" svg:height="0.374cm" svg:x="24.303cm" svg:y="8.978cm" svg:viewBox="0 0 30 375" draw:points="0,375 30,375 30,0 0,0">
          <text:p/>
        </draw:polygon>
        <draw:polygon draw:style-name="gr36" draw:text-style-name="P8" draw:layer="layout" svg:width="0.029cm" svg:height="0.374cm" svg:x="24.332cm" svg:y="8.978cm" svg:viewBox="0 0 30 375" draw:points="0,375 30,375 30,0 0,0">
          <text:p/>
        </draw:polygon>
        <draw:polygon draw:style-name="gr36" draw:text-style-name="P8" draw:layer="layout" svg:width="0.029cm" svg:height="0.374cm" svg:x="24.361cm" svg:y="8.978cm" svg:viewBox="0 0 30 375" draw:points="0,375 30,375 30,0 0,0">
          <text:p/>
        </draw:polygon>
        <draw:polygon draw:style-name="gr38" draw:text-style-name="P10" draw:layer="layout" svg:width="0.029cm" svg:height="0.374cm" svg:x="24.39cm" svg:y="8.978cm" svg:viewBox="0 0 30 375" draw:points="0,375 30,375 30,0 0,0">
          <text:p/>
        </draw:polygon>
        <draw:polygon draw:style-name="gr35" draw:text-style-name="P7" draw:layer="layout" svg:width="0.029cm" svg:height="0.374cm" svg:x="24.42cm" svg:y="8.978cm" svg:viewBox="0 0 30 375" draw:points="0,375 30,375 30,0 0,0">
          <text:p/>
        </draw:polygon>
        <draw:polygon draw:style-name="gr35" draw:text-style-name="P7" draw:layer="layout" svg:width="0.029cm" svg:height="0.374cm" svg:x="24.45cm" svg:y="8.978cm" svg:viewBox="0 0 30 375" draw:points="0,375 30,375 30,0 0,0">
          <text:p/>
        </draw:polygon>
        <draw:polygon draw:style-name="gr35" draw:text-style-name="P7" draw:layer="layout" svg:width="0.029cm" svg:height="0.374cm" svg:x="24.479cm" svg:y="8.978cm" svg:viewBox="0 0 30 375" draw:points="0,375 30,375 30,0 0,0">
          <text:p/>
        </draw:polygon>
        <draw:polygon draw:style-name="gr36" draw:text-style-name="P8" draw:layer="layout" svg:width="0.03cm" svg:height="0.374cm" svg:x="24.508cm" svg:y="8.978cm" svg:viewBox="0 0 31 375" draw:points="0,375 31,375 31,0 0,0">
          <text:p/>
        </draw:polygon>
        <draw:polygon draw:style-name="gr35" draw:text-style-name="P7" draw:layer="layout" svg:width="0.029cm" svg:height="0.374cm" svg:x="24.538cm" svg:y="8.978cm" svg:viewBox="0 0 30 375" draw:points="0,375 30,375 30,0 0,0">
          <text:p/>
        </draw:polygon>
        <draw:polygon draw:style-name="gr38" draw:text-style-name="P10" draw:layer="layout" svg:width="0.029cm" svg:height="0.374cm" svg:x="24.567cm" svg:y="8.978cm" svg:viewBox="0 0 30 375" draw:points="0,375 30,375 30,0 0,0">
          <text:p/>
        </draw:polygon>
        <draw:polygon draw:style-name="gr37" draw:text-style-name="P9" draw:layer="layout" svg:width="0.03cm" svg:height="0.374cm" svg:x="24.596cm" svg:y="8.978cm" svg:viewBox="0 0 31 375" draw:points="0,375 31,375 31,0 0,0">
          <text:p/>
        </draw:polygon>
        <draw:polygon draw:style-name="gr38" draw:text-style-name="P10" draw:layer="layout" svg:width="0.029cm" svg:height="0.374cm" svg:x="24.627cm" svg:y="8.978cm" svg:viewBox="0 0 30 375" draw:points="0,375 30,375 30,0 0,0">
          <text:p/>
        </draw:polygon>
        <draw:polygon draw:style-name="gr35" draw:text-style-name="P7" draw:layer="layout" svg:width="0.029cm" svg:height="0.374cm" svg:x="24.656cm" svg:y="8.978cm" svg:viewBox="0 0 30 375" draw:points="0,375 30,375 30,0 0,0">
          <text:p/>
        </draw:polygon>
        <draw:polygon draw:style-name="gr35" draw:text-style-name="P7" draw:layer="layout" svg:width="0.029cm" svg:height="0.374cm" svg:x="24.685cm" svg:y="8.978cm" svg:viewBox="0 0 30 375" draw:points="0,375 30,375 30,0 0,0">
          <text:p/>
        </draw:polygon>
        <draw:polygon draw:style-name="gr36" draw:text-style-name="P8" draw:layer="layout" svg:width="0.029cm" svg:height="0.374cm" svg:x="24.715cm" svg:y="8.978cm" svg:viewBox="0 0 30 375" draw:points="0,375 30,375 30,0 0,0">
          <text:p/>
        </draw:polygon>
        <draw:polygon draw:style-name="gr35" draw:text-style-name="P7" draw:layer="layout" svg:width="0.029cm" svg:height="0.374cm" svg:x="24.744cm" svg:y="8.978cm" svg:viewBox="0 0 30 375" draw:points="0,375 30,375 30,0 0,0">
          <text:p/>
        </draw:polygon>
        <draw:polygon draw:style-name="gr35" draw:text-style-name="P7" draw:layer="layout" svg:width="0.029cm" svg:height="0.374cm" svg:x="24.774cm" svg:y="8.978cm" svg:viewBox="0 0 30 375" draw:points="0,375 30,375 30,0 0,0">
          <text:p/>
        </draw:polygon>
        <draw:polygon draw:style-name="gr36" draw:text-style-name="P8" draw:layer="layout" svg:width="0.029cm" svg:height="0.374cm" svg:x="24.803cm" svg:y="8.978cm" svg:viewBox="0 0 30 375" draw:points="0,375 30,375 30,0 0,0">
          <text:p/>
        </draw:polygon>
        <draw:polygon draw:style-name="gr38" draw:text-style-name="P10" draw:layer="layout" svg:width="0.029cm" svg:height="0.374cm" svg:x="24.833cm" svg:y="8.978cm" svg:viewBox="0 0 30 375" draw:points="0,375 30,375 30,0 0,0">
          <text:p/>
        </draw:polygon>
        <draw:polygon draw:style-name="gr38" draw:text-style-name="P10" draw:layer="layout" svg:width="0.029cm" svg:height="0.374cm" svg:x="24.862cm" svg:y="8.978cm" svg:viewBox="0 0 30 375" draw:points="0,375 30,375 30,0 0,0">
          <text:p/>
        </draw:polygon>
        <draw:polygon draw:style-name="gr38" draw:text-style-name="P10" draw:layer="layout" svg:width="0.029cm" svg:height="0.374cm" svg:x="24.891cm" svg:y="8.978cm" svg:viewBox="0 0 30 375" draw:points="0,375 30,375 30,0 0,0">
          <text:p/>
        </draw:polygon>
        <draw:polygon draw:style-name="gr36" draw:text-style-name="P8" draw:layer="layout" svg:width="0.029cm" svg:height="0.374cm" svg:x="24.92cm" svg:y="8.978cm" svg:viewBox="0 0 30 375" draw:points="0,375 30,375 30,0 0,0">
          <text:p/>
        </draw:polygon>
        <draw:polygon draw:style-name="gr35" draw:text-style-name="P7" draw:layer="layout" svg:width="0.03cm" svg:height="0.374cm" svg:x="24.95cm" svg:y="8.978cm" svg:viewBox="0 0 31 375" draw:points="0,375 31,375 31,0 0,0">
          <text:p/>
        </draw:polygon>
        <draw:polygon draw:style-name="gr35" draw:text-style-name="P7" draw:layer="layout" svg:width="0.029cm" svg:height="0.374cm" svg:x="24.98cm" svg:y="8.978cm" svg:viewBox="0 0 30 375" draw:points="0,375 30,375 30,0 0,0">
          <text:p/>
        </draw:polygon>
        <draw:polygon draw:style-name="gr36" draw:text-style-name="P8" draw:layer="layout" svg:width="0.029cm" svg:height="0.374cm" svg:x="25.009cm" svg:y="8.978cm" svg:viewBox="0 0 30 375" draw:points="0,375 30,375 30,0 0,0">
          <text:p/>
        </draw:polygon>
        <draw:polygon draw:style-name="gr35" draw:text-style-name="P7" draw:layer="layout" svg:width="0.03cm" svg:height="0.374cm" svg:x="25.038cm" svg:y="8.978cm" svg:viewBox="0 0 31 375" draw:points="0,375 31,375 31,0 0,0">
          <text:p/>
        </draw:polygon>
        <draw:polygon draw:style-name="gr35" draw:text-style-name="P7" draw:layer="layout" svg:width="0.029cm" svg:height="0.374cm" svg:x="25.068cm" svg:y="8.978cm" svg:viewBox="0 0 30 375" draw:points="0,375 30,375 30,0 0,0">
          <text:p/>
        </draw:polygon>
        <draw:polygon draw:style-name="gr36" draw:text-style-name="P8" draw:layer="layout" svg:width="0.029cm" svg:height="0.374cm" svg:x="25.098cm" svg:y="8.978cm" svg:viewBox="0 0 30 375" draw:points="0,375 30,375 30,0 0,0">
          <text:p/>
        </draw:polygon>
        <draw:polygon draw:style-name="gr37" draw:text-style-name="P9" draw:layer="layout" svg:width="0.029cm" svg:height="0.374cm" svg:x="25.127cm" svg:y="8.978cm" svg:viewBox="0 0 30 375" draw:points="0,375 30,375 30,0 0,0">
          <text:p/>
        </draw:polygon>
        <draw:polygon draw:style-name="gr37" draw:text-style-name="P9" draw:layer="layout" svg:width="0.029cm" svg:height="0.374cm" svg:x="25.157cm" svg:y="8.978cm" svg:viewBox="0 0 30 375" draw:points="0,375 30,375 30,0 0,0">
          <text:p/>
        </draw:polygon>
        <draw:polygon draw:style-name="gr35" draw:text-style-name="P7" draw:layer="layout" svg:width="0.029cm" svg:height="0.374cm" svg:x="25.186cm" svg:y="8.978cm" svg:viewBox="0 0 30 375" draw:points="0,375 30,375 30,0 0,0">
          <text:p/>
        </draw:polygon>
        <draw:polygon draw:style-name="gr38" draw:text-style-name="P10" draw:layer="layout" svg:width="0.029cm" svg:height="0.374cm" svg:x="25.215cm" svg:y="8.978cm" svg:viewBox="0 0 30 375" draw:points="0,375 30,375 30,0 0,0">
          <text:p/>
        </draw:polygon>
        <draw:polygon draw:style-name="gr36" draw:text-style-name="P8" draw:layer="layout" svg:width="0.029cm" svg:height="0.374cm" svg:x="25.244cm" svg:y="8.978cm" svg:viewBox="0 0 30 375" draw:points="0,375 30,375 30,0 0,0">
          <text:p/>
        </draw:polygon>
        <draw:polygon draw:style-name="gr38" draw:text-style-name="P10" draw:layer="layout" svg:width="0.029cm" svg:height="0.374cm" svg:x="25.275cm" svg:y="8.978cm" svg:viewBox="0 0 30 375" draw:points="0,375 30,375 30,0 0,0">
          <text:p/>
        </draw:polygon>
        <draw:polygon draw:style-name="gr36" draw:text-style-name="P8" draw:layer="layout" svg:width="0.029cm" svg:height="0.374cm" svg:x="25.304cm" svg:y="8.978cm" svg:viewBox="0 0 30 375" draw:points="0,375 30,375 30,0 0,0">
          <text:p/>
        </draw:polygon>
        <draw:polygon draw:style-name="gr38" draw:text-style-name="P10" draw:layer="layout" svg:width="0.029cm" svg:height="0.374cm" svg:x="25.333cm" svg:y="8.978cm" svg:viewBox="0 0 30 375" draw:points="0,375 30,375 30,0 0,0">
          <text:p/>
        </draw:polygon>
        <draw:polygon draw:style-name="gr38" draw:text-style-name="P10" draw:layer="layout" svg:width="0.03cm" svg:height="0.374cm" svg:x="25.362cm" svg:y="8.978cm" svg:viewBox="0 0 31 375" draw:points="0,375 31,375 31,0 0,0">
          <text:p/>
        </draw:polygon>
        <draw:polygon draw:style-name="gr37" draw:text-style-name="P9" draw:layer="layout" svg:width="0.029cm" svg:height="0.374cm" svg:x="25.392cm" svg:y="8.978cm" svg:viewBox="0 0 30 375" draw:points="0,375 30,375 30,0 0,0">
          <text:p/>
        </draw:polygon>
        <draw:polygon draw:style-name="gr37" draw:text-style-name="P9" draw:layer="layout" svg:width="0.029cm" svg:height="0.374cm" svg:x="25.422cm" svg:y="8.978cm" svg:viewBox="0 0 30 375" draw:points="0,375 30,375 30,0 0,0">
          <text:p/>
        </draw:polygon>
        <draw:polygon draw:style-name="gr36" draw:text-style-name="P8" draw:layer="layout" svg:width="0.029cm" svg:height="0.374cm" svg:x="25.451cm" svg:y="8.978cm" svg:viewBox="0 0 30 375" draw:points="0,375 30,375 30,0 0,0">
          <text:p/>
        </draw:polygon>
        <draw:polygon draw:style-name="gr38" draw:text-style-name="P10" draw:layer="layout" svg:width="0.029cm" svg:height="0.374cm" svg:x="25.481cm" svg:y="8.978cm" svg:viewBox="0 0 30 375" draw:points="0,375 30,375 30,0 0,0">
          <text:p/>
        </draw:polygon>
        <draw:polygon draw:style-name="gr36" draw:text-style-name="P8" draw:layer="layout" svg:width="0.029cm" svg:height="0.374cm" svg:x="25.51cm" svg:y="8.978cm" svg:viewBox="0 0 30 375" draw:points="0,375 30,375 30,0 0,0">
          <text:p/>
        </draw:polygon>
        <draw:polygon draw:style-name="gr38" draw:text-style-name="P10" draw:layer="layout" svg:width="0.029cm" svg:height="0.374cm" svg:x="25.539cm" svg:y="8.978cm" svg:viewBox="0 0 30 375" draw:points="0,375 30,375 30,0 0,0">
          <text:p/>
        </draw:polygon>
        <draw:polygon draw:style-name="gr36" draw:text-style-name="P8" draw:layer="layout" svg:width="0.029cm" svg:height="0.374cm" svg:x="25.568cm" svg:y="8.978cm" svg:viewBox="0 0 30 375" draw:points="0,375 30,375 30,0 0,0">
          <text:p/>
        </draw:polygon>
        <draw:polygon draw:style-name="gr37" draw:text-style-name="P9" draw:layer="layout" svg:width="0.029cm" svg:height="0.374cm" svg:x="25.599cm" svg:y="8.978cm" svg:viewBox="0 0 30 375" draw:points="0,375 30,375 30,0 0,0">
          <text:p/>
        </draw:polygon>
        <draw:polygon draw:style-name="gr36" draw:text-style-name="P8" draw:layer="layout" svg:width="0.029cm" svg:height="0.374cm" svg:x="25.628cm" svg:y="8.978cm" svg:viewBox="0 0 30 375" draw:points="0,375 30,375 30,0 0,0">
          <text:p/>
        </draw:polygon>
        <draw:polygon draw:style-name="gr35" draw:text-style-name="P7" draw:layer="layout" svg:width="0.029cm" svg:height="0.374cm" svg:x="25.657cm" svg:y="8.978cm" svg:viewBox="0 0 30 375" draw:points="0,375 30,375 30,0 0,0">
          <text:p/>
        </draw:polygon>
        <draw:polygon draw:style-name="gr38" draw:text-style-name="P10" draw:layer="layout" svg:width="0.029cm" svg:height="0.374cm" svg:x="25.686cm" svg:y="8.978cm" svg:viewBox="0 0 30 375" draw:points="0,375 30,375 30,0 0,0">
          <text:p/>
        </draw:polygon>
        <draw:polygon draw:style-name="gr36" draw:text-style-name="P8" draw:layer="layout" svg:width="0.029cm" svg:height="0.374cm" svg:x="25.716cm" svg:y="8.978cm" svg:viewBox="0 0 30 375" draw:points="0,375 30,375 30,0 0,0">
          <text:p/>
        </draw:polygon>
        <draw:polygon draw:style-name="gr37" draw:text-style-name="P9" draw:layer="layout" svg:width="0.029cm" svg:height="0.374cm" svg:x="25.746cm" svg:y="8.978cm" svg:viewBox="0 0 30 375" draw:points="0,375 30,375 30,0 0,0">
          <text:p/>
        </draw:polygon>
        <draw:polygon draw:style-name="gr35" draw:text-style-name="P7" draw:layer="layout" svg:width="0.029cm" svg:height="0.374cm" svg:x="25.775cm" svg:y="8.978cm" svg:viewBox="0 0 30 375" draw:points="0,375 30,375 30,0 0,0">
          <text:p/>
        </draw:polygon>
        <draw:polygon draw:style-name="gr38" draw:text-style-name="P10" draw:layer="layout" svg:width="0.03cm" svg:height="0.374cm" svg:x="25.804cm" svg:y="8.978cm" svg:viewBox="0 0 31 375" draw:points="0,375 31,375 31,0 0,0">
          <text:p/>
        </draw:polygon>
        <draw:polygon draw:style-name="gr37" draw:text-style-name="P9" draw:layer="layout" svg:width="0.029cm" svg:height="0.374cm" svg:x="25.834cm" svg:y="8.978cm" svg:viewBox="0 0 30 375" draw:points="0,375 30,375 30,0 0,0">
          <text:p/>
        </draw:polygon>
        <draw:polygon draw:style-name="gr35" draw:text-style-name="P7" draw:layer="layout" svg:width="0.029cm" svg:height="0.374cm" svg:x="25.863cm" svg:y="8.978cm" svg:viewBox="0 0 30 375" draw:points="0,375 30,375 30,0 0,0">
          <text:p/>
        </draw:polygon>
        <draw:polygon draw:style-name="gr35" draw:text-style-name="P7" draw:layer="layout" svg:width="0.03cm" svg:height="0.374cm" svg:x="25.892cm" svg:y="8.978cm" svg:viewBox="0 0 31 375" draw:points="0,375 31,375 31,0 0,0">
          <text:p/>
        </draw:polygon>
        <draw:polygon draw:style-name="gr37" draw:text-style-name="P9" draw:layer="layout" svg:width="0.029cm" svg:height="0.374cm" svg:x="25.923cm" svg:y="8.978cm" svg:viewBox="0 0 30 375" draw:points="0,375 30,375 30,0 0,0">
          <text:p/>
        </draw:polygon>
        <draw:polygon draw:style-name="gr35" draw:text-style-name="P7" draw:layer="layout" svg:width="0.029cm" svg:height="0.374cm" svg:x="25.952cm" svg:y="8.978cm" svg:viewBox="0 0 30 375" draw:points="0,375 30,375 30,0 0,0">
          <text:p/>
        </draw:polygon>
        <draw:polygon draw:style-name="gr35" draw:text-style-name="P7" draw:layer="layout" svg:width="0.029cm" svg:height="0.374cm" svg:x="25.981cm" svg:y="8.978cm" svg:viewBox="0 0 30 375" draw:points="0,375 30,375 30,0 0,0">
          <text:p/>
        </draw:polygon>
        <draw:polygon draw:style-name="gr36" draw:text-style-name="P8" draw:layer="layout" svg:width="0.029cm" svg:height="0.374cm" svg:x="26.01cm" svg:y="8.978cm" svg:viewBox="0 0 30 375" draw:points="0,375 30,375 30,0 0,0">
          <text:p/>
        </draw:polygon>
        <draw:polygon draw:style-name="gr37" draw:text-style-name="P9" draw:layer="layout" svg:width="0.029cm" svg:height="0.374cm" svg:x="26.04cm" svg:y="8.978cm" svg:viewBox="0 0 30 375" draw:points="0,375 30,375 30,0 0,0">
          <text:p/>
        </draw:polygon>
        <draw:polygon draw:style-name="gr36" draw:text-style-name="P8" draw:layer="layout" svg:width="0.029cm" svg:height="0.374cm" svg:x="26.07cm" svg:y="8.978cm" svg:viewBox="0 0 30 375" draw:points="0,375 30,375 30,0 0,0">
          <text:p/>
        </draw:polygon>
        <draw:polygon draw:style-name="gr35" draw:text-style-name="P7" draw:layer="layout" svg:width="0.029cm" svg:height="0.374cm" svg:x="26.099cm" svg:y="8.978cm" svg:viewBox="0 0 30 375" draw:points="0,375 30,375 30,0 0,0">
          <text:p/>
        </draw:polygon>
        <draw:polygon draw:style-name="gr37" draw:text-style-name="P9" draw:layer="layout" svg:width="0.03cm" svg:height="0.374cm" svg:x="26.128cm" svg:y="8.978cm" svg:viewBox="0 0 31 375" draw:points="0,375 31,375 31,0 0,0">
          <text:p/>
        </draw:polygon>
        <draw:polygon draw:style-name="gr36" draw:text-style-name="P8" draw:layer="layout" svg:width="0.029cm" svg:height="0.374cm" svg:x="26.158cm" svg:y="8.978cm" svg:viewBox="0 0 30 375" draw:points="0,375 30,375 30,0 0,0">
          <text:p/>
        </draw:polygon>
        <draw:polygon draw:style-name="gr37" draw:text-style-name="P9" draw:layer="layout" svg:width="0.029cm" svg:height="0.374cm" svg:x="26.187cm" svg:y="8.978cm" svg:viewBox="0 0 30 375" draw:points="0,375 30,375 30,0 0,0">
          <text:p/>
        </draw:polygon>
        <draw:polygon draw:style-name="gr35" draw:text-style-name="P7" draw:layer="layout" svg:width="0.03cm" svg:height="0.374cm" svg:x="26.216cm" svg:y="8.978cm" svg:viewBox="0 0 31 375" draw:points="0,375 31,375 31,0 0,0">
          <text:p/>
        </draw:polygon>
        <draw:polygon draw:style-name="gr35" draw:text-style-name="P7" draw:layer="layout" svg:width="0.029cm" svg:height="0.374cm" svg:x="26.247cm" svg:y="8.978cm" svg:viewBox="0 0 30 375" draw:points="0,375 30,375 30,0 0,0">
          <text:p/>
        </draw:polygon>
        <draw:polygon draw:style-name="gr35" draw:text-style-name="P7" draw:layer="layout" svg:width="0.029cm" svg:height="0.374cm" svg:x="26.276cm" svg:y="8.978cm" svg:viewBox="0 0 30 375" draw:points="0,375 30,375 30,0 0,0">
          <text:p/>
        </draw:polygon>
        <draw:polygon draw:style-name="gr38" draw:text-style-name="P10" draw:layer="layout" svg:width="0.029cm" svg:height="0.374cm" svg:x="26.305cm" svg:y="8.978cm" svg:viewBox="0 0 30 375" draw:points="0,375 30,375 30,0 0,0">
          <text:p/>
        </draw:polygon>
        <draw:polygon draw:style-name="gr37" draw:text-style-name="P9" draw:layer="layout" svg:width="0.029cm" svg:height="0.374cm" svg:x="26.335cm" svg:y="8.978cm" svg:viewBox="0 0 30 375" draw:points="0,375 30,375 30,0 0,0">
          <text:p/>
        </draw:polygon>
        <draw:polygon draw:style-name="gr36" draw:text-style-name="P8" draw:layer="layout" svg:width="0.029cm" svg:height="0.374cm" svg:x="26.364cm" svg:y="8.978cm" svg:viewBox="0 0 30 375" draw:points="0,375 30,375 30,0 0,0">
          <text:p/>
        </draw:polygon>
        <draw:polygon draw:style-name="gr37" draw:text-style-name="P9" draw:layer="layout" svg:width="0.029cm" svg:height="0.374cm" svg:x="26.393cm" svg:y="8.978cm" svg:viewBox="0 0 30 375" draw:points="0,375 30,375 30,0 0,0">
          <text:p/>
        </draw:polygon>
        <draw:polygon draw:style-name="gr35" draw:text-style-name="P7" draw:layer="layout" svg:width="0.029cm" svg:height="0.374cm" svg:x="26.423cm" svg:y="8.978cm" svg:viewBox="0 0 30 375" draw:points="0,375 30,375 30,0 0,0">
          <text:p/>
        </draw:polygon>
        <draw:polygon draw:style-name="gr38" draw:text-style-name="P10" draw:layer="layout" svg:width="0.029cm" svg:height="0.374cm" svg:x="26.453cm" svg:y="8.978cm" svg:viewBox="0 0 30 375" draw:points="0,375 30,375 30,0 0,0">
          <text:p/>
        </draw:polygon>
        <draw:polygon draw:style-name="gr35" draw:text-style-name="P7" draw:layer="layout" svg:width="0.029cm" svg:height="0.374cm" svg:x="26.482cm" svg:y="8.978cm" svg:viewBox="0 0 30 375" draw:points="0,375 30,375 30,0 0,0">
          <text:p/>
        </draw:polygon>
        <draw:polygon draw:style-name="gr35" draw:text-style-name="P7" draw:layer="layout" svg:width="0.029cm" svg:height="0.374cm" svg:x="26.511cm" svg:y="8.978cm" svg:viewBox="0 0 30 375" draw:points="0,375 30,375 30,0 0,0">
          <text:p/>
        </draw:polygon>
        <draw:polygon draw:style-name="gr37" draw:text-style-name="P9" draw:layer="layout" svg:width="0.029cm" svg:height="0.374cm" svg:x="26.54cm" svg:y="8.978cm" svg:viewBox="0 0 30 375" draw:points="0,375 30,375 30,0 0,0">
          <text:p/>
        </draw:polygon>
        <draw:polygon draw:style-name="gr38" draw:text-style-name="P10" draw:layer="layout" svg:width="0.03cm" svg:height="0.374cm" svg:x="26.569cm" svg:y="8.978cm" svg:viewBox="0 0 31 375" draw:points="0,375 31,375 31,0 0,0">
          <text:p/>
        </draw:polygon>
        <draw:polygon draw:style-name="gr35" draw:text-style-name="P7" draw:layer="layout" svg:width="0.029cm" svg:height="0.374cm" svg:x="26.6cm" svg:y="8.978cm" svg:viewBox="0 0 30 375" draw:points="0,375 30,375 30,0 0,0">
          <text:p/>
        </draw:polygon>
        <draw:polygon draw:style-name="gr35" draw:text-style-name="P7" draw:layer="layout" svg:width="0.029cm" svg:height="0.374cm" svg:x="26.629cm" svg:y="8.978cm" svg:viewBox="0 0 30 375" draw:points="0,375 30,375 30,0 0,0">
          <text:p/>
        </draw:polygon>
        <draw:polygon draw:style-name="gr38" draw:text-style-name="P10" draw:layer="layout" svg:width="0.03cm" svg:height="0.374cm" svg:x="26.658cm" svg:y="8.978cm" svg:viewBox="0 0 31 375" draw:points="0,375 31,375 31,0 0,0">
          <text:p/>
        </draw:polygon>
        <draw:polygon draw:style-name="gr37" draw:text-style-name="P9" draw:layer="layout" svg:width="0.029cm" svg:height="0.374cm" svg:x="26.688cm" svg:y="8.978cm" svg:viewBox="0 0 30 375" draw:points="0,375 30,375 30,0 0,0">
          <text:p/>
        </draw:polygon>
        <draw:polygon draw:style-name="gr38" draw:text-style-name="P10" draw:layer="layout" svg:width="0.029cm" svg:height="0.374cm" svg:x="26.717cm" svg:y="8.978cm" svg:viewBox="0 0 30 375" draw:points="0,375 30,375 30,0 0,0">
          <text:p/>
        </draw:polygon>
        <draw:polygon draw:style-name="gr37" draw:text-style-name="P9" draw:layer="layout" svg:width="0.029cm" svg:height="0.374cm" svg:x="26.747cm" svg:y="8.978cm" svg:viewBox="0 0 30 375" draw:points="0,375 30,375 30,0 0,0">
          <text:p/>
        </draw:polygon>
        <draw:polygon draw:style-name="gr35" draw:text-style-name="P7" draw:layer="layout" svg:width="0.029cm" svg:height="0.374cm" svg:x="26.777cm" svg:y="8.978cm" svg:viewBox="0 0 30 375" draw:points="0,375 30,375 30,0 0,0">
          <text:p/>
        </draw:polygon>
        <draw:polygon draw:style-name="gr35" draw:text-style-name="P7" draw:layer="layout" svg:width="0.029cm" svg:height="0.374cm" svg:x="26.806cm" svg:y="8.978cm" svg:viewBox="0 0 30 375" draw:points="0,375 30,375 30,0 0,0">
          <text:p/>
        </draw:polygon>
        <draw:polygon draw:style-name="gr38" draw:text-style-name="P10" draw:layer="layout" svg:width="0.029cm" svg:height="0.374cm" svg:x="26.835cm" svg:y="8.978cm" svg:viewBox="0 0 30 375" draw:points="0,375 30,375 30,0 0,0">
          <text:p/>
        </draw:polygon>
        <draw:polygon draw:style-name="gr38" draw:text-style-name="P10" draw:layer="layout" svg:width="0.029cm" svg:height="0.374cm" svg:x="26.864cm" svg:y="8.978cm" svg:viewBox="0 0 30 375" draw:points="0,375 30,375 30,0 0,0">
          <text:p/>
        </draw:polygon>
        <draw:polygon draw:style-name="gr37" draw:text-style-name="P9" draw:layer="layout" svg:width="0.029cm" svg:height="0.374cm" svg:x="26.895cm" svg:y="8.978cm" svg:viewBox="0 0 30 375" draw:points="0,375 30,375 30,0 0,0">
          <text:p/>
        </draw:polygon>
        <draw:polygon draw:style-name="gr36" draw:text-style-name="P8" draw:layer="layout" svg:width="0.029cm" svg:height="0.374cm" svg:x="26.924cm" svg:y="8.978cm" svg:viewBox="0 0 30 375" draw:points="0,375 30,375 30,0 0,0">
          <text:p/>
        </draw:polygon>
        <draw:polygon draw:style-name="gr35" draw:text-style-name="P7" draw:layer="layout" svg:width="0.029cm" svg:height="0.374cm" svg:x="26.953cm" svg:y="8.978cm" svg:viewBox="0 0 30 375" draw:points="0,375 30,375 30,0 0,0">
          <text:p/>
        </draw:polygon>
        <draw:polygon draw:style-name="gr37" draw:text-style-name="P9" draw:layer="layout" svg:width="0.03cm" svg:height="0.374cm" svg:x="26.982cm" svg:y="8.978cm" svg:viewBox="0 0 31 375" draw:points="0,375 31,375 31,0 0,0">
          <text:p/>
        </draw:polygon>
        <draw:polygon draw:style-name="gr35" draw:text-style-name="P7" draw:layer="layout" svg:width="0.029cm" svg:height="0.374cm" svg:x="27.012cm" svg:y="8.978cm" svg:viewBox="0 0 30 375" draw:points="0,375 30,375 30,0 0,0">
          <text:p/>
        </draw:polygon>
        <draw:polygon draw:style-name="gr35" draw:text-style-name="P7" draw:layer="layout" svg:width="0.029cm" svg:height="0.374cm" svg:x="27.041cm" svg:y="8.978cm" svg:viewBox="0 0 30 375" draw:points="0,375 30,375 30,0 0,0">
          <text:p/>
        </draw:polygon>
        <draw:polygon draw:style-name="gr38" draw:text-style-name="P10" draw:layer="layout" svg:width="0.029cm" svg:height="0.374cm" svg:x="27.071cm" svg:y="8.978cm" svg:viewBox="0 0 30 375" draw:points="0,375 30,375 30,0 0,0">
          <text:p/>
        </draw:polygon>
        <draw:polygon draw:style-name="gr38" draw:text-style-name="P10" draw:layer="layout" svg:width="0.029cm" svg:height="0.374cm" svg:x="27.101cm" svg:y="8.978cm" svg:viewBox="0 0 30 375" draw:points="0,375 30,375 30,0 0,0">
          <text:p/>
        </draw:polygon>
        <draw:polygon draw:style-name="gr36" draw:text-style-name="P8" draw:layer="layout" svg:width="0.029cm" svg:height="0.374cm" svg:x="27.13cm" svg:y="8.978cm" svg:viewBox="0 0 30 375" draw:points="0,375 30,375 30,0 0,0">
          <text:p/>
        </draw:polygon>
        <draw:polygon draw:style-name="gr35" draw:text-style-name="P7" draw:layer="layout" svg:width="0.029cm" svg:height="0.374cm" svg:x="27.159cm" svg:y="8.978cm" svg:viewBox="0 0 30 375" draw:points="0,375 30,375 30,0 0,0">
          <text:p/>
        </draw:polygon>
        <draw:polygon draw:style-name="gr37" draw:text-style-name="P9" draw:layer="layout" svg:width="0.029cm" svg:height="0.374cm" svg:x="27.188cm" svg:y="8.978cm" svg:viewBox="0 0 30 375" draw:points="0,375 30,375 30,0 0,0">
          <text:p/>
        </draw:polygon>
        <draw:polygon draw:style-name="gr38" draw:text-style-name="P10" draw:layer="layout" svg:width="0.029cm" svg:height="0.374cm" svg:x="27.219cm" svg:y="8.978cm" svg:viewBox="0 0 30 375" draw:points="0,375 30,375 30,0 0,0">
          <text:p/>
        </draw:polygon>
        <draw:polygon draw:style-name="gr37" draw:text-style-name="P9" draw:layer="layout" svg:width="0.029cm" svg:height="0.374cm" svg:x="27.248cm" svg:y="8.978cm" svg:viewBox="0 0 30 375" draw:points="0,375 30,375 30,0 0,0">
          <text:p/>
        </draw:polygon>
        <draw:polygon draw:style-name="gr35" draw:text-style-name="P7" draw:layer="layout" svg:width="0.029cm" svg:height="0.374cm" svg:x="27.277cm" svg:y="8.978cm" svg:viewBox="0 0 30 375" draw:points="0,375 30,375 30,0 0,0">
          <text:p/>
        </draw:polygon>
        <draw:polygon draw:style-name="gr35" draw:text-style-name="P7" draw:layer="layout" svg:width="0.029cm" svg:height="0.374cm" svg:x="27.306cm" svg:y="8.978cm" svg:viewBox="0 0 30 375" draw:points="0,375 30,375 30,0 0,0">
          <text:p/>
        </draw:polygon>
        <draw:polygon draw:style-name="gr38" draw:text-style-name="P10" draw:layer="layout" svg:width="0.029cm" svg:height="0.374cm" svg:x="27.336cm" svg:y="8.978cm" svg:viewBox="0 0 30 375" draw:points="0,375 30,375 30,0 0,0">
          <text:p/>
        </draw:polygon>
        <draw:polygon draw:style-name="gr36" draw:text-style-name="P8" draw:layer="layout" svg:width="0.029cm" svg:height="0.374cm" svg:x="27.365cm" svg:y="8.978cm" svg:viewBox="0 0 30 375" draw:points="0,375 30,375 30,0 0,0">
          <text:p/>
        </draw:polygon>
        <draw:polygon draw:style-name="gr35" draw:text-style-name="P7" draw:layer="layout" svg:width="0.029cm" svg:height="0.374cm" svg:x="27.395cm" svg:y="8.978cm" svg:viewBox="0 0 30 375" draw:points="0,375 30,375 30,0 0,0">
          <text:p/>
        </draw:polygon>
        <draw:polygon draw:style-name="gr38" draw:text-style-name="P10" draw:layer="layout" svg:width="0.03cm" svg:height="0.374cm" svg:x="27.424cm" svg:y="8.978cm" svg:viewBox="0 0 31 375" draw:points="0,375 31,375 31,0 0,0">
          <text:p/>
        </draw:polygon>
        <draw:polygon draw:style-name="gr36" draw:text-style-name="P8" draw:layer="layout" svg:width="0.029cm" svg:height="0.374cm" svg:x="27.454cm" svg:y="8.978cm" svg:viewBox="0 0 30 375" draw:points="0,375 30,375 30,0 0,0">
          <text:p/>
        </draw:polygon>
        <draw:polygon draw:style-name="gr37" draw:text-style-name="P9" draw:layer="layout" svg:width="0.029cm" svg:height="0.374cm" svg:x="27.483cm" svg:y="8.978cm" svg:viewBox="0 0 30 375" draw:points="0,375 30,375 30,0 0,0">
          <text:p/>
        </draw:polygon>
        <draw:polygon draw:style-name="gr35" draw:text-style-name="P7" draw:layer="layout" svg:width="0.029cm" svg:height="0.374cm" svg:x="27.512cm" svg:y="8.978cm" svg:viewBox="0 0 30 375" draw:points="0,375 30,375 30,0 0,0">
          <text:p/>
        </draw:polygon>
        <draw:polygon draw:style-name="gr35" draw:text-style-name="P7" draw:layer="layout" svg:width="0.029cm" svg:height="0.374cm" svg:x="27.543cm" svg:y="8.978cm" svg:viewBox="0 0 30 375" draw:points="0,375 30,375 30,0 0,0">
          <text:p/>
        </draw:polygon>
        <draw:polygon draw:style-name="gr38" draw:text-style-name="P10" draw:layer="layout" svg:width="0.029cm" svg:height="0.374cm" svg:x="27.572cm" svg:y="8.978cm" svg:viewBox="0 0 30 375" draw:points="0,375 30,375 30,0 0,0">
          <text:p/>
        </draw:polygon>
        <draw:polygon draw:style-name="gr36" draw:text-style-name="P8" draw:layer="layout" svg:width="0.029cm" svg:height="0.374cm" svg:x="27.601cm" svg:y="8.978cm" svg:viewBox="0 0 30 375" draw:points="0,375 30,375 30,0 0,0">
          <text:p/>
        </draw:polygon>
        <draw:polygon draw:style-name="gr38" draw:text-style-name="P10" draw:layer="layout" svg:width="0.029cm" svg:height="0.374cm" svg:x="27.63cm" svg:y="8.978cm" svg:viewBox="0 0 30 375" draw:points="0,375 30,375 30,0 0,0">
          <text:p/>
        </draw:polygon>
        <draw:polygon draw:style-name="gr38" draw:text-style-name="P10" draw:layer="layout" svg:width="0.029cm" svg:height="0.374cm" svg:x="27.66cm" svg:y="8.978cm" svg:viewBox="0 0 30 375" draw:points="0,375 30,375 30,0 0,0">
          <text:p/>
        </draw:polygon>
        <draw:polygon draw:style-name="gr38" draw:text-style-name="P10" draw:layer="layout" svg:width="0.029cm" svg:height="0.374cm" svg:x="27.689cm" svg:y="8.978cm" svg:viewBox="0 0 30 375" draw:points="0,375 30,375 30,0 0,0">
          <text:p/>
        </draw:polygon>
        <draw:polygon draw:style-name="gr37" draw:text-style-name="P9" draw:layer="layout" svg:width="0.029cm" svg:height="0.374cm" svg:x="27.719cm" svg:y="8.978cm" svg:viewBox="0 0 30 375" draw:points="0,375 30,375 30,0 0,0">
          <text:p/>
        </draw:polygon>
        <draw:polygon draw:style-name="gr35" draw:text-style-name="P7" draw:layer="layout" svg:width="0.029cm" svg:height="0.374cm" svg:x="27.748cm" svg:y="8.978cm" svg:viewBox="0 0 30 375" draw:points="0,375 30,375 30,0 0,0">
          <text:p/>
        </draw:polygon>
        <draw:polygon draw:style-name="gr35" draw:text-style-name="P7" draw:layer="layout" svg:width="0.029cm" svg:height="0.374cm" svg:x="27.778cm" svg:y="8.978cm" svg:viewBox="0 0 30 375" draw:points="0,375 30,375 30,0 0,0">
          <text:p/>
        </draw:polygon>
        <draw:polygon draw:style-name="gr36" draw:text-style-name="P8" draw:layer="layout" svg:width="0.029cm" svg:height="0.374cm" svg:x="27.807cm" svg:y="8.978cm" svg:viewBox="0 0 30 375" draw:points="0,375 30,375 30,0 0,0">
          <text:p/>
        </draw:polygon>
        <draw:polygon draw:style-name="gr37" draw:text-style-name="P9" draw:layer="layout" svg:width="0.03cm" svg:height="0.374cm" svg:x="27.836cm" svg:y="8.978cm" svg:viewBox="0 0 31 375" draw:points="0,375 31,375 31,0 0,0">
          <text:p/>
        </draw:polygon>
        <draw:polygon draw:style-name="gr36" draw:text-style-name="P8" draw:layer="layout" svg:width="0.029cm" svg:height="0.374cm" svg:x="27.867cm" svg:y="8.978cm" svg:viewBox="0 0 30 375" draw:points="0,375 30,375 30,0 0,0">
          <text:p/>
        </draw:polygon>
        <draw:polygon draw:style-name="gr35" draw:text-style-name="P7" draw:layer="layout" svg:width="0.029cm" svg:height="0.374cm" svg:x="27.896cm" svg:y="8.978cm" svg:viewBox="0 0 30 375" draw:points="0,375 30,375 30,0 0,0">
          <text:p/>
        </draw:polygon>
        <draw:polygon draw:style-name="gr36" draw:text-style-name="P8" draw:layer="layout" svg:width="0.029cm" svg:height="0.374cm" svg:x="27.925cm" svg:y="8.978cm" svg:viewBox="0 0 30 375" draw:points="0,375 30,375 30,0 0,0">
          <text:p/>
        </draw:polygon>
        <draw:polygon draw:style-name="gr36" draw:text-style-name="P8" draw:layer="layout" svg:width="0.029cm" svg:height="0.374cm" svg:x="27.955cm" svg:y="8.978cm" svg:viewBox="0 0 30 375" draw:points="0,375 30,375 30,0 0,0">
          <text:p/>
        </draw:polygon>
        <draw:polygon draw:style-name="gr38" draw:text-style-name="P10" draw:layer="layout" svg:width="0.029cm" svg:height="0.374cm" svg:x="27.984cm" svg:y="8.978cm" svg:viewBox="0 0 30 375" draw:points="0,375 30,375 30,0 0,0">
          <text:p/>
        </draw:polygon>
        <draw:polygon draw:style-name="gr38" draw:text-style-name="P10" draw:layer="layout" svg:width="0.029cm" svg:height="0.374cm" svg:x="28.013cm" svg:y="8.978cm" svg:viewBox="0 0 30 375" draw:points="0,375 30,375 30,0 0,0">
          <text:p/>
        </draw:polygon>
        <draw:polygon draw:style-name="gr37" draw:text-style-name="P9" draw:layer="layout" svg:width="0.029cm" svg:height="0.374cm" svg:x="28.043cm" svg:y="8.978cm" svg:viewBox="0 0 30 375" draw:points="0,375 30,375 30,0 0,0">
          <text:p/>
        </draw:polygon>
        <draw:polygon draw:style-name="gr36" draw:text-style-name="P8" draw:layer="layout" svg:width="0.029cm" svg:height="0.374cm" svg:x="28.072cm" svg:y="8.978cm" svg:viewBox="0 0 30 375" draw:points="0,375 30,375 30,0 0,0">
          <text:p/>
        </draw:polygon>
        <draw:polygon draw:style-name="gr37" draw:text-style-name="P9" draw:layer="layout" svg:width="0.029cm" svg:height="0.374cm" svg:x="28.102cm" svg:y="8.978cm" svg:viewBox="0 0 30 375" draw:points="0,375 30,375 30,0 0,0">
          <text:p/>
        </draw:polygon>
        <draw:polygon draw:style-name="gr36" draw:text-style-name="P8" draw:layer="layout" svg:width="0.029cm" svg:height="0.374cm" svg:x="28.131cm" svg:y="8.978cm" svg:viewBox="0 0 30 375" draw:points="0,375 30,375 30,0 0,0">
          <text:p/>
        </draw:polygon>
        <draw:polygon draw:style-name="gr36" draw:text-style-name="P8" draw:layer="layout" svg:width="0.029cm" svg:height="0.374cm" svg:x="28.16cm" svg:y="8.978cm" svg:viewBox="0 0 30 375" draw:points="0,375 30,375 30,0 0,0">
          <text:p/>
        </draw:polygon>
        <draw:polygon draw:style-name="gr36" draw:text-style-name="P8" draw:layer="layout" svg:width="0.03cm" svg:height="0.374cm" svg:x="28.189cm" svg:y="8.978cm" svg:viewBox="0 0 31 375" draw:points="0,375 31,375 31,0 0,0">
          <text:p/>
        </draw:polygon>
        <draw:polygon draw:style-name="gr36" draw:text-style-name="P8" draw:layer="layout" svg:width="0.029cm" svg:height="0.374cm" svg:x="28.22cm" svg:y="8.978cm" svg:viewBox="0 0 30 375" draw:points="0,375 30,375 30,0 0,0">
          <text:p/>
        </draw:polygon>
        <draw:polygon draw:style-name="gr38" draw:text-style-name="P10" draw:layer="layout" svg:width="0.029cm" svg:height="0.374cm" svg:x="28.249cm" svg:y="8.978cm" svg:viewBox="0 0 30 375" draw:points="0,375 30,375 30,0 0,0">
          <text:p/>
        </draw:polygon>
        <draw:polygon draw:style-name="gr38" draw:text-style-name="P10" draw:layer="layout" svg:width="0.03cm" svg:height="0.374cm" svg:x="28.278cm" svg:y="8.978cm" svg:viewBox="0 0 31 375" draw:points="0,375 31,375 31,0 0,0">
          <text:p/>
        </draw:polygon>
        <draw:polygon draw:style-name="gr37" draw:text-style-name="P9" draw:layer="layout" svg:width="0.029cm" svg:height="0.374cm" svg:x="28.308cm" svg:y="8.978cm" svg:viewBox="0 0 30 375" draw:points="0,375 30,375 30,0 0,0">
          <text:p/>
        </draw:polygon>
        <draw:polygon draw:style-name="gr37" draw:text-style-name="P9" draw:layer="layout" svg:width="0.029cm" svg:height="0.374cm" svg:x="28.337cm" svg:y="8.978cm" svg:viewBox="0 0 30 375" draw:points="0,375 30,375 30,0 0,0">
          <text:p/>
        </draw:polygon>
        <draw:polygon draw:style-name="gr38" draw:text-style-name="P10" draw:layer="layout" svg:width="0.029cm" svg:height="0.374cm" svg:x="28.366cm" svg:y="8.978cm" svg:viewBox="0 0 30 375" draw:points="0,375 30,375 30,0 0,0">
          <text:p/>
        </draw:polygon>
        <draw:polygon draw:style-name="gr35" draw:text-style-name="P7" draw:layer="layout" svg:width="0.029cm" svg:height="0.374cm" svg:x="28.397cm" svg:y="8.978cm" svg:viewBox="0 0 30 375" draw:points="0,375 30,375 30,0 0,0">
          <text:p/>
        </draw:polygon>
        <draw:polygon draw:style-name="gr38" draw:text-style-name="P10" draw:layer="layout" svg:width="0.029cm" svg:height="0.374cm" svg:x="28.426cm" svg:y="8.978cm" svg:viewBox="0 0 30 375" draw:points="0,375 30,375 30,0 0,0">
          <text:p/>
        </draw:polygon>
        <draw:polygon draw:style-name="gr38" draw:text-style-name="P10" draw:layer="layout" svg:width="0.029cm" svg:height="0.374cm" svg:x="28.455cm" svg:y="8.978cm" svg:viewBox="0 0 30 375" draw:points="0,375 30,375 30,0 0,0">
          <text:p/>
        </draw:polygon>
        <draw:polygon draw:style-name="gr36" draw:text-style-name="P8" draw:layer="layout" svg:width="0.029cm" svg:height="0.374cm" svg:x="28.484cm" svg:y="8.978cm" svg:viewBox="0 0 30 375" draw:points="0,375 30,375 30,0 0,0">
          <text:p/>
        </draw:polygon>
        <draw:polygon draw:style-name="gr36" draw:text-style-name="P8" draw:layer="layout" svg:width="0.029cm" svg:height="0.374cm" svg:x="28.514cm" svg:y="8.978cm" svg:viewBox="0 0 30 375" draw:points="0,375 30,375 30,0 0,0">
          <text:p/>
        </draw:polygon>
        <draw:polygon draw:style-name="gr37" draw:text-style-name="P9" draw:layer="layout" svg:width="0.029cm" svg:height="0.374cm" svg:x="28.544cm" svg:y="8.978cm" svg:viewBox="0 0 30 375" draw:points="0,375 30,375 30,0 0,0">
          <text:p/>
        </draw:polygon>
        <draw:polygon draw:style-name="gr35" draw:text-style-name="P7" draw:layer="layout" svg:width="0.029cm" svg:height="0.374cm" svg:x="28.573cm" svg:y="8.978cm" svg:viewBox="0 0 30 375" draw:points="0,375 30,375 30,0 0,0">
          <text:p/>
        </draw:polygon>
        <draw:polygon draw:style-name="gr37" draw:text-style-name="P9" draw:layer="layout" svg:width="0.029cm" svg:height="0.374cm" svg:x="28.602cm" svg:y="8.978cm" svg:viewBox="0 0 30 375" draw:points="0,375 30,375 30,0 0,0">
          <text:p/>
        </draw:polygon>
        <draw:polygon draw:style-name="gr37" draw:text-style-name="P9" draw:layer="layout" svg:width="0.03cm" svg:height="0.374cm" svg:x="28.631cm" svg:y="8.978cm" svg:viewBox="0 0 31 375" draw:points="0,375 31,375 31,0 0,0">
          <text:p/>
        </draw:polygon>
        <draw:polygon draw:style-name="gr37" draw:text-style-name="P9" draw:layer="layout" svg:width="0.029cm" svg:height="0.374cm" svg:x="28.661cm" svg:y="8.978cm" svg:viewBox="0 0 30 375" draw:points="0,375 30,375 30,0 0,0">
          <text:p/>
        </draw:polygon>
        <draw:polygon draw:style-name="gr37" draw:text-style-name="P9" draw:layer="layout" svg:width="0.029cm" svg:height="0.374cm" svg:x="28.69cm" svg:y="8.978cm" svg:viewBox="0 0 30 375" draw:points="0,375 30,375 30,0 0,0">
          <text:p/>
        </draw:polygon>
        <draw:polygon draw:style-name="gr36" draw:text-style-name="P8" draw:layer="layout" svg:width="0.029cm" svg:height="0.374cm" svg:x="28.721cm" svg:y="8.978cm" svg:viewBox="0 0 30 375" draw:points="0,375 30,375 30,0 0,0">
          <text:p/>
        </draw:polygon>
        <draw:polygon draw:style-name="gr35" draw:text-style-name="P7" draw:layer="layout" svg:width="0.029cm" svg:height="0.374cm" svg:x="28.75cm" svg:y="8.978cm" svg:viewBox="0 0 30 375" draw:points="0,375 30,375 30,0 0,0">
          <text:p/>
        </draw:polygon>
        <draw:polygon draw:style-name="gr38" draw:text-style-name="P10" draw:layer="layout" svg:width="0.029cm" svg:height="0.374cm" svg:x="28.779cm" svg:y="8.978cm" svg:viewBox="0 0 30 375" draw:points="0,375 30,375 30,0 0,0">
          <text:p/>
        </draw:polygon>
        <draw:polygon draw:style-name="gr37" draw:text-style-name="P9" draw:layer="layout" svg:width="0.029cm" svg:height="0.374cm" svg:x="28.808cm" svg:y="8.978cm" svg:viewBox="0 0 30 375" draw:points="0,375 30,375 30,0 0,0">
          <text:p/>
        </draw:polygon>
        <draw:polygon draw:style-name="gr36" draw:text-style-name="P8" draw:layer="layout" svg:width="0.029cm" svg:height="0.374cm" svg:x="28.838cm" svg:y="8.978cm" svg:viewBox="0 0 30 375" draw:points="0,375 30,375 30,0 0,0">
          <text:p/>
        </draw:polygon>
        <draw:polygon draw:style-name="gr36" draw:text-style-name="P8" draw:layer="layout" svg:width="0.029cm" svg:height="0.374cm" svg:x="28.868cm" svg:y="8.978cm" svg:viewBox="0 0 30 375" draw:points="0,375 30,375 30,0 0,0">
          <text:p/>
        </draw:polygon>
        <draw:polygon draw:style-name="gr38" draw:text-style-name="P10" draw:layer="layout" svg:width="0.029cm" svg:height="0.374cm" svg:x="28.897cm" svg:y="8.978cm" svg:viewBox="0 0 30 375" draw:points="0,375 30,375 30,0 0,0">
          <text:p/>
        </draw:polygon>
        <draw:polygon draw:style-name="gr37" draw:text-style-name="P9" draw:layer="layout" svg:width="0.029cm" svg:height="0.374cm" svg:x="28.926cm" svg:y="8.978cm" svg:viewBox="0 0 30 375" draw:points="0,375 30,375 30,0 0,0">
          <text:p/>
        </draw:polygon>
        <draw:polygon draw:style-name="gr38" draw:text-style-name="P10" draw:layer="layout" svg:width="0.029cm" svg:height="0.374cm" svg:x="28.956cm" svg:y="8.978cm" svg:viewBox="0 0 30 375" draw:points="0,375 30,375 30,0 0,0">
          <text:p/>
        </draw:polygon>
        <draw:polygon draw:style-name="gr38" draw:text-style-name="P10" draw:layer="layout" svg:width="0.029cm" svg:height="0.374cm" svg:x="28.985cm" svg:y="8.978cm" svg:viewBox="0 0 30 375" draw:points="0,375 30,375 30,0 0,0">
          <text:p/>
        </draw:polygon>
        <draw:polygon draw:style-name="gr36" draw:text-style-name="P8" draw:layer="layout" svg:width="0.029cm" svg:height="0.374cm" svg:x="29.014cm" svg:y="8.978cm" svg:viewBox="0 0 30 375" draw:points="0,375 30,375 30,0 0,0">
          <text:p/>
        </draw:polygon>
        <draw:polygon draw:style-name="gr37" draw:text-style-name="P9" draw:layer="layout" svg:width="0.03cm" svg:height="0.374cm" svg:x="29.044cm" svg:y="8.978cm" svg:viewBox="0 0 31 375" draw:points="0,375 31,375 31,0 0,0">
          <text:p/>
        </draw:polygon>
        <draw:polygon draw:style-name="gr35" draw:text-style-name="P7" draw:layer="layout" svg:width="0.029cm" svg:height="0.374cm" svg:x="29.074cm" svg:y="8.978cm" svg:viewBox="0 0 30 375" draw:points="0,375 30,375 30,0 0,0">
          <text:p/>
        </draw:polygon>
        <draw:polygon draw:style-name="gr37" draw:text-style-name="P9" draw:layer="layout" svg:width="0.029cm" svg:height="0.374cm" svg:x="29.103cm" svg:y="8.978cm" svg:viewBox="0 0 30 375" draw:points="0,375 30,375 30,0 0,0">
          <text:p/>
        </draw:polygon>
        <draw:polygon draw:style-name="gr38" draw:text-style-name="P10" draw:layer="layout" svg:width="0.029cm" svg:height="0.374cm" svg:x="29.132cm" svg:y="8.978cm" svg:viewBox="0 0 30 375" draw:points="0,375 30,375 30,0 0,0">
          <text:p/>
        </draw:polygon>
        <draw:polygon draw:style-name="gr37" draw:text-style-name="P9" draw:layer="layout" svg:width="0.029cm" svg:height="0.374cm" svg:x="29.162cm" svg:y="8.978cm" svg:viewBox="0 0 30 375" draw:points="0,375 30,375 30,0 0,0">
          <text:p/>
        </draw:polygon>
        <draw:polygon draw:style-name="gr38" draw:text-style-name="P10" draw:layer="layout" svg:width="0.029cm" svg:height="0.374cm" svg:x="29.192cm" svg:y="8.978cm" svg:viewBox="0 0 30 375" draw:points="0,375 30,375 30,0 0,0">
          <text:p/>
        </draw:polygon>
        <draw:polygon draw:style-name="gr36" draw:text-style-name="P8" draw:layer="layout" svg:width="0.029cm" svg:height="0.374cm" svg:x="29.221cm" svg:y="8.978cm" svg:viewBox="0 0 30 375" draw:points="0,375 30,375 30,0 0,0">
          <text:p/>
        </draw:polygon>
        <draw:polygon draw:style-name="gr38" draw:text-style-name="P10" draw:layer="layout" svg:width="0.029cm" svg:height="0.374cm" svg:x="29.25cm" svg:y="8.978cm" svg:viewBox="0 0 30 375" draw:points="0,375 30,375 30,0 0,0">
          <text:p/>
        </draw:polygon>
        <draw:polygon draw:style-name="gr38" draw:text-style-name="P10" draw:layer="layout" svg:width="0.029cm" svg:height="0.374cm" svg:x="29.28cm" svg:y="8.978cm" svg:viewBox="0 0 30 375" draw:points="0,375 30,375 30,0 0,0">
          <text:p/>
        </draw:polygon>
        <draw:polygon draw:style-name="gr37" draw:text-style-name="P9" draw:layer="layout" svg:width="0.029cm" svg:height="0.374cm" svg:x="29.309cm" svg:y="8.978cm" svg:viewBox="0 0 30 375" draw:points="0,375 30,375 30,0 0,0">
          <text:p/>
        </draw:polygon>
        <draw:polygon draw:style-name="gr35" draw:text-style-name="P7" draw:layer="layout" svg:width="0.029cm" svg:height="0.374cm" svg:x="29.338cm" svg:y="8.978cm" svg:viewBox="0 0 30 375" draw:points="0,375 30,375 30,0 0,0">
          <text:p/>
        </draw:polygon>
        <draw:polygon draw:style-name="gr35" draw:text-style-name="P7" draw:layer="layout" svg:width="0.029cm" svg:height="0.374cm" svg:x="29.368cm" svg:y="8.978cm" svg:viewBox="0 0 30 375" draw:points="0,375 30,375 30,0 0,0">
          <text:p/>
        </draw:polygon>
        <draw:polygon draw:style-name="gr38" draw:text-style-name="P10" draw:layer="layout" svg:width="0.029cm" svg:height="0.374cm" svg:x="29.398cm" svg:y="8.978cm" svg:viewBox="0 0 30 375" draw:points="0,375 30,375 30,0 0,0">
          <text:p/>
        </draw:polygon>
        <draw:polygon draw:style-name="gr38" draw:text-style-name="P10" draw:layer="layout" svg:width="0.029cm" svg:height="0.374cm" svg:x="29.427cm" svg:y="8.978cm" svg:viewBox="0 0 30 375" draw:points="0,375 30,375 30,0 0,0">
          <text:p/>
        </draw:polygon>
        <draw:polygon draw:style-name="gr36" draw:text-style-name="P8" draw:layer="layout" svg:width="0.029cm" svg:height="0.374cm" svg:x="29.456cm" svg:y="8.978cm" svg:viewBox="0 0 30 375" draw:points="0,375 30,375 30,0 0,0">
          <text:p/>
        </draw:polygon>
        <draw:polygon draw:style-name="gr38" draw:text-style-name="P10" draw:layer="layout" svg:width="0.03cm" svg:height="0.374cm" svg:x="29.485cm" svg:y="8.978cm" svg:viewBox="0 0 31 375" draw:points="0,375 31,375 31,0 0,0">
          <text:p/>
        </draw:polygon>
        <draw:polygon draw:style-name="gr38" draw:text-style-name="P10" draw:layer="layout" svg:width="0.029cm" svg:height="0.374cm" svg:x="29.516cm" svg:y="8.978cm" svg:viewBox="0 0 30 375" draw:points="0,375 30,375 30,0 0,0">
          <text:p/>
        </draw:polygon>
        <draw:polygon draw:style-name="gr36" draw:text-style-name="P8" draw:layer="layout" svg:width="0.029cm" svg:height="0.374cm" svg:x="29.545cm" svg:y="8.978cm" svg:viewBox="0 0 30 375" draw:points="0,375 30,375 30,0 0,0">
          <text:p/>
        </draw:polygon>
        <draw:polygon draw:style-name="gr37" draw:text-style-name="P9" draw:layer="layout" svg:width="0.029cm" svg:height="0.374cm" svg:x="29.574cm" svg:y="8.978cm" svg:viewBox="0 0 30 375" draw:points="0,375 30,375 30,0 0,0">
          <text:p/>
        </draw:polygon>
        <draw:polygon draw:style-name="gr36" draw:text-style-name="P8" draw:layer="layout" svg:width="0.029cm" svg:height="0.374cm" svg:x="29.604cm" svg:y="8.978cm" svg:viewBox="0 0 30 375" draw:points="0,375 30,375 30,0 0,0">
          <text:p/>
        </draw:polygon>
        <draw:polygon draw:style-name="gr36" draw:text-style-name="P8" draw:layer="layout" svg:width="0.029cm" svg:height="0.374cm" svg:x="29.633cm" svg:y="8.978cm" svg:viewBox="0 0 30 375" draw:points="0,375 30,375 30,0 0,0">
          <text:p/>
        </draw:polygon>
        <draw:polygon draw:style-name="gr36" draw:text-style-name="P8" draw:layer="layout" svg:width="0.029cm" svg:height="0.374cm" svg:x="29.662cm" svg:y="8.978cm" svg:viewBox="0 0 30 375" draw:points="0,375 30,375 30,0 0,0">
          <text:p/>
        </draw:polygon>
        <draw:polygon draw:style-name="gr36" draw:text-style-name="P8" draw:layer="layout" svg:width="0.029cm" svg:height="0.374cm" svg:x="29.692cm" svg:y="8.978cm" svg:viewBox="0 0 30 375" draw:points="0,375 30,375 30,0 0,0">
          <text:p/>
        </draw:polygon>
        <draw:polygon draw:style-name="gr38" draw:text-style-name="P10" draw:layer="layout" svg:width="0.029cm" svg:height="0.374cm" svg:x="29.722cm" svg:y="8.978cm" svg:viewBox="0 0 30 375" draw:points="0,375 30,375 30,0 0,0">
          <text:p/>
        </draw:polygon>
        <draw:polygon draw:style-name="gr37" draw:text-style-name="P9" draw:layer="layout" svg:width="0.029cm" svg:height="0.374cm" svg:x="29.751cm" svg:y="8.978cm" svg:viewBox="0 0 30 375" draw:points="0,375 30,375 30,0 0,0">
          <text:p/>
        </draw:polygon>
        <draw:polygon draw:style-name="gr36" draw:text-style-name="P8" draw:layer="layout" svg:width="0.029cm" svg:height="0.374cm" svg:x="29.78cm" svg:y="8.978cm" svg:viewBox="0 0 30 375" draw:points="0,375 30,375 30,0 0,0">
          <text:p/>
        </draw:polygon>
        <draw:polygon draw:style-name="gr36" draw:text-style-name="P8" draw:layer="layout" svg:width="0.03cm" svg:height="0.374cm" svg:x="29.809cm" svg:y="8.978cm" svg:viewBox="0 0 31 375" draw:points="0,375 31,375 31,0 0,0">
          <text:p/>
        </draw:polygon>
        <draw:polygon draw:style-name="gr37" draw:text-style-name="P9" draw:layer="layout" svg:width="0.029cm" svg:height="0.374cm" svg:x="29.84cm" svg:y="8.978cm" svg:viewBox="0 0 30 375" draw:points="0,375 30,375 30,0 0,0">
          <text:p/>
        </draw:polygon>
        <draw:polygon draw:style-name="gr37" draw:text-style-name="P9" draw:layer="layout" svg:width="0.029cm" svg:height="0.374cm" svg:x="29.869cm" svg:y="8.978cm" svg:viewBox="0 0 30 375" draw:points="0,375 30,375 30,0 0,0">
          <text:p/>
        </draw:polygon>
        <draw:polygon draw:style-name="gr38" draw:text-style-name="P10" draw:layer="layout" svg:width="0.03cm" svg:height="0.374cm" svg:x="29.898cm" svg:y="8.978cm" svg:viewBox="0 0 31 375" draw:points="0,375 31,375 31,0 0,0">
          <text:p/>
        </draw:polygon>
        <draw:polygon draw:style-name="gr38" draw:text-style-name="P10" draw:layer="layout" svg:width="0.029cm" svg:height="0.374cm" svg:x="29.928cm" svg:y="8.978cm" svg:viewBox="0 0 30 375" draw:points="0,375 30,375 30,0 0,0">
          <text:p/>
        </draw:polygon>
        <draw:polygon draw:style-name="gr38" draw:text-style-name="P10" draw:layer="layout" svg:width="0.029cm" svg:height="0.374cm" svg:x="29.957cm" svg:y="8.978cm" svg:viewBox="0 0 30 375" draw:points="0,375 30,375 30,0 0,0">
          <text:p/>
        </draw:polygon>
        <draw:polygon draw:style-name="gr38" draw:text-style-name="P10" draw:layer="layout" svg:width="0.029cm" svg:height="0.374cm" svg:x="29.986cm" svg:y="8.978cm" svg:viewBox="0 0 30 375" draw:points="0,375 30,375 30,0 0,0">
          <text:p/>
        </draw:polygon>
        <draw:polygon draw:style-name="gr38" draw:text-style-name="P10" draw:layer="layout" svg:width="0.029cm" svg:height="0.374cm" svg:x="30.046cm" svg:y="8.978cm" svg:viewBox="0 0 30 375" draw:points="0,375 30,375 30,0 0,0">
          <text:p/>
        </draw:polygon>
        <draw:polygon draw:style-name="gr36" draw:text-style-name="P8" draw:layer="layout" svg:width="0.029cm" svg:height="0.374cm" svg:x="30.075cm" svg:y="8.978cm" svg:viewBox="0 0 30 375" draw:points="0,375 30,375 30,0 0,0">
          <text:p/>
        </draw:polygon>
        <draw:polygon draw:style-name="gr37" draw:text-style-name="P9" draw:layer="layout" svg:width="0.029cm" svg:height="0.374cm" svg:x="30.104cm" svg:y="8.978cm" svg:viewBox="0 0 30 375" draw:points="0,375 30,375 30,0 0,0">
          <text:p/>
        </draw:polygon>
        <draw:polygon draw:style-name="gr38" draw:text-style-name="P10" draw:layer="layout" svg:width="0.029cm" svg:height="0.374cm" svg:x="30.133cm" svg:y="8.978cm" svg:viewBox="0 0 30 375" draw:points="0,375 30,375 30,0 0,0">
          <text:p/>
        </draw:polygon>
        <draw:polygon draw:style-name="gr36" draw:text-style-name="P8" draw:layer="layout" svg:width="0.029cm" svg:height="0.374cm" svg:x="30.163cm" svg:y="8.978cm" svg:viewBox="0 0 30 375" draw:points="0,375 30,375 30,0 0,0">
          <text:p/>
        </draw:polygon>
        <draw:polygon draw:style-name="gr35" draw:text-style-name="P7" draw:layer="layout" svg:width="0.03cm" svg:height="0.374cm" svg:x="30.251cm" svg:y="8.978cm" svg:viewBox="0 0 31 375" draw:points="0,375 31,375 31,0 0,0">
          <text:p/>
        </draw:polygon>
        <draw:polygon draw:style-name="gr35" draw:text-style-name="P7" draw:layer="layout" svg:width="0.029cm" svg:height="0.374cm" svg:x="30.281cm" svg:y="8.978cm" svg:viewBox="0 0 30 375" draw:points="0,375 30,375 30,0 0,0">
          <text:p/>
        </draw:polygon>
        <draw:polygon draw:style-name="gr36" draw:text-style-name="P8" draw:layer="layout" svg:width="0.029cm" svg:height="0.374cm" svg:x="30.31cm" svg:y="8.978cm" svg:viewBox="0 0 30 375" draw:points="0,375 30,375 30,0 0,0">
          <text:p/>
        </draw:polygon>
        <draw:polygon draw:style-name="gr36" draw:text-style-name="P8" draw:layer="layout" svg:width="0.03cm" svg:height="0.374cm" svg:x="30.339cm" svg:y="8.978cm" svg:viewBox="0 0 31 375" draw:points="0,375 31,375 31,0 0,0">
          <text:p/>
        </draw:polygon>
        <draw:polygon draw:style-name="gr37" draw:text-style-name="P9" draw:layer="layout" svg:width="0.029cm" svg:height="0.374cm" svg:x="30.37cm" svg:y="8.978cm" svg:viewBox="0 0 30 375" draw:points="0,375 30,375 30,0 0,0">
          <text:p/>
        </draw:polygon>
        <draw:polygon draw:style-name="gr37" draw:text-style-name="P9" draw:layer="layout" svg:width="0.029cm" svg:height="0.374cm" svg:x="30.399cm" svg:y="8.978cm" svg:viewBox="0 0 30 375" draw:points="0,375 30,375 30,0 0,0">
          <text:p/>
        </draw:polygon>
        <draw:polygon draw:style-name="gr37" draw:text-style-name="P9" draw:layer="layout" svg:width="0.029cm" svg:height="0.374cm" svg:x="30.428cm" svg:y="8.978cm" svg:viewBox="0 0 30 375" draw:points="0,375 30,375 30,0 0,0">
          <text:p/>
        </draw:polygon>
        <draw:polygon draw:style-name="gr35" draw:text-style-name="P7" draw:layer="layout" svg:width="0.029cm" svg:height="0.374cm" svg:x="30.458cm" svg:y="8.978cm" svg:viewBox="0 0 30 375" draw:points="0,375 30,375 30,0 0,0">
          <text:p/>
        </draw:polygon>
        <draw:polygon draw:style-name="gr37" draw:text-style-name="P9" draw:layer="layout" svg:width="0.029cm" svg:height="0.374cm" svg:x="30.487cm" svg:y="8.978cm" svg:viewBox="0 0 30 375" draw:points="0,375 30,375 30,0 0,0">
          <text:p/>
        </draw:polygon>
        <draw:polygon draw:style-name="gr37" draw:text-style-name="P9" draw:layer="layout" svg:width="0.029cm" svg:height="0.374cm" svg:x="30.517cm" svg:y="8.978cm" svg:viewBox="0 0 30 375" draw:points="0,375 30,375 30,0 0,0">
          <text:p/>
        </draw:polygon>
        <draw:polygon draw:style-name="gr35" draw:text-style-name="P7" draw:layer="layout" svg:width="0.029cm" svg:height="0.374cm" svg:x="30.546cm" svg:y="8.978cm" svg:viewBox="0 0 30 375" draw:points="0,375 30,375 30,0 0,0">
          <text:p/>
        </draw:polygon>
        <draw:polygon draw:style-name="gr35" draw:text-style-name="P7" draw:layer="layout" svg:width="0.029cm" svg:height="0.374cm" svg:x="30.576cm" svg:y="8.978cm" svg:viewBox="0 0 30 375" draw:points="0,375 30,375 30,0 0,0">
          <text:p/>
        </draw:polygon>
        <draw:polygon draw:style-name="gr37" draw:text-style-name="P9" draw:layer="layout" svg:width="0.029cm" svg:height="0.374cm" svg:x="30.605cm" svg:y="8.978cm" svg:viewBox="0 0 30 375" draw:points="0,375 30,375 30,0 0,0">
          <text:p/>
        </draw:polygon>
        <draw:polygon draw:style-name="gr37" draw:text-style-name="P9" draw:layer="layout" svg:width="0.029cm" svg:height="0.374cm" svg:x="30.634cm" svg:y="8.978cm" svg:viewBox="0 0 30 375" draw:points="0,375 30,375 30,0 0,0">
          <text:p/>
        </draw:polygon>
        <draw:polygon draw:style-name="gr36" draw:text-style-name="P8" draw:layer="layout" svg:width="0.03cm" svg:height="0.374cm" svg:x="30.663cm" svg:y="8.978cm" svg:viewBox="0 0 31 375" draw:points="0,375 31,375 31,0 0,0">
          <text:p/>
        </draw:polygon>
        <draw:polygon draw:style-name="gr37" draw:text-style-name="P9" draw:layer="layout" svg:width="0.029cm" svg:height="0.374cm" svg:x="30.694cm" svg:y="8.978cm" svg:viewBox="0 0 30 375" draw:points="0,375 30,375 30,0 0,0">
          <text:p/>
        </draw:polygon>
        <draw:polygon draw:style-name="gr37" draw:text-style-name="P9" draw:layer="layout" svg:width="0.029cm" svg:height="0.374cm" svg:x="30.723cm" svg:y="8.978cm" svg:viewBox="0 0 30 375" draw:points="0,375 30,375 30,0 0,0">
          <text:p/>
        </draw:polygon>
        <draw:polygon draw:style-name="gr35" draw:text-style-name="P7" draw:layer="layout" svg:width="0.029cm" svg:height="0.374cm" svg:x="30.752cm" svg:y="8.978cm" svg:viewBox="0 0 30 375" draw:points="0,375 30,375 30,0 0,0">
          <text:p/>
        </draw:polygon>
        <draw:polygon draw:style-name="gr36" draw:text-style-name="P8" draw:layer="layout" svg:width="0.029cm" svg:height="0.374cm" svg:x="30.782cm" svg:y="8.978cm" svg:viewBox="0 0 30 375" draw:points="0,375 30,375 30,0 0,0">
          <text:p/>
        </draw:polygon>
        <draw:polygon draw:style-name="gr37" draw:text-style-name="P9" draw:layer="layout" svg:width="0.029cm" svg:height="0.374cm" svg:x="30.811cm" svg:y="8.978cm" svg:viewBox="0 0 30 375" draw:points="0,375 30,375 30,0 0,0">
          <text:p/>
        </draw:polygon>
        <draw:polygon draw:style-name="gr38" draw:text-style-name="P10" draw:layer="layout" svg:width="0.029cm" svg:height="0.374cm" svg:x="30.841cm" svg:y="8.978cm" svg:viewBox="0 0 30 375" draw:points="0,375 30,375 30,0 0,0">
          <text:p/>
        </draw:polygon>
        <draw:polygon draw:style-name="gr37" draw:text-style-name="P9" draw:layer="layout" svg:width="0.029cm" svg:height="0.374cm" svg:x="30.87cm" svg:y="8.978cm" svg:viewBox="0 0 30 375" draw:points="0,375 30,375 30,0 0,0">
          <text:p/>
        </draw:polygon>
        <draw:polygon draw:style-name="gr37" draw:text-style-name="P9" draw:layer="layout" svg:width="0.029cm" svg:height="0.374cm" svg:x="30.9cm" svg:y="8.978cm" svg:viewBox="0 0 30 375" draw:points="0,375 30,375 30,0 0,0">
          <text:p/>
        </draw:polygon>
        <draw:polygon draw:style-name="gr37" draw:text-style-name="P9" draw:layer="layout" svg:width="0.029cm" svg:height="0.374cm" svg:x="30.929cm" svg:y="8.978cm" svg:viewBox="0 0 30 375" draw:points="0,375 30,375 30,0 0,0">
          <text:p/>
        </draw:polygon>
        <draw:polygon draw:style-name="gr37" draw:text-style-name="P9" draw:layer="layout" svg:width="0.029cm" svg:height="0.374cm" svg:x="30.958cm" svg:y="8.978cm" svg:viewBox="0 0 30 375" draw:points="0,375 30,375 30,0 0,0">
          <text:p/>
        </draw:polygon>
        <draw:polygon draw:style-name="gr37" draw:text-style-name="P9" draw:layer="layout" svg:width="0.029cm" svg:height="0.374cm" svg:x="30.987cm" svg:y="8.978cm" svg:viewBox="0 0 30 375" draw:points="0,375 30,375 30,0 0,0">
          <text:p/>
        </draw:polygon>
        <draw:polygon draw:style-name="gr36" draw:text-style-name="P8" draw:layer="layout" svg:width="0.029cm" svg:height="0.374cm" svg:x="31.018cm" svg:y="8.978cm" svg:viewBox="0 0 30 375" draw:points="0,375 30,375 30,0 0,0">
          <text:p/>
        </draw:polygon>
        <draw:polygon draw:style-name="gr36" draw:text-style-name="P8" draw:layer="layout" svg:width="0.029cm" svg:height="0.374cm" svg:x="31.047cm" svg:y="8.978cm" svg:viewBox="0 0 30 375" draw:points="0,375 30,375 30,0 0,0">
          <text:p/>
        </draw:polygon>
        <draw:polygon draw:style-name="gr38" draw:text-style-name="P10" draw:layer="layout" svg:width="0.029cm" svg:height="0.374cm" svg:x="31.076cm" svg:y="8.978cm" svg:viewBox="0 0 30 375" draw:points="0,375 30,375 30,0 0,0">
          <text:p/>
        </draw:polygon>
        <draw:polygon draw:style-name="gr37" draw:text-style-name="P9" draw:layer="layout" svg:width="0.03cm" svg:height="0.374cm" svg:x="31.105cm" svg:y="8.978cm" svg:viewBox="0 0 31 375" draw:points="0,375 31,375 31,0 0,0">
          <text:p/>
        </draw:polygon>
        <draw:polygon draw:style-name="gr36" draw:text-style-name="P8" draw:layer="layout" svg:width="0.029cm" svg:height="0.374cm" svg:x="31.135cm" svg:y="8.978cm" svg:viewBox="0 0 30 375" draw:points="0,375 30,375 30,0 0,0">
          <text:p/>
        </draw:polygon>
        <draw:polygon draw:style-name="gr36" draw:text-style-name="P8" draw:layer="layout" svg:width="0.029cm" svg:height="0.374cm" svg:x="31.165cm" svg:y="8.978cm" svg:viewBox="0 0 30 375" draw:points="0,375 30,375 30,0 0,0">
          <text:p/>
        </draw:polygon>
        <draw:polygon draw:style-name="gr37" draw:text-style-name="P9" draw:layer="layout" svg:width="0.029cm" svg:height="0.374cm" svg:x="31.194cm" svg:y="8.978cm" svg:viewBox="0 0 30 375" draw:points="0,375 30,375 30,0 0,0">
          <text:p/>
        </draw:polygon>
        <draw:polygon draw:style-name="gr36" draw:text-style-name="P8" draw:layer="layout" svg:width="0.029cm" svg:height="0.374cm" svg:x="31.224cm" svg:y="8.978cm" svg:viewBox="0 0 30 375" draw:points="0,375 30,375 30,0 0,0">
          <text:p/>
        </draw:polygon>
        <draw:polygon draw:style-name="gr37" draw:text-style-name="P9" draw:layer="layout" svg:width="0.029cm" svg:height="0.374cm" svg:x="31.253cm" svg:y="8.978cm" svg:viewBox="0 0 30 375" draw:points="0,375 30,375 30,0 0,0">
          <text:p/>
        </draw:polygon>
        <draw:polygon draw:style-name="gr37" draw:text-style-name="P9" draw:layer="layout" svg:width="0.029cm" svg:height="0.374cm" svg:x="31.282cm" svg:y="8.978cm" svg:viewBox="0 0 30 375" draw:points="0,375 30,375 30,0 0,0">
          <text:p/>
        </draw:polygon>
        <draw:polygon draw:style-name="gr35" draw:text-style-name="P7" draw:layer="layout" svg:width="0.029cm" svg:height="0.374cm" svg:x="31.311cm" svg:y="8.978cm" svg:viewBox="0 0 30 375" draw:points="0,375 30,375 30,0 0,0">
          <text:p/>
        </draw:polygon>
        <draw:polygon draw:style-name="gr37" draw:text-style-name="P9" draw:layer="layout" svg:width="0.029cm" svg:height="0.374cm" svg:x="31.342cm" svg:y="8.978cm" svg:viewBox="0 0 30 375" draw:points="0,375 30,375 30,0 0,0">
          <text:p/>
        </draw:polygon>
        <draw:polygon draw:style-name="gr35" draw:text-style-name="P7" draw:layer="layout" svg:width="0.029cm" svg:height="0.374cm" svg:x="31.371cm" svg:y="8.978cm" svg:viewBox="0 0 30 375" draw:points="0,375 30,375 30,0 0,0">
          <text:p/>
        </draw:polygon>
        <draw:polygon draw:style-name="gr36" draw:text-style-name="P8" draw:layer="layout" svg:width="0.029cm" svg:height="0.374cm" svg:x="31.4cm" svg:y="8.978cm" svg:viewBox="0 0 30 375" draw:points="0,375 30,375 30,0 0,0">
          <text:p/>
        </draw:polygon>
        <draw:polygon draw:style-name="gr37" draw:text-style-name="P9" draw:layer="layout" svg:width="0.029cm" svg:height="0.374cm" svg:x="31.429cm" svg:y="8.978cm" svg:viewBox="0 0 30 375" draw:points="0,375 30,375 30,0 0,0">
          <text:p/>
        </draw:polygon>
        <draw:polygon draw:style-name="gr36" draw:text-style-name="P8" draw:layer="layout" svg:width="0.029cm" svg:height="0.374cm" svg:x="31.459cm" svg:y="8.978cm" svg:viewBox="0 0 30 375" draw:points="0,375 30,375 30,0 0,0">
          <text:p/>
        </draw:polygon>
        <draw:polygon draw:style-name="gr37" draw:text-style-name="P9" draw:layer="layout" svg:width="0.029cm" svg:height="0.374cm" svg:x="31.489cm" svg:y="8.978cm" svg:viewBox="0 0 30 375" draw:points="0,375 30,375 30,0 0,0">
          <text:p/>
        </draw:polygon>
        <draw:polygon draw:style-name="gr37" draw:text-style-name="P9" draw:layer="layout" svg:width="0.03cm" svg:height="0.374cm" svg:x="31.518cm" svg:y="8.978cm" svg:viewBox="0 0 31 375" draw:points="0,375 31,375 31,0 0,0">
          <text:p/>
        </draw:polygon>
        <draw:polygon draw:style-name="gr36" draw:text-style-name="P8" draw:layer="layout" svg:width="0.029cm" svg:height="0.374cm" svg:x="31.548cm" svg:y="8.978cm" svg:viewBox="0 0 30 375" draw:points="0,375 30,375 30,0 0,0">
          <text:p/>
        </draw:polygon>
        <draw:polygon draw:style-name="gr38" draw:text-style-name="P10" draw:layer="layout" svg:width="0.029cm" svg:height="0.374cm" svg:x="31.577cm" svg:y="8.978cm" svg:viewBox="0 0 30 375" draw:points="0,375 30,375 30,0 0,0">
          <text:p/>
        </draw:polygon>
        <draw:polygon draw:style-name="gr36" draw:text-style-name="P8" draw:layer="layout" svg:width="0.029cm" svg:height="0.374cm" svg:x="31.606cm" svg:y="8.978cm" svg:viewBox="0 0 30 375" draw:points="0,375 30,375 30,0 0,0">
          <text:p/>
        </draw:polygon>
        <draw:polygon draw:style-name="gr36" draw:text-style-name="P8" draw:layer="layout" svg:width="0.029cm" svg:height="0.374cm" svg:x="31.635cm" svg:y="8.978cm" svg:viewBox="0 0 30 375" draw:points="0,375 30,375 30,0 0,0">
          <text:p/>
        </draw:polygon>
        <draw:polygon draw:style-name="gr36" draw:text-style-name="P8" draw:layer="layout" svg:width="0.029cm" svg:height="0.374cm" svg:x="31.666cm" svg:y="8.978cm" svg:viewBox="0 0 30 375" draw:points="0,375 30,375 30,0 0,0">
          <text:p/>
        </draw:polygon>
        <draw:polygon draw:style-name="gr36" draw:text-style-name="P8" draw:layer="layout" svg:width="0.029cm" svg:height="0.374cm" svg:x="31.695cm" svg:y="8.978cm" svg:viewBox="0 0 30 375" draw:points="0,375 30,375 30,0 0,0">
          <text:p/>
        </draw:polygon>
        <draw:polygon draw:style-name="gr38" draw:text-style-name="P10" draw:layer="layout" svg:width="0.029cm" svg:height="0.374cm" svg:x="31.724cm" svg:y="8.978cm" svg:viewBox="0 0 30 375" draw:points="0,375 30,375 30,0 0,0">
          <text:p/>
        </draw:polygon>
        <draw:polygon draw:style-name="gr36" draw:text-style-name="P8" draw:layer="layout" svg:width="0.029cm" svg:height="0.374cm" svg:x="31.753cm" svg:y="8.978cm" svg:viewBox="0 0 30 375" draw:points="0,375 30,375 30,0 0,0">
          <text:p/>
        </draw:polygon>
        <draw:polygon draw:style-name="gr35" draw:text-style-name="P7" draw:layer="layout" svg:width="0.029cm" svg:height="0.374cm" svg:x="31.783cm" svg:y="8.978cm" svg:viewBox="0 0 30 375" draw:points="0,375 30,375 30,0 0,0">
          <text:p/>
        </draw:polygon>
        <draw:polygon draw:style-name="gr35" draw:text-style-name="P7" draw:layer="layout" svg:width="0.029cm" svg:height="0.374cm" svg:x="31.813cm" svg:y="8.978cm" svg:viewBox="0 0 30 375" draw:points="0,375 30,375 30,0 0,0">
          <text:p/>
        </draw:polygon>
        <draw:polygon draw:style-name="gr35" draw:text-style-name="P7" draw:layer="layout" svg:width="0.029cm" svg:height="0.374cm" svg:x="31.842cm" svg:y="8.978cm" svg:viewBox="0 0 30 375" draw:points="0,375 30,375 30,0 0,0">
          <text:p/>
        </draw:polygon>
        <draw:polygon draw:style-name="gr38" draw:text-style-name="P10" draw:layer="layout" svg:width="0.03cm" svg:height="0.374cm" svg:x="31.871cm" svg:y="8.978cm" svg:viewBox="0 0 31 375" draw:points="0,375 31,375 31,0 0,0">
          <text:p/>
        </draw:polygon>
        <draw:polygon draw:style-name="gr37" draw:text-style-name="P9" draw:layer="layout" svg:width="0.029cm" svg:height="0.374cm" svg:x="31.901cm" svg:y="8.978cm" svg:viewBox="0 0 30 375" draw:points="0,375 30,375 30,0 0,0">
          <text:p/>
        </draw:polygon>
        <draw:polygon draw:style-name="gr36" draw:text-style-name="P8" draw:layer="layout" svg:width="0.029cm" svg:height="0.374cm" svg:x="31.93cm" svg:y="8.978cm" svg:viewBox="0 0 30 375" draw:points="0,375 30,375 30,0 0,0">
          <text:p/>
        </draw:polygon>
        <draw:polygon draw:style-name="gr35" draw:text-style-name="P7" draw:layer="layout" svg:width="0.03cm" svg:height="0.374cm" svg:x="31.959cm" svg:y="8.978cm" svg:viewBox="0 0 31 375" draw:points="0,375 31,375 31,0 0,0">
          <text:p/>
        </draw:polygon>
        <draw:polygon draw:style-name="gr38" draw:text-style-name="P10" draw:layer="layout" svg:width="0.029cm" svg:height="0.374cm" svg:x="31.99cm" svg:y="8.978cm" svg:viewBox="0 0 30 375" draw:points="0,375 30,375 30,0 0,0">
          <text:p/>
        </draw:polygon>
        <draw:polygon draw:style-name="gr36" draw:text-style-name="P8" draw:layer="layout" svg:width="0.029cm" svg:height="0.374cm" svg:x="32.019cm" svg:y="8.978cm" svg:viewBox="0 0 30 375" draw:points="0,375 30,375 30,0 0,0">
          <text:p/>
        </draw:polygon>
        <draw:polygon draw:style-name="gr37" draw:text-style-name="P9" draw:layer="layout" svg:width="0.029cm" svg:height="0.374cm" svg:x="32.048cm" svg:y="8.978cm" svg:viewBox="0 0 30 375" draw:points="0,375 30,375 30,0 0,0">
          <text:p/>
        </draw:polygon>
        <draw:polygon draw:style-name="gr37" draw:text-style-name="P9" draw:layer="layout" svg:width="0.029cm" svg:height="0.374cm" svg:x="32.078cm" svg:y="8.978cm" svg:viewBox="0 0 30 375" draw:points="0,375 30,375 30,0 0,0">
          <text:p/>
        </draw:polygon>
        <draw:polygon draw:style-name="gr38" draw:text-style-name="P10" draw:layer="layout" svg:width="0.029cm" svg:height="0.374cm" svg:x="32.107cm" svg:y="8.978cm" svg:viewBox="0 0 30 375" draw:points="0,375 30,375 30,0 0,0">
          <text:p/>
        </draw:polygon>
        <draw:polygon draw:style-name="gr37" draw:text-style-name="P9" draw:layer="layout" svg:width="0.029cm" svg:height="0.374cm" svg:x="32.137cm" svg:y="8.978cm" svg:viewBox="0 0 30 375" draw:points="0,375 30,375 30,0 0,0">
          <text:p/>
        </draw:polygon>
        <draw:polygon draw:style-name="gr37" draw:text-style-name="P9" draw:layer="layout" svg:width="0.029cm" svg:height="0.374cm" svg:x="32.166cm" svg:y="8.978cm" svg:viewBox="0 0 30 375" draw:points="0,375 30,375 30,0 0,0">
          <text:p/>
        </draw:polygon>
        <draw:polygon draw:style-name="gr37" draw:text-style-name="P9" draw:layer="layout" svg:width="0.029cm" svg:height="0.374cm" svg:x="32.195cm" svg:y="8.978cm" svg:viewBox="0 0 30 375" draw:points="0,375 30,375 30,0 0,0">
          <text:p/>
        </draw:polygon>
        <draw:polygon draw:style-name="gr37" draw:text-style-name="P9" draw:layer="layout" svg:width="0.029cm" svg:height="0.374cm" svg:x="32.225cm" svg:y="8.978cm" svg:viewBox="0 0 30 375" draw:points="0,375 30,375 30,0 0,0">
          <text:p/>
        </draw:polygon>
        <draw:polygon draw:style-name="gr36" draw:text-style-name="P8" draw:layer="layout" svg:width="0.029cm" svg:height="0.374cm" svg:x="32.254cm" svg:y="8.978cm" svg:viewBox="0 0 30 375" draw:points="0,375 30,375 30,0 0,0">
          <text:p/>
        </draw:polygon>
        <draw:polygon draw:style-name="gr38" draw:text-style-name="P10" draw:layer="layout" svg:width="0.029cm" svg:height="0.374cm" svg:x="32.283cm" svg:y="8.978cm" svg:viewBox="0 0 30 375" draw:points="0,375 30,375 30,0 0,0">
          <text:p/>
        </draw:polygon>
        <draw:polygon draw:style-name="gr38" draw:text-style-name="P10" draw:layer="layout" svg:width="0.03cm" svg:height="0.374cm" svg:x="32.313cm" svg:y="8.978cm" svg:viewBox="0 0 31 375" draw:points="0,375 31,375 31,0 0,0">
          <text:p/>
        </draw:polygon>
        <draw:polygon draw:style-name="gr36" draw:text-style-name="P8" draw:layer="layout" svg:width="0.029cm" svg:height="0.374cm" svg:x="32.343cm" svg:y="8.978cm" svg:viewBox="0 0 30 375" draw:points="0,375 30,375 30,0 0,0">
          <text:p/>
        </draw:polygon>
        <draw:polygon draw:style-name="gr36" draw:text-style-name="P8" draw:layer="layout" svg:width="0.029cm" svg:height="0.374cm" svg:x="32.372cm" svg:y="8.978cm" svg:viewBox="0 0 30 375" draw:points="0,375 30,375 30,0 0,0">
          <text:p/>
        </draw:polygon>
        <draw:polygon draw:style-name="gr37" draw:text-style-name="P9" draw:layer="layout" svg:width="0.029cm" svg:height="0.374cm" svg:x="32.402cm" svg:y="8.978cm" svg:viewBox="0 0 30 375" draw:points="0,375 30,375 30,0 0,0">
          <text:p/>
        </draw:polygon>
        <draw:polygon draw:style-name="gr35" draw:text-style-name="P7" draw:layer="layout" svg:width="0.029cm" svg:height="0.374cm" svg:x="32.431cm" svg:y="8.978cm" svg:viewBox="0 0 30 375" draw:points="0,375 30,375 30,0 0,0">
          <text:p/>
        </draw:polygon>
        <draw:polygon draw:style-name="gr37" draw:text-style-name="P9" draw:layer="layout" svg:width="0.029cm" svg:height="0.374cm" svg:x="32.46cm" svg:y="8.978cm" svg:viewBox="0 0 30 375" draw:points="0,375 30,375 30,0 0,0">
          <text:p/>
        </draw:polygon>
        <draw:polygon draw:style-name="gr36" draw:text-style-name="P8" draw:layer="layout" svg:width="0.029cm" svg:height="0.374cm" svg:x="32.49cm" svg:y="8.978cm" svg:viewBox="0 0 30 375" draw:points="0,375 30,375 30,0 0,0">
          <text:p/>
        </draw:polygon>
        <draw:polygon draw:style-name="gr37" draw:text-style-name="P9" draw:layer="layout" svg:width="0.029cm" svg:height="0.374cm" svg:x="32.52cm" svg:y="8.978cm" svg:viewBox="0 0 30 375" draw:points="0,375 30,375 30,0 0,0">
          <text:p/>
        </draw:polygon>
        <draw:polygon draw:style-name="gr38" draw:text-style-name="P10" draw:layer="layout" svg:width="0.029cm" svg:height="0.374cm" svg:x="32.549cm" svg:y="8.978cm" svg:viewBox="0 0 30 375" draw:points="0,375 30,375 30,0 0,0">
          <text:p/>
        </draw:polygon>
        <draw:polygon draw:style-name="gr38" draw:text-style-name="P10" draw:layer="layout" svg:width="0.029cm" svg:height="0.374cm" svg:x="32.578cm" svg:y="8.978cm" svg:viewBox="0 0 30 375" draw:points="0,375 30,375 30,0 0,0">
          <text:p/>
        </draw:polygon>
        <draw:polygon draw:style-name="gr36" draw:text-style-name="P8" draw:layer="layout" svg:width="0.029cm" svg:height="0.374cm" svg:x="32.607cm" svg:y="8.978cm" svg:viewBox="0 0 30 375" draw:points="0,375 30,375 30,0 0,0">
          <text:p/>
        </draw:polygon>
        <draw:polygon draw:style-name="gr36" draw:text-style-name="P8" draw:layer="layout" svg:width="0.029cm" svg:height="0.374cm" svg:x="32.638cm" svg:y="8.978cm" svg:viewBox="0 0 30 375" draw:points="0,375 30,375 30,0 0,0">
          <text:p/>
        </draw:polygon>
        <draw:polygon draw:style-name="gr35" draw:text-style-name="P7" draw:layer="layout" svg:width="0.029cm" svg:height="0.374cm" svg:x="32.667cm" svg:y="8.978cm" svg:viewBox="0 0 30 375" draw:points="0,375 30,375 30,0 0,0">
          <text:p/>
        </draw:polygon>
        <draw:polygon draw:style-name="gr36" draw:text-style-name="P8" draw:layer="layout" svg:width="0.029cm" svg:height="0.374cm" svg:x="32.696cm" svg:y="8.978cm" svg:viewBox="0 0 30 375" draw:points="0,375 30,375 30,0 0,0">
          <text:p/>
        </draw:polygon>
        <draw:polygon draw:style-name="gr37" draw:text-style-name="P9" draw:layer="layout" svg:width="0.03cm" svg:height="0.374cm" svg:x="32.725cm" svg:y="8.978cm" svg:viewBox="0 0 31 375" draw:points="0,375 31,375 31,0 0,0">
          <text:p/>
        </draw:polygon>
        <draw:polygon draw:style-name="gr37" draw:text-style-name="P9" draw:layer="layout" svg:width="0.029cm" svg:height="0.374cm" svg:x="32.755cm" svg:y="8.978cm" svg:viewBox="0 0 30 375" draw:points="0,375 30,375 30,0 0,0">
          <text:p/>
        </draw:polygon>
        <draw:polygon draw:style-name="gr37" draw:text-style-name="P9" draw:layer="layout" svg:width="0.029cm" svg:height="0.374cm" svg:x="32.784cm" svg:y="8.978cm" svg:viewBox="0 0 30 375" draw:points="0,375 30,375 30,0 0,0">
          <text:p/>
        </draw:polygon>
        <draw:polygon draw:style-name="gr36" draw:text-style-name="P8" draw:layer="layout" svg:width="0.029cm" svg:height="0.374cm" svg:x="32.814cm" svg:y="8.978cm" svg:viewBox="0 0 30 375" draw:points="0,375 30,375 30,0 0,0">
          <text:p/>
        </draw:polygon>
        <draw:polygon draw:style-name="gr37" draw:text-style-name="P9" draw:layer="layout" svg:width="0.029cm" svg:height="0.374cm" svg:x="32.844cm" svg:y="8.978cm" svg:viewBox="0 0 30 375" draw:points="0,375 30,375 30,0 0,0">
          <text:p/>
        </draw:polygon>
        <draw:polygon draw:style-name="gr38" draw:text-style-name="P10" draw:layer="layout" svg:width="0.029cm" svg:height="0.374cm" svg:x="32.873cm" svg:y="8.978cm" svg:viewBox="0 0 30 375" draw:points="0,375 30,375 30,0 0,0">
          <text:p/>
        </draw:polygon>
        <draw:polygon draw:style-name="gr38" draw:text-style-name="P10" draw:layer="layout" svg:width="0.029cm" svg:height="0.374cm" svg:x="32.902cm" svg:y="8.978cm" svg:viewBox="0 0 30 375" draw:points="0,375 30,375 30,0 0,0">
          <text:p/>
        </draw:polygon>
        <draw:polygon draw:style-name="gr37" draw:text-style-name="P9" draw:layer="layout" svg:width="0.029cm" svg:height="0.374cm" svg:x="32.931cm" svg:y="8.978cm" svg:viewBox="0 0 30 375" draw:points="0,375 30,375 30,0 0,0">
          <text:p/>
        </draw:polygon>
        <draw:polygon draw:style-name="gr38" draw:text-style-name="P10" draw:layer="layout" svg:width="0.029cm" svg:height="0.374cm" svg:x="32.962cm" svg:y="8.978cm" svg:viewBox="0 0 30 375" draw:points="0,375 30,375 30,0 0,0">
          <text:p/>
        </draw:polygon>
        <draw:polygon draw:style-name="gr35" draw:text-style-name="P7" draw:layer="layout" svg:width="0.029cm" svg:height="0.374cm" svg:x="32.991cm" svg:y="8.978cm" svg:viewBox="0 0 30 375" draw:points="0,375 30,375 30,0 0,0">
          <text:p/>
        </draw:polygon>
        <draw:polygon draw:style-name="gr38" draw:text-style-name="P10" draw:layer="layout" svg:width="0.029cm" svg:height="0.374cm" svg:x="33.02cm" svg:y="8.978cm" svg:viewBox="0 0 30 375" draw:points="0,375 30,375 30,0 0,0">
          <text:p/>
        </draw:polygon>
        <draw:polygon draw:style-name="gr38" draw:text-style-name="P10" draw:layer="layout" svg:width="0.029cm" svg:height="0.374cm" svg:x="33.049cm" svg:y="8.978cm" svg:viewBox="0 0 30 375" draw:points="0,375 30,375 30,0 0,0">
          <text:p/>
        </draw:polygon>
        <draw:polygon draw:style-name="gr37" draw:text-style-name="P9" draw:layer="layout" svg:width="0.029cm" svg:height="0.374cm" svg:x="33.079cm" svg:y="8.978cm" svg:viewBox="0 0 30 375" draw:points="0,375 30,375 30,0 0,0">
          <text:p/>
        </draw:polygon>
        <draw:polygon draw:style-name="gr38" draw:text-style-name="P10" draw:layer="layout" svg:width="0.029cm" svg:height="0.374cm" svg:x="33.108cm" svg:y="8.978cm" svg:viewBox="0 0 30 375" draw:points="0,375 30,375 30,0 0,0">
          <text:p/>
        </draw:polygon>
        <draw:polygon draw:style-name="gr36" draw:text-style-name="P8" draw:layer="layout" svg:width="0.029cm" svg:height="0.374cm" svg:x="33.138cm" svg:y="8.978cm" svg:viewBox="0 0 30 375" draw:points="0,375 30,375 30,0 0,0">
          <text:p/>
        </draw:polygon>
        <draw:polygon draw:style-name="gr36" draw:text-style-name="P8" draw:layer="layout" svg:width="0.03cm" svg:height="0.374cm" svg:x="33.167cm" svg:y="8.978cm" svg:viewBox="0 0 31 375" draw:points="0,375 31,375 31,0 0,0">
          <text:p/>
        </draw:polygon>
        <draw:polygon draw:style-name="gr38" draw:text-style-name="P10" draw:layer="layout" svg:width="0.029cm" svg:height="0.374cm" svg:x="33.197cm" svg:y="8.978cm" svg:viewBox="0 0 30 375" draw:points="0,375 30,375 30,0 0,0">
          <text:p/>
        </draw:polygon>
        <draw:polygon draw:style-name="gr36" draw:text-style-name="P8" draw:layer="layout" svg:width="0.029cm" svg:height="0.374cm" svg:x="33.226cm" svg:y="8.978cm" svg:viewBox="0 0 30 375" draw:points="0,375 30,375 30,0 0,0">
          <text:p/>
        </draw:polygon>
        <draw:polygon draw:style-name="gr37" draw:text-style-name="P9" draw:layer="layout" svg:width="0.029cm" svg:height="0.374cm" svg:x="33.255cm" svg:y="8.978cm" svg:viewBox="0 0 30 375" draw:points="0,375 30,375 30,0 0,0">
          <text:p/>
        </draw:polygon>
        <draw:polygon draw:style-name="gr38" draw:text-style-name="P10" draw:layer="layout" svg:width="0.029cm" svg:height="0.374cm" svg:x="33.286cm" svg:y="8.978cm" svg:viewBox="0 0 30 375" draw:points="0,375 30,375 30,0 0,0">
          <text:p/>
        </draw:polygon>
        <draw:polygon draw:style-name="gr36" draw:text-style-name="P8" draw:layer="layout" svg:width="0.029cm" svg:height="0.374cm" svg:x="33.315cm" svg:y="8.978cm" svg:viewBox="0 0 30 375" draw:points="0,375 30,375 30,0 0,0">
          <text:p/>
        </draw:polygon>
        <draw:polygon draw:style-name="gr36" draw:text-style-name="P8" draw:layer="layout" svg:width="0.029cm" svg:height="0.374cm" svg:x="33.344cm" svg:y="8.978cm" svg:viewBox="0 0 30 375" draw:points="0,375 30,375 30,0 0,0">
          <text:p/>
        </draw:polygon>
        <draw:polygon draw:style-name="gr37" draw:text-style-name="P9" draw:layer="layout" svg:width="0.029cm" svg:height="0.374cm" svg:x="33.373cm" svg:y="8.978cm" svg:viewBox="0 0 30 375" draw:points="0,375 30,375 30,0 0,0">
          <text:p/>
        </draw:polygon>
        <draw:polygon draw:style-name="gr35" draw:text-style-name="P7" draw:layer="layout" svg:width="0.029cm" svg:height="0.374cm" svg:x="33.403cm" svg:y="8.978cm" svg:viewBox="0 0 30 375" draw:points="0,375 30,375 30,0 0,0">
          <text:p/>
        </draw:polygon>
        <draw:polygon draw:style-name="gr36" draw:text-style-name="P8" draw:layer="layout" svg:width="0.029cm" svg:height="0.374cm" svg:x="33.432cm" svg:y="8.978cm" svg:viewBox="0 0 30 375" draw:points="0,375 30,375 30,0 0,0">
          <text:p/>
        </draw:polygon>
        <draw:polygon draw:style-name="gr35" draw:text-style-name="P7" draw:layer="layout" svg:width="0.029cm" svg:height="0.374cm" svg:x="33.462cm" svg:y="8.978cm" svg:viewBox="0 0 30 375" draw:points="0,375 30,375 30,0 0,0">
          <text:p/>
        </draw:polygon>
        <draw:polygon draw:style-name="gr36" draw:text-style-name="P8" draw:layer="layout" svg:width="0.03cm" svg:height="0.374cm" svg:x="33.491cm" svg:y="8.978cm" svg:viewBox="0 0 31 375" draw:points="0,375 31,375 31,0 0,0">
          <text:p/>
        </draw:polygon>
        <draw:polygon draw:style-name="gr38" draw:text-style-name="P10" draw:layer="layout" svg:width="0.029cm" svg:height="0.374cm" svg:x="33.521cm" svg:y="8.978cm" svg:viewBox="0 0 30 375" draw:points="0,375 30,375 30,0 0,0">
          <text:p/>
        </draw:polygon>
        <draw:polygon draw:style-name="gr37" draw:text-style-name="P9" draw:layer="layout" svg:width="0.029cm" svg:height="0.374cm" svg:x="33.55cm" svg:y="8.978cm" svg:viewBox="0 0 30 375" draw:points="0,375 30,375 30,0 0,0">
          <text:p/>
        </draw:polygon>
        <draw:polygon draw:style-name="gr37" draw:text-style-name="P9" draw:layer="layout" svg:width="0.03cm" svg:height="0.374cm" svg:x="33.579cm" svg:y="8.978cm" svg:viewBox="0 0 31 375" draw:points="0,375 31,375 31,0 0,0">
          <text:p/>
        </draw:polygon>
        <draw:polygon draw:style-name="gr37" draw:text-style-name="P9" draw:layer="layout" svg:width="0.029cm" svg:height="0.374cm" svg:x="33.61cm" svg:y="8.978cm" svg:viewBox="0 0 30 375" draw:points="0,375 30,375 30,0 0,0">
          <text:p/>
        </draw:polygon>
        <draw:polygon draw:style-name="gr36" draw:text-style-name="P8" draw:layer="layout" svg:width="0.029cm" svg:height="0.374cm" svg:x="33.639cm" svg:y="8.978cm" svg:viewBox="0 0 30 375" draw:points="0,375 30,375 30,0 0,0">
          <text:p/>
        </draw:polygon>
        <draw:polygon draw:style-name="gr36" draw:text-style-name="P8" draw:layer="layout" svg:width="0.029cm" svg:height="0.374cm" svg:x="33.668cm" svg:y="8.978cm" svg:viewBox="0 0 30 375" draw:points="0,375 30,375 30,0 0,0">
          <text:p/>
        </draw:polygon>
        <draw:polygon draw:style-name="gr38" draw:text-style-name="P10" draw:layer="layout" svg:width="0.029cm" svg:height="0.374cm" svg:x="33.698cm" svg:y="8.978cm" svg:viewBox="0 0 30 375" draw:points="0,375 30,375 30,0 0,0">
          <text:p/>
        </draw:polygon>
        <draw:polygon draw:style-name="gr36" draw:text-style-name="P8" draw:layer="layout" svg:width="0.029cm" svg:height="0.374cm" svg:x="33.727cm" svg:y="8.978cm" svg:viewBox="0 0 30 375" draw:points="0,375 30,375 30,0 0,0">
          <text:p/>
        </draw:polygon>
        <draw:polygon draw:style-name="gr37" draw:text-style-name="P9" draw:layer="layout" svg:width="0.029cm" svg:height="0.374cm" svg:x="33.756cm" svg:y="8.978cm" svg:viewBox="0 0 30 375" draw:points="0,375 30,375 30,0 0,0">
          <text:p/>
        </draw:polygon>
        <draw:polygon draw:style-name="gr38" draw:text-style-name="P10" draw:layer="layout" svg:width="0.029cm" svg:height="0.374cm" svg:x="33.786cm" svg:y="8.978cm" svg:viewBox="0 0 30 375" draw:points="0,375 30,375 30,0 0,0">
          <text:p/>
        </draw:polygon>
        <draw:polygon draw:style-name="gr36" draw:text-style-name="P8" draw:layer="layout" svg:width="0.029cm" svg:height="0.374cm" svg:x="33.815cm" svg:y="8.978cm" svg:viewBox="0 0 30 375" draw:points="0,375 30,375 30,0 0,0">
          <text:p/>
        </draw:polygon>
        <draw:polygon draw:style-name="gr35" draw:text-style-name="P7" draw:layer="layout" svg:width="0.029cm" svg:height="0.374cm" svg:x="33.845cm" svg:y="8.978cm" svg:viewBox="0 0 30 375" draw:points="0,375 30,375 30,0 0,0">
          <text:p/>
        </draw:polygon>
        <draw:polygon draw:style-name="gr36" draw:text-style-name="P8" draw:layer="layout" svg:width="0.029cm" svg:height="0.374cm" svg:x="33.874cm" svg:y="8.978cm" svg:viewBox="0 0 30 375" draw:points="0,375 30,375 30,0 0,0">
          <text:p/>
        </draw:polygon>
        <draw:polygon draw:style-name="gr36" draw:text-style-name="P8" draw:layer="layout" svg:width="0.029cm" svg:height="0.374cm" svg:x="33.903cm" svg:y="8.978cm" svg:viewBox="0 0 30 375" draw:points="0,375 30,375 30,0 0,0">
          <text:p/>
        </draw:polygon>
        <draw:polygon draw:style-name="gr36" draw:text-style-name="P8" draw:layer="layout" svg:width="0.03cm" svg:height="0.374cm" svg:x="33.932cm" svg:y="8.978cm" svg:viewBox="0 0 31 375" draw:points="0,375 31,375 31,0 0,0">
          <text:p/>
        </draw:polygon>
        <draw:polygon draw:style-name="gr37" draw:text-style-name="P9" draw:layer="layout" svg:width="0.029cm" svg:height="0.374cm" svg:x="33.963cm" svg:y="8.978cm" svg:viewBox="0 0 30 375" draw:points="0,375 30,375 30,0 0,0">
          <text:p/>
        </draw:polygon>
        <draw:polygon draw:style-name="gr36" draw:text-style-name="P8" draw:layer="layout" svg:width="0.029cm" svg:height="0.374cm" svg:x="33.992cm" svg:y="8.978cm" svg:viewBox="0 0 30 375" draw:points="0,375 30,375 30,0 0,0">
          <text:p/>
        </draw:polygon>
        <draw:polygon draw:style-name="gr36" draw:text-style-name="P8" draw:layer="layout" svg:width="0.032cm" svg:height="0.374cm" svg:x="34.021cm" svg:y="8.978cm" svg:viewBox="0 0 33 375" draw:points="0,375 33,375 33,0 0,0">
          <text:p/>
        </draw:polygon>
        <draw:polygon draw:style-name="gr38" draw:text-style-name="P10" draw:layer="layout" svg:width="0.029cm" svg:height="0.374cm" svg:x="34.051cm" svg:y="8.978cm" svg:viewBox="0 0 30 375" draw:points="0,375 30,375 30,0 0,0">
          <text:p/>
        </draw:polygon>
        <draw:polygon draw:style-name="gr36" draw:text-style-name="P8" draw:layer="layout" svg:width="0.029cm" svg:height="0.374cm" svg:x="34.08cm" svg:y="8.978cm" svg:viewBox="0 0 30 375" draw:points="0,375 30,375 30,0 0,0">
          <text:p/>
        </draw:polygon>
        <draw:polygon draw:style-name="gr37" draw:text-style-name="P9" draw:layer="layout" svg:width="0.029cm" svg:height="0.374cm" svg:x="34.11cm" svg:y="8.978cm" svg:viewBox="0 0 30 375" draw:points="0,375 30,375 30,0 0,0">
          <text:p/>
        </draw:polygon>
        <draw:polygon draw:style-name="gr35" draw:text-style-name="P7" draw:layer="layout" svg:width="0.029cm" svg:height="0.374cm" svg:x="34.14cm" svg:y="8.978cm" svg:viewBox="0 0 30 375" draw:points="0,375 30,375 30,0 0,0">
          <text:p/>
        </draw:polygon>
        <draw:polygon draw:style-name="gr36" draw:text-style-name="P8" draw:layer="layout" svg:width="0.029cm" svg:height="0.374cm" svg:x="34.169cm" svg:y="8.978cm" svg:viewBox="0 0 30 375" draw:points="0,375 30,375 30,0 0,0">
          <text:p/>
        </draw:polygon>
        <draw:polygon draw:style-name="gr36" draw:text-style-name="P8" draw:layer="layout" svg:width="0.029cm" svg:height="0.374cm" svg:x="34.198cm" svg:y="8.978cm" svg:viewBox="0 0 30 375" draw:points="0,375 30,375 30,0 0,0">
          <text:p/>
        </draw:polygon>
        <draw:polygon draw:style-name="gr38" draw:text-style-name="P10" draw:layer="layout" svg:width="0.029cm" svg:height="0.374cm" svg:x="34.256cm" svg:y="8.978cm" svg:viewBox="0 0 30 375" draw:points="0,375 30,375 30,0 0,0">
          <text:p/>
        </draw:polygon>
        <draw:polygon draw:style-name="gr37" draw:text-style-name="P9" draw:layer="layout" svg:width="0.029cm" svg:height="0.374cm" svg:x="34.287cm" svg:y="8.978cm" svg:viewBox="0 0 30 375" draw:points="0,375 30,375 30,0 0,0">
          <text:p/>
        </draw:polygon>
        <draw:polygon draw:style-name="gr35" draw:text-style-name="P7" draw:layer="layout" svg:width="0.026cm" svg:height="0.374cm" svg:x="18.95cm" svg:y="8.23cm" svg:viewBox="0 0 27 375" draw:points="0,375 27,375 27,0 0,0">
          <text:p/>
        </draw:polygon>
        <draw:polygon draw:style-name="gr36" draw:text-style-name="P8" draw:layer="layout" svg:width="0.026cm" svg:height="0.374cm" svg:x="18.978cm" svg:y="8.23cm" svg:viewBox="0 0 27 375" draw:points="0,375 27,375 27,0 0,0">
          <text:p/>
        </draw:polygon>
        <draw:polygon draw:style-name="gr37" draw:text-style-name="P9" draw:layer="layout" svg:width="0.026cm" svg:height="0.374cm" svg:x="19.004cm" svg:y="8.23cm" svg:viewBox="0 0 27 375" draw:points="0,375 27,375 27,0 0,0">
          <text:p/>
        </draw:polygon>
        <draw:polygon draw:style-name="gr38" draw:text-style-name="P10" draw:layer="layout" svg:width="0.029cm" svg:height="0.374cm" svg:x="19.031cm" svg:y="8.23cm" svg:viewBox="0 0 30 375" draw:points="0,375 30,375 30,0 0,0">
          <text:p/>
        </draw:polygon>
        <draw:polygon draw:style-name="gr37" draw:text-style-name="P9" draw:layer="layout" svg:width="0.029cm" svg:height="0.374cm" svg:x="19.06cm" svg:y="8.23cm" svg:viewBox="0 0 30 375" draw:points="0,375 30,375 30,0 0,0">
          <text:p/>
        </draw:polygon>
        <draw:polygon draw:style-name="gr38" draw:text-style-name="P10" draw:layer="layout" svg:width="0.029cm" svg:height="0.374cm" svg:x="19.09cm" svg:y="8.23cm" svg:viewBox="0 0 30 375" draw:points="0,375 30,375 30,0 0,0">
          <text:p/>
        </draw:polygon>
        <draw:polygon draw:style-name="gr38" draw:text-style-name="P10" draw:layer="layout" svg:width="0.029cm" svg:height="0.374cm" svg:x="19.119cm" svg:y="8.23cm" svg:viewBox="0 0 30 375" draw:points="0,375 30,375 30,0 0,0">
          <text:p/>
        </draw:polygon>
        <draw:polygon draw:style-name="gr36" draw:text-style-name="P8" draw:layer="layout" svg:width="0.029cm" svg:height="0.374cm" svg:x="19.148cm" svg:y="8.23cm" svg:viewBox="0 0 30 375" draw:points="0,375 30,375 30,0 0,0">
          <text:p/>
        </draw:polygon>
        <draw:polygon draw:style-name="gr38" draw:text-style-name="P10" draw:layer="layout" svg:width="0.029cm" svg:height="0.374cm" svg:x="19.177cm" svg:y="8.23cm" svg:viewBox="0 0 30 375" draw:points="0,375 30,375 30,0 0,0">
          <text:p/>
        </draw:polygon>
        <draw:polygon draw:style-name="gr38" draw:text-style-name="P10" draw:layer="layout" svg:width="0.03cm" svg:height="0.374cm" svg:x="19.207cm" svg:y="8.23cm" svg:viewBox="0 0 31 375" draw:points="0,375 31,375 31,0 0,0">
          <text:p/>
        </draw:polygon>
        <draw:polygon draw:style-name="gr36" draw:text-style-name="P8" draw:layer="layout" svg:width="0.029cm" svg:height="0.374cm" svg:x="19.237cm" svg:y="8.23cm" svg:viewBox="0 0 30 375" draw:points="0,375 30,375 30,0 0,0">
          <text:p/>
        </draw:polygon>
        <draw:polygon draw:style-name="gr35" draw:text-style-name="P7" draw:layer="layout" svg:width="0.029cm" svg:height="0.374cm" svg:x="19.266cm" svg:y="8.23cm" svg:viewBox="0 0 30 375" draw:points="0,375 30,375 30,0 0,0">
          <text:p/>
        </draw:polygon>
        <draw:polygon draw:style-name="gr37" draw:text-style-name="P9" draw:layer="layout" svg:width="0.03cm" svg:height="0.374cm" svg:x="19.295cm" svg:y="8.23cm" svg:viewBox="0 0 31 375" draw:points="0,375 31,375 31,0 0,0">
          <text:p/>
        </draw:polygon>
        <draw:polygon draw:style-name="gr37" draw:text-style-name="P9" draw:layer="layout" svg:width="0.029cm" svg:height="0.374cm" svg:x="19.325cm" svg:y="8.23cm" svg:viewBox="0 0 30 375" draw:points="0,375 30,375 30,0 0,0">
          <text:p/>
        </draw:polygon>
        <draw:polygon draw:style-name="gr36" draw:text-style-name="P8" draw:layer="layout" svg:width="0.029cm" svg:height="0.374cm" svg:x="19.355cm" svg:y="8.23cm" svg:viewBox="0 0 30 375" draw:points="0,375 30,375 30,0 0,0">
          <text:p/>
        </draw:polygon>
        <draw:polygon draw:style-name="gr36" draw:text-style-name="P8" draw:layer="layout" svg:width="0.029cm" svg:height="0.374cm" svg:x="19.384cm" svg:y="8.23cm" svg:viewBox="0 0 30 375" draw:points="0,375 30,375 30,0 0,0">
          <text:p/>
        </draw:polygon>
        <draw:polygon draw:style-name="gr37" draw:text-style-name="P9" draw:layer="layout" svg:width="0.029cm" svg:height="0.374cm" svg:x="19.414cm" svg:y="8.23cm" svg:viewBox="0 0 30 375" draw:points="0,375 30,375 30,0 0,0">
          <text:p/>
        </draw:polygon>
        <draw:polygon draw:style-name="gr38" draw:text-style-name="P10" draw:layer="layout" svg:width="0.029cm" svg:height="0.374cm" svg:x="19.472cm" svg:y="8.23cm" svg:viewBox="0 0 30 375" draw:points="0,375 30,375 30,0 0,0">
          <text:p/>
        </draw:polygon>
        <draw:polygon draw:style-name="gr36" draw:text-style-name="P8" draw:layer="layout" svg:width="0.029cm" svg:height="0.374cm" svg:x="19.501cm" svg:y="8.23cm" svg:viewBox="0 0 30 375" draw:points="0,375 30,375 30,0 0,0">
          <text:p/>
        </draw:polygon>
        <draw:polygon draw:style-name="gr37" draw:text-style-name="P9" draw:layer="layout" svg:width="0.029cm" svg:height="0.374cm" svg:x="19.532cm" svg:y="8.23cm" svg:viewBox="0 0 30 375" draw:points="0,375 30,375 30,0 0,0">
          <text:p/>
        </draw:polygon>
        <draw:polygon draw:style-name="gr37" draw:text-style-name="P9" draw:layer="layout" svg:width="0.029cm" svg:height="0.374cm" svg:x="19.561cm" svg:y="8.23cm" svg:viewBox="0 0 30 375" draw:points="0,375 30,375 30,0 0,0">
          <text:p/>
        </draw:polygon>
        <draw:polygon draw:style-name="gr37" draw:text-style-name="P9" draw:layer="layout" svg:width="0.029cm" svg:height="0.374cm" svg:x="19.59cm" svg:y="8.23cm" svg:viewBox="0 0 30 375" draw:points="0,375 30,375 30,0 0,0">
          <text:p/>
        </draw:polygon>
        <draw:polygon draw:style-name="gr38" draw:text-style-name="P10" draw:layer="layout" svg:width="0.029cm" svg:height="0.374cm" svg:x="19.619cm" svg:y="8.23cm" svg:viewBox="0 0 30 375" draw:points="0,375 30,375 30,0 0,0">
          <text:p/>
        </draw:polygon>
        <draw:polygon draw:style-name="gr36" draw:text-style-name="P8" draw:layer="layout" svg:width="0.029cm" svg:height="0.374cm" svg:x="19.649cm" svg:y="8.23cm" svg:viewBox="0 0 30 375" draw:points="0,375 30,375 30,0 0,0">
          <text:p/>
        </draw:polygon>
        <draw:polygon draw:style-name="gr37" draw:text-style-name="P9" draw:layer="layout" svg:width="0.029cm" svg:height="0.374cm" svg:x="19.679cm" svg:y="8.23cm" svg:viewBox="0 0 30 375" draw:points="0,375 30,375 30,0 0,0">
          <text:p/>
        </draw:polygon>
        <draw:polygon draw:style-name="gr37" draw:text-style-name="P9" draw:layer="layout" svg:width="0.03cm" svg:height="0.374cm" svg:x="19.708cm" svg:y="8.23cm" svg:viewBox="0 0 31 375" draw:points="0,375 31,375 31,0 0,0">
          <text:p/>
        </draw:polygon>
        <draw:polygon draw:style-name="gr36" draw:text-style-name="P8" draw:layer="layout" svg:width="0.029cm" svg:height="0.374cm" svg:x="19.738cm" svg:y="8.23cm" svg:viewBox="0 0 30 375" draw:points="0,375 30,375 30,0 0,0">
          <text:p/>
        </draw:polygon>
        <draw:polygon draw:style-name="gr36" draw:text-style-name="P8" draw:layer="layout" svg:width="0.029cm" svg:height="0.374cm" svg:x="19.767cm" svg:y="8.23cm" svg:viewBox="0 0 30 375" draw:points="0,375 30,375 30,0 0,0">
          <text:p/>
        </draw:polygon>
        <draw:polygon draw:style-name="gr36" draw:text-style-name="P8" draw:layer="layout" svg:width="0.029cm" svg:height="0.374cm" svg:x="19.796cm" svg:y="8.23cm" svg:viewBox="0 0 30 375" draw:points="0,375 30,375 30,0 0,0">
          <text:p/>
        </draw:polygon>
        <draw:polygon draw:style-name="gr36" draw:text-style-name="P8" draw:layer="layout" svg:width="0.029cm" svg:height="0.374cm" svg:x="19.825cm" svg:y="8.23cm" svg:viewBox="0 0 30 375" draw:points="0,375 30,375 30,0 0,0">
          <text:p/>
        </draw:polygon>
        <draw:polygon draw:style-name="gr37" draw:text-style-name="P9" draw:layer="layout" svg:width="0.029cm" svg:height="0.374cm" svg:x="19.856cm" svg:y="8.23cm" svg:viewBox="0 0 30 375" draw:points="0,375 30,375 30,0 0,0">
          <text:p/>
        </draw:polygon>
        <draw:polygon draw:style-name="gr36" draw:text-style-name="P8" draw:layer="layout" svg:width="0.029cm" svg:height="0.374cm" svg:x="19.885cm" svg:y="8.23cm" svg:viewBox="0 0 30 375" draw:points="0,375 30,375 30,0 0,0">
          <text:p/>
        </draw:polygon>
        <draw:polygon draw:style-name="gr35" draw:text-style-name="P7" draw:layer="layout" svg:width="0.029cm" svg:height="0.374cm" svg:x="19.914cm" svg:y="8.23cm" svg:viewBox="0 0 30 375" draw:points="0,375 30,375 30,0 0,0">
          <text:p/>
        </draw:polygon>
        <draw:polygon draw:style-name="gr36" draw:text-style-name="P8" draw:layer="layout" svg:width="0.029cm" svg:height="0.374cm" svg:x="19.943cm" svg:y="8.23cm" svg:viewBox="0 0 30 375" draw:points="0,375 30,375 30,0 0,0">
          <text:p/>
        </draw:polygon>
        <draw:polygon draw:style-name="gr36" draw:text-style-name="P8" draw:layer="layout" svg:width="0.029cm" svg:height="0.374cm" svg:x="19.973cm" svg:y="8.23cm" svg:viewBox="0 0 30 375" draw:points="0,375 30,375 30,0 0,0">
          <text:p/>
        </draw:polygon>
        <draw:polygon draw:style-name="gr37" draw:text-style-name="P9" draw:layer="layout" svg:width="0.029cm" svg:height="0.374cm" svg:x="20.003cm" svg:y="8.23cm" svg:viewBox="0 0 30 375" draw:points="0,375 30,375 30,0 0,0">
          <text:p/>
        </draw:polygon>
        <draw:polygon draw:style-name="gr37" draw:text-style-name="P9" draw:layer="layout" svg:width="0.029cm" svg:height="0.374cm" svg:x="20.032cm" svg:y="8.23cm" svg:viewBox="0 0 30 375" draw:points="0,375 30,375 30,0 0,0">
          <text:p/>
        </draw:polygon>
        <draw:polygon draw:style-name="gr36" draw:text-style-name="P8" draw:layer="layout" svg:width="0.03cm" svg:height="0.374cm" svg:x="20.061cm" svg:y="8.23cm" svg:viewBox="0 0 31 375" draw:points="0,375 31,375 31,0 0,0">
          <text:p/>
        </draw:polygon>
        <draw:polygon draw:style-name="gr37" draw:text-style-name="P9" draw:layer="layout" svg:width="0.029cm" svg:height="0.374cm" svg:x="20.091cm" svg:y="8.23cm" svg:viewBox="0 0 30 375" draw:points="0,375 30,375 30,0 0,0">
          <text:p/>
        </draw:polygon>
        <draw:polygon draw:style-name="gr37" draw:text-style-name="P9" draw:layer="layout" svg:width="0.029cm" svg:height="0.374cm" svg:x="20.12cm" svg:y="8.23cm" svg:viewBox="0 0 30 375" draw:points="0,375 30,375 30,0 0,0">
          <text:p/>
        </draw:polygon>
        <draw:polygon draw:style-name="gr35" draw:text-style-name="P7" draw:layer="layout" svg:width="0.03cm" svg:height="0.374cm" svg:x="20.149cm" svg:y="8.23cm" svg:viewBox="0 0 31 375" draw:points="0,375 31,375 31,0 0,0">
          <text:p/>
        </draw:polygon>
        <draw:polygon draw:style-name="gr37" draw:text-style-name="P9" draw:layer="layout" svg:width="0.029cm" svg:height="0.374cm" svg:x="20.18cm" svg:y="8.23cm" svg:viewBox="0 0 30 375" draw:points="0,375 30,375 30,0 0,0">
          <text:p/>
        </draw:polygon>
        <draw:polygon draw:style-name="gr35" draw:text-style-name="P7" draw:layer="layout" svg:width="0.029cm" svg:height="0.374cm" svg:x="20.209cm" svg:y="8.23cm" svg:viewBox="0 0 30 375" draw:points="0,375 30,375 30,0 0,0">
          <text:p/>
        </draw:polygon>
        <draw:polygon draw:style-name="gr36" draw:text-style-name="P8" draw:layer="layout" svg:width="0.029cm" svg:height="0.374cm" svg:x="20.238cm" svg:y="8.23cm" svg:viewBox="0 0 30 375" draw:points="0,375 30,375 30,0 0,0">
          <text:p/>
        </draw:polygon>
        <draw:polygon draw:style-name="gr37" draw:text-style-name="P9" draw:layer="layout" svg:width="0.029cm" svg:height="0.374cm" svg:x="20.267cm" svg:y="8.23cm" svg:viewBox="0 0 30 375" draw:points="0,375 30,375 30,0 0,0">
          <text:p/>
        </draw:polygon>
        <draw:polygon draw:style-name="gr36" draw:text-style-name="P8" draw:layer="layout" svg:width="0.029cm" svg:height="0.374cm" svg:x="20.297cm" svg:y="8.23cm" svg:viewBox="0 0 30 375" draw:points="0,375 30,375 30,0 0,0">
          <text:p/>
        </draw:polygon>
        <draw:polygon draw:style-name="gr36" draw:text-style-name="P8" draw:layer="layout" svg:width="0.029cm" svg:height="0.374cm" svg:x="20.326cm" svg:y="8.23cm" svg:viewBox="0 0 30 375" draw:points="0,375 30,375 30,0 0,0">
          <text:p/>
        </draw:polygon>
        <draw:polygon draw:style-name="gr37" draw:text-style-name="P9" draw:layer="layout" svg:width="0.029cm" svg:height="0.374cm" svg:x="20.356cm" svg:y="8.23cm" svg:viewBox="0 0 30 375" draw:points="0,375 30,375 30,0 0,0">
          <text:p/>
        </draw:polygon>
        <draw:polygon draw:style-name="gr38" draw:text-style-name="P10" draw:layer="layout" svg:width="0.029cm" svg:height="0.374cm" svg:x="20.385cm" svg:y="8.23cm" svg:viewBox="0 0 30 375" draw:points="0,375 30,375 30,0 0,0">
          <text:p/>
        </draw:polygon>
        <draw:polygon draw:style-name="gr37" draw:text-style-name="P9" draw:layer="layout" svg:width="0.029cm" svg:height="0.374cm" svg:x="20.415cm" svg:y="8.23cm" svg:viewBox="0 0 30 375" draw:points="0,375 30,375 30,0 0,0">
          <text:p/>
        </draw:polygon>
        <draw:polygon draw:style-name="gr36" draw:text-style-name="P8" draw:layer="layout" svg:width="0.029cm" svg:height="0.374cm" svg:x="20.444cm" svg:y="8.23cm" svg:viewBox="0 0 30 375" draw:points="0,375 30,375 30,0 0,0">
          <text:p/>
        </draw:polygon>
        <draw:polygon draw:style-name="gr38" draw:text-style-name="P10" draw:layer="layout" svg:width="0.029cm" svg:height="0.374cm" svg:x="20.473cm" svg:y="8.23cm" svg:viewBox="0 0 30 375" draw:points="0,375 30,375 30,0 0,0">
          <text:p/>
        </draw:polygon>
        <draw:polygon draw:style-name="gr37" draw:text-style-name="P9" draw:layer="layout" svg:width="0.03cm" svg:height="0.374cm" svg:x="20.502cm" svg:y="8.23cm" svg:viewBox="0 0 31 375" draw:points="0,375 31,375 31,0 0,0">
          <text:p/>
        </draw:polygon>
        <draw:polygon draw:style-name="gr36" draw:text-style-name="P8" draw:layer="layout" svg:width="0.029cm" svg:height="0.374cm" svg:x="20.533cm" svg:y="8.23cm" svg:viewBox="0 0 30 375" draw:points="0,375 30,375 30,0 0,0">
          <text:p/>
        </draw:polygon>
        <draw:polygon draw:style-name="gr37" draw:text-style-name="P9" draw:layer="layout" svg:width="0.029cm" svg:height="0.374cm" svg:x="20.562cm" svg:y="8.23cm" svg:viewBox="0 0 30 375" draw:points="0,375 30,375 30,0 0,0">
          <text:p/>
        </draw:polygon>
        <draw:polygon draw:style-name="gr37" draw:text-style-name="P9" draw:layer="layout" svg:width="0.029cm" svg:height="0.374cm" svg:x="20.592cm" svg:y="8.23cm" svg:viewBox="0 0 30 375" draw:points="0,375 30,375 30,0 0,0">
          <text:p/>
        </draw:polygon>
        <draw:polygon draw:style-name="gr37" draw:text-style-name="P9" draw:layer="layout" svg:width="0.029cm" svg:height="0.374cm" svg:x="20.621cm" svg:y="8.23cm" svg:viewBox="0 0 30 375" draw:points="0,375 30,375 30,0 0,0">
          <text:p/>
        </draw:polygon>
        <draw:polygon draw:style-name="gr36" draw:text-style-name="P8" draw:layer="layout" svg:width="0.029cm" svg:height="0.374cm" svg:x="20.65cm" svg:y="8.23cm" svg:viewBox="0 0 30 375" draw:points="0,375 30,375 30,0 0,0">
          <text:p/>
        </draw:polygon>
        <draw:polygon draw:style-name="gr38" draw:text-style-name="P10" draw:layer="layout" svg:width="0.029cm" svg:height="0.374cm" svg:x="20.68cm" svg:y="8.23cm" svg:viewBox="0 0 30 375" draw:points="0,375 30,375 30,0 0,0">
          <text:p/>
        </draw:polygon>
        <draw:polygon draw:style-name="gr36" draw:text-style-name="P8" draw:layer="layout" svg:width="0.029cm" svg:height="0.374cm" svg:x="20.71cm" svg:y="8.23cm" svg:viewBox="0 0 30 375" draw:points="0,375 30,375 30,0 0,0">
          <text:p/>
        </draw:polygon>
        <draw:polygon draw:style-name="gr36" draw:text-style-name="P8" draw:layer="layout" svg:width="0.029cm" svg:height="0.374cm" svg:x="20.739cm" svg:y="8.23cm" svg:viewBox="0 0 30 375" draw:points="0,375 30,375 30,0 0,0">
          <text:p/>
        </draw:polygon>
        <draw:polygon draw:style-name="gr36" draw:text-style-name="P8" draw:layer="layout" svg:width="0.029cm" svg:height="0.374cm" svg:x="20.768cm" svg:y="8.23cm" svg:viewBox="0 0 30 375" draw:points="0,375 30,375 30,0 0,0">
          <text:p/>
        </draw:polygon>
        <draw:polygon draw:style-name="gr37" draw:text-style-name="P9" draw:layer="layout" svg:width="0.03cm" svg:height="0.374cm" svg:x="20.826cm" svg:y="8.23cm" svg:viewBox="0 0 31 375" draw:points="0,375 31,375 31,0 0,0">
          <text:p/>
        </draw:polygon>
        <draw:polygon draw:style-name="gr35" draw:text-style-name="P7" draw:layer="layout" svg:width="0.029cm" svg:height="0.374cm" svg:x="20.857cm" svg:y="8.23cm" svg:viewBox="0 0 30 375" draw:points="0,375 30,375 30,0 0,0">
          <text:p/>
        </draw:polygon>
        <draw:polygon draw:style-name="gr36" draw:text-style-name="P8" draw:layer="layout" svg:width="0.029cm" svg:height="0.374cm" svg:x="20.886cm" svg:y="8.23cm" svg:viewBox="0 0 30 375" draw:points="0,375 30,375 30,0 0,0">
          <text:p/>
        </draw:polygon>
        <draw:polygon draw:style-name="gr37" draw:text-style-name="P9" draw:layer="layout" svg:width="0.03cm" svg:height="0.374cm" svg:x="20.915cm" svg:y="8.23cm" svg:viewBox="0 0 31 375" draw:points="0,375 31,375 31,0 0,0">
          <text:p/>
        </draw:polygon>
        <draw:polygon draw:style-name="gr36" draw:text-style-name="P8" draw:layer="layout" svg:width="0.029cm" svg:height="0.374cm" svg:x="20.945cm" svg:y="8.23cm" svg:viewBox="0 0 30 375" draw:points="0,375 30,375 30,0 0,0">
          <text:p/>
        </draw:polygon>
        <draw:polygon draw:style-name="gr37" draw:text-style-name="P9" draw:layer="layout" svg:width="0.029cm" svg:height="0.374cm" svg:x="20.974cm" svg:y="8.23cm" svg:viewBox="0 0 30 375" draw:points="0,375 30,375 30,0 0,0">
          <text:p/>
        </draw:polygon>
        <draw:polygon draw:style-name="gr36" draw:text-style-name="P8" draw:layer="layout" svg:width="0.029cm" svg:height="0.374cm" svg:x="21.004cm" svg:y="8.23cm" svg:viewBox="0 0 30 375" draw:points="0,375 30,375 30,0 0,0">
          <text:p/>
        </draw:polygon>
        <draw:polygon draw:style-name="gr36" draw:text-style-name="P8" draw:layer="layout" svg:width="0.029cm" svg:height="0.374cm" svg:x="21.034cm" svg:y="8.23cm" svg:viewBox="0 0 30 375" draw:points="0,375 30,375 30,0 0,0">
          <text:p/>
        </draw:polygon>
        <draw:polygon draw:style-name="gr38" draw:text-style-name="P10" draw:layer="layout" svg:width="0.029cm" svg:height="0.374cm" svg:x="21.063cm" svg:y="8.23cm" svg:viewBox="0 0 30 375" draw:points="0,375 30,375 30,0 0,0">
          <text:p/>
        </draw:polygon>
        <draw:polygon draw:style-name="gr38" draw:text-style-name="P10" draw:layer="layout" svg:width="0.029cm" svg:height="0.374cm" svg:x="21.092cm" svg:y="8.23cm" svg:viewBox="0 0 30 375" draw:points="0,375 30,375 30,0 0,0">
          <text:p/>
        </draw:polygon>
        <draw:polygon draw:style-name="gr36" draw:text-style-name="P8" draw:layer="layout" svg:width="0.029cm" svg:height="0.374cm" svg:x="21.121cm" svg:y="8.23cm" svg:viewBox="0 0 30 375" draw:points="0,375 30,375 30,0 0,0">
          <text:p/>
        </draw:polygon>
        <draw:polygon draw:style-name="gr36" draw:text-style-name="P8" draw:layer="layout" svg:width="0.029cm" svg:height="0.374cm" svg:x="21.152cm" svg:y="8.23cm" svg:viewBox="0 0 30 375" draw:points="0,375 30,375 30,0 0,0">
          <text:p/>
        </draw:polygon>
        <draw:polygon draw:style-name="gr35" draw:text-style-name="P7" draw:layer="layout" svg:width="0.029cm" svg:height="0.374cm" svg:x="21.181cm" svg:y="8.23cm" svg:viewBox="0 0 30 375" draw:points="0,375 30,375 30,0 0,0">
          <text:p/>
        </draw:polygon>
        <draw:polygon draw:style-name="gr36" draw:text-style-name="P8" draw:layer="layout" svg:width="0.029cm" svg:height="0.374cm" svg:x="21.21cm" svg:y="8.23cm" svg:viewBox="0 0 30 375" draw:points="0,375 30,375 30,0 0,0">
          <text:p/>
        </draw:polygon>
        <draw:polygon draw:style-name="gr35" draw:text-style-name="P7" draw:layer="layout" svg:width="0.029cm" svg:height="0.374cm" svg:x="21.239cm" svg:y="8.23cm" svg:viewBox="0 0 30 375" draw:points="0,375 30,375 30,0 0,0">
          <text:p/>
        </draw:polygon>
        <draw:polygon draw:style-name="gr36" draw:text-style-name="P8" draw:layer="layout" svg:width="0.029cm" svg:height="0.374cm" svg:x="21.269cm" svg:y="8.23cm" svg:viewBox="0 0 30 375" draw:points="0,375 30,375 30,0 0,0">
          <text:p/>
        </draw:polygon>
        <draw:polygon draw:style-name="gr36" draw:text-style-name="P8" draw:layer="layout" svg:width="0.029cm" svg:height="0.374cm" svg:x="21.298cm" svg:y="8.23cm" svg:viewBox="0 0 30 375" draw:points="0,375 30,375 30,0 0,0">
          <text:p/>
        </draw:polygon>
        <draw:polygon draw:style-name="gr35" draw:text-style-name="P7" draw:layer="layout" svg:width="0.029cm" svg:height="0.374cm" svg:x="21.328cm" svg:y="8.23cm" svg:viewBox="0 0 30 375" draw:points="0,375 30,375 30,0 0,0">
          <text:p/>
        </draw:polygon>
        <draw:polygon draw:style-name="gr35" draw:text-style-name="P7" draw:layer="layout" svg:width="0.03cm" svg:height="0.374cm" svg:x="21.357cm" svg:y="8.23cm" svg:viewBox="0 0 31 375" draw:points="0,375 31,375 31,0 0,0">
          <text:p/>
        </draw:polygon>
        <draw:polygon draw:style-name="gr35" draw:text-style-name="P7" draw:layer="layout" svg:width="0.029cm" svg:height="0.374cm" svg:x="21.387cm" svg:y="8.23cm" svg:viewBox="0 0 30 375" draw:points="0,375 30,375 30,0 0,0">
          <text:p/>
        </draw:polygon>
        <draw:polygon draw:style-name="gr36" draw:text-style-name="P8" draw:layer="layout" svg:width="0.029cm" svg:height="0.374cm" svg:x="21.416cm" svg:y="8.23cm" svg:viewBox="0 0 30 375" draw:points="0,375 30,375 30,0 0,0">
          <text:p/>
        </draw:polygon>
        <draw:polygon draw:style-name="gr36" draw:text-style-name="P8" draw:layer="layout" svg:width="0.029cm" svg:height="0.374cm" svg:x="21.445cm" svg:y="8.23cm" svg:viewBox="0 0 30 375" draw:points="0,375 30,375 30,0 0,0">
          <text:p/>
        </draw:polygon>
        <draw:polygon draw:style-name="gr36" draw:text-style-name="P8" draw:layer="layout" svg:width="0.029cm" svg:height="0.374cm" svg:x="21.476cm" svg:y="8.23cm" svg:viewBox="0 0 30 375" draw:points="0,375 30,375 30,0 0,0">
          <text:p/>
        </draw:polygon>
        <draw:polygon draw:style-name="gr36" draw:text-style-name="P8" draw:layer="layout" svg:width="0.029cm" svg:height="0.374cm" svg:x="21.505cm" svg:y="8.23cm" svg:viewBox="0 0 30 375" draw:points="0,375 30,375 30,0 0,0">
          <text:p/>
        </draw:polygon>
        <draw:polygon draw:style-name="gr38" draw:text-style-name="P10" draw:layer="layout" svg:width="0.029cm" svg:height="0.374cm" svg:x="21.534cm" svg:y="8.23cm" svg:viewBox="0 0 30 375" draw:points="0,375 30,375 30,0 0,0">
          <text:p/>
        </draw:polygon>
        <draw:polygon draw:style-name="gr37" draw:text-style-name="P9" draw:layer="layout" svg:width="0.029cm" svg:height="0.374cm" svg:x="21.563cm" svg:y="8.23cm" svg:viewBox="0 0 30 375" draw:points="0,375 30,375 30,0 0,0">
          <text:p/>
        </draw:polygon>
        <draw:polygon draw:style-name="gr38" draw:text-style-name="P10" draw:layer="layout" svg:width="0.029cm" svg:height="0.374cm" svg:x="21.593cm" svg:y="8.23cm" svg:viewBox="0 0 30 375" draw:points="0,375 30,375 30,0 0,0">
          <text:p/>
        </draw:polygon>
        <draw:polygon draw:style-name="gr37" draw:text-style-name="P9" draw:layer="layout" svg:width="0.029cm" svg:height="0.374cm" svg:x="21.622cm" svg:y="8.23cm" svg:viewBox="0 0 30 375" draw:points="0,375 30,375 30,0 0,0">
          <text:p/>
        </draw:polygon>
        <draw:polygon draw:style-name="gr35" draw:text-style-name="P7" draw:layer="layout" svg:width="0.029cm" svg:height="0.374cm" svg:x="21.652cm" svg:y="8.23cm" svg:viewBox="0 0 30 375" draw:points="0,375 30,375 30,0 0,0">
          <text:p/>
        </draw:polygon>
        <draw:polygon draw:style-name="gr35" draw:text-style-name="P7" draw:layer="layout" svg:width="0.03cm" svg:height="0.374cm" svg:x="21.681cm" svg:y="8.23cm" svg:viewBox="0 0 31 375" draw:points="0,375 31,375 31,0 0,0">
          <text:p/>
        </draw:polygon>
        <draw:polygon draw:style-name="gr36" draw:text-style-name="P8" draw:layer="layout" svg:width="0.029cm" svg:height="0.374cm" svg:x="21.711cm" svg:y="8.23cm" svg:viewBox="0 0 30 375" draw:points="0,375 30,375 30,0 0,0">
          <text:p/>
        </draw:polygon>
        <draw:polygon draw:style-name="gr36" draw:text-style-name="P8" draw:layer="layout" svg:width="0.029cm" svg:height="0.374cm" svg:x="21.74cm" svg:y="8.23cm" svg:viewBox="0 0 30 375" draw:points="0,375 30,375 30,0 0,0">
          <text:p/>
        </draw:polygon>
        <draw:polygon draw:style-name="gr38" draw:text-style-name="P10" draw:layer="layout" svg:width="0.03cm" svg:height="0.374cm" svg:x="21.769cm" svg:y="8.23cm" svg:viewBox="0 0 31 375" draw:points="0,375 31,375 31,0 0,0">
          <text:p/>
        </draw:polygon>
        <draw:polygon draw:style-name="gr38" draw:text-style-name="P10" draw:layer="layout" svg:width="0.029cm" svg:height="0.374cm" svg:x="21.8cm" svg:y="8.23cm" svg:viewBox="0 0 30 375" draw:points="0,375 30,375 30,0 0,0">
          <text:p/>
        </draw:polygon>
        <draw:polygon draw:style-name="gr38" draw:text-style-name="P10" draw:layer="layout" svg:width="0.029cm" svg:height="0.374cm" svg:x="21.829cm" svg:y="8.23cm" svg:viewBox="0 0 30 375" draw:points="0,375 30,375 30,0 0,0">
          <text:p/>
        </draw:polygon>
        <draw:polygon draw:style-name="gr37" draw:text-style-name="P9" draw:layer="layout" svg:width="0.029cm" svg:height="0.374cm" svg:x="21.858cm" svg:y="8.23cm" svg:viewBox="0 0 30 375" draw:points="0,375 30,375 30,0 0,0">
          <text:p/>
        </draw:polygon>
        <draw:polygon draw:style-name="gr37" draw:text-style-name="P9" draw:layer="layout" svg:width="0.029cm" svg:height="0.374cm" svg:x="21.887cm" svg:y="8.23cm" svg:viewBox="0 0 30 375" draw:points="0,375 30,375 30,0 0,0">
          <text:p/>
        </draw:polygon>
        <draw:polygon draw:style-name="gr37" draw:text-style-name="P9" draw:layer="layout" svg:width="0.029cm" svg:height="0.374cm" svg:x="21.917cm" svg:y="8.23cm" svg:viewBox="0 0 30 375" draw:points="0,375 30,375 30,0 0,0">
          <text:p/>
        </draw:polygon>
        <draw:polygon draw:style-name="gr35" draw:text-style-name="P7" draw:layer="layout" svg:width="0.029cm" svg:height="0.374cm" svg:x="21.946cm" svg:y="8.23cm" svg:viewBox="0 0 30 375" draw:points="0,375 30,375 30,0 0,0">
          <text:p/>
        </draw:polygon>
        <draw:polygon draw:style-name="gr37" draw:text-style-name="P9" draw:layer="layout" svg:width="0.029cm" svg:height="0.374cm" svg:x="21.976cm" svg:y="8.23cm" svg:viewBox="0 0 30 375" draw:points="0,375 30,375 30,0 0,0">
          <text:p/>
        </draw:polygon>
        <draw:polygon draw:style-name="gr37" draw:text-style-name="P9" draw:layer="layout" svg:width="0.029cm" svg:height="0.374cm" svg:x="22.005cm" svg:y="8.23cm" svg:viewBox="0 0 30 375" draw:points="0,375 30,375 30,0 0,0">
          <text:p/>
        </draw:polygon>
        <draw:polygon draw:style-name="gr37" draw:text-style-name="P9" draw:layer="layout" svg:width="0.029cm" svg:height="0.374cm" svg:x="22.035cm" svg:y="8.23cm" svg:viewBox="0 0 30 375" draw:points="0,375 30,375 30,0 0,0">
          <text:p/>
        </draw:polygon>
        <draw:polygon draw:style-name="gr36" draw:text-style-name="P8" draw:layer="layout" svg:width="0.029cm" svg:height="0.374cm" svg:x="22.417cm" svg:y="8.23cm" svg:viewBox="0 0 30 375" draw:points="0,375 30,375 30,0 0,0">
          <text:p/>
        </draw:polygon>
        <draw:polygon draw:style-name="gr38" draw:text-style-name="P10" draw:layer="layout" svg:width="0.029cm" svg:height="0.374cm" svg:x="22.446cm" svg:y="8.23cm" svg:viewBox="0 0 30 375" draw:points="0,375 30,375 30,0 0,0">
          <text:p/>
        </draw:polygon>
        <draw:polygon draw:style-name="gr36" draw:text-style-name="P8" draw:layer="layout" svg:width="0.029cm" svg:height="0.374cm" svg:x="22.477cm" svg:y="8.23cm" svg:viewBox="0 0 30 375" draw:points="0,375 30,375 30,0 0,0">
          <text:p/>
        </draw:polygon>
        <draw:polygon draw:style-name="gr37" draw:text-style-name="P9" draw:layer="layout" svg:width="0.029cm" svg:height="0.374cm" svg:x="22.506cm" svg:y="8.23cm" svg:viewBox="0 0 30 375" draw:points="0,375 30,375 30,0 0,0">
          <text:p/>
        </draw:polygon>
        <draw:polygon draw:style-name="gr35" draw:text-style-name="P7" draw:layer="layout" svg:width="0.03cm" svg:height="0.374cm" svg:x="22.535cm" svg:y="8.23cm" svg:viewBox="0 0 31 375" draw:points="0,375 31,375 31,0 0,0">
          <text:p/>
        </draw:polygon>
        <draw:polygon draw:style-name="gr37" draw:text-style-name="P9" draw:layer="layout" svg:width="0.029cm" svg:height="0.374cm" svg:x="22.565cm" svg:y="8.23cm" svg:viewBox="0 0 30 375" draw:points="0,375 30,375 30,0 0,0">
          <text:p/>
        </draw:polygon>
        <draw:polygon draw:style-name="gr35" draw:text-style-name="P7" draw:layer="layout" svg:width="0.029cm" svg:height="0.374cm" svg:x="22.594cm" svg:y="8.23cm" svg:viewBox="0 0 30 375" draw:points="0,375 30,375 30,0 0,0">
          <text:p/>
        </draw:polygon>
        <draw:polygon draw:style-name="gr37" draw:text-style-name="P9" draw:layer="layout" svg:width="0.029cm" svg:height="0.374cm" svg:x="22.623cm" svg:y="8.23cm" svg:viewBox="0 0 30 375" draw:points="0,375 30,375 30,0 0,0">
          <text:p/>
        </draw:polygon>
        <draw:polygon draw:style-name="gr37" draw:text-style-name="P9" draw:layer="layout" svg:width="0.029cm" svg:height="0.374cm" svg:x="22.654cm" svg:y="8.23cm" svg:viewBox="0 0 30 375" draw:points="0,375 30,375 30,0 0,0">
          <text:p/>
        </draw:polygon>
        <draw:polygon draw:style-name="gr37" draw:text-style-name="P9" draw:layer="layout" svg:width="0.029cm" svg:height="0.374cm" svg:x="22.683cm" svg:y="8.23cm" svg:viewBox="0 0 30 375" draw:points="0,375 30,375 30,0 0,0">
          <text:p/>
        </draw:polygon>
        <draw:polygon draw:style-name="gr36" draw:text-style-name="P8" draw:layer="layout" svg:width="0.029cm" svg:height="0.374cm" svg:x="22.712cm" svg:y="8.23cm" svg:viewBox="0 0 30 375" draw:points="0,375 30,375 30,0 0,0">
          <text:p/>
        </draw:polygon>
        <draw:polygon draw:style-name="gr36" draw:text-style-name="P8" draw:layer="layout" svg:width="0.029cm" svg:height="0.374cm" svg:x="22.741cm" svg:y="8.23cm" svg:viewBox="0 0 30 375" draw:points="0,375 30,375 30,0 0,0">
          <text:p/>
        </draw:polygon>
        <draw:polygon draw:style-name="gr37" draw:text-style-name="P9" draw:layer="layout" svg:width="0.029cm" svg:height="0.374cm" svg:x="22.771cm" svg:y="8.23cm" svg:viewBox="0 0 30 375" draw:points="0,375 30,375 30,0 0,0">
          <text:p/>
        </draw:polygon>
        <draw:polygon draw:style-name="gr38" draw:text-style-name="P10" draw:layer="layout" svg:width="0.029cm" svg:height="0.374cm" svg:x="22.801cm" svg:y="8.23cm" svg:viewBox="0 0 30 375" draw:points="0,375 30,375 30,0 0,0">
          <text:p/>
        </draw:polygon>
        <draw:polygon draw:style-name="gr36" draw:text-style-name="P8" draw:layer="layout" svg:width="0.029cm" svg:height="0.374cm" svg:x="22.83cm" svg:y="8.23cm" svg:viewBox="0 0 30 375" draw:points="0,375 30,375 30,0 0,0">
          <text:p/>
        </draw:polygon>
        <draw:polygon draw:style-name="gr36" draw:text-style-name="P8" draw:layer="layout" svg:width="0.029cm" svg:height="0.374cm" svg:x="22.859cm" svg:y="8.23cm" svg:viewBox="0 0 30 375" draw:points="0,375 30,375 30,0 0,0">
          <text:p/>
        </draw:polygon>
        <draw:polygon draw:style-name="gr36" draw:text-style-name="P8" draw:layer="layout" svg:width="0.03cm" svg:height="0.374cm" svg:x="22.888cm" svg:y="8.23cm" svg:viewBox="0 0 31 375" draw:points="0,375 31,375 31,0 0,0">
          <text:p/>
        </draw:polygon>
        <draw:polygon draw:style-name="gr36" draw:text-style-name="P8" draw:layer="layout" svg:width="0.029cm" svg:height="0.374cm" svg:x="22.918cm" svg:y="8.23cm" svg:viewBox="0 0 30 375" draw:points="0,375 30,375 30,0 0,0">
          <text:p/>
        </draw:polygon>
        <draw:polygon draw:style-name="gr38" draw:text-style-name="P10" draw:layer="layout" svg:width="0.029cm" svg:height="0.374cm" svg:x="22.947cm" svg:y="8.23cm" svg:viewBox="0 0 30 375" draw:points="0,375 30,375 30,0 0,0">
          <text:p/>
        </draw:polygon>
        <draw:polygon draw:style-name="gr38" draw:text-style-name="P10" draw:layer="layout" svg:width="0.03cm" svg:height="0.374cm" svg:x="22.977cm" svg:y="8.23cm" svg:viewBox="0 0 31 375" draw:points="0,375 31,375 31,0 0,0">
          <text:p/>
        </draw:polygon>
        <draw:polygon draw:style-name="gr38" draw:text-style-name="P10" draw:layer="layout" svg:width="0.029cm" svg:height="0.374cm" svg:x="23.007cm" svg:y="8.23cm" svg:viewBox="0 0 30 375" draw:points="0,375 30,375 30,0 0,0">
          <text:p/>
        </draw:polygon>
        <draw:polygon draw:style-name="gr35" draw:text-style-name="P7" draw:layer="layout" svg:width="0.029cm" svg:height="0.374cm" svg:x="23.036cm" svg:y="8.23cm" svg:viewBox="0 0 30 375" draw:points="0,375 30,375 30,0 0,0">
          <text:p/>
        </draw:polygon>
        <draw:polygon draw:style-name="gr36" draw:text-style-name="P8" draw:layer="layout" svg:width="0.029cm" svg:height="0.374cm" svg:x="23.065cm" svg:y="8.23cm" svg:viewBox="0 0 30 375" draw:points="0,375 30,375 30,0 0,0">
          <text:p/>
        </draw:polygon>
        <draw:polygon draw:style-name="gr35" draw:text-style-name="P7" draw:layer="layout" svg:width="0.029cm" svg:height="0.374cm" svg:x="23.095cm" svg:y="8.23cm" svg:viewBox="0 0 30 375" draw:points="0,375 30,375 30,0 0,0">
          <text:p/>
        </draw:polygon>
        <draw:polygon draw:style-name="gr35" draw:text-style-name="P7" draw:layer="layout" svg:width="0.029cm" svg:height="0.374cm" svg:x="23.125cm" svg:y="8.23cm" svg:viewBox="0 0 30 375" draw:points="0,375 30,375 30,0 0,0">
          <text:p/>
        </draw:polygon>
        <draw:polygon draw:style-name="gr35" draw:text-style-name="P7" draw:layer="layout" svg:width="0.029cm" svg:height="0.374cm" svg:x="23.154cm" svg:y="8.23cm" svg:viewBox="0 0 30 375" draw:points="0,375 30,375 30,0 0,0">
          <text:p/>
        </draw:polygon>
        <draw:polygon draw:style-name="gr36" draw:text-style-name="P8" draw:layer="layout" svg:width="0.029cm" svg:height="0.374cm" svg:x="23.183cm" svg:y="8.23cm" svg:viewBox="0 0 30 375" draw:points="0,375 30,375 30,0 0,0">
          <text:p/>
        </draw:polygon>
        <draw:polygon draw:style-name="gr38" draw:text-style-name="P10" draw:layer="layout" svg:width="0.029cm" svg:height="0.374cm" svg:x="23.213cm" svg:y="8.23cm" svg:viewBox="0 0 30 375" draw:points="0,375 30,375 30,0 0,0">
          <text:p/>
        </draw:polygon>
        <draw:polygon draw:style-name="gr36" draw:text-style-name="P8" draw:layer="layout" svg:width="0.029cm" svg:height="0.374cm" svg:x="23.242cm" svg:y="8.23cm" svg:viewBox="0 0 30 375" draw:points="0,375 30,375 30,0 0,0">
          <text:p/>
        </draw:polygon>
        <draw:polygon draw:style-name="gr38" draw:text-style-name="P10" draw:layer="layout" svg:width="0.029cm" svg:height="0.374cm" svg:x="23.271cm" svg:y="8.23cm" svg:viewBox="0 0 30 375" draw:points="0,375 30,375 30,0 0,0">
          <text:p/>
        </draw:polygon>
        <draw:polygon draw:style-name="gr38" draw:text-style-name="P10" draw:layer="layout" svg:width="0.029cm" svg:height="0.374cm" svg:x="23.301cm" svg:y="8.23cm" svg:viewBox="0 0 30 375" draw:points="0,375 30,375 30,0 0,0">
          <text:p/>
        </draw:polygon>
        <draw:polygon draw:style-name="gr36" draw:text-style-name="P8" draw:layer="layout" svg:width="0.029cm" svg:height="0.374cm" svg:x="23.331cm" svg:y="8.23cm" svg:viewBox="0 0 30 375" draw:points="0,375 30,375 30,0 0,0">
          <text:p/>
        </draw:polygon>
        <draw:polygon draw:style-name="gr37" draw:text-style-name="P9" draw:layer="layout" svg:width="0.029cm" svg:height="0.374cm" svg:x="23.36cm" svg:y="8.23cm" svg:viewBox="0 0 30 375" draw:points="0,375 30,375 30,0 0,0">
          <text:p/>
        </draw:polygon>
        <draw:polygon draw:style-name="gr38" draw:text-style-name="P10" draw:layer="layout" svg:width="0.029cm" svg:height="0.374cm" svg:x="23.389cm" svg:y="8.23cm" svg:viewBox="0 0 30 375" draw:points="0,375 30,375 30,0 0,0">
          <text:p/>
        </draw:polygon>
        <draw:polygon draw:style-name="gr37" draw:text-style-name="P9" draw:layer="layout" svg:width="0.029cm" svg:height="0.374cm" svg:x="23.419cm" svg:y="8.23cm" svg:viewBox="0 0 30 375" draw:points="0,375 30,375 30,0 0,0">
          <text:p/>
        </draw:polygon>
        <draw:polygon draw:style-name="gr38" draw:text-style-name="P10" draw:layer="layout" svg:width="0.029cm" svg:height="0.374cm" svg:x="23.449cm" svg:y="8.23cm" svg:viewBox="0 0 30 375" draw:points="0,375 30,375 30,0 0,0">
          <text:p/>
        </draw:polygon>
        <draw:polygon draw:style-name="gr36" draw:text-style-name="P8" draw:layer="layout" svg:width="0.029cm" svg:height="0.374cm" svg:x="23.507cm" svg:y="8.23cm" svg:viewBox="0 0 30 375" draw:points="0,375 30,375 30,0 0,0">
          <text:p/>
        </draw:polygon>
        <draw:polygon draw:style-name="gr38" draw:text-style-name="P10" draw:layer="layout" svg:width="0.029cm" svg:height="0.374cm" svg:x="23.537cm" svg:y="8.23cm" svg:viewBox="0 0 30 375" draw:points="0,375 30,375 30,0 0,0">
          <text:p/>
        </draw:polygon>
        <draw:polygon draw:style-name="gr38" draw:text-style-name="P10" draw:layer="layout" svg:width="0.029cm" svg:height="0.374cm" svg:x="23.566cm" svg:y="8.23cm" svg:viewBox="0 0 30 375" draw:points="0,375 30,375 30,0 0,0">
          <text:p/>
        </draw:polygon>
        <draw:polygon draw:style-name="gr38" draw:text-style-name="P10" draw:layer="layout" svg:width="0.029cm" svg:height="0.374cm" svg:x="23.595cm" svg:y="8.23cm" svg:viewBox="0 0 30 375" draw:points="0,375 30,375 30,0 0,0">
          <text:p/>
        </draw:polygon>
        <draw:polygon draw:style-name="gr35" draw:text-style-name="P7" draw:layer="layout" svg:width="0.029cm" svg:height="0.374cm" svg:x="23.625cm" svg:y="8.23cm" svg:viewBox="0 0 30 375" draw:points="0,375 30,375 30,0 0,0">
          <text:p/>
        </draw:polygon>
        <draw:polygon draw:style-name="gr37" draw:text-style-name="P9" draw:layer="layout" svg:width="0.029cm" svg:height="0.374cm" svg:x="23.655cm" svg:y="8.23cm" svg:viewBox="0 0 30 375" draw:points="0,375 30,375 30,0 0,0">
          <text:p/>
        </draw:polygon>
        <draw:polygon draw:style-name="gr35" draw:text-style-name="P7" draw:layer="layout" svg:width="0.029cm" svg:height="0.374cm" svg:x="23.684cm" svg:y="8.23cm" svg:viewBox="0 0 30 375" draw:points="0,375 30,375 30,0 0,0">
          <text:p/>
        </draw:polygon>
        <draw:polygon draw:style-name="gr35" draw:text-style-name="P7" draw:layer="layout" svg:width="0.029cm" svg:height="0.374cm" svg:x="23.713cm" svg:y="8.23cm" svg:viewBox="0 0 30 375" draw:points="0,375 30,375 30,0 0,0">
          <text:p/>
        </draw:polygon>
        <draw:polygon draw:style-name="gr38" draw:text-style-name="P10" draw:layer="layout" svg:width="0.03cm" svg:height="0.374cm" svg:x="23.742cm" svg:y="8.23cm" svg:viewBox="0 0 31 375" draw:points="0,375 31,375 31,0 0,0">
          <text:p/>
        </draw:polygon>
        <draw:polygon draw:style-name="gr37" draw:text-style-name="P9" draw:layer="layout" svg:width="0.029cm" svg:height="0.374cm" svg:x="23.773cm" svg:y="8.23cm" svg:viewBox="0 0 30 375" draw:points="0,375 30,375 30,0 0,0">
          <text:p/>
        </draw:polygon>
        <draw:polygon draw:style-name="gr35" draw:text-style-name="P7" draw:layer="layout" svg:width="0.029cm" svg:height="0.374cm" svg:x="23.802cm" svg:y="8.23cm" svg:viewBox="0 0 30 375" draw:points="0,375 30,375 30,0 0,0">
          <text:p/>
        </draw:polygon>
        <draw:polygon draw:style-name="gr35" draw:text-style-name="P7" draw:layer="layout" svg:width="0.03cm" svg:height="0.374cm" svg:x="23.831cm" svg:y="8.23cm" svg:viewBox="0 0 31 375" draw:points="0,375 31,375 31,0 0,0">
          <text:p/>
        </draw:polygon>
        <draw:polygon draw:style-name="gr36" draw:text-style-name="P8" draw:layer="layout" svg:width="0.029cm" svg:height="0.374cm" svg:x="23.861cm" svg:y="8.23cm" svg:viewBox="0 0 30 375" draw:points="0,375 30,375 30,0 0,0">
          <text:p/>
        </draw:polygon>
        <draw:polygon draw:style-name="gr37" draw:text-style-name="P9" draw:layer="layout" svg:width="0.029cm" svg:height="0.374cm" svg:x="23.89cm" svg:y="8.23cm" svg:viewBox="0 0 30 375" draw:points="0,375 30,375 30,0 0,0">
          <text:p/>
        </draw:polygon>
        <draw:polygon draw:style-name="gr36" draw:text-style-name="P8" draw:layer="layout" svg:width="0.029cm" svg:height="0.374cm" svg:x="23.919cm" svg:y="8.23cm" svg:viewBox="0 0 30 375" draw:points="0,375 30,375 30,0 0,0">
          <text:p/>
        </draw:polygon>
        <draw:polygon draw:style-name="gr37" draw:text-style-name="P9" draw:layer="layout" svg:width="0.029cm" svg:height="0.374cm" svg:x="23.949cm" svg:y="8.23cm" svg:viewBox="0 0 30 375" draw:points="0,375 30,375 30,0 0,0">
          <text:p/>
        </draw:polygon>
        <draw:polygon draw:style-name="gr37" draw:text-style-name="P9" draw:layer="layout" svg:width="0.029cm" svg:height="0.374cm" svg:x="23.979cm" svg:y="8.23cm" svg:viewBox="0 0 30 375" draw:points="0,375 30,375 30,0 0,0">
          <text:p/>
        </draw:polygon>
        <draw:polygon draw:style-name="gr35" draw:text-style-name="P7" draw:layer="layout" svg:width="0.029cm" svg:height="0.374cm" svg:x="24.008cm" svg:y="8.23cm" svg:viewBox="0 0 30 375" draw:points="0,375 30,375 30,0 0,0">
          <text:p/>
        </draw:polygon>
        <draw:polygon draw:style-name="gr36" draw:text-style-name="P8" draw:layer="layout" svg:width="0.029cm" svg:height="0.374cm" svg:x="24.037cm" svg:y="8.23cm" svg:viewBox="0 0 30 375" draw:points="0,375 30,375 30,0 0,0">
          <text:p/>
        </draw:polygon>
        <draw:polygon draw:style-name="gr38" draw:text-style-name="P10" draw:layer="layout" svg:width="0.029cm" svg:height="0.374cm" svg:x="24.066cm" svg:y="8.23cm" svg:viewBox="0 0 30 375" draw:points="0,375 30,375 30,0 0,0">
          <text:p/>
        </draw:polygon>
        <draw:polygon draw:style-name="gr36" draw:text-style-name="P8" draw:layer="layout" svg:width="0.029cm" svg:height="0.374cm" svg:x="24.097cm" svg:y="8.23cm" svg:viewBox="0 0 30 375" draw:points="0,375 30,375 30,0 0,0">
          <text:p/>
        </draw:polygon>
        <draw:polygon draw:style-name="gr38" draw:text-style-name="P10" draw:layer="layout" svg:width="0.029cm" svg:height="0.374cm" svg:x="24.126cm" svg:y="8.23cm" svg:viewBox="0 0 30 375" draw:points="0,375 30,375 30,0 0,0">
          <text:p/>
        </draw:polygon>
        <draw:polygon draw:style-name="gr37" draw:text-style-name="P9" draw:layer="layout" svg:width="0.029cm" svg:height="0.374cm" svg:x="24.155cm" svg:y="8.23cm" svg:viewBox="0 0 30 375" draw:points="0,375 30,375 30,0 0,0">
          <text:p/>
        </draw:polygon>
        <draw:polygon draw:style-name="gr38" draw:text-style-name="P10" draw:layer="layout" svg:width="0.03cm" svg:height="0.374cm" svg:x="24.184cm" svg:y="8.23cm" svg:viewBox="0 0 31 375" draw:points="0,375 31,375 31,0 0,0">
          <text:p/>
        </draw:polygon>
        <draw:polygon draw:style-name="gr37" draw:text-style-name="P9" draw:layer="layout" svg:width="0.029cm" svg:height="0.374cm" svg:x="24.214cm" svg:y="8.23cm" svg:viewBox="0 0 30 375" draw:points="0,375 30,375 30,0 0,0">
          <text:p/>
        </draw:polygon>
        <draw:polygon draw:style-name="gr36" draw:text-style-name="P8" draw:layer="layout" svg:width="0.029cm" svg:height="0.374cm" svg:x="24.243cm" svg:y="8.23cm" svg:viewBox="0 0 30 375" draw:points="0,375 30,375 30,0 0,0">
          <text:p/>
        </draw:polygon>
        <draw:polygon draw:style-name="gr36" draw:text-style-name="P8" draw:layer="layout" svg:width="0.029cm" svg:height="0.374cm" svg:x="24.274cm" svg:y="8.23cm" svg:viewBox="0 0 30 375" draw:points="0,375 30,375 30,0 0,0">
          <text:p/>
        </draw:polygon>
        <draw:polygon draw:style-name="gr37" draw:text-style-name="P9" draw:layer="layout" svg:width="0.029cm" svg:height="0.374cm" svg:x="24.303cm" svg:y="8.23cm" svg:viewBox="0 0 30 375" draw:points="0,375 30,375 30,0 0,0">
          <text:p/>
        </draw:polygon>
        <draw:polygon draw:style-name="gr36" draw:text-style-name="P8" draw:layer="layout" svg:width="0.029cm" svg:height="0.374cm" svg:x="24.332cm" svg:y="8.23cm" svg:viewBox="0 0 30 375" draw:points="0,375 30,375 30,0 0,0">
          <text:p/>
        </draw:polygon>
        <draw:polygon draw:style-name="gr36" draw:text-style-name="P8" draw:layer="layout" svg:width="0.029cm" svg:height="0.374cm" svg:x="24.361cm" svg:y="8.23cm" svg:viewBox="0 0 30 375" draw:points="0,375 30,375 30,0 0,0">
          <text:p/>
        </draw:polygon>
        <draw:polygon draw:style-name="gr38" draw:text-style-name="P10" draw:layer="layout" svg:width="0.029cm" svg:height="0.374cm" svg:x="24.39cm" svg:y="8.23cm" svg:viewBox="0 0 30 375" draw:points="0,375 30,375 30,0 0,0">
          <text:p/>
        </draw:polygon>
        <draw:polygon draw:style-name="gr35" draw:text-style-name="P7" draw:layer="layout" svg:width="0.029cm" svg:height="0.374cm" svg:x="24.42cm" svg:y="8.23cm" svg:viewBox="0 0 30 375" draw:points="0,375 30,375 30,0 0,0">
          <text:p/>
        </draw:polygon>
        <draw:polygon draw:style-name="gr35" draw:text-style-name="P7" draw:layer="layout" svg:width="0.029cm" svg:height="0.374cm" svg:x="24.45cm" svg:y="8.23cm" svg:viewBox="0 0 30 375" draw:points="0,375 30,375 30,0 0,0">
          <text:p/>
        </draw:polygon>
        <draw:polygon draw:style-name="gr35" draw:text-style-name="P7" draw:layer="layout" svg:width="0.029cm" svg:height="0.374cm" svg:x="24.479cm" svg:y="8.23cm" svg:viewBox="0 0 30 375" draw:points="0,375 30,375 30,0 0,0">
          <text:p/>
        </draw:polygon>
        <draw:polygon draw:style-name="gr36" draw:text-style-name="P8" draw:layer="layout" svg:width="0.03cm" svg:height="0.374cm" svg:x="24.508cm" svg:y="8.23cm" svg:viewBox="0 0 31 375" draw:points="0,375 31,375 31,0 0,0">
          <text:p/>
        </draw:polygon>
        <draw:polygon draw:style-name="gr35" draw:text-style-name="P7" draw:layer="layout" svg:width="0.029cm" svg:height="0.374cm" svg:x="24.538cm" svg:y="8.23cm" svg:viewBox="0 0 30 375" draw:points="0,375 30,375 30,0 0,0">
          <text:p/>
        </draw:polygon>
        <draw:polygon draw:style-name="gr38" draw:text-style-name="P10" draw:layer="layout" svg:width="0.029cm" svg:height="0.374cm" svg:x="24.567cm" svg:y="8.23cm" svg:viewBox="0 0 30 375" draw:points="0,375 30,375 30,0 0,0">
          <text:p/>
        </draw:polygon>
        <draw:polygon draw:style-name="gr37" draw:text-style-name="P9" draw:layer="layout" svg:width="0.03cm" svg:height="0.374cm" svg:x="24.596cm" svg:y="8.23cm" svg:viewBox="0 0 31 375" draw:points="0,375 31,375 31,0 0,0">
          <text:p/>
        </draw:polygon>
        <draw:polygon draw:style-name="gr38" draw:text-style-name="P10" draw:layer="layout" svg:width="0.029cm" svg:height="0.374cm" svg:x="24.627cm" svg:y="8.23cm" svg:viewBox="0 0 30 375" draw:points="0,375 30,375 30,0 0,0">
          <text:p/>
        </draw:polygon>
        <draw:polygon draw:style-name="gr35" draw:text-style-name="P7" draw:layer="layout" svg:width="0.029cm" svg:height="0.374cm" svg:x="24.656cm" svg:y="8.23cm" svg:viewBox="0 0 30 375" draw:points="0,375 30,375 30,0 0,0">
          <text:p/>
        </draw:polygon>
        <draw:polygon draw:style-name="gr35" draw:text-style-name="P7" draw:layer="layout" svg:width="0.029cm" svg:height="0.374cm" svg:x="24.685cm" svg:y="8.23cm" svg:viewBox="0 0 30 375" draw:points="0,375 30,375 30,0 0,0">
          <text:p/>
        </draw:polygon>
        <draw:polygon draw:style-name="gr36" draw:text-style-name="P8" draw:layer="layout" svg:width="0.029cm" svg:height="0.374cm" svg:x="24.715cm" svg:y="8.23cm" svg:viewBox="0 0 30 375" draw:points="0,375 30,375 30,0 0,0">
          <text:p/>
        </draw:polygon>
        <draw:polygon draw:style-name="gr35" draw:text-style-name="P7" draw:layer="layout" svg:width="0.029cm" svg:height="0.374cm" svg:x="24.744cm" svg:y="8.23cm" svg:viewBox="0 0 30 375" draw:points="0,375 30,375 30,0 0,0">
          <text:p/>
        </draw:polygon>
        <draw:polygon draw:style-name="gr35" draw:text-style-name="P7" draw:layer="layout" svg:width="0.029cm" svg:height="0.374cm" svg:x="24.774cm" svg:y="8.23cm" svg:viewBox="0 0 30 375" draw:points="0,375 30,375 30,0 0,0">
          <text:p/>
        </draw:polygon>
        <draw:polygon draw:style-name="gr36" draw:text-style-name="P8" draw:layer="layout" svg:width="0.029cm" svg:height="0.374cm" svg:x="24.803cm" svg:y="8.23cm" svg:viewBox="0 0 30 375" draw:points="0,375 30,375 30,0 0,0">
          <text:p/>
        </draw:polygon>
        <draw:polygon draw:style-name="gr38" draw:text-style-name="P10" draw:layer="layout" svg:width="0.029cm" svg:height="0.374cm" svg:x="24.833cm" svg:y="8.23cm" svg:viewBox="0 0 30 375" draw:points="0,375 30,375 30,0 0,0">
          <text:p/>
        </draw:polygon>
        <draw:polygon draw:style-name="gr38" draw:text-style-name="P10" draw:layer="layout" svg:width="0.029cm" svg:height="0.374cm" svg:x="24.862cm" svg:y="8.23cm" svg:viewBox="0 0 30 375" draw:points="0,375 30,375 30,0 0,0">
          <text:p/>
        </draw:polygon>
        <draw:polygon draw:style-name="gr38" draw:text-style-name="P10" draw:layer="layout" svg:width="0.029cm" svg:height="0.374cm" svg:x="24.891cm" svg:y="8.23cm" svg:viewBox="0 0 30 375" draw:points="0,375 30,375 30,0 0,0">
          <text:p/>
        </draw:polygon>
        <draw:polygon draw:style-name="gr36" draw:text-style-name="P8" draw:layer="layout" svg:width="0.029cm" svg:height="0.374cm" svg:x="24.92cm" svg:y="8.23cm" svg:viewBox="0 0 30 375" draw:points="0,375 30,375 30,0 0,0">
          <text:p/>
        </draw:polygon>
        <draw:polygon draw:style-name="gr35" draw:text-style-name="P7" draw:layer="layout" svg:width="0.03cm" svg:height="0.374cm" svg:x="24.95cm" svg:y="8.23cm" svg:viewBox="0 0 31 375" draw:points="0,375 31,375 31,0 0,0">
          <text:p/>
        </draw:polygon>
        <draw:polygon draw:style-name="gr35" draw:text-style-name="P7" draw:layer="layout" svg:width="0.029cm" svg:height="0.374cm" svg:x="24.98cm" svg:y="8.23cm" svg:viewBox="0 0 30 375" draw:points="0,375 30,375 30,0 0,0">
          <text:p/>
        </draw:polygon>
        <draw:polygon draw:style-name="gr36" draw:text-style-name="P8" draw:layer="layout" svg:width="0.029cm" svg:height="0.374cm" svg:x="25.009cm" svg:y="8.23cm" svg:viewBox="0 0 30 375" draw:points="0,375 30,375 30,0 0,0">
          <text:p/>
        </draw:polygon>
        <draw:polygon draw:style-name="gr35" draw:text-style-name="P7" draw:layer="layout" svg:width="0.03cm" svg:height="0.374cm" svg:x="25.038cm" svg:y="8.23cm" svg:viewBox="0 0 31 375" draw:points="0,375 31,375 31,0 0,0">
          <text:p/>
        </draw:polygon>
        <draw:polygon draw:style-name="gr35" draw:text-style-name="P7" draw:layer="layout" svg:width="0.029cm" svg:height="0.374cm" svg:x="25.068cm" svg:y="8.23cm" svg:viewBox="0 0 30 375" draw:points="0,375 30,375 30,0 0,0">
          <text:p/>
        </draw:polygon>
        <draw:polygon draw:style-name="gr36" draw:text-style-name="P8" draw:layer="layout" svg:width="0.029cm" svg:height="0.374cm" svg:x="25.098cm" svg:y="8.23cm" svg:viewBox="0 0 30 375" draw:points="0,375 30,375 30,0 0,0">
          <text:p/>
        </draw:polygon>
        <draw:polygon draw:style-name="gr37" draw:text-style-name="P9" draw:layer="layout" svg:width="0.029cm" svg:height="0.374cm" svg:x="25.127cm" svg:y="8.23cm" svg:viewBox="0 0 30 375" draw:points="0,375 30,375 30,0 0,0">
          <text:p/>
        </draw:polygon>
        <draw:polygon draw:style-name="gr37" draw:text-style-name="P9" draw:layer="layout" svg:width="0.029cm" svg:height="0.374cm" svg:x="25.157cm" svg:y="8.23cm" svg:viewBox="0 0 30 375" draw:points="0,375 30,375 30,0 0,0">
          <text:p/>
        </draw:polygon>
        <draw:polygon draw:style-name="gr35" draw:text-style-name="P7" draw:layer="layout" svg:width="0.029cm" svg:height="0.374cm" svg:x="25.186cm" svg:y="8.23cm" svg:viewBox="0 0 30 375" draw:points="0,375 30,375 30,0 0,0">
          <text:p/>
        </draw:polygon>
        <draw:polygon draw:style-name="gr38" draw:text-style-name="P10" draw:layer="layout" svg:width="0.029cm" svg:height="0.374cm" svg:x="25.215cm" svg:y="8.23cm" svg:viewBox="0 0 30 375" draw:points="0,375 30,375 30,0 0,0">
          <text:p/>
        </draw:polygon>
        <draw:polygon draw:style-name="gr36" draw:text-style-name="P8" draw:layer="layout" svg:width="0.029cm" svg:height="0.374cm" svg:x="25.244cm" svg:y="8.23cm" svg:viewBox="0 0 30 375" draw:points="0,375 30,375 30,0 0,0">
          <text:p/>
        </draw:polygon>
        <draw:polygon draw:style-name="gr38" draw:text-style-name="P10" draw:layer="layout" svg:width="0.029cm" svg:height="0.374cm" svg:x="25.275cm" svg:y="8.23cm" svg:viewBox="0 0 30 375" draw:points="0,375 30,375 30,0 0,0">
          <text:p/>
        </draw:polygon>
        <draw:polygon draw:style-name="gr36" draw:text-style-name="P8" draw:layer="layout" svg:width="0.029cm" svg:height="0.374cm" svg:x="25.304cm" svg:y="8.23cm" svg:viewBox="0 0 30 375" draw:points="0,375 30,375 30,0 0,0">
          <text:p/>
        </draw:polygon>
        <draw:polygon draw:style-name="gr38" draw:text-style-name="P10" draw:layer="layout" svg:width="0.029cm" svg:height="0.374cm" svg:x="25.333cm" svg:y="8.23cm" svg:viewBox="0 0 30 375" draw:points="0,375 30,375 30,0 0,0">
          <text:p/>
        </draw:polygon>
        <draw:polygon draw:style-name="gr38" draw:text-style-name="P10" draw:layer="layout" svg:width="0.03cm" svg:height="0.374cm" svg:x="25.362cm" svg:y="8.23cm" svg:viewBox="0 0 31 375" draw:points="0,375 31,375 31,0 0,0">
          <text:p/>
        </draw:polygon>
        <draw:polygon draw:style-name="gr37" draw:text-style-name="P9" draw:layer="layout" svg:width="0.029cm" svg:height="0.374cm" svg:x="25.392cm" svg:y="8.23cm" svg:viewBox="0 0 30 375" draw:points="0,375 30,375 30,0 0,0">
          <text:p/>
        </draw:polygon>
        <draw:polygon draw:style-name="gr37" draw:text-style-name="P9" draw:layer="layout" svg:width="0.029cm" svg:height="0.374cm" svg:x="25.422cm" svg:y="8.23cm" svg:viewBox="0 0 30 375" draw:points="0,375 30,375 30,0 0,0">
          <text:p/>
        </draw:polygon>
        <draw:polygon draw:style-name="gr36" draw:text-style-name="P8" draw:layer="layout" svg:width="0.029cm" svg:height="0.374cm" svg:x="25.451cm" svg:y="8.23cm" svg:viewBox="0 0 30 375" draw:points="0,375 30,375 30,0 0,0">
          <text:p/>
        </draw:polygon>
        <draw:polygon draw:style-name="gr38" draw:text-style-name="P10" draw:layer="layout" svg:width="0.029cm" svg:height="0.374cm" svg:x="25.481cm" svg:y="8.23cm" svg:viewBox="0 0 30 375" draw:points="0,375 30,375 30,0 0,0">
          <text:p/>
        </draw:polygon>
        <draw:polygon draw:style-name="gr36" draw:text-style-name="P8" draw:layer="layout" svg:width="0.029cm" svg:height="0.374cm" svg:x="25.51cm" svg:y="8.23cm" svg:viewBox="0 0 30 375" draw:points="0,375 30,375 30,0 0,0">
          <text:p/>
        </draw:polygon>
        <draw:polygon draw:style-name="gr38" draw:text-style-name="P10" draw:layer="layout" svg:width="0.029cm" svg:height="0.374cm" svg:x="25.539cm" svg:y="8.23cm" svg:viewBox="0 0 30 375" draw:points="0,375 30,375 30,0 0,0">
          <text:p/>
        </draw:polygon>
        <draw:polygon draw:style-name="gr36" draw:text-style-name="P8" draw:layer="layout" svg:width="0.029cm" svg:height="0.374cm" svg:x="25.568cm" svg:y="8.23cm" svg:viewBox="0 0 30 375" draw:points="0,375 30,375 30,0 0,0">
          <text:p/>
        </draw:polygon>
        <draw:polygon draw:style-name="gr37" draw:text-style-name="P9" draw:layer="layout" svg:width="0.029cm" svg:height="0.374cm" svg:x="25.599cm" svg:y="8.23cm" svg:viewBox="0 0 30 375" draw:points="0,375 30,375 30,0 0,0">
          <text:p/>
        </draw:polygon>
        <draw:polygon draw:style-name="gr36" draw:text-style-name="P8" draw:layer="layout" svg:width="0.029cm" svg:height="0.374cm" svg:x="25.628cm" svg:y="8.23cm" svg:viewBox="0 0 30 375" draw:points="0,375 30,375 30,0 0,0">
          <text:p/>
        </draw:polygon>
        <draw:polygon draw:style-name="gr35" draw:text-style-name="P7" draw:layer="layout" svg:width="0.029cm" svg:height="0.374cm" svg:x="25.657cm" svg:y="8.23cm" svg:viewBox="0 0 30 375" draw:points="0,375 30,375 30,0 0,0">
          <text:p/>
        </draw:polygon>
        <draw:polygon draw:style-name="gr38" draw:text-style-name="P10" draw:layer="layout" svg:width="0.029cm" svg:height="0.374cm" svg:x="25.686cm" svg:y="8.23cm" svg:viewBox="0 0 30 375" draw:points="0,375 30,375 30,0 0,0">
          <text:p/>
        </draw:polygon>
        <draw:polygon draw:style-name="gr36" draw:text-style-name="P8" draw:layer="layout" svg:width="0.029cm" svg:height="0.374cm" svg:x="25.716cm" svg:y="8.23cm" svg:viewBox="0 0 30 375" draw:points="0,375 30,375 30,0 0,0">
          <text:p/>
        </draw:polygon>
        <draw:polygon draw:style-name="gr37" draw:text-style-name="P9" draw:layer="layout" svg:width="0.029cm" svg:height="0.374cm" svg:x="25.746cm" svg:y="8.23cm" svg:viewBox="0 0 30 375" draw:points="0,375 30,375 30,0 0,0">
          <text:p/>
        </draw:polygon>
        <draw:polygon draw:style-name="gr35" draw:text-style-name="P7" draw:layer="layout" svg:width="0.029cm" svg:height="0.374cm" svg:x="25.775cm" svg:y="8.23cm" svg:viewBox="0 0 30 375" draw:points="0,375 30,375 30,0 0,0">
          <text:p/>
        </draw:polygon>
        <draw:polygon draw:style-name="gr38" draw:text-style-name="P10" draw:layer="layout" svg:width="0.03cm" svg:height="0.374cm" svg:x="25.804cm" svg:y="8.23cm" svg:viewBox="0 0 31 375" draw:points="0,375 31,375 31,0 0,0">
          <text:p/>
        </draw:polygon>
        <draw:polygon draw:style-name="gr37" draw:text-style-name="P9" draw:layer="layout" svg:width="0.029cm" svg:height="0.374cm" svg:x="25.834cm" svg:y="8.23cm" svg:viewBox="0 0 30 375" draw:points="0,375 30,375 30,0 0,0">
          <text:p/>
        </draw:polygon>
        <draw:polygon draw:style-name="gr35" draw:text-style-name="P7" draw:layer="layout" svg:width="0.029cm" svg:height="0.374cm" svg:x="25.863cm" svg:y="8.23cm" svg:viewBox="0 0 30 375" draw:points="0,375 30,375 30,0 0,0">
          <text:p/>
        </draw:polygon>
        <draw:polygon draw:style-name="gr35" draw:text-style-name="P7" draw:layer="layout" svg:width="0.03cm" svg:height="0.374cm" svg:x="25.892cm" svg:y="8.23cm" svg:viewBox="0 0 31 375" draw:points="0,375 31,375 31,0 0,0">
          <text:p/>
        </draw:polygon>
        <draw:polygon draw:style-name="gr37" draw:text-style-name="P9" draw:layer="layout" svg:width="0.029cm" svg:height="0.374cm" svg:x="25.923cm" svg:y="8.23cm" svg:viewBox="0 0 30 375" draw:points="0,375 30,375 30,0 0,0">
          <text:p/>
        </draw:polygon>
        <draw:polygon draw:style-name="gr35" draw:text-style-name="P7" draw:layer="layout" svg:width="0.029cm" svg:height="0.374cm" svg:x="25.952cm" svg:y="8.23cm" svg:viewBox="0 0 30 375" draw:points="0,375 30,375 30,0 0,0">
          <text:p/>
        </draw:polygon>
        <draw:polygon draw:style-name="gr35" draw:text-style-name="P7" draw:layer="layout" svg:width="0.029cm" svg:height="0.374cm" svg:x="25.981cm" svg:y="8.23cm" svg:viewBox="0 0 30 375" draw:points="0,375 30,375 30,0 0,0">
          <text:p/>
        </draw:polygon>
        <draw:polygon draw:style-name="gr36" draw:text-style-name="P8" draw:layer="layout" svg:width="0.029cm" svg:height="0.374cm" svg:x="26.01cm" svg:y="8.23cm" svg:viewBox="0 0 30 375" draw:points="0,375 30,375 30,0 0,0">
          <text:p/>
        </draw:polygon>
        <draw:polygon draw:style-name="gr37" draw:text-style-name="P9" draw:layer="layout" svg:width="0.029cm" svg:height="0.374cm" svg:x="26.04cm" svg:y="8.23cm" svg:viewBox="0 0 30 375" draw:points="0,375 30,375 30,0 0,0">
          <text:p/>
        </draw:polygon>
        <draw:polygon draw:style-name="gr36" draw:text-style-name="P8" draw:layer="layout" svg:width="0.029cm" svg:height="0.374cm" svg:x="26.07cm" svg:y="8.23cm" svg:viewBox="0 0 30 375" draw:points="0,375 30,375 30,0 0,0">
          <text:p/>
        </draw:polygon>
        <draw:polygon draw:style-name="gr35" draw:text-style-name="P7" draw:layer="layout" svg:width="0.029cm" svg:height="0.374cm" svg:x="26.099cm" svg:y="8.23cm" svg:viewBox="0 0 30 375" draw:points="0,375 30,375 30,0 0,0">
          <text:p/>
        </draw:polygon>
        <draw:polygon draw:style-name="gr37" draw:text-style-name="P9" draw:layer="layout" svg:width="0.03cm" svg:height="0.374cm" svg:x="26.128cm" svg:y="8.23cm" svg:viewBox="0 0 31 375" draw:points="0,375 31,375 31,0 0,0">
          <text:p/>
        </draw:polygon>
        <draw:polygon draw:style-name="gr36" draw:text-style-name="P8" draw:layer="layout" svg:width="0.029cm" svg:height="0.374cm" svg:x="26.158cm" svg:y="8.23cm" svg:viewBox="0 0 30 375" draw:points="0,375 30,375 30,0 0,0">
          <text:p/>
        </draw:polygon>
        <draw:polygon draw:style-name="gr37" draw:text-style-name="P9" draw:layer="layout" svg:width="0.029cm" svg:height="0.374cm" svg:x="26.187cm" svg:y="8.23cm" svg:viewBox="0 0 30 375" draw:points="0,375 30,375 30,0 0,0">
          <text:p/>
        </draw:polygon>
        <draw:polygon draw:style-name="gr35" draw:text-style-name="P7" draw:layer="layout" svg:width="0.03cm" svg:height="0.374cm" svg:x="26.216cm" svg:y="8.23cm" svg:viewBox="0 0 31 375" draw:points="0,375 31,375 31,0 0,0">
          <text:p/>
        </draw:polygon>
        <draw:polygon draw:style-name="gr35" draw:text-style-name="P7" draw:layer="layout" svg:width="0.029cm" svg:height="0.374cm" svg:x="26.247cm" svg:y="8.23cm" svg:viewBox="0 0 30 375" draw:points="0,375 30,375 30,0 0,0">
          <text:p/>
        </draw:polygon>
        <draw:polygon draw:style-name="gr35" draw:text-style-name="P7" draw:layer="layout" svg:width="0.029cm" svg:height="0.374cm" svg:x="26.276cm" svg:y="8.23cm" svg:viewBox="0 0 30 375" draw:points="0,375 30,375 30,0 0,0">
          <text:p/>
        </draw:polygon>
        <draw:polygon draw:style-name="gr38" draw:text-style-name="P10" draw:layer="layout" svg:width="0.029cm" svg:height="0.374cm" svg:x="26.305cm" svg:y="8.23cm" svg:viewBox="0 0 30 375" draw:points="0,375 30,375 30,0 0,0">
          <text:p/>
        </draw:polygon>
        <draw:polygon draw:style-name="gr37" draw:text-style-name="P9" draw:layer="layout" svg:width="0.029cm" svg:height="0.374cm" svg:x="26.335cm" svg:y="8.23cm" svg:viewBox="0 0 30 375" draw:points="0,375 30,375 30,0 0,0">
          <text:p/>
        </draw:polygon>
        <draw:polygon draw:style-name="gr36" draw:text-style-name="P8" draw:layer="layout" svg:width="0.029cm" svg:height="0.374cm" svg:x="26.364cm" svg:y="8.23cm" svg:viewBox="0 0 30 375" draw:points="0,375 30,375 30,0 0,0">
          <text:p/>
        </draw:polygon>
        <draw:polygon draw:style-name="gr37" draw:text-style-name="P9" draw:layer="layout" svg:width="0.029cm" svg:height="0.374cm" svg:x="26.393cm" svg:y="8.23cm" svg:viewBox="0 0 30 375" draw:points="0,375 30,375 30,0 0,0">
          <text:p/>
        </draw:polygon>
        <draw:polygon draw:style-name="gr35" draw:text-style-name="P7" draw:layer="layout" svg:width="0.029cm" svg:height="0.374cm" svg:x="26.423cm" svg:y="8.23cm" svg:viewBox="0 0 30 375" draw:points="0,375 30,375 30,0 0,0">
          <text:p/>
        </draw:polygon>
        <draw:polygon draw:style-name="gr38" draw:text-style-name="P10" draw:layer="layout" svg:width="0.029cm" svg:height="0.374cm" svg:x="26.453cm" svg:y="8.23cm" svg:viewBox="0 0 30 375" draw:points="0,375 30,375 30,0 0,0">
          <text:p/>
        </draw:polygon>
        <draw:polygon draw:style-name="gr35" draw:text-style-name="P7" draw:layer="layout" svg:width="0.029cm" svg:height="0.374cm" svg:x="26.482cm" svg:y="8.23cm" svg:viewBox="0 0 30 375" draw:points="0,375 30,375 30,0 0,0">
          <text:p/>
        </draw:polygon>
        <draw:polygon draw:style-name="gr35" draw:text-style-name="P7" draw:layer="layout" svg:width="0.029cm" svg:height="0.374cm" svg:x="26.511cm" svg:y="8.23cm" svg:viewBox="0 0 30 375" draw:points="0,375 30,375 30,0 0,0">
          <text:p/>
        </draw:polygon>
        <draw:polygon draw:style-name="gr37" draw:text-style-name="P9" draw:layer="layout" svg:width="0.029cm" svg:height="0.374cm" svg:x="26.54cm" svg:y="8.23cm" svg:viewBox="0 0 30 375" draw:points="0,375 30,375 30,0 0,0">
          <text:p/>
        </draw:polygon>
        <draw:polygon draw:style-name="gr38" draw:text-style-name="P10" draw:layer="layout" svg:width="0.03cm" svg:height="0.374cm" svg:x="26.569cm" svg:y="8.23cm" svg:viewBox="0 0 31 375" draw:points="0,375 31,375 31,0 0,0">
          <text:p/>
        </draw:polygon>
        <draw:polygon draw:style-name="gr35" draw:text-style-name="P7" draw:layer="layout" svg:width="0.029cm" svg:height="0.374cm" svg:x="26.6cm" svg:y="8.23cm" svg:viewBox="0 0 30 375" draw:points="0,375 30,375 30,0 0,0">
          <text:p/>
        </draw:polygon>
        <draw:polygon draw:style-name="gr35" draw:text-style-name="P7" draw:layer="layout" svg:width="0.029cm" svg:height="0.374cm" svg:x="26.629cm" svg:y="8.23cm" svg:viewBox="0 0 30 375" draw:points="0,375 30,375 30,0 0,0">
          <text:p/>
        </draw:polygon>
        <draw:polygon draw:style-name="gr38" draw:text-style-name="P10" draw:layer="layout" svg:width="0.03cm" svg:height="0.374cm" svg:x="26.658cm" svg:y="8.23cm" svg:viewBox="0 0 31 375" draw:points="0,375 31,375 31,0 0,0">
          <text:p/>
        </draw:polygon>
        <draw:polygon draw:style-name="gr37" draw:text-style-name="P9" draw:layer="layout" svg:width="0.029cm" svg:height="0.374cm" svg:x="26.688cm" svg:y="8.23cm" svg:viewBox="0 0 30 375" draw:points="0,375 30,375 30,0 0,0">
          <text:p/>
        </draw:polygon>
        <draw:polygon draw:style-name="gr38" draw:text-style-name="P10" draw:layer="layout" svg:width="0.029cm" svg:height="0.374cm" svg:x="26.717cm" svg:y="8.23cm" svg:viewBox="0 0 30 375" draw:points="0,375 30,375 30,0 0,0">
          <text:p/>
        </draw:polygon>
        <draw:polygon draw:style-name="gr37" draw:text-style-name="P9" draw:layer="layout" svg:width="0.029cm" svg:height="0.374cm" svg:x="26.747cm" svg:y="8.23cm" svg:viewBox="0 0 30 375" draw:points="0,375 30,375 30,0 0,0">
          <text:p/>
        </draw:polygon>
        <draw:polygon draw:style-name="gr35" draw:text-style-name="P7" draw:layer="layout" svg:width="0.029cm" svg:height="0.374cm" svg:x="26.777cm" svg:y="8.23cm" svg:viewBox="0 0 30 375" draw:points="0,375 30,375 30,0 0,0">
          <text:p/>
        </draw:polygon>
        <draw:polygon draw:style-name="gr35" draw:text-style-name="P7" draw:layer="layout" svg:width="0.029cm" svg:height="0.374cm" svg:x="26.806cm" svg:y="8.23cm" svg:viewBox="0 0 30 375" draw:points="0,375 30,375 30,0 0,0">
          <text:p/>
        </draw:polygon>
        <draw:polygon draw:style-name="gr38" draw:text-style-name="P10" draw:layer="layout" svg:width="0.029cm" svg:height="0.374cm" svg:x="26.835cm" svg:y="8.23cm" svg:viewBox="0 0 30 375" draw:points="0,375 30,375 30,0 0,0">
          <text:p/>
        </draw:polygon>
        <draw:polygon draw:style-name="gr38" draw:text-style-name="P10" draw:layer="layout" svg:width="0.029cm" svg:height="0.374cm" svg:x="26.864cm" svg:y="8.23cm" svg:viewBox="0 0 30 375" draw:points="0,375 30,375 30,0 0,0">
          <text:p/>
        </draw:polygon>
        <draw:polygon draw:style-name="gr37" draw:text-style-name="P9" draw:layer="layout" svg:width="0.029cm" svg:height="0.374cm" svg:x="26.895cm" svg:y="8.23cm" svg:viewBox="0 0 30 375" draw:points="0,375 30,375 30,0 0,0">
          <text:p/>
        </draw:polygon>
        <draw:polygon draw:style-name="gr36" draw:text-style-name="P8" draw:layer="layout" svg:width="0.029cm" svg:height="0.374cm" svg:x="26.924cm" svg:y="8.23cm" svg:viewBox="0 0 30 375" draw:points="0,375 30,375 30,0 0,0">
          <text:p/>
        </draw:polygon>
        <draw:polygon draw:style-name="gr35" draw:text-style-name="P7" draw:layer="layout" svg:width="0.029cm" svg:height="0.374cm" svg:x="26.953cm" svg:y="8.23cm" svg:viewBox="0 0 30 375" draw:points="0,375 30,375 30,0 0,0">
          <text:p/>
        </draw:polygon>
        <draw:polygon draw:style-name="gr37" draw:text-style-name="P9" draw:layer="layout" svg:width="0.03cm" svg:height="0.374cm" svg:x="26.982cm" svg:y="8.23cm" svg:viewBox="0 0 31 375" draw:points="0,375 31,375 31,0 0,0">
          <text:p/>
        </draw:polygon>
        <draw:polygon draw:style-name="gr35" draw:text-style-name="P7" draw:layer="layout" svg:width="0.029cm" svg:height="0.374cm" svg:x="27.012cm" svg:y="8.23cm" svg:viewBox="0 0 30 375" draw:points="0,375 30,375 30,0 0,0">
          <text:p/>
        </draw:polygon>
        <draw:polygon draw:style-name="gr35" draw:text-style-name="P7" draw:layer="layout" svg:width="0.029cm" svg:height="0.374cm" svg:x="27.041cm" svg:y="8.23cm" svg:viewBox="0 0 30 375" draw:points="0,375 30,375 30,0 0,0">
          <text:p/>
        </draw:polygon>
        <draw:polygon draw:style-name="gr38" draw:text-style-name="P10" draw:layer="layout" svg:width="0.029cm" svg:height="0.374cm" svg:x="27.071cm" svg:y="8.23cm" svg:viewBox="0 0 30 375" draw:points="0,375 30,375 30,0 0,0">
          <text:p/>
        </draw:polygon>
        <draw:polygon draw:style-name="gr38" draw:text-style-name="P10" draw:layer="layout" svg:width="0.029cm" svg:height="0.374cm" svg:x="27.101cm" svg:y="8.23cm" svg:viewBox="0 0 30 375" draw:points="0,375 30,375 30,0 0,0">
          <text:p/>
        </draw:polygon>
        <draw:polygon draw:style-name="gr36" draw:text-style-name="P8" draw:layer="layout" svg:width="0.029cm" svg:height="0.374cm" svg:x="27.13cm" svg:y="8.23cm" svg:viewBox="0 0 30 375" draw:points="0,375 30,375 30,0 0,0">
          <text:p/>
        </draw:polygon>
        <draw:polygon draw:style-name="gr35" draw:text-style-name="P7" draw:layer="layout" svg:width="0.029cm" svg:height="0.374cm" svg:x="27.159cm" svg:y="8.23cm" svg:viewBox="0 0 30 375" draw:points="0,375 30,375 30,0 0,0">
          <text:p/>
        </draw:polygon>
        <draw:polygon draw:style-name="gr37" draw:text-style-name="P9" draw:layer="layout" svg:width="0.029cm" svg:height="0.374cm" svg:x="27.188cm" svg:y="8.23cm" svg:viewBox="0 0 30 375" draw:points="0,375 30,375 30,0 0,0">
          <text:p/>
        </draw:polygon>
        <draw:polygon draw:style-name="gr38" draw:text-style-name="P10" draw:layer="layout" svg:width="0.029cm" svg:height="0.374cm" svg:x="27.219cm" svg:y="8.23cm" svg:viewBox="0 0 30 375" draw:points="0,375 30,375 30,0 0,0">
          <text:p/>
        </draw:polygon>
        <draw:polygon draw:style-name="gr37" draw:text-style-name="P9" draw:layer="layout" svg:width="0.029cm" svg:height="0.374cm" svg:x="27.248cm" svg:y="8.23cm" svg:viewBox="0 0 30 375" draw:points="0,375 30,375 30,0 0,0">
          <text:p/>
        </draw:polygon>
        <draw:polygon draw:style-name="gr35" draw:text-style-name="P7" draw:layer="layout" svg:width="0.029cm" svg:height="0.374cm" svg:x="27.277cm" svg:y="8.23cm" svg:viewBox="0 0 30 375" draw:points="0,375 30,375 30,0 0,0">
          <text:p/>
        </draw:polygon>
        <draw:polygon draw:style-name="gr35" draw:text-style-name="P7" draw:layer="layout" svg:width="0.029cm" svg:height="0.374cm" svg:x="27.306cm" svg:y="8.23cm" svg:viewBox="0 0 30 375" draw:points="0,375 30,375 30,0 0,0">
          <text:p/>
        </draw:polygon>
        <draw:polygon draw:style-name="gr38" draw:text-style-name="P10" draw:layer="layout" svg:width="0.029cm" svg:height="0.374cm" svg:x="27.336cm" svg:y="8.23cm" svg:viewBox="0 0 30 375" draw:points="0,375 30,375 30,0 0,0">
          <text:p/>
        </draw:polygon>
        <draw:polygon draw:style-name="gr36" draw:text-style-name="P8" draw:layer="layout" svg:width="0.029cm" svg:height="0.374cm" svg:x="27.365cm" svg:y="8.23cm" svg:viewBox="0 0 30 375" draw:points="0,375 30,375 30,0 0,0">
          <text:p/>
        </draw:polygon>
        <draw:polygon draw:style-name="gr35" draw:text-style-name="P7" draw:layer="layout" svg:width="0.029cm" svg:height="0.374cm" svg:x="27.395cm" svg:y="8.23cm" svg:viewBox="0 0 30 375" draw:points="0,375 30,375 30,0 0,0">
          <text:p/>
        </draw:polygon>
        <draw:polygon draw:style-name="gr38" draw:text-style-name="P10" draw:layer="layout" svg:width="0.03cm" svg:height="0.374cm" svg:x="27.424cm" svg:y="8.23cm" svg:viewBox="0 0 31 375" draw:points="0,375 31,375 31,0 0,0">
          <text:p/>
        </draw:polygon>
        <draw:polygon draw:style-name="gr36" draw:text-style-name="P8" draw:layer="layout" svg:width="0.029cm" svg:height="0.374cm" svg:x="27.454cm" svg:y="8.23cm" svg:viewBox="0 0 30 375" draw:points="0,375 30,375 30,0 0,0">
          <text:p/>
        </draw:polygon>
        <draw:polygon draw:style-name="gr37" draw:text-style-name="P9" draw:layer="layout" svg:width="0.029cm" svg:height="0.374cm" svg:x="27.483cm" svg:y="8.23cm" svg:viewBox="0 0 30 375" draw:points="0,375 30,375 30,0 0,0">
          <text:p/>
        </draw:polygon>
        <draw:polygon draw:style-name="gr35" draw:text-style-name="P7" draw:layer="layout" svg:width="0.029cm" svg:height="0.374cm" svg:x="27.512cm" svg:y="8.23cm" svg:viewBox="0 0 30 375" draw:points="0,375 30,375 30,0 0,0">
          <text:p/>
        </draw:polygon>
        <draw:polygon draw:style-name="gr35" draw:text-style-name="P7" draw:layer="layout" svg:width="0.029cm" svg:height="0.374cm" svg:x="27.543cm" svg:y="8.23cm" svg:viewBox="0 0 30 375" draw:points="0,375 30,375 30,0 0,0">
          <text:p/>
        </draw:polygon>
        <draw:polygon draw:style-name="gr38" draw:text-style-name="P10" draw:layer="layout" svg:width="0.029cm" svg:height="0.374cm" svg:x="27.572cm" svg:y="8.23cm" svg:viewBox="0 0 30 375" draw:points="0,375 30,375 30,0 0,0">
          <text:p/>
        </draw:polygon>
        <draw:polygon draw:style-name="gr36" draw:text-style-name="P8" draw:layer="layout" svg:width="0.029cm" svg:height="0.374cm" svg:x="27.601cm" svg:y="8.23cm" svg:viewBox="0 0 30 375" draw:points="0,375 30,375 30,0 0,0">
          <text:p/>
        </draw:polygon>
        <draw:polygon draw:style-name="gr38" draw:text-style-name="P10" draw:layer="layout" svg:width="0.029cm" svg:height="0.374cm" svg:x="27.63cm" svg:y="8.23cm" svg:viewBox="0 0 30 375" draw:points="0,375 30,375 30,0 0,0">
          <text:p/>
        </draw:polygon>
        <draw:polygon draw:style-name="gr38" draw:text-style-name="P10" draw:layer="layout" svg:width="0.029cm" svg:height="0.374cm" svg:x="27.66cm" svg:y="8.23cm" svg:viewBox="0 0 30 375" draw:points="0,375 30,375 30,0 0,0">
          <text:p/>
        </draw:polygon>
        <draw:polygon draw:style-name="gr38" draw:text-style-name="P10" draw:layer="layout" svg:width="0.029cm" svg:height="0.374cm" svg:x="27.689cm" svg:y="8.23cm" svg:viewBox="0 0 30 375" draw:points="0,375 30,375 30,0 0,0">
          <text:p/>
        </draw:polygon>
        <draw:polygon draw:style-name="gr37" draw:text-style-name="P9" draw:layer="layout" svg:width="0.029cm" svg:height="0.374cm" svg:x="27.719cm" svg:y="8.23cm" svg:viewBox="0 0 30 375" draw:points="0,375 30,375 30,0 0,0">
          <text:p/>
        </draw:polygon>
        <draw:polygon draw:style-name="gr35" draw:text-style-name="P7" draw:layer="layout" svg:width="0.029cm" svg:height="0.374cm" svg:x="27.748cm" svg:y="8.23cm" svg:viewBox="0 0 30 375" draw:points="0,375 30,375 30,0 0,0">
          <text:p/>
        </draw:polygon>
        <draw:polygon draw:style-name="gr35" draw:text-style-name="P7" draw:layer="layout" svg:width="0.029cm" svg:height="0.374cm" svg:x="27.778cm" svg:y="8.23cm" svg:viewBox="0 0 30 375" draw:points="0,375 30,375 30,0 0,0">
          <text:p/>
        </draw:polygon>
        <draw:polygon draw:style-name="gr36" draw:text-style-name="P8" draw:layer="layout" svg:width="0.029cm" svg:height="0.374cm" svg:x="27.807cm" svg:y="8.23cm" svg:viewBox="0 0 30 375" draw:points="0,375 30,375 30,0 0,0">
          <text:p/>
        </draw:polygon>
        <draw:polygon draw:style-name="gr37" draw:text-style-name="P9" draw:layer="layout" svg:width="0.03cm" svg:height="0.374cm" svg:x="27.836cm" svg:y="8.23cm" svg:viewBox="0 0 31 375" draw:points="0,375 31,375 31,0 0,0">
          <text:p/>
        </draw:polygon>
        <draw:polygon draw:style-name="gr36" draw:text-style-name="P8" draw:layer="layout" svg:width="0.029cm" svg:height="0.374cm" svg:x="27.867cm" svg:y="8.23cm" svg:viewBox="0 0 30 375" draw:points="0,375 30,375 30,0 0,0">
          <text:p/>
        </draw:polygon>
        <draw:polygon draw:style-name="gr35" draw:text-style-name="P7" draw:layer="layout" svg:width="0.029cm" svg:height="0.374cm" svg:x="27.896cm" svg:y="8.23cm" svg:viewBox="0 0 30 375" draw:points="0,375 30,375 30,0 0,0">
          <text:p/>
        </draw:polygon>
        <draw:polygon draw:style-name="gr36" draw:text-style-name="P8" draw:layer="layout" svg:width="0.029cm" svg:height="0.374cm" svg:x="27.925cm" svg:y="8.23cm" svg:viewBox="0 0 30 375" draw:points="0,375 30,375 30,0 0,0">
          <text:p/>
        </draw:polygon>
        <draw:polygon draw:style-name="gr36" draw:text-style-name="P8" draw:layer="layout" svg:width="0.029cm" svg:height="0.374cm" svg:x="27.955cm" svg:y="8.23cm" svg:viewBox="0 0 30 375" draw:points="0,375 30,375 30,0 0,0">
          <text:p/>
        </draw:polygon>
        <draw:polygon draw:style-name="gr38" draw:text-style-name="P10" draw:layer="layout" svg:width="0.029cm" svg:height="0.374cm" svg:x="27.984cm" svg:y="8.23cm" svg:viewBox="0 0 30 375" draw:points="0,375 30,375 30,0 0,0">
          <text:p/>
        </draw:polygon>
        <draw:polygon draw:style-name="gr38" draw:text-style-name="P10" draw:layer="layout" svg:width="0.029cm" svg:height="0.374cm" svg:x="28.013cm" svg:y="8.23cm" svg:viewBox="0 0 30 375" draw:points="0,375 30,375 30,0 0,0">
          <text:p/>
        </draw:polygon>
        <draw:polygon draw:style-name="gr37" draw:text-style-name="P9" draw:layer="layout" svg:width="0.029cm" svg:height="0.374cm" svg:x="28.043cm" svg:y="8.23cm" svg:viewBox="0 0 30 375" draw:points="0,375 30,375 30,0 0,0">
          <text:p/>
        </draw:polygon>
        <draw:polygon draw:style-name="gr36" draw:text-style-name="P8" draw:layer="layout" svg:width="0.029cm" svg:height="0.374cm" svg:x="28.072cm" svg:y="8.23cm" svg:viewBox="0 0 30 375" draw:points="0,375 30,375 30,0 0,0">
          <text:p/>
        </draw:polygon>
        <draw:polygon draw:style-name="gr37" draw:text-style-name="P9" draw:layer="layout" svg:width="0.029cm" svg:height="0.374cm" svg:x="28.102cm" svg:y="8.23cm" svg:viewBox="0 0 30 375" draw:points="0,375 30,375 30,0 0,0">
          <text:p/>
        </draw:polygon>
        <draw:polygon draw:style-name="gr36" draw:text-style-name="P8" draw:layer="layout" svg:width="0.029cm" svg:height="0.374cm" svg:x="28.131cm" svg:y="8.23cm" svg:viewBox="0 0 30 375" draw:points="0,375 30,375 30,0 0,0">
          <text:p/>
        </draw:polygon>
        <draw:polygon draw:style-name="gr36" draw:text-style-name="P8" draw:layer="layout" svg:width="0.029cm" svg:height="0.374cm" svg:x="28.16cm" svg:y="8.23cm" svg:viewBox="0 0 30 375" draw:points="0,375 30,375 30,0 0,0">
          <text:p/>
        </draw:polygon>
        <draw:polygon draw:style-name="gr36" draw:text-style-name="P8" draw:layer="layout" svg:width="0.03cm" svg:height="0.374cm" svg:x="28.189cm" svg:y="8.23cm" svg:viewBox="0 0 31 375" draw:points="0,375 31,375 31,0 0,0">
          <text:p/>
        </draw:polygon>
        <draw:polygon draw:style-name="gr36" draw:text-style-name="P8" draw:layer="layout" svg:width="0.029cm" svg:height="0.374cm" svg:x="28.22cm" svg:y="8.23cm" svg:viewBox="0 0 30 375" draw:points="0,375 30,375 30,0 0,0">
          <text:p/>
        </draw:polygon>
        <draw:polygon draw:style-name="gr38" draw:text-style-name="P10" draw:layer="layout" svg:width="0.029cm" svg:height="0.374cm" svg:x="28.249cm" svg:y="8.23cm" svg:viewBox="0 0 30 375" draw:points="0,375 30,375 30,0 0,0">
          <text:p/>
        </draw:polygon>
        <draw:polygon draw:style-name="gr38" draw:text-style-name="P10" draw:layer="layout" svg:width="0.03cm" svg:height="0.374cm" svg:x="28.278cm" svg:y="8.23cm" svg:viewBox="0 0 31 375" draw:points="0,375 31,375 31,0 0,0">
          <text:p/>
        </draw:polygon>
        <draw:polygon draw:style-name="gr37" draw:text-style-name="P9" draw:layer="layout" svg:width="0.029cm" svg:height="0.374cm" svg:x="28.308cm" svg:y="8.23cm" svg:viewBox="0 0 30 375" draw:points="0,375 30,375 30,0 0,0">
          <text:p/>
        </draw:polygon>
        <draw:polygon draw:style-name="gr37" draw:text-style-name="P9" draw:layer="layout" svg:width="0.029cm" svg:height="0.374cm" svg:x="28.337cm" svg:y="8.23cm" svg:viewBox="0 0 30 375" draw:points="0,375 30,375 30,0 0,0">
          <text:p/>
        </draw:polygon>
        <draw:polygon draw:style-name="gr38" draw:text-style-name="P10" draw:layer="layout" svg:width="0.029cm" svg:height="0.374cm" svg:x="28.366cm" svg:y="8.23cm" svg:viewBox="0 0 30 375" draw:points="0,375 30,375 30,0 0,0">
          <text:p/>
        </draw:polygon>
        <draw:polygon draw:style-name="gr35" draw:text-style-name="P7" draw:layer="layout" svg:width="0.029cm" svg:height="0.374cm" svg:x="28.397cm" svg:y="8.23cm" svg:viewBox="0 0 30 375" draw:points="0,375 30,375 30,0 0,0">
          <text:p/>
        </draw:polygon>
        <draw:polygon draw:style-name="gr38" draw:text-style-name="P10" draw:layer="layout" svg:width="0.029cm" svg:height="0.374cm" svg:x="28.426cm" svg:y="8.23cm" svg:viewBox="0 0 30 375" draw:points="0,375 30,375 30,0 0,0">
          <text:p/>
        </draw:polygon>
        <draw:polygon draw:style-name="gr38" draw:text-style-name="P10" draw:layer="layout" svg:width="0.029cm" svg:height="0.374cm" svg:x="28.455cm" svg:y="8.23cm" svg:viewBox="0 0 30 375" draw:points="0,375 30,375 30,0 0,0">
          <text:p/>
        </draw:polygon>
        <draw:polygon draw:style-name="gr36" draw:text-style-name="P8" draw:layer="layout" svg:width="0.029cm" svg:height="0.374cm" svg:x="28.484cm" svg:y="8.23cm" svg:viewBox="0 0 30 375" draw:points="0,375 30,375 30,0 0,0">
          <text:p/>
        </draw:polygon>
        <draw:polygon draw:style-name="gr36" draw:text-style-name="P8" draw:layer="layout" svg:width="0.029cm" svg:height="0.374cm" svg:x="28.514cm" svg:y="8.23cm" svg:viewBox="0 0 30 375" draw:points="0,375 30,375 30,0 0,0">
          <text:p/>
        </draw:polygon>
        <draw:polygon draw:style-name="gr37" draw:text-style-name="P9" draw:layer="layout" svg:width="0.029cm" svg:height="0.374cm" svg:x="28.544cm" svg:y="8.23cm" svg:viewBox="0 0 30 375" draw:points="0,375 30,375 30,0 0,0">
          <text:p/>
        </draw:polygon>
        <draw:polygon draw:style-name="gr35" draw:text-style-name="P7" draw:layer="layout" svg:width="0.029cm" svg:height="0.374cm" svg:x="28.573cm" svg:y="8.23cm" svg:viewBox="0 0 30 375" draw:points="0,375 30,375 30,0 0,0">
          <text:p/>
        </draw:polygon>
        <draw:polygon draw:style-name="gr37" draw:text-style-name="P9" draw:layer="layout" svg:width="0.029cm" svg:height="0.374cm" svg:x="28.602cm" svg:y="8.23cm" svg:viewBox="0 0 30 375" draw:points="0,375 30,375 30,0 0,0">
          <text:p/>
        </draw:polygon>
        <draw:polygon draw:style-name="gr37" draw:text-style-name="P9" draw:layer="layout" svg:width="0.03cm" svg:height="0.374cm" svg:x="28.631cm" svg:y="8.23cm" svg:viewBox="0 0 31 375" draw:points="0,375 31,375 31,0 0,0">
          <text:p/>
        </draw:polygon>
        <draw:polygon draw:style-name="gr37" draw:text-style-name="P9" draw:layer="layout" svg:width="0.029cm" svg:height="0.374cm" svg:x="28.661cm" svg:y="8.23cm" svg:viewBox="0 0 30 375" draw:points="0,375 30,375 30,0 0,0">
          <text:p/>
        </draw:polygon>
        <draw:polygon draw:style-name="gr37" draw:text-style-name="P9" draw:layer="layout" svg:width="0.029cm" svg:height="0.374cm" svg:x="28.69cm" svg:y="8.23cm" svg:viewBox="0 0 30 375" draw:points="0,375 30,375 30,0 0,0">
          <text:p/>
        </draw:polygon>
        <draw:polygon draw:style-name="gr36" draw:text-style-name="P8" draw:layer="layout" svg:width="0.029cm" svg:height="0.374cm" svg:x="28.721cm" svg:y="8.23cm" svg:viewBox="0 0 30 375" draw:points="0,375 30,375 30,0 0,0">
          <text:p/>
        </draw:polygon>
        <draw:polygon draw:style-name="gr35" draw:text-style-name="P7" draw:layer="layout" svg:width="0.029cm" svg:height="0.374cm" svg:x="28.75cm" svg:y="8.23cm" svg:viewBox="0 0 30 375" draw:points="0,375 30,375 30,0 0,0">
          <text:p/>
        </draw:polygon>
        <draw:polygon draw:style-name="gr38" draw:text-style-name="P10" draw:layer="layout" svg:width="0.029cm" svg:height="0.374cm" svg:x="28.779cm" svg:y="8.23cm" svg:viewBox="0 0 30 375" draw:points="0,375 30,375 30,0 0,0">
          <text:p/>
        </draw:polygon>
        <draw:polygon draw:style-name="gr37" draw:text-style-name="P9" draw:layer="layout" svg:width="0.029cm" svg:height="0.374cm" svg:x="28.808cm" svg:y="8.23cm" svg:viewBox="0 0 30 375" draw:points="0,375 30,375 30,0 0,0">
          <text:p/>
        </draw:polygon>
        <draw:polygon draw:style-name="gr36" draw:text-style-name="P8" draw:layer="layout" svg:width="0.029cm" svg:height="0.374cm" svg:x="28.838cm" svg:y="8.23cm" svg:viewBox="0 0 30 375" draw:points="0,375 30,375 30,0 0,0">
          <text:p/>
        </draw:polygon>
        <draw:polygon draw:style-name="gr36" draw:text-style-name="P8" draw:layer="layout" svg:width="0.029cm" svg:height="0.374cm" svg:x="28.868cm" svg:y="8.23cm" svg:viewBox="0 0 30 375" draw:points="0,375 30,375 30,0 0,0">
          <text:p/>
        </draw:polygon>
        <draw:polygon draw:style-name="gr38" draw:text-style-name="P10" draw:layer="layout" svg:width="0.029cm" svg:height="0.374cm" svg:x="28.897cm" svg:y="8.23cm" svg:viewBox="0 0 30 375" draw:points="0,375 30,375 30,0 0,0">
          <text:p/>
        </draw:polygon>
        <draw:polygon draw:style-name="gr37" draw:text-style-name="P9" draw:layer="layout" svg:width="0.029cm" svg:height="0.374cm" svg:x="28.926cm" svg:y="8.23cm" svg:viewBox="0 0 30 375" draw:points="0,375 30,375 30,0 0,0">
          <text:p/>
        </draw:polygon>
        <draw:polygon draw:style-name="gr38" draw:text-style-name="P10" draw:layer="layout" svg:width="0.029cm" svg:height="0.374cm" svg:x="28.956cm" svg:y="8.23cm" svg:viewBox="0 0 30 375" draw:points="0,375 30,375 30,0 0,0">
          <text:p/>
        </draw:polygon>
        <draw:polygon draw:style-name="gr38" draw:text-style-name="P10" draw:layer="layout" svg:width="0.029cm" svg:height="0.374cm" svg:x="28.985cm" svg:y="8.23cm" svg:viewBox="0 0 30 375" draw:points="0,375 30,375 30,0 0,0">
          <text:p/>
        </draw:polygon>
        <draw:polygon draw:style-name="gr36" draw:text-style-name="P8" draw:layer="layout" svg:width="0.029cm" svg:height="0.374cm" svg:x="29.014cm" svg:y="8.23cm" svg:viewBox="0 0 30 375" draw:points="0,375 30,375 30,0 0,0">
          <text:p/>
        </draw:polygon>
        <draw:polygon draw:style-name="gr37" draw:text-style-name="P9" draw:layer="layout" svg:width="0.03cm" svg:height="0.374cm" svg:x="29.044cm" svg:y="8.23cm" svg:viewBox="0 0 31 375" draw:points="0,375 31,375 31,0 0,0">
          <text:p/>
        </draw:polygon>
        <draw:polygon draw:style-name="gr35" draw:text-style-name="P7" draw:layer="layout" svg:width="0.029cm" svg:height="0.374cm" svg:x="29.074cm" svg:y="8.23cm" svg:viewBox="0 0 30 375" draw:points="0,375 30,375 30,0 0,0">
          <text:p/>
        </draw:polygon>
        <draw:polygon draw:style-name="gr37" draw:text-style-name="P9" draw:layer="layout" svg:width="0.029cm" svg:height="0.374cm" svg:x="29.103cm" svg:y="8.23cm" svg:viewBox="0 0 30 375" draw:points="0,375 30,375 30,0 0,0">
          <text:p/>
        </draw:polygon>
        <draw:polygon draw:style-name="gr38" draw:text-style-name="P10" draw:layer="layout" svg:width="0.029cm" svg:height="0.374cm" svg:x="29.132cm" svg:y="8.23cm" svg:viewBox="0 0 30 375" draw:points="0,375 30,375 30,0 0,0">
          <text:p/>
        </draw:polygon>
        <draw:polygon draw:style-name="gr37" draw:text-style-name="P9" draw:layer="layout" svg:width="0.029cm" svg:height="0.374cm" svg:x="29.162cm" svg:y="8.23cm" svg:viewBox="0 0 30 375" draw:points="0,375 30,375 30,0 0,0">
          <text:p/>
        </draw:polygon>
        <draw:polygon draw:style-name="gr38" draw:text-style-name="P10" draw:layer="layout" svg:width="0.029cm" svg:height="0.374cm" svg:x="29.192cm" svg:y="8.23cm" svg:viewBox="0 0 30 375" draw:points="0,375 30,375 30,0 0,0">
          <text:p/>
        </draw:polygon>
        <draw:polygon draw:style-name="gr36" draw:text-style-name="P8" draw:layer="layout" svg:width="0.029cm" svg:height="0.374cm" svg:x="29.221cm" svg:y="8.23cm" svg:viewBox="0 0 30 375" draw:points="0,375 30,375 30,0 0,0">
          <text:p/>
        </draw:polygon>
        <draw:polygon draw:style-name="gr38" draw:text-style-name="P10" draw:layer="layout" svg:width="0.029cm" svg:height="0.374cm" svg:x="29.25cm" svg:y="8.23cm" svg:viewBox="0 0 30 375" draw:points="0,375 30,375 30,0 0,0">
          <text:p/>
        </draw:polygon>
        <draw:polygon draw:style-name="gr38" draw:text-style-name="P10" draw:layer="layout" svg:width="0.029cm" svg:height="0.374cm" svg:x="29.28cm" svg:y="8.23cm" svg:viewBox="0 0 30 375" draw:points="0,375 30,375 30,0 0,0">
          <text:p/>
        </draw:polygon>
        <draw:polygon draw:style-name="gr37" draw:text-style-name="P9" draw:layer="layout" svg:width="0.029cm" svg:height="0.374cm" svg:x="29.309cm" svg:y="8.23cm" svg:viewBox="0 0 30 375" draw:points="0,375 30,375 30,0 0,0">
          <text:p/>
        </draw:polygon>
        <draw:polygon draw:style-name="gr35" draw:text-style-name="P7" draw:layer="layout" svg:width="0.029cm" svg:height="0.374cm" svg:x="29.338cm" svg:y="8.23cm" svg:viewBox="0 0 30 375" draw:points="0,375 30,375 30,0 0,0">
          <text:p/>
        </draw:polygon>
        <draw:polygon draw:style-name="gr35" draw:text-style-name="P7" draw:layer="layout" svg:width="0.029cm" svg:height="0.374cm" svg:x="29.368cm" svg:y="8.23cm" svg:viewBox="0 0 30 375" draw:points="0,375 30,375 30,0 0,0">
          <text:p/>
        </draw:polygon>
        <draw:polygon draw:style-name="gr38" draw:text-style-name="P10" draw:layer="layout" svg:width="0.029cm" svg:height="0.374cm" svg:x="29.398cm" svg:y="8.23cm" svg:viewBox="0 0 30 375" draw:points="0,375 30,375 30,0 0,0">
          <text:p/>
        </draw:polygon>
        <draw:polygon draw:style-name="gr38" draw:text-style-name="P10" draw:layer="layout" svg:width="0.029cm" svg:height="0.374cm" svg:x="29.427cm" svg:y="8.23cm" svg:viewBox="0 0 30 375" draw:points="0,375 30,375 30,0 0,0">
          <text:p/>
        </draw:polygon>
        <draw:polygon draw:style-name="gr36" draw:text-style-name="P8" draw:layer="layout" svg:width="0.029cm" svg:height="0.374cm" svg:x="29.456cm" svg:y="8.23cm" svg:viewBox="0 0 30 375" draw:points="0,375 30,375 30,0 0,0">
          <text:p/>
        </draw:polygon>
        <draw:polygon draw:style-name="gr38" draw:text-style-name="P10" draw:layer="layout" svg:width="0.03cm" svg:height="0.374cm" svg:x="29.485cm" svg:y="8.23cm" svg:viewBox="0 0 31 375" draw:points="0,375 31,375 31,0 0,0">
          <text:p/>
        </draw:polygon>
        <draw:polygon draw:style-name="gr38" draw:text-style-name="P10" draw:layer="layout" svg:width="0.029cm" svg:height="0.374cm" svg:x="29.516cm" svg:y="8.23cm" svg:viewBox="0 0 30 375" draw:points="0,375 30,375 30,0 0,0">
          <text:p/>
        </draw:polygon>
        <draw:polygon draw:style-name="gr36" draw:text-style-name="P8" draw:layer="layout" svg:width="0.029cm" svg:height="0.374cm" svg:x="29.545cm" svg:y="8.23cm" svg:viewBox="0 0 30 375" draw:points="0,375 30,375 30,0 0,0">
          <text:p/>
        </draw:polygon>
        <draw:polygon draw:style-name="gr37" draw:text-style-name="P9" draw:layer="layout" svg:width="0.029cm" svg:height="0.374cm" svg:x="29.574cm" svg:y="8.23cm" svg:viewBox="0 0 30 375" draw:points="0,375 30,375 30,0 0,0">
          <text:p/>
        </draw:polygon>
        <draw:polygon draw:style-name="gr36" draw:text-style-name="P8" draw:layer="layout" svg:width="0.029cm" svg:height="0.374cm" svg:x="29.604cm" svg:y="8.23cm" svg:viewBox="0 0 30 375" draw:points="0,375 30,375 30,0 0,0">
          <text:p/>
        </draw:polygon>
        <draw:polygon draw:style-name="gr36" draw:text-style-name="P8" draw:layer="layout" svg:width="0.029cm" svg:height="0.374cm" svg:x="29.633cm" svg:y="8.23cm" svg:viewBox="0 0 30 375" draw:points="0,375 30,375 30,0 0,0">
          <text:p/>
        </draw:polygon>
        <draw:polygon draw:style-name="gr36" draw:text-style-name="P8" draw:layer="layout" svg:width="0.029cm" svg:height="0.374cm" svg:x="29.662cm" svg:y="8.23cm" svg:viewBox="0 0 30 375" draw:points="0,375 30,375 30,0 0,0">
          <text:p/>
        </draw:polygon>
        <draw:polygon draw:style-name="gr36" draw:text-style-name="P8" draw:layer="layout" svg:width="0.029cm" svg:height="0.374cm" svg:x="29.692cm" svg:y="8.23cm" svg:viewBox="0 0 30 375" draw:points="0,375 30,375 30,0 0,0">
          <text:p/>
        </draw:polygon>
        <draw:polygon draw:style-name="gr38" draw:text-style-name="P10" draw:layer="layout" svg:width="0.029cm" svg:height="0.374cm" svg:x="29.722cm" svg:y="8.23cm" svg:viewBox="0 0 30 375" draw:points="0,375 30,375 30,0 0,0">
          <text:p/>
        </draw:polygon>
        <draw:polygon draw:style-name="gr37" draw:text-style-name="P9" draw:layer="layout" svg:width="0.029cm" svg:height="0.374cm" svg:x="29.751cm" svg:y="8.23cm" svg:viewBox="0 0 30 375" draw:points="0,375 30,375 30,0 0,0">
          <text:p/>
        </draw:polygon>
        <draw:polygon draw:style-name="gr36" draw:text-style-name="P8" draw:layer="layout" svg:width="0.029cm" svg:height="0.374cm" svg:x="29.78cm" svg:y="8.23cm" svg:viewBox="0 0 30 375" draw:points="0,375 30,375 30,0 0,0">
          <text:p/>
        </draw:polygon>
        <draw:polygon draw:style-name="gr36" draw:text-style-name="P8" draw:layer="layout" svg:width="0.03cm" svg:height="0.374cm" svg:x="29.809cm" svg:y="8.23cm" svg:viewBox="0 0 31 375" draw:points="0,375 31,375 31,0 0,0">
          <text:p/>
        </draw:polygon>
        <draw:polygon draw:style-name="gr37" draw:text-style-name="P9" draw:layer="layout" svg:width="0.029cm" svg:height="0.374cm" svg:x="29.84cm" svg:y="8.23cm" svg:viewBox="0 0 30 375" draw:points="0,375 30,375 30,0 0,0">
          <text:p/>
        </draw:polygon>
        <draw:polygon draw:style-name="gr37" draw:text-style-name="P9" draw:layer="layout" svg:width="0.029cm" svg:height="0.374cm" svg:x="29.869cm" svg:y="8.23cm" svg:viewBox="0 0 30 375" draw:points="0,375 30,375 30,0 0,0">
          <text:p/>
        </draw:polygon>
        <draw:polygon draw:style-name="gr38" draw:text-style-name="P10" draw:layer="layout" svg:width="0.03cm" svg:height="0.374cm" svg:x="29.898cm" svg:y="8.23cm" svg:viewBox="0 0 31 375" draw:points="0,375 31,375 31,0 0,0">
          <text:p/>
        </draw:polygon>
        <draw:polygon draw:style-name="gr38" draw:text-style-name="P10" draw:layer="layout" svg:width="0.029cm" svg:height="0.374cm" svg:x="29.928cm" svg:y="8.23cm" svg:viewBox="0 0 30 375" draw:points="0,375 30,375 30,0 0,0">
          <text:p/>
        </draw:polygon>
        <draw:polygon draw:style-name="gr38" draw:text-style-name="P10" draw:layer="layout" svg:width="0.029cm" svg:height="0.374cm" svg:x="29.957cm" svg:y="8.23cm" svg:viewBox="0 0 30 375" draw:points="0,375 30,375 30,0 0,0">
          <text:p/>
        </draw:polygon>
        <draw:polygon draw:style-name="gr38" draw:text-style-name="P10" draw:layer="layout" svg:width="0.029cm" svg:height="0.374cm" svg:x="29.986cm" svg:y="8.23cm" svg:viewBox="0 0 30 375" draw:points="0,375 30,375 30,0 0,0">
          <text:p/>
        </draw:polygon>
        <draw:polygon draw:style-name="gr38" draw:text-style-name="P10" draw:layer="layout" svg:width="0.029cm" svg:height="0.374cm" svg:x="30.046cm" svg:y="8.23cm" svg:viewBox="0 0 30 375" draw:points="0,375 30,375 30,0 0,0">
          <text:p/>
        </draw:polygon>
        <draw:polygon draw:style-name="gr37" draw:text-style-name="P9" draw:layer="layout" svg:width="0.029cm" svg:height="0.374cm" svg:x="30.104cm" svg:y="8.23cm" svg:viewBox="0 0 30 375" draw:points="0,375 30,375 30,0 0,0">
          <text:p/>
        </draw:polygon>
        <draw:polygon draw:style-name="gr35" draw:text-style-name="P7" draw:layer="layout" svg:width="0.029cm" svg:height="0.374cm" svg:x="30.281cm" svg:y="8.23cm" svg:viewBox="0 0 30 375" draw:points="0,375 30,375 30,0 0,0">
          <text:p/>
        </draw:polygon>
        <draw:polygon draw:style-name="gr36" draw:text-style-name="P8" draw:layer="layout" svg:width="0.029cm" svg:height="0.374cm" svg:x="30.31cm" svg:y="8.23cm" svg:viewBox="0 0 30 375" draw:points="0,375 30,375 30,0 0,0">
          <text:p/>
        </draw:polygon>
        <draw:polygon draw:style-name="gr36" draw:text-style-name="P8" draw:layer="layout" svg:width="0.03cm" svg:height="0.374cm" svg:x="30.339cm" svg:y="8.23cm" svg:viewBox="0 0 31 375" draw:points="0,375 31,375 31,0 0,0">
          <text:p/>
        </draw:polygon>
        <draw:polygon draw:style-name="gr37" draw:text-style-name="P9" draw:layer="layout" svg:width="0.029cm" svg:height="0.374cm" svg:x="30.37cm" svg:y="8.23cm" svg:viewBox="0 0 30 375" draw:points="0,375 30,375 30,0 0,0">
          <text:p/>
        </draw:polygon>
        <draw:polygon draw:style-name="gr37" draw:text-style-name="P9" draw:layer="layout" svg:width="0.029cm" svg:height="0.374cm" svg:x="30.399cm" svg:y="8.23cm" svg:viewBox="0 0 30 375" draw:points="0,375 30,375 30,0 0,0">
          <text:p/>
        </draw:polygon>
        <draw:polygon draw:style-name="gr37" draw:text-style-name="P9" draw:layer="layout" svg:width="0.029cm" svg:height="0.374cm" svg:x="30.428cm" svg:y="8.23cm" svg:viewBox="0 0 30 375" draw:points="0,375 30,375 30,0 0,0">
          <text:p/>
        </draw:polygon>
        <draw:polygon draw:style-name="gr35" draw:text-style-name="P7" draw:layer="layout" svg:width="0.029cm" svg:height="0.374cm" svg:x="30.458cm" svg:y="8.23cm" svg:viewBox="0 0 30 375" draw:points="0,375 30,375 30,0 0,0">
          <text:p/>
        </draw:polygon>
        <draw:polygon draw:style-name="gr37" draw:text-style-name="P9" draw:layer="layout" svg:width="0.029cm" svg:height="0.374cm" svg:x="30.487cm" svg:y="8.23cm" svg:viewBox="0 0 30 375" draw:points="0,375 30,375 30,0 0,0">
          <text:p/>
        </draw:polygon>
        <draw:polygon draw:style-name="gr37" draw:text-style-name="P9" draw:layer="layout" svg:width="0.029cm" svg:height="0.374cm" svg:x="30.517cm" svg:y="8.23cm" svg:viewBox="0 0 30 375" draw:points="0,375 30,375 30,0 0,0">
          <text:p/>
        </draw:polygon>
        <draw:polygon draw:style-name="gr35" draw:text-style-name="P7" draw:layer="layout" svg:width="0.029cm" svg:height="0.374cm" svg:x="30.546cm" svg:y="8.23cm" svg:viewBox="0 0 30 375" draw:points="0,375 30,375 30,0 0,0">
          <text:p/>
        </draw:polygon>
        <draw:polygon draw:style-name="gr35" draw:text-style-name="P7" draw:layer="layout" svg:width="0.029cm" svg:height="0.374cm" svg:x="30.576cm" svg:y="8.23cm" svg:viewBox="0 0 30 375" draw:points="0,375 30,375 30,0 0,0">
          <text:p/>
        </draw:polygon>
        <draw:polygon draw:style-name="gr37" draw:text-style-name="P9" draw:layer="layout" svg:width="0.029cm" svg:height="0.374cm" svg:x="30.605cm" svg:y="8.23cm" svg:viewBox="0 0 30 375" draw:points="0,375 30,375 30,0 0,0">
          <text:p/>
        </draw:polygon>
        <draw:polygon draw:style-name="gr37" draw:text-style-name="P9" draw:layer="layout" svg:width="0.029cm" svg:height="0.374cm" svg:x="30.634cm" svg:y="8.23cm" svg:viewBox="0 0 30 375" draw:points="0,375 30,375 30,0 0,0">
          <text:p/>
        </draw:polygon>
        <draw:polygon draw:style-name="gr36" draw:text-style-name="P8" draw:layer="layout" svg:width="0.03cm" svg:height="0.374cm" svg:x="30.663cm" svg:y="8.23cm" svg:viewBox="0 0 31 375" draw:points="0,375 31,375 31,0 0,0">
          <text:p/>
        </draw:polygon>
        <draw:polygon draw:style-name="gr37" draw:text-style-name="P9" draw:layer="layout" svg:width="0.029cm" svg:height="0.374cm" svg:x="30.694cm" svg:y="8.23cm" svg:viewBox="0 0 30 375" draw:points="0,375 30,375 30,0 0,0">
          <text:p/>
        </draw:polygon>
        <draw:polygon draw:style-name="gr37" draw:text-style-name="P9" draw:layer="layout" svg:width="0.029cm" svg:height="0.374cm" svg:x="30.723cm" svg:y="8.23cm" svg:viewBox="0 0 30 375" draw:points="0,375 30,375 30,0 0,0">
          <text:p/>
        </draw:polygon>
        <draw:polygon draw:style-name="gr35" draw:text-style-name="P7" draw:layer="layout" svg:width="0.029cm" svg:height="0.374cm" svg:x="30.752cm" svg:y="8.23cm" svg:viewBox="0 0 30 375" draw:points="0,375 30,375 30,0 0,0">
          <text:p/>
        </draw:polygon>
        <draw:polygon draw:style-name="gr36" draw:text-style-name="P8" draw:layer="layout" svg:width="0.029cm" svg:height="0.374cm" svg:x="30.782cm" svg:y="8.23cm" svg:viewBox="0 0 30 375" draw:points="0,375 30,375 30,0 0,0">
          <text:p/>
        </draw:polygon>
        <draw:polygon draw:style-name="gr37" draw:text-style-name="P9" draw:layer="layout" svg:width="0.029cm" svg:height="0.374cm" svg:x="30.811cm" svg:y="8.23cm" svg:viewBox="0 0 30 375" draw:points="0,375 30,375 30,0 0,0">
          <text:p/>
        </draw:polygon>
        <draw:polygon draw:style-name="gr38" draw:text-style-name="P10" draw:layer="layout" svg:width="0.029cm" svg:height="0.374cm" svg:x="30.841cm" svg:y="8.23cm" svg:viewBox="0 0 30 375" draw:points="0,375 30,375 30,0 0,0">
          <text:p/>
        </draw:polygon>
        <draw:polygon draw:style-name="gr37" draw:text-style-name="P9" draw:layer="layout" svg:width="0.029cm" svg:height="0.374cm" svg:x="30.87cm" svg:y="8.23cm" svg:viewBox="0 0 30 375" draw:points="0,375 30,375 30,0 0,0">
          <text:p/>
        </draw:polygon>
        <draw:polygon draw:style-name="gr37" draw:text-style-name="P9" draw:layer="layout" svg:width="0.029cm" svg:height="0.374cm" svg:x="30.9cm" svg:y="8.23cm" svg:viewBox="0 0 30 375" draw:points="0,375 30,375 30,0 0,0">
          <text:p/>
        </draw:polygon>
        <draw:polygon draw:style-name="gr37" draw:text-style-name="P9" draw:layer="layout" svg:width="0.029cm" svg:height="0.374cm" svg:x="30.929cm" svg:y="8.23cm" svg:viewBox="0 0 30 375" draw:points="0,375 30,375 30,0 0,0">
          <text:p/>
        </draw:polygon>
        <draw:polygon draw:style-name="gr37" draw:text-style-name="P9" draw:layer="layout" svg:width="0.029cm" svg:height="0.374cm" svg:x="30.958cm" svg:y="8.23cm" svg:viewBox="0 0 30 375" draw:points="0,375 30,375 30,0 0,0">
          <text:p/>
        </draw:polygon>
        <draw:polygon draw:style-name="gr37" draw:text-style-name="P9" draw:layer="layout" svg:width="0.029cm" svg:height="0.374cm" svg:x="30.987cm" svg:y="8.23cm" svg:viewBox="0 0 30 375" draw:points="0,375 30,375 30,0 0,0">
          <text:p/>
        </draw:polygon>
        <draw:polygon draw:style-name="gr36" draw:text-style-name="P8" draw:layer="layout" svg:width="0.029cm" svg:height="0.374cm" svg:x="31.018cm" svg:y="8.23cm" svg:viewBox="0 0 30 375" draw:points="0,375 30,375 30,0 0,0">
          <text:p/>
        </draw:polygon>
        <draw:polygon draw:style-name="gr36" draw:text-style-name="P8" draw:layer="layout" svg:width="0.029cm" svg:height="0.374cm" svg:x="31.047cm" svg:y="8.23cm" svg:viewBox="0 0 30 375" draw:points="0,375 30,375 30,0 0,0">
          <text:p/>
        </draw:polygon>
        <draw:polygon draw:style-name="gr38" draw:text-style-name="P10" draw:layer="layout" svg:width="0.029cm" svg:height="0.374cm" svg:x="31.076cm" svg:y="8.23cm" svg:viewBox="0 0 30 375" draw:points="0,375 30,375 30,0 0,0">
          <text:p/>
        </draw:polygon>
        <draw:polygon draw:style-name="gr37" draw:text-style-name="P9" draw:layer="layout" svg:width="0.03cm" svg:height="0.374cm" svg:x="31.105cm" svg:y="8.23cm" svg:viewBox="0 0 31 375" draw:points="0,375 31,375 31,0 0,0">
          <text:p/>
        </draw:polygon>
        <draw:polygon draw:style-name="gr36" draw:text-style-name="P8" draw:layer="layout" svg:width="0.029cm" svg:height="0.374cm" svg:x="31.135cm" svg:y="8.23cm" svg:viewBox="0 0 30 375" draw:points="0,375 30,375 30,0 0,0">
          <text:p/>
        </draw:polygon>
        <draw:polygon draw:style-name="gr36" draw:text-style-name="P8" draw:layer="layout" svg:width="0.029cm" svg:height="0.374cm" svg:x="31.165cm" svg:y="8.23cm" svg:viewBox="0 0 30 375" draw:points="0,375 30,375 30,0 0,0">
          <text:p/>
        </draw:polygon>
        <draw:polygon draw:style-name="gr37" draw:text-style-name="P9" draw:layer="layout" svg:width="0.029cm" svg:height="0.374cm" svg:x="31.194cm" svg:y="8.23cm" svg:viewBox="0 0 30 375" draw:points="0,375 30,375 30,0 0,0">
          <text:p/>
        </draw:polygon>
        <draw:polygon draw:style-name="gr36" draw:text-style-name="P8" draw:layer="layout" svg:width="0.029cm" svg:height="0.374cm" svg:x="31.224cm" svg:y="8.23cm" svg:viewBox="0 0 30 375" draw:points="0,375 30,375 30,0 0,0">
          <text:p/>
        </draw:polygon>
        <draw:polygon draw:style-name="gr37" draw:text-style-name="P9" draw:layer="layout" svg:width="0.029cm" svg:height="0.374cm" svg:x="31.253cm" svg:y="8.23cm" svg:viewBox="0 0 30 375" draw:points="0,375 30,375 30,0 0,0">
          <text:p/>
        </draw:polygon>
        <draw:polygon draw:style-name="gr37" draw:text-style-name="P9" draw:layer="layout" svg:width="0.029cm" svg:height="0.374cm" svg:x="31.282cm" svg:y="8.23cm" svg:viewBox="0 0 30 375" draw:points="0,375 30,375 30,0 0,0">
          <text:p/>
        </draw:polygon>
        <draw:polygon draw:style-name="gr35" draw:text-style-name="P7" draw:layer="layout" svg:width="0.029cm" svg:height="0.374cm" svg:x="31.311cm" svg:y="8.23cm" svg:viewBox="0 0 30 375" draw:points="0,375 30,375 30,0 0,0">
          <text:p/>
        </draw:polygon>
        <draw:polygon draw:style-name="gr37" draw:text-style-name="P9" draw:layer="layout" svg:width="0.029cm" svg:height="0.374cm" svg:x="31.342cm" svg:y="8.23cm" svg:viewBox="0 0 30 375" draw:points="0,375 30,375 30,0 0,0">
          <text:p/>
        </draw:polygon>
        <draw:polygon draw:style-name="gr35" draw:text-style-name="P7" draw:layer="layout" svg:width="0.029cm" svg:height="0.374cm" svg:x="31.371cm" svg:y="8.23cm" svg:viewBox="0 0 30 375" draw:points="0,375 30,375 30,0 0,0">
          <text:p/>
        </draw:polygon>
        <draw:polygon draw:style-name="gr36" draw:text-style-name="P8" draw:layer="layout" svg:width="0.029cm" svg:height="0.374cm" svg:x="31.4cm" svg:y="8.23cm" svg:viewBox="0 0 30 375" draw:points="0,375 30,375 30,0 0,0">
          <text:p/>
        </draw:polygon>
        <draw:polygon draw:style-name="gr37" draw:text-style-name="P9" draw:layer="layout" svg:width="0.029cm" svg:height="0.374cm" svg:x="31.429cm" svg:y="8.23cm" svg:viewBox="0 0 30 375" draw:points="0,375 30,375 30,0 0,0">
          <text:p/>
        </draw:polygon>
        <draw:polygon draw:style-name="gr36" draw:text-style-name="P8" draw:layer="layout" svg:width="0.029cm" svg:height="0.374cm" svg:x="31.459cm" svg:y="8.23cm" svg:viewBox="0 0 30 375" draw:points="0,375 30,375 30,0 0,0">
          <text:p/>
        </draw:polygon>
        <draw:polygon draw:style-name="gr37" draw:text-style-name="P9" draw:layer="layout" svg:width="0.029cm" svg:height="0.374cm" svg:x="31.489cm" svg:y="8.23cm" svg:viewBox="0 0 30 375" draw:points="0,375 30,375 30,0 0,0">
          <text:p/>
        </draw:polygon>
        <draw:polygon draw:style-name="gr37" draw:text-style-name="P9" draw:layer="layout" svg:width="0.03cm" svg:height="0.374cm" svg:x="31.518cm" svg:y="8.23cm" svg:viewBox="0 0 31 375" draw:points="0,375 31,375 31,0 0,0">
          <text:p/>
        </draw:polygon>
        <draw:polygon draw:style-name="gr36" draw:text-style-name="P8" draw:layer="layout" svg:width="0.029cm" svg:height="0.374cm" svg:x="31.548cm" svg:y="8.23cm" svg:viewBox="0 0 30 375" draw:points="0,375 30,375 30,0 0,0">
          <text:p/>
        </draw:polygon>
        <draw:polygon draw:style-name="gr38" draw:text-style-name="P10" draw:layer="layout" svg:width="0.029cm" svg:height="0.374cm" svg:x="31.577cm" svg:y="8.23cm" svg:viewBox="0 0 30 375" draw:points="0,375 30,375 30,0 0,0">
          <text:p/>
        </draw:polygon>
        <draw:polygon draw:style-name="gr36" draw:text-style-name="P8" draw:layer="layout" svg:width="0.029cm" svg:height="0.374cm" svg:x="31.606cm" svg:y="8.23cm" svg:viewBox="0 0 30 375" draw:points="0,375 30,375 30,0 0,0">
          <text:p/>
        </draw:polygon>
        <draw:polygon draw:style-name="gr36" draw:text-style-name="P8" draw:layer="layout" svg:width="0.029cm" svg:height="0.374cm" svg:x="31.635cm" svg:y="8.23cm" svg:viewBox="0 0 30 375" draw:points="0,375 30,375 30,0 0,0">
          <text:p/>
        </draw:polygon>
        <draw:polygon draw:style-name="gr36" draw:text-style-name="P8" draw:layer="layout" svg:width="0.029cm" svg:height="0.374cm" svg:x="31.666cm" svg:y="8.23cm" svg:viewBox="0 0 30 375" draw:points="0,375 30,375 30,0 0,0">
          <text:p/>
        </draw:polygon>
        <draw:polygon draw:style-name="gr36" draw:text-style-name="P8" draw:layer="layout" svg:width="0.029cm" svg:height="0.374cm" svg:x="31.695cm" svg:y="8.23cm" svg:viewBox="0 0 30 375" draw:points="0,375 30,375 30,0 0,0">
          <text:p/>
        </draw:polygon>
        <draw:polygon draw:style-name="gr38" draw:text-style-name="P10" draw:layer="layout" svg:width="0.029cm" svg:height="0.374cm" svg:x="31.724cm" svg:y="8.23cm" svg:viewBox="0 0 30 375" draw:points="0,375 30,375 30,0 0,0">
          <text:p/>
        </draw:polygon>
        <draw:polygon draw:style-name="gr36" draw:text-style-name="P8" draw:layer="layout" svg:width="0.029cm" svg:height="0.374cm" svg:x="31.753cm" svg:y="8.23cm" svg:viewBox="0 0 30 375" draw:points="0,375 30,375 30,0 0,0">
          <text:p/>
        </draw:polygon>
        <draw:polygon draw:style-name="gr35" draw:text-style-name="P7" draw:layer="layout" svg:width="0.029cm" svg:height="0.374cm" svg:x="31.783cm" svg:y="8.23cm" svg:viewBox="0 0 30 375" draw:points="0,375 30,375 30,0 0,0">
          <text:p/>
        </draw:polygon>
        <draw:polygon draw:style-name="gr35" draw:text-style-name="P7" draw:layer="layout" svg:width="0.029cm" svg:height="0.374cm" svg:x="31.813cm" svg:y="8.23cm" svg:viewBox="0 0 30 375" draw:points="0,375 30,375 30,0 0,0">
          <text:p/>
        </draw:polygon>
        <draw:polygon draw:style-name="gr35" draw:text-style-name="P7" draw:layer="layout" svg:width="0.029cm" svg:height="0.374cm" svg:x="31.842cm" svg:y="8.23cm" svg:viewBox="0 0 30 375" draw:points="0,375 30,375 30,0 0,0">
          <text:p/>
        </draw:polygon>
        <draw:polygon draw:style-name="gr38" draw:text-style-name="P10" draw:layer="layout" svg:width="0.03cm" svg:height="0.374cm" svg:x="31.871cm" svg:y="8.23cm" svg:viewBox="0 0 31 375" draw:points="0,375 31,375 31,0 0,0">
          <text:p/>
        </draw:polygon>
        <draw:polygon draw:style-name="gr37" draw:text-style-name="P9" draw:layer="layout" svg:width="0.029cm" svg:height="0.374cm" svg:x="31.901cm" svg:y="8.23cm" svg:viewBox="0 0 30 375" draw:points="0,375 30,375 30,0 0,0">
          <text:p/>
        </draw:polygon>
        <draw:polygon draw:style-name="gr36" draw:text-style-name="P8" draw:layer="layout" svg:width="0.029cm" svg:height="0.374cm" svg:x="31.93cm" svg:y="8.23cm" svg:viewBox="0 0 30 375" draw:points="0,375 30,375 30,0 0,0">
          <text:p/>
        </draw:polygon>
        <draw:polygon draw:style-name="gr35" draw:text-style-name="P7" draw:layer="layout" svg:width="0.03cm" svg:height="0.374cm" svg:x="31.959cm" svg:y="8.23cm" svg:viewBox="0 0 31 375" draw:points="0,375 31,375 31,0 0,0">
          <text:p/>
        </draw:polygon>
        <draw:polygon draw:style-name="gr38" draw:text-style-name="P10" draw:layer="layout" svg:width="0.029cm" svg:height="0.374cm" svg:x="31.99cm" svg:y="8.23cm" svg:viewBox="0 0 30 375" draw:points="0,375 30,375 30,0 0,0">
          <text:p/>
        </draw:polygon>
        <draw:polygon draw:style-name="gr36" draw:text-style-name="P8" draw:layer="layout" svg:width="0.029cm" svg:height="0.374cm" svg:x="32.019cm" svg:y="8.23cm" svg:viewBox="0 0 30 375" draw:points="0,375 30,375 30,0 0,0">
          <text:p/>
        </draw:polygon>
        <draw:polygon draw:style-name="gr37" draw:text-style-name="P9" draw:layer="layout" svg:width="0.029cm" svg:height="0.374cm" svg:x="32.048cm" svg:y="8.23cm" svg:viewBox="0 0 30 375" draw:points="0,375 30,375 30,0 0,0">
          <text:p/>
        </draw:polygon>
        <draw:polygon draw:style-name="gr37" draw:text-style-name="P9" draw:layer="layout" svg:width="0.029cm" svg:height="0.374cm" svg:x="32.078cm" svg:y="8.23cm" svg:viewBox="0 0 30 375" draw:points="0,375 30,375 30,0 0,0">
          <text:p/>
        </draw:polygon>
        <draw:polygon draw:style-name="gr38" draw:text-style-name="P10" draw:layer="layout" svg:width="0.029cm" svg:height="0.374cm" svg:x="32.107cm" svg:y="8.23cm" svg:viewBox="0 0 30 375" draw:points="0,375 30,375 30,0 0,0">
          <text:p/>
        </draw:polygon>
        <draw:polygon draw:style-name="gr37" draw:text-style-name="P9" draw:layer="layout" svg:width="0.029cm" svg:height="0.374cm" svg:x="32.137cm" svg:y="8.23cm" svg:viewBox="0 0 30 375" draw:points="0,375 30,375 30,0 0,0">
          <text:p/>
        </draw:polygon>
        <draw:polygon draw:style-name="gr37" draw:text-style-name="P9" draw:layer="layout" svg:width="0.029cm" svg:height="0.374cm" svg:x="32.166cm" svg:y="8.23cm" svg:viewBox="0 0 30 375" draw:points="0,375 30,375 30,0 0,0">
          <text:p/>
        </draw:polygon>
        <draw:polygon draw:style-name="gr37" draw:text-style-name="P9" draw:layer="layout" svg:width="0.029cm" svg:height="0.374cm" svg:x="32.195cm" svg:y="8.23cm" svg:viewBox="0 0 30 375" draw:points="0,375 30,375 30,0 0,0">
          <text:p/>
        </draw:polygon>
        <draw:polygon draw:style-name="gr37" draw:text-style-name="P9" draw:layer="layout" svg:width="0.029cm" svg:height="0.374cm" svg:x="32.225cm" svg:y="8.23cm" svg:viewBox="0 0 30 375" draw:points="0,375 30,375 30,0 0,0">
          <text:p/>
        </draw:polygon>
        <draw:polygon draw:style-name="gr36" draw:text-style-name="P8" draw:layer="layout" svg:width="0.029cm" svg:height="0.374cm" svg:x="32.254cm" svg:y="8.23cm" svg:viewBox="0 0 30 375" draw:points="0,375 30,375 30,0 0,0">
          <text:p/>
        </draw:polygon>
        <draw:polygon draw:style-name="gr38" draw:text-style-name="P10" draw:layer="layout" svg:width="0.029cm" svg:height="0.374cm" svg:x="32.283cm" svg:y="8.23cm" svg:viewBox="0 0 30 375" draw:points="0,375 30,375 30,0 0,0">
          <text:p/>
        </draw:polygon>
        <draw:polygon draw:style-name="gr38" draw:text-style-name="P10" draw:layer="layout" svg:width="0.03cm" svg:height="0.374cm" svg:x="32.313cm" svg:y="8.23cm" svg:viewBox="0 0 31 375" draw:points="0,375 31,375 31,0 0,0">
          <text:p/>
        </draw:polygon>
        <draw:polygon draw:style-name="gr36" draw:text-style-name="P8" draw:layer="layout" svg:width="0.029cm" svg:height="0.374cm" svg:x="32.343cm" svg:y="8.23cm" svg:viewBox="0 0 30 375" draw:points="0,375 30,375 30,0 0,0">
          <text:p/>
        </draw:polygon>
        <draw:polygon draw:style-name="gr36" draw:text-style-name="P8" draw:layer="layout" svg:width="0.029cm" svg:height="0.374cm" svg:x="32.372cm" svg:y="8.23cm" svg:viewBox="0 0 30 375" draw:points="0,375 30,375 30,0 0,0">
          <text:p/>
        </draw:polygon>
        <draw:polygon draw:style-name="gr37" draw:text-style-name="P9" draw:layer="layout" svg:width="0.029cm" svg:height="0.374cm" svg:x="32.402cm" svg:y="8.23cm" svg:viewBox="0 0 30 375" draw:points="0,375 30,375 30,0 0,0">
          <text:p/>
        </draw:polygon>
        <draw:polygon draw:style-name="gr35" draw:text-style-name="P7" draw:layer="layout" svg:width="0.029cm" svg:height="0.374cm" svg:x="32.431cm" svg:y="8.23cm" svg:viewBox="0 0 30 375" draw:points="0,375 30,375 30,0 0,0">
          <text:p/>
        </draw:polygon>
        <draw:polygon draw:style-name="gr37" draw:text-style-name="P9" draw:layer="layout" svg:width="0.029cm" svg:height="0.374cm" svg:x="32.46cm" svg:y="8.23cm" svg:viewBox="0 0 30 375" draw:points="0,375 30,375 30,0 0,0">
          <text:p/>
        </draw:polygon>
        <draw:polygon draw:style-name="gr36" draw:text-style-name="P8" draw:layer="layout" svg:width="0.029cm" svg:height="0.374cm" svg:x="32.49cm" svg:y="8.23cm" svg:viewBox="0 0 30 375" draw:points="0,375 30,375 30,0 0,0">
          <text:p/>
        </draw:polygon>
        <draw:polygon draw:style-name="gr37" draw:text-style-name="P9" draw:layer="layout" svg:width="0.029cm" svg:height="0.374cm" svg:x="32.52cm" svg:y="8.23cm" svg:viewBox="0 0 30 375" draw:points="0,375 30,375 30,0 0,0">
          <text:p/>
        </draw:polygon>
        <draw:polygon draw:style-name="gr38" draw:text-style-name="P10" draw:layer="layout" svg:width="0.029cm" svg:height="0.374cm" svg:x="32.549cm" svg:y="8.23cm" svg:viewBox="0 0 30 375" draw:points="0,375 30,375 30,0 0,0">
          <text:p/>
        </draw:polygon>
        <draw:polygon draw:style-name="gr38" draw:text-style-name="P10" draw:layer="layout" svg:width="0.029cm" svg:height="0.374cm" svg:x="32.578cm" svg:y="8.23cm" svg:viewBox="0 0 30 375" draw:points="0,375 30,375 30,0 0,0">
          <text:p/>
        </draw:polygon>
        <draw:polygon draw:style-name="gr36" draw:text-style-name="P8" draw:layer="layout" svg:width="0.029cm" svg:height="0.374cm" svg:x="32.607cm" svg:y="8.23cm" svg:viewBox="0 0 30 375" draw:points="0,375 30,375 30,0 0,0">
          <text:p/>
        </draw:polygon>
        <draw:polygon draw:style-name="gr36" draw:text-style-name="P8" draw:layer="layout" svg:width="0.029cm" svg:height="0.374cm" svg:x="32.638cm" svg:y="8.23cm" svg:viewBox="0 0 30 375" draw:points="0,375 30,375 30,0 0,0">
          <text:p/>
        </draw:polygon>
        <draw:polygon draw:style-name="gr35" draw:text-style-name="P7" draw:layer="layout" svg:width="0.029cm" svg:height="0.374cm" svg:x="32.667cm" svg:y="8.23cm" svg:viewBox="0 0 30 375" draw:points="0,375 30,375 30,0 0,0">
          <text:p/>
        </draw:polygon>
        <draw:polygon draw:style-name="gr36" draw:text-style-name="P8" draw:layer="layout" svg:width="0.029cm" svg:height="0.374cm" svg:x="32.696cm" svg:y="8.23cm" svg:viewBox="0 0 30 375" draw:points="0,375 30,375 30,0 0,0">
          <text:p/>
        </draw:polygon>
        <draw:polygon draw:style-name="gr37" draw:text-style-name="P9" draw:layer="layout" svg:width="0.03cm" svg:height="0.374cm" svg:x="32.725cm" svg:y="8.23cm" svg:viewBox="0 0 31 375" draw:points="0,375 31,375 31,0 0,0">
          <text:p/>
        </draw:polygon>
        <draw:polygon draw:style-name="gr37" draw:text-style-name="P9" draw:layer="layout" svg:width="0.029cm" svg:height="0.374cm" svg:x="32.755cm" svg:y="8.23cm" svg:viewBox="0 0 30 375" draw:points="0,375 30,375 30,0 0,0">
          <text:p/>
        </draw:polygon>
        <draw:polygon draw:style-name="gr37" draw:text-style-name="P9" draw:layer="layout" svg:width="0.029cm" svg:height="0.374cm" svg:x="32.784cm" svg:y="8.23cm" svg:viewBox="0 0 30 375" draw:points="0,375 30,375 30,0 0,0">
          <text:p/>
        </draw:polygon>
        <draw:polygon draw:style-name="gr36" draw:text-style-name="P8" draw:layer="layout" svg:width="0.029cm" svg:height="0.374cm" svg:x="32.814cm" svg:y="8.23cm" svg:viewBox="0 0 30 375" draw:points="0,375 30,375 30,0 0,0">
          <text:p/>
        </draw:polygon>
        <draw:polygon draw:style-name="gr37" draw:text-style-name="P9" draw:layer="layout" svg:width="0.029cm" svg:height="0.374cm" svg:x="32.844cm" svg:y="8.23cm" svg:viewBox="0 0 30 375" draw:points="0,375 30,375 30,0 0,0">
          <text:p/>
        </draw:polygon>
        <draw:polygon draw:style-name="gr38" draw:text-style-name="P10" draw:layer="layout" svg:width="0.029cm" svg:height="0.374cm" svg:x="32.873cm" svg:y="8.23cm" svg:viewBox="0 0 30 375" draw:points="0,375 30,375 30,0 0,0">
          <text:p/>
        </draw:polygon>
        <draw:polygon draw:style-name="gr38" draw:text-style-name="P10" draw:layer="layout" svg:width="0.029cm" svg:height="0.374cm" svg:x="32.902cm" svg:y="8.23cm" svg:viewBox="0 0 30 375" draw:points="0,375 30,375 30,0 0,0">
          <text:p/>
        </draw:polygon>
        <draw:polygon draw:style-name="gr37" draw:text-style-name="P9" draw:layer="layout" svg:width="0.029cm" svg:height="0.374cm" svg:x="32.931cm" svg:y="8.23cm" svg:viewBox="0 0 30 375" draw:points="0,375 30,375 30,0 0,0">
          <text:p/>
        </draw:polygon>
        <draw:polygon draw:style-name="gr38" draw:text-style-name="P10" draw:layer="layout" svg:width="0.029cm" svg:height="0.374cm" svg:x="32.962cm" svg:y="8.23cm" svg:viewBox="0 0 30 375" draw:points="0,375 30,375 30,0 0,0">
          <text:p/>
        </draw:polygon>
        <draw:polygon draw:style-name="gr35" draw:text-style-name="P7" draw:layer="layout" svg:width="0.029cm" svg:height="0.374cm" svg:x="32.991cm" svg:y="8.23cm" svg:viewBox="0 0 30 375" draw:points="0,375 30,375 30,0 0,0">
          <text:p/>
        </draw:polygon>
        <draw:polygon draw:style-name="gr38" draw:text-style-name="P10" draw:layer="layout" svg:width="0.029cm" svg:height="0.374cm" svg:x="33.02cm" svg:y="8.23cm" svg:viewBox="0 0 30 375" draw:points="0,375 30,375 30,0 0,0">
          <text:p/>
        </draw:polygon>
        <draw:polygon draw:style-name="gr38" draw:text-style-name="P10" draw:layer="layout" svg:width="0.029cm" svg:height="0.374cm" svg:x="33.049cm" svg:y="8.23cm" svg:viewBox="0 0 30 375" draw:points="0,375 30,375 30,0 0,0">
          <text:p/>
        </draw:polygon>
        <draw:polygon draw:style-name="gr37" draw:text-style-name="P9" draw:layer="layout" svg:width="0.029cm" svg:height="0.374cm" svg:x="33.079cm" svg:y="8.23cm" svg:viewBox="0 0 30 375" draw:points="0,375 30,375 30,0 0,0">
          <text:p/>
        </draw:polygon>
        <draw:polygon draw:style-name="gr38" draw:text-style-name="P10" draw:layer="layout" svg:width="0.029cm" svg:height="0.374cm" svg:x="33.108cm" svg:y="8.23cm" svg:viewBox="0 0 30 375" draw:points="0,375 30,375 30,0 0,0">
          <text:p/>
        </draw:polygon>
        <draw:polygon draw:style-name="gr36" draw:text-style-name="P8" draw:layer="layout" svg:width="0.029cm" svg:height="0.374cm" svg:x="33.138cm" svg:y="8.23cm" svg:viewBox="0 0 30 375" draw:points="0,375 30,375 30,0 0,0">
          <text:p/>
        </draw:polygon>
        <draw:polygon draw:style-name="gr36" draw:text-style-name="P8" draw:layer="layout" svg:width="0.03cm" svg:height="0.374cm" svg:x="33.167cm" svg:y="8.23cm" svg:viewBox="0 0 31 375" draw:points="0,375 31,375 31,0 0,0">
          <text:p/>
        </draw:polygon>
        <draw:polygon draw:style-name="gr38" draw:text-style-name="P10" draw:layer="layout" svg:width="0.029cm" svg:height="0.374cm" svg:x="33.197cm" svg:y="8.23cm" svg:viewBox="0 0 30 375" draw:points="0,375 30,375 30,0 0,0">
          <text:p/>
        </draw:polygon>
        <draw:polygon draw:style-name="gr36" draw:text-style-name="P8" draw:layer="layout" svg:width="0.029cm" svg:height="0.374cm" svg:x="33.226cm" svg:y="8.23cm" svg:viewBox="0 0 30 375" draw:points="0,375 30,375 30,0 0,0">
          <text:p/>
        </draw:polygon>
        <draw:polygon draw:style-name="gr37" draw:text-style-name="P9" draw:layer="layout" svg:width="0.029cm" svg:height="0.374cm" svg:x="33.255cm" svg:y="8.23cm" svg:viewBox="0 0 30 375" draw:points="0,375 30,375 30,0 0,0">
          <text:p/>
        </draw:polygon>
        <draw:polygon draw:style-name="gr38" draw:text-style-name="P10" draw:layer="layout" svg:width="0.029cm" svg:height="0.374cm" svg:x="33.286cm" svg:y="8.23cm" svg:viewBox="0 0 30 375" draw:points="0,375 30,375 30,0 0,0">
          <text:p/>
        </draw:polygon>
        <draw:polygon draw:style-name="gr36" draw:text-style-name="P8" draw:layer="layout" svg:width="0.029cm" svg:height="0.374cm" svg:x="33.315cm" svg:y="8.23cm" svg:viewBox="0 0 30 375" draw:points="0,375 30,375 30,0 0,0">
          <text:p/>
        </draw:polygon>
        <draw:polygon draw:style-name="gr36" draw:text-style-name="P8" draw:layer="layout" svg:width="0.029cm" svg:height="0.374cm" svg:x="33.344cm" svg:y="8.23cm" svg:viewBox="0 0 30 375" draw:points="0,375 30,375 30,0 0,0">
          <text:p/>
        </draw:polygon>
        <draw:polygon draw:style-name="gr37" draw:text-style-name="P9" draw:layer="layout" svg:width="0.029cm" svg:height="0.374cm" svg:x="33.373cm" svg:y="8.23cm" svg:viewBox="0 0 30 375" draw:points="0,375 30,375 30,0 0,0">
          <text:p/>
        </draw:polygon>
        <draw:polygon draw:style-name="gr35" draw:text-style-name="P7" draw:layer="layout" svg:width="0.029cm" svg:height="0.374cm" svg:x="33.403cm" svg:y="8.23cm" svg:viewBox="0 0 30 375" draw:points="0,375 30,375 30,0 0,0">
          <text:p/>
        </draw:polygon>
        <draw:polygon draw:style-name="gr36" draw:text-style-name="P8" draw:layer="layout" svg:width="0.029cm" svg:height="0.374cm" svg:x="33.432cm" svg:y="8.23cm" svg:viewBox="0 0 30 375" draw:points="0,375 30,375 30,0 0,0">
          <text:p/>
        </draw:polygon>
        <draw:polygon draw:style-name="gr35" draw:text-style-name="P7" draw:layer="layout" svg:width="0.029cm" svg:height="0.374cm" svg:x="33.462cm" svg:y="8.23cm" svg:viewBox="0 0 30 375" draw:points="0,375 30,375 30,0 0,0">
          <text:p/>
        </draw:polygon>
        <draw:polygon draw:style-name="gr36" draw:text-style-name="P8" draw:layer="layout" svg:width="0.03cm" svg:height="0.374cm" svg:x="33.491cm" svg:y="8.23cm" svg:viewBox="0 0 31 375" draw:points="0,375 31,375 31,0 0,0">
          <text:p/>
        </draw:polygon>
        <draw:polygon draw:style-name="gr38" draw:text-style-name="P10" draw:layer="layout" svg:width="0.029cm" svg:height="0.374cm" svg:x="33.521cm" svg:y="8.23cm" svg:viewBox="0 0 30 375" draw:points="0,375 30,375 30,0 0,0">
          <text:p/>
        </draw:polygon>
        <draw:polygon draw:style-name="gr37" draw:text-style-name="P9" draw:layer="layout" svg:width="0.029cm" svg:height="0.374cm" svg:x="33.55cm" svg:y="8.23cm" svg:viewBox="0 0 30 375" draw:points="0,375 30,375 30,0 0,0">
          <text:p/>
        </draw:polygon>
        <draw:polygon draw:style-name="gr37" draw:text-style-name="P9" draw:layer="layout" svg:width="0.03cm" svg:height="0.374cm" svg:x="33.579cm" svg:y="8.23cm" svg:viewBox="0 0 31 375" draw:points="0,375 31,375 31,0 0,0">
          <text:p/>
        </draw:polygon>
        <draw:polygon draw:style-name="gr37" draw:text-style-name="P9" draw:layer="layout" svg:width="0.029cm" svg:height="0.374cm" svg:x="33.61cm" svg:y="8.23cm" svg:viewBox="0 0 30 375" draw:points="0,375 30,375 30,0 0,0">
          <text:p/>
        </draw:polygon>
        <draw:polygon draw:style-name="gr36" draw:text-style-name="P8" draw:layer="layout" svg:width="0.029cm" svg:height="0.374cm" svg:x="33.639cm" svg:y="8.23cm" svg:viewBox="0 0 30 375" draw:points="0,375 30,375 30,0 0,0">
          <text:p/>
        </draw:polygon>
        <draw:polygon draw:style-name="gr36" draw:text-style-name="P8" draw:layer="layout" svg:width="0.029cm" svg:height="0.374cm" svg:x="33.668cm" svg:y="8.23cm" svg:viewBox="0 0 30 375" draw:points="0,375 30,375 30,0 0,0">
          <text:p/>
        </draw:polygon>
        <draw:polygon draw:style-name="gr38" draw:text-style-name="P10" draw:layer="layout" svg:width="0.029cm" svg:height="0.374cm" svg:x="33.698cm" svg:y="8.23cm" svg:viewBox="0 0 30 375" draw:points="0,375 30,375 30,0 0,0">
          <text:p/>
        </draw:polygon>
        <draw:polygon draw:style-name="gr36" draw:text-style-name="P8" draw:layer="layout" svg:width="0.029cm" svg:height="0.374cm" svg:x="33.727cm" svg:y="8.23cm" svg:viewBox="0 0 30 375" draw:points="0,375 30,375 30,0 0,0">
          <text:p/>
        </draw:polygon>
        <draw:polygon draw:style-name="gr37" draw:text-style-name="P9" draw:layer="layout" svg:width="0.029cm" svg:height="0.374cm" svg:x="33.756cm" svg:y="8.23cm" svg:viewBox="0 0 30 375" draw:points="0,375 30,375 30,0 0,0">
          <text:p/>
        </draw:polygon>
        <draw:polygon draw:style-name="gr38" draw:text-style-name="P10" draw:layer="layout" svg:width="0.029cm" svg:height="0.374cm" svg:x="33.786cm" svg:y="8.23cm" svg:viewBox="0 0 30 375" draw:points="0,375 30,375 30,0 0,0">
          <text:p/>
        </draw:polygon>
        <draw:polygon draw:style-name="gr36" draw:text-style-name="P8" draw:layer="layout" svg:width="0.029cm" svg:height="0.374cm" svg:x="33.815cm" svg:y="8.23cm" svg:viewBox="0 0 30 375" draw:points="0,375 30,375 30,0 0,0">
          <text:p/>
        </draw:polygon>
        <draw:polygon draw:style-name="gr35" draw:text-style-name="P7" draw:layer="layout" svg:width="0.029cm" svg:height="0.374cm" svg:x="33.845cm" svg:y="8.23cm" svg:viewBox="0 0 30 375" draw:points="0,375 30,375 30,0 0,0">
          <text:p/>
        </draw:polygon>
        <draw:polygon draw:style-name="gr36" draw:text-style-name="P8" draw:layer="layout" svg:width="0.029cm" svg:height="0.374cm" svg:x="33.874cm" svg:y="8.23cm" svg:viewBox="0 0 30 375" draw:points="0,375 30,375 30,0 0,0">
          <text:p/>
        </draw:polygon>
        <draw:polygon draw:style-name="gr36" draw:text-style-name="P8" draw:layer="layout" svg:width="0.029cm" svg:height="0.374cm" svg:x="33.903cm" svg:y="8.23cm" svg:viewBox="0 0 30 375" draw:points="0,375 30,375 30,0 0,0">
          <text:p/>
        </draw:polygon>
        <draw:polygon draw:style-name="gr36" draw:text-style-name="P8" draw:layer="layout" svg:width="0.03cm" svg:height="0.374cm" svg:x="33.932cm" svg:y="8.23cm" svg:viewBox="0 0 31 375" draw:points="0,375 31,375 31,0 0,0">
          <text:p/>
        </draw:polygon>
        <draw:polygon draw:style-name="gr37" draw:text-style-name="P9" draw:layer="layout" svg:width="0.029cm" svg:height="0.374cm" svg:x="33.963cm" svg:y="8.23cm" svg:viewBox="0 0 30 375" draw:points="0,375 30,375 30,0 0,0">
          <text:p/>
        </draw:polygon>
        <draw:polygon draw:style-name="gr36" draw:text-style-name="P8" draw:layer="layout" svg:width="0.029cm" svg:height="0.374cm" svg:x="33.992cm" svg:y="8.23cm" svg:viewBox="0 0 30 375" draw:points="0,375 30,375 30,0 0,0">
          <text:p/>
        </draw:polygon>
        <draw:polygon draw:style-name="gr36" draw:text-style-name="P8" draw:layer="layout" svg:width="0.032cm" svg:height="0.374cm" svg:x="34.021cm" svg:y="8.23cm" svg:viewBox="0 0 33 375" draw:points="0,375 33,375 33,0 0,0">
          <text:p/>
        </draw:polygon>
        <draw:polygon draw:style-name="gr38" draw:text-style-name="P10" draw:layer="layout" svg:width="0.029cm" svg:height="0.374cm" svg:x="34.051cm" svg:y="8.23cm" svg:viewBox="0 0 30 375" draw:points="0,375 30,375 30,0 0,0">
          <text:p/>
        </draw:polygon>
        <draw:polygon draw:style-name="gr36" draw:text-style-name="P8" draw:layer="layout" svg:width="0.029cm" svg:height="0.374cm" svg:x="34.08cm" svg:y="8.23cm" svg:viewBox="0 0 30 375" draw:points="0,375 30,375 30,0 0,0">
          <text:p/>
        </draw:polygon>
        <draw:polygon draw:style-name="gr37" draw:text-style-name="P9" draw:layer="layout" svg:width="0.029cm" svg:height="0.374cm" svg:x="34.11cm" svg:y="8.23cm" svg:viewBox="0 0 30 375" draw:points="0,375 30,375 30,0 0,0">
          <text:p/>
        </draw:polygon>
        <draw:polygon draw:style-name="gr35" draw:text-style-name="P7" draw:layer="layout" svg:width="0.029cm" svg:height="0.374cm" svg:x="34.14cm" svg:y="8.23cm" svg:viewBox="0 0 30 375" draw:points="0,375 30,375 30,0 0,0">
          <text:p/>
        </draw:polygon>
        <draw:polygon draw:style-name="gr36" draw:text-style-name="P8" draw:layer="layout" svg:width="0.029cm" svg:height="0.374cm" svg:x="34.169cm" svg:y="8.23cm" svg:viewBox="0 0 30 375" draw:points="0,375 30,375 30,0 0,0">
          <text:p/>
        </draw:polygon>
        <draw:polygon draw:style-name="gr36" draw:text-style-name="P8" draw:layer="layout" svg:width="0.029cm" svg:height="0.374cm" svg:x="34.198cm" svg:y="8.23cm" svg:viewBox="0 0 30 375" draw:points="0,375 30,375 30,0 0,0">
          <text:p/>
        </draw:polygon>
        <draw:polygon draw:style-name="gr38" draw:text-style-name="P10" draw:layer="layout" svg:width="0.029cm" svg:height="0.374cm" svg:x="34.256cm" svg:y="8.23cm" svg:viewBox="0 0 30 375" draw:points="0,375 30,375 30,0 0,0">
          <text:p/>
        </draw:polygon>
        <draw:polygon draw:style-name="gr37" draw:text-style-name="P9" draw:layer="layout" svg:width="0.029cm" svg:height="0.374cm" svg:x="34.287cm" svg:y="8.23cm" svg:viewBox="0 0 30 375" draw:points="0,375 30,375 30,0 0,0">
          <text:p/>
        </draw:polygon>
        <draw:polygon draw:style-name="gr36" draw:text-style-name="P8" draw:layer="layout" svg:width="0.029cm" svg:height="0.374cm" svg:x="34.316cm" svg:y="8.23cm" svg:viewBox="0 0 30 375" draw:points="0,375 30,375 30,0 0,0">
          <text:p/>
        </draw:polygon>
        <draw:polygon draw:style-name="gr36" draw:text-style-name="P8" draw:layer="layout" svg:width="0.03cm" svg:height="0.374cm" svg:x="34.345cm" svg:y="8.23cm" svg:viewBox="0 0 31 375" draw:points="0,375 31,375 31,0 0,0">
          <text:p/>
        </draw:polygon>
        <draw:polygon draw:style-name="gr37" draw:text-style-name="P9" draw:layer="layout" svg:width="0.029cm" svg:height="0.374cm" svg:x="34.375cm" svg:y="8.23cm" svg:viewBox="0 0 30 375" draw:points="0,375 30,375 30,0 0,0">
          <text:p/>
        </draw:polygon>
        <draw:polygon draw:style-name="gr38" draw:text-style-name="P10" draw:layer="layout" svg:width="0.029cm" svg:height="0.374cm" svg:x="34.404cm" svg:y="8.23cm" svg:viewBox="0 0 30 375" draw:points="0,375 30,375 30,0 0,0">
          <text:p/>
        </draw:polygon>
        <draw:polygon draw:style-name="gr37" draw:text-style-name="P9" draw:layer="layout" svg:width="0.029cm" svg:height="0.374cm" svg:x="34.433cm" svg:y="8.23cm" svg:viewBox="0 0 30 375" draw:points="0,375 30,375 30,0 0,0">
          <text:p/>
        </draw:polygon>
        <draw:polygon draw:style-name="gr35" draw:text-style-name="P7" draw:layer="layout" svg:width="0.029cm" svg:height="0.374cm" svg:x="34.464cm" svg:y="8.23cm" svg:viewBox="0 0 30 375" draw:points="0,375 30,375 30,0 0,0">
          <text:p/>
        </draw:polygon>
        <draw:polygon draw:style-name="gr37" draw:text-style-name="P9" draw:layer="layout" svg:width="0.029cm" svg:height="0.374cm" svg:x="34.493cm" svg:y="8.23cm" svg:viewBox="0 0 30 375" draw:points="0,375 30,375 30,0 0,0">
          <text:p/>
        </draw:polygon>
        <draw:polygon draw:style-name="gr35" draw:text-style-name="P7" draw:layer="layout" svg:width="0.029cm" svg:height="0.374cm" svg:x="34.522cm" svg:y="8.23cm" svg:viewBox="0 0 30 375" draw:points="0,375 30,375 30,0 0,0">
          <text:p/>
        </draw:polygon>
        <draw:polygon draw:style-name="gr37" draw:text-style-name="P9" draw:layer="layout" svg:width="0.029cm" svg:height="0.374cm" svg:x="34.551cm" svg:y="8.23cm" svg:viewBox="0 0 30 375" draw:points="0,375 30,375 30,0 0,0">
          <text:p/>
        </draw:polygon>
        <draw:polygon draw:style-name="gr36" draw:text-style-name="P8" draw:layer="layout" svg:width="0.029cm" svg:height="0.374cm" svg:x="34.581cm" svg:y="8.23cm" svg:viewBox="0 0 30 375" draw:points="0,375 30,375 30,0 0,0">
          <text:p/>
        </draw:polygon>
        <draw:polygon draw:style-name="gr37" draw:text-style-name="P9" draw:layer="layout" svg:width="0.029cm" svg:height="0.374cm" svg:x="34.611cm" svg:y="8.23cm" svg:viewBox="0 0 30 375" draw:points="0,375 30,375 30,0 0,0">
          <text:p/>
        </draw:polygon>
        <draw:polygon draw:style-name="gr37" draw:text-style-name="P9" draw:layer="layout" svg:width="0.029cm" svg:height="0.374cm" svg:x="34.64cm" svg:y="8.23cm" svg:viewBox="0 0 30 375" draw:points="0,375 30,375 30,0 0,0">
          <text:p/>
        </draw:polygon>
        <draw:polygon draw:style-name="gr36" draw:text-style-name="P8" draw:layer="layout" svg:width="0.029cm" svg:height="0.374cm" svg:x="34.669cm" svg:y="8.23cm" svg:viewBox="0 0 30 375" draw:points="0,375 30,375 30,0 0,0">
          <text:p/>
        </draw:polygon>
        <draw:polygon draw:style-name="gr37" draw:text-style-name="P9" draw:layer="layout" svg:width="0.029cm" svg:height="0.374cm" svg:x="34.699cm" svg:y="8.23cm" svg:viewBox="0 0 30 375" draw:points="0,375 30,375 30,0 0,0">
          <text:p/>
        </draw:polygon>
        <draw:polygon draw:style-name="gr37" draw:text-style-name="P9" draw:layer="layout" svg:width="0.029cm" svg:height="0.374cm" svg:x="34.728cm" svg:y="8.23cm" svg:viewBox="0 0 30 375" draw:points="0,375 30,375 30,0 0,0">
          <text:p/>
        </draw:polygon>
        <draw:polygon draw:style-name="gr38" draw:text-style-name="P10" draw:layer="layout" svg:width="0.029cm" svg:height="0.374cm" svg:x="34.757cm" svg:y="8.23cm" svg:viewBox="0 0 30 375" draw:points="0,375 30,375 30,0 0,0">
          <text:p/>
        </draw:polygon>
        <draw:polygon draw:style-name="gr36" draw:text-style-name="P8" draw:layer="layout" svg:width="0.03cm" svg:height="0.374cm" svg:x="34.787cm" svg:y="8.23cm" svg:viewBox="0 0 31 375" draw:points="0,375 31,375 31,0 0,0">
          <text:p/>
        </draw:polygon>
        <draw:polygon draw:style-name="gr35" draw:text-style-name="P7" draw:layer="layout" svg:width="0.029cm" svg:height="0.374cm" svg:x="34.817cm" svg:y="8.23cm" svg:viewBox="0 0 30 375" draw:points="0,375 30,375 30,0 0,0">
          <text:p/>
        </draw:polygon>
        <draw:polygon draw:style-name="gr35" draw:text-style-name="P7" draw:layer="layout" svg:width="0.029cm" svg:height="0.374cm" svg:x="34.846cm" svg:y="8.23cm" svg:viewBox="0 0 30 375" draw:points="0,375 30,375 30,0 0,0">
          <text:p/>
        </draw:polygon>
        <draw:polygon draw:style-name="gr35" draw:text-style-name="P7" draw:layer="layout" svg:width="0.029cm" svg:height="0.374cm" svg:x="34.875cm" svg:y="8.23cm" svg:viewBox="0 0 30 375" draw:points="0,375 30,375 30,0 0,0">
          <text:p/>
        </draw:polygon>
        <draw:polygon draw:style-name="gr37" draw:text-style-name="P9" draw:layer="layout" svg:width="0.029cm" svg:height="0.374cm" svg:x="34.964cm" svg:y="8.23cm" svg:viewBox="0 0 30 375" draw:points="0,375 30,375 30,0 0,0">
          <text:p/>
        </draw:polygon>
        <draw:polygon draw:style-name="gr36" draw:text-style-name="P8" draw:layer="layout" svg:width="0.029cm" svg:height="0.374cm" svg:x="34.993cm" svg:y="8.23cm" svg:viewBox="0 0 30 375" draw:points="0,375 30,375 30,0 0,0">
          <text:p/>
        </draw:polygon>
        <draw:polygon draw:style-name="gr35" draw:text-style-name="P7" draw:layer="layout" svg:width="0.029cm" svg:height="0.374cm" svg:x="35.023cm" svg:y="8.23cm" svg:viewBox="0 0 30 375" draw:points="0,375 30,375 30,0 0,0">
          <text:p/>
        </draw:polygon>
        <draw:polygon draw:style-name="gr36" draw:text-style-name="P8" draw:layer="layout" svg:width="0.029cm" svg:height="0.374cm" svg:x="35.052cm" svg:y="8.23cm" svg:viewBox="0 0 30 375" draw:points="0,375 30,375 30,0 0,0">
          <text:p/>
        </draw:polygon>
        <draw:polygon draw:style-name="gr38" draw:text-style-name="P10" draw:layer="layout" svg:width="0.029cm" svg:height="0.374cm" svg:x="35.081cm" svg:y="8.23cm" svg:viewBox="0 0 30 375" draw:points="0,375 30,375 30,0 0,0">
          <text:p/>
        </draw:polygon>
        <draw:polygon draw:style-name="gr38" draw:text-style-name="P10" draw:layer="layout" svg:width="0.029cm" svg:height="0.374cm" svg:x="35.111cm" svg:y="8.23cm" svg:viewBox="0 0 30 375" draw:points="0,375 30,375 30,0 0,0">
          <text:p/>
        </draw:polygon>
        <draw:polygon draw:style-name="gr38" draw:text-style-name="P10" draw:layer="layout" svg:width="0.029cm" svg:height="0.374cm" svg:x="35.141cm" svg:y="8.23cm" svg:viewBox="0 0 30 375" draw:points="0,375 30,375 30,0 0,0">
          <text:p/>
        </draw:polygon>
        <draw:polygon draw:style-name="gr37" draw:text-style-name="P9" draw:layer="layout" svg:width="0.029cm" svg:height="0.374cm" svg:x="35.17cm" svg:y="8.23cm" svg:viewBox="0 0 30 375" draw:points="0,375 30,375 30,0 0,0">
          <text:p/>
        </draw:polygon>
        <draw:polygon draw:style-name="gr35" draw:text-style-name="P7" draw:layer="layout" svg:width="0.03cm" svg:height="0.374cm" svg:x="34.741cm" svg:y="8.23cm" svg:viewBox="0 0 31 375" draw:points="0,375 31,375 31,0 0,0">
          <text:p/>
        </draw:polygon>
        <draw:polygon draw:style-name="gr35" draw:text-style-name="P7" draw:layer="layout" svg:width="0.028cm" svg:height="0.374cm" svg:x="34.771cm" svg:y="8.23cm" svg:viewBox="0 0 29 375" draw:points="0,375 29,375 29,0 0,0">
          <text:p/>
        </draw:polygon>
        <draw:polygon draw:style-name="gr35" draw:text-style-name="P7" draw:layer="layout" svg:width="0.026cm" svg:height="0.374cm" svg:x="18.95cm" svg:y="7.481cm" svg:viewBox="0 0 27 375" draw:points="0,375 27,375 27,0 0,0">
          <text:p/>
        </draw:polygon>
        <draw:polygon draw:style-name="gr36" draw:text-style-name="P8" draw:layer="layout" svg:width="0.026cm" svg:height="0.374cm" svg:x="18.978cm" svg:y="7.481cm" svg:viewBox="0 0 27 375" draw:points="0,375 27,375 27,0 0,0">
          <text:p/>
        </draw:polygon>
        <draw:polygon draw:style-name="gr37" draw:text-style-name="P9" draw:layer="layout" svg:width="0.026cm" svg:height="0.374cm" svg:x="19.004cm" svg:y="7.481cm" svg:viewBox="0 0 27 375" draw:points="0,375 27,375 27,0 0,0">
          <text:p/>
        </draw:polygon>
        <draw:polygon draw:style-name="gr38" draw:text-style-name="P10" draw:layer="layout" svg:width="0.029cm" svg:height="0.374cm" svg:x="19.031cm" svg:y="7.481cm" svg:viewBox="0 0 30 375" draw:points="0,375 30,375 30,0 0,0">
          <text:p/>
        </draw:polygon>
        <draw:polygon draw:style-name="gr37" draw:text-style-name="P9" draw:layer="layout" svg:width="0.029cm" svg:height="0.374cm" svg:x="19.06cm" svg:y="7.481cm" svg:viewBox="0 0 30 375" draw:points="0,375 30,375 30,0 0,0">
          <text:p/>
        </draw:polygon>
        <draw:polygon draw:style-name="gr38" draw:text-style-name="P10" draw:layer="layout" svg:width="0.029cm" svg:height="0.374cm" svg:x="19.09cm" svg:y="7.481cm" svg:viewBox="0 0 30 375" draw:points="0,375 30,375 30,0 0,0">
          <text:p/>
        </draw:polygon>
        <draw:polygon draw:style-name="gr38" draw:text-style-name="P10" draw:layer="layout" svg:width="0.029cm" svg:height="0.374cm" svg:x="19.119cm" svg:y="7.481cm" svg:viewBox="0 0 30 375" draw:points="0,375 30,375 30,0 0,0">
          <text:p/>
        </draw:polygon>
        <draw:polygon draw:style-name="gr36" draw:text-style-name="P8" draw:layer="layout" svg:width="0.029cm" svg:height="0.374cm" svg:x="19.148cm" svg:y="7.481cm" svg:viewBox="0 0 30 375" draw:points="0,375 30,375 30,0 0,0">
          <text:p/>
        </draw:polygon>
        <draw:polygon draw:style-name="gr38" draw:text-style-name="P10" draw:layer="layout" svg:width="0.029cm" svg:height="0.374cm" svg:x="19.177cm" svg:y="7.481cm" svg:viewBox="0 0 30 375" draw:points="0,375 30,375 30,0 0,0">
          <text:p/>
        </draw:polygon>
        <draw:polygon draw:style-name="gr38" draw:text-style-name="P10" draw:layer="layout" svg:width="0.03cm" svg:height="0.374cm" svg:x="19.207cm" svg:y="7.481cm" svg:viewBox="0 0 31 375" draw:points="0,375 31,375 31,0 0,0">
          <text:p/>
        </draw:polygon>
        <draw:polygon draw:style-name="gr36" draw:text-style-name="P8" draw:layer="layout" svg:width="0.029cm" svg:height="0.374cm" svg:x="19.237cm" svg:y="7.481cm" svg:viewBox="0 0 30 375" draw:points="0,375 30,375 30,0 0,0">
          <text:p/>
        </draw:polygon>
        <draw:polygon draw:style-name="gr35" draw:text-style-name="P7" draw:layer="layout" svg:width="0.029cm" svg:height="0.374cm" svg:x="19.266cm" svg:y="7.481cm" svg:viewBox="0 0 30 375" draw:points="0,375 30,375 30,0 0,0">
          <text:p/>
        </draw:polygon>
        <draw:polygon draw:style-name="gr37" draw:text-style-name="P9" draw:layer="layout" svg:width="0.03cm" svg:height="0.374cm" svg:x="19.295cm" svg:y="7.481cm" svg:viewBox="0 0 31 375" draw:points="0,375 31,375 31,0 0,0">
          <text:p/>
        </draw:polygon>
        <draw:polygon draw:style-name="gr37" draw:text-style-name="P9" draw:layer="layout" svg:width="0.029cm" svg:height="0.374cm" svg:x="19.325cm" svg:y="7.481cm" svg:viewBox="0 0 30 375" draw:points="0,375 30,375 30,0 0,0">
          <text:p/>
        </draw:polygon>
        <draw:polygon draw:style-name="gr36" draw:text-style-name="P8" draw:layer="layout" svg:width="0.029cm" svg:height="0.374cm" svg:x="19.355cm" svg:y="7.481cm" svg:viewBox="0 0 30 375" draw:points="0,375 30,375 30,0 0,0">
          <text:p/>
        </draw:polygon>
        <draw:polygon draw:style-name="gr36" draw:text-style-name="P8" draw:layer="layout" svg:width="0.029cm" svg:height="0.374cm" svg:x="19.384cm" svg:y="7.481cm" svg:viewBox="0 0 30 375" draw:points="0,375 30,375 30,0 0,0">
          <text:p/>
        </draw:polygon>
        <draw:polygon draw:style-name="gr37" draw:text-style-name="P9" draw:layer="layout" svg:width="0.029cm" svg:height="0.374cm" svg:x="19.414cm" svg:y="7.481cm" svg:viewBox="0 0 30 375" draw:points="0,375 30,375 30,0 0,0">
          <text:p/>
        </draw:polygon>
        <draw:polygon draw:style-name="gr38" draw:text-style-name="P10" draw:layer="layout" svg:width="0.029cm" svg:height="0.374cm" svg:x="19.472cm" svg:y="7.481cm" svg:viewBox="0 0 30 375" draw:points="0,375 30,375 30,0 0,0">
          <text:p/>
        </draw:polygon>
        <draw:polygon draw:style-name="gr36" draw:text-style-name="P8" draw:layer="layout" svg:width="0.029cm" svg:height="0.374cm" svg:x="19.501cm" svg:y="7.481cm" svg:viewBox="0 0 30 375" draw:points="0,375 30,375 30,0 0,0">
          <text:p/>
        </draw:polygon>
        <draw:polygon draw:style-name="gr37" draw:text-style-name="P9" draw:layer="layout" svg:width="0.029cm" svg:height="0.374cm" svg:x="19.532cm" svg:y="7.481cm" svg:viewBox="0 0 30 375" draw:points="0,375 30,375 30,0 0,0">
          <text:p/>
        </draw:polygon>
        <draw:polygon draw:style-name="gr37" draw:text-style-name="P9" draw:layer="layout" svg:width="0.029cm" svg:height="0.374cm" svg:x="19.561cm" svg:y="7.481cm" svg:viewBox="0 0 30 375" draw:points="0,375 30,375 30,0 0,0">
          <text:p/>
        </draw:polygon>
        <draw:polygon draw:style-name="gr37" draw:text-style-name="P9" draw:layer="layout" svg:width="0.029cm" svg:height="0.374cm" svg:x="19.59cm" svg:y="7.481cm" svg:viewBox="0 0 30 375" draw:points="0,375 30,375 30,0 0,0">
          <text:p/>
        </draw:polygon>
        <draw:polygon draw:style-name="gr38" draw:text-style-name="P10" draw:layer="layout" svg:width="0.029cm" svg:height="0.374cm" svg:x="19.619cm" svg:y="7.481cm" svg:viewBox="0 0 30 375" draw:points="0,375 30,375 30,0 0,0">
          <text:p/>
        </draw:polygon>
        <draw:polygon draw:style-name="gr36" draw:text-style-name="P8" draw:layer="layout" svg:width="0.029cm" svg:height="0.374cm" svg:x="19.649cm" svg:y="7.481cm" svg:viewBox="0 0 30 375" draw:points="0,375 30,375 30,0 0,0">
          <text:p/>
        </draw:polygon>
        <draw:polygon draw:style-name="gr37" draw:text-style-name="P9" draw:layer="layout" svg:width="0.029cm" svg:height="0.374cm" svg:x="19.679cm" svg:y="7.481cm" svg:viewBox="0 0 30 375" draw:points="0,375 30,375 30,0 0,0">
          <text:p/>
        </draw:polygon>
        <draw:polygon draw:style-name="gr37" draw:text-style-name="P9" draw:layer="layout" svg:width="0.03cm" svg:height="0.374cm" svg:x="19.708cm" svg:y="7.481cm" svg:viewBox="0 0 31 375" draw:points="0,375 31,375 31,0 0,0">
          <text:p/>
        </draw:polygon>
        <draw:polygon draw:style-name="gr36" draw:text-style-name="P8" draw:layer="layout" svg:width="0.029cm" svg:height="0.374cm" svg:x="19.738cm" svg:y="7.481cm" svg:viewBox="0 0 30 375" draw:points="0,375 30,375 30,0 0,0">
          <text:p/>
        </draw:polygon>
        <draw:polygon draw:style-name="gr36" draw:text-style-name="P8" draw:layer="layout" svg:width="0.029cm" svg:height="0.374cm" svg:x="19.767cm" svg:y="7.481cm" svg:viewBox="0 0 30 375" draw:points="0,375 30,375 30,0 0,0">
          <text:p/>
        </draw:polygon>
        <draw:polygon draw:style-name="gr36" draw:text-style-name="P8" draw:layer="layout" svg:width="0.029cm" svg:height="0.374cm" svg:x="19.796cm" svg:y="7.481cm" svg:viewBox="0 0 30 375" draw:points="0,375 30,375 30,0 0,0">
          <text:p/>
        </draw:polygon>
        <draw:polygon draw:style-name="gr38" draw:text-style-name="P10" draw:layer="layout" svg:width="0.029cm" svg:height="0.374cm" svg:x="19.825cm" svg:y="7.481cm" svg:viewBox="0 0 30 375" draw:points="0,375 30,375 30,0 0,0">
          <text:p/>
        </draw:polygon>
        <draw:polygon draw:style-name="gr37" draw:text-style-name="P9" draw:layer="layout" svg:width="0.029cm" svg:height="0.374cm" svg:x="19.856cm" svg:y="7.481cm" svg:viewBox="0 0 30 375" draw:points="0,375 30,375 30,0 0,0">
          <text:p/>
        </draw:polygon>
        <draw:polygon draw:style-name="gr36" draw:text-style-name="P8" draw:layer="layout" svg:width="0.029cm" svg:height="0.374cm" svg:x="19.885cm" svg:y="7.481cm" svg:viewBox="0 0 30 375" draw:points="0,375 30,375 30,0 0,0">
          <text:p/>
        </draw:polygon>
        <draw:polygon draw:style-name="gr35" draw:text-style-name="P7" draw:layer="layout" svg:width="0.029cm" svg:height="0.374cm" svg:x="19.914cm" svg:y="7.481cm" svg:viewBox="0 0 30 375" draw:points="0,375 30,375 30,0 0,0">
          <text:p/>
        </draw:polygon>
        <draw:polygon draw:style-name="gr36" draw:text-style-name="P8" draw:layer="layout" svg:width="0.029cm" svg:height="0.374cm" svg:x="19.943cm" svg:y="7.481cm" svg:viewBox="0 0 30 375" draw:points="0,375 30,375 30,0 0,0">
          <text:p/>
        </draw:polygon>
        <draw:polygon draw:style-name="gr36" draw:text-style-name="P8" draw:layer="layout" svg:width="0.029cm" svg:height="0.374cm" svg:x="19.973cm" svg:y="7.481cm" svg:viewBox="0 0 30 375" draw:points="0,375 30,375 30,0 0,0">
          <text:p/>
        </draw:polygon>
        <draw:polygon draw:style-name="gr37" draw:text-style-name="P9" draw:layer="layout" svg:width="0.029cm" svg:height="0.374cm" svg:x="20.003cm" svg:y="7.481cm" svg:viewBox="0 0 30 375" draw:points="0,375 30,375 30,0 0,0">
          <text:p/>
        </draw:polygon>
        <draw:polygon draw:style-name="gr37" draw:text-style-name="P9" draw:layer="layout" svg:width="0.029cm" svg:height="0.374cm" svg:x="20.032cm" svg:y="7.481cm" svg:viewBox="0 0 30 375" draw:points="0,375 30,375 30,0 0,0">
          <text:p/>
        </draw:polygon>
        <draw:polygon draw:style-name="gr36" draw:text-style-name="P8" draw:layer="layout" svg:width="0.03cm" svg:height="0.374cm" svg:x="20.061cm" svg:y="7.481cm" svg:viewBox="0 0 31 375" draw:points="0,375 31,375 31,0 0,0">
          <text:p/>
        </draw:polygon>
        <draw:polygon draw:style-name="gr37" draw:text-style-name="P9" draw:layer="layout" svg:width="0.029cm" svg:height="0.374cm" svg:x="20.091cm" svg:y="7.481cm" svg:viewBox="0 0 30 375" draw:points="0,375 30,375 30,0 0,0">
          <text:p/>
        </draw:polygon>
        <draw:polygon draw:style-name="gr37" draw:text-style-name="P9" draw:layer="layout" svg:width="0.029cm" svg:height="0.374cm" svg:x="20.12cm" svg:y="7.481cm" svg:viewBox="0 0 30 375" draw:points="0,375 30,375 30,0 0,0">
          <text:p/>
        </draw:polygon>
        <draw:polygon draw:style-name="gr35" draw:text-style-name="P7" draw:layer="layout" svg:width="0.03cm" svg:height="0.374cm" svg:x="20.149cm" svg:y="7.481cm" svg:viewBox="0 0 31 375" draw:points="0,375 31,375 31,0 0,0">
          <text:p/>
        </draw:polygon>
        <draw:polygon draw:style-name="gr37" draw:text-style-name="P9" draw:layer="layout" svg:width="0.029cm" svg:height="0.374cm" svg:x="20.18cm" svg:y="7.481cm" svg:viewBox="0 0 30 375" draw:points="0,375 30,375 30,0 0,0">
          <text:p/>
        </draw:polygon>
        <draw:polygon draw:style-name="gr35" draw:text-style-name="P7" draw:layer="layout" svg:width="0.029cm" svg:height="0.374cm" svg:x="20.209cm" svg:y="7.481cm" svg:viewBox="0 0 30 375" draw:points="0,375 30,375 30,0 0,0">
          <text:p/>
        </draw:polygon>
        <draw:polygon draw:style-name="gr36" draw:text-style-name="P8" draw:layer="layout" svg:width="0.029cm" svg:height="0.374cm" svg:x="20.238cm" svg:y="7.481cm" svg:viewBox="0 0 30 375" draw:points="0,375 30,375 30,0 0,0">
          <text:p/>
        </draw:polygon>
        <draw:polygon draw:style-name="gr37" draw:text-style-name="P9" draw:layer="layout" svg:width="0.029cm" svg:height="0.374cm" svg:x="20.267cm" svg:y="7.481cm" svg:viewBox="0 0 30 375" draw:points="0,375 30,375 30,0 0,0">
          <text:p/>
        </draw:polygon>
        <draw:polygon draw:style-name="gr36" draw:text-style-name="P8" draw:layer="layout" svg:width="0.029cm" svg:height="0.374cm" svg:x="20.297cm" svg:y="7.481cm" svg:viewBox="0 0 30 375" draw:points="0,375 30,375 30,0 0,0">
          <text:p/>
        </draw:polygon>
        <draw:polygon draw:style-name="gr36" draw:text-style-name="P8" draw:layer="layout" svg:width="0.029cm" svg:height="0.374cm" svg:x="20.326cm" svg:y="7.481cm" svg:viewBox="0 0 30 375" draw:points="0,375 30,375 30,0 0,0">
          <text:p/>
        </draw:polygon>
        <draw:polygon draw:style-name="gr37" draw:text-style-name="P9" draw:layer="layout" svg:width="0.029cm" svg:height="0.374cm" svg:x="20.356cm" svg:y="7.481cm" svg:viewBox="0 0 30 375" draw:points="0,375 30,375 30,0 0,0">
          <text:p/>
        </draw:polygon>
        <draw:polygon draw:style-name="gr38" draw:text-style-name="P10" draw:layer="layout" svg:width="0.029cm" svg:height="0.374cm" svg:x="20.385cm" svg:y="7.481cm" svg:viewBox="0 0 30 375" draw:points="0,375 30,375 30,0 0,0">
          <text:p/>
        </draw:polygon>
        <draw:polygon draw:style-name="gr37" draw:text-style-name="P9" draw:layer="layout" svg:width="0.029cm" svg:height="0.374cm" svg:x="20.415cm" svg:y="7.481cm" svg:viewBox="0 0 30 375" draw:points="0,375 30,375 30,0 0,0">
          <text:p/>
        </draw:polygon>
        <draw:polygon draw:style-name="gr36" draw:text-style-name="P8" draw:layer="layout" svg:width="0.029cm" svg:height="0.374cm" svg:x="20.444cm" svg:y="7.481cm" svg:viewBox="0 0 30 375" draw:points="0,375 30,375 30,0 0,0">
          <text:p/>
        </draw:polygon>
        <draw:polygon draw:style-name="gr38" draw:text-style-name="P10" draw:layer="layout" svg:width="0.029cm" svg:height="0.374cm" svg:x="20.473cm" svg:y="7.481cm" svg:viewBox="0 0 30 375" draw:points="0,375 30,375 30,0 0,0">
          <text:p/>
        </draw:polygon>
        <draw:polygon draw:style-name="gr37" draw:text-style-name="P9" draw:layer="layout" svg:width="0.03cm" svg:height="0.374cm" svg:x="20.502cm" svg:y="7.481cm" svg:viewBox="0 0 31 375" draw:points="0,375 31,375 31,0 0,0">
          <text:p/>
        </draw:polygon>
        <draw:polygon draw:style-name="gr36" draw:text-style-name="P8" draw:layer="layout" svg:width="0.029cm" svg:height="0.374cm" svg:x="20.533cm" svg:y="7.481cm" svg:viewBox="0 0 30 375" draw:points="0,375 30,375 30,0 0,0">
          <text:p/>
        </draw:polygon>
        <draw:polygon draw:style-name="gr37" draw:text-style-name="P9" draw:layer="layout" svg:width="0.029cm" svg:height="0.374cm" svg:x="20.562cm" svg:y="7.481cm" svg:viewBox="0 0 30 375" draw:points="0,375 30,375 30,0 0,0">
          <text:p/>
        </draw:polygon>
        <draw:polygon draw:style-name="gr37" draw:text-style-name="P9" draw:layer="layout" svg:width="0.029cm" svg:height="0.374cm" svg:x="20.592cm" svg:y="7.481cm" svg:viewBox="0 0 30 375" draw:points="0,375 30,375 30,0 0,0">
          <text:p/>
        </draw:polygon>
        <draw:polygon draw:style-name="gr37" draw:text-style-name="P9" draw:layer="layout" svg:width="0.029cm" svg:height="0.374cm" svg:x="20.621cm" svg:y="7.481cm" svg:viewBox="0 0 30 375" draw:points="0,375 30,375 30,0 0,0">
          <text:p/>
        </draw:polygon>
        <draw:polygon draw:style-name="gr36" draw:text-style-name="P8" draw:layer="layout" svg:width="0.029cm" svg:height="0.374cm" svg:x="20.65cm" svg:y="7.481cm" svg:viewBox="0 0 30 375" draw:points="0,375 30,375 30,0 0,0">
          <text:p/>
        </draw:polygon>
        <draw:polygon draw:style-name="gr38" draw:text-style-name="P10" draw:layer="layout" svg:width="0.029cm" svg:height="0.374cm" svg:x="20.68cm" svg:y="7.481cm" svg:viewBox="0 0 30 375" draw:points="0,375 30,375 30,0 0,0">
          <text:p/>
        </draw:polygon>
        <draw:polygon draw:style-name="gr36" draw:text-style-name="P8" draw:layer="layout" svg:width="0.029cm" svg:height="0.374cm" svg:x="20.71cm" svg:y="7.481cm" svg:viewBox="0 0 30 375" draw:points="0,375 30,375 30,0 0,0">
          <text:p/>
        </draw:polygon>
        <draw:polygon draw:style-name="gr36" draw:text-style-name="P8" draw:layer="layout" svg:width="0.029cm" svg:height="0.374cm" svg:x="20.739cm" svg:y="7.481cm" svg:viewBox="0 0 30 375" draw:points="0,375 30,375 30,0 0,0">
          <text:p/>
        </draw:polygon>
        <draw:polygon draw:style-name="gr36" draw:text-style-name="P8" draw:layer="layout" svg:width="0.029cm" svg:height="0.374cm" svg:x="20.768cm" svg:y="7.481cm" svg:viewBox="0 0 30 375" draw:points="0,375 30,375 30,0 0,0">
          <text:p/>
        </draw:polygon>
        <draw:polygon draw:style-name="gr37" draw:text-style-name="P9" draw:layer="layout" svg:width="0.03cm" svg:height="0.374cm" svg:x="20.826cm" svg:y="7.481cm" svg:viewBox="0 0 31 375" draw:points="0,375 31,375 31,0 0,0">
          <text:p/>
        </draw:polygon>
        <draw:polygon draw:style-name="gr35" draw:text-style-name="P7" draw:layer="layout" svg:width="0.029cm" svg:height="0.374cm" svg:x="20.857cm" svg:y="7.481cm" svg:viewBox="0 0 30 375" draw:points="0,375 30,375 30,0 0,0">
          <text:p/>
        </draw:polygon>
        <draw:polygon draw:style-name="gr36" draw:text-style-name="P8" draw:layer="layout" svg:width="0.029cm" svg:height="0.374cm" svg:x="20.886cm" svg:y="7.481cm" svg:viewBox="0 0 30 375" draw:points="0,375 30,375 30,0 0,0">
          <text:p/>
        </draw:polygon>
        <draw:polygon draw:style-name="gr37" draw:text-style-name="P9" draw:layer="layout" svg:width="0.03cm" svg:height="0.374cm" svg:x="20.915cm" svg:y="7.481cm" svg:viewBox="0 0 31 375" draw:points="0,375 31,375 31,0 0,0">
          <text:p/>
        </draw:polygon>
        <draw:polygon draw:style-name="gr36" draw:text-style-name="P8" draw:layer="layout" svg:width="0.029cm" svg:height="0.374cm" svg:x="20.945cm" svg:y="7.481cm" svg:viewBox="0 0 30 375" draw:points="0,375 30,375 30,0 0,0">
          <text:p/>
        </draw:polygon>
        <draw:polygon draw:style-name="gr37" draw:text-style-name="P9" draw:layer="layout" svg:width="0.029cm" svg:height="0.374cm" svg:x="20.974cm" svg:y="7.481cm" svg:viewBox="0 0 30 375" draw:points="0,375 30,375 30,0 0,0">
          <text:p/>
        </draw:polygon>
        <draw:polygon draw:style-name="gr36" draw:text-style-name="P8" draw:layer="layout" svg:width="0.029cm" svg:height="0.374cm" svg:x="21.004cm" svg:y="7.481cm" svg:viewBox="0 0 30 375" draw:points="0,375 30,375 30,0 0,0">
          <text:p/>
        </draw:polygon>
        <draw:polygon draw:style-name="gr36" draw:text-style-name="P8" draw:layer="layout" svg:width="0.029cm" svg:height="0.374cm" svg:x="21.034cm" svg:y="7.481cm" svg:viewBox="0 0 30 375" draw:points="0,375 30,375 30,0 0,0">
          <text:p/>
        </draw:polygon>
        <draw:polygon draw:style-name="gr38" draw:text-style-name="P10" draw:layer="layout" svg:width="0.029cm" svg:height="0.374cm" svg:x="21.063cm" svg:y="7.481cm" svg:viewBox="0 0 30 375" draw:points="0,375 30,375 30,0 0,0">
          <text:p/>
        </draw:polygon>
        <draw:polygon draw:style-name="gr38" draw:text-style-name="P10" draw:layer="layout" svg:width="0.029cm" svg:height="0.374cm" svg:x="21.092cm" svg:y="7.481cm" svg:viewBox="0 0 30 375" draw:points="0,375 30,375 30,0 0,0">
          <text:p/>
        </draw:polygon>
        <draw:polygon draw:style-name="gr36" draw:text-style-name="P8" draw:layer="layout" svg:width="0.029cm" svg:height="0.374cm" svg:x="21.121cm" svg:y="7.481cm" svg:viewBox="0 0 30 375" draw:points="0,375 30,375 30,0 0,0">
          <text:p/>
        </draw:polygon>
        <draw:polygon draw:style-name="gr36" draw:text-style-name="P8" draw:layer="layout" svg:width="0.029cm" svg:height="0.374cm" svg:x="21.152cm" svg:y="7.481cm" svg:viewBox="0 0 30 375" draw:points="0,375 30,375 30,0 0,0">
          <text:p/>
        </draw:polygon>
        <draw:polygon draw:style-name="gr35" draw:text-style-name="P7" draw:layer="layout" svg:width="0.029cm" svg:height="0.374cm" svg:x="21.181cm" svg:y="7.481cm" svg:viewBox="0 0 30 375" draw:points="0,375 30,375 30,0 0,0">
          <text:p/>
        </draw:polygon>
        <draw:polygon draw:style-name="gr36" draw:text-style-name="P8" draw:layer="layout" svg:width="0.029cm" svg:height="0.374cm" svg:x="21.21cm" svg:y="7.481cm" svg:viewBox="0 0 30 375" draw:points="0,375 30,375 30,0 0,0">
          <text:p/>
        </draw:polygon>
        <draw:polygon draw:style-name="gr35" draw:text-style-name="P7" draw:layer="layout" svg:width="0.029cm" svg:height="0.374cm" svg:x="21.239cm" svg:y="7.481cm" svg:viewBox="0 0 30 375" draw:points="0,375 30,375 30,0 0,0">
          <text:p/>
        </draw:polygon>
        <draw:polygon draw:style-name="gr36" draw:text-style-name="P8" draw:layer="layout" svg:width="0.029cm" svg:height="0.374cm" svg:x="21.269cm" svg:y="7.481cm" svg:viewBox="0 0 30 375" draw:points="0,375 30,375 30,0 0,0">
          <text:p/>
        </draw:polygon>
        <draw:polygon draw:style-name="gr36" draw:text-style-name="P8" draw:layer="layout" svg:width="0.029cm" svg:height="0.374cm" svg:x="21.298cm" svg:y="7.481cm" svg:viewBox="0 0 30 375" draw:points="0,375 30,375 30,0 0,0">
          <text:p/>
        </draw:polygon>
        <draw:polygon draw:style-name="gr35" draw:text-style-name="P7" draw:layer="layout" svg:width="0.029cm" svg:height="0.374cm" svg:x="21.328cm" svg:y="7.481cm" svg:viewBox="0 0 30 375" draw:points="0,375 30,375 30,0 0,0">
          <text:p/>
        </draw:polygon>
        <draw:polygon draw:style-name="gr35" draw:text-style-name="P7" draw:layer="layout" svg:width="0.03cm" svg:height="0.374cm" svg:x="21.357cm" svg:y="7.481cm" svg:viewBox="0 0 31 375" draw:points="0,375 31,375 31,0 0,0">
          <text:p/>
        </draw:polygon>
        <draw:polygon draw:style-name="gr35" draw:text-style-name="P7" draw:layer="layout" svg:width="0.029cm" svg:height="0.374cm" svg:x="21.387cm" svg:y="7.481cm" svg:viewBox="0 0 30 375" draw:points="0,375 30,375 30,0 0,0">
          <text:p/>
        </draw:polygon>
        <draw:polygon draw:style-name="gr36" draw:text-style-name="P8" draw:layer="layout" svg:width="0.029cm" svg:height="0.374cm" svg:x="21.416cm" svg:y="7.481cm" svg:viewBox="0 0 30 375" draw:points="0,375 30,375 30,0 0,0">
          <text:p/>
        </draw:polygon>
        <draw:polygon draw:style-name="gr36" draw:text-style-name="P8" draw:layer="layout" svg:width="0.029cm" svg:height="0.374cm" svg:x="21.445cm" svg:y="7.481cm" svg:viewBox="0 0 30 375" draw:points="0,375 30,375 30,0 0,0">
          <text:p/>
        </draw:polygon>
        <draw:polygon draw:style-name="gr36" draw:text-style-name="P8" draw:layer="layout" svg:width="0.029cm" svg:height="0.374cm" svg:x="21.476cm" svg:y="7.481cm" svg:viewBox="0 0 30 375" draw:points="0,375 30,375 30,0 0,0">
          <text:p/>
        </draw:polygon>
        <draw:polygon draw:style-name="gr36" draw:text-style-name="P8" draw:layer="layout" svg:width="0.029cm" svg:height="0.374cm" svg:x="21.505cm" svg:y="7.481cm" svg:viewBox="0 0 30 375" draw:points="0,375 30,375 30,0 0,0">
          <text:p/>
        </draw:polygon>
        <draw:polygon draw:style-name="gr38" draw:text-style-name="P10" draw:layer="layout" svg:width="0.029cm" svg:height="0.374cm" svg:x="21.534cm" svg:y="7.481cm" svg:viewBox="0 0 30 375" draw:points="0,375 30,375 30,0 0,0">
          <text:p/>
        </draw:polygon>
        <draw:polygon draw:style-name="gr37" draw:text-style-name="P9" draw:layer="layout" svg:width="0.029cm" svg:height="0.374cm" svg:x="21.563cm" svg:y="7.481cm" svg:viewBox="0 0 30 375" draw:points="0,375 30,375 30,0 0,0">
          <text:p/>
        </draw:polygon>
        <draw:polygon draw:style-name="gr38" draw:text-style-name="P10" draw:layer="layout" svg:width="0.029cm" svg:height="0.374cm" svg:x="21.593cm" svg:y="7.481cm" svg:viewBox="0 0 30 375" draw:points="0,375 30,375 30,0 0,0">
          <text:p/>
        </draw:polygon>
        <draw:polygon draw:style-name="gr37" draw:text-style-name="P9" draw:layer="layout" svg:width="0.029cm" svg:height="0.374cm" svg:x="21.622cm" svg:y="7.481cm" svg:viewBox="0 0 30 375" draw:points="0,375 30,375 30,0 0,0">
          <text:p/>
        </draw:polygon>
        <draw:polygon draw:style-name="gr35" draw:text-style-name="P7" draw:layer="layout" svg:width="0.029cm" svg:height="0.374cm" svg:x="21.652cm" svg:y="7.481cm" svg:viewBox="0 0 30 375" draw:points="0,375 30,375 30,0 0,0">
          <text:p/>
        </draw:polygon>
        <draw:polygon draw:style-name="gr35" draw:text-style-name="P7" draw:layer="layout" svg:width="0.03cm" svg:height="0.374cm" svg:x="21.681cm" svg:y="7.481cm" svg:viewBox="0 0 31 375" draw:points="0,375 31,375 31,0 0,0">
          <text:p/>
        </draw:polygon>
        <draw:polygon draw:style-name="gr36" draw:text-style-name="P8" draw:layer="layout" svg:width="0.029cm" svg:height="0.374cm" svg:x="21.711cm" svg:y="7.481cm" svg:viewBox="0 0 30 375" draw:points="0,375 30,375 30,0 0,0">
          <text:p/>
        </draw:polygon>
        <draw:polygon draw:style-name="gr36" draw:text-style-name="P8" draw:layer="layout" svg:width="0.029cm" svg:height="0.374cm" svg:x="21.74cm" svg:y="7.481cm" svg:viewBox="0 0 30 375" draw:points="0,375 30,375 30,0 0,0">
          <text:p/>
        </draw:polygon>
        <draw:polygon draw:style-name="gr38" draw:text-style-name="P10" draw:layer="layout" svg:width="0.03cm" svg:height="0.374cm" svg:x="21.769cm" svg:y="7.481cm" svg:viewBox="0 0 31 375" draw:points="0,375 31,375 31,0 0,0">
          <text:p/>
        </draw:polygon>
        <draw:polygon draw:style-name="gr38" draw:text-style-name="P10" draw:layer="layout" svg:width="0.029cm" svg:height="0.374cm" svg:x="21.8cm" svg:y="7.481cm" svg:viewBox="0 0 30 375" draw:points="0,375 30,375 30,0 0,0">
          <text:p/>
        </draw:polygon>
        <draw:polygon draw:style-name="gr38" draw:text-style-name="P10" draw:layer="layout" svg:width="0.029cm" svg:height="0.374cm" svg:x="21.829cm" svg:y="7.481cm" svg:viewBox="0 0 30 375" draw:points="0,375 30,375 30,0 0,0">
          <text:p/>
        </draw:polygon>
        <draw:polygon draw:style-name="gr37" draw:text-style-name="P9" draw:layer="layout" svg:width="0.029cm" svg:height="0.374cm" svg:x="21.858cm" svg:y="7.481cm" svg:viewBox="0 0 30 375" draw:points="0,375 30,375 30,0 0,0">
          <text:p/>
        </draw:polygon>
        <draw:polygon draw:style-name="gr37" draw:text-style-name="P9" draw:layer="layout" svg:width="0.029cm" svg:height="0.374cm" svg:x="21.887cm" svg:y="7.481cm" svg:viewBox="0 0 30 375" draw:points="0,375 30,375 30,0 0,0">
          <text:p/>
        </draw:polygon>
        <draw:polygon draw:style-name="gr37" draw:text-style-name="P9" draw:layer="layout" svg:width="0.029cm" svg:height="0.374cm" svg:x="21.917cm" svg:y="7.481cm" svg:viewBox="0 0 30 375" draw:points="0,375 30,375 30,0 0,0">
          <text:p/>
        </draw:polygon>
        <draw:polygon draw:style-name="gr35" draw:text-style-name="P7" draw:layer="layout" svg:width="0.029cm" svg:height="0.374cm" svg:x="21.946cm" svg:y="7.481cm" svg:viewBox="0 0 30 375" draw:points="0,375 30,375 30,0 0,0">
          <text:p/>
        </draw:polygon>
        <draw:polygon draw:style-name="gr37" draw:text-style-name="P9" draw:layer="layout" svg:width="0.029cm" svg:height="0.374cm" svg:x="21.976cm" svg:y="7.481cm" svg:viewBox="0 0 30 375" draw:points="0,375 30,375 30,0 0,0">
          <text:p/>
        </draw:polygon>
        <draw:polygon draw:style-name="gr37" draw:text-style-name="P9" draw:layer="layout" svg:width="0.029cm" svg:height="0.374cm" svg:x="22.005cm" svg:y="7.481cm" svg:viewBox="0 0 30 375" draw:points="0,375 30,375 30,0 0,0">
          <text:p/>
        </draw:polygon>
        <draw:polygon draw:style-name="gr37" draw:text-style-name="P9" draw:layer="layout" svg:width="0.029cm" svg:height="0.374cm" svg:x="22.035cm" svg:y="7.481cm" svg:viewBox="0 0 30 375" draw:points="0,375 30,375 30,0 0,0">
          <text:p/>
        </draw:polygon>
        <draw:polygon draw:style-name="gr36" draw:text-style-name="P8" draw:layer="layout" svg:width="0.029cm" svg:height="0.374cm" svg:x="22.417cm" svg:y="7.481cm" svg:viewBox="0 0 30 375" draw:points="0,375 30,375 30,0 0,0">
          <text:p/>
        </draw:polygon>
        <draw:polygon draw:style-name="gr38" draw:text-style-name="P10" draw:layer="layout" svg:width="0.029cm" svg:height="0.374cm" svg:x="22.446cm" svg:y="7.481cm" svg:viewBox="0 0 30 375" draw:points="0,375 30,375 30,0 0,0">
          <text:p/>
        </draw:polygon>
        <draw:polygon draw:style-name="gr36" draw:text-style-name="P8" draw:layer="layout" svg:width="0.029cm" svg:height="0.374cm" svg:x="22.477cm" svg:y="7.481cm" svg:viewBox="0 0 30 375" draw:points="0,375 30,375 30,0 0,0">
          <text:p/>
        </draw:polygon>
        <draw:polygon draw:style-name="gr37" draw:text-style-name="P9" draw:layer="layout" svg:width="0.029cm" svg:height="0.374cm" svg:x="22.506cm" svg:y="7.481cm" svg:viewBox="0 0 30 375" draw:points="0,375 30,375 30,0 0,0">
          <text:p/>
        </draw:polygon>
        <draw:polygon draw:style-name="gr35" draw:text-style-name="P7" draw:layer="layout" svg:width="0.03cm" svg:height="0.374cm" svg:x="22.535cm" svg:y="7.481cm" svg:viewBox="0 0 31 375" draw:points="0,375 31,375 31,0 0,0">
          <text:p/>
        </draw:polygon>
        <draw:polygon draw:style-name="gr37" draw:text-style-name="P9" draw:layer="layout" svg:width="0.029cm" svg:height="0.374cm" svg:x="22.565cm" svg:y="7.481cm" svg:viewBox="0 0 30 375" draw:points="0,375 30,375 30,0 0,0">
          <text:p/>
        </draw:polygon>
        <draw:polygon draw:style-name="gr35" draw:text-style-name="P7" draw:layer="layout" svg:width="0.029cm" svg:height="0.374cm" svg:x="22.594cm" svg:y="7.481cm" svg:viewBox="0 0 30 375" draw:points="0,375 30,375 30,0 0,0">
          <text:p/>
        </draw:polygon>
        <draw:polygon draw:style-name="gr37" draw:text-style-name="P9" draw:layer="layout" svg:width="0.029cm" svg:height="0.374cm" svg:x="22.623cm" svg:y="7.481cm" svg:viewBox="0 0 30 375" draw:points="0,375 30,375 30,0 0,0">
          <text:p/>
        </draw:polygon>
        <draw:polygon draw:style-name="gr37" draw:text-style-name="P9" draw:layer="layout" svg:width="0.029cm" svg:height="0.374cm" svg:x="22.654cm" svg:y="7.481cm" svg:viewBox="0 0 30 375" draw:points="0,375 30,375 30,0 0,0">
          <text:p/>
        </draw:polygon>
        <draw:polygon draw:style-name="gr37" draw:text-style-name="P9" draw:layer="layout" svg:width="0.029cm" svg:height="0.374cm" svg:x="22.683cm" svg:y="7.481cm" svg:viewBox="0 0 30 375" draw:points="0,375 30,375 30,0 0,0">
          <text:p/>
        </draw:polygon>
        <draw:polygon draw:style-name="gr36" draw:text-style-name="P8" draw:layer="layout" svg:width="0.029cm" svg:height="0.374cm" svg:x="22.712cm" svg:y="7.481cm" svg:viewBox="0 0 30 375" draw:points="0,375 30,375 30,0 0,0">
          <text:p/>
        </draw:polygon>
        <draw:polygon draw:style-name="gr36" draw:text-style-name="P8" draw:layer="layout" svg:width="0.029cm" svg:height="0.374cm" svg:x="22.741cm" svg:y="7.481cm" svg:viewBox="0 0 30 375" draw:points="0,375 30,375 30,0 0,0">
          <text:p/>
        </draw:polygon>
        <draw:polygon draw:style-name="gr37" draw:text-style-name="P9" draw:layer="layout" svg:width="0.029cm" svg:height="0.374cm" svg:x="22.771cm" svg:y="7.481cm" svg:viewBox="0 0 30 375" draw:points="0,375 30,375 30,0 0,0">
          <text:p/>
        </draw:polygon>
        <draw:polygon draw:style-name="gr38" draw:text-style-name="P10" draw:layer="layout" svg:width="0.029cm" svg:height="0.374cm" svg:x="22.801cm" svg:y="7.481cm" svg:viewBox="0 0 30 375" draw:points="0,375 30,375 30,0 0,0">
          <text:p/>
        </draw:polygon>
        <draw:polygon draw:style-name="gr36" draw:text-style-name="P8" draw:layer="layout" svg:width="0.029cm" svg:height="0.374cm" svg:x="22.83cm" svg:y="7.481cm" svg:viewBox="0 0 30 375" draw:points="0,375 30,375 30,0 0,0">
          <text:p/>
        </draw:polygon>
        <draw:polygon draw:style-name="gr36" draw:text-style-name="P8" draw:layer="layout" svg:width="0.029cm" svg:height="0.374cm" svg:x="22.859cm" svg:y="7.481cm" svg:viewBox="0 0 30 375" draw:points="0,375 30,375 30,0 0,0">
          <text:p/>
        </draw:polygon>
        <draw:polygon draw:style-name="gr36" draw:text-style-name="P8" draw:layer="layout" svg:width="0.03cm" svg:height="0.374cm" svg:x="22.888cm" svg:y="7.481cm" svg:viewBox="0 0 31 375" draw:points="0,375 31,375 31,0 0,0">
          <text:p/>
        </draw:polygon>
        <draw:polygon draw:style-name="gr36" draw:text-style-name="P8" draw:layer="layout" svg:width="0.029cm" svg:height="0.374cm" svg:x="22.918cm" svg:y="7.481cm" svg:viewBox="0 0 30 375" draw:points="0,375 30,375 30,0 0,0">
          <text:p/>
        </draw:polygon>
        <draw:polygon draw:style-name="gr38" draw:text-style-name="P10" draw:layer="layout" svg:width="0.029cm" svg:height="0.374cm" svg:x="22.947cm" svg:y="7.481cm" svg:viewBox="0 0 30 375" draw:points="0,375 30,375 30,0 0,0">
          <text:p/>
        </draw:polygon>
        <draw:polygon draw:style-name="gr38" draw:text-style-name="P10" draw:layer="layout" svg:width="0.03cm" svg:height="0.374cm" svg:x="22.977cm" svg:y="7.481cm" svg:viewBox="0 0 31 375" draw:points="0,375 31,375 31,0 0,0">
          <text:p/>
        </draw:polygon>
        <draw:polygon draw:style-name="gr38" draw:text-style-name="P10" draw:layer="layout" svg:width="0.029cm" svg:height="0.374cm" svg:x="23.007cm" svg:y="7.481cm" svg:viewBox="0 0 30 375" draw:points="0,375 30,375 30,0 0,0">
          <text:p/>
        </draw:polygon>
        <draw:polygon draw:style-name="gr35" draw:text-style-name="P7" draw:layer="layout" svg:width="0.029cm" svg:height="0.374cm" svg:x="23.036cm" svg:y="7.481cm" svg:viewBox="0 0 30 375" draw:points="0,375 30,375 30,0 0,0">
          <text:p/>
        </draw:polygon>
        <draw:polygon draw:style-name="gr36" draw:text-style-name="P8" draw:layer="layout" svg:width="0.029cm" svg:height="0.374cm" svg:x="23.065cm" svg:y="7.481cm" svg:viewBox="0 0 30 375" draw:points="0,375 30,375 30,0 0,0">
          <text:p/>
        </draw:polygon>
        <draw:polygon draw:style-name="gr35" draw:text-style-name="P7" draw:layer="layout" svg:width="0.029cm" svg:height="0.374cm" svg:x="23.095cm" svg:y="7.481cm" svg:viewBox="0 0 30 375" draw:points="0,375 30,375 30,0 0,0">
          <text:p/>
        </draw:polygon>
        <draw:polygon draw:style-name="gr35" draw:text-style-name="P7" draw:layer="layout" svg:width="0.029cm" svg:height="0.374cm" svg:x="23.125cm" svg:y="7.481cm" svg:viewBox="0 0 30 375" draw:points="0,375 30,375 30,0 0,0">
          <text:p/>
        </draw:polygon>
        <draw:polygon draw:style-name="gr35" draw:text-style-name="P7" draw:layer="layout" svg:width="0.029cm" svg:height="0.374cm" svg:x="23.154cm" svg:y="7.481cm" svg:viewBox="0 0 30 375" draw:points="0,375 30,375 30,0 0,0">
          <text:p/>
        </draw:polygon>
        <draw:polygon draw:style-name="gr36" draw:text-style-name="P8" draw:layer="layout" svg:width="0.029cm" svg:height="0.374cm" svg:x="23.183cm" svg:y="7.481cm" svg:viewBox="0 0 30 375" draw:points="0,375 30,375 30,0 0,0">
          <text:p/>
        </draw:polygon>
        <draw:polygon draw:style-name="gr38" draw:text-style-name="P10" draw:layer="layout" svg:width="0.029cm" svg:height="0.374cm" svg:x="23.213cm" svg:y="7.481cm" svg:viewBox="0 0 30 375" draw:points="0,375 30,375 30,0 0,0">
          <text:p/>
        </draw:polygon>
        <draw:polygon draw:style-name="gr36" draw:text-style-name="P8" draw:layer="layout" svg:width="0.029cm" svg:height="0.374cm" svg:x="23.242cm" svg:y="7.481cm" svg:viewBox="0 0 30 375" draw:points="0,375 30,375 30,0 0,0">
          <text:p/>
        </draw:polygon>
        <draw:polygon draw:style-name="gr38" draw:text-style-name="P10" draw:layer="layout" svg:width="0.029cm" svg:height="0.374cm" svg:x="23.271cm" svg:y="7.481cm" svg:viewBox="0 0 30 375" draw:points="0,375 30,375 30,0 0,0">
          <text:p/>
        </draw:polygon>
        <draw:polygon draw:style-name="gr38" draw:text-style-name="P10" draw:layer="layout" svg:width="0.029cm" svg:height="0.374cm" svg:x="23.301cm" svg:y="7.481cm" svg:viewBox="0 0 30 375" draw:points="0,375 30,375 30,0 0,0">
          <text:p/>
        </draw:polygon>
        <draw:polygon draw:style-name="gr36" draw:text-style-name="P8" draw:layer="layout" svg:width="0.029cm" svg:height="0.374cm" svg:x="23.331cm" svg:y="7.481cm" svg:viewBox="0 0 30 375" draw:points="0,375 30,375 30,0 0,0">
          <text:p/>
        </draw:polygon>
        <draw:polygon draw:style-name="gr37" draw:text-style-name="P9" draw:layer="layout" svg:width="0.029cm" svg:height="0.374cm" svg:x="23.36cm" svg:y="7.481cm" svg:viewBox="0 0 30 375" draw:points="0,375 30,375 30,0 0,0">
          <text:p/>
        </draw:polygon>
        <draw:polygon draw:style-name="gr38" draw:text-style-name="P10" draw:layer="layout" svg:width="0.029cm" svg:height="0.374cm" svg:x="23.389cm" svg:y="7.481cm" svg:viewBox="0 0 30 375" draw:points="0,375 30,375 30,0 0,0">
          <text:p/>
        </draw:polygon>
        <draw:polygon draw:style-name="gr37" draw:text-style-name="P9" draw:layer="layout" svg:width="0.029cm" svg:height="0.374cm" svg:x="23.419cm" svg:y="7.481cm" svg:viewBox="0 0 30 375" draw:points="0,375 30,375 30,0 0,0">
          <text:p/>
        </draw:polygon>
        <draw:polygon draw:style-name="gr38" draw:text-style-name="P10" draw:layer="layout" svg:width="0.029cm" svg:height="0.374cm" svg:x="23.449cm" svg:y="7.481cm" svg:viewBox="0 0 30 375" draw:points="0,375 30,375 30,0 0,0">
          <text:p/>
        </draw:polygon>
        <draw:polygon draw:style-name="gr36" draw:text-style-name="P8" draw:layer="layout" svg:width="0.029cm" svg:height="0.374cm" svg:x="23.507cm" svg:y="7.481cm" svg:viewBox="0 0 30 375" draw:points="0,375 30,375 30,0 0,0">
          <text:p/>
        </draw:polygon>
        <draw:polygon draw:style-name="gr38" draw:text-style-name="P10" draw:layer="layout" svg:width="0.029cm" svg:height="0.374cm" svg:x="23.537cm" svg:y="7.481cm" svg:viewBox="0 0 30 375" draw:points="0,375 30,375 30,0 0,0">
          <text:p/>
        </draw:polygon>
        <draw:polygon draw:style-name="gr38" draw:text-style-name="P10" draw:layer="layout" svg:width="0.029cm" svg:height="0.374cm" svg:x="23.566cm" svg:y="7.481cm" svg:viewBox="0 0 30 375" draw:points="0,375 30,375 30,0 0,0">
          <text:p/>
        </draw:polygon>
        <draw:polygon draw:style-name="gr38" draw:text-style-name="P10" draw:layer="layout" svg:width="0.029cm" svg:height="0.374cm" svg:x="23.595cm" svg:y="7.481cm" svg:viewBox="0 0 30 375" draw:points="0,375 30,375 30,0 0,0">
          <text:p/>
        </draw:polygon>
        <draw:polygon draw:style-name="gr35" draw:text-style-name="P7" draw:layer="layout" svg:width="0.029cm" svg:height="0.374cm" svg:x="23.625cm" svg:y="7.481cm" svg:viewBox="0 0 30 375" draw:points="0,375 30,375 30,0 0,0">
          <text:p/>
        </draw:polygon>
        <draw:polygon draw:style-name="gr37" draw:text-style-name="P9" draw:layer="layout" svg:width="0.029cm" svg:height="0.374cm" svg:x="23.655cm" svg:y="7.481cm" svg:viewBox="0 0 30 375" draw:points="0,375 30,375 30,0 0,0">
          <text:p/>
        </draw:polygon>
        <draw:polygon draw:style-name="gr35" draw:text-style-name="P7" draw:layer="layout" svg:width="0.029cm" svg:height="0.374cm" svg:x="23.684cm" svg:y="7.481cm" svg:viewBox="0 0 30 375" draw:points="0,375 30,375 30,0 0,0">
          <text:p/>
        </draw:polygon>
        <draw:polygon draw:style-name="gr35" draw:text-style-name="P7" draw:layer="layout" svg:width="0.029cm" svg:height="0.374cm" svg:x="23.713cm" svg:y="7.481cm" svg:viewBox="0 0 30 375" draw:points="0,375 30,375 30,0 0,0">
          <text:p/>
        </draw:polygon>
        <draw:polygon draw:style-name="gr38" draw:text-style-name="P10" draw:layer="layout" svg:width="0.03cm" svg:height="0.374cm" svg:x="23.742cm" svg:y="7.481cm" svg:viewBox="0 0 31 375" draw:points="0,375 31,375 31,0 0,0">
          <text:p/>
        </draw:polygon>
        <draw:polygon draw:style-name="gr37" draw:text-style-name="P9" draw:layer="layout" svg:width="0.029cm" svg:height="0.374cm" svg:x="23.773cm" svg:y="7.481cm" svg:viewBox="0 0 30 375" draw:points="0,375 30,375 30,0 0,0">
          <text:p/>
        </draw:polygon>
        <draw:polygon draw:style-name="gr35" draw:text-style-name="P7" draw:layer="layout" svg:width="0.029cm" svg:height="0.374cm" svg:x="23.802cm" svg:y="7.481cm" svg:viewBox="0 0 30 375" draw:points="0,375 30,375 30,0 0,0">
          <text:p/>
        </draw:polygon>
        <draw:polygon draw:style-name="gr35" draw:text-style-name="P7" draw:layer="layout" svg:width="0.03cm" svg:height="0.374cm" svg:x="23.831cm" svg:y="7.481cm" svg:viewBox="0 0 31 375" draw:points="0,375 31,375 31,0 0,0">
          <text:p/>
        </draw:polygon>
        <draw:polygon draw:style-name="gr36" draw:text-style-name="P8" draw:layer="layout" svg:width="0.029cm" svg:height="0.374cm" svg:x="23.861cm" svg:y="7.481cm" svg:viewBox="0 0 30 375" draw:points="0,375 30,375 30,0 0,0">
          <text:p/>
        </draw:polygon>
        <draw:polygon draw:style-name="gr37" draw:text-style-name="P9" draw:layer="layout" svg:width="0.029cm" svg:height="0.374cm" svg:x="23.89cm" svg:y="7.481cm" svg:viewBox="0 0 30 375" draw:points="0,375 30,375 30,0 0,0">
          <text:p/>
        </draw:polygon>
        <draw:polygon draw:style-name="gr36" draw:text-style-name="P8" draw:layer="layout" svg:width="0.029cm" svg:height="0.374cm" svg:x="23.919cm" svg:y="7.481cm" svg:viewBox="0 0 30 375" draw:points="0,375 30,375 30,0 0,0">
          <text:p/>
        </draw:polygon>
        <draw:polygon draw:style-name="gr37" draw:text-style-name="P9" draw:layer="layout" svg:width="0.029cm" svg:height="0.374cm" svg:x="23.949cm" svg:y="7.481cm" svg:viewBox="0 0 30 375" draw:points="0,375 30,375 30,0 0,0">
          <text:p/>
        </draw:polygon>
        <draw:polygon draw:style-name="gr37" draw:text-style-name="P9" draw:layer="layout" svg:width="0.029cm" svg:height="0.374cm" svg:x="23.979cm" svg:y="7.481cm" svg:viewBox="0 0 30 375" draw:points="0,375 30,375 30,0 0,0">
          <text:p/>
        </draw:polygon>
        <draw:polygon draw:style-name="gr35" draw:text-style-name="P7" draw:layer="layout" svg:width="0.029cm" svg:height="0.374cm" svg:x="24.008cm" svg:y="7.481cm" svg:viewBox="0 0 30 375" draw:points="0,375 30,375 30,0 0,0">
          <text:p/>
        </draw:polygon>
        <draw:polygon draw:style-name="gr36" draw:text-style-name="P8" draw:layer="layout" svg:width="0.029cm" svg:height="0.374cm" svg:x="24.037cm" svg:y="7.481cm" svg:viewBox="0 0 30 375" draw:points="0,375 30,375 30,0 0,0">
          <text:p/>
        </draw:polygon>
        <draw:polygon draw:style-name="gr38" draw:text-style-name="P10" draw:layer="layout" svg:width="0.029cm" svg:height="0.374cm" svg:x="24.066cm" svg:y="7.481cm" svg:viewBox="0 0 30 375" draw:points="0,375 30,375 30,0 0,0">
          <text:p/>
        </draw:polygon>
        <draw:polygon draw:style-name="gr36" draw:text-style-name="P8" draw:layer="layout" svg:width="0.029cm" svg:height="0.374cm" svg:x="24.097cm" svg:y="7.481cm" svg:viewBox="0 0 30 375" draw:points="0,375 30,375 30,0 0,0">
          <text:p/>
        </draw:polygon>
        <draw:polygon draw:style-name="gr38" draw:text-style-name="P10" draw:layer="layout" svg:width="0.029cm" svg:height="0.374cm" svg:x="24.126cm" svg:y="7.481cm" svg:viewBox="0 0 30 375" draw:points="0,375 30,375 30,0 0,0">
          <text:p/>
        </draw:polygon>
        <draw:polygon draw:style-name="gr37" draw:text-style-name="P9" draw:layer="layout" svg:width="0.029cm" svg:height="0.374cm" svg:x="24.155cm" svg:y="7.481cm" svg:viewBox="0 0 30 375" draw:points="0,375 30,375 30,0 0,0">
          <text:p/>
        </draw:polygon>
        <draw:polygon draw:style-name="gr38" draw:text-style-name="P10" draw:layer="layout" svg:width="0.03cm" svg:height="0.374cm" svg:x="24.184cm" svg:y="7.481cm" svg:viewBox="0 0 31 375" draw:points="0,375 31,375 31,0 0,0">
          <text:p/>
        </draw:polygon>
        <draw:polygon draw:style-name="gr37" draw:text-style-name="P9" draw:layer="layout" svg:width="0.029cm" svg:height="0.374cm" svg:x="24.214cm" svg:y="7.481cm" svg:viewBox="0 0 30 375" draw:points="0,375 30,375 30,0 0,0">
          <text:p/>
        </draw:polygon>
        <draw:polygon draw:style-name="gr36" draw:text-style-name="P8" draw:layer="layout" svg:width="0.029cm" svg:height="0.374cm" svg:x="24.243cm" svg:y="7.481cm" svg:viewBox="0 0 30 375" draw:points="0,375 30,375 30,0 0,0">
          <text:p/>
        </draw:polygon>
        <draw:polygon draw:style-name="gr36" draw:text-style-name="P8" draw:layer="layout" svg:width="0.029cm" svg:height="0.374cm" svg:x="24.274cm" svg:y="7.481cm" svg:viewBox="0 0 30 375" draw:points="0,375 30,375 30,0 0,0">
          <text:p/>
        </draw:polygon>
        <draw:polygon draw:style-name="gr37" draw:text-style-name="P9" draw:layer="layout" svg:width="0.029cm" svg:height="0.374cm" svg:x="24.303cm" svg:y="7.481cm" svg:viewBox="0 0 30 375" draw:points="0,375 30,375 30,0 0,0">
          <text:p/>
        </draw:polygon>
        <draw:polygon draw:style-name="gr36" draw:text-style-name="P8" draw:layer="layout" svg:width="0.029cm" svg:height="0.374cm" svg:x="24.332cm" svg:y="7.481cm" svg:viewBox="0 0 30 375" draw:points="0,375 30,375 30,0 0,0">
          <text:p/>
        </draw:polygon>
        <draw:polygon draw:style-name="gr36" draw:text-style-name="P8" draw:layer="layout" svg:width="0.029cm" svg:height="0.374cm" svg:x="24.361cm" svg:y="7.481cm" svg:viewBox="0 0 30 375" draw:points="0,375 30,375 30,0 0,0">
          <text:p/>
        </draw:polygon>
        <draw:polygon draw:style-name="gr38" draw:text-style-name="P10" draw:layer="layout" svg:width="0.029cm" svg:height="0.374cm" svg:x="24.39cm" svg:y="7.481cm" svg:viewBox="0 0 30 375" draw:points="0,375 30,375 30,0 0,0">
          <text:p/>
        </draw:polygon>
        <draw:polygon draw:style-name="gr35" draw:text-style-name="P7" draw:layer="layout" svg:width="0.029cm" svg:height="0.374cm" svg:x="24.42cm" svg:y="7.481cm" svg:viewBox="0 0 30 375" draw:points="0,375 30,375 30,0 0,0">
          <text:p/>
        </draw:polygon>
        <draw:polygon draw:style-name="gr35" draw:text-style-name="P7" draw:layer="layout" svg:width="0.029cm" svg:height="0.374cm" svg:x="24.45cm" svg:y="7.481cm" svg:viewBox="0 0 30 375" draw:points="0,375 30,375 30,0 0,0">
          <text:p/>
        </draw:polygon>
        <draw:polygon draw:style-name="gr35" draw:text-style-name="P7" draw:layer="layout" svg:width="0.029cm" svg:height="0.374cm" svg:x="24.479cm" svg:y="7.481cm" svg:viewBox="0 0 30 375" draw:points="0,375 30,375 30,0 0,0">
          <text:p/>
        </draw:polygon>
        <draw:polygon draw:style-name="gr36" draw:text-style-name="P8" draw:layer="layout" svg:width="0.03cm" svg:height="0.374cm" svg:x="24.508cm" svg:y="7.481cm" svg:viewBox="0 0 31 375" draw:points="0,375 31,375 31,0 0,0">
          <text:p/>
        </draw:polygon>
        <draw:polygon draw:style-name="gr35" draw:text-style-name="P7" draw:layer="layout" svg:width="0.029cm" svg:height="0.374cm" svg:x="24.538cm" svg:y="7.481cm" svg:viewBox="0 0 30 375" draw:points="0,375 30,375 30,0 0,0">
          <text:p/>
        </draw:polygon>
        <draw:polygon draw:style-name="gr38" draw:text-style-name="P10" draw:layer="layout" svg:width="0.029cm" svg:height="0.374cm" svg:x="24.567cm" svg:y="7.481cm" svg:viewBox="0 0 30 375" draw:points="0,375 30,375 30,0 0,0">
          <text:p/>
        </draw:polygon>
        <draw:polygon draw:style-name="gr37" draw:text-style-name="P9" draw:layer="layout" svg:width="0.03cm" svg:height="0.374cm" svg:x="24.596cm" svg:y="7.481cm" svg:viewBox="0 0 31 375" draw:points="0,375 31,375 31,0 0,0">
          <text:p/>
        </draw:polygon>
        <draw:polygon draw:style-name="gr38" draw:text-style-name="P10" draw:layer="layout" svg:width="0.029cm" svg:height="0.374cm" svg:x="24.627cm" svg:y="7.481cm" svg:viewBox="0 0 30 375" draw:points="0,375 30,375 30,0 0,0">
          <text:p/>
        </draw:polygon>
        <draw:polygon draw:style-name="gr35" draw:text-style-name="P7" draw:layer="layout" svg:width="0.029cm" svg:height="0.374cm" svg:x="24.656cm" svg:y="7.481cm" svg:viewBox="0 0 30 375" draw:points="0,375 30,375 30,0 0,0">
          <text:p/>
        </draw:polygon>
        <draw:polygon draw:style-name="gr35" draw:text-style-name="P7" draw:layer="layout" svg:width="0.029cm" svg:height="0.374cm" svg:x="24.685cm" svg:y="7.481cm" svg:viewBox="0 0 30 375" draw:points="0,375 30,375 30,0 0,0">
          <text:p/>
        </draw:polygon>
        <draw:polygon draw:style-name="gr36" draw:text-style-name="P8" draw:layer="layout" svg:width="0.029cm" svg:height="0.374cm" svg:x="24.715cm" svg:y="7.481cm" svg:viewBox="0 0 30 375" draw:points="0,375 30,375 30,0 0,0">
          <text:p/>
        </draw:polygon>
        <draw:polygon draw:style-name="gr35" draw:text-style-name="P7" draw:layer="layout" svg:width="0.029cm" svg:height="0.374cm" svg:x="24.744cm" svg:y="7.481cm" svg:viewBox="0 0 30 375" draw:points="0,375 30,375 30,0 0,0">
          <text:p/>
        </draw:polygon>
        <draw:polygon draw:style-name="gr35" draw:text-style-name="P7" draw:layer="layout" svg:width="0.029cm" svg:height="0.374cm" svg:x="24.774cm" svg:y="7.481cm" svg:viewBox="0 0 30 375" draw:points="0,375 30,375 30,0 0,0">
          <text:p/>
        </draw:polygon>
        <draw:polygon draw:style-name="gr36" draw:text-style-name="P8" draw:layer="layout" svg:width="0.029cm" svg:height="0.374cm" svg:x="24.803cm" svg:y="7.481cm" svg:viewBox="0 0 30 375" draw:points="0,375 30,375 30,0 0,0">
          <text:p/>
        </draw:polygon>
        <draw:polygon draw:style-name="gr38" draw:text-style-name="P10" draw:layer="layout" svg:width="0.029cm" svg:height="0.374cm" svg:x="24.833cm" svg:y="7.481cm" svg:viewBox="0 0 30 375" draw:points="0,375 30,375 30,0 0,0">
          <text:p/>
        </draw:polygon>
        <draw:polygon draw:style-name="gr38" draw:text-style-name="P10" draw:layer="layout" svg:width="0.029cm" svg:height="0.374cm" svg:x="24.862cm" svg:y="7.481cm" svg:viewBox="0 0 30 375" draw:points="0,375 30,375 30,0 0,0">
          <text:p/>
        </draw:polygon>
        <draw:polygon draw:style-name="gr38" draw:text-style-name="P10" draw:layer="layout" svg:width="0.029cm" svg:height="0.374cm" svg:x="24.891cm" svg:y="7.481cm" svg:viewBox="0 0 30 375" draw:points="0,375 30,375 30,0 0,0">
          <text:p/>
        </draw:polygon>
        <draw:polygon draw:style-name="gr36" draw:text-style-name="P8" draw:layer="layout" svg:width="0.029cm" svg:height="0.374cm" svg:x="24.92cm" svg:y="7.481cm" svg:viewBox="0 0 30 375" draw:points="0,375 30,375 30,0 0,0">
          <text:p/>
        </draw:polygon>
        <draw:polygon draw:style-name="gr35" draw:text-style-name="P7" draw:layer="layout" svg:width="0.03cm" svg:height="0.374cm" svg:x="24.95cm" svg:y="7.481cm" svg:viewBox="0 0 31 375" draw:points="0,375 31,375 31,0 0,0">
          <text:p/>
        </draw:polygon>
        <draw:polygon draw:style-name="gr35" draw:text-style-name="P7" draw:layer="layout" svg:width="0.029cm" svg:height="0.374cm" svg:x="24.98cm" svg:y="7.481cm" svg:viewBox="0 0 30 375" draw:points="0,375 30,375 30,0 0,0">
          <text:p/>
        </draw:polygon>
        <draw:polygon draw:style-name="gr36" draw:text-style-name="P8" draw:layer="layout" svg:width="0.029cm" svg:height="0.374cm" svg:x="25.009cm" svg:y="7.481cm" svg:viewBox="0 0 30 375" draw:points="0,375 30,375 30,0 0,0">
          <text:p/>
        </draw:polygon>
        <draw:polygon draw:style-name="gr35" draw:text-style-name="P7" draw:layer="layout" svg:width="0.03cm" svg:height="0.374cm" svg:x="25.038cm" svg:y="7.481cm" svg:viewBox="0 0 31 375" draw:points="0,375 31,375 31,0 0,0">
          <text:p/>
        </draw:polygon>
        <draw:polygon draw:style-name="gr35" draw:text-style-name="P7" draw:layer="layout" svg:width="0.029cm" svg:height="0.374cm" svg:x="25.068cm" svg:y="7.481cm" svg:viewBox="0 0 30 375" draw:points="0,375 30,375 30,0 0,0">
          <text:p/>
        </draw:polygon>
        <draw:polygon draw:style-name="gr36" draw:text-style-name="P8" draw:layer="layout" svg:width="0.029cm" svg:height="0.374cm" svg:x="25.098cm" svg:y="7.481cm" svg:viewBox="0 0 30 375" draw:points="0,375 30,375 30,0 0,0">
          <text:p/>
        </draw:polygon>
        <draw:polygon draw:style-name="gr37" draw:text-style-name="P9" draw:layer="layout" svg:width="0.029cm" svg:height="0.374cm" svg:x="25.127cm" svg:y="7.481cm" svg:viewBox="0 0 30 375" draw:points="0,375 30,375 30,0 0,0">
          <text:p/>
        </draw:polygon>
        <draw:polygon draw:style-name="gr37" draw:text-style-name="P9" draw:layer="layout" svg:width="0.029cm" svg:height="0.374cm" svg:x="25.157cm" svg:y="7.481cm" svg:viewBox="0 0 30 375" draw:points="0,375 30,375 30,0 0,0">
          <text:p/>
        </draw:polygon>
        <draw:polygon draw:style-name="gr35" draw:text-style-name="P7" draw:layer="layout" svg:width="0.029cm" svg:height="0.374cm" svg:x="25.186cm" svg:y="7.481cm" svg:viewBox="0 0 30 375" draw:points="0,375 30,375 30,0 0,0">
          <text:p/>
        </draw:polygon>
        <draw:polygon draw:style-name="gr38" draw:text-style-name="P10" draw:layer="layout" svg:width="0.029cm" svg:height="0.374cm" svg:x="25.215cm" svg:y="7.481cm" svg:viewBox="0 0 30 375" draw:points="0,375 30,375 30,0 0,0">
          <text:p/>
        </draw:polygon>
        <draw:polygon draw:style-name="gr36" draw:text-style-name="P8" draw:layer="layout" svg:width="0.029cm" svg:height="0.374cm" svg:x="25.244cm" svg:y="7.481cm" svg:viewBox="0 0 30 375" draw:points="0,375 30,375 30,0 0,0">
          <text:p/>
        </draw:polygon>
        <draw:polygon draw:style-name="gr38" draw:text-style-name="P10" draw:layer="layout" svg:width="0.029cm" svg:height="0.374cm" svg:x="25.275cm" svg:y="7.481cm" svg:viewBox="0 0 30 375" draw:points="0,375 30,375 30,0 0,0">
          <text:p/>
        </draw:polygon>
        <draw:polygon draw:style-name="gr36" draw:text-style-name="P8" draw:layer="layout" svg:width="0.029cm" svg:height="0.374cm" svg:x="25.304cm" svg:y="7.481cm" svg:viewBox="0 0 30 375" draw:points="0,375 30,375 30,0 0,0">
          <text:p/>
        </draw:polygon>
        <draw:polygon draw:style-name="gr38" draw:text-style-name="P10" draw:layer="layout" svg:width="0.029cm" svg:height="0.374cm" svg:x="25.333cm" svg:y="7.481cm" svg:viewBox="0 0 30 375" draw:points="0,375 30,375 30,0 0,0">
          <text:p/>
        </draw:polygon>
        <draw:polygon draw:style-name="gr38" draw:text-style-name="P10" draw:layer="layout" svg:width="0.03cm" svg:height="0.374cm" svg:x="25.362cm" svg:y="7.481cm" svg:viewBox="0 0 31 375" draw:points="0,375 31,375 31,0 0,0">
          <text:p/>
        </draw:polygon>
        <draw:polygon draw:style-name="gr37" draw:text-style-name="P9" draw:layer="layout" svg:width="0.029cm" svg:height="0.374cm" svg:x="25.392cm" svg:y="7.481cm" svg:viewBox="0 0 30 375" draw:points="0,375 30,375 30,0 0,0">
          <text:p/>
        </draw:polygon>
        <draw:polygon draw:style-name="gr37" draw:text-style-name="P9" draw:layer="layout" svg:width="0.029cm" svg:height="0.374cm" svg:x="25.422cm" svg:y="7.481cm" svg:viewBox="0 0 30 375" draw:points="0,375 30,375 30,0 0,0">
          <text:p/>
        </draw:polygon>
        <draw:polygon draw:style-name="gr36" draw:text-style-name="P8" draw:layer="layout" svg:width="0.029cm" svg:height="0.374cm" svg:x="25.451cm" svg:y="7.481cm" svg:viewBox="0 0 30 375" draw:points="0,375 30,375 30,0 0,0">
          <text:p/>
        </draw:polygon>
        <draw:polygon draw:style-name="gr38" draw:text-style-name="P10" draw:layer="layout" svg:width="0.029cm" svg:height="0.374cm" svg:x="25.481cm" svg:y="7.481cm" svg:viewBox="0 0 30 375" draw:points="0,375 30,375 30,0 0,0">
          <text:p/>
        </draw:polygon>
        <draw:polygon draw:style-name="gr36" draw:text-style-name="P8" draw:layer="layout" svg:width="0.029cm" svg:height="0.374cm" svg:x="25.51cm" svg:y="7.481cm" svg:viewBox="0 0 30 375" draw:points="0,375 30,375 30,0 0,0">
          <text:p/>
        </draw:polygon>
        <draw:polygon draw:style-name="gr38" draw:text-style-name="P10" draw:layer="layout" svg:width="0.029cm" svg:height="0.374cm" svg:x="25.539cm" svg:y="7.481cm" svg:viewBox="0 0 30 375" draw:points="0,375 30,375 30,0 0,0">
          <text:p/>
        </draw:polygon>
        <draw:polygon draw:style-name="gr36" draw:text-style-name="P8" draw:layer="layout" svg:width="0.029cm" svg:height="0.374cm" svg:x="25.568cm" svg:y="7.481cm" svg:viewBox="0 0 30 375" draw:points="0,375 30,375 30,0 0,0">
          <text:p/>
        </draw:polygon>
        <draw:polygon draw:style-name="gr37" draw:text-style-name="P9" draw:layer="layout" svg:width="0.029cm" svg:height="0.374cm" svg:x="25.599cm" svg:y="7.481cm" svg:viewBox="0 0 30 375" draw:points="0,375 30,375 30,0 0,0">
          <text:p/>
        </draw:polygon>
        <draw:polygon draw:style-name="gr36" draw:text-style-name="P8" draw:layer="layout" svg:width="0.029cm" svg:height="0.374cm" svg:x="25.628cm" svg:y="7.481cm" svg:viewBox="0 0 30 375" draw:points="0,375 30,375 30,0 0,0">
          <text:p/>
        </draw:polygon>
        <draw:polygon draw:style-name="gr35" draw:text-style-name="P7" draw:layer="layout" svg:width="0.029cm" svg:height="0.374cm" svg:x="25.657cm" svg:y="7.481cm" svg:viewBox="0 0 30 375" draw:points="0,375 30,375 30,0 0,0">
          <text:p/>
        </draw:polygon>
        <draw:polygon draw:style-name="gr38" draw:text-style-name="P10" draw:layer="layout" svg:width="0.029cm" svg:height="0.374cm" svg:x="25.686cm" svg:y="7.481cm" svg:viewBox="0 0 30 375" draw:points="0,375 30,375 30,0 0,0">
          <text:p/>
        </draw:polygon>
        <draw:polygon draw:style-name="gr36" draw:text-style-name="P8" draw:layer="layout" svg:width="0.029cm" svg:height="0.374cm" svg:x="25.716cm" svg:y="7.481cm" svg:viewBox="0 0 30 375" draw:points="0,375 30,375 30,0 0,0">
          <text:p/>
        </draw:polygon>
        <draw:polygon draw:style-name="gr37" draw:text-style-name="P9" draw:layer="layout" svg:width="0.029cm" svg:height="0.374cm" svg:x="25.746cm" svg:y="7.481cm" svg:viewBox="0 0 30 375" draw:points="0,375 30,375 30,0 0,0">
          <text:p/>
        </draw:polygon>
        <draw:polygon draw:style-name="gr35" draw:text-style-name="P7" draw:layer="layout" svg:width="0.029cm" svg:height="0.374cm" svg:x="25.775cm" svg:y="7.481cm" svg:viewBox="0 0 30 375" draw:points="0,375 30,375 30,0 0,0">
          <text:p/>
        </draw:polygon>
        <draw:polygon draw:style-name="gr38" draw:text-style-name="P10" draw:layer="layout" svg:width="0.03cm" svg:height="0.374cm" svg:x="25.804cm" svg:y="7.481cm" svg:viewBox="0 0 31 375" draw:points="0,375 31,375 31,0 0,0">
          <text:p/>
        </draw:polygon>
        <draw:polygon draw:style-name="gr37" draw:text-style-name="P9" draw:layer="layout" svg:width="0.029cm" svg:height="0.374cm" svg:x="25.834cm" svg:y="7.481cm" svg:viewBox="0 0 30 375" draw:points="0,375 30,375 30,0 0,0">
          <text:p/>
        </draw:polygon>
        <draw:polygon draw:style-name="gr35" draw:text-style-name="P7" draw:layer="layout" svg:width="0.029cm" svg:height="0.374cm" svg:x="25.863cm" svg:y="7.481cm" svg:viewBox="0 0 30 375" draw:points="0,375 30,375 30,0 0,0">
          <text:p/>
        </draw:polygon>
        <draw:polygon draw:style-name="gr35" draw:text-style-name="P7" draw:layer="layout" svg:width="0.03cm" svg:height="0.374cm" svg:x="25.892cm" svg:y="7.481cm" svg:viewBox="0 0 31 375" draw:points="0,375 31,375 31,0 0,0">
          <text:p/>
        </draw:polygon>
        <draw:polygon draw:style-name="gr37" draw:text-style-name="P9" draw:layer="layout" svg:width="0.029cm" svg:height="0.374cm" svg:x="25.923cm" svg:y="7.481cm" svg:viewBox="0 0 30 375" draw:points="0,375 30,375 30,0 0,0">
          <text:p/>
        </draw:polygon>
        <draw:polygon draw:style-name="gr35" draw:text-style-name="P7" draw:layer="layout" svg:width="0.029cm" svg:height="0.374cm" svg:x="25.952cm" svg:y="7.481cm" svg:viewBox="0 0 30 375" draw:points="0,375 30,375 30,0 0,0">
          <text:p/>
        </draw:polygon>
        <draw:polygon draw:style-name="gr35" draw:text-style-name="P7" draw:layer="layout" svg:width="0.029cm" svg:height="0.374cm" svg:x="25.981cm" svg:y="7.481cm" svg:viewBox="0 0 30 375" draw:points="0,375 30,375 30,0 0,0">
          <text:p/>
        </draw:polygon>
        <draw:polygon draw:style-name="gr36" draw:text-style-name="P8" draw:layer="layout" svg:width="0.029cm" svg:height="0.374cm" svg:x="26.01cm" svg:y="7.481cm" svg:viewBox="0 0 30 375" draw:points="0,375 30,375 30,0 0,0">
          <text:p/>
        </draw:polygon>
        <draw:polygon draw:style-name="gr37" draw:text-style-name="P9" draw:layer="layout" svg:width="0.029cm" svg:height="0.374cm" svg:x="26.04cm" svg:y="7.481cm" svg:viewBox="0 0 30 375" draw:points="0,375 30,375 30,0 0,0">
          <text:p/>
        </draw:polygon>
        <draw:polygon draw:style-name="gr36" draw:text-style-name="P8" draw:layer="layout" svg:width="0.029cm" svg:height="0.374cm" svg:x="26.07cm" svg:y="7.481cm" svg:viewBox="0 0 30 375" draw:points="0,375 30,375 30,0 0,0">
          <text:p/>
        </draw:polygon>
        <draw:polygon draw:style-name="gr35" draw:text-style-name="P7" draw:layer="layout" svg:width="0.029cm" svg:height="0.374cm" svg:x="26.099cm" svg:y="7.481cm" svg:viewBox="0 0 30 375" draw:points="0,375 30,375 30,0 0,0">
          <text:p/>
        </draw:polygon>
        <draw:polygon draw:style-name="gr37" draw:text-style-name="P9" draw:layer="layout" svg:width="0.03cm" svg:height="0.374cm" svg:x="26.128cm" svg:y="7.481cm" svg:viewBox="0 0 31 375" draw:points="0,375 31,375 31,0 0,0">
          <text:p/>
        </draw:polygon>
        <draw:polygon draw:style-name="gr36" draw:text-style-name="P8" draw:layer="layout" svg:width="0.029cm" svg:height="0.374cm" svg:x="26.158cm" svg:y="7.481cm" svg:viewBox="0 0 30 375" draw:points="0,375 30,375 30,0 0,0">
          <text:p/>
        </draw:polygon>
        <draw:polygon draw:style-name="gr37" draw:text-style-name="P9" draw:layer="layout" svg:width="0.029cm" svg:height="0.374cm" svg:x="26.187cm" svg:y="7.481cm" svg:viewBox="0 0 30 375" draw:points="0,375 30,375 30,0 0,0">
          <text:p/>
        </draw:polygon>
        <draw:polygon draw:style-name="gr35" draw:text-style-name="P7" draw:layer="layout" svg:width="0.03cm" svg:height="0.374cm" svg:x="26.216cm" svg:y="7.481cm" svg:viewBox="0 0 31 375" draw:points="0,375 31,375 31,0 0,0">
          <text:p/>
        </draw:polygon>
        <draw:polygon draw:style-name="gr35" draw:text-style-name="P7" draw:layer="layout" svg:width="0.029cm" svg:height="0.374cm" svg:x="26.247cm" svg:y="7.481cm" svg:viewBox="0 0 30 375" draw:points="0,375 30,375 30,0 0,0">
          <text:p/>
        </draw:polygon>
        <draw:polygon draw:style-name="gr35" draw:text-style-name="P7" draw:layer="layout" svg:width="0.029cm" svg:height="0.374cm" svg:x="26.276cm" svg:y="7.481cm" svg:viewBox="0 0 30 375" draw:points="0,375 30,375 30,0 0,0">
          <text:p/>
        </draw:polygon>
        <draw:polygon draw:style-name="gr38" draw:text-style-name="P10" draw:layer="layout" svg:width="0.029cm" svg:height="0.374cm" svg:x="26.305cm" svg:y="7.481cm" svg:viewBox="0 0 30 375" draw:points="0,375 30,375 30,0 0,0">
          <text:p/>
        </draw:polygon>
        <draw:polygon draw:style-name="gr37" draw:text-style-name="P9" draw:layer="layout" svg:width="0.029cm" svg:height="0.374cm" svg:x="26.335cm" svg:y="7.481cm" svg:viewBox="0 0 30 375" draw:points="0,375 30,375 30,0 0,0">
          <text:p/>
        </draw:polygon>
        <draw:polygon draw:style-name="gr36" draw:text-style-name="P8" draw:layer="layout" svg:width="0.029cm" svg:height="0.374cm" svg:x="26.364cm" svg:y="7.481cm" svg:viewBox="0 0 30 375" draw:points="0,375 30,375 30,0 0,0">
          <text:p/>
        </draw:polygon>
        <draw:polygon draw:style-name="gr37" draw:text-style-name="P9" draw:layer="layout" svg:width="0.029cm" svg:height="0.374cm" svg:x="26.393cm" svg:y="7.481cm" svg:viewBox="0 0 30 375" draw:points="0,375 30,375 30,0 0,0">
          <text:p/>
        </draw:polygon>
        <draw:polygon draw:style-name="gr35" draw:text-style-name="P7" draw:layer="layout" svg:width="0.029cm" svg:height="0.374cm" svg:x="26.423cm" svg:y="7.481cm" svg:viewBox="0 0 30 375" draw:points="0,375 30,375 30,0 0,0">
          <text:p/>
        </draw:polygon>
        <draw:polygon draw:style-name="gr38" draw:text-style-name="P10" draw:layer="layout" svg:width="0.029cm" svg:height="0.374cm" svg:x="26.453cm" svg:y="7.481cm" svg:viewBox="0 0 30 375" draw:points="0,375 30,375 30,0 0,0">
          <text:p/>
        </draw:polygon>
        <draw:polygon draw:style-name="gr35" draw:text-style-name="P7" draw:layer="layout" svg:width="0.029cm" svg:height="0.374cm" svg:x="26.482cm" svg:y="7.481cm" svg:viewBox="0 0 30 375" draw:points="0,375 30,375 30,0 0,0">
          <text:p/>
        </draw:polygon>
        <draw:polygon draw:style-name="gr35" draw:text-style-name="P7" draw:layer="layout" svg:width="0.029cm" svg:height="0.374cm" svg:x="26.511cm" svg:y="7.481cm" svg:viewBox="0 0 30 375" draw:points="0,375 30,375 30,0 0,0">
          <text:p/>
        </draw:polygon>
        <draw:polygon draw:style-name="gr37" draw:text-style-name="P9" draw:layer="layout" svg:width="0.029cm" svg:height="0.374cm" svg:x="26.54cm" svg:y="7.481cm" svg:viewBox="0 0 30 375" draw:points="0,375 30,375 30,0 0,0">
          <text:p/>
        </draw:polygon>
        <draw:polygon draw:style-name="gr38" draw:text-style-name="P10" draw:layer="layout" svg:width="0.03cm" svg:height="0.374cm" svg:x="26.569cm" svg:y="7.481cm" svg:viewBox="0 0 31 375" draw:points="0,375 31,375 31,0 0,0">
          <text:p/>
        </draw:polygon>
        <draw:polygon draw:style-name="gr35" draw:text-style-name="P7" draw:layer="layout" svg:width="0.029cm" svg:height="0.374cm" svg:x="26.6cm" svg:y="7.481cm" svg:viewBox="0 0 30 375" draw:points="0,375 30,375 30,0 0,0">
          <text:p/>
        </draw:polygon>
        <draw:polygon draw:style-name="gr35" draw:text-style-name="P7" draw:layer="layout" svg:width="0.029cm" svg:height="0.374cm" svg:x="26.629cm" svg:y="7.481cm" svg:viewBox="0 0 30 375" draw:points="0,375 30,375 30,0 0,0">
          <text:p/>
        </draw:polygon>
        <draw:polygon draw:style-name="gr38" draw:text-style-name="P10" draw:layer="layout" svg:width="0.03cm" svg:height="0.374cm" svg:x="26.658cm" svg:y="7.481cm" svg:viewBox="0 0 31 375" draw:points="0,375 31,375 31,0 0,0">
          <text:p/>
        </draw:polygon>
        <draw:polygon draw:style-name="gr37" draw:text-style-name="P9" draw:layer="layout" svg:width="0.029cm" svg:height="0.374cm" svg:x="26.688cm" svg:y="7.481cm" svg:viewBox="0 0 30 375" draw:points="0,375 30,375 30,0 0,0">
          <text:p/>
        </draw:polygon>
        <draw:polygon draw:style-name="gr38" draw:text-style-name="P10" draw:layer="layout" svg:width="0.029cm" svg:height="0.374cm" svg:x="26.717cm" svg:y="7.481cm" svg:viewBox="0 0 30 375" draw:points="0,375 30,375 30,0 0,0">
          <text:p/>
        </draw:polygon>
        <draw:polygon draw:style-name="gr37" draw:text-style-name="P9" draw:layer="layout" svg:width="0.029cm" svg:height="0.374cm" svg:x="26.747cm" svg:y="7.481cm" svg:viewBox="0 0 30 375" draw:points="0,375 30,375 30,0 0,0">
          <text:p/>
        </draw:polygon>
        <draw:polygon draw:style-name="gr35" draw:text-style-name="P7" draw:layer="layout" svg:width="0.029cm" svg:height="0.374cm" svg:x="26.777cm" svg:y="7.481cm" svg:viewBox="0 0 30 375" draw:points="0,375 30,375 30,0 0,0">
          <text:p/>
        </draw:polygon>
        <draw:polygon draw:style-name="gr35" draw:text-style-name="P7" draw:layer="layout" svg:width="0.029cm" svg:height="0.374cm" svg:x="26.806cm" svg:y="7.481cm" svg:viewBox="0 0 30 375" draw:points="0,375 30,375 30,0 0,0">
          <text:p/>
        </draw:polygon>
        <draw:polygon draw:style-name="gr38" draw:text-style-name="P10" draw:layer="layout" svg:width="0.029cm" svg:height="0.374cm" svg:x="26.835cm" svg:y="7.481cm" svg:viewBox="0 0 30 375" draw:points="0,375 30,375 30,0 0,0">
          <text:p/>
        </draw:polygon>
        <draw:polygon draw:style-name="gr38" draw:text-style-name="P10" draw:layer="layout" svg:width="0.029cm" svg:height="0.374cm" svg:x="26.864cm" svg:y="7.481cm" svg:viewBox="0 0 30 375" draw:points="0,375 30,375 30,0 0,0">
          <text:p/>
        </draw:polygon>
        <draw:polygon draw:style-name="gr37" draw:text-style-name="P9" draw:layer="layout" svg:width="0.029cm" svg:height="0.374cm" svg:x="26.895cm" svg:y="7.481cm" svg:viewBox="0 0 30 375" draw:points="0,375 30,375 30,0 0,0">
          <text:p/>
        </draw:polygon>
        <draw:polygon draw:style-name="gr36" draw:text-style-name="P8" draw:layer="layout" svg:width="0.029cm" svg:height="0.374cm" svg:x="26.924cm" svg:y="7.481cm" svg:viewBox="0 0 30 375" draw:points="0,375 30,375 30,0 0,0">
          <text:p/>
        </draw:polygon>
        <draw:polygon draw:style-name="gr35" draw:text-style-name="P7" draw:layer="layout" svg:width="0.029cm" svg:height="0.374cm" svg:x="26.953cm" svg:y="7.481cm" svg:viewBox="0 0 30 375" draw:points="0,375 30,375 30,0 0,0">
          <text:p/>
        </draw:polygon>
        <draw:polygon draw:style-name="gr37" draw:text-style-name="P9" draw:layer="layout" svg:width="0.03cm" svg:height="0.374cm" svg:x="26.982cm" svg:y="7.481cm" svg:viewBox="0 0 31 375" draw:points="0,375 31,375 31,0 0,0">
          <text:p/>
        </draw:polygon>
        <draw:polygon draw:style-name="gr35" draw:text-style-name="P7" draw:layer="layout" svg:width="0.029cm" svg:height="0.374cm" svg:x="27.012cm" svg:y="7.481cm" svg:viewBox="0 0 30 375" draw:points="0,375 30,375 30,0 0,0">
          <text:p/>
        </draw:polygon>
        <draw:polygon draw:style-name="gr35" draw:text-style-name="P7" draw:layer="layout" svg:width="0.029cm" svg:height="0.374cm" svg:x="27.041cm" svg:y="7.481cm" svg:viewBox="0 0 30 375" draw:points="0,375 30,375 30,0 0,0">
          <text:p/>
        </draw:polygon>
        <draw:polygon draw:style-name="gr38" draw:text-style-name="P10" draw:layer="layout" svg:width="0.029cm" svg:height="0.374cm" svg:x="27.071cm" svg:y="7.481cm" svg:viewBox="0 0 30 375" draw:points="0,375 30,375 30,0 0,0">
          <text:p/>
        </draw:polygon>
        <draw:polygon draw:style-name="gr38" draw:text-style-name="P10" draw:layer="layout" svg:width="0.029cm" svg:height="0.374cm" svg:x="27.101cm" svg:y="7.481cm" svg:viewBox="0 0 30 375" draw:points="0,375 30,375 30,0 0,0">
          <text:p/>
        </draw:polygon>
        <draw:polygon draw:style-name="gr36" draw:text-style-name="P8" draw:layer="layout" svg:width="0.029cm" svg:height="0.374cm" svg:x="27.13cm" svg:y="7.481cm" svg:viewBox="0 0 30 375" draw:points="0,375 30,375 30,0 0,0">
          <text:p/>
        </draw:polygon>
        <draw:polygon draw:style-name="gr35" draw:text-style-name="P7" draw:layer="layout" svg:width="0.029cm" svg:height="0.374cm" svg:x="27.159cm" svg:y="7.481cm" svg:viewBox="0 0 30 375" draw:points="0,375 30,375 30,0 0,0">
          <text:p/>
        </draw:polygon>
        <draw:polygon draw:style-name="gr37" draw:text-style-name="P9" draw:layer="layout" svg:width="0.029cm" svg:height="0.374cm" svg:x="27.188cm" svg:y="7.481cm" svg:viewBox="0 0 30 375" draw:points="0,375 30,375 30,0 0,0">
          <text:p/>
        </draw:polygon>
        <draw:polygon draw:style-name="gr38" draw:text-style-name="P10" draw:layer="layout" svg:width="0.029cm" svg:height="0.374cm" svg:x="27.219cm" svg:y="7.481cm" svg:viewBox="0 0 30 375" draw:points="0,375 30,375 30,0 0,0">
          <text:p/>
        </draw:polygon>
        <draw:polygon draw:style-name="gr37" draw:text-style-name="P9" draw:layer="layout" svg:width="0.029cm" svg:height="0.374cm" svg:x="27.248cm" svg:y="7.481cm" svg:viewBox="0 0 30 375" draw:points="0,375 30,375 30,0 0,0">
          <text:p/>
        </draw:polygon>
        <draw:polygon draw:style-name="gr35" draw:text-style-name="P7" draw:layer="layout" svg:width="0.029cm" svg:height="0.374cm" svg:x="27.277cm" svg:y="7.481cm" svg:viewBox="0 0 30 375" draw:points="0,375 30,375 30,0 0,0">
          <text:p/>
        </draw:polygon>
        <draw:polygon draw:style-name="gr35" draw:text-style-name="P7" draw:layer="layout" svg:width="0.029cm" svg:height="0.374cm" svg:x="27.306cm" svg:y="7.481cm" svg:viewBox="0 0 30 375" draw:points="0,375 30,375 30,0 0,0">
          <text:p/>
        </draw:polygon>
        <draw:polygon draw:style-name="gr38" draw:text-style-name="P10" draw:layer="layout" svg:width="0.029cm" svg:height="0.374cm" svg:x="27.336cm" svg:y="7.481cm" svg:viewBox="0 0 30 375" draw:points="0,375 30,375 30,0 0,0">
          <text:p/>
        </draw:polygon>
        <draw:polygon draw:style-name="gr36" draw:text-style-name="P8" draw:layer="layout" svg:width="0.029cm" svg:height="0.374cm" svg:x="27.365cm" svg:y="7.481cm" svg:viewBox="0 0 30 375" draw:points="0,375 30,375 30,0 0,0">
          <text:p/>
        </draw:polygon>
        <draw:polygon draw:style-name="gr35" draw:text-style-name="P7" draw:layer="layout" svg:width="0.029cm" svg:height="0.374cm" svg:x="27.395cm" svg:y="7.481cm" svg:viewBox="0 0 30 375" draw:points="0,375 30,375 30,0 0,0">
          <text:p/>
        </draw:polygon>
        <draw:polygon draw:style-name="gr38" draw:text-style-name="P10" draw:layer="layout" svg:width="0.03cm" svg:height="0.374cm" svg:x="27.424cm" svg:y="7.481cm" svg:viewBox="0 0 31 375" draw:points="0,375 31,375 31,0 0,0">
          <text:p/>
        </draw:polygon>
        <draw:polygon draw:style-name="gr36" draw:text-style-name="P8" draw:layer="layout" svg:width="0.029cm" svg:height="0.374cm" svg:x="27.454cm" svg:y="7.481cm" svg:viewBox="0 0 30 375" draw:points="0,375 30,375 30,0 0,0">
          <text:p/>
        </draw:polygon>
        <draw:polygon draw:style-name="gr37" draw:text-style-name="P9" draw:layer="layout" svg:width="0.029cm" svg:height="0.374cm" svg:x="27.483cm" svg:y="7.481cm" svg:viewBox="0 0 30 375" draw:points="0,375 30,375 30,0 0,0">
          <text:p/>
        </draw:polygon>
        <draw:polygon draw:style-name="gr35" draw:text-style-name="P7" draw:layer="layout" svg:width="0.029cm" svg:height="0.374cm" svg:x="27.512cm" svg:y="7.481cm" svg:viewBox="0 0 30 375" draw:points="0,375 30,375 30,0 0,0">
          <text:p/>
        </draw:polygon>
        <draw:polygon draw:style-name="gr35" draw:text-style-name="P7" draw:layer="layout" svg:width="0.029cm" svg:height="0.374cm" svg:x="27.543cm" svg:y="7.481cm" svg:viewBox="0 0 30 375" draw:points="0,375 30,375 30,0 0,0">
          <text:p/>
        </draw:polygon>
        <draw:polygon draw:style-name="gr38" draw:text-style-name="P10" draw:layer="layout" svg:width="0.029cm" svg:height="0.374cm" svg:x="27.572cm" svg:y="7.481cm" svg:viewBox="0 0 30 375" draw:points="0,375 30,375 30,0 0,0">
          <text:p/>
        </draw:polygon>
        <draw:polygon draw:style-name="gr36" draw:text-style-name="P8" draw:layer="layout" svg:width="0.029cm" svg:height="0.374cm" svg:x="27.601cm" svg:y="7.481cm" svg:viewBox="0 0 30 375" draw:points="0,375 30,375 30,0 0,0">
          <text:p/>
        </draw:polygon>
        <draw:polygon draw:style-name="gr38" draw:text-style-name="P10" draw:layer="layout" svg:width="0.029cm" svg:height="0.374cm" svg:x="27.63cm" svg:y="7.481cm" svg:viewBox="0 0 30 375" draw:points="0,375 30,375 30,0 0,0">
          <text:p/>
        </draw:polygon>
        <draw:polygon draw:style-name="gr38" draw:text-style-name="P10" draw:layer="layout" svg:width="0.029cm" svg:height="0.374cm" svg:x="27.66cm" svg:y="7.481cm" svg:viewBox="0 0 30 375" draw:points="0,375 30,375 30,0 0,0">
          <text:p/>
        </draw:polygon>
        <draw:polygon draw:style-name="gr38" draw:text-style-name="P10" draw:layer="layout" svg:width="0.029cm" svg:height="0.374cm" svg:x="27.689cm" svg:y="7.481cm" svg:viewBox="0 0 30 375" draw:points="0,375 30,375 30,0 0,0">
          <text:p/>
        </draw:polygon>
        <draw:polygon draw:style-name="gr37" draw:text-style-name="P9" draw:layer="layout" svg:width="0.029cm" svg:height="0.374cm" svg:x="27.719cm" svg:y="7.481cm" svg:viewBox="0 0 30 375" draw:points="0,375 30,375 30,0 0,0">
          <text:p/>
        </draw:polygon>
        <draw:polygon draw:style-name="gr35" draw:text-style-name="P7" draw:layer="layout" svg:width="0.029cm" svg:height="0.374cm" svg:x="27.748cm" svg:y="7.481cm" svg:viewBox="0 0 30 375" draw:points="0,375 30,375 30,0 0,0">
          <text:p/>
        </draw:polygon>
        <draw:polygon draw:style-name="gr35" draw:text-style-name="P7" draw:layer="layout" svg:width="0.029cm" svg:height="0.374cm" svg:x="27.778cm" svg:y="7.481cm" svg:viewBox="0 0 30 375" draw:points="0,375 30,375 30,0 0,0">
          <text:p/>
        </draw:polygon>
        <draw:polygon draw:style-name="gr36" draw:text-style-name="P8" draw:layer="layout" svg:width="0.029cm" svg:height="0.374cm" svg:x="27.807cm" svg:y="7.481cm" svg:viewBox="0 0 30 375" draw:points="0,375 30,375 30,0 0,0">
          <text:p/>
        </draw:polygon>
        <draw:polygon draw:style-name="gr37" draw:text-style-name="P9" draw:layer="layout" svg:width="0.03cm" svg:height="0.374cm" svg:x="27.836cm" svg:y="7.481cm" svg:viewBox="0 0 31 375" draw:points="0,375 31,375 31,0 0,0">
          <text:p/>
        </draw:polygon>
        <draw:polygon draw:style-name="gr36" draw:text-style-name="P8" draw:layer="layout" svg:width="0.029cm" svg:height="0.374cm" svg:x="27.867cm" svg:y="7.481cm" svg:viewBox="0 0 30 375" draw:points="0,375 30,375 30,0 0,0">
          <text:p/>
        </draw:polygon>
        <draw:polygon draw:style-name="gr35" draw:text-style-name="P7" draw:layer="layout" svg:width="0.029cm" svg:height="0.374cm" svg:x="27.896cm" svg:y="7.481cm" svg:viewBox="0 0 30 375" draw:points="0,375 30,375 30,0 0,0">
          <text:p/>
        </draw:polygon>
        <draw:polygon draw:style-name="gr36" draw:text-style-name="P8" draw:layer="layout" svg:width="0.029cm" svg:height="0.374cm" svg:x="27.925cm" svg:y="7.481cm" svg:viewBox="0 0 30 375" draw:points="0,375 30,375 30,0 0,0">
          <text:p/>
        </draw:polygon>
        <draw:polygon draw:style-name="gr36" draw:text-style-name="P8" draw:layer="layout" svg:width="0.029cm" svg:height="0.374cm" svg:x="27.955cm" svg:y="7.481cm" svg:viewBox="0 0 30 375" draw:points="0,375 30,375 30,0 0,0">
          <text:p/>
        </draw:polygon>
        <draw:polygon draw:style-name="gr38" draw:text-style-name="P10" draw:layer="layout" svg:width="0.029cm" svg:height="0.374cm" svg:x="27.984cm" svg:y="7.481cm" svg:viewBox="0 0 30 375" draw:points="0,375 30,375 30,0 0,0">
          <text:p/>
        </draw:polygon>
        <draw:polygon draw:style-name="gr38" draw:text-style-name="P10" draw:layer="layout" svg:width="0.029cm" svg:height="0.374cm" svg:x="28.013cm" svg:y="7.481cm" svg:viewBox="0 0 30 375" draw:points="0,375 30,375 30,0 0,0">
          <text:p/>
        </draw:polygon>
        <draw:polygon draw:style-name="gr37" draw:text-style-name="P9" draw:layer="layout" svg:width="0.029cm" svg:height="0.374cm" svg:x="28.043cm" svg:y="7.481cm" svg:viewBox="0 0 30 375" draw:points="0,375 30,375 30,0 0,0">
          <text:p/>
        </draw:polygon>
        <draw:polygon draw:style-name="gr36" draw:text-style-name="P8" draw:layer="layout" svg:width="0.029cm" svg:height="0.374cm" svg:x="28.072cm" svg:y="7.481cm" svg:viewBox="0 0 30 375" draw:points="0,375 30,375 30,0 0,0">
          <text:p/>
        </draw:polygon>
        <draw:polygon draw:style-name="gr37" draw:text-style-name="P9" draw:layer="layout" svg:width="0.029cm" svg:height="0.374cm" svg:x="28.102cm" svg:y="7.481cm" svg:viewBox="0 0 30 375" draw:points="0,375 30,375 30,0 0,0">
          <text:p/>
        </draw:polygon>
        <draw:polygon draw:style-name="gr36" draw:text-style-name="P8" draw:layer="layout" svg:width="0.029cm" svg:height="0.374cm" svg:x="28.131cm" svg:y="7.481cm" svg:viewBox="0 0 30 375" draw:points="0,375 30,375 30,0 0,0">
          <text:p/>
        </draw:polygon>
        <draw:polygon draw:style-name="gr36" draw:text-style-name="P8" draw:layer="layout" svg:width="0.029cm" svg:height="0.374cm" svg:x="28.16cm" svg:y="7.481cm" svg:viewBox="0 0 30 375" draw:points="0,375 30,375 30,0 0,0">
          <text:p/>
        </draw:polygon>
        <draw:polygon draw:style-name="gr36" draw:text-style-name="P8" draw:layer="layout" svg:width="0.03cm" svg:height="0.374cm" svg:x="28.189cm" svg:y="7.481cm" svg:viewBox="0 0 31 375" draw:points="0,375 31,375 31,0 0,0">
          <text:p/>
        </draw:polygon>
        <draw:polygon draw:style-name="gr36" draw:text-style-name="P8" draw:layer="layout" svg:width="0.029cm" svg:height="0.374cm" svg:x="28.22cm" svg:y="7.481cm" svg:viewBox="0 0 30 375" draw:points="0,375 30,375 30,0 0,0">
          <text:p/>
        </draw:polygon>
        <draw:polygon draw:style-name="gr38" draw:text-style-name="P10" draw:layer="layout" svg:width="0.029cm" svg:height="0.374cm" svg:x="28.249cm" svg:y="7.481cm" svg:viewBox="0 0 30 375" draw:points="0,375 30,375 30,0 0,0">
          <text:p/>
        </draw:polygon>
        <draw:polygon draw:style-name="gr38" draw:text-style-name="P10" draw:layer="layout" svg:width="0.03cm" svg:height="0.374cm" svg:x="28.278cm" svg:y="7.481cm" svg:viewBox="0 0 31 375" draw:points="0,375 31,375 31,0 0,0">
          <text:p/>
        </draw:polygon>
        <draw:polygon draw:style-name="gr37" draw:text-style-name="P9" draw:layer="layout" svg:width="0.029cm" svg:height="0.374cm" svg:x="28.308cm" svg:y="7.481cm" svg:viewBox="0 0 30 375" draw:points="0,375 30,375 30,0 0,0">
          <text:p/>
        </draw:polygon>
        <draw:polygon draw:style-name="gr37" draw:text-style-name="P9" draw:layer="layout" svg:width="0.029cm" svg:height="0.374cm" svg:x="28.337cm" svg:y="7.481cm" svg:viewBox="0 0 30 375" draw:points="0,375 30,375 30,0 0,0">
          <text:p/>
        </draw:polygon>
        <draw:polygon draw:style-name="gr38" draw:text-style-name="P10" draw:layer="layout" svg:width="0.029cm" svg:height="0.374cm" svg:x="28.366cm" svg:y="7.481cm" svg:viewBox="0 0 30 375" draw:points="0,375 30,375 30,0 0,0">
          <text:p/>
        </draw:polygon>
        <draw:polygon draw:style-name="gr35" draw:text-style-name="P7" draw:layer="layout" svg:width="0.029cm" svg:height="0.374cm" svg:x="28.397cm" svg:y="7.481cm" svg:viewBox="0 0 30 375" draw:points="0,375 30,375 30,0 0,0">
          <text:p/>
        </draw:polygon>
        <draw:polygon draw:style-name="gr38" draw:text-style-name="P10" draw:layer="layout" svg:width="0.029cm" svg:height="0.374cm" svg:x="28.426cm" svg:y="7.481cm" svg:viewBox="0 0 30 375" draw:points="0,375 30,375 30,0 0,0">
          <text:p/>
        </draw:polygon>
        <draw:polygon draw:style-name="gr38" draw:text-style-name="P10" draw:layer="layout" svg:width="0.029cm" svg:height="0.374cm" svg:x="28.455cm" svg:y="7.481cm" svg:viewBox="0 0 30 375" draw:points="0,375 30,375 30,0 0,0">
          <text:p/>
        </draw:polygon>
        <draw:polygon draw:style-name="gr36" draw:text-style-name="P8" draw:layer="layout" svg:width="0.029cm" svg:height="0.374cm" svg:x="28.484cm" svg:y="7.481cm" svg:viewBox="0 0 30 375" draw:points="0,375 30,375 30,0 0,0">
          <text:p/>
        </draw:polygon>
        <draw:polygon draw:style-name="gr36" draw:text-style-name="P8" draw:layer="layout" svg:width="0.029cm" svg:height="0.374cm" svg:x="28.514cm" svg:y="7.481cm" svg:viewBox="0 0 30 375" draw:points="0,375 30,375 30,0 0,0">
          <text:p/>
        </draw:polygon>
        <draw:polygon draw:style-name="gr37" draw:text-style-name="P9" draw:layer="layout" svg:width="0.029cm" svg:height="0.374cm" svg:x="28.544cm" svg:y="7.481cm" svg:viewBox="0 0 30 375" draw:points="0,375 30,375 30,0 0,0">
          <text:p/>
        </draw:polygon>
        <draw:polygon draw:style-name="gr35" draw:text-style-name="P7" draw:layer="layout" svg:width="0.029cm" svg:height="0.374cm" svg:x="28.573cm" svg:y="7.481cm" svg:viewBox="0 0 30 375" draw:points="0,375 30,375 30,0 0,0">
          <text:p/>
        </draw:polygon>
        <draw:polygon draw:style-name="gr37" draw:text-style-name="P9" draw:layer="layout" svg:width="0.029cm" svg:height="0.374cm" svg:x="28.602cm" svg:y="7.481cm" svg:viewBox="0 0 30 375" draw:points="0,375 30,375 30,0 0,0">
          <text:p/>
        </draw:polygon>
        <draw:polygon draw:style-name="gr37" draw:text-style-name="P9" draw:layer="layout" svg:width="0.03cm" svg:height="0.374cm" svg:x="28.631cm" svg:y="7.481cm" svg:viewBox="0 0 31 375" draw:points="0,375 31,375 31,0 0,0">
          <text:p/>
        </draw:polygon>
        <draw:polygon draw:style-name="gr37" draw:text-style-name="P9" draw:layer="layout" svg:width="0.029cm" svg:height="0.374cm" svg:x="28.661cm" svg:y="7.481cm" svg:viewBox="0 0 30 375" draw:points="0,375 30,375 30,0 0,0">
          <text:p/>
        </draw:polygon>
        <draw:polygon draw:style-name="gr37" draw:text-style-name="P9" draw:layer="layout" svg:width="0.029cm" svg:height="0.374cm" svg:x="28.69cm" svg:y="7.481cm" svg:viewBox="0 0 30 375" draw:points="0,375 30,375 30,0 0,0">
          <text:p/>
        </draw:polygon>
        <draw:polygon draw:style-name="gr36" draw:text-style-name="P8" draw:layer="layout" svg:width="0.029cm" svg:height="0.374cm" svg:x="28.721cm" svg:y="7.481cm" svg:viewBox="0 0 30 375" draw:points="0,375 30,375 30,0 0,0">
          <text:p/>
        </draw:polygon>
        <draw:polygon draw:style-name="gr35" draw:text-style-name="P7" draw:layer="layout" svg:width="0.029cm" svg:height="0.374cm" svg:x="28.75cm" svg:y="7.481cm" svg:viewBox="0 0 30 375" draw:points="0,375 30,375 30,0 0,0">
          <text:p/>
        </draw:polygon>
        <draw:polygon draw:style-name="gr38" draw:text-style-name="P10" draw:layer="layout" svg:width="0.029cm" svg:height="0.374cm" svg:x="28.779cm" svg:y="7.481cm" svg:viewBox="0 0 30 375" draw:points="0,375 30,375 30,0 0,0">
          <text:p/>
        </draw:polygon>
        <draw:polygon draw:style-name="gr37" draw:text-style-name="P9" draw:layer="layout" svg:width="0.029cm" svg:height="0.374cm" svg:x="28.808cm" svg:y="7.481cm" svg:viewBox="0 0 30 375" draw:points="0,375 30,375 30,0 0,0">
          <text:p/>
        </draw:polygon>
        <draw:polygon draw:style-name="gr36" draw:text-style-name="P8" draw:layer="layout" svg:width="0.029cm" svg:height="0.374cm" svg:x="28.838cm" svg:y="7.481cm" svg:viewBox="0 0 30 375" draw:points="0,375 30,375 30,0 0,0">
          <text:p/>
        </draw:polygon>
        <draw:polygon draw:style-name="gr36" draw:text-style-name="P8" draw:layer="layout" svg:width="0.029cm" svg:height="0.374cm" svg:x="28.868cm" svg:y="7.481cm" svg:viewBox="0 0 30 375" draw:points="0,375 30,375 30,0 0,0">
          <text:p/>
        </draw:polygon>
        <draw:polygon draw:style-name="gr38" draw:text-style-name="P10" draw:layer="layout" svg:width="0.029cm" svg:height="0.374cm" svg:x="28.897cm" svg:y="7.481cm" svg:viewBox="0 0 30 375" draw:points="0,375 30,375 30,0 0,0">
          <text:p/>
        </draw:polygon>
        <draw:polygon draw:style-name="gr37" draw:text-style-name="P9" draw:layer="layout" svg:width="0.029cm" svg:height="0.374cm" svg:x="28.926cm" svg:y="7.481cm" svg:viewBox="0 0 30 375" draw:points="0,375 30,375 30,0 0,0">
          <text:p/>
        </draw:polygon>
        <draw:polygon draw:style-name="gr38" draw:text-style-name="P10" draw:layer="layout" svg:width="0.029cm" svg:height="0.374cm" svg:x="28.956cm" svg:y="7.481cm" svg:viewBox="0 0 30 375" draw:points="0,375 30,375 30,0 0,0">
          <text:p/>
        </draw:polygon>
        <draw:polygon draw:style-name="gr38" draw:text-style-name="P10" draw:layer="layout" svg:width="0.029cm" svg:height="0.374cm" svg:x="28.985cm" svg:y="7.481cm" svg:viewBox="0 0 30 375" draw:points="0,375 30,375 30,0 0,0">
          <text:p/>
        </draw:polygon>
        <draw:polygon draw:style-name="gr36" draw:text-style-name="P8" draw:layer="layout" svg:width="0.029cm" svg:height="0.374cm" svg:x="29.014cm" svg:y="7.481cm" svg:viewBox="0 0 30 375" draw:points="0,375 30,375 30,0 0,0">
          <text:p/>
        </draw:polygon>
        <draw:polygon draw:style-name="gr37" draw:text-style-name="P9" draw:layer="layout" svg:width="0.03cm" svg:height="0.374cm" svg:x="29.044cm" svg:y="7.481cm" svg:viewBox="0 0 31 375" draw:points="0,375 31,375 31,0 0,0">
          <text:p/>
        </draw:polygon>
        <draw:polygon draw:style-name="gr35" draw:text-style-name="P7" draw:layer="layout" svg:width="0.029cm" svg:height="0.374cm" svg:x="29.074cm" svg:y="7.481cm" svg:viewBox="0 0 30 375" draw:points="0,375 30,375 30,0 0,0">
          <text:p/>
        </draw:polygon>
        <draw:polygon draw:style-name="gr37" draw:text-style-name="P9" draw:layer="layout" svg:width="0.029cm" svg:height="0.374cm" svg:x="29.103cm" svg:y="7.481cm" svg:viewBox="0 0 30 375" draw:points="0,375 30,375 30,0 0,0">
          <text:p/>
        </draw:polygon>
        <draw:polygon draw:style-name="gr38" draw:text-style-name="P10" draw:layer="layout" svg:width="0.029cm" svg:height="0.374cm" svg:x="29.132cm" svg:y="7.481cm" svg:viewBox="0 0 30 375" draw:points="0,375 30,375 30,0 0,0">
          <text:p/>
        </draw:polygon>
        <draw:polygon draw:style-name="gr37" draw:text-style-name="P9" draw:layer="layout" svg:width="0.029cm" svg:height="0.374cm" svg:x="29.162cm" svg:y="7.481cm" svg:viewBox="0 0 30 375" draw:points="0,375 30,375 30,0 0,0">
          <text:p/>
        </draw:polygon>
        <draw:polygon draw:style-name="gr38" draw:text-style-name="P10" draw:layer="layout" svg:width="0.029cm" svg:height="0.374cm" svg:x="29.192cm" svg:y="7.481cm" svg:viewBox="0 0 30 375" draw:points="0,375 30,375 30,0 0,0">
          <text:p/>
        </draw:polygon>
        <draw:polygon draw:style-name="gr36" draw:text-style-name="P8" draw:layer="layout" svg:width="0.029cm" svg:height="0.374cm" svg:x="29.221cm" svg:y="7.481cm" svg:viewBox="0 0 30 375" draw:points="0,375 30,375 30,0 0,0">
          <text:p/>
        </draw:polygon>
        <draw:polygon draw:style-name="gr38" draw:text-style-name="P10" draw:layer="layout" svg:width="0.029cm" svg:height="0.374cm" svg:x="29.25cm" svg:y="7.481cm" svg:viewBox="0 0 30 375" draw:points="0,375 30,375 30,0 0,0">
          <text:p/>
        </draw:polygon>
        <draw:polygon draw:style-name="gr38" draw:text-style-name="P10" draw:layer="layout" svg:width="0.029cm" svg:height="0.374cm" svg:x="29.28cm" svg:y="7.481cm" svg:viewBox="0 0 30 375" draw:points="0,375 30,375 30,0 0,0">
          <text:p/>
        </draw:polygon>
        <draw:polygon draw:style-name="gr37" draw:text-style-name="P9" draw:layer="layout" svg:width="0.029cm" svg:height="0.374cm" svg:x="29.309cm" svg:y="7.481cm" svg:viewBox="0 0 30 375" draw:points="0,375 30,375 30,0 0,0">
          <text:p/>
        </draw:polygon>
        <draw:polygon draw:style-name="gr35" draw:text-style-name="P7" draw:layer="layout" svg:width="0.029cm" svg:height="0.374cm" svg:x="29.338cm" svg:y="7.481cm" svg:viewBox="0 0 30 375" draw:points="0,375 30,375 30,0 0,0">
          <text:p/>
        </draw:polygon>
        <draw:polygon draw:style-name="gr35" draw:text-style-name="P7" draw:layer="layout" svg:width="0.029cm" svg:height="0.374cm" svg:x="29.368cm" svg:y="7.481cm" svg:viewBox="0 0 30 375" draw:points="0,375 30,375 30,0 0,0">
          <text:p/>
        </draw:polygon>
        <draw:polygon draw:style-name="gr38" draw:text-style-name="P10" draw:layer="layout" svg:width="0.029cm" svg:height="0.374cm" svg:x="29.398cm" svg:y="7.481cm" svg:viewBox="0 0 30 375" draw:points="0,375 30,375 30,0 0,0">
          <text:p/>
        </draw:polygon>
        <draw:polygon draw:style-name="gr38" draw:text-style-name="P10" draw:layer="layout" svg:width="0.029cm" svg:height="0.374cm" svg:x="29.427cm" svg:y="7.481cm" svg:viewBox="0 0 30 375" draw:points="0,375 30,375 30,0 0,0">
          <text:p/>
        </draw:polygon>
        <draw:polygon draw:style-name="gr36" draw:text-style-name="P8" draw:layer="layout" svg:width="0.029cm" svg:height="0.374cm" svg:x="29.456cm" svg:y="7.481cm" svg:viewBox="0 0 30 375" draw:points="0,375 30,375 30,0 0,0">
          <text:p/>
        </draw:polygon>
        <draw:polygon draw:style-name="gr38" draw:text-style-name="P10" draw:layer="layout" svg:width="0.03cm" svg:height="0.374cm" svg:x="29.485cm" svg:y="7.481cm" svg:viewBox="0 0 31 375" draw:points="0,375 31,375 31,0 0,0">
          <text:p/>
        </draw:polygon>
        <draw:polygon draw:style-name="gr38" draw:text-style-name="P10" draw:layer="layout" svg:width="0.029cm" svg:height="0.374cm" svg:x="29.516cm" svg:y="7.481cm" svg:viewBox="0 0 30 375" draw:points="0,375 30,375 30,0 0,0">
          <text:p/>
        </draw:polygon>
        <draw:polygon draw:style-name="gr36" draw:text-style-name="P8" draw:layer="layout" svg:width="0.029cm" svg:height="0.374cm" svg:x="29.545cm" svg:y="7.481cm" svg:viewBox="0 0 30 375" draw:points="0,375 30,375 30,0 0,0">
          <text:p/>
        </draw:polygon>
        <draw:polygon draw:style-name="gr37" draw:text-style-name="P9" draw:layer="layout" svg:width="0.029cm" svg:height="0.374cm" svg:x="29.574cm" svg:y="7.481cm" svg:viewBox="0 0 30 375" draw:points="0,375 30,375 30,0 0,0">
          <text:p/>
        </draw:polygon>
        <draw:polygon draw:style-name="gr36" draw:text-style-name="P8" draw:layer="layout" svg:width="0.029cm" svg:height="0.374cm" svg:x="29.604cm" svg:y="7.481cm" svg:viewBox="0 0 30 375" draw:points="0,375 30,375 30,0 0,0">
          <text:p/>
        </draw:polygon>
        <draw:polygon draw:style-name="gr36" draw:text-style-name="P8" draw:layer="layout" svg:width="0.029cm" svg:height="0.374cm" svg:x="29.633cm" svg:y="7.481cm" svg:viewBox="0 0 30 375" draw:points="0,375 30,375 30,0 0,0">
          <text:p/>
        </draw:polygon>
        <draw:polygon draw:style-name="gr36" draw:text-style-name="P8" draw:layer="layout" svg:width="0.029cm" svg:height="0.374cm" svg:x="29.662cm" svg:y="7.481cm" svg:viewBox="0 0 30 375" draw:points="0,375 30,375 30,0 0,0">
          <text:p/>
        </draw:polygon>
        <draw:polygon draw:style-name="gr36" draw:text-style-name="P8" draw:layer="layout" svg:width="0.029cm" svg:height="0.374cm" svg:x="29.692cm" svg:y="7.481cm" svg:viewBox="0 0 30 375" draw:points="0,375 30,375 30,0 0,0">
          <text:p/>
        </draw:polygon>
        <draw:polygon draw:style-name="gr38" draw:text-style-name="P10" draw:layer="layout" svg:width="0.029cm" svg:height="0.374cm" svg:x="29.722cm" svg:y="7.481cm" svg:viewBox="0 0 30 375" draw:points="0,375 30,375 30,0 0,0">
          <text:p/>
        </draw:polygon>
        <draw:polygon draw:style-name="gr37" draw:text-style-name="P9" draw:layer="layout" svg:width="0.029cm" svg:height="0.374cm" svg:x="29.751cm" svg:y="7.481cm" svg:viewBox="0 0 30 375" draw:points="0,375 30,375 30,0 0,0">
          <text:p/>
        </draw:polygon>
        <draw:polygon draw:style-name="gr36" draw:text-style-name="P8" draw:layer="layout" svg:width="0.029cm" svg:height="0.374cm" svg:x="29.78cm" svg:y="7.481cm" svg:viewBox="0 0 30 375" draw:points="0,375 30,375 30,0 0,0">
          <text:p/>
        </draw:polygon>
        <draw:polygon draw:style-name="gr36" draw:text-style-name="P8" draw:layer="layout" svg:width="0.03cm" svg:height="0.374cm" svg:x="29.809cm" svg:y="7.481cm" svg:viewBox="0 0 31 375" draw:points="0,375 31,375 31,0 0,0">
          <text:p/>
        </draw:polygon>
        <draw:polygon draw:style-name="gr37" draw:text-style-name="P9" draw:layer="layout" svg:width="0.029cm" svg:height="0.374cm" svg:x="29.84cm" svg:y="7.481cm" svg:viewBox="0 0 30 375" draw:points="0,375 30,375 30,0 0,0">
          <text:p/>
        </draw:polygon>
        <draw:polygon draw:style-name="gr37" draw:text-style-name="P9" draw:layer="layout" svg:width="0.029cm" svg:height="0.374cm" svg:x="29.869cm" svg:y="7.481cm" svg:viewBox="0 0 30 375" draw:points="0,375 30,375 30,0 0,0">
          <text:p/>
        </draw:polygon>
        <draw:polygon draw:style-name="gr38" draw:text-style-name="P10" draw:layer="layout" svg:width="0.03cm" svg:height="0.374cm" svg:x="29.898cm" svg:y="7.481cm" svg:viewBox="0 0 31 375" draw:points="0,375 31,375 31,0 0,0">
          <text:p/>
        </draw:polygon>
        <draw:polygon draw:style-name="gr38" draw:text-style-name="P10" draw:layer="layout" svg:width="0.029cm" svg:height="0.374cm" svg:x="29.928cm" svg:y="7.481cm" svg:viewBox="0 0 30 375" draw:points="0,375 30,375 30,0 0,0">
          <text:p/>
        </draw:polygon>
        <draw:polygon draw:style-name="gr38" draw:text-style-name="P10" draw:layer="layout" svg:width="0.029cm" svg:height="0.374cm" svg:x="29.957cm" svg:y="7.481cm" svg:viewBox="0 0 30 375" draw:points="0,375 30,375 30,0 0,0">
          <text:p/>
        </draw:polygon>
        <draw:polygon draw:style-name="gr38" draw:text-style-name="P10" draw:layer="layout" svg:width="0.029cm" svg:height="0.374cm" svg:x="29.986cm" svg:y="7.481cm" svg:viewBox="0 0 30 375" draw:points="0,375 30,375 30,0 0,0">
          <text:p/>
        </draw:polygon>
        <draw:polygon draw:style-name="gr38" draw:text-style-name="P10" draw:layer="layout" svg:width="0.029cm" svg:height="0.374cm" svg:x="30.046cm" svg:y="7.481cm" svg:viewBox="0 0 30 375" draw:points="0,375 30,375 30,0 0,0">
          <text:p/>
        </draw:polygon>
        <draw:polygon draw:style-name="gr37" draw:text-style-name="P9" draw:layer="layout" svg:width="0.029cm" svg:height="0.374cm" svg:x="30.104cm" svg:y="7.481cm" svg:viewBox="0 0 30 375" draw:points="0,375 30,375 30,0 0,0">
          <text:p/>
        </draw:polygon>
        <draw:polygon draw:style-name="gr35" draw:text-style-name="P7" draw:layer="layout" svg:width="0.029cm" svg:height="0.374cm" svg:x="30.281cm" svg:y="7.481cm" svg:viewBox="0 0 30 375" draw:points="0,375 30,375 30,0 0,0">
          <text:p/>
        </draw:polygon>
        <draw:polygon draw:style-name="gr36" draw:text-style-name="P8" draw:layer="layout" svg:width="0.029cm" svg:height="0.374cm" svg:x="30.31cm" svg:y="7.481cm" svg:viewBox="0 0 30 375" draw:points="0,375 30,375 30,0 0,0">
          <text:p/>
        </draw:polygon>
        <draw:polygon draw:style-name="gr36" draw:text-style-name="P8" draw:layer="layout" svg:width="0.03cm" svg:height="0.374cm" svg:x="30.339cm" svg:y="7.481cm" svg:viewBox="0 0 31 375" draw:points="0,375 31,375 31,0 0,0">
          <text:p/>
        </draw:polygon>
        <draw:polygon draw:style-name="gr37" draw:text-style-name="P9" draw:layer="layout" svg:width="0.029cm" svg:height="0.374cm" svg:x="30.37cm" svg:y="7.481cm" svg:viewBox="0 0 30 375" draw:points="0,375 30,375 30,0 0,0">
          <text:p/>
        </draw:polygon>
        <draw:polygon draw:style-name="gr37" draw:text-style-name="P9" draw:layer="layout" svg:width="0.029cm" svg:height="0.374cm" svg:x="30.399cm" svg:y="7.481cm" svg:viewBox="0 0 30 375" draw:points="0,375 30,375 30,0 0,0">
          <text:p/>
        </draw:polygon>
        <draw:polygon draw:style-name="gr37" draw:text-style-name="P9" draw:layer="layout" svg:width="0.029cm" svg:height="0.374cm" svg:x="30.428cm" svg:y="7.481cm" svg:viewBox="0 0 30 375" draw:points="0,375 30,375 30,0 0,0">
          <text:p/>
        </draw:polygon>
        <draw:polygon draw:style-name="gr35" draw:text-style-name="P7" draw:layer="layout" svg:width="0.029cm" svg:height="0.374cm" svg:x="30.458cm" svg:y="7.481cm" svg:viewBox="0 0 30 375" draw:points="0,375 30,375 30,0 0,0">
          <text:p/>
        </draw:polygon>
        <draw:polygon draw:style-name="gr37" draw:text-style-name="P9" draw:layer="layout" svg:width="0.029cm" svg:height="0.374cm" svg:x="30.487cm" svg:y="7.481cm" svg:viewBox="0 0 30 375" draw:points="0,375 30,375 30,0 0,0">
          <text:p/>
        </draw:polygon>
        <draw:polygon draw:style-name="gr37" draw:text-style-name="P9" draw:layer="layout" svg:width="0.029cm" svg:height="0.374cm" svg:x="30.517cm" svg:y="7.481cm" svg:viewBox="0 0 30 375" draw:points="0,375 30,375 30,0 0,0">
          <text:p/>
        </draw:polygon>
        <draw:polygon draw:style-name="gr35" draw:text-style-name="P7" draw:layer="layout" svg:width="0.029cm" svg:height="0.374cm" svg:x="30.546cm" svg:y="7.481cm" svg:viewBox="0 0 30 375" draw:points="0,375 30,375 30,0 0,0">
          <text:p/>
        </draw:polygon>
        <draw:polygon draw:style-name="gr35" draw:text-style-name="P7" draw:layer="layout" svg:width="0.029cm" svg:height="0.374cm" svg:x="30.576cm" svg:y="7.481cm" svg:viewBox="0 0 30 375" draw:points="0,375 30,375 30,0 0,0">
          <text:p/>
        </draw:polygon>
        <draw:polygon draw:style-name="gr37" draw:text-style-name="P9" draw:layer="layout" svg:width="0.029cm" svg:height="0.374cm" svg:x="30.605cm" svg:y="7.481cm" svg:viewBox="0 0 30 375" draw:points="0,375 30,375 30,0 0,0">
          <text:p/>
        </draw:polygon>
        <draw:polygon draw:style-name="gr37" draw:text-style-name="P9" draw:layer="layout" svg:width="0.029cm" svg:height="0.374cm" svg:x="30.634cm" svg:y="7.481cm" svg:viewBox="0 0 30 375" draw:points="0,375 30,375 30,0 0,0">
          <text:p/>
        </draw:polygon>
        <draw:polygon draw:style-name="gr36" draw:text-style-name="P8" draw:layer="layout" svg:width="0.03cm" svg:height="0.374cm" svg:x="30.663cm" svg:y="7.481cm" svg:viewBox="0 0 31 375" draw:points="0,375 31,375 31,0 0,0">
          <text:p/>
        </draw:polygon>
        <draw:polygon draw:style-name="gr37" draw:text-style-name="P9" draw:layer="layout" svg:width="0.029cm" svg:height="0.374cm" svg:x="30.694cm" svg:y="7.481cm" svg:viewBox="0 0 30 375" draw:points="0,375 30,375 30,0 0,0">
          <text:p/>
        </draw:polygon>
        <draw:polygon draw:style-name="gr37" draw:text-style-name="P9" draw:layer="layout" svg:width="0.029cm" svg:height="0.374cm" svg:x="30.723cm" svg:y="7.481cm" svg:viewBox="0 0 30 375" draw:points="0,375 30,375 30,0 0,0">
          <text:p/>
        </draw:polygon>
        <draw:polygon draw:style-name="gr35" draw:text-style-name="P7" draw:layer="layout" svg:width="0.029cm" svg:height="0.374cm" svg:x="30.752cm" svg:y="7.481cm" svg:viewBox="0 0 30 375" draw:points="0,375 30,375 30,0 0,0">
          <text:p/>
        </draw:polygon>
        <draw:polygon draw:style-name="gr36" draw:text-style-name="P8" draw:layer="layout" svg:width="0.029cm" svg:height="0.374cm" svg:x="30.782cm" svg:y="7.481cm" svg:viewBox="0 0 30 375" draw:points="0,375 30,375 30,0 0,0">
          <text:p/>
        </draw:polygon>
        <draw:polygon draw:style-name="gr37" draw:text-style-name="P9" draw:layer="layout" svg:width="0.029cm" svg:height="0.374cm" svg:x="30.811cm" svg:y="7.481cm" svg:viewBox="0 0 30 375" draw:points="0,375 30,375 30,0 0,0">
          <text:p/>
        </draw:polygon>
        <draw:polygon draw:style-name="gr38" draw:text-style-name="P10" draw:layer="layout" svg:width="0.029cm" svg:height="0.374cm" svg:x="30.841cm" svg:y="7.481cm" svg:viewBox="0 0 30 375" draw:points="0,375 30,375 30,0 0,0">
          <text:p/>
        </draw:polygon>
        <draw:polygon draw:style-name="gr37" draw:text-style-name="P9" draw:layer="layout" svg:width="0.029cm" svg:height="0.374cm" svg:x="30.87cm" svg:y="7.481cm" svg:viewBox="0 0 30 375" draw:points="0,375 30,375 30,0 0,0">
          <text:p/>
        </draw:polygon>
        <draw:polygon draw:style-name="gr37" draw:text-style-name="P9" draw:layer="layout" svg:width="0.029cm" svg:height="0.374cm" svg:x="30.9cm" svg:y="7.481cm" svg:viewBox="0 0 30 375" draw:points="0,375 30,375 30,0 0,0">
          <text:p/>
        </draw:polygon>
        <draw:polygon draw:style-name="gr37" draw:text-style-name="P9" draw:layer="layout" svg:width="0.029cm" svg:height="0.374cm" svg:x="30.929cm" svg:y="7.481cm" svg:viewBox="0 0 30 375" draw:points="0,375 30,375 30,0 0,0">
          <text:p/>
        </draw:polygon>
        <draw:polygon draw:style-name="gr37" draw:text-style-name="P9" draw:layer="layout" svg:width="0.029cm" svg:height="0.374cm" svg:x="30.958cm" svg:y="7.481cm" svg:viewBox="0 0 30 375" draw:points="0,375 30,375 30,0 0,0">
          <text:p/>
        </draw:polygon>
        <draw:polygon draw:style-name="gr37" draw:text-style-name="P9" draw:layer="layout" svg:width="0.029cm" svg:height="0.374cm" svg:x="30.987cm" svg:y="7.481cm" svg:viewBox="0 0 30 375" draw:points="0,375 30,375 30,0 0,0">
          <text:p/>
        </draw:polygon>
        <draw:polygon draw:style-name="gr36" draw:text-style-name="P8" draw:layer="layout" svg:width="0.029cm" svg:height="0.374cm" svg:x="31.018cm" svg:y="7.481cm" svg:viewBox="0 0 30 375" draw:points="0,375 30,375 30,0 0,0">
          <text:p/>
        </draw:polygon>
        <draw:polygon draw:style-name="gr36" draw:text-style-name="P8" draw:layer="layout" svg:width="0.029cm" svg:height="0.374cm" svg:x="31.047cm" svg:y="7.481cm" svg:viewBox="0 0 30 375" draw:points="0,375 30,375 30,0 0,0">
          <text:p/>
        </draw:polygon>
        <draw:polygon draw:style-name="gr38" draw:text-style-name="P10" draw:layer="layout" svg:width="0.029cm" svg:height="0.374cm" svg:x="31.076cm" svg:y="7.481cm" svg:viewBox="0 0 30 375" draw:points="0,375 30,375 30,0 0,0">
          <text:p/>
        </draw:polygon>
        <draw:polygon draw:style-name="gr37" draw:text-style-name="P9" draw:layer="layout" svg:width="0.03cm" svg:height="0.374cm" svg:x="31.105cm" svg:y="7.481cm" svg:viewBox="0 0 31 375" draw:points="0,375 31,375 31,0 0,0">
          <text:p/>
        </draw:polygon>
        <draw:polygon draw:style-name="gr36" draw:text-style-name="P8" draw:layer="layout" svg:width="0.029cm" svg:height="0.374cm" svg:x="31.135cm" svg:y="7.481cm" svg:viewBox="0 0 30 375" draw:points="0,375 30,375 30,0 0,0">
          <text:p/>
        </draw:polygon>
        <draw:polygon draw:style-name="gr36" draw:text-style-name="P8" draw:layer="layout" svg:width="0.029cm" svg:height="0.374cm" svg:x="31.165cm" svg:y="7.481cm" svg:viewBox="0 0 30 375" draw:points="0,375 30,375 30,0 0,0">
          <text:p/>
        </draw:polygon>
        <draw:polygon draw:style-name="gr37" draw:text-style-name="P9" draw:layer="layout" svg:width="0.029cm" svg:height="0.374cm" svg:x="31.194cm" svg:y="7.481cm" svg:viewBox="0 0 30 375" draw:points="0,375 30,375 30,0 0,0">
          <text:p/>
        </draw:polygon>
        <draw:polygon draw:style-name="gr36" draw:text-style-name="P8" draw:layer="layout" svg:width="0.029cm" svg:height="0.374cm" svg:x="31.224cm" svg:y="7.481cm" svg:viewBox="0 0 30 375" draw:points="0,375 30,375 30,0 0,0">
          <text:p/>
        </draw:polygon>
        <draw:polygon draw:style-name="gr37" draw:text-style-name="P9" draw:layer="layout" svg:width="0.029cm" svg:height="0.374cm" svg:x="31.253cm" svg:y="7.481cm" svg:viewBox="0 0 30 375" draw:points="0,375 30,375 30,0 0,0">
          <text:p/>
        </draw:polygon>
        <draw:polygon draw:style-name="gr37" draw:text-style-name="P9" draw:layer="layout" svg:width="0.029cm" svg:height="0.374cm" svg:x="31.282cm" svg:y="7.481cm" svg:viewBox="0 0 30 375" draw:points="0,375 30,375 30,0 0,0">
          <text:p/>
        </draw:polygon>
        <draw:polygon draw:style-name="gr35" draw:text-style-name="P7" draw:layer="layout" svg:width="0.029cm" svg:height="0.374cm" svg:x="31.311cm" svg:y="7.481cm" svg:viewBox="0 0 30 375" draw:points="0,375 30,375 30,0 0,0">
          <text:p/>
        </draw:polygon>
        <draw:polygon draw:style-name="gr37" draw:text-style-name="P9" draw:layer="layout" svg:width="0.029cm" svg:height="0.374cm" svg:x="31.342cm" svg:y="7.481cm" svg:viewBox="0 0 30 375" draw:points="0,375 30,375 30,0 0,0">
          <text:p/>
        </draw:polygon>
        <draw:polygon draw:style-name="gr35" draw:text-style-name="P7" draw:layer="layout" svg:width="0.029cm" svg:height="0.374cm" svg:x="31.371cm" svg:y="7.481cm" svg:viewBox="0 0 30 375" draw:points="0,375 30,375 30,0 0,0">
          <text:p/>
        </draw:polygon>
        <draw:polygon draw:style-name="gr36" draw:text-style-name="P8" draw:layer="layout" svg:width="0.029cm" svg:height="0.374cm" svg:x="31.4cm" svg:y="7.481cm" svg:viewBox="0 0 30 375" draw:points="0,375 30,375 30,0 0,0">
          <text:p/>
        </draw:polygon>
        <draw:polygon draw:style-name="gr37" draw:text-style-name="P9" draw:layer="layout" svg:width="0.029cm" svg:height="0.374cm" svg:x="31.429cm" svg:y="7.481cm" svg:viewBox="0 0 30 375" draw:points="0,375 30,375 30,0 0,0">
          <text:p/>
        </draw:polygon>
        <draw:polygon draw:style-name="gr36" draw:text-style-name="P8" draw:layer="layout" svg:width="0.029cm" svg:height="0.374cm" svg:x="31.459cm" svg:y="7.481cm" svg:viewBox="0 0 30 375" draw:points="0,375 30,375 30,0 0,0">
          <text:p/>
        </draw:polygon>
        <draw:polygon draw:style-name="gr37" draw:text-style-name="P9" draw:layer="layout" svg:width="0.029cm" svg:height="0.374cm" svg:x="31.489cm" svg:y="7.481cm" svg:viewBox="0 0 30 375" draw:points="0,375 30,375 30,0 0,0">
          <text:p/>
        </draw:polygon>
        <draw:polygon draw:style-name="gr37" draw:text-style-name="P9" draw:layer="layout" svg:width="0.03cm" svg:height="0.374cm" svg:x="31.518cm" svg:y="7.481cm" svg:viewBox="0 0 31 375" draw:points="0,375 31,375 31,0 0,0">
          <text:p/>
        </draw:polygon>
        <draw:polygon draw:style-name="gr36" draw:text-style-name="P8" draw:layer="layout" svg:width="0.029cm" svg:height="0.374cm" svg:x="31.548cm" svg:y="7.481cm" svg:viewBox="0 0 30 375" draw:points="0,375 30,375 30,0 0,0">
          <text:p/>
        </draw:polygon>
        <draw:polygon draw:style-name="gr38" draw:text-style-name="P10" draw:layer="layout" svg:width="0.029cm" svg:height="0.374cm" svg:x="31.577cm" svg:y="7.481cm" svg:viewBox="0 0 30 375" draw:points="0,375 30,375 30,0 0,0">
          <text:p/>
        </draw:polygon>
        <draw:polygon draw:style-name="gr36" draw:text-style-name="P8" draw:layer="layout" svg:width="0.029cm" svg:height="0.374cm" svg:x="31.606cm" svg:y="7.481cm" svg:viewBox="0 0 30 375" draw:points="0,375 30,375 30,0 0,0">
          <text:p/>
        </draw:polygon>
        <draw:polygon draw:style-name="gr36" draw:text-style-name="P8" draw:layer="layout" svg:width="0.029cm" svg:height="0.374cm" svg:x="31.635cm" svg:y="7.481cm" svg:viewBox="0 0 30 375" draw:points="0,375 30,375 30,0 0,0">
          <text:p/>
        </draw:polygon>
        <draw:polygon draw:style-name="gr36" draw:text-style-name="P8" draw:layer="layout" svg:width="0.029cm" svg:height="0.374cm" svg:x="31.666cm" svg:y="7.481cm" svg:viewBox="0 0 30 375" draw:points="0,375 30,375 30,0 0,0">
          <text:p/>
        </draw:polygon>
        <draw:polygon draw:style-name="gr36" draw:text-style-name="P8" draw:layer="layout" svg:width="0.029cm" svg:height="0.374cm" svg:x="31.695cm" svg:y="7.481cm" svg:viewBox="0 0 30 375" draw:points="0,375 30,375 30,0 0,0">
          <text:p/>
        </draw:polygon>
        <draw:polygon draw:style-name="gr38" draw:text-style-name="P10" draw:layer="layout" svg:width="0.029cm" svg:height="0.374cm" svg:x="31.724cm" svg:y="7.481cm" svg:viewBox="0 0 30 375" draw:points="0,375 30,375 30,0 0,0">
          <text:p/>
        </draw:polygon>
        <draw:polygon draw:style-name="gr36" draw:text-style-name="P8" draw:layer="layout" svg:width="0.029cm" svg:height="0.374cm" svg:x="31.753cm" svg:y="7.481cm" svg:viewBox="0 0 30 375" draw:points="0,375 30,375 30,0 0,0">
          <text:p/>
        </draw:polygon>
        <draw:polygon draw:style-name="gr35" draw:text-style-name="P7" draw:layer="layout" svg:width="0.029cm" svg:height="0.374cm" svg:x="31.783cm" svg:y="7.481cm" svg:viewBox="0 0 30 375" draw:points="0,375 30,375 30,0 0,0">
          <text:p/>
        </draw:polygon>
        <draw:polygon draw:style-name="gr35" draw:text-style-name="P7" draw:layer="layout" svg:width="0.029cm" svg:height="0.374cm" svg:x="31.813cm" svg:y="7.481cm" svg:viewBox="0 0 30 375" draw:points="0,375 30,375 30,0 0,0">
          <text:p/>
        </draw:polygon>
        <draw:polygon draw:style-name="gr35" draw:text-style-name="P7" draw:layer="layout" svg:width="0.029cm" svg:height="0.374cm" svg:x="31.842cm" svg:y="7.481cm" svg:viewBox="0 0 30 375" draw:points="0,375 30,375 30,0 0,0">
          <text:p/>
        </draw:polygon>
        <draw:polygon draw:style-name="gr38" draw:text-style-name="P10" draw:layer="layout" svg:width="0.03cm" svg:height="0.374cm" svg:x="31.871cm" svg:y="7.481cm" svg:viewBox="0 0 31 375" draw:points="0,375 31,375 31,0 0,0">
          <text:p/>
        </draw:polygon>
        <draw:polygon draw:style-name="gr37" draw:text-style-name="P9" draw:layer="layout" svg:width="0.029cm" svg:height="0.374cm" svg:x="31.901cm" svg:y="7.481cm" svg:viewBox="0 0 30 375" draw:points="0,375 30,375 30,0 0,0">
          <text:p/>
        </draw:polygon>
        <draw:polygon draw:style-name="gr36" draw:text-style-name="P8" draw:layer="layout" svg:width="0.029cm" svg:height="0.374cm" svg:x="31.93cm" svg:y="7.481cm" svg:viewBox="0 0 30 375" draw:points="0,375 30,375 30,0 0,0">
          <text:p/>
        </draw:polygon>
        <draw:polygon draw:style-name="gr35" draw:text-style-name="P7" draw:layer="layout" svg:width="0.03cm" svg:height="0.374cm" svg:x="31.959cm" svg:y="7.481cm" svg:viewBox="0 0 31 375" draw:points="0,375 31,375 31,0 0,0">
          <text:p/>
        </draw:polygon>
        <draw:polygon draw:style-name="gr38" draw:text-style-name="P10" draw:layer="layout" svg:width="0.029cm" svg:height="0.374cm" svg:x="31.99cm" svg:y="7.481cm" svg:viewBox="0 0 30 375" draw:points="0,375 30,375 30,0 0,0">
          <text:p/>
        </draw:polygon>
        <draw:polygon draw:style-name="gr36" draw:text-style-name="P8" draw:layer="layout" svg:width="0.029cm" svg:height="0.374cm" svg:x="32.019cm" svg:y="7.481cm" svg:viewBox="0 0 30 375" draw:points="0,375 30,375 30,0 0,0">
          <text:p/>
        </draw:polygon>
        <draw:polygon draw:style-name="gr37" draw:text-style-name="P9" draw:layer="layout" svg:width="0.029cm" svg:height="0.374cm" svg:x="32.048cm" svg:y="7.481cm" svg:viewBox="0 0 30 375" draw:points="0,375 30,375 30,0 0,0">
          <text:p/>
        </draw:polygon>
        <draw:polygon draw:style-name="gr37" draw:text-style-name="P9" draw:layer="layout" svg:width="0.029cm" svg:height="0.374cm" svg:x="32.078cm" svg:y="7.481cm" svg:viewBox="0 0 30 375" draw:points="0,375 30,375 30,0 0,0">
          <text:p/>
        </draw:polygon>
        <draw:polygon draw:style-name="gr38" draw:text-style-name="P10" draw:layer="layout" svg:width="0.029cm" svg:height="0.374cm" svg:x="32.107cm" svg:y="7.481cm" svg:viewBox="0 0 30 375" draw:points="0,375 30,375 30,0 0,0">
          <text:p/>
        </draw:polygon>
        <draw:polygon draw:style-name="gr37" draw:text-style-name="P9" draw:layer="layout" svg:width="0.029cm" svg:height="0.374cm" svg:x="32.137cm" svg:y="7.481cm" svg:viewBox="0 0 30 375" draw:points="0,375 30,375 30,0 0,0">
          <text:p/>
        </draw:polygon>
        <draw:polygon draw:style-name="gr37" draw:text-style-name="P9" draw:layer="layout" svg:width="0.029cm" svg:height="0.374cm" svg:x="32.166cm" svg:y="7.481cm" svg:viewBox="0 0 30 375" draw:points="0,375 30,375 30,0 0,0">
          <text:p/>
        </draw:polygon>
        <draw:polygon draw:style-name="gr37" draw:text-style-name="P9" draw:layer="layout" svg:width="0.029cm" svg:height="0.374cm" svg:x="32.195cm" svg:y="7.481cm" svg:viewBox="0 0 30 375" draw:points="0,375 30,375 30,0 0,0">
          <text:p/>
        </draw:polygon>
        <draw:polygon draw:style-name="gr37" draw:text-style-name="P9" draw:layer="layout" svg:width="0.029cm" svg:height="0.374cm" svg:x="32.225cm" svg:y="7.481cm" svg:viewBox="0 0 30 375" draw:points="0,375 30,375 30,0 0,0">
          <text:p/>
        </draw:polygon>
        <draw:polygon draw:style-name="gr36" draw:text-style-name="P8" draw:layer="layout" svg:width="0.029cm" svg:height="0.374cm" svg:x="32.254cm" svg:y="7.481cm" svg:viewBox="0 0 30 375" draw:points="0,375 30,375 30,0 0,0">
          <text:p/>
        </draw:polygon>
        <draw:polygon draw:style-name="gr38" draw:text-style-name="P10" draw:layer="layout" svg:width="0.029cm" svg:height="0.374cm" svg:x="32.283cm" svg:y="7.481cm" svg:viewBox="0 0 30 375" draw:points="0,375 30,375 30,0 0,0">
          <text:p/>
        </draw:polygon>
        <draw:polygon draw:style-name="gr38" draw:text-style-name="P10" draw:layer="layout" svg:width="0.03cm" svg:height="0.374cm" svg:x="32.313cm" svg:y="7.481cm" svg:viewBox="0 0 31 375" draw:points="0,375 31,375 31,0 0,0">
          <text:p/>
        </draw:polygon>
        <draw:polygon draw:style-name="gr36" draw:text-style-name="P8" draw:layer="layout" svg:width="0.029cm" svg:height="0.374cm" svg:x="32.343cm" svg:y="7.481cm" svg:viewBox="0 0 30 375" draw:points="0,375 30,375 30,0 0,0">
          <text:p/>
        </draw:polygon>
        <draw:polygon draw:style-name="gr36" draw:text-style-name="P8" draw:layer="layout" svg:width="0.029cm" svg:height="0.374cm" svg:x="32.372cm" svg:y="7.481cm" svg:viewBox="0 0 30 375" draw:points="0,375 30,375 30,0 0,0">
          <text:p/>
        </draw:polygon>
        <draw:polygon draw:style-name="gr37" draw:text-style-name="P9" draw:layer="layout" svg:width="0.029cm" svg:height="0.374cm" svg:x="32.402cm" svg:y="7.481cm" svg:viewBox="0 0 30 375" draw:points="0,375 30,375 30,0 0,0">
          <text:p/>
        </draw:polygon>
        <draw:polygon draw:style-name="gr35" draw:text-style-name="P7" draw:layer="layout" svg:width="0.029cm" svg:height="0.374cm" svg:x="32.431cm" svg:y="7.481cm" svg:viewBox="0 0 30 375" draw:points="0,375 30,375 30,0 0,0">
          <text:p/>
        </draw:polygon>
        <draw:polygon draw:style-name="gr37" draw:text-style-name="P9" draw:layer="layout" svg:width="0.029cm" svg:height="0.374cm" svg:x="32.46cm" svg:y="7.481cm" svg:viewBox="0 0 30 375" draw:points="0,375 30,375 30,0 0,0">
          <text:p/>
        </draw:polygon>
        <draw:polygon draw:style-name="gr36" draw:text-style-name="P8" draw:layer="layout" svg:width="0.029cm" svg:height="0.374cm" svg:x="32.49cm" svg:y="7.481cm" svg:viewBox="0 0 30 375" draw:points="0,375 30,375 30,0 0,0">
          <text:p/>
        </draw:polygon>
        <draw:polygon draw:style-name="gr37" draw:text-style-name="P9" draw:layer="layout" svg:width="0.029cm" svg:height="0.374cm" svg:x="32.52cm" svg:y="7.481cm" svg:viewBox="0 0 30 375" draw:points="0,375 30,375 30,0 0,0">
          <text:p/>
        </draw:polygon>
        <draw:polygon draw:style-name="gr38" draw:text-style-name="P10" draw:layer="layout" svg:width="0.029cm" svg:height="0.374cm" svg:x="32.549cm" svg:y="7.481cm" svg:viewBox="0 0 30 375" draw:points="0,375 30,375 30,0 0,0">
          <text:p/>
        </draw:polygon>
        <draw:polygon draw:style-name="gr38" draw:text-style-name="P10" draw:layer="layout" svg:width="0.029cm" svg:height="0.374cm" svg:x="32.578cm" svg:y="7.481cm" svg:viewBox="0 0 30 375" draw:points="0,375 30,375 30,0 0,0">
          <text:p/>
        </draw:polygon>
        <draw:polygon draw:style-name="gr36" draw:text-style-name="P8" draw:layer="layout" svg:width="0.029cm" svg:height="0.374cm" svg:x="32.607cm" svg:y="7.481cm" svg:viewBox="0 0 30 375" draw:points="0,375 30,375 30,0 0,0">
          <text:p/>
        </draw:polygon>
        <draw:polygon draw:style-name="gr36" draw:text-style-name="P8" draw:layer="layout" svg:width="0.029cm" svg:height="0.374cm" svg:x="32.638cm" svg:y="7.481cm" svg:viewBox="0 0 30 375" draw:points="0,375 30,375 30,0 0,0">
          <text:p/>
        </draw:polygon>
        <draw:polygon draw:style-name="gr35" draw:text-style-name="P7" draw:layer="layout" svg:width="0.029cm" svg:height="0.374cm" svg:x="32.667cm" svg:y="7.481cm" svg:viewBox="0 0 30 375" draw:points="0,375 30,375 30,0 0,0">
          <text:p/>
        </draw:polygon>
        <draw:polygon draw:style-name="gr36" draw:text-style-name="P8" draw:layer="layout" svg:width="0.029cm" svg:height="0.374cm" svg:x="32.696cm" svg:y="7.481cm" svg:viewBox="0 0 30 375" draw:points="0,375 30,375 30,0 0,0">
          <text:p/>
        </draw:polygon>
        <draw:polygon draw:style-name="gr37" draw:text-style-name="P9" draw:layer="layout" svg:width="0.03cm" svg:height="0.374cm" svg:x="32.725cm" svg:y="7.481cm" svg:viewBox="0 0 31 375" draw:points="0,375 31,375 31,0 0,0">
          <text:p/>
        </draw:polygon>
        <draw:polygon draw:style-name="gr37" draw:text-style-name="P9" draw:layer="layout" svg:width="0.029cm" svg:height="0.374cm" svg:x="32.755cm" svg:y="7.481cm" svg:viewBox="0 0 30 375" draw:points="0,375 30,375 30,0 0,0">
          <text:p/>
        </draw:polygon>
        <draw:polygon draw:style-name="gr37" draw:text-style-name="P9" draw:layer="layout" svg:width="0.029cm" svg:height="0.374cm" svg:x="32.784cm" svg:y="7.481cm" svg:viewBox="0 0 30 375" draw:points="0,375 30,375 30,0 0,0">
          <text:p/>
        </draw:polygon>
        <draw:polygon draw:style-name="gr36" draw:text-style-name="P8" draw:layer="layout" svg:width="0.029cm" svg:height="0.374cm" svg:x="32.814cm" svg:y="7.481cm" svg:viewBox="0 0 30 375" draw:points="0,375 30,375 30,0 0,0">
          <text:p/>
        </draw:polygon>
        <draw:polygon draw:style-name="gr37" draw:text-style-name="P9" draw:layer="layout" svg:width="0.029cm" svg:height="0.374cm" svg:x="32.844cm" svg:y="7.481cm" svg:viewBox="0 0 30 375" draw:points="0,375 30,375 30,0 0,0">
          <text:p/>
        </draw:polygon>
        <draw:polygon draw:style-name="gr38" draw:text-style-name="P10" draw:layer="layout" svg:width="0.029cm" svg:height="0.374cm" svg:x="32.873cm" svg:y="7.481cm" svg:viewBox="0 0 30 375" draw:points="0,375 30,375 30,0 0,0">
          <text:p/>
        </draw:polygon>
        <draw:polygon draw:style-name="gr38" draw:text-style-name="P10" draw:layer="layout" svg:width="0.029cm" svg:height="0.374cm" svg:x="32.902cm" svg:y="7.481cm" svg:viewBox="0 0 30 375" draw:points="0,375 30,375 30,0 0,0">
          <text:p/>
        </draw:polygon>
        <draw:polygon draw:style-name="gr37" draw:text-style-name="P9" draw:layer="layout" svg:width="0.029cm" svg:height="0.374cm" svg:x="32.931cm" svg:y="7.481cm" svg:viewBox="0 0 30 375" draw:points="0,375 30,375 30,0 0,0">
          <text:p/>
        </draw:polygon>
        <draw:polygon draw:style-name="gr38" draw:text-style-name="P10" draw:layer="layout" svg:width="0.029cm" svg:height="0.374cm" svg:x="32.962cm" svg:y="7.481cm" svg:viewBox="0 0 30 375" draw:points="0,375 30,375 30,0 0,0">
          <text:p/>
        </draw:polygon>
        <draw:polygon draw:style-name="gr35" draw:text-style-name="P7" draw:layer="layout" svg:width="0.029cm" svg:height="0.374cm" svg:x="32.991cm" svg:y="7.481cm" svg:viewBox="0 0 30 375" draw:points="0,375 30,375 30,0 0,0">
          <text:p/>
        </draw:polygon>
        <draw:polygon draw:style-name="gr38" draw:text-style-name="P10" draw:layer="layout" svg:width="0.029cm" svg:height="0.374cm" svg:x="33.02cm" svg:y="7.481cm" svg:viewBox="0 0 30 375" draw:points="0,375 30,375 30,0 0,0">
          <text:p/>
        </draw:polygon>
        <draw:polygon draw:style-name="gr38" draw:text-style-name="P10" draw:layer="layout" svg:width="0.029cm" svg:height="0.374cm" svg:x="33.049cm" svg:y="7.481cm" svg:viewBox="0 0 30 375" draw:points="0,375 30,375 30,0 0,0">
          <text:p/>
        </draw:polygon>
        <draw:polygon draw:style-name="gr37" draw:text-style-name="P9" draw:layer="layout" svg:width="0.029cm" svg:height="0.374cm" svg:x="33.079cm" svg:y="7.481cm" svg:viewBox="0 0 30 375" draw:points="0,375 30,375 30,0 0,0">
          <text:p/>
        </draw:polygon>
        <draw:polygon draw:style-name="gr38" draw:text-style-name="P10" draw:layer="layout" svg:width="0.029cm" svg:height="0.374cm" svg:x="33.108cm" svg:y="7.481cm" svg:viewBox="0 0 30 375" draw:points="0,375 30,375 30,0 0,0">
          <text:p/>
        </draw:polygon>
        <draw:polygon draw:style-name="gr36" draw:text-style-name="P8" draw:layer="layout" svg:width="0.029cm" svg:height="0.374cm" svg:x="33.138cm" svg:y="7.481cm" svg:viewBox="0 0 30 375" draw:points="0,375 30,375 30,0 0,0">
          <text:p/>
        </draw:polygon>
        <draw:polygon draw:style-name="gr36" draw:text-style-name="P8" draw:layer="layout" svg:width="0.03cm" svg:height="0.374cm" svg:x="33.167cm" svg:y="7.481cm" svg:viewBox="0 0 31 375" draw:points="0,375 31,375 31,0 0,0">
          <text:p/>
        </draw:polygon>
        <draw:polygon draw:style-name="gr38" draw:text-style-name="P10" draw:layer="layout" svg:width="0.029cm" svg:height="0.374cm" svg:x="33.197cm" svg:y="7.481cm" svg:viewBox="0 0 30 375" draw:points="0,375 30,375 30,0 0,0">
          <text:p/>
        </draw:polygon>
        <draw:polygon draw:style-name="gr36" draw:text-style-name="P8" draw:layer="layout" svg:width="0.029cm" svg:height="0.374cm" svg:x="33.226cm" svg:y="7.481cm" svg:viewBox="0 0 30 375" draw:points="0,375 30,375 30,0 0,0">
          <text:p/>
        </draw:polygon>
        <draw:polygon draw:style-name="gr37" draw:text-style-name="P9" draw:layer="layout" svg:width="0.029cm" svg:height="0.374cm" svg:x="33.255cm" svg:y="7.481cm" svg:viewBox="0 0 30 375" draw:points="0,375 30,375 30,0 0,0">
          <text:p/>
        </draw:polygon>
        <draw:polygon draw:style-name="gr38" draw:text-style-name="P10" draw:layer="layout" svg:width="0.029cm" svg:height="0.374cm" svg:x="33.286cm" svg:y="7.481cm" svg:viewBox="0 0 30 375" draw:points="0,375 30,375 30,0 0,0">
          <text:p/>
        </draw:polygon>
        <draw:polygon draw:style-name="gr36" draw:text-style-name="P8" draw:layer="layout" svg:width="0.029cm" svg:height="0.374cm" svg:x="33.315cm" svg:y="7.481cm" svg:viewBox="0 0 30 375" draw:points="0,375 30,375 30,0 0,0">
          <text:p/>
        </draw:polygon>
        <draw:polygon draw:style-name="gr36" draw:text-style-name="P8" draw:layer="layout" svg:width="0.029cm" svg:height="0.374cm" svg:x="33.344cm" svg:y="7.481cm" svg:viewBox="0 0 30 375" draw:points="0,375 30,375 30,0 0,0">
          <text:p/>
        </draw:polygon>
        <draw:polygon draw:style-name="gr37" draw:text-style-name="P9" draw:layer="layout" svg:width="0.029cm" svg:height="0.374cm" svg:x="33.373cm" svg:y="7.481cm" svg:viewBox="0 0 30 375" draw:points="0,375 30,375 30,0 0,0">
          <text:p/>
        </draw:polygon>
        <draw:polygon draw:style-name="gr35" draw:text-style-name="P7" draw:layer="layout" svg:width="0.029cm" svg:height="0.374cm" svg:x="33.403cm" svg:y="7.481cm" svg:viewBox="0 0 30 375" draw:points="0,375 30,375 30,0 0,0">
          <text:p/>
        </draw:polygon>
        <draw:polygon draw:style-name="gr36" draw:text-style-name="P8" draw:layer="layout" svg:width="0.029cm" svg:height="0.374cm" svg:x="33.432cm" svg:y="7.481cm" svg:viewBox="0 0 30 375" draw:points="0,375 30,375 30,0 0,0">
          <text:p/>
        </draw:polygon>
        <draw:polygon draw:style-name="gr35" draw:text-style-name="P7" draw:layer="layout" svg:width="0.029cm" svg:height="0.374cm" svg:x="33.462cm" svg:y="7.481cm" svg:viewBox="0 0 30 375" draw:points="0,375 30,375 30,0 0,0">
          <text:p/>
        </draw:polygon>
        <draw:polygon draw:style-name="gr36" draw:text-style-name="P8" draw:layer="layout" svg:width="0.03cm" svg:height="0.374cm" svg:x="33.491cm" svg:y="7.481cm" svg:viewBox="0 0 31 375" draw:points="0,375 31,375 31,0 0,0">
          <text:p/>
        </draw:polygon>
        <draw:polygon draw:style-name="gr38" draw:text-style-name="P10" draw:layer="layout" svg:width="0.029cm" svg:height="0.374cm" svg:x="33.521cm" svg:y="7.481cm" svg:viewBox="0 0 30 375" draw:points="0,375 30,375 30,0 0,0">
          <text:p/>
        </draw:polygon>
        <draw:polygon draw:style-name="gr37" draw:text-style-name="P9" draw:layer="layout" svg:width="0.029cm" svg:height="0.374cm" svg:x="33.55cm" svg:y="7.481cm" svg:viewBox="0 0 30 375" draw:points="0,375 30,375 30,0 0,0">
          <text:p/>
        </draw:polygon>
        <draw:polygon draw:style-name="gr37" draw:text-style-name="P9" draw:layer="layout" svg:width="0.03cm" svg:height="0.374cm" svg:x="33.579cm" svg:y="7.481cm" svg:viewBox="0 0 31 375" draw:points="0,375 31,375 31,0 0,0">
          <text:p/>
        </draw:polygon>
        <draw:polygon draw:style-name="gr37" draw:text-style-name="P9" draw:layer="layout" svg:width="0.029cm" svg:height="0.374cm" svg:x="33.61cm" svg:y="7.481cm" svg:viewBox="0 0 30 375" draw:points="0,375 30,375 30,0 0,0">
          <text:p/>
        </draw:polygon>
        <draw:polygon draw:style-name="gr36" draw:text-style-name="P8" draw:layer="layout" svg:width="0.029cm" svg:height="0.374cm" svg:x="33.639cm" svg:y="7.481cm" svg:viewBox="0 0 30 375" draw:points="0,375 30,375 30,0 0,0">
          <text:p/>
        </draw:polygon>
        <draw:polygon draw:style-name="gr36" draw:text-style-name="P8" draw:layer="layout" svg:width="0.029cm" svg:height="0.374cm" svg:x="33.668cm" svg:y="7.481cm" svg:viewBox="0 0 30 375" draw:points="0,375 30,375 30,0 0,0">
          <text:p/>
        </draw:polygon>
        <draw:polygon draw:style-name="gr38" draw:text-style-name="P10" draw:layer="layout" svg:width="0.029cm" svg:height="0.374cm" svg:x="33.698cm" svg:y="7.481cm" svg:viewBox="0 0 30 375" draw:points="0,375 30,375 30,0 0,0">
          <text:p/>
        </draw:polygon>
        <draw:polygon draw:style-name="gr36" draw:text-style-name="P8" draw:layer="layout" svg:width="0.029cm" svg:height="0.374cm" svg:x="33.727cm" svg:y="7.481cm" svg:viewBox="0 0 30 375" draw:points="0,375 30,375 30,0 0,0">
          <text:p/>
        </draw:polygon>
        <draw:polygon draw:style-name="gr37" draw:text-style-name="P9" draw:layer="layout" svg:width="0.029cm" svg:height="0.374cm" svg:x="33.756cm" svg:y="7.481cm" svg:viewBox="0 0 30 375" draw:points="0,375 30,375 30,0 0,0">
          <text:p/>
        </draw:polygon>
        <draw:polygon draw:style-name="gr38" draw:text-style-name="P10" draw:layer="layout" svg:width="0.029cm" svg:height="0.374cm" svg:x="33.786cm" svg:y="7.481cm" svg:viewBox="0 0 30 375" draw:points="0,375 30,375 30,0 0,0">
          <text:p/>
        </draw:polygon>
        <draw:polygon draw:style-name="gr36" draw:text-style-name="P8" draw:layer="layout" svg:width="0.029cm" svg:height="0.374cm" svg:x="33.815cm" svg:y="7.481cm" svg:viewBox="0 0 30 375" draw:points="0,375 30,375 30,0 0,0">
          <text:p/>
        </draw:polygon>
        <draw:polygon draw:style-name="gr35" draw:text-style-name="P7" draw:layer="layout" svg:width="0.029cm" svg:height="0.374cm" svg:x="33.845cm" svg:y="7.481cm" svg:viewBox="0 0 30 375" draw:points="0,375 30,375 30,0 0,0">
          <text:p/>
        </draw:polygon>
        <draw:polygon draw:style-name="gr36" draw:text-style-name="P8" draw:layer="layout" svg:width="0.029cm" svg:height="0.374cm" svg:x="33.874cm" svg:y="7.481cm" svg:viewBox="0 0 30 375" draw:points="0,375 30,375 30,0 0,0">
          <text:p/>
        </draw:polygon>
        <draw:polygon draw:style-name="gr36" draw:text-style-name="P8" draw:layer="layout" svg:width="0.029cm" svg:height="0.374cm" svg:x="33.903cm" svg:y="7.481cm" svg:viewBox="0 0 30 375" draw:points="0,375 30,375 30,0 0,0">
          <text:p/>
        </draw:polygon>
        <draw:polygon draw:style-name="gr36" draw:text-style-name="P8" draw:layer="layout" svg:width="0.03cm" svg:height="0.374cm" svg:x="33.932cm" svg:y="7.481cm" svg:viewBox="0 0 31 375" draw:points="0,375 31,375 31,0 0,0">
          <text:p/>
        </draw:polygon>
        <draw:polygon draw:style-name="gr37" draw:text-style-name="P9" draw:layer="layout" svg:width="0.029cm" svg:height="0.374cm" svg:x="33.963cm" svg:y="7.481cm" svg:viewBox="0 0 30 375" draw:points="0,375 30,375 30,0 0,0">
          <text:p/>
        </draw:polygon>
        <draw:polygon draw:style-name="gr36" draw:text-style-name="P8" draw:layer="layout" svg:width="0.029cm" svg:height="0.374cm" svg:x="33.992cm" svg:y="7.481cm" svg:viewBox="0 0 30 375" draw:points="0,375 30,375 30,0 0,0">
          <text:p/>
        </draw:polygon>
        <draw:polygon draw:style-name="gr36" draw:text-style-name="P8" draw:layer="layout" svg:width="0.032cm" svg:height="0.374cm" svg:x="34.021cm" svg:y="7.481cm" svg:viewBox="0 0 33 375" draw:points="0,375 33,375 33,0 0,0">
          <text:p/>
        </draw:polygon>
        <draw:polygon draw:style-name="gr38" draw:text-style-name="P10" draw:layer="layout" svg:width="0.029cm" svg:height="0.374cm" svg:x="34.051cm" svg:y="7.481cm" svg:viewBox="0 0 30 375" draw:points="0,375 30,375 30,0 0,0">
          <text:p/>
        </draw:polygon>
        <draw:polygon draw:style-name="gr36" draw:text-style-name="P8" draw:layer="layout" svg:width="0.029cm" svg:height="0.374cm" svg:x="34.08cm" svg:y="7.481cm" svg:viewBox="0 0 30 375" draw:points="0,375 30,375 30,0 0,0">
          <text:p/>
        </draw:polygon>
        <draw:polygon draw:style-name="gr37" draw:text-style-name="P9" draw:layer="layout" svg:width="0.029cm" svg:height="0.374cm" svg:x="34.11cm" svg:y="7.481cm" svg:viewBox="0 0 30 375" draw:points="0,375 30,375 30,0 0,0">
          <text:p/>
        </draw:polygon>
        <draw:polygon draw:style-name="gr35" draw:text-style-name="P7" draw:layer="layout" svg:width="0.029cm" svg:height="0.374cm" svg:x="34.14cm" svg:y="7.481cm" svg:viewBox="0 0 30 375" draw:points="0,375 30,375 30,0 0,0">
          <text:p/>
        </draw:polygon>
        <draw:polygon draw:style-name="gr36" draw:text-style-name="P8" draw:layer="layout" svg:width="0.029cm" svg:height="0.374cm" svg:x="34.169cm" svg:y="7.481cm" svg:viewBox="0 0 30 375" draw:points="0,375 30,375 30,0 0,0">
          <text:p/>
        </draw:polygon>
        <draw:polygon draw:style-name="gr36" draw:text-style-name="P8" draw:layer="layout" svg:width="0.029cm" svg:height="0.374cm" svg:x="34.198cm" svg:y="7.481cm" svg:viewBox="0 0 30 375" draw:points="0,375 30,375 30,0 0,0">
          <text:p/>
        </draw:polygon>
        <draw:polygon draw:style-name="gr38" draw:text-style-name="P10" draw:layer="layout" svg:width="0.029cm" svg:height="0.374cm" svg:x="34.256cm" svg:y="7.481cm" svg:viewBox="0 0 30 375" draw:points="0,375 30,375 30,0 0,0">
          <text:p/>
        </draw:polygon>
        <draw:polygon draw:style-name="gr37" draw:text-style-name="P9" draw:layer="layout" svg:width="0.029cm" svg:height="0.374cm" svg:x="34.287cm" svg:y="7.481cm" svg:viewBox="0 0 30 375" draw:points="0,375 30,375 30,0 0,0">
          <text:p/>
        </draw:polygon>
        <draw:polygon draw:style-name="gr36" draw:text-style-name="P8" draw:layer="layout" svg:width="0.029cm" svg:height="0.374cm" svg:x="34.316cm" svg:y="7.481cm" svg:viewBox="0 0 30 375" draw:points="0,375 30,375 30,0 0,0">
          <text:p/>
        </draw:polygon>
        <draw:polygon draw:style-name="gr36" draw:text-style-name="P8" draw:layer="layout" svg:width="0.03cm" svg:height="0.374cm" svg:x="34.345cm" svg:y="7.481cm" svg:viewBox="0 0 31 375" draw:points="0,375 31,375 31,0 0,0">
          <text:p/>
        </draw:polygon>
        <draw:polygon draw:style-name="gr37" draw:text-style-name="P9" draw:layer="layout" svg:width="0.029cm" svg:height="0.374cm" svg:x="34.375cm" svg:y="7.481cm" svg:viewBox="0 0 30 375" draw:points="0,375 30,375 30,0 0,0">
          <text:p/>
        </draw:polygon>
        <draw:polygon draw:style-name="gr38" draw:text-style-name="P10" draw:layer="layout" svg:width="0.029cm" svg:height="0.374cm" svg:x="34.404cm" svg:y="7.481cm" svg:viewBox="0 0 30 375" draw:points="0,375 30,375 30,0 0,0">
          <text:p/>
        </draw:polygon>
        <draw:polygon draw:style-name="gr37" draw:text-style-name="P9" draw:layer="layout" svg:width="0.029cm" svg:height="0.374cm" svg:x="34.433cm" svg:y="7.481cm" svg:viewBox="0 0 30 375" draw:points="0,375 30,375 30,0 0,0">
          <text:p/>
        </draw:polygon>
        <draw:polygon draw:style-name="gr35" draw:text-style-name="P7" draw:layer="layout" svg:width="0.029cm" svg:height="0.374cm" svg:x="34.464cm" svg:y="7.481cm" svg:viewBox="0 0 30 375" draw:points="0,375 30,375 30,0 0,0">
          <text:p/>
        </draw:polygon>
        <draw:polygon draw:style-name="gr37" draw:text-style-name="P9" draw:layer="layout" svg:width="0.029cm" svg:height="0.374cm" svg:x="34.493cm" svg:y="7.481cm" svg:viewBox="0 0 30 375" draw:points="0,375 30,375 30,0 0,0">
          <text:p/>
        </draw:polygon>
        <draw:polygon draw:style-name="gr35" draw:text-style-name="P7" draw:layer="layout" svg:width="0.029cm" svg:height="0.374cm" svg:x="34.522cm" svg:y="7.481cm" svg:viewBox="0 0 30 375" draw:points="0,375 30,375 30,0 0,0">
          <text:p/>
        </draw:polygon>
        <draw:polygon draw:style-name="gr37" draw:text-style-name="P9" draw:layer="layout" svg:width="0.029cm" svg:height="0.374cm" svg:x="34.551cm" svg:y="7.481cm" svg:viewBox="0 0 30 375" draw:points="0,375 30,375 30,0 0,0">
          <text:p/>
        </draw:polygon>
        <draw:polygon draw:style-name="gr36" draw:text-style-name="P8" draw:layer="layout" svg:width="0.029cm" svg:height="0.374cm" svg:x="34.581cm" svg:y="7.481cm" svg:viewBox="0 0 30 375" draw:points="0,375 30,375 30,0 0,0">
          <text:p/>
        </draw:polygon>
        <draw:polygon draw:style-name="gr37" draw:text-style-name="P9" draw:layer="layout" svg:width="0.029cm" svg:height="0.374cm" svg:x="34.611cm" svg:y="7.481cm" svg:viewBox="0 0 30 375" draw:points="0,375 30,375 30,0 0,0">
          <text:p/>
        </draw:polygon>
        <draw:polygon draw:style-name="gr37" draw:text-style-name="P9" draw:layer="layout" svg:width="0.029cm" svg:height="0.374cm" svg:x="34.64cm" svg:y="7.481cm" svg:viewBox="0 0 30 375" draw:points="0,375 30,375 30,0 0,0">
          <text:p/>
        </draw:polygon>
        <draw:polygon draw:style-name="gr36" draw:text-style-name="P8" draw:layer="layout" svg:width="0.029cm" svg:height="0.374cm" svg:x="34.669cm" svg:y="7.481cm" svg:viewBox="0 0 30 375" draw:points="0,375 30,375 30,0 0,0">
          <text:p/>
        </draw:polygon>
        <draw:polygon draw:style-name="gr37" draw:text-style-name="P9" draw:layer="layout" svg:width="0.029cm" svg:height="0.374cm" svg:x="34.699cm" svg:y="7.481cm" svg:viewBox="0 0 30 375" draw:points="0,375 30,375 30,0 0,0">
          <text:p/>
        </draw:polygon>
        <draw:polygon draw:style-name="gr37" draw:text-style-name="P9" draw:layer="layout" svg:width="0.029cm" svg:height="0.374cm" svg:x="34.728cm" svg:y="7.481cm" svg:viewBox="0 0 30 375" draw:points="0,375 30,375 30,0 0,0">
          <text:p/>
        </draw:polygon>
        <draw:polygon draw:style-name="gr38" draw:text-style-name="P10" draw:layer="layout" svg:width="0.029cm" svg:height="0.374cm" svg:x="34.757cm" svg:y="7.481cm" svg:viewBox="0 0 30 375" draw:points="0,375 30,375 30,0 0,0">
          <text:p/>
        </draw:polygon>
        <draw:polygon draw:style-name="gr36" draw:text-style-name="P8" draw:layer="layout" svg:width="0.03cm" svg:height="0.374cm" svg:x="34.787cm" svg:y="7.481cm" svg:viewBox="0 0 31 375" draw:points="0,375 31,375 31,0 0,0">
          <text:p/>
        </draw:polygon>
        <draw:polygon draw:style-name="gr35" draw:text-style-name="P7" draw:layer="layout" svg:width="0.029cm" svg:height="0.374cm" svg:x="34.817cm" svg:y="7.481cm" svg:viewBox="0 0 30 375" draw:points="0,375 30,375 30,0 0,0">
          <text:p/>
        </draw:polygon>
        <draw:polygon draw:style-name="gr35" draw:text-style-name="P7" draw:layer="layout" svg:width="0.029cm" svg:height="0.374cm" svg:x="34.846cm" svg:y="7.481cm" svg:viewBox="0 0 30 375" draw:points="0,375 30,375 30,0 0,0">
          <text:p/>
        </draw:polygon>
        <draw:polygon draw:style-name="gr35" draw:text-style-name="P7" draw:layer="layout" svg:width="0.029cm" svg:height="0.374cm" svg:x="34.875cm" svg:y="7.481cm" svg:viewBox="0 0 30 375" draw:points="0,375 30,375 30,0 0,0">
          <text:p/>
        </draw:polygon>
        <draw:polygon draw:style-name="gr37" draw:text-style-name="P9" draw:layer="layout" svg:width="0.029cm" svg:height="0.374cm" svg:x="34.964cm" svg:y="7.481cm" svg:viewBox="0 0 30 375" draw:points="0,375 30,375 30,0 0,0">
          <text:p/>
        </draw:polygon>
        <draw:polygon draw:style-name="gr36" draw:text-style-name="P8" draw:layer="layout" svg:width="0.029cm" svg:height="0.374cm" svg:x="34.993cm" svg:y="7.481cm" svg:viewBox="0 0 30 375" draw:points="0,375 30,375 30,0 0,0">
          <text:p/>
        </draw:polygon>
        <draw:polygon draw:style-name="gr35" draw:text-style-name="P7" draw:layer="layout" svg:width="0.029cm" svg:height="0.374cm" svg:x="35.023cm" svg:y="7.481cm" svg:viewBox="0 0 30 375" draw:points="0,375 30,375 30,0 0,0">
          <text:p/>
        </draw:polygon>
        <draw:polygon draw:style-name="gr36" draw:text-style-name="P8" draw:layer="layout" svg:width="0.029cm" svg:height="0.374cm" svg:x="35.052cm" svg:y="7.481cm" svg:viewBox="0 0 30 375" draw:points="0,375 30,375 30,0 0,0">
          <text:p/>
        </draw:polygon>
        <draw:polygon draw:style-name="gr38" draw:text-style-name="P10" draw:layer="layout" svg:width="0.029cm" svg:height="0.374cm" svg:x="35.081cm" svg:y="7.481cm" svg:viewBox="0 0 30 375" draw:points="0,375 30,375 30,0 0,0">
          <text:p/>
        </draw:polygon>
        <draw:polygon draw:style-name="gr38" draw:text-style-name="P10" draw:layer="layout" svg:width="0.029cm" svg:height="0.374cm" svg:x="35.111cm" svg:y="7.481cm" svg:viewBox="0 0 30 375" draw:points="0,375 30,375 30,0 0,0">
          <text:p/>
        </draw:polygon>
        <draw:polygon draw:style-name="gr38" draw:text-style-name="P10" draw:layer="layout" svg:width="0.029cm" svg:height="0.374cm" svg:x="35.141cm" svg:y="7.481cm" svg:viewBox="0 0 30 375" draw:points="0,375 30,375 30,0 0,0">
          <text:p/>
        </draw:polygon>
        <draw:polygon draw:style-name="gr37" draw:text-style-name="P9" draw:layer="layout" svg:width="0.029cm" svg:height="0.374cm" svg:x="35.17cm" svg:y="7.481cm" svg:viewBox="0 0 30 375" draw:points="0,375 30,375 30,0 0,0">
          <text:p/>
        </draw:polygon>
        <draw:polygon draw:style-name="gr35" draw:text-style-name="P7" draw:layer="layout" svg:width="0.03cm" svg:height="0.374cm" svg:x="34.741cm" svg:y="7.481cm" svg:viewBox="0 0 31 375" draw:points="0,375 31,375 31,0 0,0">
          <text:p/>
        </draw:polygon>
        <draw:polygon draw:style-name="gr35" draw:text-style-name="P7" draw:layer="layout" svg:width="0.028cm" svg:height="0.374cm" svg:x="34.771cm" svg:y="7.481cm" svg:viewBox="0 0 29 375" draw:points="0,375 29,375 29,0 0,0">
          <text:p/>
        </draw:polygon>
        <draw:polygon draw:style-name="gr35" draw:text-style-name="P7" draw:layer="layout" svg:width="0.026cm" svg:height="0.374cm" svg:x="18.95cm" svg:y="6.733cm" svg:viewBox="0 0 27 375" draw:points="0,375 27,375 27,0 0,0">
          <text:p/>
        </draw:polygon>
        <draw:polygon draw:style-name="gr36" draw:text-style-name="P8" draw:layer="layout" svg:width="0.026cm" svg:height="0.374cm" svg:x="18.978cm" svg:y="6.733cm" svg:viewBox="0 0 27 375" draw:points="0,375 27,375 27,0 0,0">
          <text:p/>
        </draw:polygon>
        <draw:polygon draw:style-name="gr37" draw:text-style-name="P9" draw:layer="layout" svg:width="0.026cm" svg:height="0.374cm" svg:x="19.004cm" svg:y="6.733cm" svg:viewBox="0 0 27 375" draw:points="0,375 27,375 27,0 0,0">
          <text:p/>
        </draw:polygon>
        <draw:polygon draw:style-name="gr38" draw:text-style-name="P10" draw:layer="layout" svg:width="0.029cm" svg:height="0.374cm" svg:x="19.031cm" svg:y="6.733cm" svg:viewBox="0 0 30 375" draw:points="0,375 30,375 30,0 0,0">
          <text:p/>
        </draw:polygon>
        <draw:polygon draw:style-name="gr37" draw:text-style-name="P9" draw:layer="layout" svg:width="0.029cm" svg:height="0.374cm" svg:x="19.06cm" svg:y="6.733cm" svg:viewBox="0 0 30 375" draw:points="0,375 30,375 30,0 0,0">
          <text:p/>
        </draw:polygon>
        <draw:polygon draw:style-name="gr38" draw:text-style-name="P10" draw:layer="layout" svg:width="0.029cm" svg:height="0.374cm" svg:x="19.09cm" svg:y="6.733cm" svg:viewBox="0 0 30 375" draw:points="0,375 30,375 30,0 0,0">
          <text:p/>
        </draw:polygon>
        <draw:polygon draw:style-name="gr38" draw:text-style-name="P10" draw:layer="layout" svg:width="0.029cm" svg:height="0.374cm" svg:x="19.119cm" svg:y="6.733cm" svg:viewBox="0 0 30 375" draw:points="0,375 30,375 30,0 0,0">
          <text:p/>
        </draw:polygon>
        <draw:polygon draw:style-name="gr36" draw:text-style-name="P8" draw:layer="layout" svg:width="0.029cm" svg:height="0.374cm" svg:x="19.148cm" svg:y="6.733cm" svg:viewBox="0 0 30 375" draw:points="0,375 30,375 30,0 0,0">
          <text:p/>
        </draw:polygon>
        <draw:polygon draw:style-name="gr38" draw:text-style-name="P10" draw:layer="layout" svg:width="0.029cm" svg:height="0.374cm" svg:x="19.177cm" svg:y="6.733cm" svg:viewBox="0 0 30 375" draw:points="0,375 30,375 30,0 0,0">
          <text:p/>
        </draw:polygon>
        <draw:polygon draw:style-name="gr38" draw:text-style-name="P10" draw:layer="layout" svg:width="0.03cm" svg:height="0.374cm" svg:x="19.207cm" svg:y="6.733cm" svg:viewBox="0 0 31 375" draw:points="0,375 31,375 31,0 0,0">
          <text:p/>
        </draw:polygon>
        <draw:polygon draw:style-name="gr36" draw:text-style-name="P8" draw:layer="layout" svg:width="0.029cm" svg:height="0.374cm" svg:x="19.237cm" svg:y="6.733cm" svg:viewBox="0 0 30 375" draw:points="0,375 30,375 30,0 0,0">
          <text:p/>
        </draw:polygon>
        <draw:polygon draw:style-name="gr35" draw:text-style-name="P7" draw:layer="layout" svg:width="0.029cm" svg:height="0.374cm" svg:x="19.266cm" svg:y="6.733cm" svg:viewBox="0 0 30 375" draw:points="0,375 30,375 30,0 0,0">
          <text:p/>
        </draw:polygon>
        <draw:polygon draw:style-name="gr37" draw:text-style-name="P9" draw:layer="layout" svg:width="0.03cm" svg:height="0.374cm" svg:x="19.295cm" svg:y="6.733cm" svg:viewBox="0 0 31 375" draw:points="0,375 31,375 31,0 0,0">
          <text:p/>
        </draw:polygon>
        <draw:polygon draw:style-name="gr37" draw:text-style-name="P9" draw:layer="layout" svg:width="0.029cm" svg:height="0.374cm" svg:x="19.325cm" svg:y="6.733cm" svg:viewBox="0 0 30 375" draw:points="0,375 30,375 30,0 0,0">
          <text:p/>
        </draw:polygon>
        <draw:polygon draw:style-name="gr36" draw:text-style-name="P8" draw:layer="layout" svg:width="0.029cm" svg:height="0.374cm" svg:x="19.355cm" svg:y="6.733cm" svg:viewBox="0 0 30 375" draw:points="0,375 30,375 30,0 0,0">
          <text:p/>
        </draw:polygon>
        <draw:polygon draw:style-name="gr36" draw:text-style-name="P8" draw:layer="layout" svg:width="0.029cm" svg:height="0.374cm" svg:x="19.384cm" svg:y="6.733cm" svg:viewBox="0 0 30 375" draw:points="0,375 30,375 30,0 0,0">
          <text:p/>
        </draw:polygon>
        <draw:polygon draw:style-name="gr37" draw:text-style-name="P9" draw:layer="layout" svg:width="0.029cm" svg:height="0.374cm" svg:x="19.414cm" svg:y="6.733cm" svg:viewBox="0 0 30 375" draw:points="0,375 30,375 30,0 0,0">
          <text:p/>
        </draw:polygon>
        <draw:polygon draw:style-name="gr38" draw:text-style-name="P10" draw:layer="layout" svg:width="0.029cm" svg:height="0.374cm" svg:x="19.472cm" svg:y="6.733cm" svg:viewBox="0 0 30 375" draw:points="0,375 30,375 30,0 0,0">
          <text:p/>
        </draw:polygon>
        <draw:polygon draw:style-name="gr36" draw:text-style-name="P8" draw:layer="layout" svg:width="0.029cm" svg:height="0.374cm" svg:x="19.501cm" svg:y="6.733cm" svg:viewBox="0 0 30 375" draw:points="0,375 30,375 30,0 0,0">
          <text:p/>
        </draw:polygon>
        <draw:polygon draw:style-name="gr37" draw:text-style-name="P9" draw:layer="layout" svg:width="0.029cm" svg:height="0.374cm" svg:x="19.532cm" svg:y="6.733cm" svg:viewBox="0 0 30 375" draw:points="0,375 30,375 30,0 0,0">
          <text:p/>
        </draw:polygon>
        <draw:polygon draw:style-name="gr37" draw:text-style-name="P9" draw:layer="layout" svg:width="0.029cm" svg:height="0.374cm" svg:x="19.561cm" svg:y="6.733cm" svg:viewBox="0 0 30 375" draw:points="0,375 30,375 30,0 0,0">
          <text:p/>
        </draw:polygon>
        <draw:polygon draw:style-name="gr37" draw:text-style-name="P9" draw:layer="layout" svg:width="0.029cm" svg:height="0.374cm" svg:x="19.59cm" svg:y="6.733cm" svg:viewBox="0 0 30 375" draw:points="0,375 30,375 30,0 0,0">
          <text:p/>
        </draw:polygon>
        <draw:polygon draw:style-name="gr36" draw:text-style-name="P8" draw:layer="layout" svg:width="0.029cm" svg:height="0.374cm" svg:x="19.619cm" svg:y="6.733cm" svg:viewBox="0 0 30 375" draw:points="0,375 30,375 30,0 0,0">
          <text:p/>
        </draw:polygon>
        <draw:polygon draw:style-name="gr36" draw:text-style-name="P8" draw:layer="layout" svg:width="0.029cm" svg:height="0.374cm" svg:x="19.649cm" svg:y="6.733cm" svg:viewBox="0 0 30 375" draw:points="0,375 30,375 30,0 0,0">
          <text:p/>
        </draw:polygon>
        <draw:polygon draw:style-name="gr37" draw:text-style-name="P9" draw:layer="layout" svg:width="0.029cm" svg:height="0.374cm" svg:x="19.679cm" svg:y="6.733cm" svg:viewBox="0 0 30 375" draw:points="0,375 30,375 30,0 0,0">
          <text:p/>
        </draw:polygon>
        <draw:polygon draw:style-name="gr37" draw:text-style-name="P9" draw:layer="layout" svg:width="0.03cm" svg:height="0.374cm" svg:x="19.708cm" svg:y="6.733cm" svg:viewBox="0 0 31 375" draw:points="0,375 31,375 31,0 0,0">
          <text:p/>
        </draw:polygon>
        <draw:polygon draw:style-name="gr36" draw:text-style-name="P8" draw:layer="layout" svg:width="0.029cm" svg:height="0.374cm" svg:x="19.738cm" svg:y="6.733cm" svg:viewBox="0 0 30 375" draw:points="0,375 30,375 30,0 0,0">
          <text:p/>
        </draw:polygon>
        <draw:polygon draw:style-name="gr36" draw:text-style-name="P8" draw:layer="layout" svg:width="0.029cm" svg:height="0.374cm" svg:x="19.767cm" svg:y="6.733cm" svg:viewBox="0 0 30 375" draw:points="0,375 30,375 30,0 0,0">
          <text:p/>
        </draw:polygon>
        <draw:polygon draw:style-name="gr36" draw:text-style-name="P8" draw:layer="layout" svg:width="0.029cm" svg:height="0.374cm" svg:x="19.796cm" svg:y="6.733cm" svg:viewBox="0 0 30 375" draw:points="0,375 30,375 30,0 0,0">
          <text:p/>
        </draw:polygon>
        <draw:polygon draw:style-name="gr38" draw:text-style-name="P10" draw:layer="layout" svg:width="0.029cm" svg:height="0.374cm" svg:x="19.825cm" svg:y="6.733cm" svg:viewBox="0 0 30 375" draw:points="0,375 30,375 30,0 0,0">
          <text:p/>
        </draw:polygon>
        <draw:polygon draw:style-name="gr37" draw:text-style-name="P9" draw:layer="layout" svg:width="0.029cm" svg:height="0.374cm" svg:x="19.856cm" svg:y="6.733cm" svg:viewBox="0 0 30 375" draw:points="0,375 30,375 30,0 0,0">
          <text:p/>
        </draw:polygon>
        <draw:polygon draw:style-name="gr36" draw:text-style-name="P8" draw:layer="layout" svg:width="0.029cm" svg:height="0.374cm" svg:x="19.885cm" svg:y="6.733cm" svg:viewBox="0 0 30 375" draw:points="0,375 30,375 30,0 0,0">
          <text:p/>
        </draw:polygon>
        <draw:polygon draw:style-name="gr35" draw:text-style-name="P7" draw:layer="layout" svg:width="0.029cm" svg:height="0.374cm" svg:x="19.914cm" svg:y="6.733cm" svg:viewBox="0 0 30 375" draw:points="0,375 30,375 30,0 0,0">
          <text:p/>
        </draw:polygon>
        <draw:polygon draw:style-name="gr36" draw:text-style-name="P8" draw:layer="layout" svg:width="0.029cm" svg:height="0.374cm" svg:x="19.943cm" svg:y="6.733cm" svg:viewBox="0 0 30 375" draw:points="0,375 30,375 30,0 0,0">
          <text:p/>
        </draw:polygon>
        <draw:polygon draw:style-name="gr36" draw:text-style-name="P8" draw:layer="layout" svg:width="0.029cm" svg:height="0.374cm" svg:x="19.973cm" svg:y="6.733cm" svg:viewBox="0 0 30 375" draw:points="0,375 30,375 30,0 0,0">
          <text:p/>
        </draw:polygon>
        <draw:polygon draw:style-name="gr37" draw:text-style-name="P9" draw:layer="layout" svg:width="0.029cm" svg:height="0.374cm" svg:x="20.003cm" svg:y="6.733cm" svg:viewBox="0 0 30 375" draw:points="0,375 30,375 30,0 0,0">
          <text:p/>
        </draw:polygon>
        <draw:polygon draw:style-name="gr37" draw:text-style-name="P9" draw:layer="layout" svg:width="0.029cm" svg:height="0.374cm" svg:x="20.032cm" svg:y="6.733cm" svg:viewBox="0 0 30 375" draw:points="0,375 30,375 30,0 0,0">
          <text:p/>
        </draw:polygon>
        <draw:polygon draw:style-name="gr36" draw:text-style-name="P8" draw:layer="layout" svg:width="0.03cm" svg:height="0.374cm" svg:x="20.061cm" svg:y="6.733cm" svg:viewBox="0 0 31 375" draw:points="0,375 31,375 31,0 0,0">
          <text:p/>
        </draw:polygon>
        <draw:polygon draw:style-name="gr37" draw:text-style-name="P9" draw:layer="layout" svg:width="0.029cm" svg:height="0.374cm" svg:x="20.091cm" svg:y="6.733cm" svg:viewBox="0 0 30 375" draw:points="0,375 30,375 30,0 0,0">
          <text:p/>
        </draw:polygon>
        <draw:polygon draw:style-name="gr37" draw:text-style-name="P9" draw:layer="layout" svg:width="0.029cm" svg:height="0.374cm" svg:x="20.12cm" svg:y="6.733cm" svg:viewBox="0 0 30 375" draw:points="0,375 30,375 30,0 0,0">
          <text:p/>
        </draw:polygon>
        <draw:polygon draw:style-name="gr35" draw:text-style-name="P7" draw:layer="layout" svg:width="0.03cm" svg:height="0.374cm" svg:x="20.149cm" svg:y="6.733cm" svg:viewBox="0 0 31 375" draw:points="0,375 31,375 31,0 0,0">
          <text:p/>
        </draw:polygon>
        <draw:polygon draw:style-name="gr37" draw:text-style-name="P9" draw:layer="layout" svg:width="0.029cm" svg:height="0.374cm" svg:x="20.18cm" svg:y="6.733cm" svg:viewBox="0 0 30 375" draw:points="0,375 30,375 30,0 0,0">
          <text:p/>
        </draw:polygon>
        <draw:polygon draw:style-name="gr35" draw:text-style-name="P7" draw:layer="layout" svg:width="0.029cm" svg:height="0.374cm" svg:x="20.209cm" svg:y="6.733cm" svg:viewBox="0 0 30 375" draw:points="0,375 30,375 30,0 0,0">
          <text:p/>
        </draw:polygon>
        <draw:polygon draw:style-name="gr36" draw:text-style-name="P8" draw:layer="layout" svg:width="0.029cm" svg:height="0.374cm" svg:x="20.238cm" svg:y="6.733cm" svg:viewBox="0 0 30 375" draw:points="0,375 30,375 30,0 0,0">
          <text:p/>
        </draw:polygon>
        <draw:polygon draw:style-name="gr37" draw:text-style-name="P9" draw:layer="layout" svg:width="0.029cm" svg:height="0.374cm" svg:x="20.267cm" svg:y="6.733cm" svg:viewBox="0 0 30 375" draw:points="0,375 30,375 30,0 0,0">
          <text:p/>
        </draw:polygon>
        <draw:polygon draw:style-name="gr36" draw:text-style-name="P8" draw:layer="layout" svg:width="0.029cm" svg:height="0.374cm" svg:x="20.297cm" svg:y="6.733cm" svg:viewBox="0 0 30 375" draw:points="0,375 30,375 30,0 0,0">
          <text:p/>
        </draw:polygon>
        <draw:polygon draw:style-name="gr36" draw:text-style-name="P8" draw:layer="layout" svg:width="0.029cm" svg:height="0.374cm" svg:x="20.326cm" svg:y="6.733cm" svg:viewBox="0 0 30 375" draw:points="0,375 30,375 30,0 0,0">
          <text:p/>
        </draw:polygon>
        <draw:polygon draw:style-name="gr37" draw:text-style-name="P9" draw:layer="layout" svg:width="0.029cm" svg:height="0.374cm" svg:x="20.356cm" svg:y="6.733cm" svg:viewBox="0 0 30 375" draw:points="0,375 30,375 30,0 0,0">
          <text:p/>
        </draw:polygon>
        <draw:polygon draw:style-name="gr38" draw:text-style-name="P10" draw:layer="layout" svg:width="0.029cm" svg:height="0.374cm" svg:x="20.385cm" svg:y="6.733cm" svg:viewBox="0 0 30 375" draw:points="0,375 30,375 30,0 0,0">
          <text:p/>
        </draw:polygon>
        <draw:polygon draw:style-name="gr37" draw:text-style-name="P9" draw:layer="layout" svg:width="0.029cm" svg:height="0.374cm" svg:x="20.415cm" svg:y="6.733cm" svg:viewBox="0 0 30 375" draw:points="0,375 30,375 30,0 0,0">
          <text:p/>
        </draw:polygon>
        <draw:polygon draw:style-name="gr36" draw:text-style-name="P8" draw:layer="layout" svg:width="0.029cm" svg:height="0.374cm" svg:x="20.444cm" svg:y="6.733cm" svg:viewBox="0 0 30 375" draw:points="0,375 30,375 30,0 0,0">
          <text:p/>
        </draw:polygon>
        <draw:polygon draw:style-name="gr38" draw:text-style-name="P10" draw:layer="layout" svg:width="0.029cm" svg:height="0.374cm" svg:x="20.473cm" svg:y="6.733cm" svg:viewBox="0 0 30 375" draw:points="0,375 30,375 30,0 0,0">
          <text:p/>
        </draw:polygon>
        <draw:polygon draw:style-name="gr37" draw:text-style-name="P9" draw:layer="layout" svg:width="0.03cm" svg:height="0.374cm" svg:x="20.502cm" svg:y="6.733cm" svg:viewBox="0 0 31 375" draw:points="0,375 31,375 31,0 0,0">
          <text:p/>
        </draw:polygon>
        <draw:polygon draw:style-name="gr36" draw:text-style-name="P8" draw:layer="layout" svg:width="0.029cm" svg:height="0.374cm" svg:x="20.533cm" svg:y="6.733cm" svg:viewBox="0 0 30 375" draw:points="0,375 30,375 30,0 0,0">
          <text:p/>
        </draw:polygon>
        <draw:polygon draw:style-name="gr37" draw:text-style-name="P9" draw:layer="layout" svg:width="0.029cm" svg:height="0.374cm" svg:x="20.562cm" svg:y="6.733cm" svg:viewBox="0 0 30 375" draw:points="0,375 30,375 30,0 0,0">
          <text:p/>
        </draw:polygon>
        <draw:polygon draw:style-name="gr37" draw:text-style-name="P9" draw:layer="layout" svg:width="0.029cm" svg:height="0.374cm" svg:x="20.592cm" svg:y="6.733cm" svg:viewBox="0 0 30 375" draw:points="0,375 30,375 30,0 0,0">
          <text:p/>
        </draw:polygon>
        <draw:polygon draw:style-name="gr37" draw:text-style-name="P9" draw:layer="layout" svg:width="0.029cm" svg:height="0.374cm" svg:x="20.621cm" svg:y="6.733cm" svg:viewBox="0 0 30 375" draw:points="0,375 30,375 30,0 0,0">
          <text:p/>
        </draw:polygon>
        <draw:polygon draw:style-name="gr36" draw:text-style-name="P8" draw:layer="layout" svg:width="0.029cm" svg:height="0.374cm" svg:x="20.65cm" svg:y="6.733cm" svg:viewBox="0 0 30 375" draw:points="0,375 30,375 30,0 0,0">
          <text:p/>
        </draw:polygon>
        <draw:polygon draw:style-name="gr38" draw:text-style-name="P10" draw:layer="layout" svg:width="0.029cm" svg:height="0.374cm" svg:x="20.68cm" svg:y="6.733cm" svg:viewBox="0 0 30 375" draw:points="0,375 30,375 30,0 0,0">
          <text:p/>
        </draw:polygon>
        <draw:polygon draw:style-name="gr36" draw:text-style-name="P8" draw:layer="layout" svg:width="0.029cm" svg:height="0.374cm" svg:x="20.71cm" svg:y="6.733cm" svg:viewBox="0 0 30 375" draw:points="0,375 30,375 30,0 0,0">
          <text:p/>
        </draw:polygon>
        <draw:polygon draw:style-name="gr36" draw:text-style-name="P8" draw:layer="layout" svg:width="0.029cm" svg:height="0.374cm" svg:x="20.739cm" svg:y="6.733cm" svg:viewBox="0 0 30 375" draw:points="0,375 30,375 30,0 0,0">
          <text:p/>
        </draw:polygon>
        <draw:polygon draw:style-name="gr36" draw:text-style-name="P8" draw:layer="layout" svg:width="0.029cm" svg:height="0.374cm" svg:x="20.768cm" svg:y="6.733cm" svg:viewBox="0 0 30 375" draw:points="0,375 30,375 30,0 0,0">
          <text:p/>
        </draw:polygon>
        <draw:polygon draw:style-name="gr37" draw:text-style-name="P9" draw:layer="layout" svg:width="0.03cm" svg:height="0.374cm" svg:x="20.826cm" svg:y="6.733cm" svg:viewBox="0 0 31 375" draw:points="0,375 31,375 31,0 0,0">
          <text:p/>
        </draw:polygon>
        <draw:polygon draw:style-name="gr35" draw:text-style-name="P7" draw:layer="layout" svg:width="0.029cm" svg:height="0.374cm" svg:x="20.857cm" svg:y="6.733cm" svg:viewBox="0 0 30 375" draw:points="0,375 30,375 30,0 0,0">
          <text:p/>
        </draw:polygon>
        <draw:polygon draw:style-name="gr36" draw:text-style-name="P8" draw:layer="layout" svg:width="0.029cm" svg:height="0.374cm" svg:x="20.886cm" svg:y="6.733cm" svg:viewBox="0 0 30 375" draw:points="0,375 30,375 30,0 0,0">
          <text:p/>
        </draw:polygon>
        <draw:polygon draw:style-name="gr37" draw:text-style-name="P9" draw:layer="layout" svg:width="0.03cm" svg:height="0.374cm" svg:x="20.915cm" svg:y="6.733cm" svg:viewBox="0 0 31 375" draw:points="0,375 31,375 31,0 0,0">
          <text:p/>
        </draw:polygon>
        <draw:polygon draw:style-name="gr36" draw:text-style-name="P8" draw:layer="layout" svg:width="0.029cm" svg:height="0.374cm" svg:x="20.945cm" svg:y="6.733cm" svg:viewBox="0 0 30 375" draw:points="0,375 30,375 30,0 0,0">
          <text:p/>
        </draw:polygon>
        <draw:polygon draw:style-name="gr37" draw:text-style-name="P9" draw:layer="layout" svg:width="0.029cm" svg:height="0.374cm" svg:x="20.974cm" svg:y="6.733cm" svg:viewBox="0 0 30 375" draw:points="0,375 30,375 30,0 0,0">
          <text:p/>
        </draw:polygon>
        <draw:polygon draw:style-name="gr36" draw:text-style-name="P8" draw:layer="layout" svg:width="0.029cm" svg:height="0.374cm" svg:x="21.004cm" svg:y="6.733cm" svg:viewBox="0 0 30 375" draw:points="0,375 30,375 30,0 0,0">
          <text:p/>
        </draw:polygon>
        <draw:polygon draw:style-name="gr36" draw:text-style-name="P8" draw:layer="layout" svg:width="0.029cm" svg:height="0.374cm" svg:x="21.034cm" svg:y="6.733cm" svg:viewBox="0 0 30 375" draw:points="0,375 30,375 30,0 0,0">
          <text:p/>
        </draw:polygon>
        <draw:polygon draw:style-name="gr38" draw:text-style-name="P10" draw:layer="layout" svg:width="0.029cm" svg:height="0.374cm" svg:x="21.063cm" svg:y="6.733cm" svg:viewBox="0 0 30 375" draw:points="0,375 30,375 30,0 0,0">
          <text:p/>
        </draw:polygon>
        <draw:polygon draw:style-name="gr38" draw:text-style-name="P10" draw:layer="layout" svg:width="0.029cm" svg:height="0.374cm" svg:x="21.092cm" svg:y="6.733cm" svg:viewBox="0 0 30 375" draw:points="0,375 30,375 30,0 0,0">
          <text:p/>
        </draw:polygon>
        <draw:polygon draw:style-name="gr36" draw:text-style-name="P8" draw:layer="layout" svg:width="0.029cm" svg:height="0.374cm" svg:x="21.121cm" svg:y="6.733cm" svg:viewBox="0 0 30 375" draw:points="0,375 30,375 30,0 0,0">
          <text:p/>
        </draw:polygon>
        <draw:polygon draw:style-name="gr36" draw:text-style-name="P8" draw:layer="layout" svg:width="0.029cm" svg:height="0.374cm" svg:x="21.152cm" svg:y="6.733cm" svg:viewBox="0 0 30 375" draw:points="0,375 30,375 30,0 0,0">
          <text:p/>
        </draw:polygon>
        <draw:polygon draw:style-name="gr35" draw:text-style-name="P7" draw:layer="layout" svg:width="0.029cm" svg:height="0.374cm" svg:x="21.181cm" svg:y="6.733cm" svg:viewBox="0 0 30 375" draw:points="0,375 30,375 30,0 0,0">
          <text:p/>
        </draw:polygon>
        <draw:polygon draw:style-name="gr36" draw:text-style-name="P8" draw:layer="layout" svg:width="0.029cm" svg:height="0.374cm" svg:x="21.21cm" svg:y="6.733cm" svg:viewBox="0 0 30 375" draw:points="0,375 30,375 30,0 0,0">
          <text:p/>
        </draw:polygon>
        <draw:polygon draw:style-name="gr35" draw:text-style-name="P7" draw:layer="layout" svg:width="0.029cm" svg:height="0.374cm" svg:x="21.239cm" svg:y="6.733cm" svg:viewBox="0 0 30 375" draw:points="0,375 30,375 30,0 0,0">
          <text:p/>
        </draw:polygon>
        <draw:polygon draw:style-name="gr36" draw:text-style-name="P8" draw:layer="layout" svg:width="0.029cm" svg:height="0.374cm" svg:x="21.269cm" svg:y="6.733cm" svg:viewBox="0 0 30 375" draw:points="0,375 30,375 30,0 0,0">
          <text:p/>
        </draw:polygon>
        <draw:polygon draw:style-name="gr36" draw:text-style-name="P8" draw:layer="layout" svg:width="0.029cm" svg:height="0.374cm" svg:x="21.298cm" svg:y="6.733cm" svg:viewBox="0 0 30 375" draw:points="0,375 30,375 30,0 0,0">
          <text:p/>
        </draw:polygon>
        <draw:polygon draw:style-name="gr35" draw:text-style-name="P7" draw:layer="layout" svg:width="0.029cm" svg:height="0.374cm" svg:x="21.328cm" svg:y="6.733cm" svg:viewBox="0 0 30 375" draw:points="0,375 30,375 30,0 0,0">
          <text:p/>
        </draw:polygon>
        <draw:polygon draw:style-name="gr35" draw:text-style-name="P7" draw:layer="layout" svg:width="0.03cm" svg:height="0.374cm" svg:x="21.357cm" svg:y="6.733cm" svg:viewBox="0 0 31 375" draw:points="0,375 31,375 31,0 0,0">
          <text:p/>
        </draw:polygon>
        <draw:polygon draw:style-name="gr35" draw:text-style-name="P7" draw:layer="layout" svg:width="0.029cm" svg:height="0.374cm" svg:x="21.387cm" svg:y="6.733cm" svg:viewBox="0 0 30 375" draw:points="0,375 30,375 30,0 0,0">
          <text:p/>
        </draw:polygon>
        <draw:polygon draw:style-name="gr36" draw:text-style-name="P8" draw:layer="layout" svg:width="0.029cm" svg:height="0.374cm" svg:x="21.416cm" svg:y="6.733cm" svg:viewBox="0 0 30 375" draw:points="0,375 30,375 30,0 0,0">
          <text:p/>
        </draw:polygon>
        <draw:polygon draw:style-name="gr36" draw:text-style-name="P8" draw:layer="layout" svg:width="0.029cm" svg:height="0.374cm" svg:x="21.445cm" svg:y="6.733cm" svg:viewBox="0 0 30 375" draw:points="0,375 30,375 30,0 0,0">
          <text:p/>
        </draw:polygon>
        <draw:polygon draw:style-name="gr36" draw:text-style-name="P8" draw:layer="layout" svg:width="0.029cm" svg:height="0.374cm" svg:x="21.476cm" svg:y="6.733cm" svg:viewBox="0 0 30 375" draw:points="0,375 30,375 30,0 0,0">
          <text:p/>
        </draw:polygon>
        <draw:polygon draw:style-name="gr36" draw:text-style-name="P8" draw:layer="layout" svg:width="0.029cm" svg:height="0.374cm" svg:x="21.505cm" svg:y="6.733cm" svg:viewBox="0 0 30 375" draw:points="0,375 30,375 30,0 0,0">
          <text:p/>
        </draw:polygon>
        <draw:polygon draw:style-name="gr38" draw:text-style-name="P10" draw:layer="layout" svg:width="0.029cm" svg:height="0.374cm" svg:x="21.534cm" svg:y="6.733cm" svg:viewBox="0 0 30 375" draw:points="0,375 30,375 30,0 0,0">
          <text:p/>
        </draw:polygon>
        <draw:polygon draw:style-name="gr37" draw:text-style-name="P9" draw:layer="layout" svg:width="0.029cm" svg:height="0.374cm" svg:x="21.563cm" svg:y="6.733cm" svg:viewBox="0 0 30 375" draw:points="0,375 30,375 30,0 0,0">
          <text:p/>
        </draw:polygon>
        <draw:polygon draw:style-name="gr38" draw:text-style-name="P10" draw:layer="layout" svg:width="0.029cm" svg:height="0.374cm" svg:x="21.593cm" svg:y="6.733cm" svg:viewBox="0 0 30 375" draw:points="0,375 30,375 30,0 0,0">
          <text:p/>
        </draw:polygon>
        <draw:polygon draw:style-name="gr37" draw:text-style-name="P9" draw:layer="layout" svg:width="0.029cm" svg:height="0.374cm" svg:x="21.622cm" svg:y="6.733cm" svg:viewBox="0 0 30 375" draw:points="0,375 30,375 30,0 0,0">
          <text:p/>
        </draw:polygon>
        <draw:polygon draw:style-name="gr35" draw:text-style-name="P7" draw:layer="layout" svg:width="0.029cm" svg:height="0.374cm" svg:x="21.652cm" svg:y="6.733cm" svg:viewBox="0 0 30 375" draw:points="0,375 30,375 30,0 0,0">
          <text:p/>
        </draw:polygon>
        <draw:polygon draw:style-name="gr35" draw:text-style-name="P7" draw:layer="layout" svg:width="0.03cm" svg:height="0.374cm" svg:x="21.681cm" svg:y="6.733cm" svg:viewBox="0 0 31 375" draw:points="0,375 31,375 31,0 0,0">
          <text:p/>
        </draw:polygon>
        <draw:polygon draw:style-name="gr36" draw:text-style-name="P8" draw:layer="layout" svg:width="0.029cm" svg:height="0.374cm" svg:x="21.711cm" svg:y="6.733cm" svg:viewBox="0 0 30 375" draw:points="0,375 30,375 30,0 0,0">
          <text:p/>
        </draw:polygon>
        <draw:polygon draw:style-name="gr36" draw:text-style-name="P8" draw:layer="layout" svg:width="0.029cm" svg:height="0.374cm" svg:x="21.74cm" svg:y="6.733cm" svg:viewBox="0 0 30 375" draw:points="0,375 30,375 30,0 0,0">
          <text:p/>
        </draw:polygon>
        <draw:polygon draw:style-name="gr38" draw:text-style-name="P10" draw:layer="layout" svg:width="0.03cm" svg:height="0.374cm" svg:x="21.769cm" svg:y="6.733cm" svg:viewBox="0 0 31 375" draw:points="0,375 31,375 31,0 0,0">
          <text:p/>
        </draw:polygon>
        <draw:polygon draw:style-name="gr38" draw:text-style-name="P10" draw:layer="layout" svg:width="0.029cm" svg:height="0.374cm" svg:x="21.8cm" svg:y="6.733cm" svg:viewBox="0 0 30 375" draw:points="0,375 30,375 30,0 0,0">
          <text:p/>
        </draw:polygon>
        <draw:polygon draw:style-name="gr38" draw:text-style-name="P10" draw:layer="layout" svg:width="0.029cm" svg:height="0.374cm" svg:x="21.829cm" svg:y="6.733cm" svg:viewBox="0 0 30 375" draw:points="0,375 30,375 30,0 0,0">
          <text:p/>
        </draw:polygon>
        <draw:polygon draw:style-name="gr37" draw:text-style-name="P9" draw:layer="layout" svg:width="0.029cm" svg:height="0.374cm" svg:x="21.858cm" svg:y="6.733cm" svg:viewBox="0 0 30 375" draw:points="0,375 30,375 30,0 0,0">
          <text:p/>
        </draw:polygon>
        <draw:polygon draw:style-name="gr37" draw:text-style-name="P9" draw:layer="layout" svg:width="0.029cm" svg:height="0.374cm" svg:x="21.887cm" svg:y="6.733cm" svg:viewBox="0 0 30 375" draw:points="0,375 30,375 30,0 0,0">
          <text:p/>
        </draw:polygon>
        <draw:polygon draw:style-name="gr37" draw:text-style-name="P9" draw:layer="layout" svg:width="0.029cm" svg:height="0.374cm" svg:x="21.917cm" svg:y="6.733cm" svg:viewBox="0 0 30 375" draw:points="0,375 30,375 30,0 0,0">
          <text:p/>
        </draw:polygon>
        <draw:polygon draw:style-name="gr35" draw:text-style-name="P7" draw:layer="layout" svg:width="0.029cm" svg:height="0.374cm" svg:x="21.946cm" svg:y="6.733cm" svg:viewBox="0 0 30 375" draw:points="0,375 30,375 30,0 0,0">
          <text:p/>
        </draw:polygon>
        <draw:polygon draw:style-name="gr37" draw:text-style-name="P9" draw:layer="layout" svg:width="0.029cm" svg:height="0.374cm" svg:x="21.976cm" svg:y="6.733cm" svg:viewBox="0 0 30 375" draw:points="0,375 30,375 30,0 0,0">
          <text:p/>
        </draw:polygon>
        <draw:polygon draw:style-name="gr37" draw:text-style-name="P9" draw:layer="layout" svg:width="0.029cm" svg:height="0.374cm" svg:x="22.005cm" svg:y="6.733cm" svg:viewBox="0 0 30 375" draw:points="0,375 30,375 30,0 0,0">
          <text:p/>
        </draw:polygon>
        <draw:polygon draw:style-name="gr37" draw:text-style-name="P9" draw:layer="layout" svg:width="0.029cm" svg:height="0.374cm" svg:x="22.035cm" svg:y="6.733cm" svg:viewBox="0 0 30 375" draw:points="0,375 30,375 30,0 0,0">
          <text:p/>
        </draw:polygon>
        <draw:polygon draw:style-name="gr36" draw:text-style-name="P8" draw:layer="layout" svg:width="0.029cm" svg:height="0.374cm" svg:x="22.417cm" svg:y="6.733cm" svg:viewBox="0 0 30 375" draw:points="0,375 30,375 30,0 0,0">
          <text:p/>
        </draw:polygon>
        <draw:polygon draw:style-name="gr38" draw:text-style-name="P10" draw:layer="layout" svg:width="0.029cm" svg:height="0.374cm" svg:x="22.446cm" svg:y="6.733cm" svg:viewBox="0 0 30 375" draw:points="0,375 30,375 30,0 0,0">
          <text:p/>
        </draw:polygon>
        <draw:polygon draw:style-name="gr36" draw:text-style-name="P8" draw:layer="layout" svg:width="0.029cm" svg:height="0.374cm" svg:x="22.477cm" svg:y="6.733cm" svg:viewBox="0 0 30 375" draw:points="0,375 30,375 30,0 0,0">
          <text:p/>
        </draw:polygon>
        <draw:polygon draw:style-name="gr37" draw:text-style-name="P9" draw:layer="layout" svg:width="0.029cm" svg:height="0.374cm" svg:x="22.506cm" svg:y="6.733cm" svg:viewBox="0 0 30 375" draw:points="0,375 30,375 30,0 0,0">
          <text:p/>
        </draw:polygon>
        <draw:polygon draw:style-name="gr35" draw:text-style-name="P7" draw:layer="layout" svg:width="0.03cm" svg:height="0.374cm" svg:x="22.535cm" svg:y="6.733cm" svg:viewBox="0 0 31 375" draw:points="0,375 31,375 31,0 0,0">
          <text:p/>
        </draw:polygon>
        <draw:polygon draw:style-name="gr37" draw:text-style-name="P9" draw:layer="layout" svg:width="0.029cm" svg:height="0.374cm" svg:x="22.565cm" svg:y="6.733cm" svg:viewBox="0 0 30 375" draw:points="0,375 30,375 30,0 0,0">
          <text:p/>
        </draw:polygon>
        <draw:polygon draw:style-name="gr35" draw:text-style-name="P7" draw:layer="layout" svg:width="0.029cm" svg:height="0.374cm" svg:x="22.594cm" svg:y="6.733cm" svg:viewBox="0 0 30 375" draw:points="0,375 30,375 30,0 0,0">
          <text:p/>
        </draw:polygon>
        <draw:polygon draw:style-name="gr37" draw:text-style-name="P9" draw:layer="layout" svg:width="0.029cm" svg:height="0.374cm" svg:x="22.623cm" svg:y="6.733cm" svg:viewBox="0 0 30 375" draw:points="0,375 30,375 30,0 0,0">
          <text:p/>
        </draw:polygon>
        <draw:polygon draw:style-name="gr37" draw:text-style-name="P9" draw:layer="layout" svg:width="0.029cm" svg:height="0.374cm" svg:x="22.654cm" svg:y="6.733cm" svg:viewBox="0 0 30 375" draw:points="0,375 30,375 30,0 0,0">
          <text:p/>
        </draw:polygon>
        <draw:polygon draw:style-name="gr37" draw:text-style-name="P9" draw:layer="layout" svg:width="0.029cm" svg:height="0.374cm" svg:x="22.683cm" svg:y="6.733cm" svg:viewBox="0 0 30 375" draw:points="0,375 30,375 30,0 0,0">
          <text:p/>
        </draw:polygon>
        <draw:polygon draw:style-name="gr36" draw:text-style-name="P8" draw:layer="layout" svg:width="0.029cm" svg:height="0.374cm" svg:x="22.712cm" svg:y="6.733cm" svg:viewBox="0 0 30 375" draw:points="0,375 30,375 30,0 0,0">
          <text:p/>
        </draw:polygon>
        <draw:polygon draw:style-name="gr36" draw:text-style-name="P8" draw:layer="layout" svg:width="0.029cm" svg:height="0.374cm" svg:x="22.741cm" svg:y="6.733cm" svg:viewBox="0 0 30 375" draw:points="0,375 30,375 30,0 0,0">
          <text:p/>
        </draw:polygon>
        <draw:polygon draw:style-name="gr37" draw:text-style-name="P9" draw:layer="layout" svg:width="0.029cm" svg:height="0.374cm" svg:x="22.771cm" svg:y="6.733cm" svg:viewBox="0 0 30 375" draw:points="0,375 30,375 30,0 0,0">
          <text:p/>
        </draw:polygon>
        <draw:polygon draw:style-name="gr38" draw:text-style-name="P10" draw:layer="layout" svg:width="0.029cm" svg:height="0.374cm" svg:x="22.801cm" svg:y="6.733cm" svg:viewBox="0 0 30 375" draw:points="0,375 30,375 30,0 0,0">
          <text:p/>
        </draw:polygon>
        <draw:polygon draw:style-name="gr36" draw:text-style-name="P8" draw:layer="layout" svg:width="0.029cm" svg:height="0.374cm" svg:x="22.83cm" svg:y="6.733cm" svg:viewBox="0 0 30 375" draw:points="0,375 30,375 30,0 0,0">
          <text:p/>
        </draw:polygon>
        <draw:polygon draw:style-name="gr36" draw:text-style-name="P8" draw:layer="layout" svg:width="0.029cm" svg:height="0.374cm" svg:x="22.859cm" svg:y="6.733cm" svg:viewBox="0 0 30 375" draw:points="0,375 30,375 30,0 0,0">
          <text:p/>
        </draw:polygon>
        <draw:polygon draw:style-name="gr36" draw:text-style-name="P8" draw:layer="layout" svg:width="0.03cm" svg:height="0.374cm" svg:x="22.888cm" svg:y="6.733cm" svg:viewBox="0 0 31 375" draw:points="0,375 31,375 31,0 0,0">
          <text:p/>
        </draw:polygon>
        <draw:polygon draw:style-name="gr36" draw:text-style-name="P8" draw:layer="layout" svg:width="0.029cm" svg:height="0.374cm" svg:x="22.918cm" svg:y="6.733cm" svg:viewBox="0 0 30 375" draw:points="0,375 30,375 30,0 0,0">
          <text:p/>
        </draw:polygon>
        <draw:polygon draw:style-name="gr38" draw:text-style-name="P10" draw:layer="layout" svg:width="0.029cm" svg:height="0.374cm" svg:x="22.947cm" svg:y="6.733cm" svg:viewBox="0 0 30 375" draw:points="0,375 30,375 30,0 0,0">
          <text:p/>
        </draw:polygon>
        <draw:polygon draw:style-name="gr38" draw:text-style-name="P10" draw:layer="layout" svg:width="0.03cm" svg:height="0.374cm" svg:x="22.977cm" svg:y="6.733cm" svg:viewBox="0 0 31 375" draw:points="0,375 31,375 31,0 0,0">
          <text:p/>
        </draw:polygon>
        <draw:polygon draw:style-name="gr38" draw:text-style-name="P10" draw:layer="layout" svg:width="0.029cm" svg:height="0.374cm" svg:x="23.007cm" svg:y="6.733cm" svg:viewBox="0 0 30 375" draw:points="0,375 30,375 30,0 0,0">
          <text:p/>
        </draw:polygon>
        <draw:polygon draw:style-name="gr35" draw:text-style-name="P7" draw:layer="layout" svg:width="0.029cm" svg:height="0.374cm" svg:x="23.036cm" svg:y="6.733cm" svg:viewBox="0 0 30 375" draw:points="0,375 30,375 30,0 0,0">
          <text:p/>
        </draw:polygon>
        <draw:polygon draw:style-name="gr36" draw:text-style-name="P8" draw:layer="layout" svg:width="0.029cm" svg:height="0.374cm" svg:x="23.065cm" svg:y="6.733cm" svg:viewBox="0 0 30 375" draw:points="0,375 30,375 30,0 0,0">
          <text:p/>
        </draw:polygon>
        <draw:polygon draw:style-name="gr35" draw:text-style-name="P7" draw:layer="layout" svg:width="0.029cm" svg:height="0.374cm" svg:x="23.095cm" svg:y="6.733cm" svg:viewBox="0 0 30 375" draw:points="0,375 30,375 30,0 0,0">
          <text:p/>
        </draw:polygon>
        <draw:polygon draw:style-name="gr35" draw:text-style-name="P7" draw:layer="layout" svg:width="0.029cm" svg:height="0.374cm" svg:x="23.125cm" svg:y="6.733cm" svg:viewBox="0 0 30 375" draw:points="0,375 30,375 30,0 0,0">
          <text:p/>
        </draw:polygon>
        <draw:polygon draw:style-name="gr35" draw:text-style-name="P7" draw:layer="layout" svg:width="0.029cm" svg:height="0.374cm" svg:x="23.154cm" svg:y="6.733cm" svg:viewBox="0 0 30 375" draw:points="0,375 30,375 30,0 0,0">
          <text:p/>
        </draw:polygon>
        <draw:polygon draw:style-name="gr36" draw:text-style-name="P8" draw:layer="layout" svg:width="0.029cm" svg:height="0.374cm" svg:x="23.183cm" svg:y="6.733cm" svg:viewBox="0 0 30 375" draw:points="0,375 30,375 30,0 0,0">
          <text:p/>
        </draw:polygon>
        <draw:polygon draw:style-name="gr38" draw:text-style-name="P10" draw:layer="layout" svg:width="0.029cm" svg:height="0.374cm" svg:x="23.213cm" svg:y="6.733cm" svg:viewBox="0 0 30 375" draw:points="0,375 30,375 30,0 0,0">
          <text:p/>
        </draw:polygon>
        <draw:polygon draw:style-name="gr36" draw:text-style-name="P8" draw:layer="layout" svg:width="0.029cm" svg:height="0.374cm" svg:x="23.242cm" svg:y="6.733cm" svg:viewBox="0 0 30 375" draw:points="0,375 30,375 30,0 0,0">
          <text:p/>
        </draw:polygon>
        <draw:polygon draw:style-name="gr38" draw:text-style-name="P10" draw:layer="layout" svg:width="0.029cm" svg:height="0.374cm" svg:x="23.271cm" svg:y="6.733cm" svg:viewBox="0 0 30 375" draw:points="0,375 30,375 30,0 0,0">
          <text:p/>
        </draw:polygon>
        <draw:polygon draw:style-name="gr38" draw:text-style-name="P10" draw:layer="layout" svg:width="0.029cm" svg:height="0.374cm" svg:x="23.301cm" svg:y="6.733cm" svg:viewBox="0 0 30 375" draw:points="0,375 30,375 30,0 0,0">
          <text:p/>
        </draw:polygon>
        <draw:polygon draw:style-name="gr36" draw:text-style-name="P8" draw:layer="layout" svg:width="0.029cm" svg:height="0.374cm" svg:x="23.331cm" svg:y="6.733cm" svg:viewBox="0 0 30 375" draw:points="0,375 30,375 30,0 0,0">
          <text:p/>
        </draw:polygon>
        <draw:polygon draw:style-name="gr37" draw:text-style-name="P9" draw:layer="layout" svg:width="0.029cm" svg:height="0.374cm" svg:x="23.36cm" svg:y="6.733cm" svg:viewBox="0 0 30 375" draw:points="0,375 30,375 30,0 0,0">
          <text:p/>
        </draw:polygon>
        <draw:polygon draw:style-name="gr38" draw:text-style-name="P10" draw:layer="layout" svg:width="0.029cm" svg:height="0.374cm" svg:x="23.389cm" svg:y="6.733cm" svg:viewBox="0 0 30 375" draw:points="0,375 30,375 30,0 0,0">
          <text:p/>
        </draw:polygon>
        <draw:polygon draw:style-name="gr37" draw:text-style-name="P9" draw:layer="layout" svg:width="0.029cm" svg:height="0.374cm" svg:x="23.419cm" svg:y="6.733cm" svg:viewBox="0 0 30 375" draw:points="0,375 30,375 30,0 0,0">
          <text:p/>
        </draw:polygon>
        <draw:polygon draw:style-name="gr38" draw:text-style-name="P10" draw:layer="layout" svg:width="0.029cm" svg:height="0.374cm" svg:x="23.449cm" svg:y="6.733cm" svg:viewBox="0 0 30 375" draw:points="0,375 30,375 30,0 0,0">
          <text:p/>
        </draw:polygon>
        <draw:polygon draw:style-name="gr36" draw:text-style-name="P8" draw:layer="layout" svg:width="0.029cm" svg:height="0.374cm" svg:x="23.507cm" svg:y="6.733cm" svg:viewBox="0 0 30 375" draw:points="0,375 30,375 30,0 0,0">
          <text:p/>
        </draw:polygon>
        <draw:polygon draw:style-name="gr38" draw:text-style-name="P10" draw:layer="layout" svg:width="0.029cm" svg:height="0.374cm" svg:x="23.537cm" svg:y="6.733cm" svg:viewBox="0 0 30 375" draw:points="0,375 30,375 30,0 0,0">
          <text:p/>
        </draw:polygon>
        <draw:polygon draw:style-name="gr38" draw:text-style-name="P10" draw:layer="layout" svg:width="0.029cm" svg:height="0.374cm" svg:x="23.566cm" svg:y="6.733cm" svg:viewBox="0 0 30 375" draw:points="0,375 30,375 30,0 0,0">
          <text:p/>
        </draw:polygon>
        <draw:polygon draw:style-name="gr38" draw:text-style-name="P10" draw:layer="layout" svg:width="0.029cm" svg:height="0.374cm" svg:x="23.595cm" svg:y="6.733cm" svg:viewBox="0 0 30 375" draw:points="0,375 30,375 30,0 0,0">
          <text:p/>
        </draw:polygon>
        <draw:polygon draw:style-name="gr35" draw:text-style-name="P7" draw:layer="layout" svg:width="0.029cm" svg:height="0.374cm" svg:x="23.625cm" svg:y="6.733cm" svg:viewBox="0 0 30 375" draw:points="0,375 30,375 30,0 0,0">
          <text:p/>
        </draw:polygon>
        <draw:polygon draw:style-name="gr37" draw:text-style-name="P9" draw:layer="layout" svg:width="0.029cm" svg:height="0.374cm" svg:x="23.655cm" svg:y="6.733cm" svg:viewBox="0 0 30 375" draw:points="0,375 30,375 30,0 0,0">
          <text:p/>
        </draw:polygon>
        <draw:polygon draw:style-name="gr35" draw:text-style-name="P7" draw:layer="layout" svg:width="0.029cm" svg:height="0.374cm" svg:x="23.684cm" svg:y="6.733cm" svg:viewBox="0 0 30 375" draw:points="0,375 30,375 30,0 0,0">
          <text:p/>
        </draw:polygon>
        <draw:polygon draw:style-name="gr35" draw:text-style-name="P7" draw:layer="layout" svg:width="0.029cm" svg:height="0.374cm" svg:x="23.713cm" svg:y="6.733cm" svg:viewBox="0 0 30 375" draw:points="0,375 30,375 30,0 0,0">
          <text:p/>
        </draw:polygon>
        <draw:polygon draw:style-name="gr38" draw:text-style-name="P10" draw:layer="layout" svg:width="0.03cm" svg:height="0.374cm" svg:x="23.742cm" svg:y="6.733cm" svg:viewBox="0 0 31 375" draw:points="0,375 31,375 31,0 0,0">
          <text:p/>
        </draw:polygon>
        <draw:polygon draw:style-name="gr37" draw:text-style-name="P9" draw:layer="layout" svg:width="0.029cm" svg:height="0.374cm" svg:x="23.773cm" svg:y="6.733cm" svg:viewBox="0 0 30 375" draw:points="0,375 30,375 30,0 0,0">
          <text:p/>
        </draw:polygon>
        <draw:polygon draw:style-name="gr35" draw:text-style-name="P7" draw:layer="layout" svg:width="0.029cm" svg:height="0.374cm" svg:x="23.802cm" svg:y="6.733cm" svg:viewBox="0 0 30 375" draw:points="0,375 30,375 30,0 0,0">
          <text:p/>
        </draw:polygon>
        <draw:polygon draw:style-name="gr35" draw:text-style-name="P7" draw:layer="layout" svg:width="0.03cm" svg:height="0.374cm" svg:x="23.831cm" svg:y="6.733cm" svg:viewBox="0 0 31 375" draw:points="0,375 31,375 31,0 0,0">
          <text:p/>
        </draw:polygon>
        <draw:polygon draw:style-name="gr36" draw:text-style-name="P8" draw:layer="layout" svg:width="0.029cm" svg:height="0.374cm" svg:x="23.861cm" svg:y="6.733cm" svg:viewBox="0 0 30 375" draw:points="0,375 30,375 30,0 0,0">
          <text:p/>
        </draw:polygon>
        <draw:polygon draw:style-name="gr37" draw:text-style-name="P9" draw:layer="layout" svg:width="0.029cm" svg:height="0.374cm" svg:x="23.89cm" svg:y="6.733cm" svg:viewBox="0 0 30 375" draw:points="0,375 30,375 30,0 0,0">
          <text:p/>
        </draw:polygon>
        <draw:polygon draw:style-name="gr36" draw:text-style-name="P8" draw:layer="layout" svg:width="0.029cm" svg:height="0.374cm" svg:x="23.919cm" svg:y="6.733cm" svg:viewBox="0 0 30 375" draw:points="0,375 30,375 30,0 0,0">
          <text:p/>
        </draw:polygon>
        <draw:polygon draw:style-name="gr37" draw:text-style-name="P9" draw:layer="layout" svg:width="0.029cm" svg:height="0.374cm" svg:x="23.949cm" svg:y="6.733cm" svg:viewBox="0 0 30 375" draw:points="0,375 30,375 30,0 0,0">
          <text:p/>
        </draw:polygon>
        <draw:polygon draw:style-name="gr37" draw:text-style-name="P9" draw:layer="layout" svg:width="0.029cm" svg:height="0.374cm" svg:x="23.979cm" svg:y="6.733cm" svg:viewBox="0 0 30 375" draw:points="0,375 30,375 30,0 0,0">
          <text:p/>
        </draw:polygon>
        <draw:polygon draw:style-name="gr35" draw:text-style-name="P7" draw:layer="layout" svg:width="0.029cm" svg:height="0.374cm" svg:x="24.008cm" svg:y="6.733cm" svg:viewBox="0 0 30 375" draw:points="0,375 30,375 30,0 0,0">
          <text:p/>
        </draw:polygon>
        <draw:polygon draw:style-name="gr36" draw:text-style-name="P8" draw:layer="layout" svg:width="0.029cm" svg:height="0.374cm" svg:x="24.037cm" svg:y="6.733cm" svg:viewBox="0 0 30 375" draw:points="0,375 30,375 30,0 0,0">
          <text:p/>
        </draw:polygon>
        <draw:polygon draw:style-name="gr38" draw:text-style-name="P10" draw:layer="layout" svg:width="0.029cm" svg:height="0.374cm" svg:x="24.066cm" svg:y="6.733cm" svg:viewBox="0 0 30 375" draw:points="0,375 30,375 30,0 0,0">
          <text:p/>
        </draw:polygon>
        <draw:polygon draw:style-name="gr36" draw:text-style-name="P8" draw:layer="layout" svg:width="0.029cm" svg:height="0.374cm" svg:x="24.097cm" svg:y="6.733cm" svg:viewBox="0 0 30 375" draw:points="0,375 30,375 30,0 0,0">
          <text:p/>
        </draw:polygon>
        <draw:polygon draw:style-name="gr38" draw:text-style-name="P10" draw:layer="layout" svg:width="0.029cm" svg:height="0.374cm" svg:x="24.126cm" svg:y="6.733cm" svg:viewBox="0 0 30 375" draw:points="0,375 30,375 30,0 0,0">
          <text:p/>
        </draw:polygon>
        <draw:polygon draw:style-name="gr37" draw:text-style-name="P9" draw:layer="layout" svg:width="0.029cm" svg:height="0.374cm" svg:x="24.155cm" svg:y="6.733cm" svg:viewBox="0 0 30 375" draw:points="0,375 30,375 30,0 0,0">
          <text:p/>
        </draw:polygon>
        <draw:polygon draw:style-name="gr38" draw:text-style-name="P10" draw:layer="layout" svg:width="0.03cm" svg:height="0.374cm" svg:x="24.184cm" svg:y="6.733cm" svg:viewBox="0 0 31 375" draw:points="0,375 31,375 31,0 0,0">
          <text:p/>
        </draw:polygon>
        <draw:polygon draw:style-name="gr37" draw:text-style-name="P9" draw:layer="layout" svg:width="0.029cm" svg:height="0.374cm" svg:x="24.214cm" svg:y="6.733cm" svg:viewBox="0 0 30 375" draw:points="0,375 30,375 30,0 0,0">
          <text:p/>
        </draw:polygon>
        <draw:polygon draw:style-name="gr36" draw:text-style-name="P8" draw:layer="layout" svg:width="0.029cm" svg:height="0.374cm" svg:x="24.243cm" svg:y="6.733cm" svg:viewBox="0 0 30 375" draw:points="0,375 30,375 30,0 0,0">
          <text:p/>
        </draw:polygon>
        <draw:polygon draw:style-name="gr36" draw:text-style-name="P8" draw:layer="layout" svg:width="0.029cm" svg:height="0.374cm" svg:x="24.274cm" svg:y="6.733cm" svg:viewBox="0 0 30 375" draw:points="0,375 30,375 30,0 0,0">
          <text:p/>
        </draw:polygon>
        <draw:polygon draw:style-name="gr37" draw:text-style-name="P9" draw:layer="layout" svg:width="0.029cm" svg:height="0.374cm" svg:x="24.303cm" svg:y="6.733cm" svg:viewBox="0 0 30 375" draw:points="0,375 30,375 30,0 0,0">
          <text:p/>
        </draw:polygon>
        <draw:polygon draw:style-name="gr36" draw:text-style-name="P8" draw:layer="layout" svg:width="0.029cm" svg:height="0.374cm" svg:x="24.332cm" svg:y="6.733cm" svg:viewBox="0 0 30 375" draw:points="0,375 30,375 30,0 0,0">
          <text:p/>
        </draw:polygon>
        <draw:polygon draw:style-name="gr36" draw:text-style-name="P8" draw:layer="layout" svg:width="0.029cm" svg:height="0.374cm" svg:x="24.361cm" svg:y="6.733cm" svg:viewBox="0 0 30 375" draw:points="0,375 30,375 30,0 0,0">
          <text:p/>
        </draw:polygon>
        <draw:polygon draw:style-name="gr38" draw:text-style-name="P10" draw:layer="layout" svg:width="0.029cm" svg:height="0.374cm" svg:x="24.39cm" svg:y="6.733cm" svg:viewBox="0 0 30 375" draw:points="0,375 30,375 30,0 0,0">
          <text:p/>
        </draw:polygon>
        <draw:polygon draw:style-name="gr35" draw:text-style-name="P7" draw:layer="layout" svg:width="0.029cm" svg:height="0.374cm" svg:x="24.42cm" svg:y="6.733cm" svg:viewBox="0 0 30 375" draw:points="0,375 30,375 30,0 0,0">
          <text:p/>
        </draw:polygon>
        <draw:polygon draw:style-name="gr35" draw:text-style-name="P7" draw:layer="layout" svg:width="0.029cm" svg:height="0.374cm" svg:x="24.45cm" svg:y="6.733cm" svg:viewBox="0 0 30 375" draw:points="0,375 30,375 30,0 0,0">
          <text:p/>
        </draw:polygon>
        <draw:polygon draw:style-name="gr35" draw:text-style-name="P7" draw:layer="layout" svg:width="0.029cm" svg:height="0.374cm" svg:x="24.479cm" svg:y="6.733cm" svg:viewBox="0 0 30 375" draw:points="0,375 30,375 30,0 0,0">
          <text:p/>
        </draw:polygon>
        <draw:polygon draw:style-name="gr36" draw:text-style-name="P8" draw:layer="layout" svg:width="0.03cm" svg:height="0.374cm" svg:x="24.508cm" svg:y="6.733cm" svg:viewBox="0 0 31 375" draw:points="0,375 31,375 31,0 0,0">
          <text:p/>
        </draw:polygon>
        <draw:polygon draw:style-name="gr35" draw:text-style-name="P7" draw:layer="layout" svg:width="0.029cm" svg:height="0.374cm" svg:x="24.538cm" svg:y="6.733cm" svg:viewBox="0 0 30 375" draw:points="0,375 30,375 30,0 0,0">
          <text:p/>
        </draw:polygon>
        <draw:polygon draw:style-name="gr38" draw:text-style-name="P10" draw:layer="layout" svg:width="0.029cm" svg:height="0.374cm" svg:x="24.567cm" svg:y="6.733cm" svg:viewBox="0 0 30 375" draw:points="0,375 30,375 30,0 0,0">
          <text:p/>
        </draw:polygon>
        <draw:polygon draw:style-name="gr37" draw:text-style-name="P9" draw:layer="layout" svg:width="0.03cm" svg:height="0.374cm" svg:x="24.596cm" svg:y="6.733cm" svg:viewBox="0 0 31 375" draw:points="0,375 31,375 31,0 0,0">
          <text:p/>
        </draw:polygon>
        <draw:polygon draw:style-name="gr38" draw:text-style-name="P10" draw:layer="layout" svg:width="0.029cm" svg:height="0.374cm" svg:x="24.627cm" svg:y="6.733cm" svg:viewBox="0 0 30 375" draw:points="0,375 30,375 30,0 0,0">
          <text:p/>
        </draw:polygon>
        <draw:polygon draw:style-name="gr35" draw:text-style-name="P7" draw:layer="layout" svg:width="0.029cm" svg:height="0.374cm" svg:x="24.656cm" svg:y="6.733cm" svg:viewBox="0 0 30 375" draw:points="0,375 30,375 30,0 0,0">
          <text:p/>
        </draw:polygon>
        <draw:polygon draw:style-name="gr35" draw:text-style-name="P7" draw:layer="layout" svg:width="0.029cm" svg:height="0.374cm" svg:x="24.685cm" svg:y="6.733cm" svg:viewBox="0 0 30 375" draw:points="0,375 30,375 30,0 0,0">
          <text:p/>
        </draw:polygon>
        <draw:polygon draw:style-name="gr36" draw:text-style-name="P8" draw:layer="layout" svg:width="0.029cm" svg:height="0.374cm" svg:x="24.715cm" svg:y="6.733cm" svg:viewBox="0 0 30 375" draw:points="0,375 30,375 30,0 0,0">
          <text:p/>
        </draw:polygon>
        <draw:polygon draw:style-name="gr35" draw:text-style-name="P7" draw:layer="layout" svg:width="0.029cm" svg:height="0.374cm" svg:x="24.744cm" svg:y="6.733cm" svg:viewBox="0 0 30 375" draw:points="0,375 30,375 30,0 0,0">
          <text:p/>
        </draw:polygon>
        <draw:polygon draw:style-name="gr35" draw:text-style-name="P7" draw:layer="layout" svg:width="0.029cm" svg:height="0.374cm" svg:x="24.774cm" svg:y="6.733cm" svg:viewBox="0 0 30 375" draw:points="0,375 30,375 30,0 0,0">
          <text:p/>
        </draw:polygon>
        <draw:polygon draw:style-name="gr36" draw:text-style-name="P8" draw:layer="layout" svg:width="0.029cm" svg:height="0.374cm" svg:x="24.803cm" svg:y="6.733cm" svg:viewBox="0 0 30 375" draw:points="0,375 30,375 30,0 0,0">
          <text:p/>
        </draw:polygon>
        <draw:polygon draw:style-name="gr38" draw:text-style-name="P10" draw:layer="layout" svg:width="0.029cm" svg:height="0.374cm" svg:x="24.833cm" svg:y="6.733cm" svg:viewBox="0 0 30 375" draw:points="0,375 30,375 30,0 0,0">
          <text:p/>
        </draw:polygon>
        <draw:polygon draw:style-name="gr38" draw:text-style-name="P10" draw:layer="layout" svg:width="0.029cm" svg:height="0.374cm" svg:x="24.862cm" svg:y="6.733cm" svg:viewBox="0 0 30 375" draw:points="0,375 30,375 30,0 0,0">
          <text:p/>
        </draw:polygon>
        <draw:polygon draw:style-name="gr38" draw:text-style-name="P10" draw:layer="layout" svg:width="0.029cm" svg:height="0.374cm" svg:x="24.891cm" svg:y="6.733cm" svg:viewBox="0 0 30 375" draw:points="0,375 30,375 30,0 0,0">
          <text:p/>
        </draw:polygon>
        <draw:polygon draw:style-name="gr36" draw:text-style-name="P8" draw:layer="layout" svg:width="0.029cm" svg:height="0.374cm" svg:x="24.92cm" svg:y="6.733cm" svg:viewBox="0 0 30 375" draw:points="0,375 30,375 30,0 0,0">
          <text:p/>
        </draw:polygon>
        <draw:polygon draw:style-name="gr35" draw:text-style-name="P7" draw:layer="layout" svg:width="0.03cm" svg:height="0.374cm" svg:x="24.95cm" svg:y="6.733cm" svg:viewBox="0 0 31 375" draw:points="0,375 31,375 31,0 0,0">
          <text:p/>
        </draw:polygon>
        <draw:polygon draw:style-name="gr35" draw:text-style-name="P7" draw:layer="layout" svg:width="0.029cm" svg:height="0.374cm" svg:x="24.98cm" svg:y="6.733cm" svg:viewBox="0 0 30 375" draw:points="0,375 30,375 30,0 0,0">
          <text:p/>
        </draw:polygon>
        <draw:polygon draw:style-name="gr36" draw:text-style-name="P8" draw:layer="layout" svg:width="0.029cm" svg:height="0.374cm" svg:x="25.009cm" svg:y="6.733cm" svg:viewBox="0 0 30 375" draw:points="0,375 30,375 30,0 0,0">
          <text:p/>
        </draw:polygon>
        <draw:polygon draw:style-name="gr35" draw:text-style-name="P7" draw:layer="layout" svg:width="0.03cm" svg:height="0.374cm" svg:x="25.038cm" svg:y="6.733cm" svg:viewBox="0 0 31 375" draw:points="0,375 31,375 31,0 0,0">
          <text:p/>
        </draw:polygon>
        <draw:polygon draw:style-name="gr35" draw:text-style-name="P7" draw:layer="layout" svg:width="0.029cm" svg:height="0.374cm" svg:x="25.068cm" svg:y="6.733cm" svg:viewBox="0 0 30 375" draw:points="0,375 30,375 30,0 0,0">
          <text:p/>
        </draw:polygon>
        <draw:polygon draw:style-name="gr36" draw:text-style-name="P8" draw:layer="layout" svg:width="0.029cm" svg:height="0.374cm" svg:x="25.098cm" svg:y="6.733cm" svg:viewBox="0 0 30 375" draw:points="0,375 30,375 30,0 0,0">
          <text:p/>
        </draw:polygon>
        <draw:polygon draw:style-name="gr37" draw:text-style-name="P9" draw:layer="layout" svg:width="0.029cm" svg:height="0.374cm" svg:x="25.127cm" svg:y="6.733cm" svg:viewBox="0 0 30 375" draw:points="0,375 30,375 30,0 0,0">
          <text:p/>
        </draw:polygon>
        <draw:polygon draw:style-name="gr37" draw:text-style-name="P9" draw:layer="layout" svg:width="0.029cm" svg:height="0.374cm" svg:x="25.157cm" svg:y="6.733cm" svg:viewBox="0 0 30 375" draw:points="0,375 30,375 30,0 0,0">
          <text:p/>
        </draw:polygon>
        <draw:polygon draw:style-name="gr35" draw:text-style-name="P7" draw:layer="layout" svg:width="0.029cm" svg:height="0.374cm" svg:x="25.186cm" svg:y="6.733cm" svg:viewBox="0 0 30 375" draw:points="0,375 30,375 30,0 0,0">
          <text:p/>
        </draw:polygon>
        <draw:polygon draw:style-name="gr38" draw:text-style-name="P10" draw:layer="layout" svg:width="0.029cm" svg:height="0.374cm" svg:x="25.215cm" svg:y="6.733cm" svg:viewBox="0 0 30 375" draw:points="0,375 30,375 30,0 0,0">
          <text:p/>
        </draw:polygon>
        <draw:polygon draw:style-name="gr36" draw:text-style-name="P8" draw:layer="layout" svg:width="0.029cm" svg:height="0.374cm" svg:x="25.244cm" svg:y="6.733cm" svg:viewBox="0 0 30 375" draw:points="0,375 30,375 30,0 0,0">
          <text:p/>
        </draw:polygon>
        <draw:polygon draw:style-name="gr38" draw:text-style-name="P10" draw:layer="layout" svg:width="0.029cm" svg:height="0.374cm" svg:x="25.275cm" svg:y="6.733cm" svg:viewBox="0 0 30 375" draw:points="0,375 30,375 30,0 0,0">
          <text:p/>
        </draw:polygon>
        <draw:polygon draw:style-name="gr36" draw:text-style-name="P8" draw:layer="layout" svg:width="0.029cm" svg:height="0.374cm" svg:x="25.304cm" svg:y="6.733cm" svg:viewBox="0 0 30 375" draw:points="0,375 30,375 30,0 0,0">
          <text:p/>
        </draw:polygon>
        <draw:polygon draw:style-name="gr38" draw:text-style-name="P10" draw:layer="layout" svg:width="0.029cm" svg:height="0.374cm" svg:x="25.333cm" svg:y="6.733cm" svg:viewBox="0 0 30 375" draw:points="0,375 30,375 30,0 0,0">
          <text:p/>
        </draw:polygon>
        <draw:polygon draw:style-name="gr38" draw:text-style-name="P10" draw:layer="layout" svg:width="0.03cm" svg:height="0.374cm" svg:x="25.362cm" svg:y="6.733cm" svg:viewBox="0 0 31 375" draw:points="0,375 31,375 31,0 0,0">
          <text:p/>
        </draw:polygon>
        <draw:polygon draw:style-name="gr37" draw:text-style-name="P9" draw:layer="layout" svg:width="0.029cm" svg:height="0.374cm" svg:x="25.392cm" svg:y="6.733cm" svg:viewBox="0 0 30 375" draw:points="0,375 30,375 30,0 0,0">
          <text:p/>
        </draw:polygon>
        <draw:polygon draw:style-name="gr37" draw:text-style-name="P9" draw:layer="layout" svg:width="0.029cm" svg:height="0.374cm" svg:x="25.422cm" svg:y="6.733cm" svg:viewBox="0 0 30 375" draw:points="0,375 30,375 30,0 0,0">
          <text:p/>
        </draw:polygon>
        <draw:polygon draw:style-name="gr36" draw:text-style-name="P8" draw:layer="layout" svg:width="0.029cm" svg:height="0.374cm" svg:x="25.451cm" svg:y="6.733cm" svg:viewBox="0 0 30 375" draw:points="0,375 30,375 30,0 0,0">
          <text:p/>
        </draw:polygon>
        <draw:polygon draw:style-name="gr38" draw:text-style-name="P10" draw:layer="layout" svg:width="0.029cm" svg:height="0.374cm" svg:x="25.481cm" svg:y="6.733cm" svg:viewBox="0 0 30 375" draw:points="0,375 30,375 30,0 0,0">
          <text:p/>
        </draw:polygon>
        <draw:polygon draw:style-name="gr36" draw:text-style-name="P8" draw:layer="layout" svg:width="0.029cm" svg:height="0.374cm" svg:x="25.51cm" svg:y="6.733cm" svg:viewBox="0 0 30 375" draw:points="0,375 30,375 30,0 0,0">
          <text:p/>
        </draw:polygon>
        <draw:polygon draw:style-name="gr38" draw:text-style-name="P10" draw:layer="layout" svg:width="0.029cm" svg:height="0.374cm" svg:x="25.539cm" svg:y="6.733cm" svg:viewBox="0 0 30 375" draw:points="0,375 30,375 30,0 0,0">
          <text:p/>
        </draw:polygon>
        <draw:polygon draw:style-name="gr36" draw:text-style-name="P8" draw:layer="layout" svg:width="0.029cm" svg:height="0.374cm" svg:x="25.568cm" svg:y="6.733cm" svg:viewBox="0 0 30 375" draw:points="0,375 30,375 30,0 0,0">
          <text:p/>
        </draw:polygon>
        <draw:polygon draw:style-name="gr37" draw:text-style-name="P9" draw:layer="layout" svg:width="0.029cm" svg:height="0.374cm" svg:x="25.599cm" svg:y="6.733cm" svg:viewBox="0 0 30 375" draw:points="0,375 30,375 30,0 0,0">
          <text:p/>
        </draw:polygon>
        <draw:polygon draw:style-name="gr36" draw:text-style-name="P8" draw:layer="layout" svg:width="0.029cm" svg:height="0.374cm" svg:x="25.628cm" svg:y="6.733cm" svg:viewBox="0 0 30 375" draw:points="0,375 30,375 30,0 0,0">
          <text:p/>
        </draw:polygon>
        <draw:polygon draw:style-name="gr35" draw:text-style-name="P7" draw:layer="layout" svg:width="0.029cm" svg:height="0.374cm" svg:x="25.657cm" svg:y="6.733cm" svg:viewBox="0 0 30 375" draw:points="0,375 30,375 30,0 0,0">
          <text:p/>
        </draw:polygon>
        <draw:polygon draw:style-name="gr38" draw:text-style-name="P10" draw:layer="layout" svg:width="0.029cm" svg:height="0.374cm" svg:x="25.686cm" svg:y="6.733cm" svg:viewBox="0 0 30 375" draw:points="0,375 30,375 30,0 0,0">
          <text:p/>
        </draw:polygon>
        <draw:polygon draw:style-name="gr36" draw:text-style-name="P8" draw:layer="layout" svg:width="0.029cm" svg:height="0.374cm" svg:x="25.716cm" svg:y="6.733cm" svg:viewBox="0 0 30 375" draw:points="0,375 30,375 30,0 0,0">
          <text:p/>
        </draw:polygon>
        <draw:polygon draw:style-name="gr37" draw:text-style-name="P9" draw:layer="layout" svg:width="0.029cm" svg:height="0.374cm" svg:x="25.746cm" svg:y="6.733cm" svg:viewBox="0 0 30 375" draw:points="0,375 30,375 30,0 0,0">
          <text:p/>
        </draw:polygon>
        <draw:polygon draw:style-name="gr35" draw:text-style-name="P7" draw:layer="layout" svg:width="0.029cm" svg:height="0.374cm" svg:x="25.775cm" svg:y="6.733cm" svg:viewBox="0 0 30 375" draw:points="0,375 30,375 30,0 0,0">
          <text:p/>
        </draw:polygon>
        <draw:polygon draw:style-name="gr38" draw:text-style-name="P10" draw:layer="layout" svg:width="0.03cm" svg:height="0.374cm" svg:x="25.804cm" svg:y="6.733cm" svg:viewBox="0 0 31 375" draw:points="0,375 31,375 31,0 0,0">
          <text:p/>
        </draw:polygon>
        <draw:polygon draw:style-name="gr37" draw:text-style-name="P9" draw:layer="layout" svg:width="0.029cm" svg:height="0.374cm" svg:x="25.834cm" svg:y="6.733cm" svg:viewBox="0 0 30 375" draw:points="0,375 30,375 30,0 0,0">
          <text:p/>
        </draw:polygon>
        <draw:polygon draw:style-name="gr35" draw:text-style-name="P7" draw:layer="layout" svg:width="0.029cm" svg:height="0.374cm" svg:x="25.863cm" svg:y="6.733cm" svg:viewBox="0 0 30 375" draw:points="0,375 30,375 30,0 0,0">
          <text:p/>
        </draw:polygon>
        <draw:polygon draw:style-name="gr35" draw:text-style-name="P7" draw:layer="layout" svg:width="0.03cm" svg:height="0.374cm" svg:x="25.892cm" svg:y="6.733cm" svg:viewBox="0 0 31 375" draw:points="0,375 31,375 31,0 0,0">
          <text:p/>
        </draw:polygon>
        <draw:polygon draw:style-name="gr37" draw:text-style-name="P9" draw:layer="layout" svg:width="0.029cm" svg:height="0.374cm" svg:x="25.923cm" svg:y="6.733cm" svg:viewBox="0 0 30 375" draw:points="0,375 30,375 30,0 0,0">
          <text:p/>
        </draw:polygon>
        <draw:polygon draw:style-name="gr35" draw:text-style-name="P7" draw:layer="layout" svg:width="0.029cm" svg:height="0.374cm" svg:x="25.952cm" svg:y="6.733cm" svg:viewBox="0 0 30 375" draw:points="0,375 30,375 30,0 0,0">
          <text:p/>
        </draw:polygon>
        <draw:polygon draw:style-name="gr35" draw:text-style-name="P7" draw:layer="layout" svg:width="0.029cm" svg:height="0.374cm" svg:x="25.981cm" svg:y="6.733cm" svg:viewBox="0 0 30 375" draw:points="0,375 30,375 30,0 0,0">
          <text:p/>
        </draw:polygon>
        <draw:polygon draw:style-name="gr36" draw:text-style-name="P8" draw:layer="layout" svg:width="0.029cm" svg:height="0.374cm" svg:x="26.01cm" svg:y="6.733cm" svg:viewBox="0 0 30 375" draw:points="0,375 30,375 30,0 0,0">
          <text:p/>
        </draw:polygon>
        <draw:polygon draw:style-name="gr37" draw:text-style-name="P9" draw:layer="layout" svg:width="0.029cm" svg:height="0.374cm" svg:x="26.04cm" svg:y="6.733cm" svg:viewBox="0 0 30 375" draw:points="0,375 30,375 30,0 0,0">
          <text:p/>
        </draw:polygon>
        <draw:polygon draw:style-name="gr36" draw:text-style-name="P8" draw:layer="layout" svg:width="0.029cm" svg:height="0.374cm" svg:x="26.07cm" svg:y="6.733cm" svg:viewBox="0 0 30 375" draw:points="0,375 30,375 30,0 0,0">
          <text:p/>
        </draw:polygon>
        <draw:polygon draw:style-name="gr35" draw:text-style-name="P7" draw:layer="layout" svg:width="0.029cm" svg:height="0.374cm" svg:x="26.099cm" svg:y="6.733cm" svg:viewBox="0 0 30 375" draw:points="0,375 30,375 30,0 0,0">
          <text:p/>
        </draw:polygon>
        <draw:polygon draw:style-name="gr37" draw:text-style-name="P9" draw:layer="layout" svg:width="0.03cm" svg:height="0.374cm" svg:x="26.128cm" svg:y="6.733cm" svg:viewBox="0 0 31 375" draw:points="0,375 31,375 31,0 0,0">
          <text:p/>
        </draw:polygon>
        <draw:polygon draw:style-name="gr36" draw:text-style-name="P8" draw:layer="layout" svg:width="0.029cm" svg:height="0.374cm" svg:x="26.158cm" svg:y="6.733cm" svg:viewBox="0 0 30 375" draw:points="0,375 30,375 30,0 0,0">
          <text:p/>
        </draw:polygon>
        <draw:polygon draw:style-name="gr37" draw:text-style-name="P9" draw:layer="layout" svg:width="0.029cm" svg:height="0.374cm" svg:x="26.187cm" svg:y="6.733cm" svg:viewBox="0 0 30 375" draw:points="0,375 30,375 30,0 0,0">
          <text:p/>
        </draw:polygon>
        <draw:polygon draw:style-name="gr35" draw:text-style-name="P7" draw:layer="layout" svg:width="0.03cm" svg:height="0.374cm" svg:x="26.216cm" svg:y="6.733cm" svg:viewBox="0 0 31 375" draw:points="0,375 31,375 31,0 0,0">
          <text:p/>
        </draw:polygon>
        <draw:polygon draw:style-name="gr35" draw:text-style-name="P7" draw:layer="layout" svg:width="0.029cm" svg:height="0.374cm" svg:x="26.247cm" svg:y="6.733cm" svg:viewBox="0 0 30 375" draw:points="0,375 30,375 30,0 0,0">
          <text:p/>
        </draw:polygon>
        <draw:polygon draw:style-name="gr35" draw:text-style-name="P7" draw:layer="layout" svg:width="0.029cm" svg:height="0.374cm" svg:x="26.276cm" svg:y="6.733cm" svg:viewBox="0 0 30 375" draw:points="0,375 30,375 30,0 0,0">
          <text:p/>
        </draw:polygon>
        <draw:polygon draw:style-name="gr38" draw:text-style-name="P10" draw:layer="layout" svg:width="0.029cm" svg:height="0.374cm" svg:x="26.305cm" svg:y="6.733cm" svg:viewBox="0 0 30 375" draw:points="0,375 30,375 30,0 0,0">
          <text:p/>
        </draw:polygon>
        <draw:polygon draw:style-name="gr37" draw:text-style-name="P9" draw:layer="layout" svg:width="0.029cm" svg:height="0.374cm" svg:x="26.335cm" svg:y="6.733cm" svg:viewBox="0 0 30 375" draw:points="0,375 30,375 30,0 0,0">
          <text:p/>
        </draw:polygon>
        <draw:polygon draw:style-name="gr36" draw:text-style-name="P8" draw:layer="layout" svg:width="0.029cm" svg:height="0.374cm" svg:x="26.364cm" svg:y="6.733cm" svg:viewBox="0 0 30 375" draw:points="0,375 30,375 30,0 0,0">
          <text:p/>
        </draw:polygon>
        <draw:polygon draw:style-name="gr37" draw:text-style-name="P9" draw:layer="layout" svg:width="0.029cm" svg:height="0.374cm" svg:x="26.393cm" svg:y="6.733cm" svg:viewBox="0 0 30 375" draw:points="0,375 30,375 30,0 0,0">
          <text:p/>
        </draw:polygon>
        <draw:polygon draw:style-name="gr35" draw:text-style-name="P7" draw:layer="layout" svg:width="0.029cm" svg:height="0.374cm" svg:x="26.423cm" svg:y="6.733cm" svg:viewBox="0 0 30 375" draw:points="0,375 30,375 30,0 0,0">
          <text:p/>
        </draw:polygon>
        <draw:polygon draw:style-name="gr38" draw:text-style-name="P10" draw:layer="layout" svg:width="0.029cm" svg:height="0.374cm" svg:x="26.453cm" svg:y="6.733cm" svg:viewBox="0 0 30 375" draw:points="0,375 30,375 30,0 0,0">
          <text:p/>
        </draw:polygon>
        <draw:polygon draw:style-name="gr35" draw:text-style-name="P7" draw:layer="layout" svg:width="0.029cm" svg:height="0.374cm" svg:x="26.482cm" svg:y="6.733cm" svg:viewBox="0 0 30 375" draw:points="0,375 30,375 30,0 0,0">
          <text:p/>
        </draw:polygon>
        <draw:polygon draw:style-name="gr35" draw:text-style-name="P7" draw:layer="layout" svg:width="0.029cm" svg:height="0.374cm" svg:x="26.511cm" svg:y="6.733cm" svg:viewBox="0 0 30 375" draw:points="0,375 30,375 30,0 0,0">
          <text:p/>
        </draw:polygon>
        <draw:polygon draw:style-name="gr37" draw:text-style-name="P9" draw:layer="layout" svg:width="0.029cm" svg:height="0.374cm" svg:x="26.54cm" svg:y="6.733cm" svg:viewBox="0 0 30 375" draw:points="0,375 30,375 30,0 0,0">
          <text:p/>
        </draw:polygon>
        <draw:polygon draw:style-name="gr38" draw:text-style-name="P10" draw:layer="layout" svg:width="0.03cm" svg:height="0.374cm" svg:x="26.569cm" svg:y="6.733cm" svg:viewBox="0 0 31 375" draw:points="0,375 31,375 31,0 0,0">
          <text:p/>
        </draw:polygon>
        <draw:polygon draw:style-name="gr35" draw:text-style-name="P7" draw:layer="layout" svg:width="0.029cm" svg:height="0.374cm" svg:x="26.6cm" svg:y="6.733cm" svg:viewBox="0 0 30 375" draw:points="0,375 30,375 30,0 0,0">
          <text:p/>
        </draw:polygon>
        <draw:polygon draw:style-name="gr35" draw:text-style-name="P7" draw:layer="layout" svg:width="0.029cm" svg:height="0.374cm" svg:x="26.629cm" svg:y="6.733cm" svg:viewBox="0 0 30 375" draw:points="0,375 30,375 30,0 0,0">
          <text:p/>
        </draw:polygon>
        <draw:polygon draw:style-name="gr38" draw:text-style-name="P10" draw:layer="layout" svg:width="0.03cm" svg:height="0.374cm" svg:x="26.658cm" svg:y="6.733cm" svg:viewBox="0 0 31 375" draw:points="0,375 31,375 31,0 0,0">
          <text:p/>
        </draw:polygon>
        <draw:polygon draw:style-name="gr37" draw:text-style-name="P9" draw:layer="layout" svg:width="0.029cm" svg:height="0.374cm" svg:x="26.688cm" svg:y="6.733cm" svg:viewBox="0 0 30 375" draw:points="0,375 30,375 30,0 0,0">
          <text:p/>
        </draw:polygon>
        <draw:polygon draw:style-name="gr38" draw:text-style-name="P10" draw:layer="layout" svg:width="0.029cm" svg:height="0.374cm" svg:x="26.717cm" svg:y="6.733cm" svg:viewBox="0 0 30 375" draw:points="0,375 30,375 30,0 0,0">
          <text:p/>
        </draw:polygon>
        <draw:polygon draw:style-name="gr37" draw:text-style-name="P9" draw:layer="layout" svg:width="0.029cm" svg:height="0.374cm" svg:x="26.747cm" svg:y="6.733cm" svg:viewBox="0 0 30 375" draw:points="0,375 30,375 30,0 0,0">
          <text:p/>
        </draw:polygon>
        <draw:polygon draw:style-name="gr35" draw:text-style-name="P7" draw:layer="layout" svg:width="0.029cm" svg:height="0.374cm" svg:x="26.777cm" svg:y="6.733cm" svg:viewBox="0 0 30 375" draw:points="0,375 30,375 30,0 0,0">
          <text:p/>
        </draw:polygon>
        <draw:polygon draw:style-name="gr35" draw:text-style-name="P7" draw:layer="layout" svg:width="0.029cm" svg:height="0.374cm" svg:x="26.806cm" svg:y="6.733cm" svg:viewBox="0 0 30 375" draw:points="0,375 30,375 30,0 0,0">
          <text:p/>
        </draw:polygon>
        <draw:polygon draw:style-name="gr38" draw:text-style-name="P10" draw:layer="layout" svg:width="0.029cm" svg:height="0.374cm" svg:x="26.835cm" svg:y="6.733cm" svg:viewBox="0 0 30 375" draw:points="0,375 30,375 30,0 0,0">
          <text:p/>
        </draw:polygon>
        <draw:polygon draw:style-name="gr38" draw:text-style-name="P10" draw:layer="layout" svg:width="0.029cm" svg:height="0.374cm" svg:x="26.864cm" svg:y="6.733cm" svg:viewBox="0 0 30 375" draw:points="0,375 30,375 30,0 0,0">
          <text:p/>
        </draw:polygon>
        <draw:polygon draw:style-name="gr37" draw:text-style-name="P9" draw:layer="layout" svg:width="0.029cm" svg:height="0.374cm" svg:x="26.895cm" svg:y="6.733cm" svg:viewBox="0 0 30 375" draw:points="0,375 30,375 30,0 0,0">
          <text:p/>
        </draw:polygon>
        <draw:polygon draw:style-name="gr36" draw:text-style-name="P8" draw:layer="layout" svg:width="0.029cm" svg:height="0.374cm" svg:x="26.924cm" svg:y="6.733cm" svg:viewBox="0 0 30 375" draw:points="0,375 30,375 30,0 0,0">
          <text:p/>
        </draw:polygon>
        <draw:polygon draw:style-name="gr35" draw:text-style-name="P7" draw:layer="layout" svg:width="0.029cm" svg:height="0.374cm" svg:x="26.953cm" svg:y="6.733cm" svg:viewBox="0 0 30 375" draw:points="0,375 30,375 30,0 0,0">
          <text:p/>
        </draw:polygon>
        <draw:polygon draw:style-name="gr37" draw:text-style-name="P9" draw:layer="layout" svg:width="0.03cm" svg:height="0.374cm" svg:x="26.982cm" svg:y="6.733cm" svg:viewBox="0 0 31 375" draw:points="0,375 31,375 31,0 0,0">
          <text:p/>
        </draw:polygon>
        <draw:polygon draw:style-name="gr35" draw:text-style-name="P7" draw:layer="layout" svg:width="0.029cm" svg:height="0.374cm" svg:x="27.012cm" svg:y="6.733cm" svg:viewBox="0 0 30 375" draw:points="0,375 30,375 30,0 0,0">
          <text:p/>
        </draw:polygon>
        <draw:polygon draw:style-name="gr35" draw:text-style-name="P7" draw:layer="layout" svg:width="0.029cm" svg:height="0.374cm" svg:x="27.041cm" svg:y="6.733cm" svg:viewBox="0 0 30 375" draw:points="0,375 30,375 30,0 0,0">
          <text:p/>
        </draw:polygon>
        <draw:polygon draw:style-name="gr38" draw:text-style-name="P10" draw:layer="layout" svg:width="0.029cm" svg:height="0.374cm" svg:x="27.071cm" svg:y="6.733cm" svg:viewBox="0 0 30 375" draw:points="0,375 30,375 30,0 0,0">
          <text:p/>
        </draw:polygon>
        <draw:polygon draw:style-name="gr38" draw:text-style-name="P10" draw:layer="layout" svg:width="0.029cm" svg:height="0.374cm" svg:x="27.101cm" svg:y="6.733cm" svg:viewBox="0 0 30 375" draw:points="0,375 30,375 30,0 0,0">
          <text:p/>
        </draw:polygon>
        <draw:polygon draw:style-name="gr36" draw:text-style-name="P8" draw:layer="layout" svg:width="0.029cm" svg:height="0.374cm" svg:x="27.13cm" svg:y="6.733cm" svg:viewBox="0 0 30 375" draw:points="0,375 30,375 30,0 0,0">
          <text:p/>
        </draw:polygon>
        <draw:polygon draw:style-name="gr35" draw:text-style-name="P7" draw:layer="layout" svg:width="0.029cm" svg:height="0.374cm" svg:x="27.159cm" svg:y="6.733cm" svg:viewBox="0 0 30 375" draw:points="0,375 30,375 30,0 0,0">
          <text:p/>
        </draw:polygon>
        <draw:polygon draw:style-name="gr37" draw:text-style-name="P9" draw:layer="layout" svg:width="0.029cm" svg:height="0.374cm" svg:x="27.188cm" svg:y="6.733cm" svg:viewBox="0 0 30 375" draw:points="0,375 30,375 30,0 0,0">
          <text:p/>
        </draw:polygon>
        <draw:polygon draw:style-name="gr38" draw:text-style-name="P10" draw:layer="layout" svg:width="0.029cm" svg:height="0.374cm" svg:x="27.219cm" svg:y="6.733cm" svg:viewBox="0 0 30 375" draw:points="0,375 30,375 30,0 0,0">
          <text:p/>
        </draw:polygon>
        <draw:polygon draw:style-name="gr37" draw:text-style-name="P9" draw:layer="layout" svg:width="0.029cm" svg:height="0.374cm" svg:x="27.248cm" svg:y="6.733cm" svg:viewBox="0 0 30 375" draw:points="0,375 30,375 30,0 0,0">
          <text:p/>
        </draw:polygon>
        <draw:polygon draw:style-name="gr35" draw:text-style-name="P7" draw:layer="layout" svg:width="0.029cm" svg:height="0.374cm" svg:x="27.277cm" svg:y="6.733cm" svg:viewBox="0 0 30 375" draw:points="0,375 30,375 30,0 0,0">
          <text:p/>
        </draw:polygon>
        <draw:polygon draw:style-name="gr35" draw:text-style-name="P7" draw:layer="layout" svg:width="0.029cm" svg:height="0.374cm" svg:x="27.306cm" svg:y="6.733cm" svg:viewBox="0 0 30 375" draw:points="0,375 30,375 30,0 0,0">
          <text:p/>
        </draw:polygon>
        <draw:polygon draw:style-name="gr38" draw:text-style-name="P10" draw:layer="layout" svg:width="0.029cm" svg:height="0.374cm" svg:x="27.336cm" svg:y="6.733cm" svg:viewBox="0 0 30 375" draw:points="0,375 30,375 30,0 0,0">
          <text:p/>
        </draw:polygon>
        <draw:polygon draw:style-name="gr36" draw:text-style-name="P8" draw:layer="layout" svg:width="0.029cm" svg:height="0.374cm" svg:x="27.365cm" svg:y="6.733cm" svg:viewBox="0 0 30 375" draw:points="0,375 30,375 30,0 0,0">
          <text:p/>
        </draw:polygon>
        <draw:polygon draw:style-name="gr35" draw:text-style-name="P7" draw:layer="layout" svg:width="0.029cm" svg:height="0.374cm" svg:x="27.395cm" svg:y="6.733cm" svg:viewBox="0 0 30 375" draw:points="0,375 30,375 30,0 0,0">
          <text:p/>
        </draw:polygon>
        <draw:polygon draw:style-name="gr38" draw:text-style-name="P10" draw:layer="layout" svg:width="0.03cm" svg:height="0.374cm" svg:x="27.424cm" svg:y="6.733cm" svg:viewBox="0 0 31 375" draw:points="0,375 31,375 31,0 0,0">
          <text:p/>
        </draw:polygon>
        <draw:polygon draw:style-name="gr36" draw:text-style-name="P8" draw:layer="layout" svg:width="0.029cm" svg:height="0.374cm" svg:x="27.454cm" svg:y="6.733cm" svg:viewBox="0 0 30 375" draw:points="0,375 30,375 30,0 0,0">
          <text:p/>
        </draw:polygon>
        <draw:polygon draw:style-name="gr37" draw:text-style-name="P9" draw:layer="layout" svg:width="0.029cm" svg:height="0.374cm" svg:x="27.483cm" svg:y="6.733cm" svg:viewBox="0 0 30 375" draw:points="0,375 30,375 30,0 0,0">
          <text:p/>
        </draw:polygon>
        <draw:polygon draw:style-name="gr35" draw:text-style-name="P7" draw:layer="layout" svg:width="0.029cm" svg:height="0.374cm" svg:x="27.512cm" svg:y="6.733cm" svg:viewBox="0 0 30 375" draw:points="0,375 30,375 30,0 0,0">
          <text:p/>
        </draw:polygon>
        <draw:polygon draw:style-name="gr35" draw:text-style-name="P7" draw:layer="layout" svg:width="0.029cm" svg:height="0.374cm" svg:x="27.543cm" svg:y="6.733cm" svg:viewBox="0 0 30 375" draw:points="0,375 30,375 30,0 0,0">
          <text:p/>
        </draw:polygon>
        <draw:polygon draw:style-name="gr38" draw:text-style-name="P10" draw:layer="layout" svg:width="0.029cm" svg:height="0.374cm" svg:x="27.572cm" svg:y="6.733cm" svg:viewBox="0 0 30 375" draw:points="0,375 30,375 30,0 0,0">
          <text:p/>
        </draw:polygon>
        <draw:polygon draw:style-name="gr36" draw:text-style-name="P8" draw:layer="layout" svg:width="0.029cm" svg:height="0.374cm" svg:x="27.601cm" svg:y="6.733cm" svg:viewBox="0 0 30 375" draw:points="0,375 30,375 30,0 0,0">
          <text:p/>
        </draw:polygon>
        <draw:polygon draw:style-name="gr38" draw:text-style-name="P10" draw:layer="layout" svg:width="0.029cm" svg:height="0.374cm" svg:x="27.63cm" svg:y="6.733cm" svg:viewBox="0 0 30 375" draw:points="0,375 30,375 30,0 0,0">
          <text:p/>
        </draw:polygon>
        <draw:polygon draw:style-name="gr38" draw:text-style-name="P10" draw:layer="layout" svg:width="0.029cm" svg:height="0.374cm" svg:x="27.66cm" svg:y="6.733cm" svg:viewBox="0 0 30 375" draw:points="0,375 30,375 30,0 0,0">
          <text:p/>
        </draw:polygon>
        <draw:polygon draw:style-name="gr38" draw:text-style-name="P10" draw:layer="layout" svg:width="0.029cm" svg:height="0.374cm" svg:x="27.689cm" svg:y="6.733cm" svg:viewBox="0 0 30 375" draw:points="0,375 30,375 30,0 0,0">
          <text:p/>
        </draw:polygon>
        <draw:polygon draw:style-name="gr37" draw:text-style-name="P9" draw:layer="layout" svg:width="0.029cm" svg:height="0.374cm" svg:x="27.719cm" svg:y="6.733cm" svg:viewBox="0 0 30 375" draw:points="0,375 30,375 30,0 0,0">
          <text:p/>
        </draw:polygon>
        <draw:polygon draw:style-name="gr35" draw:text-style-name="P7" draw:layer="layout" svg:width="0.029cm" svg:height="0.374cm" svg:x="27.748cm" svg:y="6.733cm" svg:viewBox="0 0 30 375" draw:points="0,375 30,375 30,0 0,0">
          <text:p/>
        </draw:polygon>
        <draw:polygon draw:style-name="gr35" draw:text-style-name="P7" draw:layer="layout" svg:width="0.029cm" svg:height="0.374cm" svg:x="27.778cm" svg:y="6.733cm" svg:viewBox="0 0 30 375" draw:points="0,375 30,375 30,0 0,0">
          <text:p/>
        </draw:polygon>
        <draw:polygon draw:style-name="gr36" draw:text-style-name="P8" draw:layer="layout" svg:width="0.029cm" svg:height="0.374cm" svg:x="27.807cm" svg:y="6.733cm" svg:viewBox="0 0 30 375" draw:points="0,375 30,375 30,0 0,0">
          <text:p/>
        </draw:polygon>
        <draw:polygon draw:style-name="gr37" draw:text-style-name="P9" draw:layer="layout" svg:width="0.03cm" svg:height="0.374cm" svg:x="27.836cm" svg:y="6.733cm" svg:viewBox="0 0 31 375" draw:points="0,375 31,375 31,0 0,0">
          <text:p/>
        </draw:polygon>
        <draw:polygon draw:style-name="gr36" draw:text-style-name="P8" draw:layer="layout" svg:width="0.029cm" svg:height="0.374cm" svg:x="27.867cm" svg:y="6.733cm" svg:viewBox="0 0 30 375" draw:points="0,375 30,375 30,0 0,0">
          <text:p/>
        </draw:polygon>
        <draw:polygon draw:style-name="gr35" draw:text-style-name="P7" draw:layer="layout" svg:width="0.029cm" svg:height="0.374cm" svg:x="27.896cm" svg:y="6.733cm" svg:viewBox="0 0 30 375" draw:points="0,375 30,375 30,0 0,0">
          <text:p/>
        </draw:polygon>
        <draw:polygon draw:style-name="gr36" draw:text-style-name="P8" draw:layer="layout" svg:width="0.029cm" svg:height="0.374cm" svg:x="27.925cm" svg:y="6.733cm" svg:viewBox="0 0 30 375" draw:points="0,375 30,375 30,0 0,0">
          <text:p/>
        </draw:polygon>
        <draw:polygon draw:style-name="gr36" draw:text-style-name="P8" draw:layer="layout" svg:width="0.029cm" svg:height="0.374cm" svg:x="27.955cm" svg:y="6.733cm" svg:viewBox="0 0 30 375" draw:points="0,375 30,375 30,0 0,0">
          <text:p/>
        </draw:polygon>
        <draw:polygon draw:style-name="gr38" draw:text-style-name="P10" draw:layer="layout" svg:width="0.029cm" svg:height="0.374cm" svg:x="27.984cm" svg:y="6.733cm" svg:viewBox="0 0 30 375" draw:points="0,375 30,375 30,0 0,0">
          <text:p/>
        </draw:polygon>
        <draw:polygon draw:style-name="gr38" draw:text-style-name="P10" draw:layer="layout" svg:width="0.029cm" svg:height="0.374cm" svg:x="28.013cm" svg:y="6.733cm" svg:viewBox="0 0 30 375" draw:points="0,375 30,375 30,0 0,0">
          <text:p/>
        </draw:polygon>
        <draw:polygon draw:style-name="gr37" draw:text-style-name="P9" draw:layer="layout" svg:width="0.029cm" svg:height="0.374cm" svg:x="28.043cm" svg:y="6.733cm" svg:viewBox="0 0 30 375" draw:points="0,375 30,375 30,0 0,0">
          <text:p/>
        </draw:polygon>
        <draw:polygon draw:style-name="gr36" draw:text-style-name="P8" draw:layer="layout" svg:width="0.029cm" svg:height="0.374cm" svg:x="28.072cm" svg:y="6.733cm" svg:viewBox="0 0 30 375" draw:points="0,375 30,375 30,0 0,0">
          <text:p/>
        </draw:polygon>
        <draw:polygon draw:style-name="gr37" draw:text-style-name="P9" draw:layer="layout" svg:width="0.029cm" svg:height="0.374cm" svg:x="28.102cm" svg:y="6.733cm" svg:viewBox="0 0 30 375" draw:points="0,375 30,375 30,0 0,0">
          <text:p/>
        </draw:polygon>
        <draw:polygon draw:style-name="gr36" draw:text-style-name="P8" draw:layer="layout" svg:width="0.029cm" svg:height="0.374cm" svg:x="28.131cm" svg:y="6.733cm" svg:viewBox="0 0 30 375" draw:points="0,375 30,375 30,0 0,0">
          <text:p/>
        </draw:polygon>
        <draw:polygon draw:style-name="gr36" draw:text-style-name="P8" draw:layer="layout" svg:width="0.029cm" svg:height="0.374cm" svg:x="28.16cm" svg:y="6.733cm" svg:viewBox="0 0 30 375" draw:points="0,375 30,375 30,0 0,0">
          <text:p/>
        </draw:polygon>
        <draw:polygon draw:style-name="gr36" draw:text-style-name="P8" draw:layer="layout" svg:width="0.03cm" svg:height="0.374cm" svg:x="28.189cm" svg:y="6.733cm" svg:viewBox="0 0 31 375" draw:points="0,375 31,375 31,0 0,0">
          <text:p/>
        </draw:polygon>
        <draw:polygon draw:style-name="gr36" draw:text-style-name="P8" draw:layer="layout" svg:width="0.029cm" svg:height="0.374cm" svg:x="28.22cm" svg:y="6.733cm" svg:viewBox="0 0 30 375" draw:points="0,375 30,375 30,0 0,0">
          <text:p/>
        </draw:polygon>
        <draw:polygon draw:style-name="gr38" draw:text-style-name="P10" draw:layer="layout" svg:width="0.029cm" svg:height="0.374cm" svg:x="28.249cm" svg:y="6.733cm" svg:viewBox="0 0 30 375" draw:points="0,375 30,375 30,0 0,0">
          <text:p/>
        </draw:polygon>
        <draw:polygon draw:style-name="gr38" draw:text-style-name="P10" draw:layer="layout" svg:width="0.03cm" svg:height="0.374cm" svg:x="28.278cm" svg:y="6.733cm" svg:viewBox="0 0 31 375" draw:points="0,375 31,375 31,0 0,0">
          <text:p/>
        </draw:polygon>
        <draw:polygon draw:style-name="gr37" draw:text-style-name="P9" draw:layer="layout" svg:width="0.029cm" svg:height="0.374cm" svg:x="28.308cm" svg:y="6.733cm" svg:viewBox="0 0 30 375" draw:points="0,375 30,375 30,0 0,0">
          <text:p/>
        </draw:polygon>
        <draw:polygon draw:style-name="gr37" draw:text-style-name="P9" draw:layer="layout" svg:width="0.029cm" svg:height="0.374cm" svg:x="28.337cm" svg:y="6.733cm" svg:viewBox="0 0 30 375" draw:points="0,375 30,375 30,0 0,0">
          <text:p/>
        </draw:polygon>
        <draw:polygon draw:style-name="gr38" draw:text-style-name="P10" draw:layer="layout" svg:width="0.029cm" svg:height="0.374cm" svg:x="28.366cm" svg:y="6.733cm" svg:viewBox="0 0 30 375" draw:points="0,375 30,375 30,0 0,0">
          <text:p/>
        </draw:polygon>
        <draw:polygon draw:style-name="gr35" draw:text-style-name="P7" draw:layer="layout" svg:width="0.029cm" svg:height="0.374cm" svg:x="28.397cm" svg:y="6.733cm" svg:viewBox="0 0 30 375" draw:points="0,375 30,375 30,0 0,0">
          <text:p/>
        </draw:polygon>
        <draw:polygon draw:style-name="gr38" draw:text-style-name="P10" draw:layer="layout" svg:width="0.029cm" svg:height="0.374cm" svg:x="28.426cm" svg:y="6.733cm" svg:viewBox="0 0 30 375" draw:points="0,375 30,375 30,0 0,0">
          <text:p/>
        </draw:polygon>
        <draw:polygon draw:style-name="gr38" draw:text-style-name="P10" draw:layer="layout" svg:width="0.029cm" svg:height="0.374cm" svg:x="28.455cm" svg:y="6.733cm" svg:viewBox="0 0 30 375" draw:points="0,375 30,375 30,0 0,0">
          <text:p/>
        </draw:polygon>
        <draw:polygon draw:style-name="gr36" draw:text-style-name="P8" draw:layer="layout" svg:width="0.029cm" svg:height="0.374cm" svg:x="28.484cm" svg:y="6.733cm" svg:viewBox="0 0 30 375" draw:points="0,375 30,375 30,0 0,0">
          <text:p/>
        </draw:polygon>
        <draw:polygon draw:style-name="gr36" draw:text-style-name="P8" draw:layer="layout" svg:width="0.029cm" svg:height="0.374cm" svg:x="28.514cm" svg:y="6.733cm" svg:viewBox="0 0 30 375" draw:points="0,375 30,375 30,0 0,0">
          <text:p/>
        </draw:polygon>
        <draw:polygon draw:style-name="gr37" draw:text-style-name="P9" draw:layer="layout" svg:width="0.029cm" svg:height="0.374cm" svg:x="28.544cm" svg:y="6.733cm" svg:viewBox="0 0 30 375" draw:points="0,375 30,375 30,0 0,0">
          <text:p/>
        </draw:polygon>
        <draw:polygon draw:style-name="gr35" draw:text-style-name="P7" draw:layer="layout" svg:width="0.029cm" svg:height="0.374cm" svg:x="28.573cm" svg:y="6.733cm" svg:viewBox="0 0 30 375" draw:points="0,375 30,375 30,0 0,0">
          <text:p/>
        </draw:polygon>
        <draw:polygon draw:style-name="gr37" draw:text-style-name="P9" draw:layer="layout" svg:width="0.029cm" svg:height="0.374cm" svg:x="28.602cm" svg:y="6.733cm" svg:viewBox="0 0 30 375" draw:points="0,375 30,375 30,0 0,0">
          <text:p/>
        </draw:polygon>
        <draw:polygon draw:style-name="gr37" draw:text-style-name="P9" draw:layer="layout" svg:width="0.03cm" svg:height="0.374cm" svg:x="28.631cm" svg:y="6.733cm" svg:viewBox="0 0 31 375" draw:points="0,375 31,375 31,0 0,0">
          <text:p/>
        </draw:polygon>
        <draw:polygon draw:style-name="gr37" draw:text-style-name="P9" draw:layer="layout" svg:width="0.029cm" svg:height="0.374cm" svg:x="28.661cm" svg:y="6.733cm" svg:viewBox="0 0 30 375" draw:points="0,375 30,375 30,0 0,0">
          <text:p/>
        </draw:polygon>
        <draw:polygon draw:style-name="gr37" draw:text-style-name="P9" draw:layer="layout" svg:width="0.029cm" svg:height="0.374cm" svg:x="28.69cm" svg:y="6.733cm" svg:viewBox="0 0 30 375" draw:points="0,375 30,375 30,0 0,0">
          <text:p/>
        </draw:polygon>
        <draw:polygon draw:style-name="gr36" draw:text-style-name="P8" draw:layer="layout" svg:width="0.029cm" svg:height="0.374cm" svg:x="28.721cm" svg:y="6.733cm" svg:viewBox="0 0 30 375" draw:points="0,375 30,375 30,0 0,0">
          <text:p/>
        </draw:polygon>
        <draw:polygon draw:style-name="gr35" draw:text-style-name="P7" draw:layer="layout" svg:width="0.029cm" svg:height="0.374cm" svg:x="28.75cm" svg:y="6.733cm" svg:viewBox="0 0 30 375" draw:points="0,375 30,375 30,0 0,0">
          <text:p/>
        </draw:polygon>
        <draw:polygon draw:style-name="gr38" draw:text-style-name="P10" draw:layer="layout" svg:width="0.029cm" svg:height="0.374cm" svg:x="28.779cm" svg:y="6.733cm" svg:viewBox="0 0 30 375" draw:points="0,375 30,375 30,0 0,0">
          <text:p/>
        </draw:polygon>
        <draw:polygon draw:style-name="gr37" draw:text-style-name="P9" draw:layer="layout" svg:width="0.029cm" svg:height="0.374cm" svg:x="28.808cm" svg:y="6.733cm" svg:viewBox="0 0 30 375" draw:points="0,375 30,375 30,0 0,0">
          <text:p/>
        </draw:polygon>
        <draw:polygon draw:style-name="gr36" draw:text-style-name="P8" draw:layer="layout" svg:width="0.029cm" svg:height="0.374cm" svg:x="28.838cm" svg:y="6.733cm" svg:viewBox="0 0 30 375" draw:points="0,375 30,375 30,0 0,0">
          <text:p/>
        </draw:polygon>
        <draw:polygon draw:style-name="gr36" draw:text-style-name="P8" draw:layer="layout" svg:width="0.029cm" svg:height="0.374cm" svg:x="28.868cm" svg:y="6.733cm" svg:viewBox="0 0 30 375" draw:points="0,375 30,375 30,0 0,0">
          <text:p/>
        </draw:polygon>
        <draw:polygon draw:style-name="gr38" draw:text-style-name="P10" draw:layer="layout" svg:width="0.029cm" svg:height="0.374cm" svg:x="28.897cm" svg:y="6.733cm" svg:viewBox="0 0 30 375" draw:points="0,375 30,375 30,0 0,0">
          <text:p/>
        </draw:polygon>
        <draw:polygon draw:style-name="gr37" draw:text-style-name="P9" draw:layer="layout" svg:width="0.029cm" svg:height="0.374cm" svg:x="28.926cm" svg:y="6.733cm" svg:viewBox="0 0 30 375" draw:points="0,375 30,375 30,0 0,0">
          <text:p/>
        </draw:polygon>
        <draw:polygon draw:style-name="gr38" draw:text-style-name="P10" draw:layer="layout" svg:width="0.029cm" svg:height="0.374cm" svg:x="28.956cm" svg:y="6.733cm" svg:viewBox="0 0 30 375" draw:points="0,375 30,375 30,0 0,0">
          <text:p/>
        </draw:polygon>
        <draw:polygon draw:style-name="gr38" draw:text-style-name="P10" draw:layer="layout" svg:width="0.029cm" svg:height="0.374cm" svg:x="28.985cm" svg:y="6.733cm" svg:viewBox="0 0 30 375" draw:points="0,375 30,375 30,0 0,0">
          <text:p/>
        </draw:polygon>
        <draw:polygon draw:style-name="gr36" draw:text-style-name="P8" draw:layer="layout" svg:width="0.029cm" svg:height="0.374cm" svg:x="29.014cm" svg:y="6.733cm" svg:viewBox="0 0 30 375" draw:points="0,375 30,375 30,0 0,0">
          <text:p/>
        </draw:polygon>
        <draw:polygon draw:style-name="gr37" draw:text-style-name="P9" draw:layer="layout" svg:width="0.03cm" svg:height="0.374cm" svg:x="29.044cm" svg:y="6.733cm" svg:viewBox="0 0 31 375" draw:points="0,375 31,375 31,0 0,0">
          <text:p/>
        </draw:polygon>
        <draw:polygon draw:style-name="gr35" draw:text-style-name="P7" draw:layer="layout" svg:width="0.029cm" svg:height="0.374cm" svg:x="29.074cm" svg:y="6.733cm" svg:viewBox="0 0 30 375" draw:points="0,375 30,375 30,0 0,0">
          <text:p/>
        </draw:polygon>
        <draw:polygon draw:style-name="gr37" draw:text-style-name="P9" draw:layer="layout" svg:width="0.029cm" svg:height="0.374cm" svg:x="29.103cm" svg:y="6.733cm" svg:viewBox="0 0 30 375" draw:points="0,375 30,375 30,0 0,0">
          <text:p/>
        </draw:polygon>
        <draw:polygon draw:style-name="gr38" draw:text-style-name="P10" draw:layer="layout" svg:width="0.029cm" svg:height="0.374cm" svg:x="29.132cm" svg:y="6.733cm" svg:viewBox="0 0 30 375" draw:points="0,375 30,375 30,0 0,0">
          <text:p/>
        </draw:polygon>
        <draw:polygon draw:style-name="gr37" draw:text-style-name="P9" draw:layer="layout" svg:width="0.029cm" svg:height="0.374cm" svg:x="29.162cm" svg:y="6.733cm" svg:viewBox="0 0 30 375" draw:points="0,375 30,375 30,0 0,0">
          <text:p/>
        </draw:polygon>
        <draw:polygon draw:style-name="gr38" draw:text-style-name="P10" draw:layer="layout" svg:width="0.029cm" svg:height="0.374cm" svg:x="29.192cm" svg:y="6.733cm" svg:viewBox="0 0 30 375" draw:points="0,375 30,375 30,0 0,0">
          <text:p/>
        </draw:polygon>
        <draw:polygon draw:style-name="gr36" draw:text-style-name="P8" draw:layer="layout" svg:width="0.029cm" svg:height="0.374cm" svg:x="29.221cm" svg:y="6.733cm" svg:viewBox="0 0 30 375" draw:points="0,375 30,375 30,0 0,0">
          <text:p/>
        </draw:polygon>
        <draw:polygon draw:style-name="gr38" draw:text-style-name="P10" draw:layer="layout" svg:width="0.029cm" svg:height="0.374cm" svg:x="29.25cm" svg:y="6.733cm" svg:viewBox="0 0 30 375" draw:points="0,375 30,375 30,0 0,0">
          <text:p/>
        </draw:polygon>
        <draw:polygon draw:style-name="gr38" draw:text-style-name="P10" draw:layer="layout" svg:width="0.029cm" svg:height="0.374cm" svg:x="29.28cm" svg:y="6.733cm" svg:viewBox="0 0 30 375" draw:points="0,375 30,375 30,0 0,0">
          <text:p/>
        </draw:polygon>
        <draw:polygon draw:style-name="gr37" draw:text-style-name="P9" draw:layer="layout" svg:width="0.029cm" svg:height="0.374cm" svg:x="29.309cm" svg:y="6.733cm" svg:viewBox="0 0 30 375" draw:points="0,375 30,375 30,0 0,0">
          <text:p/>
        </draw:polygon>
        <draw:polygon draw:style-name="gr35" draw:text-style-name="P7" draw:layer="layout" svg:width="0.029cm" svg:height="0.374cm" svg:x="29.338cm" svg:y="6.733cm" svg:viewBox="0 0 30 375" draw:points="0,375 30,375 30,0 0,0">
          <text:p/>
        </draw:polygon>
        <draw:polygon draw:style-name="gr35" draw:text-style-name="P7" draw:layer="layout" svg:width="0.029cm" svg:height="0.374cm" svg:x="29.368cm" svg:y="6.733cm" svg:viewBox="0 0 30 375" draw:points="0,375 30,375 30,0 0,0">
          <text:p/>
        </draw:polygon>
        <draw:polygon draw:style-name="gr38" draw:text-style-name="P10" draw:layer="layout" svg:width="0.029cm" svg:height="0.374cm" svg:x="29.398cm" svg:y="6.733cm" svg:viewBox="0 0 30 375" draw:points="0,375 30,375 30,0 0,0">
          <text:p/>
        </draw:polygon>
        <draw:polygon draw:style-name="gr38" draw:text-style-name="P10" draw:layer="layout" svg:width="0.029cm" svg:height="0.374cm" svg:x="29.427cm" svg:y="6.733cm" svg:viewBox="0 0 30 375" draw:points="0,375 30,375 30,0 0,0">
          <text:p/>
        </draw:polygon>
        <draw:polygon draw:style-name="gr36" draw:text-style-name="P8" draw:layer="layout" svg:width="0.029cm" svg:height="0.374cm" svg:x="29.456cm" svg:y="6.733cm" svg:viewBox="0 0 30 375" draw:points="0,375 30,375 30,0 0,0">
          <text:p/>
        </draw:polygon>
        <draw:polygon draw:style-name="gr38" draw:text-style-name="P10" draw:layer="layout" svg:width="0.03cm" svg:height="0.374cm" svg:x="29.485cm" svg:y="6.733cm" svg:viewBox="0 0 31 375" draw:points="0,375 31,375 31,0 0,0">
          <text:p/>
        </draw:polygon>
        <draw:polygon draw:style-name="gr38" draw:text-style-name="P10" draw:layer="layout" svg:width="0.029cm" svg:height="0.374cm" svg:x="29.516cm" svg:y="6.733cm" svg:viewBox="0 0 30 375" draw:points="0,375 30,375 30,0 0,0">
          <text:p/>
        </draw:polygon>
        <draw:polygon draw:style-name="gr36" draw:text-style-name="P8" draw:layer="layout" svg:width="0.029cm" svg:height="0.374cm" svg:x="29.545cm" svg:y="6.733cm" svg:viewBox="0 0 30 375" draw:points="0,375 30,375 30,0 0,0">
          <text:p/>
        </draw:polygon>
        <draw:polygon draw:style-name="gr37" draw:text-style-name="P9" draw:layer="layout" svg:width="0.029cm" svg:height="0.374cm" svg:x="29.574cm" svg:y="6.733cm" svg:viewBox="0 0 30 375" draw:points="0,375 30,375 30,0 0,0">
          <text:p/>
        </draw:polygon>
        <draw:polygon draw:style-name="gr36" draw:text-style-name="P8" draw:layer="layout" svg:width="0.029cm" svg:height="0.374cm" svg:x="29.604cm" svg:y="6.733cm" svg:viewBox="0 0 30 375" draw:points="0,375 30,375 30,0 0,0">
          <text:p/>
        </draw:polygon>
        <draw:polygon draw:style-name="gr36" draw:text-style-name="P8" draw:layer="layout" svg:width="0.029cm" svg:height="0.374cm" svg:x="29.633cm" svg:y="6.733cm" svg:viewBox="0 0 30 375" draw:points="0,375 30,375 30,0 0,0">
          <text:p/>
        </draw:polygon>
        <draw:polygon draw:style-name="gr36" draw:text-style-name="P8" draw:layer="layout" svg:width="0.029cm" svg:height="0.374cm" svg:x="29.662cm" svg:y="6.733cm" svg:viewBox="0 0 30 375" draw:points="0,375 30,375 30,0 0,0">
          <text:p/>
        </draw:polygon>
        <draw:polygon draw:style-name="gr36" draw:text-style-name="P8" draw:layer="layout" svg:width="0.029cm" svg:height="0.374cm" svg:x="29.692cm" svg:y="6.733cm" svg:viewBox="0 0 30 375" draw:points="0,375 30,375 30,0 0,0">
          <text:p/>
        </draw:polygon>
        <draw:polygon draw:style-name="gr38" draw:text-style-name="P10" draw:layer="layout" svg:width="0.029cm" svg:height="0.374cm" svg:x="29.722cm" svg:y="6.733cm" svg:viewBox="0 0 30 375" draw:points="0,375 30,375 30,0 0,0">
          <text:p/>
        </draw:polygon>
        <draw:polygon draw:style-name="gr37" draw:text-style-name="P9" draw:layer="layout" svg:width="0.029cm" svg:height="0.374cm" svg:x="29.751cm" svg:y="6.733cm" svg:viewBox="0 0 30 375" draw:points="0,375 30,375 30,0 0,0">
          <text:p/>
        </draw:polygon>
        <draw:polygon draw:style-name="gr36" draw:text-style-name="P8" draw:layer="layout" svg:width="0.029cm" svg:height="0.374cm" svg:x="29.78cm" svg:y="6.733cm" svg:viewBox="0 0 30 375" draw:points="0,375 30,375 30,0 0,0">
          <text:p/>
        </draw:polygon>
        <draw:polygon draw:style-name="gr36" draw:text-style-name="P8" draw:layer="layout" svg:width="0.03cm" svg:height="0.374cm" svg:x="29.809cm" svg:y="6.733cm" svg:viewBox="0 0 31 375" draw:points="0,375 31,375 31,0 0,0">
          <text:p/>
        </draw:polygon>
        <draw:polygon draw:style-name="gr37" draw:text-style-name="P9" draw:layer="layout" svg:width="0.029cm" svg:height="0.374cm" svg:x="29.84cm" svg:y="6.733cm" svg:viewBox="0 0 30 375" draw:points="0,375 30,375 30,0 0,0">
          <text:p/>
        </draw:polygon>
        <draw:polygon draw:style-name="gr37" draw:text-style-name="P9" draw:layer="layout" svg:width="0.029cm" svg:height="0.374cm" svg:x="29.869cm" svg:y="6.733cm" svg:viewBox="0 0 30 375" draw:points="0,375 30,375 30,0 0,0">
          <text:p/>
        </draw:polygon>
        <draw:polygon draw:style-name="gr38" draw:text-style-name="P10" draw:layer="layout" svg:width="0.03cm" svg:height="0.374cm" svg:x="29.898cm" svg:y="6.733cm" svg:viewBox="0 0 31 375" draw:points="0,375 31,375 31,0 0,0">
          <text:p/>
        </draw:polygon>
        <draw:polygon draw:style-name="gr38" draw:text-style-name="P10" draw:layer="layout" svg:width="0.029cm" svg:height="0.374cm" svg:x="29.928cm" svg:y="6.733cm" svg:viewBox="0 0 30 375" draw:points="0,375 30,375 30,0 0,0">
          <text:p/>
        </draw:polygon>
        <draw:polygon draw:style-name="gr38" draw:text-style-name="P10" draw:layer="layout" svg:width="0.029cm" svg:height="0.374cm" svg:x="29.957cm" svg:y="6.733cm" svg:viewBox="0 0 30 375" draw:points="0,375 30,375 30,0 0,0">
          <text:p/>
        </draw:polygon>
        <draw:polygon draw:style-name="gr38" draw:text-style-name="P10" draw:layer="layout" svg:width="0.029cm" svg:height="0.374cm" svg:x="29.986cm" svg:y="6.733cm" svg:viewBox="0 0 30 375" draw:points="0,375 30,375 30,0 0,0">
          <text:p/>
        </draw:polygon>
        <draw:polygon draw:style-name="gr38" draw:text-style-name="P10" draw:layer="layout" svg:width="0.029cm" svg:height="0.374cm" svg:x="30.046cm" svg:y="6.733cm" svg:viewBox="0 0 30 375" draw:points="0,375 30,375 30,0 0,0">
          <text:p/>
        </draw:polygon>
        <draw:polygon draw:style-name="gr37" draw:text-style-name="P9" draw:layer="layout" svg:width="0.029cm" svg:height="0.374cm" svg:x="30.104cm" svg:y="6.733cm" svg:viewBox="0 0 30 375" draw:points="0,375 30,375 30,0 0,0">
          <text:p/>
        </draw:polygon>
        <draw:polygon draw:style-name="gr35" draw:text-style-name="P7" draw:layer="layout" svg:width="0.029cm" svg:height="0.374cm" svg:x="30.281cm" svg:y="6.733cm" svg:viewBox="0 0 30 375" draw:points="0,375 30,375 30,0 0,0">
          <text:p/>
        </draw:polygon>
        <draw:polygon draw:style-name="gr36" draw:text-style-name="P8" draw:layer="layout" svg:width="0.029cm" svg:height="0.374cm" svg:x="30.31cm" svg:y="6.733cm" svg:viewBox="0 0 30 375" draw:points="0,375 30,375 30,0 0,0">
          <text:p/>
        </draw:polygon>
        <draw:polygon draw:style-name="gr36" draw:text-style-name="P8" draw:layer="layout" svg:width="0.03cm" svg:height="0.374cm" svg:x="30.339cm" svg:y="6.733cm" svg:viewBox="0 0 31 375" draw:points="0,375 31,375 31,0 0,0">
          <text:p/>
        </draw:polygon>
        <draw:polygon draw:style-name="gr37" draw:text-style-name="P9" draw:layer="layout" svg:width="0.029cm" svg:height="0.374cm" svg:x="30.37cm" svg:y="6.733cm" svg:viewBox="0 0 30 375" draw:points="0,375 30,375 30,0 0,0">
          <text:p/>
        </draw:polygon>
        <draw:polygon draw:style-name="gr37" draw:text-style-name="P9" draw:layer="layout" svg:width="0.029cm" svg:height="0.374cm" svg:x="30.399cm" svg:y="6.733cm" svg:viewBox="0 0 30 375" draw:points="0,375 30,375 30,0 0,0">
          <text:p/>
        </draw:polygon>
        <draw:polygon draw:style-name="gr37" draw:text-style-name="P9" draw:layer="layout" svg:width="0.029cm" svg:height="0.374cm" svg:x="30.428cm" svg:y="6.733cm" svg:viewBox="0 0 30 375" draw:points="0,375 30,375 30,0 0,0">
          <text:p/>
        </draw:polygon>
        <draw:polygon draw:style-name="gr35" draw:text-style-name="P7" draw:layer="layout" svg:width="0.029cm" svg:height="0.374cm" svg:x="30.458cm" svg:y="6.733cm" svg:viewBox="0 0 30 375" draw:points="0,375 30,375 30,0 0,0">
          <text:p/>
        </draw:polygon>
        <draw:polygon draw:style-name="gr37" draw:text-style-name="P9" draw:layer="layout" svg:width="0.029cm" svg:height="0.374cm" svg:x="30.487cm" svg:y="6.733cm" svg:viewBox="0 0 30 375" draw:points="0,375 30,375 30,0 0,0">
          <text:p/>
        </draw:polygon>
        <draw:polygon draw:style-name="gr37" draw:text-style-name="P9" draw:layer="layout" svg:width="0.029cm" svg:height="0.374cm" svg:x="30.517cm" svg:y="6.733cm" svg:viewBox="0 0 30 375" draw:points="0,375 30,375 30,0 0,0">
          <text:p/>
        </draw:polygon>
        <draw:polygon draw:style-name="gr35" draw:text-style-name="P7" draw:layer="layout" svg:width="0.029cm" svg:height="0.374cm" svg:x="30.546cm" svg:y="6.733cm" svg:viewBox="0 0 30 375" draw:points="0,375 30,375 30,0 0,0">
          <text:p/>
        </draw:polygon>
        <draw:polygon draw:style-name="gr35" draw:text-style-name="P7" draw:layer="layout" svg:width="0.029cm" svg:height="0.374cm" svg:x="30.576cm" svg:y="6.733cm" svg:viewBox="0 0 30 375" draw:points="0,375 30,375 30,0 0,0">
          <text:p/>
        </draw:polygon>
        <draw:polygon draw:style-name="gr37" draw:text-style-name="P9" draw:layer="layout" svg:width="0.029cm" svg:height="0.374cm" svg:x="30.605cm" svg:y="6.733cm" svg:viewBox="0 0 30 375" draw:points="0,375 30,375 30,0 0,0">
          <text:p/>
        </draw:polygon>
        <draw:polygon draw:style-name="gr37" draw:text-style-name="P9" draw:layer="layout" svg:width="0.029cm" svg:height="0.374cm" svg:x="30.634cm" svg:y="6.733cm" svg:viewBox="0 0 30 375" draw:points="0,375 30,375 30,0 0,0">
          <text:p/>
        </draw:polygon>
        <draw:polygon draw:style-name="gr36" draw:text-style-name="P8" draw:layer="layout" svg:width="0.03cm" svg:height="0.374cm" svg:x="30.663cm" svg:y="6.733cm" svg:viewBox="0 0 31 375" draw:points="0,375 31,375 31,0 0,0">
          <text:p/>
        </draw:polygon>
        <draw:polygon draw:style-name="gr37" draw:text-style-name="P9" draw:layer="layout" svg:width="0.029cm" svg:height="0.374cm" svg:x="30.694cm" svg:y="6.733cm" svg:viewBox="0 0 30 375" draw:points="0,375 30,375 30,0 0,0">
          <text:p/>
        </draw:polygon>
        <draw:polygon draw:style-name="gr37" draw:text-style-name="P9" draw:layer="layout" svg:width="0.029cm" svg:height="0.374cm" svg:x="30.723cm" svg:y="6.733cm" svg:viewBox="0 0 30 375" draw:points="0,375 30,375 30,0 0,0">
          <text:p/>
        </draw:polygon>
        <draw:polygon draw:style-name="gr35" draw:text-style-name="P7" draw:layer="layout" svg:width="0.029cm" svg:height="0.374cm" svg:x="30.752cm" svg:y="6.733cm" svg:viewBox="0 0 30 375" draw:points="0,375 30,375 30,0 0,0">
          <text:p/>
        </draw:polygon>
        <draw:polygon draw:style-name="gr36" draw:text-style-name="P8" draw:layer="layout" svg:width="0.029cm" svg:height="0.374cm" svg:x="30.782cm" svg:y="6.733cm" svg:viewBox="0 0 30 375" draw:points="0,375 30,375 30,0 0,0">
          <text:p/>
        </draw:polygon>
        <draw:polygon draw:style-name="gr37" draw:text-style-name="P9" draw:layer="layout" svg:width="0.029cm" svg:height="0.374cm" svg:x="30.811cm" svg:y="6.733cm" svg:viewBox="0 0 30 375" draw:points="0,375 30,375 30,0 0,0">
          <text:p/>
        </draw:polygon>
        <draw:polygon draw:style-name="gr38" draw:text-style-name="P10" draw:layer="layout" svg:width="0.029cm" svg:height="0.374cm" svg:x="30.841cm" svg:y="6.733cm" svg:viewBox="0 0 30 375" draw:points="0,375 30,375 30,0 0,0">
          <text:p/>
        </draw:polygon>
        <draw:polygon draw:style-name="gr37" draw:text-style-name="P9" draw:layer="layout" svg:width="0.029cm" svg:height="0.374cm" svg:x="30.87cm" svg:y="6.733cm" svg:viewBox="0 0 30 375" draw:points="0,375 30,375 30,0 0,0">
          <text:p/>
        </draw:polygon>
        <draw:polygon draw:style-name="gr37" draw:text-style-name="P9" draw:layer="layout" svg:width="0.029cm" svg:height="0.374cm" svg:x="30.9cm" svg:y="6.733cm" svg:viewBox="0 0 30 375" draw:points="0,375 30,375 30,0 0,0">
          <text:p/>
        </draw:polygon>
        <draw:polygon draw:style-name="gr37" draw:text-style-name="P9" draw:layer="layout" svg:width="0.029cm" svg:height="0.374cm" svg:x="30.929cm" svg:y="6.733cm" svg:viewBox="0 0 30 375" draw:points="0,375 30,375 30,0 0,0">
          <text:p/>
        </draw:polygon>
        <draw:polygon draw:style-name="gr37" draw:text-style-name="P9" draw:layer="layout" svg:width="0.029cm" svg:height="0.374cm" svg:x="30.958cm" svg:y="6.733cm" svg:viewBox="0 0 30 375" draw:points="0,375 30,375 30,0 0,0">
          <text:p/>
        </draw:polygon>
        <draw:polygon draw:style-name="gr37" draw:text-style-name="P9" draw:layer="layout" svg:width="0.029cm" svg:height="0.374cm" svg:x="30.987cm" svg:y="6.733cm" svg:viewBox="0 0 30 375" draw:points="0,375 30,375 30,0 0,0">
          <text:p/>
        </draw:polygon>
        <draw:polygon draw:style-name="gr36" draw:text-style-name="P8" draw:layer="layout" svg:width="0.029cm" svg:height="0.374cm" svg:x="31.018cm" svg:y="6.733cm" svg:viewBox="0 0 30 375" draw:points="0,375 30,375 30,0 0,0">
          <text:p/>
        </draw:polygon>
        <draw:polygon draw:style-name="gr36" draw:text-style-name="P8" draw:layer="layout" svg:width="0.029cm" svg:height="0.374cm" svg:x="31.047cm" svg:y="6.733cm" svg:viewBox="0 0 30 375" draw:points="0,375 30,375 30,0 0,0">
          <text:p/>
        </draw:polygon>
        <draw:polygon draw:style-name="gr38" draw:text-style-name="P10" draw:layer="layout" svg:width="0.029cm" svg:height="0.374cm" svg:x="31.076cm" svg:y="6.733cm" svg:viewBox="0 0 30 375" draw:points="0,375 30,375 30,0 0,0">
          <text:p/>
        </draw:polygon>
        <draw:polygon draw:style-name="gr37" draw:text-style-name="P9" draw:layer="layout" svg:width="0.03cm" svg:height="0.374cm" svg:x="31.105cm" svg:y="6.733cm" svg:viewBox="0 0 31 375" draw:points="0,375 31,375 31,0 0,0">
          <text:p/>
        </draw:polygon>
        <draw:polygon draw:style-name="gr36" draw:text-style-name="P8" draw:layer="layout" svg:width="0.029cm" svg:height="0.374cm" svg:x="31.135cm" svg:y="6.733cm" svg:viewBox="0 0 30 375" draw:points="0,375 30,375 30,0 0,0">
          <text:p/>
        </draw:polygon>
        <draw:polygon draw:style-name="gr36" draw:text-style-name="P8" draw:layer="layout" svg:width="0.029cm" svg:height="0.374cm" svg:x="31.165cm" svg:y="6.733cm" svg:viewBox="0 0 30 375" draw:points="0,375 30,375 30,0 0,0">
          <text:p/>
        </draw:polygon>
        <draw:polygon draw:style-name="gr37" draw:text-style-name="P9" draw:layer="layout" svg:width="0.029cm" svg:height="0.374cm" svg:x="31.194cm" svg:y="6.733cm" svg:viewBox="0 0 30 375" draw:points="0,375 30,375 30,0 0,0">
          <text:p/>
        </draw:polygon>
        <draw:polygon draw:style-name="gr36" draw:text-style-name="P8" draw:layer="layout" svg:width="0.029cm" svg:height="0.374cm" svg:x="31.224cm" svg:y="6.733cm" svg:viewBox="0 0 30 375" draw:points="0,375 30,375 30,0 0,0">
          <text:p/>
        </draw:polygon>
        <draw:polygon draw:style-name="gr37" draw:text-style-name="P9" draw:layer="layout" svg:width="0.029cm" svg:height="0.374cm" svg:x="31.253cm" svg:y="6.733cm" svg:viewBox="0 0 30 375" draw:points="0,375 30,375 30,0 0,0">
          <text:p/>
        </draw:polygon>
        <draw:polygon draw:style-name="gr37" draw:text-style-name="P9" draw:layer="layout" svg:width="0.029cm" svg:height="0.374cm" svg:x="31.282cm" svg:y="6.733cm" svg:viewBox="0 0 30 375" draw:points="0,375 30,375 30,0 0,0">
          <text:p/>
        </draw:polygon>
        <draw:polygon draw:style-name="gr35" draw:text-style-name="P7" draw:layer="layout" svg:width="0.029cm" svg:height="0.374cm" svg:x="31.311cm" svg:y="6.733cm" svg:viewBox="0 0 30 375" draw:points="0,375 30,375 30,0 0,0">
          <text:p/>
        </draw:polygon>
        <draw:polygon draw:style-name="gr37" draw:text-style-name="P9" draw:layer="layout" svg:width="0.029cm" svg:height="0.374cm" svg:x="31.342cm" svg:y="6.733cm" svg:viewBox="0 0 30 375" draw:points="0,375 30,375 30,0 0,0">
          <text:p/>
        </draw:polygon>
        <draw:polygon draw:style-name="gr35" draw:text-style-name="P7" draw:layer="layout" svg:width="0.029cm" svg:height="0.374cm" svg:x="31.371cm" svg:y="6.733cm" svg:viewBox="0 0 30 375" draw:points="0,375 30,375 30,0 0,0">
          <text:p/>
        </draw:polygon>
        <draw:polygon draw:style-name="gr36" draw:text-style-name="P8" draw:layer="layout" svg:width="0.029cm" svg:height="0.374cm" svg:x="31.4cm" svg:y="6.733cm" svg:viewBox="0 0 30 375" draw:points="0,375 30,375 30,0 0,0">
          <text:p/>
        </draw:polygon>
        <draw:polygon draw:style-name="gr37" draw:text-style-name="P9" draw:layer="layout" svg:width="0.029cm" svg:height="0.374cm" svg:x="31.429cm" svg:y="6.733cm" svg:viewBox="0 0 30 375" draw:points="0,375 30,375 30,0 0,0">
          <text:p/>
        </draw:polygon>
        <draw:polygon draw:style-name="gr36" draw:text-style-name="P8" draw:layer="layout" svg:width="0.029cm" svg:height="0.374cm" svg:x="31.459cm" svg:y="6.733cm" svg:viewBox="0 0 30 375" draw:points="0,375 30,375 30,0 0,0">
          <text:p/>
        </draw:polygon>
        <draw:polygon draw:style-name="gr37" draw:text-style-name="P9" draw:layer="layout" svg:width="0.029cm" svg:height="0.374cm" svg:x="31.489cm" svg:y="6.733cm" svg:viewBox="0 0 30 375" draw:points="0,375 30,375 30,0 0,0">
          <text:p/>
        </draw:polygon>
        <draw:polygon draw:style-name="gr37" draw:text-style-name="P9" draw:layer="layout" svg:width="0.03cm" svg:height="0.374cm" svg:x="31.518cm" svg:y="6.733cm" svg:viewBox="0 0 31 375" draw:points="0,375 31,375 31,0 0,0">
          <text:p/>
        </draw:polygon>
        <draw:polygon draw:style-name="gr36" draw:text-style-name="P8" draw:layer="layout" svg:width="0.029cm" svg:height="0.374cm" svg:x="31.548cm" svg:y="6.733cm" svg:viewBox="0 0 30 375" draw:points="0,375 30,375 30,0 0,0">
          <text:p/>
        </draw:polygon>
        <draw:polygon draw:style-name="gr38" draw:text-style-name="P10" draw:layer="layout" svg:width="0.029cm" svg:height="0.374cm" svg:x="31.577cm" svg:y="6.733cm" svg:viewBox="0 0 30 375" draw:points="0,375 30,375 30,0 0,0">
          <text:p/>
        </draw:polygon>
        <draw:polygon draw:style-name="gr36" draw:text-style-name="P8" draw:layer="layout" svg:width="0.029cm" svg:height="0.374cm" svg:x="31.606cm" svg:y="6.733cm" svg:viewBox="0 0 30 375" draw:points="0,375 30,375 30,0 0,0">
          <text:p/>
        </draw:polygon>
        <draw:polygon draw:style-name="gr36" draw:text-style-name="P8" draw:layer="layout" svg:width="0.029cm" svg:height="0.374cm" svg:x="31.635cm" svg:y="6.733cm" svg:viewBox="0 0 30 375" draw:points="0,375 30,375 30,0 0,0">
          <text:p/>
        </draw:polygon>
        <draw:polygon draw:style-name="gr36" draw:text-style-name="P8" draw:layer="layout" svg:width="0.029cm" svg:height="0.374cm" svg:x="31.666cm" svg:y="6.733cm" svg:viewBox="0 0 30 375" draw:points="0,375 30,375 30,0 0,0">
          <text:p/>
        </draw:polygon>
        <draw:polygon draw:style-name="gr36" draw:text-style-name="P8" draw:layer="layout" svg:width="0.029cm" svg:height="0.374cm" svg:x="31.695cm" svg:y="6.733cm" svg:viewBox="0 0 30 375" draw:points="0,375 30,375 30,0 0,0">
          <text:p/>
        </draw:polygon>
        <draw:polygon draw:style-name="gr38" draw:text-style-name="P10" draw:layer="layout" svg:width="0.029cm" svg:height="0.374cm" svg:x="31.724cm" svg:y="6.733cm" svg:viewBox="0 0 30 375" draw:points="0,375 30,375 30,0 0,0">
          <text:p/>
        </draw:polygon>
        <draw:polygon draw:style-name="gr36" draw:text-style-name="P8" draw:layer="layout" svg:width="0.029cm" svg:height="0.374cm" svg:x="31.753cm" svg:y="6.733cm" svg:viewBox="0 0 30 375" draw:points="0,375 30,375 30,0 0,0">
          <text:p/>
        </draw:polygon>
        <draw:polygon draw:style-name="gr35" draw:text-style-name="P7" draw:layer="layout" svg:width="0.029cm" svg:height="0.374cm" svg:x="31.783cm" svg:y="6.733cm" svg:viewBox="0 0 30 375" draw:points="0,375 30,375 30,0 0,0">
          <text:p/>
        </draw:polygon>
        <draw:polygon draw:style-name="gr35" draw:text-style-name="P7" draw:layer="layout" svg:width="0.029cm" svg:height="0.374cm" svg:x="31.813cm" svg:y="6.733cm" svg:viewBox="0 0 30 375" draw:points="0,375 30,375 30,0 0,0">
          <text:p/>
        </draw:polygon>
        <draw:polygon draw:style-name="gr35" draw:text-style-name="P7" draw:layer="layout" svg:width="0.029cm" svg:height="0.374cm" svg:x="31.842cm" svg:y="6.733cm" svg:viewBox="0 0 30 375" draw:points="0,375 30,375 30,0 0,0">
          <text:p/>
        </draw:polygon>
        <draw:polygon draw:style-name="gr38" draw:text-style-name="P10" draw:layer="layout" svg:width="0.03cm" svg:height="0.374cm" svg:x="31.871cm" svg:y="6.733cm" svg:viewBox="0 0 31 375" draw:points="0,375 31,375 31,0 0,0">
          <text:p/>
        </draw:polygon>
        <draw:polygon draw:style-name="gr37" draw:text-style-name="P9" draw:layer="layout" svg:width="0.029cm" svg:height="0.374cm" svg:x="31.901cm" svg:y="6.733cm" svg:viewBox="0 0 30 375" draw:points="0,375 30,375 30,0 0,0">
          <text:p/>
        </draw:polygon>
        <draw:polygon draw:style-name="gr36" draw:text-style-name="P8" draw:layer="layout" svg:width="0.029cm" svg:height="0.374cm" svg:x="31.93cm" svg:y="6.733cm" svg:viewBox="0 0 30 375" draw:points="0,375 30,375 30,0 0,0">
          <text:p/>
        </draw:polygon>
        <draw:polygon draw:style-name="gr35" draw:text-style-name="P7" draw:layer="layout" svg:width="0.03cm" svg:height="0.374cm" svg:x="31.959cm" svg:y="6.733cm" svg:viewBox="0 0 31 375" draw:points="0,375 31,375 31,0 0,0">
          <text:p/>
        </draw:polygon>
        <draw:polygon draw:style-name="gr38" draw:text-style-name="P10" draw:layer="layout" svg:width="0.029cm" svg:height="0.374cm" svg:x="31.99cm" svg:y="6.733cm" svg:viewBox="0 0 30 375" draw:points="0,375 30,375 30,0 0,0">
          <text:p/>
        </draw:polygon>
        <draw:polygon draw:style-name="gr36" draw:text-style-name="P8" draw:layer="layout" svg:width="0.029cm" svg:height="0.374cm" svg:x="32.019cm" svg:y="6.733cm" svg:viewBox="0 0 30 375" draw:points="0,375 30,375 30,0 0,0">
          <text:p/>
        </draw:polygon>
        <draw:polygon draw:style-name="gr37" draw:text-style-name="P9" draw:layer="layout" svg:width="0.029cm" svg:height="0.374cm" svg:x="32.048cm" svg:y="6.733cm" svg:viewBox="0 0 30 375" draw:points="0,375 30,375 30,0 0,0">
          <text:p/>
        </draw:polygon>
        <draw:polygon draw:style-name="gr37" draw:text-style-name="P9" draw:layer="layout" svg:width="0.029cm" svg:height="0.374cm" svg:x="32.078cm" svg:y="6.733cm" svg:viewBox="0 0 30 375" draw:points="0,375 30,375 30,0 0,0">
          <text:p/>
        </draw:polygon>
        <draw:polygon draw:style-name="gr38" draw:text-style-name="P10" draw:layer="layout" svg:width="0.029cm" svg:height="0.374cm" svg:x="32.107cm" svg:y="6.733cm" svg:viewBox="0 0 30 375" draw:points="0,375 30,375 30,0 0,0">
          <text:p/>
        </draw:polygon>
        <draw:polygon draw:style-name="gr37" draw:text-style-name="P9" draw:layer="layout" svg:width="0.029cm" svg:height="0.374cm" svg:x="32.137cm" svg:y="6.733cm" svg:viewBox="0 0 30 375" draw:points="0,375 30,375 30,0 0,0">
          <text:p/>
        </draw:polygon>
        <draw:polygon draw:style-name="gr37" draw:text-style-name="P9" draw:layer="layout" svg:width="0.029cm" svg:height="0.374cm" svg:x="32.166cm" svg:y="6.733cm" svg:viewBox="0 0 30 375" draw:points="0,375 30,375 30,0 0,0">
          <text:p/>
        </draw:polygon>
        <draw:polygon draw:style-name="gr37" draw:text-style-name="P9" draw:layer="layout" svg:width="0.029cm" svg:height="0.374cm" svg:x="32.195cm" svg:y="6.733cm" svg:viewBox="0 0 30 375" draw:points="0,375 30,375 30,0 0,0">
          <text:p/>
        </draw:polygon>
        <draw:polygon draw:style-name="gr37" draw:text-style-name="P9" draw:layer="layout" svg:width="0.029cm" svg:height="0.374cm" svg:x="32.225cm" svg:y="6.733cm" svg:viewBox="0 0 30 375" draw:points="0,375 30,375 30,0 0,0">
          <text:p/>
        </draw:polygon>
        <draw:polygon draw:style-name="gr36" draw:text-style-name="P8" draw:layer="layout" svg:width="0.029cm" svg:height="0.374cm" svg:x="32.254cm" svg:y="6.733cm" svg:viewBox="0 0 30 375" draw:points="0,375 30,375 30,0 0,0">
          <text:p/>
        </draw:polygon>
        <draw:polygon draw:style-name="gr38" draw:text-style-name="P10" draw:layer="layout" svg:width="0.029cm" svg:height="0.374cm" svg:x="32.283cm" svg:y="6.733cm" svg:viewBox="0 0 30 375" draw:points="0,375 30,375 30,0 0,0">
          <text:p/>
        </draw:polygon>
        <draw:polygon draw:style-name="gr38" draw:text-style-name="P10" draw:layer="layout" svg:width="0.03cm" svg:height="0.374cm" svg:x="32.313cm" svg:y="6.733cm" svg:viewBox="0 0 31 375" draw:points="0,375 31,375 31,0 0,0">
          <text:p/>
        </draw:polygon>
        <draw:polygon draw:style-name="gr36" draw:text-style-name="P8" draw:layer="layout" svg:width="0.029cm" svg:height="0.374cm" svg:x="32.343cm" svg:y="6.733cm" svg:viewBox="0 0 30 375" draw:points="0,375 30,375 30,0 0,0">
          <text:p/>
        </draw:polygon>
        <draw:polygon draw:style-name="gr36" draw:text-style-name="P8" draw:layer="layout" svg:width="0.029cm" svg:height="0.374cm" svg:x="32.372cm" svg:y="6.733cm" svg:viewBox="0 0 30 375" draw:points="0,375 30,375 30,0 0,0">
          <text:p/>
        </draw:polygon>
        <draw:polygon draw:style-name="gr37" draw:text-style-name="P9" draw:layer="layout" svg:width="0.029cm" svg:height="0.374cm" svg:x="32.402cm" svg:y="6.733cm" svg:viewBox="0 0 30 375" draw:points="0,375 30,375 30,0 0,0">
          <text:p/>
        </draw:polygon>
        <draw:polygon draw:style-name="gr35" draw:text-style-name="P7" draw:layer="layout" svg:width="0.029cm" svg:height="0.374cm" svg:x="32.431cm" svg:y="6.733cm" svg:viewBox="0 0 30 375" draw:points="0,375 30,375 30,0 0,0">
          <text:p/>
        </draw:polygon>
        <draw:polygon draw:style-name="gr37" draw:text-style-name="P9" draw:layer="layout" svg:width="0.029cm" svg:height="0.374cm" svg:x="32.46cm" svg:y="6.733cm" svg:viewBox="0 0 30 375" draw:points="0,375 30,375 30,0 0,0">
          <text:p/>
        </draw:polygon>
        <draw:polygon draw:style-name="gr36" draw:text-style-name="P8" draw:layer="layout" svg:width="0.029cm" svg:height="0.374cm" svg:x="32.49cm" svg:y="6.733cm" svg:viewBox="0 0 30 375" draw:points="0,375 30,375 30,0 0,0">
          <text:p/>
        </draw:polygon>
        <draw:polygon draw:style-name="gr37" draw:text-style-name="P9" draw:layer="layout" svg:width="0.029cm" svg:height="0.374cm" svg:x="32.52cm" svg:y="6.733cm" svg:viewBox="0 0 30 375" draw:points="0,375 30,375 30,0 0,0">
          <text:p/>
        </draw:polygon>
        <draw:polygon draw:style-name="gr38" draw:text-style-name="P10" draw:layer="layout" svg:width="0.029cm" svg:height="0.374cm" svg:x="32.549cm" svg:y="6.733cm" svg:viewBox="0 0 30 375" draw:points="0,375 30,375 30,0 0,0">
          <text:p/>
        </draw:polygon>
        <draw:polygon draw:style-name="gr38" draw:text-style-name="P10" draw:layer="layout" svg:width="0.029cm" svg:height="0.374cm" svg:x="32.578cm" svg:y="6.733cm" svg:viewBox="0 0 30 375" draw:points="0,375 30,375 30,0 0,0">
          <text:p/>
        </draw:polygon>
        <draw:polygon draw:style-name="gr36" draw:text-style-name="P8" draw:layer="layout" svg:width="0.029cm" svg:height="0.374cm" svg:x="32.607cm" svg:y="6.733cm" svg:viewBox="0 0 30 375" draw:points="0,375 30,375 30,0 0,0">
          <text:p/>
        </draw:polygon>
        <draw:polygon draw:style-name="gr36" draw:text-style-name="P8" draw:layer="layout" svg:width="0.029cm" svg:height="0.374cm" svg:x="32.638cm" svg:y="6.733cm" svg:viewBox="0 0 30 375" draw:points="0,375 30,375 30,0 0,0">
          <text:p/>
        </draw:polygon>
        <draw:polygon draw:style-name="gr35" draw:text-style-name="P7" draw:layer="layout" svg:width="0.029cm" svg:height="0.374cm" svg:x="32.667cm" svg:y="6.733cm" svg:viewBox="0 0 30 375" draw:points="0,375 30,375 30,0 0,0">
          <text:p/>
        </draw:polygon>
        <draw:polygon draw:style-name="gr36" draw:text-style-name="P8" draw:layer="layout" svg:width="0.029cm" svg:height="0.374cm" svg:x="32.696cm" svg:y="6.733cm" svg:viewBox="0 0 30 375" draw:points="0,375 30,375 30,0 0,0">
          <text:p/>
        </draw:polygon>
        <draw:polygon draw:style-name="gr37" draw:text-style-name="P9" draw:layer="layout" svg:width="0.03cm" svg:height="0.374cm" svg:x="32.725cm" svg:y="6.733cm" svg:viewBox="0 0 31 375" draw:points="0,375 31,375 31,0 0,0">
          <text:p/>
        </draw:polygon>
        <draw:polygon draw:style-name="gr37" draw:text-style-name="P9" draw:layer="layout" svg:width="0.029cm" svg:height="0.374cm" svg:x="32.755cm" svg:y="6.733cm" svg:viewBox="0 0 30 375" draw:points="0,375 30,375 30,0 0,0">
          <text:p/>
        </draw:polygon>
        <draw:polygon draw:style-name="gr37" draw:text-style-name="P9" draw:layer="layout" svg:width="0.029cm" svg:height="0.374cm" svg:x="32.784cm" svg:y="6.733cm" svg:viewBox="0 0 30 375" draw:points="0,375 30,375 30,0 0,0">
          <text:p/>
        </draw:polygon>
        <draw:polygon draw:style-name="gr36" draw:text-style-name="P8" draw:layer="layout" svg:width="0.029cm" svg:height="0.374cm" svg:x="32.814cm" svg:y="6.733cm" svg:viewBox="0 0 30 375" draw:points="0,375 30,375 30,0 0,0">
          <text:p/>
        </draw:polygon>
        <draw:polygon draw:style-name="gr37" draw:text-style-name="P9" draw:layer="layout" svg:width="0.029cm" svg:height="0.374cm" svg:x="32.844cm" svg:y="6.733cm" svg:viewBox="0 0 30 375" draw:points="0,375 30,375 30,0 0,0">
          <text:p/>
        </draw:polygon>
        <draw:polygon draw:style-name="gr38" draw:text-style-name="P10" draw:layer="layout" svg:width="0.029cm" svg:height="0.374cm" svg:x="32.873cm" svg:y="6.733cm" svg:viewBox="0 0 30 375" draw:points="0,375 30,375 30,0 0,0">
          <text:p/>
        </draw:polygon>
        <draw:polygon draw:style-name="gr38" draw:text-style-name="P10" draw:layer="layout" svg:width="0.029cm" svg:height="0.374cm" svg:x="32.902cm" svg:y="6.733cm" svg:viewBox="0 0 30 375" draw:points="0,375 30,375 30,0 0,0">
          <text:p/>
        </draw:polygon>
        <draw:polygon draw:style-name="gr37" draw:text-style-name="P9" draw:layer="layout" svg:width="0.029cm" svg:height="0.374cm" svg:x="32.931cm" svg:y="6.733cm" svg:viewBox="0 0 30 375" draw:points="0,375 30,375 30,0 0,0">
          <text:p/>
        </draw:polygon>
        <draw:polygon draw:style-name="gr38" draw:text-style-name="P10" draw:layer="layout" svg:width="0.029cm" svg:height="0.374cm" svg:x="32.962cm" svg:y="6.733cm" svg:viewBox="0 0 30 375" draw:points="0,375 30,375 30,0 0,0">
          <text:p/>
        </draw:polygon>
        <draw:polygon draw:style-name="gr35" draw:text-style-name="P7" draw:layer="layout" svg:width="0.029cm" svg:height="0.374cm" svg:x="32.991cm" svg:y="6.733cm" svg:viewBox="0 0 30 375" draw:points="0,375 30,375 30,0 0,0">
          <text:p/>
        </draw:polygon>
        <draw:polygon draw:style-name="gr38" draw:text-style-name="P10" draw:layer="layout" svg:width="0.029cm" svg:height="0.374cm" svg:x="33.02cm" svg:y="6.733cm" svg:viewBox="0 0 30 375" draw:points="0,375 30,375 30,0 0,0">
          <text:p/>
        </draw:polygon>
        <draw:polygon draw:style-name="gr38" draw:text-style-name="P10" draw:layer="layout" svg:width="0.029cm" svg:height="0.374cm" svg:x="33.049cm" svg:y="6.733cm" svg:viewBox="0 0 30 375" draw:points="0,375 30,375 30,0 0,0">
          <text:p/>
        </draw:polygon>
        <draw:polygon draw:style-name="gr37" draw:text-style-name="P9" draw:layer="layout" svg:width="0.029cm" svg:height="0.374cm" svg:x="33.079cm" svg:y="6.733cm" svg:viewBox="0 0 30 375" draw:points="0,375 30,375 30,0 0,0">
          <text:p/>
        </draw:polygon>
        <draw:polygon draw:style-name="gr38" draw:text-style-name="P10" draw:layer="layout" svg:width="0.029cm" svg:height="0.374cm" svg:x="33.108cm" svg:y="6.733cm" svg:viewBox="0 0 30 375" draw:points="0,375 30,375 30,0 0,0">
          <text:p/>
        </draw:polygon>
        <draw:polygon draw:style-name="gr36" draw:text-style-name="P8" draw:layer="layout" svg:width="0.029cm" svg:height="0.374cm" svg:x="33.138cm" svg:y="6.733cm" svg:viewBox="0 0 30 375" draw:points="0,375 30,375 30,0 0,0">
          <text:p/>
        </draw:polygon>
        <draw:polygon draw:style-name="gr36" draw:text-style-name="P8" draw:layer="layout" svg:width="0.03cm" svg:height="0.374cm" svg:x="33.167cm" svg:y="6.733cm" svg:viewBox="0 0 31 375" draw:points="0,375 31,375 31,0 0,0">
          <text:p/>
        </draw:polygon>
        <draw:polygon draw:style-name="gr38" draw:text-style-name="P10" draw:layer="layout" svg:width="0.029cm" svg:height="0.374cm" svg:x="33.197cm" svg:y="6.733cm" svg:viewBox="0 0 30 375" draw:points="0,375 30,375 30,0 0,0">
          <text:p/>
        </draw:polygon>
        <draw:polygon draw:style-name="gr36" draw:text-style-name="P8" draw:layer="layout" svg:width="0.029cm" svg:height="0.374cm" svg:x="33.226cm" svg:y="6.733cm" svg:viewBox="0 0 30 375" draw:points="0,375 30,375 30,0 0,0">
          <text:p/>
        </draw:polygon>
        <draw:polygon draw:style-name="gr37" draw:text-style-name="P9" draw:layer="layout" svg:width="0.029cm" svg:height="0.374cm" svg:x="33.255cm" svg:y="6.733cm" svg:viewBox="0 0 30 375" draw:points="0,375 30,375 30,0 0,0">
          <text:p/>
        </draw:polygon>
        <draw:polygon draw:style-name="gr38" draw:text-style-name="P10" draw:layer="layout" svg:width="0.029cm" svg:height="0.374cm" svg:x="33.286cm" svg:y="6.733cm" svg:viewBox="0 0 30 375" draw:points="0,375 30,375 30,0 0,0">
          <text:p/>
        </draw:polygon>
        <draw:polygon draw:style-name="gr36" draw:text-style-name="P8" draw:layer="layout" svg:width="0.029cm" svg:height="0.374cm" svg:x="33.315cm" svg:y="6.733cm" svg:viewBox="0 0 30 375" draw:points="0,375 30,375 30,0 0,0">
          <text:p/>
        </draw:polygon>
        <draw:polygon draw:style-name="gr36" draw:text-style-name="P8" draw:layer="layout" svg:width="0.029cm" svg:height="0.374cm" svg:x="33.344cm" svg:y="6.733cm" svg:viewBox="0 0 30 375" draw:points="0,375 30,375 30,0 0,0">
          <text:p/>
        </draw:polygon>
        <draw:polygon draw:style-name="gr37" draw:text-style-name="P9" draw:layer="layout" svg:width="0.029cm" svg:height="0.374cm" svg:x="33.373cm" svg:y="6.733cm" svg:viewBox="0 0 30 375" draw:points="0,375 30,375 30,0 0,0">
          <text:p/>
        </draw:polygon>
        <draw:polygon draw:style-name="gr35" draw:text-style-name="P7" draw:layer="layout" svg:width="0.029cm" svg:height="0.374cm" svg:x="33.403cm" svg:y="6.733cm" svg:viewBox="0 0 30 375" draw:points="0,375 30,375 30,0 0,0">
          <text:p/>
        </draw:polygon>
        <draw:polygon draw:style-name="gr36" draw:text-style-name="P8" draw:layer="layout" svg:width="0.029cm" svg:height="0.374cm" svg:x="33.432cm" svg:y="6.733cm" svg:viewBox="0 0 30 375" draw:points="0,375 30,375 30,0 0,0">
          <text:p/>
        </draw:polygon>
        <draw:polygon draw:style-name="gr35" draw:text-style-name="P7" draw:layer="layout" svg:width="0.029cm" svg:height="0.374cm" svg:x="33.462cm" svg:y="6.733cm" svg:viewBox="0 0 30 375" draw:points="0,375 30,375 30,0 0,0">
          <text:p/>
        </draw:polygon>
        <draw:polygon draw:style-name="gr36" draw:text-style-name="P8" draw:layer="layout" svg:width="0.03cm" svg:height="0.374cm" svg:x="33.491cm" svg:y="6.733cm" svg:viewBox="0 0 31 375" draw:points="0,375 31,375 31,0 0,0">
          <text:p/>
        </draw:polygon>
        <draw:polygon draw:style-name="gr38" draw:text-style-name="P10" draw:layer="layout" svg:width="0.029cm" svg:height="0.374cm" svg:x="33.521cm" svg:y="6.733cm" svg:viewBox="0 0 30 375" draw:points="0,375 30,375 30,0 0,0">
          <text:p/>
        </draw:polygon>
        <draw:polygon draw:style-name="gr37" draw:text-style-name="P9" draw:layer="layout" svg:width="0.029cm" svg:height="0.374cm" svg:x="33.55cm" svg:y="6.733cm" svg:viewBox="0 0 30 375" draw:points="0,375 30,375 30,0 0,0">
          <text:p/>
        </draw:polygon>
        <draw:polygon draw:style-name="gr37" draw:text-style-name="P9" draw:layer="layout" svg:width="0.03cm" svg:height="0.374cm" svg:x="33.579cm" svg:y="6.733cm" svg:viewBox="0 0 31 375" draw:points="0,375 31,375 31,0 0,0">
          <text:p/>
        </draw:polygon>
        <draw:polygon draw:style-name="gr37" draw:text-style-name="P9" draw:layer="layout" svg:width="0.029cm" svg:height="0.374cm" svg:x="33.61cm" svg:y="6.733cm" svg:viewBox="0 0 30 375" draw:points="0,375 30,375 30,0 0,0">
          <text:p/>
        </draw:polygon>
        <draw:polygon draw:style-name="gr36" draw:text-style-name="P8" draw:layer="layout" svg:width="0.029cm" svg:height="0.374cm" svg:x="33.639cm" svg:y="6.733cm" svg:viewBox="0 0 30 375" draw:points="0,375 30,375 30,0 0,0">
          <text:p/>
        </draw:polygon>
        <draw:polygon draw:style-name="gr36" draw:text-style-name="P8" draw:layer="layout" svg:width="0.029cm" svg:height="0.374cm" svg:x="33.668cm" svg:y="6.733cm" svg:viewBox="0 0 30 375" draw:points="0,375 30,375 30,0 0,0">
          <text:p/>
        </draw:polygon>
        <draw:polygon draw:style-name="gr38" draw:text-style-name="P10" draw:layer="layout" svg:width="0.029cm" svg:height="0.374cm" svg:x="33.698cm" svg:y="6.733cm" svg:viewBox="0 0 30 375" draw:points="0,375 30,375 30,0 0,0">
          <text:p/>
        </draw:polygon>
        <draw:polygon draw:style-name="gr36" draw:text-style-name="P8" draw:layer="layout" svg:width="0.029cm" svg:height="0.374cm" svg:x="33.727cm" svg:y="6.733cm" svg:viewBox="0 0 30 375" draw:points="0,375 30,375 30,0 0,0">
          <text:p/>
        </draw:polygon>
        <draw:polygon draw:style-name="gr37" draw:text-style-name="P9" draw:layer="layout" svg:width="0.029cm" svg:height="0.374cm" svg:x="33.756cm" svg:y="6.733cm" svg:viewBox="0 0 30 375" draw:points="0,375 30,375 30,0 0,0">
          <text:p/>
        </draw:polygon>
        <draw:polygon draw:style-name="gr38" draw:text-style-name="P10" draw:layer="layout" svg:width="0.029cm" svg:height="0.374cm" svg:x="33.786cm" svg:y="6.733cm" svg:viewBox="0 0 30 375" draw:points="0,375 30,375 30,0 0,0">
          <text:p/>
        </draw:polygon>
        <draw:polygon draw:style-name="gr36" draw:text-style-name="P8" draw:layer="layout" svg:width="0.029cm" svg:height="0.374cm" svg:x="33.815cm" svg:y="6.733cm" svg:viewBox="0 0 30 375" draw:points="0,375 30,375 30,0 0,0">
          <text:p/>
        </draw:polygon>
        <draw:polygon draw:style-name="gr35" draw:text-style-name="P7" draw:layer="layout" svg:width="0.029cm" svg:height="0.374cm" svg:x="33.845cm" svg:y="6.733cm" svg:viewBox="0 0 30 375" draw:points="0,375 30,375 30,0 0,0">
          <text:p/>
        </draw:polygon>
        <draw:polygon draw:style-name="gr36" draw:text-style-name="P8" draw:layer="layout" svg:width="0.029cm" svg:height="0.374cm" svg:x="33.874cm" svg:y="6.733cm" svg:viewBox="0 0 30 375" draw:points="0,375 30,375 30,0 0,0">
          <text:p/>
        </draw:polygon>
        <draw:polygon draw:style-name="gr36" draw:text-style-name="P8" draw:layer="layout" svg:width="0.029cm" svg:height="0.374cm" svg:x="33.903cm" svg:y="6.733cm" svg:viewBox="0 0 30 375" draw:points="0,375 30,375 30,0 0,0">
          <text:p/>
        </draw:polygon>
        <draw:polygon draw:style-name="gr36" draw:text-style-name="P8" draw:layer="layout" svg:width="0.03cm" svg:height="0.374cm" svg:x="33.932cm" svg:y="6.733cm" svg:viewBox="0 0 31 375" draw:points="0,375 31,375 31,0 0,0">
          <text:p/>
        </draw:polygon>
        <draw:polygon draw:style-name="gr37" draw:text-style-name="P9" draw:layer="layout" svg:width="0.029cm" svg:height="0.374cm" svg:x="33.963cm" svg:y="6.733cm" svg:viewBox="0 0 30 375" draw:points="0,375 30,375 30,0 0,0">
          <text:p/>
        </draw:polygon>
        <draw:polygon draw:style-name="gr36" draw:text-style-name="P8" draw:layer="layout" svg:width="0.029cm" svg:height="0.374cm" svg:x="33.992cm" svg:y="6.733cm" svg:viewBox="0 0 30 375" draw:points="0,375 30,375 30,0 0,0">
          <text:p/>
        </draw:polygon>
        <draw:polygon draw:style-name="gr36" draw:text-style-name="P8" draw:layer="layout" svg:width="0.032cm" svg:height="0.374cm" svg:x="34.021cm" svg:y="6.733cm" svg:viewBox="0 0 33 375" draw:points="0,375 33,375 33,0 0,0">
          <text:p/>
        </draw:polygon>
        <draw:polygon draw:style-name="gr38" draw:text-style-name="P10" draw:layer="layout" svg:width="0.029cm" svg:height="0.374cm" svg:x="34.051cm" svg:y="6.733cm" svg:viewBox="0 0 30 375" draw:points="0,375 30,375 30,0 0,0">
          <text:p/>
        </draw:polygon>
        <draw:polygon draw:style-name="gr36" draw:text-style-name="P8" draw:layer="layout" svg:width="0.029cm" svg:height="0.374cm" svg:x="34.08cm" svg:y="6.733cm" svg:viewBox="0 0 30 375" draw:points="0,375 30,375 30,0 0,0">
          <text:p/>
        </draw:polygon>
        <draw:polygon draw:style-name="gr37" draw:text-style-name="P9" draw:layer="layout" svg:width="0.029cm" svg:height="0.374cm" svg:x="34.11cm" svg:y="6.733cm" svg:viewBox="0 0 30 375" draw:points="0,375 30,375 30,0 0,0">
          <text:p/>
        </draw:polygon>
        <draw:polygon draw:style-name="gr35" draw:text-style-name="P7" draw:layer="layout" svg:width="0.029cm" svg:height="0.374cm" svg:x="34.14cm" svg:y="6.733cm" svg:viewBox="0 0 30 375" draw:points="0,375 30,375 30,0 0,0">
          <text:p/>
        </draw:polygon>
        <draw:polygon draw:style-name="gr36" draw:text-style-name="P8" draw:layer="layout" svg:width="0.029cm" svg:height="0.374cm" svg:x="34.169cm" svg:y="6.733cm" svg:viewBox="0 0 30 375" draw:points="0,375 30,375 30,0 0,0">
          <text:p/>
        </draw:polygon>
        <draw:polygon draw:style-name="gr36" draw:text-style-name="P8" draw:layer="layout" svg:width="0.029cm" svg:height="0.374cm" svg:x="34.198cm" svg:y="6.733cm" svg:viewBox="0 0 30 375" draw:points="0,375 30,375 30,0 0,0">
          <text:p/>
        </draw:polygon>
        <draw:polygon draw:style-name="gr38" draw:text-style-name="P10" draw:layer="layout" svg:width="0.029cm" svg:height="0.374cm" svg:x="34.256cm" svg:y="6.733cm" svg:viewBox="0 0 30 375" draw:points="0,375 30,375 30,0 0,0">
          <text:p/>
        </draw:polygon>
        <draw:polygon draw:style-name="gr37" draw:text-style-name="P9" draw:layer="layout" svg:width="0.029cm" svg:height="0.374cm" svg:x="34.287cm" svg:y="6.733cm" svg:viewBox="0 0 30 375" draw:points="0,375 30,375 30,0 0,0">
          <text:p/>
        </draw:polygon>
        <draw:polygon draw:style-name="gr36" draw:text-style-name="P8" draw:layer="layout" svg:width="0.029cm" svg:height="0.374cm" svg:x="34.316cm" svg:y="6.733cm" svg:viewBox="0 0 30 375" draw:points="0,375 30,375 30,0 0,0">
          <text:p/>
        </draw:polygon>
        <draw:polygon draw:style-name="gr36" draw:text-style-name="P8" draw:layer="layout" svg:width="0.03cm" svg:height="0.374cm" svg:x="34.345cm" svg:y="6.733cm" svg:viewBox="0 0 31 375" draw:points="0,375 31,375 31,0 0,0">
          <text:p/>
        </draw:polygon>
        <draw:polygon draw:style-name="gr37" draw:text-style-name="P9" draw:layer="layout" svg:width="0.029cm" svg:height="0.374cm" svg:x="34.375cm" svg:y="6.733cm" svg:viewBox="0 0 30 375" draw:points="0,375 30,375 30,0 0,0">
          <text:p/>
        </draw:polygon>
        <draw:polygon draw:style-name="gr38" draw:text-style-name="P10" draw:layer="layout" svg:width="0.029cm" svg:height="0.374cm" svg:x="34.404cm" svg:y="6.733cm" svg:viewBox="0 0 30 375" draw:points="0,375 30,375 30,0 0,0">
          <text:p/>
        </draw:polygon>
        <draw:polygon draw:style-name="gr37" draw:text-style-name="P9" draw:layer="layout" svg:width="0.029cm" svg:height="0.374cm" svg:x="34.433cm" svg:y="6.733cm" svg:viewBox="0 0 30 375" draw:points="0,375 30,375 30,0 0,0">
          <text:p/>
        </draw:polygon>
        <draw:polygon draw:style-name="gr35" draw:text-style-name="P7" draw:layer="layout" svg:width="0.029cm" svg:height="0.374cm" svg:x="34.464cm" svg:y="6.733cm" svg:viewBox="0 0 30 375" draw:points="0,375 30,375 30,0 0,0">
          <text:p/>
        </draw:polygon>
        <draw:polygon draw:style-name="gr37" draw:text-style-name="P9" draw:layer="layout" svg:width="0.029cm" svg:height="0.374cm" svg:x="34.493cm" svg:y="6.733cm" svg:viewBox="0 0 30 375" draw:points="0,375 30,375 30,0 0,0">
          <text:p/>
        </draw:polygon>
        <draw:polygon draw:style-name="gr35" draw:text-style-name="P7" draw:layer="layout" svg:width="0.029cm" svg:height="0.374cm" svg:x="34.522cm" svg:y="6.733cm" svg:viewBox="0 0 30 375" draw:points="0,375 30,375 30,0 0,0">
          <text:p/>
        </draw:polygon>
        <draw:polygon draw:style-name="gr37" draw:text-style-name="P9" draw:layer="layout" svg:width="0.029cm" svg:height="0.374cm" svg:x="34.551cm" svg:y="6.733cm" svg:viewBox="0 0 30 375" draw:points="0,375 30,375 30,0 0,0">
          <text:p/>
        </draw:polygon>
        <draw:polygon draw:style-name="gr36" draw:text-style-name="P8" draw:layer="layout" svg:width="0.029cm" svg:height="0.374cm" svg:x="34.581cm" svg:y="6.733cm" svg:viewBox="0 0 30 375" draw:points="0,375 30,375 30,0 0,0">
          <text:p/>
        </draw:polygon>
        <draw:polygon draw:style-name="gr37" draw:text-style-name="P9" draw:layer="layout" svg:width="0.029cm" svg:height="0.374cm" svg:x="34.611cm" svg:y="6.733cm" svg:viewBox="0 0 30 375" draw:points="0,375 30,375 30,0 0,0">
          <text:p/>
        </draw:polygon>
        <draw:polygon draw:style-name="gr37" draw:text-style-name="P9" draw:layer="layout" svg:width="0.029cm" svg:height="0.374cm" svg:x="34.64cm" svg:y="6.733cm" svg:viewBox="0 0 30 375" draw:points="0,375 30,375 30,0 0,0">
          <text:p/>
        </draw:polygon>
        <draw:polygon draw:style-name="gr36" draw:text-style-name="P8" draw:layer="layout" svg:width="0.029cm" svg:height="0.374cm" svg:x="34.669cm" svg:y="6.733cm" svg:viewBox="0 0 30 375" draw:points="0,375 30,375 30,0 0,0">
          <text:p/>
        </draw:polygon>
        <draw:polygon draw:style-name="gr37" draw:text-style-name="P9" draw:layer="layout" svg:width="0.029cm" svg:height="0.374cm" svg:x="34.699cm" svg:y="6.733cm" svg:viewBox="0 0 30 375" draw:points="0,375 30,375 30,0 0,0">
          <text:p/>
        </draw:polygon>
        <draw:polygon draw:style-name="gr37" draw:text-style-name="P9" draw:layer="layout" svg:width="0.029cm" svg:height="0.374cm" svg:x="34.728cm" svg:y="6.733cm" svg:viewBox="0 0 30 375" draw:points="0,375 30,375 30,0 0,0">
          <text:p/>
        </draw:polygon>
        <draw:polygon draw:style-name="gr38" draw:text-style-name="P10" draw:layer="layout" svg:width="0.029cm" svg:height="0.374cm" svg:x="34.757cm" svg:y="6.733cm" svg:viewBox="0 0 30 375" draw:points="0,375 30,375 30,0 0,0">
          <text:p/>
        </draw:polygon>
        <draw:polygon draw:style-name="gr36" draw:text-style-name="P8" draw:layer="layout" svg:width="0.03cm" svg:height="0.374cm" svg:x="34.787cm" svg:y="6.733cm" svg:viewBox="0 0 31 375" draw:points="0,375 31,375 31,0 0,0">
          <text:p/>
        </draw:polygon>
        <draw:polygon draw:style-name="gr35" draw:text-style-name="P7" draw:layer="layout" svg:width="0.029cm" svg:height="0.374cm" svg:x="34.817cm" svg:y="6.733cm" svg:viewBox="0 0 30 375" draw:points="0,375 30,375 30,0 0,0">
          <text:p/>
        </draw:polygon>
        <draw:polygon draw:style-name="gr35" draw:text-style-name="P7" draw:layer="layout" svg:width="0.029cm" svg:height="0.374cm" svg:x="34.846cm" svg:y="6.733cm" svg:viewBox="0 0 30 375" draw:points="0,375 30,375 30,0 0,0">
          <text:p/>
        </draw:polygon>
        <draw:polygon draw:style-name="gr35" draw:text-style-name="P7" draw:layer="layout" svg:width="0.029cm" svg:height="0.374cm" svg:x="34.875cm" svg:y="6.733cm" svg:viewBox="0 0 30 375" draw:points="0,375 30,375 30,0 0,0">
          <text:p/>
        </draw:polygon>
        <draw:polygon draw:style-name="gr37" draw:text-style-name="P9" draw:layer="layout" svg:width="0.029cm" svg:height="0.374cm" svg:x="34.964cm" svg:y="6.733cm" svg:viewBox="0 0 30 375" draw:points="0,375 30,375 30,0 0,0">
          <text:p/>
        </draw:polygon>
        <draw:polygon draw:style-name="gr36" draw:text-style-name="P8" draw:layer="layout" svg:width="0.029cm" svg:height="0.374cm" svg:x="34.993cm" svg:y="6.733cm" svg:viewBox="0 0 30 375" draw:points="0,375 30,375 30,0 0,0">
          <text:p/>
        </draw:polygon>
        <draw:polygon draw:style-name="gr35" draw:text-style-name="P7" draw:layer="layout" svg:width="0.029cm" svg:height="0.374cm" svg:x="35.023cm" svg:y="6.733cm" svg:viewBox="0 0 30 375" draw:points="0,375 30,375 30,0 0,0">
          <text:p/>
        </draw:polygon>
        <draw:polygon draw:style-name="gr36" draw:text-style-name="P8" draw:layer="layout" svg:width="0.029cm" svg:height="0.374cm" svg:x="35.052cm" svg:y="6.733cm" svg:viewBox="0 0 30 375" draw:points="0,375 30,375 30,0 0,0">
          <text:p/>
        </draw:polygon>
        <draw:polygon draw:style-name="gr38" draw:text-style-name="P10" draw:layer="layout" svg:width="0.029cm" svg:height="0.374cm" svg:x="35.081cm" svg:y="6.733cm" svg:viewBox="0 0 30 375" draw:points="0,375 30,375 30,0 0,0">
          <text:p/>
        </draw:polygon>
        <draw:polygon draw:style-name="gr38" draw:text-style-name="P10" draw:layer="layout" svg:width="0.029cm" svg:height="0.374cm" svg:x="35.111cm" svg:y="6.733cm" svg:viewBox="0 0 30 375" draw:points="0,375 30,375 30,0 0,0">
          <text:p/>
        </draw:polygon>
        <draw:polygon draw:style-name="gr38" draw:text-style-name="P10" draw:layer="layout" svg:width="0.029cm" svg:height="0.374cm" svg:x="35.141cm" svg:y="6.733cm" svg:viewBox="0 0 30 375" draw:points="0,375 30,375 30,0 0,0">
          <text:p/>
        </draw:polygon>
        <draw:polygon draw:style-name="gr37" draw:text-style-name="P9" draw:layer="layout" svg:width="0.029cm" svg:height="0.374cm" svg:x="35.17cm" svg:y="6.733cm" svg:viewBox="0 0 30 375" draw:points="0,375 30,375 30,0 0,0">
          <text:p/>
        </draw:polygon>
        <draw:polygon draw:style-name="gr35" draw:text-style-name="P7" draw:layer="layout" svg:width="0.03cm" svg:height="0.374cm" svg:x="34.741cm" svg:y="6.733cm" svg:viewBox="0 0 31 375" draw:points="0,375 31,375 31,0 0,0">
          <text:p/>
        </draw:polygon>
        <draw:polygon draw:style-name="gr35" draw:text-style-name="P7" draw:layer="layout" svg:width="0.028cm" svg:height="0.374cm" svg:x="34.771cm" svg:y="6.733cm" svg:viewBox="0 0 29 375" draw:points="0,375 29,375 29,0 0,0">
          <text:p/>
        </draw:polygon>
        <draw:polygon draw:style-name="gr35" draw:text-style-name="P7" draw:layer="layout" svg:width="0.026cm" svg:height="0.374cm" svg:x="18.95cm" svg:y="5.984cm" svg:viewBox="0 0 27 375" draw:points="0,375 27,375 27,0 0,0">
          <text:p/>
        </draw:polygon>
        <draw:polygon draw:style-name="gr36" draw:text-style-name="P8" draw:layer="layout" svg:width="0.026cm" svg:height="0.374cm" svg:x="18.978cm" svg:y="5.984cm" svg:viewBox="0 0 27 375" draw:points="0,375 27,375 27,0 0,0">
          <text:p/>
        </draw:polygon>
        <draw:polygon draw:style-name="gr37" draw:text-style-name="P9" draw:layer="layout" svg:width="0.026cm" svg:height="0.374cm" svg:x="19.004cm" svg:y="5.984cm" svg:viewBox="0 0 27 375" draw:points="0,375 27,375 27,0 0,0">
          <text:p/>
        </draw:polygon>
        <draw:polygon draw:style-name="gr38" draw:text-style-name="P10" draw:layer="layout" svg:width="0.029cm" svg:height="0.374cm" svg:x="19.031cm" svg:y="5.984cm" svg:viewBox="0 0 30 375" draw:points="0,375 30,375 30,0 0,0">
          <text:p/>
        </draw:polygon>
        <draw:polygon draw:style-name="gr37" draw:text-style-name="P9" draw:layer="layout" svg:width="0.029cm" svg:height="0.374cm" svg:x="19.06cm" svg:y="5.984cm" svg:viewBox="0 0 30 375" draw:points="0,375 30,375 30,0 0,0">
          <text:p/>
        </draw:polygon>
        <draw:polygon draw:style-name="gr38" draw:text-style-name="P10" draw:layer="layout" svg:width="0.029cm" svg:height="0.374cm" svg:x="19.09cm" svg:y="5.984cm" svg:viewBox="0 0 30 375" draw:points="0,375 30,375 30,0 0,0">
          <text:p/>
        </draw:polygon>
        <draw:polygon draw:style-name="gr38" draw:text-style-name="P10" draw:layer="layout" svg:width="0.029cm" svg:height="0.374cm" svg:x="19.119cm" svg:y="5.984cm" svg:viewBox="0 0 30 375" draw:points="0,375 30,375 30,0 0,0">
          <text:p/>
        </draw:polygon>
        <draw:polygon draw:style-name="gr36" draw:text-style-name="P8" draw:layer="layout" svg:width="0.029cm" svg:height="0.374cm" svg:x="19.148cm" svg:y="5.984cm" svg:viewBox="0 0 30 375" draw:points="0,375 30,375 30,0 0,0">
          <text:p/>
        </draw:polygon>
        <draw:polygon draw:style-name="gr38" draw:text-style-name="P10" draw:layer="layout" svg:width="0.029cm" svg:height="0.374cm" svg:x="19.177cm" svg:y="5.984cm" svg:viewBox="0 0 30 375" draw:points="0,375 30,375 30,0 0,0">
          <text:p/>
        </draw:polygon>
        <draw:polygon draw:style-name="gr38" draw:text-style-name="P10" draw:layer="layout" svg:width="0.03cm" svg:height="0.374cm" svg:x="19.207cm" svg:y="5.984cm" svg:viewBox="0 0 31 375" draw:points="0,375 31,375 31,0 0,0">
          <text:p/>
        </draw:polygon>
        <draw:polygon draw:style-name="gr36" draw:text-style-name="P8" draw:layer="layout" svg:width="0.029cm" svg:height="0.374cm" svg:x="19.237cm" svg:y="5.984cm" svg:viewBox="0 0 30 375" draw:points="0,375 30,375 30,0 0,0">
          <text:p/>
        </draw:polygon>
        <draw:polygon draw:style-name="gr35" draw:text-style-name="P7" draw:layer="layout" svg:width="0.029cm" svg:height="0.374cm" svg:x="19.266cm" svg:y="5.984cm" svg:viewBox="0 0 30 375" draw:points="0,375 30,375 30,0 0,0">
          <text:p/>
        </draw:polygon>
        <draw:polygon draw:style-name="gr37" draw:text-style-name="P9" draw:layer="layout" svg:width="0.03cm" svg:height="0.374cm" svg:x="19.295cm" svg:y="5.984cm" svg:viewBox="0 0 31 375" draw:points="0,375 31,375 31,0 0,0">
          <text:p/>
        </draw:polygon>
        <draw:polygon draw:style-name="gr37" draw:text-style-name="P9" draw:layer="layout" svg:width="0.029cm" svg:height="0.374cm" svg:x="19.325cm" svg:y="5.984cm" svg:viewBox="0 0 30 375" draw:points="0,375 30,375 30,0 0,0">
          <text:p/>
        </draw:polygon>
        <draw:polygon draw:style-name="gr36" draw:text-style-name="P8" draw:layer="layout" svg:width="0.029cm" svg:height="0.374cm" svg:x="19.355cm" svg:y="5.984cm" svg:viewBox="0 0 30 375" draw:points="0,375 30,375 30,0 0,0">
          <text:p/>
        </draw:polygon>
        <draw:polygon draw:style-name="gr36" draw:text-style-name="P8" draw:layer="layout" svg:width="0.029cm" svg:height="0.374cm" svg:x="19.384cm" svg:y="5.984cm" svg:viewBox="0 0 30 375" draw:points="0,375 30,375 30,0 0,0">
          <text:p/>
        </draw:polygon>
        <draw:polygon draw:style-name="gr37" draw:text-style-name="P9" draw:layer="layout" svg:width="0.029cm" svg:height="0.374cm" svg:x="19.414cm" svg:y="5.984cm" svg:viewBox="0 0 30 375" draw:points="0,375 30,375 30,0 0,0">
          <text:p/>
        </draw:polygon>
        <draw:polygon draw:style-name="gr38" draw:text-style-name="P10" draw:layer="layout" svg:width="0.029cm" svg:height="0.374cm" svg:x="19.472cm" svg:y="5.984cm" svg:viewBox="0 0 30 375" draw:points="0,375 30,375 30,0 0,0">
          <text:p/>
        </draw:polygon>
        <draw:polygon draw:style-name="gr36" draw:text-style-name="P8" draw:layer="layout" svg:width="0.029cm" svg:height="0.374cm" svg:x="19.501cm" svg:y="5.984cm" svg:viewBox="0 0 30 375" draw:points="0,375 30,375 30,0 0,0">
          <text:p/>
        </draw:polygon>
        <draw:polygon draw:style-name="gr37" draw:text-style-name="P9" draw:layer="layout" svg:width="0.029cm" svg:height="0.374cm" svg:x="19.532cm" svg:y="5.984cm" svg:viewBox="0 0 30 375" draw:points="0,375 30,375 30,0 0,0">
          <text:p/>
        </draw:polygon>
        <draw:polygon draw:style-name="gr37" draw:text-style-name="P9" draw:layer="layout" svg:width="0.029cm" svg:height="0.374cm" svg:x="19.561cm" svg:y="5.984cm" svg:viewBox="0 0 30 375" draw:points="0,375 30,375 30,0 0,0">
          <text:p/>
        </draw:polygon>
        <draw:polygon draw:style-name="gr37" draw:text-style-name="P9" draw:layer="layout" svg:width="0.029cm" svg:height="0.374cm" svg:x="19.59cm" svg:y="5.984cm" svg:viewBox="0 0 30 375" draw:points="0,375 30,375 30,0 0,0">
          <text:p/>
        </draw:polygon>
        <draw:polygon draw:style-name="gr38" draw:text-style-name="P10" draw:layer="layout" svg:width="0.029cm" svg:height="0.374cm" svg:x="19.619cm" svg:y="5.984cm" svg:viewBox="0 0 30 375" draw:points="0,375 30,375 30,0 0,0">
          <text:p/>
        </draw:polygon>
        <draw:polygon draw:style-name="gr36" draw:text-style-name="P8" draw:layer="layout" svg:width="0.029cm" svg:height="0.374cm" svg:x="19.649cm" svg:y="5.984cm" svg:viewBox="0 0 30 375" draw:points="0,375 30,375 30,0 0,0">
          <text:p/>
        </draw:polygon>
        <draw:polygon draw:style-name="gr37" draw:text-style-name="P9" draw:layer="layout" svg:width="0.029cm" svg:height="0.374cm" svg:x="19.679cm" svg:y="5.984cm" svg:viewBox="0 0 30 375" draw:points="0,375 30,375 30,0 0,0">
          <text:p/>
        </draw:polygon>
        <draw:polygon draw:style-name="gr37" draw:text-style-name="P9" draw:layer="layout" svg:width="0.03cm" svg:height="0.374cm" svg:x="19.708cm" svg:y="5.984cm" svg:viewBox="0 0 31 375" draw:points="0,375 31,375 31,0 0,0">
          <text:p/>
        </draw:polygon>
        <draw:polygon draw:style-name="gr36" draw:text-style-name="P8" draw:layer="layout" svg:width="0.029cm" svg:height="0.374cm" svg:x="19.738cm" svg:y="5.984cm" svg:viewBox="0 0 30 375" draw:points="0,375 30,375 30,0 0,0">
          <text:p/>
        </draw:polygon>
        <draw:polygon draw:style-name="gr36" draw:text-style-name="P8" draw:layer="layout" svg:width="0.029cm" svg:height="0.374cm" svg:x="19.767cm" svg:y="5.984cm" svg:viewBox="0 0 30 375" draw:points="0,375 30,375 30,0 0,0">
          <text:p/>
        </draw:polygon>
        <draw:polygon draw:style-name="gr36" draw:text-style-name="P8" draw:layer="layout" svg:width="0.029cm" svg:height="0.374cm" svg:x="19.796cm" svg:y="5.984cm" svg:viewBox="0 0 30 375" draw:points="0,375 30,375 30,0 0,0">
          <text:p/>
        </draw:polygon>
        <draw:polygon draw:style-name="gr38" draw:text-style-name="P10" draw:layer="layout" svg:width="0.029cm" svg:height="0.374cm" svg:x="19.825cm" svg:y="5.984cm" svg:viewBox="0 0 30 375" draw:points="0,375 30,375 30,0 0,0">
          <text:p/>
        </draw:polygon>
        <draw:polygon draw:style-name="gr37" draw:text-style-name="P9" draw:layer="layout" svg:width="0.029cm" svg:height="0.374cm" svg:x="19.856cm" svg:y="5.984cm" svg:viewBox="0 0 30 375" draw:points="0,375 30,375 30,0 0,0">
          <text:p/>
        </draw:polygon>
        <draw:polygon draw:style-name="gr36" draw:text-style-name="P8" draw:layer="layout" svg:width="0.029cm" svg:height="0.374cm" svg:x="19.885cm" svg:y="5.984cm" svg:viewBox="0 0 30 375" draw:points="0,375 30,375 30,0 0,0">
          <text:p/>
        </draw:polygon>
        <draw:polygon draw:style-name="gr35" draw:text-style-name="P7" draw:layer="layout" svg:width="0.029cm" svg:height="0.374cm" svg:x="19.914cm" svg:y="5.984cm" svg:viewBox="0 0 30 375" draw:points="0,375 30,375 30,0 0,0">
          <text:p/>
        </draw:polygon>
        <draw:polygon draw:style-name="gr36" draw:text-style-name="P8" draw:layer="layout" svg:width="0.029cm" svg:height="0.374cm" svg:x="19.943cm" svg:y="5.984cm" svg:viewBox="0 0 30 375" draw:points="0,375 30,375 30,0 0,0">
          <text:p/>
        </draw:polygon>
        <draw:polygon draw:style-name="gr36" draw:text-style-name="P8" draw:layer="layout" svg:width="0.029cm" svg:height="0.374cm" svg:x="19.973cm" svg:y="5.984cm" svg:viewBox="0 0 30 375" draw:points="0,375 30,375 30,0 0,0">
          <text:p/>
        </draw:polygon>
        <draw:polygon draw:style-name="gr37" draw:text-style-name="P9" draw:layer="layout" svg:width="0.029cm" svg:height="0.374cm" svg:x="20.003cm" svg:y="5.984cm" svg:viewBox="0 0 30 375" draw:points="0,375 30,375 30,0 0,0">
          <text:p/>
        </draw:polygon>
        <draw:polygon draw:style-name="gr37" draw:text-style-name="P9" draw:layer="layout" svg:width="0.029cm" svg:height="0.374cm" svg:x="20.032cm" svg:y="5.984cm" svg:viewBox="0 0 30 375" draw:points="0,375 30,375 30,0 0,0">
          <text:p/>
        </draw:polygon>
        <draw:polygon draw:style-name="gr36" draw:text-style-name="P8" draw:layer="layout" svg:width="0.03cm" svg:height="0.374cm" svg:x="20.061cm" svg:y="5.984cm" svg:viewBox="0 0 31 375" draw:points="0,375 31,375 31,0 0,0">
          <text:p/>
        </draw:polygon>
        <draw:polygon draw:style-name="gr37" draw:text-style-name="P9" draw:layer="layout" svg:width="0.029cm" svg:height="0.374cm" svg:x="20.091cm" svg:y="5.984cm" svg:viewBox="0 0 30 375" draw:points="0,375 30,375 30,0 0,0">
          <text:p/>
        </draw:polygon>
        <draw:polygon draw:style-name="gr37" draw:text-style-name="P9" draw:layer="layout" svg:width="0.029cm" svg:height="0.374cm" svg:x="20.12cm" svg:y="5.984cm" svg:viewBox="0 0 30 375" draw:points="0,375 30,375 30,0 0,0">
          <text:p/>
        </draw:polygon>
        <draw:polygon draw:style-name="gr35" draw:text-style-name="P7" draw:layer="layout" svg:width="0.03cm" svg:height="0.374cm" svg:x="20.149cm" svg:y="5.984cm" svg:viewBox="0 0 31 375" draw:points="0,375 31,375 31,0 0,0">
          <text:p/>
        </draw:polygon>
        <draw:polygon draw:style-name="gr37" draw:text-style-name="P9" draw:layer="layout" svg:width="0.029cm" svg:height="0.374cm" svg:x="20.18cm" svg:y="5.984cm" svg:viewBox="0 0 30 375" draw:points="0,375 30,375 30,0 0,0">
          <text:p/>
        </draw:polygon>
        <draw:polygon draw:style-name="gr35" draw:text-style-name="P7" draw:layer="layout" svg:width="0.029cm" svg:height="0.374cm" svg:x="20.209cm" svg:y="5.984cm" svg:viewBox="0 0 30 375" draw:points="0,375 30,375 30,0 0,0">
          <text:p/>
        </draw:polygon>
        <draw:polygon draw:style-name="gr36" draw:text-style-name="P8" draw:layer="layout" svg:width="0.029cm" svg:height="0.374cm" svg:x="20.238cm" svg:y="5.984cm" svg:viewBox="0 0 30 375" draw:points="0,375 30,375 30,0 0,0">
          <text:p/>
        </draw:polygon>
        <draw:polygon draw:style-name="gr37" draw:text-style-name="P9" draw:layer="layout" svg:width="0.029cm" svg:height="0.374cm" svg:x="20.267cm" svg:y="5.984cm" svg:viewBox="0 0 30 375" draw:points="0,375 30,375 30,0 0,0">
          <text:p/>
        </draw:polygon>
        <draw:polygon draw:style-name="gr36" draw:text-style-name="P8" draw:layer="layout" svg:width="0.029cm" svg:height="0.374cm" svg:x="20.297cm" svg:y="5.984cm" svg:viewBox="0 0 30 375" draw:points="0,375 30,375 30,0 0,0">
          <text:p/>
        </draw:polygon>
        <draw:polygon draw:style-name="gr36" draw:text-style-name="P8" draw:layer="layout" svg:width="0.029cm" svg:height="0.374cm" svg:x="20.326cm" svg:y="5.984cm" svg:viewBox="0 0 30 375" draw:points="0,375 30,375 30,0 0,0">
          <text:p/>
        </draw:polygon>
        <draw:polygon draw:style-name="gr37" draw:text-style-name="P9" draw:layer="layout" svg:width="0.029cm" svg:height="0.374cm" svg:x="20.356cm" svg:y="5.984cm" svg:viewBox="0 0 30 375" draw:points="0,375 30,375 30,0 0,0">
          <text:p/>
        </draw:polygon>
        <draw:polygon draw:style-name="gr38" draw:text-style-name="P10" draw:layer="layout" svg:width="0.029cm" svg:height="0.374cm" svg:x="20.385cm" svg:y="5.984cm" svg:viewBox="0 0 30 375" draw:points="0,375 30,375 30,0 0,0">
          <text:p/>
        </draw:polygon>
        <draw:polygon draw:style-name="gr37" draw:text-style-name="P9" draw:layer="layout" svg:width="0.029cm" svg:height="0.374cm" svg:x="20.415cm" svg:y="5.984cm" svg:viewBox="0 0 30 375" draw:points="0,375 30,375 30,0 0,0">
          <text:p/>
        </draw:polygon>
        <draw:polygon draw:style-name="gr36" draw:text-style-name="P8" draw:layer="layout" svg:width="0.029cm" svg:height="0.374cm" svg:x="20.444cm" svg:y="5.984cm" svg:viewBox="0 0 30 375" draw:points="0,375 30,375 30,0 0,0">
          <text:p/>
        </draw:polygon>
        <draw:polygon draw:style-name="gr38" draw:text-style-name="P10" draw:layer="layout" svg:width="0.029cm" svg:height="0.374cm" svg:x="20.473cm" svg:y="5.984cm" svg:viewBox="0 0 30 375" draw:points="0,375 30,375 30,0 0,0">
          <text:p/>
        </draw:polygon>
        <draw:polygon draw:style-name="gr37" draw:text-style-name="P9" draw:layer="layout" svg:width="0.03cm" svg:height="0.374cm" svg:x="20.502cm" svg:y="5.984cm" svg:viewBox="0 0 31 375" draw:points="0,375 31,375 31,0 0,0">
          <text:p/>
        </draw:polygon>
        <draw:polygon draw:style-name="gr36" draw:text-style-name="P8" draw:layer="layout" svg:width="0.029cm" svg:height="0.374cm" svg:x="20.533cm" svg:y="5.984cm" svg:viewBox="0 0 30 375" draw:points="0,375 30,375 30,0 0,0">
          <text:p/>
        </draw:polygon>
        <draw:polygon draw:style-name="gr37" draw:text-style-name="P9" draw:layer="layout" svg:width="0.029cm" svg:height="0.374cm" svg:x="20.562cm" svg:y="5.984cm" svg:viewBox="0 0 30 375" draw:points="0,375 30,375 30,0 0,0">
          <text:p/>
        </draw:polygon>
        <draw:polygon draw:style-name="gr37" draw:text-style-name="P9" draw:layer="layout" svg:width="0.029cm" svg:height="0.374cm" svg:x="20.592cm" svg:y="5.984cm" svg:viewBox="0 0 30 375" draw:points="0,375 30,375 30,0 0,0">
          <text:p/>
        </draw:polygon>
        <draw:polygon draw:style-name="gr37" draw:text-style-name="P9" draw:layer="layout" svg:width="0.029cm" svg:height="0.374cm" svg:x="20.621cm" svg:y="5.984cm" svg:viewBox="0 0 30 375" draw:points="0,375 30,375 30,0 0,0">
          <text:p/>
        </draw:polygon>
        <draw:polygon draw:style-name="gr36" draw:text-style-name="P8" draw:layer="layout" svg:width="0.029cm" svg:height="0.374cm" svg:x="20.65cm" svg:y="5.984cm" svg:viewBox="0 0 30 375" draw:points="0,375 30,375 30,0 0,0">
          <text:p/>
        </draw:polygon>
        <draw:polygon draw:style-name="gr38" draw:text-style-name="P10" draw:layer="layout" svg:width="0.029cm" svg:height="0.374cm" svg:x="20.68cm" svg:y="5.984cm" svg:viewBox="0 0 30 375" draw:points="0,375 30,375 30,0 0,0">
          <text:p/>
        </draw:polygon>
        <draw:polygon draw:style-name="gr36" draw:text-style-name="P8" draw:layer="layout" svg:width="0.029cm" svg:height="0.374cm" svg:x="20.71cm" svg:y="5.984cm" svg:viewBox="0 0 30 375" draw:points="0,375 30,375 30,0 0,0">
          <text:p/>
        </draw:polygon>
        <draw:polygon draw:style-name="gr36" draw:text-style-name="P8" draw:layer="layout" svg:width="0.029cm" svg:height="0.374cm" svg:x="20.739cm" svg:y="5.984cm" svg:viewBox="0 0 30 375" draw:points="0,375 30,375 30,0 0,0">
          <text:p/>
        </draw:polygon>
        <draw:polygon draw:style-name="gr36" draw:text-style-name="P8" draw:layer="layout" svg:width="0.029cm" svg:height="0.374cm" svg:x="20.768cm" svg:y="5.984cm" svg:viewBox="0 0 30 375" draw:points="0,375 30,375 30,0 0,0">
          <text:p/>
        </draw:polygon>
        <draw:polygon draw:style-name="gr37" draw:text-style-name="P9" draw:layer="layout" svg:width="0.03cm" svg:height="0.374cm" svg:x="20.826cm" svg:y="5.984cm" svg:viewBox="0 0 31 375" draw:points="0,375 31,375 31,0 0,0">
          <text:p/>
        </draw:polygon>
        <draw:polygon draw:style-name="gr35" draw:text-style-name="P7" draw:layer="layout" svg:width="0.029cm" svg:height="0.374cm" svg:x="20.857cm" svg:y="5.984cm" svg:viewBox="0 0 30 375" draw:points="0,375 30,375 30,0 0,0">
          <text:p/>
        </draw:polygon>
        <draw:polygon draw:style-name="gr36" draw:text-style-name="P8" draw:layer="layout" svg:width="0.029cm" svg:height="0.374cm" svg:x="20.886cm" svg:y="5.984cm" svg:viewBox="0 0 30 375" draw:points="0,375 30,375 30,0 0,0">
          <text:p/>
        </draw:polygon>
        <draw:polygon draw:style-name="gr37" draw:text-style-name="P9" draw:layer="layout" svg:width="0.03cm" svg:height="0.374cm" svg:x="20.915cm" svg:y="5.984cm" svg:viewBox="0 0 31 375" draw:points="0,375 31,375 31,0 0,0">
          <text:p/>
        </draw:polygon>
        <draw:polygon draw:style-name="gr36" draw:text-style-name="P8" draw:layer="layout" svg:width="0.029cm" svg:height="0.374cm" svg:x="20.945cm" svg:y="5.984cm" svg:viewBox="0 0 30 375" draw:points="0,375 30,375 30,0 0,0">
          <text:p/>
        </draw:polygon>
        <draw:polygon draw:style-name="gr37" draw:text-style-name="P9" draw:layer="layout" svg:width="0.029cm" svg:height="0.374cm" svg:x="20.974cm" svg:y="5.984cm" svg:viewBox="0 0 30 375" draw:points="0,375 30,375 30,0 0,0">
          <text:p/>
        </draw:polygon>
        <draw:polygon draw:style-name="gr36" draw:text-style-name="P8" draw:layer="layout" svg:width="0.029cm" svg:height="0.374cm" svg:x="21.004cm" svg:y="5.984cm" svg:viewBox="0 0 30 375" draw:points="0,375 30,375 30,0 0,0">
          <text:p/>
        </draw:polygon>
        <draw:polygon draw:style-name="gr36" draw:text-style-name="P8" draw:layer="layout" svg:width="0.029cm" svg:height="0.374cm" svg:x="21.034cm" svg:y="5.984cm" svg:viewBox="0 0 30 375" draw:points="0,375 30,375 30,0 0,0">
          <text:p/>
        </draw:polygon>
        <draw:polygon draw:style-name="gr38" draw:text-style-name="P10" draw:layer="layout" svg:width="0.029cm" svg:height="0.374cm" svg:x="21.063cm" svg:y="5.984cm" svg:viewBox="0 0 30 375" draw:points="0,375 30,375 30,0 0,0">
          <text:p/>
        </draw:polygon>
        <draw:polygon draw:style-name="gr38" draw:text-style-name="P10" draw:layer="layout" svg:width="0.029cm" svg:height="0.374cm" svg:x="21.092cm" svg:y="5.984cm" svg:viewBox="0 0 30 375" draw:points="0,375 30,375 30,0 0,0">
          <text:p/>
        </draw:polygon>
        <draw:polygon draw:style-name="gr36" draw:text-style-name="P8" draw:layer="layout" svg:width="0.029cm" svg:height="0.374cm" svg:x="21.121cm" svg:y="5.984cm" svg:viewBox="0 0 30 375" draw:points="0,375 30,375 30,0 0,0">
          <text:p/>
        </draw:polygon>
        <draw:polygon draw:style-name="gr36" draw:text-style-name="P8" draw:layer="layout" svg:width="0.029cm" svg:height="0.374cm" svg:x="21.152cm" svg:y="5.984cm" svg:viewBox="0 0 30 375" draw:points="0,375 30,375 30,0 0,0">
          <text:p/>
        </draw:polygon>
        <draw:polygon draw:style-name="gr35" draw:text-style-name="P7" draw:layer="layout" svg:width="0.029cm" svg:height="0.374cm" svg:x="21.181cm" svg:y="5.984cm" svg:viewBox="0 0 30 375" draw:points="0,375 30,375 30,0 0,0">
          <text:p/>
        </draw:polygon>
        <draw:polygon draw:style-name="gr36" draw:text-style-name="P8" draw:layer="layout" svg:width="0.029cm" svg:height="0.374cm" svg:x="21.21cm" svg:y="5.984cm" svg:viewBox="0 0 30 375" draw:points="0,375 30,375 30,0 0,0">
          <text:p/>
        </draw:polygon>
        <draw:polygon draw:style-name="gr35" draw:text-style-name="P7" draw:layer="layout" svg:width="0.029cm" svg:height="0.374cm" svg:x="21.239cm" svg:y="5.984cm" svg:viewBox="0 0 30 375" draw:points="0,375 30,375 30,0 0,0">
          <text:p/>
        </draw:polygon>
        <draw:polygon draw:style-name="gr36" draw:text-style-name="P8" draw:layer="layout" svg:width="0.029cm" svg:height="0.374cm" svg:x="21.269cm" svg:y="5.984cm" svg:viewBox="0 0 30 375" draw:points="0,375 30,375 30,0 0,0">
          <text:p/>
        </draw:polygon>
        <draw:polygon draw:style-name="gr36" draw:text-style-name="P8" draw:layer="layout" svg:width="0.029cm" svg:height="0.374cm" svg:x="21.298cm" svg:y="5.984cm" svg:viewBox="0 0 30 375" draw:points="0,375 30,375 30,0 0,0">
          <text:p/>
        </draw:polygon>
        <draw:polygon draw:style-name="gr35" draw:text-style-name="P7" draw:layer="layout" svg:width="0.029cm" svg:height="0.374cm" svg:x="21.328cm" svg:y="5.984cm" svg:viewBox="0 0 30 375" draw:points="0,375 30,375 30,0 0,0">
          <text:p/>
        </draw:polygon>
        <draw:polygon draw:style-name="gr35" draw:text-style-name="P7" draw:layer="layout" svg:width="0.03cm" svg:height="0.374cm" svg:x="21.357cm" svg:y="5.984cm" svg:viewBox="0 0 31 375" draw:points="0,375 31,375 31,0 0,0">
          <text:p/>
        </draw:polygon>
        <draw:polygon draw:style-name="gr35" draw:text-style-name="P7" draw:layer="layout" svg:width="0.029cm" svg:height="0.374cm" svg:x="21.387cm" svg:y="5.984cm" svg:viewBox="0 0 30 375" draw:points="0,375 30,375 30,0 0,0">
          <text:p/>
        </draw:polygon>
        <draw:polygon draw:style-name="gr36" draw:text-style-name="P8" draw:layer="layout" svg:width="0.029cm" svg:height="0.374cm" svg:x="21.416cm" svg:y="5.984cm" svg:viewBox="0 0 30 375" draw:points="0,375 30,375 30,0 0,0">
          <text:p/>
        </draw:polygon>
        <draw:polygon draw:style-name="gr36" draw:text-style-name="P8" draw:layer="layout" svg:width="0.029cm" svg:height="0.374cm" svg:x="21.445cm" svg:y="5.984cm" svg:viewBox="0 0 30 375" draw:points="0,375 30,375 30,0 0,0">
          <text:p/>
        </draw:polygon>
        <draw:polygon draw:style-name="gr36" draw:text-style-name="P8" draw:layer="layout" svg:width="0.029cm" svg:height="0.374cm" svg:x="21.476cm" svg:y="5.984cm" svg:viewBox="0 0 30 375" draw:points="0,375 30,375 30,0 0,0">
          <text:p/>
        </draw:polygon>
        <draw:polygon draw:style-name="gr36" draw:text-style-name="P8" draw:layer="layout" svg:width="0.029cm" svg:height="0.374cm" svg:x="21.505cm" svg:y="5.984cm" svg:viewBox="0 0 30 375" draw:points="0,375 30,375 30,0 0,0">
          <text:p/>
        </draw:polygon>
        <draw:polygon draw:style-name="gr38" draw:text-style-name="P10" draw:layer="layout" svg:width="0.029cm" svg:height="0.374cm" svg:x="21.534cm" svg:y="5.984cm" svg:viewBox="0 0 30 375" draw:points="0,375 30,375 30,0 0,0">
          <text:p/>
        </draw:polygon>
        <draw:polygon draw:style-name="gr37" draw:text-style-name="P9" draw:layer="layout" svg:width="0.029cm" svg:height="0.374cm" svg:x="21.563cm" svg:y="5.984cm" svg:viewBox="0 0 30 375" draw:points="0,375 30,375 30,0 0,0">
          <text:p/>
        </draw:polygon>
        <draw:polygon draw:style-name="gr38" draw:text-style-name="P10" draw:layer="layout" svg:width="0.029cm" svg:height="0.374cm" svg:x="21.593cm" svg:y="5.984cm" svg:viewBox="0 0 30 375" draw:points="0,375 30,375 30,0 0,0">
          <text:p/>
        </draw:polygon>
        <draw:polygon draw:style-name="gr37" draw:text-style-name="P9" draw:layer="layout" svg:width="0.029cm" svg:height="0.374cm" svg:x="21.622cm" svg:y="5.984cm" svg:viewBox="0 0 30 375" draw:points="0,375 30,375 30,0 0,0">
          <text:p/>
        </draw:polygon>
        <draw:polygon draw:style-name="gr35" draw:text-style-name="P7" draw:layer="layout" svg:width="0.029cm" svg:height="0.374cm" svg:x="21.652cm" svg:y="5.984cm" svg:viewBox="0 0 30 375" draw:points="0,375 30,375 30,0 0,0">
          <text:p/>
        </draw:polygon>
        <draw:polygon draw:style-name="gr35" draw:text-style-name="P7" draw:layer="layout" svg:width="0.03cm" svg:height="0.374cm" svg:x="21.681cm" svg:y="5.984cm" svg:viewBox="0 0 31 375" draw:points="0,375 31,375 31,0 0,0">
          <text:p/>
        </draw:polygon>
        <draw:polygon draw:style-name="gr36" draw:text-style-name="P8" draw:layer="layout" svg:width="0.029cm" svg:height="0.374cm" svg:x="21.711cm" svg:y="5.984cm" svg:viewBox="0 0 30 375" draw:points="0,375 30,375 30,0 0,0">
          <text:p/>
        </draw:polygon>
        <draw:polygon draw:style-name="gr36" draw:text-style-name="P8" draw:layer="layout" svg:width="0.029cm" svg:height="0.374cm" svg:x="21.74cm" svg:y="5.984cm" svg:viewBox="0 0 30 375" draw:points="0,375 30,375 30,0 0,0">
          <text:p/>
        </draw:polygon>
        <draw:polygon draw:style-name="gr38" draw:text-style-name="P10" draw:layer="layout" svg:width="0.03cm" svg:height="0.374cm" svg:x="21.769cm" svg:y="5.984cm" svg:viewBox="0 0 31 375" draw:points="0,375 31,375 31,0 0,0">
          <text:p/>
        </draw:polygon>
        <draw:polygon draw:style-name="gr38" draw:text-style-name="P10" draw:layer="layout" svg:width="0.029cm" svg:height="0.374cm" svg:x="21.8cm" svg:y="5.984cm" svg:viewBox="0 0 30 375" draw:points="0,375 30,375 30,0 0,0">
          <text:p/>
        </draw:polygon>
        <draw:polygon draw:style-name="gr38" draw:text-style-name="P10" draw:layer="layout" svg:width="0.029cm" svg:height="0.374cm" svg:x="21.829cm" svg:y="5.984cm" svg:viewBox="0 0 30 375" draw:points="0,375 30,375 30,0 0,0">
          <text:p/>
        </draw:polygon>
        <draw:polygon draw:style-name="gr37" draw:text-style-name="P9" draw:layer="layout" svg:width="0.029cm" svg:height="0.374cm" svg:x="21.858cm" svg:y="5.984cm" svg:viewBox="0 0 30 375" draw:points="0,375 30,375 30,0 0,0">
          <text:p/>
        </draw:polygon>
        <draw:polygon draw:style-name="gr37" draw:text-style-name="P9" draw:layer="layout" svg:width="0.029cm" svg:height="0.374cm" svg:x="21.887cm" svg:y="5.984cm" svg:viewBox="0 0 30 375" draw:points="0,375 30,375 30,0 0,0">
          <text:p/>
        </draw:polygon>
        <draw:polygon draw:style-name="gr37" draw:text-style-name="P9" draw:layer="layout" svg:width="0.029cm" svg:height="0.374cm" svg:x="21.917cm" svg:y="5.984cm" svg:viewBox="0 0 30 375" draw:points="0,375 30,375 30,0 0,0">
          <text:p/>
        </draw:polygon>
        <draw:polygon draw:style-name="gr35" draw:text-style-name="P7" draw:layer="layout" svg:width="0.029cm" svg:height="0.374cm" svg:x="21.946cm" svg:y="5.984cm" svg:viewBox="0 0 30 375" draw:points="0,375 30,375 30,0 0,0">
          <text:p/>
        </draw:polygon>
        <draw:polygon draw:style-name="gr37" draw:text-style-name="P9" draw:layer="layout" svg:width="0.029cm" svg:height="0.374cm" svg:x="21.976cm" svg:y="5.984cm" svg:viewBox="0 0 30 375" draw:points="0,375 30,375 30,0 0,0">
          <text:p/>
        </draw:polygon>
        <draw:polygon draw:style-name="gr37" draw:text-style-name="P9" draw:layer="layout" svg:width="0.029cm" svg:height="0.374cm" svg:x="22.005cm" svg:y="5.984cm" svg:viewBox="0 0 30 375" draw:points="0,375 30,375 30,0 0,0">
          <text:p/>
        </draw:polygon>
        <draw:polygon draw:style-name="gr37" draw:text-style-name="P9" draw:layer="layout" svg:width="0.029cm" svg:height="0.374cm" svg:x="22.035cm" svg:y="5.984cm" svg:viewBox="0 0 30 375" draw:points="0,375 30,375 30,0 0,0">
          <text:p/>
        </draw:polygon>
        <draw:polygon draw:style-name="gr36" draw:text-style-name="P8" draw:layer="layout" svg:width="0.029cm" svg:height="0.374cm" svg:x="22.417cm" svg:y="5.984cm" svg:viewBox="0 0 30 375" draw:points="0,375 30,375 30,0 0,0">
          <text:p/>
        </draw:polygon>
        <draw:polygon draw:style-name="gr38" draw:text-style-name="P10" draw:layer="layout" svg:width="0.029cm" svg:height="0.374cm" svg:x="22.446cm" svg:y="5.984cm" svg:viewBox="0 0 30 375" draw:points="0,375 30,375 30,0 0,0">
          <text:p/>
        </draw:polygon>
        <draw:polygon draw:style-name="gr36" draw:text-style-name="P8" draw:layer="layout" svg:width="0.029cm" svg:height="0.374cm" svg:x="22.477cm" svg:y="5.984cm" svg:viewBox="0 0 30 375" draw:points="0,375 30,375 30,0 0,0">
          <text:p/>
        </draw:polygon>
        <draw:polygon draw:style-name="gr37" draw:text-style-name="P9" draw:layer="layout" svg:width="0.029cm" svg:height="0.374cm" svg:x="22.506cm" svg:y="5.984cm" svg:viewBox="0 0 30 375" draw:points="0,375 30,375 30,0 0,0">
          <text:p/>
        </draw:polygon>
        <draw:polygon draw:style-name="gr35" draw:text-style-name="P7" draw:layer="layout" svg:width="0.03cm" svg:height="0.374cm" svg:x="22.535cm" svg:y="5.984cm" svg:viewBox="0 0 31 375" draw:points="0,375 31,375 31,0 0,0">
          <text:p/>
        </draw:polygon>
        <draw:polygon draw:style-name="gr37" draw:text-style-name="P9" draw:layer="layout" svg:width="0.029cm" svg:height="0.374cm" svg:x="22.565cm" svg:y="5.984cm" svg:viewBox="0 0 30 375" draw:points="0,375 30,375 30,0 0,0">
          <text:p/>
        </draw:polygon>
        <draw:polygon draw:style-name="gr35" draw:text-style-name="P7" draw:layer="layout" svg:width="0.029cm" svg:height="0.374cm" svg:x="22.594cm" svg:y="5.984cm" svg:viewBox="0 0 30 375" draw:points="0,375 30,375 30,0 0,0">
          <text:p/>
        </draw:polygon>
        <draw:polygon draw:style-name="gr37" draw:text-style-name="P9" draw:layer="layout" svg:width="0.029cm" svg:height="0.374cm" svg:x="22.623cm" svg:y="5.984cm" svg:viewBox="0 0 30 375" draw:points="0,375 30,375 30,0 0,0">
          <text:p/>
        </draw:polygon>
        <draw:polygon draw:style-name="gr37" draw:text-style-name="P9" draw:layer="layout" svg:width="0.029cm" svg:height="0.374cm" svg:x="22.654cm" svg:y="5.984cm" svg:viewBox="0 0 30 375" draw:points="0,375 30,375 30,0 0,0">
          <text:p/>
        </draw:polygon>
        <draw:polygon draw:style-name="gr37" draw:text-style-name="P9" draw:layer="layout" svg:width="0.029cm" svg:height="0.374cm" svg:x="22.683cm" svg:y="5.984cm" svg:viewBox="0 0 30 375" draw:points="0,375 30,375 30,0 0,0">
          <text:p/>
        </draw:polygon>
        <draw:polygon draw:style-name="gr36" draw:text-style-name="P8" draw:layer="layout" svg:width="0.029cm" svg:height="0.374cm" svg:x="22.712cm" svg:y="5.984cm" svg:viewBox="0 0 30 375" draw:points="0,375 30,375 30,0 0,0">
          <text:p/>
        </draw:polygon>
        <draw:polygon draw:style-name="gr36" draw:text-style-name="P8" draw:layer="layout" svg:width="0.029cm" svg:height="0.374cm" svg:x="22.741cm" svg:y="5.984cm" svg:viewBox="0 0 30 375" draw:points="0,375 30,375 30,0 0,0">
          <text:p/>
        </draw:polygon>
        <draw:polygon draw:style-name="gr37" draw:text-style-name="P9" draw:layer="layout" svg:width="0.029cm" svg:height="0.374cm" svg:x="22.771cm" svg:y="5.984cm" svg:viewBox="0 0 30 375" draw:points="0,375 30,375 30,0 0,0">
          <text:p/>
        </draw:polygon>
        <draw:polygon draw:style-name="gr38" draw:text-style-name="P10" draw:layer="layout" svg:width="0.029cm" svg:height="0.374cm" svg:x="22.801cm" svg:y="5.984cm" svg:viewBox="0 0 30 375" draw:points="0,375 30,375 30,0 0,0">
          <text:p/>
        </draw:polygon>
        <draw:polygon draw:style-name="gr36" draw:text-style-name="P8" draw:layer="layout" svg:width="0.029cm" svg:height="0.374cm" svg:x="22.83cm" svg:y="5.984cm" svg:viewBox="0 0 30 375" draw:points="0,375 30,375 30,0 0,0">
          <text:p/>
        </draw:polygon>
        <draw:polygon draw:style-name="gr36" draw:text-style-name="P8" draw:layer="layout" svg:width="0.029cm" svg:height="0.374cm" svg:x="22.859cm" svg:y="5.984cm" svg:viewBox="0 0 30 375" draw:points="0,375 30,375 30,0 0,0">
          <text:p/>
        </draw:polygon>
        <draw:polygon draw:style-name="gr36" draw:text-style-name="P8" draw:layer="layout" svg:width="0.03cm" svg:height="0.374cm" svg:x="22.888cm" svg:y="5.984cm" svg:viewBox="0 0 31 375" draw:points="0,375 31,375 31,0 0,0">
          <text:p/>
        </draw:polygon>
        <draw:polygon draw:style-name="gr36" draw:text-style-name="P8" draw:layer="layout" svg:width="0.029cm" svg:height="0.374cm" svg:x="22.918cm" svg:y="5.984cm" svg:viewBox="0 0 30 375" draw:points="0,375 30,375 30,0 0,0">
          <text:p/>
        </draw:polygon>
        <draw:polygon draw:style-name="gr38" draw:text-style-name="P10" draw:layer="layout" svg:width="0.029cm" svg:height="0.374cm" svg:x="22.947cm" svg:y="5.984cm" svg:viewBox="0 0 30 375" draw:points="0,375 30,375 30,0 0,0">
          <text:p/>
        </draw:polygon>
        <draw:polygon draw:style-name="gr38" draw:text-style-name="P10" draw:layer="layout" svg:width="0.03cm" svg:height="0.374cm" svg:x="22.977cm" svg:y="5.984cm" svg:viewBox="0 0 31 375" draw:points="0,375 31,375 31,0 0,0">
          <text:p/>
        </draw:polygon>
        <draw:polygon draw:style-name="gr38" draw:text-style-name="P10" draw:layer="layout" svg:width="0.029cm" svg:height="0.374cm" svg:x="23.007cm" svg:y="5.984cm" svg:viewBox="0 0 30 375" draw:points="0,375 30,375 30,0 0,0">
          <text:p/>
        </draw:polygon>
        <draw:polygon draw:style-name="gr35" draw:text-style-name="P7" draw:layer="layout" svg:width="0.029cm" svg:height="0.374cm" svg:x="23.036cm" svg:y="5.984cm" svg:viewBox="0 0 30 375" draw:points="0,375 30,375 30,0 0,0">
          <text:p/>
        </draw:polygon>
        <draw:polygon draw:style-name="gr36" draw:text-style-name="P8" draw:layer="layout" svg:width="0.029cm" svg:height="0.374cm" svg:x="23.065cm" svg:y="5.984cm" svg:viewBox="0 0 30 375" draw:points="0,375 30,375 30,0 0,0">
          <text:p/>
        </draw:polygon>
        <draw:polygon draw:style-name="gr35" draw:text-style-name="P7" draw:layer="layout" svg:width="0.029cm" svg:height="0.374cm" svg:x="23.095cm" svg:y="5.984cm" svg:viewBox="0 0 30 375" draw:points="0,375 30,375 30,0 0,0">
          <text:p/>
        </draw:polygon>
        <draw:polygon draw:style-name="gr35" draw:text-style-name="P7" draw:layer="layout" svg:width="0.029cm" svg:height="0.374cm" svg:x="23.125cm" svg:y="5.984cm" svg:viewBox="0 0 30 375" draw:points="0,375 30,375 30,0 0,0">
          <text:p/>
        </draw:polygon>
        <draw:polygon draw:style-name="gr35" draw:text-style-name="P7" draw:layer="layout" svg:width="0.029cm" svg:height="0.374cm" svg:x="23.154cm" svg:y="5.984cm" svg:viewBox="0 0 30 375" draw:points="0,375 30,375 30,0 0,0">
          <text:p/>
        </draw:polygon>
        <draw:polygon draw:style-name="gr36" draw:text-style-name="P8" draw:layer="layout" svg:width="0.029cm" svg:height="0.374cm" svg:x="23.183cm" svg:y="5.984cm" svg:viewBox="0 0 30 375" draw:points="0,375 30,375 30,0 0,0">
          <text:p/>
        </draw:polygon>
        <draw:polygon draw:style-name="gr38" draw:text-style-name="P10" draw:layer="layout" svg:width="0.029cm" svg:height="0.374cm" svg:x="23.213cm" svg:y="5.984cm" svg:viewBox="0 0 30 375" draw:points="0,375 30,375 30,0 0,0">
          <text:p/>
        </draw:polygon>
        <draw:polygon draw:style-name="gr36" draw:text-style-name="P8" draw:layer="layout" svg:width="0.029cm" svg:height="0.374cm" svg:x="23.242cm" svg:y="5.984cm" svg:viewBox="0 0 30 375" draw:points="0,375 30,375 30,0 0,0">
          <text:p/>
        </draw:polygon>
        <draw:polygon draw:style-name="gr38" draw:text-style-name="P10" draw:layer="layout" svg:width="0.029cm" svg:height="0.374cm" svg:x="23.271cm" svg:y="5.984cm" svg:viewBox="0 0 30 375" draw:points="0,375 30,375 30,0 0,0">
          <text:p/>
        </draw:polygon>
        <draw:polygon draw:style-name="gr38" draw:text-style-name="P10" draw:layer="layout" svg:width="0.029cm" svg:height="0.374cm" svg:x="23.301cm" svg:y="5.984cm" svg:viewBox="0 0 30 375" draw:points="0,375 30,375 30,0 0,0">
          <text:p/>
        </draw:polygon>
        <draw:polygon draw:style-name="gr36" draw:text-style-name="P8" draw:layer="layout" svg:width="0.029cm" svg:height="0.374cm" svg:x="23.331cm" svg:y="5.984cm" svg:viewBox="0 0 30 375" draw:points="0,375 30,375 30,0 0,0">
          <text:p/>
        </draw:polygon>
        <draw:polygon draw:style-name="gr37" draw:text-style-name="P9" draw:layer="layout" svg:width="0.029cm" svg:height="0.374cm" svg:x="23.36cm" svg:y="5.984cm" svg:viewBox="0 0 30 375" draw:points="0,375 30,375 30,0 0,0">
          <text:p/>
        </draw:polygon>
        <draw:polygon draw:style-name="gr38" draw:text-style-name="P10" draw:layer="layout" svg:width="0.029cm" svg:height="0.374cm" svg:x="23.389cm" svg:y="5.984cm" svg:viewBox="0 0 30 375" draw:points="0,375 30,375 30,0 0,0">
          <text:p/>
        </draw:polygon>
        <draw:polygon draw:style-name="gr37" draw:text-style-name="P9" draw:layer="layout" svg:width="0.029cm" svg:height="0.374cm" svg:x="23.419cm" svg:y="5.984cm" svg:viewBox="0 0 30 375" draw:points="0,375 30,375 30,0 0,0">
          <text:p/>
        </draw:polygon>
        <draw:polygon draw:style-name="gr38" draw:text-style-name="P10" draw:layer="layout" svg:width="0.029cm" svg:height="0.374cm" svg:x="23.449cm" svg:y="5.984cm" svg:viewBox="0 0 30 375" draw:points="0,375 30,375 30,0 0,0">
          <text:p/>
        </draw:polygon>
        <draw:polygon draw:style-name="gr36" draw:text-style-name="P8" draw:layer="layout" svg:width="0.029cm" svg:height="0.374cm" svg:x="23.507cm" svg:y="5.984cm" svg:viewBox="0 0 30 375" draw:points="0,375 30,375 30,0 0,0">
          <text:p/>
        </draw:polygon>
        <draw:polygon draw:style-name="gr38" draw:text-style-name="P10" draw:layer="layout" svg:width="0.029cm" svg:height="0.374cm" svg:x="23.537cm" svg:y="5.984cm" svg:viewBox="0 0 30 375" draw:points="0,375 30,375 30,0 0,0">
          <text:p/>
        </draw:polygon>
        <draw:polygon draw:style-name="gr38" draw:text-style-name="P10" draw:layer="layout" svg:width="0.029cm" svg:height="0.374cm" svg:x="23.566cm" svg:y="5.984cm" svg:viewBox="0 0 30 375" draw:points="0,375 30,375 30,0 0,0">
          <text:p/>
        </draw:polygon>
        <draw:polygon draw:style-name="gr38" draw:text-style-name="P10" draw:layer="layout" svg:width="0.029cm" svg:height="0.374cm" svg:x="23.595cm" svg:y="5.984cm" svg:viewBox="0 0 30 375" draw:points="0,375 30,375 30,0 0,0">
          <text:p/>
        </draw:polygon>
        <draw:polygon draw:style-name="gr35" draw:text-style-name="P7" draw:layer="layout" svg:width="0.029cm" svg:height="0.374cm" svg:x="23.625cm" svg:y="5.984cm" svg:viewBox="0 0 30 375" draw:points="0,375 30,375 30,0 0,0">
          <text:p/>
        </draw:polygon>
        <draw:polygon draw:style-name="gr37" draw:text-style-name="P9" draw:layer="layout" svg:width="0.029cm" svg:height="0.374cm" svg:x="23.655cm" svg:y="5.984cm" svg:viewBox="0 0 30 375" draw:points="0,375 30,375 30,0 0,0">
          <text:p/>
        </draw:polygon>
        <draw:polygon draw:style-name="gr35" draw:text-style-name="P7" draw:layer="layout" svg:width="0.029cm" svg:height="0.374cm" svg:x="23.684cm" svg:y="5.984cm" svg:viewBox="0 0 30 375" draw:points="0,375 30,375 30,0 0,0">
          <text:p/>
        </draw:polygon>
        <draw:polygon draw:style-name="gr35" draw:text-style-name="P7" draw:layer="layout" svg:width="0.029cm" svg:height="0.374cm" svg:x="23.713cm" svg:y="5.984cm" svg:viewBox="0 0 30 375" draw:points="0,375 30,375 30,0 0,0">
          <text:p/>
        </draw:polygon>
        <draw:polygon draw:style-name="gr38" draw:text-style-name="P10" draw:layer="layout" svg:width="0.03cm" svg:height="0.374cm" svg:x="23.742cm" svg:y="5.984cm" svg:viewBox="0 0 31 375" draw:points="0,375 31,375 31,0 0,0">
          <text:p/>
        </draw:polygon>
        <draw:polygon draw:style-name="gr37" draw:text-style-name="P9" draw:layer="layout" svg:width="0.029cm" svg:height="0.374cm" svg:x="23.773cm" svg:y="5.984cm" svg:viewBox="0 0 30 375" draw:points="0,375 30,375 30,0 0,0">
          <text:p/>
        </draw:polygon>
        <draw:polygon draw:style-name="gr35" draw:text-style-name="P7" draw:layer="layout" svg:width="0.029cm" svg:height="0.374cm" svg:x="23.802cm" svg:y="5.984cm" svg:viewBox="0 0 30 375" draw:points="0,375 30,375 30,0 0,0">
          <text:p/>
        </draw:polygon>
        <draw:polygon draw:style-name="gr35" draw:text-style-name="P7" draw:layer="layout" svg:width="0.03cm" svg:height="0.374cm" svg:x="23.831cm" svg:y="5.984cm" svg:viewBox="0 0 31 375" draw:points="0,375 31,375 31,0 0,0">
          <text:p/>
        </draw:polygon>
        <draw:polygon draw:style-name="gr36" draw:text-style-name="P8" draw:layer="layout" svg:width="0.029cm" svg:height="0.374cm" svg:x="23.861cm" svg:y="5.984cm" svg:viewBox="0 0 30 375" draw:points="0,375 30,375 30,0 0,0">
          <text:p/>
        </draw:polygon>
        <draw:polygon draw:style-name="gr37" draw:text-style-name="P9" draw:layer="layout" svg:width="0.029cm" svg:height="0.374cm" svg:x="23.89cm" svg:y="5.984cm" svg:viewBox="0 0 30 375" draw:points="0,375 30,375 30,0 0,0">
          <text:p/>
        </draw:polygon>
        <draw:polygon draw:style-name="gr36" draw:text-style-name="P8" draw:layer="layout" svg:width="0.029cm" svg:height="0.374cm" svg:x="23.919cm" svg:y="5.984cm" svg:viewBox="0 0 30 375" draw:points="0,375 30,375 30,0 0,0">
          <text:p/>
        </draw:polygon>
        <draw:polygon draw:style-name="gr37" draw:text-style-name="P9" draw:layer="layout" svg:width="0.029cm" svg:height="0.374cm" svg:x="23.949cm" svg:y="5.984cm" svg:viewBox="0 0 30 375" draw:points="0,375 30,375 30,0 0,0">
          <text:p/>
        </draw:polygon>
        <draw:polygon draw:style-name="gr37" draw:text-style-name="P9" draw:layer="layout" svg:width="0.029cm" svg:height="0.374cm" svg:x="23.979cm" svg:y="5.984cm" svg:viewBox="0 0 30 375" draw:points="0,375 30,375 30,0 0,0">
          <text:p/>
        </draw:polygon>
        <draw:polygon draw:style-name="gr35" draw:text-style-name="P7" draw:layer="layout" svg:width="0.029cm" svg:height="0.374cm" svg:x="24.008cm" svg:y="5.984cm" svg:viewBox="0 0 30 375" draw:points="0,375 30,375 30,0 0,0">
          <text:p/>
        </draw:polygon>
        <draw:polygon draw:style-name="gr36" draw:text-style-name="P8" draw:layer="layout" svg:width="0.029cm" svg:height="0.374cm" svg:x="24.037cm" svg:y="5.984cm" svg:viewBox="0 0 30 375" draw:points="0,375 30,375 30,0 0,0">
          <text:p/>
        </draw:polygon>
        <draw:polygon draw:style-name="gr38" draw:text-style-name="P10" draw:layer="layout" svg:width="0.029cm" svg:height="0.374cm" svg:x="24.066cm" svg:y="5.984cm" svg:viewBox="0 0 30 375" draw:points="0,375 30,375 30,0 0,0">
          <text:p/>
        </draw:polygon>
        <draw:polygon draw:style-name="gr36" draw:text-style-name="P8" draw:layer="layout" svg:width="0.029cm" svg:height="0.374cm" svg:x="24.097cm" svg:y="5.984cm" svg:viewBox="0 0 30 375" draw:points="0,375 30,375 30,0 0,0">
          <text:p/>
        </draw:polygon>
        <draw:polygon draw:style-name="gr38" draw:text-style-name="P10" draw:layer="layout" svg:width="0.029cm" svg:height="0.374cm" svg:x="24.126cm" svg:y="5.984cm" svg:viewBox="0 0 30 375" draw:points="0,375 30,375 30,0 0,0">
          <text:p/>
        </draw:polygon>
        <draw:polygon draw:style-name="gr37" draw:text-style-name="P9" draw:layer="layout" svg:width="0.029cm" svg:height="0.374cm" svg:x="24.155cm" svg:y="5.984cm" svg:viewBox="0 0 30 375" draw:points="0,375 30,375 30,0 0,0">
          <text:p/>
        </draw:polygon>
        <draw:polygon draw:style-name="gr38" draw:text-style-name="P10" draw:layer="layout" svg:width="0.03cm" svg:height="0.374cm" svg:x="24.184cm" svg:y="5.984cm" svg:viewBox="0 0 31 375" draw:points="0,375 31,375 31,0 0,0">
          <text:p/>
        </draw:polygon>
        <draw:polygon draw:style-name="gr37" draw:text-style-name="P9" draw:layer="layout" svg:width="0.029cm" svg:height="0.374cm" svg:x="24.214cm" svg:y="5.984cm" svg:viewBox="0 0 30 375" draw:points="0,375 30,375 30,0 0,0">
          <text:p/>
        </draw:polygon>
        <draw:polygon draw:style-name="gr36" draw:text-style-name="P8" draw:layer="layout" svg:width="0.029cm" svg:height="0.374cm" svg:x="24.243cm" svg:y="5.984cm" svg:viewBox="0 0 30 375" draw:points="0,375 30,375 30,0 0,0">
          <text:p/>
        </draw:polygon>
        <draw:polygon draw:style-name="gr36" draw:text-style-name="P8" draw:layer="layout" svg:width="0.029cm" svg:height="0.374cm" svg:x="24.274cm" svg:y="5.984cm" svg:viewBox="0 0 30 375" draw:points="0,375 30,375 30,0 0,0">
          <text:p/>
        </draw:polygon>
        <draw:polygon draw:style-name="gr37" draw:text-style-name="P9" draw:layer="layout" svg:width="0.029cm" svg:height="0.374cm" svg:x="24.303cm" svg:y="5.984cm" svg:viewBox="0 0 30 375" draw:points="0,375 30,375 30,0 0,0">
          <text:p/>
        </draw:polygon>
        <draw:polygon draw:style-name="gr36" draw:text-style-name="P8" draw:layer="layout" svg:width="0.029cm" svg:height="0.374cm" svg:x="24.332cm" svg:y="5.984cm" svg:viewBox="0 0 30 375" draw:points="0,375 30,375 30,0 0,0">
          <text:p/>
        </draw:polygon>
        <draw:polygon draw:style-name="gr36" draw:text-style-name="P8" draw:layer="layout" svg:width="0.029cm" svg:height="0.374cm" svg:x="24.361cm" svg:y="5.984cm" svg:viewBox="0 0 30 375" draw:points="0,375 30,375 30,0 0,0">
          <text:p/>
        </draw:polygon>
        <draw:polygon draw:style-name="gr38" draw:text-style-name="P10" draw:layer="layout" svg:width="0.029cm" svg:height="0.374cm" svg:x="24.39cm" svg:y="5.984cm" svg:viewBox="0 0 30 375" draw:points="0,375 30,375 30,0 0,0">
          <text:p/>
        </draw:polygon>
        <draw:polygon draw:style-name="gr35" draw:text-style-name="P7" draw:layer="layout" svg:width="0.029cm" svg:height="0.374cm" svg:x="24.42cm" svg:y="5.984cm" svg:viewBox="0 0 30 375" draw:points="0,375 30,375 30,0 0,0">
          <text:p/>
        </draw:polygon>
        <draw:polygon draw:style-name="gr35" draw:text-style-name="P7" draw:layer="layout" svg:width="0.029cm" svg:height="0.374cm" svg:x="24.45cm" svg:y="5.984cm" svg:viewBox="0 0 30 375" draw:points="0,375 30,375 30,0 0,0">
          <text:p/>
        </draw:polygon>
        <draw:polygon draw:style-name="gr35" draw:text-style-name="P7" draw:layer="layout" svg:width="0.029cm" svg:height="0.374cm" svg:x="24.479cm" svg:y="5.984cm" svg:viewBox="0 0 30 375" draw:points="0,375 30,375 30,0 0,0">
          <text:p/>
        </draw:polygon>
        <draw:polygon draw:style-name="gr36" draw:text-style-name="P8" draw:layer="layout" svg:width="0.03cm" svg:height="0.374cm" svg:x="24.508cm" svg:y="5.984cm" svg:viewBox="0 0 31 375" draw:points="0,375 31,375 31,0 0,0">
          <text:p/>
        </draw:polygon>
        <draw:polygon draw:style-name="gr35" draw:text-style-name="P7" draw:layer="layout" svg:width="0.029cm" svg:height="0.374cm" svg:x="24.538cm" svg:y="5.984cm" svg:viewBox="0 0 30 375" draw:points="0,375 30,375 30,0 0,0">
          <text:p/>
        </draw:polygon>
        <draw:polygon draw:style-name="gr38" draw:text-style-name="P10" draw:layer="layout" svg:width="0.029cm" svg:height="0.374cm" svg:x="24.567cm" svg:y="5.984cm" svg:viewBox="0 0 30 375" draw:points="0,375 30,375 30,0 0,0">
          <text:p/>
        </draw:polygon>
        <draw:polygon draw:style-name="gr37" draw:text-style-name="P9" draw:layer="layout" svg:width="0.03cm" svg:height="0.374cm" svg:x="24.596cm" svg:y="5.984cm" svg:viewBox="0 0 31 375" draw:points="0,375 31,375 31,0 0,0">
          <text:p/>
        </draw:polygon>
        <draw:polygon draw:style-name="gr38" draw:text-style-name="P10" draw:layer="layout" svg:width="0.029cm" svg:height="0.374cm" svg:x="24.627cm" svg:y="5.984cm" svg:viewBox="0 0 30 375" draw:points="0,375 30,375 30,0 0,0">
          <text:p/>
        </draw:polygon>
        <draw:polygon draw:style-name="gr35" draw:text-style-name="P7" draw:layer="layout" svg:width="0.029cm" svg:height="0.374cm" svg:x="24.656cm" svg:y="5.984cm" svg:viewBox="0 0 30 375" draw:points="0,375 30,375 30,0 0,0">
          <text:p/>
        </draw:polygon>
        <draw:polygon draw:style-name="gr35" draw:text-style-name="P7" draw:layer="layout" svg:width="0.029cm" svg:height="0.374cm" svg:x="24.685cm" svg:y="5.984cm" svg:viewBox="0 0 30 375" draw:points="0,375 30,375 30,0 0,0">
          <text:p/>
        </draw:polygon>
        <draw:polygon draw:style-name="gr36" draw:text-style-name="P8" draw:layer="layout" svg:width="0.029cm" svg:height="0.374cm" svg:x="24.715cm" svg:y="5.984cm" svg:viewBox="0 0 30 375" draw:points="0,375 30,375 30,0 0,0">
          <text:p/>
        </draw:polygon>
        <draw:polygon draw:style-name="gr35" draw:text-style-name="P7" draw:layer="layout" svg:width="0.029cm" svg:height="0.374cm" svg:x="24.744cm" svg:y="5.984cm" svg:viewBox="0 0 30 375" draw:points="0,375 30,375 30,0 0,0">
          <text:p/>
        </draw:polygon>
        <draw:polygon draw:style-name="gr35" draw:text-style-name="P7" draw:layer="layout" svg:width="0.029cm" svg:height="0.374cm" svg:x="24.774cm" svg:y="5.984cm" svg:viewBox="0 0 30 375" draw:points="0,375 30,375 30,0 0,0">
          <text:p/>
        </draw:polygon>
        <draw:polygon draw:style-name="gr36" draw:text-style-name="P8" draw:layer="layout" svg:width="0.029cm" svg:height="0.374cm" svg:x="24.803cm" svg:y="5.984cm" svg:viewBox="0 0 30 375" draw:points="0,375 30,375 30,0 0,0">
          <text:p/>
        </draw:polygon>
        <draw:polygon draw:style-name="gr38" draw:text-style-name="P10" draw:layer="layout" svg:width="0.029cm" svg:height="0.374cm" svg:x="24.833cm" svg:y="5.984cm" svg:viewBox="0 0 30 375" draw:points="0,375 30,375 30,0 0,0">
          <text:p/>
        </draw:polygon>
        <draw:polygon draw:style-name="gr38" draw:text-style-name="P10" draw:layer="layout" svg:width="0.029cm" svg:height="0.374cm" svg:x="24.862cm" svg:y="5.984cm" svg:viewBox="0 0 30 375" draw:points="0,375 30,375 30,0 0,0">
          <text:p/>
        </draw:polygon>
        <draw:polygon draw:style-name="gr38" draw:text-style-name="P10" draw:layer="layout" svg:width="0.029cm" svg:height="0.374cm" svg:x="24.891cm" svg:y="5.984cm" svg:viewBox="0 0 30 375" draw:points="0,375 30,375 30,0 0,0">
          <text:p/>
        </draw:polygon>
        <draw:polygon draw:style-name="gr36" draw:text-style-name="P8" draw:layer="layout" svg:width="0.029cm" svg:height="0.374cm" svg:x="24.92cm" svg:y="5.984cm" svg:viewBox="0 0 30 375" draw:points="0,375 30,375 30,0 0,0">
          <text:p/>
        </draw:polygon>
        <draw:polygon draw:style-name="gr35" draw:text-style-name="P7" draw:layer="layout" svg:width="0.03cm" svg:height="0.374cm" svg:x="24.95cm" svg:y="5.984cm" svg:viewBox="0 0 31 375" draw:points="0,375 31,375 31,0 0,0">
          <text:p/>
        </draw:polygon>
        <draw:polygon draw:style-name="gr35" draw:text-style-name="P7" draw:layer="layout" svg:width="0.029cm" svg:height="0.374cm" svg:x="24.98cm" svg:y="5.984cm" svg:viewBox="0 0 30 375" draw:points="0,375 30,375 30,0 0,0">
          <text:p/>
        </draw:polygon>
        <draw:polygon draw:style-name="gr36" draw:text-style-name="P8" draw:layer="layout" svg:width="0.029cm" svg:height="0.374cm" svg:x="25.009cm" svg:y="5.984cm" svg:viewBox="0 0 30 375" draw:points="0,375 30,375 30,0 0,0">
          <text:p/>
        </draw:polygon>
        <draw:polygon draw:style-name="gr35" draw:text-style-name="P7" draw:layer="layout" svg:width="0.03cm" svg:height="0.374cm" svg:x="25.038cm" svg:y="5.984cm" svg:viewBox="0 0 31 375" draw:points="0,375 31,375 31,0 0,0">
          <text:p/>
        </draw:polygon>
        <draw:polygon draw:style-name="gr35" draw:text-style-name="P7" draw:layer="layout" svg:width="0.029cm" svg:height="0.374cm" svg:x="25.068cm" svg:y="5.984cm" svg:viewBox="0 0 30 375" draw:points="0,375 30,375 30,0 0,0">
          <text:p/>
        </draw:polygon>
        <draw:polygon draw:style-name="gr36" draw:text-style-name="P8" draw:layer="layout" svg:width="0.029cm" svg:height="0.374cm" svg:x="25.098cm" svg:y="5.984cm" svg:viewBox="0 0 30 375" draw:points="0,375 30,375 30,0 0,0">
          <text:p/>
        </draw:polygon>
        <draw:polygon draw:style-name="gr37" draw:text-style-name="P9" draw:layer="layout" svg:width="0.029cm" svg:height="0.374cm" svg:x="25.127cm" svg:y="5.984cm" svg:viewBox="0 0 30 375" draw:points="0,375 30,375 30,0 0,0">
          <text:p/>
        </draw:polygon>
        <draw:polygon draw:style-name="gr37" draw:text-style-name="P9" draw:layer="layout" svg:width="0.029cm" svg:height="0.374cm" svg:x="25.157cm" svg:y="5.984cm" svg:viewBox="0 0 30 375" draw:points="0,375 30,375 30,0 0,0">
          <text:p/>
        </draw:polygon>
        <draw:polygon draw:style-name="gr35" draw:text-style-name="P7" draw:layer="layout" svg:width="0.029cm" svg:height="0.374cm" svg:x="25.186cm" svg:y="5.984cm" svg:viewBox="0 0 30 375" draw:points="0,375 30,375 30,0 0,0">
          <text:p/>
        </draw:polygon>
        <draw:polygon draw:style-name="gr38" draw:text-style-name="P10" draw:layer="layout" svg:width="0.029cm" svg:height="0.374cm" svg:x="25.215cm" svg:y="5.984cm" svg:viewBox="0 0 30 375" draw:points="0,375 30,375 30,0 0,0">
          <text:p/>
        </draw:polygon>
        <draw:polygon draw:style-name="gr36" draw:text-style-name="P8" draw:layer="layout" svg:width="0.029cm" svg:height="0.374cm" svg:x="25.244cm" svg:y="5.984cm" svg:viewBox="0 0 30 375" draw:points="0,375 30,375 30,0 0,0">
          <text:p/>
        </draw:polygon>
        <draw:polygon draw:style-name="gr38" draw:text-style-name="P10" draw:layer="layout" svg:width="0.029cm" svg:height="0.374cm" svg:x="25.275cm" svg:y="5.984cm" svg:viewBox="0 0 30 375" draw:points="0,375 30,375 30,0 0,0">
          <text:p/>
        </draw:polygon>
        <draw:polygon draw:style-name="gr36" draw:text-style-name="P8" draw:layer="layout" svg:width="0.029cm" svg:height="0.374cm" svg:x="25.304cm" svg:y="5.984cm" svg:viewBox="0 0 30 375" draw:points="0,375 30,375 30,0 0,0">
          <text:p/>
        </draw:polygon>
        <draw:polygon draw:style-name="gr38" draw:text-style-name="P10" draw:layer="layout" svg:width="0.029cm" svg:height="0.374cm" svg:x="25.333cm" svg:y="5.984cm" svg:viewBox="0 0 30 375" draw:points="0,375 30,375 30,0 0,0">
          <text:p/>
        </draw:polygon>
        <draw:polygon draw:style-name="gr38" draw:text-style-name="P10" draw:layer="layout" svg:width="0.03cm" svg:height="0.374cm" svg:x="25.362cm" svg:y="5.984cm" svg:viewBox="0 0 31 375" draw:points="0,375 31,375 31,0 0,0">
          <text:p/>
        </draw:polygon>
        <draw:polygon draw:style-name="gr37" draw:text-style-name="P9" draw:layer="layout" svg:width="0.029cm" svg:height="0.374cm" svg:x="25.392cm" svg:y="5.984cm" svg:viewBox="0 0 30 375" draw:points="0,375 30,375 30,0 0,0">
          <text:p/>
        </draw:polygon>
        <draw:polygon draw:style-name="gr37" draw:text-style-name="P9" draw:layer="layout" svg:width="0.029cm" svg:height="0.374cm" svg:x="25.422cm" svg:y="5.984cm" svg:viewBox="0 0 30 375" draw:points="0,375 30,375 30,0 0,0">
          <text:p/>
        </draw:polygon>
        <draw:polygon draw:style-name="gr36" draw:text-style-name="P8" draw:layer="layout" svg:width="0.029cm" svg:height="0.374cm" svg:x="25.451cm" svg:y="5.984cm" svg:viewBox="0 0 30 375" draw:points="0,375 30,375 30,0 0,0">
          <text:p/>
        </draw:polygon>
        <draw:polygon draw:style-name="gr38" draw:text-style-name="P10" draw:layer="layout" svg:width="0.029cm" svg:height="0.374cm" svg:x="25.481cm" svg:y="5.984cm" svg:viewBox="0 0 30 375" draw:points="0,375 30,375 30,0 0,0">
          <text:p/>
        </draw:polygon>
        <draw:polygon draw:style-name="gr36" draw:text-style-name="P8" draw:layer="layout" svg:width="0.029cm" svg:height="0.374cm" svg:x="25.51cm" svg:y="5.984cm" svg:viewBox="0 0 30 375" draw:points="0,375 30,375 30,0 0,0">
          <text:p/>
        </draw:polygon>
        <draw:polygon draw:style-name="gr38" draw:text-style-name="P10" draw:layer="layout" svg:width="0.029cm" svg:height="0.374cm" svg:x="25.539cm" svg:y="5.984cm" svg:viewBox="0 0 30 375" draw:points="0,375 30,375 30,0 0,0">
          <text:p/>
        </draw:polygon>
        <draw:polygon draw:style-name="gr36" draw:text-style-name="P8" draw:layer="layout" svg:width="0.029cm" svg:height="0.374cm" svg:x="25.568cm" svg:y="5.984cm" svg:viewBox="0 0 30 375" draw:points="0,375 30,375 30,0 0,0">
          <text:p/>
        </draw:polygon>
        <draw:polygon draw:style-name="gr37" draw:text-style-name="P9" draw:layer="layout" svg:width="0.029cm" svg:height="0.374cm" svg:x="25.599cm" svg:y="5.984cm" svg:viewBox="0 0 30 375" draw:points="0,375 30,375 30,0 0,0">
          <text:p/>
        </draw:polygon>
        <draw:polygon draw:style-name="gr36" draw:text-style-name="P8" draw:layer="layout" svg:width="0.029cm" svg:height="0.374cm" svg:x="25.628cm" svg:y="5.984cm" svg:viewBox="0 0 30 375" draw:points="0,375 30,375 30,0 0,0">
          <text:p/>
        </draw:polygon>
        <draw:polygon draw:style-name="gr35" draw:text-style-name="P7" draw:layer="layout" svg:width="0.029cm" svg:height="0.374cm" svg:x="25.657cm" svg:y="5.984cm" svg:viewBox="0 0 30 375" draw:points="0,375 30,375 30,0 0,0">
          <text:p/>
        </draw:polygon>
        <draw:polygon draw:style-name="gr38" draw:text-style-name="P10" draw:layer="layout" svg:width="0.029cm" svg:height="0.374cm" svg:x="25.686cm" svg:y="5.984cm" svg:viewBox="0 0 30 375" draw:points="0,375 30,375 30,0 0,0">
          <text:p/>
        </draw:polygon>
        <draw:polygon draw:style-name="gr36" draw:text-style-name="P8" draw:layer="layout" svg:width="0.029cm" svg:height="0.374cm" svg:x="25.716cm" svg:y="5.984cm" svg:viewBox="0 0 30 375" draw:points="0,375 30,375 30,0 0,0">
          <text:p/>
        </draw:polygon>
        <draw:polygon draw:style-name="gr37" draw:text-style-name="P9" draw:layer="layout" svg:width="0.029cm" svg:height="0.374cm" svg:x="25.746cm" svg:y="5.984cm" svg:viewBox="0 0 30 375" draw:points="0,375 30,375 30,0 0,0">
          <text:p/>
        </draw:polygon>
        <draw:polygon draw:style-name="gr35" draw:text-style-name="P7" draw:layer="layout" svg:width="0.029cm" svg:height="0.374cm" svg:x="25.775cm" svg:y="5.984cm" svg:viewBox="0 0 30 375" draw:points="0,375 30,375 30,0 0,0">
          <text:p/>
        </draw:polygon>
        <draw:polygon draw:style-name="gr38" draw:text-style-name="P10" draw:layer="layout" svg:width="0.03cm" svg:height="0.374cm" svg:x="25.804cm" svg:y="5.984cm" svg:viewBox="0 0 31 375" draw:points="0,375 31,375 31,0 0,0">
          <text:p/>
        </draw:polygon>
        <draw:polygon draw:style-name="gr37" draw:text-style-name="P9" draw:layer="layout" svg:width="0.029cm" svg:height="0.374cm" svg:x="25.834cm" svg:y="5.984cm" svg:viewBox="0 0 30 375" draw:points="0,375 30,375 30,0 0,0">
          <text:p/>
        </draw:polygon>
        <draw:polygon draw:style-name="gr35" draw:text-style-name="P7" draw:layer="layout" svg:width="0.029cm" svg:height="0.374cm" svg:x="25.863cm" svg:y="5.984cm" svg:viewBox="0 0 30 375" draw:points="0,375 30,375 30,0 0,0">
          <text:p/>
        </draw:polygon>
        <draw:polygon draw:style-name="gr35" draw:text-style-name="P7" draw:layer="layout" svg:width="0.03cm" svg:height="0.374cm" svg:x="25.892cm" svg:y="5.984cm" svg:viewBox="0 0 31 375" draw:points="0,375 31,375 31,0 0,0">
          <text:p/>
        </draw:polygon>
        <draw:polygon draw:style-name="gr37" draw:text-style-name="P9" draw:layer="layout" svg:width="0.029cm" svg:height="0.374cm" svg:x="25.923cm" svg:y="5.984cm" svg:viewBox="0 0 30 375" draw:points="0,375 30,375 30,0 0,0">
          <text:p/>
        </draw:polygon>
        <draw:polygon draw:style-name="gr35" draw:text-style-name="P7" draw:layer="layout" svg:width="0.029cm" svg:height="0.374cm" svg:x="25.952cm" svg:y="5.984cm" svg:viewBox="0 0 30 375" draw:points="0,375 30,375 30,0 0,0">
          <text:p/>
        </draw:polygon>
        <draw:polygon draw:style-name="gr35" draw:text-style-name="P7" draw:layer="layout" svg:width="0.029cm" svg:height="0.374cm" svg:x="25.981cm" svg:y="5.984cm" svg:viewBox="0 0 30 375" draw:points="0,375 30,375 30,0 0,0">
          <text:p/>
        </draw:polygon>
        <draw:polygon draw:style-name="gr36" draw:text-style-name="P8" draw:layer="layout" svg:width="0.029cm" svg:height="0.374cm" svg:x="26.01cm" svg:y="5.984cm" svg:viewBox="0 0 30 375" draw:points="0,375 30,375 30,0 0,0">
          <text:p/>
        </draw:polygon>
        <draw:polygon draw:style-name="gr37" draw:text-style-name="P9" draw:layer="layout" svg:width="0.029cm" svg:height="0.374cm" svg:x="26.04cm" svg:y="5.984cm" svg:viewBox="0 0 30 375" draw:points="0,375 30,375 30,0 0,0">
          <text:p/>
        </draw:polygon>
        <draw:polygon draw:style-name="gr36" draw:text-style-name="P8" draw:layer="layout" svg:width="0.029cm" svg:height="0.374cm" svg:x="26.07cm" svg:y="5.984cm" svg:viewBox="0 0 30 375" draw:points="0,375 30,375 30,0 0,0">
          <text:p/>
        </draw:polygon>
        <draw:polygon draw:style-name="gr35" draw:text-style-name="P7" draw:layer="layout" svg:width="0.029cm" svg:height="0.374cm" svg:x="26.099cm" svg:y="5.984cm" svg:viewBox="0 0 30 375" draw:points="0,375 30,375 30,0 0,0">
          <text:p/>
        </draw:polygon>
        <draw:polygon draw:style-name="gr37" draw:text-style-name="P9" draw:layer="layout" svg:width="0.03cm" svg:height="0.374cm" svg:x="26.128cm" svg:y="5.984cm" svg:viewBox="0 0 31 375" draw:points="0,375 31,375 31,0 0,0">
          <text:p/>
        </draw:polygon>
        <draw:polygon draw:style-name="gr36" draw:text-style-name="P8" draw:layer="layout" svg:width="0.029cm" svg:height="0.374cm" svg:x="26.158cm" svg:y="5.984cm" svg:viewBox="0 0 30 375" draw:points="0,375 30,375 30,0 0,0">
          <text:p/>
        </draw:polygon>
        <draw:polygon draw:style-name="gr37" draw:text-style-name="P9" draw:layer="layout" svg:width="0.029cm" svg:height="0.374cm" svg:x="26.187cm" svg:y="5.984cm" svg:viewBox="0 0 30 375" draw:points="0,375 30,375 30,0 0,0">
          <text:p/>
        </draw:polygon>
        <draw:polygon draw:style-name="gr35" draw:text-style-name="P7" draw:layer="layout" svg:width="0.03cm" svg:height="0.374cm" svg:x="26.216cm" svg:y="5.984cm" svg:viewBox="0 0 31 375" draw:points="0,375 31,375 31,0 0,0">
          <text:p/>
        </draw:polygon>
        <draw:polygon draw:style-name="gr35" draw:text-style-name="P7" draw:layer="layout" svg:width="0.029cm" svg:height="0.374cm" svg:x="26.247cm" svg:y="5.984cm" svg:viewBox="0 0 30 375" draw:points="0,375 30,375 30,0 0,0">
          <text:p/>
        </draw:polygon>
        <draw:polygon draw:style-name="gr35" draw:text-style-name="P7" draw:layer="layout" svg:width="0.029cm" svg:height="0.374cm" svg:x="26.276cm" svg:y="5.984cm" svg:viewBox="0 0 30 375" draw:points="0,375 30,375 30,0 0,0">
          <text:p/>
        </draw:polygon>
        <draw:polygon draw:style-name="gr38" draw:text-style-name="P10" draw:layer="layout" svg:width="0.029cm" svg:height="0.374cm" svg:x="26.305cm" svg:y="5.984cm" svg:viewBox="0 0 30 375" draw:points="0,375 30,375 30,0 0,0">
          <text:p/>
        </draw:polygon>
        <draw:polygon draw:style-name="gr37" draw:text-style-name="P9" draw:layer="layout" svg:width="0.029cm" svg:height="0.374cm" svg:x="26.335cm" svg:y="5.984cm" svg:viewBox="0 0 30 375" draw:points="0,375 30,375 30,0 0,0">
          <text:p/>
        </draw:polygon>
        <draw:polygon draw:style-name="gr36" draw:text-style-name="P8" draw:layer="layout" svg:width="0.029cm" svg:height="0.374cm" svg:x="26.364cm" svg:y="5.984cm" svg:viewBox="0 0 30 375" draw:points="0,375 30,375 30,0 0,0">
          <text:p/>
        </draw:polygon>
        <draw:polygon draw:style-name="gr37" draw:text-style-name="P9" draw:layer="layout" svg:width="0.029cm" svg:height="0.374cm" svg:x="26.393cm" svg:y="5.984cm" svg:viewBox="0 0 30 375" draw:points="0,375 30,375 30,0 0,0">
          <text:p/>
        </draw:polygon>
        <draw:polygon draw:style-name="gr35" draw:text-style-name="P7" draw:layer="layout" svg:width="0.029cm" svg:height="0.374cm" svg:x="26.423cm" svg:y="5.984cm" svg:viewBox="0 0 30 375" draw:points="0,375 30,375 30,0 0,0">
          <text:p/>
        </draw:polygon>
        <draw:polygon draw:style-name="gr38" draw:text-style-name="P10" draw:layer="layout" svg:width="0.029cm" svg:height="0.374cm" svg:x="26.453cm" svg:y="5.984cm" svg:viewBox="0 0 30 375" draw:points="0,375 30,375 30,0 0,0">
          <text:p/>
        </draw:polygon>
        <draw:polygon draw:style-name="gr35" draw:text-style-name="P7" draw:layer="layout" svg:width="0.029cm" svg:height="0.374cm" svg:x="26.482cm" svg:y="5.984cm" svg:viewBox="0 0 30 375" draw:points="0,375 30,375 30,0 0,0">
          <text:p/>
        </draw:polygon>
        <draw:polygon draw:style-name="gr35" draw:text-style-name="P7" draw:layer="layout" svg:width="0.029cm" svg:height="0.374cm" svg:x="26.511cm" svg:y="5.984cm" svg:viewBox="0 0 30 375" draw:points="0,375 30,375 30,0 0,0">
          <text:p/>
        </draw:polygon>
        <draw:polygon draw:style-name="gr37" draw:text-style-name="P9" draw:layer="layout" svg:width="0.029cm" svg:height="0.374cm" svg:x="26.54cm" svg:y="5.984cm" svg:viewBox="0 0 30 375" draw:points="0,375 30,375 30,0 0,0">
          <text:p/>
        </draw:polygon>
        <draw:polygon draw:style-name="gr38" draw:text-style-name="P10" draw:layer="layout" svg:width="0.03cm" svg:height="0.374cm" svg:x="26.569cm" svg:y="5.984cm" svg:viewBox="0 0 31 375" draw:points="0,375 31,375 31,0 0,0">
          <text:p/>
        </draw:polygon>
        <draw:polygon draw:style-name="gr35" draw:text-style-name="P7" draw:layer="layout" svg:width="0.029cm" svg:height="0.374cm" svg:x="26.6cm" svg:y="5.984cm" svg:viewBox="0 0 30 375" draw:points="0,375 30,375 30,0 0,0">
          <text:p/>
        </draw:polygon>
        <draw:polygon draw:style-name="gr35" draw:text-style-name="P7" draw:layer="layout" svg:width="0.029cm" svg:height="0.374cm" svg:x="26.629cm" svg:y="5.984cm" svg:viewBox="0 0 30 375" draw:points="0,375 30,375 30,0 0,0">
          <text:p/>
        </draw:polygon>
        <draw:polygon draw:style-name="gr38" draw:text-style-name="P10" draw:layer="layout" svg:width="0.03cm" svg:height="0.374cm" svg:x="26.658cm" svg:y="5.984cm" svg:viewBox="0 0 31 375" draw:points="0,375 31,375 31,0 0,0">
          <text:p/>
        </draw:polygon>
        <draw:polygon draw:style-name="gr37" draw:text-style-name="P9" draw:layer="layout" svg:width="0.029cm" svg:height="0.374cm" svg:x="26.688cm" svg:y="5.984cm" svg:viewBox="0 0 30 375" draw:points="0,375 30,375 30,0 0,0">
          <text:p/>
        </draw:polygon>
        <draw:polygon draw:style-name="gr38" draw:text-style-name="P10" draw:layer="layout" svg:width="0.029cm" svg:height="0.374cm" svg:x="26.717cm" svg:y="5.984cm" svg:viewBox="0 0 30 375" draw:points="0,375 30,375 30,0 0,0">
          <text:p/>
        </draw:polygon>
        <draw:polygon draw:style-name="gr37" draw:text-style-name="P9" draw:layer="layout" svg:width="0.029cm" svg:height="0.374cm" svg:x="26.747cm" svg:y="5.984cm" svg:viewBox="0 0 30 375" draw:points="0,375 30,375 30,0 0,0">
          <text:p/>
        </draw:polygon>
        <draw:polygon draw:style-name="gr35" draw:text-style-name="P7" draw:layer="layout" svg:width="0.029cm" svg:height="0.374cm" svg:x="26.777cm" svg:y="5.984cm" svg:viewBox="0 0 30 375" draw:points="0,375 30,375 30,0 0,0">
          <text:p/>
        </draw:polygon>
        <draw:polygon draw:style-name="gr35" draw:text-style-name="P7" draw:layer="layout" svg:width="0.029cm" svg:height="0.374cm" svg:x="26.806cm" svg:y="5.984cm" svg:viewBox="0 0 30 375" draw:points="0,375 30,375 30,0 0,0">
          <text:p/>
        </draw:polygon>
        <draw:polygon draw:style-name="gr38" draw:text-style-name="P10" draw:layer="layout" svg:width="0.029cm" svg:height="0.374cm" svg:x="26.835cm" svg:y="5.984cm" svg:viewBox="0 0 30 375" draw:points="0,375 30,375 30,0 0,0">
          <text:p/>
        </draw:polygon>
        <draw:polygon draw:style-name="gr38" draw:text-style-name="P10" draw:layer="layout" svg:width="0.029cm" svg:height="0.374cm" svg:x="26.864cm" svg:y="5.984cm" svg:viewBox="0 0 30 375" draw:points="0,375 30,375 30,0 0,0">
          <text:p/>
        </draw:polygon>
        <draw:polygon draw:style-name="gr37" draw:text-style-name="P9" draw:layer="layout" svg:width="0.029cm" svg:height="0.374cm" svg:x="26.895cm" svg:y="5.984cm" svg:viewBox="0 0 30 375" draw:points="0,375 30,375 30,0 0,0">
          <text:p/>
        </draw:polygon>
        <draw:polygon draw:style-name="gr36" draw:text-style-name="P8" draw:layer="layout" svg:width="0.029cm" svg:height="0.374cm" svg:x="26.924cm" svg:y="5.984cm" svg:viewBox="0 0 30 375" draw:points="0,375 30,375 30,0 0,0">
          <text:p/>
        </draw:polygon>
        <draw:polygon draw:style-name="gr35" draw:text-style-name="P7" draw:layer="layout" svg:width="0.029cm" svg:height="0.374cm" svg:x="26.953cm" svg:y="5.984cm" svg:viewBox="0 0 30 375" draw:points="0,375 30,375 30,0 0,0">
          <text:p/>
        </draw:polygon>
        <draw:polygon draw:style-name="gr37" draw:text-style-name="P9" draw:layer="layout" svg:width="0.03cm" svg:height="0.374cm" svg:x="26.982cm" svg:y="5.984cm" svg:viewBox="0 0 31 375" draw:points="0,375 31,375 31,0 0,0">
          <text:p/>
        </draw:polygon>
        <draw:polygon draw:style-name="gr35" draw:text-style-name="P7" draw:layer="layout" svg:width="0.029cm" svg:height="0.374cm" svg:x="27.012cm" svg:y="5.984cm" svg:viewBox="0 0 30 375" draw:points="0,375 30,375 30,0 0,0">
          <text:p/>
        </draw:polygon>
        <draw:polygon draw:style-name="gr35" draw:text-style-name="P7" draw:layer="layout" svg:width="0.029cm" svg:height="0.374cm" svg:x="27.041cm" svg:y="5.984cm" svg:viewBox="0 0 30 375" draw:points="0,375 30,375 30,0 0,0">
          <text:p/>
        </draw:polygon>
        <draw:polygon draw:style-name="gr38" draw:text-style-name="P10" draw:layer="layout" svg:width="0.029cm" svg:height="0.374cm" svg:x="27.071cm" svg:y="5.984cm" svg:viewBox="0 0 30 375" draw:points="0,375 30,375 30,0 0,0">
          <text:p/>
        </draw:polygon>
        <draw:polygon draw:style-name="gr38" draw:text-style-name="P10" draw:layer="layout" svg:width="0.029cm" svg:height="0.374cm" svg:x="27.101cm" svg:y="5.984cm" svg:viewBox="0 0 30 375" draw:points="0,375 30,375 30,0 0,0">
          <text:p/>
        </draw:polygon>
        <draw:polygon draw:style-name="gr36" draw:text-style-name="P8" draw:layer="layout" svg:width="0.029cm" svg:height="0.374cm" svg:x="27.13cm" svg:y="5.984cm" svg:viewBox="0 0 30 375" draw:points="0,375 30,375 30,0 0,0">
          <text:p/>
        </draw:polygon>
        <draw:polygon draw:style-name="gr35" draw:text-style-name="P7" draw:layer="layout" svg:width="0.029cm" svg:height="0.374cm" svg:x="27.159cm" svg:y="5.984cm" svg:viewBox="0 0 30 375" draw:points="0,375 30,375 30,0 0,0">
          <text:p/>
        </draw:polygon>
        <draw:polygon draw:style-name="gr37" draw:text-style-name="P9" draw:layer="layout" svg:width="0.029cm" svg:height="0.374cm" svg:x="27.188cm" svg:y="5.984cm" svg:viewBox="0 0 30 375" draw:points="0,375 30,375 30,0 0,0">
          <text:p/>
        </draw:polygon>
        <draw:polygon draw:style-name="gr38" draw:text-style-name="P10" draw:layer="layout" svg:width="0.029cm" svg:height="0.374cm" svg:x="27.219cm" svg:y="5.984cm" svg:viewBox="0 0 30 375" draw:points="0,375 30,375 30,0 0,0">
          <text:p/>
        </draw:polygon>
        <draw:polygon draw:style-name="gr37" draw:text-style-name="P9" draw:layer="layout" svg:width="0.029cm" svg:height="0.374cm" svg:x="27.248cm" svg:y="5.984cm" svg:viewBox="0 0 30 375" draw:points="0,375 30,375 30,0 0,0">
          <text:p/>
        </draw:polygon>
        <draw:polygon draw:style-name="gr35" draw:text-style-name="P7" draw:layer="layout" svg:width="0.029cm" svg:height="0.374cm" svg:x="27.277cm" svg:y="5.984cm" svg:viewBox="0 0 30 375" draw:points="0,375 30,375 30,0 0,0">
          <text:p/>
        </draw:polygon>
        <draw:polygon draw:style-name="gr35" draw:text-style-name="P7" draw:layer="layout" svg:width="0.029cm" svg:height="0.374cm" svg:x="27.306cm" svg:y="5.984cm" svg:viewBox="0 0 30 375" draw:points="0,375 30,375 30,0 0,0">
          <text:p/>
        </draw:polygon>
        <draw:polygon draw:style-name="gr38" draw:text-style-name="P10" draw:layer="layout" svg:width="0.029cm" svg:height="0.374cm" svg:x="27.336cm" svg:y="5.984cm" svg:viewBox="0 0 30 375" draw:points="0,375 30,375 30,0 0,0">
          <text:p/>
        </draw:polygon>
        <draw:polygon draw:style-name="gr36" draw:text-style-name="P8" draw:layer="layout" svg:width="0.029cm" svg:height="0.374cm" svg:x="27.365cm" svg:y="5.984cm" svg:viewBox="0 0 30 375" draw:points="0,375 30,375 30,0 0,0">
          <text:p/>
        </draw:polygon>
        <draw:polygon draw:style-name="gr35" draw:text-style-name="P7" draw:layer="layout" svg:width="0.029cm" svg:height="0.374cm" svg:x="27.395cm" svg:y="5.984cm" svg:viewBox="0 0 30 375" draw:points="0,375 30,375 30,0 0,0">
          <text:p/>
        </draw:polygon>
        <draw:polygon draw:style-name="gr38" draw:text-style-name="P10" draw:layer="layout" svg:width="0.03cm" svg:height="0.374cm" svg:x="27.424cm" svg:y="5.984cm" svg:viewBox="0 0 31 375" draw:points="0,375 31,375 31,0 0,0">
          <text:p/>
        </draw:polygon>
        <draw:polygon draw:style-name="gr36" draw:text-style-name="P8" draw:layer="layout" svg:width="0.029cm" svg:height="0.374cm" svg:x="27.454cm" svg:y="5.984cm" svg:viewBox="0 0 30 375" draw:points="0,375 30,375 30,0 0,0">
          <text:p/>
        </draw:polygon>
        <draw:polygon draw:style-name="gr37" draw:text-style-name="P9" draw:layer="layout" svg:width="0.029cm" svg:height="0.374cm" svg:x="27.483cm" svg:y="5.984cm" svg:viewBox="0 0 30 375" draw:points="0,375 30,375 30,0 0,0">
          <text:p/>
        </draw:polygon>
        <draw:polygon draw:style-name="gr35" draw:text-style-name="P7" draw:layer="layout" svg:width="0.029cm" svg:height="0.374cm" svg:x="27.512cm" svg:y="5.984cm" svg:viewBox="0 0 30 375" draw:points="0,375 30,375 30,0 0,0">
          <text:p/>
        </draw:polygon>
        <draw:polygon draw:style-name="gr35" draw:text-style-name="P7" draw:layer="layout" svg:width="0.029cm" svg:height="0.374cm" svg:x="27.543cm" svg:y="5.984cm" svg:viewBox="0 0 30 375" draw:points="0,375 30,375 30,0 0,0">
          <text:p/>
        </draw:polygon>
        <draw:polygon draw:style-name="gr38" draw:text-style-name="P10" draw:layer="layout" svg:width="0.029cm" svg:height="0.374cm" svg:x="27.572cm" svg:y="5.984cm" svg:viewBox="0 0 30 375" draw:points="0,375 30,375 30,0 0,0">
          <text:p/>
        </draw:polygon>
        <draw:polygon draw:style-name="gr36" draw:text-style-name="P8" draw:layer="layout" svg:width="0.029cm" svg:height="0.374cm" svg:x="27.601cm" svg:y="5.984cm" svg:viewBox="0 0 30 375" draw:points="0,375 30,375 30,0 0,0">
          <text:p/>
        </draw:polygon>
        <draw:polygon draw:style-name="gr38" draw:text-style-name="P10" draw:layer="layout" svg:width="0.029cm" svg:height="0.374cm" svg:x="27.63cm" svg:y="5.984cm" svg:viewBox="0 0 30 375" draw:points="0,375 30,375 30,0 0,0">
          <text:p/>
        </draw:polygon>
        <draw:polygon draw:style-name="gr38" draw:text-style-name="P10" draw:layer="layout" svg:width="0.029cm" svg:height="0.374cm" svg:x="27.66cm" svg:y="5.984cm" svg:viewBox="0 0 30 375" draw:points="0,375 30,375 30,0 0,0">
          <text:p/>
        </draw:polygon>
        <draw:polygon draw:style-name="gr38" draw:text-style-name="P10" draw:layer="layout" svg:width="0.029cm" svg:height="0.374cm" svg:x="27.689cm" svg:y="5.984cm" svg:viewBox="0 0 30 375" draw:points="0,375 30,375 30,0 0,0">
          <text:p/>
        </draw:polygon>
        <draw:polygon draw:style-name="gr37" draw:text-style-name="P9" draw:layer="layout" svg:width="0.029cm" svg:height="0.374cm" svg:x="27.719cm" svg:y="5.984cm" svg:viewBox="0 0 30 375" draw:points="0,375 30,375 30,0 0,0">
          <text:p/>
        </draw:polygon>
        <draw:polygon draw:style-name="gr35" draw:text-style-name="P7" draw:layer="layout" svg:width="0.029cm" svg:height="0.374cm" svg:x="27.748cm" svg:y="5.984cm" svg:viewBox="0 0 30 375" draw:points="0,375 30,375 30,0 0,0">
          <text:p/>
        </draw:polygon>
        <draw:polygon draw:style-name="gr35" draw:text-style-name="P7" draw:layer="layout" svg:width="0.029cm" svg:height="0.374cm" svg:x="27.778cm" svg:y="5.984cm" svg:viewBox="0 0 30 375" draw:points="0,375 30,375 30,0 0,0">
          <text:p/>
        </draw:polygon>
        <draw:polygon draw:style-name="gr36" draw:text-style-name="P8" draw:layer="layout" svg:width="0.029cm" svg:height="0.374cm" svg:x="27.807cm" svg:y="5.984cm" svg:viewBox="0 0 30 375" draw:points="0,375 30,375 30,0 0,0">
          <text:p/>
        </draw:polygon>
        <draw:polygon draw:style-name="gr37" draw:text-style-name="P9" draw:layer="layout" svg:width="0.03cm" svg:height="0.374cm" svg:x="27.836cm" svg:y="5.984cm" svg:viewBox="0 0 31 375" draw:points="0,375 31,375 31,0 0,0">
          <text:p/>
        </draw:polygon>
        <draw:polygon draw:style-name="gr36" draw:text-style-name="P8" draw:layer="layout" svg:width="0.029cm" svg:height="0.374cm" svg:x="27.867cm" svg:y="5.984cm" svg:viewBox="0 0 30 375" draw:points="0,375 30,375 30,0 0,0">
          <text:p/>
        </draw:polygon>
        <draw:polygon draw:style-name="gr35" draw:text-style-name="P7" draw:layer="layout" svg:width="0.029cm" svg:height="0.374cm" svg:x="27.896cm" svg:y="5.984cm" svg:viewBox="0 0 30 375" draw:points="0,375 30,375 30,0 0,0">
          <text:p/>
        </draw:polygon>
        <draw:polygon draw:style-name="gr36" draw:text-style-name="P8" draw:layer="layout" svg:width="0.029cm" svg:height="0.374cm" svg:x="27.925cm" svg:y="5.984cm" svg:viewBox="0 0 30 375" draw:points="0,375 30,375 30,0 0,0">
          <text:p/>
        </draw:polygon>
        <draw:polygon draw:style-name="gr36" draw:text-style-name="P8" draw:layer="layout" svg:width="0.029cm" svg:height="0.374cm" svg:x="27.955cm" svg:y="5.984cm" svg:viewBox="0 0 30 375" draw:points="0,375 30,375 30,0 0,0">
          <text:p/>
        </draw:polygon>
        <draw:polygon draw:style-name="gr38" draw:text-style-name="P10" draw:layer="layout" svg:width="0.029cm" svg:height="0.374cm" svg:x="27.984cm" svg:y="5.984cm" svg:viewBox="0 0 30 375" draw:points="0,375 30,375 30,0 0,0">
          <text:p/>
        </draw:polygon>
        <draw:polygon draw:style-name="gr38" draw:text-style-name="P10" draw:layer="layout" svg:width="0.029cm" svg:height="0.374cm" svg:x="28.013cm" svg:y="5.984cm" svg:viewBox="0 0 30 375" draw:points="0,375 30,375 30,0 0,0">
          <text:p/>
        </draw:polygon>
        <draw:polygon draw:style-name="gr37" draw:text-style-name="P9" draw:layer="layout" svg:width="0.029cm" svg:height="0.374cm" svg:x="28.043cm" svg:y="5.984cm" svg:viewBox="0 0 30 375" draw:points="0,375 30,375 30,0 0,0">
          <text:p/>
        </draw:polygon>
        <draw:polygon draw:style-name="gr36" draw:text-style-name="P8" draw:layer="layout" svg:width="0.029cm" svg:height="0.374cm" svg:x="28.072cm" svg:y="5.984cm" svg:viewBox="0 0 30 375" draw:points="0,375 30,375 30,0 0,0">
          <text:p/>
        </draw:polygon>
        <draw:polygon draw:style-name="gr37" draw:text-style-name="P9" draw:layer="layout" svg:width="0.029cm" svg:height="0.374cm" svg:x="28.102cm" svg:y="5.984cm" svg:viewBox="0 0 30 375" draw:points="0,375 30,375 30,0 0,0">
          <text:p/>
        </draw:polygon>
        <draw:polygon draw:style-name="gr36" draw:text-style-name="P8" draw:layer="layout" svg:width="0.029cm" svg:height="0.374cm" svg:x="28.131cm" svg:y="5.984cm" svg:viewBox="0 0 30 375" draw:points="0,375 30,375 30,0 0,0">
          <text:p/>
        </draw:polygon>
        <draw:polygon draw:style-name="gr36" draw:text-style-name="P8" draw:layer="layout" svg:width="0.029cm" svg:height="0.374cm" svg:x="28.16cm" svg:y="5.984cm" svg:viewBox="0 0 30 375" draw:points="0,375 30,375 30,0 0,0">
          <text:p/>
        </draw:polygon>
        <draw:polygon draw:style-name="gr36" draw:text-style-name="P8" draw:layer="layout" svg:width="0.03cm" svg:height="0.374cm" svg:x="28.189cm" svg:y="5.984cm" svg:viewBox="0 0 31 375" draw:points="0,375 31,375 31,0 0,0">
          <text:p/>
        </draw:polygon>
        <draw:polygon draw:style-name="gr36" draw:text-style-name="P8" draw:layer="layout" svg:width="0.029cm" svg:height="0.374cm" svg:x="28.22cm" svg:y="5.984cm" svg:viewBox="0 0 30 375" draw:points="0,375 30,375 30,0 0,0">
          <text:p/>
        </draw:polygon>
        <draw:polygon draw:style-name="gr38" draw:text-style-name="P10" draw:layer="layout" svg:width="0.029cm" svg:height="0.374cm" svg:x="28.249cm" svg:y="5.984cm" svg:viewBox="0 0 30 375" draw:points="0,375 30,375 30,0 0,0">
          <text:p/>
        </draw:polygon>
        <draw:polygon draw:style-name="gr38" draw:text-style-name="P10" draw:layer="layout" svg:width="0.03cm" svg:height="0.374cm" svg:x="28.278cm" svg:y="5.984cm" svg:viewBox="0 0 31 375" draw:points="0,375 31,375 31,0 0,0">
          <text:p/>
        </draw:polygon>
        <draw:polygon draw:style-name="gr37" draw:text-style-name="P9" draw:layer="layout" svg:width="0.029cm" svg:height="0.374cm" svg:x="28.308cm" svg:y="5.984cm" svg:viewBox="0 0 30 375" draw:points="0,375 30,375 30,0 0,0">
          <text:p/>
        </draw:polygon>
        <draw:polygon draw:style-name="gr37" draw:text-style-name="P9" draw:layer="layout" svg:width="0.029cm" svg:height="0.374cm" svg:x="28.337cm" svg:y="5.984cm" svg:viewBox="0 0 30 375" draw:points="0,375 30,375 30,0 0,0">
          <text:p/>
        </draw:polygon>
        <draw:polygon draw:style-name="gr38" draw:text-style-name="P10" draw:layer="layout" svg:width="0.029cm" svg:height="0.374cm" svg:x="28.366cm" svg:y="5.984cm" svg:viewBox="0 0 30 375" draw:points="0,375 30,375 30,0 0,0">
          <text:p/>
        </draw:polygon>
        <draw:polygon draw:style-name="gr35" draw:text-style-name="P7" draw:layer="layout" svg:width="0.029cm" svg:height="0.374cm" svg:x="28.397cm" svg:y="5.984cm" svg:viewBox="0 0 30 375" draw:points="0,375 30,375 30,0 0,0">
          <text:p/>
        </draw:polygon>
        <draw:polygon draw:style-name="gr38" draw:text-style-name="P10" draw:layer="layout" svg:width="0.029cm" svg:height="0.374cm" svg:x="28.426cm" svg:y="5.984cm" svg:viewBox="0 0 30 375" draw:points="0,375 30,375 30,0 0,0">
          <text:p/>
        </draw:polygon>
        <draw:polygon draw:style-name="gr38" draw:text-style-name="P10" draw:layer="layout" svg:width="0.029cm" svg:height="0.374cm" svg:x="28.455cm" svg:y="5.984cm" svg:viewBox="0 0 30 375" draw:points="0,375 30,375 30,0 0,0">
          <text:p/>
        </draw:polygon>
        <draw:polygon draw:style-name="gr36" draw:text-style-name="P8" draw:layer="layout" svg:width="0.029cm" svg:height="0.374cm" svg:x="28.484cm" svg:y="5.984cm" svg:viewBox="0 0 30 375" draw:points="0,375 30,375 30,0 0,0">
          <text:p/>
        </draw:polygon>
        <draw:polygon draw:style-name="gr36" draw:text-style-name="P8" draw:layer="layout" svg:width="0.029cm" svg:height="0.374cm" svg:x="28.514cm" svg:y="5.984cm" svg:viewBox="0 0 30 375" draw:points="0,375 30,375 30,0 0,0">
          <text:p/>
        </draw:polygon>
        <draw:polygon draw:style-name="gr37" draw:text-style-name="P9" draw:layer="layout" svg:width="0.029cm" svg:height="0.374cm" svg:x="28.544cm" svg:y="5.984cm" svg:viewBox="0 0 30 375" draw:points="0,375 30,375 30,0 0,0">
          <text:p/>
        </draw:polygon>
        <draw:polygon draw:style-name="gr35" draw:text-style-name="P7" draw:layer="layout" svg:width="0.029cm" svg:height="0.374cm" svg:x="28.573cm" svg:y="5.984cm" svg:viewBox="0 0 30 375" draw:points="0,375 30,375 30,0 0,0">
          <text:p/>
        </draw:polygon>
        <draw:polygon draw:style-name="gr37" draw:text-style-name="P9" draw:layer="layout" svg:width="0.029cm" svg:height="0.374cm" svg:x="28.602cm" svg:y="5.984cm" svg:viewBox="0 0 30 375" draw:points="0,375 30,375 30,0 0,0">
          <text:p/>
        </draw:polygon>
        <draw:polygon draw:style-name="gr37" draw:text-style-name="P9" draw:layer="layout" svg:width="0.03cm" svg:height="0.374cm" svg:x="28.631cm" svg:y="5.984cm" svg:viewBox="0 0 31 375" draw:points="0,375 31,375 31,0 0,0">
          <text:p/>
        </draw:polygon>
        <draw:polygon draw:style-name="gr37" draw:text-style-name="P9" draw:layer="layout" svg:width="0.029cm" svg:height="0.374cm" svg:x="28.661cm" svg:y="5.984cm" svg:viewBox="0 0 30 375" draw:points="0,375 30,375 30,0 0,0">
          <text:p/>
        </draw:polygon>
        <draw:polygon draw:style-name="gr37" draw:text-style-name="P9" draw:layer="layout" svg:width="0.029cm" svg:height="0.374cm" svg:x="28.69cm" svg:y="5.984cm" svg:viewBox="0 0 30 375" draw:points="0,375 30,375 30,0 0,0">
          <text:p/>
        </draw:polygon>
        <draw:polygon draw:style-name="gr36" draw:text-style-name="P8" draw:layer="layout" svg:width="0.029cm" svg:height="0.374cm" svg:x="28.721cm" svg:y="5.984cm" svg:viewBox="0 0 30 375" draw:points="0,375 30,375 30,0 0,0">
          <text:p/>
        </draw:polygon>
        <draw:polygon draw:style-name="gr35" draw:text-style-name="P7" draw:layer="layout" svg:width="0.029cm" svg:height="0.374cm" svg:x="28.75cm" svg:y="5.984cm" svg:viewBox="0 0 30 375" draw:points="0,375 30,375 30,0 0,0">
          <text:p/>
        </draw:polygon>
        <draw:polygon draw:style-name="gr38" draw:text-style-name="P10" draw:layer="layout" svg:width="0.029cm" svg:height="0.374cm" svg:x="28.779cm" svg:y="5.984cm" svg:viewBox="0 0 30 375" draw:points="0,375 30,375 30,0 0,0">
          <text:p/>
        </draw:polygon>
        <draw:polygon draw:style-name="gr37" draw:text-style-name="P9" draw:layer="layout" svg:width="0.029cm" svg:height="0.374cm" svg:x="28.808cm" svg:y="5.984cm" svg:viewBox="0 0 30 375" draw:points="0,375 30,375 30,0 0,0">
          <text:p/>
        </draw:polygon>
        <draw:polygon draw:style-name="gr36" draw:text-style-name="P8" draw:layer="layout" svg:width="0.029cm" svg:height="0.374cm" svg:x="28.838cm" svg:y="5.984cm" svg:viewBox="0 0 30 375" draw:points="0,375 30,375 30,0 0,0">
          <text:p/>
        </draw:polygon>
        <draw:polygon draw:style-name="gr36" draw:text-style-name="P8" draw:layer="layout" svg:width="0.029cm" svg:height="0.374cm" svg:x="28.868cm" svg:y="5.984cm" svg:viewBox="0 0 30 375" draw:points="0,375 30,375 30,0 0,0">
          <text:p/>
        </draw:polygon>
        <draw:polygon draw:style-name="gr38" draw:text-style-name="P10" draw:layer="layout" svg:width="0.029cm" svg:height="0.374cm" svg:x="28.897cm" svg:y="5.984cm" svg:viewBox="0 0 30 375" draw:points="0,375 30,375 30,0 0,0">
          <text:p/>
        </draw:polygon>
        <draw:polygon draw:style-name="gr37" draw:text-style-name="P9" draw:layer="layout" svg:width="0.029cm" svg:height="0.374cm" svg:x="28.926cm" svg:y="5.984cm" svg:viewBox="0 0 30 375" draw:points="0,375 30,375 30,0 0,0">
          <text:p/>
        </draw:polygon>
        <draw:polygon draw:style-name="gr38" draw:text-style-name="P10" draw:layer="layout" svg:width="0.029cm" svg:height="0.374cm" svg:x="28.956cm" svg:y="5.984cm" svg:viewBox="0 0 30 375" draw:points="0,375 30,375 30,0 0,0">
          <text:p/>
        </draw:polygon>
        <draw:polygon draw:style-name="gr38" draw:text-style-name="P10" draw:layer="layout" svg:width="0.029cm" svg:height="0.374cm" svg:x="28.985cm" svg:y="5.984cm" svg:viewBox="0 0 30 375" draw:points="0,375 30,375 30,0 0,0">
          <text:p/>
        </draw:polygon>
        <draw:polygon draw:style-name="gr36" draw:text-style-name="P8" draw:layer="layout" svg:width="0.029cm" svg:height="0.374cm" svg:x="29.014cm" svg:y="5.984cm" svg:viewBox="0 0 30 375" draw:points="0,375 30,375 30,0 0,0">
          <text:p/>
        </draw:polygon>
        <draw:polygon draw:style-name="gr37" draw:text-style-name="P9" draw:layer="layout" svg:width="0.03cm" svg:height="0.374cm" svg:x="29.044cm" svg:y="5.984cm" svg:viewBox="0 0 31 375" draw:points="0,375 31,375 31,0 0,0">
          <text:p/>
        </draw:polygon>
        <draw:polygon draw:style-name="gr35" draw:text-style-name="P7" draw:layer="layout" svg:width="0.029cm" svg:height="0.374cm" svg:x="29.074cm" svg:y="5.984cm" svg:viewBox="0 0 30 375" draw:points="0,375 30,375 30,0 0,0">
          <text:p/>
        </draw:polygon>
        <draw:polygon draw:style-name="gr37" draw:text-style-name="P9" draw:layer="layout" svg:width="0.029cm" svg:height="0.374cm" svg:x="29.103cm" svg:y="5.984cm" svg:viewBox="0 0 30 375" draw:points="0,375 30,375 30,0 0,0">
          <text:p/>
        </draw:polygon>
        <draw:polygon draw:style-name="gr38" draw:text-style-name="P10" draw:layer="layout" svg:width="0.029cm" svg:height="0.374cm" svg:x="29.132cm" svg:y="5.984cm" svg:viewBox="0 0 30 375" draw:points="0,375 30,375 30,0 0,0">
          <text:p/>
        </draw:polygon>
        <draw:polygon draw:style-name="gr37" draw:text-style-name="P9" draw:layer="layout" svg:width="0.029cm" svg:height="0.374cm" svg:x="29.162cm" svg:y="5.984cm" svg:viewBox="0 0 30 375" draw:points="0,375 30,375 30,0 0,0">
          <text:p/>
        </draw:polygon>
        <draw:polygon draw:style-name="gr38" draw:text-style-name="P10" draw:layer="layout" svg:width="0.029cm" svg:height="0.374cm" svg:x="29.192cm" svg:y="5.984cm" svg:viewBox="0 0 30 375" draw:points="0,375 30,375 30,0 0,0">
          <text:p/>
        </draw:polygon>
        <draw:polygon draw:style-name="gr36" draw:text-style-name="P8" draw:layer="layout" svg:width="0.029cm" svg:height="0.374cm" svg:x="29.221cm" svg:y="5.984cm" svg:viewBox="0 0 30 375" draw:points="0,375 30,375 30,0 0,0">
          <text:p/>
        </draw:polygon>
        <draw:polygon draw:style-name="gr38" draw:text-style-name="P10" draw:layer="layout" svg:width="0.029cm" svg:height="0.374cm" svg:x="29.25cm" svg:y="5.984cm" svg:viewBox="0 0 30 375" draw:points="0,375 30,375 30,0 0,0">
          <text:p/>
        </draw:polygon>
        <draw:polygon draw:style-name="gr38" draw:text-style-name="P10" draw:layer="layout" svg:width="0.029cm" svg:height="0.374cm" svg:x="29.28cm" svg:y="5.984cm" svg:viewBox="0 0 30 375" draw:points="0,375 30,375 30,0 0,0">
          <text:p/>
        </draw:polygon>
        <draw:polygon draw:style-name="gr37" draw:text-style-name="P9" draw:layer="layout" svg:width="0.029cm" svg:height="0.374cm" svg:x="29.309cm" svg:y="5.984cm" svg:viewBox="0 0 30 375" draw:points="0,375 30,375 30,0 0,0">
          <text:p/>
        </draw:polygon>
        <draw:polygon draw:style-name="gr35" draw:text-style-name="P7" draw:layer="layout" svg:width="0.029cm" svg:height="0.374cm" svg:x="29.338cm" svg:y="5.984cm" svg:viewBox="0 0 30 375" draw:points="0,375 30,375 30,0 0,0">
          <text:p/>
        </draw:polygon>
        <draw:polygon draw:style-name="gr35" draw:text-style-name="P7" draw:layer="layout" svg:width="0.029cm" svg:height="0.374cm" svg:x="29.368cm" svg:y="5.984cm" svg:viewBox="0 0 30 375" draw:points="0,375 30,375 30,0 0,0">
          <text:p/>
        </draw:polygon>
        <draw:polygon draw:style-name="gr38" draw:text-style-name="P10" draw:layer="layout" svg:width="0.029cm" svg:height="0.374cm" svg:x="29.398cm" svg:y="5.984cm" svg:viewBox="0 0 30 375" draw:points="0,375 30,375 30,0 0,0">
          <text:p/>
        </draw:polygon>
        <draw:polygon draw:style-name="gr38" draw:text-style-name="P10" draw:layer="layout" svg:width="0.029cm" svg:height="0.374cm" svg:x="29.427cm" svg:y="5.984cm" svg:viewBox="0 0 30 375" draw:points="0,375 30,375 30,0 0,0">
          <text:p/>
        </draw:polygon>
        <draw:polygon draw:style-name="gr36" draw:text-style-name="P8" draw:layer="layout" svg:width="0.029cm" svg:height="0.374cm" svg:x="29.456cm" svg:y="5.984cm" svg:viewBox="0 0 30 375" draw:points="0,375 30,375 30,0 0,0">
          <text:p/>
        </draw:polygon>
        <draw:polygon draw:style-name="gr38" draw:text-style-name="P10" draw:layer="layout" svg:width="0.03cm" svg:height="0.374cm" svg:x="29.485cm" svg:y="5.984cm" svg:viewBox="0 0 31 375" draw:points="0,375 31,375 31,0 0,0">
          <text:p/>
        </draw:polygon>
        <draw:polygon draw:style-name="gr38" draw:text-style-name="P10" draw:layer="layout" svg:width="0.029cm" svg:height="0.374cm" svg:x="29.516cm" svg:y="5.984cm" svg:viewBox="0 0 30 375" draw:points="0,375 30,375 30,0 0,0">
          <text:p/>
        </draw:polygon>
        <draw:polygon draw:style-name="gr36" draw:text-style-name="P8" draw:layer="layout" svg:width="0.029cm" svg:height="0.374cm" svg:x="29.545cm" svg:y="5.984cm" svg:viewBox="0 0 30 375" draw:points="0,375 30,375 30,0 0,0">
          <text:p/>
        </draw:polygon>
        <draw:polygon draw:style-name="gr37" draw:text-style-name="P9" draw:layer="layout" svg:width="0.029cm" svg:height="0.374cm" svg:x="29.574cm" svg:y="5.984cm" svg:viewBox="0 0 30 375" draw:points="0,375 30,375 30,0 0,0">
          <text:p/>
        </draw:polygon>
        <draw:polygon draw:style-name="gr36" draw:text-style-name="P8" draw:layer="layout" svg:width="0.029cm" svg:height="0.374cm" svg:x="29.604cm" svg:y="5.984cm" svg:viewBox="0 0 30 375" draw:points="0,375 30,375 30,0 0,0">
          <text:p/>
        </draw:polygon>
        <draw:polygon draw:style-name="gr36" draw:text-style-name="P8" draw:layer="layout" svg:width="0.029cm" svg:height="0.374cm" svg:x="29.633cm" svg:y="5.984cm" svg:viewBox="0 0 30 375" draw:points="0,375 30,375 30,0 0,0">
          <text:p/>
        </draw:polygon>
        <draw:polygon draw:style-name="gr36" draw:text-style-name="P8" draw:layer="layout" svg:width="0.029cm" svg:height="0.374cm" svg:x="29.662cm" svg:y="5.984cm" svg:viewBox="0 0 30 375" draw:points="0,375 30,375 30,0 0,0">
          <text:p/>
        </draw:polygon>
        <draw:polygon draw:style-name="gr36" draw:text-style-name="P8" draw:layer="layout" svg:width="0.029cm" svg:height="0.374cm" svg:x="29.692cm" svg:y="5.984cm" svg:viewBox="0 0 30 375" draw:points="0,375 30,375 30,0 0,0">
          <text:p/>
        </draw:polygon>
        <draw:polygon draw:style-name="gr38" draw:text-style-name="P10" draw:layer="layout" svg:width="0.029cm" svg:height="0.374cm" svg:x="29.722cm" svg:y="5.984cm" svg:viewBox="0 0 30 375" draw:points="0,375 30,375 30,0 0,0">
          <text:p/>
        </draw:polygon>
        <draw:polygon draw:style-name="gr37" draw:text-style-name="P9" draw:layer="layout" svg:width="0.029cm" svg:height="0.374cm" svg:x="29.751cm" svg:y="5.984cm" svg:viewBox="0 0 30 375" draw:points="0,375 30,375 30,0 0,0">
          <text:p/>
        </draw:polygon>
        <draw:polygon draw:style-name="gr36" draw:text-style-name="P8" draw:layer="layout" svg:width="0.029cm" svg:height="0.374cm" svg:x="29.78cm" svg:y="5.984cm" svg:viewBox="0 0 30 375" draw:points="0,375 30,375 30,0 0,0">
          <text:p/>
        </draw:polygon>
        <draw:polygon draw:style-name="gr36" draw:text-style-name="P8" draw:layer="layout" svg:width="0.03cm" svg:height="0.374cm" svg:x="29.809cm" svg:y="5.984cm" svg:viewBox="0 0 31 375" draw:points="0,375 31,375 31,0 0,0">
          <text:p/>
        </draw:polygon>
        <draw:polygon draw:style-name="gr37" draw:text-style-name="P9" draw:layer="layout" svg:width="0.029cm" svg:height="0.374cm" svg:x="29.84cm" svg:y="5.984cm" svg:viewBox="0 0 30 375" draw:points="0,375 30,375 30,0 0,0">
          <text:p/>
        </draw:polygon>
        <draw:polygon draw:style-name="gr37" draw:text-style-name="P9" draw:layer="layout" svg:width="0.029cm" svg:height="0.374cm" svg:x="29.869cm" svg:y="5.984cm" svg:viewBox="0 0 30 375" draw:points="0,375 30,375 30,0 0,0">
          <text:p/>
        </draw:polygon>
        <draw:polygon draw:style-name="gr38" draw:text-style-name="P10" draw:layer="layout" svg:width="0.03cm" svg:height="0.374cm" svg:x="29.898cm" svg:y="5.984cm" svg:viewBox="0 0 31 375" draw:points="0,375 31,375 31,0 0,0">
          <text:p/>
        </draw:polygon>
        <draw:polygon draw:style-name="gr38" draw:text-style-name="P10" draw:layer="layout" svg:width="0.029cm" svg:height="0.374cm" svg:x="29.928cm" svg:y="5.984cm" svg:viewBox="0 0 30 375" draw:points="0,375 30,375 30,0 0,0">
          <text:p/>
        </draw:polygon>
        <draw:polygon draw:style-name="gr38" draw:text-style-name="P10" draw:layer="layout" svg:width="0.029cm" svg:height="0.374cm" svg:x="29.957cm" svg:y="5.984cm" svg:viewBox="0 0 30 375" draw:points="0,375 30,375 30,0 0,0">
          <text:p/>
        </draw:polygon>
        <draw:polygon draw:style-name="gr38" draw:text-style-name="P10" draw:layer="layout" svg:width="0.029cm" svg:height="0.374cm" svg:x="29.986cm" svg:y="5.984cm" svg:viewBox="0 0 30 375" draw:points="0,375 30,375 30,0 0,0">
          <text:p/>
        </draw:polygon>
        <draw:polygon draw:style-name="gr38" draw:text-style-name="P10" draw:layer="layout" svg:width="0.029cm" svg:height="0.374cm" svg:x="30.046cm" svg:y="5.984cm" svg:viewBox="0 0 30 375" draw:points="0,375 30,375 30,0 0,0">
          <text:p/>
        </draw:polygon>
        <draw:polygon draw:style-name="gr37" draw:text-style-name="P9" draw:layer="layout" svg:width="0.029cm" svg:height="0.374cm" svg:x="30.104cm" svg:y="5.984cm" svg:viewBox="0 0 30 375" draw:points="0,375 30,375 30,0 0,0">
          <text:p/>
        </draw:polygon>
        <draw:polygon draw:style-name="gr35" draw:text-style-name="P7" draw:layer="layout" svg:width="0.029cm" svg:height="0.374cm" svg:x="30.281cm" svg:y="5.984cm" svg:viewBox="0 0 30 375" draw:points="0,375 30,375 30,0 0,0">
          <text:p/>
        </draw:polygon>
        <draw:polygon draw:style-name="gr36" draw:text-style-name="P8" draw:layer="layout" svg:width="0.029cm" svg:height="0.374cm" svg:x="30.31cm" svg:y="5.984cm" svg:viewBox="0 0 30 375" draw:points="0,375 30,375 30,0 0,0">
          <text:p/>
        </draw:polygon>
        <draw:polygon draw:style-name="gr36" draw:text-style-name="P8" draw:layer="layout" svg:width="0.03cm" svg:height="0.374cm" svg:x="30.339cm" svg:y="5.984cm" svg:viewBox="0 0 31 375" draw:points="0,375 31,375 31,0 0,0">
          <text:p/>
        </draw:polygon>
        <draw:polygon draw:style-name="gr37" draw:text-style-name="P9" draw:layer="layout" svg:width="0.029cm" svg:height="0.374cm" svg:x="30.37cm" svg:y="5.984cm" svg:viewBox="0 0 30 375" draw:points="0,375 30,375 30,0 0,0">
          <text:p/>
        </draw:polygon>
        <draw:polygon draw:style-name="gr37" draw:text-style-name="P9" draw:layer="layout" svg:width="0.029cm" svg:height="0.374cm" svg:x="30.399cm" svg:y="5.984cm" svg:viewBox="0 0 30 375" draw:points="0,375 30,375 30,0 0,0">
          <text:p/>
        </draw:polygon>
        <draw:polygon draw:style-name="gr37" draw:text-style-name="P9" draw:layer="layout" svg:width="0.029cm" svg:height="0.374cm" svg:x="30.428cm" svg:y="5.984cm" svg:viewBox="0 0 30 375" draw:points="0,375 30,375 30,0 0,0">
          <text:p/>
        </draw:polygon>
        <draw:polygon draw:style-name="gr35" draw:text-style-name="P7" draw:layer="layout" svg:width="0.029cm" svg:height="0.374cm" svg:x="30.458cm" svg:y="5.984cm" svg:viewBox="0 0 30 375" draw:points="0,375 30,375 30,0 0,0">
          <text:p/>
        </draw:polygon>
        <draw:polygon draw:style-name="gr37" draw:text-style-name="P9" draw:layer="layout" svg:width="0.029cm" svg:height="0.374cm" svg:x="30.487cm" svg:y="5.984cm" svg:viewBox="0 0 30 375" draw:points="0,375 30,375 30,0 0,0">
          <text:p/>
        </draw:polygon>
        <draw:polygon draw:style-name="gr37" draw:text-style-name="P9" draw:layer="layout" svg:width="0.029cm" svg:height="0.374cm" svg:x="30.517cm" svg:y="5.984cm" svg:viewBox="0 0 30 375" draw:points="0,375 30,375 30,0 0,0">
          <text:p/>
        </draw:polygon>
        <draw:polygon draw:style-name="gr35" draw:text-style-name="P7" draw:layer="layout" svg:width="0.029cm" svg:height="0.374cm" svg:x="30.546cm" svg:y="5.984cm" svg:viewBox="0 0 30 375" draw:points="0,375 30,375 30,0 0,0">
          <text:p/>
        </draw:polygon>
        <draw:polygon draw:style-name="gr35" draw:text-style-name="P7" draw:layer="layout" svg:width="0.029cm" svg:height="0.374cm" svg:x="30.576cm" svg:y="5.984cm" svg:viewBox="0 0 30 375" draw:points="0,375 30,375 30,0 0,0">
          <text:p/>
        </draw:polygon>
        <draw:polygon draw:style-name="gr37" draw:text-style-name="P9" draw:layer="layout" svg:width="0.029cm" svg:height="0.374cm" svg:x="30.605cm" svg:y="5.984cm" svg:viewBox="0 0 30 375" draw:points="0,375 30,375 30,0 0,0">
          <text:p/>
        </draw:polygon>
        <draw:polygon draw:style-name="gr37" draw:text-style-name="P9" draw:layer="layout" svg:width="0.029cm" svg:height="0.374cm" svg:x="30.634cm" svg:y="5.984cm" svg:viewBox="0 0 30 375" draw:points="0,375 30,375 30,0 0,0">
          <text:p/>
        </draw:polygon>
        <draw:polygon draw:style-name="gr36" draw:text-style-name="P8" draw:layer="layout" svg:width="0.03cm" svg:height="0.374cm" svg:x="30.663cm" svg:y="5.984cm" svg:viewBox="0 0 31 375" draw:points="0,375 31,375 31,0 0,0">
          <text:p/>
        </draw:polygon>
        <draw:polygon draw:style-name="gr37" draw:text-style-name="P9" draw:layer="layout" svg:width="0.029cm" svg:height="0.374cm" svg:x="30.694cm" svg:y="5.984cm" svg:viewBox="0 0 30 375" draw:points="0,375 30,375 30,0 0,0">
          <text:p/>
        </draw:polygon>
        <draw:polygon draw:style-name="gr37" draw:text-style-name="P9" draw:layer="layout" svg:width="0.029cm" svg:height="0.374cm" svg:x="30.723cm" svg:y="5.984cm" svg:viewBox="0 0 30 375" draw:points="0,375 30,375 30,0 0,0">
          <text:p/>
        </draw:polygon>
        <draw:polygon draw:style-name="gr35" draw:text-style-name="P7" draw:layer="layout" svg:width="0.029cm" svg:height="0.374cm" svg:x="30.752cm" svg:y="5.984cm" svg:viewBox="0 0 30 375" draw:points="0,375 30,375 30,0 0,0">
          <text:p/>
        </draw:polygon>
        <draw:polygon draw:style-name="gr36" draw:text-style-name="P8" draw:layer="layout" svg:width="0.029cm" svg:height="0.374cm" svg:x="30.782cm" svg:y="5.984cm" svg:viewBox="0 0 30 375" draw:points="0,375 30,375 30,0 0,0">
          <text:p/>
        </draw:polygon>
        <draw:polygon draw:style-name="gr37" draw:text-style-name="P9" draw:layer="layout" svg:width="0.029cm" svg:height="0.374cm" svg:x="30.811cm" svg:y="5.984cm" svg:viewBox="0 0 30 375" draw:points="0,375 30,375 30,0 0,0">
          <text:p/>
        </draw:polygon>
        <draw:polygon draw:style-name="gr38" draw:text-style-name="P10" draw:layer="layout" svg:width="0.029cm" svg:height="0.374cm" svg:x="30.841cm" svg:y="5.984cm" svg:viewBox="0 0 30 375" draw:points="0,375 30,375 30,0 0,0">
          <text:p/>
        </draw:polygon>
        <draw:polygon draw:style-name="gr37" draw:text-style-name="P9" draw:layer="layout" svg:width="0.029cm" svg:height="0.374cm" svg:x="30.87cm" svg:y="5.984cm" svg:viewBox="0 0 30 375" draw:points="0,375 30,375 30,0 0,0">
          <text:p/>
        </draw:polygon>
        <draw:polygon draw:style-name="gr37" draw:text-style-name="P9" draw:layer="layout" svg:width="0.029cm" svg:height="0.374cm" svg:x="30.9cm" svg:y="5.984cm" svg:viewBox="0 0 30 375" draw:points="0,375 30,375 30,0 0,0">
          <text:p/>
        </draw:polygon>
        <draw:polygon draw:style-name="gr37" draw:text-style-name="P9" draw:layer="layout" svg:width="0.029cm" svg:height="0.374cm" svg:x="30.929cm" svg:y="5.984cm" svg:viewBox="0 0 30 375" draw:points="0,375 30,375 30,0 0,0">
          <text:p/>
        </draw:polygon>
        <draw:polygon draw:style-name="gr37" draw:text-style-name="P9" draw:layer="layout" svg:width="0.029cm" svg:height="0.374cm" svg:x="30.958cm" svg:y="5.984cm" svg:viewBox="0 0 30 375" draw:points="0,375 30,375 30,0 0,0">
          <text:p/>
        </draw:polygon>
        <draw:polygon draw:style-name="gr37" draw:text-style-name="P9" draw:layer="layout" svg:width="0.029cm" svg:height="0.374cm" svg:x="30.987cm" svg:y="5.984cm" svg:viewBox="0 0 30 375" draw:points="0,375 30,375 30,0 0,0">
          <text:p/>
        </draw:polygon>
        <draw:polygon draw:style-name="gr36" draw:text-style-name="P8" draw:layer="layout" svg:width="0.029cm" svg:height="0.374cm" svg:x="31.018cm" svg:y="5.984cm" svg:viewBox="0 0 30 375" draw:points="0,375 30,375 30,0 0,0">
          <text:p/>
        </draw:polygon>
        <draw:polygon draw:style-name="gr36" draw:text-style-name="P8" draw:layer="layout" svg:width="0.029cm" svg:height="0.374cm" svg:x="31.047cm" svg:y="5.984cm" svg:viewBox="0 0 30 375" draw:points="0,375 30,375 30,0 0,0">
          <text:p/>
        </draw:polygon>
        <draw:polygon draw:style-name="gr38" draw:text-style-name="P10" draw:layer="layout" svg:width="0.029cm" svg:height="0.374cm" svg:x="31.076cm" svg:y="5.984cm" svg:viewBox="0 0 30 375" draw:points="0,375 30,375 30,0 0,0">
          <text:p/>
        </draw:polygon>
        <draw:polygon draw:style-name="gr37" draw:text-style-name="P9" draw:layer="layout" svg:width="0.03cm" svg:height="0.374cm" svg:x="31.105cm" svg:y="5.984cm" svg:viewBox="0 0 31 375" draw:points="0,375 31,375 31,0 0,0">
          <text:p/>
        </draw:polygon>
        <draw:polygon draw:style-name="gr36" draw:text-style-name="P8" draw:layer="layout" svg:width="0.029cm" svg:height="0.374cm" svg:x="31.135cm" svg:y="5.984cm" svg:viewBox="0 0 30 375" draw:points="0,375 30,375 30,0 0,0">
          <text:p/>
        </draw:polygon>
        <draw:polygon draw:style-name="gr36" draw:text-style-name="P8" draw:layer="layout" svg:width="0.029cm" svg:height="0.374cm" svg:x="31.165cm" svg:y="5.984cm" svg:viewBox="0 0 30 375" draw:points="0,375 30,375 30,0 0,0">
          <text:p/>
        </draw:polygon>
        <draw:polygon draw:style-name="gr37" draw:text-style-name="P9" draw:layer="layout" svg:width="0.029cm" svg:height="0.374cm" svg:x="31.194cm" svg:y="5.984cm" svg:viewBox="0 0 30 375" draw:points="0,375 30,375 30,0 0,0">
          <text:p/>
        </draw:polygon>
        <draw:polygon draw:style-name="gr36" draw:text-style-name="P8" draw:layer="layout" svg:width="0.029cm" svg:height="0.374cm" svg:x="31.224cm" svg:y="5.984cm" svg:viewBox="0 0 30 375" draw:points="0,375 30,375 30,0 0,0">
          <text:p/>
        </draw:polygon>
        <draw:polygon draw:style-name="gr37" draw:text-style-name="P9" draw:layer="layout" svg:width="0.029cm" svg:height="0.374cm" svg:x="31.253cm" svg:y="5.984cm" svg:viewBox="0 0 30 375" draw:points="0,375 30,375 30,0 0,0">
          <text:p/>
        </draw:polygon>
        <draw:polygon draw:style-name="gr37" draw:text-style-name="P9" draw:layer="layout" svg:width="0.029cm" svg:height="0.374cm" svg:x="31.282cm" svg:y="5.984cm" svg:viewBox="0 0 30 375" draw:points="0,375 30,375 30,0 0,0">
          <text:p/>
        </draw:polygon>
        <draw:polygon draw:style-name="gr35" draw:text-style-name="P7" draw:layer="layout" svg:width="0.029cm" svg:height="0.374cm" svg:x="31.311cm" svg:y="5.984cm" svg:viewBox="0 0 30 375" draw:points="0,375 30,375 30,0 0,0">
          <text:p/>
        </draw:polygon>
        <draw:polygon draw:style-name="gr35" draw:text-style-name="P7" draw:layer="layout" svg:width="0.029cm" svg:height="0.374cm" svg:x="31.342cm" svg:y="5.984cm" svg:viewBox="0 0 30 375" draw:points="0,375 30,375 30,0 0,0">
          <text:p/>
        </draw:polygon>
        <draw:polygon draw:style-name="gr35" draw:text-style-name="P7" draw:layer="layout" svg:width="0.029cm" svg:height="0.374cm" svg:x="31.371cm" svg:y="5.984cm" svg:viewBox="0 0 30 375" draw:points="0,375 30,375 30,0 0,0">
          <text:p/>
        </draw:polygon>
        <draw:polygon draw:style-name="gr36" draw:text-style-name="P8" draw:layer="layout" svg:width="0.029cm" svg:height="0.374cm" svg:x="31.4cm" svg:y="5.984cm" svg:viewBox="0 0 30 375" draw:points="0,375 30,375 30,0 0,0">
          <text:p/>
        </draw:polygon>
        <draw:polygon draw:style-name="gr37" draw:text-style-name="P9" draw:layer="layout" svg:width="0.029cm" svg:height="0.374cm" svg:x="31.429cm" svg:y="5.984cm" svg:viewBox="0 0 30 375" draw:points="0,375 30,375 30,0 0,0">
          <text:p/>
        </draw:polygon>
        <draw:polygon draw:style-name="gr36" draw:text-style-name="P8" draw:layer="layout" svg:width="0.029cm" svg:height="0.374cm" svg:x="31.459cm" svg:y="5.984cm" svg:viewBox="0 0 30 375" draw:points="0,375 30,375 30,0 0,0">
          <text:p/>
        </draw:polygon>
        <draw:polygon draw:style-name="gr37" draw:text-style-name="P9" draw:layer="layout" svg:width="0.029cm" svg:height="0.374cm" svg:x="31.489cm" svg:y="5.984cm" svg:viewBox="0 0 30 375" draw:points="0,375 30,375 30,0 0,0">
          <text:p/>
        </draw:polygon>
        <draw:polygon draw:style-name="gr37" draw:text-style-name="P9" draw:layer="layout" svg:width="0.03cm" svg:height="0.374cm" svg:x="31.518cm" svg:y="5.984cm" svg:viewBox="0 0 31 375" draw:points="0,375 31,375 31,0 0,0">
          <text:p/>
        </draw:polygon>
        <draw:polygon draw:style-name="gr36" draw:text-style-name="P8" draw:layer="layout" svg:width="0.029cm" svg:height="0.374cm" svg:x="31.548cm" svg:y="5.984cm" svg:viewBox="0 0 30 375" draw:points="0,375 30,375 30,0 0,0">
          <text:p/>
        </draw:polygon>
        <draw:polygon draw:style-name="gr38" draw:text-style-name="P10" draw:layer="layout" svg:width="0.029cm" svg:height="0.374cm" svg:x="31.577cm" svg:y="5.984cm" svg:viewBox="0 0 30 375" draw:points="0,375 30,375 30,0 0,0">
          <text:p/>
        </draw:polygon>
        <draw:polygon draw:style-name="gr36" draw:text-style-name="P8" draw:layer="layout" svg:width="0.029cm" svg:height="0.374cm" svg:x="31.606cm" svg:y="5.984cm" svg:viewBox="0 0 30 375" draw:points="0,375 30,375 30,0 0,0">
          <text:p/>
        </draw:polygon>
        <draw:polygon draw:style-name="gr36" draw:text-style-name="P8" draw:layer="layout" svg:width="0.029cm" svg:height="0.374cm" svg:x="31.635cm" svg:y="5.984cm" svg:viewBox="0 0 30 375" draw:points="0,375 30,375 30,0 0,0">
          <text:p/>
        </draw:polygon>
        <draw:polygon draw:style-name="gr36" draw:text-style-name="P8" draw:layer="layout" svg:width="0.029cm" svg:height="0.374cm" svg:x="31.666cm" svg:y="5.984cm" svg:viewBox="0 0 30 375" draw:points="0,375 30,375 30,0 0,0">
          <text:p/>
        </draw:polygon>
        <draw:polygon draw:style-name="gr36" draw:text-style-name="P8" draw:layer="layout" svg:width="0.029cm" svg:height="0.374cm" svg:x="31.695cm" svg:y="5.984cm" svg:viewBox="0 0 30 375" draw:points="0,375 30,375 30,0 0,0">
          <text:p/>
        </draw:polygon>
        <draw:polygon draw:style-name="gr38" draw:text-style-name="P10" draw:layer="layout" svg:width="0.029cm" svg:height="0.374cm" svg:x="31.724cm" svg:y="5.984cm" svg:viewBox="0 0 30 375" draw:points="0,375 30,375 30,0 0,0">
          <text:p/>
        </draw:polygon>
        <draw:polygon draw:style-name="gr36" draw:text-style-name="P8" draw:layer="layout" svg:width="0.029cm" svg:height="0.374cm" svg:x="31.753cm" svg:y="5.984cm" svg:viewBox="0 0 30 375" draw:points="0,375 30,375 30,0 0,0">
          <text:p/>
        </draw:polygon>
        <draw:polygon draw:style-name="gr35" draw:text-style-name="P7" draw:layer="layout" svg:width="0.029cm" svg:height="0.374cm" svg:x="31.783cm" svg:y="5.984cm" svg:viewBox="0 0 30 375" draw:points="0,375 30,375 30,0 0,0">
          <text:p/>
        </draw:polygon>
        <draw:polygon draw:style-name="gr35" draw:text-style-name="P7" draw:layer="layout" svg:width="0.029cm" svg:height="0.374cm" svg:x="31.813cm" svg:y="5.984cm" svg:viewBox="0 0 30 375" draw:points="0,375 30,375 30,0 0,0">
          <text:p/>
        </draw:polygon>
        <draw:polygon draw:style-name="gr35" draw:text-style-name="P7" draw:layer="layout" svg:width="0.029cm" svg:height="0.374cm" svg:x="31.842cm" svg:y="5.984cm" svg:viewBox="0 0 30 375" draw:points="0,375 30,375 30,0 0,0">
          <text:p/>
        </draw:polygon>
        <draw:polygon draw:style-name="gr38" draw:text-style-name="P10" draw:layer="layout" svg:width="0.03cm" svg:height="0.374cm" svg:x="31.871cm" svg:y="5.984cm" svg:viewBox="0 0 31 375" draw:points="0,375 31,375 31,0 0,0">
          <text:p/>
        </draw:polygon>
        <draw:polygon draw:style-name="gr37" draw:text-style-name="P9" draw:layer="layout" svg:width="0.029cm" svg:height="0.374cm" svg:x="31.901cm" svg:y="5.984cm" svg:viewBox="0 0 30 375" draw:points="0,375 30,375 30,0 0,0">
          <text:p/>
        </draw:polygon>
        <draw:polygon draw:style-name="gr36" draw:text-style-name="P8" draw:layer="layout" svg:width="0.029cm" svg:height="0.374cm" svg:x="31.93cm" svg:y="5.984cm" svg:viewBox="0 0 30 375" draw:points="0,375 30,375 30,0 0,0">
          <text:p/>
        </draw:polygon>
        <draw:polygon draw:style-name="gr35" draw:text-style-name="P7" draw:layer="layout" svg:width="0.03cm" svg:height="0.374cm" svg:x="31.959cm" svg:y="5.984cm" svg:viewBox="0 0 31 375" draw:points="0,375 31,375 31,0 0,0">
          <text:p/>
        </draw:polygon>
        <draw:polygon draw:style-name="gr38" draw:text-style-name="P10" draw:layer="layout" svg:width="0.029cm" svg:height="0.374cm" svg:x="31.99cm" svg:y="5.984cm" svg:viewBox="0 0 30 375" draw:points="0,375 30,375 30,0 0,0">
          <text:p/>
        </draw:polygon>
        <draw:polygon draw:style-name="gr36" draw:text-style-name="P8" draw:layer="layout" svg:width="0.029cm" svg:height="0.374cm" svg:x="32.019cm" svg:y="5.984cm" svg:viewBox="0 0 30 375" draw:points="0,375 30,375 30,0 0,0">
          <text:p/>
        </draw:polygon>
        <draw:polygon draw:style-name="gr37" draw:text-style-name="P9" draw:layer="layout" svg:width="0.029cm" svg:height="0.374cm" svg:x="32.048cm" svg:y="5.984cm" svg:viewBox="0 0 30 375" draw:points="0,375 30,375 30,0 0,0">
          <text:p/>
        </draw:polygon>
        <draw:polygon draw:style-name="gr37" draw:text-style-name="P9" draw:layer="layout" svg:width="0.029cm" svg:height="0.374cm" svg:x="32.078cm" svg:y="5.984cm" svg:viewBox="0 0 30 375" draw:points="0,375 30,375 30,0 0,0">
          <text:p/>
        </draw:polygon>
        <draw:polygon draw:style-name="gr38" draw:text-style-name="P10" draw:layer="layout" svg:width="0.029cm" svg:height="0.374cm" svg:x="32.107cm" svg:y="5.984cm" svg:viewBox="0 0 30 375" draw:points="0,375 30,375 30,0 0,0">
          <text:p/>
        </draw:polygon>
        <draw:polygon draw:style-name="gr37" draw:text-style-name="P9" draw:layer="layout" svg:width="0.029cm" svg:height="0.374cm" svg:x="32.137cm" svg:y="5.984cm" svg:viewBox="0 0 30 375" draw:points="0,375 30,375 30,0 0,0">
          <text:p/>
        </draw:polygon>
        <draw:polygon draw:style-name="gr37" draw:text-style-name="P9" draw:layer="layout" svg:width="0.029cm" svg:height="0.374cm" svg:x="32.166cm" svg:y="5.984cm" svg:viewBox="0 0 30 375" draw:points="0,375 30,375 30,0 0,0">
          <text:p/>
        </draw:polygon>
        <draw:polygon draw:style-name="gr37" draw:text-style-name="P9" draw:layer="layout" svg:width="0.029cm" svg:height="0.374cm" svg:x="32.195cm" svg:y="5.984cm" svg:viewBox="0 0 30 375" draw:points="0,375 30,375 30,0 0,0">
          <text:p/>
        </draw:polygon>
        <draw:polygon draw:style-name="gr37" draw:text-style-name="P9" draw:layer="layout" svg:width="0.029cm" svg:height="0.374cm" svg:x="32.225cm" svg:y="5.984cm" svg:viewBox="0 0 30 375" draw:points="0,375 30,375 30,0 0,0">
          <text:p/>
        </draw:polygon>
        <draw:polygon draw:style-name="gr36" draw:text-style-name="P8" draw:layer="layout" svg:width="0.029cm" svg:height="0.374cm" svg:x="32.254cm" svg:y="5.984cm" svg:viewBox="0 0 30 375" draw:points="0,375 30,375 30,0 0,0">
          <text:p/>
        </draw:polygon>
        <draw:polygon draw:style-name="gr38" draw:text-style-name="P10" draw:layer="layout" svg:width="0.029cm" svg:height="0.374cm" svg:x="32.283cm" svg:y="5.984cm" svg:viewBox="0 0 30 375" draw:points="0,375 30,375 30,0 0,0">
          <text:p/>
        </draw:polygon>
        <draw:polygon draw:style-name="gr38" draw:text-style-name="P10" draw:layer="layout" svg:width="0.03cm" svg:height="0.374cm" svg:x="32.313cm" svg:y="5.984cm" svg:viewBox="0 0 31 375" draw:points="0,375 31,375 31,0 0,0">
          <text:p/>
        </draw:polygon>
        <draw:polygon draw:style-name="gr36" draw:text-style-name="P8" draw:layer="layout" svg:width="0.029cm" svg:height="0.374cm" svg:x="32.343cm" svg:y="5.984cm" svg:viewBox="0 0 30 375" draw:points="0,375 30,375 30,0 0,0">
          <text:p/>
        </draw:polygon>
        <draw:polygon draw:style-name="gr36" draw:text-style-name="P8" draw:layer="layout" svg:width="0.029cm" svg:height="0.374cm" svg:x="32.372cm" svg:y="5.984cm" svg:viewBox="0 0 30 375" draw:points="0,375 30,375 30,0 0,0">
          <text:p/>
        </draw:polygon>
        <draw:polygon draw:style-name="gr37" draw:text-style-name="P9" draw:layer="layout" svg:width="0.029cm" svg:height="0.374cm" svg:x="32.402cm" svg:y="5.984cm" svg:viewBox="0 0 30 375" draw:points="0,375 30,375 30,0 0,0">
          <text:p/>
        </draw:polygon>
        <draw:polygon draw:style-name="gr35" draw:text-style-name="P7" draw:layer="layout" svg:width="0.029cm" svg:height="0.374cm" svg:x="32.431cm" svg:y="5.984cm" svg:viewBox="0 0 30 375" draw:points="0,375 30,375 30,0 0,0">
          <text:p/>
        </draw:polygon>
        <draw:polygon draw:style-name="gr37" draw:text-style-name="P9" draw:layer="layout" svg:width="0.029cm" svg:height="0.374cm" svg:x="32.46cm" svg:y="5.984cm" svg:viewBox="0 0 30 375" draw:points="0,375 30,375 30,0 0,0">
          <text:p/>
        </draw:polygon>
        <draw:polygon draw:style-name="gr36" draw:text-style-name="P8" draw:layer="layout" svg:width="0.029cm" svg:height="0.374cm" svg:x="32.49cm" svg:y="5.984cm" svg:viewBox="0 0 30 375" draw:points="0,375 30,375 30,0 0,0">
          <text:p/>
        </draw:polygon>
        <draw:polygon draw:style-name="gr37" draw:text-style-name="P9" draw:layer="layout" svg:width="0.029cm" svg:height="0.374cm" svg:x="32.52cm" svg:y="5.984cm" svg:viewBox="0 0 30 375" draw:points="0,375 30,375 30,0 0,0">
          <text:p/>
        </draw:polygon>
        <draw:polygon draw:style-name="gr38" draw:text-style-name="P10" draw:layer="layout" svg:width="0.029cm" svg:height="0.374cm" svg:x="32.549cm" svg:y="5.984cm" svg:viewBox="0 0 30 375" draw:points="0,375 30,375 30,0 0,0">
          <text:p/>
        </draw:polygon>
        <draw:polygon draw:style-name="gr38" draw:text-style-name="P10" draw:layer="layout" svg:width="0.029cm" svg:height="0.374cm" svg:x="32.578cm" svg:y="5.984cm" svg:viewBox="0 0 30 375" draw:points="0,375 30,375 30,0 0,0">
          <text:p/>
        </draw:polygon>
        <draw:polygon draw:style-name="gr36" draw:text-style-name="P8" draw:layer="layout" svg:width="0.029cm" svg:height="0.374cm" svg:x="32.607cm" svg:y="5.984cm" svg:viewBox="0 0 30 375" draw:points="0,375 30,375 30,0 0,0">
          <text:p/>
        </draw:polygon>
        <draw:polygon draw:style-name="gr36" draw:text-style-name="P8" draw:layer="layout" svg:width="0.029cm" svg:height="0.374cm" svg:x="32.638cm" svg:y="5.984cm" svg:viewBox="0 0 30 375" draw:points="0,375 30,375 30,0 0,0">
          <text:p/>
        </draw:polygon>
        <draw:polygon draw:style-name="gr35" draw:text-style-name="P7" draw:layer="layout" svg:width="0.029cm" svg:height="0.374cm" svg:x="32.667cm" svg:y="5.984cm" svg:viewBox="0 0 30 375" draw:points="0,375 30,375 30,0 0,0">
          <text:p/>
        </draw:polygon>
        <draw:polygon draw:style-name="gr36" draw:text-style-name="P8" draw:layer="layout" svg:width="0.029cm" svg:height="0.374cm" svg:x="32.696cm" svg:y="5.984cm" svg:viewBox="0 0 30 375" draw:points="0,375 30,375 30,0 0,0">
          <text:p/>
        </draw:polygon>
        <draw:polygon draw:style-name="gr37" draw:text-style-name="P9" draw:layer="layout" svg:width="0.03cm" svg:height="0.374cm" svg:x="32.725cm" svg:y="5.984cm" svg:viewBox="0 0 31 375" draw:points="0,375 31,375 31,0 0,0">
          <text:p/>
        </draw:polygon>
        <draw:polygon draw:style-name="gr37" draw:text-style-name="P9" draw:layer="layout" svg:width="0.029cm" svg:height="0.374cm" svg:x="32.755cm" svg:y="5.984cm" svg:viewBox="0 0 30 375" draw:points="0,375 30,375 30,0 0,0">
          <text:p/>
        </draw:polygon>
        <draw:polygon draw:style-name="gr37" draw:text-style-name="P9" draw:layer="layout" svg:width="0.029cm" svg:height="0.374cm" svg:x="32.784cm" svg:y="5.984cm" svg:viewBox="0 0 30 375" draw:points="0,375 30,375 30,0 0,0">
          <text:p/>
        </draw:polygon>
        <draw:polygon draw:style-name="gr36" draw:text-style-name="P8" draw:layer="layout" svg:width="0.029cm" svg:height="0.374cm" svg:x="32.814cm" svg:y="5.984cm" svg:viewBox="0 0 30 375" draw:points="0,375 30,375 30,0 0,0">
          <text:p/>
        </draw:polygon>
        <draw:polygon draw:style-name="gr37" draw:text-style-name="P9" draw:layer="layout" svg:width="0.029cm" svg:height="0.374cm" svg:x="32.844cm" svg:y="5.984cm" svg:viewBox="0 0 30 375" draw:points="0,375 30,375 30,0 0,0">
          <text:p/>
        </draw:polygon>
        <draw:polygon draw:style-name="gr38" draw:text-style-name="P10" draw:layer="layout" svg:width="0.029cm" svg:height="0.374cm" svg:x="32.873cm" svg:y="5.984cm" svg:viewBox="0 0 30 375" draw:points="0,375 30,375 30,0 0,0">
          <text:p/>
        </draw:polygon>
        <draw:polygon draw:style-name="gr38" draw:text-style-name="P10" draw:layer="layout" svg:width="0.029cm" svg:height="0.374cm" svg:x="32.902cm" svg:y="5.984cm" svg:viewBox="0 0 30 375" draw:points="0,375 30,375 30,0 0,0">
          <text:p/>
        </draw:polygon>
        <draw:polygon draw:style-name="gr37" draw:text-style-name="P9" draw:layer="layout" svg:width="0.029cm" svg:height="0.374cm" svg:x="32.931cm" svg:y="5.984cm" svg:viewBox="0 0 30 375" draw:points="0,375 30,375 30,0 0,0">
          <text:p/>
        </draw:polygon>
        <draw:polygon draw:style-name="gr38" draw:text-style-name="P10" draw:layer="layout" svg:width="0.029cm" svg:height="0.374cm" svg:x="32.962cm" svg:y="5.984cm" svg:viewBox="0 0 30 375" draw:points="0,375 30,375 30,0 0,0">
          <text:p/>
        </draw:polygon>
        <draw:polygon draw:style-name="gr35" draw:text-style-name="P7" draw:layer="layout" svg:width="0.029cm" svg:height="0.374cm" svg:x="32.991cm" svg:y="5.984cm" svg:viewBox="0 0 30 375" draw:points="0,375 30,375 30,0 0,0">
          <text:p/>
        </draw:polygon>
        <draw:polygon draw:style-name="gr38" draw:text-style-name="P10" draw:layer="layout" svg:width="0.029cm" svg:height="0.374cm" svg:x="33.02cm" svg:y="5.984cm" svg:viewBox="0 0 30 375" draw:points="0,375 30,375 30,0 0,0">
          <text:p/>
        </draw:polygon>
        <draw:polygon draw:style-name="gr38" draw:text-style-name="P10" draw:layer="layout" svg:width="0.029cm" svg:height="0.374cm" svg:x="33.049cm" svg:y="5.984cm" svg:viewBox="0 0 30 375" draw:points="0,375 30,375 30,0 0,0">
          <text:p/>
        </draw:polygon>
        <draw:polygon draw:style-name="gr37" draw:text-style-name="P9" draw:layer="layout" svg:width="0.029cm" svg:height="0.374cm" svg:x="33.079cm" svg:y="5.984cm" svg:viewBox="0 0 30 375" draw:points="0,375 30,375 30,0 0,0">
          <text:p/>
        </draw:polygon>
        <draw:polygon draw:style-name="gr38" draw:text-style-name="P10" draw:layer="layout" svg:width="0.029cm" svg:height="0.374cm" svg:x="33.108cm" svg:y="5.984cm" svg:viewBox="0 0 30 375" draw:points="0,375 30,375 30,0 0,0">
          <text:p/>
        </draw:polygon>
        <draw:polygon draw:style-name="gr36" draw:text-style-name="P8" draw:layer="layout" svg:width="0.029cm" svg:height="0.374cm" svg:x="33.138cm" svg:y="5.984cm" svg:viewBox="0 0 30 375" draw:points="0,375 30,375 30,0 0,0">
          <text:p/>
        </draw:polygon>
        <draw:polygon draw:style-name="gr36" draw:text-style-name="P8" draw:layer="layout" svg:width="0.03cm" svg:height="0.374cm" svg:x="33.167cm" svg:y="5.984cm" svg:viewBox="0 0 31 375" draw:points="0,375 31,375 31,0 0,0">
          <text:p/>
        </draw:polygon>
        <draw:polygon draw:style-name="gr38" draw:text-style-name="P10" draw:layer="layout" svg:width="0.029cm" svg:height="0.374cm" svg:x="33.197cm" svg:y="5.984cm" svg:viewBox="0 0 30 375" draw:points="0,375 30,375 30,0 0,0">
          <text:p/>
        </draw:polygon>
        <draw:polygon draw:style-name="gr36" draw:text-style-name="P8" draw:layer="layout" svg:width="0.029cm" svg:height="0.374cm" svg:x="33.226cm" svg:y="5.984cm" svg:viewBox="0 0 30 375" draw:points="0,375 30,375 30,0 0,0">
          <text:p/>
        </draw:polygon>
        <draw:polygon draw:style-name="gr37" draw:text-style-name="P9" draw:layer="layout" svg:width="0.029cm" svg:height="0.374cm" svg:x="33.255cm" svg:y="5.984cm" svg:viewBox="0 0 30 375" draw:points="0,375 30,375 30,0 0,0">
          <text:p/>
        </draw:polygon>
        <draw:polygon draw:style-name="gr38" draw:text-style-name="P10" draw:layer="layout" svg:width="0.029cm" svg:height="0.374cm" svg:x="33.286cm" svg:y="5.984cm" svg:viewBox="0 0 30 375" draw:points="0,375 30,375 30,0 0,0">
          <text:p/>
        </draw:polygon>
        <draw:polygon draw:style-name="gr36" draw:text-style-name="P8" draw:layer="layout" svg:width="0.029cm" svg:height="0.374cm" svg:x="33.315cm" svg:y="5.984cm" svg:viewBox="0 0 30 375" draw:points="0,375 30,375 30,0 0,0">
          <text:p/>
        </draw:polygon>
        <draw:polygon draw:style-name="gr36" draw:text-style-name="P8" draw:layer="layout" svg:width="0.029cm" svg:height="0.374cm" svg:x="33.344cm" svg:y="5.984cm" svg:viewBox="0 0 30 375" draw:points="0,375 30,375 30,0 0,0">
          <text:p/>
        </draw:polygon>
        <draw:polygon draw:style-name="gr37" draw:text-style-name="P9" draw:layer="layout" svg:width="0.029cm" svg:height="0.374cm" svg:x="33.373cm" svg:y="5.984cm" svg:viewBox="0 0 30 375" draw:points="0,375 30,375 30,0 0,0">
          <text:p/>
        </draw:polygon>
        <draw:polygon draw:style-name="gr35" draw:text-style-name="P7" draw:layer="layout" svg:width="0.029cm" svg:height="0.374cm" svg:x="33.403cm" svg:y="5.984cm" svg:viewBox="0 0 30 375" draw:points="0,375 30,375 30,0 0,0">
          <text:p/>
        </draw:polygon>
        <draw:polygon draw:style-name="gr36" draw:text-style-name="P8" draw:layer="layout" svg:width="0.029cm" svg:height="0.374cm" svg:x="33.432cm" svg:y="5.984cm" svg:viewBox="0 0 30 375" draw:points="0,375 30,375 30,0 0,0">
          <text:p/>
        </draw:polygon>
        <draw:polygon draw:style-name="gr35" draw:text-style-name="P7" draw:layer="layout" svg:width="0.029cm" svg:height="0.374cm" svg:x="33.462cm" svg:y="5.984cm" svg:viewBox="0 0 30 375" draw:points="0,375 30,375 30,0 0,0">
          <text:p/>
        </draw:polygon>
        <draw:polygon draw:style-name="gr36" draw:text-style-name="P8" draw:layer="layout" svg:width="0.03cm" svg:height="0.374cm" svg:x="33.491cm" svg:y="5.984cm" svg:viewBox="0 0 31 375" draw:points="0,375 31,375 31,0 0,0">
          <text:p/>
        </draw:polygon>
        <draw:polygon draw:style-name="gr38" draw:text-style-name="P10" draw:layer="layout" svg:width="0.029cm" svg:height="0.374cm" svg:x="33.521cm" svg:y="5.984cm" svg:viewBox="0 0 30 375" draw:points="0,375 30,375 30,0 0,0">
          <text:p/>
        </draw:polygon>
        <draw:polygon draw:style-name="gr37" draw:text-style-name="P9" draw:layer="layout" svg:width="0.029cm" svg:height="0.374cm" svg:x="33.55cm" svg:y="5.984cm" svg:viewBox="0 0 30 375" draw:points="0,375 30,375 30,0 0,0">
          <text:p/>
        </draw:polygon>
        <draw:polygon draw:style-name="gr37" draw:text-style-name="P9" draw:layer="layout" svg:width="0.03cm" svg:height="0.374cm" svg:x="33.579cm" svg:y="5.984cm" svg:viewBox="0 0 31 375" draw:points="0,375 31,375 31,0 0,0">
          <text:p/>
        </draw:polygon>
        <draw:polygon draw:style-name="gr37" draw:text-style-name="P9" draw:layer="layout" svg:width="0.029cm" svg:height="0.374cm" svg:x="33.61cm" svg:y="5.984cm" svg:viewBox="0 0 30 375" draw:points="0,375 30,375 30,0 0,0">
          <text:p/>
        </draw:polygon>
        <draw:polygon draw:style-name="gr36" draw:text-style-name="P8" draw:layer="layout" svg:width="0.029cm" svg:height="0.374cm" svg:x="33.639cm" svg:y="5.984cm" svg:viewBox="0 0 30 375" draw:points="0,375 30,375 30,0 0,0">
          <text:p/>
        </draw:polygon>
        <draw:polygon draw:style-name="gr36" draw:text-style-name="P8" draw:layer="layout" svg:width="0.029cm" svg:height="0.374cm" svg:x="33.668cm" svg:y="5.984cm" svg:viewBox="0 0 30 375" draw:points="0,375 30,375 30,0 0,0">
          <text:p/>
        </draw:polygon>
        <draw:polygon draw:style-name="gr38" draw:text-style-name="P10" draw:layer="layout" svg:width="0.029cm" svg:height="0.374cm" svg:x="33.698cm" svg:y="5.984cm" svg:viewBox="0 0 30 375" draw:points="0,375 30,375 30,0 0,0">
          <text:p/>
        </draw:polygon>
        <draw:polygon draw:style-name="gr36" draw:text-style-name="P8" draw:layer="layout" svg:width="0.029cm" svg:height="0.374cm" svg:x="33.727cm" svg:y="5.984cm" svg:viewBox="0 0 30 375" draw:points="0,375 30,375 30,0 0,0">
          <text:p/>
        </draw:polygon>
        <draw:polygon draw:style-name="gr37" draw:text-style-name="P9" draw:layer="layout" svg:width="0.029cm" svg:height="0.374cm" svg:x="33.756cm" svg:y="5.984cm" svg:viewBox="0 0 30 375" draw:points="0,375 30,375 30,0 0,0">
          <text:p/>
        </draw:polygon>
        <draw:polygon draw:style-name="gr38" draw:text-style-name="P10" draw:layer="layout" svg:width="0.029cm" svg:height="0.374cm" svg:x="33.786cm" svg:y="5.984cm" svg:viewBox="0 0 30 375" draw:points="0,375 30,375 30,0 0,0">
          <text:p/>
        </draw:polygon>
        <draw:polygon draw:style-name="gr36" draw:text-style-name="P8" draw:layer="layout" svg:width="0.029cm" svg:height="0.374cm" svg:x="33.815cm" svg:y="5.984cm" svg:viewBox="0 0 30 375" draw:points="0,375 30,375 30,0 0,0">
          <text:p/>
        </draw:polygon>
        <draw:polygon draw:style-name="gr35" draw:text-style-name="P7" draw:layer="layout" svg:width="0.029cm" svg:height="0.374cm" svg:x="33.845cm" svg:y="5.984cm" svg:viewBox="0 0 30 375" draw:points="0,375 30,375 30,0 0,0">
          <text:p/>
        </draw:polygon>
        <draw:polygon draw:style-name="gr36" draw:text-style-name="P8" draw:layer="layout" svg:width="0.029cm" svg:height="0.374cm" svg:x="33.874cm" svg:y="5.984cm" svg:viewBox="0 0 30 375" draw:points="0,375 30,375 30,0 0,0">
          <text:p/>
        </draw:polygon>
        <draw:polygon draw:style-name="gr36" draw:text-style-name="P8" draw:layer="layout" svg:width="0.029cm" svg:height="0.374cm" svg:x="33.903cm" svg:y="5.984cm" svg:viewBox="0 0 30 375" draw:points="0,375 30,375 30,0 0,0">
          <text:p/>
        </draw:polygon>
        <draw:polygon draw:style-name="gr36" draw:text-style-name="P8" draw:layer="layout" svg:width="0.03cm" svg:height="0.374cm" svg:x="33.932cm" svg:y="5.984cm" svg:viewBox="0 0 31 375" draw:points="0,375 31,375 31,0 0,0">
          <text:p/>
        </draw:polygon>
        <draw:polygon draw:style-name="gr37" draw:text-style-name="P9" draw:layer="layout" svg:width="0.029cm" svg:height="0.374cm" svg:x="33.963cm" svg:y="5.984cm" svg:viewBox="0 0 30 375" draw:points="0,375 30,375 30,0 0,0">
          <text:p/>
        </draw:polygon>
        <draw:polygon draw:style-name="gr36" draw:text-style-name="P8" draw:layer="layout" svg:width="0.029cm" svg:height="0.374cm" svg:x="33.992cm" svg:y="5.984cm" svg:viewBox="0 0 30 375" draw:points="0,375 30,375 30,0 0,0">
          <text:p/>
        </draw:polygon>
        <draw:polygon draw:style-name="gr36" draw:text-style-name="P8" draw:layer="layout" svg:width="0.032cm" svg:height="0.374cm" svg:x="34.021cm" svg:y="5.984cm" svg:viewBox="0 0 33 375" draw:points="0,375 33,375 33,0 0,0">
          <text:p/>
        </draw:polygon>
        <draw:polygon draw:style-name="gr38" draw:text-style-name="P10" draw:layer="layout" svg:width="0.029cm" svg:height="0.374cm" svg:x="34.051cm" svg:y="5.984cm" svg:viewBox="0 0 30 375" draw:points="0,375 30,375 30,0 0,0">
          <text:p/>
        </draw:polygon>
        <draw:polygon draw:style-name="gr36" draw:text-style-name="P8" draw:layer="layout" svg:width="0.029cm" svg:height="0.374cm" svg:x="34.08cm" svg:y="5.984cm" svg:viewBox="0 0 30 375" draw:points="0,375 30,375 30,0 0,0">
          <text:p/>
        </draw:polygon>
        <draw:polygon draw:style-name="gr37" draw:text-style-name="P9" draw:layer="layout" svg:width="0.029cm" svg:height="0.374cm" svg:x="34.11cm" svg:y="5.984cm" svg:viewBox="0 0 30 375" draw:points="0,375 30,375 30,0 0,0">
          <text:p/>
        </draw:polygon>
        <draw:polygon draw:style-name="gr35" draw:text-style-name="P7" draw:layer="layout" svg:width="0.029cm" svg:height="0.374cm" svg:x="34.14cm" svg:y="5.984cm" svg:viewBox="0 0 30 375" draw:points="0,375 30,375 30,0 0,0">
          <text:p/>
        </draw:polygon>
        <draw:polygon draw:style-name="gr36" draw:text-style-name="P8" draw:layer="layout" svg:width="0.029cm" svg:height="0.374cm" svg:x="34.169cm" svg:y="5.984cm" svg:viewBox="0 0 30 375" draw:points="0,375 30,375 30,0 0,0">
          <text:p/>
        </draw:polygon>
        <draw:polygon draw:style-name="gr36" draw:text-style-name="P8" draw:layer="layout" svg:width="0.029cm" svg:height="0.374cm" svg:x="34.198cm" svg:y="5.984cm" svg:viewBox="0 0 30 375" draw:points="0,375 30,375 30,0 0,0">
          <text:p/>
        </draw:polygon>
        <draw:polygon draw:style-name="gr38" draw:text-style-name="P10" draw:layer="layout" svg:width="0.029cm" svg:height="0.374cm" svg:x="34.256cm" svg:y="5.984cm" svg:viewBox="0 0 30 375" draw:points="0,375 30,375 30,0 0,0">
          <text:p/>
        </draw:polygon>
        <draw:polygon draw:style-name="gr37" draw:text-style-name="P9" draw:layer="layout" svg:width="0.029cm" svg:height="0.374cm" svg:x="34.287cm" svg:y="5.984cm" svg:viewBox="0 0 30 375" draw:points="0,375 30,375 30,0 0,0">
          <text:p/>
        </draw:polygon>
        <draw:polygon draw:style-name="gr36" draw:text-style-name="P8" draw:layer="layout" svg:width="0.029cm" svg:height="0.374cm" svg:x="34.316cm" svg:y="5.984cm" svg:viewBox="0 0 30 375" draw:points="0,375 30,375 30,0 0,0">
          <text:p/>
        </draw:polygon>
        <draw:polygon draw:style-name="gr36" draw:text-style-name="P8" draw:layer="layout" svg:width="0.03cm" svg:height="0.374cm" svg:x="34.345cm" svg:y="5.984cm" svg:viewBox="0 0 31 375" draw:points="0,375 31,375 31,0 0,0">
          <text:p/>
        </draw:polygon>
        <draw:polygon draw:style-name="gr37" draw:text-style-name="P9" draw:layer="layout" svg:width="0.029cm" svg:height="0.374cm" svg:x="34.375cm" svg:y="5.984cm" svg:viewBox="0 0 30 375" draw:points="0,375 30,375 30,0 0,0">
          <text:p/>
        </draw:polygon>
        <draw:polygon draw:style-name="gr38" draw:text-style-name="P10" draw:layer="layout" svg:width="0.029cm" svg:height="0.374cm" svg:x="34.404cm" svg:y="5.984cm" svg:viewBox="0 0 30 375" draw:points="0,375 30,375 30,0 0,0">
          <text:p/>
        </draw:polygon>
        <draw:polygon draw:style-name="gr37" draw:text-style-name="P9" draw:layer="layout" svg:width="0.029cm" svg:height="0.374cm" svg:x="34.433cm" svg:y="5.984cm" svg:viewBox="0 0 30 375" draw:points="0,375 30,375 30,0 0,0">
          <text:p/>
        </draw:polygon>
        <draw:polygon draw:style-name="gr35" draw:text-style-name="P7" draw:layer="layout" svg:width="0.029cm" svg:height="0.374cm" svg:x="34.464cm" svg:y="5.984cm" svg:viewBox="0 0 30 375" draw:points="0,375 30,375 30,0 0,0">
          <text:p/>
        </draw:polygon>
        <draw:polygon draw:style-name="gr37" draw:text-style-name="P9" draw:layer="layout" svg:width="0.029cm" svg:height="0.374cm" svg:x="34.493cm" svg:y="5.984cm" svg:viewBox="0 0 30 375" draw:points="0,375 30,375 30,0 0,0">
          <text:p/>
        </draw:polygon>
        <draw:polygon draw:style-name="gr35" draw:text-style-name="P7" draw:layer="layout" svg:width="0.029cm" svg:height="0.374cm" svg:x="34.522cm" svg:y="5.984cm" svg:viewBox="0 0 30 375" draw:points="0,375 30,375 30,0 0,0">
          <text:p/>
        </draw:polygon>
        <draw:polygon draw:style-name="gr37" draw:text-style-name="P9" draw:layer="layout" svg:width="0.029cm" svg:height="0.374cm" svg:x="34.551cm" svg:y="5.984cm" svg:viewBox="0 0 30 375" draw:points="0,375 30,375 30,0 0,0">
          <text:p/>
        </draw:polygon>
        <draw:polygon draw:style-name="gr36" draw:text-style-name="P8" draw:layer="layout" svg:width="0.029cm" svg:height="0.374cm" svg:x="34.581cm" svg:y="5.984cm" svg:viewBox="0 0 30 375" draw:points="0,375 30,375 30,0 0,0">
          <text:p/>
        </draw:polygon>
        <draw:polygon draw:style-name="gr37" draw:text-style-name="P9" draw:layer="layout" svg:width="0.029cm" svg:height="0.374cm" svg:x="34.611cm" svg:y="5.984cm" svg:viewBox="0 0 30 375" draw:points="0,375 30,375 30,0 0,0">
          <text:p/>
        </draw:polygon>
        <draw:polygon draw:style-name="gr37" draw:text-style-name="P9" draw:layer="layout" svg:width="0.029cm" svg:height="0.374cm" svg:x="34.64cm" svg:y="5.984cm" svg:viewBox="0 0 30 375" draw:points="0,375 30,375 30,0 0,0">
          <text:p/>
        </draw:polygon>
        <draw:polygon draw:style-name="gr36" draw:text-style-name="P8" draw:layer="layout" svg:width="0.029cm" svg:height="0.374cm" svg:x="34.669cm" svg:y="5.984cm" svg:viewBox="0 0 30 375" draw:points="0,375 30,375 30,0 0,0">
          <text:p/>
        </draw:polygon>
        <draw:polygon draw:style-name="gr37" draw:text-style-name="P9" draw:layer="layout" svg:width="0.029cm" svg:height="0.374cm" svg:x="34.699cm" svg:y="5.984cm" svg:viewBox="0 0 30 375" draw:points="0,375 30,375 30,0 0,0">
          <text:p/>
        </draw:polygon>
        <draw:polygon draw:style-name="gr37" draw:text-style-name="P9" draw:layer="layout" svg:width="0.029cm" svg:height="0.374cm" svg:x="34.728cm" svg:y="5.984cm" svg:viewBox="0 0 30 375" draw:points="0,375 30,375 30,0 0,0">
          <text:p/>
        </draw:polygon>
        <draw:polygon draw:style-name="gr38" draw:text-style-name="P10" draw:layer="layout" svg:width="0.029cm" svg:height="0.374cm" svg:x="34.757cm" svg:y="5.984cm" svg:viewBox="0 0 30 375" draw:points="0,375 30,375 30,0 0,0">
          <text:p/>
        </draw:polygon>
        <draw:polygon draw:style-name="gr36" draw:text-style-name="P8" draw:layer="layout" svg:width="0.03cm" svg:height="0.374cm" svg:x="34.787cm" svg:y="5.984cm" svg:viewBox="0 0 31 375" draw:points="0,375 31,375 31,0 0,0">
          <text:p/>
        </draw:polygon>
        <draw:polygon draw:style-name="gr35" draw:text-style-name="P7" draw:layer="layout" svg:width="0.029cm" svg:height="0.374cm" svg:x="34.817cm" svg:y="5.984cm" svg:viewBox="0 0 30 375" draw:points="0,375 30,375 30,0 0,0">
          <text:p/>
        </draw:polygon>
        <draw:polygon draw:style-name="gr35" draw:text-style-name="P7" draw:layer="layout" svg:width="0.029cm" svg:height="0.374cm" svg:x="34.846cm" svg:y="5.984cm" svg:viewBox="0 0 30 375" draw:points="0,375 30,375 30,0 0,0">
          <text:p/>
        </draw:polygon>
        <draw:polygon draw:style-name="gr35" draw:text-style-name="P7" draw:layer="layout" svg:width="0.029cm" svg:height="0.374cm" svg:x="34.875cm" svg:y="5.984cm" svg:viewBox="0 0 30 375" draw:points="0,375 30,375 30,0 0,0">
          <text:p/>
        </draw:polygon>
        <draw:polygon draw:style-name="gr37" draw:text-style-name="P9" draw:layer="layout" svg:width="0.029cm" svg:height="0.374cm" svg:x="34.964cm" svg:y="5.984cm" svg:viewBox="0 0 30 375" draw:points="0,375 30,375 30,0 0,0">
          <text:p/>
        </draw:polygon>
        <draw:polygon draw:style-name="gr36" draw:text-style-name="P8" draw:layer="layout" svg:width="0.029cm" svg:height="0.374cm" svg:x="34.993cm" svg:y="5.984cm" svg:viewBox="0 0 30 375" draw:points="0,375 30,375 30,0 0,0">
          <text:p/>
        </draw:polygon>
        <draw:polygon draw:style-name="gr35" draw:text-style-name="P7" draw:layer="layout" svg:width="0.029cm" svg:height="0.374cm" svg:x="35.023cm" svg:y="5.984cm" svg:viewBox="0 0 30 375" draw:points="0,375 30,375 30,0 0,0">
          <text:p/>
        </draw:polygon>
        <draw:polygon draw:style-name="gr36" draw:text-style-name="P8" draw:layer="layout" svg:width="0.029cm" svg:height="0.374cm" svg:x="35.052cm" svg:y="5.984cm" svg:viewBox="0 0 30 375" draw:points="0,375 30,375 30,0 0,0">
          <text:p/>
        </draw:polygon>
        <draw:polygon draw:style-name="gr38" draw:text-style-name="P10" draw:layer="layout" svg:width="0.029cm" svg:height="0.374cm" svg:x="35.081cm" svg:y="5.984cm" svg:viewBox="0 0 30 375" draw:points="0,375 30,375 30,0 0,0">
          <text:p/>
        </draw:polygon>
        <draw:polygon draw:style-name="gr38" draw:text-style-name="P10" draw:layer="layout" svg:width="0.029cm" svg:height="0.374cm" svg:x="35.111cm" svg:y="5.984cm" svg:viewBox="0 0 30 375" draw:points="0,375 30,375 30,0 0,0">
          <text:p/>
        </draw:polygon>
        <draw:polygon draw:style-name="gr38" draw:text-style-name="P10" draw:layer="layout" svg:width="0.029cm" svg:height="0.374cm" svg:x="35.141cm" svg:y="5.984cm" svg:viewBox="0 0 30 375" draw:points="0,375 30,375 30,0 0,0">
          <text:p/>
        </draw:polygon>
        <draw:polygon draw:style-name="gr37" draw:text-style-name="P9" draw:layer="layout" svg:width="0.029cm" svg:height="0.374cm" svg:x="35.17cm" svg:y="5.984cm" svg:viewBox="0 0 30 375" draw:points="0,375 30,375 30,0 0,0">
          <text:p/>
        </draw:polygon>
        <draw:polygon draw:style-name="gr35" draw:text-style-name="P7" draw:layer="layout" svg:width="0.03cm" svg:height="0.374cm" svg:x="34.741cm" svg:y="5.984cm" svg:viewBox="0 0 31 375" draw:points="0,375 31,375 31,0 0,0">
          <text:p/>
        </draw:polygon>
        <draw:polygon draw:style-name="gr35" draw:text-style-name="P7" draw:layer="layout" svg:width="0.028cm" svg:height="0.374cm" svg:x="34.771cm" svg:y="5.984cm" svg:viewBox="0 0 29 375" draw:points="0,375 29,375 29,0 0,0">
          <text:p/>
        </draw:polygon>
        <draw:polygon draw:style-name="gr35" draw:text-style-name="P7" draw:layer="layout" svg:width="0.026cm" svg:height="0.374cm" svg:x="18.95cm" svg:y="5.236cm" svg:viewBox="0 0 27 375" draw:points="0,375 27,375 27,0 0,0">
          <text:p/>
        </draw:polygon>
        <draw:polygon draw:style-name="gr36" draw:text-style-name="P8" draw:layer="layout" svg:width="0.026cm" svg:height="0.374cm" svg:x="18.978cm" svg:y="5.236cm" svg:viewBox="0 0 27 375" draw:points="0,375 27,375 27,0 0,0">
          <text:p/>
        </draw:polygon>
        <draw:polygon draw:style-name="gr37" draw:text-style-name="P9" draw:layer="layout" svg:width="0.026cm" svg:height="0.374cm" svg:x="19.004cm" svg:y="5.236cm" svg:viewBox="0 0 27 375" draw:points="0,375 27,375 27,0 0,0">
          <text:p/>
        </draw:polygon>
        <draw:polygon draw:style-name="gr38" draw:text-style-name="P10" draw:layer="layout" svg:width="0.029cm" svg:height="0.374cm" svg:x="19.031cm" svg:y="5.236cm" svg:viewBox="0 0 30 375" draw:points="0,375 30,375 30,0 0,0">
          <text:p/>
        </draw:polygon>
        <draw:polygon draw:style-name="gr37" draw:text-style-name="P9" draw:layer="layout" svg:width="0.029cm" svg:height="0.374cm" svg:x="19.06cm" svg:y="5.236cm" svg:viewBox="0 0 30 375" draw:points="0,375 30,375 30,0 0,0">
          <text:p/>
        </draw:polygon>
        <draw:polygon draw:style-name="gr38" draw:text-style-name="P10" draw:layer="layout" svg:width="0.029cm" svg:height="0.374cm" svg:x="19.09cm" svg:y="5.236cm" svg:viewBox="0 0 30 375" draw:points="0,375 30,375 30,0 0,0">
          <text:p/>
        </draw:polygon>
        <draw:polygon draw:style-name="gr38" draw:text-style-name="P10" draw:layer="layout" svg:width="0.029cm" svg:height="0.374cm" svg:x="19.119cm" svg:y="5.236cm" svg:viewBox="0 0 30 375" draw:points="0,375 30,375 30,0 0,0">
          <text:p/>
        </draw:polygon>
        <draw:polygon draw:style-name="gr36" draw:text-style-name="P8" draw:layer="layout" svg:width="0.029cm" svg:height="0.374cm" svg:x="19.148cm" svg:y="5.236cm" svg:viewBox="0 0 30 375" draw:points="0,375 30,375 30,0 0,0">
          <text:p/>
        </draw:polygon>
        <draw:polygon draw:style-name="gr38" draw:text-style-name="P10" draw:layer="layout" svg:width="0.029cm" svg:height="0.374cm" svg:x="19.177cm" svg:y="5.236cm" svg:viewBox="0 0 30 375" draw:points="0,375 30,375 30,0 0,0">
          <text:p/>
        </draw:polygon>
        <draw:polygon draw:style-name="gr38" draw:text-style-name="P10" draw:layer="layout" svg:width="0.03cm" svg:height="0.374cm" svg:x="19.207cm" svg:y="5.236cm" svg:viewBox="0 0 31 375" draw:points="0,375 31,375 31,0 0,0">
          <text:p/>
        </draw:polygon>
        <draw:polygon draw:style-name="gr36" draw:text-style-name="P8" draw:layer="layout" svg:width="0.029cm" svg:height="0.374cm" svg:x="19.237cm" svg:y="5.236cm" svg:viewBox="0 0 30 375" draw:points="0,375 30,375 30,0 0,0">
          <text:p/>
        </draw:polygon>
        <draw:polygon draw:style-name="gr35" draw:text-style-name="P7" draw:layer="layout" svg:width="0.029cm" svg:height="0.374cm" svg:x="19.266cm" svg:y="5.236cm" svg:viewBox="0 0 30 375" draw:points="0,375 30,375 30,0 0,0">
          <text:p/>
        </draw:polygon>
        <draw:polygon draw:style-name="gr37" draw:text-style-name="P9" draw:layer="layout" svg:width="0.03cm" svg:height="0.374cm" svg:x="19.295cm" svg:y="5.236cm" svg:viewBox="0 0 31 375" draw:points="0,375 31,375 31,0 0,0">
          <text:p/>
        </draw:polygon>
        <draw:polygon draw:style-name="gr37" draw:text-style-name="P9" draw:layer="layout" svg:width="0.029cm" svg:height="0.374cm" svg:x="19.325cm" svg:y="5.236cm" svg:viewBox="0 0 30 375" draw:points="0,375 30,375 30,0 0,0">
          <text:p/>
        </draw:polygon>
        <draw:polygon draw:style-name="gr36" draw:text-style-name="P8" draw:layer="layout" svg:width="0.029cm" svg:height="0.374cm" svg:x="19.355cm" svg:y="5.236cm" svg:viewBox="0 0 30 375" draw:points="0,375 30,375 30,0 0,0">
          <text:p/>
        </draw:polygon>
        <draw:polygon draw:style-name="gr36" draw:text-style-name="P8" draw:layer="layout" svg:width="0.029cm" svg:height="0.374cm" svg:x="19.384cm" svg:y="5.236cm" svg:viewBox="0 0 30 375" draw:points="0,375 30,375 30,0 0,0">
          <text:p/>
        </draw:polygon>
        <draw:polygon draw:style-name="gr37" draw:text-style-name="P9" draw:layer="layout" svg:width="0.029cm" svg:height="0.374cm" svg:x="19.414cm" svg:y="5.236cm" svg:viewBox="0 0 30 375" draw:points="0,375 30,375 30,0 0,0">
          <text:p/>
        </draw:polygon>
        <draw:polygon draw:style-name="gr38" draw:text-style-name="P10" draw:layer="layout" svg:width="0.029cm" svg:height="0.374cm" svg:x="19.472cm" svg:y="5.236cm" svg:viewBox="0 0 30 375" draw:points="0,375 30,375 30,0 0,0">
          <text:p/>
        </draw:polygon>
        <draw:polygon draw:style-name="gr36" draw:text-style-name="P8" draw:layer="layout" svg:width="0.029cm" svg:height="0.374cm" svg:x="19.501cm" svg:y="5.236cm" svg:viewBox="0 0 30 375" draw:points="0,375 30,375 30,0 0,0">
          <text:p/>
        </draw:polygon>
        <draw:polygon draw:style-name="gr37" draw:text-style-name="P9" draw:layer="layout" svg:width="0.029cm" svg:height="0.374cm" svg:x="19.532cm" svg:y="5.236cm" svg:viewBox="0 0 30 375" draw:points="0,375 30,375 30,0 0,0">
          <text:p/>
        </draw:polygon>
        <draw:polygon draw:style-name="gr37" draw:text-style-name="P9" draw:layer="layout" svg:width="0.029cm" svg:height="0.374cm" svg:x="19.561cm" svg:y="5.236cm" svg:viewBox="0 0 30 375" draw:points="0,375 30,375 30,0 0,0">
          <text:p/>
        </draw:polygon>
        <draw:polygon draw:style-name="gr37" draw:text-style-name="P9" draw:layer="layout" svg:width="0.029cm" svg:height="0.374cm" svg:x="19.59cm" svg:y="5.236cm" svg:viewBox="0 0 30 375" draw:points="0,375 30,375 30,0 0,0">
          <text:p/>
        </draw:polygon>
        <draw:polygon draw:style-name="gr38" draw:text-style-name="P10" draw:layer="layout" svg:width="0.029cm" svg:height="0.374cm" svg:x="19.619cm" svg:y="5.236cm" svg:viewBox="0 0 30 375" draw:points="0,375 30,375 30,0 0,0">
          <text:p/>
        </draw:polygon>
        <draw:polygon draw:style-name="gr36" draw:text-style-name="P8" draw:layer="layout" svg:width="0.029cm" svg:height="0.374cm" svg:x="19.649cm" svg:y="5.236cm" svg:viewBox="0 0 30 375" draw:points="0,375 30,375 30,0 0,0">
          <text:p/>
        </draw:polygon>
        <draw:polygon draw:style-name="gr37" draw:text-style-name="P9" draw:layer="layout" svg:width="0.029cm" svg:height="0.374cm" svg:x="19.679cm" svg:y="5.236cm" svg:viewBox="0 0 30 375" draw:points="0,375 30,375 30,0 0,0">
          <text:p/>
        </draw:polygon>
        <draw:polygon draw:style-name="gr37" draw:text-style-name="P9" draw:layer="layout" svg:width="0.03cm" svg:height="0.374cm" svg:x="19.708cm" svg:y="5.236cm" svg:viewBox="0 0 31 375" draw:points="0,375 31,375 31,0 0,0">
          <text:p/>
        </draw:polygon>
        <draw:polygon draw:style-name="gr36" draw:text-style-name="P8" draw:layer="layout" svg:width="0.029cm" svg:height="0.374cm" svg:x="19.738cm" svg:y="5.236cm" svg:viewBox="0 0 30 375" draw:points="0,375 30,375 30,0 0,0">
          <text:p/>
        </draw:polygon>
        <draw:polygon draw:style-name="gr36" draw:text-style-name="P8" draw:layer="layout" svg:width="0.029cm" svg:height="0.374cm" svg:x="19.767cm" svg:y="5.236cm" svg:viewBox="0 0 30 375" draw:points="0,375 30,375 30,0 0,0">
          <text:p/>
        </draw:polygon>
        <draw:polygon draw:style-name="gr36" draw:text-style-name="P8" draw:layer="layout" svg:width="0.029cm" svg:height="0.374cm" svg:x="19.796cm" svg:y="5.236cm" svg:viewBox="0 0 30 375" draw:points="0,375 30,375 30,0 0,0">
          <text:p/>
        </draw:polygon>
        <draw:polygon draw:style-name="gr38" draw:text-style-name="P10" draw:layer="layout" svg:width="0.029cm" svg:height="0.374cm" svg:x="19.825cm" svg:y="5.236cm" svg:viewBox="0 0 30 375" draw:points="0,375 30,375 30,0 0,0">
          <text:p/>
        </draw:polygon>
        <draw:polygon draw:style-name="gr37" draw:text-style-name="P9" draw:layer="layout" svg:width="0.029cm" svg:height="0.374cm" svg:x="19.856cm" svg:y="5.236cm" svg:viewBox="0 0 30 375" draw:points="0,375 30,375 30,0 0,0">
          <text:p/>
        </draw:polygon>
        <draw:polygon draw:style-name="gr36" draw:text-style-name="P8" draw:layer="layout" svg:width="0.029cm" svg:height="0.374cm" svg:x="19.885cm" svg:y="5.236cm" svg:viewBox="0 0 30 375" draw:points="0,375 30,375 30,0 0,0">
          <text:p/>
        </draw:polygon>
        <draw:polygon draw:style-name="gr35" draw:text-style-name="P7" draw:layer="layout" svg:width="0.029cm" svg:height="0.374cm" svg:x="19.914cm" svg:y="5.236cm" svg:viewBox="0 0 30 375" draw:points="0,375 30,375 30,0 0,0">
          <text:p/>
        </draw:polygon>
        <draw:polygon draw:style-name="gr36" draw:text-style-name="P8" draw:layer="layout" svg:width="0.029cm" svg:height="0.374cm" svg:x="19.943cm" svg:y="5.236cm" svg:viewBox="0 0 30 375" draw:points="0,375 30,375 30,0 0,0">
          <text:p/>
        </draw:polygon>
        <draw:polygon draw:style-name="gr36" draw:text-style-name="P8" draw:layer="layout" svg:width="0.029cm" svg:height="0.374cm" svg:x="19.973cm" svg:y="5.236cm" svg:viewBox="0 0 30 375" draw:points="0,375 30,375 30,0 0,0">
          <text:p/>
        </draw:polygon>
        <draw:polygon draw:style-name="gr37" draw:text-style-name="P9" draw:layer="layout" svg:width="0.029cm" svg:height="0.374cm" svg:x="20.003cm" svg:y="5.236cm" svg:viewBox="0 0 30 375" draw:points="0,375 30,375 30,0 0,0">
          <text:p/>
        </draw:polygon>
        <draw:polygon draw:style-name="gr37" draw:text-style-name="P9" draw:layer="layout" svg:width="0.029cm" svg:height="0.374cm" svg:x="20.032cm" svg:y="5.236cm" svg:viewBox="0 0 30 375" draw:points="0,375 30,375 30,0 0,0">
          <text:p/>
        </draw:polygon>
        <draw:polygon draw:style-name="gr36" draw:text-style-name="P8" draw:layer="layout" svg:width="0.03cm" svg:height="0.374cm" svg:x="20.061cm" svg:y="5.236cm" svg:viewBox="0 0 31 375" draw:points="0,375 31,375 31,0 0,0">
          <text:p/>
        </draw:polygon>
        <draw:polygon draw:style-name="gr37" draw:text-style-name="P9" draw:layer="layout" svg:width="0.029cm" svg:height="0.374cm" svg:x="20.091cm" svg:y="5.236cm" svg:viewBox="0 0 30 375" draw:points="0,375 30,375 30,0 0,0">
          <text:p/>
        </draw:polygon>
        <draw:polygon draw:style-name="gr37" draw:text-style-name="P9" draw:layer="layout" svg:width="0.029cm" svg:height="0.374cm" svg:x="20.12cm" svg:y="5.236cm" svg:viewBox="0 0 30 375" draw:points="0,375 30,375 30,0 0,0">
          <text:p/>
        </draw:polygon>
        <draw:polygon draw:style-name="gr35" draw:text-style-name="P7" draw:layer="layout" svg:width="0.03cm" svg:height="0.374cm" svg:x="20.149cm" svg:y="5.236cm" svg:viewBox="0 0 31 375" draw:points="0,375 31,375 31,0 0,0">
          <text:p/>
        </draw:polygon>
        <draw:polygon draw:style-name="gr37" draw:text-style-name="P9" draw:layer="layout" svg:width="0.029cm" svg:height="0.374cm" svg:x="20.18cm" svg:y="5.236cm" svg:viewBox="0 0 30 375" draw:points="0,375 30,375 30,0 0,0">
          <text:p/>
        </draw:polygon>
        <draw:polygon draw:style-name="gr35" draw:text-style-name="P7" draw:layer="layout" svg:width="0.029cm" svg:height="0.374cm" svg:x="20.209cm" svg:y="5.236cm" svg:viewBox="0 0 30 375" draw:points="0,375 30,375 30,0 0,0">
          <text:p/>
        </draw:polygon>
        <draw:polygon draw:style-name="gr36" draw:text-style-name="P8" draw:layer="layout" svg:width="0.029cm" svg:height="0.374cm" svg:x="20.238cm" svg:y="5.236cm" svg:viewBox="0 0 30 375" draw:points="0,375 30,375 30,0 0,0">
          <text:p/>
        </draw:polygon>
        <draw:polygon draw:style-name="gr37" draw:text-style-name="P9" draw:layer="layout" svg:width="0.029cm" svg:height="0.374cm" svg:x="20.267cm" svg:y="5.236cm" svg:viewBox="0 0 30 375" draw:points="0,375 30,375 30,0 0,0">
          <text:p/>
        </draw:polygon>
        <draw:polygon draw:style-name="gr36" draw:text-style-name="P8" draw:layer="layout" svg:width="0.029cm" svg:height="0.374cm" svg:x="20.297cm" svg:y="5.236cm" svg:viewBox="0 0 30 375" draw:points="0,375 30,375 30,0 0,0">
          <text:p/>
        </draw:polygon>
        <draw:polygon draw:style-name="gr36" draw:text-style-name="P8" draw:layer="layout" svg:width="0.029cm" svg:height="0.374cm" svg:x="20.326cm" svg:y="5.236cm" svg:viewBox="0 0 30 375" draw:points="0,375 30,375 30,0 0,0">
          <text:p/>
        </draw:polygon>
        <draw:polygon draw:style-name="gr37" draw:text-style-name="P9" draw:layer="layout" svg:width="0.029cm" svg:height="0.374cm" svg:x="20.356cm" svg:y="5.236cm" svg:viewBox="0 0 30 375" draw:points="0,375 30,375 30,0 0,0">
          <text:p/>
        </draw:polygon>
        <draw:polygon draw:style-name="gr38" draw:text-style-name="P10" draw:layer="layout" svg:width="0.029cm" svg:height="0.374cm" svg:x="20.385cm" svg:y="5.236cm" svg:viewBox="0 0 30 375" draw:points="0,375 30,375 30,0 0,0">
          <text:p/>
        </draw:polygon>
        <draw:polygon draw:style-name="gr37" draw:text-style-name="P9" draw:layer="layout" svg:width="0.029cm" svg:height="0.374cm" svg:x="20.415cm" svg:y="5.236cm" svg:viewBox="0 0 30 375" draw:points="0,375 30,375 30,0 0,0">
          <text:p/>
        </draw:polygon>
        <draw:polygon draw:style-name="gr36" draw:text-style-name="P8" draw:layer="layout" svg:width="0.029cm" svg:height="0.374cm" svg:x="20.444cm" svg:y="5.236cm" svg:viewBox="0 0 30 375" draw:points="0,375 30,375 30,0 0,0">
          <text:p/>
        </draw:polygon>
        <draw:polygon draw:style-name="gr38" draw:text-style-name="P10" draw:layer="layout" svg:width="0.029cm" svg:height="0.374cm" svg:x="20.473cm" svg:y="5.236cm" svg:viewBox="0 0 30 375" draw:points="0,375 30,375 30,0 0,0">
          <text:p/>
        </draw:polygon>
        <draw:polygon draw:style-name="gr37" draw:text-style-name="P9" draw:layer="layout" svg:width="0.03cm" svg:height="0.374cm" svg:x="20.502cm" svg:y="5.236cm" svg:viewBox="0 0 31 375" draw:points="0,375 31,375 31,0 0,0">
          <text:p/>
        </draw:polygon>
        <draw:polygon draw:style-name="gr36" draw:text-style-name="P8" draw:layer="layout" svg:width="0.029cm" svg:height="0.374cm" svg:x="20.533cm" svg:y="5.236cm" svg:viewBox="0 0 30 375" draw:points="0,375 30,375 30,0 0,0">
          <text:p/>
        </draw:polygon>
        <draw:polygon draw:style-name="gr37" draw:text-style-name="P9" draw:layer="layout" svg:width="0.029cm" svg:height="0.374cm" svg:x="20.562cm" svg:y="5.236cm" svg:viewBox="0 0 30 375" draw:points="0,375 30,375 30,0 0,0">
          <text:p/>
        </draw:polygon>
        <draw:polygon draw:style-name="gr37" draw:text-style-name="P9" draw:layer="layout" svg:width="0.029cm" svg:height="0.374cm" svg:x="20.592cm" svg:y="5.236cm" svg:viewBox="0 0 30 375" draw:points="0,375 30,375 30,0 0,0">
          <text:p/>
        </draw:polygon>
        <draw:polygon draw:style-name="gr37" draw:text-style-name="P9" draw:layer="layout" svg:width="0.029cm" svg:height="0.374cm" svg:x="20.621cm" svg:y="5.236cm" svg:viewBox="0 0 30 375" draw:points="0,375 30,375 30,0 0,0">
          <text:p/>
        </draw:polygon>
        <draw:polygon draw:style-name="gr36" draw:text-style-name="P8" draw:layer="layout" svg:width="0.029cm" svg:height="0.374cm" svg:x="20.65cm" svg:y="5.236cm" svg:viewBox="0 0 30 375" draw:points="0,375 30,375 30,0 0,0">
          <text:p/>
        </draw:polygon>
        <draw:polygon draw:style-name="gr38" draw:text-style-name="P10" draw:layer="layout" svg:width="0.029cm" svg:height="0.374cm" svg:x="20.68cm" svg:y="5.236cm" svg:viewBox="0 0 30 375" draw:points="0,375 30,375 30,0 0,0">
          <text:p/>
        </draw:polygon>
        <draw:polygon draw:style-name="gr36" draw:text-style-name="P8" draw:layer="layout" svg:width="0.029cm" svg:height="0.374cm" svg:x="20.71cm" svg:y="5.236cm" svg:viewBox="0 0 30 375" draw:points="0,375 30,375 30,0 0,0">
          <text:p/>
        </draw:polygon>
        <draw:polygon draw:style-name="gr36" draw:text-style-name="P8" draw:layer="layout" svg:width="0.029cm" svg:height="0.374cm" svg:x="20.739cm" svg:y="5.236cm" svg:viewBox="0 0 30 375" draw:points="0,375 30,375 30,0 0,0">
          <text:p/>
        </draw:polygon>
        <draw:polygon draw:style-name="gr36" draw:text-style-name="P8" draw:layer="layout" svg:width="0.029cm" svg:height="0.374cm" svg:x="20.768cm" svg:y="5.236cm" svg:viewBox="0 0 30 375" draw:points="0,375 30,375 30,0 0,0">
          <text:p/>
        </draw:polygon>
        <draw:polygon draw:style-name="gr37" draw:text-style-name="P9" draw:layer="layout" svg:width="0.03cm" svg:height="0.374cm" svg:x="20.826cm" svg:y="5.236cm" svg:viewBox="0 0 31 375" draw:points="0,375 31,375 31,0 0,0">
          <text:p/>
        </draw:polygon>
        <draw:polygon draw:style-name="gr35" draw:text-style-name="P7" draw:layer="layout" svg:width="0.029cm" svg:height="0.374cm" svg:x="20.857cm" svg:y="5.236cm" svg:viewBox="0 0 30 375" draw:points="0,375 30,375 30,0 0,0">
          <text:p/>
        </draw:polygon>
        <draw:polygon draw:style-name="gr36" draw:text-style-name="P8" draw:layer="layout" svg:width="0.029cm" svg:height="0.374cm" svg:x="20.886cm" svg:y="5.236cm" svg:viewBox="0 0 30 375" draw:points="0,375 30,375 30,0 0,0">
          <text:p/>
        </draw:polygon>
        <draw:polygon draw:style-name="gr37" draw:text-style-name="P9" draw:layer="layout" svg:width="0.03cm" svg:height="0.374cm" svg:x="20.915cm" svg:y="5.236cm" svg:viewBox="0 0 31 375" draw:points="0,375 31,375 31,0 0,0">
          <text:p/>
        </draw:polygon>
        <draw:polygon draw:style-name="gr36" draw:text-style-name="P8" draw:layer="layout" svg:width="0.029cm" svg:height="0.374cm" svg:x="20.945cm" svg:y="5.236cm" svg:viewBox="0 0 30 375" draw:points="0,375 30,375 30,0 0,0">
          <text:p/>
        </draw:polygon>
        <draw:polygon draw:style-name="gr37" draw:text-style-name="P9" draw:layer="layout" svg:width="0.029cm" svg:height="0.374cm" svg:x="20.974cm" svg:y="5.236cm" svg:viewBox="0 0 30 375" draw:points="0,375 30,375 30,0 0,0">
          <text:p/>
        </draw:polygon>
        <draw:polygon draw:style-name="gr36" draw:text-style-name="P8" draw:layer="layout" svg:width="0.029cm" svg:height="0.374cm" svg:x="21.004cm" svg:y="5.236cm" svg:viewBox="0 0 30 375" draw:points="0,375 30,375 30,0 0,0">
          <text:p/>
        </draw:polygon>
        <draw:polygon draw:style-name="gr36" draw:text-style-name="P8" draw:layer="layout" svg:width="0.029cm" svg:height="0.374cm" svg:x="21.034cm" svg:y="5.236cm" svg:viewBox="0 0 30 375" draw:points="0,375 30,375 30,0 0,0">
          <text:p/>
        </draw:polygon>
        <draw:polygon draw:style-name="gr38" draw:text-style-name="P10" draw:layer="layout" svg:width="0.029cm" svg:height="0.374cm" svg:x="21.063cm" svg:y="5.236cm" svg:viewBox="0 0 30 375" draw:points="0,375 30,375 30,0 0,0">
          <text:p/>
        </draw:polygon>
        <draw:polygon draw:style-name="gr38" draw:text-style-name="P10" draw:layer="layout" svg:width="0.029cm" svg:height="0.374cm" svg:x="21.092cm" svg:y="5.236cm" svg:viewBox="0 0 30 375" draw:points="0,375 30,375 30,0 0,0">
          <text:p/>
        </draw:polygon>
        <draw:polygon draw:style-name="gr36" draw:text-style-name="P8" draw:layer="layout" svg:width="0.029cm" svg:height="0.374cm" svg:x="21.121cm" svg:y="5.236cm" svg:viewBox="0 0 30 375" draw:points="0,375 30,375 30,0 0,0">
          <text:p/>
        </draw:polygon>
        <draw:polygon draw:style-name="gr36" draw:text-style-name="P8" draw:layer="layout" svg:width="0.029cm" svg:height="0.374cm" svg:x="21.152cm" svg:y="5.236cm" svg:viewBox="0 0 30 375" draw:points="0,375 30,375 30,0 0,0">
          <text:p/>
        </draw:polygon>
        <draw:polygon draw:style-name="gr35" draw:text-style-name="P7" draw:layer="layout" svg:width="0.029cm" svg:height="0.374cm" svg:x="21.181cm" svg:y="5.236cm" svg:viewBox="0 0 30 375" draw:points="0,375 30,375 30,0 0,0">
          <text:p/>
        </draw:polygon>
        <draw:polygon draw:style-name="gr36" draw:text-style-name="P8" draw:layer="layout" svg:width="0.029cm" svg:height="0.374cm" svg:x="21.21cm" svg:y="5.236cm" svg:viewBox="0 0 30 375" draw:points="0,375 30,375 30,0 0,0">
          <text:p/>
        </draw:polygon>
        <draw:polygon draw:style-name="gr35" draw:text-style-name="P7" draw:layer="layout" svg:width="0.029cm" svg:height="0.374cm" svg:x="21.239cm" svg:y="5.236cm" svg:viewBox="0 0 30 375" draw:points="0,375 30,375 30,0 0,0">
          <text:p/>
        </draw:polygon>
        <draw:polygon draw:style-name="gr36" draw:text-style-name="P8" draw:layer="layout" svg:width="0.029cm" svg:height="0.374cm" svg:x="21.269cm" svg:y="5.236cm" svg:viewBox="0 0 30 375" draw:points="0,375 30,375 30,0 0,0">
          <text:p/>
        </draw:polygon>
        <draw:polygon draw:style-name="gr36" draw:text-style-name="P8" draw:layer="layout" svg:width="0.029cm" svg:height="0.374cm" svg:x="21.298cm" svg:y="5.236cm" svg:viewBox="0 0 30 375" draw:points="0,375 30,375 30,0 0,0">
          <text:p/>
        </draw:polygon>
        <draw:polygon draw:style-name="gr35" draw:text-style-name="P7" draw:layer="layout" svg:width="0.029cm" svg:height="0.374cm" svg:x="21.328cm" svg:y="5.236cm" svg:viewBox="0 0 30 375" draw:points="0,375 30,375 30,0 0,0">
          <text:p/>
        </draw:polygon>
        <draw:polygon draw:style-name="gr35" draw:text-style-name="P7" draw:layer="layout" svg:width="0.03cm" svg:height="0.374cm" svg:x="21.357cm" svg:y="5.236cm" svg:viewBox="0 0 31 375" draw:points="0,375 31,375 31,0 0,0">
          <text:p/>
        </draw:polygon>
        <draw:polygon draw:style-name="gr35" draw:text-style-name="P7" draw:layer="layout" svg:width="0.029cm" svg:height="0.374cm" svg:x="21.387cm" svg:y="5.236cm" svg:viewBox="0 0 30 375" draw:points="0,375 30,375 30,0 0,0">
          <text:p/>
        </draw:polygon>
        <draw:polygon draw:style-name="gr36" draw:text-style-name="P8" draw:layer="layout" svg:width="0.029cm" svg:height="0.374cm" svg:x="21.416cm" svg:y="5.236cm" svg:viewBox="0 0 30 375" draw:points="0,375 30,375 30,0 0,0">
          <text:p/>
        </draw:polygon>
        <draw:polygon draw:style-name="gr36" draw:text-style-name="P8" draw:layer="layout" svg:width="0.029cm" svg:height="0.374cm" svg:x="21.445cm" svg:y="5.236cm" svg:viewBox="0 0 30 375" draw:points="0,375 30,375 30,0 0,0">
          <text:p/>
        </draw:polygon>
        <draw:polygon draw:style-name="gr36" draw:text-style-name="P8" draw:layer="layout" svg:width="0.029cm" svg:height="0.374cm" svg:x="21.476cm" svg:y="5.236cm" svg:viewBox="0 0 30 375" draw:points="0,375 30,375 30,0 0,0">
          <text:p/>
        </draw:polygon>
        <draw:polygon draw:style-name="gr36" draw:text-style-name="P8" draw:layer="layout" svg:width="0.029cm" svg:height="0.374cm" svg:x="21.505cm" svg:y="5.236cm" svg:viewBox="0 0 30 375" draw:points="0,375 30,375 30,0 0,0">
          <text:p/>
        </draw:polygon>
        <draw:polygon draw:style-name="gr38" draw:text-style-name="P10" draw:layer="layout" svg:width="0.029cm" svg:height="0.374cm" svg:x="21.534cm" svg:y="5.236cm" svg:viewBox="0 0 30 375" draw:points="0,375 30,375 30,0 0,0">
          <text:p/>
        </draw:polygon>
        <draw:polygon draw:style-name="gr37" draw:text-style-name="P9" draw:layer="layout" svg:width="0.029cm" svg:height="0.374cm" svg:x="21.563cm" svg:y="5.236cm" svg:viewBox="0 0 30 375" draw:points="0,375 30,375 30,0 0,0">
          <text:p/>
        </draw:polygon>
        <draw:polygon draw:style-name="gr38" draw:text-style-name="P10" draw:layer="layout" svg:width="0.029cm" svg:height="0.374cm" svg:x="21.593cm" svg:y="5.236cm" svg:viewBox="0 0 30 375" draw:points="0,375 30,375 30,0 0,0">
          <text:p/>
        </draw:polygon>
        <draw:polygon draw:style-name="gr37" draw:text-style-name="P9" draw:layer="layout" svg:width="0.029cm" svg:height="0.374cm" svg:x="21.622cm" svg:y="5.236cm" svg:viewBox="0 0 30 375" draw:points="0,375 30,375 30,0 0,0">
          <text:p/>
        </draw:polygon>
        <draw:polygon draw:style-name="gr35" draw:text-style-name="P7" draw:layer="layout" svg:width="0.029cm" svg:height="0.374cm" svg:x="21.652cm" svg:y="5.236cm" svg:viewBox="0 0 30 375" draw:points="0,375 30,375 30,0 0,0">
          <text:p/>
        </draw:polygon>
        <draw:polygon draw:style-name="gr35" draw:text-style-name="P7" draw:layer="layout" svg:width="0.03cm" svg:height="0.374cm" svg:x="21.681cm" svg:y="5.236cm" svg:viewBox="0 0 31 375" draw:points="0,375 31,375 31,0 0,0">
          <text:p/>
        </draw:polygon>
        <draw:polygon draw:style-name="gr36" draw:text-style-name="P8" draw:layer="layout" svg:width="0.029cm" svg:height="0.374cm" svg:x="21.711cm" svg:y="5.236cm" svg:viewBox="0 0 30 375" draw:points="0,375 30,375 30,0 0,0">
          <text:p/>
        </draw:polygon>
        <draw:polygon draw:style-name="gr36" draw:text-style-name="P8" draw:layer="layout" svg:width="0.029cm" svg:height="0.374cm" svg:x="21.74cm" svg:y="5.236cm" svg:viewBox="0 0 30 375" draw:points="0,375 30,375 30,0 0,0">
          <text:p/>
        </draw:polygon>
        <draw:polygon draw:style-name="gr38" draw:text-style-name="P10" draw:layer="layout" svg:width="0.03cm" svg:height="0.374cm" svg:x="21.769cm" svg:y="5.236cm" svg:viewBox="0 0 31 375" draw:points="0,375 31,375 31,0 0,0">
          <text:p/>
        </draw:polygon>
        <draw:polygon draw:style-name="gr38" draw:text-style-name="P10" draw:layer="layout" svg:width="0.029cm" svg:height="0.374cm" svg:x="21.8cm" svg:y="5.236cm" svg:viewBox="0 0 30 375" draw:points="0,375 30,375 30,0 0,0">
          <text:p/>
        </draw:polygon>
        <draw:polygon draw:style-name="gr38" draw:text-style-name="P10" draw:layer="layout" svg:width="0.029cm" svg:height="0.374cm" svg:x="21.829cm" svg:y="5.236cm" svg:viewBox="0 0 30 375" draw:points="0,375 30,375 30,0 0,0">
          <text:p/>
        </draw:polygon>
        <draw:polygon draw:style-name="gr37" draw:text-style-name="P9" draw:layer="layout" svg:width="0.029cm" svg:height="0.374cm" svg:x="21.858cm" svg:y="5.236cm" svg:viewBox="0 0 30 375" draw:points="0,375 30,375 30,0 0,0">
          <text:p/>
        </draw:polygon>
        <draw:polygon draw:style-name="gr37" draw:text-style-name="P9" draw:layer="layout" svg:width="0.029cm" svg:height="0.374cm" svg:x="21.887cm" svg:y="5.236cm" svg:viewBox="0 0 30 375" draw:points="0,375 30,375 30,0 0,0">
          <text:p/>
        </draw:polygon>
        <draw:polygon draw:style-name="gr37" draw:text-style-name="P9" draw:layer="layout" svg:width="0.029cm" svg:height="0.374cm" svg:x="21.917cm" svg:y="5.236cm" svg:viewBox="0 0 30 375" draw:points="0,375 30,375 30,0 0,0">
          <text:p/>
        </draw:polygon>
        <draw:polygon draw:style-name="gr35" draw:text-style-name="P7" draw:layer="layout" svg:width="0.029cm" svg:height="0.374cm" svg:x="21.946cm" svg:y="5.236cm" svg:viewBox="0 0 30 375" draw:points="0,375 30,375 30,0 0,0">
          <text:p/>
        </draw:polygon>
        <draw:polygon draw:style-name="gr37" draw:text-style-name="P9" draw:layer="layout" svg:width="0.029cm" svg:height="0.374cm" svg:x="21.976cm" svg:y="5.236cm" svg:viewBox="0 0 30 375" draw:points="0,375 30,375 30,0 0,0">
          <text:p/>
        </draw:polygon>
        <draw:polygon draw:style-name="gr37" draw:text-style-name="P9" draw:layer="layout" svg:width="0.029cm" svg:height="0.374cm" svg:x="22.005cm" svg:y="5.236cm" svg:viewBox="0 0 30 375" draw:points="0,375 30,375 30,0 0,0">
          <text:p/>
        </draw:polygon>
        <draw:polygon draw:style-name="gr37" draw:text-style-name="P9" draw:layer="layout" svg:width="0.029cm" svg:height="0.374cm" svg:x="22.035cm" svg:y="5.236cm" svg:viewBox="0 0 30 375" draw:points="0,375 30,375 30,0 0,0">
          <text:p/>
        </draw:polygon>
        <draw:polygon draw:style-name="gr36" draw:text-style-name="P8" draw:layer="layout" svg:width="0.029cm" svg:height="0.374cm" svg:x="22.417cm" svg:y="5.236cm" svg:viewBox="0 0 30 375" draw:points="0,375 30,375 30,0 0,0">
          <text:p/>
        </draw:polygon>
        <draw:polygon draw:style-name="gr38" draw:text-style-name="P10" draw:layer="layout" svg:width="0.029cm" svg:height="0.374cm" svg:x="22.446cm" svg:y="5.236cm" svg:viewBox="0 0 30 375" draw:points="0,375 30,375 30,0 0,0">
          <text:p/>
        </draw:polygon>
        <draw:polygon draw:style-name="gr36" draw:text-style-name="P8" draw:layer="layout" svg:width="0.029cm" svg:height="0.374cm" svg:x="22.477cm" svg:y="5.236cm" svg:viewBox="0 0 30 375" draw:points="0,375 30,375 30,0 0,0">
          <text:p/>
        </draw:polygon>
        <draw:polygon draw:style-name="gr37" draw:text-style-name="P9" draw:layer="layout" svg:width="0.029cm" svg:height="0.374cm" svg:x="22.506cm" svg:y="5.236cm" svg:viewBox="0 0 30 375" draw:points="0,375 30,375 30,0 0,0">
          <text:p/>
        </draw:polygon>
        <draw:polygon draw:style-name="gr35" draw:text-style-name="P7" draw:layer="layout" svg:width="0.03cm" svg:height="0.374cm" svg:x="22.535cm" svg:y="5.236cm" svg:viewBox="0 0 31 375" draw:points="0,375 31,375 31,0 0,0">
          <text:p/>
        </draw:polygon>
        <draw:polygon draw:style-name="gr37" draw:text-style-name="P9" draw:layer="layout" svg:width="0.029cm" svg:height="0.374cm" svg:x="22.565cm" svg:y="5.236cm" svg:viewBox="0 0 30 375" draw:points="0,375 30,375 30,0 0,0">
          <text:p/>
        </draw:polygon>
        <draw:polygon draw:style-name="gr35" draw:text-style-name="P7" draw:layer="layout" svg:width="0.029cm" svg:height="0.374cm" svg:x="22.594cm" svg:y="5.236cm" svg:viewBox="0 0 30 375" draw:points="0,375 30,375 30,0 0,0">
          <text:p/>
        </draw:polygon>
        <draw:polygon draw:style-name="gr37" draw:text-style-name="P9" draw:layer="layout" svg:width="0.029cm" svg:height="0.374cm" svg:x="22.623cm" svg:y="5.236cm" svg:viewBox="0 0 30 375" draw:points="0,375 30,375 30,0 0,0">
          <text:p/>
        </draw:polygon>
        <draw:polygon draw:style-name="gr37" draw:text-style-name="P9" draw:layer="layout" svg:width="0.029cm" svg:height="0.374cm" svg:x="22.654cm" svg:y="5.236cm" svg:viewBox="0 0 30 375" draw:points="0,375 30,375 30,0 0,0">
          <text:p/>
        </draw:polygon>
        <draw:polygon draw:style-name="gr37" draw:text-style-name="P9" draw:layer="layout" svg:width="0.029cm" svg:height="0.374cm" svg:x="22.683cm" svg:y="5.236cm" svg:viewBox="0 0 30 375" draw:points="0,375 30,375 30,0 0,0">
          <text:p/>
        </draw:polygon>
        <draw:polygon draw:style-name="gr36" draw:text-style-name="P8" draw:layer="layout" svg:width="0.029cm" svg:height="0.374cm" svg:x="22.712cm" svg:y="5.236cm" svg:viewBox="0 0 30 375" draw:points="0,375 30,375 30,0 0,0">
          <text:p/>
        </draw:polygon>
        <draw:polygon draw:style-name="gr36" draw:text-style-name="P8" draw:layer="layout" svg:width="0.029cm" svg:height="0.374cm" svg:x="22.741cm" svg:y="5.236cm" svg:viewBox="0 0 30 375" draw:points="0,375 30,375 30,0 0,0">
          <text:p/>
        </draw:polygon>
        <draw:polygon draw:style-name="gr37" draw:text-style-name="P9" draw:layer="layout" svg:width="0.029cm" svg:height="0.374cm" svg:x="22.771cm" svg:y="5.236cm" svg:viewBox="0 0 30 375" draw:points="0,375 30,375 30,0 0,0">
          <text:p/>
        </draw:polygon>
        <draw:polygon draw:style-name="gr38" draw:text-style-name="P10" draw:layer="layout" svg:width="0.029cm" svg:height="0.374cm" svg:x="22.801cm" svg:y="5.236cm" svg:viewBox="0 0 30 375" draw:points="0,375 30,375 30,0 0,0">
          <text:p/>
        </draw:polygon>
        <draw:polygon draw:style-name="gr36" draw:text-style-name="P8" draw:layer="layout" svg:width="0.029cm" svg:height="0.374cm" svg:x="22.83cm" svg:y="5.236cm" svg:viewBox="0 0 30 375" draw:points="0,375 30,375 30,0 0,0">
          <text:p/>
        </draw:polygon>
        <draw:polygon draw:style-name="gr36" draw:text-style-name="P8" draw:layer="layout" svg:width="0.029cm" svg:height="0.374cm" svg:x="22.859cm" svg:y="5.236cm" svg:viewBox="0 0 30 375" draw:points="0,375 30,375 30,0 0,0">
          <text:p/>
        </draw:polygon>
        <draw:polygon draw:style-name="gr36" draw:text-style-name="P8" draw:layer="layout" svg:width="0.03cm" svg:height="0.374cm" svg:x="22.888cm" svg:y="5.236cm" svg:viewBox="0 0 31 375" draw:points="0,375 31,375 31,0 0,0">
          <text:p/>
        </draw:polygon>
        <draw:polygon draw:style-name="gr36" draw:text-style-name="P8" draw:layer="layout" svg:width="0.029cm" svg:height="0.374cm" svg:x="22.918cm" svg:y="5.236cm" svg:viewBox="0 0 30 375" draw:points="0,375 30,375 30,0 0,0">
          <text:p/>
        </draw:polygon>
        <draw:polygon draw:style-name="gr38" draw:text-style-name="P10" draw:layer="layout" svg:width="0.029cm" svg:height="0.374cm" svg:x="22.947cm" svg:y="5.236cm" svg:viewBox="0 0 30 375" draw:points="0,375 30,375 30,0 0,0">
          <text:p/>
        </draw:polygon>
        <draw:polygon draw:style-name="gr38" draw:text-style-name="P10" draw:layer="layout" svg:width="0.03cm" svg:height="0.374cm" svg:x="22.977cm" svg:y="5.236cm" svg:viewBox="0 0 31 375" draw:points="0,375 31,375 31,0 0,0">
          <text:p/>
        </draw:polygon>
        <draw:polygon draw:style-name="gr38" draw:text-style-name="P10" draw:layer="layout" svg:width="0.029cm" svg:height="0.374cm" svg:x="23.007cm" svg:y="5.236cm" svg:viewBox="0 0 30 375" draw:points="0,375 30,375 30,0 0,0">
          <text:p/>
        </draw:polygon>
        <draw:polygon draw:style-name="gr35" draw:text-style-name="P7" draw:layer="layout" svg:width="0.029cm" svg:height="0.374cm" svg:x="23.036cm" svg:y="5.236cm" svg:viewBox="0 0 30 375" draw:points="0,375 30,375 30,0 0,0">
          <text:p/>
        </draw:polygon>
        <draw:polygon draw:style-name="gr36" draw:text-style-name="P8" draw:layer="layout" svg:width="0.029cm" svg:height="0.374cm" svg:x="23.065cm" svg:y="5.236cm" svg:viewBox="0 0 30 375" draw:points="0,375 30,375 30,0 0,0">
          <text:p/>
        </draw:polygon>
        <draw:polygon draw:style-name="gr35" draw:text-style-name="P7" draw:layer="layout" svg:width="0.029cm" svg:height="0.374cm" svg:x="23.095cm" svg:y="5.236cm" svg:viewBox="0 0 30 375" draw:points="0,375 30,375 30,0 0,0">
          <text:p/>
        </draw:polygon>
        <draw:polygon draw:style-name="gr35" draw:text-style-name="P7" draw:layer="layout" svg:width="0.029cm" svg:height="0.374cm" svg:x="23.125cm" svg:y="5.236cm" svg:viewBox="0 0 30 375" draw:points="0,375 30,375 30,0 0,0">
          <text:p/>
        </draw:polygon>
        <draw:polygon draw:style-name="gr35" draw:text-style-name="P7" draw:layer="layout" svg:width="0.029cm" svg:height="0.374cm" svg:x="23.154cm" svg:y="5.236cm" svg:viewBox="0 0 30 375" draw:points="0,375 30,375 30,0 0,0">
          <text:p/>
        </draw:polygon>
        <draw:polygon draw:style-name="gr36" draw:text-style-name="P8" draw:layer="layout" svg:width="0.029cm" svg:height="0.374cm" svg:x="23.183cm" svg:y="5.236cm" svg:viewBox="0 0 30 375" draw:points="0,375 30,375 30,0 0,0">
          <text:p/>
        </draw:polygon>
        <draw:polygon draw:style-name="gr38" draw:text-style-name="P10" draw:layer="layout" svg:width="0.029cm" svg:height="0.374cm" svg:x="23.213cm" svg:y="5.236cm" svg:viewBox="0 0 30 375" draw:points="0,375 30,375 30,0 0,0">
          <text:p/>
        </draw:polygon>
        <draw:polygon draw:style-name="gr36" draw:text-style-name="P8" draw:layer="layout" svg:width="0.029cm" svg:height="0.374cm" svg:x="23.242cm" svg:y="5.236cm" svg:viewBox="0 0 30 375" draw:points="0,375 30,375 30,0 0,0">
          <text:p/>
        </draw:polygon>
        <draw:polygon draw:style-name="gr38" draw:text-style-name="P10" draw:layer="layout" svg:width="0.029cm" svg:height="0.374cm" svg:x="23.271cm" svg:y="5.236cm" svg:viewBox="0 0 30 375" draw:points="0,375 30,375 30,0 0,0">
          <text:p/>
        </draw:polygon>
        <draw:polygon draw:style-name="gr38" draw:text-style-name="P10" draw:layer="layout" svg:width="0.029cm" svg:height="0.374cm" svg:x="23.301cm" svg:y="5.236cm" svg:viewBox="0 0 30 375" draw:points="0,375 30,375 30,0 0,0">
          <text:p/>
        </draw:polygon>
        <draw:polygon draw:style-name="gr36" draw:text-style-name="P8" draw:layer="layout" svg:width="0.029cm" svg:height="0.374cm" svg:x="23.331cm" svg:y="5.236cm" svg:viewBox="0 0 30 375" draw:points="0,375 30,375 30,0 0,0">
          <text:p/>
        </draw:polygon>
        <draw:polygon draw:style-name="gr37" draw:text-style-name="P9" draw:layer="layout" svg:width="0.029cm" svg:height="0.374cm" svg:x="23.36cm" svg:y="5.236cm" svg:viewBox="0 0 30 375" draw:points="0,375 30,375 30,0 0,0">
          <text:p/>
        </draw:polygon>
        <draw:polygon draw:style-name="gr38" draw:text-style-name="P10" draw:layer="layout" svg:width="0.029cm" svg:height="0.374cm" svg:x="23.389cm" svg:y="5.236cm" svg:viewBox="0 0 30 375" draw:points="0,375 30,375 30,0 0,0">
          <text:p/>
        </draw:polygon>
        <draw:polygon draw:style-name="gr37" draw:text-style-name="P9" draw:layer="layout" svg:width="0.029cm" svg:height="0.374cm" svg:x="23.419cm" svg:y="5.236cm" svg:viewBox="0 0 30 375" draw:points="0,375 30,375 30,0 0,0">
          <text:p/>
        </draw:polygon>
        <draw:polygon draw:style-name="gr38" draw:text-style-name="P10" draw:layer="layout" svg:width="0.029cm" svg:height="0.374cm" svg:x="23.449cm" svg:y="5.236cm" svg:viewBox="0 0 30 375" draw:points="0,375 30,375 30,0 0,0">
          <text:p/>
        </draw:polygon>
        <draw:polygon draw:style-name="gr36" draw:text-style-name="P8" draw:layer="layout" svg:width="0.029cm" svg:height="0.374cm" svg:x="23.507cm" svg:y="5.236cm" svg:viewBox="0 0 30 375" draw:points="0,375 30,375 30,0 0,0">
          <text:p/>
        </draw:polygon>
        <draw:polygon draw:style-name="gr38" draw:text-style-name="P10" draw:layer="layout" svg:width="0.029cm" svg:height="0.374cm" svg:x="23.537cm" svg:y="5.236cm" svg:viewBox="0 0 30 375" draw:points="0,375 30,375 30,0 0,0">
          <text:p/>
        </draw:polygon>
        <draw:polygon draw:style-name="gr38" draw:text-style-name="P10" draw:layer="layout" svg:width="0.029cm" svg:height="0.374cm" svg:x="23.566cm" svg:y="5.236cm" svg:viewBox="0 0 30 375" draw:points="0,375 30,375 30,0 0,0">
          <text:p/>
        </draw:polygon>
        <draw:polygon draw:style-name="gr38" draw:text-style-name="P10" draw:layer="layout" svg:width="0.029cm" svg:height="0.374cm" svg:x="23.595cm" svg:y="5.236cm" svg:viewBox="0 0 30 375" draw:points="0,375 30,375 30,0 0,0">
          <text:p/>
        </draw:polygon>
        <draw:polygon draw:style-name="gr35" draw:text-style-name="P7" draw:layer="layout" svg:width="0.029cm" svg:height="0.374cm" svg:x="23.625cm" svg:y="5.236cm" svg:viewBox="0 0 30 375" draw:points="0,375 30,375 30,0 0,0">
          <text:p/>
        </draw:polygon>
        <draw:polygon draw:style-name="gr37" draw:text-style-name="P9" draw:layer="layout" svg:width="0.029cm" svg:height="0.374cm" svg:x="23.655cm" svg:y="5.236cm" svg:viewBox="0 0 30 375" draw:points="0,375 30,375 30,0 0,0">
          <text:p/>
        </draw:polygon>
        <draw:polygon draw:style-name="gr35" draw:text-style-name="P7" draw:layer="layout" svg:width="0.029cm" svg:height="0.374cm" svg:x="23.684cm" svg:y="5.236cm" svg:viewBox="0 0 30 375" draw:points="0,375 30,375 30,0 0,0">
          <text:p/>
        </draw:polygon>
        <draw:polygon draw:style-name="gr35" draw:text-style-name="P7" draw:layer="layout" svg:width="0.029cm" svg:height="0.374cm" svg:x="23.713cm" svg:y="5.236cm" svg:viewBox="0 0 30 375" draw:points="0,375 30,375 30,0 0,0">
          <text:p/>
        </draw:polygon>
        <draw:polygon draw:style-name="gr38" draw:text-style-name="P10" draw:layer="layout" svg:width="0.03cm" svg:height="0.374cm" svg:x="23.742cm" svg:y="5.236cm" svg:viewBox="0 0 31 375" draw:points="0,375 31,375 31,0 0,0">
          <text:p/>
        </draw:polygon>
        <draw:polygon draw:style-name="gr37" draw:text-style-name="P9" draw:layer="layout" svg:width="0.029cm" svg:height="0.374cm" svg:x="23.773cm" svg:y="5.236cm" svg:viewBox="0 0 30 375" draw:points="0,375 30,375 30,0 0,0">
          <text:p/>
        </draw:polygon>
        <draw:polygon draw:style-name="gr35" draw:text-style-name="P7" draw:layer="layout" svg:width="0.029cm" svg:height="0.374cm" svg:x="23.802cm" svg:y="5.236cm" svg:viewBox="0 0 30 375" draw:points="0,375 30,375 30,0 0,0">
          <text:p/>
        </draw:polygon>
        <draw:polygon draw:style-name="gr35" draw:text-style-name="P7" draw:layer="layout" svg:width="0.03cm" svg:height="0.374cm" svg:x="23.831cm" svg:y="5.236cm" svg:viewBox="0 0 31 375" draw:points="0,375 31,375 31,0 0,0">
          <text:p/>
        </draw:polygon>
        <draw:polygon draw:style-name="gr36" draw:text-style-name="P8" draw:layer="layout" svg:width="0.029cm" svg:height="0.374cm" svg:x="23.861cm" svg:y="5.236cm" svg:viewBox="0 0 30 375" draw:points="0,375 30,375 30,0 0,0">
          <text:p/>
        </draw:polygon>
        <draw:polygon draw:style-name="gr37" draw:text-style-name="P9" draw:layer="layout" svg:width="0.029cm" svg:height="0.374cm" svg:x="23.89cm" svg:y="5.236cm" svg:viewBox="0 0 30 375" draw:points="0,375 30,375 30,0 0,0">
          <text:p/>
        </draw:polygon>
        <draw:polygon draw:style-name="gr36" draw:text-style-name="P8" draw:layer="layout" svg:width="0.029cm" svg:height="0.374cm" svg:x="23.919cm" svg:y="5.236cm" svg:viewBox="0 0 30 375" draw:points="0,375 30,375 30,0 0,0">
          <text:p/>
        </draw:polygon>
        <draw:polygon draw:style-name="gr37" draw:text-style-name="P9" draw:layer="layout" svg:width="0.029cm" svg:height="0.374cm" svg:x="23.949cm" svg:y="5.236cm" svg:viewBox="0 0 30 375" draw:points="0,375 30,375 30,0 0,0">
          <text:p/>
        </draw:polygon>
        <draw:polygon draw:style-name="gr37" draw:text-style-name="P9" draw:layer="layout" svg:width="0.029cm" svg:height="0.374cm" svg:x="23.979cm" svg:y="5.236cm" svg:viewBox="0 0 30 375" draw:points="0,375 30,375 30,0 0,0">
          <text:p/>
        </draw:polygon>
        <draw:polygon draw:style-name="gr35" draw:text-style-name="P7" draw:layer="layout" svg:width="0.029cm" svg:height="0.374cm" svg:x="24.008cm" svg:y="5.236cm" svg:viewBox="0 0 30 375" draw:points="0,375 30,375 30,0 0,0">
          <text:p/>
        </draw:polygon>
        <draw:polygon draw:style-name="gr36" draw:text-style-name="P8" draw:layer="layout" svg:width="0.029cm" svg:height="0.374cm" svg:x="24.037cm" svg:y="5.236cm" svg:viewBox="0 0 30 375" draw:points="0,375 30,375 30,0 0,0">
          <text:p/>
        </draw:polygon>
        <draw:polygon draw:style-name="gr38" draw:text-style-name="P10" draw:layer="layout" svg:width="0.029cm" svg:height="0.374cm" svg:x="24.066cm" svg:y="5.236cm" svg:viewBox="0 0 30 375" draw:points="0,375 30,375 30,0 0,0">
          <text:p/>
        </draw:polygon>
        <draw:polygon draw:style-name="gr36" draw:text-style-name="P8" draw:layer="layout" svg:width="0.029cm" svg:height="0.374cm" svg:x="24.097cm" svg:y="5.236cm" svg:viewBox="0 0 30 375" draw:points="0,375 30,375 30,0 0,0">
          <text:p/>
        </draw:polygon>
        <draw:polygon draw:style-name="gr38" draw:text-style-name="P10" draw:layer="layout" svg:width="0.029cm" svg:height="0.374cm" svg:x="24.126cm" svg:y="5.236cm" svg:viewBox="0 0 30 375" draw:points="0,375 30,375 30,0 0,0">
          <text:p/>
        </draw:polygon>
        <draw:polygon draw:style-name="gr37" draw:text-style-name="P9" draw:layer="layout" svg:width="0.029cm" svg:height="0.374cm" svg:x="24.155cm" svg:y="5.236cm" svg:viewBox="0 0 30 375" draw:points="0,375 30,375 30,0 0,0">
          <text:p/>
        </draw:polygon>
        <draw:polygon draw:style-name="gr38" draw:text-style-name="P10" draw:layer="layout" svg:width="0.03cm" svg:height="0.374cm" svg:x="24.184cm" svg:y="5.236cm" svg:viewBox="0 0 31 375" draw:points="0,375 31,375 31,0 0,0">
          <text:p/>
        </draw:polygon>
        <draw:polygon draw:style-name="gr37" draw:text-style-name="P9" draw:layer="layout" svg:width="0.029cm" svg:height="0.374cm" svg:x="24.214cm" svg:y="5.236cm" svg:viewBox="0 0 30 375" draw:points="0,375 30,375 30,0 0,0">
          <text:p/>
        </draw:polygon>
        <draw:polygon draw:style-name="gr36" draw:text-style-name="P8" draw:layer="layout" svg:width="0.029cm" svg:height="0.374cm" svg:x="24.243cm" svg:y="5.236cm" svg:viewBox="0 0 30 375" draw:points="0,375 30,375 30,0 0,0">
          <text:p/>
        </draw:polygon>
        <draw:polygon draw:style-name="gr36" draw:text-style-name="P8" draw:layer="layout" svg:width="0.029cm" svg:height="0.374cm" svg:x="24.274cm" svg:y="5.236cm" svg:viewBox="0 0 30 375" draw:points="0,375 30,375 30,0 0,0">
          <text:p/>
        </draw:polygon>
        <draw:polygon draw:style-name="gr37" draw:text-style-name="P9" draw:layer="layout" svg:width="0.029cm" svg:height="0.374cm" svg:x="24.303cm" svg:y="5.236cm" svg:viewBox="0 0 30 375" draw:points="0,375 30,375 30,0 0,0">
          <text:p/>
        </draw:polygon>
        <draw:polygon draw:style-name="gr36" draw:text-style-name="P8" draw:layer="layout" svg:width="0.029cm" svg:height="0.374cm" svg:x="24.332cm" svg:y="5.236cm" svg:viewBox="0 0 30 375" draw:points="0,375 30,375 30,0 0,0">
          <text:p/>
        </draw:polygon>
        <draw:polygon draw:style-name="gr36" draw:text-style-name="P8" draw:layer="layout" svg:width="0.029cm" svg:height="0.374cm" svg:x="24.361cm" svg:y="5.236cm" svg:viewBox="0 0 30 375" draw:points="0,375 30,375 30,0 0,0">
          <text:p/>
        </draw:polygon>
        <draw:polygon draw:style-name="gr38" draw:text-style-name="P10" draw:layer="layout" svg:width="0.029cm" svg:height="0.374cm" svg:x="24.39cm" svg:y="5.236cm" svg:viewBox="0 0 30 375" draw:points="0,375 30,375 30,0 0,0">
          <text:p/>
        </draw:polygon>
        <draw:polygon draw:style-name="gr35" draw:text-style-name="P7" draw:layer="layout" svg:width="0.029cm" svg:height="0.374cm" svg:x="24.42cm" svg:y="5.236cm" svg:viewBox="0 0 30 375" draw:points="0,375 30,375 30,0 0,0">
          <text:p/>
        </draw:polygon>
        <draw:polygon draw:style-name="gr35" draw:text-style-name="P7" draw:layer="layout" svg:width="0.029cm" svg:height="0.374cm" svg:x="24.45cm" svg:y="5.236cm" svg:viewBox="0 0 30 375" draw:points="0,375 30,375 30,0 0,0">
          <text:p/>
        </draw:polygon>
        <draw:polygon draw:style-name="gr35" draw:text-style-name="P7" draw:layer="layout" svg:width="0.029cm" svg:height="0.374cm" svg:x="24.479cm" svg:y="5.236cm" svg:viewBox="0 0 30 375" draw:points="0,375 30,375 30,0 0,0">
          <text:p/>
        </draw:polygon>
        <draw:polygon draw:style-name="gr36" draw:text-style-name="P8" draw:layer="layout" svg:width="0.03cm" svg:height="0.374cm" svg:x="24.508cm" svg:y="5.236cm" svg:viewBox="0 0 31 375" draw:points="0,375 31,375 31,0 0,0">
          <text:p/>
        </draw:polygon>
        <draw:polygon draw:style-name="gr35" draw:text-style-name="P7" draw:layer="layout" svg:width="0.029cm" svg:height="0.374cm" svg:x="24.538cm" svg:y="5.236cm" svg:viewBox="0 0 30 375" draw:points="0,375 30,375 30,0 0,0">
          <text:p/>
        </draw:polygon>
        <draw:polygon draw:style-name="gr38" draw:text-style-name="P10" draw:layer="layout" svg:width="0.029cm" svg:height="0.374cm" svg:x="24.567cm" svg:y="5.236cm" svg:viewBox="0 0 30 375" draw:points="0,375 30,375 30,0 0,0">
          <text:p/>
        </draw:polygon>
        <draw:polygon draw:style-name="gr37" draw:text-style-name="P9" draw:layer="layout" svg:width="0.03cm" svg:height="0.374cm" svg:x="24.596cm" svg:y="5.236cm" svg:viewBox="0 0 31 375" draw:points="0,375 31,375 31,0 0,0">
          <text:p/>
        </draw:polygon>
        <draw:polygon draw:style-name="gr38" draw:text-style-name="P10" draw:layer="layout" svg:width="0.029cm" svg:height="0.374cm" svg:x="24.627cm" svg:y="5.236cm" svg:viewBox="0 0 30 375" draw:points="0,375 30,375 30,0 0,0">
          <text:p/>
        </draw:polygon>
        <draw:polygon draw:style-name="gr35" draw:text-style-name="P7" draw:layer="layout" svg:width="0.029cm" svg:height="0.374cm" svg:x="24.656cm" svg:y="5.236cm" svg:viewBox="0 0 30 375" draw:points="0,375 30,375 30,0 0,0">
          <text:p/>
        </draw:polygon>
        <draw:polygon draw:style-name="gr35" draw:text-style-name="P7" draw:layer="layout" svg:width="0.029cm" svg:height="0.374cm" svg:x="24.685cm" svg:y="5.236cm" svg:viewBox="0 0 30 375" draw:points="0,375 30,375 30,0 0,0">
          <text:p/>
        </draw:polygon>
        <draw:polygon draw:style-name="gr36" draw:text-style-name="P8" draw:layer="layout" svg:width="0.029cm" svg:height="0.374cm" svg:x="24.715cm" svg:y="5.236cm" svg:viewBox="0 0 30 375" draw:points="0,375 30,375 30,0 0,0">
          <text:p/>
        </draw:polygon>
        <draw:polygon draw:style-name="gr35" draw:text-style-name="P7" draw:layer="layout" svg:width="0.029cm" svg:height="0.374cm" svg:x="24.744cm" svg:y="5.236cm" svg:viewBox="0 0 30 375" draw:points="0,375 30,375 30,0 0,0">
          <text:p/>
        </draw:polygon>
        <draw:polygon draw:style-name="gr35" draw:text-style-name="P7" draw:layer="layout" svg:width="0.029cm" svg:height="0.374cm" svg:x="24.774cm" svg:y="5.236cm" svg:viewBox="0 0 30 375" draw:points="0,375 30,375 30,0 0,0">
          <text:p/>
        </draw:polygon>
        <draw:polygon draw:style-name="gr36" draw:text-style-name="P8" draw:layer="layout" svg:width="0.029cm" svg:height="0.374cm" svg:x="24.803cm" svg:y="5.236cm" svg:viewBox="0 0 30 375" draw:points="0,375 30,375 30,0 0,0">
          <text:p/>
        </draw:polygon>
        <draw:polygon draw:style-name="gr38" draw:text-style-name="P10" draw:layer="layout" svg:width="0.029cm" svg:height="0.374cm" svg:x="24.833cm" svg:y="5.236cm" svg:viewBox="0 0 30 375" draw:points="0,375 30,375 30,0 0,0">
          <text:p/>
        </draw:polygon>
        <draw:polygon draw:style-name="gr38" draw:text-style-name="P10" draw:layer="layout" svg:width="0.029cm" svg:height="0.374cm" svg:x="24.862cm" svg:y="5.236cm" svg:viewBox="0 0 30 375" draw:points="0,375 30,375 30,0 0,0">
          <text:p/>
        </draw:polygon>
        <draw:polygon draw:style-name="gr38" draw:text-style-name="P10" draw:layer="layout" svg:width="0.029cm" svg:height="0.374cm" svg:x="24.891cm" svg:y="5.236cm" svg:viewBox="0 0 30 375" draw:points="0,375 30,375 30,0 0,0">
          <text:p/>
        </draw:polygon>
        <draw:polygon draw:style-name="gr36" draw:text-style-name="P8" draw:layer="layout" svg:width="0.029cm" svg:height="0.374cm" svg:x="24.92cm" svg:y="5.236cm" svg:viewBox="0 0 30 375" draw:points="0,375 30,375 30,0 0,0">
          <text:p/>
        </draw:polygon>
        <draw:polygon draw:style-name="gr35" draw:text-style-name="P7" draw:layer="layout" svg:width="0.03cm" svg:height="0.374cm" svg:x="24.95cm" svg:y="5.236cm" svg:viewBox="0 0 31 375" draw:points="0,375 31,375 31,0 0,0">
          <text:p/>
        </draw:polygon>
        <draw:polygon draw:style-name="gr35" draw:text-style-name="P7" draw:layer="layout" svg:width="0.029cm" svg:height="0.374cm" svg:x="24.98cm" svg:y="5.236cm" svg:viewBox="0 0 30 375" draw:points="0,375 30,375 30,0 0,0">
          <text:p/>
        </draw:polygon>
        <draw:polygon draw:style-name="gr36" draw:text-style-name="P8" draw:layer="layout" svg:width="0.029cm" svg:height="0.374cm" svg:x="25.009cm" svg:y="5.236cm" svg:viewBox="0 0 30 375" draw:points="0,375 30,375 30,0 0,0">
          <text:p/>
        </draw:polygon>
        <draw:polygon draw:style-name="gr35" draw:text-style-name="P7" draw:layer="layout" svg:width="0.03cm" svg:height="0.374cm" svg:x="25.038cm" svg:y="5.236cm" svg:viewBox="0 0 31 375" draw:points="0,375 31,375 31,0 0,0">
          <text:p/>
        </draw:polygon>
        <draw:polygon draw:style-name="gr35" draw:text-style-name="P7" draw:layer="layout" svg:width="0.029cm" svg:height="0.374cm" svg:x="25.068cm" svg:y="5.236cm" svg:viewBox="0 0 30 375" draw:points="0,375 30,375 30,0 0,0">
          <text:p/>
        </draw:polygon>
        <draw:polygon draw:style-name="gr36" draw:text-style-name="P8" draw:layer="layout" svg:width="0.029cm" svg:height="0.374cm" svg:x="25.098cm" svg:y="5.236cm" svg:viewBox="0 0 30 375" draw:points="0,375 30,375 30,0 0,0">
          <text:p/>
        </draw:polygon>
        <draw:polygon draw:style-name="gr37" draw:text-style-name="P9" draw:layer="layout" svg:width="0.029cm" svg:height="0.374cm" svg:x="25.127cm" svg:y="5.236cm" svg:viewBox="0 0 30 375" draw:points="0,375 30,375 30,0 0,0">
          <text:p/>
        </draw:polygon>
        <draw:polygon draw:style-name="gr37" draw:text-style-name="P9" draw:layer="layout" svg:width="0.029cm" svg:height="0.374cm" svg:x="25.157cm" svg:y="5.236cm" svg:viewBox="0 0 30 375" draw:points="0,375 30,375 30,0 0,0">
          <text:p/>
        </draw:polygon>
        <draw:polygon draw:style-name="gr35" draw:text-style-name="P7" draw:layer="layout" svg:width="0.029cm" svg:height="0.374cm" svg:x="25.186cm" svg:y="5.236cm" svg:viewBox="0 0 30 375" draw:points="0,375 30,375 30,0 0,0">
          <text:p/>
        </draw:polygon>
        <draw:polygon draw:style-name="gr38" draw:text-style-name="P10" draw:layer="layout" svg:width="0.029cm" svg:height="0.374cm" svg:x="25.215cm" svg:y="5.236cm" svg:viewBox="0 0 30 375" draw:points="0,375 30,375 30,0 0,0">
          <text:p/>
        </draw:polygon>
        <draw:polygon draw:style-name="gr36" draw:text-style-name="P8" draw:layer="layout" svg:width="0.029cm" svg:height="0.374cm" svg:x="25.244cm" svg:y="5.236cm" svg:viewBox="0 0 30 375" draw:points="0,375 30,375 30,0 0,0">
          <text:p/>
        </draw:polygon>
        <draw:polygon draw:style-name="gr38" draw:text-style-name="P10" draw:layer="layout" svg:width="0.029cm" svg:height="0.374cm" svg:x="25.275cm" svg:y="5.236cm" svg:viewBox="0 0 30 375" draw:points="0,375 30,375 30,0 0,0">
          <text:p/>
        </draw:polygon>
        <draw:polygon draw:style-name="gr36" draw:text-style-name="P8" draw:layer="layout" svg:width="0.029cm" svg:height="0.374cm" svg:x="25.304cm" svg:y="5.236cm" svg:viewBox="0 0 30 375" draw:points="0,375 30,375 30,0 0,0">
          <text:p/>
        </draw:polygon>
        <draw:polygon draw:style-name="gr38" draw:text-style-name="P10" draw:layer="layout" svg:width="0.029cm" svg:height="0.374cm" svg:x="25.333cm" svg:y="5.236cm" svg:viewBox="0 0 30 375" draw:points="0,375 30,375 30,0 0,0">
          <text:p/>
        </draw:polygon>
        <draw:polygon draw:style-name="gr38" draw:text-style-name="P10" draw:layer="layout" svg:width="0.03cm" svg:height="0.374cm" svg:x="25.362cm" svg:y="5.236cm" svg:viewBox="0 0 31 375" draw:points="0,375 31,375 31,0 0,0">
          <text:p/>
        </draw:polygon>
        <draw:polygon draw:style-name="gr37" draw:text-style-name="P9" draw:layer="layout" svg:width="0.029cm" svg:height="0.374cm" svg:x="25.392cm" svg:y="5.236cm" svg:viewBox="0 0 30 375" draw:points="0,375 30,375 30,0 0,0">
          <text:p/>
        </draw:polygon>
        <draw:polygon draw:style-name="gr37" draw:text-style-name="P9" draw:layer="layout" svg:width="0.029cm" svg:height="0.374cm" svg:x="25.422cm" svg:y="5.236cm" svg:viewBox="0 0 30 375" draw:points="0,375 30,375 30,0 0,0">
          <text:p/>
        </draw:polygon>
        <draw:polygon draw:style-name="gr36" draw:text-style-name="P8" draw:layer="layout" svg:width="0.029cm" svg:height="0.374cm" svg:x="25.451cm" svg:y="5.236cm" svg:viewBox="0 0 30 375" draw:points="0,375 30,375 30,0 0,0">
          <text:p/>
        </draw:polygon>
        <draw:polygon draw:style-name="gr38" draw:text-style-name="P10" draw:layer="layout" svg:width="0.029cm" svg:height="0.374cm" svg:x="25.481cm" svg:y="5.236cm" svg:viewBox="0 0 30 375" draw:points="0,375 30,375 30,0 0,0">
          <text:p/>
        </draw:polygon>
        <draw:polygon draw:style-name="gr36" draw:text-style-name="P8" draw:layer="layout" svg:width="0.029cm" svg:height="0.374cm" svg:x="25.51cm" svg:y="5.236cm" svg:viewBox="0 0 30 375" draw:points="0,375 30,375 30,0 0,0">
          <text:p/>
        </draw:polygon>
        <draw:polygon draw:style-name="gr38" draw:text-style-name="P10" draw:layer="layout" svg:width="0.029cm" svg:height="0.374cm" svg:x="25.539cm" svg:y="5.236cm" svg:viewBox="0 0 30 375" draw:points="0,375 30,375 30,0 0,0">
          <text:p/>
        </draw:polygon>
        <draw:polygon draw:style-name="gr39" draw:text-style-name="P11" draw:layer="layout" svg:width="0.029cm" svg:height="0.374cm" svg:x="25.568cm" svg:y="5.236cm" svg:viewBox="0 0 30 375" draw:points="0,375 30,375 30,0 0,0">
          <text:p/>
        </draw:polygon>
        <draw:polygon draw:style-name="gr37" draw:text-style-name="P9" draw:layer="layout" svg:width="0.029cm" svg:height="0.374cm" svg:x="25.599cm" svg:y="5.236cm" svg:viewBox="0 0 30 375" draw:points="0,375 30,375 30,0 0,0">
          <text:p/>
        </draw:polygon>
        <draw:polygon draw:style-name="gr36" draw:text-style-name="P8" draw:layer="layout" svg:width="0.029cm" svg:height="0.374cm" svg:x="25.628cm" svg:y="5.236cm" svg:viewBox="0 0 30 375" draw:points="0,375 30,375 30,0 0,0">
          <text:p/>
        </draw:polygon>
        <draw:polygon draw:style-name="gr35" draw:text-style-name="P7" draw:layer="layout" svg:width="0.029cm" svg:height="0.374cm" svg:x="25.657cm" svg:y="5.236cm" svg:viewBox="0 0 30 375" draw:points="0,375 30,375 30,0 0,0">
          <text:p/>
        </draw:polygon>
        <draw:polygon draw:style-name="gr38" draw:text-style-name="P10" draw:layer="layout" svg:width="0.029cm" svg:height="0.374cm" svg:x="25.686cm" svg:y="5.236cm" svg:viewBox="0 0 30 375" draw:points="0,375 30,375 30,0 0,0">
          <text:p/>
        </draw:polygon>
        <draw:polygon draw:style-name="gr36" draw:text-style-name="P8" draw:layer="layout" svg:width="0.029cm" svg:height="0.374cm" svg:x="25.716cm" svg:y="5.236cm" svg:viewBox="0 0 30 375" draw:points="0,375 30,375 30,0 0,0">
          <text:p/>
        </draw:polygon>
        <draw:polygon draw:style-name="gr37" draw:text-style-name="P9" draw:layer="layout" svg:width="0.029cm" svg:height="0.374cm" svg:x="25.746cm" svg:y="5.236cm" svg:viewBox="0 0 30 375" draw:points="0,375 30,375 30,0 0,0">
          <text:p/>
        </draw:polygon>
        <draw:polygon draw:style-name="gr35" draw:text-style-name="P7" draw:layer="layout" svg:width="0.029cm" svg:height="0.374cm" svg:x="25.775cm" svg:y="5.236cm" svg:viewBox="0 0 30 375" draw:points="0,375 30,375 30,0 0,0">
          <text:p/>
        </draw:polygon>
        <draw:polygon draw:style-name="gr38" draw:text-style-name="P10" draw:layer="layout" svg:width="0.03cm" svg:height="0.374cm" svg:x="25.804cm" svg:y="5.236cm" svg:viewBox="0 0 31 375" draw:points="0,375 31,375 31,0 0,0">
          <text:p/>
        </draw:polygon>
        <draw:polygon draw:style-name="gr37" draw:text-style-name="P9" draw:layer="layout" svg:width="0.029cm" svg:height="0.374cm" svg:x="25.834cm" svg:y="5.236cm" svg:viewBox="0 0 30 375" draw:points="0,375 30,375 30,0 0,0">
          <text:p/>
        </draw:polygon>
        <draw:polygon draw:style-name="gr35" draw:text-style-name="P7" draw:layer="layout" svg:width="0.029cm" svg:height="0.374cm" svg:x="25.863cm" svg:y="5.236cm" svg:viewBox="0 0 30 375" draw:points="0,375 30,375 30,0 0,0">
          <text:p/>
        </draw:polygon>
        <draw:polygon draw:style-name="gr35" draw:text-style-name="P7" draw:layer="layout" svg:width="0.03cm" svg:height="0.374cm" svg:x="25.892cm" svg:y="5.236cm" svg:viewBox="0 0 31 375" draw:points="0,375 31,375 31,0 0,0">
          <text:p/>
        </draw:polygon>
        <draw:polygon draw:style-name="gr37" draw:text-style-name="P9" draw:layer="layout" svg:width="0.029cm" svg:height="0.374cm" svg:x="25.923cm" svg:y="5.236cm" svg:viewBox="0 0 30 375" draw:points="0,375 30,375 30,0 0,0">
          <text:p/>
        </draw:polygon>
        <draw:polygon draw:style-name="gr35" draw:text-style-name="P7" draw:layer="layout" svg:width="0.029cm" svg:height="0.374cm" svg:x="25.952cm" svg:y="5.236cm" svg:viewBox="0 0 30 375" draw:points="0,375 30,375 30,0 0,0">
          <text:p/>
        </draw:polygon>
        <draw:polygon draw:style-name="gr35" draw:text-style-name="P7" draw:layer="layout" svg:width="0.029cm" svg:height="0.374cm" svg:x="25.981cm" svg:y="5.236cm" svg:viewBox="0 0 30 375" draw:points="0,375 30,375 30,0 0,0">
          <text:p/>
        </draw:polygon>
        <draw:polygon draw:style-name="gr36" draw:text-style-name="P8" draw:layer="layout" svg:width="0.029cm" svg:height="0.374cm" svg:x="26.01cm" svg:y="5.236cm" svg:viewBox="0 0 30 375" draw:points="0,375 30,375 30,0 0,0">
          <text:p/>
        </draw:polygon>
        <draw:polygon draw:style-name="gr37" draw:text-style-name="P9" draw:layer="layout" svg:width="0.029cm" svg:height="0.374cm" svg:x="26.04cm" svg:y="5.236cm" svg:viewBox="0 0 30 375" draw:points="0,375 30,375 30,0 0,0">
          <text:p/>
        </draw:polygon>
        <draw:polygon draw:style-name="gr36" draw:text-style-name="P8" draw:layer="layout" svg:width="0.029cm" svg:height="0.374cm" svg:x="26.07cm" svg:y="5.236cm" svg:viewBox="0 0 30 375" draw:points="0,375 30,375 30,0 0,0">
          <text:p/>
        </draw:polygon>
        <draw:polygon draw:style-name="gr35" draw:text-style-name="P7" draw:layer="layout" svg:width="0.029cm" svg:height="0.374cm" svg:x="26.099cm" svg:y="5.236cm" svg:viewBox="0 0 30 375" draw:points="0,375 30,375 30,0 0,0">
          <text:p/>
        </draw:polygon>
        <draw:polygon draw:style-name="gr37" draw:text-style-name="P9" draw:layer="layout" svg:width="0.03cm" svg:height="0.374cm" svg:x="26.128cm" svg:y="5.236cm" svg:viewBox="0 0 31 375" draw:points="0,375 31,375 31,0 0,0">
          <text:p/>
        </draw:polygon>
        <draw:polygon draw:style-name="gr36" draw:text-style-name="P8" draw:layer="layout" svg:width="0.029cm" svg:height="0.374cm" svg:x="26.158cm" svg:y="5.236cm" svg:viewBox="0 0 30 375" draw:points="0,375 30,375 30,0 0,0">
          <text:p/>
        </draw:polygon>
        <draw:polygon draw:style-name="gr37" draw:text-style-name="P9" draw:layer="layout" svg:width="0.029cm" svg:height="0.374cm" svg:x="26.187cm" svg:y="5.236cm" svg:viewBox="0 0 30 375" draw:points="0,375 30,375 30,0 0,0">
          <text:p/>
        </draw:polygon>
        <draw:polygon draw:style-name="gr35" draw:text-style-name="P7" draw:layer="layout" svg:width="0.03cm" svg:height="0.374cm" svg:x="26.216cm" svg:y="5.236cm" svg:viewBox="0 0 31 375" draw:points="0,375 31,375 31,0 0,0">
          <text:p/>
        </draw:polygon>
        <draw:polygon draw:style-name="gr35" draw:text-style-name="P7" draw:layer="layout" svg:width="0.029cm" svg:height="0.374cm" svg:x="26.247cm" svg:y="5.236cm" svg:viewBox="0 0 30 375" draw:points="0,375 30,375 30,0 0,0">
          <text:p/>
        </draw:polygon>
        <draw:polygon draw:style-name="gr35" draw:text-style-name="P7" draw:layer="layout" svg:width="0.029cm" svg:height="0.374cm" svg:x="26.276cm" svg:y="5.236cm" svg:viewBox="0 0 30 375" draw:points="0,375 30,375 30,0 0,0">
          <text:p/>
        </draw:polygon>
        <draw:polygon draw:style-name="gr38" draw:text-style-name="P10" draw:layer="layout" svg:width="0.029cm" svg:height="0.374cm" svg:x="26.305cm" svg:y="5.236cm" svg:viewBox="0 0 30 375" draw:points="0,375 30,375 30,0 0,0">
          <text:p/>
        </draw:polygon>
        <draw:polygon draw:style-name="gr37" draw:text-style-name="P9" draw:layer="layout" svg:width="0.029cm" svg:height="0.374cm" svg:x="26.335cm" svg:y="5.236cm" svg:viewBox="0 0 30 375" draw:points="0,375 30,375 30,0 0,0">
          <text:p/>
        </draw:polygon>
        <draw:polygon draw:style-name="gr36" draw:text-style-name="P8" draw:layer="layout" svg:width="0.029cm" svg:height="0.374cm" svg:x="26.364cm" svg:y="5.236cm" svg:viewBox="0 0 30 375" draw:points="0,375 30,375 30,0 0,0">
          <text:p/>
        </draw:polygon>
        <draw:polygon draw:style-name="gr37" draw:text-style-name="P9" draw:layer="layout" svg:width="0.029cm" svg:height="0.374cm" svg:x="26.393cm" svg:y="5.236cm" svg:viewBox="0 0 30 375" draw:points="0,375 30,375 30,0 0,0">
          <text:p/>
        </draw:polygon>
        <draw:polygon draw:style-name="gr35" draw:text-style-name="P7" draw:layer="layout" svg:width="0.029cm" svg:height="0.374cm" svg:x="26.423cm" svg:y="5.236cm" svg:viewBox="0 0 30 375" draw:points="0,375 30,375 30,0 0,0">
          <text:p/>
        </draw:polygon>
        <draw:polygon draw:style-name="gr38" draw:text-style-name="P10" draw:layer="layout" svg:width="0.029cm" svg:height="0.374cm" svg:x="26.453cm" svg:y="5.236cm" svg:viewBox="0 0 30 375" draw:points="0,375 30,375 30,0 0,0">
          <text:p/>
        </draw:polygon>
        <draw:polygon draw:style-name="gr35" draw:text-style-name="P7" draw:layer="layout" svg:width="0.029cm" svg:height="0.374cm" svg:x="26.482cm" svg:y="5.236cm" svg:viewBox="0 0 30 375" draw:points="0,375 30,375 30,0 0,0">
          <text:p/>
        </draw:polygon>
        <draw:polygon draw:style-name="gr35" draw:text-style-name="P7" draw:layer="layout" svg:width="0.029cm" svg:height="0.374cm" svg:x="26.511cm" svg:y="5.236cm" svg:viewBox="0 0 30 375" draw:points="0,375 30,375 30,0 0,0">
          <text:p/>
        </draw:polygon>
        <draw:polygon draw:style-name="gr37" draw:text-style-name="P9" draw:layer="layout" svg:width="0.029cm" svg:height="0.374cm" svg:x="26.54cm" svg:y="5.236cm" svg:viewBox="0 0 30 375" draw:points="0,375 30,375 30,0 0,0">
          <text:p/>
        </draw:polygon>
        <draw:polygon draw:style-name="gr38" draw:text-style-name="P10" draw:layer="layout" svg:width="0.03cm" svg:height="0.374cm" svg:x="26.569cm" svg:y="5.236cm" svg:viewBox="0 0 31 375" draw:points="0,375 31,375 31,0 0,0">
          <text:p/>
        </draw:polygon>
        <draw:polygon draw:style-name="gr35" draw:text-style-name="P7" draw:layer="layout" svg:width="0.029cm" svg:height="0.374cm" svg:x="26.6cm" svg:y="5.236cm" svg:viewBox="0 0 30 375" draw:points="0,375 30,375 30,0 0,0">
          <text:p/>
        </draw:polygon>
        <draw:polygon draw:style-name="gr35" draw:text-style-name="P7" draw:layer="layout" svg:width="0.029cm" svg:height="0.374cm" svg:x="26.629cm" svg:y="5.236cm" svg:viewBox="0 0 30 375" draw:points="0,375 30,375 30,0 0,0">
          <text:p/>
        </draw:polygon>
        <draw:polygon draw:style-name="gr38" draw:text-style-name="P10" draw:layer="layout" svg:width="0.03cm" svg:height="0.374cm" svg:x="26.658cm" svg:y="5.236cm" svg:viewBox="0 0 31 375" draw:points="0,375 31,375 31,0 0,0">
          <text:p/>
        </draw:polygon>
        <draw:polygon draw:style-name="gr37" draw:text-style-name="P9" draw:layer="layout" svg:width="0.029cm" svg:height="0.374cm" svg:x="26.688cm" svg:y="5.236cm" svg:viewBox="0 0 30 375" draw:points="0,375 30,375 30,0 0,0">
          <text:p/>
        </draw:polygon>
        <draw:polygon draw:style-name="gr38" draw:text-style-name="P10" draw:layer="layout" svg:width="0.029cm" svg:height="0.374cm" svg:x="26.717cm" svg:y="5.236cm" svg:viewBox="0 0 30 375" draw:points="0,375 30,375 30,0 0,0">
          <text:p/>
        </draw:polygon>
        <draw:polygon draw:style-name="gr37" draw:text-style-name="P9" draw:layer="layout" svg:width="0.029cm" svg:height="0.374cm" svg:x="26.747cm" svg:y="5.236cm" svg:viewBox="0 0 30 375" draw:points="0,375 30,375 30,0 0,0">
          <text:p/>
        </draw:polygon>
        <draw:polygon draw:style-name="gr35" draw:text-style-name="P7" draw:layer="layout" svg:width="0.029cm" svg:height="0.374cm" svg:x="26.777cm" svg:y="5.236cm" svg:viewBox="0 0 30 375" draw:points="0,375 30,375 30,0 0,0">
          <text:p/>
        </draw:polygon>
        <draw:polygon draw:style-name="gr35" draw:text-style-name="P7" draw:layer="layout" svg:width="0.029cm" svg:height="0.374cm" svg:x="26.806cm" svg:y="5.236cm" svg:viewBox="0 0 30 375" draw:points="0,375 30,375 30,0 0,0">
          <text:p/>
        </draw:polygon>
        <draw:polygon draw:style-name="gr38" draw:text-style-name="P10" draw:layer="layout" svg:width="0.029cm" svg:height="0.374cm" svg:x="26.835cm" svg:y="5.236cm" svg:viewBox="0 0 30 375" draw:points="0,375 30,375 30,0 0,0">
          <text:p/>
        </draw:polygon>
        <draw:polygon draw:style-name="gr38" draw:text-style-name="P10" draw:layer="layout" svg:width="0.029cm" svg:height="0.374cm" svg:x="26.864cm" svg:y="5.236cm" svg:viewBox="0 0 30 375" draw:points="0,375 30,375 30,0 0,0">
          <text:p/>
        </draw:polygon>
        <draw:polygon draw:style-name="gr37" draw:text-style-name="P9" draw:layer="layout" svg:width="0.029cm" svg:height="0.374cm" svg:x="26.895cm" svg:y="5.236cm" svg:viewBox="0 0 30 375" draw:points="0,375 30,375 30,0 0,0">
          <text:p/>
        </draw:polygon>
        <draw:polygon draw:style-name="gr36" draw:text-style-name="P8" draw:layer="layout" svg:width="0.029cm" svg:height="0.374cm" svg:x="26.924cm" svg:y="5.236cm" svg:viewBox="0 0 30 375" draw:points="0,375 30,375 30,0 0,0">
          <text:p/>
        </draw:polygon>
        <draw:polygon draw:style-name="gr35" draw:text-style-name="P7" draw:layer="layout" svg:width="0.029cm" svg:height="0.374cm" svg:x="26.953cm" svg:y="5.236cm" svg:viewBox="0 0 30 375" draw:points="0,375 30,375 30,0 0,0">
          <text:p/>
        </draw:polygon>
        <draw:polygon draw:style-name="gr37" draw:text-style-name="P9" draw:layer="layout" svg:width="0.03cm" svg:height="0.374cm" svg:x="26.982cm" svg:y="5.236cm" svg:viewBox="0 0 31 375" draw:points="0,375 31,375 31,0 0,0">
          <text:p/>
        </draw:polygon>
        <draw:polygon draw:style-name="gr35" draw:text-style-name="P7" draw:layer="layout" svg:width="0.029cm" svg:height="0.374cm" svg:x="27.012cm" svg:y="5.236cm" svg:viewBox="0 0 30 375" draw:points="0,375 30,375 30,0 0,0">
          <text:p/>
        </draw:polygon>
        <draw:polygon draw:style-name="gr35" draw:text-style-name="P7" draw:layer="layout" svg:width="0.029cm" svg:height="0.374cm" svg:x="27.041cm" svg:y="5.236cm" svg:viewBox="0 0 30 375" draw:points="0,375 30,375 30,0 0,0">
          <text:p/>
        </draw:polygon>
        <draw:polygon draw:style-name="gr38" draw:text-style-name="P10" draw:layer="layout" svg:width="0.029cm" svg:height="0.374cm" svg:x="27.071cm" svg:y="5.236cm" svg:viewBox="0 0 30 375" draw:points="0,375 30,375 30,0 0,0">
          <text:p/>
        </draw:polygon>
        <draw:polygon draw:style-name="gr38" draw:text-style-name="P10" draw:layer="layout" svg:width="0.029cm" svg:height="0.374cm" svg:x="27.101cm" svg:y="5.236cm" svg:viewBox="0 0 30 375" draw:points="0,375 30,375 30,0 0,0">
          <text:p/>
        </draw:polygon>
        <draw:polygon draw:style-name="gr36" draw:text-style-name="P8" draw:layer="layout" svg:width="0.029cm" svg:height="0.374cm" svg:x="27.13cm" svg:y="5.236cm" svg:viewBox="0 0 30 375" draw:points="0,375 30,375 30,0 0,0">
          <text:p/>
        </draw:polygon>
        <draw:polygon draw:style-name="gr35" draw:text-style-name="P7" draw:layer="layout" svg:width="0.029cm" svg:height="0.374cm" svg:x="27.159cm" svg:y="5.236cm" svg:viewBox="0 0 30 375" draw:points="0,375 30,375 30,0 0,0">
          <text:p/>
        </draw:polygon>
        <draw:polygon draw:style-name="gr37" draw:text-style-name="P9" draw:layer="layout" svg:width="0.029cm" svg:height="0.374cm" svg:x="27.188cm" svg:y="5.236cm" svg:viewBox="0 0 30 375" draw:points="0,375 30,375 30,0 0,0">
          <text:p/>
        </draw:polygon>
        <draw:polygon draw:style-name="gr38" draw:text-style-name="P10" draw:layer="layout" svg:width="0.029cm" svg:height="0.374cm" svg:x="27.219cm" svg:y="5.236cm" svg:viewBox="0 0 30 375" draw:points="0,375 30,375 30,0 0,0">
          <text:p/>
        </draw:polygon>
        <draw:polygon draw:style-name="gr37" draw:text-style-name="P9" draw:layer="layout" svg:width="0.029cm" svg:height="0.374cm" svg:x="27.248cm" svg:y="5.236cm" svg:viewBox="0 0 30 375" draw:points="0,375 30,375 30,0 0,0">
          <text:p/>
        </draw:polygon>
        <draw:polygon draw:style-name="gr35" draw:text-style-name="P7" draw:layer="layout" svg:width="0.029cm" svg:height="0.374cm" svg:x="27.277cm" svg:y="5.236cm" svg:viewBox="0 0 30 375" draw:points="0,375 30,375 30,0 0,0">
          <text:p/>
        </draw:polygon>
        <draw:polygon draw:style-name="gr35" draw:text-style-name="P7" draw:layer="layout" svg:width="0.029cm" svg:height="0.374cm" svg:x="27.306cm" svg:y="5.236cm" svg:viewBox="0 0 30 375" draw:points="0,375 30,375 30,0 0,0">
          <text:p/>
        </draw:polygon>
        <draw:polygon draw:style-name="gr38" draw:text-style-name="P10" draw:layer="layout" svg:width="0.029cm" svg:height="0.374cm" svg:x="27.336cm" svg:y="5.236cm" svg:viewBox="0 0 30 375" draw:points="0,375 30,375 30,0 0,0">
          <text:p/>
        </draw:polygon>
        <draw:polygon draw:style-name="gr36" draw:text-style-name="P8" draw:layer="layout" svg:width="0.029cm" svg:height="0.374cm" svg:x="27.365cm" svg:y="5.236cm" svg:viewBox="0 0 30 375" draw:points="0,375 30,375 30,0 0,0">
          <text:p/>
        </draw:polygon>
        <draw:polygon draw:style-name="gr35" draw:text-style-name="P7" draw:layer="layout" svg:width="0.029cm" svg:height="0.374cm" svg:x="27.395cm" svg:y="5.236cm" svg:viewBox="0 0 30 375" draw:points="0,375 30,375 30,0 0,0">
          <text:p/>
        </draw:polygon>
        <draw:polygon draw:style-name="gr38" draw:text-style-name="P10" draw:layer="layout" svg:width="0.03cm" svg:height="0.374cm" svg:x="27.424cm" svg:y="5.236cm" svg:viewBox="0 0 31 375" draw:points="0,375 31,375 31,0 0,0">
          <text:p/>
        </draw:polygon>
        <draw:polygon draw:style-name="gr36" draw:text-style-name="P8" draw:layer="layout" svg:width="0.029cm" svg:height="0.374cm" svg:x="27.454cm" svg:y="5.236cm" svg:viewBox="0 0 30 375" draw:points="0,375 30,375 30,0 0,0">
          <text:p/>
        </draw:polygon>
        <draw:polygon draw:style-name="gr37" draw:text-style-name="P9" draw:layer="layout" svg:width="0.029cm" svg:height="0.374cm" svg:x="27.483cm" svg:y="5.236cm" svg:viewBox="0 0 30 375" draw:points="0,375 30,375 30,0 0,0">
          <text:p/>
        </draw:polygon>
        <draw:polygon draw:style-name="gr35" draw:text-style-name="P7" draw:layer="layout" svg:width="0.029cm" svg:height="0.374cm" svg:x="27.512cm" svg:y="5.236cm" svg:viewBox="0 0 30 375" draw:points="0,375 30,375 30,0 0,0">
          <text:p/>
        </draw:polygon>
        <draw:polygon draw:style-name="gr35" draw:text-style-name="P7" draw:layer="layout" svg:width="0.029cm" svg:height="0.374cm" svg:x="27.543cm" svg:y="5.236cm" svg:viewBox="0 0 30 375" draw:points="0,375 30,375 30,0 0,0">
          <text:p/>
        </draw:polygon>
        <draw:polygon draw:style-name="gr38" draw:text-style-name="P10" draw:layer="layout" svg:width="0.029cm" svg:height="0.374cm" svg:x="27.572cm" svg:y="5.236cm" svg:viewBox="0 0 30 375" draw:points="0,375 30,375 30,0 0,0">
          <text:p/>
        </draw:polygon>
        <draw:polygon draw:style-name="gr36" draw:text-style-name="P8" draw:layer="layout" svg:width="0.029cm" svg:height="0.374cm" svg:x="27.601cm" svg:y="5.236cm" svg:viewBox="0 0 30 375" draw:points="0,375 30,375 30,0 0,0">
          <text:p/>
        </draw:polygon>
        <draw:polygon draw:style-name="gr38" draw:text-style-name="P10" draw:layer="layout" svg:width="0.029cm" svg:height="0.374cm" svg:x="27.63cm" svg:y="5.236cm" svg:viewBox="0 0 30 375" draw:points="0,375 30,375 30,0 0,0">
          <text:p/>
        </draw:polygon>
        <draw:polygon draw:style-name="gr38" draw:text-style-name="P10" draw:layer="layout" svg:width="0.029cm" svg:height="0.374cm" svg:x="27.66cm" svg:y="5.236cm" svg:viewBox="0 0 30 375" draw:points="0,375 30,375 30,0 0,0">
          <text:p/>
        </draw:polygon>
        <draw:polygon draw:style-name="gr38" draw:text-style-name="P10" draw:layer="layout" svg:width="0.029cm" svg:height="0.374cm" svg:x="27.689cm" svg:y="5.236cm" svg:viewBox="0 0 30 375" draw:points="0,375 30,375 30,0 0,0">
          <text:p/>
        </draw:polygon>
        <draw:polygon draw:style-name="gr37" draw:text-style-name="P9" draw:layer="layout" svg:width="0.029cm" svg:height="0.374cm" svg:x="27.719cm" svg:y="5.236cm" svg:viewBox="0 0 30 375" draw:points="0,375 30,375 30,0 0,0">
          <text:p/>
        </draw:polygon>
        <draw:polygon draw:style-name="gr35" draw:text-style-name="P7" draw:layer="layout" svg:width="0.029cm" svg:height="0.374cm" svg:x="27.748cm" svg:y="5.236cm" svg:viewBox="0 0 30 375" draw:points="0,375 30,375 30,0 0,0">
          <text:p/>
        </draw:polygon>
        <draw:polygon draw:style-name="gr35" draw:text-style-name="P7" draw:layer="layout" svg:width="0.029cm" svg:height="0.374cm" svg:x="27.778cm" svg:y="5.236cm" svg:viewBox="0 0 30 375" draw:points="0,375 30,375 30,0 0,0">
          <text:p/>
        </draw:polygon>
        <draw:polygon draw:style-name="gr36" draw:text-style-name="P8" draw:layer="layout" svg:width="0.029cm" svg:height="0.374cm" svg:x="27.807cm" svg:y="5.236cm" svg:viewBox="0 0 30 375" draw:points="0,375 30,375 30,0 0,0">
          <text:p/>
        </draw:polygon>
        <draw:polygon draw:style-name="gr37" draw:text-style-name="P9" draw:layer="layout" svg:width="0.03cm" svg:height="0.374cm" svg:x="27.836cm" svg:y="5.236cm" svg:viewBox="0 0 31 375" draw:points="0,375 31,375 31,0 0,0">
          <text:p/>
        </draw:polygon>
        <draw:polygon draw:style-name="gr36" draw:text-style-name="P8" draw:layer="layout" svg:width="0.029cm" svg:height="0.374cm" svg:x="27.867cm" svg:y="5.236cm" svg:viewBox="0 0 30 375" draw:points="0,375 30,375 30,0 0,0">
          <text:p/>
        </draw:polygon>
        <draw:polygon draw:style-name="gr35" draw:text-style-name="P7" draw:layer="layout" svg:width="0.029cm" svg:height="0.374cm" svg:x="27.896cm" svg:y="5.236cm" svg:viewBox="0 0 30 375" draw:points="0,375 30,375 30,0 0,0">
          <text:p/>
        </draw:polygon>
        <draw:polygon draw:style-name="gr36" draw:text-style-name="P8" draw:layer="layout" svg:width="0.029cm" svg:height="0.374cm" svg:x="27.925cm" svg:y="5.236cm" svg:viewBox="0 0 30 375" draw:points="0,375 30,375 30,0 0,0">
          <text:p/>
        </draw:polygon>
        <draw:polygon draw:style-name="gr36" draw:text-style-name="P8" draw:layer="layout" svg:width="0.029cm" svg:height="0.374cm" svg:x="27.955cm" svg:y="5.236cm" svg:viewBox="0 0 30 375" draw:points="0,375 30,375 30,0 0,0">
          <text:p/>
        </draw:polygon>
        <draw:polygon draw:style-name="gr38" draw:text-style-name="P10" draw:layer="layout" svg:width="0.029cm" svg:height="0.374cm" svg:x="27.984cm" svg:y="5.236cm" svg:viewBox="0 0 30 375" draw:points="0,375 30,375 30,0 0,0">
          <text:p/>
        </draw:polygon>
        <draw:polygon draw:style-name="gr38" draw:text-style-name="P10" draw:layer="layout" svg:width="0.029cm" svg:height="0.374cm" svg:x="28.013cm" svg:y="5.236cm" svg:viewBox="0 0 30 375" draw:points="0,375 30,375 30,0 0,0">
          <text:p/>
        </draw:polygon>
        <draw:polygon draw:style-name="gr37" draw:text-style-name="P9" draw:layer="layout" svg:width="0.029cm" svg:height="0.374cm" svg:x="28.043cm" svg:y="5.236cm" svg:viewBox="0 0 30 375" draw:points="0,375 30,375 30,0 0,0">
          <text:p/>
        </draw:polygon>
        <draw:polygon draw:style-name="gr36" draw:text-style-name="P8" draw:layer="layout" svg:width="0.029cm" svg:height="0.374cm" svg:x="28.072cm" svg:y="5.236cm" svg:viewBox="0 0 30 375" draw:points="0,375 30,375 30,0 0,0">
          <text:p/>
        </draw:polygon>
        <draw:polygon draw:style-name="gr37" draw:text-style-name="P9" draw:layer="layout" svg:width="0.029cm" svg:height="0.374cm" svg:x="28.102cm" svg:y="5.236cm" svg:viewBox="0 0 30 375" draw:points="0,375 30,375 30,0 0,0">
          <text:p/>
        </draw:polygon>
        <draw:polygon draw:style-name="gr36" draw:text-style-name="P8" draw:layer="layout" svg:width="0.029cm" svg:height="0.374cm" svg:x="28.131cm" svg:y="5.236cm" svg:viewBox="0 0 30 375" draw:points="0,375 30,375 30,0 0,0">
          <text:p/>
        </draw:polygon>
        <draw:polygon draw:style-name="gr36" draw:text-style-name="P8" draw:layer="layout" svg:width="0.029cm" svg:height="0.374cm" svg:x="28.16cm" svg:y="5.236cm" svg:viewBox="0 0 30 375" draw:points="0,375 30,375 30,0 0,0">
          <text:p/>
        </draw:polygon>
        <draw:polygon draw:style-name="gr36" draw:text-style-name="P8" draw:layer="layout" svg:width="0.03cm" svg:height="0.374cm" svg:x="28.189cm" svg:y="5.236cm" svg:viewBox="0 0 31 375" draw:points="0,375 31,375 31,0 0,0">
          <text:p/>
        </draw:polygon>
        <draw:polygon draw:style-name="gr36" draw:text-style-name="P8" draw:layer="layout" svg:width="0.029cm" svg:height="0.374cm" svg:x="28.22cm" svg:y="5.236cm" svg:viewBox="0 0 30 375" draw:points="0,375 30,375 30,0 0,0">
          <text:p/>
        </draw:polygon>
        <draw:polygon draw:style-name="gr38" draw:text-style-name="P10" draw:layer="layout" svg:width="0.029cm" svg:height="0.374cm" svg:x="28.249cm" svg:y="5.236cm" svg:viewBox="0 0 30 375" draw:points="0,375 30,375 30,0 0,0">
          <text:p/>
        </draw:polygon>
        <draw:polygon draw:style-name="gr38" draw:text-style-name="P10" draw:layer="layout" svg:width="0.03cm" svg:height="0.374cm" svg:x="28.278cm" svg:y="5.236cm" svg:viewBox="0 0 31 375" draw:points="0,375 31,375 31,0 0,0">
          <text:p/>
        </draw:polygon>
        <draw:polygon draw:style-name="gr37" draw:text-style-name="P9" draw:layer="layout" svg:width="0.029cm" svg:height="0.374cm" svg:x="28.308cm" svg:y="5.236cm" svg:viewBox="0 0 30 375" draw:points="0,375 30,375 30,0 0,0">
          <text:p/>
        </draw:polygon>
        <draw:polygon draw:style-name="gr37" draw:text-style-name="P9" draw:layer="layout" svg:width="0.029cm" svg:height="0.374cm" svg:x="28.337cm" svg:y="5.236cm" svg:viewBox="0 0 30 375" draw:points="0,375 30,375 30,0 0,0">
          <text:p/>
        </draw:polygon>
        <draw:polygon draw:style-name="gr38" draw:text-style-name="P10" draw:layer="layout" svg:width="0.029cm" svg:height="0.374cm" svg:x="28.366cm" svg:y="5.236cm" svg:viewBox="0 0 30 375" draw:points="0,375 30,375 30,0 0,0">
          <text:p/>
        </draw:polygon>
        <draw:polygon draw:style-name="gr35" draw:text-style-name="P7" draw:layer="layout" svg:width="0.029cm" svg:height="0.374cm" svg:x="28.397cm" svg:y="5.236cm" svg:viewBox="0 0 30 375" draw:points="0,375 30,375 30,0 0,0">
          <text:p/>
        </draw:polygon>
        <draw:polygon draw:style-name="gr38" draw:text-style-name="P10" draw:layer="layout" svg:width="0.029cm" svg:height="0.374cm" svg:x="28.426cm" svg:y="5.236cm" svg:viewBox="0 0 30 375" draw:points="0,375 30,375 30,0 0,0">
          <text:p/>
        </draw:polygon>
        <draw:polygon draw:style-name="gr38" draw:text-style-name="P10" draw:layer="layout" svg:width="0.029cm" svg:height="0.374cm" svg:x="28.455cm" svg:y="5.236cm" svg:viewBox="0 0 30 375" draw:points="0,375 30,375 30,0 0,0">
          <text:p/>
        </draw:polygon>
        <draw:polygon draw:style-name="gr36" draw:text-style-name="P8" draw:layer="layout" svg:width="0.029cm" svg:height="0.374cm" svg:x="28.484cm" svg:y="5.236cm" svg:viewBox="0 0 30 375" draw:points="0,375 30,375 30,0 0,0">
          <text:p/>
        </draw:polygon>
        <draw:polygon draw:style-name="gr36" draw:text-style-name="P8" draw:layer="layout" svg:width="0.029cm" svg:height="0.374cm" svg:x="28.514cm" svg:y="5.236cm" svg:viewBox="0 0 30 375" draw:points="0,375 30,375 30,0 0,0">
          <text:p/>
        </draw:polygon>
        <draw:polygon draw:style-name="gr37" draw:text-style-name="P9" draw:layer="layout" svg:width="0.029cm" svg:height="0.374cm" svg:x="28.544cm" svg:y="5.236cm" svg:viewBox="0 0 30 375" draw:points="0,375 30,375 30,0 0,0">
          <text:p/>
        </draw:polygon>
        <draw:polygon draw:style-name="gr35" draw:text-style-name="P7" draw:layer="layout" svg:width="0.029cm" svg:height="0.374cm" svg:x="28.573cm" svg:y="5.236cm" svg:viewBox="0 0 30 375" draw:points="0,375 30,375 30,0 0,0">
          <text:p/>
        </draw:polygon>
        <draw:polygon draw:style-name="gr37" draw:text-style-name="P9" draw:layer="layout" svg:width="0.029cm" svg:height="0.374cm" svg:x="28.602cm" svg:y="5.236cm" svg:viewBox="0 0 30 375" draw:points="0,375 30,375 30,0 0,0">
          <text:p/>
        </draw:polygon>
        <draw:polygon draw:style-name="gr37" draw:text-style-name="P9" draw:layer="layout" svg:width="0.03cm" svg:height="0.374cm" svg:x="28.631cm" svg:y="5.236cm" svg:viewBox="0 0 31 375" draw:points="0,375 31,375 31,0 0,0">
          <text:p/>
        </draw:polygon>
        <draw:polygon draw:style-name="gr37" draw:text-style-name="P9" draw:layer="layout" svg:width="0.029cm" svg:height="0.374cm" svg:x="28.661cm" svg:y="5.236cm" svg:viewBox="0 0 30 375" draw:points="0,375 30,375 30,0 0,0">
          <text:p/>
        </draw:polygon>
        <draw:polygon draw:style-name="gr37" draw:text-style-name="P9" draw:layer="layout" svg:width="0.029cm" svg:height="0.374cm" svg:x="28.69cm" svg:y="5.236cm" svg:viewBox="0 0 30 375" draw:points="0,375 30,375 30,0 0,0">
          <text:p/>
        </draw:polygon>
        <draw:polygon draw:style-name="gr36" draw:text-style-name="P8" draw:layer="layout" svg:width="0.029cm" svg:height="0.374cm" svg:x="28.721cm" svg:y="5.236cm" svg:viewBox="0 0 30 375" draw:points="0,375 30,375 30,0 0,0">
          <text:p/>
        </draw:polygon>
        <draw:polygon draw:style-name="gr35" draw:text-style-name="P7" draw:layer="layout" svg:width="0.029cm" svg:height="0.374cm" svg:x="28.75cm" svg:y="5.236cm" svg:viewBox="0 0 30 375" draw:points="0,375 30,375 30,0 0,0">
          <text:p/>
        </draw:polygon>
        <draw:polygon draw:style-name="gr38" draw:text-style-name="P10" draw:layer="layout" svg:width="0.029cm" svg:height="0.374cm" svg:x="28.779cm" svg:y="5.236cm" svg:viewBox="0 0 30 375" draw:points="0,375 30,375 30,0 0,0">
          <text:p/>
        </draw:polygon>
        <draw:polygon draw:style-name="gr37" draw:text-style-name="P9" draw:layer="layout" svg:width="0.029cm" svg:height="0.374cm" svg:x="28.808cm" svg:y="5.236cm" svg:viewBox="0 0 30 375" draw:points="0,375 30,375 30,0 0,0">
          <text:p/>
        </draw:polygon>
        <draw:polygon draw:style-name="gr36" draw:text-style-name="P8" draw:layer="layout" svg:width="0.029cm" svg:height="0.374cm" svg:x="28.838cm" svg:y="5.236cm" svg:viewBox="0 0 30 375" draw:points="0,375 30,375 30,0 0,0">
          <text:p/>
        </draw:polygon>
        <draw:polygon draw:style-name="gr36" draw:text-style-name="P8" draw:layer="layout" svg:width="0.029cm" svg:height="0.374cm" svg:x="28.868cm" svg:y="5.236cm" svg:viewBox="0 0 30 375" draw:points="0,375 30,375 30,0 0,0">
          <text:p/>
        </draw:polygon>
        <draw:polygon draw:style-name="gr38" draw:text-style-name="P10" draw:layer="layout" svg:width="0.029cm" svg:height="0.374cm" svg:x="28.897cm" svg:y="5.236cm" svg:viewBox="0 0 30 375" draw:points="0,375 30,375 30,0 0,0">
          <text:p/>
        </draw:polygon>
        <draw:polygon draw:style-name="gr37" draw:text-style-name="P9" draw:layer="layout" svg:width="0.029cm" svg:height="0.374cm" svg:x="28.926cm" svg:y="5.236cm" svg:viewBox="0 0 30 375" draw:points="0,375 30,375 30,0 0,0">
          <text:p/>
        </draw:polygon>
        <draw:polygon draw:style-name="gr38" draw:text-style-name="P10" draw:layer="layout" svg:width="0.029cm" svg:height="0.374cm" svg:x="28.956cm" svg:y="5.236cm" svg:viewBox="0 0 30 375" draw:points="0,375 30,375 30,0 0,0">
          <text:p/>
        </draw:polygon>
        <draw:polygon draw:style-name="gr38" draw:text-style-name="P10" draw:layer="layout" svg:width="0.029cm" svg:height="0.374cm" svg:x="28.985cm" svg:y="5.236cm" svg:viewBox="0 0 30 375" draw:points="0,375 30,375 30,0 0,0">
          <text:p/>
        </draw:polygon>
        <draw:polygon draw:style-name="gr36" draw:text-style-name="P8" draw:layer="layout" svg:width="0.029cm" svg:height="0.374cm" svg:x="29.014cm" svg:y="5.236cm" svg:viewBox="0 0 30 375" draw:points="0,375 30,375 30,0 0,0">
          <text:p/>
        </draw:polygon>
        <draw:polygon draw:style-name="gr37" draw:text-style-name="P9" draw:layer="layout" svg:width="0.03cm" svg:height="0.374cm" svg:x="29.044cm" svg:y="5.236cm" svg:viewBox="0 0 31 375" draw:points="0,375 31,375 31,0 0,0">
          <text:p/>
        </draw:polygon>
        <draw:polygon draw:style-name="gr35" draw:text-style-name="P7" draw:layer="layout" svg:width="0.029cm" svg:height="0.374cm" svg:x="29.074cm" svg:y="5.236cm" svg:viewBox="0 0 30 375" draw:points="0,375 30,375 30,0 0,0">
          <text:p/>
        </draw:polygon>
        <draw:polygon draw:style-name="gr37" draw:text-style-name="P9" draw:layer="layout" svg:width="0.029cm" svg:height="0.374cm" svg:x="29.103cm" svg:y="5.236cm" svg:viewBox="0 0 30 375" draw:points="0,375 30,375 30,0 0,0">
          <text:p/>
        </draw:polygon>
        <draw:polygon draw:style-name="gr38" draw:text-style-name="P10" draw:layer="layout" svg:width="0.029cm" svg:height="0.374cm" svg:x="29.132cm" svg:y="5.236cm" svg:viewBox="0 0 30 375" draw:points="0,375 30,375 30,0 0,0">
          <text:p/>
        </draw:polygon>
        <draw:polygon draw:style-name="gr37" draw:text-style-name="P9" draw:layer="layout" svg:width="0.029cm" svg:height="0.374cm" svg:x="29.162cm" svg:y="5.236cm" svg:viewBox="0 0 30 375" draw:points="0,375 30,375 30,0 0,0">
          <text:p/>
        </draw:polygon>
        <draw:polygon draw:style-name="gr38" draw:text-style-name="P10" draw:layer="layout" svg:width="0.029cm" svg:height="0.374cm" svg:x="29.192cm" svg:y="5.236cm" svg:viewBox="0 0 30 375" draw:points="0,375 30,375 30,0 0,0">
          <text:p/>
        </draw:polygon>
        <draw:polygon draw:style-name="gr36" draw:text-style-name="P8" draw:layer="layout" svg:width="0.029cm" svg:height="0.374cm" svg:x="29.221cm" svg:y="5.236cm" svg:viewBox="0 0 30 375" draw:points="0,375 30,375 30,0 0,0">
          <text:p/>
        </draw:polygon>
        <draw:polygon draw:style-name="gr38" draw:text-style-name="P10" draw:layer="layout" svg:width="0.029cm" svg:height="0.374cm" svg:x="29.25cm" svg:y="5.236cm" svg:viewBox="0 0 30 375" draw:points="0,375 30,375 30,0 0,0">
          <text:p/>
        </draw:polygon>
        <draw:polygon draw:style-name="gr38" draw:text-style-name="P10" draw:layer="layout" svg:width="0.029cm" svg:height="0.374cm" svg:x="29.28cm" svg:y="5.236cm" svg:viewBox="0 0 30 375" draw:points="0,375 30,375 30,0 0,0">
          <text:p/>
        </draw:polygon>
        <draw:polygon draw:style-name="gr37" draw:text-style-name="P9" draw:layer="layout" svg:width="0.029cm" svg:height="0.374cm" svg:x="29.309cm" svg:y="5.236cm" svg:viewBox="0 0 30 375" draw:points="0,375 30,375 30,0 0,0">
          <text:p/>
        </draw:polygon>
        <draw:polygon draw:style-name="gr35" draw:text-style-name="P7" draw:layer="layout" svg:width="0.029cm" svg:height="0.374cm" svg:x="29.338cm" svg:y="5.236cm" svg:viewBox="0 0 30 375" draw:points="0,375 30,375 30,0 0,0">
          <text:p/>
        </draw:polygon>
        <draw:polygon draw:style-name="gr35" draw:text-style-name="P7" draw:layer="layout" svg:width="0.029cm" svg:height="0.374cm" svg:x="29.368cm" svg:y="5.236cm" svg:viewBox="0 0 30 375" draw:points="0,375 30,375 30,0 0,0">
          <text:p/>
        </draw:polygon>
        <draw:polygon draw:style-name="gr38" draw:text-style-name="P10" draw:layer="layout" svg:width="0.029cm" svg:height="0.374cm" svg:x="29.398cm" svg:y="5.236cm" svg:viewBox="0 0 30 375" draw:points="0,375 30,375 30,0 0,0">
          <text:p/>
        </draw:polygon>
        <draw:polygon draw:style-name="gr38" draw:text-style-name="P10" draw:layer="layout" svg:width="0.029cm" svg:height="0.374cm" svg:x="29.427cm" svg:y="5.236cm" svg:viewBox="0 0 30 375" draw:points="0,375 30,375 30,0 0,0">
          <text:p/>
        </draw:polygon>
        <draw:polygon draw:style-name="gr36" draw:text-style-name="P8" draw:layer="layout" svg:width="0.029cm" svg:height="0.374cm" svg:x="29.456cm" svg:y="5.236cm" svg:viewBox="0 0 30 375" draw:points="0,375 30,375 30,0 0,0">
          <text:p/>
        </draw:polygon>
        <draw:polygon draw:style-name="gr38" draw:text-style-name="P10" draw:layer="layout" svg:width="0.03cm" svg:height="0.374cm" svg:x="29.485cm" svg:y="5.236cm" svg:viewBox="0 0 31 375" draw:points="0,375 31,375 31,0 0,0">
          <text:p/>
        </draw:polygon>
        <draw:polygon draw:style-name="gr38" draw:text-style-name="P10" draw:layer="layout" svg:width="0.029cm" svg:height="0.374cm" svg:x="29.516cm" svg:y="5.236cm" svg:viewBox="0 0 30 375" draw:points="0,375 30,375 30,0 0,0">
          <text:p/>
        </draw:polygon>
        <draw:polygon draw:style-name="gr36" draw:text-style-name="P8" draw:layer="layout" svg:width="0.029cm" svg:height="0.374cm" svg:x="29.545cm" svg:y="5.236cm" svg:viewBox="0 0 30 375" draw:points="0,375 30,375 30,0 0,0">
          <text:p/>
        </draw:polygon>
        <draw:polygon draw:style-name="gr37" draw:text-style-name="P9" draw:layer="layout" svg:width="0.029cm" svg:height="0.374cm" svg:x="29.574cm" svg:y="5.236cm" svg:viewBox="0 0 30 375" draw:points="0,375 30,375 30,0 0,0">
          <text:p/>
        </draw:polygon>
        <draw:polygon draw:style-name="gr36" draw:text-style-name="P8" draw:layer="layout" svg:width="0.029cm" svg:height="0.374cm" svg:x="29.604cm" svg:y="5.236cm" svg:viewBox="0 0 30 375" draw:points="0,375 30,375 30,0 0,0">
          <text:p/>
        </draw:polygon>
        <draw:polygon draw:style-name="gr36" draw:text-style-name="P8" draw:layer="layout" svg:width="0.029cm" svg:height="0.374cm" svg:x="29.633cm" svg:y="5.236cm" svg:viewBox="0 0 30 375" draw:points="0,375 30,375 30,0 0,0">
          <text:p/>
        </draw:polygon>
        <draw:polygon draw:style-name="gr36" draw:text-style-name="P8" draw:layer="layout" svg:width="0.029cm" svg:height="0.374cm" svg:x="29.662cm" svg:y="5.236cm" svg:viewBox="0 0 30 375" draw:points="0,375 30,375 30,0 0,0">
          <text:p/>
        </draw:polygon>
        <draw:polygon draw:style-name="gr36" draw:text-style-name="P8" draw:layer="layout" svg:width="0.029cm" svg:height="0.374cm" svg:x="29.692cm" svg:y="5.236cm" svg:viewBox="0 0 30 375" draw:points="0,375 30,375 30,0 0,0">
          <text:p/>
        </draw:polygon>
        <draw:polygon draw:style-name="gr38" draw:text-style-name="P10" draw:layer="layout" svg:width="0.029cm" svg:height="0.374cm" svg:x="29.722cm" svg:y="5.236cm" svg:viewBox="0 0 30 375" draw:points="0,375 30,375 30,0 0,0">
          <text:p/>
        </draw:polygon>
        <draw:polygon draw:style-name="gr37" draw:text-style-name="P9" draw:layer="layout" svg:width="0.029cm" svg:height="0.374cm" svg:x="29.751cm" svg:y="5.236cm" svg:viewBox="0 0 30 375" draw:points="0,375 30,375 30,0 0,0">
          <text:p/>
        </draw:polygon>
        <draw:polygon draw:style-name="gr36" draw:text-style-name="P8" draw:layer="layout" svg:width="0.029cm" svg:height="0.374cm" svg:x="29.78cm" svg:y="5.236cm" svg:viewBox="0 0 30 375" draw:points="0,375 30,375 30,0 0,0">
          <text:p/>
        </draw:polygon>
        <draw:polygon draw:style-name="gr36" draw:text-style-name="P8" draw:layer="layout" svg:width="0.03cm" svg:height="0.374cm" svg:x="29.809cm" svg:y="5.236cm" svg:viewBox="0 0 31 375" draw:points="0,375 31,375 31,0 0,0">
          <text:p/>
        </draw:polygon>
        <draw:polygon draw:style-name="gr37" draw:text-style-name="P9" draw:layer="layout" svg:width="0.029cm" svg:height="0.374cm" svg:x="29.84cm" svg:y="5.236cm" svg:viewBox="0 0 30 375" draw:points="0,375 30,375 30,0 0,0">
          <text:p/>
        </draw:polygon>
        <draw:polygon draw:style-name="gr37" draw:text-style-name="P9" draw:layer="layout" svg:width="0.029cm" svg:height="0.374cm" svg:x="29.869cm" svg:y="5.236cm" svg:viewBox="0 0 30 375" draw:points="0,375 30,375 30,0 0,0">
          <text:p/>
        </draw:polygon>
        <draw:polygon draw:style-name="gr38" draw:text-style-name="P10" draw:layer="layout" svg:width="0.03cm" svg:height="0.374cm" svg:x="29.898cm" svg:y="5.236cm" svg:viewBox="0 0 31 375" draw:points="0,375 31,375 31,0 0,0">
          <text:p/>
        </draw:polygon>
        <draw:polygon draw:style-name="gr38" draw:text-style-name="P10" draw:layer="layout" svg:width="0.029cm" svg:height="0.374cm" svg:x="29.928cm" svg:y="5.236cm" svg:viewBox="0 0 30 375" draw:points="0,375 30,375 30,0 0,0">
          <text:p/>
        </draw:polygon>
        <draw:polygon draw:style-name="gr38" draw:text-style-name="P10" draw:layer="layout" svg:width="0.029cm" svg:height="0.374cm" svg:x="29.957cm" svg:y="5.236cm" svg:viewBox="0 0 30 375" draw:points="0,375 30,375 30,0 0,0">
          <text:p/>
        </draw:polygon>
        <draw:polygon draw:style-name="gr38" draw:text-style-name="P10" draw:layer="layout" svg:width="0.029cm" svg:height="0.374cm" svg:x="29.986cm" svg:y="5.236cm" svg:viewBox="0 0 30 375" draw:points="0,375 30,375 30,0 0,0">
          <text:p/>
        </draw:polygon>
        <draw:polygon draw:style-name="gr38" draw:text-style-name="P10" draw:layer="layout" svg:width="0.029cm" svg:height="0.374cm" svg:x="30.046cm" svg:y="5.236cm" svg:viewBox="0 0 30 375" draw:points="0,375 30,375 30,0 0,0">
          <text:p/>
        </draw:polygon>
        <draw:polygon draw:style-name="gr37" draw:text-style-name="P9" draw:layer="layout" svg:width="0.029cm" svg:height="0.374cm" svg:x="30.104cm" svg:y="5.236cm" svg:viewBox="0 0 30 375" draw:points="0,375 30,375 30,0 0,0">
          <text:p/>
        </draw:polygon>
        <draw:polygon draw:style-name="gr35" draw:text-style-name="P7" draw:layer="layout" svg:width="0.029cm" svg:height="0.374cm" svg:x="30.281cm" svg:y="5.236cm" svg:viewBox="0 0 30 375" draw:points="0,375 30,375 30,0 0,0">
          <text:p/>
        </draw:polygon>
        <draw:polygon draw:style-name="gr36" draw:text-style-name="P8" draw:layer="layout" svg:width="0.029cm" svg:height="0.374cm" svg:x="30.31cm" svg:y="5.236cm" svg:viewBox="0 0 30 375" draw:points="0,375 30,375 30,0 0,0">
          <text:p/>
        </draw:polygon>
        <draw:polygon draw:style-name="gr36" draw:text-style-name="P8" draw:layer="layout" svg:width="0.03cm" svg:height="0.374cm" svg:x="30.339cm" svg:y="5.236cm" svg:viewBox="0 0 31 375" draw:points="0,375 31,375 31,0 0,0">
          <text:p/>
        </draw:polygon>
        <draw:polygon draw:style-name="gr37" draw:text-style-name="P9" draw:layer="layout" svg:width="0.029cm" svg:height="0.374cm" svg:x="30.37cm" svg:y="5.236cm" svg:viewBox="0 0 30 375" draw:points="0,375 30,375 30,0 0,0">
          <text:p/>
        </draw:polygon>
        <draw:polygon draw:style-name="gr37" draw:text-style-name="P9" draw:layer="layout" svg:width="0.029cm" svg:height="0.374cm" svg:x="30.399cm" svg:y="5.236cm" svg:viewBox="0 0 30 375" draw:points="0,375 30,375 30,0 0,0">
          <text:p/>
        </draw:polygon>
        <draw:polygon draw:style-name="gr37" draw:text-style-name="P9" draw:layer="layout" svg:width="0.029cm" svg:height="0.374cm" svg:x="30.428cm" svg:y="5.236cm" svg:viewBox="0 0 30 375" draw:points="0,375 30,375 30,0 0,0">
          <text:p/>
        </draw:polygon>
        <draw:polygon draw:style-name="gr35" draw:text-style-name="P7" draw:layer="layout" svg:width="0.029cm" svg:height="0.374cm" svg:x="30.458cm" svg:y="5.236cm" svg:viewBox="0 0 30 375" draw:points="0,375 30,375 30,0 0,0">
          <text:p/>
        </draw:polygon>
        <draw:polygon draw:style-name="gr37" draw:text-style-name="P9" draw:layer="layout" svg:width="0.029cm" svg:height="0.374cm" svg:x="30.487cm" svg:y="5.236cm" svg:viewBox="0 0 30 375" draw:points="0,375 30,375 30,0 0,0">
          <text:p/>
        </draw:polygon>
        <draw:polygon draw:style-name="gr37" draw:text-style-name="P9" draw:layer="layout" svg:width="0.029cm" svg:height="0.374cm" svg:x="30.517cm" svg:y="5.236cm" svg:viewBox="0 0 30 375" draw:points="0,375 30,375 30,0 0,0">
          <text:p/>
        </draw:polygon>
        <draw:polygon draw:style-name="gr35" draw:text-style-name="P7" draw:layer="layout" svg:width="0.029cm" svg:height="0.374cm" svg:x="30.546cm" svg:y="5.236cm" svg:viewBox="0 0 30 375" draw:points="0,375 30,375 30,0 0,0">
          <text:p/>
        </draw:polygon>
        <draw:polygon draw:style-name="gr35" draw:text-style-name="P7" draw:layer="layout" svg:width="0.029cm" svg:height="0.374cm" svg:x="30.576cm" svg:y="5.236cm" svg:viewBox="0 0 30 375" draw:points="0,375 30,375 30,0 0,0">
          <text:p/>
        </draw:polygon>
        <draw:polygon draw:style-name="gr37" draw:text-style-name="P9" draw:layer="layout" svg:width="0.029cm" svg:height="0.374cm" svg:x="30.605cm" svg:y="5.236cm" svg:viewBox="0 0 30 375" draw:points="0,375 30,375 30,0 0,0">
          <text:p/>
        </draw:polygon>
        <draw:polygon draw:style-name="gr37" draw:text-style-name="P9" draw:layer="layout" svg:width="0.029cm" svg:height="0.374cm" svg:x="30.634cm" svg:y="5.236cm" svg:viewBox="0 0 30 375" draw:points="0,375 30,375 30,0 0,0">
          <text:p/>
        </draw:polygon>
        <draw:polygon draw:style-name="gr36" draw:text-style-name="P8" draw:layer="layout" svg:width="0.03cm" svg:height="0.374cm" svg:x="30.663cm" svg:y="5.236cm" svg:viewBox="0 0 31 375" draw:points="0,375 31,375 31,0 0,0">
          <text:p/>
        </draw:polygon>
        <draw:polygon draw:style-name="gr37" draw:text-style-name="P9" draw:layer="layout" svg:width="0.029cm" svg:height="0.374cm" svg:x="30.694cm" svg:y="5.236cm" svg:viewBox="0 0 30 375" draw:points="0,375 30,375 30,0 0,0">
          <text:p/>
        </draw:polygon>
        <draw:polygon draw:style-name="gr37" draw:text-style-name="P9" draw:layer="layout" svg:width="0.029cm" svg:height="0.374cm" svg:x="30.723cm" svg:y="5.236cm" svg:viewBox="0 0 30 375" draw:points="0,375 30,375 30,0 0,0">
          <text:p/>
        </draw:polygon>
        <draw:polygon draw:style-name="gr35" draw:text-style-name="P7" draw:layer="layout" svg:width="0.029cm" svg:height="0.374cm" svg:x="30.752cm" svg:y="5.236cm" svg:viewBox="0 0 30 375" draw:points="0,375 30,375 30,0 0,0">
          <text:p/>
        </draw:polygon>
        <draw:polygon draw:style-name="gr36" draw:text-style-name="P8" draw:layer="layout" svg:width="0.029cm" svg:height="0.374cm" svg:x="30.782cm" svg:y="5.236cm" svg:viewBox="0 0 30 375" draw:points="0,375 30,375 30,0 0,0">
          <text:p/>
        </draw:polygon>
        <draw:polygon draw:style-name="gr37" draw:text-style-name="P9" draw:layer="layout" svg:width="0.029cm" svg:height="0.374cm" svg:x="30.811cm" svg:y="5.236cm" svg:viewBox="0 0 30 375" draw:points="0,375 30,375 30,0 0,0">
          <text:p/>
        </draw:polygon>
        <draw:polygon draw:style-name="gr38" draw:text-style-name="P10" draw:layer="layout" svg:width="0.029cm" svg:height="0.374cm" svg:x="30.841cm" svg:y="5.236cm" svg:viewBox="0 0 30 375" draw:points="0,375 30,375 30,0 0,0">
          <text:p/>
        </draw:polygon>
        <draw:polygon draw:style-name="gr37" draw:text-style-name="P9" draw:layer="layout" svg:width="0.029cm" svg:height="0.374cm" svg:x="30.87cm" svg:y="5.236cm" svg:viewBox="0 0 30 375" draw:points="0,375 30,375 30,0 0,0">
          <text:p/>
        </draw:polygon>
        <draw:polygon draw:style-name="gr37" draw:text-style-name="P9" draw:layer="layout" svg:width="0.029cm" svg:height="0.374cm" svg:x="30.9cm" svg:y="5.236cm" svg:viewBox="0 0 30 375" draw:points="0,375 30,375 30,0 0,0">
          <text:p/>
        </draw:polygon>
        <draw:polygon draw:style-name="gr37" draw:text-style-name="P9" draw:layer="layout" svg:width="0.029cm" svg:height="0.374cm" svg:x="30.929cm" svg:y="5.236cm" svg:viewBox="0 0 30 375" draw:points="0,375 30,375 30,0 0,0">
          <text:p/>
        </draw:polygon>
        <draw:polygon draw:style-name="gr37" draw:text-style-name="P9" draw:layer="layout" svg:width="0.029cm" svg:height="0.374cm" svg:x="30.958cm" svg:y="5.236cm" svg:viewBox="0 0 30 375" draw:points="0,375 30,375 30,0 0,0">
          <text:p/>
        </draw:polygon>
        <draw:polygon draw:style-name="gr37" draw:text-style-name="P9" draw:layer="layout" svg:width="0.029cm" svg:height="0.374cm" svg:x="30.987cm" svg:y="5.236cm" svg:viewBox="0 0 30 375" draw:points="0,375 30,375 30,0 0,0">
          <text:p/>
        </draw:polygon>
        <draw:polygon draw:style-name="gr36" draw:text-style-name="P8" draw:layer="layout" svg:width="0.029cm" svg:height="0.374cm" svg:x="31.018cm" svg:y="5.236cm" svg:viewBox="0 0 30 375" draw:points="0,375 30,375 30,0 0,0">
          <text:p/>
        </draw:polygon>
        <draw:polygon draw:style-name="gr36" draw:text-style-name="P8" draw:layer="layout" svg:width="0.029cm" svg:height="0.374cm" svg:x="31.047cm" svg:y="5.236cm" svg:viewBox="0 0 30 375" draw:points="0,375 30,375 30,0 0,0">
          <text:p/>
        </draw:polygon>
        <draw:polygon draw:style-name="gr38" draw:text-style-name="P10" draw:layer="layout" svg:width="0.029cm" svg:height="0.374cm" svg:x="31.076cm" svg:y="5.236cm" svg:viewBox="0 0 30 375" draw:points="0,375 30,375 30,0 0,0">
          <text:p/>
        </draw:polygon>
        <draw:polygon draw:style-name="gr37" draw:text-style-name="P9" draw:layer="layout" svg:width="0.03cm" svg:height="0.374cm" svg:x="31.105cm" svg:y="5.236cm" svg:viewBox="0 0 31 375" draw:points="0,375 31,375 31,0 0,0">
          <text:p/>
        </draw:polygon>
        <draw:polygon draw:style-name="gr36" draw:text-style-name="P8" draw:layer="layout" svg:width="0.029cm" svg:height="0.374cm" svg:x="31.135cm" svg:y="5.236cm" svg:viewBox="0 0 30 375" draw:points="0,375 30,375 30,0 0,0">
          <text:p/>
        </draw:polygon>
        <draw:polygon draw:style-name="gr36" draw:text-style-name="P8" draw:layer="layout" svg:width="0.029cm" svg:height="0.374cm" svg:x="31.165cm" svg:y="5.236cm" svg:viewBox="0 0 30 375" draw:points="0,375 30,375 30,0 0,0">
          <text:p/>
        </draw:polygon>
        <draw:polygon draw:style-name="gr37" draw:text-style-name="P9" draw:layer="layout" svg:width="0.029cm" svg:height="0.374cm" svg:x="31.194cm" svg:y="5.236cm" svg:viewBox="0 0 30 375" draw:points="0,375 30,375 30,0 0,0">
          <text:p/>
        </draw:polygon>
        <draw:polygon draw:style-name="gr36" draw:text-style-name="P8" draw:layer="layout" svg:width="0.029cm" svg:height="0.374cm" svg:x="31.224cm" svg:y="5.236cm" svg:viewBox="0 0 30 375" draw:points="0,375 30,375 30,0 0,0">
          <text:p/>
        </draw:polygon>
        <draw:polygon draw:style-name="gr37" draw:text-style-name="P9" draw:layer="layout" svg:width="0.029cm" svg:height="0.374cm" svg:x="31.253cm" svg:y="5.236cm" svg:viewBox="0 0 30 375" draw:points="0,375 30,375 30,0 0,0">
          <text:p/>
        </draw:polygon>
        <draw:polygon draw:style-name="gr37" draw:text-style-name="P9" draw:layer="layout" svg:width="0.029cm" svg:height="0.374cm" svg:x="31.282cm" svg:y="5.236cm" svg:viewBox="0 0 30 375" draw:points="0,375 30,375 30,0 0,0">
          <text:p/>
        </draw:polygon>
        <draw:polygon draw:style-name="gr35" draw:text-style-name="P7" draw:layer="layout" svg:width="0.029cm" svg:height="0.374cm" svg:x="31.311cm" svg:y="5.236cm" svg:viewBox="0 0 30 375" draw:points="0,375 30,375 30,0 0,0">
          <text:p/>
        </draw:polygon>
        <draw:polygon draw:style-name="gr35" draw:text-style-name="P7" draw:layer="layout" svg:width="0.029cm" svg:height="0.374cm" svg:x="31.342cm" svg:y="5.236cm" svg:viewBox="0 0 30 375" draw:points="0,375 30,375 30,0 0,0">
          <text:p/>
        </draw:polygon>
        <draw:polygon draw:style-name="gr35" draw:text-style-name="P7" draw:layer="layout" svg:width="0.029cm" svg:height="0.374cm" svg:x="31.371cm" svg:y="5.236cm" svg:viewBox="0 0 30 375" draw:points="0,375 30,375 30,0 0,0">
          <text:p/>
        </draw:polygon>
        <draw:polygon draw:style-name="gr36" draw:text-style-name="P8" draw:layer="layout" svg:width="0.029cm" svg:height="0.374cm" svg:x="31.4cm" svg:y="5.236cm" svg:viewBox="0 0 30 375" draw:points="0,375 30,375 30,0 0,0">
          <text:p/>
        </draw:polygon>
        <draw:polygon draw:style-name="gr37" draw:text-style-name="P9" draw:layer="layout" svg:width="0.029cm" svg:height="0.374cm" svg:x="31.429cm" svg:y="5.236cm" svg:viewBox="0 0 30 375" draw:points="0,375 30,375 30,0 0,0">
          <text:p/>
        </draw:polygon>
        <draw:polygon draw:style-name="gr36" draw:text-style-name="P8" draw:layer="layout" svg:width="0.029cm" svg:height="0.374cm" svg:x="31.459cm" svg:y="5.236cm" svg:viewBox="0 0 30 375" draw:points="0,375 30,375 30,0 0,0">
          <text:p/>
        </draw:polygon>
        <draw:polygon draw:style-name="gr37" draw:text-style-name="P9" draw:layer="layout" svg:width="0.029cm" svg:height="0.374cm" svg:x="31.489cm" svg:y="5.236cm" svg:viewBox="0 0 30 375" draw:points="0,375 30,375 30,0 0,0">
          <text:p/>
        </draw:polygon>
        <draw:polygon draw:style-name="gr37" draw:text-style-name="P9" draw:layer="layout" svg:width="0.03cm" svg:height="0.374cm" svg:x="31.518cm" svg:y="5.236cm" svg:viewBox="0 0 31 375" draw:points="0,375 31,375 31,0 0,0">
          <text:p/>
        </draw:polygon>
        <draw:polygon draw:style-name="gr36" draw:text-style-name="P8" draw:layer="layout" svg:width="0.029cm" svg:height="0.374cm" svg:x="31.548cm" svg:y="5.236cm" svg:viewBox="0 0 30 375" draw:points="0,375 30,375 30,0 0,0">
          <text:p/>
        </draw:polygon>
        <draw:polygon draw:style-name="gr38" draw:text-style-name="P10" draw:layer="layout" svg:width="0.029cm" svg:height="0.374cm" svg:x="31.577cm" svg:y="5.236cm" svg:viewBox="0 0 30 375" draw:points="0,375 30,375 30,0 0,0">
          <text:p/>
        </draw:polygon>
        <draw:polygon draw:style-name="gr36" draw:text-style-name="P8" draw:layer="layout" svg:width="0.029cm" svg:height="0.374cm" svg:x="31.606cm" svg:y="5.236cm" svg:viewBox="0 0 30 375" draw:points="0,375 30,375 30,0 0,0">
          <text:p/>
        </draw:polygon>
        <draw:polygon draw:style-name="gr36" draw:text-style-name="P8" draw:layer="layout" svg:width="0.029cm" svg:height="0.374cm" svg:x="31.635cm" svg:y="5.236cm" svg:viewBox="0 0 30 375" draw:points="0,375 30,375 30,0 0,0">
          <text:p/>
        </draw:polygon>
        <draw:polygon draw:style-name="gr36" draw:text-style-name="P8" draw:layer="layout" svg:width="0.029cm" svg:height="0.374cm" svg:x="31.666cm" svg:y="5.236cm" svg:viewBox="0 0 30 375" draw:points="0,375 30,375 30,0 0,0">
          <text:p/>
        </draw:polygon>
        <draw:polygon draw:style-name="gr36" draw:text-style-name="P8" draw:layer="layout" svg:width="0.029cm" svg:height="0.374cm" svg:x="31.695cm" svg:y="5.236cm" svg:viewBox="0 0 30 375" draw:points="0,375 30,375 30,0 0,0">
          <text:p/>
        </draw:polygon>
        <draw:polygon draw:style-name="gr38" draw:text-style-name="P10" draw:layer="layout" svg:width="0.029cm" svg:height="0.374cm" svg:x="31.724cm" svg:y="5.236cm" svg:viewBox="0 0 30 375" draw:points="0,375 30,375 30,0 0,0">
          <text:p/>
        </draw:polygon>
        <draw:polygon draw:style-name="gr36" draw:text-style-name="P8" draw:layer="layout" svg:width="0.029cm" svg:height="0.374cm" svg:x="31.753cm" svg:y="5.236cm" svg:viewBox="0 0 30 375" draw:points="0,375 30,375 30,0 0,0">
          <text:p/>
        </draw:polygon>
        <draw:polygon draw:style-name="gr35" draw:text-style-name="P7" draw:layer="layout" svg:width="0.029cm" svg:height="0.374cm" svg:x="31.783cm" svg:y="5.236cm" svg:viewBox="0 0 30 375" draw:points="0,375 30,375 30,0 0,0">
          <text:p/>
        </draw:polygon>
        <draw:polygon draw:style-name="gr35" draw:text-style-name="P7" draw:layer="layout" svg:width="0.029cm" svg:height="0.374cm" svg:x="31.813cm" svg:y="5.236cm" svg:viewBox="0 0 30 375" draw:points="0,375 30,375 30,0 0,0">
          <text:p/>
        </draw:polygon>
        <draw:polygon draw:style-name="gr35" draw:text-style-name="P7" draw:layer="layout" svg:width="0.029cm" svg:height="0.374cm" svg:x="31.842cm" svg:y="5.236cm" svg:viewBox="0 0 30 375" draw:points="0,375 30,375 30,0 0,0">
          <text:p/>
        </draw:polygon>
        <draw:polygon draw:style-name="gr38" draw:text-style-name="P10" draw:layer="layout" svg:width="0.03cm" svg:height="0.374cm" svg:x="31.871cm" svg:y="5.236cm" svg:viewBox="0 0 31 375" draw:points="0,375 31,375 31,0 0,0">
          <text:p/>
        </draw:polygon>
        <draw:polygon draw:style-name="gr37" draw:text-style-name="P9" draw:layer="layout" svg:width="0.029cm" svg:height="0.374cm" svg:x="31.901cm" svg:y="5.236cm" svg:viewBox="0 0 30 375" draw:points="0,375 30,375 30,0 0,0">
          <text:p/>
        </draw:polygon>
        <draw:polygon draw:style-name="gr36" draw:text-style-name="P8" draw:layer="layout" svg:width="0.029cm" svg:height="0.374cm" svg:x="31.93cm" svg:y="5.236cm" svg:viewBox="0 0 30 375" draw:points="0,375 30,375 30,0 0,0">
          <text:p/>
        </draw:polygon>
        <draw:polygon draw:style-name="gr35" draw:text-style-name="P7" draw:layer="layout" svg:width="0.03cm" svg:height="0.374cm" svg:x="31.959cm" svg:y="5.236cm" svg:viewBox="0 0 31 375" draw:points="0,375 31,375 31,0 0,0">
          <text:p/>
        </draw:polygon>
        <draw:polygon draw:style-name="gr38" draw:text-style-name="P10" draw:layer="layout" svg:width="0.029cm" svg:height="0.374cm" svg:x="31.99cm" svg:y="5.236cm" svg:viewBox="0 0 30 375" draw:points="0,375 30,375 30,0 0,0">
          <text:p/>
        </draw:polygon>
        <draw:polygon draw:style-name="gr36" draw:text-style-name="P8" draw:layer="layout" svg:width="0.029cm" svg:height="0.374cm" svg:x="32.019cm" svg:y="5.236cm" svg:viewBox="0 0 30 375" draw:points="0,375 30,375 30,0 0,0">
          <text:p/>
        </draw:polygon>
        <draw:polygon draw:style-name="gr37" draw:text-style-name="P9" draw:layer="layout" svg:width="0.029cm" svg:height="0.374cm" svg:x="32.048cm" svg:y="5.236cm" svg:viewBox="0 0 30 375" draw:points="0,375 30,375 30,0 0,0">
          <text:p/>
        </draw:polygon>
        <draw:polygon draw:style-name="gr37" draw:text-style-name="P9" draw:layer="layout" svg:width="0.029cm" svg:height="0.374cm" svg:x="32.078cm" svg:y="5.236cm" svg:viewBox="0 0 30 375" draw:points="0,375 30,375 30,0 0,0">
          <text:p/>
        </draw:polygon>
        <draw:polygon draw:style-name="gr38" draw:text-style-name="P10" draw:layer="layout" svg:width="0.029cm" svg:height="0.374cm" svg:x="32.107cm" svg:y="5.236cm" svg:viewBox="0 0 30 375" draw:points="0,375 30,375 30,0 0,0">
          <text:p/>
        </draw:polygon>
        <draw:polygon draw:style-name="gr37" draw:text-style-name="P9" draw:layer="layout" svg:width="0.029cm" svg:height="0.374cm" svg:x="32.137cm" svg:y="5.236cm" svg:viewBox="0 0 30 375" draw:points="0,375 30,375 30,0 0,0">
          <text:p/>
        </draw:polygon>
        <draw:polygon draw:style-name="gr37" draw:text-style-name="P9" draw:layer="layout" svg:width="0.029cm" svg:height="0.374cm" svg:x="32.166cm" svg:y="5.236cm" svg:viewBox="0 0 30 375" draw:points="0,375 30,375 30,0 0,0">
          <text:p/>
        </draw:polygon>
        <draw:polygon draw:style-name="gr37" draw:text-style-name="P9" draw:layer="layout" svg:width="0.029cm" svg:height="0.374cm" svg:x="32.195cm" svg:y="5.236cm" svg:viewBox="0 0 30 375" draw:points="0,375 30,375 30,0 0,0">
          <text:p/>
        </draw:polygon>
        <draw:polygon draw:style-name="gr37" draw:text-style-name="P9" draw:layer="layout" svg:width="0.029cm" svg:height="0.374cm" svg:x="32.225cm" svg:y="5.236cm" svg:viewBox="0 0 30 375" draw:points="0,375 30,375 30,0 0,0">
          <text:p/>
        </draw:polygon>
        <draw:polygon draw:style-name="gr36" draw:text-style-name="P8" draw:layer="layout" svg:width="0.029cm" svg:height="0.374cm" svg:x="32.254cm" svg:y="5.236cm" svg:viewBox="0 0 30 375" draw:points="0,375 30,375 30,0 0,0">
          <text:p/>
        </draw:polygon>
        <draw:polygon draw:style-name="gr38" draw:text-style-name="P10" draw:layer="layout" svg:width="0.029cm" svg:height="0.374cm" svg:x="32.283cm" svg:y="5.236cm" svg:viewBox="0 0 30 375" draw:points="0,375 30,375 30,0 0,0">
          <text:p/>
        </draw:polygon>
        <draw:polygon draw:style-name="gr38" draw:text-style-name="P10" draw:layer="layout" svg:width="0.03cm" svg:height="0.374cm" svg:x="32.313cm" svg:y="5.236cm" svg:viewBox="0 0 31 375" draw:points="0,375 31,375 31,0 0,0">
          <text:p/>
        </draw:polygon>
        <draw:polygon draw:style-name="gr36" draw:text-style-name="P8" draw:layer="layout" svg:width="0.029cm" svg:height="0.374cm" svg:x="32.343cm" svg:y="5.236cm" svg:viewBox="0 0 30 375" draw:points="0,375 30,375 30,0 0,0">
          <text:p/>
        </draw:polygon>
        <draw:polygon draw:style-name="gr36" draw:text-style-name="P8" draw:layer="layout" svg:width="0.029cm" svg:height="0.374cm" svg:x="32.372cm" svg:y="5.236cm" svg:viewBox="0 0 30 375" draw:points="0,375 30,375 30,0 0,0">
          <text:p/>
        </draw:polygon>
        <draw:polygon draw:style-name="gr37" draw:text-style-name="P9" draw:layer="layout" svg:width="0.029cm" svg:height="0.374cm" svg:x="32.402cm" svg:y="5.236cm" svg:viewBox="0 0 30 375" draw:points="0,375 30,375 30,0 0,0">
          <text:p/>
        </draw:polygon>
        <draw:polygon draw:style-name="gr35" draw:text-style-name="P7" draw:layer="layout" svg:width="0.029cm" svg:height="0.374cm" svg:x="32.431cm" svg:y="5.236cm" svg:viewBox="0 0 30 375" draw:points="0,375 30,375 30,0 0,0">
          <text:p/>
        </draw:polygon>
        <draw:polygon draw:style-name="gr37" draw:text-style-name="P9" draw:layer="layout" svg:width="0.029cm" svg:height="0.374cm" svg:x="32.46cm" svg:y="5.236cm" svg:viewBox="0 0 30 375" draw:points="0,375 30,375 30,0 0,0">
          <text:p/>
        </draw:polygon>
        <draw:polygon draw:style-name="gr36" draw:text-style-name="P8" draw:layer="layout" svg:width="0.029cm" svg:height="0.374cm" svg:x="32.49cm" svg:y="5.236cm" svg:viewBox="0 0 30 375" draw:points="0,375 30,375 30,0 0,0">
          <text:p/>
        </draw:polygon>
        <draw:polygon draw:style-name="gr37" draw:text-style-name="P9" draw:layer="layout" svg:width="0.029cm" svg:height="0.374cm" svg:x="32.52cm" svg:y="5.236cm" svg:viewBox="0 0 30 375" draw:points="0,375 30,375 30,0 0,0">
          <text:p/>
        </draw:polygon>
        <draw:polygon draw:style-name="gr38" draw:text-style-name="P10" draw:layer="layout" svg:width="0.029cm" svg:height="0.374cm" svg:x="32.549cm" svg:y="5.236cm" svg:viewBox="0 0 30 375" draw:points="0,375 30,375 30,0 0,0">
          <text:p/>
        </draw:polygon>
        <draw:polygon draw:style-name="gr38" draw:text-style-name="P10" draw:layer="layout" svg:width="0.029cm" svg:height="0.374cm" svg:x="32.578cm" svg:y="5.236cm" svg:viewBox="0 0 30 375" draw:points="0,375 30,375 30,0 0,0">
          <text:p/>
        </draw:polygon>
        <draw:polygon draw:style-name="gr36" draw:text-style-name="P8" draw:layer="layout" svg:width="0.029cm" svg:height="0.374cm" svg:x="32.607cm" svg:y="5.236cm" svg:viewBox="0 0 30 375" draw:points="0,375 30,375 30,0 0,0">
          <text:p/>
        </draw:polygon>
        <draw:polygon draw:style-name="gr36" draw:text-style-name="P8" draw:layer="layout" svg:width="0.029cm" svg:height="0.374cm" svg:x="32.638cm" svg:y="5.236cm" svg:viewBox="0 0 30 375" draw:points="0,375 30,375 30,0 0,0">
          <text:p/>
        </draw:polygon>
        <draw:polygon draw:style-name="gr35" draw:text-style-name="P7" draw:layer="layout" svg:width="0.029cm" svg:height="0.374cm" svg:x="32.667cm" svg:y="5.236cm" svg:viewBox="0 0 30 375" draw:points="0,375 30,375 30,0 0,0">
          <text:p/>
        </draw:polygon>
        <draw:polygon draw:style-name="gr36" draw:text-style-name="P8" draw:layer="layout" svg:width="0.029cm" svg:height="0.374cm" svg:x="32.696cm" svg:y="5.236cm" svg:viewBox="0 0 30 375" draw:points="0,375 30,375 30,0 0,0">
          <text:p/>
        </draw:polygon>
        <draw:polygon draw:style-name="gr37" draw:text-style-name="P9" draw:layer="layout" svg:width="0.03cm" svg:height="0.374cm" svg:x="32.725cm" svg:y="5.236cm" svg:viewBox="0 0 31 375" draw:points="0,375 31,375 31,0 0,0">
          <text:p/>
        </draw:polygon>
        <draw:polygon draw:style-name="gr37" draw:text-style-name="P9" draw:layer="layout" svg:width="0.029cm" svg:height="0.374cm" svg:x="32.755cm" svg:y="5.236cm" svg:viewBox="0 0 30 375" draw:points="0,375 30,375 30,0 0,0">
          <text:p/>
        </draw:polygon>
        <draw:polygon draw:style-name="gr37" draw:text-style-name="P9" draw:layer="layout" svg:width="0.029cm" svg:height="0.374cm" svg:x="32.784cm" svg:y="5.236cm" svg:viewBox="0 0 30 375" draw:points="0,375 30,375 30,0 0,0">
          <text:p/>
        </draw:polygon>
        <draw:polygon draw:style-name="gr36" draw:text-style-name="P8" draw:layer="layout" svg:width="0.029cm" svg:height="0.374cm" svg:x="32.814cm" svg:y="5.236cm" svg:viewBox="0 0 30 375" draw:points="0,375 30,375 30,0 0,0">
          <text:p/>
        </draw:polygon>
        <draw:polygon draw:style-name="gr37" draw:text-style-name="P9" draw:layer="layout" svg:width="0.029cm" svg:height="0.374cm" svg:x="32.844cm" svg:y="5.236cm" svg:viewBox="0 0 30 375" draw:points="0,375 30,375 30,0 0,0">
          <text:p/>
        </draw:polygon>
        <draw:polygon draw:style-name="gr38" draw:text-style-name="P10" draw:layer="layout" svg:width="0.029cm" svg:height="0.374cm" svg:x="32.873cm" svg:y="5.236cm" svg:viewBox="0 0 30 375" draw:points="0,375 30,375 30,0 0,0">
          <text:p/>
        </draw:polygon>
        <draw:polygon draw:style-name="gr38" draw:text-style-name="P10" draw:layer="layout" svg:width="0.029cm" svg:height="0.374cm" svg:x="32.902cm" svg:y="5.236cm" svg:viewBox="0 0 30 375" draw:points="0,375 30,375 30,0 0,0">
          <text:p/>
        </draw:polygon>
        <draw:polygon draw:style-name="gr37" draw:text-style-name="P9" draw:layer="layout" svg:width="0.029cm" svg:height="0.374cm" svg:x="32.931cm" svg:y="5.236cm" svg:viewBox="0 0 30 375" draw:points="0,375 30,375 30,0 0,0">
          <text:p/>
        </draw:polygon>
        <draw:polygon draw:style-name="gr38" draw:text-style-name="P10" draw:layer="layout" svg:width="0.029cm" svg:height="0.374cm" svg:x="32.962cm" svg:y="5.236cm" svg:viewBox="0 0 30 375" draw:points="0,375 30,375 30,0 0,0">
          <text:p/>
        </draw:polygon>
        <draw:polygon draw:style-name="gr35" draw:text-style-name="P7" draw:layer="layout" svg:width="0.029cm" svg:height="0.374cm" svg:x="32.991cm" svg:y="5.236cm" svg:viewBox="0 0 30 375" draw:points="0,375 30,375 30,0 0,0">
          <text:p/>
        </draw:polygon>
        <draw:polygon draw:style-name="gr38" draw:text-style-name="P10" draw:layer="layout" svg:width="0.029cm" svg:height="0.374cm" svg:x="33.02cm" svg:y="5.236cm" svg:viewBox="0 0 30 375" draw:points="0,375 30,375 30,0 0,0">
          <text:p/>
        </draw:polygon>
        <draw:polygon draw:style-name="gr38" draw:text-style-name="P10" draw:layer="layout" svg:width="0.029cm" svg:height="0.374cm" svg:x="33.049cm" svg:y="5.236cm" svg:viewBox="0 0 30 375" draw:points="0,375 30,375 30,0 0,0">
          <text:p/>
        </draw:polygon>
        <draw:polygon draw:style-name="gr37" draw:text-style-name="P9" draw:layer="layout" svg:width="0.029cm" svg:height="0.374cm" svg:x="33.079cm" svg:y="5.236cm" svg:viewBox="0 0 30 375" draw:points="0,375 30,375 30,0 0,0">
          <text:p/>
        </draw:polygon>
        <draw:polygon draw:style-name="gr38" draw:text-style-name="P10" draw:layer="layout" svg:width="0.029cm" svg:height="0.374cm" svg:x="33.108cm" svg:y="5.236cm" svg:viewBox="0 0 30 375" draw:points="0,375 30,375 30,0 0,0">
          <text:p/>
        </draw:polygon>
        <draw:polygon draw:style-name="gr36" draw:text-style-name="P8" draw:layer="layout" svg:width="0.029cm" svg:height="0.374cm" svg:x="33.138cm" svg:y="5.236cm" svg:viewBox="0 0 30 375" draw:points="0,375 30,375 30,0 0,0">
          <text:p/>
        </draw:polygon>
        <draw:polygon draw:style-name="gr36" draw:text-style-name="P8" draw:layer="layout" svg:width="0.03cm" svg:height="0.374cm" svg:x="33.167cm" svg:y="5.236cm" svg:viewBox="0 0 31 375" draw:points="0,375 31,375 31,0 0,0">
          <text:p/>
        </draw:polygon>
        <draw:polygon draw:style-name="gr38" draw:text-style-name="P10" draw:layer="layout" svg:width="0.029cm" svg:height="0.374cm" svg:x="33.197cm" svg:y="5.236cm" svg:viewBox="0 0 30 375" draw:points="0,375 30,375 30,0 0,0">
          <text:p/>
        </draw:polygon>
        <draw:polygon draw:style-name="gr36" draw:text-style-name="P8" draw:layer="layout" svg:width="0.029cm" svg:height="0.374cm" svg:x="33.226cm" svg:y="5.236cm" svg:viewBox="0 0 30 375" draw:points="0,375 30,375 30,0 0,0">
          <text:p/>
        </draw:polygon>
        <draw:polygon draw:style-name="gr37" draw:text-style-name="P9" draw:layer="layout" svg:width="0.029cm" svg:height="0.374cm" svg:x="33.255cm" svg:y="5.236cm" svg:viewBox="0 0 30 375" draw:points="0,375 30,375 30,0 0,0">
          <text:p/>
        </draw:polygon>
        <draw:polygon draw:style-name="gr38" draw:text-style-name="P10" draw:layer="layout" svg:width="0.029cm" svg:height="0.374cm" svg:x="33.286cm" svg:y="5.236cm" svg:viewBox="0 0 30 375" draw:points="0,375 30,375 30,0 0,0">
          <text:p/>
        </draw:polygon>
        <draw:polygon draw:style-name="gr36" draw:text-style-name="P8" draw:layer="layout" svg:width="0.029cm" svg:height="0.374cm" svg:x="33.315cm" svg:y="5.236cm" svg:viewBox="0 0 30 375" draw:points="0,375 30,375 30,0 0,0">
          <text:p/>
        </draw:polygon>
        <draw:polygon draw:style-name="gr36" draw:text-style-name="P8" draw:layer="layout" svg:width="0.029cm" svg:height="0.374cm" svg:x="33.344cm" svg:y="5.236cm" svg:viewBox="0 0 30 375" draw:points="0,375 30,375 30,0 0,0">
          <text:p/>
        </draw:polygon>
        <draw:polygon draw:style-name="gr37" draw:text-style-name="P9" draw:layer="layout" svg:width="0.029cm" svg:height="0.374cm" svg:x="33.373cm" svg:y="5.236cm" svg:viewBox="0 0 30 375" draw:points="0,375 30,375 30,0 0,0">
          <text:p/>
        </draw:polygon>
        <draw:polygon draw:style-name="gr35" draw:text-style-name="P7" draw:layer="layout" svg:width="0.029cm" svg:height="0.374cm" svg:x="33.403cm" svg:y="5.236cm" svg:viewBox="0 0 30 375" draw:points="0,375 30,375 30,0 0,0">
          <text:p/>
        </draw:polygon>
        <draw:polygon draw:style-name="gr36" draw:text-style-name="P8" draw:layer="layout" svg:width="0.029cm" svg:height="0.374cm" svg:x="33.432cm" svg:y="5.236cm" svg:viewBox="0 0 30 375" draw:points="0,375 30,375 30,0 0,0">
          <text:p/>
        </draw:polygon>
        <draw:polygon draw:style-name="gr35" draw:text-style-name="P7" draw:layer="layout" svg:width="0.029cm" svg:height="0.374cm" svg:x="33.462cm" svg:y="5.236cm" svg:viewBox="0 0 30 375" draw:points="0,375 30,375 30,0 0,0">
          <text:p/>
        </draw:polygon>
        <draw:polygon draw:style-name="gr36" draw:text-style-name="P8" draw:layer="layout" svg:width="0.03cm" svg:height="0.374cm" svg:x="33.491cm" svg:y="5.236cm" svg:viewBox="0 0 31 375" draw:points="0,375 31,375 31,0 0,0">
          <text:p/>
        </draw:polygon>
        <draw:polygon draw:style-name="gr38" draw:text-style-name="P10" draw:layer="layout" svg:width="0.029cm" svg:height="0.374cm" svg:x="33.521cm" svg:y="5.236cm" svg:viewBox="0 0 30 375" draw:points="0,375 30,375 30,0 0,0">
          <text:p/>
        </draw:polygon>
        <draw:polygon draw:style-name="gr37" draw:text-style-name="P9" draw:layer="layout" svg:width="0.029cm" svg:height="0.374cm" svg:x="33.55cm" svg:y="5.236cm" svg:viewBox="0 0 30 375" draw:points="0,375 30,375 30,0 0,0">
          <text:p/>
        </draw:polygon>
        <draw:polygon draw:style-name="gr37" draw:text-style-name="P9" draw:layer="layout" svg:width="0.03cm" svg:height="0.374cm" svg:x="33.579cm" svg:y="5.236cm" svg:viewBox="0 0 31 375" draw:points="0,375 31,375 31,0 0,0">
          <text:p/>
        </draw:polygon>
        <draw:polygon draw:style-name="gr37" draw:text-style-name="P9" draw:layer="layout" svg:width="0.029cm" svg:height="0.374cm" svg:x="33.61cm" svg:y="5.236cm" svg:viewBox="0 0 30 375" draw:points="0,375 30,375 30,0 0,0">
          <text:p/>
        </draw:polygon>
        <draw:polygon draw:style-name="gr36" draw:text-style-name="P8" draw:layer="layout" svg:width="0.029cm" svg:height="0.374cm" svg:x="33.639cm" svg:y="5.236cm" svg:viewBox="0 0 30 375" draw:points="0,375 30,375 30,0 0,0">
          <text:p/>
        </draw:polygon>
        <draw:polygon draw:style-name="gr36" draw:text-style-name="P8" draw:layer="layout" svg:width="0.029cm" svg:height="0.374cm" svg:x="33.668cm" svg:y="5.236cm" svg:viewBox="0 0 30 375" draw:points="0,375 30,375 30,0 0,0">
          <text:p/>
        </draw:polygon>
        <draw:polygon draw:style-name="gr38" draw:text-style-name="P10" draw:layer="layout" svg:width="0.029cm" svg:height="0.374cm" svg:x="33.698cm" svg:y="5.236cm" svg:viewBox="0 0 30 375" draw:points="0,375 30,375 30,0 0,0">
          <text:p/>
        </draw:polygon>
        <draw:polygon draw:style-name="gr36" draw:text-style-name="P8" draw:layer="layout" svg:width="0.029cm" svg:height="0.374cm" svg:x="33.727cm" svg:y="5.236cm" svg:viewBox="0 0 30 375" draw:points="0,375 30,375 30,0 0,0">
          <text:p/>
        </draw:polygon>
        <draw:polygon draw:style-name="gr37" draw:text-style-name="P9" draw:layer="layout" svg:width="0.029cm" svg:height="0.374cm" svg:x="33.756cm" svg:y="5.236cm" svg:viewBox="0 0 30 375" draw:points="0,375 30,375 30,0 0,0">
          <text:p/>
        </draw:polygon>
        <draw:polygon draw:style-name="gr38" draw:text-style-name="P10" draw:layer="layout" svg:width="0.029cm" svg:height="0.374cm" svg:x="33.786cm" svg:y="5.236cm" svg:viewBox="0 0 30 375" draw:points="0,375 30,375 30,0 0,0">
          <text:p/>
        </draw:polygon>
        <draw:polygon draw:style-name="gr36" draw:text-style-name="P8" draw:layer="layout" svg:width="0.029cm" svg:height="0.374cm" svg:x="33.815cm" svg:y="5.236cm" svg:viewBox="0 0 30 375" draw:points="0,375 30,375 30,0 0,0">
          <text:p/>
        </draw:polygon>
        <draw:polygon draw:style-name="gr35" draw:text-style-name="P7" draw:layer="layout" svg:width="0.029cm" svg:height="0.374cm" svg:x="33.845cm" svg:y="5.236cm" svg:viewBox="0 0 30 375" draw:points="0,375 30,375 30,0 0,0">
          <text:p/>
        </draw:polygon>
        <draw:polygon draw:style-name="gr36" draw:text-style-name="P8" draw:layer="layout" svg:width="0.029cm" svg:height="0.374cm" svg:x="33.874cm" svg:y="5.236cm" svg:viewBox="0 0 30 375" draw:points="0,375 30,375 30,0 0,0">
          <text:p/>
        </draw:polygon>
        <draw:polygon draw:style-name="gr36" draw:text-style-name="P8" draw:layer="layout" svg:width="0.029cm" svg:height="0.374cm" svg:x="33.903cm" svg:y="5.236cm" svg:viewBox="0 0 30 375" draw:points="0,375 30,375 30,0 0,0">
          <text:p/>
        </draw:polygon>
        <draw:polygon draw:style-name="gr36" draw:text-style-name="P8" draw:layer="layout" svg:width="0.03cm" svg:height="0.374cm" svg:x="33.932cm" svg:y="5.236cm" svg:viewBox="0 0 31 375" draw:points="0,375 31,375 31,0 0,0">
          <text:p/>
        </draw:polygon>
        <draw:polygon draw:style-name="gr37" draw:text-style-name="P9" draw:layer="layout" svg:width="0.029cm" svg:height="0.374cm" svg:x="33.963cm" svg:y="5.236cm" svg:viewBox="0 0 30 375" draw:points="0,375 30,375 30,0 0,0">
          <text:p/>
        </draw:polygon>
        <draw:polygon draw:style-name="gr36" draw:text-style-name="P8" draw:layer="layout" svg:width="0.029cm" svg:height="0.374cm" svg:x="33.992cm" svg:y="5.236cm" svg:viewBox="0 0 30 375" draw:points="0,375 30,375 30,0 0,0">
          <text:p/>
        </draw:polygon>
        <draw:polygon draw:style-name="gr36" draw:text-style-name="P8" draw:layer="layout" svg:width="0.032cm" svg:height="0.374cm" svg:x="34.021cm" svg:y="5.236cm" svg:viewBox="0 0 33 375" draw:points="0,375 33,375 33,0 0,0">
          <text:p/>
        </draw:polygon>
        <draw:polygon draw:style-name="gr38" draw:text-style-name="P10" draw:layer="layout" svg:width="0.029cm" svg:height="0.374cm" svg:x="34.051cm" svg:y="5.236cm" svg:viewBox="0 0 30 375" draw:points="0,375 30,375 30,0 0,0">
          <text:p/>
        </draw:polygon>
        <draw:polygon draw:style-name="gr36" draw:text-style-name="P8" draw:layer="layout" svg:width="0.029cm" svg:height="0.374cm" svg:x="34.08cm" svg:y="5.236cm" svg:viewBox="0 0 30 375" draw:points="0,375 30,375 30,0 0,0">
          <text:p/>
        </draw:polygon>
        <draw:polygon draw:style-name="gr37" draw:text-style-name="P9" draw:layer="layout" svg:width="0.029cm" svg:height="0.374cm" svg:x="34.11cm" svg:y="5.236cm" svg:viewBox="0 0 30 375" draw:points="0,375 30,375 30,0 0,0">
          <text:p/>
        </draw:polygon>
        <draw:polygon draw:style-name="gr35" draw:text-style-name="P7" draw:layer="layout" svg:width="0.029cm" svg:height="0.374cm" svg:x="34.14cm" svg:y="5.236cm" svg:viewBox="0 0 30 375" draw:points="0,375 30,375 30,0 0,0">
          <text:p/>
        </draw:polygon>
        <draw:polygon draw:style-name="gr36" draw:text-style-name="P8" draw:layer="layout" svg:width="0.029cm" svg:height="0.374cm" svg:x="34.169cm" svg:y="5.236cm" svg:viewBox="0 0 30 375" draw:points="0,375 30,375 30,0 0,0">
          <text:p/>
        </draw:polygon>
        <draw:polygon draw:style-name="gr36" draw:text-style-name="P8" draw:layer="layout" svg:width="0.029cm" svg:height="0.374cm" svg:x="34.198cm" svg:y="5.236cm" svg:viewBox="0 0 30 375" draw:points="0,375 30,375 30,0 0,0">
          <text:p/>
        </draw:polygon>
        <draw:polygon draw:style-name="gr38" draw:text-style-name="P10" draw:layer="layout" svg:width="0.029cm" svg:height="0.374cm" svg:x="34.256cm" svg:y="5.236cm" svg:viewBox="0 0 30 375" draw:points="0,375 30,375 30,0 0,0">
          <text:p/>
        </draw:polygon>
        <draw:polygon draw:style-name="gr37" draw:text-style-name="P9" draw:layer="layout" svg:width="0.029cm" svg:height="0.374cm" svg:x="34.287cm" svg:y="5.236cm" svg:viewBox="0 0 30 375" draw:points="0,375 30,375 30,0 0,0">
          <text:p/>
        </draw:polygon>
        <draw:polygon draw:style-name="gr36" draw:text-style-name="P8" draw:layer="layout" svg:width="0.029cm" svg:height="0.374cm" svg:x="34.316cm" svg:y="5.236cm" svg:viewBox="0 0 30 375" draw:points="0,375 30,375 30,0 0,0">
          <text:p/>
        </draw:polygon>
        <draw:polygon draw:style-name="gr36" draw:text-style-name="P8" draw:layer="layout" svg:width="0.03cm" svg:height="0.374cm" svg:x="34.345cm" svg:y="5.236cm" svg:viewBox="0 0 31 375" draw:points="0,375 31,375 31,0 0,0">
          <text:p/>
        </draw:polygon>
        <draw:polygon draw:style-name="gr37" draw:text-style-name="P9" draw:layer="layout" svg:width="0.029cm" svg:height="0.374cm" svg:x="34.375cm" svg:y="5.236cm" svg:viewBox="0 0 30 375" draw:points="0,375 30,375 30,0 0,0">
          <text:p/>
        </draw:polygon>
        <draw:polygon draw:style-name="gr38" draw:text-style-name="P10" draw:layer="layout" svg:width="0.029cm" svg:height="0.374cm" svg:x="34.404cm" svg:y="5.236cm" svg:viewBox="0 0 30 375" draw:points="0,375 30,375 30,0 0,0">
          <text:p/>
        </draw:polygon>
        <draw:polygon draw:style-name="gr37" draw:text-style-name="P9" draw:layer="layout" svg:width="0.029cm" svg:height="0.374cm" svg:x="34.433cm" svg:y="5.236cm" svg:viewBox="0 0 30 375" draw:points="0,375 30,375 30,0 0,0">
          <text:p/>
        </draw:polygon>
        <draw:polygon draw:style-name="gr35" draw:text-style-name="P7" draw:layer="layout" svg:width="0.029cm" svg:height="0.374cm" svg:x="34.464cm" svg:y="5.236cm" svg:viewBox="0 0 30 375" draw:points="0,375 30,375 30,0 0,0">
          <text:p/>
        </draw:polygon>
        <draw:polygon draw:style-name="gr37" draw:text-style-name="P9" draw:layer="layout" svg:width="0.029cm" svg:height="0.374cm" svg:x="34.493cm" svg:y="5.236cm" svg:viewBox="0 0 30 375" draw:points="0,375 30,375 30,0 0,0">
          <text:p/>
        </draw:polygon>
        <draw:polygon draw:style-name="gr35" draw:text-style-name="P7" draw:layer="layout" svg:width="0.029cm" svg:height="0.374cm" svg:x="34.522cm" svg:y="5.236cm" svg:viewBox="0 0 30 375" draw:points="0,375 30,375 30,0 0,0">
          <text:p/>
        </draw:polygon>
        <draw:polygon draw:style-name="gr37" draw:text-style-name="P9" draw:layer="layout" svg:width="0.029cm" svg:height="0.374cm" svg:x="34.551cm" svg:y="5.236cm" svg:viewBox="0 0 30 375" draw:points="0,375 30,375 30,0 0,0">
          <text:p/>
        </draw:polygon>
        <draw:polygon draw:style-name="gr36" draw:text-style-name="P8" draw:layer="layout" svg:width="0.029cm" svg:height="0.374cm" svg:x="34.581cm" svg:y="5.236cm" svg:viewBox="0 0 30 375" draw:points="0,375 30,375 30,0 0,0">
          <text:p/>
        </draw:polygon>
        <draw:polygon draw:style-name="gr37" draw:text-style-name="P9" draw:layer="layout" svg:width="0.029cm" svg:height="0.374cm" svg:x="34.611cm" svg:y="5.236cm" svg:viewBox="0 0 30 375" draw:points="0,375 30,375 30,0 0,0">
          <text:p/>
        </draw:polygon>
        <draw:polygon draw:style-name="gr37" draw:text-style-name="P9" draw:layer="layout" svg:width="0.029cm" svg:height="0.374cm" svg:x="34.64cm" svg:y="5.236cm" svg:viewBox="0 0 30 375" draw:points="0,375 30,375 30,0 0,0">
          <text:p/>
        </draw:polygon>
        <draw:polygon draw:style-name="gr36" draw:text-style-name="P8" draw:layer="layout" svg:width="0.029cm" svg:height="0.374cm" svg:x="34.669cm" svg:y="5.236cm" svg:viewBox="0 0 30 375" draw:points="0,375 30,375 30,0 0,0">
          <text:p/>
        </draw:polygon>
        <draw:polygon draw:style-name="gr37" draw:text-style-name="P9" draw:layer="layout" svg:width="0.029cm" svg:height="0.374cm" svg:x="34.699cm" svg:y="5.236cm" svg:viewBox="0 0 30 375" draw:points="0,375 30,375 30,0 0,0">
          <text:p/>
        </draw:polygon>
        <draw:polygon draw:style-name="gr37" draw:text-style-name="P9" draw:layer="layout" svg:width="0.029cm" svg:height="0.374cm" svg:x="34.728cm" svg:y="5.236cm" svg:viewBox="0 0 30 375" draw:points="0,375 30,375 30,0 0,0">
          <text:p/>
        </draw:polygon>
        <draw:polygon draw:style-name="gr38" draw:text-style-name="P10" draw:layer="layout" svg:width="0.029cm" svg:height="0.374cm" svg:x="34.757cm" svg:y="5.236cm" svg:viewBox="0 0 30 375" draw:points="0,375 30,375 30,0 0,0">
          <text:p/>
        </draw:polygon>
        <draw:polygon draw:style-name="gr36" draw:text-style-name="P8" draw:layer="layout" svg:width="0.03cm" svg:height="0.374cm" svg:x="34.787cm" svg:y="5.236cm" svg:viewBox="0 0 31 375" draw:points="0,375 31,375 31,0 0,0">
          <text:p/>
        </draw:polygon>
        <draw:polygon draw:style-name="gr35" draw:text-style-name="P7" draw:layer="layout" svg:width="0.029cm" svg:height="0.374cm" svg:x="34.817cm" svg:y="5.236cm" svg:viewBox="0 0 30 375" draw:points="0,375 30,375 30,0 0,0">
          <text:p/>
        </draw:polygon>
        <draw:polygon draw:style-name="gr35" draw:text-style-name="P7" draw:layer="layout" svg:width="0.029cm" svg:height="0.374cm" svg:x="34.846cm" svg:y="5.236cm" svg:viewBox="0 0 30 375" draw:points="0,375 30,375 30,0 0,0">
          <text:p/>
        </draw:polygon>
        <draw:polygon draw:style-name="gr35" draw:text-style-name="P7" draw:layer="layout" svg:width="0.029cm" svg:height="0.374cm" svg:x="34.875cm" svg:y="5.236cm" svg:viewBox="0 0 30 375" draw:points="0,375 30,375 30,0 0,0">
          <text:p/>
        </draw:polygon>
        <draw:polygon draw:style-name="gr37" draw:text-style-name="P9" draw:layer="layout" svg:width="0.029cm" svg:height="0.374cm" svg:x="34.964cm" svg:y="5.236cm" svg:viewBox="0 0 30 375" draw:points="0,375 30,375 30,0 0,0">
          <text:p/>
        </draw:polygon>
        <draw:polygon draw:style-name="gr36" draw:text-style-name="P8" draw:layer="layout" svg:width="0.029cm" svg:height="0.374cm" svg:x="34.993cm" svg:y="5.236cm" svg:viewBox="0 0 30 375" draw:points="0,375 30,375 30,0 0,0">
          <text:p/>
        </draw:polygon>
        <draw:polygon draw:style-name="gr35" draw:text-style-name="P7" draw:layer="layout" svg:width="0.029cm" svg:height="0.374cm" svg:x="35.023cm" svg:y="5.236cm" svg:viewBox="0 0 30 375" draw:points="0,375 30,375 30,0 0,0">
          <text:p/>
        </draw:polygon>
        <draw:polygon draw:style-name="gr36" draw:text-style-name="P8" draw:layer="layout" svg:width="0.029cm" svg:height="0.374cm" svg:x="35.052cm" svg:y="5.236cm" svg:viewBox="0 0 30 375" draw:points="0,375 30,375 30,0 0,0">
          <text:p/>
        </draw:polygon>
        <draw:polygon draw:style-name="gr38" draw:text-style-name="P10" draw:layer="layout" svg:width="0.029cm" svg:height="0.374cm" svg:x="35.081cm" svg:y="5.236cm" svg:viewBox="0 0 30 375" draw:points="0,375 30,375 30,0 0,0">
          <text:p/>
        </draw:polygon>
        <draw:polygon draw:style-name="gr38" draw:text-style-name="P10" draw:layer="layout" svg:width="0.029cm" svg:height="0.374cm" svg:x="35.111cm" svg:y="5.236cm" svg:viewBox="0 0 30 375" draw:points="0,375 30,375 30,0 0,0">
          <text:p/>
        </draw:polygon>
        <draw:polygon draw:style-name="gr38" draw:text-style-name="P10" draw:layer="layout" svg:width="0.029cm" svg:height="0.374cm" svg:x="35.141cm" svg:y="5.236cm" svg:viewBox="0 0 30 375" draw:points="0,375 30,375 30,0 0,0">
          <text:p/>
        </draw:polygon>
        <draw:polygon draw:style-name="gr37" draw:text-style-name="P9" draw:layer="layout" svg:width="0.029cm" svg:height="0.374cm" svg:x="35.17cm" svg:y="5.236cm" svg:viewBox="0 0 30 375" draw:points="0,375 30,375 30,0 0,0">
          <text:p/>
        </draw:polygon>
        <draw:polygon draw:style-name="gr35" draw:text-style-name="P7" draw:layer="layout" svg:width="0.03cm" svg:height="0.374cm" svg:x="34.741cm" svg:y="5.236cm" svg:viewBox="0 0 31 375" draw:points="0,375 31,375 31,0 0,0">
          <text:p/>
        </draw:polygon>
        <draw:polygon draw:style-name="gr35" draw:text-style-name="P7" draw:layer="layout" svg:width="0.028cm" svg:height="0.374cm" svg:x="34.771cm" svg:y="5.236cm" svg:viewBox="0 0 29 375" draw:points="0,375 29,375 29,0 0,0">
          <text:p/>
        </draw:polygon>
        <draw:polygon draw:style-name="gr35" draw:text-style-name="P7" draw:layer="layout" svg:width="0.026cm" svg:height="0.374cm" svg:x="18.95cm" svg:y="4.488cm" svg:viewBox="0 0 27 375" draw:points="0,375 27,375 27,0 0,0">
          <text:p/>
        </draw:polygon>
        <draw:polygon draw:style-name="gr36" draw:text-style-name="P8" draw:layer="layout" svg:width="0.026cm" svg:height="0.374cm" svg:x="18.978cm" svg:y="4.488cm" svg:viewBox="0 0 27 375" draw:points="0,375 27,375 27,0 0,0">
          <text:p/>
        </draw:polygon>
        <draw:polygon draw:style-name="gr37" draw:text-style-name="P9" draw:layer="layout" svg:width="0.026cm" svg:height="0.374cm" svg:x="19.004cm" svg:y="4.488cm" svg:viewBox="0 0 27 375" draw:points="0,375 27,375 27,0 0,0">
          <text:p/>
        </draw:polygon>
        <draw:polygon draw:style-name="gr46" draw:text-style-name="P18" draw:layer="layout" svg:width="0.029cm" svg:height="0.374cm" svg:x="19.031cm" svg:y="4.488cm" svg:viewBox="0 0 30 375" draw:points="0,375 30,375 30,0 0,0">
          <text:p/>
        </draw:polygon>
        <draw:polygon draw:style-name="gr46" draw:text-style-name="P18" draw:layer="layout" svg:width="0.029cm" svg:height="0.374cm" svg:x="19.06cm" svg:y="4.488cm" svg:viewBox="0 0 30 375" draw:points="0,375 30,375 30,0 0,0">
          <text:p/>
        </draw:polygon>
        <draw:polygon draw:style-name="gr38" draw:text-style-name="P10" draw:layer="layout" svg:width="0.029cm" svg:height="0.374cm" svg:x="19.09cm" svg:y="4.488cm" svg:viewBox="0 0 30 375" draw:points="0,375 30,375 30,0 0,0">
          <text:p/>
        </draw:polygon>
        <draw:polygon draw:style-name="gr38" draw:text-style-name="P10" draw:layer="layout" svg:width="0.029cm" svg:height="0.374cm" svg:x="19.119cm" svg:y="4.488cm" svg:viewBox="0 0 30 375" draw:points="0,375 30,375 30,0 0,0">
          <text:p/>
        </draw:polygon>
        <draw:polygon draw:style-name="gr46" draw:text-style-name="P18" draw:layer="layout" svg:width="0.029cm" svg:height="0.374cm" svg:x="19.148cm" svg:y="4.488cm" svg:viewBox="0 0 30 375" draw:points="0,375 30,375 30,0 0,0">
          <text:p/>
        </draw:polygon>
        <draw:polygon draw:style-name="gr38" draw:text-style-name="P10" draw:layer="layout" svg:width="0.029cm" svg:height="0.374cm" svg:x="19.177cm" svg:y="4.488cm" svg:viewBox="0 0 30 375" draw:points="0,375 30,375 30,0 0,0">
          <text:p/>
        </draw:polygon>
        <draw:polygon draw:style-name="gr38" draw:text-style-name="P10" draw:layer="layout" svg:width="0.03cm" svg:height="0.374cm" svg:x="19.207cm" svg:y="4.488cm" svg:viewBox="0 0 31 375" draw:points="0,375 31,375 31,0 0,0">
          <text:p/>
        </draw:polygon>
        <draw:polygon draw:style-name="gr36" draw:text-style-name="P8" draw:layer="layout" svg:width="0.029cm" svg:height="0.374cm" svg:x="19.237cm" svg:y="4.488cm" svg:viewBox="0 0 30 375" draw:points="0,375 30,375 30,0 0,0">
          <text:p/>
        </draw:polygon>
        <draw:polygon draw:style-name="gr35" draw:text-style-name="P7" draw:layer="layout" svg:width="0.029cm" svg:height="0.374cm" svg:x="19.266cm" svg:y="4.488cm" svg:viewBox="0 0 30 375" draw:points="0,375 30,375 30,0 0,0">
          <text:p/>
        </draw:polygon>
        <draw:polygon draw:style-name="gr37" draw:text-style-name="P9" draw:layer="layout" svg:width="0.03cm" svg:height="0.374cm" svg:x="19.295cm" svg:y="4.488cm" svg:viewBox="0 0 31 375" draw:points="0,375 31,375 31,0 0,0">
          <text:p/>
        </draw:polygon>
        <draw:polygon draw:style-name="gr37" draw:text-style-name="P9" draw:layer="layout" svg:width="0.029cm" svg:height="0.374cm" svg:x="19.325cm" svg:y="4.488cm" svg:viewBox="0 0 30 375" draw:points="0,375 30,375 30,0 0,0">
          <text:p/>
        </draw:polygon>
        <draw:polygon draw:style-name="gr36" draw:text-style-name="P8" draw:layer="layout" svg:width="0.029cm" svg:height="0.374cm" svg:x="19.355cm" svg:y="4.488cm" svg:viewBox="0 0 30 375" draw:points="0,375 30,375 30,0 0,0">
          <text:p/>
        </draw:polygon>
        <draw:polygon draw:style-name="gr36" draw:text-style-name="P8" draw:layer="layout" svg:width="0.029cm" svg:height="0.374cm" svg:x="19.384cm" svg:y="4.488cm" svg:viewBox="0 0 30 375" draw:points="0,375 30,375 30,0 0,0">
          <text:p/>
        </draw:polygon>
        <draw:polygon draw:style-name="gr37" draw:text-style-name="P9" draw:layer="layout" svg:width="0.029cm" svg:height="0.374cm" svg:x="19.414cm" svg:y="4.488cm" svg:viewBox="0 0 30 375" draw:points="0,375 30,375 30,0 0,0">
          <text:p/>
        </draw:polygon>
        <draw:polygon draw:style-name="gr36" draw:text-style-name="P8" draw:layer="layout" svg:width="0.029cm" svg:height="0.374cm" svg:x="19.472cm" svg:y="4.488cm" svg:viewBox="0 0 30 375" draw:points="0,375 30,375 30,0 0,0">
          <text:p/>
        </draw:polygon>
        <draw:polygon draw:style-name="gr36" draw:text-style-name="P8" draw:layer="layout" svg:width="0.029cm" svg:height="0.374cm" svg:x="19.501cm" svg:y="4.488cm" svg:viewBox="0 0 30 375" draw:points="0,375 30,375 30,0 0,0">
          <text:p/>
        </draw:polygon>
        <draw:polygon draw:style-name="gr37" draw:text-style-name="P9" draw:layer="layout" svg:width="0.029cm" svg:height="0.374cm" svg:x="19.532cm" svg:y="4.488cm" svg:viewBox="0 0 30 375" draw:points="0,375 30,375 30,0 0,0">
          <text:p/>
        </draw:polygon>
        <draw:polygon draw:style-name="gr37" draw:text-style-name="P9" draw:layer="layout" svg:width="0.029cm" svg:height="0.374cm" svg:x="19.561cm" svg:y="4.488cm" svg:viewBox="0 0 30 375" draw:points="0,375 30,375 30,0 0,0">
          <text:p/>
        </draw:polygon>
        <draw:polygon draw:style-name="gr37" draw:text-style-name="P9" draw:layer="layout" svg:width="0.029cm" svg:height="0.374cm" svg:x="19.59cm" svg:y="4.488cm" svg:viewBox="0 0 30 375" draw:points="0,375 30,375 30,0 0,0">
          <text:p/>
        </draw:polygon>
        <draw:polygon draw:style-name="gr38" draw:text-style-name="P10" draw:layer="layout" svg:width="0.029cm" svg:height="0.374cm" svg:x="19.619cm" svg:y="4.488cm" svg:viewBox="0 0 30 375" draw:points="0,375 30,375 30,0 0,0">
          <text:p/>
        </draw:polygon>
        <draw:polygon draw:style-name="gr36" draw:text-style-name="P8" draw:layer="layout" svg:width="0.029cm" svg:height="0.374cm" svg:x="19.649cm" svg:y="4.488cm" svg:viewBox="0 0 30 375" draw:points="0,375 30,375 30,0 0,0">
          <text:p/>
        </draw:polygon>
        <draw:polygon draw:style-name="gr37" draw:text-style-name="P9" draw:layer="layout" svg:width="0.029cm" svg:height="0.374cm" svg:x="19.679cm" svg:y="4.488cm" svg:viewBox="0 0 30 375" draw:points="0,375 30,375 30,0 0,0">
          <text:p/>
        </draw:polygon>
        <draw:polygon draw:style-name="gr37" draw:text-style-name="P9" draw:layer="layout" svg:width="0.03cm" svg:height="0.374cm" svg:x="19.708cm" svg:y="4.488cm" svg:viewBox="0 0 31 375" draw:points="0,375 31,375 31,0 0,0">
          <text:p/>
        </draw:polygon>
        <draw:polygon draw:style-name="gr36" draw:text-style-name="P8" draw:layer="layout" svg:width="0.029cm" svg:height="0.374cm" svg:x="19.738cm" svg:y="4.488cm" svg:viewBox="0 0 30 375" draw:points="0,375 30,375 30,0 0,0">
          <text:p/>
        </draw:polygon>
        <draw:polygon draw:style-name="gr36" draw:text-style-name="P8" draw:layer="layout" svg:width="0.029cm" svg:height="0.374cm" svg:x="19.767cm" svg:y="4.488cm" svg:viewBox="0 0 30 375" draw:points="0,375 30,375 30,0 0,0">
          <text:p/>
        </draw:polygon>
        <draw:polygon draw:style-name="gr36" draw:text-style-name="P8" draw:layer="layout" svg:width="0.029cm" svg:height="0.374cm" svg:x="19.796cm" svg:y="4.488cm" svg:viewBox="0 0 30 375" draw:points="0,375 30,375 30,0 0,0">
          <text:p/>
        </draw:polygon>
        <draw:polygon draw:style-name="gr38" draw:text-style-name="P10" draw:layer="layout" svg:width="0.029cm" svg:height="0.374cm" svg:x="19.825cm" svg:y="4.488cm" svg:viewBox="0 0 30 375" draw:points="0,375 30,375 30,0 0,0">
          <text:p/>
        </draw:polygon>
        <draw:polygon draw:style-name="gr37" draw:text-style-name="P9" draw:layer="layout" svg:width="0.029cm" svg:height="0.374cm" svg:x="19.856cm" svg:y="4.488cm" svg:viewBox="0 0 30 375" draw:points="0,375 30,375 30,0 0,0">
          <text:p/>
        </draw:polygon>
        <draw:polygon draw:style-name="gr36" draw:text-style-name="P8" draw:layer="layout" svg:width="0.029cm" svg:height="0.374cm" svg:x="19.885cm" svg:y="4.488cm" svg:viewBox="0 0 30 375" draw:points="0,375 30,375 30,0 0,0">
          <text:p/>
        </draw:polygon>
        <draw:polygon draw:style-name="gr35" draw:text-style-name="P7" draw:layer="layout" svg:width="0.029cm" svg:height="0.374cm" svg:x="19.914cm" svg:y="4.488cm" svg:viewBox="0 0 30 375" draw:points="0,375 30,375 30,0 0,0">
          <text:p/>
        </draw:polygon>
        <draw:polygon draw:style-name="gr36" draw:text-style-name="P8" draw:layer="layout" svg:width="0.029cm" svg:height="0.374cm" svg:x="19.943cm" svg:y="4.488cm" svg:viewBox="0 0 30 375" draw:points="0,375 30,375 30,0 0,0">
          <text:p/>
        </draw:polygon>
        <draw:polygon draw:style-name="gr36" draw:text-style-name="P8" draw:layer="layout" svg:width="0.029cm" svg:height="0.374cm" svg:x="19.973cm" svg:y="4.488cm" svg:viewBox="0 0 30 375" draw:points="0,375 30,375 30,0 0,0">
          <text:p/>
        </draw:polygon>
        <draw:polygon draw:style-name="gr37" draw:text-style-name="P9" draw:layer="layout" svg:width="0.029cm" svg:height="0.374cm" svg:x="20.003cm" svg:y="4.488cm" svg:viewBox="0 0 30 375" draw:points="0,375 30,375 30,0 0,0">
          <text:p/>
        </draw:polygon>
        <draw:polygon draw:style-name="gr37" draw:text-style-name="P9" draw:layer="layout" svg:width="0.029cm" svg:height="0.374cm" svg:x="20.032cm" svg:y="4.488cm" svg:viewBox="0 0 30 375" draw:points="0,375 30,375 30,0 0,0">
          <text:p/>
        </draw:polygon>
        <draw:polygon draw:style-name="gr36" draw:text-style-name="P8" draw:layer="layout" svg:width="0.03cm" svg:height="0.374cm" svg:x="20.061cm" svg:y="4.488cm" svg:viewBox="0 0 31 375" draw:points="0,375 31,375 31,0 0,0">
          <text:p/>
        </draw:polygon>
        <draw:polygon draw:style-name="gr37" draw:text-style-name="P9" draw:layer="layout" svg:width="0.029cm" svg:height="0.374cm" svg:x="20.091cm" svg:y="4.488cm" svg:viewBox="0 0 30 375" draw:points="0,375 30,375 30,0 0,0">
          <text:p/>
        </draw:polygon>
        <draw:polygon draw:style-name="gr37" draw:text-style-name="P9" draw:layer="layout" svg:width="0.029cm" svg:height="0.374cm" svg:x="20.12cm" svg:y="4.488cm" svg:viewBox="0 0 30 375" draw:points="0,375 30,375 30,0 0,0">
          <text:p/>
        </draw:polygon>
        <draw:polygon draw:style-name="gr35" draw:text-style-name="P7" draw:layer="layout" svg:width="0.03cm" svg:height="0.374cm" svg:x="20.149cm" svg:y="4.488cm" svg:viewBox="0 0 31 375" draw:points="0,375 31,375 31,0 0,0">
          <text:p/>
        </draw:polygon>
        <draw:polygon draw:style-name="gr37" draw:text-style-name="P9" draw:layer="layout" svg:width="0.029cm" svg:height="0.374cm" svg:x="20.18cm" svg:y="4.488cm" svg:viewBox="0 0 30 375" draw:points="0,375 30,375 30,0 0,0">
          <text:p/>
        </draw:polygon>
        <draw:polygon draw:style-name="gr35" draw:text-style-name="P7" draw:layer="layout" svg:width="0.029cm" svg:height="0.374cm" svg:x="20.209cm" svg:y="4.488cm" svg:viewBox="0 0 30 375" draw:points="0,375 30,375 30,0 0,0">
          <text:p/>
        </draw:polygon>
        <draw:polygon draw:style-name="gr36" draw:text-style-name="P8" draw:layer="layout" svg:width="0.029cm" svg:height="0.374cm" svg:x="20.238cm" svg:y="4.488cm" svg:viewBox="0 0 30 375" draw:points="0,375 30,375 30,0 0,0">
          <text:p/>
        </draw:polygon>
        <draw:polygon draw:style-name="gr37" draw:text-style-name="P9" draw:layer="layout" svg:width="0.029cm" svg:height="0.374cm" svg:x="20.267cm" svg:y="4.488cm" svg:viewBox="0 0 30 375" draw:points="0,375 30,375 30,0 0,0">
          <text:p/>
        </draw:polygon>
        <draw:polygon draw:style-name="gr36" draw:text-style-name="P8" draw:layer="layout" svg:width="0.029cm" svg:height="0.374cm" svg:x="20.297cm" svg:y="4.488cm" svg:viewBox="0 0 30 375" draw:points="0,375 30,375 30,0 0,0">
          <text:p/>
        </draw:polygon>
        <draw:polygon draw:style-name="gr36" draw:text-style-name="P8" draw:layer="layout" svg:width="0.029cm" svg:height="0.374cm" svg:x="20.326cm" svg:y="4.488cm" svg:viewBox="0 0 30 375" draw:points="0,375 30,375 30,0 0,0">
          <text:p/>
        </draw:polygon>
        <draw:polygon draw:style-name="gr37" draw:text-style-name="P9" draw:layer="layout" svg:width="0.029cm" svg:height="0.374cm" svg:x="20.356cm" svg:y="4.488cm" svg:viewBox="0 0 30 375" draw:points="0,375 30,375 30,0 0,0">
          <text:p/>
        </draw:polygon>
        <draw:polygon draw:style-name="gr38" draw:text-style-name="P10" draw:layer="layout" svg:width="0.029cm" svg:height="0.374cm" svg:x="20.385cm" svg:y="4.488cm" svg:viewBox="0 0 30 375" draw:points="0,375 30,375 30,0 0,0">
          <text:p/>
        </draw:polygon>
        <draw:polygon draw:style-name="gr37" draw:text-style-name="P9" draw:layer="layout" svg:width="0.029cm" svg:height="0.374cm" svg:x="20.415cm" svg:y="4.488cm" svg:viewBox="0 0 30 375" draw:points="0,375 30,375 30,0 0,0">
          <text:p/>
        </draw:polygon>
        <draw:polygon draw:style-name="gr36" draw:text-style-name="P8" draw:layer="layout" svg:width="0.029cm" svg:height="0.374cm" svg:x="20.444cm" svg:y="4.488cm" svg:viewBox="0 0 30 375" draw:points="0,375 30,375 30,0 0,0">
          <text:p/>
        </draw:polygon>
        <draw:polygon draw:style-name="gr38" draw:text-style-name="P10" draw:layer="layout" svg:width="0.029cm" svg:height="0.374cm" svg:x="20.473cm" svg:y="4.488cm" svg:viewBox="0 0 30 375" draw:points="0,375 30,375 30,0 0,0">
          <text:p/>
        </draw:polygon>
        <draw:polygon draw:style-name="gr37" draw:text-style-name="P9" draw:layer="layout" svg:width="0.03cm" svg:height="0.374cm" svg:x="20.502cm" svg:y="4.488cm" svg:viewBox="0 0 31 375" draw:points="0,375 31,375 31,0 0,0">
          <text:p/>
        </draw:polygon>
        <draw:polygon draw:style-name="gr36" draw:text-style-name="P8" draw:layer="layout" svg:width="0.029cm" svg:height="0.374cm" svg:x="20.533cm" svg:y="4.488cm" svg:viewBox="0 0 30 375" draw:points="0,375 30,375 30,0 0,0">
          <text:p/>
        </draw:polygon>
        <draw:polygon draw:style-name="gr37" draw:text-style-name="P9" draw:layer="layout" svg:width="0.029cm" svg:height="0.374cm" svg:x="20.562cm" svg:y="4.488cm" svg:viewBox="0 0 30 375" draw:points="0,375 30,375 30,0 0,0">
          <text:p/>
        </draw:polygon>
        <draw:polygon draw:style-name="gr37" draw:text-style-name="P9" draw:layer="layout" svg:width="0.029cm" svg:height="0.374cm" svg:x="20.592cm" svg:y="4.488cm" svg:viewBox="0 0 30 375" draw:points="0,375 30,375 30,0 0,0">
          <text:p/>
        </draw:polygon>
        <draw:polygon draw:style-name="gr37" draw:text-style-name="P9" draw:layer="layout" svg:width="0.029cm" svg:height="0.374cm" svg:x="20.621cm" svg:y="4.488cm" svg:viewBox="0 0 30 375" draw:points="0,375 30,375 30,0 0,0">
          <text:p/>
        </draw:polygon>
        <draw:polygon draw:style-name="gr36" draw:text-style-name="P8" draw:layer="layout" svg:width="0.029cm" svg:height="0.374cm" svg:x="20.65cm" svg:y="4.488cm" svg:viewBox="0 0 30 375" draw:points="0,375 30,375 30,0 0,0">
          <text:p/>
        </draw:polygon>
        <draw:polygon draw:style-name="gr38" draw:text-style-name="P10" draw:layer="layout" svg:width="0.029cm" svg:height="0.374cm" svg:x="20.68cm" svg:y="4.488cm" svg:viewBox="0 0 30 375" draw:points="0,375 30,375 30,0 0,0">
          <text:p/>
        </draw:polygon>
        <draw:polygon draw:style-name="gr36" draw:text-style-name="P8" draw:layer="layout" svg:width="0.029cm" svg:height="0.374cm" svg:x="20.71cm" svg:y="4.488cm" svg:viewBox="0 0 30 375" draw:points="0,375 30,375 30,0 0,0">
          <text:p/>
        </draw:polygon>
        <draw:polygon draw:style-name="gr36" draw:text-style-name="P8" draw:layer="layout" svg:width="0.029cm" svg:height="0.374cm" svg:x="20.739cm" svg:y="4.488cm" svg:viewBox="0 0 30 375" draw:points="0,375 30,375 30,0 0,0">
          <text:p/>
        </draw:polygon>
        <draw:polygon draw:style-name="gr36" draw:text-style-name="P8" draw:layer="layout" svg:width="0.029cm" svg:height="0.374cm" svg:x="20.768cm" svg:y="4.488cm" svg:viewBox="0 0 30 375" draw:points="0,375 30,375 30,0 0,0">
          <text:p/>
        </draw:polygon>
        <draw:polygon draw:style-name="gr37" draw:text-style-name="P9" draw:layer="layout" svg:width="0.03cm" svg:height="0.374cm" svg:x="20.826cm" svg:y="4.488cm" svg:viewBox="0 0 31 375" draw:points="0,375 31,375 31,0 0,0">
          <text:p/>
        </draw:polygon>
        <draw:polygon draw:style-name="gr37" draw:text-style-name="P9" draw:layer="layout" svg:width="0.029cm" svg:height="0.374cm" svg:x="20.857cm" svg:y="4.488cm" svg:viewBox="0 0 30 375" draw:points="0,375 30,375 30,0 0,0">
          <text:p/>
        </draw:polygon>
        <draw:polygon draw:style-name="gr36" draw:text-style-name="P8" draw:layer="layout" svg:width="0.029cm" svg:height="0.374cm" svg:x="20.886cm" svg:y="4.488cm" svg:viewBox="0 0 30 375" draw:points="0,375 30,375 30,0 0,0">
          <text:p/>
        </draw:polygon>
        <draw:polygon draw:style-name="gr37" draw:text-style-name="P9" draw:layer="layout" svg:width="0.03cm" svg:height="0.374cm" svg:x="20.915cm" svg:y="4.488cm" svg:viewBox="0 0 31 375" draw:points="0,375 31,375 31,0 0,0">
          <text:p/>
        </draw:polygon>
        <draw:polygon draw:style-name="gr36" draw:text-style-name="P8" draw:layer="layout" svg:width="0.029cm" svg:height="0.374cm" svg:x="20.945cm" svg:y="4.488cm" svg:viewBox="0 0 30 375" draw:points="0,375 30,375 30,0 0,0">
          <text:p/>
        </draw:polygon>
        <draw:polygon draw:style-name="gr37" draw:text-style-name="P9" draw:layer="layout" svg:width="0.029cm" svg:height="0.374cm" svg:x="20.974cm" svg:y="4.488cm" svg:viewBox="0 0 30 375" draw:points="0,375 30,375 30,0 0,0">
          <text:p/>
        </draw:polygon>
        <draw:polygon draw:style-name="gr36" draw:text-style-name="P8" draw:layer="layout" svg:width="0.029cm" svg:height="0.374cm" svg:x="21.004cm" svg:y="4.488cm" svg:viewBox="0 0 30 375" draw:points="0,375 30,375 30,0 0,0">
          <text:p/>
        </draw:polygon>
        <draw:polygon draw:style-name="gr36" draw:text-style-name="P8" draw:layer="layout" svg:width="0.029cm" svg:height="0.374cm" svg:x="21.034cm" svg:y="4.488cm" svg:viewBox="0 0 30 375" draw:points="0,375 30,375 30,0 0,0">
          <text:p/>
        </draw:polygon>
        <draw:polygon draw:style-name="gr38" draw:text-style-name="P10" draw:layer="layout" svg:width="0.029cm" svg:height="0.374cm" svg:x="21.063cm" svg:y="4.488cm" svg:viewBox="0 0 30 375" draw:points="0,375 30,375 30,0 0,0">
          <text:p/>
        </draw:polygon>
        <draw:polygon draw:style-name="gr38" draw:text-style-name="P10" draw:layer="layout" svg:width="0.029cm" svg:height="0.374cm" svg:x="21.092cm" svg:y="4.488cm" svg:viewBox="0 0 30 375" draw:points="0,375 30,375 30,0 0,0">
          <text:p/>
        </draw:polygon>
        <draw:polygon draw:style-name="gr36" draw:text-style-name="P8" draw:layer="layout" svg:width="0.029cm" svg:height="0.374cm" svg:x="21.121cm" svg:y="4.488cm" svg:viewBox="0 0 30 375" draw:points="0,375 30,375 30,0 0,0">
          <text:p/>
        </draw:polygon>
        <draw:polygon draw:style-name="gr36" draw:text-style-name="P8" draw:layer="layout" svg:width="0.029cm" svg:height="0.374cm" svg:x="21.152cm" svg:y="4.488cm" svg:viewBox="0 0 30 375" draw:points="0,375 30,375 30,0 0,0">
          <text:p/>
        </draw:polygon>
        <draw:polygon draw:style-name="gr35" draw:text-style-name="P7" draw:layer="layout" svg:width="0.029cm" svg:height="0.374cm" svg:x="21.181cm" svg:y="4.488cm" svg:viewBox="0 0 30 375" draw:points="0,375 30,375 30,0 0,0">
          <text:p/>
        </draw:polygon>
        <draw:polygon draw:style-name="gr36" draw:text-style-name="P8" draw:layer="layout" svg:width="0.029cm" svg:height="0.374cm" svg:x="21.21cm" svg:y="4.488cm" svg:viewBox="0 0 30 375" draw:points="0,375 30,375 30,0 0,0">
          <text:p/>
        </draw:polygon>
        <draw:polygon draw:style-name="gr35" draw:text-style-name="P7" draw:layer="layout" svg:width="0.029cm" svg:height="0.374cm" svg:x="21.239cm" svg:y="4.488cm" svg:viewBox="0 0 30 375" draw:points="0,375 30,375 30,0 0,0">
          <text:p/>
        </draw:polygon>
        <draw:polygon draw:style-name="gr36" draw:text-style-name="P8" draw:layer="layout" svg:width="0.029cm" svg:height="0.374cm" svg:x="21.269cm" svg:y="4.488cm" svg:viewBox="0 0 30 375" draw:points="0,375 30,375 30,0 0,0">
          <text:p/>
        </draw:polygon>
        <draw:polygon draw:style-name="gr36" draw:text-style-name="P8" draw:layer="layout" svg:width="0.029cm" svg:height="0.374cm" svg:x="21.298cm" svg:y="4.488cm" svg:viewBox="0 0 30 375" draw:points="0,375 30,375 30,0 0,0">
          <text:p/>
        </draw:polygon>
        <draw:polygon draw:style-name="gr35" draw:text-style-name="P7" draw:layer="layout" svg:width="0.029cm" svg:height="0.374cm" svg:x="21.328cm" svg:y="4.488cm" svg:viewBox="0 0 30 375" draw:points="0,375 30,375 30,0 0,0">
          <text:p/>
        </draw:polygon>
        <draw:polygon draw:style-name="gr35" draw:text-style-name="P7" draw:layer="layout" svg:width="0.03cm" svg:height="0.374cm" svg:x="21.357cm" svg:y="4.488cm" svg:viewBox="0 0 31 375" draw:points="0,375 31,375 31,0 0,0">
          <text:p/>
        </draw:polygon>
        <draw:polygon draw:style-name="gr35" draw:text-style-name="P7" draw:layer="layout" svg:width="0.029cm" svg:height="0.374cm" svg:x="21.387cm" svg:y="4.488cm" svg:viewBox="0 0 30 375" draw:points="0,375 30,375 30,0 0,0">
          <text:p/>
        </draw:polygon>
        <draw:polygon draw:style-name="gr36" draw:text-style-name="P8" draw:layer="layout" svg:width="0.029cm" svg:height="0.374cm" svg:x="21.416cm" svg:y="4.488cm" svg:viewBox="0 0 30 375" draw:points="0,375 30,375 30,0 0,0">
          <text:p/>
        </draw:polygon>
        <draw:polygon draw:style-name="gr36" draw:text-style-name="P8" draw:layer="layout" svg:width="0.029cm" svg:height="0.374cm" svg:x="21.445cm" svg:y="4.488cm" svg:viewBox="0 0 30 375" draw:points="0,375 30,375 30,0 0,0">
          <text:p/>
        </draw:polygon>
        <draw:polygon draw:style-name="gr36" draw:text-style-name="P8" draw:layer="layout" svg:width="0.029cm" svg:height="0.374cm" svg:x="21.476cm" svg:y="4.488cm" svg:viewBox="0 0 30 375" draw:points="0,375 30,375 30,0 0,0">
          <text:p/>
        </draw:polygon>
        <draw:polygon draw:style-name="gr36" draw:text-style-name="P8" draw:layer="layout" svg:width="0.029cm" svg:height="0.374cm" svg:x="21.505cm" svg:y="4.488cm" svg:viewBox="0 0 30 375" draw:points="0,375 30,375 30,0 0,0">
          <text:p/>
        </draw:polygon>
        <draw:polygon draw:style-name="gr38" draw:text-style-name="P10" draw:layer="layout" svg:width="0.029cm" svg:height="0.374cm" svg:x="21.534cm" svg:y="4.488cm" svg:viewBox="0 0 30 375" draw:points="0,375 30,375 30,0 0,0">
          <text:p/>
        </draw:polygon>
        <draw:polygon draw:style-name="gr37" draw:text-style-name="P9" draw:layer="layout" svg:width="0.029cm" svg:height="0.374cm" svg:x="21.563cm" svg:y="4.488cm" svg:viewBox="0 0 30 375" draw:points="0,375 30,375 30,0 0,0">
          <text:p/>
        </draw:polygon>
        <draw:polygon draw:style-name="gr38" draw:text-style-name="P10" draw:layer="layout" svg:width="0.029cm" svg:height="0.374cm" svg:x="21.593cm" svg:y="4.488cm" svg:viewBox="0 0 30 375" draw:points="0,375 30,375 30,0 0,0">
          <text:p/>
        </draw:polygon>
        <draw:polygon draw:style-name="gr37" draw:text-style-name="P9" draw:layer="layout" svg:width="0.029cm" svg:height="0.374cm" svg:x="21.622cm" svg:y="4.488cm" svg:viewBox="0 0 30 375" draw:points="0,375 30,375 30,0 0,0">
          <text:p/>
        </draw:polygon>
        <draw:polygon draw:style-name="gr35" draw:text-style-name="P7" draw:layer="layout" svg:width="0.029cm" svg:height="0.374cm" svg:x="21.652cm" svg:y="4.488cm" svg:viewBox="0 0 30 375" draw:points="0,375 30,375 30,0 0,0">
          <text:p/>
        </draw:polygon>
        <draw:polygon draw:style-name="gr35" draw:text-style-name="P7" draw:layer="layout" svg:width="0.03cm" svg:height="0.374cm" svg:x="21.681cm" svg:y="4.488cm" svg:viewBox="0 0 31 375" draw:points="0,375 31,375 31,0 0,0">
          <text:p/>
        </draw:polygon>
        <draw:polygon draw:style-name="gr36" draw:text-style-name="P8" draw:layer="layout" svg:width="0.029cm" svg:height="0.374cm" svg:x="21.711cm" svg:y="4.488cm" svg:viewBox="0 0 30 375" draw:points="0,375 30,375 30,0 0,0">
          <text:p/>
        </draw:polygon>
        <draw:polygon draw:style-name="gr36" draw:text-style-name="P8" draw:layer="layout" svg:width="0.029cm" svg:height="0.374cm" svg:x="21.74cm" svg:y="4.488cm" svg:viewBox="0 0 30 375" draw:points="0,375 30,375 30,0 0,0">
          <text:p/>
        </draw:polygon>
        <draw:polygon draw:style-name="gr38" draw:text-style-name="P10" draw:layer="layout" svg:width="0.03cm" svg:height="0.374cm" svg:x="21.769cm" svg:y="4.488cm" svg:viewBox="0 0 31 375" draw:points="0,375 31,375 31,0 0,0">
          <text:p/>
        </draw:polygon>
        <draw:polygon draw:style-name="gr38" draw:text-style-name="P10" draw:layer="layout" svg:width="0.029cm" svg:height="0.374cm" svg:x="21.8cm" svg:y="4.488cm" svg:viewBox="0 0 30 375" draw:points="0,375 30,375 30,0 0,0">
          <text:p/>
        </draw:polygon>
        <draw:polygon draw:style-name="gr38" draw:text-style-name="P10" draw:layer="layout" svg:width="0.029cm" svg:height="0.374cm" svg:x="21.829cm" svg:y="4.488cm" svg:viewBox="0 0 30 375" draw:points="0,375 30,375 30,0 0,0">
          <text:p/>
        </draw:polygon>
        <draw:polygon draw:style-name="gr37" draw:text-style-name="P9" draw:layer="layout" svg:width="0.029cm" svg:height="0.374cm" svg:x="21.858cm" svg:y="4.488cm" svg:viewBox="0 0 30 375" draw:points="0,375 30,375 30,0 0,0">
          <text:p/>
        </draw:polygon>
        <draw:polygon draw:style-name="gr37" draw:text-style-name="P9" draw:layer="layout" svg:width="0.029cm" svg:height="0.374cm" svg:x="21.887cm" svg:y="4.488cm" svg:viewBox="0 0 30 375" draw:points="0,375 30,375 30,0 0,0">
          <text:p/>
        </draw:polygon>
        <draw:polygon draw:style-name="gr37" draw:text-style-name="P9" draw:layer="layout" svg:width="0.029cm" svg:height="0.374cm" svg:x="21.917cm" svg:y="4.488cm" svg:viewBox="0 0 30 375" draw:points="0,375 30,375 30,0 0,0">
          <text:p/>
        </draw:polygon>
        <draw:polygon draw:style-name="gr35" draw:text-style-name="P7" draw:layer="layout" svg:width="0.029cm" svg:height="0.374cm" svg:x="21.946cm" svg:y="4.488cm" svg:viewBox="0 0 30 375" draw:points="0,375 30,375 30,0 0,0">
          <text:p/>
        </draw:polygon>
        <draw:polygon draw:style-name="gr37" draw:text-style-name="P9" draw:layer="layout" svg:width="0.029cm" svg:height="0.374cm" svg:x="21.976cm" svg:y="4.488cm" svg:viewBox="0 0 30 375" draw:points="0,375 30,375 30,0 0,0">
          <text:p/>
        </draw:polygon>
        <draw:polygon draw:style-name="gr37" draw:text-style-name="P9" draw:layer="layout" svg:width="0.029cm" svg:height="0.374cm" svg:x="22.005cm" svg:y="4.488cm" svg:viewBox="0 0 30 375" draw:points="0,375 30,375 30,0 0,0">
          <text:p/>
        </draw:polygon>
        <draw:polygon draw:style-name="gr37" draw:text-style-name="P9" draw:layer="layout" svg:width="0.029cm" svg:height="0.374cm" svg:x="22.035cm" svg:y="4.488cm" svg:viewBox="0 0 30 375" draw:points="0,375 30,375 30,0 0,0">
          <text:p/>
        </draw:polygon>
        <draw:polygon draw:style-name="gr36" draw:text-style-name="P8" draw:layer="layout" svg:width="0.029cm" svg:height="0.374cm" svg:x="22.417cm" svg:y="4.488cm" svg:viewBox="0 0 30 375" draw:points="0,375 30,375 30,0 0,0">
          <text:p/>
        </draw:polygon>
        <draw:polygon draw:style-name="gr38" draw:text-style-name="P10" draw:layer="layout" svg:width="0.029cm" svg:height="0.374cm" svg:x="22.446cm" svg:y="4.488cm" svg:viewBox="0 0 30 375" draw:points="0,375 30,375 30,0 0,0">
          <text:p/>
        </draw:polygon>
        <draw:polygon draw:style-name="gr36" draw:text-style-name="P8" draw:layer="layout" svg:width="0.029cm" svg:height="0.374cm" svg:x="22.477cm" svg:y="4.488cm" svg:viewBox="0 0 30 375" draw:points="0,375 30,375 30,0 0,0">
          <text:p/>
        </draw:polygon>
        <draw:polygon draw:style-name="gr37" draw:text-style-name="P9" draw:layer="layout" svg:width="0.029cm" svg:height="0.374cm" svg:x="22.506cm" svg:y="4.488cm" svg:viewBox="0 0 30 375" draw:points="0,375 30,375 30,0 0,0">
          <text:p/>
        </draw:polygon>
        <draw:polygon draw:style-name="gr35" draw:text-style-name="P7" draw:layer="layout" svg:width="0.03cm" svg:height="0.374cm" svg:x="22.535cm" svg:y="4.488cm" svg:viewBox="0 0 31 375" draw:points="0,375 31,375 31,0 0,0">
          <text:p/>
        </draw:polygon>
        <draw:polygon draw:style-name="gr37" draw:text-style-name="P9" draw:layer="layout" svg:width="0.029cm" svg:height="0.374cm" svg:x="22.565cm" svg:y="4.488cm" svg:viewBox="0 0 30 375" draw:points="0,375 30,375 30,0 0,0">
          <text:p/>
        </draw:polygon>
        <draw:polygon draw:style-name="gr35" draw:text-style-name="P7" draw:layer="layout" svg:width="0.029cm" svg:height="0.374cm" svg:x="22.594cm" svg:y="4.488cm" svg:viewBox="0 0 30 375" draw:points="0,375 30,375 30,0 0,0">
          <text:p/>
        </draw:polygon>
        <draw:polygon draw:style-name="gr37" draw:text-style-name="P9" draw:layer="layout" svg:width="0.029cm" svg:height="0.374cm" svg:x="22.623cm" svg:y="4.488cm" svg:viewBox="0 0 30 375" draw:points="0,375 30,375 30,0 0,0">
          <text:p/>
        </draw:polygon>
        <draw:polygon draw:style-name="gr37" draw:text-style-name="P9" draw:layer="layout" svg:width="0.029cm" svg:height="0.374cm" svg:x="22.654cm" svg:y="4.488cm" svg:viewBox="0 0 30 375" draw:points="0,375 30,375 30,0 0,0">
          <text:p/>
        </draw:polygon>
        <draw:polygon draw:style-name="gr37" draw:text-style-name="P9" draw:layer="layout" svg:width="0.029cm" svg:height="0.374cm" svg:x="22.683cm" svg:y="4.488cm" svg:viewBox="0 0 30 375" draw:points="0,375 30,375 30,0 0,0">
          <text:p/>
        </draw:polygon>
        <draw:polygon draw:style-name="gr36" draw:text-style-name="P8" draw:layer="layout" svg:width="0.029cm" svg:height="0.374cm" svg:x="22.712cm" svg:y="4.488cm" svg:viewBox="0 0 30 375" draw:points="0,375 30,375 30,0 0,0">
          <text:p/>
        </draw:polygon>
        <draw:polygon draw:style-name="gr36" draw:text-style-name="P8" draw:layer="layout" svg:width="0.029cm" svg:height="0.374cm" svg:x="22.741cm" svg:y="4.488cm" svg:viewBox="0 0 30 375" draw:points="0,375 30,375 30,0 0,0">
          <text:p/>
        </draw:polygon>
        <draw:polygon draw:style-name="gr37" draw:text-style-name="P9" draw:layer="layout" svg:width="0.029cm" svg:height="0.374cm" svg:x="22.771cm" svg:y="4.488cm" svg:viewBox="0 0 30 375" draw:points="0,375 30,375 30,0 0,0">
          <text:p/>
        </draw:polygon>
        <draw:polygon draw:style-name="gr38" draw:text-style-name="P10" draw:layer="layout" svg:width="0.029cm" svg:height="0.374cm" svg:x="22.801cm" svg:y="4.488cm" svg:viewBox="0 0 30 375" draw:points="0,375 30,375 30,0 0,0">
          <text:p/>
        </draw:polygon>
        <draw:polygon draw:style-name="gr36" draw:text-style-name="P8" draw:layer="layout" svg:width="0.029cm" svg:height="0.374cm" svg:x="22.83cm" svg:y="4.488cm" svg:viewBox="0 0 30 375" draw:points="0,375 30,375 30,0 0,0">
          <text:p/>
        </draw:polygon>
        <draw:polygon draw:style-name="gr36" draw:text-style-name="P8" draw:layer="layout" svg:width="0.029cm" svg:height="0.374cm" svg:x="22.859cm" svg:y="4.488cm" svg:viewBox="0 0 30 375" draw:points="0,375 30,375 30,0 0,0">
          <text:p/>
        </draw:polygon>
        <draw:polygon draw:style-name="gr36" draw:text-style-name="P8" draw:layer="layout" svg:width="0.03cm" svg:height="0.374cm" svg:x="22.888cm" svg:y="4.488cm" svg:viewBox="0 0 31 375" draw:points="0,375 31,375 31,0 0,0">
          <text:p/>
        </draw:polygon>
        <draw:polygon draw:style-name="gr36" draw:text-style-name="P8" draw:layer="layout" svg:width="0.029cm" svg:height="0.374cm" svg:x="22.918cm" svg:y="4.488cm" svg:viewBox="0 0 30 375" draw:points="0,375 30,375 30,0 0,0">
          <text:p/>
        </draw:polygon>
        <draw:polygon draw:style-name="gr38" draw:text-style-name="P10" draw:layer="layout" svg:width="0.029cm" svg:height="0.374cm" svg:x="22.947cm" svg:y="4.488cm" svg:viewBox="0 0 30 375" draw:points="0,375 30,375 30,0 0,0">
          <text:p/>
        </draw:polygon>
        <draw:polygon draw:style-name="gr38" draw:text-style-name="P10" draw:layer="layout" svg:width="0.03cm" svg:height="0.374cm" svg:x="22.977cm" svg:y="4.488cm" svg:viewBox="0 0 31 375" draw:points="0,375 31,375 31,0 0,0">
          <text:p/>
        </draw:polygon>
        <draw:polygon draw:style-name="gr38" draw:text-style-name="P10" draw:layer="layout" svg:width="0.029cm" svg:height="0.374cm" svg:x="23.007cm" svg:y="4.488cm" svg:viewBox="0 0 30 375" draw:points="0,375 30,375 30,0 0,0">
          <text:p/>
        </draw:polygon>
        <draw:polygon draw:style-name="gr35" draw:text-style-name="P7" draw:layer="layout" svg:width="0.029cm" svg:height="0.374cm" svg:x="23.036cm" svg:y="4.488cm" svg:viewBox="0 0 30 375" draw:points="0,375 30,375 30,0 0,0">
          <text:p/>
        </draw:polygon>
        <draw:polygon draw:style-name="gr36" draw:text-style-name="P8" draw:layer="layout" svg:width="0.029cm" svg:height="0.374cm" svg:x="23.065cm" svg:y="4.488cm" svg:viewBox="0 0 30 375" draw:points="0,375 30,375 30,0 0,0">
          <text:p/>
        </draw:polygon>
        <draw:polygon draw:style-name="gr35" draw:text-style-name="P7" draw:layer="layout" svg:width="0.029cm" svg:height="0.374cm" svg:x="23.095cm" svg:y="4.488cm" svg:viewBox="0 0 30 375" draw:points="0,375 30,375 30,0 0,0">
          <text:p/>
        </draw:polygon>
        <draw:polygon draw:style-name="gr35" draw:text-style-name="P7" draw:layer="layout" svg:width="0.029cm" svg:height="0.374cm" svg:x="23.125cm" svg:y="4.488cm" svg:viewBox="0 0 30 375" draw:points="0,375 30,375 30,0 0,0">
          <text:p/>
        </draw:polygon>
        <draw:polygon draw:style-name="gr35" draw:text-style-name="P7" draw:layer="layout" svg:width="0.029cm" svg:height="0.374cm" svg:x="23.154cm" svg:y="4.488cm" svg:viewBox="0 0 30 375" draw:points="0,375 30,375 30,0 0,0">
          <text:p/>
        </draw:polygon>
        <draw:polygon draw:style-name="gr36" draw:text-style-name="P8" draw:layer="layout" svg:width="0.029cm" svg:height="0.374cm" svg:x="23.183cm" svg:y="4.488cm" svg:viewBox="0 0 30 375" draw:points="0,375 30,375 30,0 0,0">
          <text:p/>
        </draw:polygon>
        <draw:polygon draw:style-name="gr38" draw:text-style-name="P10" draw:layer="layout" svg:width="0.029cm" svg:height="0.374cm" svg:x="23.213cm" svg:y="4.488cm" svg:viewBox="0 0 30 375" draw:points="0,375 30,375 30,0 0,0">
          <text:p/>
        </draw:polygon>
        <draw:polygon draw:style-name="gr36" draw:text-style-name="P8" draw:layer="layout" svg:width="0.029cm" svg:height="0.374cm" svg:x="23.242cm" svg:y="4.488cm" svg:viewBox="0 0 30 375" draw:points="0,375 30,375 30,0 0,0">
          <text:p/>
        </draw:polygon>
        <draw:polygon draw:style-name="gr38" draw:text-style-name="P10" draw:layer="layout" svg:width="0.029cm" svg:height="0.374cm" svg:x="23.271cm" svg:y="4.488cm" svg:viewBox="0 0 30 375" draw:points="0,375 30,375 30,0 0,0">
          <text:p/>
        </draw:polygon>
        <draw:polygon draw:style-name="gr38" draw:text-style-name="P10" draw:layer="layout" svg:width="0.029cm" svg:height="0.374cm" svg:x="23.301cm" svg:y="4.488cm" svg:viewBox="0 0 30 375" draw:points="0,375 30,375 30,0 0,0">
          <text:p/>
        </draw:polygon>
        <draw:polygon draw:style-name="gr36" draw:text-style-name="P8" draw:layer="layout" svg:width="0.029cm" svg:height="0.374cm" svg:x="23.331cm" svg:y="4.488cm" svg:viewBox="0 0 30 375" draw:points="0,375 30,375 30,0 0,0">
          <text:p/>
        </draw:polygon>
        <draw:polygon draw:style-name="gr37" draw:text-style-name="P9" draw:layer="layout" svg:width="0.029cm" svg:height="0.374cm" svg:x="23.36cm" svg:y="4.488cm" svg:viewBox="0 0 30 375" draw:points="0,375 30,375 30,0 0,0">
          <text:p/>
        </draw:polygon>
        <draw:polygon draw:style-name="gr38" draw:text-style-name="P10" draw:layer="layout" svg:width="0.029cm" svg:height="0.374cm" svg:x="23.389cm" svg:y="4.488cm" svg:viewBox="0 0 30 375" draw:points="0,375 30,375 30,0 0,0">
          <text:p/>
        </draw:polygon>
        <draw:polygon draw:style-name="gr37" draw:text-style-name="P9" draw:layer="layout" svg:width="0.029cm" svg:height="0.374cm" svg:x="23.419cm" svg:y="4.488cm" svg:viewBox="0 0 30 375" draw:points="0,375 30,375 30,0 0,0">
          <text:p/>
        </draw:polygon>
        <draw:polygon draw:style-name="gr38" draw:text-style-name="P10" draw:layer="layout" svg:width="0.029cm" svg:height="0.374cm" svg:x="23.449cm" svg:y="4.488cm" svg:viewBox="0 0 30 375" draw:points="0,375 30,375 30,0 0,0">
          <text:p/>
        </draw:polygon>
        <draw:polygon draw:style-name="gr36" draw:text-style-name="P8" draw:layer="layout" svg:width="0.029cm" svg:height="0.374cm" svg:x="23.507cm" svg:y="4.488cm" svg:viewBox="0 0 30 375" draw:points="0,375 30,375 30,0 0,0">
          <text:p/>
        </draw:polygon>
        <draw:polygon draw:style-name="gr38" draw:text-style-name="P10" draw:layer="layout" svg:width="0.029cm" svg:height="0.374cm" svg:x="23.537cm" svg:y="4.488cm" svg:viewBox="0 0 30 375" draw:points="0,375 30,375 30,0 0,0">
          <text:p/>
        </draw:polygon>
        <draw:polygon draw:style-name="gr38" draw:text-style-name="P10" draw:layer="layout" svg:width="0.029cm" svg:height="0.374cm" svg:x="23.566cm" svg:y="4.488cm" svg:viewBox="0 0 30 375" draw:points="0,375 30,375 30,0 0,0">
          <text:p/>
        </draw:polygon>
        <draw:polygon draw:style-name="gr38" draw:text-style-name="P10" draw:layer="layout" svg:width="0.029cm" svg:height="0.374cm" svg:x="23.595cm" svg:y="4.488cm" svg:viewBox="0 0 30 375" draw:points="0,375 30,375 30,0 0,0">
          <text:p/>
        </draw:polygon>
        <draw:polygon draw:style-name="gr35" draw:text-style-name="P7" draw:layer="layout" svg:width="0.029cm" svg:height="0.374cm" svg:x="23.625cm" svg:y="4.488cm" svg:viewBox="0 0 30 375" draw:points="0,375 30,375 30,0 0,0">
          <text:p/>
        </draw:polygon>
        <draw:polygon draw:style-name="gr37" draw:text-style-name="P9" draw:layer="layout" svg:width="0.029cm" svg:height="0.374cm" svg:x="23.655cm" svg:y="4.488cm" svg:viewBox="0 0 30 375" draw:points="0,375 30,375 30,0 0,0">
          <text:p/>
        </draw:polygon>
        <draw:polygon draw:style-name="gr35" draw:text-style-name="P7" draw:layer="layout" svg:width="0.029cm" svg:height="0.374cm" svg:x="23.684cm" svg:y="4.488cm" svg:viewBox="0 0 30 375" draw:points="0,375 30,375 30,0 0,0">
          <text:p/>
        </draw:polygon>
        <draw:polygon draw:style-name="gr35" draw:text-style-name="P7" draw:layer="layout" svg:width="0.029cm" svg:height="0.374cm" svg:x="23.713cm" svg:y="4.488cm" svg:viewBox="0 0 30 375" draw:points="0,375 30,375 30,0 0,0">
          <text:p/>
        </draw:polygon>
        <draw:polygon draw:style-name="gr38" draw:text-style-name="P10" draw:layer="layout" svg:width="0.03cm" svg:height="0.374cm" svg:x="23.742cm" svg:y="4.488cm" svg:viewBox="0 0 31 375" draw:points="0,375 31,375 31,0 0,0">
          <text:p/>
        </draw:polygon>
        <draw:polygon draw:style-name="gr37" draw:text-style-name="P9" draw:layer="layout" svg:width="0.029cm" svg:height="0.374cm" svg:x="23.773cm" svg:y="4.488cm" svg:viewBox="0 0 30 375" draw:points="0,375 30,375 30,0 0,0">
          <text:p/>
        </draw:polygon>
        <draw:polygon draw:style-name="gr35" draw:text-style-name="P7" draw:layer="layout" svg:width="0.029cm" svg:height="0.374cm" svg:x="23.802cm" svg:y="4.488cm" svg:viewBox="0 0 30 375" draw:points="0,375 30,375 30,0 0,0">
          <text:p/>
        </draw:polygon>
        <draw:polygon draw:style-name="gr35" draw:text-style-name="P7" draw:layer="layout" svg:width="0.03cm" svg:height="0.374cm" svg:x="23.831cm" svg:y="4.488cm" svg:viewBox="0 0 31 375" draw:points="0,375 31,375 31,0 0,0">
          <text:p/>
        </draw:polygon>
        <draw:polygon draw:style-name="gr36" draw:text-style-name="P8" draw:layer="layout" svg:width="0.029cm" svg:height="0.374cm" svg:x="23.861cm" svg:y="4.488cm" svg:viewBox="0 0 30 375" draw:points="0,375 30,375 30,0 0,0">
          <text:p/>
        </draw:polygon>
        <draw:polygon draw:style-name="gr37" draw:text-style-name="P9" draw:layer="layout" svg:width="0.029cm" svg:height="0.374cm" svg:x="23.89cm" svg:y="4.488cm" svg:viewBox="0 0 30 375" draw:points="0,375 30,375 30,0 0,0">
          <text:p/>
        </draw:polygon>
        <draw:polygon draw:style-name="gr36" draw:text-style-name="P8" draw:layer="layout" svg:width="0.029cm" svg:height="0.374cm" svg:x="23.919cm" svg:y="4.488cm" svg:viewBox="0 0 30 375" draw:points="0,375 30,375 30,0 0,0">
          <text:p/>
        </draw:polygon>
        <draw:polygon draw:style-name="gr37" draw:text-style-name="P9" draw:layer="layout" svg:width="0.029cm" svg:height="0.374cm" svg:x="23.949cm" svg:y="4.488cm" svg:viewBox="0 0 30 375" draw:points="0,375 30,375 30,0 0,0">
          <text:p/>
        </draw:polygon>
        <draw:polygon draw:style-name="gr37" draw:text-style-name="P9" draw:layer="layout" svg:width="0.029cm" svg:height="0.374cm" svg:x="23.979cm" svg:y="4.488cm" svg:viewBox="0 0 30 375" draw:points="0,375 30,375 30,0 0,0">
          <text:p/>
        </draw:polygon>
        <draw:polygon draw:style-name="gr35" draw:text-style-name="P7" draw:layer="layout" svg:width="0.029cm" svg:height="0.374cm" svg:x="24.008cm" svg:y="4.488cm" svg:viewBox="0 0 30 375" draw:points="0,375 30,375 30,0 0,0">
          <text:p/>
        </draw:polygon>
        <draw:polygon draw:style-name="gr36" draw:text-style-name="P8" draw:layer="layout" svg:width="0.029cm" svg:height="0.374cm" svg:x="24.037cm" svg:y="4.488cm" svg:viewBox="0 0 30 375" draw:points="0,375 30,375 30,0 0,0">
          <text:p/>
        </draw:polygon>
        <draw:polygon draw:style-name="gr38" draw:text-style-name="P10" draw:layer="layout" svg:width="0.029cm" svg:height="0.374cm" svg:x="24.066cm" svg:y="4.488cm" svg:viewBox="0 0 30 375" draw:points="0,375 30,375 30,0 0,0">
          <text:p/>
        </draw:polygon>
        <draw:polygon draw:style-name="gr36" draw:text-style-name="P8" draw:layer="layout" svg:width="0.029cm" svg:height="0.374cm" svg:x="24.097cm" svg:y="4.488cm" svg:viewBox="0 0 30 375" draw:points="0,375 30,375 30,0 0,0">
          <text:p/>
        </draw:polygon>
        <draw:polygon draw:style-name="gr38" draw:text-style-name="P10" draw:layer="layout" svg:width="0.029cm" svg:height="0.374cm" svg:x="24.126cm" svg:y="4.488cm" svg:viewBox="0 0 30 375" draw:points="0,375 30,375 30,0 0,0">
          <text:p/>
        </draw:polygon>
        <draw:polygon draw:style-name="gr37" draw:text-style-name="P9" draw:layer="layout" svg:width="0.029cm" svg:height="0.374cm" svg:x="24.155cm" svg:y="4.488cm" svg:viewBox="0 0 30 375" draw:points="0,375 30,375 30,0 0,0">
          <text:p/>
        </draw:polygon>
        <draw:polygon draw:style-name="gr38" draw:text-style-name="P10" draw:layer="layout" svg:width="0.03cm" svg:height="0.374cm" svg:x="24.184cm" svg:y="4.488cm" svg:viewBox="0 0 31 375" draw:points="0,375 31,375 31,0 0,0">
          <text:p/>
        </draw:polygon>
        <draw:polygon draw:style-name="gr37" draw:text-style-name="P9" draw:layer="layout" svg:width="0.029cm" svg:height="0.374cm" svg:x="24.214cm" svg:y="4.488cm" svg:viewBox="0 0 30 375" draw:points="0,375 30,375 30,0 0,0">
          <text:p/>
        </draw:polygon>
        <draw:polygon draw:style-name="gr36" draw:text-style-name="P8" draw:layer="layout" svg:width="0.029cm" svg:height="0.374cm" svg:x="24.243cm" svg:y="4.488cm" svg:viewBox="0 0 30 375" draw:points="0,375 30,375 30,0 0,0">
          <text:p/>
        </draw:polygon>
        <draw:polygon draw:style-name="gr36" draw:text-style-name="P8" draw:layer="layout" svg:width="0.029cm" svg:height="0.374cm" svg:x="24.274cm" svg:y="4.488cm" svg:viewBox="0 0 30 375" draw:points="0,375 30,375 30,0 0,0">
          <text:p/>
        </draw:polygon>
        <draw:polygon draw:style-name="gr37" draw:text-style-name="P9" draw:layer="layout" svg:width="0.029cm" svg:height="0.374cm" svg:x="24.303cm" svg:y="4.488cm" svg:viewBox="0 0 30 375" draw:points="0,375 30,375 30,0 0,0">
          <text:p/>
        </draw:polygon>
        <draw:polygon draw:style-name="gr36" draw:text-style-name="P8" draw:layer="layout" svg:width="0.029cm" svg:height="0.374cm" svg:x="24.332cm" svg:y="4.488cm" svg:viewBox="0 0 30 375" draw:points="0,375 30,375 30,0 0,0">
          <text:p/>
        </draw:polygon>
        <draw:polygon draw:style-name="gr36" draw:text-style-name="P8" draw:layer="layout" svg:width="0.029cm" svg:height="0.374cm" svg:x="24.361cm" svg:y="4.488cm" svg:viewBox="0 0 30 375" draw:points="0,375 30,375 30,0 0,0">
          <text:p/>
        </draw:polygon>
        <draw:polygon draw:style-name="gr38" draw:text-style-name="P10" draw:layer="layout" svg:width="0.029cm" svg:height="0.374cm" svg:x="24.39cm" svg:y="4.488cm" svg:viewBox="0 0 30 375" draw:points="0,375 30,375 30,0 0,0">
          <text:p/>
        </draw:polygon>
        <draw:polygon draw:style-name="gr35" draw:text-style-name="P7" draw:layer="layout" svg:width="0.029cm" svg:height="0.374cm" svg:x="24.42cm" svg:y="4.488cm" svg:viewBox="0 0 30 375" draw:points="0,375 30,375 30,0 0,0">
          <text:p/>
        </draw:polygon>
        <draw:polygon draw:style-name="gr35" draw:text-style-name="P7" draw:layer="layout" svg:width="0.029cm" svg:height="0.374cm" svg:x="24.45cm" svg:y="4.488cm" svg:viewBox="0 0 30 375" draw:points="0,375 30,375 30,0 0,0">
          <text:p/>
        </draw:polygon>
        <draw:polygon draw:style-name="gr35" draw:text-style-name="P7" draw:layer="layout" svg:width="0.029cm" svg:height="0.374cm" svg:x="24.479cm" svg:y="4.488cm" svg:viewBox="0 0 30 375" draw:points="0,375 30,375 30,0 0,0">
          <text:p/>
        </draw:polygon>
        <draw:polygon draw:style-name="gr36" draw:text-style-name="P8" draw:layer="layout" svg:width="0.03cm" svg:height="0.374cm" svg:x="24.508cm" svg:y="4.488cm" svg:viewBox="0 0 31 375" draw:points="0,375 31,375 31,0 0,0">
          <text:p/>
        </draw:polygon>
        <draw:polygon draw:style-name="gr35" draw:text-style-name="P7" draw:layer="layout" svg:width="0.029cm" svg:height="0.374cm" svg:x="24.538cm" svg:y="4.488cm" svg:viewBox="0 0 30 375" draw:points="0,375 30,375 30,0 0,0">
          <text:p/>
        </draw:polygon>
        <draw:polygon draw:style-name="gr38" draw:text-style-name="P10" draw:layer="layout" svg:width="0.029cm" svg:height="0.374cm" svg:x="24.567cm" svg:y="4.488cm" svg:viewBox="0 0 30 375" draw:points="0,375 30,375 30,0 0,0">
          <text:p/>
        </draw:polygon>
        <draw:polygon draw:style-name="gr37" draw:text-style-name="P9" draw:layer="layout" svg:width="0.03cm" svg:height="0.374cm" svg:x="24.596cm" svg:y="4.488cm" svg:viewBox="0 0 31 375" draw:points="0,375 31,375 31,0 0,0">
          <text:p/>
        </draw:polygon>
        <draw:polygon draw:style-name="gr38" draw:text-style-name="P10" draw:layer="layout" svg:width="0.029cm" svg:height="0.374cm" svg:x="24.627cm" svg:y="4.488cm" svg:viewBox="0 0 30 375" draw:points="0,375 30,375 30,0 0,0">
          <text:p/>
        </draw:polygon>
        <draw:polygon draw:style-name="gr35" draw:text-style-name="P7" draw:layer="layout" svg:width="0.029cm" svg:height="0.374cm" svg:x="24.656cm" svg:y="4.488cm" svg:viewBox="0 0 30 375" draw:points="0,375 30,375 30,0 0,0">
          <text:p/>
        </draw:polygon>
        <draw:polygon draw:style-name="gr35" draw:text-style-name="P7" draw:layer="layout" svg:width="0.029cm" svg:height="0.374cm" svg:x="24.685cm" svg:y="4.488cm" svg:viewBox="0 0 30 375" draw:points="0,375 30,375 30,0 0,0">
          <text:p/>
        </draw:polygon>
        <draw:polygon draw:style-name="gr36" draw:text-style-name="P8" draw:layer="layout" svg:width="0.029cm" svg:height="0.374cm" svg:x="24.715cm" svg:y="4.488cm" svg:viewBox="0 0 30 375" draw:points="0,375 30,375 30,0 0,0">
          <text:p/>
        </draw:polygon>
        <draw:polygon draw:style-name="gr35" draw:text-style-name="P7" draw:layer="layout" svg:width="0.029cm" svg:height="0.374cm" svg:x="24.744cm" svg:y="4.488cm" svg:viewBox="0 0 30 375" draw:points="0,375 30,375 30,0 0,0">
          <text:p/>
        </draw:polygon>
        <draw:polygon draw:style-name="gr35" draw:text-style-name="P7" draw:layer="layout" svg:width="0.029cm" svg:height="0.374cm" svg:x="24.774cm" svg:y="4.488cm" svg:viewBox="0 0 30 375" draw:points="0,375 30,375 30,0 0,0">
          <text:p/>
        </draw:polygon>
        <draw:polygon draw:style-name="gr36" draw:text-style-name="P8" draw:layer="layout" svg:width="0.029cm" svg:height="0.374cm" svg:x="24.803cm" svg:y="4.488cm" svg:viewBox="0 0 30 375" draw:points="0,375 30,375 30,0 0,0">
          <text:p/>
        </draw:polygon>
        <draw:polygon draw:style-name="gr38" draw:text-style-name="P10" draw:layer="layout" svg:width="0.029cm" svg:height="0.374cm" svg:x="24.833cm" svg:y="4.488cm" svg:viewBox="0 0 30 375" draw:points="0,375 30,375 30,0 0,0">
          <text:p/>
        </draw:polygon>
        <draw:polygon draw:style-name="gr38" draw:text-style-name="P10" draw:layer="layout" svg:width="0.029cm" svg:height="0.374cm" svg:x="24.862cm" svg:y="4.488cm" svg:viewBox="0 0 30 375" draw:points="0,375 30,375 30,0 0,0">
          <text:p/>
        </draw:polygon>
        <draw:polygon draw:style-name="gr38" draw:text-style-name="P10" draw:layer="layout" svg:width="0.029cm" svg:height="0.374cm" svg:x="24.891cm" svg:y="4.488cm" svg:viewBox="0 0 30 375" draw:points="0,375 30,375 30,0 0,0">
          <text:p/>
        </draw:polygon>
        <draw:polygon draw:style-name="gr36" draw:text-style-name="P8" draw:layer="layout" svg:width="0.029cm" svg:height="0.374cm" svg:x="24.92cm" svg:y="4.488cm" svg:viewBox="0 0 30 375" draw:points="0,375 30,375 30,0 0,0">
          <text:p/>
        </draw:polygon>
        <draw:polygon draw:style-name="gr35" draw:text-style-name="P7" draw:layer="layout" svg:width="0.03cm" svg:height="0.374cm" svg:x="24.95cm" svg:y="4.488cm" svg:viewBox="0 0 31 375" draw:points="0,375 31,375 31,0 0,0">
          <text:p/>
        </draw:polygon>
        <draw:polygon draw:style-name="gr35" draw:text-style-name="P7" draw:layer="layout" svg:width="0.029cm" svg:height="0.374cm" svg:x="24.98cm" svg:y="4.488cm" svg:viewBox="0 0 30 375" draw:points="0,375 30,375 30,0 0,0">
          <text:p/>
        </draw:polygon>
        <draw:polygon draw:style-name="gr36" draw:text-style-name="P8" draw:layer="layout" svg:width="0.029cm" svg:height="0.374cm" svg:x="25.009cm" svg:y="4.488cm" svg:viewBox="0 0 30 375" draw:points="0,375 30,375 30,0 0,0">
          <text:p/>
        </draw:polygon>
        <draw:polygon draw:style-name="gr35" draw:text-style-name="P7" draw:layer="layout" svg:width="0.03cm" svg:height="0.374cm" svg:x="25.038cm" svg:y="4.488cm" svg:viewBox="0 0 31 375" draw:points="0,375 31,375 31,0 0,0">
          <text:p/>
        </draw:polygon>
        <draw:polygon draw:style-name="gr35" draw:text-style-name="P7" draw:layer="layout" svg:width="0.029cm" svg:height="0.374cm" svg:x="25.068cm" svg:y="4.488cm" svg:viewBox="0 0 30 375" draw:points="0,375 30,375 30,0 0,0">
          <text:p/>
        </draw:polygon>
        <draw:polygon draw:style-name="gr36" draw:text-style-name="P8" draw:layer="layout" svg:width="0.029cm" svg:height="0.374cm" svg:x="25.098cm" svg:y="4.488cm" svg:viewBox="0 0 30 375" draw:points="0,375 30,375 30,0 0,0">
          <text:p/>
        </draw:polygon>
        <draw:polygon draw:style-name="gr37" draw:text-style-name="P9" draw:layer="layout" svg:width="0.029cm" svg:height="0.374cm" svg:x="25.127cm" svg:y="4.488cm" svg:viewBox="0 0 30 375" draw:points="0,375 30,375 30,0 0,0">
          <text:p/>
        </draw:polygon>
        <draw:polygon draw:style-name="gr37" draw:text-style-name="P9" draw:layer="layout" svg:width="0.029cm" svg:height="0.374cm" svg:x="25.157cm" svg:y="4.488cm" svg:viewBox="0 0 30 375" draw:points="0,375 30,375 30,0 0,0">
          <text:p/>
        </draw:polygon>
        <draw:polygon draw:style-name="gr35" draw:text-style-name="P7" draw:layer="layout" svg:width="0.029cm" svg:height="0.374cm" svg:x="25.186cm" svg:y="4.488cm" svg:viewBox="0 0 30 375" draw:points="0,375 30,375 30,0 0,0">
          <text:p/>
        </draw:polygon>
        <draw:polygon draw:style-name="gr38" draw:text-style-name="P10" draw:layer="layout" svg:width="0.029cm" svg:height="0.374cm" svg:x="25.215cm" svg:y="4.488cm" svg:viewBox="0 0 30 375" draw:points="0,375 30,375 30,0 0,0">
          <text:p/>
        </draw:polygon>
        <draw:polygon draw:style-name="gr36" draw:text-style-name="P8" draw:layer="layout" svg:width="0.029cm" svg:height="0.374cm" svg:x="25.244cm" svg:y="4.488cm" svg:viewBox="0 0 30 375" draw:points="0,375 30,375 30,0 0,0">
          <text:p/>
        </draw:polygon>
        <draw:polygon draw:style-name="gr38" draw:text-style-name="P10" draw:layer="layout" svg:width="0.029cm" svg:height="0.374cm" svg:x="25.275cm" svg:y="4.488cm" svg:viewBox="0 0 30 375" draw:points="0,375 30,375 30,0 0,0">
          <text:p/>
        </draw:polygon>
        <draw:polygon draw:style-name="gr36" draw:text-style-name="P8" draw:layer="layout" svg:width="0.029cm" svg:height="0.374cm" svg:x="25.304cm" svg:y="4.488cm" svg:viewBox="0 0 30 375" draw:points="0,375 30,375 30,0 0,0">
          <text:p/>
        </draw:polygon>
        <draw:polygon draw:style-name="gr38" draw:text-style-name="P10" draw:layer="layout" svg:width="0.029cm" svg:height="0.374cm" svg:x="25.333cm" svg:y="4.488cm" svg:viewBox="0 0 30 375" draw:points="0,375 30,375 30,0 0,0">
          <text:p/>
        </draw:polygon>
        <draw:polygon draw:style-name="gr38" draw:text-style-name="P10" draw:layer="layout" svg:width="0.03cm" svg:height="0.374cm" svg:x="25.362cm" svg:y="4.488cm" svg:viewBox="0 0 31 375" draw:points="0,375 31,375 31,0 0,0">
          <text:p/>
        </draw:polygon>
        <draw:polygon draw:style-name="gr37" draw:text-style-name="P9" draw:layer="layout" svg:width="0.029cm" svg:height="0.374cm" svg:x="25.392cm" svg:y="4.488cm" svg:viewBox="0 0 30 375" draw:points="0,375 30,375 30,0 0,0">
          <text:p/>
        </draw:polygon>
        <draw:polygon draw:style-name="gr37" draw:text-style-name="P9" draw:layer="layout" svg:width="0.029cm" svg:height="0.374cm" svg:x="25.422cm" svg:y="4.488cm" svg:viewBox="0 0 30 375" draw:points="0,375 30,375 30,0 0,0">
          <text:p/>
        </draw:polygon>
        <draw:polygon draw:style-name="gr36" draw:text-style-name="P8" draw:layer="layout" svg:width="0.029cm" svg:height="0.374cm" svg:x="25.451cm" svg:y="4.488cm" svg:viewBox="0 0 30 375" draw:points="0,375 30,375 30,0 0,0">
          <text:p/>
        </draw:polygon>
        <draw:polygon draw:style-name="gr38" draw:text-style-name="P10" draw:layer="layout" svg:width="0.029cm" svg:height="0.374cm" svg:x="25.481cm" svg:y="4.488cm" svg:viewBox="0 0 30 375" draw:points="0,375 30,375 30,0 0,0">
          <text:p/>
        </draw:polygon>
        <draw:polygon draw:style-name="gr36" draw:text-style-name="P8" draw:layer="layout" svg:width="0.029cm" svg:height="0.374cm" svg:x="25.51cm" svg:y="4.488cm" svg:viewBox="0 0 30 375" draw:points="0,375 30,375 30,0 0,0">
          <text:p/>
        </draw:polygon>
        <draw:polygon draw:style-name="gr38" draw:text-style-name="P10" draw:layer="layout" svg:width="0.029cm" svg:height="0.374cm" svg:x="25.539cm" svg:y="4.488cm" svg:viewBox="0 0 30 375" draw:points="0,375 30,375 30,0 0,0">
          <text:p/>
        </draw:polygon>
        <draw:polygon draw:style-name="gr39" draw:text-style-name="P11" draw:layer="layout" svg:width="0.029cm" svg:height="0.374cm" svg:x="25.568cm" svg:y="4.488cm" svg:viewBox="0 0 30 375" draw:points="0,375 30,375 30,0 0,0">
          <text:p/>
        </draw:polygon>
        <draw:polygon draw:style-name="gr37" draw:text-style-name="P9" draw:layer="layout" svg:width="0.029cm" svg:height="0.374cm" svg:x="25.599cm" svg:y="4.488cm" svg:viewBox="0 0 30 375" draw:points="0,375 30,375 30,0 0,0">
          <text:p/>
        </draw:polygon>
        <draw:polygon draw:style-name="gr36" draw:text-style-name="P8" draw:layer="layout" svg:width="0.029cm" svg:height="0.374cm" svg:x="25.628cm" svg:y="4.488cm" svg:viewBox="0 0 30 375" draw:points="0,375 30,375 30,0 0,0">
          <text:p/>
        </draw:polygon>
        <draw:polygon draw:style-name="gr35" draw:text-style-name="P7" draw:layer="layout" svg:width="0.029cm" svg:height="0.374cm" svg:x="25.657cm" svg:y="4.488cm" svg:viewBox="0 0 30 375" draw:points="0,375 30,375 30,0 0,0">
          <text:p/>
        </draw:polygon>
        <draw:polygon draw:style-name="gr38" draw:text-style-name="P10" draw:layer="layout" svg:width="0.029cm" svg:height="0.374cm" svg:x="25.686cm" svg:y="4.488cm" svg:viewBox="0 0 30 375" draw:points="0,375 30,375 30,0 0,0">
          <text:p/>
        </draw:polygon>
        <draw:polygon draw:style-name="gr36" draw:text-style-name="P8" draw:layer="layout" svg:width="0.029cm" svg:height="0.374cm" svg:x="25.716cm" svg:y="4.488cm" svg:viewBox="0 0 30 375" draw:points="0,375 30,375 30,0 0,0">
          <text:p/>
        </draw:polygon>
        <draw:polygon draw:style-name="gr37" draw:text-style-name="P9" draw:layer="layout" svg:width="0.029cm" svg:height="0.374cm" svg:x="25.746cm" svg:y="4.488cm" svg:viewBox="0 0 30 375" draw:points="0,375 30,375 30,0 0,0">
          <text:p/>
        </draw:polygon>
        <draw:polygon draw:style-name="gr35" draw:text-style-name="P7" draw:layer="layout" svg:width="0.029cm" svg:height="0.374cm" svg:x="25.775cm" svg:y="4.488cm" svg:viewBox="0 0 30 375" draw:points="0,375 30,375 30,0 0,0">
          <text:p/>
        </draw:polygon>
        <draw:polygon draw:style-name="gr38" draw:text-style-name="P10" draw:layer="layout" svg:width="0.03cm" svg:height="0.374cm" svg:x="25.804cm" svg:y="4.488cm" svg:viewBox="0 0 31 375" draw:points="0,375 31,375 31,0 0,0">
          <text:p/>
        </draw:polygon>
        <draw:polygon draw:style-name="gr37" draw:text-style-name="P9" draw:layer="layout" svg:width="0.029cm" svg:height="0.374cm" svg:x="25.834cm" svg:y="4.488cm" svg:viewBox="0 0 30 375" draw:points="0,375 30,375 30,0 0,0">
          <text:p/>
        </draw:polygon>
        <draw:polygon draw:style-name="gr35" draw:text-style-name="P7" draw:layer="layout" svg:width="0.029cm" svg:height="0.374cm" svg:x="25.863cm" svg:y="4.488cm" svg:viewBox="0 0 30 375" draw:points="0,375 30,375 30,0 0,0">
          <text:p/>
        </draw:polygon>
        <draw:polygon draw:style-name="gr35" draw:text-style-name="P7" draw:layer="layout" svg:width="0.03cm" svg:height="0.374cm" svg:x="25.892cm" svg:y="4.488cm" svg:viewBox="0 0 31 375" draw:points="0,375 31,375 31,0 0,0">
          <text:p/>
        </draw:polygon>
        <draw:polygon draw:style-name="gr37" draw:text-style-name="P9" draw:layer="layout" svg:width="0.029cm" svg:height="0.374cm" svg:x="25.923cm" svg:y="4.488cm" svg:viewBox="0 0 30 375" draw:points="0,375 30,375 30,0 0,0">
          <text:p/>
        </draw:polygon>
        <draw:polygon draw:style-name="gr35" draw:text-style-name="P7" draw:layer="layout" svg:width="0.029cm" svg:height="0.374cm" svg:x="25.952cm" svg:y="4.488cm" svg:viewBox="0 0 30 375" draw:points="0,375 30,375 30,0 0,0">
          <text:p/>
        </draw:polygon>
        <draw:polygon draw:style-name="gr35" draw:text-style-name="P7" draw:layer="layout" svg:width="0.029cm" svg:height="0.374cm" svg:x="25.981cm" svg:y="4.488cm" svg:viewBox="0 0 30 375" draw:points="0,375 30,375 30,0 0,0">
          <text:p/>
        </draw:polygon>
        <draw:polygon draw:style-name="gr36" draw:text-style-name="P8" draw:layer="layout" svg:width="0.029cm" svg:height="0.374cm" svg:x="26.01cm" svg:y="4.488cm" svg:viewBox="0 0 30 375" draw:points="0,375 30,375 30,0 0,0">
          <text:p/>
        </draw:polygon>
        <draw:polygon draw:style-name="gr37" draw:text-style-name="P9" draw:layer="layout" svg:width="0.029cm" svg:height="0.374cm" svg:x="26.04cm" svg:y="4.488cm" svg:viewBox="0 0 30 375" draw:points="0,375 30,375 30,0 0,0">
          <text:p/>
        </draw:polygon>
        <draw:polygon draw:style-name="gr36" draw:text-style-name="P8" draw:layer="layout" svg:width="0.029cm" svg:height="0.374cm" svg:x="26.07cm" svg:y="4.488cm" svg:viewBox="0 0 30 375" draw:points="0,375 30,375 30,0 0,0">
          <text:p/>
        </draw:polygon>
        <draw:polygon draw:style-name="gr35" draw:text-style-name="P7" draw:layer="layout" svg:width="0.029cm" svg:height="0.374cm" svg:x="26.099cm" svg:y="4.488cm" svg:viewBox="0 0 30 375" draw:points="0,375 30,375 30,0 0,0">
          <text:p/>
        </draw:polygon>
        <draw:polygon draw:style-name="gr37" draw:text-style-name="P9" draw:layer="layout" svg:width="0.03cm" svg:height="0.374cm" svg:x="26.128cm" svg:y="4.488cm" svg:viewBox="0 0 31 375" draw:points="0,375 31,375 31,0 0,0">
          <text:p/>
        </draw:polygon>
        <draw:polygon draw:style-name="gr36" draw:text-style-name="P8" draw:layer="layout" svg:width="0.029cm" svg:height="0.374cm" svg:x="26.158cm" svg:y="4.488cm" svg:viewBox="0 0 30 375" draw:points="0,375 30,375 30,0 0,0">
          <text:p/>
        </draw:polygon>
        <draw:polygon draw:style-name="gr37" draw:text-style-name="P9" draw:layer="layout" svg:width="0.029cm" svg:height="0.374cm" svg:x="26.187cm" svg:y="4.488cm" svg:viewBox="0 0 30 375" draw:points="0,375 30,375 30,0 0,0">
          <text:p/>
        </draw:polygon>
        <draw:polygon draw:style-name="gr35" draw:text-style-name="P7" draw:layer="layout" svg:width="0.03cm" svg:height="0.374cm" svg:x="26.216cm" svg:y="4.488cm" svg:viewBox="0 0 31 375" draw:points="0,375 31,375 31,0 0,0">
          <text:p/>
        </draw:polygon>
        <draw:polygon draw:style-name="gr35" draw:text-style-name="P7" draw:layer="layout" svg:width="0.029cm" svg:height="0.374cm" svg:x="26.247cm" svg:y="4.488cm" svg:viewBox="0 0 30 375" draw:points="0,375 30,375 30,0 0,0">
          <text:p/>
        </draw:polygon>
        <draw:polygon draw:style-name="gr35" draw:text-style-name="P7" draw:layer="layout" svg:width="0.029cm" svg:height="0.374cm" svg:x="26.276cm" svg:y="4.488cm" svg:viewBox="0 0 30 375" draw:points="0,375 30,375 30,0 0,0">
          <text:p/>
        </draw:polygon>
        <draw:polygon draw:style-name="gr38" draw:text-style-name="P10" draw:layer="layout" svg:width="0.029cm" svg:height="0.374cm" svg:x="26.305cm" svg:y="4.488cm" svg:viewBox="0 0 30 375" draw:points="0,375 30,375 30,0 0,0">
          <text:p/>
        </draw:polygon>
        <draw:polygon draw:style-name="gr37" draw:text-style-name="P9" draw:layer="layout" svg:width="0.029cm" svg:height="0.374cm" svg:x="26.335cm" svg:y="4.488cm" svg:viewBox="0 0 30 375" draw:points="0,375 30,375 30,0 0,0">
          <text:p/>
        </draw:polygon>
        <draw:polygon draw:style-name="gr36" draw:text-style-name="P8" draw:layer="layout" svg:width="0.029cm" svg:height="0.374cm" svg:x="26.364cm" svg:y="4.488cm" svg:viewBox="0 0 30 375" draw:points="0,375 30,375 30,0 0,0">
          <text:p/>
        </draw:polygon>
        <draw:polygon draw:style-name="gr37" draw:text-style-name="P9" draw:layer="layout" svg:width="0.029cm" svg:height="0.374cm" svg:x="26.393cm" svg:y="4.488cm" svg:viewBox="0 0 30 375" draw:points="0,375 30,375 30,0 0,0">
          <text:p/>
        </draw:polygon>
        <draw:polygon draw:style-name="gr35" draw:text-style-name="P7" draw:layer="layout" svg:width="0.029cm" svg:height="0.374cm" svg:x="26.423cm" svg:y="4.488cm" svg:viewBox="0 0 30 375" draw:points="0,375 30,375 30,0 0,0">
          <text:p/>
        </draw:polygon>
        <draw:polygon draw:style-name="gr38" draw:text-style-name="P10" draw:layer="layout" svg:width="0.029cm" svg:height="0.374cm" svg:x="26.453cm" svg:y="4.488cm" svg:viewBox="0 0 30 375" draw:points="0,375 30,375 30,0 0,0">
          <text:p/>
        </draw:polygon>
        <draw:polygon draw:style-name="gr35" draw:text-style-name="P7" draw:layer="layout" svg:width="0.029cm" svg:height="0.374cm" svg:x="26.482cm" svg:y="4.488cm" svg:viewBox="0 0 30 375" draw:points="0,375 30,375 30,0 0,0">
          <text:p/>
        </draw:polygon>
        <draw:polygon draw:style-name="gr35" draw:text-style-name="P7" draw:layer="layout" svg:width="0.029cm" svg:height="0.374cm" svg:x="26.511cm" svg:y="4.488cm" svg:viewBox="0 0 30 375" draw:points="0,375 30,375 30,0 0,0">
          <text:p/>
        </draw:polygon>
        <draw:polygon draw:style-name="gr37" draw:text-style-name="P9" draw:layer="layout" svg:width="0.029cm" svg:height="0.374cm" svg:x="26.54cm" svg:y="4.488cm" svg:viewBox="0 0 30 375" draw:points="0,375 30,375 30,0 0,0">
          <text:p/>
        </draw:polygon>
        <draw:polygon draw:style-name="gr38" draw:text-style-name="P10" draw:layer="layout" svg:width="0.03cm" svg:height="0.374cm" svg:x="26.569cm" svg:y="4.488cm" svg:viewBox="0 0 31 375" draw:points="0,375 31,375 31,0 0,0">
          <text:p/>
        </draw:polygon>
        <draw:polygon draw:style-name="gr35" draw:text-style-name="P7" draw:layer="layout" svg:width="0.029cm" svg:height="0.374cm" svg:x="26.6cm" svg:y="4.488cm" svg:viewBox="0 0 30 375" draw:points="0,375 30,375 30,0 0,0">
          <text:p/>
        </draw:polygon>
        <draw:polygon draw:style-name="gr35" draw:text-style-name="P7" draw:layer="layout" svg:width="0.029cm" svg:height="0.374cm" svg:x="26.629cm" svg:y="4.488cm" svg:viewBox="0 0 30 375" draw:points="0,375 30,375 30,0 0,0">
          <text:p/>
        </draw:polygon>
        <draw:polygon draw:style-name="gr38" draw:text-style-name="P10" draw:layer="layout" svg:width="0.03cm" svg:height="0.374cm" svg:x="26.658cm" svg:y="4.488cm" svg:viewBox="0 0 31 375" draw:points="0,375 31,375 31,0 0,0">
          <text:p/>
        </draw:polygon>
        <draw:polygon draw:style-name="gr37" draw:text-style-name="P9" draw:layer="layout" svg:width="0.029cm" svg:height="0.374cm" svg:x="26.688cm" svg:y="4.488cm" svg:viewBox="0 0 30 375" draw:points="0,375 30,375 30,0 0,0">
          <text:p/>
        </draw:polygon>
        <draw:polygon draw:style-name="gr38" draw:text-style-name="P10" draw:layer="layout" svg:width="0.029cm" svg:height="0.374cm" svg:x="26.717cm" svg:y="4.488cm" svg:viewBox="0 0 30 375" draw:points="0,375 30,375 30,0 0,0">
          <text:p/>
        </draw:polygon>
        <draw:polygon draw:style-name="gr37" draw:text-style-name="P9" draw:layer="layout" svg:width="0.029cm" svg:height="0.374cm" svg:x="26.747cm" svg:y="4.488cm" svg:viewBox="0 0 30 375" draw:points="0,375 30,375 30,0 0,0">
          <text:p/>
        </draw:polygon>
        <draw:polygon draw:style-name="gr35" draw:text-style-name="P7" draw:layer="layout" svg:width="0.029cm" svg:height="0.374cm" svg:x="26.777cm" svg:y="4.488cm" svg:viewBox="0 0 30 375" draw:points="0,375 30,375 30,0 0,0">
          <text:p/>
        </draw:polygon>
        <draw:polygon draw:style-name="gr35" draw:text-style-name="P7" draw:layer="layout" svg:width="0.029cm" svg:height="0.374cm" svg:x="26.806cm" svg:y="4.488cm" svg:viewBox="0 0 30 375" draw:points="0,375 30,375 30,0 0,0">
          <text:p/>
        </draw:polygon>
        <draw:polygon draw:style-name="gr38" draw:text-style-name="P10" draw:layer="layout" svg:width="0.029cm" svg:height="0.374cm" svg:x="26.835cm" svg:y="4.488cm" svg:viewBox="0 0 30 375" draw:points="0,375 30,375 30,0 0,0">
          <text:p/>
        </draw:polygon>
        <draw:polygon draw:style-name="gr38" draw:text-style-name="P10" draw:layer="layout" svg:width="0.029cm" svg:height="0.374cm" svg:x="26.864cm" svg:y="4.488cm" svg:viewBox="0 0 30 375" draw:points="0,375 30,375 30,0 0,0">
          <text:p/>
        </draw:polygon>
        <draw:polygon draw:style-name="gr37" draw:text-style-name="P9" draw:layer="layout" svg:width="0.029cm" svg:height="0.374cm" svg:x="26.895cm" svg:y="4.488cm" svg:viewBox="0 0 30 375" draw:points="0,375 30,375 30,0 0,0">
          <text:p/>
        </draw:polygon>
        <draw:polygon draw:style-name="gr36" draw:text-style-name="P8" draw:layer="layout" svg:width="0.029cm" svg:height="0.374cm" svg:x="26.924cm" svg:y="4.488cm" svg:viewBox="0 0 30 375" draw:points="0,375 30,375 30,0 0,0">
          <text:p/>
        </draw:polygon>
        <draw:polygon draw:style-name="gr35" draw:text-style-name="P7" draw:layer="layout" svg:width="0.029cm" svg:height="0.374cm" svg:x="26.953cm" svg:y="4.488cm" svg:viewBox="0 0 30 375" draw:points="0,375 30,375 30,0 0,0">
          <text:p/>
        </draw:polygon>
        <draw:polygon draw:style-name="gr37" draw:text-style-name="P9" draw:layer="layout" svg:width="0.03cm" svg:height="0.374cm" svg:x="26.982cm" svg:y="4.488cm" svg:viewBox="0 0 31 375" draw:points="0,375 31,375 31,0 0,0">
          <text:p/>
        </draw:polygon>
        <draw:polygon draw:style-name="gr35" draw:text-style-name="P7" draw:layer="layout" svg:width="0.029cm" svg:height="0.374cm" svg:x="27.012cm" svg:y="4.488cm" svg:viewBox="0 0 30 375" draw:points="0,375 30,375 30,0 0,0">
          <text:p/>
        </draw:polygon>
        <draw:polygon draw:style-name="gr35" draw:text-style-name="P7" draw:layer="layout" svg:width="0.029cm" svg:height="0.374cm" svg:x="27.041cm" svg:y="4.488cm" svg:viewBox="0 0 30 375" draw:points="0,375 30,375 30,0 0,0">
          <text:p/>
        </draw:polygon>
        <draw:polygon draw:style-name="gr38" draw:text-style-name="P10" draw:layer="layout" svg:width="0.029cm" svg:height="0.374cm" svg:x="27.071cm" svg:y="4.488cm" svg:viewBox="0 0 30 375" draw:points="0,375 30,375 30,0 0,0">
          <text:p/>
        </draw:polygon>
        <draw:polygon draw:style-name="gr38" draw:text-style-name="P10" draw:layer="layout" svg:width="0.029cm" svg:height="0.374cm" svg:x="27.101cm" svg:y="4.488cm" svg:viewBox="0 0 30 375" draw:points="0,375 30,375 30,0 0,0">
          <text:p/>
        </draw:polygon>
        <draw:polygon draw:style-name="gr36" draw:text-style-name="P8" draw:layer="layout" svg:width="0.029cm" svg:height="0.374cm" svg:x="27.13cm" svg:y="4.488cm" svg:viewBox="0 0 30 375" draw:points="0,375 30,375 30,0 0,0">
          <text:p/>
        </draw:polygon>
        <draw:polygon draw:style-name="gr35" draw:text-style-name="P7" draw:layer="layout" svg:width="0.029cm" svg:height="0.374cm" svg:x="27.159cm" svg:y="4.488cm" svg:viewBox="0 0 30 375" draw:points="0,375 30,375 30,0 0,0">
          <text:p/>
        </draw:polygon>
        <draw:polygon draw:style-name="gr37" draw:text-style-name="P9" draw:layer="layout" svg:width="0.029cm" svg:height="0.374cm" svg:x="27.188cm" svg:y="4.488cm" svg:viewBox="0 0 30 375" draw:points="0,375 30,375 30,0 0,0">
          <text:p/>
        </draw:polygon>
        <draw:polygon draw:style-name="gr38" draw:text-style-name="P10" draw:layer="layout" svg:width="0.029cm" svg:height="0.374cm" svg:x="27.219cm" svg:y="4.488cm" svg:viewBox="0 0 30 375" draw:points="0,375 30,375 30,0 0,0">
          <text:p/>
        </draw:polygon>
        <draw:polygon draw:style-name="gr37" draw:text-style-name="P9" draw:layer="layout" svg:width="0.029cm" svg:height="0.374cm" svg:x="27.248cm" svg:y="4.488cm" svg:viewBox="0 0 30 375" draw:points="0,375 30,375 30,0 0,0">
          <text:p/>
        </draw:polygon>
        <draw:polygon draw:style-name="gr35" draw:text-style-name="P7" draw:layer="layout" svg:width="0.029cm" svg:height="0.374cm" svg:x="27.277cm" svg:y="4.488cm" svg:viewBox="0 0 30 375" draw:points="0,375 30,375 30,0 0,0">
          <text:p/>
        </draw:polygon>
        <draw:polygon draw:style-name="gr35" draw:text-style-name="P7" draw:layer="layout" svg:width="0.029cm" svg:height="0.374cm" svg:x="27.306cm" svg:y="4.488cm" svg:viewBox="0 0 30 375" draw:points="0,375 30,375 30,0 0,0">
          <text:p/>
        </draw:polygon>
        <draw:polygon draw:style-name="gr38" draw:text-style-name="P10" draw:layer="layout" svg:width="0.029cm" svg:height="0.374cm" svg:x="27.336cm" svg:y="4.488cm" svg:viewBox="0 0 30 375" draw:points="0,375 30,375 30,0 0,0">
          <text:p/>
        </draw:polygon>
        <draw:polygon draw:style-name="gr36" draw:text-style-name="P8" draw:layer="layout" svg:width="0.029cm" svg:height="0.374cm" svg:x="27.365cm" svg:y="4.488cm" svg:viewBox="0 0 30 375" draw:points="0,375 30,375 30,0 0,0">
          <text:p/>
        </draw:polygon>
        <draw:polygon draw:style-name="gr35" draw:text-style-name="P7" draw:layer="layout" svg:width="0.029cm" svg:height="0.374cm" svg:x="27.395cm" svg:y="4.488cm" svg:viewBox="0 0 30 375" draw:points="0,375 30,375 30,0 0,0">
          <text:p/>
        </draw:polygon>
        <draw:polygon draw:style-name="gr38" draw:text-style-name="P10" draw:layer="layout" svg:width="0.03cm" svg:height="0.374cm" svg:x="27.424cm" svg:y="4.488cm" svg:viewBox="0 0 31 375" draw:points="0,375 31,375 31,0 0,0">
          <text:p/>
        </draw:polygon>
        <draw:polygon draw:style-name="gr36" draw:text-style-name="P8" draw:layer="layout" svg:width="0.029cm" svg:height="0.374cm" svg:x="27.454cm" svg:y="4.488cm" svg:viewBox="0 0 30 375" draw:points="0,375 30,375 30,0 0,0">
          <text:p/>
        </draw:polygon>
        <draw:polygon draw:style-name="gr37" draw:text-style-name="P9" draw:layer="layout" svg:width="0.029cm" svg:height="0.374cm" svg:x="27.483cm" svg:y="4.488cm" svg:viewBox="0 0 30 375" draw:points="0,375 30,375 30,0 0,0">
          <text:p/>
        </draw:polygon>
        <draw:polygon draw:style-name="gr35" draw:text-style-name="P7" draw:layer="layout" svg:width="0.029cm" svg:height="0.374cm" svg:x="27.512cm" svg:y="4.488cm" svg:viewBox="0 0 30 375" draw:points="0,375 30,375 30,0 0,0">
          <text:p/>
        </draw:polygon>
        <draw:polygon draw:style-name="gr35" draw:text-style-name="P7" draw:layer="layout" svg:width="0.029cm" svg:height="0.374cm" svg:x="27.543cm" svg:y="4.488cm" svg:viewBox="0 0 30 375" draw:points="0,375 30,375 30,0 0,0">
          <text:p/>
        </draw:polygon>
        <draw:polygon draw:style-name="gr38" draw:text-style-name="P10" draw:layer="layout" svg:width="0.029cm" svg:height="0.374cm" svg:x="27.572cm" svg:y="4.488cm" svg:viewBox="0 0 30 375" draw:points="0,375 30,375 30,0 0,0">
          <text:p/>
        </draw:polygon>
        <draw:polygon draw:style-name="gr36" draw:text-style-name="P8" draw:layer="layout" svg:width="0.029cm" svg:height="0.374cm" svg:x="27.601cm" svg:y="4.488cm" svg:viewBox="0 0 30 375" draw:points="0,375 30,375 30,0 0,0">
          <text:p/>
        </draw:polygon>
        <draw:polygon draw:style-name="gr38" draw:text-style-name="P10" draw:layer="layout" svg:width="0.029cm" svg:height="0.374cm" svg:x="27.63cm" svg:y="4.488cm" svg:viewBox="0 0 30 375" draw:points="0,375 30,375 30,0 0,0">
          <text:p/>
        </draw:polygon>
        <draw:polygon draw:style-name="gr38" draw:text-style-name="P10" draw:layer="layout" svg:width="0.029cm" svg:height="0.374cm" svg:x="27.66cm" svg:y="4.488cm" svg:viewBox="0 0 30 375" draw:points="0,375 30,375 30,0 0,0">
          <text:p/>
        </draw:polygon>
        <draw:polygon draw:style-name="gr38" draw:text-style-name="P10" draw:layer="layout" svg:width="0.029cm" svg:height="0.374cm" svg:x="27.689cm" svg:y="4.488cm" svg:viewBox="0 0 30 375" draw:points="0,375 30,375 30,0 0,0">
          <text:p/>
        </draw:polygon>
        <draw:polygon draw:style-name="gr37" draw:text-style-name="P9" draw:layer="layout" svg:width="0.029cm" svg:height="0.374cm" svg:x="27.719cm" svg:y="4.488cm" svg:viewBox="0 0 30 375" draw:points="0,375 30,375 30,0 0,0">
          <text:p/>
        </draw:polygon>
        <draw:polygon draw:style-name="gr35" draw:text-style-name="P7" draw:layer="layout" svg:width="0.029cm" svg:height="0.374cm" svg:x="27.748cm" svg:y="4.488cm" svg:viewBox="0 0 30 375" draw:points="0,375 30,375 30,0 0,0">
          <text:p/>
        </draw:polygon>
        <draw:polygon draw:style-name="gr35" draw:text-style-name="P7" draw:layer="layout" svg:width="0.029cm" svg:height="0.374cm" svg:x="27.778cm" svg:y="4.488cm" svg:viewBox="0 0 30 375" draw:points="0,375 30,375 30,0 0,0">
          <text:p/>
        </draw:polygon>
        <draw:polygon draw:style-name="gr36" draw:text-style-name="P8" draw:layer="layout" svg:width="0.029cm" svg:height="0.374cm" svg:x="27.807cm" svg:y="4.488cm" svg:viewBox="0 0 30 375" draw:points="0,375 30,375 30,0 0,0">
          <text:p/>
        </draw:polygon>
        <draw:polygon draw:style-name="gr37" draw:text-style-name="P9" draw:layer="layout" svg:width="0.03cm" svg:height="0.374cm" svg:x="27.836cm" svg:y="4.488cm" svg:viewBox="0 0 31 375" draw:points="0,375 31,375 31,0 0,0">
          <text:p/>
        </draw:polygon>
        <draw:polygon draw:style-name="gr36" draw:text-style-name="P8" draw:layer="layout" svg:width="0.029cm" svg:height="0.374cm" svg:x="27.867cm" svg:y="4.488cm" svg:viewBox="0 0 30 375" draw:points="0,375 30,375 30,0 0,0">
          <text:p/>
        </draw:polygon>
        <draw:polygon draw:style-name="gr35" draw:text-style-name="P7" draw:layer="layout" svg:width="0.029cm" svg:height="0.374cm" svg:x="27.896cm" svg:y="4.488cm" svg:viewBox="0 0 30 375" draw:points="0,375 30,375 30,0 0,0">
          <text:p/>
        </draw:polygon>
        <draw:polygon draw:style-name="gr36" draw:text-style-name="P8" draw:layer="layout" svg:width="0.029cm" svg:height="0.374cm" svg:x="27.925cm" svg:y="4.488cm" svg:viewBox="0 0 30 375" draw:points="0,375 30,375 30,0 0,0">
          <text:p/>
        </draw:polygon>
        <draw:polygon draw:style-name="gr36" draw:text-style-name="P8" draw:layer="layout" svg:width="0.029cm" svg:height="0.374cm" svg:x="27.955cm" svg:y="4.488cm" svg:viewBox="0 0 30 375" draw:points="0,375 30,375 30,0 0,0">
          <text:p/>
        </draw:polygon>
        <draw:polygon draw:style-name="gr38" draw:text-style-name="P10" draw:layer="layout" svg:width="0.029cm" svg:height="0.374cm" svg:x="27.984cm" svg:y="4.488cm" svg:viewBox="0 0 30 375" draw:points="0,375 30,375 30,0 0,0">
          <text:p/>
        </draw:polygon>
        <draw:polygon draw:style-name="gr38" draw:text-style-name="P10" draw:layer="layout" svg:width="0.029cm" svg:height="0.374cm" svg:x="28.013cm" svg:y="4.488cm" svg:viewBox="0 0 30 375" draw:points="0,375 30,375 30,0 0,0">
          <text:p/>
        </draw:polygon>
        <draw:polygon draw:style-name="gr37" draw:text-style-name="P9" draw:layer="layout" svg:width="0.029cm" svg:height="0.374cm" svg:x="28.043cm" svg:y="4.488cm" svg:viewBox="0 0 30 375" draw:points="0,375 30,375 30,0 0,0">
          <text:p/>
        </draw:polygon>
        <draw:polygon draw:style-name="gr36" draw:text-style-name="P8" draw:layer="layout" svg:width="0.029cm" svg:height="0.374cm" svg:x="28.072cm" svg:y="4.488cm" svg:viewBox="0 0 30 375" draw:points="0,375 30,375 30,0 0,0">
          <text:p/>
        </draw:polygon>
        <draw:polygon draw:style-name="gr37" draw:text-style-name="P9" draw:layer="layout" svg:width="0.029cm" svg:height="0.374cm" svg:x="28.102cm" svg:y="4.488cm" svg:viewBox="0 0 30 375" draw:points="0,375 30,375 30,0 0,0">
          <text:p/>
        </draw:polygon>
        <draw:polygon draw:style-name="gr36" draw:text-style-name="P8" draw:layer="layout" svg:width="0.029cm" svg:height="0.374cm" svg:x="28.131cm" svg:y="4.488cm" svg:viewBox="0 0 30 375" draw:points="0,375 30,375 30,0 0,0">
          <text:p/>
        </draw:polygon>
        <draw:polygon draw:style-name="gr36" draw:text-style-name="P8" draw:layer="layout" svg:width="0.029cm" svg:height="0.374cm" svg:x="28.16cm" svg:y="4.488cm" svg:viewBox="0 0 30 375" draw:points="0,375 30,375 30,0 0,0">
          <text:p/>
        </draw:polygon>
        <draw:polygon draw:style-name="gr36" draw:text-style-name="P8" draw:layer="layout" svg:width="0.03cm" svg:height="0.374cm" svg:x="28.189cm" svg:y="4.488cm" svg:viewBox="0 0 31 375" draw:points="0,375 31,375 31,0 0,0">
          <text:p/>
        </draw:polygon>
        <draw:polygon draw:style-name="gr36" draw:text-style-name="P8" draw:layer="layout" svg:width="0.029cm" svg:height="0.374cm" svg:x="28.22cm" svg:y="4.488cm" svg:viewBox="0 0 30 375" draw:points="0,375 30,375 30,0 0,0">
          <text:p/>
        </draw:polygon>
        <draw:polygon draw:style-name="gr38" draw:text-style-name="P10" draw:layer="layout" svg:width="0.029cm" svg:height="0.374cm" svg:x="28.249cm" svg:y="4.488cm" svg:viewBox="0 0 30 375" draw:points="0,375 30,375 30,0 0,0">
          <text:p/>
        </draw:polygon>
        <draw:polygon draw:style-name="gr38" draw:text-style-name="P10" draw:layer="layout" svg:width="0.03cm" svg:height="0.374cm" svg:x="28.278cm" svg:y="4.488cm" svg:viewBox="0 0 31 375" draw:points="0,375 31,375 31,0 0,0">
          <text:p/>
        </draw:polygon>
        <draw:polygon draw:style-name="gr37" draw:text-style-name="P9" draw:layer="layout" svg:width="0.029cm" svg:height="0.374cm" svg:x="28.308cm" svg:y="4.488cm" svg:viewBox="0 0 30 375" draw:points="0,375 30,375 30,0 0,0">
          <text:p/>
        </draw:polygon>
        <draw:polygon draw:style-name="gr37" draw:text-style-name="P9" draw:layer="layout" svg:width="0.029cm" svg:height="0.374cm" svg:x="28.337cm" svg:y="4.488cm" svg:viewBox="0 0 30 375" draw:points="0,375 30,375 30,0 0,0">
          <text:p/>
        </draw:polygon>
        <draw:polygon draw:style-name="gr38" draw:text-style-name="P10" draw:layer="layout" svg:width="0.029cm" svg:height="0.374cm" svg:x="28.366cm" svg:y="4.488cm" svg:viewBox="0 0 30 375" draw:points="0,375 30,375 30,0 0,0">
          <text:p/>
        </draw:polygon>
        <draw:polygon draw:style-name="gr35" draw:text-style-name="P7" draw:layer="layout" svg:width="0.029cm" svg:height="0.374cm" svg:x="28.397cm" svg:y="4.488cm" svg:viewBox="0 0 30 375" draw:points="0,375 30,375 30,0 0,0">
          <text:p/>
        </draw:polygon>
        <draw:polygon draw:style-name="gr38" draw:text-style-name="P10" draw:layer="layout" svg:width="0.029cm" svg:height="0.374cm" svg:x="28.426cm" svg:y="4.488cm" svg:viewBox="0 0 30 375" draw:points="0,375 30,375 30,0 0,0">
          <text:p/>
        </draw:polygon>
        <draw:polygon draw:style-name="gr38" draw:text-style-name="P10" draw:layer="layout" svg:width="0.029cm" svg:height="0.374cm" svg:x="28.455cm" svg:y="4.488cm" svg:viewBox="0 0 30 375" draw:points="0,375 30,375 30,0 0,0">
          <text:p/>
        </draw:polygon>
        <draw:polygon draw:style-name="gr36" draw:text-style-name="P8" draw:layer="layout" svg:width="0.029cm" svg:height="0.374cm" svg:x="28.484cm" svg:y="4.488cm" svg:viewBox="0 0 30 375" draw:points="0,375 30,375 30,0 0,0">
          <text:p/>
        </draw:polygon>
        <draw:polygon draw:style-name="gr36" draw:text-style-name="P8" draw:layer="layout" svg:width="0.029cm" svg:height="0.374cm" svg:x="28.514cm" svg:y="4.488cm" svg:viewBox="0 0 30 375" draw:points="0,375 30,375 30,0 0,0">
          <text:p/>
        </draw:polygon>
        <draw:polygon draw:style-name="gr37" draw:text-style-name="P9" draw:layer="layout" svg:width="0.029cm" svg:height="0.374cm" svg:x="28.544cm" svg:y="4.488cm" svg:viewBox="0 0 30 375" draw:points="0,375 30,375 30,0 0,0">
          <text:p/>
        </draw:polygon>
        <draw:polygon draw:style-name="gr35" draw:text-style-name="P7" draw:layer="layout" svg:width="0.029cm" svg:height="0.374cm" svg:x="28.573cm" svg:y="4.488cm" svg:viewBox="0 0 30 375" draw:points="0,375 30,375 30,0 0,0">
          <text:p/>
        </draw:polygon>
        <draw:polygon draw:style-name="gr37" draw:text-style-name="P9" draw:layer="layout" svg:width="0.029cm" svg:height="0.374cm" svg:x="28.602cm" svg:y="4.488cm" svg:viewBox="0 0 30 375" draw:points="0,375 30,375 30,0 0,0">
          <text:p/>
        </draw:polygon>
        <draw:polygon draw:style-name="gr37" draw:text-style-name="P9" draw:layer="layout" svg:width="0.03cm" svg:height="0.374cm" svg:x="28.631cm" svg:y="4.488cm" svg:viewBox="0 0 31 375" draw:points="0,375 31,375 31,0 0,0">
          <text:p/>
        </draw:polygon>
        <draw:polygon draw:style-name="gr37" draw:text-style-name="P9" draw:layer="layout" svg:width="0.029cm" svg:height="0.374cm" svg:x="28.661cm" svg:y="4.488cm" svg:viewBox="0 0 30 375" draw:points="0,375 30,375 30,0 0,0">
          <text:p/>
        </draw:polygon>
        <draw:polygon draw:style-name="gr37" draw:text-style-name="P9" draw:layer="layout" svg:width="0.029cm" svg:height="0.374cm" svg:x="28.69cm" svg:y="4.488cm" svg:viewBox="0 0 30 375" draw:points="0,375 30,375 30,0 0,0">
          <text:p/>
        </draw:polygon>
        <draw:polygon draw:style-name="gr36" draw:text-style-name="P8" draw:layer="layout" svg:width="0.029cm" svg:height="0.374cm" svg:x="28.721cm" svg:y="4.488cm" svg:viewBox="0 0 30 375" draw:points="0,375 30,375 30,0 0,0">
          <text:p/>
        </draw:polygon>
        <draw:polygon draw:style-name="gr35" draw:text-style-name="P7" draw:layer="layout" svg:width="0.029cm" svg:height="0.374cm" svg:x="28.75cm" svg:y="4.488cm" svg:viewBox="0 0 30 375" draw:points="0,375 30,375 30,0 0,0">
          <text:p/>
        </draw:polygon>
        <draw:polygon draw:style-name="gr38" draw:text-style-name="P10" draw:layer="layout" svg:width="0.029cm" svg:height="0.374cm" svg:x="28.779cm" svg:y="4.488cm" svg:viewBox="0 0 30 375" draw:points="0,375 30,375 30,0 0,0">
          <text:p/>
        </draw:polygon>
        <draw:polygon draw:style-name="gr37" draw:text-style-name="P9" draw:layer="layout" svg:width="0.029cm" svg:height="0.374cm" svg:x="28.808cm" svg:y="4.488cm" svg:viewBox="0 0 30 375" draw:points="0,375 30,375 30,0 0,0">
          <text:p/>
        </draw:polygon>
        <draw:polygon draw:style-name="gr36" draw:text-style-name="P8" draw:layer="layout" svg:width="0.029cm" svg:height="0.374cm" svg:x="28.838cm" svg:y="4.488cm" svg:viewBox="0 0 30 375" draw:points="0,375 30,375 30,0 0,0">
          <text:p/>
        </draw:polygon>
        <draw:polygon draw:style-name="gr36" draw:text-style-name="P8" draw:layer="layout" svg:width="0.029cm" svg:height="0.374cm" svg:x="28.868cm" svg:y="4.488cm" svg:viewBox="0 0 30 375" draw:points="0,375 30,375 30,0 0,0">
          <text:p/>
        </draw:polygon>
        <draw:polygon draw:style-name="gr38" draw:text-style-name="P10" draw:layer="layout" svg:width="0.029cm" svg:height="0.374cm" svg:x="28.897cm" svg:y="4.488cm" svg:viewBox="0 0 30 375" draw:points="0,375 30,375 30,0 0,0">
          <text:p/>
        </draw:polygon>
        <draw:polygon draw:style-name="gr37" draw:text-style-name="P9" draw:layer="layout" svg:width="0.029cm" svg:height="0.374cm" svg:x="28.926cm" svg:y="4.488cm" svg:viewBox="0 0 30 375" draw:points="0,375 30,375 30,0 0,0">
          <text:p/>
        </draw:polygon>
        <draw:polygon draw:style-name="gr38" draw:text-style-name="P10" draw:layer="layout" svg:width="0.029cm" svg:height="0.374cm" svg:x="28.956cm" svg:y="4.488cm" svg:viewBox="0 0 30 375" draw:points="0,375 30,375 30,0 0,0">
          <text:p/>
        </draw:polygon>
        <draw:polygon draw:style-name="gr38" draw:text-style-name="P10" draw:layer="layout" svg:width="0.029cm" svg:height="0.374cm" svg:x="28.985cm" svg:y="4.488cm" svg:viewBox="0 0 30 375" draw:points="0,375 30,375 30,0 0,0">
          <text:p/>
        </draw:polygon>
        <draw:polygon draw:style-name="gr36" draw:text-style-name="P8" draw:layer="layout" svg:width="0.029cm" svg:height="0.374cm" svg:x="29.014cm" svg:y="4.488cm" svg:viewBox="0 0 30 375" draw:points="0,375 30,375 30,0 0,0">
          <text:p/>
        </draw:polygon>
        <draw:polygon draw:style-name="gr37" draw:text-style-name="P9" draw:layer="layout" svg:width="0.03cm" svg:height="0.374cm" svg:x="29.044cm" svg:y="4.488cm" svg:viewBox="0 0 31 375" draw:points="0,375 31,375 31,0 0,0">
          <text:p/>
        </draw:polygon>
        <draw:polygon draw:style-name="gr35" draw:text-style-name="P7" draw:layer="layout" svg:width="0.029cm" svg:height="0.374cm" svg:x="29.074cm" svg:y="4.488cm" svg:viewBox="0 0 30 375" draw:points="0,375 30,375 30,0 0,0">
          <text:p/>
        </draw:polygon>
        <draw:polygon draw:style-name="gr37" draw:text-style-name="P9" draw:layer="layout" svg:width="0.029cm" svg:height="0.374cm" svg:x="29.103cm" svg:y="4.488cm" svg:viewBox="0 0 30 375" draw:points="0,375 30,375 30,0 0,0">
          <text:p/>
        </draw:polygon>
        <draw:polygon draw:style-name="gr38" draw:text-style-name="P10" draw:layer="layout" svg:width="0.029cm" svg:height="0.374cm" svg:x="29.132cm" svg:y="4.488cm" svg:viewBox="0 0 30 375" draw:points="0,375 30,375 30,0 0,0">
          <text:p/>
        </draw:polygon>
        <draw:polygon draw:style-name="gr37" draw:text-style-name="P9" draw:layer="layout" svg:width="0.029cm" svg:height="0.374cm" svg:x="29.162cm" svg:y="4.488cm" svg:viewBox="0 0 30 375" draw:points="0,375 30,375 30,0 0,0">
          <text:p/>
        </draw:polygon>
        <draw:polygon draw:style-name="gr38" draw:text-style-name="P10" draw:layer="layout" svg:width="0.029cm" svg:height="0.374cm" svg:x="29.192cm" svg:y="4.488cm" svg:viewBox="0 0 30 375" draw:points="0,375 30,375 30,0 0,0">
          <text:p/>
        </draw:polygon>
        <draw:polygon draw:style-name="gr36" draw:text-style-name="P8" draw:layer="layout" svg:width="0.029cm" svg:height="0.374cm" svg:x="29.221cm" svg:y="4.488cm" svg:viewBox="0 0 30 375" draw:points="0,375 30,375 30,0 0,0">
          <text:p/>
        </draw:polygon>
        <draw:polygon draw:style-name="gr38" draw:text-style-name="P10" draw:layer="layout" svg:width="0.029cm" svg:height="0.374cm" svg:x="29.25cm" svg:y="4.488cm" svg:viewBox="0 0 30 375" draw:points="0,375 30,375 30,0 0,0">
          <text:p/>
        </draw:polygon>
        <draw:polygon draw:style-name="gr38" draw:text-style-name="P10" draw:layer="layout" svg:width="0.029cm" svg:height="0.374cm" svg:x="29.28cm" svg:y="4.488cm" svg:viewBox="0 0 30 375" draw:points="0,375 30,375 30,0 0,0">
          <text:p/>
        </draw:polygon>
        <draw:polygon draw:style-name="gr37" draw:text-style-name="P9" draw:layer="layout" svg:width="0.029cm" svg:height="0.374cm" svg:x="29.309cm" svg:y="4.488cm" svg:viewBox="0 0 30 375" draw:points="0,375 30,375 30,0 0,0">
          <text:p/>
        </draw:polygon>
        <draw:polygon draw:style-name="gr35" draw:text-style-name="P7" draw:layer="layout" svg:width="0.029cm" svg:height="0.374cm" svg:x="29.338cm" svg:y="4.488cm" svg:viewBox="0 0 30 375" draw:points="0,375 30,375 30,0 0,0">
          <text:p/>
        </draw:polygon>
        <draw:polygon draw:style-name="gr35" draw:text-style-name="P7" draw:layer="layout" svg:width="0.029cm" svg:height="0.374cm" svg:x="29.368cm" svg:y="4.488cm" svg:viewBox="0 0 30 375" draw:points="0,375 30,375 30,0 0,0">
          <text:p/>
        </draw:polygon>
        <draw:polygon draw:style-name="gr38" draw:text-style-name="P10" draw:layer="layout" svg:width="0.029cm" svg:height="0.374cm" svg:x="29.398cm" svg:y="4.488cm" svg:viewBox="0 0 30 375" draw:points="0,375 30,375 30,0 0,0">
          <text:p/>
        </draw:polygon>
        <draw:polygon draw:style-name="gr38" draw:text-style-name="P10" draw:layer="layout" svg:width="0.029cm" svg:height="0.374cm" svg:x="29.427cm" svg:y="4.488cm" svg:viewBox="0 0 30 375" draw:points="0,375 30,375 30,0 0,0">
          <text:p/>
        </draw:polygon>
        <draw:polygon draw:style-name="gr36" draw:text-style-name="P8" draw:layer="layout" svg:width="0.029cm" svg:height="0.374cm" svg:x="29.456cm" svg:y="4.488cm" svg:viewBox="0 0 30 375" draw:points="0,375 30,375 30,0 0,0">
          <text:p/>
        </draw:polygon>
        <draw:polygon draw:style-name="gr38" draw:text-style-name="P10" draw:layer="layout" svg:width="0.03cm" svg:height="0.374cm" svg:x="29.485cm" svg:y="4.488cm" svg:viewBox="0 0 31 375" draw:points="0,375 31,375 31,0 0,0">
          <text:p/>
        </draw:polygon>
        <draw:polygon draw:style-name="gr38" draw:text-style-name="P10" draw:layer="layout" svg:width="0.029cm" svg:height="0.374cm" svg:x="29.516cm" svg:y="4.488cm" svg:viewBox="0 0 30 375" draw:points="0,375 30,375 30,0 0,0">
          <text:p/>
        </draw:polygon>
        <draw:polygon draw:style-name="gr36" draw:text-style-name="P8" draw:layer="layout" svg:width="0.029cm" svg:height="0.374cm" svg:x="29.545cm" svg:y="4.488cm" svg:viewBox="0 0 30 375" draw:points="0,375 30,375 30,0 0,0">
          <text:p/>
        </draw:polygon>
        <draw:polygon draw:style-name="gr37" draw:text-style-name="P9" draw:layer="layout" svg:width="0.029cm" svg:height="0.374cm" svg:x="29.574cm" svg:y="4.488cm" svg:viewBox="0 0 30 375" draw:points="0,375 30,375 30,0 0,0">
          <text:p/>
        </draw:polygon>
        <draw:polygon draw:style-name="gr36" draw:text-style-name="P8" draw:layer="layout" svg:width="0.029cm" svg:height="0.374cm" svg:x="29.604cm" svg:y="4.488cm" svg:viewBox="0 0 30 375" draw:points="0,375 30,375 30,0 0,0">
          <text:p/>
        </draw:polygon>
        <draw:polygon draw:style-name="gr36" draw:text-style-name="P8" draw:layer="layout" svg:width="0.029cm" svg:height="0.374cm" svg:x="29.633cm" svg:y="4.488cm" svg:viewBox="0 0 30 375" draw:points="0,375 30,375 30,0 0,0">
          <text:p/>
        </draw:polygon>
        <draw:polygon draw:style-name="gr36" draw:text-style-name="P8" draw:layer="layout" svg:width="0.029cm" svg:height="0.374cm" svg:x="29.662cm" svg:y="4.488cm" svg:viewBox="0 0 30 375" draw:points="0,375 30,375 30,0 0,0">
          <text:p/>
        </draw:polygon>
        <draw:polygon draw:style-name="gr36" draw:text-style-name="P8" draw:layer="layout" svg:width="0.029cm" svg:height="0.374cm" svg:x="29.692cm" svg:y="4.488cm" svg:viewBox="0 0 30 375" draw:points="0,375 30,375 30,0 0,0">
          <text:p/>
        </draw:polygon>
        <draw:polygon draw:style-name="gr38" draw:text-style-name="P10" draw:layer="layout" svg:width="0.029cm" svg:height="0.374cm" svg:x="29.722cm" svg:y="4.488cm" svg:viewBox="0 0 30 375" draw:points="0,375 30,375 30,0 0,0">
          <text:p/>
        </draw:polygon>
        <draw:polygon draw:style-name="gr37" draw:text-style-name="P9" draw:layer="layout" svg:width="0.029cm" svg:height="0.374cm" svg:x="29.751cm" svg:y="4.488cm" svg:viewBox="0 0 30 375" draw:points="0,375 30,375 30,0 0,0">
          <text:p/>
        </draw:polygon>
        <draw:polygon draw:style-name="gr36" draw:text-style-name="P8" draw:layer="layout" svg:width="0.029cm" svg:height="0.374cm" svg:x="29.78cm" svg:y="4.488cm" svg:viewBox="0 0 30 375" draw:points="0,375 30,375 30,0 0,0">
          <text:p/>
        </draw:polygon>
        <draw:polygon draw:style-name="gr36" draw:text-style-name="P8" draw:layer="layout" svg:width="0.03cm" svg:height="0.374cm" svg:x="29.809cm" svg:y="4.488cm" svg:viewBox="0 0 31 375" draw:points="0,375 31,375 31,0 0,0">
          <text:p/>
        </draw:polygon>
        <draw:polygon draw:style-name="gr37" draw:text-style-name="P9" draw:layer="layout" svg:width="0.029cm" svg:height="0.374cm" svg:x="29.84cm" svg:y="4.488cm" svg:viewBox="0 0 30 375" draw:points="0,375 30,375 30,0 0,0">
          <text:p/>
        </draw:polygon>
        <draw:polygon draw:style-name="gr37" draw:text-style-name="P9" draw:layer="layout" svg:width="0.029cm" svg:height="0.374cm" svg:x="29.869cm" svg:y="4.488cm" svg:viewBox="0 0 30 375" draw:points="0,375 30,375 30,0 0,0">
          <text:p/>
        </draw:polygon>
        <draw:polygon draw:style-name="gr38" draw:text-style-name="P10" draw:layer="layout" svg:width="0.03cm" svg:height="0.374cm" svg:x="29.898cm" svg:y="4.488cm" svg:viewBox="0 0 31 375" draw:points="0,375 31,375 31,0 0,0">
          <text:p/>
        </draw:polygon>
        <draw:polygon draw:style-name="gr38" draw:text-style-name="P10" draw:layer="layout" svg:width="0.029cm" svg:height="0.374cm" svg:x="29.928cm" svg:y="4.488cm" svg:viewBox="0 0 30 375" draw:points="0,375 30,375 30,0 0,0">
          <text:p/>
        </draw:polygon>
        <draw:polygon draw:style-name="gr38" draw:text-style-name="P10" draw:layer="layout" svg:width="0.029cm" svg:height="0.374cm" svg:x="29.957cm" svg:y="4.488cm" svg:viewBox="0 0 30 375" draw:points="0,375 30,375 30,0 0,0">
          <text:p/>
        </draw:polygon>
        <draw:polygon draw:style-name="gr38" draw:text-style-name="P10" draw:layer="layout" svg:width="0.029cm" svg:height="0.374cm" svg:x="29.986cm" svg:y="4.488cm" svg:viewBox="0 0 30 375" draw:points="0,375 30,375 30,0 0,0">
          <text:p/>
        </draw:polygon>
        <draw:polygon draw:style-name="gr38" draw:text-style-name="P10" draw:layer="layout" svg:width="0.029cm" svg:height="0.374cm" svg:x="30.046cm" svg:y="4.488cm" svg:viewBox="0 0 30 375" draw:points="0,375 30,375 30,0 0,0">
          <text:p/>
        </draw:polygon>
        <draw:polygon draw:style-name="gr36" draw:text-style-name="P8" draw:layer="layout" svg:width="0.029cm" svg:height="0.374cm" svg:x="30.075cm" svg:y="4.488cm" svg:viewBox="0 0 30 375" draw:points="0,375 30,375 30,0 0,0">
          <text:p/>
        </draw:polygon>
        <draw:polygon draw:style-name="gr37" draw:text-style-name="P9" draw:layer="layout" svg:width="0.029cm" svg:height="0.374cm" svg:x="30.104cm" svg:y="4.488cm" svg:viewBox="0 0 30 375" draw:points="0,375 30,375 30,0 0,0">
          <text:p/>
        </draw:polygon>
        <draw:polygon draw:style-name="gr35" draw:text-style-name="P7" draw:layer="layout" svg:width="0.029cm" svg:height="0.374cm" svg:x="30.281cm" svg:y="4.488cm" svg:viewBox="0 0 30 375" draw:points="0,375 30,375 30,0 0,0">
          <text:p/>
        </draw:polygon>
        <draw:polygon draw:style-name="gr36" draw:text-style-name="P8" draw:layer="layout" svg:width="0.029cm" svg:height="0.374cm" svg:x="30.31cm" svg:y="4.488cm" svg:viewBox="0 0 30 375" draw:points="0,375 30,375 30,0 0,0">
          <text:p/>
        </draw:polygon>
        <draw:polygon draw:style-name="gr36" draw:text-style-name="P8" draw:layer="layout" svg:width="0.03cm" svg:height="0.374cm" svg:x="30.339cm" svg:y="4.488cm" svg:viewBox="0 0 31 375" draw:points="0,375 31,375 31,0 0,0">
          <text:p/>
        </draw:polygon>
        <draw:polygon draw:style-name="gr37" draw:text-style-name="P9" draw:layer="layout" svg:width="0.029cm" svg:height="0.374cm" svg:x="30.37cm" svg:y="4.488cm" svg:viewBox="0 0 30 375" draw:points="0,375 30,375 30,0 0,0">
          <text:p/>
        </draw:polygon>
        <draw:polygon draw:style-name="gr37" draw:text-style-name="P9" draw:layer="layout" svg:width="0.029cm" svg:height="0.374cm" svg:x="30.399cm" svg:y="4.488cm" svg:viewBox="0 0 30 375" draw:points="0,375 30,375 30,0 0,0">
          <text:p/>
        </draw:polygon>
        <draw:polygon draw:style-name="gr37" draw:text-style-name="P9" draw:layer="layout" svg:width="0.029cm" svg:height="0.374cm" svg:x="30.428cm" svg:y="4.488cm" svg:viewBox="0 0 30 375" draw:points="0,375 30,375 30,0 0,0">
          <text:p/>
        </draw:polygon>
        <draw:polygon draw:style-name="gr35" draw:text-style-name="P7" draw:layer="layout" svg:width="0.029cm" svg:height="0.374cm" svg:x="30.458cm" svg:y="4.488cm" svg:viewBox="0 0 30 375" draw:points="0,375 30,375 30,0 0,0">
          <text:p/>
        </draw:polygon>
        <draw:polygon draw:style-name="gr37" draw:text-style-name="P9" draw:layer="layout" svg:width="0.029cm" svg:height="0.374cm" svg:x="30.487cm" svg:y="4.488cm" svg:viewBox="0 0 30 375" draw:points="0,375 30,375 30,0 0,0">
          <text:p/>
        </draw:polygon>
        <draw:polygon draw:style-name="gr37" draw:text-style-name="P9" draw:layer="layout" svg:width="0.029cm" svg:height="0.374cm" svg:x="30.517cm" svg:y="4.488cm" svg:viewBox="0 0 30 375" draw:points="0,375 30,375 30,0 0,0">
          <text:p/>
        </draw:polygon>
        <draw:polygon draw:style-name="gr35" draw:text-style-name="P7" draw:layer="layout" svg:width="0.029cm" svg:height="0.374cm" svg:x="30.546cm" svg:y="4.488cm" svg:viewBox="0 0 30 375" draw:points="0,375 30,375 30,0 0,0">
          <text:p/>
        </draw:polygon>
        <draw:polygon draw:style-name="gr35" draw:text-style-name="P7" draw:layer="layout" svg:width="0.029cm" svg:height="0.374cm" svg:x="30.576cm" svg:y="4.488cm" svg:viewBox="0 0 30 375" draw:points="0,375 30,375 30,0 0,0">
          <text:p/>
        </draw:polygon>
        <draw:polygon draw:style-name="gr37" draw:text-style-name="P9" draw:layer="layout" svg:width="0.029cm" svg:height="0.374cm" svg:x="30.605cm" svg:y="4.488cm" svg:viewBox="0 0 30 375" draw:points="0,375 30,375 30,0 0,0">
          <text:p/>
        </draw:polygon>
        <draw:polygon draw:style-name="gr37" draw:text-style-name="P9" draw:layer="layout" svg:width="0.029cm" svg:height="0.374cm" svg:x="30.634cm" svg:y="4.488cm" svg:viewBox="0 0 30 375" draw:points="0,375 30,375 30,0 0,0">
          <text:p/>
        </draw:polygon>
        <draw:polygon draw:style-name="gr36" draw:text-style-name="P8" draw:layer="layout" svg:width="0.03cm" svg:height="0.374cm" svg:x="30.663cm" svg:y="4.488cm" svg:viewBox="0 0 31 375" draw:points="0,375 31,375 31,0 0,0">
          <text:p/>
        </draw:polygon>
        <draw:polygon draw:style-name="gr37" draw:text-style-name="P9" draw:layer="layout" svg:width="0.029cm" svg:height="0.374cm" svg:x="30.694cm" svg:y="4.488cm" svg:viewBox="0 0 30 375" draw:points="0,375 30,375 30,0 0,0">
          <text:p/>
        </draw:polygon>
        <draw:polygon draw:style-name="gr37" draw:text-style-name="P9" draw:layer="layout" svg:width="0.029cm" svg:height="0.374cm" svg:x="30.723cm" svg:y="4.488cm" svg:viewBox="0 0 30 375" draw:points="0,375 30,375 30,0 0,0">
          <text:p/>
        </draw:polygon>
        <draw:polygon draw:style-name="gr35" draw:text-style-name="P7" draw:layer="layout" svg:width="0.029cm" svg:height="0.374cm" svg:x="30.752cm" svg:y="4.488cm" svg:viewBox="0 0 30 375" draw:points="0,375 30,375 30,0 0,0">
          <text:p/>
        </draw:polygon>
        <draw:polygon draw:style-name="gr36" draw:text-style-name="P8" draw:layer="layout" svg:width="0.029cm" svg:height="0.374cm" svg:x="30.782cm" svg:y="4.488cm" svg:viewBox="0 0 30 375" draw:points="0,375 30,375 30,0 0,0">
          <text:p/>
        </draw:polygon>
        <draw:polygon draw:style-name="gr37" draw:text-style-name="P9" draw:layer="layout" svg:width="0.029cm" svg:height="0.374cm" svg:x="30.811cm" svg:y="4.488cm" svg:viewBox="0 0 30 375" draw:points="0,375 30,375 30,0 0,0">
          <text:p/>
        </draw:polygon>
        <draw:polygon draw:style-name="gr38" draw:text-style-name="P10" draw:layer="layout" svg:width="0.029cm" svg:height="0.374cm" svg:x="30.841cm" svg:y="4.488cm" svg:viewBox="0 0 30 375" draw:points="0,375 30,375 30,0 0,0">
          <text:p/>
        </draw:polygon>
        <draw:polygon draw:style-name="gr37" draw:text-style-name="P9" draw:layer="layout" svg:width="0.029cm" svg:height="0.374cm" svg:x="30.87cm" svg:y="4.488cm" svg:viewBox="0 0 30 375" draw:points="0,375 30,375 30,0 0,0">
          <text:p/>
        </draw:polygon>
        <draw:polygon draw:style-name="gr37" draw:text-style-name="P9" draw:layer="layout" svg:width="0.029cm" svg:height="0.374cm" svg:x="30.9cm" svg:y="4.488cm" svg:viewBox="0 0 30 375" draw:points="0,375 30,375 30,0 0,0">
          <text:p/>
        </draw:polygon>
        <draw:polygon draw:style-name="gr37" draw:text-style-name="P9" draw:layer="layout" svg:width="0.029cm" svg:height="0.374cm" svg:x="30.929cm" svg:y="4.488cm" svg:viewBox="0 0 30 375" draw:points="0,375 30,375 30,0 0,0">
          <text:p/>
        </draw:polygon>
        <draw:polygon draw:style-name="gr37" draw:text-style-name="P9" draw:layer="layout" svg:width="0.029cm" svg:height="0.374cm" svg:x="30.958cm" svg:y="4.488cm" svg:viewBox="0 0 30 375" draw:points="0,375 30,375 30,0 0,0">
          <text:p/>
        </draw:polygon>
        <draw:polygon draw:style-name="gr37" draw:text-style-name="P9" draw:layer="layout" svg:width="0.029cm" svg:height="0.374cm" svg:x="30.987cm" svg:y="4.488cm" svg:viewBox="0 0 30 375" draw:points="0,375 30,375 30,0 0,0">
          <text:p/>
        </draw:polygon>
        <draw:polygon draw:style-name="gr36" draw:text-style-name="P8" draw:layer="layout" svg:width="0.029cm" svg:height="0.374cm" svg:x="31.018cm" svg:y="4.488cm" svg:viewBox="0 0 30 375" draw:points="0,375 30,375 30,0 0,0">
          <text:p/>
        </draw:polygon>
        <draw:polygon draw:style-name="gr36" draw:text-style-name="P8" draw:layer="layout" svg:width="0.029cm" svg:height="0.374cm" svg:x="31.047cm" svg:y="4.488cm" svg:viewBox="0 0 30 375" draw:points="0,375 30,375 30,0 0,0">
          <text:p/>
        </draw:polygon>
        <draw:polygon draw:style-name="gr38" draw:text-style-name="P10" draw:layer="layout" svg:width="0.029cm" svg:height="0.374cm" svg:x="31.076cm" svg:y="4.488cm" svg:viewBox="0 0 30 375" draw:points="0,375 30,375 30,0 0,0">
          <text:p/>
        </draw:polygon>
        <draw:polygon draw:style-name="gr37" draw:text-style-name="P9" draw:layer="layout" svg:width="0.03cm" svg:height="0.374cm" svg:x="31.105cm" svg:y="4.488cm" svg:viewBox="0 0 31 375" draw:points="0,375 31,375 31,0 0,0">
          <text:p/>
        </draw:polygon>
        <draw:polygon draw:style-name="gr36" draw:text-style-name="P8" draw:layer="layout" svg:width="0.029cm" svg:height="0.374cm" svg:x="31.135cm" svg:y="4.488cm" svg:viewBox="0 0 30 375" draw:points="0,375 30,375 30,0 0,0">
          <text:p/>
        </draw:polygon>
        <draw:polygon draw:style-name="gr36" draw:text-style-name="P8" draw:layer="layout" svg:width="0.029cm" svg:height="0.374cm" svg:x="31.165cm" svg:y="4.488cm" svg:viewBox="0 0 30 375" draw:points="0,375 30,375 30,0 0,0">
          <text:p/>
        </draw:polygon>
        <draw:polygon draw:style-name="gr37" draw:text-style-name="P9" draw:layer="layout" svg:width="0.029cm" svg:height="0.374cm" svg:x="31.194cm" svg:y="4.488cm" svg:viewBox="0 0 30 375" draw:points="0,375 30,375 30,0 0,0">
          <text:p/>
        </draw:polygon>
        <draw:polygon draw:style-name="gr36" draw:text-style-name="P8" draw:layer="layout" svg:width="0.029cm" svg:height="0.374cm" svg:x="31.224cm" svg:y="4.488cm" svg:viewBox="0 0 30 375" draw:points="0,375 30,375 30,0 0,0">
          <text:p/>
        </draw:polygon>
        <draw:polygon draw:style-name="gr37" draw:text-style-name="P9" draw:layer="layout" svg:width="0.029cm" svg:height="0.374cm" svg:x="31.253cm" svg:y="4.488cm" svg:viewBox="0 0 30 375" draw:points="0,375 30,375 30,0 0,0">
          <text:p/>
        </draw:polygon>
        <draw:polygon draw:style-name="gr37" draw:text-style-name="P9" draw:layer="layout" svg:width="0.029cm" svg:height="0.374cm" svg:x="31.282cm" svg:y="4.488cm" svg:viewBox="0 0 30 375" draw:points="0,375 30,375 30,0 0,0">
          <text:p/>
        </draw:polygon>
        <draw:polygon draw:style-name="gr35" draw:text-style-name="P7" draw:layer="layout" svg:width="0.029cm" svg:height="0.374cm" svg:x="31.311cm" svg:y="4.488cm" svg:viewBox="0 0 30 375" draw:points="0,375 30,375 30,0 0,0">
          <text:p/>
        </draw:polygon>
        <draw:polygon draw:style-name="gr35" draw:text-style-name="P7" draw:layer="layout" svg:width="0.029cm" svg:height="0.374cm" svg:x="31.342cm" svg:y="4.488cm" svg:viewBox="0 0 30 375" draw:points="0,375 30,375 30,0 0,0">
          <text:p/>
        </draw:polygon>
        <draw:polygon draw:style-name="gr35" draw:text-style-name="P7" draw:layer="layout" svg:width="0.029cm" svg:height="0.374cm" svg:x="31.371cm" svg:y="4.488cm" svg:viewBox="0 0 30 375" draw:points="0,375 30,375 30,0 0,0">
          <text:p/>
        </draw:polygon>
        <draw:polygon draw:style-name="gr36" draw:text-style-name="P8" draw:layer="layout" svg:width="0.029cm" svg:height="0.374cm" svg:x="31.4cm" svg:y="4.488cm" svg:viewBox="0 0 30 375" draw:points="0,375 30,375 30,0 0,0">
          <text:p/>
        </draw:polygon>
        <draw:polygon draw:style-name="gr37" draw:text-style-name="P9" draw:layer="layout" svg:width="0.029cm" svg:height="0.374cm" svg:x="31.429cm" svg:y="4.488cm" svg:viewBox="0 0 30 375" draw:points="0,375 30,375 30,0 0,0">
          <text:p/>
        </draw:polygon>
        <draw:polygon draw:style-name="gr36" draw:text-style-name="P8" draw:layer="layout" svg:width="0.029cm" svg:height="0.374cm" svg:x="31.459cm" svg:y="4.488cm" svg:viewBox="0 0 30 375" draw:points="0,375 30,375 30,0 0,0">
          <text:p/>
        </draw:polygon>
        <draw:polygon draw:style-name="gr37" draw:text-style-name="P9" draw:layer="layout" svg:width="0.029cm" svg:height="0.374cm" svg:x="31.489cm" svg:y="4.488cm" svg:viewBox="0 0 30 375" draw:points="0,375 30,375 30,0 0,0">
          <text:p/>
        </draw:polygon>
        <draw:polygon draw:style-name="gr37" draw:text-style-name="P9" draw:layer="layout" svg:width="0.03cm" svg:height="0.374cm" svg:x="31.518cm" svg:y="4.488cm" svg:viewBox="0 0 31 375" draw:points="0,375 31,375 31,0 0,0">
          <text:p/>
        </draw:polygon>
        <draw:polygon draw:style-name="gr36" draw:text-style-name="P8" draw:layer="layout" svg:width="0.029cm" svg:height="0.374cm" svg:x="31.548cm" svg:y="4.488cm" svg:viewBox="0 0 30 375" draw:points="0,375 30,375 30,0 0,0">
          <text:p/>
        </draw:polygon>
        <draw:polygon draw:style-name="gr38" draw:text-style-name="P10" draw:layer="layout" svg:width="0.029cm" svg:height="0.374cm" svg:x="31.577cm" svg:y="4.488cm" svg:viewBox="0 0 30 375" draw:points="0,375 30,375 30,0 0,0">
          <text:p/>
        </draw:polygon>
        <draw:polygon draw:style-name="gr36" draw:text-style-name="P8" draw:layer="layout" svg:width="0.029cm" svg:height="0.374cm" svg:x="31.606cm" svg:y="4.488cm" svg:viewBox="0 0 30 375" draw:points="0,375 30,375 30,0 0,0">
          <text:p/>
        </draw:polygon>
        <draw:polygon draw:style-name="gr36" draw:text-style-name="P8" draw:layer="layout" svg:width="0.029cm" svg:height="0.374cm" svg:x="31.635cm" svg:y="4.488cm" svg:viewBox="0 0 30 375" draw:points="0,375 30,375 30,0 0,0">
          <text:p/>
        </draw:polygon>
        <draw:polygon draw:style-name="gr36" draw:text-style-name="P8" draw:layer="layout" svg:width="0.029cm" svg:height="0.374cm" svg:x="31.666cm" svg:y="4.488cm" svg:viewBox="0 0 30 375" draw:points="0,375 30,375 30,0 0,0">
          <text:p/>
        </draw:polygon>
        <draw:polygon draw:style-name="gr36" draw:text-style-name="P8" draw:layer="layout" svg:width="0.029cm" svg:height="0.374cm" svg:x="31.695cm" svg:y="4.488cm" svg:viewBox="0 0 30 375" draw:points="0,375 30,375 30,0 0,0">
          <text:p/>
        </draw:polygon>
        <draw:polygon draw:style-name="gr38" draw:text-style-name="P10" draw:layer="layout" svg:width="0.029cm" svg:height="0.374cm" svg:x="31.724cm" svg:y="4.488cm" svg:viewBox="0 0 30 375" draw:points="0,375 30,375 30,0 0,0">
          <text:p/>
        </draw:polygon>
        <draw:polygon draw:style-name="gr36" draw:text-style-name="P8" draw:layer="layout" svg:width="0.029cm" svg:height="0.374cm" svg:x="31.753cm" svg:y="4.488cm" svg:viewBox="0 0 30 375" draw:points="0,375 30,375 30,0 0,0">
          <text:p/>
        </draw:polygon>
        <draw:polygon draw:style-name="gr35" draw:text-style-name="P7" draw:layer="layout" svg:width="0.029cm" svg:height="0.374cm" svg:x="31.783cm" svg:y="4.488cm" svg:viewBox="0 0 30 375" draw:points="0,375 30,375 30,0 0,0">
          <text:p/>
        </draw:polygon>
        <draw:polygon draw:style-name="gr35" draw:text-style-name="P7" draw:layer="layout" svg:width="0.029cm" svg:height="0.374cm" svg:x="31.813cm" svg:y="4.488cm" svg:viewBox="0 0 30 375" draw:points="0,375 30,375 30,0 0,0">
          <text:p/>
        </draw:polygon>
        <draw:polygon draw:style-name="gr35" draw:text-style-name="P7" draw:layer="layout" svg:width="0.029cm" svg:height="0.374cm" svg:x="31.842cm" svg:y="4.488cm" svg:viewBox="0 0 30 375" draw:points="0,375 30,375 30,0 0,0">
          <text:p/>
        </draw:polygon>
        <draw:polygon draw:style-name="gr38" draw:text-style-name="P10" draw:layer="layout" svg:width="0.03cm" svg:height="0.374cm" svg:x="31.871cm" svg:y="4.488cm" svg:viewBox="0 0 31 375" draw:points="0,375 31,375 31,0 0,0">
          <text:p/>
        </draw:polygon>
        <draw:polygon draw:style-name="gr37" draw:text-style-name="P9" draw:layer="layout" svg:width="0.029cm" svg:height="0.374cm" svg:x="31.901cm" svg:y="4.488cm" svg:viewBox="0 0 30 375" draw:points="0,375 30,375 30,0 0,0">
          <text:p/>
        </draw:polygon>
        <draw:polygon draw:style-name="gr36" draw:text-style-name="P8" draw:layer="layout" svg:width="0.029cm" svg:height="0.374cm" svg:x="31.93cm" svg:y="4.488cm" svg:viewBox="0 0 30 375" draw:points="0,375 30,375 30,0 0,0">
          <text:p/>
        </draw:polygon>
        <draw:polygon draw:style-name="gr35" draw:text-style-name="P7" draw:layer="layout" svg:width="0.03cm" svg:height="0.374cm" svg:x="31.959cm" svg:y="4.488cm" svg:viewBox="0 0 31 375" draw:points="0,375 31,375 31,0 0,0">
          <text:p/>
        </draw:polygon>
        <draw:polygon draw:style-name="gr38" draw:text-style-name="P10" draw:layer="layout" svg:width="0.029cm" svg:height="0.374cm" svg:x="31.99cm" svg:y="4.488cm" svg:viewBox="0 0 30 375" draw:points="0,375 30,375 30,0 0,0">
          <text:p/>
        </draw:polygon>
        <draw:polygon draw:style-name="gr36" draw:text-style-name="P8" draw:layer="layout" svg:width="0.029cm" svg:height="0.374cm" svg:x="32.019cm" svg:y="4.488cm" svg:viewBox="0 0 30 375" draw:points="0,375 30,375 30,0 0,0">
          <text:p/>
        </draw:polygon>
        <draw:polygon draw:style-name="gr37" draw:text-style-name="P9" draw:layer="layout" svg:width="0.029cm" svg:height="0.374cm" svg:x="32.048cm" svg:y="4.488cm" svg:viewBox="0 0 30 375" draw:points="0,375 30,375 30,0 0,0">
          <text:p/>
        </draw:polygon>
        <draw:polygon draw:style-name="gr37" draw:text-style-name="P9" draw:layer="layout" svg:width="0.029cm" svg:height="0.374cm" svg:x="32.078cm" svg:y="4.488cm" svg:viewBox="0 0 30 375" draw:points="0,375 30,375 30,0 0,0">
          <text:p/>
        </draw:polygon>
        <draw:polygon draw:style-name="gr38" draw:text-style-name="P10" draw:layer="layout" svg:width="0.029cm" svg:height="0.374cm" svg:x="32.107cm" svg:y="4.488cm" svg:viewBox="0 0 30 375" draw:points="0,375 30,375 30,0 0,0">
          <text:p/>
        </draw:polygon>
        <draw:polygon draw:style-name="gr37" draw:text-style-name="P9" draw:layer="layout" svg:width="0.029cm" svg:height="0.374cm" svg:x="32.137cm" svg:y="4.488cm" svg:viewBox="0 0 30 375" draw:points="0,375 30,375 30,0 0,0">
          <text:p/>
        </draw:polygon>
        <draw:polygon draw:style-name="gr37" draw:text-style-name="P9" draw:layer="layout" svg:width="0.029cm" svg:height="0.374cm" svg:x="32.166cm" svg:y="4.488cm" svg:viewBox="0 0 30 375" draw:points="0,375 30,375 30,0 0,0">
          <text:p/>
        </draw:polygon>
        <draw:polygon draw:style-name="gr37" draw:text-style-name="P9" draw:layer="layout" svg:width="0.029cm" svg:height="0.374cm" svg:x="32.195cm" svg:y="4.488cm" svg:viewBox="0 0 30 375" draw:points="0,375 30,375 30,0 0,0">
          <text:p/>
        </draw:polygon>
        <draw:polygon draw:style-name="gr37" draw:text-style-name="P9" draw:layer="layout" svg:width="0.029cm" svg:height="0.374cm" svg:x="32.225cm" svg:y="4.488cm" svg:viewBox="0 0 30 375" draw:points="0,375 30,375 30,0 0,0">
          <text:p/>
        </draw:polygon>
        <draw:polygon draw:style-name="gr36" draw:text-style-name="P8" draw:layer="layout" svg:width="0.029cm" svg:height="0.374cm" svg:x="32.254cm" svg:y="4.488cm" svg:viewBox="0 0 30 375" draw:points="0,375 30,375 30,0 0,0">
          <text:p/>
        </draw:polygon>
        <draw:polygon draw:style-name="gr38" draw:text-style-name="P10" draw:layer="layout" svg:width="0.029cm" svg:height="0.374cm" svg:x="32.283cm" svg:y="4.488cm" svg:viewBox="0 0 30 375" draw:points="0,375 30,375 30,0 0,0">
          <text:p/>
        </draw:polygon>
        <draw:polygon draw:style-name="gr38" draw:text-style-name="P10" draw:layer="layout" svg:width="0.03cm" svg:height="0.374cm" svg:x="32.313cm" svg:y="4.488cm" svg:viewBox="0 0 31 375" draw:points="0,375 31,375 31,0 0,0">
          <text:p/>
        </draw:polygon>
        <draw:polygon draw:style-name="gr36" draw:text-style-name="P8" draw:layer="layout" svg:width="0.029cm" svg:height="0.374cm" svg:x="32.343cm" svg:y="4.488cm" svg:viewBox="0 0 30 375" draw:points="0,375 30,375 30,0 0,0">
          <text:p/>
        </draw:polygon>
        <draw:polygon draw:style-name="gr36" draw:text-style-name="P8" draw:layer="layout" svg:width="0.029cm" svg:height="0.374cm" svg:x="32.372cm" svg:y="4.488cm" svg:viewBox="0 0 30 375" draw:points="0,375 30,375 30,0 0,0">
          <text:p/>
        </draw:polygon>
        <draw:polygon draw:style-name="gr37" draw:text-style-name="P9" draw:layer="layout" svg:width="0.029cm" svg:height="0.374cm" svg:x="32.402cm" svg:y="4.488cm" svg:viewBox="0 0 30 375" draw:points="0,375 30,375 30,0 0,0">
          <text:p/>
        </draw:polygon>
        <draw:polygon draw:style-name="gr35" draw:text-style-name="P7" draw:layer="layout" svg:width="0.029cm" svg:height="0.374cm" svg:x="32.431cm" svg:y="4.488cm" svg:viewBox="0 0 30 375" draw:points="0,375 30,375 30,0 0,0">
          <text:p/>
        </draw:polygon>
        <draw:polygon draw:style-name="gr37" draw:text-style-name="P9" draw:layer="layout" svg:width="0.029cm" svg:height="0.374cm" svg:x="32.46cm" svg:y="4.488cm" svg:viewBox="0 0 30 375" draw:points="0,375 30,375 30,0 0,0">
          <text:p/>
        </draw:polygon>
        <draw:polygon draw:style-name="gr36" draw:text-style-name="P8" draw:layer="layout" svg:width="0.029cm" svg:height="0.374cm" svg:x="32.49cm" svg:y="4.488cm" svg:viewBox="0 0 30 375" draw:points="0,375 30,375 30,0 0,0">
          <text:p/>
        </draw:polygon>
        <draw:polygon draw:style-name="gr37" draw:text-style-name="P9" draw:layer="layout" svg:width="0.029cm" svg:height="0.374cm" svg:x="32.52cm" svg:y="4.488cm" svg:viewBox="0 0 30 375" draw:points="0,375 30,375 30,0 0,0">
          <text:p/>
        </draw:polygon>
        <draw:polygon draw:style-name="gr38" draw:text-style-name="P10" draw:layer="layout" svg:width="0.029cm" svg:height="0.374cm" svg:x="32.549cm" svg:y="4.488cm" svg:viewBox="0 0 30 375" draw:points="0,375 30,375 30,0 0,0">
          <text:p/>
        </draw:polygon>
        <draw:polygon draw:style-name="gr38" draw:text-style-name="P10" draw:layer="layout" svg:width="0.029cm" svg:height="0.374cm" svg:x="32.578cm" svg:y="4.488cm" svg:viewBox="0 0 30 375" draw:points="0,375 30,375 30,0 0,0">
          <text:p/>
        </draw:polygon>
        <draw:polygon draw:style-name="gr36" draw:text-style-name="P8" draw:layer="layout" svg:width="0.029cm" svg:height="0.374cm" svg:x="32.607cm" svg:y="4.488cm" svg:viewBox="0 0 30 375" draw:points="0,375 30,375 30,0 0,0">
          <text:p/>
        </draw:polygon>
        <draw:polygon draw:style-name="gr36" draw:text-style-name="P8" draw:layer="layout" svg:width="0.029cm" svg:height="0.374cm" svg:x="32.638cm" svg:y="4.488cm" svg:viewBox="0 0 30 375" draw:points="0,375 30,375 30,0 0,0">
          <text:p/>
        </draw:polygon>
        <draw:polygon draw:style-name="gr35" draw:text-style-name="P7" draw:layer="layout" svg:width="0.029cm" svg:height="0.374cm" svg:x="32.667cm" svg:y="4.488cm" svg:viewBox="0 0 30 375" draw:points="0,375 30,375 30,0 0,0">
          <text:p/>
        </draw:polygon>
        <draw:polygon draw:style-name="gr36" draw:text-style-name="P8" draw:layer="layout" svg:width="0.029cm" svg:height="0.374cm" svg:x="32.696cm" svg:y="4.488cm" svg:viewBox="0 0 30 375" draw:points="0,375 30,375 30,0 0,0">
          <text:p/>
        </draw:polygon>
        <draw:polygon draw:style-name="gr37" draw:text-style-name="P9" draw:layer="layout" svg:width="0.03cm" svg:height="0.374cm" svg:x="32.725cm" svg:y="4.488cm" svg:viewBox="0 0 31 375" draw:points="0,375 31,375 31,0 0,0">
          <text:p/>
        </draw:polygon>
        <draw:polygon draw:style-name="gr37" draw:text-style-name="P9" draw:layer="layout" svg:width="0.029cm" svg:height="0.374cm" svg:x="32.755cm" svg:y="4.488cm" svg:viewBox="0 0 30 375" draw:points="0,375 30,375 30,0 0,0">
          <text:p/>
        </draw:polygon>
        <draw:polygon draw:style-name="gr37" draw:text-style-name="P9" draw:layer="layout" svg:width="0.029cm" svg:height="0.374cm" svg:x="32.784cm" svg:y="4.488cm" svg:viewBox="0 0 30 375" draw:points="0,375 30,375 30,0 0,0">
          <text:p/>
        </draw:polygon>
        <draw:polygon draw:style-name="gr36" draw:text-style-name="P8" draw:layer="layout" svg:width="0.029cm" svg:height="0.374cm" svg:x="32.814cm" svg:y="4.488cm" svg:viewBox="0 0 30 375" draw:points="0,375 30,375 30,0 0,0">
          <text:p/>
        </draw:polygon>
        <draw:polygon draw:style-name="gr37" draw:text-style-name="P9" draw:layer="layout" svg:width="0.029cm" svg:height="0.374cm" svg:x="32.844cm" svg:y="4.488cm" svg:viewBox="0 0 30 375" draw:points="0,375 30,375 30,0 0,0">
          <text:p/>
        </draw:polygon>
        <draw:polygon draw:style-name="gr38" draw:text-style-name="P10" draw:layer="layout" svg:width="0.029cm" svg:height="0.374cm" svg:x="32.873cm" svg:y="4.488cm" svg:viewBox="0 0 30 375" draw:points="0,375 30,375 30,0 0,0">
          <text:p/>
        </draw:polygon>
        <draw:polygon draw:style-name="gr38" draw:text-style-name="P10" draw:layer="layout" svg:width="0.029cm" svg:height="0.374cm" svg:x="32.902cm" svg:y="4.488cm" svg:viewBox="0 0 30 375" draw:points="0,375 30,375 30,0 0,0">
          <text:p/>
        </draw:polygon>
        <draw:polygon draw:style-name="gr37" draw:text-style-name="P9" draw:layer="layout" svg:width="0.029cm" svg:height="0.374cm" svg:x="32.931cm" svg:y="4.488cm" svg:viewBox="0 0 30 375" draw:points="0,375 30,375 30,0 0,0">
          <text:p/>
        </draw:polygon>
        <draw:polygon draw:style-name="gr38" draw:text-style-name="P10" draw:layer="layout" svg:width="0.029cm" svg:height="0.374cm" svg:x="32.962cm" svg:y="4.488cm" svg:viewBox="0 0 30 375" draw:points="0,375 30,375 30,0 0,0">
          <text:p/>
        </draw:polygon>
        <draw:polygon draw:style-name="gr35" draw:text-style-name="P7" draw:layer="layout" svg:width="0.029cm" svg:height="0.374cm" svg:x="32.991cm" svg:y="4.488cm" svg:viewBox="0 0 30 375" draw:points="0,375 30,375 30,0 0,0">
          <text:p/>
        </draw:polygon>
        <draw:polygon draw:style-name="gr38" draw:text-style-name="P10" draw:layer="layout" svg:width="0.029cm" svg:height="0.374cm" svg:x="33.02cm" svg:y="4.488cm" svg:viewBox="0 0 30 375" draw:points="0,375 30,375 30,0 0,0">
          <text:p/>
        </draw:polygon>
        <draw:polygon draw:style-name="gr38" draw:text-style-name="P10" draw:layer="layout" svg:width="0.029cm" svg:height="0.374cm" svg:x="33.049cm" svg:y="4.488cm" svg:viewBox="0 0 30 375" draw:points="0,375 30,375 30,0 0,0">
          <text:p/>
        </draw:polygon>
        <draw:polygon draw:style-name="gr37" draw:text-style-name="P9" draw:layer="layout" svg:width="0.029cm" svg:height="0.374cm" svg:x="33.079cm" svg:y="4.488cm" svg:viewBox="0 0 30 375" draw:points="0,375 30,375 30,0 0,0">
          <text:p/>
        </draw:polygon>
        <draw:polygon draw:style-name="gr38" draw:text-style-name="P10" draw:layer="layout" svg:width="0.029cm" svg:height="0.374cm" svg:x="33.108cm" svg:y="4.488cm" svg:viewBox="0 0 30 375" draw:points="0,375 30,375 30,0 0,0">
          <text:p/>
        </draw:polygon>
        <draw:polygon draw:style-name="gr36" draw:text-style-name="P8" draw:layer="layout" svg:width="0.029cm" svg:height="0.374cm" svg:x="33.138cm" svg:y="4.488cm" svg:viewBox="0 0 30 375" draw:points="0,375 30,375 30,0 0,0">
          <text:p/>
        </draw:polygon>
        <draw:polygon draw:style-name="gr36" draw:text-style-name="P8" draw:layer="layout" svg:width="0.03cm" svg:height="0.374cm" svg:x="33.167cm" svg:y="4.488cm" svg:viewBox="0 0 31 375" draw:points="0,375 31,375 31,0 0,0">
          <text:p/>
        </draw:polygon>
        <draw:polygon draw:style-name="gr38" draw:text-style-name="P10" draw:layer="layout" svg:width="0.029cm" svg:height="0.374cm" svg:x="33.197cm" svg:y="4.488cm" svg:viewBox="0 0 30 375" draw:points="0,375 30,375 30,0 0,0">
          <text:p/>
        </draw:polygon>
        <draw:polygon draw:style-name="gr36" draw:text-style-name="P8" draw:layer="layout" svg:width="0.029cm" svg:height="0.374cm" svg:x="33.226cm" svg:y="4.488cm" svg:viewBox="0 0 30 375" draw:points="0,375 30,375 30,0 0,0">
          <text:p/>
        </draw:polygon>
        <draw:polygon draw:style-name="gr37" draw:text-style-name="P9" draw:layer="layout" svg:width="0.029cm" svg:height="0.374cm" svg:x="33.255cm" svg:y="4.488cm" svg:viewBox="0 0 30 375" draw:points="0,375 30,375 30,0 0,0">
          <text:p/>
        </draw:polygon>
        <draw:polygon draw:style-name="gr38" draw:text-style-name="P10" draw:layer="layout" svg:width="0.029cm" svg:height="0.374cm" svg:x="33.286cm" svg:y="4.488cm" svg:viewBox="0 0 30 375" draw:points="0,375 30,375 30,0 0,0">
          <text:p/>
        </draw:polygon>
        <draw:polygon draw:style-name="gr36" draw:text-style-name="P8" draw:layer="layout" svg:width="0.029cm" svg:height="0.374cm" svg:x="33.315cm" svg:y="4.488cm" svg:viewBox="0 0 30 375" draw:points="0,375 30,375 30,0 0,0">
          <text:p/>
        </draw:polygon>
        <draw:polygon draw:style-name="gr36" draw:text-style-name="P8" draw:layer="layout" svg:width="0.029cm" svg:height="0.374cm" svg:x="33.344cm" svg:y="4.488cm" svg:viewBox="0 0 30 375" draw:points="0,375 30,375 30,0 0,0">
          <text:p/>
        </draw:polygon>
        <draw:polygon draw:style-name="gr37" draw:text-style-name="P9" draw:layer="layout" svg:width="0.029cm" svg:height="0.374cm" svg:x="33.373cm" svg:y="4.488cm" svg:viewBox="0 0 30 375" draw:points="0,375 30,375 30,0 0,0">
          <text:p/>
        </draw:polygon>
        <draw:polygon draw:style-name="gr35" draw:text-style-name="P7" draw:layer="layout" svg:width="0.029cm" svg:height="0.374cm" svg:x="33.403cm" svg:y="4.488cm" svg:viewBox="0 0 30 375" draw:points="0,375 30,375 30,0 0,0">
          <text:p/>
        </draw:polygon>
        <draw:polygon draw:style-name="gr36" draw:text-style-name="P8" draw:layer="layout" svg:width="0.029cm" svg:height="0.374cm" svg:x="33.432cm" svg:y="4.488cm" svg:viewBox="0 0 30 375" draw:points="0,375 30,375 30,0 0,0">
          <text:p/>
        </draw:polygon>
        <draw:polygon draw:style-name="gr35" draw:text-style-name="P7" draw:layer="layout" svg:width="0.029cm" svg:height="0.374cm" svg:x="33.462cm" svg:y="4.488cm" svg:viewBox="0 0 30 375" draw:points="0,375 30,375 30,0 0,0">
          <text:p/>
        </draw:polygon>
        <draw:polygon draw:style-name="gr36" draw:text-style-name="P8" draw:layer="layout" svg:width="0.03cm" svg:height="0.374cm" svg:x="33.491cm" svg:y="4.488cm" svg:viewBox="0 0 31 375" draw:points="0,375 31,375 31,0 0,0">
          <text:p/>
        </draw:polygon>
        <draw:polygon draw:style-name="gr38" draw:text-style-name="P10" draw:layer="layout" svg:width="0.029cm" svg:height="0.374cm" svg:x="33.521cm" svg:y="4.488cm" svg:viewBox="0 0 30 375" draw:points="0,375 30,375 30,0 0,0">
          <text:p/>
        </draw:polygon>
        <draw:polygon draw:style-name="gr37" draw:text-style-name="P9" draw:layer="layout" svg:width="0.029cm" svg:height="0.374cm" svg:x="33.55cm" svg:y="4.488cm" svg:viewBox="0 0 30 375" draw:points="0,375 30,375 30,0 0,0">
          <text:p/>
        </draw:polygon>
        <draw:polygon draw:style-name="gr37" draw:text-style-name="P9" draw:layer="layout" svg:width="0.03cm" svg:height="0.374cm" svg:x="33.579cm" svg:y="4.488cm" svg:viewBox="0 0 31 375" draw:points="0,375 31,375 31,0 0,0">
          <text:p/>
        </draw:polygon>
        <draw:polygon draw:style-name="gr37" draw:text-style-name="P9" draw:layer="layout" svg:width="0.029cm" svg:height="0.374cm" svg:x="33.61cm" svg:y="4.488cm" svg:viewBox="0 0 30 375" draw:points="0,375 30,375 30,0 0,0">
          <text:p/>
        </draw:polygon>
        <draw:polygon draw:style-name="gr36" draw:text-style-name="P8" draw:layer="layout" svg:width="0.029cm" svg:height="0.374cm" svg:x="33.639cm" svg:y="4.488cm" svg:viewBox="0 0 30 375" draw:points="0,375 30,375 30,0 0,0">
          <text:p/>
        </draw:polygon>
        <draw:polygon draw:style-name="gr36" draw:text-style-name="P8" draw:layer="layout" svg:width="0.029cm" svg:height="0.374cm" svg:x="33.668cm" svg:y="4.488cm" svg:viewBox="0 0 30 375" draw:points="0,375 30,375 30,0 0,0">
          <text:p/>
        </draw:polygon>
        <draw:polygon draw:style-name="gr38" draw:text-style-name="P10" draw:layer="layout" svg:width="0.029cm" svg:height="0.374cm" svg:x="33.698cm" svg:y="4.488cm" svg:viewBox="0 0 30 375" draw:points="0,375 30,375 30,0 0,0">
          <text:p/>
        </draw:polygon>
        <draw:polygon draw:style-name="gr36" draw:text-style-name="P8" draw:layer="layout" svg:width="0.029cm" svg:height="0.374cm" svg:x="33.727cm" svg:y="4.488cm" svg:viewBox="0 0 30 375" draw:points="0,375 30,375 30,0 0,0">
          <text:p/>
        </draw:polygon>
        <draw:polygon draw:style-name="gr37" draw:text-style-name="P9" draw:layer="layout" svg:width="0.029cm" svg:height="0.374cm" svg:x="33.756cm" svg:y="4.488cm" svg:viewBox="0 0 30 375" draw:points="0,375 30,375 30,0 0,0">
          <text:p/>
        </draw:polygon>
        <draw:polygon draw:style-name="gr38" draw:text-style-name="P10" draw:layer="layout" svg:width="0.029cm" svg:height="0.374cm" svg:x="33.786cm" svg:y="4.488cm" svg:viewBox="0 0 30 375" draw:points="0,375 30,375 30,0 0,0">
          <text:p/>
        </draw:polygon>
        <draw:polygon draw:style-name="gr36" draw:text-style-name="P8" draw:layer="layout" svg:width="0.029cm" svg:height="0.374cm" svg:x="33.815cm" svg:y="4.488cm" svg:viewBox="0 0 30 375" draw:points="0,375 30,375 30,0 0,0">
          <text:p/>
        </draw:polygon>
        <draw:polygon draw:style-name="gr35" draw:text-style-name="P7" draw:layer="layout" svg:width="0.029cm" svg:height="0.374cm" svg:x="33.845cm" svg:y="4.488cm" svg:viewBox="0 0 30 375" draw:points="0,375 30,375 30,0 0,0">
          <text:p/>
        </draw:polygon>
        <draw:polygon draw:style-name="gr36" draw:text-style-name="P8" draw:layer="layout" svg:width="0.029cm" svg:height="0.374cm" svg:x="33.874cm" svg:y="4.488cm" svg:viewBox="0 0 30 375" draw:points="0,375 30,375 30,0 0,0">
          <text:p/>
        </draw:polygon>
        <draw:polygon draw:style-name="gr36" draw:text-style-name="P8" draw:layer="layout" svg:width="0.029cm" svg:height="0.374cm" svg:x="33.903cm" svg:y="4.488cm" svg:viewBox="0 0 30 375" draw:points="0,375 30,375 30,0 0,0">
          <text:p/>
        </draw:polygon>
        <draw:polygon draw:style-name="gr36" draw:text-style-name="P8" draw:layer="layout" svg:width="0.03cm" svg:height="0.374cm" svg:x="33.932cm" svg:y="4.488cm" svg:viewBox="0 0 31 375" draw:points="0,375 31,375 31,0 0,0">
          <text:p/>
        </draw:polygon>
        <draw:polygon draw:style-name="gr37" draw:text-style-name="P9" draw:layer="layout" svg:width="0.029cm" svg:height="0.374cm" svg:x="33.963cm" svg:y="4.488cm" svg:viewBox="0 0 30 375" draw:points="0,375 30,375 30,0 0,0">
          <text:p/>
        </draw:polygon>
        <draw:polygon draw:style-name="gr36" draw:text-style-name="P8" draw:layer="layout" svg:width="0.029cm" svg:height="0.374cm" svg:x="33.992cm" svg:y="4.488cm" svg:viewBox="0 0 30 375" draw:points="0,375 30,375 30,0 0,0">
          <text:p/>
        </draw:polygon>
        <draw:polygon draw:style-name="gr36" draw:text-style-name="P8" draw:layer="layout" svg:width="0.032cm" svg:height="0.374cm" svg:x="34.021cm" svg:y="4.488cm" svg:viewBox="0 0 33 375" draw:points="0,375 33,375 33,0 0,0">
          <text:p/>
        </draw:polygon>
        <draw:polygon draw:style-name="gr38" draw:text-style-name="P10" draw:layer="layout" svg:width="0.029cm" svg:height="0.374cm" svg:x="34.051cm" svg:y="4.488cm" svg:viewBox="0 0 30 375" draw:points="0,375 30,375 30,0 0,0">
          <text:p/>
        </draw:polygon>
        <draw:polygon draw:style-name="gr36" draw:text-style-name="P8" draw:layer="layout" svg:width="0.029cm" svg:height="0.374cm" svg:x="34.08cm" svg:y="4.488cm" svg:viewBox="0 0 30 375" draw:points="0,375 30,375 30,0 0,0">
          <text:p/>
        </draw:polygon>
        <draw:polygon draw:style-name="gr37" draw:text-style-name="P9" draw:layer="layout" svg:width="0.029cm" svg:height="0.374cm" svg:x="34.11cm" svg:y="4.488cm" svg:viewBox="0 0 30 375" draw:points="0,375 30,375 30,0 0,0">
          <text:p/>
        </draw:polygon>
        <draw:polygon draw:style-name="gr35" draw:text-style-name="P7" draw:layer="layout" svg:width="0.029cm" svg:height="0.374cm" svg:x="34.14cm" svg:y="4.488cm" svg:viewBox="0 0 30 375" draw:points="0,375 30,375 30,0 0,0">
          <text:p/>
        </draw:polygon>
        <draw:polygon draw:style-name="gr36" draw:text-style-name="P8" draw:layer="layout" svg:width="0.029cm" svg:height="0.374cm" svg:x="34.169cm" svg:y="4.488cm" svg:viewBox="0 0 30 375" draw:points="0,375 30,375 30,0 0,0">
          <text:p/>
        </draw:polygon>
        <draw:polygon draw:style-name="gr36" draw:text-style-name="P8" draw:layer="layout" svg:width="0.029cm" svg:height="0.374cm" svg:x="34.198cm" svg:y="4.488cm" svg:viewBox="0 0 30 375" draw:points="0,375 30,375 30,0 0,0">
          <text:p/>
        </draw:polygon>
        <draw:polygon draw:style-name="gr38" draw:text-style-name="P10" draw:layer="layout" svg:width="0.029cm" svg:height="0.374cm" svg:x="34.256cm" svg:y="4.488cm" svg:viewBox="0 0 30 375" draw:points="0,375 30,375 30,0 0,0">
          <text:p/>
        </draw:polygon>
        <draw:polygon draw:style-name="gr37" draw:text-style-name="P9" draw:layer="layout" svg:width="0.029cm" svg:height="0.374cm" svg:x="34.287cm" svg:y="4.488cm" svg:viewBox="0 0 30 375" draw:points="0,375 30,375 30,0 0,0">
          <text:p/>
        </draw:polygon>
        <draw:polygon draw:style-name="gr36" draw:text-style-name="P8" draw:layer="layout" svg:width="0.029cm" svg:height="0.374cm" svg:x="34.316cm" svg:y="4.488cm" svg:viewBox="0 0 30 375" draw:points="0,375 30,375 30,0 0,0">
          <text:p/>
        </draw:polygon>
        <draw:polygon draw:style-name="gr36" draw:text-style-name="P8" draw:layer="layout" svg:width="0.03cm" svg:height="0.374cm" svg:x="34.345cm" svg:y="4.488cm" svg:viewBox="0 0 31 375" draw:points="0,375 31,375 31,0 0,0">
          <text:p/>
        </draw:polygon>
        <draw:polygon draw:style-name="gr37" draw:text-style-name="P9" draw:layer="layout" svg:width="0.029cm" svg:height="0.374cm" svg:x="34.375cm" svg:y="4.488cm" svg:viewBox="0 0 30 375" draw:points="0,375 30,375 30,0 0,0">
          <text:p/>
        </draw:polygon>
        <draw:polygon draw:style-name="gr38" draw:text-style-name="P10" draw:layer="layout" svg:width="0.029cm" svg:height="0.374cm" svg:x="34.404cm" svg:y="4.488cm" svg:viewBox="0 0 30 375" draw:points="0,375 30,375 30,0 0,0">
          <text:p/>
        </draw:polygon>
        <draw:polygon draw:style-name="gr37" draw:text-style-name="P9" draw:layer="layout" svg:width="0.029cm" svg:height="0.374cm" svg:x="34.433cm" svg:y="4.488cm" svg:viewBox="0 0 30 375" draw:points="0,375 30,375 30,0 0,0">
          <text:p/>
        </draw:polygon>
        <draw:polygon draw:style-name="gr35" draw:text-style-name="P7" draw:layer="layout" svg:width="0.029cm" svg:height="0.374cm" svg:x="34.464cm" svg:y="4.488cm" svg:viewBox="0 0 30 375" draw:points="0,375 30,375 30,0 0,0">
          <text:p/>
        </draw:polygon>
        <draw:polygon draw:style-name="gr37" draw:text-style-name="P9" draw:layer="layout" svg:width="0.029cm" svg:height="0.374cm" svg:x="34.493cm" svg:y="4.488cm" svg:viewBox="0 0 30 375" draw:points="0,375 30,375 30,0 0,0">
          <text:p/>
        </draw:polygon>
        <draw:polygon draw:style-name="gr35" draw:text-style-name="P7" draw:layer="layout" svg:width="0.029cm" svg:height="0.374cm" svg:x="34.522cm" svg:y="4.488cm" svg:viewBox="0 0 30 375" draw:points="0,375 30,375 30,0 0,0">
          <text:p/>
        </draw:polygon>
        <draw:polygon draw:style-name="gr37" draw:text-style-name="P9" draw:layer="layout" svg:width="0.029cm" svg:height="0.374cm" svg:x="34.551cm" svg:y="4.488cm" svg:viewBox="0 0 30 375" draw:points="0,375 30,375 30,0 0,0">
          <text:p/>
        </draw:polygon>
        <draw:polygon draw:style-name="gr36" draw:text-style-name="P8" draw:layer="layout" svg:width="0.029cm" svg:height="0.374cm" svg:x="34.581cm" svg:y="4.488cm" svg:viewBox="0 0 30 375" draw:points="0,375 30,375 30,0 0,0">
          <text:p/>
        </draw:polygon>
        <draw:polygon draw:style-name="gr37" draw:text-style-name="P9" draw:layer="layout" svg:width="0.029cm" svg:height="0.374cm" svg:x="34.611cm" svg:y="4.488cm" svg:viewBox="0 0 30 375" draw:points="0,375 30,375 30,0 0,0">
          <text:p/>
        </draw:polygon>
        <draw:polygon draw:style-name="gr37" draw:text-style-name="P9" draw:layer="layout" svg:width="0.029cm" svg:height="0.374cm" svg:x="34.64cm" svg:y="4.488cm" svg:viewBox="0 0 30 375" draw:points="0,375 30,375 30,0 0,0">
          <text:p/>
        </draw:polygon>
        <draw:polygon draw:style-name="gr36" draw:text-style-name="P8" draw:layer="layout" svg:width="0.029cm" svg:height="0.374cm" svg:x="34.669cm" svg:y="4.488cm" svg:viewBox="0 0 30 375" draw:points="0,375 30,375 30,0 0,0">
          <text:p/>
        </draw:polygon>
        <draw:polygon draw:style-name="gr37" draw:text-style-name="P9" draw:layer="layout" svg:width="0.029cm" svg:height="0.374cm" svg:x="34.699cm" svg:y="4.488cm" svg:viewBox="0 0 30 375" draw:points="0,375 30,375 30,0 0,0">
          <text:p/>
        </draw:polygon>
        <draw:polygon draw:style-name="gr37" draw:text-style-name="P9" draw:layer="layout" svg:width="0.029cm" svg:height="0.374cm" svg:x="34.728cm" svg:y="4.488cm" svg:viewBox="0 0 30 375" draw:points="0,375 30,375 30,0 0,0">
          <text:p/>
        </draw:polygon>
        <draw:polygon draw:style-name="gr38" draw:text-style-name="P10" draw:layer="layout" svg:width="0.029cm" svg:height="0.374cm" svg:x="34.757cm" svg:y="4.488cm" svg:viewBox="0 0 30 375" draw:points="0,375 30,375 30,0 0,0">
          <text:p/>
        </draw:polygon>
        <draw:polygon draw:style-name="gr36" draw:text-style-name="P8" draw:layer="layout" svg:width="0.03cm" svg:height="0.374cm" svg:x="34.787cm" svg:y="4.488cm" svg:viewBox="0 0 31 375" draw:points="0,375 31,375 31,0 0,0">
          <text:p/>
        </draw:polygon>
        <draw:polygon draw:style-name="gr35" draw:text-style-name="P7" draw:layer="layout" svg:width="0.029cm" svg:height="0.374cm" svg:x="34.817cm" svg:y="4.488cm" svg:viewBox="0 0 30 375" draw:points="0,375 30,375 30,0 0,0">
          <text:p/>
        </draw:polygon>
        <draw:polygon draw:style-name="gr35" draw:text-style-name="P7" draw:layer="layout" svg:width="0.029cm" svg:height="0.374cm" svg:x="34.846cm" svg:y="4.488cm" svg:viewBox="0 0 30 375" draw:points="0,375 30,375 30,0 0,0">
          <text:p/>
        </draw:polygon>
        <draw:polygon draw:style-name="gr35" draw:text-style-name="P7" draw:layer="layout" svg:width="0.029cm" svg:height="0.374cm" svg:x="34.875cm" svg:y="4.488cm" svg:viewBox="0 0 30 375" draw:points="0,375 30,375 30,0 0,0">
          <text:p/>
        </draw:polygon>
        <draw:polygon draw:style-name="gr37" draw:text-style-name="P9" draw:layer="layout" svg:width="0.029cm" svg:height="0.374cm" svg:x="34.964cm" svg:y="4.488cm" svg:viewBox="0 0 30 375" draw:points="0,375 30,375 30,0 0,0">
          <text:p/>
        </draw:polygon>
        <draw:polygon draw:style-name="gr36" draw:text-style-name="P8" draw:layer="layout" svg:width="0.029cm" svg:height="0.374cm" svg:x="34.993cm" svg:y="4.488cm" svg:viewBox="0 0 30 375" draw:points="0,375 30,375 30,0 0,0">
          <text:p/>
        </draw:polygon>
        <draw:polygon draw:style-name="gr35" draw:text-style-name="P7" draw:layer="layout" svg:width="0.029cm" svg:height="0.374cm" svg:x="35.023cm" svg:y="4.488cm" svg:viewBox="0 0 30 375" draw:points="0,375 30,375 30,0 0,0">
          <text:p/>
        </draw:polygon>
        <draw:polygon draw:style-name="gr36" draw:text-style-name="P8" draw:layer="layout" svg:width="0.029cm" svg:height="0.374cm" svg:x="35.052cm" svg:y="4.488cm" svg:viewBox="0 0 30 375" draw:points="0,375 30,375 30,0 0,0">
          <text:p/>
        </draw:polygon>
        <draw:polygon draw:style-name="gr38" draw:text-style-name="P10" draw:layer="layout" svg:width="0.029cm" svg:height="0.374cm" svg:x="35.081cm" svg:y="4.488cm" svg:viewBox="0 0 30 375" draw:points="0,375 30,375 30,0 0,0">
          <text:p/>
        </draw:polygon>
        <draw:polygon draw:style-name="gr38" draw:text-style-name="P10" draw:layer="layout" svg:width="0.029cm" svg:height="0.374cm" svg:x="35.111cm" svg:y="4.488cm" svg:viewBox="0 0 30 375" draw:points="0,375 30,375 30,0 0,0">
          <text:p/>
        </draw:polygon>
        <draw:polygon draw:style-name="gr38" draw:text-style-name="P10" draw:layer="layout" svg:width="0.029cm" svg:height="0.374cm" svg:x="35.141cm" svg:y="4.488cm" svg:viewBox="0 0 30 375" draw:points="0,375 30,375 30,0 0,0">
          <text:p/>
        </draw:polygon>
        <draw:polygon draw:style-name="gr37" draw:text-style-name="P9" draw:layer="layout" svg:width="0.029cm" svg:height="0.374cm" svg:x="35.17cm" svg:y="4.488cm" svg:viewBox="0 0 30 375" draw:points="0,375 30,375 30,0 0,0">
          <text:p/>
        </draw:polygon>
        <draw:polygon draw:style-name="gr35" draw:text-style-name="P7" draw:layer="layout" svg:width="0.03cm" svg:height="0.374cm" svg:x="34.741cm" svg:y="4.488cm" svg:viewBox="0 0 31 375" draw:points="0,375 31,375 31,0 0,0">
          <text:p/>
        </draw:polygon>
        <draw:polygon draw:style-name="gr35" draw:text-style-name="P7" draw:layer="layout" svg:width="0.028cm" svg:height="0.374cm" svg:x="34.771cm" svg:y="4.488cm" svg:viewBox="0 0 29 375" draw:points="0,375 29,375 29,0 0,0">
          <text:p/>
        </draw:polygon>
        <draw:polygon draw:style-name="gr35" draw:text-style-name="P7" draw:layer="layout" svg:width="0.026cm" svg:height="0.374cm" svg:x="18.95cm" svg:y="3.738cm" svg:viewBox="0 0 27 375" draw:points="0,375 27,375 27,0 0,0">
          <text:p/>
        </draw:polygon>
        <draw:polygon draw:style-name="gr36" draw:text-style-name="P8" draw:layer="layout" svg:width="0.026cm" svg:height="0.374cm" svg:x="18.978cm" svg:y="3.738cm" svg:viewBox="0 0 27 375" draw:points="0,375 27,375 27,0 0,0">
          <text:p/>
        </draw:polygon>
        <draw:polygon draw:style-name="gr37" draw:text-style-name="P9" draw:layer="layout" svg:width="0.026cm" svg:height="0.374cm" svg:x="19.004cm" svg:y="3.738cm" svg:viewBox="0 0 27 375" draw:points="0,375 27,375 27,0 0,0">
          <text:p/>
        </draw:polygon>
        <draw:polygon draw:style-name="gr38" draw:text-style-name="P10" draw:layer="layout" svg:width="0.029cm" svg:height="0.374cm" svg:x="19.031cm" svg:y="3.738cm" svg:viewBox="0 0 30 375" draw:points="0,375 30,375 30,0 0,0">
          <text:p/>
        </draw:polygon>
        <draw:polygon draw:style-name="gr37" draw:text-style-name="P9" draw:layer="layout" svg:width="0.029cm" svg:height="0.374cm" svg:x="19.06cm" svg:y="3.738cm" svg:viewBox="0 0 30 375" draw:points="0,375 30,375 30,0 0,0">
          <text:p/>
        </draw:polygon>
        <draw:polygon draw:style-name="gr38" draw:text-style-name="P10" draw:layer="layout" svg:width="0.029cm" svg:height="0.374cm" svg:x="19.09cm" svg:y="3.738cm" svg:viewBox="0 0 30 375" draw:points="0,375 30,375 30,0 0,0">
          <text:p/>
        </draw:polygon>
        <draw:polygon draw:style-name="gr38" draw:text-style-name="P10" draw:layer="layout" svg:width="0.029cm" svg:height="0.374cm" svg:x="19.119cm" svg:y="3.738cm" svg:viewBox="0 0 30 375" draw:points="0,375 30,375 30,0 0,0">
          <text:p/>
        </draw:polygon>
        <draw:polygon draw:style-name="gr36" draw:text-style-name="P8" draw:layer="layout" svg:width="0.029cm" svg:height="0.374cm" svg:x="19.148cm" svg:y="3.738cm" svg:viewBox="0 0 30 375" draw:points="0,375 30,375 30,0 0,0">
          <text:p/>
        </draw:polygon>
        <draw:polygon draw:style-name="gr38" draw:text-style-name="P10" draw:layer="layout" svg:width="0.029cm" svg:height="0.374cm" svg:x="19.177cm" svg:y="3.738cm" svg:viewBox="0 0 30 375" draw:points="0,375 30,375 30,0 0,0">
          <text:p/>
        </draw:polygon>
        <draw:polygon draw:style-name="gr38" draw:text-style-name="P10" draw:layer="layout" svg:width="0.03cm" svg:height="0.374cm" svg:x="19.207cm" svg:y="3.738cm" svg:viewBox="0 0 31 375" draw:points="0,375 31,375 31,0 0,0">
          <text:p/>
        </draw:polygon>
        <draw:polygon draw:style-name="gr36" draw:text-style-name="P8" draw:layer="layout" svg:width="0.029cm" svg:height="0.374cm" svg:x="19.237cm" svg:y="3.738cm" svg:viewBox="0 0 30 375" draw:points="0,375 30,375 30,0 0,0">
          <text:p/>
        </draw:polygon>
        <draw:polygon draw:style-name="gr35" draw:text-style-name="P7" draw:layer="layout" svg:width="0.029cm" svg:height="0.374cm" svg:x="19.266cm" svg:y="3.738cm" svg:viewBox="0 0 30 375" draw:points="0,375 30,375 30,0 0,0">
          <text:p/>
        </draw:polygon>
        <draw:polygon draw:style-name="gr37" draw:text-style-name="P9" draw:layer="layout" svg:width="0.03cm" svg:height="0.374cm" svg:x="19.295cm" svg:y="3.738cm" svg:viewBox="0 0 31 375" draw:points="0,375 31,375 31,0 0,0">
          <text:p/>
        </draw:polygon>
        <draw:polygon draw:style-name="gr37" draw:text-style-name="P9" draw:layer="layout" svg:width="0.029cm" svg:height="0.374cm" svg:x="19.325cm" svg:y="3.738cm" svg:viewBox="0 0 30 375" draw:points="0,375 30,375 30,0 0,0">
          <text:p/>
        </draw:polygon>
        <draw:polygon draw:style-name="gr36" draw:text-style-name="P8" draw:layer="layout" svg:width="0.029cm" svg:height="0.374cm" svg:x="19.355cm" svg:y="3.738cm" svg:viewBox="0 0 30 375" draw:points="0,375 30,375 30,0 0,0">
          <text:p/>
        </draw:polygon>
        <draw:polygon draw:style-name="gr36" draw:text-style-name="P8" draw:layer="layout" svg:width="0.029cm" svg:height="0.374cm" svg:x="19.384cm" svg:y="3.738cm" svg:viewBox="0 0 30 375" draw:points="0,375 30,375 30,0 0,0">
          <text:p/>
        </draw:polygon>
        <draw:polygon draw:style-name="gr37" draw:text-style-name="P9" draw:layer="layout" svg:width="0.029cm" svg:height="0.374cm" svg:x="19.414cm" svg:y="3.738cm" svg:viewBox="0 0 30 375" draw:points="0,375 30,375 30,0 0,0">
          <text:p/>
        </draw:polygon>
        <draw:polygon draw:style-name="gr36" draw:text-style-name="P8" draw:layer="layout" svg:width="0.029cm" svg:height="0.374cm" svg:x="19.472cm" svg:y="3.738cm" svg:viewBox="0 0 30 375" draw:points="0,375 30,375 30,0 0,0">
          <text:p/>
        </draw:polygon>
        <draw:polygon draw:style-name="gr36" draw:text-style-name="P8" draw:layer="layout" svg:width="0.029cm" svg:height="0.374cm" svg:x="19.501cm" svg:y="3.738cm" svg:viewBox="0 0 30 375" draw:points="0,375 30,375 30,0 0,0">
          <text:p/>
        </draw:polygon>
        <draw:polygon draw:style-name="gr37" draw:text-style-name="P9" draw:layer="layout" svg:width="0.029cm" svg:height="0.374cm" svg:x="19.532cm" svg:y="3.738cm" svg:viewBox="0 0 30 375" draw:points="0,375 30,375 30,0 0,0">
          <text:p/>
        </draw:polygon>
        <draw:polygon draw:style-name="gr37" draw:text-style-name="P9" draw:layer="layout" svg:width="0.029cm" svg:height="0.374cm" svg:x="19.561cm" svg:y="3.738cm" svg:viewBox="0 0 30 375" draw:points="0,375 30,375 30,0 0,0">
          <text:p/>
        </draw:polygon>
        <draw:polygon draw:style-name="gr37" draw:text-style-name="P9" draw:layer="layout" svg:width="0.029cm" svg:height="0.374cm" svg:x="19.59cm" svg:y="3.738cm" svg:viewBox="0 0 30 375" draw:points="0,375 30,375 30,0 0,0">
          <text:p/>
        </draw:polygon>
        <draw:polygon draw:style-name="gr38" draw:text-style-name="P10" draw:layer="layout" svg:width="0.029cm" svg:height="0.374cm" svg:x="19.619cm" svg:y="3.738cm" svg:viewBox="0 0 30 375" draw:points="0,375 30,375 30,0 0,0">
          <text:p/>
        </draw:polygon>
        <draw:polygon draw:style-name="gr36" draw:text-style-name="P8" draw:layer="layout" svg:width="0.029cm" svg:height="0.374cm" svg:x="19.649cm" svg:y="3.738cm" svg:viewBox="0 0 30 375" draw:points="0,375 30,375 30,0 0,0">
          <text:p/>
        </draw:polygon>
        <draw:polygon draw:style-name="gr37" draw:text-style-name="P9" draw:layer="layout" svg:width="0.029cm" svg:height="0.374cm" svg:x="19.679cm" svg:y="3.738cm" svg:viewBox="0 0 30 375" draw:points="0,375 30,375 30,0 0,0">
          <text:p/>
        </draw:polygon>
        <draw:polygon draw:style-name="gr37" draw:text-style-name="P9" draw:layer="layout" svg:width="0.03cm" svg:height="0.374cm" svg:x="19.708cm" svg:y="3.738cm" svg:viewBox="0 0 31 375" draw:points="0,375 31,375 31,0 0,0">
          <text:p/>
        </draw:polygon>
        <draw:polygon draw:style-name="gr36" draw:text-style-name="P8" draw:layer="layout" svg:width="0.029cm" svg:height="0.374cm" svg:x="19.738cm" svg:y="3.738cm" svg:viewBox="0 0 30 375" draw:points="0,375 30,375 30,0 0,0">
          <text:p/>
        </draw:polygon>
        <draw:polygon draw:style-name="gr36" draw:text-style-name="P8" draw:layer="layout" svg:width="0.029cm" svg:height="0.374cm" svg:x="19.767cm" svg:y="3.738cm" svg:viewBox="0 0 30 375" draw:points="0,375 30,375 30,0 0,0">
          <text:p/>
        </draw:polygon>
        <draw:polygon draw:style-name="gr36" draw:text-style-name="P8" draw:layer="layout" svg:width="0.029cm" svg:height="0.374cm" svg:x="19.796cm" svg:y="3.738cm" svg:viewBox="0 0 30 375" draw:points="0,375 30,375 30,0 0,0">
          <text:p/>
        </draw:polygon>
        <draw:polygon draw:style-name="gr38" draw:text-style-name="P10" draw:layer="layout" svg:width="0.029cm" svg:height="0.374cm" svg:x="19.825cm" svg:y="3.738cm" svg:viewBox="0 0 30 375" draw:points="0,375 30,375 30,0 0,0">
          <text:p/>
        </draw:polygon>
        <draw:polygon draw:style-name="gr37" draw:text-style-name="P9" draw:layer="layout" svg:width="0.029cm" svg:height="0.374cm" svg:x="19.856cm" svg:y="3.738cm" svg:viewBox="0 0 30 375" draw:points="0,375 30,375 30,0 0,0">
          <text:p/>
        </draw:polygon>
        <draw:polygon draw:style-name="gr36" draw:text-style-name="P8" draw:layer="layout" svg:width="0.029cm" svg:height="0.374cm" svg:x="19.885cm" svg:y="3.738cm" svg:viewBox="0 0 30 375" draw:points="0,375 30,375 30,0 0,0">
          <text:p/>
        </draw:polygon>
        <draw:polygon draw:style-name="gr35" draw:text-style-name="P7" draw:layer="layout" svg:width="0.029cm" svg:height="0.374cm" svg:x="19.914cm" svg:y="3.738cm" svg:viewBox="0 0 30 375" draw:points="0,375 30,375 30,0 0,0">
          <text:p/>
        </draw:polygon>
        <draw:polygon draw:style-name="gr36" draw:text-style-name="P8" draw:layer="layout" svg:width="0.029cm" svg:height="0.374cm" svg:x="19.943cm" svg:y="3.738cm" svg:viewBox="0 0 30 375" draw:points="0,375 30,375 30,0 0,0">
          <text:p/>
        </draw:polygon>
        <draw:polygon draw:style-name="gr36" draw:text-style-name="P8" draw:layer="layout" svg:width="0.029cm" svg:height="0.374cm" svg:x="19.973cm" svg:y="3.738cm" svg:viewBox="0 0 30 375" draw:points="0,375 30,375 30,0 0,0">
          <text:p/>
        </draw:polygon>
        <draw:polygon draw:style-name="gr37" draw:text-style-name="P9" draw:layer="layout" svg:width="0.029cm" svg:height="0.374cm" svg:x="20.003cm" svg:y="3.738cm" svg:viewBox="0 0 30 375" draw:points="0,375 30,375 30,0 0,0">
          <text:p/>
        </draw:polygon>
        <draw:polygon draw:style-name="gr37" draw:text-style-name="P9" draw:layer="layout" svg:width="0.029cm" svg:height="0.374cm" svg:x="20.032cm" svg:y="3.738cm" svg:viewBox="0 0 30 375" draw:points="0,375 30,375 30,0 0,0">
          <text:p/>
        </draw:polygon>
        <draw:polygon draw:style-name="gr36" draw:text-style-name="P8" draw:layer="layout" svg:width="0.03cm" svg:height="0.374cm" svg:x="20.061cm" svg:y="3.738cm" svg:viewBox="0 0 31 375" draw:points="0,375 31,375 31,0 0,0">
          <text:p/>
        </draw:polygon>
        <draw:polygon draw:style-name="gr37" draw:text-style-name="P9" draw:layer="layout" svg:width="0.029cm" svg:height="0.374cm" svg:x="20.091cm" svg:y="3.738cm" svg:viewBox="0 0 30 375" draw:points="0,375 30,375 30,0 0,0">
          <text:p/>
        </draw:polygon>
        <draw:polygon draw:style-name="gr37" draw:text-style-name="P9" draw:layer="layout" svg:width="0.029cm" svg:height="0.374cm" svg:x="20.12cm" svg:y="3.738cm" svg:viewBox="0 0 30 375" draw:points="0,375 30,375 30,0 0,0">
          <text:p/>
        </draw:polygon>
        <draw:polygon draw:style-name="gr35" draw:text-style-name="P7" draw:layer="layout" svg:width="0.03cm" svg:height="0.374cm" svg:x="20.149cm" svg:y="3.738cm" svg:viewBox="0 0 31 375" draw:points="0,375 31,375 31,0 0,0">
          <text:p/>
        </draw:polygon>
        <draw:polygon draw:style-name="gr37" draw:text-style-name="P9" draw:layer="layout" svg:width="0.029cm" svg:height="0.374cm" svg:x="20.18cm" svg:y="3.738cm" svg:viewBox="0 0 30 375" draw:points="0,375 30,375 30,0 0,0">
          <text:p/>
        </draw:polygon>
        <draw:polygon draw:style-name="gr35" draw:text-style-name="P7" draw:layer="layout" svg:width="0.029cm" svg:height="0.374cm" svg:x="20.209cm" svg:y="3.738cm" svg:viewBox="0 0 30 375" draw:points="0,375 30,375 30,0 0,0">
          <text:p/>
        </draw:polygon>
        <draw:polygon draw:style-name="gr36" draw:text-style-name="P8" draw:layer="layout" svg:width="0.029cm" svg:height="0.374cm" svg:x="20.238cm" svg:y="3.738cm" svg:viewBox="0 0 30 375" draw:points="0,375 30,375 30,0 0,0">
          <text:p/>
        </draw:polygon>
        <draw:polygon draw:style-name="gr37" draw:text-style-name="P9" draw:layer="layout" svg:width="0.029cm" svg:height="0.374cm" svg:x="20.267cm" svg:y="3.738cm" svg:viewBox="0 0 30 375" draw:points="0,375 30,375 30,0 0,0">
          <text:p/>
        </draw:polygon>
        <draw:polygon draw:style-name="gr36" draw:text-style-name="P8" draw:layer="layout" svg:width="0.029cm" svg:height="0.374cm" svg:x="20.297cm" svg:y="3.738cm" svg:viewBox="0 0 30 375" draw:points="0,375 30,375 30,0 0,0">
          <text:p/>
        </draw:polygon>
        <draw:polygon draw:style-name="gr36" draw:text-style-name="P8" draw:layer="layout" svg:width="0.029cm" svg:height="0.374cm" svg:x="20.326cm" svg:y="3.738cm" svg:viewBox="0 0 30 375" draw:points="0,375 30,375 30,0 0,0">
          <text:p/>
        </draw:polygon>
        <draw:polygon draw:style-name="gr37" draw:text-style-name="P9" draw:layer="layout" svg:width="0.029cm" svg:height="0.374cm" svg:x="20.356cm" svg:y="3.738cm" svg:viewBox="0 0 30 375" draw:points="0,375 30,375 30,0 0,0">
          <text:p/>
        </draw:polygon>
        <draw:polygon draw:style-name="gr38" draw:text-style-name="P10" draw:layer="layout" svg:width="0.029cm" svg:height="0.374cm" svg:x="20.385cm" svg:y="3.738cm" svg:viewBox="0 0 30 375" draw:points="0,375 30,375 30,0 0,0">
          <text:p/>
        </draw:polygon>
        <draw:polygon draw:style-name="gr37" draw:text-style-name="P9" draw:layer="layout" svg:width="0.029cm" svg:height="0.374cm" svg:x="20.415cm" svg:y="3.738cm" svg:viewBox="0 0 30 375" draw:points="0,375 30,375 30,0 0,0">
          <text:p/>
        </draw:polygon>
        <draw:polygon draw:style-name="gr36" draw:text-style-name="P8" draw:layer="layout" svg:width="0.029cm" svg:height="0.374cm" svg:x="20.444cm" svg:y="3.738cm" svg:viewBox="0 0 30 375" draw:points="0,375 30,375 30,0 0,0">
          <text:p/>
        </draw:polygon>
        <draw:polygon draw:style-name="gr38" draw:text-style-name="P10" draw:layer="layout" svg:width="0.029cm" svg:height="0.374cm" svg:x="20.473cm" svg:y="3.738cm" svg:viewBox="0 0 30 375" draw:points="0,375 30,375 30,0 0,0">
          <text:p/>
        </draw:polygon>
        <draw:polygon draw:style-name="gr37" draw:text-style-name="P9" draw:layer="layout" svg:width="0.03cm" svg:height="0.374cm" svg:x="20.502cm" svg:y="3.738cm" svg:viewBox="0 0 31 375" draw:points="0,375 31,375 31,0 0,0">
          <text:p/>
        </draw:polygon>
        <draw:polygon draw:style-name="gr36" draw:text-style-name="P8" draw:layer="layout" svg:width="0.029cm" svg:height="0.374cm" svg:x="20.533cm" svg:y="3.738cm" svg:viewBox="0 0 30 375" draw:points="0,375 30,375 30,0 0,0">
          <text:p/>
        </draw:polygon>
        <draw:polygon draw:style-name="gr37" draw:text-style-name="P9" draw:layer="layout" svg:width="0.029cm" svg:height="0.374cm" svg:x="20.562cm" svg:y="3.738cm" svg:viewBox="0 0 30 375" draw:points="0,375 30,375 30,0 0,0">
          <text:p/>
        </draw:polygon>
        <draw:polygon draw:style-name="gr37" draw:text-style-name="P9" draw:layer="layout" svg:width="0.029cm" svg:height="0.374cm" svg:x="20.592cm" svg:y="3.738cm" svg:viewBox="0 0 30 375" draw:points="0,375 30,375 30,0 0,0">
          <text:p/>
        </draw:polygon>
        <draw:polygon draw:style-name="gr37" draw:text-style-name="P9" draw:layer="layout" svg:width="0.029cm" svg:height="0.374cm" svg:x="20.621cm" svg:y="3.738cm" svg:viewBox="0 0 30 375" draw:points="0,375 30,375 30,0 0,0">
          <text:p/>
        </draw:polygon>
        <draw:polygon draw:style-name="gr36" draw:text-style-name="P8" draw:layer="layout" svg:width="0.029cm" svg:height="0.374cm" svg:x="20.65cm" svg:y="3.738cm" svg:viewBox="0 0 30 375" draw:points="0,375 30,375 30,0 0,0">
          <text:p/>
        </draw:polygon>
        <draw:polygon draw:style-name="gr38" draw:text-style-name="P10" draw:layer="layout" svg:width="0.029cm" svg:height="0.374cm" svg:x="20.68cm" svg:y="3.738cm" svg:viewBox="0 0 30 375" draw:points="0,375 30,375 30,0 0,0">
          <text:p/>
        </draw:polygon>
        <draw:polygon draw:style-name="gr36" draw:text-style-name="P8" draw:layer="layout" svg:width="0.029cm" svg:height="0.374cm" svg:x="20.71cm" svg:y="3.738cm" svg:viewBox="0 0 30 375" draw:points="0,375 30,375 30,0 0,0">
          <text:p/>
        </draw:polygon>
        <draw:polygon draw:style-name="gr36" draw:text-style-name="P8" draw:layer="layout" svg:width="0.029cm" svg:height="0.374cm" svg:x="20.739cm" svg:y="3.738cm" svg:viewBox="0 0 30 375" draw:points="0,375 30,375 30,0 0,0">
          <text:p/>
        </draw:polygon>
        <draw:polygon draw:style-name="gr36" draw:text-style-name="P8" draw:layer="layout" svg:width="0.029cm" svg:height="0.374cm" svg:x="20.768cm" svg:y="3.738cm" svg:viewBox="0 0 30 375" draw:points="0,375 30,375 30,0 0,0">
          <text:p/>
        </draw:polygon>
        <draw:polygon draw:style-name="gr37" draw:text-style-name="P9" draw:layer="layout" svg:width="0.03cm" svg:height="0.374cm" svg:x="20.826cm" svg:y="3.738cm" svg:viewBox="0 0 31 375" draw:points="0,375 31,375 31,0 0,0">
          <text:p/>
        </draw:polygon>
        <draw:polygon draw:style-name="gr37" draw:text-style-name="P9" draw:layer="layout" svg:width="0.029cm" svg:height="0.374cm" svg:x="20.857cm" svg:y="3.738cm" svg:viewBox="0 0 30 375" draw:points="0,375 30,375 30,0 0,0">
          <text:p/>
        </draw:polygon>
        <draw:polygon draw:style-name="gr36" draw:text-style-name="P8" draw:layer="layout" svg:width="0.029cm" svg:height="0.374cm" svg:x="20.886cm" svg:y="3.738cm" svg:viewBox="0 0 30 375" draw:points="0,375 30,375 30,0 0,0">
          <text:p/>
        </draw:polygon>
        <draw:polygon draw:style-name="gr37" draw:text-style-name="P9" draw:layer="layout" svg:width="0.03cm" svg:height="0.374cm" svg:x="20.915cm" svg:y="3.738cm" svg:viewBox="0 0 31 375" draw:points="0,375 31,375 31,0 0,0">
          <text:p/>
        </draw:polygon>
        <draw:polygon draw:style-name="gr36" draw:text-style-name="P8" draw:layer="layout" svg:width="0.029cm" svg:height="0.374cm" svg:x="20.945cm" svg:y="3.738cm" svg:viewBox="0 0 30 375" draw:points="0,375 30,375 30,0 0,0">
          <text:p/>
        </draw:polygon>
        <draw:polygon draw:style-name="gr37" draw:text-style-name="P9" draw:layer="layout" svg:width="0.029cm" svg:height="0.374cm" svg:x="20.974cm" svg:y="3.738cm" svg:viewBox="0 0 30 375" draw:points="0,375 30,375 30,0 0,0">
          <text:p/>
        </draw:polygon>
        <draw:polygon draw:style-name="gr36" draw:text-style-name="P8" draw:layer="layout" svg:width="0.029cm" svg:height="0.374cm" svg:x="21.004cm" svg:y="3.738cm" svg:viewBox="0 0 30 375" draw:points="0,375 30,375 30,0 0,0">
          <text:p/>
        </draw:polygon>
        <draw:polygon draw:style-name="gr36" draw:text-style-name="P8" draw:layer="layout" svg:width="0.029cm" svg:height="0.374cm" svg:x="21.034cm" svg:y="3.738cm" svg:viewBox="0 0 30 375" draw:points="0,375 30,375 30,0 0,0">
          <text:p/>
        </draw:polygon>
        <draw:polygon draw:style-name="gr38" draw:text-style-name="P10" draw:layer="layout" svg:width="0.029cm" svg:height="0.374cm" svg:x="21.063cm" svg:y="3.738cm" svg:viewBox="0 0 30 375" draw:points="0,375 30,375 30,0 0,0">
          <text:p/>
        </draw:polygon>
        <draw:polygon draw:style-name="gr38" draw:text-style-name="P10" draw:layer="layout" svg:width="0.029cm" svg:height="0.374cm" svg:x="21.092cm" svg:y="3.738cm" svg:viewBox="0 0 30 375" draw:points="0,375 30,375 30,0 0,0">
          <text:p/>
        </draw:polygon>
        <draw:polygon draw:style-name="gr36" draw:text-style-name="P8" draw:layer="layout" svg:width="0.029cm" svg:height="0.374cm" svg:x="21.121cm" svg:y="3.738cm" svg:viewBox="0 0 30 375" draw:points="0,375 30,375 30,0 0,0">
          <text:p/>
        </draw:polygon>
        <draw:polygon draw:style-name="gr36" draw:text-style-name="P8" draw:layer="layout" svg:width="0.029cm" svg:height="0.374cm" svg:x="21.152cm" svg:y="3.738cm" svg:viewBox="0 0 30 375" draw:points="0,375 30,375 30,0 0,0">
          <text:p/>
        </draw:polygon>
        <draw:polygon draw:style-name="gr35" draw:text-style-name="P7" draw:layer="layout" svg:width="0.029cm" svg:height="0.374cm" svg:x="21.181cm" svg:y="3.738cm" svg:viewBox="0 0 30 375" draw:points="0,375 30,375 30,0 0,0">
          <text:p/>
        </draw:polygon>
        <draw:polygon draw:style-name="gr36" draw:text-style-name="P8" draw:layer="layout" svg:width="0.029cm" svg:height="0.374cm" svg:x="21.21cm" svg:y="3.738cm" svg:viewBox="0 0 30 375" draw:points="0,375 30,375 30,0 0,0">
          <text:p/>
        </draw:polygon>
        <draw:polygon draw:style-name="gr35" draw:text-style-name="P7" draw:layer="layout" svg:width="0.029cm" svg:height="0.374cm" svg:x="21.239cm" svg:y="3.738cm" svg:viewBox="0 0 30 375" draw:points="0,375 30,375 30,0 0,0">
          <text:p/>
        </draw:polygon>
        <draw:polygon draw:style-name="gr36" draw:text-style-name="P8" draw:layer="layout" svg:width="0.029cm" svg:height="0.374cm" svg:x="21.269cm" svg:y="3.738cm" svg:viewBox="0 0 30 375" draw:points="0,375 30,375 30,0 0,0">
          <text:p/>
        </draw:polygon>
        <draw:polygon draw:style-name="gr36" draw:text-style-name="P8" draw:layer="layout" svg:width="0.029cm" svg:height="0.374cm" svg:x="21.298cm" svg:y="3.738cm" svg:viewBox="0 0 30 375" draw:points="0,375 30,375 30,0 0,0">
          <text:p/>
        </draw:polygon>
        <draw:polygon draw:style-name="gr35" draw:text-style-name="P7" draw:layer="layout" svg:width="0.029cm" svg:height="0.374cm" svg:x="21.328cm" svg:y="3.738cm" svg:viewBox="0 0 30 375" draw:points="0,375 30,375 30,0 0,0">
          <text:p/>
        </draw:polygon>
        <draw:polygon draw:style-name="gr35" draw:text-style-name="P7" draw:layer="layout" svg:width="0.03cm" svg:height="0.374cm" svg:x="21.357cm" svg:y="3.738cm" svg:viewBox="0 0 31 375" draw:points="0,375 31,375 31,0 0,0">
          <text:p/>
        </draw:polygon>
        <draw:polygon draw:style-name="gr35" draw:text-style-name="P7" draw:layer="layout" svg:width="0.029cm" svg:height="0.374cm" svg:x="21.387cm" svg:y="3.738cm" svg:viewBox="0 0 30 375" draw:points="0,375 30,375 30,0 0,0">
          <text:p/>
        </draw:polygon>
        <draw:polygon draw:style-name="gr36" draw:text-style-name="P8" draw:layer="layout" svg:width="0.029cm" svg:height="0.374cm" svg:x="21.416cm" svg:y="3.738cm" svg:viewBox="0 0 30 375" draw:points="0,375 30,375 30,0 0,0">
          <text:p/>
        </draw:polygon>
        <draw:polygon draw:style-name="gr36" draw:text-style-name="P8" draw:layer="layout" svg:width="0.029cm" svg:height="0.374cm" svg:x="21.445cm" svg:y="3.738cm" svg:viewBox="0 0 30 375" draw:points="0,375 30,375 30,0 0,0">
          <text:p/>
        </draw:polygon>
        <draw:polygon draw:style-name="gr36" draw:text-style-name="P8" draw:layer="layout" svg:width="0.029cm" svg:height="0.374cm" svg:x="21.476cm" svg:y="3.738cm" svg:viewBox="0 0 30 375" draw:points="0,375 30,375 30,0 0,0">
          <text:p/>
        </draw:polygon>
        <draw:polygon draw:style-name="gr36" draw:text-style-name="P8" draw:layer="layout" svg:width="0.029cm" svg:height="0.374cm" svg:x="21.505cm" svg:y="3.738cm" svg:viewBox="0 0 30 375" draw:points="0,375 30,375 30,0 0,0">
          <text:p/>
        </draw:polygon>
        <draw:polygon draw:style-name="gr38" draw:text-style-name="P10" draw:layer="layout" svg:width="0.029cm" svg:height="0.374cm" svg:x="21.534cm" svg:y="3.738cm" svg:viewBox="0 0 30 375" draw:points="0,375 30,375 30,0 0,0">
          <text:p/>
        </draw:polygon>
        <draw:polygon draw:style-name="gr37" draw:text-style-name="P9" draw:layer="layout" svg:width="0.029cm" svg:height="0.374cm" svg:x="21.563cm" svg:y="3.738cm" svg:viewBox="0 0 30 375" draw:points="0,375 30,375 30,0 0,0">
          <text:p/>
        </draw:polygon>
        <draw:polygon draw:style-name="gr38" draw:text-style-name="P10" draw:layer="layout" svg:width="0.029cm" svg:height="0.374cm" svg:x="21.593cm" svg:y="3.738cm" svg:viewBox="0 0 30 375" draw:points="0,375 30,375 30,0 0,0">
          <text:p/>
        </draw:polygon>
        <draw:polygon draw:style-name="gr37" draw:text-style-name="P9" draw:layer="layout" svg:width="0.029cm" svg:height="0.374cm" svg:x="21.622cm" svg:y="3.738cm" svg:viewBox="0 0 30 375" draw:points="0,375 30,375 30,0 0,0">
          <text:p/>
        </draw:polygon>
        <draw:polygon draw:style-name="gr35" draw:text-style-name="P7" draw:layer="layout" svg:width="0.029cm" svg:height="0.374cm" svg:x="21.652cm" svg:y="3.738cm" svg:viewBox="0 0 30 375" draw:points="0,375 30,375 30,0 0,0">
          <text:p/>
        </draw:polygon>
        <draw:polygon draw:style-name="gr35" draw:text-style-name="P7" draw:layer="layout" svg:width="0.03cm" svg:height="0.374cm" svg:x="21.681cm" svg:y="3.738cm" svg:viewBox="0 0 31 375" draw:points="0,375 31,375 31,0 0,0">
          <text:p/>
        </draw:polygon>
        <draw:polygon draw:style-name="gr36" draw:text-style-name="P8" draw:layer="layout" svg:width="0.029cm" svg:height="0.374cm" svg:x="21.711cm" svg:y="3.738cm" svg:viewBox="0 0 30 375" draw:points="0,375 30,375 30,0 0,0">
          <text:p/>
        </draw:polygon>
        <draw:polygon draw:style-name="gr36" draw:text-style-name="P8" draw:layer="layout" svg:width="0.029cm" svg:height="0.374cm" svg:x="21.74cm" svg:y="3.738cm" svg:viewBox="0 0 30 375" draw:points="0,375 30,375 30,0 0,0">
          <text:p/>
        </draw:polygon>
        <draw:polygon draw:style-name="gr38" draw:text-style-name="P10" draw:layer="layout" svg:width="0.03cm" svg:height="0.374cm" svg:x="21.769cm" svg:y="3.738cm" svg:viewBox="0 0 31 375" draw:points="0,375 31,375 31,0 0,0">
          <text:p/>
        </draw:polygon>
        <draw:polygon draw:style-name="gr38" draw:text-style-name="P10" draw:layer="layout" svg:width="0.029cm" svg:height="0.374cm" svg:x="21.8cm" svg:y="3.738cm" svg:viewBox="0 0 30 375" draw:points="0,375 30,375 30,0 0,0">
          <text:p/>
        </draw:polygon>
        <draw:polygon draw:style-name="gr38" draw:text-style-name="P10" draw:layer="layout" svg:width="0.029cm" svg:height="0.374cm" svg:x="21.829cm" svg:y="3.738cm" svg:viewBox="0 0 30 375" draw:points="0,375 30,375 30,0 0,0">
          <text:p/>
        </draw:polygon>
        <draw:polygon draw:style-name="gr37" draw:text-style-name="P9" draw:layer="layout" svg:width="0.029cm" svg:height="0.374cm" svg:x="21.858cm" svg:y="3.738cm" svg:viewBox="0 0 30 375" draw:points="0,375 30,375 30,0 0,0">
          <text:p/>
        </draw:polygon>
        <draw:polygon draw:style-name="gr37" draw:text-style-name="P9" draw:layer="layout" svg:width="0.029cm" svg:height="0.374cm" svg:x="21.887cm" svg:y="3.738cm" svg:viewBox="0 0 30 375" draw:points="0,375 30,375 30,0 0,0">
          <text:p/>
        </draw:polygon>
        <draw:polygon draw:style-name="gr37" draw:text-style-name="P9" draw:layer="layout" svg:width="0.029cm" svg:height="0.374cm" svg:x="21.917cm" svg:y="3.738cm" svg:viewBox="0 0 30 375" draw:points="0,375 30,375 30,0 0,0">
          <text:p/>
        </draw:polygon>
        <draw:polygon draw:style-name="gr35" draw:text-style-name="P7" draw:layer="layout" svg:width="0.029cm" svg:height="0.374cm" svg:x="21.946cm" svg:y="3.738cm" svg:viewBox="0 0 30 375" draw:points="0,375 30,375 30,0 0,0">
          <text:p/>
        </draw:polygon>
        <draw:polygon draw:style-name="gr37" draw:text-style-name="P9" draw:layer="layout" svg:width="0.029cm" svg:height="0.374cm" svg:x="21.976cm" svg:y="3.738cm" svg:viewBox="0 0 30 375" draw:points="0,375 30,375 30,0 0,0">
          <text:p/>
        </draw:polygon>
        <draw:polygon draw:style-name="gr37" draw:text-style-name="P9" draw:layer="layout" svg:width="0.029cm" svg:height="0.374cm" svg:x="22.005cm" svg:y="3.738cm" svg:viewBox="0 0 30 375" draw:points="0,375 30,375 30,0 0,0">
          <text:p/>
        </draw:polygon>
        <draw:polygon draw:style-name="gr37" draw:text-style-name="P9" draw:layer="layout" svg:width="0.029cm" svg:height="0.374cm" svg:x="22.035cm" svg:y="3.738cm" svg:viewBox="0 0 30 375" draw:points="0,375 30,375 30,0 0,0">
          <text:p/>
        </draw:polygon>
        <draw:polygon draw:style-name="gr36" draw:text-style-name="P8" draw:layer="layout" svg:width="0.029cm" svg:height="0.374cm" svg:x="22.417cm" svg:y="3.738cm" svg:viewBox="0 0 30 375" draw:points="0,375 30,375 30,0 0,0">
          <text:p/>
        </draw:polygon>
        <draw:polygon draw:style-name="gr38" draw:text-style-name="P10" draw:layer="layout" svg:width="0.029cm" svg:height="0.374cm" svg:x="22.446cm" svg:y="3.738cm" svg:viewBox="0 0 30 375" draw:points="0,375 30,375 30,0 0,0">
          <text:p/>
        </draw:polygon>
        <draw:polygon draw:style-name="gr36" draw:text-style-name="P8" draw:layer="layout" svg:width="0.029cm" svg:height="0.374cm" svg:x="22.477cm" svg:y="3.738cm" svg:viewBox="0 0 30 375" draw:points="0,375 30,375 30,0 0,0">
          <text:p/>
        </draw:polygon>
        <draw:polygon draw:style-name="gr37" draw:text-style-name="P9" draw:layer="layout" svg:width="0.029cm" svg:height="0.374cm" svg:x="22.506cm" svg:y="3.738cm" svg:viewBox="0 0 30 375" draw:points="0,375 30,375 30,0 0,0">
          <text:p/>
        </draw:polygon>
        <draw:polygon draw:style-name="gr35" draw:text-style-name="P7" draw:layer="layout" svg:width="0.03cm" svg:height="0.374cm" svg:x="22.535cm" svg:y="3.738cm" svg:viewBox="0 0 31 375" draw:points="0,375 31,375 31,0 0,0">
          <text:p/>
        </draw:polygon>
        <draw:polygon draw:style-name="gr37" draw:text-style-name="P9" draw:layer="layout" svg:width="0.029cm" svg:height="0.374cm" svg:x="22.565cm" svg:y="3.738cm" svg:viewBox="0 0 30 375" draw:points="0,375 30,375 30,0 0,0">
          <text:p/>
        </draw:polygon>
        <draw:polygon draw:style-name="gr35" draw:text-style-name="P7" draw:layer="layout" svg:width="0.029cm" svg:height="0.374cm" svg:x="22.594cm" svg:y="3.738cm" svg:viewBox="0 0 30 375" draw:points="0,375 30,375 30,0 0,0">
          <text:p/>
        </draw:polygon>
        <draw:polygon draw:style-name="gr37" draw:text-style-name="P9" draw:layer="layout" svg:width="0.029cm" svg:height="0.374cm" svg:x="22.623cm" svg:y="3.738cm" svg:viewBox="0 0 30 375" draw:points="0,375 30,375 30,0 0,0">
          <text:p/>
        </draw:polygon>
        <draw:polygon draw:style-name="gr37" draw:text-style-name="P9" draw:layer="layout" svg:width="0.029cm" svg:height="0.374cm" svg:x="22.654cm" svg:y="3.738cm" svg:viewBox="0 0 30 375" draw:points="0,375 30,375 30,0 0,0">
          <text:p/>
        </draw:polygon>
        <draw:polygon draw:style-name="gr37" draw:text-style-name="P9" draw:layer="layout" svg:width="0.029cm" svg:height="0.374cm" svg:x="22.683cm" svg:y="3.738cm" svg:viewBox="0 0 30 375" draw:points="0,375 30,375 30,0 0,0">
          <text:p/>
        </draw:polygon>
        <draw:polygon draw:style-name="gr36" draw:text-style-name="P8" draw:layer="layout" svg:width="0.029cm" svg:height="0.374cm" svg:x="22.712cm" svg:y="3.738cm" svg:viewBox="0 0 30 375" draw:points="0,375 30,375 30,0 0,0">
          <text:p/>
        </draw:polygon>
        <draw:polygon draw:style-name="gr36" draw:text-style-name="P8" draw:layer="layout" svg:width="0.029cm" svg:height="0.374cm" svg:x="22.741cm" svg:y="3.738cm" svg:viewBox="0 0 30 375" draw:points="0,375 30,375 30,0 0,0">
          <text:p/>
        </draw:polygon>
        <draw:polygon draw:style-name="gr37" draw:text-style-name="P9" draw:layer="layout" svg:width="0.029cm" svg:height="0.374cm" svg:x="22.771cm" svg:y="3.738cm" svg:viewBox="0 0 30 375" draw:points="0,375 30,375 30,0 0,0">
          <text:p/>
        </draw:polygon>
        <draw:polygon draw:style-name="gr38" draw:text-style-name="P10" draw:layer="layout" svg:width="0.029cm" svg:height="0.374cm" svg:x="22.801cm" svg:y="3.738cm" svg:viewBox="0 0 30 375" draw:points="0,375 30,375 30,0 0,0">
          <text:p/>
        </draw:polygon>
        <draw:polygon draw:style-name="gr36" draw:text-style-name="P8" draw:layer="layout" svg:width="0.029cm" svg:height="0.374cm" svg:x="22.83cm" svg:y="3.738cm" svg:viewBox="0 0 30 375" draw:points="0,375 30,375 30,0 0,0">
          <text:p/>
        </draw:polygon>
        <draw:polygon draw:style-name="gr36" draw:text-style-name="P8" draw:layer="layout" svg:width="0.029cm" svg:height="0.374cm" svg:x="22.859cm" svg:y="3.738cm" svg:viewBox="0 0 30 375" draw:points="0,375 30,375 30,0 0,0">
          <text:p/>
        </draw:polygon>
        <draw:polygon draw:style-name="gr36" draw:text-style-name="P8" draw:layer="layout" svg:width="0.03cm" svg:height="0.374cm" svg:x="22.888cm" svg:y="3.738cm" svg:viewBox="0 0 31 375" draw:points="0,375 31,375 31,0 0,0">
          <text:p/>
        </draw:polygon>
        <draw:polygon draw:style-name="gr36" draw:text-style-name="P8" draw:layer="layout" svg:width="0.029cm" svg:height="0.374cm" svg:x="22.918cm" svg:y="3.738cm" svg:viewBox="0 0 30 375" draw:points="0,375 30,375 30,0 0,0">
          <text:p/>
        </draw:polygon>
        <draw:polygon draw:style-name="gr38" draw:text-style-name="P10" draw:layer="layout" svg:width="0.029cm" svg:height="0.374cm" svg:x="22.947cm" svg:y="3.738cm" svg:viewBox="0 0 30 375" draw:points="0,375 30,375 30,0 0,0">
          <text:p/>
        </draw:polygon>
        <draw:polygon draw:style-name="gr38" draw:text-style-name="P10" draw:layer="layout" svg:width="0.03cm" svg:height="0.374cm" svg:x="22.977cm" svg:y="3.738cm" svg:viewBox="0 0 31 375" draw:points="0,375 31,375 31,0 0,0">
          <text:p/>
        </draw:polygon>
        <draw:polygon draw:style-name="gr38" draw:text-style-name="P10" draw:layer="layout" svg:width="0.029cm" svg:height="0.374cm" svg:x="23.007cm" svg:y="3.738cm" svg:viewBox="0 0 30 375" draw:points="0,375 30,375 30,0 0,0">
          <text:p/>
        </draw:polygon>
        <draw:polygon draw:style-name="gr35" draw:text-style-name="P7" draw:layer="layout" svg:width="0.029cm" svg:height="0.374cm" svg:x="23.036cm" svg:y="3.738cm" svg:viewBox="0 0 30 375" draw:points="0,375 30,375 30,0 0,0">
          <text:p/>
        </draw:polygon>
        <draw:polygon draw:style-name="gr36" draw:text-style-name="P8" draw:layer="layout" svg:width="0.029cm" svg:height="0.374cm" svg:x="23.065cm" svg:y="3.738cm" svg:viewBox="0 0 30 375" draw:points="0,375 30,375 30,0 0,0">
          <text:p/>
        </draw:polygon>
        <draw:polygon draw:style-name="gr35" draw:text-style-name="P7" draw:layer="layout" svg:width="0.029cm" svg:height="0.374cm" svg:x="23.095cm" svg:y="3.738cm" svg:viewBox="0 0 30 375" draw:points="0,375 30,375 30,0 0,0">
          <text:p/>
        </draw:polygon>
        <draw:polygon draw:style-name="gr35" draw:text-style-name="P7" draw:layer="layout" svg:width="0.029cm" svg:height="0.374cm" svg:x="23.125cm" svg:y="3.738cm" svg:viewBox="0 0 30 375" draw:points="0,375 30,375 30,0 0,0">
          <text:p/>
        </draw:polygon>
        <draw:polygon draw:style-name="gr35" draw:text-style-name="P7" draw:layer="layout" svg:width="0.029cm" svg:height="0.374cm" svg:x="23.154cm" svg:y="3.738cm" svg:viewBox="0 0 30 375" draw:points="0,375 30,375 30,0 0,0">
          <text:p/>
        </draw:polygon>
        <draw:polygon draw:style-name="gr36" draw:text-style-name="P8" draw:layer="layout" svg:width="0.029cm" svg:height="0.374cm" svg:x="23.183cm" svg:y="3.738cm" svg:viewBox="0 0 30 375" draw:points="0,375 30,375 30,0 0,0">
          <text:p/>
        </draw:polygon>
        <draw:polygon draw:style-name="gr38" draw:text-style-name="P10" draw:layer="layout" svg:width="0.029cm" svg:height="0.374cm" svg:x="23.213cm" svg:y="3.738cm" svg:viewBox="0 0 30 375" draw:points="0,375 30,375 30,0 0,0">
          <text:p/>
        </draw:polygon>
        <draw:polygon draw:style-name="gr36" draw:text-style-name="P8" draw:layer="layout" svg:width="0.029cm" svg:height="0.374cm" svg:x="23.242cm" svg:y="3.738cm" svg:viewBox="0 0 30 375" draw:points="0,375 30,375 30,0 0,0">
          <text:p/>
        </draw:polygon>
        <draw:polygon draw:style-name="gr38" draw:text-style-name="P10" draw:layer="layout" svg:width="0.029cm" svg:height="0.374cm" svg:x="23.271cm" svg:y="3.738cm" svg:viewBox="0 0 30 375" draw:points="0,375 30,375 30,0 0,0">
          <text:p/>
        </draw:polygon>
        <draw:polygon draw:style-name="gr38" draw:text-style-name="P10" draw:layer="layout" svg:width="0.029cm" svg:height="0.374cm" svg:x="23.301cm" svg:y="3.738cm" svg:viewBox="0 0 30 375" draw:points="0,375 30,375 30,0 0,0">
          <text:p/>
        </draw:polygon>
        <draw:polygon draw:style-name="gr36" draw:text-style-name="P8" draw:layer="layout" svg:width="0.029cm" svg:height="0.374cm" svg:x="23.331cm" svg:y="3.738cm" svg:viewBox="0 0 30 375" draw:points="0,375 30,375 30,0 0,0">
          <text:p/>
        </draw:polygon>
        <draw:polygon draw:style-name="gr37" draw:text-style-name="P9" draw:layer="layout" svg:width="0.029cm" svg:height="0.374cm" svg:x="23.36cm" svg:y="3.738cm" svg:viewBox="0 0 30 375" draw:points="0,375 30,375 30,0 0,0">
          <text:p/>
        </draw:polygon>
        <draw:polygon draw:style-name="gr38" draw:text-style-name="P10" draw:layer="layout" svg:width="0.029cm" svg:height="0.374cm" svg:x="23.389cm" svg:y="3.738cm" svg:viewBox="0 0 30 375" draw:points="0,375 30,375 30,0 0,0">
          <text:p/>
        </draw:polygon>
        <draw:polygon draw:style-name="gr37" draw:text-style-name="P9" draw:layer="layout" svg:width="0.029cm" svg:height="0.374cm" svg:x="23.419cm" svg:y="3.738cm" svg:viewBox="0 0 30 375" draw:points="0,375 30,375 30,0 0,0">
          <text:p/>
        </draw:polygon>
        <draw:polygon draw:style-name="gr38" draw:text-style-name="P10" draw:layer="layout" svg:width="0.029cm" svg:height="0.374cm" svg:x="23.449cm" svg:y="3.738cm" svg:viewBox="0 0 30 375" draw:points="0,375 30,375 30,0 0,0">
          <text:p/>
        </draw:polygon>
        <draw:polygon draw:style-name="gr36" draw:text-style-name="P8" draw:layer="layout" svg:width="0.029cm" svg:height="0.374cm" svg:x="23.507cm" svg:y="3.738cm" svg:viewBox="0 0 30 375" draw:points="0,375 30,375 30,0 0,0">
          <text:p/>
        </draw:polygon>
        <draw:polygon draw:style-name="gr38" draw:text-style-name="P10" draw:layer="layout" svg:width="0.029cm" svg:height="0.374cm" svg:x="23.537cm" svg:y="3.738cm" svg:viewBox="0 0 30 375" draw:points="0,375 30,375 30,0 0,0">
          <text:p/>
        </draw:polygon>
        <draw:polygon draw:style-name="gr38" draw:text-style-name="P10" draw:layer="layout" svg:width="0.029cm" svg:height="0.374cm" svg:x="23.566cm" svg:y="3.738cm" svg:viewBox="0 0 30 375" draw:points="0,375 30,375 30,0 0,0">
          <text:p/>
        </draw:polygon>
        <draw:polygon draw:style-name="gr38" draw:text-style-name="P10" draw:layer="layout" svg:width="0.029cm" svg:height="0.374cm" svg:x="23.595cm" svg:y="3.738cm" svg:viewBox="0 0 30 375" draw:points="0,375 30,375 30,0 0,0">
          <text:p/>
        </draw:polygon>
        <draw:polygon draw:style-name="gr35" draw:text-style-name="P7" draw:layer="layout" svg:width="0.029cm" svg:height="0.374cm" svg:x="23.625cm" svg:y="3.738cm" svg:viewBox="0 0 30 375" draw:points="0,375 30,375 30,0 0,0">
          <text:p/>
        </draw:polygon>
        <draw:polygon draw:style-name="gr37" draw:text-style-name="P9" draw:layer="layout" svg:width="0.029cm" svg:height="0.374cm" svg:x="23.655cm" svg:y="3.738cm" svg:viewBox="0 0 30 375" draw:points="0,375 30,375 30,0 0,0">
          <text:p/>
        </draw:polygon>
        <draw:polygon draw:style-name="gr35" draw:text-style-name="P7" draw:layer="layout" svg:width="0.029cm" svg:height="0.374cm" svg:x="23.684cm" svg:y="3.738cm" svg:viewBox="0 0 30 375" draw:points="0,375 30,375 30,0 0,0">
          <text:p/>
        </draw:polygon>
        <draw:polygon draw:style-name="gr35" draw:text-style-name="P7" draw:layer="layout" svg:width="0.029cm" svg:height="0.374cm" svg:x="23.713cm" svg:y="3.738cm" svg:viewBox="0 0 30 375" draw:points="0,375 30,375 30,0 0,0">
          <text:p/>
        </draw:polygon>
        <draw:polygon draw:style-name="gr38" draw:text-style-name="P10" draw:layer="layout" svg:width="0.03cm" svg:height="0.374cm" svg:x="23.742cm" svg:y="3.738cm" svg:viewBox="0 0 31 375" draw:points="0,375 31,375 31,0 0,0">
          <text:p/>
        </draw:polygon>
        <draw:polygon draw:style-name="gr37" draw:text-style-name="P9" draw:layer="layout" svg:width="0.029cm" svg:height="0.374cm" svg:x="23.773cm" svg:y="3.738cm" svg:viewBox="0 0 30 375" draw:points="0,375 30,375 30,0 0,0">
          <text:p/>
        </draw:polygon>
        <draw:polygon draw:style-name="gr35" draw:text-style-name="P7" draw:layer="layout" svg:width="0.029cm" svg:height="0.374cm" svg:x="23.802cm" svg:y="3.738cm" svg:viewBox="0 0 30 375" draw:points="0,375 30,375 30,0 0,0">
          <text:p/>
        </draw:polygon>
        <draw:polygon draw:style-name="gr35" draw:text-style-name="P7" draw:layer="layout" svg:width="0.03cm" svg:height="0.374cm" svg:x="23.831cm" svg:y="3.738cm" svg:viewBox="0 0 31 375" draw:points="0,375 31,375 31,0 0,0">
          <text:p/>
        </draw:polygon>
        <draw:polygon draw:style-name="gr36" draw:text-style-name="P8" draw:layer="layout" svg:width="0.029cm" svg:height="0.374cm" svg:x="23.861cm" svg:y="3.738cm" svg:viewBox="0 0 30 375" draw:points="0,375 30,375 30,0 0,0">
          <text:p/>
        </draw:polygon>
        <draw:polygon draw:style-name="gr37" draw:text-style-name="P9" draw:layer="layout" svg:width="0.029cm" svg:height="0.374cm" svg:x="23.89cm" svg:y="3.738cm" svg:viewBox="0 0 30 375" draw:points="0,375 30,375 30,0 0,0">
          <text:p/>
        </draw:polygon>
        <draw:polygon draw:style-name="gr36" draw:text-style-name="P8" draw:layer="layout" svg:width="0.029cm" svg:height="0.374cm" svg:x="23.919cm" svg:y="3.738cm" svg:viewBox="0 0 30 375" draw:points="0,375 30,375 30,0 0,0">
          <text:p/>
        </draw:polygon>
        <draw:polygon draw:style-name="gr37" draw:text-style-name="P9" draw:layer="layout" svg:width="0.029cm" svg:height="0.374cm" svg:x="23.949cm" svg:y="3.738cm" svg:viewBox="0 0 30 375" draw:points="0,375 30,375 30,0 0,0">
          <text:p/>
        </draw:polygon>
        <draw:polygon draw:style-name="gr37" draw:text-style-name="P9" draw:layer="layout" svg:width="0.029cm" svg:height="0.374cm" svg:x="23.979cm" svg:y="3.738cm" svg:viewBox="0 0 30 375" draw:points="0,375 30,375 30,0 0,0">
          <text:p/>
        </draw:polygon>
        <draw:polygon draw:style-name="gr35" draw:text-style-name="P7" draw:layer="layout" svg:width="0.029cm" svg:height="0.374cm" svg:x="24.008cm" svg:y="3.738cm" svg:viewBox="0 0 30 375" draw:points="0,375 30,375 30,0 0,0">
          <text:p/>
        </draw:polygon>
        <draw:polygon draw:style-name="gr36" draw:text-style-name="P8" draw:layer="layout" svg:width="0.029cm" svg:height="0.374cm" svg:x="24.037cm" svg:y="3.738cm" svg:viewBox="0 0 30 375" draw:points="0,375 30,375 30,0 0,0">
          <text:p/>
        </draw:polygon>
        <draw:polygon draw:style-name="gr38" draw:text-style-name="P10" draw:layer="layout" svg:width="0.029cm" svg:height="0.374cm" svg:x="24.066cm" svg:y="3.738cm" svg:viewBox="0 0 30 375" draw:points="0,375 30,375 30,0 0,0">
          <text:p/>
        </draw:polygon>
        <draw:polygon draw:style-name="gr36" draw:text-style-name="P8" draw:layer="layout" svg:width="0.029cm" svg:height="0.374cm" svg:x="24.097cm" svg:y="3.738cm" svg:viewBox="0 0 30 375" draw:points="0,375 30,375 30,0 0,0">
          <text:p/>
        </draw:polygon>
        <draw:polygon draw:style-name="gr38" draw:text-style-name="P10" draw:layer="layout" svg:width="0.029cm" svg:height="0.374cm" svg:x="24.126cm" svg:y="3.738cm" svg:viewBox="0 0 30 375" draw:points="0,375 30,375 30,0 0,0">
          <text:p/>
        </draw:polygon>
        <draw:polygon draw:style-name="gr37" draw:text-style-name="P9" draw:layer="layout" svg:width="0.029cm" svg:height="0.374cm" svg:x="24.155cm" svg:y="3.738cm" svg:viewBox="0 0 30 375" draw:points="0,375 30,375 30,0 0,0">
          <text:p/>
        </draw:polygon>
        <draw:polygon draw:style-name="gr38" draw:text-style-name="P10" draw:layer="layout" svg:width="0.03cm" svg:height="0.374cm" svg:x="24.184cm" svg:y="3.738cm" svg:viewBox="0 0 31 375" draw:points="0,375 31,375 31,0 0,0">
          <text:p/>
        </draw:polygon>
        <draw:polygon draw:style-name="gr37" draw:text-style-name="P9" draw:layer="layout" svg:width="0.029cm" svg:height="0.374cm" svg:x="24.214cm" svg:y="3.738cm" svg:viewBox="0 0 30 375" draw:points="0,375 30,375 30,0 0,0">
          <text:p/>
        </draw:polygon>
        <draw:polygon draw:style-name="gr36" draw:text-style-name="P8" draw:layer="layout" svg:width="0.029cm" svg:height="0.374cm" svg:x="24.243cm" svg:y="3.738cm" svg:viewBox="0 0 30 375" draw:points="0,375 30,375 30,0 0,0">
          <text:p/>
        </draw:polygon>
        <draw:polygon draw:style-name="gr36" draw:text-style-name="P8" draw:layer="layout" svg:width="0.029cm" svg:height="0.374cm" svg:x="24.274cm" svg:y="3.738cm" svg:viewBox="0 0 30 375" draw:points="0,375 30,375 30,0 0,0">
          <text:p/>
        </draw:polygon>
        <draw:polygon draw:style-name="gr37" draw:text-style-name="P9" draw:layer="layout" svg:width="0.029cm" svg:height="0.374cm" svg:x="24.303cm" svg:y="3.738cm" svg:viewBox="0 0 30 375" draw:points="0,375 30,375 30,0 0,0">
          <text:p/>
        </draw:polygon>
        <draw:polygon draw:style-name="gr36" draw:text-style-name="P8" draw:layer="layout" svg:width="0.029cm" svg:height="0.374cm" svg:x="24.332cm" svg:y="3.738cm" svg:viewBox="0 0 30 375" draw:points="0,375 30,375 30,0 0,0">
          <text:p/>
        </draw:polygon>
        <draw:polygon draw:style-name="gr36" draw:text-style-name="P8" draw:layer="layout" svg:width="0.029cm" svg:height="0.374cm" svg:x="24.361cm" svg:y="3.738cm" svg:viewBox="0 0 30 375" draw:points="0,375 30,375 30,0 0,0">
          <text:p/>
        </draw:polygon>
        <draw:polygon draw:style-name="gr38" draw:text-style-name="P10" draw:layer="layout" svg:width="0.029cm" svg:height="0.374cm" svg:x="24.39cm" svg:y="3.738cm" svg:viewBox="0 0 30 375" draw:points="0,375 30,375 30,0 0,0">
          <text:p/>
        </draw:polygon>
        <draw:polygon draw:style-name="gr35" draw:text-style-name="P7" draw:layer="layout" svg:width="0.029cm" svg:height="0.374cm" svg:x="24.42cm" svg:y="3.738cm" svg:viewBox="0 0 30 375" draw:points="0,375 30,375 30,0 0,0">
          <text:p/>
        </draw:polygon>
        <draw:polygon draw:style-name="gr35" draw:text-style-name="P7" draw:layer="layout" svg:width="0.029cm" svg:height="0.374cm" svg:x="24.45cm" svg:y="3.738cm" svg:viewBox="0 0 30 375" draw:points="0,375 30,375 30,0 0,0">
          <text:p/>
        </draw:polygon>
        <draw:polygon draw:style-name="gr35" draw:text-style-name="P7" draw:layer="layout" svg:width="0.029cm" svg:height="0.374cm" svg:x="24.479cm" svg:y="3.738cm" svg:viewBox="0 0 30 375" draw:points="0,375 30,375 30,0 0,0">
          <text:p/>
        </draw:polygon>
        <draw:polygon draw:style-name="gr36" draw:text-style-name="P8" draw:layer="layout" svg:width="0.03cm" svg:height="0.374cm" svg:x="24.508cm" svg:y="3.738cm" svg:viewBox="0 0 31 375" draw:points="0,375 31,375 31,0 0,0">
          <text:p/>
        </draw:polygon>
        <draw:polygon draw:style-name="gr35" draw:text-style-name="P7" draw:layer="layout" svg:width="0.029cm" svg:height="0.374cm" svg:x="24.538cm" svg:y="3.738cm" svg:viewBox="0 0 30 375" draw:points="0,375 30,375 30,0 0,0">
          <text:p/>
        </draw:polygon>
        <draw:polygon draw:style-name="gr38" draw:text-style-name="P10" draw:layer="layout" svg:width="0.029cm" svg:height="0.374cm" svg:x="24.567cm" svg:y="3.738cm" svg:viewBox="0 0 30 375" draw:points="0,375 30,375 30,0 0,0">
          <text:p/>
        </draw:polygon>
        <draw:polygon draw:style-name="gr37" draw:text-style-name="P9" draw:layer="layout" svg:width="0.03cm" svg:height="0.374cm" svg:x="24.596cm" svg:y="3.738cm" svg:viewBox="0 0 31 375" draw:points="0,375 31,375 31,0 0,0">
          <text:p/>
        </draw:polygon>
        <draw:polygon draw:style-name="gr38" draw:text-style-name="P10" draw:layer="layout" svg:width="0.029cm" svg:height="0.374cm" svg:x="24.627cm" svg:y="3.738cm" svg:viewBox="0 0 30 375" draw:points="0,375 30,375 30,0 0,0">
          <text:p/>
        </draw:polygon>
        <draw:polygon draw:style-name="gr35" draw:text-style-name="P7" draw:layer="layout" svg:width="0.029cm" svg:height="0.374cm" svg:x="24.656cm" svg:y="3.738cm" svg:viewBox="0 0 30 375" draw:points="0,375 30,375 30,0 0,0">
          <text:p/>
        </draw:polygon>
        <draw:polygon draw:style-name="gr35" draw:text-style-name="P7" draw:layer="layout" svg:width="0.029cm" svg:height="0.374cm" svg:x="24.685cm" svg:y="3.738cm" svg:viewBox="0 0 30 375" draw:points="0,375 30,375 30,0 0,0">
          <text:p/>
        </draw:polygon>
        <draw:polygon draw:style-name="gr36" draw:text-style-name="P8" draw:layer="layout" svg:width="0.029cm" svg:height="0.374cm" svg:x="24.715cm" svg:y="3.738cm" svg:viewBox="0 0 30 375" draw:points="0,375 30,375 30,0 0,0">
          <text:p/>
        </draw:polygon>
        <draw:polygon draw:style-name="gr35" draw:text-style-name="P7" draw:layer="layout" svg:width="0.029cm" svg:height="0.374cm" svg:x="24.744cm" svg:y="3.738cm" svg:viewBox="0 0 30 375" draw:points="0,375 30,375 30,0 0,0">
          <text:p/>
        </draw:polygon>
        <draw:polygon draw:style-name="gr35" draw:text-style-name="P7" draw:layer="layout" svg:width="0.029cm" svg:height="0.374cm" svg:x="24.774cm" svg:y="3.738cm" svg:viewBox="0 0 30 375" draw:points="0,375 30,375 30,0 0,0">
          <text:p/>
        </draw:polygon>
        <draw:polygon draw:style-name="gr36" draw:text-style-name="P8" draw:layer="layout" svg:width="0.029cm" svg:height="0.374cm" svg:x="24.803cm" svg:y="3.738cm" svg:viewBox="0 0 30 375" draw:points="0,375 30,375 30,0 0,0">
          <text:p/>
        </draw:polygon>
        <draw:polygon draw:style-name="gr38" draw:text-style-name="P10" draw:layer="layout" svg:width="0.029cm" svg:height="0.374cm" svg:x="24.833cm" svg:y="3.738cm" svg:viewBox="0 0 30 375" draw:points="0,375 30,375 30,0 0,0">
          <text:p/>
        </draw:polygon>
        <draw:polygon draw:style-name="gr38" draw:text-style-name="P10" draw:layer="layout" svg:width="0.029cm" svg:height="0.374cm" svg:x="24.862cm" svg:y="3.738cm" svg:viewBox="0 0 30 375" draw:points="0,375 30,375 30,0 0,0">
          <text:p/>
        </draw:polygon>
        <draw:polygon draw:style-name="gr38" draw:text-style-name="P10" draw:layer="layout" svg:width="0.029cm" svg:height="0.374cm" svg:x="24.891cm" svg:y="3.738cm" svg:viewBox="0 0 30 375" draw:points="0,375 30,375 30,0 0,0">
          <text:p/>
        </draw:polygon>
        <draw:polygon draw:style-name="gr36" draw:text-style-name="P8" draw:layer="layout" svg:width="0.029cm" svg:height="0.374cm" svg:x="24.92cm" svg:y="3.738cm" svg:viewBox="0 0 30 375" draw:points="0,375 30,375 30,0 0,0">
          <text:p/>
        </draw:polygon>
        <draw:polygon draw:style-name="gr35" draw:text-style-name="P7" draw:layer="layout" svg:width="0.03cm" svg:height="0.374cm" svg:x="24.95cm" svg:y="3.738cm" svg:viewBox="0 0 31 375" draw:points="0,375 31,375 31,0 0,0">
          <text:p/>
        </draw:polygon>
        <draw:polygon draw:style-name="gr35" draw:text-style-name="P7" draw:layer="layout" svg:width="0.029cm" svg:height="0.374cm" svg:x="24.98cm" svg:y="3.738cm" svg:viewBox="0 0 30 375" draw:points="0,375 30,375 30,0 0,0">
          <text:p/>
        </draw:polygon>
        <draw:polygon draw:style-name="gr36" draw:text-style-name="P8" draw:layer="layout" svg:width="0.029cm" svg:height="0.374cm" svg:x="25.009cm" svg:y="3.738cm" svg:viewBox="0 0 30 375" draw:points="0,375 30,375 30,0 0,0">
          <text:p/>
        </draw:polygon>
        <draw:polygon draw:style-name="gr35" draw:text-style-name="P7" draw:layer="layout" svg:width="0.03cm" svg:height="0.374cm" svg:x="25.038cm" svg:y="3.738cm" svg:viewBox="0 0 31 375" draw:points="0,375 31,375 31,0 0,0">
          <text:p/>
        </draw:polygon>
        <draw:polygon draw:style-name="gr35" draw:text-style-name="P7" draw:layer="layout" svg:width="0.029cm" svg:height="0.374cm" svg:x="25.068cm" svg:y="3.738cm" svg:viewBox="0 0 30 375" draw:points="0,375 30,375 30,0 0,0">
          <text:p/>
        </draw:polygon>
        <draw:polygon draw:style-name="gr36" draw:text-style-name="P8" draw:layer="layout" svg:width="0.029cm" svg:height="0.374cm" svg:x="25.098cm" svg:y="3.738cm" svg:viewBox="0 0 30 375" draw:points="0,375 30,375 30,0 0,0">
          <text:p/>
        </draw:polygon>
        <draw:polygon draw:style-name="gr37" draw:text-style-name="P9" draw:layer="layout" svg:width="0.029cm" svg:height="0.374cm" svg:x="25.127cm" svg:y="3.738cm" svg:viewBox="0 0 30 375" draw:points="0,375 30,375 30,0 0,0">
          <text:p/>
        </draw:polygon>
        <draw:polygon draw:style-name="gr37" draw:text-style-name="P9" draw:layer="layout" svg:width="0.029cm" svg:height="0.374cm" svg:x="25.157cm" svg:y="3.738cm" svg:viewBox="0 0 30 375" draw:points="0,375 30,375 30,0 0,0">
          <text:p/>
        </draw:polygon>
        <draw:polygon draw:style-name="gr35" draw:text-style-name="P7" draw:layer="layout" svg:width="0.029cm" svg:height="0.374cm" svg:x="25.186cm" svg:y="3.738cm" svg:viewBox="0 0 30 375" draw:points="0,375 30,375 30,0 0,0">
          <text:p/>
        </draw:polygon>
        <draw:polygon draw:style-name="gr38" draw:text-style-name="P10" draw:layer="layout" svg:width="0.029cm" svg:height="0.374cm" svg:x="25.215cm" svg:y="3.738cm" svg:viewBox="0 0 30 375" draw:points="0,375 30,375 30,0 0,0">
          <text:p/>
        </draw:polygon>
        <draw:polygon draw:style-name="gr36" draw:text-style-name="P8" draw:layer="layout" svg:width="0.029cm" svg:height="0.374cm" svg:x="25.244cm" svg:y="3.738cm" svg:viewBox="0 0 30 375" draw:points="0,375 30,375 30,0 0,0">
          <text:p/>
        </draw:polygon>
        <draw:polygon draw:style-name="gr38" draw:text-style-name="P10" draw:layer="layout" svg:width="0.029cm" svg:height="0.374cm" svg:x="25.275cm" svg:y="3.738cm" svg:viewBox="0 0 30 375" draw:points="0,375 30,375 30,0 0,0">
          <text:p/>
        </draw:polygon>
        <draw:polygon draw:style-name="gr36" draw:text-style-name="P8" draw:layer="layout" svg:width="0.029cm" svg:height="0.374cm" svg:x="25.304cm" svg:y="3.738cm" svg:viewBox="0 0 30 375" draw:points="0,375 30,375 30,0 0,0">
          <text:p/>
        </draw:polygon>
        <draw:polygon draw:style-name="gr38" draw:text-style-name="P10" draw:layer="layout" svg:width="0.029cm" svg:height="0.374cm" svg:x="25.333cm" svg:y="3.738cm" svg:viewBox="0 0 30 375" draw:points="0,375 30,375 30,0 0,0">
          <text:p/>
        </draw:polygon>
        <draw:polygon draw:style-name="gr38" draw:text-style-name="P10" draw:layer="layout" svg:width="0.03cm" svg:height="0.374cm" svg:x="25.362cm" svg:y="3.738cm" svg:viewBox="0 0 31 375" draw:points="0,375 31,375 31,0 0,0">
          <text:p/>
        </draw:polygon>
        <draw:polygon draw:style-name="gr37" draw:text-style-name="P9" draw:layer="layout" svg:width="0.029cm" svg:height="0.374cm" svg:x="25.392cm" svg:y="3.738cm" svg:viewBox="0 0 30 375" draw:points="0,375 30,375 30,0 0,0">
          <text:p/>
        </draw:polygon>
        <draw:polygon draw:style-name="gr37" draw:text-style-name="P9" draw:layer="layout" svg:width="0.029cm" svg:height="0.374cm" svg:x="25.422cm" svg:y="3.738cm" svg:viewBox="0 0 30 375" draw:points="0,375 30,375 30,0 0,0">
          <text:p/>
        </draw:polygon>
        <draw:polygon draw:style-name="gr36" draw:text-style-name="P8" draw:layer="layout" svg:width="0.029cm" svg:height="0.374cm" svg:x="25.451cm" svg:y="3.738cm" svg:viewBox="0 0 30 375" draw:points="0,375 30,375 30,0 0,0">
          <text:p/>
        </draw:polygon>
        <draw:polygon draw:style-name="gr38" draw:text-style-name="P10" draw:layer="layout" svg:width="0.029cm" svg:height="0.374cm" svg:x="25.481cm" svg:y="3.738cm" svg:viewBox="0 0 30 375" draw:points="0,375 30,375 30,0 0,0">
          <text:p/>
        </draw:polygon>
        <draw:polygon draw:style-name="gr36" draw:text-style-name="P8" draw:layer="layout" svg:width="0.029cm" svg:height="0.374cm" svg:x="25.51cm" svg:y="3.738cm" svg:viewBox="0 0 30 375" draw:points="0,375 30,375 30,0 0,0">
          <text:p/>
        </draw:polygon>
        <draw:polygon draw:style-name="gr38" draw:text-style-name="P10" draw:layer="layout" svg:width="0.029cm" svg:height="0.374cm" svg:x="25.539cm" svg:y="3.738cm" svg:viewBox="0 0 30 375" draw:points="0,375 30,375 30,0 0,0">
          <text:p/>
        </draw:polygon>
        <draw:polygon draw:style-name="gr36" draw:text-style-name="P8" draw:layer="layout" svg:width="0.029cm" svg:height="0.374cm" svg:x="25.568cm" svg:y="3.738cm" svg:viewBox="0 0 30 375" draw:points="0,375 30,375 30,0 0,0">
          <text:p/>
        </draw:polygon>
        <draw:polygon draw:style-name="gr37" draw:text-style-name="P9" draw:layer="layout" svg:width="0.029cm" svg:height="0.374cm" svg:x="25.599cm" svg:y="3.738cm" svg:viewBox="0 0 30 375" draw:points="0,375 30,375 30,0 0,0">
          <text:p/>
        </draw:polygon>
        <draw:polygon draw:style-name="gr36" draw:text-style-name="P8" draw:layer="layout" svg:width="0.029cm" svg:height="0.374cm" svg:x="25.628cm" svg:y="3.738cm" svg:viewBox="0 0 30 375" draw:points="0,375 30,375 30,0 0,0">
          <text:p/>
        </draw:polygon>
        <draw:polygon draw:style-name="gr35" draw:text-style-name="P7" draw:layer="layout" svg:width="0.029cm" svg:height="0.374cm" svg:x="25.657cm" svg:y="3.738cm" svg:viewBox="0 0 30 375" draw:points="0,375 30,375 30,0 0,0">
          <text:p/>
        </draw:polygon>
        <draw:polygon draw:style-name="gr38" draw:text-style-name="P10" draw:layer="layout" svg:width="0.029cm" svg:height="0.374cm" svg:x="25.686cm" svg:y="3.738cm" svg:viewBox="0 0 30 375" draw:points="0,375 30,375 30,0 0,0">
          <text:p/>
        </draw:polygon>
        <draw:polygon draw:style-name="gr36" draw:text-style-name="P8" draw:layer="layout" svg:width="0.029cm" svg:height="0.374cm" svg:x="25.716cm" svg:y="3.738cm" svg:viewBox="0 0 30 375" draw:points="0,375 30,375 30,0 0,0">
          <text:p/>
        </draw:polygon>
        <draw:polygon draw:style-name="gr37" draw:text-style-name="P9" draw:layer="layout" svg:width="0.029cm" svg:height="0.374cm" svg:x="25.746cm" svg:y="3.738cm" svg:viewBox="0 0 30 375" draw:points="0,375 30,375 30,0 0,0">
          <text:p/>
        </draw:polygon>
        <draw:polygon draw:style-name="gr35" draw:text-style-name="P7" draw:layer="layout" svg:width="0.029cm" svg:height="0.374cm" svg:x="25.775cm" svg:y="3.738cm" svg:viewBox="0 0 30 375" draw:points="0,375 30,375 30,0 0,0">
          <text:p/>
        </draw:polygon>
        <draw:polygon draw:style-name="gr38" draw:text-style-name="P10" draw:layer="layout" svg:width="0.03cm" svg:height="0.374cm" svg:x="25.804cm" svg:y="3.738cm" svg:viewBox="0 0 31 375" draw:points="0,375 31,375 31,0 0,0">
          <text:p/>
        </draw:polygon>
        <draw:polygon draw:style-name="gr37" draw:text-style-name="P9" draw:layer="layout" svg:width="0.029cm" svg:height="0.374cm" svg:x="25.834cm" svg:y="3.738cm" svg:viewBox="0 0 30 375" draw:points="0,375 30,375 30,0 0,0">
          <text:p/>
        </draw:polygon>
        <draw:polygon draw:style-name="gr35" draw:text-style-name="P7" draw:layer="layout" svg:width="0.029cm" svg:height="0.374cm" svg:x="25.863cm" svg:y="3.738cm" svg:viewBox="0 0 30 375" draw:points="0,375 30,375 30,0 0,0">
          <text:p/>
        </draw:polygon>
        <draw:polygon draw:style-name="gr35" draw:text-style-name="P7" draw:layer="layout" svg:width="0.03cm" svg:height="0.374cm" svg:x="25.892cm" svg:y="3.738cm" svg:viewBox="0 0 31 375" draw:points="0,375 31,375 31,0 0,0">
          <text:p/>
        </draw:polygon>
        <draw:polygon draw:style-name="gr37" draw:text-style-name="P9" draw:layer="layout" svg:width="0.029cm" svg:height="0.374cm" svg:x="25.923cm" svg:y="3.738cm" svg:viewBox="0 0 30 375" draw:points="0,375 30,375 30,0 0,0">
          <text:p/>
        </draw:polygon>
        <draw:polygon draw:style-name="gr35" draw:text-style-name="P7" draw:layer="layout" svg:width="0.029cm" svg:height="0.374cm" svg:x="25.952cm" svg:y="3.738cm" svg:viewBox="0 0 30 375" draw:points="0,375 30,375 30,0 0,0">
          <text:p/>
        </draw:polygon>
        <draw:polygon draw:style-name="gr35" draw:text-style-name="P7" draw:layer="layout" svg:width="0.029cm" svg:height="0.374cm" svg:x="25.981cm" svg:y="3.738cm" svg:viewBox="0 0 30 375" draw:points="0,375 30,375 30,0 0,0">
          <text:p/>
        </draw:polygon>
        <draw:polygon draw:style-name="gr36" draw:text-style-name="P8" draw:layer="layout" svg:width="0.029cm" svg:height="0.374cm" svg:x="26.01cm" svg:y="3.738cm" svg:viewBox="0 0 30 375" draw:points="0,375 30,375 30,0 0,0">
          <text:p/>
        </draw:polygon>
        <draw:polygon draw:style-name="gr37" draw:text-style-name="P9" draw:layer="layout" svg:width="0.029cm" svg:height="0.374cm" svg:x="26.04cm" svg:y="3.738cm" svg:viewBox="0 0 30 375" draw:points="0,375 30,375 30,0 0,0">
          <text:p/>
        </draw:polygon>
        <draw:polygon draw:style-name="gr36" draw:text-style-name="P8" draw:layer="layout" svg:width="0.029cm" svg:height="0.374cm" svg:x="26.07cm" svg:y="3.738cm" svg:viewBox="0 0 30 375" draw:points="0,375 30,375 30,0 0,0">
          <text:p/>
        </draw:polygon>
        <draw:polygon draw:style-name="gr35" draw:text-style-name="P7" draw:layer="layout" svg:width="0.029cm" svg:height="0.374cm" svg:x="26.099cm" svg:y="3.738cm" svg:viewBox="0 0 30 375" draw:points="0,375 30,375 30,0 0,0">
          <text:p/>
        </draw:polygon>
        <draw:polygon draw:style-name="gr37" draw:text-style-name="P9" draw:layer="layout" svg:width="0.03cm" svg:height="0.374cm" svg:x="26.128cm" svg:y="3.738cm" svg:viewBox="0 0 31 375" draw:points="0,375 31,375 31,0 0,0">
          <text:p/>
        </draw:polygon>
        <draw:polygon draw:style-name="gr36" draw:text-style-name="P8" draw:layer="layout" svg:width="0.029cm" svg:height="0.374cm" svg:x="26.158cm" svg:y="3.738cm" svg:viewBox="0 0 30 375" draw:points="0,375 30,375 30,0 0,0">
          <text:p/>
        </draw:polygon>
        <draw:polygon draw:style-name="gr37" draw:text-style-name="P9" draw:layer="layout" svg:width="0.029cm" svg:height="0.374cm" svg:x="26.187cm" svg:y="3.738cm" svg:viewBox="0 0 30 375" draw:points="0,375 30,375 30,0 0,0">
          <text:p/>
        </draw:polygon>
        <draw:polygon draw:style-name="gr35" draw:text-style-name="P7" draw:layer="layout" svg:width="0.03cm" svg:height="0.374cm" svg:x="26.216cm" svg:y="3.738cm" svg:viewBox="0 0 31 375" draw:points="0,375 31,375 31,0 0,0">
          <text:p/>
        </draw:polygon>
        <draw:polygon draw:style-name="gr35" draw:text-style-name="P7" draw:layer="layout" svg:width="0.029cm" svg:height="0.374cm" svg:x="26.247cm" svg:y="3.738cm" svg:viewBox="0 0 30 375" draw:points="0,375 30,375 30,0 0,0">
          <text:p/>
        </draw:polygon>
        <draw:polygon draw:style-name="gr35" draw:text-style-name="P7" draw:layer="layout" svg:width="0.029cm" svg:height="0.374cm" svg:x="26.276cm" svg:y="3.738cm" svg:viewBox="0 0 30 375" draw:points="0,375 30,375 30,0 0,0">
          <text:p/>
        </draw:polygon>
        <draw:polygon draw:style-name="gr38" draw:text-style-name="P10" draw:layer="layout" svg:width="0.029cm" svg:height="0.374cm" svg:x="26.305cm" svg:y="3.738cm" svg:viewBox="0 0 30 375" draw:points="0,375 30,375 30,0 0,0">
          <text:p/>
        </draw:polygon>
        <draw:polygon draw:style-name="gr37" draw:text-style-name="P9" draw:layer="layout" svg:width="0.029cm" svg:height="0.374cm" svg:x="26.335cm" svg:y="3.738cm" svg:viewBox="0 0 30 375" draw:points="0,375 30,375 30,0 0,0">
          <text:p/>
        </draw:polygon>
        <draw:polygon draw:style-name="gr36" draw:text-style-name="P8" draw:layer="layout" svg:width="0.029cm" svg:height="0.374cm" svg:x="26.364cm" svg:y="3.738cm" svg:viewBox="0 0 30 375" draw:points="0,375 30,375 30,0 0,0">
          <text:p/>
        </draw:polygon>
        <draw:polygon draw:style-name="gr37" draw:text-style-name="P9" draw:layer="layout" svg:width="0.029cm" svg:height="0.374cm" svg:x="26.393cm" svg:y="3.738cm" svg:viewBox="0 0 30 375" draw:points="0,375 30,375 30,0 0,0">
          <text:p/>
        </draw:polygon>
        <draw:polygon draw:style-name="gr35" draw:text-style-name="P7" draw:layer="layout" svg:width="0.029cm" svg:height="0.374cm" svg:x="26.423cm" svg:y="3.738cm" svg:viewBox="0 0 30 375" draw:points="0,375 30,375 30,0 0,0">
          <text:p/>
        </draw:polygon>
        <draw:polygon draw:style-name="gr38" draw:text-style-name="P10" draw:layer="layout" svg:width="0.029cm" svg:height="0.374cm" svg:x="26.453cm" svg:y="3.738cm" svg:viewBox="0 0 30 375" draw:points="0,375 30,375 30,0 0,0">
          <text:p/>
        </draw:polygon>
        <draw:polygon draw:style-name="gr35" draw:text-style-name="P7" draw:layer="layout" svg:width="0.029cm" svg:height="0.374cm" svg:x="26.482cm" svg:y="3.738cm" svg:viewBox="0 0 30 375" draw:points="0,375 30,375 30,0 0,0">
          <text:p/>
        </draw:polygon>
        <draw:polygon draw:style-name="gr35" draw:text-style-name="P7" draw:layer="layout" svg:width="0.029cm" svg:height="0.374cm" svg:x="26.511cm" svg:y="3.738cm" svg:viewBox="0 0 30 375" draw:points="0,375 30,375 30,0 0,0">
          <text:p/>
        </draw:polygon>
        <draw:polygon draw:style-name="gr37" draw:text-style-name="P9" draw:layer="layout" svg:width="0.029cm" svg:height="0.374cm" svg:x="26.54cm" svg:y="3.738cm" svg:viewBox="0 0 30 375" draw:points="0,375 30,375 30,0 0,0">
          <text:p/>
        </draw:polygon>
        <draw:polygon draw:style-name="gr38" draw:text-style-name="P10" draw:layer="layout" svg:width="0.03cm" svg:height="0.374cm" svg:x="26.569cm" svg:y="3.738cm" svg:viewBox="0 0 31 375" draw:points="0,375 31,375 31,0 0,0">
          <text:p/>
        </draw:polygon>
        <draw:polygon draw:style-name="gr35" draw:text-style-name="P7" draw:layer="layout" svg:width="0.029cm" svg:height="0.374cm" svg:x="26.6cm" svg:y="3.738cm" svg:viewBox="0 0 30 375" draw:points="0,375 30,375 30,0 0,0">
          <text:p/>
        </draw:polygon>
        <draw:polygon draw:style-name="gr35" draw:text-style-name="P7" draw:layer="layout" svg:width="0.029cm" svg:height="0.374cm" svg:x="26.629cm" svg:y="3.738cm" svg:viewBox="0 0 30 375" draw:points="0,375 30,375 30,0 0,0">
          <text:p/>
        </draw:polygon>
        <draw:polygon draw:style-name="gr38" draw:text-style-name="P10" draw:layer="layout" svg:width="0.03cm" svg:height="0.374cm" svg:x="26.658cm" svg:y="3.738cm" svg:viewBox="0 0 31 375" draw:points="0,375 31,375 31,0 0,0">
          <text:p/>
        </draw:polygon>
        <draw:polygon draw:style-name="gr37" draw:text-style-name="P9" draw:layer="layout" svg:width="0.029cm" svg:height="0.374cm" svg:x="26.688cm" svg:y="3.738cm" svg:viewBox="0 0 30 375" draw:points="0,375 30,375 30,0 0,0">
          <text:p/>
        </draw:polygon>
        <draw:polygon draw:style-name="gr38" draw:text-style-name="P10" draw:layer="layout" svg:width="0.029cm" svg:height="0.374cm" svg:x="26.717cm" svg:y="3.738cm" svg:viewBox="0 0 30 375" draw:points="0,375 30,375 30,0 0,0">
          <text:p/>
        </draw:polygon>
        <draw:polygon draw:style-name="gr37" draw:text-style-name="P9" draw:layer="layout" svg:width="0.029cm" svg:height="0.374cm" svg:x="26.747cm" svg:y="3.738cm" svg:viewBox="0 0 30 375" draw:points="0,375 30,375 30,0 0,0">
          <text:p/>
        </draw:polygon>
        <draw:polygon draw:style-name="gr35" draw:text-style-name="P7" draw:layer="layout" svg:width="0.029cm" svg:height="0.374cm" svg:x="26.777cm" svg:y="3.738cm" svg:viewBox="0 0 30 375" draw:points="0,375 30,375 30,0 0,0">
          <text:p/>
        </draw:polygon>
        <draw:polygon draw:style-name="gr35" draw:text-style-name="P7" draw:layer="layout" svg:width="0.029cm" svg:height="0.374cm" svg:x="26.806cm" svg:y="3.738cm" svg:viewBox="0 0 30 375" draw:points="0,375 30,375 30,0 0,0">
          <text:p/>
        </draw:polygon>
        <draw:polygon draw:style-name="gr38" draw:text-style-name="P10" draw:layer="layout" svg:width="0.029cm" svg:height="0.374cm" svg:x="26.835cm" svg:y="3.738cm" svg:viewBox="0 0 30 375" draw:points="0,375 30,375 30,0 0,0">
          <text:p/>
        </draw:polygon>
        <draw:polygon draw:style-name="gr38" draw:text-style-name="P10" draw:layer="layout" svg:width="0.029cm" svg:height="0.374cm" svg:x="26.864cm" svg:y="3.738cm" svg:viewBox="0 0 30 375" draw:points="0,375 30,375 30,0 0,0">
          <text:p/>
        </draw:polygon>
        <draw:polygon draw:style-name="gr37" draw:text-style-name="P9" draw:layer="layout" svg:width="0.029cm" svg:height="0.374cm" svg:x="26.895cm" svg:y="3.738cm" svg:viewBox="0 0 30 375" draw:points="0,375 30,375 30,0 0,0">
          <text:p/>
        </draw:polygon>
        <draw:polygon draw:style-name="gr36" draw:text-style-name="P8" draw:layer="layout" svg:width="0.029cm" svg:height="0.374cm" svg:x="26.924cm" svg:y="3.738cm" svg:viewBox="0 0 30 375" draw:points="0,375 30,375 30,0 0,0">
          <text:p/>
        </draw:polygon>
        <draw:polygon draw:style-name="gr35" draw:text-style-name="P7" draw:layer="layout" svg:width="0.029cm" svg:height="0.374cm" svg:x="26.953cm" svg:y="3.738cm" svg:viewBox="0 0 30 375" draw:points="0,375 30,375 30,0 0,0">
          <text:p/>
        </draw:polygon>
        <draw:polygon draw:style-name="gr37" draw:text-style-name="P9" draw:layer="layout" svg:width="0.03cm" svg:height="0.374cm" svg:x="26.982cm" svg:y="3.738cm" svg:viewBox="0 0 31 375" draw:points="0,375 31,375 31,0 0,0">
          <text:p/>
        </draw:polygon>
        <draw:polygon draw:style-name="gr35" draw:text-style-name="P7" draw:layer="layout" svg:width="0.029cm" svg:height="0.374cm" svg:x="27.012cm" svg:y="3.738cm" svg:viewBox="0 0 30 375" draw:points="0,375 30,375 30,0 0,0">
          <text:p/>
        </draw:polygon>
        <draw:polygon draw:style-name="gr35" draw:text-style-name="P7" draw:layer="layout" svg:width="0.029cm" svg:height="0.374cm" svg:x="27.041cm" svg:y="3.738cm" svg:viewBox="0 0 30 375" draw:points="0,375 30,375 30,0 0,0">
          <text:p/>
        </draw:polygon>
        <draw:polygon draw:style-name="gr38" draw:text-style-name="P10" draw:layer="layout" svg:width="0.029cm" svg:height="0.374cm" svg:x="27.071cm" svg:y="3.738cm" svg:viewBox="0 0 30 375" draw:points="0,375 30,375 30,0 0,0">
          <text:p/>
        </draw:polygon>
        <draw:polygon draw:style-name="gr38" draw:text-style-name="P10" draw:layer="layout" svg:width="0.029cm" svg:height="0.374cm" svg:x="27.101cm" svg:y="3.738cm" svg:viewBox="0 0 30 375" draw:points="0,375 30,375 30,0 0,0">
          <text:p/>
        </draw:polygon>
        <draw:polygon draw:style-name="gr36" draw:text-style-name="P8" draw:layer="layout" svg:width="0.029cm" svg:height="0.374cm" svg:x="27.13cm" svg:y="3.738cm" svg:viewBox="0 0 30 375" draw:points="0,375 30,375 30,0 0,0">
          <text:p/>
        </draw:polygon>
        <draw:polygon draw:style-name="gr35" draw:text-style-name="P7" draw:layer="layout" svg:width="0.029cm" svg:height="0.374cm" svg:x="27.159cm" svg:y="3.738cm" svg:viewBox="0 0 30 375" draw:points="0,375 30,375 30,0 0,0">
          <text:p/>
        </draw:polygon>
        <draw:polygon draw:style-name="gr37" draw:text-style-name="P9" draw:layer="layout" svg:width="0.029cm" svg:height="0.374cm" svg:x="27.188cm" svg:y="3.738cm" svg:viewBox="0 0 30 375" draw:points="0,375 30,375 30,0 0,0">
          <text:p/>
        </draw:polygon>
        <draw:polygon draw:style-name="gr38" draw:text-style-name="P10" draw:layer="layout" svg:width="0.029cm" svg:height="0.374cm" svg:x="27.219cm" svg:y="3.738cm" svg:viewBox="0 0 30 375" draw:points="0,375 30,375 30,0 0,0">
          <text:p/>
        </draw:polygon>
        <draw:polygon draw:style-name="gr37" draw:text-style-name="P9" draw:layer="layout" svg:width="0.029cm" svg:height="0.374cm" svg:x="27.248cm" svg:y="3.738cm" svg:viewBox="0 0 30 375" draw:points="0,375 30,375 30,0 0,0">
          <text:p/>
        </draw:polygon>
        <draw:polygon draw:style-name="gr35" draw:text-style-name="P7" draw:layer="layout" svg:width="0.029cm" svg:height="0.374cm" svg:x="27.277cm" svg:y="3.738cm" svg:viewBox="0 0 30 375" draw:points="0,375 30,375 30,0 0,0">
          <text:p/>
        </draw:polygon>
        <draw:polygon draw:style-name="gr35" draw:text-style-name="P7" draw:layer="layout" svg:width="0.029cm" svg:height="0.374cm" svg:x="27.306cm" svg:y="3.738cm" svg:viewBox="0 0 30 375" draw:points="0,375 30,375 30,0 0,0">
          <text:p/>
        </draw:polygon>
        <draw:polygon draw:style-name="gr38" draw:text-style-name="P10" draw:layer="layout" svg:width="0.029cm" svg:height="0.374cm" svg:x="27.336cm" svg:y="3.738cm" svg:viewBox="0 0 30 375" draw:points="0,375 30,375 30,0 0,0">
          <text:p/>
        </draw:polygon>
        <draw:polygon draw:style-name="gr36" draw:text-style-name="P8" draw:layer="layout" svg:width="0.029cm" svg:height="0.374cm" svg:x="27.365cm" svg:y="3.738cm" svg:viewBox="0 0 30 375" draw:points="0,375 30,375 30,0 0,0">
          <text:p/>
        </draw:polygon>
        <draw:polygon draw:style-name="gr35" draw:text-style-name="P7" draw:layer="layout" svg:width="0.029cm" svg:height="0.374cm" svg:x="27.395cm" svg:y="3.738cm" svg:viewBox="0 0 30 375" draw:points="0,375 30,375 30,0 0,0">
          <text:p/>
        </draw:polygon>
        <draw:polygon draw:style-name="gr38" draw:text-style-name="P10" draw:layer="layout" svg:width="0.03cm" svg:height="0.374cm" svg:x="27.424cm" svg:y="3.738cm" svg:viewBox="0 0 31 375" draw:points="0,375 31,375 31,0 0,0">
          <text:p/>
        </draw:polygon>
        <draw:polygon draw:style-name="gr36" draw:text-style-name="P8" draw:layer="layout" svg:width="0.029cm" svg:height="0.374cm" svg:x="27.454cm" svg:y="3.738cm" svg:viewBox="0 0 30 375" draw:points="0,375 30,375 30,0 0,0">
          <text:p/>
        </draw:polygon>
        <draw:polygon draw:style-name="gr37" draw:text-style-name="P9" draw:layer="layout" svg:width="0.029cm" svg:height="0.374cm" svg:x="27.483cm" svg:y="3.738cm" svg:viewBox="0 0 30 375" draw:points="0,375 30,375 30,0 0,0">
          <text:p/>
        </draw:polygon>
        <draw:polygon draw:style-name="gr35" draw:text-style-name="P7" draw:layer="layout" svg:width="0.029cm" svg:height="0.374cm" svg:x="27.512cm" svg:y="3.738cm" svg:viewBox="0 0 30 375" draw:points="0,375 30,375 30,0 0,0">
          <text:p/>
        </draw:polygon>
        <draw:polygon draw:style-name="gr35" draw:text-style-name="P7" draw:layer="layout" svg:width="0.029cm" svg:height="0.374cm" svg:x="27.543cm" svg:y="3.738cm" svg:viewBox="0 0 30 375" draw:points="0,375 30,375 30,0 0,0">
          <text:p/>
        </draw:polygon>
        <draw:polygon draw:style-name="gr38" draw:text-style-name="P10" draw:layer="layout" svg:width="0.029cm" svg:height="0.374cm" svg:x="27.572cm" svg:y="3.738cm" svg:viewBox="0 0 30 375" draw:points="0,375 30,375 30,0 0,0">
          <text:p/>
        </draw:polygon>
        <draw:polygon draw:style-name="gr36" draw:text-style-name="P8" draw:layer="layout" svg:width="0.029cm" svg:height="0.374cm" svg:x="27.601cm" svg:y="3.738cm" svg:viewBox="0 0 30 375" draw:points="0,375 30,375 30,0 0,0">
          <text:p/>
        </draw:polygon>
        <draw:polygon draw:style-name="gr38" draw:text-style-name="P10" draw:layer="layout" svg:width="0.029cm" svg:height="0.374cm" svg:x="27.63cm" svg:y="3.738cm" svg:viewBox="0 0 30 375" draw:points="0,375 30,375 30,0 0,0">
          <text:p/>
        </draw:polygon>
        <draw:polygon draw:style-name="gr38" draw:text-style-name="P10" draw:layer="layout" svg:width="0.029cm" svg:height="0.374cm" svg:x="27.66cm" svg:y="3.738cm" svg:viewBox="0 0 30 375" draw:points="0,375 30,375 30,0 0,0">
          <text:p/>
        </draw:polygon>
        <draw:polygon draw:style-name="gr38" draw:text-style-name="P10" draw:layer="layout" svg:width="0.029cm" svg:height="0.374cm" svg:x="27.689cm" svg:y="3.738cm" svg:viewBox="0 0 30 375" draw:points="0,375 30,375 30,0 0,0">
          <text:p/>
        </draw:polygon>
        <draw:polygon draw:style-name="gr37" draw:text-style-name="P9" draw:layer="layout" svg:width="0.029cm" svg:height="0.374cm" svg:x="27.719cm" svg:y="3.738cm" svg:viewBox="0 0 30 375" draw:points="0,375 30,375 30,0 0,0">
          <text:p/>
        </draw:polygon>
        <draw:polygon draw:style-name="gr35" draw:text-style-name="P7" draw:layer="layout" svg:width="0.029cm" svg:height="0.374cm" svg:x="27.748cm" svg:y="3.738cm" svg:viewBox="0 0 30 375" draw:points="0,375 30,375 30,0 0,0">
          <text:p/>
        </draw:polygon>
        <draw:polygon draw:style-name="gr35" draw:text-style-name="P7" draw:layer="layout" svg:width="0.029cm" svg:height="0.374cm" svg:x="27.778cm" svg:y="3.738cm" svg:viewBox="0 0 30 375" draw:points="0,375 30,375 30,0 0,0">
          <text:p/>
        </draw:polygon>
        <draw:polygon draw:style-name="gr36" draw:text-style-name="P8" draw:layer="layout" svg:width="0.029cm" svg:height="0.374cm" svg:x="27.807cm" svg:y="3.738cm" svg:viewBox="0 0 30 375" draw:points="0,375 30,375 30,0 0,0">
          <text:p/>
        </draw:polygon>
        <draw:polygon draw:style-name="gr37" draw:text-style-name="P9" draw:layer="layout" svg:width="0.03cm" svg:height="0.374cm" svg:x="27.836cm" svg:y="3.738cm" svg:viewBox="0 0 31 375" draw:points="0,375 31,375 31,0 0,0">
          <text:p/>
        </draw:polygon>
        <draw:polygon draw:style-name="gr36" draw:text-style-name="P8" draw:layer="layout" svg:width="0.029cm" svg:height="0.374cm" svg:x="27.867cm" svg:y="3.738cm" svg:viewBox="0 0 30 375" draw:points="0,375 30,375 30,0 0,0">
          <text:p/>
        </draw:polygon>
        <draw:polygon draw:style-name="gr35" draw:text-style-name="P7" draw:layer="layout" svg:width="0.029cm" svg:height="0.374cm" svg:x="27.896cm" svg:y="3.738cm" svg:viewBox="0 0 30 375" draw:points="0,375 30,375 30,0 0,0">
          <text:p/>
        </draw:polygon>
        <draw:polygon draw:style-name="gr36" draw:text-style-name="P8" draw:layer="layout" svg:width="0.029cm" svg:height="0.374cm" svg:x="27.925cm" svg:y="3.738cm" svg:viewBox="0 0 30 375" draw:points="0,375 30,375 30,0 0,0">
          <text:p/>
        </draw:polygon>
        <draw:polygon draw:style-name="gr36" draw:text-style-name="P8" draw:layer="layout" svg:width="0.029cm" svg:height="0.374cm" svg:x="27.955cm" svg:y="3.738cm" svg:viewBox="0 0 30 375" draw:points="0,375 30,375 30,0 0,0">
          <text:p/>
        </draw:polygon>
        <draw:polygon draw:style-name="gr38" draw:text-style-name="P10" draw:layer="layout" svg:width="0.029cm" svg:height="0.374cm" svg:x="27.984cm" svg:y="3.738cm" svg:viewBox="0 0 30 375" draw:points="0,375 30,375 30,0 0,0">
          <text:p/>
        </draw:polygon>
        <draw:polygon draw:style-name="gr38" draw:text-style-name="P10" draw:layer="layout" svg:width="0.029cm" svg:height="0.374cm" svg:x="28.013cm" svg:y="3.738cm" svg:viewBox="0 0 30 375" draw:points="0,375 30,375 30,0 0,0">
          <text:p/>
        </draw:polygon>
        <draw:polygon draw:style-name="gr37" draw:text-style-name="P9" draw:layer="layout" svg:width="0.029cm" svg:height="0.374cm" svg:x="28.043cm" svg:y="3.738cm" svg:viewBox="0 0 30 375" draw:points="0,375 30,375 30,0 0,0">
          <text:p/>
        </draw:polygon>
        <draw:polygon draw:style-name="gr36" draw:text-style-name="P8" draw:layer="layout" svg:width="0.029cm" svg:height="0.374cm" svg:x="28.072cm" svg:y="3.738cm" svg:viewBox="0 0 30 375" draw:points="0,375 30,375 30,0 0,0">
          <text:p/>
        </draw:polygon>
        <draw:polygon draw:style-name="gr37" draw:text-style-name="P9" draw:layer="layout" svg:width="0.029cm" svg:height="0.374cm" svg:x="28.102cm" svg:y="3.738cm" svg:viewBox="0 0 30 375" draw:points="0,375 30,375 30,0 0,0">
          <text:p/>
        </draw:polygon>
        <draw:polygon draw:style-name="gr36" draw:text-style-name="P8" draw:layer="layout" svg:width="0.029cm" svg:height="0.374cm" svg:x="28.131cm" svg:y="3.738cm" svg:viewBox="0 0 30 375" draw:points="0,375 30,375 30,0 0,0">
          <text:p/>
        </draw:polygon>
        <draw:polygon draw:style-name="gr36" draw:text-style-name="P8" draw:layer="layout" svg:width="0.029cm" svg:height="0.374cm" svg:x="28.16cm" svg:y="3.738cm" svg:viewBox="0 0 30 375" draw:points="0,375 30,375 30,0 0,0">
          <text:p/>
        </draw:polygon>
        <draw:polygon draw:style-name="gr36" draw:text-style-name="P8" draw:layer="layout" svg:width="0.03cm" svg:height="0.374cm" svg:x="28.189cm" svg:y="3.738cm" svg:viewBox="0 0 31 375" draw:points="0,375 31,375 31,0 0,0">
          <text:p/>
        </draw:polygon>
        <draw:polygon draw:style-name="gr36" draw:text-style-name="P8" draw:layer="layout" svg:width="0.029cm" svg:height="0.374cm" svg:x="28.22cm" svg:y="3.738cm" svg:viewBox="0 0 30 375" draw:points="0,375 30,375 30,0 0,0">
          <text:p/>
        </draw:polygon>
        <draw:polygon draw:style-name="gr38" draw:text-style-name="P10" draw:layer="layout" svg:width="0.029cm" svg:height="0.374cm" svg:x="28.249cm" svg:y="3.738cm" svg:viewBox="0 0 30 375" draw:points="0,375 30,375 30,0 0,0">
          <text:p/>
        </draw:polygon>
        <draw:polygon draw:style-name="gr38" draw:text-style-name="P10" draw:layer="layout" svg:width="0.03cm" svg:height="0.374cm" svg:x="28.278cm" svg:y="3.738cm" svg:viewBox="0 0 31 375" draw:points="0,375 31,375 31,0 0,0">
          <text:p/>
        </draw:polygon>
        <draw:polygon draw:style-name="gr37" draw:text-style-name="P9" draw:layer="layout" svg:width="0.029cm" svg:height="0.374cm" svg:x="28.308cm" svg:y="3.738cm" svg:viewBox="0 0 30 375" draw:points="0,375 30,375 30,0 0,0">
          <text:p/>
        </draw:polygon>
        <draw:polygon draw:style-name="gr37" draw:text-style-name="P9" draw:layer="layout" svg:width="0.029cm" svg:height="0.374cm" svg:x="28.337cm" svg:y="3.738cm" svg:viewBox="0 0 30 375" draw:points="0,375 30,375 30,0 0,0">
          <text:p/>
        </draw:polygon>
        <draw:polygon draw:style-name="gr38" draw:text-style-name="P10" draw:layer="layout" svg:width="0.029cm" svg:height="0.374cm" svg:x="28.366cm" svg:y="3.738cm" svg:viewBox="0 0 30 375" draw:points="0,375 30,375 30,0 0,0">
          <text:p/>
        </draw:polygon>
        <draw:polygon draw:style-name="gr35" draw:text-style-name="P7" draw:layer="layout" svg:width="0.029cm" svg:height="0.374cm" svg:x="28.397cm" svg:y="3.738cm" svg:viewBox="0 0 30 375" draw:points="0,375 30,375 30,0 0,0">
          <text:p/>
        </draw:polygon>
        <draw:polygon draw:style-name="gr38" draw:text-style-name="P10" draw:layer="layout" svg:width="0.029cm" svg:height="0.374cm" svg:x="28.426cm" svg:y="3.738cm" svg:viewBox="0 0 30 375" draw:points="0,375 30,375 30,0 0,0">
          <text:p/>
        </draw:polygon>
        <draw:polygon draw:style-name="gr38" draw:text-style-name="P10" draw:layer="layout" svg:width="0.029cm" svg:height="0.374cm" svg:x="28.455cm" svg:y="3.738cm" svg:viewBox="0 0 30 375" draw:points="0,375 30,375 30,0 0,0">
          <text:p/>
        </draw:polygon>
        <draw:polygon draw:style-name="gr36" draw:text-style-name="P8" draw:layer="layout" svg:width="0.029cm" svg:height="0.374cm" svg:x="28.484cm" svg:y="3.738cm" svg:viewBox="0 0 30 375" draw:points="0,375 30,375 30,0 0,0">
          <text:p/>
        </draw:polygon>
        <draw:polygon draw:style-name="gr36" draw:text-style-name="P8" draw:layer="layout" svg:width="0.029cm" svg:height="0.374cm" svg:x="28.514cm" svg:y="3.738cm" svg:viewBox="0 0 30 375" draw:points="0,375 30,375 30,0 0,0">
          <text:p/>
        </draw:polygon>
        <draw:polygon draw:style-name="gr37" draw:text-style-name="P9" draw:layer="layout" svg:width="0.029cm" svg:height="0.374cm" svg:x="28.544cm" svg:y="3.738cm" svg:viewBox="0 0 30 375" draw:points="0,375 30,375 30,0 0,0">
          <text:p/>
        </draw:polygon>
        <draw:polygon draw:style-name="gr35" draw:text-style-name="P7" draw:layer="layout" svg:width="0.029cm" svg:height="0.374cm" svg:x="28.573cm" svg:y="3.738cm" svg:viewBox="0 0 30 375" draw:points="0,375 30,375 30,0 0,0">
          <text:p/>
        </draw:polygon>
        <draw:polygon draw:style-name="gr37" draw:text-style-name="P9" draw:layer="layout" svg:width="0.029cm" svg:height="0.374cm" svg:x="28.602cm" svg:y="3.738cm" svg:viewBox="0 0 30 375" draw:points="0,375 30,375 30,0 0,0">
          <text:p/>
        </draw:polygon>
        <draw:polygon draw:style-name="gr37" draw:text-style-name="P9" draw:layer="layout" svg:width="0.03cm" svg:height="0.374cm" svg:x="28.631cm" svg:y="3.738cm" svg:viewBox="0 0 31 375" draw:points="0,375 31,375 31,0 0,0">
          <text:p/>
        </draw:polygon>
        <draw:polygon draw:style-name="gr37" draw:text-style-name="P9" draw:layer="layout" svg:width="0.029cm" svg:height="0.374cm" svg:x="28.661cm" svg:y="3.738cm" svg:viewBox="0 0 30 375" draw:points="0,375 30,375 30,0 0,0">
          <text:p/>
        </draw:polygon>
        <draw:polygon draw:style-name="gr37" draw:text-style-name="P9" draw:layer="layout" svg:width="0.029cm" svg:height="0.374cm" svg:x="28.69cm" svg:y="3.738cm" svg:viewBox="0 0 30 375" draw:points="0,375 30,375 30,0 0,0">
          <text:p/>
        </draw:polygon>
        <draw:polygon draw:style-name="gr36" draw:text-style-name="P8" draw:layer="layout" svg:width="0.029cm" svg:height="0.374cm" svg:x="28.721cm" svg:y="3.738cm" svg:viewBox="0 0 30 375" draw:points="0,375 30,375 30,0 0,0">
          <text:p/>
        </draw:polygon>
        <draw:polygon draw:style-name="gr35" draw:text-style-name="P7" draw:layer="layout" svg:width="0.029cm" svg:height="0.374cm" svg:x="28.75cm" svg:y="3.738cm" svg:viewBox="0 0 30 375" draw:points="0,375 30,375 30,0 0,0">
          <text:p/>
        </draw:polygon>
        <draw:polygon draw:style-name="gr38" draw:text-style-name="P10" draw:layer="layout" svg:width="0.029cm" svg:height="0.374cm" svg:x="28.779cm" svg:y="3.738cm" svg:viewBox="0 0 30 375" draw:points="0,375 30,375 30,0 0,0">
          <text:p/>
        </draw:polygon>
        <draw:polygon draw:style-name="gr37" draw:text-style-name="P9" draw:layer="layout" svg:width="0.029cm" svg:height="0.374cm" svg:x="28.808cm" svg:y="3.738cm" svg:viewBox="0 0 30 375" draw:points="0,375 30,375 30,0 0,0">
          <text:p/>
        </draw:polygon>
        <draw:polygon draw:style-name="gr36" draw:text-style-name="P8" draw:layer="layout" svg:width="0.029cm" svg:height="0.374cm" svg:x="28.838cm" svg:y="3.738cm" svg:viewBox="0 0 30 375" draw:points="0,375 30,375 30,0 0,0">
          <text:p/>
        </draw:polygon>
        <draw:polygon draw:style-name="gr36" draw:text-style-name="P8" draw:layer="layout" svg:width="0.029cm" svg:height="0.374cm" svg:x="28.868cm" svg:y="3.738cm" svg:viewBox="0 0 30 375" draw:points="0,375 30,375 30,0 0,0">
          <text:p/>
        </draw:polygon>
        <draw:polygon draw:style-name="gr38" draw:text-style-name="P10" draw:layer="layout" svg:width="0.029cm" svg:height="0.374cm" svg:x="28.897cm" svg:y="3.738cm" svg:viewBox="0 0 30 375" draw:points="0,375 30,375 30,0 0,0">
          <text:p/>
        </draw:polygon>
        <draw:polygon draw:style-name="gr37" draw:text-style-name="P9" draw:layer="layout" svg:width="0.029cm" svg:height="0.374cm" svg:x="28.926cm" svg:y="3.738cm" svg:viewBox="0 0 30 375" draw:points="0,375 30,375 30,0 0,0">
          <text:p/>
        </draw:polygon>
        <draw:polygon draw:style-name="gr38" draw:text-style-name="P10" draw:layer="layout" svg:width="0.029cm" svg:height="0.374cm" svg:x="28.956cm" svg:y="3.738cm" svg:viewBox="0 0 30 375" draw:points="0,375 30,375 30,0 0,0">
          <text:p/>
        </draw:polygon>
        <draw:polygon draw:style-name="gr38" draw:text-style-name="P10" draw:layer="layout" svg:width="0.029cm" svg:height="0.374cm" svg:x="28.985cm" svg:y="3.738cm" svg:viewBox="0 0 30 375" draw:points="0,375 30,375 30,0 0,0">
          <text:p/>
        </draw:polygon>
        <draw:polygon draw:style-name="gr36" draw:text-style-name="P8" draw:layer="layout" svg:width="0.029cm" svg:height="0.374cm" svg:x="29.014cm" svg:y="3.738cm" svg:viewBox="0 0 30 375" draw:points="0,375 30,375 30,0 0,0">
          <text:p/>
        </draw:polygon>
        <draw:polygon draw:style-name="gr37" draw:text-style-name="P9" draw:layer="layout" svg:width="0.03cm" svg:height="0.374cm" svg:x="29.044cm" svg:y="3.738cm" svg:viewBox="0 0 31 375" draw:points="0,375 31,375 31,0 0,0">
          <text:p/>
        </draw:polygon>
        <draw:polygon draw:style-name="gr35" draw:text-style-name="P7" draw:layer="layout" svg:width="0.029cm" svg:height="0.374cm" svg:x="29.074cm" svg:y="3.738cm" svg:viewBox="0 0 30 375" draw:points="0,375 30,375 30,0 0,0">
          <text:p/>
        </draw:polygon>
        <draw:polygon draw:style-name="gr37" draw:text-style-name="P9" draw:layer="layout" svg:width="0.029cm" svg:height="0.374cm" svg:x="29.103cm" svg:y="3.738cm" svg:viewBox="0 0 30 375" draw:points="0,375 30,375 30,0 0,0">
          <text:p/>
        </draw:polygon>
        <draw:polygon draw:style-name="gr38" draw:text-style-name="P10" draw:layer="layout" svg:width="0.029cm" svg:height="0.374cm" svg:x="29.132cm" svg:y="3.738cm" svg:viewBox="0 0 30 375" draw:points="0,375 30,375 30,0 0,0">
          <text:p/>
        </draw:polygon>
        <draw:polygon draw:style-name="gr37" draw:text-style-name="P9" draw:layer="layout" svg:width="0.029cm" svg:height="0.374cm" svg:x="29.162cm" svg:y="3.738cm" svg:viewBox="0 0 30 375" draw:points="0,375 30,375 30,0 0,0">
          <text:p/>
        </draw:polygon>
        <draw:polygon draw:style-name="gr38" draw:text-style-name="P10" draw:layer="layout" svg:width="0.029cm" svg:height="0.374cm" svg:x="29.192cm" svg:y="3.738cm" svg:viewBox="0 0 30 375" draw:points="0,375 30,375 30,0 0,0">
          <text:p/>
        </draw:polygon>
        <draw:polygon draw:style-name="gr36" draw:text-style-name="P8" draw:layer="layout" svg:width="0.029cm" svg:height="0.374cm" svg:x="29.221cm" svg:y="3.738cm" svg:viewBox="0 0 30 375" draw:points="0,375 30,375 30,0 0,0">
          <text:p/>
        </draw:polygon>
        <draw:polygon draw:style-name="gr38" draw:text-style-name="P10" draw:layer="layout" svg:width="0.029cm" svg:height="0.374cm" svg:x="29.25cm" svg:y="3.738cm" svg:viewBox="0 0 30 375" draw:points="0,375 30,375 30,0 0,0">
          <text:p/>
        </draw:polygon>
        <draw:polygon draw:style-name="gr38" draw:text-style-name="P10" draw:layer="layout" svg:width="0.029cm" svg:height="0.374cm" svg:x="29.28cm" svg:y="3.738cm" svg:viewBox="0 0 30 375" draw:points="0,375 30,375 30,0 0,0">
          <text:p/>
        </draw:polygon>
        <draw:polygon draw:style-name="gr37" draw:text-style-name="P9" draw:layer="layout" svg:width="0.029cm" svg:height="0.374cm" svg:x="29.309cm" svg:y="3.738cm" svg:viewBox="0 0 30 375" draw:points="0,375 30,375 30,0 0,0">
          <text:p/>
        </draw:polygon>
        <draw:polygon draw:style-name="gr35" draw:text-style-name="P7" draw:layer="layout" svg:width="0.029cm" svg:height="0.374cm" svg:x="29.338cm" svg:y="3.738cm" svg:viewBox="0 0 30 375" draw:points="0,375 30,375 30,0 0,0">
          <text:p/>
        </draw:polygon>
        <draw:polygon draw:style-name="gr35" draw:text-style-name="P7" draw:layer="layout" svg:width="0.029cm" svg:height="0.374cm" svg:x="29.368cm" svg:y="3.738cm" svg:viewBox="0 0 30 375" draw:points="0,375 30,375 30,0 0,0">
          <text:p/>
        </draw:polygon>
        <draw:polygon draw:style-name="gr38" draw:text-style-name="P10" draw:layer="layout" svg:width="0.029cm" svg:height="0.374cm" svg:x="29.398cm" svg:y="3.738cm" svg:viewBox="0 0 30 375" draw:points="0,375 30,375 30,0 0,0">
          <text:p/>
        </draw:polygon>
        <draw:polygon draw:style-name="gr38" draw:text-style-name="P10" draw:layer="layout" svg:width="0.029cm" svg:height="0.374cm" svg:x="29.427cm" svg:y="3.738cm" svg:viewBox="0 0 30 375" draw:points="0,375 30,375 30,0 0,0">
          <text:p/>
        </draw:polygon>
        <draw:polygon draw:style-name="gr36" draw:text-style-name="P8" draw:layer="layout" svg:width="0.029cm" svg:height="0.374cm" svg:x="29.456cm" svg:y="3.738cm" svg:viewBox="0 0 30 375" draw:points="0,375 30,375 30,0 0,0">
          <text:p/>
        </draw:polygon>
        <draw:polygon draw:style-name="gr38" draw:text-style-name="P10" draw:layer="layout" svg:width="0.03cm" svg:height="0.374cm" svg:x="29.485cm" svg:y="3.738cm" svg:viewBox="0 0 31 375" draw:points="0,375 31,375 31,0 0,0">
          <text:p/>
        </draw:polygon>
        <draw:polygon draw:style-name="gr38" draw:text-style-name="P10" draw:layer="layout" svg:width="0.029cm" svg:height="0.374cm" svg:x="29.516cm" svg:y="3.738cm" svg:viewBox="0 0 30 375" draw:points="0,375 30,375 30,0 0,0">
          <text:p/>
        </draw:polygon>
        <draw:polygon draw:style-name="gr36" draw:text-style-name="P8" draw:layer="layout" svg:width="0.029cm" svg:height="0.374cm" svg:x="29.545cm" svg:y="3.738cm" svg:viewBox="0 0 30 375" draw:points="0,375 30,375 30,0 0,0">
          <text:p/>
        </draw:polygon>
        <draw:polygon draw:style-name="gr37" draw:text-style-name="P9" draw:layer="layout" svg:width="0.029cm" svg:height="0.374cm" svg:x="29.574cm" svg:y="3.738cm" svg:viewBox="0 0 30 375" draw:points="0,375 30,375 30,0 0,0">
          <text:p/>
        </draw:polygon>
        <draw:polygon draw:style-name="gr36" draw:text-style-name="P8" draw:layer="layout" svg:width="0.029cm" svg:height="0.374cm" svg:x="29.604cm" svg:y="3.738cm" svg:viewBox="0 0 30 375" draw:points="0,375 30,375 30,0 0,0">
          <text:p/>
        </draw:polygon>
        <draw:polygon draw:style-name="gr36" draw:text-style-name="P8" draw:layer="layout" svg:width="0.029cm" svg:height="0.374cm" svg:x="29.633cm" svg:y="3.738cm" svg:viewBox="0 0 30 375" draw:points="0,375 30,375 30,0 0,0">
          <text:p/>
        </draw:polygon>
        <draw:polygon draw:style-name="gr36" draw:text-style-name="P8" draw:layer="layout" svg:width="0.029cm" svg:height="0.374cm" svg:x="29.662cm" svg:y="3.738cm" svg:viewBox="0 0 30 375" draw:points="0,375 30,375 30,0 0,0">
          <text:p/>
        </draw:polygon>
        <draw:polygon draw:style-name="gr36" draw:text-style-name="P8" draw:layer="layout" svg:width="0.029cm" svg:height="0.374cm" svg:x="29.692cm" svg:y="3.738cm" svg:viewBox="0 0 30 375" draw:points="0,375 30,375 30,0 0,0">
          <text:p/>
        </draw:polygon>
        <draw:polygon draw:style-name="gr38" draw:text-style-name="P10" draw:layer="layout" svg:width="0.029cm" svg:height="0.374cm" svg:x="29.722cm" svg:y="3.738cm" svg:viewBox="0 0 30 375" draw:points="0,375 30,375 30,0 0,0">
          <text:p/>
        </draw:polygon>
        <draw:polygon draw:style-name="gr37" draw:text-style-name="P9" draw:layer="layout" svg:width="0.029cm" svg:height="0.374cm" svg:x="29.751cm" svg:y="3.738cm" svg:viewBox="0 0 30 375" draw:points="0,375 30,375 30,0 0,0">
          <text:p/>
        </draw:polygon>
        <draw:polygon draw:style-name="gr36" draw:text-style-name="P8" draw:layer="layout" svg:width="0.029cm" svg:height="0.374cm" svg:x="29.78cm" svg:y="3.738cm" svg:viewBox="0 0 30 375" draw:points="0,375 30,375 30,0 0,0">
          <text:p/>
        </draw:polygon>
        <draw:polygon draw:style-name="gr36" draw:text-style-name="P8" draw:layer="layout" svg:width="0.03cm" svg:height="0.374cm" svg:x="29.809cm" svg:y="3.738cm" svg:viewBox="0 0 31 375" draw:points="0,375 31,375 31,0 0,0">
          <text:p/>
        </draw:polygon>
        <draw:polygon draw:style-name="gr37" draw:text-style-name="P9" draw:layer="layout" svg:width="0.029cm" svg:height="0.374cm" svg:x="29.84cm" svg:y="3.738cm" svg:viewBox="0 0 30 375" draw:points="0,375 30,375 30,0 0,0">
          <text:p/>
        </draw:polygon>
        <draw:polygon draw:style-name="gr37" draw:text-style-name="P9" draw:layer="layout" svg:width="0.029cm" svg:height="0.374cm" svg:x="29.869cm" svg:y="3.738cm" svg:viewBox="0 0 30 375" draw:points="0,375 30,375 30,0 0,0">
          <text:p/>
        </draw:polygon>
        <draw:polygon draw:style-name="gr38" draw:text-style-name="P10" draw:layer="layout" svg:width="0.03cm" svg:height="0.374cm" svg:x="29.898cm" svg:y="3.738cm" svg:viewBox="0 0 31 375" draw:points="0,375 31,375 31,0 0,0">
          <text:p/>
        </draw:polygon>
        <draw:polygon draw:style-name="gr38" draw:text-style-name="P10" draw:layer="layout" svg:width="0.029cm" svg:height="0.374cm" svg:x="29.928cm" svg:y="3.738cm" svg:viewBox="0 0 30 375" draw:points="0,375 30,375 30,0 0,0">
          <text:p/>
        </draw:polygon>
        <draw:polygon draw:style-name="gr38" draw:text-style-name="P10" draw:layer="layout" svg:width="0.029cm" svg:height="0.374cm" svg:x="29.957cm" svg:y="3.738cm" svg:viewBox="0 0 30 375" draw:points="0,375 30,375 30,0 0,0">
          <text:p/>
        </draw:polygon>
        <draw:polygon draw:style-name="gr38" draw:text-style-name="P10" draw:layer="layout" svg:width="0.029cm" svg:height="0.374cm" svg:x="29.986cm" svg:y="3.738cm" svg:viewBox="0 0 30 375" draw:points="0,375 30,375 30,0 0,0">
          <text:p/>
        </draw:polygon>
        <draw:polygon draw:style-name="gr38" draw:text-style-name="P10" draw:layer="layout" svg:width="0.029cm" svg:height="0.374cm" svg:x="30.046cm" svg:y="3.738cm" svg:viewBox="0 0 30 375" draw:points="0,375 30,375 30,0 0,0">
          <text:p/>
        </draw:polygon>
        <draw:polygon draw:style-name="gr36" draw:text-style-name="P8" draw:layer="layout" svg:width="0.029cm" svg:height="0.374cm" svg:x="30.075cm" svg:y="3.738cm" svg:viewBox="0 0 30 375" draw:points="0,375 30,375 30,0 0,0">
          <text:p/>
        </draw:polygon>
        <draw:polygon draw:style-name="gr37" draw:text-style-name="P9" draw:layer="layout" svg:width="0.029cm" svg:height="0.374cm" svg:x="30.104cm" svg:y="3.738cm" svg:viewBox="0 0 30 375" draw:points="0,375 30,375 30,0 0,0">
          <text:p/>
        </draw:polygon>
        <draw:polygon draw:style-name="gr35" draw:text-style-name="P7" draw:layer="layout" svg:width="0.029cm" svg:height="0.374cm" svg:x="30.281cm" svg:y="3.738cm" svg:viewBox="0 0 30 375" draw:points="0,375 30,375 30,0 0,0">
          <text:p/>
        </draw:polygon>
        <draw:polygon draw:style-name="gr36" draw:text-style-name="P8" draw:layer="layout" svg:width="0.029cm" svg:height="0.374cm" svg:x="30.31cm" svg:y="3.738cm" svg:viewBox="0 0 30 375" draw:points="0,375 30,375 30,0 0,0">
          <text:p/>
        </draw:polygon>
        <draw:polygon draw:style-name="gr36" draw:text-style-name="P8" draw:layer="layout" svg:width="0.03cm" svg:height="0.374cm" svg:x="30.339cm" svg:y="3.738cm" svg:viewBox="0 0 31 375" draw:points="0,375 31,375 31,0 0,0">
          <text:p/>
        </draw:polygon>
        <draw:polygon draw:style-name="gr37" draw:text-style-name="P9" draw:layer="layout" svg:width="0.029cm" svg:height="0.374cm" svg:x="30.37cm" svg:y="3.738cm" svg:viewBox="0 0 30 375" draw:points="0,375 30,375 30,0 0,0">
          <text:p/>
        </draw:polygon>
        <draw:polygon draw:style-name="gr37" draw:text-style-name="P9" draw:layer="layout" svg:width="0.029cm" svg:height="0.374cm" svg:x="30.399cm" svg:y="3.738cm" svg:viewBox="0 0 30 375" draw:points="0,375 30,375 30,0 0,0">
          <text:p/>
        </draw:polygon>
        <draw:polygon draw:style-name="gr37" draw:text-style-name="P9" draw:layer="layout" svg:width="0.029cm" svg:height="0.374cm" svg:x="30.428cm" svg:y="3.738cm" svg:viewBox="0 0 30 375" draw:points="0,375 30,375 30,0 0,0">
          <text:p/>
        </draw:polygon>
        <draw:polygon draw:style-name="gr35" draw:text-style-name="P7" draw:layer="layout" svg:width="0.029cm" svg:height="0.374cm" svg:x="30.458cm" svg:y="3.738cm" svg:viewBox="0 0 30 375" draw:points="0,375 30,375 30,0 0,0">
          <text:p/>
        </draw:polygon>
        <draw:polygon draw:style-name="gr37" draw:text-style-name="P9" draw:layer="layout" svg:width="0.029cm" svg:height="0.374cm" svg:x="30.487cm" svg:y="3.738cm" svg:viewBox="0 0 30 375" draw:points="0,375 30,375 30,0 0,0">
          <text:p/>
        </draw:polygon>
        <draw:polygon draw:style-name="gr37" draw:text-style-name="P9" draw:layer="layout" svg:width="0.029cm" svg:height="0.374cm" svg:x="30.517cm" svg:y="3.738cm" svg:viewBox="0 0 30 375" draw:points="0,375 30,375 30,0 0,0">
          <text:p/>
        </draw:polygon>
        <draw:polygon draw:style-name="gr35" draw:text-style-name="P7" draw:layer="layout" svg:width="0.029cm" svg:height="0.374cm" svg:x="30.546cm" svg:y="3.738cm" svg:viewBox="0 0 30 375" draw:points="0,375 30,375 30,0 0,0">
          <text:p/>
        </draw:polygon>
        <draw:polygon draw:style-name="gr35" draw:text-style-name="P7" draw:layer="layout" svg:width="0.029cm" svg:height="0.374cm" svg:x="30.576cm" svg:y="3.738cm" svg:viewBox="0 0 30 375" draw:points="0,375 30,375 30,0 0,0">
          <text:p/>
        </draw:polygon>
        <draw:polygon draw:style-name="gr37" draw:text-style-name="P9" draw:layer="layout" svg:width="0.029cm" svg:height="0.374cm" svg:x="30.605cm" svg:y="3.738cm" svg:viewBox="0 0 30 375" draw:points="0,375 30,375 30,0 0,0">
          <text:p/>
        </draw:polygon>
        <draw:polygon draw:style-name="gr37" draw:text-style-name="P9" draw:layer="layout" svg:width="0.029cm" svg:height="0.374cm" svg:x="30.634cm" svg:y="3.738cm" svg:viewBox="0 0 30 375" draw:points="0,375 30,375 30,0 0,0">
          <text:p/>
        </draw:polygon>
        <draw:polygon draw:style-name="gr36" draw:text-style-name="P8" draw:layer="layout" svg:width="0.03cm" svg:height="0.374cm" svg:x="30.663cm" svg:y="3.738cm" svg:viewBox="0 0 31 375" draw:points="0,375 31,375 31,0 0,0">
          <text:p/>
        </draw:polygon>
        <draw:polygon draw:style-name="gr37" draw:text-style-name="P9" draw:layer="layout" svg:width="0.029cm" svg:height="0.374cm" svg:x="30.694cm" svg:y="3.738cm" svg:viewBox="0 0 30 375" draw:points="0,375 30,375 30,0 0,0">
          <text:p/>
        </draw:polygon>
        <draw:polygon draw:style-name="gr37" draw:text-style-name="P9" draw:layer="layout" svg:width="0.029cm" svg:height="0.374cm" svg:x="30.723cm" svg:y="3.738cm" svg:viewBox="0 0 30 375" draw:points="0,375 30,375 30,0 0,0">
          <text:p/>
        </draw:polygon>
        <draw:polygon draw:style-name="gr35" draw:text-style-name="P7" draw:layer="layout" svg:width="0.029cm" svg:height="0.374cm" svg:x="30.752cm" svg:y="3.738cm" svg:viewBox="0 0 30 375" draw:points="0,375 30,375 30,0 0,0">
          <text:p/>
        </draw:polygon>
        <draw:polygon draw:style-name="gr36" draw:text-style-name="P8" draw:layer="layout" svg:width="0.029cm" svg:height="0.374cm" svg:x="30.782cm" svg:y="3.738cm" svg:viewBox="0 0 30 375" draw:points="0,375 30,375 30,0 0,0">
          <text:p/>
        </draw:polygon>
        <draw:polygon draw:style-name="gr37" draw:text-style-name="P9" draw:layer="layout" svg:width="0.029cm" svg:height="0.374cm" svg:x="30.811cm" svg:y="3.738cm" svg:viewBox="0 0 30 375" draw:points="0,375 30,375 30,0 0,0">
          <text:p/>
        </draw:polygon>
        <draw:polygon draw:style-name="gr38" draw:text-style-name="P10" draw:layer="layout" svg:width="0.029cm" svg:height="0.374cm" svg:x="30.841cm" svg:y="3.738cm" svg:viewBox="0 0 30 375" draw:points="0,375 30,375 30,0 0,0">
          <text:p/>
        </draw:polygon>
        <draw:polygon draw:style-name="gr37" draw:text-style-name="P9" draw:layer="layout" svg:width="0.029cm" svg:height="0.374cm" svg:x="30.87cm" svg:y="3.738cm" svg:viewBox="0 0 30 375" draw:points="0,375 30,375 30,0 0,0">
          <text:p/>
        </draw:polygon>
        <draw:polygon draw:style-name="gr37" draw:text-style-name="P9" draw:layer="layout" svg:width="0.029cm" svg:height="0.374cm" svg:x="30.9cm" svg:y="3.738cm" svg:viewBox="0 0 30 375" draw:points="0,375 30,375 30,0 0,0">
          <text:p/>
        </draw:polygon>
        <draw:polygon draw:style-name="gr37" draw:text-style-name="P9" draw:layer="layout" svg:width="0.029cm" svg:height="0.374cm" svg:x="30.929cm" svg:y="3.738cm" svg:viewBox="0 0 30 375" draw:points="0,375 30,375 30,0 0,0">
          <text:p/>
        </draw:polygon>
        <draw:polygon draw:style-name="gr37" draw:text-style-name="P9" draw:layer="layout" svg:width="0.029cm" svg:height="0.374cm" svg:x="30.958cm" svg:y="3.738cm" svg:viewBox="0 0 30 375" draw:points="0,375 30,375 30,0 0,0">
          <text:p/>
        </draw:polygon>
        <draw:polygon draw:style-name="gr37" draw:text-style-name="P9" draw:layer="layout" svg:width="0.029cm" svg:height="0.374cm" svg:x="30.987cm" svg:y="3.738cm" svg:viewBox="0 0 30 375" draw:points="0,375 30,375 30,0 0,0">
          <text:p/>
        </draw:polygon>
        <draw:polygon draw:style-name="gr36" draw:text-style-name="P8" draw:layer="layout" svg:width="0.029cm" svg:height="0.374cm" svg:x="31.018cm" svg:y="3.738cm" svg:viewBox="0 0 30 375" draw:points="0,375 30,375 30,0 0,0">
          <text:p/>
        </draw:polygon>
        <draw:polygon draw:style-name="gr36" draw:text-style-name="P8" draw:layer="layout" svg:width="0.029cm" svg:height="0.374cm" svg:x="31.047cm" svg:y="3.738cm" svg:viewBox="0 0 30 375" draw:points="0,375 30,375 30,0 0,0">
          <text:p/>
        </draw:polygon>
        <draw:polygon draw:style-name="gr38" draw:text-style-name="P10" draw:layer="layout" svg:width="0.029cm" svg:height="0.374cm" svg:x="31.076cm" svg:y="3.738cm" svg:viewBox="0 0 30 375" draw:points="0,375 30,375 30,0 0,0">
          <text:p/>
        </draw:polygon>
        <draw:polygon draw:style-name="gr37" draw:text-style-name="P9" draw:layer="layout" svg:width="0.03cm" svg:height="0.374cm" svg:x="31.105cm" svg:y="3.738cm" svg:viewBox="0 0 31 375" draw:points="0,375 31,375 31,0 0,0">
          <text:p/>
        </draw:polygon>
        <draw:polygon draw:style-name="gr36" draw:text-style-name="P8" draw:layer="layout" svg:width="0.029cm" svg:height="0.374cm" svg:x="31.135cm" svg:y="3.738cm" svg:viewBox="0 0 30 375" draw:points="0,375 30,375 30,0 0,0">
          <text:p/>
        </draw:polygon>
        <draw:polygon draw:style-name="gr36" draw:text-style-name="P8" draw:layer="layout" svg:width="0.029cm" svg:height="0.374cm" svg:x="31.165cm" svg:y="3.738cm" svg:viewBox="0 0 30 375" draw:points="0,375 30,375 30,0 0,0">
          <text:p/>
        </draw:polygon>
        <draw:polygon draw:style-name="gr37" draw:text-style-name="P9" draw:layer="layout" svg:width="0.029cm" svg:height="0.374cm" svg:x="31.194cm" svg:y="3.738cm" svg:viewBox="0 0 30 375" draw:points="0,375 30,375 30,0 0,0">
          <text:p/>
        </draw:polygon>
        <draw:polygon draw:style-name="gr36" draw:text-style-name="P8" draw:layer="layout" svg:width="0.029cm" svg:height="0.374cm" svg:x="31.224cm" svg:y="3.738cm" svg:viewBox="0 0 30 375" draw:points="0,375 30,375 30,0 0,0">
          <text:p/>
        </draw:polygon>
        <draw:polygon draw:style-name="gr37" draw:text-style-name="P9" draw:layer="layout" svg:width="0.029cm" svg:height="0.374cm" svg:x="31.253cm" svg:y="3.738cm" svg:viewBox="0 0 30 375" draw:points="0,375 30,375 30,0 0,0">
          <text:p/>
        </draw:polygon>
        <draw:polygon draw:style-name="gr37" draw:text-style-name="P9" draw:layer="layout" svg:width="0.029cm" svg:height="0.374cm" svg:x="31.282cm" svg:y="3.738cm" svg:viewBox="0 0 30 375" draw:points="0,375 30,375 30,0 0,0">
          <text:p/>
        </draw:polygon>
        <draw:polygon draw:style-name="gr35" draw:text-style-name="P7" draw:layer="layout" svg:width="0.029cm" svg:height="0.374cm" svg:x="31.311cm" svg:y="3.738cm" svg:viewBox="0 0 30 375" draw:points="0,375 30,375 30,0 0,0">
          <text:p/>
        </draw:polygon>
        <draw:polygon draw:style-name="gr35" draw:text-style-name="P7" draw:layer="layout" svg:width="0.029cm" svg:height="0.374cm" svg:x="31.342cm" svg:y="3.738cm" svg:viewBox="0 0 30 375" draw:points="0,375 30,375 30,0 0,0">
          <text:p/>
        </draw:polygon>
        <draw:polygon draw:style-name="gr35" draw:text-style-name="P7" draw:layer="layout" svg:width="0.029cm" svg:height="0.374cm" svg:x="31.371cm" svg:y="3.738cm" svg:viewBox="0 0 30 375" draw:points="0,375 30,375 30,0 0,0">
          <text:p/>
        </draw:polygon>
        <draw:polygon draw:style-name="gr36" draw:text-style-name="P8" draw:layer="layout" svg:width="0.029cm" svg:height="0.374cm" svg:x="31.4cm" svg:y="3.738cm" svg:viewBox="0 0 30 375" draw:points="0,375 30,375 30,0 0,0">
          <text:p/>
        </draw:polygon>
        <draw:polygon draw:style-name="gr37" draw:text-style-name="P9" draw:layer="layout" svg:width="0.029cm" svg:height="0.374cm" svg:x="31.429cm" svg:y="3.738cm" svg:viewBox="0 0 30 375" draw:points="0,375 30,375 30,0 0,0">
          <text:p/>
        </draw:polygon>
        <draw:polygon draw:style-name="gr36" draw:text-style-name="P8" draw:layer="layout" svg:width="0.029cm" svg:height="0.374cm" svg:x="31.459cm" svg:y="3.738cm" svg:viewBox="0 0 30 375" draw:points="0,375 30,375 30,0 0,0">
          <text:p/>
        </draw:polygon>
        <draw:polygon draw:style-name="gr37" draw:text-style-name="P9" draw:layer="layout" svg:width="0.029cm" svg:height="0.374cm" svg:x="31.489cm" svg:y="3.738cm" svg:viewBox="0 0 30 375" draw:points="0,375 30,375 30,0 0,0">
          <text:p/>
        </draw:polygon>
        <draw:polygon draw:style-name="gr37" draw:text-style-name="P9" draw:layer="layout" svg:width="0.03cm" svg:height="0.374cm" svg:x="31.518cm" svg:y="3.738cm" svg:viewBox="0 0 31 375" draw:points="0,375 31,375 31,0 0,0">
          <text:p/>
        </draw:polygon>
        <draw:polygon draw:style-name="gr36" draw:text-style-name="P8" draw:layer="layout" svg:width="0.029cm" svg:height="0.374cm" svg:x="31.548cm" svg:y="3.738cm" svg:viewBox="0 0 30 375" draw:points="0,375 30,375 30,0 0,0">
          <text:p/>
        </draw:polygon>
        <draw:polygon draw:style-name="gr38" draw:text-style-name="P10" draw:layer="layout" svg:width="0.029cm" svg:height="0.374cm" svg:x="31.577cm" svg:y="3.738cm" svg:viewBox="0 0 30 375" draw:points="0,375 30,375 30,0 0,0">
          <text:p/>
        </draw:polygon>
        <draw:polygon draw:style-name="gr36" draw:text-style-name="P8" draw:layer="layout" svg:width="0.029cm" svg:height="0.374cm" svg:x="31.606cm" svg:y="3.738cm" svg:viewBox="0 0 30 375" draw:points="0,375 30,375 30,0 0,0">
          <text:p/>
        </draw:polygon>
        <draw:polygon draw:style-name="gr36" draw:text-style-name="P8" draw:layer="layout" svg:width="0.029cm" svg:height="0.374cm" svg:x="31.635cm" svg:y="3.738cm" svg:viewBox="0 0 30 375" draw:points="0,375 30,375 30,0 0,0">
          <text:p/>
        </draw:polygon>
        <draw:polygon draw:style-name="gr36" draw:text-style-name="P8" draw:layer="layout" svg:width="0.029cm" svg:height="0.374cm" svg:x="31.666cm" svg:y="3.738cm" svg:viewBox="0 0 30 375" draw:points="0,375 30,375 30,0 0,0">
          <text:p/>
        </draw:polygon>
        <draw:polygon draw:style-name="gr36" draw:text-style-name="P8" draw:layer="layout" svg:width="0.029cm" svg:height="0.374cm" svg:x="31.695cm" svg:y="3.738cm" svg:viewBox="0 0 30 375" draw:points="0,375 30,375 30,0 0,0">
          <text:p/>
        </draw:polygon>
        <draw:polygon draw:style-name="gr38" draw:text-style-name="P10" draw:layer="layout" svg:width="0.029cm" svg:height="0.374cm" svg:x="31.724cm" svg:y="3.738cm" svg:viewBox="0 0 30 375" draw:points="0,375 30,375 30,0 0,0">
          <text:p/>
        </draw:polygon>
        <draw:polygon draw:style-name="gr36" draw:text-style-name="P8" draw:layer="layout" svg:width="0.029cm" svg:height="0.374cm" svg:x="31.753cm" svg:y="3.738cm" svg:viewBox="0 0 30 375" draw:points="0,375 30,375 30,0 0,0">
          <text:p/>
        </draw:polygon>
        <draw:polygon draw:style-name="gr35" draw:text-style-name="P7" draw:layer="layout" svg:width="0.029cm" svg:height="0.374cm" svg:x="31.783cm" svg:y="3.738cm" svg:viewBox="0 0 30 375" draw:points="0,375 30,375 30,0 0,0">
          <text:p/>
        </draw:polygon>
        <draw:polygon draw:style-name="gr35" draw:text-style-name="P7" draw:layer="layout" svg:width="0.029cm" svg:height="0.374cm" svg:x="31.813cm" svg:y="3.738cm" svg:viewBox="0 0 30 375" draw:points="0,375 30,375 30,0 0,0">
          <text:p/>
        </draw:polygon>
        <draw:polygon draw:style-name="gr35" draw:text-style-name="P7" draw:layer="layout" svg:width="0.029cm" svg:height="0.374cm" svg:x="31.842cm" svg:y="3.738cm" svg:viewBox="0 0 30 375" draw:points="0,375 30,375 30,0 0,0">
          <text:p/>
        </draw:polygon>
        <draw:polygon draw:style-name="gr38" draw:text-style-name="P10" draw:layer="layout" svg:width="0.03cm" svg:height="0.374cm" svg:x="31.871cm" svg:y="3.738cm" svg:viewBox="0 0 31 375" draw:points="0,375 31,375 31,0 0,0">
          <text:p/>
        </draw:polygon>
        <draw:polygon draw:style-name="gr37" draw:text-style-name="P9" draw:layer="layout" svg:width="0.029cm" svg:height="0.374cm" svg:x="31.901cm" svg:y="3.738cm" svg:viewBox="0 0 30 375" draw:points="0,375 30,375 30,0 0,0">
          <text:p/>
        </draw:polygon>
        <draw:polygon draw:style-name="gr36" draw:text-style-name="P8" draw:layer="layout" svg:width="0.029cm" svg:height="0.374cm" svg:x="31.93cm" svg:y="3.738cm" svg:viewBox="0 0 30 375" draw:points="0,375 30,375 30,0 0,0">
          <text:p/>
        </draw:polygon>
        <draw:polygon draw:style-name="gr35" draw:text-style-name="P7" draw:layer="layout" svg:width="0.03cm" svg:height="0.374cm" svg:x="31.959cm" svg:y="3.738cm" svg:viewBox="0 0 31 375" draw:points="0,375 31,375 31,0 0,0">
          <text:p/>
        </draw:polygon>
        <draw:polygon draw:style-name="gr38" draw:text-style-name="P10" draw:layer="layout" svg:width="0.029cm" svg:height="0.374cm" svg:x="31.99cm" svg:y="3.738cm" svg:viewBox="0 0 30 375" draw:points="0,375 30,375 30,0 0,0">
          <text:p/>
        </draw:polygon>
        <draw:polygon draw:style-name="gr36" draw:text-style-name="P8" draw:layer="layout" svg:width="0.029cm" svg:height="0.374cm" svg:x="32.019cm" svg:y="3.738cm" svg:viewBox="0 0 30 375" draw:points="0,375 30,375 30,0 0,0">
          <text:p/>
        </draw:polygon>
        <draw:polygon draw:style-name="gr37" draw:text-style-name="P9" draw:layer="layout" svg:width="0.029cm" svg:height="0.374cm" svg:x="32.048cm" svg:y="3.738cm" svg:viewBox="0 0 30 375" draw:points="0,375 30,375 30,0 0,0">
          <text:p/>
        </draw:polygon>
        <draw:polygon draw:style-name="gr37" draw:text-style-name="P9" draw:layer="layout" svg:width="0.029cm" svg:height="0.374cm" svg:x="32.078cm" svg:y="3.738cm" svg:viewBox="0 0 30 375" draw:points="0,375 30,375 30,0 0,0">
          <text:p/>
        </draw:polygon>
        <draw:polygon draw:style-name="gr38" draw:text-style-name="P10" draw:layer="layout" svg:width="0.029cm" svg:height="0.374cm" svg:x="32.107cm" svg:y="3.738cm" svg:viewBox="0 0 30 375" draw:points="0,375 30,375 30,0 0,0">
          <text:p/>
        </draw:polygon>
        <draw:polygon draw:style-name="gr37" draw:text-style-name="P9" draw:layer="layout" svg:width="0.029cm" svg:height="0.374cm" svg:x="32.137cm" svg:y="3.738cm" svg:viewBox="0 0 30 375" draw:points="0,375 30,375 30,0 0,0">
          <text:p/>
        </draw:polygon>
        <draw:polygon draw:style-name="gr37" draw:text-style-name="P9" draw:layer="layout" svg:width="0.029cm" svg:height="0.374cm" svg:x="32.166cm" svg:y="3.738cm" svg:viewBox="0 0 30 375" draw:points="0,375 30,375 30,0 0,0">
          <text:p/>
        </draw:polygon>
        <draw:polygon draw:style-name="gr37" draw:text-style-name="P9" draw:layer="layout" svg:width="0.029cm" svg:height="0.374cm" svg:x="32.195cm" svg:y="3.738cm" svg:viewBox="0 0 30 375" draw:points="0,375 30,375 30,0 0,0">
          <text:p/>
        </draw:polygon>
        <draw:polygon draw:style-name="gr37" draw:text-style-name="P9" draw:layer="layout" svg:width="0.029cm" svg:height="0.374cm" svg:x="32.225cm" svg:y="3.738cm" svg:viewBox="0 0 30 375" draw:points="0,375 30,375 30,0 0,0">
          <text:p/>
        </draw:polygon>
        <draw:polygon draw:style-name="gr36" draw:text-style-name="P8" draw:layer="layout" svg:width="0.029cm" svg:height="0.374cm" svg:x="32.254cm" svg:y="3.738cm" svg:viewBox="0 0 30 375" draw:points="0,375 30,375 30,0 0,0">
          <text:p/>
        </draw:polygon>
        <draw:polygon draw:style-name="gr38" draw:text-style-name="P10" draw:layer="layout" svg:width="0.029cm" svg:height="0.374cm" svg:x="32.283cm" svg:y="3.738cm" svg:viewBox="0 0 30 375" draw:points="0,375 30,375 30,0 0,0">
          <text:p/>
        </draw:polygon>
        <draw:polygon draw:style-name="gr38" draw:text-style-name="P10" draw:layer="layout" svg:width="0.03cm" svg:height="0.374cm" svg:x="32.313cm" svg:y="3.738cm" svg:viewBox="0 0 31 375" draw:points="0,375 31,375 31,0 0,0">
          <text:p/>
        </draw:polygon>
        <draw:polygon draw:style-name="gr36" draw:text-style-name="P8" draw:layer="layout" svg:width="0.029cm" svg:height="0.374cm" svg:x="32.343cm" svg:y="3.738cm" svg:viewBox="0 0 30 375" draw:points="0,375 30,375 30,0 0,0">
          <text:p/>
        </draw:polygon>
        <draw:polygon draw:style-name="gr36" draw:text-style-name="P8" draw:layer="layout" svg:width="0.029cm" svg:height="0.374cm" svg:x="32.372cm" svg:y="3.738cm" svg:viewBox="0 0 30 375" draw:points="0,375 30,375 30,0 0,0">
          <text:p/>
        </draw:polygon>
        <draw:polygon draw:style-name="gr37" draw:text-style-name="P9" draw:layer="layout" svg:width="0.029cm" svg:height="0.374cm" svg:x="32.402cm" svg:y="3.738cm" svg:viewBox="0 0 30 375" draw:points="0,375 30,375 30,0 0,0">
          <text:p/>
        </draw:polygon>
        <draw:polygon draw:style-name="gr35" draw:text-style-name="P7" draw:layer="layout" svg:width="0.029cm" svg:height="0.374cm" svg:x="32.431cm" svg:y="3.738cm" svg:viewBox="0 0 30 375" draw:points="0,375 30,375 30,0 0,0">
          <text:p/>
        </draw:polygon>
        <draw:polygon draw:style-name="gr37" draw:text-style-name="P9" draw:layer="layout" svg:width="0.029cm" svg:height="0.374cm" svg:x="32.46cm" svg:y="3.738cm" svg:viewBox="0 0 30 375" draw:points="0,375 30,375 30,0 0,0">
          <text:p/>
        </draw:polygon>
        <draw:polygon draw:style-name="gr36" draw:text-style-name="P8" draw:layer="layout" svg:width="0.029cm" svg:height="0.374cm" svg:x="32.49cm" svg:y="3.738cm" svg:viewBox="0 0 30 375" draw:points="0,375 30,375 30,0 0,0">
          <text:p/>
        </draw:polygon>
        <draw:polygon draw:style-name="gr37" draw:text-style-name="P9" draw:layer="layout" svg:width="0.029cm" svg:height="0.374cm" svg:x="32.52cm" svg:y="3.738cm" svg:viewBox="0 0 30 375" draw:points="0,375 30,375 30,0 0,0">
          <text:p/>
        </draw:polygon>
        <draw:polygon draw:style-name="gr38" draw:text-style-name="P10" draw:layer="layout" svg:width="0.029cm" svg:height="0.374cm" svg:x="32.549cm" svg:y="3.738cm" svg:viewBox="0 0 30 375" draw:points="0,375 30,375 30,0 0,0">
          <text:p/>
        </draw:polygon>
        <draw:polygon draw:style-name="gr38" draw:text-style-name="P10" draw:layer="layout" svg:width="0.029cm" svg:height="0.374cm" svg:x="32.578cm" svg:y="3.738cm" svg:viewBox="0 0 30 375" draw:points="0,375 30,375 30,0 0,0">
          <text:p/>
        </draw:polygon>
        <draw:polygon draw:style-name="gr36" draw:text-style-name="P8" draw:layer="layout" svg:width="0.029cm" svg:height="0.374cm" svg:x="32.607cm" svg:y="3.738cm" svg:viewBox="0 0 30 375" draw:points="0,375 30,375 30,0 0,0">
          <text:p/>
        </draw:polygon>
        <draw:polygon draw:style-name="gr36" draw:text-style-name="P8" draw:layer="layout" svg:width="0.029cm" svg:height="0.374cm" svg:x="32.638cm" svg:y="3.738cm" svg:viewBox="0 0 30 375" draw:points="0,375 30,375 30,0 0,0">
          <text:p/>
        </draw:polygon>
        <draw:polygon draw:style-name="gr35" draw:text-style-name="P7" draw:layer="layout" svg:width="0.029cm" svg:height="0.374cm" svg:x="32.667cm" svg:y="3.738cm" svg:viewBox="0 0 30 375" draw:points="0,375 30,375 30,0 0,0">
          <text:p/>
        </draw:polygon>
        <draw:polygon draw:style-name="gr36" draw:text-style-name="P8" draw:layer="layout" svg:width="0.029cm" svg:height="0.374cm" svg:x="32.696cm" svg:y="3.738cm" svg:viewBox="0 0 30 375" draw:points="0,375 30,375 30,0 0,0">
          <text:p/>
        </draw:polygon>
        <draw:polygon draw:style-name="gr37" draw:text-style-name="P9" draw:layer="layout" svg:width="0.03cm" svg:height="0.374cm" svg:x="32.725cm" svg:y="3.738cm" svg:viewBox="0 0 31 375" draw:points="0,375 31,375 31,0 0,0">
          <text:p/>
        </draw:polygon>
        <draw:polygon draw:style-name="gr37" draw:text-style-name="P9" draw:layer="layout" svg:width="0.029cm" svg:height="0.374cm" svg:x="32.755cm" svg:y="3.738cm" svg:viewBox="0 0 30 375" draw:points="0,375 30,375 30,0 0,0">
          <text:p/>
        </draw:polygon>
        <draw:polygon draw:style-name="gr37" draw:text-style-name="P9" draw:layer="layout" svg:width="0.029cm" svg:height="0.374cm" svg:x="32.784cm" svg:y="3.738cm" svg:viewBox="0 0 30 375" draw:points="0,375 30,375 30,0 0,0">
          <text:p/>
        </draw:polygon>
        <draw:polygon draw:style-name="gr36" draw:text-style-name="P8" draw:layer="layout" svg:width="0.029cm" svg:height="0.374cm" svg:x="32.814cm" svg:y="3.738cm" svg:viewBox="0 0 30 375" draw:points="0,375 30,375 30,0 0,0">
          <text:p/>
        </draw:polygon>
        <draw:polygon draw:style-name="gr37" draw:text-style-name="P9" draw:layer="layout" svg:width="0.029cm" svg:height="0.374cm" svg:x="32.844cm" svg:y="3.738cm" svg:viewBox="0 0 30 375" draw:points="0,375 30,375 30,0 0,0">
          <text:p/>
        </draw:polygon>
        <draw:polygon draw:style-name="gr38" draw:text-style-name="P10" draw:layer="layout" svg:width="0.029cm" svg:height="0.374cm" svg:x="32.873cm" svg:y="3.738cm" svg:viewBox="0 0 30 375" draw:points="0,375 30,375 30,0 0,0">
          <text:p/>
        </draw:polygon>
        <draw:polygon draw:style-name="gr38" draw:text-style-name="P10" draw:layer="layout" svg:width="0.029cm" svg:height="0.374cm" svg:x="32.902cm" svg:y="3.738cm" svg:viewBox="0 0 30 375" draw:points="0,375 30,375 30,0 0,0">
          <text:p/>
        </draw:polygon>
        <draw:polygon draw:style-name="gr37" draw:text-style-name="P9" draw:layer="layout" svg:width="0.029cm" svg:height="0.374cm" svg:x="32.931cm" svg:y="3.738cm" svg:viewBox="0 0 30 375" draw:points="0,375 30,375 30,0 0,0">
          <text:p/>
        </draw:polygon>
        <draw:polygon draw:style-name="gr38" draw:text-style-name="P10" draw:layer="layout" svg:width="0.029cm" svg:height="0.374cm" svg:x="32.962cm" svg:y="3.738cm" svg:viewBox="0 0 30 375" draw:points="0,375 30,375 30,0 0,0">
          <text:p/>
        </draw:polygon>
        <draw:polygon draw:style-name="gr35" draw:text-style-name="P7" draw:layer="layout" svg:width="0.029cm" svg:height="0.374cm" svg:x="32.991cm" svg:y="3.738cm" svg:viewBox="0 0 30 375" draw:points="0,375 30,375 30,0 0,0">
          <text:p/>
        </draw:polygon>
        <draw:polygon draw:style-name="gr38" draw:text-style-name="P10" draw:layer="layout" svg:width="0.029cm" svg:height="0.374cm" svg:x="33.02cm" svg:y="3.738cm" svg:viewBox="0 0 30 375" draw:points="0,375 30,375 30,0 0,0">
          <text:p/>
        </draw:polygon>
        <draw:polygon draw:style-name="gr38" draw:text-style-name="P10" draw:layer="layout" svg:width="0.029cm" svg:height="0.374cm" svg:x="33.049cm" svg:y="3.738cm" svg:viewBox="0 0 30 375" draw:points="0,375 30,375 30,0 0,0">
          <text:p/>
        </draw:polygon>
        <draw:polygon draw:style-name="gr37" draw:text-style-name="P9" draw:layer="layout" svg:width="0.029cm" svg:height="0.374cm" svg:x="33.079cm" svg:y="3.738cm" svg:viewBox="0 0 30 375" draw:points="0,375 30,375 30,0 0,0">
          <text:p/>
        </draw:polygon>
        <draw:polygon draw:style-name="gr38" draw:text-style-name="P10" draw:layer="layout" svg:width="0.029cm" svg:height="0.374cm" svg:x="33.108cm" svg:y="3.738cm" svg:viewBox="0 0 30 375" draw:points="0,375 30,375 30,0 0,0">
          <text:p/>
        </draw:polygon>
        <draw:polygon draw:style-name="gr36" draw:text-style-name="P8" draw:layer="layout" svg:width="0.029cm" svg:height="0.374cm" svg:x="33.138cm" svg:y="3.738cm" svg:viewBox="0 0 30 375" draw:points="0,375 30,375 30,0 0,0">
          <text:p/>
        </draw:polygon>
        <draw:polygon draw:style-name="gr36" draw:text-style-name="P8" draw:layer="layout" svg:width="0.03cm" svg:height="0.374cm" svg:x="33.167cm" svg:y="3.738cm" svg:viewBox="0 0 31 375" draw:points="0,375 31,375 31,0 0,0">
          <text:p/>
        </draw:polygon>
        <draw:polygon draw:style-name="gr38" draw:text-style-name="P10" draw:layer="layout" svg:width="0.029cm" svg:height="0.374cm" svg:x="33.197cm" svg:y="3.738cm" svg:viewBox="0 0 30 375" draw:points="0,375 30,375 30,0 0,0">
          <text:p/>
        </draw:polygon>
        <draw:polygon draw:style-name="gr36" draw:text-style-name="P8" draw:layer="layout" svg:width="0.029cm" svg:height="0.374cm" svg:x="33.226cm" svg:y="3.738cm" svg:viewBox="0 0 30 375" draw:points="0,375 30,375 30,0 0,0">
          <text:p/>
        </draw:polygon>
        <draw:polygon draw:style-name="gr37" draw:text-style-name="P9" draw:layer="layout" svg:width="0.029cm" svg:height="0.374cm" svg:x="33.255cm" svg:y="3.738cm" svg:viewBox="0 0 30 375" draw:points="0,375 30,375 30,0 0,0">
          <text:p/>
        </draw:polygon>
        <draw:polygon draw:style-name="gr38" draw:text-style-name="P10" draw:layer="layout" svg:width="0.029cm" svg:height="0.374cm" svg:x="33.286cm" svg:y="3.738cm" svg:viewBox="0 0 30 375" draw:points="0,375 30,375 30,0 0,0">
          <text:p/>
        </draw:polygon>
        <draw:polygon draw:style-name="gr36" draw:text-style-name="P8" draw:layer="layout" svg:width="0.029cm" svg:height="0.374cm" svg:x="33.315cm" svg:y="3.738cm" svg:viewBox="0 0 30 375" draw:points="0,375 30,375 30,0 0,0">
          <text:p/>
        </draw:polygon>
        <draw:polygon draw:style-name="gr36" draw:text-style-name="P8" draw:layer="layout" svg:width="0.029cm" svg:height="0.374cm" svg:x="33.344cm" svg:y="3.738cm" svg:viewBox="0 0 30 375" draw:points="0,375 30,375 30,0 0,0">
          <text:p/>
        </draw:polygon>
        <draw:polygon draw:style-name="gr37" draw:text-style-name="P9" draw:layer="layout" svg:width="0.029cm" svg:height="0.374cm" svg:x="33.373cm" svg:y="3.738cm" svg:viewBox="0 0 30 375" draw:points="0,375 30,375 30,0 0,0">
          <text:p/>
        </draw:polygon>
        <draw:polygon draw:style-name="gr35" draw:text-style-name="P7" draw:layer="layout" svg:width="0.029cm" svg:height="0.374cm" svg:x="33.403cm" svg:y="3.738cm" svg:viewBox="0 0 30 375" draw:points="0,375 30,375 30,0 0,0">
          <text:p/>
        </draw:polygon>
        <draw:polygon draw:style-name="gr36" draw:text-style-name="P8" draw:layer="layout" svg:width="0.029cm" svg:height="0.374cm" svg:x="33.432cm" svg:y="3.738cm" svg:viewBox="0 0 30 375" draw:points="0,375 30,375 30,0 0,0">
          <text:p/>
        </draw:polygon>
        <draw:polygon draw:style-name="gr35" draw:text-style-name="P7" draw:layer="layout" svg:width="0.029cm" svg:height="0.374cm" svg:x="33.462cm" svg:y="3.738cm" svg:viewBox="0 0 30 375" draw:points="0,375 30,375 30,0 0,0">
          <text:p/>
        </draw:polygon>
        <draw:polygon draw:style-name="gr36" draw:text-style-name="P8" draw:layer="layout" svg:width="0.03cm" svg:height="0.374cm" svg:x="33.491cm" svg:y="3.738cm" svg:viewBox="0 0 31 375" draw:points="0,375 31,375 31,0 0,0">
          <text:p/>
        </draw:polygon>
        <draw:polygon draw:style-name="gr38" draw:text-style-name="P10" draw:layer="layout" svg:width="0.029cm" svg:height="0.374cm" svg:x="33.521cm" svg:y="3.738cm" svg:viewBox="0 0 30 375" draw:points="0,375 30,375 30,0 0,0">
          <text:p/>
        </draw:polygon>
        <draw:polygon draw:style-name="gr37" draw:text-style-name="P9" draw:layer="layout" svg:width="0.029cm" svg:height="0.374cm" svg:x="33.55cm" svg:y="3.738cm" svg:viewBox="0 0 30 375" draw:points="0,375 30,375 30,0 0,0">
          <text:p/>
        </draw:polygon>
        <draw:polygon draw:style-name="gr37" draw:text-style-name="P9" draw:layer="layout" svg:width="0.03cm" svg:height="0.374cm" svg:x="33.579cm" svg:y="3.738cm" svg:viewBox="0 0 31 375" draw:points="0,375 31,375 31,0 0,0">
          <text:p/>
        </draw:polygon>
        <draw:polygon draw:style-name="gr37" draw:text-style-name="P9" draw:layer="layout" svg:width="0.029cm" svg:height="0.374cm" svg:x="33.61cm" svg:y="3.738cm" svg:viewBox="0 0 30 375" draw:points="0,375 30,375 30,0 0,0">
          <text:p/>
        </draw:polygon>
        <draw:polygon draw:style-name="gr36" draw:text-style-name="P8" draw:layer="layout" svg:width="0.029cm" svg:height="0.374cm" svg:x="33.639cm" svg:y="3.738cm" svg:viewBox="0 0 30 375" draw:points="0,375 30,375 30,0 0,0">
          <text:p/>
        </draw:polygon>
        <draw:polygon draw:style-name="gr36" draw:text-style-name="P8" draw:layer="layout" svg:width="0.029cm" svg:height="0.374cm" svg:x="33.668cm" svg:y="3.738cm" svg:viewBox="0 0 30 375" draw:points="0,375 30,375 30,0 0,0">
          <text:p/>
        </draw:polygon>
        <draw:polygon draw:style-name="gr38" draw:text-style-name="P10" draw:layer="layout" svg:width="0.029cm" svg:height="0.374cm" svg:x="33.698cm" svg:y="3.738cm" svg:viewBox="0 0 30 375" draw:points="0,375 30,375 30,0 0,0">
          <text:p/>
        </draw:polygon>
        <draw:polygon draw:style-name="gr36" draw:text-style-name="P8" draw:layer="layout" svg:width="0.029cm" svg:height="0.374cm" svg:x="33.727cm" svg:y="3.738cm" svg:viewBox="0 0 30 375" draw:points="0,375 30,375 30,0 0,0">
          <text:p/>
        </draw:polygon>
        <draw:polygon draw:style-name="gr37" draw:text-style-name="P9" draw:layer="layout" svg:width="0.029cm" svg:height="0.374cm" svg:x="33.756cm" svg:y="3.738cm" svg:viewBox="0 0 30 375" draw:points="0,375 30,375 30,0 0,0">
          <text:p/>
        </draw:polygon>
        <draw:polygon draw:style-name="gr38" draw:text-style-name="P10" draw:layer="layout" svg:width="0.029cm" svg:height="0.374cm" svg:x="33.786cm" svg:y="3.738cm" svg:viewBox="0 0 30 375" draw:points="0,375 30,375 30,0 0,0">
          <text:p/>
        </draw:polygon>
        <draw:polygon draw:style-name="gr36" draw:text-style-name="P8" draw:layer="layout" svg:width="0.029cm" svg:height="0.374cm" svg:x="33.815cm" svg:y="3.738cm" svg:viewBox="0 0 30 375" draw:points="0,375 30,375 30,0 0,0">
          <text:p/>
        </draw:polygon>
        <draw:polygon draw:style-name="gr35" draw:text-style-name="P7" draw:layer="layout" svg:width="0.029cm" svg:height="0.374cm" svg:x="33.845cm" svg:y="3.738cm" svg:viewBox="0 0 30 375" draw:points="0,375 30,375 30,0 0,0">
          <text:p/>
        </draw:polygon>
        <draw:polygon draw:style-name="gr36" draw:text-style-name="P8" draw:layer="layout" svg:width="0.029cm" svg:height="0.374cm" svg:x="33.874cm" svg:y="3.738cm" svg:viewBox="0 0 30 375" draw:points="0,375 30,375 30,0 0,0">
          <text:p/>
        </draw:polygon>
        <draw:polygon draw:style-name="gr36" draw:text-style-name="P8" draw:layer="layout" svg:width="0.029cm" svg:height="0.374cm" svg:x="33.903cm" svg:y="3.738cm" svg:viewBox="0 0 30 375" draw:points="0,375 30,375 30,0 0,0">
          <text:p/>
        </draw:polygon>
        <draw:polygon draw:style-name="gr36" draw:text-style-name="P8" draw:layer="layout" svg:width="0.03cm" svg:height="0.374cm" svg:x="33.932cm" svg:y="3.738cm" svg:viewBox="0 0 31 375" draw:points="0,375 31,375 31,0 0,0">
          <text:p/>
        </draw:polygon>
        <draw:polygon draw:style-name="gr37" draw:text-style-name="P9" draw:layer="layout" svg:width="0.029cm" svg:height="0.374cm" svg:x="33.963cm" svg:y="3.738cm" svg:viewBox="0 0 30 375" draw:points="0,375 30,375 30,0 0,0">
          <text:p/>
        </draw:polygon>
        <draw:polygon draw:style-name="gr36" draw:text-style-name="P8" draw:layer="layout" svg:width="0.029cm" svg:height="0.374cm" svg:x="33.992cm" svg:y="3.738cm" svg:viewBox="0 0 30 375" draw:points="0,375 30,375 30,0 0,0">
          <text:p/>
        </draw:polygon>
        <draw:polygon draw:style-name="gr36" draw:text-style-name="P8" draw:layer="layout" svg:width="0.032cm" svg:height="0.374cm" svg:x="34.021cm" svg:y="3.738cm" svg:viewBox="0 0 33 375" draw:points="0,375 33,375 33,0 0,0">
          <text:p/>
        </draw:polygon>
        <draw:polygon draw:style-name="gr38" draw:text-style-name="P10" draw:layer="layout" svg:width="0.029cm" svg:height="0.374cm" svg:x="34.051cm" svg:y="3.738cm" svg:viewBox="0 0 30 375" draw:points="0,375 30,375 30,0 0,0">
          <text:p/>
        </draw:polygon>
        <draw:polygon draw:style-name="gr36" draw:text-style-name="P8" draw:layer="layout" svg:width="0.029cm" svg:height="0.374cm" svg:x="34.08cm" svg:y="3.738cm" svg:viewBox="0 0 30 375" draw:points="0,375 30,375 30,0 0,0">
          <text:p/>
        </draw:polygon>
        <draw:polygon draw:style-name="gr37" draw:text-style-name="P9" draw:layer="layout" svg:width="0.029cm" svg:height="0.374cm" svg:x="34.11cm" svg:y="3.738cm" svg:viewBox="0 0 30 375" draw:points="0,375 30,375 30,0 0,0">
          <text:p/>
        </draw:polygon>
        <draw:polygon draw:style-name="gr35" draw:text-style-name="P7" draw:layer="layout" svg:width="0.029cm" svg:height="0.374cm" svg:x="34.14cm" svg:y="3.738cm" svg:viewBox="0 0 30 375" draw:points="0,375 30,375 30,0 0,0">
          <text:p/>
        </draw:polygon>
        <draw:polygon draw:style-name="gr36" draw:text-style-name="P8" draw:layer="layout" svg:width="0.029cm" svg:height="0.374cm" svg:x="34.169cm" svg:y="3.738cm" svg:viewBox="0 0 30 375" draw:points="0,375 30,375 30,0 0,0">
          <text:p/>
        </draw:polygon>
        <draw:polygon draw:style-name="gr36" draw:text-style-name="P8" draw:layer="layout" svg:width="0.029cm" svg:height="0.374cm" svg:x="34.198cm" svg:y="3.738cm" svg:viewBox="0 0 30 375" draw:points="0,375 30,375 30,0 0,0">
          <text:p/>
        </draw:polygon>
        <draw:polygon draw:style-name="gr38" draw:text-style-name="P10" draw:layer="layout" svg:width="0.029cm" svg:height="0.374cm" svg:x="34.256cm" svg:y="3.738cm" svg:viewBox="0 0 30 375" draw:points="0,375 30,375 30,0 0,0">
          <text:p/>
        </draw:polygon>
        <draw:polygon draw:style-name="gr37" draw:text-style-name="P9" draw:layer="layout" svg:width="0.029cm" svg:height="0.374cm" svg:x="34.287cm" svg:y="3.738cm" svg:viewBox="0 0 30 375" draw:points="0,375 30,375 30,0 0,0">
          <text:p/>
        </draw:polygon>
        <draw:polygon draw:style-name="gr36" draw:text-style-name="P8" draw:layer="layout" svg:width="0.029cm" svg:height="0.374cm" svg:x="34.316cm" svg:y="3.738cm" svg:viewBox="0 0 30 375" draw:points="0,375 30,375 30,0 0,0">
          <text:p/>
        </draw:polygon>
        <draw:polygon draw:style-name="gr36" draw:text-style-name="P8" draw:layer="layout" svg:width="0.03cm" svg:height="0.374cm" svg:x="34.345cm" svg:y="3.738cm" svg:viewBox="0 0 31 375" draw:points="0,375 31,375 31,0 0,0">
          <text:p/>
        </draw:polygon>
        <draw:polygon draw:style-name="gr37" draw:text-style-name="P9" draw:layer="layout" svg:width="0.029cm" svg:height="0.374cm" svg:x="34.375cm" svg:y="3.738cm" svg:viewBox="0 0 30 375" draw:points="0,375 30,375 30,0 0,0">
          <text:p/>
        </draw:polygon>
        <draw:polygon draw:style-name="gr38" draw:text-style-name="P10" draw:layer="layout" svg:width="0.029cm" svg:height="0.374cm" svg:x="34.404cm" svg:y="3.738cm" svg:viewBox="0 0 30 375" draw:points="0,375 30,375 30,0 0,0">
          <text:p/>
        </draw:polygon>
        <draw:polygon draw:style-name="gr37" draw:text-style-name="P9" draw:layer="layout" svg:width="0.029cm" svg:height="0.374cm" svg:x="34.433cm" svg:y="3.738cm" svg:viewBox="0 0 30 375" draw:points="0,375 30,375 30,0 0,0">
          <text:p/>
        </draw:polygon>
        <draw:polygon draw:style-name="gr35" draw:text-style-name="P7" draw:layer="layout" svg:width="0.029cm" svg:height="0.374cm" svg:x="34.464cm" svg:y="3.738cm" svg:viewBox="0 0 30 375" draw:points="0,375 30,375 30,0 0,0">
          <text:p/>
        </draw:polygon>
        <draw:polygon draw:style-name="gr37" draw:text-style-name="P9" draw:layer="layout" svg:width="0.029cm" svg:height="0.374cm" svg:x="34.493cm" svg:y="3.738cm" svg:viewBox="0 0 30 375" draw:points="0,375 30,375 30,0 0,0">
          <text:p/>
        </draw:polygon>
        <draw:polygon draw:style-name="gr35" draw:text-style-name="P7" draw:layer="layout" svg:width="0.029cm" svg:height="0.374cm" svg:x="34.522cm" svg:y="3.738cm" svg:viewBox="0 0 30 375" draw:points="0,375 30,375 30,0 0,0">
          <text:p/>
        </draw:polygon>
        <draw:polygon draw:style-name="gr37" draw:text-style-name="P9" draw:layer="layout" svg:width="0.029cm" svg:height="0.374cm" svg:x="34.551cm" svg:y="3.738cm" svg:viewBox="0 0 30 375" draw:points="0,375 30,375 30,0 0,0">
          <text:p/>
        </draw:polygon>
        <draw:polygon draw:style-name="gr36" draw:text-style-name="P8" draw:layer="layout" svg:width="0.029cm" svg:height="0.374cm" svg:x="34.581cm" svg:y="3.738cm" svg:viewBox="0 0 30 375" draw:points="0,375 30,375 30,0 0,0">
          <text:p/>
        </draw:polygon>
        <draw:polygon draw:style-name="gr37" draw:text-style-name="P9" draw:layer="layout" svg:width="0.029cm" svg:height="0.374cm" svg:x="34.611cm" svg:y="3.738cm" svg:viewBox="0 0 30 375" draw:points="0,375 30,375 30,0 0,0">
          <text:p/>
        </draw:polygon>
        <draw:polygon draw:style-name="gr37" draw:text-style-name="P9" draw:layer="layout" svg:width="0.029cm" svg:height="0.374cm" svg:x="34.64cm" svg:y="3.738cm" svg:viewBox="0 0 30 375" draw:points="0,375 30,375 30,0 0,0">
          <text:p/>
        </draw:polygon>
        <draw:polygon draw:style-name="gr36" draw:text-style-name="P8" draw:layer="layout" svg:width="0.029cm" svg:height="0.374cm" svg:x="34.669cm" svg:y="3.738cm" svg:viewBox="0 0 30 375" draw:points="0,375 30,375 30,0 0,0">
          <text:p/>
        </draw:polygon>
        <draw:polygon draw:style-name="gr37" draw:text-style-name="P9" draw:layer="layout" svg:width="0.029cm" svg:height="0.374cm" svg:x="34.699cm" svg:y="3.738cm" svg:viewBox="0 0 30 375" draw:points="0,375 30,375 30,0 0,0">
          <text:p/>
        </draw:polygon>
        <draw:polygon draw:style-name="gr37" draw:text-style-name="P9" draw:layer="layout" svg:width="0.029cm" svg:height="0.374cm" svg:x="34.728cm" svg:y="3.738cm" svg:viewBox="0 0 30 375" draw:points="0,375 30,375 30,0 0,0">
          <text:p/>
        </draw:polygon>
        <draw:polygon draw:style-name="gr38" draw:text-style-name="P10" draw:layer="layout" svg:width="0.029cm" svg:height="0.374cm" svg:x="34.757cm" svg:y="3.738cm" svg:viewBox="0 0 30 375" draw:points="0,375 30,375 30,0 0,0">
          <text:p/>
        </draw:polygon>
        <draw:polygon draw:style-name="gr36" draw:text-style-name="P8" draw:layer="layout" svg:width="0.03cm" svg:height="0.374cm" svg:x="34.787cm" svg:y="3.738cm" svg:viewBox="0 0 31 375" draw:points="0,375 31,375 31,0 0,0">
          <text:p/>
        </draw:polygon>
        <draw:polygon draw:style-name="gr35" draw:text-style-name="P7" draw:layer="layout" svg:width="0.029cm" svg:height="0.374cm" svg:x="34.817cm" svg:y="3.738cm" svg:viewBox="0 0 30 375" draw:points="0,375 30,375 30,0 0,0">
          <text:p/>
        </draw:polygon>
        <draw:polygon draw:style-name="gr35" draw:text-style-name="P7" draw:layer="layout" svg:width="0.029cm" svg:height="0.374cm" svg:x="34.846cm" svg:y="3.738cm" svg:viewBox="0 0 30 375" draw:points="0,375 30,375 30,0 0,0">
          <text:p/>
        </draw:polygon>
        <draw:polygon draw:style-name="gr35" draw:text-style-name="P7" draw:layer="layout" svg:width="0.029cm" svg:height="0.374cm" svg:x="34.875cm" svg:y="3.738cm" svg:viewBox="0 0 30 375" draw:points="0,375 30,375 30,0 0,0">
          <text:p/>
        </draw:polygon>
        <draw:polygon draw:style-name="gr37" draw:text-style-name="P9" draw:layer="layout" svg:width="0.029cm" svg:height="0.374cm" svg:x="34.964cm" svg:y="3.738cm" svg:viewBox="0 0 30 375" draw:points="0,375 30,375 30,0 0,0">
          <text:p/>
        </draw:polygon>
        <draw:polygon draw:style-name="gr36" draw:text-style-name="P8" draw:layer="layout" svg:width="0.029cm" svg:height="0.374cm" svg:x="34.993cm" svg:y="3.738cm" svg:viewBox="0 0 30 375" draw:points="0,375 30,375 30,0 0,0">
          <text:p/>
        </draw:polygon>
        <draw:polygon draw:style-name="gr35" draw:text-style-name="P7" draw:layer="layout" svg:width="0.029cm" svg:height="0.374cm" svg:x="35.023cm" svg:y="3.738cm" svg:viewBox="0 0 30 375" draw:points="0,375 30,375 30,0 0,0">
          <text:p/>
        </draw:polygon>
        <draw:polygon draw:style-name="gr36" draw:text-style-name="P8" draw:layer="layout" svg:width="0.029cm" svg:height="0.374cm" svg:x="35.052cm" svg:y="3.738cm" svg:viewBox="0 0 30 375" draw:points="0,375 30,375 30,0 0,0">
          <text:p/>
        </draw:polygon>
        <draw:polygon draw:style-name="gr38" draw:text-style-name="P10" draw:layer="layout" svg:width="0.029cm" svg:height="0.374cm" svg:x="35.081cm" svg:y="3.738cm" svg:viewBox="0 0 30 375" draw:points="0,375 30,375 30,0 0,0">
          <text:p/>
        </draw:polygon>
        <draw:polygon draw:style-name="gr38" draw:text-style-name="P10" draw:layer="layout" svg:width="0.029cm" svg:height="0.374cm" svg:x="35.111cm" svg:y="3.738cm" svg:viewBox="0 0 30 375" draw:points="0,375 30,375 30,0 0,0">
          <text:p/>
        </draw:polygon>
        <draw:polygon draw:style-name="gr38" draw:text-style-name="P10" draw:layer="layout" svg:width="0.029cm" svg:height="0.374cm" svg:x="35.141cm" svg:y="3.738cm" svg:viewBox="0 0 30 375" draw:points="0,375 30,375 30,0 0,0">
          <text:p/>
        </draw:polygon>
        <draw:polygon draw:style-name="gr37" draw:text-style-name="P9" draw:layer="layout" svg:width="0.029cm" svg:height="0.374cm" svg:x="35.17cm" svg:y="3.738cm" svg:viewBox="0 0 30 375" draw:points="0,375 30,375 30,0 0,0">
          <text:p/>
        </draw:polygon>
        <draw:polygon draw:style-name="gr35" draw:text-style-name="P7" draw:layer="layout" svg:width="0.03cm" svg:height="0.374cm" svg:x="34.741cm" svg:y="3.738cm" svg:viewBox="0 0 31 375" draw:points="0,375 31,375 31,0 0,0">
          <text:p/>
        </draw:polygon>
        <draw:polygon draw:style-name="gr35" draw:text-style-name="P7" draw:layer="layout" svg:width="0.028cm" svg:height="0.374cm" svg:x="34.771cm" svg:y="3.738cm" svg:viewBox="0 0 29 375" draw:points="0,375 29,375 29,0 0,0">
          <text:p/>
        </draw:polygon>
        <draw:polygon draw:style-name="gr35" draw:text-style-name="P7" draw:layer="layout" svg:width="0.026cm" svg:height="0.373cm" svg:x="18.95cm" svg:y="2.991cm" svg:viewBox="0 0 27 374" draw:points="0,374 27,374 27,0 0,0">
          <text:p/>
        </draw:polygon>
        <draw:polygon draw:style-name="gr36" draw:text-style-name="P8" draw:layer="layout" svg:width="0.026cm" svg:height="0.373cm" svg:x="18.978cm" svg:y="2.991cm" svg:viewBox="0 0 27 374" draw:points="0,374 27,374 27,0 0,0">
          <text:p/>
        </draw:polygon>
        <draw:polygon draw:style-name="gr37" draw:text-style-name="P9" draw:layer="layout" svg:width="0.026cm" svg:height="0.373cm" svg:x="19.004cm" svg:y="2.991cm" svg:viewBox="0 0 27 374" draw:points="0,374 27,374 27,0 0,0">
          <text:p/>
        </draw:polygon>
        <draw:polygon draw:style-name="gr38" draw:text-style-name="P10" draw:layer="layout" svg:width="0.029cm" svg:height="0.373cm" svg:x="19.031cm" svg:y="2.991cm" svg:viewBox="0 0 30 374" draw:points="0,374 30,374 30,0 0,0">
          <text:p/>
        </draw:polygon>
        <draw:polygon draw:style-name="gr37" draw:text-style-name="P9" draw:layer="layout" svg:width="0.029cm" svg:height="0.373cm" svg:x="19.06cm" svg:y="2.991cm" svg:viewBox="0 0 30 374" draw:points="0,374 30,374 30,0 0,0">
          <text:p/>
        </draw:polygon>
        <draw:polygon draw:style-name="gr38" draw:text-style-name="P10" draw:layer="layout" svg:width="0.029cm" svg:height="0.373cm" svg:x="19.09cm" svg:y="2.991cm" svg:viewBox="0 0 30 374" draw:points="0,374 30,374 30,0 0,0">
          <text:p/>
        </draw:polygon>
        <draw:polygon draw:style-name="gr38" draw:text-style-name="P10" draw:layer="layout" svg:width="0.029cm" svg:height="0.373cm" svg:x="19.119cm" svg:y="2.991cm" svg:viewBox="0 0 30 374" draw:points="0,374 30,374 30,0 0,0">
          <text:p/>
        </draw:polygon>
        <draw:polygon draw:style-name="gr36" draw:text-style-name="P8" draw:layer="layout" svg:width="0.029cm" svg:height="0.373cm" svg:x="19.148cm" svg:y="2.991cm" svg:viewBox="0 0 30 374" draw:points="0,374 30,374 30,0 0,0">
          <text:p/>
        </draw:polygon>
        <draw:polygon draw:style-name="gr38" draw:text-style-name="P10" draw:layer="layout" svg:width="0.029cm" svg:height="0.373cm" svg:x="19.177cm" svg:y="2.991cm" svg:viewBox="0 0 30 374" draw:points="0,374 30,374 30,0 0,0">
          <text:p/>
        </draw:polygon>
        <draw:polygon draw:style-name="gr38" draw:text-style-name="P10" draw:layer="layout" svg:width="0.03cm" svg:height="0.373cm" svg:x="19.207cm" svg:y="2.991cm" svg:viewBox="0 0 31 374" draw:points="0,374 31,374 31,0 0,0">
          <text:p/>
        </draw:polygon>
        <draw:polygon draw:style-name="gr36" draw:text-style-name="P8" draw:layer="layout" svg:width="0.029cm" svg:height="0.373cm" svg:x="19.237cm" svg:y="2.991cm" svg:viewBox="0 0 30 374" draw:points="0,374 30,374 30,0 0,0">
          <text:p/>
        </draw:polygon>
        <draw:polygon draw:style-name="gr35" draw:text-style-name="P7" draw:layer="layout" svg:width="0.029cm" svg:height="0.373cm" svg:x="19.266cm" svg:y="2.991cm" svg:viewBox="0 0 30 374" draw:points="0,374 30,374 30,0 0,0">
          <text:p/>
        </draw:polygon>
        <draw:polygon draw:style-name="gr37" draw:text-style-name="P9" draw:layer="layout" svg:width="0.03cm" svg:height="0.373cm" svg:x="19.295cm" svg:y="2.991cm" svg:viewBox="0 0 31 374" draw:points="0,374 31,374 31,0 0,0">
          <text:p/>
        </draw:polygon>
        <draw:polygon draw:style-name="gr37" draw:text-style-name="P9" draw:layer="layout" svg:width="0.029cm" svg:height="0.373cm" svg:x="19.325cm" svg:y="2.991cm" svg:viewBox="0 0 30 374" draw:points="0,374 30,374 30,0 0,0">
          <text:p/>
        </draw:polygon>
        <draw:polygon draw:style-name="gr36" draw:text-style-name="P8" draw:layer="layout" svg:width="0.029cm" svg:height="0.373cm" svg:x="19.355cm" svg:y="2.991cm" svg:viewBox="0 0 30 374" draw:points="0,374 30,374 30,0 0,0">
          <text:p/>
        </draw:polygon>
        <draw:polygon draw:style-name="gr36" draw:text-style-name="P8" draw:layer="layout" svg:width="0.029cm" svg:height="0.373cm" svg:x="19.384cm" svg:y="2.991cm" svg:viewBox="0 0 30 374" draw:points="0,374 30,374 30,0 0,0">
          <text:p/>
        </draw:polygon>
        <draw:polygon draw:style-name="gr37" draw:text-style-name="P9" draw:layer="layout" svg:width="0.029cm" svg:height="0.373cm" svg:x="19.414cm" svg:y="2.991cm" svg:viewBox="0 0 30 374" draw:points="0,374 30,374 30,0 0,0">
          <text:p/>
        </draw:polygon>
        <draw:polygon draw:style-name="gr36" draw:text-style-name="P8" draw:layer="layout" svg:width="0.029cm" svg:height="0.373cm" svg:x="19.472cm" svg:y="2.991cm" svg:viewBox="0 0 30 374" draw:points="0,374 30,374 30,0 0,0">
          <text:p/>
        </draw:polygon>
        <draw:polygon draw:style-name="gr36" draw:text-style-name="P8" draw:layer="layout" svg:width="0.029cm" svg:height="0.373cm" svg:x="19.501cm" svg:y="2.991cm" svg:viewBox="0 0 30 374" draw:points="0,374 30,374 30,0 0,0">
          <text:p/>
        </draw:polygon>
        <draw:polygon draw:style-name="gr37" draw:text-style-name="P9" draw:layer="layout" svg:width="0.029cm" svg:height="0.373cm" svg:x="19.532cm" svg:y="2.991cm" svg:viewBox="0 0 30 374" draw:points="0,374 30,374 30,0 0,0">
          <text:p/>
        </draw:polygon>
        <draw:polygon draw:style-name="gr37" draw:text-style-name="P9" draw:layer="layout" svg:width="0.029cm" svg:height="0.373cm" svg:x="19.561cm" svg:y="2.991cm" svg:viewBox="0 0 30 374" draw:points="0,374 30,374 30,0 0,0">
          <text:p/>
        </draw:polygon>
        <draw:polygon draw:style-name="gr37" draw:text-style-name="P9" draw:layer="layout" svg:width="0.029cm" svg:height="0.373cm" svg:x="19.59cm" svg:y="2.991cm" svg:viewBox="0 0 30 374" draw:points="0,374 30,374 30,0 0,0">
          <text:p/>
        </draw:polygon>
        <draw:polygon draw:style-name="gr38" draw:text-style-name="P10" draw:layer="layout" svg:width="0.029cm" svg:height="0.373cm" svg:x="19.619cm" svg:y="2.991cm" svg:viewBox="0 0 30 374" draw:points="0,374 30,374 30,0 0,0">
          <text:p/>
        </draw:polygon>
        <draw:polygon draw:style-name="gr36" draw:text-style-name="P8" draw:layer="layout" svg:width="0.029cm" svg:height="0.373cm" svg:x="19.649cm" svg:y="2.991cm" svg:viewBox="0 0 30 374" draw:points="0,374 30,374 30,0 0,0">
          <text:p/>
        </draw:polygon>
        <draw:polygon draw:style-name="gr37" draw:text-style-name="P9" draw:layer="layout" svg:width="0.029cm" svg:height="0.373cm" svg:x="19.679cm" svg:y="2.991cm" svg:viewBox="0 0 30 374" draw:points="0,374 30,374 30,0 0,0">
          <text:p/>
        </draw:polygon>
        <draw:polygon draw:style-name="gr37" draw:text-style-name="P9" draw:layer="layout" svg:width="0.03cm" svg:height="0.373cm" svg:x="19.708cm" svg:y="2.991cm" svg:viewBox="0 0 31 374" draw:points="0,374 31,374 31,0 0,0">
          <text:p/>
        </draw:polygon>
        <draw:polygon draw:style-name="gr36" draw:text-style-name="P8" draw:layer="layout" svg:width="0.029cm" svg:height="0.373cm" svg:x="19.738cm" svg:y="2.991cm" svg:viewBox="0 0 30 374" draw:points="0,374 30,374 30,0 0,0">
          <text:p/>
        </draw:polygon>
        <draw:polygon draw:style-name="gr36" draw:text-style-name="P8" draw:layer="layout" svg:width="0.029cm" svg:height="0.373cm" svg:x="19.767cm" svg:y="2.991cm" svg:viewBox="0 0 30 374" draw:points="0,374 30,374 30,0 0,0">
          <text:p/>
        </draw:polygon>
        <draw:polygon draw:style-name="gr36" draw:text-style-name="P8" draw:layer="layout" svg:width="0.029cm" svg:height="0.373cm" svg:x="19.796cm" svg:y="2.991cm" svg:viewBox="0 0 30 374" draw:points="0,374 30,374 30,0 0,0">
          <text:p/>
        </draw:polygon>
        <draw:polygon draw:style-name="gr38" draw:text-style-name="P10" draw:layer="layout" svg:width="0.029cm" svg:height="0.373cm" svg:x="19.825cm" svg:y="2.991cm" svg:viewBox="0 0 30 374" draw:points="0,374 30,374 30,0 0,0">
          <text:p/>
        </draw:polygon>
        <draw:polygon draw:style-name="gr37" draw:text-style-name="P9" draw:layer="layout" svg:width="0.029cm" svg:height="0.373cm" svg:x="19.856cm" svg:y="2.991cm" svg:viewBox="0 0 30 374" draw:points="0,374 30,374 30,0 0,0">
          <text:p/>
        </draw:polygon>
        <draw:polygon draw:style-name="gr36" draw:text-style-name="P8" draw:layer="layout" svg:width="0.029cm" svg:height="0.373cm" svg:x="19.885cm" svg:y="2.991cm" svg:viewBox="0 0 30 374" draw:points="0,374 30,374 30,0 0,0">
          <text:p/>
        </draw:polygon>
        <draw:polygon draw:style-name="gr35" draw:text-style-name="P7" draw:layer="layout" svg:width="0.029cm" svg:height="0.373cm" svg:x="19.914cm" svg:y="2.991cm" svg:viewBox="0 0 30 374" draw:points="0,374 30,374 30,0 0,0">
          <text:p/>
        </draw:polygon>
        <draw:polygon draw:style-name="gr36" draw:text-style-name="P8" draw:layer="layout" svg:width="0.029cm" svg:height="0.373cm" svg:x="19.943cm" svg:y="2.991cm" svg:viewBox="0 0 30 374" draw:points="0,374 30,374 30,0 0,0">
          <text:p/>
        </draw:polygon>
        <draw:polygon draw:style-name="gr36" draw:text-style-name="P8" draw:layer="layout" svg:width="0.029cm" svg:height="0.373cm" svg:x="19.973cm" svg:y="2.991cm" svg:viewBox="0 0 30 374" draw:points="0,374 30,374 30,0 0,0">
          <text:p/>
        </draw:polygon>
        <draw:polygon draw:style-name="gr37" draw:text-style-name="P9" draw:layer="layout" svg:width="0.029cm" svg:height="0.373cm" svg:x="20.003cm" svg:y="2.991cm" svg:viewBox="0 0 30 374" draw:points="0,374 30,374 30,0 0,0">
          <text:p/>
        </draw:polygon>
        <draw:polygon draw:style-name="gr37" draw:text-style-name="P9" draw:layer="layout" svg:width="0.029cm" svg:height="0.373cm" svg:x="20.032cm" svg:y="2.991cm" svg:viewBox="0 0 30 374" draw:points="0,374 30,374 30,0 0,0">
          <text:p/>
        </draw:polygon>
        <draw:polygon draw:style-name="gr36" draw:text-style-name="P8" draw:layer="layout" svg:width="0.03cm" svg:height="0.373cm" svg:x="20.061cm" svg:y="2.991cm" svg:viewBox="0 0 31 374" draw:points="0,374 31,374 31,0 0,0">
          <text:p/>
        </draw:polygon>
        <draw:polygon draw:style-name="gr37" draw:text-style-name="P9" draw:layer="layout" svg:width="0.029cm" svg:height="0.373cm" svg:x="20.091cm" svg:y="2.991cm" svg:viewBox="0 0 30 374" draw:points="0,374 30,374 30,0 0,0">
          <text:p/>
        </draw:polygon>
        <draw:polygon draw:style-name="gr37" draw:text-style-name="P9" draw:layer="layout" svg:width="0.029cm" svg:height="0.373cm" svg:x="20.12cm" svg:y="2.991cm" svg:viewBox="0 0 30 374" draw:points="0,374 30,374 30,0 0,0">
          <text:p/>
        </draw:polygon>
        <draw:polygon draw:style-name="gr35" draw:text-style-name="P7" draw:layer="layout" svg:width="0.03cm" svg:height="0.373cm" svg:x="20.149cm" svg:y="2.991cm" svg:viewBox="0 0 31 374" draw:points="0,374 31,374 31,0 0,0">
          <text:p/>
        </draw:polygon>
        <draw:polygon draw:style-name="gr37" draw:text-style-name="P9" draw:layer="layout" svg:width="0.029cm" svg:height="0.373cm" svg:x="20.18cm" svg:y="2.991cm" svg:viewBox="0 0 30 374" draw:points="0,374 30,374 30,0 0,0">
          <text:p/>
        </draw:polygon>
        <draw:polygon draw:style-name="gr35" draw:text-style-name="P7" draw:layer="layout" svg:width="0.029cm" svg:height="0.373cm" svg:x="20.209cm" svg:y="2.991cm" svg:viewBox="0 0 30 374" draw:points="0,374 30,374 30,0 0,0">
          <text:p/>
        </draw:polygon>
        <draw:polygon draw:style-name="gr36" draw:text-style-name="P8" draw:layer="layout" svg:width="0.029cm" svg:height="0.373cm" svg:x="20.238cm" svg:y="2.991cm" svg:viewBox="0 0 30 374" draw:points="0,374 30,374 30,0 0,0">
          <text:p/>
        </draw:polygon>
        <draw:polygon draw:style-name="gr37" draw:text-style-name="P9" draw:layer="layout" svg:width="0.029cm" svg:height="0.373cm" svg:x="20.267cm" svg:y="2.991cm" svg:viewBox="0 0 30 374" draw:points="0,374 30,374 30,0 0,0">
          <text:p/>
        </draw:polygon>
        <draw:polygon draw:style-name="gr36" draw:text-style-name="P8" draw:layer="layout" svg:width="0.029cm" svg:height="0.373cm" svg:x="20.297cm" svg:y="2.991cm" svg:viewBox="0 0 30 374" draw:points="0,374 30,374 30,0 0,0">
          <text:p/>
        </draw:polygon>
        <draw:polygon draw:style-name="gr36" draw:text-style-name="P8" draw:layer="layout" svg:width="0.029cm" svg:height="0.373cm" svg:x="20.326cm" svg:y="2.991cm" svg:viewBox="0 0 30 374" draw:points="0,374 30,374 30,0 0,0">
          <text:p/>
        </draw:polygon>
        <draw:polygon draw:style-name="gr37" draw:text-style-name="P9" draw:layer="layout" svg:width="0.029cm" svg:height="0.373cm" svg:x="20.356cm" svg:y="2.991cm" svg:viewBox="0 0 30 374" draw:points="0,374 30,374 30,0 0,0">
          <text:p/>
        </draw:polygon>
        <draw:polygon draw:style-name="gr38" draw:text-style-name="P10" draw:layer="layout" svg:width="0.029cm" svg:height="0.373cm" svg:x="20.385cm" svg:y="2.991cm" svg:viewBox="0 0 30 374" draw:points="0,374 30,374 30,0 0,0">
          <text:p/>
        </draw:polygon>
        <draw:polygon draw:style-name="gr37" draw:text-style-name="P9" draw:layer="layout" svg:width="0.029cm" svg:height="0.373cm" svg:x="20.415cm" svg:y="2.991cm" svg:viewBox="0 0 30 374" draw:points="0,374 30,374 30,0 0,0">
          <text:p/>
        </draw:polygon>
        <draw:polygon draw:style-name="gr36" draw:text-style-name="P8" draw:layer="layout" svg:width="0.029cm" svg:height="0.373cm" svg:x="20.444cm" svg:y="2.991cm" svg:viewBox="0 0 30 374" draw:points="0,374 30,374 30,0 0,0">
          <text:p/>
        </draw:polygon>
        <draw:polygon draw:style-name="gr38" draw:text-style-name="P10" draw:layer="layout" svg:width="0.029cm" svg:height="0.373cm" svg:x="20.473cm" svg:y="2.991cm" svg:viewBox="0 0 30 374" draw:points="0,374 30,374 30,0 0,0">
          <text:p/>
        </draw:polygon>
        <draw:polygon draw:style-name="gr37" draw:text-style-name="P9" draw:layer="layout" svg:width="0.03cm" svg:height="0.373cm" svg:x="20.502cm" svg:y="2.991cm" svg:viewBox="0 0 31 374" draw:points="0,374 31,374 31,0 0,0">
          <text:p/>
        </draw:polygon>
        <draw:polygon draw:style-name="gr36" draw:text-style-name="P8" draw:layer="layout" svg:width="0.029cm" svg:height="0.373cm" svg:x="20.533cm" svg:y="2.991cm" svg:viewBox="0 0 30 374" draw:points="0,374 30,374 30,0 0,0">
          <text:p/>
        </draw:polygon>
        <draw:polygon draw:style-name="gr37" draw:text-style-name="P9" draw:layer="layout" svg:width="0.029cm" svg:height="0.373cm" svg:x="20.562cm" svg:y="2.991cm" svg:viewBox="0 0 30 374" draw:points="0,374 30,374 30,0 0,0">
          <text:p/>
        </draw:polygon>
        <draw:polygon draw:style-name="gr37" draw:text-style-name="P9" draw:layer="layout" svg:width="0.029cm" svg:height="0.373cm" svg:x="20.592cm" svg:y="2.991cm" svg:viewBox="0 0 30 374" draw:points="0,374 30,374 30,0 0,0">
          <text:p/>
        </draw:polygon>
        <draw:polygon draw:style-name="gr37" draw:text-style-name="P9" draw:layer="layout" svg:width="0.029cm" svg:height="0.373cm" svg:x="20.621cm" svg:y="2.991cm" svg:viewBox="0 0 30 374" draw:points="0,374 30,374 30,0 0,0">
          <text:p/>
        </draw:polygon>
        <draw:polygon draw:style-name="gr36" draw:text-style-name="P8" draw:layer="layout" svg:width="0.029cm" svg:height="0.373cm" svg:x="20.65cm" svg:y="2.991cm" svg:viewBox="0 0 30 374" draw:points="0,374 30,374 30,0 0,0">
          <text:p/>
        </draw:polygon>
        <draw:polygon draw:style-name="gr38" draw:text-style-name="P10" draw:layer="layout" svg:width="0.029cm" svg:height="0.373cm" svg:x="20.68cm" svg:y="2.991cm" svg:viewBox="0 0 30 374" draw:points="0,374 30,374 30,0 0,0">
          <text:p/>
        </draw:polygon>
        <draw:polygon draw:style-name="gr36" draw:text-style-name="P8" draw:layer="layout" svg:width="0.029cm" svg:height="0.373cm" svg:x="20.71cm" svg:y="2.991cm" svg:viewBox="0 0 30 374" draw:points="0,374 30,374 30,0 0,0">
          <text:p/>
        </draw:polygon>
        <draw:polygon draw:style-name="gr36" draw:text-style-name="P8" draw:layer="layout" svg:width="0.029cm" svg:height="0.373cm" svg:x="20.739cm" svg:y="2.991cm" svg:viewBox="0 0 30 374" draw:points="0,374 30,374 30,0 0,0">
          <text:p/>
        </draw:polygon>
        <draw:polygon draw:style-name="gr36" draw:text-style-name="P8" draw:layer="layout" svg:width="0.029cm" svg:height="0.373cm" svg:x="20.768cm" svg:y="2.991cm" svg:viewBox="0 0 30 374" draw:points="0,374 30,374 30,0 0,0">
          <text:p/>
        </draw:polygon>
        <draw:polygon draw:style-name="gr37" draw:text-style-name="P9" draw:layer="layout" svg:width="0.03cm" svg:height="0.373cm" svg:x="20.826cm" svg:y="2.991cm" svg:viewBox="0 0 31 374" draw:points="0,374 31,374 31,0 0,0">
          <text:p/>
        </draw:polygon>
        <draw:polygon draw:style-name="gr37" draw:text-style-name="P9" draw:layer="layout" svg:width="0.029cm" svg:height="0.373cm" svg:x="20.857cm" svg:y="2.991cm" svg:viewBox="0 0 30 374" draw:points="0,374 30,374 30,0 0,0">
          <text:p/>
        </draw:polygon>
        <draw:polygon draw:style-name="gr36" draw:text-style-name="P8" draw:layer="layout" svg:width="0.029cm" svg:height="0.373cm" svg:x="20.886cm" svg:y="2.991cm" svg:viewBox="0 0 30 374" draw:points="0,374 30,374 30,0 0,0">
          <text:p/>
        </draw:polygon>
        <draw:polygon draw:style-name="gr37" draw:text-style-name="P9" draw:layer="layout" svg:width="0.03cm" svg:height="0.373cm" svg:x="20.915cm" svg:y="2.991cm" svg:viewBox="0 0 31 374" draw:points="0,374 31,374 31,0 0,0">
          <text:p/>
        </draw:polygon>
        <draw:polygon draw:style-name="gr36" draw:text-style-name="P8" draw:layer="layout" svg:width="0.029cm" svg:height="0.373cm" svg:x="20.945cm" svg:y="2.991cm" svg:viewBox="0 0 30 374" draw:points="0,374 30,374 30,0 0,0">
          <text:p/>
        </draw:polygon>
        <draw:polygon draw:style-name="gr37" draw:text-style-name="P9" draw:layer="layout" svg:width="0.029cm" svg:height="0.373cm" svg:x="20.974cm" svg:y="2.991cm" svg:viewBox="0 0 30 374" draw:points="0,374 30,374 30,0 0,0">
          <text:p/>
        </draw:polygon>
        <draw:polygon draw:style-name="gr36" draw:text-style-name="P8" draw:layer="layout" svg:width="0.029cm" svg:height="0.373cm" svg:x="21.004cm" svg:y="2.991cm" svg:viewBox="0 0 30 374" draw:points="0,374 30,374 30,0 0,0">
          <text:p/>
        </draw:polygon>
        <draw:polygon draw:style-name="gr36" draw:text-style-name="P8" draw:layer="layout" svg:width="0.029cm" svg:height="0.373cm" svg:x="21.034cm" svg:y="2.991cm" svg:viewBox="0 0 30 374" draw:points="0,374 30,374 30,0 0,0">
          <text:p/>
        </draw:polygon>
        <draw:polygon draw:style-name="gr38" draw:text-style-name="P10" draw:layer="layout" svg:width="0.029cm" svg:height="0.373cm" svg:x="21.063cm" svg:y="2.991cm" svg:viewBox="0 0 30 374" draw:points="0,374 30,374 30,0 0,0">
          <text:p/>
        </draw:polygon>
        <draw:polygon draw:style-name="gr38" draw:text-style-name="P10" draw:layer="layout" svg:width="0.029cm" svg:height="0.373cm" svg:x="21.092cm" svg:y="2.991cm" svg:viewBox="0 0 30 374" draw:points="0,374 30,374 30,0 0,0">
          <text:p/>
        </draw:polygon>
        <draw:polygon draw:style-name="gr36" draw:text-style-name="P8" draw:layer="layout" svg:width="0.029cm" svg:height="0.373cm" svg:x="21.121cm" svg:y="2.991cm" svg:viewBox="0 0 30 374" draw:points="0,374 30,374 30,0 0,0">
          <text:p/>
        </draw:polygon>
        <draw:polygon draw:style-name="gr36" draw:text-style-name="P8" draw:layer="layout" svg:width="0.029cm" svg:height="0.373cm" svg:x="21.152cm" svg:y="2.991cm" svg:viewBox="0 0 30 374" draw:points="0,374 30,374 30,0 0,0">
          <text:p/>
        </draw:polygon>
        <draw:polygon draw:style-name="gr35" draw:text-style-name="P7" draw:layer="layout" svg:width="0.029cm" svg:height="0.373cm" svg:x="21.181cm" svg:y="2.991cm" svg:viewBox="0 0 30 374" draw:points="0,374 30,374 30,0 0,0">
          <text:p/>
        </draw:polygon>
        <draw:polygon draw:style-name="gr36" draw:text-style-name="P8" draw:layer="layout" svg:width="0.029cm" svg:height="0.373cm" svg:x="21.21cm" svg:y="2.991cm" svg:viewBox="0 0 30 374" draw:points="0,374 30,374 30,0 0,0">
          <text:p/>
        </draw:polygon>
        <draw:polygon draw:style-name="gr35" draw:text-style-name="P7" draw:layer="layout" svg:width="0.029cm" svg:height="0.373cm" svg:x="21.239cm" svg:y="2.991cm" svg:viewBox="0 0 30 374" draw:points="0,374 30,374 30,0 0,0">
          <text:p/>
        </draw:polygon>
        <draw:polygon draw:style-name="gr36" draw:text-style-name="P8" draw:layer="layout" svg:width="0.029cm" svg:height="0.373cm" svg:x="21.269cm" svg:y="2.991cm" svg:viewBox="0 0 30 374" draw:points="0,374 30,374 30,0 0,0">
          <text:p/>
        </draw:polygon>
        <draw:polygon draw:style-name="gr36" draw:text-style-name="P8" draw:layer="layout" svg:width="0.029cm" svg:height="0.373cm" svg:x="21.298cm" svg:y="2.991cm" svg:viewBox="0 0 30 374" draw:points="0,374 30,374 30,0 0,0">
          <text:p/>
        </draw:polygon>
        <draw:polygon draw:style-name="gr35" draw:text-style-name="P7" draw:layer="layout" svg:width="0.029cm" svg:height="0.373cm" svg:x="21.328cm" svg:y="2.991cm" svg:viewBox="0 0 30 374" draw:points="0,374 30,374 30,0 0,0">
          <text:p/>
        </draw:polygon>
        <draw:polygon draw:style-name="gr35" draw:text-style-name="P7" draw:layer="layout" svg:width="0.03cm" svg:height="0.373cm" svg:x="21.357cm" svg:y="2.991cm" svg:viewBox="0 0 31 374" draw:points="0,374 31,374 31,0 0,0">
          <text:p/>
        </draw:polygon>
        <draw:polygon draw:style-name="gr35" draw:text-style-name="P7" draw:layer="layout" svg:width="0.029cm" svg:height="0.373cm" svg:x="21.387cm" svg:y="2.991cm" svg:viewBox="0 0 30 374" draw:points="0,374 30,374 30,0 0,0">
          <text:p/>
        </draw:polygon>
        <draw:polygon draw:style-name="gr36" draw:text-style-name="P8" draw:layer="layout" svg:width="0.029cm" svg:height="0.373cm" svg:x="21.416cm" svg:y="2.991cm" svg:viewBox="0 0 30 374" draw:points="0,374 30,374 30,0 0,0">
          <text:p/>
        </draw:polygon>
        <draw:polygon draw:style-name="gr36" draw:text-style-name="P8" draw:layer="layout" svg:width="0.029cm" svg:height="0.373cm" svg:x="21.445cm" svg:y="2.991cm" svg:viewBox="0 0 30 374" draw:points="0,374 30,374 30,0 0,0">
          <text:p/>
        </draw:polygon>
        <draw:polygon draw:style-name="gr36" draw:text-style-name="P8" draw:layer="layout" svg:width="0.029cm" svg:height="0.373cm" svg:x="21.476cm" svg:y="2.991cm" svg:viewBox="0 0 30 374" draw:points="0,374 30,374 30,0 0,0">
          <text:p/>
        </draw:polygon>
        <draw:polygon draw:style-name="gr36" draw:text-style-name="P8" draw:layer="layout" svg:width="0.029cm" svg:height="0.373cm" svg:x="21.505cm" svg:y="2.991cm" svg:viewBox="0 0 30 374" draw:points="0,374 30,374 30,0 0,0">
          <text:p/>
        </draw:polygon>
        <draw:polygon draw:style-name="gr38" draw:text-style-name="P10" draw:layer="layout" svg:width="0.029cm" svg:height="0.373cm" svg:x="21.534cm" svg:y="2.991cm" svg:viewBox="0 0 30 374" draw:points="0,374 30,374 30,0 0,0">
          <text:p/>
        </draw:polygon>
        <draw:polygon draw:style-name="gr37" draw:text-style-name="P9" draw:layer="layout" svg:width="0.029cm" svg:height="0.373cm" svg:x="21.563cm" svg:y="2.991cm" svg:viewBox="0 0 30 374" draw:points="0,374 30,374 30,0 0,0">
          <text:p/>
        </draw:polygon>
        <draw:polygon draw:style-name="gr38" draw:text-style-name="P10" draw:layer="layout" svg:width="0.029cm" svg:height="0.373cm" svg:x="21.593cm" svg:y="2.991cm" svg:viewBox="0 0 30 374" draw:points="0,374 30,374 30,0 0,0">
          <text:p/>
        </draw:polygon>
        <draw:polygon draw:style-name="gr37" draw:text-style-name="P9" draw:layer="layout" svg:width="0.029cm" svg:height="0.373cm" svg:x="21.622cm" svg:y="2.991cm" svg:viewBox="0 0 30 374" draw:points="0,374 30,374 30,0 0,0">
          <text:p/>
        </draw:polygon>
        <draw:polygon draw:style-name="gr35" draw:text-style-name="P7" draw:layer="layout" svg:width="0.029cm" svg:height="0.373cm" svg:x="21.652cm" svg:y="2.991cm" svg:viewBox="0 0 30 374" draw:points="0,374 30,374 30,0 0,0">
          <text:p/>
        </draw:polygon>
        <draw:polygon draw:style-name="gr35" draw:text-style-name="P7" draw:layer="layout" svg:width="0.03cm" svg:height="0.373cm" svg:x="21.681cm" svg:y="2.991cm" svg:viewBox="0 0 31 374" draw:points="0,374 31,374 31,0 0,0">
          <text:p/>
        </draw:polygon>
        <draw:polygon draw:style-name="gr36" draw:text-style-name="P8" draw:layer="layout" svg:width="0.029cm" svg:height="0.373cm" svg:x="21.711cm" svg:y="2.991cm" svg:viewBox="0 0 30 374" draw:points="0,374 30,374 30,0 0,0">
          <text:p/>
        </draw:polygon>
        <draw:polygon draw:style-name="gr36" draw:text-style-name="P8" draw:layer="layout" svg:width="0.029cm" svg:height="0.373cm" svg:x="21.74cm" svg:y="2.991cm" svg:viewBox="0 0 30 374" draw:points="0,374 30,374 30,0 0,0">
          <text:p/>
        </draw:polygon>
        <draw:polygon draw:style-name="gr38" draw:text-style-name="P10" draw:layer="layout" svg:width="0.03cm" svg:height="0.373cm" svg:x="21.769cm" svg:y="2.991cm" svg:viewBox="0 0 31 374" draw:points="0,374 31,374 31,0 0,0">
          <text:p/>
        </draw:polygon>
        <draw:polygon draw:style-name="gr38" draw:text-style-name="P10" draw:layer="layout" svg:width="0.029cm" svg:height="0.373cm" svg:x="21.8cm" svg:y="2.991cm" svg:viewBox="0 0 30 374" draw:points="0,374 30,374 30,0 0,0">
          <text:p/>
        </draw:polygon>
        <draw:polygon draw:style-name="gr38" draw:text-style-name="P10" draw:layer="layout" svg:width="0.029cm" svg:height="0.373cm" svg:x="21.829cm" svg:y="2.991cm" svg:viewBox="0 0 30 374" draw:points="0,374 30,374 30,0 0,0">
          <text:p/>
        </draw:polygon>
        <draw:polygon draw:style-name="gr37" draw:text-style-name="P9" draw:layer="layout" svg:width="0.029cm" svg:height="0.373cm" svg:x="21.858cm" svg:y="2.991cm" svg:viewBox="0 0 30 374" draw:points="0,374 30,374 30,0 0,0">
          <text:p/>
        </draw:polygon>
        <draw:polygon draw:style-name="gr37" draw:text-style-name="P9" draw:layer="layout" svg:width="0.029cm" svg:height="0.373cm" svg:x="21.887cm" svg:y="2.991cm" svg:viewBox="0 0 30 374" draw:points="0,374 30,374 30,0 0,0">
          <text:p/>
        </draw:polygon>
        <draw:polygon draw:style-name="gr37" draw:text-style-name="P9" draw:layer="layout" svg:width="0.029cm" svg:height="0.373cm" svg:x="21.917cm" svg:y="2.991cm" svg:viewBox="0 0 30 374" draw:points="0,374 30,374 30,0 0,0">
          <text:p/>
        </draw:polygon>
        <draw:polygon draw:style-name="gr35" draw:text-style-name="P7" draw:layer="layout" svg:width="0.029cm" svg:height="0.373cm" svg:x="21.946cm" svg:y="2.991cm" svg:viewBox="0 0 30 374" draw:points="0,374 30,374 30,0 0,0">
          <text:p/>
        </draw:polygon>
        <draw:polygon draw:style-name="gr37" draw:text-style-name="P9" draw:layer="layout" svg:width="0.029cm" svg:height="0.373cm" svg:x="21.976cm" svg:y="2.991cm" svg:viewBox="0 0 30 374" draw:points="0,374 30,374 30,0 0,0">
          <text:p/>
        </draw:polygon>
        <draw:polygon draw:style-name="gr37" draw:text-style-name="P9" draw:layer="layout" svg:width="0.029cm" svg:height="0.373cm" svg:x="22.005cm" svg:y="2.991cm" svg:viewBox="0 0 30 374" draw:points="0,374 30,374 30,0 0,0">
          <text:p/>
        </draw:polygon>
        <draw:polygon draw:style-name="gr37" draw:text-style-name="P9" draw:layer="layout" svg:width="0.029cm" svg:height="0.373cm" svg:x="22.035cm" svg:y="2.991cm" svg:viewBox="0 0 30 374" draw:points="0,374 30,374 30,0 0,0">
          <text:p/>
        </draw:polygon>
        <draw:polygon draw:style-name="gr36" draw:text-style-name="P8" draw:layer="layout" svg:width="0.029cm" svg:height="0.373cm" svg:x="22.417cm" svg:y="2.991cm" svg:viewBox="0 0 30 374" draw:points="0,374 30,374 30,0 0,0">
          <text:p/>
        </draw:polygon>
        <draw:polygon draw:style-name="gr38" draw:text-style-name="P10" draw:layer="layout" svg:width="0.029cm" svg:height="0.373cm" svg:x="22.446cm" svg:y="2.991cm" svg:viewBox="0 0 30 374" draw:points="0,374 30,374 30,0 0,0">
          <text:p/>
        </draw:polygon>
        <draw:polygon draw:style-name="gr36" draw:text-style-name="P8" draw:layer="layout" svg:width="0.029cm" svg:height="0.373cm" svg:x="22.477cm" svg:y="2.991cm" svg:viewBox="0 0 30 374" draw:points="0,374 30,374 30,0 0,0">
          <text:p/>
        </draw:polygon>
        <draw:polygon draw:style-name="gr37" draw:text-style-name="P9" draw:layer="layout" svg:width="0.029cm" svg:height="0.373cm" svg:x="22.506cm" svg:y="2.991cm" svg:viewBox="0 0 30 374" draw:points="0,374 30,374 30,0 0,0">
          <text:p/>
        </draw:polygon>
        <draw:polygon draw:style-name="gr35" draw:text-style-name="P7" draw:layer="layout" svg:width="0.03cm" svg:height="0.373cm" svg:x="22.535cm" svg:y="2.991cm" svg:viewBox="0 0 31 374" draw:points="0,374 31,374 31,0 0,0">
          <text:p/>
        </draw:polygon>
        <draw:polygon draw:style-name="gr37" draw:text-style-name="P9" draw:layer="layout" svg:width="0.029cm" svg:height="0.373cm" svg:x="22.565cm" svg:y="2.991cm" svg:viewBox="0 0 30 374" draw:points="0,374 30,374 30,0 0,0">
          <text:p/>
        </draw:polygon>
        <draw:polygon draw:style-name="gr35" draw:text-style-name="P7" draw:layer="layout" svg:width="0.029cm" svg:height="0.373cm" svg:x="22.594cm" svg:y="2.991cm" svg:viewBox="0 0 30 374" draw:points="0,374 30,374 30,0 0,0">
          <text:p/>
        </draw:polygon>
        <draw:polygon draw:style-name="gr37" draw:text-style-name="P9" draw:layer="layout" svg:width="0.029cm" svg:height="0.373cm" svg:x="22.623cm" svg:y="2.991cm" svg:viewBox="0 0 30 374" draw:points="0,374 30,374 30,0 0,0">
          <text:p/>
        </draw:polygon>
        <draw:polygon draw:style-name="gr37" draw:text-style-name="P9" draw:layer="layout" svg:width="0.029cm" svg:height="0.373cm" svg:x="22.654cm" svg:y="2.991cm" svg:viewBox="0 0 30 374" draw:points="0,374 30,374 30,0 0,0">
          <text:p/>
        </draw:polygon>
        <draw:polygon draw:style-name="gr37" draw:text-style-name="P9" draw:layer="layout" svg:width="0.029cm" svg:height="0.373cm" svg:x="22.683cm" svg:y="2.991cm" svg:viewBox="0 0 30 374" draw:points="0,374 30,374 30,0 0,0">
          <text:p/>
        </draw:polygon>
        <draw:polygon draw:style-name="gr36" draw:text-style-name="P8" draw:layer="layout" svg:width="0.029cm" svg:height="0.373cm" svg:x="22.712cm" svg:y="2.991cm" svg:viewBox="0 0 30 374" draw:points="0,374 30,374 30,0 0,0">
          <text:p/>
        </draw:polygon>
        <draw:polygon draw:style-name="gr36" draw:text-style-name="P8" draw:layer="layout" svg:width="0.029cm" svg:height="0.373cm" svg:x="22.741cm" svg:y="2.991cm" svg:viewBox="0 0 30 374" draw:points="0,374 30,374 30,0 0,0">
          <text:p/>
        </draw:polygon>
        <draw:polygon draw:style-name="gr37" draw:text-style-name="P9" draw:layer="layout" svg:width="0.029cm" svg:height="0.373cm" svg:x="22.771cm" svg:y="2.991cm" svg:viewBox="0 0 30 374" draw:points="0,374 30,374 30,0 0,0">
          <text:p/>
        </draw:polygon>
        <draw:polygon draw:style-name="gr38" draw:text-style-name="P10" draw:layer="layout" svg:width="0.029cm" svg:height="0.373cm" svg:x="22.801cm" svg:y="2.991cm" svg:viewBox="0 0 30 374" draw:points="0,374 30,374 30,0 0,0">
          <text:p/>
        </draw:polygon>
        <draw:polygon draw:style-name="gr36" draw:text-style-name="P8" draw:layer="layout" svg:width="0.029cm" svg:height="0.373cm" svg:x="22.83cm" svg:y="2.991cm" svg:viewBox="0 0 30 374" draw:points="0,374 30,374 30,0 0,0">
          <text:p/>
        </draw:polygon>
        <draw:polygon draw:style-name="gr36" draw:text-style-name="P8" draw:layer="layout" svg:width="0.029cm" svg:height="0.373cm" svg:x="22.859cm" svg:y="2.991cm" svg:viewBox="0 0 30 374" draw:points="0,374 30,374 30,0 0,0">
          <text:p/>
        </draw:polygon>
        <draw:polygon draw:style-name="gr36" draw:text-style-name="P8" draw:layer="layout" svg:width="0.03cm" svg:height="0.373cm" svg:x="22.888cm" svg:y="2.991cm" svg:viewBox="0 0 31 374" draw:points="0,374 31,374 31,0 0,0">
          <text:p/>
        </draw:polygon>
        <draw:polygon draw:style-name="gr36" draw:text-style-name="P8" draw:layer="layout" svg:width="0.029cm" svg:height="0.373cm" svg:x="22.918cm" svg:y="2.991cm" svg:viewBox="0 0 30 374" draw:points="0,374 30,374 30,0 0,0">
          <text:p/>
        </draw:polygon>
        <draw:polygon draw:style-name="gr38" draw:text-style-name="P10" draw:layer="layout" svg:width="0.029cm" svg:height="0.373cm" svg:x="22.947cm" svg:y="2.991cm" svg:viewBox="0 0 30 374" draw:points="0,374 30,374 30,0 0,0">
          <text:p/>
        </draw:polygon>
        <draw:polygon draw:style-name="gr38" draw:text-style-name="P10" draw:layer="layout" svg:width="0.03cm" svg:height="0.373cm" svg:x="22.977cm" svg:y="2.991cm" svg:viewBox="0 0 31 374" draw:points="0,374 31,374 31,0 0,0">
          <text:p/>
        </draw:polygon>
        <draw:polygon draw:style-name="gr38" draw:text-style-name="P10" draw:layer="layout" svg:width="0.029cm" svg:height="0.373cm" svg:x="23.007cm" svg:y="2.991cm" svg:viewBox="0 0 30 374" draw:points="0,374 30,374 30,0 0,0">
          <text:p/>
        </draw:polygon>
        <draw:polygon draw:style-name="gr35" draw:text-style-name="P7" draw:layer="layout" svg:width="0.029cm" svg:height="0.373cm" svg:x="23.036cm" svg:y="2.991cm" svg:viewBox="0 0 30 374" draw:points="0,374 30,374 30,0 0,0">
          <text:p/>
        </draw:polygon>
        <draw:polygon draw:style-name="gr36" draw:text-style-name="P8" draw:layer="layout" svg:width="0.029cm" svg:height="0.373cm" svg:x="23.065cm" svg:y="2.991cm" svg:viewBox="0 0 30 374" draw:points="0,374 30,374 30,0 0,0">
          <text:p/>
        </draw:polygon>
        <draw:polygon draw:style-name="gr35" draw:text-style-name="P7" draw:layer="layout" svg:width="0.029cm" svg:height="0.373cm" svg:x="23.095cm" svg:y="2.991cm" svg:viewBox="0 0 30 374" draw:points="0,374 30,374 30,0 0,0">
          <text:p/>
        </draw:polygon>
        <draw:polygon draw:style-name="gr35" draw:text-style-name="P7" draw:layer="layout" svg:width="0.029cm" svg:height="0.373cm" svg:x="23.125cm" svg:y="2.991cm" svg:viewBox="0 0 30 374" draw:points="0,374 30,374 30,0 0,0">
          <text:p/>
        </draw:polygon>
        <draw:polygon draw:style-name="gr35" draw:text-style-name="P7" draw:layer="layout" svg:width="0.029cm" svg:height="0.373cm" svg:x="23.154cm" svg:y="2.991cm" svg:viewBox="0 0 30 374" draw:points="0,374 30,374 30,0 0,0">
          <text:p/>
        </draw:polygon>
        <draw:polygon draw:style-name="gr36" draw:text-style-name="P8" draw:layer="layout" svg:width="0.029cm" svg:height="0.373cm" svg:x="23.183cm" svg:y="2.991cm" svg:viewBox="0 0 30 374" draw:points="0,374 30,374 30,0 0,0">
          <text:p/>
        </draw:polygon>
        <draw:polygon draw:style-name="gr38" draw:text-style-name="P10" draw:layer="layout" svg:width="0.029cm" svg:height="0.373cm" svg:x="23.213cm" svg:y="2.991cm" svg:viewBox="0 0 30 374" draw:points="0,374 30,374 30,0 0,0">
          <text:p/>
        </draw:polygon>
        <draw:polygon draw:style-name="gr36" draw:text-style-name="P8" draw:layer="layout" svg:width="0.029cm" svg:height="0.373cm" svg:x="23.242cm" svg:y="2.991cm" svg:viewBox="0 0 30 374" draw:points="0,374 30,374 30,0 0,0">
          <text:p/>
        </draw:polygon>
        <draw:polygon draw:style-name="gr38" draw:text-style-name="P10" draw:layer="layout" svg:width="0.029cm" svg:height="0.373cm" svg:x="23.271cm" svg:y="2.991cm" svg:viewBox="0 0 30 374" draw:points="0,374 30,374 30,0 0,0">
          <text:p/>
        </draw:polygon>
        <draw:polygon draw:style-name="gr38" draw:text-style-name="P10" draw:layer="layout" svg:width="0.029cm" svg:height="0.373cm" svg:x="23.301cm" svg:y="2.991cm" svg:viewBox="0 0 30 374" draw:points="0,374 30,374 30,0 0,0">
          <text:p/>
        </draw:polygon>
        <draw:polygon draw:style-name="gr36" draw:text-style-name="P8" draw:layer="layout" svg:width="0.029cm" svg:height="0.373cm" svg:x="23.331cm" svg:y="2.991cm" svg:viewBox="0 0 30 374" draw:points="0,374 30,374 30,0 0,0">
          <text:p/>
        </draw:polygon>
        <draw:polygon draw:style-name="gr37" draw:text-style-name="P9" draw:layer="layout" svg:width="0.029cm" svg:height="0.373cm" svg:x="23.36cm" svg:y="2.991cm" svg:viewBox="0 0 30 374" draw:points="0,374 30,374 30,0 0,0">
          <text:p/>
        </draw:polygon>
        <draw:polygon draw:style-name="gr38" draw:text-style-name="P10" draw:layer="layout" svg:width="0.029cm" svg:height="0.373cm" svg:x="23.389cm" svg:y="2.991cm" svg:viewBox="0 0 30 374" draw:points="0,374 30,374 30,0 0,0">
          <text:p/>
        </draw:polygon>
        <draw:polygon draw:style-name="gr37" draw:text-style-name="P9" draw:layer="layout" svg:width="0.029cm" svg:height="0.373cm" svg:x="23.419cm" svg:y="2.991cm" svg:viewBox="0 0 30 374" draw:points="0,374 30,374 30,0 0,0">
          <text:p/>
        </draw:polygon>
        <draw:polygon draw:style-name="gr38" draw:text-style-name="P10" draw:layer="layout" svg:width="0.029cm" svg:height="0.373cm" svg:x="23.449cm" svg:y="2.991cm" svg:viewBox="0 0 30 374" draw:points="0,374 30,374 30,0 0,0">
          <text:p/>
        </draw:polygon>
        <draw:polygon draw:style-name="gr36" draw:text-style-name="P8" draw:layer="layout" svg:width="0.029cm" svg:height="0.373cm" svg:x="23.507cm" svg:y="2.991cm" svg:viewBox="0 0 30 374" draw:points="0,374 30,374 30,0 0,0">
          <text:p/>
        </draw:polygon>
        <draw:polygon draw:style-name="gr38" draw:text-style-name="P10" draw:layer="layout" svg:width="0.029cm" svg:height="0.373cm" svg:x="23.537cm" svg:y="2.991cm" svg:viewBox="0 0 30 374" draw:points="0,374 30,374 30,0 0,0">
          <text:p/>
        </draw:polygon>
        <draw:polygon draw:style-name="gr38" draw:text-style-name="P10" draw:layer="layout" svg:width="0.029cm" svg:height="0.373cm" svg:x="23.566cm" svg:y="2.991cm" svg:viewBox="0 0 30 374" draw:points="0,374 30,374 30,0 0,0">
          <text:p/>
        </draw:polygon>
        <draw:polygon draw:style-name="gr38" draw:text-style-name="P10" draw:layer="layout" svg:width="0.029cm" svg:height="0.373cm" svg:x="23.595cm" svg:y="2.991cm" svg:viewBox="0 0 30 374" draw:points="0,374 30,374 30,0 0,0">
          <text:p/>
        </draw:polygon>
        <draw:polygon draw:style-name="gr35" draw:text-style-name="P7" draw:layer="layout" svg:width="0.029cm" svg:height="0.373cm" svg:x="23.625cm" svg:y="2.991cm" svg:viewBox="0 0 30 374" draw:points="0,374 30,374 30,0 0,0">
          <text:p/>
        </draw:polygon>
        <draw:polygon draw:style-name="gr37" draw:text-style-name="P9" draw:layer="layout" svg:width="0.029cm" svg:height="0.373cm" svg:x="23.655cm" svg:y="2.991cm" svg:viewBox="0 0 30 374" draw:points="0,374 30,374 30,0 0,0">
          <text:p/>
        </draw:polygon>
        <draw:polygon draw:style-name="gr35" draw:text-style-name="P7" draw:layer="layout" svg:width="0.029cm" svg:height="0.373cm" svg:x="23.684cm" svg:y="2.991cm" svg:viewBox="0 0 30 374" draw:points="0,374 30,374 30,0 0,0">
          <text:p/>
        </draw:polygon>
        <draw:polygon draw:style-name="gr35" draw:text-style-name="P7" draw:layer="layout" svg:width="0.029cm" svg:height="0.373cm" svg:x="23.713cm" svg:y="2.991cm" svg:viewBox="0 0 30 374" draw:points="0,374 30,374 30,0 0,0">
          <text:p/>
        </draw:polygon>
        <draw:polygon draw:style-name="gr38" draw:text-style-name="P10" draw:layer="layout" svg:width="0.03cm" svg:height="0.373cm" svg:x="23.742cm" svg:y="2.991cm" svg:viewBox="0 0 31 374" draw:points="0,374 31,374 31,0 0,0">
          <text:p/>
        </draw:polygon>
        <draw:polygon draw:style-name="gr37" draw:text-style-name="P9" draw:layer="layout" svg:width="0.029cm" svg:height="0.373cm" svg:x="23.773cm" svg:y="2.991cm" svg:viewBox="0 0 30 374" draw:points="0,374 30,374 30,0 0,0">
          <text:p/>
        </draw:polygon>
        <draw:polygon draw:style-name="gr35" draw:text-style-name="P7" draw:layer="layout" svg:width="0.029cm" svg:height="0.373cm" svg:x="23.802cm" svg:y="2.991cm" svg:viewBox="0 0 30 374" draw:points="0,374 30,374 30,0 0,0">
          <text:p/>
        </draw:polygon>
        <draw:polygon draw:style-name="gr35" draw:text-style-name="P7" draw:layer="layout" svg:width="0.03cm" svg:height="0.373cm" svg:x="23.831cm" svg:y="2.991cm" svg:viewBox="0 0 31 374" draw:points="0,374 31,374 31,0 0,0">
          <text:p/>
        </draw:polygon>
        <draw:polygon draw:style-name="gr36" draw:text-style-name="P8" draw:layer="layout" svg:width="0.029cm" svg:height="0.373cm" svg:x="23.861cm" svg:y="2.991cm" svg:viewBox="0 0 30 374" draw:points="0,374 30,374 30,0 0,0">
          <text:p/>
        </draw:polygon>
        <draw:polygon draw:style-name="gr37" draw:text-style-name="P9" draw:layer="layout" svg:width="0.029cm" svg:height="0.373cm" svg:x="23.89cm" svg:y="2.991cm" svg:viewBox="0 0 30 374" draw:points="0,374 30,374 30,0 0,0">
          <text:p/>
        </draw:polygon>
        <draw:polygon draw:style-name="gr36" draw:text-style-name="P8" draw:layer="layout" svg:width="0.029cm" svg:height="0.373cm" svg:x="23.919cm" svg:y="2.991cm" svg:viewBox="0 0 30 374" draw:points="0,374 30,374 30,0 0,0">
          <text:p/>
        </draw:polygon>
        <draw:polygon draw:style-name="gr37" draw:text-style-name="P9" draw:layer="layout" svg:width="0.029cm" svg:height="0.373cm" svg:x="23.949cm" svg:y="2.991cm" svg:viewBox="0 0 30 374" draw:points="0,374 30,374 30,0 0,0">
          <text:p/>
        </draw:polygon>
        <draw:polygon draw:style-name="gr37" draw:text-style-name="P9" draw:layer="layout" svg:width="0.029cm" svg:height="0.373cm" svg:x="23.979cm" svg:y="2.991cm" svg:viewBox="0 0 30 374" draw:points="0,374 30,374 30,0 0,0">
          <text:p/>
        </draw:polygon>
        <draw:polygon draw:style-name="gr35" draw:text-style-name="P7" draw:layer="layout" svg:width="0.029cm" svg:height="0.373cm" svg:x="24.008cm" svg:y="2.991cm" svg:viewBox="0 0 30 374" draw:points="0,374 30,374 30,0 0,0">
          <text:p/>
        </draw:polygon>
        <draw:polygon draw:style-name="gr36" draw:text-style-name="P8" draw:layer="layout" svg:width="0.029cm" svg:height="0.373cm" svg:x="24.037cm" svg:y="2.991cm" svg:viewBox="0 0 30 374" draw:points="0,374 30,374 30,0 0,0">
          <text:p/>
        </draw:polygon>
        <draw:polygon draw:style-name="gr38" draw:text-style-name="P10" draw:layer="layout" svg:width="0.029cm" svg:height="0.373cm" svg:x="24.066cm" svg:y="2.991cm" svg:viewBox="0 0 30 374" draw:points="0,374 30,374 30,0 0,0">
          <text:p/>
        </draw:polygon>
        <draw:polygon draw:style-name="gr36" draw:text-style-name="P8" draw:layer="layout" svg:width="0.029cm" svg:height="0.373cm" svg:x="24.097cm" svg:y="2.991cm" svg:viewBox="0 0 30 374" draw:points="0,374 30,374 30,0 0,0">
          <text:p/>
        </draw:polygon>
        <draw:polygon draw:style-name="gr38" draw:text-style-name="P10" draw:layer="layout" svg:width="0.029cm" svg:height="0.373cm" svg:x="24.126cm" svg:y="2.991cm" svg:viewBox="0 0 30 374" draw:points="0,374 30,374 30,0 0,0">
          <text:p/>
        </draw:polygon>
        <draw:polygon draw:style-name="gr37" draw:text-style-name="P9" draw:layer="layout" svg:width="0.029cm" svg:height="0.373cm" svg:x="24.155cm" svg:y="2.991cm" svg:viewBox="0 0 30 374" draw:points="0,374 30,374 30,0 0,0">
          <text:p/>
        </draw:polygon>
        <draw:polygon draw:style-name="gr38" draw:text-style-name="P10" draw:layer="layout" svg:width="0.03cm" svg:height="0.373cm" svg:x="24.184cm" svg:y="2.991cm" svg:viewBox="0 0 31 374" draw:points="0,374 31,374 31,0 0,0">
          <text:p/>
        </draw:polygon>
        <draw:polygon draw:style-name="gr37" draw:text-style-name="P9" draw:layer="layout" svg:width="0.029cm" svg:height="0.373cm" svg:x="24.214cm" svg:y="2.991cm" svg:viewBox="0 0 30 374" draw:points="0,374 30,374 30,0 0,0">
          <text:p/>
        </draw:polygon>
        <draw:polygon draw:style-name="gr36" draw:text-style-name="P8" draw:layer="layout" svg:width="0.029cm" svg:height="0.373cm" svg:x="24.243cm" svg:y="2.991cm" svg:viewBox="0 0 30 374" draw:points="0,374 30,374 30,0 0,0">
          <text:p/>
        </draw:polygon>
        <draw:polygon draw:style-name="gr36" draw:text-style-name="P8" draw:layer="layout" svg:width="0.029cm" svg:height="0.373cm" svg:x="24.274cm" svg:y="2.991cm" svg:viewBox="0 0 30 374" draw:points="0,374 30,374 30,0 0,0">
          <text:p/>
        </draw:polygon>
        <draw:polygon draw:style-name="gr37" draw:text-style-name="P9" draw:layer="layout" svg:width="0.029cm" svg:height="0.373cm" svg:x="24.303cm" svg:y="2.991cm" svg:viewBox="0 0 30 374" draw:points="0,374 30,374 30,0 0,0">
          <text:p/>
        </draw:polygon>
        <draw:polygon draw:style-name="gr36" draw:text-style-name="P8" draw:layer="layout" svg:width="0.029cm" svg:height="0.373cm" svg:x="24.332cm" svg:y="2.991cm" svg:viewBox="0 0 30 374" draw:points="0,374 30,374 30,0 0,0">
          <text:p/>
        </draw:polygon>
        <draw:polygon draw:style-name="gr36" draw:text-style-name="P8" draw:layer="layout" svg:width="0.029cm" svg:height="0.373cm" svg:x="24.361cm" svg:y="2.991cm" svg:viewBox="0 0 30 374" draw:points="0,374 30,374 30,0 0,0">
          <text:p/>
        </draw:polygon>
        <draw:polygon draw:style-name="gr38" draw:text-style-name="P10" draw:layer="layout" svg:width="0.029cm" svg:height="0.373cm" svg:x="24.39cm" svg:y="2.991cm" svg:viewBox="0 0 30 374" draw:points="0,374 30,374 30,0 0,0">
          <text:p/>
        </draw:polygon>
        <draw:polygon draw:style-name="gr35" draw:text-style-name="P7" draw:layer="layout" svg:width="0.029cm" svg:height="0.373cm" svg:x="24.42cm" svg:y="2.991cm" svg:viewBox="0 0 30 374" draw:points="0,374 30,374 30,0 0,0">
          <text:p/>
        </draw:polygon>
        <draw:polygon draw:style-name="gr35" draw:text-style-name="P7" draw:layer="layout" svg:width="0.029cm" svg:height="0.373cm" svg:x="24.45cm" svg:y="2.991cm" svg:viewBox="0 0 30 374" draw:points="0,374 30,374 30,0 0,0">
          <text:p/>
        </draw:polygon>
        <draw:polygon draw:style-name="gr35" draw:text-style-name="P7" draw:layer="layout" svg:width="0.029cm" svg:height="0.373cm" svg:x="24.479cm" svg:y="2.991cm" svg:viewBox="0 0 30 374" draw:points="0,374 30,374 30,0 0,0">
          <text:p/>
        </draw:polygon>
        <draw:polygon draw:style-name="gr36" draw:text-style-name="P8" draw:layer="layout" svg:width="0.03cm" svg:height="0.373cm" svg:x="24.508cm" svg:y="2.991cm" svg:viewBox="0 0 31 374" draw:points="0,374 31,374 31,0 0,0">
          <text:p/>
        </draw:polygon>
        <draw:polygon draw:style-name="gr35" draw:text-style-name="P7" draw:layer="layout" svg:width="0.029cm" svg:height="0.373cm" svg:x="24.538cm" svg:y="2.991cm" svg:viewBox="0 0 30 374" draw:points="0,374 30,374 30,0 0,0">
          <text:p/>
        </draw:polygon>
        <draw:polygon draw:style-name="gr38" draw:text-style-name="P10" draw:layer="layout" svg:width="0.029cm" svg:height="0.373cm" svg:x="24.567cm" svg:y="2.991cm" svg:viewBox="0 0 30 374" draw:points="0,374 30,374 30,0 0,0">
          <text:p/>
        </draw:polygon>
        <draw:polygon draw:style-name="gr37" draw:text-style-name="P9" draw:layer="layout" svg:width="0.03cm" svg:height="0.373cm" svg:x="24.596cm" svg:y="2.991cm" svg:viewBox="0 0 31 374" draw:points="0,374 31,374 31,0 0,0">
          <text:p/>
        </draw:polygon>
        <draw:polygon draw:style-name="gr38" draw:text-style-name="P10" draw:layer="layout" svg:width="0.029cm" svg:height="0.373cm" svg:x="24.627cm" svg:y="2.991cm" svg:viewBox="0 0 30 374" draw:points="0,374 30,374 30,0 0,0">
          <text:p/>
        </draw:polygon>
        <draw:polygon draw:style-name="gr35" draw:text-style-name="P7" draw:layer="layout" svg:width="0.029cm" svg:height="0.373cm" svg:x="24.656cm" svg:y="2.991cm" svg:viewBox="0 0 30 374" draw:points="0,374 30,374 30,0 0,0">
          <text:p/>
        </draw:polygon>
        <draw:polygon draw:style-name="gr35" draw:text-style-name="P7" draw:layer="layout" svg:width="0.029cm" svg:height="0.373cm" svg:x="24.685cm" svg:y="2.991cm" svg:viewBox="0 0 30 374" draw:points="0,374 30,374 30,0 0,0">
          <text:p/>
        </draw:polygon>
        <draw:polygon draw:style-name="gr36" draw:text-style-name="P8" draw:layer="layout" svg:width="0.029cm" svg:height="0.373cm" svg:x="24.715cm" svg:y="2.991cm" svg:viewBox="0 0 30 374" draw:points="0,374 30,374 30,0 0,0">
          <text:p/>
        </draw:polygon>
        <draw:polygon draw:style-name="gr35" draw:text-style-name="P7" draw:layer="layout" svg:width="0.029cm" svg:height="0.373cm" svg:x="24.744cm" svg:y="2.991cm" svg:viewBox="0 0 30 374" draw:points="0,374 30,374 30,0 0,0">
          <text:p/>
        </draw:polygon>
        <draw:polygon draw:style-name="gr35" draw:text-style-name="P7" draw:layer="layout" svg:width="0.029cm" svg:height="0.373cm" svg:x="24.774cm" svg:y="2.991cm" svg:viewBox="0 0 30 374" draw:points="0,374 30,374 30,0 0,0">
          <text:p/>
        </draw:polygon>
        <draw:polygon draw:style-name="gr36" draw:text-style-name="P8" draw:layer="layout" svg:width="0.029cm" svg:height="0.373cm" svg:x="24.803cm" svg:y="2.991cm" svg:viewBox="0 0 30 374" draw:points="0,374 30,374 30,0 0,0">
          <text:p/>
        </draw:polygon>
        <draw:polygon draw:style-name="gr38" draw:text-style-name="P10" draw:layer="layout" svg:width="0.029cm" svg:height="0.373cm" svg:x="24.833cm" svg:y="2.991cm" svg:viewBox="0 0 30 374" draw:points="0,374 30,374 30,0 0,0">
          <text:p/>
        </draw:polygon>
        <draw:polygon draw:style-name="gr38" draw:text-style-name="P10" draw:layer="layout" svg:width="0.029cm" svg:height="0.373cm" svg:x="24.862cm" svg:y="2.991cm" svg:viewBox="0 0 30 374" draw:points="0,374 30,374 30,0 0,0">
          <text:p/>
        </draw:polygon>
        <draw:polygon draw:style-name="gr38" draw:text-style-name="P10" draw:layer="layout" svg:width="0.029cm" svg:height="0.373cm" svg:x="24.891cm" svg:y="2.991cm" svg:viewBox="0 0 30 374" draw:points="0,374 30,374 30,0 0,0">
          <text:p/>
        </draw:polygon>
        <draw:polygon draw:style-name="gr36" draw:text-style-name="P8" draw:layer="layout" svg:width="0.029cm" svg:height="0.373cm" svg:x="24.92cm" svg:y="2.991cm" svg:viewBox="0 0 30 374" draw:points="0,374 30,374 30,0 0,0">
          <text:p/>
        </draw:polygon>
        <draw:polygon draw:style-name="gr35" draw:text-style-name="P7" draw:layer="layout" svg:width="0.03cm" svg:height="0.373cm" svg:x="24.95cm" svg:y="2.991cm" svg:viewBox="0 0 31 374" draw:points="0,374 31,374 31,0 0,0">
          <text:p/>
        </draw:polygon>
        <draw:polygon draw:style-name="gr35" draw:text-style-name="P7" draw:layer="layout" svg:width="0.029cm" svg:height="0.373cm" svg:x="24.98cm" svg:y="2.991cm" svg:viewBox="0 0 30 374" draw:points="0,374 30,374 30,0 0,0">
          <text:p/>
        </draw:polygon>
        <draw:polygon draw:style-name="gr36" draw:text-style-name="P8" draw:layer="layout" svg:width="0.029cm" svg:height="0.373cm" svg:x="25.009cm" svg:y="2.991cm" svg:viewBox="0 0 30 374" draw:points="0,374 30,374 30,0 0,0">
          <text:p/>
        </draw:polygon>
        <draw:polygon draw:style-name="gr35" draw:text-style-name="P7" draw:layer="layout" svg:width="0.03cm" svg:height="0.373cm" svg:x="25.038cm" svg:y="2.991cm" svg:viewBox="0 0 31 374" draw:points="0,374 31,374 31,0 0,0">
          <text:p/>
        </draw:polygon>
        <draw:polygon draw:style-name="gr35" draw:text-style-name="P7" draw:layer="layout" svg:width="0.029cm" svg:height="0.373cm" svg:x="25.068cm" svg:y="2.991cm" svg:viewBox="0 0 30 374" draw:points="0,374 30,374 30,0 0,0">
          <text:p/>
        </draw:polygon>
        <draw:polygon draw:style-name="gr36" draw:text-style-name="P8" draw:layer="layout" svg:width="0.029cm" svg:height="0.373cm" svg:x="25.098cm" svg:y="2.991cm" svg:viewBox="0 0 30 374" draw:points="0,374 30,374 30,0 0,0">
          <text:p/>
        </draw:polygon>
        <draw:polygon draw:style-name="gr37" draw:text-style-name="P9" draw:layer="layout" svg:width="0.029cm" svg:height="0.373cm" svg:x="25.127cm" svg:y="2.991cm" svg:viewBox="0 0 30 374" draw:points="0,374 30,374 30,0 0,0">
          <text:p/>
        </draw:polygon>
        <draw:polygon draw:style-name="gr37" draw:text-style-name="P9" draw:layer="layout" svg:width="0.029cm" svg:height="0.373cm" svg:x="25.157cm" svg:y="2.991cm" svg:viewBox="0 0 30 374" draw:points="0,374 30,374 30,0 0,0">
          <text:p/>
        </draw:polygon>
        <draw:polygon draw:style-name="gr35" draw:text-style-name="P7" draw:layer="layout" svg:width="0.029cm" svg:height="0.373cm" svg:x="25.186cm" svg:y="2.991cm" svg:viewBox="0 0 30 374" draw:points="0,374 30,374 30,0 0,0">
          <text:p/>
        </draw:polygon>
        <draw:polygon draw:style-name="gr38" draw:text-style-name="P10" draw:layer="layout" svg:width="0.029cm" svg:height="0.373cm" svg:x="25.215cm" svg:y="2.991cm" svg:viewBox="0 0 30 374" draw:points="0,374 30,374 30,0 0,0">
          <text:p/>
        </draw:polygon>
        <draw:polygon draw:style-name="gr36" draw:text-style-name="P8" draw:layer="layout" svg:width="0.029cm" svg:height="0.373cm" svg:x="25.244cm" svg:y="2.991cm" svg:viewBox="0 0 30 374" draw:points="0,374 30,374 30,0 0,0">
          <text:p/>
        </draw:polygon>
        <draw:polygon draw:style-name="gr38" draw:text-style-name="P10" draw:layer="layout" svg:width="0.029cm" svg:height="0.373cm" svg:x="25.275cm" svg:y="2.991cm" svg:viewBox="0 0 30 374" draw:points="0,374 30,374 30,0 0,0">
          <text:p/>
        </draw:polygon>
        <draw:polygon draw:style-name="gr36" draw:text-style-name="P8" draw:layer="layout" svg:width="0.029cm" svg:height="0.373cm" svg:x="25.304cm" svg:y="2.991cm" svg:viewBox="0 0 30 374" draw:points="0,374 30,374 30,0 0,0">
          <text:p/>
        </draw:polygon>
        <draw:polygon draw:style-name="gr38" draw:text-style-name="P10" draw:layer="layout" svg:width="0.029cm" svg:height="0.373cm" svg:x="25.333cm" svg:y="2.991cm" svg:viewBox="0 0 30 374" draw:points="0,374 30,374 30,0 0,0">
          <text:p/>
        </draw:polygon>
        <draw:polygon draw:style-name="gr38" draw:text-style-name="P10" draw:layer="layout" svg:width="0.03cm" svg:height="0.373cm" svg:x="25.362cm" svg:y="2.991cm" svg:viewBox="0 0 31 374" draw:points="0,374 31,374 31,0 0,0">
          <text:p/>
        </draw:polygon>
        <draw:polygon draw:style-name="gr37" draw:text-style-name="P9" draw:layer="layout" svg:width="0.029cm" svg:height="0.373cm" svg:x="25.392cm" svg:y="2.991cm" svg:viewBox="0 0 30 374" draw:points="0,374 30,374 30,0 0,0">
          <text:p/>
        </draw:polygon>
        <draw:polygon draw:style-name="gr37" draw:text-style-name="P9" draw:layer="layout" svg:width="0.029cm" svg:height="0.373cm" svg:x="25.422cm" svg:y="2.991cm" svg:viewBox="0 0 30 374" draw:points="0,374 30,374 30,0 0,0">
          <text:p/>
        </draw:polygon>
        <draw:polygon draw:style-name="gr36" draw:text-style-name="P8" draw:layer="layout" svg:width="0.029cm" svg:height="0.373cm" svg:x="25.451cm" svg:y="2.991cm" svg:viewBox="0 0 30 374" draw:points="0,374 30,374 30,0 0,0">
          <text:p/>
        </draw:polygon>
        <draw:polygon draw:style-name="gr38" draw:text-style-name="P10" draw:layer="layout" svg:width="0.029cm" svg:height="0.373cm" svg:x="25.481cm" svg:y="2.991cm" svg:viewBox="0 0 30 374" draw:points="0,374 30,374 30,0 0,0">
          <text:p/>
        </draw:polygon>
        <draw:polygon draw:style-name="gr36" draw:text-style-name="P8" draw:layer="layout" svg:width="0.029cm" svg:height="0.373cm" svg:x="25.51cm" svg:y="2.991cm" svg:viewBox="0 0 30 374" draw:points="0,374 30,374 30,0 0,0">
          <text:p/>
        </draw:polygon>
        <draw:polygon draw:style-name="gr38" draw:text-style-name="P10" draw:layer="layout" svg:width="0.029cm" svg:height="0.373cm" svg:x="25.539cm" svg:y="2.991cm" svg:viewBox="0 0 30 374" draw:points="0,374 30,374 30,0 0,0">
          <text:p/>
        </draw:polygon>
        <draw:polygon draw:style-name="gr36" draw:text-style-name="P8" draw:layer="layout" svg:width="0.029cm" svg:height="0.373cm" svg:x="25.568cm" svg:y="2.991cm" svg:viewBox="0 0 30 374" draw:points="0,374 30,374 30,0 0,0">
          <text:p/>
        </draw:polygon>
        <draw:polygon draw:style-name="gr37" draw:text-style-name="P9" draw:layer="layout" svg:width="0.029cm" svg:height="0.373cm" svg:x="25.599cm" svg:y="2.991cm" svg:viewBox="0 0 30 374" draw:points="0,374 30,374 30,0 0,0">
          <text:p/>
        </draw:polygon>
        <draw:polygon draw:style-name="gr36" draw:text-style-name="P8" draw:layer="layout" svg:width="0.029cm" svg:height="0.373cm" svg:x="25.628cm" svg:y="2.991cm" svg:viewBox="0 0 30 374" draw:points="0,374 30,374 30,0 0,0">
          <text:p/>
        </draw:polygon>
        <draw:polygon draw:style-name="gr35" draw:text-style-name="P7" draw:layer="layout" svg:width="0.029cm" svg:height="0.373cm" svg:x="25.657cm" svg:y="2.991cm" svg:viewBox="0 0 30 374" draw:points="0,374 30,374 30,0 0,0">
          <text:p/>
        </draw:polygon>
        <draw:polygon draw:style-name="gr38" draw:text-style-name="P10" draw:layer="layout" svg:width="0.029cm" svg:height="0.373cm" svg:x="25.686cm" svg:y="2.991cm" svg:viewBox="0 0 30 374" draw:points="0,374 30,374 30,0 0,0">
          <text:p/>
        </draw:polygon>
        <draw:polygon draw:style-name="gr36" draw:text-style-name="P8" draw:layer="layout" svg:width="0.029cm" svg:height="0.373cm" svg:x="25.716cm" svg:y="2.991cm" svg:viewBox="0 0 30 374" draw:points="0,374 30,374 30,0 0,0">
          <text:p/>
        </draw:polygon>
        <draw:polygon draw:style-name="gr37" draw:text-style-name="P9" draw:layer="layout" svg:width="0.029cm" svg:height="0.373cm" svg:x="25.746cm" svg:y="2.991cm" svg:viewBox="0 0 30 374" draw:points="0,374 30,374 30,0 0,0">
          <text:p/>
        </draw:polygon>
        <draw:polygon draw:style-name="gr35" draw:text-style-name="P7" draw:layer="layout" svg:width="0.029cm" svg:height="0.373cm" svg:x="25.775cm" svg:y="2.991cm" svg:viewBox="0 0 30 374" draw:points="0,374 30,374 30,0 0,0">
          <text:p/>
        </draw:polygon>
        <draw:polygon draw:style-name="gr38" draw:text-style-name="P10" draw:layer="layout" svg:width="0.03cm" svg:height="0.373cm" svg:x="25.804cm" svg:y="2.991cm" svg:viewBox="0 0 31 374" draw:points="0,374 31,374 31,0 0,0">
          <text:p/>
        </draw:polygon>
        <draw:polygon draw:style-name="gr37" draw:text-style-name="P9" draw:layer="layout" svg:width="0.029cm" svg:height="0.373cm" svg:x="25.834cm" svg:y="2.991cm" svg:viewBox="0 0 30 374" draw:points="0,374 30,374 30,0 0,0">
          <text:p/>
        </draw:polygon>
        <draw:polygon draw:style-name="gr35" draw:text-style-name="P7" draw:layer="layout" svg:width="0.029cm" svg:height="0.373cm" svg:x="25.863cm" svg:y="2.991cm" svg:viewBox="0 0 30 374" draw:points="0,374 30,374 30,0 0,0">
          <text:p/>
        </draw:polygon>
        <draw:polygon draw:style-name="gr35" draw:text-style-name="P7" draw:layer="layout" svg:width="0.03cm" svg:height="0.373cm" svg:x="25.892cm" svg:y="2.991cm" svg:viewBox="0 0 31 374" draw:points="0,374 31,374 31,0 0,0">
          <text:p/>
        </draw:polygon>
        <draw:polygon draw:style-name="gr37" draw:text-style-name="P9" draw:layer="layout" svg:width="0.029cm" svg:height="0.373cm" svg:x="25.923cm" svg:y="2.991cm" svg:viewBox="0 0 30 374" draw:points="0,374 30,374 30,0 0,0">
          <text:p/>
        </draw:polygon>
        <draw:polygon draw:style-name="gr35" draw:text-style-name="P7" draw:layer="layout" svg:width="0.029cm" svg:height="0.373cm" svg:x="25.952cm" svg:y="2.991cm" svg:viewBox="0 0 30 374" draw:points="0,374 30,374 30,0 0,0">
          <text:p/>
        </draw:polygon>
        <draw:polygon draw:style-name="gr35" draw:text-style-name="P7" draw:layer="layout" svg:width="0.029cm" svg:height="0.373cm" svg:x="25.981cm" svg:y="2.991cm" svg:viewBox="0 0 30 374" draw:points="0,374 30,374 30,0 0,0">
          <text:p/>
        </draw:polygon>
        <draw:polygon draw:style-name="gr36" draw:text-style-name="P8" draw:layer="layout" svg:width="0.029cm" svg:height="0.373cm" svg:x="26.01cm" svg:y="2.991cm" svg:viewBox="0 0 30 374" draw:points="0,374 30,374 30,0 0,0">
          <text:p/>
        </draw:polygon>
        <draw:polygon draw:style-name="gr37" draw:text-style-name="P9" draw:layer="layout" svg:width="0.029cm" svg:height="0.373cm" svg:x="26.04cm" svg:y="2.991cm" svg:viewBox="0 0 30 374" draw:points="0,374 30,374 30,0 0,0">
          <text:p/>
        </draw:polygon>
        <draw:polygon draw:style-name="gr36" draw:text-style-name="P8" draw:layer="layout" svg:width="0.029cm" svg:height="0.373cm" svg:x="26.07cm" svg:y="2.991cm" svg:viewBox="0 0 30 374" draw:points="0,374 30,374 30,0 0,0">
          <text:p/>
        </draw:polygon>
        <draw:polygon draw:style-name="gr35" draw:text-style-name="P7" draw:layer="layout" svg:width="0.029cm" svg:height="0.373cm" svg:x="26.099cm" svg:y="2.991cm" svg:viewBox="0 0 30 374" draw:points="0,374 30,374 30,0 0,0">
          <text:p/>
        </draw:polygon>
        <draw:polygon draw:style-name="gr37" draw:text-style-name="P9" draw:layer="layout" svg:width="0.03cm" svg:height="0.373cm" svg:x="26.128cm" svg:y="2.991cm" svg:viewBox="0 0 31 374" draw:points="0,374 31,374 31,0 0,0">
          <text:p/>
        </draw:polygon>
        <draw:polygon draw:style-name="gr36" draw:text-style-name="P8" draw:layer="layout" svg:width="0.029cm" svg:height="0.373cm" svg:x="26.158cm" svg:y="2.991cm" svg:viewBox="0 0 30 374" draw:points="0,374 30,374 30,0 0,0">
          <text:p/>
        </draw:polygon>
        <draw:polygon draw:style-name="gr37" draw:text-style-name="P9" draw:layer="layout" svg:width="0.029cm" svg:height="0.373cm" svg:x="26.187cm" svg:y="2.991cm" svg:viewBox="0 0 30 374" draw:points="0,374 30,374 30,0 0,0">
          <text:p/>
        </draw:polygon>
        <draw:polygon draw:style-name="gr35" draw:text-style-name="P7" draw:layer="layout" svg:width="0.03cm" svg:height="0.373cm" svg:x="26.216cm" svg:y="2.991cm" svg:viewBox="0 0 31 374" draw:points="0,374 31,374 31,0 0,0">
          <text:p/>
        </draw:polygon>
        <draw:polygon draw:style-name="gr35" draw:text-style-name="P7" draw:layer="layout" svg:width="0.029cm" svg:height="0.373cm" svg:x="26.247cm" svg:y="2.991cm" svg:viewBox="0 0 30 374" draw:points="0,374 30,374 30,0 0,0">
          <text:p/>
        </draw:polygon>
        <draw:polygon draw:style-name="gr35" draw:text-style-name="P7" draw:layer="layout" svg:width="0.029cm" svg:height="0.373cm" svg:x="26.276cm" svg:y="2.991cm" svg:viewBox="0 0 30 374" draw:points="0,374 30,374 30,0 0,0">
          <text:p/>
        </draw:polygon>
        <draw:polygon draw:style-name="gr38" draw:text-style-name="P10" draw:layer="layout" svg:width="0.029cm" svg:height="0.373cm" svg:x="26.305cm" svg:y="2.991cm" svg:viewBox="0 0 30 374" draw:points="0,374 30,374 30,0 0,0">
          <text:p/>
        </draw:polygon>
        <draw:polygon draw:style-name="gr37" draw:text-style-name="P9" draw:layer="layout" svg:width="0.029cm" svg:height="0.373cm" svg:x="26.335cm" svg:y="2.991cm" svg:viewBox="0 0 30 374" draw:points="0,374 30,374 30,0 0,0">
          <text:p/>
        </draw:polygon>
        <draw:polygon draw:style-name="gr36" draw:text-style-name="P8" draw:layer="layout" svg:width="0.029cm" svg:height="0.373cm" svg:x="26.364cm" svg:y="2.991cm" svg:viewBox="0 0 30 374" draw:points="0,374 30,374 30,0 0,0">
          <text:p/>
        </draw:polygon>
        <draw:polygon draw:style-name="gr37" draw:text-style-name="P9" draw:layer="layout" svg:width="0.029cm" svg:height="0.373cm" svg:x="26.393cm" svg:y="2.991cm" svg:viewBox="0 0 30 374" draw:points="0,374 30,374 30,0 0,0">
          <text:p/>
        </draw:polygon>
        <draw:polygon draw:style-name="gr35" draw:text-style-name="P7" draw:layer="layout" svg:width="0.029cm" svg:height="0.373cm" svg:x="26.423cm" svg:y="2.991cm" svg:viewBox="0 0 30 374" draw:points="0,374 30,374 30,0 0,0">
          <text:p/>
        </draw:polygon>
        <draw:polygon draw:style-name="gr38" draw:text-style-name="P10" draw:layer="layout" svg:width="0.029cm" svg:height="0.373cm" svg:x="26.453cm" svg:y="2.991cm" svg:viewBox="0 0 30 374" draw:points="0,374 30,374 30,0 0,0">
          <text:p/>
        </draw:polygon>
        <draw:polygon draw:style-name="gr35" draw:text-style-name="P7" draw:layer="layout" svg:width="0.029cm" svg:height="0.373cm" svg:x="26.482cm" svg:y="2.991cm" svg:viewBox="0 0 30 374" draw:points="0,374 30,374 30,0 0,0">
          <text:p/>
        </draw:polygon>
        <draw:polygon draw:style-name="gr35" draw:text-style-name="P7" draw:layer="layout" svg:width="0.029cm" svg:height="0.373cm" svg:x="26.511cm" svg:y="2.991cm" svg:viewBox="0 0 30 374" draw:points="0,374 30,374 30,0 0,0">
          <text:p/>
        </draw:polygon>
        <draw:polygon draw:style-name="gr37" draw:text-style-name="P9" draw:layer="layout" svg:width="0.029cm" svg:height="0.373cm" svg:x="26.54cm" svg:y="2.991cm" svg:viewBox="0 0 30 374" draw:points="0,374 30,374 30,0 0,0">
          <text:p/>
        </draw:polygon>
        <draw:polygon draw:style-name="gr38" draw:text-style-name="P10" draw:layer="layout" svg:width="0.03cm" svg:height="0.373cm" svg:x="26.569cm" svg:y="2.991cm" svg:viewBox="0 0 31 374" draw:points="0,374 31,374 31,0 0,0">
          <text:p/>
        </draw:polygon>
        <draw:polygon draw:style-name="gr35" draw:text-style-name="P7" draw:layer="layout" svg:width="0.029cm" svg:height="0.373cm" svg:x="26.6cm" svg:y="2.991cm" svg:viewBox="0 0 30 374" draw:points="0,374 30,374 30,0 0,0">
          <text:p/>
        </draw:polygon>
        <draw:polygon draw:style-name="gr35" draw:text-style-name="P7" draw:layer="layout" svg:width="0.029cm" svg:height="0.373cm" svg:x="26.629cm" svg:y="2.991cm" svg:viewBox="0 0 30 374" draw:points="0,374 30,374 30,0 0,0">
          <text:p/>
        </draw:polygon>
        <draw:polygon draw:style-name="gr38" draw:text-style-name="P10" draw:layer="layout" svg:width="0.03cm" svg:height="0.373cm" svg:x="26.658cm" svg:y="2.991cm" svg:viewBox="0 0 31 374" draw:points="0,374 31,374 31,0 0,0">
          <text:p/>
        </draw:polygon>
        <draw:polygon draw:style-name="gr37" draw:text-style-name="P9" draw:layer="layout" svg:width="0.029cm" svg:height="0.373cm" svg:x="26.688cm" svg:y="2.991cm" svg:viewBox="0 0 30 374" draw:points="0,374 30,374 30,0 0,0">
          <text:p/>
        </draw:polygon>
        <draw:polygon draw:style-name="gr38" draw:text-style-name="P10" draw:layer="layout" svg:width="0.029cm" svg:height="0.373cm" svg:x="26.717cm" svg:y="2.991cm" svg:viewBox="0 0 30 374" draw:points="0,374 30,374 30,0 0,0">
          <text:p/>
        </draw:polygon>
        <draw:polygon draw:style-name="gr37" draw:text-style-name="P9" draw:layer="layout" svg:width="0.029cm" svg:height="0.373cm" svg:x="26.747cm" svg:y="2.991cm" svg:viewBox="0 0 30 374" draw:points="0,374 30,374 30,0 0,0">
          <text:p/>
        </draw:polygon>
        <draw:polygon draw:style-name="gr35" draw:text-style-name="P7" draw:layer="layout" svg:width="0.029cm" svg:height="0.373cm" svg:x="26.777cm" svg:y="2.991cm" svg:viewBox="0 0 30 374" draw:points="0,374 30,374 30,0 0,0">
          <text:p/>
        </draw:polygon>
        <draw:polygon draw:style-name="gr35" draw:text-style-name="P7" draw:layer="layout" svg:width="0.029cm" svg:height="0.373cm" svg:x="26.806cm" svg:y="2.991cm" svg:viewBox="0 0 30 374" draw:points="0,374 30,374 30,0 0,0">
          <text:p/>
        </draw:polygon>
        <draw:polygon draw:style-name="gr38" draw:text-style-name="P10" draw:layer="layout" svg:width="0.029cm" svg:height="0.373cm" svg:x="26.835cm" svg:y="2.991cm" svg:viewBox="0 0 30 374" draw:points="0,374 30,374 30,0 0,0">
          <text:p/>
        </draw:polygon>
        <draw:polygon draw:style-name="gr38" draw:text-style-name="P10" draw:layer="layout" svg:width="0.029cm" svg:height="0.373cm" svg:x="26.864cm" svg:y="2.991cm" svg:viewBox="0 0 30 374" draw:points="0,374 30,374 30,0 0,0">
          <text:p/>
        </draw:polygon>
        <draw:polygon draw:style-name="gr37" draw:text-style-name="P9" draw:layer="layout" svg:width="0.029cm" svg:height="0.373cm" svg:x="26.895cm" svg:y="2.991cm" svg:viewBox="0 0 30 374" draw:points="0,374 30,374 30,0 0,0">
          <text:p/>
        </draw:polygon>
        <draw:polygon draw:style-name="gr36" draw:text-style-name="P8" draw:layer="layout" svg:width="0.029cm" svg:height="0.373cm" svg:x="26.924cm" svg:y="2.991cm" svg:viewBox="0 0 30 374" draw:points="0,374 30,374 30,0 0,0">
          <text:p/>
        </draw:polygon>
        <draw:polygon draw:style-name="gr35" draw:text-style-name="P7" draw:layer="layout" svg:width="0.029cm" svg:height="0.373cm" svg:x="26.953cm" svg:y="2.991cm" svg:viewBox="0 0 30 374" draw:points="0,374 30,374 30,0 0,0">
          <text:p/>
        </draw:polygon>
        <draw:polygon draw:style-name="gr37" draw:text-style-name="P9" draw:layer="layout" svg:width="0.03cm" svg:height="0.373cm" svg:x="26.982cm" svg:y="2.991cm" svg:viewBox="0 0 31 374" draw:points="0,374 31,374 31,0 0,0">
          <text:p/>
        </draw:polygon>
        <draw:polygon draw:style-name="gr35" draw:text-style-name="P7" draw:layer="layout" svg:width="0.029cm" svg:height="0.373cm" svg:x="27.012cm" svg:y="2.991cm" svg:viewBox="0 0 30 374" draw:points="0,374 30,374 30,0 0,0">
          <text:p/>
        </draw:polygon>
        <draw:polygon draw:style-name="gr35" draw:text-style-name="P7" draw:layer="layout" svg:width="0.029cm" svg:height="0.373cm" svg:x="27.041cm" svg:y="2.991cm" svg:viewBox="0 0 30 374" draw:points="0,374 30,374 30,0 0,0">
          <text:p/>
        </draw:polygon>
        <draw:polygon draw:style-name="gr38" draw:text-style-name="P10" draw:layer="layout" svg:width="0.029cm" svg:height="0.373cm" svg:x="27.071cm" svg:y="2.991cm" svg:viewBox="0 0 30 374" draw:points="0,374 30,374 30,0 0,0">
          <text:p/>
        </draw:polygon>
        <draw:polygon draw:style-name="gr38" draw:text-style-name="P10" draw:layer="layout" svg:width="0.029cm" svg:height="0.373cm" svg:x="27.101cm" svg:y="2.991cm" svg:viewBox="0 0 30 374" draw:points="0,374 30,374 30,0 0,0">
          <text:p/>
        </draw:polygon>
        <draw:polygon draw:style-name="gr36" draw:text-style-name="P8" draw:layer="layout" svg:width="0.029cm" svg:height="0.373cm" svg:x="27.13cm" svg:y="2.991cm" svg:viewBox="0 0 30 374" draw:points="0,374 30,374 30,0 0,0">
          <text:p/>
        </draw:polygon>
        <draw:polygon draw:style-name="gr35" draw:text-style-name="P7" draw:layer="layout" svg:width="0.029cm" svg:height="0.373cm" svg:x="27.159cm" svg:y="2.991cm" svg:viewBox="0 0 30 374" draw:points="0,374 30,374 30,0 0,0">
          <text:p/>
        </draw:polygon>
        <draw:polygon draw:style-name="gr37" draw:text-style-name="P9" draw:layer="layout" svg:width="0.029cm" svg:height="0.373cm" svg:x="27.188cm" svg:y="2.991cm" svg:viewBox="0 0 30 374" draw:points="0,374 30,374 30,0 0,0">
          <text:p/>
        </draw:polygon>
        <draw:polygon draw:style-name="gr38" draw:text-style-name="P10" draw:layer="layout" svg:width="0.029cm" svg:height="0.373cm" svg:x="27.219cm" svg:y="2.991cm" svg:viewBox="0 0 30 374" draw:points="0,374 30,374 30,0 0,0">
          <text:p/>
        </draw:polygon>
        <draw:polygon draw:style-name="gr37" draw:text-style-name="P9" draw:layer="layout" svg:width="0.029cm" svg:height="0.373cm" svg:x="27.248cm" svg:y="2.991cm" svg:viewBox="0 0 30 374" draw:points="0,374 30,374 30,0 0,0">
          <text:p/>
        </draw:polygon>
        <draw:polygon draw:style-name="gr35" draw:text-style-name="P7" draw:layer="layout" svg:width="0.029cm" svg:height="0.373cm" svg:x="27.277cm" svg:y="2.991cm" svg:viewBox="0 0 30 374" draw:points="0,374 30,374 30,0 0,0">
          <text:p/>
        </draw:polygon>
        <draw:polygon draw:style-name="gr35" draw:text-style-name="P7" draw:layer="layout" svg:width="0.029cm" svg:height="0.373cm" svg:x="27.306cm" svg:y="2.991cm" svg:viewBox="0 0 30 374" draw:points="0,374 30,374 30,0 0,0">
          <text:p/>
        </draw:polygon>
        <draw:polygon draw:style-name="gr38" draw:text-style-name="P10" draw:layer="layout" svg:width="0.029cm" svg:height="0.373cm" svg:x="27.336cm" svg:y="2.991cm" svg:viewBox="0 0 30 374" draw:points="0,374 30,374 30,0 0,0">
          <text:p/>
        </draw:polygon>
        <draw:polygon draw:style-name="gr36" draw:text-style-name="P8" draw:layer="layout" svg:width="0.029cm" svg:height="0.373cm" svg:x="27.365cm" svg:y="2.991cm" svg:viewBox="0 0 30 374" draw:points="0,374 30,374 30,0 0,0">
          <text:p/>
        </draw:polygon>
        <draw:polygon draw:style-name="gr35" draw:text-style-name="P7" draw:layer="layout" svg:width="0.029cm" svg:height="0.373cm" svg:x="27.395cm" svg:y="2.991cm" svg:viewBox="0 0 30 374" draw:points="0,374 30,374 30,0 0,0">
          <text:p/>
        </draw:polygon>
        <draw:polygon draw:style-name="gr38" draw:text-style-name="P10" draw:layer="layout" svg:width="0.03cm" svg:height="0.373cm" svg:x="27.424cm" svg:y="2.991cm" svg:viewBox="0 0 31 374" draw:points="0,374 31,374 31,0 0,0">
          <text:p/>
        </draw:polygon>
        <draw:polygon draw:style-name="gr36" draw:text-style-name="P8" draw:layer="layout" svg:width="0.029cm" svg:height="0.373cm" svg:x="27.454cm" svg:y="2.991cm" svg:viewBox="0 0 30 374" draw:points="0,374 30,374 30,0 0,0">
          <text:p/>
        </draw:polygon>
        <draw:polygon draw:style-name="gr37" draw:text-style-name="P9" draw:layer="layout" svg:width="0.029cm" svg:height="0.373cm" svg:x="27.483cm" svg:y="2.991cm" svg:viewBox="0 0 30 374" draw:points="0,374 30,374 30,0 0,0">
          <text:p/>
        </draw:polygon>
        <draw:polygon draw:style-name="gr35" draw:text-style-name="P7" draw:layer="layout" svg:width="0.029cm" svg:height="0.373cm" svg:x="27.512cm" svg:y="2.991cm" svg:viewBox="0 0 30 374" draw:points="0,374 30,374 30,0 0,0">
          <text:p/>
        </draw:polygon>
        <draw:polygon draw:style-name="gr35" draw:text-style-name="P7" draw:layer="layout" svg:width="0.029cm" svg:height="0.373cm" svg:x="27.543cm" svg:y="2.991cm" svg:viewBox="0 0 30 374" draw:points="0,374 30,374 30,0 0,0">
          <text:p/>
        </draw:polygon>
        <draw:polygon draw:style-name="gr38" draw:text-style-name="P10" draw:layer="layout" svg:width="0.029cm" svg:height="0.373cm" svg:x="27.572cm" svg:y="2.991cm" svg:viewBox="0 0 30 374" draw:points="0,374 30,374 30,0 0,0">
          <text:p/>
        </draw:polygon>
        <draw:polygon draw:style-name="gr36" draw:text-style-name="P8" draw:layer="layout" svg:width="0.029cm" svg:height="0.373cm" svg:x="27.601cm" svg:y="2.991cm" svg:viewBox="0 0 30 374" draw:points="0,374 30,374 30,0 0,0">
          <text:p/>
        </draw:polygon>
        <draw:polygon draw:style-name="gr38" draw:text-style-name="P10" draw:layer="layout" svg:width="0.029cm" svg:height="0.373cm" svg:x="27.63cm" svg:y="2.991cm" svg:viewBox="0 0 30 374" draw:points="0,374 30,374 30,0 0,0">
          <text:p/>
        </draw:polygon>
        <draw:polygon draw:style-name="gr38" draw:text-style-name="P10" draw:layer="layout" svg:width="0.029cm" svg:height="0.373cm" svg:x="27.66cm" svg:y="2.991cm" svg:viewBox="0 0 30 374" draw:points="0,374 30,374 30,0 0,0">
          <text:p/>
        </draw:polygon>
        <draw:polygon draw:style-name="gr38" draw:text-style-name="P10" draw:layer="layout" svg:width="0.029cm" svg:height="0.373cm" svg:x="27.689cm" svg:y="2.991cm" svg:viewBox="0 0 30 374" draw:points="0,374 30,374 30,0 0,0">
          <text:p/>
        </draw:polygon>
        <draw:polygon draw:style-name="gr37" draw:text-style-name="P9" draw:layer="layout" svg:width="0.029cm" svg:height="0.373cm" svg:x="27.719cm" svg:y="2.991cm" svg:viewBox="0 0 30 374" draw:points="0,374 30,374 30,0 0,0">
          <text:p/>
        </draw:polygon>
        <draw:polygon draw:style-name="gr35" draw:text-style-name="P7" draw:layer="layout" svg:width="0.029cm" svg:height="0.373cm" svg:x="27.748cm" svg:y="2.991cm" svg:viewBox="0 0 30 374" draw:points="0,374 30,374 30,0 0,0">
          <text:p/>
        </draw:polygon>
        <draw:polygon draw:style-name="gr35" draw:text-style-name="P7" draw:layer="layout" svg:width="0.029cm" svg:height="0.373cm" svg:x="27.778cm" svg:y="2.991cm" svg:viewBox="0 0 30 374" draw:points="0,374 30,374 30,0 0,0">
          <text:p/>
        </draw:polygon>
        <draw:polygon draw:style-name="gr36" draw:text-style-name="P8" draw:layer="layout" svg:width="0.029cm" svg:height="0.373cm" svg:x="27.807cm" svg:y="2.991cm" svg:viewBox="0 0 30 374" draw:points="0,374 30,374 30,0 0,0">
          <text:p/>
        </draw:polygon>
        <draw:polygon draw:style-name="gr37" draw:text-style-name="P9" draw:layer="layout" svg:width="0.03cm" svg:height="0.373cm" svg:x="27.836cm" svg:y="2.991cm" svg:viewBox="0 0 31 374" draw:points="0,374 31,374 31,0 0,0">
          <text:p/>
        </draw:polygon>
        <draw:polygon draw:style-name="gr36" draw:text-style-name="P8" draw:layer="layout" svg:width="0.029cm" svg:height="0.373cm" svg:x="27.867cm" svg:y="2.991cm" svg:viewBox="0 0 30 374" draw:points="0,374 30,374 30,0 0,0">
          <text:p/>
        </draw:polygon>
        <draw:polygon draw:style-name="gr35" draw:text-style-name="P7" draw:layer="layout" svg:width="0.029cm" svg:height="0.373cm" svg:x="27.896cm" svg:y="2.991cm" svg:viewBox="0 0 30 374" draw:points="0,374 30,374 30,0 0,0">
          <text:p/>
        </draw:polygon>
        <draw:polygon draw:style-name="gr36" draw:text-style-name="P8" draw:layer="layout" svg:width="0.029cm" svg:height="0.373cm" svg:x="27.925cm" svg:y="2.991cm" svg:viewBox="0 0 30 374" draw:points="0,374 30,374 30,0 0,0">
          <text:p/>
        </draw:polygon>
        <draw:polygon draw:style-name="gr36" draw:text-style-name="P8" draw:layer="layout" svg:width="0.029cm" svg:height="0.373cm" svg:x="27.955cm" svg:y="2.991cm" svg:viewBox="0 0 30 374" draw:points="0,374 30,374 30,0 0,0">
          <text:p/>
        </draw:polygon>
        <draw:polygon draw:style-name="gr38" draw:text-style-name="P10" draw:layer="layout" svg:width="0.029cm" svg:height="0.373cm" svg:x="27.984cm" svg:y="2.991cm" svg:viewBox="0 0 30 374" draw:points="0,374 30,374 30,0 0,0">
          <text:p/>
        </draw:polygon>
        <draw:polygon draw:style-name="gr38" draw:text-style-name="P10" draw:layer="layout" svg:width="0.029cm" svg:height="0.373cm" svg:x="28.013cm" svg:y="2.991cm" svg:viewBox="0 0 30 374" draw:points="0,374 30,374 30,0 0,0">
          <text:p/>
        </draw:polygon>
        <draw:polygon draw:style-name="gr37" draw:text-style-name="P9" draw:layer="layout" svg:width="0.029cm" svg:height="0.373cm" svg:x="28.043cm" svg:y="2.991cm" svg:viewBox="0 0 30 374" draw:points="0,374 30,374 30,0 0,0">
          <text:p/>
        </draw:polygon>
        <draw:polygon draw:style-name="gr36" draw:text-style-name="P8" draw:layer="layout" svg:width="0.029cm" svg:height="0.373cm" svg:x="28.072cm" svg:y="2.991cm" svg:viewBox="0 0 30 374" draw:points="0,374 30,374 30,0 0,0">
          <text:p/>
        </draw:polygon>
        <draw:polygon draw:style-name="gr37" draw:text-style-name="P9" draw:layer="layout" svg:width="0.029cm" svg:height="0.373cm" svg:x="28.102cm" svg:y="2.991cm" svg:viewBox="0 0 30 374" draw:points="0,374 30,374 30,0 0,0">
          <text:p/>
        </draw:polygon>
        <draw:polygon draw:style-name="gr36" draw:text-style-name="P8" draw:layer="layout" svg:width="0.029cm" svg:height="0.373cm" svg:x="28.131cm" svg:y="2.991cm" svg:viewBox="0 0 30 374" draw:points="0,374 30,374 30,0 0,0">
          <text:p/>
        </draw:polygon>
        <draw:polygon draw:style-name="gr36" draw:text-style-name="P8" draw:layer="layout" svg:width="0.029cm" svg:height="0.373cm" svg:x="28.16cm" svg:y="2.991cm" svg:viewBox="0 0 30 374" draw:points="0,374 30,374 30,0 0,0">
          <text:p/>
        </draw:polygon>
        <draw:polygon draw:style-name="gr36" draw:text-style-name="P8" draw:layer="layout" svg:width="0.03cm" svg:height="0.373cm" svg:x="28.189cm" svg:y="2.991cm" svg:viewBox="0 0 31 374" draw:points="0,374 31,374 31,0 0,0">
          <text:p/>
        </draw:polygon>
        <draw:polygon draw:style-name="gr36" draw:text-style-name="P8" draw:layer="layout" svg:width="0.029cm" svg:height="0.373cm" svg:x="28.22cm" svg:y="2.991cm" svg:viewBox="0 0 30 374" draw:points="0,374 30,374 30,0 0,0">
          <text:p/>
        </draw:polygon>
        <draw:polygon draw:style-name="gr38" draw:text-style-name="P10" draw:layer="layout" svg:width="0.029cm" svg:height="0.373cm" svg:x="28.249cm" svg:y="2.991cm" svg:viewBox="0 0 30 374" draw:points="0,374 30,374 30,0 0,0">
          <text:p/>
        </draw:polygon>
        <draw:polygon draw:style-name="gr38" draw:text-style-name="P10" draw:layer="layout" svg:width="0.03cm" svg:height="0.373cm" svg:x="28.278cm" svg:y="2.991cm" svg:viewBox="0 0 31 374" draw:points="0,374 31,374 31,0 0,0">
          <text:p/>
        </draw:polygon>
        <draw:polygon draw:style-name="gr37" draw:text-style-name="P9" draw:layer="layout" svg:width="0.029cm" svg:height="0.373cm" svg:x="28.308cm" svg:y="2.991cm" svg:viewBox="0 0 30 374" draw:points="0,374 30,374 30,0 0,0">
          <text:p/>
        </draw:polygon>
        <draw:polygon draw:style-name="gr37" draw:text-style-name="P9" draw:layer="layout" svg:width="0.029cm" svg:height="0.373cm" svg:x="28.337cm" svg:y="2.991cm" svg:viewBox="0 0 30 374" draw:points="0,374 30,374 30,0 0,0">
          <text:p/>
        </draw:polygon>
        <draw:polygon draw:style-name="gr38" draw:text-style-name="P10" draw:layer="layout" svg:width="0.029cm" svg:height="0.373cm" svg:x="28.366cm" svg:y="2.991cm" svg:viewBox="0 0 30 374" draw:points="0,374 30,374 30,0 0,0">
          <text:p/>
        </draw:polygon>
        <draw:polygon draw:style-name="gr35" draw:text-style-name="P7" draw:layer="layout" svg:width="0.029cm" svg:height="0.373cm" svg:x="28.397cm" svg:y="2.991cm" svg:viewBox="0 0 30 374" draw:points="0,374 30,374 30,0 0,0">
          <text:p/>
        </draw:polygon>
        <draw:polygon draw:style-name="gr38" draw:text-style-name="P10" draw:layer="layout" svg:width="0.029cm" svg:height="0.373cm" svg:x="28.426cm" svg:y="2.991cm" svg:viewBox="0 0 30 374" draw:points="0,374 30,374 30,0 0,0">
          <text:p/>
        </draw:polygon>
        <draw:polygon draw:style-name="gr38" draw:text-style-name="P10" draw:layer="layout" svg:width="0.029cm" svg:height="0.373cm" svg:x="28.455cm" svg:y="2.991cm" svg:viewBox="0 0 30 374" draw:points="0,374 30,374 30,0 0,0">
          <text:p/>
        </draw:polygon>
        <draw:polygon draw:style-name="gr36" draw:text-style-name="P8" draw:layer="layout" svg:width="0.029cm" svg:height="0.373cm" svg:x="28.484cm" svg:y="2.991cm" svg:viewBox="0 0 30 374" draw:points="0,374 30,374 30,0 0,0">
          <text:p/>
        </draw:polygon>
        <draw:polygon draw:style-name="gr36" draw:text-style-name="P8" draw:layer="layout" svg:width="0.029cm" svg:height="0.373cm" svg:x="28.514cm" svg:y="2.991cm" svg:viewBox="0 0 30 374" draw:points="0,374 30,374 30,0 0,0">
          <text:p/>
        </draw:polygon>
        <draw:polygon draw:style-name="gr37" draw:text-style-name="P9" draw:layer="layout" svg:width="0.029cm" svg:height="0.373cm" svg:x="28.544cm" svg:y="2.991cm" svg:viewBox="0 0 30 374" draw:points="0,374 30,374 30,0 0,0">
          <text:p/>
        </draw:polygon>
        <draw:polygon draw:style-name="gr35" draw:text-style-name="P7" draw:layer="layout" svg:width="0.029cm" svg:height="0.373cm" svg:x="28.573cm" svg:y="2.991cm" svg:viewBox="0 0 30 374" draw:points="0,374 30,374 30,0 0,0">
          <text:p/>
        </draw:polygon>
        <draw:polygon draw:style-name="gr37" draw:text-style-name="P9" draw:layer="layout" svg:width="0.029cm" svg:height="0.373cm" svg:x="28.602cm" svg:y="2.991cm" svg:viewBox="0 0 30 374" draw:points="0,374 30,374 30,0 0,0">
          <text:p/>
        </draw:polygon>
        <draw:polygon draw:style-name="gr37" draw:text-style-name="P9" draw:layer="layout" svg:width="0.03cm" svg:height="0.373cm" svg:x="28.631cm" svg:y="2.991cm" svg:viewBox="0 0 31 374" draw:points="0,374 31,374 31,0 0,0">
          <text:p/>
        </draw:polygon>
        <draw:polygon draw:style-name="gr37" draw:text-style-name="P9" draw:layer="layout" svg:width="0.029cm" svg:height="0.373cm" svg:x="28.661cm" svg:y="2.991cm" svg:viewBox="0 0 30 374" draw:points="0,374 30,374 30,0 0,0">
          <text:p/>
        </draw:polygon>
        <draw:polygon draw:style-name="gr37" draw:text-style-name="P9" draw:layer="layout" svg:width="0.029cm" svg:height="0.373cm" svg:x="28.69cm" svg:y="2.991cm" svg:viewBox="0 0 30 374" draw:points="0,374 30,374 30,0 0,0">
          <text:p/>
        </draw:polygon>
        <draw:polygon draw:style-name="gr36" draw:text-style-name="P8" draw:layer="layout" svg:width="0.029cm" svg:height="0.373cm" svg:x="28.721cm" svg:y="2.991cm" svg:viewBox="0 0 30 374" draw:points="0,374 30,374 30,0 0,0">
          <text:p/>
        </draw:polygon>
        <draw:polygon draw:style-name="gr35" draw:text-style-name="P7" draw:layer="layout" svg:width="0.029cm" svg:height="0.373cm" svg:x="28.75cm" svg:y="2.991cm" svg:viewBox="0 0 30 374" draw:points="0,374 30,374 30,0 0,0">
          <text:p/>
        </draw:polygon>
        <draw:polygon draw:style-name="gr38" draw:text-style-name="P10" draw:layer="layout" svg:width="0.029cm" svg:height="0.373cm" svg:x="28.779cm" svg:y="2.991cm" svg:viewBox="0 0 30 374" draw:points="0,374 30,374 30,0 0,0">
          <text:p/>
        </draw:polygon>
        <draw:polygon draw:style-name="gr37" draw:text-style-name="P9" draw:layer="layout" svg:width="0.029cm" svg:height="0.373cm" svg:x="28.808cm" svg:y="2.991cm" svg:viewBox="0 0 30 374" draw:points="0,374 30,374 30,0 0,0">
          <text:p/>
        </draw:polygon>
        <draw:polygon draw:style-name="gr36" draw:text-style-name="P8" draw:layer="layout" svg:width="0.029cm" svg:height="0.373cm" svg:x="28.838cm" svg:y="2.991cm" svg:viewBox="0 0 30 374" draw:points="0,374 30,374 30,0 0,0">
          <text:p/>
        </draw:polygon>
        <draw:polygon draw:style-name="gr36" draw:text-style-name="P8" draw:layer="layout" svg:width="0.029cm" svg:height="0.373cm" svg:x="28.868cm" svg:y="2.991cm" svg:viewBox="0 0 30 374" draw:points="0,374 30,374 30,0 0,0">
          <text:p/>
        </draw:polygon>
        <draw:polygon draw:style-name="gr38" draw:text-style-name="P10" draw:layer="layout" svg:width="0.029cm" svg:height="0.373cm" svg:x="28.897cm" svg:y="2.991cm" svg:viewBox="0 0 30 374" draw:points="0,374 30,374 30,0 0,0">
          <text:p/>
        </draw:polygon>
        <draw:polygon draw:style-name="gr37" draw:text-style-name="P9" draw:layer="layout" svg:width="0.029cm" svg:height="0.373cm" svg:x="28.926cm" svg:y="2.991cm" svg:viewBox="0 0 30 374" draw:points="0,374 30,374 30,0 0,0">
          <text:p/>
        </draw:polygon>
        <draw:polygon draw:style-name="gr38" draw:text-style-name="P10" draw:layer="layout" svg:width="0.029cm" svg:height="0.373cm" svg:x="28.956cm" svg:y="2.991cm" svg:viewBox="0 0 30 374" draw:points="0,374 30,374 30,0 0,0">
          <text:p/>
        </draw:polygon>
        <draw:polygon draw:style-name="gr38" draw:text-style-name="P10" draw:layer="layout" svg:width="0.029cm" svg:height="0.373cm" svg:x="28.985cm" svg:y="2.991cm" svg:viewBox="0 0 30 374" draw:points="0,374 30,374 30,0 0,0">
          <text:p/>
        </draw:polygon>
        <draw:polygon draw:style-name="gr36" draw:text-style-name="P8" draw:layer="layout" svg:width="0.029cm" svg:height="0.373cm" svg:x="29.014cm" svg:y="2.991cm" svg:viewBox="0 0 30 374" draw:points="0,374 30,374 30,0 0,0">
          <text:p/>
        </draw:polygon>
        <draw:polygon draw:style-name="gr37" draw:text-style-name="P9" draw:layer="layout" svg:width="0.03cm" svg:height="0.373cm" svg:x="29.044cm" svg:y="2.991cm" svg:viewBox="0 0 31 374" draw:points="0,374 31,374 31,0 0,0">
          <text:p/>
        </draw:polygon>
        <draw:polygon draw:style-name="gr35" draw:text-style-name="P7" draw:layer="layout" svg:width="0.029cm" svg:height="0.373cm" svg:x="29.074cm" svg:y="2.991cm" svg:viewBox="0 0 30 374" draw:points="0,374 30,374 30,0 0,0">
          <text:p/>
        </draw:polygon>
        <draw:polygon draw:style-name="gr37" draw:text-style-name="P9" draw:layer="layout" svg:width="0.029cm" svg:height="0.373cm" svg:x="29.103cm" svg:y="2.991cm" svg:viewBox="0 0 30 374" draw:points="0,374 30,374 30,0 0,0">
          <text:p/>
        </draw:polygon>
        <draw:polygon draw:style-name="gr38" draw:text-style-name="P10" draw:layer="layout" svg:width="0.029cm" svg:height="0.373cm" svg:x="29.132cm" svg:y="2.991cm" svg:viewBox="0 0 30 374" draw:points="0,374 30,374 30,0 0,0">
          <text:p/>
        </draw:polygon>
        <draw:polygon draw:style-name="gr37" draw:text-style-name="P9" draw:layer="layout" svg:width="0.029cm" svg:height="0.373cm" svg:x="29.162cm" svg:y="2.991cm" svg:viewBox="0 0 30 374" draw:points="0,374 30,374 30,0 0,0">
          <text:p/>
        </draw:polygon>
        <draw:polygon draw:style-name="gr38" draw:text-style-name="P10" draw:layer="layout" svg:width="0.029cm" svg:height="0.373cm" svg:x="29.192cm" svg:y="2.991cm" svg:viewBox="0 0 30 374" draw:points="0,374 30,374 30,0 0,0">
          <text:p/>
        </draw:polygon>
        <draw:polygon draw:style-name="gr36" draw:text-style-name="P8" draw:layer="layout" svg:width="0.029cm" svg:height="0.373cm" svg:x="29.221cm" svg:y="2.991cm" svg:viewBox="0 0 30 374" draw:points="0,374 30,374 30,0 0,0">
          <text:p/>
        </draw:polygon>
        <draw:polygon draw:style-name="gr38" draw:text-style-name="P10" draw:layer="layout" svg:width="0.029cm" svg:height="0.373cm" svg:x="29.25cm" svg:y="2.991cm" svg:viewBox="0 0 30 374" draw:points="0,374 30,374 30,0 0,0">
          <text:p/>
        </draw:polygon>
        <draw:polygon draw:style-name="gr38" draw:text-style-name="P10" draw:layer="layout" svg:width="0.029cm" svg:height="0.373cm" svg:x="29.28cm" svg:y="2.991cm" svg:viewBox="0 0 30 374" draw:points="0,374 30,374 30,0 0,0">
          <text:p/>
        </draw:polygon>
        <draw:polygon draw:style-name="gr37" draw:text-style-name="P9" draw:layer="layout" svg:width="0.029cm" svg:height="0.373cm" svg:x="29.309cm" svg:y="2.991cm" svg:viewBox="0 0 30 374" draw:points="0,374 30,374 30,0 0,0">
          <text:p/>
        </draw:polygon>
        <draw:polygon draw:style-name="gr35" draw:text-style-name="P7" draw:layer="layout" svg:width="0.029cm" svg:height="0.373cm" svg:x="29.338cm" svg:y="2.991cm" svg:viewBox="0 0 30 374" draw:points="0,374 30,374 30,0 0,0">
          <text:p/>
        </draw:polygon>
        <draw:polygon draw:style-name="gr35" draw:text-style-name="P7" draw:layer="layout" svg:width="0.029cm" svg:height="0.373cm" svg:x="29.368cm" svg:y="2.991cm" svg:viewBox="0 0 30 374" draw:points="0,374 30,374 30,0 0,0">
          <text:p/>
        </draw:polygon>
        <draw:polygon draw:style-name="gr36" draw:text-style-name="P8" draw:layer="layout" svg:width="0.029cm" svg:height="0.373cm" svg:x="29.398cm" svg:y="2.991cm" svg:viewBox="0 0 30 374" draw:points="0,374 30,374 30,0 0,0">
          <text:p/>
        </draw:polygon>
        <draw:polygon draw:style-name="gr38" draw:text-style-name="P10" draw:layer="layout" svg:width="0.029cm" svg:height="0.373cm" svg:x="29.427cm" svg:y="2.991cm" svg:viewBox="0 0 30 374" draw:points="0,374 30,374 30,0 0,0">
          <text:p/>
        </draw:polygon>
        <draw:polygon draw:style-name="gr36" draw:text-style-name="P8" draw:layer="layout" svg:width="0.029cm" svg:height="0.373cm" svg:x="29.456cm" svg:y="2.991cm" svg:viewBox="0 0 30 374" draw:points="0,374 30,374 30,0 0,0">
          <text:p/>
        </draw:polygon>
        <draw:polygon draw:style-name="gr38" draw:text-style-name="P10" draw:layer="layout" svg:width="0.03cm" svg:height="0.373cm" svg:x="29.485cm" svg:y="2.991cm" svg:viewBox="0 0 31 374" draw:points="0,374 31,374 31,0 0,0">
          <text:p/>
        </draw:polygon>
        <draw:polygon draw:style-name="gr38" draw:text-style-name="P10" draw:layer="layout" svg:width="0.029cm" svg:height="0.373cm" svg:x="29.516cm" svg:y="2.991cm" svg:viewBox="0 0 30 374" draw:points="0,374 30,374 30,0 0,0">
          <text:p/>
        </draw:polygon>
        <draw:polygon draw:style-name="gr36" draw:text-style-name="P8" draw:layer="layout" svg:width="0.029cm" svg:height="0.373cm" svg:x="29.545cm" svg:y="2.991cm" svg:viewBox="0 0 30 374" draw:points="0,374 30,374 30,0 0,0">
          <text:p/>
        </draw:polygon>
        <draw:polygon draw:style-name="gr37" draw:text-style-name="P9" draw:layer="layout" svg:width="0.029cm" svg:height="0.373cm" svg:x="29.574cm" svg:y="2.991cm" svg:viewBox="0 0 30 374" draw:points="0,374 30,374 30,0 0,0">
          <text:p/>
        </draw:polygon>
        <draw:polygon draw:style-name="gr36" draw:text-style-name="P8" draw:layer="layout" svg:width="0.029cm" svg:height="0.373cm" svg:x="29.604cm" svg:y="2.991cm" svg:viewBox="0 0 30 374" draw:points="0,374 30,374 30,0 0,0">
          <text:p/>
        </draw:polygon>
        <draw:polygon draw:style-name="gr36" draw:text-style-name="P8" draw:layer="layout" svg:width="0.029cm" svg:height="0.373cm" svg:x="29.633cm" svg:y="2.991cm" svg:viewBox="0 0 30 374" draw:points="0,374 30,374 30,0 0,0">
          <text:p/>
        </draw:polygon>
        <draw:polygon draw:style-name="gr36" draw:text-style-name="P8" draw:layer="layout" svg:width="0.029cm" svg:height="0.373cm" svg:x="29.662cm" svg:y="2.991cm" svg:viewBox="0 0 30 374" draw:points="0,374 30,374 30,0 0,0">
          <text:p/>
        </draw:polygon>
        <draw:polygon draw:style-name="gr36" draw:text-style-name="P8" draw:layer="layout" svg:width="0.029cm" svg:height="0.373cm" svg:x="29.692cm" svg:y="2.991cm" svg:viewBox="0 0 30 374" draw:points="0,374 30,374 30,0 0,0">
          <text:p/>
        </draw:polygon>
        <draw:polygon draw:style-name="gr38" draw:text-style-name="P10" draw:layer="layout" svg:width="0.029cm" svg:height="0.373cm" svg:x="29.722cm" svg:y="2.991cm" svg:viewBox="0 0 30 374" draw:points="0,374 30,374 30,0 0,0">
          <text:p/>
        </draw:polygon>
        <draw:polygon draw:style-name="gr37" draw:text-style-name="P9" draw:layer="layout" svg:width="0.029cm" svg:height="0.373cm" svg:x="29.751cm" svg:y="2.991cm" svg:viewBox="0 0 30 374" draw:points="0,374 30,374 30,0 0,0">
          <text:p/>
        </draw:polygon>
        <draw:polygon draw:style-name="gr36" draw:text-style-name="P8" draw:layer="layout" svg:width="0.029cm" svg:height="0.373cm" svg:x="29.78cm" svg:y="2.991cm" svg:viewBox="0 0 30 374" draw:points="0,374 30,374 30,0 0,0">
          <text:p/>
        </draw:polygon>
        <draw:polygon draw:style-name="gr36" draw:text-style-name="P8" draw:layer="layout" svg:width="0.03cm" svg:height="0.373cm" svg:x="29.809cm" svg:y="2.991cm" svg:viewBox="0 0 31 374" draw:points="0,374 31,374 31,0 0,0">
          <text:p/>
        </draw:polygon>
        <draw:polygon draw:style-name="gr37" draw:text-style-name="P9" draw:layer="layout" svg:width="0.029cm" svg:height="0.373cm" svg:x="29.84cm" svg:y="2.991cm" svg:viewBox="0 0 30 374" draw:points="0,374 30,374 30,0 0,0">
          <text:p/>
        </draw:polygon>
        <draw:polygon draw:style-name="gr37" draw:text-style-name="P9" draw:layer="layout" svg:width="0.029cm" svg:height="0.373cm" svg:x="29.869cm" svg:y="2.991cm" svg:viewBox="0 0 30 374" draw:points="0,374 30,374 30,0 0,0">
          <text:p/>
        </draw:polygon>
        <draw:polygon draw:style-name="gr38" draw:text-style-name="P10" draw:layer="layout" svg:width="0.03cm" svg:height="0.373cm" svg:x="29.898cm" svg:y="2.991cm" svg:viewBox="0 0 31 374" draw:points="0,374 31,374 31,0 0,0">
          <text:p/>
        </draw:polygon>
        <draw:polygon draw:style-name="gr38" draw:text-style-name="P10" draw:layer="layout" svg:width="0.029cm" svg:height="0.373cm" svg:x="29.928cm" svg:y="2.991cm" svg:viewBox="0 0 30 374" draw:points="0,374 30,374 30,0 0,0">
          <text:p/>
        </draw:polygon>
        <draw:polygon draw:style-name="gr38" draw:text-style-name="P10" draw:layer="layout" svg:width="0.029cm" svg:height="0.373cm" svg:x="29.957cm" svg:y="2.991cm" svg:viewBox="0 0 30 374" draw:points="0,374 30,374 30,0 0,0">
          <text:p/>
        </draw:polygon>
        <draw:polygon draw:style-name="gr38" draw:text-style-name="P10" draw:layer="layout" svg:width="0.029cm" svg:height="0.373cm" svg:x="29.986cm" svg:y="2.991cm" svg:viewBox="0 0 30 374" draw:points="0,374 30,374 30,0 0,0">
          <text:p/>
        </draw:polygon>
        <draw:polygon draw:style-name="gr38" draw:text-style-name="P10" draw:layer="layout" svg:width="0.029cm" svg:height="0.373cm" svg:x="30.046cm" svg:y="2.991cm" svg:viewBox="0 0 30 374" draw:points="0,374 30,374 30,0 0,0">
          <text:p/>
        </draw:polygon>
        <draw:polygon draw:style-name="gr36" draw:text-style-name="P8" draw:layer="layout" svg:width="0.029cm" svg:height="0.373cm" svg:x="30.075cm" svg:y="2.991cm" svg:viewBox="0 0 30 374" draw:points="0,374 30,374 30,0 0,0">
          <text:p/>
        </draw:polygon>
        <draw:polygon draw:style-name="gr37" draw:text-style-name="P9" draw:layer="layout" svg:width="0.029cm" svg:height="0.373cm" svg:x="30.104cm" svg:y="2.991cm" svg:viewBox="0 0 30 374" draw:points="0,374 30,374 30,0 0,0">
          <text:p/>
        </draw:polygon>
        <draw:polygon draw:style-name="gr35" draw:text-style-name="P7" draw:layer="layout" svg:width="0.029cm" svg:height="0.373cm" svg:x="30.281cm" svg:y="2.991cm" svg:viewBox="0 0 30 374" draw:points="0,374 30,374 30,0 0,0">
          <text:p/>
        </draw:polygon>
        <draw:polygon draw:style-name="gr36" draw:text-style-name="P8" draw:layer="layout" svg:width="0.029cm" svg:height="0.373cm" svg:x="30.31cm" svg:y="2.991cm" svg:viewBox="0 0 30 374" draw:points="0,374 30,374 30,0 0,0">
          <text:p/>
        </draw:polygon>
        <draw:polygon draw:style-name="gr36" draw:text-style-name="P8" draw:layer="layout" svg:width="0.03cm" svg:height="0.373cm" svg:x="30.339cm" svg:y="2.991cm" svg:viewBox="0 0 31 374" draw:points="0,374 31,374 31,0 0,0">
          <text:p/>
        </draw:polygon>
        <draw:polygon draw:style-name="gr37" draw:text-style-name="P9" draw:layer="layout" svg:width="0.029cm" svg:height="0.373cm" svg:x="30.37cm" svg:y="2.991cm" svg:viewBox="0 0 30 374" draw:points="0,374 30,374 30,0 0,0">
          <text:p/>
        </draw:polygon>
        <draw:polygon draw:style-name="gr37" draw:text-style-name="P9" draw:layer="layout" svg:width="0.029cm" svg:height="0.373cm" svg:x="30.399cm" svg:y="2.991cm" svg:viewBox="0 0 30 374" draw:points="0,374 30,374 30,0 0,0">
          <text:p/>
        </draw:polygon>
        <draw:polygon draw:style-name="gr37" draw:text-style-name="P9" draw:layer="layout" svg:width="0.029cm" svg:height="0.373cm" svg:x="30.428cm" svg:y="2.991cm" svg:viewBox="0 0 30 374" draw:points="0,374 30,374 30,0 0,0">
          <text:p/>
        </draw:polygon>
        <draw:polygon draw:style-name="gr35" draw:text-style-name="P7" draw:layer="layout" svg:width="0.029cm" svg:height="0.373cm" svg:x="30.458cm" svg:y="2.991cm" svg:viewBox="0 0 30 374" draw:points="0,374 30,374 30,0 0,0">
          <text:p/>
        </draw:polygon>
        <draw:polygon draw:style-name="gr37" draw:text-style-name="P9" draw:layer="layout" svg:width="0.029cm" svg:height="0.373cm" svg:x="30.487cm" svg:y="2.991cm" svg:viewBox="0 0 30 374" draw:points="0,374 30,374 30,0 0,0">
          <text:p/>
        </draw:polygon>
        <draw:polygon draw:style-name="gr37" draw:text-style-name="P9" draw:layer="layout" svg:width="0.029cm" svg:height="0.373cm" svg:x="30.517cm" svg:y="2.991cm" svg:viewBox="0 0 30 374" draw:points="0,374 30,374 30,0 0,0">
          <text:p/>
        </draw:polygon>
        <draw:polygon draw:style-name="gr35" draw:text-style-name="P7" draw:layer="layout" svg:width="0.029cm" svg:height="0.373cm" svg:x="30.546cm" svg:y="2.991cm" svg:viewBox="0 0 30 374" draw:points="0,374 30,374 30,0 0,0">
          <text:p/>
        </draw:polygon>
        <draw:polygon draw:style-name="gr35" draw:text-style-name="P7" draw:layer="layout" svg:width="0.029cm" svg:height="0.373cm" svg:x="30.576cm" svg:y="2.991cm" svg:viewBox="0 0 30 374" draw:points="0,374 30,374 30,0 0,0">
          <text:p/>
        </draw:polygon>
        <draw:polygon draw:style-name="gr37" draw:text-style-name="P9" draw:layer="layout" svg:width="0.029cm" svg:height="0.373cm" svg:x="30.605cm" svg:y="2.991cm" svg:viewBox="0 0 30 374" draw:points="0,374 30,374 30,0 0,0">
          <text:p/>
        </draw:polygon>
        <draw:polygon draw:style-name="gr37" draw:text-style-name="P9" draw:layer="layout" svg:width="0.029cm" svg:height="0.373cm" svg:x="30.634cm" svg:y="2.991cm" svg:viewBox="0 0 30 374" draw:points="0,374 30,374 30,0 0,0">
          <text:p/>
        </draw:polygon>
        <draw:polygon draw:style-name="gr36" draw:text-style-name="P8" draw:layer="layout" svg:width="0.03cm" svg:height="0.373cm" svg:x="30.663cm" svg:y="2.991cm" svg:viewBox="0 0 31 374" draw:points="0,374 31,374 31,0 0,0">
          <text:p/>
        </draw:polygon>
        <draw:polygon draw:style-name="gr37" draw:text-style-name="P9" draw:layer="layout" svg:width="0.029cm" svg:height="0.373cm" svg:x="30.694cm" svg:y="2.991cm" svg:viewBox="0 0 30 374" draw:points="0,374 30,374 30,0 0,0">
          <text:p/>
        </draw:polygon>
        <draw:polygon draw:style-name="gr37" draw:text-style-name="P9" draw:layer="layout" svg:width="0.029cm" svg:height="0.373cm" svg:x="30.723cm" svg:y="2.991cm" svg:viewBox="0 0 30 374" draw:points="0,374 30,374 30,0 0,0">
          <text:p/>
        </draw:polygon>
        <draw:polygon draw:style-name="gr35" draw:text-style-name="P7" draw:layer="layout" svg:width="0.029cm" svg:height="0.373cm" svg:x="30.752cm" svg:y="2.991cm" svg:viewBox="0 0 30 374" draw:points="0,374 30,374 30,0 0,0">
          <text:p/>
        </draw:polygon>
        <draw:polygon draw:style-name="gr36" draw:text-style-name="P8" draw:layer="layout" svg:width="0.029cm" svg:height="0.373cm" svg:x="30.782cm" svg:y="2.991cm" svg:viewBox="0 0 30 374" draw:points="0,374 30,374 30,0 0,0">
          <text:p/>
        </draw:polygon>
        <draw:polygon draw:style-name="gr37" draw:text-style-name="P9" draw:layer="layout" svg:width="0.029cm" svg:height="0.373cm" svg:x="30.811cm" svg:y="2.991cm" svg:viewBox="0 0 30 374" draw:points="0,374 30,374 30,0 0,0">
          <text:p/>
        </draw:polygon>
        <draw:polygon draw:style-name="gr38" draw:text-style-name="P10" draw:layer="layout" svg:width="0.029cm" svg:height="0.373cm" svg:x="30.841cm" svg:y="2.991cm" svg:viewBox="0 0 30 374" draw:points="0,374 30,374 30,0 0,0">
          <text:p/>
        </draw:polygon>
        <draw:polygon draw:style-name="gr37" draw:text-style-name="P9" draw:layer="layout" svg:width="0.029cm" svg:height="0.373cm" svg:x="30.87cm" svg:y="2.991cm" svg:viewBox="0 0 30 374" draw:points="0,374 30,374 30,0 0,0">
          <text:p/>
        </draw:polygon>
        <draw:polygon draw:style-name="gr37" draw:text-style-name="P9" draw:layer="layout" svg:width="0.029cm" svg:height="0.373cm" svg:x="30.9cm" svg:y="2.991cm" svg:viewBox="0 0 30 374" draw:points="0,374 30,374 30,0 0,0">
          <text:p/>
        </draw:polygon>
        <draw:polygon draw:style-name="gr37" draw:text-style-name="P9" draw:layer="layout" svg:width="0.029cm" svg:height="0.373cm" svg:x="30.929cm" svg:y="2.991cm" svg:viewBox="0 0 30 374" draw:points="0,374 30,374 30,0 0,0">
          <text:p/>
        </draw:polygon>
        <draw:polygon draw:style-name="gr37" draw:text-style-name="P9" draw:layer="layout" svg:width="0.029cm" svg:height="0.373cm" svg:x="30.958cm" svg:y="2.991cm" svg:viewBox="0 0 30 374" draw:points="0,374 30,374 30,0 0,0">
          <text:p/>
        </draw:polygon>
        <draw:polygon draw:style-name="gr37" draw:text-style-name="P9" draw:layer="layout" svg:width="0.029cm" svg:height="0.373cm" svg:x="30.987cm" svg:y="2.991cm" svg:viewBox="0 0 30 374" draw:points="0,374 30,374 30,0 0,0">
          <text:p/>
        </draw:polygon>
        <draw:polygon draw:style-name="gr36" draw:text-style-name="P8" draw:layer="layout" svg:width="0.029cm" svg:height="0.373cm" svg:x="31.018cm" svg:y="2.991cm" svg:viewBox="0 0 30 374" draw:points="0,374 30,374 30,0 0,0">
          <text:p/>
        </draw:polygon>
        <draw:polygon draw:style-name="gr36" draw:text-style-name="P8" draw:layer="layout" svg:width="0.029cm" svg:height="0.373cm" svg:x="31.047cm" svg:y="2.991cm" svg:viewBox="0 0 30 374" draw:points="0,374 30,374 30,0 0,0">
          <text:p/>
        </draw:polygon>
        <draw:polygon draw:style-name="gr38" draw:text-style-name="P10" draw:layer="layout" svg:width="0.029cm" svg:height="0.373cm" svg:x="31.076cm" svg:y="2.991cm" svg:viewBox="0 0 30 374" draw:points="0,374 30,374 30,0 0,0">
          <text:p/>
        </draw:polygon>
        <draw:polygon draw:style-name="gr37" draw:text-style-name="P9" draw:layer="layout" svg:width="0.03cm" svg:height="0.373cm" svg:x="31.105cm" svg:y="2.991cm" svg:viewBox="0 0 31 374" draw:points="0,374 31,374 31,0 0,0">
          <text:p/>
        </draw:polygon>
        <draw:polygon draw:style-name="gr36" draw:text-style-name="P8" draw:layer="layout" svg:width="0.029cm" svg:height="0.373cm" svg:x="31.135cm" svg:y="2.991cm" svg:viewBox="0 0 30 374" draw:points="0,374 30,374 30,0 0,0">
          <text:p/>
        </draw:polygon>
        <draw:polygon draw:style-name="gr36" draw:text-style-name="P8" draw:layer="layout" svg:width="0.029cm" svg:height="0.373cm" svg:x="31.165cm" svg:y="2.991cm" svg:viewBox="0 0 30 374" draw:points="0,374 30,374 30,0 0,0">
          <text:p/>
        </draw:polygon>
        <draw:polygon draw:style-name="gr37" draw:text-style-name="P9" draw:layer="layout" svg:width="0.029cm" svg:height="0.373cm" svg:x="31.194cm" svg:y="2.991cm" svg:viewBox="0 0 30 374" draw:points="0,374 30,374 30,0 0,0">
          <text:p/>
        </draw:polygon>
        <draw:polygon draw:style-name="gr36" draw:text-style-name="P8" draw:layer="layout" svg:width="0.029cm" svg:height="0.373cm" svg:x="31.224cm" svg:y="2.991cm" svg:viewBox="0 0 30 374" draw:points="0,374 30,374 30,0 0,0">
          <text:p/>
        </draw:polygon>
        <draw:polygon draw:style-name="gr37" draw:text-style-name="P9" draw:layer="layout" svg:width="0.029cm" svg:height="0.373cm" svg:x="31.253cm" svg:y="2.991cm" svg:viewBox="0 0 30 374" draw:points="0,374 30,374 30,0 0,0">
          <text:p/>
        </draw:polygon>
        <draw:polygon draw:style-name="gr37" draw:text-style-name="P9" draw:layer="layout" svg:width="0.029cm" svg:height="0.373cm" svg:x="31.282cm" svg:y="2.991cm" svg:viewBox="0 0 30 374" draw:points="0,374 30,374 30,0 0,0">
          <text:p/>
        </draw:polygon>
        <draw:polygon draw:style-name="gr35" draw:text-style-name="P7" draw:layer="layout" svg:width="0.029cm" svg:height="0.373cm" svg:x="31.311cm" svg:y="2.991cm" svg:viewBox="0 0 30 374" draw:points="0,374 30,374 30,0 0,0">
          <text:p/>
        </draw:polygon>
        <draw:polygon draw:style-name="gr35" draw:text-style-name="P7" draw:layer="layout" svg:width="0.029cm" svg:height="0.373cm" svg:x="31.342cm" svg:y="2.991cm" svg:viewBox="0 0 30 374" draw:points="0,374 30,374 30,0 0,0">
          <text:p/>
        </draw:polygon>
        <draw:polygon draw:style-name="gr35" draw:text-style-name="P7" draw:layer="layout" svg:width="0.029cm" svg:height="0.373cm" svg:x="31.371cm" svg:y="2.991cm" svg:viewBox="0 0 30 374" draw:points="0,374 30,374 30,0 0,0">
          <text:p/>
        </draw:polygon>
        <draw:polygon draw:style-name="gr36" draw:text-style-name="P8" draw:layer="layout" svg:width="0.029cm" svg:height="0.373cm" svg:x="31.4cm" svg:y="2.991cm" svg:viewBox="0 0 30 374" draw:points="0,374 30,374 30,0 0,0">
          <text:p/>
        </draw:polygon>
        <draw:polygon draw:style-name="gr37" draw:text-style-name="P9" draw:layer="layout" svg:width="0.029cm" svg:height="0.373cm" svg:x="31.429cm" svg:y="2.991cm" svg:viewBox="0 0 30 374" draw:points="0,374 30,374 30,0 0,0">
          <text:p/>
        </draw:polygon>
        <draw:polygon draw:style-name="gr36" draw:text-style-name="P8" draw:layer="layout" svg:width="0.029cm" svg:height="0.373cm" svg:x="31.459cm" svg:y="2.991cm" svg:viewBox="0 0 30 374" draw:points="0,374 30,374 30,0 0,0">
          <text:p/>
        </draw:polygon>
        <draw:polygon draw:style-name="gr37" draw:text-style-name="P9" draw:layer="layout" svg:width="0.029cm" svg:height="0.373cm" svg:x="31.489cm" svg:y="2.991cm" svg:viewBox="0 0 30 374" draw:points="0,374 30,374 30,0 0,0">
          <text:p/>
        </draw:polygon>
        <draw:polygon draw:style-name="gr37" draw:text-style-name="P9" draw:layer="layout" svg:width="0.03cm" svg:height="0.373cm" svg:x="31.518cm" svg:y="2.991cm" svg:viewBox="0 0 31 374" draw:points="0,374 31,374 31,0 0,0">
          <text:p/>
        </draw:polygon>
        <draw:polygon draw:style-name="gr36" draw:text-style-name="P8" draw:layer="layout" svg:width="0.029cm" svg:height="0.373cm" svg:x="31.548cm" svg:y="2.991cm" svg:viewBox="0 0 30 374" draw:points="0,374 30,374 30,0 0,0">
          <text:p/>
        </draw:polygon>
        <draw:polygon draw:style-name="gr38" draw:text-style-name="P10" draw:layer="layout" svg:width="0.029cm" svg:height="0.373cm" svg:x="31.577cm" svg:y="2.991cm" svg:viewBox="0 0 30 374" draw:points="0,374 30,374 30,0 0,0">
          <text:p/>
        </draw:polygon>
        <draw:polygon draw:style-name="gr36" draw:text-style-name="P8" draw:layer="layout" svg:width="0.029cm" svg:height="0.373cm" svg:x="31.606cm" svg:y="2.991cm" svg:viewBox="0 0 30 374" draw:points="0,374 30,374 30,0 0,0">
          <text:p/>
        </draw:polygon>
        <draw:polygon draw:style-name="gr36" draw:text-style-name="P8" draw:layer="layout" svg:width="0.029cm" svg:height="0.373cm" svg:x="31.635cm" svg:y="2.991cm" svg:viewBox="0 0 30 374" draw:points="0,374 30,374 30,0 0,0">
          <text:p/>
        </draw:polygon>
        <draw:polygon draw:style-name="gr36" draw:text-style-name="P8" draw:layer="layout" svg:width="0.029cm" svg:height="0.373cm" svg:x="31.666cm" svg:y="2.991cm" svg:viewBox="0 0 30 374" draw:points="0,374 30,374 30,0 0,0">
          <text:p/>
        </draw:polygon>
        <draw:polygon draw:style-name="gr36" draw:text-style-name="P8" draw:layer="layout" svg:width="0.029cm" svg:height="0.373cm" svg:x="31.695cm" svg:y="2.991cm" svg:viewBox="0 0 30 374" draw:points="0,374 30,374 30,0 0,0">
          <text:p/>
        </draw:polygon>
        <draw:polygon draw:style-name="gr38" draw:text-style-name="P10" draw:layer="layout" svg:width="0.029cm" svg:height="0.373cm" svg:x="31.724cm" svg:y="2.991cm" svg:viewBox="0 0 30 374" draw:points="0,374 30,374 30,0 0,0">
          <text:p/>
        </draw:polygon>
        <draw:polygon draw:style-name="gr36" draw:text-style-name="P8" draw:layer="layout" svg:width="0.029cm" svg:height="0.373cm" svg:x="31.753cm" svg:y="2.991cm" svg:viewBox="0 0 30 374" draw:points="0,374 30,374 30,0 0,0">
          <text:p/>
        </draw:polygon>
        <draw:polygon draw:style-name="gr35" draw:text-style-name="P7" draw:layer="layout" svg:width="0.029cm" svg:height="0.373cm" svg:x="31.783cm" svg:y="2.991cm" svg:viewBox="0 0 30 374" draw:points="0,374 30,374 30,0 0,0">
          <text:p/>
        </draw:polygon>
        <draw:polygon draw:style-name="gr35" draw:text-style-name="P7" draw:layer="layout" svg:width="0.029cm" svg:height="0.373cm" svg:x="31.813cm" svg:y="2.991cm" svg:viewBox="0 0 30 374" draw:points="0,374 30,374 30,0 0,0">
          <text:p/>
        </draw:polygon>
        <draw:polygon draw:style-name="gr35" draw:text-style-name="P7" draw:layer="layout" svg:width="0.029cm" svg:height="0.373cm" svg:x="31.842cm" svg:y="2.991cm" svg:viewBox="0 0 30 374" draw:points="0,374 30,374 30,0 0,0">
          <text:p/>
        </draw:polygon>
        <draw:polygon draw:style-name="gr38" draw:text-style-name="P10" draw:layer="layout" svg:width="0.03cm" svg:height="0.373cm" svg:x="31.871cm" svg:y="2.991cm" svg:viewBox="0 0 31 374" draw:points="0,374 31,374 31,0 0,0">
          <text:p/>
        </draw:polygon>
        <draw:polygon draw:style-name="gr37" draw:text-style-name="P9" draw:layer="layout" svg:width="0.029cm" svg:height="0.373cm" svg:x="31.901cm" svg:y="2.991cm" svg:viewBox="0 0 30 374" draw:points="0,374 30,374 30,0 0,0">
          <text:p/>
        </draw:polygon>
        <draw:polygon draw:style-name="gr36" draw:text-style-name="P8" draw:layer="layout" svg:width="0.029cm" svg:height="0.373cm" svg:x="31.93cm" svg:y="2.991cm" svg:viewBox="0 0 30 374" draw:points="0,374 30,374 30,0 0,0">
          <text:p/>
        </draw:polygon>
        <draw:polygon draw:style-name="gr35" draw:text-style-name="P7" draw:layer="layout" svg:width="0.03cm" svg:height="0.373cm" svg:x="31.959cm" svg:y="2.991cm" svg:viewBox="0 0 31 374" draw:points="0,374 31,374 31,0 0,0">
          <text:p/>
        </draw:polygon>
        <draw:polygon draw:style-name="gr38" draw:text-style-name="P10" draw:layer="layout" svg:width="0.029cm" svg:height="0.373cm" svg:x="31.99cm" svg:y="2.991cm" svg:viewBox="0 0 30 374" draw:points="0,374 30,374 30,0 0,0">
          <text:p/>
        </draw:polygon>
        <draw:polygon draw:style-name="gr36" draw:text-style-name="P8" draw:layer="layout" svg:width="0.029cm" svg:height="0.373cm" svg:x="32.019cm" svg:y="2.991cm" svg:viewBox="0 0 30 374" draw:points="0,374 30,374 30,0 0,0">
          <text:p/>
        </draw:polygon>
        <draw:polygon draw:style-name="gr37" draw:text-style-name="P9" draw:layer="layout" svg:width="0.029cm" svg:height="0.373cm" svg:x="32.048cm" svg:y="2.991cm" svg:viewBox="0 0 30 374" draw:points="0,374 30,374 30,0 0,0">
          <text:p/>
        </draw:polygon>
        <draw:polygon draw:style-name="gr37" draw:text-style-name="P9" draw:layer="layout" svg:width="0.029cm" svg:height="0.373cm" svg:x="32.078cm" svg:y="2.991cm" svg:viewBox="0 0 30 374" draw:points="0,374 30,374 30,0 0,0">
          <text:p/>
        </draw:polygon>
        <draw:polygon draw:style-name="gr38" draw:text-style-name="P10" draw:layer="layout" svg:width="0.029cm" svg:height="0.373cm" svg:x="32.107cm" svg:y="2.991cm" svg:viewBox="0 0 30 374" draw:points="0,374 30,374 30,0 0,0">
          <text:p/>
        </draw:polygon>
        <draw:polygon draw:style-name="gr37" draw:text-style-name="P9" draw:layer="layout" svg:width="0.029cm" svg:height="0.373cm" svg:x="32.137cm" svg:y="2.991cm" svg:viewBox="0 0 30 374" draw:points="0,374 30,374 30,0 0,0">
          <text:p/>
        </draw:polygon>
        <draw:polygon draw:style-name="gr37" draw:text-style-name="P9" draw:layer="layout" svg:width="0.029cm" svg:height="0.373cm" svg:x="32.166cm" svg:y="2.991cm" svg:viewBox="0 0 30 374" draw:points="0,374 30,374 30,0 0,0">
          <text:p/>
        </draw:polygon>
        <draw:polygon draw:style-name="gr37" draw:text-style-name="P9" draw:layer="layout" svg:width="0.029cm" svg:height="0.373cm" svg:x="32.195cm" svg:y="2.991cm" svg:viewBox="0 0 30 374" draw:points="0,374 30,374 30,0 0,0">
          <text:p/>
        </draw:polygon>
        <draw:polygon draw:style-name="gr37" draw:text-style-name="P9" draw:layer="layout" svg:width="0.029cm" svg:height="0.373cm" svg:x="32.225cm" svg:y="2.991cm" svg:viewBox="0 0 30 374" draw:points="0,374 30,374 30,0 0,0">
          <text:p/>
        </draw:polygon>
        <draw:polygon draw:style-name="gr36" draw:text-style-name="P8" draw:layer="layout" svg:width="0.029cm" svg:height="0.373cm" svg:x="32.254cm" svg:y="2.991cm" svg:viewBox="0 0 30 374" draw:points="0,374 30,374 30,0 0,0">
          <text:p/>
        </draw:polygon>
        <draw:polygon draw:style-name="gr38" draw:text-style-name="P10" draw:layer="layout" svg:width="0.029cm" svg:height="0.373cm" svg:x="32.283cm" svg:y="2.991cm" svg:viewBox="0 0 30 374" draw:points="0,374 30,374 30,0 0,0">
          <text:p/>
        </draw:polygon>
        <draw:polygon draw:style-name="gr38" draw:text-style-name="P10" draw:layer="layout" svg:width="0.03cm" svg:height="0.373cm" svg:x="32.313cm" svg:y="2.991cm" svg:viewBox="0 0 31 374" draw:points="0,374 31,374 31,0 0,0">
          <text:p/>
        </draw:polygon>
        <draw:polygon draw:style-name="gr36" draw:text-style-name="P8" draw:layer="layout" svg:width="0.029cm" svg:height="0.373cm" svg:x="32.343cm" svg:y="2.991cm" svg:viewBox="0 0 30 374" draw:points="0,374 30,374 30,0 0,0">
          <text:p/>
        </draw:polygon>
        <draw:polygon draw:style-name="gr36" draw:text-style-name="P8" draw:layer="layout" svg:width="0.029cm" svg:height="0.373cm" svg:x="32.372cm" svg:y="2.991cm" svg:viewBox="0 0 30 374" draw:points="0,374 30,374 30,0 0,0">
          <text:p/>
        </draw:polygon>
        <draw:polygon draw:style-name="gr37" draw:text-style-name="P9" draw:layer="layout" svg:width="0.029cm" svg:height="0.373cm" svg:x="32.402cm" svg:y="2.991cm" svg:viewBox="0 0 30 374" draw:points="0,374 30,374 30,0 0,0">
          <text:p/>
        </draw:polygon>
        <draw:polygon draw:style-name="gr35" draw:text-style-name="P7" draw:layer="layout" svg:width="0.029cm" svg:height="0.373cm" svg:x="32.431cm" svg:y="2.991cm" svg:viewBox="0 0 30 374" draw:points="0,374 30,374 30,0 0,0">
          <text:p/>
        </draw:polygon>
        <draw:polygon draw:style-name="gr37" draw:text-style-name="P9" draw:layer="layout" svg:width="0.029cm" svg:height="0.373cm" svg:x="32.46cm" svg:y="2.991cm" svg:viewBox="0 0 30 374" draw:points="0,374 30,374 30,0 0,0">
          <text:p/>
        </draw:polygon>
        <draw:polygon draw:style-name="gr36" draw:text-style-name="P8" draw:layer="layout" svg:width="0.029cm" svg:height="0.373cm" svg:x="32.49cm" svg:y="2.991cm" svg:viewBox="0 0 30 374" draw:points="0,374 30,374 30,0 0,0">
          <text:p/>
        </draw:polygon>
        <draw:polygon draw:style-name="gr37" draw:text-style-name="P9" draw:layer="layout" svg:width="0.029cm" svg:height="0.373cm" svg:x="32.52cm" svg:y="2.991cm" svg:viewBox="0 0 30 374" draw:points="0,374 30,374 30,0 0,0">
          <text:p/>
        </draw:polygon>
        <draw:polygon draw:style-name="gr38" draw:text-style-name="P10" draw:layer="layout" svg:width="0.029cm" svg:height="0.373cm" svg:x="32.549cm" svg:y="2.991cm" svg:viewBox="0 0 30 374" draw:points="0,374 30,374 30,0 0,0">
          <text:p/>
        </draw:polygon>
        <draw:polygon draw:style-name="gr38" draw:text-style-name="P10" draw:layer="layout" svg:width="0.029cm" svg:height="0.373cm" svg:x="32.578cm" svg:y="2.991cm" svg:viewBox="0 0 30 374" draw:points="0,374 30,374 30,0 0,0">
          <text:p/>
        </draw:polygon>
        <draw:polygon draw:style-name="gr36" draw:text-style-name="P8" draw:layer="layout" svg:width="0.029cm" svg:height="0.373cm" svg:x="32.607cm" svg:y="2.991cm" svg:viewBox="0 0 30 374" draw:points="0,374 30,374 30,0 0,0">
          <text:p/>
        </draw:polygon>
        <draw:polygon draw:style-name="gr36" draw:text-style-name="P8" draw:layer="layout" svg:width="0.029cm" svg:height="0.373cm" svg:x="32.638cm" svg:y="2.991cm" svg:viewBox="0 0 30 374" draw:points="0,374 30,374 30,0 0,0">
          <text:p/>
        </draw:polygon>
        <draw:polygon draw:style-name="gr35" draw:text-style-name="P7" draw:layer="layout" svg:width="0.029cm" svg:height="0.373cm" svg:x="32.667cm" svg:y="2.991cm" svg:viewBox="0 0 30 374" draw:points="0,374 30,374 30,0 0,0">
          <text:p/>
        </draw:polygon>
        <draw:polygon draw:style-name="gr36" draw:text-style-name="P8" draw:layer="layout" svg:width="0.029cm" svg:height="0.373cm" svg:x="32.696cm" svg:y="2.991cm" svg:viewBox="0 0 30 374" draw:points="0,374 30,374 30,0 0,0">
          <text:p/>
        </draw:polygon>
        <draw:polygon draw:style-name="gr37" draw:text-style-name="P9" draw:layer="layout" svg:width="0.03cm" svg:height="0.373cm" svg:x="32.725cm" svg:y="2.991cm" svg:viewBox="0 0 31 374" draw:points="0,374 31,374 31,0 0,0">
          <text:p/>
        </draw:polygon>
        <draw:polygon draw:style-name="gr37" draw:text-style-name="P9" draw:layer="layout" svg:width="0.029cm" svg:height="0.373cm" svg:x="32.755cm" svg:y="2.991cm" svg:viewBox="0 0 30 374" draw:points="0,374 30,374 30,0 0,0">
          <text:p/>
        </draw:polygon>
        <draw:polygon draw:style-name="gr37" draw:text-style-name="P9" draw:layer="layout" svg:width="0.029cm" svg:height="0.373cm" svg:x="32.784cm" svg:y="2.991cm" svg:viewBox="0 0 30 374" draw:points="0,374 30,374 30,0 0,0">
          <text:p/>
        </draw:polygon>
        <draw:polygon draw:style-name="gr36" draw:text-style-name="P8" draw:layer="layout" svg:width="0.029cm" svg:height="0.373cm" svg:x="32.814cm" svg:y="2.991cm" svg:viewBox="0 0 30 374" draw:points="0,374 30,374 30,0 0,0">
          <text:p/>
        </draw:polygon>
        <draw:polygon draw:style-name="gr37" draw:text-style-name="P9" draw:layer="layout" svg:width="0.029cm" svg:height="0.373cm" svg:x="32.844cm" svg:y="2.991cm" svg:viewBox="0 0 30 374" draw:points="0,374 30,374 30,0 0,0">
          <text:p/>
        </draw:polygon>
        <draw:polygon draw:style-name="gr38" draw:text-style-name="P10" draw:layer="layout" svg:width="0.029cm" svg:height="0.373cm" svg:x="32.873cm" svg:y="2.991cm" svg:viewBox="0 0 30 374" draw:points="0,374 30,374 30,0 0,0">
          <text:p/>
        </draw:polygon>
        <draw:polygon draw:style-name="gr38" draw:text-style-name="P10" draw:layer="layout" svg:width="0.029cm" svg:height="0.373cm" svg:x="32.902cm" svg:y="2.991cm" svg:viewBox="0 0 30 374" draw:points="0,374 30,374 30,0 0,0">
          <text:p/>
        </draw:polygon>
        <draw:polygon draw:style-name="gr37" draw:text-style-name="P9" draw:layer="layout" svg:width="0.029cm" svg:height="0.373cm" svg:x="32.931cm" svg:y="2.991cm" svg:viewBox="0 0 30 374" draw:points="0,374 30,374 30,0 0,0">
          <text:p/>
        </draw:polygon>
        <draw:polygon draw:style-name="gr38" draw:text-style-name="P10" draw:layer="layout" svg:width="0.029cm" svg:height="0.373cm" svg:x="32.962cm" svg:y="2.991cm" svg:viewBox="0 0 30 374" draw:points="0,374 30,374 30,0 0,0">
          <text:p/>
        </draw:polygon>
        <draw:polygon draw:style-name="gr35" draw:text-style-name="P7" draw:layer="layout" svg:width="0.029cm" svg:height="0.373cm" svg:x="32.991cm" svg:y="2.991cm" svg:viewBox="0 0 30 374" draw:points="0,374 30,374 30,0 0,0">
          <text:p/>
        </draw:polygon>
        <draw:polygon draw:style-name="gr38" draw:text-style-name="P10" draw:layer="layout" svg:width="0.029cm" svg:height="0.373cm" svg:x="33.02cm" svg:y="2.991cm" svg:viewBox="0 0 30 374" draw:points="0,374 30,374 30,0 0,0">
          <text:p/>
        </draw:polygon>
        <draw:polygon draw:style-name="gr38" draw:text-style-name="P10" draw:layer="layout" svg:width="0.029cm" svg:height="0.373cm" svg:x="33.049cm" svg:y="2.991cm" svg:viewBox="0 0 30 374" draw:points="0,374 30,374 30,0 0,0">
          <text:p/>
        </draw:polygon>
        <draw:polygon draw:style-name="gr37" draw:text-style-name="P9" draw:layer="layout" svg:width="0.029cm" svg:height="0.373cm" svg:x="33.079cm" svg:y="2.991cm" svg:viewBox="0 0 30 374" draw:points="0,374 30,374 30,0 0,0">
          <text:p/>
        </draw:polygon>
        <draw:polygon draw:style-name="gr38" draw:text-style-name="P10" draw:layer="layout" svg:width="0.029cm" svg:height="0.373cm" svg:x="33.108cm" svg:y="2.991cm" svg:viewBox="0 0 30 374" draw:points="0,374 30,374 30,0 0,0">
          <text:p/>
        </draw:polygon>
        <draw:polygon draw:style-name="gr36" draw:text-style-name="P8" draw:layer="layout" svg:width="0.029cm" svg:height="0.373cm" svg:x="33.138cm" svg:y="2.991cm" svg:viewBox="0 0 30 374" draw:points="0,374 30,374 30,0 0,0">
          <text:p/>
        </draw:polygon>
        <draw:polygon draw:style-name="gr36" draw:text-style-name="P8" draw:layer="layout" svg:width="0.03cm" svg:height="0.373cm" svg:x="33.167cm" svg:y="2.991cm" svg:viewBox="0 0 31 374" draw:points="0,374 31,374 31,0 0,0">
          <text:p/>
        </draw:polygon>
        <draw:polygon draw:style-name="gr38" draw:text-style-name="P10" draw:layer="layout" svg:width="0.029cm" svg:height="0.373cm" svg:x="33.197cm" svg:y="2.991cm" svg:viewBox="0 0 30 374" draw:points="0,374 30,374 30,0 0,0">
          <text:p/>
        </draw:polygon>
        <draw:polygon draw:style-name="gr36" draw:text-style-name="P8" draw:layer="layout" svg:width="0.029cm" svg:height="0.373cm" svg:x="33.226cm" svg:y="2.991cm" svg:viewBox="0 0 30 374" draw:points="0,374 30,374 30,0 0,0">
          <text:p/>
        </draw:polygon>
        <draw:polygon draw:style-name="gr37" draw:text-style-name="P9" draw:layer="layout" svg:width="0.029cm" svg:height="0.373cm" svg:x="33.255cm" svg:y="2.991cm" svg:viewBox="0 0 30 374" draw:points="0,374 30,374 30,0 0,0">
          <text:p/>
        </draw:polygon>
        <draw:polygon draw:style-name="gr38" draw:text-style-name="P10" draw:layer="layout" svg:width="0.029cm" svg:height="0.373cm" svg:x="33.286cm" svg:y="2.991cm" svg:viewBox="0 0 30 374" draw:points="0,374 30,374 30,0 0,0">
          <text:p/>
        </draw:polygon>
        <draw:polygon draw:style-name="gr36" draw:text-style-name="P8" draw:layer="layout" svg:width="0.029cm" svg:height="0.373cm" svg:x="33.315cm" svg:y="2.991cm" svg:viewBox="0 0 30 374" draw:points="0,374 30,374 30,0 0,0">
          <text:p/>
        </draw:polygon>
        <draw:polygon draw:style-name="gr36" draw:text-style-name="P8" draw:layer="layout" svg:width="0.029cm" svg:height="0.373cm" svg:x="33.344cm" svg:y="2.991cm" svg:viewBox="0 0 30 374" draw:points="0,374 30,374 30,0 0,0">
          <text:p/>
        </draw:polygon>
        <draw:polygon draw:style-name="gr37" draw:text-style-name="P9" draw:layer="layout" svg:width="0.029cm" svg:height="0.373cm" svg:x="33.373cm" svg:y="2.991cm" svg:viewBox="0 0 30 374" draw:points="0,374 30,374 30,0 0,0">
          <text:p/>
        </draw:polygon>
        <draw:polygon draw:style-name="gr35" draw:text-style-name="P7" draw:layer="layout" svg:width="0.029cm" svg:height="0.373cm" svg:x="33.403cm" svg:y="2.991cm" svg:viewBox="0 0 30 374" draw:points="0,374 30,374 30,0 0,0">
          <text:p/>
        </draw:polygon>
        <draw:polygon draw:style-name="gr36" draw:text-style-name="P8" draw:layer="layout" svg:width="0.029cm" svg:height="0.373cm" svg:x="33.432cm" svg:y="2.991cm" svg:viewBox="0 0 30 374" draw:points="0,374 30,374 30,0 0,0">
          <text:p/>
        </draw:polygon>
        <draw:polygon draw:style-name="gr35" draw:text-style-name="P7" draw:layer="layout" svg:width="0.029cm" svg:height="0.373cm" svg:x="33.462cm" svg:y="2.991cm" svg:viewBox="0 0 30 374" draw:points="0,374 30,374 30,0 0,0">
          <text:p/>
        </draw:polygon>
        <draw:polygon draw:style-name="gr36" draw:text-style-name="P8" draw:layer="layout" svg:width="0.03cm" svg:height="0.373cm" svg:x="33.491cm" svg:y="2.991cm" svg:viewBox="0 0 31 374" draw:points="0,374 31,374 31,0 0,0">
          <text:p/>
        </draw:polygon>
        <draw:polygon draw:style-name="gr38" draw:text-style-name="P10" draw:layer="layout" svg:width="0.029cm" svg:height="0.373cm" svg:x="33.521cm" svg:y="2.991cm" svg:viewBox="0 0 30 374" draw:points="0,374 30,374 30,0 0,0">
          <text:p/>
        </draw:polygon>
        <draw:polygon draw:style-name="gr37" draw:text-style-name="P9" draw:layer="layout" svg:width="0.029cm" svg:height="0.373cm" svg:x="33.55cm" svg:y="2.991cm" svg:viewBox="0 0 30 374" draw:points="0,374 30,374 30,0 0,0">
          <text:p/>
        </draw:polygon>
        <draw:polygon draw:style-name="gr37" draw:text-style-name="P9" draw:layer="layout" svg:width="0.03cm" svg:height="0.373cm" svg:x="33.579cm" svg:y="2.991cm" svg:viewBox="0 0 31 374" draw:points="0,374 31,374 31,0 0,0">
          <text:p/>
        </draw:polygon>
        <draw:polygon draw:style-name="gr37" draw:text-style-name="P9" draw:layer="layout" svg:width="0.029cm" svg:height="0.373cm" svg:x="33.61cm" svg:y="2.991cm" svg:viewBox="0 0 30 374" draw:points="0,374 30,374 30,0 0,0">
          <text:p/>
        </draw:polygon>
        <draw:polygon draw:style-name="gr36" draw:text-style-name="P8" draw:layer="layout" svg:width="0.029cm" svg:height="0.373cm" svg:x="33.639cm" svg:y="2.991cm" svg:viewBox="0 0 30 374" draw:points="0,374 30,374 30,0 0,0">
          <text:p/>
        </draw:polygon>
        <draw:polygon draw:style-name="gr36" draw:text-style-name="P8" draw:layer="layout" svg:width="0.029cm" svg:height="0.373cm" svg:x="33.668cm" svg:y="2.991cm" svg:viewBox="0 0 30 374" draw:points="0,374 30,374 30,0 0,0">
          <text:p/>
        </draw:polygon>
        <draw:polygon draw:style-name="gr38" draw:text-style-name="P10" draw:layer="layout" svg:width="0.029cm" svg:height="0.373cm" svg:x="33.698cm" svg:y="2.991cm" svg:viewBox="0 0 30 374" draw:points="0,374 30,374 30,0 0,0">
          <text:p/>
        </draw:polygon>
        <draw:polygon draw:style-name="gr36" draw:text-style-name="P8" draw:layer="layout" svg:width="0.029cm" svg:height="0.373cm" svg:x="33.727cm" svg:y="2.991cm" svg:viewBox="0 0 30 374" draw:points="0,374 30,374 30,0 0,0">
          <text:p/>
        </draw:polygon>
        <draw:polygon draw:style-name="gr37" draw:text-style-name="P9" draw:layer="layout" svg:width="0.029cm" svg:height="0.373cm" svg:x="33.756cm" svg:y="2.991cm" svg:viewBox="0 0 30 374" draw:points="0,374 30,374 30,0 0,0">
          <text:p/>
        </draw:polygon>
        <draw:polygon draw:style-name="gr38" draw:text-style-name="P10" draw:layer="layout" svg:width="0.029cm" svg:height="0.373cm" svg:x="33.786cm" svg:y="2.991cm" svg:viewBox="0 0 30 374" draw:points="0,374 30,374 30,0 0,0">
          <text:p/>
        </draw:polygon>
        <draw:polygon draw:style-name="gr36" draw:text-style-name="P8" draw:layer="layout" svg:width="0.029cm" svg:height="0.373cm" svg:x="33.815cm" svg:y="2.991cm" svg:viewBox="0 0 30 374" draw:points="0,374 30,374 30,0 0,0">
          <text:p/>
        </draw:polygon>
        <draw:polygon draw:style-name="gr35" draw:text-style-name="P7" draw:layer="layout" svg:width="0.029cm" svg:height="0.373cm" svg:x="33.845cm" svg:y="2.991cm" svg:viewBox="0 0 30 374" draw:points="0,374 30,374 30,0 0,0">
          <text:p/>
        </draw:polygon>
        <draw:polygon draw:style-name="gr36" draw:text-style-name="P8" draw:layer="layout" svg:width="0.029cm" svg:height="0.373cm" svg:x="33.874cm" svg:y="2.991cm" svg:viewBox="0 0 30 374" draw:points="0,374 30,374 30,0 0,0">
          <text:p/>
        </draw:polygon>
        <draw:polygon draw:style-name="gr36" draw:text-style-name="P8" draw:layer="layout" svg:width="0.029cm" svg:height="0.373cm" svg:x="33.903cm" svg:y="2.991cm" svg:viewBox="0 0 30 374" draw:points="0,374 30,374 30,0 0,0">
          <text:p/>
        </draw:polygon>
        <draw:polygon draw:style-name="gr36" draw:text-style-name="P8" draw:layer="layout" svg:width="0.03cm" svg:height="0.373cm" svg:x="33.932cm" svg:y="2.991cm" svg:viewBox="0 0 31 374" draw:points="0,374 31,374 31,0 0,0">
          <text:p/>
        </draw:polygon>
        <draw:polygon draw:style-name="gr37" draw:text-style-name="P9" draw:layer="layout" svg:width="0.029cm" svg:height="0.373cm" svg:x="33.963cm" svg:y="2.991cm" svg:viewBox="0 0 30 374" draw:points="0,374 30,374 30,0 0,0">
          <text:p/>
        </draw:polygon>
        <draw:polygon draw:style-name="gr36" draw:text-style-name="P8" draw:layer="layout" svg:width="0.029cm" svg:height="0.373cm" svg:x="33.992cm" svg:y="2.991cm" svg:viewBox="0 0 30 374" draw:points="0,374 30,374 30,0 0,0">
          <text:p/>
        </draw:polygon>
        <draw:polygon draw:style-name="gr36" draw:text-style-name="P8" draw:layer="layout" svg:width="0.032cm" svg:height="0.373cm" svg:x="34.021cm" svg:y="2.991cm" svg:viewBox="0 0 33 374" draw:points="0,374 33,374 33,0 0,0">
          <text:p/>
        </draw:polygon>
        <draw:polygon draw:style-name="gr38" draw:text-style-name="P10" draw:layer="layout" svg:width="0.029cm" svg:height="0.373cm" svg:x="34.051cm" svg:y="2.991cm" svg:viewBox="0 0 30 374" draw:points="0,374 30,374 30,0 0,0">
          <text:p/>
        </draw:polygon>
        <draw:polygon draw:style-name="gr36" draw:text-style-name="P8" draw:layer="layout" svg:width="0.029cm" svg:height="0.373cm" svg:x="34.08cm" svg:y="2.991cm" svg:viewBox="0 0 30 374" draw:points="0,374 30,374 30,0 0,0">
          <text:p/>
        </draw:polygon>
        <draw:polygon draw:style-name="gr37" draw:text-style-name="P9" draw:layer="layout" svg:width="0.029cm" svg:height="0.373cm" svg:x="34.11cm" svg:y="2.991cm" svg:viewBox="0 0 30 374" draw:points="0,374 30,374 30,0 0,0">
          <text:p/>
        </draw:polygon>
        <draw:polygon draw:style-name="gr35" draw:text-style-name="P7" draw:layer="layout" svg:width="0.029cm" svg:height="0.373cm" svg:x="34.14cm" svg:y="2.991cm" svg:viewBox="0 0 30 374" draw:points="0,374 30,374 30,0 0,0">
          <text:p/>
        </draw:polygon>
        <draw:polygon draw:style-name="gr36" draw:text-style-name="P8" draw:layer="layout" svg:width="0.029cm" svg:height="0.373cm" svg:x="34.169cm" svg:y="2.991cm" svg:viewBox="0 0 30 374" draw:points="0,374 30,374 30,0 0,0">
          <text:p/>
        </draw:polygon>
        <draw:polygon draw:style-name="gr36" draw:text-style-name="P8" draw:layer="layout" svg:width="0.029cm" svg:height="0.373cm" svg:x="34.198cm" svg:y="2.991cm" svg:viewBox="0 0 30 374" draw:points="0,374 30,374 30,0 0,0">
          <text:p/>
        </draw:polygon>
        <draw:polygon draw:style-name="gr38" draw:text-style-name="P10" draw:layer="layout" svg:width="0.029cm" svg:height="0.373cm" svg:x="34.227cm" svg:y="2.991cm" svg:viewBox="0 0 30 374" draw:points="0,374 30,374 30,0 0,0">
          <text:p/>
        </draw:polygon>
        <draw:polygon draw:style-name="gr38" draw:text-style-name="P10" draw:layer="layout" svg:width="0.029cm" svg:height="0.373cm" svg:x="34.256cm" svg:y="2.991cm" svg:viewBox="0 0 30 374" draw:points="0,374 30,374 30,0 0,0">
          <text:p/>
        </draw:polygon>
        <draw:polygon draw:style-name="gr37" draw:text-style-name="P9" draw:layer="layout" svg:width="0.029cm" svg:height="0.373cm" svg:x="34.287cm" svg:y="2.991cm" svg:viewBox="0 0 30 374" draw:points="0,374 30,374 30,0 0,0">
          <text:p/>
        </draw:polygon>
        <draw:polygon draw:style-name="gr36" draw:text-style-name="P8" draw:layer="layout" svg:width="0.029cm" svg:height="0.373cm" svg:x="34.316cm" svg:y="2.991cm" svg:viewBox="0 0 30 374" draw:points="0,374 30,374 30,0 0,0">
          <text:p/>
        </draw:polygon>
        <draw:polygon draw:style-name="gr36" draw:text-style-name="P8" draw:layer="layout" svg:width="0.03cm" svg:height="0.373cm" svg:x="34.345cm" svg:y="2.991cm" svg:viewBox="0 0 31 374" draw:points="0,374 31,374 31,0 0,0">
          <text:p/>
        </draw:polygon>
        <draw:polygon draw:style-name="gr37" draw:text-style-name="P9" draw:layer="layout" svg:width="0.029cm" svg:height="0.373cm" svg:x="34.375cm" svg:y="2.991cm" svg:viewBox="0 0 30 374" draw:points="0,374 30,374 30,0 0,0">
          <text:p/>
        </draw:polygon>
        <draw:polygon draw:style-name="gr38" draw:text-style-name="P10" draw:layer="layout" svg:width="0.029cm" svg:height="0.373cm" svg:x="34.404cm" svg:y="2.991cm" svg:viewBox="0 0 30 374" draw:points="0,374 30,374 30,0 0,0">
          <text:p/>
        </draw:polygon>
        <draw:polygon draw:style-name="gr37" draw:text-style-name="P9" draw:layer="layout" svg:width="0.029cm" svg:height="0.373cm" svg:x="34.433cm" svg:y="2.991cm" svg:viewBox="0 0 30 374" draw:points="0,374 30,374 30,0 0,0">
          <text:p/>
        </draw:polygon>
        <draw:polygon draw:style-name="gr35" draw:text-style-name="P7" draw:layer="layout" svg:width="0.029cm" svg:height="0.373cm" svg:x="34.464cm" svg:y="2.991cm" svg:viewBox="0 0 30 374" draw:points="0,374 30,374 30,0 0,0">
          <text:p/>
        </draw:polygon>
        <draw:polygon draw:style-name="gr37" draw:text-style-name="P9" draw:layer="layout" svg:width="0.029cm" svg:height="0.373cm" svg:x="34.493cm" svg:y="2.991cm" svg:viewBox="0 0 30 374" draw:points="0,374 30,374 30,0 0,0">
          <text:p/>
        </draw:polygon>
        <draw:polygon draw:style-name="gr35" draw:text-style-name="P7" draw:layer="layout" svg:width="0.029cm" svg:height="0.373cm" svg:x="34.522cm" svg:y="2.991cm" svg:viewBox="0 0 30 374" draw:points="0,374 30,374 30,0 0,0">
          <text:p/>
        </draw:polygon>
        <draw:polygon draw:style-name="gr37" draw:text-style-name="P9" draw:layer="layout" svg:width="0.029cm" svg:height="0.373cm" svg:x="34.551cm" svg:y="2.991cm" svg:viewBox="0 0 30 374" draw:points="0,374 30,374 30,0 0,0">
          <text:p/>
        </draw:polygon>
        <draw:polygon draw:style-name="gr36" draw:text-style-name="P8" draw:layer="layout" svg:width="0.029cm" svg:height="0.373cm" svg:x="34.581cm" svg:y="2.991cm" svg:viewBox="0 0 30 374" draw:points="0,374 30,374 30,0 0,0">
          <text:p/>
        </draw:polygon>
        <draw:polygon draw:style-name="gr37" draw:text-style-name="P9" draw:layer="layout" svg:width="0.029cm" svg:height="0.373cm" svg:x="34.611cm" svg:y="2.991cm" svg:viewBox="0 0 30 374" draw:points="0,374 30,374 30,0 0,0">
          <text:p/>
        </draw:polygon>
        <draw:polygon draw:style-name="gr37" draw:text-style-name="P9" draw:layer="layout" svg:width="0.029cm" svg:height="0.373cm" svg:x="34.64cm" svg:y="2.991cm" svg:viewBox="0 0 30 374" draw:points="0,374 30,374 30,0 0,0">
          <text:p/>
        </draw:polygon>
        <draw:polygon draw:style-name="gr36" draw:text-style-name="P8" draw:layer="layout" svg:width="0.029cm" svg:height="0.373cm" svg:x="34.669cm" svg:y="2.991cm" svg:viewBox="0 0 30 374" draw:points="0,374 30,374 30,0 0,0">
          <text:p/>
        </draw:polygon>
        <draw:polygon draw:style-name="gr37" draw:text-style-name="P9" draw:layer="layout" svg:width="0.029cm" svg:height="0.373cm" svg:x="34.699cm" svg:y="2.991cm" svg:viewBox="0 0 30 374" draw:points="0,374 30,374 30,0 0,0">
          <text:p/>
        </draw:polygon>
        <draw:polygon draw:style-name="gr37" draw:text-style-name="P9" draw:layer="layout" svg:width="0.029cm" svg:height="0.373cm" svg:x="34.728cm" svg:y="2.991cm" svg:viewBox="0 0 30 374" draw:points="0,374 30,374 30,0 0,0">
          <text:p/>
        </draw:polygon>
        <draw:polygon draw:style-name="gr38" draw:text-style-name="P10" draw:layer="layout" svg:width="0.029cm" svg:height="0.373cm" svg:x="34.757cm" svg:y="2.991cm" svg:viewBox="0 0 30 374" draw:points="0,374 30,374 30,0 0,0">
          <text:p/>
        </draw:polygon>
        <draw:polygon draw:style-name="gr36" draw:text-style-name="P8" draw:layer="layout" svg:width="0.03cm" svg:height="0.373cm" svg:x="34.787cm" svg:y="2.991cm" svg:viewBox="0 0 31 374" draw:points="0,374 31,374 31,0 0,0">
          <text:p/>
        </draw:polygon>
        <draw:polygon draw:style-name="gr35" draw:text-style-name="P7" draw:layer="layout" svg:width="0.029cm" svg:height="0.373cm" svg:x="34.817cm" svg:y="2.991cm" svg:viewBox="0 0 30 374" draw:points="0,374 30,374 30,0 0,0">
          <text:p/>
        </draw:polygon>
        <draw:polygon draw:style-name="gr35" draw:text-style-name="P7" draw:layer="layout" svg:width="0.029cm" svg:height="0.373cm" svg:x="34.846cm" svg:y="2.991cm" svg:viewBox="0 0 30 374" draw:points="0,374 30,374 30,0 0,0">
          <text:p/>
        </draw:polygon>
        <draw:polygon draw:style-name="gr35" draw:text-style-name="P7" draw:layer="layout" svg:width="0.029cm" svg:height="0.373cm" svg:x="34.875cm" svg:y="2.991cm" svg:viewBox="0 0 30 374" draw:points="0,374 30,374 30,0 0,0">
          <text:p/>
        </draw:polygon>
        <draw:polygon draw:style-name="gr37" draw:text-style-name="P9" draw:layer="layout" svg:width="0.029cm" svg:height="0.373cm" svg:x="34.964cm" svg:y="2.991cm" svg:viewBox="0 0 30 374" draw:points="0,374 30,374 30,0 0,0">
          <text:p/>
        </draw:polygon>
        <draw:polygon draw:style-name="gr36" draw:text-style-name="P8" draw:layer="layout" svg:width="0.029cm" svg:height="0.373cm" svg:x="34.993cm" svg:y="2.991cm" svg:viewBox="0 0 30 374" draw:points="0,374 30,374 30,0 0,0">
          <text:p/>
        </draw:polygon>
        <draw:polygon draw:style-name="gr35" draw:text-style-name="P7" draw:layer="layout" svg:width="0.029cm" svg:height="0.373cm" svg:x="35.023cm" svg:y="2.991cm" svg:viewBox="0 0 30 374" draw:points="0,374 30,374 30,0 0,0">
          <text:p/>
        </draw:polygon>
        <draw:polygon draw:style-name="gr36" draw:text-style-name="P8" draw:layer="layout" svg:width="0.029cm" svg:height="0.373cm" svg:x="35.052cm" svg:y="2.991cm" svg:viewBox="0 0 30 374" draw:points="0,374 30,374 30,0 0,0">
          <text:p/>
        </draw:polygon>
        <draw:polygon draw:style-name="gr38" draw:text-style-name="P10" draw:layer="layout" svg:width="0.029cm" svg:height="0.373cm" svg:x="35.081cm" svg:y="2.991cm" svg:viewBox="0 0 30 374" draw:points="0,374 30,374 30,0 0,0">
          <text:p/>
        </draw:polygon>
        <draw:polygon draw:style-name="gr38" draw:text-style-name="P10" draw:layer="layout" svg:width="0.029cm" svg:height="0.373cm" svg:x="35.111cm" svg:y="2.991cm" svg:viewBox="0 0 30 374" draw:points="0,374 30,374 30,0 0,0">
          <text:p/>
        </draw:polygon>
        <draw:polygon draw:style-name="gr38" draw:text-style-name="P10" draw:layer="layout" svg:width="0.029cm" svg:height="0.373cm" svg:x="35.141cm" svg:y="2.991cm" svg:viewBox="0 0 30 374" draw:points="0,374 30,374 30,0 0,0">
          <text:p/>
        </draw:polygon>
        <draw:polygon draw:style-name="gr37" draw:text-style-name="P9" draw:layer="layout" svg:width="0.029cm" svg:height="0.373cm" svg:x="35.17cm" svg:y="2.991cm" svg:viewBox="0 0 30 374" draw:points="0,374 30,374 30,0 0,0">
          <text:p/>
        </draw:polygon>
        <draw:polygon draw:style-name="gr35" draw:text-style-name="P7" draw:layer="layout" svg:width="0.03cm" svg:height="0.373cm" svg:x="34.741cm" svg:y="2.991cm" svg:viewBox="0 0 31 374" draw:points="0,374 31,374 31,0 0,0">
          <text:p/>
        </draw:polygon>
        <draw:polygon draw:style-name="gr35" draw:text-style-name="P7" draw:layer="layout" svg:width="0.028cm" svg:height="0.373cm" svg:x="34.771cm" svg:y="2.991cm" svg:viewBox="0 0 29 374" draw:points="0,374 29,374 29,0 0,0">
          <text:p/>
        </draw:polygon>
        <draw:polygon draw:style-name="gr35" draw:text-style-name="P7" draw:layer="layout" svg:width="0.026cm" svg:height="0.374cm" svg:x="18.95cm" svg:y="2.242cm" svg:viewBox="0 0 27 375" draw:points="0,375 27,375 27,0 0,0">
          <text:p/>
        </draw:polygon>
        <draw:polygon draw:style-name="gr36" draw:text-style-name="P8" draw:layer="layout" svg:width="0.026cm" svg:height="0.374cm" svg:x="18.978cm" svg:y="2.242cm" svg:viewBox="0 0 27 375" draw:points="0,375 27,375 27,0 0,0">
          <text:p/>
        </draw:polygon>
        <draw:polygon draw:style-name="gr37" draw:text-style-name="P9" draw:layer="layout" svg:width="0.026cm" svg:height="0.374cm" svg:x="19.004cm" svg:y="2.242cm" svg:viewBox="0 0 27 375" draw:points="0,375 27,375 27,0 0,0">
          <text:p/>
        </draw:polygon>
        <draw:polygon draw:style-name="gr38" draw:text-style-name="P10" draw:layer="layout" svg:width="0.029cm" svg:height="0.374cm" svg:x="19.031cm" svg:y="2.242cm" svg:viewBox="0 0 30 375" draw:points="0,375 30,375 30,0 0,0">
          <text:p/>
        </draw:polygon>
        <draw:polygon draw:style-name="gr37" draw:text-style-name="P9" draw:layer="layout" svg:width="0.029cm" svg:height="0.374cm" svg:x="19.06cm" svg:y="2.242cm" svg:viewBox="0 0 30 375" draw:points="0,375 30,375 30,0 0,0">
          <text:p/>
        </draw:polygon>
        <draw:polygon draw:style-name="gr38" draw:text-style-name="P10" draw:layer="layout" svg:width="0.029cm" svg:height="0.374cm" svg:x="19.09cm" svg:y="2.242cm" svg:viewBox="0 0 30 375" draw:points="0,375 30,375 30,0 0,0">
          <text:p/>
        </draw:polygon>
        <draw:polygon draw:style-name="gr38" draw:text-style-name="P10" draw:layer="layout" svg:width="0.029cm" svg:height="0.374cm" svg:x="19.119cm" svg:y="2.242cm" svg:viewBox="0 0 30 375" draw:points="0,375 30,375 30,0 0,0">
          <text:p/>
        </draw:polygon>
        <draw:polygon draw:style-name="gr36" draw:text-style-name="P8" draw:layer="layout" svg:width="0.029cm" svg:height="0.374cm" svg:x="19.148cm" svg:y="2.242cm" svg:viewBox="0 0 30 375" draw:points="0,375 30,375 30,0 0,0">
          <text:p/>
        </draw:polygon>
        <draw:polygon draw:style-name="gr38" draw:text-style-name="P10" draw:layer="layout" svg:width="0.029cm" svg:height="0.374cm" svg:x="19.177cm" svg:y="2.242cm" svg:viewBox="0 0 30 375" draw:points="0,375 30,375 30,0 0,0">
          <text:p/>
        </draw:polygon>
        <draw:polygon draw:style-name="gr38" draw:text-style-name="P10" draw:layer="layout" svg:width="0.03cm" svg:height="0.374cm" svg:x="19.207cm" svg:y="2.242cm" svg:viewBox="0 0 31 375" draw:points="0,375 31,375 31,0 0,0">
          <text:p/>
        </draw:polygon>
        <draw:polygon draw:style-name="gr36" draw:text-style-name="P8" draw:layer="layout" svg:width="0.029cm" svg:height="0.374cm" svg:x="19.237cm" svg:y="2.242cm" svg:viewBox="0 0 30 375" draw:points="0,375 30,375 30,0 0,0">
          <text:p/>
        </draw:polygon>
        <draw:polygon draw:style-name="gr35" draw:text-style-name="P7" draw:layer="layout" svg:width="0.029cm" svg:height="0.374cm" svg:x="19.266cm" svg:y="2.242cm" svg:viewBox="0 0 30 375" draw:points="0,375 30,375 30,0 0,0">
          <text:p/>
        </draw:polygon>
        <draw:polygon draw:style-name="gr37" draw:text-style-name="P9" draw:layer="layout" svg:width="0.03cm" svg:height="0.374cm" svg:x="19.295cm" svg:y="2.242cm" svg:viewBox="0 0 31 375" draw:points="0,375 31,375 31,0 0,0">
          <text:p/>
        </draw:polygon>
        <draw:polygon draw:style-name="gr37" draw:text-style-name="P9" draw:layer="layout" svg:width="0.029cm" svg:height="0.374cm" svg:x="19.325cm" svg:y="2.242cm" svg:viewBox="0 0 30 375" draw:points="0,375 30,375 30,0 0,0">
          <text:p/>
        </draw:polygon>
        <draw:polygon draw:style-name="gr36" draw:text-style-name="P8" draw:layer="layout" svg:width="0.029cm" svg:height="0.374cm" svg:x="19.355cm" svg:y="2.242cm" svg:viewBox="0 0 30 375" draw:points="0,375 30,375 30,0 0,0">
          <text:p/>
        </draw:polygon>
        <draw:polygon draw:style-name="gr36" draw:text-style-name="P8" draw:layer="layout" svg:width="0.029cm" svg:height="0.374cm" svg:x="19.384cm" svg:y="2.242cm" svg:viewBox="0 0 30 375" draw:points="0,375 30,375 30,0 0,0">
          <text:p/>
        </draw:polygon>
        <draw:polygon draw:style-name="gr37" draw:text-style-name="P9" draw:layer="layout" svg:width="0.029cm" svg:height="0.374cm" svg:x="19.414cm" svg:y="2.242cm" svg:viewBox="0 0 30 375" draw:points="0,375 30,375 30,0 0,0">
          <text:p/>
        </draw:polygon>
        <draw:polygon draw:style-name="gr36" draw:text-style-name="P8" draw:layer="layout" svg:width="0.029cm" svg:height="0.374cm" svg:x="19.472cm" svg:y="2.242cm" svg:viewBox="0 0 30 375" draw:points="0,375 30,375 30,0 0,0">
          <text:p/>
        </draw:polygon>
        <draw:polygon draw:style-name="gr36" draw:text-style-name="P8" draw:layer="layout" svg:width="0.029cm" svg:height="0.374cm" svg:x="19.501cm" svg:y="2.242cm" svg:viewBox="0 0 30 375" draw:points="0,375 30,375 30,0 0,0">
          <text:p/>
        </draw:polygon>
        <draw:polygon draw:style-name="gr37" draw:text-style-name="P9" draw:layer="layout" svg:width="0.029cm" svg:height="0.374cm" svg:x="19.532cm" svg:y="2.242cm" svg:viewBox="0 0 30 375" draw:points="0,375 30,375 30,0 0,0">
          <text:p/>
        </draw:polygon>
        <draw:polygon draw:style-name="gr37" draw:text-style-name="P9" draw:layer="layout" svg:width="0.029cm" svg:height="0.374cm" svg:x="19.561cm" svg:y="2.242cm" svg:viewBox="0 0 30 375" draw:points="0,375 30,375 30,0 0,0">
          <text:p/>
        </draw:polygon>
        <draw:polygon draw:style-name="gr37" draw:text-style-name="P9" draw:layer="layout" svg:width="0.029cm" svg:height="0.374cm" svg:x="19.59cm" svg:y="2.242cm" svg:viewBox="0 0 30 375" draw:points="0,375 30,375 30,0 0,0">
          <text:p/>
        </draw:polygon>
        <draw:polygon draw:style-name="gr38" draw:text-style-name="P10" draw:layer="layout" svg:width="0.029cm" svg:height="0.374cm" svg:x="19.619cm" svg:y="2.242cm" svg:viewBox="0 0 30 375" draw:points="0,375 30,375 30,0 0,0">
          <text:p/>
        </draw:polygon>
        <draw:polygon draw:style-name="gr36" draw:text-style-name="P8" draw:layer="layout" svg:width="0.029cm" svg:height="0.374cm" svg:x="19.649cm" svg:y="2.242cm" svg:viewBox="0 0 30 375" draw:points="0,375 30,375 30,0 0,0">
          <text:p/>
        </draw:polygon>
        <draw:polygon draw:style-name="gr37" draw:text-style-name="P9" draw:layer="layout" svg:width="0.029cm" svg:height="0.374cm" svg:x="19.679cm" svg:y="2.242cm" svg:viewBox="0 0 30 375" draw:points="0,375 30,375 30,0 0,0">
          <text:p/>
        </draw:polygon>
        <draw:polygon draw:style-name="gr37" draw:text-style-name="P9" draw:layer="layout" svg:width="0.03cm" svg:height="0.374cm" svg:x="19.708cm" svg:y="2.242cm" svg:viewBox="0 0 31 375" draw:points="0,375 31,375 31,0 0,0">
          <text:p/>
        </draw:polygon>
        <draw:polygon draw:style-name="gr36" draw:text-style-name="P8" draw:layer="layout" svg:width="0.029cm" svg:height="0.374cm" svg:x="19.738cm" svg:y="2.242cm" svg:viewBox="0 0 30 375" draw:points="0,375 30,375 30,0 0,0">
          <text:p/>
        </draw:polygon>
        <draw:polygon draw:style-name="gr36" draw:text-style-name="P8" draw:layer="layout" svg:width="0.029cm" svg:height="0.374cm" svg:x="19.767cm" svg:y="2.242cm" svg:viewBox="0 0 30 375" draw:points="0,375 30,375 30,0 0,0">
          <text:p/>
        </draw:polygon>
        <draw:polygon draw:style-name="gr36" draw:text-style-name="P8" draw:layer="layout" svg:width="0.029cm" svg:height="0.374cm" svg:x="19.796cm" svg:y="2.242cm" svg:viewBox="0 0 30 375" draw:points="0,375 30,375 30,0 0,0">
          <text:p/>
        </draw:polygon>
        <draw:polygon draw:style-name="gr38" draw:text-style-name="P10" draw:layer="layout" svg:width="0.029cm" svg:height="0.374cm" svg:x="19.825cm" svg:y="2.242cm" svg:viewBox="0 0 30 375" draw:points="0,375 30,375 30,0 0,0">
          <text:p/>
        </draw:polygon>
        <draw:polygon draw:style-name="gr37" draw:text-style-name="P9" draw:layer="layout" svg:width="0.029cm" svg:height="0.374cm" svg:x="19.856cm" svg:y="2.242cm" svg:viewBox="0 0 30 375" draw:points="0,375 30,375 30,0 0,0">
          <text:p/>
        </draw:polygon>
        <draw:polygon draw:style-name="gr36" draw:text-style-name="P8" draw:layer="layout" svg:width="0.029cm" svg:height="0.374cm" svg:x="19.885cm" svg:y="2.242cm" svg:viewBox="0 0 30 375" draw:points="0,375 30,375 30,0 0,0">
          <text:p/>
        </draw:polygon>
        <draw:polygon draw:style-name="gr35" draw:text-style-name="P7" draw:layer="layout" svg:width="0.029cm" svg:height="0.374cm" svg:x="19.914cm" svg:y="2.242cm" svg:viewBox="0 0 30 375" draw:points="0,375 30,375 30,0 0,0">
          <text:p/>
        </draw:polygon>
        <draw:polygon draw:style-name="gr36" draw:text-style-name="P8" draw:layer="layout" svg:width="0.029cm" svg:height="0.374cm" svg:x="19.943cm" svg:y="2.242cm" svg:viewBox="0 0 30 375" draw:points="0,375 30,375 30,0 0,0">
          <text:p/>
        </draw:polygon>
        <draw:polygon draw:style-name="gr36" draw:text-style-name="P8" draw:layer="layout" svg:width="0.029cm" svg:height="0.374cm" svg:x="19.973cm" svg:y="2.242cm" svg:viewBox="0 0 30 375" draw:points="0,375 30,375 30,0 0,0">
          <text:p/>
        </draw:polygon>
        <draw:polygon draw:style-name="gr37" draw:text-style-name="P9" draw:layer="layout" svg:width="0.029cm" svg:height="0.374cm" svg:x="20.003cm" svg:y="2.242cm" svg:viewBox="0 0 30 375" draw:points="0,375 30,375 30,0 0,0">
          <text:p/>
        </draw:polygon>
        <draw:polygon draw:style-name="gr37" draw:text-style-name="P9" draw:layer="layout" svg:width="0.029cm" svg:height="0.374cm" svg:x="20.032cm" svg:y="2.242cm" svg:viewBox="0 0 30 375" draw:points="0,375 30,375 30,0 0,0">
          <text:p/>
        </draw:polygon>
        <draw:polygon draw:style-name="gr36" draw:text-style-name="P8" draw:layer="layout" svg:width="0.03cm" svg:height="0.374cm" svg:x="20.061cm" svg:y="2.242cm" svg:viewBox="0 0 31 375" draw:points="0,375 31,375 31,0 0,0">
          <text:p/>
        </draw:polygon>
        <draw:polygon draw:style-name="gr37" draw:text-style-name="P9" draw:layer="layout" svg:width="0.029cm" svg:height="0.374cm" svg:x="20.091cm" svg:y="2.242cm" svg:viewBox="0 0 30 375" draw:points="0,375 30,375 30,0 0,0">
          <text:p/>
        </draw:polygon>
        <draw:polygon draw:style-name="gr37" draw:text-style-name="P9" draw:layer="layout" svg:width="0.029cm" svg:height="0.374cm" svg:x="20.12cm" svg:y="2.242cm" svg:viewBox="0 0 30 375" draw:points="0,375 30,375 30,0 0,0">
          <text:p/>
        </draw:polygon>
        <draw:polygon draw:style-name="gr35" draw:text-style-name="P7" draw:layer="layout" svg:width="0.03cm" svg:height="0.374cm" svg:x="20.149cm" svg:y="2.242cm" svg:viewBox="0 0 31 375" draw:points="0,375 31,375 31,0 0,0">
          <text:p/>
        </draw:polygon>
        <draw:polygon draw:style-name="gr37" draw:text-style-name="P9" draw:layer="layout" svg:width="0.029cm" svg:height="0.374cm" svg:x="20.18cm" svg:y="2.242cm" svg:viewBox="0 0 30 375" draw:points="0,375 30,375 30,0 0,0">
          <text:p/>
        </draw:polygon>
        <draw:polygon draw:style-name="gr35" draw:text-style-name="P7" draw:layer="layout" svg:width="0.029cm" svg:height="0.374cm" svg:x="20.209cm" svg:y="2.242cm" svg:viewBox="0 0 30 375" draw:points="0,375 30,375 30,0 0,0">
          <text:p/>
        </draw:polygon>
        <draw:polygon draw:style-name="gr36" draw:text-style-name="P8" draw:layer="layout" svg:width="0.029cm" svg:height="0.374cm" svg:x="20.238cm" svg:y="2.242cm" svg:viewBox="0 0 30 375" draw:points="0,375 30,375 30,0 0,0">
          <text:p/>
        </draw:polygon>
        <draw:polygon draw:style-name="gr37" draw:text-style-name="P9" draw:layer="layout" svg:width="0.029cm" svg:height="0.374cm" svg:x="20.267cm" svg:y="2.242cm" svg:viewBox="0 0 30 375" draw:points="0,375 30,375 30,0 0,0">
          <text:p/>
        </draw:polygon>
        <draw:polygon draw:style-name="gr36" draw:text-style-name="P8" draw:layer="layout" svg:width="0.029cm" svg:height="0.374cm" svg:x="20.297cm" svg:y="2.242cm" svg:viewBox="0 0 30 375" draw:points="0,375 30,375 30,0 0,0">
          <text:p/>
        </draw:polygon>
        <draw:polygon draw:style-name="gr36" draw:text-style-name="P8" draw:layer="layout" svg:width="0.029cm" svg:height="0.374cm" svg:x="20.326cm" svg:y="2.242cm" svg:viewBox="0 0 30 375" draw:points="0,375 30,375 30,0 0,0">
          <text:p/>
        </draw:polygon>
        <draw:polygon draw:style-name="gr37" draw:text-style-name="P9" draw:layer="layout" svg:width="0.029cm" svg:height="0.374cm" svg:x="20.356cm" svg:y="2.242cm" svg:viewBox="0 0 30 375" draw:points="0,375 30,375 30,0 0,0">
          <text:p/>
        </draw:polygon>
        <draw:polygon draw:style-name="gr38" draw:text-style-name="P10" draw:layer="layout" svg:width="0.029cm" svg:height="0.374cm" svg:x="20.385cm" svg:y="2.242cm" svg:viewBox="0 0 30 375" draw:points="0,375 30,375 30,0 0,0">
          <text:p/>
        </draw:polygon>
        <draw:polygon draw:style-name="gr37" draw:text-style-name="P9" draw:layer="layout" svg:width="0.029cm" svg:height="0.374cm" svg:x="20.415cm" svg:y="2.242cm" svg:viewBox="0 0 30 375" draw:points="0,375 30,375 30,0 0,0">
          <text:p/>
        </draw:polygon>
        <draw:polygon draw:style-name="gr36" draw:text-style-name="P8" draw:layer="layout" svg:width="0.029cm" svg:height="0.374cm" svg:x="20.444cm" svg:y="2.242cm" svg:viewBox="0 0 30 375" draw:points="0,375 30,375 30,0 0,0">
          <text:p/>
        </draw:polygon>
        <draw:polygon draw:style-name="gr38" draw:text-style-name="P10" draw:layer="layout" svg:width="0.029cm" svg:height="0.374cm" svg:x="20.473cm" svg:y="2.242cm" svg:viewBox="0 0 30 375" draw:points="0,375 30,375 30,0 0,0">
          <text:p/>
        </draw:polygon>
        <draw:polygon draw:style-name="gr37" draw:text-style-name="P9" draw:layer="layout" svg:width="0.03cm" svg:height="0.374cm" svg:x="20.502cm" svg:y="2.242cm" svg:viewBox="0 0 31 375" draw:points="0,375 31,375 31,0 0,0">
          <text:p/>
        </draw:polygon>
        <draw:polygon draw:style-name="gr36" draw:text-style-name="P8" draw:layer="layout" svg:width="0.029cm" svg:height="0.374cm" svg:x="20.533cm" svg:y="2.242cm" svg:viewBox="0 0 30 375" draw:points="0,375 30,375 30,0 0,0">
          <text:p/>
        </draw:polygon>
        <draw:polygon draw:style-name="gr37" draw:text-style-name="P9" draw:layer="layout" svg:width="0.029cm" svg:height="0.374cm" svg:x="20.562cm" svg:y="2.242cm" svg:viewBox="0 0 30 375" draw:points="0,375 30,375 30,0 0,0">
          <text:p/>
        </draw:polygon>
        <draw:polygon draw:style-name="gr37" draw:text-style-name="P9" draw:layer="layout" svg:width="0.029cm" svg:height="0.374cm" svg:x="20.592cm" svg:y="2.242cm" svg:viewBox="0 0 30 375" draw:points="0,375 30,375 30,0 0,0">
          <text:p/>
        </draw:polygon>
        <draw:polygon draw:style-name="gr37" draw:text-style-name="P9" draw:layer="layout" svg:width="0.029cm" svg:height="0.374cm" svg:x="20.621cm" svg:y="2.242cm" svg:viewBox="0 0 30 375" draw:points="0,375 30,375 30,0 0,0">
          <text:p/>
        </draw:polygon>
        <draw:polygon draw:style-name="gr36" draw:text-style-name="P8" draw:layer="layout" svg:width="0.029cm" svg:height="0.374cm" svg:x="20.65cm" svg:y="2.242cm" svg:viewBox="0 0 30 375" draw:points="0,375 30,375 30,0 0,0">
          <text:p/>
        </draw:polygon>
        <draw:polygon draw:style-name="gr38" draw:text-style-name="P10" draw:layer="layout" svg:width="0.029cm" svg:height="0.374cm" svg:x="20.68cm" svg:y="2.242cm" svg:viewBox="0 0 30 375" draw:points="0,375 30,375 30,0 0,0">
          <text:p/>
        </draw:polygon>
        <draw:polygon draw:style-name="gr36" draw:text-style-name="P8" draw:layer="layout" svg:width="0.029cm" svg:height="0.374cm" svg:x="20.71cm" svg:y="2.242cm" svg:viewBox="0 0 30 375" draw:points="0,375 30,375 30,0 0,0">
          <text:p/>
        </draw:polygon>
        <draw:polygon draw:style-name="gr36" draw:text-style-name="P8" draw:layer="layout" svg:width="0.029cm" svg:height="0.374cm" svg:x="20.739cm" svg:y="2.242cm" svg:viewBox="0 0 30 375" draw:points="0,375 30,375 30,0 0,0">
          <text:p/>
        </draw:polygon>
        <draw:polygon draw:style-name="gr36" draw:text-style-name="P8" draw:layer="layout" svg:width="0.029cm" svg:height="0.374cm" svg:x="20.768cm" svg:y="2.242cm" svg:viewBox="0 0 30 375" draw:points="0,375 30,375 30,0 0,0">
          <text:p/>
        </draw:polygon>
        <draw:polygon draw:style-name="gr37" draw:text-style-name="P9" draw:layer="layout" svg:width="0.03cm" svg:height="0.374cm" svg:x="20.826cm" svg:y="2.242cm" svg:viewBox="0 0 31 375" draw:points="0,375 31,375 31,0 0,0">
          <text:p/>
        </draw:polygon>
        <draw:polygon draw:style-name="gr37" draw:text-style-name="P9" draw:layer="layout" svg:width="0.029cm" svg:height="0.374cm" svg:x="20.857cm" svg:y="2.242cm" svg:viewBox="0 0 30 375" draw:points="0,375 30,375 30,0 0,0">
          <text:p/>
        </draw:polygon>
        <draw:polygon draw:style-name="gr36" draw:text-style-name="P8" draw:layer="layout" svg:width="0.029cm" svg:height="0.374cm" svg:x="20.886cm" svg:y="2.242cm" svg:viewBox="0 0 30 375" draw:points="0,375 30,375 30,0 0,0">
          <text:p/>
        </draw:polygon>
        <draw:polygon draw:style-name="gr37" draw:text-style-name="P9" draw:layer="layout" svg:width="0.03cm" svg:height="0.374cm" svg:x="20.915cm" svg:y="2.242cm" svg:viewBox="0 0 31 375" draw:points="0,375 31,375 31,0 0,0">
          <text:p/>
        </draw:polygon>
        <draw:polygon draw:style-name="gr36" draw:text-style-name="P8" draw:layer="layout" svg:width="0.029cm" svg:height="0.374cm" svg:x="20.945cm" svg:y="2.242cm" svg:viewBox="0 0 30 375" draw:points="0,375 30,375 30,0 0,0">
          <text:p/>
        </draw:polygon>
        <draw:polygon draw:style-name="gr37" draw:text-style-name="P9" draw:layer="layout" svg:width="0.029cm" svg:height="0.374cm" svg:x="20.974cm" svg:y="2.242cm" svg:viewBox="0 0 30 375" draw:points="0,375 30,375 30,0 0,0">
          <text:p/>
        </draw:polygon>
        <draw:polygon draw:style-name="gr36" draw:text-style-name="P8" draw:layer="layout" svg:width="0.029cm" svg:height="0.374cm" svg:x="21.004cm" svg:y="2.242cm" svg:viewBox="0 0 30 375" draw:points="0,375 30,375 30,0 0,0">
          <text:p/>
        </draw:polygon>
        <draw:polygon draw:style-name="gr36" draw:text-style-name="P8" draw:layer="layout" svg:width="0.029cm" svg:height="0.374cm" svg:x="21.034cm" svg:y="2.242cm" svg:viewBox="0 0 30 375" draw:points="0,375 30,375 30,0 0,0">
          <text:p/>
        </draw:polygon>
        <draw:polygon draw:style-name="gr38" draw:text-style-name="P10" draw:layer="layout" svg:width="0.029cm" svg:height="0.374cm" svg:x="21.063cm" svg:y="2.242cm" svg:viewBox="0 0 30 375" draw:points="0,375 30,375 30,0 0,0">
          <text:p/>
        </draw:polygon>
        <draw:polygon draw:style-name="gr38" draw:text-style-name="P10" draw:layer="layout" svg:width="0.029cm" svg:height="0.374cm" svg:x="21.092cm" svg:y="2.242cm" svg:viewBox="0 0 30 375" draw:points="0,375 30,375 30,0 0,0">
          <text:p/>
        </draw:polygon>
        <draw:polygon draw:style-name="gr36" draw:text-style-name="P8" draw:layer="layout" svg:width="0.029cm" svg:height="0.374cm" svg:x="21.121cm" svg:y="2.242cm" svg:viewBox="0 0 30 375" draw:points="0,375 30,375 30,0 0,0">
          <text:p/>
        </draw:polygon>
        <draw:polygon draw:style-name="gr36" draw:text-style-name="P8" draw:layer="layout" svg:width="0.029cm" svg:height="0.374cm" svg:x="21.152cm" svg:y="2.242cm" svg:viewBox="0 0 30 375" draw:points="0,375 30,375 30,0 0,0">
          <text:p/>
        </draw:polygon>
        <draw:polygon draw:style-name="gr35" draw:text-style-name="P7" draw:layer="layout" svg:width="0.029cm" svg:height="0.374cm" svg:x="21.181cm" svg:y="2.242cm" svg:viewBox="0 0 30 375" draw:points="0,375 30,375 30,0 0,0">
          <text:p/>
        </draw:polygon>
        <draw:polygon draw:style-name="gr36" draw:text-style-name="P8" draw:layer="layout" svg:width="0.029cm" svg:height="0.374cm" svg:x="21.21cm" svg:y="2.242cm" svg:viewBox="0 0 30 375" draw:points="0,375 30,375 30,0 0,0">
          <text:p/>
        </draw:polygon>
        <draw:polygon draw:style-name="gr35" draw:text-style-name="P7" draw:layer="layout" svg:width="0.029cm" svg:height="0.374cm" svg:x="21.239cm" svg:y="2.242cm" svg:viewBox="0 0 30 375" draw:points="0,375 30,375 30,0 0,0">
          <text:p/>
        </draw:polygon>
        <draw:polygon draw:style-name="gr36" draw:text-style-name="P8" draw:layer="layout" svg:width="0.029cm" svg:height="0.374cm" svg:x="21.269cm" svg:y="2.242cm" svg:viewBox="0 0 30 375" draw:points="0,375 30,375 30,0 0,0">
          <text:p/>
        </draw:polygon>
        <draw:polygon draw:style-name="gr36" draw:text-style-name="P8" draw:layer="layout" svg:width="0.029cm" svg:height="0.374cm" svg:x="21.298cm" svg:y="2.242cm" svg:viewBox="0 0 30 375" draw:points="0,375 30,375 30,0 0,0">
          <text:p/>
        </draw:polygon>
        <draw:polygon draw:style-name="gr35" draw:text-style-name="P7" draw:layer="layout" svg:width="0.029cm" svg:height="0.374cm" svg:x="21.328cm" svg:y="2.242cm" svg:viewBox="0 0 30 375" draw:points="0,375 30,375 30,0 0,0">
          <text:p/>
        </draw:polygon>
        <draw:polygon draw:style-name="gr35" draw:text-style-name="P7" draw:layer="layout" svg:width="0.03cm" svg:height="0.374cm" svg:x="21.357cm" svg:y="2.242cm" svg:viewBox="0 0 31 375" draw:points="0,375 31,375 31,0 0,0">
          <text:p/>
        </draw:polygon>
        <draw:polygon draw:style-name="gr35" draw:text-style-name="P7" draw:layer="layout" svg:width="0.029cm" svg:height="0.374cm" svg:x="21.387cm" svg:y="2.242cm" svg:viewBox="0 0 30 375" draw:points="0,375 30,375 30,0 0,0">
          <text:p/>
        </draw:polygon>
        <draw:polygon draw:style-name="gr36" draw:text-style-name="P8" draw:layer="layout" svg:width="0.029cm" svg:height="0.374cm" svg:x="21.416cm" svg:y="2.242cm" svg:viewBox="0 0 30 375" draw:points="0,375 30,375 30,0 0,0">
          <text:p/>
        </draw:polygon>
        <draw:polygon draw:style-name="gr36" draw:text-style-name="P8" draw:layer="layout" svg:width="0.029cm" svg:height="0.374cm" svg:x="21.445cm" svg:y="2.242cm" svg:viewBox="0 0 30 375" draw:points="0,375 30,375 30,0 0,0">
          <text:p/>
        </draw:polygon>
        <draw:polygon draw:style-name="gr36" draw:text-style-name="P8" draw:layer="layout" svg:width="0.029cm" svg:height="0.374cm" svg:x="21.476cm" svg:y="2.242cm" svg:viewBox="0 0 30 375" draw:points="0,375 30,375 30,0 0,0">
          <text:p/>
        </draw:polygon>
        <draw:polygon draw:style-name="gr36" draw:text-style-name="P8" draw:layer="layout" svg:width="0.029cm" svg:height="0.374cm" svg:x="21.505cm" svg:y="2.242cm" svg:viewBox="0 0 30 375" draw:points="0,375 30,375 30,0 0,0">
          <text:p/>
        </draw:polygon>
        <draw:polygon draw:style-name="gr38" draw:text-style-name="P10" draw:layer="layout" svg:width="0.029cm" svg:height="0.374cm" svg:x="21.534cm" svg:y="2.242cm" svg:viewBox="0 0 30 375" draw:points="0,375 30,375 30,0 0,0">
          <text:p/>
        </draw:polygon>
        <draw:polygon draw:style-name="gr37" draw:text-style-name="P9" draw:layer="layout" svg:width="0.029cm" svg:height="0.374cm" svg:x="21.563cm" svg:y="2.242cm" svg:viewBox="0 0 30 375" draw:points="0,375 30,375 30,0 0,0">
          <text:p/>
        </draw:polygon>
        <draw:polygon draw:style-name="gr38" draw:text-style-name="P10" draw:layer="layout" svg:width="0.029cm" svg:height="0.374cm" svg:x="21.593cm" svg:y="2.242cm" svg:viewBox="0 0 30 375" draw:points="0,375 30,375 30,0 0,0">
          <text:p/>
        </draw:polygon>
        <draw:polygon draw:style-name="gr37" draw:text-style-name="P9" draw:layer="layout" svg:width="0.029cm" svg:height="0.374cm" svg:x="21.622cm" svg:y="2.242cm" svg:viewBox="0 0 30 375" draw:points="0,375 30,375 30,0 0,0">
          <text:p/>
        </draw:polygon>
        <draw:polygon draw:style-name="gr35" draw:text-style-name="P7" draw:layer="layout" svg:width="0.029cm" svg:height="0.374cm" svg:x="21.652cm" svg:y="2.242cm" svg:viewBox="0 0 30 375" draw:points="0,375 30,375 30,0 0,0">
          <text:p/>
        </draw:polygon>
        <draw:polygon draw:style-name="gr35" draw:text-style-name="P7" draw:layer="layout" svg:width="0.03cm" svg:height="0.374cm" svg:x="21.681cm" svg:y="2.242cm" svg:viewBox="0 0 31 375" draw:points="0,375 31,375 31,0 0,0">
          <text:p/>
        </draw:polygon>
        <draw:polygon draw:style-name="gr36" draw:text-style-name="P8" draw:layer="layout" svg:width="0.029cm" svg:height="0.374cm" svg:x="21.711cm" svg:y="2.242cm" svg:viewBox="0 0 30 375" draw:points="0,375 30,375 30,0 0,0">
          <text:p/>
        </draw:polygon>
        <draw:polygon draw:style-name="gr36" draw:text-style-name="P8" draw:layer="layout" svg:width="0.029cm" svg:height="0.374cm" svg:x="21.74cm" svg:y="2.242cm" svg:viewBox="0 0 30 375" draw:points="0,375 30,375 30,0 0,0">
          <text:p/>
        </draw:polygon>
        <draw:polygon draw:style-name="gr38" draw:text-style-name="P10" draw:layer="layout" svg:width="0.03cm" svg:height="0.374cm" svg:x="21.769cm" svg:y="2.242cm" svg:viewBox="0 0 31 375" draw:points="0,375 31,375 31,0 0,0">
          <text:p/>
        </draw:polygon>
        <draw:polygon draw:style-name="gr38" draw:text-style-name="P10" draw:layer="layout" svg:width="0.029cm" svg:height="0.374cm" svg:x="21.8cm" svg:y="2.242cm" svg:viewBox="0 0 30 375" draw:points="0,375 30,375 30,0 0,0">
          <text:p/>
        </draw:polygon>
        <draw:polygon draw:style-name="gr38" draw:text-style-name="P10" draw:layer="layout" svg:width="0.029cm" svg:height="0.374cm" svg:x="21.829cm" svg:y="2.242cm" svg:viewBox="0 0 30 375" draw:points="0,375 30,375 30,0 0,0">
          <text:p/>
        </draw:polygon>
        <draw:polygon draw:style-name="gr37" draw:text-style-name="P9" draw:layer="layout" svg:width="0.029cm" svg:height="0.374cm" svg:x="21.858cm" svg:y="2.242cm" svg:viewBox="0 0 30 375" draw:points="0,375 30,375 30,0 0,0">
          <text:p/>
        </draw:polygon>
        <draw:polygon draw:style-name="gr37" draw:text-style-name="P9" draw:layer="layout" svg:width="0.029cm" svg:height="0.374cm" svg:x="21.887cm" svg:y="2.242cm" svg:viewBox="0 0 30 375" draw:points="0,375 30,375 30,0 0,0">
          <text:p/>
        </draw:polygon>
        <draw:polygon draw:style-name="gr37" draw:text-style-name="P9" draw:layer="layout" svg:width="0.029cm" svg:height="0.374cm" svg:x="21.917cm" svg:y="2.242cm" svg:viewBox="0 0 30 375" draw:points="0,375 30,375 30,0 0,0">
          <text:p/>
        </draw:polygon>
        <draw:polygon draw:style-name="gr35" draw:text-style-name="P7" draw:layer="layout" svg:width="0.029cm" svg:height="0.374cm" svg:x="21.946cm" svg:y="2.242cm" svg:viewBox="0 0 30 375" draw:points="0,375 30,375 30,0 0,0">
          <text:p/>
        </draw:polygon>
        <draw:polygon draw:style-name="gr37" draw:text-style-name="P9" draw:layer="layout" svg:width="0.029cm" svg:height="0.374cm" svg:x="21.976cm" svg:y="2.242cm" svg:viewBox="0 0 30 375" draw:points="0,375 30,375 30,0 0,0">
          <text:p/>
        </draw:polygon>
        <draw:polygon draw:style-name="gr37" draw:text-style-name="P9" draw:layer="layout" svg:width="0.029cm" svg:height="0.374cm" svg:x="22.005cm" svg:y="2.242cm" svg:viewBox="0 0 30 375" draw:points="0,375 30,375 30,0 0,0">
          <text:p/>
        </draw:polygon>
        <draw:polygon draw:style-name="gr37" draw:text-style-name="P9" draw:layer="layout" svg:width="0.029cm" svg:height="0.374cm" svg:x="22.035cm" svg:y="2.242cm" svg:viewBox="0 0 30 375" draw:points="0,375 30,375 30,0 0,0">
          <text:p/>
        </draw:polygon>
        <draw:polygon draw:style-name="gr36" draw:text-style-name="P8" draw:layer="layout" svg:width="0.029cm" svg:height="0.374cm" svg:x="22.417cm" svg:y="2.242cm" svg:viewBox="0 0 30 375" draw:points="0,375 30,375 30,0 0,0">
          <text:p/>
        </draw:polygon>
        <draw:polygon draw:style-name="gr38" draw:text-style-name="P10" draw:layer="layout" svg:width="0.029cm" svg:height="0.374cm" svg:x="22.446cm" svg:y="2.242cm" svg:viewBox="0 0 30 375" draw:points="0,375 30,375 30,0 0,0">
          <text:p/>
        </draw:polygon>
        <draw:polygon draw:style-name="gr36" draw:text-style-name="P8" draw:layer="layout" svg:width="0.029cm" svg:height="0.374cm" svg:x="22.477cm" svg:y="2.242cm" svg:viewBox="0 0 30 375" draw:points="0,375 30,375 30,0 0,0">
          <text:p/>
        </draw:polygon>
        <draw:polygon draw:style-name="gr37" draw:text-style-name="P9" draw:layer="layout" svg:width="0.029cm" svg:height="0.374cm" svg:x="22.506cm" svg:y="2.242cm" svg:viewBox="0 0 30 375" draw:points="0,375 30,375 30,0 0,0">
          <text:p/>
        </draw:polygon>
        <draw:polygon draw:style-name="gr35" draw:text-style-name="P7" draw:layer="layout" svg:width="0.03cm" svg:height="0.374cm" svg:x="22.535cm" svg:y="2.242cm" svg:viewBox="0 0 31 375" draw:points="0,375 31,375 31,0 0,0">
          <text:p/>
        </draw:polygon>
        <draw:polygon draw:style-name="gr37" draw:text-style-name="P9" draw:layer="layout" svg:width="0.029cm" svg:height="0.374cm" svg:x="22.565cm" svg:y="2.242cm" svg:viewBox="0 0 30 375" draw:points="0,375 30,375 30,0 0,0">
          <text:p/>
        </draw:polygon>
        <draw:polygon draw:style-name="gr35" draw:text-style-name="P7" draw:layer="layout" svg:width="0.029cm" svg:height="0.374cm" svg:x="22.594cm" svg:y="2.242cm" svg:viewBox="0 0 30 375" draw:points="0,375 30,375 30,0 0,0">
          <text:p/>
        </draw:polygon>
        <draw:polygon draw:style-name="gr37" draw:text-style-name="P9" draw:layer="layout" svg:width="0.029cm" svg:height="0.374cm" svg:x="22.623cm" svg:y="2.242cm" svg:viewBox="0 0 30 375" draw:points="0,375 30,375 30,0 0,0">
          <text:p/>
        </draw:polygon>
        <draw:polygon draw:style-name="gr37" draw:text-style-name="P9" draw:layer="layout" svg:width="0.029cm" svg:height="0.374cm" svg:x="22.654cm" svg:y="2.242cm" svg:viewBox="0 0 30 375" draw:points="0,375 30,375 30,0 0,0">
          <text:p/>
        </draw:polygon>
        <draw:polygon draw:style-name="gr37" draw:text-style-name="P9" draw:layer="layout" svg:width="0.029cm" svg:height="0.374cm" svg:x="22.683cm" svg:y="2.242cm" svg:viewBox="0 0 30 375" draw:points="0,375 30,375 30,0 0,0">
          <text:p/>
        </draw:polygon>
        <draw:polygon draw:style-name="gr36" draw:text-style-name="P8" draw:layer="layout" svg:width="0.029cm" svg:height="0.374cm" svg:x="22.712cm" svg:y="2.242cm" svg:viewBox="0 0 30 375" draw:points="0,375 30,375 30,0 0,0">
          <text:p/>
        </draw:polygon>
        <draw:polygon draw:style-name="gr36" draw:text-style-name="P8" draw:layer="layout" svg:width="0.029cm" svg:height="0.374cm" svg:x="22.741cm" svg:y="2.242cm" svg:viewBox="0 0 30 375" draw:points="0,375 30,375 30,0 0,0">
          <text:p/>
        </draw:polygon>
        <draw:polygon draw:style-name="gr37" draw:text-style-name="P9" draw:layer="layout" svg:width="0.029cm" svg:height="0.374cm" svg:x="22.771cm" svg:y="2.242cm" svg:viewBox="0 0 30 375" draw:points="0,375 30,375 30,0 0,0">
          <text:p/>
        </draw:polygon>
        <draw:polygon draw:style-name="gr38" draw:text-style-name="P10" draw:layer="layout" svg:width="0.029cm" svg:height="0.374cm" svg:x="22.801cm" svg:y="2.242cm" svg:viewBox="0 0 30 375" draw:points="0,375 30,375 30,0 0,0">
          <text:p/>
        </draw:polygon>
        <draw:polygon draw:style-name="gr36" draw:text-style-name="P8" draw:layer="layout" svg:width="0.029cm" svg:height="0.374cm" svg:x="22.83cm" svg:y="2.242cm" svg:viewBox="0 0 30 375" draw:points="0,375 30,375 30,0 0,0">
          <text:p/>
        </draw:polygon>
        <draw:polygon draw:style-name="gr36" draw:text-style-name="P8" draw:layer="layout" svg:width="0.029cm" svg:height="0.374cm" svg:x="22.859cm" svg:y="2.242cm" svg:viewBox="0 0 30 375" draw:points="0,375 30,375 30,0 0,0">
          <text:p/>
        </draw:polygon>
        <draw:polygon draw:style-name="gr36" draw:text-style-name="P8" draw:layer="layout" svg:width="0.03cm" svg:height="0.374cm" svg:x="22.888cm" svg:y="2.242cm" svg:viewBox="0 0 31 375" draw:points="0,375 31,375 31,0 0,0">
          <text:p/>
        </draw:polygon>
        <draw:polygon draw:style-name="gr36" draw:text-style-name="P8" draw:layer="layout" svg:width="0.029cm" svg:height="0.374cm" svg:x="22.918cm" svg:y="2.242cm" svg:viewBox="0 0 30 375" draw:points="0,375 30,375 30,0 0,0">
          <text:p/>
        </draw:polygon>
        <draw:polygon draw:style-name="gr38" draw:text-style-name="P10" draw:layer="layout" svg:width="0.029cm" svg:height="0.374cm" svg:x="22.947cm" svg:y="2.242cm" svg:viewBox="0 0 30 375" draw:points="0,375 30,375 30,0 0,0">
          <text:p/>
        </draw:polygon>
        <draw:polygon draw:style-name="gr38" draw:text-style-name="P10" draw:layer="layout" svg:width="0.03cm" svg:height="0.374cm" svg:x="22.977cm" svg:y="2.242cm" svg:viewBox="0 0 31 375" draw:points="0,375 31,375 31,0 0,0">
          <text:p/>
        </draw:polygon>
        <draw:polygon draw:style-name="gr38" draw:text-style-name="P10" draw:layer="layout" svg:width="0.029cm" svg:height="0.374cm" svg:x="23.007cm" svg:y="2.242cm" svg:viewBox="0 0 30 375" draw:points="0,375 30,375 30,0 0,0">
          <text:p/>
        </draw:polygon>
        <draw:polygon draw:style-name="gr35" draw:text-style-name="P7" draw:layer="layout" svg:width="0.029cm" svg:height="0.374cm" svg:x="23.036cm" svg:y="2.242cm" svg:viewBox="0 0 30 375" draw:points="0,375 30,375 30,0 0,0">
          <text:p/>
        </draw:polygon>
        <draw:polygon draw:style-name="gr36" draw:text-style-name="P8" draw:layer="layout" svg:width="0.029cm" svg:height="0.374cm" svg:x="23.065cm" svg:y="2.242cm" svg:viewBox="0 0 30 375" draw:points="0,375 30,375 30,0 0,0">
          <text:p/>
        </draw:polygon>
        <draw:polygon draw:style-name="gr35" draw:text-style-name="P7" draw:layer="layout" svg:width="0.029cm" svg:height="0.374cm" svg:x="23.095cm" svg:y="2.242cm" svg:viewBox="0 0 30 375" draw:points="0,375 30,375 30,0 0,0">
          <text:p/>
        </draw:polygon>
        <draw:polygon draw:style-name="gr35" draw:text-style-name="P7" draw:layer="layout" svg:width="0.029cm" svg:height="0.374cm" svg:x="23.125cm" svg:y="2.242cm" svg:viewBox="0 0 30 375" draw:points="0,375 30,375 30,0 0,0">
          <text:p/>
        </draw:polygon>
        <draw:polygon draw:style-name="gr35" draw:text-style-name="P7" draw:layer="layout" svg:width="0.029cm" svg:height="0.374cm" svg:x="23.154cm" svg:y="2.242cm" svg:viewBox="0 0 30 375" draw:points="0,375 30,375 30,0 0,0">
          <text:p/>
        </draw:polygon>
        <draw:polygon draw:style-name="gr36" draw:text-style-name="P8" draw:layer="layout" svg:width="0.029cm" svg:height="0.374cm" svg:x="23.183cm" svg:y="2.242cm" svg:viewBox="0 0 30 375" draw:points="0,375 30,375 30,0 0,0">
          <text:p/>
        </draw:polygon>
        <draw:polygon draw:style-name="gr38" draw:text-style-name="P10" draw:layer="layout" svg:width="0.029cm" svg:height="0.374cm" svg:x="23.213cm" svg:y="2.242cm" svg:viewBox="0 0 30 375" draw:points="0,375 30,375 30,0 0,0">
          <text:p/>
        </draw:polygon>
        <draw:polygon draw:style-name="gr36" draw:text-style-name="P8" draw:layer="layout" svg:width="0.029cm" svg:height="0.374cm" svg:x="23.242cm" svg:y="2.242cm" svg:viewBox="0 0 30 375" draw:points="0,375 30,375 30,0 0,0">
          <text:p/>
        </draw:polygon>
        <draw:polygon draw:style-name="gr38" draw:text-style-name="P10" draw:layer="layout" svg:width="0.029cm" svg:height="0.374cm" svg:x="23.271cm" svg:y="2.242cm" svg:viewBox="0 0 30 375" draw:points="0,375 30,375 30,0 0,0">
          <text:p/>
        </draw:polygon>
        <draw:polygon draw:style-name="gr38" draw:text-style-name="P10" draw:layer="layout" svg:width="0.029cm" svg:height="0.374cm" svg:x="23.301cm" svg:y="2.242cm" svg:viewBox="0 0 30 375" draw:points="0,375 30,375 30,0 0,0">
          <text:p/>
        </draw:polygon>
        <draw:polygon draw:style-name="gr36" draw:text-style-name="P8" draw:layer="layout" svg:width="0.029cm" svg:height="0.374cm" svg:x="23.331cm" svg:y="2.242cm" svg:viewBox="0 0 30 375" draw:points="0,375 30,375 30,0 0,0">
          <text:p/>
        </draw:polygon>
        <draw:polygon draw:style-name="gr37" draw:text-style-name="P9" draw:layer="layout" svg:width="0.029cm" svg:height="0.374cm" svg:x="23.36cm" svg:y="2.242cm" svg:viewBox="0 0 30 375" draw:points="0,375 30,375 30,0 0,0">
          <text:p/>
        </draw:polygon>
        <draw:polygon draw:style-name="gr38" draw:text-style-name="P10" draw:layer="layout" svg:width="0.029cm" svg:height="0.374cm" svg:x="23.389cm" svg:y="2.242cm" svg:viewBox="0 0 30 375" draw:points="0,375 30,375 30,0 0,0">
          <text:p/>
        </draw:polygon>
        <draw:polygon draw:style-name="gr37" draw:text-style-name="P9" draw:layer="layout" svg:width="0.029cm" svg:height="0.374cm" svg:x="23.419cm" svg:y="2.242cm" svg:viewBox="0 0 30 375" draw:points="0,375 30,375 30,0 0,0">
          <text:p/>
        </draw:polygon>
        <draw:polygon draw:style-name="gr38" draw:text-style-name="P10" draw:layer="layout" svg:width="0.029cm" svg:height="0.374cm" svg:x="23.449cm" svg:y="2.242cm" svg:viewBox="0 0 30 375" draw:points="0,375 30,375 30,0 0,0">
          <text:p/>
        </draw:polygon>
        <draw:polygon draw:style-name="gr36" draw:text-style-name="P8" draw:layer="layout" svg:width="0.029cm" svg:height="0.374cm" svg:x="23.507cm" svg:y="2.242cm" svg:viewBox="0 0 30 375" draw:points="0,375 30,375 30,0 0,0">
          <text:p/>
        </draw:polygon>
        <draw:polygon draw:style-name="gr38" draw:text-style-name="P10" draw:layer="layout" svg:width="0.029cm" svg:height="0.374cm" svg:x="23.537cm" svg:y="2.242cm" svg:viewBox="0 0 30 375" draw:points="0,375 30,375 30,0 0,0">
          <text:p/>
        </draw:polygon>
        <draw:polygon draw:style-name="gr38" draw:text-style-name="P10" draw:layer="layout" svg:width="0.029cm" svg:height="0.374cm" svg:x="23.566cm" svg:y="2.242cm" svg:viewBox="0 0 30 375" draw:points="0,375 30,375 30,0 0,0">
          <text:p/>
        </draw:polygon>
        <draw:polygon draw:style-name="gr38" draw:text-style-name="P10" draw:layer="layout" svg:width="0.029cm" svg:height="0.374cm" svg:x="23.595cm" svg:y="2.242cm" svg:viewBox="0 0 30 375" draw:points="0,375 30,375 30,0 0,0">
          <text:p/>
        </draw:polygon>
        <draw:polygon draw:style-name="gr35" draw:text-style-name="P7" draw:layer="layout" svg:width="0.029cm" svg:height="0.374cm" svg:x="23.625cm" svg:y="2.242cm" svg:viewBox="0 0 30 375" draw:points="0,375 30,375 30,0 0,0">
          <text:p/>
        </draw:polygon>
        <draw:polygon draw:style-name="gr37" draw:text-style-name="P9" draw:layer="layout" svg:width="0.029cm" svg:height="0.374cm" svg:x="23.655cm" svg:y="2.242cm" svg:viewBox="0 0 30 375" draw:points="0,375 30,375 30,0 0,0">
          <text:p/>
        </draw:polygon>
        <draw:polygon draw:style-name="gr35" draw:text-style-name="P7" draw:layer="layout" svg:width="0.029cm" svg:height="0.374cm" svg:x="23.684cm" svg:y="2.242cm" svg:viewBox="0 0 30 375" draw:points="0,375 30,375 30,0 0,0">
          <text:p/>
        </draw:polygon>
        <draw:polygon draw:style-name="gr35" draw:text-style-name="P7" draw:layer="layout" svg:width="0.029cm" svg:height="0.374cm" svg:x="23.713cm" svg:y="2.242cm" svg:viewBox="0 0 30 375" draw:points="0,375 30,375 30,0 0,0">
          <text:p/>
        </draw:polygon>
        <draw:polygon draw:style-name="gr38" draw:text-style-name="P10" draw:layer="layout" svg:width="0.03cm" svg:height="0.374cm" svg:x="23.742cm" svg:y="2.242cm" svg:viewBox="0 0 31 375" draw:points="0,375 31,375 31,0 0,0">
          <text:p/>
        </draw:polygon>
        <draw:polygon draw:style-name="gr37" draw:text-style-name="P9" draw:layer="layout" svg:width="0.029cm" svg:height="0.374cm" svg:x="23.773cm" svg:y="2.242cm" svg:viewBox="0 0 30 375" draw:points="0,375 30,375 30,0 0,0">
          <text:p/>
        </draw:polygon>
        <draw:polygon draw:style-name="gr35" draw:text-style-name="P7" draw:layer="layout" svg:width="0.029cm" svg:height="0.374cm" svg:x="23.802cm" svg:y="2.242cm" svg:viewBox="0 0 30 375" draw:points="0,375 30,375 30,0 0,0">
          <text:p/>
        </draw:polygon>
        <draw:polygon draw:style-name="gr35" draw:text-style-name="P7" draw:layer="layout" svg:width="0.03cm" svg:height="0.374cm" svg:x="23.831cm" svg:y="2.242cm" svg:viewBox="0 0 31 375" draw:points="0,375 31,375 31,0 0,0">
          <text:p/>
        </draw:polygon>
        <draw:polygon draw:style-name="gr36" draw:text-style-name="P8" draw:layer="layout" svg:width="0.029cm" svg:height="0.374cm" svg:x="23.861cm" svg:y="2.242cm" svg:viewBox="0 0 30 375" draw:points="0,375 30,375 30,0 0,0">
          <text:p/>
        </draw:polygon>
        <draw:polygon draw:style-name="gr37" draw:text-style-name="P9" draw:layer="layout" svg:width="0.029cm" svg:height="0.374cm" svg:x="23.89cm" svg:y="2.242cm" svg:viewBox="0 0 30 375" draw:points="0,375 30,375 30,0 0,0">
          <text:p/>
        </draw:polygon>
        <draw:polygon draw:style-name="gr36" draw:text-style-name="P8" draw:layer="layout" svg:width="0.029cm" svg:height="0.374cm" svg:x="23.919cm" svg:y="2.242cm" svg:viewBox="0 0 30 375" draw:points="0,375 30,375 30,0 0,0">
          <text:p/>
        </draw:polygon>
        <draw:polygon draw:style-name="gr37" draw:text-style-name="P9" draw:layer="layout" svg:width="0.029cm" svg:height="0.374cm" svg:x="23.949cm" svg:y="2.242cm" svg:viewBox="0 0 30 375" draw:points="0,375 30,375 30,0 0,0">
          <text:p/>
        </draw:polygon>
        <draw:polygon draw:style-name="gr37" draw:text-style-name="P9" draw:layer="layout" svg:width="0.029cm" svg:height="0.374cm" svg:x="23.979cm" svg:y="2.242cm" svg:viewBox="0 0 30 375" draw:points="0,375 30,375 30,0 0,0">
          <text:p/>
        </draw:polygon>
        <draw:polygon draw:style-name="gr35" draw:text-style-name="P7" draw:layer="layout" svg:width="0.029cm" svg:height="0.374cm" svg:x="24.008cm" svg:y="2.242cm" svg:viewBox="0 0 30 375" draw:points="0,375 30,375 30,0 0,0">
          <text:p/>
        </draw:polygon>
        <draw:polygon draw:style-name="gr36" draw:text-style-name="P8" draw:layer="layout" svg:width="0.029cm" svg:height="0.374cm" svg:x="24.037cm" svg:y="2.242cm" svg:viewBox="0 0 30 375" draw:points="0,375 30,375 30,0 0,0">
          <text:p/>
        </draw:polygon>
        <draw:polygon draw:style-name="gr38" draw:text-style-name="P10" draw:layer="layout" svg:width="0.029cm" svg:height="0.374cm" svg:x="24.066cm" svg:y="2.242cm" svg:viewBox="0 0 30 375" draw:points="0,375 30,375 30,0 0,0">
          <text:p/>
        </draw:polygon>
        <draw:polygon draw:style-name="gr36" draw:text-style-name="P8" draw:layer="layout" svg:width="0.029cm" svg:height="0.374cm" svg:x="24.097cm" svg:y="2.242cm" svg:viewBox="0 0 30 375" draw:points="0,375 30,375 30,0 0,0">
          <text:p/>
        </draw:polygon>
        <draw:polygon draw:style-name="gr38" draw:text-style-name="P10" draw:layer="layout" svg:width="0.029cm" svg:height="0.374cm" svg:x="24.126cm" svg:y="2.242cm" svg:viewBox="0 0 30 375" draw:points="0,375 30,375 30,0 0,0">
          <text:p/>
        </draw:polygon>
        <draw:polygon draw:style-name="gr37" draw:text-style-name="P9" draw:layer="layout" svg:width="0.029cm" svg:height="0.374cm" svg:x="24.155cm" svg:y="2.242cm" svg:viewBox="0 0 30 375" draw:points="0,375 30,375 30,0 0,0">
          <text:p/>
        </draw:polygon>
        <draw:polygon draw:style-name="gr38" draw:text-style-name="P10" draw:layer="layout" svg:width="0.03cm" svg:height="0.374cm" svg:x="24.184cm" svg:y="2.242cm" svg:viewBox="0 0 31 375" draw:points="0,375 31,375 31,0 0,0">
          <text:p/>
        </draw:polygon>
        <draw:polygon draw:style-name="gr37" draw:text-style-name="P9" draw:layer="layout" svg:width="0.029cm" svg:height="0.374cm" svg:x="24.214cm" svg:y="2.242cm" svg:viewBox="0 0 30 375" draw:points="0,375 30,375 30,0 0,0">
          <text:p/>
        </draw:polygon>
        <draw:polygon draw:style-name="gr36" draw:text-style-name="P8" draw:layer="layout" svg:width="0.029cm" svg:height="0.374cm" svg:x="24.243cm" svg:y="2.242cm" svg:viewBox="0 0 30 375" draw:points="0,375 30,375 30,0 0,0">
          <text:p/>
        </draw:polygon>
        <draw:polygon draw:style-name="gr36" draw:text-style-name="P8" draw:layer="layout" svg:width="0.029cm" svg:height="0.374cm" svg:x="24.274cm" svg:y="2.242cm" svg:viewBox="0 0 30 375" draw:points="0,375 30,375 30,0 0,0">
          <text:p/>
        </draw:polygon>
        <draw:polygon draw:style-name="gr37" draw:text-style-name="P9" draw:layer="layout" svg:width="0.029cm" svg:height="0.374cm" svg:x="24.303cm" svg:y="2.242cm" svg:viewBox="0 0 30 375" draw:points="0,375 30,375 30,0 0,0">
          <text:p/>
        </draw:polygon>
        <draw:polygon draw:style-name="gr36" draw:text-style-name="P8" draw:layer="layout" svg:width="0.029cm" svg:height="0.374cm" svg:x="24.332cm" svg:y="2.242cm" svg:viewBox="0 0 30 375" draw:points="0,375 30,375 30,0 0,0">
          <text:p/>
        </draw:polygon>
        <draw:polygon draw:style-name="gr36" draw:text-style-name="P8" draw:layer="layout" svg:width="0.029cm" svg:height="0.374cm" svg:x="24.361cm" svg:y="2.242cm" svg:viewBox="0 0 30 375" draw:points="0,375 30,375 30,0 0,0">
          <text:p/>
        </draw:polygon>
        <draw:polygon draw:style-name="gr38" draw:text-style-name="P10" draw:layer="layout" svg:width="0.029cm" svg:height="0.374cm" svg:x="24.39cm" svg:y="2.242cm" svg:viewBox="0 0 30 375" draw:points="0,375 30,375 30,0 0,0">
          <text:p/>
        </draw:polygon>
        <draw:polygon draw:style-name="gr35" draw:text-style-name="P7" draw:layer="layout" svg:width="0.029cm" svg:height="0.374cm" svg:x="24.42cm" svg:y="2.242cm" svg:viewBox="0 0 30 375" draw:points="0,375 30,375 30,0 0,0">
          <text:p/>
        </draw:polygon>
        <draw:polygon draw:style-name="gr35" draw:text-style-name="P7" draw:layer="layout" svg:width="0.029cm" svg:height="0.374cm" svg:x="24.45cm" svg:y="2.242cm" svg:viewBox="0 0 30 375" draw:points="0,375 30,375 30,0 0,0">
          <text:p/>
        </draw:polygon>
        <draw:polygon draw:style-name="gr35" draw:text-style-name="P7" draw:layer="layout" svg:width="0.029cm" svg:height="0.374cm" svg:x="24.479cm" svg:y="2.242cm" svg:viewBox="0 0 30 375" draw:points="0,375 30,375 30,0 0,0">
          <text:p/>
        </draw:polygon>
        <draw:polygon draw:style-name="gr36" draw:text-style-name="P8" draw:layer="layout" svg:width="0.03cm" svg:height="0.374cm" svg:x="24.508cm" svg:y="2.242cm" svg:viewBox="0 0 31 375" draw:points="0,375 31,375 31,0 0,0">
          <text:p/>
        </draw:polygon>
        <draw:polygon draw:style-name="gr35" draw:text-style-name="P7" draw:layer="layout" svg:width="0.029cm" svg:height="0.374cm" svg:x="24.538cm" svg:y="2.242cm" svg:viewBox="0 0 30 375" draw:points="0,375 30,375 30,0 0,0">
          <text:p/>
        </draw:polygon>
        <draw:polygon draw:style-name="gr38" draw:text-style-name="P10" draw:layer="layout" svg:width="0.029cm" svg:height="0.374cm" svg:x="24.567cm" svg:y="2.242cm" svg:viewBox="0 0 30 375" draw:points="0,375 30,375 30,0 0,0">
          <text:p/>
        </draw:polygon>
        <draw:polygon draw:style-name="gr37" draw:text-style-name="P9" draw:layer="layout" svg:width="0.03cm" svg:height="0.374cm" svg:x="24.596cm" svg:y="2.242cm" svg:viewBox="0 0 31 375" draw:points="0,375 31,375 31,0 0,0">
          <text:p/>
        </draw:polygon>
        <draw:polygon draw:style-name="gr38" draw:text-style-name="P10" draw:layer="layout" svg:width="0.029cm" svg:height="0.374cm" svg:x="24.627cm" svg:y="2.242cm" svg:viewBox="0 0 30 375" draw:points="0,375 30,375 30,0 0,0">
          <text:p/>
        </draw:polygon>
        <draw:polygon draw:style-name="gr35" draw:text-style-name="P7" draw:layer="layout" svg:width="0.029cm" svg:height="0.374cm" svg:x="24.656cm" svg:y="2.242cm" svg:viewBox="0 0 30 375" draw:points="0,375 30,375 30,0 0,0">
          <text:p/>
        </draw:polygon>
        <draw:polygon draw:style-name="gr35" draw:text-style-name="P7" draw:layer="layout" svg:width="0.029cm" svg:height="0.374cm" svg:x="24.685cm" svg:y="2.242cm" svg:viewBox="0 0 30 375" draw:points="0,375 30,375 30,0 0,0">
          <text:p/>
        </draw:polygon>
        <draw:polygon draw:style-name="gr36" draw:text-style-name="P8" draw:layer="layout" svg:width="0.029cm" svg:height="0.374cm" svg:x="24.715cm" svg:y="2.242cm" svg:viewBox="0 0 30 375" draw:points="0,375 30,375 30,0 0,0">
          <text:p/>
        </draw:polygon>
        <draw:polygon draw:style-name="gr35" draw:text-style-name="P7" draw:layer="layout" svg:width="0.029cm" svg:height="0.374cm" svg:x="24.744cm" svg:y="2.242cm" svg:viewBox="0 0 30 375" draw:points="0,375 30,375 30,0 0,0">
          <text:p/>
        </draw:polygon>
        <draw:polygon draw:style-name="gr35" draw:text-style-name="P7" draw:layer="layout" svg:width="0.029cm" svg:height="0.374cm" svg:x="24.774cm" svg:y="2.242cm" svg:viewBox="0 0 30 375" draw:points="0,375 30,375 30,0 0,0">
          <text:p/>
        </draw:polygon>
        <draw:polygon draw:style-name="gr36" draw:text-style-name="P8" draw:layer="layout" svg:width="0.029cm" svg:height="0.374cm" svg:x="24.803cm" svg:y="2.242cm" svg:viewBox="0 0 30 375" draw:points="0,375 30,375 30,0 0,0">
          <text:p/>
        </draw:polygon>
        <draw:polygon draw:style-name="gr38" draw:text-style-name="P10" draw:layer="layout" svg:width="0.029cm" svg:height="0.374cm" svg:x="24.833cm" svg:y="2.242cm" svg:viewBox="0 0 30 375" draw:points="0,375 30,375 30,0 0,0">
          <text:p/>
        </draw:polygon>
        <draw:polygon draw:style-name="gr38" draw:text-style-name="P10" draw:layer="layout" svg:width="0.029cm" svg:height="0.374cm" svg:x="24.862cm" svg:y="2.242cm" svg:viewBox="0 0 30 375" draw:points="0,375 30,375 30,0 0,0">
          <text:p/>
        </draw:polygon>
        <draw:polygon draw:style-name="gr38" draw:text-style-name="P10" draw:layer="layout" svg:width="0.029cm" svg:height="0.374cm" svg:x="24.891cm" svg:y="2.242cm" svg:viewBox="0 0 30 375" draw:points="0,375 30,375 30,0 0,0">
          <text:p/>
        </draw:polygon>
        <draw:polygon draw:style-name="gr36" draw:text-style-name="P8" draw:layer="layout" svg:width="0.029cm" svg:height="0.374cm" svg:x="24.92cm" svg:y="2.242cm" svg:viewBox="0 0 30 375" draw:points="0,375 30,375 30,0 0,0">
          <text:p/>
        </draw:polygon>
        <draw:polygon draw:style-name="gr35" draw:text-style-name="P7" draw:layer="layout" svg:width="0.03cm" svg:height="0.374cm" svg:x="24.95cm" svg:y="2.242cm" svg:viewBox="0 0 31 375" draw:points="0,375 31,375 31,0 0,0">
          <text:p/>
        </draw:polygon>
        <draw:polygon draw:style-name="gr35" draw:text-style-name="P7" draw:layer="layout" svg:width="0.029cm" svg:height="0.374cm" svg:x="24.98cm" svg:y="2.242cm" svg:viewBox="0 0 30 375" draw:points="0,375 30,375 30,0 0,0">
          <text:p/>
        </draw:polygon>
        <draw:polygon draw:style-name="gr36" draw:text-style-name="P8" draw:layer="layout" svg:width="0.029cm" svg:height="0.374cm" svg:x="25.009cm" svg:y="2.242cm" svg:viewBox="0 0 30 375" draw:points="0,375 30,375 30,0 0,0">
          <text:p/>
        </draw:polygon>
        <draw:polygon draw:style-name="gr35" draw:text-style-name="P7" draw:layer="layout" svg:width="0.03cm" svg:height="0.374cm" svg:x="25.038cm" svg:y="2.242cm" svg:viewBox="0 0 31 375" draw:points="0,375 31,375 31,0 0,0">
          <text:p/>
        </draw:polygon>
        <draw:polygon draw:style-name="gr35" draw:text-style-name="P7" draw:layer="layout" svg:width="0.029cm" svg:height="0.374cm" svg:x="25.068cm" svg:y="2.242cm" svg:viewBox="0 0 30 375" draw:points="0,375 30,375 30,0 0,0">
          <text:p/>
        </draw:polygon>
        <draw:polygon draw:style-name="gr36" draw:text-style-name="P8" draw:layer="layout" svg:width="0.029cm" svg:height="0.374cm" svg:x="25.098cm" svg:y="2.242cm" svg:viewBox="0 0 30 375" draw:points="0,375 30,375 30,0 0,0">
          <text:p/>
        </draw:polygon>
        <draw:polygon draw:style-name="gr37" draw:text-style-name="P9" draw:layer="layout" svg:width="0.029cm" svg:height="0.374cm" svg:x="25.127cm" svg:y="2.242cm" svg:viewBox="0 0 30 375" draw:points="0,375 30,375 30,0 0,0">
          <text:p/>
        </draw:polygon>
        <draw:polygon draw:style-name="gr37" draw:text-style-name="P9" draw:layer="layout" svg:width="0.029cm" svg:height="0.374cm" svg:x="25.157cm" svg:y="2.242cm" svg:viewBox="0 0 30 375" draw:points="0,375 30,375 30,0 0,0">
          <text:p/>
        </draw:polygon>
        <draw:polygon draw:style-name="gr35" draw:text-style-name="P7" draw:layer="layout" svg:width="0.029cm" svg:height="0.374cm" svg:x="25.186cm" svg:y="2.242cm" svg:viewBox="0 0 30 375" draw:points="0,375 30,375 30,0 0,0">
          <text:p/>
        </draw:polygon>
        <draw:polygon draw:style-name="gr38" draw:text-style-name="P10" draw:layer="layout" svg:width="0.029cm" svg:height="0.374cm" svg:x="25.215cm" svg:y="2.242cm" svg:viewBox="0 0 30 375" draw:points="0,375 30,375 30,0 0,0">
          <text:p/>
        </draw:polygon>
        <draw:polygon draw:style-name="gr36" draw:text-style-name="P8" draw:layer="layout" svg:width="0.029cm" svg:height="0.374cm" svg:x="25.244cm" svg:y="2.242cm" svg:viewBox="0 0 30 375" draw:points="0,375 30,375 30,0 0,0">
          <text:p/>
        </draw:polygon>
        <draw:polygon draw:style-name="gr38" draw:text-style-name="P10" draw:layer="layout" svg:width="0.029cm" svg:height="0.374cm" svg:x="25.275cm" svg:y="2.242cm" svg:viewBox="0 0 30 375" draw:points="0,375 30,375 30,0 0,0">
          <text:p/>
        </draw:polygon>
        <draw:polygon draw:style-name="gr36" draw:text-style-name="P8" draw:layer="layout" svg:width="0.029cm" svg:height="0.374cm" svg:x="25.304cm" svg:y="2.242cm" svg:viewBox="0 0 30 375" draw:points="0,375 30,375 30,0 0,0">
          <text:p/>
        </draw:polygon>
        <draw:polygon draw:style-name="gr38" draw:text-style-name="P10" draw:layer="layout" svg:width="0.029cm" svg:height="0.374cm" svg:x="25.333cm" svg:y="2.242cm" svg:viewBox="0 0 30 375" draw:points="0,375 30,375 30,0 0,0">
          <text:p/>
        </draw:polygon>
        <draw:polygon draw:style-name="gr38" draw:text-style-name="P10" draw:layer="layout" svg:width="0.03cm" svg:height="0.374cm" svg:x="25.362cm" svg:y="2.242cm" svg:viewBox="0 0 31 375" draw:points="0,375 31,375 31,0 0,0">
          <text:p/>
        </draw:polygon>
        <draw:polygon draw:style-name="gr37" draw:text-style-name="P9" draw:layer="layout" svg:width="0.029cm" svg:height="0.374cm" svg:x="25.392cm" svg:y="2.242cm" svg:viewBox="0 0 30 375" draw:points="0,375 30,375 30,0 0,0">
          <text:p/>
        </draw:polygon>
        <draw:polygon draw:style-name="gr37" draw:text-style-name="P9" draw:layer="layout" svg:width="0.029cm" svg:height="0.374cm" svg:x="25.422cm" svg:y="2.242cm" svg:viewBox="0 0 30 375" draw:points="0,375 30,375 30,0 0,0">
          <text:p/>
        </draw:polygon>
        <draw:polygon draw:style-name="gr36" draw:text-style-name="P8" draw:layer="layout" svg:width="0.029cm" svg:height="0.374cm" svg:x="25.451cm" svg:y="2.242cm" svg:viewBox="0 0 30 375" draw:points="0,375 30,375 30,0 0,0">
          <text:p/>
        </draw:polygon>
        <draw:polygon draw:style-name="gr38" draw:text-style-name="P10" draw:layer="layout" svg:width="0.029cm" svg:height="0.374cm" svg:x="25.481cm" svg:y="2.242cm" svg:viewBox="0 0 30 375" draw:points="0,375 30,375 30,0 0,0">
          <text:p/>
        </draw:polygon>
        <draw:polygon draw:style-name="gr36" draw:text-style-name="P8" draw:layer="layout" svg:width="0.029cm" svg:height="0.374cm" svg:x="25.51cm" svg:y="2.242cm" svg:viewBox="0 0 30 375" draw:points="0,375 30,375 30,0 0,0">
          <text:p/>
        </draw:polygon>
        <draw:polygon draw:style-name="gr38" draw:text-style-name="P10" draw:layer="layout" svg:width="0.029cm" svg:height="0.374cm" svg:x="25.539cm" svg:y="2.242cm" svg:viewBox="0 0 30 375" draw:points="0,375 30,375 30,0 0,0">
          <text:p/>
        </draw:polygon>
        <draw:polygon draw:style-name="gr36" draw:text-style-name="P8" draw:layer="layout" svg:width="0.029cm" svg:height="0.374cm" svg:x="25.568cm" svg:y="2.242cm" svg:viewBox="0 0 30 375" draw:points="0,375 30,375 30,0 0,0">
          <text:p/>
        </draw:polygon>
        <draw:polygon draw:style-name="gr37" draw:text-style-name="P9" draw:layer="layout" svg:width="0.029cm" svg:height="0.374cm" svg:x="25.599cm" svg:y="2.242cm" svg:viewBox="0 0 30 375" draw:points="0,375 30,375 30,0 0,0">
          <text:p/>
        </draw:polygon>
        <draw:polygon draw:style-name="gr36" draw:text-style-name="P8" draw:layer="layout" svg:width="0.029cm" svg:height="0.374cm" svg:x="25.628cm" svg:y="2.242cm" svg:viewBox="0 0 30 375" draw:points="0,375 30,375 30,0 0,0">
          <text:p/>
        </draw:polygon>
        <draw:polygon draw:style-name="gr35" draw:text-style-name="P7" draw:layer="layout" svg:width="0.029cm" svg:height="0.374cm" svg:x="25.657cm" svg:y="2.242cm" svg:viewBox="0 0 30 375" draw:points="0,375 30,375 30,0 0,0">
          <text:p/>
        </draw:polygon>
        <draw:polygon draw:style-name="gr38" draw:text-style-name="P10" draw:layer="layout" svg:width="0.029cm" svg:height="0.374cm" svg:x="25.686cm" svg:y="2.242cm" svg:viewBox="0 0 30 375" draw:points="0,375 30,375 30,0 0,0">
          <text:p/>
        </draw:polygon>
        <draw:polygon draw:style-name="gr36" draw:text-style-name="P8" draw:layer="layout" svg:width="0.029cm" svg:height="0.374cm" svg:x="25.716cm" svg:y="2.242cm" svg:viewBox="0 0 30 375" draw:points="0,375 30,375 30,0 0,0">
          <text:p/>
        </draw:polygon>
        <draw:polygon draw:style-name="gr37" draw:text-style-name="P9" draw:layer="layout" svg:width="0.029cm" svg:height="0.374cm" svg:x="25.746cm" svg:y="2.242cm" svg:viewBox="0 0 30 375" draw:points="0,375 30,375 30,0 0,0">
          <text:p/>
        </draw:polygon>
        <draw:polygon draw:style-name="gr35" draw:text-style-name="P7" draw:layer="layout" svg:width="0.029cm" svg:height="0.374cm" svg:x="25.775cm" svg:y="2.242cm" svg:viewBox="0 0 30 375" draw:points="0,375 30,375 30,0 0,0">
          <text:p/>
        </draw:polygon>
        <draw:polygon draw:style-name="gr38" draw:text-style-name="P10" draw:layer="layout" svg:width="0.03cm" svg:height="0.374cm" svg:x="25.804cm" svg:y="2.242cm" svg:viewBox="0 0 31 375" draw:points="0,375 31,375 31,0 0,0">
          <text:p/>
        </draw:polygon>
        <draw:polygon draw:style-name="gr37" draw:text-style-name="P9" draw:layer="layout" svg:width="0.029cm" svg:height="0.374cm" svg:x="25.834cm" svg:y="2.242cm" svg:viewBox="0 0 30 375" draw:points="0,375 30,375 30,0 0,0">
          <text:p/>
        </draw:polygon>
        <draw:polygon draw:style-name="gr35" draw:text-style-name="P7" draw:layer="layout" svg:width="0.029cm" svg:height="0.374cm" svg:x="25.863cm" svg:y="2.242cm" svg:viewBox="0 0 30 375" draw:points="0,375 30,375 30,0 0,0">
          <text:p/>
        </draw:polygon>
        <draw:polygon draw:style-name="gr35" draw:text-style-name="P7" draw:layer="layout" svg:width="0.03cm" svg:height="0.374cm" svg:x="25.892cm" svg:y="2.242cm" svg:viewBox="0 0 31 375" draw:points="0,375 31,375 31,0 0,0">
          <text:p/>
        </draw:polygon>
        <draw:polygon draw:style-name="gr37" draw:text-style-name="P9" draw:layer="layout" svg:width="0.029cm" svg:height="0.374cm" svg:x="25.923cm" svg:y="2.242cm" svg:viewBox="0 0 30 375" draw:points="0,375 30,375 30,0 0,0">
          <text:p/>
        </draw:polygon>
        <draw:polygon draw:style-name="gr35" draw:text-style-name="P7" draw:layer="layout" svg:width="0.029cm" svg:height="0.374cm" svg:x="25.952cm" svg:y="2.242cm" svg:viewBox="0 0 30 375" draw:points="0,375 30,375 30,0 0,0">
          <text:p/>
        </draw:polygon>
        <draw:polygon draw:style-name="gr35" draw:text-style-name="P7" draw:layer="layout" svg:width="0.029cm" svg:height="0.374cm" svg:x="25.981cm" svg:y="2.242cm" svg:viewBox="0 0 30 375" draw:points="0,375 30,375 30,0 0,0">
          <text:p/>
        </draw:polygon>
        <draw:polygon draw:style-name="gr36" draw:text-style-name="P8" draw:layer="layout" svg:width="0.029cm" svg:height="0.374cm" svg:x="26.01cm" svg:y="2.242cm" svg:viewBox="0 0 30 375" draw:points="0,375 30,375 30,0 0,0">
          <text:p/>
        </draw:polygon>
        <draw:polygon draw:style-name="gr37" draw:text-style-name="P9" draw:layer="layout" svg:width="0.029cm" svg:height="0.374cm" svg:x="26.04cm" svg:y="2.242cm" svg:viewBox="0 0 30 375" draw:points="0,375 30,375 30,0 0,0">
          <text:p/>
        </draw:polygon>
        <draw:polygon draw:style-name="gr36" draw:text-style-name="P8" draw:layer="layout" svg:width="0.029cm" svg:height="0.374cm" svg:x="26.07cm" svg:y="2.242cm" svg:viewBox="0 0 30 375" draw:points="0,375 30,375 30,0 0,0">
          <text:p/>
        </draw:polygon>
        <draw:polygon draw:style-name="gr35" draw:text-style-name="P7" draw:layer="layout" svg:width="0.029cm" svg:height="0.374cm" svg:x="26.099cm" svg:y="2.242cm" svg:viewBox="0 0 30 375" draw:points="0,375 30,375 30,0 0,0">
          <text:p/>
        </draw:polygon>
        <draw:polygon draw:style-name="gr37" draw:text-style-name="P9" draw:layer="layout" svg:width="0.03cm" svg:height="0.374cm" svg:x="26.128cm" svg:y="2.242cm" svg:viewBox="0 0 31 375" draw:points="0,375 31,375 31,0 0,0">
          <text:p/>
        </draw:polygon>
        <draw:polygon draw:style-name="gr36" draw:text-style-name="P8" draw:layer="layout" svg:width="0.029cm" svg:height="0.374cm" svg:x="26.158cm" svg:y="2.242cm" svg:viewBox="0 0 30 375" draw:points="0,375 30,375 30,0 0,0">
          <text:p/>
        </draw:polygon>
        <draw:polygon draw:style-name="gr37" draw:text-style-name="P9" draw:layer="layout" svg:width="0.029cm" svg:height="0.374cm" svg:x="26.187cm" svg:y="2.242cm" svg:viewBox="0 0 30 375" draw:points="0,375 30,375 30,0 0,0">
          <text:p/>
        </draw:polygon>
        <draw:polygon draw:style-name="gr35" draw:text-style-name="P7" draw:layer="layout" svg:width="0.03cm" svg:height="0.374cm" svg:x="26.216cm" svg:y="2.242cm" svg:viewBox="0 0 31 375" draw:points="0,375 31,375 31,0 0,0">
          <text:p/>
        </draw:polygon>
        <draw:polygon draw:style-name="gr35" draw:text-style-name="P7" draw:layer="layout" svg:width="0.029cm" svg:height="0.374cm" svg:x="26.247cm" svg:y="2.242cm" svg:viewBox="0 0 30 375" draw:points="0,375 30,375 30,0 0,0">
          <text:p/>
        </draw:polygon>
        <draw:polygon draw:style-name="gr35" draw:text-style-name="P7" draw:layer="layout" svg:width="0.029cm" svg:height="0.374cm" svg:x="26.276cm" svg:y="2.242cm" svg:viewBox="0 0 30 375" draw:points="0,375 30,375 30,0 0,0">
          <text:p/>
        </draw:polygon>
        <draw:polygon draw:style-name="gr38" draw:text-style-name="P10" draw:layer="layout" svg:width="0.029cm" svg:height="0.374cm" svg:x="26.305cm" svg:y="2.242cm" svg:viewBox="0 0 30 375" draw:points="0,375 30,375 30,0 0,0">
          <text:p/>
        </draw:polygon>
        <draw:polygon draw:style-name="gr37" draw:text-style-name="P9" draw:layer="layout" svg:width="0.029cm" svg:height="0.374cm" svg:x="26.335cm" svg:y="2.242cm" svg:viewBox="0 0 30 375" draw:points="0,375 30,375 30,0 0,0">
          <text:p/>
        </draw:polygon>
        <draw:polygon draw:style-name="gr36" draw:text-style-name="P8" draw:layer="layout" svg:width="0.029cm" svg:height="0.374cm" svg:x="26.364cm" svg:y="2.242cm" svg:viewBox="0 0 30 375" draw:points="0,375 30,375 30,0 0,0">
          <text:p/>
        </draw:polygon>
        <draw:polygon draw:style-name="gr37" draw:text-style-name="P9" draw:layer="layout" svg:width="0.029cm" svg:height="0.374cm" svg:x="26.393cm" svg:y="2.242cm" svg:viewBox="0 0 30 375" draw:points="0,375 30,375 30,0 0,0">
          <text:p/>
        </draw:polygon>
        <draw:polygon draw:style-name="gr35" draw:text-style-name="P7" draw:layer="layout" svg:width="0.029cm" svg:height="0.374cm" svg:x="26.423cm" svg:y="2.242cm" svg:viewBox="0 0 30 375" draw:points="0,375 30,375 30,0 0,0">
          <text:p/>
        </draw:polygon>
        <draw:polygon draw:style-name="gr38" draw:text-style-name="P10" draw:layer="layout" svg:width="0.029cm" svg:height="0.374cm" svg:x="26.453cm" svg:y="2.242cm" svg:viewBox="0 0 30 375" draw:points="0,375 30,375 30,0 0,0">
          <text:p/>
        </draw:polygon>
        <draw:polygon draw:style-name="gr35" draw:text-style-name="P7" draw:layer="layout" svg:width="0.029cm" svg:height="0.374cm" svg:x="26.482cm" svg:y="2.242cm" svg:viewBox="0 0 30 375" draw:points="0,375 30,375 30,0 0,0">
          <text:p/>
        </draw:polygon>
        <draw:polygon draw:style-name="gr35" draw:text-style-name="P7" draw:layer="layout" svg:width="0.029cm" svg:height="0.374cm" svg:x="26.511cm" svg:y="2.242cm" svg:viewBox="0 0 30 375" draw:points="0,375 30,375 30,0 0,0">
          <text:p/>
        </draw:polygon>
        <draw:polygon draw:style-name="gr37" draw:text-style-name="P9" draw:layer="layout" svg:width="0.029cm" svg:height="0.374cm" svg:x="26.54cm" svg:y="2.242cm" svg:viewBox="0 0 30 375" draw:points="0,375 30,375 30,0 0,0">
          <text:p/>
        </draw:polygon>
        <draw:polygon draw:style-name="gr38" draw:text-style-name="P10" draw:layer="layout" svg:width="0.03cm" svg:height="0.374cm" svg:x="26.569cm" svg:y="2.242cm" svg:viewBox="0 0 31 375" draw:points="0,375 31,375 31,0 0,0">
          <text:p/>
        </draw:polygon>
        <draw:polygon draw:style-name="gr35" draw:text-style-name="P7" draw:layer="layout" svg:width="0.029cm" svg:height="0.374cm" svg:x="26.6cm" svg:y="2.242cm" svg:viewBox="0 0 30 375" draw:points="0,375 30,375 30,0 0,0">
          <text:p/>
        </draw:polygon>
        <draw:polygon draw:style-name="gr35" draw:text-style-name="P7" draw:layer="layout" svg:width="0.029cm" svg:height="0.374cm" svg:x="26.629cm" svg:y="2.242cm" svg:viewBox="0 0 30 375" draw:points="0,375 30,375 30,0 0,0">
          <text:p/>
        </draw:polygon>
        <draw:polygon draw:style-name="gr38" draw:text-style-name="P10" draw:layer="layout" svg:width="0.03cm" svg:height="0.374cm" svg:x="26.658cm" svg:y="2.242cm" svg:viewBox="0 0 31 375" draw:points="0,375 31,375 31,0 0,0">
          <text:p/>
        </draw:polygon>
        <draw:polygon draw:style-name="gr37" draw:text-style-name="P9" draw:layer="layout" svg:width="0.029cm" svg:height="0.374cm" svg:x="26.688cm" svg:y="2.242cm" svg:viewBox="0 0 30 375" draw:points="0,375 30,375 30,0 0,0">
          <text:p/>
        </draw:polygon>
        <draw:polygon draw:style-name="gr38" draw:text-style-name="P10" draw:layer="layout" svg:width="0.029cm" svg:height="0.374cm" svg:x="26.717cm" svg:y="2.242cm" svg:viewBox="0 0 30 375" draw:points="0,375 30,375 30,0 0,0">
          <text:p/>
        </draw:polygon>
        <draw:polygon draw:style-name="gr37" draw:text-style-name="P9" draw:layer="layout" svg:width="0.029cm" svg:height="0.374cm" svg:x="26.747cm" svg:y="2.242cm" svg:viewBox="0 0 30 375" draw:points="0,375 30,375 30,0 0,0">
          <text:p/>
        </draw:polygon>
        <draw:polygon draw:style-name="gr35" draw:text-style-name="P7" draw:layer="layout" svg:width="0.029cm" svg:height="0.374cm" svg:x="26.777cm" svg:y="2.242cm" svg:viewBox="0 0 30 375" draw:points="0,375 30,375 30,0 0,0">
          <text:p/>
        </draw:polygon>
        <draw:polygon draw:style-name="gr35" draw:text-style-name="P7" draw:layer="layout" svg:width="0.029cm" svg:height="0.374cm" svg:x="26.806cm" svg:y="2.242cm" svg:viewBox="0 0 30 375" draw:points="0,375 30,375 30,0 0,0">
          <text:p/>
        </draw:polygon>
        <draw:polygon draw:style-name="gr38" draw:text-style-name="P10" draw:layer="layout" svg:width="0.029cm" svg:height="0.374cm" svg:x="26.835cm" svg:y="2.242cm" svg:viewBox="0 0 30 375" draw:points="0,375 30,375 30,0 0,0">
          <text:p/>
        </draw:polygon>
        <draw:polygon draw:style-name="gr38" draw:text-style-name="P10" draw:layer="layout" svg:width="0.029cm" svg:height="0.374cm" svg:x="26.864cm" svg:y="2.242cm" svg:viewBox="0 0 30 375" draw:points="0,375 30,375 30,0 0,0">
          <text:p/>
        </draw:polygon>
        <draw:polygon draw:style-name="gr37" draw:text-style-name="P9" draw:layer="layout" svg:width="0.029cm" svg:height="0.374cm" svg:x="26.895cm" svg:y="2.242cm" svg:viewBox="0 0 30 375" draw:points="0,375 30,375 30,0 0,0">
          <text:p/>
        </draw:polygon>
        <draw:polygon draw:style-name="gr36" draw:text-style-name="P8" draw:layer="layout" svg:width="0.029cm" svg:height="0.374cm" svg:x="26.924cm" svg:y="2.242cm" svg:viewBox="0 0 30 375" draw:points="0,375 30,375 30,0 0,0">
          <text:p/>
        </draw:polygon>
        <draw:polygon draw:style-name="gr35" draw:text-style-name="P7" draw:layer="layout" svg:width="0.029cm" svg:height="0.374cm" svg:x="26.953cm" svg:y="2.242cm" svg:viewBox="0 0 30 375" draw:points="0,375 30,375 30,0 0,0">
          <text:p/>
        </draw:polygon>
        <draw:polygon draw:style-name="gr37" draw:text-style-name="P9" draw:layer="layout" svg:width="0.03cm" svg:height="0.374cm" svg:x="26.982cm" svg:y="2.242cm" svg:viewBox="0 0 31 375" draw:points="0,375 31,375 31,0 0,0">
          <text:p/>
        </draw:polygon>
        <draw:polygon draw:style-name="gr35" draw:text-style-name="P7" draw:layer="layout" svg:width="0.029cm" svg:height="0.374cm" svg:x="27.012cm" svg:y="2.242cm" svg:viewBox="0 0 30 375" draw:points="0,375 30,375 30,0 0,0">
          <text:p/>
        </draw:polygon>
        <draw:polygon draw:style-name="gr35" draw:text-style-name="P7" draw:layer="layout" svg:width="0.029cm" svg:height="0.374cm" svg:x="27.041cm" svg:y="2.242cm" svg:viewBox="0 0 30 375" draw:points="0,375 30,375 30,0 0,0">
          <text:p/>
        </draw:polygon>
        <draw:polygon draw:style-name="gr38" draw:text-style-name="P10" draw:layer="layout" svg:width="0.029cm" svg:height="0.374cm" svg:x="27.071cm" svg:y="2.242cm" svg:viewBox="0 0 30 375" draw:points="0,375 30,375 30,0 0,0">
          <text:p/>
        </draw:polygon>
        <draw:polygon draw:style-name="gr38" draw:text-style-name="P10" draw:layer="layout" svg:width="0.029cm" svg:height="0.374cm" svg:x="27.101cm" svg:y="2.242cm" svg:viewBox="0 0 30 375" draw:points="0,375 30,375 30,0 0,0">
          <text:p/>
        </draw:polygon>
        <draw:polygon draw:style-name="gr36" draw:text-style-name="P8" draw:layer="layout" svg:width="0.029cm" svg:height="0.374cm" svg:x="27.13cm" svg:y="2.242cm" svg:viewBox="0 0 30 375" draw:points="0,375 30,375 30,0 0,0">
          <text:p/>
        </draw:polygon>
        <draw:polygon draw:style-name="gr35" draw:text-style-name="P7" draw:layer="layout" svg:width="0.029cm" svg:height="0.374cm" svg:x="27.159cm" svg:y="2.242cm" svg:viewBox="0 0 30 375" draw:points="0,375 30,375 30,0 0,0">
          <text:p/>
        </draw:polygon>
        <draw:polygon draw:style-name="gr37" draw:text-style-name="P9" draw:layer="layout" svg:width="0.029cm" svg:height="0.374cm" svg:x="27.188cm" svg:y="2.242cm" svg:viewBox="0 0 30 375" draw:points="0,375 30,375 30,0 0,0">
          <text:p/>
        </draw:polygon>
        <draw:polygon draw:style-name="gr38" draw:text-style-name="P10" draw:layer="layout" svg:width="0.029cm" svg:height="0.374cm" svg:x="27.219cm" svg:y="2.242cm" svg:viewBox="0 0 30 375" draw:points="0,375 30,375 30,0 0,0">
          <text:p/>
        </draw:polygon>
        <draw:polygon draw:style-name="gr37" draw:text-style-name="P9" draw:layer="layout" svg:width="0.029cm" svg:height="0.374cm" svg:x="27.248cm" svg:y="2.242cm" svg:viewBox="0 0 30 375" draw:points="0,375 30,375 30,0 0,0">
          <text:p/>
        </draw:polygon>
        <draw:polygon draw:style-name="gr35" draw:text-style-name="P7" draw:layer="layout" svg:width="0.029cm" svg:height="0.374cm" svg:x="27.277cm" svg:y="2.242cm" svg:viewBox="0 0 30 375" draw:points="0,375 30,375 30,0 0,0">
          <text:p/>
        </draw:polygon>
        <draw:polygon draw:style-name="gr35" draw:text-style-name="P7" draw:layer="layout" svg:width="0.029cm" svg:height="0.374cm" svg:x="27.306cm" svg:y="2.242cm" svg:viewBox="0 0 30 375" draw:points="0,375 30,375 30,0 0,0">
          <text:p/>
        </draw:polygon>
        <draw:polygon draw:style-name="gr38" draw:text-style-name="P10" draw:layer="layout" svg:width="0.029cm" svg:height="0.374cm" svg:x="27.336cm" svg:y="2.242cm" svg:viewBox="0 0 30 375" draw:points="0,375 30,375 30,0 0,0">
          <text:p/>
        </draw:polygon>
        <draw:polygon draw:style-name="gr36" draw:text-style-name="P8" draw:layer="layout" svg:width="0.029cm" svg:height="0.374cm" svg:x="27.365cm" svg:y="2.242cm" svg:viewBox="0 0 30 375" draw:points="0,375 30,375 30,0 0,0">
          <text:p/>
        </draw:polygon>
        <draw:polygon draw:style-name="gr35" draw:text-style-name="P7" draw:layer="layout" svg:width="0.029cm" svg:height="0.374cm" svg:x="27.395cm" svg:y="2.242cm" svg:viewBox="0 0 30 375" draw:points="0,375 30,375 30,0 0,0">
          <text:p/>
        </draw:polygon>
        <draw:polygon draw:style-name="gr38" draw:text-style-name="P10" draw:layer="layout" svg:width="0.03cm" svg:height="0.374cm" svg:x="27.424cm" svg:y="2.242cm" svg:viewBox="0 0 31 375" draw:points="0,375 31,375 31,0 0,0">
          <text:p/>
        </draw:polygon>
        <draw:polygon draw:style-name="gr36" draw:text-style-name="P8" draw:layer="layout" svg:width="0.029cm" svg:height="0.374cm" svg:x="27.454cm" svg:y="2.242cm" svg:viewBox="0 0 30 375" draw:points="0,375 30,375 30,0 0,0">
          <text:p/>
        </draw:polygon>
        <draw:polygon draw:style-name="gr37" draw:text-style-name="P9" draw:layer="layout" svg:width="0.029cm" svg:height="0.374cm" svg:x="27.483cm" svg:y="2.242cm" svg:viewBox="0 0 30 375" draw:points="0,375 30,375 30,0 0,0">
          <text:p/>
        </draw:polygon>
        <draw:polygon draw:style-name="gr35" draw:text-style-name="P7" draw:layer="layout" svg:width="0.029cm" svg:height="0.374cm" svg:x="27.512cm" svg:y="2.242cm" svg:viewBox="0 0 30 375" draw:points="0,375 30,375 30,0 0,0">
          <text:p/>
        </draw:polygon>
        <draw:polygon draw:style-name="gr35" draw:text-style-name="P7" draw:layer="layout" svg:width="0.029cm" svg:height="0.374cm" svg:x="27.543cm" svg:y="2.242cm" svg:viewBox="0 0 30 375" draw:points="0,375 30,375 30,0 0,0">
          <text:p/>
        </draw:polygon>
        <draw:polygon draw:style-name="gr38" draw:text-style-name="P10" draw:layer="layout" svg:width="0.029cm" svg:height="0.374cm" svg:x="27.572cm" svg:y="2.242cm" svg:viewBox="0 0 30 375" draw:points="0,375 30,375 30,0 0,0">
          <text:p/>
        </draw:polygon>
        <draw:polygon draw:style-name="gr36" draw:text-style-name="P8" draw:layer="layout" svg:width="0.029cm" svg:height="0.374cm" svg:x="27.601cm" svg:y="2.242cm" svg:viewBox="0 0 30 375" draw:points="0,375 30,375 30,0 0,0">
          <text:p/>
        </draw:polygon>
        <draw:polygon draw:style-name="gr38" draw:text-style-name="P10" draw:layer="layout" svg:width="0.029cm" svg:height="0.374cm" svg:x="27.63cm" svg:y="2.242cm" svg:viewBox="0 0 30 375" draw:points="0,375 30,375 30,0 0,0">
          <text:p/>
        </draw:polygon>
        <draw:polygon draw:style-name="gr38" draw:text-style-name="P10" draw:layer="layout" svg:width="0.029cm" svg:height="0.374cm" svg:x="27.66cm" svg:y="2.242cm" svg:viewBox="0 0 30 375" draw:points="0,375 30,375 30,0 0,0">
          <text:p/>
        </draw:polygon>
        <draw:polygon draw:style-name="gr38" draw:text-style-name="P10" draw:layer="layout" svg:width="0.029cm" svg:height="0.374cm" svg:x="27.689cm" svg:y="2.242cm" svg:viewBox="0 0 30 375" draw:points="0,375 30,375 30,0 0,0">
          <text:p/>
        </draw:polygon>
        <draw:polygon draw:style-name="gr37" draw:text-style-name="P9" draw:layer="layout" svg:width="0.029cm" svg:height="0.374cm" svg:x="27.719cm" svg:y="2.242cm" svg:viewBox="0 0 30 375" draw:points="0,375 30,375 30,0 0,0">
          <text:p/>
        </draw:polygon>
        <draw:polygon draw:style-name="gr35" draw:text-style-name="P7" draw:layer="layout" svg:width="0.029cm" svg:height="0.374cm" svg:x="27.748cm" svg:y="2.242cm" svg:viewBox="0 0 30 375" draw:points="0,375 30,375 30,0 0,0">
          <text:p/>
        </draw:polygon>
        <draw:polygon draw:style-name="gr35" draw:text-style-name="P7" draw:layer="layout" svg:width="0.029cm" svg:height="0.374cm" svg:x="27.778cm" svg:y="2.242cm" svg:viewBox="0 0 30 375" draw:points="0,375 30,375 30,0 0,0">
          <text:p/>
        </draw:polygon>
        <draw:polygon draw:style-name="gr36" draw:text-style-name="P8" draw:layer="layout" svg:width="0.029cm" svg:height="0.374cm" svg:x="27.807cm" svg:y="2.242cm" svg:viewBox="0 0 30 375" draw:points="0,375 30,375 30,0 0,0">
          <text:p/>
        </draw:polygon>
        <draw:polygon draw:style-name="gr37" draw:text-style-name="P9" draw:layer="layout" svg:width="0.03cm" svg:height="0.374cm" svg:x="27.836cm" svg:y="2.242cm" svg:viewBox="0 0 31 375" draw:points="0,375 31,375 31,0 0,0">
          <text:p/>
        </draw:polygon>
        <draw:polygon draw:style-name="gr36" draw:text-style-name="P8" draw:layer="layout" svg:width="0.029cm" svg:height="0.374cm" svg:x="27.867cm" svg:y="2.242cm" svg:viewBox="0 0 30 375" draw:points="0,375 30,375 30,0 0,0">
          <text:p/>
        </draw:polygon>
        <draw:polygon draw:style-name="gr35" draw:text-style-name="P7" draw:layer="layout" svg:width="0.029cm" svg:height="0.374cm" svg:x="27.896cm" svg:y="2.242cm" svg:viewBox="0 0 30 375" draw:points="0,375 30,375 30,0 0,0">
          <text:p/>
        </draw:polygon>
        <draw:polygon draw:style-name="gr36" draw:text-style-name="P8" draw:layer="layout" svg:width="0.029cm" svg:height="0.374cm" svg:x="27.925cm" svg:y="2.242cm" svg:viewBox="0 0 30 375" draw:points="0,375 30,375 30,0 0,0">
          <text:p/>
        </draw:polygon>
        <draw:polygon draw:style-name="gr36" draw:text-style-name="P8" draw:layer="layout" svg:width="0.029cm" svg:height="0.374cm" svg:x="27.955cm" svg:y="2.242cm" svg:viewBox="0 0 30 375" draw:points="0,375 30,375 30,0 0,0">
          <text:p/>
        </draw:polygon>
        <draw:polygon draw:style-name="gr38" draw:text-style-name="P10" draw:layer="layout" svg:width="0.029cm" svg:height="0.374cm" svg:x="27.984cm" svg:y="2.242cm" svg:viewBox="0 0 30 375" draw:points="0,375 30,375 30,0 0,0">
          <text:p/>
        </draw:polygon>
        <draw:polygon draw:style-name="gr38" draw:text-style-name="P10" draw:layer="layout" svg:width="0.029cm" svg:height="0.374cm" svg:x="28.013cm" svg:y="2.242cm" svg:viewBox="0 0 30 375" draw:points="0,375 30,375 30,0 0,0">
          <text:p/>
        </draw:polygon>
        <draw:polygon draw:style-name="gr37" draw:text-style-name="P9" draw:layer="layout" svg:width="0.029cm" svg:height="0.374cm" svg:x="28.043cm" svg:y="2.242cm" svg:viewBox="0 0 30 375" draw:points="0,375 30,375 30,0 0,0">
          <text:p/>
        </draw:polygon>
        <draw:polygon draw:style-name="gr36" draw:text-style-name="P8" draw:layer="layout" svg:width="0.029cm" svg:height="0.374cm" svg:x="28.072cm" svg:y="2.242cm" svg:viewBox="0 0 30 375" draw:points="0,375 30,375 30,0 0,0">
          <text:p/>
        </draw:polygon>
        <draw:polygon draw:style-name="gr37" draw:text-style-name="P9" draw:layer="layout" svg:width="0.029cm" svg:height="0.374cm" svg:x="28.102cm" svg:y="2.242cm" svg:viewBox="0 0 30 375" draw:points="0,375 30,375 30,0 0,0">
          <text:p/>
        </draw:polygon>
        <draw:polygon draw:style-name="gr36" draw:text-style-name="P8" draw:layer="layout" svg:width="0.029cm" svg:height="0.374cm" svg:x="28.131cm" svg:y="2.242cm" svg:viewBox="0 0 30 375" draw:points="0,375 30,375 30,0 0,0">
          <text:p/>
        </draw:polygon>
        <draw:polygon draw:style-name="gr36" draw:text-style-name="P8" draw:layer="layout" svg:width="0.029cm" svg:height="0.374cm" svg:x="28.16cm" svg:y="2.242cm" svg:viewBox="0 0 30 375" draw:points="0,375 30,375 30,0 0,0">
          <text:p/>
        </draw:polygon>
        <draw:polygon draw:style-name="gr36" draw:text-style-name="P8" draw:layer="layout" svg:width="0.03cm" svg:height="0.374cm" svg:x="28.189cm" svg:y="2.242cm" svg:viewBox="0 0 31 375" draw:points="0,375 31,375 31,0 0,0">
          <text:p/>
        </draw:polygon>
        <draw:polygon draw:style-name="gr36" draw:text-style-name="P8" draw:layer="layout" svg:width="0.029cm" svg:height="0.374cm" svg:x="28.22cm" svg:y="2.242cm" svg:viewBox="0 0 30 375" draw:points="0,375 30,375 30,0 0,0">
          <text:p/>
        </draw:polygon>
        <draw:polygon draw:style-name="gr38" draw:text-style-name="P10" draw:layer="layout" svg:width="0.029cm" svg:height="0.374cm" svg:x="28.249cm" svg:y="2.242cm" svg:viewBox="0 0 30 375" draw:points="0,375 30,375 30,0 0,0">
          <text:p/>
        </draw:polygon>
        <draw:polygon draw:style-name="gr38" draw:text-style-name="P10" draw:layer="layout" svg:width="0.03cm" svg:height="0.374cm" svg:x="28.278cm" svg:y="2.242cm" svg:viewBox="0 0 31 375" draw:points="0,375 31,375 31,0 0,0">
          <text:p/>
        </draw:polygon>
        <draw:polygon draw:style-name="gr37" draw:text-style-name="P9" draw:layer="layout" svg:width="0.029cm" svg:height="0.374cm" svg:x="28.308cm" svg:y="2.242cm" svg:viewBox="0 0 30 375" draw:points="0,375 30,375 30,0 0,0">
          <text:p/>
        </draw:polygon>
        <draw:polygon draw:style-name="gr37" draw:text-style-name="P9" draw:layer="layout" svg:width="0.029cm" svg:height="0.374cm" svg:x="28.337cm" svg:y="2.242cm" svg:viewBox="0 0 30 375" draw:points="0,375 30,375 30,0 0,0">
          <text:p/>
        </draw:polygon>
        <draw:polygon draw:style-name="gr38" draw:text-style-name="P10" draw:layer="layout" svg:width="0.029cm" svg:height="0.374cm" svg:x="28.366cm" svg:y="2.242cm" svg:viewBox="0 0 30 375" draw:points="0,375 30,375 30,0 0,0">
          <text:p/>
        </draw:polygon>
        <draw:polygon draw:style-name="gr35" draw:text-style-name="P7" draw:layer="layout" svg:width="0.029cm" svg:height="0.374cm" svg:x="28.397cm" svg:y="2.242cm" svg:viewBox="0 0 30 375" draw:points="0,375 30,375 30,0 0,0">
          <text:p/>
        </draw:polygon>
        <draw:polygon draw:style-name="gr38" draw:text-style-name="P10" draw:layer="layout" svg:width="0.029cm" svg:height="0.374cm" svg:x="28.426cm" svg:y="2.242cm" svg:viewBox="0 0 30 375" draw:points="0,375 30,375 30,0 0,0">
          <text:p/>
        </draw:polygon>
        <draw:polygon draw:style-name="gr38" draw:text-style-name="P10" draw:layer="layout" svg:width="0.029cm" svg:height="0.374cm" svg:x="28.455cm" svg:y="2.242cm" svg:viewBox="0 0 30 375" draw:points="0,375 30,375 30,0 0,0">
          <text:p/>
        </draw:polygon>
        <draw:polygon draw:style-name="gr36" draw:text-style-name="P8" draw:layer="layout" svg:width="0.029cm" svg:height="0.374cm" svg:x="28.484cm" svg:y="2.242cm" svg:viewBox="0 0 30 375" draw:points="0,375 30,375 30,0 0,0">
          <text:p/>
        </draw:polygon>
        <draw:polygon draw:style-name="gr36" draw:text-style-name="P8" draw:layer="layout" svg:width="0.029cm" svg:height="0.374cm" svg:x="28.514cm" svg:y="2.242cm" svg:viewBox="0 0 30 375" draw:points="0,375 30,375 30,0 0,0">
          <text:p/>
        </draw:polygon>
        <draw:polygon draw:style-name="gr37" draw:text-style-name="P9" draw:layer="layout" svg:width="0.029cm" svg:height="0.374cm" svg:x="28.544cm" svg:y="2.242cm" svg:viewBox="0 0 30 375" draw:points="0,375 30,375 30,0 0,0">
          <text:p/>
        </draw:polygon>
        <draw:polygon draw:style-name="gr35" draw:text-style-name="P7" draw:layer="layout" svg:width="0.029cm" svg:height="0.374cm" svg:x="28.573cm" svg:y="2.242cm" svg:viewBox="0 0 30 375" draw:points="0,375 30,375 30,0 0,0">
          <text:p/>
        </draw:polygon>
        <draw:polygon draw:style-name="gr37" draw:text-style-name="P9" draw:layer="layout" svg:width="0.029cm" svg:height="0.374cm" svg:x="28.602cm" svg:y="2.242cm" svg:viewBox="0 0 30 375" draw:points="0,375 30,375 30,0 0,0">
          <text:p/>
        </draw:polygon>
        <draw:polygon draw:style-name="gr37" draw:text-style-name="P9" draw:layer="layout" svg:width="0.03cm" svg:height="0.374cm" svg:x="28.631cm" svg:y="2.242cm" svg:viewBox="0 0 31 375" draw:points="0,375 31,375 31,0 0,0">
          <text:p/>
        </draw:polygon>
        <draw:polygon draw:style-name="gr37" draw:text-style-name="P9" draw:layer="layout" svg:width="0.029cm" svg:height="0.374cm" svg:x="28.661cm" svg:y="2.242cm" svg:viewBox="0 0 30 375" draw:points="0,375 30,375 30,0 0,0">
          <text:p/>
        </draw:polygon>
        <draw:polygon draw:style-name="gr37" draw:text-style-name="P9" draw:layer="layout" svg:width="0.029cm" svg:height="0.374cm" svg:x="28.69cm" svg:y="2.242cm" svg:viewBox="0 0 30 375" draw:points="0,375 30,375 30,0 0,0">
          <text:p/>
        </draw:polygon>
        <draw:polygon draw:style-name="gr36" draw:text-style-name="P8" draw:layer="layout" svg:width="0.029cm" svg:height="0.374cm" svg:x="28.721cm" svg:y="2.242cm" svg:viewBox="0 0 30 375" draw:points="0,375 30,375 30,0 0,0">
          <text:p/>
        </draw:polygon>
        <draw:polygon draw:style-name="gr35" draw:text-style-name="P7" draw:layer="layout" svg:width="0.029cm" svg:height="0.374cm" svg:x="28.75cm" svg:y="2.242cm" svg:viewBox="0 0 30 375" draw:points="0,375 30,375 30,0 0,0">
          <text:p/>
        </draw:polygon>
        <draw:polygon draw:style-name="gr38" draw:text-style-name="P10" draw:layer="layout" svg:width="0.029cm" svg:height="0.374cm" svg:x="28.779cm" svg:y="2.242cm" svg:viewBox="0 0 30 375" draw:points="0,375 30,375 30,0 0,0">
          <text:p/>
        </draw:polygon>
        <draw:polygon draw:style-name="gr37" draw:text-style-name="P9" draw:layer="layout" svg:width="0.029cm" svg:height="0.374cm" svg:x="28.808cm" svg:y="2.242cm" svg:viewBox="0 0 30 375" draw:points="0,375 30,375 30,0 0,0">
          <text:p/>
        </draw:polygon>
        <draw:polygon draw:style-name="gr36" draw:text-style-name="P8" draw:layer="layout" svg:width="0.029cm" svg:height="0.374cm" svg:x="28.838cm" svg:y="2.242cm" svg:viewBox="0 0 30 375" draw:points="0,375 30,375 30,0 0,0">
          <text:p/>
        </draw:polygon>
        <draw:polygon draw:style-name="gr36" draw:text-style-name="P8" draw:layer="layout" svg:width="0.029cm" svg:height="0.374cm" svg:x="28.868cm" svg:y="2.242cm" svg:viewBox="0 0 30 375" draw:points="0,375 30,375 30,0 0,0">
          <text:p/>
        </draw:polygon>
        <draw:polygon draw:style-name="gr38" draw:text-style-name="P10" draw:layer="layout" svg:width="0.029cm" svg:height="0.374cm" svg:x="28.897cm" svg:y="2.242cm" svg:viewBox="0 0 30 375" draw:points="0,375 30,375 30,0 0,0">
          <text:p/>
        </draw:polygon>
        <draw:polygon draw:style-name="gr37" draw:text-style-name="P9" draw:layer="layout" svg:width="0.029cm" svg:height="0.374cm" svg:x="28.926cm" svg:y="2.242cm" svg:viewBox="0 0 30 375" draw:points="0,375 30,375 30,0 0,0">
          <text:p/>
        </draw:polygon>
        <draw:polygon draw:style-name="gr38" draw:text-style-name="P10" draw:layer="layout" svg:width="0.029cm" svg:height="0.374cm" svg:x="28.956cm" svg:y="2.242cm" svg:viewBox="0 0 30 375" draw:points="0,375 30,375 30,0 0,0">
          <text:p/>
        </draw:polygon>
        <draw:polygon draw:style-name="gr38" draw:text-style-name="P10" draw:layer="layout" svg:width="0.029cm" svg:height="0.374cm" svg:x="28.985cm" svg:y="2.242cm" svg:viewBox="0 0 30 375" draw:points="0,375 30,375 30,0 0,0">
          <text:p/>
        </draw:polygon>
        <draw:polygon draw:style-name="gr36" draw:text-style-name="P8" draw:layer="layout" svg:width="0.029cm" svg:height="0.374cm" svg:x="29.014cm" svg:y="2.242cm" svg:viewBox="0 0 30 375" draw:points="0,375 30,375 30,0 0,0">
          <text:p/>
        </draw:polygon>
        <draw:polygon draw:style-name="gr37" draw:text-style-name="P9" draw:layer="layout" svg:width="0.03cm" svg:height="0.374cm" svg:x="29.044cm" svg:y="2.242cm" svg:viewBox="0 0 31 375" draw:points="0,375 31,375 31,0 0,0">
          <text:p/>
        </draw:polygon>
        <draw:polygon draw:style-name="gr35" draw:text-style-name="P7" draw:layer="layout" svg:width="0.029cm" svg:height="0.374cm" svg:x="29.074cm" svg:y="2.242cm" svg:viewBox="0 0 30 375" draw:points="0,375 30,375 30,0 0,0">
          <text:p/>
        </draw:polygon>
        <draw:polygon draw:style-name="gr37" draw:text-style-name="P9" draw:layer="layout" svg:width="0.029cm" svg:height="0.374cm" svg:x="29.103cm" svg:y="2.242cm" svg:viewBox="0 0 30 375" draw:points="0,375 30,375 30,0 0,0">
          <text:p/>
        </draw:polygon>
        <draw:polygon draw:style-name="gr38" draw:text-style-name="P10" draw:layer="layout" svg:width="0.029cm" svg:height="0.374cm" svg:x="29.132cm" svg:y="2.242cm" svg:viewBox="0 0 30 375" draw:points="0,375 30,375 30,0 0,0">
          <text:p/>
        </draw:polygon>
        <draw:polygon draw:style-name="gr37" draw:text-style-name="P9" draw:layer="layout" svg:width="0.029cm" svg:height="0.374cm" svg:x="29.162cm" svg:y="2.242cm" svg:viewBox="0 0 30 375" draw:points="0,375 30,375 30,0 0,0">
          <text:p/>
        </draw:polygon>
        <draw:polygon draw:style-name="gr38" draw:text-style-name="P10" draw:layer="layout" svg:width="0.029cm" svg:height="0.374cm" svg:x="29.192cm" svg:y="2.242cm" svg:viewBox="0 0 30 375" draw:points="0,375 30,375 30,0 0,0">
          <text:p/>
        </draw:polygon>
        <draw:polygon draw:style-name="gr36" draw:text-style-name="P8" draw:layer="layout" svg:width="0.029cm" svg:height="0.374cm" svg:x="29.221cm" svg:y="2.242cm" svg:viewBox="0 0 30 375" draw:points="0,375 30,375 30,0 0,0">
          <text:p/>
        </draw:polygon>
        <draw:polygon draw:style-name="gr38" draw:text-style-name="P10" draw:layer="layout" svg:width="0.029cm" svg:height="0.374cm" svg:x="29.25cm" svg:y="2.242cm" svg:viewBox="0 0 30 375" draw:points="0,375 30,375 30,0 0,0">
          <text:p/>
        </draw:polygon>
        <draw:polygon draw:style-name="gr38" draw:text-style-name="P10" draw:layer="layout" svg:width="0.029cm" svg:height="0.374cm" svg:x="29.28cm" svg:y="2.242cm" svg:viewBox="0 0 30 375" draw:points="0,375 30,375 30,0 0,0">
          <text:p/>
        </draw:polygon>
        <draw:polygon draw:style-name="gr37" draw:text-style-name="P9" draw:layer="layout" svg:width="0.029cm" svg:height="0.374cm" svg:x="29.309cm" svg:y="2.242cm" svg:viewBox="0 0 30 375" draw:points="0,375 30,375 30,0 0,0">
          <text:p/>
        </draw:polygon>
        <draw:polygon draw:style-name="gr35" draw:text-style-name="P7" draw:layer="layout" svg:width="0.029cm" svg:height="0.374cm" svg:x="29.338cm" svg:y="2.242cm" svg:viewBox="0 0 30 375" draw:points="0,375 30,375 30,0 0,0">
          <text:p/>
        </draw:polygon>
        <draw:polygon draw:style-name="gr35" draw:text-style-name="P7" draw:layer="layout" svg:width="0.029cm" svg:height="0.374cm" svg:x="29.368cm" svg:y="2.242cm" svg:viewBox="0 0 30 375" draw:points="0,375 30,375 30,0 0,0">
          <text:p/>
        </draw:polygon>
        <draw:polygon draw:style-name="gr36" draw:text-style-name="P8" draw:layer="layout" svg:width="0.029cm" svg:height="0.374cm" svg:x="29.398cm" svg:y="2.242cm" svg:viewBox="0 0 30 375" draw:points="0,375 30,375 30,0 0,0">
          <text:p/>
        </draw:polygon>
        <draw:polygon draw:style-name="gr38" draw:text-style-name="P10" draw:layer="layout" svg:width="0.029cm" svg:height="0.374cm" svg:x="29.427cm" svg:y="2.242cm" svg:viewBox="0 0 30 375" draw:points="0,375 30,375 30,0 0,0">
          <text:p/>
        </draw:polygon>
        <draw:polygon draw:style-name="gr36" draw:text-style-name="P8" draw:layer="layout" svg:width="0.029cm" svg:height="0.374cm" svg:x="29.456cm" svg:y="2.242cm" svg:viewBox="0 0 30 375" draw:points="0,375 30,375 30,0 0,0">
          <text:p/>
        </draw:polygon>
        <draw:polygon draw:style-name="gr38" draw:text-style-name="P10" draw:layer="layout" svg:width="0.03cm" svg:height="0.374cm" svg:x="29.485cm" svg:y="2.242cm" svg:viewBox="0 0 31 375" draw:points="0,375 31,375 31,0 0,0">
          <text:p/>
        </draw:polygon>
        <draw:polygon draw:style-name="gr38" draw:text-style-name="P10" draw:layer="layout" svg:width="0.029cm" svg:height="0.374cm" svg:x="29.516cm" svg:y="2.242cm" svg:viewBox="0 0 30 375" draw:points="0,375 30,375 30,0 0,0">
          <text:p/>
        </draw:polygon>
        <draw:polygon draw:style-name="gr36" draw:text-style-name="P8" draw:layer="layout" svg:width="0.029cm" svg:height="0.374cm" svg:x="29.545cm" svg:y="2.242cm" svg:viewBox="0 0 30 375" draw:points="0,375 30,375 30,0 0,0">
          <text:p/>
        </draw:polygon>
        <draw:polygon draw:style-name="gr37" draw:text-style-name="P9" draw:layer="layout" svg:width="0.029cm" svg:height="0.374cm" svg:x="29.574cm" svg:y="2.242cm" svg:viewBox="0 0 30 375" draw:points="0,375 30,375 30,0 0,0">
          <text:p/>
        </draw:polygon>
        <draw:polygon draw:style-name="gr36" draw:text-style-name="P8" draw:layer="layout" svg:width="0.029cm" svg:height="0.374cm" svg:x="29.604cm" svg:y="2.242cm" svg:viewBox="0 0 30 375" draw:points="0,375 30,375 30,0 0,0">
          <text:p/>
        </draw:polygon>
        <draw:polygon draw:style-name="gr36" draw:text-style-name="P8" draw:layer="layout" svg:width="0.029cm" svg:height="0.374cm" svg:x="29.633cm" svg:y="2.242cm" svg:viewBox="0 0 30 375" draw:points="0,375 30,375 30,0 0,0">
          <text:p/>
        </draw:polygon>
        <draw:polygon draw:style-name="gr36" draw:text-style-name="P8" draw:layer="layout" svg:width="0.029cm" svg:height="0.374cm" svg:x="29.662cm" svg:y="2.242cm" svg:viewBox="0 0 30 375" draw:points="0,375 30,375 30,0 0,0">
          <text:p/>
        </draw:polygon>
        <draw:polygon draw:style-name="gr36" draw:text-style-name="P8" draw:layer="layout" svg:width="0.029cm" svg:height="0.374cm" svg:x="29.692cm" svg:y="2.242cm" svg:viewBox="0 0 30 375" draw:points="0,375 30,375 30,0 0,0">
          <text:p/>
        </draw:polygon>
        <draw:polygon draw:style-name="gr38" draw:text-style-name="P10" draw:layer="layout" svg:width="0.029cm" svg:height="0.374cm" svg:x="29.722cm" svg:y="2.242cm" svg:viewBox="0 0 30 375" draw:points="0,375 30,375 30,0 0,0">
          <text:p/>
        </draw:polygon>
        <draw:polygon draw:style-name="gr37" draw:text-style-name="P9" draw:layer="layout" svg:width="0.029cm" svg:height="0.374cm" svg:x="29.751cm" svg:y="2.242cm" svg:viewBox="0 0 30 375" draw:points="0,375 30,375 30,0 0,0">
          <text:p/>
        </draw:polygon>
        <draw:polygon draw:style-name="gr36" draw:text-style-name="P8" draw:layer="layout" svg:width="0.029cm" svg:height="0.374cm" svg:x="29.78cm" svg:y="2.242cm" svg:viewBox="0 0 30 375" draw:points="0,375 30,375 30,0 0,0">
          <text:p/>
        </draw:polygon>
        <draw:polygon draw:style-name="gr36" draw:text-style-name="P8" draw:layer="layout" svg:width="0.03cm" svg:height="0.374cm" svg:x="29.809cm" svg:y="2.242cm" svg:viewBox="0 0 31 375" draw:points="0,375 31,375 31,0 0,0">
          <text:p/>
        </draw:polygon>
        <draw:polygon draw:style-name="gr37" draw:text-style-name="P9" draw:layer="layout" svg:width="0.029cm" svg:height="0.374cm" svg:x="29.84cm" svg:y="2.242cm" svg:viewBox="0 0 30 375" draw:points="0,375 30,375 30,0 0,0">
          <text:p/>
        </draw:polygon>
        <draw:polygon draw:style-name="gr37" draw:text-style-name="P9" draw:layer="layout" svg:width="0.029cm" svg:height="0.374cm" svg:x="29.869cm" svg:y="2.242cm" svg:viewBox="0 0 30 375" draw:points="0,375 30,375 30,0 0,0">
          <text:p/>
        </draw:polygon>
        <draw:polygon draw:style-name="gr38" draw:text-style-name="P10" draw:layer="layout" svg:width="0.03cm" svg:height="0.374cm" svg:x="29.898cm" svg:y="2.242cm" svg:viewBox="0 0 31 375" draw:points="0,375 31,375 31,0 0,0">
          <text:p/>
        </draw:polygon>
        <draw:polygon draw:style-name="gr38" draw:text-style-name="P10" draw:layer="layout" svg:width="0.029cm" svg:height="0.374cm" svg:x="29.928cm" svg:y="2.242cm" svg:viewBox="0 0 30 375" draw:points="0,375 30,375 30,0 0,0">
          <text:p/>
        </draw:polygon>
        <draw:polygon draw:style-name="gr38" draw:text-style-name="P10" draw:layer="layout" svg:width="0.029cm" svg:height="0.374cm" svg:x="29.957cm" svg:y="2.242cm" svg:viewBox="0 0 30 375" draw:points="0,375 30,375 30,0 0,0">
          <text:p/>
        </draw:polygon>
        <draw:polygon draw:style-name="gr38" draw:text-style-name="P10" draw:layer="layout" svg:width="0.029cm" svg:height="0.374cm" svg:x="29.986cm" svg:y="2.242cm" svg:viewBox="0 0 30 375" draw:points="0,375 30,375 30,0 0,0">
          <text:p/>
        </draw:polygon>
        <draw:polygon draw:style-name="gr38" draw:text-style-name="P10" draw:layer="layout" svg:width="0.029cm" svg:height="0.374cm" svg:x="30.046cm" svg:y="2.242cm" svg:viewBox="0 0 30 375" draw:points="0,375 30,375 30,0 0,0">
          <text:p/>
        </draw:polygon>
        <draw:polygon draw:style-name="gr36" draw:text-style-name="P8" draw:layer="layout" svg:width="0.029cm" svg:height="0.374cm" svg:x="30.075cm" svg:y="2.242cm" svg:viewBox="0 0 30 375" draw:points="0,375 30,375 30,0 0,0">
          <text:p/>
        </draw:polygon>
        <draw:polygon draw:style-name="gr37" draw:text-style-name="P9" draw:layer="layout" svg:width="0.029cm" svg:height="0.374cm" svg:x="30.104cm" svg:y="2.242cm" svg:viewBox="0 0 30 375" draw:points="0,375 30,375 30,0 0,0">
          <text:p/>
        </draw:polygon>
        <draw:polygon draw:style-name="gr35" draw:text-style-name="P7" draw:layer="layout" svg:width="0.029cm" svg:height="0.374cm" svg:x="30.281cm" svg:y="2.242cm" svg:viewBox="0 0 30 375" draw:points="0,375 30,375 30,0 0,0">
          <text:p/>
        </draw:polygon>
        <draw:polygon draw:style-name="gr36" draw:text-style-name="P8" draw:layer="layout" svg:width="0.029cm" svg:height="0.374cm" svg:x="30.31cm" svg:y="2.242cm" svg:viewBox="0 0 30 375" draw:points="0,375 30,375 30,0 0,0">
          <text:p/>
        </draw:polygon>
        <draw:polygon draw:style-name="gr36" draw:text-style-name="P8" draw:layer="layout" svg:width="0.03cm" svg:height="0.374cm" svg:x="30.339cm" svg:y="2.242cm" svg:viewBox="0 0 31 375" draw:points="0,375 31,375 31,0 0,0">
          <text:p/>
        </draw:polygon>
        <draw:polygon draw:style-name="gr37" draw:text-style-name="P9" draw:layer="layout" svg:width="0.029cm" svg:height="0.374cm" svg:x="30.37cm" svg:y="2.242cm" svg:viewBox="0 0 30 375" draw:points="0,375 30,375 30,0 0,0">
          <text:p/>
        </draw:polygon>
        <draw:polygon draw:style-name="gr37" draw:text-style-name="P9" draw:layer="layout" svg:width="0.029cm" svg:height="0.374cm" svg:x="30.399cm" svg:y="2.242cm" svg:viewBox="0 0 30 375" draw:points="0,375 30,375 30,0 0,0">
          <text:p/>
        </draw:polygon>
        <draw:polygon draw:style-name="gr37" draw:text-style-name="P9" draw:layer="layout" svg:width="0.029cm" svg:height="0.374cm" svg:x="30.428cm" svg:y="2.242cm" svg:viewBox="0 0 30 375" draw:points="0,375 30,375 30,0 0,0">
          <text:p/>
        </draw:polygon>
        <draw:polygon draw:style-name="gr35" draw:text-style-name="P7" draw:layer="layout" svg:width="0.029cm" svg:height="0.374cm" svg:x="30.458cm" svg:y="2.242cm" svg:viewBox="0 0 30 375" draw:points="0,375 30,375 30,0 0,0">
          <text:p/>
        </draw:polygon>
        <draw:polygon draw:style-name="gr37" draw:text-style-name="P9" draw:layer="layout" svg:width="0.029cm" svg:height="0.374cm" svg:x="30.487cm" svg:y="2.242cm" svg:viewBox="0 0 30 375" draw:points="0,375 30,375 30,0 0,0">
          <text:p/>
        </draw:polygon>
        <draw:polygon draw:style-name="gr37" draw:text-style-name="P9" draw:layer="layout" svg:width="0.029cm" svg:height="0.374cm" svg:x="30.517cm" svg:y="2.242cm" svg:viewBox="0 0 30 375" draw:points="0,375 30,375 30,0 0,0">
          <text:p/>
        </draw:polygon>
        <draw:polygon draw:style-name="gr35" draw:text-style-name="P7" draw:layer="layout" svg:width="0.029cm" svg:height="0.374cm" svg:x="30.546cm" svg:y="2.242cm" svg:viewBox="0 0 30 375" draw:points="0,375 30,375 30,0 0,0">
          <text:p/>
        </draw:polygon>
        <draw:polygon draw:style-name="gr35" draw:text-style-name="P7" draw:layer="layout" svg:width="0.029cm" svg:height="0.374cm" svg:x="30.576cm" svg:y="2.242cm" svg:viewBox="0 0 30 375" draw:points="0,375 30,375 30,0 0,0">
          <text:p/>
        </draw:polygon>
        <draw:polygon draw:style-name="gr37" draw:text-style-name="P9" draw:layer="layout" svg:width="0.029cm" svg:height="0.374cm" svg:x="30.605cm" svg:y="2.242cm" svg:viewBox="0 0 30 375" draw:points="0,375 30,375 30,0 0,0">
          <text:p/>
        </draw:polygon>
        <draw:polygon draw:style-name="gr37" draw:text-style-name="P9" draw:layer="layout" svg:width="0.029cm" svg:height="0.374cm" svg:x="30.634cm" svg:y="2.242cm" svg:viewBox="0 0 30 375" draw:points="0,375 30,375 30,0 0,0">
          <text:p/>
        </draw:polygon>
        <draw:polygon draw:style-name="gr36" draw:text-style-name="P8" draw:layer="layout" svg:width="0.03cm" svg:height="0.374cm" svg:x="30.663cm" svg:y="2.242cm" svg:viewBox="0 0 31 375" draw:points="0,375 31,375 31,0 0,0">
          <text:p/>
        </draw:polygon>
        <draw:polygon draw:style-name="gr37" draw:text-style-name="P9" draw:layer="layout" svg:width="0.029cm" svg:height="0.374cm" svg:x="30.694cm" svg:y="2.242cm" svg:viewBox="0 0 30 375" draw:points="0,375 30,375 30,0 0,0">
          <text:p/>
        </draw:polygon>
        <draw:polygon draw:style-name="gr37" draw:text-style-name="P9" draw:layer="layout" svg:width="0.029cm" svg:height="0.374cm" svg:x="30.723cm" svg:y="2.242cm" svg:viewBox="0 0 30 375" draw:points="0,375 30,375 30,0 0,0">
          <text:p/>
        </draw:polygon>
        <draw:polygon draw:style-name="gr35" draw:text-style-name="P7" draw:layer="layout" svg:width="0.029cm" svg:height="0.374cm" svg:x="30.752cm" svg:y="2.242cm" svg:viewBox="0 0 30 375" draw:points="0,375 30,375 30,0 0,0">
          <text:p/>
        </draw:polygon>
        <draw:polygon draw:style-name="gr36" draw:text-style-name="P8" draw:layer="layout" svg:width="0.029cm" svg:height="0.374cm" svg:x="30.782cm" svg:y="2.242cm" svg:viewBox="0 0 30 375" draw:points="0,375 30,375 30,0 0,0">
          <text:p/>
        </draw:polygon>
        <draw:polygon draw:style-name="gr37" draw:text-style-name="P9" draw:layer="layout" svg:width="0.029cm" svg:height="0.374cm" svg:x="30.811cm" svg:y="2.242cm" svg:viewBox="0 0 30 375" draw:points="0,375 30,375 30,0 0,0">
          <text:p/>
        </draw:polygon>
        <draw:polygon draw:style-name="gr38" draw:text-style-name="P10" draw:layer="layout" svg:width="0.029cm" svg:height="0.374cm" svg:x="30.841cm" svg:y="2.242cm" svg:viewBox="0 0 30 375" draw:points="0,375 30,375 30,0 0,0">
          <text:p/>
        </draw:polygon>
        <draw:polygon draw:style-name="gr37" draw:text-style-name="P9" draw:layer="layout" svg:width="0.029cm" svg:height="0.374cm" svg:x="30.87cm" svg:y="2.242cm" svg:viewBox="0 0 30 375" draw:points="0,375 30,375 30,0 0,0">
          <text:p/>
        </draw:polygon>
        <draw:polygon draw:style-name="gr37" draw:text-style-name="P9" draw:layer="layout" svg:width="0.029cm" svg:height="0.374cm" svg:x="30.9cm" svg:y="2.242cm" svg:viewBox="0 0 30 375" draw:points="0,375 30,375 30,0 0,0">
          <text:p/>
        </draw:polygon>
        <draw:polygon draw:style-name="gr37" draw:text-style-name="P9" draw:layer="layout" svg:width="0.029cm" svg:height="0.374cm" svg:x="30.929cm" svg:y="2.242cm" svg:viewBox="0 0 30 375" draw:points="0,375 30,375 30,0 0,0">
          <text:p/>
        </draw:polygon>
        <draw:polygon draw:style-name="gr37" draw:text-style-name="P9" draw:layer="layout" svg:width="0.029cm" svg:height="0.374cm" svg:x="30.958cm" svg:y="2.242cm" svg:viewBox="0 0 30 375" draw:points="0,375 30,375 30,0 0,0">
          <text:p/>
        </draw:polygon>
        <draw:polygon draw:style-name="gr37" draw:text-style-name="P9" draw:layer="layout" svg:width="0.029cm" svg:height="0.374cm" svg:x="30.987cm" svg:y="2.242cm" svg:viewBox="0 0 30 375" draw:points="0,375 30,375 30,0 0,0">
          <text:p/>
        </draw:polygon>
        <draw:polygon draw:style-name="gr36" draw:text-style-name="P8" draw:layer="layout" svg:width="0.029cm" svg:height="0.374cm" svg:x="31.018cm" svg:y="2.242cm" svg:viewBox="0 0 30 375" draw:points="0,375 30,375 30,0 0,0">
          <text:p/>
        </draw:polygon>
        <draw:polygon draw:style-name="gr36" draw:text-style-name="P8" draw:layer="layout" svg:width="0.029cm" svg:height="0.374cm" svg:x="31.047cm" svg:y="2.242cm" svg:viewBox="0 0 30 375" draw:points="0,375 30,375 30,0 0,0">
          <text:p/>
        </draw:polygon>
        <draw:polygon draw:style-name="gr38" draw:text-style-name="P10" draw:layer="layout" svg:width="0.029cm" svg:height="0.374cm" svg:x="31.076cm" svg:y="2.242cm" svg:viewBox="0 0 30 375" draw:points="0,375 30,375 30,0 0,0">
          <text:p/>
        </draw:polygon>
        <draw:polygon draw:style-name="gr37" draw:text-style-name="P9" draw:layer="layout" svg:width="0.03cm" svg:height="0.374cm" svg:x="31.105cm" svg:y="2.242cm" svg:viewBox="0 0 31 375" draw:points="0,375 31,375 31,0 0,0">
          <text:p/>
        </draw:polygon>
        <draw:polygon draw:style-name="gr36" draw:text-style-name="P8" draw:layer="layout" svg:width="0.029cm" svg:height="0.374cm" svg:x="31.135cm" svg:y="2.242cm" svg:viewBox="0 0 30 375" draw:points="0,375 30,375 30,0 0,0">
          <text:p/>
        </draw:polygon>
        <draw:polygon draw:style-name="gr36" draw:text-style-name="P8" draw:layer="layout" svg:width="0.029cm" svg:height="0.374cm" svg:x="31.165cm" svg:y="2.242cm" svg:viewBox="0 0 30 375" draw:points="0,375 30,375 30,0 0,0">
          <text:p/>
        </draw:polygon>
        <draw:polygon draw:style-name="gr37" draw:text-style-name="P9" draw:layer="layout" svg:width="0.029cm" svg:height="0.374cm" svg:x="31.194cm" svg:y="2.242cm" svg:viewBox="0 0 30 375" draw:points="0,375 30,375 30,0 0,0">
          <text:p/>
        </draw:polygon>
        <draw:polygon draw:style-name="gr36" draw:text-style-name="P8" draw:layer="layout" svg:width="0.029cm" svg:height="0.374cm" svg:x="31.224cm" svg:y="2.242cm" svg:viewBox="0 0 30 375" draw:points="0,375 30,375 30,0 0,0">
          <text:p/>
        </draw:polygon>
        <draw:polygon draw:style-name="gr37" draw:text-style-name="P9" draw:layer="layout" svg:width="0.029cm" svg:height="0.374cm" svg:x="31.253cm" svg:y="2.242cm" svg:viewBox="0 0 30 375" draw:points="0,375 30,375 30,0 0,0">
          <text:p/>
        </draw:polygon>
        <draw:polygon draw:style-name="gr37" draw:text-style-name="P9" draw:layer="layout" svg:width="0.029cm" svg:height="0.374cm" svg:x="31.282cm" svg:y="2.242cm" svg:viewBox="0 0 30 375" draw:points="0,375 30,375 30,0 0,0">
          <text:p/>
        </draw:polygon>
        <draw:polygon draw:style-name="gr35" draw:text-style-name="P7" draw:layer="layout" svg:width="0.029cm" svg:height="0.374cm" svg:x="31.311cm" svg:y="2.242cm" svg:viewBox="0 0 30 375" draw:points="0,375 30,375 30,0 0,0">
          <text:p/>
        </draw:polygon>
        <draw:polygon draw:style-name="gr35" draw:text-style-name="P7" draw:layer="layout" svg:width="0.029cm" svg:height="0.374cm" svg:x="31.342cm" svg:y="2.242cm" svg:viewBox="0 0 30 375" draw:points="0,375 30,375 30,0 0,0">
          <text:p/>
        </draw:polygon>
        <draw:polygon draw:style-name="gr35" draw:text-style-name="P7" draw:layer="layout" svg:width="0.029cm" svg:height="0.374cm" svg:x="31.371cm" svg:y="2.242cm" svg:viewBox="0 0 30 375" draw:points="0,375 30,375 30,0 0,0">
          <text:p/>
        </draw:polygon>
        <draw:polygon draw:style-name="gr36" draw:text-style-name="P8" draw:layer="layout" svg:width="0.029cm" svg:height="0.374cm" svg:x="31.4cm" svg:y="2.242cm" svg:viewBox="0 0 30 375" draw:points="0,375 30,375 30,0 0,0">
          <text:p/>
        </draw:polygon>
        <draw:polygon draw:style-name="gr37" draw:text-style-name="P9" draw:layer="layout" svg:width="0.029cm" svg:height="0.374cm" svg:x="31.429cm" svg:y="2.242cm" svg:viewBox="0 0 30 375" draw:points="0,375 30,375 30,0 0,0">
          <text:p/>
        </draw:polygon>
        <draw:polygon draw:style-name="gr36" draw:text-style-name="P8" draw:layer="layout" svg:width="0.029cm" svg:height="0.374cm" svg:x="31.459cm" svg:y="2.242cm" svg:viewBox="0 0 30 375" draw:points="0,375 30,375 30,0 0,0">
          <text:p/>
        </draw:polygon>
        <draw:polygon draw:style-name="gr37" draw:text-style-name="P9" draw:layer="layout" svg:width="0.029cm" svg:height="0.374cm" svg:x="31.489cm" svg:y="2.242cm" svg:viewBox="0 0 30 375" draw:points="0,375 30,375 30,0 0,0">
          <text:p/>
        </draw:polygon>
        <draw:polygon draw:style-name="gr37" draw:text-style-name="P9" draw:layer="layout" svg:width="0.03cm" svg:height="0.374cm" svg:x="31.518cm" svg:y="2.242cm" svg:viewBox="0 0 31 375" draw:points="0,375 31,375 31,0 0,0">
          <text:p/>
        </draw:polygon>
        <draw:polygon draw:style-name="gr36" draw:text-style-name="P8" draw:layer="layout" svg:width="0.029cm" svg:height="0.374cm" svg:x="31.548cm" svg:y="2.242cm" svg:viewBox="0 0 30 375" draw:points="0,375 30,375 30,0 0,0">
          <text:p/>
        </draw:polygon>
        <draw:polygon draw:style-name="gr38" draw:text-style-name="P10" draw:layer="layout" svg:width="0.029cm" svg:height="0.374cm" svg:x="31.577cm" svg:y="2.242cm" svg:viewBox="0 0 30 375" draw:points="0,375 30,375 30,0 0,0">
          <text:p/>
        </draw:polygon>
        <draw:polygon draw:style-name="gr36" draw:text-style-name="P8" draw:layer="layout" svg:width="0.029cm" svg:height="0.374cm" svg:x="31.606cm" svg:y="2.242cm" svg:viewBox="0 0 30 375" draw:points="0,375 30,375 30,0 0,0">
          <text:p/>
        </draw:polygon>
        <draw:polygon draw:style-name="gr36" draw:text-style-name="P8" draw:layer="layout" svg:width="0.029cm" svg:height="0.374cm" svg:x="31.635cm" svg:y="2.242cm" svg:viewBox="0 0 30 375" draw:points="0,375 30,375 30,0 0,0">
          <text:p/>
        </draw:polygon>
        <draw:polygon draw:style-name="gr36" draw:text-style-name="P8" draw:layer="layout" svg:width="0.029cm" svg:height="0.374cm" svg:x="31.666cm" svg:y="2.242cm" svg:viewBox="0 0 30 375" draw:points="0,375 30,375 30,0 0,0">
          <text:p/>
        </draw:polygon>
        <draw:polygon draw:style-name="gr36" draw:text-style-name="P8" draw:layer="layout" svg:width="0.029cm" svg:height="0.374cm" svg:x="31.695cm" svg:y="2.242cm" svg:viewBox="0 0 30 375" draw:points="0,375 30,375 30,0 0,0">
          <text:p/>
        </draw:polygon>
        <draw:polygon draw:style-name="gr38" draw:text-style-name="P10" draw:layer="layout" svg:width="0.029cm" svg:height="0.374cm" svg:x="31.724cm" svg:y="2.242cm" svg:viewBox="0 0 30 375" draw:points="0,375 30,375 30,0 0,0">
          <text:p/>
        </draw:polygon>
        <draw:polygon draw:style-name="gr36" draw:text-style-name="P8" draw:layer="layout" svg:width="0.029cm" svg:height="0.374cm" svg:x="31.753cm" svg:y="2.242cm" svg:viewBox="0 0 30 375" draw:points="0,375 30,375 30,0 0,0">
          <text:p/>
        </draw:polygon>
        <draw:polygon draw:style-name="gr35" draw:text-style-name="P7" draw:layer="layout" svg:width="0.029cm" svg:height="0.374cm" svg:x="31.783cm" svg:y="2.242cm" svg:viewBox="0 0 30 375" draw:points="0,375 30,375 30,0 0,0">
          <text:p/>
        </draw:polygon>
        <draw:polygon draw:style-name="gr35" draw:text-style-name="P7" draw:layer="layout" svg:width="0.029cm" svg:height="0.374cm" svg:x="31.813cm" svg:y="2.242cm" svg:viewBox="0 0 30 375" draw:points="0,375 30,375 30,0 0,0">
          <text:p/>
        </draw:polygon>
        <draw:polygon draw:style-name="gr35" draw:text-style-name="P7" draw:layer="layout" svg:width="0.029cm" svg:height="0.374cm" svg:x="31.842cm" svg:y="2.242cm" svg:viewBox="0 0 30 375" draw:points="0,375 30,375 30,0 0,0">
          <text:p/>
        </draw:polygon>
        <draw:polygon draw:style-name="gr38" draw:text-style-name="P10" draw:layer="layout" svg:width="0.03cm" svg:height="0.374cm" svg:x="31.871cm" svg:y="2.242cm" svg:viewBox="0 0 31 375" draw:points="0,375 31,375 31,0 0,0">
          <text:p/>
        </draw:polygon>
        <draw:polygon draw:style-name="gr37" draw:text-style-name="P9" draw:layer="layout" svg:width="0.029cm" svg:height="0.374cm" svg:x="31.901cm" svg:y="2.242cm" svg:viewBox="0 0 30 375" draw:points="0,375 30,375 30,0 0,0">
          <text:p/>
        </draw:polygon>
        <draw:polygon draw:style-name="gr36" draw:text-style-name="P8" draw:layer="layout" svg:width="0.029cm" svg:height="0.374cm" svg:x="31.93cm" svg:y="2.242cm" svg:viewBox="0 0 30 375" draw:points="0,375 30,375 30,0 0,0">
          <text:p/>
        </draw:polygon>
        <draw:polygon draw:style-name="gr35" draw:text-style-name="P7" draw:layer="layout" svg:width="0.03cm" svg:height="0.374cm" svg:x="31.959cm" svg:y="2.242cm" svg:viewBox="0 0 31 375" draw:points="0,375 31,375 31,0 0,0">
          <text:p/>
        </draw:polygon>
        <draw:polygon draw:style-name="gr38" draw:text-style-name="P10" draw:layer="layout" svg:width="0.029cm" svg:height="0.374cm" svg:x="31.99cm" svg:y="2.242cm" svg:viewBox="0 0 30 375" draw:points="0,375 30,375 30,0 0,0">
          <text:p/>
        </draw:polygon>
        <draw:polygon draw:style-name="gr36" draw:text-style-name="P8" draw:layer="layout" svg:width="0.029cm" svg:height="0.374cm" svg:x="32.019cm" svg:y="2.242cm" svg:viewBox="0 0 30 375" draw:points="0,375 30,375 30,0 0,0">
          <text:p/>
        </draw:polygon>
        <draw:polygon draw:style-name="gr37" draw:text-style-name="P9" draw:layer="layout" svg:width="0.029cm" svg:height="0.374cm" svg:x="32.048cm" svg:y="2.242cm" svg:viewBox="0 0 30 375" draw:points="0,375 30,375 30,0 0,0">
          <text:p/>
        </draw:polygon>
        <draw:polygon draw:style-name="gr37" draw:text-style-name="P9" draw:layer="layout" svg:width="0.029cm" svg:height="0.374cm" svg:x="32.078cm" svg:y="2.242cm" svg:viewBox="0 0 30 375" draw:points="0,375 30,375 30,0 0,0">
          <text:p/>
        </draw:polygon>
        <draw:polygon draw:style-name="gr38" draw:text-style-name="P10" draw:layer="layout" svg:width="0.029cm" svg:height="0.374cm" svg:x="32.107cm" svg:y="2.242cm" svg:viewBox="0 0 30 375" draw:points="0,375 30,375 30,0 0,0">
          <text:p/>
        </draw:polygon>
        <draw:polygon draw:style-name="gr37" draw:text-style-name="P9" draw:layer="layout" svg:width="0.029cm" svg:height="0.374cm" svg:x="32.137cm" svg:y="2.242cm" svg:viewBox="0 0 30 375" draw:points="0,375 30,375 30,0 0,0">
          <text:p/>
        </draw:polygon>
        <draw:polygon draw:style-name="gr37" draw:text-style-name="P9" draw:layer="layout" svg:width="0.029cm" svg:height="0.374cm" svg:x="32.166cm" svg:y="2.242cm" svg:viewBox="0 0 30 375" draw:points="0,375 30,375 30,0 0,0">
          <text:p/>
        </draw:polygon>
        <draw:polygon draw:style-name="gr37" draw:text-style-name="P9" draw:layer="layout" svg:width="0.029cm" svg:height="0.374cm" svg:x="32.195cm" svg:y="2.242cm" svg:viewBox="0 0 30 375" draw:points="0,375 30,375 30,0 0,0">
          <text:p/>
        </draw:polygon>
        <draw:polygon draw:style-name="gr37" draw:text-style-name="P9" draw:layer="layout" svg:width="0.029cm" svg:height="0.374cm" svg:x="32.225cm" svg:y="2.242cm" svg:viewBox="0 0 30 375" draw:points="0,375 30,375 30,0 0,0">
          <text:p/>
        </draw:polygon>
        <draw:polygon draw:style-name="gr36" draw:text-style-name="P8" draw:layer="layout" svg:width="0.029cm" svg:height="0.374cm" svg:x="32.254cm" svg:y="2.242cm" svg:viewBox="0 0 30 375" draw:points="0,375 30,375 30,0 0,0">
          <text:p/>
        </draw:polygon>
        <draw:polygon draw:style-name="gr38" draw:text-style-name="P10" draw:layer="layout" svg:width="0.029cm" svg:height="0.374cm" svg:x="32.283cm" svg:y="2.242cm" svg:viewBox="0 0 30 375" draw:points="0,375 30,375 30,0 0,0">
          <text:p/>
        </draw:polygon>
        <draw:polygon draw:style-name="gr38" draw:text-style-name="P10" draw:layer="layout" svg:width="0.03cm" svg:height="0.374cm" svg:x="32.313cm" svg:y="2.242cm" svg:viewBox="0 0 31 375" draw:points="0,375 31,375 31,0 0,0">
          <text:p/>
        </draw:polygon>
        <draw:polygon draw:style-name="gr36" draw:text-style-name="P8" draw:layer="layout" svg:width="0.029cm" svg:height="0.374cm" svg:x="32.343cm" svg:y="2.242cm" svg:viewBox="0 0 30 375" draw:points="0,375 30,375 30,0 0,0">
          <text:p/>
        </draw:polygon>
        <draw:polygon draw:style-name="gr36" draw:text-style-name="P8" draw:layer="layout" svg:width="0.029cm" svg:height="0.374cm" svg:x="32.372cm" svg:y="2.242cm" svg:viewBox="0 0 30 375" draw:points="0,375 30,375 30,0 0,0">
          <text:p/>
        </draw:polygon>
        <draw:polygon draw:style-name="gr37" draw:text-style-name="P9" draw:layer="layout" svg:width="0.029cm" svg:height="0.374cm" svg:x="32.402cm" svg:y="2.242cm" svg:viewBox="0 0 30 375" draw:points="0,375 30,375 30,0 0,0">
          <text:p/>
        </draw:polygon>
        <draw:polygon draw:style-name="gr35" draw:text-style-name="P7" draw:layer="layout" svg:width="0.029cm" svg:height="0.374cm" svg:x="32.431cm" svg:y="2.242cm" svg:viewBox="0 0 30 375" draw:points="0,375 30,375 30,0 0,0">
          <text:p/>
        </draw:polygon>
        <draw:polygon draw:style-name="gr37" draw:text-style-name="P9" draw:layer="layout" svg:width="0.029cm" svg:height="0.374cm" svg:x="32.46cm" svg:y="2.242cm" svg:viewBox="0 0 30 375" draw:points="0,375 30,375 30,0 0,0">
          <text:p/>
        </draw:polygon>
        <draw:polygon draw:style-name="gr36" draw:text-style-name="P8" draw:layer="layout" svg:width="0.029cm" svg:height="0.374cm" svg:x="32.49cm" svg:y="2.242cm" svg:viewBox="0 0 30 375" draw:points="0,375 30,375 30,0 0,0">
          <text:p/>
        </draw:polygon>
        <draw:polygon draw:style-name="gr37" draw:text-style-name="P9" draw:layer="layout" svg:width="0.029cm" svg:height="0.374cm" svg:x="32.52cm" svg:y="2.242cm" svg:viewBox="0 0 30 375" draw:points="0,375 30,375 30,0 0,0">
          <text:p/>
        </draw:polygon>
        <draw:polygon draw:style-name="gr38" draw:text-style-name="P10" draw:layer="layout" svg:width="0.029cm" svg:height="0.374cm" svg:x="32.549cm" svg:y="2.242cm" svg:viewBox="0 0 30 375" draw:points="0,375 30,375 30,0 0,0">
          <text:p/>
        </draw:polygon>
        <draw:polygon draw:style-name="gr38" draw:text-style-name="P10" draw:layer="layout" svg:width="0.029cm" svg:height="0.374cm" svg:x="32.578cm" svg:y="2.242cm" svg:viewBox="0 0 30 375" draw:points="0,375 30,375 30,0 0,0">
          <text:p/>
        </draw:polygon>
        <draw:polygon draw:style-name="gr36" draw:text-style-name="P8" draw:layer="layout" svg:width="0.029cm" svg:height="0.374cm" svg:x="32.607cm" svg:y="2.242cm" svg:viewBox="0 0 30 375" draw:points="0,375 30,375 30,0 0,0">
          <text:p/>
        </draw:polygon>
        <draw:polygon draw:style-name="gr36" draw:text-style-name="P8" draw:layer="layout" svg:width="0.029cm" svg:height="0.374cm" svg:x="32.638cm" svg:y="2.242cm" svg:viewBox="0 0 30 375" draw:points="0,375 30,375 30,0 0,0">
          <text:p/>
        </draw:polygon>
        <draw:polygon draw:style-name="gr35" draw:text-style-name="P7" draw:layer="layout" svg:width="0.029cm" svg:height="0.374cm" svg:x="32.667cm" svg:y="2.242cm" svg:viewBox="0 0 30 375" draw:points="0,375 30,375 30,0 0,0">
          <text:p/>
        </draw:polygon>
        <draw:polygon draw:style-name="gr36" draw:text-style-name="P8" draw:layer="layout" svg:width="0.029cm" svg:height="0.374cm" svg:x="32.696cm" svg:y="2.242cm" svg:viewBox="0 0 30 375" draw:points="0,375 30,375 30,0 0,0">
          <text:p/>
        </draw:polygon>
        <draw:polygon draw:style-name="gr37" draw:text-style-name="P9" draw:layer="layout" svg:width="0.03cm" svg:height="0.374cm" svg:x="32.725cm" svg:y="2.242cm" svg:viewBox="0 0 31 375" draw:points="0,375 31,375 31,0 0,0">
          <text:p/>
        </draw:polygon>
        <draw:polygon draw:style-name="gr37" draw:text-style-name="P9" draw:layer="layout" svg:width="0.029cm" svg:height="0.374cm" svg:x="32.755cm" svg:y="2.242cm" svg:viewBox="0 0 30 375" draw:points="0,375 30,375 30,0 0,0">
          <text:p/>
        </draw:polygon>
        <draw:polygon draw:style-name="gr37" draw:text-style-name="P9" draw:layer="layout" svg:width="0.029cm" svg:height="0.374cm" svg:x="32.784cm" svg:y="2.242cm" svg:viewBox="0 0 30 375" draw:points="0,375 30,375 30,0 0,0">
          <text:p/>
        </draw:polygon>
        <draw:polygon draw:style-name="gr36" draw:text-style-name="P8" draw:layer="layout" svg:width="0.029cm" svg:height="0.374cm" svg:x="32.814cm" svg:y="2.242cm" svg:viewBox="0 0 30 375" draw:points="0,375 30,375 30,0 0,0">
          <text:p/>
        </draw:polygon>
        <draw:polygon draw:style-name="gr37" draw:text-style-name="P9" draw:layer="layout" svg:width="0.029cm" svg:height="0.374cm" svg:x="32.844cm" svg:y="2.242cm" svg:viewBox="0 0 30 375" draw:points="0,375 30,375 30,0 0,0">
          <text:p/>
        </draw:polygon>
        <draw:polygon draw:style-name="gr38" draw:text-style-name="P10" draw:layer="layout" svg:width="0.029cm" svg:height="0.374cm" svg:x="32.873cm" svg:y="2.242cm" svg:viewBox="0 0 30 375" draw:points="0,375 30,375 30,0 0,0">
          <text:p/>
        </draw:polygon>
        <draw:polygon draw:style-name="gr38" draw:text-style-name="P10" draw:layer="layout" svg:width="0.029cm" svg:height="0.374cm" svg:x="32.902cm" svg:y="2.242cm" svg:viewBox="0 0 30 375" draw:points="0,375 30,375 30,0 0,0">
          <text:p/>
        </draw:polygon>
        <draw:polygon draw:style-name="gr37" draw:text-style-name="P9" draw:layer="layout" svg:width="0.029cm" svg:height="0.374cm" svg:x="32.931cm" svg:y="2.242cm" svg:viewBox="0 0 30 375" draw:points="0,375 30,375 30,0 0,0">
          <text:p/>
        </draw:polygon>
        <draw:polygon draw:style-name="gr38" draw:text-style-name="P10" draw:layer="layout" svg:width="0.029cm" svg:height="0.374cm" svg:x="32.962cm" svg:y="2.242cm" svg:viewBox="0 0 30 375" draw:points="0,375 30,375 30,0 0,0">
          <text:p/>
        </draw:polygon>
        <draw:polygon draw:style-name="gr35" draw:text-style-name="P7" draw:layer="layout" svg:width="0.029cm" svg:height="0.374cm" svg:x="32.991cm" svg:y="2.242cm" svg:viewBox="0 0 30 375" draw:points="0,375 30,375 30,0 0,0">
          <text:p/>
        </draw:polygon>
        <draw:polygon draw:style-name="gr38" draw:text-style-name="P10" draw:layer="layout" svg:width="0.029cm" svg:height="0.374cm" svg:x="33.02cm" svg:y="2.242cm" svg:viewBox="0 0 30 375" draw:points="0,375 30,375 30,0 0,0">
          <text:p/>
        </draw:polygon>
        <draw:polygon draw:style-name="gr38" draw:text-style-name="P10" draw:layer="layout" svg:width="0.029cm" svg:height="0.374cm" svg:x="33.049cm" svg:y="2.242cm" svg:viewBox="0 0 30 375" draw:points="0,375 30,375 30,0 0,0">
          <text:p/>
        </draw:polygon>
        <draw:polygon draw:style-name="gr37" draw:text-style-name="P9" draw:layer="layout" svg:width="0.029cm" svg:height="0.374cm" svg:x="33.079cm" svg:y="2.242cm" svg:viewBox="0 0 30 375" draw:points="0,375 30,375 30,0 0,0">
          <text:p/>
        </draw:polygon>
        <draw:polygon draw:style-name="gr38" draw:text-style-name="P10" draw:layer="layout" svg:width="0.029cm" svg:height="0.374cm" svg:x="33.108cm" svg:y="2.242cm" svg:viewBox="0 0 30 375" draw:points="0,375 30,375 30,0 0,0">
          <text:p/>
        </draw:polygon>
        <draw:polygon draw:style-name="gr36" draw:text-style-name="P8" draw:layer="layout" svg:width="0.029cm" svg:height="0.374cm" svg:x="33.138cm" svg:y="2.242cm" svg:viewBox="0 0 30 375" draw:points="0,375 30,375 30,0 0,0">
          <text:p/>
        </draw:polygon>
        <draw:polygon draw:style-name="gr36" draw:text-style-name="P8" draw:layer="layout" svg:width="0.03cm" svg:height="0.374cm" svg:x="33.167cm" svg:y="2.242cm" svg:viewBox="0 0 31 375" draw:points="0,375 31,375 31,0 0,0">
          <text:p/>
        </draw:polygon>
        <draw:polygon draw:style-name="gr38" draw:text-style-name="P10" draw:layer="layout" svg:width="0.029cm" svg:height="0.374cm" svg:x="33.197cm" svg:y="2.242cm" svg:viewBox="0 0 30 375" draw:points="0,375 30,375 30,0 0,0">
          <text:p/>
        </draw:polygon>
        <draw:polygon draw:style-name="gr36" draw:text-style-name="P8" draw:layer="layout" svg:width="0.029cm" svg:height="0.374cm" svg:x="33.226cm" svg:y="2.242cm" svg:viewBox="0 0 30 375" draw:points="0,375 30,375 30,0 0,0">
          <text:p/>
        </draw:polygon>
        <draw:polygon draw:style-name="gr37" draw:text-style-name="P9" draw:layer="layout" svg:width="0.029cm" svg:height="0.374cm" svg:x="33.255cm" svg:y="2.242cm" svg:viewBox="0 0 30 375" draw:points="0,375 30,375 30,0 0,0">
          <text:p/>
        </draw:polygon>
        <draw:polygon draw:style-name="gr38" draw:text-style-name="P10" draw:layer="layout" svg:width="0.029cm" svg:height="0.374cm" svg:x="33.286cm" svg:y="2.242cm" svg:viewBox="0 0 30 375" draw:points="0,375 30,375 30,0 0,0">
          <text:p/>
        </draw:polygon>
        <draw:polygon draw:style-name="gr36" draw:text-style-name="P8" draw:layer="layout" svg:width="0.029cm" svg:height="0.374cm" svg:x="33.315cm" svg:y="2.242cm" svg:viewBox="0 0 30 375" draw:points="0,375 30,375 30,0 0,0">
          <text:p/>
        </draw:polygon>
        <draw:polygon draw:style-name="gr36" draw:text-style-name="P8" draw:layer="layout" svg:width="0.029cm" svg:height="0.374cm" svg:x="33.344cm" svg:y="2.242cm" svg:viewBox="0 0 30 375" draw:points="0,375 30,375 30,0 0,0">
          <text:p/>
        </draw:polygon>
        <draw:polygon draw:style-name="gr37" draw:text-style-name="P9" draw:layer="layout" svg:width="0.029cm" svg:height="0.374cm" svg:x="33.373cm" svg:y="2.242cm" svg:viewBox="0 0 30 375" draw:points="0,375 30,375 30,0 0,0">
          <text:p/>
        </draw:polygon>
        <draw:polygon draw:style-name="gr35" draw:text-style-name="P7" draw:layer="layout" svg:width="0.029cm" svg:height="0.374cm" svg:x="33.403cm" svg:y="2.242cm" svg:viewBox="0 0 30 375" draw:points="0,375 30,375 30,0 0,0">
          <text:p/>
        </draw:polygon>
        <draw:polygon draw:style-name="gr36" draw:text-style-name="P8" draw:layer="layout" svg:width="0.029cm" svg:height="0.374cm" svg:x="33.432cm" svg:y="2.242cm" svg:viewBox="0 0 30 375" draw:points="0,375 30,375 30,0 0,0">
          <text:p/>
        </draw:polygon>
        <draw:polygon draw:style-name="gr35" draw:text-style-name="P7" draw:layer="layout" svg:width="0.029cm" svg:height="0.374cm" svg:x="33.462cm" svg:y="2.242cm" svg:viewBox="0 0 30 375" draw:points="0,375 30,375 30,0 0,0">
          <text:p/>
        </draw:polygon>
        <draw:polygon draw:style-name="gr36" draw:text-style-name="P8" draw:layer="layout" svg:width="0.03cm" svg:height="0.374cm" svg:x="33.491cm" svg:y="2.242cm" svg:viewBox="0 0 31 375" draw:points="0,375 31,375 31,0 0,0">
          <text:p/>
        </draw:polygon>
        <draw:polygon draw:style-name="gr38" draw:text-style-name="P10" draw:layer="layout" svg:width="0.029cm" svg:height="0.374cm" svg:x="33.521cm" svg:y="2.242cm" svg:viewBox="0 0 30 375" draw:points="0,375 30,375 30,0 0,0">
          <text:p/>
        </draw:polygon>
        <draw:polygon draw:style-name="gr37" draw:text-style-name="P9" draw:layer="layout" svg:width="0.029cm" svg:height="0.374cm" svg:x="33.55cm" svg:y="2.242cm" svg:viewBox="0 0 30 375" draw:points="0,375 30,375 30,0 0,0">
          <text:p/>
        </draw:polygon>
        <draw:polygon draw:style-name="gr37" draw:text-style-name="P9" draw:layer="layout" svg:width="0.03cm" svg:height="0.374cm" svg:x="33.579cm" svg:y="2.242cm" svg:viewBox="0 0 31 375" draw:points="0,375 31,375 31,0 0,0">
          <text:p/>
        </draw:polygon>
        <draw:polygon draw:style-name="gr37" draw:text-style-name="P9" draw:layer="layout" svg:width="0.029cm" svg:height="0.374cm" svg:x="33.61cm" svg:y="2.242cm" svg:viewBox="0 0 30 375" draw:points="0,375 30,375 30,0 0,0">
          <text:p/>
        </draw:polygon>
        <draw:polygon draw:style-name="gr36" draw:text-style-name="P8" draw:layer="layout" svg:width="0.029cm" svg:height="0.374cm" svg:x="33.639cm" svg:y="2.242cm" svg:viewBox="0 0 30 375" draw:points="0,375 30,375 30,0 0,0">
          <text:p/>
        </draw:polygon>
        <draw:polygon draw:style-name="gr36" draw:text-style-name="P8" draw:layer="layout" svg:width="0.029cm" svg:height="0.374cm" svg:x="33.668cm" svg:y="2.242cm" svg:viewBox="0 0 30 375" draw:points="0,375 30,375 30,0 0,0">
          <text:p/>
        </draw:polygon>
        <draw:polygon draw:style-name="gr38" draw:text-style-name="P10" draw:layer="layout" svg:width="0.029cm" svg:height="0.374cm" svg:x="33.698cm" svg:y="2.242cm" svg:viewBox="0 0 30 375" draw:points="0,375 30,375 30,0 0,0">
          <text:p/>
        </draw:polygon>
        <draw:polygon draw:style-name="gr36" draw:text-style-name="P8" draw:layer="layout" svg:width="0.029cm" svg:height="0.374cm" svg:x="33.727cm" svg:y="2.242cm" svg:viewBox="0 0 30 375" draw:points="0,375 30,375 30,0 0,0">
          <text:p/>
        </draw:polygon>
        <draw:polygon draw:style-name="gr37" draw:text-style-name="P9" draw:layer="layout" svg:width="0.029cm" svg:height="0.374cm" svg:x="33.756cm" svg:y="2.242cm" svg:viewBox="0 0 30 375" draw:points="0,375 30,375 30,0 0,0">
          <text:p/>
        </draw:polygon>
        <draw:polygon draw:style-name="gr38" draw:text-style-name="P10" draw:layer="layout" svg:width="0.029cm" svg:height="0.374cm" svg:x="33.786cm" svg:y="2.242cm" svg:viewBox="0 0 30 375" draw:points="0,375 30,375 30,0 0,0">
          <text:p/>
        </draw:polygon>
        <draw:polygon draw:style-name="gr36" draw:text-style-name="P8" draw:layer="layout" svg:width="0.029cm" svg:height="0.374cm" svg:x="33.815cm" svg:y="2.242cm" svg:viewBox="0 0 30 375" draw:points="0,375 30,375 30,0 0,0">
          <text:p/>
        </draw:polygon>
        <draw:polygon draw:style-name="gr35" draw:text-style-name="P7" draw:layer="layout" svg:width="0.029cm" svg:height="0.374cm" svg:x="33.845cm" svg:y="2.242cm" svg:viewBox="0 0 30 375" draw:points="0,375 30,375 30,0 0,0">
          <text:p/>
        </draw:polygon>
        <draw:polygon draw:style-name="gr36" draw:text-style-name="P8" draw:layer="layout" svg:width="0.029cm" svg:height="0.374cm" svg:x="33.874cm" svg:y="2.242cm" svg:viewBox="0 0 30 375" draw:points="0,375 30,375 30,0 0,0">
          <text:p/>
        </draw:polygon>
        <draw:polygon draw:style-name="gr36" draw:text-style-name="P8" draw:layer="layout" svg:width="0.029cm" svg:height="0.374cm" svg:x="33.903cm" svg:y="2.242cm" svg:viewBox="0 0 30 375" draw:points="0,375 30,375 30,0 0,0">
          <text:p/>
        </draw:polygon>
        <draw:polygon draw:style-name="gr36" draw:text-style-name="P8" draw:layer="layout" svg:width="0.03cm" svg:height="0.374cm" svg:x="33.932cm" svg:y="2.242cm" svg:viewBox="0 0 31 375" draw:points="0,375 31,375 31,0 0,0">
          <text:p/>
        </draw:polygon>
        <draw:polygon draw:style-name="gr37" draw:text-style-name="P9" draw:layer="layout" svg:width="0.029cm" svg:height="0.374cm" svg:x="33.963cm" svg:y="2.242cm" svg:viewBox="0 0 30 375" draw:points="0,375 30,375 30,0 0,0">
          <text:p/>
        </draw:polygon>
        <draw:polygon draw:style-name="gr36" draw:text-style-name="P8" draw:layer="layout" svg:width="0.029cm" svg:height="0.374cm" svg:x="33.992cm" svg:y="2.242cm" svg:viewBox="0 0 30 375" draw:points="0,375 30,375 30,0 0,0">
          <text:p/>
        </draw:polygon>
        <draw:polygon draw:style-name="gr36" draw:text-style-name="P8" draw:layer="layout" svg:width="0.032cm" svg:height="0.374cm" svg:x="34.021cm" svg:y="2.242cm" svg:viewBox="0 0 33 375" draw:points="0,375 33,375 33,0 0,0">
          <text:p/>
        </draw:polygon>
        <draw:polygon draw:style-name="gr38" draw:text-style-name="P10" draw:layer="layout" svg:width="0.029cm" svg:height="0.374cm" svg:x="34.051cm" svg:y="2.242cm" svg:viewBox="0 0 30 375" draw:points="0,375 30,375 30,0 0,0">
          <text:p/>
        </draw:polygon>
        <draw:polygon draw:style-name="gr36" draw:text-style-name="P8" draw:layer="layout" svg:width="0.029cm" svg:height="0.374cm" svg:x="34.08cm" svg:y="2.242cm" svg:viewBox="0 0 30 375" draw:points="0,375 30,375 30,0 0,0">
          <text:p/>
        </draw:polygon>
        <draw:polygon draw:style-name="gr37" draw:text-style-name="P9" draw:layer="layout" svg:width="0.029cm" svg:height="0.374cm" svg:x="34.11cm" svg:y="2.242cm" svg:viewBox="0 0 30 375" draw:points="0,375 30,375 30,0 0,0">
          <text:p/>
        </draw:polygon>
        <draw:polygon draw:style-name="gr35" draw:text-style-name="P7" draw:layer="layout" svg:width="0.029cm" svg:height="0.374cm" svg:x="34.14cm" svg:y="2.242cm" svg:viewBox="0 0 30 375" draw:points="0,375 30,375 30,0 0,0">
          <text:p/>
        </draw:polygon>
        <draw:polygon draw:style-name="gr36" draw:text-style-name="P8" draw:layer="layout" svg:width="0.029cm" svg:height="0.374cm" svg:x="34.169cm" svg:y="2.242cm" svg:viewBox="0 0 30 375" draw:points="0,375 30,375 30,0 0,0">
          <text:p/>
        </draw:polygon>
        <draw:polygon draw:style-name="gr36" draw:text-style-name="P8" draw:layer="layout" svg:width="0.029cm" svg:height="0.374cm" svg:x="34.198cm" svg:y="2.242cm" svg:viewBox="0 0 30 375" draw:points="0,375 30,375 30,0 0,0">
          <text:p/>
        </draw:polygon>
        <draw:polygon draw:style-name="gr38" draw:text-style-name="P10" draw:layer="layout" svg:width="0.029cm" svg:height="0.374cm" svg:x="34.227cm" svg:y="2.242cm" svg:viewBox="0 0 30 375" draw:points="0,375 30,375 30,0 0,0">
          <text:p/>
        </draw:polygon>
        <draw:polygon draw:style-name="gr38" draw:text-style-name="P10" draw:layer="layout" svg:width="0.029cm" svg:height="0.374cm" svg:x="34.256cm" svg:y="2.242cm" svg:viewBox="0 0 30 375" draw:points="0,375 30,375 30,0 0,0">
          <text:p/>
        </draw:polygon>
        <draw:polygon draw:style-name="gr37" draw:text-style-name="P9" draw:layer="layout" svg:width="0.029cm" svg:height="0.374cm" svg:x="34.287cm" svg:y="2.242cm" svg:viewBox="0 0 30 375" draw:points="0,375 30,375 30,0 0,0">
          <text:p/>
        </draw:polygon>
        <draw:polygon draw:style-name="gr36" draw:text-style-name="P8" draw:layer="layout" svg:width="0.029cm" svg:height="0.374cm" svg:x="34.316cm" svg:y="2.242cm" svg:viewBox="0 0 30 375" draw:points="0,375 30,375 30,0 0,0">
          <text:p/>
        </draw:polygon>
        <draw:polygon draw:style-name="gr36" draw:text-style-name="P8" draw:layer="layout" svg:width="0.03cm" svg:height="0.374cm" svg:x="34.345cm" svg:y="2.242cm" svg:viewBox="0 0 31 375" draw:points="0,375 31,375 31,0 0,0">
          <text:p/>
        </draw:polygon>
        <draw:polygon draw:style-name="gr37" draw:text-style-name="P9" draw:layer="layout" svg:width="0.029cm" svg:height="0.374cm" svg:x="34.375cm" svg:y="2.242cm" svg:viewBox="0 0 30 375" draw:points="0,375 30,375 30,0 0,0">
          <text:p/>
        </draw:polygon>
        <draw:polygon draw:style-name="gr38" draw:text-style-name="P10" draw:layer="layout" svg:width="0.029cm" svg:height="0.374cm" svg:x="34.404cm" svg:y="2.242cm" svg:viewBox="0 0 30 375" draw:points="0,375 30,375 30,0 0,0">
          <text:p/>
        </draw:polygon>
        <draw:polygon draw:style-name="gr37" draw:text-style-name="P9" draw:layer="layout" svg:width="0.029cm" svg:height="0.374cm" svg:x="34.433cm" svg:y="2.242cm" svg:viewBox="0 0 30 375" draw:points="0,375 30,375 30,0 0,0">
          <text:p/>
        </draw:polygon>
        <draw:polygon draw:style-name="gr35" draw:text-style-name="P7" draw:layer="layout" svg:width="0.029cm" svg:height="0.374cm" svg:x="34.464cm" svg:y="2.242cm" svg:viewBox="0 0 30 375" draw:points="0,375 30,375 30,0 0,0">
          <text:p/>
        </draw:polygon>
        <draw:polygon draw:style-name="gr37" draw:text-style-name="P9" draw:layer="layout" svg:width="0.029cm" svg:height="0.374cm" svg:x="34.493cm" svg:y="2.242cm" svg:viewBox="0 0 30 375" draw:points="0,375 30,375 30,0 0,0">
          <text:p/>
        </draw:polygon>
        <draw:polygon draw:style-name="gr35" draw:text-style-name="P7" draw:layer="layout" svg:width="0.029cm" svg:height="0.374cm" svg:x="34.522cm" svg:y="2.242cm" svg:viewBox="0 0 30 375" draw:points="0,375 30,375 30,0 0,0">
          <text:p/>
        </draw:polygon>
        <draw:polygon draw:style-name="gr37" draw:text-style-name="P9" draw:layer="layout" svg:width="0.029cm" svg:height="0.374cm" svg:x="34.551cm" svg:y="2.242cm" svg:viewBox="0 0 30 375" draw:points="0,375 30,375 30,0 0,0">
          <text:p/>
        </draw:polygon>
        <draw:polygon draw:style-name="gr36" draw:text-style-name="P8" draw:layer="layout" svg:width="0.029cm" svg:height="0.374cm" svg:x="34.581cm" svg:y="2.242cm" svg:viewBox="0 0 30 375" draw:points="0,375 30,375 30,0 0,0">
          <text:p/>
        </draw:polygon>
        <draw:polygon draw:style-name="gr37" draw:text-style-name="P9" draw:layer="layout" svg:width="0.029cm" svg:height="0.374cm" svg:x="34.611cm" svg:y="2.242cm" svg:viewBox="0 0 30 375" draw:points="0,375 30,375 30,0 0,0">
          <text:p/>
        </draw:polygon>
        <draw:polygon draw:style-name="gr37" draw:text-style-name="P9" draw:layer="layout" svg:width="0.029cm" svg:height="0.374cm" svg:x="34.64cm" svg:y="2.242cm" svg:viewBox="0 0 30 375" draw:points="0,375 30,375 30,0 0,0">
          <text:p/>
        </draw:polygon>
        <draw:polygon draw:style-name="gr36" draw:text-style-name="P8" draw:layer="layout" svg:width="0.029cm" svg:height="0.374cm" svg:x="34.669cm" svg:y="2.242cm" svg:viewBox="0 0 30 375" draw:points="0,375 30,375 30,0 0,0">
          <text:p/>
        </draw:polygon>
        <draw:polygon draw:style-name="gr37" draw:text-style-name="P9" draw:layer="layout" svg:width="0.029cm" svg:height="0.374cm" svg:x="34.699cm" svg:y="2.242cm" svg:viewBox="0 0 30 375" draw:points="0,375 30,375 30,0 0,0">
          <text:p/>
        </draw:polygon>
        <draw:polygon draw:style-name="gr37" draw:text-style-name="P9" draw:layer="layout" svg:width="0.029cm" svg:height="0.374cm" svg:x="34.728cm" svg:y="2.242cm" svg:viewBox="0 0 30 375" draw:points="0,375 30,375 30,0 0,0">
          <text:p/>
        </draw:polygon>
        <draw:polygon draw:style-name="gr38" draw:text-style-name="P10" draw:layer="layout" svg:width="0.029cm" svg:height="0.374cm" svg:x="34.757cm" svg:y="2.242cm" svg:viewBox="0 0 30 375" draw:points="0,375 30,375 30,0 0,0">
          <text:p/>
        </draw:polygon>
        <draw:polygon draw:style-name="gr36" draw:text-style-name="P8" draw:layer="layout" svg:width="0.03cm" svg:height="0.374cm" svg:x="34.787cm" svg:y="2.242cm" svg:viewBox="0 0 31 375" draw:points="0,375 31,375 31,0 0,0">
          <text:p/>
        </draw:polygon>
        <draw:polygon draw:style-name="gr35" draw:text-style-name="P7" draw:layer="layout" svg:width="0.029cm" svg:height="0.374cm" svg:x="34.817cm" svg:y="2.242cm" svg:viewBox="0 0 30 375" draw:points="0,375 30,375 30,0 0,0">
          <text:p/>
        </draw:polygon>
        <draw:polygon draw:style-name="gr35" draw:text-style-name="P7" draw:layer="layout" svg:width="0.029cm" svg:height="0.374cm" svg:x="34.846cm" svg:y="2.242cm" svg:viewBox="0 0 30 375" draw:points="0,375 30,375 30,0 0,0">
          <text:p/>
        </draw:polygon>
        <draw:polygon draw:style-name="gr35" draw:text-style-name="P7" draw:layer="layout" svg:width="0.029cm" svg:height="0.374cm" svg:x="34.875cm" svg:y="2.242cm" svg:viewBox="0 0 30 375" draw:points="0,375 30,375 30,0 0,0">
          <text:p/>
        </draw:polygon>
        <draw:polygon draw:style-name="gr37" draw:text-style-name="P9" draw:layer="layout" svg:width="0.029cm" svg:height="0.374cm" svg:x="34.964cm" svg:y="2.242cm" svg:viewBox="0 0 30 375" draw:points="0,375 30,375 30,0 0,0">
          <text:p/>
        </draw:polygon>
        <draw:polygon draw:style-name="gr36" draw:text-style-name="P8" draw:layer="layout" svg:width="0.029cm" svg:height="0.374cm" svg:x="34.993cm" svg:y="2.242cm" svg:viewBox="0 0 30 375" draw:points="0,375 30,375 30,0 0,0">
          <text:p/>
        </draw:polygon>
        <draw:polygon draw:style-name="gr35" draw:text-style-name="P7" draw:layer="layout" svg:width="0.029cm" svg:height="0.374cm" svg:x="35.023cm" svg:y="2.242cm" svg:viewBox="0 0 30 375" draw:points="0,375 30,375 30,0 0,0">
          <text:p/>
        </draw:polygon>
        <draw:polygon draw:style-name="gr36" draw:text-style-name="P8" draw:layer="layout" svg:width="0.029cm" svg:height="0.374cm" svg:x="35.052cm" svg:y="2.242cm" svg:viewBox="0 0 30 375" draw:points="0,375 30,375 30,0 0,0">
          <text:p/>
        </draw:polygon>
        <draw:polygon draw:style-name="gr38" draw:text-style-name="P10" draw:layer="layout" svg:width="0.029cm" svg:height="0.374cm" svg:x="35.081cm" svg:y="2.242cm" svg:viewBox="0 0 30 375" draw:points="0,375 30,375 30,0 0,0">
          <text:p/>
        </draw:polygon>
        <draw:polygon draw:style-name="gr38" draw:text-style-name="P10" draw:layer="layout" svg:width="0.029cm" svg:height="0.374cm" svg:x="35.111cm" svg:y="2.242cm" svg:viewBox="0 0 30 375" draw:points="0,375 30,375 30,0 0,0">
          <text:p/>
        </draw:polygon>
        <draw:polygon draw:style-name="gr38" draw:text-style-name="P10" draw:layer="layout" svg:width="0.029cm" svg:height="0.374cm" svg:x="35.141cm" svg:y="2.242cm" svg:viewBox="0 0 30 375" draw:points="0,375 30,375 30,0 0,0">
          <text:p/>
        </draw:polygon>
        <draw:polygon draw:style-name="gr37" draw:text-style-name="P9" draw:layer="layout" svg:width="0.029cm" svg:height="0.374cm" svg:x="35.17cm" svg:y="2.242cm" svg:viewBox="0 0 30 375" draw:points="0,375 30,375 30,0 0,0">
          <text:p/>
        </draw:polygon>
        <draw:polygon draw:style-name="gr35" draw:text-style-name="P7" draw:layer="layout" svg:width="0.03cm" svg:height="0.374cm" svg:x="34.741cm" svg:y="2.242cm" svg:viewBox="0 0 31 375" draw:points="0,375 31,375 31,0 0,0">
          <text:p/>
        </draw:polygon>
        <draw:polygon draw:style-name="gr35" draw:text-style-name="P7" draw:layer="layout" svg:width="0.028cm" svg:height="0.374cm" svg:x="34.771cm" svg:y="2.242cm" svg:viewBox="0 0 29 375" draw:points="0,375 29,375 29,0 0,0">
          <text:p/>
        </draw:polygon>
        <draw:polygon draw:style-name="gr35" draw:text-style-name="P7" draw:layer="layout" svg:width="0.026cm" svg:height="0.374cm" svg:x="18.95cm" svg:y="1.493cm" svg:viewBox="0 0 27 375" draw:points="0,375 27,375 27,0 0,0">
          <text:p/>
        </draw:polygon>
        <draw:polygon draw:style-name="gr36" draw:text-style-name="P8" draw:layer="layout" svg:width="0.026cm" svg:height="0.374cm" svg:x="18.978cm" svg:y="1.493cm" svg:viewBox="0 0 27 375" draw:points="0,375 27,375 27,0 0,0">
          <text:p/>
        </draw:polygon>
        <draw:polygon draw:style-name="gr37" draw:text-style-name="P9" draw:layer="layout" svg:width="0.026cm" svg:height="0.374cm" svg:x="19.004cm" svg:y="1.493cm" svg:viewBox="0 0 27 375" draw:points="0,375 27,375 27,0 0,0">
          <text:p/>
        </draw:polygon>
        <draw:polygon draw:style-name="gr38" draw:text-style-name="P10" draw:layer="layout" svg:width="0.029cm" svg:height="0.374cm" svg:x="19.031cm" svg:y="1.493cm" svg:viewBox="0 0 30 375" draw:points="0,375 30,375 30,0 0,0">
          <text:p/>
        </draw:polygon>
        <draw:polygon draw:style-name="gr37" draw:text-style-name="P9" draw:layer="layout" svg:width="0.029cm" svg:height="0.374cm" svg:x="19.06cm" svg:y="1.493cm" svg:viewBox="0 0 30 375" draw:points="0,375 30,375 30,0 0,0">
          <text:p/>
        </draw:polygon>
        <draw:polygon draw:style-name="gr38" draw:text-style-name="P10" draw:layer="layout" svg:width="0.029cm" svg:height="0.374cm" svg:x="19.09cm" svg:y="1.493cm" svg:viewBox="0 0 30 375" draw:points="0,375 30,375 30,0 0,0">
          <text:p/>
        </draw:polygon>
        <draw:polygon draw:style-name="gr38" draw:text-style-name="P10" draw:layer="layout" svg:width="0.029cm" svg:height="0.374cm" svg:x="19.119cm" svg:y="1.493cm" svg:viewBox="0 0 30 375" draw:points="0,375 30,375 30,0 0,0">
          <text:p/>
        </draw:polygon>
        <draw:polygon draw:style-name="gr36" draw:text-style-name="P8" draw:layer="layout" svg:width="0.029cm" svg:height="0.374cm" svg:x="19.148cm" svg:y="1.493cm" svg:viewBox="0 0 30 375" draw:points="0,375 30,375 30,0 0,0">
          <text:p/>
        </draw:polygon>
        <draw:polygon draw:style-name="gr38" draw:text-style-name="P10" draw:layer="layout" svg:width="0.029cm" svg:height="0.374cm" svg:x="19.177cm" svg:y="1.493cm" svg:viewBox="0 0 30 375" draw:points="0,375 30,375 30,0 0,0">
          <text:p/>
        </draw:polygon>
        <draw:polygon draw:style-name="gr38" draw:text-style-name="P10" draw:layer="layout" svg:width="0.03cm" svg:height="0.374cm" svg:x="19.207cm" svg:y="1.493cm" svg:viewBox="0 0 31 375" draw:points="0,375 31,375 31,0 0,0">
          <text:p/>
        </draw:polygon>
        <draw:polygon draw:style-name="gr36" draw:text-style-name="P8" draw:layer="layout" svg:width="0.029cm" svg:height="0.374cm" svg:x="19.237cm" svg:y="1.493cm" svg:viewBox="0 0 30 375" draw:points="0,375 30,375 30,0 0,0">
          <text:p/>
        </draw:polygon>
        <draw:polygon draw:style-name="gr35" draw:text-style-name="P7" draw:layer="layout" svg:width="0.029cm" svg:height="0.374cm" svg:x="19.266cm" svg:y="1.493cm" svg:viewBox="0 0 30 375" draw:points="0,375 30,375 30,0 0,0">
          <text:p/>
        </draw:polygon>
        <draw:polygon draw:style-name="gr37" draw:text-style-name="P9" draw:layer="layout" svg:width="0.03cm" svg:height="0.374cm" svg:x="19.295cm" svg:y="1.493cm" svg:viewBox="0 0 31 375" draw:points="0,375 31,375 31,0 0,0">
          <text:p/>
        </draw:polygon>
        <draw:polygon draw:style-name="gr37" draw:text-style-name="P9" draw:layer="layout" svg:width="0.029cm" svg:height="0.374cm" svg:x="19.325cm" svg:y="1.493cm" svg:viewBox="0 0 30 375" draw:points="0,375 30,375 30,0 0,0">
          <text:p/>
        </draw:polygon>
        <draw:polygon draw:style-name="gr36" draw:text-style-name="P8" draw:layer="layout" svg:width="0.029cm" svg:height="0.374cm" svg:x="19.355cm" svg:y="1.493cm" svg:viewBox="0 0 30 375" draw:points="0,375 30,375 30,0 0,0">
          <text:p/>
        </draw:polygon>
        <draw:polygon draw:style-name="gr36" draw:text-style-name="P8" draw:layer="layout" svg:width="0.029cm" svg:height="0.374cm" svg:x="19.384cm" svg:y="1.493cm" svg:viewBox="0 0 30 375" draw:points="0,375 30,375 30,0 0,0">
          <text:p/>
        </draw:polygon>
        <draw:polygon draw:style-name="gr37" draw:text-style-name="P9" draw:layer="layout" svg:width="0.029cm" svg:height="0.374cm" svg:x="19.414cm" svg:y="1.493cm" svg:viewBox="0 0 30 375" draw:points="0,375 30,375 30,0 0,0">
          <text:p/>
        </draw:polygon>
        <draw:polygon draw:style-name="gr36" draw:text-style-name="P8" draw:layer="layout" svg:width="0.029cm" svg:height="0.374cm" svg:x="19.472cm" svg:y="1.493cm" svg:viewBox="0 0 30 375" draw:points="0,375 30,375 30,0 0,0">
          <text:p/>
        </draw:polygon>
        <draw:polygon draw:style-name="gr36" draw:text-style-name="P8" draw:layer="layout" svg:width="0.029cm" svg:height="0.374cm" svg:x="19.501cm" svg:y="1.493cm" svg:viewBox="0 0 30 375" draw:points="0,375 30,375 30,0 0,0">
          <text:p/>
        </draw:polygon>
        <draw:polygon draw:style-name="gr37" draw:text-style-name="P9" draw:layer="layout" svg:width="0.029cm" svg:height="0.374cm" svg:x="19.532cm" svg:y="1.493cm" svg:viewBox="0 0 30 375" draw:points="0,375 30,375 30,0 0,0">
          <text:p/>
        </draw:polygon>
        <draw:polygon draw:style-name="gr37" draw:text-style-name="P9" draw:layer="layout" svg:width="0.029cm" svg:height="0.374cm" svg:x="19.561cm" svg:y="1.493cm" svg:viewBox="0 0 30 375" draw:points="0,375 30,375 30,0 0,0">
          <text:p/>
        </draw:polygon>
        <draw:polygon draw:style-name="gr37" draw:text-style-name="P9" draw:layer="layout" svg:width="0.029cm" svg:height="0.374cm" svg:x="19.59cm" svg:y="1.493cm" svg:viewBox="0 0 30 375" draw:points="0,375 30,375 30,0 0,0">
          <text:p/>
        </draw:polygon>
        <draw:polygon draw:style-name="gr38" draw:text-style-name="P10" draw:layer="layout" svg:width="0.029cm" svg:height="0.374cm" svg:x="19.619cm" svg:y="1.493cm" svg:viewBox="0 0 30 375" draw:points="0,375 30,375 30,0 0,0">
          <text:p/>
        </draw:polygon>
        <draw:polygon draw:style-name="gr36" draw:text-style-name="P8" draw:layer="layout" svg:width="0.029cm" svg:height="0.374cm" svg:x="19.649cm" svg:y="1.493cm" svg:viewBox="0 0 30 375" draw:points="0,375 30,375 30,0 0,0">
          <text:p/>
        </draw:polygon>
        <draw:polygon draw:style-name="gr37" draw:text-style-name="P9" draw:layer="layout" svg:width="0.029cm" svg:height="0.374cm" svg:x="19.679cm" svg:y="1.493cm" svg:viewBox="0 0 30 375" draw:points="0,375 30,375 30,0 0,0">
          <text:p/>
        </draw:polygon>
        <draw:polygon draw:style-name="gr37" draw:text-style-name="P9" draw:layer="layout" svg:width="0.03cm" svg:height="0.374cm" svg:x="19.708cm" svg:y="1.493cm" svg:viewBox="0 0 31 375" draw:points="0,375 31,375 31,0 0,0">
          <text:p/>
        </draw:polygon>
        <draw:polygon draw:style-name="gr36" draw:text-style-name="P8" draw:layer="layout" svg:width="0.029cm" svg:height="0.374cm" svg:x="19.738cm" svg:y="1.493cm" svg:viewBox="0 0 30 375" draw:points="0,375 30,375 30,0 0,0">
          <text:p/>
        </draw:polygon>
        <draw:polygon draw:style-name="gr36" draw:text-style-name="P8" draw:layer="layout" svg:width="0.029cm" svg:height="0.374cm" svg:x="19.767cm" svg:y="1.493cm" svg:viewBox="0 0 30 375" draw:points="0,375 30,375 30,0 0,0">
          <text:p/>
        </draw:polygon>
        <draw:polygon draw:style-name="gr36" draw:text-style-name="P8" draw:layer="layout" svg:width="0.029cm" svg:height="0.374cm" svg:x="19.796cm" svg:y="1.493cm" svg:viewBox="0 0 30 375" draw:points="0,375 30,375 30,0 0,0">
          <text:p/>
        </draw:polygon>
        <draw:polygon draw:style-name="gr38" draw:text-style-name="P10" draw:layer="layout" svg:width="0.029cm" svg:height="0.374cm" svg:x="19.825cm" svg:y="1.493cm" svg:viewBox="0 0 30 375" draw:points="0,375 30,375 30,0 0,0">
          <text:p/>
        </draw:polygon>
        <draw:polygon draw:style-name="gr37" draw:text-style-name="P9" draw:layer="layout" svg:width="0.029cm" svg:height="0.374cm" svg:x="19.856cm" svg:y="1.493cm" svg:viewBox="0 0 30 375" draw:points="0,375 30,375 30,0 0,0">
          <text:p/>
        </draw:polygon>
        <draw:polygon draw:style-name="gr36" draw:text-style-name="P8" draw:layer="layout" svg:width="0.029cm" svg:height="0.374cm" svg:x="19.885cm" svg:y="1.493cm" svg:viewBox="0 0 30 375" draw:points="0,375 30,375 30,0 0,0">
          <text:p/>
        </draw:polygon>
        <draw:polygon draw:style-name="gr35" draw:text-style-name="P7" draw:layer="layout" svg:width="0.029cm" svg:height="0.374cm" svg:x="19.914cm" svg:y="1.493cm" svg:viewBox="0 0 30 375" draw:points="0,375 30,375 30,0 0,0">
          <text:p/>
        </draw:polygon>
        <draw:polygon draw:style-name="gr36" draw:text-style-name="P8" draw:layer="layout" svg:width="0.029cm" svg:height="0.374cm" svg:x="19.943cm" svg:y="1.493cm" svg:viewBox="0 0 30 375" draw:points="0,375 30,375 30,0 0,0">
          <text:p/>
        </draw:polygon>
        <draw:polygon draw:style-name="gr36" draw:text-style-name="P8" draw:layer="layout" svg:width="0.029cm" svg:height="0.374cm" svg:x="19.973cm" svg:y="1.493cm" svg:viewBox="0 0 30 375" draw:points="0,375 30,375 30,0 0,0">
          <text:p/>
        </draw:polygon>
        <draw:polygon draw:style-name="gr37" draw:text-style-name="P9" draw:layer="layout" svg:width="0.029cm" svg:height="0.374cm" svg:x="20.003cm" svg:y="1.493cm" svg:viewBox="0 0 30 375" draw:points="0,375 30,375 30,0 0,0">
          <text:p/>
        </draw:polygon>
        <draw:polygon draw:style-name="gr37" draw:text-style-name="P9" draw:layer="layout" svg:width="0.029cm" svg:height="0.374cm" svg:x="20.032cm" svg:y="1.493cm" svg:viewBox="0 0 30 375" draw:points="0,375 30,375 30,0 0,0">
          <text:p/>
        </draw:polygon>
        <draw:polygon draw:style-name="gr36" draw:text-style-name="P8" draw:layer="layout" svg:width="0.03cm" svg:height="0.374cm" svg:x="20.061cm" svg:y="1.493cm" svg:viewBox="0 0 31 375" draw:points="0,375 31,375 31,0 0,0">
          <text:p/>
        </draw:polygon>
        <draw:polygon draw:style-name="gr37" draw:text-style-name="P9" draw:layer="layout" svg:width="0.029cm" svg:height="0.374cm" svg:x="20.091cm" svg:y="1.493cm" svg:viewBox="0 0 30 375" draw:points="0,375 30,375 30,0 0,0">
          <text:p/>
        </draw:polygon>
        <draw:polygon draw:style-name="gr37" draw:text-style-name="P9" draw:layer="layout" svg:width="0.029cm" svg:height="0.374cm" svg:x="20.12cm" svg:y="1.493cm" svg:viewBox="0 0 30 375" draw:points="0,375 30,375 30,0 0,0">
          <text:p/>
        </draw:polygon>
        <draw:polygon draw:style-name="gr35" draw:text-style-name="P7" draw:layer="layout" svg:width="0.03cm" svg:height="0.374cm" svg:x="20.149cm" svg:y="1.493cm" svg:viewBox="0 0 31 375" draw:points="0,375 31,375 31,0 0,0">
          <text:p/>
        </draw:polygon>
        <draw:polygon draw:style-name="gr37" draw:text-style-name="P9" draw:layer="layout" svg:width="0.029cm" svg:height="0.374cm" svg:x="20.18cm" svg:y="1.493cm" svg:viewBox="0 0 30 375" draw:points="0,375 30,375 30,0 0,0">
          <text:p/>
        </draw:polygon>
        <draw:polygon draw:style-name="gr35" draw:text-style-name="P7" draw:layer="layout" svg:width="0.029cm" svg:height="0.374cm" svg:x="20.209cm" svg:y="1.493cm" svg:viewBox="0 0 30 375" draw:points="0,375 30,375 30,0 0,0">
          <text:p/>
        </draw:polygon>
        <draw:polygon draw:style-name="gr36" draw:text-style-name="P8" draw:layer="layout" svg:width="0.029cm" svg:height="0.374cm" svg:x="20.238cm" svg:y="1.493cm" svg:viewBox="0 0 30 375" draw:points="0,375 30,375 30,0 0,0">
          <text:p/>
        </draw:polygon>
        <draw:polygon draw:style-name="gr37" draw:text-style-name="P9" draw:layer="layout" svg:width="0.029cm" svg:height="0.374cm" svg:x="20.267cm" svg:y="1.493cm" svg:viewBox="0 0 30 375" draw:points="0,375 30,375 30,0 0,0">
          <text:p/>
        </draw:polygon>
        <draw:polygon draw:style-name="gr36" draw:text-style-name="P8" draw:layer="layout" svg:width="0.029cm" svg:height="0.374cm" svg:x="20.297cm" svg:y="1.493cm" svg:viewBox="0 0 30 375" draw:points="0,375 30,375 30,0 0,0">
          <text:p/>
        </draw:polygon>
        <draw:polygon draw:style-name="gr36" draw:text-style-name="P8" draw:layer="layout" svg:width="0.029cm" svg:height="0.374cm" svg:x="20.326cm" svg:y="1.493cm" svg:viewBox="0 0 30 375" draw:points="0,375 30,375 30,0 0,0">
          <text:p/>
        </draw:polygon>
        <draw:polygon draw:style-name="gr37" draw:text-style-name="P9" draw:layer="layout" svg:width="0.029cm" svg:height="0.374cm" svg:x="20.356cm" svg:y="1.493cm" svg:viewBox="0 0 30 375" draw:points="0,375 30,375 30,0 0,0">
          <text:p/>
        </draw:polygon>
        <draw:polygon draw:style-name="gr38" draw:text-style-name="P10" draw:layer="layout" svg:width="0.029cm" svg:height="0.374cm" svg:x="20.385cm" svg:y="1.493cm" svg:viewBox="0 0 30 375" draw:points="0,375 30,375 30,0 0,0">
          <text:p/>
        </draw:polygon>
        <draw:polygon draw:style-name="gr37" draw:text-style-name="P9" draw:layer="layout" svg:width="0.029cm" svg:height="0.374cm" svg:x="20.415cm" svg:y="1.493cm" svg:viewBox="0 0 30 375" draw:points="0,375 30,375 30,0 0,0">
          <text:p/>
        </draw:polygon>
        <draw:polygon draw:style-name="gr36" draw:text-style-name="P8" draw:layer="layout" svg:width="0.029cm" svg:height="0.374cm" svg:x="20.444cm" svg:y="1.493cm" svg:viewBox="0 0 30 375" draw:points="0,375 30,375 30,0 0,0">
          <text:p/>
        </draw:polygon>
        <draw:polygon draw:style-name="gr38" draw:text-style-name="P10" draw:layer="layout" svg:width="0.029cm" svg:height="0.374cm" svg:x="20.473cm" svg:y="1.493cm" svg:viewBox="0 0 30 375" draw:points="0,375 30,375 30,0 0,0">
          <text:p/>
        </draw:polygon>
        <draw:polygon draw:style-name="gr37" draw:text-style-name="P9" draw:layer="layout" svg:width="0.03cm" svg:height="0.374cm" svg:x="20.502cm" svg:y="1.493cm" svg:viewBox="0 0 31 375" draw:points="0,375 31,375 31,0 0,0">
          <text:p/>
        </draw:polygon>
        <draw:polygon draw:style-name="gr36" draw:text-style-name="P8" draw:layer="layout" svg:width="0.029cm" svg:height="0.374cm" svg:x="20.533cm" svg:y="1.493cm" svg:viewBox="0 0 30 375" draw:points="0,375 30,375 30,0 0,0">
          <text:p/>
        </draw:polygon>
        <draw:polygon draw:style-name="gr37" draw:text-style-name="P9" draw:layer="layout" svg:width="0.029cm" svg:height="0.374cm" svg:x="20.562cm" svg:y="1.493cm" svg:viewBox="0 0 30 375" draw:points="0,375 30,375 30,0 0,0">
          <text:p/>
        </draw:polygon>
        <draw:polygon draw:style-name="gr37" draw:text-style-name="P9" draw:layer="layout" svg:width="0.029cm" svg:height="0.374cm" svg:x="20.592cm" svg:y="1.493cm" svg:viewBox="0 0 30 375" draw:points="0,375 30,375 30,0 0,0">
          <text:p/>
        </draw:polygon>
        <draw:polygon draw:style-name="gr37" draw:text-style-name="P9" draw:layer="layout" svg:width="0.029cm" svg:height="0.374cm" svg:x="20.621cm" svg:y="1.493cm" svg:viewBox="0 0 30 375" draw:points="0,375 30,375 30,0 0,0">
          <text:p/>
        </draw:polygon>
        <draw:polygon draw:style-name="gr36" draw:text-style-name="P8" draw:layer="layout" svg:width="0.029cm" svg:height="0.374cm" svg:x="20.65cm" svg:y="1.493cm" svg:viewBox="0 0 30 375" draw:points="0,375 30,375 30,0 0,0">
          <text:p/>
        </draw:polygon>
        <draw:polygon draw:style-name="gr38" draw:text-style-name="P10" draw:layer="layout" svg:width="0.029cm" svg:height="0.374cm" svg:x="20.68cm" svg:y="1.493cm" svg:viewBox="0 0 30 375" draw:points="0,375 30,375 30,0 0,0">
          <text:p/>
        </draw:polygon>
        <draw:polygon draw:style-name="gr36" draw:text-style-name="P8" draw:layer="layout" svg:width="0.029cm" svg:height="0.374cm" svg:x="20.71cm" svg:y="1.493cm" svg:viewBox="0 0 30 375" draw:points="0,375 30,375 30,0 0,0">
          <text:p/>
        </draw:polygon>
        <draw:polygon draw:style-name="gr36" draw:text-style-name="P8" draw:layer="layout" svg:width="0.029cm" svg:height="0.374cm" svg:x="20.739cm" svg:y="1.493cm" svg:viewBox="0 0 30 375" draw:points="0,375 30,375 30,0 0,0">
          <text:p/>
        </draw:polygon>
        <draw:polygon draw:style-name="gr36" draw:text-style-name="P8" draw:layer="layout" svg:width="0.029cm" svg:height="0.374cm" svg:x="20.768cm" svg:y="1.493cm" svg:viewBox="0 0 30 375" draw:points="0,375 30,375 30,0 0,0">
          <text:p/>
        </draw:polygon>
        <draw:polygon draw:style-name="gr37" draw:text-style-name="P9" draw:layer="layout" svg:width="0.03cm" svg:height="0.374cm" svg:x="20.826cm" svg:y="1.493cm" svg:viewBox="0 0 31 375" draw:points="0,375 31,375 31,0 0,0">
          <text:p/>
        </draw:polygon>
        <draw:polygon draw:style-name="gr37" draw:text-style-name="P9" draw:layer="layout" svg:width="0.029cm" svg:height="0.374cm" svg:x="20.857cm" svg:y="1.493cm" svg:viewBox="0 0 30 375" draw:points="0,375 30,375 30,0 0,0">
          <text:p/>
        </draw:polygon>
        <draw:polygon draw:style-name="gr36" draw:text-style-name="P8" draw:layer="layout" svg:width="0.029cm" svg:height="0.374cm" svg:x="20.886cm" svg:y="1.493cm" svg:viewBox="0 0 30 375" draw:points="0,375 30,375 30,0 0,0">
          <text:p/>
        </draw:polygon>
        <draw:polygon draw:style-name="gr37" draw:text-style-name="P9" draw:layer="layout" svg:width="0.03cm" svg:height="0.374cm" svg:x="20.915cm" svg:y="1.493cm" svg:viewBox="0 0 31 375" draw:points="0,375 31,375 31,0 0,0">
          <text:p/>
        </draw:polygon>
        <draw:polygon draw:style-name="gr36" draw:text-style-name="P8" draw:layer="layout" svg:width="0.029cm" svg:height="0.374cm" svg:x="20.945cm" svg:y="1.493cm" svg:viewBox="0 0 30 375" draw:points="0,375 30,375 30,0 0,0">
          <text:p/>
        </draw:polygon>
        <draw:polygon draw:style-name="gr37" draw:text-style-name="P9" draw:layer="layout" svg:width="0.029cm" svg:height="0.374cm" svg:x="20.974cm" svg:y="1.493cm" svg:viewBox="0 0 30 375" draw:points="0,375 30,375 30,0 0,0">
          <text:p/>
        </draw:polygon>
        <draw:polygon draw:style-name="gr36" draw:text-style-name="P8" draw:layer="layout" svg:width="0.029cm" svg:height="0.374cm" svg:x="21.004cm" svg:y="1.493cm" svg:viewBox="0 0 30 375" draw:points="0,375 30,375 30,0 0,0">
          <text:p/>
        </draw:polygon>
        <draw:polygon draw:style-name="gr36" draw:text-style-name="P8" draw:layer="layout" svg:width="0.029cm" svg:height="0.374cm" svg:x="21.034cm" svg:y="1.493cm" svg:viewBox="0 0 30 375" draw:points="0,375 30,375 30,0 0,0">
          <text:p/>
        </draw:polygon>
        <draw:polygon draw:style-name="gr38" draw:text-style-name="P10" draw:layer="layout" svg:width="0.029cm" svg:height="0.374cm" svg:x="21.063cm" svg:y="1.493cm" svg:viewBox="0 0 30 375" draw:points="0,375 30,375 30,0 0,0">
          <text:p/>
        </draw:polygon>
        <draw:polygon draw:style-name="gr38" draw:text-style-name="P10" draw:layer="layout" svg:width="0.029cm" svg:height="0.374cm" svg:x="21.092cm" svg:y="1.493cm" svg:viewBox="0 0 30 375" draw:points="0,375 30,375 30,0 0,0">
          <text:p/>
        </draw:polygon>
        <draw:polygon draw:style-name="gr36" draw:text-style-name="P8" draw:layer="layout" svg:width="0.029cm" svg:height="0.374cm" svg:x="21.121cm" svg:y="1.493cm" svg:viewBox="0 0 30 375" draw:points="0,375 30,375 30,0 0,0">
          <text:p/>
        </draw:polygon>
        <draw:polygon draw:style-name="gr36" draw:text-style-name="P8" draw:layer="layout" svg:width="0.029cm" svg:height="0.374cm" svg:x="21.152cm" svg:y="1.493cm" svg:viewBox="0 0 30 375" draw:points="0,375 30,375 30,0 0,0">
          <text:p/>
        </draw:polygon>
        <draw:polygon draw:style-name="gr35" draw:text-style-name="P7" draw:layer="layout" svg:width="0.029cm" svg:height="0.374cm" svg:x="21.181cm" svg:y="1.493cm" svg:viewBox="0 0 30 375" draw:points="0,375 30,375 30,0 0,0">
          <text:p/>
        </draw:polygon>
        <draw:polygon draw:style-name="gr36" draw:text-style-name="P8" draw:layer="layout" svg:width="0.029cm" svg:height="0.374cm" svg:x="21.21cm" svg:y="1.493cm" svg:viewBox="0 0 30 375" draw:points="0,375 30,375 30,0 0,0">
          <text:p/>
        </draw:polygon>
        <draw:polygon draw:style-name="gr35" draw:text-style-name="P7" draw:layer="layout" svg:width="0.029cm" svg:height="0.374cm" svg:x="21.239cm" svg:y="1.493cm" svg:viewBox="0 0 30 375" draw:points="0,375 30,375 30,0 0,0">
          <text:p/>
        </draw:polygon>
        <draw:polygon draw:style-name="gr36" draw:text-style-name="P8" draw:layer="layout" svg:width="0.029cm" svg:height="0.374cm" svg:x="21.269cm" svg:y="1.493cm" svg:viewBox="0 0 30 375" draw:points="0,375 30,375 30,0 0,0">
          <text:p/>
        </draw:polygon>
        <draw:polygon draw:style-name="gr36" draw:text-style-name="P8" draw:layer="layout" svg:width="0.029cm" svg:height="0.374cm" svg:x="21.298cm" svg:y="1.493cm" svg:viewBox="0 0 30 375" draw:points="0,375 30,375 30,0 0,0">
          <text:p/>
        </draw:polygon>
        <draw:polygon draw:style-name="gr35" draw:text-style-name="P7" draw:layer="layout" svg:width="0.029cm" svg:height="0.374cm" svg:x="21.328cm" svg:y="1.493cm" svg:viewBox="0 0 30 375" draw:points="0,375 30,375 30,0 0,0">
          <text:p/>
        </draw:polygon>
        <draw:polygon draw:style-name="gr35" draw:text-style-name="P7" draw:layer="layout" svg:width="0.03cm" svg:height="0.374cm" svg:x="21.357cm" svg:y="1.493cm" svg:viewBox="0 0 31 375" draw:points="0,375 31,375 31,0 0,0">
          <text:p/>
        </draw:polygon>
        <draw:polygon draw:style-name="gr35" draw:text-style-name="P7" draw:layer="layout" svg:width="0.029cm" svg:height="0.374cm" svg:x="21.387cm" svg:y="1.493cm" svg:viewBox="0 0 30 375" draw:points="0,375 30,375 30,0 0,0">
          <text:p/>
        </draw:polygon>
        <draw:polygon draw:style-name="gr36" draw:text-style-name="P8" draw:layer="layout" svg:width="0.029cm" svg:height="0.374cm" svg:x="21.416cm" svg:y="1.493cm" svg:viewBox="0 0 30 375" draw:points="0,375 30,375 30,0 0,0">
          <text:p/>
        </draw:polygon>
        <draw:polygon draw:style-name="gr36" draw:text-style-name="P8" draw:layer="layout" svg:width="0.029cm" svg:height="0.374cm" svg:x="21.445cm" svg:y="1.493cm" svg:viewBox="0 0 30 375" draw:points="0,375 30,375 30,0 0,0">
          <text:p/>
        </draw:polygon>
        <draw:polygon draw:style-name="gr36" draw:text-style-name="P8" draw:layer="layout" svg:width="0.029cm" svg:height="0.374cm" svg:x="21.476cm" svg:y="1.493cm" svg:viewBox="0 0 30 375" draw:points="0,375 30,375 30,0 0,0">
          <text:p/>
        </draw:polygon>
        <draw:polygon draw:style-name="gr36" draw:text-style-name="P8" draw:layer="layout" svg:width="0.029cm" svg:height="0.374cm" svg:x="21.505cm" svg:y="1.493cm" svg:viewBox="0 0 30 375" draw:points="0,375 30,375 30,0 0,0">
          <text:p/>
        </draw:polygon>
        <draw:polygon draw:style-name="gr38" draw:text-style-name="P10" draw:layer="layout" svg:width="0.029cm" svg:height="0.374cm" svg:x="21.534cm" svg:y="1.493cm" svg:viewBox="0 0 30 375" draw:points="0,375 30,375 30,0 0,0">
          <text:p/>
        </draw:polygon>
        <draw:polygon draw:style-name="gr37" draw:text-style-name="P9" draw:layer="layout" svg:width="0.029cm" svg:height="0.374cm" svg:x="21.563cm" svg:y="1.493cm" svg:viewBox="0 0 30 375" draw:points="0,375 30,375 30,0 0,0">
          <text:p/>
        </draw:polygon>
        <draw:polygon draw:style-name="gr38" draw:text-style-name="P10" draw:layer="layout" svg:width="0.029cm" svg:height="0.374cm" svg:x="21.593cm" svg:y="1.493cm" svg:viewBox="0 0 30 375" draw:points="0,375 30,375 30,0 0,0">
          <text:p/>
        </draw:polygon>
        <draw:polygon draw:style-name="gr37" draw:text-style-name="P9" draw:layer="layout" svg:width="0.029cm" svg:height="0.374cm" svg:x="21.622cm" svg:y="1.493cm" svg:viewBox="0 0 30 375" draw:points="0,375 30,375 30,0 0,0">
          <text:p/>
        </draw:polygon>
        <draw:polygon draw:style-name="gr35" draw:text-style-name="P7" draw:layer="layout" svg:width="0.029cm" svg:height="0.374cm" svg:x="21.652cm" svg:y="1.493cm" svg:viewBox="0 0 30 375" draw:points="0,375 30,375 30,0 0,0">
          <text:p/>
        </draw:polygon>
        <draw:polygon draw:style-name="gr35" draw:text-style-name="P7" draw:layer="layout" svg:width="0.03cm" svg:height="0.374cm" svg:x="21.681cm" svg:y="1.493cm" svg:viewBox="0 0 31 375" draw:points="0,375 31,375 31,0 0,0">
          <text:p/>
        </draw:polygon>
        <draw:polygon draw:style-name="gr36" draw:text-style-name="P8" draw:layer="layout" svg:width="0.029cm" svg:height="0.374cm" svg:x="21.711cm" svg:y="1.493cm" svg:viewBox="0 0 30 375" draw:points="0,375 30,375 30,0 0,0">
          <text:p/>
        </draw:polygon>
        <draw:polygon draw:style-name="gr36" draw:text-style-name="P8" draw:layer="layout" svg:width="0.029cm" svg:height="0.374cm" svg:x="21.74cm" svg:y="1.493cm" svg:viewBox="0 0 30 375" draw:points="0,375 30,375 30,0 0,0">
          <text:p/>
        </draw:polygon>
        <draw:polygon draw:style-name="gr38" draw:text-style-name="P10" draw:layer="layout" svg:width="0.03cm" svg:height="0.374cm" svg:x="21.769cm" svg:y="1.493cm" svg:viewBox="0 0 31 375" draw:points="0,375 31,375 31,0 0,0">
          <text:p/>
        </draw:polygon>
        <draw:polygon draw:style-name="gr38" draw:text-style-name="P10" draw:layer="layout" svg:width="0.029cm" svg:height="0.374cm" svg:x="21.8cm" svg:y="1.493cm" svg:viewBox="0 0 30 375" draw:points="0,375 30,375 30,0 0,0">
          <text:p/>
        </draw:polygon>
        <draw:polygon draw:style-name="gr38" draw:text-style-name="P10" draw:layer="layout" svg:width="0.029cm" svg:height="0.374cm" svg:x="21.829cm" svg:y="1.493cm" svg:viewBox="0 0 30 375" draw:points="0,375 30,375 30,0 0,0">
          <text:p/>
        </draw:polygon>
        <draw:polygon draw:style-name="gr37" draw:text-style-name="P9" draw:layer="layout" svg:width="0.029cm" svg:height="0.374cm" svg:x="21.858cm" svg:y="1.493cm" svg:viewBox="0 0 30 375" draw:points="0,375 30,375 30,0 0,0">
          <text:p/>
        </draw:polygon>
        <draw:polygon draw:style-name="gr37" draw:text-style-name="P9" draw:layer="layout" svg:width="0.029cm" svg:height="0.374cm" svg:x="21.887cm" svg:y="1.493cm" svg:viewBox="0 0 30 375" draw:points="0,375 30,375 30,0 0,0">
          <text:p/>
        </draw:polygon>
        <draw:polygon draw:style-name="gr37" draw:text-style-name="P9" draw:layer="layout" svg:width="0.029cm" svg:height="0.374cm" svg:x="21.917cm" svg:y="1.493cm" svg:viewBox="0 0 30 375" draw:points="0,375 30,375 30,0 0,0">
          <text:p/>
        </draw:polygon>
        <draw:polygon draw:style-name="gr35" draw:text-style-name="P7" draw:layer="layout" svg:width="0.029cm" svg:height="0.374cm" svg:x="21.946cm" svg:y="1.493cm" svg:viewBox="0 0 30 375" draw:points="0,375 30,375 30,0 0,0">
          <text:p/>
        </draw:polygon>
        <draw:polygon draw:style-name="gr37" draw:text-style-name="P9" draw:layer="layout" svg:width="0.029cm" svg:height="0.374cm" svg:x="21.976cm" svg:y="1.493cm" svg:viewBox="0 0 30 375" draw:points="0,375 30,375 30,0 0,0">
          <text:p/>
        </draw:polygon>
        <draw:polygon draw:style-name="gr37" draw:text-style-name="P9" draw:layer="layout" svg:width="0.029cm" svg:height="0.374cm" svg:x="22.005cm" svg:y="1.493cm" svg:viewBox="0 0 30 375" draw:points="0,375 30,375 30,0 0,0">
          <text:p/>
        </draw:polygon>
        <draw:polygon draw:style-name="gr37" draw:text-style-name="P9" draw:layer="layout" svg:width="0.029cm" svg:height="0.374cm" svg:x="22.035cm" svg:y="1.493cm" svg:viewBox="0 0 30 375" draw:points="0,375 30,375 30,0 0,0">
          <text:p/>
        </draw:polygon>
        <draw:polygon draw:style-name="gr36" draw:text-style-name="P8" draw:layer="layout" svg:width="0.029cm" svg:height="0.374cm" svg:x="22.417cm" svg:y="1.493cm" svg:viewBox="0 0 30 375" draw:points="0,375 30,375 30,0 0,0">
          <text:p/>
        </draw:polygon>
        <draw:polygon draw:style-name="gr38" draw:text-style-name="P10" draw:layer="layout" svg:width="0.029cm" svg:height="0.374cm" svg:x="22.446cm" svg:y="1.493cm" svg:viewBox="0 0 30 375" draw:points="0,375 30,375 30,0 0,0">
          <text:p/>
        </draw:polygon>
        <draw:polygon draw:style-name="gr36" draw:text-style-name="P8" draw:layer="layout" svg:width="0.029cm" svg:height="0.374cm" svg:x="22.477cm" svg:y="1.493cm" svg:viewBox="0 0 30 375" draw:points="0,375 30,375 30,0 0,0">
          <text:p/>
        </draw:polygon>
        <draw:polygon draw:style-name="gr37" draw:text-style-name="P9" draw:layer="layout" svg:width="0.029cm" svg:height="0.374cm" svg:x="22.506cm" svg:y="1.493cm" svg:viewBox="0 0 30 375" draw:points="0,375 30,375 30,0 0,0">
          <text:p/>
        </draw:polygon>
        <draw:polygon draw:style-name="gr35" draw:text-style-name="P7" draw:layer="layout" svg:width="0.03cm" svg:height="0.374cm" svg:x="22.535cm" svg:y="1.493cm" svg:viewBox="0 0 31 375" draw:points="0,375 31,375 31,0 0,0">
          <text:p/>
        </draw:polygon>
        <draw:polygon draw:style-name="gr37" draw:text-style-name="P9" draw:layer="layout" svg:width="0.029cm" svg:height="0.374cm" svg:x="22.565cm" svg:y="1.493cm" svg:viewBox="0 0 30 375" draw:points="0,375 30,375 30,0 0,0">
          <text:p/>
        </draw:polygon>
        <draw:polygon draw:style-name="gr35" draw:text-style-name="P7" draw:layer="layout" svg:width="0.029cm" svg:height="0.374cm" svg:x="22.594cm" svg:y="1.493cm" svg:viewBox="0 0 30 375" draw:points="0,375 30,375 30,0 0,0">
          <text:p/>
        </draw:polygon>
        <draw:polygon draw:style-name="gr37" draw:text-style-name="P9" draw:layer="layout" svg:width="0.029cm" svg:height="0.374cm" svg:x="22.623cm" svg:y="1.493cm" svg:viewBox="0 0 30 375" draw:points="0,375 30,375 30,0 0,0">
          <text:p/>
        </draw:polygon>
        <draw:polygon draw:style-name="gr37" draw:text-style-name="P9" draw:layer="layout" svg:width="0.029cm" svg:height="0.374cm" svg:x="22.654cm" svg:y="1.493cm" svg:viewBox="0 0 30 375" draw:points="0,375 30,375 30,0 0,0">
          <text:p/>
        </draw:polygon>
        <draw:polygon draw:style-name="gr37" draw:text-style-name="P9" draw:layer="layout" svg:width="0.029cm" svg:height="0.374cm" svg:x="22.683cm" svg:y="1.493cm" svg:viewBox="0 0 30 375" draw:points="0,375 30,375 30,0 0,0">
          <text:p/>
        </draw:polygon>
        <draw:polygon draw:style-name="gr36" draw:text-style-name="P8" draw:layer="layout" svg:width="0.029cm" svg:height="0.374cm" svg:x="22.712cm" svg:y="1.493cm" svg:viewBox="0 0 30 375" draw:points="0,375 30,375 30,0 0,0">
          <text:p/>
        </draw:polygon>
        <draw:polygon draw:style-name="gr36" draw:text-style-name="P8" draw:layer="layout" svg:width="0.029cm" svg:height="0.374cm" svg:x="22.741cm" svg:y="1.493cm" svg:viewBox="0 0 30 375" draw:points="0,375 30,375 30,0 0,0">
          <text:p/>
        </draw:polygon>
        <draw:polygon draw:style-name="gr37" draw:text-style-name="P9" draw:layer="layout" svg:width="0.029cm" svg:height="0.374cm" svg:x="22.771cm" svg:y="1.493cm" svg:viewBox="0 0 30 375" draw:points="0,375 30,375 30,0 0,0">
          <text:p/>
        </draw:polygon>
        <draw:polygon draw:style-name="gr38" draw:text-style-name="P10" draw:layer="layout" svg:width="0.029cm" svg:height="0.374cm" svg:x="22.801cm" svg:y="1.493cm" svg:viewBox="0 0 30 375" draw:points="0,375 30,375 30,0 0,0">
          <text:p/>
        </draw:polygon>
        <draw:polygon draw:style-name="gr36" draw:text-style-name="P8" draw:layer="layout" svg:width="0.029cm" svg:height="0.374cm" svg:x="22.83cm" svg:y="1.493cm" svg:viewBox="0 0 30 375" draw:points="0,375 30,375 30,0 0,0">
          <text:p/>
        </draw:polygon>
        <draw:polygon draw:style-name="gr36" draw:text-style-name="P8" draw:layer="layout" svg:width="0.029cm" svg:height="0.374cm" svg:x="22.859cm" svg:y="1.493cm" svg:viewBox="0 0 30 375" draw:points="0,375 30,375 30,0 0,0">
          <text:p/>
        </draw:polygon>
        <draw:polygon draw:style-name="gr36" draw:text-style-name="P8" draw:layer="layout" svg:width="0.03cm" svg:height="0.374cm" svg:x="22.888cm" svg:y="1.493cm" svg:viewBox="0 0 31 375" draw:points="0,375 31,375 31,0 0,0">
          <text:p/>
        </draw:polygon>
        <draw:polygon draw:style-name="gr36" draw:text-style-name="P8" draw:layer="layout" svg:width="0.029cm" svg:height="0.374cm" svg:x="22.918cm" svg:y="1.493cm" svg:viewBox="0 0 30 375" draw:points="0,375 30,375 30,0 0,0">
          <text:p/>
        </draw:polygon>
        <draw:polygon draw:style-name="gr38" draw:text-style-name="P10" draw:layer="layout" svg:width="0.029cm" svg:height="0.374cm" svg:x="22.947cm" svg:y="1.493cm" svg:viewBox="0 0 30 375" draw:points="0,375 30,375 30,0 0,0">
          <text:p/>
        </draw:polygon>
        <draw:polygon draw:style-name="gr38" draw:text-style-name="P10" draw:layer="layout" svg:width="0.03cm" svg:height="0.374cm" svg:x="22.977cm" svg:y="1.493cm" svg:viewBox="0 0 31 375" draw:points="0,375 31,375 31,0 0,0">
          <text:p/>
        </draw:polygon>
        <draw:polygon draw:style-name="gr38" draw:text-style-name="P10" draw:layer="layout" svg:width="0.029cm" svg:height="0.374cm" svg:x="23.007cm" svg:y="1.493cm" svg:viewBox="0 0 30 375" draw:points="0,375 30,375 30,0 0,0">
          <text:p/>
        </draw:polygon>
        <draw:polygon draw:style-name="gr35" draw:text-style-name="P7" draw:layer="layout" svg:width="0.029cm" svg:height="0.374cm" svg:x="23.036cm" svg:y="1.493cm" svg:viewBox="0 0 30 375" draw:points="0,375 30,375 30,0 0,0">
          <text:p/>
        </draw:polygon>
        <draw:polygon draw:style-name="gr36" draw:text-style-name="P8" draw:layer="layout" svg:width="0.029cm" svg:height="0.374cm" svg:x="23.065cm" svg:y="1.493cm" svg:viewBox="0 0 30 375" draw:points="0,375 30,375 30,0 0,0">
          <text:p/>
        </draw:polygon>
        <draw:polygon draw:style-name="gr35" draw:text-style-name="P7" draw:layer="layout" svg:width="0.029cm" svg:height="0.374cm" svg:x="23.095cm" svg:y="1.493cm" svg:viewBox="0 0 30 375" draw:points="0,375 30,375 30,0 0,0">
          <text:p/>
        </draw:polygon>
        <draw:polygon draw:style-name="gr35" draw:text-style-name="P7" draw:layer="layout" svg:width="0.029cm" svg:height="0.374cm" svg:x="23.125cm" svg:y="1.493cm" svg:viewBox="0 0 30 375" draw:points="0,375 30,375 30,0 0,0">
          <text:p/>
        </draw:polygon>
        <draw:polygon draw:style-name="gr35" draw:text-style-name="P7" draw:layer="layout" svg:width="0.029cm" svg:height="0.374cm" svg:x="23.154cm" svg:y="1.493cm" svg:viewBox="0 0 30 375" draw:points="0,375 30,375 30,0 0,0">
          <text:p/>
        </draw:polygon>
        <draw:polygon draw:style-name="gr36" draw:text-style-name="P8" draw:layer="layout" svg:width="0.029cm" svg:height="0.374cm" svg:x="23.183cm" svg:y="1.493cm" svg:viewBox="0 0 30 375" draw:points="0,375 30,375 30,0 0,0">
          <text:p/>
        </draw:polygon>
        <draw:polygon draw:style-name="gr38" draw:text-style-name="P10" draw:layer="layout" svg:width="0.029cm" svg:height="0.374cm" svg:x="23.213cm" svg:y="1.493cm" svg:viewBox="0 0 30 375" draw:points="0,375 30,375 30,0 0,0">
          <text:p/>
        </draw:polygon>
        <draw:polygon draw:style-name="gr36" draw:text-style-name="P8" draw:layer="layout" svg:width="0.029cm" svg:height="0.374cm" svg:x="23.242cm" svg:y="1.493cm" svg:viewBox="0 0 30 375" draw:points="0,375 30,375 30,0 0,0">
          <text:p/>
        </draw:polygon>
        <draw:polygon draw:style-name="gr38" draw:text-style-name="P10" draw:layer="layout" svg:width="0.029cm" svg:height="0.374cm" svg:x="23.271cm" svg:y="1.493cm" svg:viewBox="0 0 30 375" draw:points="0,375 30,375 30,0 0,0">
          <text:p/>
        </draw:polygon>
        <draw:polygon draw:style-name="gr38" draw:text-style-name="P10" draw:layer="layout" svg:width="0.029cm" svg:height="0.374cm" svg:x="23.301cm" svg:y="1.493cm" svg:viewBox="0 0 30 375" draw:points="0,375 30,375 30,0 0,0">
          <text:p/>
        </draw:polygon>
        <draw:polygon draw:style-name="gr36" draw:text-style-name="P8" draw:layer="layout" svg:width="0.029cm" svg:height="0.374cm" svg:x="23.331cm" svg:y="1.493cm" svg:viewBox="0 0 30 375" draw:points="0,375 30,375 30,0 0,0">
          <text:p/>
        </draw:polygon>
        <draw:polygon draw:style-name="gr37" draw:text-style-name="P9" draw:layer="layout" svg:width="0.029cm" svg:height="0.374cm" svg:x="23.36cm" svg:y="1.493cm" svg:viewBox="0 0 30 375" draw:points="0,375 30,375 30,0 0,0">
          <text:p/>
        </draw:polygon>
        <draw:polygon draw:style-name="gr38" draw:text-style-name="P10" draw:layer="layout" svg:width="0.029cm" svg:height="0.374cm" svg:x="23.389cm" svg:y="1.493cm" svg:viewBox="0 0 30 375" draw:points="0,375 30,375 30,0 0,0">
          <text:p/>
        </draw:polygon>
        <draw:polygon draw:style-name="gr37" draw:text-style-name="P9" draw:layer="layout" svg:width="0.029cm" svg:height="0.374cm" svg:x="23.419cm" svg:y="1.493cm" svg:viewBox="0 0 30 375" draw:points="0,375 30,375 30,0 0,0">
          <text:p/>
        </draw:polygon>
        <draw:polygon draw:style-name="gr38" draw:text-style-name="P10" draw:layer="layout" svg:width="0.029cm" svg:height="0.374cm" svg:x="23.449cm" svg:y="1.493cm" svg:viewBox="0 0 30 375" draw:points="0,375 30,375 30,0 0,0">
          <text:p/>
        </draw:polygon>
        <draw:polygon draw:style-name="gr36" draw:text-style-name="P8" draw:layer="layout" svg:width="0.029cm" svg:height="0.374cm" svg:x="23.507cm" svg:y="1.493cm" svg:viewBox="0 0 30 375" draw:points="0,375 30,375 30,0 0,0">
          <text:p/>
        </draw:polygon>
        <draw:polygon draw:style-name="gr38" draw:text-style-name="P10" draw:layer="layout" svg:width="0.029cm" svg:height="0.374cm" svg:x="23.537cm" svg:y="1.493cm" svg:viewBox="0 0 30 375" draw:points="0,375 30,375 30,0 0,0">
          <text:p/>
        </draw:polygon>
        <draw:polygon draw:style-name="gr38" draw:text-style-name="P10" draw:layer="layout" svg:width="0.029cm" svg:height="0.374cm" svg:x="23.566cm" svg:y="1.493cm" svg:viewBox="0 0 30 375" draw:points="0,375 30,375 30,0 0,0">
          <text:p/>
        </draw:polygon>
        <draw:polygon draw:style-name="gr38" draw:text-style-name="P10" draw:layer="layout" svg:width="0.029cm" svg:height="0.374cm" svg:x="23.595cm" svg:y="1.493cm" svg:viewBox="0 0 30 375" draw:points="0,375 30,375 30,0 0,0">
          <text:p/>
        </draw:polygon>
        <draw:polygon draw:style-name="gr35" draw:text-style-name="P7" draw:layer="layout" svg:width="0.029cm" svg:height="0.374cm" svg:x="23.625cm" svg:y="1.493cm" svg:viewBox="0 0 30 375" draw:points="0,375 30,375 30,0 0,0">
          <text:p/>
        </draw:polygon>
        <draw:polygon draw:style-name="gr37" draw:text-style-name="P9" draw:layer="layout" svg:width="0.029cm" svg:height="0.374cm" svg:x="23.655cm" svg:y="1.493cm" svg:viewBox="0 0 30 375" draw:points="0,375 30,375 30,0 0,0">
          <text:p/>
        </draw:polygon>
        <draw:polygon draw:style-name="gr35" draw:text-style-name="P7" draw:layer="layout" svg:width="0.029cm" svg:height="0.374cm" svg:x="23.684cm" svg:y="1.493cm" svg:viewBox="0 0 30 375" draw:points="0,375 30,375 30,0 0,0">
          <text:p/>
        </draw:polygon>
        <draw:polygon draw:style-name="gr35" draw:text-style-name="P7" draw:layer="layout" svg:width="0.029cm" svg:height="0.374cm" svg:x="23.713cm" svg:y="1.493cm" svg:viewBox="0 0 30 375" draw:points="0,375 30,375 30,0 0,0">
          <text:p/>
        </draw:polygon>
        <draw:polygon draw:style-name="gr38" draw:text-style-name="P10" draw:layer="layout" svg:width="0.03cm" svg:height="0.374cm" svg:x="23.742cm" svg:y="1.493cm" svg:viewBox="0 0 31 375" draw:points="0,375 31,375 31,0 0,0">
          <text:p/>
        </draw:polygon>
        <draw:polygon draw:style-name="gr37" draw:text-style-name="P9" draw:layer="layout" svg:width="0.029cm" svg:height="0.374cm" svg:x="23.773cm" svg:y="1.493cm" svg:viewBox="0 0 30 375" draw:points="0,375 30,375 30,0 0,0">
          <text:p/>
        </draw:polygon>
        <draw:polygon draw:style-name="gr35" draw:text-style-name="P7" draw:layer="layout" svg:width="0.029cm" svg:height="0.374cm" svg:x="23.802cm" svg:y="1.493cm" svg:viewBox="0 0 30 375" draw:points="0,375 30,375 30,0 0,0">
          <text:p/>
        </draw:polygon>
        <draw:polygon draw:style-name="gr35" draw:text-style-name="P7" draw:layer="layout" svg:width="0.03cm" svg:height="0.374cm" svg:x="23.831cm" svg:y="1.493cm" svg:viewBox="0 0 31 375" draw:points="0,375 31,375 31,0 0,0">
          <text:p/>
        </draw:polygon>
        <draw:polygon draw:style-name="gr36" draw:text-style-name="P8" draw:layer="layout" svg:width="0.029cm" svg:height="0.374cm" svg:x="23.861cm" svg:y="1.493cm" svg:viewBox="0 0 30 375" draw:points="0,375 30,375 30,0 0,0">
          <text:p/>
        </draw:polygon>
        <draw:polygon draw:style-name="gr37" draw:text-style-name="P9" draw:layer="layout" svg:width="0.029cm" svg:height="0.374cm" svg:x="23.89cm" svg:y="1.493cm" svg:viewBox="0 0 30 375" draw:points="0,375 30,375 30,0 0,0">
          <text:p/>
        </draw:polygon>
        <draw:polygon draw:style-name="gr36" draw:text-style-name="P8" draw:layer="layout" svg:width="0.029cm" svg:height="0.374cm" svg:x="23.919cm" svg:y="1.493cm" svg:viewBox="0 0 30 375" draw:points="0,375 30,375 30,0 0,0">
          <text:p/>
        </draw:polygon>
        <draw:polygon draw:style-name="gr37" draw:text-style-name="P9" draw:layer="layout" svg:width="0.029cm" svg:height="0.374cm" svg:x="23.949cm" svg:y="1.493cm" svg:viewBox="0 0 30 375" draw:points="0,375 30,375 30,0 0,0">
          <text:p/>
        </draw:polygon>
        <draw:polygon draw:style-name="gr37" draw:text-style-name="P9" draw:layer="layout" svg:width="0.029cm" svg:height="0.374cm" svg:x="23.979cm" svg:y="1.493cm" svg:viewBox="0 0 30 375" draw:points="0,375 30,375 30,0 0,0">
          <text:p/>
        </draw:polygon>
        <draw:polygon draw:style-name="gr35" draw:text-style-name="P7" draw:layer="layout" svg:width="0.029cm" svg:height="0.374cm" svg:x="24.008cm" svg:y="1.493cm" svg:viewBox="0 0 30 375" draw:points="0,375 30,375 30,0 0,0">
          <text:p/>
        </draw:polygon>
        <draw:polygon draw:style-name="gr36" draw:text-style-name="P8" draw:layer="layout" svg:width="0.029cm" svg:height="0.374cm" svg:x="24.037cm" svg:y="1.493cm" svg:viewBox="0 0 30 375" draw:points="0,375 30,375 30,0 0,0">
          <text:p/>
        </draw:polygon>
        <draw:polygon draw:style-name="gr38" draw:text-style-name="P10" draw:layer="layout" svg:width="0.029cm" svg:height="0.374cm" svg:x="24.066cm" svg:y="1.493cm" svg:viewBox="0 0 30 375" draw:points="0,375 30,375 30,0 0,0">
          <text:p/>
        </draw:polygon>
        <draw:polygon draw:style-name="gr36" draw:text-style-name="P8" draw:layer="layout" svg:width="0.029cm" svg:height="0.374cm" svg:x="24.097cm" svg:y="1.493cm" svg:viewBox="0 0 30 375" draw:points="0,375 30,375 30,0 0,0">
          <text:p/>
        </draw:polygon>
        <draw:polygon draw:style-name="gr38" draw:text-style-name="P10" draw:layer="layout" svg:width="0.029cm" svg:height="0.374cm" svg:x="24.126cm" svg:y="1.493cm" svg:viewBox="0 0 30 375" draw:points="0,375 30,375 30,0 0,0">
          <text:p/>
        </draw:polygon>
        <draw:polygon draw:style-name="gr37" draw:text-style-name="P9" draw:layer="layout" svg:width="0.029cm" svg:height="0.374cm" svg:x="24.155cm" svg:y="1.493cm" svg:viewBox="0 0 30 375" draw:points="0,375 30,375 30,0 0,0">
          <text:p/>
        </draw:polygon>
        <draw:polygon draw:style-name="gr38" draw:text-style-name="P10" draw:layer="layout" svg:width="0.03cm" svg:height="0.374cm" svg:x="24.184cm" svg:y="1.493cm" svg:viewBox="0 0 31 375" draw:points="0,375 31,375 31,0 0,0">
          <text:p/>
        </draw:polygon>
        <draw:polygon draw:style-name="gr37" draw:text-style-name="P9" draw:layer="layout" svg:width="0.029cm" svg:height="0.374cm" svg:x="24.214cm" svg:y="1.493cm" svg:viewBox="0 0 30 375" draw:points="0,375 30,375 30,0 0,0">
          <text:p/>
        </draw:polygon>
        <draw:polygon draw:style-name="gr36" draw:text-style-name="P8" draw:layer="layout" svg:width="0.029cm" svg:height="0.374cm" svg:x="24.243cm" svg:y="1.493cm" svg:viewBox="0 0 30 375" draw:points="0,375 30,375 30,0 0,0">
          <text:p/>
        </draw:polygon>
        <draw:polygon draw:style-name="gr36" draw:text-style-name="P8" draw:layer="layout" svg:width="0.029cm" svg:height="0.374cm" svg:x="24.274cm" svg:y="1.493cm" svg:viewBox="0 0 30 375" draw:points="0,375 30,375 30,0 0,0">
          <text:p/>
        </draw:polygon>
        <draw:polygon draw:style-name="gr37" draw:text-style-name="P9" draw:layer="layout" svg:width="0.029cm" svg:height="0.374cm" svg:x="24.303cm" svg:y="1.493cm" svg:viewBox="0 0 30 375" draw:points="0,375 30,375 30,0 0,0">
          <text:p/>
        </draw:polygon>
        <draw:polygon draw:style-name="gr36" draw:text-style-name="P8" draw:layer="layout" svg:width="0.029cm" svg:height="0.374cm" svg:x="24.332cm" svg:y="1.493cm" svg:viewBox="0 0 30 375" draw:points="0,375 30,375 30,0 0,0">
          <text:p/>
        </draw:polygon>
        <draw:polygon draw:style-name="gr36" draw:text-style-name="P8" draw:layer="layout" svg:width="0.029cm" svg:height="0.374cm" svg:x="24.361cm" svg:y="1.493cm" svg:viewBox="0 0 30 375" draw:points="0,375 30,375 30,0 0,0">
          <text:p/>
        </draw:polygon>
        <draw:polygon draw:style-name="gr38" draw:text-style-name="P10" draw:layer="layout" svg:width="0.029cm" svg:height="0.374cm" svg:x="24.39cm" svg:y="1.493cm" svg:viewBox="0 0 30 375" draw:points="0,375 30,375 30,0 0,0">
          <text:p/>
        </draw:polygon>
        <draw:polygon draw:style-name="gr35" draw:text-style-name="P7" draw:layer="layout" svg:width="0.029cm" svg:height="0.374cm" svg:x="24.42cm" svg:y="1.493cm" svg:viewBox="0 0 30 375" draw:points="0,375 30,375 30,0 0,0">
          <text:p/>
        </draw:polygon>
        <draw:polygon draw:style-name="gr35" draw:text-style-name="P7" draw:layer="layout" svg:width="0.029cm" svg:height="0.374cm" svg:x="24.45cm" svg:y="1.493cm" svg:viewBox="0 0 30 375" draw:points="0,375 30,375 30,0 0,0">
          <text:p/>
        </draw:polygon>
        <draw:polygon draw:style-name="gr35" draw:text-style-name="P7" draw:layer="layout" svg:width="0.029cm" svg:height="0.374cm" svg:x="24.479cm" svg:y="1.493cm" svg:viewBox="0 0 30 375" draw:points="0,375 30,375 30,0 0,0">
          <text:p/>
        </draw:polygon>
        <draw:polygon draw:style-name="gr36" draw:text-style-name="P8" draw:layer="layout" svg:width="0.03cm" svg:height="0.374cm" svg:x="24.508cm" svg:y="1.493cm" svg:viewBox="0 0 31 375" draw:points="0,375 31,375 31,0 0,0">
          <text:p/>
        </draw:polygon>
        <draw:polygon draw:style-name="gr35" draw:text-style-name="P7" draw:layer="layout" svg:width="0.029cm" svg:height="0.374cm" svg:x="24.538cm" svg:y="1.493cm" svg:viewBox="0 0 30 375" draw:points="0,375 30,375 30,0 0,0">
          <text:p/>
        </draw:polygon>
        <draw:polygon draw:style-name="gr38" draw:text-style-name="P10" draw:layer="layout" svg:width="0.029cm" svg:height="0.374cm" svg:x="24.567cm" svg:y="1.493cm" svg:viewBox="0 0 30 375" draw:points="0,375 30,375 30,0 0,0">
          <text:p/>
        </draw:polygon>
        <draw:polygon draw:style-name="gr37" draw:text-style-name="P9" draw:layer="layout" svg:width="0.03cm" svg:height="0.374cm" svg:x="24.596cm" svg:y="1.493cm" svg:viewBox="0 0 31 375" draw:points="0,375 31,375 31,0 0,0">
          <text:p/>
        </draw:polygon>
        <draw:polygon draw:style-name="gr38" draw:text-style-name="P10" draw:layer="layout" svg:width="0.029cm" svg:height="0.374cm" svg:x="24.627cm" svg:y="1.493cm" svg:viewBox="0 0 30 375" draw:points="0,375 30,375 30,0 0,0">
          <text:p/>
        </draw:polygon>
        <draw:polygon draw:style-name="gr35" draw:text-style-name="P7" draw:layer="layout" svg:width="0.029cm" svg:height="0.374cm" svg:x="24.656cm" svg:y="1.493cm" svg:viewBox="0 0 30 375" draw:points="0,375 30,375 30,0 0,0">
          <text:p/>
        </draw:polygon>
        <draw:polygon draw:style-name="gr35" draw:text-style-name="P7" draw:layer="layout" svg:width="0.029cm" svg:height="0.374cm" svg:x="24.685cm" svg:y="1.493cm" svg:viewBox="0 0 30 375" draw:points="0,375 30,375 30,0 0,0">
          <text:p/>
        </draw:polygon>
        <draw:polygon draw:style-name="gr36" draw:text-style-name="P8" draw:layer="layout" svg:width="0.029cm" svg:height="0.374cm" svg:x="24.715cm" svg:y="1.493cm" svg:viewBox="0 0 30 375" draw:points="0,375 30,375 30,0 0,0">
          <text:p/>
        </draw:polygon>
        <draw:polygon draw:style-name="gr35" draw:text-style-name="P7" draw:layer="layout" svg:width="0.029cm" svg:height="0.374cm" svg:x="24.744cm" svg:y="1.493cm" svg:viewBox="0 0 30 375" draw:points="0,375 30,375 30,0 0,0">
          <text:p/>
        </draw:polygon>
        <draw:polygon draw:style-name="gr35" draw:text-style-name="P7" draw:layer="layout" svg:width="0.029cm" svg:height="0.374cm" svg:x="24.774cm" svg:y="1.493cm" svg:viewBox="0 0 30 375" draw:points="0,375 30,375 30,0 0,0">
          <text:p/>
        </draw:polygon>
        <draw:polygon draw:style-name="gr36" draw:text-style-name="P8" draw:layer="layout" svg:width="0.029cm" svg:height="0.374cm" svg:x="24.803cm" svg:y="1.493cm" svg:viewBox="0 0 30 375" draw:points="0,375 30,375 30,0 0,0">
          <text:p/>
        </draw:polygon>
        <draw:polygon draw:style-name="gr38" draw:text-style-name="P10" draw:layer="layout" svg:width="0.029cm" svg:height="0.374cm" svg:x="24.833cm" svg:y="1.493cm" svg:viewBox="0 0 30 375" draw:points="0,375 30,375 30,0 0,0">
          <text:p/>
        </draw:polygon>
        <draw:polygon draw:style-name="gr38" draw:text-style-name="P10" draw:layer="layout" svg:width="0.029cm" svg:height="0.374cm" svg:x="24.862cm" svg:y="1.493cm" svg:viewBox="0 0 30 375" draw:points="0,375 30,375 30,0 0,0">
          <text:p/>
        </draw:polygon>
        <draw:polygon draw:style-name="gr38" draw:text-style-name="P10" draw:layer="layout" svg:width="0.029cm" svg:height="0.374cm" svg:x="24.891cm" svg:y="1.493cm" svg:viewBox="0 0 30 375" draw:points="0,375 30,375 30,0 0,0">
          <text:p/>
        </draw:polygon>
        <draw:polygon draw:style-name="gr36" draw:text-style-name="P8" draw:layer="layout" svg:width="0.029cm" svg:height="0.374cm" svg:x="24.92cm" svg:y="1.493cm" svg:viewBox="0 0 30 375" draw:points="0,375 30,375 30,0 0,0">
          <text:p/>
        </draw:polygon>
        <draw:polygon draw:style-name="gr35" draw:text-style-name="P7" draw:layer="layout" svg:width="0.03cm" svg:height="0.374cm" svg:x="24.95cm" svg:y="1.493cm" svg:viewBox="0 0 31 375" draw:points="0,375 31,375 31,0 0,0">
          <text:p/>
        </draw:polygon>
        <draw:polygon draw:style-name="gr35" draw:text-style-name="P7" draw:layer="layout" svg:width="0.029cm" svg:height="0.374cm" svg:x="24.98cm" svg:y="1.493cm" svg:viewBox="0 0 30 375" draw:points="0,375 30,375 30,0 0,0">
          <text:p/>
        </draw:polygon>
        <draw:polygon draw:style-name="gr36" draw:text-style-name="P8" draw:layer="layout" svg:width="0.029cm" svg:height="0.374cm" svg:x="25.009cm" svg:y="1.493cm" svg:viewBox="0 0 30 375" draw:points="0,375 30,375 30,0 0,0">
          <text:p/>
        </draw:polygon>
        <draw:polygon draw:style-name="gr35" draw:text-style-name="P7" draw:layer="layout" svg:width="0.03cm" svg:height="0.374cm" svg:x="25.038cm" svg:y="1.493cm" svg:viewBox="0 0 31 375" draw:points="0,375 31,375 31,0 0,0">
          <text:p/>
        </draw:polygon>
        <draw:polygon draw:style-name="gr35" draw:text-style-name="P7" draw:layer="layout" svg:width="0.029cm" svg:height="0.374cm" svg:x="25.068cm" svg:y="1.493cm" svg:viewBox="0 0 30 375" draw:points="0,375 30,375 30,0 0,0">
          <text:p/>
        </draw:polygon>
        <draw:polygon draw:style-name="gr36" draw:text-style-name="P8" draw:layer="layout" svg:width="0.029cm" svg:height="0.374cm" svg:x="25.098cm" svg:y="1.493cm" svg:viewBox="0 0 30 375" draw:points="0,375 30,375 30,0 0,0">
          <text:p/>
        </draw:polygon>
        <draw:polygon draw:style-name="gr37" draw:text-style-name="P9" draw:layer="layout" svg:width="0.029cm" svg:height="0.374cm" svg:x="25.127cm" svg:y="1.493cm" svg:viewBox="0 0 30 375" draw:points="0,375 30,375 30,0 0,0">
          <text:p/>
        </draw:polygon>
        <draw:polygon draw:style-name="gr37" draw:text-style-name="P9" draw:layer="layout" svg:width="0.029cm" svg:height="0.374cm" svg:x="25.157cm" svg:y="1.493cm" svg:viewBox="0 0 30 375" draw:points="0,375 30,375 30,0 0,0">
          <text:p/>
        </draw:polygon>
        <draw:polygon draw:style-name="gr35" draw:text-style-name="P7" draw:layer="layout" svg:width="0.029cm" svg:height="0.374cm" svg:x="25.186cm" svg:y="1.493cm" svg:viewBox="0 0 30 375" draw:points="0,375 30,375 30,0 0,0">
          <text:p/>
        </draw:polygon>
        <draw:polygon draw:style-name="gr38" draw:text-style-name="P10" draw:layer="layout" svg:width="0.029cm" svg:height="0.374cm" svg:x="25.215cm" svg:y="1.493cm" svg:viewBox="0 0 30 375" draw:points="0,375 30,375 30,0 0,0">
          <text:p/>
        </draw:polygon>
        <draw:polygon draw:style-name="gr36" draw:text-style-name="P8" draw:layer="layout" svg:width="0.029cm" svg:height="0.374cm" svg:x="25.244cm" svg:y="1.493cm" svg:viewBox="0 0 30 375" draw:points="0,375 30,375 30,0 0,0">
          <text:p/>
        </draw:polygon>
        <draw:polygon draw:style-name="gr38" draw:text-style-name="P10" draw:layer="layout" svg:width="0.029cm" svg:height="0.374cm" svg:x="25.275cm" svg:y="1.493cm" svg:viewBox="0 0 30 375" draw:points="0,375 30,375 30,0 0,0">
          <text:p/>
        </draw:polygon>
        <draw:polygon draw:style-name="gr36" draw:text-style-name="P8" draw:layer="layout" svg:width="0.029cm" svg:height="0.374cm" svg:x="25.304cm" svg:y="1.493cm" svg:viewBox="0 0 30 375" draw:points="0,375 30,375 30,0 0,0">
          <text:p/>
        </draw:polygon>
        <draw:polygon draw:style-name="gr38" draw:text-style-name="P10" draw:layer="layout" svg:width="0.029cm" svg:height="0.374cm" svg:x="25.333cm" svg:y="1.493cm" svg:viewBox="0 0 30 375" draw:points="0,375 30,375 30,0 0,0">
          <text:p/>
        </draw:polygon>
        <draw:polygon draw:style-name="gr38" draw:text-style-name="P10" draw:layer="layout" svg:width="0.03cm" svg:height="0.374cm" svg:x="25.362cm" svg:y="1.493cm" svg:viewBox="0 0 31 375" draw:points="0,375 31,375 31,0 0,0">
          <text:p/>
        </draw:polygon>
        <draw:polygon draw:style-name="gr37" draw:text-style-name="P9" draw:layer="layout" svg:width="0.029cm" svg:height="0.374cm" svg:x="25.392cm" svg:y="1.493cm" svg:viewBox="0 0 30 375" draw:points="0,375 30,375 30,0 0,0">
          <text:p/>
        </draw:polygon>
        <draw:polygon draw:style-name="gr37" draw:text-style-name="P9" draw:layer="layout" svg:width="0.029cm" svg:height="0.374cm" svg:x="25.422cm" svg:y="1.493cm" svg:viewBox="0 0 30 375" draw:points="0,375 30,375 30,0 0,0">
          <text:p/>
        </draw:polygon>
        <draw:polygon draw:style-name="gr36" draw:text-style-name="P8" draw:layer="layout" svg:width="0.029cm" svg:height="0.374cm" svg:x="25.451cm" svg:y="1.493cm" svg:viewBox="0 0 30 375" draw:points="0,375 30,375 30,0 0,0">
          <text:p/>
        </draw:polygon>
        <draw:polygon draw:style-name="gr38" draw:text-style-name="P10" draw:layer="layout" svg:width="0.029cm" svg:height="0.374cm" svg:x="25.481cm" svg:y="1.493cm" svg:viewBox="0 0 30 375" draw:points="0,375 30,375 30,0 0,0">
          <text:p/>
        </draw:polygon>
        <draw:polygon draw:style-name="gr36" draw:text-style-name="P8" draw:layer="layout" svg:width="0.029cm" svg:height="0.374cm" svg:x="25.51cm" svg:y="1.493cm" svg:viewBox="0 0 30 375" draw:points="0,375 30,375 30,0 0,0">
          <text:p/>
        </draw:polygon>
        <draw:polygon draw:style-name="gr38" draw:text-style-name="P10" draw:layer="layout" svg:width="0.029cm" svg:height="0.374cm" svg:x="25.539cm" svg:y="1.493cm" svg:viewBox="0 0 30 375" draw:points="0,375 30,375 30,0 0,0">
          <text:p/>
        </draw:polygon>
        <draw:polygon draw:style-name="gr36" draw:text-style-name="P8" draw:layer="layout" svg:width="0.029cm" svg:height="0.374cm" svg:x="25.568cm" svg:y="1.493cm" svg:viewBox="0 0 30 375" draw:points="0,375 30,375 30,0 0,0">
          <text:p/>
        </draw:polygon>
        <draw:polygon draw:style-name="gr37" draw:text-style-name="P9" draw:layer="layout" svg:width="0.029cm" svg:height="0.374cm" svg:x="25.599cm" svg:y="1.493cm" svg:viewBox="0 0 30 375" draw:points="0,375 30,375 30,0 0,0">
          <text:p/>
        </draw:polygon>
        <draw:polygon draw:style-name="gr36" draw:text-style-name="P8" draw:layer="layout" svg:width="0.029cm" svg:height="0.374cm" svg:x="25.628cm" svg:y="1.493cm" svg:viewBox="0 0 30 375" draw:points="0,375 30,375 30,0 0,0">
          <text:p/>
        </draw:polygon>
        <draw:polygon draw:style-name="gr35" draw:text-style-name="P7" draw:layer="layout" svg:width="0.029cm" svg:height="0.374cm" svg:x="25.657cm" svg:y="1.493cm" svg:viewBox="0 0 30 375" draw:points="0,375 30,375 30,0 0,0">
          <text:p/>
        </draw:polygon>
        <draw:polygon draw:style-name="gr38" draw:text-style-name="P10" draw:layer="layout" svg:width="0.029cm" svg:height="0.374cm" svg:x="25.686cm" svg:y="1.493cm" svg:viewBox="0 0 30 375" draw:points="0,375 30,375 30,0 0,0">
          <text:p/>
        </draw:polygon>
        <draw:polygon draw:style-name="gr36" draw:text-style-name="P8" draw:layer="layout" svg:width="0.029cm" svg:height="0.374cm" svg:x="25.716cm" svg:y="1.493cm" svg:viewBox="0 0 30 375" draw:points="0,375 30,375 30,0 0,0">
          <text:p/>
        </draw:polygon>
        <draw:polygon draw:style-name="gr37" draw:text-style-name="P9" draw:layer="layout" svg:width="0.029cm" svg:height="0.374cm" svg:x="25.746cm" svg:y="1.493cm" svg:viewBox="0 0 30 375" draw:points="0,375 30,375 30,0 0,0">
          <text:p/>
        </draw:polygon>
        <draw:polygon draw:style-name="gr35" draw:text-style-name="P7" draw:layer="layout" svg:width="0.029cm" svg:height="0.374cm" svg:x="25.775cm" svg:y="1.493cm" svg:viewBox="0 0 30 375" draw:points="0,375 30,375 30,0 0,0">
          <text:p/>
        </draw:polygon>
        <draw:polygon draw:style-name="gr38" draw:text-style-name="P10" draw:layer="layout" svg:width="0.03cm" svg:height="0.374cm" svg:x="25.804cm" svg:y="1.493cm" svg:viewBox="0 0 31 375" draw:points="0,375 31,375 31,0 0,0">
          <text:p/>
        </draw:polygon>
        <draw:polygon draw:style-name="gr37" draw:text-style-name="P9" draw:layer="layout" svg:width="0.029cm" svg:height="0.374cm" svg:x="25.834cm" svg:y="1.493cm" svg:viewBox="0 0 30 375" draw:points="0,375 30,375 30,0 0,0">
          <text:p/>
        </draw:polygon>
        <draw:polygon draw:style-name="gr35" draw:text-style-name="P7" draw:layer="layout" svg:width="0.029cm" svg:height="0.374cm" svg:x="25.863cm" svg:y="1.493cm" svg:viewBox="0 0 30 375" draw:points="0,375 30,375 30,0 0,0">
          <text:p/>
        </draw:polygon>
        <draw:polygon draw:style-name="gr35" draw:text-style-name="P7" draw:layer="layout" svg:width="0.03cm" svg:height="0.374cm" svg:x="25.892cm" svg:y="1.493cm" svg:viewBox="0 0 31 375" draw:points="0,375 31,375 31,0 0,0">
          <text:p/>
        </draw:polygon>
        <draw:polygon draw:style-name="gr37" draw:text-style-name="P9" draw:layer="layout" svg:width="0.029cm" svg:height="0.374cm" svg:x="25.923cm" svg:y="1.493cm" svg:viewBox="0 0 30 375" draw:points="0,375 30,375 30,0 0,0">
          <text:p/>
        </draw:polygon>
        <draw:polygon draw:style-name="gr35" draw:text-style-name="P7" draw:layer="layout" svg:width="0.029cm" svg:height="0.374cm" svg:x="25.952cm" svg:y="1.493cm" svg:viewBox="0 0 30 375" draw:points="0,375 30,375 30,0 0,0">
          <text:p/>
        </draw:polygon>
        <draw:polygon draw:style-name="gr35" draw:text-style-name="P7" draw:layer="layout" svg:width="0.029cm" svg:height="0.374cm" svg:x="25.981cm" svg:y="1.493cm" svg:viewBox="0 0 30 375" draw:points="0,375 30,375 30,0 0,0">
          <text:p/>
        </draw:polygon>
        <draw:polygon draw:style-name="gr36" draw:text-style-name="P8" draw:layer="layout" svg:width="0.029cm" svg:height="0.374cm" svg:x="26.01cm" svg:y="1.493cm" svg:viewBox="0 0 30 375" draw:points="0,375 30,375 30,0 0,0">
          <text:p/>
        </draw:polygon>
        <draw:polygon draw:style-name="gr37" draw:text-style-name="P9" draw:layer="layout" svg:width="0.029cm" svg:height="0.374cm" svg:x="26.04cm" svg:y="1.493cm" svg:viewBox="0 0 30 375" draw:points="0,375 30,375 30,0 0,0">
          <text:p/>
        </draw:polygon>
        <draw:polygon draw:style-name="gr36" draw:text-style-name="P8" draw:layer="layout" svg:width="0.029cm" svg:height="0.374cm" svg:x="26.07cm" svg:y="1.493cm" svg:viewBox="0 0 30 375" draw:points="0,375 30,375 30,0 0,0">
          <text:p/>
        </draw:polygon>
        <draw:polygon draw:style-name="gr35" draw:text-style-name="P7" draw:layer="layout" svg:width="0.029cm" svg:height="0.374cm" svg:x="26.099cm" svg:y="1.493cm" svg:viewBox="0 0 30 375" draw:points="0,375 30,375 30,0 0,0">
          <text:p/>
        </draw:polygon>
        <draw:polygon draw:style-name="gr37" draw:text-style-name="P9" draw:layer="layout" svg:width="0.03cm" svg:height="0.374cm" svg:x="26.128cm" svg:y="1.493cm" svg:viewBox="0 0 31 375" draw:points="0,375 31,375 31,0 0,0">
          <text:p/>
        </draw:polygon>
        <draw:polygon draw:style-name="gr36" draw:text-style-name="P8" draw:layer="layout" svg:width="0.029cm" svg:height="0.374cm" svg:x="26.158cm" svg:y="1.493cm" svg:viewBox="0 0 30 375" draw:points="0,375 30,375 30,0 0,0">
          <text:p/>
        </draw:polygon>
        <draw:polygon draw:style-name="gr37" draw:text-style-name="P9" draw:layer="layout" svg:width="0.029cm" svg:height="0.374cm" svg:x="26.187cm" svg:y="1.493cm" svg:viewBox="0 0 30 375" draw:points="0,375 30,375 30,0 0,0">
          <text:p/>
        </draw:polygon>
        <draw:polygon draw:style-name="gr35" draw:text-style-name="P7" draw:layer="layout" svg:width="0.03cm" svg:height="0.374cm" svg:x="26.216cm" svg:y="1.493cm" svg:viewBox="0 0 31 375" draw:points="0,375 31,375 31,0 0,0">
          <text:p/>
        </draw:polygon>
        <draw:polygon draw:style-name="gr35" draw:text-style-name="P7" draw:layer="layout" svg:width="0.029cm" svg:height="0.374cm" svg:x="26.247cm" svg:y="1.493cm" svg:viewBox="0 0 30 375" draw:points="0,375 30,375 30,0 0,0">
          <text:p/>
        </draw:polygon>
        <draw:polygon draw:style-name="gr35" draw:text-style-name="P7" draw:layer="layout" svg:width="0.029cm" svg:height="0.374cm" svg:x="26.276cm" svg:y="1.493cm" svg:viewBox="0 0 30 375" draw:points="0,375 30,375 30,0 0,0">
          <text:p/>
        </draw:polygon>
        <draw:polygon draw:style-name="gr38" draw:text-style-name="P10" draw:layer="layout" svg:width="0.029cm" svg:height="0.374cm" svg:x="26.305cm" svg:y="1.493cm" svg:viewBox="0 0 30 375" draw:points="0,375 30,375 30,0 0,0">
          <text:p/>
        </draw:polygon>
        <draw:polygon draw:style-name="gr37" draw:text-style-name="P9" draw:layer="layout" svg:width="0.029cm" svg:height="0.374cm" svg:x="26.335cm" svg:y="1.493cm" svg:viewBox="0 0 30 375" draw:points="0,375 30,375 30,0 0,0">
          <text:p/>
        </draw:polygon>
        <draw:polygon draw:style-name="gr36" draw:text-style-name="P8" draw:layer="layout" svg:width="0.029cm" svg:height="0.374cm" svg:x="26.364cm" svg:y="1.493cm" svg:viewBox="0 0 30 375" draw:points="0,375 30,375 30,0 0,0">
          <text:p/>
        </draw:polygon>
        <draw:polygon draw:style-name="gr37" draw:text-style-name="P9" draw:layer="layout" svg:width="0.029cm" svg:height="0.374cm" svg:x="26.393cm" svg:y="1.493cm" svg:viewBox="0 0 30 375" draw:points="0,375 30,375 30,0 0,0">
          <text:p/>
        </draw:polygon>
        <draw:polygon draw:style-name="gr35" draw:text-style-name="P7" draw:layer="layout" svg:width="0.029cm" svg:height="0.374cm" svg:x="26.423cm" svg:y="1.493cm" svg:viewBox="0 0 30 375" draw:points="0,375 30,375 30,0 0,0">
          <text:p/>
        </draw:polygon>
        <draw:polygon draw:style-name="gr38" draw:text-style-name="P10" draw:layer="layout" svg:width="0.029cm" svg:height="0.374cm" svg:x="26.453cm" svg:y="1.493cm" svg:viewBox="0 0 30 375" draw:points="0,375 30,375 30,0 0,0">
          <text:p/>
        </draw:polygon>
        <draw:polygon draw:style-name="gr35" draw:text-style-name="P7" draw:layer="layout" svg:width="0.029cm" svg:height="0.374cm" svg:x="26.482cm" svg:y="1.493cm" svg:viewBox="0 0 30 375" draw:points="0,375 30,375 30,0 0,0">
          <text:p/>
        </draw:polygon>
        <draw:polygon draw:style-name="gr35" draw:text-style-name="P7" draw:layer="layout" svg:width="0.029cm" svg:height="0.374cm" svg:x="26.511cm" svg:y="1.493cm" svg:viewBox="0 0 30 375" draw:points="0,375 30,375 30,0 0,0">
          <text:p/>
        </draw:polygon>
        <draw:polygon draw:style-name="gr37" draw:text-style-name="P9" draw:layer="layout" svg:width="0.029cm" svg:height="0.374cm" svg:x="26.54cm" svg:y="1.493cm" svg:viewBox="0 0 30 375" draw:points="0,375 30,375 30,0 0,0">
          <text:p/>
        </draw:polygon>
        <draw:polygon draw:style-name="gr38" draw:text-style-name="P10" draw:layer="layout" svg:width="0.03cm" svg:height="0.374cm" svg:x="26.569cm" svg:y="1.493cm" svg:viewBox="0 0 31 375" draw:points="0,375 31,375 31,0 0,0">
          <text:p/>
        </draw:polygon>
        <draw:polygon draw:style-name="gr35" draw:text-style-name="P7" draw:layer="layout" svg:width="0.029cm" svg:height="0.374cm" svg:x="26.6cm" svg:y="1.493cm" svg:viewBox="0 0 30 375" draw:points="0,375 30,375 30,0 0,0">
          <text:p/>
        </draw:polygon>
        <draw:polygon draw:style-name="gr35" draw:text-style-name="P7" draw:layer="layout" svg:width="0.029cm" svg:height="0.374cm" svg:x="26.629cm" svg:y="1.493cm" svg:viewBox="0 0 30 375" draw:points="0,375 30,375 30,0 0,0">
          <text:p/>
        </draw:polygon>
        <draw:polygon draw:style-name="gr38" draw:text-style-name="P10" draw:layer="layout" svg:width="0.03cm" svg:height="0.374cm" svg:x="26.658cm" svg:y="1.493cm" svg:viewBox="0 0 31 375" draw:points="0,375 31,375 31,0 0,0">
          <text:p/>
        </draw:polygon>
        <draw:polygon draw:style-name="gr37" draw:text-style-name="P9" draw:layer="layout" svg:width="0.029cm" svg:height="0.374cm" svg:x="26.688cm" svg:y="1.493cm" svg:viewBox="0 0 30 375" draw:points="0,375 30,375 30,0 0,0">
          <text:p/>
        </draw:polygon>
        <draw:polygon draw:style-name="gr38" draw:text-style-name="P10" draw:layer="layout" svg:width="0.029cm" svg:height="0.374cm" svg:x="26.717cm" svg:y="1.493cm" svg:viewBox="0 0 30 375" draw:points="0,375 30,375 30,0 0,0">
          <text:p/>
        </draw:polygon>
        <draw:polygon draw:style-name="gr37" draw:text-style-name="P9" draw:layer="layout" svg:width="0.029cm" svg:height="0.374cm" svg:x="26.747cm" svg:y="1.493cm" svg:viewBox="0 0 30 375" draw:points="0,375 30,375 30,0 0,0">
          <text:p/>
        </draw:polygon>
        <draw:polygon draw:style-name="gr35" draw:text-style-name="P7" draw:layer="layout" svg:width="0.029cm" svg:height="0.374cm" svg:x="26.777cm" svg:y="1.493cm" svg:viewBox="0 0 30 375" draw:points="0,375 30,375 30,0 0,0">
          <text:p/>
        </draw:polygon>
        <draw:polygon draw:style-name="gr35" draw:text-style-name="P7" draw:layer="layout" svg:width="0.029cm" svg:height="0.374cm" svg:x="26.806cm" svg:y="1.493cm" svg:viewBox="0 0 30 375" draw:points="0,375 30,375 30,0 0,0">
          <text:p/>
        </draw:polygon>
        <draw:polygon draw:style-name="gr38" draw:text-style-name="P10" draw:layer="layout" svg:width="0.029cm" svg:height="0.374cm" svg:x="26.835cm" svg:y="1.493cm" svg:viewBox="0 0 30 375" draw:points="0,375 30,375 30,0 0,0">
          <text:p/>
        </draw:polygon>
        <draw:polygon draw:style-name="gr38" draw:text-style-name="P10" draw:layer="layout" svg:width="0.029cm" svg:height="0.374cm" svg:x="26.864cm" svg:y="1.493cm" svg:viewBox="0 0 30 375" draw:points="0,375 30,375 30,0 0,0">
          <text:p/>
        </draw:polygon>
        <draw:polygon draw:style-name="gr37" draw:text-style-name="P9" draw:layer="layout" svg:width="0.029cm" svg:height="0.374cm" svg:x="26.895cm" svg:y="1.493cm" svg:viewBox="0 0 30 375" draw:points="0,375 30,375 30,0 0,0">
          <text:p/>
        </draw:polygon>
        <draw:polygon draw:style-name="gr36" draw:text-style-name="P8" draw:layer="layout" svg:width="0.029cm" svg:height="0.374cm" svg:x="26.924cm" svg:y="1.493cm" svg:viewBox="0 0 30 375" draw:points="0,375 30,375 30,0 0,0">
          <text:p/>
        </draw:polygon>
        <draw:polygon draw:style-name="gr35" draw:text-style-name="P7" draw:layer="layout" svg:width="0.029cm" svg:height="0.374cm" svg:x="26.953cm" svg:y="1.493cm" svg:viewBox="0 0 30 375" draw:points="0,375 30,375 30,0 0,0">
          <text:p/>
        </draw:polygon>
        <draw:polygon draw:style-name="gr37" draw:text-style-name="P9" draw:layer="layout" svg:width="0.03cm" svg:height="0.374cm" svg:x="26.982cm" svg:y="1.493cm" svg:viewBox="0 0 31 375" draw:points="0,375 31,375 31,0 0,0">
          <text:p/>
        </draw:polygon>
        <draw:polygon draw:style-name="gr35" draw:text-style-name="P7" draw:layer="layout" svg:width="0.029cm" svg:height="0.374cm" svg:x="27.012cm" svg:y="1.493cm" svg:viewBox="0 0 30 375" draw:points="0,375 30,375 30,0 0,0">
          <text:p/>
        </draw:polygon>
        <draw:polygon draw:style-name="gr35" draw:text-style-name="P7" draw:layer="layout" svg:width="0.029cm" svg:height="0.374cm" svg:x="27.041cm" svg:y="1.493cm" svg:viewBox="0 0 30 375" draw:points="0,375 30,375 30,0 0,0">
          <text:p/>
        </draw:polygon>
        <draw:polygon draw:style-name="gr38" draw:text-style-name="P10" draw:layer="layout" svg:width="0.029cm" svg:height="0.374cm" svg:x="27.071cm" svg:y="1.493cm" svg:viewBox="0 0 30 375" draw:points="0,375 30,375 30,0 0,0">
          <text:p/>
        </draw:polygon>
        <draw:polygon draw:style-name="gr38" draw:text-style-name="P10" draw:layer="layout" svg:width="0.029cm" svg:height="0.374cm" svg:x="27.101cm" svg:y="1.493cm" svg:viewBox="0 0 30 375" draw:points="0,375 30,375 30,0 0,0">
          <text:p/>
        </draw:polygon>
        <draw:polygon draw:style-name="gr36" draw:text-style-name="P8" draw:layer="layout" svg:width="0.029cm" svg:height="0.374cm" svg:x="27.13cm" svg:y="1.493cm" svg:viewBox="0 0 30 375" draw:points="0,375 30,375 30,0 0,0">
          <text:p/>
        </draw:polygon>
        <draw:polygon draw:style-name="gr35" draw:text-style-name="P7" draw:layer="layout" svg:width="0.029cm" svg:height="0.374cm" svg:x="27.159cm" svg:y="1.493cm" svg:viewBox="0 0 30 375" draw:points="0,375 30,375 30,0 0,0">
          <text:p/>
        </draw:polygon>
        <draw:polygon draw:style-name="gr37" draw:text-style-name="P9" draw:layer="layout" svg:width="0.029cm" svg:height="0.374cm" svg:x="27.188cm" svg:y="1.493cm" svg:viewBox="0 0 30 375" draw:points="0,375 30,375 30,0 0,0">
          <text:p/>
        </draw:polygon>
        <draw:polygon draw:style-name="gr38" draw:text-style-name="P10" draw:layer="layout" svg:width="0.029cm" svg:height="0.374cm" svg:x="27.219cm" svg:y="1.493cm" svg:viewBox="0 0 30 375" draw:points="0,375 30,375 30,0 0,0">
          <text:p/>
        </draw:polygon>
        <draw:polygon draw:style-name="gr37" draw:text-style-name="P9" draw:layer="layout" svg:width="0.029cm" svg:height="0.374cm" svg:x="27.248cm" svg:y="1.493cm" svg:viewBox="0 0 30 375" draw:points="0,375 30,375 30,0 0,0">
          <text:p/>
        </draw:polygon>
        <draw:polygon draw:style-name="gr35" draw:text-style-name="P7" draw:layer="layout" svg:width="0.029cm" svg:height="0.374cm" svg:x="27.277cm" svg:y="1.493cm" svg:viewBox="0 0 30 375" draw:points="0,375 30,375 30,0 0,0">
          <text:p/>
        </draw:polygon>
        <draw:polygon draw:style-name="gr35" draw:text-style-name="P7" draw:layer="layout" svg:width="0.029cm" svg:height="0.374cm" svg:x="27.306cm" svg:y="1.493cm" svg:viewBox="0 0 30 375" draw:points="0,375 30,375 30,0 0,0">
          <text:p/>
        </draw:polygon>
        <draw:polygon draw:style-name="gr38" draw:text-style-name="P10" draw:layer="layout" svg:width="0.029cm" svg:height="0.374cm" svg:x="27.336cm" svg:y="1.493cm" svg:viewBox="0 0 30 375" draw:points="0,375 30,375 30,0 0,0">
          <text:p/>
        </draw:polygon>
        <draw:polygon draw:style-name="gr36" draw:text-style-name="P8" draw:layer="layout" svg:width="0.029cm" svg:height="0.374cm" svg:x="27.365cm" svg:y="1.493cm" svg:viewBox="0 0 30 375" draw:points="0,375 30,375 30,0 0,0">
          <text:p/>
        </draw:polygon>
        <draw:polygon draw:style-name="gr35" draw:text-style-name="P7" draw:layer="layout" svg:width="0.029cm" svg:height="0.374cm" svg:x="27.395cm" svg:y="1.493cm" svg:viewBox="0 0 30 375" draw:points="0,375 30,375 30,0 0,0">
          <text:p/>
        </draw:polygon>
        <draw:polygon draw:style-name="gr38" draw:text-style-name="P10" draw:layer="layout" svg:width="0.03cm" svg:height="0.374cm" svg:x="27.424cm" svg:y="1.493cm" svg:viewBox="0 0 31 375" draw:points="0,375 31,375 31,0 0,0">
          <text:p/>
        </draw:polygon>
        <draw:polygon draw:style-name="gr36" draw:text-style-name="P8" draw:layer="layout" svg:width="0.029cm" svg:height="0.374cm" svg:x="27.454cm" svg:y="1.493cm" svg:viewBox="0 0 30 375" draw:points="0,375 30,375 30,0 0,0">
          <text:p/>
        </draw:polygon>
        <draw:polygon draw:style-name="gr37" draw:text-style-name="P9" draw:layer="layout" svg:width="0.029cm" svg:height="0.374cm" svg:x="27.483cm" svg:y="1.493cm" svg:viewBox="0 0 30 375" draw:points="0,375 30,375 30,0 0,0">
          <text:p/>
        </draw:polygon>
        <draw:polygon draw:style-name="gr35" draw:text-style-name="P7" draw:layer="layout" svg:width="0.029cm" svg:height="0.374cm" svg:x="27.512cm" svg:y="1.493cm" svg:viewBox="0 0 30 375" draw:points="0,375 30,375 30,0 0,0">
          <text:p/>
        </draw:polygon>
        <draw:polygon draw:style-name="gr35" draw:text-style-name="P7" draw:layer="layout" svg:width="0.029cm" svg:height="0.374cm" svg:x="27.543cm" svg:y="1.493cm" svg:viewBox="0 0 30 375" draw:points="0,375 30,375 30,0 0,0">
          <text:p/>
        </draw:polygon>
        <draw:polygon draw:style-name="gr38" draw:text-style-name="P10" draw:layer="layout" svg:width="0.029cm" svg:height="0.374cm" svg:x="27.572cm" svg:y="1.493cm" svg:viewBox="0 0 30 375" draw:points="0,375 30,375 30,0 0,0">
          <text:p/>
        </draw:polygon>
        <draw:polygon draw:style-name="gr36" draw:text-style-name="P8" draw:layer="layout" svg:width="0.029cm" svg:height="0.374cm" svg:x="27.601cm" svg:y="1.493cm" svg:viewBox="0 0 30 375" draw:points="0,375 30,375 30,0 0,0">
          <text:p/>
        </draw:polygon>
        <draw:polygon draw:style-name="gr38" draw:text-style-name="P10" draw:layer="layout" svg:width="0.029cm" svg:height="0.374cm" svg:x="27.63cm" svg:y="1.493cm" svg:viewBox="0 0 30 375" draw:points="0,375 30,375 30,0 0,0">
          <text:p/>
        </draw:polygon>
        <draw:polygon draw:style-name="gr38" draw:text-style-name="P10" draw:layer="layout" svg:width="0.029cm" svg:height="0.374cm" svg:x="27.66cm" svg:y="1.493cm" svg:viewBox="0 0 30 375" draw:points="0,375 30,375 30,0 0,0">
          <text:p/>
        </draw:polygon>
        <draw:polygon draw:style-name="gr38" draw:text-style-name="P10" draw:layer="layout" svg:width="0.029cm" svg:height="0.374cm" svg:x="27.689cm" svg:y="1.493cm" svg:viewBox="0 0 30 375" draw:points="0,375 30,375 30,0 0,0">
          <text:p/>
        </draw:polygon>
        <draw:polygon draw:style-name="gr37" draw:text-style-name="P9" draw:layer="layout" svg:width="0.029cm" svg:height="0.374cm" svg:x="27.719cm" svg:y="1.493cm" svg:viewBox="0 0 30 375" draw:points="0,375 30,375 30,0 0,0">
          <text:p/>
        </draw:polygon>
        <draw:polygon draw:style-name="gr35" draw:text-style-name="P7" draw:layer="layout" svg:width="0.029cm" svg:height="0.374cm" svg:x="27.748cm" svg:y="1.493cm" svg:viewBox="0 0 30 375" draw:points="0,375 30,375 30,0 0,0">
          <text:p/>
        </draw:polygon>
        <draw:polygon draw:style-name="gr35" draw:text-style-name="P7" draw:layer="layout" svg:width="0.029cm" svg:height="0.374cm" svg:x="27.778cm" svg:y="1.493cm" svg:viewBox="0 0 30 375" draw:points="0,375 30,375 30,0 0,0">
          <text:p/>
        </draw:polygon>
        <draw:polygon draw:style-name="gr36" draw:text-style-name="P8" draw:layer="layout" svg:width="0.029cm" svg:height="0.374cm" svg:x="27.807cm" svg:y="1.493cm" svg:viewBox="0 0 30 375" draw:points="0,375 30,375 30,0 0,0">
          <text:p/>
        </draw:polygon>
        <draw:polygon draw:style-name="gr37" draw:text-style-name="P9" draw:layer="layout" svg:width="0.03cm" svg:height="0.374cm" svg:x="27.836cm" svg:y="1.493cm" svg:viewBox="0 0 31 375" draw:points="0,375 31,375 31,0 0,0">
          <text:p/>
        </draw:polygon>
        <draw:polygon draw:style-name="gr36" draw:text-style-name="P8" draw:layer="layout" svg:width="0.029cm" svg:height="0.374cm" svg:x="27.867cm" svg:y="1.493cm" svg:viewBox="0 0 30 375" draw:points="0,375 30,375 30,0 0,0">
          <text:p/>
        </draw:polygon>
        <draw:polygon draw:style-name="gr35" draw:text-style-name="P7" draw:layer="layout" svg:width="0.029cm" svg:height="0.374cm" svg:x="27.896cm" svg:y="1.493cm" svg:viewBox="0 0 30 375" draw:points="0,375 30,375 30,0 0,0">
          <text:p/>
        </draw:polygon>
        <draw:polygon draw:style-name="gr36" draw:text-style-name="P8" draw:layer="layout" svg:width="0.029cm" svg:height="0.374cm" svg:x="27.925cm" svg:y="1.493cm" svg:viewBox="0 0 30 375" draw:points="0,375 30,375 30,0 0,0">
          <text:p/>
        </draw:polygon>
        <draw:polygon draw:style-name="gr36" draw:text-style-name="P8" draw:layer="layout" svg:width="0.029cm" svg:height="0.374cm" svg:x="27.955cm" svg:y="1.493cm" svg:viewBox="0 0 30 375" draw:points="0,375 30,375 30,0 0,0">
          <text:p/>
        </draw:polygon>
        <draw:polygon draw:style-name="gr38" draw:text-style-name="P10" draw:layer="layout" svg:width="0.029cm" svg:height="0.374cm" svg:x="27.984cm" svg:y="1.493cm" svg:viewBox="0 0 30 375" draw:points="0,375 30,375 30,0 0,0">
          <text:p/>
        </draw:polygon>
        <draw:polygon draw:style-name="gr38" draw:text-style-name="P10" draw:layer="layout" svg:width="0.029cm" svg:height="0.374cm" svg:x="28.013cm" svg:y="1.493cm" svg:viewBox="0 0 30 375" draw:points="0,375 30,375 30,0 0,0">
          <text:p/>
        </draw:polygon>
        <draw:polygon draw:style-name="gr37" draw:text-style-name="P9" draw:layer="layout" svg:width="0.029cm" svg:height="0.374cm" svg:x="28.043cm" svg:y="1.493cm" svg:viewBox="0 0 30 375" draw:points="0,375 30,375 30,0 0,0">
          <text:p/>
        </draw:polygon>
        <draw:polygon draw:style-name="gr36" draw:text-style-name="P8" draw:layer="layout" svg:width="0.029cm" svg:height="0.374cm" svg:x="28.072cm" svg:y="1.493cm" svg:viewBox="0 0 30 375" draw:points="0,375 30,375 30,0 0,0">
          <text:p/>
        </draw:polygon>
        <draw:polygon draw:style-name="gr37" draw:text-style-name="P9" draw:layer="layout" svg:width="0.029cm" svg:height="0.374cm" svg:x="28.102cm" svg:y="1.493cm" svg:viewBox="0 0 30 375" draw:points="0,375 30,375 30,0 0,0">
          <text:p/>
        </draw:polygon>
        <draw:polygon draw:style-name="gr36" draw:text-style-name="P8" draw:layer="layout" svg:width="0.029cm" svg:height="0.374cm" svg:x="28.131cm" svg:y="1.493cm" svg:viewBox="0 0 30 375" draw:points="0,375 30,375 30,0 0,0">
          <text:p/>
        </draw:polygon>
        <draw:polygon draw:style-name="gr36" draw:text-style-name="P8" draw:layer="layout" svg:width="0.029cm" svg:height="0.374cm" svg:x="28.16cm" svg:y="1.493cm" svg:viewBox="0 0 30 375" draw:points="0,375 30,375 30,0 0,0">
          <text:p/>
        </draw:polygon>
        <draw:polygon draw:style-name="gr36" draw:text-style-name="P8" draw:layer="layout" svg:width="0.03cm" svg:height="0.374cm" svg:x="28.189cm" svg:y="1.493cm" svg:viewBox="0 0 31 375" draw:points="0,375 31,375 31,0 0,0">
          <text:p/>
        </draw:polygon>
        <draw:polygon draw:style-name="gr36" draw:text-style-name="P8" draw:layer="layout" svg:width="0.029cm" svg:height="0.374cm" svg:x="28.22cm" svg:y="1.493cm" svg:viewBox="0 0 30 375" draw:points="0,375 30,375 30,0 0,0">
          <text:p/>
        </draw:polygon>
        <draw:polygon draw:style-name="gr38" draw:text-style-name="P10" draw:layer="layout" svg:width="0.029cm" svg:height="0.374cm" svg:x="28.249cm" svg:y="1.493cm" svg:viewBox="0 0 30 375" draw:points="0,375 30,375 30,0 0,0">
          <text:p/>
        </draw:polygon>
        <draw:polygon draw:style-name="gr38" draw:text-style-name="P10" draw:layer="layout" svg:width="0.03cm" svg:height="0.374cm" svg:x="28.278cm" svg:y="1.493cm" svg:viewBox="0 0 31 375" draw:points="0,375 31,375 31,0 0,0">
          <text:p/>
        </draw:polygon>
        <draw:polygon draw:style-name="gr37" draw:text-style-name="P9" draw:layer="layout" svg:width="0.029cm" svg:height="0.374cm" svg:x="28.308cm" svg:y="1.493cm" svg:viewBox="0 0 30 375" draw:points="0,375 30,375 30,0 0,0">
          <text:p/>
        </draw:polygon>
        <draw:polygon draw:style-name="gr37" draw:text-style-name="P9" draw:layer="layout" svg:width="0.029cm" svg:height="0.374cm" svg:x="28.337cm" svg:y="1.493cm" svg:viewBox="0 0 30 375" draw:points="0,375 30,375 30,0 0,0">
          <text:p/>
        </draw:polygon>
        <draw:polygon draw:style-name="gr38" draw:text-style-name="P10" draw:layer="layout" svg:width="0.029cm" svg:height="0.374cm" svg:x="28.366cm" svg:y="1.493cm" svg:viewBox="0 0 30 375" draw:points="0,375 30,375 30,0 0,0">
          <text:p/>
        </draw:polygon>
        <draw:polygon draw:style-name="gr35" draw:text-style-name="P7" draw:layer="layout" svg:width="0.029cm" svg:height="0.374cm" svg:x="28.397cm" svg:y="1.493cm" svg:viewBox="0 0 30 375" draw:points="0,375 30,375 30,0 0,0">
          <text:p/>
        </draw:polygon>
        <draw:polygon draw:style-name="gr38" draw:text-style-name="P10" draw:layer="layout" svg:width="0.029cm" svg:height="0.374cm" svg:x="28.426cm" svg:y="1.493cm" svg:viewBox="0 0 30 375" draw:points="0,375 30,375 30,0 0,0">
          <text:p/>
        </draw:polygon>
        <draw:polygon draw:style-name="gr38" draw:text-style-name="P10" draw:layer="layout" svg:width="0.029cm" svg:height="0.374cm" svg:x="28.455cm" svg:y="1.493cm" svg:viewBox="0 0 30 375" draw:points="0,375 30,375 30,0 0,0">
          <text:p/>
        </draw:polygon>
        <draw:polygon draw:style-name="gr36" draw:text-style-name="P8" draw:layer="layout" svg:width="0.029cm" svg:height="0.374cm" svg:x="28.484cm" svg:y="1.493cm" svg:viewBox="0 0 30 375" draw:points="0,375 30,375 30,0 0,0">
          <text:p/>
        </draw:polygon>
        <draw:polygon draw:style-name="gr36" draw:text-style-name="P8" draw:layer="layout" svg:width="0.029cm" svg:height="0.374cm" svg:x="28.514cm" svg:y="1.493cm" svg:viewBox="0 0 30 375" draw:points="0,375 30,375 30,0 0,0">
          <text:p/>
        </draw:polygon>
        <draw:polygon draw:style-name="gr37" draw:text-style-name="P9" draw:layer="layout" svg:width="0.029cm" svg:height="0.374cm" svg:x="28.544cm" svg:y="1.493cm" svg:viewBox="0 0 30 375" draw:points="0,375 30,375 30,0 0,0">
          <text:p/>
        </draw:polygon>
        <draw:polygon draw:style-name="gr35" draw:text-style-name="P7" draw:layer="layout" svg:width="0.029cm" svg:height="0.374cm" svg:x="28.573cm" svg:y="1.493cm" svg:viewBox="0 0 30 375" draw:points="0,375 30,375 30,0 0,0">
          <text:p/>
        </draw:polygon>
        <draw:polygon draw:style-name="gr37" draw:text-style-name="P9" draw:layer="layout" svg:width="0.029cm" svg:height="0.374cm" svg:x="28.602cm" svg:y="1.493cm" svg:viewBox="0 0 30 375" draw:points="0,375 30,375 30,0 0,0">
          <text:p/>
        </draw:polygon>
        <draw:polygon draw:style-name="gr37" draw:text-style-name="P9" draw:layer="layout" svg:width="0.03cm" svg:height="0.374cm" svg:x="28.631cm" svg:y="1.493cm" svg:viewBox="0 0 31 375" draw:points="0,375 31,375 31,0 0,0">
          <text:p/>
        </draw:polygon>
        <draw:polygon draw:style-name="gr37" draw:text-style-name="P9" draw:layer="layout" svg:width="0.029cm" svg:height="0.374cm" svg:x="28.661cm" svg:y="1.493cm" svg:viewBox="0 0 30 375" draw:points="0,375 30,375 30,0 0,0">
          <text:p/>
        </draw:polygon>
        <draw:polygon draw:style-name="gr37" draw:text-style-name="P9" draw:layer="layout" svg:width="0.029cm" svg:height="0.374cm" svg:x="28.69cm" svg:y="1.493cm" svg:viewBox="0 0 30 375" draw:points="0,375 30,375 30,0 0,0">
          <text:p/>
        </draw:polygon>
        <draw:polygon draw:style-name="gr36" draw:text-style-name="P8" draw:layer="layout" svg:width="0.029cm" svg:height="0.374cm" svg:x="28.721cm" svg:y="1.493cm" svg:viewBox="0 0 30 375" draw:points="0,375 30,375 30,0 0,0">
          <text:p/>
        </draw:polygon>
        <draw:polygon draw:style-name="gr35" draw:text-style-name="P7" draw:layer="layout" svg:width="0.029cm" svg:height="0.374cm" svg:x="28.75cm" svg:y="1.493cm" svg:viewBox="0 0 30 375" draw:points="0,375 30,375 30,0 0,0">
          <text:p/>
        </draw:polygon>
        <draw:polygon draw:style-name="gr38" draw:text-style-name="P10" draw:layer="layout" svg:width="0.029cm" svg:height="0.374cm" svg:x="28.779cm" svg:y="1.493cm" svg:viewBox="0 0 30 375" draw:points="0,375 30,375 30,0 0,0">
          <text:p/>
        </draw:polygon>
        <draw:polygon draw:style-name="gr37" draw:text-style-name="P9" draw:layer="layout" svg:width="0.029cm" svg:height="0.374cm" svg:x="28.808cm" svg:y="1.493cm" svg:viewBox="0 0 30 375" draw:points="0,375 30,375 30,0 0,0">
          <text:p/>
        </draw:polygon>
        <draw:polygon draw:style-name="gr36" draw:text-style-name="P8" draw:layer="layout" svg:width="0.029cm" svg:height="0.374cm" svg:x="28.838cm" svg:y="1.493cm" svg:viewBox="0 0 30 375" draw:points="0,375 30,375 30,0 0,0">
          <text:p/>
        </draw:polygon>
        <draw:polygon draw:style-name="gr36" draw:text-style-name="P8" draw:layer="layout" svg:width="0.029cm" svg:height="0.374cm" svg:x="28.868cm" svg:y="1.493cm" svg:viewBox="0 0 30 375" draw:points="0,375 30,375 30,0 0,0">
          <text:p/>
        </draw:polygon>
        <draw:polygon draw:style-name="gr38" draw:text-style-name="P10" draw:layer="layout" svg:width="0.029cm" svg:height="0.374cm" svg:x="28.897cm" svg:y="1.493cm" svg:viewBox="0 0 30 375" draw:points="0,375 30,375 30,0 0,0">
          <text:p/>
        </draw:polygon>
        <draw:polygon draw:style-name="gr37" draw:text-style-name="P9" draw:layer="layout" svg:width="0.029cm" svg:height="0.374cm" svg:x="28.926cm" svg:y="1.493cm" svg:viewBox="0 0 30 375" draw:points="0,375 30,375 30,0 0,0">
          <text:p/>
        </draw:polygon>
        <draw:polygon draw:style-name="gr38" draw:text-style-name="P10" draw:layer="layout" svg:width="0.029cm" svg:height="0.374cm" svg:x="28.956cm" svg:y="1.493cm" svg:viewBox="0 0 30 375" draw:points="0,375 30,375 30,0 0,0">
          <text:p/>
        </draw:polygon>
        <draw:polygon draw:style-name="gr38" draw:text-style-name="P10" draw:layer="layout" svg:width="0.029cm" svg:height="0.374cm" svg:x="28.985cm" svg:y="1.493cm" svg:viewBox="0 0 30 375" draw:points="0,375 30,375 30,0 0,0">
          <text:p/>
        </draw:polygon>
        <draw:polygon draw:style-name="gr36" draw:text-style-name="P8" draw:layer="layout" svg:width="0.029cm" svg:height="0.374cm" svg:x="29.014cm" svg:y="1.493cm" svg:viewBox="0 0 30 375" draw:points="0,375 30,375 30,0 0,0">
          <text:p/>
        </draw:polygon>
        <draw:polygon draw:style-name="gr37" draw:text-style-name="P9" draw:layer="layout" svg:width="0.03cm" svg:height="0.374cm" svg:x="29.044cm" svg:y="1.493cm" svg:viewBox="0 0 31 375" draw:points="0,375 31,375 31,0 0,0">
          <text:p/>
        </draw:polygon>
        <draw:polygon draw:style-name="gr35" draw:text-style-name="P7" draw:layer="layout" svg:width="0.029cm" svg:height="0.374cm" svg:x="29.074cm" svg:y="1.493cm" svg:viewBox="0 0 30 375" draw:points="0,375 30,375 30,0 0,0">
          <text:p/>
        </draw:polygon>
        <draw:polygon draw:style-name="gr37" draw:text-style-name="P9" draw:layer="layout" svg:width="0.029cm" svg:height="0.374cm" svg:x="29.103cm" svg:y="1.493cm" svg:viewBox="0 0 30 375" draw:points="0,375 30,375 30,0 0,0">
          <text:p/>
        </draw:polygon>
        <draw:polygon draw:style-name="gr38" draw:text-style-name="P10" draw:layer="layout" svg:width="0.029cm" svg:height="0.374cm" svg:x="29.132cm" svg:y="1.493cm" svg:viewBox="0 0 30 375" draw:points="0,375 30,375 30,0 0,0">
          <text:p/>
        </draw:polygon>
        <draw:polygon draw:style-name="gr37" draw:text-style-name="P9" draw:layer="layout" svg:width="0.029cm" svg:height="0.374cm" svg:x="29.162cm" svg:y="1.493cm" svg:viewBox="0 0 30 375" draw:points="0,375 30,375 30,0 0,0">
          <text:p/>
        </draw:polygon>
        <draw:polygon draw:style-name="gr38" draw:text-style-name="P10" draw:layer="layout" svg:width="0.029cm" svg:height="0.374cm" svg:x="29.192cm" svg:y="1.493cm" svg:viewBox="0 0 30 375" draw:points="0,375 30,375 30,0 0,0">
          <text:p/>
        </draw:polygon>
        <draw:polygon draw:style-name="gr36" draw:text-style-name="P8" draw:layer="layout" svg:width="0.029cm" svg:height="0.374cm" svg:x="29.221cm" svg:y="1.493cm" svg:viewBox="0 0 30 375" draw:points="0,375 30,375 30,0 0,0">
          <text:p/>
        </draw:polygon>
        <draw:polygon draw:style-name="gr38" draw:text-style-name="P10" draw:layer="layout" svg:width="0.029cm" svg:height="0.374cm" svg:x="29.25cm" svg:y="1.493cm" svg:viewBox="0 0 30 375" draw:points="0,375 30,375 30,0 0,0">
          <text:p/>
        </draw:polygon>
        <draw:polygon draw:style-name="gr38" draw:text-style-name="P10" draw:layer="layout" svg:width="0.029cm" svg:height="0.374cm" svg:x="29.28cm" svg:y="1.493cm" svg:viewBox="0 0 30 375" draw:points="0,375 30,375 30,0 0,0">
          <text:p/>
        </draw:polygon>
        <draw:polygon draw:style-name="gr37" draw:text-style-name="P9" draw:layer="layout" svg:width="0.029cm" svg:height="0.374cm" svg:x="29.309cm" svg:y="1.493cm" svg:viewBox="0 0 30 375" draw:points="0,375 30,375 30,0 0,0">
          <text:p/>
        </draw:polygon>
        <draw:polygon draw:style-name="gr35" draw:text-style-name="P7" draw:layer="layout" svg:width="0.029cm" svg:height="0.374cm" svg:x="29.338cm" svg:y="1.493cm" svg:viewBox="0 0 30 375" draw:points="0,375 30,375 30,0 0,0">
          <text:p/>
        </draw:polygon>
        <draw:polygon draw:style-name="gr35" draw:text-style-name="P7" draw:layer="layout" svg:width="0.029cm" svg:height="0.374cm" svg:x="29.368cm" svg:y="1.493cm" svg:viewBox="0 0 30 375" draw:points="0,375 30,375 30,0 0,0">
          <text:p/>
        </draw:polygon>
        <draw:polygon draw:style-name="gr36" draw:text-style-name="P8" draw:layer="layout" svg:width="0.029cm" svg:height="0.374cm" svg:x="29.398cm" svg:y="1.493cm" svg:viewBox="0 0 30 375" draw:points="0,375 30,375 30,0 0,0">
          <text:p/>
        </draw:polygon>
        <draw:polygon draw:style-name="gr38" draw:text-style-name="P10" draw:layer="layout" svg:width="0.029cm" svg:height="0.374cm" svg:x="29.427cm" svg:y="1.493cm" svg:viewBox="0 0 30 375" draw:points="0,375 30,375 30,0 0,0">
          <text:p/>
        </draw:polygon>
        <draw:polygon draw:style-name="gr36" draw:text-style-name="P8" draw:layer="layout" svg:width="0.029cm" svg:height="0.374cm" svg:x="29.456cm" svg:y="1.493cm" svg:viewBox="0 0 30 375" draw:points="0,375 30,375 30,0 0,0">
          <text:p/>
        </draw:polygon>
        <draw:polygon draw:style-name="gr38" draw:text-style-name="P10" draw:layer="layout" svg:width="0.03cm" svg:height="0.374cm" svg:x="29.485cm" svg:y="1.493cm" svg:viewBox="0 0 31 375" draw:points="0,375 31,375 31,0 0,0">
          <text:p/>
        </draw:polygon>
        <draw:polygon draw:style-name="gr38" draw:text-style-name="P10" draw:layer="layout" svg:width="0.029cm" svg:height="0.374cm" svg:x="29.516cm" svg:y="1.493cm" svg:viewBox="0 0 30 375" draw:points="0,375 30,375 30,0 0,0">
          <text:p/>
        </draw:polygon>
        <draw:polygon draw:style-name="gr36" draw:text-style-name="P8" draw:layer="layout" svg:width="0.029cm" svg:height="0.374cm" svg:x="29.545cm" svg:y="1.493cm" svg:viewBox="0 0 30 375" draw:points="0,375 30,375 30,0 0,0">
          <text:p/>
        </draw:polygon>
        <draw:polygon draw:style-name="gr37" draw:text-style-name="P9" draw:layer="layout" svg:width="0.029cm" svg:height="0.374cm" svg:x="29.574cm" svg:y="1.493cm" svg:viewBox="0 0 30 375" draw:points="0,375 30,375 30,0 0,0">
          <text:p/>
        </draw:polygon>
        <draw:polygon draw:style-name="gr36" draw:text-style-name="P8" draw:layer="layout" svg:width="0.029cm" svg:height="0.374cm" svg:x="29.604cm" svg:y="1.493cm" svg:viewBox="0 0 30 375" draw:points="0,375 30,375 30,0 0,0">
          <text:p/>
        </draw:polygon>
        <draw:polygon draw:style-name="gr36" draw:text-style-name="P8" draw:layer="layout" svg:width="0.029cm" svg:height="0.374cm" svg:x="29.633cm" svg:y="1.493cm" svg:viewBox="0 0 30 375" draw:points="0,375 30,375 30,0 0,0">
          <text:p/>
        </draw:polygon>
        <draw:polygon draw:style-name="gr36" draw:text-style-name="P8" draw:layer="layout" svg:width="0.029cm" svg:height="0.374cm" svg:x="29.662cm" svg:y="1.493cm" svg:viewBox="0 0 30 375" draw:points="0,375 30,375 30,0 0,0">
          <text:p/>
        </draw:polygon>
        <draw:polygon draw:style-name="gr36" draw:text-style-name="P8" draw:layer="layout" svg:width="0.029cm" svg:height="0.374cm" svg:x="29.692cm" svg:y="1.493cm" svg:viewBox="0 0 30 375" draw:points="0,375 30,375 30,0 0,0">
          <text:p/>
        </draw:polygon>
        <draw:polygon draw:style-name="gr38" draw:text-style-name="P10" draw:layer="layout" svg:width="0.029cm" svg:height="0.374cm" svg:x="29.722cm" svg:y="1.493cm" svg:viewBox="0 0 30 375" draw:points="0,375 30,375 30,0 0,0">
          <text:p/>
        </draw:polygon>
        <draw:polygon draw:style-name="gr37" draw:text-style-name="P9" draw:layer="layout" svg:width="0.029cm" svg:height="0.374cm" svg:x="29.751cm" svg:y="1.493cm" svg:viewBox="0 0 30 375" draw:points="0,375 30,375 30,0 0,0">
          <text:p/>
        </draw:polygon>
        <draw:polygon draw:style-name="gr36" draw:text-style-name="P8" draw:layer="layout" svg:width="0.029cm" svg:height="0.374cm" svg:x="29.78cm" svg:y="1.493cm" svg:viewBox="0 0 30 375" draw:points="0,375 30,375 30,0 0,0">
          <text:p/>
        </draw:polygon>
        <draw:polygon draw:style-name="gr36" draw:text-style-name="P8" draw:layer="layout" svg:width="0.03cm" svg:height="0.374cm" svg:x="29.809cm" svg:y="1.493cm" svg:viewBox="0 0 31 375" draw:points="0,375 31,375 31,0 0,0">
          <text:p/>
        </draw:polygon>
        <draw:polygon draw:style-name="gr37" draw:text-style-name="P9" draw:layer="layout" svg:width="0.029cm" svg:height="0.374cm" svg:x="29.84cm" svg:y="1.493cm" svg:viewBox="0 0 30 375" draw:points="0,375 30,375 30,0 0,0">
          <text:p/>
        </draw:polygon>
        <draw:polygon draw:style-name="gr37" draw:text-style-name="P9" draw:layer="layout" svg:width="0.029cm" svg:height="0.374cm" svg:x="29.869cm" svg:y="1.493cm" svg:viewBox="0 0 30 375" draw:points="0,375 30,375 30,0 0,0">
          <text:p/>
        </draw:polygon>
        <draw:polygon draw:style-name="gr38" draw:text-style-name="P10" draw:layer="layout" svg:width="0.03cm" svg:height="0.374cm" svg:x="29.898cm" svg:y="1.493cm" svg:viewBox="0 0 31 375" draw:points="0,375 31,375 31,0 0,0">
          <text:p/>
        </draw:polygon>
        <draw:polygon draw:style-name="gr38" draw:text-style-name="P10" draw:layer="layout" svg:width="0.029cm" svg:height="0.374cm" svg:x="29.928cm" svg:y="1.493cm" svg:viewBox="0 0 30 375" draw:points="0,375 30,375 30,0 0,0">
          <text:p/>
        </draw:polygon>
        <draw:polygon draw:style-name="gr38" draw:text-style-name="P10" draw:layer="layout" svg:width="0.029cm" svg:height="0.374cm" svg:x="29.957cm" svg:y="1.493cm" svg:viewBox="0 0 30 375" draw:points="0,375 30,375 30,0 0,0">
          <text:p/>
        </draw:polygon>
        <draw:polygon draw:style-name="gr38" draw:text-style-name="P10" draw:layer="layout" svg:width="0.029cm" svg:height="0.374cm" svg:x="29.986cm" svg:y="1.493cm" svg:viewBox="0 0 30 375" draw:points="0,375 30,375 30,0 0,0">
          <text:p/>
        </draw:polygon>
        <draw:polygon draw:style-name="gr38" draw:text-style-name="P10" draw:layer="layout" svg:width="0.029cm" svg:height="0.374cm" svg:x="30.046cm" svg:y="1.493cm" svg:viewBox="0 0 30 375" draw:points="0,375 30,375 30,0 0,0">
          <text:p/>
        </draw:polygon>
        <draw:polygon draw:style-name="gr36" draw:text-style-name="P8" draw:layer="layout" svg:width="0.029cm" svg:height="0.374cm" svg:x="30.075cm" svg:y="1.493cm" svg:viewBox="0 0 30 375" draw:points="0,375 30,375 30,0 0,0">
          <text:p/>
        </draw:polygon>
        <draw:polygon draw:style-name="gr37" draw:text-style-name="P9" draw:layer="layout" svg:width="0.029cm" svg:height="0.374cm" svg:x="30.104cm" svg:y="1.493cm" svg:viewBox="0 0 30 375" draw:points="0,375 30,375 30,0 0,0">
          <text:p/>
        </draw:polygon>
        <draw:polygon draw:style-name="gr35" draw:text-style-name="P7" draw:layer="layout" svg:width="0.029cm" svg:height="0.374cm" svg:x="30.281cm" svg:y="1.493cm" svg:viewBox="0 0 30 375" draw:points="0,375 30,375 30,0 0,0">
          <text:p/>
        </draw:polygon>
        <draw:polygon draw:style-name="gr36" draw:text-style-name="P8" draw:layer="layout" svg:width="0.029cm" svg:height="0.374cm" svg:x="30.31cm" svg:y="1.493cm" svg:viewBox="0 0 30 375" draw:points="0,375 30,375 30,0 0,0">
          <text:p/>
        </draw:polygon>
        <draw:polygon draw:style-name="gr36" draw:text-style-name="P8" draw:layer="layout" svg:width="0.03cm" svg:height="0.374cm" svg:x="30.339cm" svg:y="1.493cm" svg:viewBox="0 0 31 375" draw:points="0,375 31,375 31,0 0,0">
          <text:p/>
        </draw:polygon>
        <draw:polygon draw:style-name="gr37" draw:text-style-name="P9" draw:layer="layout" svg:width="0.029cm" svg:height="0.374cm" svg:x="30.37cm" svg:y="1.493cm" svg:viewBox="0 0 30 375" draw:points="0,375 30,375 30,0 0,0">
          <text:p/>
        </draw:polygon>
        <draw:polygon draw:style-name="gr37" draw:text-style-name="P9" draw:layer="layout" svg:width="0.029cm" svg:height="0.374cm" svg:x="30.399cm" svg:y="1.493cm" svg:viewBox="0 0 30 375" draw:points="0,375 30,375 30,0 0,0">
          <text:p/>
        </draw:polygon>
        <draw:polygon draw:style-name="gr37" draw:text-style-name="P9" draw:layer="layout" svg:width="0.029cm" svg:height="0.374cm" svg:x="30.428cm" svg:y="1.493cm" svg:viewBox="0 0 30 375" draw:points="0,375 30,375 30,0 0,0">
          <text:p/>
        </draw:polygon>
        <draw:polygon draw:style-name="gr35" draw:text-style-name="P7" draw:layer="layout" svg:width="0.029cm" svg:height="0.374cm" svg:x="30.458cm" svg:y="1.493cm" svg:viewBox="0 0 30 375" draw:points="0,375 30,375 30,0 0,0">
          <text:p/>
        </draw:polygon>
        <draw:polygon draw:style-name="gr37" draw:text-style-name="P9" draw:layer="layout" svg:width="0.029cm" svg:height="0.374cm" svg:x="30.487cm" svg:y="1.493cm" svg:viewBox="0 0 30 375" draw:points="0,375 30,375 30,0 0,0">
          <text:p/>
        </draw:polygon>
        <draw:polygon draw:style-name="gr37" draw:text-style-name="P9" draw:layer="layout" svg:width="0.029cm" svg:height="0.374cm" svg:x="30.517cm" svg:y="1.493cm" svg:viewBox="0 0 30 375" draw:points="0,375 30,375 30,0 0,0">
          <text:p/>
        </draw:polygon>
        <draw:polygon draw:style-name="gr35" draw:text-style-name="P7" draw:layer="layout" svg:width="0.029cm" svg:height="0.374cm" svg:x="30.546cm" svg:y="1.493cm" svg:viewBox="0 0 30 375" draw:points="0,375 30,375 30,0 0,0">
          <text:p/>
        </draw:polygon>
        <draw:polygon draw:style-name="gr35" draw:text-style-name="P7" draw:layer="layout" svg:width="0.029cm" svg:height="0.374cm" svg:x="30.576cm" svg:y="1.493cm" svg:viewBox="0 0 30 375" draw:points="0,375 30,375 30,0 0,0">
          <text:p/>
        </draw:polygon>
        <draw:polygon draw:style-name="gr37" draw:text-style-name="P9" draw:layer="layout" svg:width="0.029cm" svg:height="0.374cm" svg:x="30.605cm" svg:y="1.493cm" svg:viewBox="0 0 30 375" draw:points="0,375 30,375 30,0 0,0">
          <text:p/>
        </draw:polygon>
        <draw:polygon draw:style-name="gr37" draw:text-style-name="P9" draw:layer="layout" svg:width="0.029cm" svg:height="0.374cm" svg:x="30.634cm" svg:y="1.493cm" svg:viewBox="0 0 30 375" draw:points="0,375 30,375 30,0 0,0">
          <text:p/>
        </draw:polygon>
        <draw:polygon draw:style-name="gr36" draw:text-style-name="P8" draw:layer="layout" svg:width="0.03cm" svg:height="0.374cm" svg:x="30.663cm" svg:y="1.493cm" svg:viewBox="0 0 31 375" draw:points="0,375 31,375 31,0 0,0">
          <text:p/>
        </draw:polygon>
        <draw:polygon draw:style-name="gr37" draw:text-style-name="P9" draw:layer="layout" svg:width="0.029cm" svg:height="0.374cm" svg:x="30.694cm" svg:y="1.493cm" svg:viewBox="0 0 30 375" draw:points="0,375 30,375 30,0 0,0">
          <text:p/>
        </draw:polygon>
        <draw:polygon draw:style-name="gr37" draw:text-style-name="P9" draw:layer="layout" svg:width="0.029cm" svg:height="0.374cm" svg:x="30.723cm" svg:y="1.493cm" svg:viewBox="0 0 30 375" draw:points="0,375 30,375 30,0 0,0">
          <text:p/>
        </draw:polygon>
        <draw:polygon draw:style-name="gr35" draw:text-style-name="P7" draw:layer="layout" svg:width="0.029cm" svg:height="0.374cm" svg:x="30.752cm" svg:y="1.493cm" svg:viewBox="0 0 30 375" draw:points="0,375 30,375 30,0 0,0">
          <text:p/>
        </draw:polygon>
        <draw:polygon draw:style-name="gr36" draw:text-style-name="P8" draw:layer="layout" svg:width="0.029cm" svg:height="0.374cm" svg:x="30.782cm" svg:y="1.493cm" svg:viewBox="0 0 30 375" draw:points="0,375 30,375 30,0 0,0">
          <text:p/>
        </draw:polygon>
        <draw:polygon draw:style-name="gr37" draw:text-style-name="P9" draw:layer="layout" svg:width="0.029cm" svg:height="0.374cm" svg:x="30.811cm" svg:y="1.493cm" svg:viewBox="0 0 30 375" draw:points="0,375 30,375 30,0 0,0">
          <text:p/>
        </draw:polygon>
        <draw:polygon draw:style-name="gr38" draw:text-style-name="P10" draw:layer="layout" svg:width="0.029cm" svg:height="0.374cm" svg:x="30.841cm" svg:y="1.493cm" svg:viewBox="0 0 30 375" draw:points="0,375 30,375 30,0 0,0">
          <text:p/>
        </draw:polygon>
        <draw:polygon draw:style-name="gr37" draw:text-style-name="P9" draw:layer="layout" svg:width="0.029cm" svg:height="0.374cm" svg:x="30.87cm" svg:y="1.493cm" svg:viewBox="0 0 30 375" draw:points="0,375 30,375 30,0 0,0">
          <text:p/>
        </draw:polygon>
        <draw:polygon draw:style-name="gr37" draw:text-style-name="P9" draw:layer="layout" svg:width="0.029cm" svg:height="0.374cm" svg:x="30.9cm" svg:y="1.493cm" svg:viewBox="0 0 30 375" draw:points="0,375 30,375 30,0 0,0">
          <text:p/>
        </draw:polygon>
        <draw:polygon draw:style-name="gr37" draw:text-style-name="P9" draw:layer="layout" svg:width="0.029cm" svg:height="0.374cm" svg:x="30.929cm" svg:y="1.493cm" svg:viewBox="0 0 30 375" draw:points="0,375 30,375 30,0 0,0">
          <text:p/>
        </draw:polygon>
        <draw:polygon draw:style-name="gr37" draw:text-style-name="P9" draw:layer="layout" svg:width="0.029cm" svg:height="0.374cm" svg:x="30.958cm" svg:y="1.493cm" svg:viewBox="0 0 30 375" draw:points="0,375 30,375 30,0 0,0">
          <text:p/>
        </draw:polygon>
        <draw:polygon draw:style-name="gr37" draw:text-style-name="P9" draw:layer="layout" svg:width="0.029cm" svg:height="0.374cm" svg:x="30.987cm" svg:y="1.493cm" svg:viewBox="0 0 30 375" draw:points="0,375 30,375 30,0 0,0">
          <text:p/>
        </draw:polygon>
        <draw:polygon draw:style-name="gr36" draw:text-style-name="P8" draw:layer="layout" svg:width="0.029cm" svg:height="0.374cm" svg:x="31.018cm" svg:y="1.493cm" svg:viewBox="0 0 30 375" draw:points="0,375 30,375 30,0 0,0">
          <text:p/>
        </draw:polygon>
        <draw:polygon draw:style-name="gr36" draw:text-style-name="P8" draw:layer="layout" svg:width="0.029cm" svg:height="0.374cm" svg:x="31.047cm" svg:y="1.493cm" svg:viewBox="0 0 30 375" draw:points="0,375 30,375 30,0 0,0">
          <text:p/>
        </draw:polygon>
        <draw:polygon draw:style-name="gr38" draw:text-style-name="P10" draw:layer="layout" svg:width="0.029cm" svg:height="0.374cm" svg:x="31.076cm" svg:y="1.493cm" svg:viewBox="0 0 30 375" draw:points="0,375 30,375 30,0 0,0">
          <text:p/>
        </draw:polygon>
        <draw:polygon draw:style-name="gr37" draw:text-style-name="P9" draw:layer="layout" svg:width="0.03cm" svg:height="0.374cm" svg:x="31.105cm" svg:y="1.493cm" svg:viewBox="0 0 31 375" draw:points="0,375 31,375 31,0 0,0">
          <text:p/>
        </draw:polygon>
        <draw:polygon draw:style-name="gr36" draw:text-style-name="P8" draw:layer="layout" svg:width="0.029cm" svg:height="0.374cm" svg:x="31.135cm" svg:y="1.493cm" svg:viewBox="0 0 30 375" draw:points="0,375 30,375 30,0 0,0">
          <text:p/>
        </draw:polygon>
        <draw:polygon draw:style-name="gr36" draw:text-style-name="P8" draw:layer="layout" svg:width="0.029cm" svg:height="0.374cm" svg:x="31.165cm" svg:y="1.493cm" svg:viewBox="0 0 30 375" draw:points="0,375 30,375 30,0 0,0">
          <text:p/>
        </draw:polygon>
        <draw:polygon draw:style-name="gr37" draw:text-style-name="P9" draw:layer="layout" svg:width="0.029cm" svg:height="0.374cm" svg:x="31.194cm" svg:y="1.493cm" svg:viewBox="0 0 30 375" draw:points="0,375 30,375 30,0 0,0">
          <text:p/>
        </draw:polygon>
        <draw:polygon draw:style-name="gr36" draw:text-style-name="P8" draw:layer="layout" svg:width="0.029cm" svg:height="0.374cm" svg:x="31.224cm" svg:y="1.493cm" svg:viewBox="0 0 30 375" draw:points="0,375 30,375 30,0 0,0">
          <text:p/>
        </draw:polygon>
        <draw:polygon draw:style-name="gr37" draw:text-style-name="P9" draw:layer="layout" svg:width="0.029cm" svg:height="0.374cm" svg:x="31.253cm" svg:y="1.493cm" svg:viewBox="0 0 30 375" draw:points="0,375 30,375 30,0 0,0">
          <text:p/>
        </draw:polygon>
        <draw:polygon draw:style-name="gr37" draw:text-style-name="P9" draw:layer="layout" svg:width="0.029cm" svg:height="0.374cm" svg:x="31.282cm" svg:y="1.493cm" svg:viewBox="0 0 30 375" draw:points="0,375 30,375 30,0 0,0">
          <text:p/>
        </draw:polygon>
        <draw:polygon draw:style-name="gr35" draw:text-style-name="P7" draw:layer="layout" svg:width="0.029cm" svg:height="0.374cm" svg:x="31.311cm" svg:y="1.493cm" svg:viewBox="0 0 30 375" draw:points="0,375 30,375 30,0 0,0">
          <text:p/>
        </draw:polygon>
        <draw:polygon draw:style-name="gr35" draw:text-style-name="P7" draw:layer="layout" svg:width="0.029cm" svg:height="0.374cm" svg:x="31.342cm" svg:y="1.493cm" svg:viewBox="0 0 30 375" draw:points="0,375 30,375 30,0 0,0">
          <text:p/>
        </draw:polygon>
        <draw:polygon draw:style-name="gr35" draw:text-style-name="P7" draw:layer="layout" svg:width="0.029cm" svg:height="0.374cm" svg:x="31.371cm" svg:y="1.493cm" svg:viewBox="0 0 30 375" draw:points="0,375 30,375 30,0 0,0">
          <text:p/>
        </draw:polygon>
        <draw:polygon draw:style-name="gr36" draw:text-style-name="P8" draw:layer="layout" svg:width="0.029cm" svg:height="0.374cm" svg:x="31.4cm" svg:y="1.493cm" svg:viewBox="0 0 30 375" draw:points="0,375 30,375 30,0 0,0">
          <text:p/>
        </draw:polygon>
        <draw:polygon draw:style-name="gr37" draw:text-style-name="P9" draw:layer="layout" svg:width="0.029cm" svg:height="0.374cm" svg:x="31.429cm" svg:y="1.493cm" svg:viewBox="0 0 30 375" draw:points="0,375 30,375 30,0 0,0">
          <text:p/>
        </draw:polygon>
        <draw:polygon draw:style-name="gr36" draw:text-style-name="P8" draw:layer="layout" svg:width="0.029cm" svg:height="0.374cm" svg:x="31.459cm" svg:y="1.493cm" svg:viewBox="0 0 30 375" draw:points="0,375 30,375 30,0 0,0">
          <text:p/>
        </draw:polygon>
        <draw:polygon draw:style-name="gr37" draw:text-style-name="P9" draw:layer="layout" svg:width="0.029cm" svg:height="0.374cm" svg:x="31.489cm" svg:y="1.493cm" svg:viewBox="0 0 30 375" draw:points="0,375 30,375 30,0 0,0">
          <text:p/>
        </draw:polygon>
        <draw:polygon draw:style-name="gr37" draw:text-style-name="P9" draw:layer="layout" svg:width="0.03cm" svg:height="0.374cm" svg:x="31.518cm" svg:y="1.493cm" svg:viewBox="0 0 31 375" draw:points="0,375 31,375 31,0 0,0">
          <text:p/>
        </draw:polygon>
        <draw:polygon draw:style-name="gr36" draw:text-style-name="P8" draw:layer="layout" svg:width="0.029cm" svg:height="0.374cm" svg:x="31.548cm" svg:y="1.493cm" svg:viewBox="0 0 30 375" draw:points="0,375 30,375 30,0 0,0">
          <text:p/>
        </draw:polygon>
        <draw:polygon draw:style-name="gr38" draw:text-style-name="P10" draw:layer="layout" svg:width="0.029cm" svg:height="0.374cm" svg:x="31.577cm" svg:y="1.493cm" svg:viewBox="0 0 30 375" draw:points="0,375 30,375 30,0 0,0">
          <text:p/>
        </draw:polygon>
        <draw:polygon draw:style-name="gr36" draw:text-style-name="P8" draw:layer="layout" svg:width="0.029cm" svg:height="0.374cm" svg:x="31.606cm" svg:y="1.493cm" svg:viewBox="0 0 30 375" draw:points="0,375 30,375 30,0 0,0">
          <text:p/>
        </draw:polygon>
        <draw:polygon draw:style-name="gr36" draw:text-style-name="P8" draw:layer="layout" svg:width="0.029cm" svg:height="0.374cm" svg:x="31.635cm" svg:y="1.493cm" svg:viewBox="0 0 30 375" draw:points="0,375 30,375 30,0 0,0">
          <text:p/>
        </draw:polygon>
        <draw:polygon draw:style-name="gr36" draw:text-style-name="P8" draw:layer="layout" svg:width="0.029cm" svg:height="0.374cm" svg:x="31.666cm" svg:y="1.493cm" svg:viewBox="0 0 30 375" draw:points="0,375 30,375 30,0 0,0">
          <text:p/>
        </draw:polygon>
        <draw:polygon draw:style-name="gr36" draw:text-style-name="P8" draw:layer="layout" svg:width="0.029cm" svg:height="0.374cm" svg:x="31.695cm" svg:y="1.493cm" svg:viewBox="0 0 30 375" draw:points="0,375 30,375 30,0 0,0">
          <text:p/>
        </draw:polygon>
        <draw:polygon draw:style-name="gr38" draw:text-style-name="P10" draw:layer="layout" svg:width="0.029cm" svg:height="0.374cm" svg:x="31.724cm" svg:y="1.493cm" svg:viewBox="0 0 30 375" draw:points="0,375 30,375 30,0 0,0">
          <text:p/>
        </draw:polygon>
        <draw:polygon draw:style-name="gr36" draw:text-style-name="P8" draw:layer="layout" svg:width="0.029cm" svg:height="0.374cm" svg:x="31.753cm" svg:y="1.493cm" svg:viewBox="0 0 30 375" draw:points="0,375 30,375 30,0 0,0">
          <text:p/>
        </draw:polygon>
        <draw:polygon draw:style-name="gr35" draw:text-style-name="P7" draw:layer="layout" svg:width="0.029cm" svg:height="0.374cm" svg:x="31.783cm" svg:y="1.493cm" svg:viewBox="0 0 30 375" draw:points="0,375 30,375 30,0 0,0">
          <text:p/>
        </draw:polygon>
        <draw:polygon draw:style-name="gr35" draw:text-style-name="P7" draw:layer="layout" svg:width="0.029cm" svg:height="0.374cm" svg:x="31.813cm" svg:y="1.493cm" svg:viewBox="0 0 30 375" draw:points="0,375 30,375 30,0 0,0">
          <text:p/>
        </draw:polygon>
        <draw:polygon draw:style-name="gr35" draw:text-style-name="P7" draw:layer="layout" svg:width="0.029cm" svg:height="0.374cm" svg:x="31.842cm" svg:y="1.493cm" svg:viewBox="0 0 30 375" draw:points="0,375 30,375 30,0 0,0">
          <text:p/>
        </draw:polygon>
        <draw:polygon draw:style-name="gr38" draw:text-style-name="P10" draw:layer="layout" svg:width="0.03cm" svg:height="0.374cm" svg:x="31.871cm" svg:y="1.493cm" svg:viewBox="0 0 31 375" draw:points="0,375 31,375 31,0 0,0">
          <text:p/>
        </draw:polygon>
        <draw:polygon draw:style-name="gr37" draw:text-style-name="P9" draw:layer="layout" svg:width="0.029cm" svg:height="0.374cm" svg:x="31.901cm" svg:y="1.493cm" svg:viewBox="0 0 30 375" draw:points="0,375 30,375 30,0 0,0">
          <text:p/>
        </draw:polygon>
        <draw:polygon draw:style-name="gr36" draw:text-style-name="P8" draw:layer="layout" svg:width="0.029cm" svg:height="0.374cm" svg:x="31.93cm" svg:y="1.493cm" svg:viewBox="0 0 30 375" draw:points="0,375 30,375 30,0 0,0">
          <text:p/>
        </draw:polygon>
        <draw:polygon draw:style-name="gr35" draw:text-style-name="P7" draw:layer="layout" svg:width="0.03cm" svg:height="0.374cm" svg:x="31.959cm" svg:y="1.493cm" svg:viewBox="0 0 31 375" draw:points="0,375 31,375 31,0 0,0">
          <text:p/>
        </draw:polygon>
        <draw:polygon draw:style-name="gr38" draw:text-style-name="P10" draw:layer="layout" svg:width="0.029cm" svg:height="0.374cm" svg:x="31.99cm" svg:y="1.493cm" svg:viewBox="0 0 30 375" draw:points="0,375 30,375 30,0 0,0">
          <text:p/>
        </draw:polygon>
        <draw:polygon draw:style-name="gr36" draw:text-style-name="P8" draw:layer="layout" svg:width="0.029cm" svg:height="0.374cm" svg:x="32.019cm" svg:y="1.493cm" svg:viewBox="0 0 30 375" draw:points="0,375 30,375 30,0 0,0">
          <text:p/>
        </draw:polygon>
        <draw:polygon draw:style-name="gr37" draw:text-style-name="P9" draw:layer="layout" svg:width="0.029cm" svg:height="0.374cm" svg:x="32.048cm" svg:y="1.493cm" svg:viewBox="0 0 30 375" draw:points="0,375 30,375 30,0 0,0">
          <text:p/>
        </draw:polygon>
        <draw:polygon draw:style-name="gr37" draw:text-style-name="P9" draw:layer="layout" svg:width="0.029cm" svg:height="0.374cm" svg:x="32.078cm" svg:y="1.493cm" svg:viewBox="0 0 30 375" draw:points="0,375 30,375 30,0 0,0">
          <text:p/>
        </draw:polygon>
        <draw:polygon draw:style-name="gr38" draw:text-style-name="P10" draw:layer="layout" svg:width="0.029cm" svg:height="0.374cm" svg:x="32.107cm" svg:y="1.493cm" svg:viewBox="0 0 30 375" draw:points="0,375 30,375 30,0 0,0">
          <text:p/>
        </draw:polygon>
        <draw:polygon draw:style-name="gr37" draw:text-style-name="P9" draw:layer="layout" svg:width="0.029cm" svg:height="0.374cm" svg:x="32.137cm" svg:y="1.493cm" svg:viewBox="0 0 30 375" draw:points="0,375 30,375 30,0 0,0">
          <text:p/>
        </draw:polygon>
        <draw:polygon draw:style-name="gr37" draw:text-style-name="P9" draw:layer="layout" svg:width="0.029cm" svg:height="0.374cm" svg:x="32.166cm" svg:y="1.493cm" svg:viewBox="0 0 30 375" draw:points="0,375 30,375 30,0 0,0">
          <text:p/>
        </draw:polygon>
        <draw:polygon draw:style-name="gr37" draw:text-style-name="P9" draw:layer="layout" svg:width="0.029cm" svg:height="0.374cm" svg:x="32.195cm" svg:y="1.493cm" svg:viewBox="0 0 30 375" draw:points="0,375 30,375 30,0 0,0">
          <text:p/>
        </draw:polygon>
        <draw:polygon draw:style-name="gr37" draw:text-style-name="P9" draw:layer="layout" svg:width="0.029cm" svg:height="0.374cm" svg:x="32.225cm" svg:y="1.493cm" svg:viewBox="0 0 30 375" draw:points="0,375 30,375 30,0 0,0">
          <text:p/>
        </draw:polygon>
        <draw:polygon draw:style-name="gr36" draw:text-style-name="P8" draw:layer="layout" svg:width="0.029cm" svg:height="0.374cm" svg:x="32.254cm" svg:y="1.493cm" svg:viewBox="0 0 30 375" draw:points="0,375 30,375 30,0 0,0">
          <text:p/>
        </draw:polygon>
        <draw:polygon draw:style-name="gr38" draw:text-style-name="P10" draw:layer="layout" svg:width="0.029cm" svg:height="0.374cm" svg:x="32.283cm" svg:y="1.493cm" svg:viewBox="0 0 30 375" draw:points="0,375 30,375 30,0 0,0">
          <text:p/>
        </draw:polygon>
        <draw:polygon draw:style-name="gr38" draw:text-style-name="P10" draw:layer="layout" svg:width="0.03cm" svg:height="0.374cm" svg:x="32.313cm" svg:y="1.493cm" svg:viewBox="0 0 31 375" draw:points="0,375 31,375 31,0 0,0">
          <text:p/>
        </draw:polygon>
        <draw:polygon draw:style-name="gr36" draw:text-style-name="P8" draw:layer="layout" svg:width="0.029cm" svg:height="0.374cm" svg:x="32.343cm" svg:y="1.493cm" svg:viewBox="0 0 30 375" draw:points="0,375 30,375 30,0 0,0">
          <text:p/>
        </draw:polygon>
        <draw:polygon draw:style-name="gr36" draw:text-style-name="P8" draw:layer="layout" svg:width="0.029cm" svg:height="0.374cm" svg:x="32.372cm" svg:y="1.493cm" svg:viewBox="0 0 30 375" draw:points="0,375 30,375 30,0 0,0">
          <text:p/>
        </draw:polygon>
        <draw:polygon draw:style-name="gr37" draw:text-style-name="P9" draw:layer="layout" svg:width="0.029cm" svg:height="0.374cm" svg:x="32.402cm" svg:y="1.493cm" svg:viewBox="0 0 30 375" draw:points="0,375 30,375 30,0 0,0">
          <text:p/>
        </draw:polygon>
        <draw:polygon draw:style-name="gr35" draw:text-style-name="P7" draw:layer="layout" svg:width="0.029cm" svg:height="0.374cm" svg:x="32.431cm" svg:y="1.493cm" svg:viewBox="0 0 30 375" draw:points="0,375 30,375 30,0 0,0">
          <text:p/>
        </draw:polygon>
        <draw:polygon draw:style-name="gr37" draw:text-style-name="P9" draw:layer="layout" svg:width="0.029cm" svg:height="0.374cm" svg:x="32.46cm" svg:y="1.493cm" svg:viewBox="0 0 30 375" draw:points="0,375 30,375 30,0 0,0">
          <text:p/>
        </draw:polygon>
        <draw:polygon draw:style-name="gr36" draw:text-style-name="P8" draw:layer="layout" svg:width="0.029cm" svg:height="0.374cm" svg:x="32.49cm" svg:y="1.493cm" svg:viewBox="0 0 30 375" draw:points="0,375 30,375 30,0 0,0">
          <text:p/>
        </draw:polygon>
        <draw:polygon draw:style-name="gr37" draw:text-style-name="P9" draw:layer="layout" svg:width="0.029cm" svg:height="0.374cm" svg:x="32.52cm" svg:y="1.493cm" svg:viewBox="0 0 30 375" draw:points="0,375 30,375 30,0 0,0">
          <text:p/>
        </draw:polygon>
        <draw:polygon draw:style-name="gr38" draw:text-style-name="P10" draw:layer="layout" svg:width="0.029cm" svg:height="0.374cm" svg:x="32.549cm" svg:y="1.493cm" svg:viewBox="0 0 30 375" draw:points="0,375 30,375 30,0 0,0">
          <text:p/>
        </draw:polygon>
        <draw:polygon draw:style-name="gr38" draw:text-style-name="P10" draw:layer="layout" svg:width="0.029cm" svg:height="0.374cm" svg:x="32.578cm" svg:y="1.493cm" svg:viewBox="0 0 30 375" draw:points="0,375 30,375 30,0 0,0">
          <text:p/>
        </draw:polygon>
        <draw:polygon draw:style-name="gr36" draw:text-style-name="P8" draw:layer="layout" svg:width="0.029cm" svg:height="0.374cm" svg:x="32.607cm" svg:y="1.493cm" svg:viewBox="0 0 30 375" draw:points="0,375 30,375 30,0 0,0">
          <text:p/>
        </draw:polygon>
        <draw:polygon draw:style-name="gr36" draw:text-style-name="P8" draw:layer="layout" svg:width="0.029cm" svg:height="0.374cm" svg:x="32.638cm" svg:y="1.493cm" svg:viewBox="0 0 30 375" draw:points="0,375 30,375 30,0 0,0">
          <text:p/>
        </draw:polygon>
        <draw:polygon draw:style-name="gr35" draw:text-style-name="P7" draw:layer="layout" svg:width="0.029cm" svg:height="0.374cm" svg:x="32.667cm" svg:y="1.493cm" svg:viewBox="0 0 30 375" draw:points="0,375 30,375 30,0 0,0">
          <text:p/>
        </draw:polygon>
        <draw:polygon draw:style-name="gr36" draw:text-style-name="P8" draw:layer="layout" svg:width="0.029cm" svg:height="0.374cm" svg:x="32.696cm" svg:y="1.493cm" svg:viewBox="0 0 30 375" draw:points="0,375 30,375 30,0 0,0">
          <text:p/>
        </draw:polygon>
        <draw:polygon draw:style-name="gr37" draw:text-style-name="P9" draw:layer="layout" svg:width="0.03cm" svg:height="0.374cm" svg:x="32.725cm" svg:y="1.493cm" svg:viewBox="0 0 31 375" draw:points="0,375 31,375 31,0 0,0">
          <text:p/>
        </draw:polygon>
        <draw:polygon draw:style-name="gr37" draw:text-style-name="P9" draw:layer="layout" svg:width="0.029cm" svg:height="0.374cm" svg:x="32.755cm" svg:y="1.493cm" svg:viewBox="0 0 30 375" draw:points="0,375 30,375 30,0 0,0">
          <text:p/>
        </draw:polygon>
        <draw:polygon draw:style-name="gr37" draw:text-style-name="P9" draw:layer="layout" svg:width="0.029cm" svg:height="0.374cm" svg:x="32.784cm" svg:y="1.493cm" svg:viewBox="0 0 30 375" draw:points="0,375 30,375 30,0 0,0">
          <text:p/>
        </draw:polygon>
        <draw:polygon draw:style-name="gr36" draw:text-style-name="P8" draw:layer="layout" svg:width="0.029cm" svg:height="0.374cm" svg:x="32.814cm" svg:y="1.493cm" svg:viewBox="0 0 30 375" draw:points="0,375 30,375 30,0 0,0">
          <text:p/>
        </draw:polygon>
        <draw:polygon draw:style-name="gr37" draw:text-style-name="P9" draw:layer="layout" svg:width="0.029cm" svg:height="0.374cm" svg:x="32.844cm" svg:y="1.493cm" svg:viewBox="0 0 30 375" draw:points="0,375 30,375 30,0 0,0">
          <text:p/>
        </draw:polygon>
        <draw:polygon draw:style-name="gr38" draw:text-style-name="P10" draw:layer="layout" svg:width="0.029cm" svg:height="0.374cm" svg:x="32.873cm" svg:y="1.493cm" svg:viewBox="0 0 30 375" draw:points="0,375 30,375 30,0 0,0">
          <text:p/>
        </draw:polygon>
        <draw:polygon draw:style-name="gr38" draw:text-style-name="P10" draw:layer="layout" svg:width="0.029cm" svg:height="0.374cm" svg:x="32.902cm" svg:y="1.493cm" svg:viewBox="0 0 30 375" draw:points="0,375 30,375 30,0 0,0">
          <text:p/>
        </draw:polygon>
        <draw:polygon draw:style-name="gr37" draw:text-style-name="P9" draw:layer="layout" svg:width="0.029cm" svg:height="0.374cm" svg:x="32.931cm" svg:y="1.493cm" svg:viewBox="0 0 30 375" draw:points="0,375 30,375 30,0 0,0">
          <text:p/>
        </draw:polygon>
        <draw:polygon draw:style-name="gr38" draw:text-style-name="P10" draw:layer="layout" svg:width="0.029cm" svg:height="0.374cm" svg:x="32.962cm" svg:y="1.493cm" svg:viewBox="0 0 30 375" draw:points="0,375 30,375 30,0 0,0">
          <text:p/>
        </draw:polygon>
        <draw:polygon draw:style-name="gr35" draw:text-style-name="P7" draw:layer="layout" svg:width="0.029cm" svg:height="0.374cm" svg:x="32.991cm" svg:y="1.493cm" svg:viewBox="0 0 30 375" draw:points="0,375 30,375 30,0 0,0">
          <text:p/>
        </draw:polygon>
        <draw:polygon draw:style-name="gr38" draw:text-style-name="P10" draw:layer="layout" svg:width="0.029cm" svg:height="0.374cm" svg:x="33.02cm" svg:y="1.493cm" svg:viewBox="0 0 30 375" draw:points="0,375 30,375 30,0 0,0">
          <text:p/>
        </draw:polygon>
        <draw:polygon draw:style-name="gr38" draw:text-style-name="P10" draw:layer="layout" svg:width="0.029cm" svg:height="0.374cm" svg:x="33.049cm" svg:y="1.493cm" svg:viewBox="0 0 30 375" draw:points="0,375 30,375 30,0 0,0">
          <text:p/>
        </draw:polygon>
        <draw:polygon draw:style-name="gr37" draw:text-style-name="P9" draw:layer="layout" svg:width="0.029cm" svg:height="0.374cm" svg:x="33.079cm" svg:y="1.493cm" svg:viewBox="0 0 30 375" draw:points="0,375 30,375 30,0 0,0">
          <text:p/>
        </draw:polygon>
        <draw:polygon draw:style-name="gr38" draw:text-style-name="P10" draw:layer="layout" svg:width="0.029cm" svg:height="0.374cm" svg:x="33.108cm" svg:y="1.493cm" svg:viewBox="0 0 30 375" draw:points="0,375 30,375 30,0 0,0">
          <text:p/>
        </draw:polygon>
        <draw:polygon draw:style-name="gr36" draw:text-style-name="P8" draw:layer="layout" svg:width="0.029cm" svg:height="0.374cm" svg:x="33.138cm" svg:y="1.493cm" svg:viewBox="0 0 30 375" draw:points="0,375 30,375 30,0 0,0">
          <text:p/>
        </draw:polygon>
        <draw:polygon draw:style-name="gr36" draw:text-style-name="P8" draw:layer="layout" svg:width="0.03cm" svg:height="0.374cm" svg:x="33.167cm" svg:y="1.493cm" svg:viewBox="0 0 31 375" draw:points="0,375 31,375 31,0 0,0">
          <text:p/>
        </draw:polygon>
        <draw:polygon draw:style-name="gr38" draw:text-style-name="P10" draw:layer="layout" svg:width="0.029cm" svg:height="0.374cm" svg:x="33.197cm" svg:y="1.493cm" svg:viewBox="0 0 30 375" draw:points="0,375 30,375 30,0 0,0">
          <text:p/>
        </draw:polygon>
        <draw:polygon draw:style-name="gr36" draw:text-style-name="P8" draw:layer="layout" svg:width="0.029cm" svg:height="0.374cm" svg:x="33.226cm" svg:y="1.493cm" svg:viewBox="0 0 30 375" draw:points="0,375 30,375 30,0 0,0">
          <text:p/>
        </draw:polygon>
        <draw:polygon draw:style-name="gr37" draw:text-style-name="P9" draw:layer="layout" svg:width="0.029cm" svg:height="0.374cm" svg:x="33.255cm" svg:y="1.493cm" svg:viewBox="0 0 30 375" draw:points="0,375 30,375 30,0 0,0">
          <text:p/>
        </draw:polygon>
        <draw:polygon draw:style-name="gr38" draw:text-style-name="P10" draw:layer="layout" svg:width="0.029cm" svg:height="0.374cm" svg:x="33.286cm" svg:y="1.493cm" svg:viewBox="0 0 30 375" draw:points="0,375 30,375 30,0 0,0">
          <text:p/>
        </draw:polygon>
        <draw:polygon draw:style-name="gr36" draw:text-style-name="P8" draw:layer="layout" svg:width="0.029cm" svg:height="0.374cm" svg:x="33.315cm" svg:y="1.493cm" svg:viewBox="0 0 30 375" draw:points="0,375 30,375 30,0 0,0">
          <text:p/>
        </draw:polygon>
        <draw:polygon draw:style-name="gr36" draw:text-style-name="P8" draw:layer="layout" svg:width="0.029cm" svg:height="0.374cm" svg:x="33.344cm" svg:y="1.493cm" svg:viewBox="0 0 30 375" draw:points="0,375 30,375 30,0 0,0">
          <text:p/>
        </draw:polygon>
        <draw:polygon draw:style-name="gr37" draw:text-style-name="P9" draw:layer="layout" svg:width="0.029cm" svg:height="0.374cm" svg:x="33.373cm" svg:y="1.493cm" svg:viewBox="0 0 30 375" draw:points="0,375 30,375 30,0 0,0">
          <text:p/>
        </draw:polygon>
        <draw:polygon draw:style-name="gr35" draw:text-style-name="P7" draw:layer="layout" svg:width="0.029cm" svg:height="0.374cm" svg:x="33.403cm" svg:y="1.493cm" svg:viewBox="0 0 30 375" draw:points="0,375 30,375 30,0 0,0">
          <text:p/>
        </draw:polygon>
        <draw:polygon draw:style-name="gr36" draw:text-style-name="P8" draw:layer="layout" svg:width="0.029cm" svg:height="0.374cm" svg:x="33.432cm" svg:y="1.493cm" svg:viewBox="0 0 30 375" draw:points="0,375 30,375 30,0 0,0">
          <text:p/>
        </draw:polygon>
        <draw:polygon draw:style-name="gr35" draw:text-style-name="P7" draw:layer="layout" svg:width="0.029cm" svg:height="0.374cm" svg:x="33.462cm" svg:y="1.493cm" svg:viewBox="0 0 30 375" draw:points="0,375 30,375 30,0 0,0">
          <text:p/>
        </draw:polygon>
        <draw:polygon draw:style-name="gr36" draw:text-style-name="P8" draw:layer="layout" svg:width="0.03cm" svg:height="0.374cm" svg:x="33.491cm" svg:y="1.493cm" svg:viewBox="0 0 31 375" draw:points="0,375 31,375 31,0 0,0">
          <text:p/>
        </draw:polygon>
        <draw:polygon draw:style-name="gr38" draw:text-style-name="P10" draw:layer="layout" svg:width="0.029cm" svg:height="0.374cm" svg:x="33.521cm" svg:y="1.493cm" svg:viewBox="0 0 30 375" draw:points="0,375 30,375 30,0 0,0">
          <text:p/>
        </draw:polygon>
        <draw:polygon draw:style-name="gr37" draw:text-style-name="P9" draw:layer="layout" svg:width="0.029cm" svg:height="0.374cm" svg:x="33.55cm" svg:y="1.493cm" svg:viewBox="0 0 30 375" draw:points="0,375 30,375 30,0 0,0">
          <text:p/>
        </draw:polygon>
        <draw:polygon draw:style-name="gr37" draw:text-style-name="P9" draw:layer="layout" svg:width="0.03cm" svg:height="0.374cm" svg:x="33.579cm" svg:y="1.493cm" svg:viewBox="0 0 31 375" draw:points="0,375 31,375 31,0 0,0">
          <text:p/>
        </draw:polygon>
        <draw:polygon draw:style-name="gr37" draw:text-style-name="P9" draw:layer="layout" svg:width="0.029cm" svg:height="0.374cm" svg:x="33.61cm" svg:y="1.493cm" svg:viewBox="0 0 30 375" draw:points="0,375 30,375 30,0 0,0">
          <text:p/>
        </draw:polygon>
        <draw:polygon draw:style-name="gr36" draw:text-style-name="P8" draw:layer="layout" svg:width="0.029cm" svg:height="0.374cm" svg:x="33.639cm" svg:y="1.493cm" svg:viewBox="0 0 30 375" draw:points="0,375 30,375 30,0 0,0">
          <text:p/>
        </draw:polygon>
        <draw:polygon draw:style-name="gr36" draw:text-style-name="P8" draw:layer="layout" svg:width="0.029cm" svg:height="0.374cm" svg:x="33.668cm" svg:y="1.493cm" svg:viewBox="0 0 30 375" draw:points="0,375 30,375 30,0 0,0">
          <text:p/>
        </draw:polygon>
        <draw:polygon draw:style-name="gr38" draw:text-style-name="P10" draw:layer="layout" svg:width="0.029cm" svg:height="0.374cm" svg:x="33.698cm" svg:y="1.493cm" svg:viewBox="0 0 30 375" draw:points="0,375 30,375 30,0 0,0">
          <text:p/>
        </draw:polygon>
        <draw:polygon draw:style-name="gr36" draw:text-style-name="P8" draw:layer="layout" svg:width="0.029cm" svg:height="0.374cm" svg:x="33.727cm" svg:y="1.493cm" svg:viewBox="0 0 30 375" draw:points="0,375 30,375 30,0 0,0">
          <text:p/>
        </draw:polygon>
        <draw:polygon draw:style-name="gr37" draw:text-style-name="P9" draw:layer="layout" svg:width="0.029cm" svg:height="0.374cm" svg:x="33.756cm" svg:y="1.493cm" svg:viewBox="0 0 30 375" draw:points="0,375 30,375 30,0 0,0">
          <text:p/>
        </draw:polygon>
        <draw:polygon draw:style-name="gr38" draw:text-style-name="P10" draw:layer="layout" svg:width="0.029cm" svg:height="0.374cm" svg:x="33.786cm" svg:y="1.493cm" svg:viewBox="0 0 30 375" draw:points="0,375 30,375 30,0 0,0">
          <text:p/>
        </draw:polygon>
        <draw:polygon draw:style-name="gr36" draw:text-style-name="P8" draw:layer="layout" svg:width="0.029cm" svg:height="0.374cm" svg:x="33.815cm" svg:y="1.493cm" svg:viewBox="0 0 30 375" draw:points="0,375 30,375 30,0 0,0">
          <text:p/>
        </draw:polygon>
        <draw:polygon draw:style-name="gr35" draw:text-style-name="P7" draw:layer="layout" svg:width="0.029cm" svg:height="0.374cm" svg:x="33.845cm" svg:y="1.493cm" svg:viewBox="0 0 30 375" draw:points="0,375 30,375 30,0 0,0">
          <text:p/>
        </draw:polygon>
        <draw:polygon draw:style-name="gr36" draw:text-style-name="P8" draw:layer="layout" svg:width="0.029cm" svg:height="0.374cm" svg:x="33.874cm" svg:y="1.493cm" svg:viewBox="0 0 30 375" draw:points="0,375 30,375 30,0 0,0">
          <text:p/>
        </draw:polygon>
        <draw:polygon draw:style-name="gr36" draw:text-style-name="P8" draw:layer="layout" svg:width="0.029cm" svg:height="0.374cm" svg:x="33.903cm" svg:y="1.493cm" svg:viewBox="0 0 30 375" draw:points="0,375 30,375 30,0 0,0">
          <text:p/>
        </draw:polygon>
        <draw:polygon draw:style-name="gr36" draw:text-style-name="P8" draw:layer="layout" svg:width="0.03cm" svg:height="0.374cm" svg:x="33.932cm" svg:y="1.493cm" svg:viewBox="0 0 31 375" draw:points="0,375 31,375 31,0 0,0">
          <text:p/>
        </draw:polygon>
        <draw:polygon draw:style-name="gr37" draw:text-style-name="P9" draw:layer="layout" svg:width="0.029cm" svg:height="0.374cm" svg:x="33.963cm" svg:y="1.493cm" svg:viewBox="0 0 30 375" draw:points="0,375 30,375 30,0 0,0">
          <text:p/>
        </draw:polygon>
        <draw:polygon draw:style-name="gr36" draw:text-style-name="P8" draw:layer="layout" svg:width="0.029cm" svg:height="0.374cm" svg:x="33.992cm" svg:y="1.493cm" svg:viewBox="0 0 30 375" draw:points="0,375 30,375 30,0 0,0">
          <text:p/>
        </draw:polygon>
        <draw:polygon draw:style-name="gr36" draw:text-style-name="P8" draw:layer="layout" svg:width="0.032cm" svg:height="0.374cm" svg:x="34.021cm" svg:y="1.493cm" svg:viewBox="0 0 33 375" draw:points="0,375 33,375 33,0 0,0">
          <text:p/>
        </draw:polygon>
        <draw:polygon draw:style-name="gr38" draw:text-style-name="P10" draw:layer="layout" svg:width="0.029cm" svg:height="0.374cm" svg:x="34.051cm" svg:y="1.493cm" svg:viewBox="0 0 30 375" draw:points="0,375 30,375 30,0 0,0">
          <text:p/>
        </draw:polygon>
        <draw:polygon draw:style-name="gr36" draw:text-style-name="P8" draw:layer="layout" svg:width="0.029cm" svg:height="0.374cm" svg:x="34.08cm" svg:y="1.493cm" svg:viewBox="0 0 30 375" draw:points="0,375 30,375 30,0 0,0">
          <text:p/>
        </draw:polygon>
        <draw:polygon draw:style-name="gr37" draw:text-style-name="P9" draw:layer="layout" svg:width="0.029cm" svg:height="0.374cm" svg:x="34.11cm" svg:y="1.493cm" svg:viewBox="0 0 30 375" draw:points="0,375 30,375 30,0 0,0">
          <text:p/>
        </draw:polygon>
        <draw:polygon draw:style-name="gr35" draw:text-style-name="P7" draw:layer="layout" svg:width="0.029cm" svg:height="0.374cm" svg:x="34.14cm" svg:y="1.493cm" svg:viewBox="0 0 30 375" draw:points="0,375 30,375 30,0 0,0">
          <text:p/>
        </draw:polygon>
        <draw:polygon draw:style-name="gr36" draw:text-style-name="P8" draw:layer="layout" svg:width="0.029cm" svg:height="0.374cm" svg:x="34.169cm" svg:y="1.493cm" svg:viewBox="0 0 30 375" draw:points="0,375 30,375 30,0 0,0">
          <text:p/>
        </draw:polygon>
        <draw:polygon draw:style-name="gr36" draw:text-style-name="P8" draw:layer="layout" svg:width="0.029cm" svg:height="0.374cm" svg:x="34.198cm" svg:y="1.493cm" svg:viewBox="0 0 30 375" draw:points="0,375 30,375 30,0 0,0">
          <text:p/>
        </draw:polygon>
        <draw:polygon draw:style-name="gr38" draw:text-style-name="P10" draw:layer="layout" svg:width="0.029cm" svg:height="0.374cm" svg:x="34.227cm" svg:y="1.493cm" svg:viewBox="0 0 30 375" draw:points="0,375 30,375 30,0 0,0">
          <text:p/>
        </draw:polygon>
        <draw:polygon draw:style-name="gr38" draw:text-style-name="P10" draw:layer="layout" svg:width="0.029cm" svg:height="0.374cm" svg:x="34.256cm" svg:y="1.493cm" svg:viewBox="0 0 30 375" draw:points="0,375 30,375 30,0 0,0">
          <text:p/>
        </draw:polygon>
        <draw:polygon draw:style-name="gr37" draw:text-style-name="P9" draw:layer="layout" svg:width="0.029cm" svg:height="0.374cm" svg:x="34.287cm" svg:y="1.493cm" svg:viewBox="0 0 30 375" draw:points="0,375 30,375 30,0 0,0">
          <text:p/>
        </draw:polygon>
        <draw:polygon draw:style-name="gr36" draw:text-style-name="P8" draw:layer="layout" svg:width="0.029cm" svg:height="0.374cm" svg:x="34.316cm" svg:y="1.493cm" svg:viewBox="0 0 30 375" draw:points="0,375 30,375 30,0 0,0">
          <text:p/>
        </draw:polygon>
        <draw:polygon draw:style-name="gr36" draw:text-style-name="P8" draw:layer="layout" svg:width="0.03cm" svg:height="0.374cm" svg:x="34.345cm" svg:y="1.493cm" svg:viewBox="0 0 31 375" draw:points="0,375 31,375 31,0 0,0">
          <text:p/>
        </draw:polygon>
        <draw:polygon draw:style-name="gr37" draw:text-style-name="P9" draw:layer="layout" svg:width="0.029cm" svg:height="0.374cm" svg:x="34.375cm" svg:y="1.493cm" svg:viewBox="0 0 30 375" draw:points="0,375 30,375 30,0 0,0">
          <text:p/>
        </draw:polygon>
        <draw:polygon draw:style-name="gr38" draw:text-style-name="P10" draw:layer="layout" svg:width="0.029cm" svg:height="0.374cm" svg:x="34.404cm" svg:y="1.493cm" svg:viewBox="0 0 30 375" draw:points="0,375 30,375 30,0 0,0">
          <text:p/>
        </draw:polygon>
        <draw:polygon draw:style-name="gr37" draw:text-style-name="P9" draw:layer="layout" svg:width="0.029cm" svg:height="0.374cm" svg:x="34.433cm" svg:y="1.493cm" svg:viewBox="0 0 30 375" draw:points="0,375 30,375 30,0 0,0">
          <text:p/>
        </draw:polygon>
        <draw:polygon draw:style-name="gr35" draw:text-style-name="P7" draw:layer="layout" svg:width="0.029cm" svg:height="0.374cm" svg:x="34.464cm" svg:y="1.493cm" svg:viewBox="0 0 30 375" draw:points="0,375 30,375 30,0 0,0">
          <text:p/>
        </draw:polygon>
        <draw:polygon draw:style-name="gr37" draw:text-style-name="P9" draw:layer="layout" svg:width="0.029cm" svg:height="0.374cm" svg:x="34.493cm" svg:y="1.493cm" svg:viewBox="0 0 30 375" draw:points="0,375 30,375 30,0 0,0">
          <text:p/>
        </draw:polygon>
        <draw:polygon draw:style-name="gr35" draw:text-style-name="P7" draw:layer="layout" svg:width="0.029cm" svg:height="0.374cm" svg:x="34.522cm" svg:y="1.493cm" svg:viewBox="0 0 30 375" draw:points="0,375 30,375 30,0 0,0">
          <text:p/>
        </draw:polygon>
        <draw:polygon draw:style-name="gr37" draw:text-style-name="P9" draw:layer="layout" svg:width="0.029cm" svg:height="0.374cm" svg:x="34.551cm" svg:y="1.493cm" svg:viewBox="0 0 30 375" draw:points="0,375 30,375 30,0 0,0">
          <text:p/>
        </draw:polygon>
        <draw:polygon draw:style-name="gr36" draw:text-style-name="P8" draw:layer="layout" svg:width="0.029cm" svg:height="0.374cm" svg:x="34.581cm" svg:y="1.493cm" svg:viewBox="0 0 30 375" draw:points="0,375 30,375 30,0 0,0">
          <text:p/>
        </draw:polygon>
        <draw:polygon draw:style-name="gr37" draw:text-style-name="P9" draw:layer="layout" svg:width="0.029cm" svg:height="0.374cm" svg:x="34.611cm" svg:y="1.493cm" svg:viewBox="0 0 30 375" draw:points="0,375 30,375 30,0 0,0">
          <text:p/>
        </draw:polygon>
        <draw:polygon draw:style-name="gr37" draw:text-style-name="P9" draw:layer="layout" svg:width="0.029cm" svg:height="0.374cm" svg:x="34.64cm" svg:y="1.493cm" svg:viewBox="0 0 30 375" draw:points="0,375 30,375 30,0 0,0">
          <text:p/>
        </draw:polygon>
        <draw:polygon draw:style-name="gr36" draw:text-style-name="P8" draw:layer="layout" svg:width="0.029cm" svg:height="0.374cm" svg:x="34.669cm" svg:y="1.493cm" svg:viewBox="0 0 30 375" draw:points="0,375 30,375 30,0 0,0">
          <text:p/>
        </draw:polygon>
        <draw:polygon draw:style-name="gr37" draw:text-style-name="P9" draw:layer="layout" svg:width="0.029cm" svg:height="0.374cm" svg:x="34.699cm" svg:y="1.493cm" svg:viewBox="0 0 30 375" draw:points="0,375 30,375 30,0 0,0">
          <text:p/>
        </draw:polygon>
        <draw:polygon draw:style-name="gr37" draw:text-style-name="P9" draw:layer="layout" svg:width="0.029cm" svg:height="0.374cm" svg:x="34.728cm" svg:y="1.493cm" svg:viewBox="0 0 30 375" draw:points="0,375 30,375 30,0 0,0">
          <text:p/>
        </draw:polygon>
        <draw:polygon draw:style-name="gr38" draw:text-style-name="P10" draw:layer="layout" svg:width="0.029cm" svg:height="0.374cm" svg:x="34.757cm" svg:y="1.493cm" svg:viewBox="0 0 30 375" draw:points="0,375 30,375 30,0 0,0">
          <text:p/>
        </draw:polygon>
        <draw:polygon draw:style-name="gr36" draw:text-style-name="P8" draw:layer="layout" svg:width="0.03cm" svg:height="0.374cm" svg:x="34.787cm" svg:y="1.493cm" svg:viewBox="0 0 31 375" draw:points="0,375 31,375 31,0 0,0">
          <text:p/>
        </draw:polygon>
        <draw:polygon draw:style-name="gr35" draw:text-style-name="P7" draw:layer="layout" svg:width="0.029cm" svg:height="0.374cm" svg:x="34.817cm" svg:y="1.493cm" svg:viewBox="0 0 30 375" draw:points="0,375 30,375 30,0 0,0">
          <text:p/>
        </draw:polygon>
        <draw:polygon draw:style-name="gr35" draw:text-style-name="P7" draw:layer="layout" svg:width="0.029cm" svg:height="0.374cm" svg:x="34.846cm" svg:y="1.493cm" svg:viewBox="0 0 30 375" draw:points="0,375 30,375 30,0 0,0">
          <text:p/>
        </draw:polygon>
        <draw:polygon draw:style-name="gr35" draw:text-style-name="P7" draw:layer="layout" svg:width="0.029cm" svg:height="0.374cm" svg:x="34.875cm" svg:y="1.493cm" svg:viewBox="0 0 30 375" draw:points="0,375 30,375 30,0 0,0">
          <text:p/>
        </draw:polygon>
        <draw:polygon draw:style-name="gr37" draw:text-style-name="P9" draw:layer="layout" svg:width="0.029cm" svg:height="0.374cm" svg:x="34.964cm" svg:y="1.493cm" svg:viewBox="0 0 30 375" draw:points="0,375 30,375 30,0 0,0">
          <text:p/>
        </draw:polygon>
        <draw:polygon draw:style-name="gr36" draw:text-style-name="P8" draw:layer="layout" svg:width="0.029cm" svg:height="0.374cm" svg:x="34.993cm" svg:y="1.493cm" svg:viewBox="0 0 30 375" draw:points="0,375 30,375 30,0 0,0">
          <text:p/>
        </draw:polygon>
        <draw:polygon draw:style-name="gr35" draw:text-style-name="P7" draw:layer="layout" svg:width="0.029cm" svg:height="0.374cm" svg:x="35.023cm" svg:y="1.493cm" svg:viewBox="0 0 30 375" draw:points="0,375 30,375 30,0 0,0">
          <text:p/>
        </draw:polygon>
        <draw:polygon draw:style-name="gr36" draw:text-style-name="P8" draw:layer="layout" svg:width="0.029cm" svg:height="0.374cm" svg:x="35.052cm" svg:y="1.493cm" svg:viewBox="0 0 30 375" draw:points="0,375 30,375 30,0 0,0">
          <text:p/>
        </draw:polygon>
        <draw:polygon draw:style-name="gr38" draw:text-style-name="P10" draw:layer="layout" svg:width="0.029cm" svg:height="0.374cm" svg:x="35.081cm" svg:y="1.493cm" svg:viewBox="0 0 30 375" draw:points="0,375 30,375 30,0 0,0">
          <text:p/>
        </draw:polygon>
        <draw:polygon draw:style-name="gr38" draw:text-style-name="P10" draw:layer="layout" svg:width="0.029cm" svg:height="0.374cm" svg:x="35.111cm" svg:y="1.493cm" svg:viewBox="0 0 30 375" draw:points="0,375 30,375 30,0 0,0">
          <text:p/>
        </draw:polygon>
        <draw:polygon draw:style-name="gr38" draw:text-style-name="P10" draw:layer="layout" svg:width="0.029cm" svg:height="0.374cm" svg:x="35.141cm" svg:y="1.493cm" svg:viewBox="0 0 30 375" draw:points="0,375 30,375 30,0 0,0">
          <text:p/>
        </draw:polygon>
        <draw:polygon draw:style-name="gr37" draw:text-style-name="P9" draw:layer="layout" svg:width="0.029cm" svg:height="0.374cm" svg:x="35.17cm" svg:y="1.493cm" svg:viewBox="0 0 30 375" draw:points="0,375 30,375 30,0 0,0">
          <text:p/>
        </draw:polygon>
        <draw:polygon draw:style-name="gr35" draw:text-style-name="P7" draw:layer="layout" svg:width="0.03cm" svg:height="0.374cm" svg:x="34.741cm" svg:y="1.493cm" svg:viewBox="0 0 31 375" draw:points="0,375 31,375 31,0 0,0">
          <text:p/>
        </draw:polygon>
        <draw:polygon draw:style-name="gr35" draw:text-style-name="P7" draw:layer="layout" svg:width="0.028cm" svg:height="0.374cm" svg:x="34.771cm" svg:y="1.493cm" svg:viewBox="0 0 29 375" draw:points="0,375 29,375 29,0 0,0">
          <text:p/>
        </draw:polygon>
        <draw:frame draw:style-name="gr29" draw:text-style-name="P6" draw:layer="layout" svg:width="0.624cm" svg:height="0.369cm" svg:x="2.577cm" svg:y="2.582cm">
          <draw:text-box>
            <text:p text:style-name="P5"><text:span text:style-name="T2">0.05</text:span></text:p>
          </draw:text-box>
        </draw:frame>
        <draw:frame draw:style-name="gr47" draw:text-style-name="P20" draw:layer="layout" svg:width="15.8cm" svg:height="1.2cm" svg:x="3.5cm" svg:y="0.4cm">
          <draw:text-box>
            <text:p text:style-name="P19"><text:span text:style-name="T3">Maximum likelihood tree based on ITS nrDNA</text:span></text:p>
          </draw:text-box>
        </draw:frame>
        <draw:frame draw:style-name="gr48" draw:text-style-name="P21" draw:layer="layout" svg:width="2.379cm" svg:height="1cm" svg:x="0.5cm" svg:y="0.3cm">
          <draw:text-box>
            <text:p><text:span text:style-name="T4">A</text:span></text:p>
          </draw:text-box>
        </draw:frame>
        <draw:frame draw:style-name="gr49" draw:text-style-name="P21" draw:layer="layout" svg:width="2.379cm" svg:height="0.8cm" svg:x="19.021cm" svg:y="0.3cm">
          <draw:text-box>
            <text:p><text:span text:style-name="T4">B</text:span></text:p>
          </draw:text-box>
        </draw:frame>
        <draw:frame draw:style-name="gr47" draw:text-style-name="P20" draw:layer="layout" svg:width="15.8cm" svg:height="1.2cm" svg:x="21.8cm" svg:y="0.4cm">
          <draw:text-box>
            <text:p text:style-name="P19"><text:span text:style-name="T3">Multiple sequence alignment of ITS nrDN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Helvetica" svg:font-family="Helvetica"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8-13T09:43:41.647000000</dc:date>
    <meta:editing-duration>PT18M52S</meta:editing-duration>
    <meta:editing-cycles>2</meta:editing-cycles>
    <meta:document-statistic meta:object-count="14579"/>
  </office:meta>
</office:document-meta>
</file>